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" style:master-page-name="MP0" style:family="paragraph">
      <style:paragraph-properties fo:break-before="page"/>
    </style:style>
    <style:style style:name="T3" style:parent-style-name="Policepardéfaut" style:family="text">
      <style:text-properties/>
    </style:style>
    <style:style style:name="P2" style:parent-style-name="p" style:family="paragraph">
      <style:paragraph-properties fo:text-indent="0in">
        <style:drop-cap style:length="1" style:lines="3"/>
      </style:paragraph-properties>
    </style:style>
    <style:style style:name="T4" style:parent-style-name="Policepardéfaut" style:family="text">
      <style:text-properties fo:font-style="italic" style:font-style-asian="italic"/>
    </style:style>
    <style:style style:name="T5" style:parent-style-name="Policepardéfaut" style:family="text">
      <style:text-properties fo:font-style="italic" style:font-style-asian="italic"/>
    </style:style>
    <style:style style:name="T6" style:parent-style-name="Policepardéfaut" style:family="text">
      <style:text-properties fo:font-style="italic" style:font-style-asian="italic"/>
    </style:style>
    <style:style style:name="T7" style:parent-style-name="Policepardéfaut" style:family="text">
      <style:text-properties fo:font-style="italic" style:font-style-asian="italic"/>
    </style:style>
    <style:style style:name="T8" style:parent-style-name="Policepardéfaut" style:family="text">
      <style:text-properties fo:font-style="italic" style:font-style-asian="italic"/>
    </style:style>
    <style:style style:name="T9" style:parent-style-name="Policepardéfaut" style:family="text">
      <style:text-properties fo:font-style="italic" style:font-style-asian="italic"/>
    </style:style>
    <style:style style:name="T10" style:parent-style-name="Policepardéfaut" style:family="text">
      <style:text-properties fo:font-style="italic" style:font-style-asian="italic"/>
    </style:style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fo:font-style="italic" style:font-style-asian="italic"/>
    </style:style>
    <style:style style:name="T14" style:parent-style-name="Policepardéfaut" style:family="text">
      <style:text-properties/>
    </style:style>
    <style:style style:name="P13" style:parent-style-name="p" style:family="paragraph">
      <style:paragraph-properties fo:text-indent="0in">
        <style:drop-cap style:length="1" style:lines="3"/>
      </style:paragraph-properties>
    </style:style>
    <style:style style:name="T16" style:parent-style-name="Policepardéfaut" style:family="text">
      <style:text-properties/>
    </style:style>
    <style:style style:name="P15" style:parent-style-name="p" style:family="paragraph">
      <style:paragraph-properties fo:text-indent="0in">
        <style:drop-cap style:length="1" style:lines="3"/>
      </style:paragraph-properties>
    </style:style>
    <style:style style:name="T17" style:parent-style-name="Policepardéfaut" style:family="text">
      <style:text-properties fo:font-style="italic" style:font-style-asian="italic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T24" style:parent-style-name="Policepardéfaut" style:family="text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T29" style:parent-style-name="Policepardéfaut" style:family="text">
      <style:text-properties fo:font-style="italic" style:font-style-asian="italic" style:font-style-complex="italic"/>
    </style:style>
    <style:style style:name="T30" style:parent-style-name="Policepardéfaut" style:family="text">
      <style:text-properties fo:font-style="italic" style:font-style-asian="italic" style:font-style-complex="italic"/>
    </style:style>
    <style:style style:name="T31" style:parent-style-name="Policepardéfaut" style:family="text">
      <style:text-properties fo:font-style="italic" style:font-style-asian="italic" style:font-style-complex="italic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T38" style:parent-style-name="Policepardéfaut" style:family="text">
      <style:text-properties fo:font-style="italic" style:font-style-asian="italic" style:font-style-complex="italic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T40" style:parent-style-name="Policepardéfaut" style:family="text">
      <style:text-properties fo:font-style="italic" style:font-style-asian="italic" style:font-style-complex="italic"/>
    </style:style>
    <style:style style:name="T41" style:parent-style-name="Policepardéfaut" style:family="text">
      <style:text-properties fo:font-style="italic" style:font-style-asian="italic" style:font-style-complex="italic"/>
    </style:style>
    <style:style style:name="T42" style:parent-style-name="Policepardéfaut" style:family="text">
      <style:text-properties fo:font-style="italic" style:font-style-asian="italic" style:font-style-complex="italic"/>
    </style:style>
    <style:style style:name="T43" style:parent-style-name="Policepardéfaut" style:family="text">
      <style:text-properties fo:font-style="italic" style:font-style-asian="italic" style:font-style-complex="italic"/>
    </style:style>
    <style:style style:name="T44" style:parent-style-name="Policepardéfaut" style:family="text">
      <style:text-properties fo:font-style="italic" style:font-style-asian="italic" style:font-style-complex="italic"/>
    </style:style>
    <style:style style:name="T45" style:parent-style-name="Policepardéfaut" style:family="text">
      <style:text-properties fo:font-style="italic" style:font-style-asian="italic" style:font-style-complex="italic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 style:font-style-complex="italic"/>
    </style:style>
    <style:style style:name="T48" style:parent-style-name="Policepardéfaut" style:family="text">
      <style:text-properties fo:font-style="italic" style:font-style-asian="italic" style:font-style-complex="italic"/>
    </style:style>
    <style:style style:name="T49" style:parent-style-name="Policepardéfaut" style:family="text">
      <style:text-properties fo:font-style="italic" style:font-style-asian="italic" style:font-style-complex="italic"/>
    </style:style>
    <style:style style:name="T50" style:parent-style-name="Policepardéfaut" style:family="text">
      <style:text-properties fo:font-style="italic" style:font-style-asian="italic" style:font-style-complex="italic"/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T52" style:parent-style-name="Policepardéfaut" style:family="text">
      <style:text-properties fo:font-style="italic" style:font-style-asian="italic" style:font-style-complex="italic"/>
    </style:style>
    <style:style style:name="T53" style:parent-style-name="Policepardéfaut" style:family="text">
      <style:text-properties fo:font-style="italic" style:font-style-asian="italic" style:font-style-complex="italic"/>
    </style:style>
    <style:style style:name="T54" style:parent-style-name="Policepardéfaut" style:family="text">
      <style:text-properties fo:font-style="italic" style:font-style-asian="italic" style:font-style-complex="italic"/>
    </style:style>
    <style:style style:name="T55" style:parent-style-name="Policepardéfaut" style:family="text">
      <style:text-properties fo:font-style="italic" style:font-style-asian="italic" style:font-style-complex="italic"/>
    </style:style>
    <style:style style:name="T56" style:parent-style-name="Policepardéfaut" style:family="text">
      <style:text-properties fo:font-style="italic" style:font-style-asian="italic" style:font-style-complex="italic"/>
    </style:style>
    <style:style style:name="T57" style:parent-style-name="Policepardéfaut" style:family="text">
      <style:text-properties fo:font-style="italic" style:font-style-asian="italic" style:font-style-complex="italic"/>
    </style:style>
    <style:style style:name="T58" style:parent-style-name="Policepardéfaut" style:family="text">
      <style:text-properties fo:font-style="italic" style:font-style-asian="italic" style:font-style-complex="italic"/>
    </style:style>
    <style:style style:name="T59" style:parent-style-name="Policepardéfaut" style:family="text">
      <style:text-properties fo:font-style="italic" style:font-style-asian="italic" style:font-style-complex="italic"/>
    </style:style>
    <style:style style:name="T60" style:parent-style-name="Policepardéfaut" style:family="text">
      <style:text-properties fo:font-style="italic" style:font-style-asian="italic" style:font-style-complex="italic"/>
    </style:style>
    <style:style style:name="T61" style:parent-style-name="Policepardéfaut" style:family="text">
      <style:text-properties fo:font-style="italic" style:font-style-asian="italic" style:font-style-complex="italic"/>
    </style:style>
    <style:style style:name="T62" style:parent-style-name="Policepardéfaut" style:family="text">
      <style:text-properties fo:font-style="italic" style:font-style-asian="italic" style:font-style-complex="italic"/>
    </style:style>
    <style:style style:name="T63" style:parent-style-name="Policepardéfaut" style:family="text">
      <style:text-properties fo:font-style="italic" style:font-style-asian="italic" style:font-style-complex="italic"/>
    </style:style>
    <style:style style:name="T64" style:parent-style-name="Policepardéfaut" style:family="text">
      <style:text-properties fo:font-style="italic" style:font-style-asian="italic" style:font-style-complex="italic"/>
    </style:style>
    <style:style style:name="T65" style:parent-style-name="Policepardéfaut" style:family="text">
      <style:text-properties fo:font-style="italic" style:font-style-asian="italic" style:font-style-complex="italic"/>
    </style:style>
    <style:style style:name="T66" style:parent-style-name="Policepardéfaut" style:family="text">
      <style:text-properties fo:font-style="italic" style:font-style-asian="italic" style:font-style-complex="italic"/>
    </style:style>
    <style:style style:name="T67" style:parent-style-name="Policepardéfaut" style:family="text">
      <style:text-properties fo:font-style="italic" style:font-style-asian="italic" style:font-style-complex="italic"/>
    </style:style>
    <style:style style:name="T68" style:parent-style-name="Policepardéfaut" style:family="text">
      <style:text-properties fo:font-style="italic" style:font-style-asian="italic" style:font-style-complex="italic"/>
    </style:style>
    <style:style style:name="T69" style:parent-style-name="Policepardéfaut" style:family="text">
      <style:text-properties fo:font-style="italic" style:font-style-asian="italic" style:font-style-complex="italic"/>
    </style:style>
    <style:style style:name="T70" style:parent-style-name="Policepardéfaut" style:family="text">
      <style:text-properties fo:font-style="italic" style:font-style-asian="italic" style:font-style-complex="italic"/>
    </style:style>
    <style:style style:name="T71" style:parent-style-name="Policepardéfaut" style:family="text">
      <style:text-properties fo:font-style="italic" style:font-style-asian="italic" style:font-style-complex="italic"/>
    </style:style>
    <style:style style:name="T72" style:parent-style-name="Policepardéfaut" style:family="text">
      <style:text-properties fo:font-style="italic" style:font-style-asian="italic" style:font-style-complex="italic"/>
    </style:style>
    <style:style style:name="T73" style:parent-style-name="Policepardéfaut" style:family="text">
      <style:text-properties fo:font-style="italic" style:font-style-asian="italic" style:font-style-complex="italic"/>
    </style:style>
    <style:style style:name="T74" style:parent-style-name="Policepardéfaut" style:family="text">
      <style:text-properties fo:font-style="italic" style:font-style-asian="italic" style:font-style-complex="italic"/>
    </style:style>
    <style:style style:name="T75" style:parent-style-name="Policepardéfaut" style:family="text">
      <style:text-properties fo:font-style="italic" style:font-style-asian="italic" style:font-style-complex="italic"/>
    </style:style>
    <style:style style:name="T76" style:parent-style-name="Policepardéfaut" style:family="text">
      <style:text-properties fo:font-style="italic" style:font-style-asian="italic" style:font-style-complex="italic"/>
    </style:style>
    <style:style style:name="T77" style:parent-style-name="Policepardéfaut" style:family="text">
      <style:text-properties fo:font-style="italic" style:font-style-asian="italic" style:font-style-complex="italic"/>
    </style:style>
    <style:style style:name="T78" style:parent-style-name="Policepardéfaut" style:family="text">
      <style:text-properties fo:font-style="italic" style:font-style-asian="italic" style:font-style-complex="italic"/>
    </style:style>
    <style:style style:name="T79" style:parent-style-name="Policepardéfaut" style:family="text">
      <style:text-properties fo:font-style="italic" style:font-style-asian="italic" style:font-style-complex="italic"/>
    </style:style>
    <style:style style:name="T80" style:parent-style-name="Policepardéfaut" style:family="text">
      <style:text-properties fo:font-style="italic" style:font-style-asian="italic" style:font-style-complex="italic"/>
    </style:style>
    <style:style style:name="T81" style:parent-style-name="Policepardéfaut" style:family="text">
      <style:text-properties fo:font-style="italic" style:font-style-asian="italic" style:font-style-complex="italic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T85" style:parent-style-name="Policepardéfaut" style:family="text">
      <style:text-properties fo:font-style="italic" style:font-style-asian="italic" style:font-style-complex="italic"/>
    </style:style>
    <style:style style:name="T86" style:parent-style-name="Policepardéfaut" style:family="text">
      <style:text-properties fo:font-style="italic" style:font-style-asian="italic" style:font-style-complex="italic"/>
    </style:style>
    <style:style style:name="T87" style:parent-style-name="Policepardéfaut" style:family="text">
      <style:text-properties fo:font-style="italic" style:font-style-asian="italic" style:font-style-complex="italic"/>
    </style:style>
    <style:style style:name="T88" style:parent-style-name="Policepardéfaut" style:family="text">
      <style:text-properties fo:font-style="italic" style:font-style-asian="italic" style:font-style-complex="italic"/>
    </style:style>
    <style:style style:name="T89" style:parent-style-name="Policepardéfaut" style:family="text">
      <style:text-properties fo:font-style="italic" style:font-style-asian="italic" style:font-style-complex="italic"/>
    </style:style>
    <style:style style:name="T90" style:parent-style-name="Policepardéfaut" style:family="text">
      <style:text-properties fo:font-style="italic" style:font-style-asian="italic" style:font-style-complex="italic"/>
    </style:style>
    <style:style style:name="T91" style:parent-style-name="Policepardéfaut" style:family="text">
      <style:text-properties fo:font-style="italic" style:font-style-asian="italic" style:font-style-complex="italic"/>
    </style:style>
    <style:style style:name="T92" style:parent-style-name="Policepardéfaut" style:family="text">
      <style:text-properties fo:font-style="italic" style:font-style-asian="italic" style:font-style-complex="italic"/>
    </style:style>
    <style:style style:name="T93" style:parent-style-name="Policepardéfaut" style:family="text">
      <style:text-properties fo:font-style="italic" style:font-style-asian="italic" style:font-style-complex="italic"/>
    </style:style>
    <style:style style:name="T94" style:parent-style-name="Policepardéfaut" style:family="text">
      <style:text-properties fo:font-style="italic" style:font-style-asian="italic" style:font-style-complex="italic"/>
    </style:style>
    <style:style style:name="T95" style:parent-style-name="Policepardéfaut" style:family="text">
      <style:text-properties fo:font-style="italic" style:font-style-asian="italic" style:font-style-complex="italic"/>
    </style:style>
    <style:style style:name="T96" style:parent-style-name="Policepardéfaut" style:family="text">
      <style:text-properties fo:font-style="italic" style:font-style-asian="italic" style:font-style-complex="italic"/>
    </style:style>
    <style:style style:name="T97" style:parent-style-name="Policepardéfaut" style:family="text">
      <style:text-properties fo:font-style="italic" style:font-style-asian="italic" style:font-style-complex="italic"/>
    </style:style>
    <style:style style:name="T98" style:parent-style-name="Policepardéfaut" style:family="text">
      <style:text-properties fo:font-style="italic" style:font-style-asian="italic" style:font-style-complex="italic"/>
    </style:style>
    <style:style style:name="T99" style:parent-style-name="Policepardéfaut" style:family="text">
      <style:text-properties fo:font-style="italic" style:font-style-asian="italic" style:font-style-complex="italic"/>
    </style:style>
    <style:style style:name="T100" style:parent-style-name="Policepardéfaut" style:family="text">
      <style:text-properties fo:font-style="italic" style:font-style-asian="italic" style:font-style-complex="italic"/>
    </style:style>
    <style:style style:name="T101" style:parent-style-name="Policepardéfaut" style:family="text">
      <style:text-properties fo:font-style="italic" style:font-style-asian="italic" style:font-style-complex="italic"/>
    </style:style>
    <style:style style:name="T102" style:parent-style-name="Policepardéfaut" style:family="text">
      <style:text-properties fo:font-style="italic" style:font-style-asian="italic" style:font-style-complex="italic"/>
    </style:style>
    <style:style style:name="T103" style:parent-style-name="Policepardéfaut" style:family="text">
      <style:text-properties fo:font-style="italic" style:font-style-asian="italic" style:font-style-complex="italic"/>
    </style:style>
    <style:style style:name="T104" style:parent-style-name="Policepardéfaut" style:family="text">
      <style:text-properties fo:font-style="italic" style:font-style-asian="italic" style:font-style-complex="italic"/>
    </style:style>
    <style:style style:name="T105" style:parent-style-name="Policepardéfaut" style:family="text">
      <style:text-properties fo:font-style="italic" style:font-style-asian="italic" style:font-style-complex="italic"/>
    </style:style>
    <style:style style:name="T106" style:parent-style-name="Policepardéfaut" style:family="text">
      <style:text-properties fo:font-style="italic" style:font-style-asian="italic" style:font-style-complex="italic"/>
    </style:style>
    <style:style style:name="T107" style:parent-style-name="Policepardéfaut" style:family="text">
      <style:text-properties fo:font-style="italic" style:font-style-asian="italic" style:font-style-complex="italic"/>
    </style:style>
    <style:style style:name="T108" style:parent-style-name="Policepardéfaut" style:family="text">
      <style:text-properties fo:font-style="italic" style:font-style-asian="italic" style:font-style-complex="italic"/>
    </style:style>
    <style:style style:name="T109" style:parent-style-name="Policepardéfaut" style:family="text">
      <style:text-properties fo:font-style="italic" style:font-style-asian="italic" style:font-style-complex="italic"/>
    </style:style>
    <style:style style:name="T110" style:parent-style-name="Policepardéfaut" style:family="text">
      <style:text-properties fo:font-style="italic" style:font-style-asian="italic" style:font-style-complex="italic"/>
    </style:style>
    <style:style style:name="T111" style:parent-style-name="Policepardéfaut" style:family="text">
      <style:text-properties fo:font-style="italic" style:font-style-asian="italic" style:font-style-complex="italic"/>
    </style:style>
    <style:style style:name="T112" style:parent-style-name="Policepardéfaut" style:family="text">
      <style:text-properties fo:font-style="italic" style:font-style-asian="italic" style:font-style-complex="italic"/>
    </style:style>
    <style:style style:name="T113" style:parent-style-name="Policepardéfaut" style:family="text">
      <style:text-properties fo:font-style="italic" style:font-style-asian="italic" style:font-style-complex="italic"/>
    </style:style>
    <style:style style:name="T114" style:parent-style-name="Policepardéfaut" style:family="text">
      <style:text-properties fo:font-style="italic" style:font-style-asian="italic" style:font-style-complex="italic"/>
    </style:style>
    <style:style style:name="T115" style:parent-style-name="Policepardéfaut" style:family="text">
      <style:text-properties fo:font-style="italic" style:font-style-asian="italic" style:font-style-complex="italic"/>
    </style:style>
    <style:style style:name="T116" style:parent-style-name="Policepardéfaut" style:family="text">
      <style:text-properties fo:font-style="italic" style:font-style-asian="italic" style:font-style-complex="italic"/>
    </style:style>
    <style:style style:name="T117" style:parent-style-name="Policepardéfaut" style:family="text">
      <style:text-properties fo:font-style="italic" style:font-style-asian="italic" style:font-style-complex="italic"/>
    </style:style>
    <style:style style:name="T118" style:parent-style-name="Policepardéfaut" style:family="text">
      <style:text-properties fo:font-style="italic" style:font-style-asian="italic" style:font-style-complex="italic"/>
    </style:style>
    <style:style style:name="T119" style:parent-style-name="Policepardéfaut" style:family="text">
      <style:text-properties fo:font-style="italic" style:font-style-asian="italic" style:font-style-complex="italic"/>
    </style:style>
    <style:style style:name="T120" style:parent-style-name="Policepardéfaut" style:family="text">
      <style:text-properties fo:font-style="italic" style:font-style-asian="italic" style:font-style-complex="italic"/>
    </style:style>
    <style:style style:name="T121" style:parent-style-name="Policepardéfaut" style:family="text">
      <style:text-properties fo:font-style="italic" style:font-style-asian="italic" style:font-style-complex="italic"/>
    </style:style>
    <style:style style:name="T122" style:parent-style-name="Policepardéfaut" style:family="text">
      <style:text-properties fo:font-style="italic" style:font-style-asian="italic" style:font-style-complex="italic"/>
    </style:style>
    <style:style style:name="T123" style:parent-style-name="Policepardéfaut" style:family="text">
      <style:text-properties fo:font-style="italic" style:font-style-asian="italic" style:font-style-complex="italic"/>
    </style:style>
    <style:style style:name="T124" style:parent-style-name="Policepardéfaut" style:family="text">
      <style:text-properties fo:font-style="italic" style:font-style-asian="italic" style:font-style-complex="italic"/>
    </style:style>
    <style:style style:name="T125" style:parent-style-name="Policepardéfaut" style:family="text">
      <style:text-properties fo:font-style="italic" style:font-style-asian="italic" style:font-style-complex="italic"/>
    </style:style>
    <style:style style:name="T126" style:parent-style-name="Policepardéfaut" style:family="text">
      <style:text-properties fo:font-style="italic" style:font-style-asian="italic" style:font-style-complex="italic"/>
    </style:style>
    <style:style style:name="T127" style:parent-style-name="Policepardéfaut" style:family="text">
      <style:text-properties fo:font-style="italic" style:font-style-asian="italic" style:font-style-complex="italic"/>
    </style:style>
    <style:style style:name="T128" style:parent-style-name="Policepardéfaut" style:family="text">
      <style:text-properties fo:font-style="italic" style:font-style-asian="italic" style:font-style-complex="italic"/>
    </style:style>
    <style:style style:name="T129" style:parent-style-name="Policepardéfaut" style:family="text">
      <style:text-properties fo:font-style="italic" style:font-style-asian="italic" style:font-style-complex="italic"/>
    </style:style>
    <style:style style:name="T130" style:parent-style-name="Policepardéfaut" style:family="text">
      <style:text-properties fo:font-style="italic" style:font-style-asian="italic" style:font-style-complex="italic"/>
    </style:style>
    <style:style style:name="T131" style:parent-style-name="Policepardéfaut" style:family="text">
      <style:text-properties fo:font-style="italic" style:font-style-asian="italic" style:font-style-complex="italic"/>
    </style:style>
    <style:style style:name="T132" style:parent-style-name="Policepardéfaut" style:family="text">
      <style:text-properties fo:font-style="italic" style:font-style-asian="italic" style:font-style-complex="italic"/>
    </style:style>
    <style:style style:name="T133" style:parent-style-name="Policepardéfaut" style:family="text">
      <style:text-properties fo:font-style="italic" style:font-style-asian="italic" style:font-style-complex="italic"/>
    </style:style>
    <style:style style:name="T134" style:parent-style-name="Policepardéfaut" style:family="text">
      <style:text-properties fo:font-style="italic" style:font-style-asian="italic" style:font-style-complex="italic"/>
    </style:style>
    <style:style style:name="T135" style:parent-style-name="Policepardéfaut" style:family="text">
      <style:text-properties fo:font-style="italic" style:font-style-asian="italic" style:font-style-complex="italic"/>
    </style:style>
    <style:style style:name="T136" style:parent-style-name="Policepardéfaut" style:family="text">
      <style:text-properties fo:font-style="italic" style:font-style-asian="italic" style:font-style-complex="italic"/>
    </style:style>
    <style:style style:name="T137" style:parent-style-name="Policepardéfaut" style:family="text">
      <style:text-properties fo:font-style="italic" style:font-style-asian="italic" style:font-style-complex="italic"/>
    </style:style>
    <style:style style:name="T138" style:parent-style-name="Policepardéfaut" style:family="text">
      <style:text-properties fo:font-style="italic" style:font-style-asian="italic" style:font-style-complex="italic"/>
    </style:style>
    <style:style style:name="T139" style:parent-style-name="Policepardéfaut" style:family="text">
      <style:text-properties fo:font-style="italic" style:font-style-asian="italic" style:font-style-complex="italic"/>
    </style:style>
    <style:style style:name="T140" style:parent-style-name="Policepardéfaut" style:family="text">
      <style:text-properties fo:font-style="italic" style:font-style-asian="italic" style:font-style-complex="italic"/>
    </style:style>
    <style:style style:name="T141" style:parent-style-name="Policepardéfaut" style:family="text">
      <style:text-properties fo:font-style="italic" style:font-style-asian="italic" style:font-style-complex="italic"/>
    </style:style>
    <style:style style:name="T142" style:parent-style-name="Policepardéfaut" style:family="text">
      <style:text-properties fo:font-style="italic" style:font-style-asian="italic" style:font-style-complex="italic"/>
    </style:style>
    <style:style style:name="T143" style:parent-style-name="Policepardéfaut" style:family="text">
      <style:text-properties fo:font-style="italic" style:font-style-asian="italic" style:font-style-complex="italic"/>
    </style:style>
    <style:style style:name="T144" style:parent-style-name="Policepardéfaut" style:family="text">
      <style:text-properties fo:font-style="italic" style:font-style-asian="italic" style:font-style-complex="italic"/>
    </style:style>
    <style:style style:name="T145" style:parent-style-name="Policepardéfaut" style:family="text">
      <style:text-properties fo:font-style="italic" style:font-style-asian="italic" style:font-style-complex="italic"/>
    </style:style>
    <style:style style:name="T146" style:parent-style-name="Policepardéfaut" style:family="text">
      <style:text-properties fo:font-style="italic" style:font-style-asian="italic" style:font-style-complex="italic"/>
    </style:style>
    <style:style style:name="T147" style:parent-style-name="Policepardéfaut" style:family="text">
      <style:text-properties fo:font-style="italic" style:font-style-asian="italic" style:font-style-complex="italic"/>
    </style:style>
    <style:style style:name="T148" style:parent-style-name="Policepardéfaut" style:family="text">
      <style:text-properties fo:font-style="italic" style:font-style-asian="italic" style:font-style-complex="italic"/>
    </style:style>
    <style:style style:name="T149" style:parent-style-name="Policepardéfaut" style:family="text">
      <style:text-properties fo:font-style="italic" style:font-style-asian="italic" style:font-style-complex="italic"/>
    </style:style>
    <style:style style:name="T150" style:parent-style-name="Policepardéfaut" style:family="text">
      <style:text-properties fo:font-style="italic" style:font-style-asian="italic" style:font-style-complex="italic"/>
    </style:style>
    <style:style style:name="T151" style:parent-style-name="Policepardéfaut" style:family="text">
      <style:text-properties fo:font-style="italic" style:font-style-asian="italic" style:font-style-complex="italic"/>
    </style:style>
    <style:style style:name="T152" style:parent-style-name="Policepardéfaut" style:family="text">
      <style:text-properties fo:font-style="italic" style:font-style-asian="italic" style:font-style-complex="italic"/>
    </style:style>
    <style:style style:name="T153" style:parent-style-name="Policepardéfaut" style:family="text">
      <style:text-properties fo:font-style="italic" style:font-style-asian="italic" style:font-style-complex="italic"/>
    </style:style>
    <style:style style:name="T154" style:parent-style-name="Policepardéfaut" style:family="text">
      <style:text-properties fo:font-style="italic" style:font-style-asian="italic" style:font-style-complex="italic"/>
    </style:style>
    <style:style style:name="T155" style:parent-style-name="Policepardéfaut" style:family="text">
      <style:text-properties fo:font-style="italic" style:font-style-asian="italic" style:font-style-complex="italic"/>
    </style:style>
    <style:style style:name="T156" style:parent-style-name="Policepardéfaut" style:family="text">
      <style:text-properties fo:font-style="italic" style:font-style-asian="italic" style:font-style-complex="italic"/>
    </style:style>
    <style:style style:name="T157" style:parent-style-name="Policepardéfaut" style:family="text">
      <style:text-properties fo:font-style="italic" style:font-style-asian="italic" style:font-style-complex="italic"/>
    </style:style>
    <style:style style:name="T158" style:parent-style-name="Policepardéfaut" style:family="text">
      <style:text-properties fo:font-style="italic" style:font-style-asian="italic" style:font-style-complex="italic"/>
    </style:style>
    <style:style style:name="T159" style:parent-style-name="Policepardéfaut" style:family="text">
      <style:text-properties fo:font-style="italic" style:font-style-asian="italic" style:font-style-complex="italic"/>
    </style:style>
    <style:style style:name="T160" style:parent-style-name="Policepardéfaut" style:family="text">
      <style:text-properties fo:font-style="italic" style:font-style-asian="italic" style:font-style-complex="italic"/>
    </style:style>
    <style:style style:name="T161" style:parent-style-name="Policepardéfaut" style:family="text">
      <style:text-properties fo:font-style="italic" style:font-style-asian="italic" style:font-style-complex="italic"/>
    </style:style>
    <style:style style:name="T162" style:parent-style-name="Policepardéfaut" style:family="text">
      <style:text-properties fo:font-style="italic" style:font-style-asian="italic" style:font-style-complex="italic"/>
    </style:style>
    <style:style style:name="T163" style:parent-style-name="Policepardéfaut" style:family="text">
      <style:text-properties fo:font-style="italic" style:font-style-asian="italic" style:font-style-complex="italic"/>
    </style:style>
    <style:style style:name="T164" style:parent-style-name="Policepardéfaut" style:family="text">
      <style:text-properties fo:font-style="italic" style:font-style-asian="italic" style:font-style-complex="italic"/>
    </style:style>
    <style:style style:name="T165" style:parent-style-name="Policepardéfaut" style:family="text">
      <style:text-properties fo:font-style="italic" style:font-style-asian="italic" style:font-style-complex="italic"/>
    </style:style>
    <style:style style:name="T166" style:parent-style-name="Policepardéfaut" style:family="text">
      <style:text-properties fo:font-style="italic" style:font-style-asian="italic" style:font-style-complex="italic"/>
    </style:style>
    <style:style style:name="T167" style:parent-style-name="Policepardéfaut" style:family="text">
      <style:text-properties fo:font-style="italic" style:font-style-asian="italic" style:font-style-complex="italic"/>
    </style:style>
    <style:style style:name="T168" style:parent-style-name="Policepardéfaut" style:family="text">
      <style:text-properties fo:font-style="italic" style:font-style-asian="italic" style:font-style-complex="italic"/>
    </style:style>
    <style:style style:name="T169" style:parent-style-name="Policepardéfaut" style:family="text">
      <style:text-properties fo:font-style="italic" style:font-style-asian="italic" style:font-style-complex="italic"/>
    </style:style>
    <style:style style:name="T170" style:parent-style-name="Policepardéfaut" style:family="text">
      <style:text-properties fo:font-style="italic" style:font-style-asian="italic" style:font-style-complex="italic"/>
    </style:style>
    <style:style style:name="T171" style:parent-style-name="Policepardéfaut" style:family="text">
      <style:text-properties fo:font-style="italic" style:font-style-asian="italic" style:font-style-complex="italic"/>
    </style:style>
    <style:style style:name="T172" style:parent-style-name="Policepardéfaut" style:family="text">
      <style:text-properties fo:font-style="italic" style:font-style-asian="italic" style:font-style-complex="italic"/>
    </style:style>
    <style:style style:name="T173" style:parent-style-name="Policepardéfaut" style:family="text">
      <style:text-properties fo:font-style="italic" style:font-style-asian="italic" style:font-style-complex="italic"/>
    </style:style>
    <style:style style:name="T174" style:parent-style-name="Policepardéfaut" style:family="text">
      <style:text-properties fo:font-style="italic" style:font-style-asian="italic" style:font-style-complex="italic"/>
    </style:style>
    <style:style style:name="T175" style:parent-style-name="Policepardéfaut" style:family="text">
      <style:text-properties fo:font-style="italic" style:font-style-asian="italic" style:font-style-complex="italic"/>
    </style:style>
    <style:style style:name="T176" style:parent-style-name="Policepardéfaut" style:family="text">
      <style:text-properties fo:font-style="italic" style:font-style-asian="italic" style:font-style-complex="italic"/>
    </style:style>
    <style:style style:name="T177" style:parent-style-name="Policepardéfaut" style:family="text">
      <style:text-properties fo:font-style="italic" style:font-style-asian="italic" style:font-style-complex="italic"/>
    </style:style>
    <style:style style:name="T178" style:parent-style-name="Policepardéfaut" style:family="text">
      <style:text-properties fo:font-style="italic" style:font-style-asian="italic" style:font-style-complex="italic"/>
    </style:style>
    <style:style style:name="T179" style:parent-style-name="Policepardéfaut" style:family="text">
      <style:text-properties fo:font-style="italic" style:font-style-asian="italic" style:font-style-complex="italic"/>
    </style:style>
    <style:style style:name="T180" style:parent-style-name="Policepardéfaut" style:family="text">
      <style:text-properties fo:font-style="italic" style:font-style-asian="italic" style:font-style-complex="italic"/>
    </style:style>
    <style:style style:name="T181" style:parent-style-name="Policepardéfaut" style:family="text">
      <style:text-properties fo:font-style="italic" style:font-style-asian="italic" style:font-style-complex="italic"/>
    </style:style>
    <style:style style:name="T182" style:parent-style-name="Policepardéfaut" style:family="text">
      <style:text-properties fo:font-style="italic" style:font-style-asian="italic" style:font-style-complex="italic"/>
    </style:style>
    <style:style style:name="T183" style:parent-style-name="Policepardéfaut" style:family="text">
      <style:text-properties fo:font-style="italic" style:font-style-asian="italic" style:font-style-complex="italic"/>
    </style:style>
    <style:style style:name="T184" style:parent-style-name="Policepardéfaut" style:family="text">
      <style:text-properties fo:font-style="italic" style:font-style-asian="italic" style:font-style-complex="italic"/>
    </style:style>
    <style:style style:name="T185" style:parent-style-name="Policepardéfaut" style:family="text">
      <style:text-properties fo:font-style="italic" style:font-style-asian="italic" style:font-style-complex="italic"/>
    </style:style>
    <style:style style:name="T186" style:parent-style-name="Policepardéfaut" style:family="text">
      <style:text-properties fo:font-style="italic" style:font-style-asian="italic" style:font-style-complex="italic"/>
    </style:style>
    <style:style style:name="T187" style:parent-style-name="Policepardéfaut" style:family="text">
      <style:text-properties fo:font-style="italic" style:font-style-asian="italic" style:font-style-complex="italic"/>
    </style:style>
    <style:style style:name="T188" style:parent-style-name="Policepardéfaut" style:family="text">
      <style:text-properties fo:font-style="italic" style:font-style-asian="italic" style:font-style-complex="italic"/>
    </style:style>
    <style:style style:name="T189" style:parent-style-name="Policepardéfaut" style:family="text">
      <style:text-properties fo:font-style="italic" style:font-style-asian="italic" style:font-style-complex="italic"/>
    </style:style>
    <style:style style:name="T190" style:parent-style-name="Policepardéfaut" style:family="text">
      <style:text-properties fo:font-style="italic" style:font-style-asian="italic" style:font-style-complex="italic"/>
    </style:style>
    <style:style style:name="T191" style:parent-style-name="Policepardéfaut" style:family="text">
      <style:text-properties fo:font-style="italic" style:font-style-asian="italic" style:font-style-complex="italic"/>
    </style:style>
    <style:style style:name="T192" style:parent-style-name="Policepardéfaut" style:family="text">
      <style:text-properties fo:font-style="italic" style:font-style-asian="italic" style:font-style-complex="italic"/>
    </style:style>
    <style:style style:name="T193" style:parent-style-name="Policepardéfaut" style:family="text">
      <style:text-properties fo:font-style="italic" style:font-style-asian="italic" style:font-style-complex="italic"/>
    </style:style>
    <style:style style:name="T194" style:parent-style-name="Policepardéfaut" style:family="text">
      <style:text-properties fo:font-style="italic" style:font-style-asian="italic" style:font-style-complex="italic"/>
    </style:style>
    <style:style style:name="T195" style:parent-style-name="Policepardéfaut" style:family="text">
      <style:text-properties fo:font-style="italic" style:font-style-asian="italic" style:font-style-complex="italic"/>
    </style:style>
    <style:style style:name="T196" style:parent-style-name="Policepardéfaut" style:family="text">
      <style:text-properties fo:font-style="italic" style:font-style-asian="italic" style:font-style-complex="italic"/>
    </style:style>
    <style:style style:name="T197" style:parent-style-name="Policepardéfaut" style:family="text">
      <style:text-properties fo:font-style="italic" style:font-style-asian="italic" style:font-style-complex="italic"/>
    </style:style>
    <style:style style:name="T198" style:parent-style-name="Policepardéfaut" style:family="text">
      <style:text-properties fo:font-style="italic" style:font-style-asian="italic" style:font-style-complex="italic"/>
    </style:style>
    <style:style style:name="T199" style:parent-style-name="Policepardéfaut" style:family="text">
      <style:text-properties fo:font-style="italic" style:font-style-asian="italic" style:font-style-complex="italic"/>
    </style:style>
    <style:style style:name="T200" style:parent-style-name="Policepardéfaut" style:family="text">
      <style:text-properties fo:font-style="italic" style:font-style-asian="italic" style:font-style-complex="italic"/>
    </style:style>
    <style:style style:name="T201" style:parent-style-name="Policepardéfaut" style:family="text">
      <style:text-properties fo:font-style="italic" style:font-style-asian="italic" style:font-style-complex="italic"/>
    </style:style>
    <style:style style:name="T202" style:parent-style-name="Policepardéfaut" style:family="text">
      <style:text-properties fo:font-style="italic" style:font-style-asian="italic" style:font-style-complex="italic"/>
    </style:style>
    <style:style style:name="T203" style:parent-style-name="Policepardéfaut" style:family="text">
      <style:text-properties fo:font-style="italic" style:font-style-asian="italic" style:font-style-complex="italic"/>
    </style:style>
    <style:style style:name="T204" style:parent-style-name="Policepardéfaut" style:family="text">
      <style:text-properties fo:font-style="italic" style:font-style-asian="italic" style:font-style-complex="italic"/>
    </style:style>
    <style:style style:name="T205" style:parent-style-name="Policepardéfaut" style:family="text">
      <style:text-properties fo:font-style="italic" style:font-style-asian="italic" style:font-style-complex="italic"/>
    </style:style>
    <style:style style:name="T206" style:parent-style-name="Policepardéfaut" style:family="text">
      <style:text-properties fo:font-style="italic" style:font-style-asian="italic" style:font-style-complex="italic"/>
    </style:style>
    <style:style style:name="T207" style:parent-style-name="Policepardéfaut" style:family="text">
      <style:text-properties fo:font-style="italic" style:font-style-asian="italic" style:font-style-complex="italic"/>
    </style:style>
    <style:style style:name="T208" style:parent-style-name="Policepardéfaut" style:family="text">
      <style:text-properties fo:font-style="italic" style:font-style-asian="italic" style:font-style-complex="italic"/>
    </style:style>
    <style:style style:name="T209" style:parent-style-name="Policepardéfaut" style:family="text">
      <style:text-properties fo:font-style="italic" style:font-style-asian="italic" style:font-style-complex="italic"/>
    </style:style>
    <style:style style:name="T210" style:parent-style-name="Policepardéfaut" style:family="text">
      <style:text-properties fo:font-style="italic" style:font-style-asian="italic" style:font-style-complex="italic"/>
    </style:style>
    <style:style style:name="T211" style:parent-style-name="Policepardéfaut" style:family="text">
      <style:text-properties fo:font-style="italic" style:font-style-asian="italic" style:font-style-complex="italic"/>
    </style:style>
    <style:style style:name="T212" style:parent-style-name="Policepardéfaut" style:family="text">
      <style:text-properties fo:font-style="italic" style:font-style-asian="italic" style:font-style-complex="italic"/>
    </style:style>
    <style:style style:name="T213" style:parent-style-name="Policepardéfaut" style:family="text">
      <style:text-properties fo:font-style="italic" style:font-style-asian="italic" style:font-style-complex="italic"/>
    </style:style>
    <style:style style:name="T214" style:parent-style-name="Policepardéfaut" style:family="text">
      <style:text-properties fo:font-style="italic" style:font-style-asian="italic" style:font-style-complex="italic"/>
    </style:style>
    <style:style style:name="T215" style:parent-style-name="Policepardéfaut" style:family="text">
      <style:text-properties fo:font-style="italic" style:font-style-asian="italic" style:font-style-complex="italic"/>
    </style:style>
    <style:style style:name="T216" style:parent-style-name="Policepardéfaut" style:family="text">
      <style:text-properties fo:font-style="italic" style:font-style-asian="italic" style:font-style-complex="italic"/>
    </style:style>
    <style:style style:name="T217" style:parent-style-name="Policepardéfaut" style:family="text">
      <style:text-properties fo:font-style="italic" style:font-style-asian="italic" style:font-style-complex="italic"/>
    </style:style>
    <style:style style:name="T218" style:parent-style-name="Policepardéfaut" style:family="text">
      <style:text-properties fo:font-style="italic" style:font-style-asian="italic" style:font-style-complex="italic"/>
    </style:style>
    <style:style style:name="T219" style:parent-style-name="Policepardéfaut" style:family="text">
      <style:text-properties fo:font-style="italic" style:font-style-asian="italic" style:font-style-complex="italic"/>
    </style:style>
    <style:style style:name="T220" style:parent-style-name="Policepardéfaut" style:family="text">
      <style:text-properties fo:font-style="italic" style:font-style-asian="italic" style:font-style-complex="italic"/>
    </style:style>
    <style:style style:name="T221" style:parent-style-name="Policepardéfaut" style:family="text">
      <style:text-properties fo:font-style="italic" style:font-style-asian="italic" style:font-style-complex="italic"/>
    </style:style>
    <style:style style:name="T222" style:parent-style-name="Policepardéfaut" style:family="text">
      <style:text-properties fo:font-style="italic" style:font-style-asian="italic" style:font-style-complex="italic"/>
    </style:style>
    <style:style style:name="T223" style:parent-style-name="Policepardéfaut" style:family="text">
      <style:text-properties fo:font-style="italic" style:font-style-asian="italic" style:font-style-complex="italic"/>
    </style:style>
    <style:style style:name="T224" style:parent-style-name="Policepardéfaut" style:family="text">
      <style:text-properties fo:font-style="italic" style:font-style-asian="italic" style:font-style-complex="italic"/>
    </style:style>
    <style:style style:name="T225" style:parent-style-name="Policepardéfaut" style:family="text">
      <style:text-properties fo:font-style="italic" style:font-style-asian="italic" style:font-style-complex="italic"/>
    </style:style>
    <style:style style:name="T226" style:parent-style-name="Policepardéfaut" style:family="text">
      <style:text-properties fo:font-style="italic" style:font-style-asian="italic" style:font-style-complex="italic"/>
    </style:style>
    <style:style style:name="T227" style:parent-style-name="Policepardéfaut" style:family="text">
      <style:text-properties fo:font-style="italic" style:font-style-asian="italic" style:font-style-complex="italic"/>
    </style:style>
    <style:style style:name="T228" style:parent-style-name="Policepardéfaut" style:family="text">
      <style:text-properties fo:font-style="italic" style:font-style-asian="italic" style:font-style-complex="italic"/>
    </style:style>
    <style:style style:name="T229" style:parent-style-name="Policepardéfaut" style:family="text">
      <style:text-properties fo:font-style="italic" style:font-style-asian="italic" style:font-style-complex="italic"/>
    </style:style>
    <style:style style:name="T230" style:parent-style-name="Policepardéfaut" style:family="text">
      <style:text-properties fo:font-style="italic" style:font-style-asian="italic" style:font-style-complex="italic"/>
    </style:style>
    <style:style style:name="T231" style:parent-style-name="Policepardéfaut" style:family="text">
      <style:text-properties fo:font-style="italic" style:font-style-asian="italic" style:font-style-complex="italic"/>
    </style:style>
    <style:style style:name="T232" style:parent-style-name="Policepardéfaut" style:family="text">
      <style:text-properties fo:font-style="italic" style:font-style-asian="italic" style:font-style-complex="italic"/>
    </style:style>
    <style:style style:name="T233" style:parent-style-name="Policepardéfaut" style:family="text">
      <style:text-properties fo:font-style="italic" style:font-style-asian="italic" style:font-style-complex="italic"/>
    </style:style>
    <style:style style:name="T234" style:parent-style-name="Policepardéfaut" style:family="text">
      <style:text-properties fo:font-style="italic" style:font-style-asian="italic" style:font-style-complex="italic"/>
    </style:style>
    <style:style style:name="T235" style:parent-style-name="Policepardéfaut" style:family="text">
      <style:text-properties fo:font-style="italic" style:font-style-asian="italic" style:font-style-complex="italic"/>
    </style:style>
    <style:style style:name="T236" style:parent-style-name="Policepardéfaut" style:family="text">
      <style:text-properties fo:font-style="italic" style:font-style-asian="italic" style:font-style-complex="italic"/>
    </style:style>
    <style:style style:name="T237" style:parent-style-name="Policepardéfaut" style:family="text">
      <style:text-properties fo:font-style="italic" style:font-style-asian="italic" style:font-style-complex="italic"/>
    </style:style>
    <style:style style:name="T238" style:parent-style-name="Policepardéfaut" style:family="text">
      <style:text-properties fo:font-style="italic" style:font-style-asian="italic" style:font-style-complex="italic"/>
    </style:style>
    <style:style style:name="T239" style:parent-style-name="Policepardéfaut" style:family="text">
      <style:text-properties fo:font-style="italic" style:font-style-asian="italic" style:font-style-complex="italic"/>
    </style:style>
    <style:style style:name="T240" style:parent-style-name="Policepardéfaut" style:family="text">
      <style:text-properties fo:font-style="italic" style:font-style-asian="italic" style:font-style-complex="italic"/>
    </style:style>
    <style:style style:name="T241" style:parent-style-name="Policepardéfaut" style:family="text">
      <style:text-properties fo:font-style="italic" style:font-style-asian="italic" style:font-style-complex="italic"/>
    </style:style>
    <style:style style:name="T242" style:parent-style-name="Policepardéfaut" style:family="text">
      <style:text-properties fo:font-style="italic" style:font-style-asian="italic" style:font-style-complex="italic"/>
    </style:style>
    <style:style style:name="T243" style:parent-style-name="Policepardéfaut" style:family="text">
      <style:text-properties fo:font-style="italic" style:font-style-asian="italic" style:font-style-complex="italic"/>
    </style:style>
    <style:style style:name="T244" style:parent-style-name="Policepardéfaut" style:family="text">
      <style:text-properties fo:font-style="italic" style:font-style-asian="italic" style:font-style-complex="italic"/>
    </style:style>
    <style:style style:name="T245" style:parent-style-name="Policepardéfaut" style:family="text">
      <style:text-properties fo:font-style="italic" style:font-style-asian="italic" style:font-style-complex="italic"/>
    </style:style>
    <style:style style:name="T246" style:parent-style-name="Policepardéfaut" style:family="text">
      <style:text-properties fo:font-style="italic" style:font-style-asian="italic" style:font-style-complex="italic"/>
    </style:style>
    <style:style style:name="T247" style:parent-style-name="Policepardéfaut" style:family="text">
      <style:text-properties fo:font-style="italic" style:font-style-asian="italic" style:font-style-complex="italic"/>
    </style:style>
    <style:style style:name="T248" style:parent-style-name="Policepardéfaut" style:family="text">
      <style:text-properties fo:font-style="italic" style:font-style-asian="italic" style:font-style-complex="italic"/>
    </style:style>
    <style:style style:name="T249" style:parent-style-name="Policepardéfaut" style:family="text">
      <style:text-properties fo:font-style="italic" style:font-style-asian="italic" style:font-style-complex="italic"/>
    </style:style>
    <style:style style:name="T250" style:parent-style-name="Policepardéfaut" style:family="text">
      <style:text-properties fo:font-style="italic" style:font-style-asian="italic" style:font-style-complex="italic"/>
    </style:style>
    <style:style style:name="T251" style:parent-style-name="Policepardéfaut" style:family="text">
      <style:text-properties fo:font-style="italic" style:font-style-asian="italic" style:font-style-complex="italic"/>
    </style:style>
    <style:style style:name="T252" style:parent-style-name="Policepardéfaut" style:family="text">
      <style:text-properties fo:font-style="italic" style:font-style-asian="italic" style:font-style-complex="italic"/>
    </style:style>
    <style:style style:name="T253" style:parent-style-name="Policepardéfaut" style:family="text">
      <style:text-properties fo:font-style="italic" style:font-style-asian="italic" style:font-style-complex="italic"/>
    </style:style>
    <style:style style:name="T254" style:parent-style-name="Policepardéfaut" style:family="text">
      <style:text-properties fo:font-style="italic" style:font-style-asian="italic" style:font-style-complex="italic"/>
    </style:style>
    <style:style style:name="T255" style:parent-style-name="Policepardéfaut" style:family="text">
      <style:text-properties fo:font-style="italic" style:font-style-asian="italic" style:font-style-complex="italic"/>
    </style:style>
    <style:style style:name="T256" style:parent-style-name="Policepardéfaut" style:family="text">
      <style:text-properties fo:font-style="italic" style:font-style-asian="italic" style:font-style-complex="italic"/>
    </style:style>
    <style:style style:name="T257" style:parent-style-name="Policepardéfaut" style:family="text">
      <style:text-properties fo:font-style="italic" style:font-style-asian="italic" style:font-style-complex="italic"/>
    </style:style>
    <style:style style:name="T258" style:parent-style-name="Policepardéfaut" style:family="text">
      <style:text-properties fo:font-style="italic" style:font-style-asian="italic" style:font-style-complex="italic"/>
    </style:style>
    <style:style style:name="T259" style:parent-style-name="Policepardéfaut" style:family="text">
      <style:text-properties fo:font-style="italic" style:font-style-asian="italic" style:font-style-complex="italic"/>
    </style:style>
    <style:style style:name="T260" style:parent-style-name="Policepardéfaut" style:family="text">
      <style:text-properties fo:font-style="italic" style:font-style-asian="italic" style:font-style-complex="italic"/>
    </style:style>
    <style:style style:name="T261" style:parent-style-name="Policepardéfaut" style:family="text">
      <style:text-properties fo:font-style="italic" style:font-style-asian="italic" style:font-style-complex="italic"/>
    </style:style>
    <style:style style:name="T262" style:parent-style-name="Policepardéfaut" style:family="text">
      <style:text-properties fo:font-style="italic" style:font-style-asian="italic" style:font-style-complex="italic"/>
    </style:style>
    <style:style style:name="T263" style:parent-style-name="Policepardéfaut" style:family="text">
      <style:text-properties fo:font-style="italic" style:font-style-asian="italic" style:font-style-complex="italic"/>
    </style:style>
    <style:style style:name="T264" style:parent-style-name="Policepardéfaut" style:family="text">
      <style:text-properties fo:font-style="italic" style:font-style-asian="italic" style:font-style-complex="italic"/>
    </style:style>
    <style:style style:name="T265" style:parent-style-name="Policepardéfaut" style:family="text">
      <style:text-properties fo:font-style="italic" style:font-style-asian="italic" style:font-style-complex="italic"/>
    </style:style>
    <style:style style:name="T266" style:parent-style-name="Policepardéfaut" style:family="text">
      <style:text-properties fo:font-style="italic" style:font-style-asian="italic" style:font-style-complex="italic"/>
    </style:style>
    <style:style style:name="T267" style:parent-style-name="Policepardéfaut" style:family="text">
      <style:text-properties fo:font-style="italic" style:font-style-asian="italic" style:font-style-complex="italic"/>
    </style:style>
    <style:style style:name="T268" style:parent-style-name="Policepardéfaut" style:family="text">
      <style:text-properties fo:font-style="italic" style:font-style-asian="italic" style:font-style-complex="italic"/>
    </style:style>
    <style:style style:name="T269" style:parent-style-name="Policepardéfaut" style:family="text">
      <style:text-properties fo:font-style="italic" style:font-style-asian="italic" style:font-style-complex="italic"/>
    </style:style>
    <style:style style:name="T270" style:parent-style-name="Policepardéfaut" style:family="text">
      <style:text-properties fo:font-style="italic" style:font-style-asian="italic" style:font-style-complex="italic"/>
    </style:style>
    <style:style style:name="T271" style:parent-style-name="Policepardéfaut" style:family="text">
      <style:text-properties fo:font-style="italic" style:font-style-asian="italic" style:font-style-complex="italic"/>
    </style:style>
    <style:style style:name="T272" style:parent-style-name="Policepardéfaut" style:family="text">
      <style:text-properties fo:font-style="italic" style:font-style-asian="italic" style:font-style-complex="italic"/>
    </style:style>
    <style:style style:name="T273" style:parent-style-name="Policepardéfaut" style:family="text">
      <style:text-properties fo:font-style="italic" style:font-style-asian="italic" style:font-style-complex="italic"/>
    </style:style>
    <style:style style:name="T274" style:parent-style-name="Policepardéfaut" style:family="text">
      <style:text-properties fo:font-style="italic" style:font-style-asian="italic" style:font-style-complex="italic"/>
    </style:style>
    <style:style style:name="T275" style:parent-style-name="Policepardéfaut" style:family="text">
      <style:text-properties fo:font-style="italic" style:font-style-asian="italic" style:font-style-complex="italic"/>
    </style:style>
    <style:style style:name="T276" style:parent-style-name="Policepardéfaut" style:family="text">
      <style:text-properties fo:font-style="italic" style:font-style-asian="italic" style:font-style-complex="italic"/>
    </style:style>
    <style:style style:name="T277" style:parent-style-name="Policepardéfaut" style:family="text">
      <style:text-properties fo:font-style="italic" style:font-style-asian="italic" style:font-style-complex="italic"/>
    </style:style>
    <style:style style:name="T278" style:parent-style-name="Policepardéfaut" style:family="text">
      <style:text-properties fo:font-style="italic" style:font-style-asian="italic" style:font-style-complex="italic"/>
    </style:style>
    <style:style style:name="T279" style:parent-style-name="Policepardéfaut" style:family="text">
      <style:text-properties fo:font-style="italic" style:font-style-asian="italic" style:font-style-complex="italic"/>
    </style:style>
    <style:style style:name="T280" style:parent-style-name="Policepardéfaut" style:family="text">
      <style:text-properties fo:font-style="italic" style:font-style-asian="italic" style:font-style-complex="italic"/>
    </style:style>
    <style:style style:name="T281" style:parent-style-name="Policepardéfaut" style:family="text">
      <style:text-properties fo:font-style="italic" style:font-style-asian="italic" style:font-style-complex="italic"/>
    </style:style>
    <style:style style:name="T282" style:parent-style-name="Policepardéfaut" style:family="text">
      <style:text-properties fo:font-style="italic" style:font-style-asian="italic" style:font-style-complex="italic"/>
    </style:style>
    <style:style style:name="T283" style:parent-style-name="Policepardéfaut" style:family="text">
      <style:text-properties fo:font-style="italic" style:font-style-asian="italic" style:font-style-complex="italic"/>
    </style:style>
    <style:style style:name="T284" style:parent-style-name="Policepardéfaut" style:family="text">
      <style:text-properties fo:font-style="italic" style:font-style-asian="italic" style:font-style-complex="italic"/>
    </style:style>
    <style:style style:name="T285" style:parent-style-name="Policepardéfaut" style:family="text">
      <style:text-properties fo:font-style="italic" style:font-style-asian="italic" style:font-style-complex="italic"/>
    </style:style>
    <style:style style:name="T286" style:parent-style-name="Policepardéfaut" style:family="text">
      <style:text-properties fo:font-style="italic" style:font-style-asian="italic" style:font-style-complex="italic"/>
    </style:style>
    <style:style style:name="T287" style:parent-style-name="Policepardéfaut" style:family="text">
      <style:text-properties fo:font-style="italic" style:font-style-asian="italic" style:font-style-complex="italic"/>
    </style:style>
    <style:style style:name="T288" style:parent-style-name="Policepardéfaut" style:family="text">
      <style:text-properties fo:font-style="italic" style:font-style-asian="italic" style:font-style-complex="italic"/>
    </style:style>
    <style:style style:name="T289" style:parent-style-name="Policepardéfaut" style:family="text">
      <style:text-properties fo:font-style="italic" style:font-style-asian="italic" style:font-style-complex="italic"/>
    </style:style>
    <style:style style:name="T290" style:parent-style-name="Policepardéfaut" style:family="text">
      <style:text-properties fo:font-style="italic" style:font-style-asian="italic" style:font-style-complex="italic"/>
    </style:style>
    <style:style style:name="T291" style:parent-style-name="Policepardéfaut" style:family="text">
      <style:text-properties fo:font-style="italic" style:font-style-asian="italic" style:font-style-complex="italic"/>
    </style:style>
    <style:style style:name="T292" style:parent-style-name="Policepardéfaut" style:family="text">
      <style:text-properties fo:font-style="italic" style:font-style-asian="italic" style:font-style-complex="italic"/>
    </style:style>
    <style:style style:name="T293" style:parent-style-name="Policepardéfaut" style:family="text">
      <style:text-properties fo:font-style="italic" style:font-style-asian="italic" style:font-style-complex="italic"/>
    </style:style>
    <style:style style:name="T294" style:parent-style-name="Policepardéfaut" style:family="text">
      <style:text-properties fo:font-style="italic" style:font-style-asian="italic" style:font-style-complex="italic"/>
    </style:style>
    <style:style style:name="T295" style:parent-style-name="Policepardéfaut" style:family="text">
      <style:text-properties fo:font-style="italic" style:font-style-asian="italic" style:font-style-complex="italic"/>
    </style:style>
    <style:style style:name="T296" style:parent-style-name="Policepardéfaut" style:family="text">
      <style:text-properties fo:font-style="italic" style:font-style-asian="italic" style:font-style-complex="italic"/>
    </style:style>
    <style:style style:name="T297" style:parent-style-name="Policepardéfaut" style:family="text">
      <style:text-properties fo:font-style="italic" style:font-style-asian="italic" style:font-style-complex="italic"/>
    </style:style>
    <style:style style:name="T298" style:parent-style-name="Policepardéfaut" style:family="text">
      <style:text-properties fo:font-style="italic" style:font-style-asian="italic" style:font-style-complex="italic"/>
    </style:style>
    <style:style style:name="T299" style:parent-style-name="Policepardéfaut" style:family="text">
      <style:text-properties fo:font-style="italic" style:font-style-asian="italic" style:font-style-complex="italic"/>
    </style:style>
    <style:style style:name="T300" style:parent-style-name="Policepardéfaut" style:family="text">
      <style:text-properties fo:font-style="italic" style:font-style-asian="italic" style:font-style-complex="italic"/>
    </style:style>
    <style:style style:name="T301" style:parent-style-name="Policepardéfaut" style:family="text">
      <style:text-properties fo:font-style="italic" style:font-style-asian="italic" style:font-style-complex="italic"/>
    </style:style>
    <style:style style:name="T302" style:parent-style-name="Policepardéfaut" style:family="text">
      <style:text-properties fo:font-style="italic" style:font-style-asian="italic" style:font-style-complex="italic"/>
    </style:style>
    <style:style style:name="T303" style:parent-style-name="Policepardéfaut" style:family="text">
      <style:text-properties fo:font-style="italic" style:font-style-asian="italic" style:font-style-complex="italic"/>
    </style:style>
    <style:style style:name="T304" style:parent-style-name="Policepardéfaut" style:family="text">
      <style:text-properties fo:font-style="italic" style:font-style-asian="italic" style:font-style-complex="italic"/>
    </style:style>
    <style:style style:name="T305" style:parent-style-name="Policepardéfaut" style:family="text">
      <style:text-properties fo:font-style="italic" style:font-style-asian="italic" style:font-style-complex="italic"/>
    </style:style>
    <style:style style:name="T306" style:parent-style-name="Policepardéfaut" style:family="text">
      <style:text-properties fo:font-style="italic" style:font-style-asian="italic" style:font-style-complex="italic"/>
    </style:style>
    <style:style style:name="T307" style:parent-style-name="Policepardéfaut" style:family="text">
      <style:text-properties fo:font-style="italic" style:font-style-asian="italic" style:font-style-complex="italic"/>
    </style:style>
    <style:style style:name="T308" style:parent-style-name="Policepardéfaut" style:family="text">
      <style:text-properties fo:font-style="italic" style:font-style-asian="italic" style:font-style-complex="italic"/>
    </style:style>
    <style:style style:name="T309" style:parent-style-name="Policepardéfaut" style:family="text">
      <style:text-properties fo:font-style="italic" style:font-style-asian="italic" style:font-style-complex="italic"/>
    </style:style>
    <style:style style:name="T310" style:parent-style-name="Policepardéfaut" style:family="text">
      <style:text-properties fo:font-style="italic" style:font-style-asian="italic" style:font-style-complex="italic"/>
    </style:style>
    <style:style style:name="T311" style:parent-style-name="Policepardéfaut" style:family="text">
      <style:text-properties fo:font-style="italic" style:font-style-asian="italic" style:font-style-complex="italic"/>
    </style:style>
    <style:style style:name="T312" style:parent-style-name="Policepardéfaut" style:family="text">
      <style:text-properties fo:font-style="italic" style:font-style-asian="italic" style:font-style-complex="italic"/>
    </style:style>
    <style:style style:name="T313" style:parent-style-name="Policepardéfaut" style:family="text">
      <style:text-properties fo:font-style="italic" style:font-style-asian="italic" style:font-style-complex="italic"/>
    </style:style>
    <style:style style:name="T314" style:parent-style-name="Policepardéfaut" style:family="text">
      <style:text-properties fo:font-style="italic" style:font-style-asian="italic" style:font-style-complex="italic"/>
    </style:style>
    <style:style style:name="T315" style:parent-style-name="Policepardéfaut" style:family="text">
      <style:text-properties fo:font-style="italic" style:font-style-asian="italic" style:font-style-complex="italic"/>
    </style:style>
    <style:style style:name="T316" style:parent-style-name="Policepardéfaut" style:family="text">
      <style:text-properties fo:font-style="italic" style:font-style-asian="italic" style:font-style-complex="italic"/>
    </style:style>
    <style:style style:name="T317" style:parent-style-name="Policepardéfaut" style:family="text">
      <style:text-properties fo:font-style="italic" style:font-style-asian="italic" style:font-style-complex="italic"/>
    </style:style>
    <style:style style:name="T318" style:parent-style-name="Policepardéfaut" style:family="text">
      <style:text-properties fo:font-style="italic" style:font-style-asian="italic" style:font-style-complex="italic"/>
    </style:style>
    <style:style style:name="T319" style:parent-style-name="Policepardéfaut" style:family="text">
      <style:text-properties fo:font-style="italic" style:font-style-asian="italic" style:font-style-complex="italic"/>
    </style:style>
    <style:style style:name="T320" style:parent-style-name="Policepardéfaut" style:family="text">
      <style:text-properties fo:font-style="italic" style:font-style-asian="italic" style:font-style-complex="italic"/>
    </style:style>
    <style:style style:name="T321" style:parent-style-name="Policepardéfaut" style:family="text">
      <style:text-properties fo:font-style="italic" style:font-style-asian="italic" style:font-style-complex="italic"/>
    </style:style>
    <style:style style:name="T322" style:parent-style-name="Policepardéfaut" style:family="text">
      <style:text-properties fo:font-style="italic" style:font-style-asian="italic" style:font-style-complex="italic"/>
    </style:style>
    <style:style style:name="T323" style:parent-style-name="Policepardéfaut" style:family="text">
      <style:text-properties fo:font-style="italic" style:font-style-asian="italic" style:font-style-complex="italic"/>
    </style:style>
    <style:style style:name="T324" style:parent-style-name="Policepardéfaut" style:family="text">
      <style:text-properties fo:font-style="italic" style:font-style-asian="italic" style:font-style-complex="italic"/>
    </style:style>
    <style:style style:name="T325" style:parent-style-name="Policepardéfaut" style:family="text">
      <style:text-properties fo:font-style="italic" style:font-style-asian="italic" style:font-style-complex="italic"/>
    </style:style>
    <style:style style:name="T326" style:parent-style-name="Policepardéfaut" style:family="text">
      <style:text-properties fo:font-style="italic" style:font-style-asian="italic" style:font-style-complex="italic"/>
    </style:style>
    <style:style style:name="T327" style:parent-style-name="Policepardéfaut" style:family="text">
      <style:text-properties fo:font-style="italic" style:font-style-asian="italic" style:font-style-complex="italic"/>
    </style:style>
    <style:style style:name="T328" style:parent-style-name="Policepardéfaut" style:family="text">
      <style:text-properties fo:font-style="italic" style:font-style-asian="italic" style:font-style-complex="italic"/>
    </style:style>
    <style:style style:name="T329" style:parent-style-name="Policepardéfaut" style:family="text">
      <style:text-properties fo:font-style="italic" style:font-style-asian="italic" style:font-style-complex="italic"/>
    </style:style>
    <style:style style:name="T330" style:parent-style-name="Policepardéfaut" style:family="text">
      <style:text-properties fo:font-style="italic" style:font-style-asian="italic" style:font-style-complex="italic"/>
    </style:style>
    <style:style style:name="T331" style:parent-style-name="Policepardéfaut" style:family="text">
      <style:text-properties fo:font-style="italic" style:font-style-asian="italic" style:font-style-complex="italic"/>
    </style:style>
    <style:style style:name="T332" style:parent-style-name="Policepardéfaut" style:family="text">
      <style:text-properties fo:font-style="italic" style:font-style-asian="italic" style:font-style-complex="italic"/>
    </style:style>
    <style:style style:name="T333" style:parent-style-name="Policepardéfaut" style:family="text">
      <style:text-properties fo:font-style="italic" style:font-style-asian="italic" style:font-style-complex="italic"/>
    </style:style>
    <style:style style:name="T334" style:parent-style-name="Policepardéfaut" style:family="text">
      <style:text-properties fo:font-style="italic" style:font-style-asian="italic" style:font-style-complex="italic"/>
    </style:style>
    <style:style style:name="T335" style:parent-style-name="Policepardéfaut" style:family="text">
      <style:text-properties fo:font-style="italic" style:font-style-asian="italic" style:font-style-complex="italic"/>
    </style:style>
    <style:style style:name="T336" style:parent-style-name="Policepardéfaut" style:family="text">
      <style:text-properties fo:font-style="italic" style:font-style-asian="italic" style:font-style-complex="italic"/>
    </style:style>
    <style:style style:name="T337" style:parent-style-name="Policepardéfaut" style:family="text">
      <style:text-properties fo:font-style="italic" style:font-style-asian="italic" style:font-style-complex="italic"/>
    </style:style>
    <style:style style:name="T338" style:parent-style-name="Policepardéfaut" style:family="text">
      <style:text-properties fo:font-style="italic" style:font-style-asian="italic" style:font-style-complex="italic"/>
    </style:style>
    <style:style style:name="T339" style:parent-style-name="Policepardéfaut" style:family="text">
      <style:text-properties fo:font-style="italic" style:font-style-asian="italic" style:font-style-complex="italic"/>
    </style:style>
    <style:style style:name="T340" style:parent-style-name="Policepardéfaut" style:family="text">
      <style:text-properties fo:font-style="italic" style:font-style-asian="italic" style:font-style-complex="italic"/>
    </style:style>
    <style:style style:name="T341" style:parent-style-name="Policepardéfaut" style:family="text">
      <style:text-properties fo:font-style="italic" style:font-style-asian="italic" style:font-style-complex="italic"/>
    </style:style>
    <style:style style:name="T342" style:parent-style-name="Policepardéfaut" style:family="text">
      <style:text-properties fo:font-style="italic" style:font-style-asian="italic" style:font-style-complex="italic"/>
    </style:style>
    <style:style style:name="T343" style:parent-style-name="Policepardéfaut" style:family="text">
      <style:text-properties fo:font-style="italic" style:font-style-asian="italic" style:font-style-complex="italic"/>
    </style:style>
    <style:style style:name="T344" style:parent-style-name="Policepardéfaut" style:family="text">
      <style:text-properties fo:font-style="italic" style:font-style-asian="italic" style:font-style-complex="italic"/>
    </style:style>
    <style:style style:name="T345" style:parent-style-name="Policepardéfaut" style:family="text">
      <style:text-properties fo:font-style="italic" style:font-style-asian="italic" style:font-style-complex="italic"/>
    </style:style>
    <style:style style:name="T346" style:parent-style-name="Policepardéfaut" style:family="text">
      <style:text-properties fo:font-style="italic" style:font-style-asian="italic" style:font-style-complex="italic"/>
    </style:style>
    <style:style style:name="T347" style:parent-style-name="Policepardéfaut" style:family="text">
      <style:text-properties fo:font-style="italic" style:font-style-asian="italic" style:font-style-complex="italic"/>
    </style:style>
    <style:style style:name="T348" style:parent-style-name="Policepardéfaut" style:family="text">
      <style:text-properties fo:font-style="italic" style:font-style-asian="italic" style:font-style-complex="italic"/>
    </style:style>
    <style:style style:name="T349" style:parent-style-name="Policepardéfaut" style:family="text">
      <style:text-properties fo:font-style="italic" style:font-style-asian="italic" style:font-style-complex="italic"/>
    </style:style>
    <style:style style:name="T350" style:parent-style-name="Policepardéfaut" style:family="text">
      <style:text-properties fo:font-style="italic" style:font-style-asian="italic" style:font-style-complex="italic" style:text-position="super 66.6%"/>
    </style:style>
    <style:style style:name="T351" style:parent-style-name="Policepardéfaut" style:family="text">
      <style:text-properties fo:font-style="italic" style:font-style-asian="italic" style:font-style-complex="italic"/>
    </style:style>
    <style:style style:name="T352" style:parent-style-name="Policepardéfaut" style:family="text">
      <style:text-properties fo:font-style="italic" style:font-style-asian="italic" style:font-style-complex="italic"/>
    </style:style>
    <style:style style:name="T353" style:parent-style-name="Policepardéfaut" style:family="text">
      <style:text-properties fo:font-style="italic" style:font-style-asian="italic" style:font-style-complex="italic"/>
    </style:style>
    <style:style style:name="T354" style:parent-style-name="Policepardéfaut" style:family="text">
      <style:text-properties fo:font-style="italic" style:font-style-asian="italic" style:font-style-complex="italic"/>
    </style:style>
    <style:style style:name="T355" style:parent-style-name="Policepardéfaut" style:family="text">
      <style:text-properties fo:font-style="italic" style:font-style-asian="italic" style:font-style-complex="italic"/>
    </style:style>
    <style:style style:name="T356" style:parent-style-name="Policepardéfaut" style:family="text">
      <style:text-properties fo:font-style="italic" style:font-style-asian="italic" style:font-style-complex="italic"/>
    </style:style>
    <style:style style:name="T357" style:parent-style-name="Policepardéfaut" style:family="text">
      <style:text-properties fo:font-style="italic" style:font-style-asian="italic" style:font-style-complex="italic"/>
    </style:style>
    <style:style style:name="T358" style:parent-style-name="Policepardéfaut" style:family="text">
      <style:text-properties fo:font-style="italic" style:font-style-asian="italic" style:font-style-complex="italic"/>
    </style:style>
    <style:style style:name="T359" style:parent-style-name="Policepardéfaut" style:family="text">
      <style:text-properties fo:font-style="italic" style:font-style-asian="italic" style:font-style-complex="italic"/>
    </style:style>
    <style:style style:name="T360" style:parent-style-name="Policepardéfaut" style:family="text">
      <style:text-properties fo:font-style="italic" style:font-style-asian="italic" style:font-style-complex="italic"/>
    </style:style>
    <style:style style:name="T361" style:parent-style-name="Policepardéfaut" style:family="text">
      <style:text-properties fo:font-style="italic" style:font-style-asian="italic" style:font-style-complex="italic"/>
    </style:style>
    <style:style style:name="T362" style:parent-style-name="Policepardéfaut" style:family="text">
      <style:text-properties fo:font-style="italic" style:font-style-asian="italic" style:font-style-complex="italic"/>
    </style:style>
    <style:style style:name="T363" style:parent-style-name="Policepardéfaut" style:family="text">
      <style:text-properties fo:font-style="italic" style:font-style-asian="italic" style:font-style-complex="italic"/>
    </style:style>
    <style:style style:name="T364" style:parent-style-name="Policepardéfaut" style:family="text">
      <style:text-properties fo:font-style="italic" style:font-style-asian="italic" style:font-style-complex="italic"/>
    </style:style>
    <style:style style:name="T365" style:parent-style-name="Policepardéfaut" style:family="text">
      <style:text-properties fo:font-style="italic" style:font-style-asian="italic" style:font-style-complex="italic"/>
    </style:style>
    <style:style style:name="T366" style:parent-style-name="Policepardéfaut" style:family="text">
      <style:text-properties fo:font-style="italic" style:font-style-asian="italic" style:font-style-complex="italic"/>
    </style:style>
    <style:style style:name="T367" style:parent-style-name="Policepardéfaut" style:family="text">
      <style:text-properties fo:font-style="italic" style:font-style-asian="italic" style:font-style-complex="italic"/>
    </style:style>
    <style:style style:name="T368" style:parent-style-name="Policepardéfaut" style:family="text">
      <style:text-properties fo:font-style="italic" style:font-style-asian="italic" style:font-style-complex="italic"/>
    </style:style>
    <style:style style:name="T369" style:parent-style-name="Policepardéfaut" style:family="text">
      <style:text-properties fo:font-style="italic" style:font-style-asian="italic" style:font-style-complex="italic"/>
    </style:style>
    <style:style style:name="T370" style:parent-style-name="Policepardéfaut" style:family="text">
      <style:text-properties fo:font-style="italic" style:font-style-asian="italic" style:font-style-complex="italic"/>
    </style:style>
    <style:style style:name="T371" style:parent-style-name="Policepardéfaut" style:family="text">
      <style:text-properties fo:font-style="italic" style:font-style-asian="italic" style:font-style-complex="italic"/>
    </style:style>
    <style:style style:name="T372" style:parent-style-name="Policepardéfaut" style:family="text">
      <style:text-properties fo:font-style="italic" style:font-style-asian="italic" style:font-style-complex="italic"/>
    </style:style>
    <style:style style:name="T373" style:parent-style-name="Policepardéfaut" style:family="text">
      <style:text-properties fo:font-style="italic" style:font-style-asian="italic" style:font-style-complex="italic"/>
    </style:style>
    <style:style style:name="T374" style:parent-style-name="Policepardéfaut" style:family="text">
      <style:text-properties fo:font-style="italic" style:font-style-asian="italic" style:font-style-complex="italic" style:text-position="super 66.6%"/>
    </style:style>
    <style:style style:name="T375" style:parent-style-name="Policepardéfaut" style:family="text">
      <style:text-properties fo:font-style="italic" style:font-style-asian="italic" style:font-style-complex="italic"/>
    </style:style>
    <style:style style:name="T376" style:parent-style-name="Policepardéfaut" style:family="text">
      <style:text-properties fo:font-style="italic" style:font-style-asian="italic" style:font-style-complex="italic"/>
    </style:style>
    <style:style style:name="T377" style:parent-style-name="Policepardéfaut" style:family="text">
      <style:text-properties fo:font-style="italic" style:font-style-asian="italic" style:font-style-complex="italic"/>
    </style:style>
    <style:style style:name="T378" style:parent-style-name="Policepardéfaut" style:family="text">
      <style:text-properties fo:font-style="italic" style:font-style-asian="italic" style:font-style-complex="italic"/>
    </style:style>
    <style:style style:name="T379" style:parent-style-name="Policepardéfaut" style:family="text">
      <style:text-properties fo:font-style="italic" style:font-style-asian="italic" style:font-style-complex="italic" style:text-position="super 66.6%"/>
    </style:style>
    <style:style style:name="T380" style:parent-style-name="Policepardéfaut" style:family="text">
      <style:text-properties fo:font-style="italic" style:font-style-asian="italic" style:font-style-complex="italic"/>
    </style:style>
    <style:style style:name="T382" style:parent-style-name="Policepardéfaut" style:family="text">
      <style:text-properties/>
    </style:style>
    <style:style style:name="P381" style:parent-style-name="p" style:family="paragraph">
      <style:paragraph-properties fo:text-indent="0in">
        <style:drop-cap style:length="1" style:lines="3"/>
      </style:paragraph-properties>
    </style:style>
    <style:style style:name="T383" style:parent-style-name="Policepardéfaut" style:family="text">
      <style:text-properties fo:font-style="italic" style:font-style-asian="italic"/>
    </style:style>
    <style:style style:name="T384" style:parent-style-name="Policepardéfaut" style:family="text">
      <style:text-properties fo:font-style="italic" style:font-style-asian="italic" style:font-style-complex="italic"/>
    </style:style>
    <style:style style:name="T385" style:parent-style-name="Policepardéfaut" style:family="text">
      <style:text-properties fo:font-style="italic" style:font-style-asian="italic" style:font-style-complex="italic"/>
    </style:style>
    <style:style style:name="T386" style:parent-style-name="Policepardéfaut" style:family="text">
      <style:text-properties fo:font-style="italic" style:font-style-asian="italic" style:font-style-complex="italic"/>
    </style:style>
    <style:style style:name="T387" style:parent-style-name="Policepardéfaut" style:family="text">
      <style:text-properties fo:font-style="italic" style:font-style-asian="italic" style:font-style-complex="italic"/>
    </style:style>
    <style:style style:name="T388" style:parent-style-name="Policepardéfaut" style:family="text">
      <style:text-properties fo:font-style="italic" style:font-style-asian="italic" style:font-style-complex="italic"/>
    </style:style>
    <style:style style:name="T389" style:parent-style-name="Policepardéfaut" style:family="text">
      <style:text-properties fo:font-style="italic" style:font-style-asian="italic" style:font-style-complex="italic"/>
    </style:style>
    <style:style style:name="T390" style:parent-style-name="Policepardéfaut" style:family="text">
      <style:text-properties fo:font-style="italic" style:font-style-asian="italic" style:font-style-complex="italic"/>
    </style:style>
    <style:style style:name="T391" style:parent-style-name="Policepardéfaut" style:family="text">
      <style:text-properties fo:font-style="italic" style:font-style-asian="italic" style:font-style-complex="italic"/>
    </style:style>
    <style:style style:name="T392" style:parent-style-name="Policepardéfaut" style:family="text">
      <style:text-properties fo:font-style="italic" style:font-style-asian="italic" style:font-style-complex="italic"/>
    </style:style>
    <style:style style:name="T393" style:parent-style-name="Policepardéfaut" style:family="text">
      <style:text-properties fo:font-style="italic" style:font-style-asian="italic" style:font-style-complex="italic"/>
    </style:style>
    <style:style style:name="T394" style:parent-style-name="Policepardéfaut" style:family="text">
      <style:text-properties fo:font-style="italic" style:font-style-asian="italic" style:font-style-complex="italic"/>
    </style:style>
    <style:style style:name="T395" style:parent-style-name="Policepardéfaut" style:family="text">
      <style:text-properties fo:font-style="italic" style:font-style-asian="italic" style:font-style-complex="italic"/>
    </style:style>
    <style:style style:name="T396" style:parent-style-name="Policepardéfaut" style:family="text">
      <style:text-properties fo:font-style="italic" style:font-style-asian="italic" style:font-style-complex="italic"/>
    </style:style>
    <style:style style:name="T397" style:parent-style-name="Policepardéfaut" style:family="text">
      <style:text-properties fo:font-style="italic" style:font-style-asian="italic" style:font-style-complex="italic"/>
    </style:style>
    <style:style style:name="T398" style:parent-style-name="Policepardéfaut" style:family="text">
      <style:text-properties fo:font-style="italic" style:font-style-asian="italic" style:font-style-complex="italic"/>
    </style:style>
    <style:style style:name="T399" style:parent-style-name="Policepardéfaut" style:family="text">
      <style:text-properties fo:font-style="italic" style:font-style-asian="italic" style:font-style-complex="italic"/>
    </style:style>
    <style:style style:name="T400" style:parent-style-name="Policepardéfaut" style:family="text">
      <style:text-properties fo:font-style="italic" style:font-style-asian="italic" style:font-style-complex="italic"/>
    </style:style>
    <style:style style:name="T401" style:parent-style-name="Policepardéfaut" style:family="text">
      <style:text-properties fo:font-style="italic" style:font-style-asian="italic" style:font-style-complex="italic"/>
    </style:style>
    <style:style style:name="T402" style:parent-style-name="Policepardéfaut" style:family="text">
      <style:text-properties fo:font-style="italic" style:font-style-asian="italic" style:font-style-complex="italic"/>
    </style:style>
    <style:style style:name="T403" style:parent-style-name="Policepardéfaut" style:family="text">
      <style:text-properties fo:font-style="italic" style:font-style-asian="italic" style:font-style-complex="italic"/>
    </style:style>
    <style:style style:name="T404" style:parent-style-name="Policepardéfaut" style:family="text">
      <style:text-properties fo:font-style="italic" style:font-style-asian="italic" style:font-style-complex="italic"/>
    </style:style>
    <style:style style:name="T405" style:parent-style-name="Policepardéfaut" style:family="text">
      <style:text-properties fo:font-style="italic" style:font-style-asian="italic" style:font-style-complex="italic"/>
    </style:style>
    <style:style style:name="T406" style:parent-style-name="Policepardéfaut" style:family="text">
      <style:text-properties fo:font-style="italic" style:font-style-asian="italic" style:font-style-complex="italic"/>
    </style:style>
    <style:style style:name="T407" style:parent-style-name="Policepardéfaut" style:family="text">
      <style:text-properties fo:font-style="italic" style:font-style-asian="italic" style:font-style-complex="italic"/>
    </style:style>
    <style:style style:name="T408" style:parent-style-name="Policepardéfaut" style:family="text">
      <style:text-properties fo:font-style="italic" style:font-style-asian="italic" style:font-style-complex="italic"/>
    </style:style>
    <style:style style:name="T409" style:parent-style-name="Policepardéfaut" style:family="text">
      <style:text-properties fo:font-style="italic" style:font-style-asian="italic" style:font-style-complex="italic"/>
    </style:style>
    <style:style style:name="T410" style:parent-style-name="Policepardéfaut" style:family="text">
      <style:text-properties fo:font-style="italic" style:font-style-asian="italic" style:font-style-complex="italic"/>
    </style:style>
    <style:style style:name="T411" style:parent-style-name="Policepardéfaut" style:family="text">
      <style:text-properties fo:font-style="italic" style:font-style-asian="italic" style:font-style-complex="italic"/>
    </style:style>
    <style:style style:name="T412" style:parent-style-name="Policepardéfaut" style:family="text">
      <style:text-properties fo:font-style="italic" style:font-style-asian="italic" style:font-style-complex="italic"/>
    </style:style>
    <style:style style:name="T413" style:parent-style-name="Policepardéfaut" style:family="text">
      <style:text-properties fo:font-style="italic" style:font-style-asian="italic" style:font-style-complex="italic"/>
    </style:style>
    <style:style style:name="T414" style:parent-style-name="Policepardéfaut" style:family="text">
      <style:text-properties fo:font-style="italic" style:font-style-asian="italic" style:font-style-complex="italic"/>
    </style:style>
    <style:style style:name="T415" style:parent-style-name="Policepardéfaut" style:family="text">
      <style:text-properties fo:font-style="italic" style:font-style-asian="italic" style:font-style-complex="italic"/>
    </style:style>
    <style:style style:name="T416" style:parent-style-name="Policepardéfaut" style:family="text">
      <style:text-properties fo:font-style="italic" style:font-style-asian="italic" style:font-style-complex="italic"/>
    </style:style>
    <style:style style:name="T417" style:parent-style-name="Policepardéfaut" style:family="text">
      <style:text-properties fo:font-style="italic" style:font-style-asian="italic" style:font-style-complex="italic"/>
    </style:style>
    <style:style style:name="T418" style:parent-style-name="Policepardéfaut" style:family="text">
      <style:text-properties fo:font-style="italic" style:font-style-asian="italic" style:font-style-complex="italic"/>
    </style:style>
    <style:style style:name="T419" style:parent-style-name="Policepardéfaut" style:family="text">
      <style:text-properties fo:font-style="italic" style:font-style-asian="italic" style:font-style-complex="italic"/>
    </style:style>
    <style:style style:name="T420" style:parent-style-name="Policepardéfaut" style:family="text">
      <style:text-properties fo:font-style="italic" style:font-style-asian="italic" style:font-style-complex="italic"/>
    </style:style>
    <style:style style:name="T421" style:parent-style-name="Policepardéfaut" style:family="text">
      <style:text-properties fo:font-style="italic" style:font-style-asian="italic" style:font-style-complex="italic"/>
    </style:style>
    <style:style style:name="T422" style:parent-style-name="Policepardéfaut" style:family="text">
      <style:text-properties fo:font-style="italic" style:font-style-asian="italic" style:font-style-complex="italic"/>
    </style:style>
    <style:style style:name="T423" style:parent-style-name="Policepardéfaut" style:family="text">
      <style:text-properties fo:font-style="italic" style:font-style-asian="italic" style:font-style-complex="italic"/>
    </style:style>
    <style:style style:name="T424" style:parent-style-name="Policepardéfaut" style:family="text">
      <style:text-properties fo:font-style="italic" style:font-style-asian="italic" style:font-style-complex="italic"/>
    </style:style>
    <style:style style:name="T425" style:parent-style-name="Policepardéfaut" style:family="text">
      <style:text-properties fo:font-style="italic" style:font-style-asian="italic" style:font-style-complex="italic"/>
    </style:style>
    <style:style style:name="T426" style:parent-style-name="Policepardéfaut" style:family="text">
      <style:text-properties fo:font-style="italic" style:font-style-asian="italic" style:font-style-complex="italic"/>
    </style:style>
    <style:style style:name="T427" style:parent-style-name="Policepardéfaut" style:family="text">
      <style:text-properties fo:font-style="italic" style:font-style-asian="italic" style:font-style-complex="italic"/>
    </style:style>
    <style:style style:name="T428" style:parent-style-name="Policepardéfaut" style:family="text">
      <style:text-properties fo:font-style="italic" style:font-style-asian="italic" style:font-style-complex="italic"/>
    </style:style>
    <style:style style:name="T429" style:parent-style-name="Policepardéfaut" style:family="text">
      <style:text-properties fo:font-style="italic" style:font-style-asian="italic" style:font-style-complex="italic"/>
    </style:style>
    <style:style style:name="T430" style:parent-style-name="Policepardéfaut" style:family="text">
      <style:text-properties fo:font-style="italic" style:font-style-asian="italic" style:font-style-complex="italic"/>
    </style:style>
    <style:style style:name="T431" style:parent-style-name="Policepardéfaut" style:family="text">
      <style:text-properties fo:font-style="italic" style:font-style-asian="italic" style:font-style-complex="italic"/>
    </style:style>
    <style:style style:name="T432" style:parent-style-name="Policepardéfaut" style:family="text">
      <style:text-properties fo:font-style="italic" style:font-style-asian="italic" style:font-style-complex="italic"/>
    </style:style>
    <style:style style:name="T433" style:parent-style-name="Policepardéfaut" style:family="text">
      <style:text-properties fo:font-style="italic" style:font-style-asian="italic" style:font-style-complex="italic"/>
    </style:style>
    <style:style style:name="T434" style:parent-style-name="Policepardéfaut" style:family="text">
      <style:text-properties fo:font-style="italic" style:font-style-asian="italic" style:font-style-complex="italic"/>
    </style:style>
    <style:style style:name="T435" style:parent-style-name="Policepardéfaut" style:family="text">
      <style:text-properties fo:font-style="italic" style:font-style-asian="italic" style:font-style-complex="italic"/>
    </style:style>
    <style:style style:name="T436" style:parent-style-name="Policepardéfaut" style:family="text">
      <style:text-properties fo:font-style="italic" style:font-style-asian="italic" style:font-style-complex="italic"/>
    </style:style>
    <style:style style:name="T437" style:parent-style-name="Policepardéfaut" style:family="text">
      <style:text-properties fo:font-style="italic" style:font-style-asian="italic" style:font-style-complex="italic"/>
    </style:style>
    <style:style style:name="T438" style:parent-style-name="Policepardéfaut" style:family="text">
      <style:text-properties fo:font-style="italic" style:font-style-asian="italic" style:font-style-complex="italic"/>
    </style:style>
    <style:style style:name="T439" style:parent-style-name="Policepardéfaut" style:family="text">
      <style:text-properties fo:font-style="italic" style:font-style-asian="italic" style:font-style-complex="italic"/>
    </style:style>
    <style:style style:name="T440" style:parent-style-name="Policepardéfaut" style:family="text">
      <style:text-properties fo:font-style="italic" style:font-style-asian="italic" style:font-style-complex="italic"/>
    </style:style>
    <style:style style:name="T441" style:parent-style-name="Policepardéfaut" style:family="text">
      <style:text-properties fo:font-style="italic" style:font-style-asian="italic" style:font-style-complex="italic"/>
    </style:style>
    <style:style style:name="T442" style:parent-style-name="Policepardéfaut" style:family="text">
      <style:text-properties fo:font-style="italic" style:font-style-asian="italic" style:font-style-complex="italic"/>
    </style:style>
    <style:style style:name="T443" style:parent-style-name="Policepardéfaut" style:family="text">
      <style:text-properties fo:font-style="italic" style:font-style-asian="italic" style:font-style-complex="italic"/>
    </style:style>
    <style:style style:name="T444" style:parent-style-name="Policepardéfaut" style:family="text">
      <style:text-properties fo:font-style="italic" style:font-style-asian="italic" style:font-style-complex="italic"/>
    </style:style>
    <style:style style:name="T445" style:parent-style-name="Policepardéfaut" style:family="text">
      <style:text-properties fo:font-style="italic" style:font-style-asian="italic" style:font-style-complex="italic"/>
    </style:style>
    <style:style style:name="T446" style:parent-style-name="Policepardéfaut" style:family="text">
      <style:text-properties fo:font-style="italic" style:font-style-asian="italic" style:font-style-complex="italic"/>
    </style:style>
    <style:style style:name="T447" style:parent-style-name="Policepardéfaut" style:family="text">
      <style:text-properties fo:font-style="italic" style:font-style-asian="italic" style:font-style-complex="italic"/>
    </style:style>
    <style:style style:name="T448" style:parent-style-name="Policepardéfaut" style:family="text">
      <style:text-properties fo:font-style="italic" style:font-style-asian="italic" style:font-style-complex="italic"/>
    </style:style>
    <style:style style:name="T449" style:parent-style-name="Policepardéfaut" style:family="text">
      <style:text-properties fo:font-style="italic" style:font-style-asian="italic" style:font-style-complex="italic"/>
    </style:style>
    <style:style style:name="T450" style:parent-style-name="Policepardéfaut" style:family="text">
      <style:text-properties fo:font-style="italic" style:font-style-asian="italic" style:font-style-complex="italic"/>
    </style:style>
    <style:style style:name="T451" style:parent-style-name="Policepardéfaut" style:family="text">
      <style:text-properties fo:font-style="italic" style:font-style-asian="italic" style:font-style-complex="italic"/>
    </style:style>
    <style:style style:name="T452" style:parent-style-name="Policepardéfaut" style:family="text">
      <style:text-properties fo:font-style="italic" style:font-style-asian="italic" style:font-style-complex="italic"/>
    </style:style>
    <style:style style:name="T453" style:parent-style-name="Policepardéfaut" style:family="text">
      <style:text-properties fo:font-style="italic" style:font-style-asian="italic" style:font-style-complex="italic"/>
    </style:style>
    <style:style style:name="T454" style:parent-style-name="Policepardéfaut" style:family="text">
      <style:text-properties fo:font-style="italic" style:font-style-asian="italic" style:font-style-complex="italic"/>
    </style:style>
    <style:style style:name="T455" style:parent-style-name="Policepardéfaut" style:family="text">
      <style:text-properties fo:font-style="italic" style:font-style-asian="italic" style:font-style-complex="italic"/>
    </style:style>
    <style:style style:name="T456" style:parent-style-name="Policepardéfaut" style:family="text">
      <style:text-properties fo:font-style="italic" style:font-style-asian="italic" style:font-style-complex="italic"/>
    </style:style>
    <style:style style:name="T457" style:parent-style-name="Policepardéfaut" style:family="text">
      <style:text-properties fo:font-style="italic" style:font-style-asian="italic" style:font-style-complex="italic"/>
    </style:style>
    <style:style style:name="T458" style:parent-style-name="Policepardéfaut" style:family="text">
      <style:text-properties fo:font-style="italic" style:font-style-asian="italic" style:font-style-complex="italic"/>
    </style:style>
    <style:style style:name="T459" style:parent-style-name="Policepardéfaut" style:family="text">
      <style:text-properties fo:font-style="italic" style:font-style-asian="italic" style:font-style-complex="italic"/>
    </style:style>
    <style:style style:name="T460" style:parent-style-name="Policepardéfaut" style:family="text">
      <style:text-properties fo:font-style="italic" style:font-style-asian="italic" style:font-style-complex="italic"/>
    </style:style>
    <style:style style:name="T461" style:parent-style-name="Policepardéfaut" style:family="text">
      <style:text-properties fo:font-style="italic" style:font-style-asian="italic" style:font-style-complex="italic"/>
    </style:style>
    <style:style style:name="T462" style:parent-style-name="Policepardéfaut" style:family="text">
      <style:text-properties fo:font-style="italic" style:font-style-asian="italic" style:font-style-complex="italic"/>
    </style:style>
    <style:style style:name="T463" style:parent-style-name="Policepardéfaut" style:family="text">
      <style:text-properties fo:font-style="italic" style:font-style-asian="italic" style:font-style-complex="italic"/>
    </style:style>
    <style:style style:name="T464" style:parent-style-name="Policepardéfaut" style:family="text">
      <style:text-properties fo:font-style="italic" style:font-style-asian="italic" style:font-style-complex="italic"/>
    </style:style>
    <style:style style:name="T465" style:parent-style-name="Policepardéfaut" style:family="text">
      <style:text-properties fo:font-style="italic" style:font-style-asian="italic" style:font-style-complex="italic"/>
    </style:style>
    <style:style style:name="T466" style:parent-style-name="Policepardéfaut" style:family="text">
      <style:text-properties fo:font-style="italic" style:font-style-asian="italic" style:font-style-complex="italic"/>
    </style:style>
    <style:style style:name="T467" style:parent-style-name="Policepardéfaut" style:family="text">
      <style:text-properties fo:font-style="italic" style:font-style-asian="italic" style:font-style-complex="italic"/>
    </style:style>
    <style:style style:name="T468" style:parent-style-name="Policepardéfaut" style:family="text">
      <style:text-properties fo:font-style="italic" style:font-style-asian="italic" style:font-style-complex="italic"/>
    </style:style>
    <style:style style:name="T469" style:parent-style-name="Policepardéfaut" style:family="text">
      <style:text-properties fo:font-style="italic" style:font-style-asian="italic" style:font-style-complex="italic"/>
    </style:style>
    <style:style style:name="T470" style:parent-style-name="Policepardéfaut" style:family="text">
      <style:text-properties fo:font-style="italic" style:font-style-asian="italic" style:font-style-complex="italic"/>
    </style:style>
    <style:style style:name="T471" style:parent-style-name="Policepardéfaut" style:family="text">
      <style:text-properties fo:font-style="italic" style:font-style-asian="italic" style:font-style-complex="italic"/>
    </style:style>
    <style:style style:name="T472" style:parent-style-name="Policepardéfaut" style:family="text">
      <style:text-properties fo:font-style="italic" style:font-style-asian="italic" style:font-style-complex="italic"/>
    </style:style>
    <style:style style:name="T473" style:parent-style-name="Policepardéfaut" style:family="text">
      <style:text-properties fo:font-style="italic" style:font-style-asian="italic" style:font-style-complex="italic"/>
    </style:style>
    <style:style style:name="T474" style:parent-style-name="Policepardéfaut" style:family="text">
      <style:text-properties fo:font-style="italic" style:font-style-asian="italic" style:font-style-complex="italic"/>
    </style:style>
    <style:style style:name="T475" style:parent-style-name="Policepardéfaut" style:family="text">
      <style:text-properties fo:font-style="italic" style:font-style-asian="italic" style:font-style-complex="italic"/>
    </style:style>
    <style:style style:name="T476" style:parent-style-name="Policepardéfaut" style:family="text">
      <style:text-properties fo:font-style="italic" style:font-style-asian="italic" style:font-style-complex="italic"/>
    </style:style>
    <style:style style:name="T477" style:parent-style-name="Policepardéfaut" style:family="text">
      <style:text-properties fo:font-style="italic" style:font-style-asian="italic" style:font-style-complex="italic"/>
    </style:style>
    <style:style style:name="T478" style:parent-style-name="Policepardéfaut" style:family="text">
      <style:text-properties fo:font-style="italic" style:font-style-asian="italic" style:font-style-complex="italic"/>
    </style:style>
    <style:style style:name="T479" style:parent-style-name="Policepardéfaut" style:family="text">
      <style:text-properties fo:font-style="italic" style:font-style-asian="italic" style:font-style-complex="italic"/>
    </style:style>
    <style:style style:name="T480" style:parent-style-name="Policepardéfaut" style:family="text">
      <style:text-properties fo:font-style="italic" style:font-style-asian="italic" style:font-style-complex="italic"/>
    </style:style>
    <style:style style:name="T481" style:parent-style-name="Policepardéfaut" style:family="text">
      <style:text-properties fo:font-style="italic" style:font-style-asian="italic" style:font-style-complex="italic"/>
    </style:style>
    <style:style style:name="T482" style:parent-style-name="Policepardéfaut" style:family="text">
      <style:text-properties fo:font-style="italic" style:font-style-asian="italic" style:font-style-complex="italic"/>
    </style:style>
    <style:style style:name="T483" style:parent-style-name="Policepardéfaut" style:family="text">
      <style:text-properties fo:font-style="italic" style:font-style-asian="italic" style:font-style-complex="italic"/>
    </style:style>
    <style:style style:name="T484" style:parent-style-name="Policepardéfaut" style:family="text">
      <style:text-properties fo:font-style="italic" style:font-style-asian="italic" style:font-style-complex="italic"/>
    </style:style>
    <style:style style:name="T485" style:parent-style-name="Policepardéfaut" style:family="text">
      <style:text-properties fo:font-style="italic" style:font-style-asian="italic" style:font-style-complex="italic"/>
    </style:style>
    <style:style style:name="T486" style:parent-style-name="Policepardéfaut" style:family="text">
      <style:text-properties fo:font-style="italic" style:font-style-asian="italic" style:font-style-complex="italic"/>
    </style:style>
    <style:style style:name="T487" style:parent-style-name="Policepardéfaut" style:family="text">
      <style:text-properties fo:font-style="italic" style:font-style-asian="italic" style:font-style-complex="italic"/>
    </style:style>
    <style:style style:name="T488" style:parent-style-name="Policepardéfaut" style:family="text">
      <style:text-properties fo:font-style="italic" style:font-style-asian="italic" style:font-style-complex="italic"/>
    </style:style>
    <style:style style:name="T489" style:parent-style-name="Policepardéfaut" style:family="text">
      <style:text-properties fo:font-style="italic" style:font-style-asian="italic" style:font-style-complex="italic"/>
    </style:style>
    <style:style style:name="T490" style:parent-style-name="Policepardéfaut" style:family="text">
      <style:text-properties fo:font-style="italic" style:font-style-asian="italic" style:font-style-complex="italic"/>
    </style:style>
    <style:style style:name="T491" style:parent-style-name="Policepardéfaut" style:family="text">
      <style:text-properties fo:font-style="italic" style:font-style-asian="italic" style:font-style-complex="italic"/>
    </style:style>
    <style:style style:name="T492" style:parent-style-name="Policepardéfaut" style:family="text">
      <style:text-properties fo:font-style="italic" style:font-style-asian="italic" style:font-style-complex="italic"/>
    </style:style>
    <style:style style:name="T493" style:parent-style-name="Policepardéfaut" style:family="text">
      <style:text-properties fo:font-style="italic" style:font-style-asian="italic" style:font-style-complex="italic"/>
    </style:style>
    <style:style style:name="T494" style:parent-style-name="Policepardéfaut" style:family="text">
      <style:text-properties fo:font-style="italic" style:font-style-asian="italic" style:font-style-complex="italic"/>
    </style:style>
    <style:style style:name="T495" style:parent-style-name="Policepardéfaut" style:family="text">
      <style:text-properties fo:font-style="italic" style:font-style-asian="italic" style:font-style-complex="italic"/>
    </style:style>
    <style:style style:name="T496" style:parent-style-name="Policepardéfaut" style:family="text">
      <style:text-properties fo:font-style="italic" style:font-style-asian="italic" style:font-style-complex="italic"/>
    </style:style>
    <style:style style:name="T497" style:parent-style-name="Policepardéfaut" style:family="text">
      <style:text-properties fo:font-style="italic" style:font-style-asian="italic" style:font-style-complex="italic"/>
    </style:style>
    <style:style style:name="T498" style:parent-style-name="Policepardéfaut" style:family="text">
      <style:text-properties fo:font-style="italic" style:font-style-asian="italic" style:font-style-complex="italic"/>
    </style:style>
    <style:style style:name="T499" style:parent-style-name="Policepardéfaut" style:family="text">
      <style:text-properties fo:font-style="italic" style:font-style-asian="italic" style:font-style-complex="italic"/>
    </style:style>
    <style:style style:name="T500" style:parent-style-name="Policepardéfaut" style:family="text">
      <style:text-properties fo:font-style="italic" style:font-style-asian="italic" style:font-style-complex="italic"/>
    </style:style>
    <style:style style:name="T501" style:parent-style-name="Policepardéfaut" style:family="text">
      <style:text-properties fo:font-style="italic" style:font-style-asian="italic" style:font-style-complex="italic"/>
    </style:style>
    <style:style style:name="T502" style:parent-style-name="Policepardéfaut" style:family="text">
      <style:text-properties fo:font-style="italic" style:font-style-asian="italic" style:font-style-complex="italic"/>
    </style:style>
    <style:style style:name="T503" style:parent-style-name="Policepardéfaut" style:family="text">
      <style:text-properties fo:font-style="italic" style:font-style-asian="italic" style:font-style-complex="italic"/>
    </style:style>
    <style:style style:name="T504" style:parent-style-name="Policepardéfaut" style:family="text">
      <style:text-properties fo:font-style="italic" style:font-style-asian="italic" style:font-style-complex="italic"/>
    </style:style>
    <style:style style:name="T505" style:parent-style-name="Policepardéfaut" style:family="text">
      <style:text-properties fo:font-style="italic" style:font-style-asian="italic" style:font-style-complex="italic"/>
    </style:style>
    <style:style style:name="T506" style:parent-style-name="Policepardéfaut" style:family="text">
      <style:text-properties fo:font-style="italic" style:font-style-asian="italic" style:font-style-complex="italic"/>
    </style:style>
    <style:style style:name="T507" style:parent-style-name="Policepardéfaut" style:family="text">
      <style:text-properties fo:font-style="italic" style:font-style-asian="italic" style:font-style-complex="italic"/>
    </style:style>
    <style:style style:name="T508" style:parent-style-name="Policepardéfaut" style:family="text">
      <style:text-properties fo:font-style="italic" style:font-style-asian="italic" style:font-style-complex="italic"/>
    </style:style>
    <style:style style:name="T509" style:parent-style-name="Policepardéfaut" style:family="text">
      <style:text-properties fo:font-style="italic" style:font-style-asian="italic" style:font-style-complex="italic"/>
    </style:style>
    <style:style style:name="T510" style:parent-style-name="Policepardéfaut" style:family="text">
      <style:text-properties fo:font-style="italic" style:font-style-asian="italic" style:font-style-complex="italic"/>
    </style:style>
    <style:style style:name="T511" style:parent-style-name="Policepardéfaut" style:family="text">
      <style:text-properties fo:font-style="italic" style:font-style-asian="italic" style:font-style-complex="italic"/>
    </style:style>
    <style:style style:name="T512" style:parent-style-name="Policepardéfaut" style:family="text">
      <style:text-properties fo:font-style="italic" style:font-style-asian="italic" style:font-style-complex="italic"/>
    </style:style>
    <style:style style:name="T513" style:parent-style-name="Policepardéfaut" style:family="text">
      <style:text-properties fo:font-style="italic" style:font-style-asian="italic" style:font-style-complex="italic"/>
    </style:style>
    <style:style style:name="T514" style:parent-style-name="Policepardéfaut" style:family="text">
      <style:text-properties fo:font-style="italic" style:font-style-asian="italic" style:font-style-complex="italic"/>
    </style:style>
    <style:style style:name="T515" style:parent-style-name="Policepardéfaut" style:family="text">
      <style:text-properties fo:font-style="italic" style:font-style-asian="italic" style:font-style-complex="italic"/>
    </style:style>
    <style:style style:name="T516" style:parent-style-name="Policepardéfaut" style:family="text">
      <style:text-properties fo:font-style="italic" style:font-style-asian="italic" style:font-style-complex="italic"/>
    </style:style>
    <style:style style:name="T517" style:parent-style-name="Policepardéfaut" style:family="text">
      <style:text-properties fo:font-style="italic" style:font-style-asian="italic" style:font-style-complex="italic"/>
    </style:style>
    <style:style style:name="T518" style:parent-style-name="Policepardéfaut" style:family="text">
      <style:text-properties fo:font-style="italic" style:font-style-asian="italic" style:font-style-complex="italic"/>
    </style:style>
    <style:style style:name="T519" style:parent-style-name="Policepardéfaut" style:family="text">
      <style:text-properties fo:font-style="italic" style:font-style-asian="italic" style:font-style-complex="italic"/>
    </style:style>
    <style:style style:name="T520" style:parent-style-name="Policepardéfaut" style:family="text">
      <style:text-properties fo:font-style="italic" style:font-style-asian="italic" style:font-style-complex="italic"/>
    </style:style>
    <style:style style:name="T521" style:parent-style-name="Policepardéfaut" style:family="text">
      <style:text-properties fo:font-style="italic" style:font-style-asian="italic" style:font-style-complex="italic"/>
    </style:style>
    <style:style style:name="T522" style:parent-style-name="Policepardéfaut" style:family="text">
      <style:text-properties fo:font-style="italic" style:font-style-asian="italic" style:font-style-complex="italic"/>
    </style:style>
    <style:style style:name="T523" style:parent-style-name="Policepardéfaut" style:family="text">
      <style:text-properties fo:font-style="italic" style:font-style-asian="italic" style:font-style-complex="italic"/>
    </style:style>
    <style:style style:name="T524" style:parent-style-name="Policepardéfaut" style:family="text">
      <style:text-properties fo:font-style="italic" style:font-style-asian="italic" style:font-style-complex="italic"/>
    </style:style>
    <style:style style:name="T525" style:parent-style-name="Policepardéfaut" style:family="text">
      <style:text-properties fo:font-style="italic" style:font-style-asian="italic" style:font-style-complex="italic"/>
    </style:style>
    <style:style style:name="T526" style:parent-style-name="Policepardéfaut" style:family="text">
      <style:text-properties fo:font-style="italic" style:font-style-asian="italic" style:font-style-complex="italic"/>
    </style:style>
    <style:style style:name="T527" style:parent-style-name="Policepardéfaut" style:family="text">
      <style:text-properties fo:font-style="italic" style:font-style-asian="italic" style:font-style-complex="italic"/>
    </style:style>
    <style:style style:name="T528" style:parent-style-name="Policepardéfaut" style:family="text">
      <style:text-properties fo:font-style="italic" style:font-style-asian="italic" style:font-style-complex="italic"/>
    </style:style>
    <style:style style:name="T529" style:parent-style-name="Policepardéfaut" style:family="text">
      <style:text-properties fo:font-style="italic" style:font-style-asian="italic" style:font-style-complex="italic"/>
    </style:style>
    <style:style style:name="T530" style:parent-style-name="Policepardéfaut" style:family="text">
      <style:text-properties fo:font-style="italic" style:font-style-asian="italic" style:font-style-complex="italic"/>
    </style:style>
    <style:style style:name="T531" style:parent-style-name="Policepardéfaut" style:family="text">
      <style:text-properties fo:font-style="italic" style:font-style-asian="italic" style:font-style-complex="italic"/>
    </style:style>
    <style:style style:name="T532" style:parent-style-name="Policepardéfaut" style:family="text">
      <style:text-properties fo:font-style="italic" style:font-style-asian="italic" style:font-style-complex="italic"/>
    </style:style>
    <style:style style:name="T533" style:parent-style-name="Policepardéfaut" style:family="text">
      <style:text-properties fo:font-style="italic" style:font-style-asian="italic" style:font-style-complex="italic"/>
    </style:style>
    <style:style style:name="T534" style:parent-style-name="Policepardéfaut" style:family="text">
      <style:text-properties fo:font-style="italic" style:font-style-asian="italic" style:font-style-complex="italic"/>
    </style:style>
    <style:style style:name="T535" style:parent-style-name="Policepardéfaut" style:family="text">
      <style:text-properties fo:font-style="italic" style:font-style-asian="italic" style:font-style-complex="italic"/>
    </style:style>
    <style:style style:name="T536" style:parent-style-name="Policepardéfaut" style:family="text">
      <style:text-properties fo:font-style="italic" style:font-style-asian="italic" style:font-style-complex="italic"/>
    </style:style>
    <style:style style:name="T537" style:parent-style-name="Policepardéfaut" style:family="text">
      <style:text-properties fo:font-style="italic" style:font-style-asian="italic" style:font-style-complex="italic"/>
    </style:style>
    <style:style style:name="T538" style:parent-style-name="Policepardéfaut" style:family="text">
      <style:text-properties fo:font-style="italic" style:font-style-asian="italic" style:font-style-complex="italic"/>
    </style:style>
    <style:style style:name="T539" style:parent-style-name="Policepardéfaut" style:family="text">
      <style:text-properties fo:font-style="italic" style:font-style-asian="italic" style:font-style-complex="italic"/>
    </style:style>
    <style:style style:name="T540" style:parent-style-name="Policepardéfaut" style:family="text">
      <style:text-properties fo:font-style="italic" style:font-style-asian="italic" style:font-style-complex="italic"/>
    </style:style>
    <style:style style:name="T541" style:parent-style-name="Policepardéfaut" style:family="text">
      <style:text-properties fo:font-style="italic" style:font-style-asian="italic" style:font-style-complex="italic"/>
    </style:style>
    <style:style style:name="T542" style:parent-style-name="Policepardéfaut" style:family="text">
      <style:text-properties fo:font-style="italic" style:font-style-asian="italic" style:font-style-complex="italic"/>
    </style:style>
    <style:style style:name="T543" style:parent-style-name="Policepardéfaut" style:family="text">
      <style:text-properties fo:font-style="italic" style:font-style-asian="italic" style:font-style-complex="italic"/>
    </style:style>
    <style:style style:name="T544" style:parent-style-name="Policepardéfaut" style:family="text">
      <style:text-properties fo:font-style="italic" style:font-style-asian="italic" style:font-style-complex="italic"/>
    </style:style>
    <style:style style:name="T545" style:parent-style-name="Policepardéfaut" style:family="text">
      <style:text-properties fo:font-style="italic" style:font-style-asian="italic" style:font-style-complex="italic"/>
    </style:style>
    <style:style style:name="T546" style:parent-style-name="Policepardéfaut" style:family="text">
      <style:text-properties fo:font-style="italic" style:font-style-asian="italic" style:font-style-complex="italic"/>
    </style:style>
    <style:style style:name="T547" style:parent-style-name="Policepardéfaut" style:family="text">
      <style:text-properties fo:font-style="italic" style:font-style-asian="italic" style:font-style-complex="italic"/>
    </style:style>
    <style:style style:name="T548" style:parent-style-name="Policepardéfaut" style:family="text">
      <style:text-properties fo:font-style="italic" style:font-style-asian="italic" style:font-style-complex="italic"/>
    </style:style>
    <style:style style:name="T549" style:parent-style-name="Policepardéfaut" style:family="text">
      <style:text-properties fo:font-style="italic" style:font-style-asian="italic" style:font-style-complex="italic"/>
    </style:style>
    <style:style style:name="T550" style:parent-style-name="Policepardéfaut" style:family="text">
      <style:text-properties fo:font-style="italic" style:font-style-asian="italic" style:font-style-complex="italic"/>
    </style:style>
    <style:style style:name="T551" style:parent-style-name="Policepardéfaut" style:family="text">
      <style:text-properties fo:font-style="italic" style:font-style-asian="italic" style:font-style-complex="italic"/>
    </style:style>
    <style:style style:name="T552" style:parent-style-name="Policepardéfaut" style:family="text">
      <style:text-properties fo:font-style="italic" style:font-style-asian="italic" style:font-style-complex="italic"/>
    </style:style>
    <style:style style:name="T553" style:parent-style-name="Policepardéfaut" style:family="text">
      <style:text-properties fo:font-style="italic" style:font-style-asian="italic" style:font-style-complex="italic"/>
    </style:style>
    <style:style style:name="T554" style:parent-style-name="Policepardéfaut" style:family="text">
      <style:text-properties fo:font-style="italic" style:font-style-asian="italic" style:font-style-complex="italic"/>
    </style:style>
    <style:style style:name="T555" style:parent-style-name="Policepardéfaut" style:family="text">
      <style:text-properties fo:font-style="italic" style:font-style-asian="italic" style:font-style-complex="italic"/>
    </style:style>
    <style:style style:name="T556" style:parent-style-name="Policepardéfaut" style:family="text">
      <style:text-properties fo:font-style="italic" style:font-style-asian="italic" style:font-style-complex="italic"/>
    </style:style>
    <style:style style:name="T557" style:parent-style-name="Policepardéfaut" style:family="text">
      <style:text-properties fo:font-style="italic" style:font-style-asian="italic" style:font-style-complex="italic"/>
    </style:style>
    <style:style style:name="T558" style:parent-style-name="Policepardéfaut" style:family="text">
      <style:text-properties fo:font-style="italic" style:font-style-asian="italic" style:font-style-complex="italic"/>
    </style:style>
    <style:style style:name="T559" style:parent-style-name="Policepardéfaut" style:family="text">
      <style:text-properties fo:font-style="italic" style:font-style-asian="italic" style:font-style-complex="italic"/>
    </style:style>
    <style:style style:name="T560" style:parent-style-name="Policepardéfaut" style:family="text">
      <style:text-properties fo:font-style="italic" style:font-style-asian="italic" style:font-style-complex="italic"/>
    </style:style>
    <style:style style:name="T561" style:parent-style-name="Policepardéfaut" style:family="text">
      <style:text-properties fo:font-style="italic" style:font-style-asian="italic" style:font-style-complex="italic"/>
    </style:style>
    <style:style style:name="T562" style:parent-style-name="Policepardéfaut" style:family="text">
      <style:text-properties fo:font-style="italic" style:font-style-asian="italic" style:font-style-complex="italic"/>
    </style:style>
    <style:style style:name="T563" style:parent-style-name="Policepardéfaut" style:family="text">
      <style:text-properties fo:font-style="italic" style:font-style-asian="italic" style:font-style-complex="italic"/>
    </style:style>
    <style:style style:name="T564" style:parent-style-name="Policepardéfaut" style:family="text">
      <style:text-properties fo:font-style="italic" style:font-style-asian="italic" style:font-style-complex="italic"/>
    </style:style>
    <style:style style:name="T565" style:parent-style-name="Policepardéfaut" style:family="text">
      <style:text-properties fo:font-style="italic" style:font-style-asian="italic" style:font-style-complex="italic"/>
    </style:style>
    <style:style style:name="T566" style:parent-style-name="Policepardéfaut" style:family="text">
      <style:text-properties fo:font-style="italic" style:font-style-asian="italic" style:font-style-complex="italic"/>
    </style:style>
    <style:style style:name="T567" style:parent-style-name="Policepardéfaut" style:family="text">
      <style:text-properties fo:font-style="italic" style:font-style-asian="italic" style:font-style-complex="italic"/>
    </style:style>
    <style:style style:name="T568" style:parent-style-name="Policepardéfaut" style:family="text">
      <style:text-properties fo:font-style="italic" style:font-style-asian="italic" style:font-style-complex="italic"/>
    </style:style>
    <style:style style:name="T569" style:parent-style-name="Policepardéfaut" style:family="text">
      <style:text-properties fo:font-style="italic" style:font-style-asian="italic" style:font-style-complex="italic"/>
    </style:style>
    <style:style style:name="T570" style:parent-style-name="Policepardéfaut" style:family="text">
      <style:text-properties fo:font-style="italic" style:font-style-asian="italic" style:font-style-complex="italic"/>
    </style:style>
    <style:style style:name="T571" style:parent-style-name="Policepardéfaut" style:family="text">
      <style:text-properties fo:font-style="italic" style:font-style-asian="italic" style:font-style-complex="italic"/>
    </style:style>
    <style:style style:name="T572" style:parent-style-name="Policepardéfaut" style:family="text">
      <style:text-properties fo:font-style="italic" style:font-style-asian="italic" style:font-style-complex="italic"/>
    </style:style>
    <style:style style:name="T573" style:parent-style-name="Policepardéfaut" style:family="text">
      <style:text-properties fo:font-style="italic" style:font-style-asian="italic" style:font-style-complex="italic"/>
    </style:style>
    <style:style style:name="T574" style:parent-style-name="Policepardéfaut" style:family="text">
      <style:text-properties fo:font-style="italic" style:font-style-asian="italic" style:font-style-complex="italic"/>
    </style:style>
    <style:style style:name="T575" style:parent-style-name="Policepardéfaut" style:family="text">
      <style:text-properties fo:font-style="italic" style:font-style-asian="italic" style:font-style-complex="italic"/>
    </style:style>
    <style:style style:name="T576" style:parent-style-name="Policepardéfaut" style:family="text">
      <style:text-properties fo:font-style="italic" style:font-style-asian="italic" style:font-style-complex="italic"/>
    </style:style>
    <style:style style:name="T577" style:parent-style-name="Policepardéfaut" style:family="text">
      <style:text-properties fo:font-style="italic" style:font-style-asian="italic" style:font-style-complex="italic"/>
    </style:style>
    <style:style style:name="T578" style:parent-style-name="Policepardéfaut" style:family="text">
      <style:text-properties fo:font-style="italic" style:font-style-asian="italic" style:font-style-complex="italic"/>
    </style:style>
    <style:style style:name="T579" style:parent-style-name="Policepardéfaut" style:family="text">
      <style:text-properties fo:font-style="italic" style:font-style-asian="italic" style:font-style-complex="italic"/>
    </style:style>
    <style:style style:name="T580" style:parent-style-name="Policepardéfaut" style:family="text">
      <style:text-properties fo:font-style="italic" style:font-style-asian="italic" style:font-style-complex="italic"/>
    </style:style>
    <style:style style:name="T581" style:parent-style-name="Policepardéfaut" style:family="text">
      <style:text-properties fo:font-style="italic" style:font-style-asian="italic"/>
    </style:style>
    <style:style style:name="T582" style:parent-style-name="Policepardéfaut" style:family="text">
      <style:text-properties fo:font-style="italic" style:font-style-asian="italic" style:font-style-complex="italic"/>
    </style:style>
    <style:style style:name="T583" style:parent-style-name="Policepardéfaut" style:family="text">
      <style:text-properties fo:font-style="italic" style:font-style-asian="italic" style:font-style-complex="italic"/>
    </style:style>
    <style:style style:name="T584" style:parent-style-name="Policepardéfaut" style:family="text">
      <style:text-properties fo:font-style="italic" style:font-style-asian="italic" style:font-style-complex="italic"/>
    </style:style>
    <style:style style:name="T585" style:parent-style-name="Policepardéfaut" style:family="text">
      <style:text-properties fo:font-style="italic" style:font-style-asian="italic" style:font-style-complex="italic"/>
    </style:style>
    <style:style style:name="T586" style:parent-style-name="Policepardéfaut" style:family="text">
      <style:text-properties fo:font-style="italic" style:font-style-asian="italic" style:font-style-complex="italic"/>
    </style:style>
    <style:style style:name="T587" style:parent-style-name="Policepardéfaut" style:family="text">
      <style:text-properties fo:font-style="italic" style:font-style-asian="italic" style:font-style-complex="italic"/>
    </style:style>
    <style:style style:name="T588" style:parent-style-name="Policepardéfaut" style:family="text">
      <style:text-properties fo:font-style="italic" style:font-style-asian="italic" style:font-style-complex="italic"/>
    </style:style>
    <style:style style:name="T589" style:parent-style-name="Policepardéfaut" style:family="text">
      <style:text-properties fo:font-style="italic" style:font-style-asian="italic" style:font-style-complex="italic"/>
    </style:style>
    <style:style style:name="T590" style:parent-style-name="Policepardéfaut" style:family="text">
      <style:text-properties fo:font-style="italic" style:font-style-asian="italic" style:font-style-complex="italic"/>
    </style:style>
    <style:style style:name="T591" style:parent-style-name="Policepardéfaut" style:family="text">
      <style:text-properties fo:font-style="italic" style:font-style-asian="italic" style:font-style-complex="italic"/>
    </style:style>
    <style:style style:name="T592" style:parent-style-name="Policepardéfaut" style:family="text">
      <style:text-properties fo:font-style="italic" style:font-style-asian="italic" style:font-style-complex="italic"/>
    </style:style>
    <style:style style:name="T593" style:parent-style-name="Policepardéfaut" style:family="text">
      <style:text-properties fo:font-style="italic" style:font-style-asian="italic" style:font-style-complex="italic"/>
    </style:style>
    <style:style style:name="T594" style:parent-style-name="Policepardéfaut" style:family="text">
      <style:text-properties fo:font-style="italic" style:font-style-asian="italic" style:font-style-complex="italic"/>
    </style:style>
    <style:style style:name="T595" style:parent-style-name="Policepardéfaut" style:family="text">
      <style:text-properties fo:font-style="italic" style:font-style-asian="italic" style:font-style-complex="italic"/>
    </style:style>
    <style:style style:name="T596" style:parent-style-name="Policepardéfaut" style:family="text">
      <style:text-properties fo:font-style="italic" style:font-style-asian="italic" style:font-style-complex="italic"/>
    </style:style>
    <style:style style:name="T597" style:parent-style-name="Policepardéfaut" style:family="text">
      <style:text-properties fo:font-style="italic" style:font-style-asian="italic" style:font-style-complex="italic"/>
    </style:style>
    <style:style style:name="T598" style:parent-style-name="Policepardéfaut" style:family="text">
      <style:text-properties fo:font-style="italic" style:font-style-asian="italic" style:font-style-complex="italic"/>
    </style:style>
    <style:style style:name="T599" style:parent-style-name="Policepardéfaut" style:family="text">
      <style:text-properties fo:font-style="italic" style:font-style-asian="italic" style:font-style-complex="italic"/>
    </style:style>
    <style:style style:name="T600" style:parent-style-name="Policepardéfaut" style:family="text">
      <style:text-properties fo:font-style="italic" style:font-style-asian="italic" style:font-style-complex="italic"/>
    </style:style>
    <style:style style:name="T601" style:parent-style-name="Policepardéfaut" style:family="text">
      <style:text-properties fo:font-style="italic" style:font-style-asian="italic" style:font-style-complex="italic"/>
    </style:style>
    <style:style style:name="T602" style:parent-style-name="Policepardéfaut" style:family="text">
      <style:text-properties fo:font-style="italic" style:font-style-asian="italic" style:font-style-complex="italic"/>
    </style:style>
    <style:style style:name="T603" style:parent-style-name="Policepardéfaut" style:family="text">
      <style:text-properties fo:font-style="italic" style:font-style-asian="italic" style:font-style-complex="italic"/>
    </style:style>
    <style:style style:name="T604" style:parent-style-name="Policepardéfaut" style:family="text">
      <style:text-properties fo:font-style="italic" style:font-style-asian="italic" style:font-style-complex="italic"/>
    </style:style>
    <style:style style:name="T605" style:parent-style-name="Policepardéfaut" style:family="text">
      <style:text-properties fo:font-style="italic" style:font-style-asian="italic" style:font-style-complex="italic"/>
    </style:style>
    <style:style style:name="T606" style:parent-style-name="Policepardéfaut" style:family="text">
      <style:text-properties fo:font-style="italic" style:font-style-asian="italic" style:font-style-complex="italic"/>
    </style:style>
    <style:style style:name="T607" style:parent-style-name="Policepardéfaut" style:family="text">
      <style:text-properties fo:font-style="italic" style:font-style-asian="italic" style:font-style-complex="italic"/>
    </style:style>
    <style:style style:name="T608" style:parent-style-name="Policepardéfaut" style:family="text">
      <style:text-properties fo:font-style="italic" style:font-style-asian="italic" style:font-style-complex="italic"/>
    </style:style>
    <style:style style:name="T609" style:parent-style-name="Policepardéfaut" style:family="text">
      <style:text-properties fo:font-style="italic" style:font-style-asian="italic" style:font-style-complex="italic"/>
    </style:style>
    <style:style style:name="T610" style:parent-style-name="Policepardéfaut" style:family="text">
      <style:text-properties fo:font-style="italic" style:font-style-asian="italic" style:font-style-complex="italic"/>
    </style:style>
    <style:style style:name="T611" style:parent-style-name="Policepardéfaut" style:family="text">
      <style:text-properties fo:font-style="italic" style:font-style-asian="italic" style:font-style-complex="italic"/>
    </style:style>
    <style:style style:name="T612" style:parent-style-name="Policepardéfaut" style:family="text">
      <style:text-properties fo:font-style="italic" style:font-style-asian="italic" style:font-style-complex="italic"/>
    </style:style>
    <style:style style:name="T613" style:parent-style-name="Policepardéfaut" style:family="text">
      <style:text-properties fo:font-style="italic" style:font-style-asian="italic" style:font-style-complex="italic"/>
    </style:style>
    <style:style style:name="T614" style:parent-style-name="Policepardéfaut" style:family="text">
      <style:text-properties fo:font-style="italic" style:font-style-asian="italic" style:font-style-complex="italic"/>
    </style:style>
    <style:style style:name="T615" style:parent-style-name="Policepardéfaut" style:family="text">
      <style:text-properties fo:font-style="italic" style:font-style-asian="italic" style:font-style-complex="italic"/>
    </style:style>
    <style:style style:name="T616" style:parent-style-name="Policepardéfaut" style:family="text">
      <style:text-properties fo:font-style="italic" style:font-style-asian="italic" style:font-style-complex="italic"/>
    </style:style>
    <style:style style:name="T617" style:parent-style-name="Policepardéfaut" style:family="text">
      <style:text-properties fo:font-style="italic" style:font-style-asian="italic" style:font-style-complex="italic"/>
    </style:style>
    <style:style style:name="T618" style:parent-style-name="Policepardéfaut" style:family="text">
      <style:text-properties fo:font-style="italic" style:font-style-asian="italic" style:font-style-complex="italic"/>
    </style:style>
    <style:style style:name="T619" style:parent-style-name="Policepardéfaut" style:family="text">
      <style:text-properties fo:font-style="italic" style:font-style-asian="italic" style:font-style-complex="italic"/>
    </style:style>
    <style:style style:name="T620" style:parent-style-name="Policepardéfaut" style:family="text">
      <style:text-properties fo:font-style="italic" style:font-style-asian="italic" style:font-style-complex="italic"/>
    </style:style>
    <style:style style:name="T621" style:parent-style-name="Policepardéfaut" style:family="text">
      <style:text-properties fo:font-style="italic" style:font-style-asian="italic" style:font-style-complex="italic"/>
    </style:style>
    <style:style style:name="T622" style:parent-style-name="Policepardéfaut" style:family="text">
      <style:text-properties fo:font-style="italic" style:font-style-asian="italic" style:font-style-complex="italic"/>
    </style:style>
    <style:style style:name="T623" style:parent-style-name="Policepardéfaut" style:family="text">
      <style:text-properties fo:font-style="italic" style:font-style-asian="italic" style:font-style-complex="italic"/>
    </style:style>
    <style:style style:name="T624" style:parent-style-name="Policepardéfaut" style:family="text">
      <style:text-properties fo:font-style="italic" style:font-style-asian="italic" style:font-style-complex="italic"/>
    </style:style>
    <style:style style:name="T625" style:parent-style-name="Policepardéfaut" style:family="text">
      <style:text-properties fo:font-style="italic" style:font-style-asian="italic" style:font-style-complex="italic"/>
    </style:style>
    <style:style style:name="T626" style:parent-style-name="Policepardéfaut" style:family="text">
      <style:text-properties fo:font-style="italic" style:font-style-asian="italic" style:font-style-complex="italic"/>
    </style:style>
    <style:style style:name="T627" style:parent-style-name="Policepardéfaut" style:family="text">
      <style:text-properties fo:font-style="italic" style:font-style-asian="italic" style:font-style-complex="italic"/>
    </style:style>
    <style:style style:name="T628" style:parent-style-name="Policepardéfaut" style:family="text">
      <style:text-properties fo:font-style="italic" style:font-style-asian="italic" style:font-style-complex="italic"/>
    </style:style>
    <style:style style:name="T629" style:parent-style-name="Policepardéfaut" style:family="text">
      <style:text-properties fo:font-style="italic" style:font-style-asian="italic" style:font-style-complex="italic"/>
    </style:style>
    <style:style style:name="T630" style:parent-style-name="Policepardéfaut" style:family="text">
      <style:text-properties fo:font-style="italic" style:font-style-asian="italic" style:font-style-complex="italic"/>
    </style:style>
    <style:style style:name="T631" style:parent-style-name="Policepardéfaut" style:family="text">
      <style:text-properties fo:font-style="italic" style:font-style-asian="italic" style:font-style-complex="italic"/>
    </style:style>
    <style:style style:name="T632" style:parent-style-name="Policepardéfaut" style:family="text">
      <style:text-properties fo:font-style="italic" style:font-style-asian="italic" style:font-style-complex="italic"/>
    </style:style>
    <style:style style:name="T633" style:parent-style-name="Policepardéfaut" style:family="text">
      <style:text-properties fo:font-style="italic" style:font-style-asian="italic" style:font-style-complex="italic"/>
    </style:style>
    <style:style style:name="T634" style:parent-style-name="Policepardéfaut" style:family="text">
      <style:text-properties fo:font-style="italic" style:font-style-asian="italic" style:font-style-complex="italic"/>
    </style:style>
    <style:style style:name="T635" style:parent-style-name="Policepardéfaut" style:family="text">
      <style:text-properties fo:font-style="italic" style:font-style-asian="italic" style:font-style-complex="italic"/>
    </style:style>
    <style:style style:name="T636" style:parent-style-name="Policepardéfaut" style:family="text">
      <style:text-properties fo:font-style="italic" style:font-style-asian="italic" style:font-style-complex="italic"/>
    </style:style>
    <style:style style:name="T637" style:parent-style-name="Policepardéfaut" style:family="text">
      <style:text-properties fo:font-style="italic" style:font-style-asian="italic" style:font-style-complex="italic"/>
    </style:style>
    <style:style style:name="T638" style:parent-style-name="Policepardéfaut" style:family="text">
      <style:text-properties fo:font-style="italic" style:font-style-asian="italic" style:font-style-complex="italic"/>
    </style:style>
    <style:style style:name="T639" style:parent-style-name="Policepardéfaut" style:family="text">
      <style:text-properties fo:font-style="italic" style:font-style-asian="italic" style:font-style-complex="italic"/>
    </style:style>
    <style:style style:name="P64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641" style:parent-style-name="Policepardéfaut" style:family="text">
      <style:text-properties fo:font-style="italic" style:font-style-asian="italic" style:font-style-complex="italic"/>
    </style:style>
    <style:style style:name="T642" style:parent-style-name="Policepardéfaut" style:family="text">
      <style:text-properties fo:font-style="italic" style:font-style-asian="italic" style:font-style-complex="italic"/>
    </style:style>
    <style:style style:name="T643" style:parent-style-name="Policepardéfaut" style:family="text">
      <style:text-properties fo:font-style="italic" style:font-style-asian="italic" style:font-style-complex="italic"/>
    </style:style>
    <style:style style:name="T644" style:parent-style-name="Policepardéfaut" style:family="text">
      <style:text-properties fo:font-style="italic" style:font-style-asian="italic" style:font-style-complex="italic"/>
    </style:style>
    <style:style style:name="T645" style:parent-style-name="Policepardéfaut" style:family="text">
      <style:text-properties fo:font-style="italic" style:font-style-asian="italic" style:font-style-complex="italic"/>
    </style:style>
    <style:style style:name="T646" style:parent-style-name="Policepardéfaut" style:family="text">
      <style:text-properties fo:font-style="italic" style:font-style-asian="italic" style:font-style-complex="italic"/>
    </style:style>
    <style:style style:name="P64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4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649" style:parent-style-name="Policepardéfaut" style:family="text">
      <style:text-properties fo:font-style="italic" style:font-style-asian="italic" style:font-style-complex="italic"/>
    </style:style>
    <style:style style:name="T650" style:parent-style-name="Policepardéfaut" style:family="text">
      <style:text-properties fo:font-style="italic" style:font-style-asian="italic" style:font-style-complex="italic"/>
    </style:style>
    <style:style style:name="T651" style:parent-style-name="Policepardéfaut" style:family="text">
      <style:text-properties fo:font-style="italic" style:font-style-asian="italic" style:font-style-complex="italic"/>
    </style:style>
    <style:style style:name="T652" style:parent-style-name="Policepardéfaut" style:family="text">
      <style:text-properties fo:font-style="italic" style:font-style-asian="italic" style:font-style-complex="italic"/>
    </style:style>
    <style:style style:name="T653" style:parent-style-name="Policepardéfaut" style:family="text">
      <style:text-properties fo:font-style="italic" style:font-style-asian="italic" style:font-style-complex="italic"/>
    </style:style>
    <style:style style:name="T654" style:parent-style-name="Policepardéfaut" style:family="text">
      <style:text-properties fo:font-style="italic" style:font-style-asian="italic" style:font-style-complex="italic"/>
    </style:style>
    <style:style style:name="T655" style:parent-style-name="Policepardéfaut" style:family="text">
      <style:text-properties fo:font-style="italic" style:font-style-asian="italic" style:font-style-complex="italic"/>
    </style:style>
    <style:style style:name="T656" style:parent-style-name="Policepardéfaut" style:family="text">
      <style:text-properties fo:font-style="italic" style:font-style-asian="italic" style:font-style-complex="italic"/>
    </style:style>
    <style:style style:name="T657" style:parent-style-name="Policepardéfaut" style:family="text">
      <style:text-properties fo:font-style="italic" style:font-style-asian="italic" style:font-style-complex="italic"/>
    </style:style>
    <style:style style:name="T658" style:parent-style-name="Policepardéfaut" style:family="text">
      <style:text-properties fo:font-style="italic" style:font-style-asian="italic" style:font-style-complex="italic"/>
    </style:style>
    <style:style style:name="P65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6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661" style:parent-style-name="Policepardéfaut" style:family="text">
      <style:text-properties fo:font-style="italic" style:font-style-asian="italic" style:font-style-complex="italic"/>
    </style:style>
    <style:style style:name="T662" style:parent-style-name="Policepardéfaut" style:family="text">
      <style:text-properties fo:font-style="italic" style:font-style-asian="italic" style:font-style-complex="italic"/>
    </style:style>
    <style:style style:name="T663" style:parent-style-name="Policepardéfaut" style:family="text">
      <style:text-properties fo:font-style="italic" style:font-style-asian="italic" style:font-style-complex="italic"/>
    </style:style>
    <style:style style:name="T664" style:parent-style-name="Policepardéfaut" style:family="text">
      <style:text-properties fo:font-style="italic" style:font-style-asian="italic" style:font-style-complex="italic"/>
    </style:style>
    <style:style style:name="T665" style:parent-style-name="Policepardéfaut" style:family="text">
      <style:text-properties fo:font-style="italic" style:font-style-asian="italic" style:font-style-complex="italic"/>
    </style:style>
    <style:style style:name="T666" style:parent-style-name="Policepardéfaut" style:family="text">
      <style:text-properties fo:font-style="italic" style:font-style-asian="italic" style:font-style-complex="italic"/>
    </style:style>
    <style:style style:name="T667" style:parent-style-name="Policepardéfaut" style:family="text">
      <style:text-properties fo:font-style="italic" style:font-style-asian="italic" style:font-style-complex="italic"/>
    </style:style>
    <style:style style:name="T668" style:parent-style-name="Policepardéfaut" style:family="text">
      <style:text-properties fo:font-style="italic" style:font-style-asian="italic" style:font-style-complex="italic"/>
    </style:style>
    <style:style style:name="T669" style:parent-style-name="Policepardéfaut" style:family="text">
      <style:text-properties fo:font-style="italic" style:font-style-asian="italic" style:font-style-complex="italic"/>
    </style:style>
    <style:style style:name="P67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7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672" style:parent-style-name="Policepardéfaut" style:family="text">
      <style:text-properties fo:font-style="italic" style:font-style-asian="italic" style:font-style-complex="italic"/>
    </style:style>
    <style:style style:name="T673" style:parent-style-name="Policepardéfaut" style:family="text">
      <style:text-properties fo:font-style="italic" style:font-style-asian="italic" style:font-style-complex="italic"/>
    </style:style>
    <style:style style:name="T674" style:parent-style-name="Policepardéfaut" style:family="text">
      <style:text-properties fo:font-style="italic" style:font-style-asian="italic" style:font-style-complex="italic"/>
    </style:style>
    <style:style style:name="T675" style:parent-style-name="Policepardéfaut" style:family="text">
      <style:text-properties fo:font-style="italic" style:font-style-asian="italic" style:font-style-complex="italic"/>
    </style:style>
    <style:style style:name="T676" style:parent-style-name="Policepardéfaut" style:family="text">
      <style:text-properties fo:font-style="italic" style:font-style-asian="italic" style:font-style-complex="italic"/>
    </style:style>
    <style:style style:name="T677" style:parent-style-name="Policepardéfaut" style:family="text">
      <style:text-properties fo:font-style="italic" style:font-style-asian="italic" style:font-style-complex="italic"/>
    </style:style>
    <style:style style:name="P67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7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680" style:parent-style-name="Policepardéfaut" style:family="text">
      <style:text-properties fo:font-style="italic" style:font-style-asian="italic" style:font-style-complex="italic"/>
    </style:style>
    <style:style style:name="T681" style:parent-style-name="Policepardéfaut" style:family="text">
      <style:text-properties fo:font-style="italic" style:font-style-asian="italic" style:font-style-complex="italic"/>
    </style:style>
    <style:style style:name="T682" style:parent-style-name="Policepardéfaut" style:family="text">
      <style:text-properties fo:font-style="italic" style:font-style-asian="italic" style:font-style-complex="italic"/>
    </style:style>
    <style:style style:name="T683" style:parent-style-name="Policepardéfaut" style:family="text">
      <style:text-properties fo:font-style="italic" style:font-style-asian="italic" style:font-style-complex="italic"/>
    </style:style>
    <style:style style:name="T684" style:parent-style-name="Policepardéfaut" style:family="text">
      <style:text-properties fo:font-style="italic" style:font-style-asian="italic" style:font-style-complex="italic"/>
    </style:style>
    <style:style style:name="T685" style:parent-style-name="Policepardéfaut" style:family="text">
      <style:text-properties fo:font-style="italic" style:font-style-asian="italic" style:font-style-complex="italic"/>
    </style:style>
    <style:style style:name="T686" style:parent-style-name="Policepardéfaut" style:family="text">
      <style:text-properties fo:font-style="italic" style:font-style-asian="italic" style:font-style-complex="italic"/>
    </style:style>
    <style:style style:name="T687" style:parent-style-name="Policepardéfaut" style:family="text">
      <style:text-properties fo:font-style="italic" style:font-style-asian="italic" style:font-style-complex="italic"/>
    </style:style>
    <style:style style:name="T688" style:parent-style-name="Policepardéfaut" style:family="text">
      <style:text-properties fo:font-style="italic" style:font-style-asian="italic" style:font-style-complex="italic"/>
    </style:style>
    <style:style style:name="P68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9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691" style:parent-style-name="Policepardéfaut" style:family="text">
      <style:text-properties fo:font-style="italic" style:font-style-asian="italic" style:font-style-complex="italic"/>
    </style:style>
    <style:style style:name="T692" style:parent-style-name="Policepardéfaut" style:family="text">
      <style:text-properties fo:font-style="italic" style:font-style-asian="italic" style:font-style-complex="italic"/>
    </style:style>
    <style:style style:name="T693" style:parent-style-name="Policepardéfaut" style:family="text">
      <style:text-properties fo:font-style="italic" style:font-style-asian="italic" style:font-style-complex="italic"/>
    </style:style>
    <style:style style:name="T694" style:parent-style-name="Policepardéfaut" style:family="text">
      <style:text-properties fo:font-style="italic" style:font-style-asian="italic" style:font-style-complex="italic"/>
    </style:style>
    <style:style style:name="T695" style:parent-style-name="Policepardéfaut" style:family="text">
      <style:text-properties fo:font-style="italic" style:font-style-asian="italic" style:font-style-complex="italic"/>
    </style:style>
    <style:style style:name="T696" style:parent-style-name="Policepardéfaut" style:family="text">
      <style:text-properties fo:font-style="italic" style:font-style-asian="italic" style:font-style-complex="italic"/>
    </style:style>
    <style:style style:name="T697" style:parent-style-name="Policepardéfaut" style:family="text">
      <style:text-properties fo:font-style="italic" style:font-style-asian="italic" style:font-style-complex="italic"/>
    </style:style>
    <style:style style:name="P69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9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00" style:parent-style-name="Policepardéfaut" style:family="text">
      <style:text-properties fo:font-style="italic" style:font-style-asian="italic" style:font-style-complex="italic"/>
    </style:style>
    <style:style style:name="T701" style:parent-style-name="Policepardéfaut" style:family="text">
      <style:text-properties fo:font-style="italic" style:font-style-asian="italic" style:font-style-complex="italic"/>
    </style:style>
    <style:style style:name="T702" style:parent-style-name="Policepardéfaut" style:family="text">
      <style:text-properties fo:font-style="italic" style:font-style-asian="italic" style:font-style-complex="italic"/>
    </style:style>
    <style:style style:name="T703" style:parent-style-name="Policepardéfaut" style:family="text">
      <style:text-properties fo:font-style="italic" style:font-style-asian="italic" style:font-style-complex="italic"/>
    </style:style>
    <style:style style:name="T704" style:parent-style-name="Policepardéfaut" style:family="text">
      <style:text-properties fo:font-style="italic" style:font-style-asian="italic" style:font-style-complex="italic"/>
    </style:style>
    <style:style style:name="T705" style:parent-style-name="Policepardéfaut" style:family="text">
      <style:text-properties fo:font-style="italic" style:font-style-asian="italic" style:font-style-complex="italic"/>
    </style:style>
    <style:style style:name="P70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08" style:parent-style-name="Policepardéfaut" style:family="text">
      <style:text-properties fo:font-style="italic" style:font-style-asian="italic" style:font-style-complex="italic"/>
    </style:style>
    <style:style style:name="T709" style:parent-style-name="Policepardéfaut" style:family="text">
      <style:text-properties fo:font-style="italic" style:font-style-asian="italic" style:font-style-complex="italic"/>
    </style:style>
    <style:style style:name="T710" style:parent-style-name="Policepardéfaut" style:family="text">
      <style:text-properties fo:font-style="italic" style:font-style-asian="italic" style:font-style-complex="italic"/>
    </style:style>
    <style:style style:name="T711" style:parent-style-name="Policepardéfaut" style:family="text">
      <style:text-properties fo:font-style="italic" style:font-style-asian="italic" style:font-style-complex="italic"/>
    </style:style>
    <style:style style:name="T712" style:parent-style-name="Policepardéfaut" style:family="text">
      <style:text-properties fo:font-style="italic" style:font-style-asian="italic" style:font-style-complex="italic"/>
    </style:style>
    <style:style style:name="T713" style:parent-style-name="Policepardéfaut" style:family="text">
      <style:text-properties fo:font-style="italic" style:font-style-asian="italic" style:font-style-complex="italic"/>
    </style:style>
    <style:style style:name="T714" style:parent-style-name="Policepardéfaut" style:family="text">
      <style:text-properties fo:font-style="italic" style:font-style-asian="italic" style:font-style-complex="italic"/>
    </style:style>
    <style:style style:name="T715" style:parent-style-name="Policepardéfaut" style:family="text">
      <style:text-properties fo:font-style="italic" style:font-style-asian="italic" style:font-style-complex="italic"/>
    </style:style>
    <style:style style:name="T716" style:parent-style-name="Policepardéfaut" style:family="text">
      <style:text-properties fo:font-style="italic" style:font-style-asian="italic" style:font-style-complex="italic"/>
    </style:style>
    <style:style style:name="P71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1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19" style:parent-style-name="Policepardéfaut" style:family="text">
      <style:text-properties fo:font-style="italic" style:font-style-asian="italic" style:font-style-complex="italic"/>
    </style:style>
    <style:style style:name="T720" style:parent-style-name="Policepardéfaut" style:family="text">
      <style:text-properties fo:font-style="italic" style:font-style-asian="italic" style:font-style-complex="italic"/>
    </style:style>
    <style:style style:name="T721" style:parent-style-name="Policepardéfaut" style:family="text">
      <style:text-properties fo:font-style="italic" style:font-style-asian="italic" style:font-style-complex="italic"/>
    </style:style>
    <style:style style:name="T722" style:parent-style-name="Policepardéfaut" style:family="text">
      <style:text-properties fo:font-style="italic" style:font-style-asian="italic" style:font-style-complex="italic"/>
    </style:style>
    <style:style style:name="T723" style:parent-style-name="Policepardéfaut" style:family="text">
      <style:text-properties fo:font-style="italic" style:font-style-asian="italic" style:font-style-complex="italic"/>
    </style:style>
    <style:style style:name="T724" style:parent-style-name="Policepardéfaut" style:family="text">
      <style:text-properties fo:font-style="italic" style:font-style-asian="italic" style:font-style-complex="italic"/>
    </style:style>
    <style:style style:name="T725" style:parent-style-name="Policepardéfaut" style:family="text">
      <style:text-properties fo:font-style="italic" style:font-style-asian="italic" style:font-style-complex="italic"/>
    </style:style>
    <style:style style:name="P72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2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28" style:parent-style-name="Policepardéfaut" style:family="text">
      <style:text-properties fo:font-style="italic" style:font-style-asian="italic" style:font-style-complex="italic"/>
    </style:style>
    <style:style style:name="T729" style:parent-style-name="Policepardéfaut" style:family="text">
      <style:text-properties fo:font-style="italic" style:font-style-asian="italic" style:font-style-complex="italic"/>
    </style:style>
    <style:style style:name="T730" style:parent-style-name="Policepardéfaut" style:family="text">
      <style:text-properties fo:font-style="italic" style:font-style-asian="italic" style:font-style-complex="italic"/>
    </style:style>
    <style:style style:name="T731" style:parent-style-name="Policepardéfaut" style:family="text">
      <style:text-properties fo:font-style="italic" style:font-style-asian="italic" style:font-style-complex="italic"/>
    </style:style>
    <style:style style:name="T732" style:parent-style-name="Policepardéfaut" style:family="text">
      <style:text-properties fo:font-style="italic" style:font-style-asian="italic" style:font-style-complex="italic"/>
    </style:style>
    <style:style style:name="T733" style:parent-style-name="Policepardéfaut" style:family="text">
      <style:text-properties fo:font-style="italic" style:font-style-asian="italic" style:font-style-complex="italic"/>
    </style:style>
    <style:style style:name="P73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3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36" style:parent-style-name="Policepardéfaut" style:family="text">
      <style:text-properties fo:font-style="italic" style:font-style-asian="italic" style:font-style-complex="italic"/>
    </style:style>
    <style:style style:name="T737" style:parent-style-name="Policepardéfaut" style:family="text">
      <style:text-properties fo:font-style="italic" style:font-style-asian="italic" style:font-style-complex="italic"/>
    </style:style>
    <style:style style:name="T738" style:parent-style-name="Policepardéfaut" style:family="text">
      <style:text-properties fo:font-style="italic" style:font-style-asian="italic" style:font-style-complex="italic"/>
    </style:style>
    <style:style style:name="T739" style:parent-style-name="Policepardéfaut" style:family="text">
      <style:text-properties fo:font-style="italic" style:font-style-asian="italic" style:font-style-complex="italic"/>
    </style:style>
    <style:style style:name="T740" style:parent-style-name="Policepardéfaut" style:family="text">
      <style:text-properties fo:font-style="italic" style:font-style-asian="italic" style:font-style-complex="italic"/>
    </style:style>
    <style:style style:name="T741" style:parent-style-name="Policepardéfaut" style:family="text">
      <style:text-properties fo:font-style="italic" style:font-style-asian="italic" style:font-style-complex="italic"/>
    </style:style>
    <style:style style:name="T742" style:parent-style-name="Policepardéfaut" style:family="text">
      <style:text-properties fo:font-style="italic" style:font-style-asian="italic" style:font-style-complex="italic"/>
    </style:style>
    <style:style style:name="P74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4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4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4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47" style:parent-style-name="Policepardéfaut" style:family="text">
      <style:text-properties fo:font-style="italic" style:font-style-asian="italic" style:font-style-complex="italic"/>
    </style:style>
    <style:style style:name="T748" style:parent-style-name="Policepardéfaut" style:family="text">
      <style:text-properties fo:font-style="italic" style:font-style-asian="italic" style:font-style-complex="italic"/>
    </style:style>
    <style:style style:name="T749" style:parent-style-name="Policepardéfaut" style:family="text">
      <style:text-properties fo:font-style="italic" style:font-style-asian="italic" style:font-style-complex="italic"/>
    </style:style>
    <style:style style:name="T750" style:parent-style-name="Policepardéfaut" style:family="text">
      <style:text-properties fo:font-style="italic" style:font-style-asian="italic" style:font-style-complex="italic"/>
    </style:style>
    <style:style style:name="T751" style:parent-style-name="Policepardéfaut" style:family="text">
      <style:text-properties fo:font-style="italic" style:font-style-asian="italic" style:font-style-complex="italic"/>
    </style:style>
    <style:style style:name="T752" style:parent-style-name="Policepardéfaut" style:family="text">
      <style:text-properties fo:font-style="italic" style:font-style-asian="italic" style:font-style-complex="italic"/>
    </style:style>
    <style:style style:name="T753" style:parent-style-name="Policepardéfaut" style:family="text">
      <style:text-properties fo:font-style="italic" style:font-style-asian="italic" style:font-style-complex="italic"/>
    </style:style>
    <style:style style:name="T754" style:parent-style-name="Policepardéfaut" style:family="text">
      <style:text-properties fo:font-style="italic" style:font-style-asian="italic" style:font-style-complex="italic"/>
    </style:style>
    <style:style style:name="T755" style:parent-style-name="Policepardéfaut" style:family="text">
      <style:text-properties fo:font-style="italic" style:font-style-asian="italic" style:font-style-complex="italic"/>
    </style:style>
    <style:style style:name="P75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57" style:parent-style-name="Policepardéfaut" style:family="text">
      <style:text-properties fo:font-style="italic" style:font-style-asian="italic" style:font-style-complex="italic"/>
    </style:style>
    <style:style style:name="T758" style:parent-style-name="Policepardéfaut" style:family="text">
      <style:text-properties fo:font-style="italic" style:font-style-asian="italic" style:font-style-complex="italic"/>
    </style:style>
    <style:style style:name="T759" style:parent-style-name="Policepardéfaut" style:family="text">
      <style:text-properties fo:font-style="italic" style:font-style-asian="italic" style:font-style-complex="italic"/>
    </style:style>
    <style:style style:name="T760" style:parent-style-name="Policepardéfaut" style:family="text">
      <style:text-properties fo:font-style="italic" style:font-style-asian="italic" style:font-style-complex="italic"/>
    </style:style>
    <style:style style:name="T761" style:parent-style-name="Policepardéfaut" style:family="text">
      <style:text-properties fo:font-style="italic" style:font-style-asian="italic" style:font-style-complex="italic"/>
    </style:style>
    <style:style style:name="T762" style:parent-style-name="Policepardéfaut" style:family="text">
      <style:text-properties fo:font-style="italic" style:font-style-asian="italic" style:font-style-complex="italic"/>
    </style:style>
    <style:style style:name="T763" style:parent-style-name="Policepardéfaut" style:family="text">
      <style:text-properties fo:font-style="italic" style:font-style-asian="italic" style:font-style-complex="italic"/>
    </style:style>
    <style:style style:name="T764" style:parent-style-name="Policepardéfaut" style:family="text">
      <style:text-properties fo:font-style="italic" style:font-style-asian="italic" style:font-style-complex="italic"/>
    </style:style>
    <style:style style:name="T765" style:parent-style-name="Policepardéfaut" style:family="text">
      <style:text-properties fo:font-style="italic" style:font-style-asian="italic" style:font-style-complex="italic"/>
    </style:style>
    <style:style style:name="T766" style:parent-style-name="Policepardéfaut" style:family="text">
      <style:text-properties fo:font-style="italic" style:font-style-asian="italic" style:font-style-complex="italic"/>
    </style:style>
    <style:style style:name="T767" style:parent-style-name="Policepardéfaut" style:family="text">
      <style:text-properties fo:font-style="italic" style:font-style-asian="italic" style:font-style-complex="italic"/>
    </style:style>
    <style:style style:name="T768" style:parent-style-name="Policepardéfaut" style:family="text">
      <style:text-properties fo:font-style="italic" style:font-style-asian="italic" style:font-style-complex="italic"/>
    </style:style>
    <style:style style:name="P76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7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71" style:parent-style-name="Policepardéfaut" style:family="text">
      <style:text-properties fo:font-style="italic" style:font-style-asian="italic" style:font-style-complex="italic"/>
    </style:style>
    <style:style style:name="T772" style:parent-style-name="Policepardéfaut" style:family="text">
      <style:text-properties fo:font-style="italic" style:font-style-asian="italic" style:font-style-complex="italic"/>
    </style:style>
    <style:style style:name="T773" style:parent-style-name="Policepardéfaut" style:family="text">
      <style:text-properties fo:font-style="italic" style:font-style-asian="italic" style:font-style-complex="italic"/>
    </style:style>
    <style:style style:name="T774" style:parent-style-name="Policepardéfaut" style:family="text">
      <style:text-properties fo:font-style="italic" style:font-style-asian="italic" style:font-style-complex="italic"/>
    </style:style>
    <style:style style:name="T775" style:parent-style-name="Policepardéfaut" style:family="text">
      <style:text-properties fo:font-style="italic" style:font-style-asian="italic" style:font-style-complex="italic"/>
    </style:style>
    <style:style style:name="T776" style:parent-style-name="Policepardéfaut" style:family="text">
      <style:text-properties fo:font-style="italic" style:font-style-asian="italic" style:font-style-complex="italic"/>
    </style:style>
    <style:style style:name="T777" style:parent-style-name="Policepardéfaut" style:family="text">
      <style:text-properties fo:font-style="italic" style:font-style-asian="italic" style:font-style-complex="italic"/>
    </style:style>
    <style:style style:name="T778" style:parent-style-name="Policepardéfaut" style:family="text">
      <style:text-properties fo:font-style="italic" style:font-style-asian="italic" style:font-style-complex="italic"/>
    </style:style>
    <style:style style:name="T779" style:parent-style-name="Policepardéfaut" style:family="text">
      <style:text-properties fo:font-style="italic" style:font-style-asian="italic" style:font-style-complex="italic"/>
    </style:style>
    <style:style style:name="P78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8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782" style:parent-style-name="Policepardéfaut" style:family="text">
      <style:text-properties fo:font-style="italic" style:font-style-asian="italic" style:font-style-complex="italic"/>
    </style:style>
    <style:style style:name="T783" style:parent-style-name="Policepardéfaut" style:family="text">
      <style:text-properties fo:font-style="italic" style:font-style-asian="italic" style:font-style-complex="italic"/>
    </style:style>
    <style:style style:name="T784" style:parent-style-name="Policepardéfaut" style:family="text">
      <style:text-properties fo:font-style="italic" style:font-style-asian="italic" style:font-style-complex="italic"/>
    </style:style>
    <style:style style:name="T785" style:parent-style-name="Policepardéfaut" style:family="text">
      <style:text-properties fo:font-style="italic" style:font-style-asian="italic" style:font-style-complex="italic"/>
    </style:style>
    <style:style style:name="T786" style:parent-style-name="Policepardéfaut" style:family="text">
      <style:text-properties fo:font-style="italic" style:font-style-asian="italic" style:font-style-complex="italic"/>
    </style:style>
    <style:style style:name="T787" style:parent-style-name="Policepardéfaut" style:family="text">
      <style:text-properties fo:font-style="italic" style:font-style-asian="italic" style:font-style-complex="italic"/>
    </style:style>
    <style:style style:name="T788" style:parent-style-name="Policepardéfaut" style:family="text">
      <style:text-properties fo:font-style="italic" style:font-style-asian="italic" style:font-style-complex="italic"/>
    </style:style>
    <style:style style:name="T789" style:parent-style-name="Policepardéfaut" style:family="text">
      <style:text-properties fo:font-style="italic" style:font-style-asian="italic" style:font-style-complex="italic"/>
    </style:style>
    <style:style style:name="T790" style:parent-style-name="Policepardéfaut" style:family="text">
      <style:text-properties fo:font-style="italic" style:font-style-asian="italic" style:font-style-complex="italic"/>
    </style:style>
    <style:style style:name="T791" style:parent-style-name="Policepardéfaut" style:family="text">
      <style:text-properties fo:font-style="italic" style:font-style-asian="italic" style:font-style-complex="italic"/>
    </style:style>
    <style:style style:name="T792" style:parent-style-name="Policepardéfaut" style:family="text">
      <style:text-properties fo:font-style="italic" style:font-style-asian="italic" style:font-style-complex="italic"/>
    </style:style>
    <style:style style:name="T793" style:parent-style-name="Policepardéfaut" style:family="text">
      <style:text-properties fo:font-style="italic" style:font-style-asian="italic" style:font-style-complex="italic"/>
    </style:style>
    <style:style style:name="T794" style:parent-style-name="Policepardéfaut" style:family="text">
      <style:text-properties fo:font-style="italic" style:font-style-asian="italic" style:font-style-complex="italic"/>
    </style:style>
    <style:style style:name="T795" style:parent-style-name="Policepardéfaut" style:family="text">
      <style:text-properties fo:font-style="italic" style:font-style-asian="italic" style:font-style-complex="italic"/>
    </style:style>
    <style:style style:name="T796" style:parent-style-name="Policepardéfaut" style:family="text">
      <style:text-properties fo:font-style="italic" style:font-style-asian="italic" style:font-style-complex="italic"/>
    </style:style>
    <style:style style:name="T797" style:parent-style-name="Policepardéfaut" style:family="text">
      <style:text-properties fo:font-style="italic" style:font-style-asian="italic" style:font-style-complex="italic"/>
    </style:style>
    <style:style style:name="P79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9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800" style:parent-style-name="Policepardéfaut" style:family="text">
      <style:text-properties fo:font-style="italic" style:font-style-asian="italic" style:font-style-complex="italic"/>
    </style:style>
    <style:style style:name="T801" style:parent-style-name="Policepardéfaut" style:family="text">
      <style:text-properties fo:font-style="italic" style:font-style-asian="italic" style:font-style-complex="italic"/>
    </style:style>
    <style:style style:name="T802" style:parent-style-name="Policepardéfaut" style:family="text">
      <style:text-properties fo:font-style="italic" style:font-style-asian="italic" style:font-style-complex="italic"/>
    </style:style>
    <style:style style:name="T803" style:parent-style-name="Policepardéfaut" style:family="text">
      <style:text-properties fo:font-style="italic" style:font-style-asian="italic" style:font-style-complex="italic"/>
    </style:style>
    <style:style style:name="T804" style:parent-style-name="Policepardéfaut" style:family="text">
      <style:text-properties fo:font-style="italic" style:font-style-asian="italic" style:font-style-complex="italic"/>
    </style:style>
    <style:style style:name="T805" style:parent-style-name="Policepardéfaut" style:family="text">
      <style:text-properties fo:font-style="italic" style:font-style-asian="italic" style:font-style-complex="italic"/>
    </style:style>
    <style:style style:name="T806" style:parent-style-name="Policepardéfaut" style:family="text">
      <style:text-properties fo:font-style="italic" style:font-style-asian="italic" style:font-style-complex="italic"/>
    </style:style>
    <style:style style:name="T807" style:parent-style-name="Policepardéfaut" style:family="text">
      <style:text-properties fo:font-style="italic" style:font-style-asian="italic" style:font-style-complex="italic"/>
    </style:style>
    <style:style style:name="T808" style:parent-style-name="Policepardéfaut" style:family="text">
      <style:text-properties fo:font-style="italic" style:font-style-asian="italic" style:font-style-complex="italic"/>
    </style:style>
    <style:style style:name="T809" style:parent-style-name="Policepardéfaut" style:family="text">
      <style:text-properties fo:font-style="italic" style:font-style-asian="italic" style:font-style-complex="italic"/>
    </style:style>
    <style:style style:name="T810" style:parent-style-name="Policepardéfaut" style:family="text">
      <style:text-properties fo:font-style="italic" style:font-style-asian="italic" style:font-style-complex="italic"/>
    </style:style>
    <style:style style:name="P81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1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813" style:parent-style-name="Policepardéfaut" style:family="text">
      <style:text-properties fo:font-style="italic" style:font-style-asian="italic" style:font-style-complex="italic"/>
    </style:style>
    <style:style style:name="T814" style:parent-style-name="Policepardéfaut" style:family="text">
      <style:text-properties fo:font-style="italic" style:font-style-asian="italic" style:font-style-complex="italic"/>
    </style:style>
    <style:style style:name="T815" style:parent-style-name="Policepardéfaut" style:family="text">
      <style:text-properties fo:font-style="italic" style:font-style-asian="italic" style:font-style-complex="italic"/>
    </style:style>
    <style:style style:name="T816" style:parent-style-name="Policepardéfaut" style:family="text">
      <style:text-properties fo:font-style="italic" style:font-style-asian="italic" style:font-style-complex="italic"/>
    </style:style>
    <style:style style:name="T817" style:parent-style-name="Policepardéfaut" style:family="text">
      <style:text-properties fo:font-style="italic" style:font-style-asian="italic" style:font-style-complex="italic"/>
    </style:style>
    <style:style style:name="T818" style:parent-style-name="Policepardéfaut" style:family="text">
      <style:text-properties fo:font-style="italic" style:font-style-asian="italic" style:font-style-complex="italic"/>
    </style:style>
    <style:style style:name="T819" style:parent-style-name="Policepardéfaut" style:family="text">
      <style:text-properties fo:font-style="italic" style:font-style-asian="italic" style:font-style-complex="italic"/>
    </style:style>
    <style:style style:name="T820" style:parent-style-name="Policepardéfaut" style:family="text">
      <style:text-properties fo:font-style="italic" style:font-style-asian="italic" style:font-style-complex="italic"/>
    </style:style>
    <style:style style:name="T821" style:parent-style-name="Policepardéfaut" style:family="text">
      <style:text-properties fo:font-style="italic" style:font-style-asian="italic" style:font-style-complex="italic"/>
    </style:style>
    <style:style style:name="P82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2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824" style:parent-style-name="Policepardéfaut" style:family="text">
      <style:text-properties fo:font-style="italic" style:font-style-asian="italic" style:font-style-complex="italic"/>
    </style:style>
    <style:style style:name="T825" style:parent-style-name="Policepardéfaut" style:family="text">
      <style:text-properties fo:font-style="italic" style:font-style-asian="italic" style:font-style-complex="italic"/>
    </style:style>
    <style:style style:name="T826" style:parent-style-name="Policepardéfaut" style:family="text">
      <style:text-properties fo:font-style="italic" style:font-style-asian="italic" style:font-style-complex="italic"/>
    </style:style>
    <style:style style:name="T827" style:parent-style-name="Policepardéfaut" style:family="text">
      <style:text-properties fo:font-style="italic" style:font-style-asian="italic" style:font-style-complex="italic"/>
    </style:style>
    <style:style style:name="T828" style:parent-style-name="Policepardéfaut" style:family="text">
      <style:text-properties fo:font-style="italic" style:font-style-asian="italic" style:font-style-complex="italic"/>
    </style:style>
    <style:style style:name="T829" style:parent-style-name="Policepardéfaut" style:family="text">
      <style:text-properties fo:font-style="italic" style:font-style-asian="italic" style:font-style-complex="italic"/>
    </style:style>
    <style:style style:name="T830" style:parent-style-name="Policepardéfaut" style:family="text">
      <style:text-properties fo:font-style="italic" style:font-style-asian="italic" style:font-style-complex="italic"/>
    </style:style>
    <style:style style:name="T831" style:parent-style-name="Policepardéfaut" style:family="text">
      <style:text-properties fo:font-style="italic" style:font-style-asian="italic" style:font-style-complex="italic"/>
    </style:style>
    <style:style style:name="T832" style:parent-style-name="Policepardéfaut" style:family="text">
      <style:text-properties fo:font-style="italic" style:font-style-asian="italic" style:font-style-complex="italic"/>
    </style:style>
    <style:style style:name="T833" style:parent-style-name="Policepardéfaut" style:family="text">
      <style:text-properties fo:font-style="italic" style:font-style-asian="italic" style:font-style-complex="italic"/>
    </style:style>
    <style:style style:name="T834" style:parent-style-name="Policepardéfaut" style:family="text">
      <style:text-properties fo:font-style="italic" style:font-style-asian="italic" style:font-style-complex="italic"/>
    </style:style>
    <style:style style:name="T835" style:parent-style-name="Policepardéfaut" style:family="text">
      <style:text-properties fo:font-style="italic" style:font-style-asian="italic" style:font-style-complex="italic"/>
    </style:style>
    <style:style style:name="T836" style:parent-style-name="Policepardéfaut" style:family="text">
      <style:text-properties fo:font-style="italic" style:font-style-asian="italic" style:font-style-complex="italic"/>
    </style:style>
    <style:style style:name="T837" style:parent-style-name="Policepardéfaut" style:family="text">
      <style:text-properties fo:font-style="italic" style:font-style-asian="italic" style:font-style-complex="italic"/>
    </style:style>
    <style:style style:name="T838" style:parent-style-name="Policepardéfaut" style:family="text">
      <style:text-properties fo:font-style="italic" style:font-style-asian="italic" style:font-style-complex="italic"/>
    </style:style>
    <style:style style:name="T839" style:parent-style-name="Policepardéfaut" style:family="text">
      <style:text-properties fo:font-style="italic" style:font-style-asian="italic" style:font-style-complex="italic"/>
    </style:style>
    <style:style style:name="T840" style:parent-style-name="Policepardéfaut" style:family="text">
      <style:text-properties fo:font-style="italic" style:font-style-asian="italic" style:font-style-complex="italic"/>
    </style:style>
    <style:style style:name="T841" style:parent-style-name="Policepardéfaut" style:family="text">
      <style:text-properties fo:font-style="italic" style:font-style-asian="italic" style:font-style-complex="italic"/>
    </style:style>
    <style:style style:name="T842" style:parent-style-name="Policepardéfaut" style:family="text">
      <style:text-properties fo:font-style="italic" style:font-style-asian="italic" style:font-style-complex="italic"/>
    </style:style>
    <style:style style:name="T843" style:parent-style-name="Policepardéfaut" style:family="text">
      <style:text-properties fo:font-style="italic" style:font-style-asian="italic" style:font-style-complex="italic"/>
    </style:style>
    <style:style style:name="P84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4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846" style:parent-style-name="Policepardéfaut" style:family="text">
      <style:text-properties fo:font-style="italic" style:font-style-asian="italic" style:font-style-complex="italic"/>
    </style:style>
    <style:style style:name="T847" style:parent-style-name="Policepardéfaut" style:family="text">
      <style:text-properties fo:font-style="italic" style:font-style-asian="italic" style:font-style-complex="italic"/>
    </style:style>
    <style:style style:name="T848" style:parent-style-name="Policepardéfaut" style:family="text">
      <style:text-properties fo:font-style="italic" style:font-style-asian="italic" style:font-style-complex="italic"/>
    </style:style>
    <style:style style:name="T849" style:parent-style-name="Policepardéfaut" style:family="text">
      <style:text-properties fo:font-style="italic" style:font-style-asian="italic" style:font-style-complex="italic"/>
    </style:style>
    <style:style style:name="T850" style:parent-style-name="Policepardéfaut" style:family="text">
      <style:text-properties fo:font-style="italic" style:font-style-asian="italic" style:font-style-complex="italic"/>
    </style:style>
    <style:style style:name="T851" style:parent-style-name="Policepardéfaut" style:family="text">
      <style:text-properties fo:font-style="italic" style:font-style-asian="italic" style:font-style-complex="italic"/>
    </style:style>
    <style:style style:name="T852" style:parent-style-name="Policepardéfaut" style:family="text">
      <style:text-properties fo:font-style="italic" style:font-style-asian="italic" style:font-style-complex="italic"/>
    </style:style>
    <style:style style:name="T853" style:parent-style-name="Policepardéfaut" style:family="text">
      <style:text-properties fo:font-style="italic" style:font-style-asian="italic" style:font-style-complex="italic"/>
    </style:style>
    <style:style style:name="T854" style:parent-style-name="Policepardéfaut" style:family="text">
      <style:text-properties fo:font-style="italic" style:font-style-asian="italic" style:font-style-complex="italic"/>
    </style:style>
    <style:style style:name="T855" style:parent-style-name="Policepardéfaut" style:family="text">
      <style:text-properties fo:font-style="italic" style:font-style-asian="italic" style:font-style-complex="italic"/>
    </style:style>
    <style:style style:name="T856" style:parent-style-name="Policepardéfaut" style:family="text">
      <style:text-properties fo:font-style="italic" style:font-style-asian="italic" style:font-style-complex="italic"/>
    </style:style>
    <style:style style:name="T857" style:parent-style-name="Policepardéfaut" style:family="text">
      <style:text-properties fo:font-style="italic" style:font-style-asian="italic" style:font-style-complex="italic"/>
    </style:style>
    <style:style style:name="T858" style:parent-style-name="Policepardéfaut" style:family="text">
      <style:text-properties fo:font-style="italic" style:font-style-asian="italic" style:font-style-complex="italic"/>
    </style:style>
    <style:style style:name="P85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6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861" style:parent-style-name="Policepardéfaut" style:family="text">
      <style:text-properties fo:font-style="italic" style:font-style-asian="italic" style:font-style-complex="italic"/>
    </style:style>
    <style:style style:name="T862" style:parent-style-name="Policepardéfaut" style:family="text">
      <style:text-properties fo:font-style="italic" style:font-style-asian="italic" style:font-style-complex="italic"/>
    </style:style>
    <style:style style:name="T863" style:parent-style-name="Policepardéfaut" style:family="text">
      <style:text-properties fo:font-style="italic" style:font-style-asian="italic" style:font-style-complex="italic"/>
    </style:style>
    <style:style style:name="T864" style:parent-style-name="Policepardéfaut" style:family="text">
      <style:text-properties fo:font-style="italic" style:font-style-asian="italic" style:font-style-complex="italic"/>
    </style:style>
    <style:style style:name="T865" style:parent-style-name="Policepardéfaut" style:family="text">
      <style:text-properties fo:font-style="italic" style:font-style-asian="italic" style:font-style-complex="italic"/>
    </style:style>
    <style:style style:name="T866" style:parent-style-name="Policepardéfaut" style:family="text">
      <style:text-properties fo:font-style="italic" style:font-style-asian="italic" style:font-style-complex="italic"/>
    </style:style>
    <style:style style:name="T867" style:parent-style-name="Policepardéfaut" style:family="text">
      <style:text-properties fo:font-style="italic" style:font-style-asian="italic" style:font-style-complex="italic"/>
    </style:style>
    <style:style style:name="T868" style:parent-style-name="Policepardéfaut" style:family="text">
      <style:text-properties fo:font-style="italic" style:font-style-asian="italic" style:font-style-complex="italic"/>
    </style:style>
    <style:style style:name="T869" style:parent-style-name="Policepardéfaut" style:family="text">
      <style:text-properties fo:font-style="italic" style:font-style-asian="italic" style:font-style-complex="italic"/>
    </style:style>
    <style:style style:name="T870" style:parent-style-name="Policepardéfaut" style:family="text">
      <style:text-properties fo:font-style="italic" style:font-style-asian="italic" style:font-style-complex="italic"/>
    </style:style>
    <style:style style:name="T871" style:parent-style-name="Policepardéfaut" style:family="text">
      <style:text-properties fo:font-style="italic" style:font-style-asian="italic" style:font-style-complex="italic"/>
    </style:style>
    <style:style style:name="T872" style:parent-style-name="Policepardéfaut" style:family="text">
      <style:text-properties fo:font-style="italic" style:font-style-asian="italic" style:font-style-complex="italic"/>
    </style:style>
    <style:style style:name="T873" style:parent-style-name="Policepardéfaut" style:family="text">
      <style:text-properties fo:font-style="italic" style:font-style-asian="italic" style:font-style-complex="italic"/>
    </style:style>
    <style:style style:name="T874" style:parent-style-name="Policepardéfaut" style:family="text">
      <style:text-properties fo:font-style="italic" style:font-style-asian="italic" style:font-style-complex="italic"/>
    </style:style>
    <style:style style:name="P87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7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877" style:parent-style-name="Policepardéfaut" style:family="text">
      <style:text-properties fo:font-style="italic" style:font-style-asian="italic" style:font-style-complex="italic"/>
    </style:style>
    <style:style style:name="T878" style:parent-style-name="Policepardéfaut" style:family="text">
      <style:text-properties fo:font-style="italic" style:font-style-asian="italic" style:font-style-complex="italic"/>
    </style:style>
    <style:style style:name="T879" style:parent-style-name="Policepardéfaut" style:family="text">
      <style:text-properties fo:font-style="italic" style:font-style-asian="italic" style:font-style-complex="italic"/>
    </style:style>
    <style:style style:name="T880" style:parent-style-name="Policepardéfaut" style:family="text">
      <style:text-properties fo:font-style="italic" style:font-style-asian="italic" style:font-style-complex="italic"/>
    </style:style>
    <style:style style:name="T881" style:parent-style-name="Policepardéfaut" style:family="text">
      <style:text-properties fo:font-style="italic" style:font-style-asian="italic" style:font-style-complex="italic"/>
    </style:style>
    <style:style style:name="T882" style:parent-style-name="Policepardéfaut" style:family="text">
      <style:text-properties fo:font-style="italic" style:font-style-asian="italic" style:font-style-complex="italic"/>
    </style:style>
    <style:style style:name="T883" style:parent-style-name="Policepardéfaut" style:family="text">
      <style:text-properties fo:font-style="italic" style:font-style-asian="italic" style:font-style-complex="italic"/>
    </style:style>
    <style:style style:name="T884" style:parent-style-name="Policepardéfaut" style:family="text">
      <style:text-properties fo:font-style="italic" style:font-style-asian="italic" style:font-style-complex="italic"/>
    </style:style>
    <style:style style:name="T885" style:parent-style-name="Policepardéfaut" style:family="text">
      <style:text-properties fo:font-style="italic" style:font-style-asian="italic" style:font-style-complex="italic"/>
    </style:style>
    <style:style style:name="T886" style:parent-style-name="Policepardéfaut" style:family="text">
      <style:text-properties fo:font-style="italic" style:font-style-asian="italic" style:font-style-complex="italic"/>
    </style:style>
    <style:style style:name="T887" style:parent-style-name="Policepardéfaut" style:family="text">
      <style:text-properties fo:font-style="italic" style:font-style-asian="italic" style:font-style-complex="italic"/>
    </style:style>
    <style:style style:name="T888" style:parent-style-name="Policepardéfaut" style:family="text">
      <style:text-properties fo:font-style="italic" style:font-style-asian="italic" style:font-style-complex="italic"/>
    </style:style>
    <style:style style:name="T889" style:parent-style-name="Policepardéfaut" style:family="text">
      <style:text-properties fo:font-style="italic" style:font-style-asian="italic" style:font-style-complex="italic"/>
    </style:style>
    <style:style style:name="T890" style:parent-style-name="Policepardéfaut" style:family="text">
      <style:text-properties fo:font-style="italic" style:font-style-asian="italic" style:font-style-complex="italic"/>
    </style:style>
    <style:style style:name="P89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9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893" style:parent-style-name="Policepardéfaut" style:family="text">
      <style:text-properties fo:font-style="italic" style:font-style-asian="italic" style:font-style-complex="italic"/>
    </style:style>
    <style:style style:name="T894" style:parent-style-name="Policepardéfaut" style:family="text">
      <style:text-properties fo:font-style="italic" style:font-style-asian="italic" style:font-style-complex="italic"/>
    </style:style>
    <style:style style:name="T895" style:parent-style-name="Policepardéfaut" style:family="text">
      <style:text-properties fo:font-style="italic" style:font-style-asian="italic" style:font-style-complex="italic"/>
    </style:style>
    <style:style style:name="T896" style:parent-style-name="Policepardéfaut" style:family="text">
      <style:text-properties fo:font-style="italic" style:font-style-asian="italic" style:font-style-complex="italic"/>
    </style:style>
    <style:style style:name="T897" style:parent-style-name="Policepardéfaut" style:family="text">
      <style:text-properties fo:font-style="italic" style:font-style-asian="italic" style:font-style-complex="italic"/>
    </style:style>
    <style:style style:name="T898" style:parent-style-name="Policepardéfaut" style:family="text">
      <style:text-properties fo:font-style="italic" style:font-style-asian="italic" style:font-style-complex="italic"/>
    </style:style>
    <style:style style:name="T899" style:parent-style-name="Policepardéfaut" style:family="text">
      <style:text-properties fo:font-style="italic" style:font-style-asian="italic" style:font-style-complex="italic"/>
    </style:style>
    <style:style style:name="T900" style:parent-style-name="Policepardéfaut" style:family="text">
      <style:text-properties fo:font-style="italic" style:font-style-asian="italic" style:font-style-complex="italic"/>
    </style:style>
    <style:style style:name="T901" style:parent-style-name="Policepardéfaut" style:family="text">
      <style:text-properties fo:font-style="italic" style:font-style-asian="italic" style:font-style-complex="italic"/>
    </style:style>
    <style:style style:name="T902" style:parent-style-name="Policepardéfaut" style:family="text">
      <style:text-properties fo:font-style="italic" style:font-style-asian="italic" style:font-style-complex="italic"/>
    </style:style>
    <style:style style:name="T903" style:parent-style-name="Policepardéfaut" style:family="text">
      <style:text-properties fo:font-style="italic" style:font-style-asian="italic" style:font-style-complex="italic"/>
    </style:style>
    <style:style style:name="T904" style:parent-style-name="Policepardéfaut" style:family="text">
      <style:text-properties fo:font-style="italic" style:font-style-asian="italic" style:font-style-complex="italic"/>
    </style:style>
    <style:style style:name="T905" style:parent-style-name="Policepardéfaut" style:family="text">
      <style:text-properties fo:font-style="italic" style:font-style-asian="italic" style:font-style-complex="italic"/>
    </style:style>
    <style:style style:name="P90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08" style:parent-style-name="Policepardéfaut" style:family="text">
      <style:text-properties fo:font-style="italic" style:font-style-asian="italic" style:font-style-complex="italic"/>
    </style:style>
    <style:style style:name="T909" style:parent-style-name="Policepardéfaut" style:family="text">
      <style:text-properties fo:font-style="italic" style:font-style-asian="italic" style:font-style-complex="italic"/>
    </style:style>
    <style:style style:name="T910" style:parent-style-name="Policepardéfaut" style:family="text">
      <style:text-properties fo:font-style="italic" style:font-style-asian="italic" style:font-style-complex="italic"/>
    </style:style>
    <style:style style:name="T911" style:parent-style-name="Policepardéfaut" style:family="text">
      <style:text-properties fo:font-style="italic" style:font-style-asian="italic" style:font-style-complex="italic"/>
    </style:style>
    <style:style style:name="T912" style:parent-style-name="Policepardéfaut" style:family="text">
      <style:text-properties fo:font-style="italic" style:font-style-asian="italic" style:font-style-complex="italic"/>
    </style:style>
    <style:style style:name="P91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1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15" style:parent-style-name="Policepardéfaut" style:family="text">
      <style:text-properties fo:font-style="italic" style:font-style-asian="italic" style:font-style-complex="italic"/>
    </style:style>
    <style:style style:name="T916" style:parent-style-name="Policepardéfaut" style:family="text">
      <style:text-properties fo:font-style="italic" style:font-style-asian="italic" style:font-style-complex="italic"/>
    </style:style>
    <style:style style:name="T917" style:parent-style-name="Policepardéfaut" style:family="text">
      <style:text-properties fo:font-style="italic" style:font-style-asian="italic" style:font-style-complex="italic"/>
    </style:style>
    <style:style style:name="T918" style:parent-style-name="Policepardéfaut" style:family="text">
      <style:text-properties fo:font-style="italic" style:font-style-asian="italic" style:font-style-complex="italic"/>
    </style:style>
    <style:style style:name="T919" style:parent-style-name="Policepardéfaut" style:family="text">
      <style:text-properties fo:font-style="italic" style:font-style-asian="italic" style:font-style-complex="italic"/>
    </style:style>
    <style:style style:name="T920" style:parent-style-name="Policepardéfaut" style:family="text">
      <style:text-properties fo:font-style="italic" style:font-style-asian="italic" style:font-style-complex="italic"/>
    </style:style>
    <style:style style:name="T921" style:parent-style-name="Policepardéfaut" style:family="text">
      <style:text-properties fo:font-style="italic" style:font-style-asian="italic" style:font-style-complex="italic"/>
    </style:style>
    <style:style style:name="P92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2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24" style:parent-style-name="Policepardéfaut" style:family="text">
      <style:text-properties fo:font-style="italic" style:font-style-asian="italic" style:font-style-complex="italic"/>
    </style:style>
    <style:style style:name="T925" style:parent-style-name="Policepardéfaut" style:family="text">
      <style:text-properties fo:font-style="italic" style:font-style-asian="italic" style:font-style-complex="italic"/>
    </style:style>
    <style:style style:name="T926" style:parent-style-name="Policepardéfaut" style:family="text">
      <style:text-properties fo:font-style="italic" style:font-style-asian="italic" style:font-style-complex="italic"/>
    </style:style>
    <style:style style:name="T927" style:parent-style-name="Policepardéfaut" style:family="text">
      <style:text-properties fo:font-style="italic" style:font-style-asian="italic" style:font-style-complex="italic"/>
    </style:style>
    <style:style style:name="T928" style:parent-style-name="Policepardéfaut" style:family="text">
      <style:text-properties fo:font-style="italic" style:font-style-asian="italic" style:font-style-complex="italic"/>
    </style:style>
    <style:style style:name="T929" style:parent-style-name="Policepardéfaut" style:family="text">
      <style:text-properties fo:font-style="italic" style:font-style-asian="italic" style:font-style-complex="italic"/>
    </style:style>
    <style:style style:name="T930" style:parent-style-name="Policepardéfaut" style:family="text">
      <style:text-properties fo:font-style="italic" style:font-style-asian="italic" style:font-style-complex="italic"/>
    </style:style>
    <style:style style:name="T931" style:parent-style-name="Policepardéfaut" style:family="text">
      <style:text-properties fo:font-style="italic" style:font-style-asian="italic" style:font-style-complex="italic"/>
    </style:style>
    <style:style style:name="T932" style:parent-style-name="Policepardéfaut" style:family="text">
      <style:text-properties fo:font-style="italic" style:font-style-asian="italic" style:font-style-complex="italic"/>
    </style:style>
    <style:style style:name="T933" style:parent-style-name="Policepardéfaut" style:family="text">
      <style:text-properties fo:font-style="italic" style:font-style-asian="italic" style:font-style-complex="italic"/>
    </style:style>
    <style:style style:name="T934" style:parent-style-name="Policepardéfaut" style:family="text">
      <style:text-properties fo:font-style="italic" style:font-style-asian="italic" style:font-style-complex="italic"/>
    </style:style>
    <style:style style:name="P93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3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37" style:parent-style-name="Policepardéfaut" style:family="text">
      <style:text-properties fo:font-style="italic" style:font-style-asian="italic" style:font-style-complex="italic"/>
    </style:style>
    <style:style style:name="T938" style:parent-style-name="Policepardéfaut" style:family="text">
      <style:text-properties fo:font-style="italic" style:font-style-asian="italic" style:font-style-complex="italic"/>
    </style:style>
    <style:style style:name="T939" style:parent-style-name="Policepardéfaut" style:family="text">
      <style:text-properties fo:font-style="italic" style:font-style-asian="italic" style:font-style-complex="italic"/>
    </style:style>
    <style:style style:name="T940" style:parent-style-name="Policepardéfaut" style:family="text">
      <style:text-properties fo:font-style="italic" style:font-style-asian="italic" style:font-style-complex="italic"/>
    </style:style>
    <style:style style:name="T941" style:parent-style-name="Policepardéfaut" style:family="text">
      <style:text-properties fo:font-style="italic" style:font-style-asian="italic" style:font-style-complex="italic"/>
    </style:style>
    <style:style style:name="T942" style:parent-style-name="Policepardéfaut" style:family="text">
      <style:text-properties fo:font-style="italic" style:font-style-asian="italic" style:font-style-complex="italic"/>
    </style:style>
    <style:style style:name="T943" style:parent-style-name="Policepardéfaut" style:family="text">
      <style:text-properties fo:font-style="italic" style:font-style-asian="italic" style:font-style-complex="italic"/>
    </style:style>
    <style:style style:name="T944" style:parent-style-name="Policepardéfaut" style:family="text">
      <style:text-properties fo:font-style="italic" style:font-style-asian="italic" style:font-style-complex="italic"/>
    </style:style>
    <style:style style:name="T945" style:parent-style-name="Policepardéfaut" style:family="text">
      <style:text-properties fo:font-style="italic" style:font-style-asian="italic" style:font-style-complex="italic"/>
    </style:style>
    <style:style style:name="T946" style:parent-style-name="Policepardéfaut" style:family="text">
      <style:text-properties fo:font-style="italic" style:font-style-asian="italic" style:font-style-complex="italic"/>
    </style:style>
    <style:style style:name="T947" style:parent-style-name="Policepardéfaut" style:family="text">
      <style:text-properties fo:font-style="italic" style:font-style-asian="italic" style:font-style-complex="italic"/>
    </style:style>
    <style:style style:name="P94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50" style:parent-style-name="Policepardéfaut" style:family="text">
      <style:text-properties fo:font-style="italic" style:font-style-asian="italic" style:font-style-complex="italic"/>
    </style:style>
    <style:style style:name="T951" style:parent-style-name="Policepardéfaut" style:family="text">
      <style:text-properties fo:font-style="italic" style:font-style-asian="italic" style:font-style-complex="italic"/>
    </style:style>
    <style:style style:name="T952" style:parent-style-name="Policepardéfaut" style:family="text">
      <style:text-properties fo:font-style="italic" style:font-style-asian="italic" style:font-style-complex="italic"/>
    </style:style>
    <style:style style:name="T953" style:parent-style-name="Policepardéfaut" style:family="text">
      <style:text-properties fo:font-style="italic" style:font-style-asian="italic" style:font-style-complex="italic"/>
    </style:style>
    <style:style style:name="T954" style:parent-style-name="Policepardéfaut" style:family="text">
      <style:text-properties fo:font-style="italic" style:font-style-asian="italic" style:font-style-complex="italic"/>
    </style:style>
    <style:style style:name="T955" style:parent-style-name="Policepardéfaut" style:family="text">
      <style:text-properties fo:font-style="italic" style:font-style-asian="italic" style:font-style-complex="italic"/>
    </style:style>
    <style:style style:name="T956" style:parent-style-name="Policepardéfaut" style:family="text">
      <style:text-properties fo:font-style="italic" style:font-style-asian="italic" style:font-style-complex="italic"/>
    </style:style>
    <style:style style:name="T957" style:parent-style-name="Policepardéfaut" style:family="text">
      <style:text-properties fo:font-style="italic" style:font-style-asian="italic" style:font-style-complex="italic"/>
    </style:style>
    <style:style style:name="T958" style:parent-style-name="Policepardéfaut" style:family="text">
      <style:text-properties fo:font-style="italic" style:font-style-asian="italic" style:font-style-complex="italic"/>
    </style:style>
    <style:style style:name="P95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6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61" style:parent-style-name="Policepardéfaut" style:family="text">
      <style:text-properties fo:font-style="italic" style:font-style-asian="italic" style:font-style-complex="italic"/>
    </style:style>
    <style:style style:name="T962" style:parent-style-name="Policepardéfaut" style:family="text">
      <style:text-properties fo:font-style="italic" style:font-style-asian="italic" style:font-style-complex="italic"/>
    </style:style>
    <style:style style:name="T963" style:parent-style-name="Policepardéfaut" style:family="text">
      <style:text-properties fo:font-style="italic" style:font-style-asian="italic" style:font-style-complex="italic"/>
    </style:style>
    <style:style style:name="T964" style:parent-style-name="Policepardéfaut" style:family="text">
      <style:text-properties fo:font-style="italic" style:font-style-asian="italic" style:font-style-complex="italic"/>
    </style:style>
    <style:style style:name="T965" style:parent-style-name="Policepardéfaut" style:family="text">
      <style:text-properties fo:font-style="italic" style:font-style-asian="italic" style:font-style-complex="italic"/>
    </style:style>
    <style:style style:name="T966" style:parent-style-name="Policepardéfaut" style:family="text">
      <style:text-properties fo:font-style="italic" style:font-style-asian="italic" style:font-style-complex="italic"/>
    </style:style>
    <style:style style:name="T967" style:parent-style-name="Policepardéfaut" style:family="text">
      <style:text-properties fo:font-style="italic" style:font-style-asian="italic" style:font-style-complex="italic"/>
    </style:style>
    <style:style style:name="T968" style:parent-style-name="Policepardéfaut" style:family="text">
      <style:text-properties fo:font-style="italic" style:font-style-asian="italic" style:font-style-complex="italic"/>
    </style:style>
    <style:style style:name="T969" style:parent-style-name="Policepardéfaut" style:family="text">
      <style:text-properties fo:font-style="italic" style:font-style-asian="italic" style:font-style-complex="italic"/>
    </style:style>
    <style:style style:name="T970" style:parent-style-name="Policepardéfaut" style:family="text">
      <style:text-properties fo:font-style="italic" style:font-style-asian="italic" style:font-style-complex="italic"/>
    </style:style>
    <style:style style:name="T971" style:parent-style-name="Policepardéfaut" style:family="text">
      <style:text-properties fo:font-style="italic" style:font-style-asian="italic" style:font-style-complex="italic"/>
    </style:style>
    <style:style style:name="P97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7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74" style:parent-style-name="Policepardéfaut" style:family="text">
      <style:text-properties fo:font-style="italic" style:font-style-asian="italic" style:font-style-complex="italic"/>
    </style:style>
    <style:style style:name="T975" style:parent-style-name="Policepardéfaut" style:family="text">
      <style:text-properties fo:font-style="italic" style:font-style-asian="italic" style:font-style-complex="italic"/>
    </style:style>
    <style:style style:name="T976" style:parent-style-name="Policepardéfaut" style:family="text">
      <style:text-properties fo:font-style="italic" style:font-style-asian="italic" style:font-style-complex="italic"/>
    </style:style>
    <style:style style:name="T977" style:parent-style-name="Policepardéfaut" style:family="text">
      <style:text-properties fo:font-style="italic" style:font-style-asian="italic" style:font-style-complex="italic"/>
    </style:style>
    <style:style style:name="T978" style:parent-style-name="Policepardéfaut" style:family="text">
      <style:text-properties fo:font-style="italic" style:font-style-asian="italic" style:font-style-complex="italic"/>
    </style:style>
    <style:style style:name="T979" style:parent-style-name="Policepardéfaut" style:family="text">
      <style:text-properties fo:font-style="italic" style:font-style-asian="italic" style:font-style-complex="italic"/>
    </style:style>
    <style:style style:name="T980" style:parent-style-name="Policepardéfaut" style:family="text">
      <style:text-properties fo:font-style="italic" style:font-style-asian="italic" style:font-style-complex="italic"/>
    </style:style>
    <style:style style:name="T981" style:parent-style-name="Policepardéfaut" style:family="text">
      <style:text-properties fo:font-style="italic" style:font-style-asian="italic" style:font-style-complex="italic"/>
    </style:style>
    <style:style style:name="T982" style:parent-style-name="Policepardéfaut" style:family="text">
      <style:text-properties fo:font-style="italic" style:font-style-asian="italic" style:font-style-complex="italic"/>
    </style:style>
    <style:style style:name="T983" style:parent-style-name="Policepardéfaut" style:family="text">
      <style:text-properties fo:font-style="italic" style:font-style-asian="italic" style:font-style-complex="italic"/>
    </style:style>
    <style:style style:name="T984" style:parent-style-name="Policepardéfaut" style:family="text">
      <style:text-properties fo:font-style="italic" style:font-style-asian="italic" style:font-style-complex="italic"/>
    </style:style>
    <style:style style:name="T985" style:parent-style-name="Policepardéfaut" style:family="text">
      <style:text-properties fo:font-style="italic" style:font-style-asian="italic" style:font-style-complex="italic"/>
    </style:style>
    <style:style style:name="T986" style:parent-style-name="Policepardéfaut" style:family="text">
      <style:text-properties fo:font-style="italic" style:font-style-asian="italic" style:font-style-complex="italic"/>
    </style:style>
    <style:style style:name="T987" style:parent-style-name="Policepardéfaut" style:family="text">
      <style:text-properties fo:font-style="italic" style:font-style-asian="italic" style:font-style-complex="italic"/>
    </style:style>
    <style:style style:name="T988" style:parent-style-name="Policepardéfaut" style:family="text">
      <style:text-properties fo:font-style="italic" style:font-style-asian="italic" style:font-style-complex="italic"/>
    </style:style>
    <style:style style:name="T989" style:parent-style-name="Policepardéfaut" style:family="text">
      <style:text-properties fo:font-style="italic" style:font-style-asian="italic" style:font-style-complex="italic"/>
    </style:style>
    <style:style style:name="P99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9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92" style:parent-style-name="Policepardéfaut" style:family="text">
      <style:text-properties fo:font-style="italic" style:font-style-asian="italic" style:font-style-complex="italic"/>
    </style:style>
    <style:style style:name="T993" style:parent-style-name="Policepardéfaut" style:family="text">
      <style:text-properties fo:font-style="italic" style:font-style-asian="italic" style:font-style-complex="italic"/>
    </style:style>
    <style:style style:name="T994" style:parent-style-name="Policepardéfaut" style:family="text">
      <style:text-properties fo:font-style="italic" style:font-style-asian="italic" style:font-style-complex="italic"/>
    </style:style>
    <style:style style:name="T995" style:parent-style-name="Policepardéfaut" style:family="text">
      <style:text-properties fo:font-style="italic" style:font-style-asian="italic" style:font-style-complex="italic"/>
    </style:style>
    <style:style style:name="T996" style:parent-style-name="Policepardéfaut" style:family="text">
      <style:text-properties fo:font-style="italic" style:font-style-asian="italic" style:font-style-complex="italic"/>
    </style:style>
    <style:style style:name="T997" style:parent-style-name="Policepardéfaut" style:family="text">
      <style:text-properties fo:font-style="italic" style:font-style-asian="italic" style:font-style-complex="italic"/>
    </style:style>
    <style:style style:name="T998" style:parent-style-name="Policepardéfaut" style:family="text">
      <style:text-properties fo:font-style="italic" style:font-style-asian="italic" style:font-style-complex="italic"/>
    </style:style>
    <style:style style:name="T999" style:parent-style-name="Policepardéfaut" style:family="text">
      <style:text-properties fo:font-style="italic" style:font-style-asian="italic" style:font-style-complex="italic"/>
    </style:style>
    <style:style style:name="T1000" style:parent-style-name="Policepardéfaut" style:family="text">
      <style:text-properties fo:font-style="italic" style:font-style-asian="italic" style:font-style-complex="italic"/>
    </style:style>
    <style:style style:name="T1001" style:parent-style-name="Policepardéfaut" style:family="text">
      <style:text-properties fo:font-style="italic" style:font-style-asian="italic" style:font-style-complex="italic"/>
    </style:style>
    <style:style style:name="T1002" style:parent-style-name="Policepardéfaut" style:family="text">
      <style:text-properties fo:font-style="italic" style:font-style-asian="italic" style:font-style-complex="italic"/>
    </style:style>
    <style:style style:name="T1003" style:parent-style-name="Policepardéfaut" style:family="text">
      <style:text-properties fo:font-style="italic" style:font-style-asian="italic" style:font-style-complex="italic"/>
    </style:style>
    <style:style style:name="T1004" style:parent-style-name="Policepardéfaut" style:family="text">
      <style:text-properties fo:font-style="italic" style:font-style-asian="italic" style:font-style-complex="italic"/>
    </style:style>
    <style:style style:name="T1005" style:parent-style-name="Policepardéfaut" style:family="text">
      <style:text-properties fo:font-style="italic" style:font-style-asian="italic" style:font-style-complex="italic"/>
    </style:style>
    <style:style style:name="T1006" style:parent-style-name="Policepardéfaut" style:family="text">
      <style:text-properties fo:font-style="italic" style:font-style-asian="italic" style:font-style-complex="italic"/>
    </style:style>
    <style:style style:name="P10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0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009" style:parent-style-name="Policepardéfaut" style:family="text">
      <style:text-properties fo:font-style="italic" style:font-style-asian="italic" style:font-style-complex="italic"/>
    </style:style>
    <style:style style:name="T1010" style:parent-style-name="Policepardéfaut" style:family="text">
      <style:text-properties fo:font-style="italic" style:font-style-asian="italic" style:font-style-complex="italic"/>
    </style:style>
    <style:style style:name="T1011" style:parent-style-name="Policepardéfaut" style:family="text">
      <style:text-properties fo:font-style="italic" style:font-style-asian="italic" style:font-style-complex="italic"/>
    </style:style>
    <style:style style:name="T1012" style:parent-style-name="Policepardéfaut" style:family="text">
      <style:text-properties fo:font-style="italic" style:font-style-asian="italic" style:font-style-complex="italic"/>
    </style:style>
    <style:style style:name="T1013" style:parent-style-name="Policepardéfaut" style:family="text">
      <style:text-properties fo:font-style="italic" style:font-style-asian="italic" style:font-style-complex="italic"/>
    </style:style>
    <style:style style:name="T1014" style:parent-style-name="Policepardéfaut" style:family="text">
      <style:text-properties fo:font-style="italic" style:font-style-asian="italic" style:font-style-complex="italic"/>
    </style:style>
    <style:style style:name="T1015" style:parent-style-name="Policepardéfaut" style:family="text">
      <style:text-properties fo:font-style="italic" style:font-style-asian="italic" style:font-style-complex="italic"/>
    </style:style>
    <style:style style:name="T1016" style:parent-style-name="Policepardéfaut" style:family="text">
      <style:text-properties fo:font-style="italic" style:font-style-asian="italic" style:font-style-complex="italic"/>
    </style:style>
    <style:style style:name="T1017" style:parent-style-name="Policepardéfaut" style:family="text">
      <style:text-properties fo:font-style="italic" style:font-style-asian="italic" style:font-style-complex="italic"/>
    </style:style>
    <style:style style:name="T1018" style:parent-style-name="Policepardéfaut" style:family="text">
      <style:text-properties fo:font-style="italic" style:font-style-asian="italic" style:font-style-complex="italic"/>
    </style:style>
    <style:style style:name="T1019" style:parent-style-name="Policepardéfaut" style:family="text">
      <style:text-properties fo:font-style="italic" style:font-style-asian="italic" style:font-style-complex="italic"/>
    </style:style>
    <style:style style:name="T1020" style:parent-style-name="Policepardéfaut" style:family="text">
      <style:text-properties fo:font-style="italic" style:font-style-asian="italic" style:font-style-complex="italic"/>
    </style:style>
    <style:style style:name="T1021" style:parent-style-name="Policepardéfaut" style:family="text">
      <style:text-properties fo:font-style="italic" style:font-style-asian="italic" style:font-style-complex="italic"/>
    </style:style>
    <style:style style:name="P102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2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024" style:parent-style-name="Policepardéfaut" style:family="text">
      <style:text-properties fo:font-style="italic" style:font-style-asian="italic" style:font-style-complex="italic"/>
    </style:style>
    <style:style style:name="T1025" style:parent-style-name="Policepardéfaut" style:family="text">
      <style:text-properties fo:font-style="italic" style:font-style-asian="italic" style:font-style-complex="italic"/>
    </style:style>
    <style:style style:name="T1026" style:parent-style-name="Policepardéfaut" style:family="text">
      <style:text-properties fo:font-style="italic" style:font-style-asian="italic" style:font-style-complex="italic"/>
    </style:style>
    <style:style style:name="T1027" style:parent-style-name="Policepardéfaut" style:family="text">
      <style:text-properties fo:font-style="italic" style:font-style-asian="italic" style:font-style-complex="italic"/>
    </style:style>
    <style:style style:name="T1028" style:parent-style-name="Policepardéfaut" style:family="text">
      <style:text-properties fo:font-style="italic" style:font-style-asian="italic" style:font-style-complex="italic"/>
    </style:style>
    <style:style style:name="T1029" style:parent-style-name="Policepardéfaut" style:family="text">
      <style:text-properties fo:font-style="italic" style:font-style-asian="italic" style:font-style-complex="italic"/>
    </style:style>
    <style:style style:name="T1030" style:parent-style-name="Policepardéfaut" style:family="text">
      <style:text-properties fo:font-style="italic" style:font-style-asian="italic" style:font-style-complex="italic"/>
    </style:style>
    <style:style style:name="T1031" style:parent-style-name="Policepardéfaut" style:family="text">
      <style:text-properties fo:font-style="italic" style:font-style-asian="italic" style:font-style-complex="italic"/>
    </style:style>
    <style:style style:name="T1032" style:parent-style-name="Policepardéfaut" style:family="text">
      <style:text-properties fo:font-style="italic" style:font-style-asian="italic" style:font-style-complex="italic"/>
    </style:style>
    <style:style style:name="T1033" style:parent-style-name="Policepardéfaut" style:family="text">
      <style:text-properties fo:font-style="italic" style:font-style-asian="italic" style:font-style-complex="italic"/>
    </style:style>
    <style:style style:name="T1034" style:parent-style-name="Policepardéfaut" style:family="text">
      <style:text-properties fo:font-style="italic" style:font-style-asian="italic" style:font-style-complex="italic"/>
    </style:style>
    <style:style style:name="T1035" style:parent-style-name="Policepardéfaut" style:family="text">
      <style:text-properties fo:font-style="italic" style:font-style-asian="italic" style:font-style-complex="italic"/>
    </style:style>
    <style:style style:name="T1036" style:parent-style-name="Policepardéfaut" style:family="text">
      <style:text-properties fo:font-style="italic" style:font-style-asian="italic" style:font-style-complex="italic"/>
    </style:style>
    <style:style style:name="T1037" style:parent-style-name="Policepardéfaut" style:family="text">
      <style:text-properties fo:font-style="italic" style:font-style-asian="italic" style:font-style-complex="italic"/>
    </style:style>
    <style:style style:name="T1038" style:parent-style-name="Policepardéfaut" style:family="text">
      <style:text-properties fo:font-style="italic" style:font-style-asian="italic" style:font-style-complex="italic"/>
    </style:style>
    <style:style style:name="T1039" style:parent-style-name="Policepardéfaut" style:family="text">
      <style:text-properties fo:font-style="italic" style:font-style-asian="italic" style:font-style-complex="italic"/>
    </style:style>
    <style:style style:name="P104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4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042" style:parent-style-name="Policepardéfaut" style:family="text">
      <style:text-properties fo:font-style="italic" style:font-style-asian="italic" style:font-style-complex="italic"/>
    </style:style>
    <style:style style:name="T1043" style:parent-style-name="Policepardéfaut" style:family="text">
      <style:text-properties fo:font-style="italic" style:font-style-asian="italic" style:font-style-complex="italic"/>
    </style:style>
    <style:style style:name="T1044" style:parent-style-name="Policepardéfaut" style:family="text">
      <style:text-properties fo:font-style="italic" style:font-style-asian="italic" style:font-style-complex="italic"/>
    </style:style>
    <style:style style:name="T1045" style:parent-style-name="Policepardéfaut" style:family="text">
      <style:text-properties fo:font-style="italic" style:font-style-asian="italic" style:font-style-complex="italic"/>
    </style:style>
    <style:style style:name="T1046" style:parent-style-name="Policepardéfaut" style:family="text">
      <style:text-properties fo:font-style="italic" style:font-style-asian="italic" style:font-style-complex="italic"/>
    </style:style>
    <style:style style:name="T1047" style:parent-style-name="Policepardéfaut" style:family="text">
      <style:text-properties fo:font-style="italic" style:font-style-asian="italic" style:font-style-complex="italic"/>
    </style:style>
    <style:style style:name="T1048" style:parent-style-name="Policepardéfaut" style:family="text">
      <style:text-properties fo:font-style="italic" style:font-style-asian="italic" style:font-style-complex="italic"/>
    </style:style>
    <style:style style:name="P10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5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051" style:parent-style-name="Policepardéfaut" style:family="text">
      <style:text-properties fo:font-style="italic" style:font-style-asian="italic" style:font-style-complex="italic"/>
    </style:style>
    <style:style style:name="T1052" style:parent-style-name="Policepardéfaut" style:family="text">
      <style:text-properties fo:font-style="italic" style:font-style-asian="italic" style:font-style-complex="italic"/>
    </style:style>
    <style:style style:name="T1053" style:parent-style-name="Policepardéfaut" style:family="text">
      <style:text-properties fo:font-style="italic" style:font-style-asian="italic" style:font-style-complex="italic"/>
    </style:style>
    <style:style style:name="P105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5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056" style:parent-style-name="Policepardéfaut" style:family="text">
      <style:text-properties fo:font-style="italic" style:font-style-asian="italic" style:font-style-complex="italic"/>
    </style:style>
    <style:style style:name="T1057" style:parent-style-name="Policepardéfaut" style:family="text">
      <style:text-properties fo:font-style="italic" style:font-style-asian="italic" style:font-style-complex="italic"/>
    </style:style>
    <style:style style:name="T1058" style:parent-style-name="Policepardéfaut" style:family="text">
      <style:text-properties fo:font-style="italic" style:font-style-asian="italic" style:font-style-complex="italic"/>
    </style:style>
    <style:style style:name="T1059" style:parent-style-name="Policepardéfaut" style:family="text">
      <style:text-properties fo:font-style="italic" style:font-style-asian="italic" style:font-style-complex="italic"/>
    </style:style>
    <style:style style:name="T1060" style:parent-style-name="Policepardéfaut" style:family="text">
      <style:text-properties fo:font-style="italic" style:font-style-asian="italic" style:font-style-complex="italic"/>
    </style:style>
    <style:style style:name="T1061" style:parent-style-name="Policepardéfaut" style:family="text">
      <style:text-properties fo:font-style="italic" style:font-style-asian="italic" style:font-style-complex="italic"/>
    </style:style>
    <style:style style:name="T1062" style:parent-style-name="Policepardéfaut" style:family="text">
      <style:text-properties fo:font-style="italic" style:font-style-asian="italic" style:font-style-complex="italic"/>
    </style:style>
    <style:style style:name="T1063" style:parent-style-name="Policepardéfaut" style:family="text">
      <style:text-properties fo:font-style="italic" style:font-style-asian="italic" style:font-style-complex="italic"/>
    </style:style>
    <style:style style:name="T1064" style:parent-style-name="Policepardéfaut" style:family="text">
      <style:text-properties fo:font-style="italic" style:font-style-asian="italic" style:font-style-complex="italic"/>
    </style:style>
    <style:style style:name="P106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6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067" style:parent-style-name="Policepardéfaut" style:family="text">
      <style:text-properties fo:font-style="italic" style:font-style-asian="italic" style:font-style-complex="italic"/>
    </style:style>
    <style:style style:name="T1068" style:parent-style-name="Policepardéfaut" style:family="text">
      <style:text-properties fo:font-style="italic" style:font-style-asian="italic" style:font-style-complex="italic"/>
    </style:style>
    <style:style style:name="T1069" style:parent-style-name="Policepardéfaut" style:family="text">
      <style:text-properties fo:font-style="italic" style:font-style-asian="italic" style:font-style-complex="italic"/>
    </style:style>
    <style:style style:name="T1070" style:parent-style-name="Policepardéfaut" style:family="text">
      <style:text-properties fo:font-style="italic" style:font-style-asian="italic" style:font-style-complex="italic"/>
    </style:style>
    <style:style style:name="T1071" style:parent-style-name="Policepardéfaut" style:family="text">
      <style:text-properties fo:font-style="italic" style:font-style-asian="italic" style:font-style-complex="italic"/>
    </style:style>
    <style:style style:name="T1072" style:parent-style-name="Policepardéfaut" style:family="text">
      <style:text-properties fo:font-style="italic" style:font-style-asian="italic" style:font-style-complex="italic"/>
    </style:style>
    <style:style style:name="T1073" style:parent-style-name="Policepardéfaut" style:family="text">
      <style:text-properties fo:font-style="italic" style:font-style-asian="italic" style:font-style-complex="italic"/>
    </style:style>
    <style:style style:name="T1074" style:parent-style-name="Policepardéfaut" style:family="text">
      <style:text-properties fo:font-style="italic" style:font-style-asian="italic" style:font-style-complex="italic"/>
    </style:style>
    <style:style style:name="T1075" style:parent-style-name="Policepardéfaut" style:family="text">
      <style:text-properties fo:font-style="italic" style:font-style-asian="italic" style:font-style-complex="italic"/>
    </style:style>
    <style:style style:name="T1076" style:parent-style-name="Policepardéfaut" style:family="text">
      <style:text-properties fo:font-style="italic" style:font-style-asian="italic" style:font-style-complex="italic"/>
    </style:style>
    <style:style style:name="T1077" style:parent-style-name="Policepardéfaut" style:family="text">
      <style:text-properties fo:font-style="italic" style:font-style-asian="italic" style:font-style-complex="italic"/>
    </style:style>
    <style:style style:name="T1078" style:parent-style-name="Policepardéfaut" style:family="text">
      <style:text-properties fo:font-style="italic" style:font-style-asian="italic" style:font-style-complex="italic"/>
    </style:style>
    <style:style style:name="T1079" style:parent-style-name="Policepardéfaut" style:family="text">
      <style:text-properties fo:font-style="italic" style:font-style-asian="italic" style:font-style-complex="italic"/>
    </style:style>
    <style:style style:name="T1080" style:parent-style-name="Policepardéfaut" style:family="text">
      <style:text-properties fo:font-style="italic" style:font-style-asian="italic" style:font-style-complex="italic"/>
    </style:style>
    <style:style style:name="T1081" style:parent-style-name="Policepardéfaut" style:family="text">
      <style:text-properties fo:font-style="italic" style:font-style-asian="italic" style:font-style-complex="italic"/>
    </style:style>
    <style:style style:name="T1082" style:parent-style-name="Policepardéfaut" style:family="text">
      <style:text-properties fo:font-style="italic" style:font-style-asian="italic" style:font-style-complex="italic"/>
    </style:style>
    <style:style style:name="T1083" style:parent-style-name="Policepardéfaut" style:family="text">
      <style:text-properties fo:font-style="italic" style:font-style-asian="italic" style:font-style-complex="italic"/>
    </style:style>
    <style:style style:name="T1084" style:parent-style-name="Policepardéfaut" style:family="text">
      <style:text-properties fo:font-style="italic" style:font-style-asian="italic" style:font-style-complex="italic"/>
    </style:style>
    <style:style style:name="P108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8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087" style:parent-style-name="Policepardéfaut" style:family="text">
      <style:text-properties fo:font-style="italic" style:font-style-asian="italic" style:font-style-complex="italic"/>
    </style:style>
    <style:style style:name="T1088" style:parent-style-name="Policepardéfaut" style:family="text">
      <style:text-properties fo:font-style="italic" style:font-style-asian="italic" style:font-style-complex="italic"/>
    </style:style>
    <style:style style:name="T1089" style:parent-style-name="Policepardéfaut" style:family="text">
      <style:text-properties fo:font-style="italic" style:font-style-asian="italic" style:font-style-complex="italic"/>
    </style:style>
    <style:style style:name="T1090" style:parent-style-name="Policepardéfaut" style:family="text">
      <style:text-properties fo:font-style="italic" style:font-style-asian="italic" style:font-style-complex="italic"/>
    </style:style>
    <style:style style:name="T1091" style:parent-style-name="Policepardéfaut" style:family="text">
      <style:text-properties fo:font-style="italic" style:font-style-asian="italic" style:font-style-complex="italic"/>
    </style:style>
    <style:style style:name="T1092" style:parent-style-name="Policepardéfaut" style:family="text">
      <style:text-properties fo:font-style="italic" style:font-style-asian="italic" style:font-style-complex="italic"/>
    </style:style>
    <style:style style:name="T1093" style:parent-style-name="Policepardéfaut" style:family="text">
      <style:text-properties fo:font-style="italic" style:font-style-asian="italic" style:font-style-complex="italic"/>
    </style:style>
    <style:style style:name="T1094" style:parent-style-name="Policepardéfaut" style:family="text">
      <style:text-properties fo:font-style="italic" style:font-style-asian="italic" style:font-style-complex="italic"/>
    </style:style>
    <style:style style:name="T1095" style:parent-style-name="Policepardéfaut" style:family="text">
      <style:text-properties fo:font-style="italic" style:font-style-asian="italic" style:font-style-complex="italic"/>
    </style:style>
    <style:style style:name="T1096" style:parent-style-name="Policepardéfaut" style:family="text">
      <style:text-properties fo:font-style="italic" style:font-style-asian="italic" style:font-style-complex="italic"/>
    </style:style>
    <style:style style:name="T1097" style:parent-style-name="Policepardéfaut" style:family="text">
      <style:text-properties fo:font-style="italic" style:font-style-asian="italic" style:font-style-complex="italic"/>
    </style:style>
    <style:style style:name="T1098" style:parent-style-name="Policepardéfaut" style:family="text">
      <style:text-properties fo:font-style="italic" style:font-style-asian="italic" style:font-style-complex="italic"/>
    </style:style>
    <style:style style:name="T1099" style:parent-style-name="Policepardéfaut" style:family="text">
      <style:text-properties fo:font-style="italic" style:font-style-asian="italic" style:font-style-complex="italic"/>
    </style:style>
    <style:style style:name="T1100" style:parent-style-name="Policepardéfaut" style:family="text">
      <style:text-properties fo:font-style="italic" style:font-style-asian="italic" style:font-style-complex="italic"/>
    </style:style>
    <style:style style:name="T1101" style:parent-style-name="Policepardéfaut" style:family="text">
      <style:text-properties fo:font-style="italic" style:font-style-asian="italic" style:font-style-complex="italic"/>
    </style:style>
    <style:style style:name="T1102" style:parent-style-name="Policepardéfaut" style:family="text">
      <style:text-properties fo:font-style="italic" style:font-style-asian="italic" style:font-style-complex="italic"/>
    </style:style>
    <style:style style:name="T1103" style:parent-style-name="Policepardéfaut" style:family="text">
      <style:text-properties fo:font-style="italic" style:font-style-asian="italic" style:font-style-complex="italic"/>
    </style:style>
    <style:style style:name="T1104" style:parent-style-name="Policepardéfaut" style:family="text">
      <style:text-properties fo:font-style="italic" style:font-style-asian="italic" style:font-style-complex="italic"/>
    </style:style>
    <style:style style:name="T1105" style:parent-style-name="Policepardéfaut" style:family="text">
      <style:text-properties fo:font-style="italic" style:font-style-asian="italic" style:font-style-complex="italic"/>
    </style:style>
    <style:style style:name="T1106" style:parent-style-name="Policepardéfaut" style:family="text">
      <style:text-properties fo:font-style="italic" style:font-style-asian="italic" style:font-style-complex="italic"/>
    </style:style>
    <style:style style:name="P11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0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109" style:parent-style-name="Policepardéfaut" style:family="text">
      <style:text-properties fo:font-style="italic" style:font-style-asian="italic" style:font-style-complex="italic"/>
    </style:style>
    <style:style style:name="T1110" style:parent-style-name="Policepardéfaut" style:family="text">
      <style:text-properties fo:font-style="italic" style:font-style-asian="italic" style:font-style-complex="italic"/>
    </style:style>
    <style:style style:name="T1111" style:parent-style-name="Policepardéfaut" style:family="text">
      <style:text-properties fo:font-style="italic" style:font-style-asian="italic" style:font-style-complex="italic"/>
    </style:style>
    <style:style style:name="T1112" style:parent-style-name="Policepardéfaut" style:family="text">
      <style:text-properties fo:font-style="italic" style:font-style-asian="italic" style:font-style-complex="italic"/>
    </style:style>
    <style:style style:name="T1113" style:parent-style-name="Policepardéfaut" style:family="text">
      <style:text-properties fo:font-style="italic" style:font-style-asian="italic" style:font-style-complex="italic"/>
    </style:style>
    <style:style style:name="T1114" style:parent-style-name="Policepardéfaut" style:family="text">
      <style:text-properties fo:font-style="italic" style:font-style-asian="italic" style:font-style-complex="italic"/>
    </style:style>
    <style:style style:name="T1115" style:parent-style-name="Policepardéfaut" style:family="text">
      <style:text-properties fo:font-style="italic" style:font-style-asian="italic" style:font-style-complex="italic"/>
    </style:style>
    <style:style style:name="T1116" style:parent-style-name="Policepardéfaut" style:family="text">
      <style:text-properties fo:font-style="italic" style:font-style-asian="italic" style:font-style-complex="italic"/>
    </style:style>
    <style:style style:name="T1117" style:parent-style-name="Policepardéfaut" style:family="text">
      <style:text-properties fo:font-style="italic" style:font-style-asian="italic" style:font-style-complex="italic"/>
    </style:style>
    <style:style style:name="T1118" style:parent-style-name="Policepardéfaut" style:family="text">
      <style:text-properties fo:font-style="italic" style:font-style-asian="italic" style:font-style-complex="italic"/>
    </style:style>
    <style:style style:name="T1119" style:parent-style-name="Policepardéfaut" style:family="text">
      <style:text-properties fo:font-style="italic" style:font-style-asian="italic" style:font-style-complex="italic"/>
    </style:style>
    <style:style style:name="P112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2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122" style:parent-style-name="Policepardéfaut" style:family="text">
      <style:text-properties fo:font-style="italic" style:font-style-asian="italic" style:font-style-complex="italic"/>
    </style:style>
    <style:style style:name="T1123" style:parent-style-name="Policepardéfaut" style:family="text">
      <style:text-properties fo:font-style="italic" style:font-style-asian="italic" style:font-style-complex="italic"/>
    </style:style>
    <style:style style:name="T1124" style:parent-style-name="Policepardéfaut" style:family="text">
      <style:text-properties fo:font-style="italic" style:font-style-asian="italic" style:font-style-complex="italic"/>
    </style:style>
    <style:style style:name="T1125" style:parent-style-name="Policepardéfaut" style:family="text">
      <style:text-properties fo:font-style="italic" style:font-style-asian="italic" style:font-style-complex="italic"/>
    </style:style>
    <style:style style:name="T1126" style:parent-style-name="Policepardéfaut" style:family="text">
      <style:text-properties fo:font-style="italic" style:font-style-asian="italic" style:font-style-complex="italic"/>
    </style:style>
    <style:style style:name="T1127" style:parent-style-name="Policepardéfaut" style:family="text">
      <style:text-properties fo:font-style="italic" style:font-style-asian="italic" style:font-style-complex="italic"/>
    </style:style>
    <style:style style:name="T1128" style:parent-style-name="Policepardéfaut" style:family="text">
      <style:text-properties fo:font-style="italic" style:font-style-asian="italic" style:font-style-complex="italic"/>
    </style:style>
    <style:style style:name="T1129" style:parent-style-name="Policepardéfaut" style:family="text">
      <style:text-properties fo:font-style="italic" style:font-style-asian="italic" style:font-style-complex="italic"/>
    </style:style>
    <style:style style:name="T1130" style:parent-style-name="Policepardéfaut" style:family="text">
      <style:text-properties fo:font-style="italic" style:font-style-asian="italic" style:font-style-complex="italic"/>
    </style:style>
    <style:style style:name="T1131" style:parent-style-name="Policepardéfaut" style:family="text">
      <style:text-properties fo:font-style="italic" style:font-style-asian="italic" style:font-style-complex="italic"/>
    </style:style>
    <style:style style:name="T1132" style:parent-style-name="Policepardéfaut" style:family="text">
      <style:text-properties fo:font-style="italic" style:font-style-asian="italic" style:font-style-complex="italic"/>
    </style:style>
    <style:style style:name="T1133" style:parent-style-name="Policepardéfaut" style:family="text">
      <style:text-properties fo:font-style="italic" style:font-style-asian="italic" style:font-style-complex="italic"/>
    </style:style>
    <style:style style:name="P113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3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136" style:parent-style-name="Policepardéfaut" style:family="text">
      <style:text-properties fo:font-style="italic" style:font-style-asian="italic" style:font-style-complex="italic"/>
    </style:style>
    <style:style style:name="T1137" style:parent-style-name="Policepardéfaut" style:family="text">
      <style:text-properties fo:font-style="italic" style:font-style-asian="italic" style:font-style-complex="italic"/>
    </style:style>
    <style:style style:name="T1138" style:parent-style-name="Policepardéfaut" style:family="text">
      <style:text-properties fo:font-style="italic" style:font-style-asian="italic" style:font-style-complex="italic"/>
    </style:style>
    <style:style style:name="T1139" style:parent-style-name="Policepardéfaut" style:family="text">
      <style:text-properties fo:font-style="italic" style:font-style-asian="italic" style:font-style-complex="italic"/>
    </style:style>
    <style:style style:name="T1140" style:parent-style-name="Policepardéfaut" style:family="text">
      <style:text-properties fo:font-style="italic" style:font-style-asian="italic" style:font-style-complex="italic"/>
    </style:style>
    <style:style style:name="T1141" style:parent-style-name="Policepardéfaut" style:family="text">
      <style:text-properties fo:font-style="italic" style:font-style-asian="italic" style:font-style-complex="italic"/>
    </style:style>
    <style:style style:name="T1142" style:parent-style-name="Policepardéfaut" style:family="text">
      <style:text-properties fo:font-style="italic" style:font-style-asian="italic" style:font-style-complex="italic"/>
    </style:style>
    <style:style style:name="T1143" style:parent-style-name="Policepardéfaut" style:family="text">
      <style:text-properties fo:font-style="italic" style:font-style-asian="italic" style:font-style-complex="italic"/>
    </style:style>
    <style:style style:name="T1144" style:parent-style-name="Policepardéfaut" style:family="text">
      <style:text-properties fo:font-style="italic" style:font-style-asian="italic" style:font-style-complex="italic"/>
    </style:style>
    <style:style style:name="T1145" style:parent-style-name="Policepardéfaut" style:family="text">
      <style:text-properties fo:font-style="italic" style:font-style-asian="italic" style:font-style-complex="italic"/>
    </style:style>
    <style:style style:name="T1146" style:parent-style-name="Policepardéfaut" style:family="text">
      <style:text-properties fo:font-style="italic" style:font-style-asian="italic" style:font-style-complex="italic"/>
    </style:style>
    <style:style style:name="T1147" style:parent-style-name="Policepardéfaut" style:family="text">
      <style:text-properties fo:font-style="italic" style:font-style-asian="italic" style:font-style-complex="italic"/>
    </style:style>
    <style:style style:name="T1148" style:parent-style-name="Policepardéfaut" style:family="text">
      <style:text-properties fo:font-style="italic" style:font-style-asian="italic" style:font-style-complex="italic"/>
    </style:style>
    <style:style style:name="T1149" style:parent-style-name="Policepardéfaut" style:family="text">
      <style:text-properties fo:font-style="italic" style:font-style-asian="italic" style:font-style-complex="italic"/>
    </style:style>
    <style:style style:name="T1150" style:parent-style-name="Policepardéfaut" style:family="text">
      <style:text-properties fo:font-style="italic" style:font-style-asian="italic" style:font-style-complex="italic"/>
    </style:style>
    <style:style style:name="T1151" style:parent-style-name="Policepardéfaut" style:family="text">
      <style:text-properties fo:font-style="italic" style:font-style-asian="italic" style:font-style-complex="italic"/>
    </style:style>
    <style:style style:name="T1152" style:parent-style-name="Policepardéfaut" style:family="text">
      <style:text-properties fo:font-style="italic" style:font-style-asian="italic" style:font-style-complex="italic"/>
    </style:style>
    <style:style style:name="T1153" style:parent-style-name="Policepardéfaut" style:family="text">
      <style:text-properties fo:font-style="italic" style:font-style-asian="italic" style:font-style-complex="italic"/>
    </style:style>
    <style:style style:name="T1154" style:parent-style-name="Policepardéfaut" style:family="text">
      <style:text-properties fo:font-style="italic" style:font-style-asian="italic" style:font-style-complex="italic"/>
    </style:style>
    <style:style style:name="T1155" style:parent-style-name="Policepardéfaut" style:family="text">
      <style:text-properties fo:font-style="italic" style:font-style-asian="italic" style:font-style-complex="italic"/>
    </style:style>
    <style:style style:name="T1156" style:parent-style-name="Policepardéfaut" style:family="text">
      <style:text-properties fo:font-style="italic" style:font-style-asian="italic" style:font-style-complex="italic"/>
    </style:style>
    <style:style style:name="T1157" style:parent-style-name="Policepardéfaut" style:family="text">
      <style:text-properties fo:font-style="italic" style:font-style-asian="italic" style:font-style-complex="italic"/>
    </style:style>
    <style:style style:name="T1158" style:parent-style-name="Policepardéfaut" style:family="text">
      <style:text-properties fo:font-style="italic" style:font-style-asian="italic" style:font-style-complex="italic"/>
    </style:style>
    <style:style style:name="P115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6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161" style:parent-style-name="Policepardéfaut" style:family="text">
      <style:text-properties fo:font-style="italic" style:font-style-asian="italic" style:font-style-complex="italic"/>
    </style:style>
    <style:style style:name="T1162" style:parent-style-name="Policepardéfaut" style:family="text">
      <style:text-properties fo:font-style="italic" style:font-style-asian="italic" style:font-style-complex="italic"/>
    </style:style>
    <style:style style:name="T1163" style:parent-style-name="Policepardéfaut" style:family="text">
      <style:text-properties fo:font-style="italic" style:font-style-asian="italic" style:font-style-complex="italic"/>
    </style:style>
    <style:style style:name="T1164" style:parent-style-name="Policepardéfaut" style:family="text">
      <style:text-properties fo:font-style="italic" style:font-style-asian="italic" style:font-style-complex="italic"/>
    </style:style>
    <style:style style:name="T1165" style:parent-style-name="Policepardéfaut" style:family="text">
      <style:text-properties fo:font-style="italic" style:font-style-asian="italic" style:font-style-complex="italic"/>
    </style:style>
    <style:style style:name="T1166" style:parent-style-name="Policepardéfaut" style:family="text">
      <style:text-properties fo:font-style="italic" style:font-style-asian="italic" style:font-style-complex="italic"/>
    </style:style>
    <style:style style:name="T1167" style:parent-style-name="Policepardéfaut" style:family="text">
      <style:text-properties fo:font-style="italic" style:font-style-asian="italic" style:font-style-complex="italic"/>
    </style:style>
    <style:style style:name="T1168" style:parent-style-name="Policepardéfaut" style:family="text">
      <style:text-properties fo:font-style="italic" style:font-style-asian="italic" style:font-style-complex="italic"/>
    </style:style>
    <style:style style:name="T1169" style:parent-style-name="Policepardéfaut" style:family="text">
      <style:text-properties fo:font-style="italic" style:font-style-asian="italic" style:font-style-complex="italic"/>
    </style:style>
    <style:style style:name="T1170" style:parent-style-name="Policepardéfaut" style:family="text">
      <style:text-properties fo:font-style="italic" style:font-style-asian="italic" style:font-style-complex="italic"/>
    </style:style>
    <style:style style:name="T1171" style:parent-style-name="Policepardéfaut" style:family="text">
      <style:text-properties fo:font-style="italic" style:font-style-asian="italic" style:font-style-complex="italic"/>
    </style:style>
    <style:style style:name="T1172" style:parent-style-name="Policepardéfaut" style:family="text">
      <style:text-properties fo:font-style="italic" style:font-style-asian="italic" style:font-style-complex="italic"/>
    </style:style>
    <style:style style:name="T1173" style:parent-style-name="Policepardéfaut" style:family="text">
      <style:text-properties fo:font-style="italic" style:font-style-asian="italic" style:font-style-complex="italic"/>
    </style:style>
    <style:style style:name="P117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7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176" style:parent-style-name="Policepardéfaut" style:family="text">
      <style:text-properties fo:font-style="italic" style:font-style-asian="italic" style:font-style-complex="italic"/>
    </style:style>
    <style:style style:name="T1177" style:parent-style-name="Policepardéfaut" style:family="text">
      <style:text-properties fo:font-style="italic" style:font-style-asian="italic" style:font-style-complex="italic"/>
    </style:style>
    <style:style style:name="T1178" style:parent-style-name="Policepardéfaut" style:family="text">
      <style:text-properties fo:font-style="italic" style:font-style-asian="italic" style:font-style-complex="italic"/>
    </style:style>
    <style:style style:name="T1179" style:parent-style-name="Policepardéfaut" style:family="text">
      <style:text-properties fo:font-style="italic" style:font-style-asian="italic" style:font-style-complex="italic"/>
    </style:style>
    <style:style style:name="T1180" style:parent-style-name="Policepardéfaut" style:family="text">
      <style:text-properties fo:font-style="italic" style:font-style-asian="italic" style:font-style-complex="italic"/>
    </style:style>
    <style:style style:name="T1181" style:parent-style-name="Policepardéfaut" style:family="text">
      <style:text-properties fo:font-style="italic" style:font-style-asian="italic" style:font-style-complex="italic"/>
    </style:style>
    <style:style style:name="T1182" style:parent-style-name="Policepardéfaut" style:family="text">
      <style:text-properties fo:font-style="italic" style:font-style-asian="italic" style:font-style-complex="italic"/>
    </style:style>
    <style:style style:name="T1183" style:parent-style-name="Policepardéfaut" style:family="text">
      <style:text-properties fo:font-style="italic" style:font-style-asian="italic" style:font-style-complex="italic"/>
    </style:style>
    <style:style style:name="T1184" style:parent-style-name="Policepardéfaut" style:family="text">
      <style:text-properties fo:font-style="italic" style:font-style-asian="italic" style:font-style-complex="italic"/>
    </style:style>
    <style:style style:name="T1185" style:parent-style-name="Policepardéfaut" style:family="text">
      <style:text-properties fo:font-style="italic" style:font-style-asian="italic" style:font-style-complex="italic"/>
    </style:style>
    <style:style style:name="T1186" style:parent-style-name="Policepardéfaut" style:family="text">
      <style:text-properties fo:font-style="italic" style:font-style-asian="italic" style:font-style-complex="italic"/>
    </style:style>
    <style:style style:name="T1187" style:parent-style-name="Policepardéfaut" style:family="text">
      <style:text-properties fo:font-style="italic" style:font-style-asian="italic" style:font-style-complex="italic"/>
    </style:style>
    <style:style style:name="T1188" style:parent-style-name="Policepardéfaut" style:family="text">
      <style:text-properties fo:font-style="italic" style:font-style-asian="italic" style:font-style-complex="italic"/>
    </style:style>
    <style:style style:name="P118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9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191" style:parent-style-name="Policepardéfaut" style:family="text">
      <style:text-properties fo:font-style="italic" style:font-style-asian="italic" style:font-style-complex="italic"/>
    </style:style>
    <style:style style:name="T1192" style:parent-style-name="Policepardéfaut" style:family="text">
      <style:text-properties fo:font-style="italic" style:font-style-asian="italic" style:font-style-complex="italic"/>
    </style:style>
    <style:style style:name="T1193" style:parent-style-name="Policepardéfaut" style:family="text">
      <style:text-properties fo:font-style="italic" style:font-style-asian="italic" style:font-style-complex="italic"/>
    </style:style>
    <style:style style:name="T1194" style:parent-style-name="Policepardéfaut" style:family="text">
      <style:text-properties fo:font-style="italic" style:font-style-asian="italic" style:font-style-complex="italic"/>
    </style:style>
    <style:style style:name="T1195" style:parent-style-name="Policepardéfaut" style:family="text">
      <style:text-properties fo:font-style="italic" style:font-style-asian="italic" style:font-style-complex="italic"/>
    </style:style>
    <style:style style:name="T1196" style:parent-style-name="Policepardéfaut" style:family="text">
      <style:text-properties fo:font-style="italic" style:font-style-asian="italic" style:font-style-complex="italic"/>
    </style:style>
    <style:style style:name="T1197" style:parent-style-name="Policepardéfaut" style:family="text">
      <style:text-properties fo:font-style="italic" style:font-style-asian="italic" style:font-style-complex="italic"/>
    </style:style>
    <style:style style:name="T1198" style:parent-style-name="Policepardéfaut" style:family="text">
      <style:text-properties fo:font-style="italic" style:font-style-asian="italic" style:font-style-complex="italic"/>
    </style:style>
    <style:style style:name="T1199" style:parent-style-name="Policepardéfaut" style:family="text">
      <style:text-properties fo:font-style="italic" style:font-style-asian="italic" style:font-style-complex="italic"/>
    </style:style>
    <style:style style:name="T1200" style:parent-style-name="Policepardéfaut" style:family="text">
      <style:text-properties fo:font-style="italic" style:font-style-asian="italic" style:font-style-complex="italic"/>
    </style:style>
    <style:style style:name="T1201" style:parent-style-name="Policepardéfaut" style:family="text">
      <style:text-properties fo:font-style="italic" style:font-style-asian="italic" style:font-style-complex="italic"/>
    </style:style>
    <style:style style:name="T1202" style:parent-style-name="Policepardéfaut" style:family="text">
      <style:text-properties fo:font-style="italic" style:font-style-asian="italic" style:font-style-complex="italic"/>
    </style:style>
    <style:style style:name="P120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20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205" style:parent-style-name="Policepardéfaut" style:family="text">
      <style:text-properties fo:font-style="italic" style:font-style-asian="italic" style:font-style-complex="italic"/>
    </style:style>
    <style:style style:name="T1206" style:parent-style-name="Policepardéfaut" style:family="text">
      <style:text-properties fo:font-style="italic" style:font-style-asian="italic" style:font-style-complex="italic"/>
    </style:style>
    <style:style style:name="T1207" style:parent-style-name="Policepardéfaut" style:family="text">
      <style:text-properties fo:font-style="italic" style:font-style-asian="italic" style:font-style-complex="italic"/>
    </style:style>
    <style:style style:name="T1208" style:parent-style-name="Policepardéfaut" style:family="text">
      <style:text-properties fo:font-style="italic" style:font-style-asian="italic" style:font-style-complex="italic"/>
    </style:style>
    <style:style style:name="T1209" style:parent-style-name="Policepardéfaut" style:family="text">
      <style:text-properties fo:font-style="italic" style:font-style-asian="italic" style:font-style-complex="italic"/>
    </style:style>
    <style:style style:name="T1210" style:parent-style-name="Policepardéfaut" style:family="text">
      <style:text-properties fo:font-style="italic" style:font-style-asian="italic" style:font-style-complex="italic"/>
    </style:style>
    <style:style style:name="T1211" style:parent-style-name="Policepardéfaut" style:family="text">
      <style:text-properties fo:font-style="italic" style:font-style-asian="italic" style:font-style-complex="italic"/>
    </style:style>
    <style:style style:name="T1212" style:parent-style-name="Policepardéfaut" style:family="text">
      <style:text-properties fo:font-style="italic" style:font-style-asian="italic" style:font-style-complex="italic"/>
    </style:style>
    <style:style style:name="T1213" style:parent-style-name="Policepardéfaut" style:family="text">
      <style:text-properties fo:font-style="italic" style:font-style-asian="italic" style:font-style-complex="italic"/>
    </style:style>
    <style:style style:name="T1214" style:parent-style-name="Policepardéfaut" style:family="text">
      <style:text-properties fo:font-style="italic" style:font-style-asian="italic" style:font-style-complex="italic"/>
    </style:style>
    <style:style style:name="T1215" style:parent-style-name="Policepardéfaut" style:family="text">
      <style:text-properties fo:font-style="italic" style:font-style-asian="italic" style:font-style-complex="italic"/>
    </style:style>
    <style:style style:name="T1216" style:parent-style-name="Policepardéfaut" style:family="text">
      <style:text-properties fo:font-style="italic" style:font-style-asian="italic" style:font-style-complex="italic"/>
    </style:style>
    <style:style style:name="T1217" style:parent-style-name="Policepardéfaut" style:family="text">
      <style:text-properties fo:font-style="italic" style:font-style-asian="italic" style:font-style-complex="italic"/>
    </style:style>
    <style:style style:name="T1218" style:parent-style-name="Policepardéfaut" style:family="text">
      <style:text-properties fo:font-style="italic" style:font-style-asian="italic" style:font-style-complex="italic"/>
    </style:style>
    <style:style style:name="T1219" style:parent-style-name="Policepardéfaut" style:family="text">
      <style:text-properties fo:font-style="italic" style:font-style-asian="italic" style:font-style-complex="italic"/>
    </style:style>
    <style:style style:name="T1220" style:parent-style-name="Policepardéfaut" style:family="text">
      <style:text-properties fo:font-style="italic" style:font-style-asian="italic" style:font-style-complex="italic"/>
    </style:style>
    <style:style style:name="T1221" style:parent-style-name="Policepardéfaut" style:family="text">
      <style:text-properties fo:font-style="italic" style:font-style-asian="italic" style:font-style-complex="italic"/>
    </style:style>
    <style:style style:name="T1222" style:parent-style-name="Policepardéfaut" style:family="text">
      <style:text-properties fo:font-style="italic" style:font-style-asian="italic" style:font-style-complex="italic"/>
    </style:style>
    <style:style style:name="T1223" style:parent-style-name="Policepardéfaut" style:family="text">
      <style:text-properties fo:font-style="italic" style:font-style-asian="italic" style:font-style-complex="italic"/>
    </style:style>
    <style:style style:name="P122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22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226" style:parent-style-name="Policepardéfaut" style:family="text">
      <style:text-properties fo:font-style="italic" style:font-style-asian="italic" style:font-style-complex="italic"/>
    </style:style>
    <style:style style:name="T1227" style:parent-style-name="Policepardéfaut" style:family="text">
      <style:text-properties fo:font-style="italic" style:font-style-asian="italic" style:font-style-complex="italic"/>
    </style:style>
    <style:style style:name="T1228" style:parent-style-name="Policepardéfaut" style:family="text">
      <style:text-properties fo:font-style="italic" style:font-style-asian="italic" style:font-style-complex="italic"/>
    </style:style>
    <style:style style:name="T1229" style:parent-style-name="Policepardéfaut" style:family="text">
      <style:text-properties fo:font-style="italic" style:font-style-asian="italic" style:font-style-complex="italic"/>
    </style:style>
    <style:style style:name="T1230" style:parent-style-name="Policepardéfaut" style:family="text">
      <style:text-properties fo:font-style="italic" style:font-style-asian="italic" style:font-style-complex="italic"/>
    </style:style>
    <style:style style:name="P123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23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233" style:parent-style-name="Policepardéfaut" style:family="text">
      <style:text-properties fo:font-style="italic" style:font-style-asian="italic" style:font-style-complex="italic"/>
    </style:style>
    <style:style style:name="T1234" style:parent-style-name="Policepardéfaut" style:family="text">
      <style:text-properties fo:font-style="italic" style:font-style-asian="italic" style:font-style-complex="italic"/>
    </style:style>
    <style:style style:name="T1235" style:parent-style-name="Policepardéfaut" style:family="text">
      <style:text-properties fo:font-style="italic" style:font-style-asian="italic" style:font-style-complex="italic"/>
    </style:style>
    <style:style style:name="T1236" style:parent-style-name="Policepardéfaut" style:family="text">
      <style:text-properties fo:font-style="italic" style:font-style-asian="italic" style:font-style-complex="italic"/>
    </style:style>
    <style:style style:name="T1237" style:parent-style-name="Policepardéfaut" style:family="text">
      <style:text-properties fo:font-style="italic" style:font-style-asian="italic" style:font-style-complex="italic"/>
    </style:style>
    <style:style style:name="T1238" style:parent-style-name="Policepardéfaut" style:family="text">
      <style:text-properties fo:font-style="italic" style:font-style-asian="italic" style:font-style-complex="italic"/>
    </style:style>
    <style:style style:name="T1239" style:parent-style-name="Policepardéfaut" style:family="text">
      <style:text-properties fo:font-style="italic" style:font-style-asian="italic" style:font-style-complex="italic"/>
    </style:style>
    <style:style style:name="T1240" style:parent-style-name="Policepardéfaut" style:family="text">
      <style:text-properties fo:font-style="italic" style:font-style-asian="italic" style:font-style-complex="italic"/>
    </style:style>
    <style:style style:name="T1241" style:parent-style-name="Policepardéfaut" style:family="text">
      <style:text-properties fo:font-style="italic" style:font-style-asian="italic" style:font-style-complex="italic"/>
    </style:style>
    <style:style style:name="T1242" style:parent-style-name="Policepardéfaut" style:family="text">
      <style:text-properties fo:font-style="italic" style:font-style-asian="italic" style:font-style-complex="italic"/>
    </style:style>
    <style:style style:name="T1243" style:parent-style-name="Policepardéfaut" style:family="text">
      <style:text-properties fo:font-style="italic" style:font-style-asian="italic" style:font-style-complex="italic"/>
    </style:style>
    <style:style style:name="T1244" style:parent-style-name="Policepardéfaut" style:family="text">
      <style:text-properties fo:font-style="italic" style:font-style-asian="italic" style:font-style-complex="italic"/>
    </style:style>
    <style:style style:name="T1245" style:parent-style-name="Policepardéfaut" style:family="text">
      <style:text-properties fo:font-style="italic" style:font-style-asian="italic" style:font-style-complex="italic"/>
    </style:style>
    <style:style style:name="T1246" style:parent-style-name="Policepardéfaut" style:family="text">
      <style:text-properties fo:font-style="italic" style:font-style-asian="italic" style:font-style-complex="italic"/>
    </style:style>
    <style:style style:name="T1247" style:parent-style-name="Policepardéfaut" style:family="text">
      <style:text-properties fo:font-style="italic" style:font-style-asian="italic" style:font-style-complex="italic"/>
    </style:style>
    <style:style style:name="T1248" style:parent-style-name="Policepardéfaut" style:family="text">
      <style:text-properties fo:font-style="italic" style:font-style-asian="italic" style:font-style-complex="italic"/>
    </style:style>
    <style:style style:name="P12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25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251" style:parent-style-name="Policepardéfaut" style:family="text">
      <style:text-properties fo:font-style="italic" style:font-style-asian="italic" style:font-style-complex="italic"/>
    </style:style>
    <style:style style:name="T1252" style:parent-style-name="Policepardéfaut" style:family="text">
      <style:text-properties fo:font-style="italic" style:font-style-asian="italic" style:font-style-complex="italic"/>
    </style:style>
    <style:style style:name="T1253" style:parent-style-name="Policepardéfaut" style:family="text">
      <style:text-properties fo:font-style="italic" style:font-style-asian="italic" style:font-style-complex="italic"/>
    </style:style>
    <style:style style:name="T1254" style:parent-style-name="Policepardéfaut" style:family="text">
      <style:text-properties fo:font-style="italic" style:font-style-asian="italic" style:font-style-complex="italic"/>
    </style:style>
    <style:style style:name="T1255" style:parent-style-name="Policepardéfaut" style:family="text">
      <style:text-properties fo:font-style="italic" style:font-style-asian="italic" style:font-style-complex="italic"/>
    </style:style>
    <style:style style:name="T1256" style:parent-style-name="Policepardéfaut" style:family="text">
      <style:text-properties fo:font-style="italic" style:font-style-asian="italic" style:font-style-complex="italic"/>
    </style:style>
    <style:style style:name="T1257" style:parent-style-name="Policepardéfaut" style:family="text">
      <style:text-properties fo:font-style="italic" style:font-style-asian="italic" style:font-style-complex="italic"/>
    </style:style>
    <style:style style:name="T1258" style:parent-style-name="Policepardéfaut" style:family="text">
      <style:text-properties fo:font-style="italic" style:font-style-asian="italic" style:font-style-complex="italic"/>
    </style:style>
    <style:style style:name="T1259" style:parent-style-name="Policepardéfaut" style:family="text">
      <style:text-properties fo:font-style="italic" style:font-style-asian="italic" style:font-style-complex="italic"/>
    </style:style>
    <style:style style:name="T1260" style:parent-style-name="Policepardéfaut" style:family="text">
      <style:text-properties fo:font-style="italic" style:font-style-asian="italic" style:font-style-complex="italic"/>
    </style:style>
    <style:style style:name="T1261" style:parent-style-name="Policepardéfaut" style:family="text">
      <style:text-properties fo:font-style="italic" style:font-style-asian="italic" style:font-style-complex="italic"/>
    </style:style>
    <style:style style:name="T1262" style:parent-style-name="Policepardéfaut" style:family="text">
      <style:text-properties fo:font-style="italic" style:font-style-asian="italic" style:font-style-complex="italic"/>
    </style:style>
    <style:style style:name="T1263" style:parent-style-name="Policepardéfaut" style:family="text">
      <style:text-properties fo:font-style="italic" style:font-style-asian="italic" style:font-style-complex="italic"/>
    </style:style>
    <style:style style:name="T1264" style:parent-style-name="Policepardéfaut" style:family="text">
      <style:text-properties fo:font-style="italic" style:font-style-asian="italic" style:font-style-complex="italic"/>
    </style:style>
    <style:style style:name="T1265" style:parent-style-name="Policepardéfaut" style:family="text">
      <style:text-properties fo:font-style="italic" style:font-style-asian="italic" style:font-style-complex="italic"/>
    </style:style>
    <style:style style:name="T1266" style:parent-style-name="Policepardéfaut" style:family="text">
      <style:text-properties fo:font-style="italic" style:font-style-asian="italic" style:font-style-complex="italic"/>
    </style:style>
    <style:style style:name="P126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26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269" style:parent-style-name="Policepardéfaut" style:family="text">
      <style:text-properties fo:font-style="italic" style:font-style-asian="italic" style:font-style-complex="italic"/>
    </style:style>
    <style:style style:name="T1270" style:parent-style-name="Policepardéfaut" style:family="text">
      <style:text-properties fo:font-style="italic" style:font-style-asian="italic" style:font-style-complex="italic"/>
    </style:style>
    <style:style style:name="T1271" style:parent-style-name="Policepardéfaut" style:family="text">
      <style:text-properties fo:font-style="italic" style:font-style-asian="italic" style:font-style-complex="italic"/>
    </style:style>
    <style:style style:name="T1272" style:parent-style-name="Policepardéfaut" style:family="text">
      <style:text-properties fo:font-style="italic" style:font-style-asian="italic" style:font-style-complex="italic"/>
    </style:style>
    <style:style style:name="T1273" style:parent-style-name="Policepardéfaut" style:family="text">
      <style:text-properties fo:font-style="italic" style:font-style-asian="italic" style:font-style-complex="italic"/>
    </style:style>
    <style:style style:name="T1274" style:parent-style-name="Policepardéfaut" style:family="text">
      <style:text-properties fo:font-style="italic" style:font-style-asian="italic" style:font-style-complex="italic"/>
    </style:style>
    <style:style style:name="T1275" style:parent-style-name="Policepardéfaut" style:family="text">
      <style:text-properties fo:font-style="italic" style:font-style-asian="italic" style:font-style-complex="italic"/>
    </style:style>
    <style:style style:name="T1276" style:parent-style-name="Policepardéfaut" style:family="text">
      <style:text-properties fo:font-style="italic" style:font-style-asian="italic" style:font-style-complex="italic"/>
    </style:style>
    <style:style style:name="T1277" style:parent-style-name="Policepardéfaut" style:family="text">
      <style:text-properties fo:font-style="italic" style:font-style-asian="italic" style:font-style-complex="italic"/>
    </style:style>
    <style:style style:name="T1278" style:parent-style-name="Policepardéfaut" style:family="text">
      <style:text-properties fo:font-style="italic" style:font-style-asian="italic" style:font-style-complex="italic"/>
    </style:style>
    <style:style style:name="T1279" style:parent-style-name="Policepardéfaut" style:family="text">
      <style:text-properties fo:font-style="italic" style:font-style-asian="italic" style:font-style-complex="italic"/>
    </style:style>
    <style:style style:name="T1280" style:parent-style-name="Policepardéfaut" style:family="text">
      <style:text-properties fo:font-style="italic" style:font-style-asian="italic" style:font-style-complex="italic"/>
    </style:style>
    <style:style style:name="T1281" style:parent-style-name="Policepardéfaut" style:family="text">
      <style:text-properties fo:font-style="italic" style:font-style-asian="italic" style:font-style-complex="italic"/>
    </style:style>
    <style:style style:name="T1282" style:parent-style-name="Policepardéfaut" style:family="text">
      <style:text-properties fo:font-style="italic" style:font-style-asian="italic" style:font-style-complex="italic"/>
    </style:style>
    <style:style style:name="T1283" style:parent-style-name="Policepardéfaut" style:family="text">
      <style:text-properties fo:font-style="italic" style:font-style-asian="italic" style:font-style-complex="italic"/>
    </style:style>
    <style:style style:name="P128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28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286" style:parent-style-name="Policepardéfaut" style:family="text">
      <style:text-properties fo:font-style="italic" style:font-style-asian="italic" style:font-style-complex="italic"/>
    </style:style>
    <style:style style:name="T1287" style:parent-style-name="Policepardéfaut" style:family="text">
      <style:text-properties fo:font-style="italic" style:font-style-asian="italic" style:font-style-complex="italic"/>
    </style:style>
    <style:style style:name="T1288" style:parent-style-name="Policepardéfaut" style:family="text">
      <style:text-properties fo:font-style="italic" style:font-style-asian="italic" style:font-style-complex="italic"/>
    </style:style>
    <style:style style:name="T1289" style:parent-style-name="Policepardéfaut" style:family="text">
      <style:text-properties fo:font-style="italic" style:font-style-asian="italic" style:font-style-complex="italic"/>
    </style:style>
    <style:style style:name="T1290" style:parent-style-name="Policepardéfaut" style:family="text">
      <style:text-properties fo:font-style="italic" style:font-style-asian="italic" style:font-style-complex="italic"/>
    </style:style>
    <style:style style:name="T1291" style:parent-style-name="Policepardéfaut" style:family="text">
      <style:text-properties fo:font-style="italic" style:font-style-asian="italic" style:font-style-complex="italic"/>
    </style:style>
    <style:style style:name="T1292" style:parent-style-name="Policepardéfaut" style:family="text">
      <style:text-properties fo:font-style="italic" style:font-style-asian="italic" style:font-style-complex="italic"/>
    </style:style>
    <style:style style:name="P129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29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295" style:parent-style-name="Policepardéfaut" style:family="text">
      <style:text-properties fo:font-style="italic" style:font-style-asian="italic" style:font-style-complex="italic"/>
    </style:style>
    <style:style style:name="T1296" style:parent-style-name="Policepardéfaut" style:family="text">
      <style:text-properties fo:font-style="italic" style:font-style-asian="italic" style:font-style-complex="italic"/>
    </style:style>
    <style:style style:name="T1297" style:parent-style-name="Policepardéfaut" style:family="text">
      <style:text-properties fo:font-style="italic" style:font-style-asian="italic" style:font-style-complex="italic"/>
    </style:style>
    <style:style style:name="T1298" style:parent-style-name="Policepardéfaut" style:family="text">
      <style:text-properties fo:font-style="italic" style:font-style-asian="italic" style:font-style-complex="italic"/>
    </style:style>
    <style:style style:name="T1299" style:parent-style-name="Policepardéfaut" style:family="text">
      <style:text-properties fo:font-style="italic" style:font-style-asian="italic" style:font-style-complex="italic"/>
    </style:style>
    <style:style style:name="T1300" style:parent-style-name="Policepardéfaut" style:family="text">
      <style:text-properties fo:font-style="italic" style:font-style-asian="italic" style:font-style-complex="italic"/>
    </style:style>
    <style:style style:name="T1301" style:parent-style-name="Policepardéfaut" style:family="text">
      <style:text-properties fo:font-style="italic" style:font-style-asian="italic" style:font-style-complex="italic"/>
    </style:style>
    <style:style style:name="T1302" style:parent-style-name="Policepardéfaut" style:family="text">
      <style:text-properties fo:font-style="italic" style:font-style-asian="italic" style:font-style-complex="italic"/>
    </style:style>
    <style:style style:name="T1303" style:parent-style-name="Policepardéfaut" style:family="text">
      <style:text-properties fo:font-style="italic" style:font-style-asian="italic" style:font-style-complex="italic"/>
    </style:style>
    <style:style style:name="T1304" style:parent-style-name="Policepardéfaut" style:family="text">
      <style:text-properties fo:font-style="italic" style:font-style-asian="italic" style:font-style-complex="italic"/>
    </style:style>
    <style:style style:name="T1305" style:parent-style-name="Policepardéfaut" style:family="text">
      <style:text-properties fo:font-style="italic" style:font-style-asian="italic" style:font-style-complex="italic"/>
    </style:style>
    <style:style style:name="P130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3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308" style:parent-style-name="Policepardéfaut" style:family="text">
      <style:text-properties fo:font-style="italic" style:font-style-asian="italic" style:font-style-complex="italic"/>
    </style:style>
    <style:style style:name="T1309" style:parent-style-name="Policepardéfaut" style:family="text">
      <style:text-properties fo:font-style="italic" style:font-style-asian="italic" style:font-style-complex="italic"/>
    </style:style>
    <style:style style:name="T1310" style:parent-style-name="Policepardéfaut" style:family="text">
      <style:text-properties fo:font-style="italic" style:font-style-asian="italic" style:font-style-complex="italic"/>
    </style:style>
    <style:style style:name="T1311" style:parent-style-name="Policepardéfaut" style:family="text">
      <style:text-properties fo:font-style="italic" style:font-style-asian="italic" style:font-style-complex="italic"/>
    </style:style>
    <style:style style:name="T1312" style:parent-style-name="Policepardéfaut" style:family="text">
      <style:text-properties fo:font-style="italic" style:font-style-asian="italic" style:font-style-complex="italic"/>
    </style:style>
    <style:style style:name="T1313" style:parent-style-name="Policepardéfaut" style:family="text">
      <style:text-properties fo:font-style="italic" style:font-style-asian="italic" style:font-style-complex="italic"/>
    </style:style>
    <style:style style:name="T1314" style:parent-style-name="Policepardéfaut" style:family="text">
      <style:text-properties fo:font-style="italic" style:font-style-asian="italic" style:font-style-complex="italic"/>
    </style:style>
    <style:style style:name="T1315" style:parent-style-name="Policepardéfaut" style:family="text">
      <style:text-properties fo:font-style="italic" style:font-style-asian="italic" style:font-style-complex="italic"/>
    </style:style>
    <style:style style:name="T1316" style:parent-style-name="Policepardéfaut" style:family="text">
      <style:text-properties fo:font-style="italic" style:font-style-asian="italic" style:font-style-complex="italic"/>
    </style:style>
    <style:style style:name="T1317" style:parent-style-name="Policepardéfaut" style:family="text">
      <style:text-properties fo:font-style="italic" style:font-style-asian="italic" style:font-style-complex="italic"/>
    </style:style>
    <style:style style:name="P131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31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320" style:parent-style-name="Policepardéfaut" style:family="text">
      <style:text-properties fo:font-style="italic" style:font-style-asian="italic" style:font-style-complex="italic"/>
    </style:style>
    <style:style style:name="T1321" style:parent-style-name="Policepardéfaut" style:family="text">
      <style:text-properties fo:font-style="italic" style:font-style-asian="italic" style:font-style-complex="italic"/>
    </style:style>
    <style:style style:name="T1322" style:parent-style-name="Policepardéfaut" style:family="text">
      <style:text-properties fo:font-style="italic" style:font-style-asian="italic" style:font-style-complex="italic"/>
    </style:style>
    <style:style style:name="T1323" style:parent-style-name="Policepardéfaut" style:family="text">
      <style:text-properties fo:font-style="italic" style:font-style-asian="italic" style:font-style-complex="italic"/>
    </style:style>
    <style:style style:name="T1324" style:parent-style-name="Policepardéfaut" style:family="text">
      <style:text-properties fo:font-style="italic" style:font-style-asian="italic" style:font-style-complex="italic"/>
    </style:style>
    <style:style style:name="T1325" style:parent-style-name="Policepardéfaut" style:family="text">
      <style:text-properties fo:font-style="italic" style:font-style-asian="italic" style:font-style-complex="italic"/>
    </style:style>
    <style:style style:name="T1326" style:parent-style-name="Policepardéfaut" style:family="text">
      <style:text-properties fo:font-style="italic" style:font-style-asian="italic" style:font-style-complex="italic"/>
    </style:style>
    <style:style style:name="T1327" style:parent-style-name="Policepardéfaut" style:family="text">
      <style:text-properties fo:font-style="italic" style:font-style-asian="italic" style:font-style-complex="italic"/>
    </style:style>
    <style:style style:name="T1328" style:parent-style-name="Policepardéfaut" style:family="text">
      <style:text-properties fo:font-style="italic" style:font-style-asian="italic" style:font-style-complex="italic"/>
    </style:style>
    <style:style style:name="T1329" style:parent-style-name="Policepardéfaut" style:family="text">
      <style:text-properties fo:font-style="italic" style:font-style-asian="italic" style:font-style-complex="italic"/>
    </style:style>
    <style:style style:name="T1330" style:parent-style-name="Policepardéfaut" style:family="text">
      <style:text-properties fo:font-style="italic" style:font-style-asian="italic" style:font-style-complex="italic"/>
    </style:style>
    <style:style style:name="P133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33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333" style:parent-style-name="Policepardéfaut" style:family="text">
      <style:text-properties fo:font-style="italic" style:font-style-asian="italic" style:font-style-complex="italic"/>
    </style:style>
    <style:style style:name="T1334" style:parent-style-name="Policepardéfaut" style:family="text">
      <style:text-properties fo:font-style="italic" style:font-style-asian="italic" style:font-style-complex="italic"/>
    </style:style>
    <style:style style:name="T1335" style:parent-style-name="Policepardéfaut" style:family="text">
      <style:text-properties fo:font-style="italic" style:font-style-asian="italic" style:font-style-complex="italic"/>
    </style:style>
    <style:style style:name="T1336" style:parent-style-name="Policepardéfaut" style:family="text">
      <style:text-properties fo:font-style="italic" style:font-style-asian="italic" style:font-style-complex="italic"/>
    </style:style>
    <style:style style:name="T1337" style:parent-style-name="Policepardéfaut" style:family="text">
      <style:text-properties fo:font-style="italic" style:font-style-asian="italic" style:font-style-complex="italic"/>
    </style:style>
    <style:style style:name="T1338" style:parent-style-name="Policepardéfaut" style:family="text">
      <style:text-properties fo:font-style="italic" style:font-style-asian="italic" style:font-style-complex="italic"/>
    </style:style>
    <style:style style:name="T1339" style:parent-style-name="Policepardéfaut" style:family="text">
      <style:text-properties fo:font-style="italic" style:font-style-asian="italic" style:font-style-complex="italic"/>
    </style:style>
    <style:style style:name="T1340" style:parent-style-name="Policepardéfaut" style:family="text">
      <style:text-properties fo:font-style="italic" style:font-style-asian="italic" style:font-style-complex="italic"/>
    </style:style>
    <style:style style:name="T1341" style:parent-style-name="Policepardéfaut" style:family="text">
      <style:text-properties fo:font-style="italic" style:font-style-asian="italic" style:font-style-complex="italic"/>
    </style:style>
    <style:style style:name="T1342" style:parent-style-name="Policepardéfaut" style:family="text">
      <style:text-properties fo:font-style="italic" style:font-style-asian="italic" style:font-style-complex="italic"/>
    </style:style>
    <style:style style:name="T1343" style:parent-style-name="Policepardéfaut" style:family="text">
      <style:text-properties fo:font-style="italic" style:font-style-asian="italic" style:font-style-complex="italic"/>
    </style:style>
    <style:style style:name="T1344" style:parent-style-name="Policepardéfaut" style:family="text">
      <style:text-properties fo:font-style="italic" style:font-style-asian="italic" style:font-style-complex="italic"/>
    </style:style>
    <style:style style:name="T1345" style:parent-style-name="Policepardéfaut" style:family="text">
      <style:text-properties fo:font-style="italic" style:font-style-asian="italic" style:font-style-complex="italic"/>
    </style:style>
    <style:style style:name="T1346" style:parent-style-name="Policepardéfaut" style:family="text">
      <style:text-properties fo:font-style="italic" style:font-style-asian="italic" style:font-style-complex="italic"/>
    </style:style>
    <style:style style:name="T1347" style:parent-style-name="Policepardéfaut" style:family="text">
      <style:text-properties fo:font-style="italic" style:font-style-asian="italic" style:font-style-complex="italic"/>
    </style:style>
    <style:style style:name="T1348" style:parent-style-name="Policepardéfaut" style:family="text">
      <style:text-properties fo:font-style="italic" style:font-style-asian="italic" style:font-style-complex="italic"/>
    </style:style>
    <style:style style:name="T1349" style:parent-style-name="Policepardéfaut" style:family="text">
      <style:text-properties fo:font-style="italic" style:font-style-asian="italic" style:font-style-complex="italic"/>
    </style:style>
    <style:style style:name="T1350" style:parent-style-name="Policepardéfaut" style:family="text">
      <style:text-properties fo:font-style="italic" style:font-style-asian="italic" style:font-style-complex="italic"/>
    </style:style>
    <style:style style:name="T1351" style:parent-style-name="Policepardéfaut" style:family="text">
      <style:text-properties fo:font-style="italic" style:font-style-asian="italic" style:font-style-complex="italic"/>
    </style:style>
    <style:style style:name="T1352" style:parent-style-name="Policepardéfaut" style:family="text">
      <style:text-properties fo:font-style="italic" style:font-style-asian="italic" style:font-style-complex="italic"/>
    </style:style>
    <style:style style:name="T1353" style:parent-style-name="Policepardéfaut" style:family="text">
      <style:text-properties fo:font-style="italic" style:font-style-asian="italic" style:font-style-complex="italic"/>
    </style:style>
    <style:style style:name="T1354" style:parent-style-name="Policepardéfaut" style:family="text">
      <style:text-properties fo:font-style="italic" style:font-style-asian="italic" style:font-style-complex="italic"/>
    </style:style>
    <style:style style:name="T1355" style:parent-style-name="Policepardéfaut" style:family="text">
      <style:text-properties fo:font-style="italic" style:font-style-asian="italic" style:font-style-complex="italic"/>
    </style:style>
    <style:style style:name="P135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35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358" style:parent-style-name="Policepardéfaut" style:family="text">
      <style:text-properties fo:font-style="italic" style:font-style-asian="italic" style:font-style-complex="italic"/>
    </style:style>
    <style:style style:name="T1359" style:parent-style-name="Policepardéfaut" style:family="text">
      <style:text-properties fo:font-style="italic" style:font-style-asian="italic" style:font-style-complex="italic"/>
    </style:style>
    <style:style style:name="T1360" style:parent-style-name="Policepardéfaut" style:family="text">
      <style:text-properties fo:font-style="italic" style:font-style-asian="italic" style:font-style-complex="italic"/>
    </style:style>
    <style:style style:name="T1361" style:parent-style-name="Policepardéfaut" style:family="text">
      <style:text-properties fo:font-style="italic" style:font-style-asian="italic" style:font-style-complex="italic"/>
    </style:style>
    <style:style style:name="T1362" style:parent-style-name="Policepardéfaut" style:family="text">
      <style:text-properties fo:font-style="italic" style:font-style-asian="italic" style:font-style-complex="italic"/>
    </style:style>
    <style:style style:name="T1363" style:parent-style-name="Policepardéfaut" style:family="text">
      <style:text-properties fo:font-style="italic" style:font-style-asian="italic" style:font-style-complex="italic"/>
    </style:style>
    <style:style style:name="T1364" style:parent-style-name="Policepardéfaut" style:family="text">
      <style:text-properties fo:font-style="italic" style:font-style-asian="italic" style:font-style-complex="italic"/>
    </style:style>
    <style:style style:name="T1365" style:parent-style-name="Policepardéfaut" style:family="text">
      <style:text-properties fo:font-style="italic" style:font-style-asian="italic" style:font-style-complex="italic"/>
    </style:style>
    <style:style style:name="T1366" style:parent-style-name="Policepardéfaut" style:family="text">
      <style:text-properties fo:font-style="italic" style:font-style-asian="italic" style:font-style-complex="italic"/>
    </style:style>
    <style:style style:name="T1367" style:parent-style-name="Policepardéfaut" style:family="text">
      <style:text-properties fo:font-style="italic" style:font-style-asian="italic" style:font-style-complex="italic"/>
    </style:style>
    <style:style style:name="T1368" style:parent-style-name="Policepardéfaut" style:family="text">
      <style:text-properties fo:font-style="italic" style:font-style-asian="italic" style:font-style-complex="italic"/>
    </style:style>
    <style:style style:name="T1369" style:parent-style-name="Policepardéfaut" style:family="text">
      <style:text-properties fo:font-style="italic" style:font-style-asian="italic" style:font-style-complex="italic"/>
    </style:style>
    <style:style style:name="T1370" style:parent-style-name="Policepardéfaut" style:family="text">
      <style:text-properties fo:font-style="italic" style:font-style-asian="italic" style:font-style-complex="italic"/>
    </style:style>
    <style:style style:name="T1371" style:parent-style-name="Policepardéfaut" style:family="text">
      <style:text-properties fo:font-style="italic" style:font-style-asian="italic" style:font-style-complex="italic"/>
    </style:style>
    <style:style style:name="T1372" style:parent-style-name="Policepardéfaut" style:family="text">
      <style:text-properties fo:font-style="italic" style:font-style-asian="italic" style:font-style-complex="italic"/>
    </style:style>
    <style:style style:name="P137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37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375" style:parent-style-name="Policepardéfaut" style:family="text">
      <style:text-properties fo:font-style="italic" style:font-style-asian="italic" style:font-style-complex="italic"/>
    </style:style>
    <style:style style:name="T1376" style:parent-style-name="Policepardéfaut" style:family="text">
      <style:text-properties fo:font-style="italic" style:font-style-asian="italic" style:font-style-complex="italic"/>
    </style:style>
    <style:style style:name="T1377" style:parent-style-name="Policepardéfaut" style:family="text">
      <style:text-properties fo:font-style="italic" style:font-style-asian="italic" style:font-style-complex="italic"/>
    </style:style>
    <style:style style:name="T1378" style:parent-style-name="Policepardéfaut" style:family="text">
      <style:text-properties fo:font-style="italic" style:font-style-asian="italic" style:font-style-complex="italic"/>
    </style:style>
    <style:style style:name="T1379" style:parent-style-name="Policepardéfaut" style:family="text">
      <style:text-properties fo:font-style="italic" style:font-style-asian="italic" style:font-style-complex="italic"/>
    </style:style>
    <style:style style:name="T1380" style:parent-style-name="Policepardéfaut" style:family="text">
      <style:text-properties fo:font-style="italic" style:font-style-asian="italic" style:font-style-complex="italic"/>
    </style:style>
    <style:style style:name="T1381" style:parent-style-name="Policepardéfaut" style:family="text">
      <style:text-properties fo:font-style="italic" style:font-style-asian="italic" style:font-style-complex="italic"/>
    </style:style>
    <style:style style:name="T1382" style:parent-style-name="Policepardéfaut" style:family="text">
      <style:text-properties fo:font-style="italic" style:font-style-asian="italic" style:font-style-complex="italic"/>
    </style:style>
    <style:style style:name="T1383" style:parent-style-name="Policepardéfaut" style:family="text">
      <style:text-properties fo:font-style="italic" style:font-style-asian="italic" style:font-style-complex="italic"/>
    </style:style>
    <style:style style:name="T1384" style:parent-style-name="Policepardéfaut" style:family="text">
      <style:text-properties fo:font-style="italic" style:font-style-asian="italic" style:font-style-complex="italic"/>
    </style:style>
    <style:style style:name="P138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38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387" style:parent-style-name="Policepardéfaut" style:family="text">
      <style:text-properties fo:font-style="italic" style:font-style-asian="italic" style:font-style-complex="italic"/>
    </style:style>
    <style:style style:name="T1388" style:parent-style-name="Policepardéfaut" style:family="text">
      <style:text-properties fo:font-style="italic" style:font-style-asian="italic" style:font-style-complex="italic"/>
    </style:style>
    <style:style style:name="T1389" style:parent-style-name="Policepardéfaut" style:family="text">
      <style:text-properties fo:font-style="italic" style:font-style-asian="italic" style:font-style-complex="italic"/>
    </style:style>
    <style:style style:name="T1390" style:parent-style-name="Policepardéfaut" style:family="text">
      <style:text-properties fo:font-style="italic" style:font-style-asian="italic" style:font-style-complex="italic"/>
    </style:style>
    <style:style style:name="T1391" style:parent-style-name="Policepardéfaut" style:family="text">
      <style:text-properties fo:font-style="italic" style:font-style-asian="italic" style:font-style-complex="italic"/>
    </style:style>
    <style:style style:name="T1392" style:parent-style-name="Policepardéfaut" style:family="text">
      <style:text-properties fo:font-style="italic" style:font-style-asian="italic" style:font-style-complex="italic"/>
    </style:style>
    <style:style style:name="T1393" style:parent-style-name="Policepardéfaut" style:family="text">
      <style:text-properties fo:font-style="italic" style:font-style-asian="italic" style:font-style-complex="italic"/>
    </style:style>
    <style:style style:name="T1394" style:parent-style-name="Policepardéfaut" style:family="text">
      <style:text-properties fo:font-style="italic" style:font-style-asian="italic" style:font-style-complex="italic"/>
    </style:style>
    <style:style style:name="T1395" style:parent-style-name="Policepardéfaut" style:family="text">
      <style:text-properties fo:font-style="italic" style:font-style-asian="italic" style:font-style-complex="italic"/>
    </style:style>
    <style:style style:name="T1396" style:parent-style-name="Policepardéfaut" style:family="text">
      <style:text-properties fo:font-style="italic" style:font-style-asian="italic" style:font-style-complex="italic"/>
    </style:style>
    <style:style style:name="P139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39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399" style:parent-style-name="Policepardéfaut" style:family="text">
      <style:text-properties fo:font-style="italic" style:font-style-asian="italic" style:font-style-complex="italic"/>
    </style:style>
    <style:style style:name="T1400" style:parent-style-name="Policepardéfaut" style:family="text">
      <style:text-properties fo:font-style="italic" style:font-style-asian="italic" style:font-style-complex="italic"/>
    </style:style>
    <style:style style:name="T1401" style:parent-style-name="Policepardéfaut" style:family="text">
      <style:text-properties fo:font-style="italic" style:font-style-asian="italic" style:font-style-complex="italic"/>
    </style:style>
    <style:style style:name="T1402" style:parent-style-name="Policepardéfaut" style:family="text">
      <style:text-properties fo:font-style="italic" style:font-style-asian="italic" style:font-style-complex="italic"/>
    </style:style>
    <style:style style:name="T1403" style:parent-style-name="Policepardéfaut" style:family="text">
      <style:text-properties fo:font-style="italic" style:font-style-asian="italic" style:font-style-complex="italic"/>
    </style:style>
    <style:style style:name="T1404" style:parent-style-name="Policepardéfaut" style:family="text">
      <style:text-properties fo:font-style="italic" style:font-style-asian="italic" style:font-style-complex="italic"/>
    </style:style>
    <style:style style:name="T1405" style:parent-style-name="Policepardéfaut" style:family="text">
      <style:text-properties fo:font-style="italic" style:font-style-asian="italic" style:font-style-complex="italic"/>
    </style:style>
    <style:style style:name="T1406" style:parent-style-name="Policepardéfaut" style:family="text">
      <style:text-properties fo:font-style="italic" style:font-style-asian="italic" style:font-style-complex="italic"/>
    </style:style>
    <style:style style:name="T1407" style:parent-style-name="Policepardéfaut" style:family="text">
      <style:text-properties fo:font-style="italic" style:font-style-asian="italic" style:font-style-complex="italic"/>
    </style:style>
    <style:style style:name="T1408" style:parent-style-name="Policepardéfaut" style:family="text">
      <style:text-properties fo:font-style="italic" style:font-style-asian="italic" style:font-style-complex="italic"/>
    </style:style>
    <style:style style:name="T1409" style:parent-style-name="Policepardéfaut" style:family="text">
      <style:text-properties fo:font-style="italic" style:font-style-asian="italic" style:font-style-complex="italic"/>
    </style:style>
    <style:style style:name="P141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1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12" style:parent-style-name="Policepardéfaut" style:family="text">
      <style:text-properties fo:font-style="italic" style:font-style-asian="italic" style:font-style-complex="italic"/>
    </style:style>
    <style:style style:name="T1413" style:parent-style-name="Policepardéfaut" style:family="text">
      <style:text-properties fo:font-style="italic" style:font-style-asian="italic" style:font-style-complex="italic"/>
    </style:style>
    <style:style style:name="T1414" style:parent-style-name="Policepardéfaut" style:family="text">
      <style:text-properties fo:font-style="italic" style:font-style-asian="italic" style:font-style-complex="italic"/>
    </style:style>
    <style:style style:name="T1415" style:parent-style-name="Policepardéfaut" style:family="text">
      <style:text-properties fo:font-style="italic" style:font-style-asian="italic" style:font-style-complex="italic"/>
    </style:style>
    <style:style style:name="T1416" style:parent-style-name="Policepardéfaut" style:family="text">
      <style:text-properties fo:font-style="italic" style:font-style-asian="italic" style:font-style-complex="italic"/>
    </style:style>
    <style:style style:name="T1417" style:parent-style-name="Policepardéfaut" style:family="text">
      <style:text-properties fo:font-style="italic" style:font-style-asian="italic" style:font-style-complex="italic"/>
    </style:style>
    <style:style style:name="P141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1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20" style:parent-style-name="Policepardéfaut" style:family="text">
      <style:text-properties fo:font-style="italic" style:font-style-asian="italic" style:font-style-complex="italic"/>
    </style:style>
    <style:style style:name="T1421" style:parent-style-name="Policepardéfaut" style:family="text">
      <style:text-properties fo:font-style="italic" style:font-style-asian="italic" style:font-style-complex="italic"/>
    </style:style>
    <style:style style:name="T1422" style:parent-style-name="Policepardéfaut" style:family="text">
      <style:text-properties fo:font-style="italic" style:font-style-asian="italic" style:font-style-complex="italic"/>
    </style:style>
    <style:style style:name="T1423" style:parent-style-name="Policepardéfaut" style:family="text">
      <style:text-properties fo:font-style="italic" style:font-style-asian="italic" style:font-style-complex="italic"/>
    </style:style>
    <style:style style:name="T1424" style:parent-style-name="Policepardéfaut" style:family="text">
      <style:text-properties fo:font-style="italic" style:font-style-asian="italic" style:font-style-complex="italic"/>
    </style:style>
    <style:style style:name="T1425" style:parent-style-name="Policepardéfaut" style:family="text">
      <style:text-properties fo:font-style="italic" style:font-style-asian="italic" style:font-style-complex="italic"/>
    </style:style>
    <style:style style:name="T1426" style:parent-style-name="Policepardéfaut" style:family="text">
      <style:text-properties fo:font-style="italic" style:font-style-asian="italic" style:font-style-complex="italic"/>
    </style:style>
    <style:style style:name="T1427" style:parent-style-name="Policepardéfaut" style:family="text">
      <style:text-properties fo:font-style="italic" style:font-style-asian="italic" style:font-style-complex="italic"/>
    </style:style>
    <style:style style:name="T1428" style:parent-style-name="Policepardéfaut" style:family="text">
      <style:text-properties fo:font-style="italic" style:font-style-asian="italic" style:font-style-complex="italic"/>
    </style:style>
    <style:style style:name="P142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3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31" style:parent-style-name="Policepardéfaut" style:family="text">
      <style:text-properties fo:font-style="italic" style:font-style-asian="italic" style:font-style-complex="italic"/>
    </style:style>
    <style:style style:name="T1432" style:parent-style-name="Policepardéfaut" style:family="text">
      <style:text-properties fo:font-style="italic" style:font-style-asian="italic" style:font-style-complex="italic"/>
    </style:style>
    <style:style style:name="T1433" style:parent-style-name="Policepardéfaut" style:family="text">
      <style:text-properties fo:font-style="italic" style:font-style-asian="italic" style:font-style-complex="italic"/>
    </style:style>
    <style:style style:name="T1434" style:parent-style-name="Policepardéfaut" style:family="text">
      <style:text-properties fo:font-style="italic" style:font-style-asian="italic" style:font-style-complex="italic"/>
    </style:style>
    <style:style style:name="T1435" style:parent-style-name="Policepardéfaut" style:family="text">
      <style:text-properties fo:font-style="italic" style:font-style-asian="italic" style:font-style-complex="italic"/>
    </style:style>
    <style:style style:name="T1436" style:parent-style-name="Policepardéfaut" style:family="text">
      <style:text-properties fo:font-style="italic" style:font-style-asian="italic" style:font-style-complex="italic"/>
    </style:style>
    <style:style style:name="T1437" style:parent-style-name="Policepardéfaut" style:family="text">
      <style:text-properties fo:font-style="italic" style:font-style-asian="italic" style:font-style-complex="italic"/>
    </style:style>
    <style:style style:name="T1438" style:parent-style-name="Policepardéfaut" style:family="text">
      <style:text-properties fo:font-style="italic" style:font-style-asian="italic" style:font-style-complex="italic"/>
    </style:style>
    <style:style style:name="T1439" style:parent-style-name="Policepardéfaut" style:family="text">
      <style:text-properties fo:font-style="italic" style:font-style-asian="italic" style:font-style-complex="italic"/>
    </style:style>
    <style:style style:name="P144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4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42" style:parent-style-name="Policepardéfaut" style:family="text">
      <style:text-properties fo:font-style="italic" style:font-style-asian="italic" style:font-style-complex="italic"/>
    </style:style>
    <style:style style:name="T1443" style:parent-style-name="Policepardéfaut" style:family="text">
      <style:text-properties fo:font-style="italic" style:font-style-asian="italic" style:font-style-complex="italic"/>
    </style:style>
    <style:style style:name="T1444" style:parent-style-name="Policepardéfaut" style:family="text">
      <style:text-properties fo:font-style="italic" style:font-style-asian="italic" style:font-style-complex="italic"/>
    </style:style>
    <style:style style:name="T1445" style:parent-style-name="Policepardéfaut" style:family="text">
      <style:text-properties fo:font-style="italic" style:font-style-asian="italic" style:font-style-complex="italic"/>
    </style:style>
    <style:style style:name="T1446" style:parent-style-name="Policepardéfaut" style:family="text">
      <style:text-properties fo:font-style="italic" style:font-style-asian="italic" style:font-style-complex="italic"/>
    </style:style>
    <style:style style:name="T1447" style:parent-style-name="Policepardéfaut" style:family="text">
      <style:text-properties fo:font-style="italic" style:font-style-asian="italic" style:font-style-complex="italic"/>
    </style:style>
    <style:style style:name="T1448" style:parent-style-name="Policepardéfaut" style:family="text">
      <style:text-properties fo:font-style="italic" style:font-style-asian="italic" style:font-style-complex="italic"/>
    </style:style>
    <style:style style:name="P14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5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51" style:parent-style-name="Policepardéfaut" style:family="text">
      <style:text-properties fo:font-style="italic" style:font-style-asian="italic" style:font-style-complex="italic"/>
    </style:style>
    <style:style style:name="T1452" style:parent-style-name="Policepardéfaut" style:family="text">
      <style:text-properties fo:font-style="italic" style:font-style-asian="italic" style:font-style-complex="italic"/>
    </style:style>
    <style:style style:name="T1453" style:parent-style-name="Policepardéfaut" style:family="text">
      <style:text-properties fo:font-style="italic" style:font-style-asian="italic" style:font-style-complex="italic"/>
    </style:style>
    <style:style style:name="T1454" style:parent-style-name="Policepardéfaut" style:family="text">
      <style:text-properties fo:font-style="italic" style:font-style-asian="italic" style:font-style-complex="italic"/>
    </style:style>
    <style:style style:name="T1455" style:parent-style-name="Policepardéfaut" style:family="text">
      <style:text-properties fo:font-style="italic" style:font-style-asian="italic" style:font-style-complex="italic"/>
    </style:style>
    <style:style style:name="T1456" style:parent-style-name="Policepardéfaut" style:family="text">
      <style:text-properties fo:font-style="italic" style:font-style-asian="italic" style:font-style-complex="italic"/>
    </style:style>
    <style:style style:name="T1457" style:parent-style-name="Policepardéfaut" style:family="text">
      <style:text-properties fo:font-style="italic" style:font-style-asian="italic" style:font-style-complex="italic"/>
    </style:style>
    <style:style style:name="T1458" style:parent-style-name="Policepardéfaut" style:family="text">
      <style:text-properties fo:font-style="italic" style:font-style-asian="italic" style:font-style-complex="italic"/>
    </style:style>
    <style:style style:name="T1459" style:parent-style-name="Policepardéfaut" style:family="text">
      <style:text-properties fo:font-style="italic" style:font-style-asian="italic" style:font-style-complex="italic"/>
    </style:style>
    <style:style style:name="P146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6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62" style:parent-style-name="Policepardéfaut" style:family="text">
      <style:text-properties fo:font-style="italic" style:font-style-asian="italic" style:font-style-complex="italic"/>
    </style:style>
    <style:style style:name="T1463" style:parent-style-name="Policepardéfaut" style:family="text">
      <style:text-properties fo:font-style="italic" style:font-style-asian="italic" style:font-style-complex="italic"/>
    </style:style>
    <style:style style:name="T1464" style:parent-style-name="Policepardéfaut" style:family="text">
      <style:text-properties fo:font-style="italic" style:font-style-asian="italic" style:font-style-complex="italic"/>
    </style:style>
    <style:style style:name="T1465" style:parent-style-name="Policepardéfaut" style:family="text">
      <style:text-properties fo:font-style="italic" style:font-style-asian="italic" style:font-style-complex="italic"/>
    </style:style>
    <style:style style:name="T1466" style:parent-style-name="Policepardéfaut" style:family="text">
      <style:text-properties fo:font-style="italic" style:font-style-asian="italic" style:font-style-complex="italic"/>
    </style:style>
    <style:style style:name="T1467" style:parent-style-name="Policepardéfaut" style:family="text">
      <style:text-properties fo:font-style="italic" style:font-style-asian="italic" style:font-style-complex="italic"/>
    </style:style>
    <style:style style:name="T1468" style:parent-style-name="Policepardéfaut" style:family="text">
      <style:text-properties fo:font-style="italic" style:font-style-asian="italic" style:font-style-complex="italic"/>
    </style:style>
    <style:style style:name="T1469" style:parent-style-name="Policepardéfaut" style:family="text">
      <style:text-properties fo:font-style="italic" style:font-style-asian="italic" style:font-style-complex="italic"/>
    </style:style>
    <style:style style:name="P147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7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72" style:parent-style-name="Policepardéfaut" style:family="text">
      <style:text-properties fo:font-style="italic" style:font-style-asian="italic" style:font-style-complex="italic"/>
    </style:style>
    <style:style style:name="T1473" style:parent-style-name="Policepardéfaut" style:family="text">
      <style:text-properties fo:font-style="italic" style:font-style-asian="italic" style:font-style-complex="italic"/>
    </style:style>
    <style:style style:name="T1474" style:parent-style-name="Policepardéfaut" style:family="text">
      <style:text-properties fo:font-style="italic" style:font-style-asian="italic" style:font-style-complex="italic"/>
    </style:style>
    <style:style style:name="T1475" style:parent-style-name="Policepardéfaut" style:family="text">
      <style:text-properties fo:font-style="italic" style:font-style-asian="italic" style:font-style-complex="italic"/>
    </style:style>
    <style:style style:name="T1476" style:parent-style-name="Policepardéfaut" style:family="text">
      <style:text-properties fo:font-style="italic" style:font-style-asian="italic" style:font-style-complex="italic"/>
    </style:style>
    <style:style style:name="T1477" style:parent-style-name="Policepardéfaut" style:family="text">
      <style:text-properties fo:font-style="italic" style:font-style-asian="italic" style:font-style-complex="italic"/>
    </style:style>
    <style:style style:name="P147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7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80" style:parent-style-name="Policepardéfaut" style:family="text">
      <style:text-properties fo:font-style="italic" style:font-style-asian="italic" style:font-style-complex="italic"/>
    </style:style>
    <style:style style:name="T1481" style:parent-style-name="Policepardéfaut" style:family="text">
      <style:text-properties fo:font-style="italic" style:font-style-asian="italic" style:font-style-complex="italic"/>
    </style:style>
    <style:style style:name="T1482" style:parent-style-name="Policepardéfaut" style:family="text">
      <style:text-properties fo:font-style="italic" style:font-style-asian="italic" style:font-style-complex="italic"/>
    </style:style>
    <style:style style:name="T1483" style:parent-style-name="Policepardéfaut" style:family="text">
      <style:text-properties fo:font-style="italic" style:font-style-asian="italic" style:font-style-complex="italic"/>
    </style:style>
    <style:style style:name="T1484" style:parent-style-name="Policepardéfaut" style:family="text">
      <style:text-properties fo:font-style="italic" style:font-style-asian="italic" style:font-style-complex="italic"/>
    </style:style>
    <style:style style:name="T1485" style:parent-style-name="Policepardéfaut" style:family="text">
      <style:text-properties fo:font-style="italic" style:font-style-asian="italic" style:font-style-complex="italic"/>
    </style:style>
    <style:style style:name="T1486" style:parent-style-name="Policepardéfaut" style:family="text">
      <style:text-properties fo:font-style="italic" style:font-style-asian="italic" style:font-style-complex="italic"/>
    </style:style>
    <style:style style:name="P148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8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89" style:parent-style-name="Policepardéfaut" style:family="text">
      <style:text-properties fo:font-style="italic" style:font-style-asian="italic" style:font-style-complex="italic"/>
    </style:style>
    <style:style style:name="T1490" style:parent-style-name="Policepardéfaut" style:family="text">
      <style:text-properties fo:font-style="italic" style:font-style-asian="italic" style:font-style-complex="italic"/>
    </style:style>
    <style:style style:name="T1491" style:parent-style-name="Policepardéfaut" style:family="text">
      <style:text-properties fo:font-style="italic" style:font-style-asian="italic" style:font-style-complex="italic"/>
    </style:style>
    <style:style style:name="T1492" style:parent-style-name="Policepardéfaut" style:family="text">
      <style:text-properties fo:font-style="italic" style:font-style-asian="italic" style:font-style-complex="italic"/>
    </style:style>
    <style:style style:name="T1493" style:parent-style-name="Policepardéfaut" style:family="text">
      <style:text-properties fo:font-style="italic" style:font-style-asian="italic" style:font-style-complex="italic"/>
    </style:style>
    <style:style style:name="T1494" style:parent-style-name="Policepardéfaut" style:family="text">
      <style:text-properties fo:font-style="italic" style:font-style-asian="italic" style:font-style-complex="italic"/>
    </style:style>
    <style:style style:name="T1495" style:parent-style-name="Policepardéfaut" style:family="text">
      <style:text-properties fo:font-style="italic" style:font-style-asian="italic" style:font-style-complex="italic"/>
    </style:style>
    <style:style style:name="T1496" style:parent-style-name="Policepardéfaut" style:family="text">
      <style:text-properties fo:font-style="italic" style:font-style-asian="italic" style:font-style-complex="italic"/>
    </style:style>
    <style:style style:name="P149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49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499" style:parent-style-name="Policepardéfaut" style:family="text">
      <style:text-properties fo:font-style="italic" style:font-style-asian="italic" style:font-style-complex="italic"/>
    </style:style>
    <style:style style:name="T1500" style:parent-style-name="Policepardéfaut" style:family="text">
      <style:text-properties fo:font-style="italic" style:font-style-asian="italic" style:font-style-complex="italic"/>
    </style:style>
    <style:style style:name="T1501" style:parent-style-name="Policepardéfaut" style:family="text">
      <style:text-properties fo:font-style="italic" style:font-style-asian="italic" style:font-style-complex="italic"/>
    </style:style>
    <style:style style:name="T1502" style:parent-style-name="Policepardéfaut" style:family="text">
      <style:text-properties fo:font-style="italic" style:font-style-asian="italic" style:font-style-complex="italic"/>
    </style:style>
    <style:style style:name="T1503" style:parent-style-name="Policepardéfaut" style:family="text">
      <style:text-properties fo:font-style="italic" style:font-style-asian="italic" style:font-style-complex="italic"/>
    </style:style>
    <style:style style:name="T1504" style:parent-style-name="Policepardéfaut" style:family="text">
      <style:text-properties fo:font-style="italic" style:font-style-asian="italic" style:font-style-complex="italic"/>
    </style:style>
    <style:style style:name="T1505" style:parent-style-name="Policepardéfaut" style:family="text">
      <style:text-properties fo:font-style="italic" style:font-style-asian="italic" style:font-style-complex="italic"/>
    </style:style>
    <style:style style:name="P150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508" style:parent-style-name="Policepardéfaut" style:family="text">
      <style:text-properties fo:font-style="italic" style:font-style-asian="italic" style:font-style-complex="italic"/>
    </style:style>
    <style:style style:name="T1509" style:parent-style-name="Policepardéfaut" style:family="text">
      <style:text-properties fo:font-style="italic" style:font-style-asian="italic" style:font-style-complex="italic"/>
    </style:style>
    <style:style style:name="T1510" style:parent-style-name="Policepardéfaut" style:family="text">
      <style:text-properties fo:font-style="italic" style:font-style-asian="italic" style:font-style-complex="italic"/>
    </style:style>
    <style:style style:name="T1511" style:parent-style-name="Policepardéfaut" style:family="text">
      <style:text-properties fo:font-style="italic" style:font-style-asian="italic" style:font-style-complex="italic"/>
    </style:style>
    <style:style style:name="T1512" style:parent-style-name="Policepardéfaut" style:family="text">
      <style:text-properties fo:font-style="italic" style:font-style-asian="italic" style:font-style-complex="italic"/>
    </style:style>
    <style:style style:name="T1513" style:parent-style-name="Policepardéfaut" style:family="text">
      <style:text-properties fo:font-style="italic" style:font-style-asian="italic" style:font-style-complex="italic"/>
    </style:style>
    <style:style style:name="T1514" style:parent-style-name="Policepardéfaut" style:family="text">
      <style:text-properties fo:font-style="italic" style:font-style-asian="italic" style:font-style-complex="italic"/>
    </style:style>
    <style:style style:name="T1515" style:parent-style-name="Policepardéfaut" style:family="text">
      <style:text-properties fo:font-style="italic" style:font-style-asian="italic" style:font-style-complex="italic"/>
    </style:style>
    <style:style style:name="T1516" style:parent-style-name="Policepardéfaut" style:family="text">
      <style:text-properties fo:font-style="italic" style:font-style-asian="italic" style:font-style-complex="italic"/>
    </style:style>
    <style:style style:name="T1517" style:parent-style-name="Policepardéfaut" style:family="text">
      <style:text-properties fo:font-style="italic" style:font-style-asian="italic" style:font-style-complex="italic"/>
    </style:style>
    <style:style style:name="P151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1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520" style:parent-style-name="Policepardéfaut" style:family="text">
      <style:text-properties fo:font-style="italic" style:font-style-asian="italic" style:font-style-complex="italic"/>
    </style:style>
    <style:style style:name="T1521" style:parent-style-name="Policepardéfaut" style:family="text">
      <style:text-properties fo:font-style="italic" style:font-style-asian="italic" style:font-style-complex="italic"/>
    </style:style>
    <style:style style:name="T1522" style:parent-style-name="Policepardéfaut" style:family="text">
      <style:text-properties fo:font-style="italic" style:font-style-asian="italic" style:font-style-complex="italic"/>
    </style:style>
    <style:style style:name="T1523" style:parent-style-name="Policepardéfaut" style:family="text">
      <style:text-properties fo:font-style="italic" style:font-style-asian="italic" style:font-style-complex="italic"/>
    </style:style>
    <style:style style:name="T1524" style:parent-style-name="Policepardéfaut" style:family="text">
      <style:text-properties fo:font-style="italic" style:font-style-asian="italic" style:font-style-complex="italic"/>
    </style:style>
    <style:style style:name="T1525" style:parent-style-name="Policepardéfaut" style:family="text">
      <style:text-properties fo:font-style="italic" style:font-style-asian="italic" style:font-style-complex="italic"/>
    </style:style>
    <style:style style:name="T1526" style:parent-style-name="Policepardéfaut" style:family="text">
      <style:text-properties fo:font-style="italic" style:font-style-asian="italic" style:font-style-complex="italic"/>
    </style:style>
    <style:style style:name="T1527" style:parent-style-name="Policepardéfaut" style:family="text">
      <style:text-properties fo:font-style="italic" style:font-style-asian="italic" style:font-style-complex="italic"/>
    </style:style>
    <style:style style:name="T1528" style:parent-style-name="Policepardéfaut" style:family="text">
      <style:text-properties fo:font-style="italic" style:font-style-asian="italic" style:font-style-complex="italic"/>
    </style:style>
    <style:style style:name="T1529" style:parent-style-name="Policepardéfaut" style:family="text">
      <style:text-properties fo:font-style="italic" style:font-style-asian="italic" style:font-style-complex="italic"/>
    </style:style>
    <style:style style:name="T1530" style:parent-style-name="Policepardéfaut" style:family="text">
      <style:text-properties fo:font-style="italic" style:font-style-asian="italic" style:font-style-complex="italic"/>
    </style:style>
    <style:style style:name="T1531" style:parent-style-name="Policepardéfaut" style:family="text">
      <style:text-properties fo:font-style="italic" style:font-style-asian="italic" style:font-style-complex="italic"/>
    </style:style>
    <style:style style:name="T1532" style:parent-style-name="Policepardéfaut" style:family="text">
      <style:text-properties fo:font-style="italic" style:font-style-asian="italic" style:font-style-complex="italic"/>
    </style:style>
    <style:style style:name="T1533" style:parent-style-name="Policepardéfaut" style:family="text">
      <style:text-properties fo:font-style="italic" style:font-style-asian="italic" style:font-style-complex="italic"/>
    </style:style>
    <style:style style:name="P153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3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536" style:parent-style-name="Policepardéfaut" style:family="text">
      <style:text-properties fo:font-style="italic" style:font-style-asian="italic" style:font-style-complex="italic"/>
    </style:style>
    <style:style style:name="T1537" style:parent-style-name="Policepardéfaut" style:family="text">
      <style:text-properties fo:font-style="italic" style:font-style-asian="italic" style:font-style-complex="italic"/>
    </style:style>
    <style:style style:name="T1538" style:parent-style-name="Policepardéfaut" style:family="text">
      <style:text-properties fo:font-style="italic" style:font-style-asian="italic" style:font-style-complex="italic"/>
    </style:style>
    <style:style style:name="T1539" style:parent-style-name="Policepardéfaut" style:family="text">
      <style:text-properties fo:font-style="italic" style:font-style-asian="italic" style:font-style-complex="italic"/>
    </style:style>
    <style:style style:name="T1540" style:parent-style-name="Policepardéfaut" style:family="text">
      <style:text-properties fo:font-style="italic" style:font-style-asian="italic" style:font-style-complex="italic"/>
    </style:style>
    <style:style style:name="T1541" style:parent-style-name="Policepardéfaut" style:family="text">
      <style:text-properties fo:font-style="italic" style:font-style-asian="italic" style:font-style-complex="italic"/>
    </style:style>
    <style:style style:name="T1542" style:parent-style-name="Policepardéfaut" style:family="text">
      <style:text-properties fo:font-style="italic" style:font-style-asian="italic" style:font-style-complex="italic"/>
    </style:style>
    <style:style style:name="P154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4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545" style:parent-style-name="Policepardéfaut" style:family="text">
      <style:text-properties fo:font-style="italic" style:font-style-asian="italic" style:font-style-complex="italic"/>
    </style:style>
    <style:style style:name="T1546" style:parent-style-name="Policepardéfaut" style:family="text">
      <style:text-properties fo:font-style="italic" style:font-style-asian="italic" style:font-style-complex="italic"/>
    </style:style>
    <style:style style:name="T1547" style:parent-style-name="Policepardéfaut" style:family="text">
      <style:text-properties fo:font-style="italic" style:font-style-asian="italic" style:font-style-complex="italic"/>
    </style:style>
    <style:style style:name="T1548" style:parent-style-name="Policepardéfaut" style:family="text">
      <style:text-properties fo:font-style="italic" style:font-style-asian="italic" style:font-style-complex="italic"/>
    </style:style>
    <style:style style:name="T1549" style:parent-style-name="Policepardéfaut" style:family="text">
      <style:text-properties fo:font-style="italic" style:font-style-asian="italic" style:font-style-complex="italic"/>
    </style:style>
    <style:style style:name="T1550" style:parent-style-name="Policepardéfaut" style:family="text">
      <style:text-properties fo:font-style="italic" style:font-style-asian="italic" style:font-style-complex="italic"/>
    </style:style>
    <style:style style:name="T1551" style:parent-style-name="Policepardéfaut" style:family="text">
      <style:text-properties fo:font-style="italic" style:font-style-asian="italic" style:font-style-complex="italic"/>
    </style:style>
    <style:style style:name="T1552" style:parent-style-name="Policepardéfaut" style:family="text">
      <style:text-properties fo:font-style="italic" style:font-style-asian="italic" style:font-style-complex="italic"/>
    </style:style>
    <style:style style:name="T1553" style:parent-style-name="Policepardéfaut" style:family="text">
      <style:text-properties fo:font-style="italic" style:font-style-asian="italic" style:font-style-complex="italic"/>
    </style:style>
    <style:style style:name="T1554" style:parent-style-name="Policepardéfaut" style:family="text">
      <style:text-properties fo:font-style="italic" style:font-style-asian="italic" style:font-style-complex="italic"/>
    </style:style>
    <style:style style:name="T1555" style:parent-style-name="Policepardéfaut" style:family="text">
      <style:text-properties fo:font-style="italic" style:font-style-asian="italic" style:font-style-complex="italic"/>
    </style:style>
    <style:style style:name="T1556" style:parent-style-name="Policepardéfaut" style:family="text">
      <style:text-properties fo:font-style="italic" style:font-style-asian="italic" style:font-style-complex="italic"/>
    </style:style>
    <style:style style:name="T1557" style:parent-style-name="Policepardéfaut" style:family="text">
      <style:text-properties fo:font-style="italic" style:font-style-asian="italic" style:font-style-complex="italic"/>
    </style:style>
    <style:style style:name="P155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5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560" style:parent-style-name="Policepardéfaut" style:family="text">
      <style:text-properties fo:font-style="italic" style:font-style-asian="italic" style:font-style-complex="italic"/>
    </style:style>
    <style:style style:name="T1561" style:parent-style-name="Policepardéfaut" style:family="text">
      <style:text-properties fo:font-style="italic" style:font-style-asian="italic" style:font-style-complex="italic"/>
    </style:style>
    <style:style style:name="T1562" style:parent-style-name="Policepardéfaut" style:family="text">
      <style:text-properties fo:font-style="italic" style:font-style-asian="italic" style:font-style-complex="italic"/>
    </style:style>
    <style:style style:name="T1563" style:parent-style-name="Policepardéfaut" style:family="text">
      <style:text-properties fo:font-style="italic" style:font-style-asian="italic" style:font-style-complex="italic"/>
    </style:style>
    <style:style style:name="T1564" style:parent-style-name="Policepardéfaut" style:family="text">
      <style:text-properties fo:font-style="italic" style:font-style-asian="italic" style:font-style-complex="italic"/>
    </style:style>
    <style:style style:name="T1565" style:parent-style-name="Policepardéfaut" style:family="text">
      <style:text-properties fo:font-style="italic" style:font-style-asian="italic" style:font-style-complex="italic"/>
    </style:style>
    <style:style style:name="T1566" style:parent-style-name="Policepardéfaut" style:family="text">
      <style:text-properties fo:font-style="italic" style:font-style-asian="italic" style:font-style-complex="italic"/>
    </style:style>
    <style:style style:name="T1567" style:parent-style-name="Policepardéfaut" style:family="text">
      <style:text-properties fo:font-style="italic" style:font-style-asian="italic" style:font-style-complex="italic"/>
    </style:style>
    <style:style style:name="T1568" style:parent-style-name="Policepardéfaut" style:family="text">
      <style:text-properties fo:font-style="italic" style:font-style-asian="italic" style:font-style-complex="italic"/>
    </style:style>
    <style:style style:name="T1569" style:parent-style-name="Policepardéfaut" style:family="text">
      <style:text-properties fo:font-style="italic" style:font-style-asian="italic" style:font-style-complex="italic"/>
    </style:style>
    <style:style style:name="T1570" style:parent-style-name="Policepardéfaut" style:family="text">
      <style:text-properties fo:font-style="italic" style:font-style-asian="italic" style:font-style-complex="italic"/>
    </style:style>
    <style:style style:name="T1571" style:parent-style-name="Policepardéfaut" style:family="text">
      <style:text-properties fo:font-style="italic" style:font-style-asian="italic" style:font-style-complex="italic"/>
    </style:style>
    <style:style style:name="T1572" style:parent-style-name="Policepardéfaut" style:family="text">
      <style:text-properties fo:font-style="italic" style:font-style-asian="italic" style:font-style-complex="italic"/>
    </style:style>
    <style:style style:name="T1573" style:parent-style-name="Policepardéfaut" style:family="text">
      <style:text-properties fo:font-style="italic" style:font-style-asian="italic" style:font-style-complex="italic"/>
    </style:style>
    <style:style style:name="T1574" style:parent-style-name="Policepardéfaut" style:family="text">
      <style:text-properties fo:font-style="italic" style:font-style-asian="italic" style:font-style-complex="italic"/>
    </style:style>
    <style:style style:name="T1575" style:parent-style-name="Policepardéfaut" style:family="text">
      <style:text-properties fo:font-style="italic" style:font-style-asian="italic" style:font-style-complex="italic"/>
    </style:style>
    <style:style style:name="P157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7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578" style:parent-style-name="Policepardéfaut" style:family="text">
      <style:text-properties fo:font-style="italic" style:font-style-asian="italic" style:font-style-complex="italic"/>
    </style:style>
    <style:style style:name="T1579" style:parent-style-name="Policepardéfaut" style:family="text">
      <style:text-properties fo:font-style="italic" style:font-style-asian="italic" style:font-style-complex="italic"/>
    </style:style>
    <style:style style:name="T1580" style:parent-style-name="Policepardéfaut" style:family="text">
      <style:text-properties fo:font-style="italic" style:font-style-asian="italic" style:font-style-complex="italic"/>
    </style:style>
    <style:style style:name="T1581" style:parent-style-name="Policepardéfaut" style:family="text">
      <style:text-properties fo:font-style="italic" style:font-style-asian="italic" style:font-style-complex="italic"/>
    </style:style>
    <style:style style:name="T1582" style:parent-style-name="Policepardéfaut" style:family="text">
      <style:text-properties fo:font-style="italic" style:font-style-asian="italic" style:font-style-complex="italic"/>
    </style:style>
    <style:style style:name="T1583" style:parent-style-name="Policepardéfaut" style:family="text">
      <style:text-properties fo:font-style="italic" style:font-style-asian="italic" style:font-style-complex="italic"/>
    </style:style>
    <style:style style:name="T1584" style:parent-style-name="Policepardéfaut" style:family="text">
      <style:text-properties fo:font-style="italic" style:font-style-asian="italic" style:font-style-complex="italic"/>
    </style:style>
    <style:style style:name="T1585" style:parent-style-name="Policepardéfaut" style:family="text">
      <style:text-properties fo:font-style="italic" style:font-style-asian="italic" style:font-style-complex="italic"/>
    </style:style>
    <style:style style:name="T1586" style:parent-style-name="Policepardéfaut" style:family="text">
      <style:text-properties fo:font-style="italic" style:font-style-asian="italic" style:font-style-complex="italic"/>
    </style:style>
    <style:style style:name="T1587" style:parent-style-name="Policepardéfaut" style:family="text">
      <style:text-properties fo:font-style="italic" style:font-style-asian="italic" style:font-style-complex="italic"/>
    </style:style>
    <style:style style:name="T1588" style:parent-style-name="Policepardéfaut" style:family="text">
      <style:text-properties fo:font-style="italic" style:font-style-asian="italic" style:font-style-complex="italic"/>
    </style:style>
    <style:style style:name="T1589" style:parent-style-name="Policepardéfaut" style:family="text">
      <style:text-properties fo:font-style="italic" style:font-style-asian="italic" style:font-style-complex="italic"/>
    </style:style>
    <style:style style:name="T1590" style:parent-style-name="Policepardéfaut" style:family="text">
      <style:text-properties fo:font-style="italic" style:font-style-asian="italic" style:font-style-complex="italic"/>
    </style:style>
    <style:style style:name="P159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9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593" style:parent-style-name="Policepardéfaut" style:family="text">
      <style:text-properties fo:font-style="italic" style:font-style-asian="italic" style:font-style-complex="italic"/>
    </style:style>
    <style:style style:name="T1594" style:parent-style-name="Policepardéfaut" style:family="text">
      <style:text-properties fo:font-style="italic" style:font-style-asian="italic" style:font-style-complex="italic"/>
    </style:style>
    <style:style style:name="T1595" style:parent-style-name="Policepardéfaut" style:family="text">
      <style:text-properties fo:font-style="italic" style:font-style-asian="italic" style:font-style-complex="italic"/>
    </style:style>
    <style:style style:name="T1596" style:parent-style-name="Policepardéfaut" style:family="text">
      <style:text-properties fo:font-style="italic" style:font-style-asian="italic" style:font-style-complex="italic"/>
    </style:style>
    <style:style style:name="T1597" style:parent-style-name="Policepardéfaut" style:family="text">
      <style:text-properties fo:font-style="italic" style:font-style-asian="italic" style:font-style-complex="italic"/>
    </style:style>
    <style:style style:name="T1598" style:parent-style-name="Policepardéfaut" style:family="text">
      <style:text-properties fo:font-style="italic" style:font-style-asian="italic" style:font-style-complex="italic"/>
    </style:style>
    <style:style style:name="T1599" style:parent-style-name="Policepardéfaut" style:family="text">
      <style:text-properties fo:font-style="italic" style:font-style-asian="italic" style:font-style-complex="italic"/>
    </style:style>
    <style:style style:name="T1600" style:parent-style-name="Policepardéfaut" style:family="text">
      <style:text-properties fo:font-style="italic" style:font-style-asian="italic" style:font-style-complex="italic"/>
    </style:style>
    <style:style style:name="T1601" style:parent-style-name="Policepardéfaut" style:family="text">
      <style:text-properties fo:font-style="italic" style:font-style-asian="italic" style:font-style-complex="italic"/>
    </style:style>
    <style:style style:name="T1602" style:parent-style-name="Policepardéfaut" style:family="text">
      <style:text-properties fo:font-style="italic" style:font-style-asian="italic" style:font-style-complex="italic"/>
    </style:style>
    <style:style style:name="T1603" style:parent-style-name="Policepardéfaut" style:family="text">
      <style:text-properties fo:font-style="italic" style:font-style-asian="italic" style:font-style-complex="italic"/>
    </style:style>
    <style:style style:name="P160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60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606" style:parent-style-name="Policepardéfaut" style:family="text">
      <style:text-properties fo:font-style="italic" style:font-style-asian="italic" style:font-style-complex="italic"/>
    </style:style>
    <style:style style:name="T1607" style:parent-style-name="Policepardéfaut" style:family="text">
      <style:text-properties fo:font-style="italic" style:font-style-asian="italic" style:font-style-complex="italic"/>
    </style:style>
    <style:style style:name="T1608" style:parent-style-name="Policepardéfaut" style:family="text">
      <style:text-properties fo:font-style="italic" style:font-style-asian="italic" style:font-style-complex="italic"/>
    </style:style>
    <style:style style:name="T1609" style:parent-style-name="Policepardéfaut" style:family="text">
      <style:text-properties fo:font-style="italic" style:font-style-asian="italic" style:font-style-complex="italic"/>
    </style:style>
    <style:style style:name="T1610" style:parent-style-name="Policepardéfaut" style:family="text">
      <style:text-properties fo:font-style="italic" style:font-style-asian="italic" style:font-style-complex="italic"/>
    </style:style>
    <style:style style:name="T1611" style:parent-style-name="Policepardéfaut" style:family="text">
      <style:text-properties fo:font-style="italic" style:font-style-asian="italic" style:font-style-complex="italic"/>
    </style:style>
    <style:style style:name="T1612" style:parent-style-name="Policepardéfaut" style:family="text">
      <style:text-properties fo:font-style="italic" style:font-style-asian="italic" style:font-style-complex="italic"/>
    </style:style>
    <style:style style:name="T1613" style:parent-style-name="Policepardéfaut" style:family="text">
      <style:text-properties fo:font-style="italic" style:font-style-asian="italic" style:font-style-complex="italic"/>
    </style:style>
    <style:style style:name="T1614" style:parent-style-name="Policepardéfaut" style:family="text">
      <style:text-properties fo:font-style="italic" style:font-style-asian="italic" style:font-style-complex="italic"/>
    </style:style>
    <style:style style:name="T1615" style:parent-style-name="Policepardéfaut" style:family="text">
      <style:text-properties fo:font-style="italic" style:font-style-asian="italic" style:font-style-complex="italic"/>
    </style:style>
    <style:style style:name="T1616" style:parent-style-name="Policepardéfaut" style:family="text">
      <style:text-properties fo:font-style="italic" style:font-style-asian="italic" style:font-style-complex="italic"/>
    </style:style>
    <style:style style:name="T1617" style:parent-style-name="Policepardéfaut" style:family="text">
      <style:text-properties fo:font-style="italic" style:font-style-asian="italic" style:font-style-complex="italic"/>
    </style:style>
    <style:style style:name="T1618" style:parent-style-name="Policepardéfaut" style:family="text">
      <style:text-properties fo:font-style="italic" style:font-style-asian="italic" style:font-style-complex="italic"/>
    </style:style>
    <style:style style:name="T1619" style:parent-style-name="Policepardéfaut" style:family="text">
      <style:text-properties fo:font-style="italic" style:font-style-asian="italic" style:font-style-complex="italic"/>
    </style:style>
    <style:style style:name="T1620" style:parent-style-name="Policepardéfaut" style:family="text">
      <style:text-properties fo:font-style="italic" style:font-style-asian="italic" style:font-style-complex="italic"/>
    </style:style>
    <style:style style:name="T1621" style:parent-style-name="Policepardéfaut" style:family="text">
      <style:text-properties fo:font-style="italic" style:font-style-asian="italic" style:font-style-complex="italic"/>
    </style:style>
    <style:style style:name="T1622" style:parent-style-name="Policepardéfaut" style:family="text">
      <style:text-properties fo:font-style="italic" style:font-style-asian="italic" style:font-style-complex="italic"/>
    </style:style>
    <style:style style:name="T1623" style:parent-style-name="Policepardéfaut" style:family="text">
      <style:text-properties fo:font-style="italic" style:font-style-asian="italic" style:font-style-complex="italic"/>
    </style:style>
    <style:style style:name="T1624" style:parent-style-name="Policepardéfaut" style:family="text">
      <style:text-properties fo:font-style="italic" style:font-style-asian="italic" style:font-style-complex="italic"/>
    </style:style>
    <style:style style:name="T1625" style:parent-style-name="Policepardéfaut" style:family="text">
      <style:text-properties fo:font-style="italic" style:font-style-asian="italic" style:font-style-complex="italic"/>
    </style:style>
    <style:style style:name="P162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627" style:parent-style-name="Policepardéfaut" style:family="text">
      <style:text-properties fo:font-style="italic" style:font-style-asian="italic" style:font-style-complex="italic"/>
    </style:style>
    <style:style style:name="T1628" style:parent-style-name="Policepardéfaut" style:family="text">
      <style:text-properties fo:font-style="italic" style:font-style-asian="italic" style:font-style-complex="italic"/>
    </style:style>
    <style:style style:name="T1629" style:parent-style-name="Policepardéfaut" style:family="text">
      <style:text-properties fo:font-style="italic" style:font-style-asian="italic" style:font-style-complex="italic"/>
    </style:style>
    <style:style style:name="T1630" style:parent-style-name="Policepardéfaut" style:family="text">
      <style:text-properties fo:font-style="italic" style:font-style-asian="italic" style:font-style-complex="italic"/>
    </style:style>
    <style:style style:name="T1631" style:parent-style-name="Policepardéfaut" style:family="text">
      <style:text-properties fo:font-style="italic" style:font-style-asian="italic" style:font-style-complex="italic"/>
    </style:style>
    <style:style style:name="T1632" style:parent-style-name="Policepardéfaut" style:family="text">
      <style:text-properties fo:font-style="italic" style:font-style-asian="italic" style:font-style-complex="italic"/>
    </style:style>
    <style:style style:name="T1633" style:parent-style-name="Policepardéfaut" style:family="text">
      <style:text-properties fo:font-style="italic" style:font-style-asian="italic" style:font-style-complex="italic"/>
    </style:style>
    <style:style style:name="T1634" style:parent-style-name="Policepardéfaut" style:family="text">
      <style:text-properties fo:font-style="italic" style:font-style-asian="italic" style:font-style-complex="italic"/>
    </style:style>
    <style:style style:name="T1635" style:parent-style-name="Policepardéfaut" style:family="text">
      <style:text-properties fo:font-style="italic" style:font-style-asian="italic" style:font-style-complex="italic"/>
    </style:style>
    <style:style style:name="T1636" style:parent-style-name="Policepardéfaut" style:family="text">
      <style:text-properties fo:font-style="italic" style:font-style-asian="italic" style:font-style-complex="italic"/>
    </style:style>
    <style:style style:name="P163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63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639" style:parent-style-name="Policepardéfaut" style:family="text">
      <style:text-properties fo:font-style="italic" style:font-style-asian="italic" style:font-style-complex="italic"/>
    </style:style>
    <style:style style:name="T1640" style:parent-style-name="Policepardéfaut" style:family="text">
      <style:text-properties fo:font-style="italic" style:font-style-asian="italic" style:font-style-complex="italic"/>
    </style:style>
    <style:style style:name="T1641" style:parent-style-name="Policepardéfaut" style:family="text">
      <style:text-properties fo:font-style="italic" style:font-style-asian="italic" style:font-style-complex="italic"/>
    </style:style>
    <style:style style:name="T1642" style:parent-style-name="Policepardéfaut" style:family="text">
      <style:text-properties fo:font-style="italic" style:font-style-asian="italic" style:font-style-complex="italic"/>
    </style:style>
    <style:style style:name="T1643" style:parent-style-name="Policepardéfaut" style:family="text">
      <style:text-properties fo:font-style="italic" style:font-style-asian="italic" style:font-style-complex="italic"/>
    </style:style>
    <style:style style:name="T1644" style:parent-style-name="Policepardéfaut" style:family="text">
      <style:text-properties fo:font-style="italic" style:font-style-asian="italic" style:font-style-complex="italic"/>
    </style:style>
    <style:style style:name="T1645" style:parent-style-name="Policepardéfaut" style:family="text">
      <style:text-properties fo:font-style="italic" style:font-style-asian="italic" style:font-style-complex="italic"/>
    </style:style>
    <style:style style:name="T1646" style:parent-style-name="Policepardéfaut" style:family="text">
      <style:text-properties fo:font-style="italic" style:font-style-asian="italic" style:font-style-complex="italic"/>
    </style:style>
    <style:style style:name="T1647" style:parent-style-name="Policepardéfaut" style:family="text">
      <style:text-properties fo:font-style="italic" style:font-style-asian="italic" style:font-style-complex="italic"/>
    </style:style>
    <style:style style:name="P164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6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650" style:parent-style-name="Policepardéfaut" style:family="text">
      <style:text-properties fo:font-style="italic" style:font-style-asian="italic" style:font-style-complex="italic"/>
    </style:style>
    <style:style style:name="T1651" style:parent-style-name="Policepardéfaut" style:family="text">
      <style:text-properties fo:font-style="italic" style:font-style-asian="italic" style:font-style-complex="italic"/>
    </style:style>
    <style:style style:name="T1652" style:parent-style-name="Policepardéfaut" style:family="text">
      <style:text-properties fo:font-style="italic" style:font-style-asian="italic" style:font-style-complex="italic"/>
    </style:style>
    <style:style style:name="T1653" style:parent-style-name="Policepardéfaut" style:family="text">
      <style:text-properties fo:font-style="italic" style:font-style-asian="italic" style:font-style-complex="italic"/>
    </style:style>
    <style:style style:name="T1654" style:parent-style-name="Policepardéfaut" style:family="text">
      <style:text-properties fo:font-style="italic" style:font-style-asian="italic" style:font-style-complex="italic"/>
    </style:style>
    <style:style style:name="P165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65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657" style:parent-style-name="Policepardéfaut" style:family="text">
      <style:text-properties fo:font-style="italic" style:font-style-asian="italic" style:font-style-complex="italic"/>
    </style:style>
    <style:style style:name="T1658" style:parent-style-name="Policepardéfaut" style:family="text">
      <style:text-properties fo:font-style="italic" style:font-style-asian="italic" style:font-style-complex="italic"/>
    </style:style>
    <style:style style:name="T1659" style:parent-style-name="Policepardéfaut" style:family="text">
      <style:text-properties fo:font-style="italic" style:font-style-asian="italic" style:font-style-complex="italic"/>
    </style:style>
    <style:style style:name="T1660" style:parent-style-name="Policepardéfaut" style:family="text">
      <style:text-properties fo:font-style="italic" style:font-style-asian="italic" style:font-style-complex="italic"/>
    </style:style>
    <style:style style:name="T1661" style:parent-style-name="Policepardéfaut" style:family="text">
      <style:text-properties fo:font-style="italic" style:font-style-asian="italic" style:font-style-complex="italic"/>
    </style:style>
    <style:style style:name="T1662" style:parent-style-name="Policepardéfaut" style:family="text">
      <style:text-properties fo:font-style="italic" style:font-style-asian="italic" style:font-style-complex="italic"/>
    </style:style>
    <style:style style:name="T1663" style:parent-style-name="Policepardéfaut" style:family="text">
      <style:text-properties fo:font-style="italic" style:font-style-asian="italic" style:font-style-complex="italic"/>
    </style:style>
    <style:style style:name="T1664" style:parent-style-name="Policepardéfaut" style:family="text">
      <style:text-properties fo:font-style="italic" style:font-style-asian="italic" style:font-style-complex="italic"/>
    </style:style>
    <style:style style:name="T1665" style:parent-style-name="Policepardéfaut" style:family="text">
      <style:text-properties fo:font-style="italic" style:font-style-asian="italic" style:font-style-complex="italic"/>
    </style:style>
    <style:style style:name="T1666" style:parent-style-name="Policepardéfaut" style:family="text">
      <style:text-properties fo:font-style="italic" style:font-style-asian="italic" style:font-style-complex="italic"/>
    </style:style>
    <style:style style:name="T1667" style:parent-style-name="Policepardéfaut" style:family="text">
      <style:text-properties fo:font-style="italic" style:font-style-asian="italic" style:font-style-complex="italic"/>
    </style:style>
    <style:style style:name="T1668" style:parent-style-name="Policepardéfaut" style:family="text">
      <style:text-properties fo:font-style="italic" style:font-style-asian="italic" style:font-style-complex="italic"/>
    </style:style>
    <style:style style:name="T1669" style:parent-style-name="Policepardéfaut" style:family="text">
      <style:text-properties fo:font-style="italic" style:font-style-asian="italic" style:font-style-complex="italic"/>
    </style:style>
    <style:style style:name="T1670" style:parent-style-name="Policepardéfaut" style:family="text">
      <style:text-properties fo:font-style="italic" style:font-style-asian="italic" style:font-style-complex="italic"/>
    </style:style>
    <style:style style:name="T1671" style:parent-style-name="Policepardéfaut" style:family="text">
      <style:text-properties fo:font-style="italic" style:font-style-asian="italic" style:font-style-complex="italic"/>
    </style:style>
    <style:style style:name="T1672" style:parent-style-name="Policepardéfaut" style:family="text">
      <style:text-properties fo:font-style="italic" style:font-style-asian="italic" style:font-style-complex="italic"/>
    </style:style>
    <style:style style:name="T1673" style:parent-style-name="Policepardéfaut" style:family="text">
      <style:text-properties fo:font-style="italic" style:font-style-asian="italic" style:font-style-complex="italic"/>
    </style:style>
    <style:style style:name="T1674" style:parent-style-name="Policepardéfaut" style:family="text">
      <style:text-properties fo:font-style="italic" style:font-style-asian="italic" style:font-style-complex="italic"/>
    </style:style>
    <style:style style:name="P167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67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677" style:parent-style-name="Policepardéfaut" style:family="text">
      <style:text-properties fo:font-style="italic" style:font-style-asian="italic" style:font-style-complex="italic"/>
    </style:style>
    <style:style style:name="T1678" style:parent-style-name="Policepardéfaut" style:family="text">
      <style:text-properties fo:font-style="italic" style:font-style-asian="italic" style:font-style-complex="italic"/>
    </style:style>
    <style:style style:name="T1679" style:parent-style-name="Policepardéfaut" style:family="text">
      <style:text-properties fo:font-style="italic" style:font-style-asian="italic" style:font-style-complex="italic"/>
    </style:style>
    <style:style style:name="T1680" style:parent-style-name="Policepardéfaut" style:family="text">
      <style:text-properties fo:font-style="italic" style:font-style-asian="italic" style:font-style-complex="italic"/>
    </style:style>
    <style:style style:name="T1681" style:parent-style-name="Policepardéfaut" style:family="text">
      <style:text-properties fo:font-style="italic" style:font-style-asian="italic" style:font-style-complex="italic"/>
    </style:style>
    <style:style style:name="T1682" style:parent-style-name="Policepardéfaut" style:family="text">
      <style:text-properties fo:font-style="italic" style:font-style-asian="italic" style:font-style-complex="italic"/>
    </style:style>
    <style:style style:name="T1683" style:parent-style-name="Policepardéfaut" style:family="text">
      <style:text-properties fo:font-style="italic" style:font-style-asian="italic" style:font-style-complex="italic"/>
    </style:style>
    <style:style style:name="T1684" style:parent-style-name="Policepardéfaut" style:family="text">
      <style:text-properties fo:font-style="italic" style:font-style-asian="italic" style:font-style-complex="italic"/>
    </style:style>
    <style:style style:name="T1685" style:parent-style-name="Policepardéfaut" style:family="text">
      <style:text-properties fo:font-style="italic" style:font-style-asian="italic" style:font-style-complex="italic"/>
    </style:style>
    <style:style style:name="T1686" style:parent-style-name="Policepardéfaut" style:family="text">
      <style:text-properties fo:font-style="italic" style:font-style-asian="italic" style:font-style-complex="italic"/>
    </style:style>
    <style:style style:name="T1687" style:parent-style-name="Policepardéfaut" style:family="text">
      <style:text-properties fo:font-style="italic" style:font-style-asian="italic" style:font-style-complex="italic"/>
    </style:style>
    <style:style style:name="T1688" style:parent-style-name="Policepardéfaut" style:family="text">
      <style:text-properties fo:font-style="italic" style:font-style-asian="italic" style:font-style-complex="italic"/>
    </style:style>
    <style:style style:name="T1689" style:parent-style-name="Policepardéfaut" style:family="text">
      <style:text-properties fo:font-style="italic" style:font-style-asian="italic" style:font-style-complex="italic"/>
    </style:style>
    <style:style style:name="P169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69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692" style:parent-style-name="Policepardéfaut" style:family="text">
      <style:text-properties fo:font-style="italic" style:font-style-asian="italic" style:font-style-complex="italic"/>
    </style:style>
    <style:style style:name="T1693" style:parent-style-name="Policepardéfaut" style:family="text">
      <style:text-properties fo:font-style="italic" style:font-style-asian="italic" style:font-style-complex="italic"/>
    </style:style>
    <style:style style:name="T1694" style:parent-style-name="Policepardéfaut" style:family="text">
      <style:text-properties fo:font-style="italic" style:font-style-asian="italic" style:font-style-complex="italic"/>
    </style:style>
    <style:style style:name="T1695" style:parent-style-name="Policepardéfaut" style:family="text">
      <style:text-properties fo:font-style="italic" style:font-style-asian="italic" style:font-style-complex="italic"/>
    </style:style>
    <style:style style:name="T1696" style:parent-style-name="Policepardéfaut" style:family="text">
      <style:text-properties fo:font-style="italic" style:font-style-asian="italic" style:font-style-complex="italic"/>
    </style:style>
    <style:style style:name="T1697" style:parent-style-name="Policepardéfaut" style:family="text">
      <style:text-properties fo:font-style="italic" style:font-style-asian="italic" style:font-style-complex="italic"/>
    </style:style>
    <style:style style:name="T1698" style:parent-style-name="Policepardéfaut" style:family="text">
      <style:text-properties fo:font-style="italic" style:font-style-asian="italic" style:font-style-complex="italic"/>
    </style:style>
    <style:style style:name="T1699" style:parent-style-name="Policepardéfaut" style:family="text">
      <style:text-properties fo:font-style="italic" style:font-style-asian="italic" style:font-style-complex="italic"/>
    </style:style>
    <style:style style:name="T1700" style:parent-style-name="Policepardéfaut" style:family="text">
      <style:text-properties fo:font-style="italic" style:font-style-asian="italic" style:font-style-complex="italic"/>
    </style:style>
    <style:style style:name="T1701" style:parent-style-name="Policepardéfaut" style:family="text">
      <style:text-properties fo:font-style="italic" style:font-style-asian="italic" style:font-style-complex="italic"/>
    </style:style>
    <style:style style:name="T1702" style:parent-style-name="Policepardéfaut" style:family="text">
      <style:text-properties fo:font-style="italic" style:font-style-asian="italic" style:font-style-complex="italic"/>
    </style:style>
    <style:style style:name="T1703" style:parent-style-name="Policepardéfaut" style:family="text">
      <style:text-properties fo:font-style="italic" style:font-style-asian="italic" style:font-style-complex="italic"/>
    </style:style>
    <style:style style:name="T1704" style:parent-style-name="Policepardéfaut" style:family="text">
      <style:text-properties fo:font-style="italic" style:font-style-asian="italic" style:font-style-complex="italic"/>
    </style:style>
    <style:style style:name="T1705" style:parent-style-name="Policepardéfaut" style:family="text">
      <style:text-properties fo:font-style="italic" style:font-style-asian="italic" style:font-style-complex="italic"/>
    </style:style>
    <style:style style:name="T1706" style:parent-style-name="Policepardéfaut" style:family="text">
      <style:text-properties fo:font-style="italic" style:font-style-asian="italic" style:font-style-complex="italic"/>
    </style:style>
    <style:style style:name="T1707" style:parent-style-name="Policepardéfaut" style:family="text">
      <style:text-properties fo:font-style="italic" style:font-style-asian="italic" style:font-style-complex="italic"/>
    </style:style>
    <style:style style:name="P170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70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710" style:parent-style-name="Policepardéfaut" style:family="text">
      <style:text-properties fo:font-style="italic" style:font-style-asian="italic" style:font-style-complex="italic"/>
    </style:style>
    <style:style style:name="T1711" style:parent-style-name="Policepardéfaut" style:family="text">
      <style:text-properties fo:font-style="italic" style:font-style-asian="italic" style:font-style-complex="italic"/>
    </style:style>
    <style:style style:name="T1712" style:parent-style-name="Policepardéfaut" style:family="text">
      <style:text-properties fo:font-style="italic" style:font-style-asian="italic" style:font-style-complex="italic"/>
    </style:style>
    <style:style style:name="T1713" style:parent-style-name="Policepardéfaut" style:family="text">
      <style:text-properties fo:font-style="italic" style:font-style-asian="italic" style:font-style-complex="italic"/>
    </style:style>
    <style:style style:name="T1714" style:parent-style-name="Policepardéfaut" style:family="text">
      <style:text-properties fo:font-style="italic" style:font-style-asian="italic" style:font-style-complex="italic"/>
    </style:style>
    <style:style style:name="T1715" style:parent-style-name="Policepardéfaut" style:family="text">
      <style:text-properties fo:font-style="italic" style:font-style-asian="italic" style:font-style-complex="italic"/>
    </style:style>
    <style:style style:name="T1716" style:parent-style-name="Policepardéfaut" style:family="text">
      <style:text-properties fo:font-style="italic" style:font-style-asian="italic" style:font-style-complex="italic"/>
    </style:style>
    <style:style style:name="T1717" style:parent-style-name="Policepardéfaut" style:family="text">
      <style:text-properties fo:font-style="italic" style:font-style-asian="italic" style:font-style-complex="italic"/>
    </style:style>
    <style:style style:name="T1718" style:parent-style-name="Policepardéfaut" style:family="text">
      <style:text-properties fo:font-style="italic" style:font-style-asian="italic" style:font-style-complex="italic"/>
    </style:style>
    <style:style style:name="T1719" style:parent-style-name="Policepardéfaut" style:family="text">
      <style:text-properties fo:font-style="italic" style:font-style-asian="italic" style:font-style-complex="italic"/>
    </style:style>
    <style:style style:name="T1720" style:parent-style-name="Policepardéfaut" style:family="text">
      <style:text-properties fo:font-style="italic" style:font-style-asian="italic" style:font-style-complex="italic"/>
    </style:style>
    <style:style style:name="P172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72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723" style:parent-style-name="Policepardéfaut" style:family="text">
      <style:text-properties fo:font-style="italic" style:font-style-asian="italic" style:font-style-complex="italic"/>
    </style:style>
    <style:style style:name="T1724" style:parent-style-name="Policepardéfaut" style:family="text">
      <style:text-properties fo:font-style="italic" style:font-style-asian="italic" style:font-style-complex="italic"/>
    </style:style>
    <style:style style:name="T1725" style:parent-style-name="Policepardéfaut" style:family="text">
      <style:text-properties fo:font-style="italic" style:font-style-asian="italic" style:font-style-complex="italic"/>
    </style:style>
    <style:style style:name="T1726" style:parent-style-name="Policepardéfaut" style:family="text">
      <style:text-properties fo:font-style="italic" style:font-style-asian="italic" style:font-style-complex="italic"/>
    </style:style>
    <style:style style:name="T1727" style:parent-style-name="Policepardéfaut" style:family="text">
      <style:text-properties fo:font-style="italic" style:font-style-asian="italic" style:font-style-complex="italic"/>
    </style:style>
    <style:style style:name="T1728" style:parent-style-name="Policepardéfaut" style:family="text">
      <style:text-properties fo:font-style="italic" style:font-style-asian="italic" style:font-style-complex="italic"/>
    </style:style>
    <style:style style:name="T1729" style:parent-style-name="Policepardéfaut" style:family="text">
      <style:text-properties fo:font-style="italic" style:font-style-asian="italic" style:font-style-complex="italic"/>
    </style:style>
    <style:style style:name="P173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73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732" style:parent-style-name="Policepardéfaut" style:family="text">
      <style:text-properties fo:font-style="italic" style:font-style-asian="italic" style:font-style-complex="italic"/>
    </style:style>
    <style:style style:name="T1733" style:parent-style-name="Policepardéfaut" style:family="text">
      <style:text-properties fo:font-style="italic" style:font-style-asian="italic" style:font-style-complex="italic"/>
    </style:style>
    <style:style style:name="T1734" style:parent-style-name="Policepardéfaut" style:family="text">
      <style:text-properties fo:font-style="italic" style:font-style-asian="italic" style:font-style-complex="italic"/>
    </style:style>
    <style:style style:name="T1735" style:parent-style-name="Policepardéfaut" style:family="text">
      <style:text-properties fo:font-style="italic" style:font-style-asian="italic" style:font-style-complex="italic"/>
    </style:style>
    <style:style style:name="T1736" style:parent-style-name="Policepardéfaut" style:family="text">
      <style:text-properties fo:font-style="italic" style:font-style-asian="italic" style:font-style-complex="italic"/>
    </style:style>
    <style:style style:name="T1737" style:parent-style-name="Policepardéfaut" style:family="text">
      <style:text-properties fo:font-style="italic" style:font-style-asian="italic" style:font-style-complex="italic"/>
    </style:style>
    <style:style style:name="T1738" style:parent-style-name="Policepardéfaut" style:family="text">
      <style:text-properties fo:font-style="italic" style:font-style-asian="italic" style:font-style-complex="italic"/>
    </style:style>
    <style:style style:name="T1739" style:parent-style-name="Policepardéfaut" style:family="text">
      <style:text-properties fo:font-style="italic" style:font-style-asian="italic" style:font-style-complex="italic"/>
    </style:style>
    <style:style style:name="T1740" style:parent-style-name="Policepardéfaut" style:family="text">
      <style:text-properties fo:font-style="italic" style:font-style-asian="italic" style:font-style-complex="italic"/>
    </style:style>
    <style:style style:name="T1741" style:parent-style-name="Policepardéfaut" style:family="text">
      <style:text-properties fo:font-style="italic" style:font-style-asian="italic" style:font-style-complex="italic"/>
    </style:style>
    <style:style style:name="T1742" style:parent-style-name="Policepardéfaut" style:family="text">
      <style:text-properties fo:font-style="italic" style:font-style-asian="italic" style:font-style-complex="italic"/>
    </style:style>
    <style:style style:name="T1743" style:parent-style-name="Policepardéfaut" style:family="text">
      <style:text-properties fo:font-style="italic" style:font-style-asian="italic" style:font-style-complex="italic"/>
    </style:style>
    <style:style style:name="T1744" style:parent-style-name="Policepardéfaut" style:family="text">
      <style:text-properties fo:font-style="italic" style:font-style-asian="italic" style:font-style-complex="italic"/>
    </style:style>
    <style:style style:name="T1745" style:parent-style-name="Policepardéfaut" style:family="text">
      <style:text-properties fo:font-style="italic" style:font-style-asian="italic" style:font-style-complex="italic"/>
    </style:style>
    <style:style style:name="T1746" style:parent-style-name="Policepardéfaut" style:family="text">
      <style:text-properties fo:font-style="italic" style:font-style-asian="italic" style:font-style-complex="italic"/>
    </style:style>
    <style:style style:name="T1747" style:parent-style-name="Policepardéfaut" style:family="text">
      <style:text-properties fo:font-style="italic" style:font-style-asian="italic" style:font-style-complex="italic"/>
    </style:style>
    <style:style style:name="T1748" style:parent-style-name="Policepardéfaut" style:family="text">
      <style:text-properties fo:font-style="italic" style:font-style-asian="italic" style:font-style-complex="italic"/>
    </style:style>
    <style:style style:name="P17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750" style:parent-style-name="Policepardéfaut" style:family="text">
      <style:text-properties fo:font-style="italic" style:font-style-asian="italic" style:font-style-complex="italic"/>
    </style:style>
    <style:style style:name="T1751" style:parent-style-name="Policepardéfaut" style:family="text">
      <style:text-properties fo:font-style="italic" style:font-style-asian="italic" style:font-style-complex="italic"/>
    </style:style>
    <style:style style:name="T1752" style:parent-style-name="Policepardéfaut" style:family="text">
      <style:text-properties fo:font-style="italic" style:font-style-asian="italic" style:font-style-complex="italic"/>
    </style:style>
    <style:style style:name="T1753" style:parent-style-name="Policepardéfaut" style:family="text">
      <style:text-properties fo:font-style="italic" style:font-style-asian="italic" style:font-style-complex="italic"/>
    </style:style>
    <style:style style:name="T1754" style:parent-style-name="Policepardéfaut" style:family="text">
      <style:text-properties fo:font-style="italic" style:font-style-asian="italic" style:font-style-complex="italic"/>
    </style:style>
    <style:style style:name="T1755" style:parent-style-name="Policepardéfaut" style:family="text">
      <style:text-properties fo:font-style="italic" style:font-style-asian="italic" style:font-style-complex="italic"/>
    </style:style>
    <style:style style:name="T1756" style:parent-style-name="Policepardéfaut" style:family="text">
      <style:text-properties fo:font-style="italic" style:font-style-asian="italic" style:font-style-complex="italic"/>
    </style:style>
    <style:style style:name="T1757" style:parent-style-name="Policepardéfaut" style:family="text">
      <style:text-properties fo:font-style="italic" style:font-style-asian="italic" style:font-style-complex="italic"/>
    </style:style>
    <style:style style:name="T1758" style:parent-style-name="Policepardéfaut" style:family="text">
      <style:text-properties fo:font-style="italic" style:font-style-asian="italic" style:font-style-complex="italic"/>
    </style:style>
    <style:style style:name="T1759" style:parent-style-name="Policepardéfaut" style:family="text">
      <style:text-properties fo:font-style="italic" style:font-style-asian="italic" style:font-style-complex="italic"/>
    </style:style>
    <style:style style:name="T1760" style:parent-style-name="Policepardéfaut" style:family="text">
      <style:text-properties fo:font-style="italic" style:font-style-asian="italic" style:font-style-complex="italic"/>
    </style:style>
    <style:style style:name="T1761" style:parent-style-name="Policepardéfaut" style:family="text">
      <style:text-properties fo:font-style="italic" style:font-style-asian="italic" style:font-style-complex="italic"/>
    </style:style>
    <style:style style:name="T1762" style:parent-style-name="Policepardéfaut" style:family="text">
      <style:text-properties fo:font-style="italic" style:font-style-asian="italic" style:font-style-complex="italic"/>
    </style:style>
    <style:style style:name="T1763" style:parent-style-name="Policepardéfaut" style:family="text">
      <style:text-properties fo:font-style="italic" style:font-style-asian="italic" style:font-style-complex="italic"/>
    </style:style>
    <style:style style:name="P176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76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766" style:parent-style-name="Policepardéfaut" style:family="text">
      <style:text-properties fo:font-style="italic" style:font-style-asian="italic" style:font-style-complex="italic"/>
    </style:style>
    <style:style style:name="T1767" style:parent-style-name="Policepardéfaut" style:family="text">
      <style:text-properties fo:font-style="italic" style:font-style-asian="italic" style:font-style-complex="italic"/>
    </style:style>
    <style:style style:name="T1768" style:parent-style-name="Policepardéfaut" style:family="text">
      <style:text-properties fo:font-style="italic" style:font-style-asian="italic" style:font-style-complex="italic"/>
    </style:style>
    <style:style style:name="T1769" style:parent-style-name="Policepardéfaut" style:family="text">
      <style:text-properties fo:font-style="italic" style:font-style-asian="italic" style:font-style-complex="italic"/>
    </style:style>
    <style:style style:name="T1770" style:parent-style-name="Policepardéfaut" style:family="text">
      <style:text-properties fo:font-style="italic" style:font-style-asian="italic" style:font-style-complex="italic"/>
    </style:style>
    <style:style style:name="T1771" style:parent-style-name="Policepardéfaut" style:family="text">
      <style:text-properties fo:font-style="italic" style:font-style-asian="italic" style:font-style-complex="italic"/>
    </style:style>
    <style:style style:name="T1772" style:parent-style-name="Policepardéfaut" style:family="text">
      <style:text-properties fo:font-style="italic" style:font-style-asian="italic" style:font-style-complex="italic"/>
    </style:style>
    <style:style style:name="T1773" style:parent-style-name="Policepardéfaut" style:family="text">
      <style:text-properties fo:font-style="italic" style:font-style-asian="italic" style:font-style-complex="italic"/>
    </style:style>
    <style:style style:name="T1774" style:parent-style-name="Policepardéfaut" style:family="text">
      <style:text-properties fo:font-style="italic" style:font-style-asian="italic" style:font-style-complex="italic"/>
    </style:style>
    <style:style style:name="T1775" style:parent-style-name="Policepardéfaut" style:family="text">
      <style:text-properties fo:font-style="italic" style:font-style-asian="italic" style:font-style-complex="italic"/>
    </style:style>
    <style:style style:name="T1776" style:parent-style-name="Policepardéfaut" style:family="text">
      <style:text-properties fo:font-style="italic" style:font-style-asian="italic" style:font-style-complex="italic"/>
    </style:style>
    <style:style style:name="P177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77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779" style:parent-style-name="Policepardéfaut" style:family="text">
      <style:text-properties fo:font-style="italic" style:font-style-asian="italic" style:font-style-complex="italic"/>
    </style:style>
    <style:style style:name="T1780" style:parent-style-name="Policepardéfaut" style:family="text">
      <style:text-properties fo:font-style="italic" style:font-style-asian="italic" style:font-style-complex="italic"/>
    </style:style>
    <style:style style:name="T1781" style:parent-style-name="Policepardéfaut" style:family="text">
      <style:text-properties fo:font-style="italic" style:font-style-asian="italic" style:font-style-complex="italic"/>
    </style:style>
    <style:style style:name="T1782" style:parent-style-name="Policepardéfaut" style:family="text">
      <style:text-properties fo:font-style="italic" style:font-style-asian="italic" style:font-style-complex="italic"/>
    </style:style>
    <style:style style:name="T1783" style:parent-style-name="Policepardéfaut" style:family="text">
      <style:text-properties fo:font-style="italic" style:font-style-asian="italic" style:font-style-complex="italic"/>
    </style:style>
    <style:style style:name="T1784" style:parent-style-name="Policepardéfaut" style:family="text">
      <style:text-properties fo:font-style="italic" style:font-style-asian="italic" style:font-style-complex="italic"/>
    </style:style>
    <style:style style:name="T1785" style:parent-style-name="Policepardéfaut" style:family="text">
      <style:text-properties fo:font-style="italic" style:font-style-asian="italic" style:font-style-complex="italic"/>
    </style:style>
    <style:style style:name="T1786" style:parent-style-name="Policepardéfaut" style:family="text">
      <style:text-properties fo:font-style="italic" style:font-style-asian="italic" style:font-style-complex="italic"/>
    </style:style>
    <style:style style:name="T1787" style:parent-style-name="Policepardéfaut" style:family="text">
      <style:text-properties fo:font-style="italic" style:font-style-asian="italic" style:font-style-complex="italic"/>
    </style:style>
    <style:style style:name="P178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78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790" style:parent-style-name="Policepardéfaut" style:family="text">
      <style:text-properties fo:font-style="italic" style:font-style-asian="italic" style:font-style-complex="italic"/>
    </style:style>
    <style:style style:name="T1791" style:parent-style-name="Policepardéfaut" style:family="text">
      <style:text-properties fo:font-style="italic" style:font-style-asian="italic" style:font-style-complex="italic"/>
    </style:style>
    <style:style style:name="T1792" style:parent-style-name="Policepardéfaut" style:family="text">
      <style:text-properties fo:font-style="italic" style:font-style-asian="italic" style:font-style-complex="italic"/>
    </style:style>
    <style:style style:name="T1793" style:parent-style-name="Policepardéfaut" style:family="text">
      <style:text-properties fo:font-style="italic" style:font-style-asian="italic" style:font-style-complex="italic"/>
    </style:style>
    <style:style style:name="T1794" style:parent-style-name="Policepardéfaut" style:family="text">
      <style:text-properties fo:font-style="italic" style:font-style-asian="italic" style:font-style-complex="italic"/>
    </style:style>
    <style:style style:name="T1795" style:parent-style-name="Policepardéfaut" style:family="text">
      <style:text-properties fo:font-style="italic" style:font-style-asian="italic" style:font-style-complex="italic"/>
    </style:style>
    <style:style style:name="T1796" style:parent-style-name="Policepardéfaut" style:family="text">
      <style:text-properties fo:font-style="italic" style:font-style-asian="italic" style:font-style-complex="italic"/>
    </style:style>
    <style:style style:name="T1797" style:parent-style-name="Policepardéfaut" style:family="text">
      <style:text-properties fo:font-style="italic" style:font-style-asian="italic" style:font-style-complex="italic"/>
    </style:style>
    <style:style style:name="T1798" style:parent-style-name="Policepardéfaut" style:family="text">
      <style:text-properties fo:font-style="italic" style:font-style-asian="italic" style:font-style-complex="italic"/>
    </style:style>
    <style:style style:name="T1799" style:parent-style-name="Policepardéfaut" style:family="text">
      <style:text-properties fo:font-style="italic" style:font-style-asian="italic" style:font-style-complex="italic"/>
    </style:style>
    <style:style style:name="T1800" style:parent-style-name="Policepardéfaut" style:family="text">
      <style:text-properties fo:font-style="italic" style:font-style-asian="italic" style:font-style-complex="italic"/>
    </style:style>
    <style:style style:name="P180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80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03" style:parent-style-name="Policepardéfaut" style:family="text">
      <style:text-properties fo:font-style="italic" style:font-style-asian="italic" style:font-style-complex="italic"/>
    </style:style>
    <style:style style:name="T1804" style:parent-style-name="Policepardéfaut" style:family="text">
      <style:text-properties fo:font-style="italic" style:font-style-asian="italic" style:font-style-complex="italic"/>
    </style:style>
    <style:style style:name="T1805" style:parent-style-name="Policepardéfaut" style:family="text">
      <style:text-properties fo:font-style="italic" style:font-style-asian="italic" style:font-style-complex="italic"/>
    </style:style>
    <style:style style:name="P180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8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08" style:parent-style-name="Policepardéfaut" style:family="text">
      <style:text-properties fo:font-style="italic" style:font-style-asian="italic" style:font-style-complex="italic"/>
    </style:style>
    <style:style style:name="T1809" style:parent-style-name="Policepardéfaut" style:family="text">
      <style:text-properties fo:font-style="italic" style:font-style-asian="italic" style:font-style-complex="italic"/>
    </style:style>
    <style:style style:name="T1810" style:parent-style-name="Policepardéfaut" style:family="text">
      <style:text-properties fo:font-style="italic" style:font-style-asian="italic" style:font-style-complex="italic"/>
    </style:style>
    <style:style style:name="T1811" style:parent-style-name="Policepardéfaut" style:family="text">
      <style:text-properties fo:font-style="italic" style:font-style-asian="italic" style:font-style-complex="italic"/>
    </style:style>
    <style:style style:name="T1812" style:parent-style-name="Policepardéfaut" style:family="text">
      <style:text-properties fo:font-style="italic" style:font-style-asian="italic" style:font-style-complex="italic"/>
    </style:style>
    <style:style style:name="T1813" style:parent-style-name="Policepardéfaut" style:family="text">
      <style:text-properties fo:font-style="italic" style:font-style-asian="italic" style:font-style-complex="italic"/>
    </style:style>
    <style:style style:name="T1814" style:parent-style-name="Policepardéfaut" style:family="text">
      <style:text-properties fo:font-style="italic" style:font-style-asian="italic" style:font-style-complex="italic"/>
    </style:style>
    <style:style style:name="T1815" style:parent-style-name="Policepardéfaut" style:family="text">
      <style:text-properties fo:font-style="italic" style:font-style-asian="italic" style:font-style-complex="italic"/>
    </style:style>
    <style:style style:name="T1816" style:parent-style-name="Policepardéfaut" style:family="text">
      <style:text-properties fo:font-style="italic" style:font-style-asian="italic" style:font-style-complex="italic"/>
    </style:style>
    <style:style style:name="T1817" style:parent-style-name="Policepardéfaut" style:family="text">
      <style:text-properties fo:font-style="italic" style:font-style-asian="italic" style:font-style-complex="italic"/>
    </style:style>
    <style:style style:name="T1818" style:parent-style-name="Policepardéfaut" style:family="text">
      <style:text-properties fo:font-style="italic" style:font-style-asian="italic" style:font-style-complex="italic"/>
    </style:style>
    <style:style style:name="T1819" style:parent-style-name="Policepardéfaut" style:family="text">
      <style:text-properties fo:font-style="italic" style:font-style-asian="italic" style:font-style-complex="italic"/>
    </style:style>
    <style:style style:name="P182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82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22" style:parent-style-name="Policepardéfaut" style:family="text">
      <style:text-properties fo:font-style="italic" style:font-style-asian="italic" style:font-style-complex="italic"/>
    </style:style>
    <style:style style:name="T1823" style:parent-style-name="Policepardéfaut" style:family="text">
      <style:text-properties fo:font-style="italic" style:font-style-asian="italic" style:font-style-complex="italic"/>
    </style:style>
    <style:style style:name="T1824" style:parent-style-name="Policepardéfaut" style:family="text">
      <style:text-properties fo:font-style="italic" style:font-style-asian="italic" style:font-style-complex="italic"/>
    </style:style>
    <style:style style:name="T1825" style:parent-style-name="Policepardéfaut" style:family="text">
      <style:text-properties fo:font-style="italic" style:font-style-asian="italic" style:font-style-complex="italic"/>
    </style:style>
    <style:style style:name="T1826" style:parent-style-name="Policepardéfaut" style:family="text">
      <style:text-properties fo:font-style="italic" style:font-style-asian="italic" style:font-style-complex="italic"/>
    </style:style>
    <style:style style:name="T1827" style:parent-style-name="Policepardéfaut" style:family="text">
      <style:text-properties fo:font-style="italic" style:font-style-asian="italic" style:font-style-complex="italic"/>
    </style:style>
    <style:style style:name="T1828" style:parent-style-name="Policepardéfaut" style:family="text">
      <style:text-properties fo:font-style="italic" style:font-style-asian="italic" style:font-style-complex="italic"/>
    </style:style>
    <style:style style:name="T1829" style:parent-style-name="Policepardéfaut" style:family="text">
      <style:text-properties fo:font-style="italic" style:font-style-asian="italic" style:font-style-complex="italic"/>
    </style:style>
    <style:style style:name="T1830" style:parent-style-name="Policepardéfaut" style:family="text">
      <style:text-properties fo:font-style="italic" style:font-style-asian="italic" style:font-style-complex="italic"/>
    </style:style>
    <style:style style:name="T1831" style:parent-style-name="Policepardéfaut" style:family="text">
      <style:text-properties fo:font-style="italic" style:font-style-asian="italic" style:font-style-complex="italic"/>
    </style:style>
    <style:style style:name="T1832" style:parent-style-name="Policepardéfaut" style:family="text">
      <style:text-properties fo:font-style="italic" style:font-style-asian="italic" style:font-style-complex="italic"/>
    </style:style>
    <style:style style:name="T1833" style:parent-style-name="Policepardéfaut" style:family="text">
      <style:text-properties fo:font-style="italic" style:font-style-asian="italic" style:font-style-complex="italic"/>
    </style:style>
    <style:style style:name="T1834" style:parent-style-name="Policepardéfaut" style:family="text">
      <style:text-properties fo:font-style="italic" style:font-style-asian="italic" style:font-style-complex="italic"/>
    </style:style>
    <style:style style:name="T1835" style:parent-style-name="Policepardéfaut" style:family="text">
      <style:text-properties fo:font-style="italic" style:font-style-asian="italic" style:font-style-complex="italic"/>
    </style:style>
    <style:style style:name="T1836" style:parent-style-name="Policepardéfaut" style:family="text">
      <style:text-properties fo:font-style="italic" style:font-style-asian="italic" style:font-style-complex="italic"/>
    </style:style>
    <style:style style:name="T1837" style:parent-style-name="Policepardéfaut" style:family="text">
      <style:text-properties fo:font-style="italic" style:font-style-asian="italic" style:font-style-complex="italic"/>
    </style:style>
    <style:style style:name="T1838" style:parent-style-name="Policepardéfaut" style:family="text">
      <style:text-properties fo:font-style="italic" style:font-style-asian="italic" style:font-style-complex="italic"/>
    </style:style>
    <style:style style:name="P183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84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41" style:parent-style-name="Policepardéfaut" style:family="text">
      <style:text-properties fo:font-style="italic" style:font-style-asian="italic" style:font-style-complex="italic"/>
    </style:style>
    <style:style style:name="T1842" style:parent-style-name="Policepardéfaut" style:family="text">
      <style:text-properties fo:font-style="italic" style:font-style-asian="italic" style:font-style-complex="italic"/>
    </style:style>
    <style:style style:name="T1843" style:parent-style-name="Policepardéfaut" style:family="text">
      <style:text-properties fo:font-style="italic" style:font-style-asian="italic" style:font-style-complex="italic"/>
    </style:style>
    <style:style style:name="T1844" style:parent-style-name="Policepardéfaut" style:family="text">
      <style:text-properties fo:font-style="italic" style:font-style-asian="italic" style:font-style-complex="italic"/>
    </style:style>
    <style:style style:name="T1845" style:parent-style-name="Policepardéfaut" style:family="text">
      <style:text-properties fo:font-style="italic" style:font-style-asian="italic" style:font-style-complex="italic"/>
    </style:style>
    <style:style style:name="T1846" style:parent-style-name="Policepardéfaut" style:family="text">
      <style:text-properties fo:font-style="italic" style:font-style-asian="italic" style:font-style-complex="italic"/>
    </style:style>
    <style:style style:name="T1847" style:parent-style-name="Policepardéfaut" style:family="text">
      <style:text-properties fo:font-style="italic" style:font-style-asian="italic" style:font-style-complex="italic"/>
    </style:style>
    <style:style style:name="T1848" style:parent-style-name="Policepardéfaut" style:family="text">
      <style:text-properties fo:font-style="italic" style:font-style-asian="italic" style:font-style-complex="italic"/>
    </style:style>
    <style:style style:name="T1849" style:parent-style-name="Policepardéfaut" style:family="text">
      <style:text-properties fo:font-style="italic" style:font-style-asian="italic" style:font-style-complex="italic"/>
    </style:style>
    <style:style style:name="T1850" style:parent-style-name="Policepardéfaut" style:family="text">
      <style:text-properties fo:font-style="italic" style:font-style-asian="italic" style:font-style-complex="italic"/>
    </style:style>
    <style:style style:name="P185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85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53" style:parent-style-name="Policepardéfaut" style:family="text">
      <style:text-properties fo:font-style="italic" style:font-style-asian="italic" style:font-style-complex="italic"/>
    </style:style>
    <style:style style:name="T1854" style:parent-style-name="Policepardéfaut" style:family="text">
      <style:text-properties fo:font-style="italic" style:font-style-asian="italic" style:font-style-complex="italic"/>
    </style:style>
    <style:style style:name="T1855" style:parent-style-name="Policepardéfaut" style:family="text">
      <style:text-properties fo:font-style="italic" style:font-style-asian="italic" style:font-style-complex="italic"/>
    </style:style>
    <style:style style:name="T1856" style:parent-style-name="Policepardéfaut" style:family="text">
      <style:text-properties fo:font-style="italic" style:font-style-asian="italic" style:font-style-complex="italic"/>
    </style:style>
    <style:style style:name="T1857" style:parent-style-name="Policepardéfaut" style:family="text">
      <style:text-properties fo:font-style="italic" style:font-style-asian="italic" style:font-style-complex="italic"/>
    </style:style>
    <style:style style:name="T1858" style:parent-style-name="Policepardéfaut" style:family="text">
      <style:text-properties fo:font-style="italic" style:font-style-asian="italic" style:font-style-complex="italic"/>
    </style:style>
    <style:style style:name="T1859" style:parent-style-name="Policepardéfaut" style:family="text">
      <style:text-properties fo:font-style="italic" style:font-style-asian="italic" style:font-style-complex="italic"/>
    </style:style>
    <style:style style:name="T1860" style:parent-style-name="Policepardéfaut" style:family="text">
      <style:text-properties fo:font-style="italic" style:font-style-asian="italic" style:font-style-complex="italic"/>
    </style:style>
    <style:style style:name="T1861" style:parent-style-name="Policepardéfaut" style:family="text">
      <style:text-properties fo:font-style="italic" style:font-style-asian="italic" style:font-style-complex="italic"/>
    </style:style>
    <style:style style:name="T1862" style:parent-style-name="Policepardéfaut" style:family="text">
      <style:text-properties fo:font-style="italic" style:font-style-asian="italic" style:font-style-complex="italic"/>
    </style:style>
    <style:style style:name="T1863" style:parent-style-name="Policepardéfaut" style:family="text">
      <style:text-properties fo:font-style="italic" style:font-style-asian="italic" style:font-style-complex="italic"/>
    </style:style>
    <style:style style:name="T1864" style:parent-style-name="Policepardéfaut" style:family="text">
      <style:text-properties fo:font-style="italic" style:font-style-asian="italic" style:font-style-complex="italic"/>
    </style:style>
    <style:style style:name="T1865" style:parent-style-name="Policepardéfaut" style:family="text">
      <style:text-properties fo:font-style="italic" style:font-style-asian="italic" style:font-style-complex="italic"/>
    </style:style>
    <style:style style:name="T1866" style:parent-style-name="Policepardéfaut" style:family="text">
      <style:text-properties fo:font-style="italic" style:font-style-asian="italic" style:font-style-complex="italic"/>
    </style:style>
    <style:style style:name="T1867" style:parent-style-name="Policepardéfaut" style:family="text">
      <style:text-properties fo:font-style="italic" style:font-style-asian="italic" style:font-style-complex="italic"/>
    </style:style>
    <style:style style:name="T1868" style:parent-style-name="Policepardéfaut" style:family="text">
      <style:text-properties fo:font-style="italic" style:font-style-asian="italic" style:font-style-complex="italic"/>
    </style:style>
    <style:style style:name="P186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70" style:parent-style-name="Policepardéfaut" style:family="text">
      <style:text-properties fo:font-style="italic" style:font-style-asian="italic" style:font-style-complex="italic"/>
    </style:style>
    <style:style style:name="T1871" style:parent-style-name="Policepardéfaut" style:family="text">
      <style:text-properties fo:font-style="italic" style:font-style-asian="italic" style:font-style-complex="italic"/>
    </style:style>
    <style:style style:name="T1872" style:parent-style-name="Policepardéfaut" style:family="text">
      <style:text-properties fo:font-style="italic" style:font-style-asian="italic" style:font-style-complex="italic"/>
    </style:style>
    <style:style style:name="T1873" style:parent-style-name="Policepardéfaut" style:family="text">
      <style:text-properties fo:font-style="italic" style:font-style-asian="italic" style:font-style-complex="italic"/>
    </style:style>
    <style:style style:name="T1874" style:parent-style-name="Policepardéfaut" style:family="text">
      <style:text-properties fo:font-style="italic" style:font-style-asian="italic" style:font-style-complex="italic"/>
    </style:style>
    <style:style style:name="T1875" style:parent-style-name="Policepardéfaut" style:family="text">
      <style:text-properties fo:font-style="italic" style:font-style-asian="italic" style:font-style-complex="italic"/>
    </style:style>
    <style:style style:name="T1876" style:parent-style-name="Policepardéfaut" style:family="text">
      <style:text-properties fo:font-style="italic" style:font-style-asian="italic" style:font-style-complex="italic"/>
    </style:style>
    <style:style style:name="T1877" style:parent-style-name="Policepardéfaut" style:family="text">
      <style:text-properties fo:font-style="italic" style:font-style-asian="italic" style:font-style-complex="italic"/>
    </style:style>
    <style:style style:name="T1878" style:parent-style-name="Policepardéfaut" style:family="text">
      <style:text-properties fo:font-style="italic" style:font-style-asian="italic" style:font-style-complex="italic"/>
    </style:style>
    <style:style style:name="T1879" style:parent-style-name="Policepardéfaut" style:family="text">
      <style:text-properties fo:font-style="italic" style:font-style-asian="italic" style:font-style-complex="italic"/>
    </style:style>
    <style:style style:name="T1880" style:parent-style-name="Policepardéfaut" style:family="text">
      <style:text-properties fo:font-style="italic" style:font-style-asian="italic" style:font-style-complex="italic"/>
    </style:style>
    <style:style style:name="P188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82" style:parent-style-name="Policepardéfaut" style:family="text">
      <style:text-properties fo:font-style="italic" style:font-style-asian="italic" style:font-style-complex="italic"/>
    </style:style>
    <style:style style:name="T1883" style:parent-style-name="Policepardéfaut" style:family="text">
      <style:text-properties fo:font-style="italic" style:font-style-asian="italic" style:font-style-complex="italic"/>
    </style:style>
    <style:style style:name="T1884" style:parent-style-name="Policepardéfaut" style:family="text">
      <style:text-properties fo:font-style="italic" style:font-style-asian="italic" style:font-style-complex="italic"/>
    </style:style>
    <style:style style:name="T1885" style:parent-style-name="Policepardéfaut" style:family="text">
      <style:text-properties fo:font-style="italic" style:font-style-asian="italic" style:font-style-complex="italic"/>
    </style:style>
    <style:style style:name="T1886" style:parent-style-name="Policepardéfaut" style:family="text">
      <style:text-properties fo:font-style="italic" style:font-style-asian="italic" style:font-style-complex="italic"/>
    </style:style>
    <style:style style:name="T1887" style:parent-style-name="Policepardéfaut" style:family="text">
      <style:text-properties fo:font-style="italic" style:font-style-asian="italic" style:font-style-complex="italic"/>
    </style:style>
    <style:style style:name="T1888" style:parent-style-name="Policepardéfaut" style:family="text">
      <style:text-properties fo:font-style="italic" style:font-style-asian="italic" style:font-style-complex="italic"/>
    </style:style>
    <style:style style:name="T1889" style:parent-style-name="Policepardéfaut" style:family="text">
      <style:text-properties fo:font-style="italic" style:font-style-asian="italic" style:font-style-complex="italic"/>
    </style:style>
    <style:style style:name="T1890" style:parent-style-name="Policepardéfaut" style:family="text">
      <style:text-properties fo:font-style="italic" style:font-style-asian="italic" style:font-style-complex="italic"/>
    </style:style>
    <style:style style:name="T1891" style:parent-style-name="Policepardéfaut" style:family="text">
      <style:text-properties fo:font-style="italic" style:font-style-asian="italic" style:font-style-complex="italic"/>
    </style:style>
    <style:style style:name="T1892" style:parent-style-name="Policepardéfaut" style:family="text">
      <style:text-properties fo:font-style="italic" style:font-style-asian="italic" style:font-style-complex="italic"/>
    </style:style>
    <style:style style:name="T1893" style:parent-style-name="Policepardéfaut" style:family="text">
      <style:text-properties fo:font-style="italic" style:font-style-asian="italic" style:font-style-complex="italic"/>
    </style:style>
    <style:style style:name="T1894" style:parent-style-name="Policepardéfaut" style:family="text">
      <style:text-properties fo:font-style="italic" style:font-style-asian="italic" style:font-style-complex="italic"/>
    </style:style>
    <style:style style:name="T1895" style:parent-style-name="Policepardéfaut" style:family="text">
      <style:text-properties fo:font-style="italic" style:font-style-asian="italic" style:font-style-complex="italic"/>
    </style:style>
    <style:style style:name="T1896" style:parent-style-name="Policepardéfaut" style:family="text">
      <style:text-properties fo:font-style="italic" style:font-style-asian="italic" style:font-style-complex="italic"/>
    </style:style>
    <style:style style:name="P189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89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899" style:parent-style-name="Policepardéfaut" style:family="text">
      <style:text-properties fo:font-style="italic" style:font-style-asian="italic" style:font-style-complex="italic"/>
    </style:style>
    <style:style style:name="T1900" style:parent-style-name="Policepardéfaut" style:family="text">
      <style:text-properties fo:font-style="italic" style:font-style-asian="italic" style:font-style-complex="italic"/>
    </style:style>
    <style:style style:name="T1901" style:parent-style-name="Policepardéfaut" style:family="text">
      <style:text-properties fo:font-style="italic" style:font-style-asian="italic" style:font-style-complex="italic"/>
    </style:style>
    <style:style style:name="T1902" style:parent-style-name="Policepardéfaut" style:family="text">
      <style:text-properties fo:font-style="italic" style:font-style-asian="italic" style:font-style-complex="italic"/>
    </style:style>
    <style:style style:name="T1903" style:parent-style-name="Policepardéfaut" style:family="text">
      <style:text-properties fo:font-style="italic" style:font-style-asian="italic" style:font-style-complex="italic"/>
    </style:style>
    <style:style style:name="T1904" style:parent-style-name="Policepardéfaut" style:family="text">
      <style:text-properties fo:font-style="italic" style:font-style-asian="italic" style:font-style-complex="italic"/>
    </style:style>
    <style:style style:name="P190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0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07" style:parent-style-name="Policepardéfaut" style:family="text">
      <style:text-properties fo:font-style="italic" style:font-style-asian="italic" style:font-style-complex="italic"/>
    </style:style>
    <style:style style:name="T1908" style:parent-style-name="Policepardéfaut" style:family="text">
      <style:text-properties fo:font-style="italic" style:font-style-asian="italic" style:font-style-complex="italic"/>
    </style:style>
    <style:style style:name="T1909" style:parent-style-name="Policepardéfaut" style:family="text">
      <style:text-properties fo:font-style="italic" style:font-style-asian="italic" style:font-style-complex="italic"/>
    </style:style>
    <style:style style:name="T1910" style:parent-style-name="Policepardéfaut" style:family="text">
      <style:text-properties fo:font-style="italic" style:font-style-asian="italic" style:font-style-complex="italic"/>
    </style:style>
    <style:style style:name="T1911" style:parent-style-name="Policepardéfaut" style:family="text">
      <style:text-properties fo:font-style="italic" style:font-style-asian="italic" style:font-style-complex="italic"/>
    </style:style>
    <style:style style:name="T1912" style:parent-style-name="Policepardéfaut" style:family="text">
      <style:text-properties fo:font-style="italic" style:font-style-asian="italic" style:font-style-complex="italic"/>
    </style:style>
    <style:style style:name="T1913" style:parent-style-name="Policepardéfaut" style:family="text">
      <style:text-properties fo:font-style="italic" style:font-style-asian="italic" style:font-style-complex="italic"/>
    </style:style>
    <style:style style:name="P191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1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16" style:parent-style-name="Policepardéfaut" style:family="text">
      <style:text-properties fo:font-style="italic" style:font-style-asian="italic" style:font-style-complex="italic"/>
    </style:style>
    <style:style style:name="T1917" style:parent-style-name="Policepardéfaut" style:family="text">
      <style:text-properties fo:font-style="italic" style:font-style-asian="italic" style:font-style-complex="italic"/>
    </style:style>
    <style:style style:name="T1918" style:parent-style-name="Policepardéfaut" style:family="text">
      <style:text-properties fo:font-style="italic" style:font-style-asian="italic" style:font-style-complex="italic"/>
    </style:style>
    <style:style style:name="T1919" style:parent-style-name="Policepardéfaut" style:family="text">
      <style:text-properties fo:font-style="italic" style:font-style-asian="italic" style:font-style-complex="italic"/>
    </style:style>
    <style:style style:name="T1920" style:parent-style-name="Policepardéfaut" style:family="text">
      <style:text-properties fo:font-style="italic" style:font-style-asian="italic" style:font-style-complex="italic"/>
    </style:style>
    <style:style style:name="T1921" style:parent-style-name="Policepardéfaut" style:family="text">
      <style:text-properties fo:font-style="italic" style:font-style-asian="italic" style:font-style-complex="italic"/>
    </style:style>
    <style:style style:name="T1922" style:parent-style-name="Policepardéfaut" style:family="text">
      <style:text-properties fo:font-style="italic" style:font-style-asian="italic" style:font-style-complex="italic"/>
    </style:style>
    <style:style style:name="T1923" style:parent-style-name="Policepardéfaut" style:family="text">
      <style:text-properties fo:font-style="italic" style:font-style-asian="italic" style:font-style-complex="italic"/>
    </style:style>
    <style:style style:name="T1924" style:parent-style-name="Policepardéfaut" style:family="text">
      <style:text-properties fo:font-style="italic" style:font-style-asian="italic" style:font-style-complex="italic"/>
    </style:style>
    <style:style style:name="T1925" style:parent-style-name="Policepardéfaut" style:family="text">
      <style:text-properties fo:font-style="italic" style:font-style-asian="italic" style:font-style-complex="italic"/>
    </style:style>
    <style:style style:name="T1926" style:parent-style-name="Policepardéfaut" style:family="text">
      <style:text-properties fo:font-style="italic" style:font-style-asian="italic" style:font-style-complex="italic"/>
    </style:style>
    <style:style style:name="P192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2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29" style:parent-style-name="Policepardéfaut" style:family="text">
      <style:text-properties fo:font-style="italic" style:font-style-asian="italic" style:font-style-complex="italic"/>
    </style:style>
    <style:style style:name="T1930" style:parent-style-name="Policepardéfaut" style:family="text">
      <style:text-properties fo:font-style="italic" style:font-style-asian="italic" style:font-style-complex="italic"/>
    </style:style>
    <style:style style:name="T1931" style:parent-style-name="Policepardéfaut" style:family="text">
      <style:text-properties fo:font-style="italic" style:font-style-asian="italic" style:font-style-complex="italic"/>
    </style:style>
    <style:style style:name="T1932" style:parent-style-name="Policepardéfaut" style:family="text">
      <style:text-properties fo:font-style="italic" style:font-style-asian="italic" style:font-style-complex="italic"/>
    </style:style>
    <style:style style:name="T1933" style:parent-style-name="Policepardéfaut" style:family="text">
      <style:text-properties fo:font-style="italic" style:font-style-asian="italic" style:font-style-complex="italic"/>
    </style:style>
    <style:style style:name="T1934" style:parent-style-name="Policepardéfaut" style:family="text">
      <style:text-properties fo:font-style="italic" style:font-style-asian="italic" style:font-style-complex="italic"/>
    </style:style>
    <style:style style:name="T1935" style:parent-style-name="Policepardéfaut" style:family="text">
      <style:text-properties fo:font-style="italic" style:font-style-asian="italic" style:font-style-complex="italic"/>
    </style:style>
    <style:style style:name="T1936" style:parent-style-name="Policepardéfaut" style:family="text">
      <style:text-properties fo:font-style="italic" style:font-style-asian="italic" style:font-style-complex="italic"/>
    </style:style>
    <style:style style:name="T1937" style:parent-style-name="Policepardéfaut" style:family="text">
      <style:text-properties fo:font-style="italic" style:font-style-asian="italic" style:font-style-complex="italic"/>
    </style:style>
    <style:style style:name="T1938" style:parent-style-name="Policepardéfaut" style:family="text">
      <style:text-properties fo:font-style="italic" style:font-style-asian="italic" style:font-style-complex="italic"/>
    </style:style>
    <style:style style:name="T1939" style:parent-style-name="Policepardéfaut" style:family="text">
      <style:text-properties fo:font-style="italic" style:font-style-asian="italic" style:font-style-complex="italic"/>
    </style:style>
    <style:style style:name="P194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4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42" style:parent-style-name="Policepardéfaut" style:family="text">
      <style:text-properties fo:font-style="italic" style:font-style-asian="italic" style:font-style-complex="italic"/>
    </style:style>
    <style:style style:name="T1943" style:parent-style-name="Policepardéfaut" style:family="text">
      <style:text-properties fo:font-style="italic" style:font-style-asian="italic" style:font-style-complex="italic"/>
    </style:style>
    <style:style style:name="T1944" style:parent-style-name="Policepardéfaut" style:family="text">
      <style:text-properties fo:font-style="italic" style:font-style-asian="italic" style:font-style-complex="italic"/>
    </style:style>
    <style:style style:name="T1945" style:parent-style-name="Policepardéfaut" style:family="text">
      <style:text-properties fo:font-style="italic" style:font-style-asian="italic" style:font-style-complex="italic"/>
    </style:style>
    <style:style style:name="T1946" style:parent-style-name="Policepardéfaut" style:family="text">
      <style:text-properties fo:font-style="italic" style:font-style-asian="italic" style:font-style-complex="italic"/>
    </style:style>
    <style:style style:name="T1947" style:parent-style-name="Policepardéfaut" style:family="text">
      <style:text-properties fo:font-style="italic" style:font-style-asian="italic" style:font-style-complex="italic"/>
    </style:style>
    <style:style style:name="P194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50" style:parent-style-name="Policepardéfaut" style:family="text">
      <style:text-properties fo:font-style="italic" style:font-style-asian="italic" style:font-style-complex="italic"/>
    </style:style>
    <style:style style:name="T1951" style:parent-style-name="Policepardéfaut" style:family="text">
      <style:text-properties fo:font-style="italic" style:font-style-asian="italic" style:font-style-complex="italic"/>
    </style:style>
    <style:style style:name="T1952" style:parent-style-name="Policepardéfaut" style:family="text">
      <style:text-properties fo:font-style="italic" style:font-style-asian="italic" style:font-style-complex="italic"/>
    </style:style>
    <style:style style:name="T1953" style:parent-style-name="Policepardéfaut" style:family="text">
      <style:text-properties fo:font-style="italic" style:font-style-asian="italic" style:font-style-complex="italic"/>
    </style:style>
    <style:style style:name="T1954" style:parent-style-name="Policepardéfaut" style:family="text">
      <style:text-properties fo:font-style="italic" style:font-style-asian="italic" style:font-style-complex="italic"/>
    </style:style>
    <style:style style:name="T1955" style:parent-style-name="Policepardéfaut" style:family="text">
      <style:text-properties fo:font-style="italic" style:font-style-asian="italic" style:font-style-complex="italic"/>
    </style:style>
    <style:style style:name="T1956" style:parent-style-name="Policepardéfaut" style:family="text">
      <style:text-properties fo:font-style="italic" style:font-style-asian="italic" style:font-style-complex="italic"/>
    </style:style>
    <style:style style:name="T1957" style:parent-style-name="Policepardéfaut" style:family="text">
      <style:text-properties fo:font-style="italic" style:font-style-asian="italic" style:font-style-complex="italic"/>
    </style:style>
    <style:style style:name="T1958" style:parent-style-name="Policepardéfaut" style:family="text">
      <style:text-properties fo:font-style="italic" style:font-style-asian="italic" style:font-style-complex="italic"/>
    </style:style>
    <style:style style:name="T1959" style:parent-style-name="Policepardéfaut" style:family="text">
      <style:text-properties fo:font-style="italic" style:font-style-asian="italic" style:font-style-complex="italic"/>
    </style:style>
    <style:style style:name="P196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6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62" style:parent-style-name="Policepardéfaut" style:family="text">
      <style:text-properties fo:font-style="italic" style:font-style-asian="italic" style:font-style-complex="italic"/>
    </style:style>
    <style:style style:name="T1963" style:parent-style-name="Policepardéfaut" style:family="text">
      <style:text-properties fo:font-style="italic" style:font-style-asian="italic" style:font-style-complex="italic"/>
    </style:style>
    <style:style style:name="T1964" style:parent-style-name="Policepardéfaut" style:family="text">
      <style:text-properties fo:font-style="italic" style:font-style-asian="italic" style:font-style-complex="italic"/>
    </style:style>
    <style:style style:name="T1965" style:parent-style-name="Policepardéfaut" style:family="text">
      <style:text-properties fo:font-style="italic" style:font-style-asian="italic" style:font-style-complex="italic"/>
    </style:style>
    <style:style style:name="T1966" style:parent-style-name="Policepardéfaut" style:family="text">
      <style:text-properties fo:font-style="italic" style:font-style-asian="italic" style:font-style-complex="italic"/>
    </style:style>
    <style:style style:name="T1967" style:parent-style-name="Policepardéfaut" style:family="text">
      <style:text-properties fo:font-style="italic" style:font-style-asian="italic" style:font-style-complex="italic"/>
    </style:style>
    <style:style style:name="T1968" style:parent-style-name="Policepardéfaut" style:family="text">
      <style:text-properties fo:font-style="italic" style:font-style-asian="italic" style:font-style-complex="italic"/>
    </style:style>
    <style:style style:name="T1969" style:parent-style-name="Policepardéfaut" style:family="text">
      <style:text-properties fo:font-style="italic" style:font-style-asian="italic" style:font-style-complex="italic"/>
    </style:style>
    <style:style style:name="T1970" style:parent-style-name="Policepardéfaut" style:family="text">
      <style:text-properties fo:font-style="italic" style:font-style-asian="italic" style:font-style-complex="italic"/>
    </style:style>
    <style:style style:name="T1971" style:parent-style-name="Policepardéfaut" style:family="text">
      <style:text-properties fo:font-style="italic" style:font-style-asian="italic" style:font-style-complex="italic"/>
    </style:style>
    <style:style style:name="T1972" style:parent-style-name="Policepardéfaut" style:family="text">
      <style:text-properties fo:font-style="italic" style:font-style-asian="italic" style:font-style-complex="italic"/>
    </style:style>
    <style:style style:name="P197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7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75" style:parent-style-name="Policepardéfaut" style:family="text">
      <style:text-properties fo:font-style="italic" style:font-style-asian="italic" style:font-style-complex="italic"/>
    </style:style>
    <style:style style:name="T1976" style:parent-style-name="Policepardéfaut" style:family="text">
      <style:text-properties fo:font-style="italic" style:font-style-asian="italic" style:font-style-complex="italic"/>
    </style:style>
    <style:style style:name="T1977" style:parent-style-name="Policepardéfaut" style:family="text">
      <style:text-properties fo:font-style="italic" style:font-style-asian="italic" style:font-style-complex="italic"/>
    </style:style>
    <style:style style:name="T1978" style:parent-style-name="Policepardéfaut" style:family="text">
      <style:text-properties fo:font-style="italic" style:font-style-asian="italic" style:font-style-complex="italic"/>
    </style:style>
    <style:style style:name="T1979" style:parent-style-name="Policepardéfaut" style:family="text">
      <style:text-properties fo:font-style="italic" style:font-style-asian="italic" style:font-style-complex="italic"/>
    </style:style>
    <style:style style:name="T1980" style:parent-style-name="Policepardéfaut" style:family="text">
      <style:text-properties fo:font-style="italic" style:font-style-asian="italic" style:font-style-complex="italic"/>
    </style:style>
    <style:style style:name="T1981" style:parent-style-name="Policepardéfaut" style:family="text">
      <style:text-properties fo:font-style="italic" style:font-style-asian="italic" style:font-style-complex="italic"/>
    </style:style>
    <style:style style:name="T1982" style:parent-style-name="Policepardéfaut" style:family="text">
      <style:text-properties fo:font-style="italic" style:font-style-asian="italic" style:font-style-complex="italic"/>
    </style:style>
    <style:style style:name="T1983" style:parent-style-name="Policepardéfaut" style:family="text">
      <style:text-properties fo:font-style="italic" style:font-style-asian="italic" style:font-style-complex="italic"/>
    </style:style>
    <style:style style:name="T1984" style:parent-style-name="Policepardéfaut" style:family="text">
      <style:text-properties fo:font-style="italic" style:font-style-asian="italic" style:font-style-complex="italic"/>
    </style:style>
    <style:style style:name="T1985" style:parent-style-name="Policepardéfaut" style:family="text">
      <style:text-properties fo:font-style="italic" style:font-style-asian="italic" style:font-style-complex="italic"/>
    </style:style>
    <style:style style:name="T1986" style:parent-style-name="Policepardéfaut" style:family="text">
      <style:text-properties fo:font-style="italic" style:font-style-asian="italic" style:font-style-complex="italic"/>
    </style:style>
    <style:style style:name="T1987" style:parent-style-name="Policepardéfaut" style:family="text">
      <style:text-properties fo:font-style="italic" style:font-style-asian="italic" style:font-style-complex="italic"/>
    </style:style>
    <style:style style:name="P198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8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990" style:parent-style-name="Policepardéfaut" style:family="text">
      <style:text-properties fo:font-style="italic" style:font-style-asian="italic" style:font-style-complex="italic"/>
    </style:style>
    <style:style style:name="T1991" style:parent-style-name="Policepardéfaut" style:family="text">
      <style:text-properties fo:font-style="italic" style:font-style-asian="italic" style:font-style-complex="italic"/>
    </style:style>
    <style:style style:name="T1992" style:parent-style-name="Policepardéfaut" style:family="text">
      <style:text-properties fo:font-style="italic" style:font-style-asian="italic" style:font-style-complex="italic"/>
    </style:style>
    <style:style style:name="T1993" style:parent-style-name="Policepardéfaut" style:family="text">
      <style:text-properties fo:font-style="italic" style:font-style-asian="italic" style:font-style-complex="italic"/>
    </style:style>
    <style:style style:name="T1994" style:parent-style-name="Policepardéfaut" style:family="text">
      <style:text-properties fo:font-style="italic" style:font-style-asian="italic" style:font-style-complex="italic"/>
    </style:style>
    <style:style style:name="T1995" style:parent-style-name="Policepardéfaut" style:family="text">
      <style:text-properties fo:font-style="italic" style:font-style-asian="italic" style:font-style-complex="italic"/>
    </style:style>
    <style:style style:name="T1996" style:parent-style-name="Policepardéfaut" style:family="text">
      <style:text-properties fo:font-style="italic" style:font-style-asian="italic" style:font-style-complex="italic"/>
    </style:style>
    <style:style style:name="T1997" style:parent-style-name="Policepardéfaut" style:family="text">
      <style:text-properties fo:font-style="italic" style:font-style-asian="italic" style:font-style-complex="italic"/>
    </style:style>
    <style:style style:name="T1998" style:parent-style-name="Policepardéfaut" style:family="text">
      <style:text-properties fo:font-style="italic" style:font-style-asian="italic" style:font-style-complex="italic"/>
    </style:style>
    <style:style style:name="T1999" style:parent-style-name="Policepardéfaut" style:family="text">
      <style:text-properties fo:font-style="italic" style:font-style-asian="italic" style:font-style-complex="italic"/>
    </style:style>
    <style:style style:name="T2000" style:parent-style-name="Policepardéfaut" style:family="text">
      <style:text-properties fo:font-style="italic" style:font-style-asian="italic" style:font-style-complex="italic"/>
    </style:style>
    <style:style style:name="T2001" style:parent-style-name="Policepardéfaut" style:family="text">
      <style:text-properties fo:font-style="italic" style:font-style-asian="italic" style:font-style-complex="italic"/>
    </style:style>
    <style:style style:name="T2002" style:parent-style-name="Policepardéfaut" style:family="text">
      <style:text-properties fo:font-style="italic" style:font-style-asian="italic" style:font-style-complex="italic"/>
    </style:style>
    <style:style style:name="T2003" style:parent-style-name="Policepardéfaut" style:family="text">
      <style:text-properties fo:font-style="italic" style:font-style-asian="italic" style:font-style-complex="italic"/>
    </style:style>
    <style:style style:name="P2004" style:parent-style-name="p" style:family="paragraph">
      <style:paragraph-properties>
        <style:tab-stops>
          <style:tab-stop style:type="right" style:position="4.725in"/>
        </style:tab-stops>
      </style:paragraph-properties>
      <style:text-properties fo:font-style="italic" style:font-style-asian="italic" style:font-style-complex="italic"/>
    </style:style>
    <style:style style:name="P200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006" style:parent-style-name="Policepardéfaut" style:family="text">
      <style:text-properties fo:font-style="italic" style:font-style-asian="italic" style:font-style-complex="italic"/>
    </style:style>
    <style:style style:name="T2007" style:parent-style-name="Policepardéfaut" style:family="text">
      <style:text-properties fo:font-style="italic" style:font-style-asian="italic" style:font-style-complex="italic"/>
    </style:style>
    <style:style style:name="T2008" style:parent-style-name="Policepardéfaut" style:family="text">
      <style:text-properties fo:font-style="italic" style:font-style-asian="italic" style:font-style-complex="italic"/>
    </style:style>
    <style:style style:name="T2009" style:parent-style-name="Policepardéfaut" style:family="text">
      <style:text-properties fo:font-style="italic" style:font-style-asian="italic" style:font-style-complex="italic"/>
    </style:style>
    <style:style style:name="T2010" style:parent-style-name="Policepardéfaut" style:family="text">
      <style:text-properties fo:font-style="italic" style:font-style-asian="italic" style:font-style-complex="italic"/>
    </style:style>
    <style:style style:name="T2011" style:parent-style-name="Policepardéfaut" style:family="text">
      <style:text-properties fo:font-style="italic" style:font-style-asian="italic" style:font-style-complex="italic"/>
    </style:style>
    <style:style style:name="T2012" style:parent-style-name="Policepardéfaut" style:family="text">
      <style:text-properties fo:font-style="italic" style:font-style-asian="italic" style:font-style-complex="italic"/>
    </style:style>
    <style:style style:name="T2013" style:parent-style-name="Policepardéfaut" style:family="text">
      <style:text-properties fo:font-style="italic" style:font-style-asian="italic" style:font-style-complex="italic"/>
    </style:style>
    <style:style style:name="T2014" style:parent-style-name="Policepardéfaut" style:family="text">
      <style:text-properties fo:font-style="italic" style:font-style-asian="italic" style:font-style-complex="italic"/>
    </style:style>
    <style:style style:name="T2015" style:parent-style-name="Policepardéfaut" style:family="text">
      <style:text-properties fo:font-style="italic" style:font-style-asian="italic" style:font-style-complex="italic"/>
    </style:style>
    <style:style style:name="T2016" style:parent-style-name="Policepardéfaut" style:family="text">
      <style:text-properties fo:font-style="italic" style:font-style-asian="italic" style:font-style-complex="italic"/>
    </style:style>
    <style:style style:name="T2017" style:parent-style-name="Policepardéfaut" style:family="text">
      <style:text-properties fo:font-style="italic" style:font-style-asian="italic" style:font-style-complex="italic"/>
    </style:style>
    <style:style style:name="T2018" style:parent-style-name="Policepardéfaut" style:family="text">
      <style:text-properties fo:font-style="italic" style:font-style-asian="italic" style:font-style-complex="italic"/>
    </style:style>
    <style:style style:name="T2019" style:parent-style-name="Policepardéfaut" style:family="text">
      <style:text-properties fo:font-style="italic" style:font-style-asian="italic" style:font-style-complex="italic"/>
    </style:style>
    <style:style style:name="T2020" style:parent-style-name="Policepardéfaut" style:family="text">
      <style:text-properties fo:font-style="italic" style:font-style-asian="italic" style:font-style-complex="italic"/>
    </style:style>
    <style:style style:name="T2021" style:parent-style-name="Policepardéfaut" style:family="text">
      <style:text-properties fo:font-style="italic" style:font-style-asian="italic" style:font-style-complex="italic"/>
    </style:style>
    <style:style style:name="T2022" style:parent-style-name="Policepardéfaut" style:family="text">
      <style:text-properties fo:font-style="italic" style:font-style-asian="italic" style:font-style-complex="italic"/>
    </style:style>
    <style:style style:name="P202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02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025" style:parent-style-name="Policepardéfaut" style:family="text">
      <style:text-properties fo:font-style="italic" style:font-style-asian="italic" style:font-style-complex="italic"/>
    </style:style>
    <style:style style:name="T2026" style:parent-style-name="Policepardéfaut" style:family="text">
      <style:text-properties fo:font-style="italic" style:font-style-asian="italic" style:font-style-complex="italic"/>
    </style:style>
    <style:style style:name="T2027" style:parent-style-name="Policepardéfaut" style:family="text">
      <style:text-properties fo:font-style="italic" style:font-style-asian="italic" style:font-style-complex="italic"/>
    </style:style>
    <style:style style:name="T2028" style:parent-style-name="Policepardéfaut" style:family="text">
      <style:text-properties fo:font-style="italic" style:font-style-asian="italic" style:font-style-complex="italic"/>
    </style:style>
    <style:style style:name="T2029" style:parent-style-name="Policepardéfaut" style:family="text">
      <style:text-properties fo:font-style="italic" style:font-style-asian="italic" style:font-style-complex="italic"/>
    </style:style>
    <style:style style:name="T2030" style:parent-style-name="Policepardéfaut" style:family="text">
      <style:text-properties fo:font-style="italic" style:font-style-asian="italic" style:font-style-complex="italic"/>
    </style:style>
    <style:style style:name="P203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03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033" style:parent-style-name="Policepardéfaut" style:family="text">
      <style:text-properties fo:font-style="italic" style:font-style-asian="italic" style:font-style-complex="italic"/>
    </style:style>
    <style:style style:name="T2034" style:parent-style-name="Policepardéfaut" style:family="text">
      <style:text-properties fo:font-style="italic" style:font-style-asian="italic" style:font-style-complex="italic"/>
    </style:style>
    <style:style style:name="T2035" style:parent-style-name="Policepardéfaut" style:family="text">
      <style:text-properties fo:font-style="italic" style:font-style-asian="italic" style:font-style-complex="italic"/>
    </style:style>
    <style:style style:name="T2036" style:parent-style-name="Policepardéfaut" style:family="text">
      <style:text-properties fo:font-style="italic" style:font-style-asian="italic" style:font-style-complex="italic"/>
    </style:style>
    <style:style style:name="T2037" style:parent-style-name="Policepardéfaut" style:family="text">
      <style:text-properties fo:font-style="italic" style:font-style-asian="italic" style:font-style-complex="italic"/>
    </style:style>
    <style:style style:name="T2038" style:parent-style-name="Policepardéfaut" style:family="text">
      <style:text-properties fo:font-style="italic" style:font-style-asian="italic" style:font-style-complex="italic"/>
    </style:style>
    <style:style style:name="T2039" style:parent-style-name="Policepardéfaut" style:family="text">
      <style:text-properties fo:font-style="italic" style:font-style-asian="italic" style:font-style-complex="italic"/>
    </style:style>
    <style:style style:name="T2040" style:parent-style-name="Policepardéfaut" style:family="text">
      <style:text-properties fo:font-style="italic" style:font-style-asian="italic" style:font-style-complex="italic"/>
    </style:style>
    <style:style style:name="T2041" style:parent-style-name="Policepardéfaut" style:family="text">
      <style:text-properties fo:font-style="italic" style:font-style-asian="italic" style:font-style-complex="italic"/>
    </style:style>
    <style:style style:name="T2042" style:parent-style-name="Policepardéfaut" style:family="text">
      <style:text-properties fo:font-style="italic" style:font-style-asian="italic" style:font-style-complex="italic"/>
    </style:style>
    <style:style style:name="T2043" style:parent-style-name="Policepardéfaut" style:family="text">
      <style:text-properties fo:font-style="italic" style:font-style-asian="italic" style:font-style-complex="italic"/>
    </style:style>
    <style:style style:name="P204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04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046" style:parent-style-name="Policepardéfaut" style:family="text">
      <style:text-properties fo:font-style="italic" style:font-style-asian="italic" style:font-style-complex="italic"/>
    </style:style>
    <style:style style:name="T2047" style:parent-style-name="Policepardéfaut" style:family="text">
      <style:text-properties fo:font-style="italic" style:font-style-asian="italic" style:font-style-complex="italic"/>
    </style:style>
    <style:style style:name="T2048" style:parent-style-name="Policepardéfaut" style:family="text">
      <style:text-properties fo:font-style="italic" style:font-style-asian="italic" style:font-style-complex="italic"/>
    </style:style>
    <style:style style:name="T2049" style:parent-style-name="Policepardéfaut" style:family="text">
      <style:text-properties fo:font-style="italic" style:font-style-asian="italic" style:font-style-complex="italic"/>
    </style:style>
    <style:style style:name="T2050" style:parent-style-name="Policepardéfaut" style:family="text">
      <style:text-properties fo:font-style="italic" style:font-style-asian="italic" style:font-style-complex="italic"/>
    </style:style>
    <style:style style:name="T2051" style:parent-style-name="Policepardéfaut" style:family="text">
      <style:text-properties fo:font-style="italic" style:font-style-asian="italic" style:font-style-complex="italic"/>
    </style:style>
    <style:style style:name="T2052" style:parent-style-name="Policepardéfaut" style:family="text">
      <style:text-properties fo:font-style="italic" style:font-style-asian="italic" style:font-style-complex="italic"/>
    </style:style>
    <style:style style:name="T2053" style:parent-style-name="Policepardéfaut" style:family="text">
      <style:text-properties fo:font-style="italic" style:font-style-asian="italic" style:font-style-complex="italic"/>
    </style:style>
    <style:style style:name="T2054" style:parent-style-name="Policepardéfaut" style:family="text">
      <style:text-properties fo:font-style="italic" style:font-style-asian="italic" style:font-style-complex="italic"/>
    </style:style>
    <style:style style:name="T2055" style:parent-style-name="Policepardéfaut" style:family="text">
      <style:text-properties fo:font-style="italic" style:font-style-asian="italic" style:font-style-complex="italic"/>
    </style:style>
    <style:style style:name="T2056" style:parent-style-name="Policepardéfaut" style:family="text">
      <style:text-properties fo:font-style="italic" style:font-style-asian="italic" style:font-style-complex="italic"/>
    </style:style>
    <style:style style:name="T2057" style:parent-style-name="Policepardéfaut" style:family="text">
      <style:text-properties fo:font-style="italic" style:font-style-asian="italic" style:font-style-complex="italic"/>
    </style:style>
    <style:style style:name="T2058" style:parent-style-name="Policepardéfaut" style:family="text">
      <style:text-properties fo:font-style="italic" style:font-style-asian="italic" style:font-style-complex="italic"/>
    </style:style>
    <style:style style:name="T2059" style:parent-style-name="Policepardéfaut" style:family="text">
      <style:text-properties fo:font-style="italic" style:font-style-asian="italic" style:font-style-complex="italic"/>
    </style:style>
    <style:style style:name="T2060" style:parent-style-name="Policepardéfaut" style:family="text">
      <style:text-properties fo:font-style="italic" style:font-style-asian="italic" style:font-style-complex="italic"/>
    </style:style>
    <style:style style:name="T2061" style:parent-style-name="Policepardéfaut" style:family="text">
      <style:text-properties fo:font-style="italic" style:font-style-asian="italic" style:font-style-complex="italic"/>
    </style:style>
    <style:style style:name="T2062" style:parent-style-name="Policepardéfaut" style:family="text">
      <style:text-properties fo:font-style="italic" style:font-style-asian="italic" style:font-style-complex="italic"/>
    </style:style>
    <style:style style:name="T2063" style:parent-style-name="Policepardéfaut" style:family="text">
      <style:text-properties fo:font-style="italic" style:font-style-asian="italic" style:font-style-complex="italic"/>
    </style:style>
    <style:style style:name="T2064" style:parent-style-name="Policepardéfaut" style:family="text">
      <style:text-properties fo:font-style="italic" style:font-style-asian="italic" style:font-style-complex="italic"/>
    </style:style>
    <style:style style:name="T2065" style:parent-style-name="Policepardéfaut" style:family="text">
      <style:text-properties fo:font-style="italic" style:font-style-asian="italic" style:font-style-complex="italic"/>
    </style:style>
    <style:style style:name="T2066" style:parent-style-name="Policepardéfaut" style:family="text">
      <style:text-properties fo:font-style="italic" style:font-style-asian="italic" style:font-style-complex="italic"/>
    </style:style>
    <style:style style:name="T2067" style:parent-style-name="Policepardéfaut" style:family="text">
      <style:text-properties fo:font-style="italic" style:font-style-asian="italic" style:font-style-complex="italic"/>
    </style:style>
    <style:style style:name="T2068" style:parent-style-name="Policepardéfaut" style:family="text">
      <style:text-properties fo:font-style="italic" style:font-style-asian="italic" style:font-style-complex="italic"/>
    </style:style>
    <style:style style:name="P206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07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071" style:parent-style-name="Policepardéfaut" style:family="text">
      <style:text-properties fo:font-style="italic" style:font-style-asian="italic" style:font-style-complex="italic"/>
    </style:style>
    <style:style style:name="T2072" style:parent-style-name="Policepardéfaut" style:family="text">
      <style:text-properties fo:font-style="italic" style:font-style-asian="italic" style:font-style-complex="italic"/>
    </style:style>
    <style:style style:name="T2073" style:parent-style-name="Policepardéfaut" style:family="text">
      <style:text-properties fo:font-style="italic" style:font-style-asian="italic" style:font-style-complex="italic"/>
    </style:style>
    <style:style style:name="T2074" style:parent-style-name="Policepardéfaut" style:family="text">
      <style:text-properties fo:font-style="italic" style:font-style-asian="italic" style:font-style-complex="italic"/>
    </style:style>
    <style:style style:name="T2075" style:parent-style-name="Policepardéfaut" style:family="text">
      <style:text-properties fo:font-style="italic" style:font-style-asian="italic" style:font-style-complex="italic"/>
    </style:style>
    <style:style style:name="T2076" style:parent-style-name="Policepardéfaut" style:family="text">
      <style:text-properties fo:font-style="italic" style:font-style-asian="italic" style:font-style-complex="italic"/>
    </style:style>
    <style:style style:name="T2077" style:parent-style-name="Policepardéfaut" style:family="text">
      <style:text-properties fo:font-style="italic" style:font-style-asian="italic" style:font-style-complex="italic"/>
    </style:style>
    <style:style style:name="T2078" style:parent-style-name="Policepardéfaut" style:family="text">
      <style:text-properties fo:font-style="italic" style:font-style-asian="italic" style:font-style-complex="italic"/>
    </style:style>
    <style:style style:name="T2079" style:parent-style-name="Policepardéfaut" style:family="text">
      <style:text-properties fo:font-style="italic" style:font-style-asian="italic" style:font-style-complex="italic"/>
    </style:style>
    <style:style style:name="T2080" style:parent-style-name="Policepardéfaut" style:family="text">
      <style:text-properties fo:font-style="italic" style:font-style-asian="italic" style:font-style-complex="italic"/>
    </style:style>
    <style:style style:name="T2081" style:parent-style-name="Policepardéfaut" style:family="text">
      <style:text-properties fo:font-style="italic" style:font-style-asian="italic" style:font-style-complex="italic"/>
    </style:style>
    <style:style style:name="T2082" style:parent-style-name="Policepardéfaut" style:family="text">
      <style:text-properties fo:font-style="italic" style:font-style-asian="italic" style:font-style-complex="italic"/>
    </style:style>
    <style:style style:name="T2083" style:parent-style-name="Policepardéfaut" style:family="text">
      <style:text-properties fo:font-style="italic" style:font-style-asian="italic" style:font-style-complex="italic"/>
    </style:style>
    <style:style style:name="T2084" style:parent-style-name="Policepardéfaut" style:family="text">
      <style:text-properties fo:font-style="italic" style:font-style-asian="italic" style:font-style-complex="italic"/>
    </style:style>
    <style:style style:name="T2085" style:parent-style-name="Policepardéfaut" style:family="text">
      <style:text-properties fo:font-style="italic" style:font-style-asian="italic" style:font-style-complex="italic"/>
    </style:style>
    <style:style style:name="T2086" style:parent-style-name="Policepardéfaut" style:family="text">
      <style:text-properties fo:font-style="italic" style:font-style-asian="italic" style:font-style-complex="italic"/>
    </style:style>
    <style:style style:name="T2087" style:parent-style-name="Policepardéfaut" style:family="text">
      <style:text-properties fo:font-style="italic" style:font-style-asian="italic" style:font-style-complex="italic"/>
    </style:style>
    <style:style style:name="T2088" style:parent-style-name="Policepardéfaut" style:family="text">
      <style:text-properties fo:font-style="italic" style:font-style-asian="italic" style:font-style-complex="italic"/>
    </style:style>
    <style:style style:name="T2089" style:parent-style-name="Policepardéfaut" style:family="text">
      <style:text-properties fo:font-style="italic" style:font-style-asian="italic" style:font-style-complex="italic"/>
    </style:style>
    <style:style style:name="T2090" style:parent-style-name="Policepardéfaut" style:family="text">
      <style:text-properties fo:font-style="italic" style:font-style-asian="italic" style:font-style-complex="italic"/>
    </style:style>
    <style:style style:name="P209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09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093" style:parent-style-name="Policepardéfaut" style:family="text">
      <style:text-properties fo:font-style="italic" style:font-style-asian="italic" style:font-style-complex="italic"/>
    </style:style>
    <style:style style:name="T2094" style:parent-style-name="Policepardéfaut" style:family="text">
      <style:text-properties fo:font-style="italic" style:font-style-asian="italic" style:font-style-complex="italic"/>
    </style:style>
    <style:style style:name="T2095" style:parent-style-name="Policepardéfaut" style:family="text">
      <style:text-properties fo:font-style="italic" style:font-style-asian="italic" style:font-style-complex="italic"/>
    </style:style>
    <style:style style:name="T2096" style:parent-style-name="Policepardéfaut" style:family="text">
      <style:text-properties fo:font-style="italic" style:font-style-asian="italic" style:font-style-complex="italic"/>
    </style:style>
    <style:style style:name="T2097" style:parent-style-name="Policepardéfaut" style:family="text">
      <style:text-properties fo:font-style="italic" style:font-style-asian="italic" style:font-style-complex="italic"/>
    </style:style>
    <style:style style:name="T2098" style:parent-style-name="Policepardéfaut" style:family="text">
      <style:text-properties fo:font-style="italic" style:font-style-asian="italic" style:font-style-complex="italic"/>
    </style:style>
    <style:style style:name="T2099" style:parent-style-name="Policepardéfaut" style:family="text">
      <style:text-properties fo:font-style="italic" style:font-style-asian="italic" style:font-style-complex="italic"/>
    </style:style>
    <style:style style:name="T2100" style:parent-style-name="Policepardéfaut" style:family="text">
      <style:text-properties fo:font-style="italic" style:font-style-asian="italic" style:font-style-complex="italic"/>
    </style:style>
    <style:style style:name="T2101" style:parent-style-name="Policepardéfaut" style:family="text">
      <style:text-properties fo:font-style="italic" style:font-style-asian="italic" style:font-style-complex="italic"/>
    </style:style>
    <style:style style:name="T2102" style:parent-style-name="Policepardéfaut" style:family="text">
      <style:text-properties fo:font-style="italic" style:font-style-asian="italic" style:font-style-complex="italic"/>
    </style:style>
    <style:style style:name="T2103" style:parent-style-name="Policepardéfaut" style:family="text">
      <style:text-properties fo:font-style="italic" style:font-style-asian="italic" style:font-style-complex="italic"/>
    </style:style>
    <style:style style:name="T2104" style:parent-style-name="Policepardéfaut" style:family="text">
      <style:text-properties fo:font-style="italic" style:font-style-asian="italic" style:font-style-complex="italic"/>
    </style:style>
    <style:style style:name="T2105" style:parent-style-name="Policepardéfaut" style:family="text">
      <style:text-properties fo:font-style="italic" style:font-style-asian="italic" style:font-style-complex="italic"/>
    </style:style>
    <style:style style:name="T2106" style:parent-style-name="Policepardéfaut" style:family="text">
      <style:text-properties fo:font-style="italic" style:font-style-asian="italic" style:font-style-complex="italic"/>
    </style:style>
    <style:style style:name="T2107" style:parent-style-name="Policepardéfaut" style:family="text">
      <style:text-properties fo:font-style="italic" style:font-style-asian="italic" style:font-style-complex="italic"/>
    </style:style>
    <style:style style:name="T2108" style:parent-style-name="Policepardéfaut" style:family="text">
      <style:text-properties fo:font-style="italic" style:font-style-asian="italic" style:font-style-complex="italic"/>
    </style:style>
    <style:style style:name="T2109" style:parent-style-name="Policepardéfaut" style:family="text">
      <style:text-properties fo:font-style="italic" style:font-style-asian="italic" style:font-style-complex="italic"/>
    </style:style>
    <style:style style:name="T2110" style:parent-style-name="Policepardéfaut" style:family="text">
      <style:text-properties fo:font-style="italic" style:font-style-asian="italic" style:font-style-complex="italic"/>
    </style:style>
    <style:style style:name="T2111" style:parent-style-name="Policepardéfaut" style:family="text">
      <style:text-properties fo:font-style="italic" style:font-style-asian="italic" style:font-style-complex="italic"/>
    </style:style>
    <style:style style:name="T2112" style:parent-style-name="Policepardéfaut" style:family="text">
      <style:text-properties fo:font-style="italic" style:font-style-asian="italic" style:font-style-complex="italic"/>
    </style:style>
    <style:style style:name="T2113" style:parent-style-name="Policepardéfaut" style:family="text">
      <style:text-properties fo:font-style="italic" style:font-style-asian="italic" style:font-style-complex="italic"/>
    </style:style>
    <style:style style:name="T2114" style:parent-style-name="Policepardéfaut" style:family="text">
      <style:text-properties fo:font-style="italic" style:font-style-asian="italic" style:font-style-complex="italic"/>
    </style:style>
    <style:style style:name="T2115" style:parent-style-name="Policepardéfaut" style:family="text">
      <style:text-properties fo:font-style="italic" style:font-style-asian="italic" style:font-style-complex="italic"/>
    </style:style>
    <style:style style:name="T2116" style:parent-style-name="Policepardéfaut" style:family="text">
      <style:text-properties fo:font-style="italic" style:font-style-asian="italic" style:font-style-complex="italic"/>
    </style:style>
    <style:style style:name="T2117" style:parent-style-name="Policepardéfaut" style:family="text">
      <style:text-properties fo:font-style="italic" style:font-style-asian="italic" style:font-style-complex="italic"/>
    </style:style>
    <style:style style:name="T2118" style:parent-style-name="Policepardéfaut" style:family="text">
      <style:text-properties fo:font-style="italic" style:font-style-asian="italic" style:font-style-complex="italic"/>
    </style:style>
    <style:style style:name="T2120" style:parent-style-name="Policepardéfaut" style:family="text">
      <style:text-properties/>
    </style:style>
    <style:style style:name="P2119" style:parent-style-name="p" style:family="paragraph">
      <style:paragraph-properties fo:text-indent="0in">
        <style:drop-cap style:length="1" style:lines="3"/>
      </style:paragraph-properties>
    </style:style>
    <style:style style:name="T2121" style:parent-style-name="Policepardéfaut" style:family="text">
      <style:text-properties fo:font-style="italic" style:font-style-asian="italic" style:font-style-complex="italic"/>
    </style:style>
    <style:style style:name="T2122" style:parent-style-name="Policepardéfaut" style:family="text">
      <style:text-properties fo:font-style="italic" style:font-style-asian="italic" style:font-style-complex="italic"/>
    </style:style>
    <style:style style:name="T2123" style:parent-style-name="Policepardéfaut" style:family="text">
      <style:text-properties fo:font-style="italic" style:font-style-asian="italic" style:font-style-complex="italic"/>
    </style:style>
    <style:style style:name="T2124" style:parent-style-name="Policepardéfaut" style:family="text">
      <style:text-properties fo:font-style="italic" style:font-style-asian="italic" style:font-style-complex="italic"/>
    </style:style>
    <style:style style:name="T2125" style:parent-style-name="Policepardéfaut" style:family="text">
      <style:text-properties fo:font-style="italic" style:font-style-asian="italic" style:font-style-complex="italic"/>
    </style:style>
    <style:style style:name="T2126" style:parent-style-name="Policepardéfaut" style:family="text">
      <style:text-properties fo:font-style="italic" style:font-style-asian="italic" style:font-style-complex="italic"/>
    </style:style>
    <style:style style:name="T2127" style:parent-style-name="Policepardéfaut" style:family="text">
      <style:text-properties fo:font-style="italic" style:font-style-asian="italic" style:font-style-complex="italic"/>
    </style:style>
    <style:style style:name="T2128" style:parent-style-name="Policepardéfaut" style:family="text">
      <style:text-properties fo:font-style="italic" style:font-style-asian="italic" style:font-style-complex="italic"/>
    </style:style>
    <style:style style:name="T2129" style:parent-style-name="Policepardéfaut" style:family="text">
      <style:text-properties fo:font-style="italic" style:font-style-asian="italic" style:font-style-complex="italic"/>
    </style:style>
    <style:style style:name="T2130" style:parent-style-name="Policepardéfaut" style:family="text">
      <style:text-properties fo:font-style="italic" style:font-style-asian="italic" style:font-style-complex="italic"/>
    </style:style>
    <style:style style:name="T2131" style:parent-style-name="Policepardéfaut" style:family="text">
      <style:text-properties fo:font-style="italic" style:font-style-asian="italic" style:font-style-complex="italic"/>
    </style:style>
    <style:style style:name="T2132" style:parent-style-name="Policepardéfaut" style:family="text">
      <style:text-properties fo:font-style="italic" style:font-style-asian="italic" style:font-style-complex="italic"/>
    </style:style>
    <style:style style:name="T2133" style:parent-style-name="Policepardéfaut" style:family="text">
      <style:text-properties fo:font-style="italic" style:font-style-asian="italic" style:font-style-complex="italic"/>
    </style:style>
    <style:style style:name="T2134" style:parent-style-name="Policepardéfaut" style:family="text">
      <style:text-properties fo:font-style="italic" style:font-style-asian="italic" style:font-style-complex="italic"/>
    </style:style>
    <style:style style:name="T2135" style:parent-style-name="Policepardéfaut" style:family="text">
      <style:text-properties fo:font-style="italic" style:font-style-asian="italic" style:font-style-complex="italic"/>
    </style:style>
    <style:style style:name="T2136" style:parent-style-name="Policepardéfaut" style:family="text">
      <style:text-properties fo:font-style="italic" style:font-style-asian="italic" style:font-style-complex="italic"/>
    </style:style>
    <style:style style:name="T2137" style:parent-style-name="Policepardéfaut" style:family="text">
      <style:text-properties fo:font-style="italic" style:font-style-asian="italic" style:font-style-complex="italic"/>
    </style:style>
    <style:style style:name="T2138" style:parent-style-name="Policepardéfaut" style:family="text">
      <style:text-properties fo:font-style="italic" style:font-style-asian="italic" style:font-style-complex="italic"/>
    </style:style>
    <style:style style:name="T2139" style:parent-style-name="Policepardéfaut" style:family="text">
      <style:text-properties fo:font-style="italic" style:font-style-asian="italic" style:font-style-complex="italic"/>
    </style:style>
    <style:style style:name="T2140" style:parent-style-name="Policepardéfaut" style:family="text">
      <style:text-properties fo:font-style="italic" style:font-style-asian="italic" style:font-style-complex="italic"/>
    </style:style>
    <style:style style:name="T2141" style:parent-style-name="Policepardéfaut" style:family="text">
      <style:text-properties fo:font-style="italic" style:font-style-asian="italic" style:font-style-complex="italic"/>
    </style:style>
    <style:style style:name="T2142" style:parent-style-name="Policepardéfaut" style:family="text">
      <style:text-properties fo:font-style="italic" style:font-style-asian="italic" style:font-style-complex="italic"/>
    </style:style>
    <style:style style:name="T2143" style:parent-style-name="Policepardéfaut" style:family="text">
      <style:text-properties fo:font-style="italic" style:font-style-asian="italic" style:font-style-complex="italic"/>
    </style:style>
    <style:style style:name="T2144" style:parent-style-name="Policepardéfaut" style:family="text">
      <style:text-properties fo:font-style="italic" style:font-style-asian="italic" style:font-style-complex="italic"/>
    </style:style>
    <style:style style:name="T2145" style:parent-style-name="Policepardéfaut" style:family="text">
      <style:text-properties fo:font-style="italic" style:font-style-asian="italic" style:font-style-complex="italic"/>
    </style:style>
    <style:style style:name="T2146" style:parent-style-name="Policepardéfaut" style:family="text">
      <style:text-properties fo:font-style="italic" style:font-style-asian="italic" style:font-style-complex="italic"/>
    </style:style>
    <style:style style:name="T2147" style:parent-style-name="Policepardéfaut" style:family="text">
      <style:text-properties fo:font-style="italic" style:font-style-asian="italic" style:font-style-complex="italic"/>
    </style:style>
    <style:style style:name="T2148" style:parent-style-name="Policepardéfaut" style:family="text">
      <style:text-properties fo:font-style="italic" style:font-style-asian="italic" style:font-style-complex="italic"/>
    </style:style>
    <style:style style:name="T2149" style:parent-style-name="Policepardéfaut" style:family="text">
      <style:text-properties fo:font-style="italic" style:font-style-asian="italic" style:font-style-complex="italic"/>
    </style:style>
    <style:style style:name="T2150" style:parent-style-name="Policepardéfaut" style:family="text">
      <style:text-properties fo:font-style="italic" style:font-style-asian="italic" style:font-style-complex="italic"/>
    </style:style>
    <style:style style:name="T2151" style:parent-style-name="Policepardéfaut" style:family="text">
      <style:text-properties fo:font-style="italic" style:font-style-asian="italic" style:font-style-complex="italic"/>
    </style:style>
    <style:style style:name="T2152" style:parent-style-name="Policepardéfaut" style:family="text">
      <style:text-properties fo:font-style="italic" style:font-style-asian="italic" style:font-style-complex="italic"/>
    </style:style>
    <style:style style:name="T2153" style:parent-style-name="Policepardéfaut" style:family="text">
      <style:text-properties fo:font-style="italic" style:font-style-asian="italic" style:font-style-complex="italic"/>
    </style:style>
    <style:style style:name="T2154" style:parent-style-name="Policepardéfaut" style:family="text">
      <style:text-properties fo:font-style="italic" style:font-style-asian="italic" style:font-style-complex="italic"/>
    </style:style>
    <style:style style:name="T2155" style:parent-style-name="Policepardéfaut" style:family="text">
      <style:text-properties fo:font-style="italic" style:font-style-asian="italic" style:font-style-complex="italic"/>
    </style:style>
    <style:style style:name="T2156" style:parent-style-name="Policepardéfaut" style:family="text">
      <style:text-properties fo:font-style="italic" style:font-style-asian="italic" style:font-style-complex="italic"/>
    </style:style>
    <style:style style:name="T2157" style:parent-style-name="Policepardéfaut" style:family="text">
      <style:text-properties fo:font-style="italic" style:font-style-asian="italic" style:font-style-complex="italic"/>
    </style:style>
    <style:style style:name="T2158" style:parent-style-name="Policepardéfaut" style:family="text">
      <style:text-properties fo:font-style="italic" style:font-style-asian="italic" style:font-style-complex="italic"/>
    </style:style>
    <style:style style:name="T2159" style:parent-style-name="Policepardéfaut" style:family="text">
      <style:text-properties fo:font-style="italic" style:font-style-asian="italic" style:font-style-complex="italic"/>
    </style:style>
    <style:style style:name="T2160" style:parent-style-name="Policepardéfaut" style:family="text">
      <style:text-properties fo:font-style="italic" style:font-style-asian="italic" style:font-style-complex="italic"/>
    </style:style>
    <style:style style:name="T2161" style:parent-style-name="Policepardéfaut" style:family="text">
      <style:text-properties fo:font-style="italic" style:font-style-asian="italic" style:font-style-complex="italic"/>
    </style:style>
    <style:style style:name="T2162" style:parent-style-name="Policepardéfaut" style:family="text">
      <style:text-properties fo:font-style="italic" style:font-style-asian="italic" style:font-style-complex="italic"/>
    </style:style>
    <style:style style:name="T2163" style:parent-style-name="Policepardéfaut" style:family="text">
      <style:text-properties fo:font-style="italic" style:font-style-asian="italic" style:font-style-complex="italic"/>
    </style:style>
    <style:style style:name="T2164" style:parent-style-name="Policepardéfaut" style:family="text">
      <style:text-properties fo:font-style="italic" style:font-style-asian="italic" style:font-style-complex="italic"/>
    </style:style>
    <style:style style:name="T2165" style:parent-style-name="Policepardéfaut" style:family="text">
      <style:text-properties fo:font-style="italic" style:font-style-asian="italic" style:font-style-complex="italic"/>
    </style:style>
    <style:style style:name="T2166" style:parent-style-name="Policepardéfaut" style:family="text">
      <style:text-properties fo:font-style="italic" style:font-style-asian="italic" style:font-style-complex="italic"/>
    </style:style>
    <style:style style:name="T2167" style:parent-style-name="Policepardéfaut" style:family="text">
      <style:text-properties fo:font-style="italic" style:font-style-asian="italic" style:font-style-complex="italic"/>
    </style:style>
    <style:style style:name="T2168" style:parent-style-name="Policepardéfaut" style:family="text">
      <style:text-properties fo:font-style="italic" style:font-style-asian="italic" style:font-style-complex="italic"/>
    </style:style>
    <style:style style:name="T2169" style:parent-style-name="Policepardéfaut" style:family="text">
      <style:text-properties fo:font-style="italic" style:font-style-asian="italic" style:font-style-complex="italic"/>
    </style:style>
    <style:style style:name="T2170" style:parent-style-name="Policepardéfaut" style:family="text">
      <style:text-properties fo:font-style="italic" style:font-style-asian="italic" style:font-style-complex="italic"/>
    </style:style>
    <style:style style:name="T2171" style:parent-style-name="Policepardéfaut" style:family="text">
      <style:text-properties fo:font-style="italic" style:font-style-asian="italic" style:font-style-complex="italic"/>
    </style:style>
    <style:style style:name="T2172" style:parent-style-name="Policepardéfaut" style:family="text">
      <style:text-properties fo:font-style="italic" style:font-style-asian="italic" style:font-style-complex="italic"/>
    </style:style>
    <style:style style:name="T2173" style:parent-style-name="Policepardéfaut" style:family="text">
      <style:text-properties fo:font-style="italic" style:font-style-asian="italic" style:font-style-complex="italic"/>
    </style:style>
    <style:style style:name="T2174" style:parent-style-name="Policepardéfaut" style:family="text">
      <style:text-properties fo:font-style="italic" style:font-style-asian="italic" style:font-style-complex="italic"/>
    </style:style>
    <style:style style:name="T2175" style:parent-style-name="Policepardéfaut" style:family="text">
      <style:text-properties fo:font-style="italic" style:font-style-asian="italic" style:font-style-complex="italic"/>
    </style:style>
    <style:style style:name="T2176" style:parent-style-name="Policepardéfaut" style:family="text">
      <style:text-properties fo:font-style="italic" style:font-style-asian="italic" style:font-style-complex="italic"/>
    </style:style>
    <style:style style:name="T2177" style:parent-style-name="Policepardéfaut" style:family="text">
      <style:text-properties fo:font-style="italic" style:font-style-asian="italic" style:font-style-complex="italic"/>
    </style:style>
    <style:style style:name="T2178" style:parent-style-name="Policepardéfaut" style:family="text">
      <style:text-properties fo:font-style="italic" style:font-style-asian="italic" style:font-style-complex="italic"/>
    </style:style>
    <style:style style:name="T2179" style:parent-style-name="Policepardéfaut" style:family="text">
      <style:text-properties fo:font-style="italic" style:font-style-asian="italic" style:font-style-complex="italic"/>
    </style:style>
    <style:style style:name="T2180" style:parent-style-name="Policepardéfaut" style:family="text">
      <style:text-properties fo:font-style="italic" style:font-style-asian="italic" style:font-style-complex="italic"/>
    </style:style>
    <style:style style:name="T2181" style:parent-style-name="Policepardéfaut" style:family="text">
      <style:text-properties fo:font-style="italic" style:font-style-asian="italic" style:font-style-complex="italic"/>
    </style:style>
    <style:style style:name="T2182" style:parent-style-name="Policepardéfaut" style:family="text">
      <style:text-properties fo:font-style="italic" style:font-style-asian="italic" style:font-style-complex="italic"/>
    </style:style>
    <style:style style:name="T2183" style:parent-style-name="Policepardéfaut" style:family="text">
      <style:text-properties fo:font-style="italic" style:font-style-asian="italic" style:font-style-complex="italic"/>
    </style:style>
    <style:style style:name="T2184" style:parent-style-name="Policepardéfaut" style:family="text">
      <style:text-properties fo:font-style="italic" style:font-style-asian="italic" style:font-style-complex="italic"/>
    </style:style>
    <style:style style:name="T2185" style:parent-style-name="Policepardéfaut" style:family="text">
      <style:text-properties fo:font-style="italic" style:font-style-asian="italic" style:font-style-complex="italic"/>
    </style:style>
    <style:style style:name="T2186" style:parent-style-name="Policepardéfaut" style:family="text">
      <style:text-properties fo:font-style="italic" style:font-style-asian="italic" style:font-style-complex="italic"/>
    </style:style>
    <style:style style:name="T2187" style:parent-style-name="Policepardéfaut" style:family="text">
      <style:text-properties fo:font-style="italic" style:font-style-asian="italic" style:font-style-complex="italic"/>
    </style:style>
    <style:style style:name="T2188" style:parent-style-name="Policepardéfaut" style:family="text">
      <style:text-properties fo:font-style="italic" style:font-style-asian="italic" style:font-style-complex="italic"/>
    </style:style>
    <style:style style:name="T2189" style:parent-style-name="Policepardéfaut" style:family="text">
      <style:text-properties fo:font-style="italic" style:font-style-asian="italic" style:font-style-complex="italic"/>
    </style:style>
    <style:style style:name="T2190" style:parent-style-name="Policepardéfaut" style:family="text">
      <style:text-properties fo:font-style="italic" style:font-style-asian="italic" style:font-style-complex="italic"/>
    </style:style>
    <style:style style:name="T2191" style:parent-style-name="Policepardéfaut" style:family="text">
      <style:text-properties fo:font-style="italic" style:font-style-asian="italic" style:font-style-complex="italic"/>
    </style:style>
    <style:style style:name="T2192" style:parent-style-name="Policepardéfaut" style:family="text">
      <style:text-properties fo:font-style="italic" style:font-style-asian="italic" style:font-style-complex="italic"/>
    </style:style>
    <style:style style:name="T2193" style:parent-style-name="Policepardéfaut" style:family="text">
      <style:text-properties fo:font-style="italic" style:font-style-asian="italic" style:font-style-complex="italic"/>
    </style:style>
    <style:style style:name="T2194" style:parent-style-name="Policepardéfaut" style:family="text">
      <style:text-properties fo:font-style="italic" style:font-style-asian="italic" style:font-style-complex="italic"/>
    </style:style>
    <style:style style:name="T2195" style:parent-style-name="Policepardéfaut" style:family="text">
      <style:text-properties fo:font-style="italic" style:font-style-asian="italic" style:font-style-complex="italic"/>
    </style:style>
    <style:style style:name="T2196" style:parent-style-name="Policepardéfaut" style:family="text">
      <style:text-properties fo:font-style="italic" style:font-style-asian="italic" style:font-style-complex="italic"/>
    </style:style>
    <style:style style:name="T2197" style:parent-style-name="Policepardéfaut" style:family="text">
      <style:text-properties fo:font-style="italic" style:font-style-asian="italic" style:font-style-complex="italic"/>
    </style:style>
    <style:style style:name="T2198" style:parent-style-name="Policepardéfaut" style:family="text">
      <style:text-properties fo:font-style="italic" style:font-style-asian="italic" style:font-style-complex="italic"/>
    </style:style>
    <style:style style:name="T2199" style:parent-style-name="Policepardéfaut" style:family="text">
      <style:text-properties fo:font-style="italic" style:font-style-asian="italic" style:font-style-complex="italic"/>
    </style:style>
    <style:style style:name="T2200" style:parent-style-name="Policepardéfaut" style:family="text">
      <style:text-properties fo:font-style="italic" style:font-style-asian="italic" style:font-style-complex="italic"/>
    </style:style>
    <style:style style:name="T2201" style:parent-style-name="Policepardéfaut" style:family="text">
      <style:text-properties fo:font-style="italic" style:font-style-asian="italic" style:font-style-complex="italic"/>
    </style:style>
    <style:style style:name="T2202" style:parent-style-name="Policepardéfaut" style:family="text">
      <style:text-properties fo:font-style="italic" style:font-style-asian="italic" style:font-style-complex="italic"/>
    </style:style>
    <style:style style:name="T2203" style:parent-style-name="Policepardéfaut" style:family="text">
      <style:text-properties fo:font-style="italic" style:font-style-asian="italic" style:font-style-complex="italic"/>
    </style:style>
    <style:style style:name="T2204" style:parent-style-name="Policepardéfaut" style:family="text">
      <style:text-properties fo:font-style="italic" style:font-style-asian="italic" style:font-style-complex="italic"/>
    </style:style>
    <style:style style:name="T2205" style:parent-style-name="Policepardéfaut" style:family="text">
      <style:text-properties fo:font-style="italic" style:font-style-asian="italic" style:font-style-complex="italic"/>
    </style:style>
    <style:style style:name="T2206" style:parent-style-name="Policepardéfaut" style:family="text">
      <style:text-properties fo:font-style="italic" style:font-style-asian="italic" style:font-style-complex="italic"/>
    </style:style>
    <style:style style:name="T2207" style:parent-style-name="Policepardéfaut" style:family="text">
      <style:text-properties fo:font-style="italic" style:font-style-asian="italic" style:font-style-complex="italic"/>
    </style:style>
    <style:style style:name="T2208" style:parent-style-name="Policepardéfaut" style:family="text">
      <style:text-properties fo:font-style="italic" style:font-style-asian="italic" style:font-style-complex="italic"/>
    </style:style>
    <style:style style:name="T2209" style:parent-style-name="Policepardéfaut" style:family="text">
      <style:text-properties fo:font-style="italic" style:font-style-asian="italic" style:font-style-complex="italic"/>
    </style:style>
    <style:style style:name="T2210" style:parent-style-name="Policepardéfaut" style:family="text">
      <style:text-properties fo:font-style="italic" style:font-style-asian="italic" style:font-style-complex="italic"/>
    </style:style>
    <style:style style:name="T2211" style:parent-style-name="Policepardéfaut" style:family="text">
      <style:text-properties fo:font-style="italic" style:font-style-asian="italic" style:font-style-complex="italic"/>
    </style:style>
    <style:style style:name="T2212" style:parent-style-name="Policepardéfaut" style:family="text">
      <style:text-properties fo:font-style="italic" style:font-style-asian="italic" style:font-style-complex="italic"/>
    </style:style>
    <style:style style:name="T2213" style:parent-style-name="Policepardéfaut" style:family="text">
      <style:text-properties fo:font-style="italic" style:font-style-asian="italic" style:font-style-complex="italic"/>
    </style:style>
    <style:style style:name="T2214" style:parent-style-name="Policepardéfaut" style:family="text">
      <style:text-properties fo:font-style="italic" style:font-style-asian="italic" style:font-style-complex="italic"/>
    </style:style>
    <style:style style:name="T2215" style:parent-style-name="Policepardéfaut" style:family="text">
      <style:text-properties fo:font-style="italic" style:font-style-asian="italic" style:font-style-complex="italic"/>
    </style:style>
    <style:style style:name="T2216" style:parent-style-name="Policepardéfaut" style:family="text">
      <style:text-properties fo:font-style="italic" style:font-style-asian="italic" style:font-style-complex="italic"/>
    </style:style>
    <style:style style:name="T2217" style:parent-style-name="Policepardéfaut" style:family="text">
      <style:text-properties fo:font-style="italic" style:font-style-asian="italic" style:font-style-complex="italic"/>
    </style:style>
    <style:style style:name="T2218" style:parent-style-name="Policepardéfaut" style:family="text">
      <style:text-properties fo:font-style="italic" style:font-style-asian="italic" style:font-style-complex="italic"/>
    </style:style>
    <style:style style:name="T2219" style:parent-style-name="Policepardéfaut" style:family="text">
      <style:text-properties fo:font-style="italic" style:font-style-asian="italic" style:font-style-complex="italic"/>
    </style:style>
    <style:style style:name="T2220" style:parent-style-name="Policepardéfaut" style:family="text">
      <style:text-properties fo:font-style="italic" style:font-style-asian="italic" style:font-style-complex="italic"/>
    </style:style>
    <style:style style:name="T2221" style:parent-style-name="Policepardéfaut" style:family="text">
      <style:text-properties fo:font-style="italic" style:font-style-asian="italic" style:font-style-complex="italic"/>
    </style:style>
    <style:style style:name="T2222" style:parent-style-name="Policepardéfaut" style:family="text">
      <style:text-properties fo:font-style="italic" style:font-style-asian="italic" style:font-style-complex="italic"/>
    </style:style>
    <style:style style:name="T2223" style:parent-style-name="Policepardéfaut" style:family="text">
      <style:text-properties fo:font-style="italic" style:font-style-asian="italic" style:font-style-complex="italic"/>
    </style:style>
    <style:style style:name="T2224" style:parent-style-name="Policepardéfaut" style:family="text">
      <style:text-properties fo:font-style="italic" style:font-style-asian="italic" style:font-style-complex="italic"/>
    </style:style>
    <style:style style:name="T2225" style:parent-style-name="Policepardéfaut" style:family="text">
      <style:text-properties fo:font-style="italic" style:font-style-asian="italic" style:font-style-complex="italic"/>
    </style:style>
    <style:style style:name="T2226" style:parent-style-name="Policepardéfaut" style:family="text">
      <style:text-properties fo:font-style="italic" style:font-style-asian="italic" style:font-style-complex="italic"/>
    </style:style>
    <style:style style:name="T2227" style:parent-style-name="Policepardéfaut" style:family="text">
      <style:text-properties fo:font-style="italic" style:font-style-asian="italic" style:font-style-complex="italic"/>
    </style:style>
    <style:style style:name="T2228" style:parent-style-name="Policepardéfaut" style:family="text">
      <style:text-properties fo:font-style="italic" style:font-style-asian="italic" style:font-style-complex="italic"/>
    </style:style>
    <style:style style:name="T2229" style:parent-style-name="Policepardéfaut" style:family="text">
      <style:text-properties fo:font-style="italic" style:font-style-asian="italic" style:font-style-complex="italic"/>
    </style:style>
    <style:style style:name="T2230" style:parent-style-name="Policepardéfaut" style:family="text">
      <style:text-properties fo:font-style="italic" style:font-style-asian="italic" style:font-style-complex="italic"/>
    </style:style>
    <style:style style:name="T2231" style:parent-style-name="Policepardéfaut" style:family="text">
      <style:text-properties fo:font-style="italic" style:font-style-asian="italic" style:font-style-complex="italic"/>
    </style:style>
    <style:style style:name="T2232" style:parent-style-name="Policepardéfaut" style:family="text">
      <style:text-properties fo:font-style="italic" style:font-style-asian="italic" style:font-style-complex="italic"/>
    </style:style>
    <style:style style:name="T2233" style:parent-style-name="Policepardéfaut" style:family="text">
      <style:text-properties fo:font-style="italic" style:font-style-asian="italic" style:font-style-complex="italic"/>
    </style:style>
    <style:style style:name="T2234" style:parent-style-name="Policepardéfaut" style:family="text">
      <style:text-properties fo:font-style="italic" style:font-style-asian="italic" style:font-style-complex="italic"/>
    </style:style>
    <style:style style:name="T2235" style:parent-style-name="Policepardéfaut" style:family="text">
      <style:text-properties fo:font-style="italic" style:font-style-asian="italic" style:font-style-complex="italic"/>
    </style:style>
    <style:style style:name="T2236" style:parent-style-name="Policepardéfaut" style:family="text">
      <style:text-properties fo:font-style="italic" style:font-style-asian="italic" style:font-style-complex="italic"/>
    </style:style>
    <style:style style:name="T2237" style:parent-style-name="Policepardéfaut" style:family="text">
      <style:text-properties fo:font-style="italic" style:font-style-asian="italic" style:font-style-complex="italic"/>
    </style:style>
    <style:style style:name="T2238" style:parent-style-name="Policepardéfaut" style:family="text">
      <style:text-properties fo:font-style="italic" style:font-style-asian="italic" style:font-style-complex="italic"/>
    </style:style>
    <style:style style:name="T2239" style:parent-style-name="Policepardéfaut" style:family="text">
      <style:text-properties fo:font-style="italic" style:font-style-asian="italic" style:font-style-complex="italic"/>
    </style:style>
    <style:style style:name="T2240" style:parent-style-name="Policepardéfaut" style:family="text">
      <style:text-properties fo:font-style="italic" style:font-style-asian="italic" style:font-style-complex="italic"/>
    </style:style>
    <style:style style:name="T2241" style:parent-style-name="Policepardéfaut" style:family="text">
      <style:text-properties fo:font-style="italic" style:font-style-asian="italic" style:font-style-complex="italic"/>
    </style:style>
    <style:style style:name="T2242" style:parent-style-name="Policepardéfaut" style:family="text">
      <style:text-properties fo:font-style="italic" style:font-style-asian="italic" style:font-style-complex="italic"/>
    </style:style>
    <style:style style:name="T2243" style:parent-style-name="Policepardéfaut" style:family="text">
      <style:text-properties fo:font-style="italic" style:font-style-asian="italic" style:font-style-complex="italic"/>
    </style:style>
    <style:style style:name="T2244" style:parent-style-name="Policepardéfaut" style:family="text">
      <style:text-properties fo:font-style="italic" style:font-style-asian="italic" style:font-style-complex="italic"/>
    </style:style>
    <style:style style:name="T2245" style:parent-style-name="Policepardéfaut" style:family="text">
      <style:text-properties fo:font-style="italic" style:font-style-asian="italic" style:font-style-complex="italic"/>
    </style:style>
    <style:style style:name="T2246" style:parent-style-name="Policepardéfaut" style:family="text">
      <style:text-properties fo:font-style="italic" style:font-style-asian="italic" style:font-style-complex="italic"/>
    </style:style>
    <style:style style:name="T2247" style:parent-style-name="Policepardéfaut" style:family="text">
      <style:text-properties fo:font-style="italic" style:font-style-asian="italic" style:font-style-complex="italic"/>
    </style:style>
    <style:style style:name="T2248" style:parent-style-name="Policepardéfaut" style:family="text">
      <style:text-properties fo:font-style="italic" style:font-style-asian="italic" style:font-style-complex="italic"/>
    </style:style>
    <style:style style:name="T2249" style:parent-style-name="Policepardéfaut" style:family="text">
      <style:text-properties fo:font-style="italic" style:font-style-asian="italic" style:font-style-complex="italic"/>
    </style:style>
    <style:style style:name="T2250" style:parent-style-name="Policepardéfaut" style:family="text">
      <style:text-properties fo:font-style="italic" style:font-style-asian="italic" style:font-style-complex="italic"/>
    </style:style>
    <style:style style:name="T2251" style:parent-style-name="Policepardéfaut" style:family="text">
      <style:text-properties fo:font-style="italic" style:font-style-asian="italic" style:font-style-complex="italic"/>
    </style:style>
    <style:style style:name="T2252" style:parent-style-name="Policepardéfaut" style:family="text">
      <style:text-properties fo:font-style="italic" style:font-style-asian="italic" style:font-style-complex="italic"/>
    </style:style>
    <style:style style:name="T2253" style:parent-style-name="Policepardéfaut" style:family="text">
      <style:text-properties fo:font-style="italic" style:font-style-asian="italic" style:font-style-complex="italic"/>
    </style:style>
    <style:style style:name="T2254" style:parent-style-name="Policepardéfaut" style:family="text">
      <style:text-properties fo:font-style="italic" style:font-style-asian="italic" style:font-style-complex="italic"/>
    </style:style>
    <style:style style:name="T2255" style:parent-style-name="Policepardéfaut" style:family="text">
      <style:text-properties fo:font-style="italic" style:font-style-asian="italic" style:font-style-complex="italic"/>
    </style:style>
    <style:style style:name="T2256" style:parent-style-name="Policepardéfaut" style:family="text">
      <style:text-properties fo:font-style="italic" style:font-style-asian="italic" style:font-style-complex="italic"/>
    </style:style>
    <style:style style:name="T2257" style:parent-style-name="Policepardéfaut" style:family="text">
      <style:text-properties fo:font-style="italic" style:font-style-asian="italic" style:font-style-complex="italic"/>
    </style:style>
    <style:style style:name="T2258" style:parent-style-name="Policepardéfaut" style:family="text">
      <style:text-properties fo:font-style="italic" style:font-style-asian="italic" style:font-style-complex="italic"/>
    </style:style>
    <style:style style:name="T2259" style:parent-style-name="Policepardéfaut" style:family="text">
      <style:text-properties fo:font-style="italic" style:font-style-asian="italic" style:font-style-complex="italic"/>
    </style:style>
    <style:style style:name="T2260" style:parent-style-name="Policepardéfaut" style:family="text">
      <style:text-properties fo:font-style="italic" style:font-style-asian="italic" style:font-style-complex="italic"/>
    </style:style>
    <style:style style:name="T2261" style:parent-style-name="Policepardéfaut" style:family="text">
      <style:text-properties fo:font-style="italic" style:font-style-asian="italic" style:font-style-complex="italic"/>
    </style:style>
    <style:style style:name="T2262" style:parent-style-name="Policepardéfaut" style:family="text">
      <style:text-properties fo:font-style="italic" style:font-style-asian="italic" style:font-style-complex="italic"/>
    </style:style>
    <style:style style:name="T2263" style:parent-style-name="Policepardéfaut" style:family="text">
      <style:text-properties fo:font-style="italic" style:font-style-asian="italic" style:font-style-complex="italic"/>
    </style:style>
    <style:style style:name="T2264" style:parent-style-name="Policepardéfaut" style:family="text">
      <style:text-properties fo:font-style="italic" style:font-style-asian="italic" style:font-style-complex="italic"/>
    </style:style>
    <style:style style:name="T2265" style:parent-style-name="Policepardéfaut" style:family="text">
      <style:text-properties fo:font-style="italic" style:font-style-asian="italic" style:font-style-complex="italic"/>
    </style:style>
    <style:style style:name="T2266" style:parent-style-name="Policepardéfaut" style:family="text">
      <style:text-properties fo:font-style="italic" style:font-style-asian="italic" style:font-style-complex="italic"/>
    </style:style>
    <style:style style:name="T2267" style:parent-style-name="Policepardéfaut" style:family="text">
      <style:text-properties fo:font-style="italic" style:font-style-asian="italic" style:font-style-complex="italic"/>
    </style:style>
    <style:style style:name="T2268" style:parent-style-name="Policepardéfaut" style:family="text">
      <style:text-properties fo:font-style="italic" style:font-style-asian="italic" style:font-style-complex="italic"/>
    </style:style>
    <style:style style:name="T2269" style:parent-style-name="Policepardéfaut" style:family="text">
      <style:text-properties fo:font-style="italic" style:font-style-asian="italic" style:font-style-complex="italic"/>
    </style:style>
    <style:style style:name="T2270" style:parent-style-name="Policepardéfaut" style:family="text">
      <style:text-properties fo:font-style="italic" style:font-style-asian="italic" style:font-style-complex="italic"/>
    </style:style>
    <style:style style:name="T2271" style:parent-style-name="Policepardéfaut" style:family="text">
      <style:text-properties fo:font-style="italic" style:font-style-asian="italic" style:font-style-complex="italic"/>
    </style:style>
    <style:style style:name="T2272" style:parent-style-name="Policepardéfaut" style:family="text">
      <style:text-properties fo:font-style="italic" style:font-style-asian="italic" style:font-style-complex="italic"/>
    </style:style>
    <style:style style:name="T2273" style:parent-style-name="Policepardéfaut" style:family="text">
      <style:text-properties fo:font-style="italic" style:font-style-asian="italic" style:font-style-complex="italic"/>
    </style:style>
    <style:style style:name="T2274" style:parent-style-name="Policepardéfaut" style:family="text">
      <style:text-properties fo:font-style="italic" style:font-style-asian="italic" style:font-style-complex="italic"/>
    </style:style>
    <style:style style:name="T2275" style:parent-style-name="Policepardéfaut" style:family="text">
      <style:text-properties fo:font-style="italic" style:font-style-asian="italic" style:font-style-complex="italic"/>
    </style:style>
    <style:style style:name="T2276" style:parent-style-name="Policepardéfaut" style:family="text">
      <style:text-properties fo:font-style="italic" style:font-style-asian="italic" style:font-style-complex="italic"/>
    </style:style>
    <style:style style:name="T2277" style:parent-style-name="Policepardéfaut" style:family="text">
      <style:text-properties fo:font-style="italic" style:font-style-asian="italic" style:font-style-complex="italic"/>
    </style:style>
    <style:style style:name="T2278" style:parent-style-name="Policepardéfaut" style:family="text">
      <style:text-properties fo:font-style="italic" style:font-style-asian="italic" style:font-style-complex="italic"/>
    </style:style>
    <style:style style:name="T2279" style:parent-style-name="Policepardéfaut" style:family="text">
      <style:text-properties fo:font-style="italic" style:font-style-asian="italic" style:font-style-complex="italic"/>
    </style:style>
    <style:style style:name="T2280" style:parent-style-name="Policepardéfaut" style:family="text">
      <style:text-properties fo:font-style="italic" style:font-style-asian="italic" style:font-style-complex="italic"/>
    </style:style>
    <style:style style:name="T2281" style:parent-style-name="Policepardéfaut" style:family="text">
      <style:text-properties fo:font-style="italic" style:font-style-asian="italic" style:font-style-complex="italic"/>
    </style:style>
    <style:style style:name="T2282" style:parent-style-name="Policepardéfaut" style:family="text">
      <style:text-properties fo:font-style="italic" style:font-style-asian="italic" style:font-style-complex="italic"/>
    </style:style>
    <style:style style:name="T2283" style:parent-style-name="Policepardéfaut" style:family="text">
      <style:text-properties fo:font-style="italic" style:font-style-asian="italic" style:font-style-complex="italic"/>
    </style:style>
    <style:style style:name="T2284" style:parent-style-name="Policepardéfaut" style:family="text">
      <style:text-properties fo:font-style="italic" style:font-style-asian="italic" style:font-style-complex="italic"/>
    </style:style>
    <style:style style:name="T2285" style:parent-style-name="Policepardéfaut" style:family="text">
      <style:text-properties fo:font-style="italic" style:font-style-asian="italic" style:font-style-complex="italic"/>
    </style:style>
    <style:style style:name="T2286" style:parent-style-name="Policepardéfaut" style:family="text">
      <style:text-properties fo:font-style="italic" style:font-style-asian="italic"/>
    </style:style>
    <style:style style:name="T2287" style:parent-style-name="Policepardéfaut" style:family="text">
      <style:text-properties fo:font-style="italic" style:font-style-asian="italic"/>
    </style:style>
    <style:style style:name="T2288" style:parent-style-name="Policepardéfaut" style:family="text">
      <style:text-properties fo:font-style="italic" style:font-style-asian="italic"/>
    </style:style>
    <style:style style:name="T2289" style:parent-style-name="Policepardéfaut" style:family="text">
      <style:text-properties fo:font-style="italic" style:font-style-asian="italic"/>
    </style:style>
    <style:style style:name="P2290" style:parent-style-name="Titre2" style:family="paragraph">
      <style:text-properties fo:font-style="italic" style:font-style-asian="italic"/>
    </style:style>
    <style:style style:name="T2292" style:parent-style-name="Policepardéfaut" style:family="text">
      <style:text-properties/>
    </style:style>
    <style:style style:name="P2291" style:parent-style-name="p" style:family="paragraph">
      <style:paragraph-properties fo:text-indent="0in">
        <style:drop-cap style:length="1" style:lines="3"/>
      </style:paragraph-properties>
    </style:style>
    <style:style style:name="T2293" style:parent-style-name="Policepardéfaut" style:family="text">
      <style:text-properties fo:font-style="italic" style:font-style-asian="italic"/>
    </style:style>
    <style:style style:name="T2294" style:parent-style-name="Policepardéfaut" style:family="text">
      <style:text-properties fo:font-style="italic" style:font-style-asian="italic"/>
    </style:style>
    <style:style style:name="T2295" style:parent-style-name="Policepardéfaut" style:family="text">
      <style:text-properties fo:font-style="italic" style:font-style-asian="italic"/>
    </style:style>
    <style:style style:name="T2296" style:parent-style-name="Policepardéfaut" style:family="text">
      <style:text-properties fo:font-style="italic" style:font-style-asian="italic"/>
    </style:style>
    <style:style style:name="T2297" style:parent-style-name="Policepardéfaut" style:family="text">
      <style:text-properties fo:font-style="italic" style:font-style-asian="italic"/>
    </style:style>
    <style:style style:name="T2298" style:parent-style-name="Policepardéfaut" style:family="text">
      <style:text-properties fo:font-style="italic" style:font-style-asian="italic"/>
    </style:style>
    <style:style style:name="T2299" style:parent-style-name="Policepardéfaut" style:family="text">
      <style:text-properties fo:font-style="italic" style:font-style-asian="italic"/>
    </style:style>
    <style:style style:name="T2300" style:parent-style-name="Policepardéfaut" style:family="text">
      <style:text-properties fo:font-style="italic" style:font-style-asian="italic"/>
    </style:style>
    <style:style style:name="T2302" style:parent-style-name="Policepardéfaut" style:family="text">
      <style:text-properties/>
    </style:style>
    <style:style style:name="P2301" style:parent-style-name="p" style:family="paragraph">
      <style:paragraph-properties fo:text-indent="0in">
        <style:drop-cap style:length="1" style:lines="3"/>
      </style:paragraph-properties>
    </style:style>
    <style:style style:name="T2303" style:parent-style-name="Policepardéfaut" style:family="text">
      <style:text-properties fo:font-style="italic" style:font-style-asian="italic"/>
    </style:style>
    <style:style style:name="T2304" style:parent-style-name="Policepardéfaut" style:family="text">
      <style:text-properties fo:font-style="italic" style:font-style-asian="italic"/>
    </style:style>
    <style:style style:name="T2305" style:parent-style-name="Policepardéfaut" style:family="text">
      <style:text-properties fo:font-style="italic" style:font-style-asian="italic"/>
    </style:style>
    <style:style style:name="T2306" style:parent-style-name="Policepardéfaut" style:family="text">
      <style:text-properties fo:font-style="italic" style:font-style-asian="italic"/>
    </style:style>
    <style:style style:name="T2307" style:parent-style-name="Policepardéfaut" style:family="text">
      <style:text-properties fo:font-style="italic" style:font-style-asian="italic"/>
    </style:style>
    <style:style style:name="T2308" style:parent-style-name="Policepardéfaut" style:family="text">
      <style:text-properties fo:font-style="italic" style:font-style-asian="italic"/>
    </style:style>
    <style:style style:name="P2309" style:parent-style-name="Titre2" style:family="paragraph">
      <style:text-properties fo:font-style="italic" style:font-style-asian="italic"/>
    </style:style>
    <style:style style:name="T2311" style:parent-style-name="Policepardéfaut" style:family="text">
      <style:text-properties/>
    </style:style>
    <style:style style:name="P2310" style:parent-style-name="p" style:family="paragraph">
      <style:paragraph-properties fo:text-indent="0in">
        <style:drop-cap style:length="1" style:lines="3"/>
      </style:paragraph-properties>
    </style:style>
    <style:style style:name="T2312" style:parent-style-name="Policepardéfaut" style:family="text">
      <style:text-properties fo:font-style="italic" style:font-style-asian="italic" style:font-style-complex="italic"/>
    </style:style>
    <style:style style:name="T2313" style:parent-style-name="Policepardéfaut" style:family="text">
      <style:text-properties fo:font-style="italic" style:font-style-asian="italic" style:font-style-complex="italic"/>
    </style:style>
    <style:style style:name="T2314" style:parent-style-name="Policepardéfaut" style:family="text">
      <style:text-properties fo:font-style="italic" style:font-style-asian="italic" style:font-style-complex="italic"/>
    </style:style>
    <style:style style:name="P2315" style:parent-style-name="Titre2" style:family="paragraph">
      <style:text-properties fo:font-style="italic" style:font-style-asian="italic"/>
    </style:style>
    <style:style style:name="T2317" style:parent-style-name="Policepardéfaut" style:family="text">
      <style:text-properties/>
    </style:style>
    <style:style style:name="P2316" style:parent-style-name="p" style:family="paragraph">
      <style:paragraph-properties fo:text-indent="0in">
        <style:drop-cap style:length="1" style:lines="3"/>
      </style:paragraph-properties>
    </style:style>
    <style:style style:name="T2318" style:parent-style-name="Policepardéfaut" style:family="text">
      <style:text-properties fo:font-style="italic" style:font-style-asian="italic"/>
    </style:style>
    <style:style style:name="T2319" style:parent-style-name="Policepardéfaut" style:family="text">
      <style:text-properties fo:font-style="italic" style:font-style-asian="italic"/>
    </style:style>
    <style:style style:name="T2320" style:parent-style-name="Policepardéfaut" style:family="text">
      <style:text-properties fo:font-style="italic" style:font-style-asian="italic"/>
    </style:style>
    <style:style style:name="P2321" style:parent-style-name="Titre2" style:family="paragraph">
      <style:text-properties fo:font-style="italic" style:font-style-asian="italic"/>
    </style:style>
    <style:style style:name="T2323" style:parent-style-name="Policepardéfaut" style:family="text">
      <style:text-properties/>
    </style:style>
    <style:style style:name="P2322" style:parent-style-name="p" style:family="paragraph">
      <style:paragraph-properties fo:text-indent="0in">
        <style:drop-cap style:length="1" style:lines="3"/>
      </style:paragraph-properties>
    </style:style>
    <style:style style:name="T2324" style:parent-style-name="Policepardéfaut" style:family="text">
      <style:text-properties fo:font-style="italic" style:font-style-asian="italic"/>
    </style:style>
    <style:style style:name="T2325" style:parent-style-name="Policepardéfaut" style:family="text">
      <style:text-properties fo:font-style="italic" style:font-style-asian="italic"/>
    </style:style>
    <style:style style:name="T2326" style:parent-style-name="Policepardéfaut" style:family="text">
      <style:text-properties fo:font-style="italic" style:font-style-asian="italic"/>
    </style:style>
    <style:style style:name="P2327" style:parent-style-name="Titre2" style:family="paragraph">
      <style:text-properties fo:font-style="italic" style:font-style-asian="italic"/>
    </style:style>
    <style:style style:name="T2329" style:parent-style-name="Policepardéfaut" style:family="text">
      <style:text-properties/>
    </style:style>
    <style:style style:name="P2328" style:parent-style-name="p" style:family="paragraph">
      <style:paragraph-properties fo:text-indent="0in">
        <style:drop-cap style:length="1" style:lines="3"/>
      </style:paragraph-properties>
    </style:style>
    <style:style style:name="T2330" style:parent-style-name="Policepardéfaut" style:family="text">
      <style:text-properties fo:font-style="italic" style:font-style-asian="italic"/>
    </style:style>
    <style:style style:name="T2331" style:parent-style-name="Policepardéfaut" style:family="text">
      <style:text-properties fo:font-style="italic" style:font-style-asian="italic"/>
    </style:style>
    <style:style style:name="T2332" style:parent-style-name="Policepardéfaut" style:family="text">
      <style:text-properties fo:font-style="italic" style:font-style-asian="italic"/>
    </style:style>
    <style:style style:name="T2333" style:parent-style-name="Policepardéfaut" style:family="text">
      <style:text-properties fo:font-style="italic" style:font-style-asian="italic"/>
    </style:style>
    <style:style style:name="P2334" style:parent-style-name="Titre2" style:family="paragraph">
      <style:text-properties fo:font-style="italic" style:font-style-asian="italic"/>
    </style:style>
    <style:style style:name="T2336" style:parent-style-name="Policepardéfaut" style:family="text">
      <style:text-properties/>
    </style:style>
    <style:style style:name="P2335" style:parent-style-name="p" style:family="paragraph">
      <style:paragraph-properties fo:text-indent="0in">
        <style:drop-cap style:length="1" style:lines="3"/>
      </style:paragraph-properties>
    </style:style>
    <style:style style:name="T2337" style:parent-style-name="Policepardéfaut" style:family="text">
      <style:text-properties fo:font-style="italic" style:font-style-asian="italic"/>
    </style:style>
    <style:style style:name="T2338" style:parent-style-name="Policepardéfaut" style:family="text">
      <style:text-properties fo:font-style="italic" style:font-style-asian="italic"/>
    </style:style>
    <style:style style:name="P2339" style:parent-style-name="Titre2" style:family="paragraph">
      <style:text-properties fo:font-style="italic" style:font-style-asian="italic"/>
    </style:style>
    <style:style style:name="T2341" style:parent-style-name="Policepardéfaut" style:family="text">
      <style:text-properties/>
    </style:style>
    <style:style style:name="P2340" style:parent-style-name="p" style:family="paragraph">
      <style:paragraph-properties fo:text-indent="0in">
        <style:drop-cap style:length="1" style:lines="3"/>
      </style:paragraph-properties>
    </style:style>
    <style:style style:name="T2342" style:parent-style-name="Policepardéfaut" style:family="text">
      <style:text-properties fo:font-style="italic" style:font-style-asian="italic" style:font-style-complex="italic"/>
    </style:style>
    <style:style style:name="T2343" style:parent-style-name="Policepardéfaut" style:family="text">
      <style:text-properties fo:font-style="italic" style:font-style-asian="italic"/>
    </style:style>
    <style:style style:name="T2344" style:parent-style-name="Policepardéfaut" style:family="text">
      <style:text-properties fo:font-style="italic" style:font-style-asian="italic"/>
    </style:style>
    <style:style style:name="T2345" style:parent-style-name="Policepardéfaut" style:family="text">
      <style:text-properties fo:font-style="italic" style:font-style-asian="italic"/>
    </style:style>
    <style:style style:name="P2346" style:parent-style-name="Titre2" style:family="paragraph">
      <style:text-properties fo:font-style="italic" style:font-style-asian="italic"/>
    </style:style>
    <style:style style:name="T2348" style:parent-style-name="Policepardéfaut" style:family="text">
      <style:text-properties/>
    </style:style>
    <style:style style:name="P2347" style:parent-style-name="p" style:family="paragraph">
      <style:paragraph-properties fo:text-indent="0in">
        <style:drop-cap style:length="1" style:lines="3"/>
      </style:paragraph-properties>
    </style:style>
    <style:style style:name="T2349" style:parent-style-name="Policepardéfaut" style:family="text">
      <style:text-properties fo:font-style="italic" style:font-style-asian="italic"/>
    </style:style>
    <style:style style:name="T2350" style:parent-style-name="Policepardéfaut" style:family="text">
      <style:text-properties fo:font-style="italic" style:font-style-asian="italic"/>
    </style:style>
    <style:style style:name="T2351" style:parent-style-name="Policepardéfaut" style:family="text">
      <style:text-properties fo:font-style="italic" style:font-style-asian="italic"/>
    </style:style>
    <style:style style:name="T2352" style:parent-style-name="Policepardéfaut" style:family="text">
      <style:text-properties fo:font-style="italic" style:font-style-asian="italic"/>
    </style:style>
    <style:style style:name="P2353" style:parent-style-name="Titre2" style:family="paragraph">
      <style:text-properties fo:font-style="italic" style:font-style-asian="italic"/>
    </style:style>
    <style:style style:name="T2355" style:parent-style-name="Policepardéfaut" style:family="text">
      <style:text-properties/>
    </style:style>
    <style:style style:name="P2354" style:parent-style-name="p" style:family="paragraph">
      <style:paragraph-properties fo:text-indent="0in">
        <style:drop-cap style:length="1" style:lines="3"/>
      </style:paragraph-properties>
    </style:style>
    <style:style style:name="T2356" style:parent-style-name="Policepardéfaut" style:family="text">
      <style:text-properties fo:font-style="italic" style:font-style-asian="italic"/>
    </style:style>
    <style:style style:name="T2357" style:parent-style-name="Policepardéfaut" style:family="text">
      <style:text-properties fo:font-style="italic" style:font-style-asian="italic"/>
    </style:style>
    <style:style style:name="T2358" style:parent-style-name="Policepardéfaut" style:family="text">
      <style:text-properties fo:font-style="italic" style:font-style-asian="italic"/>
    </style:style>
    <style:style style:name="P2359" style:parent-style-name="Titre2" style:family="paragraph">
      <style:text-properties fo:font-style="italic" style:font-style-asian="italic"/>
    </style:style>
    <style:style style:name="T2361" style:parent-style-name="Policepardéfaut" style:family="text">
      <style:text-properties/>
    </style:style>
    <style:style style:name="P2360" style:parent-style-name="p" style:family="paragraph">
      <style:paragraph-properties fo:text-indent="0in">
        <style:drop-cap style:length="1" style:lines="3"/>
      </style:paragraph-properties>
    </style:style>
    <style:style style:name="T2362" style:parent-style-name="Policepardéfaut" style:family="text">
      <style:text-properties fo:font-style="italic" style:font-style-asian="italic"/>
    </style:style>
    <style:style style:name="T2363" style:parent-style-name="Policepardéfaut" style:family="text">
      <style:text-properties fo:font-style="italic" style:font-style-asian="italic"/>
    </style:style>
    <style:style style:name="T2364" style:parent-style-name="Policepardéfaut" style:family="text">
      <style:text-properties fo:font-style="italic" style:font-style-asian="italic"/>
    </style:style>
    <style:style style:name="P2365" style:parent-style-name="Titre2" style:family="paragraph">
      <style:text-properties fo:font-style="italic" style:font-style-asian="italic"/>
    </style:style>
    <style:style style:name="T2367" style:parent-style-name="Policepardéfaut" style:family="text">
      <style:text-properties/>
    </style:style>
    <style:style style:name="P2366" style:parent-style-name="p" style:family="paragraph">
      <style:paragraph-properties fo:text-indent="0in">
        <style:drop-cap style:length="1" style:lines="3"/>
      </style:paragraph-properties>
    </style:style>
    <style:style style:name="T2368" style:parent-style-name="Policepardéfaut" style:family="text">
      <style:text-properties fo:font-style="italic" style:font-style-asian="italic"/>
    </style:style>
    <style:style style:name="T2369" style:parent-style-name="Policepardéfaut" style:family="text">
      <style:text-properties fo:font-style="italic" style:font-style-asian="italic"/>
    </style:style>
    <style:style style:name="T2370" style:parent-style-name="Policepardéfaut" style:family="text">
      <style:text-properties fo:font-style="italic" style:font-style-asian="italic"/>
    </style:style>
    <style:style style:name="T2371" style:parent-style-name="Policepardéfaut" style:family="text">
      <style:text-properties fo:font-style="italic" style:font-style-asian="italic"/>
    </style:style>
    <style:style style:name="T2372" style:parent-style-name="Policepardéfaut" style:family="text">
      <style:text-properties fo:font-style="italic" style:font-style-asian="italic"/>
    </style:style>
    <style:style style:name="T2373" style:parent-style-name="Policepardéfaut" style:family="text">
      <style:text-properties fo:font-style="italic" style:font-style-asian="italic"/>
    </style:style>
    <style:style style:name="T2374" style:parent-style-name="Policepardéfaut" style:family="text">
      <style:text-properties fo:font-style="italic" style:font-style-asian="italic"/>
    </style:style>
    <style:style style:name="T2375" style:parent-style-name="Policepardéfaut" style:family="text">
      <style:text-properties fo:font-style="italic" style:font-style-asian="italic"/>
    </style:style>
    <style:style style:name="T2376" style:parent-style-name="Policepardéfaut" style:family="text">
      <style:text-properties fo:font-style="italic" style:font-style-asian="italic"/>
    </style:style>
    <style:style style:name="T2377" style:parent-style-name="Policepardéfaut" style:family="text">
      <style:text-properties fo:font-style="italic" style:font-style-asian="italic"/>
    </style:style>
    <style:style style:name="T2378" style:parent-style-name="Policepardéfaut" style:family="text">
      <style:text-properties fo:font-style="italic" style:font-style-asian="italic"/>
    </style:style>
    <style:style style:name="T2379" style:parent-style-name="Policepardéfaut" style:family="text">
      <style:text-properties fo:font-style="italic" style:font-style-asian="italic"/>
    </style:style>
    <style:style style:name="T2381" style:parent-style-name="Policepardéfaut" style:family="text">
      <style:text-properties/>
    </style:style>
    <style:style style:name="P2380" style:parent-style-name="p" style:family="paragraph">
      <style:paragraph-properties fo:text-indent="0in">
        <style:drop-cap style:length="1" style:lines="3"/>
      </style:paragraph-properties>
    </style:style>
    <style:style style:name="T2382" style:parent-style-name="Policepardéfaut" style:family="text">
      <style:text-properties fo:font-style="italic" style:font-style-asian="italic"/>
    </style:style>
    <style:style style:name="T2383" style:parent-style-name="Policepardéfaut" style:family="text">
      <style:text-properties fo:font-style="italic" style:font-style-asian="italic"/>
    </style:style>
    <style:style style:name="T2384" style:parent-style-name="Policepardéfaut" style:family="text">
      <style:text-properties fo:font-style="italic" style:font-style-asian="italic"/>
    </style:style>
    <style:style style:name="T2385" style:parent-style-name="Policepardéfaut" style:family="text">
      <style:text-properties fo:font-style="italic" style:font-style-asian="italic"/>
    </style:style>
    <style:style style:name="T2386" style:parent-style-name="Policepardéfaut" style:family="text">
      <style:text-properties fo:font-style="italic" style:font-style-asian="italic"/>
    </style:style>
    <style:style style:name="T2387" style:parent-style-name="Policepardéfaut" style:family="text">
      <style:text-properties fo:font-style="italic" style:font-style-asian="italic"/>
    </style:style>
    <style:style style:name="P2388" style:parent-style-name="Titre2" style:family="paragraph">
      <style:text-properties fo:font-style="italic" style:font-style-asian="italic"/>
    </style:style>
    <style:style style:name="T2390" style:parent-style-name="Policepardéfaut" style:family="text">
      <style:text-properties/>
    </style:style>
    <style:style style:name="P2389" style:parent-style-name="p" style:family="paragraph">
      <style:paragraph-properties fo:text-indent="0in">
        <style:drop-cap style:length="1" style:lines="3"/>
      </style:paragraph-properties>
    </style:style>
    <style:style style:name="T2391" style:parent-style-name="Policepardéfaut" style:family="text">
      <style:text-properties fo:font-style="italic" style:font-style-asian="italic"/>
    </style:style>
    <style:style style:name="T2392" style:parent-style-name="Policepardéfaut" style:family="text">
      <style:text-properties fo:font-style="italic" style:font-style-asian="italic"/>
    </style:style>
    <style:style style:name="T2393" style:parent-style-name="Policepardéfaut" style:family="text">
      <style:text-properties fo:font-style="italic" style:font-style-asian="italic"/>
    </style:style>
    <style:style style:name="T2394" style:parent-style-name="Policepardéfaut" style:family="text">
      <style:text-properties fo:font-style="italic" style:font-style-asian="italic"/>
    </style:style>
    <style:style style:name="T2395" style:parent-style-name="Policepardéfaut" style:family="text">
      <style:text-properties fo:font-style="italic" style:font-style-asian="italic"/>
    </style:style>
    <style:style style:name="T2396" style:parent-style-name="Policepardéfaut" style:family="text">
      <style:text-properties fo:font-style="italic" style:font-style-asian="italic"/>
    </style:style>
    <style:style style:name="P2397" style:parent-style-name="Titre2" style:family="paragraph">
      <style:text-properties fo:font-style="italic" style:font-style-asian="italic"/>
    </style:style>
    <style:style style:name="T2399" style:parent-style-name="Policepardéfaut" style:family="text">
      <style:text-properties/>
    </style:style>
    <style:style style:name="P2398" style:parent-style-name="p" style:family="paragraph">
      <style:paragraph-properties fo:text-indent="0in">
        <style:drop-cap style:length="1" style:lines="3"/>
      </style:paragraph-properties>
    </style:style>
    <style:style style:name="T2400" style:parent-style-name="Policepardéfaut" style:family="text">
      <style:text-properties fo:font-style="italic" style:font-style-asian="italic" style:font-style-complex="italic"/>
    </style:style>
    <style:style style:name="T2401" style:parent-style-name="Policepardéfaut" style:family="text">
      <style:text-properties fo:font-style="italic" style:font-style-asian="italic" style:font-style-complex="italic"/>
    </style:style>
    <style:style style:name="T2402" style:parent-style-name="Policepardéfaut" style:family="text">
      <style:text-properties fo:font-style="italic" style:font-style-asian="italic" style:font-style-complex="italic"/>
    </style:style>
    <style:style style:name="T2403" style:parent-style-name="Policepardéfaut" style:family="text">
      <style:text-properties fo:font-style="italic" style:font-style-asian="italic" style:font-style-complex="italic"/>
    </style:style>
    <style:style style:name="T2404" style:parent-style-name="Policepardéfaut" style:family="text">
      <style:text-properties fo:font-style="italic" style:font-style-asian="italic" style:font-style-complex="italic"/>
    </style:style>
    <style:style style:name="T2405" style:parent-style-name="Policepardéfaut" style:family="text">
      <style:text-properties fo:font-style="italic" style:font-style-asian="italic" style:font-style-complex="italic"/>
    </style:style>
    <style:style style:name="T2406" style:parent-style-name="Policepardéfaut" style:family="text">
      <style:text-properties fo:font-style="italic" style:font-style-asian="italic" style:font-style-complex="italic"/>
    </style:style>
    <style:style style:name="T2407" style:parent-style-name="Policepardéfaut" style:family="text">
      <style:text-properties fo:font-style="italic" style:font-style-asian="italic" style:font-style-complex="italic"/>
    </style:style>
    <style:style style:name="T2408" style:parent-style-name="Policepardéfaut" style:family="text">
      <style:text-properties fo:font-style="italic" style:font-style-asian="italic" style:font-style-complex="italic"/>
    </style:style>
    <style:style style:name="P2409" style:parent-style-name="Titre2" style:family="paragraph">
      <style:text-properties fo:font-style="italic" style:font-style-asian="italic"/>
    </style:style>
    <style:style style:name="T2411" style:parent-style-name="Policepardéfaut" style:family="text">
      <style:text-properties/>
    </style:style>
    <style:style style:name="P2410" style:parent-style-name="p" style:family="paragraph">
      <style:paragraph-properties fo:text-indent="0in">
        <style:drop-cap style:length="1" style:lines="3"/>
      </style:paragraph-properties>
    </style:style>
    <style:style style:name="T2412" style:parent-style-name="Policepardéfaut" style:family="text">
      <style:text-properties fo:font-style="italic" style:font-style-asian="italic"/>
    </style:style>
    <style:style style:name="T2413" style:parent-style-name="Policepardéfaut" style:family="text">
      <style:text-properties fo:font-style="italic" style:font-style-asian="italic"/>
    </style:style>
    <style:style style:name="T2414" style:parent-style-name="Policepardéfaut" style:family="text">
      <style:text-properties fo:font-style="italic" style:font-style-asian="italic"/>
    </style:style>
    <style:style style:name="T2415" style:parent-style-name="Policepardéfaut" style:family="text">
      <style:text-properties fo:font-style="italic" style:font-style-asian="italic"/>
    </style:style>
    <style:style style:name="T2416" style:parent-style-name="Policepardéfaut" style:family="text">
      <style:text-properties fo:font-style="italic" style:font-style-asian="italic"/>
    </style:style>
    <style:style style:name="T2417" style:parent-style-name="Policepardéfaut" style:family="text">
      <style:text-properties fo:font-style="italic" style:font-style-asian="italic"/>
    </style:style>
    <style:style style:name="P2418" style:parent-style-name="Titre2" style:family="paragraph">
      <style:text-properties fo:font-style="italic" style:font-style-asian="italic"/>
    </style:style>
    <style:style style:name="T2420" style:parent-style-name="Policepardéfaut" style:family="text">
      <style:text-properties/>
    </style:style>
    <style:style style:name="P2419" style:parent-style-name="p" style:family="paragraph">
      <style:paragraph-properties fo:text-indent="0in">
        <style:drop-cap style:length="1" style:lines="3"/>
      </style:paragraph-properties>
    </style:style>
    <style:style style:name="T2421" style:parent-style-name="Policepardéfaut" style:family="text">
      <style:text-properties fo:font-style="italic" style:font-style-asian="italic" style:font-style-complex="italic"/>
    </style:style>
    <style:style style:name="T2422" style:parent-style-name="Policepardéfaut" style:family="text">
      <style:text-properties fo:font-style="italic" style:font-style-asian="italic" style:font-style-complex="italic"/>
    </style:style>
    <style:style style:name="T2423" style:parent-style-name="Policepardéfaut" style:family="text">
      <style:text-properties fo:font-style="italic" style:font-style-asian="italic" style:font-style-complex="italic"/>
    </style:style>
    <style:style style:name="T2424" style:parent-style-name="Policepardéfaut" style:family="text">
      <style:text-properties fo:font-style="italic" style:font-style-asian="italic" style:font-style-complex="italic"/>
    </style:style>
    <style:style style:name="P2425" style:parent-style-name="Titre2" style:family="paragraph">
      <style:text-properties fo:font-style="italic" style:font-style-asian="italic"/>
    </style:style>
    <style:style style:name="T2427" style:parent-style-name="Policepardéfaut" style:family="text">
      <style:text-properties/>
    </style:style>
    <style:style style:name="P2426" style:parent-style-name="p" style:family="paragraph">
      <style:paragraph-properties fo:text-indent="0in">
        <style:drop-cap style:length="1" style:lines="3"/>
      </style:paragraph-properties>
    </style:style>
    <style:style style:name="T2428" style:parent-style-name="Policepardéfaut" style:family="text">
      <style:text-properties fo:font-style="italic" style:font-style-asian="italic"/>
    </style:style>
    <style:style style:name="T2429" style:parent-style-name="Policepardéfaut" style:family="text">
      <style:text-properties fo:font-style="italic" style:font-style-asian="italic"/>
    </style:style>
    <style:style style:name="T2430" style:parent-style-name="Policepardéfaut" style:family="text">
      <style:text-properties fo:font-style="italic" style:font-style-asian="italic"/>
    </style:style>
    <style:style style:name="T2431" style:parent-style-name="Policepardéfaut" style:family="text">
      <style:text-properties fo:font-style="italic" style:font-style-asian="italic"/>
    </style:style>
    <style:style style:name="T2432" style:parent-style-name="Policepardéfaut" style:family="text">
      <style:text-properties fo:font-style="italic" style:font-style-asian="italic"/>
    </style:style>
    <style:style style:name="T2433" style:parent-style-name="Policepardéfaut" style:family="text">
      <style:text-properties fo:font-style="italic" style:font-style-asian="italic"/>
    </style:style>
    <style:style style:name="T2434" style:parent-style-name="Policepardéfaut" style:family="text">
      <style:text-properties fo:font-style="italic" style:font-style-asian="italic"/>
    </style:style>
    <style:style style:name="T2435" style:parent-style-name="Policepardéfaut" style:family="text">
      <style:text-properties fo:font-style="italic" style:font-style-asian="italic"/>
    </style:style>
    <style:style style:name="T2436" style:parent-style-name="Policepardéfaut" style:family="text">
      <style:text-properties fo:font-style="italic" style:font-style-asian="italic"/>
    </style:style>
    <style:style style:name="T2437" style:parent-style-name="Policepardéfaut" style:family="text">
      <style:text-properties fo:font-style="italic" style:font-style-asian="italic"/>
    </style:style>
    <style:style style:name="T2438" style:parent-style-name="Policepardéfaut" style:family="text">
      <style:text-properties fo:font-style="italic" style:font-style-asian="italic"/>
    </style:style>
    <style:style style:name="T2439" style:parent-style-name="Policepardéfaut" style:family="text">
      <style:text-properties fo:font-style="italic" style:font-style-asian="italic"/>
    </style:style>
    <style:style style:name="T2440" style:parent-style-name="Policepardéfaut" style:family="text">
      <style:text-properties fo:font-style="italic" style:font-style-asian="italic"/>
    </style:style>
    <style:style style:name="T2441" style:parent-style-name="Policepardéfaut" style:family="text">
      <style:text-properties fo:font-style="italic" style:font-style-asian="italic"/>
    </style:style>
    <style:style style:name="T2442" style:parent-style-name="Policepardéfaut" style:family="text">
      <style:text-properties fo:font-style="italic" style:font-style-asian="italic"/>
    </style:style>
    <style:style style:name="P2443" style:parent-style-name="Titre2" style:family="paragraph">
      <style:text-properties fo:font-style="italic" style:font-style-asian="italic"/>
    </style:style>
    <style:style style:name="T2445" style:parent-style-name="Policepardéfaut" style:family="text">
      <style:text-properties/>
    </style:style>
    <style:style style:name="P2444" style:parent-style-name="p" style:family="paragraph">
      <style:paragraph-properties fo:text-indent="0in">
        <style:drop-cap style:length="1" style:lines="3"/>
      </style:paragraph-properties>
    </style:style>
    <style:style style:name="T2446" style:parent-style-name="Policepardéfaut" style:family="text">
      <style:text-properties fo:font-style="italic" style:font-style-asian="italic"/>
    </style:style>
    <style:style style:name="T2447" style:parent-style-name="Policepardéfaut" style:family="text">
      <style:text-properties fo:font-style="italic" style:font-style-asian="italic"/>
    </style:style>
    <style:style style:name="T2448" style:parent-style-name="Policepardéfaut" style:family="text">
      <style:text-properties fo:font-style="italic" style:font-style-asian="italic"/>
    </style:style>
    <style:style style:name="T2449" style:parent-style-name="Policepardéfaut" style:family="text">
      <style:text-properties fo:font-style="italic" style:font-style-asian="italic"/>
    </style:style>
    <style:style style:name="T2450" style:parent-style-name="Policepardéfaut" style:family="text">
      <style:text-properties fo:font-style="italic" style:font-style-asian="italic"/>
    </style:style>
    <style:style style:name="T2451" style:parent-style-name="Policepardéfaut" style:family="text">
      <style:text-properties fo:font-style="italic" style:font-style-asian="italic"/>
    </style:style>
    <style:style style:name="T2452" style:parent-style-name="Policepardéfaut" style:family="text">
      <style:text-properties fo:font-style="italic" style:font-style-asian="italic"/>
    </style:style>
    <style:style style:name="T2453" style:parent-style-name="Policepardéfaut" style:family="text">
      <style:text-properties fo:font-style="italic" style:font-style-asian="italic"/>
    </style:style>
    <style:style style:name="P2454" style:parent-style-name="Titre2" style:family="paragraph">
      <style:text-properties fo:font-style="italic" style:font-style-asian="italic"/>
    </style:style>
    <style:style style:name="T2456" style:parent-style-name="Policepardéfaut" style:family="text">
      <style:text-properties/>
    </style:style>
    <style:style style:name="P2455" style:parent-style-name="p" style:family="paragraph">
      <style:paragraph-properties fo:text-indent="0in">
        <style:drop-cap style:length="1" style:lines="3"/>
      </style:paragraph-properties>
    </style:style>
    <style:style style:name="T2457" style:parent-style-name="Policepardéfaut" style:family="text">
      <style:text-properties fo:font-style="italic" style:font-style-asian="italic" style:font-style-complex="italic"/>
    </style:style>
    <style:style style:name="T2458" style:parent-style-name="Policepardéfaut" style:family="text">
      <style:text-properties fo:font-style="italic" style:font-style-asian="italic" style:font-style-complex="italic"/>
    </style:style>
    <style:style style:name="T2459" style:parent-style-name="Policepardéfaut" style:family="text">
      <style:text-properties fo:font-style="italic" style:font-style-asian="italic" style:font-style-complex="italic"/>
    </style:style>
    <style:style style:name="T2460" style:parent-style-name="Policepardéfaut" style:family="text">
      <style:text-properties fo:font-style="italic" style:font-style-asian="italic" style:font-style-complex="italic"/>
    </style:style>
    <style:style style:name="T2461" style:parent-style-name="Policepardéfaut" style:family="text">
      <style:text-properties fo:font-style="italic" style:font-style-asian="italic" style:font-style-complex="italic"/>
    </style:style>
    <style:style style:name="T2462" style:parent-style-name="Policepardéfaut" style:family="text">
      <style:text-properties fo:font-style="italic" style:font-style-asian="italic" style:font-style-complex="italic"/>
    </style:style>
    <style:style style:name="T2463" style:parent-style-name="Policepardéfaut" style:family="text">
      <style:text-properties fo:font-style="italic" style:font-style-asian="italic" style:font-style-complex="italic"/>
    </style:style>
    <style:style style:name="T2464" style:parent-style-name="Policepardéfaut" style:family="text">
      <style:text-properties fo:font-style="italic" style:font-style-asian="italic" style:font-style-complex="italic"/>
    </style:style>
    <style:style style:name="P2465" style:parent-style-name="Titre2" style:family="paragraph">
      <style:text-properties fo:font-style="italic" style:font-style-asian="italic"/>
    </style:style>
    <style:style style:name="T2467" style:parent-style-name="Policepardéfaut" style:family="text">
      <style:text-properties/>
    </style:style>
    <style:style style:name="P2466" style:parent-style-name="p" style:family="paragraph">
      <style:paragraph-properties fo:text-indent="0in">
        <style:drop-cap style:length="1" style:lines="3"/>
      </style:paragraph-properties>
    </style:style>
    <style:style style:name="T2468" style:parent-style-name="Policepardéfaut" style:family="text">
      <style:text-properties fo:font-style="italic" style:font-style-asian="italic"/>
    </style:style>
    <style:style style:name="T2469" style:parent-style-name="Policepardéfaut" style:family="text">
      <style:text-properties fo:font-style="italic" style:font-style-asian="italic"/>
    </style:style>
    <style:style style:name="T2470" style:parent-style-name="Policepardéfaut" style:family="text">
      <style:text-properties fo:font-style="italic" style:font-style-asian="italic"/>
    </style:style>
    <style:style style:name="T2471" style:parent-style-name="Policepardéfaut" style:family="text">
      <style:text-properties fo:font-style="italic" style:font-style-asian="italic"/>
    </style:style>
    <style:style style:name="T2472" style:parent-style-name="Policepardéfaut" style:family="text">
      <style:text-properties fo:font-style="italic" style:font-style-asian="italic"/>
    </style:style>
    <style:style style:name="T2473" style:parent-style-name="Policepardéfaut" style:family="text">
      <style:text-properties fo:font-style="italic" style:font-style-asian="italic"/>
    </style:style>
    <style:style style:name="T2474" style:parent-style-name="Policepardéfaut" style:family="text">
      <style:text-properties fo:font-style="italic" style:font-style-asian="italic"/>
    </style:style>
    <style:style style:name="T2475" style:parent-style-name="Policepardéfaut" style:family="text">
      <style:text-properties fo:font-style="italic" style:font-style-asian="italic"/>
    </style:style>
    <style:style style:name="T2476" style:parent-style-name="Policepardéfaut" style:family="text">
      <style:text-properties fo:font-style="italic" style:font-style-asian="italic"/>
    </style:style>
    <style:style style:name="T2477" style:parent-style-name="Policepardéfaut" style:family="text">
      <style:text-properties fo:font-style="italic" style:font-style-asian="italic"/>
    </style:style>
    <style:style style:name="P2478" style:parent-style-name="Titre2" style:family="paragraph">
      <style:text-properties fo:font-style="italic" style:font-style-asian="italic"/>
    </style:style>
    <style:style style:name="T2480" style:parent-style-name="Policepardéfaut" style:family="text">
      <style:text-properties/>
    </style:style>
    <style:style style:name="P2479" style:parent-style-name="p" style:family="paragraph">
      <style:paragraph-properties fo:text-indent="0in">
        <style:drop-cap style:length="1" style:lines="3"/>
      </style:paragraph-properties>
    </style:style>
    <style:style style:name="T2481" style:parent-style-name="Policepardéfaut" style:family="text">
      <style:text-properties fo:font-style="italic" style:font-style-asian="italic" style:font-style-complex="italic"/>
    </style:style>
    <style:style style:name="T2482" style:parent-style-name="Policepardéfaut" style:family="text">
      <style:text-properties fo:font-style="italic" style:font-style-asian="italic" style:font-style-complex="italic"/>
    </style:style>
    <style:style style:name="T2483" style:parent-style-name="Policepardéfaut" style:family="text">
      <style:text-properties fo:font-style="italic" style:font-style-asian="italic" style:font-style-complex="italic"/>
    </style:style>
    <style:style style:name="T2484" style:parent-style-name="Policepardéfaut" style:family="text">
      <style:text-properties fo:font-style="italic" style:font-style-asian="italic" style:font-style-complex="italic"/>
    </style:style>
    <style:style style:name="P2485" style:parent-style-name="Titre2" style:family="paragraph">
      <style:text-properties fo:font-style="italic" style:font-style-asian="italic"/>
    </style:style>
    <style:style style:name="T2487" style:parent-style-name="Policepardéfaut" style:family="text">
      <style:text-properties/>
    </style:style>
    <style:style style:name="P2486" style:parent-style-name="p" style:family="paragraph">
      <style:paragraph-properties fo:text-indent="0in">
        <style:drop-cap style:length="1" style:lines="3"/>
      </style:paragraph-properties>
    </style:style>
    <style:style style:name="T2488" style:parent-style-name="Policepardéfaut" style:family="text">
      <style:text-properties fo:font-style="italic" style:font-style-asian="italic"/>
    </style:style>
    <style:style style:name="T2489" style:parent-style-name="Policepardéfaut" style:family="text">
      <style:text-properties fo:font-style="italic" style:font-style-asian="italic"/>
    </style:style>
    <style:style style:name="T2490" style:parent-style-name="Policepardéfaut" style:family="text">
      <style:text-properties fo:font-style="italic" style:font-style-asian="italic"/>
    </style:style>
    <style:style style:name="T2491" style:parent-style-name="Policepardéfaut" style:family="text">
      <style:text-properties fo:font-style="italic" style:font-style-asian="italic"/>
    </style:style>
    <style:style style:name="T2492" style:parent-style-name="Policepardéfaut" style:family="text">
      <style:text-properties fo:font-style="italic" style:font-style-asian="italic"/>
    </style:style>
    <style:style style:name="T2493" style:parent-style-name="Policepardéfaut" style:family="text">
      <style:text-properties fo:font-style="italic" style:font-style-asian="italic"/>
    </style:style>
    <style:style style:name="T2495" style:parent-style-name="Policepardéfaut" style:family="text">
      <style:text-properties/>
    </style:style>
    <style:style style:name="P2494" style:parent-style-name="p" style:family="paragraph">
      <style:paragraph-properties fo:text-indent="0in">
        <style:drop-cap style:length="1" style:lines="3"/>
      </style:paragraph-properties>
    </style:style>
    <style:style style:name="T2496" style:parent-style-name="Policepardéfaut" style:family="text">
      <style:text-properties fo:font-style="italic" style:font-style-asian="italic" style:font-style-complex="italic"/>
    </style:style>
    <style:style style:name="P2497" style:parent-style-name="Titre2" style:family="paragraph">
      <style:text-properties fo:font-style="italic" style:font-style-asian="italic"/>
    </style:style>
    <style:style style:name="T2499" style:parent-style-name="Policepardéfaut" style:family="text">
      <style:text-properties/>
    </style:style>
    <style:style style:name="P2498" style:parent-style-name="p" style:family="paragraph">
      <style:paragraph-properties fo:text-indent="0in">
        <style:drop-cap style:length="1" style:lines="3"/>
      </style:paragraph-properties>
    </style:style>
    <style:style style:name="T2500" style:parent-style-name="Policepardéfaut" style:family="text">
      <style:text-properties fo:font-style="italic" style:font-style-asian="italic"/>
    </style:style>
    <style:style style:name="T2501" style:parent-style-name="Policepardéfaut" style:family="text">
      <style:text-properties fo:font-style="italic" style:font-style-asian="italic"/>
    </style:style>
    <style:style style:name="T2502" style:parent-style-name="Policepardéfaut" style:family="text">
      <style:text-properties fo:font-style="italic" style:font-style-asian="italic"/>
    </style:style>
    <style:style style:name="T2503" style:parent-style-name="Policepardéfaut" style:family="text">
      <style:text-properties fo:font-style="italic" style:font-style-asian="italic"/>
    </style:style>
    <style:style style:name="T2504" style:parent-style-name="Policepardéfaut" style:family="text">
      <style:text-properties fo:font-style="italic" style:font-style-asian="italic"/>
    </style:style>
    <style:style style:name="T2505" style:parent-style-name="Policepardéfaut" style:family="text">
      <style:text-properties fo:font-style="italic" style:font-style-asian="italic"/>
    </style:style>
    <style:style style:name="P2506" style:parent-style-name="Titre2" style:family="paragraph">
      <style:text-properties fo:font-style="italic" style:font-style-asian="italic"/>
    </style:style>
    <style:style style:name="T2508" style:parent-style-name="Policepardéfaut" style:family="text">
      <style:text-properties/>
    </style:style>
    <style:style style:name="P2507" style:parent-style-name="p" style:family="paragraph">
      <style:paragraph-properties fo:text-indent="0in">
        <style:drop-cap style:length="1" style:lines="3"/>
      </style:paragraph-properties>
    </style:style>
    <style:style style:name="T2509" style:parent-style-name="Policepardéfaut" style:family="text">
      <style:text-properties fo:font-style="italic" style:font-style-asian="italic" style:font-style-complex="italic"/>
    </style:style>
    <style:style style:name="T2510" style:parent-style-name="Policepardéfaut" style:family="text">
      <style:text-properties fo:font-style="italic" style:font-style-asian="italic" style:font-style-complex="italic"/>
    </style:style>
    <style:style style:name="T2511" style:parent-style-name="Policepardéfaut" style:family="text">
      <style:text-properties fo:font-style="italic" style:font-style-asian="italic" style:font-style-complex="italic"/>
    </style:style>
    <style:style style:name="T2512" style:parent-style-name="Policepardéfaut" style:family="text">
      <style:text-properties fo:font-style="italic" style:font-style-asian="italic" style:font-style-complex="italic"/>
    </style:style>
    <style:style style:name="P2513" style:parent-style-name="Titre2" style:family="paragraph">
      <style:text-properties fo:font-style="italic" style:font-style-asian="italic"/>
    </style:style>
    <style:style style:name="T2515" style:parent-style-name="Policepardéfaut" style:family="text">
      <style:text-properties/>
    </style:style>
    <style:style style:name="P2514" style:parent-style-name="p" style:family="paragraph">
      <style:paragraph-properties fo:text-indent="0in">
        <style:drop-cap style:length="1" style:lines="3"/>
      </style:paragraph-properties>
    </style:style>
    <style:style style:name="T2516" style:parent-style-name="Policepardéfaut" style:family="text">
      <style:text-properties fo:font-style="italic" style:font-style-asian="italic" style:font-style-complex="italic"/>
    </style:style>
    <style:style style:name="T2517" style:parent-style-name="Policepardéfaut" style:family="text">
      <style:text-properties fo:font-style="italic" style:font-style-asian="italic" style:font-style-complex="italic"/>
    </style:style>
    <style:style style:name="T2518" style:parent-style-name="Policepardéfaut" style:family="text">
      <style:text-properties fo:font-style="italic" style:font-style-asian="italic" style:font-style-complex="italic"/>
    </style:style>
    <style:style style:name="T2519" style:parent-style-name="Policepardéfaut" style:family="text">
      <style:text-properties fo:font-style="italic" style:font-style-asian="italic" style:font-style-complex="italic"/>
    </style:style>
    <style:style style:name="T2520" style:parent-style-name="Policepardéfaut" style:family="text">
      <style:text-properties fo:font-style="italic" style:font-style-asian="italic" style:font-style-complex="italic"/>
    </style:style>
    <style:style style:name="T2521" style:parent-style-name="Policepardéfaut" style:family="text">
      <style:text-properties fo:font-style="italic" style:font-style-asian="italic" style:font-style-complex="italic"/>
    </style:style>
    <style:style style:name="T2522" style:parent-style-name="Policepardéfaut" style:family="text">
      <style:text-properties fo:font-style="italic" style:font-style-asian="italic" style:font-style-complex="italic"/>
    </style:style>
    <style:style style:name="T2523" style:parent-style-name="Policepardéfaut" style:family="text">
      <style:text-properties fo:font-style="italic" style:font-style-asian="italic" style:font-style-complex="italic"/>
    </style:style>
    <style:style style:name="P2524" style:parent-style-name="Titre2" style:family="paragraph">
      <style:text-properties fo:font-style="italic" style:font-style-asian="italic"/>
    </style:style>
    <style:style style:name="T2526" style:parent-style-name="Policepardéfaut" style:family="text">
      <style:text-properties/>
    </style:style>
    <style:style style:name="P2525" style:parent-style-name="p" style:family="paragraph">
      <style:paragraph-properties fo:text-indent="0in">
        <style:drop-cap style:length="1" style:lines="3"/>
      </style:paragraph-properties>
    </style:style>
    <style:style style:name="T2527" style:parent-style-name="Policepardéfaut" style:family="text">
      <style:text-properties fo:font-style="italic" style:font-style-asian="italic" style:font-style-complex="italic"/>
    </style:style>
    <style:style style:name="T2528" style:parent-style-name="Policepardéfaut" style:family="text">
      <style:text-properties fo:font-style="italic" style:font-style-asian="italic" style:font-style-complex="italic"/>
    </style:style>
    <style:style style:name="T2529" style:parent-style-name="Policepardéfaut" style:family="text">
      <style:text-properties fo:font-style="italic" style:font-style-asian="italic" style:font-style-complex="italic"/>
    </style:style>
    <style:style style:name="T2530" style:parent-style-name="Policepardéfaut" style:family="text">
      <style:text-properties fo:font-style="italic" style:font-style-asian="italic" style:font-style-complex="italic"/>
    </style:style>
    <style:style style:name="T2531" style:parent-style-name="Policepardéfaut" style:family="text">
      <style:text-properties fo:font-style="italic" style:font-style-asian="italic" style:font-style-complex="italic"/>
    </style:style>
    <style:style style:name="T2532" style:parent-style-name="Policepardéfaut" style:family="text">
      <style:text-properties fo:font-style="italic" style:font-style-asian="italic" style:font-style-complex="italic"/>
    </style:style>
    <style:style style:name="P2533" style:parent-style-name="Titre2" style:family="paragraph">
      <style:text-properties fo:font-style="italic" style:font-style-asian="italic"/>
    </style:style>
    <style:style style:name="T2535" style:parent-style-name="Policepardéfaut" style:family="text">
      <style:text-properties/>
    </style:style>
    <style:style style:name="P2534" style:parent-style-name="p" style:family="paragraph">
      <style:paragraph-properties fo:text-indent="0in">
        <style:drop-cap style:length="1" style:lines="3"/>
      </style:paragraph-properties>
    </style:style>
    <style:style style:name="T2536" style:parent-style-name="Policepardéfaut" style:family="text">
      <style:text-properties fo:font-style="italic" style:font-style-asian="italic"/>
    </style:style>
    <style:style style:name="T2537" style:parent-style-name="Policepardéfaut" style:family="text">
      <style:text-properties fo:font-style="italic" style:font-style-asian="italic"/>
    </style:style>
    <style:style style:name="T2538" style:parent-style-name="Policepardéfaut" style:family="text">
      <style:text-properties fo:font-style="italic" style:font-style-asian="italic"/>
    </style:style>
    <style:style style:name="T2539" style:parent-style-name="Policepardéfaut" style:family="text">
      <style:text-properties fo:font-style="italic" style:font-style-asian="italic"/>
    </style:style>
    <style:style style:name="T2540" style:parent-style-name="Policepardéfaut" style:family="text">
      <style:text-properties fo:font-style="italic" style:font-style-asian="italic"/>
    </style:style>
    <style:style style:name="T2541" style:parent-style-name="Policepardéfaut" style:family="text">
      <style:text-properties fo:font-style="italic" style:font-style-asian="italic"/>
    </style:style>
    <style:style style:name="T2542" style:parent-style-name="Policepardéfaut" style:family="text">
      <style:text-properties fo:font-style="italic" style:font-style-asian="italic"/>
    </style:style>
    <style:style style:name="T2543" style:parent-style-name="Policepardéfaut" style:family="text">
      <style:text-properties fo:font-style="italic" style:font-style-asian="italic"/>
    </style:style>
    <style:style style:name="P2544" style:parent-style-name="Titre2" style:family="paragraph">
      <style:text-properties fo:font-style="italic" style:font-style-asian="italic"/>
    </style:style>
    <style:style style:name="T2546" style:parent-style-name="Policepardéfaut" style:family="text">
      <style:text-properties/>
    </style:style>
    <style:style style:name="P2545" style:parent-style-name="p" style:family="paragraph">
      <style:paragraph-properties fo:text-indent="0in">
        <style:drop-cap style:length="1" style:lines="3"/>
      </style:paragraph-properties>
    </style:style>
    <style:style style:name="T2547" style:parent-style-name="Policepardéfaut" style:family="text">
      <style:text-properties fo:font-style="italic" style:font-style-asian="italic"/>
    </style:style>
    <style:style style:name="T2548" style:parent-style-name="Policepardéfaut" style:family="text">
      <style:text-properties fo:font-style="italic" style:font-style-asian="italic"/>
    </style:style>
    <style:style style:name="T2549" style:parent-style-name="Policepardéfaut" style:family="text">
      <style:text-properties fo:font-style="italic" style:font-style-asian="italic"/>
    </style:style>
    <style:style style:name="T2550" style:parent-style-name="Policepardéfaut" style:family="text">
      <style:text-properties fo:font-style="italic" style:font-style-asian="italic"/>
    </style:style>
    <style:style style:name="T2551" style:parent-style-name="Policepardéfaut" style:family="text">
      <style:text-properties fo:font-style="italic" style:font-style-asian="italic"/>
    </style:style>
    <style:style style:name="T2552" style:parent-style-name="Policepardéfaut" style:family="text">
      <style:text-properties fo:font-style="italic" style:font-style-asian="italic"/>
    </style:style>
    <style:style style:name="T2553" style:parent-style-name="Policepardéfaut" style:family="text">
      <style:text-properties fo:font-style="italic" style:font-style-asian="italic"/>
    </style:style>
    <style:style style:name="T2554" style:parent-style-name="Policepardéfaut" style:family="text">
      <style:text-properties fo:font-style="italic" style:font-style-asian="italic"/>
    </style:style>
    <style:style style:name="T2555" style:parent-style-name="Policepardéfaut" style:family="text">
      <style:text-properties fo:font-style="italic" style:font-style-asian="italic"/>
    </style:style>
    <style:style style:name="T2556" style:parent-style-name="Policepardéfaut" style:family="text">
      <style:text-properties fo:font-style="italic" style:font-style-asian="italic"/>
    </style:style>
    <style:style style:name="P2557" style:parent-style-name="Titre2" style:family="paragraph">
      <style:text-properties fo:font-style="italic" style:font-style-asian="italic"/>
    </style:style>
    <style:style style:name="T2559" style:parent-style-name="Policepardéfaut" style:family="text">
      <style:text-properties/>
    </style:style>
    <style:style style:name="P2558" style:parent-style-name="p" style:family="paragraph">
      <style:paragraph-properties fo:text-indent="0in">
        <style:drop-cap style:length="1" style:lines="3"/>
      </style:paragraph-properties>
    </style:style>
    <style:style style:name="T2560" style:parent-style-name="Policepardéfaut" style:family="text">
      <style:text-properties fo:font-style="italic" style:font-style-asian="italic" style:font-style-complex="italic"/>
    </style:style>
    <style:style style:name="T2561" style:parent-style-name="Policepardéfaut" style:family="text">
      <style:text-properties fo:font-style="italic" style:font-style-asian="italic" style:font-style-complex="italic"/>
    </style:style>
    <style:style style:name="T2562" style:parent-style-name="Policepardéfaut" style:family="text">
      <style:text-properties fo:font-style="italic" style:font-style-asian="italic" style:font-style-complex="italic"/>
    </style:style>
    <style:style style:name="T2563" style:parent-style-name="Policepardéfaut" style:family="text">
      <style:text-properties fo:font-style="italic" style:font-style-asian="italic" style:font-style-complex="italic"/>
    </style:style>
    <style:style style:name="T2564" style:parent-style-name="Policepardéfaut" style:family="text">
      <style:text-properties fo:font-style="italic" style:font-style-asian="italic" style:font-style-complex="italic"/>
    </style:style>
    <style:style style:name="T2565" style:parent-style-name="Policepardéfaut" style:family="text">
      <style:text-properties fo:font-style="italic" style:font-style-asian="italic" style:font-style-complex="italic"/>
    </style:style>
    <style:style style:name="T2566" style:parent-style-name="Policepardéfaut" style:family="text">
      <style:text-properties fo:font-style="italic" style:font-style-asian="italic" style:font-style-complex="italic"/>
    </style:style>
    <style:style style:name="T2567" style:parent-style-name="Policepardéfaut" style:family="text">
      <style:text-properties fo:font-style="italic" style:font-style-asian="italic" style:font-style-complex="italic"/>
    </style:style>
    <style:style style:name="P2568" style:parent-style-name="Titre2" style:family="paragraph">
      <style:text-properties fo:font-style="italic" style:font-style-asian="italic"/>
    </style:style>
    <style:style style:name="T2570" style:parent-style-name="Policepardéfaut" style:family="text">
      <style:text-properties/>
    </style:style>
    <style:style style:name="P2569" style:parent-style-name="p" style:family="paragraph">
      <style:paragraph-properties fo:text-indent="0in">
        <style:drop-cap style:length="1" style:lines="3"/>
      </style:paragraph-properties>
    </style:style>
    <style:style style:name="P2571" style:parent-style-name="p" style:family="paragraph">
      <style:paragraph-properties fo:text-indent="0.1972in"/>
    </style:style>
    <style:style style:name="T2572" style:parent-style-name="Policepardéfaut" style:family="text">
      <style:text-properties fo:font-style="italic" style:font-style-asian="italic" style:font-style-complex="italic"/>
    </style:style>
    <style:style style:name="T2573" style:parent-style-name="Policepardéfaut" style:family="text">
      <style:text-properties fo:font-style="italic" style:font-style-asian="italic" style:font-style-complex="italic"/>
    </style:style>
    <style:style style:name="T2574" style:parent-style-name="Policepardéfaut" style:family="text">
      <style:text-properties fo:font-style="italic" style:font-style-asian="italic" style:font-style-complex="italic"/>
    </style:style>
    <style:style style:name="T2575" style:parent-style-name="Policepardéfaut" style:family="text">
      <style:text-properties fo:font-style="italic" style:font-style-asian="italic" style:font-style-complex="italic"/>
    </style:style>
    <style:style style:name="T2576" style:parent-style-name="Policepardéfaut" style:family="text">
      <style:text-properties fo:font-style="italic" style:font-style-asian="italic" style:font-style-complex="italic"/>
    </style:style>
    <style:style style:name="T2577" style:parent-style-name="Policepardéfaut" style:family="text">
      <style:text-properties fo:font-style="italic" style:font-style-asian="italic" style:font-style-complex="italic"/>
    </style:style>
    <style:style style:name="T2578" style:parent-style-name="Policepardéfaut" style:family="text">
      <style:text-properties fo:font-style="italic" style:font-style-asian="italic" style:font-style-complex="italic"/>
    </style:style>
    <style:style style:name="T2579" style:parent-style-name="Policepardéfaut" style:family="text">
      <style:text-properties fo:font-style="italic" style:font-style-asian="italic" style:font-style-complex="italic"/>
    </style:style>
    <style:style style:name="T2580" style:parent-style-name="Policepardéfaut" style:family="text">
      <style:text-properties fo:font-style="italic" style:font-style-asian="italic" style:font-style-complex="italic"/>
    </style:style>
    <style:style style:name="T2581" style:parent-style-name="Policepardéfaut" style:family="text">
      <style:text-properties fo:font-style="italic" style:font-style-asian="italic" style:font-style-complex="italic"/>
    </style:style>
    <style:style style:name="P2582" style:parent-style-name="Titre2" style:family="paragraph">
      <style:text-properties fo:font-style="italic" style:font-style-asian="italic"/>
    </style:style>
    <style:style style:name="T2584" style:parent-style-name="Policepardéfaut" style:family="text">
      <style:text-properties/>
    </style:style>
    <style:style style:name="P2583" style:parent-style-name="p" style:family="paragraph">
      <style:paragraph-properties fo:text-indent="0in">
        <style:drop-cap style:length="1" style:lines="3"/>
      </style:paragraph-properties>
    </style:style>
    <style:style style:name="T2585" style:parent-style-name="Policepardéfaut" style:family="text">
      <style:text-properties fo:font-style="italic" style:font-style-asian="italic"/>
    </style:style>
    <style:style style:name="T2586" style:parent-style-name="Policepardéfaut" style:family="text">
      <style:text-properties fo:font-style="italic" style:font-style-asian="italic"/>
    </style:style>
    <style:style style:name="T2587" style:parent-style-name="Policepardéfaut" style:family="text">
      <style:text-properties fo:font-style="italic" style:font-style-asian="italic"/>
    </style:style>
    <style:style style:name="P2588" style:parent-style-name="Titre2" style:family="paragraph">
      <style:text-properties fo:font-style="italic" style:font-style-asian="italic"/>
    </style:style>
    <style:style style:name="T2590" style:parent-style-name="Policepardéfaut" style:family="text">
      <style:text-properties/>
    </style:style>
    <style:style style:name="P2589" style:parent-style-name="p" style:family="paragraph">
      <style:paragraph-properties fo:text-indent="0in">
        <style:drop-cap style:length="1" style:lines="3"/>
      </style:paragraph-properties>
    </style:style>
    <style:style style:name="T2591" style:parent-style-name="Policepardéfaut" style:family="text">
      <style:text-properties fo:font-style="italic" style:font-style-asian="italic"/>
    </style:style>
    <style:style style:name="T2592" style:parent-style-name="Policepardéfaut" style:family="text">
      <style:text-properties fo:font-style="italic" style:font-style-asian="italic"/>
    </style:style>
    <style:style style:name="T2593" style:parent-style-name="Policepardéfaut" style:family="text">
      <style:text-properties fo:font-style="italic" style:font-style-asian="italic"/>
    </style:style>
    <style:style style:name="T2594" style:parent-style-name="Policepardéfaut" style:family="text">
      <style:text-properties fo:font-style="italic" style:font-style-asian="italic"/>
    </style:style>
    <style:style style:name="T2595" style:parent-style-name="Policepardéfaut" style:family="text">
      <style:text-properties fo:font-style="italic" style:font-style-asian="italic"/>
    </style:style>
    <style:style style:name="T2596" style:parent-style-name="Policepardéfaut" style:family="text">
      <style:text-properties fo:font-style="italic" style:font-style-asian="italic"/>
    </style:style>
    <style:style style:name="T2597" style:parent-style-name="Policepardéfaut" style:family="text">
      <style:text-properties fo:font-style="italic" style:font-style-asian="italic"/>
    </style:style>
    <style:style style:name="T2598" style:parent-style-name="Policepardéfaut" style:family="text">
      <style:text-properties fo:font-style="italic" style:font-style-asian="italic"/>
    </style:style>
    <style:style style:name="T2600" style:parent-style-name="Policepardéfaut" style:family="text">
      <style:text-properties/>
    </style:style>
    <style:style style:name="P2599" style:parent-style-name="p" style:family="paragraph">
      <style:paragraph-properties fo:text-indent="0in">
        <style:drop-cap style:length="1" style:lines="3"/>
      </style:paragraph-properties>
    </style:style>
    <style:style style:name="T2601" style:parent-style-name="Policepardéfaut" style:family="text">
      <style:text-properties fo:font-variant="small-caps"/>
    </style:style>
    <style:style style:name="T2602" style:parent-style-name="Policepardéfaut" style:family="text">
      <style:text-properties fo:font-style="italic" style:font-style-asian="italic" style:font-style-complex="italic"/>
    </style:style>
    <style:style style:name="T2603" style:parent-style-name="Policepardéfaut" style:family="text">
      <style:text-properties fo:font-style="italic" style:font-style-asian="italic" style:font-style-complex="italic"/>
    </style:style>
    <style:style style:name="T2604" style:parent-style-name="Policepardéfaut" style:family="text">
      <style:text-properties fo:font-style="italic" style:font-style-asian="italic" style:font-style-complex="italic"/>
    </style:style>
    <style:style style:name="P2605" style:parent-style-name="Titre2" style:family="paragraph">
      <style:text-properties fo:font-style="italic" style:font-style-asian="italic"/>
    </style:style>
    <style:style style:name="T2607" style:parent-style-name="Policepardéfaut" style:family="text">
      <style:text-properties/>
    </style:style>
    <style:style style:name="P2606" style:parent-style-name="p" style:family="paragraph">
      <style:paragraph-properties fo:text-indent="0in">
        <style:drop-cap style:length="1" style:lines="3"/>
      </style:paragraph-properties>
    </style:style>
    <style:style style:name="T2608" style:parent-style-name="Policepardéfaut" style:family="text">
      <style:text-properties fo:font-style="italic" style:font-style-asian="italic"/>
    </style:style>
    <style:style style:name="T2609" style:parent-style-name="Policepardéfaut" style:family="text">
      <style:text-properties fo:font-style="italic" style:font-style-asian="italic"/>
    </style:style>
    <style:style style:name="T2610" style:parent-style-name="Policepardéfaut" style:family="text">
      <style:text-properties fo:font-style="italic" style:font-style-asian="italic"/>
    </style:style>
    <style:style style:name="T2611" style:parent-style-name="Policepardéfaut" style:family="text">
      <style:text-properties fo:font-style="italic" style:font-style-asian="italic"/>
    </style:style>
    <style:style style:name="T2612" style:parent-style-name="Policepardéfaut" style:family="text">
      <style:text-properties fo:font-style="italic" style:font-style-asian="italic"/>
    </style:style>
    <style:style style:name="T2613" style:parent-style-name="Policepardéfaut" style:family="text">
      <style:text-properties fo:font-style="italic" style:font-style-asian="italic"/>
    </style:style>
    <style:style style:name="T2614" style:parent-style-name="Policepardéfaut" style:family="text">
      <style:text-properties fo:font-style="italic" style:font-style-asian="italic"/>
    </style:style>
    <style:style style:name="T2615" style:parent-style-name="Policepardéfaut" style:family="text">
      <style:text-properties fo:font-style="italic" style:font-style-asian="italic"/>
    </style:style>
    <style:style style:name="T2616" style:parent-style-name="Policepardéfaut" style:family="text">
      <style:text-properties fo:font-style="italic" style:font-style-asian="italic"/>
    </style:style>
    <style:style style:name="T2617" style:parent-style-name="Policepardéfaut" style:family="text">
      <style:text-properties fo:font-style="italic" style:font-style-asian="italic"/>
    </style:style>
    <style:style style:name="T2618" style:parent-style-name="Policepardéfaut" style:family="text">
      <style:text-properties fo:font-style="italic" style:font-style-asian="italic"/>
    </style:style>
    <style:style style:name="T2619" style:parent-style-name="Policepardéfaut" style:family="text">
      <style:text-properties fo:font-style="italic" style:font-style-asian="italic"/>
    </style:style>
    <style:style style:name="P2620" style:parent-style-name="Titre2" style:family="paragraph">
      <style:text-properties fo:font-style="italic" style:font-style-asian="italic"/>
    </style:style>
    <style:style style:name="T2622" style:parent-style-name="Policepardéfaut" style:family="text">
      <style:text-properties/>
    </style:style>
    <style:style style:name="P2621" style:parent-style-name="p" style:family="paragraph">
      <style:paragraph-properties fo:text-indent="0in">
        <style:drop-cap style:length="1" style:lines="3"/>
      </style:paragraph-properties>
    </style:style>
    <style:style style:name="P2623" style:parent-style-name="p" style:family="paragraph">
      <style:paragraph-properties fo:text-indent="0.1972in"/>
    </style:style>
    <style:style style:name="T2624" style:parent-style-name="Policepardéfaut" style:family="text">
      <style:text-properties fo:font-style="italic" style:font-style-asian="italic"/>
    </style:style>
    <style:style style:name="T2625" style:parent-style-name="Policepardéfaut" style:family="text">
      <style:text-properties fo:font-style="italic" style:font-style-asian="italic"/>
    </style:style>
    <style:style style:name="T2626" style:parent-style-name="Policepardéfaut" style:family="text">
      <style:text-properties fo:font-style="italic" style:font-style-asian="italic"/>
    </style:style>
    <style:style style:name="T2627" style:parent-style-name="Policepardéfaut" style:family="text">
      <style:text-properties fo:font-style="italic" style:font-style-asian="italic"/>
    </style:style>
    <style:style style:name="T2628" style:parent-style-name="Policepardéfaut" style:family="text">
      <style:text-properties fo:font-style="italic" style:font-style-asian="italic"/>
    </style:style>
    <style:style style:name="T2629" style:parent-style-name="Policepardéfaut" style:family="text">
      <style:text-properties fo:font-style="italic" style:font-style-asian="italic"/>
    </style:style>
    <style:style style:name="T2630" style:parent-style-name="Policepardéfaut" style:family="text">
      <style:text-properties fo:font-style="italic" style:font-style-asian="italic"/>
    </style:style>
    <style:style style:name="T2631" style:parent-style-name="Policepardéfaut" style:family="text">
      <style:text-properties fo:font-style="italic" style:font-style-asian="italic"/>
    </style:style>
    <style:style style:name="T2632" style:parent-style-name="Policepardéfaut" style:family="text">
      <style:text-properties fo:font-style="italic" style:font-style-asian="italic"/>
    </style:style>
    <style:style style:name="T2633" style:parent-style-name="Policepardéfaut" style:family="text">
      <style:text-properties fo:font-style="italic" style:font-style-asian="italic"/>
    </style:style>
    <style:style style:name="T2634" style:parent-style-name="Policepardéfaut" style:family="text">
      <style:text-properties fo:font-style="italic" style:font-style-asian="italic"/>
    </style:style>
    <style:style style:name="T2635" style:parent-style-name="Policepardéfaut" style:family="text">
      <style:text-properties fo:font-style="italic" style:font-style-asian="italic"/>
    </style:style>
    <style:style style:name="T2636" style:parent-style-name="Policepardéfaut" style:family="text">
      <style:text-properties fo:font-style="italic" style:font-style-asian="italic"/>
    </style:style>
    <style:style style:name="T2637" style:parent-style-name="Policepardéfaut" style:family="text">
      <style:text-properties fo:font-style="italic" style:font-style-asian="italic"/>
    </style:style>
    <style:style style:name="T2638" style:parent-style-name="Policepardéfaut" style:family="text">
      <style:text-properties fo:font-style="italic" style:font-style-asian="italic"/>
    </style:style>
    <style:style style:name="P2639" style:parent-style-name="Titre2" style:family="paragraph">
      <style:text-properties fo:font-style="italic" style:font-style-asian="italic"/>
    </style:style>
    <style:style style:name="T2641" style:parent-style-name="Policepardéfaut" style:family="text">
      <style:text-properties/>
    </style:style>
    <style:style style:name="P2640" style:parent-style-name="p" style:family="paragraph">
      <style:paragraph-properties fo:text-indent="0in">
        <style:drop-cap style:length="1" style:lines="3"/>
      </style:paragraph-properties>
    </style:style>
    <style:style style:name="T2642" style:parent-style-name="Policepardéfaut" style:family="text">
      <style:text-properties fo:font-style="italic" style:font-style-asian="italic"/>
    </style:style>
    <style:style style:name="T2643" style:parent-style-name="Policepardéfaut" style:family="text">
      <style:text-properties fo:font-style="italic" style:font-style-asian="italic"/>
    </style:style>
    <style:style style:name="T2644" style:parent-style-name="Policepardéfaut" style:family="text">
      <style:text-properties fo:font-style="italic" style:font-style-asian="italic"/>
    </style:style>
    <style:style style:name="T2645" style:parent-style-name="Policepardéfaut" style:family="text">
      <style:text-properties fo:font-style="italic" style:font-style-asian="italic"/>
    </style:style>
    <style:style style:name="T2646" style:parent-style-name="Policepardéfaut" style:family="text">
      <style:text-properties fo:font-style="italic" style:font-style-asian="italic"/>
    </style:style>
    <style:style style:name="T2647" style:parent-style-name="Policepardéfaut" style:family="text">
      <style:text-properties fo:font-style="italic" style:font-style-asian="italic"/>
    </style:style>
    <style:style style:name="P2648" style:parent-style-name="Titre2" style:family="paragraph">
      <style:text-properties fo:font-style="italic" style:font-style-asian="italic"/>
    </style:style>
    <style:style style:name="T2650" style:parent-style-name="Policepardéfaut" style:family="text">
      <style:text-properties/>
    </style:style>
    <style:style style:name="P2649" style:parent-style-name="p" style:family="paragraph">
      <style:paragraph-properties fo:text-indent="0in">
        <style:drop-cap style:length="1" style:lines="3"/>
      </style:paragraph-properties>
    </style:style>
    <style:style style:name="T2651" style:parent-style-name="Policepardéfaut" style:family="text">
      <style:text-properties fo:font-style="italic" style:font-style-asian="italic" style:font-style-complex="italic"/>
    </style:style>
    <style:style style:name="T2652" style:parent-style-name="Policepardéfaut" style:family="text">
      <style:text-properties fo:font-style="italic" style:font-style-asian="italic" style:font-style-complex="italic"/>
    </style:style>
    <style:style style:name="T2653" style:parent-style-name="Policepardéfaut" style:family="text">
      <style:text-properties fo:font-style="italic" style:font-style-asian="italic" style:font-style-complex="italic"/>
    </style:style>
    <style:style style:name="T2654" style:parent-style-name="Policepardéfaut" style:family="text">
      <style:text-properties fo:font-style="italic" style:font-style-asian="italic" style:font-style-complex="italic"/>
    </style:style>
    <style:style style:name="T2655" style:parent-style-name="Policepardéfaut" style:family="text">
      <style:text-properties fo:font-style="italic" style:font-style-asian="italic" style:font-style-complex="italic"/>
    </style:style>
    <style:style style:name="T2656" style:parent-style-name="Policepardéfaut" style:family="text">
      <style:text-properties fo:font-style="italic" style:font-style-asian="italic" style:font-style-complex="italic"/>
    </style:style>
    <style:style style:name="T2657" style:parent-style-name="Policepardéfaut" style:family="text">
      <style:text-properties fo:font-style="italic" style:font-style-asian="italic" style:font-style-complex="italic"/>
    </style:style>
    <style:style style:name="T2658" style:parent-style-name="Policepardéfaut" style:family="text">
      <style:text-properties fo:font-style="italic" style:font-style-asian="italic" style:font-style-complex="italic"/>
    </style:style>
    <style:style style:name="P2659" style:parent-style-name="Titre2" style:family="paragraph">
      <style:text-properties fo:font-style="italic" style:font-style-asian="italic"/>
    </style:style>
    <style:style style:name="T2661" style:parent-style-name="Policepardéfaut" style:family="text">
      <style:text-properties/>
    </style:style>
    <style:style style:name="P2660" style:parent-style-name="p" style:family="paragraph">
      <style:paragraph-properties fo:text-indent="0in">
        <style:drop-cap style:length="1" style:lines="3"/>
      </style:paragraph-properties>
    </style:style>
    <style:style style:name="T2662" style:parent-style-name="Policepardéfaut" style:family="text">
      <style:text-properties fo:font-style="italic" style:font-style-asian="italic" style:font-style-complex="italic"/>
    </style:style>
    <style:style style:name="T2663" style:parent-style-name="Policepardéfaut" style:family="text">
      <style:text-properties fo:font-style="italic" style:font-style-asian="italic" style:font-style-complex="italic"/>
    </style:style>
    <style:style style:name="T2664" style:parent-style-name="Policepardéfaut" style:family="text">
      <style:text-properties fo:font-style="italic" style:font-style-asian="italic" style:font-style-complex="italic"/>
    </style:style>
    <style:style style:name="T2665" style:parent-style-name="Policepardéfaut" style:family="text">
      <style:text-properties fo:font-style="italic" style:font-style-asian="italic" style:font-style-complex="italic"/>
    </style:style>
    <style:style style:name="T2666" style:parent-style-name="Policepardéfaut" style:family="text">
      <style:text-properties fo:font-style="italic" style:font-style-asian="italic" style:font-style-complex="italic"/>
    </style:style>
    <style:style style:name="T2667" style:parent-style-name="Policepardéfaut" style:family="text">
      <style:text-properties fo:font-style="italic" style:font-style-asian="italic" style:font-style-complex="italic"/>
    </style:style>
    <style:style style:name="T2668" style:parent-style-name="Policepardéfaut" style:family="text">
      <style:text-properties fo:font-style="italic" style:font-style-asian="italic" style:font-style-complex="italic"/>
    </style:style>
    <style:style style:name="T2669" style:parent-style-name="Policepardéfaut" style:family="text">
      <style:text-properties fo:font-style="italic" style:font-style-asian="italic" style:font-style-complex="italic"/>
    </style:style>
    <style:style style:name="T2670" style:parent-style-name="Policepardéfaut" style:family="text">
      <style:text-properties fo:font-style="italic" style:font-style-asian="italic" style:font-style-complex="italic"/>
    </style:style>
    <style:style style:name="T2671" style:parent-style-name="Policepardéfaut" style:family="text">
      <style:text-properties fo:font-style="italic" style:font-style-asian="italic" style:font-style-complex="italic"/>
    </style:style>
    <style:style style:name="T2672" style:parent-style-name="Policepardéfaut" style:family="text">
      <style:text-properties fo:font-style="italic" style:font-style-asian="italic" style:font-style-complex="italic"/>
    </style:style>
    <style:style style:name="T2673" style:parent-style-name="Policepardéfaut" style:family="text">
      <style:text-properties fo:font-style="italic" style:font-style-asian="italic" style:font-style-complex="italic"/>
    </style:style>
    <style:style style:name="T2674" style:parent-style-name="Policepardéfaut" style:family="text">
      <style:text-properties fo:font-style="italic" style:font-style-asian="italic" style:font-style-complex="italic"/>
    </style:style>
    <style:style style:name="T2675" style:parent-style-name="Policepardéfaut" style:family="text">
      <style:text-properties fo:font-style="italic" style:font-style-asian="italic" style:font-style-complex="italic"/>
    </style:style>
    <style:style style:name="T2676" style:parent-style-name="Policepardéfaut" style:family="text">
      <style:text-properties fo:font-style="italic" style:font-style-asian="italic" style:font-style-complex="italic"/>
    </style:style>
    <style:style style:name="P2677" style:parent-style-name="Titre2" style:family="paragraph">
      <style:text-properties fo:font-style="italic" style:font-style-asian="italic"/>
    </style:style>
    <style:style style:name="T2679" style:parent-style-name="Policepardéfaut" style:family="text">
      <style:text-properties/>
    </style:style>
    <style:style style:name="P2678" style:parent-style-name="p" style:family="paragraph">
      <style:paragraph-properties fo:text-indent="0in">
        <style:drop-cap style:length="1" style:lines="3"/>
      </style:paragraph-properties>
    </style:style>
    <style:style style:name="T2680" style:parent-style-name="Policepardéfaut" style:family="text">
      <style:text-properties fo:font-style="italic" style:font-style-asian="italic" style:font-style-complex="italic"/>
    </style:style>
    <style:style style:name="T2681" style:parent-style-name="Policepardéfaut" style:family="text">
      <style:text-properties fo:font-style="italic" style:font-style-asian="italic" style:font-style-complex="italic"/>
    </style:style>
    <style:style style:name="T2682" style:parent-style-name="Policepardéfaut" style:family="text">
      <style:text-properties fo:font-style="italic" style:font-style-asian="italic" style:font-style-complex="italic"/>
    </style:style>
    <style:style style:name="T2683" style:parent-style-name="Policepardéfaut" style:family="text">
      <style:text-properties fo:font-style="italic" style:font-style-asian="italic" style:font-style-complex="italic"/>
    </style:style>
    <style:style style:name="T2684" style:parent-style-name="Policepardéfaut" style:family="text">
      <style:text-properties fo:font-style="italic" style:font-style-asian="italic" style:font-style-complex="italic"/>
    </style:style>
    <style:style style:name="T2685" style:parent-style-name="Policepardéfaut" style:family="text">
      <style:text-properties fo:font-style="italic" style:font-style-asian="italic" style:font-style-complex="italic"/>
    </style:style>
    <style:style style:name="T2686" style:parent-style-name="Policepardéfaut" style:family="text">
      <style:text-properties fo:font-style="italic" style:font-style-asian="italic" style:font-style-complex="italic"/>
    </style:style>
    <style:style style:name="T2687" style:parent-style-name="Policepardéfaut" style:family="text">
      <style:text-properties fo:font-style="italic" style:font-style-asian="italic" style:font-style-complex="italic"/>
    </style:style>
    <style:style style:name="T2688" style:parent-style-name="Policepardéfaut" style:family="text">
      <style:text-properties fo:font-style="italic" style:font-style-asian="italic" style:font-style-complex="italic"/>
    </style:style>
    <style:style style:name="T2689" style:parent-style-name="Policepardéfaut" style:family="text">
      <style:text-properties fo:font-style="italic" style:font-style-asian="italic" style:font-style-complex="italic"/>
    </style:style>
    <style:style style:name="P2690" style:parent-style-name="Titre2" style:family="paragraph">
      <style:text-properties fo:font-style="italic" style:font-style-asian="italic"/>
    </style:style>
    <style:style style:name="T2692" style:parent-style-name="Policepardéfaut" style:family="text">
      <style:text-properties/>
    </style:style>
    <style:style style:name="P2691" style:parent-style-name="p" style:family="paragraph">
      <style:paragraph-properties fo:text-indent="0in">
        <style:drop-cap style:length="1" style:lines="3"/>
      </style:paragraph-properties>
    </style:style>
    <style:style style:name="T2693" style:parent-style-name="Policepardéfaut" style:family="text">
      <style:text-properties fo:font-style="italic" style:font-style-asian="italic" style:font-style-complex="italic"/>
    </style:style>
    <style:style style:name="T2694" style:parent-style-name="Policepardéfaut" style:family="text">
      <style:text-properties fo:font-style="italic" style:font-style-asian="italic" style:font-style-complex="italic"/>
    </style:style>
    <style:style style:name="T2695" style:parent-style-name="Policepardéfaut" style:family="text">
      <style:text-properties fo:font-style="italic" style:font-style-asian="italic" style:font-style-complex="italic"/>
    </style:style>
    <style:style style:name="T2696" style:parent-style-name="Policepardéfaut" style:family="text">
      <style:text-properties fo:font-style="italic" style:font-style-asian="italic" style:font-style-complex="italic"/>
    </style:style>
    <style:style style:name="T2697" style:parent-style-name="Policepardéfaut" style:family="text">
      <style:text-properties fo:font-style="italic" style:font-style-asian="italic" style:font-style-complex="italic"/>
    </style:style>
    <style:style style:name="T2698" style:parent-style-name="Policepardéfaut" style:family="text">
      <style:text-properties fo:font-style="italic" style:font-style-asian="italic" style:font-style-complex="italic"/>
    </style:style>
    <style:style style:name="T2699" style:parent-style-name="Policepardéfaut" style:family="text">
      <style:text-properties fo:font-style="italic" style:font-style-asian="italic" style:font-style-complex="italic"/>
    </style:style>
    <style:style style:name="T2700" style:parent-style-name="Policepardéfaut" style:family="text">
      <style:text-properties fo:font-style="italic" style:font-style-asian="italic" style:font-style-complex="italic"/>
    </style:style>
    <style:style style:name="P2701" style:parent-style-name="Titre2" style:family="paragraph">
      <style:text-properties fo:font-style="italic" style:font-style-asian="italic"/>
    </style:style>
    <style:style style:name="T2703" style:parent-style-name="Policepardéfaut" style:family="text">
      <style:text-properties/>
    </style:style>
    <style:style style:name="P2702" style:parent-style-name="p" style:family="paragraph">
      <style:paragraph-properties fo:text-indent="0in">
        <style:drop-cap style:length="1" style:lines="3"/>
      </style:paragraph-properties>
    </style:style>
    <style:style style:name="T2704" style:parent-style-name="Policepardéfaut" style:family="text">
      <style:text-properties fo:font-style="italic" style:font-style-asian="italic"/>
    </style:style>
    <style:style style:name="T2705" style:parent-style-name="Policepardéfaut" style:family="text">
      <style:text-properties fo:font-style="italic" style:font-style-asian="italic"/>
    </style:style>
    <style:style style:name="T2706" style:parent-style-name="Policepardéfaut" style:family="text">
      <style:text-properties fo:font-style="italic" style:font-style-asian="italic"/>
    </style:style>
    <style:style style:name="T2707" style:parent-style-name="Policepardéfaut" style:family="text">
      <style:text-properties fo:font-style="italic" style:font-style-asian="italic"/>
    </style:style>
    <style:style style:name="T2708" style:parent-style-name="Policepardéfaut" style:family="text">
      <style:text-properties fo:font-style="italic" style:font-style-asian="italic"/>
    </style:style>
    <style:style style:name="T2709" style:parent-style-name="Policepardéfaut" style:family="text">
      <style:text-properties fo:font-style="italic" style:font-style-asian="italic"/>
    </style:style>
    <style:style style:name="P2710" style:parent-style-name="Titre2" style:family="paragraph">
      <style:text-properties fo:font-style="italic" style:font-style-asian="italic"/>
    </style:style>
    <style:style style:name="T2712" style:parent-style-name="Policepardéfaut" style:family="text">
      <style:text-properties/>
    </style:style>
    <style:style style:name="P2711" style:parent-style-name="p" style:family="paragraph">
      <style:paragraph-properties fo:text-indent="0in">
        <style:drop-cap style:length="1" style:lines="3"/>
      </style:paragraph-properties>
    </style:style>
    <style:style style:name="T2713" style:parent-style-name="Policepardéfaut" style:family="text">
      <style:text-properties fo:font-style="italic" style:font-style-asian="italic"/>
    </style:style>
    <style:style style:name="T2714" style:parent-style-name="Policepardéfaut" style:family="text">
      <style:text-properties fo:font-style="italic" style:font-style-asian="italic"/>
    </style:style>
    <style:style style:name="T2715" style:parent-style-name="Policepardéfaut" style:family="text">
      <style:text-properties fo:font-style="italic" style:font-style-asian="italic"/>
    </style:style>
    <style:style style:name="T2716" style:parent-style-name="Policepardéfaut" style:family="text">
      <style:text-properties fo:font-style="italic" style:font-style-asian="italic"/>
    </style:style>
    <style:style style:name="T2717" style:parent-style-name="Policepardéfaut" style:family="text">
      <style:text-properties fo:font-style="italic" style:font-style-asian="italic"/>
    </style:style>
    <style:style style:name="T2718" style:parent-style-name="Policepardéfaut" style:family="text">
      <style:text-properties fo:font-style="italic" style:font-style-asian="italic"/>
    </style:style>
    <style:style style:name="T2719" style:parent-style-name="Policepardéfaut" style:family="text">
      <style:text-properties fo:font-style="italic" style:font-style-asian="italic"/>
    </style:style>
    <style:style style:name="T2720" style:parent-style-name="Policepardéfaut" style:family="text">
      <style:text-properties fo:font-style="italic" style:font-style-asian="italic"/>
    </style:style>
    <style:style style:name="T2721" style:parent-style-name="Policepardéfaut" style:family="text">
      <style:text-properties fo:font-style="italic" style:font-style-asian="italic"/>
    </style:style>
    <style:style style:name="T2722" style:parent-style-name="Policepardéfaut" style:family="text">
      <style:text-properties fo:font-style="italic" style:font-style-asian="italic"/>
    </style:style>
    <style:style style:name="T2723" style:parent-style-name="Policepardéfaut" style:family="text">
      <style:text-properties fo:font-style="italic" style:font-style-asian="italic"/>
    </style:style>
    <style:style style:name="T2724" style:parent-style-name="Policepardéfaut" style:family="text">
      <style:text-properties fo:font-style="italic" style:font-style-asian="italic"/>
    </style:style>
    <style:style style:name="T2725" style:parent-style-name="Policepardéfaut" style:family="text">
      <style:text-properties fo:font-style="italic" style:font-style-asian="italic"/>
    </style:style>
    <style:style style:name="P2726" style:parent-style-name="Titre2" style:family="paragraph">
      <style:text-properties fo:font-style="italic" style:font-style-asian="italic"/>
    </style:style>
    <style:style style:name="T2728" style:parent-style-name="Policepardéfaut" style:family="text">
      <style:text-properties/>
    </style:style>
    <style:style style:name="P2727" style:parent-style-name="p" style:family="paragraph">
      <style:paragraph-properties fo:text-indent="0in">
        <style:drop-cap style:length="1" style:lines="3"/>
      </style:paragraph-properties>
    </style:style>
    <style:style style:name="T2729" style:parent-style-name="Policepardéfaut" style:family="text">
      <style:text-properties fo:language="it" fo:country="IT"/>
    </style:style>
    <style:style style:name="P2730" style:parent-style-name="l" style:family="paragraph">
      <style:text-properties fo:language="it" fo:country="IT"/>
    </style:style>
    <style:style style:name="P2731" style:parent-style-name="l" style:family="paragraph">
      <style:text-properties fo:language="it" fo:country="IT"/>
    </style:style>
    <style:style style:name="P2732" style:parent-style-name="l" style:family="paragraph">
      <style:text-properties fo:language="it" fo:country="IT"/>
    </style:style>
    <style:style style:name="P2733" style:parent-style-name="l" style:family="paragraph">
      <style:text-properties fo:language="it" fo:country="IT"/>
    </style:style>
    <style:style style:name="P2734" style:parent-style-name="l" style:family="paragraph">
      <style:text-properties fo:language="it" fo:country="IT"/>
    </style:style>
    <style:style style:name="P2735" style:parent-style-name="l" style:family="paragraph">
      <style:text-properties fo:language="it" fo:country="IT"/>
    </style:style>
    <style:style style:name="P2736" style:parent-style-name="l" style:family="paragraph">
      <style:text-properties fo:language="it" fo:country="IT"/>
    </style:style>
    <style:style style:name="P2737" style:parent-style-name="l" style:family="paragraph">
      <style:text-properties fo:language="it" fo:country="IT"/>
    </style:style>
    <style:style style:name="P2738" style:parent-style-name="l" style:family="paragraph">
      <style:text-properties fo:language="it" fo:country="IT"/>
    </style:style>
    <style:style style:name="P2739" style:parent-style-name="l" style:family="paragraph">
      <style:text-properties fo:language="it" fo:country="IT"/>
    </style:style>
    <style:style style:name="P2740" style:parent-style-name="l" style:family="paragraph">
      <style:text-properties fo:language="it" fo:country="IT"/>
    </style:style>
    <style:style style:name="P2741" style:parent-style-name="l" style:family="paragraph">
      <style:text-properties fo:language="it" fo:country="IT"/>
    </style:style>
    <style:style style:name="P2742" style:parent-style-name="l" style:family="paragraph">
      <style:text-properties fo:language="it" fo:country="IT"/>
    </style:style>
    <style:style style:name="P2743" style:parent-style-name="l" style:family="paragraph">
      <style:text-properties fo:language="it" fo:country="IT"/>
    </style:style>
    <style:style style:name="P2744" style:parent-style-name="l" style:family="paragraph">
      <style:text-properties fo:language="it" fo:country="IT"/>
    </style:style>
    <style:style style:name="P2745" style:parent-style-name="l" style:family="paragraph">
      <style:text-properties fo:language="it" fo:country="IT"/>
    </style:style>
    <style:style style:name="P2746" style:parent-style-name="l" style:family="paragraph">
      <style:text-properties fo:language="it" fo:country="IT"/>
    </style:style>
    <style:style style:name="P2747" style:parent-style-name="l" style:family="paragraph">
      <style:text-properties fo:language="it" fo:country="IT"/>
    </style:style>
    <style:style style:name="P2748" style:parent-style-name="l" style:family="paragraph">
      <style:text-properties fo:language="it" fo:country="IT"/>
    </style:style>
    <style:style style:name="P2749" style:parent-style-name="l" style:family="paragraph">
      <style:text-properties fo:language="it" fo:country="IT"/>
    </style:style>
    <style:style style:name="P2750" style:parent-style-name="l" style:family="paragraph">
      <style:text-properties fo:language="it" fo:country="IT"/>
    </style:style>
    <style:style style:name="P2751" style:parent-style-name="l" style:family="paragraph">
      <style:text-properties fo:language="it" fo:country="IT"/>
    </style:style>
    <style:style style:name="P2752" style:parent-style-name="l" style:family="paragraph">
      <style:text-properties fo:language="it" fo:country="IT"/>
    </style:style>
    <style:style style:name="P2753" style:parent-style-name="l" style:family="paragraph">
      <style:text-properties fo:language="it" fo:country="IT"/>
    </style:style>
    <style:style style:name="P2754" style:parent-style-name="l" style:family="paragraph">
      <style:text-properties fo:language="it" fo:country="IT"/>
    </style:style>
    <style:style style:name="P2755" style:parent-style-name="l" style:family="paragraph">
      <style:text-properties fo:language="it" fo:country="IT"/>
    </style:style>
    <style:style style:name="P2756" style:parent-style-name="l" style:family="paragraph">
      <style:text-properties fo:language="it" fo:country="IT"/>
    </style:style>
    <style:style style:name="P2757" style:parent-style-name="l" style:family="paragraph">
      <style:text-properties fo:language="it" fo:country="IT"/>
    </style:style>
    <style:style style:name="P2758" style:parent-style-name="l" style:family="paragraph">
      <style:text-properties fo:language="it" fo:country="IT"/>
    </style:style>
    <style:style style:name="P2759" style:parent-style-name="l" style:family="paragraph">
      <style:text-properties fo:language="it" fo:country="IT"/>
    </style:style>
    <style:style style:name="P2760" style:parent-style-name="l" style:family="paragraph">
      <style:text-properties fo:language="it" fo:country="IT"/>
    </style:style>
    <style:style style:name="P2761" style:parent-style-name="l" style:family="paragraph">
      <style:text-properties fo:language="it" fo:country="IT"/>
    </style:style>
    <style:style style:name="P2762" style:parent-style-name="l" style:family="paragraph">
      <style:text-properties fo:language="it" fo:country="IT"/>
    </style:style>
    <style:style style:name="P2763" style:parent-style-name="l" style:family="paragraph">
      <style:text-properties fo:language="it" fo:country="IT"/>
    </style:style>
    <style:style style:name="P2764" style:parent-style-name="l" style:family="paragraph">
      <style:text-properties fo:language="it" fo:country="IT"/>
    </style:style>
    <style:style style:name="P2765" style:parent-style-name="l" style:family="paragraph">
      <style:text-properties fo:language="it" fo:country="IT"/>
    </style:style>
    <style:style style:name="P2766" style:parent-style-name="l" style:family="paragraph">
      <style:text-properties fo:language="it" fo:country="IT"/>
    </style:style>
    <style:style style:name="P2767" style:parent-style-name="l" style:family="paragraph">
      <style:text-properties fo:language="it" fo:country="IT"/>
    </style:style>
    <style:style style:name="P2768" style:parent-style-name="l" style:family="paragraph">
      <style:text-properties fo:language="it" fo:country="IT"/>
    </style:style>
    <style:style style:name="P2769" style:parent-style-name="l" style:family="paragraph">
      <style:text-properties fo:language="it" fo:country="IT"/>
    </style:style>
    <style:style style:name="P2770" style:parent-style-name="l" style:family="paragraph">
      <style:text-properties fo:language="it" fo:country="IT"/>
    </style:style>
    <style:style style:name="P2771" style:parent-style-name="l" style:family="paragraph">
      <style:text-properties fo:language="it" fo:country="IT"/>
    </style:style>
    <style:style style:name="P2772" style:parent-style-name="l" style:family="paragraph">
      <style:text-properties fo:language="it" fo:country="IT"/>
    </style:style>
    <style:style style:name="P2773" style:parent-style-name="l" style:family="paragraph">
      <style:text-properties fo:language="it" fo:country="IT"/>
    </style:style>
    <style:style style:name="T2774" style:parent-style-name="Policepardéfaut" style:family="text">
      <style:text-properties fo:language="it" fo:country="IT"/>
    </style:style>
    <style:style style:name="P2775" style:parent-style-name="l" style:family="paragraph">
      <style:text-properties fo:language="it" fo:country="IT"/>
    </style:style>
    <style:style style:name="P2776" style:parent-style-name="l" style:family="paragraph">
      <style:text-properties fo:language="it" fo:country="IT"/>
    </style:style>
    <style:style style:name="P2777" style:parent-style-name="l" style:family="paragraph">
      <style:text-properties fo:language="it" fo:country="IT"/>
    </style:style>
    <style:style style:name="P2778" style:parent-style-name="l" style:family="paragraph">
      <style:text-properties fo:language="it" fo:country="IT"/>
    </style:style>
    <style:style style:name="P2779" style:parent-style-name="l" style:family="paragraph">
      <style:text-properties fo:language="it" fo:country="IT"/>
    </style:style>
    <style:style style:name="P2780" style:parent-style-name="l" style:family="paragraph">
      <style:text-properties fo:language="it" fo:country="IT"/>
    </style:style>
    <style:style style:name="P2781" style:parent-style-name="l" style:family="paragraph">
      <style:text-properties fo:language="it" fo:country="IT"/>
    </style:style>
    <style:style style:name="P2782" style:parent-style-name="l" style:family="paragraph">
      <style:text-properties fo:language="it" fo:country="IT"/>
    </style:style>
    <style:style style:name="P2783" style:parent-style-name="l" style:family="paragraph">
      <style:text-properties fo:language="it" fo:country="IT"/>
    </style:style>
    <style:style style:name="P2784" style:parent-style-name="l" style:family="paragraph">
      <style:text-properties fo:language="it" fo:country="IT"/>
    </style:style>
    <style:style style:name="P2785" style:parent-style-name="l" style:family="paragraph">
      <style:text-properties fo:language="it" fo:country="IT"/>
    </style:style>
    <style:style style:name="P2786" style:parent-style-name="l" style:family="paragraph">
      <style:text-properties fo:language="it" fo:country="IT"/>
    </style:style>
    <style:style style:name="P2787" style:parent-style-name="l" style:family="paragraph">
      <style:text-properties fo:language="it" fo:country="IT"/>
    </style:style>
    <style:style style:name="T2788" style:parent-style-name="Policepardéfaut" style:family="text">
      <style:text-properties fo:language="it" fo:country="IT"/>
    </style:style>
    <style:style style:name="T2789" style:parent-style-name="Policepardéfaut" style:family="text">
      <style:text-properties fo:language="it" fo:country="IT"/>
    </style:style>
    <style:style style:name="T2790" style:parent-style-name="Policepardéfaut" style:family="text">
      <style:text-properties fo:language="it" fo:country="IT"/>
    </style:style>
    <style:style style:name="T2791" style:parent-style-name="Policepardéfaut" style:family="text">
      <style:text-properties fo:font-style="italic" style:font-style-asian="italic" fo:language="it" fo:country="IT"/>
    </style:style>
    <style:style style:name="T2792" style:parent-style-name="Policepardéfaut" style:family="text">
      <style:text-properties fo:font-style="italic" style:font-style-asian="italic" fo:language="it" fo:country="IT"/>
    </style:style>
    <style:style style:name="T2793" style:parent-style-name="Policepardéfaut" style:family="text">
      <style:text-properties fo:font-style="italic" style:font-style-asian="italic" fo:language="it" fo:country="IT"/>
    </style:style>
    <style:style style:name="T2794" style:parent-style-name="Policepardéfaut" style:family="text">
      <style:text-properties fo:font-style="italic" style:font-style-asian="italic" fo:language="it" fo:country="IT"/>
    </style:style>
    <style:style style:name="T2795" style:parent-style-name="Policepardéfaut" style:family="text">
      <style:text-properties fo:font-style="italic" style:font-style-asian="italic" fo:language="it" fo:country="IT"/>
    </style:style>
    <style:style style:name="T2797" style:parent-style-name="Policepardéfaut" style:family="text">
      <style:text-properties fo:language="it" fo:country="IT"/>
    </style:style>
    <style:style style:name="P2796" style:parent-style-name="p" style:family="paragraph">
      <style:paragraph-properties fo:text-indent="0in">
        <style:drop-cap style:length="1" style:lines="3"/>
      </style:paragraph-properties>
    </style:style>
    <style:style style:name="T2798" style:parent-style-name="Policepardéfaut" style:family="text">
      <style:text-properties fo:language="it" fo:country="IT"/>
    </style:style>
    <style:style style:name="T2799" style:parent-style-name="Policepardéfaut" style:family="text">
      <style:text-properties fo:language="it" fo:country="IT"/>
    </style:style>
    <style:style style:name="T2800" style:parent-style-name="Policepardéfaut" style:family="text">
      <style:text-properties fo:language="it" fo:country="IT"/>
    </style:style>
    <style:style style:name="T2801" style:parent-style-name="Policepardéfaut" style:family="text">
      <style:text-properties fo:language="it" fo:country="IT"/>
    </style:style>
    <style:style style:name="T2802" style:parent-style-name="Policepardéfaut" style:family="text">
      <style:text-properties fo:language="it" fo:country="IT"/>
    </style:style>
    <style:style style:name="T2803" style:parent-style-name="Policepardéfaut" style:family="text">
      <style:text-properties fo:language="it" fo:country="IT"/>
    </style:style>
    <style:style style:name="T2804" style:parent-style-name="Policepardéfaut" style:family="text">
      <style:text-properties fo:language="it" fo:country="IT"/>
    </style:style>
    <style:style style:name="T2805" style:parent-style-name="Policepardéfaut" style:family="text">
      <style:text-properties fo:language="it" fo:country="IT"/>
    </style:style>
    <style:style style:name="T2806" style:parent-style-name="Policepardéfaut" style:family="text">
      <style:text-properties fo:language="it" fo:country="IT"/>
    </style:style>
    <style:style style:name="T2807" style:parent-style-name="Policepardéfaut" style:family="text">
      <style:text-properties fo:language="it" fo:country="IT"/>
    </style:style>
    <style:style style:name="T2808" style:parent-style-name="Policepardéfaut" style:family="text">
      <style:text-properties fo:language="it" fo:country="IT"/>
    </style:style>
    <style:style style:name="T2809" style:parent-style-name="Policepardéfaut" style:family="text">
      <style:text-properties fo:language="it" fo:country="IT"/>
    </style:style>
    <style:style style:name="T2810" style:parent-style-name="Policepardéfaut" style:family="text">
      <style:text-properties fo:language="it" fo:country="IT"/>
    </style:style>
    <style:style style:name="T2811" style:parent-style-name="Policepardéfaut" style:family="text">
      <style:text-properties fo:language="it" fo:country="IT"/>
    </style:style>
    <style:style style:name="T2812" style:parent-style-name="Policepardéfaut" style:family="text">
      <style:text-properties fo:language="it" fo:country="IT"/>
    </style:style>
    <style:style style:name="T2813" style:parent-style-name="Policepardéfaut" style:family="text">
      <style:text-properties fo:language="it" fo:country="IT"/>
    </style:style>
    <style:style style:name="T2814" style:parent-style-name="Policepardéfaut" style:family="text">
      <style:text-properties fo:language="it" fo:country="IT"/>
    </style:style>
    <style:style style:name="T2815" style:parent-style-name="Policepardéfaut" style:family="text">
      <style:text-properties fo:language="it" fo:country="IT"/>
    </style:style>
    <style:style style:name="T2816" style:parent-style-name="Policepardéfaut" style:family="text">
      <style:text-properties fo:language="it" fo:country="IT"/>
    </style:style>
    <style:style style:name="T2817" style:parent-style-name="Policepardéfaut" style:family="text">
      <style:text-properties fo:language="it" fo:country="IT"/>
    </style:style>
    <style:style style:name="T2818" style:parent-style-name="Policepardéfaut" style:family="text">
      <style:text-properties fo:language="it" fo:country="IT"/>
    </style:style>
    <style:style style:name="T2819" style:parent-style-name="Policepardéfaut" style:family="text">
      <style:text-properties fo:language="it" fo:country="IT"/>
    </style:style>
    <style:style style:name="T2820" style:parent-style-name="Policepardéfaut" style:family="text">
      <style:text-properties fo:language="it" fo:country="IT"/>
    </style:style>
    <style:style style:name="T2821" style:parent-style-name="Policepardéfaut" style:family="text">
      <style:text-properties fo:language="it" fo:country="IT"/>
    </style:style>
    <style:style style:name="T2822" style:parent-style-name="Policepardéfaut" style:family="text">
      <style:text-properties fo:language="it" fo:country="IT"/>
    </style:style>
    <style:style style:name="T2823" style:parent-style-name="Policepardéfaut" style:family="text">
      <style:text-properties fo:language="it" fo:country="IT"/>
    </style:style>
    <style:style style:name="T2824" style:parent-style-name="Policepardéfaut" style:family="text">
      <style:text-properties fo:language="it" fo:country="IT"/>
    </style:style>
    <style:style style:name="T2825" style:parent-style-name="Policepardéfaut" style:family="text">
      <style:text-properties fo:language="it" fo:country="IT"/>
    </style:style>
    <style:style style:name="T2826" style:parent-style-name="Policepardéfaut" style:family="text">
      <style:text-properties fo:language="it" fo:country="IT"/>
    </style:style>
    <style:style style:name="T2827" style:parent-style-name="Policepardéfaut" style:family="text">
      <style:text-properties fo:language="it" fo:country="IT"/>
    </style:style>
    <style:style style:name="T2828" style:parent-style-name="Policepardéfaut" style:family="text">
      <style:text-properties fo:language="it" fo:country="IT"/>
    </style:style>
    <style:style style:name="T2829" style:parent-style-name="Policepardéfaut" style:family="text">
      <style:text-properties fo:language="it" fo:country="IT"/>
    </style:style>
    <style:style style:name="T2830" style:parent-style-name="Policepardéfaut" style:family="text">
      <style:text-properties fo:language="it" fo:country="IT"/>
    </style:style>
    <style:style style:name="T2831" style:parent-style-name="Policepardéfaut" style:family="text">
      <style:text-properties fo:language="it" fo:country="IT"/>
    </style:style>
    <style:style style:name="T2832" style:parent-style-name="Policepardéfaut" style:family="text">
      <style:text-properties fo:language="it" fo:country="IT"/>
    </style:style>
    <style:style style:name="T2833" style:parent-style-name="Policepardéfaut" style:family="text">
      <style:text-properties fo:language="it" fo:country="IT"/>
    </style:style>
    <style:style style:name="T2834" style:parent-style-name="Policepardéfaut" style:family="text">
      <style:text-properties fo:language="it" fo:country="IT"/>
    </style:style>
    <style:style style:name="T2835" style:parent-style-name="Policepardéfaut" style:family="text">
      <style:text-properties fo:language="it" fo:country="IT"/>
    </style:style>
    <style:style style:name="T2836" style:parent-style-name="Policepardéfaut" style:family="text">
      <style:text-properties fo:language="it" fo:country="IT"/>
    </style:style>
    <style:style style:name="T2837" style:parent-style-name="Policepardéfaut" style:family="text">
      <style:text-properties fo:language="it" fo:country="IT"/>
    </style:style>
    <style:style style:name="T2838" style:parent-style-name="Policepardéfaut" style:family="text">
      <style:text-properties fo:language="it" fo:country="IT"/>
    </style:style>
    <style:style style:name="T2839" style:parent-style-name="Policepardéfaut" style:family="text">
      <style:text-properties fo:language="it" fo:country="IT"/>
    </style:style>
    <style:style style:name="T2840" style:parent-style-name="Policepardéfaut" style:family="text">
      <style:text-properties fo:language="it" fo:country="IT"/>
    </style:style>
    <style:style style:name="T2841" style:parent-style-name="Policepardéfaut" style:family="text">
      <style:text-properties fo:language="it" fo:country="IT"/>
    </style:style>
    <style:style style:name="T2842" style:parent-style-name="Policepardéfaut" style:family="text">
      <style:text-properties fo:language="it" fo:country="IT"/>
    </style:style>
    <style:style style:name="T2843" style:parent-style-name="Policepardéfaut" style:family="text">
      <style:text-properties fo:language="it" fo:country="IT"/>
    </style:style>
    <style:style style:name="T2844" style:parent-style-name="Policepardéfaut" style:family="text">
      <style:text-properties fo:language="it" fo:country="IT"/>
    </style:style>
    <style:style style:name="T2845" style:parent-style-name="Policepardéfaut" style:family="text">
      <style:text-properties fo:language="it" fo:country="IT"/>
    </style:style>
    <style:style style:name="T2846" style:parent-style-name="Policepardéfaut" style:family="text">
      <style:text-properties fo:language="it" fo:country="IT"/>
    </style:style>
    <style:style style:name="T2847" style:parent-style-name="Policepardéfaut" style:family="text">
      <style:text-properties fo:language="it" fo:country="IT"/>
    </style:style>
    <style:style style:name="T2848" style:parent-style-name="Policepardéfaut" style:family="text">
      <style:text-properties fo:language="it" fo:country="IT"/>
    </style:style>
    <style:style style:name="T2849" style:parent-style-name="Policepardéfaut" style:family="text">
      <style:text-properties fo:language="it" fo:country="IT"/>
    </style:style>
    <style:style style:name="P2850" style:parent-style-name="p" style:family="paragraph">
      <style:paragraph-properties fo:text-indent="0.1972in"/>
      <style:text-properties fo:language="it" fo:country="IT"/>
    </style:style>
    <style:style style:name="T2851" style:parent-style-name="Policepardéfaut" style:family="text">
      <style:text-properties fo:language="it" fo:country="IT"/>
    </style:style>
    <style:style style:name="T2852" style:parent-style-name="Policepardéfaut" style:family="text">
      <style:text-properties fo:language="it" fo:country="IT"/>
    </style:style>
    <style:style style:name="T2853" style:parent-style-name="Policepardéfaut" style:family="text">
      <style:text-properties fo:language="it" fo:country="IT"/>
    </style:style>
    <style:style style:name="T2854" style:parent-style-name="Policepardéfaut" style:family="text">
      <style:text-properties fo:language="it" fo:country="IT"/>
    </style:style>
    <style:style style:name="T2855" style:parent-style-name="Policepardéfaut" style:family="text">
      <style:text-properties fo:language="it" fo:country="IT"/>
    </style:style>
    <style:style style:name="T2856" style:parent-style-name="Policepardéfaut" style:family="text">
      <style:text-properties fo:font-style="italic" style:font-style-asian="italic" fo:language="it" fo:country="IT"/>
    </style:style>
    <style:style style:name="T2857" style:parent-style-name="Policepardéfaut" style:family="text">
      <style:text-properties fo:font-style="italic" style:font-style-asian="italic" fo:language="it" fo:country="IT"/>
    </style:style>
    <style:style style:name="T2858" style:parent-style-name="Policepardéfaut" style:family="text">
      <style:text-properties fo:font-style="italic" style:font-style-asian="italic" fo:language="it" fo:country="IT"/>
    </style:style>
    <style:style style:name="T2859" style:parent-style-name="Policepardéfaut" style:family="text">
      <style:text-properties fo:font-style="italic" style:font-style-asian="italic" fo:language="it" fo:country="IT"/>
    </style:style>
    <style:style style:name="T2860" style:parent-style-name="Policepardéfaut" style:family="text">
      <style:text-properties fo:font-style="italic" style:font-style-asian="italic" fo:language="it" fo:country="IT"/>
    </style:style>
    <style:style style:name="T2861" style:parent-style-name="Policepardéfaut" style:family="text">
      <style:text-properties fo:font-style="italic" style:font-style-asian="italic" fo:language="it" fo:country="IT"/>
    </style:style>
    <style:style style:name="T2862" style:parent-style-name="Policepardéfaut" style:family="text">
      <style:text-properties fo:font-style="italic" style:font-style-asian="italic" fo:language="it" fo:country="IT"/>
    </style:style>
    <style:style style:name="T2863" style:parent-style-name="Policepardéfaut" style:family="text">
      <style:text-properties fo:font-style="italic" style:font-style-asian="italic" fo:language="it" fo:country="IT"/>
    </style:style>
    <style:style style:name="T2864" style:parent-style-name="Policepardéfaut" style:family="text">
      <style:text-properties fo:font-style="italic" style:font-style-asian="italic" fo:language="it" fo:country="IT"/>
    </style:style>
    <style:style style:name="T2866" style:parent-style-name="Policepardéfaut" style:family="text">
      <style:text-properties fo:language="it" fo:country="IT"/>
    </style:style>
    <style:style style:name="P2865" style:parent-style-name="p" style:family="paragraph">
      <style:paragraph-properties fo:text-indent="0in">
        <style:drop-cap style:length="1" style:lines="3"/>
      </style:paragraph-properties>
    </style:style>
    <style:style style:name="T2867" style:parent-style-name="Policepardéfaut" style:family="text">
      <style:text-properties fo:language="it" fo:country="IT"/>
    </style:style>
    <style:style style:name="T2868" style:parent-style-name="Policepardéfaut" style:family="text">
      <style:text-properties fo:language="it" fo:country="IT"/>
    </style:style>
    <style:style style:name="T2869" style:parent-style-name="Policepardéfaut" style:family="text">
      <style:text-properties fo:language="it" fo:country="IT"/>
    </style:style>
    <style:style style:name="T2870" style:parent-style-name="Policepardéfaut" style:family="text">
      <style:text-properties fo:language="it" fo:country="IT"/>
    </style:style>
    <style:style style:name="T2871" style:parent-style-name="Policepardéfaut" style:family="text">
      <style:text-properties fo:language="it" fo:country="IT"/>
    </style:style>
    <style:style style:name="T2872" style:parent-style-name="Policepardéfaut" style:family="text">
      <style:text-properties fo:language="it" fo:country="IT"/>
    </style:style>
    <style:style style:name="T2873" style:parent-style-name="Policepardéfaut" style:family="text">
      <style:text-properties fo:language="it" fo:country="IT"/>
    </style:style>
    <style:style style:name="T2874" style:parent-style-name="Policepardéfaut" style:family="text">
      <style:text-properties fo:language="it" fo:country="IT"/>
    </style:style>
    <style:style style:name="T2875" style:parent-style-name="Policepardéfaut" style:family="text">
      <style:text-properties fo:language="it" fo:country="IT"/>
    </style:style>
    <style:style style:name="T2876" style:parent-style-name="Policepardéfaut" style:family="text">
      <style:text-properties fo:language="it" fo:country="IT"/>
    </style:style>
    <style:style style:name="T2877" style:parent-style-name="Policepardéfaut" style:family="text">
      <style:text-properties fo:language="it" fo:country="IT"/>
    </style:style>
    <style:style style:name="T2878" style:parent-style-name="Policepardéfaut" style:family="text">
      <style:text-properties fo:language="it" fo:country="IT"/>
    </style:style>
    <style:style style:name="T2879" style:parent-style-name="Policepardéfaut" style:family="text">
      <style:text-properties fo:language="it" fo:country="IT"/>
    </style:style>
    <style:style style:name="T2880" style:parent-style-name="Policepardéfaut" style:family="text">
      <style:text-properties fo:language="it" fo:country="IT"/>
    </style:style>
    <style:style style:name="T2881" style:parent-style-name="Policepardéfaut" style:family="text">
      <style:text-properties fo:language="it" fo:country="IT"/>
    </style:style>
    <style:style style:name="T2882" style:parent-style-name="Policepardéfaut" style:family="text">
      <style:text-properties fo:language="it" fo:country="IT"/>
    </style:style>
    <style:style style:name="T2883" style:parent-style-name="Policepardéfaut" style:family="text">
      <style:text-properties fo:language="it" fo:country="IT"/>
    </style:style>
    <style:style style:name="T2884" style:parent-style-name="Policepardéfaut" style:family="text">
      <style:text-properties fo:language="it" fo:country="IT"/>
    </style:style>
    <style:style style:name="T2885" style:parent-style-name="Policepardéfaut" style:family="text">
      <style:text-properties fo:language="it" fo:country="IT"/>
    </style:style>
    <style:style style:name="T2886" style:parent-style-name="Policepardéfaut" style:family="text">
      <style:text-properties fo:language="it" fo:country="IT"/>
    </style:style>
    <style:style style:name="T2887" style:parent-style-name="Policepardéfaut" style:family="text">
      <style:text-properties fo:language="it" fo:country="IT"/>
    </style:style>
    <style:style style:name="T2888" style:parent-style-name="Policepardéfaut" style:family="text">
      <style:text-properties fo:language="it" fo:country="IT"/>
    </style:style>
    <style:style style:name="T2889" style:parent-style-name="Policepardéfaut" style:family="text">
      <style:text-properties fo:language="it" fo:country="IT"/>
    </style:style>
    <style:style style:name="T2890" style:parent-style-name="Policepardéfaut" style:family="text">
      <style:text-properties fo:language="it" fo:country="IT"/>
    </style:style>
    <style:style style:name="T2891" style:parent-style-name="Policepardéfaut" style:family="text">
      <style:text-properties fo:language="it" fo:country="IT"/>
    </style:style>
    <style:style style:name="T2892" style:parent-style-name="Policepardéfaut" style:family="text">
      <style:text-properties fo:language="it" fo:country="IT"/>
    </style:style>
    <style:style style:name="T2893" style:parent-style-name="Policepardéfaut" style:family="text">
      <style:text-properties fo:language="it" fo:country="IT"/>
    </style:style>
    <style:style style:name="T2894" style:parent-style-name="Policepardéfaut" style:family="text">
      <style:text-properties fo:language="it" fo:country="IT"/>
    </style:style>
    <style:style style:name="T2895" style:parent-style-name="Policepardéfaut" style:family="text">
      <style:text-properties fo:language="it" fo:country="IT"/>
    </style:style>
    <style:style style:name="T2896" style:parent-style-name="Policepardéfaut" style:family="text">
      <style:text-properties fo:language="it" fo:country="IT"/>
    </style:style>
    <style:style style:name="T2897" style:parent-style-name="Policepardéfaut" style:family="text">
      <style:text-properties fo:language="it" fo:country="IT"/>
    </style:style>
    <style:style style:name="T2898" style:parent-style-name="Policepardéfaut" style:family="text">
      <style:text-properties fo:language="it" fo:country="IT"/>
    </style:style>
    <style:style style:name="T2899" style:parent-style-name="Policepardéfaut" style:family="text">
      <style:text-properties fo:language="it" fo:country="IT"/>
    </style:style>
    <style:style style:name="T2900" style:parent-style-name="Policepardéfaut" style:family="text">
      <style:text-properties fo:language="it" fo:country="IT"/>
    </style:style>
    <style:style style:name="T2901" style:parent-style-name="Policepardéfaut" style:family="text">
      <style:text-properties fo:language="it" fo:country="IT"/>
    </style:style>
    <style:style style:name="T2902" style:parent-style-name="Policepardéfaut" style:family="text">
      <style:text-properties fo:language="it" fo:country="IT"/>
    </style:style>
    <style:style style:name="T2903" style:parent-style-name="Policepardéfaut" style:family="text">
      <style:text-properties fo:language="it" fo:country="IT"/>
    </style:style>
    <style:style style:name="T2904" style:parent-style-name="Policepardéfaut" style:family="text">
      <style:text-properties fo:language="it" fo:country="IT"/>
    </style:style>
    <style:style style:name="T2905" style:parent-style-name="Policepardéfaut" style:family="text">
      <style:text-properties fo:language="it" fo:country="IT"/>
    </style:style>
    <style:style style:name="T2906" style:parent-style-name="Policepardéfaut" style:family="text">
      <style:text-properties fo:language="it" fo:country="IT"/>
    </style:style>
    <style:style style:name="T2907" style:parent-style-name="Policepardéfaut" style:family="text">
      <style:text-properties fo:language="it" fo:country="IT"/>
    </style:style>
    <style:style style:name="T2908" style:parent-style-name="Policepardéfaut" style:family="text">
      <style:text-properties fo:language="it" fo:country="IT"/>
    </style:style>
    <style:style style:name="T2909" style:parent-style-name="Policepardéfaut" style:family="text">
      <style:text-properties fo:language="it" fo:country="IT"/>
    </style:style>
    <style:style style:name="T2910" style:parent-style-name="Policepardéfaut" style:family="text">
      <style:text-properties fo:language="it" fo:country="IT"/>
    </style:style>
    <style:style style:name="T2911" style:parent-style-name="Policepardéfaut" style:family="text">
      <style:text-properties fo:language="it" fo:country="IT"/>
    </style:style>
    <style:style style:name="T2912" style:parent-style-name="Policepardéfaut" style:family="text">
      <style:text-properties fo:language="it" fo:country="IT"/>
    </style:style>
    <style:style style:name="T2913" style:parent-style-name="Policepardéfaut" style:family="text">
      <style:text-properties fo:language="it" fo:country="IT"/>
    </style:style>
    <style:style style:name="T2914" style:parent-style-name="Policepardéfaut" style:family="text">
      <style:text-properties fo:language="it" fo:country="IT"/>
    </style:style>
    <style:style style:name="T2915" style:parent-style-name="Policepardéfaut" style:family="text">
      <style:text-properties fo:language="it" fo:country="IT"/>
    </style:style>
    <style:style style:name="T2916" style:parent-style-name="Policepardéfaut" style:family="text">
      <style:text-properties fo:language="it" fo:country="IT"/>
    </style:style>
    <style:style style:name="T2917" style:parent-style-name="Policepardéfaut" style:family="text">
      <style:text-properties fo:language="it" fo:country="IT"/>
    </style:style>
    <style:style style:name="T2918" style:parent-style-name="Policepardéfaut" style:family="text">
      <style:text-properties fo:language="it" fo:country="IT"/>
    </style:style>
    <style:style style:name="T2919" style:parent-style-name="Policepardéfaut" style:family="text">
      <style:text-properties fo:language="it" fo:country="IT"/>
    </style:style>
    <style:style style:name="T2920" style:parent-style-name="Policepardéfaut" style:family="text">
      <style:text-properties fo:language="it" fo:country="IT"/>
    </style:style>
    <style:style style:name="T2921" style:parent-style-name="Policepardéfaut" style:family="text">
      <style:text-properties fo:language="it" fo:country="IT"/>
    </style:style>
    <style:style style:name="T2922" style:parent-style-name="Policepardéfaut" style:family="text">
      <style:text-properties fo:language="it" fo:country="IT"/>
    </style:style>
    <style:style style:name="T2923" style:parent-style-name="Policepardéfaut" style:family="text">
      <style:text-properties fo:language="it" fo:country="IT"/>
    </style:style>
    <style:style style:name="T2924" style:parent-style-name="Policepardéfaut" style:family="text">
      <style:text-properties fo:language="it" fo:country="IT"/>
    </style:style>
    <style:style style:name="T2925" style:parent-style-name="Policepardéfaut" style:family="text">
      <style:text-properties fo:language="it" fo:country="IT"/>
    </style:style>
    <style:style style:name="T2926" style:parent-style-name="Policepardéfaut" style:family="text">
      <style:text-properties fo:language="it" fo:country="IT"/>
    </style:style>
    <style:style style:name="T2927" style:parent-style-name="Policepardéfaut" style:family="text">
      <style:text-properties fo:language="it" fo:country="IT"/>
    </style:style>
    <style:style style:name="T2928" style:parent-style-name="Policepardéfaut" style:family="text">
      <style:text-properties fo:language="it" fo:country="IT"/>
    </style:style>
    <style:style style:name="T2929" style:parent-style-name="Policepardéfaut" style:family="text">
      <style:text-properties fo:language="it" fo:country="IT"/>
    </style:style>
    <style:style style:name="T2930" style:parent-style-name="Policepardéfaut" style:family="text">
      <style:text-properties fo:language="it" fo:country="IT"/>
    </style:style>
    <style:style style:name="T2931" style:parent-style-name="Policepardéfaut" style:family="text">
      <style:text-properties fo:language="it" fo:country="IT"/>
    </style:style>
    <style:style style:name="T2932" style:parent-style-name="Policepardéfaut" style:family="text">
      <style:text-properties fo:language="it" fo:country="IT"/>
    </style:style>
    <style:style style:name="T2933" style:parent-style-name="Policepardéfaut" style:family="text">
      <style:text-properties fo:language="it" fo:country="IT"/>
    </style:style>
    <style:style style:name="T2934" style:parent-style-name="Policepardéfaut" style:family="text">
      <style:text-properties fo:language="it" fo:country="IT"/>
    </style:style>
    <style:style style:name="T2935" style:parent-style-name="Policepardéfaut" style:family="text">
      <style:text-properties fo:language="it" fo:country="IT"/>
    </style:style>
    <style:style style:name="T2936" style:parent-style-name="Policepardéfaut" style:family="text">
      <style:text-properties fo:language="it" fo:country="IT"/>
    </style:style>
    <style:style style:name="T2937" style:parent-style-name="Policepardéfaut" style:family="text">
      <style:text-properties fo:language="it" fo:country="IT"/>
    </style:style>
    <style:style style:name="T2938" style:parent-style-name="Policepardéfaut" style:family="text">
      <style:text-properties fo:language="it" fo:country="IT"/>
    </style:style>
    <style:style style:name="T2939" style:parent-style-name="Policepardéfaut" style:family="text">
      <style:text-properties fo:language="it" fo:country="IT"/>
    </style:style>
    <style:style style:name="T2940" style:parent-style-name="Policepardéfaut" style:family="text">
      <style:text-properties fo:language="it" fo:country="IT"/>
    </style:style>
    <style:style style:name="T2941" style:parent-style-name="Policepardéfaut" style:family="text">
      <style:text-properties fo:language="it" fo:country="IT"/>
    </style:style>
    <style:style style:name="T2942" style:parent-style-name="Policepardéfaut" style:family="text">
      <style:text-properties fo:language="it" fo:country="IT"/>
    </style:style>
    <style:style style:name="T2943" style:parent-style-name="Policepardéfaut" style:family="text">
      <style:text-properties fo:language="it" fo:country="IT"/>
    </style:style>
    <style:style style:name="T2944" style:parent-style-name="Policepardéfaut" style:family="text">
      <style:text-properties fo:language="it" fo:country="IT"/>
    </style:style>
    <style:style style:name="T2945" style:parent-style-name="Policepardéfaut" style:family="text">
      <style:text-properties fo:language="it" fo:country="IT"/>
    </style:style>
    <style:style style:name="T2946" style:parent-style-name="Policepardéfaut" style:family="text">
      <style:text-properties fo:language="it" fo:country="IT"/>
    </style:style>
    <style:style style:name="T2947" style:parent-style-name="Policepardéfaut" style:family="text">
      <style:text-properties fo:language="it" fo:country="IT"/>
    </style:style>
    <style:style style:name="T2948" style:parent-style-name="Policepardéfaut" style:family="text">
      <style:text-properties fo:language="it" fo:country="IT"/>
    </style:style>
    <style:style style:name="T2949" style:parent-style-name="Policepardéfaut" style:family="text">
      <style:text-properties fo:language="it" fo:country="IT"/>
    </style:style>
    <style:style style:name="T2950" style:parent-style-name="Policepardéfaut" style:family="text">
      <style:text-properties fo:language="it" fo:country="IT"/>
    </style:style>
    <style:style style:name="T2951" style:parent-style-name="Policepardéfaut" style:family="text">
      <style:text-properties fo:language="it" fo:country="IT"/>
    </style:style>
    <style:style style:name="T2952" style:parent-style-name="Policepardéfaut" style:family="text">
      <style:text-properties fo:language="it" fo:country="IT"/>
    </style:style>
    <style:style style:name="T2953" style:parent-style-name="Policepardéfaut" style:family="text">
      <style:text-properties fo:language="it" fo:country="IT"/>
    </style:style>
    <style:style style:name="T2954" style:parent-style-name="Policepardéfaut" style:family="text">
      <style:text-properties fo:language="it" fo:country="IT"/>
    </style:style>
    <style:style style:name="T2955" style:parent-style-name="Policepardéfaut" style:family="text">
      <style:text-properties fo:language="it" fo:country="IT"/>
    </style:style>
    <style:style style:name="T2956" style:parent-style-name="Policepardéfaut" style:family="text">
      <style:text-properties fo:language="it" fo:country="IT"/>
    </style:style>
    <style:style style:name="T2957" style:parent-style-name="Policepardéfaut" style:family="text">
      <style:text-properties fo:language="it" fo:country="IT"/>
    </style:style>
    <style:style style:name="T2958" style:parent-style-name="Policepardéfaut" style:family="text">
      <style:text-properties fo:language="it" fo:country="IT"/>
    </style:style>
    <style:style style:name="T2959" style:parent-style-name="Policepardéfaut" style:family="text">
      <style:text-properties fo:language="it" fo:country="IT"/>
    </style:style>
    <style:style style:name="T2960" style:parent-style-name="Policepardéfaut" style:family="text">
      <style:text-properties fo:language="it" fo:country="IT"/>
    </style:style>
    <style:style style:name="T2961" style:parent-style-name="Policepardéfaut" style:family="text">
      <style:text-properties fo:language="it" fo:country="IT"/>
    </style:style>
    <style:style style:name="T2962" style:parent-style-name="Policepardéfaut" style:family="text">
      <style:text-properties fo:language="it" fo:country="IT"/>
    </style:style>
    <style:style style:name="T2963" style:parent-style-name="Policepardéfaut" style:family="text">
      <style:text-properties fo:language="it" fo:country="IT"/>
    </style:style>
    <style:style style:name="T2964" style:parent-style-name="Policepardéfaut" style:family="text">
      <style:text-properties fo:language="it" fo:country="IT"/>
    </style:style>
    <style:style style:name="T2965" style:parent-style-name="Policepardéfaut" style:family="text">
      <style:text-properties fo:language="it" fo:country="IT"/>
    </style:style>
    <style:style style:name="T2966" style:parent-style-name="Policepardéfaut" style:family="text">
      <style:text-properties fo:language="it" fo:country="IT"/>
    </style:style>
    <style:style style:name="T2967" style:parent-style-name="Policepardéfaut" style:family="text">
      <style:text-properties fo:language="it" fo:country="IT"/>
    </style:style>
    <style:style style:name="T2968" style:parent-style-name="Policepardéfaut" style:family="text">
      <style:text-properties fo:language="it" fo:country="IT"/>
    </style:style>
    <style:style style:name="T2969" style:parent-style-name="Policepardéfaut" style:family="text">
      <style:text-properties fo:language="it" fo:country="IT"/>
    </style:style>
    <style:style style:name="T2970" style:parent-style-name="Policepardéfaut" style:family="text">
      <style:text-properties fo:language="it" fo:country="IT"/>
    </style:style>
    <style:style style:name="T2971" style:parent-style-name="Policepardéfaut" style:family="text">
      <style:text-properties fo:language="it" fo:country="IT"/>
    </style:style>
    <style:style style:name="T2972" style:parent-style-name="Policepardéfaut" style:family="text">
      <style:text-properties fo:language="it" fo:country="IT"/>
    </style:style>
    <style:style style:name="T2973" style:parent-style-name="Policepardéfaut" style:family="text">
      <style:text-properties fo:language="it" fo:country="IT"/>
    </style:style>
    <style:style style:name="T2974" style:parent-style-name="Policepardéfaut" style:family="text">
      <style:text-properties fo:language="it" fo:country="IT"/>
    </style:style>
    <style:style style:name="T2975" style:parent-style-name="Policepardéfaut" style:family="text">
      <style:text-properties fo:language="it" fo:country="IT"/>
    </style:style>
    <style:style style:name="T2976" style:parent-style-name="Policepardéfaut" style:family="text">
      <style:text-properties fo:language="it" fo:country="IT"/>
    </style:style>
    <style:style style:name="T2977" style:parent-style-name="Policepardéfaut" style:family="text">
      <style:text-properties fo:language="it" fo:country="IT"/>
    </style:style>
    <style:style style:name="T2978" style:parent-style-name="Policepardéfaut" style:family="text">
      <style:text-properties fo:language="it" fo:country="IT"/>
    </style:style>
    <style:style style:name="T2979" style:parent-style-name="Policepardéfaut" style:family="text">
      <style:text-properties fo:language="it" fo:country="IT"/>
    </style:style>
    <style:style style:name="T2980" style:parent-style-name="Policepardéfaut" style:family="text">
      <style:text-properties fo:language="it" fo:country="IT"/>
    </style:style>
    <style:style style:name="T2981" style:parent-style-name="Policepardéfaut" style:family="text">
      <style:text-properties fo:language="it" fo:country="IT"/>
    </style:style>
    <style:style style:name="T2982" style:parent-style-name="Policepardéfaut" style:family="text">
      <style:text-properties fo:language="it" fo:country="IT"/>
    </style:style>
    <style:style style:name="T2983" style:parent-style-name="Policepardéfaut" style:family="text">
      <style:text-properties fo:language="it" fo:country="IT"/>
    </style:style>
    <style:style style:name="T2984" style:parent-style-name="Policepardéfaut" style:family="text">
      <style:text-properties fo:language="it" fo:country="IT"/>
    </style:style>
    <style:style style:name="T2985" style:parent-style-name="Policepardéfaut" style:family="text">
      <style:text-properties fo:language="it" fo:country="IT"/>
    </style:style>
    <style:style style:name="T2986" style:parent-style-name="Policepardéfaut" style:family="text">
      <style:text-properties fo:language="it" fo:country="IT"/>
    </style:style>
    <style:style style:name="T2987" style:parent-style-name="Policepardéfaut" style:family="text">
      <style:text-properties fo:language="it" fo:country="IT"/>
    </style:style>
    <style:style style:name="T2988" style:parent-style-name="Policepardéfaut" style:family="text">
      <style:text-properties fo:language="it" fo:country="IT"/>
    </style:style>
    <style:style style:name="T2989" style:parent-style-name="Policepardéfaut" style:family="text">
      <style:text-properties fo:language="it" fo:country="IT"/>
    </style:style>
    <style:style style:name="T2990" style:parent-style-name="Policepardéfaut" style:family="text">
      <style:text-properties fo:language="it" fo:country="IT"/>
    </style:style>
    <style:style style:name="T2991" style:parent-style-name="Policepardéfaut" style:family="text">
      <style:text-properties fo:language="it" fo:country="IT"/>
    </style:style>
    <style:style style:name="T2992" style:parent-style-name="Policepardéfaut" style:family="text">
      <style:text-properties fo:language="it" fo:country="IT"/>
    </style:style>
    <style:style style:name="T2993" style:parent-style-name="Policepardéfaut" style:family="text">
      <style:text-properties fo:language="it" fo:country="IT"/>
    </style:style>
    <style:style style:name="T2994" style:parent-style-name="Policepardéfaut" style:family="text">
      <style:text-properties fo:language="it" fo:country="IT"/>
    </style:style>
    <style:style style:name="T2995" style:parent-style-name="Policepardéfaut" style:family="text">
      <style:text-properties fo:language="it" fo:country="IT"/>
    </style:style>
    <style:style style:name="T2996" style:parent-style-name="Policepardéfaut" style:family="text">
      <style:text-properties fo:language="it" fo:country="IT"/>
    </style:style>
    <style:style style:name="T2997" style:parent-style-name="Policepardéfaut" style:family="text">
      <style:text-properties fo:language="it" fo:country="IT"/>
    </style:style>
    <style:style style:name="T2998" style:parent-style-name="Policepardéfaut" style:family="text">
      <style:text-properties fo:language="it" fo:country="IT"/>
    </style:style>
    <style:style style:name="T2999" style:parent-style-name="Policepardéfaut" style:family="text">
      <style:text-properties fo:language="it" fo:country="IT"/>
    </style:style>
    <style:style style:name="T3000" style:parent-style-name="Policepardéfaut" style:family="text">
      <style:text-properties fo:language="it" fo:country="IT"/>
    </style:style>
    <style:style style:name="T3001" style:parent-style-name="Policepardéfaut" style:family="text">
      <style:text-properties fo:language="it" fo:country="IT"/>
    </style:style>
    <style:style style:name="T3002" style:parent-style-name="Policepardéfaut" style:family="text">
      <style:text-properties fo:language="it" fo:country="IT"/>
    </style:style>
    <style:style style:name="T3003" style:parent-style-name="Policepardéfaut" style:family="text">
      <style:text-properties fo:language="it" fo:country="IT"/>
    </style:style>
    <style:style style:name="T3004" style:parent-style-name="Policepardéfaut" style:family="text">
      <style:text-properties fo:language="it" fo:country="IT"/>
    </style:style>
    <style:style style:name="T3005" style:parent-style-name="Policepardéfaut" style:family="text">
      <style:text-properties fo:language="it" fo:country="IT"/>
    </style:style>
    <style:style style:name="T3006" style:parent-style-name="Policepardéfaut" style:family="text">
      <style:text-properties fo:language="it" fo:country="IT"/>
    </style:style>
    <style:style style:name="T3007" style:parent-style-name="Policepardéfaut" style:family="text">
      <style:text-properties fo:language="it" fo:country="IT"/>
    </style:style>
    <style:style style:name="T3008" style:parent-style-name="Policepardéfaut" style:family="text">
      <style:text-properties fo:language="it" fo:country="IT"/>
    </style:style>
    <style:style style:name="T3009" style:parent-style-name="Policepardéfaut" style:family="text">
      <style:text-properties fo:language="it" fo:country="IT"/>
    </style:style>
    <style:style style:name="T3010" style:parent-style-name="Policepardéfaut" style:family="text">
      <style:text-properties fo:language="it" fo:country="IT"/>
    </style:style>
    <style:style style:name="T3011" style:parent-style-name="Policepardéfaut" style:family="text">
      <style:text-properties fo:language="it" fo:country="IT"/>
    </style:style>
    <style:style style:name="T3012" style:parent-style-name="Policepardéfaut" style:family="text">
      <style:text-properties fo:language="it" fo:country="IT"/>
    </style:style>
    <style:style style:name="T3013" style:parent-style-name="Policepardéfaut" style:family="text">
      <style:text-properties fo:language="it" fo:country="IT"/>
    </style:style>
    <style:style style:name="T3014" style:parent-style-name="Policepardéfaut" style:family="text">
      <style:text-properties fo:language="it" fo:country="IT"/>
    </style:style>
    <style:style style:name="T3015" style:parent-style-name="Policepardéfaut" style:family="text">
      <style:text-properties fo:language="it" fo:country="IT"/>
    </style:style>
    <style:style style:name="T3016" style:parent-style-name="Policepardéfaut" style:family="text">
      <style:text-properties fo:language="it" fo:country="IT"/>
    </style:style>
    <style:style style:name="T3017" style:parent-style-name="Policepardéfaut" style:family="text">
      <style:text-properties fo:language="it" fo:country="IT"/>
    </style:style>
    <style:style style:name="T3018" style:parent-style-name="Policepardéfaut" style:family="text">
      <style:text-properties fo:language="it" fo:country="IT"/>
    </style:style>
    <style:style style:name="T3019" style:parent-style-name="Policepardéfaut" style:family="text">
      <style:text-properties fo:language="it" fo:country="IT"/>
    </style:style>
    <style:style style:name="T3020" style:parent-style-name="Policepardéfaut" style:family="text">
      <style:text-properties fo:language="it" fo:country="IT"/>
    </style:style>
    <style:style style:name="T3021" style:parent-style-name="Policepardéfaut" style:family="text">
      <style:text-properties fo:language="it" fo:country="IT"/>
    </style:style>
    <style:style style:name="T3022" style:parent-style-name="Policepardéfaut" style:family="text">
      <style:text-properties fo:language="it" fo:country="IT"/>
    </style:style>
    <style:style style:name="T3023" style:parent-style-name="Policepardéfaut" style:family="text">
      <style:text-properties fo:language="it" fo:country="IT"/>
    </style:style>
    <style:style style:name="T3024" style:parent-style-name="Policepardéfaut" style:family="text">
      <style:text-properties fo:language="it" fo:country="IT"/>
    </style:style>
    <style:style style:name="T3025" style:parent-style-name="Policepardéfaut" style:family="text">
      <style:text-properties fo:language="it" fo:country="IT"/>
    </style:style>
    <style:style style:name="T3026" style:parent-style-name="Policepardéfaut" style:family="text">
      <style:text-properties fo:language="it" fo:country="IT"/>
    </style:style>
    <style:style style:name="T3027" style:parent-style-name="Policepardéfaut" style:family="text">
      <style:text-properties fo:language="it" fo:country="IT"/>
    </style:style>
    <style:style style:name="T3028" style:parent-style-name="Policepardéfaut" style:family="text">
      <style:text-properties fo:language="it" fo:country="IT"/>
    </style:style>
    <style:style style:name="T3029" style:parent-style-name="Policepardéfaut" style:family="text">
      <style:text-properties fo:language="it" fo:country="IT"/>
    </style:style>
    <style:style style:name="T3030" style:parent-style-name="Policepardéfaut" style:family="text">
      <style:text-properties fo:language="it" fo:country="IT"/>
    </style:style>
    <style:style style:name="T3031" style:parent-style-name="Policepardéfaut" style:family="text">
      <style:text-properties fo:language="it" fo:country="IT"/>
    </style:style>
    <style:style style:name="T3032" style:parent-style-name="Policepardéfaut" style:family="text">
      <style:text-properties fo:language="it" fo:country="IT"/>
    </style:style>
    <style:style style:name="T3033" style:parent-style-name="Policepardéfaut" style:family="text">
      <style:text-properties fo:language="it" fo:country="IT"/>
    </style:style>
    <style:style style:name="T3034" style:parent-style-name="Policepardéfaut" style:family="text">
      <style:text-properties fo:language="it" fo:country="IT"/>
    </style:style>
    <style:style style:name="T3035" style:parent-style-name="Policepardéfaut" style:family="text">
      <style:text-properties fo:language="it" fo:country="IT"/>
    </style:style>
    <style:style style:name="T3036" style:parent-style-name="Policepardéfaut" style:family="text">
      <style:text-properties fo:language="it" fo:country="IT"/>
    </style:style>
    <style:style style:name="T3037" style:parent-style-name="Policepardéfaut" style:family="text">
      <style:text-properties fo:language="it" fo:country="IT"/>
    </style:style>
    <style:style style:name="T3038" style:parent-style-name="Policepardéfaut" style:family="text">
      <style:text-properties fo:language="it" fo:country="IT"/>
    </style:style>
    <style:style style:name="T3039" style:parent-style-name="Policepardéfaut" style:family="text">
      <style:text-properties fo:language="it" fo:country="IT"/>
    </style:style>
    <style:style style:name="T3040" style:parent-style-name="Policepardéfaut" style:family="text">
      <style:text-properties fo:language="it" fo:country="IT"/>
    </style:style>
    <style:style style:name="T3041" style:parent-style-name="Policepardéfaut" style:family="text">
      <style:text-properties fo:language="it" fo:country="IT"/>
    </style:style>
    <style:style style:name="T3042" style:parent-style-name="Policepardéfaut" style:family="text">
      <style:text-properties fo:language="it" fo:country="IT"/>
    </style:style>
    <style:style style:name="T3043" style:parent-style-name="Policepardéfaut" style:family="text">
      <style:text-properties fo:language="it" fo:country="IT"/>
    </style:style>
    <style:style style:name="T3044" style:parent-style-name="Policepardéfaut" style:family="text">
      <style:text-properties fo:language="it" fo:country="IT"/>
    </style:style>
    <style:style style:name="T3045" style:parent-style-name="Policepardéfaut" style:family="text">
      <style:text-properties fo:language="it" fo:country="IT"/>
    </style:style>
    <style:style style:name="T3046" style:parent-style-name="Policepardéfaut" style:family="text">
      <style:text-properties fo:language="it" fo:country="IT"/>
    </style:style>
    <style:style style:name="T3047" style:parent-style-name="Policepardéfaut" style:family="text">
      <style:text-properties fo:language="it" fo:country="IT"/>
    </style:style>
    <style:style style:name="T3048" style:parent-style-name="Policepardéfaut" style:family="text">
      <style:text-properties fo:language="it" fo:country="IT"/>
    </style:style>
    <style:style style:name="T3049" style:parent-style-name="Policepardéfaut" style:family="text">
      <style:text-properties fo:language="it" fo:country="IT"/>
    </style:style>
    <style:style style:name="T3050" style:parent-style-name="Policepardéfaut" style:family="text">
      <style:text-properties fo:language="it" fo:country="IT"/>
    </style:style>
    <style:style style:name="T3051" style:parent-style-name="Policepardéfaut" style:family="text">
      <style:text-properties fo:language="it" fo:country="IT"/>
    </style:style>
    <style:style style:name="T3052" style:parent-style-name="Policepardéfaut" style:family="text">
      <style:text-properties fo:language="it" fo:country="IT"/>
    </style:style>
    <style:style style:name="T3053" style:parent-style-name="Policepardéfaut" style:family="text">
      <style:text-properties fo:language="it" fo:country="IT"/>
    </style:style>
    <style:style style:name="T3054" style:parent-style-name="Policepardéfaut" style:family="text">
      <style:text-properties fo:language="it" fo:country="IT"/>
    </style:style>
    <style:style style:name="T3055" style:parent-style-name="Policepardéfaut" style:family="text">
      <style:text-properties fo:language="it" fo:country="IT"/>
    </style:style>
    <style:style style:name="T3056" style:parent-style-name="Policepardéfaut" style:family="text">
      <style:text-properties fo:language="it" fo:country="IT"/>
    </style:style>
    <style:style style:name="T3057" style:parent-style-name="Policepardéfaut" style:family="text">
      <style:text-properties fo:language="it" fo:country="IT"/>
    </style:style>
    <style:style style:name="T3058" style:parent-style-name="Policepardéfaut" style:family="text">
      <style:text-properties fo:language="it" fo:country="IT"/>
    </style:style>
    <style:style style:name="T3059" style:parent-style-name="Policepardéfaut" style:family="text">
      <style:text-properties fo:language="it" fo:country="IT"/>
    </style:style>
    <style:style style:name="T3060" style:parent-style-name="Policepardéfaut" style:family="text">
      <style:text-properties fo:language="it" fo:country="IT"/>
    </style:style>
    <style:style style:name="T3061" style:parent-style-name="Policepardéfaut" style:family="text">
      <style:text-properties fo:language="it" fo:country="IT"/>
    </style:style>
    <style:style style:name="T3062" style:parent-style-name="Policepardéfaut" style:family="text">
      <style:text-properties fo:language="it" fo:country="IT"/>
    </style:style>
    <style:style style:name="T3063" style:parent-style-name="Policepardéfaut" style:family="text">
      <style:text-properties fo:language="it" fo:country="IT"/>
    </style:style>
    <style:style style:name="T3064" style:parent-style-name="Policepardéfaut" style:family="text">
      <style:text-properties fo:language="it" fo:country="IT"/>
    </style:style>
    <style:style style:name="T3065" style:parent-style-name="Policepardéfaut" style:family="text">
      <style:text-properties fo:language="it" fo:country="IT"/>
    </style:style>
    <style:style style:name="T3066" style:parent-style-name="Policepardéfaut" style:family="text">
      <style:text-properties fo:language="it" fo:country="IT"/>
    </style:style>
    <style:style style:name="T3067" style:parent-style-name="Policepardéfaut" style:family="text">
      <style:text-properties fo:language="it" fo:country="IT"/>
    </style:style>
    <style:style style:name="T3068" style:parent-style-name="Policepardéfaut" style:family="text">
      <style:text-properties fo:language="it" fo:country="IT"/>
    </style:style>
    <style:style style:name="T3069" style:parent-style-name="Policepardéfaut" style:family="text">
      <style:text-properties fo:language="it" fo:country="IT"/>
    </style:style>
    <style:style style:name="T3070" style:parent-style-name="Policepardéfaut" style:family="text">
      <style:text-properties fo:language="it" fo:country="IT"/>
    </style:style>
    <style:style style:name="T3071" style:parent-style-name="Policepardéfaut" style:family="text">
      <style:text-properties fo:language="it" fo:country="IT"/>
    </style:style>
    <style:style style:name="T3072" style:parent-style-name="Policepardéfaut" style:family="text">
      <style:text-properties fo:language="it" fo:country="IT"/>
    </style:style>
    <style:style style:name="T3073" style:parent-style-name="Policepardéfaut" style:family="text">
      <style:text-properties fo:language="it" fo:country="IT"/>
    </style:style>
    <style:style style:name="T3074" style:parent-style-name="Policepardéfaut" style:family="text">
      <style:text-properties fo:language="it" fo:country="IT"/>
    </style:style>
    <style:style style:name="T3075" style:parent-style-name="Policepardéfaut" style:family="text">
      <style:text-properties fo:language="it" fo:country="IT"/>
    </style:style>
    <style:style style:name="T3076" style:parent-style-name="Policepardéfaut" style:family="text">
      <style:text-properties fo:language="it" fo:country="IT"/>
    </style:style>
    <style:style style:name="T3077" style:parent-style-name="Policepardéfaut" style:family="text">
      <style:text-properties fo:language="it" fo:country="IT"/>
    </style:style>
    <style:style style:name="T3078" style:parent-style-name="Policepardéfaut" style:family="text">
      <style:text-properties fo:language="it" fo:country="IT"/>
    </style:style>
    <style:style style:name="T3079" style:parent-style-name="Policepardéfaut" style:family="text">
      <style:text-properties fo:language="it" fo:country="IT"/>
    </style:style>
    <style:style style:name="T3080" style:parent-style-name="Policepardéfaut" style:family="text">
      <style:text-properties fo:language="it" fo:country="IT"/>
    </style:style>
    <style:style style:name="T3081" style:parent-style-name="Policepardéfaut" style:family="text">
      <style:text-properties fo:language="it" fo:country="IT"/>
    </style:style>
    <style:style style:name="T3082" style:parent-style-name="Policepardéfaut" style:family="text">
      <style:text-properties fo:language="it" fo:country="IT"/>
    </style:style>
    <style:style style:name="T3083" style:parent-style-name="Policepardéfaut" style:family="text">
      <style:text-properties fo:language="it" fo:country="IT"/>
    </style:style>
    <style:style style:name="T3084" style:parent-style-name="Policepardéfaut" style:family="text">
      <style:text-properties fo:language="it" fo:country="IT"/>
    </style:style>
    <style:style style:name="T3085" style:parent-style-name="Policepardéfaut" style:family="text">
      <style:text-properties fo:language="it" fo:country="IT"/>
    </style:style>
    <style:style style:name="T3086" style:parent-style-name="Policepardéfaut" style:family="text">
      <style:text-properties fo:language="it" fo:country="IT"/>
    </style:style>
    <style:style style:name="T3087" style:parent-style-name="Policepardéfaut" style:family="text">
      <style:text-properties fo:language="it" fo:country="IT"/>
    </style:style>
    <style:style style:name="T3088" style:parent-style-name="Policepardéfaut" style:family="text">
      <style:text-properties fo:language="it" fo:country="IT"/>
    </style:style>
    <style:style style:name="T3089" style:parent-style-name="Policepardéfaut" style:family="text">
      <style:text-properties fo:language="it" fo:country="IT"/>
    </style:style>
    <style:style style:name="T3090" style:parent-style-name="Policepardéfaut" style:family="text">
      <style:text-properties fo:language="it" fo:country="IT"/>
    </style:style>
    <style:style style:name="T3091" style:parent-style-name="Policepardéfaut" style:family="text">
      <style:text-properties fo:language="it" fo:country="IT"/>
    </style:style>
    <style:style style:name="T3092" style:parent-style-name="Policepardéfaut" style:family="text">
      <style:text-properties fo:language="it" fo:country="IT"/>
    </style:style>
    <style:style style:name="T3093" style:parent-style-name="Policepardéfaut" style:family="text">
      <style:text-properties fo:language="it" fo:country="IT"/>
    </style:style>
    <style:style style:name="T3094" style:parent-style-name="Policepardéfaut" style:family="text">
      <style:text-properties fo:language="it" fo:country="IT"/>
    </style:style>
    <style:style style:name="T3095" style:parent-style-name="Policepardéfaut" style:family="text">
      <style:text-properties fo:language="it" fo:country="IT"/>
    </style:style>
    <style:style style:name="T3096" style:parent-style-name="Policepardéfaut" style:family="text">
      <style:text-properties fo:language="it" fo:country="IT"/>
    </style:style>
    <style:style style:name="T3097" style:parent-style-name="Policepardéfaut" style:family="text">
      <style:text-properties fo:language="it" fo:country="IT"/>
    </style:style>
    <style:style style:name="T3098" style:parent-style-name="Policepardéfaut" style:family="text">
      <style:text-properties fo:language="it" fo:country="IT"/>
    </style:style>
    <style:style style:name="T3099" style:parent-style-name="Policepardéfaut" style:family="text">
      <style:text-properties fo:language="it" fo:country="IT"/>
    </style:style>
    <style:style style:name="T3100" style:parent-style-name="Policepardéfaut" style:family="text">
      <style:text-properties fo:language="it" fo:country="IT"/>
    </style:style>
    <style:style style:name="T3101" style:parent-style-name="Policepardéfaut" style:family="text">
      <style:text-properties fo:language="it" fo:country="IT"/>
    </style:style>
    <style:style style:name="T3102" style:parent-style-name="Policepardéfaut" style:family="text">
      <style:text-properties fo:language="it" fo:country="IT"/>
    </style:style>
    <style:style style:name="T3103" style:parent-style-name="Policepardéfaut" style:family="text">
      <style:text-properties fo:language="it" fo:country="IT"/>
    </style:style>
    <style:style style:name="T3104" style:parent-style-name="Policepardéfaut" style:family="text">
      <style:text-properties fo:language="it" fo:country="IT"/>
    </style:style>
    <style:style style:name="T3105" style:parent-style-name="Policepardéfaut" style:family="text">
      <style:text-properties fo:language="it" fo:country="IT"/>
    </style:style>
    <style:style style:name="T3106" style:parent-style-name="Policepardéfaut" style:family="text">
      <style:text-properties fo:language="it" fo:country="IT"/>
    </style:style>
    <style:style style:name="T3107" style:parent-style-name="Policepardéfaut" style:family="text">
      <style:text-properties fo:language="it" fo:country="IT"/>
    </style:style>
    <style:style style:name="T3108" style:parent-style-name="Policepardéfaut" style:family="text">
      <style:text-properties fo:language="it" fo:country="IT"/>
    </style:style>
    <style:style style:name="T3109" style:parent-style-name="Policepardéfaut" style:family="text">
      <style:text-properties fo:language="it" fo:country="IT"/>
    </style:style>
    <style:style style:name="T3110" style:parent-style-name="Policepardéfaut" style:family="text">
      <style:text-properties fo:language="it" fo:country="IT"/>
    </style:style>
    <style:style style:name="T3111" style:parent-style-name="Policepardéfaut" style:family="text">
      <style:text-properties fo:language="it" fo:country="IT"/>
    </style:style>
    <style:style style:name="T3112" style:parent-style-name="Policepardéfaut" style:family="text">
      <style:text-properties fo:language="it" fo:country="IT"/>
    </style:style>
    <style:style style:name="T3113" style:parent-style-name="Policepardéfaut" style:family="text">
      <style:text-properties fo:language="it" fo:country="IT"/>
    </style:style>
    <style:style style:name="T3114" style:parent-style-name="Policepardéfaut" style:family="text">
      <style:text-properties fo:language="it" fo:country="IT"/>
    </style:style>
    <style:style style:name="T3115" style:parent-style-name="Policepardéfaut" style:family="text">
      <style:text-properties fo:language="it" fo:country="IT"/>
    </style:style>
    <style:style style:name="T3116" style:parent-style-name="Policepardéfaut" style:family="text">
      <style:text-properties fo:language="it" fo:country="IT"/>
    </style:style>
    <style:style style:name="T3117" style:parent-style-name="Policepardéfaut" style:family="text">
      <style:text-properties fo:language="it" fo:country="IT"/>
    </style:style>
    <style:style style:name="T3118" style:parent-style-name="Policepardéfaut" style:family="text">
      <style:text-properties fo:language="it" fo:country="IT"/>
    </style:style>
    <style:style style:name="T3119" style:parent-style-name="Policepardéfaut" style:family="text">
      <style:text-properties fo:language="it" fo:country="IT"/>
    </style:style>
    <style:style style:name="T3120" style:parent-style-name="Policepardéfaut" style:family="text">
      <style:text-properties fo:language="it" fo:country="IT"/>
    </style:style>
    <style:style style:name="T3121" style:parent-style-name="Policepardéfaut" style:family="text">
      <style:text-properties fo:language="it" fo:country="IT"/>
    </style:style>
    <style:style style:name="T3122" style:parent-style-name="Policepardéfaut" style:family="text">
      <style:text-properties fo:language="it" fo:country="IT"/>
    </style:style>
    <style:style style:name="T3123" style:parent-style-name="Policepardéfaut" style:family="text">
      <style:text-properties fo:language="it" fo:country="IT"/>
    </style:style>
    <style:style style:name="T3124" style:parent-style-name="Policepardéfaut" style:family="text">
      <style:text-properties fo:language="it" fo:country="IT"/>
    </style:style>
    <style:style style:name="T3125" style:parent-style-name="Policepardéfaut" style:family="text">
      <style:text-properties fo:language="it" fo:country="IT"/>
    </style:style>
    <style:style style:name="T3126" style:parent-style-name="Policepardéfaut" style:family="text">
      <style:text-properties fo:language="it" fo:country="IT"/>
    </style:style>
    <style:style style:name="T3127" style:parent-style-name="Policepardéfaut" style:family="text">
      <style:text-properties fo:language="it" fo:country="IT"/>
    </style:style>
    <style:style style:name="T3128" style:parent-style-name="Policepardéfaut" style:family="text">
      <style:text-properties fo:language="it" fo:country="IT"/>
    </style:style>
    <style:style style:name="T3129" style:parent-style-name="Policepardéfaut" style:family="text">
      <style:text-properties fo:language="it" fo:country="IT"/>
    </style:style>
    <style:style style:name="T3130" style:parent-style-name="Policepardéfaut" style:family="text">
      <style:text-properties fo:language="it" fo:country="IT"/>
    </style:style>
    <style:style style:name="T3131" style:parent-style-name="Policepardéfaut" style:family="text">
      <style:text-properties fo:language="it" fo:country="IT"/>
    </style:style>
    <style:style style:name="T3132" style:parent-style-name="Policepardéfaut" style:family="text">
      <style:text-properties fo:language="it" fo:country="IT"/>
    </style:style>
    <style:style style:name="T3133" style:parent-style-name="Policepardéfaut" style:family="text">
      <style:text-properties fo:language="it" fo:country="IT"/>
    </style:style>
    <style:style style:name="T3134" style:parent-style-name="Policepardéfaut" style:family="text">
      <style:text-properties fo:language="it" fo:country="IT"/>
    </style:style>
    <style:style style:name="T3135" style:parent-style-name="Policepardéfaut" style:family="text">
      <style:text-properties fo:language="it" fo:country="IT"/>
    </style:style>
    <style:style style:name="T3136" style:parent-style-name="Policepardéfaut" style:family="text">
      <style:text-properties fo:language="it" fo:country="IT"/>
    </style:style>
    <style:style style:name="T3137" style:parent-style-name="Policepardéfaut" style:family="text">
      <style:text-properties fo:language="it" fo:country="IT"/>
    </style:style>
    <style:style style:name="T3138" style:parent-style-name="Policepardéfaut" style:family="text">
      <style:text-properties fo:language="it" fo:country="IT"/>
    </style:style>
    <style:style style:name="T3139" style:parent-style-name="Policepardéfaut" style:family="text">
      <style:text-properties fo:language="it" fo:country="IT"/>
    </style:style>
    <style:style style:name="T3140" style:parent-style-name="Policepardéfaut" style:family="text">
      <style:text-properties fo:language="it" fo:country="IT"/>
    </style:style>
    <style:style style:name="T3141" style:parent-style-name="Policepardéfaut" style:family="text">
      <style:text-properties fo:language="it" fo:country="IT"/>
    </style:style>
    <style:style style:name="T3142" style:parent-style-name="Policepardéfaut" style:family="text">
      <style:text-properties fo:language="it" fo:country="IT"/>
    </style:style>
    <style:style style:name="T3143" style:parent-style-name="Policepardéfaut" style:family="text">
      <style:text-properties fo:language="it" fo:country="IT"/>
    </style:style>
    <style:style style:name="T3144" style:parent-style-name="Policepardéfaut" style:family="text">
      <style:text-properties fo:language="it" fo:country="IT"/>
    </style:style>
    <style:style style:name="T3145" style:parent-style-name="Policepardéfaut" style:family="text">
      <style:text-properties fo:language="it" fo:country="IT"/>
    </style:style>
    <style:style style:name="T3146" style:parent-style-name="Policepardéfaut" style:family="text">
      <style:text-properties fo:language="it" fo:country="IT"/>
    </style:style>
    <style:style style:name="T3147" style:parent-style-name="Policepardéfaut" style:family="text">
      <style:text-properties fo:language="it" fo:country="IT"/>
    </style:style>
    <style:style style:name="T3148" style:parent-style-name="Policepardéfaut" style:family="text">
      <style:text-properties fo:language="it" fo:country="IT"/>
    </style:style>
    <style:style style:name="T3149" style:parent-style-name="Policepardéfaut" style:family="text">
      <style:text-properties fo:language="it" fo:country="IT"/>
    </style:style>
    <style:style style:name="T3150" style:parent-style-name="Policepardéfaut" style:family="text">
      <style:text-properties fo:language="it" fo:country="IT"/>
    </style:style>
    <style:style style:name="T3151" style:parent-style-name="Policepardéfaut" style:family="text">
      <style:text-properties fo:language="it" fo:country="IT"/>
    </style:style>
    <style:style style:name="T3152" style:parent-style-name="Policepardéfaut" style:family="text">
      <style:text-properties fo:language="it" fo:country="IT"/>
    </style:style>
    <style:style style:name="T3153" style:parent-style-name="Policepardéfaut" style:family="text">
      <style:text-properties fo:language="it" fo:country="IT"/>
    </style:style>
    <style:style style:name="T3154" style:parent-style-name="Policepardéfaut" style:family="text">
      <style:text-properties fo:language="it" fo:country="IT"/>
    </style:style>
    <style:style style:name="T3155" style:parent-style-name="Policepardéfaut" style:family="text">
      <style:text-properties fo:language="it" fo:country="IT"/>
    </style:style>
    <style:style style:name="T3156" style:parent-style-name="Policepardéfaut" style:family="text">
      <style:text-properties fo:language="it" fo:country="IT"/>
    </style:style>
    <style:style style:name="T3157" style:parent-style-name="Policepardéfaut" style:family="text">
      <style:text-properties fo:language="it" fo:country="IT"/>
    </style:style>
    <style:style style:name="T3158" style:parent-style-name="Policepardéfaut" style:family="text">
      <style:text-properties fo:language="it" fo:country="IT"/>
    </style:style>
    <style:style style:name="T3159" style:parent-style-name="Policepardéfaut" style:family="text">
      <style:text-properties fo:language="it" fo:country="IT"/>
    </style:style>
    <style:style style:name="T3160" style:parent-style-name="Policepardéfaut" style:family="text">
      <style:text-properties fo:language="it" fo:country="IT"/>
    </style:style>
    <style:style style:name="T3161" style:parent-style-name="Policepardéfaut" style:family="text">
      <style:text-properties fo:language="it" fo:country="IT"/>
    </style:style>
    <style:style style:name="T3162" style:parent-style-name="Policepardéfaut" style:family="text">
      <style:text-properties fo:language="it" fo:country="IT"/>
    </style:style>
    <style:style style:name="T3163" style:parent-style-name="Policepardéfaut" style:family="text">
      <style:text-properties fo:language="it" fo:country="IT"/>
    </style:style>
    <style:style style:name="T3164" style:parent-style-name="Policepardéfaut" style:family="text">
      <style:text-properties fo:language="it" fo:country="IT"/>
    </style:style>
    <style:style style:name="T3165" style:parent-style-name="Policepardéfaut" style:family="text">
      <style:text-properties fo:language="it" fo:country="IT"/>
    </style:style>
    <style:style style:name="T3166" style:parent-style-name="Policepardéfaut" style:family="text">
      <style:text-properties fo:language="it" fo:country="IT"/>
    </style:style>
    <style:style style:name="T3167" style:parent-style-name="Policepardéfaut" style:family="text">
      <style:text-properties fo:language="it" fo:country="IT"/>
    </style:style>
    <style:style style:name="T3168" style:parent-style-name="Policepardéfaut" style:family="text">
      <style:text-properties fo:language="it" fo:country="IT"/>
    </style:style>
    <style:style style:name="T3169" style:parent-style-name="Policepardéfaut" style:family="text">
      <style:text-properties fo:language="it" fo:country="IT"/>
    </style:style>
    <style:style style:name="T3170" style:parent-style-name="Policepardéfaut" style:family="text">
      <style:text-properties fo:language="it" fo:country="IT"/>
    </style:style>
    <style:style style:name="T3171" style:parent-style-name="Policepardéfaut" style:family="text">
      <style:text-properties fo:language="it" fo:country="IT"/>
    </style:style>
    <style:style style:name="T3172" style:parent-style-name="Policepardéfaut" style:family="text">
      <style:text-properties fo:language="it" fo:country="IT"/>
    </style:style>
    <style:style style:name="T3173" style:parent-style-name="Policepardéfaut" style:family="text">
      <style:text-properties fo:language="it" fo:country="IT"/>
    </style:style>
    <style:style style:name="T3174" style:parent-style-name="Policepardéfaut" style:family="text">
      <style:text-properties fo:language="it" fo:country="IT"/>
    </style:style>
    <style:style style:name="T3175" style:parent-style-name="Policepardéfaut" style:family="text">
      <style:text-properties fo:language="it" fo:country="IT"/>
    </style:style>
    <style:style style:name="T3176" style:parent-style-name="Policepardéfaut" style:family="text">
      <style:text-properties fo:language="it" fo:country="IT"/>
    </style:style>
    <style:style style:name="T3177" style:parent-style-name="Policepardéfaut" style:family="text">
      <style:text-properties fo:language="it" fo:country="IT"/>
    </style:style>
    <style:style style:name="T3178" style:parent-style-name="Policepardéfaut" style:family="text">
      <style:text-properties fo:language="it" fo:country="IT"/>
    </style:style>
    <style:style style:name="T3179" style:parent-style-name="Policepardéfaut" style:family="text">
      <style:text-properties fo:language="it" fo:country="IT"/>
    </style:style>
    <style:style style:name="T3180" style:parent-style-name="Policepardéfaut" style:family="text">
      <style:text-properties fo:language="it" fo:country="IT"/>
    </style:style>
    <style:style style:name="T3181" style:parent-style-name="Policepardéfaut" style:family="text">
      <style:text-properties fo:language="it" fo:country="IT"/>
    </style:style>
    <style:style style:name="T3182" style:parent-style-name="Policepardéfaut" style:family="text">
      <style:text-properties fo:language="it" fo:country="IT"/>
    </style:style>
    <style:style style:name="T3183" style:parent-style-name="Policepardéfaut" style:family="text">
      <style:text-properties fo:language="it" fo:country="IT"/>
    </style:style>
    <style:style style:name="T3184" style:parent-style-name="Policepardéfaut" style:family="text">
      <style:text-properties fo:language="it" fo:country="IT"/>
    </style:style>
    <style:style style:name="T3185" style:parent-style-name="Policepardéfaut" style:family="text">
      <style:text-properties fo:language="it" fo:country="IT"/>
    </style:style>
    <style:style style:name="T3186" style:parent-style-name="Policepardéfaut" style:family="text">
      <style:text-properties fo:language="it" fo:country="IT"/>
    </style:style>
    <style:style style:name="T3187" style:parent-style-name="Policepardéfaut" style:family="text">
      <style:text-properties fo:language="it" fo:country="IT"/>
    </style:style>
    <style:style style:name="T3188" style:parent-style-name="Policepardéfaut" style:family="text">
      <style:text-properties fo:language="it" fo:country="IT"/>
    </style:style>
    <style:style style:name="T3189" style:parent-style-name="Policepardéfaut" style:family="text">
      <style:text-properties fo:language="it" fo:country="IT"/>
    </style:style>
    <style:style style:name="T3190" style:parent-style-name="Policepardéfaut" style:family="text">
      <style:text-properties fo:language="it" fo:country="IT"/>
    </style:style>
    <style:style style:name="T3191" style:parent-style-name="Policepardéfaut" style:family="text">
      <style:text-properties fo:language="it" fo:country="IT"/>
    </style:style>
    <style:style style:name="T3192" style:parent-style-name="Policepardéfaut" style:family="text">
      <style:text-properties fo:language="it" fo:country="IT"/>
    </style:style>
    <style:style style:name="T3193" style:parent-style-name="Policepardéfaut" style:family="text">
      <style:text-properties fo:language="it" fo:country="IT"/>
    </style:style>
    <style:style style:name="T3194" style:parent-style-name="Policepardéfaut" style:family="text">
      <style:text-properties fo:language="it" fo:country="IT"/>
    </style:style>
    <style:style style:name="T3195" style:parent-style-name="Policepardéfaut" style:family="text">
      <style:text-properties fo:language="it" fo:country="IT"/>
    </style:style>
    <style:style style:name="T3196" style:parent-style-name="Policepardéfaut" style:family="text">
      <style:text-properties fo:language="it" fo:country="IT"/>
    </style:style>
    <style:style style:name="T3197" style:parent-style-name="Policepardéfaut" style:family="text">
      <style:text-properties fo:language="it" fo:country="IT"/>
    </style:style>
    <style:style style:name="T3198" style:parent-style-name="Policepardéfaut" style:family="text">
      <style:text-properties fo:language="it" fo:country="IT"/>
    </style:style>
    <style:style style:name="T3199" style:parent-style-name="Policepardéfaut" style:family="text">
      <style:text-properties fo:language="it" fo:country="IT"/>
    </style:style>
    <style:style style:name="T3200" style:parent-style-name="Policepardéfaut" style:family="text">
      <style:text-properties fo:language="it" fo:country="IT"/>
    </style:style>
    <style:style style:name="T3201" style:parent-style-name="Policepardéfaut" style:family="text">
      <style:text-properties fo:language="it" fo:country="IT"/>
    </style:style>
    <style:style style:name="T3202" style:parent-style-name="Policepardéfaut" style:family="text">
      <style:text-properties fo:language="it" fo:country="IT"/>
    </style:style>
    <style:style style:name="T3203" style:parent-style-name="Policepardéfaut" style:family="text">
      <style:text-properties fo:language="it" fo:country="IT"/>
    </style:style>
    <style:style style:name="T3204" style:parent-style-name="Policepardéfaut" style:family="text">
      <style:text-properties fo:language="it" fo:country="IT"/>
    </style:style>
    <style:style style:name="T3205" style:parent-style-name="Policepardéfaut" style:family="text">
      <style:text-properties fo:language="it" fo:country="IT"/>
    </style:style>
    <style:style style:name="T3206" style:parent-style-name="Policepardéfaut" style:family="text">
      <style:text-properties fo:language="it" fo:country="IT"/>
    </style:style>
    <style:style style:name="T3207" style:parent-style-name="Policepardéfaut" style:family="text">
      <style:text-properties fo:language="it" fo:country="IT"/>
    </style:style>
    <style:style style:name="T3208" style:parent-style-name="Policepardéfaut" style:family="text">
      <style:text-properties fo:language="it" fo:country="IT"/>
    </style:style>
    <style:style style:name="T3209" style:parent-style-name="Policepardéfaut" style:family="text">
      <style:text-properties fo:language="it" fo:country="IT"/>
    </style:style>
    <style:style style:name="T3210" style:parent-style-name="Policepardéfaut" style:family="text">
      <style:text-properties fo:language="it" fo:country="IT"/>
    </style:style>
    <style:style style:name="T3211" style:parent-style-name="Policepardéfaut" style:family="text">
      <style:text-properties fo:language="it" fo:country="IT"/>
    </style:style>
    <style:style style:name="T3212" style:parent-style-name="Policepardéfaut" style:family="text">
      <style:text-properties fo:language="it" fo:country="IT"/>
    </style:style>
    <style:style style:name="T3213" style:parent-style-name="Policepardéfaut" style:family="text">
      <style:text-properties fo:language="it" fo:country="IT"/>
    </style:style>
    <style:style style:name="T3214" style:parent-style-name="Policepardéfaut" style:family="text">
      <style:text-properties fo:language="it" fo:country="IT"/>
    </style:style>
    <style:style style:name="T3215" style:parent-style-name="Policepardéfaut" style:family="text">
      <style:text-properties fo:language="it" fo:country="IT"/>
    </style:style>
    <style:style style:name="T3216" style:parent-style-name="Policepardéfaut" style:family="text">
      <style:text-properties fo:language="it" fo:country="IT"/>
    </style:style>
    <style:style style:name="T3217" style:parent-style-name="Policepardéfaut" style:family="text">
      <style:text-properties fo:language="it" fo:country="IT"/>
    </style:style>
    <style:style style:name="T3218" style:parent-style-name="Policepardéfaut" style:family="text">
      <style:text-properties fo:language="it" fo:country="IT"/>
    </style:style>
    <style:style style:name="T3219" style:parent-style-name="Policepardéfaut" style:family="text">
      <style:text-properties fo:language="it" fo:country="IT"/>
    </style:style>
    <style:style style:name="T3220" style:parent-style-name="Policepardéfaut" style:family="text">
      <style:text-properties fo:language="it" fo:country="IT"/>
    </style:style>
    <style:style style:name="T3221" style:parent-style-name="Policepardéfaut" style:family="text">
      <style:text-properties fo:language="it" fo:country="IT"/>
    </style:style>
    <style:style style:name="T3222" style:parent-style-name="Policepardéfaut" style:family="text">
      <style:text-properties fo:language="it" fo:country="IT"/>
    </style:style>
    <style:style style:name="T3223" style:parent-style-name="Policepardéfaut" style:family="text">
      <style:text-properties fo:language="it" fo:country="IT"/>
    </style:style>
    <style:style style:name="T3224" style:parent-style-name="Policepardéfaut" style:family="text">
      <style:text-properties fo:language="it" fo:country="IT"/>
    </style:style>
    <style:style style:name="T3225" style:parent-style-name="Policepardéfaut" style:family="text">
      <style:text-properties fo:language="it" fo:country="IT"/>
    </style:style>
    <style:style style:name="T3226" style:parent-style-name="Policepardéfaut" style:family="text">
      <style:text-properties fo:language="it" fo:country="IT"/>
    </style:style>
    <style:style style:name="T3227" style:parent-style-name="Policepardéfaut" style:family="text">
      <style:text-properties fo:language="it" fo:country="IT"/>
    </style:style>
    <style:style style:name="T3228" style:parent-style-name="Policepardéfaut" style:family="text">
      <style:text-properties fo:language="it" fo:country="IT"/>
    </style:style>
    <style:style style:name="T3229" style:parent-style-name="Policepardéfaut" style:family="text">
      <style:text-properties fo:language="it" fo:country="IT"/>
    </style:style>
    <style:style style:name="T3230" style:parent-style-name="Policepardéfaut" style:family="text">
      <style:text-properties fo:language="it" fo:country="IT"/>
    </style:style>
    <style:style style:name="T3231" style:parent-style-name="Policepardéfaut" style:family="text">
      <style:text-properties fo:language="it" fo:country="IT"/>
    </style:style>
    <style:style style:name="T3232" style:parent-style-name="Policepardéfaut" style:family="text">
      <style:text-properties fo:language="it" fo:country="IT"/>
    </style:style>
    <style:style style:name="T3233" style:parent-style-name="Policepardéfaut" style:family="text">
      <style:text-properties fo:language="it" fo:country="IT"/>
    </style:style>
    <style:style style:name="T3234" style:parent-style-name="Policepardéfaut" style:family="text">
      <style:text-properties fo:language="it" fo:country="IT"/>
    </style:style>
    <style:style style:name="T3235" style:parent-style-name="Policepardéfaut" style:family="text">
      <style:text-properties fo:language="it" fo:country="IT"/>
    </style:style>
    <style:style style:name="T3236" style:parent-style-name="Policepardéfaut" style:family="text">
      <style:text-properties fo:language="it" fo:country="IT"/>
    </style:style>
    <style:style style:name="T3237" style:parent-style-name="Policepardéfaut" style:family="text">
      <style:text-properties fo:language="it" fo:country="IT"/>
    </style:style>
    <style:style style:name="T3238" style:parent-style-name="Policepardéfaut" style:family="text">
      <style:text-properties fo:language="it" fo:country="IT"/>
    </style:style>
    <style:style style:name="T3239" style:parent-style-name="Policepardéfaut" style:family="text">
      <style:text-properties fo:language="it" fo:country="IT"/>
    </style:style>
    <style:style style:name="T3240" style:parent-style-name="Policepardéfaut" style:family="text">
      <style:text-properties fo:language="it" fo:country="IT"/>
    </style:style>
    <style:style style:name="T3241" style:parent-style-name="Policepardéfaut" style:family="text">
      <style:text-properties fo:language="it" fo:country="IT"/>
    </style:style>
    <style:style style:name="T3242" style:parent-style-name="Policepardéfaut" style:family="text">
      <style:text-properties fo:language="it" fo:country="IT"/>
    </style:style>
    <style:style style:name="T3243" style:parent-style-name="Policepardéfaut" style:family="text">
      <style:text-properties fo:language="it" fo:country="IT"/>
    </style:style>
    <style:style style:name="T3244" style:parent-style-name="Policepardéfaut" style:family="text">
      <style:text-properties fo:language="it" fo:country="IT"/>
    </style:style>
    <style:style style:name="T3245" style:parent-style-name="Policepardéfaut" style:family="text">
      <style:text-properties fo:language="it" fo:country="IT"/>
    </style:style>
    <style:style style:name="T3246" style:parent-style-name="Policepardéfaut" style:family="text">
      <style:text-properties fo:language="it" fo:country="IT"/>
    </style:style>
    <style:style style:name="T3247" style:parent-style-name="Policepardéfaut" style:family="text">
      <style:text-properties fo:language="it" fo:country="IT"/>
    </style:style>
    <style:style style:name="T3248" style:parent-style-name="Policepardéfaut" style:family="text">
      <style:text-properties fo:language="it" fo:country="IT"/>
    </style:style>
    <style:style style:name="T3249" style:parent-style-name="Policepardéfaut" style:family="text">
      <style:text-properties fo:language="it" fo:country="IT"/>
    </style:style>
    <style:style style:name="T3250" style:parent-style-name="Policepardéfaut" style:family="text">
      <style:text-properties fo:language="it" fo:country="IT"/>
    </style:style>
    <style:style style:name="T3251" style:parent-style-name="Policepardéfaut" style:family="text">
      <style:text-properties fo:language="it" fo:country="IT"/>
    </style:style>
    <style:style style:name="T3252" style:parent-style-name="Policepardéfaut" style:family="text">
      <style:text-properties fo:language="it" fo:country="IT"/>
    </style:style>
    <style:style style:name="T3253" style:parent-style-name="Policepardéfaut" style:family="text">
      <style:text-properties fo:language="it" fo:country="IT"/>
    </style:style>
    <style:style style:name="T3254" style:parent-style-name="Policepardéfaut" style:family="text">
      <style:text-properties fo:language="it" fo:country="IT"/>
    </style:style>
    <style:style style:name="T3255" style:parent-style-name="Policepardéfaut" style:family="text">
      <style:text-properties fo:language="it" fo:country="IT"/>
    </style:style>
    <style:style style:name="T3256" style:parent-style-name="Policepardéfaut" style:family="text">
      <style:text-properties fo:language="it" fo:country="IT"/>
    </style:style>
    <style:style style:name="T3257" style:parent-style-name="Policepardéfaut" style:family="text">
      <style:text-properties fo:language="it" fo:country="IT"/>
    </style:style>
    <style:style style:name="T3258" style:parent-style-name="Policepardéfaut" style:family="text">
      <style:text-properties fo:language="it" fo:country="IT"/>
    </style:style>
    <style:style style:name="T3259" style:parent-style-name="Policepardéfaut" style:family="text">
      <style:text-properties fo:language="it" fo:country="IT"/>
    </style:style>
    <style:style style:name="T3260" style:parent-style-name="Policepardéfaut" style:family="text">
      <style:text-properties fo:language="it" fo:country="IT"/>
    </style:style>
    <style:style style:name="T3261" style:parent-style-name="Policepardéfaut" style:family="text">
      <style:text-properties fo:language="it" fo:country="IT"/>
    </style:style>
    <style:style style:name="T3262" style:parent-style-name="Policepardéfaut" style:family="text">
      <style:text-properties fo:language="it" fo:country="IT"/>
    </style:style>
    <style:style style:name="T3263" style:parent-style-name="Policepardéfaut" style:family="text">
      <style:text-properties fo:language="it" fo:country="IT"/>
    </style:style>
    <style:style style:name="T3264" style:parent-style-name="Policepardéfaut" style:family="text">
      <style:text-properties fo:language="it" fo:country="IT"/>
    </style:style>
    <style:style style:name="T3265" style:parent-style-name="Policepardéfaut" style:family="text">
      <style:text-properties fo:language="it" fo:country="IT"/>
    </style:style>
    <style:style style:name="T3266" style:parent-style-name="Policepardéfaut" style:family="text">
      <style:text-properties fo:language="it" fo:country="IT"/>
    </style:style>
    <style:style style:name="T3267" style:parent-style-name="Policepardéfaut" style:family="text">
      <style:text-properties fo:language="it" fo:country="IT"/>
    </style:style>
    <style:style style:name="T3268" style:parent-style-name="Policepardéfaut" style:family="text">
      <style:text-properties fo:language="it" fo:country="IT"/>
    </style:style>
    <style:style style:name="T3269" style:parent-style-name="Policepardéfaut" style:family="text">
      <style:text-properties fo:language="it" fo:country="IT"/>
    </style:style>
    <style:style style:name="T3270" style:parent-style-name="Policepardéfaut" style:family="text">
      <style:text-properties fo:language="it" fo:country="IT"/>
    </style:style>
    <style:style style:name="T3271" style:parent-style-name="Policepardéfaut" style:family="text">
      <style:text-properties fo:language="it" fo:country="IT"/>
    </style:style>
    <style:style style:name="T3272" style:parent-style-name="Policepardéfaut" style:family="text">
      <style:text-properties fo:language="it" fo:country="IT"/>
    </style:style>
    <style:style style:name="T3273" style:parent-style-name="Policepardéfaut" style:family="text">
      <style:text-properties fo:language="it" fo:country="IT"/>
    </style:style>
    <style:style style:name="T3274" style:parent-style-name="Policepardéfaut" style:family="text">
      <style:text-properties fo:language="it" fo:country="IT"/>
    </style:style>
    <style:style style:name="T3275" style:parent-style-name="Policepardéfaut" style:family="text">
      <style:text-properties fo:language="it" fo:country="IT"/>
    </style:style>
    <style:style style:name="T3276" style:parent-style-name="Policepardéfaut" style:family="text">
      <style:text-properties fo:language="it" fo:country="IT"/>
    </style:style>
    <style:style style:name="T3277" style:parent-style-name="Policepardéfaut" style:family="text">
      <style:text-properties fo:language="it" fo:country="IT"/>
    </style:style>
    <style:style style:name="T3278" style:parent-style-name="Policepardéfaut" style:family="text">
      <style:text-properties fo:language="it" fo:country="IT"/>
    </style:style>
    <style:style style:name="T3279" style:parent-style-name="Policepardéfaut" style:family="text">
      <style:text-properties fo:language="it" fo:country="IT"/>
    </style:style>
    <style:style style:name="T3280" style:parent-style-name="Policepardéfaut" style:family="text">
      <style:text-properties fo:language="it" fo:country="IT"/>
    </style:style>
    <style:style style:name="T3281" style:parent-style-name="Policepardéfaut" style:family="text">
      <style:text-properties fo:language="it" fo:country="IT"/>
    </style:style>
    <style:style style:name="T3282" style:parent-style-name="Policepardéfaut" style:family="text">
      <style:text-properties fo:language="it" fo:country="IT"/>
    </style:style>
    <style:style style:name="T3283" style:parent-style-name="Policepardéfaut" style:family="text">
      <style:text-properties fo:language="it" fo:country="IT"/>
    </style:style>
    <style:style style:name="T3284" style:parent-style-name="Policepardéfaut" style:family="text">
      <style:text-properties fo:language="it" fo:country="IT"/>
    </style:style>
    <style:style style:name="T3285" style:parent-style-name="Policepardéfaut" style:family="text">
      <style:text-properties fo:language="it" fo:country="IT"/>
    </style:style>
    <style:style style:name="T3286" style:parent-style-name="Policepardéfaut" style:family="text">
      <style:text-properties fo:language="it" fo:country="IT"/>
    </style:style>
    <style:style style:name="T3287" style:parent-style-name="Policepardéfaut" style:family="text">
      <style:text-properties fo:language="it" fo:country="IT"/>
    </style:style>
    <style:style style:name="T3288" style:parent-style-name="Policepardéfaut" style:family="text">
      <style:text-properties fo:language="it" fo:country="IT"/>
    </style:style>
    <style:style style:name="T3289" style:parent-style-name="Policepardéfaut" style:family="text">
      <style:text-properties fo:language="it" fo:country="IT"/>
    </style:style>
    <style:style style:name="T3290" style:parent-style-name="Policepardéfaut" style:family="text">
      <style:text-properties fo:language="it" fo:country="IT"/>
    </style:style>
    <style:style style:name="T3291" style:parent-style-name="Policepardéfaut" style:family="text">
      <style:text-properties fo:language="it" fo:country="IT"/>
    </style:style>
    <style:style style:name="T3292" style:parent-style-name="Policepardéfaut" style:family="text">
      <style:text-properties fo:language="it" fo:country="IT"/>
    </style:style>
    <style:style style:name="T3293" style:parent-style-name="Policepardéfaut" style:family="text">
      <style:text-properties fo:language="it" fo:country="IT"/>
    </style:style>
    <style:style style:name="T3294" style:parent-style-name="Policepardéfaut" style:family="text">
      <style:text-properties fo:language="it" fo:country="IT"/>
    </style:style>
    <style:style style:name="T3295" style:parent-style-name="Policepardéfaut" style:family="text">
      <style:text-properties fo:language="it" fo:country="IT"/>
    </style:style>
    <style:style style:name="T3296" style:parent-style-name="Policepardéfaut" style:family="text">
      <style:text-properties fo:language="it" fo:country="IT"/>
    </style:style>
    <style:style style:name="T3297" style:parent-style-name="Policepardéfaut" style:family="text">
      <style:text-properties fo:language="it" fo:country="IT"/>
    </style:style>
    <style:style style:name="T3298" style:parent-style-name="Policepardéfaut" style:family="text">
      <style:text-properties fo:language="it" fo:country="IT"/>
    </style:style>
    <style:style style:name="T3299" style:parent-style-name="Policepardéfaut" style:family="text">
      <style:text-properties fo:language="it" fo:country="IT"/>
    </style:style>
    <style:style style:name="T3300" style:parent-style-name="Policepardéfaut" style:family="text">
      <style:text-properties fo:language="it" fo:country="IT"/>
    </style:style>
    <style:style style:name="T3301" style:parent-style-name="Policepardéfaut" style:family="text">
      <style:text-properties fo:language="it" fo:country="IT"/>
    </style:style>
    <style:style style:name="T3302" style:parent-style-name="Policepardéfaut" style:family="text">
      <style:text-properties fo:language="it" fo:country="IT"/>
    </style:style>
    <style:style style:name="T3303" style:parent-style-name="Policepardéfaut" style:family="text">
      <style:text-properties fo:language="it" fo:country="IT"/>
    </style:style>
    <style:style style:name="T3304" style:parent-style-name="Policepardéfaut" style:family="text">
      <style:text-properties fo:language="it" fo:country="IT"/>
    </style:style>
    <style:style style:name="T3305" style:parent-style-name="Policepardéfaut" style:family="text">
      <style:text-properties fo:language="it" fo:country="IT"/>
    </style:style>
    <style:style style:name="T3306" style:parent-style-name="Policepardéfaut" style:family="text">
      <style:text-properties fo:language="it" fo:country="IT"/>
    </style:style>
    <style:style style:name="T3307" style:parent-style-name="Policepardéfaut" style:family="text">
      <style:text-properties fo:language="it" fo:country="IT"/>
    </style:style>
    <style:style style:name="T3308" style:parent-style-name="Policepardéfaut" style:family="text">
      <style:text-properties fo:language="it" fo:country="IT"/>
    </style:style>
    <style:style style:name="T3309" style:parent-style-name="Policepardéfaut" style:family="text">
      <style:text-properties fo:language="it" fo:country="IT"/>
    </style:style>
    <style:style style:name="T3310" style:parent-style-name="Policepardéfaut" style:family="text">
      <style:text-properties fo:language="it" fo:country="IT"/>
    </style:style>
    <style:style style:name="T3311" style:parent-style-name="Policepardéfaut" style:family="text">
      <style:text-properties fo:language="it" fo:country="IT"/>
    </style:style>
    <style:style style:name="T3312" style:parent-style-name="Policepardéfaut" style:family="text">
      <style:text-properties fo:language="it" fo:country="IT"/>
    </style:style>
    <style:style style:name="T3313" style:parent-style-name="Policepardéfaut" style:family="text">
      <style:text-properties fo:language="it" fo:country="IT"/>
    </style:style>
    <style:style style:name="T3314" style:parent-style-name="Policepardéfaut" style:family="text">
      <style:text-properties fo:language="it" fo:country="IT"/>
    </style:style>
    <style:style style:name="T3315" style:parent-style-name="Policepardéfaut" style:family="text">
      <style:text-properties fo:language="it" fo:country="IT"/>
    </style:style>
    <style:style style:name="T3316" style:parent-style-name="Policepardéfaut" style:family="text">
      <style:text-properties fo:language="it" fo:country="IT"/>
    </style:style>
    <style:style style:name="T3317" style:parent-style-name="Policepardéfaut" style:family="text">
      <style:text-properties fo:language="it" fo:country="IT"/>
    </style:style>
    <style:style style:name="T3318" style:parent-style-name="Policepardéfaut" style:family="text">
      <style:text-properties fo:language="it" fo:country="IT"/>
    </style:style>
    <style:style style:name="T3319" style:parent-style-name="Policepardéfaut" style:family="text">
      <style:text-properties fo:language="it" fo:country="IT"/>
    </style:style>
    <style:style style:name="T3320" style:parent-style-name="Policepardéfaut" style:family="text">
      <style:text-properties fo:language="it" fo:country="IT"/>
    </style:style>
    <style:style style:name="T3321" style:parent-style-name="Policepardéfaut" style:family="text">
      <style:text-properties fo:language="it" fo:country="IT"/>
    </style:style>
    <style:style style:name="T3322" style:parent-style-name="Policepardéfaut" style:family="text">
      <style:text-properties fo:language="it" fo:country="IT"/>
    </style:style>
    <style:style style:name="T3323" style:parent-style-name="Policepardéfaut" style:family="text">
      <style:text-properties fo:language="it" fo:country="IT"/>
    </style:style>
    <style:style style:name="T3324" style:parent-style-name="Policepardéfaut" style:family="text">
      <style:text-properties fo:language="it" fo:country="IT"/>
    </style:style>
    <style:style style:name="T3325" style:parent-style-name="Policepardéfaut" style:family="text">
      <style:text-properties fo:language="it" fo:country="IT"/>
    </style:style>
    <style:style style:name="T3326" style:parent-style-name="Policepardéfaut" style:family="text">
      <style:text-properties fo:language="it" fo:country="IT"/>
    </style:style>
    <style:style style:name="T3327" style:parent-style-name="Policepardéfaut" style:family="text">
      <style:text-properties fo:language="it" fo:country="IT"/>
    </style:style>
    <style:style style:name="T3328" style:parent-style-name="Policepardéfaut" style:family="text">
      <style:text-properties fo:language="it" fo:country="IT"/>
    </style:style>
    <style:style style:name="T3329" style:parent-style-name="Policepardéfaut" style:family="text">
      <style:text-properties fo:language="it" fo:country="IT"/>
    </style:style>
    <style:style style:name="T3330" style:parent-style-name="Policepardéfaut" style:family="text">
      <style:text-properties fo:language="it" fo:country="IT"/>
    </style:style>
    <style:style style:name="T3331" style:parent-style-name="Policepardéfaut" style:family="text">
      <style:text-properties fo:language="it" fo:country="IT"/>
    </style:style>
    <style:style style:name="T3332" style:parent-style-name="Policepardéfaut" style:family="text">
      <style:text-properties fo:language="it" fo:country="IT"/>
    </style:style>
    <style:style style:name="T3333" style:parent-style-name="Policepardéfaut" style:family="text">
      <style:text-properties fo:language="it" fo:country="IT"/>
    </style:style>
    <style:style style:name="T3334" style:parent-style-name="Policepardéfaut" style:family="text">
      <style:text-properties fo:language="it" fo:country="IT"/>
    </style:style>
    <style:style style:name="T3335" style:parent-style-name="Policepardéfaut" style:family="text">
      <style:text-properties fo:language="it" fo:country="IT"/>
    </style:style>
    <style:style style:name="T3336" style:parent-style-name="Policepardéfaut" style:family="text">
      <style:text-properties fo:language="it" fo:country="IT"/>
    </style:style>
    <style:style style:name="T3337" style:parent-style-name="Policepardéfaut" style:family="text">
      <style:text-properties fo:language="it" fo:country="IT"/>
    </style:style>
    <style:style style:name="T3338" style:parent-style-name="Policepardéfaut" style:family="text">
      <style:text-properties fo:language="it" fo:country="IT"/>
    </style:style>
    <style:style style:name="T3339" style:parent-style-name="Policepardéfaut" style:family="text">
      <style:text-properties fo:language="it" fo:country="IT"/>
    </style:style>
    <style:style style:name="T3340" style:parent-style-name="Policepardéfaut" style:family="text">
      <style:text-properties fo:language="it" fo:country="IT"/>
    </style:style>
    <style:style style:name="T3341" style:parent-style-name="Policepardéfaut" style:family="text">
      <style:text-properties fo:language="it" fo:country="IT"/>
    </style:style>
    <style:style style:name="T3342" style:parent-style-name="Policepardéfaut" style:family="text">
      <style:text-properties fo:language="it" fo:country="IT"/>
    </style:style>
    <style:style style:name="T3343" style:parent-style-name="Policepardéfaut" style:family="text">
      <style:text-properties fo:language="it" fo:country="IT"/>
    </style:style>
    <style:style style:name="T3344" style:parent-style-name="Policepardéfaut" style:family="text">
      <style:text-properties fo:language="it" fo:country="IT"/>
    </style:style>
    <style:style style:name="T3345" style:parent-style-name="Policepardéfaut" style:family="text">
      <style:text-properties fo:language="it" fo:country="IT"/>
    </style:style>
    <style:style style:name="T3346" style:parent-style-name="Policepardéfaut" style:family="text">
      <style:text-properties fo:language="it" fo:country="IT"/>
    </style:style>
    <style:style style:name="T3347" style:parent-style-name="Policepardéfaut" style:family="text">
      <style:text-properties fo:language="it" fo:country="IT"/>
    </style:style>
    <style:style style:name="T3348" style:parent-style-name="Policepardéfaut" style:family="text">
      <style:text-properties fo:language="it" fo:country="IT"/>
    </style:style>
    <style:style style:name="T3349" style:parent-style-name="Policepardéfaut" style:family="text">
      <style:text-properties fo:language="it" fo:country="IT"/>
    </style:style>
    <style:style style:name="T3350" style:parent-style-name="Policepardéfaut" style:family="text">
      <style:text-properties fo:language="it" fo:country="IT"/>
    </style:style>
    <style:style style:name="T3351" style:parent-style-name="Policepardéfaut" style:family="text">
      <style:text-properties fo:language="it" fo:country="IT"/>
    </style:style>
    <style:style style:name="T3352" style:parent-style-name="Policepardéfaut" style:family="text">
      <style:text-properties fo:language="it" fo:country="IT"/>
    </style:style>
    <style:style style:name="T3353" style:parent-style-name="Policepardéfaut" style:family="text">
      <style:text-properties fo:language="it" fo:country="IT"/>
    </style:style>
    <style:style style:name="T3354" style:parent-style-name="Policepardéfaut" style:family="text">
      <style:text-properties fo:language="it" fo:country="IT"/>
    </style:style>
    <style:style style:name="T3355" style:parent-style-name="Policepardéfaut" style:family="text">
      <style:text-properties fo:language="it" fo:country="IT"/>
    </style:style>
    <style:style style:name="T3356" style:parent-style-name="Policepardéfaut" style:family="text">
      <style:text-properties fo:language="it" fo:country="IT"/>
    </style:style>
    <style:style style:name="T3357" style:parent-style-name="Policepardéfaut" style:family="text">
      <style:text-properties fo:language="it" fo:country="IT"/>
    </style:style>
    <style:style style:name="T3358" style:parent-style-name="Policepardéfaut" style:family="text">
      <style:text-properties fo:language="it" fo:country="IT"/>
    </style:style>
    <style:style style:name="T3359" style:parent-style-name="Policepardéfaut" style:family="text">
      <style:text-properties fo:language="it" fo:country="IT"/>
    </style:style>
    <style:style style:name="T3360" style:parent-style-name="Policepardéfaut" style:family="text">
      <style:text-properties fo:language="it" fo:country="IT"/>
    </style:style>
    <style:style style:name="T3361" style:parent-style-name="Policepardéfaut" style:family="text">
      <style:text-properties fo:language="it" fo:country="IT"/>
    </style:style>
    <style:style style:name="T3362" style:parent-style-name="Policepardéfaut" style:family="text">
      <style:text-properties fo:language="it" fo:country="IT"/>
    </style:style>
    <style:style style:name="T3363" style:parent-style-name="Policepardéfaut" style:family="text">
      <style:text-properties fo:language="it" fo:country="IT"/>
    </style:style>
    <style:style style:name="T3364" style:parent-style-name="Policepardéfaut" style:family="text">
      <style:text-properties fo:language="it" fo:country="IT"/>
    </style:style>
    <style:style style:name="T3365" style:parent-style-name="Policepardéfaut" style:family="text">
      <style:text-properties fo:language="it" fo:country="IT"/>
    </style:style>
    <style:style style:name="T3366" style:parent-style-name="Policepardéfaut" style:family="text">
      <style:text-properties fo:language="it" fo:country="IT"/>
    </style:style>
    <style:style style:name="T3367" style:parent-style-name="Policepardéfaut" style:family="text">
      <style:text-properties fo:language="it" fo:country="IT"/>
    </style:style>
    <style:style style:name="T3368" style:parent-style-name="Policepardéfaut" style:family="text">
      <style:text-properties fo:language="it" fo:country="IT"/>
    </style:style>
    <style:style style:name="T3369" style:parent-style-name="Policepardéfaut" style:family="text">
      <style:text-properties fo:language="it" fo:country="IT"/>
    </style:style>
    <style:style style:name="T3370" style:parent-style-name="Policepardéfaut" style:family="text">
      <style:text-properties fo:language="it" fo:country="IT"/>
    </style:style>
    <style:style style:name="T3371" style:parent-style-name="Policepardéfaut" style:family="text">
      <style:text-properties fo:language="it" fo:country="IT"/>
    </style:style>
    <style:style style:name="T3372" style:parent-style-name="Policepardéfaut" style:family="text">
      <style:text-properties fo:language="it" fo:country="IT"/>
    </style:style>
    <style:style style:name="T3373" style:parent-style-name="Policepardéfaut" style:family="text">
      <style:text-properties fo:language="it" fo:country="IT"/>
    </style:style>
    <style:style style:name="T3374" style:parent-style-name="Policepardéfaut" style:family="text">
      <style:text-properties fo:language="it" fo:country="IT"/>
    </style:style>
    <style:style style:name="T3375" style:parent-style-name="Policepardéfaut" style:family="text">
      <style:text-properties fo:language="it" fo:country="IT"/>
    </style:style>
    <style:style style:name="T3376" style:parent-style-name="Policepardéfaut" style:family="text">
      <style:text-properties fo:language="it" fo:country="IT"/>
    </style:style>
    <style:style style:name="T3377" style:parent-style-name="Policepardéfaut" style:family="text">
      <style:text-properties fo:language="it" fo:country="IT"/>
    </style:style>
    <style:style style:name="T3378" style:parent-style-name="Policepardéfaut" style:family="text">
      <style:text-properties fo:language="it" fo:country="IT"/>
    </style:style>
    <style:style style:name="T3379" style:parent-style-name="Policepardéfaut" style:family="text">
      <style:text-properties fo:language="it" fo:country="IT"/>
    </style:style>
    <style:style style:name="T3380" style:parent-style-name="Policepardéfaut" style:family="text">
      <style:text-properties fo:language="it" fo:country="IT"/>
    </style:style>
    <style:style style:name="T3381" style:parent-style-name="Policepardéfaut" style:family="text">
      <style:text-properties fo:language="it" fo:country="IT"/>
    </style:style>
    <style:style style:name="T3382" style:parent-style-name="Policepardéfaut" style:family="text">
      <style:text-properties fo:language="it" fo:country="IT"/>
    </style:style>
    <style:style style:name="T3383" style:parent-style-name="Policepardéfaut" style:family="text">
      <style:text-properties fo:language="it" fo:country="IT"/>
    </style:style>
    <style:style style:name="T3384" style:parent-style-name="Policepardéfaut" style:family="text">
      <style:text-properties fo:language="it" fo:country="IT"/>
    </style:style>
    <style:style style:name="T3385" style:parent-style-name="Policepardéfaut" style:family="text">
      <style:text-properties fo:language="it" fo:country="IT"/>
    </style:style>
    <style:style style:name="T3386" style:parent-style-name="Policepardéfaut" style:family="text">
      <style:text-properties fo:language="it" fo:country="IT"/>
    </style:style>
    <style:style style:name="T3387" style:parent-style-name="Policepardéfaut" style:family="text">
      <style:text-properties fo:language="it" fo:country="IT"/>
    </style:style>
    <style:style style:name="T3388" style:parent-style-name="Policepardéfaut" style:family="text">
      <style:text-properties fo:language="it" fo:country="IT"/>
    </style:style>
    <style:style style:name="T3389" style:parent-style-name="Policepardéfaut" style:family="text">
      <style:text-properties fo:language="it" fo:country="IT"/>
    </style:style>
    <style:style style:name="T3390" style:parent-style-name="Policepardéfaut" style:family="text">
      <style:text-properties fo:language="it" fo:country="IT"/>
    </style:style>
    <style:style style:name="T3391" style:parent-style-name="Policepardéfaut" style:family="text">
      <style:text-properties fo:language="it" fo:country="IT"/>
    </style:style>
    <style:style style:name="T3392" style:parent-style-name="Policepardéfaut" style:family="text">
      <style:text-properties fo:language="it" fo:country="IT"/>
    </style:style>
    <style:style style:name="T3393" style:parent-style-name="Policepardéfaut" style:family="text">
      <style:text-properties fo:language="it" fo:country="IT"/>
    </style:style>
    <style:style style:name="T3394" style:parent-style-name="Policepardéfaut" style:family="text">
      <style:text-properties fo:language="it" fo:country="IT"/>
    </style:style>
    <style:style style:name="T3395" style:parent-style-name="Policepardéfaut" style:family="text">
      <style:text-properties fo:language="it" fo:country="IT"/>
    </style:style>
    <style:style style:name="T3396" style:parent-style-name="Policepardéfaut" style:family="text">
      <style:text-properties fo:language="it" fo:country="IT"/>
    </style:style>
    <style:style style:name="T3397" style:parent-style-name="Policepardéfaut" style:family="text">
      <style:text-properties fo:language="it" fo:country="IT"/>
    </style:style>
    <style:style style:name="T3398" style:parent-style-name="Policepardéfaut" style:family="text">
      <style:text-properties fo:language="it" fo:country="IT"/>
    </style:style>
    <style:style style:name="T3399" style:parent-style-name="Policepardéfaut" style:family="text">
      <style:text-properties fo:language="it" fo:country="IT"/>
    </style:style>
    <style:style style:name="T3400" style:parent-style-name="Policepardéfaut" style:family="text">
      <style:text-properties fo:language="it" fo:country="IT"/>
    </style:style>
    <style:style style:name="T3401" style:parent-style-name="Policepardéfaut" style:family="text">
      <style:text-properties fo:language="it" fo:country="IT"/>
    </style:style>
    <style:style style:name="T3402" style:parent-style-name="Policepardéfaut" style:family="text">
      <style:text-properties fo:language="it" fo:country="IT"/>
    </style:style>
    <style:style style:name="T3403" style:parent-style-name="Policepardéfaut" style:family="text">
      <style:text-properties fo:language="it" fo:country="IT"/>
    </style:style>
    <style:style style:name="T3404" style:parent-style-name="Policepardéfaut" style:family="text">
      <style:text-properties fo:language="it" fo:country="IT"/>
    </style:style>
    <style:style style:name="T3405" style:parent-style-name="Policepardéfaut" style:family="text">
      <style:text-properties fo:language="it" fo:country="IT"/>
    </style:style>
    <style:style style:name="T3406" style:parent-style-name="Policepardéfaut" style:family="text">
      <style:text-properties fo:language="it" fo:country="IT"/>
    </style:style>
    <style:style style:name="T3407" style:parent-style-name="Policepardéfaut" style:family="text">
      <style:text-properties fo:language="it" fo:country="IT"/>
    </style:style>
    <style:style style:name="T3408" style:parent-style-name="Policepardéfaut" style:family="text">
      <style:text-properties fo:language="it" fo:country="IT"/>
    </style:style>
    <style:style style:name="T3409" style:parent-style-name="Policepardéfaut" style:family="text">
      <style:text-properties fo:language="it" fo:country="IT"/>
    </style:style>
    <style:style style:name="T3410" style:parent-style-name="Policepardéfaut" style:family="text">
      <style:text-properties fo:language="it" fo:country="IT"/>
    </style:style>
    <style:style style:name="T3411" style:parent-style-name="Policepardéfaut" style:family="text">
      <style:text-properties fo:language="it" fo:country="IT"/>
    </style:style>
    <style:style style:name="T3412" style:parent-style-name="Policepardéfaut" style:family="text">
      <style:text-properties fo:language="it" fo:country="IT"/>
    </style:style>
    <style:style style:name="T3413" style:parent-style-name="Policepardéfaut" style:family="text">
      <style:text-properties fo:language="it" fo:country="IT"/>
    </style:style>
    <style:style style:name="T3414" style:parent-style-name="Policepardéfaut" style:family="text">
      <style:text-properties fo:language="it" fo:country="IT"/>
    </style:style>
    <style:style style:name="T3415" style:parent-style-name="Policepardéfaut" style:family="text">
      <style:text-properties fo:language="it" fo:country="IT"/>
    </style:style>
    <style:style style:name="T3416" style:parent-style-name="Policepardéfaut" style:family="text">
      <style:text-properties fo:language="it" fo:country="IT"/>
    </style:style>
    <style:style style:name="T3417" style:parent-style-name="Policepardéfaut" style:family="text">
      <style:text-properties fo:language="it" fo:country="IT"/>
    </style:style>
    <style:style style:name="T3418" style:parent-style-name="Policepardéfaut" style:family="text">
      <style:text-properties fo:language="it" fo:country="IT"/>
    </style:style>
    <style:style style:name="T3419" style:parent-style-name="Policepardéfaut" style:family="text">
      <style:text-properties fo:language="it" fo:country="IT"/>
    </style:style>
    <style:style style:name="T3420" style:parent-style-name="Policepardéfaut" style:family="text">
      <style:text-properties fo:language="it" fo:country="IT"/>
    </style:style>
    <style:style style:name="T3421" style:parent-style-name="Policepardéfaut" style:family="text">
      <style:text-properties fo:language="it" fo:country="IT"/>
    </style:style>
    <style:style style:name="T3422" style:parent-style-name="Policepardéfaut" style:family="text">
      <style:text-properties fo:language="it" fo:country="IT"/>
    </style:style>
    <style:style style:name="T3423" style:parent-style-name="Policepardéfaut" style:family="text">
      <style:text-properties fo:language="it" fo:country="IT"/>
    </style:style>
    <style:style style:name="T3424" style:parent-style-name="Policepardéfaut" style:family="text">
      <style:text-properties fo:language="it" fo:country="IT"/>
    </style:style>
    <style:style style:name="T3425" style:parent-style-name="Policepardéfaut" style:family="text">
      <style:text-properties fo:language="it" fo:country="IT"/>
    </style:style>
    <style:style style:name="T3426" style:parent-style-name="Policepardéfaut" style:family="text">
      <style:text-properties fo:language="it" fo:country="IT"/>
    </style:style>
    <style:style style:name="T3427" style:parent-style-name="Policepardéfaut" style:family="text">
      <style:text-properties fo:language="it" fo:country="IT"/>
    </style:style>
    <style:style style:name="T3428" style:parent-style-name="Policepardéfaut" style:family="text">
      <style:text-properties fo:language="it" fo:country="IT"/>
    </style:style>
    <style:style style:name="T3429" style:parent-style-name="Policepardéfaut" style:family="text">
      <style:text-properties fo:language="it" fo:country="IT"/>
    </style:style>
    <style:style style:name="T3430" style:parent-style-name="Policepardéfaut" style:family="text">
      <style:text-properties fo:language="it" fo:country="IT"/>
    </style:style>
    <style:style style:name="T3431" style:parent-style-name="Policepardéfaut" style:family="text">
      <style:text-properties fo:language="it" fo:country="IT"/>
    </style:style>
    <style:style style:name="T3432" style:parent-style-name="Policepardéfaut" style:family="text">
      <style:text-properties fo:language="it" fo:country="IT"/>
    </style:style>
    <style:style style:name="T3433" style:parent-style-name="Policepardéfaut" style:family="text">
      <style:text-properties fo:language="it" fo:country="IT"/>
    </style:style>
    <style:style style:name="T3434" style:parent-style-name="Policepardéfaut" style:family="text">
      <style:text-properties fo:language="it" fo:country="IT"/>
    </style:style>
    <style:style style:name="T3435" style:parent-style-name="Policepardéfaut" style:family="text">
      <style:text-properties fo:language="it" fo:country="IT"/>
    </style:style>
    <style:style style:name="T3436" style:parent-style-name="Policepardéfaut" style:family="text">
      <style:text-properties fo:language="it" fo:country="IT"/>
    </style:style>
    <style:style style:name="T3437" style:parent-style-name="Policepardéfaut" style:family="text">
      <style:text-properties fo:language="it" fo:country="IT"/>
    </style:style>
    <style:style style:name="T3438" style:parent-style-name="Policepardéfaut" style:family="text">
      <style:text-properties fo:language="it" fo:country="IT"/>
    </style:style>
    <style:style style:name="T3439" style:parent-style-name="Policepardéfaut" style:family="text">
      <style:text-properties fo:language="it" fo:country="IT"/>
    </style:style>
    <style:style style:name="T3440" style:parent-style-name="Policepardéfaut" style:family="text">
      <style:text-properties fo:language="it" fo:country="IT"/>
    </style:style>
    <style:style style:name="T3441" style:parent-style-name="Policepardéfaut" style:family="text">
      <style:text-properties fo:language="it" fo:country="IT"/>
    </style:style>
    <style:style style:name="T3442" style:parent-style-name="Policepardéfaut" style:family="text">
      <style:text-properties fo:language="it" fo:country="IT"/>
    </style:style>
    <style:style style:name="T3443" style:parent-style-name="Policepardéfaut" style:family="text">
      <style:text-properties fo:language="it" fo:country="IT"/>
    </style:style>
    <style:style style:name="T3444" style:parent-style-name="Policepardéfaut" style:family="text">
      <style:text-properties fo:language="it" fo:country="IT"/>
    </style:style>
    <style:style style:name="T3445" style:parent-style-name="Policepardéfaut" style:family="text">
      <style:text-properties fo:language="it" fo:country="IT"/>
    </style:style>
    <style:style style:name="T3446" style:parent-style-name="Policepardéfaut" style:family="text">
      <style:text-properties fo:language="it" fo:country="IT"/>
    </style:style>
    <style:style style:name="T3447" style:parent-style-name="Policepardéfaut" style:family="text">
      <style:text-properties fo:language="it" fo:country="IT"/>
    </style:style>
    <style:style style:name="T3448" style:parent-style-name="Policepardéfaut" style:family="text">
      <style:text-properties fo:language="it" fo:country="IT"/>
    </style:style>
    <style:style style:name="T3449" style:parent-style-name="Policepardéfaut" style:family="text">
      <style:text-properties fo:language="it" fo:country="IT"/>
    </style:style>
    <style:style style:name="T3450" style:parent-style-name="Policepardéfaut" style:family="text">
      <style:text-properties fo:language="it" fo:country="IT"/>
    </style:style>
    <style:style style:name="T3451" style:parent-style-name="Policepardéfaut" style:family="text">
      <style:text-properties fo:language="it" fo:country="IT"/>
    </style:style>
    <style:style style:name="T3452" style:parent-style-name="Policepardéfaut" style:family="text">
      <style:text-properties fo:language="it" fo:country="IT"/>
    </style:style>
    <style:style style:name="T3453" style:parent-style-name="Policepardéfaut" style:family="text">
      <style:text-properties fo:language="it" fo:country="IT"/>
    </style:style>
    <style:style style:name="T3454" style:parent-style-name="Policepardéfaut" style:family="text">
      <style:text-properties fo:language="it" fo:country="IT"/>
    </style:style>
    <style:style style:name="T3455" style:parent-style-name="Policepardéfaut" style:family="text">
      <style:text-properties fo:language="it" fo:country="IT"/>
    </style:style>
    <style:style style:name="T3456" style:parent-style-name="Policepardéfaut" style:family="text">
      <style:text-properties fo:language="it" fo:country="IT"/>
    </style:style>
    <style:style style:name="T3457" style:parent-style-name="Policepardéfaut" style:family="text">
      <style:text-properties fo:language="it" fo:country="IT"/>
    </style:style>
    <style:style style:name="T3458" style:parent-style-name="Policepardéfaut" style:family="text">
      <style:text-properties fo:language="it" fo:country="IT"/>
    </style:style>
    <style:style style:name="T3459" style:parent-style-name="Policepardéfaut" style:family="text">
      <style:text-properties fo:language="it" fo:country="IT"/>
    </style:style>
    <style:style style:name="T3460" style:parent-style-name="Policepardéfaut" style:family="text">
      <style:text-properties fo:language="it" fo:country="IT"/>
    </style:style>
    <style:style style:name="T3461" style:parent-style-name="Policepardéfaut" style:family="text">
      <style:text-properties fo:language="it" fo:country="IT"/>
    </style:style>
    <style:style style:name="T3462" style:parent-style-name="Policepardéfaut" style:family="text">
      <style:text-properties fo:language="it" fo:country="IT"/>
    </style:style>
    <style:style style:name="T3463" style:parent-style-name="Policepardéfaut" style:family="text">
      <style:text-properties fo:language="it" fo:country="IT"/>
    </style:style>
    <style:style style:name="T3464" style:parent-style-name="Policepardéfaut" style:family="text">
      <style:text-properties fo:language="it" fo:country="IT"/>
    </style:style>
    <style:style style:name="T3465" style:parent-style-name="Policepardéfaut" style:family="text">
      <style:text-properties fo:language="it" fo:country="IT"/>
    </style:style>
    <style:style style:name="T3466" style:parent-style-name="Policepardéfaut" style:family="text">
      <style:text-properties fo:language="it" fo:country="IT"/>
    </style:style>
    <style:style style:name="T3467" style:parent-style-name="Policepardéfaut" style:family="text">
      <style:text-properties fo:language="it" fo:country="IT"/>
    </style:style>
    <style:style style:name="T3468" style:parent-style-name="Policepardéfaut" style:family="text">
      <style:text-properties fo:language="it" fo:country="IT"/>
    </style:style>
    <style:style style:name="T3469" style:parent-style-name="Policepardéfaut" style:family="text">
      <style:text-properties fo:language="it" fo:country="IT"/>
    </style:style>
    <style:style style:name="T3470" style:parent-style-name="Policepardéfaut" style:family="text">
      <style:text-properties fo:language="it" fo:country="IT"/>
    </style:style>
    <style:style style:name="T3471" style:parent-style-name="Policepardéfaut" style:family="text">
      <style:text-properties fo:language="it" fo:country="IT"/>
    </style:style>
    <style:style style:name="T3472" style:parent-style-name="Policepardéfaut" style:family="text">
      <style:text-properties fo:language="it" fo:country="IT"/>
    </style:style>
    <style:style style:name="T3473" style:parent-style-name="Policepardéfaut" style:family="text">
      <style:text-properties fo:language="it" fo:country="IT"/>
    </style:style>
    <style:style style:name="T3474" style:parent-style-name="Policepardéfaut" style:family="text">
      <style:text-properties fo:language="it" fo:country="IT"/>
    </style:style>
    <style:style style:name="T3475" style:parent-style-name="Policepardéfaut" style:family="text">
      <style:text-properties fo:language="it" fo:country="IT"/>
    </style:style>
    <style:style style:name="T3476" style:parent-style-name="Policepardéfaut" style:family="text">
      <style:text-properties fo:language="it" fo:country="IT"/>
    </style:style>
    <style:style style:name="T3477" style:parent-style-name="Policepardéfaut" style:family="text">
      <style:text-properties fo:language="it" fo:country="IT"/>
    </style:style>
    <style:style style:name="T3478" style:parent-style-name="Policepardéfaut" style:family="text">
      <style:text-properties fo:language="it" fo:country="IT"/>
    </style:style>
    <style:style style:name="T3479" style:parent-style-name="Policepardéfaut" style:family="text">
      <style:text-properties fo:language="it" fo:country="IT"/>
    </style:style>
    <style:style style:name="T3480" style:parent-style-name="Policepardéfaut" style:family="text">
      <style:text-properties fo:language="it" fo:country="IT"/>
    </style:style>
    <style:style style:name="T3481" style:parent-style-name="Policepardéfaut" style:family="text">
      <style:text-properties fo:language="it" fo:country="IT"/>
    </style:style>
    <style:style style:name="T3482" style:parent-style-name="Policepardéfaut" style:family="text">
      <style:text-properties fo:language="it" fo:country="IT"/>
    </style:style>
    <style:style style:name="T3483" style:parent-style-name="Policepardéfaut" style:family="text">
      <style:text-properties fo:language="it" fo:country="IT"/>
    </style:style>
    <style:style style:name="T3484" style:parent-style-name="Policepardéfaut" style:family="text">
      <style:text-properties fo:language="it" fo:country="IT"/>
    </style:style>
    <style:style style:name="T3485" style:parent-style-name="Policepardéfaut" style:family="text">
      <style:text-properties fo:language="it" fo:country="IT"/>
    </style:style>
    <style:style style:name="T3486" style:parent-style-name="Policepardéfaut" style:family="text">
      <style:text-properties fo:language="it" fo:country="IT"/>
    </style:style>
    <style:style style:name="T3487" style:parent-style-name="Policepardéfaut" style:family="text">
      <style:text-properties fo:language="it" fo:country="IT"/>
    </style:style>
    <style:style style:name="T3488" style:parent-style-name="Policepardéfaut" style:family="text">
      <style:text-properties fo:language="it" fo:country="IT"/>
    </style:style>
    <style:style style:name="T3489" style:parent-style-name="Policepardéfaut" style:family="text">
      <style:text-properties fo:language="it" fo:country="IT"/>
    </style:style>
    <style:style style:name="T3490" style:parent-style-name="Policepardéfaut" style:family="text">
      <style:text-properties fo:language="it" fo:country="IT"/>
    </style:style>
    <style:style style:name="T3491" style:parent-style-name="Policepardéfaut" style:family="text">
      <style:text-properties fo:language="it" fo:country="IT"/>
    </style:style>
    <style:style style:name="T3492" style:parent-style-name="Policepardéfaut" style:family="text">
      <style:text-properties fo:language="it" fo:country="IT"/>
    </style:style>
    <style:style style:name="T3493" style:parent-style-name="Policepardéfaut" style:family="text">
      <style:text-properties fo:language="it" fo:country="IT"/>
    </style:style>
    <style:style style:name="T3494" style:parent-style-name="Policepardéfaut" style:family="text">
      <style:text-properties fo:language="it" fo:country="IT"/>
    </style:style>
    <style:style style:name="T3495" style:parent-style-name="Policepardéfaut" style:family="text">
      <style:text-properties fo:language="it" fo:country="IT"/>
    </style:style>
    <style:style style:name="T3496" style:parent-style-name="Policepardéfaut" style:family="text">
      <style:text-properties fo:language="it" fo:country="IT"/>
    </style:style>
    <style:style style:name="T3497" style:parent-style-name="Policepardéfaut" style:family="text">
      <style:text-properties fo:language="it" fo:country="IT"/>
    </style:style>
    <style:style style:name="T3498" style:parent-style-name="Policepardéfaut" style:family="text">
      <style:text-properties fo:language="it" fo:country="IT"/>
    </style:style>
    <style:style style:name="T3499" style:parent-style-name="Policepardéfaut" style:family="text">
      <style:text-properties fo:language="it" fo:country="IT"/>
    </style:style>
    <style:style style:name="T3500" style:parent-style-name="Policepardéfaut" style:family="text">
      <style:text-properties fo:language="it" fo:country="IT"/>
    </style:style>
    <style:style style:name="T3501" style:parent-style-name="Policepardéfaut" style:family="text">
      <style:text-properties fo:language="it" fo:country="IT"/>
    </style:style>
    <style:style style:name="T3502" style:parent-style-name="Policepardéfaut" style:family="text">
      <style:text-properties fo:language="it" fo:country="IT"/>
    </style:style>
    <style:style style:name="T3503" style:parent-style-name="Policepardéfaut" style:family="text">
      <style:text-properties fo:language="it" fo:country="IT"/>
    </style:style>
    <style:style style:name="T3504" style:parent-style-name="Policepardéfaut" style:family="text">
      <style:text-properties fo:language="it" fo:country="IT"/>
    </style:style>
    <style:style style:name="T3505" style:parent-style-name="Policepardéfaut" style:family="text">
      <style:text-properties fo:language="it" fo:country="IT"/>
    </style:style>
    <style:style style:name="T3506" style:parent-style-name="Policepardéfaut" style:family="text">
      <style:text-properties fo:language="it" fo:country="IT"/>
    </style:style>
    <style:style style:name="T3507" style:parent-style-name="Policepardéfaut" style:family="text">
      <style:text-properties fo:language="it" fo:country="IT"/>
    </style:style>
    <style:style style:name="T3508" style:parent-style-name="Policepardéfaut" style:family="text">
      <style:text-properties fo:language="it" fo:country="IT"/>
    </style:style>
    <style:style style:name="T3509" style:parent-style-name="Policepardéfaut" style:family="text">
      <style:text-properties fo:language="it" fo:country="IT"/>
    </style:style>
    <style:style style:name="T3510" style:parent-style-name="Policepardéfaut" style:family="text">
      <style:text-properties fo:language="it" fo:country="IT"/>
    </style:style>
    <style:style style:name="T3511" style:parent-style-name="Policepardéfaut" style:family="text">
      <style:text-properties fo:language="it" fo:country="IT"/>
    </style:style>
    <style:style style:name="T3512" style:parent-style-name="Policepardéfaut" style:family="text">
      <style:text-properties fo:language="it" fo:country="IT"/>
    </style:style>
    <style:style style:name="T3513" style:parent-style-name="Policepardéfaut" style:family="text">
      <style:text-properties fo:language="it" fo:country="IT"/>
    </style:style>
    <style:style style:name="T3514" style:parent-style-name="Policepardéfaut" style:family="text">
      <style:text-properties fo:language="it" fo:country="IT"/>
    </style:style>
    <style:style style:name="T3515" style:parent-style-name="Policepardéfaut" style:family="text">
      <style:text-properties fo:language="it" fo:country="IT"/>
    </style:style>
    <style:style style:name="T3516" style:parent-style-name="Policepardéfaut" style:family="text">
      <style:text-properties fo:language="it" fo:country="IT"/>
    </style:style>
    <style:style style:name="T3517" style:parent-style-name="Policepardéfaut" style:family="text">
      <style:text-properties fo:language="it" fo:country="IT"/>
    </style:style>
    <style:style style:name="T3518" style:parent-style-name="Policepardéfaut" style:family="text">
      <style:text-properties fo:language="it" fo:country="IT"/>
    </style:style>
    <style:style style:name="T3519" style:parent-style-name="Policepardéfaut" style:family="text">
      <style:text-properties fo:language="it" fo:country="IT"/>
    </style:style>
    <style:style style:name="T3520" style:parent-style-name="Policepardéfaut" style:family="text">
      <style:text-properties fo:language="it" fo:country="IT"/>
    </style:style>
    <style:style style:name="T3521" style:parent-style-name="Policepardéfaut" style:family="text">
      <style:text-properties fo:language="it" fo:country="IT"/>
    </style:style>
    <style:style style:name="T3522" style:parent-style-name="Policepardéfaut" style:family="text">
      <style:text-properties fo:language="it" fo:country="IT"/>
    </style:style>
    <style:style style:name="T3523" style:parent-style-name="Policepardéfaut" style:family="text">
      <style:text-properties fo:language="it" fo:country="IT"/>
    </style:style>
    <style:style style:name="T3524" style:parent-style-name="Policepardéfaut" style:family="text">
      <style:text-properties fo:language="it" fo:country="IT"/>
    </style:style>
    <style:style style:name="T3525" style:parent-style-name="Policepardéfaut" style:family="text">
      <style:text-properties fo:language="it" fo:country="IT"/>
    </style:style>
    <style:style style:name="T3526" style:parent-style-name="Policepardéfaut" style:family="text">
      <style:text-properties fo:language="it" fo:country="IT"/>
    </style:style>
    <style:style style:name="T3527" style:parent-style-name="Policepardéfaut" style:family="text">
      <style:text-properties fo:language="it" fo:country="IT"/>
    </style:style>
    <style:style style:name="T3528" style:parent-style-name="Policepardéfaut" style:family="text">
      <style:text-properties fo:language="it" fo:country="IT"/>
    </style:style>
    <style:style style:name="T3529" style:parent-style-name="Policepardéfaut" style:family="text">
      <style:text-properties fo:language="it" fo:country="IT"/>
    </style:style>
    <style:style style:name="T3530" style:parent-style-name="Policepardéfaut" style:family="text">
      <style:text-properties fo:language="it" fo:country="IT"/>
    </style:style>
    <style:style style:name="T3531" style:parent-style-name="Policepardéfaut" style:family="text">
      <style:text-properties fo:language="it" fo:country="IT"/>
    </style:style>
    <style:style style:name="T3532" style:parent-style-name="Policepardéfaut" style:family="text">
      <style:text-properties fo:language="it" fo:country="IT"/>
    </style:style>
    <style:style style:name="T3533" style:parent-style-name="Policepardéfaut" style:family="text">
      <style:text-properties fo:language="it" fo:country="IT"/>
    </style:style>
    <style:style style:name="T3534" style:parent-style-name="Policepardéfaut" style:family="text">
      <style:text-properties fo:language="it" fo:country="IT"/>
    </style:style>
    <style:style style:name="T3535" style:parent-style-name="Policepardéfaut" style:family="text">
      <style:text-properties fo:language="it" fo:country="IT"/>
    </style:style>
    <style:style style:name="T3536" style:parent-style-name="Policepardéfaut" style:family="text">
      <style:text-properties fo:language="it" fo:country="IT"/>
    </style:style>
    <style:style style:name="T3537" style:parent-style-name="Policepardéfaut" style:family="text">
      <style:text-properties fo:font-style="italic" style:font-style-asian="italic"/>
    </style:style>
    <style:style style:name="T3538" style:parent-style-name="Policepardéfaut" style:family="text">
      <style:text-properties fo:font-style="italic" style:font-style-asian="italic"/>
    </style:style>
    <style:style style:name="T3539" style:parent-style-name="Policepardéfaut" style:family="text">
      <style:text-properties fo:font-style="italic" style:font-style-asian="italic"/>
    </style:style>
    <style:style style:name="T3540" style:parent-style-name="Policepardéfaut" style:family="text">
      <style:text-properties fo:font-style="italic" style:font-style-asian="italic"/>
    </style:style>
    <style:style style:name="T3541" style:parent-style-name="Policepardéfaut" style:family="text">
      <style:text-properties fo:font-style="italic" style:font-style-asian="italic"/>
    </style:style>
    <style:style style:name="T3542" style:parent-style-name="Policepardéfaut" style:family="text">
      <style:text-properties fo:font-style="italic" style:font-style-asian="italic"/>
    </style:style>
    <style:style style:name="T3543" style:parent-style-name="Policepardéfaut" style:family="text">
      <style:text-properties fo:font-style="italic" style:font-style-asian="italic"/>
    </style:style>
    <style:style style:name="T3544" style:parent-style-name="Policepardéfaut" style:family="text">
      <style:text-properties fo:font-style="italic" style:font-style-asian="italic"/>
    </style:style>
    <style:style style:name="T3545" style:parent-style-name="Policepardéfaut" style:family="text">
      <style:text-properties fo:font-style="italic" style:font-style-asian="italic"/>
    </style:style>
    <style:style style:name="T3546" style:parent-style-name="Policepardéfaut" style:family="text">
      <style:text-properties fo:font-style="italic" style:font-style-asian="italic"/>
    </style:style>
    <style:style style:name="T3547" style:parent-style-name="Policepardéfaut" style:family="text">
      <style:text-properties fo:font-style="italic" style:font-style-asian="italic"/>
    </style:style>
    <style:style style:name="T3549" style:parent-style-name="Policepardéfaut" style:family="text">
      <style:text-properties/>
    </style:style>
    <style:style style:name="P3548" style:parent-style-name="p" style:family="paragraph">
      <style:paragraph-properties fo:text-indent="0in">
        <style:drop-cap style:length="1" style:lines="3"/>
      </style:paragraph-properties>
    </style:style>
    <style:style style:name="T3550" style:parent-style-name="Policepardéfaut" style:family="text">
      <style:text-properties fo:font-style="italic" style:font-style-asian="italic"/>
    </style:style>
    <style:style style:name="T3551" style:parent-style-name="Policepardéfaut" style:family="text">
      <style:text-properties fo:font-style="italic" style:font-style-asian="italic"/>
    </style:style>
    <style:style style:name="T3552" style:parent-style-name="Policepardéfaut" style:family="text">
      <style:text-properties fo:font-style="italic" style:font-style-asian="italic"/>
    </style:style>
    <style:style style:name="T3553" style:parent-style-name="Policepardéfaut" style:family="text">
      <style:text-properties fo:font-style="italic" style:font-style-asian="italic"/>
    </style:style>
    <style:style style:name="T3554" style:parent-style-name="Policepardéfaut" style:family="text">
      <style:text-properties fo:font-style="italic" style:font-style-asian="italic"/>
    </style:style>
    <style:style style:name="T3555" style:parent-style-name="Policepardéfaut" style:family="text">
      <style:text-properties fo:font-style="italic" style:font-style-asian="italic"/>
    </style:style>
    <style:style style:name="T3556" style:parent-style-name="Policepardéfaut" style:family="text">
      <style:text-properties fo:font-style="italic" style:font-style-asian="italic"/>
    </style:style>
    <style:style style:name="T3557" style:parent-style-name="Policepardéfaut" style:family="text">
      <style:text-properties fo:font-style="italic" style:font-style-asian="italic"/>
    </style:style>
    <style:style style:name="T3558" style:parent-style-name="Policepardéfaut" style:family="text">
      <style:text-properties fo:font-style="italic" style:font-style-asian="italic"/>
    </style:style>
    <style:style style:name="T3559" style:parent-style-name="Policepardéfaut" style:family="text">
      <style:text-properties fo:font-style="italic" style:font-style-asian="italic"/>
    </style:style>
    <style:style style:name="T3560" style:parent-style-name="Policepardéfaut" style:family="text">
      <style:text-properties fo:font-style="italic" style:font-style-asian="italic"/>
    </style:style>
    <style:style style:name="T3562" style:parent-style-name="Policepardéfaut" style:family="text">
      <style:text-properties/>
    </style:style>
    <style:style style:name="P3561" style:parent-style-name="p" style:family="paragraph">
      <style:paragraph-properties fo:text-indent="0in">
        <style:drop-cap style:length="1" style:lines="3"/>
      </style:paragraph-properties>
    </style:style>
    <style:style style:name="P3563" style:parent-style-name="p" style:family="paragraph">
      <style:paragraph-properties fo:text-indent="0.1972in"/>
    </style:style>
    <style:style style:name="T3564" style:parent-style-name="Policepardéfaut" style:family="text">
      <style:text-properties fo:font-style="italic" style:font-style-asian="italic"/>
    </style:style>
    <style:style style:name="T3565" style:parent-style-name="Policepardéfaut" style:family="text">
      <style:text-properties fo:font-style="italic" style:font-style-asian="italic"/>
    </style:style>
    <style:style style:name="T3566" style:parent-style-name="Policepardéfaut" style:family="text">
      <style:text-properties fo:font-style="italic" style:font-style-asian="italic"/>
    </style:style>
    <style:style style:name="T3567" style:parent-style-name="Policepardéfaut" style:family="text">
      <style:text-properties fo:font-style="italic" style:font-style-asian="italic"/>
    </style:style>
    <style:style style:name="P3568" style:parent-style-name="Titre2" style:family="paragraph">
      <style:text-properties fo:font-style="italic" style:font-style-asian="italic"/>
    </style:style>
    <style:style style:name="T3570" style:parent-style-name="Policepardéfaut" style:family="text">
      <style:text-properties/>
    </style:style>
    <style:style style:name="P3569" style:parent-style-name="p" style:family="paragraph">
      <style:paragraph-properties fo:text-indent="0in">
        <style:drop-cap style:length="1" style:lines="3"/>
      </style:paragraph-properties>
    </style:style>
    <style:style style:name="P3571" style:parent-style-name="p" style:family="paragraph">
      <style:paragraph-properties fo:text-indent="0.1972in"/>
    </style:style>
    <style:style style:name="T3572" style:parent-style-name="Policepardéfaut" style:family="text">
      <style:text-properties fo:font-style="italic" style:font-style-asian="italic"/>
    </style:style>
    <style:style style:name="T3573" style:parent-style-name="Policepardéfaut" style:family="text">
      <style:text-properties fo:font-style="italic" style:font-style-asian="italic"/>
    </style:style>
    <style:style style:name="T3574" style:parent-style-name="Policepardéfaut" style:family="text">
      <style:text-properties fo:font-style="italic" style:font-style-asian="italic"/>
    </style:style>
    <style:style style:name="T3575" style:parent-style-name="Policepardéfaut" style:family="text">
      <style:text-properties fo:font-style="italic" style:font-style-asian="italic"/>
    </style:style>
    <style:style style:name="T3576" style:parent-style-name="Policepardéfaut" style:family="text">
      <style:text-properties fo:font-style="italic" style:font-style-asian="italic"/>
    </style:style>
    <style:style style:name="T3577" style:parent-style-name="Policepardéfaut" style:family="text">
      <style:text-properties fo:font-style="italic" style:font-style-asian="italic"/>
    </style:style>
    <style:style style:name="T3578" style:parent-style-name="Policepardéfaut" style:family="text">
      <style:text-properties fo:font-style="italic" style:font-style-asian="italic"/>
    </style:style>
    <style:style style:name="T3579" style:parent-style-name="Policepardéfaut" style:family="text">
      <style:text-properties fo:font-style="italic" style:font-style-asian="italic"/>
    </style:style>
    <style:style style:name="P3580" style:parent-style-name="Titre2" style:family="paragraph">
      <style:text-properties fo:font-style="italic" style:font-style-asian="italic"/>
    </style:style>
    <style:style style:name="T3582" style:parent-style-name="Policepardéfaut" style:family="text">
      <style:text-properties/>
    </style:style>
    <style:style style:name="P3581" style:parent-style-name="p" style:family="paragraph">
      <style:paragraph-properties fo:text-indent="0in">
        <style:drop-cap style:length="1" style:lines="3"/>
      </style:paragraph-properties>
    </style:style>
    <style:style style:name="T3583" style:parent-style-name="Policepardéfaut" style:family="text">
      <style:text-properties fo:font-style="italic" style:font-style-asian="italic" style:font-style-complex="italic"/>
    </style:style>
    <style:style style:name="T3584" style:parent-style-name="Policepardéfaut" style:family="text">
      <style:text-properties fo:font-style="italic" style:font-style-asian="italic" style:font-style-complex="italic"/>
    </style:style>
    <style:style style:name="T3585" style:parent-style-name="Policepardéfaut" style:family="text">
      <style:text-properties fo:font-style="italic" style:font-style-asian="italic" style:font-style-complex="italic"/>
    </style:style>
    <style:style style:name="T3586" style:parent-style-name="Policepardéfaut" style:family="text">
      <style:text-properties fo:font-style="italic" style:font-style-asian="italic" style:font-style-complex="italic"/>
    </style:style>
    <style:style style:name="T3587" style:parent-style-name="Policepardéfaut" style:family="text">
      <style:text-properties fo:font-style="italic" style:font-style-asian="italic" style:font-style-complex="italic"/>
    </style:style>
    <style:style style:name="T3588" style:parent-style-name="Policepardéfaut" style:family="text">
      <style:text-properties fo:font-style="italic" style:font-style-asian="italic" style:font-style-complex="italic"/>
    </style:style>
    <style:style style:name="P3589" style:parent-style-name="Titre2" style:family="paragraph">
      <style:text-properties fo:font-style="italic" style:font-style-asian="italic"/>
    </style:style>
    <style:style style:name="T3591" style:parent-style-name="Policepardéfaut" style:family="text">
      <style:text-properties/>
    </style:style>
    <style:style style:name="P3590" style:parent-style-name="p" style:family="paragraph">
      <style:paragraph-properties fo:text-indent="0in">
        <style:drop-cap style:length="1" style:lines="3"/>
      </style:paragraph-properties>
    </style:style>
    <style:style style:name="T3592" style:parent-style-name="Policepardéfaut" style:family="text">
      <style:text-properties fo:font-style="italic" style:font-style-asian="italic"/>
    </style:style>
    <style:style style:name="T3593" style:parent-style-name="Policepardéfaut" style:family="text">
      <style:text-properties fo:font-style="italic" style:font-style-asian="italic"/>
    </style:style>
    <style:style style:name="T3594" style:parent-style-name="Policepardéfaut" style:family="text">
      <style:text-properties fo:font-style="italic" style:font-style-asian="italic"/>
    </style:style>
    <style:style style:name="T3595" style:parent-style-name="Policepardéfaut" style:family="text">
      <style:text-properties fo:font-style="italic" style:font-style-asian="italic"/>
    </style:style>
    <style:style style:name="T3596" style:parent-style-name="Policepardéfaut" style:family="text">
      <style:text-properties fo:font-style="italic" style:font-style-asian="italic"/>
    </style:style>
    <style:style style:name="T3597" style:parent-style-name="Policepardéfaut" style:family="text">
      <style:text-properties fo:font-style="italic" style:font-style-asian="italic"/>
    </style:style>
    <style:style style:name="T3598" style:parent-style-name="Policepardéfaut" style:family="text">
      <style:text-properties fo:font-style="italic" style:font-style-asian="italic"/>
    </style:style>
    <style:style style:name="T3600" style:parent-style-name="Policepardéfaut" style:family="text">
      <style:text-properties/>
    </style:style>
    <style:style style:name="P3599" style:parent-style-name="p" style:family="paragraph">
      <style:paragraph-properties fo:text-indent="0in">
        <style:drop-cap style:length="1" style:lines="3"/>
      </style:paragraph-properties>
    </style:style>
    <style:style style:name="T3601" style:parent-style-name="Policepardéfaut" style:family="text">
      <style:text-properties fo:font-style="italic" style:font-style-asian="italic"/>
    </style:style>
    <style:style style:name="T3602" style:parent-style-name="Policepardéfaut" style:family="text">
      <style:text-properties fo:font-style="italic" style:font-style-asian="italic"/>
    </style:style>
    <style:style style:name="T3603" style:parent-style-name="Policepardéfaut" style:family="text">
      <style:text-properties fo:font-style="italic" style:font-style-asian="italic"/>
    </style:style>
    <style:style style:name="T3604" style:parent-style-name="Policepardéfaut" style:family="text">
      <style:text-properties fo:font-style="italic" style:font-style-asian="italic"/>
    </style:style>
    <style:style style:name="T3605" style:parent-style-name="Policepardéfaut" style:family="text">
      <style:text-properties fo:font-style="italic" style:font-style-asian="italic"/>
    </style:style>
    <style:style style:name="T3606" style:parent-style-name="Policepardéfaut" style:family="text">
      <style:text-properties fo:font-style="italic" style:font-style-asian="italic"/>
    </style:style>
    <style:style style:name="T3607" style:parent-style-name="Policepardéfaut" style:family="text">
      <style:text-properties fo:font-style="italic" style:font-style-asian="italic"/>
    </style:style>
    <style:style style:name="T3608" style:parent-style-name="Policepardéfaut" style:family="text">
      <style:text-properties fo:font-style="italic" style:font-style-asian="italic"/>
    </style:style>
    <style:style style:name="T3609" style:parent-style-name="Policepardéfaut" style:family="text">
      <style:text-properties fo:font-style="italic" style:font-style-asian="italic"/>
    </style:style>
    <style:style style:name="T3610" style:parent-style-name="Policepardéfaut" style:family="text">
      <style:text-properties fo:font-style="italic" style:font-style-asian="italic"/>
    </style:style>
    <style:style style:name="T3611" style:parent-style-name="Policepardéfaut" style:family="text">
      <style:text-properties fo:font-style="italic" style:font-style-asian="italic"/>
    </style:style>
    <style:style style:name="T3612" style:parent-style-name="Policepardéfaut" style:family="text">
      <style:text-properties fo:font-style="italic" style:font-style-asian="italic"/>
    </style:style>
    <style:style style:name="T3613" style:parent-style-name="Policepardéfaut" style:family="text">
      <style:text-properties fo:font-style="italic" style:font-style-asian="italic"/>
    </style:style>
    <style:style style:name="T3614" style:parent-style-name="Policepardéfaut" style:family="text">
      <style:text-properties fo:font-style="italic" style:font-style-asian="italic"/>
    </style:style>
    <style:style style:name="T3615" style:parent-style-name="Policepardéfaut" style:family="text">
      <style:text-properties fo:font-style="italic" style:font-style-asian="italic"/>
    </style:style>
    <style:style style:name="T3616" style:parent-style-name="Policepardéfaut" style:family="text">
      <style:text-properties fo:font-style="italic" style:font-style-asian="italic"/>
    </style:style>
    <style:style style:name="T3617" style:parent-style-name="Policepardéfaut" style:family="text">
      <style:text-properties fo:font-style="italic" style:font-style-asian="italic"/>
    </style:style>
    <style:style style:name="T3619" style:parent-style-name="Policepardéfaut" style:family="text">
      <style:text-properties/>
    </style:style>
    <style:style style:name="P3618" style:parent-style-name="p" style:family="paragraph">
      <style:paragraph-properties fo:text-indent="0in">
        <style:drop-cap style:length="1" style:lines="3"/>
      </style:paragraph-properties>
    </style:style>
    <style:style style:name="P3620" style:parent-style-name="p" style:family="paragraph">
      <style:paragraph-properties fo:text-indent="0.1972in"/>
    </style:style>
    <style:style style:name="T3621" style:parent-style-name="Policepardéfaut" style:family="text">
      <style:text-properties fo:font-style="italic" style:font-style-asian="italic"/>
    </style:style>
    <style:style style:name="T3622" style:parent-style-name="Policepardéfaut" style:family="text">
      <style:text-properties fo:font-style="italic" style:font-style-asian="italic"/>
    </style:style>
    <style:style style:name="T3623" style:parent-style-name="Policepardéfaut" style:family="text">
      <style:text-properties fo:font-style="italic" style:font-style-asian="italic"/>
    </style:style>
    <style:style style:name="T3624" style:parent-style-name="Policepardéfaut" style:family="text">
      <style:text-properties fo:font-style="italic" style:font-style-asian="italic"/>
    </style:style>
    <style:style style:name="T3625" style:parent-style-name="Policepardéfaut" style:family="text">
      <style:text-properties fo:font-style="italic" style:font-style-asian="italic"/>
    </style:style>
    <style:style style:name="T3626" style:parent-style-name="Policepardéfaut" style:family="text">
      <style:text-properties fo:font-style="italic" style:font-style-asian="italic"/>
    </style:style>
    <style:style style:name="T3627" style:parent-style-name="Policepardéfaut" style:family="text">
      <style:text-properties fo:font-style="italic" style:font-style-asian="italic"/>
    </style:style>
    <style:style style:name="T3628" style:parent-style-name="Policepardéfaut" style:family="text">
      <style:text-properties fo:font-style="italic" style:font-style-asian="italic"/>
    </style:style>
    <style:style style:name="T3629" style:parent-style-name="Policepardéfaut" style:family="text">
      <style:text-properties fo:font-style="italic" style:font-style-asian="italic"/>
    </style:style>
    <style:style style:name="T3630" style:parent-style-name="Policepardéfaut" style:family="text">
      <style:text-properties fo:font-style="italic" style:font-style-asian="italic"/>
    </style:style>
    <style:style style:name="P3631" style:parent-style-name="Titre2" style:family="paragraph">
      <style:text-properties fo:font-style="italic" style:font-style-asian="italic"/>
    </style:style>
    <style:style style:name="T3633" style:parent-style-name="Policepardéfaut" style:family="text">
      <style:text-properties/>
    </style:style>
    <style:style style:name="P3632" style:parent-style-name="p" style:family="paragraph">
      <style:paragraph-properties fo:text-indent="0in">
        <style:drop-cap style:length="1" style:lines="3"/>
      </style:paragraph-properties>
    </style:style>
    <style:style style:name="P3634" style:parent-style-name="p" style:family="paragraph">
      <style:paragraph-properties fo:text-indent="0.1972in"/>
    </style:style>
    <style:style style:name="T3635" style:parent-style-name="Policepardéfaut" style:family="text">
      <style:text-properties fo:font-style="italic" style:font-style-asian="italic"/>
    </style:style>
    <style:style style:name="T3636" style:parent-style-name="Policepardéfaut" style:family="text">
      <style:text-properties fo:font-style="italic" style:font-style-asian="italic"/>
    </style:style>
    <style:style style:name="T3637" style:parent-style-name="Policepardéfaut" style:family="text">
      <style:text-properties fo:font-style="italic" style:font-style-asian="italic"/>
    </style:style>
    <style:style style:name="T3638" style:parent-style-name="Policepardéfaut" style:family="text">
      <style:text-properties fo:font-style="italic" style:font-style-asian="italic"/>
    </style:style>
    <style:style style:name="T3639" style:parent-style-name="Policepardéfaut" style:family="text">
      <style:text-properties fo:font-style="italic" style:font-style-asian="italic"/>
    </style:style>
    <style:style style:name="T3640" style:parent-style-name="Policepardéfaut" style:family="text">
      <style:text-properties fo:font-style="italic" style:font-style-asian="italic"/>
    </style:style>
    <style:style style:name="P3641" style:parent-style-name="Titre2" style:family="paragraph">
      <style:text-properties fo:font-style="italic" style:font-style-asian="italic"/>
    </style:style>
    <style:style style:name="T3643" style:parent-style-name="Policepardéfaut" style:family="text">
      <style:text-properties/>
    </style:style>
    <style:style style:name="P3642" style:parent-style-name="p" style:family="paragraph">
      <style:paragraph-properties fo:text-indent="0in">
        <style:drop-cap style:length="1" style:lines="3"/>
      </style:paragraph-properties>
    </style:style>
    <style:style style:name="P3644" style:parent-style-name="p" style:family="paragraph">
      <style:paragraph-properties fo:text-indent="0.1972in"/>
    </style:style>
    <style:style style:name="T3645" style:parent-style-name="Policepardéfaut" style:family="text">
      <style:text-properties fo:font-style="italic" style:font-style-asian="italic"/>
    </style:style>
    <style:style style:name="T3646" style:parent-style-name="Policepardéfaut" style:family="text">
      <style:text-properties fo:font-style="italic" style:font-style-asian="italic"/>
    </style:style>
    <style:style style:name="T3647" style:parent-style-name="Policepardéfaut" style:family="text">
      <style:text-properties fo:font-style="italic" style:font-style-asian="italic"/>
    </style:style>
    <style:style style:name="T3648" style:parent-style-name="Policepardéfaut" style:family="text">
      <style:text-properties fo:font-style="italic" style:font-style-asian="italic"/>
    </style:style>
    <style:style style:name="T3649" style:parent-style-name="Policepardéfaut" style:family="text">
      <style:text-properties fo:font-style="italic" style:font-style-asian="italic"/>
    </style:style>
    <style:style style:name="T3650" style:parent-style-name="Policepardéfaut" style:family="text">
      <style:text-properties fo:font-style="italic" style:font-style-asian="italic"/>
    </style:style>
    <style:style style:name="T3651" style:parent-style-name="Policepardéfaut" style:family="text">
      <style:text-properties fo:font-style="italic" style:font-style-asian="italic"/>
    </style:style>
    <style:style style:name="T3652" style:parent-style-name="Policepardéfaut" style:family="text">
      <style:text-properties fo:font-style="italic" style:font-style-asian="italic"/>
    </style:style>
    <style:style style:name="T3653" style:parent-style-name="Policepardéfaut" style:family="text">
      <style:text-properties fo:font-style="italic" style:font-style-asian="italic"/>
    </style:style>
    <style:style style:name="T3654" style:parent-style-name="Policepardéfaut" style:family="text">
      <style:text-properties fo:font-style="italic" style:font-style-asian="italic"/>
    </style:style>
    <style:style style:name="T3655" style:parent-style-name="Policepardéfaut" style:family="text">
      <style:text-properties fo:font-style="italic" style:font-style-asian="italic"/>
    </style:style>
    <style:style style:name="T3656" style:parent-style-name="Policepardéfaut" style:family="text">
      <style:text-properties fo:font-style="italic" style:font-style-asian="italic"/>
    </style:style>
    <style:style style:name="T3658" style:parent-style-name="Policepardéfaut" style:family="text">
      <style:text-properties/>
    </style:style>
    <style:style style:name="P3657" style:parent-style-name="p" style:family="paragraph">
      <style:paragraph-properties fo:text-indent="0in">
        <style:drop-cap style:length="1" style:lines="3"/>
      </style:paragraph-properties>
    </style:style>
    <style:style style:name="T3659" style:parent-style-name="Policepardéfaut" style:family="text">
      <style:text-properties fo:font-style="italic" style:font-style-asian="italic"/>
    </style:style>
    <style:style style:name="T3660" style:parent-style-name="Policepardéfaut" style:family="text">
      <style:text-properties fo:font-style="italic" style:font-style-asian="italic"/>
    </style:style>
    <style:style style:name="T3661" style:parent-style-name="Policepardéfaut" style:family="text">
      <style:text-properties fo:font-style="italic" style:font-style-asian="italic"/>
    </style:style>
    <style:style style:name="T3662" style:parent-style-name="Policepardéfaut" style:family="text">
      <style:text-properties fo:font-style="italic" style:font-style-asian="italic"/>
    </style:style>
    <style:style style:name="P3663" style:parent-style-name="Titre2" style:family="paragraph">
      <style:text-properties fo:font-style="italic" style:font-style-asian="italic"/>
    </style:style>
    <style:style style:name="T3665" style:parent-style-name="Policepardéfaut" style:family="text">
      <style:text-properties/>
    </style:style>
    <style:style style:name="P3664" style:parent-style-name="p" style:family="paragraph">
      <style:paragraph-properties fo:text-indent="0in">
        <style:drop-cap style:length="1" style:lines="3"/>
      </style:paragraph-properties>
    </style:style>
    <style:style style:name="T3666" style:parent-style-name="Policepardéfaut" style:family="text">
      <style:text-properties fo:font-style="italic" style:font-style-asian="italic"/>
    </style:style>
    <style:style style:name="T3667" style:parent-style-name="Policepardéfaut" style:family="text">
      <style:text-properties fo:font-style="italic" style:font-style-asian="italic"/>
    </style:style>
    <style:style style:name="T3668" style:parent-style-name="Policepardéfaut" style:family="text">
      <style:text-properties fo:font-style="italic" style:font-style-asian="italic"/>
    </style:style>
    <style:style style:name="P3669" style:parent-style-name="Titre2" style:family="paragraph">
      <style:text-properties fo:font-style="italic" style:font-style-asian="italic"/>
    </style:style>
    <style:style style:name="T3671" style:parent-style-name="Policepardéfaut" style:family="text">
      <style:text-properties/>
    </style:style>
    <style:style style:name="P3670" style:parent-style-name="p" style:family="paragraph">
      <style:paragraph-properties fo:text-indent="0in">
        <style:drop-cap style:length="1" style:lines="3"/>
      </style:paragraph-properties>
    </style:style>
    <style:style style:name="T3672" style:parent-style-name="Policepardéfaut" style:family="text">
      <style:text-properties fo:font-style="italic" style:font-style-asian="italic"/>
    </style:style>
    <style:style style:name="T3673" style:parent-style-name="Policepardéfaut" style:family="text">
      <style:text-properties fo:font-style="italic" style:font-style-asian="italic"/>
    </style:style>
    <style:style style:name="T3674" style:parent-style-name="Policepardéfaut" style:family="text">
      <style:text-properties fo:font-style="italic" style:font-style-asian="italic"/>
    </style:style>
    <style:style style:name="P3675" style:parent-style-name="Titre2" style:family="paragraph">
      <style:text-properties fo:font-style="italic" style:font-style-asian="italic"/>
    </style:style>
    <style:style style:name="T3677" style:parent-style-name="Policepardéfaut" style:family="text">
      <style:text-properties/>
    </style:style>
    <style:style style:name="P3676" style:parent-style-name="p" style:family="paragraph">
      <style:paragraph-properties fo:text-indent="0in">
        <style:drop-cap style:length="1" style:lines="3"/>
      </style:paragraph-properties>
    </style:style>
    <style:style style:name="T3678" style:parent-style-name="Policepardéfaut" style:family="text">
      <style:text-properties fo:font-style="italic" style:font-style-asian="italic"/>
    </style:style>
    <style:style style:name="T3679" style:parent-style-name="Policepardéfaut" style:family="text">
      <style:text-properties fo:font-style="italic" style:font-style-asian="italic"/>
    </style:style>
    <style:style style:name="T3680" style:parent-style-name="Policepardéfaut" style:family="text">
      <style:text-properties fo:font-style="italic" style:font-style-asian="italic"/>
    </style:style>
    <style:style style:name="T3681" style:parent-style-name="Policepardéfaut" style:family="text">
      <style:text-properties fo:font-style="italic" style:font-style-asian="italic"/>
    </style:style>
    <style:style style:name="T3682" style:parent-style-name="Policepardéfaut" style:family="text">
      <style:text-properties fo:font-style="italic" style:font-style-asian="italic"/>
    </style:style>
    <style:style style:name="P3683" style:parent-style-name="Titre2" style:family="paragraph">
      <style:text-properties fo:font-style="italic" style:font-style-asian="italic"/>
    </style:style>
    <style:style style:name="T3685" style:parent-style-name="Policepardéfaut" style:family="text">
      <style:text-properties/>
    </style:style>
    <style:style style:name="P3684" style:parent-style-name="p" style:family="paragraph">
      <style:paragraph-properties fo:text-indent="0in">
        <style:drop-cap style:length="1" style:lines="3"/>
      </style:paragraph-properties>
    </style:style>
    <style:style style:name="T3686" style:parent-style-name="Policepardéfaut" style:family="text">
      <style:text-properties fo:font-style="italic" style:font-style-asian="italic"/>
    </style:style>
    <style:style style:name="T3687" style:parent-style-name="Policepardéfaut" style:family="text">
      <style:text-properties fo:font-style="italic" style:font-style-asian="italic"/>
    </style:style>
    <style:style style:name="T3688" style:parent-style-name="Policepardéfaut" style:family="text">
      <style:text-properties fo:font-style="italic" style:font-style-asian="italic"/>
    </style:style>
    <style:style style:name="T3689" style:parent-style-name="Policepardéfaut" style:family="text">
      <style:text-properties fo:font-style="italic" style:font-style-asian="italic"/>
    </style:style>
    <style:style style:name="P3690" style:parent-style-name="Titre2" style:family="paragraph">
      <style:text-properties fo:font-style="italic" style:font-style-asian="italic"/>
    </style:style>
    <style:style style:name="T3692" style:parent-style-name="Policepardéfaut" style:family="text">
      <style:text-properties/>
    </style:style>
    <style:style style:name="P3691" style:parent-style-name="p" style:family="paragraph">
      <style:paragraph-properties fo:text-indent="0in">
        <style:drop-cap style:length="1" style:lines="3"/>
      </style:paragraph-properties>
    </style:style>
    <style:style style:name="T3693" style:parent-style-name="Policepardéfaut" style:family="text">
      <style:text-properties fo:font-style="italic" style:font-style-asian="italic"/>
    </style:style>
    <style:style style:name="T3694" style:parent-style-name="Policepardéfaut" style:family="text">
      <style:text-properties fo:font-style="italic" style:font-style-asian="italic"/>
    </style:style>
    <style:style style:name="T3695" style:parent-style-name="Policepardéfaut" style:family="text">
      <style:text-properties fo:font-style="italic" style:font-style-asian="italic"/>
    </style:style>
    <style:style style:name="T3696" style:parent-style-name="Policepardéfaut" style:family="text">
      <style:text-properties fo:font-style="italic" style:font-style-asian="italic"/>
    </style:style>
    <style:style style:name="T3697" style:parent-style-name="Policepardéfaut" style:family="text">
      <style:text-properties fo:font-style="italic" style:font-style-asian="italic"/>
    </style:style>
    <style:style style:name="T3698" style:parent-style-name="Policepardéfaut" style:family="text">
      <style:text-properties fo:font-style="italic" style:font-style-asian="italic"/>
    </style:style>
    <style:style style:name="P3699" style:parent-style-name="Titre2" style:family="paragraph">
      <style:text-properties fo:font-style="italic" style:font-style-asian="italic"/>
    </style:style>
    <style:style style:name="T3701" style:parent-style-name="Policepardéfaut" style:family="text">
      <style:text-properties/>
    </style:style>
    <style:style style:name="P3700" style:parent-style-name="p" style:family="paragraph">
      <style:paragraph-properties fo:text-indent="0in">
        <style:drop-cap style:length="1" style:lines="3"/>
      </style:paragraph-properties>
    </style:style>
    <style:style style:name="T3702" style:parent-style-name="Policepardéfaut" style:family="text">
      <style:text-properties fo:font-style="italic" style:font-style-asian="italic" style:font-style-complex="italic"/>
    </style:style>
    <style:style style:name="T3703" style:parent-style-name="Policepardéfaut" style:family="text">
      <style:text-properties fo:font-style="italic" style:font-style-asian="italic"/>
    </style:style>
    <style:style style:name="T3704" style:parent-style-name="Policepardéfaut" style:family="text">
      <style:text-properties fo:font-style="italic" style:font-style-asian="italic"/>
    </style:style>
    <style:style style:name="T3705" style:parent-style-name="Policepardéfaut" style:family="text">
      <style:text-properties fo:font-style="italic" style:font-style-asian="italic"/>
    </style:style>
    <style:style style:name="T3706" style:parent-style-name="Policepardéfaut" style:family="text">
      <style:text-properties fo:font-style="italic" style:font-style-asian="italic"/>
    </style:style>
    <style:style style:name="T3707" style:parent-style-name="Policepardéfaut" style:family="text">
      <style:text-properties fo:font-style="italic" style:font-style-asian="italic"/>
    </style:style>
    <style:style style:name="P3708" style:parent-style-name="Titre2" style:family="paragraph">
      <style:text-properties fo:font-style="italic" style:font-style-asian="italic"/>
    </style:style>
    <style:style style:name="T3710" style:parent-style-name="Policepardéfaut" style:family="text">
      <style:text-properties/>
    </style:style>
    <style:style style:name="P3709" style:parent-style-name="p" style:family="paragraph">
      <style:paragraph-properties fo:text-indent="0in">
        <style:drop-cap style:length="1" style:lines="3"/>
      </style:paragraph-properties>
    </style:style>
    <style:style style:name="T3711" style:parent-style-name="Policepardéfaut" style:family="text">
      <style:text-properties fo:font-style="italic" style:font-style-asian="italic"/>
    </style:style>
    <style:style style:name="T3712" style:parent-style-name="Policepardéfaut" style:family="text">
      <style:text-properties fo:font-style="italic" style:font-style-asian="italic"/>
    </style:style>
    <style:style style:name="T3713" style:parent-style-name="Policepardéfaut" style:family="text">
      <style:text-properties fo:font-style="italic" style:font-style-asian="italic"/>
    </style:style>
    <style:style style:name="P3714" style:parent-style-name="Titre2" style:family="paragraph">
      <style:text-properties fo:font-style="italic" style:font-style-asian="italic"/>
    </style:style>
    <style:style style:name="T3716" style:parent-style-name="Policepardéfaut" style:family="text">
      <style:text-properties/>
    </style:style>
    <style:style style:name="P3715" style:parent-style-name="p" style:family="paragraph">
      <style:paragraph-properties fo:text-indent="0in">
        <style:drop-cap style:length="1" style:lines="3"/>
      </style:paragraph-properties>
    </style:style>
    <style:style style:name="T3717" style:parent-style-name="Policepardéfaut" style:family="text">
      <style:text-properties fo:font-style="italic" style:font-style-asian="italic"/>
    </style:style>
    <style:style style:name="P3718" style:parent-style-name="Titre2" style:family="paragraph">
      <style:text-properties fo:font-style="italic" style:font-style-asian="italic"/>
    </style:style>
    <style:style style:name="T3720" style:parent-style-name="Policepardéfaut" style:family="text">
      <style:text-properties/>
    </style:style>
    <style:style style:name="P3719" style:parent-style-name="p" style:family="paragraph">
      <style:paragraph-properties fo:text-indent="0in">
        <style:drop-cap style:length="1" style:lines="3"/>
      </style:paragraph-properties>
    </style:style>
    <style:style style:name="T3721" style:parent-style-name="Policepardéfaut" style:family="text">
      <style:text-properties fo:font-style="italic" style:font-style-asian="italic" style:font-style-complex="italic"/>
    </style:style>
    <style:style style:name="T3722" style:parent-style-name="Policepardéfaut" style:family="text">
      <style:text-properties fo:font-style="italic" style:font-style-asian="italic" style:font-style-complex="italic"/>
    </style:style>
    <style:style style:name="T3723" style:parent-style-name="Policepardéfaut" style:family="text">
      <style:text-properties fo:font-style="italic" style:font-style-asian="italic"/>
    </style:style>
    <style:style style:name="T3724" style:parent-style-name="Policepardéfaut" style:family="text">
      <style:text-properties fo:font-style="italic" style:font-style-asian="italic"/>
    </style:style>
    <style:style style:name="T3725" style:parent-style-name="Policepardéfaut" style:family="text">
      <style:text-properties fo:font-style="italic" style:font-style-asian="italic"/>
    </style:style>
    <style:style style:name="T3726" style:parent-style-name="Policepardéfaut" style:family="text">
      <style:text-properties fo:font-style="italic" style:font-style-asian="italic"/>
    </style:style>
    <style:style style:name="P3727" style:parent-style-name="Titre2" style:family="paragraph">
      <style:text-properties fo:font-style="italic" style:font-style-asian="italic"/>
    </style:style>
    <style:style style:name="T3729" style:parent-style-name="Policepardéfaut" style:family="text">
      <style:text-properties/>
    </style:style>
    <style:style style:name="P3728" style:parent-style-name="p" style:family="paragraph">
      <style:paragraph-properties fo:text-indent="0in">
        <style:drop-cap style:length="1" style:lines="3"/>
      </style:paragraph-properties>
    </style:style>
    <style:style style:name="T3730" style:parent-style-name="Policepardéfaut" style:family="text">
      <style:text-properties fo:font-style="italic" style:font-style-asian="italic" style:font-style-complex="italic"/>
    </style:style>
    <style:style style:name="T3731" style:parent-style-name="Policepardéfaut" style:family="text">
      <style:text-properties fo:language="it" fo:country="IT"/>
    </style:style>
    <style:style style:name="T3732" style:parent-style-name="Policepardéfaut" style:family="text">
      <style:text-properties fo:language="it" fo:country="IT"/>
    </style:style>
    <style:style style:name="T3733" style:parent-style-name="Policepardéfaut" style:family="text">
      <style:text-properties fo:language="it" fo:country="IT"/>
    </style:style>
    <style:style style:name="T3734" style:parent-style-name="Policepardéfaut" style:family="text">
      <style:text-properties fo:language="it" fo:country="IT"/>
    </style:style>
    <style:style style:name="T3735" style:parent-style-name="Policepardéfaut" style:family="text">
      <style:text-properties fo:language="it" fo:country="IT"/>
    </style:style>
    <style:style style:name="T3736" style:parent-style-name="Policepardéfaut" style:family="text">
      <style:text-properties fo:language="it" fo:country="IT"/>
    </style:style>
    <style:style style:name="T3737" style:parent-style-name="Policepardéfaut" style:family="text">
      <style:text-properties fo:language="it" fo:country="IT"/>
    </style:style>
    <style:style style:name="T3738" style:parent-style-name="Policepardéfaut" style:family="text">
      <style:text-properties fo:language="it" fo:country="IT"/>
    </style:style>
    <style:style style:name="T3739" style:parent-style-name="Policepardéfaut" style:family="text">
      <style:text-properties fo:language="it" fo:country="IT"/>
    </style:style>
    <style:style style:name="T3740" style:parent-style-name="Policepardéfaut" style:family="text">
      <style:text-properties fo:language="it" fo:country="IT"/>
    </style:style>
    <style:style style:name="T3741" style:parent-style-name="Policepardéfaut" style:family="text">
      <style:text-properties fo:language="it" fo:country="IT"/>
    </style:style>
    <style:style style:name="T3742" style:parent-style-name="Policepardéfaut" style:family="text">
      <style:text-properties fo:language="it" fo:country="IT"/>
    </style:style>
    <style:style style:name="T3743" style:parent-style-name="Policepardéfaut" style:family="text">
      <style:text-properties fo:language="it" fo:country="IT"/>
    </style:style>
    <style:style style:name="T3744" style:parent-style-name="Policepardéfaut" style:family="text">
      <style:text-properties fo:language="it" fo:country="IT"/>
    </style:style>
    <style:style style:name="T3745" style:parent-style-name="Policepardéfaut" style:family="text">
      <style:text-properties fo:language="it" fo:country="IT"/>
    </style:style>
    <style:style style:name="T3746" style:parent-style-name="Policepardéfaut" style:family="text">
      <style:text-properties fo:language="it" fo:country="IT"/>
    </style:style>
    <style:style style:name="T3747" style:parent-style-name="Policepardéfaut" style:family="text">
      <style:text-properties fo:language="it" fo:country="IT"/>
    </style:style>
    <style:style style:name="T3748" style:parent-style-name="Policepardéfaut" style:family="text">
      <style:text-properties fo:language="it" fo:country="IT"/>
    </style:style>
    <style:style style:name="T3749" style:parent-style-name="Policepardéfaut" style:family="text">
      <style:text-properties fo:language="it" fo:country="IT"/>
    </style:style>
    <style:style style:name="T3750" style:parent-style-name="Policepardéfaut" style:family="text">
      <style:text-properties fo:language="it" fo:country="IT"/>
    </style:style>
    <style:style style:name="T3751" style:parent-style-name="Policepardéfaut" style:family="text">
      <style:text-properties fo:language="it" fo:country="IT"/>
    </style:style>
    <style:style style:name="T3752" style:parent-style-name="Policepardéfaut" style:family="text">
      <style:text-properties fo:language="it" fo:country="IT"/>
    </style:style>
    <style:style style:name="T3753" style:parent-style-name="Policepardéfaut" style:family="text">
      <style:text-properties fo:language="it" fo:country="IT"/>
    </style:style>
    <style:style style:name="T3754" style:parent-style-name="Policepardéfaut" style:family="text">
      <style:text-properties fo:language="it" fo:country="IT"/>
    </style:style>
    <style:style style:name="T3755" style:parent-style-name="Policepardéfaut" style:family="text">
      <style:text-properties fo:language="it" fo:country="IT"/>
    </style:style>
    <style:style style:name="T3756" style:parent-style-name="Policepardéfaut" style:family="text">
      <style:text-properties fo:language="it" fo:country="IT"/>
    </style:style>
    <style:style style:name="T3757" style:parent-style-name="Policepardéfaut" style:family="text">
      <style:text-properties fo:language="it" fo:country="IT"/>
    </style:style>
    <style:style style:name="T3758" style:parent-style-name="Policepardéfaut" style:family="text">
      <style:text-properties fo:language="it" fo:country="IT"/>
    </style:style>
    <style:style style:name="T3759" style:parent-style-name="Policepardéfaut" style:family="text">
      <style:text-properties fo:language="it" fo:country="IT"/>
    </style:style>
    <style:style style:name="T3760" style:parent-style-name="Policepardéfaut" style:family="text">
      <style:text-properties fo:language="it" fo:country="IT"/>
    </style:style>
    <style:style style:name="T3761" style:parent-style-name="Policepardéfaut" style:family="text">
      <style:text-properties fo:language="it" fo:country="IT"/>
    </style:style>
    <style:style style:name="T3762" style:parent-style-name="Policepardéfaut" style:family="text">
      <style:text-properties fo:language="it" fo:country="IT"/>
    </style:style>
    <style:style style:name="T3763" style:parent-style-name="Policepardéfaut" style:family="text">
      <style:text-properties fo:language="it" fo:country="IT"/>
    </style:style>
    <style:style style:name="T3764" style:parent-style-name="Policepardéfaut" style:family="text">
      <style:text-properties fo:language="it" fo:country="IT"/>
    </style:style>
    <style:style style:name="T3765" style:parent-style-name="Policepardéfaut" style:family="text">
      <style:text-properties fo:language="it" fo:country="IT"/>
    </style:style>
    <style:style style:name="T3766" style:parent-style-name="Policepardéfaut" style:family="text">
      <style:text-properties fo:language="it" fo:country="IT"/>
    </style:style>
    <style:style style:name="T3767" style:parent-style-name="Policepardéfaut" style:family="text">
      <style:text-properties fo:language="it" fo:country="IT"/>
    </style:style>
    <style:style style:name="T3768" style:parent-style-name="Policepardéfaut" style:family="text">
      <style:text-properties fo:language="it" fo:country="IT"/>
    </style:style>
    <style:style style:name="T3769" style:parent-style-name="Policepardéfaut" style:family="text">
      <style:text-properties fo:language="it" fo:country="IT"/>
    </style:style>
    <style:style style:name="T3770" style:parent-style-name="Policepardéfaut" style:family="text">
      <style:text-properties fo:language="it" fo:country="IT"/>
    </style:style>
    <style:style style:name="T3771" style:parent-style-name="Policepardéfaut" style:family="text">
      <style:text-properties fo:language="it" fo:country="IT"/>
    </style:style>
    <style:style style:name="T3772" style:parent-style-name="Policepardéfaut" style:family="text">
      <style:text-properties fo:language="it" fo:country="IT"/>
    </style:style>
    <style:style style:name="T3773" style:parent-style-name="Policepardéfaut" style:family="text">
      <style:text-properties fo:language="it" fo:country="IT"/>
    </style:style>
    <style:style style:name="T3774" style:parent-style-name="Policepardéfaut" style:family="text">
      <style:text-properties fo:language="it" fo:country="IT"/>
    </style:style>
    <style:style style:name="T3775" style:parent-style-name="Policepardéfaut" style:family="text">
      <style:text-properties fo:language="it" fo:country="IT"/>
    </style:style>
    <style:style style:name="T3776" style:parent-style-name="Policepardéfaut" style:family="text">
      <style:text-properties fo:language="it" fo:country="IT"/>
    </style:style>
    <style:style style:name="T3777" style:parent-style-name="Policepardéfaut" style:family="text">
      <style:text-properties fo:language="it" fo:country="IT"/>
    </style:style>
    <style:style style:name="T3778" style:parent-style-name="Policepardéfaut" style:family="text">
      <style:text-properties fo:language="it" fo:country="IT"/>
    </style:style>
    <style:style style:name="T3779" style:parent-style-name="Policepardéfaut" style:family="text">
      <style:text-properties fo:language="it" fo:country="IT"/>
    </style:style>
    <style:style style:name="T3780" style:parent-style-name="Policepardéfaut" style:family="text">
      <style:text-properties fo:language="it" fo:country="IT"/>
    </style:style>
    <style:style style:name="T3781" style:parent-style-name="Policepardéfaut" style:family="text">
      <style:text-properties fo:language="it" fo:country="IT"/>
    </style:style>
    <style:style style:name="T3782" style:parent-style-name="Policepardéfaut" style:family="text">
      <style:text-properties fo:language="it" fo:country="IT"/>
    </style:style>
    <style:style style:name="T3783" style:parent-style-name="Policepardéfaut" style:family="text">
      <style:text-properties fo:language="it" fo:country="IT"/>
    </style:style>
    <style:style style:name="T3784" style:parent-style-name="Policepardéfaut" style:family="text">
      <style:text-properties fo:language="it" fo:country="IT"/>
    </style:style>
    <style:style style:name="T3785" style:parent-style-name="Policepardéfaut" style:family="text">
      <style:text-properties fo:language="it" fo:country="IT"/>
    </style:style>
    <style:style style:name="T3786" style:parent-style-name="Policepardéfaut" style:family="text">
      <style:text-properties fo:language="it" fo:country="IT"/>
    </style:style>
    <style:style style:name="T3787" style:parent-style-name="Policepardéfaut" style:family="text">
      <style:text-properties fo:language="it" fo:country="IT"/>
    </style:style>
    <style:style style:name="T3788" style:parent-style-name="Policepardéfaut" style:family="text">
      <style:text-properties fo:language="it" fo:country="IT"/>
    </style:style>
    <style:style style:name="T3789" style:parent-style-name="Policepardéfaut" style:family="text">
      <style:text-properties fo:language="it" fo:country="IT"/>
    </style:style>
    <style:style style:name="T3790" style:parent-style-name="Policepardéfaut" style:family="text">
      <style:text-properties fo:language="it" fo:country="IT"/>
    </style:style>
    <style:style style:name="T3791" style:parent-style-name="Policepardéfaut" style:family="text">
      <style:text-properties fo:language="it" fo:country="IT"/>
    </style:style>
    <style:style style:name="T3792" style:parent-style-name="Policepardéfaut" style:family="text">
      <style:text-properties fo:language="it" fo:country="IT"/>
    </style:style>
    <style:style style:name="T3793" style:parent-style-name="Policepardéfaut" style:family="text">
      <style:text-properties fo:language="it" fo:country="IT"/>
    </style:style>
    <style:style style:name="T3794" style:parent-style-name="Policepardéfaut" style:family="text">
      <style:text-properties fo:language="it" fo:country="IT"/>
    </style:style>
    <style:style style:name="T3795" style:parent-style-name="Policepardéfaut" style:family="text">
      <style:text-properties fo:language="it" fo:country="IT"/>
    </style:style>
    <style:style style:name="T3796" style:parent-style-name="Policepardéfaut" style:family="text">
      <style:text-properties fo:language="it" fo:country="IT"/>
    </style:style>
    <style:style style:name="T3797" style:parent-style-name="Policepardéfaut" style:family="text">
      <style:text-properties fo:language="it" fo:country="IT"/>
    </style:style>
    <style:style style:name="T3798" style:parent-style-name="Policepardéfaut" style:family="text">
      <style:text-properties fo:language="it" fo:country="IT"/>
    </style:style>
    <style:style style:name="T3799" style:parent-style-name="Policepardéfaut" style:family="text">
      <style:text-properties fo:language="it" fo:country="IT"/>
    </style:style>
    <style:style style:name="T3800" style:parent-style-name="Policepardéfaut" style:family="text">
      <style:text-properties fo:language="it" fo:country="IT"/>
    </style:style>
    <style:style style:name="T3801" style:parent-style-name="Policepardéfaut" style:family="text">
      <style:text-properties fo:language="it" fo:country="IT"/>
    </style:style>
    <style:style style:name="T3802" style:parent-style-name="Policepardéfaut" style:family="text">
      <style:text-properties fo:language="it" fo:country="IT"/>
    </style:style>
    <style:style style:name="T3803" style:parent-style-name="Policepardéfaut" style:family="text">
      <style:text-properties fo:language="it" fo:country="IT"/>
    </style:style>
    <style:style style:name="T3804" style:parent-style-name="Policepardéfaut" style:family="text">
      <style:text-properties fo:language="it" fo:country="IT"/>
    </style:style>
    <style:style style:name="T3805" style:parent-style-name="Policepardéfaut" style:family="text">
      <style:text-properties fo:language="it" fo:country="IT"/>
    </style:style>
    <style:style style:name="T3806" style:parent-style-name="Policepardéfaut" style:family="text">
      <style:text-properties fo:language="it" fo:country="IT"/>
    </style:style>
    <style:style style:name="T3807" style:parent-style-name="Policepardéfaut" style:family="text">
      <style:text-properties fo:language="it" fo:country="IT"/>
    </style:style>
    <style:style style:name="T3808" style:parent-style-name="Policepardéfaut" style:family="text">
      <style:text-properties fo:language="it" fo:country="IT"/>
    </style:style>
    <style:style style:name="T3809" style:parent-style-name="Policepardéfaut" style:family="text">
      <style:text-properties fo:language="it" fo:country="IT"/>
    </style:style>
    <style:style style:name="T3810" style:parent-style-name="Policepardéfaut" style:family="text">
      <style:text-properties fo:language="it" fo:country="IT"/>
    </style:style>
    <style:style style:name="T3811" style:parent-style-name="Policepardéfaut" style:family="text">
      <style:text-properties fo:language="it" fo:country="IT"/>
    </style:style>
    <style:style style:name="T3812" style:parent-style-name="Policepardéfaut" style:family="text">
      <style:text-properties fo:language="it" fo:country="IT"/>
    </style:style>
    <style:style style:name="T3813" style:parent-style-name="Policepardéfaut" style:family="text">
      <style:text-properties fo:language="it" fo:country="IT"/>
    </style:style>
    <style:style style:name="T3814" style:parent-style-name="Policepardéfaut" style:family="text">
      <style:text-properties fo:language="it" fo:country="IT"/>
    </style:style>
    <style:style style:name="T3815" style:parent-style-name="Policepardéfaut" style:family="text">
      <style:text-properties fo:language="it" fo:country="IT"/>
    </style:style>
    <style:style style:name="T3816" style:parent-style-name="Policepardéfaut" style:family="text">
      <style:text-properties fo:language="it" fo:country="IT"/>
    </style:style>
    <style:style style:name="T3817" style:parent-style-name="Policepardéfaut" style:family="text">
      <style:text-properties fo:language="it" fo:country="IT"/>
    </style:style>
    <style:style style:name="T3818" style:parent-style-name="Policepardéfaut" style:family="text">
      <style:text-properties fo:language="it" fo:country="IT"/>
    </style:style>
    <style:style style:name="T3819" style:parent-style-name="Policepardéfaut" style:family="text">
      <style:text-properties fo:language="it" fo:country="IT"/>
    </style:style>
    <style:style style:name="T3820" style:parent-style-name="Policepardéfaut" style:family="text">
      <style:text-properties fo:language="it" fo:country="IT"/>
    </style:style>
    <style:style style:name="T3821" style:parent-style-name="Policepardéfaut" style:family="text">
      <style:text-properties fo:language="it" fo:country="IT"/>
    </style:style>
    <style:style style:name="T3822" style:parent-style-name="Policepardéfaut" style:family="text">
      <style:text-properties fo:language="it" fo:country="IT"/>
    </style:style>
    <style:style style:name="T3823" style:parent-style-name="Policepardéfaut" style:family="text">
      <style:text-properties fo:language="it" fo:country="IT"/>
    </style:style>
    <style:style style:name="T3824" style:parent-style-name="Policepardéfaut" style:family="text">
      <style:text-properties fo:language="it" fo:country="IT"/>
    </style:style>
    <style:style style:name="T3825" style:parent-style-name="Policepardéfaut" style:family="text">
      <style:text-properties fo:language="it" fo:country="IT"/>
    </style:style>
    <style:style style:name="T3826" style:parent-style-name="Policepardéfaut" style:family="text">
      <style:text-properties fo:language="it" fo:country="IT"/>
    </style:style>
    <style:style style:name="T3827" style:parent-style-name="Policepardéfaut" style:family="text">
      <style:text-properties fo:language="it" fo:country="IT"/>
    </style:style>
    <style:style style:name="T3828" style:parent-style-name="Policepardéfaut" style:family="text">
      <style:text-properties fo:language="it" fo:country="IT"/>
    </style:style>
    <style:style style:name="T3829" style:parent-style-name="Policepardéfaut" style:family="text">
      <style:text-properties fo:language="it" fo:country="IT"/>
    </style:style>
    <style:style style:name="T3830" style:parent-style-name="Policepardéfaut" style:family="text">
      <style:text-properties fo:language="it" fo:country="IT"/>
    </style:style>
    <style:style style:name="T3831" style:parent-style-name="Policepardéfaut" style:family="text">
      <style:text-properties fo:language="it" fo:country="IT"/>
    </style:style>
    <style:style style:name="T3832" style:parent-style-name="Policepardéfaut" style:family="text">
      <style:text-properties fo:language="it" fo:country="IT"/>
    </style:style>
    <style:style style:name="T3833" style:parent-style-name="Policepardéfaut" style:family="text">
      <style:text-properties fo:language="it" fo:country="IT"/>
    </style:style>
    <style:style style:name="T3834" style:parent-style-name="Policepardéfaut" style:family="text">
      <style:text-properties fo:language="it" fo:country="IT"/>
    </style:style>
    <style:style style:name="T3835" style:parent-style-name="Policepardéfaut" style:family="text">
      <style:text-properties fo:language="it" fo:country="IT"/>
    </style:style>
    <style:style style:name="T3836" style:parent-style-name="Policepardéfaut" style:family="text">
      <style:text-properties fo:language="it" fo:country="IT"/>
    </style:style>
    <style:style style:name="T3837" style:parent-style-name="Policepardéfaut" style:family="text">
      <style:text-properties fo:language="it" fo:country="IT"/>
    </style:style>
    <style:style style:name="T3838" style:parent-style-name="Policepardéfaut" style:family="text">
      <style:text-properties fo:language="it" fo:country="IT"/>
    </style:style>
    <style:style style:name="T3839" style:parent-style-name="Policepardéfaut" style:family="text">
      <style:text-properties fo:language="it" fo:country="IT"/>
    </style:style>
    <style:style style:name="T3840" style:parent-style-name="Policepardéfaut" style:family="text">
      <style:text-properties fo:language="it" fo:country="IT"/>
    </style:style>
    <style:style style:name="T3841" style:parent-style-name="Policepardéfaut" style:family="text">
      <style:text-properties fo:language="it" fo:country="IT"/>
    </style:style>
    <style:style style:name="T3842" style:parent-style-name="Policepardéfaut" style:family="text">
      <style:text-properties fo:language="it" fo:country="IT"/>
    </style:style>
    <style:style style:name="T3843" style:parent-style-name="Policepardéfaut" style:family="text">
      <style:text-properties fo:language="it" fo:country="IT"/>
    </style:style>
    <style:style style:name="T3844" style:parent-style-name="Policepardéfaut" style:family="text">
      <style:text-properties fo:language="it" fo:country="IT"/>
    </style:style>
    <style:style style:name="T3845" style:parent-style-name="Policepardéfaut" style:family="text">
      <style:text-properties fo:language="it" fo:country="IT"/>
    </style:style>
    <style:style style:name="T3846" style:parent-style-name="Policepardéfaut" style:family="text">
      <style:text-properties fo:language="it" fo:country="IT"/>
    </style:style>
    <style:style style:name="T3847" style:parent-style-name="Policepardéfaut" style:family="text">
      <style:text-properties fo:language="it" fo:country="IT"/>
    </style:style>
    <style:style style:name="T3848" style:parent-style-name="Policepardéfaut" style:family="text">
      <style:text-properties fo:language="it" fo:country="IT"/>
    </style:style>
    <style:style style:name="T3849" style:parent-style-name="Policepardéfaut" style:family="text">
      <style:text-properties fo:language="it" fo:country="IT"/>
    </style:style>
    <style:style style:name="T3850" style:parent-style-name="Policepardéfaut" style:family="text">
      <style:text-properties fo:language="it" fo:country="IT"/>
    </style:style>
    <style:style style:name="T3851" style:parent-style-name="Policepardéfaut" style:family="text">
      <style:text-properties fo:language="it" fo:country="IT"/>
    </style:style>
    <style:style style:name="T3852" style:parent-style-name="Policepardéfaut" style:family="text">
      <style:text-properties fo:language="it" fo:country="IT"/>
    </style:style>
    <style:style style:name="T3853" style:parent-style-name="Policepardéfaut" style:family="text">
      <style:text-properties fo:language="it" fo:country="IT"/>
    </style:style>
    <style:style style:name="T3854" style:parent-style-name="Policepardéfaut" style:family="text">
      <style:text-properties fo:language="it" fo:country="IT"/>
    </style:style>
    <style:style style:name="T3855" style:parent-style-name="Policepardéfaut" style:family="text">
      <style:text-properties fo:language="it" fo:country="IT"/>
    </style:style>
    <style:style style:name="T3856" style:parent-style-name="Policepardéfaut" style:family="text">
      <style:text-properties fo:language="it" fo:country="IT"/>
    </style:style>
    <style:style style:name="T3857" style:parent-style-name="Policepardéfaut" style:family="text">
      <style:text-properties fo:language="it" fo:country="IT"/>
    </style:style>
    <style:style style:name="T3858" style:parent-style-name="Policepardéfaut" style:family="text">
      <style:text-properties fo:language="it" fo:country="IT"/>
    </style:style>
    <style:style style:name="T3859" style:parent-style-name="Policepardéfaut" style:family="text">
      <style:text-properties fo:language="it" fo:country="IT"/>
    </style:style>
    <style:style style:name="T3860" style:parent-style-name="Policepardéfaut" style:family="text">
      <style:text-properties fo:language="it" fo:country="IT"/>
    </style:style>
    <style:style style:name="T3861" style:parent-style-name="Policepardéfaut" style:family="text">
      <style:text-properties fo:language="it" fo:country="IT"/>
    </style:style>
    <style:style style:name="T3862" style:parent-style-name="Policepardéfaut" style:family="text">
      <style:text-properties fo:language="it" fo:country="IT"/>
    </style:style>
    <style:style style:name="T3863" style:parent-style-name="Policepardéfaut" style:family="text">
      <style:text-properties fo:language="it" fo:country="IT"/>
    </style:style>
    <style:style style:name="T3864" style:parent-style-name="Policepardéfaut" style:family="text">
      <style:text-properties fo:language="it" fo:country="IT"/>
    </style:style>
    <style:style style:name="T3865" style:parent-style-name="Policepardéfaut" style:family="text">
      <style:text-properties fo:language="it" fo:country="IT"/>
    </style:style>
    <style:style style:name="T3866" style:parent-style-name="Policepardéfaut" style:family="text">
      <style:text-properties fo:language="it" fo:country="IT"/>
    </style:style>
    <style:style style:name="T3867" style:parent-style-name="Policepardéfaut" style:family="text">
      <style:text-properties fo:language="it" fo:country="IT"/>
    </style:style>
    <style:style style:name="T3868" style:parent-style-name="Policepardéfaut" style:family="text">
      <style:text-properties fo:language="it" fo:country="IT"/>
    </style:style>
    <style:style style:name="T3869" style:parent-style-name="Policepardéfaut" style:family="text">
      <style:text-properties fo:language="it" fo:country="IT"/>
    </style:style>
    <style:style style:name="T3870" style:parent-style-name="Policepardéfaut" style:family="text">
      <style:text-properties fo:language="it" fo:country="IT"/>
    </style:style>
    <style:style style:name="T3871" style:parent-style-name="Policepardéfaut" style:family="text">
      <style:text-properties fo:language="it" fo:country="IT"/>
    </style:style>
    <style:style style:name="T3872" style:parent-style-name="Policepardéfaut" style:family="text">
      <style:text-properties fo:language="it" fo:country="IT"/>
    </style:style>
    <style:style style:name="T3873" style:parent-style-name="Policepardéfaut" style:family="text">
      <style:text-properties fo:language="it" fo:country="IT"/>
    </style:style>
    <style:style style:name="T3874" style:parent-style-name="Policepardéfaut" style:family="text">
      <style:text-properties fo:language="it" fo:country="IT"/>
    </style:style>
    <style:style style:name="T3875" style:parent-style-name="Policepardéfaut" style:family="text">
      <style:text-properties fo:language="it" fo:country="IT"/>
    </style:style>
    <style:style style:name="T3876" style:parent-style-name="Policepardéfaut" style:family="text">
      <style:text-properties fo:language="it" fo:country="IT"/>
    </style:style>
    <style:style style:name="T3877" style:parent-style-name="Policepardéfaut" style:family="text">
      <style:text-properties fo:language="it" fo:country="IT"/>
    </style:style>
    <style:style style:name="T3878" style:parent-style-name="Policepardéfaut" style:family="text">
      <style:text-properties fo:language="it" fo:country="IT"/>
    </style:style>
    <style:style style:name="T3879" style:parent-style-name="Policepardéfaut" style:family="text">
      <style:text-properties fo:language="it" fo:country="IT"/>
    </style:style>
    <style:style style:name="T3880" style:parent-style-name="Policepardéfaut" style:family="text">
      <style:text-properties fo:language="it" fo:country="IT"/>
    </style:style>
    <style:style style:name="T3881" style:parent-style-name="Policepardéfaut" style:family="text">
      <style:text-properties fo:language="it" fo:country="IT"/>
    </style:style>
    <style:style style:name="T3882" style:parent-style-name="Policepardéfaut" style:family="text">
      <style:text-properties fo:language="it" fo:country="IT"/>
    </style:style>
    <style:style style:name="T3883" style:parent-style-name="Policepardéfaut" style:family="text">
      <style:text-properties fo:language="it" fo:country="IT"/>
    </style:style>
    <style:style style:name="T3884" style:parent-style-name="Policepardéfaut" style:family="text">
      <style:text-properties fo:language="it" fo:country="IT"/>
    </style:style>
    <style:style style:name="T3885" style:parent-style-name="Policepardéfaut" style:family="text">
      <style:text-properties fo:language="it" fo:country="IT"/>
    </style:style>
    <style:style style:name="T3886" style:parent-style-name="Policepardéfaut" style:family="text">
      <style:text-properties fo:language="it" fo:country="IT"/>
    </style:style>
    <style:style style:name="T3887" style:parent-style-name="Policepardéfaut" style:family="text">
      <style:text-properties fo:language="it" fo:country="IT"/>
    </style:style>
    <style:style style:name="T3888" style:parent-style-name="Policepardéfaut" style:family="text">
      <style:text-properties fo:language="it" fo:country="IT"/>
    </style:style>
    <style:style style:name="T3889" style:parent-style-name="Policepardéfaut" style:family="text">
      <style:text-properties fo:language="it" fo:country="IT"/>
    </style:style>
    <style:style style:name="T3890" style:parent-style-name="Policepardéfaut" style:family="text">
      <style:text-properties fo:language="it" fo:country="IT"/>
    </style:style>
    <style:style style:name="T3891" style:parent-style-name="Policepardéfaut" style:family="text">
      <style:text-properties fo:language="it" fo:country="IT"/>
    </style:style>
    <style:style style:name="T3892" style:parent-style-name="Policepardéfaut" style:family="text">
      <style:text-properties fo:language="it" fo:country="IT"/>
    </style:style>
    <style:style style:name="T3893" style:parent-style-name="Policepardéfaut" style:family="text">
      <style:text-properties fo:language="it" fo:country="IT"/>
    </style:style>
    <style:style style:name="T3894" style:parent-style-name="Policepardéfaut" style:family="text">
      <style:text-properties fo:language="it" fo:country="IT"/>
    </style:style>
    <style:style style:name="T3895" style:parent-style-name="Policepardéfaut" style:family="text">
      <style:text-properties fo:language="it" fo:country="IT"/>
    </style:style>
    <style:style style:name="T3896" style:parent-style-name="Policepardéfaut" style:family="text">
      <style:text-properties fo:language="it" fo:country="IT"/>
    </style:style>
    <style:style style:name="T3897" style:parent-style-name="Policepardéfaut" style:family="text">
      <style:text-properties fo:language="it" fo:country="IT"/>
    </style:style>
    <style:style style:name="T3898" style:parent-style-name="Policepardéfaut" style:family="text">
      <style:text-properties fo:language="it" fo:country="IT"/>
    </style:style>
    <style:style style:name="T3899" style:parent-style-name="Policepardéfaut" style:family="text">
      <style:text-properties fo:language="it" fo:country="IT"/>
    </style:style>
    <style:style style:name="T3900" style:parent-style-name="Policepardéfaut" style:family="text">
      <style:text-properties fo:language="it" fo:country="IT"/>
    </style:style>
    <style:style style:name="T3901" style:parent-style-name="Policepardéfaut" style:family="text">
      <style:text-properties fo:language="it" fo:country="IT"/>
    </style:style>
    <style:style style:name="T3902" style:parent-style-name="Policepardéfaut" style:family="text">
      <style:text-properties fo:language="it" fo:country="IT"/>
    </style:style>
    <style:style style:name="T3903" style:parent-style-name="Policepardéfaut" style:family="text">
      <style:text-properties fo:language="it" fo:country="IT"/>
    </style:style>
    <style:style style:name="T3904" style:parent-style-name="Policepardéfaut" style:family="text">
      <style:text-properties fo:language="it" fo:country="IT"/>
    </style:style>
    <style:style style:name="T3905" style:parent-style-name="Policepardéfaut" style:family="text">
      <style:text-properties fo:language="it" fo:country="IT"/>
    </style:style>
    <style:style style:name="T3906" style:parent-style-name="Policepardéfaut" style:family="text">
      <style:text-properties fo:language="it" fo:country="IT"/>
    </style:style>
    <style:style style:name="T3907" style:parent-style-name="Policepardéfaut" style:family="text">
      <style:text-properties fo:language="it" fo:country="IT"/>
    </style:style>
    <style:style style:name="T3908" style:parent-style-name="Policepardéfaut" style:family="text">
      <style:text-properties fo:language="it" fo:country="IT"/>
    </style:style>
    <style:style style:name="T3909" style:parent-style-name="Policepardéfaut" style:family="text">
      <style:text-properties fo:language="it" fo:country="IT"/>
    </style:style>
    <style:style style:name="T3910" style:parent-style-name="Policepardéfaut" style:family="text">
      <style:text-properties fo:language="it" fo:country="IT"/>
    </style:style>
    <style:style style:name="T3911" style:parent-style-name="Policepardéfaut" style:family="text">
      <style:text-properties fo:language="it" fo:country="IT"/>
    </style:style>
    <style:style style:name="T3912" style:parent-style-name="Policepardéfaut" style:family="text">
      <style:text-properties fo:language="it" fo:country="IT"/>
    </style:style>
    <style:style style:name="T3913" style:parent-style-name="Policepardéfaut" style:family="text">
      <style:text-properties fo:language="it" fo:country="IT"/>
    </style:style>
    <style:style style:name="T3914" style:parent-style-name="Policepardéfaut" style:family="text">
      <style:text-properties fo:language="it" fo:country="IT"/>
    </style:style>
    <style:style style:name="T3915" style:parent-style-name="Policepardéfaut" style:family="text">
      <style:text-properties fo:language="it" fo:country="IT"/>
    </style:style>
    <style:style style:name="T3916" style:parent-style-name="Policepardéfaut" style:family="text">
      <style:text-properties fo:language="it" fo:country="IT"/>
    </style:style>
    <style:style style:name="T3917" style:parent-style-name="Policepardéfaut" style:family="text">
      <style:text-properties fo:language="it" fo:country="IT"/>
    </style:style>
    <style:style style:name="T3918" style:parent-style-name="Policepardéfaut" style:family="text">
      <style:text-properties fo:language="it" fo:country="IT"/>
    </style:style>
    <style:style style:name="T3919" style:parent-style-name="Policepardéfaut" style:family="text">
      <style:text-properties fo:language="it" fo:country="IT"/>
    </style:style>
    <style:style style:name="T3920" style:parent-style-name="Policepardéfaut" style:family="text">
      <style:text-properties fo:language="it" fo:country="IT"/>
    </style:style>
    <style:style style:name="T3921" style:parent-style-name="Policepardéfaut" style:family="text">
      <style:text-properties fo:language="it" fo:country="IT"/>
    </style:style>
    <style:style style:name="T3922" style:parent-style-name="Policepardéfaut" style:family="text">
      <style:text-properties fo:language="it" fo:country="IT"/>
    </style:style>
    <style:style style:name="T3923" style:parent-style-name="Policepardéfaut" style:family="text">
      <style:text-properties fo:language="it" fo:country="IT"/>
    </style:style>
    <style:style style:name="T3924" style:parent-style-name="Policepardéfaut" style:family="text">
      <style:text-properties fo:language="it" fo:country="IT"/>
    </style:style>
    <style:style style:name="T3925" style:parent-style-name="Policepardéfaut" style:family="text">
      <style:text-properties fo:language="it" fo:country="IT"/>
    </style:style>
    <style:style style:name="T3926" style:parent-style-name="Policepardéfaut" style:family="text">
      <style:text-properties fo:language="it" fo:country="IT"/>
    </style:style>
    <style:style style:name="T3927" style:parent-style-name="Policepardéfaut" style:family="text">
      <style:text-properties fo:language="it" fo:country="IT"/>
    </style:style>
    <style:style style:name="T3928" style:parent-style-name="Policepardéfaut" style:family="text">
      <style:text-properties fo:language="it" fo:country="IT"/>
    </style:style>
    <style:style style:name="T3929" style:parent-style-name="Policepardéfaut" style:family="text">
      <style:text-properties fo:language="it" fo:country="IT"/>
    </style:style>
    <style:style style:name="T3930" style:parent-style-name="Policepardéfaut" style:family="text">
      <style:text-properties fo:language="it" fo:country="IT"/>
    </style:style>
    <style:style style:name="T3931" style:parent-style-name="Policepardéfaut" style:family="text">
      <style:text-properties fo:language="it" fo:country="IT"/>
    </style:style>
    <style:style style:name="T3932" style:parent-style-name="Policepardéfaut" style:family="text">
      <style:text-properties fo:language="it" fo:country="IT"/>
    </style:style>
    <style:style style:name="T3933" style:parent-style-name="Policepardéfaut" style:family="text">
      <style:text-properties fo:language="it" fo:country="IT"/>
    </style:style>
    <style:style style:name="T3934" style:parent-style-name="Policepardéfaut" style:family="text">
      <style:text-properties fo:language="it" fo:country="IT"/>
    </style:style>
    <style:style style:name="T3935" style:parent-style-name="Policepardéfaut" style:family="text">
      <style:text-properties fo:language="it" fo:country="IT"/>
    </style:style>
    <style:style style:name="T3936" style:parent-style-name="Policepardéfaut" style:family="text">
      <style:text-properties fo:language="it" fo:country="IT"/>
    </style:style>
    <style:style style:name="T3937" style:parent-style-name="Policepardéfaut" style:family="text">
      <style:text-properties fo:language="it" fo:country="IT"/>
    </style:style>
    <style:style style:name="T3938" style:parent-style-name="Policepardéfaut" style:family="text">
      <style:text-properties fo:language="it" fo:country="IT"/>
    </style:style>
    <style:style style:name="T3939" style:parent-style-name="Policepardéfaut" style:family="text">
      <style:text-properties fo:language="it" fo:country="IT"/>
    </style:style>
    <style:style style:name="T3940" style:parent-style-name="Policepardéfaut" style:family="text">
      <style:text-properties fo:language="it" fo:country="IT"/>
    </style:style>
    <style:style style:name="T3941" style:parent-style-name="Policepardéfaut" style:family="text">
      <style:text-properties fo:language="it" fo:country="IT"/>
    </style:style>
    <style:style style:name="T3942" style:parent-style-name="Policepardéfaut" style:family="text">
      <style:text-properties fo:language="it" fo:country="IT"/>
    </style:style>
    <style:style style:name="T3943" style:parent-style-name="Policepardéfaut" style:family="text">
      <style:text-properties fo:language="it" fo:country="IT"/>
    </style:style>
    <style:style style:name="T3944" style:parent-style-name="Policepardéfaut" style:family="text">
      <style:text-properties fo:language="it" fo:country="IT"/>
    </style:style>
    <style:style style:name="T3945" style:parent-style-name="Policepardéfaut" style:family="text">
      <style:text-properties fo:language="it" fo:country="IT"/>
    </style:style>
    <style:style style:name="T3946" style:parent-style-name="Policepardéfaut" style:family="text">
      <style:text-properties fo:language="it" fo:country="IT"/>
    </style:style>
    <style:style style:name="T3947" style:parent-style-name="Policepardéfaut" style:family="text">
      <style:text-properties fo:language="it" fo:country="IT"/>
    </style:style>
    <style:style style:name="T3948" style:parent-style-name="Policepardéfaut" style:family="text">
      <style:text-properties fo:language="it" fo:country="IT"/>
    </style:style>
    <style:style style:name="T3949" style:parent-style-name="Policepardéfaut" style:family="text">
      <style:text-properties fo:language="it" fo:country="IT"/>
    </style:style>
    <style:style style:name="T3950" style:parent-style-name="Policepardéfaut" style:family="text">
      <style:text-properties fo:language="it" fo:country="IT"/>
    </style:style>
    <style:style style:name="T3951" style:parent-style-name="Policepardéfaut" style:family="text">
      <style:text-properties fo:language="it" fo:country="IT"/>
    </style:style>
    <style:style style:name="T3952" style:parent-style-name="Policepardéfaut" style:family="text">
      <style:text-properties fo:language="it" fo:country="IT"/>
    </style:style>
    <style:style style:name="T3953" style:parent-style-name="Policepardéfaut" style:family="text">
      <style:text-properties fo:language="it" fo:country="IT"/>
    </style:style>
    <style:style style:name="T3954" style:parent-style-name="Policepardéfaut" style:family="text">
      <style:text-properties fo:language="it" fo:country="IT"/>
    </style:style>
    <style:style style:name="T3955" style:parent-style-name="Policepardéfaut" style:family="text">
      <style:text-properties fo:language="it" fo:country="IT"/>
    </style:style>
    <style:style style:name="T3956" style:parent-style-name="Policepardéfaut" style:family="text">
      <style:text-properties fo:language="it" fo:country="IT"/>
    </style:style>
    <style:style style:name="T3957" style:parent-style-name="Policepardéfaut" style:family="text">
      <style:text-properties fo:language="it" fo:country="IT"/>
    </style:style>
    <style:style style:name="T3958" style:parent-style-name="Policepardéfaut" style:family="text">
      <style:text-properties fo:language="it" fo:country="IT"/>
    </style:style>
    <style:style style:name="T3959" style:parent-style-name="Policepardéfaut" style:family="text">
      <style:text-properties fo:language="it" fo:country="IT"/>
    </style:style>
    <style:style style:name="T3960" style:parent-style-name="Policepardéfaut" style:family="text">
      <style:text-properties fo:language="it" fo:country="IT"/>
    </style:style>
    <style:style style:name="T3961" style:parent-style-name="Policepardéfaut" style:family="text">
      <style:text-properties fo:language="it" fo:country="IT"/>
    </style:style>
    <style:style style:name="T3962" style:parent-style-name="Policepardéfaut" style:family="text">
      <style:text-properties fo:language="it" fo:country="IT"/>
    </style:style>
    <style:style style:name="T3963" style:parent-style-name="Policepardéfaut" style:family="text">
      <style:text-properties fo:language="it" fo:country="IT"/>
    </style:style>
    <style:style style:name="T3964" style:parent-style-name="Policepardéfaut" style:family="text">
      <style:text-properties fo:language="it" fo:country="IT"/>
    </style:style>
    <style:style style:name="T3965" style:parent-style-name="Policepardéfaut" style:family="text">
      <style:text-properties fo:language="it" fo:country="IT"/>
    </style:style>
    <style:style style:name="T3966" style:parent-style-name="Policepardéfaut" style:family="text">
      <style:text-properties fo:language="it" fo:country="IT"/>
    </style:style>
    <style:style style:name="T3967" style:parent-style-name="Policepardéfaut" style:family="text">
      <style:text-properties fo:language="it" fo:country="IT"/>
    </style:style>
    <style:style style:name="T3968" style:parent-style-name="Policepardéfaut" style:family="text">
      <style:text-properties fo:language="it" fo:country="IT"/>
    </style:style>
    <style:style style:name="T3969" style:parent-style-name="Policepardéfaut" style:family="text">
      <style:text-properties fo:language="it" fo:country="IT"/>
    </style:style>
    <style:style style:name="T3970" style:parent-style-name="Policepardéfaut" style:family="text">
      <style:text-properties fo:language="it" fo:country="IT"/>
    </style:style>
    <style:style style:name="T3971" style:parent-style-name="Policepardéfaut" style:family="text">
      <style:text-properties fo:language="it" fo:country="IT"/>
    </style:style>
    <style:style style:name="T3972" style:parent-style-name="Policepardéfaut" style:family="text">
      <style:text-properties fo:language="it" fo:country="IT"/>
    </style:style>
    <style:style style:name="T3973" style:parent-style-name="Policepardéfaut" style:family="text">
      <style:text-properties fo:language="it" fo:country="IT"/>
    </style:style>
    <style:style style:name="T3974" style:parent-style-name="Policepardéfaut" style:family="text">
      <style:text-properties fo:language="it" fo:country="IT"/>
    </style:style>
    <style:style style:name="T3975" style:parent-style-name="Policepardéfaut" style:family="text">
      <style:text-properties fo:language="it" fo:country="IT"/>
    </style:style>
    <style:style style:name="T3976" style:parent-style-name="Policepardéfaut" style:family="text">
      <style:text-properties fo:language="it" fo:country="IT"/>
    </style:style>
    <style:style style:name="T3977" style:parent-style-name="Policepardéfaut" style:family="text">
      <style:text-properties fo:language="it" fo:country="IT"/>
    </style:style>
    <style:style style:name="T3978" style:parent-style-name="Policepardéfaut" style:family="text">
      <style:text-properties fo:language="it" fo:country="IT"/>
    </style:style>
    <style:style style:name="T3979" style:parent-style-name="Policepardéfaut" style:family="text">
      <style:text-properties fo:language="it" fo:country="IT"/>
    </style:style>
    <style:style style:name="T3980" style:parent-style-name="Policepardéfaut" style:family="text">
      <style:text-properties fo:language="it" fo:country="IT"/>
    </style:style>
    <style:style style:name="T3981" style:parent-style-name="Policepardéfaut" style:family="text">
      <style:text-properties fo:language="it" fo:country="IT"/>
    </style:style>
    <style:style style:name="T3982" style:parent-style-name="Policepardéfaut" style:family="text">
      <style:text-properties fo:language="it" fo:country="IT"/>
    </style:style>
    <style:style style:name="T3983" style:parent-style-name="Policepardéfaut" style:family="text">
      <style:text-properties fo:language="it" fo:country="IT"/>
    </style:style>
    <style:style style:name="T3984" style:parent-style-name="Policepardéfaut" style:family="text">
      <style:text-properties fo:language="it" fo:country="IT"/>
    </style:style>
    <style:style style:name="T3985" style:parent-style-name="Policepardéfaut" style:family="text">
      <style:text-properties fo:language="it" fo:country="IT"/>
    </style:style>
    <style:style style:name="T3986" style:parent-style-name="Policepardéfaut" style:family="text">
      <style:text-properties fo:language="it" fo:country="IT"/>
    </style:style>
    <style:style style:name="T3987" style:parent-style-name="Policepardéfaut" style:family="text">
      <style:text-properties fo:language="it" fo:country="IT"/>
    </style:style>
    <style:style style:name="T3988" style:parent-style-name="Policepardéfaut" style:family="text">
      <style:text-properties fo:language="it" fo:country="IT"/>
    </style:style>
    <style:style style:name="T3989" style:parent-style-name="Policepardéfaut" style:family="text">
      <style:text-properties fo:language="it" fo:country="IT"/>
    </style:style>
    <style:style style:name="T3990" style:parent-style-name="Policepardéfaut" style:family="text">
      <style:text-properties fo:language="it" fo:country="IT"/>
    </style:style>
    <style:style style:name="T3991" style:parent-style-name="Policepardéfaut" style:family="text">
      <style:text-properties fo:language="it" fo:country="IT"/>
    </style:style>
    <style:style style:name="T3992" style:parent-style-name="Policepardéfaut" style:family="text">
      <style:text-properties fo:language="it" fo:country="IT"/>
    </style:style>
    <style:style style:name="T3993" style:parent-style-name="Policepardéfaut" style:family="text">
      <style:text-properties fo:language="it" fo:country="IT"/>
    </style:style>
    <style:style style:name="T3994" style:parent-style-name="Policepardéfaut" style:family="text">
      <style:text-properties fo:language="it" fo:country="IT"/>
    </style:style>
    <style:style style:name="T3995" style:parent-style-name="Policepardéfaut" style:family="text">
      <style:text-properties fo:language="it" fo:country="IT"/>
    </style:style>
    <style:style style:name="T3996" style:parent-style-name="Policepardéfaut" style:family="text">
      <style:text-properties fo:language="it" fo:country="IT"/>
    </style:style>
    <style:style style:name="T3997" style:parent-style-name="Policepardéfaut" style:family="text">
      <style:text-properties fo:language="it" fo:country="IT"/>
    </style:style>
    <style:style style:name="T3998" style:parent-style-name="Policepardéfaut" style:family="text">
      <style:text-properties fo:language="it" fo:country="IT"/>
    </style:style>
    <style:style style:name="T3999" style:parent-style-name="Policepardéfaut" style:family="text">
      <style:text-properties fo:language="it" fo:country="IT"/>
    </style:style>
    <style:style style:name="T4000" style:parent-style-name="Policepardéfaut" style:family="text">
      <style:text-properties fo:language="it" fo:country="IT"/>
    </style:style>
    <style:style style:name="T4001" style:parent-style-name="Policepardéfaut" style:family="text">
      <style:text-properties fo:language="it" fo:country="IT"/>
    </style:style>
    <style:style style:name="T4002" style:parent-style-name="Policepardéfaut" style:family="text">
      <style:text-properties fo:language="it" fo:country="IT"/>
    </style:style>
    <style:style style:name="T4003" style:parent-style-name="Policepardéfaut" style:family="text">
      <style:text-properties fo:language="it" fo:country="IT"/>
    </style:style>
    <style:style style:name="T4004" style:parent-style-name="Policepardéfaut" style:family="text">
      <style:text-properties fo:language="it" fo:country="IT"/>
    </style:style>
    <style:style style:name="T4005" style:parent-style-name="Policepardéfaut" style:family="text">
      <style:text-properties fo:language="it" fo:country="IT"/>
    </style:style>
    <style:style style:name="T4006" style:parent-style-name="Policepardéfaut" style:family="text">
      <style:text-properties fo:language="it" fo:country="IT"/>
    </style:style>
    <style:style style:name="T4007" style:parent-style-name="Policepardéfaut" style:family="text">
      <style:text-properties fo:language="it" fo:country="IT"/>
    </style:style>
    <style:style style:name="T4008" style:parent-style-name="Policepardéfaut" style:family="text">
      <style:text-properties fo:language="it" fo:country="IT"/>
    </style:style>
    <style:style style:name="T4009" style:parent-style-name="Policepardéfaut" style:family="text">
      <style:text-properties fo:language="it" fo:country="IT"/>
    </style:style>
    <style:style style:name="T4010" style:parent-style-name="Policepardéfaut" style:family="text">
      <style:text-properties fo:language="it" fo:country="IT"/>
    </style:style>
    <style:style style:name="T4011" style:parent-style-name="Policepardéfaut" style:family="text">
      <style:text-properties fo:language="it" fo:country="IT"/>
    </style:style>
    <style:style style:name="T4012" style:parent-style-name="Policepardéfaut" style:family="text">
      <style:text-properties fo:language="it" fo:country="IT"/>
    </style:style>
    <style:style style:name="T4013" style:parent-style-name="Policepardéfaut" style:family="text">
      <style:text-properties fo:language="it" fo:country="IT"/>
    </style:style>
    <style:style style:name="T4014" style:parent-style-name="Policepardéfaut" style:family="text">
      <style:text-properties fo:language="it" fo:country="IT"/>
    </style:style>
    <style:style style:name="T4015" style:parent-style-name="Policepardéfaut" style:family="text">
      <style:text-properties fo:language="it" fo:country="IT"/>
    </style:style>
    <style:style style:name="T4016" style:parent-style-name="Policepardéfaut" style:family="text">
      <style:text-properties fo:language="it" fo:country="IT"/>
    </style:style>
    <style:style style:name="T4017" style:parent-style-name="Policepardéfaut" style:family="text">
      <style:text-properties fo:language="it" fo:country="IT"/>
    </style:style>
    <style:style style:name="T4018" style:parent-style-name="Policepardéfaut" style:family="text">
      <style:text-properties fo:language="it" fo:country="IT"/>
    </style:style>
    <style:style style:name="T4019" style:parent-style-name="Policepardéfaut" style:family="text">
      <style:text-properties fo:language="it" fo:country="IT"/>
    </style:style>
    <style:style style:name="T4020" style:parent-style-name="Policepardéfaut" style:family="text">
      <style:text-properties fo:language="it" fo:country="IT"/>
    </style:style>
    <style:style style:name="T4021" style:parent-style-name="Policepardéfaut" style:family="text">
      <style:text-properties fo:language="it" fo:country="IT"/>
    </style:style>
    <style:style style:name="T4022" style:parent-style-name="Policepardéfaut" style:family="text">
      <style:text-properties fo:language="it" fo:country="IT"/>
    </style:style>
    <style:style style:name="T4023" style:parent-style-name="Policepardéfaut" style:family="text">
      <style:text-properties fo:language="it" fo:country="IT"/>
    </style:style>
    <style:style style:name="T4024" style:parent-style-name="Policepardéfaut" style:family="text">
      <style:text-properties fo:language="it" fo:country="IT"/>
    </style:style>
    <style:style style:name="T4025" style:parent-style-name="Policepardéfaut" style:family="text">
      <style:text-properties fo:language="it" fo:country="IT"/>
    </style:style>
    <style:style style:name="T4026" style:parent-style-name="Policepardéfaut" style:family="text">
      <style:text-properties fo:language="it" fo:country="IT"/>
    </style:style>
    <style:style style:name="T4027" style:parent-style-name="Policepardéfaut" style:family="text">
      <style:text-properties fo:language="it" fo:country="IT"/>
    </style:style>
    <style:style style:name="T4028" style:parent-style-name="Policepardéfaut" style:family="text">
      <style:text-properties fo:language="it" fo:country="IT"/>
    </style:style>
    <style:style style:name="T4029" style:parent-style-name="Policepardéfaut" style:family="text">
      <style:text-properties fo:language="it" fo:country="IT"/>
    </style:style>
    <style:style style:name="T4030" style:parent-style-name="Policepardéfaut" style:family="text">
      <style:text-properties fo:language="it" fo:country="IT"/>
    </style:style>
    <style:style style:name="T4031" style:parent-style-name="Policepardéfaut" style:family="text">
      <style:text-properties fo:language="it" fo:country="IT"/>
    </style:style>
    <style:style style:name="T4032" style:parent-style-name="Policepardéfaut" style:family="text">
      <style:text-properties fo:language="it" fo:country="IT"/>
    </style:style>
    <style:style style:name="T4033" style:parent-style-name="Policepardéfaut" style:family="text">
      <style:text-properties fo:language="it" fo:country="IT"/>
    </style:style>
    <style:style style:name="T4034" style:parent-style-name="Policepardéfaut" style:family="text">
      <style:text-properties fo:language="it" fo:country="IT"/>
    </style:style>
    <style:style style:name="T4035" style:parent-style-name="Policepardéfaut" style:family="text">
      <style:text-properties fo:language="it" fo:country="IT"/>
    </style:style>
    <style:style style:name="T4036" style:parent-style-name="Policepardéfaut" style:family="text">
      <style:text-properties fo:language="it" fo:country="IT"/>
    </style:style>
    <style:style style:name="T4037" style:parent-style-name="Policepardéfaut" style:family="text">
      <style:text-properties fo:language="it" fo:country="IT"/>
    </style:style>
    <style:style style:name="T4038" style:parent-style-name="Policepardéfaut" style:family="text">
      <style:text-properties fo:language="it" fo:country="IT"/>
    </style:style>
    <style:style style:name="T4039" style:parent-style-name="Policepardéfaut" style:family="text">
      <style:text-properties fo:language="it" fo:country="IT"/>
    </style:style>
    <style:style style:name="T4040" style:parent-style-name="Policepardéfaut" style:family="text">
      <style:text-properties fo:language="it" fo:country="IT"/>
    </style:style>
    <style:style style:name="T4041" style:parent-style-name="Policepardéfaut" style:family="text">
      <style:text-properties fo:language="it" fo:country="IT"/>
    </style:style>
    <style:style style:name="T4042" style:parent-style-name="Policepardéfaut" style:family="text">
      <style:text-properties fo:language="it" fo:country="IT"/>
    </style:style>
    <style:style style:name="T4043" style:parent-style-name="Policepardéfaut" style:family="text">
      <style:text-properties fo:language="it" fo:country="IT"/>
    </style:style>
    <style:style style:name="T4044" style:parent-style-name="Policepardéfaut" style:family="text">
      <style:text-properties fo:language="it" fo:country="IT"/>
    </style:style>
    <style:style style:name="T4045" style:parent-style-name="Policepardéfaut" style:family="text">
      <style:text-properties fo:language="it" fo:country="IT"/>
    </style:style>
    <style:style style:name="T4046" style:parent-style-name="Policepardéfaut" style:family="text">
      <style:text-properties fo:language="it" fo:country="IT"/>
    </style:style>
    <style:style style:name="T4047" style:parent-style-name="Policepardéfaut" style:family="text">
      <style:text-properties fo:language="it" fo:country="IT"/>
    </style:style>
    <style:style style:name="T4048" style:parent-style-name="Policepardéfaut" style:family="text">
      <style:text-properties fo:language="it" fo:country="IT"/>
    </style:style>
    <style:style style:name="T4049" style:parent-style-name="Policepardéfaut" style:family="text">
      <style:text-properties fo:language="it" fo:country="IT"/>
    </style:style>
    <style:style style:name="T4050" style:parent-style-name="Policepardéfaut" style:family="text">
      <style:text-properties fo:language="it" fo:country="IT"/>
    </style:style>
    <style:style style:name="T4051" style:parent-style-name="Policepardéfaut" style:family="text">
      <style:text-properties fo:language="it" fo:country="IT"/>
    </style:style>
    <style:style style:name="T4052" style:parent-style-name="Policepardéfaut" style:family="text">
      <style:text-properties fo:language="it" fo:country="IT"/>
    </style:style>
    <style:style style:name="T4053" style:parent-style-name="Policepardéfaut" style:family="text">
      <style:text-properties fo:language="it" fo:country="IT"/>
    </style:style>
    <style:style style:name="T4054" style:parent-style-name="Policepardéfaut" style:family="text">
      <style:text-properties fo:language="it" fo:country="IT"/>
    </style:style>
    <style:style style:name="T4055" style:parent-style-name="Policepardéfaut" style:family="text">
      <style:text-properties fo:language="it" fo:country="IT"/>
    </style:style>
    <style:style style:name="T4056" style:parent-style-name="Policepardéfaut" style:family="text">
      <style:text-properties fo:language="it" fo:country="IT"/>
    </style:style>
    <style:style style:name="T4057" style:parent-style-name="Policepardéfaut" style:family="text">
      <style:text-properties fo:language="it" fo:country="IT"/>
    </style:style>
    <style:style style:name="T4058" style:parent-style-name="Policepardéfaut" style:family="text">
      <style:text-properties fo:language="it" fo:country="IT"/>
    </style:style>
    <style:style style:name="T4059" style:parent-style-name="Policepardéfaut" style:family="text">
      <style:text-properties fo:language="it" fo:country="IT"/>
    </style:style>
    <style:style style:name="T4060" style:parent-style-name="Policepardéfaut" style:family="text">
      <style:text-properties fo:language="it" fo:country="IT"/>
    </style:style>
    <style:style style:name="T4061" style:parent-style-name="Policepardéfaut" style:family="text">
      <style:text-properties fo:language="it" fo:country="IT"/>
    </style:style>
    <style:style style:name="T4062" style:parent-style-name="Policepardéfaut" style:family="text">
      <style:text-properties fo:language="it" fo:country="IT"/>
    </style:style>
    <style:style style:name="T4063" style:parent-style-name="Policepardéfaut" style:family="text">
      <style:text-properties fo:language="it" fo:country="IT"/>
    </style:style>
    <style:style style:name="T4064" style:parent-style-name="Policepardéfaut" style:family="text">
      <style:text-properties fo:language="it" fo:country="IT"/>
    </style:style>
    <style:style style:name="T4065" style:parent-style-name="Policepardéfaut" style:family="text">
      <style:text-properties fo:language="it" fo:country="IT"/>
    </style:style>
    <style:style style:name="T4066" style:parent-style-name="Policepardéfaut" style:family="text">
      <style:text-properties fo:language="it" fo:country="IT"/>
    </style:style>
    <style:style style:name="T4067" style:parent-style-name="Policepardéfaut" style:family="text">
      <style:text-properties fo:language="it" fo:country="IT"/>
    </style:style>
    <style:style style:name="T4068" style:parent-style-name="Policepardéfaut" style:family="text">
      <style:text-properties fo:language="it" fo:country="IT"/>
    </style:style>
    <style:style style:name="T4069" style:parent-style-name="Policepardéfaut" style:family="text">
      <style:text-properties fo:language="it" fo:country="IT"/>
    </style:style>
    <style:style style:name="T4070" style:parent-style-name="Policepardéfaut" style:family="text">
      <style:text-properties fo:language="it" fo:country="IT"/>
    </style:style>
    <style:style style:name="T4071" style:parent-style-name="Policepardéfaut" style:family="text">
      <style:text-properties fo:language="it" fo:country="IT"/>
    </style:style>
    <style:style style:name="T4072" style:parent-style-name="Policepardéfaut" style:family="text">
      <style:text-properties fo:language="it" fo:country="IT"/>
    </style:style>
    <style:style style:name="T4073" style:parent-style-name="Policepardéfaut" style:family="text">
      <style:text-properties fo:language="it" fo:country="IT"/>
    </style:style>
    <style:style style:name="T4074" style:parent-style-name="Policepardéfaut" style:family="text">
      <style:text-properties fo:language="it" fo:country="IT"/>
    </style:style>
    <style:style style:name="T4075" style:parent-style-name="Policepardéfaut" style:family="text">
      <style:text-properties fo:language="it" fo:country="IT"/>
    </style:style>
    <style:style style:name="T4076" style:parent-style-name="Policepardéfaut" style:family="text">
      <style:text-properties fo:language="it" fo:country="IT"/>
    </style:style>
    <style:style style:name="T4077" style:parent-style-name="Policepardéfaut" style:family="text">
      <style:text-properties fo:language="it" fo:country="IT"/>
    </style:style>
    <style:style style:name="T4078" style:parent-style-name="Policepardéfaut" style:family="text">
      <style:text-properties fo:language="it" fo:country="IT"/>
    </style:style>
    <style:style style:name="T4079" style:parent-style-name="Policepardéfaut" style:family="text">
      <style:text-properties fo:language="it" fo:country="IT"/>
    </style:style>
    <style:style style:name="T4080" style:parent-style-name="Policepardéfaut" style:family="text">
      <style:text-properties fo:language="it" fo:country="IT"/>
    </style:style>
    <style:style style:name="T4081" style:parent-style-name="Policepardéfaut" style:family="text">
      <style:text-properties fo:language="it" fo:country="IT"/>
    </style:style>
    <style:style style:name="T4082" style:parent-style-name="Policepardéfaut" style:family="text">
      <style:text-properties fo:language="it" fo:country="IT"/>
    </style:style>
    <style:style style:name="T4083" style:parent-style-name="Policepardéfaut" style:family="text">
      <style:text-properties fo:language="it" fo:country="IT"/>
    </style:style>
    <style:style style:name="T4084" style:parent-style-name="Policepardéfaut" style:family="text">
      <style:text-properties fo:language="it" fo:country="IT"/>
    </style:style>
    <style:style style:name="T4085" style:parent-style-name="Policepardéfaut" style:family="text">
      <style:text-properties fo:language="it" fo:country="IT"/>
    </style:style>
    <style:style style:name="T4086" style:parent-style-name="Policepardéfaut" style:family="text">
      <style:text-properties fo:language="it" fo:country="IT"/>
    </style:style>
    <style:style style:name="T4087" style:parent-style-name="Policepardéfaut" style:family="text">
      <style:text-properties fo:language="it" fo:country="IT"/>
    </style:style>
    <style:style style:name="T4088" style:parent-style-name="Policepardéfaut" style:family="text">
      <style:text-properties fo:language="it" fo:country="IT"/>
    </style:style>
    <style:style style:name="T4089" style:parent-style-name="Policepardéfaut" style:family="text">
      <style:text-properties fo:language="it" fo:country="IT"/>
    </style:style>
    <style:style style:name="T4090" style:parent-style-name="Policepardéfaut" style:family="text">
      <style:text-properties fo:language="it" fo:country="IT"/>
    </style:style>
    <style:style style:name="T4091" style:parent-style-name="Policepardéfaut" style:family="text">
      <style:text-properties fo:language="it" fo:country="IT"/>
    </style:style>
    <style:style style:name="T4092" style:parent-style-name="Policepardéfaut" style:family="text">
      <style:text-properties fo:language="it" fo:country="IT"/>
    </style:style>
    <style:style style:name="T4093" style:parent-style-name="Policepardéfaut" style:family="text">
      <style:text-properties fo:language="it" fo:country="IT"/>
    </style:style>
    <style:style style:name="T4094" style:parent-style-name="Policepardéfaut" style:family="text">
      <style:text-properties fo:language="it" fo:country="IT"/>
    </style:style>
    <style:style style:name="T4095" style:parent-style-name="Policepardéfaut" style:family="text">
      <style:text-properties fo:language="it" fo:country="IT"/>
    </style:style>
    <style:style style:name="T4096" style:parent-style-name="Policepardéfaut" style:family="text">
      <style:text-properties fo:language="it" fo:country="IT"/>
    </style:style>
    <style:style style:name="T4097" style:parent-style-name="Policepardéfaut" style:family="text">
      <style:text-properties fo:language="it" fo:country="IT"/>
    </style:style>
    <style:style style:name="T4098" style:parent-style-name="Policepardéfaut" style:family="text">
      <style:text-properties fo:language="it" fo:country="IT"/>
    </style:style>
    <style:style style:name="T4099" style:parent-style-name="Policepardéfaut" style:family="text">
      <style:text-properties fo:language="it" fo:country="IT"/>
    </style:style>
    <style:style style:name="T4100" style:parent-style-name="Policepardéfaut" style:family="text">
      <style:text-properties fo:language="it" fo:country="IT"/>
    </style:style>
    <style:style style:name="T4101" style:parent-style-name="Policepardéfaut" style:family="text">
      <style:text-properties fo:language="it" fo:country="IT"/>
    </style:style>
    <style:style style:name="T4102" style:parent-style-name="Policepardéfaut" style:family="text">
      <style:text-properties fo:language="it" fo:country="IT"/>
    </style:style>
    <style:style style:name="T4103" style:parent-style-name="Policepardéfaut" style:family="text">
      <style:text-properties fo:language="it" fo:country="IT"/>
    </style:style>
    <style:style style:name="T4104" style:parent-style-name="Policepardéfaut" style:family="text">
      <style:text-properties fo:language="it" fo:country="IT"/>
    </style:style>
    <style:style style:name="T4105" style:parent-style-name="Policepardéfaut" style:family="text">
      <style:text-properties fo:language="it" fo:country="IT"/>
    </style:style>
    <style:style style:name="T4106" style:parent-style-name="Policepardéfaut" style:family="text">
      <style:text-properties fo:language="it" fo:country="IT"/>
    </style:style>
    <style:style style:name="T4107" style:parent-style-name="Policepardéfaut" style:family="text">
      <style:text-properties fo:language="it" fo:country="IT"/>
    </style:style>
    <style:style style:name="T4108" style:parent-style-name="Policepardéfaut" style:family="text">
      <style:text-properties fo:language="it" fo:country="IT"/>
    </style:style>
    <style:style style:name="T4109" style:parent-style-name="Policepardéfaut" style:family="text">
      <style:text-properties fo:language="it" fo:country="IT"/>
    </style:style>
    <style:style style:name="T4110" style:parent-style-name="Policepardéfaut" style:family="text">
      <style:text-properties fo:language="it" fo:country="IT"/>
    </style:style>
    <style:style style:name="T4111" style:parent-style-name="Policepardéfaut" style:family="text">
      <style:text-properties fo:language="it" fo:country="IT"/>
    </style:style>
    <style:style style:name="T4112" style:parent-style-name="Policepardéfaut" style:family="text">
      <style:text-properties fo:language="it" fo:country="IT"/>
    </style:style>
    <style:style style:name="T4113" style:parent-style-name="Policepardéfaut" style:family="text">
      <style:text-properties fo:language="it" fo:country="IT"/>
    </style:style>
    <style:style style:name="T4114" style:parent-style-name="Policepardéfaut" style:family="text">
      <style:text-properties fo:language="it" fo:country="IT"/>
    </style:style>
    <style:style style:name="T4115" style:parent-style-name="Policepardéfaut" style:family="text">
      <style:text-properties fo:language="it" fo:country="IT"/>
    </style:style>
    <style:style style:name="T4116" style:parent-style-name="Policepardéfaut" style:family="text">
      <style:text-properties fo:language="it" fo:country="IT"/>
    </style:style>
    <style:style style:name="T4117" style:parent-style-name="Policepardéfaut" style:family="text">
      <style:text-properties fo:language="it" fo:country="IT"/>
    </style:style>
    <style:style style:name="T4118" style:parent-style-name="Policepardéfaut" style:family="text">
      <style:text-properties fo:language="it" fo:country="IT"/>
    </style:style>
    <style:style style:name="T4119" style:parent-style-name="Policepardéfaut" style:family="text">
      <style:text-properties fo:language="it" fo:country="IT"/>
    </style:style>
    <style:style style:name="T4120" style:parent-style-name="Policepardéfaut" style:family="text">
      <style:text-properties fo:language="it" fo:country="IT"/>
    </style:style>
    <style:style style:name="T4121" style:parent-style-name="Policepardéfaut" style:family="text">
      <style:text-properties fo:language="it" fo:country="IT"/>
    </style:style>
    <style:style style:name="T4122" style:parent-style-name="Policepardéfaut" style:family="text">
      <style:text-properties fo:language="it" fo:country="IT"/>
    </style:style>
    <style:style style:name="T4123" style:parent-style-name="Policepardéfaut" style:family="text">
      <style:text-properties fo:language="it" fo:country="IT"/>
    </style:style>
    <style:style style:name="T4124" style:parent-style-name="Policepardéfaut" style:family="text">
      <style:text-properties fo:language="it" fo:country="IT"/>
    </style:style>
    <style:style style:name="T4125" style:parent-style-name="Policepardéfaut" style:family="text">
      <style:text-properties fo:language="it" fo:country="IT"/>
    </style:style>
    <style:style style:name="T4126" style:parent-style-name="Policepardéfaut" style:family="text">
      <style:text-properties fo:language="it" fo:country="IT"/>
    </style:style>
    <style:style style:name="T4127" style:parent-style-name="Policepardéfaut" style:family="text">
      <style:text-properties fo:language="it" fo:country="IT"/>
    </style:style>
    <style:style style:name="T4128" style:parent-style-name="Policepardéfaut" style:family="text">
      <style:text-properties fo:language="it" fo:country="IT"/>
    </style:style>
    <style:style style:name="T4129" style:parent-style-name="Policepardéfaut" style:family="text">
      <style:text-properties fo:language="it" fo:country="IT"/>
    </style:style>
    <style:style style:name="T4130" style:parent-style-name="Policepardéfaut" style:family="text">
      <style:text-properties fo:language="it" fo:country="IT"/>
    </style:style>
    <style:style style:name="T4131" style:parent-style-name="Policepardéfaut" style:family="text">
      <style:text-properties fo:language="it" fo:country="IT"/>
    </style:style>
    <style:style style:name="T4132" style:parent-style-name="Policepardéfaut" style:family="text">
      <style:text-properties fo:language="it" fo:country="IT"/>
    </style:style>
    <style:style style:name="T4133" style:parent-style-name="Policepardéfaut" style:family="text">
      <style:text-properties fo:language="it" fo:country="IT"/>
    </style:style>
    <style:style style:name="T4134" style:parent-style-name="Policepardéfaut" style:family="text">
      <style:text-properties fo:language="it" fo:country="IT"/>
    </style:style>
    <style:style style:name="T4135" style:parent-style-name="Policepardéfaut" style:family="text">
      <style:text-properties fo:language="it" fo:country="IT"/>
    </style:style>
    <style:style style:name="T4136" style:parent-style-name="Policepardéfaut" style:family="text">
      <style:text-properties fo:language="it" fo:country="IT"/>
    </style:style>
    <style:style style:name="T4137" style:parent-style-name="Policepardéfaut" style:family="text">
      <style:text-properties fo:language="it" fo:country="IT"/>
    </style:style>
    <style:style style:name="T4138" style:parent-style-name="Policepardéfaut" style:family="text">
      <style:text-properties fo:language="it" fo:country="IT"/>
    </style:style>
    <style:style style:name="T4139" style:parent-style-name="Policepardéfaut" style:family="text">
      <style:text-properties fo:language="it" fo:country="IT"/>
    </style:style>
    <style:style style:name="T4140" style:parent-style-name="Policepardéfaut" style:family="text">
      <style:text-properties fo:language="it" fo:country="IT"/>
    </style:style>
    <style:style style:name="T4141" style:parent-style-name="Policepardéfaut" style:family="text">
      <style:text-properties fo:language="it" fo:country="IT"/>
    </style:style>
    <style:style style:name="T4142" style:parent-style-name="Policepardéfaut" style:family="text">
      <style:text-properties fo:language="it" fo:country="IT"/>
    </style:style>
    <style:style style:name="T4143" style:parent-style-name="Policepardéfaut" style:family="text">
      <style:text-properties fo:language="it" fo:country="IT"/>
    </style:style>
    <style:style style:name="T4144" style:parent-style-name="Policepardéfaut" style:family="text">
      <style:text-properties fo:language="it" fo:country="IT"/>
    </style:style>
    <style:style style:name="T4145" style:parent-style-name="Policepardéfaut" style:family="text">
      <style:text-properties fo:language="it" fo:country="IT"/>
    </style:style>
    <style:style style:name="T4146" style:parent-style-name="Policepardéfaut" style:family="text">
      <style:text-properties fo:language="it" fo:country="IT"/>
    </style:style>
    <style:style style:name="T4147" style:parent-style-name="Policepardéfaut" style:family="text">
      <style:text-properties fo:language="it" fo:country="IT"/>
    </style:style>
    <style:style style:name="T4148" style:parent-style-name="Policepardéfaut" style:family="text">
      <style:text-properties fo:language="it" fo:country="IT"/>
    </style:style>
    <style:style style:name="T4149" style:parent-style-name="Policepardéfaut" style:family="text">
      <style:text-properties fo:language="it" fo:country="IT"/>
    </style:style>
    <style:style style:name="T4150" style:parent-style-name="Policepardéfaut" style:family="text">
      <style:text-properties fo:language="it" fo:country="IT"/>
    </style:style>
    <style:style style:name="T4151" style:parent-style-name="Policepardéfaut" style:family="text">
      <style:text-properties fo:language="it" fo:country="IT"/>
    </style:style>
    <style:style style:name="T4152" style:parent-style-name="Policepardéfaut" style:family="text">
      <style:text-properties fo:language="it" fo:country="IT"/>
    </style:style>
    <style:style style:name="T4153" style:parent-style-name="Policepardéfaut" style:family="text">
      <style:text-properties fo:language="it" fo:country="IT"/>
    </style:style>
    <style:style style:name="T4154" style:parent-style-name="Policepardéfaut" style:family="text">
      <style:text-properties fo:language="it" fo:country="IT"/>
    </style:style>
    <style:style style:name="T4155" style:parent-style-name="Policepardéfaut" style:family="text">
      <style:text-properties fo:language="it" fo:country="IT"/>
    </style:style>
    <style:style style:name="T4156" style:parent-style-name="Policepardéfaut" style:family="text">
      <style:text-properties fo:language="it" fo:country="IT"/>
    </style:style>
    <style:style style:name="T4157" style:parent-style-name="Policepardéfaut" style:family="text">
      <style:text-properties fo:language="it" fo:country="IT"/>
    </style:style>
    <style:style style:name="T4158" style:parent-style-name="Policepardéfaut" style:family="text">
      <style:text-properties fo:language="it" fo:country="IT"/>
    </style:style>
    <style:style style:name="T4159" style:parent-style-name="Policepardéfaut" style:family="text">
      <style:text-properties fo:language="it" fo:country="IT"/>
    </style:style>
    <style:style style:name="T4160" style:parent-style-name="Policepardéfaut" style:family="text">
      <style:text-properties fo:language="it" fo:country="IT"/>
    </style:style>
    <style:style style:name="T4161" style:parent-style-name="Policepardéfaut" style:family="text">
      <style:text-properties fo:language="it" fo:country="IT"/>
    </style:style>
    <style:style style:name="T4162" style:parent-style-name="Policepardéfaut" style:family="text">
      <style:text-properties fo:language="it" fo:country="IT"/>
    </style:style>
    <style:style style:name="T4163" style:parent-style-name="Policepardéfaut" style:family="text">
      <style:text-properties fo:language="it" fo:country="IT"/>
    </style:style>
    <style:style style:name="T4164" style:parent-style-name="Policepardéfaut" style:family="text">
      <style:text-properties fo:language="it" fo:country="IT"/>
    </style:style>
    <style:style style:name="T4165" style:parent-style-name="Policepardéfaut" style:family="text">
      <style:text-properties fo:language="it" fo:country="IT"/>
    </style:style>
    <style:style style:name="T4166" style:parent-style-name="Policepardéfaut" style:family="text">
      <style:text-properties fo:language="it" fo:country="IT"/>
    </style:style>
    <style:style style:name="T4167" style:parent-style-name="Policepardéfaut" style:family="text">
      <style:text-properties fo:language="it" fo:country="IT"/>
    </style:style>
    <style:style style:name="T4168" style:parent-style-name="Policepardéfaut" style:family="text">
      <style:text-properties fo:language="it" fo:country="IT"/>
    </style:style>
    <style:style style:name="T4169" style:parent-style-name="Policepardéfaut" style:family="text">
      <style:text-properties fo:language="it" fo:country="IT"/>
    </style:style>
    <style:style style:name="T4170" style:parent-style-name="Policepardéfaut" style:family="text">
      <style:text-properties fo:language="it" fo:country="IT"/>
    </style:style>
    <style:style style:name="T4171" style:parent-style-name="Policepardéfaut" style:family="text">
      <style:text-properties fo:language="it" fo:country="IT"/>
    </style:style>
    <style:style style:name="T4172" style:parent-style-name="Policepardéfaut" style:family="text">
      <style:text-properties fo:language="it" fo:country="IT"/>
    </style:style>
    <style:style style:name="T4173" style:parent-style-name="Policepardéfaut" style:family="text">
      <style:text-properties fo:language="it" fo:country="IT"/>
    </style:style>
    <style:style style:name="T4174" style:parent-style-name="Policepardéfaut" style:family="text">
      <style:text-properties fo:language="it" fo:country="IT"/>
    </style:style>
    <style:style style:name="T4175" style:parent-style-name="Policepardéfaut" style:family="text">
      <style:text-properties fo:language="it" fo:country="IT"/>
    </style:style>
    <style:style style:name="T4176" style:parent-style-name="Policepardéfaut" style:family="text">
      <style:text-properties fo:language="it" fo:country="IT"/>
    </style:style>
    <style:style style:name="T4177" style:parent-style-name="Policepardéfaut" style:family="text">
      <style:text-properties fo:language="it" fo:country="IT"/>
    </style:style>
    <style:style style:name="T4178" style:parent-style-name="Policepardéfaut" style:family="text">
      <style:text-properties fo:language="it" fo:country="IT"/>
    </style:style>
    <style:style style:name="T4179" style:parent-style-name="Policepardéfaut" style:family="text">
      <style:text-properties fo:language="it" fo:country="IT"/>
    </style:style>
    <style:style style:name="T4180" style:parent-style-name="Policepardéfaut" style:family="text">
      <style:text-properties fo:language="it" fo:country="IT"/>
    </style:style>
    <style:style style:name="T4181" style:parent-style-name="Policepardéfaut" style:family="text">
      <style:text-properties fo:language="it" fo:country="IT"/>
    </style:style>
    <style:style style:name="T4182" style:parent-style-name="Policepardéfaut" style:family="text">
      <style:text-properties fo:language="it" fo:country="IT"/>
    </style:style>
    <style:style style:name="T4183" style:parent-style-name="Policepardéfaut" style:family="text">
      <style:text-properties fo:language="it" fo:country="IT"/>
    </style:style>
    <style:style style:name="T4184" style:parent-style-name="Policepardéfaut" style:family="text">
      <style:text-properties fo:language="it" fo:country="IT"/>
    </style:style>
    <style:style style:name="T4185" style:parent-style-name="Policepardéfaut" style:family="text">
      <style:text-properties fo:language="it" fo:country="IT"/>
    </style:style>
    <style:style style:name="T4186" style:parent-style-name="Policepardéfaut" style:family="text">
      <style:text-properties fo:language="it" fo:country="IT"/>
    </style:style>
    <style:style style:name="T4187" style:parent-style-name="Policepardéfaut" style:family="text">
      <style:text-properties fo:language="it" fo:country="IT"/>
    </style:style>
    <style:style style:name="T4188" style:parent-style-name="Policepardéfaut" style:family="text">
      <style:text-properties fo:language="it" fo:country="IT"/>
    </style:style>
    <style:style style:name="T4189" style:parent-style-name="Policepardéfaut" style:family="text">
      <style:text-properties fo:language="it" fo:country="IT"/>
    </style:style>
    <style:style style:name="T4190" style:parent-style-name="Policepardéfaut" style:family="text">
      <style:text-properties fo:language="it" fo:country="IT"/>
    </style:style>
    <style:style style:name="T4191" style:parent-style-name="Policepardéfaut" style:family="text">
      <style:text-properties fo:language="it" fo:country="IT"/>
    </style:style>
    <style:style style:name="T4192" style:parent-style-name="Policepardéfaut" style:family="text">
      <style:text-properties fo:language="it" fo:country="IT"/>
    </style:style>
    <style:style style:name="T4193" style:parent-style-name="Policepardéfaut" style:family="text">
      <style:text-properties fo:language="it" fo:country="IT"/>
    </style:style>
    <style:style style:name="T4194" style:parent-style-name="Policepardéfaut" style:family="text">
      <style:text-properties fo:language="it" fo:country="IT"/>
    </style:style>
    <style:style style:name="T4195" style:parent-style-name="Policepardéfaut" style:family="text">
      <style:text-properties fo:language="it" fo:country="IT"/>
    </style:style>
    <style:style style:name="T4196" style:parent-style-name="Policepardéfaut" style:family="text">
      <style:text-properties fo:language="it" fo:country="IT"/>
    </style:style>
    <style:style style:name="T4197" style:parent-style-name="Policepardéfaut" style:family="text">
      <style:text-properties fo:language="it" fo:country="IT"/>
    </style:style>
    <style:style style:name="T4198" style:parent-style-name="Policepardéfaut" style:family="text">
      <style:text-properties fo:language="it" fo:country="IT"/>
    </style:style>
    <style:style style:name="T4199" style:parent-style-name="Policepardéfaut" style:family="text">
      <style:text-properties fo:language="it" fo:country="IT"/>
    </style:style>
    <style:style style:name="T4200" style:parent-style-name="Policepardéfaut" style:family="text">
      <style:text-properties fo:language="it" fo:country="IT"/>
    </style:style>
    <style:style style:name="T4201" style:parent-style-name="Policepardéfaut" style:family="text">
      <style:text-properties fo:language="it" fo:country="IT"/>
    </style:style>
    <style:style style:name="T4202" style:parent-style-name="Policepardéfaut" style:family="text">
      <style:text-properties fo:language="it" fo:country="IT"/>
    </style:style>
    <style:style style:name="T4203" style:parent-style-name="Policepardéfaut" style:family="text">
      <style:text-properties fo:language="it" fo:country="IT"/>
    </style:style>
    <style:style style:name="T4204" style:parent-style-name="Policepardéfaut" style:family="text">
      <style:text-properties fo:language="it" fo:country="IT"/>
    </style:style>
    <style:style style:name="T4205" style:parent-style-name="Policepardéfaut" style:family="text">
      <style:text-properties fo:language="it" fo:country="IT"/>
    </style:style>
    <style:style style:name="T4206" style:parent-style-name="Policepardéfaut" style:family="text">
      <style:text-properties fo:language="it" fo:country="IT"/>
    </style:style>
    <style:style style:name="T4207" style:parent-style-name="Policepardéfaut" style:family="text">
      <style:text-properties fo:language="it" fo:country="IT"/>
    </style:style>
    <style:style style:name="T4208" style:parent-style-name="Policepardéfaut" style:family="text">
      <style:text-properties fo:language="it" fo:country="IT"/>
    </style:style>
    <style:style style:name="T4209" style:parent-style-name="Policepardéfaut" style:family="text">
      <style:text-properties fo:language="it" fo:country="IT"/>
    </style:style>
    <style:style style:name="T4210" style:parent-style-name="Policepardéfaut" style:family="text">
      <style:text-properties fo:language="it" fo:country="IT"/>
    </style:style>
    <style:style style:name="T4211" style:parent-style-name="Policepardéfaut" style:family="text">
      <style:text-properties fo:language="it" fo:country="IT"/>
    </style:style>
    <style:style style:name="T4212" style:parent-style-name="Policepardéfaut" style:family="text">
      <style:text-properties fo:language="it" fo:country="IT"/>
    </style:style>
    <style:style style:name="T4213" style:parent-style-name="Policepardéfaut" style:family="text">
      <style:text-properties fo:language="it" fo:country="IT"/>
    </style:style>
    <style:style style:name="T4214" style:parent-style-name="Policepardéfaut" style:family="text">
      <style:text-properties fo:language="it" fo:country="IT"/>
    </style:style>
    <style:style style:name="T4215" style:parent-style-name="Policepardéfaut" style:family="text">
      <style:text-properties fo:language="it" fo:country="IT"/>
    </style:style>
    <style:style style:name="T4216" style:parent-style-name="Policepardéfaut" style:family="text">
      <style:text-properties fo:language="it" fo:country="IT"/>
    </style:style>
    <style:style style:name="T4217" style:parent-style-name="Policepardéfaut" style:family="text">
      <style:text-properties fo:language="it" fo:country="IT"/>
    </style:style>
    <style:style style:name="T4218" style:parent-style-name="Policepardéfaut" style:family="text">
      <style:text-properties fo:language="it" fo:country="IT"/>
    </style:style>
    <style:style style:name="T4219" style:parent-style-name="Policepardéfaut" style:family="text">
      <style:text-properties fo:language="it" fo:country="IT"/>
    </style:style>
    <style:style style:name="T4220" style:parent-style-name="Policepardéfaut" style:family="text">
      <style:text-properties fo:language="it" fo:country="IT"/>
    </style:style>
    <style:style style:name="T4221" style:parent-style-name="Policepardéfaut" style:family="text">
      <style:text-properties fo:language="it" fo:country="IT"/>
    </style:style>
    <style:style style:name="T4222" style:parent-style-name="Policepardéfaut" style:family="text">
      <style:text-properties fo:language="it" fo:country="IT"/>
    </style:style>
    <style:style style:name="T4223" style:parent-style-name="Policepardéfaut" style:family="text">
      <style:text-properties fo:language="it" fo:country="IT"/>
    </style:style>
    <style:style style:name="T4224" style:parent-style-name="Policepardéfaut" style:family="text">
      <style:text-properties fo:language="it" fo:country="IT"/>
    </style:style>
    <style:style style:name="T4225" style:parent-style-name="Policepardéfaut" style:family="text">
      <style:text-properties fo:language="it" fo:country="IT"/>
    </style:style>
    <style:style style:name="T4226" style:parent-style-name="Policepardéfaut" style:family="text">
      <style:text-properties fo:language="it" fo:country="IT"/>
    </style:style>
    <style:style style:name="T4227" style:parent-style-name="Policepardéfaut" style:family="text">
      <style:text-properties fo:language="it" fo:country="IT"/>
    </style:style>
    <style:style style:name="T4228" style:parent-style-name="Policepardéfaut" style:family="text">
      <style:text-properties fo:language="it" fo:country="IT"/>
    </style:style>
    <style:style style:name="T4229" style:parent-style-name="Policepardéfaut" style:family="text">
      <style:text-properties fo:language="it" fo:country="IT"/>
    </style:style>
    <style:style style:name="T4230" style:parent-style-name="Policepardéfaut" style:family="text">
      <style:text-properties fo:language="it" fo:country="IT"/>
    </style:style>
    <style:style style:name="T4231" style:parent-style-name="Policepardéfaut" style:family="text">
      <style:text-properties fo:language="it" fo:country="IT"/>
    </style:style>
    <style:style style:name="T4232" style:parent-style-name="Policepardéfaut" style:family="text">
      <style:text-properties fo:language="it" fo:country="IT"/>
    </style:style>
    <style:style style:name="T4233" style:parent-style-name="Policepardéfaut" style:family="text">
      <style:text-properties fo:language="it" fo:country="IT"/>
    </style:style>
    <style:style style:name="T4234" style:parent-style-name="Policepardéfaut" style:family="text">
      <style:text-properties fo:language="it" fo:country="IT"/>
    </style:style>
    <style:style style:name="T4235" style:parent-style-name="Policepardéfaut" style:family="text">
      <style:text-properties fo:language="it" fo:country="IT"/>
    </style:style>
    <style:style style:name="T4236" style:parent-style-name="Policepardéfaut" style:family="text">
      <style:text-properties fo:language="it" fo:country="IT"/>
    </style:style>
    <style:style style:name="T4237" style:parent-style-name="Policepardéfaut" style:family="text">
      <style:text-properties fo:language="it" fo:country="IT"/>
    </style:style>
    <style:style style:name="T4238" style:parent-style-name="Policepardéfaut" style:family="text">
      <style:text-properties fo:language="it" fo:country="IT"/>
    </style:style>
    <style:style style:name="T4239" style:parent-style-name="Policepardéfaut" style:family="text">
      <style:text-properties fo:language="it" fo:country="IT"/>
    </style:style>
    <style:style style:name="T4240" style:parent-style-name="Policepardéfaut" style:family="text">
      <style:text-properties fo:language="it" fo:country="IT"/>
    </style:style>
    <style:style style:name="T4241" style:parent-style-name="Policepardéfaut" style:family="text">
      <style:text-properties fo:language="it" fo:country="IT"/>
    </style:style>
    <style:style style:name="T4242" style:parent-style-name="Policepardéfaut" style:family="text">
      <style:text-properties fo:language="it" fo:country="IT"/>
    </style:style>
    <style:style style:name="T4243" style:parent-style-name="Policepardéfaut" style:family="text">
      <style:text-properties fo:language="it" fo:country="IT"/>
    </style:style>
    <style:style style:name="T4244" style:parent-style-name="Policepardéfaut" style:family="text">
      <style:text-properties fo:language="it" fo:country="IT"/>
    </style:style>
    <style:style style:name="T4245" style:parent-style-name="Policepardéfaut" style:family="text">
      <style:text-properties fo:language="it" fo:country="IT"/>
    </style:style>
    <style:style style:name="T4246" style:parent-style-name="Policepardéfaut" style:family="text">
      <style:text-properties fo:language="it" fo:country="IT"/>
    </style:style>
    <style:style style:name="T4247" style:parent-style-name="Policepardéfaut" style:family="text">
      <style:text-properties fo:language="it" fo:country="IT"/>
    </style:style>
    <style:style style:name="T4248" style:parent-style-name="Policepardéfaut" style:family="text">
      <style:text-properties fo:language="it" fo:country="IT"/>
    </style:style>
    <style:style style:name="T4249" style:parent-style-name="Policepardéfaut" style:family="text">
      <style:text-properties fo:language="it" fo:country="IT"/>
    </style:style>
    <style:style style:name="T4250" style:parent-style-name="Policepardéfaut" style:family="text">
      <style:text-properties fo:language="it" fo:country="IT"/>
    </style:style>
    <style:style style:name="T4251" style:parent-style-name="Policepardéfaut" style:family="text">
      <style:text-properties fo:language="it" fo:country="IT"/>
    </style:style>
    <style:style style:name="T4252" style:parent-style-name="Policepardéfaut" style:family="text">
      <style:text-properties fo:language="it" fo:country="IT"/>
    </style:style>
    <style:style style:name="T4253" style:parent-style-name="Policepardéfaut" style:family="text">
      <style:text-properties fo:language="it" fo:country="IT"/>
    </style:style>
    <style:style style:name="T4254" style:parent-style-name="Policepardéfaut" style:family="text">
      <style:text-properties fo:language="it" fo:country="IT"/>
    </style:style>
    <style:style style:name="T4255" style:parent-style-name="Policepardéfaut" style:family="text">
      <style:text-properties fo:language="it" fo:country="IT"/>
    </style:style>
    <style:style style:name="T4256" style:parent-style-name="Policepardéfaut" style:family="text">
      <style:text-properties fo:language="it" fo:country="IT"/>
    </style:style>
    <style:style style:name="T4257" style:parent-style-name="Policepardéfaut" style:family="text">
      <style:text-properties fo:language="it" fo:country="IT"/>
    </style:style>
    <style:style style:name="T4258" style:parent-style-name="Policepardéfaut" style:family="text">
      <style:text-properties fo:language="it" fo:country="IT"/>
    </style:style>
    <style:style style:name="T4259" style:parent-style-name="Policepardéfaut" style:family="text">
      <style:text-properties fo:language="it" fo:country="IT"/>
    </style:style>
    <style:style style:name="T4260" style:parent-style-name="Policepardéfaut" style:family="text">
      <style:text-properties fo:language="it" fo:country="IT"/>
    </style:style>
    <style:style style:name="T4261" style:parent-style-name="Policepardéfaut" style:family="text">
      <style:text-properties fo:language="it" fo:country="IT"/>
    </style:style>
    <style:style style:name="T4262" style:parent-style-name="Policepardéfaut" style:family="text">
      <style:text-properties fo:language="it" fo:country="IT"/>
    </style:style>
    <style:style style:name="T4263" style:parent-style-name="Policepardéfaut" style:family="text">
      <style:text-properties fo:language="it" fo:country="IT"/>
    </style:style>
    <style:style style:name="T4264" style:parent-style-name="Policepardéfaut" style:family="text">
      <style:text-properties fo:language="it" fo:country="IT"/>
    </style:style>
    <style:style style:name="T4265" style:parent-style-name="Policepardéfaut" style:family="text">
      <style:text-properties fo:language="it" fo:country="IT"/>
    </style:style>
    <style:style style:name="T4266" style:parent-style-name="Policepardéfaut" style:family="text">
      <style:text-properties fo:language="it" fo:country="IT"/>
    </style:style>
    <style:style style:name="T4267" style:parent-style-name="Policepardéfaut" style:family="text">
      <style:text-properties fo:language="it" fo:country="IT"/>
    </style:style>
    <style:style style:name="T4268" style:parent-style-name="Policepardéfaut" style:family="text">
      <style:text-properties fo:language="it" fo:country="IT"/>
    </style:style>
    <style:style style:name="T4269" style:parent-style-name="Policepardéfaut" style:family="text">
      <style:text-properties fo:language="it" fo:country="IT"/>
    </style:style>
    <style:style style:name="T4270" style:parent-style-name="Policepardéfaut" style:family="text">
      <style:text-properties fo:language="it" fo:country="IT"/>
    </style:style>
    <style:style style:name="T4271" style:parent-style-name="Policepardéfaut" style:family="text">
      <style:text-properties fo:language="it" fo:country="IT"/>
    </style:style>
    <style:style style:name="T4272" style:parent-style-name="Policepardéfaut" style:family="text">
      <style:text-properties fo:language="it" fo:country="IT"/>
    </style:style>
    <style:style style:name="T4273" style:parent-style-name="Policepardéfaut" style:family="text">
      <style:text-properties fo:language="it" fo:country="IT"/>
    </style:style>
    <style:style style:name="T4274" style:parent-style-name="Policepardéfaut" style:family="text">
      <style:text-properties fo:language="it" fo:country="IT"/>
    </style:style>
    <style:style style:name="T4275" style:parent-style-name="Policepardéfaut" style:family="text">
      <style:text-properties fo:language="it" fo:country="IT"/>
    </style:style>
    <style:style style:name="T4276" style:parent-style-name="Policepardéfaut" style:family="text">
      <style:text-properties fo:language="it" fo:country="IT"/>
    </style:style>
    <style:style style:name="T4277" style:parent-style-name="Policepardéfaut" style:family="text">
      <style:text-properties fo:language="it" fo:country="IT"/>
    </style:style>
    <style:style style:name="T4278" style:parent-style-name="Policepardéfaut" style:family="text">
      <style:text-properties fo:language="it" fo:country="IT"/>
    </style:style>
    <style:style style:name="T4279" style:parent-style-name="Policepardéfaut" style:family="text">
      <style:text-properties fo:language="it" fo:country="IT"/>
    </style:style>
    <style:style style:name="T4280" style:parent-style-name="Policepardéfaut" style:family="text">
      <style:text-properties fo:language="it" fo:country="IT"/>
    </style:style>
    <style:style style:name="T4281" style:parent-style-name="Policepardéfaut" style:family="text">
      <style:text-properties fo:language="it" fo:country="IT"/>
    </style:style>
    <style:style style:name="T4282" style:parent-style-name="Policepardéfaut" style:family="text">
      <style:text-properties fo:language="it" fo:country="IT"/>
    </style:style>
    <style:style style:name="T4283" style:parent-style-name="Policepardéfaut" style:family="text">
      <style:text-properties fo:language="it" fo:country="IT"/>
    </style:style>
    <style:style style:name="T4284" style:parent-style-name="Policepardéfaut" style:family="text">
      <style:text-properties fo:language="it" fo:country="IT"/>
    </style:style>
    <style:style style:name="T4285" style:parent-style-name="Policepardéfaut" style:family="text">
      <style:text-properties fo:language="it" fo:country="IT"/>
    </style:style>
    <style:style style:name="T4286" style:parent-style-name="Policepardéfaut" style:family="text">
      <style:text-properties fo:language="it" fo:country="IT"/>
    </style:style>
    <style:style style:name="T4287" style:parent-style-name="Policepardéfaut" style:family="text">
      <style:text-properties fo:language="it" fo:country="IT"/>
    </style:style>
    <style:style style:name="T4288" style:parent-style-name="Policepardéfaut" style:family="text">
      <style:text-properties fo:language="it" fo:country="IT"/>
    </style:style>
    <style:style style:name="T4289" style:parent-style-name="Policepardéfaut" style:family="text">
      <style:text-properties fo:language="it" fo:country="IT"/>
    </style:style>
    <style:style style:name="T4290" style:parent-style-name="Policepardéfaut" style:family="text">
      <style:text-properties fo:language="it" fo:country="IT"/>
    </style:style>
    <style:style style:name="T4291" style:parent-style-name="Policepardéfaut" style:family="text">
      <style:text-properties fo:language="it" fo:country="IT"/>
    </style:style>
    <style:style style:name="T4292" style:parent-style-name="Policepardéfaut" style:family="text">
      <style:text-properties fo:language="it" fo:country="IT"/>
    </style:style>
    <style:style style:name="T4293" style:parent-style-name="Policepardéfaut" style:family="text">
      <style:text-properties fo:language="it" fo:country="IT"/>
    </style:style>
    <style:style style:name="T4294" style:parent-style-name="Policepardéfaut" style:family="text">
      <style:text-properties fo:language="it" fo:country="IT"/>
    </style:style>
    <style:style style:name="T4295" style:parent-style-name="Policepardéfaut" style:family="text">
      <style:text-properties fo:language="it" fo:country="IT"/>
    </style:style>
    <style:style style:name="T4296" style:parent-style-name="Policepardéfaut" style:family="text">
      <style:text-properties fo:language="it" fo:country="IT"/>
    </style:style>
    <style:style style:name="T4297" style:parent-style-name="Policepardéfaut" style:family="text">
      <style:text-properties fo:language="it" fo:country="IT"/>
    </style:style>
    <style:style style:name="T4298" style:parent-style-name="Policepardéfaut" style:family="text">
      <style:text-properties fo:language="it" fo:country="IT"/>
    </style:style>
    <style:style style:name="T4299" style:parent-style-name="Policepardéfaut" style:family="text">
      <style:text-properties fo:language="it" fo:country="IT"/>
    </style:style>
    <style:style style:name="T4300" style:parent-style-name="Policepardéfaut" style:family="text">
      <style:text-properties fo:language="it" fo:country="IT"/>
    </style:style>
    <style:style style:name="T4301" style:parent-style-name="Policepardéfaut" style:family="text">
      <style:text-properties fo:language="it" fo:country="IT"/>
    </style:style>
    <style:style style:name="T4302" style:parent-style-name="Policepardéfaut" style:family="text">
      <style:text-properties fo:language="it" fo:country="IT"/>
    </style:style>
    <style:style style:name="T4303" style:parent-style-name="Policepardéfaut" style:family="text">
      <style:text-properties fo:language="it" fo:country="IT"/>
    </style:style>
    <style:style style:name="T4304" style:parent-style-name="Policepardéfaut" style:family="text">
      <style:text-properties fo:language="it" fo:country="IT"/>
    </style:style>
    <style:style style:name="T4305" style:parent-style-name="Policepardéfaut" style:family="text">
      <style:text-properties fo:language="it" fo:country="IT"/>
    </style:style>
    <style:style style:name="T4306" style:parent-style-name="Policepardéfaut" style:family="text">
      <style:text-properties fo:language="it" fo:country="IT"/>
    </style:style>
    <style:style style:name="T4307" style:parent-style-name="Policepardéfaut" style:family="text">
      <style:text-properties fo:language="it" fo:country="IT"/>
    </style:style>
    <style:style style:name="T4308" style:parent-style-name="Policepardéfaut" style:family="text">
      <style:text-properties fo:language="it" fo:country="IT"/>
    </style:style>
    <style:style style:name="T4309" style:parent-style-name="Policepardéfaut" style:family="text">
      <style:text-properties fo:language="it" fo:country="IT"/>
    </style:style>
    <style:style style:name="T4310" style:parent-style-name="Policepardéfaut" style:family="text">
      <style:text-properties fo:language="it" fo:country="IT"/>
    </style:style>
    <style:style style:name="T4311" style:parent-style-name="Policepardéfaut" style:family="text">
      <style:text-properties fo:language="it" fo:country="IT"/>
    </style:style>
    <style:style style:name="T4312" style:parent-style-name="Policepardéfaut" style:family="text">
      <style:text-properties fo:language="it" fo:country="IT"/>
    </style:style>
    <style:style style:name="T4313" style:parent-style-name="Policepardéfaut" style:family="text">
      <style:text-properties fo:language="it" fo:country="IT"/>
    </style:style>
    <style:style style:name="T4314" style:parent-style-name="Policepardéfaut" style:family="text">
      <style:text-properties fo:language="it" fo:country="IT"/>
    </style:style>
    <style:style style:name="T4315" style:parent-style-name="Policepardéfaut" style:family="text">
      <style:text-properties fo:language="it" fo:country="IT"/>
    </style:style>
    <style:style style:name="T4316" style:parent-style-name="Policepardéfaut" style:family="text">
      <style:text-properties fo:language="it" fo:country="IT"/>
    </style:style>
    <style:style style:name="T4317" style:parent-style-name="Policepardéfaut" style:family="text">
      <style:text-properties fo:language="it" fo:country="IT"/>
    </style:style>
    <style:style style:name="T4318" style:parent-style-name="Policepardéfaut" style:family="text">
      <style:text-properties fo:language="it" fo:country="IT"/>
    </style:style>
    <style:style style:name="T4319" style:parent-style-name="Policepardéfaut" style:family="text">
      <style:text-properties fo:language="it" fo:country="IT"/>
    </style:style>
    <style:style style:name="T4320" style:parent-style-name="Policepardéfaut" style:family="text">
      <style:text-properties fo:language="it" fo:country="IT"/>
    </style:style>
    <style:style style:name="T4321" style:parent-style-name="Policepardéfaut" style:family="text">
      <style:text-properties fo:language="it" fo:country="IT"/>
    </style:style>
    <style:style style:name="T4322" style:parent-style-name="Policepardéfaut" style:family="text">
      <style:text-properties fo:language="it" fo:country="IT"/>
    </style:style>
    <style:style style:name="T4323" style:parent-style-name="Policepardéfaut" style:family="text">
      <style:text-properties fo:language="it" fo:country="IT"/>
    </style:style>
    <style:style style:name="T4324" style:parent-style-name="Policepardéfaut" style:family="text">
      <style:text-properties fo:language="it" fo:country="IT"/>
    </style:style>
    <style:style style:name="T4325" style:parent-style-name="Policepardéfaut" style:family="text">
      <style:text-properties fo:language="it" fo:country="IT"/>
    </style:style>
    <style:style style:name="T4326" style:parent-style-name="Policepardéfaut" style:family="text">
      <style:text-properties fo:language="it" fo:country="IT"/>
    </style:style>
    <style:style style:name="T4327" style:parent-style-name="Policepardéfaut" style:family="text">
      <style:text-properties fo:language="it" fo:country="IT"/>
    </style:style>
    <style:style style:name="T4328" style:parent-style-name="Policepardéfaut" style:family="text">
      <style:text-properties fo:language="it" fo:country="IT"/>
    </style:style>
    <style:style style:name="T4329" style:parent-style-name="Policepardéfaut" style:family="text">
      <style:text-properties fo:language="it" fo:country="IT"/>
    </style:style>
    <style:style style:name="T4330" style:parent-style-name="Policepardéfaut" style:family="text">
      <style:text-properties fo:language="it" fo:country="IT"/>
    </style:style>
    <style:style style:name="T4331" style:parent-style-name="Policepardéfaut" style:family="text">
      <style:text-properties fo:language="it" fo:country="IT"/>
    </style:style>
    <style:style style:name="T4332" style:parent-style-name="Policepardéfaut" style:family="text">
      <style:text-properties fo:language="it" fo:country="IT"/>
    </style:style>
    <style:style style:name="T4333" style:parent-style-name="Policepardéfaut" style:family="text">
      <style:text-properties fo:language="it" fo:country="IT"/>
    </style:style>
    <style:style style:name="T4334" style:parent-style-name="Policepardéfaut" style:family="text">
      <style:text-properties fo:language="it" fo:country="IT"/>
    </style:style>
    <style:style style:name="T4335" style:parent-style-name="Policepardéfaut" style:family="text">
      <style:text-properties fo:language="it" fo:country="IT"/>
    </style:style>
    <style:style style:name="T4336" style:parent-style-name="Policepardéfaut" style:family="text">
      <style:text-properties fo:language="it" fo:country="IT"/>
    </style:style>
    <style:style style:name="T4337" style:parent-style-name="Policepardéfaut" style:family="text">
      <style:text-properties fo:language="it" fo:country="IT"/>
    </style:style>
    <style:style style:name="T4338" style:parent-style-name="Policepardéfaut" style:family="text">
      <style:text-properties fo:language="it" fo:country="IT"/>
    </style:style>
    <style:style style:name="T4339" style:parent-style-name="Policepardéfaut" style:family="text">
      <style:text-properties fo:language="it" fo:country="IT"/>
    </style:style>
    <style:style style:name="T4340" style:parent-style-name="Policepardéfaut" style:family="text">
      <style:text-properties fo:language="it" fo:country="IT"/>
    </style:style>
    <style:style style:name="T4341" style:parent-style-name="Policepardéfaut" style:family="text">
      <style:text-properties fo:language="it" fo:country="IT"/>
    </style:style>
    <style:style style:name="T4342" style:parent-style-name="Policepardéfaut" style:family="text">
      <style:text-properties fo:language="it" fo:country="IT"/>
    </style:style>
    <style:style style:name="T4343" style:parent-style-name="Policepardéfaut" style:family="text">
      <style:text-properties fo:language="it" fo:country="IT"/>
    </style:style>
    <style:style style:name="T4344" style:parent-style-name="Policepardéfaut" style:family="text">
      <style:text-properties fo:language="it" fo:country="IT"/>
    </style:style>
    <style:style style:name="T4345" style:parent-style-name="Policepardéfaut" style:family="text">
      <style:text-properties fo:language="it" fo:country="IT"/>
    </style:style>
    <style:style style:name="T4346" style:parent-style-name="Policepardéfaut" style:family="text">
      <style:text-properties fo:language="it" fo:country="IT"/>
    </style:style>
    <style:style style:name="T4347" style:parent-style-name="Policepardéfaut" style:family="text">
      <style:text-properties fo:language="it" fo:country="IT"/>
    </style:style>
    <style:style style:name="T4348" style:parent-style-name="Policepardéfaut" style:family="text">
      <style:text-properties fo:language="it" fo:country="IT"/>
    </style:style>
    <style:style style:name="T4349" style:parent-style-name="Policepardéfaut" style:family="text">
      <style:text-properties fo:language="it" fo:country="IT"/>
    </style:style>
    <style:style style:name="T4350" style:parent-style-name="Policepardéfaut" style:family="text">
      <style:text-properties fo:language="it" fo:country="IT"/>
    </style:style>
    <style:style style:name="T4351" style:parent-style-name="Policepardéfaut" style:family="text">
      <style:text-properties fo:language="it" fo:country="IT"/>
    </style:style>
    <style:style style:name="T4352" style:parent-style-name="Policepardéfaut" style:family="text">
      <style:text-properties fo:language="it" fo:country="IT"/>
    </style:style>
    <style:style style:name="T4353" style:parent-style-name="Policepardéfaut" style:family="text">
      <style:text-properties fo:language="it" fo:country="IT"/>
    </style:style>
    <style:style style:name="T4354" style:parent-style-name="Policepardéfaut" style:family="text">
      <style:text-properties fo:language="it" fo:country="IT"/>
    </style:style>
    <style:style style:name="T4355" style:parent-style-name="Policepardéfaut" style:family="text">
      <style:text-properties fo:language="it" fo:country="IT"/>
    </style:style>
    <style:style style:name="T4356" style:parent-style-name="Policepardéfaut" style:family="text">
      <style:text-properties fo:language="it" fo:country="IT"/>
    </style:style>
    <style:style style:name="T4357" style:parent-style-name="Policepardéfaut" style:family="text">
      <style:text-properties fo:language="it" fo:country="IT"/>
    </style:style>
    <style:style style:name="T4358" style:parent-style-name="Policepardéfaut" style:family="text">
      <style:text-properties fo:language="it" fo:country="IT"/>
    </style:style>
    <style:style style:name="T4359" style:parent-style-name="Policepardéfaut" style:family="text">
      <style:text-properties fo:language="it" fo:country="IT"/>
    </style:style>
    <style:style style:name="T4360" style:parent-style-name="Policepardéfaut" style:family="text">
      <style:text-properties fo:language="it" fo:country="IT"/>
    </style:style>
    <style:style style:name="T4361" style:parent-style-name="Policepardéfaut" style:family="text">
      <style:text-properties fo:language="it" fo:country="IT"/>
    </style:style>
    <style:style style:name="T4362" style:parent-style-name="Policepardéfaut" style:family="text">
      <style:text-properties fo:language="it" fo:country="IT"/>
    </style:style>
    <style:style style:name="T4364" style:parent-style-name="Policepardéfaut" style:family="text">
      <style:text-properties/>
    </style:style>
    <style:style style:name="P4363" style:parent-style-name="p" style:family="paragraph">
      <style:paragraph-properties fo:text-indent="0in">
        <style:drop-cap style:length="1" style:lines="3"/>
      </style:paragraph-properties>
    </style:style>
    <style:style style:name="T4365" style:parent-style-name="Policepardéfaut" style:family="text">
      <style:text-properties fo:font-style="italic" style:font-style-asian="italic"/>
    </style:style>
    <style:style style:name="T4366" style:parent-style-name="Policepardéfaut" style:family="text">
      <style:text-properties fo:font-style="italic" style:font-style-asian="italic"/>
    </style:style>
    <style:style style:name="T4367" style:parent-style-name="Policepardéfaut" style:family="text">
      <style:text-properties fo:font-style="italic" style:font-style-asian="italic"/>
    </style:style>
    <style:style style:name="T4368" style:parent-style-name="Policepardéfaut" style:family="text">
      <style:text-properties fo:font-style="italic" style:font-style-asian="italic"/>
    </style:style>
    <style:style style:name="P4369" style:parent-style-name="Titre2" style:family="paragraph">
      <style:text-properties fo:font-style="italic" style:font-style-asian="italic"/>
    </style:style>
    <style:style style:name="T4371" style:parent-style-name="Policepardéfaut" style:family="text">
      <style:text-properties/>
    </style:style>
    <style:style style:name="P4370" style:parent-style-name="p" style:family="paragraph">
      <style:paragraph-properties fo:text-indent="0in">
        <style:drop-cap style:length="1" style:lines="3"/>
      </style:paragraph-properties>
    </style:style>
    <style:style style:name="T4372" style:parent-style-name="Policepardéfaut" style:family="text">
      <style:text-properties fo:font-style="italic" style:font-style-asian="italic"/>
    </style:style>
    <style:style style:name="T4373" style:parent-style-name="Policepardéfaut" style:family="text">
      <style:text-properties fo:font-style="italic" style:font-style-asian="italic"/>
    </style:style>
    <style:style style:name="T4374" style:parent-style-name="Policepardéfaut" style:family="text">
      <style:text-properties fo:font-style="italic" style:font-style-asian="italic"/>
    </style:style>
    <style:style style:name="T4375" style:parent-style-name="Policepardéfaut" style:family="text">
      <style:text-properties fo:font-style="italic" style:font-style-asian="italic"/>
    </style:style>
    <style:style style:name="T4376" style:parent-style-name="Policepardéfaut" style:family="text">
      <style:text-properties fo:font-style="italic" style:font-style-asian="italic"/>
    </style:style>
    <style:style style:name="T4377" style:parent-style-name="Policepardéfaut" style:family="text">
      <style:text-properties fo:font-style="italic" style:font-style-asian="italic"/>
    </style:style>
    <style:style style:name="T4378" style:parent-style-name="Policepardéfaut" style:family="text">
      <style:text-properties fo:font-style="italic" style:font-style-asian="italic"/>
    </style:style>
    <style:style style:name="T4379" style:parent-style-name="Policepardéfaut" style:family="text">
      <style:text-properties fo:font-style="italic" style:font-style-asian="italic"/>
    </style:style>
    <style:style style:name="T4380" style:parent-style-name="Policepardéfaut" style:family="text">
      <style:text-properties fo:font-style="italic" style:font-style-asian="italic"/>
    </style:style>
    <style:style style:name="P4381" style:parent-style-name="Titre2" style:family="paragraph">
      <style:text-properties fo:font-style="italic" style:font-style-asian="italic"/>
    </style:style>
    <style:style style:name="T4383" style:parent-style-name="Policepardéfaut" style:family="text">
      <style:text-properties/>
    </style:style>
    <style:style style:name="P4382" style:parent-style-name="p" style:family="paragraph">
      <style:paragraph-properties fo:text-indent="0in">
        <style:drop-cap style:length="1" style:lines="3"/>
      </style:paragraph-properties>
    </style:style>
    <style:style style:name="T4384" style:parent-style-name="Policepardéfaut" style:family="text">
      <style:text-properties fo:font-style="italic" style:font-style-asian="italic"/>
    </style:style>
    <style:style style:name="T4385" style:parent-style-name="Policepardéfaut" style:family="text">
      <style:text-properties fo:font-style="italic" style:font-style-asian="italic"/>
    </style:style>
    <style:style style:name="T4386" style:parent-style-name="Policepardéfaut" style:family="text">
      <style:text-properties fo:font-style="italic" style:font-style-asian="italic"/>
    </style:style>
    <style:style style:name="T4387" style:parent-style-name="Policepardéfaut" style:family="text">
      <style:text-properties fo:font-style="italic" style:font-style-asian="italic"/>
    </style:style>
    <style:style style:name="P4388" style:parent-style-name="Titre2" style:family="paragraph">
      <style:text-properties fo:font-style="italic" style:font-style-asian="italic"/>
    </style:style>
    <style:style style:name="T4390" style:parent-style-name="Policepardéfaut" style:family="text">
      <style:text-properties/>
    </style:style>
    <style:style style:name="P4389" style:parent-style-name="p" style:family="paragraph">
      <style:paragraph-properties fo:text-indent="0in">
        <style:drop-cap style:length="1" style:lines="3"/>
      </style:paragraph-properties>
    </style:style>
    <style:style style:name="T4391" style:parent-style-name="Policepardéfaut" style:family="text">
      <style:text-properties fo:font-style="italic" style:font-style-asian="italic"/>
    </style:style>
    <style:style style:name="T4392" style:parent-style-name="Policepardéfaut" style:family="text">
      <style:text-properties fo:font-style="italic" style:font-style-asian="italic"/>
    </style:style>
    <style:style style:name="T4393" style:parent-style-name="Policepardéfaut" style:family="text">
      <style:text-properties fo:font-style="italic" style:font-style-asian="italic"/>
    </style:style>
    <style:style style:name="T4394" style:parent-style-name="Policepardéfaut" style:family="text">
      <style:text-properties fo:font-style="italic" style:font-style-asian="italic"/>
    </style:style>
    <style:style style:name="T4395" style:parent-style-name="Policepardéfaut" style:family="text">
      <style:text-properties fo:font-style="italic" style:font-style-asian="italic"/>
    </style:style>
    <style:style style:name="T4396" style:parent-style-name="Policepardéfaut" style:family="text">
      <style:text-properties fo:font-style="italic" style:font-style-asian="italic"/>
    </style:style>
    <style:style style:name="T4397" style:parent-style-name="Policepardéfaut" style:family="text">
      <style:text-properties fo:font-style="italic" style:font-style-asian="italic"/>
    </style:style>
    <style:style style:name="T4398" style:parent-style-name="Policepardéfaut" style:family="text">
      <style:text-properties fo:font-style="italic" style:font-style-asian="italic"/>
    </style:style>
    <style:style style:name="P4399" style:parent-style-name="Titre2" style:family="paragraph">
      <style:text-properties fo:font-style="italic" style:font-style-asian="italic"/>
    </style:style>
    <style:style style:name="T4401" style:parent-style-name="Policepardéfaut" style:family="text">
      <style:text-properties/>
    </style:style>
    <style:style style:name="P4400" style:parent-style-name="p" style:family="paragraph">
      <style:paragraph-properties fo:text-indent="0in">
        <style:drop-cap style:length="1" style:lines="3"/>
      </style:paragraph-properties>
    </style:style>
    <style:style style:name="T4402" style:parent-style-name="Policepardéfaut" style:family="text">
      <style:text-properties fo:font-style="italic" style:font-style-asian="italic"/>
    </style:style>
    <style:style style:name="T4403" style:parent-style-name="Policepardéfaut" style:family="text">
      <style:text-properties fo:font-style="italic" style:font-style-asian="italic"/>
    </style:style>
    <style:style style:name="T4404" style:parent-style-name="Policepardéfaut" style:family="text">
      <style:text-properties fo:font-style="italic" style:font-style-asian="italic"/>
    </style:style>
    <style:style style:name="T4405" style:parent-style-name="Policepardéfaut" style:family="text">
      <style:text-properties fo:font-style="italic" style:font-style-asian="italic"/>
    </style:style>
    <style:style style:name="T4406" style:parent-style-name="Policepardéfaut" style:family="text">
      <style:text-properties fo:font-style="italic" style:font-style-asian="italic"/>
    </style:style>
    <style:style style:name="T4407" style:parent-style-name="Policepardéfaut" style:family="text">
      <style:text-properties fo:font-style="italic" style:font-style-asian="italic"/>
    </style:style>
    <style:style style:name="T4408" style:parent-style-name="Policepardéfaut" style:family="text">
      <style:text-properties fo:font-style="italic" style:font-style-asian="italic"/>
    </style:style>
    <style:style style:name="T4409" style:parent-style-name="Policepardéfaut" style:family="text">
      <style:text-properties fo:font-style="italic" style:font-style-asian="italic"/>
    </style:style>
    <style:style style:name="T4410" style:parent-style-name="Policepardéfaut" style:family="text">
      <style:text-properties fo:font-style="italic" style:font-style-asian="italic"/>
    </style:style>
    <style:style style:name="T4411" style:parent-style-name="Policepardéfaut" style:family="text">
      <style:text-properties fo:font-style="italic" style:font-style-asian="italic"/>
    </style:style>
    <style:style style:name="T4412" style:parent-style-name="Policepardéfaut" style:family="text">
      <style:text-properties fo:font-style="italic" style:font-style-asian="italic"/>
    </style:style>
    <style:style style:name="P4413" style:parent-style-name="Titre2" style:family="paragraph">
      <style:text-properties fo:font-style="italic" style:font-style-asian="italic"/>
    </style:style>
    <style:style style:name="T4415" style:parent-style-name="Policepardéfaut" style:family="text">
      <style:text-properties/>
    </style:style>
    <style:style style:name="P4414" style:parent-style-name="p" style:family="paragraph">
      <style:paragraph-properties fo:text-indent="0in">
        <style:drop-cap style:length="1" style:lines="3"/>
      </style:paragraph-properties>
    </style:style>
    <style:style style:name="P4416" style:parent-style-name="p" style:family="paragraph">
      <style:paragraph-properties fo:text-indent="0.1972in"/>
    </style:style>
    <style:style style:name="T4417" style:parent-style-name="Policepardéfaut" style:family="text">
      <style:text-properties fo:font-style="italic" style:font-style-asian="italic" style:font-style-complex="italic"/>
    </style:style>
    <style:style style:name="T4418" style:parent-style-name="Policepardéfaut" style:family="text">
      <style:text-properties fo:font-style="italic" style:font-style-asian="italic" style:font-style-complex="italic"/>
    </style:style>
    <style:style style:name="T4419" style:parent-style-name="Policepardéfaut" style:family="text">
      <style:text-properties fo:font-style="italic" style:font-style-asian="italic" style:font-style-complex="italic"/>
    </style:style>
    <style:style style:name="T4420" style:parent-style-name="Policepardéfaut" style:family="text">
      <style:text-properties fo:font-style="italic" style:font-style-asian="italic" style:font-style-complex="italic"/>
    </style:style>
    <style:style style:name="T4421" style:parent-style-name="Policepardéfaut" style:family="text">
      <style:text-properties fo:font-style="italic" style:font-style-asian="italic" style:font-style-complex="italic"/>
    </style:style>
    <style:style style:name="T4422" style:parent-style-name="Policepardéfaut" style:family="text">
      <style:text-properties fo:font-style="italic" style:font-style-asian="italic" style:font-style-complex="italic"/>
    </style:style>
    <style:style style:name="T4423" style:parent-style-name="Policepardéfaut" style:family="text">
      <style:text-properties fo:font-style="italic" style:font-style-asian="italic" style:font-style-complex="italic"/>
    </style:style>
    <style:style style:name="T4424" style:parent-style-name="Policepardéfaut" style:family="text">
      <style:text-properties fo:font-style="italic" style:font-style-asian="italic" style:font-style-complex="italic"/>
    </style:style>
    <style:style style:name="P4425" style:parent-style-name="Titre2" style:family="paragraph">
      <style:text-properties fo:font-style="italic" style:font-style-asian="italic"/>
    </style:style>
    <style:style style:name="T4427" style:parent-style-name="Policepardéfaut" style:family="text">
      <style:text-properties/>
    </style:style>
    <style:style style:name="P4426" style:parent-style-name="p" style:family="paragraph">
      <style:paragraph-properties fo:text-indent="0in">
        <style:drop-cap style:length="1" style:lines="3"/>
      </style:paragraph-properties>
    </style:style>
    <style:style style:name="T4428" style:parent-style-name="Policepardéfaut" style:family="text">
      <style:text-properties fo:font-style="italic" style:font-style-asian="italic" style:font-style-complex="italic"/>
    </style:style>
    <style:style style:name="T4429" style:parent-style-name="Policepardéfaut" style:family="text">
      <style:text-properties fo:font-style="italic" style:font-style-asian="italic" style:font-style-complex="italic"/>
    </style:style>
    <style:style style:name="T4430" style:parent-style-name="Policepardéfaut" style:family="text">
      <style:text-properties fo:font-style="italic" style:font-style-asian="italic" style:font-style-complex="italic"/>
    </style:style>
    <style:style style:name="T4431" style:parent-style-name="Policepardéfaut" style:family="text">
      <style:text-properties fo:font-style="italic" style:font-style-asian="italic" style:font-style-complex="italic"/>
    </style:style>
    <style:style style:name="T4432" style:parent-style-name="Policepardéfaut" style:family="text">
      <style:text-properties fo:font-style="italic" style:font-style-asian="italic" style:font-style-complex="italic"/>
    </style:style>
    <style:style style:name="T4433" style:parent-style-name="Policepardéfaut" style:family="text">
      <style:text-properties fo:font-style="italic" style:font-style-asian="italic" style:font-style-complex="italic"/>
    </style:style>
    <style:style style:name="P4434" style:parent-style-name="Titre2" style:family="paragraph">
      <style:text-properties fo:font-style="italic" style:font-style-asian="italic"/>
    </style:style>
    <style:style style:name="T4436" style:parent-style-name="Policepardéfaut" style:family="text">
      <style:text-properties/>
    </style:style>
    <style:style style:name="P4435" style:parent-style-name="p" style:family="paragraph">
      <style:paragraph-properties fo:text-indent="0in">
        <style:drop-cap style:length="1" style:lines="3"/>
      </style:paragraph-properties>
    </style:style>
    <style:style style:name="T4437" style:parent-style-name="Policepardéfaut" style:family="text">
      <style:text-properties fo:font-style="italic" style:font-style-asian="italic"/>
    </style:style>
    <style:style style:name="T4438" style:parent-style-name="Policepardéfaut" style:family="text">
      <style:text-properties fo:font-style="italic" style:font-style-asian="italic"/>
    </style:style>
    <style:style style:name="T4439" style:parent-style-name="Policepardéfaut" style:family="text">
      <style:text-properties fo:font-style="italic" style:font-style-asian="italic"/>
    </style:style>
    <style:style style:name="T4440" style:parent-style-name="Policepardéfaut" style:family="text">
      <style:text-properties fo:font-style="italic" style:font-style-asian="italic"/>
    </style:style>
    <style:style style:name="T4441" style:parent-style-name="Policepardéfaut" style:family="text">
      <style:text-properties fo:font-style="italic" style:font-style-asian="italic"/>
    </style:style>
    <style:style style:name="T4442" style:parent-style-name="Policepardéfaut" style:family="text">
      <style:text-properties fo:font-style="italic" style:font-style-asian="italic"/>
    </style:style>
    <style:style style:name="T4443" style:parent-style-name="Policepardéfaut" style:family="text">
      <style:text-properties fo:font-style="italic" style:font-style-asian="italic"/>
    </style:style>
    <style:style style:name="T4444" style:parent-style-name="Policepardéfaut" style:family="text">
      <style:text-properties fo:font-style="italic" style:font-style-asian="italic"/>
    </style:style>
    <style:style style:name="T4445" style:parent-style-name="Policepardéfaut" style:family="text">
      <style:text-properties fo:font-style="italic" style:font-style-asian="italic"/>
    </style:style>
    <style:style style:name="T4446" style:parent-style-name="Policepardéfaut" style:family="text">
      <style:text-properties fo:font-style="italic" style:font-style-asian="italic"/>
    </style:style>
    <style:style style:name="T4447" style:parent-style-name="Policepardéfaut" style:family="text">
      <style:text-properties fo:font-style="italic" style:font-style-asian="italic"/>
    </style:style>
    <style:style style:name="T4448" style:parent-style-name="Policepardéfaut" style:family="text">
      <style:text-properties fo:font-style="italic" style:font-style-asian="italic"/>
    </style:style>
    <style:style style:name="P4449" style:parent-style-name="Titre2" style:family="paragraph">
      <style:text-properties fo:font-style="italic" style:font-style-asian="italic"/>
    </style:style>
    <style:style style:name="T4451" style:parent-style-name="Policepardéfaut" style:family="text">
      <style:text-properties/>
    </style:style>
    <style:style style:name="P4450" style:parent-style-name="p" style:family="paragraph">
      <style:paragraph-properties fo:text-indent="0in">
        <style:drop-cap style:length="1" style:lines="3"/>
      </style:paragraph-properties>
    </style:style>
    <style:style style:name="T4452" style:parent-style-name="Policepardéfaut" style:family="text">
      <style:text-properties fo:font-style="italic" style:font-style-asian="italic"/>
    </style:style>
    <style:style style:name="T4453" style:parent-style-name="Policepardéfaut" style:family="text">
      <style:text-properties fo:font-style="italic" style:font-style-asian="italic"/>
    </style:style>
    <style:style style:name="T4454" style:parent-style-name="Policepardéfaut" style:family="text">
      <style:text-properties fo:font-style="italic" style:font-style-asian="italic"/>
    </style:style>
    <style:style style:name="T4455" style:parent-style-name="Policepardéfaut" style:family="text">
      <style:text-properties fo:font-style="italic" style:font-style-asian="italic"/>
    </style:style>
    <style:style style:name="T4456" style:parent-style-name="Policepardéfaut" style:family="text">
      <style:text-properties fo:font-style="italic" style:font-style-asian="italic"/>
    </style:style>
    <style:style style:name="T4457" style:parent-style-name="Policepardéfaut" style:family="text">
      <style:text-properties fo:font-style="italic" style:font-style-asian="italic"/>
    </style:style>
    <style:style style:name="T4458" style:parent-style-name="Policepardéfaut" style:family="text">
      <style:text-properties fo:font-style="italic" style:font-style-asian="italic"/>
    </style:style>
    <style:style style:name="T4459" style:parent-style-name="Policepardéfaut" style:family="text">
      <style:text-properties fo:font-style="italic" style:font-style-asian="italic"/>
    </style:style>
    <style:style style:name="P4460" style:parent-style-name="Titre2" style:family="paragraph">
      <style:text-properties fo:font-style="italic" style:font-style-asian="italic"/>
    </style:style>
    <style:style style:name="T4462" style:parent-style-name="Policepardéfaut" style:family="text">
      <style:text-properties/>
    </style:style>
    <style:style style:name="P4461" style:parent-style-name="p" style:family="paragraph">
      <style:paragraph-properties fo:text-indent="0in">
        <style:drop-cap style:length="1" style:lines="3"/>
      </style:paragraph-properties>
    </style:style>
    <style:style style:name="T4463" style:parent-style-name="Policepardéfaut" style:family="text">
      <style:text-properties fo:font-style="italic" style:font-style-asian="italic"/>
    </style:style>
    <style:style style:name="T4464" style:parent-style-name="Policepardéfaut" style:family="text">
      <style:text-properties fo:font-style="italic" style:font-style-asian="italic"/>
    </style:style>
    <style:style style:name="T4465" style:parent-style-name="Policepardéfaut" style:family="text">
      <style:text-properties fo:font-style="italic" style:font-style-asian="italic"/>
    </style:style>
    <style:style style:name="T4466" style:parent-style-name="Policepardéfaut" style:family="text">
      <style:text-properties fo:font-style="italic" style:font-style-asian="italic"/>
    </style:style>
    <style:style style:name="T4467" style:parent-style-name="Policepardéfaut" style:family="text">
      <style:text-properties fo:font-style="italic" style:font-style-asian="italic"/>
    </style:style>
    <style:style style:name="T4468" style:parent-style-name="Policepardéfaut" style:family="text">
      <style:text-properties fo:font-style="italic" style:font-style-asian="italic"/>
    </style:style>
    <style:style style:name="P4469" style:parent-style-name="Titre2" style:family="paragraph">
      <style:text-properties fo:font-style="italic" style:font-style-asian="italic"/>
    </style:style>
    <style:style style:name="T4471" style:parent-style-name="Policepardéfaut" style:family="text">
      <style:text-properties/>
    </style:style>
    <style:style style:name="P4470" style:parent-style-name="p" style:family="paragraph">
      <style:paragraph-properties fo:text-indent="0in">
        <style:drop-cap style:length="1" style:lines="3"/>
      </style:paragraph-properties>
    </style:style>
    <style:style style:name="T4472" style:parent-style-name="Policepardéfaut" style:family="text">
      <style:text-properties fo:font-style="italic" style:font-style-asian="italic"/>
    </style:style>
    <style:style style:name="T4473" style:parent-style-name="Policepardéfaut" style:family="text">
      <style:text-properties fo:font-style="italic" style:font-style-asian="italic"/>
    </style:style>
    <style:style style:name="T4474" style:parent-style-name="Policepardéfaut" style:family="text">
      <style:text-properties fo:font-style="italic" style:font-style-asian="italic"/>
    </style:style>
    <style:style style:name="T4475" style:parent-style-name="Policepardéfaut" style:family="text">
      <style:text-properties fo:font-style="italic" style:font-style-asian="italic"/>
    </style:style>
    <style:style style:name="T4476" style:parent-style-name="Policepardéfaut" style:family="text">
      <style:text-properties fo:font-style="italic" style:font-style-asian="italic"/>
    </style:style>
    <style:style style:name="T4477" style:parent-style-name="Policepardéfaut" style:family="text">
      <style:text-properties fo:font-style="italic" style:font-style-asian="italic"/>
    </style:style>
    <style:style style:name="T4479" style:parent-style-name="Policepardéfaut" style:family="text">
      <style:text-properties/>
    </style:style>
    <style:style style:name="P4478" style:parent-style-name="p" style:family="paragraph">
      <style:paragraph-properties fo:text-indent="0in">
        <style:drop-cap style:length="1" style:lines="3"/>
      </style:paragraph-properties>
    </style:style>
    <style:style style:name="T4480" style:parent-style-name="Policepardéfaut" style:family="text">
      <style:text-properties fo:font-style="italic" style:font-style-asian="italic"/>
    </style:style>
    <style:style style:name="T4481" style:parent-style-name="Policepardéfaut" style:family="text">
      <style:text-properties fo:font-style="italic" style:font-style-asian="italic"/>
    </style:style>
    <style:style style:name="T4482" style:parent-style-name="Policepardéfaut" style:family="text">
      <style:text-properties fo:font-style="italic" style:font-style-asian="italic"/>
    </style:style>
    <style:style style:name="T4483" style:parent-style-name="Policepardéfaut" style:family="text">
      <style:text-properties fo:font-style="italic" style:font-style-asian="italic"/>
    </style:style>
    <style:style style:name="T4484" style:parent-style-name="Policepardéfaut" style:family="text">
      <style:text-properties fo:font-style="italic" style:font-style-asian="italic"/>
    </style:style>
    <style:style style:name="T4485" style:parent-style-name="Policepardéfaut" style:family="text">
      <style:text-properties fo:font-style="italic" style:font-style-asian="italic"/>
    </style:style>
    <style:style style:name="T4486" style:parent-style-name="Policepardéfaut" style:family="text">
      <style:text-properties fo:font-style="italic" style:font-style-asian="italic"/>
    </style:style>
    <style:style style:name="T4487" style:parent-style-name="Policepardéfaut" style:family="text">
      <style:text-properties fo:font-style="italic" style:font-style-asian="italic"/>
    </style:style>
    <style:style style:name="T4488" style:parent-style-name="Policepardéfaut" style:family="text">
      <style:text-properties fo:font-style="italic" style:font-style-asian="italic"/>
    </style:style>
    <style:style style:name="T4489" style:parent-style-name="Policepardéfaut" style:family="text">
      <style:text-properties fo:font-style="italic" style:font-style-asian="italic"/>
    </style:style>
    <style:style style:name="T4490" style:parent-style-name="Policepardéfaut" style:family="text">
      <style:text-properties fo:font-style="italic" style:font-style-asian="italic"/>
    </style:style>
    <style:style style:name="T4491" style:parent-style-name="Policepardéfaut" style:family="text">
      <style:text-properties fo:font-style="italic" style:font-style-asian="italic"/>
    </style:style>
    <style:style style:name="T4493" style:parent-style-name="Policepardéfaut" style:family="text">
      <style:text-properties/>
    </style:style>
    <style:style style:name="P4492" style:parent-style-name="p" style:family="paragraph">
      <style:paragraph-properties fo:text-indent="0in">
        <style:drop-cap style:length="1" style:lines="3"/>
      </style:paragraph-properties>
    </style:style>
    <style:style style:name="T4494" style:parent-style-name="Policepardéfaut" style:family="text">
      <style:text-properties fo:font-style="italic" style:font-style-asian="italic"/>
    </style:style>
    <style:style style:name="T4495" style:parent-style-name="Policepardéfaut" style:family="text">
      <style:text-properties fo:font-style="italic" style:font-style-asian="italic"/>
    </style:style>
    <style:style style:name="T4496" style:parent-style-name="Policepardéfaut" style:family="text">
      <style:text-properties fo:font-style="italic" style:font-style-asian="italic"/>
    </style:style>
    <style:style style:name="T4497" style:parent-style-name="Policepardéfaut" style:family="text">
      <style:text-properties fo:font-style="italic" style:font-style-asian="italic"/>
    </style:style>
    <style:style style:name="T4498" style:parent-style-name="Policepardéfaut" style:family="text">
      <style:text-properties fo:font-style="italic" style:font-style-asian="italic"/>
    </style:style>
    <style:style style:name="T4499" style:parent-style-name="Policepardéfaut" style:family="text">
      <style:text-properties fo:font-style="italic" style:font-style-asian="italic"/>
    </style:style>
    <style:style style:name="T4500" style:parent-style-name="Policepardéfaut" style:family="text">
      <style:text-properties fo:font-style="italic" style:font-style-asian="italic"/>
    </style:style>
    <style:style style:name="T4501" style:parent-style-name="Policepardéfaut" style:family="text">
      <style:text-properties fo:font-style="italic" style:font-style-asian="italic"/>
    </style:style>
    <style:style style:name="P4502" style:parent-style-name="Titre2" style:family="paragraph">
      <style:text-properties fo:font-style="italic" style:font-style-asian="italic"/>
    </style:style>
    <style:style style:name="T4504" style:parent-style-name="Policepardéfaut" style:family="text">
      <style:text-properties/>
    </style:style>
    <style:style style:name="P4503" style:parent-style-name="p" style:family="paragraph">
      <style:paragraph-properties fo:text-indent="0in">
        <style:drop-cap style:length="1" style:lines="3"/>
      </style:paragraph-properties>
    </style:style>
    <style:style style:name="T4505" style:parent-style-name="Policepardéfaut" style:family="text">
      <style:text-properties fo:font-style="italic" style:font-style-asian="italic"/>
    </style:style>
    <style:style style:name="T4506" style:parent-style-name="Policepardéfaut" style:family="text">
      <style:text-properties fo:font-style="italic" style:font-style-asian="italic"/>
    </style:style>
    <style:style style:name="T4507" style:parent-style-name="Policepardéfaut" style:family="text">
      <style:text-properties fo:font-style="italic" style:font-style-asian="italic"/>
    </style:style>
    <style:style style:name="T4508" style:parent-style-name="Policepardéfaut" style:family="text">
      <style:text-properties fo:font-style="italic" style:font-style-asian="italic"/>
    </style:style>
    <style:style style:name="T4509" style:parent-style-name="Policepardéfaut" style:family="text">
      <style:text-properties fo:font-style="italic" style:font-style-asian="italic"/>
    </style:style>
    <style:style style:name="T4510" style:parent-style-name="Policepardéfaut" style:family="text">
      <style:text-properties fo:font-style="italic" style:font-style-asian="italic"/>
    </style:style>
    <style:style style:name="T4511" style:parent-style-name="Policepardéfaut" style:family="text">
      <style:text-properties fo:font-style="italic" style:font-style-asian="italic"/>
    </style:style>
    <style:style style:name="T4512" style:parent-style-name="Policepardéfaut" style:family="text">
      <style:text-properties fo:font-style="italic" style:font-style-asian="italic"/>
    </style:style>
    <style:style style:name="T4513" style:parent-style-name="Policepardéfaut" style:family="text">
      <style:text-properties fo:font-style="italic" style:font-style-asian="italic"/>
    </style:style>
    <style:style style:name="T4514" style:parent-style-name="Policepardéfaut" style:family="text">
      <style:text-properties fo:font-style="italic" style:font-style-asian="italic"/>
    </style:style>
    <style:style style:name="T4515" style:parent-style-name="Policepardéfaut" style:family="text">
      <style:text-properties fo:font-style="italic" style:font-style-asian="italic"/>
    </style:style>
    <style:style style:name="P4516" style:parent-style-name="Titre2" style:family="paragraph">
      <style:text-properties fo:font-style="italic" style:font-style-asian="italic"/>
    </style:style>
    <style:style style:name="T4518" style:parent-style-name="Policepardéfaut" style:family="text">
      <style:text-properties/>
    </style:style>
    <style:style style:name="P4517" style:parent-style-name="p" style:family="paragraph">
      <style:paragraph-properties fo:text-indent="0in">
        <style:drop-cap style:length="1" style:lines="3"/>
      </style:paragraph-properties>
    </style:style>
    <style:style style:name="T4519" style:parent-style-name="Policepardéfaut" style:family="text">
      <style:text-properties fo:font-style="italic" style:font-style-asian="italic"/>
    </style:style>
    <style:style style:name="T4520" style:parent-style-name="Policepardéfaut" style:family="text">
      <style:text-properties fo:font-style="italic" style:font-style-asian="italic"/>
    </style:style>
    <style:style style:name="T4521" style:parent-style-name="Policepardéfaut" style:family="text">
      <style:text-properties fo:font-style="italic" style:font-style-asian="italic"/>
    </style:style>
    <style:style style:name="T4522" style:parent-style-name="Policepardéfaut" style:family="text">
      <style:text-properties fo:font-style="italic" style:font-style-asian="italic"/>
    </style:style>
    <style:style style:name="T4523" style:parent-style-name="Policepardéfaut" style:family="text">
      <style:text-properties fo:font-style="italic" style:font-style-asian="italic"/>
    </style:style>
    <style:style style:name="T4524" style:parent-style-name="Policepardéfaut" style:family="text">
      <style:text-properties fo:font-style="italic" style:font-style-asian="italic"/>
    </style:style>
    <style:style style:name="P4525" style:parent-style-name="Titre2" style:family="paragraph">
      <style:text-properties fo:font-style="italic" style:font-style-asian="italic"/>
    </style:style>
    <style:style style:name="T4527" style:parent-style-name="Policepardéfaut" style:family="text">
      <style:text-properties/>
    </style:style>
    <style:style style:name="P4526" style:parent-style-name="p" style:family="paragraph">
      <style:paragraph-properties fo:text-indent="0in">
        <style:drop-cap style:length="1" style:lines="3"/>
      </style:paragraph-properties>
    </style:style>
    <style:style style:name="T4528" style:parent-style-name="Policepardéfaut" style:family="text">
      <style:text-properties fo:font-style="italic" style:font-style-asian="italic" style:font-style-complex="italic"/>
    </style:style>
    <style:style style:name="T4529" style:parent-style-name="Policepardéfaut" style:family="text">
      <style:text-properties fo:font-style="italic" style:font-style-asian="italic" style:font-style-complex="italic"/>
    </style:style>
    <style:style style:name="T4530" style:parent-style-name="Policepardéfaut" style:family="text">
      <style:text-properties fo:font-style="italic" style:font-style-asian="italic" style:font-style-complex="italic"/>
    </style:style>
    <style:style style:name="T4531" style:parent-style-name="Policepardéfaut" style:family="text">
      <style:text-properties fo:font-style="italic" style:font-style-asian="italic" style:font-style-complex="italic"/>
    </style:style>
    <style:style style:name="T4532" style:parent-style-name="Policepardéfaut" style:family="text">
      <style:text-properties fo:font-style="italic" style:font-style-asian="italic" style:font-style-complex="italic"/>
    </style:style>
    <style:style style:name="T4533" style:parent-style-name="Policepardéfaut" style:family="text">
      <style:text-properties fo:font-style="italic" style:font-style-asian="italic" style:font-style-complex="italic"/>
    </style:style>
    <style:style style:name="T4534" style:parent-style-name="Policepardéfaut" style:family="text">
      <style:text-properties fo:font-style="italic" style:font-style-asian="italic"/>
    </style:style>
    <style:style style:name="T4535" style:parent-style-name="Policepardéfaut" style:family="text">
      <style:text-properties fo:font-style="italic" style:font-style-asian="italic"/>
    </style:style>
    <style:style style:name="T4536" style:parent-style-name="Policepardéfaut" style:family="text">
      <style:text-properties fo:font-style="italic" style:font-style-asian="italic"/>
    </style:style>
    <style:style style:name="T4537" style:parent-style-name="Policepardéfaut" style:family="text">
      <style:text-properties fo:font-style="italic" style:font-style-asian="italic"/>
    </style:style>
    <style:style style:name="P4538" style:parent-style-name="Titre2" style:family="paragraph">
      <style:text-properties fo:font-style="italic" style:font-style-asian="italic"/>
    </style:style>
    <style:style style:name="T4540" style:parent-style-name="Policepardéfaut" style:family="text">
      <style:text-properties/>
    </style:style>
    <style:style style:name="P4539" style:parent-style-name="p" style:family="paragraph">
      <style:paragraph-properties fo:text-indent="0in">
        <style:drop-cap style:length="1" style:lines="3"/>
      </style:paragraph-properties>
    </style:style>
    <style:style style:name="P4541" style:parent-style-name="p" style:family="paragraph">
      <style:paragraph-properties fo:text-indent="0.1972in"/>
    </style:style>
    <style:style style:name="T4542" style:parent-style-name="Policepardéfaut" style:family="text">
      <style:text-properties fo:font-style="italic" style:font-style-asian="italic"/>
    </style:style>
    <style:style style:name="T4543" style:parent-style-name="Policepardéfaut" style:family="text">
      <style:text-properties fo:font-style="italic" style:font-style-asian="italic"/>
    </style:style>
    <style:style style:name="T4544" style:parent-style-name="Policepardéfaut" style:family="text">
      <style:text-properties fo:font-style="italic" style:font-style-asian="italic"/>
    </style:style>
    <style:style style:name="T4545" style:parent-style-name="Policepardéfaut" style:family="text">
      <style:text-properties fo:font-style="italic" style:font-style-asian="italic"/>
    </style:style>
    <style:style style:name="T4546" style:parent-style-name="Policepardéfaut" style:family="text">
      <style:text-properties fo:font-style="italic" style:font-style-asian="italic"/>
    </style:style>
    <style:style style:name="T4547" style:parent-style-name="Policepardéfaut" style:family="text">
      <style:text-properties fo:font-style="italic" style:font-style-asian="italic"/>
    </style:style>
    <style:style style:name="T4548" style:parent-style-name="Policepardéfaut" style:family="text">
      <style:text-properties fo:font-style="italic" style:font-style-asian="italic"/>
    </style:style>
    <style:style style:name="T4549" style:parent-style-name="Policepardéfaut" style:family="text">
      <style:text-properties fo:font-style="italic" style:font-style-asian="italic"/>
    </style:style>
    <style:style style:name="T4550" style:parent-style-name="Policepardéfaut" style:family="text">
      <style:text-properties fo:font-style="italic" style:font-style-asian="italic"/>
    </style:style>
    <style:style style:name="T4551" style:parent-style-name="Policepardéfaut" style:family="text">
      <style:text-properties fo:font-style="italic" style:font-style-asian="italic"/>
    </style:style>
    <style:style style:name="T4552" style:parent-style-name="Policepardéfaut" style:family="text">
      <style:text-properties fo:font-style="italic" style:font-style-asian="italic"/>
    </style:style>
    <style:style style:name="P4553" style:parent-style-name="Titre2" style:family="paragraph">
      <style:text-properties fo:font-style="italic" style:font-style-asian="italic"/>
    </style:style>
    <style:style style:name="T4555" style:parent-style-name="Policepardéfaut" style:family="text">
      <style:text-properties/>
    </style:style>
    <style:style style:name="P4554" style:parent-style-name="p" style:family="paragraph">
      <style:paragraph-properties fo:text-indent="0in">
        <style:drop-cap style:length="1" style:lines="3"/>
      </style:paragraph-properties>
    </style:style>
    <style:style style:name="T4556" style:parent-style-name="Policepardéfaut" style:family="text">
      <style:text-properties fo:font-style="italic" style:font-style-asian="italic"/>
    </style:style>
    <style:style style:name="T4557" style:parent-style-name="Policepardéfaut" style:family="text">
      <style:text-properties fo:font-style="italic" style:font-style-asian="italic"/>
    </style:style>
    <style:style style:name="T4558" style:parent-style-name="Policepardéfaut" style:family="text">
      <style:text-properties fo:font-style="italic" style:font-style-asian="italic"/>
    </style:style>
    <style:style style:name="T4559" style:parent-style-name="Policepardéfaut" style:family="text">
      <style:text-properties fo:font-style="italic" style:font-style-asian="italic"/>
    </style:style>
    <style:style style:name="T4560" style:parent-style-name="Policepardéfaut" style:family="text">
      <style:text-properties fo:font-style="italic" style:font-style-asian="italic"/>
    </style:style>
    <style:style style:name="T4561" style:parent-style-name="Policepardéfaut" style:family="text">
      <style:text-properties fo:font-style="italic" style:font-style-asian="italic"/>
    </style:style>
    <style:style style:name="T4562" style:parent-style-name="Policepardéfaut" style:family="text">
      <style:text-properties fo:font-style="italic" style:font-style-asian="italic"/>
    </style:style>
    <style:style style:name="T4563" style:parent-style-name="Policepardéfaut" style:family="text">
      <style:text-properties fo:font-style="italic" style:font-style-asian="italic"/>
    </style:style>
    <style:style style:name="P4564" style:parent-style-name="Titre2" style:family="paragraph">
      <style:text-properties fo:font-style="italic" style:font-style-asian="italic"/>
    </style:style>
    <style:style style:name="T4566" style:parent-style-name="Policepardéfaut" style:family="text">
      <style:text-properties/>
    </style:style>
    <style:style style:name="P4565" style:parent-style-name="p" style:family="paragraph">
      <style:paragraph-properties fo:text-indent="0in">
        <style:drop-cap style:length="1" style:lines="3"/>
      </style:paragraph-properties>
    </style:style>
    <style:style style:name="P4567" style:parent-style-name="p" style:family="paragraph">
      <style:paragraph-properties fo:text-indent="0.1972in"/>
    </style:style>
    <style:style style:name="T4568" style:parent-style-name="Policepardéfaut" style:family="text">
      <style:text-properties fo:font-style="italic" style:font-style-asian="italic" style:font-style-complex="italic"/>
    </style:style>
    <style:style style:name="T4569" style:parent-style-name="Policepardéfaut" style:family="text">
      <style:text-properties fo:font-style="italic" style:font-style-asian="italic" style:font-style-complex="italic"/>
    </style:style>
    <style:style style:name="T4570" style:parent-style-name="Policepardéfaut" style:family="text">
      <style:text-properties fo:font-style="italic" style:font-style-asian="italic" style:font-style-complex="italic"/>
    </style:style>
    <style:style style:name="T4571" style:parent-style-name="Policepardéfaut" style:family="text">
      <style:text-properties fo:font-style="italic" style:font-style-asian="italic" style:font-style-complex="italic"/>
    </style:style>
    <style:style style:name="T4572" style:parent-style-name="Policepardéfaut" style:family="text">
      <style:text-properties fo:font-style="italic" style:font-style-asian="italic" style:font-style-complex="italic"/>
    </style:style>
    <style:style style:name="T4573" style:parent-style-name="Policepardéfaut" style:family="text">
      <style:text-properties fo:font-style="italic" style:font-style-asian="italic" style:font-style-complex="italic"/>
    </style:style>
    <style:style style:name="P4574" style:parent-style-name="Titre2" style:family="paragraph">
      <style:text-properties fo:font-style="italic" style:font-style-asian="italic"/>
    </style:style>
    <style:style style:name="T4576" style:parent-style-name="Policepardéfaut" style:family="text">
      <style:text-properties/>
    </style:style>
    <style:style style:name="P4575" style:parent-style-name="p" style:family="paragraph">
      <style:paragraph-properties fo:text-indent="0in">
        <style:drop-cap style:length="1" style:lines="3"/>
      </style:paragraph-properties>
    </style:style>
    <style:style style:name="T4577" style:parent-style-name="Policepardéfaut" style:family="text">
      <style:text-properties fo:font-style="italic" style:font-style-asian="italic" style:font-style-complex="italic"/>
    </style:style>
    <style:style style:name="T4578" style:parent-style-name="Policepardéfaut" style:family="text">
      <style:text-properties fo:font-style="italic" style:font-style-asian="italic" style:font-style-complex="italic"/>
    </style:style>
    <style:style style:name="T4579" style:parent-style-name="Policepardéfaut" style:family="text">
      <style:text-properties fo:font-style="italic" style:font-style-asian="italic" style:font-style-complex="italic"/>
    </style:style>
    <style:style style:name="T4580" style:parent-style-name="Policepardéfaut" style:family="text">
      <style:text-properties fo:font-style="italic" style:font-style-asian="italic" style:font-style-complex="italic"/>
    </style:style>
    <style:style style:name="T4581" style:parent-style-name="Policepardéfaut" style:family="text">
      <style:text-properties fo:font-style="italic" style:font-style-asian="italic" style:font-style-complex="italic"/>
    </style:style>
    <style:style style:name="T4582" style:parent-style-name="Policepardéfaut" style:family="text">
      <style:text-properties fo:font-style="italic" style:font-style-asian="italic" style:font-style-complex="italic"/>
    </style:style>
    <style:style style:name="T4583" style:parent-style-name="Policepardéfaut" style:family="text">
      <style:text-properties fo:font-style="italic" style:font-style-asian="italic" style:font-style-complex="italic"/>
    </style:style>
    <style:style style:name="T4585" style:parent-style-name="Policepardéfaut" style:family="text">
      <style:text-properties/>
    </style:style>
    <style:style style:name="P4584" style:parent-style-name="p" style:family="paragraph">
      <style:paragraph-properties fo:text-indent="0in">
        <style:drop-cap style:length="1" style:lines="3"/>
      </style:paragraph-properties>
    </style:style>
    <style:style style:name="T4586" style:parent-style-name="Policepardéfaut" style:family="text">
      <style:text-properties fo:font-style="italic" style:font-style-asian="italic"/>
    </style:style>
    <style:style style:name="T4587" style:parent-style-name="Policepardéfaut" style:family="text">
      <style:text-properties fo:font-style="italic" style:font-style-asian="italic"/>
    </style:style>
    <style:style style:name="T4588" style:parent-style-name="Policepardéfaut" style:family="text">
      <style:text-properties fo:font-style="italic" style:font-style-asian="italic"/>
    </style:style>
    <style:style style:name="T4589" style:parent-style-name="Policepardéfaut" style:family="text">
      <style:text-properties fo:font-style="italic" style:font-style-asian="italic"/>
    </style:style>
    <style:style style:name="T4590" style:parent-style-name="Policepardéfaut" style:family="text">
      <style:text-properties fo:font-style="italic" style:font-style-asian="italic"/>
    </style:style>
    <style:style style:name="T4591" style:parent-style-name="Policepardéfaut" style:family="text">
      <style:text-properties fo:font-style="italic" style:font-style-asian="italic"/>
    </style:style>
    <style:style style:name="P4592" style:parent-style-name="Titre2" style:family="paragraph">
      <style:text-properties fo:font-style="italic" style:font-style-asian="italic"/>
    </style:style>
    <style:style style:name="T4594" style:parent-style-name="Policepardéfaut" style:family="text">
      <style:text-properties/>
    </style:style>
    <style:style style:name="P4593" style:parent-style-name="p" style:family="paragraph">
      <style:paragraph-properties fo:text-indent="0in">
        <style:drop-cap style:length="1" style:lines="3"/>
      </style:paragraph-properties>
    </style:style>
    <style:style style:name="T4595" style:parent-style-name="Policepardéfaut" style:family="text">
      <style:text-properties fo:font-style="italic" style:font-style-asian="italic"/>
    </style:style>
    <style:style style:name="T4596" style:parent-style-name="Policepardéfaut" style:family="text">
      <style:text-properties fo:font-style="italic" style:font-style-asian="italic"/>
    </style:style>
    <style:style style:name="T4597" style:parent-style-name="Policepardéfaut" style:family="text">
      <style:text-properties fo:font-style="italic" style:font-style-asian="italic"/>
    </style:style>
    <style:style style:name="T4599" style:parent-style-name="Policepardéfaut" style:family="text">
      <style:text-properties/>
    </style:style>
    <style:style style:name="P4598" style:parent-style-name="p" style:family="paragraph">
      <style:paragraph-properties fo:text-indent="0in">
        <style:drop-cap style:length="1" style:lines="3"/>
      </style:paragraph-properties>
    </style:style>
    <style:style style:name="T4600" style:parent-style-name="Policepardéfaut" style:family="text">
      <style:text-properties fo:font-style="italic" style:font-style-asian="italic"/>
    </style:style>
    <style:style style:name="T4601" style:parent-style-name="Policepardéfaut" style:family="text">
      <style:text-properties fo:font-style="italic" style:font-style-asian="italic"/>
    </style:style>
    <style:style style:name="T4602" style:parent-style-name="Policepardéfaut" style:family="text">
      <style:text-properties fo:font-style="italic" style:font-style-asian="italic"/>
    </style:style>
    <style:style style:name="T4603" style:parent-style-name="Policepardéfaut" style:family="text">
      <style:text-properties fo:font-style="italic" style:font-style-asian="italic"/>
    </style:style>
    <style:style style:name="T4604" style:parent-style-name="Policepardéfaut" style:family="text">
      <style:text-properties fo:font-style="italic" style:font-style-asian="italic"/>
    </style:style>
    <style:style style:name="T4605" style:parent-style-name="Policepardéfaut" style:family="text">
      <style:text-properties fo:font-style="italic" style:font-style-asian="italic"/>
    </style:style>
    <style:style style:name="P4606" style:parent-style-name="Titre2" style:family="paragraph">
      <style:text-properties fo:font-style="italic" style:font-style-asian="italic"/>
    </style:style>
    <style:style style:name="T4608" style:parent-style-name="Policepardéfaut" style:family="text">
      <style:text-properties/>
    </style:style>
    <style:style style:name="P4607" style:parent-style-name="p" style:family="paragraph">
      <style:paragraph-properties fo:text-indent="0in">
        <style:drop-cap style:length="1" style:lines="3"/>
      </style:paragraph-properties>
    </style:style>
    <style:style style:name="T4609" style:parent-style-name="Policepardéfaut" style:family="text">
      <style:text-properties fo:font-style="italic" style:font-style-asian="italic"/>
    </style:style>
    <style:style style:name="T4610" style:parent-style-name="Policepardéfaut" style:family="text">
      <style:text-properties fo:font-style="italic" style:font-style-asian="italic"/>
    </style:style>
    <style:style style:name="T4611" style:parent-style-name="Policepardéfaut" style:family="text">
      <style:text-properties fo:font-style="italic" style:font-style-asian="italic"/>
    </style:style>
    <style:style style:name="T4612" style:parent-style-name="Policepardéfaut" style:family="text">
      <style:text-properties fo:font-style="italic" style:font-style-asian="italic"/>
    </style:style>
    <style:style style:name="T4613" style:parent-style-name="Policepardéfaut" style:family="text">
      <style:text-properties fo:font-style="italic" style:font-style-asian="italic"/>
    </style:style>
    <style:style style:name="T4614" style:parent-style-name="Policepardéfaut" style:family="text">
      <style:text-properties fo:font-style="italic" style:font-style-asian="italic"/>
    </style:style>
    <style:style style:name="T4615" style:parent-style-name="Policepardéfaut" style:family="text">
      <style:text-properties fo:font-style="italic" style:font-style-asian="italic"/>
    </style:style>
    <style:style style:name="T4616" style:parent-style-name="Policepardéfaut" style:family="text">
      <style:text-properties fo:font-style="italic" style:font-style-asian="italic"/>
    </style:style>
    <style:style style:name="T4617" style:parent-style-name="Policepardéfaut" style:family="text">
      <style:text-properties fo:font-style="italic" style:font-style-asian="italic"/>
    </style:style>
    <style:style style:name="T4618" style:parent-style-name="Policepardéfaut" style:family="text">
      <style:text-properties fo:font-style="italic" style:font-style-asian="italic"/>
    </style:style>
    <style:style style:name="T4619" style:parent-style-name="Policepardéfaut" style:family="text">
      <style:text-properties fo:font-style="italic" style:font-style-asian="italic"/>
    </style:style>
    <style:style style:name="P4620" style:parent-style-name="Titre2" style:family="paragraph">
      <style:text-properties fo:font-style="italic" style:font-style-asian="italic"/>
    </style:style>
    <style:style style:name="T4622" style:parent-style-name="Policepardéfaut" style:family="text">
      <style:text-properties/>
    </style:style>
    <style:style style:name="P4621" style:parent-style-name="p" style:family="paragraph">
      <style:paragraph-properties fo:text-indent="0in">
        <style:drop-cap style:length="1" style:lines="3"/>
      </style:paragraph-properties>
    </style:style>
    <style:style style:name="T4623" style:parent-style-name="Policepardéfaut" style:family="text">
      <style:text-properties fo:font-style="italic" style:font-style-asian="italic"/>
    </style:style>
    <style:style style:name="T4624" style:parent-style-name="Policepardéfaut" style:family="text">
      <style:text-properties fo:font-style="italic" style:font-style-asian="italic"/>
    </style:style>
    <style:style style:name="T4625" style:parent-style-name="Policepardéfaut" style:family="text">
      <style:text-properties fo:font-style="italic" style:font-style-asian="italic"/>
    </style:style>
    <style:style style:name="T4626" style:parent-style-name="Policepardéfaut" style:family="text">
      <style:text-properties fo:font-style="italic" style:font-style-asian="italic"/>
    </style:style>
    <style:style style:name="T4627" style:parent-style-name="Policepardéfaut" style:family="text">
      <style:text-properties fo:font-style="italic" style:font-style-asian="italic"/>
    </style:style>
    <style:style style:name="T4628" style:parent-style-name="Policepardéfaut" style:family="text">
      <style:text-properties fo:font-style="italic" style:font-style-asian="italic"/>
    </style:style>
    <style:style style:name="P4629" style:parent-style-name="Titre2" style:family="paragraph">
      <style:text-properties fo:font-style="italic" style:font-style-asian="italic"/>
    </style:style>
    <style:style style:name="T4631" style:parent-style-name="Policepardéfaut" style:family="text">
      <style:text-properties/>
    </style:style>
    <style:style style:name="P4630" style:parent-style-name="p" style:family="paragraph">
      <style:paragraph-properties fo:text-indent="0in">
        <style:drop-cap style:length="1" style:lines="3"/>
      </style:paragraph-properties>
    </style:style>
    <style:style style:name="T4632" style:parent-style-name="Policepardéfaut" style:family="text">
      <style:text-properties fo:font-style="italic" style:font-style-asian="italic"/>
    </style:style>
    <style:style style:name="T4633" style:parent-style-name="Policepardéfaut" style:family="text">
      <style:text-properties fo:font-style="italic" style:font-style-asian="italic"/>
    </style:style>
    <style:style style:name="T4634" style:parent-style-name="Policepardéfaut" style:family="text">
      <style:text-properties fo:font-style="italic" style:font-style-asian="italic"/>
    </style:style>
    <style:style style:name="T4635" style:parent-style-name="Policepardéfaut" style:family="text">
      <style:text-properties fo:font-style="italic" style:font-style-asian="italic"/>
    </style:style>
    <style:style style:name="T4636" style:parent-style-name="Policepardéfaut" style:family="text">
      <style:text-properties fo:font-style="italic" style:font-style-asian="italic"/>
    </style:style>
    <style:style style:name="T4637" style:parent-style-name="Policepardéfaut" style:family="text">
      <style:text-properties fo:font-style="italic" style:font-style-asian="italic"/>
    </style:style>
    <style:style style:name="T4638" style:parent-style-name="Policepardéfaut" style:family="text">
      <style:text-properties fo:font-style="italic" style:font-style-asian="italic"/>
    </style:style>
    <style:style style:name="T4639" style:parent-style-name="Policepardéfaut" style:family="text">
      <style:text-properties fo:font-style="italic" style:font-style-asian="italic"/>
    </style:style>
    <style:style style:name="T4640" style:parent-style-name="Policepardéfaut" style:family="text">
      <style:text-properties fo:font-style="italic" style:font-style-asian="italic"/>
    </style:style>
    <style:style style:name="T4641" style:parent-style-name="Policepardéfaut" style:family="text">
      <style:text-properties fo:font-style="italic" style:font-style-asian="italic"/>
    </style:style>
    <style:style style:name="T4642" style:parent-style-name="Policepardéfaut" style:family="text">
      <style:text-properties fo:font-style="italic" style:font-style-asian="italic"/>
    </style:style>
    <style:style style:name="P4643" style:parent-style-name="Titre2" style:family="paragraph">
      <style:text-properties fo:font-style="italic" style:font-style-asian="italic"/>
    </style:style>
    <style:style style:name="T4645" style:parent-style-name="Policepardéfaut" style:family="text">
      <style:text-properties/>
    </style:style>
    <style:style style:name="P4644" style:parent-style-name="p" style:family="paragraph">
      <style:paragraph-properties fo:text-indent="0in">
        <style:drop-cap style:length="1" style:lines="3"/>
      </style:paragraph-properties>
    </style:style>
    <style:style style:name="T4646" style:parent-style-name="Policepardéfaut" style:family="text">
      <style:text-properties fo:font-style="italic" style:font-style-asian="italic"/>
    </style:style>
    <style:style style:name="T4647" style:parent-style-name="Policepardéfaut" style:family="text">
      <style:text-properties fo:font-style="italic" style:font-style-asian="italic"/>
    </style:style>
    <style:style style:name="T4648" style:parent-style-name="Policepardéfaut" style:family="text">
      <style:text-properties fo:font-style="italic" style:font-style-asian="italic"/>
    </style:style>
    <style:style style:name="T4649" style:parent-style-name="Policepardéfaut" style:family="text">
      <style:text-properties fo:font-style="italic" style:font-style-asian="italic"/>
    </style:style>
    <style:style style:name="T4650" style:parent-style-name="Policepardéfaut" style:family="text">
      <style:text-properties fo:font-style="italic" style:font-style-asian="italic"/>
    </style:style>
    <style:style style:name="T4651" style:parent-style-name="Policepardéfaut" style:family="text">
      <style:text-properties fo:font-style="italic" style:font-style-asian="italic"/>
    </style:style>
    <style:style style:name="P4652" style:parent-style-name="Titre2" style:family="paragraph">
      <style:text-properties fo:font-style="italic" style:font-style-asian="italic"/>
    </style:style>
    <style:style style:name="T4654" style:parent-style-name="Policepardéfaut" style:family="text">
      <style:text-properties/>
    </style:style>
    <style:style style:name="P4653" style:parent-style-name="p" style:family="paragraph">
      <style:paragraph-properties fo:text-indent="0in">
        <style:drop-cap style:length="1" style:lines="3"/>
      </style:paragraph-properties>
    </style:style>
    <style:style style:name="T4655" style:parent-style-name="Policepardéfaut" style:family="text">
      <style:text-properties fo:font-style="italic" style:font-style-asian="italic"/>
    </style:style>
    <style:style style:name="T4656" style:parent-style-name="Policepardéfaut" style:family="text">
      <style:text-properties fo:font-style="italic" style:font-style-asian="italic"/>
    </style:style>
    <style:style style:name="T4657" style:parent-style-name="Policepardéfaut" style:family="text">
      <style:text-properties fo:font-style="italic" style:font-style-asian="italic"/>
    </style:style>
    <style:style style:name="T4658" style:parent-style-name="Policepardéfaut" style:family="text">
      <style:text-properties fo:font-style="italic" style:font-style-asian="italic"/>
    </style:style>
    <style:style style:name="T4659" style:parent-style-name="Policepardéfaut" style:family="text">
      <style:text-properties fo:font-style="italic" style:font-style-asian="italic"/>
    </style:style>
    <style:style style:name="T4660" style:parent-style-name="Policepardéfaut" style:family="text">
      <style:text-properties fo:font-style="italic" style:font-style-asian="italic"/>
    </style:style>
    <style:style style:name="T4661" style:parent-style-name="Policepardéfaut" style:family="text">
      <style:text-properties fo:font-style="italic" style:font-style-asian="italic"/>
    </style:style>
    <style:style style:name="T4662" style:parent-style-name="Policepardéfaut" style:family="text">
      <style:text-properties fo:font-style="italic" style:font-style-asian="italic"/>
    </style:style>
    <style:style style:name="T4663" style:parent-style-name="Policepardéfaut" style:family="text">
      <style:text-properties fo:font-style="italic" style:font-style-asian="italic"/>
    </style:style>
    <style:style style:name="T4664" style:parent-style-name="Policepardéfaut" style:family="text">
      <style:text-properties fo:font-style="italic" style:font-style-asian="italic"/>
    </style:style>
    <style:style style:name="T4665" style:parent-style-name="Policepardéfaut" style:family="text">
      <style:text-properties fo:font-style="italic" style:font-style-asian="italic"/>
    </style:style>
    <style:style style:name="P4666" style:parent-style-name="Titre2" style:family="paragraph">
      <style:text-properties fo:font-style="italic" style:font-style-asian="italic"/>
    </style:style>
    <style:style style:name="T4668" style:parent-style-name="Policepardéfaut" style:family="text">
      <style:text-properties/>
    </style:style>
    <style:style style:name="P4667" style:parent-style-name="p" style:family="paragraph">
      <style:paragraph-properties fo:text-indent="0in">
        <style:drop-cap style:length="1" style:lines="3"/>
      </style:paragraph-properties>
    </style:style>
    <style:style style:name="T4669" style:parent-style-name="Policepardéfaut" style:family="text">
      <style:text-properties fo:font-style="italic" style:font-style-asian="italic"/>
    </style:style>
    <style:style style:name="T4670" style:parent-style-name="Policepardéfaut" style:family="text">
      <style:text-properties fo:font-style="italic" style:font-style-asian="italic"/>
    </style:style>
    <style:style style:name="T4671" style:parent-style-name="Policepardéfaut" style:family="text">
      <style:text-properties fo:font-style="italic" style:font-style-asian="italic"/>
    </style:style>
    <style:style style:name="T4672" style:parent-style-name="Policepardéfaut" style:family="text">
      <style:text-properties fo:font-style="italic" style:font-style-asian="italic"/>
    </style:style>
    <style:style style:name="P4673" style:parent-style-name="Titre2" style:family="paragraph">
      <style:text-properties fo:font-style="italic" style:font-style-asian="italic"/>
    </style:style>
    <style:style style:name="T4675" style:parent-style-name="Policepardéfaut" style:family="text">
      <style:text-properties/>
    </style:style>
    <style:style style:name="P4674" style:parent-style-name="p" style:family="paragraph">
      <style:paragraph-properties fo:text-indent="0in">
        <style:drop-cap style:length="1" style:lines="3"/>
      </style:paragraph-properties>
    </style:style>
    <style:style style:name="T4676" style:parent-style-name="Policepardéfaut" style:family="text">
      <style:text-properties fo:font-style="italic" style:font-style-asian="italic"/>
    </style:style>
    <style:style style:name="T4677" style:parent-style-name="Policepardéfaut" style:family="text">
      <style:text-properties fo:font-style="italic" style:font-style-asian="italic"/>
    </style:style>
    <style:style style:name="T4678" style:parent-style-name="Policepardéfaut" style:family="text">
      <style:text-properties fo:font-style="italic" style:font-style-asian="italic"/>
    </style:style>
    <style:style style:name="P4679" style:parent-style-name="Titre2" style:family="paragraph">
      <style:text-properties fo:font-style="italic" style:font-style-asian="italic"/>
    </style:style>
    <style:style style:name="T4681" style:parent-style-name="Policepardéfaut" style:family="text">
      <style:text-properties/>
    </style:style>
    <style:style style:name="P4680" style:parent-style-name="p" style:family="paragraph">
      <style:paragraph-properties fo:text-indent="0in">
        <style:drop-cap style:length="1" style:lines="3"/>
      </style:paragraph-properties>
    </style:style>
    <style:style style:name="T4682" style:parent-style-name="Policepardéfaut" style:family="text">
      <style:text-properties fo:font-style="italic" style:font-style-asian="italic"/>
    </style:style>
    <style:style style:name="T4683" style:parent-style-name="Policepardéfaut" style:family="text">
      <style:text-properties fo:font-style="italic" style:font-style-asian="italic"/>
    </style:style>
    <style:style style:name="T4684" style:parent-style-name="Policepardéfaut" style:family="text">
      <style:text-properties fo:font-style="italic" style:font-style-asian="italic"/>
    </style:style>
    <style:style style:name="T4685" style:parent-style-name="Policepardéfaut" style:family="text">
      <style:text-properties fo:font-style="italic" style:font-style-asian="italic"/>
    </style:style>
    <style:style style:name="T4686" style:parent-style-name="Policepardéfaut" style:family="text">
      <style:text-properties fo:font-style="italic" style:font-style-asian="italic"/>
    </style:style>
    <style:style style:name="T4687" style:parent-style-name="Policepardéfaut" style:family="text">
      <style:text-properties fo:font-style="italic" style:font-style-asian="italic"/>
    </style:style>
    <style:style style:name="P4688" style:parent-style-name="Titre2" style:family="paragraph">
      <style:text-properties fo:font-style="italic" style:font-style-asian="italic"/>
    </style:style>
    <style:style style:name="T4690" style:parent-style-name="Policepardéfaut" style:family="text">
      <style:text-properties/>
    </style:style>
    <style:style style:name="P4689" style:parent-style-name="p" style:family="paragraph">
      <style:paragraph-properties fo:text-indent="0in">
        <style:drop-cap style:length="1" style:lines="3"/>
      </style:paragraph-properties>
    </style:style>
    <style:style style:name="T4691" style:parent-style-name="Policepardéfaut" style:family="text">
      <style:text-properties fo:font-style="italic" style:font-style-asian="italic"/>
    </style:style>
    <style:style style:name="T4692" style:parent-style-name="Policepardéfaut" style:family="text">
      <style:text-properties fo:font-style="italic" style:font-style-asian="italic"/>
    </style:style>
    <style:style style:name="T4693" style:parent-style-name="Policepardéfaut" style:family="text">
      <style:text-properties fo:font-style="italic" style:font-style-asian="italic"/>
    </style:style>
    <style:style style:name="T4694" style:parent-style-name="Policepardéfaut" style:family="text">
      <style:text-properties fo:font-style="italic" style:font-style-asian="italic"/>
    </style:style>
    <style:style style:name="T4695" style:parent-style-name="Policepardéfaut" style:family="text">
      <style:text-properties fo:font-style="italic" style:font-style-asian="italic"/>
    </style:style>
    <style:style style:name="T4696" style:parent-style-name="Policepardéfaut" style:family="text">
      <style:text-properties fo:font-style="italic" style:font-style-asian="italic"/>
    </style:style>
    <style:style style:name="T4697" style:parent-style-name="Policepardéfaut" style:family="text">
      <style:text-properties fo:font-style="italic" style:font-style-asian="italic"/>
    </style:style>
    <style:style style:name="T4698" style:parent-style-name="Policepardéfaut" style:family="text">
      <style:text-properties fo:font-style="italic" style:font-style-asian="italic"/>
    </style:style>
    <style:style style:name="P4699" style:parent-style-name="Titre2" style:family="paragraph">
      <style:text-properties fo:font-style="italic" style:font-style-asian="italic"/>
    </style:style>
    <style:style style:name="T4701" style:parent-style-name="Policepardéfaut" style:family="text">
      <style:text-properties/>
    </style:style>
    <style:style style:name="P4700" style:parent-style-name="p" style:family="paragraph">
      <style:paragraph-properties fo:text-indent="0in">
        <style:drop-cap style:length="1" style:lines="3"/>
      </style:paragraph-properties>
    </style:style>
    <style:style style:name="T4702" style:parent-style-name="Policepardéfaut" style:family="text">
      <style:text-properties fo:font-style="italic" style:font-style-asian="italic" style:font-style-complex="italic"/>
    </style:style>
    <style:style style:name="T4703" style:parent-style-name="Policepardéfaut" style:family="text">
      <style:text-properties fo:font-style="italic" style:font-style-asian="italic" style:font-style-complex="italic"/>
    </style:style>
    <style:style style:name="T4704" style:parent-style-name="Policepardéfaut" style:family="text">
      <style:text-properties fo:font-style="italic" style:font-style-asian="italic" style:font-style-complex="italic"/>
    </style:style>
    <style:style style:name="T4705" style:parent-style-name="Policepardéfaut" style:family="text">
      <style:text-properties fo:font-style="italic" style:font-style-asian="italic" style:font-style-complex="italic"/>
    </style:style>
    <style:style style:name="T4706" style:parent-style-name="Policepardéfaut" style:family="text">
      <style:text-properties fo:font-style="italic" style:font-style-asian="italic" style:font-style-complex="italic"/>
    </style:style>
    <style:style style:name="T4707" style:parent-style-name="Policepardéfaut" style:family="text">
      <style:text-properties fo:font-style="italic" style:font-style-asian="italic" style:font-style-complex="italic"/>
    </style:style>
    <style:style style:name="T4708" style:parent-style-name="Policepardéfaut" style:family="text">
      <style:text-properties fo:font-style="italic" style:font-style-asian="italic" style:font-style-complex="italic"/>
    </style:style>
    <style:style style:name="T4709" style:parent-style-name="Policepardéfaut" style:family="text">
      <style:text-properties fo:font-style="italic" style:font-style-asian="italic" style:font-style-complex="italic"/>
    </style:style>
    <style:style style:name="T4711" style:parent-style-name="Policepardéfaut" style:family="text">
      <style:text-properties/>
    </style:style>
    <style:style style:name="P4710" style:parent-style-name="p" style:family="paragraph">
      <style:paragraph-properties fo:text-indent="0in">
        <style:drop-cap style:length="1" style:lines="3"/>
      </style:paragraph-properties>
    </style:style>
    <style:style style:name="T4712" style:parent-style-name="Policepardéfaut" style:family="text">
      <style:text-properties fo:font-style="italic" style:font-style-asian="italic"/>
    </style:style>
    <style:style style:name="T4713" style:parent-style-name="Policepardéfaut" style:family="text">
      <style:text-properties fo:font-style="italic" style:font-style-asian="italic"/>
    </style:style>
    <style:style style:name="T4714" style:parent-style-name="Policepardéfaut" style:family="text">
      <style:text-properties fo:font-style="italic" style:font-style-asian="italic"/>
    </style:style>
    <style:style style:name="T4715" style:parent-style-name="Policepardéfaut" style:family="text">
      <style:text-properties fo:font-style="italic" style:font-style-asian="italic"/>
    </style:style>
    <style:style style:name="T4716" style:parent-style-name="Policepardéfaut" style:family="text">
      <style:text-properties fo:font-style="italic" style:font-style-asian="italic"/>
    </style:style>
    <style:style style:name="T4717" style:parent-style-name="Policepardéfaut" style:family="text">
      <style:text-properties fo:font-style="italic" style:font-style-asian="italic"/>
    </style:style>
    <style:style style:name="P4718" style:parent-style-name="Titre2" style:family="paragraph">
      <style:text-properties fo:font-style="italic" style:font-style-asian="italic"/>
    </style:style>
    <style:style style:name="T4720" style:parent-style-name="Policepardéfaut" style:family="text">
      <style:text-properties/>
    </style:style>
    <style:style style:name="P4719" style:parent-style-name="p" style:family="paragraph">
      <style:paragraph-properties fo:text-indent="0in">
        <style:drop-cap style:length="1" style:lines="3"/>
      </style:paragraph-properties>
    </style:style>
    <style:style style:name="T4721" style:parent-style-name="Policepardéfaut" style:family="text">
      <style:text-properties fo:font-style="italic" style:font-style-asian="italic"/>
    </style:style>
    <style:style style:name="T4722" style:parent-style-name="Policepardéfaut" style:family="text">
      <style:text-properties fo:font-style="italic" style:font-style-asian="italic"/>
    </style:style>
    <style:style style:name="T4723" style:parent-style-name="Policepardéfaut" style:family="text">
      <style:text-properties fo:font-style="italic" style:font-style-asian="italic"/>
    </style:style>
    <style:style style:name="T4724" style:parent-style-name="Policepardéfaut" style:family="text">
      <style:text-properties fo:font-style="italic" style:font-style-asian="italic"/>
    </style:style>
    <style:style style:name="T4725" style:parent-style-name="Policepardéfaut" style:family="text">
      <style:text-properties fo:font-style="italic" style:font-style-asian="italic"/>
    </style:style>
    <style:style style:name="T4726" style:parent-style-name="Policepardéfaut" style:family="text">
      <style:text-properties fo:font-style="italic" style:font-style-asian="italic"/>
    </style:style>
    <style:style style:name="P4727" style:parent-style-name="Titre2" style:family="paragraph">
      <style:text-properties fo:font-style="italic" style:font-style-asian="italic"/>
    </style:style>
    <style:style style:name="T4729" style:parent-style-name="Policepardéfaut" style:family="text">
      <style:text-properties/>
    </style:style>
    <style:style style:name="P4728" style:parent-style-name="p" style:family="paragraph">
      <style:paragraph-properties fo:text-indent="0in">
        <style:drop-cap style:length="1" style:lines="3"/>
      </style:paragraph-properties>
    </style:style>
    <style:style style:name="T4730" style:parent-style-name="Policepardéfaut" style:family="text">
      <style:text-properties fo:font-style="italic" style:font-style-asian="italic"/>
    </style:style>
    <style:style style:name="T4731" style:parent-style-name="Policepardéfaut" style:family="text">
      <style:text-properties fo:font-style="italic" style:font-style-asian="italic"/>
    </style:style>
    <style:style style:name="T4732" style:parent-style-name="Policepardéfaut" style:family="text">
      <style:text-properties fo:font-style="italic" style:font-style-asian="italic"/>
    </style:style>
    <style:style style:name="T4733" style:parent-style-name="Policepardéfaut" style:family="text">
      <style:text-properties fo:font-style="italic" style:font-style-asian="italic"/>
    </style:style>
    <style:style style:name="T4734" style:parent-style-name="Policepardéfaut" style:family="text">
      <style:text-properties fo:font-style="italic" style:font-style-asian="italic"/>
    </style:style>
    <style:style style:name="T4735" style:parent-style-name="Policepardéfaut" style:family="text">
      <style:text-properties fo:font-style="italic" style:font-style-asian="italic"/>
    </style:style>
    <style:style style:name="T4736" style:parent-style-name="Policepardéfaut" style:family="text">
      <style:text-properties fo:font-style="italic" style:font-style-asian="italic"/>
    </style:style>
    <style:style style:name="T4737" style:parent-style-name="Policepardéfaut" style:family="text">
      <style:text-properties fo:font-style="italic" style:font-style-asian="italic"/>
    </style:style>
    <style:style style:name="P4738" style:parent-style-name="Titre2" style:family="paragraph">
      <style:text-properties fo:font-style="italic" style:font-style-asian="italic"/>
    </style:style>
    <style:style style:name="T4740" style:parent-style-name="Policepardéfaut" style:family="text">
      <style:text-properties/>
    </style:style>
    <style:style style:name="P4739" style:parent-style-name="p" style:family="paragraph">
      <style:paragraph-properties fo:text-indent="0in">
        <style:drop-cap style:length="1" style:lines="3"/>
      </style:paragraph-properties>
    </style:style>
    <style:style style:name="T4741" style:parent-style-name="Policepardéfaut" style:family="text">
      <style:text-properties fo:font-style="italic" style:font-style-asian="italic"/>
    </style:style>
    <style:style style:name="T4742" style:parent-style-name="Policepardéfaut" style:family="text">
      <style:text-properties fo:font-style="italic" style:font-style-asian="italic"/>
    </style:style>
    <style:style style:name="T4743" style:parent-style-name="Policepardéfaut" style:family="text">
      <style:text-properties fo:font-style="italic" style:font-style-asian="italic"/>
    </style:style>
    <style:style style:name="T4744" style:parent-style-name="Policepardéfaut" style:family="text">
      <style:text-properties fo:font-style="italic" style:font-style-asian="italic"/>
    </style:style>
    <style:style style:name="T4745" style:parent-style-name="Policepardéfaut" style:family="text">
      <style:text-properties fo:font-style="italic" style:font-style-asian="italic"/>
    </style:style>
    <style:style style:name="T4746" style:parent-style-name="Policepardéfaut" style:family="text">
      <style:text-properties fo:font-style="italic" style:font-style-asian="italic"/>
    </style:style>
    <style:style style:name="T4747" style:parent-style-name="Policepardéfaut" style:family="text">
      <style:text-properties fo:font-style="italic" style:font-style-asian="italic"/>
    </style:style>
    <style:style style:name="T4748" style:parent-style-name="Policepardéfaut" style:family="text">
      <style:text-properties fo:font-style="italic" style:font-style-asian="italic"/>
    </style:style>
    <style:style style:name="P4749" style:parent-style-name="Titre2" style:family="paragraph">
      <style:text-properties fo:font-style="italic" style:font-style-asian="italic"/>
    </style:style>
    <style:style style:name="T4751" style:parent-style-name="Policepardéfaut" style:family="text">
      <style:text-properties/>
    </style:style>
    <style:style style:name="P4750" style:parent-style-name="p" style:family="paragraph">
      <style:paragraph-properties fo:text-indent="0in">
        <style:drop-cap style:length="1" style:lines="3"/>
      </style:paragraph-properties>
    </style:style>
    <style:style style:name="T4752" style:parent-style-name="Policepardéfaut" style:family="text">
      <style:text-properties fo:font-style="italic" style:font-style-asian="italic"/>
    </style:style>
    <style:style style:name="T4753" style:parent-style-name="Policepardéfaut" style:family="text">
      <style:text-properties fo:font-style="italic" style:font-style-asian="italic"/>
    </style:style>
    <style:style style:name="T4754" style:parent-style-name="Policepardéfaut" style:family="text">
      <style:text-properties fo:font-style="italic" style:font-style-asian="italic"/>
    </style:style>
    <style:style style:name="T4755" style:parent-style-name="Policepardéfaut" style:family="text">
      <style:text-properties fo:font-style="italic" style:font-style-asian="italic"/>
    </style:style>
    <style:style style:name="T4756" style:parent-style-name="Policepardéfaut" style:family="text">
      <style:text-properties fo:font-style="italic" style:font-style-asian="italic"/>
    </style:style>
    <style:style style:name="T4757" style:parent-style-name="Policepardéfaut" style:family="text">
      <style:text-properties fo:font-style="italic" style:font-style-asian="italic"/>
    </style:style>
    <style:style style:name="T4758" style:parent-style-name="Policepardéfaut" style:family="text">
      <style:text-properties fo:font-style="italic" style:font-style-asian="italic"/>
    </style:style>
    <style:style style:name="T4759" style:parent-style-name="Policepardéfaut" style:family="text">
      <style:text-properties fo:font-style="italic" style:font-style-asian="italic"/>
    </style:style>
    <style:style style:name="T4760" style:parent-style-name="Policepardéfaut" style:family="text">
      <style:text-properties fo:font-style="italic" style:font-style-asian="italic"/>
    </style:style>
    <style:style style:name="T4761" style:parent-style-name="Policepardéfaut" style:family="text">
      <style:text-properties fo:font-style="italic" style:font-style-asian="italic"/>
    </style:style>
    <style:style style:name="T4762" style:parent-style-name="Policepardéfaut" style:family="text">
      <style:text-properties fo:font-style="italic" style:font-style-asian="italic"/>
    </style:style>
    <style:style style:name="T4763" style:parent-style-name="Policepardéfaut" style:family="text">
      <style:text-properties fo:font-style="italic" style:font-style-asian="italic"/>
    </style:style>
    <style:style style:name="P4764" style:parent-style-name="Titre2" style:family="paragraph">
      <style:text-properties fo:font-style="italic" style:font-style-asian="italic"/>
    </style:style>
    <style:style style:name="T4766" style:parent-style-name="Policepardéfaut" style:family="text">
      <style:text-properties/>
    </style:style>
    <style:style style:name="P4765" style:parent-style-name="p" style:family="paragraph">
      <style:paragraph-properties fo:text-indent="0in">
        <style:drop-cap style:length="1" style:lines="3"/>
      </style:paragraph-properties>
    </style:style>
    <style:style style:name="T4767" style:parent-style-name="Policepardéfaut" style:family="text">
      <style:text-properties fo:font-style="italic" style:font-style-asian="italic" style:font-style-complex="italic"/>
    </style:style>
    <style:style style:name="T4768" style:parent-style-name="Policepardéfaut" style:family="text">
      <style:text-properties fo:font-style="italic" style:font-style-asian="italic" style:font-style-complex="italic"/>
    </style:style>
    <style:style style:name="T4769" style:parent-style-name="Policepardéfaut" style:family="text">
      <style:text-properties fo:font-style="italic" style:font-style-asian="italic" style:font-style-complex="italic"/>
    </style:style>
    <style:style style:name="T4770" style:parent-style-name="Policepardéfaut" style:family="text">
      <style:text-properties fo:font-style="italic" style:font-style-asian="italic" style:font-style-complex="italic"/>
    </style:style>
    <style:style style:name="T4771" style:parent-style-name="Policepardéfaut" style:family="text">
      <style:text-properties fo:font-style="italic" style:font-style-asian="italic" style:font-style-complex="italic"/>
    </style:style>
    <style:style style:name="T4772" style:parent-style-name="Policepardéfaut" style:family="text">
      <style:text-properties fo:font-style="italic" style:font-style-asian="italic" style:font-style-complex="italic"/>
    </style:style>
    <style:style style:name="T4774" style:parent-style-name="Policepardéfaut" style:family="text">
      <style:text-properties/>
    </style:style>
    <style:style style:name="P4773" style:parent-style-name="p" style:family="paragraph">
      <style:paragraph-properties fo:text-indent="0in">
        <style:drop-cap style:length="1" style:lines="3"/>
      </style:paragraph-properties>
    </style:style>
    <style:style style:name="P4775" style:parent-style-name="p" style:family="paragraph">
      <style:paragraph-properties fo:text-indent="0.1972in"/>
    </style:style>
    <style:style style:name="T4776" style:parent-style-name="Policepardéfaut" style:family="text">
      <style:text-properties fo:font-style="italic" style:font-style-asian="italic"/>
    </style:style>
    <style:style style:name="T4777" style:parent-style-name="Policepardéfaut" style:family="text">
      <style:text-properties fo:font-style="italic" style:font-style-asian="italic"/>
    </style:style>
    <style:style style:name="T4778" style:parent-style-name="Policepardéfaut" style:family="text">
      <style:text-properties fo:font-style="italic" style:font-style-asian="italic"/>
    </style:style>
    <style:style style:name="T4779" style:parent-style-name="Policepardéfaut" style:family="text">
      <style:text-properties fo:font-style="italic" style:font-style-asian="italic"/>
    </style:style>
    <style:style style:name="T4780" style:parent-style-name="Policepardéfaut" style:family="text">
      <style:text-properties fo:font-style="italic" style:font-style-asian="italic"/>
    </style:style>
    <style:style style:name="T4781" style:parent-style-name="Policepardéfaut" style:family="text">
      <style:text-properties fo:font-style="italic" style:font-style-asian="italic"/>
    </style:style>
    <style:style style:name="T4782" style:parent-style-name="Policepardéfaut" style:family="text">
      <style:text-properties fo:font-style="italic" style:font-style-asian="italic"/>
    </style:style>
    <style:style style:name="T4784" style:parent-style-name="Policepardéfaut" style:family="text">
      <style:text-properties/>
    </style:style>
    <style:style style:name="P4783" style:parent-style-name="p" style:family="paragraph">
      <style:paragraph-properties fo:text-indent="0in">
        <style:drop-cap style:length="1" style:lines="3"/>
      </style:paragraph-properties>
    </style:style>
    <style:style style:name="P4785" style:parent-style-name="p" style:family="paragraph">
      <style:paragraph-properties fo:text-indent="0in"/>
    </style:style>
    <style:style style:name="P4786" style:parent-style-name="p" style:family="paragraph">
      <style:paragraph-properties fo:text-indent="0in"/>
    </style:style>
    <style:style style:name="P4787" style:parent-style-name="p" style:family="paragraph">
      <style:paragraph-properties fo:text-indent="0in"/>
    </style:style>
    <style:style style:name="P4788" style:parent-style-name="p" style:family="paragraph">
      <style:paragraph-properties fo:text-indent="0in"/>
    </style:style>
    <style:style style:name="P4789" style:parent-style-name="p" style:family="paragraph">
      <style:paragraph-properties fo:text-indent="0in"/>
    </style:style>
    <style:style style:name="P4790" style:parent-style-name="p" style:family="paragraph">
      <style:paragraph-properties fo:text-indent="0in"/>
    </style:style>
    <style:style style:name="P4791" style:parent-style-name="p" style:family="paragraph">
      <style:paragraph-properties fo:text-indent="0in"/>
    </style:style>
    <style:style style:name="P4792" style:parent-style-name="p" style:family="paragraph">
      <style:paragraph-properties fo:text-indent="0in"/>
    </style:style>
    <style:style style:name="P4793" style:parent-style-name="p" style:family="paragraph">
      <style:paragraph-properties fo:text-indent="0in"/>
    </style:style>
    <style:style style:name="P4794" style:parent-style-name="p" style:family="paragraph">
      <style:paragraph-properties fo:text-indent="0in"/>
    </style:style>
    <style:style style:name="P4795" style:parent-style-name="p" style:family="paragraph">
      <style:paragraph-properties fo:text-indent="0in"/>
    </style:style>
    <style:style style:name="P4796" style:parent-style-name="p" style:family="paragraph">
      <style:paragraph-properties fo:text-indent="0in"/>
    </style:style>
    <style:style style:name="P4797" style:parent-style-name="p" style:family="paragraph">
      <style:paragraph-properties fo:text-indent="0in"/>
    </style:style>
    <style:style style:name="P4798" style:parent-style-name="p" style:family="paragraph">
      <style:paragraph-properties fo:text-indent="0in"/>
    </style:style>
    <style:style style:name="P4799" style:parent-style-name="p" style:family="paragraph">
      <style:paragraph-properties fo:text-indent="0in"/>
    </style:style>
    <style:style style:name="P4800" style:parent-style-name="p" style:family="paragraph">
      <style:paragraph-properties fo:text-indent="0in"/>
    </style:style>
    <style:style style:name="P4801" style:parent-style-name="p" style:family="paragraph">
      <style:paragraph-properties fo:text-indent="0in"/>
    </style:style>
    <style:style style:name="P4802" style:parent-style-name="p" style:family="paragraph">
      <style:paragraph-properties fo:text-indent="0in"/>
    </style:style>
    <style:style style:name="P4803" style:parent-style-name="p" style:family="paragraph">
      <style:paragraph-properties fo:text-indent="0in"/>
    </style:style>
    <style:style style:name="P4804" style:parent-style-name="p" style:family="paragraph">
      <style:paragraph-properties fo:text-indent="0in"/>
    </style:style>
    <style:style style:name="P4805" style:parent-style-name="p" style:family="paragraph">
      <style:paragraph-properties fo:text-indent="0in"/>
    </style:style>
    <style:style style:name="P4806" style:parent-style-name="p" style:family="paragraph">
      <style:paragraph-properties fo:text-indent="0in"/>
    </style:style>
    <style:style style:name="P4807" style:parent-style-name="p" style:family="paragraph">
      <style:paragraph-properties fo:text-indent="0in"/>
    </style:style>
    <style:style style:name="P4808" style:parent-style-name="p" style:family="paragraph">
      <style:paragraph-properties fo:text-indent="0in"/>
    </style:style>
    <style:style style:name="P4809" style:parent-style-name="p" style:family="paragraph">
      <style:paragraph-properties fo:text-indent="0in"/>
    </style:style>
    <style:style style:name="P4810" style:parent-style-name="p" style:family="paragraph">
      <style:paragraph-properties fo:text-indent="0in"/>
    </style:style>
    <style:style style:name="P4811" style:parent-style-name="p" style:family="paragraph">
      <style:paragraph-properties fo:text-indent="0in"/>
    </style:style>
    <style:style style:name="P4812" style:parent-style-name="p" style:family="paragraph">
      <style:paragraph-properties fo:text-indent="0in"/>
    </style:style>
    <style:style style:name="P4813" style:parent-style-name="p" style:family="paragraph">
      <style:paragraph-properties fo:text-indent="0in"/>
    </style:style>
    <style:style style:name="P4814" style:parent-style-name="p" style:family="paragraph">
      <style:paragraph-properties fo:text-indent="0in"/>
    </style:style>
    <style:style style:name="P4815" style:parent-style-name="p" style:family="paragraph">
      <style:paragraph-properties fo:text-indent="0in"/>
    </style:style>
    <style:style style:name="P4816" style:parent-style-name="p" style:family="paragraph">
      <style:paragraph-properties fo:text-indent="0in"/>
    </style:style>
    <style:style style:name="P4817" style:parent-style-name="p" style:family="paragraph">
      <style:paragraph-properties fo:text-indent="0in"/>
    </style:style>
    <style:style style:name="P4818" style:parent-style-name="p" style:family="paragraph">
      <style:paragraph-properties fo:text-indent="0in"/>
    </style:style>
    <style:style style:name="P4819" style:parent-style-name="p" style:family="paragraph">
      <style:paragraph-properties fo:text-indent="0in"/>
    </style:style>
    <style:style style:name="P4820" style:parent-style-name="p" style:family="paragraph">
      <style:paragraph-properties fo:text-indent="0in"/>
    </style:style>
    <style:style style:name="P4821" style:parent-style-name="p" style:family="paragraph">
      <style:paragraph-properties fo:text-indent="0in"/>
    </style:style>
    <style:style style:name="P4822" style:parent-style-name="p" style:family="paragraph">
      <style:paragraph-properties fo:text-indent="0in"/>
    </style:style>
    <style:style style:name="P4823" style:parent-style-name="p" style:family="paragraph">
      <style:paragraph-properties fo:text-indent="0in"/>
    </style:style>
    <style:style style:name="P4824" style:parent-style-name="p" style:family="paragraph">
      <style:paragraph-properties fo:text-indent="0in"/>
    </style:style>
    <style:style style:name="P4825" style:parent-style-name="p" style:family="paragraph">
      <style:paragraph-properties fo:text-indent="0in"/>
    </style:style>
    <style:style style:name="T4826" style:parent-style-name="Policepardéfaut" style:family="text">
      <style:text-properties fo:font-style="italic" style:font-style-asian="italic"/>
    </style:style>
    <style:style style:name="T4827" style:parent-style-name="Policepardéfaut" style:family="text">
      <style:text-properties fo:font-style="italic" style:font-style-asian="italic"/>
    </style:style>
    <style:style style:name="T4828" style:parent-style-name="Policepardéfaut" style:family="text">
      <style:text-properties fo:font-style="italic" style:font-style-asian="italic"/>
    </style:style>
    <style:style style:name="T4829" style:parent-style-name="Policepardéfaut" style:family="text">
      <style:text-properties fo:font-style="italic" style:font-style-asian="italic"/>
    </style:style>
    <style:style style:name="T4830" style:parent-style-name="Policepardéfaut" style:family="text">
      <style:text-properties fo:font-style="italic" style:font-style-asian="italic"/>
    </style:style>
    <style:style style:name="T4831" style:parent-style-name="Policepardéfaut" style:family="text">
      <style:text-properties fo:font-style="italic" style:font-style-asian="italic"/>
    </style:style>
    <style:style style:name="T4832" style:parent-style-name="Policepardéfaut" style:family="text">
      <style:text-properties fo:font-style="italic" style:font-style-asian="italic"/>
    </style:style>
    <style:style style:name="T4833" style:parent-style-name="Policepardéfaut" style:family="text">
      <style:text-properties fo:font-style="italic" style:font-style-asian="italic"/>
    </style:style>
    <style:style style:name="T4834" style:parent-style-name="Policepardéfaut" style:family="text">
      <style:text-properties fo:font-style="italic" style:font-style-asian="italic"/>
    </style:style>
    <style:style style:name="T4835" style:parent-style-name="Policepardéfaut" style:family="text">
      <style:text-properties fo:font-style="italic" style:font-style-asian="italic"/>
    </style:style>
    <style:style style:name="T4836" style:parent-style-name="Policepardéfaut" style:family="text">
      <style:text-properties fo:font-style="italic" style:font-style-asian="italic"/>
    </style:style>
    <style:style style:name="T4837" style:parent-style-name="Policepardéfaut" style:family="text">
      <style:text-properties fo:font-style="italic" style:font-style-asian="italic"/>
    </style:style>
    <style:style style:name="T4838" style:parent-style-name="Policepardéfaut" style:family="text">
      <style:text-properties fo:font-style="italic" style:font-style-asian="italic"/>
    </style:style>
    <style:style style:name="T4839" style:parent-style-name="Policepardéfaut" style:family="text">
      <style:text-properties fo:font-style="italic" style:font-style-asian="italic"/>
    </style:style>
    <style:style style:name="T4840" style:parent-style-name="Policepardéfaut" style:family="text">
      <style:text-properties fo:font-style="italic" style:font-style-asian="italic"/>
    </style:style>
    <style:style style:name="P4841" style:parent-style-name="Titre2" style:family="paragraph">
      <style:text-properties fo:font-style="italic" style:font-style-asian="italic"/>
    </style:style>
    <style:style style:name="T4843" style:parent-style-name="Policepardéfaut" style:family="text">
      <style:text-properties/>
    </style:style>
    <style:style style:name="P4842" style:parent-style-name="p" style:family="paragraph">
      <style:paragraph-properties fo:text-indent="0in">
        <style:drop-cap style:length="1" style:lines="3"/>
      </style:paragraph-properties>
    </style:style>
    <style:style style:name="T4844" style:parent-style-name="Policepardéfaut" style:family="text">
      <style:text-properties fo:font-style="italic" style:font-style-asian="italic" style:font-style-complex="italic"/>
    </style:style>
    <style:style style:name="T4845" style:parent-style-name="Policepardéfaut" style:family="text">
      <style:text-properties fo:font-style="italic" style:font-style-asian="italic" style:font-style-complex="italic"/>
    </style:style>
    <style:style style:name="T4846" style:parent-style-name="Policepardéfaut" style:family="text">
      <style:text-properties fo:font-style="italic" style:font-style-asian="italic" style:font-style-complex="italic"/>
    </style:style>
    <style:style style:name="T4847" style:parent-style-name="Policepardéfaut" style:family="text">
      <style:text-properties fo:font-style="italic" style:font-style-asian="italic" style:font-style-complex="italic"/>
    </style:style>
    <style:style style:name="T4848" style:parent-style-name="Policepardéfaut" style:family="text">
      <style:text-properties fo:font-style="italic" style:font-style-asian="italic" style:font-style-complex="italic"/>
    </style:style>
    <style:style style:name="T4849" style:parent-style-name="Policepardéfaut" style:family="text">
      <style:text-properties fo:font-style="italic" style:font-style-asian="italic" style:font-style-complex="italic"/>
    </style:style>
    <style:style style:name="T4850" style:parent-style-name="Policepardéfaut" style:family="text">
      <style:text-properties fo:font-style="italic" style:font-style-asian="italic" style:font-style-complex="italic"/>
    </style:style>
    <style:style style:name="T4851" style:parent-style-name="Policepardéfaut" style:family="text">
      <style:text-properties fo:font-style="italic" style:font-style-asian="italic" style:font-style-complex="italic"/>
    </style:style>
    <style:style style:name="T4852" style:parent-style-name="Policepardéfaut" style:family="text">
      <style:text-properties fo:font-style="italic" style:font-style-asian="italic" style:font-style-complex="italic"/>
    </style:style>
    <style:style style:name="T4853" style:parent-style-name="Policepardéfaut" style:family="text">
      <style:text-properties fo:font-style="italic" style:font-style-asian="italic" style:font-style-complex="italic"/>
    </style:style>
    <style:style style:name="T4854" style:parent-style-name="Policepardéfaut" style:family="text">
      <style:text-properties fo:font-style="italic" style:font-style-asian="italic" style:font-style-complex="italic"/>
    </style:style>
    <style:style style:name="T4855" style:parent-style-name="Policepardéfaut" style:family="text">
      <style:text-properties fo:font-style="italic" style:font-style-asian="italic" style:font-style-complex="italic"/>
    </style:style>
    <style:style style:name="T4856" style:parent-style-name="Policepardéfaut" style:family="text">
      <style:text-properties fo:font-style="italic" style:font-style-asian="italic" style:font-style-complex="italic"/>
    </style:style>
    <style:style style:name="T4857" style:parent-style-name="Policepardéfaut" style:family="text">
      <style:text-properties fo:font-style="italic" style:font-style-asian="italic" style:font-style-complex="italic"/>
    </style:style>
    <style:style style:name="T4858" style:parent-style-name="Policepardéfaut" style:family="text">
      <style:text-properties fo:font-style="italic" style:font-style-asian="italic" style:font-style-complex="italic"/>
    </style:style>
    <style:style style:name="T4859" style:parent-style-name="Policepardéfaut" style:family="text">
      <style:text-properties fo:font-style="italic" style:font-style-asian="italic" style:font-style-complex="italic"/>
    </style:style>
    <style:style style:name="T4860" style:parent-style-name="Policepardéfaut" style:family="text">
      <style:text-properties fo:font-style="italic" style:font-style-asian="italic" style:font-style-complex="italic"/>
    </style:style>
    <style:style style:name="T4861" style:parent-style-name="Policepardéfaut" style:family="text">
      <style:text-properties fo:font-style="italic" style:font-style-asian="italic" style:font-style-complex="italic"/>
    </style:style>
    <style:style style:name="P4862" style:parent-style-name="Titre2" style:family="paragraph">
      <style:text-properties fo:font-style="italic" style:font-style-asian="italic"/>
    </style:style>
    <style:style style:name="T4864" style:parent-style-name="Policepardéfaut" style:family="text">
      <style:text-properties/>
    </style:style>
    <style:style style:name="P4863" style:parent-style-name="p" style:family="paragraph">
      <style:paragraph-properties fo:text-indent="0in">
        <style:drop-cap style:length="1" style:lines="3"/>
      </style:paragraph-properties>
    </style:style>
    <style:style style:name="T4865" style:parent-style-name="Policepardéfaut" style:family="text">
      <style:text-properties fo:font-style="italic" style:font-style-asian="italic"/>
    </style:style>
    <style:style style:name="T4866" style:parent-style-name="Policepardéfaut" style:family="text">
      <style:text-properties fo:font-style="italic" style:font-style-asian="italic"/>
    </style:style>
    <style:style style:name="T4867" style:parent-style-name="Policepardéfaut" style:family="text">
      <style:text-properties fo:font-style="italic" style:font-style-asian="italic"/>
    </style:style>
    <style:style style:name="T4868" style:parent-style-name="Policepardéfaut" style:family="text">
      <style:text-properties fo:font-style="italic" style:font-style-asian="italic"/>
    </style:style>
    <style:style style:name="T4869" style:parent-style-name="Policepardéfaut" style:family="text">
      <style:text-properties fo:font-style="italic" style:font-style-asian="italic"/>
    </style:style>
    <style:style style:name="T4870" style:parent-style-name="Policepardéfaut" style:family="text">
      <style:text-properties fo:font-style="italic" style:font-style-asian="italic"/>
    </style:style>
    <style:style style:name="T4871" style:parent-style-name="Policepardéfaut" style:family="text">
      <style:text-properties fo:font-style="italic" style:font-style-asian="italic"/>
    </style:style>
    <style:style style:name="T4872" style:parent-style-name="Policepardéfaut" style:family="text">
      <style:text-properties fo:font-style="italic" style:font-style-asian="italic"/>
    </style:style>
    <style:style style:name="T4873" style:parent-style-name="Policepardéfaut" style:family="text">
      <style:text-properties fo:font-style="italic" style:font-style-asian="italic"/>
    </style:style>
    <style:style style:name="T4874" style:parent-style-name="Policepardéfaut" style:family="text">
      <style:text-properties fo:font-style="italic" style:font-style-asian="italic"/>
    </style:style>
    <style:style style:name="T4875" style:parent-style-name="Policepardéfaut" style:family="text">
      <style:text-properties fo:font-style="italic" style:font-style-asian="italic"/>
    </style:style>
    <style:style style:name="T4876" style:parent-style-name="Policepardéfaut" style:family="text">
      <style:text-properties fo:font-style="italic" style:font-style-asian="italic"/>
    </style:style>
    <style:style style:name="T4877" style:parent-style-name="Policepardéfaut" style:family="text">
      <style:text-properties fo:font-style="italic" style:font-style-asian="italic"/>
    </style:style>
    <style:style style:name="T4878" style:parent-style-name="Policepardéfaut" style:family="text">
      <style:text-properties fo:font-style="italic" style:font-style-asian="italic"/>
    </style:style>
    <style:style style:name="T4879" style:parent-style-name="Policepardéfaut" style:family="text">
      <style:text-properties fo:font-style="italic" style:font-style-asian="italic"/>
    </style:style>
    <style:style style:name="P4880" style:parent-style-name="Titre2" style:family="paragraph">
      <style:text-properties fo:font-style="italic" style:font-style-asian="italic"/>
    </style:style>
    <style:style style:name="T4882" style:parent-style-name="Policepardéfaut" style:family="text">
      <style:text-properties/>
    </style:style>
    <style:style style:name="P4881" style:parent-style-name="p" style:family="paragraph">
      <style:paragraph-properties fo:text-indent="0in">
        <style:drop-cap style:length="1" style:lines="3"/>
      </style:paragraph-properties>
    </style:style>
    <style:style style:name="T4883" style:parent-style-name="Policepardéfaut" style:family="text">
      <style:text-properties fo:language="en" fo:country="US"/>
    </style:style>
    <style:style style:name="T4884" style:parent-style-name="Policepardéfaut" style:family="text">
      <style:text-properties fo:language="en" fo:country="US"/>
    </style:style>
    <style:style style:name="T4885" style:parent-style-name="Policepardéfaut" style:family="text">
      <style:text-properties fo:language="en" fo:country="US"/>
    </style:style>
    <style:style style:name="T4886" style:parent-style-name="Policepardéfaut" style:family="text">
      <style:text-properties fo:language="en" fo:country="US"/>
    </style:style>
    <style:style style:name="T4887" style:parent-style-name="Policepardéfaut" style:family="text">
      <style:text-properties fo:language="en" fo:country="US"/>
    </style:style>
    <style:style style:name="T4888" style:parent-style-name="Policepardéfaut" style:family="text">
      <style:text-properties fo:language="en" fo:country="US"/>
    </style:style>
    <style:style style:name="T4889" style:parent-style-name="Policepardéfaut" style:family="text">
      <style:text-properties fo:language="en" fo:country="US"/>
    </style:style>
    <style:style style:name="T4890" style:parent-style-name="Policepardéfaut" style:family="text">
      <style:text-properties fo:language="en" fo:country="US"/>
    </style:style>
    <style:style style:name="T4891" style:parent-style-name="Policepardéfaut" style:family="text">
      <style:text-properties fo:language="en" fo:country="US"/>
    </style:style>
    <style:style style:name="T4892" style:parent-style-name="Policepardéfaut" style:family="text">
      <style:text-properties fo:language="en" fo:country="US"/>
    </style:style>
    <style:style style:name="T4893" style:parent-style-name="Policepardéfaut" style:family="text">
      <style:text-properties fo:language="en" fo:country="US"/>
    </style:style>
    <style:style style:name="T4894" style:parent-style-name="Policepardéfaut" style:family="text">
      <style:text-properties fo:language="en" fo:country="US"/>
    </style:style>
    <style:style style:name="T4895" style:parent-style-name="Policepardéfaut" style:family="text">
      <style:text-properties fo:language="en" fo:country="US"/>
    </style:style>
    <style:style style:name="T4896" style:parent-style-name="Policepardéfaut" style:family="text">
      <style:text-properties fo:language="en" fo:country="US"/>
    </style:style>
    <style:style style:name="T4897" style:parent-style-name="Policepardéfaut" style:family="text">
      <style:text-properties fo:language="en" fo:country="US"/>
    </style:style>
    <style:style style:name="T4898" style:parent-style-name="Policepardéfaut" style:family="text">
      <style:text-properties fo:language="en" fo:country="US"/>
    </style:style>
    <style:style style:name="T4899" style:parent-style-name="Policepardéfaut" style:family="text">
      <style:text-properties fo:language="en" fo:country="US"/>
    </style:style>
    <style:style style:name="T4900" style:parent-style-name="Policepardéfaut" style:family="text">
      <style:text-properties fo:language="en" fo:country="US"/>
    </style:style>
    <style:style style:name="T4901" style:parent-style-name="Policepardéfaut" style:family="text">
      <style:text-properties fo:language="en" fo:country="US"/>
    </style:style>
    <style:style style:name="T4902" style:parent-style-name="Policepardéfaut" style:family="text">
      <style:text-properties fo:language="en" fo:country="US"/>
    </style:style>
    <style:style style:name="T4903" style:parent-style-name="Policepardéfaut" style:family="text">
      <style:text-properties fo:language="en" fo:country="US"/>
    </style:style>
    <style:style style:name="T4904" style:parent-style-name="Policepardéfaut" style:family="text">
      <style:text-properties fo:language="en" fo:country="US"/>
    </style:style>
    <style:style style:name="T4905" style:parent-style-name="Policepardéfaut" style:family="text">
      <style:text-properties fo:language="en" fo:country="US"/>
    </style:style>
    <style:style style:name="T4906" style:parent-style-name="Policepardéfaut" style:family="text">
      <style:text-properties fo:language="en" fo:country="US"/>
    </style:style>
    <style:style style:name="T4907" style:parent-style-name="Policepardéfaut" style:family="text">
      <style:text-properties fo:language="en" fo:country="US"/>
    </style:style>
    <style:style style:name="T4908" style:parent-style-name="Policepardéfaut" style:family="text">
      <style:text-properties fo:language="en" fo:country="US"/>
    </style:style>
    <style:style style:name="T4909" style:parent-style-name="Policepardéfaut" style:family="text">
      <style:text-properties fo:language="en" fo:country="US"/>
    </style:style>
    <style:style style:name="T4910" style:parent-style-name="Policepardéfaut" style:family="text">
      <style:text-properties fo:language="en" fo:country="US"/>
    </style:style>
    <style:style style:name="T4911" style:parent-style-name="Policepardéfaut" style:family="text">
      <style:text-properties fo:language="en" fo:country="US"/>
    </style:style>
    <style:style style:name="T4912" style:parent-style-name="Policepardéfaut" style:family="text">
      <style:text-properties fo:language="en" fo:country="US"/>
    </style:style>
    <style:style style:name="T4913" style:parent-style-name="Policepardéfaut" style:family="text">
      <style:text-properties fo:language="en" fo:country="US"/>
    </style:style>
    <style:style style:name="T4914" style:parent-style-name="Policepardéfaut" style:family="text">
      <style:text-properties fo:language="en" fo:country="US"/>
    </style:style>
    <style:style style:name="T4915" style:parent-style-name="Policepardéfaut" style:family="text">
      <style:text-properties fo:language="en" fo:country="US"/>
    </style:style>
    <style:style style:name="T4916" style:parent-style-name="Policepardéfaut" style:family="text">
      <style:text-properties fo:language="en" fo:country="US"/>
    </style:style>
    <style:style style:name="T4917" style:parent-style-name="Policepardéfaut" style:family="text">
      <style:text-properties fo:language="en" fo:country="US"/>
    </style:style>
    <style:style style:name="T4918" style:parent-style-name="Policepardéfaut" style:family="text">
      <style:text-properties fo:language="en" fo:country="US"/>
    </style:style>
    <style:style style:name="T4919" style:parent-style-name="Policepardéfaut" style:family="text">
      <style:text-properties fo:language="en" fo:country="US"/>
    </style:style>
    <style:style style:name="T4920" style:parent-style-name="Policepardéfaut" style:family="text">
      <style:text-properties fo:language="en" fo:country="US"/>
    </style:style>
    <style:style style:name="T4921" style:parent-style-name="Policepardéfaut" style:family="text">
      <style:text-properties fo:language="en" fo:country="US"/>
    </style:style>
    <style:style style:name="T4922" style:parent-style-name="Policepardéfaut" style:family="text">
      <style:text-properties fo:language="en" fo:country="US"/>
    </style:style>
    <style:style style:name="T4923" style:parent-style-name="Policepardéfaut" style:family="text">
      <style:text-properties fo:language="en" fo:country="US"/>
    </style:style>
    <style:style style:name="T4924" style:parent-style-name="Policepardéfaut" style:family="text">
      <style:text-properties fo:language="en" fo:country="US"/>
    </style:style>
    <style:style style:name="T4925" style:parent-style-name="Policepardéfaut" style:family="text">
      <style:text-properties fo:language="en" fo:country="US"/>
    </style:style>
    <style:style style:name="T4926" style:parent-style-name="Policepardéfaut" style:family="text">
      <style:text-properties fo:language="en" fo:country="US"/>
    </style:style>
    <style:style style:name="T4927" style:parent-style-name="Policepardéfaut" style:family="text">
      <style:text-properties fo:language="en" fo:country="US"/>
    </style:style>
    <style:style style:name="T4928" style:parent-style-name="Policepardéfaut" style:family="text">
      <style:text-properties fo:language="en" fo:country="US"/>
    </style:style>
    <style:style style:name="T4929" style:parent-style-name="Policepardéfaut" style:family="text">
      <style:text-properties fo:language="en" fo:country="US"/>
    </style:style>
    <style:style style:name="T4930" style:parent-style-name="Policepardéfaut" style:family="text">
      <style:text-properties fo:language="en" fo:country="US"/>
    </style:style>
    <style:style style:name="T4931" style:parent-style-name="Policepardéfaut" style:family="text">
      <style:text-properties fo:language="en" fo:country="US"/>
    </style:style>
    <style:style style:name="T4932" style:parent-style-name="Policepardéfaut" style:family="text">
      <style:text-properties fo:language="en" fo:country="US"/>
    </style:style>
    <style:style style:name="T4933" style:parent-style-name="Policepardéfaut" style:family="text">
      <style:text-properties fo:language="en" fo:country="US"/>
    </style:style>
    <style:style style:name="T4934" style:parent-style-name="Policepardéfaut" style:family="text">
      <style:text-properties fo:language="en" fo:country="US"/>
    </style:style>
    <style:style style:name="T4935" style:parent-style-name="Policepardéfaut" style:family="text">
      <style:text-properties fo:language="en" fo:country="US"/>
    </style:style>
    <style:style style:name="T4936" style:parent-style-name="Policepardéfaut" style:family="text">
      <style:text-properties fo:language="en" fo:country="US"/>
    </style:style>
    <style:style style:name="T4937" style:parent-style-name="Policepardéfaut" style:family="text">
      <style:text-properties fo:language="en" fo:country="US"/>
    </style:style>
    <style:style style:name="T4938" style:parent-style-name="Policepardéfaut" style:family="text">
      <style:text-properties fo:language="en" fo:country="US"/>
    </style:style>
    <style:style style:name="T4939" style:parent-style-name="Policepardéfaut" style:family="text">
      <style:text-properties fo:language="en" fo:country="US"/>
    </style:style>
    <style:style style:name="T4940" style:parent-style-name="Policepardéfaut" style:family="text">
      <style:text-properties fo:language="en" fo:country="US"/>
    </style:style>
    <style:style style:name="T4941" style:parent-style-name="Policepardéfaut" style:family="text">
      <style:text-properties fo:language="en" fo:country="US"/>
    </style:style>
    <style:style style:name="T4942" style:parent-style-name="Policepardéfaut" style:family="text">
      <style:text-properties fo:language="en" fo:country="US"/>
    </style:style>
    <style:style style:name="T4943" style:parent-style-name="Policepardéfaut" style:family="text">
      <style:text-properties fo:language="en" fo:country="US"/>
    </style:style>
    <style:style style:name="T4944" style:parent-style-name="Policepardéfaut" style:family="text">
      <style:text-properties fo:language="en" fo:country="US"/>
    </style:style>
    <style:style style:name="T4945" style:parent-style-name="Policepardéfaut" style:family="text">
      <style:text-properties fo:language="en" fo:country="US"/>
    </style:style>
    <style:style style:name="T4946" style:parent-style-name="Policepardéfaut" style:family="text">
      <style:text-properties fo:language="en" fo:country="US"/>
    </style:style>
    <style:style style:name="T4947" style:parent-style-name="Policepardéfaut" style:family="text">
      <style:text-properties fo:language="en" fo:country="US"/>
    </style:style>
    <style:style style:name="T4948" style:parent-style-name="Policepardéfaut" style:family="text">
      <style:text-properties fo:language="en" fo:country="US"/>
    </style:style>
    <style:style style:name="T4949" style:parent-style-name="Policepardéfaut" style:family="text">
      <style:text-properties fo:language="en" fo:country="US"/>
    </style:style>
    <style:style style:name="T4950" style:parent-style-name="Policepardéfaut" style:family="text">
      <style:text-properties fo:language="en" fo:country="US"/>
    </style:style>
    <style:style style:name="T4951" style:parent-style-name="Policepardéfaut" style:family="text">
      <style:text-properties fo:language="en" fo:country="US"/>
    </style:style>
    <style:style style:name="T4952" style:parent-style-name="Policepardéfaut" style:family="text">
      <style:text-properties fo:language="en" fo:country="US"/>
    </style:style>
    <style:style style:name="T4953" style:parent-style-name="Policepardéfaut" style:family="text">
      <style:text-properties fo:language="en" fo:country="US"/>
    </style:style>
    <style:style style:name="T4954" style:parent-style-name="Policepardéfaut" style:family="text">
      <style:text-properties fo:language="en" fo:country="US"/>
    </style:style>
    <style:style style:name="T4955" style:parent-style-name="Policepardéfaut" style:family="text">
      <style:text-properties fo:language="en" fo:country="US"/>
    </style:style>
    <style:style style:name="T4956" style:parent-style-name="Policepardéfaut" style:family="text">
      <style:text-properties fo:language="en" fo:country="US"/>
    </style:style>
    <style:style style:name="T4957" style:parent-style-name="Policepardéfaut" style:family="text">
      <style:text-properties fo:language="en" fo:country="US"/>
    </style:style>
    <style:style style:name="T4958" style:parent-style-name="Policepardéfaut" style:family="text">
      <style:text-properties fo:language="en" fo:country="US"/>
    </style:style>
    <style:style style:name="T4959" style:parent-style-name="Policepardéfaut" style:family="text">
      <style:text-properties fo:language="en" fo:country="US"/>
    </style:style>
    <style:style style:name="T4960" style:parent-style-name="Policepardéfaut" style:family="text">
      <style:text-properties fo:language="en" fo:country="US"/>
    </style:style>
    <style:style style:name="T4961" style:parent-style-name="Policepardéfaut" style:family="text">
      <style:text-properties fo:language="en" fo:country="US"/>
    </style:style>
    <style:style style:name="T4962" style:parent-style-name="Policepardéfaut" style:family="text">
      <style:text-properties fo:language="en" fo:country="US"/>
    </style:style>
    <style:style style:name="T4963" style:parent-style-name="Policepardéfaut" style:family="text">
      <style:text-properties fo:language="en" fo:country="US"/>
    </style:style>
    <style:style style:name="T4964" style:parent-style-name="Policepardéfaut" style:family="text">
      <style:text-properties fo:language="en" fo:country="US"/>
    </style:style>
    <style:style style:name="T4965" style:parent-style-name="Policepardéfaut" style:family="text">
      <style:text-properties fo:language="en" fo:country="US"/>
    </style:style>
    <style:style style:name="T4966" style:parent-style-name="Policepardéfaut" style:family="text">
      <style:text-properties fo:language="en" fo:country="US"/>
    </style:style>
    <style:style style:name="T4967" style:parent-style-name="Policepardéfaut" style:family="text">
      <style:text-properties fo:language="en" fo:country="US"/>
    </style:style>
    <style:style style:name="T4968" style:parent-style-name="Policepardéfaut" style:family="text">
      <style:text-properties fo:language="en" fo:country="US"/>
    </style:style>
    <style:style style:name="T4969" style:parent-style-name="Policepardéfaut" style:family="text">
      <style:text-properties fo:language="en" fo:country="US"/>
    </style:style>
    <style:style style:name="T4970" style:parent-style-name="Policepardéfaut" style:family="text">
      <style:text-properties fo:language="en" fo:country="US"/>
    </style:style>
    <style:style style:name="T4971" style:parent-style-name="Policepardéfaut" style:family="text">
      <style:text-properties fo:language="en" fo:country="US"/>
    </style:style>
    <style:style style:name="T4972" style:parent-style-name="Policepardéfaut" style:family="text">
      <style:text-properties fo:language="en" fo:country="US"/>
    </style:style>
    <style:style style:name="T4973" style:parent-style-name="Policepardéfaut" style:family="text">
      <style:text-properties fo:language="en" fo:country="US"/>
    </style:style>
    <style:style style:name="T4974" style:parent-style-name="Policepardéfaut" style:family="text">
      <style:text-properties fo:language="en" fo:country="US"/>
    </style:style>
    <style:style style:name="T4975" style:parent-style-name="Policepardéfaut" style:family="text">
      <style:text-properties fo:language="en" fo:country="US"/>
    </style:style>
    <style:style style:name="T4976" style:parent-style-name="Policepardéfaut" style:family="text">
      <style:text-properties fo:language="en" fo:country="US"/>
    </style:style>
    <style:style style:name="T4977" style:parent-style-name="Policepardéfaut" style:family="text">
      <style:text-properties fo:language="en" fo:country="US"/>
    </style:style>
    <style:style style:name="T4978" style:parent-style-name="Policepardéfaut" style:family="text">
      <style:text-properties fo:language="en" fo:country="US"/>
    </style:style>
    <style:style style:name="T4979" style:parent-style-name="Policepardéfaut" style:family="text">
      <style:text-properties fo:language="en" fo:country="US"/>
    </style:style>
    <style:style style:name="T4980" style:parent-style-name="Policepardéfaut" style:family="text">
      <style:text-properties fo:language="en" fo:country="US"/>
    </style:style>
    <style:style style:name="T4981" style:parent-style-name="Policepardéfaut" style:family="text">
      <style:text-properties fo:language="en" fo:country="US"/>
    </style:style>
    <style:style style:name="T4982" style:parent-style-name="Policepardéfaut" style:family="text">
      <style:text-properties fo:language="en" fo:country="US"/>
    </style:style>
    <style:style style:name="T4983" style:parent-style-name="Policepardéfaut" style:family="text">
      <style:text-properties fo:language="en" fo:country="US"/>
    </style:style>
    <style:style style:name="T4984" style:parent-style-name="Policepardéfaut" style:family="text">
      <style:text-properties fo:language="en" fo:country="US"/>
    </style:style>
    <style:style style:name="T4985" style:parent-style-name="Policepardéfaut" style:family="text">
      <style:text-properties fo:language="en" fo:country="US"/>
    </style:style>
    <style:style style:name="T4986" style:parent-style-name="Policepardéfaut" style:family="text">
      <style:text-properties fo:language="en" fo:country="US"/>
    </style:style>
    <style:style style:name="T4987" style:parent-style-name="Policepardéfaut" style:family="text">
      <style:text-properties fo:language="en" fo:country="US"/>
    </style:style>
    <style:style style:name="T4988" style:parent-style-name="Policepardéfaut" style:family="text">
      <style:text-properties fo:language="en" fo:country="US"/>
    </style:style>
    <style:style style:name="T4989" style:parent-style-name="Policepardéfaut" style:family="text">
      <style:text-properties fo:language="en" fo:country="US"/>
    </style:style>
    <style:style style:name="T4990" style:parent-style-name="Policepardéfaut" style:family="text">
      <style:text-properties fo:language="en" fo:country="US"/>
    </style:style>
    <style:style style:name="T4991" style:parent-style-name="Policepardéfaut" style:family="text">
      <style:text-properties fo:language="en" fo:country="US"/>
    </style:style>
    <style:style style:name="T4992" style:parent-style-name="Policepardéfaut" style:family="text">
      <style:text-properties fo:language="en" fo:country="US"/>
    </style:style>
    <style:style style:name="T4993" style:parent-style-name="Policepardéfaut" style:family="text">
      <style:text-properties fo:language="en" fo:country="US"/>
    </style:style>
    <style:style style:name="T4994" style:parent-style-name="Policepardéfaut" style:family="text">
      <style:text-properties fo:language="en" fo:country="US"/>
    </style:style>
    <style:style style:name="T4995" style:parent-style-name="Policepardéfaut" style:family="text">
      <style:text-properties fo:language="en" fo:country="US"/>
    </style:style>
    <style:style style:name="T4996" style:parent-style-name="Policepardéfaut" style:family="text">
      <style:text-properties fo:language="en" fo:country="US"/>
    </style:style>
    <style:style style:name="T4997" style:parent-style-name="Policepardéfaut" style:family="text">
      <style:text-properties fo:language="en" fo:country="US"/>
    </style:style>
    <style:style style:name="T4998" style:parent-style-name="Policepardéfaut" style:family="text">
      <style:text-properties fo:language="en" fo:country="US"/>
    </style:style>
    <style:style style:name="T4999" style:parent-style-name="Policepardéfaut" style:family="text">
      <style:text-properties fo:language="en" fo:country="US"/>
    </style:style>
    <style:style style:name="T5000" style:parent-style-name="Policepardéfaut" style:family="text">
      <style:text-properties fo:language="en" fo:country="US"/>
    </style:style>
    <style:style style:name="T5001" style:parent-style-name="Policepardéfaut" style:family="text">
      <style:text-properties fo:language="en" fo:country="US"/>
    </style:style>
    <style:style style:name="T5002" style:parent-style-name="Policepardéfaut" style:family="text">
      <style:text-properties fo:language="en" fo:country="US"/>
    </style:style>
    <style:style style:name="T5003" style:parent-style-name="Policepardéfaut" style:family="text">
      <style:text-properties fo:language="en" fo:country="US"/>
    </style:style>
    <style:style style:name="T5004" style:parent-style-name="Policepardéfaut" style:family="text">
      <style:text-properties fo:language="en" fo:country="US"/>
    </style:style>
    <style:style style:name="T5005" style:parent-style-name="Policepardéfaut" style:family="text">
      <style:text-properties fo:language="en" fo:country="US"/>
    </style:style>
    <style:style style:name="T5006" style:parent-style-name="Policepardéfaut" style:family="text">
      <style:text-properties fo:language="en" fo:country="US"/>
    </style:style>
    <style:style style:name="T5007" style:parent-style-name="Policepardéfaut" style:family="text">
      <style:text-properties fo:language="en" fo:country="US"/>
    </style:style>
    <style:style style:name="T5008" style:parent-style-name="Policepardéfaut" style:family="text">
      <style:text-properties fo:language="en" fo:country="US"/>
    </style:style>
    <style:style style:name="T5009" style:parent-style-name="Policepardéfaut" style:family="text">
      <style:text-properties fo:language="en" fo:country="US"/>
    </style:style>
    <style:style style:name="T5010" style:parent-style-name="Policepardéfaut" style:family="text">
      <style:text-properties fo:language="en" fo:country="US"/>
    </style:style>
    <style:style style:name="T5011" style:parent-style-name="Policepardéfaut" style:family="text">
      <style:text-properties fo:language="en" fo:country="US"/>
    </style:style>
    <style:style style:name="T5012" style:parent-style-name="Policepardéfaut" style:family="text">
      <style:text-properties fo:language="en" fo:country="US"/>
    </style:style>
    <style:style style:name="T5013" style:parent-style-name="Policepardéfaut" style:family="text">
      <style:text-properties fo:language="en" fo:country="US"/>
    </style:style>
    <style:style style:name="T5014" style:parent-style-name="Policepardéfaut" style:family="text">
      <style:text-properties fo:language="en" fo:country="US"/>
    </style:style>
    <style:style style:name="T5015" style:parent-style-name="Policepardéfaut" style:family="text">
      <style:text-properties fo:language="en" fo:country="US"/>
    </style:style>
    <style:style style:name="T5016" style:parent-style-name="Policepardéfaut" style:family="text">
      <style:text-properties fo:language="en" fo:country="US"/>
    </style:style>
    <style:style style:name="T5017" style:parent-style-name="Policepardéfaut" style:family="text">
      <style:text-properties fo:language="en" fo:country="US"/>
    </style:style>
    <style:style style:name="T5018" style:parent-style-name="Policepardéfaut" style:family="text">
      <style:text-properties fo:language="en" fo:country="US"/>
    </style:style>
    <style:style style:name="T5019" style:parent-style-name="Policepardéfaut" style:family="text">
      <style:text-properties fo:language="en" fo:country="US"/>
    </style:style>
    <style:style style:name="T5020" style:parent-style-name="Policepardéfaut" style:family="text">
      <style:text-properties fo:language="en" fo:country="US"/>
    </style:style>
    <style:style style:name="T5021" style:parent-style-name="Policepardéfaut" style:family="text">
      <style:text-properties fo:language="en" fo:country="US"/>
    </style:style>
    <style:style style:name="T5022" style:parent-style-name="Policepardéfaut" style:family="text">
      <style:text-properties fo:language="en" fo:country="US"/>
    </style:style>
    <style:style style:name="T5023" style:parent-style-name="Policepardéfaut" style:family="text">
      <style:text-properties fo:language="en" fo:country="US"/>
    </style:style>
    <style:style style:name="T5024" style:parent-style-name="Policepardéfaut" style:family="text">
      <style:text-properties fo:language="en" fo:country="US"/>
    </style:style>
    <style:style style:name="T5025" style:parent-style-name="Policepardéfaut" style:family="text">
      <style:text-properties fo:language="en" fo:country="US"/>
    </style:style>
    <style:style style:name="T5026" style:parent-style-name="Policepardéfaut" style:family="text">
      <style:text-properties fo:language="en" fo:country="US"/>
    </style:style>
    <style:style style:name="T5027" style:parent-style-name="Policepardéfaut" style:family="text">
      <style:text-properties fo:language="en" fo:country="US"/>
    </style:style>
    <style:style style:name="T5028" style:parent-style-name="Policepardéfaut" style:family="text">
      <style:text-properties fo:language="en" fo:country="US"/>
    </style:style>
    <style:style style:name="T5029" style:parent-style-name="Policepardéfaut" style:family="text">
      <style:text-properties fo:language="en" fo:country="US"/>
    </style:style>
    <style:style style:name="T5030" style:parent-style-name="Policepardéfaut" style:family="text">
      <style:text-properties fo:language="en" fo:country="US"/>
    </style:style>
    <style:style style:name="T5031" style:parent-style-name="Policepardéfaut" style:family="text">
      <style:text-properties fo:language="en" fo:country="US"/>
    </style:style>
    <style:style style:name="T5032" style:parent-style-name="Policepardéfaut" style:family="text">
      <style:text-properties fo:language="en" fo:country="US"/>
    </style:style>
    <style:style style:name="T5033" style:parent-style-name="Policepardéfaut" style:family="text">
      <style:text-properties fo:language="en" fo:country="US"/>
    </style:style>
    <style:style style:name="T5034" style:parent-style-name="Policepardéfaut" style:family="text">
      <style:text-properties fo:language="en" fo:country="US"/>
    </style:style>
    <style:style style:name="T5035" style:parent-style-name="Policepardéfaut" style:family="text">
      <style:text-properties fo:font-style="italic" style:font-style-asian="italic" style:font-style-complex="italic"/>
    </style:style>
    <style:style style:name="T5036" style:parent-style-name="Policepardéfaut" style:family="text">
      <style:text-properties fo:font-style="italic" style:font-style-asian="italic" style:font-style-complex="italic"/>
    </style:style>
    <style:style style:name="T5038" style:parent-style-name="Policepardéfaut" style:family="text">
      <style:text-properties/>
    </style:style>
    <style:style style:name="P5037" style:parent-style-name="p" style:family="paragraph">
      <style:paragraph-properties fo:text-indent="0in">
        <style:drop-cap style:length="1" style:lines="3"/>
      </style:paragraph-properties>
    </style:style>
    <style:style style:name="T5039" style:parent-style-name="Policepardéfaut" style:family="text">
      <style:text-properties fo:font-style="italic" style:font-style-asian="italic" style:font-style-complex="italic"/>
    </style:style>
    <style:style style:name="T5040" style:parent-style-name="Policepardéfaut" style:family="text">
      <style:text-properties fo:font-style="italic" style:font-style-asian="italic" style:font-style-complex="italic"/>
    </style:style>
    <style:style style:name="T5041" style:parent-style-name="Policepardéfaut" style:family="text">
      <style:text-properties fo:font-style="italic" style:font-style-asian="italic" style:font-style-complex="italic"/>
    </style:style>
    <style:style style:name="T5042" style:parent-style-name="Policepardéfaut" style:family="text">
      <style:text-properties fo:font-style="italic" style:font-style-asian="italic" style:font-style-complex="italic"/>
    </style:style>
    <style:style style:name="T5043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title : Le Decameron de Messire Iehan Bocace Florentin, nouvellement traduict d’Italien en Françoys par Maistre Anthoine le Macon</text:p>
      <text:p text:style-name="p">author : Boccace, Antoine-Jean Le Maçon. Traducteur</text:p>
      <text:p text:style-name="p">publisher : Sorbonne Université, LABEX OBVIL</text:p>
      <text:p text:style-name="p">issued : 2019</text:p>
      <text:p text:style-name="p">idno : http://http://obvil.sorbonne-universite.site/corpus/faceties/boccace_decameron-de-messire-iehan-bocace_1545</text:p>
      <text:p text:style-name="p">source : Boccace, Le Decameron de Messire Iehan Bocace Florentin, nouvellement traduict d’Italien en Françoys par Maistre Anthoine le Macon conseiller du Roy &amp;amp; tresorier de lextraordinaire de ses guerres, Paris, Estienne Roffet, 1545. Cote : Bibliothèque du château de Chantilly, Cabinet des livres, IV-H-038.</text:p>
      <text:p text:style-name="p">created : 1545</text:p>
      <text:p text:style-name="p"><text:span text:style-name="pb">[n.p</text:span><text:span text:style-name="pb">.]</text:span><text:span text:style-name="pb"><text:line-break/></text:span>&lt;ATTimage&gt;</text:p>
      <text:h text:style-name="Titre1" text:outline-level="1"><text:span text:style-name="pb">[n.p.]</text:span><text:line-break/>(hedera) Le priuilege du Roy</text:h>
      <text:p text:style-name="P2"><text:span text:style-name="T3">F</text:span>RANCOYS par la grace de Dieu Roy de France, Au preuost de Paris<text:line-break/>Bailly de Rouen, Seneschaulx de Lyon, &amp; de Poictou, &amp; à tous noz autres iu<text:line-break/>sticiers &amp; officiers, ou à leurs lieuxtenans Salut, Comme nostre amé &amp; feal<text:line-break/>c(o2)seiller receueur general de noz finances en Bourgoigne, maistre Anthoine<text:line-break/>le Macon, tresorier de lextraordinaire de noz guerres, Nous ayt faict dire &amp;<text:line-break/>remonstrer, que puisnagueres nostre treschere &amp; tresamee seur vnicque la<text:line-break/>Royne de Nauarre, Luy auroit commandé traduyre de langaige Tuscan en<text:line-break/>langaige francoys le decameron de Bocace, poete &amp; orateur Florentin, Ce<text:line-break/>quil auroit faict en la plus gr(a2)de curiosité &amp; immitation quil luy a esté possi(-)<text:line-break/>ble, &amp; suyuant le commandement de nostredicte seur, bailla sa traduction es<text:line-break/>mains de Estienne Roffet dict le Faulcheur, pour icelle imprimer, Affin que<text:line-break/>par la communication &amp; lecture dudict liure les lecteurs dicelluy de bonne volunté puissent y acquerir<text:line-break/>quelque fruict de bonne ediffication. Mesmement pour congnoistre les moyens de fuyr à vices &amp; suyure<text:line-break/>ceulx qui induisent à honneur &amp; verité, Mais à loccasion des grans fraiz quil conuient faire pour ladicte<text:line-break/>impression, &amp; de la grand perte que ce seroit à limprimer, si vng autre auant le recouurem(e2)t de ses fraiz,<text:line-break/>limprimoit &amp; exposoit en vente, Ledict Roffet a differé entreprendre ladicte impression, Sinon que no<text:line-break/>stre plaisir fut inhiber icelle impression &amp; vente à tous autres, a tout le moins pour temps raisonna(-)<text:line-break/>ble dedans lequel les fraiz quil y conuiendra faire, se puissent retirer auec proffict honneste.</text:p>
      <text:p text:style-name="p">Scauoir faisons que nous imbuans à la supplicati(o2) &amp; requeste à nous faicte de la part dudict le Macon,<text:line-break/>Et en faueur de nostre seur qui a commandé ladicte traduction. Pour ces causes auons audict le Macon<text:line-break/>permis &amp; octroyé, permettons &amp; octroyons de grace especiale par ces presentes, quil puisse &amp; luy loise<text:line-break/>faire imprimer sadicte traducti(o2) par ledict Estienne Roffet dict le Faulcheur ou autre tel imprimeur que<text:line-break/><text:soft-page-break/>bon luy semblera, Et que celluy qui par son consentement fera ladicte impression puisse seul vendre ou<text:line-break/>faire vendre ledict liure &amp; traduction, ain si imprimée, durant le temps &amp; terme de six ans prochaines &amp;<text:line-break/>consecutifz lun lautre : a compter du iour &amp; datte que ladicte impression sera parfaicte, sans que pendant<text:line-break/>ledict t(e2)ps de six ans, aulcun autre le puisse imprimer ou v(e2)dre, sur peine de c(o2)fiscation desdictz liures qui<text:line-break/>se trouueront estre imprimez, sans le consentement dudict exposant. Si voulons &amp; vous mandons &amp; à<text:line-break/>chasc(u1) de vo(us) endroict soy, &amp; sic(o2)me à luy apparti(e2)dra, Que de noz presentes grace, permissi(o2) &amp; octroy<text:line-break/>vous faictes, souffrez, &amp; laissez ledict exposant, &amp; imprimeur ou libraire, auquel il baillera la charge de la(-)<text:line-break/>dicte impression, ioyr &amp; vser<text:s/>plainement &amp; paisiblement : sans pendant ledict temps de six ans, souffrir<text:line-break/>ou permettre à autres n(o2) ayans le c(o2)sentem(e2)t dudict exposant, de vendre ne exposer en v(e2)te ledict liure<text:line-break/>en quelque maniere que ce soit : Et ausquelz nous leur auons inhibé &amp; inhibons de ce faire, soubz les pei(-)<text:line-break/>nes dessusdictes, Car tel est nostre plaisir, Nonobstant quelconques ordonnances, mandemens, restrin(-)<text:line-break/>ctions ou deffenses, &amp; lettres impetrees ou impetrer au contraire. Donné à sainct Germain en laye, Le<text:line-break/>deuxiesme iour de Nouembre, Lan mil cinq cens quar(a2)tequatre. Et de nostre regne le trentiesme. Signe<text:line-break/>par le Roy en son conseil. De lache snaye. Et seellé du grant seau de cire iaulne.</text:p>
      <text:h text:style-name="Titre1" text:outline-level="1"><text:span text:style-name="pb">[n.p.]</text:span><text:line-break/>(hedera) A TRESHAVLTE ET TRESILLVSTRE<text:line-break/><text:span text:style-name="T4">princesse Marguerite de F</text:span><text:span text:style-name="T5">rance, seur unique du Roy, Royne de Nauarre, Duches(-)</text:span><text:span text:style-name="T6"><text:line-break/></text:span><text:span text:style-name="T7">se d'Alencon, &amp; de Berry : Anthoine Le macon conseiller dudict seigneur, Rece(-)</text:span><text:span text:style-name="T8"><text:line-break/></text:span><text:span text:style-name="T9">ueur general de ses finances en Bourgoigne, Tresorier de l'extraordinaire de ses</text:span><text:span text:style-name="T10"><text:line-break/></text:span><text:span text:style-name="T11">guerres, &amp; nostre treshumble Secretaire</text:span><text:span text:style-name="T12">, perpetuelle felicité.</text:span></text:h>
      <text:p text:style-name="P13"><text:span text:style-name="T14">S</text:span>Il vous souuient (ma dame) du temps que vous feistes se(-)<text:line-break/>iour de quatre ou cinq moys à Paris, dur(a2)t lequel vous me<text:line-break/>commandastes (me voyant venu nouuellem(e2)t de Floren(-)<text:line-break/>ce, ou i'auoye seiourné vng an entier) vous faire lecture<text:line-break/>d'aucunes nouuelles du Decameron de Bocace. Après la(-)<text:line-break/>quelle il vous pleut me commander de traduire tout le li(-)<text:line-break/>ure en nostre langue Francoyse, m'asseur(a2)t qu'il seroit trou<text:line-break/>ué beau, &amp; plaisant. Ie vous feiz lors responce que ie sentois<text:line-break/>mes forces trop foybles pour entrepr(e2)dre vne telle œuure. Et mes raisons estoi(e2)t,<text:line-break/><text:soft-page-break/>que Bocace auoit esté (comme i'ay tousiours ouy dire aux plus scauans, l'homme<text:line-break/>de toute l'Italie) qui à paraduenture le mieulx escript en sa langue que nul autre<text:line-break/>feit oncques, voyre, iusques à soustenir que Ciceron, ne Demosthene n'auoient<text:line-break/>point mieulx, ne plus proprement, &amp; aysement parlé, l'ung en Latin &amp; lautre en<text:line-break/>Grec, que Bocace auoit faict en Tuscan : &amp; dauantaige, i'auoye ouy dire à plu(-)<text:line-break/>sieurs de sa nation, qu'ilz ne pouuoient penser, ne croire, qu'il fust possible qu'on<text:line-break/>le sceust bien traduire en Francoys, ne dire tout ce qu'il auoit dit : mesmes ayans<text:line-break/>veu par cy deuant quelque telle quelle traduction d'auc(u2)s qui se sont vouluz mes(-)<text:line-break/>ler de le traduire, qui y ont si<text:s/>tresmal besongné qu'il n'est possible de plus. Et eulx<text:line-break/>p(e2)sans que ceste traduction feust le mieulx qu'on eust sceu escripre en Francoys<text:line-break/>ont voulu aussi inferer, qu'on ne l'eust sceu mieulx rendre en nostre langue qu'il<text:line-break/>estoit en ladicte traduction : Auecques ce ie confesseray certes, qu'en ce temps la<text:line-break/>trop plus que à ceste heure mon opinion estoit, que nostre langue ne fust si riche<text:line-break/>de termes, &amp; vocables, comme la leur. Après cela ma principalle (ce me semble)<text:line-break/>&amp; plus raisonnable excuse estoit, la congnoissance que i'auoye de moymesmes<text:line-break/>qui suis natif du pays de Daulphiné, ou le langaige maternel est trop esloigné du<text:line-break/>bon Francoys, &amp; qui n'auoye encores iamais pensé à traduire aucune chose, sai(-)<text:line-break/>chant tres bien que ie ne scauroye si bi(e2) faire, que ie n'en receusse plustost blasme<text:line-break/>que lou(e2)ge, veu mon estat &amp; profession, qui requierent employer le t(e2)ps à autre<text:line-break/>chose que à traduyre liures : Toutesfois, ma dame, il ne vous pleut receuoir aucu(-)<text:line-break/>ne de mes excuses, &amp; me remonstrastes qu'il ne faloit point que les Tusc(a2)s fussent<text:line-break/>en telle erreur de croire, que leur Bocace ne peust estre representé en nostre lan(-)<text:line-break/>gue, aussi bi(e2) qu'il est en la leur, estant la nostre deuenue si riche, &amp; copieuse, de(-)<text:line-break/>puis l'aduenem(e2)t à la cour(o2)ne du Roy vostre frere, qu'on n'a iamais escript aucu(-)<text:line-break/>ne chose en autres langues qui ne se puisse bien dire en ceste cy : demour(a2)t vostre<text:line-break/>voulenté arrestée que ie le traduisisse quand i'en auroye le loysir. Quoy voyant, &amp;<text:line-break/>desirant toute ma vie faire plus, si ie pouuoye, que le possible pour vous obeir ie<text:line-break/>c(o2)mencay de la à quelque t(e2)ps à traduire vne desdictes nouuelles, puis deux, puis<text:line-break/>trois : &amp; finablement iusques au nombre de dix, ou douze, des plus belles que ie<text:line-break/>sceu choisir : lesquelles ie laissay veoir après tant à ceulx de la nation Tuscane que<text:line-break/><text:span text:style-name="pb">[n.p.]</text:span><text:line-break/>de la nostre, qui tous me feirent acroire qu'elles estoient (sinon bien) au moins<text:line-break/>tresfidelement traduictes. Parquoy me laissant ainsi doulcement tr(o2)per (si trom(-)<text:line-break/>perie y a) ie me suis depuis mis à<text:s/>le commencer par vng bout, &amp; le finir par lau(-)<text:line-break/>tre : ayant en toute ma traduction prins peine de ne dire en nostre langue plus ne<text:line-break/>moins que Bocace à faict en la sienne, enquoy vous pouuez estre asseurée, ma da<text:line-break/>me, que le desir d'en receuoir aucune louenge n'a tant eu de force à le me faire c(o2)<text:line-break/>mencer, &amp; acheuer, comme le seul commandement qu'il vous à pleu m'en faire<text:line-break/>par plusieursfois. Mais quand ie l'ay depuis veu, &amp; reueu, pour le cuy der faire<text:line-break/>mettre en lumiere, ie suis entré en vng doubte, comme Bocace mesmes entra en<text:line-break/>plusieurs, pensant certainem(e2)t qu'il s'en trouuera bien quelques vngs entre ceulx<text:line-break/>qui ne seruent en ce monde que de reprendre les œuvres d'autruy, ou si mieulx<text:line-break/>ne scauent, s'en mocquer plustost qu'ilz ne scauroient imiter ceulx qu'ilz repren(-)<text:line-break/>nent, &amp; pareillement, quelques femmes desdaigneuses, &amp; sucrées qui s'esbahir(o2)t<text:line-break/>(s'ilz se mettent à lire, ou escouter tout le liure, trouuantz, peult estre, en quelques<text:line-break/>lieux aucunes nouuelles, qui sont follastres, &amp; plaisantes) c(o2)ment moytant char(-)<text:line-break/>gé de gros affaires publicques, me suis amusé à les traduires. Autres diront, puis<text:line-break/>que ie me vouloye mesler de traduire d'Italien en Francoys, que i'eusse mieulx<text:line-break/>faict d'employer le temps à quelque autre œuure de plus grand fruict. A quoy<text:line-break/>ie<text:s/>veulx bien respondre, &amp; asseurer les premiers, que ie n'y ay iamais consommé<text:line-break/><text:soft-page-break/>iour ne heure, si ce n'a esté, ou pour vous obeyr, ou pour quelque fois recréer l'en<text:line-break/>tendement. Et que quant les affaires ont duré, &amp; qu'on m'a faict cest honneur de<text:line-break/>m'y employer,<text:s/>i'ay laissé reposer ceste œuure, &amp; me suis parforcé de faire m(o2) de(-)<text:line-break/>uoir en ce que i'ay manié au contentement du roy, &amp; de ses principaulx mini(-)<text:line-break/>stres. Et quant aux autres qui vouldront dire, que ie deuoye despendre le temps<text:line-break/>à traduire quelque autre liure de plus grand fruict, i'employeray pour moy en<text:line-break/>cest endroit, ce que Bocace dict au proesme de sa quatriesme iournée, &amp; à la con(-)<text:line-break/>clusion de son liure ou ie let remectz. Les asseurant bien qu'ilz ne veirent par ad(-)<text:line-break/>uenture de leur vie œuure de plaisir d'ou lon peust plus cueillir de fruict qu'on<text:line-break/>fera de ceste cy, s'ilz l'y veullent bien cercher : aussi qui en vouldra faire mal son<text:line-break/>proffit, le liure ne les engardera point. Mais s'il vous plaist, ma dame (puis que le<text:line-break/>tout prouient de vostre commandement &amp; bon vouloir) faire tant de bien à Bo<text:line-break/>cace qui à faict le liure, &amp; à moy, qui l'ay traduit par vostredict commandement,<text:line-break/>tant d'h(o2)neur que d'aduouer le dict liure pour bon &amp; digne d'estre vue par tout,<text:line-break/>vous clorrez la bouche à tous ceulx qui vouldront mesdire de Bocace &amp; se moc(-)<text:line-break/>quer de moy : qui de tant moins me soucieray de leur presumptueulx, &amp; temerai(-)<text:line-break/>re parler, comme plus i'estime, &amp; hault loue vostre bon iugement, accompaigné<text:line-break/>de l'auctorité, &amp; grandeur de vostre tant fauorable protection, soustien, &amp; ad(-)<text:line-break/>ueu : soubz la conduicte desquelz nostre Florentin va asseurement commencer à<text:line-break/>parler le commun langaige Francoys ainsi que vous orrez presentement.</text:p>
      <text:h text:style-name="Titre1" text:outline-level="1"><text:span text:style-name="pb">[n.p.]</text:span><text:line-break/>(hedera) A LA SERENISSIMA MAD.<text:line-break/>Margarita Regina di Nauarra mia Si(-)<text:line-break/>gnora<text:s/>osseruandissima.</text:h>
      <text:p text:style-name="P15"><text:span text:style-name="T16">M</text:span><text:span text:style-name="T17">A<text:s/></text:span><text:span text:style-name="T18">dama, Io non mi ricordo da la mia prima giouanezza in si</text:span><text:span text:style-name="T19"><text:line-break/></text:span><text:span text:style-name="T20">no a l'eta ne la quale io mi trouo, che comincia gia a cadere</text:span><text:span text:style-name="T21"><text:line-break/></text:span><text:span text:style-name="T22">al fin de la uita, di hauer letto libro alcuno non necessario,</text:span><text:span text:style-name="T23"><text:line-break/></text:span><text:span text:style-name="T24">che mi sia parso cosi ricco, utile, &amp; uario, &amp; che mon</text:span><text:span text:style-name="T25">stri al(-)</text:span><text:span text:style-name="T26"><text:line-break/></text:span><text:span text:style-name="T27">trettanto la grandezza di suo padre, quanto il Decamerone</text:span><text:span text:style-name="T28"><text:line-break/></text:span><text:span text:style-name="T29">di Giouanni Boccaccio fiorentino : nel quale hauendosi egli</text:span><text:span text:style-name="T30"><text:line-break/></text:span><text:span text:style-name="T31">proposto a imitatione de gli antichi scrittori, di dilettare, in</text:span><text:span text:style-name="T32"><text:line-break/></text:span><text:span text:style-name="T33">sieme &amp; di giouare, lasciato largumento degli Apologi, &amp;</text:span><text:span text:style-name="T34"><text:line-break/></text:span><text:span text:style-name="T35">de le</text:span><text:span text:style-name="T36"><text:s/>fauole, &amp; fondatosi ne la uerita di quella gran peste che</text:span><text:span text:style-name="T37"><text:line-break/></text:span><text:span text:style-name="T38">fu nel mille trec(e2)to quar antotto nel pae se fior cntino, da cosi acerba memoria cauó mate(-)</text:span><text:span text:style-name="T39"><text:line-break/></text:span><text:span text:style-name="T40">ria, onde introdurre ragionamenti di dieci molto facunde, &amp; sapute persone : &amp; come il</text:span><text:span text:style-name="T41"><text:line-break/></text:span><text:span text:style-name="T42">piacere &amp; il<text:s/></text:span><text:span text:style-name="T43">dispiacere son congiunti&lt;ATTcaractere&gt;imi di natura, seguitandosi sempre lun latro, uo(-)</text:span><text:line-break/>lendo egli c(o2)durre i lettori a sommo diletto, prese il principio suo da somma noia : la qua(-)<text:line-break/><text:span text:style-name="T44">le si pienamente, &amp; quasi spauentosamente descrisse, che senza hauer</text:span><text:span text:style-name="T45"><text:s/>passato piu oltre,</text:span><text:span text:style-name="T46"><text:line-break/></text:span><text:span text:style-name="T47">da quella poteua intender l'accurato lettore, di quanto piacer fu&lt;ATTcaractere&gt;i per essergli il rima(-)</text:span><text:span text:style-name="T48"><text:line-break/></text:span><text:span text:style-name="T49">nente de lopera cominciata. In questa narration de la pestilentia fiorentina non (come Tu(-)</text:span><text:span text:style-name="T50"><text:line-break/></text:span><text:span text:style-name="T51">cidide ne la guerra del Peloponnesso)<text:s/></text:span><text:span text:style-name="T52">tocc(o2) solamente parte degli effetti di tal calamitá,</text:span><text:span text:style-name="T53"><text:line-break/></text:span><text:span text:style-name="T54">ma non lascio accidente alcuno, che partitam(e2)te e non ci mette&lt;ATTcaractere&gt;i come dinanzi a gli occhÿ :</text:span><text:span text:style-name="T55"><text:line-break/></text:span><text:span text:style-name="T56">Per il qual mezo hauendo ragunata honesta &amp; bella compagnia, &amp; tra se sicura, per il nu</text:span><text:span text:style-name="T57"><text:line-break/></text:span><text:soft-page-break/><text:span text:style-name="T58">mero</text:span><text:span text:style-name="T59">, per la nobilita, &amp; per il parentado (mezzi atti&lt;ATTcaractere&gt;imi a rimuouere de gli animi anco</text:span><text:span text:style-name="T60"><text:line-break/></text:span><text:span text:style-name="T61">maligni men caste &amp; illicite conuersationi) la menó fuor de la citta, lontano dal mal in(-)</text:span><text:span text:style-name="T62"><text:line-break/></text:span><text:span text:style-name="T63">flusso di quella, &amp; la condusse di uilla in uilla (che cosi chiamia</text:span><text:span text:style-name="T64">n noi sequendo i latini le</text:span><text:span text:style-name="T65"><text:line-break/></text:span><text:span text:style-name="T66">case edificate in campagna) ragionando di diuerse cose : &amp; tali ragionamenti consperse di</text:span><text:span text:style-name="T67"><text:line-break/></text:span><text:span text:style-name="T68">quanta uarieta patisce l'imitation de la natura : Et pero prima uolendo insegnare al mon(-)</text:span><text:span text:style-name="T69"><text:line-break/></text:span><text:span text:style-name="T70">do, chelhuomo non é creato per gioco &amp; per tr(a</text:span><text:span text:style-name="T71">2)stullo, ma per cont(e2)plare &amp; operar uir(-)</text:span><text:span text:style-name="T72"><text:line-break/></text:span><text:span text:style-name="T73">tuosamente, rimosse da quella congregatione tuti i giochi che possono aiutarci a consu(-)</text:span><text:span text:style-name="T74"><text:line-break/></text:span><text:span text:style-name="T75">mare il tempoche di altro frutto non cirempia, che o, di auaritia o, di dispiacere o, di con</text:span><text:span text:style-name="T76"><text:line-break/></text:span><text:span text:style-name="T77">tese, come sono le carte,<text:s/></text:span><text:span text:style-name="T78">&amp; i dadi : o, che possono introdurre la uolutta radice &amp; prima o(-)</text:span><text:span text:style-name="T79"><text:line-break/></text:span><text:span text:style-name="T80">rigine de la rouina de buon costumi, &amp; per consequ(e2)te de le cose publiche, &amp; come danze</text:span><text:span text:style-name="T81"><text:line-break/></text:span><text:span text:style-name="T82">&amp; musica lasciua : de lequali ultime pero non uolle del tutto priuar compagnia si gioua(-)</text:span><text:span text:style-name="T83"><text:line-break/></text:span><text:span text:style-name="T84">ne &amp; s</text:span><text:span text:style-name="T85">i piaceuole. Poi la andó conducendo sempre per luoghi, la descrittion de quali po(-)</text:span><text:span text:style-name="T86"><text:line-break/></text:span><text:span text:style-name="T87">te&lt;ATTcaractere&gt;i ridurgli a mente l'Architettor di ogni cosa Dio, &amp; l'huomo imitator di lui ne le sa(-)</text:span><text:span text:style-name="T88"><text:line-break/></text:span><text:span text:style-name="T89">briche mondane. &amp; volse che ogni giorno, senza ommetter la cura de</text:span><text:span text:style-name="T90"><text:s/>l'anima &amp; del cor(-)</text:span><text:span text:style-name="T91"><text:line-break/></text:span><text:span text:style-name="T92">po, &amp; de gli esercitÿ conuenienti à la natura, à l'etá di ciascheduno, &amp; à la stagione, siri(-)</text:span><text:span text:style-name="T93"><text:line-break/></text:span><text:span text:style-name="T94">duce&lt;ATTcaractere&gt;ino insieme à raccontar uarÿ &amp; notabili auuenimenti de gli huomini, sotto quel</text:span><text:span text:style-name="T95"><text:line-break/></text:span><text:span text:style-name="T96">uelame uolendo monstrarci la instabilita<text:s/></text:span><text:span text:style-name="T97">de la fortuna, &amp; de gli accidenti suoi, &amp; ammae</text:span><text:span text:style-name="T98"><text:line-break/></text:span><text:span text:style-name="T99">strarci de costumi de molti paesi, &amp; di molte case in quel t(e2)po famose, Come per ragion di</text:span><text:span text:style-name="T100"><text:line-break/></text:span><text:span text:style-name="T101">esempio, inser Ciappelleto i Pratesi, i Notai, &amp; i Borgognom : in Pier da Perugia, i Pe(-)</text:span><text:span text:style-name="T102"><text:line-break/></text:span><text:span text:style-name="T103">rugini : nel Marchese d</text:span><text:span text:style-name="T104">i saluzzo, la natura degli huomini di quella illustre famiglia : &amp; in</text:span><text:span text:style-name="T105"><text:line-break/></text:span><text:span text:style-name="T106">altri bor fratri, hor preti, hor grandi, hor piccoli, menandoci quasi per mano a cognoscer</text:span><text:span text:style-name="T107"><text:line-break/></text:span><text:span text:style-name="T108">gli affetti de l'etá, &amp; de ce&lt;ATTcaractere&gt;i, gli habiti, &amp; le usanze di uarie c(o2)trade, &amp; in</text:span><text:span text:style-name="T109"><text:s/>somma</text:span><text:span text:style-name="T110"><text:line-break/></text:span><text:span text:style-name="pb">[n.p.]</text:span><text:span text:style-name="T111"><text:line-break/></text:span><text:span text:style-name="T112">quan(-)to con gran fatica, &amp; pericolo si acquista da chi per sapere ua cercando i paesi altrui. Et</text:span><text:span text:style-name="T113"><text:line-break/></text:span><text:span text:style-name="T114">perche e non fu&lt;ATTcaractere&gt;i luogho di filosofia morale anco fuor de communi, del quale é non ci dessi</text:span><text:span text:style-name="T115"><text:line-break/></text:span><text:span text:style-name="T116">qualche docum(e2)to, quasi in tut</text:span><text:span text:style-name="T117">ti i pr(i2)cipÿ de le sue nouelle, come in forma di argum(e2)to, &amp;</text:span><text:span text:style-name="T118"><text:line-break/></text:span><text:span text:style-name="T119">di materia, scrisse sent(e2)tie graui&lt;ATTcaractere&gt;ime, doctissime, &amp; utili&lt;ATTcaractere&gt;me. Lequal cose &amp; de laltre (che</text:span><text:span text:style-name="T120"><text:line-break/></text:span><text:span text:style-name="T121">studiosam(e2) te per n(o2) sastidirla del tutto io pretermetto) hau</text:span><text:span text:style-name="T122">endo io molte uolte tra me con</text:span><text:span text:style-name="T123"><text:line-break/></text:span><text:span text:style-name="T124">siderate, &amp; ragionatone con coloro, che uanno passegiando per i giardini de libri altrui,</text:span><text:span text:style-name="T125"><text:line-break/></text:span><text:span text:style-name="T126">per raccorne qualche fiore o, frutto, &amp; non per calpestargli &amp; dirne male : mi son forse</text:span><text:span text:style-name="T127"><text:line-break/></text:span><text:span text:style-name="T128">piu marauigliato che douto di quelli che o, ha</text:span><text:span text:style-name="T129">nno dato titolo di principe Galeotto a que(-)</text:span><text:span text:style-name="T130"><text:line-break/></text:span><text:span text:style-name="T131">sto sancti&lt;ATTcaractere&gt;imo libro, o, l'hanno stimato indegno desser rappresentato a le caste, &amp; honeste</text:span><text:span text:style-name="T132"><text:line-break/></text:span><text:span text:style-name="T133">menti. Confesso bene che ui sian raccontate de le cose, onde chi habbia uoglia di mal fare</text:span><text:span text:style-name="T134"><text:line-break/></text:span><text:span text:style-name="T135">possa dar forz</text:span><text:span text:style-name="T136">a a suoi cattiui disegni, Ma hauendosi egli (come e gia detto) proposto di</text:span><text:span text:style-name="T137"><text:line-break/></text:span><text:span text:style-name="T138">giouare &amp; di insegnare, &amp; fare in qualche parte il poeta in prosa : non uegho perche é si</text:span><text:span text:style-name="T139"><text:line-break/></text:span><text:span text:style-name="T140">debba piu lasciar di leggere che Omero detto da sauÿ padre di tutte le scienne, nel qual</text:span><text:span text:style-name="T141"><text:line-break/></text:span><text:span text:style-name="T142">so</text:span><text:span text:style-name="T143">no amori incesti&lt;ATTcaractere&gt;imi, &amp; atti non sani de gli huomini &amp; degli Dei, Ne dubito punto, se</text:span><text:span text:style-name="T144"><text:line-break/></text:span><text:span text:style-name="T145">una di queste corrotte menti side&lt;ATTcaractere&gt;i a leggere le epistole di san Ieronimo (per<text:s/></text:span><text:soft-page-break/><text:span text:style-name="T146">non parlar</text:span><text:span text:style-name="T147"><text:line-break/></text:span><text:span text:style-name="T148">degli altri sacri &amp; uenerandi libri) chella non fu&lt;ATT</text:span><text:span text:style-name="T149">caractere&gt;i per fare (come suol dirsi) mal suo</text:span><text:span text:style-name="T150"><text:line-break/></text:span><text:span text:style-name="T151">profitto di Paula &amp; di Eustochio. Dio come é in se perfetti&lt;ATTcaractere&gt;imo, cosi ha fatte tutte le cose</text:span><text:span text:style-name="T152"><text:line-break/></text:span><text:span text:style-name="T153">sottoposte a qualche imperfettione : a fin che noi non ci ingannando co nostri temerarÿ &amp;</text:span><text:span text:style-name="T154"><text:line-break/></text:span><text:span text:style-name="T155">presuntuosi i</text:span><text:span text:style-name="T156">udicÿ, impariamo a saper che l'huomo non puo far cosa alcuna, inter amen(-)</text:span><text:span text:style-name="T157"><text:line-break/></text:span><text:span text:style-name="T158">te perfetta. Harei ben uoluto che e fu&lt;ATTcaractere&gt;i stato talhora alqu(a2)to piu religioso, &amp; meno scur</text:span><text:span text:style-name="T159"><text:line-break/></text:span><text:span text:style-name="T160">rile, per non dir' parola piu graue : ma forse che i uitÿ de la chiesa de<text:s/></text:span><text:span text:style-name="T161">tempi suoi fforzorno</text:span><text:span text:style-name="T162"><text:line-break/></text:span><text:span text:style-name="T163">la piaceuoli&lt;ATTcaractere&gt;ima penna del Boccacio : il qual sendo hoggi in uita, per auuentura a si darebbe</text:span><text:span text:style-name="T164"><text:line-break/></text:span><text:span text:style-name="T165">con piu pesato stile o, a lodar' o, ariprendere. Io per me (che non sono indubitamente il</text:span><text:span text:style-name="T166"><text:line-break/></text:span><text:span text:style-name="T167">migliore, ne forse anco il piu cattiuo</text:span><text:span text:style-name="T168"><text:s/>huomo del mondo) non mi son mai partito da questa</text:span><text:span text:style-name="T169"><text:line-break/></text:span><text:span text:style-name="T170">lettione piu corrotto di quello che io ui anda&lt;ATTcaractere&gt;si : &amp; molto spesso ui ho ricognosciuta quella</text:span><text:span text:style-name="T171"><text:line-break/></text:span><text:span text:style-name="T172">parte de falli miei, che ne liberta damico, ne altro libro miricorresse giamai. Oltre a le(-)</text:span><text:span text:style-name="T173"><text:line-break/></text:span><text:span text:style-name="T174">qual</text:span><text:span text:style-name="T175"><text:s/>cose, mi muoue di lui marauiglia in qualunche stilo o, alto o, mezzano o, basso i quali</text:span><text:span text:style-name="T176"><text:line-break/></text:span><text:span text:style-name="T177">tutti io uegho in questo diuino libro, o tentati, o espre&lt;ATTcaractere&gt;i, la grandissima arte del narra(-)</text:span><text:span text:style-name="T178"><text:line-break/></text:span><text:span text:style-name="T179">re, la quale io stimo difficilissima specialmente ne lo scri</text:span><text:span text:style-name="T180">uere, come mi par di comprendere</text:span><text:span text:style-name="T181"><text:line-break/></text:span><text:span text:style-name="T182">qualunche uolta, presa la penna per raccontar qualche cosa, io mitrouo o, hauer messo</text:span><text:span text:style-name="T183"><text:line-break/></text:span><text:span text:style-name="T184">nel fondo, quello che doueua stare nel sommo : o esser stato troppo scuro, o troppo lungo</text:span><text:span text:style-name="T185"><text:line-break/></text:span><text:span text:style-name="T186">(come sono anco forse di presente) o, inetto, o</text:span><text:span text:style-name="T187"><text:s/>altrim(e2)ti prepostero. Ne mi off(e2)dono in lui</text:span><text:span text:style-name="T188"><text:line-break/></text:span><text:span text:style-name="T189">quelle clausule che finiscono quasi sempre in uerbi, contro a la legge de la natura, &amp; a le</text:span><text:span text:style-name="T190"><text:line-break/></text:span><text:span text:style-name="T191">purgate penne di hoggi : sendo cio un piccolissimo neo in un gr(a1)dissimo, &amp; bellissimo cor(-)</text:span><text:span text:style-name="T192"><text:line-break/></text:span><text:span text:style-name="T193">po : forse da att</text:span><text:span text:style-name="T194">ribuire a l'uso de tempi suoi : In che molto mi piace il iuditio di Oratio, spe(-)</text:span><text:span text:style-name="T195"><text:line-break/></text:span><text:span text:style-name="T196">tialmente poi che e mi puo seruir discusa, non usando io arte alcuna ne ascriuer' ne a ra(-)</text:span><text:span text:style-name="T197"><text:line-break/></text:span><text:span text:style-name="T198">gionare : si come la Dio merce puo ageulmente comprendere chi mi ascolta, o chi<text:s/></text:span><text:span text:style-name="T199">milegge,</text:span><text:span text:style-name="T200"><text:line-break/></text:span><text:span text:style-name="T201">Dice donque Oratio : che chi seguita queste leggerezze de le parole, é abb(a2)donnato da gli</text:span><text:span text:style-name="T202"><text:line-break/></text:span><text:span text:style-name="T203">animi, &amp; da ucrbi de le cose. Quel che si sia Madama io non mison proposto in questa let(-)</text:span><text:span text:style-name="T204"><text:line-break/></text:span><text:span text:style-name="T205">tera tanto di dirle il uero (che per auuentura mi e nascosto)<text:s/></text:span><text:span text:style-name="T206">quanto quello che paia a me</text:span><text:span text:style-name="T207"><text:line-break/></text:span><text:span text:style-name="T208">del Decamerone : il qual bauendo io in singulare stima &amp; reuerentia, &amp; desiderando, che</text:span><text:span text:style-name="T209"><text:line-break/></text:span><text:span text:style-name="T210">la gloria di si gentile scrittore si semini &amp; si sparga per tutto, oue siano ingegni da legger</text:span><text:span text:style-name="T211"><text:line-break/></text:span><text:span text:style-name="T212">cose belle, come in francia, gia peruenuta al</text:span><text:span text:style-name="T213"><text:s/>sommo d'ogni eruditione : poi che piacque al Re</text:span><text:span text:style-name="T214"><text:line-break/></text:span><text:span text:style-name="T215">fratello di. V.M. di promuouerlo, &amp; indrizzarlo a tutte le arti buone, &amp; in particolare</text:span><text:span text:style-name="T216"><text:line-break/></text:span><text:span text:style-name="T217">a l'eloquentia : quando hó uisto per suo comandamento che l'eccellente Massone lo há ridot</text:span><text:line-break/><text:span text:style-name="pb">[n.p.]</text:span><text:span text:style-name="T218"><text:line-break/></text:span><text:span text:style-name="T219">to in lingua uos</text:span><text:span text:style-name="T220">tra naturale : mi son cosi sentito esserglene obligato, che mi e parso moi de(-)</text:span><text:span text:style-name="T221"><text:line-break/></text:span><text:span text:style-name="T222">bito direnderglene gratie di parole : non sofferendo il suo alto &amp; il moi basso stato, che io</text:span><text:span text:style-name="T223"><text:line-break/></text:span><text:span text:style-name="T224">possa ringratiarla altrimenti. Credetti innanzi a questa traduttione, tre cose pe</text:span><text:span text:style-name="T225">r ferme</text:span><text:span text:style-name="T226"><text:line-break/></text:span><text:span text:style-name="T227">&amp; uere : de le quali leggendo il Decamerone franzese hó cognosciuto di quanto io mi in(-)</text:span><text:span text:style-name="T228"><text:line-break/></text:span><text:span text:style-name="T229">ganna&lt;ATTcaractere&gt;i. Vna era, che io pensano che fu&lt;ATTcaractere&gt;i impo&lt;ATTcaractere&gt;ibile di transferire in altra lingua le cen(-)</text:span><text:span text:style-name="T230"><text:line-break/></text:span><text:span text:style-name="T231">to nouelle, senza molta d</text:span><text:span text:style-name="T232">isgratia, &amp; molto perdimento di quella uenustá, de la quale le son(-)</text:span><text:span text:style-name="T233"><text:line-break/></text:span><text:span text:style-name="T234">ripiene : non perche io pensa&lt;ATTcaractere&gt;iche la lingua Toscana fussi richissima di tutte le altre (che</text:span><text:span text:style-name="T235"><text:line-break/></text:span><text:span text:style-name="T236">per altro mi par che la sia adorna di dote singulari che per copia di uocabuli)<text:s/></text:span><text:span text:style-name="T237">sapendo be(-)</text:span><text:span text:style-name="T238"><text:line-break/></text:span><text:soft-page-break/><text:span text:style-name="T239">ne che la iurisdittione &amp; i iudicÿ son quelli che ingrassano le lingue : perche di tutte le co(-)</text:span><text:span text:style-name="T240"><text:line-break/></text:span><text:span text:style-name="T241">se gli huomini litigano, &amp; se sono ingegnosi in cosa alcuna, sono ingegnosissimi ne litigÿ, &amp;</text:span><text:span text:style-name="T242"><text:line-break/></text:span><text:span text:style-name="T243">per la natura de le contentioni &amp; per lutile : ne<text:s/></text:span><text:span text:style-name="T244">credo che sia regione, doue si piatisca piu</text:span><text:span text:style-name="T245"><text:line-break/></text:span><text:span text:style-name="T246">spesso &amp; con piu cura che in questo regno : la qual cosa, come per labbondantia de Medici</text:span><text:span text:style-name="T247"><text:line-break/></text:span><text:span text:style-name="T248">labbond(a1)tia degli infermi, cosi si uede aperta &amp; chiara, per la moltitudine de iudici, auuo</text:span><text:span text:style-name="T249"><text:line-break/></text:span><text:span text:style-name="T250">cati, procuratori, sollicit</text:span><text:span text:style-name="T251">atori, notai, &amp; altri simili argumenti di processi. Malaragion</text:span><text:span text:style-name="T252"><text:line-break/></text:span><text:span text:style-name="T253">che mifaceua cosi ingannare, era, perche hauendo ogni lingua certe sue particulari dote</text:span><text:span text:style-name="T254"><text:line-break/></text:span><text:span text:style-name="T255">inimitabilia le altre quantunche piu ricche &amp; piu artificiose, mi imaginauo che la gran</text:span><text:span text:style-name="T256"><text:line-break/></text:span><text:span text:style-name="T257">moltitudine di ta</text:span><text:span text:style-name="T258">li doni onde il Boccacio haueua ripiena tutta l'opera sua, si douessi trans(-)</text:span><text:span text:style-name="T259"><text:line-break/></text:span><text:span text:style-name="T260">latando perdere, al manco in parte. Donque io mi sono sgannato, poi che io ho letto questo</text:span><text:span text:style-name="T261"><text:line-break/></text:span><text:span text:style-name="T262">Boccacio transfformato, o (perdir' meglio) raddoppiato di uita : nel quale il Massone<text:s/></text:span><text:span text:style-name="T263">quello</text:span><text:span text:style-name="T264"><text:line-break/></text:span><text:span text:style-name="T265">che há potuto con equal gratia, quanto patisce l'uno &amp; laltro idioma, ha ridotto in fran(-)</text:span><text:span text:style-name="T266"><text:line-break/></text:span><text:span text:style-name="T267">zese : non si part(e2)do in parte alcuna dal toscano : &amp; quello che harebbe perduto di uenustá</text:span><text:span text:style-name="T268"><text:line-break/></text:span><text:span text:style-name="T269">há trapi(a2)tato inaltri motti o, parole, che hanno ne la ling</text:span><text:span text:style-name="T270">ua sua, la me desima forza che le</text:span><text:span text:style-name="T271"><text:line-break/></text:span><text:span text:style-name="T272">tradotte ne la loro : come spar samente achi con attentione la leggera, sara piano &amp; manife</text:span><text:span text:style-name="T273"><text:line-break/></text:span><text:span text:style-name="T274">sto per tutta lopera : Laltra cosa che io haueuo per sicura é : che quantunche dal principio</text:span><text:span text:style-name="T275"><text:line-break/></text:span><text:span text:style-name="T276">de lamicitia nostra, che comincio mol</text:span><text:span text:style-name="T277">ti anni son passati, io habbia cognosciuto il Massone</text:span><text:span text:style-name="T278"><text:line-break/></text:span><text:span text:style-name="T279">attento, diligente, ingegnoso, bello &amp; ragionatore &amp; scrittore non solo ne la sua ma anco</text:span><text:span text:style-name="T280"><text:line-break/></text:span><text:span text:style-name="T281">ne la mia lingua : de la quale egli si aiuta cosi bene, che io mi ricordo da un gentilhuomo fio(-)</text:span><text:span text:style-name="T282"><text:line-break/></text:span><text:span text:style-name="T283">rentino nouel</text:span><text:span text:style-name="T284">lamente uenuto in Fr(a2)cia esser stato domandato di che casato é fu&lt;ATTcaractere&gt;i di Fio(-)</text:span><text:span text:style-name="T285"><text:line-break/></text:span><text:span text:style-name="T286">renza : non dimeno, o per la moltitudine &amp; uarietá de le cure, ne lequali egli háreso singu</text:span><text:span text:style-name="T287"><text:line-break/></text:span><text:span text:style-name="T288">lar c(o2)to di se : o, per esser dediti&lt;ATTcaractere&gt;imo, a la agricol</text:span><text:span text:style-name="T289">tura, &amp; a le dificare, sec(o2)do che dimostra(-)</text:span><text:span text:style-name="T290"><text:line-break/></text:span><text:span text:style-name="T291">no le uille &amp; le case sue, o, per hauer moglie &amp; buon numero di figluoli &amp; maschi &amp; fem(-)</text:span><text:span text:style-name="T292"><text:line-break/></text:span><text:span text:style-name="T293">mine, a quali é stato mestieri di altro aiuto che di tesser fauole : a ogni altra cosa aspetta(-)</text:span><text:span text:style-name="T294"><text:line-break/></text:span><text:span text:style-name="T295">uo che mi riusci&lt;A</text:span><text:span text:style-name="T296">TTcaractere&gt;i che a tradur nouelle : almeno in si gran numero, &amp; di si gran uarieta.</text:span><text:span text:style-name="T297"><text:line-break/></text:span><text:span text:style-name="T298">Ma la bellezza de lingegno suo : &amp; il compartimento, per il quale egliha saputo cosi ben</text:span><text:span text:style-name="T299"><text:line-break/></text:span><text:span text:style-name="T300">dispensar' il tempo, ha uinte &amp; tante sue difficultá, &amp; l'imagination mia : Lequal</text:span><text:span text:style-name="T301">i cagioni,</text:span><text:span text:style-name="T302"><text:line-break/></text:span><text:span text:style-name="T303">come lo potrebbono meritamente scusare, quando in molti luoghi é sifu&lt;ATTcaractere&gt;i adorm(e2)tato : cosi</text:span><text:span text:style-name="T304"><text:line-break/></text:span><text:span text:style-name="T305">lo rendono, pienissimo di lode : sendo abbundato di tanta uirtu nel tradurre &amp; transcorsa</text:span><text:span text:style-name="T306"><text:line-break/></text:span><text:span text:style-name="T307">si grande &amp; si longa fatica : con felicita, non s</text:span><text:span text:style-name="T308">ó se maggiore che facilita. Lultima mia falsa</text:span><text:span text:style-name="T309"><text:line-break/></text:span><text:span text:style-name="T310">openione era : che se bene io haueuo V.M. per prudentissima, da poter por la mano al go(-)</text:span><text:span text:style-name="T311"><text:line-break/></text:span><text:span text:style-name="T312">uerno di tutta la terra, &amp; di somma alteza di ingegno, da bastare a mille diuerse cose in</text:span><text:span text:style-name="T313"><text:line-break/></text:span><text:span text:style-name="T314">un tratto : ued(e2)do non dim</text:span><text:span text:style-name="T315">eno, chella si era donata a gli studÿ sacri (i quali, a chi gli bee an(-)</text:span><text:span text:style-name="T316"><text:line-break/></text:span><text:span text:style-name="T317">co molto men profondamente chella non há fatto, sogligno generare si gran fastidio de le</text:span><text:span text:style-name="T318"><text:line-break/></text:span><text:span text:style-name="T319">cose basse, che la filosofia naturale par leggierissima, &amp; i uersi uanita pura, &amp; l'historia</text:span><text:span text:style-name="T320"><text:line-break/></text:span><text:span text:style-name="T321">fauole da ueglia) indubita tamente pensano, che non solo il Decamerone del Boccacio, sotto</text:span><text:span text:style-name="T322"><text:line-break/></text:span><text:span text:style-name="T323">titol di nouelle, &amp; in lingua esterna, ma che tutti i libri mondani, anco ne la lingua sua gra</text:span><text:line-break/><text:span text:style-name="pb">[n.p.]</text:span><text:span text:style-name="T324"><text:line-break/></text:span><text:span text:style-name="T325">uam(e2)te scritti, le fussin del tutto incogniti, &amp; che de</text:span><text:span text:style-name="T326">l Massone ella hauessi quel iudicio che</text:span><text:span text:style-name="T327"><text:line-break/></text:span><text:span text:style-name="T328">haueuo io. Ma che n(o2) puó un si profundo lume de intelletto come é quello di V. M ? egli há</text:span><text:span text:style-name="T329"><text:line-break/></text:span><text:span text:style-name="T330">saputo, essendo occupatissimo in altro, cognoscer la nettezza de gli spiriti del Massone, &amp;</text:span><text:span text:style-name="T331"><text:line-break/></text:span><text:span text:style-name="T332">la gran forza loro : &amp; iudicar</text:span><text:span text:style-name="T333">, quanto util sia per arrecare a la nation sua il fertillissimo</text:span><text:span text:style-name="T334"><text:line-break/></text:span><text:span text:style-name="T335">libbro del Decamerone, stimato da buona parte de suoi : che si credono ueder tanto acuta(-)</text:span><text:span text:style-name="T336"><text:line-break/></text:span><text:soft-page-break/><text:span text:style-name="T337">mente, opera da passar' il tempo : &amp; negli altissimi pensieri suoi (da quali non laliena altro</text:span><text:span text:style-name="T338"><text:line-break/></text:span><text:span text:style-name="T339">che l</text:span><text:span text:style-name="T340">a pieta &amp; il sangue) ha potuto &amp; uoluto accomodarsi a questi bassi. Cognoscendo io</text:span><text:span text:style-name="T341"><text:line-break/></text:span><text:span text:style-name="T342">donque, quanta parte (per lautorita sua) uenga di gloria a la lingua &amp; a la nation mia, la</text:span><text:span text:style-name="T343"><text:line-break/></text:span><text:span text:style-name="T344">quale non posso non hauere in perpetuo amore &amp; reuerentia (&amp; quanto di utile) a la</text:span><text:span text:style-name="T345"><text:s/>gia</text:span><text:span text:style-name="T346"><text:line-break/></text:span><text:span text:style-name="T347">forte, &amp; hoggi forte &amp; dotta gente Fr(a2)zese (a laquale io sontenuto in qualche parte piu</text:span><text:span text:style-name="T348"><text:line-break/></text:span><text:span text:style-name="T349">che a la mia) uengo humilissi</text:span><text:span text:style-name="T350">te</text:span><text:span text:style-name="T351"><text:s/>a honorare &amp; ringratiar di tanto bene fatto a Francia &amp;</text:span><text:span text:style-name="T352"><text:line-break/></text:span><text:span text:style-name="T353">Fiorenza, la V.M. che con i suoi auueduti &amp; sauÿ comandam(e2)ti ne é sta</text:span><text:span text:style-name="T354">ta cagione. n(o2) du(-)</text:span><text:span text:style-name="T355"><text:line-break/></text:span><text:span text:style-name="T356">bitando punto, che tutti i buon Toscani &amp; Franzesi (poi che questa opera sara ueduta &amp;</text:span><text:span text:style-name="T357"><text:line-break/></text:span><text:span text:style-name="T358">letta) non siano par douer glene fare altret(a2)to (q2)to fo io : gli humili &amp; bassi ringratiam(e2)ti</text:span><text:span text:style-name="T359"><text:line-break/></text:span><text:span text:style-name="T360">del quale, la si degnara pigliare in buon g</text:span><text:span text:style-name="T361">rado, per la singulare humanita sua : &amp; tener(-)</text:span><text:span text:style-name="T362"><text:line-break/></text:span><text:span text:style-name="T363">mi, ne la gratia &amp; nel numero, che senza moi merito le épiaciuto di metermi &amp; guardar</text:span><text:span text:style-name="T364"><text:line-break/></text:span><text:span text:style-name="T365">mi per laddietro : Cosi Dio le conceda uita felice &amp; lunga : &amp; mantenga laltezza de</text:span><text:span text:style-name="T366"><text:line-break/></text:span><text:span text:style-name="T367">la casa, ond'ella é uscita, &amp; quella<text:s/></text:span><text:span text:style-name="T368">accresca douc é nato frutto di lei : sotto lombra de</text:span><text:span text:style-name="T369"><text:line-break/></text:span><text:span text:style-name="T370">le quali, possa il Massone partorir sempre qualche opera degna di si gran fauori : &amp; io (co</text:span><text:span text:style-name="T371"><text:line-break/></text:span><text:span text:style-name="T372">me hó gia longamente fatto) quietamente &amp; tranquillamente uiuere. &amp; conquesto a</text:span><text:s/>V.M.<text:line-break/><text:span text:style-name="T373">humiliss.mi racco.</text:span><text:span text:style-name="T374">do</text:span><text:span text:style-name="T375">. Di L</text:span><text:span text:style-name="T376">ione il primo di Maggio nel</text:span><text:s/>M. D. XLV.</text:p>
      <text:p text:style-name="p"><text:span text:style-name="T377">Di</text:span><text:s/>V. M.<text:line-break/><text:span text:style-name="T378">humiliss. &amp; obedientiss. ser.</text:span><text:span text:style-name="T379">re</text:span><text:span text:style-name="T380">. E milio ferretti.</text:span></text:p>
      <text:p text:style-name="l">DIZAIN AVX LECTEVRS.</text:p>
      <text:p text:style-name="l">Voyez Lecteurs ceste belle leczon</text:p>
      <text:p text:style-name="l">Plus à priser que nul riche ediffice</text:p>
      <text:p text:style-name="l">Que pour vous à basty nostre macon,</text:p>
      <text:p text:style-name="l">Macon accreu du roy par son<text:s/>seruice :</text:p>
      <text:p text:style-name="l">Si congnoistrez que moins n'est son office</text:p>
      <text:p text:style-name="l">(Si bien faisant) de liures translater,</text:p>
      <text:p text:style-name="l">Que manier finances &amp; compter :</text:p>
      <text:p text:style-name="l">Car Bocace est icy mieulx recongneu,</text:p>
      <text:p text:style-name="l">Que si luymesme à se faire escouter</text:p>
      <text:p text:style-name="l">Fust de Florence en France reuenu.</text:p>
      <text:h text:style-name="Titre1" text:outline-level="1"><text:span text:style-name="pb">[n.p.]</text:span><text:line-break/>ESTIENNE<text:s/>ROFFET DIT LE<text:line-break/>Faulcheur, aux Lecteurs.</text:h>
      <text:p text:style-name="P381"><text:span text:style-name="T382">L</text:span><text:span text:style-name="T383">A<text:s/></text:span><text:span text:style-name="T384">nation Francoyse se peult bien uanter auiourdhuy (seigneurs</text:span><text:span text:style-name="T385"><text:line-break/></text:span><text:span text:style-name="T386">lecteurs) que la presente traduction du Decameron de Bocace,</text:span><text:span text:style-name="T387"><text:line-break/></text:span><text:span text:style-name="T388">nous est une tres grande preuue &amp; tesmoignaige certain, de la ri</text:span><text:span text:style-name="T389"><text:line-break/></text:span><text:span text:style-name="T390">chesse &amp; abondance de nostre</text:span><text:span text:style-name="T391"><text:s/>uulgaire Francoys. Car d'autant</text:span><text:span text:style-name="T392"><text:line-break/></text:span><text:span text:style-name="T393">que par l'industrie &amp; uigilance des bons &amp; doctes personnaiges</text:span><text:span text:style-name="T394"><text:line-break/></text:span><text:span text:style-name="T395">de ce Royaume, il à esté, durant ce regne, traduict &amp; mis en no(-)</text:span><text:span text:style-name="T396"><text:line-break/></text:span><text:span text:style-name="T397">stre langue plus grant nombre des hystoires Grecques &amp; des li(-)</text:span><text:span text:style-name="T398"><text:line-break/></text:span><text:span text:style-name="T399">ures latins, que n(o2) pas d</text:span><text:span text:style-name="T400">es Italiens &amp; Toscans, &amp; que ceulx qui</text:span><text:span text:style-name="T401"><text:line-break/></text:span><text:span text:style-name="T402">peuent rendre iugem(e2)t sur cecy, tienn(e2)t &amp; c(o2)fessent, que nostre cothidi(e2) langaige se range</text:span><text:span text:style-name="T403"><text:line-break/></text:span><text:span text:style-name="T404">plus facilement en traduction auecques le Grec, que auec le Latin, tant pour la maniere du</text:span><text:span text:style-name="T405"><text:line-break/></text:span><text:span text:style-name="T406">parler, c(o2)me pour la</text:span><text:span text:style-name="T407"><text:s/>proximité de plusieurs motz, accentz &amp; pronunciations, il fault bien</text:span><text:span text:style-name="T408"><text:line-break/></text:span><text:span text:style-name="T409">qu'il sen ensuyue necessairement, que le Toscan filz aisné du Latin, n'est moins difficile à</text:span><text:span text:style-name="T410"><text:line-break/></text:span><text:soft-page-break/><text:span text:style-name="T411">tourner en nostre commun parler, que le Latin mesmes ou le Grec. Ce neantmoins, uous a(-)</text:span><text:span text:style-name="T412"><text:line-break/></text:span><text:span text:style-name="T413">uez</text:span><text:span text:style-name="T414"><text:s/>icy en Francoys le plus beau &amp; plus estimé liure Toscan (pour le subiect &amp; matieres</text:span><text:span text:style-name="T415"><text:line-break/></text:span><text:span text:style-name="T416">dont il parle) qui iamais ait esté faict en Italie par Bocace, ne autres quelconques de sa na</text:span><text:span text:style-name="T417"><text:line-break/></text:span><text:span text:style-name="T418">tion : si ceulx qui ont le premier lieu en la congnoissance d'icelle langue,<text:s/></text:span><text:span text:style-name="T419">meritent d'en estre</text:span><text:span text:style-name="T420"><text:line-break/></text:span><text:span text:style-name="T421">creuz. Voire, &amp; en Francoys si bon, si courtisan, &amp; si bi(e2) representé que les cachées riches(-)</text:span><text:span text:style-name="T422"><text:line-break/></text:span><text:span text:style-name="T423">ses &amp; incongneuz ornemens de nostre bien parler se peuent non conferer seulement, ains</text:span><text:span text:style-name="T424"><text:line-break/></text:span><text:span text:style-name="T425">aussi preferer à toutes les autres estrangieres. O</text:span><text:span text:style-name="T426">r scay ie bien (seigneurs lecteurs) que</text:span><text:span text:style-name="T427"><text:line-break/></text:span><text:span text:style-name="T428">comme il est peu d'hommes si uertueux, que leur uertu ne soit aucunement acompaignée de</text:span><text:span text:style-name="T429"><text:line-break/></text:span><text:span text:style-name="T430">quelque uice, ne beaulté tant parfaicte &amp; excellente, ou lon ne desire quelque chose dau(a1)(-)</text:span><text:span text:style-name="T431"><text:line-break/></text:span><text:span text:style-name="T432">taige, ne aussi fortune tant pro</text:span><text:span text:style-name="T433">spere, qui ne recoyue quelque bastonnade par la deffortune</text:span><text:span text:style-name="T434"><text:line-break/></text:span><text:span text:style-name="T435">&amp; aduersité, ainsi certes, est il trop difficille que cestuy bel œuure ne autre semblable puis(-)</text:span><text:span text:style-name="T436"><text:line-break/></text:span><text:span text:style-name="T437">se sortir de la main &amp; indiligence de noz ministres, si pur, si nect, &amp; t(a1)t bien limé que en(-)</text:span><text:span text:style-name="T438"><text:line-break/></text:span><text:span text:style-name="T439">cores lon ny treuue (à nostre tresgrant regret) plus de faultes &amp; erreurs, que nous ne</text:span><text:span text:style-name="T440"><text:line-break/></text:span><text:span text:style-name="T441">pouions craindre, doubter, ne preuoir. Des quelles faultes toutesfois les unes sont leigieres</text:span><text:span text:style-name="T442"><text:line-break/></text:span><text:span text:style-name="T443">&amp; apparantes : &amp; pource ne me suis ie uoulu arrester à en faire receuil : m</text:span><text:span text:style-name="T444">ais seulement</text:span><text:span text:style-name="T445"><text:line-break/></text:span><text:span text:style-name="T446">des autres, qui sont lourdes &amp; notables : comme pouez uoir cy apres. Vous aduisant (le(-)</text:span><text:span text:style-name="T447"><text:line-break/></text:span><text:span text:style-name="T448">cteurs) qu'en lautre seconde impression, que nous esperons faire de brief, de ces presentes</text:span><text:span text:style-name="T449"><text:line-break/></text:span><text:span text:style-name="T450">nouuelles, nous y userons de tel office, deuoir, &amp; diligence</text:span><text:span text:style-name="T451"><text:s/>si extreme que ce uous sera plai</text:span><text:span text:style-name="T452"><text:line-break/></text:span><text:span text:style-name="T453">sir &amp; occasion de contentement. Si ne deuez ignorer, que le present Decameron (cest à di(-)</text:span><text:span text:style-name="T454"><text:line-break/></text:span><text:span text:style-name="T455">re (affin que les dames &amp; le commun peuple l'entendent) Les dix iournées de Bocace) à esté</text:span><text:span text:style-name="T456"><text:line-break/></text:span><text:span text:style-name="T457">pieca traduit par quelques ungs, qui eu</text:span><text:span text:style-name="T458">ssent mieulx faict de cacher leur ignorance, ou sa(-)</text:span><text:span text:style-name="T459"><text:line-break/></text:span><text:span text:style-name="T460">crilege &amp; impieté par eulx commiz, en dechirant &amp; mettant en pieces &amp; par lopins la di</text:span><text:span text:style-name="T461"><text:line-break/></text:span><text:span text:style-name="T462">gnité de ce beau liure, que d'entreprendre chose, autant mal seante à eulx, comme desplai(-)</text:span><text:span text:style-name="T463"><text:line-break/></text:span><text:span text:style-name="T464">sante à tous ceulx qui</text:span><text:span text:style-name="T465"><text:s/>y uouldront lire, en conferant ceste traduction à la leur. Quoy fai(-)</text:span><text:span text:style-name="T466"><text:line-break/></text:span><text:span text:style-name="T467">sans, ie me persuade &amp; asseure, que chascun de uous y trouuera telle difference, comme</text:span><text:span text:style-name="T468"><text:line-break/></text:span><text:span text:style-name="T469">d'ung fin or à xxiiÿ karatz, à une cendrée d'argent, qui ne tient que huit ou neuf deniers :</text:span><text:span text:style-name="T470"><text:line-break/></text:span><text:span text:style-name="T471">ou b</text:span><text:span text:style-name="T472">ien (ainsi que l'on dit communement) autant à dire, que d'ung clair uoyant à ung bor</text:span><text:span text:style-name="T473"><text:line-break/></text:span><text:span text:style-name="T474">gne : ou d'ung borgne à ung aueugle. Chose qui uous doit inciter, à priser &amp; estimer l'oc(-)</text:span><text:span text:style-name="T475"><text:line-break/></text:span><text:span text:style-name="T476">cupacion louable du translateur : &amp; à nous scauoir gré de la solicitude &amp; gran</text:span><text:span text:style-name="T477">t soing,</text:span><text:span text:style-name="T478"><text:line-break/></text:span><text:span text:style-name="T479">que nous auons eu &amp; mis, à conduire le present œuure insques à sa fin.</text:span></text:p>
      <text:h text:style-name="Titre1" text:outline-level="1"><text:span text:style-name="pb">[n.p.]</text:span><text:line-break/>Les faultes.</text:h>
      <text:p text:style-name="p"><text:span text:style-name="T480">Au</text:span><text:s/>20.<text:s/><text:span text:style-name="T481">fueillet uerso au premier mot de la derniere ligne y a eut ou lieu de l'eut.</text:span><text:span text:style-name="T482"><text:tab/>Au</text:span><text:s/>29.<text:s/><text:span text:style-name="T483">fueill et ligne.</text:span><text:s/>18.<text:s/><text:span text:style-name="T484">y a quil</text:span><text:span text:style-name="T485"><text:line-break/></text:span><text:span text:style-name="T486">ou lieu de qui il.</text:span><text:span text:style-name="T487"><text:tab/>Au fueill</text:span><text:span text:style-name="T488">et.</text:span><text:s/>31.<text:s/><text:span text:style-name="T489">est mal cotte</text:span><text:span text:style-name="T490"><text:tab/>Au<text:s/></text:span>34.<text:s/><text:span text:style-name="T491">fueillet ligne.</text:span><text:s/>15.<text:s/><text:span text:style-name="T492">y a elle apperceut, ou lieu de apperceuant : en</text:span><text:span text:style-name="T493"><text:line-break/></text:span><text:span text:style-name="T494">ladicte ligne y a de ueoir ou lieu de deuoir.</text:span><text:span text:style-name="T495"><text:tab/>Au<text:s/></text:span>35.<text:s/><text:span text:style-name="T496">fueillet uerso ligne.</text:span><text:s/>31.<text:s/><text:span text:style-name="T497">y a en ou lieu de cu.</text:span><text:span text:style-name="T498"><text:tab/>Au<text:s/></text:span>39.<text:s/><text:span text:style-name="T499">fueillet ligne</text:span><text:line-break/>10.<text:s/><text:span text:style-name="T500">ya congneut ou lieu de congneu :</text:span><text:span text:style-name="T501"><text:s/>audict fueillet uerso ligne.</text:span><text:s/>22.<text:s/><text:span text:style-name="T502">ya Ponglie ou lieu de Pouglie.</text:span><text:span text:style-name="T503"><text:tab/>Au<text:s/></text:span>52.<text:s/><text:span text:style-name="T504">fueillet li(-)</text:span><text:span text:style-name="T505"><text:line-break/></text:span><text:span text:style-name="T506">gne premiere ya Stauforde ou lieu de Stanforde.</text:span><text:span text:style-name="T507"><text:tab/>Au<text:s/></text:span>68.<text:s/><text:span text:style-name="T508">fueillet ligne.</text:span><text:s/>34.<text:s/><text:span text:style-name="T509">ya me semble m'auoir du tout a&lt;ATTcaractere&gt;iegêe ou</text:span><text:span text:style-name="T510"><text:line-break/></text:span><text:span text:style-name="T511">lieu de semble qu'il m'ait a&lt;ATTcaractere</text:span><text:span text:style-name="T512">&gt;iegee.</text:span><text:span text:style-name="T513"><text:tab/>Au<text:s/></text:span>71.<text:s/><text:span text:style-name="T514">fueillet ligne.</text:span><text:s/>36.<text:s/><text:span text:style-name="T515">ya reineri ou lieu de rinieri.</text:span><text:span text:style-name="T516"><text:tab/>Au<text:s/></text:span>93.<text:s/><text:span text:style-name="T517">fueillet y auoit la</text:span><text:span text:style-name="T518"><text:line-break/></text:span><text:span text:style-name="T519">prenuuent ou lieu de la prennent.</text:span><text:span text:style-name="T520"><text:tab/>Au<text:s/></text:span>106.<text:s/><text:span text:style-name="T521">fueillet uerso ya auoient au lieu de l'auoient.</text:span><text:span text:style-name="T522"><text:tab/>Au<text:s/></text:span>107.<text:s/><text:span text:style-name="T523">fueillet uerso li(-)</text:span><text:span text:style-name="T524"><text:line-break/></text:span><text:soft-page-break/><text:span text:style-name="T525">gne.</text:span><text:s/>38.<text:s/><text:span text:style-name="T526">y a faulte d'ung le entre elle &amp; lu</text:span><text:span text:style-name="T527">y.</text:span><text:span text:style-name="T528"><text:tab/>Au<text:s/></text:span>109.<text:s/><text:span text:style-name="T529">fueillet uerso ligne.</text:span><text:s/>14.<text:s/><text:span text:style-name="T530">ya De la en auant quelques iours &amp; il</text:span><text:span text:style-name="T531"><text:line-break/></text:span><text:span text:style-name="T532">ny fault sinon De la à quelques iours.</text:span><text:span text:style-name="T533"><text:tab/>Au<text:s/></text:span>121.<text:s/><text:span text:style-name="T534">fueillet uerso ligne.</text:span><text:s/>26.<text:s/><text:span text:style-name="T535">y auoit prins ou lieu de priuè.</text:span><text:span text:style-name="T536"><text:tab/>Au<text:s/></text:span>125.<text:s/><text:span text:style-name="T537">fueil</text:span><text:span text:style-name="T538"><text:line-break/></text:span><text:span text:style-name="T539">let ligne.</text:span><text:s/>28.<text:s/><text:span text:style-name="T540">ya sorti ou lieu de sortit</text:span><text:span text:style-name="T541"><text:tab/>Audit fueillet uerso</text:span><text:span text:style-name="T542"><text:s/>ligne.</text:span><text:s/>35.<text:s/><text:span text:style-name="T543">ya la saigne ou lieu de alaigne : mesme faulte en la</text:span><text:span text:style-name="T544"><text:line-break/></text:span><text:span text:style-name="T545">ligne ensuyant.</text:span><text:span text:style-name="T546"><text:tab/>Au<text:s/></text:span>131.<text:s/><text:span text:style-name="T547">fueillet ligne.</text:span><text:s/>31.<text:s/><text:span text:style-name="T548">y auoit pies ou lieu de pics</text:span><text:span text:style-name="T549"><text:tab/>Au<text:s/></text:span>153.<text:s/><text:span text:style-name="T550">fueillet uerso ligne premiere y</text:span><text:span text:style-name="T551"><text:line-break/></text:span><text:span text:style-name="T552">auoit playes ou lieu de plaines.</text:span><text:span text:style-name="T553"><text:tab/>Au<text:s/></text:span>157.<text:s/><text:span text:style-name="T554">fueillet uerso ligne.</text:span><text:s/>23.<text:s/><text:span text:style-name="T555">ya friz ou<text:s/></text:span><text:span text:style-name="T556">lieu de fraiz.</text:span><text:span text:style-name="T557"><text:tab/>Au<text:s/></text:span>158.<text:s/><text:span text:style-name="T558">fueillet ligne</text:span><text:line-break/>14.<text:s/><text:span text:style-name="T559">ya des recluses &amp; il y fault de ces recluses.</text:span><text:span text:style-name="T560"><text:tab/>Au<text:s/></text:span>162.<text:s/><text:span text:style-name="T561">fueillet ligne.</text:span><text:s/>29.<text:s/><text:span text:style-name="T562">ya dannuy ou lieu d'annuyt.</text:span><text:span text:style-name="T563"><text:tab/>Au<text:s/></text:span>172.<text:line-break/><text:span text:style-name="T564">fueillet ligne.</text:span><text:s/>22.<text:s/><text:span text:style-name="T565">ya tout au lieu de toute : audit fueillet uerso ligne.</text:span><text:s/>34.<text:s/><text:span text:style-name="T566">ya parexpres qui ny doit<text:s/></text:span><text:span text:style-name="T567">estre.</text:span><text:span text:style-name="T568"><text:tab/>Au<text:s/></text:span>179.<text:s/><text:span text:style-name="T569">fueil</text:span><text:span text:style-name="T570"><text:line-break/></text:span><text:span text:style-name="T571">let ligne.</text:span><text:s/>44.<text:s/><text:span text:style-name="T572">ya ce mot enueloppe qui ny sert de rien car ce n'est ce que a uoulu dire Bocace.</text:span><text:span text:style-name="T573"><text:tab/>Audit fueillet uerso li(-)</text:span><text:span text:style-name="T574"><text:line-break/></text:span><text:span text:style-name="T575">gne.</text:span><text:s/>28.<text:s/><text:span text:style-name="T576">ya Billinzza ou lieu de Billiuzza.</text:span><text:span text:style-name="T577"><text:tab/>Le dit fueillet uerso est mal cotte car il y a Septiesme iournée &amp; i</text:span><text:span text:style-name="T578">l y fault</text:span><text:span text:style-name="T579"><text:line-break/></text:span><text:span text:style-name="T580">Huitiesme iournée.</text:span><text:span text:style-name="T581"><text:tab/>Au</text:span><text:s/>180.<text:s/><text:span text:style-name="T582">fueillet uerso ligne.</text:span><text:s/>8.<text:s/><text:span text:style-name="T583">ya Fine ou lieu de Finie.</text:span><text:span text:style-name="T584"><text:tab/>Au<text:s/></text:span>183.<text:s/><text:span text:style-name="T585">fueillet ligne.</text:span><text:s/>33.<text:s/><text:span text:style-name="T586">ya Picarle</text:span><text:span text:style-name="T587"><text:line-break/></text:span><text:span text:style-name="T588">ou lieu de Picarde.</text:span><text:span text:style-name="T589"><text:tab/>Au<text:s/></text:span>190.<text:s/><text:span text:style-name="T590">fueillet ligne.</text:span><text:s/>35.<text:s/><text:span text:style-name="T591">ya de le luy rapporter, la confortant ainsi de ma part &amp; il y fault de</text:span><text:span text:style-name="T592"><text:line-break/></text:span><text:span text:style-name="T593">le luy rap</text:span><text:span text:style-name="T594">porter ainsi, la confortant de ma part.</text:span><text:span text:style-name="T595"><text:tab/>Le fueillet.</text:span><text:s/>200.<text:s/><text:span text:style-name="T596">est mal cotte.</text:span><text:span text:style-name="T597"><text:tab/>Au<text:s/></text:span>208.<text:s/><text:span text:style-name="T598">fueillet ligne.</text:span><text:s/>10.<text:s/><text:span text:style-name="T599">ya</text:span><text:span text:style-name="T600"><text:line-break/></text:span><text:span text:style-name="T601">sa au lieu de la.</text:span><text:span text:style-name="T602"><text:tab/>Au<text:s/></text:span>229.<text:s/><text:span text:style-name="T603">fueillet ligne.</text:span><text:s/>18.<text:s/><text:span text:style-name="T604">ya la dame ou lieu de ma dame.</text:span><text:span text:style-name="T605"><text:tab/>Au<text:s/></text:span>215.<text:s/><text:span text:style-name="T606">fueillet uerso ligne.</text:span><text:s/>16.<text:s/><text:span text:style-name="T607">ya</text:span><text:span text:style-name="T608"><text:line-break/></text:span><text:span text:style-name="T609">quelle ou lieu de qu'ilz en la ligne e</text:span><text:span text:style-name="T610">nsuyuant ya laquelle ou lieu de lequel.</text:span><text:span text:style-name="T611"><text:tab/>Au<text:s/></text:span>218.<text:s/><text:span text:style-name="T612">fueillet ligne.</text:span><text:s/>9.<text:s/><text:span text:style-name="T613">fault oster ces</text:span><text:span text:style-name="T614"><text:line-break/></text:span><text:span text:style-name="T615">motz repreneur &amp;.</text:span><text:span text:style-name="T616"><text:tab/>Au<text:s/></text:span>224.<text:s/><text:span text:style-name="T617">fueillet ligne.</text:span><text:s/>9.<text:s/><text:span text:style-name="T618">fault oster ces motz qui les donnoit.</text:span><text:span text:style-name="T619"><text:tab/>Au<text:s/></text:span>234.<text:s/><text:span text:style-name="T620">fueillet uerso li(-)</text:span><text:span text:style-name="T621"><text:line-break/></text:span><text:span text:style-name="T622">gne.</text:span><text:s/>4.<text:s/><text:span text:style-name="T623">ya uoulurent ou lieu de uouldroient.</text:span><text:span text:style-name="T624"><text:tab/>En ladicte pagée</text:span><text:span text:style-name="T625"><text:s/>ligne.</text:span><text:s/>19.<text:s/><text:span text:style-name="T626">ya qui de la compaignie estoit Iubelins &amp; il</text:span><text:span text:style-name="T627"><text:line-break/></text:span><text:span text:style-name="T628">y fault de la c(o2)paignie qui estoit iubeline.</text:span><text:span text:style-name="T629"><text:tab/>Au</text:span><text:s/>235.<text:s/><text:span text:style-name="T630">fueillet ligne.</text:span><text:s/>18.<text:s/><text:span text:style-name="T631">ya l'ayantz ou lieu de les ayantz. En la der(-)</text:span><text:span text:style-name="T632"><text:line-break/></text:span><text:span text:style-name="T633">niere ligne de ladicte pagée ya lesciue ou lieu de lascine.</text:span><text:span text:style-name="T634"><text:tab/>Le fueillet</text:span><text:s/>242.<text:s/><text:span text:style-name="T635">est mal cotte</text:span><text:span text:style-name="T636"><text:tab/>Le fueillet</text:span><text:s/>244.<text:s/><text:span text:style-name="T637">est mal</text:span><text:span text:style-name="T638"><text:line-break/></text:span><text:span text:style-name="T639">cotte &amp; pareillement lautre ensuyuant.</text:span></text:p>
      <text:h text:style-name="Titre1" text:outline-level="1"><text:span text:style-name="pb">[n.p.]</text:span><text:line-break/>TABLE DE CE PRE(-)<text:line-break/>sent liure appellé le Decameron &amp;<text:line-break/>surnommé prince Galliot.</text:h>
      <text:p text:style-name="P640"><text:span text:style-name="T641">En la premiere Iournée on deuise soubz le gouuernement</text:span><text:span text:style-name="T642"><text:line-break/></text:span><text:span text:style-name="T643">de ma dame Pampinée de ce qui<text:s/></text:span><text:span text:style-name="T644">plus uient à gré à</text:span><text:span text:style-name="T645"><text:line-break/></text:span><text:span text:style-name="T646">chascun.</text:span></text:p>
      <text:p text:style-name="P647"/>
      <text:p text:style-name="P648"><text:span text:style-name="T649">Maistre Chapellet du prat auec une sienne faulse con</text:span><text:span text:style-name="T650"><text:line-break/></text:span><text:span text:style-name="T651">fe&lt;ATTcaractere&gt;ion trompa ung sainct homme Religieux, &amp; puis mou(-)</text:span><text:span text:style-name="T652"><text:line-break/></text:span><text:soft-page-break/><text:span text:style-name="T653">rut. Et aiant esté durant sa uic tres meschant homme, à sa</text:span><text:span text:style-name="T654"><text:line-break/></text:span><text:span text:style-name="T655">mort fut reputé pour sainct, &amp; appellé saint C</text:span><text:span text:style-name="T656">hapellet,</text:span><text:span text:style-name="T657"><text:line-break/></text:span><text:span text:style-name="T658">nouuelle premiere fueillet</text:span><text:tab/>9</text:p>
      <text:p text:style-name="P659"/>
      <text:p text:style-name="P660"><text:span text:style-name="T661">Abraham Iuif admonesté par ung sien amy nommé Ie(-)</text:span><text:span text:style-name="T662"><text:line-break/></text:span><text:span text:style-name="T663">hannot de Chiuigny sen alla de Paris à Rome &amp; uoyant</text:span><text:span text:style-name="T664"><text:line-break/></text:span><text:span text:style-name="T665">la meschanceté des gens deglise sen retourna à Paris la ou</text:span><text:span text:style-name="T666"><text:line-break/></text:span><text:span text:style-name="T667">neantmoins Il se feit chrestien, nouuelle</text:span><text:s/>2.<text:s/><text:span text:style-name="T668">fueille</text:span><text:span text:style-name="T669">t</text:span><text:tab/>14</text:p>
      <text:p text:style-name="P670"/>
      <text:p text:style-name="P671"><text:span text:style-name="T672">Melchisedech Iuif en racomptant une nouulle de trois</text:span><text:span text:style-name="T673"><text:line-break/></text:span><text:span text:style-name="T674">anneaulx au gr(a2)t Sould(a2) nommé Saladin euita le gros dan</text:span><text:span text:style-name="T675"><text:line-break/></text:span><text:span text:style-name="T676">gier qui luy estoit apresté par luy, nouuelle</text:span><text:s/>3.<text:s/><text:span text:style-name="T677">fueil.</text:span><text:tab/>15</text:p>
      <text:p text:style-name="P678"/>
      <text:p text:style-name="P679"><text:span text:style-name="T680">Vng moyne aiant faict ung peché digne de tresgran</text:span><text:span text:style-name="T681"><text:line-break/></text:span><text:span text:style-name="T682">de punicion se deliura de</text:span><text:span text:style-name="T683"><text:s/>la poyne quil auoit merité : en re(-)</text:span><text:span text:style-name="T684"><text:line-break/></text:span><text:span text:style-name="T685">prochant honnestement à son abbé la mesme coulpe, nou(-)</text:span><text:span text:style-name="T686"><text:line-break/></text:span><text:span text:style-name="T687">uelle</text:span><text:s/>4.<text:s/><text:span text:style-name="T688">fueillet</text:span><text:tab/>16</text:p>
      <text:p text:style-name="P689"/>
      <text:p text:style-name="P690"><text:span text:style-name="T691">La Marquise de Montferrat auec ung banquet de ge</text:span><text:span text:style-name="T692"><text:line-break/></text:span><text:span text:style-name="T693">lines &amp;</text:span><text:span text:style-name="T694"><text:s/>certaines gracieuses parolles reprima la folle a(-)</text:span><text:span text:style-name="T695"><text:line-break/></text:span><text:span text:style-name="T696">mour du Roy de France. nouuelle</text:span><text:s/>5.<text:s/><text:span text:style-name="T697">fueillet</text:span><text:tab/>18</text:p>
      <text:p text:style-name="P698"/>
      <text:p text:style-name="P699"><text:span text:style-name="T700">Vng bon preudhomme reprint honnestem(e2)t auec ung</text:span><text:span text:style-name="T701"><text:line-break/></text:span><text:span text:style-name="T702">beau mot la mesch(a2)te ypochrisie des gens de religion nou</text:span><text:span text:style-name="T703"><text:line-break/></text:span><text:span text:style-name="T704">uelle</text:span><text:s/>6.<text:s/><text:span text:style-name="T705">fueillet</text:span><text:tab/>19</text:p>
      <text:p text:style-name="P706"/>
      <text:p text:style-name="P707"><text:span text:style-name="T708">Bergamin auec une nouu</text:span><text:span text:style-name="T709">elle dung scauant homme</text:span><text:span text:style-name="T710"><text:line-break/></text:span><text:span text:style-name="T711">nommé Primasse &amp; dung abbé de Cluny reprint honneste(-)</text:span><text:span text:style-name="T712"><text:line-break/></text:span><text:span text:style-name="T713">ment une nouuelle maniere dauarice aduenue à me&lt;ATTcaractere&gt;ire</text:span><text:span text:style-name="T714"><text:line-break/></text:span><text:span text:style-name="T715">Can de lascalle, nouuelle</text:span><text:s/>7.<text:s/><text:span text:style-name="T716">fueillet</text:span><text:tab/>20</text:p>
      <text:p text:style-name="P717"/>
      <text:p text:style-name="P718"><text:span text:style-name="T719">Guillaume boursier auec certaines gracieuses parolles</text:span><text:span text:style-name="T720"><text:line-break/></text:span><text:span text:style-name="T721">piqua iusques<text:s/></text:span><text:span text:style-name="T722">au uif lauarice de me&lt;ATTcaractere&gt;ire Erminio de Gri(-)</text:span><text:span text:style-name="T723"><text:line-break/></text:span><text:span text:style-name="T724">maldi, nouuelle</text:span><text:s/>8.<text:s/><text:span text:style-name="T725">fueillet</text:span><text:tab/>21</text:p>
      <text:p text:style-name="P726"/>
      <text:p text:style-name="P727"><text:span text:style-name="T728">Le Roy de Chipre fut plcqué de parolle iusques au</text:span><text:span text:style-name="T729"><text:line-break/></text:span><text:span text:style-name="T730">uif par une gentil femme de Gascoigne, dont il deuint de ui</text:span><text:span text:style-name="T731"><text:line-break/></text:span><text:span text:style-name="T732">cieux uertueulx, nouuelle</text:span><text:s/>9.<text:s/><text:span text:style-name="T733">fueillet</text:span><text:tab/>22</text:p>
      <text:p text:style-name="P734"/>
      <text:p text:style-name="P735"><text:span text:style-name="T736">Maistre Albert<text:s/></text:span><text:span text:style-name="T737">de Boloigne feit rougir honestement</text:span><text:span text:style-name="T738"><text:line-break/></text:span><text:span text:style-name="T739">une dame qui le uouloit faire rougir pour luy dire quil</text:span><text:span text:style-name="T740"><text:line-break/></text:span><text:span text:style-name="T741">faisoit lamoureux delle, nouuelle</text:span><text:s/>10.<text:s/><text:span text:style-name="T742">fueillet</text:span><text:tab/>23</text:p>
      <text:p text:style-name="P743"/>
      <text:p text:style-name="P744">LA DEVXIESME IOVRNÉE</text:p>
      <text:p text:style-name="P745"/>
      <text:p text:style-name="P746"><text:span text:style-name="T747">En la</text:span><text:s/>2.<text:s/><text:span text:style-name="T748">Iournée on deuise soubz le gouuernement de</text:span><text:span text:style-name="T749"><text:line-break/></text:span><text:span text:style-name="T750">ma dame Philomene de ceulx ou celles qu</text:span><text:span text:style-name="T751">i par diuers ac(-)</text:span><text:span text:style-name="T752"><text:line-break/></text:span><text:span text:style-name="T753">cidens ont esté molestez de la fortune &amp; apres en sont</text:span><text:span text:style-name="T754"><text:line-break/></text:span><text:span text:style-name="T755">eschapez (oultre toute leur esperance) auec heureuse fin.</text:span></text:p>
      <text:soft-page-break/>
      <text:p text:style-name="P756"><text:span text:style-name="T757">Martelin faignant destre perclux de ses membres se</text:span><text:span text:style-name="T758"><text:line-break/></text:span><text:span text:style-name="T759">feit porter sur le corps de sainct Arigue ou il feit sem(-)</text:span><text:span text:style-name="T760"><text:line-break/></text:span><text:span text:style-name="T761">blant recouur</text:span><text:span text:style-name="T762">er santé. Et quant sa trompererie fut des(-)</text:span><text:span text:style-name="T763"><text:line-break/></text:span><text:span text:style-name="T764">ouuerte il fut bien battu, puis prins prisonnier, &amp; en gr(a2)t</text:span><text:span text:style-name="T765"><text:line-break/></text:span><text:span text:style-name="T766">dangier destre pendu &amp; estranglé par la gorge, dont en</text:span><text:span text:style-name="T767"><text:line-break/></text:span><text:span text:style-name="T768">fin il eschappa, nouuelle premiere fueillet</text:span><text:tab/>26</text:p>
      <text:p text:style-name="P769"/>
      <text:p text:style-name="P770"><text:span text:style-name="T771">Regnault Dast apres quil fut destrousse arriu</text:span><text:span text:style-name="T772">a à</text:span><text:span text:style-name="T773"><text:line-break/></text:span><text:span text:style-name="T774">Chasteau Guillaume ou estant logé chez une femme uefue</text:span><text:span text:style-name="T775"><text:line-break/></text:span><text:span text:style-name="T776">Il fut par elle recompensé de toutes ses pertes, &amp; puis</text:span><text:span text:style-name="T777"><text:line-break/></text:span><text:span text:style-name="T778">sen retuorna sain &amp; saulue en sa maison, nouuelle</text:span><text:s/>2.<text:s/><text:span text:style-name="T779">fu.</text:span><text:tab/>28</text:p>
      <text:p text:style-name="P780"/>
      <text:p text:style-name="P781"><text:span text:style-name="T782">Troisieunes hommes ai(a2)tz despendu tout le leur fol(-)</text:span><text:span text:style-name="T783"><text:line-break/></text:span><text:span text:style-name="T784">lement deuindrent paouu</text:span><text:span text:style-name="T785">res, le nepueu dung desquelz</text:span><text:span text:style-name="T786"><text:line-break/></text:span><text:span text:style-name="T787">sestant accoincté (et sen retournant comme desesperé en sa</text:span><text:span text:style-name="T788"><text:line-break/></text:span><text:span text:style-name="T789">maison) auecques ung abbé, il trouua que cestoit la fille</text:span><text:span text:style-name="T790"><text:line-break/></text:span><text:span text:style-name="T791">du Roy Dangleterre, laquelle le print pour mary, puis elle</text:span><text:span text:style-name="T792"><text:line-break/></text:span><text:span text:style-name="T793">recompensa toutes les pertes de ses oncles &amp; les re</text:span><text:span text:style-name="T794">meit en</text:span><text:span text:style-name="T795"><text:line-break/></text:span><text:span text:style-name="T796">bon estat, nouuelle</text:span><text:s/>3.<text:s/><text:span text:style-name="T797">fueillet</text:span><text:tab/>30</text:p>
      <text:p text:style-name="P798"/>
      <text:p text:style-name="P799"><text:span text:style-name="T800">Landolphe Ruffolo estant apouri deuint corsaire &amp;</text:span><text:span text:style-name="T801"><text:line-break/></text:span><text:span text:style-name="T802">prins par les Genneuois fut mis en fons : dou toutesfois il se</text:span><text:span text:style-name="T803"><text:line-break/></text:span><text:span text:style-name="T804">saulua sur une petite caisse plaine de tres riches bagues :</text:span><text:span text:style-name="T805"><text:line-break/></text:span><text:span text:style-name="T806">Et fut porté en Gurfe ou il fut receu p</text:span><text:span text:style-name="T807">ar une bonne fem(-)</text:span><text:span text:style-name="T808"><text:line-break/></text:span><text:span text:style-name="T809">me, puis sen retourna riche en sa maison, nouuelle</text:span><text:s/>4.<text:s/><text:span text:style-name="T810">fueillet</text:span><text:tab/>32</text:p>
      <text:p text:style-name="P811"/>
      <text:p text:style-name="P812"><text:span text:style-name="T813">André estant uenu de Perouse à Naples pour acha(-)</text:span><text:span text:style-name="T814"><text:line-break/></text:span><text:span text:style-name="T815">pter des cheuaulx, fut en une nuict surprins de trois mer</text:span><text:span text:style-name="T816"><text:line-break/></text:span><text:span text:style-name="T817">ueilleux accidens : &amp; de tous il echappa auec un Rubis &amp;</text:span><text:span text:style-name="T818"><text:line-break/></text:span><text:span text:style-name="T819">sen</text:span><text:span text:style-name="T820"><text:s/>retourna a sa maison, nouuelle</text:span><text:s/>5.<text:s/><text:span text:style-name="T821">fueillet</text:span><text:tab/>34</text:p>
      <text:p text:style-name="P822"/>
      <text:p text:style-name="P823"><text:span text:style-name="T824">Madame Britolle carrachola fut trouuée en une Isle</text:span><text:span text:style-name="T825"><text:line-break/></text:span><text:span text:style-name="T826">auecques deux cheureux ayant perdu deux siens filz, &amp;</text:span><text:span text:style-name="T827"><text:line-break/></text:span><text:span text:style-name="T828">sen alla en Lunigiane, la ou lung desditz deux filx se meit</text:span><text:span text:style-name="T829"><text:line-break/></text:span><text:span text:style-name="T830">pour seruiteur auec le seigneur delle &amp; fut</text:span><text:span text:style-name="T831"><text:s/>trouué couché</text:span><text:span text:style-name="T832"><text:line-break/></text:span><text:span text:style-name="T833">auec la fille de son maistre, qui pour ceste cause le feit met(-)</text:span><text:span text:style-name="T834"><text:line-break/></text:span><text:span text:style-name="T835">tre en prison. Puis quant le pays de Sicile se rebella contre</text:span><text:span text:style-name="T836"><text:line-break/></text:span><text:span text:style-name="T837">le Roy Charles, le dit filz fut recongnu de sa mere &amp; espou</text:span><text:span text:style-name="T838"><text:line-break/></text:span><text:span text:style-name="T839">sa la fille de s(o2) maistre : Et son frere fut retro</text:span><text:span text:style-name="T840">uué, puis tous</text:span><text:span text:style-name="T841"><text:line-break/></text:span><text:span text:style-name="T842">ensemble Retournerent en grant estat &amp; credit, nouuelle</text:span><text:line-break/>6.<text:s/><text:span text:style-name="T843">fueillet</text:span><text:tab/>38</text:p>
      <text:p text:style-name="P844"/>
      <text:p text:style-name="P845"><text:span text:style-name="T846">Le Souldan de Babylonne enuoya une sienne fille pour</text:span><text:span text:style-name="T847"><text:line-break/></text:span><text:span text:style-name="T848">la marier au Roy de Garbe, laquelle par diuers accidens</text:span><text:span text:style-name="T849"><text:line-break/></text:span><text:span text:style-name="T850">durant lespace de quatre ans ueint entre les mains de neuf</text:span><text:span text:style-name="T851"><text:line-break/></text:span><text:span text:style-name="T852">h</text:span><text:span text:style-name="T853">ommes en diuers, lieux. A la fin (rendue à son pere) elle sen</text:span><text:span text:style-name="T854"><text:line-break/></text:span><text:span text:style-name="T855">alla audit Roy de Garbe pour pucelle comme premiere(-)</text:span><text:span text:style-name="T856"><text:line-break/></text:span><text:span text:style-name="T857">ment elle faisoit pour femme, nouuelle</text:span><text:s/>7.<text:s/><text:span text:style-name="T858">fueillet</text:span><text:tab/>43</text:p>
      <text:p text:style-name="P859"/>
      <text:soft-page-break/>
      <text:p text:style-name="P860"><text:span text:style-name="T861">Le conte Dangiers accusé faulcement fut banni de</text:span><text:span text:style-name="T862"><text:line-break/></text:span><text:span text:style-name="T863">France &amp;</text:span><text:span text:style-name="T864"><text:s/>laissa deux siens enfans en diuers lieux en An(-)</text:span><text:span text:style-name="T865"><text:line-break/></text:span><text:span text:style-name="T866">gleterre : &amp; retournant descosse incogneu, les trouua en</text:span><text:span text:style-name="T867"><text:line-break/></text:span><text:span text:style-name="T868">grande auctorité : puis sen alla en guise de seruiteur en</text:span><text:span text:style-name="T869"><text:line-break/></text:span><text:span text:style-name="T870">larmée du Roy de France : &amp; recongneu innocent fut re(-)</text:span><text:span text:style-name="T871"><text:line-break/></text:span><text:span text:style-name="T872">mis en son premier estat, nouuell</text:span><text:span text:style-name="T873">e</text:span><text:s/>8.<text:s/><text:span text:style-name="T874">fueillet</text:span><text:tab/>50</text:p>
      <text:p text:style-name="P875"/>
      <text:p text:style-name="P876"><text:span text:style-name="T877">Bernard de Gennes par la tromperie d'ung nommé</text:span><text:span text:style-name="T878"><text:line-break/></text:span><text:span text:style-name="T879">Ambrois perdit le sien &amp; c(o2)m(a2)da que sa femme qui estoit</text:span><text:span text:style-name="T880"><text:line-break/></text:span><text:span text:style-name="T881">innocente fut tuée : Elle eschapa, &amp; en habit d h(o2)me seruit</text:span><text:line-break/><text:span text:style-name="pb">[n.p.]</text:span><text:line-break/><text:span text:style-name="T882">le Souldan : Le trompeur fut retrouué : puis elle fei</text:span><text:span text:style-name="T883">t uenir</text:span><text:span text:style-name="T884"><text:line-break/></text:span><text:span text:style-name="T885">Bernard son mary en Alexandrié : la ou apres que le tromp(-)</text:span><text:span text:style-name="T886"><text:line-break/></text:span><text:span text:style-name="T887">peur fut pugni elle reprint l'abit de femme, &amp; sen re(-)</text:span><text:span text:style-name="T888"><text:line-break/></text:span><text:span text:style-name="T889">tournerent elle &amp; son mary riches à Gennes, nouuelle</text:span><text:s/>9.<text:line-break/><text:span text:style-name="T890">fueillet</text:span><text:tab/>55</text:p>
      <text:p text:style-name="P891"/>
      <text:p text:style-name="P892"><text:span text:style-name="T893">Pagamin de Monaco desroba la femme à messire Ri</text:span><text:span text:style-name="T894"><text:line-break/></text:span><text:span text:style-name="T895">chard de Quin</text:span><text:span text:style-name="T896">zica lequel saichant ou elle estoit si en alla</text:span><text:span text:style-name="T897"><text:line-break/></text:span><text:span text:style-name="T898">&amp; deuenu amy de Pagamin la luy demanda : Qui la luy</text:span><text:span text:style-name="T899"><text:line-break/></text:span><text:span text:style-name="T900">accorda, pourucu quelle le noulsist. Elle ne sen uoulut re(-)</text:span><text:span text:style-name="T901"><text:line-break/></text:span><text:span text:style-name="T902">tourner auec luy. Et quant messire Richart fut mort elle</text:span><text:span text:style-name="T903"><text:line-break/></text:span><text:span text:style-name="T904">espousa Pagamin, nouuelle</text:span><text:s/>10.<text:s/><text:span text:style-name="T905">fueillet</text:span><text:tab/>59</text:p>
      <text:p text:style-name="P906"/>
      <text:p text:style-name="P907">EN LA TROISIESME IOVRNÉE<text:line-break/><text:span text:style-name="T908">on deuise soubz le gouuernement de ma dame Neiphile de</text:span><text:span text:style-name="T909"><text:line-break/></text:span><text:span text:style-name="T910">ceulx qui ont acquis auec industrie quelque chose fort de(-)</text:span><text:span text:style-name="T911"><text:line-break/></text:span><text:span text:style-name="T912">sirée : ou qui ont recouuré la perdue.</text:span></text:p>
      <text:p text:style-name="P913"/>
      <text:p text:style-name="P914"><text:span text:style-name="T915">Maset de Lamporechio contre faisant du muet deuint</text:span><text:span text:style-name="T916"><text:line-break/></text:span><text:span text:style-name="T917">Iardnier d'ung mona</text:span><text:span text:style-name="T918">stere de femmes, lesquelles couche(-)</text:span><text:span text:style-name="T919"><text:line-break/></text:span><text:span text:style-name="T920">rent toutes auecques luy, nouuelle</text:span><text:s/>1.<text:s/><text:span text:style-name="T921">fueillet</text:span><text:tab/>64</text:p>
      <text:p text:style-name="P922"/>
      <text:p text:style-name="P923"><text:span text:style-name="T924">Vng Palefrenier coucha auec la femme de Agilus</text:span><text:span text:style-name="T925"><text:line-break/></text:span><text:span text:style-name="T926">Roy de Lombardie, dont le Roy sapperceut secretement,</text:span><text:span text:style-name="T927"><text:line-break/></text:span><text:span text:style-name="T928">&amp; le trouua : puis le tondit : le tondu tondit tous les autres</text:span><text:span text:style-name="T929"><text:line-break/></text:span><text:span text:style-name="T930">qui</text:span><text:span text:style-name="T931"><text:s/>estoient auec luy : Et ainsi il eschappa de la male aduen</text:span><text:span text:style-name="T932"><text:line-break/></text:span><text:span text:style-name="T933">ture, nouuelle</text:span><text:s/>2.<text:s/><text:span text:style-name="T934">fueillet</text:span><text:tab/>66</text:p>
      <text:p text:style-name="P935"/>
      <text:p text:style-name="P936"><text:span text:style-name="T937">Soubz couleur de confession &amp; de tres pure con(-)</text:span><text:span text:style-name="T938"><text:line-break/></text:span><text:span text:style-name="T939">science une tres belle dame amoureuse d'ung honneste h(o2)(-)</text:span><text:span text:style-name="T940"><text:line-break/></text:span><text:span text:style-name="T941">me introduisit ung deuot &amp; solemnel religieux à luy do</text:span><text:span text:style-name="T942">n(-)</text:span><text:span text:style-name="T943"><text:line-break/></text:span><text:span text:style-name="T944">ner moyen (sans qu'il sen apperceust) de iouir de son a(-)</text:span><text:span text:style-name="T945"><text:line-break/></text:span><text:span text:style-name="T946">my, nouuelle</text:span><text:s/>3.<text:s/><text:span text:style-name="T947">fueillet</text:span><text:tab/>68</text:p>
      <text:p text:style-name="P948"/>
      <text:p text:style-name="P949"><text:span text:style-name="T950">Domp felix apprint à frere Puccio comment il se(-)</text:span><text:span text:style-name="T951"><text:line-break/></text:span><text:span text:style-name="T952">roit saulué en faisant une penitence qu'il luy enseigna, la(-)</text:span><text:span text:style-name="T953"><text:line-break/></text:span><text:span text:style-name="T954">quelle frere Puccio feit, &amp; ce pendant Domp felix</text:span><text:span text:style-name="T955"><text:s/>se d(o2)(-)</text:span><text:span text:style-name="T956"><text:line-break/></text:span><text:span text:style-name="T957">na du bon temps auecques sa femme, nouuelle</text:span><text:s/>4.<text:tab/><text:span text:style-name="T958">fu.</text:span><text:s/>71</text:p>
      <text:p text:style-name="P959"/>
      <text:soft-page-break/>
      <text:p text:style-name="P960"><text:span text:style-name="T961">Le magnifique Richart donna ung cheual à messire</text:span><text:span text:style-name="T962"><text:line-break/></text:span><text:span text:style-name="T963">Fr(a2)coys Vergelesi, au moyen de quoy il parla par son c(o2)(-)</text:span><text:span text:style-name="T964"><text:line-break/></text:span><text:span text:style-name="T965">gie à sa femme : &amp;</text:span><text:span text:style-name="T966"><text:s/>elle ne respondit aucune chose : mais luy</text:span><text:span text:style-name="T967"><text:line-break/></text:span><text:span text:style-name="T968">respondit à soy mesmes pour elle : &amp; selon sa response l'ef(-)</text:span><text:span text:style-name="T969"><text:line-break/></text:span><text:span text:style-name="T970">fect sen ensuiuit apres, nouuelle</text:span><text:s/>5.<text:s/><text:span text:style-name="T971">fueillet</text:span><text:tab/>73</text:p>
      <text:p text:style-name="P972"/>
      <text:p text:style-name="P973"><text:span text:style-name="T974">Richart Minutolo ayma la femme de Phelippes fighi</text:span><text:span text:style-name="T975"><text:line-break/></text:span><text:span text:style-name="T976">nolfi &amp; congnoissant quelle estoit ialouse de son<text:s/></text:span><text:span text:style-name="T977">mary, il</text:span><text:span text:style-name="T978"><text:line-break/></text:span><text:span text:style-name="T979">luy donna à entendre qu'il deuoit uenir le iour ensuiuant</text:span><text:span text:style-name="T980"><text:line-break/></text:span><text:span text:style-name="T981">en unes estuues auecques sa femme, ausquelles il feit ue(-)</text:span><text:span text:style-name="T982"><text:line-break/></text:span><text:span text:style-name="T983">nir celle dudit Phelippes : laquelle pensant estre auecques</text:span><text:span text:style-name="T984"><text:line-break/></text:span><text:span text:style-name="T985">Phelippes son mary, trouua quelle estoit auecques Ri(-)</text:span><text:span text:style-name="T986"><text:line-break/></text:span><text:span text:style-name="T987">chard, nouuel</text:span><text:span text:style-name="T988">le</text:span><text:s/>6.<text:s/><text:span text:style-name="T989">fueillet</text:span><text:tab/>75</text:p>
      <text:p text:style-name="P990"/>
      <text:p text:style-name="P991"><text:span text:style-name="T992">Tedalde Elisei ayant quelque courroux auecques sa</text:span><text:span text:style-name="T993"><text:line-break/></text:span><text:span text:style-name="T994">mie sen alla hors de Florence : Puis y reuint en habit de pe</text:span><text:span text:style-name="T995"><text:line-break/></text:span><text:span text:style-name="T996">lerin apres quelque temps : il parla auec sa mie &amp; luy feit</text:span><text:span text:style-name="T997"><text:line-break/></text:span><text:span text:style-name="T998">congnoistre son tort : Il deliura son mary du danger de</text:span><text:span text:style-name="T999"><text:line-break/></text:span><text:span text:style-name="T1000">mort par c</text:span><text:span text:style-name="T1001">e quil estoit prouué quil auoit tué Tedalde : il feit</text:span><text:span text:style-name="T1002"><text:line-break/></text:span><text:span text:style-name="T1003">la paix auecques ses freres, &amp; a la fin il iouit saigement de</text:span><text:span text:style-name="T1004"><text:line-break/></text:span><text:span text:style-name="T1005">samie, nouuelle</text:span><text:s/>7.<text:s/><text:span text:style-name="T1006">fueillet</text:span><text:tab/>77.</text:p>
      <text:p text:style-name="P1007"/>
      <text:p text:style-name="P1008"><text:span text:style-name="T1009">Ferronde ayant mengé certaine pouldre fut enterré</text:span><text:span text:style-name="T1010"><text:line-break/></text:span><text:span text:style-name="T1011">pour mort : &amp; par labbé qui iouissoit de sa femme, fut ti</text:span><text:span text:style-name="T1012">re</text:span><text:span text:style-name="T1013"><text:line-break/></text:span><text:span text:style-name="T1014">de la sepulture &amp; mis en prison, &amp; luy feit lon acroire</text:span><text:span text:style-name="T1015"><text:line-break/></text:span><text:span text:style-name="T1016">quil estoit en purgatoire, &amp; apres qu'on leust faict ressu(-)</text:span><text:span text:style-name="T1017"><text:line-break/></text:span><text:span text:style-name="T1018">sciter on luy feit nourrir pour sien ung enfant que labbé</text:span><text:span text:style-name="T1019"><text:line-break/></text:span><text:span text:style-name="T1020">auoit faict à sa femme, nouuelle</text:span><text:s/>8.<text:s/><text:span text:style-name="T1021">fueillet</text:span><text:tab/>83</text:p>
      <text:p text:style-name="P1022"/>
      <text:p text:style-name="P1023"><text:span text:style-name="T1024">Gilette de Nerbonne guerit l</text:span><text:span text:style-name="T1025">e Roy de France d'une</text:span><text:span text:style-name="T1026"><text:line-break/></text:span><text:span text:style-name="T1027">fistule quil auoit dont pour recompense elle demanda Ber</text:span><text:span text:style-name="T1028"><text:line-break/></text:span><text:span text:style-name="T1029">trand conte de Ro&lt;ATTcaractere&gt;illon pour mary : le quell'ayant espou(-)</text:span><text:span text:style-name="T1030"><text:line-break/></text:span><text:span text:style-name="T1031">sée par force sen alla par despit à Florence : la ou faisant</text:span><text:span text:style-name="T1032"><text:line-break/></text:span><text:span text:style-name="T1033">lamour à une Ieune fille : Gillette coucha<text:s/></text:span><text:span text:style-name="T1034">au lieu d'elle auec</text:span><text:span text:style-name="T1035"><text:line-break/></text:span><text:span text:style-name="T1036">luy &amp; en eut deux filz. Parquoy l'aymant depuis il la tint</text:span><text:span text:style-name="T1037"><text:line-break/></text:span><text:span text:style-name="T1038">pour sa femme, nouuelle</text:span><text:s/>9.<text:s/><text:span text:style-name="T1039">fueillet</text:span><text:tab/>86</text:p>
      <text:p text:style-name="P1040"/>
      <text:p text:style-name="P1041"><text:span text:style-name="T1042">Alibech fille ucint en ung hermitaige ou Rustique</text:span><text:span text:style-name="T1043"><text:line-break/></text:span><text:span text:style-name="T1044">hermite luy enseigna de remettre le Diable en enfer, puis</text:span><text:span text:style-name="T1045"><text:line-break/></text:span><text:span text:style-name="T1046">estant ostée de la elle fut m</text:span><text:span text:style-name="T1047">ariée à Neherbale, nouuelle</text:span><text:s/>10.<text:line-break/><text:span text:style-name="T1048">fueillet</text:span><text:tab/>89</text:p>
      <text:p text:style-name="P1049"/>
      <text:p text:style-name="P1050">EN LA QVATRIESME IOVRNÉE<text:line-break/><text:span text:style-name="T1051">on deuise soubz le gouuernement de Philostrate de ceulx</text:span><text:span text:style-name="T1052"><text:line-break/></text:span><text:span text:style-name="T1053">les amours desquelz ont eu malheureuse fin.</text:span></text:p>
      <text:p text:style-name="P1054"/>
      <text:p text:style-name="P1055"><text:span text:style-name="T1056">Tancredi prince de Salerne tua l'amy de sa fille, &amp;</text:span><text:span text:style-name="T1057"><text:line-break/></text:span><text:span text:style-name="T1058">luy en enuoya le cueur en une<text:s/></text:span><text:span text:style-name="T1059">couppe dor, laquelle y meit</text:span><text:span text:style-name="T1060"><text:line-break/></text:span><text:span text:style-name="T1061">apres de leau empoisonnée quelle beut &amp; mourut ainsi,</text:span><text:span text:style-name="T1062"><text:line-break/></text:span><text:span text:style-name="T1063">nouuelle</text:span><text:s/>1.<text:s/><text:span text:style-name="T1064">fueillet.</text:span><text:tab/>95</text:p>
      <text:p text:style-name="P1065"/>
      <text:p text:style-name="P1066"><text:span text:style-name="T1067">Frere Albert feit acroire à une femme Venicienne</text:span><text:span text:style-name="T1068"><text:line-break/></text:span><text:span text:style-name="T1069">que lange Gabriel estoit amoureux d'elle, &amp; y coucha par</text:span><text:span text:style-name="T1070"><text:line-break/></text:span><text:span text:style-name="T1071">plusieurs fois en guisse dudit Ange : puis</text:span><text:span text:style-name="T1072"><text:s/>par crainte des</text:span><text:span text:style-name="T1073"><text:line-break/></text:span><text:span text:style-name="T1074">parens de la femme se ietta par unne fenestre, &amp; se cacha</text:span><text:span text:style-name="T1075"><text:line-break/></text:span><text:span text:style-name="T1076">en la maison d'ung paoure homme lequel le mena le iour</text:span><text:span text:style-name="T1077"><text:line-break/></text:span><text:span text:style-name="T1078">ensuiuant en guise d'ung h(o2)me sauuaige en la place sainct</text:span><text:span text:style-name="T1079"><text:line-break/></text:span><text:span text:style-name="T1080">Marc, la ou estant recongnu de ceulx de son ordre, il fut</text:span><text:span text:style-name="T1081"><text:line-break/></text:span><text:span text:style-name="T1082">mis en<text:s/></text:span><text:span text:style-name="T1083">prison, nouuelle</text:span><text:s/>2.<text:s/><text:span text:style-name="T1084">fueillet</text:span><text:tab/>98</text:p>
      <text:p text:style-name="P1085"/>
      <text:p text:style-name="P1086"><text:span text:style-name="T1087">Trois ieunes hommes aymantz trois seurs, sen fui(-)</text:span><text:span text:style-name="T1088"><text:line-break/></text:span><text:span text:style-name="T1089">rent en Candye : lainée desquelles tua par ialousie son amy,</text:span><text:span text:style-name="T1090"><text:line-break/></text:span><text:span text:style-name="T1091">à laquelle la seconde (faissant plaisir au duc de C(a2)die) saul</text:span><text:span text:style-name="T1092"><text:line-break/></text:span><text:span text:style-name="T1093">ua la uie : puis l'amy dicelle seconde la tua</text:span><text:span text:style-name="T1094"><text:s/>&amp; sen fuit auec</text:span><text:span text:style-name="T1095"><text:line-break/></text:span><text:span text:style-name="T1096">ques laisnée, &amp; de sa mort furent chargez, le troisiesme a(-)</text:span><text:span text:style-name="T1097"><text:line-break/></text:span><text:span text:style-name="T1098">moureux auec la troisiesme seur : Parquoy estans prins pri(-)</text:span><text:span text:style-name="T1099"><text:line-break/></text:span><text:span text:style-name="T1100">sonniers le confesserent, &amp; craignant de mourir gaigne(-)</text:span><text:span text:style-name="T1101"><text:line-break/></text:span><text:span text:style-name="T1102">rent auec argent ceulx qui les gardoient, puis sen fuiren</text:span><text:span text:style-name="T1103">t</text:span><text:span text:style-name="T1104"><text:line-break/></text:span><text:span text:style-name="T1105">à Roddes ou il moururent en poureté, nouuelle</text:span><text:s/>3.<text:s/><text:span text:style-name="T1106">f.</text:span><text:tab/>102</text:p>
      <text:p text:style-name="P1107"/>
      <text:p text:style-name="P1108"><text:span text:style-name="T1109">Guerbin contre la foy donnée par le Roy Guillau(-)</text:span><text:span text:style-name="T1110"><text:line-break/></text:span><text:span text:style-name="T1111">me son aieul combatit une nef du Roy de Tunys pour pr(e2)</text:span><text:span text:style-name="T1112"><text:line-break/></text:span><text:span text:style-name="T1113">dre une sienne fille, la quelle fut tuée par ceulx qui estoi(e2)t</text:span><text:span text:style-name="T1114"><text:line-break/></text:span><text:span text:style-name="T1115">de dans la nef. Parquo</text:span><text:span text:style-name="T1116">y il les tua tous apres, dont il eut</text:span><text:span text:style-name="T1117"><text:line-break/></text:span><text:span text:style-name="T1118">de puis la teste tranchée, nouuelle</text:span><text:s/>4.<text:s/><text:span text:style-name="T1119">fueillet.</text:span><text:tab/>104</text:p>
      <text:p text:style-name="P1120"/>
      <text:p text:style-name="P1121"><text:span text:style-name="T1122">Les freres de Ysabeau tuer(e2)t ung amy quelle auoit</text:span><text:span text:style-name="T1123"><text:line-break/></text:span><text:span text:style-name="T1124">lequel s'apparut apres à elle en dormant, &amp; luy monstra</text:span><text:span text:style-name="T1125"><text:line-break/></text:span><text:span text:style-name="T1126">ou il estoit enterré, elle desenterra secrettem(e2)t sa<text:s/></text:span><text:span text:style-name="T1127">teste, &amp;</text:span><text:span text:style-name="T1128"><text:line-break/></text:span><text:span text:style-name="T1129">la meit en ung pot de basilic, pleur(a2)t tous les iours une gr(a2)</text:span><text:span text:style-name="T1130"><text:line-break/></text:span><text:span text:style-name="T1131">de heure dessus : mais la luy ostant ses frere elle en mourut</text:span><text:line-break/><text:span text:style-name="pb">[n.p.]</text:span><text:line-break/><text:span text:style-name="T1132">de dueil, peu de temps apres, nouuelle</text:span><text:s/>5.<text:s/><text:span text:style-name="T1133">fueillet</text:span><text:tab/>106</text:p>
      <text:p text:style-name="P1134"/>
      <text:p text:style-name="P1135"><text:span text:style-name="T1136">Vne ieune fille n(o2)mée Andrée aym(a2)t ung ieu</text:span><text:span text:style-name="T1137">ne hom</text:span><text:span text:style-name="T1138"><text:line-break/></text:span><text:span text:style-name="T1139">me n(o2)mé Gabriel, luy rac(o2)pta ung songe quelle auoit faict</text:span><text:span text:style-name="T1140"><text:line-break/></text:span><text:span text:style-name="T1141">&amp; luy ung autre à elle, &amp; mour(a1)t soudainem(e2)t Gabriel en</text:span><text:span text:style-name="T1142"><text:line-break/></text:span><text:span text:style-name="T1143">tre sesbras, elle &amp; sa ch(a2)briere fur(e2)t prinses ainsi quelles</text:span><text:span text:style-name="T1144"><text:line-break/></text:span><text:span text:style-name="T1145">le portoi(e2)t deu(a2)t sa mais(o2) (p3) les ministres d</text:span><text:span text:style-name="T1146">e la seigneurie,</text:span><text:span text:style-name="T1147"><text:line-break/></text:span><text:span text:style-name="T1148">ou elle deit comme le faict estoit allé. Et uoulant le potestat</text:span><text:span text:style-name="T1149"><text:line-break/></text:span><text:span text:style-name="T1150">la prendre à force elle ne le uoulut souffrir : dont son pere</text:span><text:span text:style-name="T1151"><text:line-break/></text:span><text:span text:style-name="T1152">qui en ouit les nouuelles monstra son innocence &amp; la feit</text:span><text:span text:style-name="T1153"><text:line-break/></text:span><text:span text:style-name="T1154">deliurer : &amp; elle refusant apres cela de plus uiure au<text:s/></text:span><text:span text:style-name="T1155">mon(-)</text:span><text:span text:style-name="T1156"><text:line-break/></text:span><text:span text:style-name="T1157">de se rendit religieuse. Nouuelle</text:span><text:s/>6.<text:s/><text:span text:style-name="T1158">fueillet</text:span><text:tab/>107</text:p>
      <text:p text:style-name="P1159"/>
      <text:p text:style-name="P1160"><text:span text:style-name="T1161">Symonne aymant Pasquin &amp; estant auecques luy en</text:span><text:span text:style-name="T1162"><text:line-break/></text:span><text:span text:style-name="T1163">ung iardin aduint que Pasquin se frotta les dents d'une</text:span><text:span text:style-name="T1164"><text:line-break/></text:span><text:span text:style-name="T1165">fueille de saulge, dont il mourut, icelle Symonne fut prinse</text:span><text:span text:style-name="T1166"><text:line-break/></text:span><text:span text:style-name="T1167">de la iustice &amp; se frotta (p3)eil</text:span><text:span text:style-name="T1168">lem(e2)t d'une de ses fueilles de</text:span><text:span text:style-name="T1169"><text:line-break/></text:span><text:soft-page-break/><text:span text:style-name="T1170">saulge les dentz, dont semblablement elle meurt. Nouuel</text:span><text:span text:style-name="T1171"><text:line-break/></text:span><text:span text:style-name="T1172">le</text:span><text:s/>7.<text:s/><text:span text:style-name="T1173">fueillet.</text:span><text:tab/>109</text:p>
      <text:p text:style-name="P1174"/>
      <text:p text:style-name="P1175"><text:span text:style-name="T1176">Hierosme aym(a2)t une ieune fille nommée Siluestre sen</text:span><text:span text:style-name="T1177"><text:line-break/></text:span><text:span text:style-name="T1178">alla contrainct par les prieres de sa mere à Paris, retour(-)</text:span><text:span text:style-name="T1179"><text:line-break/></text:span><text:span text:style-name="T1180">n(a2)t du quel il trouua sam</text:span><text:span text:style-name="T1181">ic mariée, en la maison de laquelle</text:span><text:span text:style-name="T1182"><text:line-break/></text:span><text:span text:style-name="T1183">il entra secretement &amp; mourut aupres d'elle dedans le lict :</text:span><text:span text:style-name="T1184"><text:line-break/></text:span><text:span text:style-name="T1185">Puys estant porté en une eglise pour estre enterré, elle</text:span><text:span text:style-name="T1186"><text:line-break/></text:span><text:span text:style-name="T1187">mourut semblablement sur luy. Nouuelle</text:span><text:s/>8.<text:s/><text:span text:style-name="T1188">fueillet</text:span><text:tab/>111</text:p>
      <text:p text:style-name="P1189"/>
      <text:p text:style-name="P1190"><text:span text:style-name="T1191">Me&lt;ATTcaractere&gt;ire Guillaume de Ro&lt;ATTcaracte</text:span><text:span text:style-name="T1192">re&gt;illon donna à menger à sa</text:span><text:span text:style-name="T1193"><text:line-break/></text:span><text:span text:style-name="T1194">femme le cueur de Me&lt;ATTcaractere&gt;ire Guillaume Gardastin q'uil a(-)</text:span><text:span text:style-name="T1195"><text:line-break/></text:span><text:span text:style-name="T1196">uoit tuê &amp; quelle aymoit, ce que elle sachant par apres se</text:span><text:span text:style-name="T1197"><text:line-break/></text:span><text:span text:style-name="T1198">ietta d'une haulte fenestre embas &amp; mourut : puis fut en(-)</text:span><text:span text:style-name="T1199"><text:line-break/></text:span><text:span text:style-name="T1200">terrée auec son amy. Nouuelle</text:span><text:s/>9.<text:s/><text:span text:style-name="T1201">fueill</text:span><text:span text:style-name="T1202">et</text:span><text:tab/>113</text:p>
      <text:p text:style-name="P1203"/>
      <text:p text:style-name="P1204"><text:span text:style-name="T1205">La femme dung Cirurgien meit en une huche ung si(e2)</text:span><text:span text:style-name="T1206"><text:line-break/></text:span><text:span text:style-name="T1207">amy qui auiot beu d'une eau qui faisoit endormir les gens,</text:span><text:span text:style-name="T1208"><text:line-break/></text:span><text:span text:style-name="T1209">lequel elle tenoit pour mort, dedans laquelle huche deux</text:span><text:span text:style-name="T1210"><text:line-break/></text:span><text:span text:style-name="T1211">larrons usuriers l'emporter(e2)t en leur maison : Puis se reueil</text:span><text:span text:style-name="T1212"><text:line-break/></text:span><text:span text:style-name="T1213">lant cest amy<text:s/></text:span><text:span text:style-name="T1214">&amp; estant prins pour larron, la chambriere</text:span><text:span text:style-name="T1215"><text:line-break/></text:span><text:span text:style-name="T1216">de la dame se alla accuser à la iustice de lauoir mis en ceste</text:span><text:span text:style-name="T1217"><text:line-break/></text:span><text:span text:style-name="T1218">huche, &amp; par se moyen il eschappa d'estre pendu, &amp; les</text:span><text:span text:style-name="T1219"><text:line-break/></text:span><text:span text:style-name="T1220">larrons pour lauoir desrobé furent cond(a2)nez en amende</text:span><text:span text:style-name="T1221"><text:line-break/></text:span><text:span text:style-name="T1222">pecuniaire. Nouuelle</text:span><text:s/>10.<text:s/><text:span text:style-name="T1223">fueillet</text:span><text:tab/>114</text:p>
      <text:p text:style-name="P1224"/>
      <text:p text:style-name="P1225">EN LA CINQIESME IOVR(-)<text:line-break/><text:span text:style-name="T1226">née on deuise soubz le gouuernement de ma dame Fiamette</text:span><text:span text:style-name="T1227"><text:line-break/></text:span><text:span text:style-name="T1228">dece qui est aduenu hureusem(e2)t à quelque amoureux apres</text:span><text:span text:style-name="T1229"><text:line-break/></text:span><text:span text:style-name="T1230">plusieurs grandes maladuentures</text:span></text:p>
      <text:p text:style-name="P1231"/>
      <text:p text:style-name="P1232"><text:span text:style-name="T1233">Chymon deuint saige par estre amoureux, &amp; c(o2)questa</text:span><text:span text:style-name="T1234"><text:line-break/></text:span><text:span text:style-name="T1235">(p3)force samie Ephigene sur l</text:span><text:span text:style-name="T1236">a mer, dont il fut mis en prison</text:span><text:span text:style-name="T1237"><text:line-break/></text:span><text:span text:style-name="T1238">à Roddes, &amp; ung nommé Lisimaque l'en tira hors, auec</text:span><text:span text:style-name="T1239"><text:line-break/></text:span><text:span text:style-name="T1240">lequel il print de rechef Ephigene &amp; Cassandre au mylieu</text:span><text:span text:style-name="T1241"><text:line-break/></text:span><text:span text:style-name="T1242">de leurs nopces, &amp; sen fuirent auecques elles en Candie,</text:span><text:span text:style-name="T1243"><text:line-break/></text:span><text:span text:style-name="T1244">dont apres les auoir espousees il furent rappellez en le</text:span><text:span text:style-name="T1245">urs</text:span><text:span text:style-name="T1246"><text:line-break/></text:span><text:span text:style-name="T1247">maisons. Nouuelle</text:span><text:s/>1.<text:s/><text:span text:style-name="T1248">fueil.</text:span><text:tab/>119</text:p>
      <text:p text:style-name="P1249"/>
      <text:p text:style-name="P1250"><text:span text:style-name="T1251">Constance aymant Martuccio gomito, &amp;</text:span><text:span text:style-name="T1252"><text:s/>oyant quil</text:span><text:span text:style-name="T1253"><text:line-break/></text:span><text:span text:style-name="T1254">estoit mort, se meit seule par desespoir en une barque qui</text:span><text:span text:style-name="T1255"><text:line-break/></text:span><text:span text:style-name="T1256">fut transportée du uent à Suse en Barbarie, &amp; de la sen al(-)</text:span><text:span text:style-name="T1257"><text:line-break/></text:span><text:span text:style-name="T1258">la à Thunis, ou elle le trouua encores uiu(a2)t, au quel elle se</text:span><text:span text:style-name="T1259"><text:line-break/></text:span><text:span text:style-name="T1260">descouurit, &amp; luy estant en grande auctorité du c(o2)seil<text:s/></text:span><text:span text:style-name="T1261">pri</text:span><text:span text:style-name="T1262"><text:line-break/></text:span><text:span text:style-name="T1263">ué du Roy espousa ladicte Constance &amp; sen retourna ri(-)</text:span><text:span text:style-name="T1264"><text:line-break/></text:span><text:span text:style-name="T1265">che auec elle en liste de Lipare. Nouuelle</text:span><text:s/>2.<text:s/><text:span text:style-name="T1266">fueillet</text:span><text:tab/>122</text:p>
      <text:p text:style-name="P1267"/>
      <text:p text:style-name="P1268"><text:span text:style-name="T1269">Pierre Bocamasse sen fuyant auec une fille quil amoyt</text:span><text:span text:style-name="T1270"><text:line-break/></text:span><text:span text:style-name="T1271">nommée Angeline rencontra des brigans en chemin, dont</text:span><text:span text:style-name="T1272"><text:line-break/></text:span><text:span text:style-name="T1273">la fille sen fuit par une f</text:span><text:span text:style-name="T1274">orest, dou elle fut menée en ung</text:span><text:span text:style-name="T1275"><text:line-break/></text:span><text:soft-page-break/><text:span text:style-name="T1276">chasteau, &amp; pierre prins par les brigans des mains des(-)</text:span><text:span text:style-name="T1277"><text:line-break/></text:span><text:span text:style-name="T1278">quelz il eschappa depuis : &amp; apres arriua par accident</text:span><text:span text:style-name="T1279"><text:line-break/></text:span><text:span text:style-name="T1280">audit chasteau ou estoit Angeline quil espousa, &amp; puis sen</text:span><text:span text:style-name="T1281"><text:line-break/></text:span><text:span text:style-name="T1282">retournerent ensemble à Rome. Nouuelle</text:span><text:s/>3.<text:s/><text:span text:style-name="T1283">fueillet</text:span><text:tab/>124</text:p>
      <text:p text:style-name="P1284"/>
      <text:p text:style-name="P1285"><text:span text:style-name="T1286">Richard Menard trouué par me&lt;ATTcaractere&gt;ire Litio de Valb(o2)ne</text:span><text:span text:style-name="T1287"><text:line-break/></text:span><text:span text:style-name="T1288">coucha auecques sa fille, lespousa, &amp;</text:span><text:span text:style-name="T1289"><text:s/>uesquit depuis en b(o2)</text:span><text:span text:style-name="T1290"><text:line-break/></text:span><text:span text:style-name="T1291">ne paix et amytié auec(q1)s le pere delle. Nouuelle</text:span><text:s/>4.<text:s/><text:span text:style-name="T1292">f.</text:span><text:tab/>127</text:p>
      <text:p text:style-name="P1293"/>
      <text:p text:style-name="P1294"><text:span text:style-name="T1295">Guy de Cremone allant de uie à trespas laissa à Ia(-)</text:span><text:span text:style-name="T1296"><text:line-break/></text:span><text:span text:style-name="T1297">quenin de Pauie une sienne fille laquelle Iehannot de Seue(-)</text:span><text:span text:style-name="T1298"><text:line-break/></text:span><text:span text:style-name="T1299">rin &amp; Minguin de Mingole aymer(e2)t en la uille de F</text:span><text:span text:style-name="T1300">ay(e2)ce,</text:span><text:span text:style-name="T1301"><text:line-break/></text:span><text:span text:style-name="T1302">dont il sentrebatir(e2)t : depuis estant la fille recongneue pour</text:span><text:span text:style-name="T1303"><text:line-break/></text:span><text:span text:style-name="T1304">seur de Iehannot elle fut mariée à Minguyn. Nouuelle</text:span><text:s/>5.<text:line-break/><text:span text:style-name="T1305">fueillet</text:span><text:tab/>128</text:p>
      <text:p text:style-name="P1306"/>
      <text:p text:style-name="P1307"><text:span text:style-name="T1308">Iehan de Procide estant trouué auec une ieune fille</text:span><text:span text:style-name="T1309"><text:line-break/></text:span><text:span text:style-name="T1310">quil aymoit, laquelle auoit esté donnée au Roy federic de</text:span><text:span text:style-name="T1311"><text:line-break/></text:span><text:span text:style-name="T1312">Sicile, fut lie à ung poteau pour deuoir estre bruslé dont</text:span><text:span text:style-name="T1313"><text:line-break/></text:span><text:span text:style-name="T1314">toutesfois il eschappa, estant recongneu par Rogier Do(-)</text:span><text:span text:style-name="T1315"><text:line-break/></text:span><text:span text:style-name="T1316">rie admiral de Cicile &amp; espousa ladite fille. Nouuelle</text:span><text:s/>6.<text:s/><text:span text:style-name="T1317">fueillet</text:span><text:tab/>130</text:p>
      <text:p text:style-name="P1318"/>
      <text:p text:style-name="P1319"><text:span text:style-name="T1320">Theodore deuenu amoureux de Violente fille de mes</text:span><text:span text:style-name="T1321"><text:line-break/></text:span><text:span text:style-name="T1322">sire Emery son ma</text:span><text:span text:style-name="T1323">istre lengroissa : dont il fut condemné à</text:span><text:span text:style-name="T1324"><text:line-break/></text:span><text:span text:style-name="T1325">estre p(e2)du &amp; estranglé, &amp; ainsi qu on le menoit fouettant</text:span><text:span text:style-name="T1326"><text:line-break/></text:span><text:span text:style-name="T1327">iusques au gibet, il fut recongneu par son pere : parquoy il</text:span><text:span text:style-name="T1328"><text:line-break/></text:span><text:span text:style-name="T1329">fut deslie &amp; espousa samye. Nouuelle</text:span><text:s/>7.<text:s/><text:span text:style-name="T1330">fueillet</text:span><text:tab/>132</text:p>
      <text:p text:style-name="P1331"/>
      <text:p text:style-name="P1332"><text:span text:style-name="T1333">Anastaise des honnestes en aym(a2)t un</text:span><text:span text:style-name="T1334">e fille des trauer</text:span><text:span text:style-name="T1335"><text:line-break/></text:span><text:span text:style-name="T1336">saires despendit gr(a2)dem(e2)t de son bien sans toutesfois estre</text:span><text:span text:style-name="T1337"><text:line-break/></text:span><text:span text:style-name="T1338">aymé, &amp; à la priere de ses parens sen alla à ung sien lieu</text:span><text:span text:style-name="T1339"><text:line-break/></text:span><text:span text:style-name="T1340">aux champs nommé Quia&lt;ATTcaractere&gt;i, ou il ueit chasser par ung che</text:span><text:span text:style-name="T1341"><text:line-break/></text:span><text:span text:style-name="T1342">ualier une ieune fille qui tua, &amp; puis la f</text:span><text:span text:style-name="T1343">eit deuorer des</text:span><text:span text:style-name="T1344"><text:line-break/></text:span><text:span text:style-name="T1345">chiens. Si inuita ledit Anastaise ses parens &amp; ceulx de cel</text:span><text:span text:style-name="T1346"><text:line-break/></text:span><text:span text:style-name="T1347">le quil aymoit, pour uenir disner auec luy, ausquelz il feit</text:span><text:span text:style-name="T1348"><text:line-break/></text:span><text:span text:style-name="T1349">pareillement ueoir despecer ceste ieune fille, parquoy crai</text:span><text:span text:style-name="T1350"><text:line-break/></text:span><text:span text:style-name="T1351">gn(a2)t celle quil aymoit qu'ung tel inconuenient luy aduin</text:span><text:span text:style-name="T1352">t</text:span><text:span text:style-name="T1353"><text:line-break/></text:span><text:span text:style-name="T1354">elle print Anastaise pour mary. Nouuelle</text:span><text:s/>8.<text:s/><text:span text:style-name="T1355">fu.</text:span><text:tab/>134</text:p>
      <text:p text:style-name="P1356"/>
      <text:p text:style-name="P1357"><text:span text:style-name="T1358">Federic des Alberigny amoureux d'une femme qui</text:span><text:span text:style-name="T1359"><text:line-break/></text:span><text:span text:style-name="T1360">ne l'aymoit point desp(e2)dit tout son bien en gentillesses &amp;</text:span><text:span text:style-name="T1361"><text:line-break/></text:span><text:span text:style-name="T1362">honnestetezse c(o2)s(u2)mant entierement tellement quil ne luy</text:span><text:span text:style-name="T1363"><text:line-break/></text:span><text:span text:style-name="T1364">demeura que ung faulcon : &amp; n</text:span><text:span text:style-name="T1365">ayant autre chose pour d(o2)</text:span><text:span text:style-name="T1366"><text:line-break/></text:span><text:span text:style-name="T1367">ner à disner à samye qui le uint uoir, il le feit rotir, dont</text:span><text:span text:style-name="T1368"><text:line-break/></text:span><text:span text:style-name="T1369">elle saichant ceste honesteté, changea doppini(o2), &amp; le print</text:span><text:span text:style-name="T1370"><text:line-break/></text:span><text:span text:style-name="T1371">à mary, le faisant riche homme. Nouuelle</text:span><text:s/>9.<text:s/><text:span text:style-name="T1372">fueil.</text:span><text:tab/>136</text:p>
      <text:p text:style-name="P1373"/>
      <text:p text:style-name="P1374"><text:span text:style-name="T1375">Pierre de uinciolo estant allé soupper ung iou</text:span><text:span text:style-name="T1376">r hors</text:span><text:span text:style-name="T1377"><text:line-break/></text:span><text:span text:style-name="T1378">de sa mais(o2), sa f(e2)me feit uenir ung ieune gars quelle aymoit</text:span><text:span text:style-name="T1379"><text:line-break/></text:span><text:span text:style-name="T1380">lequel fut trouué &amp; surprins par le mary qui congneut la</text:span><text:span text:style-name="T1381"><text:line-break/></text:span><text:soft-page-break/><text:span text:style-name="T1382">tr(o2)perie de sa femme, auec laquelle il demeura neantmoins</text:span><text:line-break/><text:span text:style-name="pb">[n.p.]</text:span><text:line-break/><text:span text:style-name="T1383">daccord, pour sa meschanceté &amp; ordure. Nouuelle</text:span><text:s/>10.<text:s/><text:span text:style-name="T1384">fueillet</text:span><text:tab/>139</text:p>
      <text:p text:style-name="P1385"/>
      <text:p text:style-name="P1386">EN LA SIXIESME IOVR(-)<text:line-break/><text:span text:style-name="T1387">née on deuise soubz le gouuernement de ma dame Elisse de</text:span><text:span text:style-name="T1388"><text:line-break/></text:span><text:span text:style-name="T1389">ceulx ou celles qui auec quelque plaisant mot quant on</text:span><text:span text:style-name="T1390"><text:line-break/></text:span><text:span text:style-name="T1391">les à uoulu picquer se sont reuenchez, ou bien qui auec pr(o2)</text:span><text:span text:style-name="T1392"><text:line-break/></text:span><text:span text:style-name="T1393">pte responce ou soudaine rencontre ont euit</text:span><text:span text:style-name="T1394">té perte, dan(-)</text:span><text:span text:style-name="T1395"><text:line-break/></text:span><text:span text:style-name="T1396">gier ou mocquerie.</text:span></text:p>
      <text:p text:style-name="P1397"/>
      <text:p text:style-name="P1398"><text:span text:style-name="T1399">Vng Cheualier promeit à ma dame Horrette de la</text:span><text:span text:style-name="T1400"><text:line-break/></text:span><text:span text:style-name="T1401">porter en croppe sur son cheual &amp; de luy compter une</text:span><text:span text:style-name="T1402"><text:line-break/></text:span><text:span text:style-name="T1403">belle nouuelle en chemin : Mais uoyant la dame qu'il la di(-)</text:span><text:span text:style-name="T1404"><text:line-break/></text:span><text:span text:style-name="T1405">soit de mauuaise grace elle le pria de la descendre à pie</text:span><text:span text:style-name="T1406">d.</text:span><text:span text:style-name="T1407"><text:line-break/></text:span><text:span text:style-name="T1408">Nouuelle</text:span><text:s/>1.<text:s/><text:span text:style-name="T1409">fueillet</text:span><text:tab/>144</text:p>
      <text:p text:style-name="P1410"/>
      <text:p text:style-name="P1411"><text:span text:style-name="T1412">Ciste Boulengier auec une parolle qu'il deit à Me&lt;ATTcaractere&gt;i(-)</text:span><text:span text:style-name="T1413"><text:line-break/></text:span><text:span text:style-name="T1414">re Gery spine luy feit recongnoistre une inconsiderée de(-)</text:span><text:span text:style-name="T1415"><text:line-break/></text:span><text:span text:style-name="T1416">m(a2)de quil auoit faicte audit Ciste. Nouuelle</text:span><text:s/>2.<text:s/><text:span text:style-name="T1417">fueil.</text:span><text:tab/>144</text:p>
      <text:p text:style-name="P1418"/>
      <text:p text:style-name="P1419"><text:span text:style-name="T1420">Ma dame Nonne de pulcy feit taire un</text:span><text:span text:style-name="T1421">g euesque de</text:span><text:span text:style-name="T1422"><text:line-break/></text:span><text:span text:style-name="T1423">Florence, auec une prompte responce faicte à une gaudisse</text:span><text:span text:style-name="T1424"><text:line-break/></text:span><text:span text:style-name="T1425">rie un peu moins que honneste qu'il auoit dicte à ladicte da</text:span><text:span text:style-name="T1426"><text:line-break/></text:span><text:span text:style-name="T1427">me. Nouuelle</text:span><text:s/>3.<text:s/><text:span text:style-name="T1428">fueillet</text:span><text:tab/>146</text:p>
      <text:p text:style-name="P1429"/>
      <text:p text:style-name="P1430"><text:span text:style-name="T1431">Quiquibio cuisinier de me&lt;ATTcaractere&gt;ire Conrard Iehan filia&lt;ATTcaractere&gt;i</text:span><text:span text:style-name="T1432"><text:line-break/></text:span><text:span text:style-name="T1433">par une soudaine</text:span><text:span text:style-name="T1434"><text:s/>parolle qu'il deit à son maistre conuertit</text:span><text:span text:style-name="T1435"><text:line-break/></text:span><text:span text:style-name="T1436">son courroux en Rys : &amp; eschappa la punici(o2), dont me&lt;ATTcaractere&gt;i(-)</text:span><text:span text:style-name="T1437"><text:line-break/></text:span><text:span text:style-name="T1438">re Conrard lauoit menacé. Nouuelle</text:span><text:s/>4.<text:s/><text:span text:style-name="T1439">fueillet</text:span><text:tab/>146</text:p>
      <text:p text:style-name="P1440"/>
      <text:p text:style-name="P1441"><text:span text:style-name="T1442">Me&lt;ATTcaractere&gt;ire Forest de Rabbate &amp; maistre Iotte painctre</text:span><text:span text:style-name="T1443"><text:line-break/></text:span><text:span text:style-name="T1444">uenans ensemble de Muge</text:span><text:span text:style-name="T1445">l se gaudir(e2)t lun lautre de leur</text:span><text:span text:style-name="T1446"><text:line-break/></text:span><text:span text:style-name="T1447">laydeur. Nouuelle</text:span><text:s/>5.<text:s/><text:span text:style-name="T1448">fueillet</text:span><text:tab/>147</text:p>
      <text:p text:style-name="P1449"/>
      <text:p text:style-name="P1450"><text:span text:style-name="T1451">Michel escalse preuua à certains ieunes hommes qui</text:span><text:span text:style-name="T1452"><text:line-break/></text:span><text:span text:style-name="T1453">feirent une gaigeure c(o2)tre luy, que ceulx de la lignée des</text:span><text:span text:style-name="T1454"><text:line-break/></text:span><text:span text:style-name="T1455">Baronchi estoient les plus nobles du monde, ou de marem(-)</text:span><text:span text:style-name="T1456"><text:line-break/></text:span><text:span text:style-name="T1457">me &amp; en gaign</text:span><text:span text:style-name="T1458">a un soupper. Nouuelle</text:span><text:s/>6.<text:s/><text:span text:style-name="T1459">fu.</text:span><text:tab/>148</text:p>
      <text:p text:style-name="P1460"/>
      <text:p text:style-name="P1461"><text:span text:style-name="T1462">Ma dame Phelippe estant trouuée auec ung sien amy</text:span><text:span text:style-name="T1463"><text:line-break/></text:span><text:span text:style-name="T1464">par son mary fut citée deuant le iuge, dont elle se deliura</text:span><text:span text:style-name="T1465"><text:line-break/></text:span><text:span text:style-name="T1466">auec une prompte &amp; plaisante responce, &amp; feit moderer</text:span><text:span text:style-name="T1467"><text:line-break/></text:span><text:span text:style-name="T1468">le statut donné auparauant contre les femmes. Nouuelle</text:span><text:line-break/>7.<text:s/><text:span text:style-name="T1469">fueillet</text:span><text:tab/>149</text:p>
      <text:p text:style-name="P1470"/>
      <text:p text:style-name="P1471"><text:span text:style-name="T1472">Fresco conseilla à sa niece que si ceulx qui sont mal</text:span><text:span text:style-name="T1473"><text:line-break/></text:span><text:span text:style-name="T1474">plaisantz à ueoir luy faschoient comme elle disoit, quelle</text:span><text:span text:style-name="T1475"><text:line-break/></text:span><text:span text:style-name="T1476">ne se myrast iamais. Nouuelle</text:span><text:s/>8.<text:s/><text:span text:style-name="T1477">fueillet</text:span><text:tab/>150</text:p>
      <text:p text:style-name="P1478"/>
      <text:soft-page-break/>
      <text:p text:style-name="P1479"><text:span text:style-name="T1480">Me&lt;ATTcaractere&gt;ire Guido caualcanti deit auec ung honneste mot in(-)</text:span><text:span text:style-name="T1481"><text:line-break/></text:span><text:span text:style-name="T1482">iure à<text:s/></text:span><text:span text:style-name="T1483">certains cheualiers Florentins qui lauoi(e2)t surprins.</text:span><text:span text:style-name="T1484"><text:line-break/></text:span><text:span text:style-name="T1485">Nouuelle</text:span><text:s/>9.<text:s/><text:span text:style-name="T1486">fueil.</text:span><text:tab/>150</text:p>
      <text:p text:style-name="P1487"/>
      <text:p text:style-name="P1488"><text:span text:style-name="T1489">Frere Oignon promeit à certains paysans, de leur</text:span><text:span text:style-name="T1490"><text:line-break/></text:span><text:span text:style-name="T1491">m(o2)strer la plume de l(a2)ge Gabriel, ou lieu de la quelle trou</text:span><text:span text:style-name="T1492"><text:line-break/></text:span><text:span text:style-name="T1493">uant des charbons, il leur deit que cestoient de ceulx d(o2)t</text:span><text:span text:style-name="T1494"><text:line-break/></text:span><text:span text:style-name="T1495">sainct Laurens fut rosty. Nouuelle</text:span><text:s/>10.<text:s/><text:span text:style-name="T1496">fueillet</text:span><text:tab/>151</text:p>
      <text:p text:style-name="P1497"/>
      <text:p text:style-name="P1498">EN LA SEPTIESME IOVR<text:line-break/><text:span text:style-name="T1499">née on deuise soubz le gouuernement de Dioneo des trom(-)</text:span><text:span text:style-name="T1500"><text:line-break/></text:span><text:span text:style-name="T1501">peries que les femmes ont faictes à leurs maryz, soit par</text:span><text:span text:style-name="T1502"><text:line-break/></text:span><text:span text:style-name="T1503">amour, ou pour cuitter quelque mal ou sc(a2)dale : soi(e2)t quilz</text:span><text:span text:style-name="T1504"><text:line-break/></text:span><text:span text:style-name="T1505">sen soient aperceuz ou non.</text:span></text:p>
      <text:p text:style-name="P1506"/>
      <text:p text:style-name="P1507"><text:span text:style-name="T1508">Iehan le lorrain ouyt de nuict heurter à son huis, par</text:span><text:span text:style-name="T1509"><text:line-break/></text:span><text:span text:style-name="T1510">quoy il eueilla sa femme, &amp; elle luy faissant acroire que ce</text:span><text:span text:style-name="T1511"><text:line-break/></text:span><text:span text:style-name="T1512">stoit ung esperit ilz sen allerent tous deux le coniurer a(-)</text:span><text:span text:style-name="T1513"><text:line-break/></text:span><text:span text:style-name="T1514">uec une oraison, &amp; depuis ne ouyrent heurter. No</text:span><text:span text:style-name="T1515">uuelle</text:span><text:span text:style-name="T1516"><text:line-break/></text:span><text:span text:style-name="T1517">premiere fueil.</text:span><text:tab/>157</text:p>
      <text:p text:style-name="P1518"/>
      <text:p text:style-name="P1519"><text:span text:style-name="T1520">Peronnelle cacha ung sien amy par amours en ung</text:span><text:span text:style-name="T1521"><text:line-break/></text:span><text:span text:style-name="T1522">grant uaisseau de terre, &amp; uoyant retourner son mary au</text:span><text:span text:style-name="T1523"><text:line-break/></text:span><text:span text:style-name="T1524">logis, qui disoit lauoir u(e2)du, elle luy deit quelle lauoit aus(-)</text:span><text:span text:style-name="T1525"><text:line-break/></text:span><text:span text:style-name="T1526">si uendu à ung homme qui estoit dedans, pour ueoir sil</text:span><text:span text:style-name="T1527"><text:line-break/></text:span><text:span text:style-name="T1528">estoit entier : Parquoy apres quil en fut sorti, il le feirent</text:span><text:span text:style-name="T1529"><text:line-break/></text:span><text:span text:style-name="T1530">racler au mary, et puis lamy lemporta en sa maison. Nou(-)</text:span><text:span text:style-name="T1531"><text:line-break/></text:span><text:span text:style-name="T1532">uelle</text:span><text:s/>2.<text:s/><text:span text:style-name="T1533">fueil.</text:span><text:tab/>158</text:p>
      <text:p text:style-name="P1534"/>
      <text:p text:style-name="P1535"><text:span text:style-name="T1536">Frere Regnault estant couché auecques sa commere</text:span><text:span text:style-name="T1537"><text:line-break/></text:span><text:span text:style-name="T1538">y fut trouué par le mary d'elle, auquel il feir(e2)t acroire qui</text:span><text:span text:style-name="T1539">l</text:span><text:span text:style-name="T1540"><text:line-break/></text:span><text:span text:style-name="T1541">enchantoit les uers à son fillol. Nouuelle</text:span><text:s/>3.<text:s/><text:span text:style-name="T1542">fueil.</text:span><text:tab/>160</text:p>
      <text:p text:style-name="P1543"/>
      <text:p text:style-name="P1544"><text:span text:style-name="T1545">Tofan enferma une nuict sa femme hors de la maison</text:span><text:span text:style-name="T1546"><text:line-break/></text:span><text:span text:style-name="T1547">la quelle ne pouuant rentrer dedans, par aucunes prieres,</text:span><text:span text:style-name="T1548"><text:line-break/></text:span><text:span text:style-name="T1549">&amp; faisant semblant de se ietter dedans ung puys, y ietta</text:span><text:span text:style-name="T1550"><text:line-break/></text:span><text:span text:style-name="T1551">une grosse pierre : Quoy oyant</text:span><text:span text:style-name="T1552"><text:s/>Tofan il sortit de la maison</text:span><text:span text:style-name="T1553"><text:line-break/></text:span><text:span text:style-name="T1554">&amp; courut la, cependant la femme entra dedans &amp; enfer(-)</text:span><text:span text:style-name="T1555"><text:line-break/></text:span><text:span text:style-name="T1556">ma dehors son mary, luy disant mille iniures.. Nouuelle</text:span><text:line-break/>4.<text:s/><text:span text:style-name="T1557">fueillet</text:span><text:tab/>161</text:p>
      <text:p text:style-name="P1558"/>
      <text:p text:style-name="P1559"><text:span text:style-name="T1560">Vng ialoux en habit de prebstre c(o2)fessa sa femme, au</text:span><text:span text:style-name="T1561"><text:line-break/></text:span><text:span text:style-name="T1562">quel elle feit acroire (q2)lle aymoit ung</text:span><text:span text:style-name="T1563"><text:s/>prebstre, qui uenoit</text:span><text:span text:style-name="T1564"><text:line-break/></text:span><text:span text:style-name="T1565">toutes les nuictz coucher auec elle : Au moyen de quoy ce</text:span><text:span text:style-name="T1566"><text:line-break/></text:span><text:span text:style-name="T1567">pend(a2)tque le ialoux faisoit le guet à la porte pour surpr(e2)</text:span><text:span text:style-name="T1568"><text:line-break/></text:span><text:span text:style-name="T1569">ndre le prebstre, la dame feit uenir par dessus la couuertu</text:span><text:span text:style-name="T1570"><text:line-break/></text:span><text:span text:style-name="T1571">re de son logis ung sien amy, auec lequel elle se d</text:span><text:span text:style-name="T1572">(o2)na du b(o2)</text:span><text:span text:style-name="T1573"><text:line-break/></text:span><text:span text:style-name="T1574">temps. Nouuelle</text:span><text:s/>5.<text:s/><text:span text:style-name="T1575">fueillet</text:span><text:tab/>163</text:p>
      <text:p text:style-name="P1576"/>
      <text:soft-page-break/>
      <text:p text:style-name="P1577"><text:span text:style-name="T1578">Madame Ysabeau prenant son plaisir auecques ung</text:span><text:span text:style-name="T1579"><text:line-break/></text:span><text:span text:style-name="T1580">sien amy n(o2)mé Lyonnet, &amp; estant aymée d'ung messire L(a2)</text:span><text:span text:style-name="T1581"><text:line-break/></text:span><text:span text:style-name="T1582">bertin fut ou mesmes temps uisitée par icelluy Lambertin,</text:span><text:span text:style-name="T1583"><text:line-break/></text:span><text:span text:style-name="T1584">&amp; retourn(a2)t le mary sur l'heure à sa<text:s/></text:span><text:span text:style-name="T1585">maison, elle feit sortir</text:span><text:span text:style-name="T1586"><text:line-break/></text:span><text:span text:style-name="T1587">messire Lambertin, auec un espée au poing : et le mary d'el(-)</text:span><text:span text:style-name="T1588"><text:line-break/></text:span><text:span text:style-name="T1589">le acc(o2)paigna par apres Lionnet. Nouuelle</text:span><text:s/>6.<text:s/><text:span text:style-name="T1590">fueil.</text:span><text:tab/>165</text:p>
      <text:p text:style-name="P1591"/>
      <text:p text:style-name="P1592"><text:span text:style-name="T1593">Loys descouurit à ma dame Beatrix sa maistresse la(-)</text:span><text:span text:style-name="T1594"><text:line-break/></text:span><text:span text:style-name="T1595">mour qui luy portoit, laquelle enuoya pour ceste cause</text:span><text:span text:style-name="T1596"><text:s/>E(-)</text:span><text:span text:style-name="T1597"><text:line-break/></text:span><text:span text:style-name="T1598">gano son mary en ung iardin ou lieu d'elle : &amp; puis se cou</text:span><text:span text:style-name="T1599"><text:line-break/></text:span><text:span text:style-name="T1600">cha auec Loys, lequel (apres quil fut leué) sen alla au iar(-)</text:span><text:span text:style-name="T1601"><text:line-break/></text:span><text:span text:style-name="T1602">din, &amp; battit tresbien Egano son maistre. Nouuelle</text:span><text:s/>7.<text:line-break/><text:span text:style-name="T1603">fueillet</text:span><text:tab/>167</text:p>
      <text:p text:style-name="P1604"/>
      <text:p text:style-name="P1605"><text:span text:style-name="T1606">Vng mary deuint ialoux de sa femme, &amp; elle se liant</text:span><text:span text:style-name="T1607"><text:line-break/></text:span><text:span text:style-name="T1608">ung file</text:span><text:span text:style-name="T1609">t au gros orteil du pied quant elle sen alloit cou(-)</text:span><text:span text:style-name="T1610"><text:line-break/></text:span><text:span text:style-name="T1611">cher c(o2)gnoissoit l'heure que s(o2) amy la deuoit uenir ueoir,</text:span><text:span text:style-name="T1612"><text:line-break/></text:span><text:span text:style-name="T1613">d(o2)t le mary s'apperceut, &amp; ce pendant quil suiuoit lamy la</text:span><text:span text:style-name="T1614"><text:line-break/></text:span><text:span text:style-name="T1615">femme meit en son lieu dedans son lict sa chambriere, la(-)</text:span><text:span text:style-name="T1616"><text:line-break/></text:span><text:span text:style-name="T1617">quelle le mary<text:s/></text:span><text:span text:style-name="T1618">battit &amp; luy couppa les cheueulx : puis al(-)</text:span><text:span text:style-name="T1619"><text:line-break/></text:span><text:span text:style-name="T1620">la querir les freres de sa femme, lesquelz trouuerent quil</text:span><text:span text:style-name="T1621"><text:line-break/></text:span><text:span text:style-name="T1622">nestoit rien de tout ce quil disoit &amp; luy deirent iniure.</text:span><text:span text:style-name="T1623"><text:line-break/></text:span><text:span text:style-name="T1624">Nouuelle</text:span><text:s/>8.<text:s/><text:span text:style-name="T1625">fueillet</text:span><text:tab/>169</text:p>
      <text:p text:style-name="P1626"><text:span text:style-name="pb">[n.p.]</text:span><text:line-break/><text:span text:style-name="T1627">Ma dame Lydie f(e2)me de Nicostrate aym(a2)t Pirrus fut</text:span><text:span text:style-name="T1628"><text:line-break/></text:span><text:span text:style-name="T1629">requise par luy pour auoir asseurance de son amytie, de</text:span><text:span text:style-name="T1630"><text:line-break/></text:span><text:span text:style-name="T1631">trois choses quelle feit toutes trois : &amp; si print son deduit</text:span><text:span text:style-name="T1632"><text:line-break/></text:span><text:span text:style-name="T1633">auec luy en la presence de Nicostrate, luy fais(a2)t acroire à</text:span><text:span text:style-name="T1634"><text:line-break/></text:span><text:span text:style-name="T1635">la fin que ce quil auoit ueu nestoit pas uray. Nou.</text:span><text:s/>9<text:s/><text:span text:style-name="T1636">fu.</text:span><text:tab/>171</text:p>
      <text:p text:style-name="P1637"/>
      <text:p text:style-name="P1638"><text:span text:style-name="T1639">Deux Senois</text:span><text:span text:style-name="T1640"><text:s/>aymoient une femme qui estoit c(o2)merc</text:span><text:span text:style-name="T1641"><text:line-break/></text:span><text:span text:style-name="T1642">de l'un d'eulx : le c(o2)pere mourut &amp; reuint depuis en espe(-)</text:span><text:span text:style-name="T1643"><text:line-break/></text:span><text:span text:style-name="T1644">rit a son c(o2)paign(o2) suyu(a2)t la promesse quil luy auoit faicte</text:span><text:span text:style-name="T1645"><text:line-break/></text:span><text:span text:style-name="T1646">&amp; luy c(o2)pta ce qu'on faict par dela. Nou.</text:span><text:s/>10.<text:s/><text:span text:style-name="T1647">fueil.</text:span><text:tab/>174</text:p>
      <text:p text:style-name="P1648"/>
      <text:p text:style-name="P1649">EN LA HVICTIESME IOVR(-)<text:line-break/><text:span text:style-name="T1650">nee on deuise soubz le gouuernement de Madame Lau(-)</text:span><text:span text:style-name="T1651"><text:line-break/></text:span><text:span text:style-name="T1652">rette des tromperies qui se font chascun iour de femme à</text:span><text:span text:style-name="T1653"><text:line-break/></text:span><text:span text:style-name="T1654">homme ou d'homme à femme ou bien d'homme à autre.</text:span></text:p>
      <text:p text:style-name="P1655"/>
      <text:p text:style-name="P1656"><text:span text:style-name="T1657">Gulfart feit marché auec la femme de Gasparin de</text:span><text:span text:style-name="T1658"><text:line-break/></text:span><text:span text:style-name="T1659">coucher auec elle, moyennant une somme<text:s/></text:span><text:span text:style-name="T1660">d'argent qu'elle</text:span><text:span text:style-name="T1661"><text:line-break/></text:span><text:span text:style-name="T1662">uoulut toucher premierement : laquelle il emprunta de son</text:span><text:span text:style-name="T1663"><text:line-break/></text:span><text:span text:style-name="T1664">mary mesmes, &amp; la bailla depuis à la femme comme s'il</text:span><text:span text:style-name="T1665"><text:line-break/></text:span><text:span text:style-name="T1666">rendoit ce que luy auoit preste le mary, Auquel apres son</text:span><text:span text:style-name="T1667"><text:line-break/></text:span><text:span text:style-name="T1668">retour de Gennes, il deit en la presence de ladicte femme</text:span><text:span text:style-name="T1669"><text:line-break/></text:span><text:span text:style-name="T1670">c(o2)me il<text:s/></text:span><text:span text:style-name="T1671">luy auoit r(e2)du icelle s(o2)me pour la bailler à son ma</text:span><text:span text:style-name="T1672"><text:line-break/></text:span><text:span text:style-name="T1673">ry, ce qu'elle confessa estre uray. Nouuelle</text:span><text:s/>1.<text:s/><text:span text:style-name="T1674">fueil.</text:span><text:tab/>177</text:p>
      <text:p text:style-name="P1675"/>
      <text:soft-page-break/>
      <text:p text:style-name="P1676"><text:span text:style-name="T1677">Le prebstre de Varlongue coucha auecques Belle(-)</text:span><text:span text:style-name="T1678"><text:line-break/></text:span><text:span text:style-name="T1679">couleur : A laquelle il laissa son manteau en gaige, &amp; em(-)</text:span><text:span text:style-name="T1680"><text:line-break/></text:span><text:span text:style-name="T1681">prunta d'elle ung mortier,<text:s/></text:span><text:span text:style-name="T1682">qu'il luy renuoya apres : &amp; feit</text:span><text:span text:style-name="T1683"><text:line-break/></text:span><text:span text:style-name="T1684">dem(a2)der son manteau, qu'il luy auoit lai&lt;ATTcaractere&gt;é pour souuen(a2)(-)</text:span><text:span text:style-name="T1685"><text:line-break/></text:span><text:span text:style-name="T1686">ce : La bonne dame en grumelant &amp; l'iniuriant, fut con(-)</text:span><text:span text:style-name="T1687"><text:line-break/></text:span><text:span text:style-name="T1688">traincte par son mary de le rendre. Nouuelle</text:span><text:s/>2.<text:s/><text:span text:style-name="T1689">fueil.</text:span><text:tab/>178</text:p>
      <text:p text:style-name="P1690"/>
      <text:p text:style-name="P1691"><text:span text:style-name="T1692">Calandrin Brun &amp; Bulfamaque</text:span><text:span text:style-name="T1693"><text:s/>alloi(e2)t par la plai(-)</text:span><text:span text:style-name="T1694"><text:line-break/></text:span><text:span text:style-name="T1695">ne de Mugnon, cerchant de trouuer la pierre precieuse</text:span><text:span text:style-name="T1696"><text:line-break/></text:span><text:span text:style-name="T1697">qu'on n(o2)me Eliotropie &amp; croy(a2)t Calandrin l'auoir trou(-)</text:span><text:span text:style-name="T1698"><text:line-break/></text:span><text:span text:style-name="T1699">uée, il s'en retourna à sa maison chargé de pierres : Sa fem</text:span><text:span text:style-name="T1700"><text:line-break/></text:span><text:span text:style-name="T1701">me le uoulut tancer : &amp; luy tout courrou&lt;ATTcaracte</text:span><text:span text:style-name="T1702">re&gt;é la batit : puis</text:span><text:span text:style-name="T1703"><text:line-break/></text:span><text:span text:style-name="T1704">sen alla faire tout le compte à ses compaignons qui le sca</text:span><text:span text:style-name="T1705"><text:line-break/></text:span><text:span text:style-name="T1706">uoient mieulx que luy. Nouuelle</text:span><text:s/>3.<text:s/><text:span text:style-name="T1707">fueillet</text:span><text:tab/>180</text:p>
      <text:p text:style-name="P1708"/>
      <text:p text:style-name="P1709"><text:span text:style-name="T1710">Le preuost de leglise de Fyesole estant amoureux</text:span><text:span text:style-name="T1711"><text:line-break/></text:span><text:span text:style-name="T1712">d'une femme uefue qui ne l'aymoit point, croyant cou(-)</text:span><text:span text:style-name="T1713"><text:line-break/></text:span><text:span text:style-name="T1714">cher auec elle. coucha</text:span><text:span text:style-name="T1715"><text:s/>auec une sienne chambriere : ou les</text:span><text:span text:style-name="T1716"><text:line-break/></text:span><text:span text:style-name="T1717">freres de la dame le feirent uenir trouuer par son eues(-)</text:span><text:span text:style-name="T1718"><text:line-break/></text:span><text:span text:style-name="T1719">que. Nouuelle</text:span><text:s/>4.<text:s/><text:span text:style-name="T1720">fueillet</text:span><text:tab/>183</text:p>
      <text:p text:style-name="P1721"/>
      <text:p text:style-name="P1722"><text:span text:style-name="T1723">Trois bons compaignons auallerent les brayes à</text:span><text:span text:style-name="T1724"><text:line-break/></text:span><text:span text:style-name="T1725">ung iuge marquisan à Florence, ce pendant qu'il tenoit la</text:span><text:span text:style-name="T1726"><text:line-break/></text:span><text:span text:style-name="T1727">court en son siege., nou</text:span><text:span text:style-name="T1728">uelle</text:span><text:s/>5.<text:s/><text:span text:style-name="T1729">fueillet</text:span><text:tab/>184</text:p>
      <text:p text:style-name="P1730"/>
      <text:p text:style-name="P1731"><text:span text:style-name="T1732">Brun &amp; Bulfamaque desroberent ung pourceau à</text:span><text:span text:style-name="T1733"><text:line-break/></text:span><text:span text:style-name="T1734">Calandrin : Et pour le retrouuer feir(e2)t une espreuue auec</text:span><text:span text:style-name="T1735"><text:line-break/></text:span><text:span text:style-name="T1736">de la maluoisie &amp; des pillules de Gingembre : Au lieu des(-)</text:span><text:span text:style-name="T1737"><text:line-break/></text:span><text:span text:style-name="T1738">quelles ilz en donnerent deux audict Calandrin lune apres</text:span><text:span text:style-name="T1739"><text:line-break/></text:span><text:span text:style-name="T1740">lautre d</text:span><text:span text:style-name="T1741">e crotte de chien confittes en aloes : &amp; luy feirent</text:span><text:span text:style-name="T1742"><text:line-break/></text:span><text:span text:style-name="T1743">acroyre qu'il sestoit desrobe soymesmes : Et depeur qu'ilz</text:span><text:span text:style-name="T1744"><text:line-break/></text:span><text:span text:style-name="T1745">le deissent à sa femme ilz le luy feirent encores achetter</text:span><text:span text:style-name="T1746"><text:line-break/></text:span><text:span text:style-name="T1747">Nouuelle</text:span><text:s/>6.<text:s/><text:span text:style-name="T1748">fueil</text:span><text:tab/>186</text:p>
      <text:p text:style-name="P1749"><text:span text:style-name="T1750">Vne femme uefue qui estoit aymée d'un escolier &amp;</text:span><text:span text:style-name="T1751"><text:line-break/></text:span><text:span text:style-name="T1752">amoureuse d'un</text:span><text:span text:style-name="T1753"><text:s/>autre homme, feit demourer lescollier tou(-)</text:span><text:span text:style-name="T1754"><text:line-break/></text:span><text:span text:style-name="T1755">te une nuict d'yuer, sur la neige à l'attendre : Lequel puis</text:span><text:span text:style-name="T1756"><text:line-break/></text:span><text:span text:style-name="T1757">apres par une sienne finesse la feit demeurer en iuillet tou(-)</text:span><text:span text:style-name="T1758"><text:line-break/></text:span><text:span text:style-name="T1759">te nue ung iour entier sur une tour, aux mousches, aux ta(-)</text:span><text:span text:style-name="T1760"><text:line-break/></text:span><text:span text:style-name="T1761">hons, &amp; au soleil. Nouue</text:span><text:span text:style-name="T1762">lle</text:span><text:s/>7.<text:s/><text:span text:style-name="T1763">fueillet</text:span><text:tab/>188</text:p>
      <text:p text:style-name="P1764"/>
      <text:p text:style-name="P1765"><text:span text:style-name="T1766">Deux hommes mariez frequentant iournellem(e2)t en(-)</text:span><text:span text:style-name="T1767"><text:line-break/></text:span><text:span text:style-name="T1768">semble, l'un coucha auec la femme de lautre : lequel s'en e(-)</text:span><text:span text:style-name="T1769"><text:line-break/></text:span><text:span text:style-name="T1770">stant apperceu feit si bien auec la femme de son compai(-)</text:span><text:span text:style-name="T1771"><text:line-break/></text:span><text:span text:style-name="T1772">gnon, qu'ilz l'enfermerent dedans ung coffre : sur lequel</text:span><text:span text:style-name="T1773"><text:line-break/></text:span><text:span text:style-name="T1774">il</text:span><text:span text:style-name="T1775"><text:s/>iouyt de sa femme.. Nouuelle</text:span><text:s/>8.<text:s/><text:span text:style-name="T1776">fueillet</text:span><text:tab/>195</text:p>
      <text:p text:style-name="P1777"/>
      <text:p text:style-name="P1778"><text:span text:style-name="T1779">Maistre Sim(o2) medecin fut mene dé nuyt par Brun &amp;</text:span><text:span text:style-name="T1780"><text:line-break/></text:span><text:span text:style-name="T1781">Bulfamaque en une fosse à retraitz : croyant le medecin</text:span><text:span text:style-name="T1782"><text:line-break/></text:span><text:span text:style-name="T1783">qu'on le deust mener &amp; faire estre d'une c(o2)paignie qui al</text:span><text:span text:style-name="T1784"><text:line-break/></text:span><text:span text:style-name="T1785">loit en course &amp; fut lai&lt;ATTcaractere&gt;é<text:s/></text:span><text:span text:style-name="T1786">en ladicte fosse. Nou.</text:span><text:s/>9.<text:s/><text:span text:style-name="T1787">fu.</text:span><text:tab/>196</text:p>
      <text:p text:style-name="P1788"/>
      <text:p text:style-name="P1789"><text:span text:style-name="T1790">Vne Sicilienne eut par gr(a2)d finesse tout largent d'un</text:span><text:span text:style-name="T1791"><text:line-break/></text:span><text:span text:style-name="T1792">march(a2)t qu'il auoit à Palerme lequel depuis fais(a2)t sembl(a2)t</text:span><text:span text:style-name="T1793"><text:line-break/></text:span><text:span text:style-name="T1794">d'y estre retourné auec plus de marchandise qu'il nauoit</text:span><text:span text:style-name="T1795"><text:line-break/></text:span><text:span text:style-name="T1796">faict la premiere fois, emprunta de lar</text:span><text:span text:style-name="T1797">gent d'elle : &amp; ne luy</text:span><text:span text:style-name="T1798"><text:line-break/></text:span><text:span text:style-name="T1799">laissa que de leau &amp; des estouppes. Nou.</text:span><text:s/>10.<text:s/><text:span text:style-name="T1800">fueillet</text:span><text:tab/>201</text:p>
      <text:p text:style-name="P1801"/>
      <text:p text:style-name="P1802">EN LA NEVFIESME IOVR(-)<text:line-break/><text:span text:style-name="T1803">née chascun deuise (soubz le gouuernement de madame</text:span><text:span text:style-name="T1804"><text:line-break/></text:span><text:span text:style-name="T1805">Emilie) de ce que plus luy plaist.</text:span></text:p>
      <text:p text:style-name="P1806"/>
      <text:p text:style-name="P1807"><text:span text:style-name="T1808">Madame Francoyse aymée de deux h(o2)mes l'un qu'on</text:span><text:span text:style-name="T1809"><text:line-break/></text:span><text:span text:style-name="T1810">nommoit Ryn</text:span><text:span text:style-name="T1811">uce &amp; lautre Alexandre n'en aymant piece</text:span><text:span text:style-name="T1812"><text:line-break/></text:span><text:span text:style-name="T1813">d'eulx s'en depestra fort finement : en faisant entrer l'un</text:span><text:span text:style-name="T1814"><text:line-break/></text:span><text:span text:style-name="T1815">pour mort en une sepulture : &amp; lautre en tirer cestuy la.</text:span><text:span text:style-name="T1816"><text:line-break/></text:span><text:span text:style-name="T1817">Parce que l'un ne lautre ne peut uenir à chef de son en(-)</text:span><text:span text:style-name="T1818"><text:line-break/></text:span><text:span text:style-name="T1819">treprinse. Nouuelle premiere. fueillet</text:span><text:tab/>207</text:p>
      <text:p text:style-name="P1820"/>
      <text:p text:style-name="P1821"><text:span text:style-name="T1822">Vne Abesse se leu(a2)t à haste sans chandelle pour trou</text:span><text:span text:style-name="T1823"><text:line-break/></text:span><text:span text:style-name="T1824">uer une de ses religieuses couchée auec son amy ainsi que</text:span><text:span text:style-name="T1825"><text:line-break/></text:span><text:span text:style-name="T1826">elle auoit esté aduertie, &amp; estant elle mesmes couchée lors</text:span><text:span text:style-name="T1827"><text:line-break/></text:span><text:span text:style-name="T1828">auec ung prebstre p(e2)sant auoir mys sur sa teste son uoyle</text:span><text:span text:style-name="T1829"><text:line-break/></text:span><text:span text:style-name="T1830">plyé, y auoit m</text:span><text:span text:style-name="T1831">is les brayes du prebstre : Ce que uoyant la</text:span><text:span text:style-name="T1832"><text:line-break/></text:span><text:span text:style-name="T1833">religieuse, &amp; faisant que labbesse s'en apperceut elle fut</text:span><text:span text:style-name="T1834"><text:line-break/></text:span><text:span text:style-name="T1835">absoulte : &amp; eut plus grande commodite d'estre auec son</text:span><text:span text:style-name="T1836"><text:line-break/></text:span><text:span text:style-name="T1837">amy que auparauant, Nouuelle</text:span><text:s/>2.<text:s/><text:span text:style-name="T1838">fueillet</text:span><text:tab/>209</text:p>
      <text:p text:style-name="P1839"/>
      <text:p text:style-name="P1840"><text:span text:style-name="T1841">Maistre Symon le medecin à la priere de Brun &amp; de</text:span><text:span text:style-name="T1842"><text:line-break/></text:span><text:span text:style-name="T1843">Bulfamaque &amp; pareillement de Nello, feit acroire à Ca(-)</text:span><text:span text:style-name="T1844"><text:line-break/></text:span><text:span text:style-name="T1845">l(a2)drin quil estoit gros denfant : lequel pour toute medeci(-)</text:span><text:span text:style-name="T1846"><text:line-break/></text:span><text:span text:style-name="T1847">ne, d(o2)na aux dessusdictz, des chappons &amp; de largent &amp;</text:span><text:span text:style-name="T1848"><text:line-break/></text:span><text:span text:style-name="T1849">il fut guery sans enfanter. Nouuelle</text:span><text:s/>3.<text:s/><text:span text:style-name="T1850">fueillet</text:span><text:tab/>210</text:p>
      <text:p text:style-name="P1851"/>
      <text:p text:style-name="P1852"><text:span text:style-name="T1853">Francoys fortarigue iou</text:span><text:span text:style-name="T1854">a à Bonconuent tout ce quil</text:span><text:span text:style-name="T1855"><text:line-break/></text:span><text:span text:style-name="T1856">auoit : &amp; pareillement largent de Francoys auiollier son</text:span><text:span text:style-name="T1857"><text:line-break/></text:span><text:span text:style-name="T1858">maistre : puis courut apres luy en chemise, &amp; disant qu'il</text:span><text:span text:style-name="T1859"><text:line-break/></text:span><text:span text:style-name="T1860">lauoit desrobé, le feit prendre par les paysans, uestit ses a(-)</text:span><text:span text:style-name="T1861"><text:line-break/></text:span><text:span text:style-name="T1862">billemens, monta sur le cheual de sondict maist</text:span><text:span text:style-name="T1863">re, &amp; sen</text:span><text:span text:style-name="T1864"><text:line-break/></text:span><text:span text:style-name="T1865">uint à Siene laissant lauiollier en chemise &amp; à pied. Nou(-)</text:span><text:span text:style-name="T1866"><text:line-break/></text:span><text:span text:style-name="T1867">uelle</text:span><text:s/>4.<text:s/><text:span text:style-name="T1868">fueillet</text:span><text:tab/>211</text:p>
      <text:p text:style-name="P1869"><text:span text:style-name="T1870">Calandrin deuenu amoureux d'une ieune garse, Brun</text:span><text:span text:style-name="T1871"><text:line-break/></text:span><text:span text:style-name="T1872">luy feit ung breuet, luy disant que au&lt;ATTcaractere&gt;itost quil en touche</text:span><text:span text:style-name="T1873"><text:line-break/></text:span><text:span text:style-name="T1874">roit la fille elle le suyuroit, laquelle</text:span><text:span text:style-name="T1875"><text:s/>sen alla auec luy : ou e(-)</text:span><text:span text:style-name="T1876"><text:line-break/></text:span><text:span text:style-name="T1877">stant trouué par sa femme elle feit ung terrible bruyt au</text:span><text:span text:style-name="T1878"><text:line-break/></text:span><text:span text:style-name="T1879">logis. Nouuelle</text:span><text:s/>5.<text:s/><text:span text:style-name="T1880">fueillet.</text:span><text:tab/>213</text:p>
      <text:p text:style-name="P1881"><text:span text:style-name="pb">[n.p.]</text:span><text:line-break/><text:span text:style-name="T1882">Deux ieunes hommes logerent cheuz ung hoste</text:span><text:span text:style-name="T1883"><text:line-break/></text:span><text:span text:style-name="T1884">l'ung desquelz alla coucher auecques sa fille, &amp; sa femme</text:span><text:span text:style-name="T1885"><text:line-break/></text:span><text:span text:style-name="T1886">par mesgarde auec lau</text:span><text:span text:style-name="T1887">tre : Celuy qui estoit auec la fille sen</text:span><text:span text:style-name="T1888"><text:line-break/></text:span><text:span text:style-name="T1889">alla apres coucher auec lhoste, &amp; luy c(o2)pta tout le faict :</text:span><text:span text:style-name="T1890"><text:line-break/></text:span><text:soft-page-break/><text:span text:style-name="T1891">dont ilz ont noyse ensemble : mais la mere se r'aduisa &amp; sen</text:span><text:span text:style-name="T1892"><text:line-break/></text:span><text:span text:style-name="T1893">alla au lict de sa fille : &amp; la auecques certaines parolles ra(-)</text:span><text:span text:style-name="T1894"><text:line-break/></text:span><text:span text:style-name="T1895">coustra le tout. Nouuelle</text:span><text:s/>6.<text:s/><text:span text:style-name="T1896">fueillet.</text:span><text:tab/>215</text:p>
      <text:p text:style-name="P1897"/>
      <text:p text:style-name="P1898"><text:span text:style-name="T1899">Talan de Mole songea que ung loup dessiroit toute</text:span><text:span text:style-name="T1900"><text:line-break/></text:span><text:span text:style-name="T1901">la gorge &amp; le uisaige à sa femme, &amp; il luy deit qu'elle sen</text:span><text:span text:style-name="T1902"><text:line-break/></text:span><text:span text:style-name="T1903">gardast : Ce quelle ne feit : &amp; cela luy aduint. Nouuelle</text:span><text:s/>7.<text:line-break/><text:span text:style-name="T1904">fueillet.</text:span><text:tab/>217</text:p>
      <text:p text:style-name="P1905"/>
      <text:p text:style-name="P1906"><text:span text:style-name="T1907">Blondel bailla une trousse à Chiaque d'ung disner d</text:span><text:span text:style-name="T1908">e</text:span><text:span text:style-name="T1909"><text:line-break/></text:span><text:span text:style-name="T1910">laquelle Chiaque se uengea finement, faisant battre Blon(-)</text:span><text:span text:style-name="T1911"><text:line-break/></text:span><text:span text:style-name="T1912">del en diable. Nouuelle</text:span><text:s/>8.<text:s/><text:span text:style-name="T1913">fueillet.</text:span><text:tab/>217</text:p>
      <text:p text:style-name="P1914"/>
      <text:p text:style-name="P1915"><text:span text:style-name="T1916">Deux ieunes hommes allerent à conseil à Salomon :</text:span><text:span text:style-name="T1917"><text:line-break/></text:span><text:span text:style-name="T1918">l'ung pour demander comment il pourroit estre aymé : &amp;</text:span><text:span text:style-name="T1919"><text:line-break/></text:span><text:span text:style-name="T1920">lautre comment il deuoit chastier sa femme riot</text:span><text:span text:style-name="T1921">teuse : il re(-)</text:span><text:span text:style-name="T1922"><text:line-break/></text:span><text:span text:style-name="T1923">spondit à l'ung, qu'il aymast : &amp; à lautre, qu'il allast au p(o2)t</text:span><text:span text:style-name="T1924"><text:line-break/></text:span><text:span text:style-name="T1925">aux oyes. Nouuelle</text:span><text:s/>9.<text:s/><text:span text:style-name="T1926">fueillet.</text:span><text:tab/>219</text:p>
      <text:p text:style-name="P1927"/>
      <text:p text:style-name="P1928"><text:span text:style-name="T1929">Domp Iehan à la priere &amp; requeste de son compere</text:span><text:span text:style-name="T1930"><text:line-break/></text:span><text:span text:style-name="T1931">Pierre fcit l'enchantement pour faire deuenir sa femme</text:span><text:span text:style-name="T1932"><text:line-break/></text:span><text:span text:style-name="T1933">une iument : &amp; quant ce uint à<text:s/></text:span><text:span text:style-name="T1934">luy attacher la queue, le c(o2)</text:span><text:span text:style-name="T1935"><text:line-break/></text:span><text:span text:style-name="T1936">pere Pierre, en disant qu'il ny uouloit point de queue, ga(-)</text:span><text:span text:style-name="T1937"><text:line-break/></text:span><text:span text:style-name="T1938">sta tout l'enchentement. Nouuelle.</text:span><text:s/>10.<text:s/><text:span text:style-name="T1939">fueillet.</text:span><text:tab/>220</text:p>
      <text:p text:style-name="P1940"/>
      <text:p text:style-name="P1941">EN LA DIXIESME ET DER<text:line-break/><text:span text:style-name="T1942">niere iournée on deuise soubz le gouuernement de Pamphi</text:span><text:span text:style-name="T1943"><text:line-break/></text:span><text:span text:style-name="T1944">le de ceulx qui ont faict quel</text:span><text:span text:style-name="T1945">que chose par liberalité ou</text:span><text:span text:style-name="T1946"><text:line-break/></text:span><text:span text:style-name="T1947">par magnificence en cas d'amytie ou autre bonne œuure.</text:span></text:p>
      <text:p text:style-name="P1948"/>
      <text:p text:style-name="P1949"><text:span text:style-name="T1950">Vng cheualier Florentin seruit le roy d'Espaigne du(-)</text:span><text:span text:style-name="T1951"><text:line-break/></text:span><text:span text:style-name="T1952">quel il luy sembla estre mal recompensé : au moyen dequoy</text:span><text:span text:style-name="T1953"><text:line-break/></text:span><text:span text:style-name="T1954">le roy luy monstra par experience certaine que ce n'estoit</text:span><text:span text:style-name="T1955"><text:line-break/></text:span><text:span text:style-name="T1956">sa faulte, ains le malheur du cheualier : luy faisant apres de</text:span><text:span text:style-name="T1957"><text:line-break/></text:span><text:span text:style-name="T1958">grans dons. Nouuelle</text:span><text:s/>1.<text:s/><text:span text:style-name="T1959">fueillet.</text:span><text:tab/>223</text:p>
      <text:p text:style-name="P1960"/>
      <text:p text:style-name="P1961"><text:span text:style-name="T1962">Quyno de Tacco print pour prisonnier labbé de Clu</text:span><text:span text:style-name="T1963"><text:line-break/></text:span><text:span text:style-name="T1964">gny &amp; le guerit d'ung mal destomach qu'il auoit : puis l'en</text:span><text:span text:style-name="T1965"><text:line-break/></text:span><text:span text:style-name="T1966">laissa eller lequel abbé quant il fut de ret</text:span><text:span text:style-name="T1967">our à Rome re(-)</text:span><text:span text:style-name="T1968"><text:line-break/></text:span><text:span text:style-name="T1969">conseilla Quyno auec pape Boniface, qui le faict prieur de</text:span><text:span text:style-name="T1970"><text:line-break/></text:span><text:span text:style-name="T1971">lhospital. Nouuelle</text:span><text:s/>2.<text:s/><text:span text:style-name="T1972">fueillet.</text:span><text:tab/>224</text:p>
      <text:p text:style-name="P1973"/>
      <text:p text:style-name="P1974"><text:span text:style-name="T1975">Mitridanes enuieulx de la liberalité de Nathan &amp;</text:span><text:span text:style-name="T1976"><text:line-break/></text:span><text:span text:style-name="T1977">l'allant cercher pour le tuer parla à luy sans le congnoi(-)</text:span><text:span text:style-name="T1978"><text:line-break/></text:span><text:span text:style-name="T1979">stre : &amp; estant informé par luy<text:s/></text:span><text:span text:style-name="T1980">mesmes du moyen de ce fai</text:span><text:span text:style-name="T1981"><text:line-break/></text:span><text:span text:style-name="T1982">re il le trouua en ung petit boys, comme il luy auoit deit :</text:span><text:span text:style-name="T1983"><text:line-break/></text:span><text:span text:style-name="T1984">lequel le recongnoissant en eut honte, &amp; deuint son amy.</text:span><text:span text:style-name="T1985"><text:line-break/></text:span><text:span text:style-name="T1986">Nouuelle</text:span><text:s/>3.<text:s/><text:span text:style-name="T1987">fueillet.</text:span><text:tab/>226</text:p>
      <text:p text:style-name="P1988"/>
      <text:soft-page-break/>
      <text:p text:style-name="P1989"><text:span text:style-name="T1990">Me&lt;ATTcaractere&gt;ire Gentil de Carissendi estant uenu de Modene,</text:span><text:span text:style-name="T1991"><text:line-break/></text:span><text:span text:style-name="T1992">tira de la sepulture<text:s/></text:span><text:span text:style-name="T1993">une femme qu'il aymoit qu'on auoit</text:span><text:span text:style-name="T1994"><text:line-break/></text:span><text:span text:style-name="T1995">ensepuelie pour morte : laquelle apres quelle fut reuenue,</text:span><text:span text:style-name="T1996"><text:line-break/></text:span><text:span text:style-name="T1997">enfanta ung enfant masle : lequel me&lt;ATTcaractere&gt;ire G(e2)til r(e2)dit apres,</text:span><text:span text:style-name="T1998"><text:line-break/></text:span><text:span text:style-name="T1999">auec la mere à me&lt;ATTcaractere&gt;ire Colin Chassennemy son mary.</text:span><text:span text:style-name="T2000"><text:line-break/></text:span><text:span text:style-name="T2001">Nouuelle.</text:span><text:s/>4.<text:s/><text:span text:style-name="T2002">fueille</text:span><text:span text:style-name="T2003">t.</text:span><text:tab/>228</text:p>
      <text:p text:style-name="P2004"/>
      <text:p text:style-name="P2005"><text:span text:style-name="T2006">Ma dame Dyanore dem(a2)da à me&lt;ATTcaractere&gt;ire Ansalde ung iar</text:span><text:span text:style-name="T2007"><text:line-break/></text:span><text:span text:style-name="T2008">din qui fust au&lt;ATTcaractere&gt;ibeau en Ianuier comme ou moys de May :</text:span><text:span text:style-name="T2009"><text:line-break/></text:span><text:span text:style-name="T2010">me&lt;ATTcaractere&gt;ire Ansalde par le moy(e2) dune obligati(o2) quil feit à ung</text:span><text:span text:style-name="T2011"><text:line-break/></text:span><text:span text:style-name="T2012">Nigrom(a2)cien le luy donna : le mary<text:s/></text:span><text:span text:style-name="T2013">accorda à la dame quel</text:span><text:span text:style-name="T2014"><text:line-break/></text:span><text:span text:style-name="T2015">le feit le plaisir de me&lt;ATTcaractere&gt;ire Ansalde : lequel oyant la libera(-)</text:span><text:span text:style-name="T2016"><text:line-break/></text:span><text:span text:style-name="T2017">lité du mary, la quicta de sa promesse : &amp; le Nigromancien</text:span><text:span text:style-name="T2018"><text:line-break/></text:span><text:span text:style-name="T2019">quicta pareillement messire Ansalde sans rien uouloir pr(e2)(-)</text:span><text:span text:style-name="T2020"><text:line-break/></text:span><text:span text:style-name="T2021">dre de luy. Nouuelle</text:span><text:s/>5.<text:s/><text:span text:style-name="T2022">fueil.</text:span><text:tab/>231</text:p>
      <text:p text:style-name="P2023"/>
      <text:p text:style-name="P2024"><text:span text:style-name="T2025">Le uictorieux Charles le uieulx amoureux dune ieune</text:span><text:span text:style-name="T2026"><text:line-break/></text:span><text:span text:style-name="T2027">fille, eut honte de sa folle deliberacion, &amp; maria honora(-)</text:span><text:span text:style-name="T2028"><text:line-break/></text:span><text:span text:style-name="T2029">blement la fille, &amp; une sienne seur. Nouuelle</text:span><text:s/>6.<text:s/><text:span text:style-name="T2030">fueil.</text:span><text:tab/>232</text:p>
      <text:p text:style-name="P2031"/>
      <text:p text:style-name="P2032"><text:span text:style-name="T2033">Le Roy Pierre congnoissant lamour feru(e2)te que luy</text:span><text:span text:style-name="T2034"><text:line-break/></text:span><text:span text:style-name="T2035">portoit Lise l'alla ueoir</text:span><text:span text:style-name="T2036"><text:s/>malade, &amp; la c(o2)forta : puis la ma</text:span><text:span text:style-name="T2037"><text:line-break/></text:span><text:span text:style-name="T2038">ria à ung honneste ieune g(e2)til h(o2)me : &amp; layant seullement</text:span><text:span text:style-name="T2039"><text:line-break/></text:span><text:span text:style-name="T2040">baisée au front il se reputa tousiours par apres son cheua(-)</text:span><text:span text:style-name="T2041"><text:line-break/></text:span><text:span text:style-name="T2042">lier. Nouuelle</text:span><text:s/>7.<text:s/><text:span text:style-name="T2043">fueillet</text:span><text:tab/>234</text:p>
      <text:p text:style-name="P2044"/>
      <text:p text:style-name="P2045"><text:span text:style-name="T2046">Sophronie cuid(a2)t estre femme de Gisippus estoit fem</text:span><text:span text:style-name="T2047"><text:line-break/></text:span><text:span text:style-name="T2048">me de</text:span><text:span text:style-name="T2049"><text:s/>Titus quintus fuluius : &amp; sen alla auec luy à Rome,</text:span><text:span text:style-name="T2050"><text:line-break/></text:span><text:span text:style-name="T2051">la ou Gisippus arriua quelque temps apres en paoure estat</text:span><text:span text:style-name="T2052"><text:line-break/></text:span><text:span text:style-name="T2053">&amp; croyant estre desprise de Titus, confessa auoir tué ung</text:span><text:span text:style-name="T2054"><text:line-break/></text:span><text:span text:style-name="T2055">homme afin de mourir : mais Titus le rec(o2)gnoissant, saccu(-)</text:span><text:span text:style-name="T2056"><text:line-break/></text:span><text:span text:style-name="T2057">sa de lauoir tué pour s</text:span><text:span text:style-name="T2058">auluer Gisippus. Ce que uoyant ce(-)</text:span><text:span text:style-name="T2059"><text:line-break/></text:span><text:span text:style-name="T2060">luy qui auoit faict le meurtre, se accusa luy mesmes, au mo(-)</text:span><text:span text:style-name="T2061"><text:line-break/></text:span><text:span text:style-name="T2062">yen de quoy tous trois furent deliurez par Lempereur O(-)</text:span><text:span text:style-name="T2063"><text:line-break/></text:span><text:span text:style-name="T2064">ctouien, &amp; Titus donna à Gisippus sa seur à femme, &amp; le</text:span><text:span text:style-name="T2065"><text:line-break/></text:span><text:span text:style-name="T2066">feit participant de tout son bien. Nouuell</text:span><text:span text:style-name="T2067">e</text:span><text:s/>8.<text:s/><text:span text:style-name="T2068">fueil.</text:span><text:tab/>237</text:p>
      <text:p text:style-name="P2069"/>
      <text:p text:style-name="P2070"><text:span text:style-name="T2071">Saladin en habit de marchant fut honoré &amp;</text:span><text:span text:style-name="T2072"><text:s/>bien re(-)</text:span><text:span text:style-name="T2073"><text:line-break/></text:span><text:span text:style-name="T2074">ceuen la maison de messire Torel : il se feit ung passaige</text:span><text:span text:style-name="T2075"><text:line-break/></text:span><text:span text:style-name="T2076">oultre mer : messire Torel y alla, &amp; donna ung terme à sa</text:span><text:span text:style-name="T2077"><text:line-break/></text:span><text:span text:style-name="T2078">femme de se remarier : il fut prins &amp; mené pour faulc(o2)nier</text:span><text:span text:style-name="T2079"><text:line-break/></text:span><text:span text:style-name="T2080">au Sould(a2) : lequel le rec(o2)gnoissant &amp; se faisant c(o2)gnois</text:span><text:span text:style-name="T2081">tre</text:span><text:span text:style-name="T2082"><text:line-break/></text:span><text:span text:style-name="T2083">luy feit beaucoup d'honneur. Messire Torel deuint malade</text:span><text:span text:style-name="T2084"><text:line-break/></text:span><text:span text:style-name="T2085">&amp; par art magique fut porté en une nuit à Pauie, ou il se</text:span><text:span text:style-name="T2086"><text:line-break/></text:span><text:span text:style-name="T2087">trouua aux nop ces quon faisoit de sa femme qui le recon(-)</text:span><text:span text:style-name="T2088"><text:line-break/></text:span><text:span text:style-name="T2089">gnut &amp; sen retourna auecques luy en la maison. Nouuelle</text:span><text:line-break/>9.<text:s/><text:span text:style-name="T2090">fueillet</text:span><text:tab/>243</text:p>
      <text:p text:style-name="P2091"/>
      <text:p text:style-name="P2092"><text:span text:style-name="T2093">Le m</text:span><text:span text:style-name="T2094">arquis de Saluce contrainct par les prieres de</text:span><text:span text:style-name="T2095"><text:line-break/></text:span><text:span text:style-name="T2096">ses subiectz à prendre femme, print pour en auoir une à</text:span><text:span text:style-name="T2097"><text:line-break/></text:span><text:soft-page-break/><text:span text:style-name="T2098">son plaisir la fille d'ung paysant, de laquelle il eut deux en(-)</text:span><text:span text:style-name="T2099"><text:line-break/></text:span><text:span text:style-name="T2100">fans quil feit sembl(a2)t de faire tuer : Puis luy faisant acroire</text:span><text:span text:style-name="T2101"><text:line-break/></text:span><text:span text:style-name="T2102">quelle luy faschoit<text:s/></text:span><text:span text:style-name="T2103">&amp; quil auoit prins une autre femme,</text:span><text:span text:style-name="T2104"><text:line-break/></text:span><text:span text:style-name="T2105">faisant reuenir chez soy sa propre fille comme si elle eust</text:span><text:span text:style-name="T2106"><text:line-break/></text:span><text:span text:style-name="T2107">esté sa femme apres auoir chassé sa femme en chemise, &amp;</text:span><text:span text:style-name="T2108"><text:line-break/></text:span><text:span text:style-name="T2109">lauoir trouuée paciente en toutes choses, il la remeit plus</text:span><text:span text:style-name="T2110"><text:line-break/></text:span><text:span text:style-name="T2111">aymée que iamais en sa maison, luy m(o2)stra</text:span><text:span text:style-name="T2112"><text:s/>ses enfans gr(a2)s</text:span><text:span text:style-name="T2113"><text:line-break/></text:span><text:span text:style-name="T2114">luy feit honneur &amp; la feit honnorer comme marquise.</text:span><text:span text:style-name="T2115"><text:line-break/></text:span><text:span text:style-name="T2116">Nouuelle</text:span><text:s/>10. &amp;<text:s/><text:span text:style-name="T2117">derniere, fueillet</text:span><text:tab/>251</text:p>
      <text:p text:style-name="p"/>
      <text:p text:style-name="p"><text:span text:style-name="T2118">Fin de la Table de ce present Liure.</text:span></text:p>
      <text:h text:style-name="Titre1" text:outline-level="1"><text:span text:style-name="pb">[Fueil.1]</text:span><text:line-break/>(hedera) A TRESHAVLTE ET TRES ILLVSTRE<text:line-break/>princesse Marguerite de France, seur vnique du Roy, Royne de Na(-)<text:line-break/>uarre, Duchesse d'Alencon &amp; de Berry : Anthoine Lemacon c(o2)seiller<text:line-break/>dudict seigneur, Receueur general de ses fin(a2)ces en Bourgoigne, Tre(-)<text:line-break/>sorier de lextraordinaire de ses guerres, &amp; vostre treshumble secretai(-)<text:line-break/>re, perpetuelle felicité.</text:h>
      <text:p text:style-name="P2119"><text:span text:style-name="T2120">S</text:span><text:span text:style-name="T2121">Il nous souuient ma dame du t(e2)ps que uous feistes seiour de qua(-)</text:span><text:span text:style-name="T2122"><text:line-break/></text:span><text:span text:style-name="T2123">tre ou cinq moys à Paris, durant lequel uous me commandastes</text:span><text:span text:style-name="T2124"><text:line-break/></text:span><text:span text:style-name="T2125">(me uoyant uenu nouuellement de Florence, ou i'auoye seiourné</text:span><text:span text:style-name="T2126"><text:line-break/></text:span><text:span text:style-name="T2127">ung an entier) uous faire lecture d'aucunes nouuelles du Deca</text:span><text:span text:style-name="T2128">(-)</text:span><text:span text:style-name="T2129"><text:line-break/></text:span><text:span text:style-name="T2130">meron de Bocace. Apres laquelle il uous pleut me commander de</text:span><text:span text:style-name="T2131"><text:line-break/></text:span><text:span text:style-name="T2132">traduire tout le liure en nostre langue Francoyse, m'asseurant</text:span><text:span text:style-name="T2133"><text:line-break/></text:span><text:span text:style-name="T2134">qu'il seroit trouué beau &amp; plaisant. Ie uous feiz lors responce</text:span><text:span text:style-name="T2135"><text:line-break/></text:span><text:span text:style-name="T2136">que ie sentois mes forces trop foybles pour entreprendre une te</text:span><text:span text:style-name="T2137">l(-)</text:span><text:span text:style-name="T2138"><text:line-break/></text:span><text:span text:style-name="T2139">le œuure. Et mes raisons estoient que Bocace auoit esté (comme i'ay tousiours ouy dire aux</text:span><text:span text:style-name="T2140"><text:line-break/></text:span><text:span text:style-name="T2141">plus scauans hommes de toute l'Italie) celluy qui à paraduenture le mieulx escript en sa</text:span><text:span text:style-name="T2142"><text:line-break/></text:span><text:span text:style-name="T2143">langue que nul autre feit oncques : uoyre iusques à soustenir que Cicer</text:span><text:span text:style-name="T2144">on ne Demosthene</text:span><text:span text:style-name="T2145"><text:line-break/></text:span><text:span text:style-name="T2146">n'auoient point mieulx, ne plus proprement, &amp; aysement parlé, l'ung en Latin &amp; lautre</text:span><text:span text:style-name="T2147"><text:line-break/></text:span><text:span text:style-name="T2148">en Grec, que Bocace auoit faict en Tuscan : &amp; dau(a2)taige que i'auoye ouy dire à plusieurs</text:span><text:span text:style-name="T2149"><text:line-break/></text:span><text:span text:style-name="T2150">de sa nation, qu'ilz ne pouoient penser ne croire qu'il feust</text:span><text:span text:style-name="T2151"><text:s/>po&lt;ATTcaractere&gt;ible qu'on le sceust bien tra</text:span><text:span text:style-name="T2152"><text:line-break/></text:span><text:span text:style-name="T2153">duire en Francois, ne dire tout ce qu'il auoit dit : mesmes ayant ueu par cy deuant quelque</text:span><text:span text:style-name="T2154"><text:line-break/></text:span><text:span text:style-name="T2155">telle quelle traduction d'aucuns qui se sont uouluz mesler de le traduire, qui y ont si tre(-)</text:span><text:span text:style-name="T2156"><text:line-break/></text:span><text:span text:style-name="T2157">mal besongné qu'il n'e</text:span><text:span text:style-name="T2158">st po&lt;ATTcaractere&gt;ible de plus. Et eulx pensans que ceste traducti(o2) feust le mieulx</text:span><text:span text:style-name="T2159"><text:line-break/></text:span><text:span text:style-name="T2160">qu'on eust sceu escrire en Francois ont uoulu au&lt;ATTcaractere&gt;i inferer, qu'on ne l'eust sceu mieulx ren(-)</text:span><text:span text:style-name="T2161"><text:line-break/></text:span><text:span text:style-name="T2162">dre en nostre langue qu'il estoit en ladicte traduction : Au</text:span><text:span text:style-name="T2163">ecques ce ie confesseray certes</text:span><text:span text:style-name="T2164"><text:line-break/></text:span><text:span text:style-name="T2165">qu'en ce temps la (trop plus que à ceste heure) mon opinion estoit bien, que nostre langue ne</text:span><text:span text:style-name="T2166"><text:line-break/></text:span><text:span text:style-name="T2167">fust si riche de termes &amp; uocables comme la leur. Apres cela ma principalle (ce me semble)</text:span><text:span text:style-name="T2168"><text:line-break/></text:span><text:span text:style-name="T2169">&amp; plus raisonnable excuse estoit, la co</text:span><text:span text:style-name="T2170">ngnoissance que i'auoye de moymesmes qui suis na(-)</text:span><text:span text:style-name="T2171"><text:line-break/></text:span><text:span text:style-name="T2172">tif du pays de Daulphine, ou le langaige maternel est trop esloigné du bon Francois, &amp;</text:span><text:span text:style-name="T2173"><text:line-break/></text:span><text:span text:style-name="T2174">qui n'auoye encores iamais pensé à traduire aucune chose, saich(a2)t tresbien que ie ne scau(-)</text:span><text:span text:style-name="T2175"><text:line-break/></text:span><text:soft-page-break/><text:span text:style-name="T2176">roye si bien faire, q</text:span><text:span text:style-name="T2177">ue ie nen receusse plustost blasme que louenge ueu mon estat &amp; profes(-)</text:span><text:span text:style-name="T2178"><text:line-break/></text:span><text:span text:style-name="T2179">sion, qui requier(e2)t employer le temps à autre chose que à traduyre liures : Toutesfois ma</text:span><text:span text:style-name="T2180"><text:line-break/></text:span><text:span text:style-name="T2181">dame il ne uous pleut receuoir aucune de mes excuses, &amp; me remonstrastes qu'il ne faloit</text:span><text:span text:style-name="T2182"><text:line-break/></text:span><text:span text:style-name="T2183">p</text:span><text:span text:style-name="T2184">oint que les Tuscans fussent en telle erreur de croire, que leur Bocace ne peust estre re(-)</text:span><text:span text:style-name="T2185"><text:line-break/></text:span><text:span text:style-name="T2186">presenté en nostre langue, au&lt;ATTcaractere&gt;i bien qu'il est en la leur, estant la nostre deuenue si riche &amp;</text:span><text:span text:style-name="T2187"><text:line-break/></text:span><text:span text:style-name="T2188">copieuse depuis l'aduenement a la couronne du Roy uostr</text:span><text:span text:style-name="T2189">e frere, qu'on na iamais escript</text:span><text:span text:style-name="T2190"><text:line-break/></text:span><text:span text:style-name="T2191">aucune chose en autres langues qui ne se puisse bien dire en ceste cy : demour(a2)t uostre uou</text:span><text:span text:style-name="T2192"><text:line-break/></text:span><text:span text:style-name="T2193">lente arrestée que ie le traduisisse quand i'en auroye le loysir. Quoy uoyant &amp; desirant</text:span><text:span text:style-name="T2194"><text:line-break/></text:span><text:span text:style-name="T2195">toute ma uie faire plus, si ie pouoye q</text:span><text:span text:style-name="T2196">ue le po&lt;ATTcaractere&gt;ible pour uous obeir ie commencay de la à</text:span><text:span text:style-name="T2197"><text:line-break/></text:span><text:span text:style-name="T2198">quelque temps à traduire une desdictes nouuelles, puis deux, puis trois : &amp; finablem(e2)t ius(-)</text:span><text:span text:style-name="T2199"><text:line-break/></text:span><text:span text:style-name="T2200">ques au nombre de dix ou douze des plus belles que ie sceu choisir : lesquelles ie laissay</text:span><text:span text:style-name="T2201"><text:line-break/></text:span><text:span text:style-name="T2202">ueoi</text:span><text:span text:style-name="T2203">r apres tant à ceulx de la nation Tuscane que de la nostre : qui tous me feir(e2)t acroire</text:span><text:span text:style-name="T2204"><text:line-break/></text:span><text:span text:style-name="T2205">qu'elles estoient non seulement bien, mais au&lt;ATTcaractere&gt;i tres fidelem(e2)t traduictes. Parquoy me lais(-)</text:span><text:span text:style-name="T2206"><text:line-break/></text:span><text:span text:style-name="T2207">sant ainsi doulcement tromper (si tromperie ya) ie me s</text:span><text:span text:style-name="T2208">uis depuis mis à le commencer par</text:span><text:span text:style-name="T2209"><text:line-break/></text:span><text:span text:style-name="T2210">ung bout &amp; le finir par lautre : ayant en toute ma traduction prins peine de ne dire en</text:span><text:line-break/><text:span text:style-name="pb">[n.p.]</text:span><text:line-break/><text:span text:style-name="T2211">nostre langue plus ne moins que Bocace à faict en la sienne, enquoy uous pouez estre asseu(-)</text:span><text:span text:style-name="T2212"><text:line-break/></text:span><text:span text:style-name="T2213">rée ma dame que le desir de</text:span><text:span text:style-name="T2214">n receuoir aucune louenge na tant eu de force à le me faire c(o2)(-)</text:span><text:span text:style-name="T2215"><text:line-break/></text:span><text:span text:style-name="T2216">mencer &amp; acheuer comme le seul commandem(e2)t qu'il uous à pleu men faire par plusieurs</text:span><text:span text:style-name="T2217"><text:line-break/></text:span><text:span text:style-name="T2218">foys. Mais quand ie l'ay depuis ueu &amp; reueu pour le cuyder faire mettre en lumiere, ie suis</text:span><text:span text:style-name="T2219"><text:line-break/></text:span><text:span text:style-name="T2220">entré e</text:span><text:span text:style-name="T2221">n ung doubte, comme Bocace mesmes entra en plusieurs, pensant certainement qu'il</text:span><text:span text:style-name="T2222"><text:line-break/></text:span><text:span text:style-name="T2223">sen trouuera bien quelques ungs entre ceulx qui ne seruent en ce monde que de reprendre</text:span><text:span text:style-name="T2224"><text:line-break/></text:span><text:span text:style-name="T2225">les œuures d'autruy, ou si mieulx ne scauent sen mocquer plustost qu'ilz ne scauroient<text:s/></text:span><text:span text:style-name="T2226">imi(-)</text:span><text:span text:style-name="T2227"><text:line-break/></text:span><text:span text:style-name="T2228">ter ceulx qu'ilz reprennent, &amp; pareillement quelques femmes desdaigneuses &amp; sucrées</text:span><text:span text:style-name="T2229"><text:line-break/></text:span><text:span text:style-name="T2230">qui sesbahiront (s'ilz se mectent à lire ou escouter tout le liure trouuantz, peult estre, en</text:span><text:span text:style-name="T2231"><text:line-break/></text:span><text:span text:style-name="T2232">quelques lieux aucunes nouuelles qui sont follastres &amp; plaisantes) c(o2</text:span><text:span text:style-name="T2233">)ment moy tant char(-)</text:span><text:span text:style-name="T2234"><text:line-break/></text:span><text:span text:style-name="T2235">gé de gros affaires publiques me suis amusé à les traduire. Autres diront que puis que ie</text:span><text:span text:style-name="T2236"><text:line-break/></text:span><text:span text:style-name="T2237">me uouloye mesler de traduire d'Italien en Francoys que i'eusse mieulx faict d'employer</text:span><text:span text:style-name="T2238"><text:line-break/></text:span><text:span text:style-name="T2239">le temps à quelque autre œuure de plus grand fruict. A<text:s/></text:span><text:span text:style-name="T2240">quoy ie ueulx bien respondre &amp;</text:span><text:span text:style-name="T2241"><text:line-break/></text:span><text:span text:style-name="T2242">asseurer les premiers que ie ny ay iamais c(o2)sommé iour ne heure, si ce n'a esté ou pour uous</text:span><text:span text:style-name="T2243"><text:line-break/></text:span><text:span text:style-name="T2244">obeir ou pour quelque foys recréer lentendement. Et que quant les affaires ont duré &amp;</text:span><text:span text:style-name="T2245"><text:line-break/></text:span><text:span text:style-name="T2246">qu'on ma faict cest honneur de my employer,</text:span><text:span text:style-name="T2247"><text:s/>iay laissé reposer ceste œuure &amp; me suis par(-)</text:span><text:span text:style-name="T2248"><text:line-break/></text:span><text:span text:style-name="T2249">forcé de faire mon deuoir en ce que iay manye au contentement du Roy &amp; de ses princi(-)</text:span><text:span text:style-name="T2250"><text:line-break/></text:span><text:span text:style-name="T2251">paulx ministres. Et quant aux autres qui uouldront dire que ie deuoye despendre le</text:span><text:span text:style-name="T2252"><text:line-break/></text:span><text:span text:style-name="T2253">temps à traduyre quelque autre liure</text:span><text:span text:style-name="T2254"><text:s/>de plus grand fruyct, i'emploieray pour moy en cest</text:span><text:span text:style-name="T2255"><text:line-break/></text:span><text:span text:style-name="T2256">endroit ce que Bocace dict au proesme de sa quatriesme iournée &amp; à la conclusion de son</text:span><text:span text:style-name="T2257"><text:line-break/></text:span><text:span text:style-name="T2258">liure ou ie les remectz. Les asseurant bien qu'ilz ne ueirent par aduenture de leur uie</text:span><text:span text:style-name="T2259"><text:line-break/></text:span><text:span text:style-name="T2260">œuure de plaisir doulon peu</text:span><text:span text:style-name="T2261">st plus cueillir de fruict qu'on fera de ceste cy s'ilz y ueullent</text:span><text:span text:style-name="T2262"><text:line-break/></text:span><text:span text:style-name="T2263">bien chercher : au&lt;</text:span><text:span text:style-name="T2264">ATTcaractere</text:span><text:span text:style-name="T2265">&gt;i qui en uouldra a faire son mal proffit le liure ne les engardera point.</text:span><text:span text:style-name="T2266"><text:line-break/></text:span><text:span text:style-name="T2267">Mais sil uous plaist ma dame (puis que le tout prouient de nostre commandement &amp; bon</text:span><text:span text:style-name="T2268"><text:line-break/></text:span><text:span text:style-name="T2269">uouloi</text:span><text:span text:style-name="T2270">r) faire tant de bien à Bocace qui à faict le liure, &amp; à moy, qui lay traduit par uo(-)</text:span><text:span text:style-name="T2271"><text:line-break/></text:span><text:span text:style-name="T2272">stredict c(o2)mandem(e2)t, t(a2)t d'h(o2)neur que dauouer ledict liure pour bon &amp; digne<text:s/></text:span><text:soft-page-break/><text:span text:style-name="T2273">d'estre ueu</text:span><text:span text:style-name="T2274"><text:line-break/></text:span><text:span text:style-name="T2275">par tout, uous clorrez la bouche à tous ceulx qui uouldr(o2)t mesdir</text:span><text:span text:style-name="T2276">e de Bocace &amp; se moc(-)</text:span><text:span text:style-name="T2277"><text:line-break/></text:span><text:span text:style-name="T2278">quer de moy : qui de tant moins me soucieray de leur presumptueulx &amp; temeraire par(-)</text:span><text:span text:style-name="T2279"><text:line-break/></text:span><text:span text:style-name="T2280">ler comme plus i'estime &amp; hault loue lauctorité &amp; grandeur de uostre tant fauorable</text:span><text:span text:style-name="T2281"><text:line-break/></text:span><text:span text:style-name="T2282">protection, soustien &amp; adueu : soubz la conduicte desquelz nos</text:span><text:span text:style-name="T2283">tre Florentin ua asseurem(e2)t</text:span><text:span text:style-name="T2284"><text:line-break/></text:span><text:span text:style-name="T2285">commencer à parler le commun langaige Francois ainsi que uous orrez presentement.</text:span></text:p>
      <text:h text:style-name="Titre1" text:outline-level="1"><text:span text:style-name="pb">[Fueil.2]</text:span><text:line-break/>(hedera) CY COMMENCE LE LIVRE NOMME<text:line-break/><text:span text:style-name="T2286">Decameron. Et surnomme prince Galliot, ouquel sont contenues cent nouuel(-)</text:span><text:span text:style-name="T2287"><text:line-break/></text:span><text:span text:style-name="T2288">les rac(o2)pté</text:span><text:span text:style-name="T2289">es en dix iournées par sept dames &amp; trois honnestes ieunes h(o2)mes.</text:span></text:h>
      <text:h text:style-name="P2290" text:outline-level="2">Prologue de Bocace.</text:h>
      <text:p text:style-name="P2291"><text:span text:style-name="T2292">C</text:span>Est chose humaine d'auoir compassion des affligez, &amp; encor<text:line-break/>qu'a chascune personne il soit bien seant, ceulx mesmement ont<text:line-break/>plus d'obligation qui autresfois ont eu besoing de confort, &amp;<text:line-break/>lont trouué en aucuns. Entre lesquelz si iamais personne en eut<text:line-break/>affaire, &amp; quil l'ayt eu pour agreable, ou bien qu'il en ayt receu<text:line-break/>contentem(e2)t, ie suis l'ung de ceulx la. Par ce que des ma premie(-)<text:line-break/>re ieunesse iusques à present, ie fuz oultre mesure embrase d'une amour que ie<text:line-break/>mis en lieu hault &amp; noble, trop plus par auenture que à ma basse condition ne<text:line-break/>sembleroit (en le disant) appartenir, c(o2)bien que i'en fusse loué &amp; beaucoup plus<text:line-break/>estimé de ceulx qui estoient discretz, &amp; à la cognoissance desquelz cecy paruint.<text:line-break/>Neantmoings il me fut fort penible à supporter, n(o2) certes pour la cruaulté de la<text:line-break/>dame que i'ay mois : mais pour la trop abondante ardeur conceue d'ung appetit<text:line-break/>peu reiglé en mon entendem(e2)t, laquelle me faisoit souu(e2)tesfois sentir plus d'en(-)<text:line-break/>nuy &amp; de peine que besoing ne m'eust esté, par ce qu'elle ne me laissoit demou(-)<text:line-break/>rer content en aucun conuenable estat, auquel ennuy les plaisans deuis &amp; loua(-)<text:line-break/>bles consolations d'ung mien amy me donnerent tant d'allegement que<text:s/>i'ay fer<text:line-break/>me opinion par icelles estre eschappe que ie ne soye mort, mais comme il pleut<text:line-break/>à celluy lequel estant eternel à voulu par loy immuable mettre fin à toutes choses<text:line-break/>mondaines, mon amour par dessus tout autre feruent (&amp; lequel nulle force de<text:line-break/>deliberation, de conseil, de honte euidente, ou de peril qui sen feust sceu ensuy(-)<text:line-break/>ure n'auoit iamais peu ne rompre ne ployer) se diminua de soy mesme par suc(-)<text:line-break/>cession de temps, de sorte que seulement il ma laisse de soy en lentendement ce<text:line-break/>plaisir qu'il à accoustumé de donner à ceulx qui ne nagent trop au(a2)t en ses plus<text:line-break/>profondz abismes. Parquoy la ou il souloit estre penible &amp; facheux, mainten(a2)t<text:line-break/>(ayant chassé tout trauail arriere) ie sens qu'il est demoure tresplaisant, mais c(o2)(-)<text:line-break/>bien que la peine soit cessée, pour cela ne sen est fuy le souuenir des plaisirs re(-)<text:line-break/>ceuz, &amp; qui m'ont esté faictz par ceulx qui par la bien vueillance qu'ilz me por(-)<text:line-break/>toient estoient desplaisans de mes trauaulx, &amp; ne les oublieray iamais comme<text:line-break/>ie croy sin(o2) par mort. Et<text:s/>pource que la recongnoissance des biensfaictz &amp; plai(-)<text:line-break/>sirs est (comme il me semble) entre les autres vertuz grandement à louer &amp; pa(-)<text:line-break/>reillement le contraire à blasmer, pour non sembler ingrat i'ay en moymesmes<text:line-break/>delibere (mainten(a2)t que ie me puis dire<text:s/>en liberté) de vouloir en ce peu que ie<text:line-break/>pourray (pour eschange de ce que i'ay receu) donner aucun allegem(e2)t, ie ne dy<text:line-break/>pas à ceulx qui me ayderent (par ce que paraduenture par leur bon sens, ou par<text:line-break/><text:soft-page-break/>leur bon heur ilz nen sont en aucune necessité) mais bien à ceulx qui en ont be<text:line-break/>soing. Et combien que mon confort puisse estre &amp; soit assez peu de chose aux<text:line-break/>necessiteux : neantmoings il me semble le deuoir plustost d(o2)ner la ou le besoing<text:line-break/>apparoist plus grand, tant pource qu'il y prouffitera plus comme pource qu'il y<text:line-break/>sera trouue meilleur. Et qui sera celluy qui vouldra nyer qu'il ne soit trop plus<text:line-break/><text:span text:style-name="pb">[n.p.]</text:span><text:line-break/>conuenable donner confort aux paoures dames que aux hommes ? Elles com(-)<text:line-break/>me honteuses &amp; timides tiennent le plus souuent dedans leurs cueurs delicatz<text:line-break/>les amoureuses flammes cachées, lesquelles combien plus de force elles ayent<text:line-break/>que les manifestes, ceulx le scauent qui l'ont esprouué. Et oultre tout cecy reti(-)<text:line-break/>rées de leurs voulentez &amp; plaisirs, par le vouloir des peres, des meres, des freres,<text:line-break/>&amp; des mariz, le plus du t(e2)ps demeurent enfermées dans le petit circuit de leurs<text:line-break/>chambres : lá ou quasi c(o2)trainctes comme oysiues de demourer assises, voulans<text:line-break/>ores vne chose &amp; ores non, forgent en vne mesme heure en elles mesmes di(-)<text:line-break/>uers pensemens : lesquelz<text:s/>il nest possible qu'ilz soient tousiours plaisans. Et si à<text:line-break/>l'occasion d'iceulx suruient en leur entendement aucune melencolie meue d'a(-)<text:line-break/>moureux desir, il fault que auecques peine &amp; fascherie grande elle y demeure,<text:line-break/>si par fortune auec nouueaulx &amp; plaisans deuiz elle nen est ostée. Dauantaige il<text:line-break/>fault c(o2)fesser qu'elles sont moins fortes que les hommes à soustenir les ennuyz,<text:line-break/>ce que pas n'auient ainsi des hommes qui ayment, comme nous pouons veoir<text:line-break/>appertement : car s'ilz ont aucune melencolie ou qu'ilz soi(e2)t chargez &amp; trauail(-)<text:line-break/>lez de diuers pensemens, ilz ont mille moyens de les alleger, ou de les oublier.<text:line-break/>Pource que quant ilz veull(e2)t ilz ne sont en telle necessité qu'ilz ne puissent aller<text:line-break/>&amp; venir ca &amp; la, ouyr &amp; veoir beaucoup de choses, voler, chasser, pescher, aller à<text:line-break/>cheual, iouer ou marchander : chascun desquelz moyens à force de retirer du<text:line-break/>tout ou en partie lentendement à soy, &amp; de l'oster du pensement ennuyeux, au(-)<text:line-break/>moins par quelque espace de temps. Apres lequel par vng moyen ou par autre<text:line-break/>la consolation suruient, ou bi(e2) l'ennuy se diminue. Affin doncques que par moy<text:line-break/>le peche de la fortune soit en partie amendé, laquelle ou moins y auoit de force<text:line-break/>(comme nous voy(o2)s es paoures dames) lá plus elle à esté chiche d'ayde &amp; sup(-)<text:line-break/>port. Ie veulx &amp; entendz pour le secours de celles qui aym(e2)t (car il ne fault aux<text:line-break/>autres que lesguille, le fuzeau &amp; le rouet) racompter cent nouuelles, ou fables, ou<text:line-break/>parabolles, ou histoires c(o2)me nous les vouldrons baptiser : recitées en dix iour(-)<text:line-break/>nées par vne honneste assemblée de sept dames, &amp; trois honnestes ieunes gen(-)<text:line-break/>tilz hommes, durant le temps pestillencieux de la derniere mortalité : ensemble<text:line-break/>aucunes chansonnettes desdictes dames chantées à leur plaisir, esquelles plai(-)<text:line-break/>santes nouuelles on verra plusieurs estranges cas d'amour : &amp; autres aduentures<text:line-break/>aduenues : tant de nostre temps que anciennement, desquelles les dames qui les<text:line-break/>lyront pourront prendre (des plaisantes choses en icelles monstrées) plaisir &amp;<text:line-break/>prouffitable conseil : d'autant qu'elles pourront cognoistre ce qui est à euiter, &amp;<text:line-break/>ce qui est d'ensuyure. Ce que si ainsi aduient (que dieu vueille) en rend(e2)t graces<text:line-break/>à amour, lequel en me deliurant de ses liens ma octroye le pouuoir de tascher<text:line-break/>d'employer le temps à chose qui leur soit agreable.</text:p>
      <text:soft-page-break/>
      <text:h text:style-name="Titre1" text:outline-level="1"><text:span text:style-name="pb">[Fueil.3]</text:span><text:line-break/>(hedera) CY COMMENCE LA PREMIERE IOVR(-)<text:line-break/><text:span text:style-name="T2293">née du Decameron (en laquelle apres la demonstration faicte par laucteur</text:span><text:span text:style-name="T2294"><text:line-break/></text:span><text:span text:style-name="T2295">pour quelle occasion il aduint que les personnes dont on orra cy apres parler</text:span><text:span text:style-name="T2296"><text:line-break/></text:span><text:span text:style-name="T2297">se deussent assembler pour compter des nouuelles</text:span><text:span text:style-name="T2298">) on deuise soubz le gouuer(-)</text:span><text:span text:style-name="T2299"><text:line-break/></text:span><text:span text:style-name="T2300">nement de ma dame Pampinée de ce qui plus uient à gré à chascun.</text:span></text:h>
      <text:p text:style-name="P2301"><text:span text:style-name="T2302">T</text:span>Outes les fois (o gracieuses dames) que pensant en<text:line-break/>moymesmes, ie regarde combien vous estes naturel(-)<text:line-break/>lement pitoyables, autant de fois ie cognois que la<text:line-break/>presente œuure aura à vostre iugem(e2)t fascheux &amp; en(-)<text:line-break/>nuyeux commencement, aussi bien c(o2)me est la dou(-)<text:line-break/>loureuse souuenance qu'elle porte en son front de la<text:line-break/>pestilencieuse mortalité derniere, vniuersellement d(o2)<text:line-break/>mageable à chascun qui la veit ou qui autrement la<text:line-break/>cogneut, mais ie ne veulx pourtant que cecy vous<text:line-break/>espouente d'en lire plus auant, c(o2)me si quasi on ne la deuoit veoir, sinon auec<text:line-break/>souspirs &amp; larmes. Ains veulx &amp; desire que c'est horrible c(o2)mencem(e2)t ne vous<text:line-break/>soit autre chose que est vne<text:s/>montaigne haulte &amp; droicte à ceulx qui font longz<text:line-break/>voyages à pied, apres laquelle on voit assise vne belle &amp; plaisante plaine, laquel(-)<text:line-break/>le vient de tant plus à plaisir, c(o2)me la peine du monter &amp; descendre à esté plus<text:line-break/>grande, car tout ainsi que le plaisir prent fin par la douleur, pareillement les en(-)<text:line-break/>nuyz prennent fin par vne ioye suruenante.</text:p>
      <text:p text:style-name="p">Apres ceste briefue fascherie (briefue diz ie d'autant quelle est contenue en<text:line-break/>peu descrit) suyt incontinent la doulceur &amp; le plaisir que ie vous ay cy de(-)<text:line-break/>uant<text:s/>promis. Lequel paraduenture on n'espereroit d'ung tel commencement,<text:line-break/>si ie ne le vous promettoie. Et en verité si i'eusse peu honnestement vous me(-)<text:line-break/>ner la ou ie desire, par autre part que par vng si rude sentier comme est cestuy<text:line-break/>cy ie leusse voulentiers<text:s/>faict, mais pource que sans ceste narration ne se pouoit<text:line-break/>demonstrer qu'elle fut l'occasion pourquoy les choses qu'on lyra cy apres ad(-)<text:line-break/>uinsent, ie me mectz quasi contrainct par necessité à les escrire.</text:p>
      <text:p text:style-name="p">Et dy doncques que nous estions desia paruenuz en lan de la salutaire incar<text:line-break/>nation de Iesuchrist mil trois cens quarante huyct quand la pestifere morta(-)<text:line-break/>lité peruint en lexcellente cité de Florence belle par dessus toute autre d'Italie,<text:line-break/>laquelle peste par operati(o2) des corps superieurs, ou bi(e2) pour noz iniquitez fut<text:line-break/>enuoyée sur les mortelz par la iuste ire de dieu. Et aucuns ans auparauant print<text:line-break/>son commencement es parties d'orient, lesquelles elle priua d'une quantité in(-)<text:line-break/>numerable de viuantz. Puis sans arrester s'est(e2)dit d'ung lieu en autre continu(a2)t<text:line-break/>vers l'occident miserablem(e2)t iusques en ladicte cité. Et la ny seruant aucun sens<text:line-break/>ou prouidence humaine, par lesquelz la ville fut de plusieurs immondices ne(-)<text:line-break/>ctoyée par les officiers à ce ordonnez, ne pareillement auoir deffendu lentrée<text:line-break/>à chascun malade, &amp; plusieurs autres c(o2)seilz &amp; deliberations faictes par la con<text:line-break/>seruation de la santé, ne encores les humbles supplications faictes à dieu par les<text:line-break/>deuotes personnes, non seulement vne fois, mais plusieurs en processions ord(o2)(-)<text:line-break/>nées &amp; en<text:s/>autres manieres, enuiron le commencement de ladicte année com(-)<text:line-break/>menca d'une sorte esmerueillable à demonstrer ses douloureux effectz, n(o2) pas<text:line-break/><text:span text:style-name="pb">[n.p.]</text:span><text:line-break/>comme elle auoit faict en Orient, la où quiconques seignoit du nez monstroit<text:line-break/><text:soft-page-break/>signe manifeste de mort ineuitable, mais icy au commencement naissoient aux<text:line-break/>enfans masles &amp; femelles, ou en leyne, ou soubz les escelles certaines enfleures.<text:line-break/>Dont les aucunes croissoient comme vne pomme de moyenne grosseur, les<text:line-break/>autres comme vng oeuf, &amp; aucúnes plus grosses, &amp;<text:s/>aucunes autres moindres,<text:line-break/>lesquelles en langaige vulgaire on n(o2)moit Bosses. Et en brief temps desdictes<text:line-break/>deux parties du corps commenca ladicte bosse mortiffere à naistre &amp; venir in(-)<text:line-break/>differemment par toutes les parties du corps. Et de cecy apres c(o2)menca la qua(-)<text:line-break/>lité de ladicte maladie à se changer en taches noires ou bleues, lesquelles ap(-)<text:line-break/>paroissoient à plusieurs es braz, par les cuysses, &amp; en chascune autre partie du<text:line-break/>corps, aux vngz grandes &amp; rares, &amp; aux autres menues &amp; espesses. Et tout ainsi<text:line-break/>que la bosse auoit esté au comm(e2)cement &amp; estoit encor indice certain de pro(-)<text:line-break/>chaine mort, aut(a2)t en estoit à chascun de ceulx à qui ces taches venoi(e2)t. Pour la<text:line-break/>guerison desquelles maladies il sembloit que ne c(o2)seil de medecin ne vertu de<text:line-break/>medecine n'y vaulsissent ou feissent auc(u2) remede. Ains plustost ou que nature<text:line-break/>de malheur ne le voulust souffrir, ou que l'ignor(a2)ce des medecins ne c(o2)gneust<text:line-break/>dont elles procedoient, &amp; par consequent n'en sceust prendre b(o2)ne resoluti(o2).<text:line-break/>Oultre le nombre desquelz scau(a2)s en l'art, plusieurs tant femmes que hommes<text:line-break/>sans iamais auoir eu aucune doctrine de medecine deuindrent medecins, telle(-)<text:line-break/>ment que non seullement peu en guerirent, mais mouroient presque tous de(-)<text:line-break/>dans le troisiesme iour apres que<text:s/>lesdictz signes apparoissoi(e2)t, les vngz plustost<text:line-break/>&amp; les autres plus tard : &amp; le plus souuent sans aucune fieure ou autre accident. Et<text:line-break/>fut encores ceste peste de plus grande force par ce qu'elle se attachoit par la fre<text:line-break/>qu(e2)tation des malades aux personnes saynes ne plus ne moins que faict le feu<text:line-break/>aux choses seiches ou oinctes quant elles sont bi(e2) pres de luy. Et plus encor eut<text:line-break/>elle de violence malice : Car non seulement le parler ou le frequenter auec les<text:line-break/>malades d(o2)noit le mal aux sains ou occasion<text:s/>de commune mort. Mais encores<text:line-break/>le toucher aux habillemens ou quelque autre chose des malades qu'on maniast<text:line-break/>ou qu'on sen seruist, sembloit qu'il tr(a2)sportast le mal auecques soy à celluy qui<text:line-break/>les touchoit. C'est chose admirable à ouyr ce que ie veulx dire,<text:s/>laquelle si des<text:line-break/>yeulx de plusieurs &amp; des miens n'auoit esté veue, à grand peine oserois ie non<text:line-break/>seulem(e2)t lescrire, mais ne aussi le croire encores que ie l'eusse ouy d'homme di(-)<text:line-break/>gne de foy. Ie dy que de si gr(a2)de efficace fut la qualité de la peste susdicte à sat(-)<text:line-break/>tacher &amp; prendre de l'ung à l'autre, que non seulement d'homme à homme,<text:line-break/>mais feit cecy qui plus est &amp; que plusieurs fois visiblement on à veu, cestassa(-)<text:line-break/>uoir, que les habillem(e2)s ou quelque autre chose qui eust esté au malade ou mort<text:line-break/>de telle maladie, estans touchez ou maniez d'une autre beste hors de lespece de<text:line-break/>l'homme non seulem(e2)t la contaminoient du mal, mais c'elle la qui les touchoit<text:line-break/>en mouroit bien tost apres. Dequoy mes yeulx (comme cy dessus est dict) prin<text:line-break/>drent vng iour entre autres telle experience que estans gectez en vne rue pu(-)<text:line-break/>blicque les drappeaulx dessirez d'ung paouure h(o2)me mort de telle maladie &amp;<text:line-break/>s'approchans à eulx deux pourceaulx lesquelz (sel(o2) leur coustume) les prindr(e2)t<text:line-break/>premierement auec le groing &amp; apres auec les dentz, puis les secouerent par les<text:line-break/>ioues tous deux en vng instant apres (ayant faict vng tour ou deux) tomber(e2)t<text:line-break/>mortz par terre sur les drappeaulx qu'ilz auoient tirez à leur male adu(e2)ture<text:line-break/><text:span text:style-name="pb">[Fueil.4]</text:span><text:line-break/>c(o2)(-)me s'ilz eussent prins du venin. Lesquelles choses &amp; autres semblables ou plus<text:line-break/>grandes engendrerent diuerses peurs, &amp; imaginati(o2)s à ceulx qui demouroient<text:line-break/>viuantz &amp; presque tous tendoient à vne fin assez inhumaine &amp; peu charitable,<text:line-break/>cestassauoir de euiter &amp; de fuyr les malades &amp;<text:s/>ce qu'ilz auoient touché. Et ainsi<text:line-break/>faisant pensoient chascun acquerir salut à soymesmes. Il y en auoit aucuns qui<text:line-break/><text:soft-page-break/>c(o2)sideroi(e2)t que le viure sobrem(e2)t &amp; se garder de toute superfluité deust beau(-)<text:line-break/>coup resister à vng tel accident. Et s'estans assemblez en vne bende viuoi(e2)t ainsi<text:line-break/>separez de toute autre compagnie, &amp; se assembloient &amp; s'enfermoient en ces<text:line-break/>maisons ou il ny auoit aucun malade : la ou pour mieulx viure ilz vsoient de vi(-)<text:line-break/>andes delicates &amp; vins excellentz, &amp; fuyoi(e2)t toute luxure sans parler à person(-)<text:line-break/>ne qu'entre eulx, ne vouloir ouyr parler de dehors de mortz ou de malades, &amp;<text:line-break/>auec iustrumens &amp; tous les plaisirs qu'ilz pouoient auoir passoient le temps.<text:line-break/>Il y en auoit dautres de contraire opinion lesquelz affermoient qu'il n'y auoit<text:line-break/>medecine plus certaine à si grand mal que le boire beaucoup, &amp; se resiouyr,<text:line-break/>chanter à tous propos, aller ca &amp; la, &amp; satiffaire à l'appetit de toute chose qu'il<text:line-break/>pouoit souhaicter, &amp; se rire &amp; mocquer de ce qu'il aduenoit, &amp; ainsi comme ilz<text:line-break/>le disoient lexecutoient iour &amp; nuyct, car ilz sen alloient maintenant à vne ta(-)<text:line-break/>uerne &amp; tantost à vne autre : viuans sans reigle &amp; sans mesure. Et cecy faisoi(-)<text:line-break/>ent ilz trop plus souu(e2)t es maisons d'autruy : pourueu qu'ilz y sceussent quelque<text:line-break/>chose qui leur vint à<text:s/>plaisir &amp; à gré. Ce qu'ilz pouoient facilement faire. Parce<text:line-break/>que chascun (comme si plus il ne deuoit viure en ce monde) auoit comme soy(-)<text:line-break/>mesme mis à labandon tout ce qu'il auoit. Au moyen dequoy la pluspart des<text:line-break/>maisons estoient deuenues communes, &amp; autant<text:s/>en vsoit l'estranger (pourueu<text:line-break/>qu'il y voulsist venir) comme eust peu faire le seigneur propre. Si est ce que a(-)<text:line-break/>uec toute ceste bestialle deliberation tousiours fuyoient ilz tant qu'ilz pouoient<text:line-break/>les malades. Et en telle affliction &amp; misere de nostre cité lauctorité venerable<text:line-break/>des loix, tant diuines que humaines estoit quasi destruicte à faulte de ministres<text:line-break/>&amp; executeurs d'icelles. Lesquelz estoient tous ou mortz ou malades comme les<text:line-break/>autres, ou bien demourez si seuletz, &amp; en si gr(a2)de necessité de seruiteurs &amp; var(-)<text:line-break/>letz qu'ilz ne pouoient faire aucun office : parquoy il estoit licite à chascun de<text:line-break/>faire ce qu'il vouloit. Plusieurs autres obseruoient vne moyenne vie entre les<text:line-break/>deux dessusdictz, ne faisans si grande diette de viandes comme les premiers, ne<text:line-break/>aussi se habandonnans tant à boire &amp; aux autres dissolutions comme les se(-)<text:line-break/>c(o2)ds, mais vsoi(e2)t de toutes choses à suffisance sel(o2) leurs appetitz, &amp; sans s'enfer(-)<text:line-break/>mer alloient ca &amp; la en portant à la main, les vngz des bouquetz de fleurs, les<text:line-break/>autres herbes odoriferantes &amp; autres diuerses manieres despiceries, les mectant<text:line-break/>souuent au nez, estimant estre chose tresbonne auecq' telles choses conforter le<text:line-break/>cerueau, comme ainsi feust que laer ressembloit tout engrossy de la pu(a2)teur des<text:line-break/>corps mortz &amp; des maladies &amp; des medecines. Aucuns autres estoient de plus<text:line-break/>inhumaine opinion combien paradu(e2)ture qu'elle feust la plus seure, disans qu'il<text:line-break/>ny auoit meilleure medecine contre la peste ne si b(o2)ne que le fuyr d'auec eulx.<text:line-break/>Et meutz de cest argum(e2)t ne<text:s/>se soucians d'aucune chose que de eulx mesmes,<text:line-break/>plusieurs &amp; h(o2)mes &amp; femmes aband(o2)nerent la propre cité, leurs propres mai(-)<text:line-break/>sons, leurs lieux &amp; leurs parens &amp; leurs biens, &amp; chercherent ceulx d'autruy au(-)<text:line-break/>moins leurs villaiges : comme quasi si l'ire de dieu pour punir l'iniquité des<text:line-break/><text:span text:style-name="pb">[n.p.]</text:span><text:line-break/>h(o2)(-)mes auec ceste peste ne deust opprimer sinon ceulx qu'elle trouueroit encloz<text:line-break/>dedans les murs de leur cité : ou bien pensans qu'en icelle il ne deust plus de(-)<text:line-break/>mourer aucune personne, &amp; que sa derniere fin feust venue. Et combien que<text:line-break/>ceulx cy à tout leurs diuerses oppinions ne mourussent tous, si est ce aussi que<text:line-break/>tous n'eschappoi(e2)t pas, ains estans deuenuz malades plusieurs des vngz &amp; des<text:line-break/>autres dessusdictz, &amp; ayans d(o2)né eulx mesmes par tout l'exemple de fuyr (lors<text:line-break/>qu'ilz estoient sains) à ceulx qui demouroient en santé, ilz languissoi(e2)t par tout<text:line-break/>comme habandonnez. Or laissons à part que l'ung citadin fuyst lautre, &amp; que<text:line-break/>quasi aucun voysin n'eust soucy de lautre, ne que les parens peu de foys<text:s/>ou ia(-)<text:line-break/><text:soft-page-break/>mais se visitassent, &amp; encores de loing, ceste tribulation estoit entrée dedans le<text:line-break/>cueur des hommes auec si grand espouentement que l'ung frere abandonnoit<text:line-break/>lautre, l(o2)cle le nepueu, la seur le frere, &amp; plusieurs foys la femme le mary. Et qui<text:line-break/>plusgrand chose est &amp; quasi incroyable, les peres &amp; les meres fuyoient de visi(-)<text:line-break/>ter &amp; seruir leurs enfans tout ainsi comme s'ilz n'eussent esté à eulx. Au moyen<text:line-break/>dequoy il ne demoura autre chose à ceulx qui en nombre inestimable dhom(-)<text:line-break/>mes &amp; femmes deuenoi(e2)t malades que la charité des amys (&amp; de ceulx cy y en<text:line-break/>eut peu) ou lauarice des seruiteurs lesquelz, contrainctz par gros &amp; desraisonna(-)<text:line-break/>bles salaires seruoi(e2)t, c(o2)bien que pour tout cecy il sen trouuoit encor bien peu.<text:line-break/>&amp; ceulx la estoient h(o2)mes &amp; femmes materielz &amp; de gros entendem(e2)t qui ia(-)<text:line-break/>mais auparauant n'auoient seruy à telles necessitez, lesquelz encor ne seruoient<text:line-break/>d'autre chose que de bailler aux malades quelque chose qu'ilz demandoi(e2)t, ou<text:line-break/>de regarder quant ilz mourroient, &amp; faisans ainsi telz seruices, le plus souuent<text:line-break/>eulx mesmes auec leur gaing se perdoient, tellement que de ceste necessité de<text:line-break/>se veoir ainsi habandonnez des voysins parens amys &amp; auoir indigence de ser<text:line-break/>uiteurs, vint vne coustume non iamais auparauant ouye, qu'il<text:s/>n'y auoit femme<text:line-break/>t(a2)t belle, ieune ou noble feust elle, qui deuen(a2)t malade se souciast d'auoir pour<text:line-break/>son seruice vng h(o2)me feust il ieune ou autre, &amp; n'auoit aucune honte luy mon<text:line-break/>strer toutes les parties de son corps, comme elle eust faict à vne femme<text:s/>si la ne(-)<text:line-break/>cessité de son mal le requeroit, ce qui fut par apres à celles qui guerir(e2)t occasion<text:line-break/>paraduenture de moindre h(o2)nesteté, &amp; oultre ce il sen ensuyuit la mort de plu<text:line-break/>sieurs, lesquelz fussent eschappez si par fortune ilz eussent esté secouruz. Au<text:line-break/>moyen dequoy tant pour la faulte des remedes c(o2)uenables (lesquelz les ma(-)<text:line-break/>lades ne pouoient auoir) que par la force de la peste, la multitude de ceulx qui<text:line-break/>de iour &amp; nuyct mouroient estoit si gr(a2)de que c'estoit chose espouentable, n(o2)<text:line-break/>seulement de le veoir, mais de l'ouyr dire. Parquoy la necessité quasi engendra<text:line-break/>entre ceulx qui demourerent viuans, certaines coustumes toutes contraires aux<text:line-break/>premieres dont souloient vser les habitans de la ville. La coustume souloit estre<text:line-break/>(comme encores nous voyons qu'elle est) que les femmes parentes &amp; voysines<text:line-break/>s'assembloi(e2)t en la maison du trespasse &amp; là auecques celles qui luy estoi(e2)t plus<text:line-break/>proches ploroient, &amp; d'autre part au deuant de ladicte maison (auec ses plus<text:line-break/>prochains parens) se assembloient les<text:s/>voysins, &amp; beaucoup d'autres cytoiens,<text:line-break/>&amp; selon la qualité du trespasse y venoit le clergié, puis estoit par ses semblables<text:line-break/>porté sur les espaulles auec pompe funebre de cire &amp; de chantz, en leglise qu'il<text:line-break/>auoit esleue auant sa mort. Lesquelles choses depuis<text:s/>que la fureur de la peste c(o2)<text:line-break/>menca à croistre, toutes ou la pluspart d'icelles cesserent, &amp; suruindrent d'autres<text:line-break/><text:span text:style-name="pb">[Fueil.5]</text:span><text:line-break/>nouuelles coustumes en leur lieu, parce que non seulement mouroient les gens<text:line-break/>sans auoir beaucoup de femmes autour de soy, mais il y en auoit assez qui pas(-)<text:line-break/>soi(e2)t de ceste vie sans tesmoings. Et peu en y auoit de ceulx à qui les pitoyables<text:line-break/>plains &amp; les ameres larmes fussent données. Ains au lieu d'icelles le plus souu(e2)t<text:line-break/>on sen rioit &amp; gaudissoit en compagnie, laquelle coustume les femmes auoient<text:line-break/>tresbien aprinse ayans presque chassé d'elles la pitie femenine pour leur salut.<text:line-break/>Et estoit bien petit le nombre de ceulx dont les corps fussent accompaignez à<text:line-break/>la sepulture de plus de dix ou douze de ses voysins, n(o2) que ce fussent encor ho(-)<text:line-break/>norables cytoi(e2)s : ains vne maniere de porteurs de mortz venuz du menu peu(-)<text:line-break/>ple qui se faisoient appeller fossoyeurs, lesquelz faisoi(e2)t ces seruices pour de lar(-)<text:line-break/>gent, &amp; chargeoient sur leurs espaulles la biere, laquelle auec grande haste ilz<text:line-break/>portoi(e2)t le plus souu(e2)t, n(o2) pas encor en celle eglise qu'ilz auoi(e2)t esleue au(a2)t leur<text:line-break/>mort, mais à la plus prochaine qu'ilz trouuoient, &amp; ny auoit derriere eulx que<text:line-break/><text:soft-page-break/>quatre ou six paoures prebstres &amp; clergeons auec peu de luminaire, &amp; quelque<text:line-break/>foys point, lesquelz auec l'ayde desdictz fossoyeurs sans se trauailler à dire trop<text:line-break/>l(o2)g &amp; sol(e2)pnel seruice les mettoi(e2)t en la premiere fosse qu'ilz trouuoi(e2)t vuyde.</text:p>
      <text:p text:style-name="p">La pitie &amp; misere du menu peuple &amp; encor d'une grand partie de celluy de<text:line-break/>moyen estat estoit trop plus grande à regarder, parce que la pluspart soubz<text:line-break/>esperance de guerir ou contrainctz par poureté demouroient en leurs maisons<text:line-break/>à lentour de leur voysinaige : &amp; n'estoit iour qu'il nen deuint de malades à mil(-)<text:line-break/>liers, lesquelz pour non estre seruiz ne secouruz d'aucune chose mouroi(e2)t pres(-)<text:line-break/>que tous. Et assez y en auoit il de ceulx qui prenoient fin par les rues de iour ou<text:line-break/>de nuyct, &amp; plusieurs autres (encores qu'ilz mourussent en leurs maisons) fai(-)<text:line-break/>soient premierement<text:s/>scauoir à leurs voysins qu'ilz estoient mortz plus par la<text:line-break/>puanteur des corps mortz &amp; corrompuz que autrement. Et de ceulx cy &amp; des<text:line-break/>autres qui mouroient ainsi par tout, les voysins generalement obseruoient vne<text:line-break/>facon de faire meuz à cecy, non moins de la craincte que la puanteur &amp; corru(-)<text:line-break/>ption des mortz ne leur feist mal, que de la charité qu'ilz eussent aux trepassez,<text:line-break/>que eulx mesmes quant ilz pouoient, ou bi(e2) auec layde d'aucuns porteurs qu(a2)t<text:line-break/>ilz en pouoient auoir tiroient les corps desia mortz de<text:s/>leurs maisons les mettant<text:line-break/>deuant leurs huiz, la ou qui y fust voulu aller, mesmement au matin lon en eust<text:line-break/>peu veoir sans nombre. Puis apres faisoient illec porter force bieres, &amp; telz y eut<text:line-break/>que par faulte de bieres les mettoient sur les tables, &amp; non seulement vne foys à<text:line-break/>lon veu que vne seule biere fut chargée de deux ou trois corps mortz, mais on<text:line-break/>en eust beaucoup compté de celles que la femme, le mary, deux ou trois freres,<text:line-break/>ou le pere ou la mere estoient tous en vne biere. Encor plus que souuent est il<text:line-break/>aduenu que quant deux prebstres auec vne croix alloient pour querir quelque<text:line-break/>trepasse vous eussiez veu derriere eulx trois ou quatre de ces porteurs auec leurs<text:line-break/>bieres, &amp; lá ou les prebstres ne pensoi(e2)t auoir que vng mort à ensepuelir ilz en<text:line-break/>auoient six ou huict &amp; quelque fois dauantaige, &amp; n'estoient pour tout cela ac(-)<text:line-break/>compaignez d'aucune honorable compaignie, ny de larmes, ny de luminaires,<text:line-break/>ains estoit venue la chose à tant qu'on se soucioit aussi peu des h(o2)mes qui mou(-)<text:line-break/>roient qu'on se soucieroit à ceste heure de cheures. Parquoy assez manifestem(e2)t<text:line-break/>apparut que ce que le naturel cours des choses n'auoit peu monstrer aux saiges<text:line-break/>auec petit &amp; rare dommaige, cestassauoir de supporter paciemment les<text:line-break/><text:span text:style-name="pb">[n.p.]</text:span><text:line-break/>infor(-)tunes &amp; malheurs, la grandesse d'iceulx lenseigna : non seulement aux saiges,<text:line-break/>mais aussi aux simples gens, tellement qu'ilz ne se soucioient plus des maulx qui<text:line-break/>leurs suruenoient.</text:p>
      <text:p text:style-name="p">La terre sacrée ne pouoit suffire à la grant multitude des corps mortz qu'on<text:line-break/>portoit en chascune eglise tous les iours, &amp; presque à toute heure &amp; mesmem(e2)t<text:line-break/>voulant donner à chascun mort lieu propre selon lancienne coustume, parquoy<text:line-break/>on fut c(o2)trainct de faire par les cymitieres des eglises apres que tout estoit plain,<text:line-break/>de grandes fosses ou lon mettoit à centaines<text:s/>ceulx qu'on apportoit, &amp; en icelles<text:line-break/>rengez vng à vng comme on mect les marchandises dedans les nauires, auec<text:line-break/>bien peu de terre on les couuroit iusques à ce que la fosse fust plaine.</text:p>
      <text:p text:style-name="p">Et à celle fin que ie ne voyse plus rechercher autour de chascune particulari(-)<text:line-break/>té, les passées miseres aduenues en nostre cité. Ie dy que courant en icelle si mal(-)<text:line-break/>heureux temps comme vous auez ouy, il nespargna en riens pour cela les villai(-)<text:line-break/>ges d'alentour esquelz (laissant apart les chasteaulx fermez qui estoient en leur<text:line-break/>petitesse semblables à la ville) les laboureurs paoures &amp; miserables auec leur fa(-)<text:line-break/>mille mouroient par les maisons separées &amp; par les champs sans aucune peine<text:line-break/>de medecin ou ayde de seruiteur, &amp; aussi par les chemins &amp; en leurs terres culti(-)<text:line-break/><text:soft-page-break/>uées de iour &amp; de nuyct indifferamment, non comme hommes, mais comme<text:line-break/>bestes. Pour laquelle chose eulx deuenuz en leurs coustumes lascifz comme les<text:line-break/>citoiens ne se soucioient d'eulx ne d'aucuns leurs affaires, ains tous comme atten<text:line-break/>dans de iour à aultre la mort se parforcoient de toute leur puissance non de gar<text:line-break/>der du danger des bestes, les fruictz de leurs terres labourables, &amp; de leurs tra(-)<text:line-break/>uaulx passez, mais de consommer plustost ceulx qu'ilz trouuoi(e2)t presens à men<text:line-break/>ger, d(o2)t il aduint que les beufz, les asnes, les brebiz &amp; les cheures, les pourceaulx<text:line-break/>les poulles, &amp; mesmes les chiens tresfidelles à lhomme chassez hors des propres<text:line-break/>maisons, s'en alloi(e2)t comme bon leur sembloit par les champs la ou encores les<text:line-break/>grains estoient à labandon sans estre non pas recueilliz, mais ne seulem(e2)t coup(-)<text:line-break/>pez. Et plusieurs d'icelles bestes comme quasi raisonnables apres qu'elles auoi(-)<text:line-break/>ent bien repeu le iour sen retournoient saoulez la nuyct en leurs maisons sans<text:line-break/>aucun gouuernem(e2)t de pasteur. Que se peult il dire plus ? Laissant à parler des<text:line-break/>villaiges &amp; retournans à la ville ? sinon que telle &amp; si grande fut la cruaulté du<text:line-break/>ciel &amp; paraduenture en partie celle des hommes, qu'entre le moys de Mars &amp;<text:line-break/>celluy de Iuillet prochain ensuyuant on croit que tant par la force de la mala(-)<text:line-break/>die de peste que pour auoir plusieurs malades esté mal secouruz ou abandon(-)<text:line-break/>nez à leur besoing par la peur que auoient les sains, plus de cent mil creatures<text:line-break/>moururent dedans le circuyt des murailles de la cité de Florence, la ou auant<text:line-break/>l'accident aduenu on n'eust paradu(e2)ture iuge qu'il y en eust eu autant. O com(-)<text:line-break/>bien de grans palays, combien de belles maisons, combien des nobles habita(-)<text:line-break/>cions plaines auparau(a2)t de famille de seigneurs &amp; de dames veit on toutes vuy(-)<text:line-break/>des sans y demourer<text:s/>iusques au plus petit seruiteur. O combien de lignées di(-)<text:line-break/>gnes de memoire, combiem de tresgrandes horries, c(o2)bien de fameuses riches(-)<text:line-break/>ses veit on demourer sans vray successeur : combien d'honnestes hommes, com<text:line-break/>bien de belles femmes, combien de vaillans &amp; gracieulx ieunes h(o2)mes (lesquelz<text:line-break/>non seulement vng autre, mais Galien, Y pocras, &amp; Esculapius s'ilz viuoient eus(-)<text:line-break/>sent iuge estre tressains) à lon veu disner au matin auec leurs par(e2)s c(o2)paignons<text:line-break/><text:span text:style-name="pb">[Fueil.6]</text:span><text:line-break/>&amp; amys, qui au soir sen alloi(e2)t soupper en l'autre m(o2)de auec leurs predecesseurs.</text:p>
      <text:p text:style-name="p">Il m'ennuye à moymesmes de me rompre la teste à racompter tant de mise(-)<text:line-break/>res : parquoy voulant desormais laisser d'icelles ce que plus aysement ie pourray.<text:line-break/>Ie dy qu'estant en ces termes nostre cité vuide d'abitans, il aduint (c(o2)me depuis<text:line-break/>i'ay sceu de personne digne de foy) qu'en la venerable église de saincte Marie<text:line-break/>la neufue, vng mardy matin ny estant quasi autre personne, apres auoir ouy le<text:line-break/>diuin office en habit de dueil (comme la saison le requeroit) se retrouuer(e2)t sept<text:line-break/>saiges ieunes dames toutes aliées l'une à lautre, ou par amitie ou par voysinaige,<text:line-break/>ou par parenté : desquelles la plus aagée ne passoit vingt huict ans, &amp; la plus ieu(-)<text:line-break/>ne nen auoit moings de dixhuict, chascune de noble parenté, belles de forme,<text:line-break/>aornées de bonnes meurs, &amp; de gracieuse honnesteté : les noms desquelles ie<text:line-break/>pourrois bien dire, si iuste occasion ne me le deffendoit, laquelle est ceste cy que<text:line-break/>ie ne veulx par les choses qui s'ensuyuent qu'elles ont recité, ne par<text:s/>ce qu'on en<text:line-break/>orra dire le temps aduenir que aucune d'elles en puisse auoir honte, estans les<text:line-break/>loix de plaisir plus estroictes auiourdhuy (pour les occasions dessus declairées)<text:line-break/>qu'elles n'estoient alors non seulement à leur aage, mais à beaucoup plus meur.<text:line-break/>Ne<text:s/>ie ne veulx aussi donner matiere aux ennuieulx promptz à mesdire de toute<text:line-break/>louable vie, de diminuer en aucun acte lhonnesteté des honnestes dames auec<text:line-break/>laydes &amp; sottes parolles. Et par ainsi affin que ce que chascune disoit se puisse<text:line-break/>comprendre sans confusion, ie delibere de les nommer par noms conuenables<text:line-break/>en tout ou partie c(o2)formes à leurs qualitez. Desquelles la premiere &amp; celle qui<text:line-break/><text:soft-page-break/>estoit plus aagée nous nommer(o2)s Pampinée, la seconde Fiammette, la troisies(-)<text:line-break/>me Philomene, la quatriesme Emilie, la cinquiesme Laurette, la sixiesme Nei(-)<text:line-break/>phile, &amp; la derniere nous la nommer(o2)s (non sans occasion) Elisse, lesquelles as(-)<text:line-break/>semblées en vng des coings de leglise, n(o2) point par deliberation faicte au par(-)<text:line-break/>auant, mais par cas fortuit, &amp; estans assises<text:s/>comme en rond c(o2)mencerent (apres<text:line-break/>plusieurs souspirs ayans cessé de dire leurs patenostres) à deuiser entre elles plu<text:line-break/>sieurs &amp; diuerses choses de la qualité du temps. Et vng peu apres ma dame<text:line-break/>Pampinée commenca à parler ainsi.</text:p>
      <text:p text:style-name="p">Mes cheres dames vous pouez<text:s/>(comme moy) plusieurs fois auoir ouy dire<text:line-break/>qu'il ne faict iniure à personne qui honnestement vse de son droict : C'est chose<text:line-break/>naturelle à toute personne qui naist en ce monde ayder, conseruer &amp; deffendre<text:line-break/>sa vie tant qu'il peult. Et est cecy tant permis, que<text:s/>encor est il aucuneffois adue(-)<text:line-break/>nu, que pour icelle garder on à tue des h(o2)mes sans aucune coulpe, &amp; si les loix<text:line-break/>permettent cecy (à la solicitude desquelles gist le bien viure de tous les mortelz)<text:line-break/>combien plus fort honneste est il à nous &amp; à tout autre<text:s/>personne de cercher<text:line-break/>&amp; pr(e2)dre (sans offencer autruy) tous les remedes que nous pouons pour la con<text:line-break/>seruation de nostre vie ? Toutes les foys que ie viens à bien regarder nostre fa(-)<text:line-break/>con de faire de ceste matinée, &amp; encores celle de plusieurs autres passées, &amp; que<text:line-break/>ie pense quelz sont noz propos, ie comprens (comme vous pareillement pouez<text:line-break/>compr(e2)dre) que chascune de nous à peur de soymesmes, &amp; ne men esmerueille<text:line-break/>point, mais ie m'esbahis bien fort (congnoissant chascune de nous auoir iuge(-)<text:line-break/>ment de femme)<text:s/>que nous ne prenons pour nous quelque remede c(o2)tre ce que<text:line-break/>chascune de nous doit craindre par raison. Nous demourons icy (comme il me<text:line-break/>semble) non autrement que si nous voulions ou deuions porter tesmoignaige<text:line-break/><text:span text:style-name="pb">[n.p.]</text:span><text:line-break/>de tous les corps mortz qui sont<text:s/>portez en sepulture, ou pour escouter si les reli(-)<text:line-break/>gieux de ceans (dont le nombre est quasi venu à neant) chantent leur office à<text:line-break/>lheure qu'ilz doyuent, ou pour monstrer à quiconques vient icy par noz habitz<text:line-break/>la qualité &amp; quantité de noz miseres. Et si nous sortons d'icy, nous ne voyons<text:line-break/>que corps mortz, ou transporter les malades ca &amp; la, ou bien nous voyons cou(-)<text:line-break/>rir par la ville (auec vne fureur desplaisante à veoir) ceulx qui lauctorité des loix<text:line-break/>publicques auoit auparauant banniz de la cité par leurs demerites &amp; meschan(-)<text:line-break/>cetez, en desprisant quasi icelles loix. Par ce qu'ilz scau(e2)t bien que les executeurs<text:line-break/>d'icelles sont mortz ou malades, ou bien nous voyons encores les plus malheu(-)<text:line-break/>reux bellistres de nostre cité, lesquelz engressez de nostre sang<text:s/>se font nommer<text:line-break/>fossoyeurs, &amp; en mocquerie &amp; contempnement de nous sen vont cour(a2)t à che(-)<text:line-break/>ual par tout, nous reprochant noz pertes &amp; malheurs auec deshonnestes chan(-)<text:line-break/>sons, tellem(e2)t que nous n'oyons autre chose, sin(o2) telz &amp; telz sont mortz, &amp; telz<text:line-break/>sen vont mourir. Et s'il y auoit qui se plaignist, nous ne orri(o2)s par tout que dou(-)<text:line-break/>loureux plainctz, &amp; si nous retourn(o2)s à noz maisons (ie ne scay pas s'il aduient<text:line-break/>à vous autres comme à moy) mais qu(a2)t ie ne treuue de tout mon mesnaige au(-)<text:line-break/>cune autre personne sinon ma chambriere, i'ay si grand peur que presque tous<text:line-break/>les cheueulx me dressent en la teste : Et me semble que ou que ie aille ou bien<text:line-break/>que ie demeure, que ie voy par tout lesprit &amp; lombre de ceulx qui sont trespas(-)<text:line-break/>sez. N(o2) pas auec les visaiges que ie leur soulois veoir, mais auec vng regard hor(-)<text:line-break/>rible qui leur est nouuellement venu, ie ne scay dou. Pour lesquelles choses icy<text:line-break/>&amp; hors dicy &amp; en la maison, il me semble que ie suis tousiours mal, &amp; det(a2)t plus<text:line-break/>encores que nulle personne (comme il me semble) qui ayt dequoy, ou lieu pour<text:line-break/>se retirer comme nous auons, n'est demourée icy sinon nous, encores me suis ie<text:line-break/>laisse dire plusieursfois, que si aucuns sont demourez, ceulx la sans faire distin(-)<text:line-break/><text:soft-page-break/>ction aucune des choses honnestes<text:s/>à celles qui ne sont point honnestes (seule(-)<text:line-break/>ment que lappetit le desire, &amp; soient ilz seulz ou accompaignez, ou de iour ou<text:line-break/>de nuyct) font les choses qui leur viennent plus à appetit : Et non seulement les<text:line-break/>seculieres personnes, mais encor celles qui sont recluses &amp; enfermées dedans les<text:line-break/>monasteres rompans les loix d'obeissance, &amp; s'estans adonnées aux plaisirs de<text:line-break/>la chair, sont deuenues lasciues &amp; dissolues : se faisans acroire, que ce qui est c(o2)(-)<text:line-break/>uenable aux autres femmes, ne leur est mal seant, p(e2)sant en telle maniere eschap<text:line-break/>per. Et sil est ainsi comme manifestement il se veoit, que faisons nous icy ? que<text:line-break/>attendons nous ? que songeons nous ? Pourquoy sommes nous plus paresseuses à<text:line-break/>nostre salut que tout le demour(a2)t des citoyens ? Nous reputons<text:s/>nous moins pre(-)<text:line-break/>cieuses que toutes les autres ? ou si nous croyons que nostre vie soit attachée à no<text:line-break/>stre corps auec plus forte chesne que celle des autres ? Et que par ce nous ne de(-)<text:line-break/>uions auoir soucy d'aucune chose qui ayt force de l'offencer ? Nous<text:s/>errons : nous<text:line-break/>sommes trompées : Quelle bestialité est la nostre, si ainsi nous le croyons ? Aut(a2)t<text:line-break/>de foys que nous nous vouldrons souuenir, quelz &amp; combien de ieunes hom(-)<text:line-break/>mes &amp; femmes ont esté vaincuz de ceste cruelle peste nous en verrons argum(e2)t<text:line-break/>euident. Et par ainsi affin que nous par estre trop scrupuleuses &amp; nonchalantes<text:line-break/>ne tombions la, dont quant nous vouldrions nous ne pourrions paraduenture<text:line-break/>en aucune maniere nous releuer, ie iugerois tresbien faict (s'il vous en semble ce<text:line-break/>qu'il men sembleroit) que nous ainsi c(o2)me nous sommes (aumoins si nous<text:line-break/><text:span text:style-name="pb">[Fueil.7]</text:span><text:line-break/>vou(-)lions faire ce que plusieurs auant nous ont faict &amp; font tous les iours) sortissions<text:line-break/>de ceste ville &amp; (fuyans comme la mort les deshonnestes exemples d'aucuns au(-)<text:line-break/>tres) nous en<text:s/>allassions honnestement demourer en noz maisons aux champs<text:line-break/>dont chascune de nous à grande abondance ; &amp; là nous prinssions tout le plaisir<text:line-break/>&amp; ioye que nous pourrions sans toutesfois transgresser en aucun acte les limit(-)<text:line-break/>tes de raison. La ouyt on chanter les oyseletz : on y veoit les petites montaignes<text:line-break/>&amp; les plaines verdoyer : &amp; les ch(a2)ps plains de bledz vndoyer ne plus ne moins<text:line-break/>que faict la mer : pareillement on y veoit de mille sortes d'arbres : &amp; aussi le ciel<text:line-break/>trop plus ouuertement que nous ne faisons<text:s/>icy, lequel encor qu'il soit courroucé<text:line-break/>non pourtant il ne nous nye point ses beaultez trop plus belles à veoir que les<text:line-break/>murailles de nostre cité vuydes de personnes. Et la encor oultre cecy laer y est<text:line-break/>beaucoup plus fraiz, &amp; generallem(e2)t il y a trop plus<text:s/>grande abondance de tout<text:line-break/>ce qui nous est necessaire en ce temps pour la conseruation de nostre vie, &amp;<text:line-break/>moins de fascheries &amp; ennuytz que icy, car iacoit ce que les paysans meurent<text:line-break/>aussi bien aux champs comme font icy les citoyens, le desplaisir est neantmoins<text:line-break/>d'autant moindre comme les maisons &amp; les habitans y sont plus rares qu'en la<text:line-break/>cité, &amp; dautre part (si bien ie y regarde) nous ne aband(o2)nons icy personne, ains<text:line-break/>plustost nous nous pouons dire abandonnées. Par ce que noz mariz, parens &amp;<text:line-break/>amys, ou mourans<text:s/>ou fuyans la mort, nous ont laissées seules en ceste si grande<text:line-break/>affliction, comme si quasi nous ne leur feussions aucune chose. Parquoy nous<text:line-break/>ne pouons tomber en aucune reprehension en suyuant ce conseil : la ou si nous<text:line-break/>ne le suyuons il en peult aduenir douleur, ennuy, &amp; paraduenture la mort. Et<text:line-break/>par ainsi quand il vous semblera bon, en prenant noz chambrieres &amp; auec les<text:line-break/>choses qui nous seront necessaires nous faisant suyure auiourdhuy en ce lieu,<text:line-break/>demain en cest autre prenans le plaisir &amp; recreation que nous<text:s/>peult amener ce<text:line-break/>temps. Ie pense que ce seroit bien faict de le faire ainsi, &amp; de demourer en ceste<text:line-break/>sorte tant que nous voyons (si premierement la mort ne nous surprent) quelle<text:line-break/>fin nous reserue le ciel à cecy, &amp; veulx bien qu'il vous souuieigne qu'il ne nous<text:line-break/><text:soft-page-break/>est moins seant de sortir dicy honnestement qu'il est à vne grant partie des au(-)<text:line-break/>tres dames dy demourer deshonnestement.</text:p>
      <text:p text:style-name="p">Les autres dames auoir ouy ma dame Pampinée, non seulement louerent<text:line-break/>son c(o2)seil, mais desirans de l'ensuyure auoient desia<text:s/>particulierement entre elles<text:line-break/>c(o2)mencé à aduiser le moyen, c(o2)me si quasi au partir dela elles deuoi(e2)t sur lheu(-)<text:line-break/>re se mettre à chemin, toutesfois ma dame Philomene qui estoit tressaige deit.</text:p>
      <text:p text:style-name="p">Combien mes dames que ce que à propose ma dame Pampinée<text:s/>soit tresbi(e2)<text:line-break/>dict. Il nest pourtant raisonnable de courir ainsi comme il semble que nous vou<text:line-break/>l(o2)s faire, souuieigne vous que nous sommes toutes femmes, &amp; nya celle de nous<text:line-break/>si enfant qui ne puisse bien congnoistre comme quand nous sommes assem(-)<text:line-break/>blées<text:s/>ensemble, &amp; sans la prouidence ou conduite de quelque homme, nous<text:line-break/>nous scauons gouuerner. Nous sommes mobiles, fascheuses, soupsonneuses pu<text:line-break/>silanimes, &amp; poureuses. Pour lesquelles choses ie doubte fort si nous ne prenons<text:line-break/>autre guy de que la nostre, que ceste compaignie ne se rompe trop plus tost, &amp;<text:line-break/>auec moins dhonneur pour nous, qu'il ne nous seroit besoing. Et pource seroit<text:line-break/>il bon dy pouruoir auant que nous commencissions.</text:p>
      <text:p text:style-name="p">Alors ma dame Elisse deit. Veritablement les hommes sont chefz des<text:line-break/><text:span text:style-name="pb">[n.p.]</text:span><text:line-break/>fem(-)mes, &amp; sans leur ordre peu de foys à lon veu aucune chose de nous se pouuoir<text:line-break/>c(o2)duire à louable fin. Mais comment pourrons nous auoir ces hommes ? Cha(-)<text:line-break/>scune de nous scayt bien que la pluspart des nostres sont mortz. Et les autres qui<text:line-break/>sont demourez<text:s/>en vie sen vont les vngs deca, &amp; les autres dela en diuerses com<text:line-break/>paignies sans ce que nous sachons, ou fuyans ce que nous cerchons de fuyr : Et<text:line-break/>de prandre des estrangiers, il ne seroit conuenable, parquoy si nous voulons<text:line-break/>suyure nostre salut, il nous conuient trouuer moyen d'ordonner si bien nostre<text:line-break/>faict, que en quelque lieu que nous puissions aller pour prandre plaisir &amp; repos,<text:line-break/>ennuy &amp; scandalle ne sen ensuyue.</text:p>
      <text:p text:style-name="p">Ce pendant qu'entre les dames estoient telz deuis, voicy entrer en leglise<text:line-break/>trois ieunes hommes (non pourtant si ieunes que le puisné eust moins de vingt<text:line-break/>cinq ans) esquelz la malice du temps, ne la perte d'amis, ou de parens ne peur<text:line-break/>d'eulx mesmes n'auoit peu, non pas estaindre lamour, mais ne aussi seulement<text:line-break/>la reffroydir, desquelz l'ung estoit appellé<text:s/>Pamphile, le deuxiesme Philostrate,<text:line-break/>&amp; le dernier Dionée. Chascun d'eulx fort affable &amp; bien condicionne, lesquelz<text:line-break/>alloient cerchant (pour leur plus grande consolation en telle tribulation du<text:line-break/>temps) s'ilz pourroient veoir leurs amyes, qui par aduenture estoient toutes trois<text:line-break/>parmy les sept dessusdictes, combien qu'il y en eust aucunes des autres qui e(-)<text:line-break/>stoient parentes d'aucun d'entreulx, &amp; ne furent plustost les dames veues de<text:line-break/>ceulx cy que eulx aussi ne fussent apperceuz d'elles. Parquoy ma dame Pam(-)<text:line-break/>pinée commenca lors à dire en soubzriant. Voyez que la fortune est fauorable<text:line-break/>à noz commencemens, &amp; nous à mis deuant les yeulx trois saiges &amp; honnestes<text:line-break/>ieunes hommes, lesquelz voulentiers nous feront guydes &amp; seruiteurs, si nous<text:line-break/>ne les desdaignons à cest office. Ma dame Neiphile rougit toute sur lheure de<text:line-break/>honte, par ce que l'une d'entre elles estoit aymée de l'ung de ces trois, &amp; deist.<text:line-break/>Pour dieu ma dame Pampinée aduisez bien à ce que vous dictes. Ie congnois<text:line-break/>assez clairement qu'on ne scauroit dire autre chose que toute bonne de piece<text:line-break/>d'eulx, &amp; les croy tous tressuffisans à trop plus grande chose que nest ceste cy :<text:line-break/>&amp; si voy bien qu'ilz sont dignes de tenir compaignie, non seulement à nous,<text:line-break/>mais à beaucoup plus belles &amp; precieuses que nous ne sommes. Mais pource<text:line-break/>qu'il est assez manifeste qu'ilz portent affection à aucunes qui sont icy : Ie crains<text:line-break/>si nous les menons qu'il sen ensuyue sans nostre coulpe ny la leur, quelque des(-)<text:line-break/><text:soft-page-break/>honneur ou reproche. Deit alors ma dame Philomene, Cecy ne importe riens<text:line-break/>pourueu que<text:s/>ie viue honnestement, &amp; sans que la conscience me remorde d'au(-)<text:line-break/>cune chose, parle qui vouldra au contraire, dieu &amp; la verité prendront les ar(-)<text:line-break/>mes pour moy. Feussent ilz desia en volunté de venir, car veritablement (com(-)<text:line-break/>me ma dame Pampinée dict) nous pourrions bien dire que la fortune seroit fa(-)<text:line-break/>uorable à nostre voyaige.</text:p>
      <text:p text:style-name="p">Les autres oyans parler ceste cy en telle maniere, non seulement se teurent,<text:line-break/>mais d'ung mesme accord &amp; c(o2)sentement deirent toutes qu'il seroit bon de les<text:line-break/>appeller, &amp; qu'on leur<text:s/>dist leur int(e2)tion, les priant qu'ilz voulsissent leur faire c(o2)<text:line-break/>paignie à tel voyaige. Parquoy sans plus de parolles ma dame Pampinée s'est(a2)t<text:line-break/>leuée debout (par ce que de l'ung d'iceulx estoit aucunement parente) s'apro(-)<text:line-break/>cha d'eulx qui estoi(e2)t la debout attentifz à les regarder, &amp; auec visaige ioyeulx<text:line-break/>les ayant saluez leur declaira leur deliberation, &amp; les pria de la part de toutes<text:line-break/><text:span text:style-name="pb">[Fueil.8]</text:span><text:line-break/>qu'ilz se voulussent desliberer auec vne volunté pure &amp; fraternelle de leur tenir<text:line-break/>compaignie. Ceulx cy creurent au commencement qu'on se mocquast d'eulx,<text:line-break/>mais quant ilz veirent que la dame parloit à bon essient, ilz respondirent qu'ilz<text:line-break/>estoi(e2)t de bon cueur tous prestz de ce faire &amp; sans plus songer. Au(a2)t qu'ilz par(-)<text:line-break/>tissent de la, donnerent ordre à ce qu'ilz auoient à faire sur leur partement, par(-)<text:line-break/>quoy ayans faict par bon moyen appareiller tout ce qui leur fut necessaire, &amp;<text:line-break/>enuoye premierement la ou ilz deliberoient aller : le lendemain matin qui fut<text:line-break/>mecredy sur la poincte du iour, lesdictes<text:s/>dames auec aucunes de leurs ch(a2)brie(-)<text:line-break/>res, &amp; les trois hommes auec trois de leurs seruiteurs sortir(e2)t de la cité &amp; se mei(-)<text:line-break/>rent en chemin, de laquelle ilz ne sesloignerent d'une lieue qu'ilz n'arriuassent<text:line-break/>au lieu qu'ilz auoient premierement accordé. Lequel lieu estoit sur vne petite<text:line-break/>montaignette vng peu loing de toutes partz du grand chemin, pleine de diuers<text:line-break/>arbrisseaulx &amp; d'autres toutes fueillues de vertes branches, plaisantes à regarder,<text:line-break/>sur la syme de laquelle y auoit vng palays auec vne belle<text:s/>&amp; gr(a2)de court au meil(-)<text:line-break/>lieu accompaigné de galleries, salles, &amp; chambres toutes &amp; chascune d'icelles a(-)<text:line-break/>part soy, tresbelles &amp; enrichies de plaisanres painctures à veoir : &amp; les preaulx e(-)<text:line-break/>stoient à lentour, &amp; les iardins beaulx à merueilles auec<text:s/>puyz de tresfresches ca(-)<text:line-break/>ues : aussi les caues plaines de vins excellentz, choses plus à estimer à curieux bu(-)<text:line-break/>ueurs que à sobres &amp; honnestes femmes. Lequel palays ladicte c(o2)paignie trou(-)<text:line-break/>ua tout nettoye &amp; bien en ordre, &amp; les lictz dedans les chambres faictz &amp; dres(-)<text:line-break/>sez : Si estoit tout seme de fleurs, telles qu'on pouoit auoir en la saison entremes(-)<text:line-break/>lées de ionchée, qui ne fut sans grand plaisir de toute la compaignie : laquelle<text:line-break/>s'estant assise de plaine arriuée. Dioneo qui par dessus les autres estoit plaisant<text:line-break/>ieune homme, &amp; plain de mil bons petitz motz deit, vostre sens (mes dames)<text:line-break/>nous a icy mieulx guydez que nostre preuoyance : ie ne scay ce que vous auez<text:line-break/>deliberé de faire de voz souciz : quant est des miens ie les ay laissez à la porte<text:s/>de<text:line-break/>la ville quant i'en suis nagueres sorty auec vous. Et par ainsi deliberez vous de<text:line-break/>passer le temps à rire &amp; chanter auec moy (i'entens autant que à vostre dignité<text:line-break/>s'aparti(e2)t) ou bien me donnez c(o2)gé que ie retourne querir mes souciz, &amp; que ie<text:line-break/>demeure en nostre desolée cité. A qui ma dame Pampinée respondit en soubz(-)<text:line-break/>riant (comme si elle auoit pareillement chasse les siens) Dioneo tu as tresbien<text:line-break/>parlé. Il fault viure ioyeusement, aussi ny a il autre chose qui nous ayt faict fuyr<text:line-break/>icy les tristesses de la ville. Mais pource que les choses qui sont sans moyen ne<text:line-break/>peuuent longuement durer, moy qui ay commence les propos au moyen des(-)<text:line-break/>quelz ceste compaignie est assemblée, pensant à la continuation de nostre plai(-)<text:line-break/>sir il me semble qu'il est de necessité<text:s/>que nous accordi(o2)s qu'il en y ayt entre nous<text:line-break/><text:soft-page-break/>vng qui soit le principal de tous, en qui soit tout le soing de c(o2)m(a2)der pour nous<text:line-break/>faire viure ioyeusem(e2)t, &amp; auquel nous portions honneur, &amp; luy obeissions com<text:line-break/>me au chef : Et affin que chascun essaye le faiz de la solicitude, &amp; pareillement le<text:line-break/>plaisir de dominer, &amp; par c(o2)sequent que tirez d'une part &amp; d'autre nul ne puis(-)<text:line-break/>se (qui ne lessaye) auoir aucune enuie contre lautre qui l'aura essaye, ie suis d'auis<text:line-break/>que chascun pour vng iour seul aye le<text:s/>faiz, &amp; lhonneur : &amp; le premier d'entre<text:line-break/>nous qui le deura auoir, soit à lesfection de nous tous. Et quand est de ceulx qui<text:line-break/>deuront succeder apres que celluy ou celle qui aura eu ce iour la seigneurie, n(o2)(-)<text:line-break/>mera quand la nuyct s'approchera, celluy ou celle qui luy deura succeder : Et<text:line-break/><text:span text:style-name="pb">[n.p.]</text:span><text:line-break/>ce tel (selon qu'il luy plaira) ordonnera &amp; disposera du temps que sa seigneurie<text:line-break/>deura durer du lieu &amp; de la facon en laquelle nous aurons à viure.</text:p>
      <text:p text:style-name="p">Ces parolles pleurent grandement à vng chascun, &amp;<text:s/>tous d'une voix esleu(-)<text:line-break/>rent ma dame Pampinée pour estre Royne de la premiere iournée, parquoy<text:line-break/>ma dame Philomene courut incontinent vers vng laurier, par ce que assez de<text:line-break/>foys elle auoit ouy dire de combien d'honneur les branches d'icelles estor(e2)t di(-)<text:line-break/>gnes, &amp; combien elles faisoient digne d'honneur celluy qui à bon droict en e(-)<text:line-break/>stoit cour(o2)ne. Et de ce laurier en cueillit aucunes branches d(o2)t elle fit vng chap(-)<text:line-break/>peau h(o2)norable &amp; appar(e2)t quelle luy meit sur la teste, qui fut t(a2)t que leur com(-)<text:line-break/>paignie dura, signe magnifeste à tout autre de la seigneurie &amp; gr(a2)desse royalle.</text:p>
      <text:p text:style-name="p">Apres que ma dame Pampinée fut faicte Royne elle commanda que cha(-)<text:line-break/>scun se teust, ayant desia faict appeller deuant elle les trois seruiteurs des trois<text:line-break/>ieunes h(o2)mes, &amp; aussi leurs chambrieres qui nestoi(e2)t que quatre. Et quant cha(-)<text:line-break/>scun eut faict silence elle dit ainsi. Affin que moy premiere d(o2)ne exemple à tou<text:line-break/>tes vous autres, par lequel (procedant de bien en mieulx) nostre c(o2)paignie puis(-)<text:line-break/>se viure auec ordre &amp; plaisir, &amp; durer sans aucune honte autant qu'il vous sera<text:line-break/>agreable, ie faiz Parmeno seruiteur de Dioneo m(o2) maistre dhostel, &amp; luy don<text:line-break/>ne la charge &amp; solicitude de tout nostre train, &amp; de ce qui appartiendra au ser(-)<text:line-break/>uice de la salle. Ie<text:s/>veulx aussi que Sirisco seruiteur de Pamphile soit nostre des(-)<text:line-break/>pencier &amp; tresorier, &amp; qu'il face ce que Parmeno luy commandera, &amp; que Tin(-)<text:line-break/>daro serue de varlet de chambre à Philostrato son maistre, &amp; aux autres deux<text:line-break/>quant ces compaignons (empeschez à leurs offices) ny pourront vacquer. Misia<text:line-break/>ma chambriere &amp; celle de Philomene nommée Licisca seruiront continuelle(-)<text:line-break/>ment à la cuysine. Et apresteront diligemment les viandes qui leur seront bail(-)<text:line-break/>lées par Parmeno. Chimera chambriere de Laurette &amp; celle de Flammete n(o2)(-)<text:line-break/>mée Stratilia auront le gouuernement &amp; le soing des chambres des dames en(-)<text:line-break/>semble à faire nettoyer les lieux ou nous serons. Et oultre voulons &amp; comman(-)<text:line-break/>dons à vng chascun sur tant qu'il desirera nostre grace, que ou qu'il voyse, dou<text:line-break/>qu'il vieigne, ou quelque chose qu'il oye ou voye qu'il se garde bien nous ap(-)<text:line-break/>porter icy nouuelles de dehors autres que plaisantes. Et apres auoir donné som(-)<text:line-break/>mairement l'ordre que dessus qui fut loue d'ung chascun, elle toute ioyeuse se<text:line-break/>leua debout<text:s/>&amp; dict. Nous auons icy iardins, preaulx &amp; autres lieux assez plai(-)<text:line-break/>sans, parmy lesquelz chascun qui vouldra se voyse esbatre : &amp; aussi tost que neuf<text:line-break/>heures sonneront, chascun se treuue icy, affin que nous disnions à la frescheur.</text:p>
      <text:p text:style-name="p">Ayant d'oncques la ioyeuse compaignie eu licence de la Royne pour s'aller<text:line-break/>recréer, les ieunes hommes auec les belles dames deuisans de choses plaisantes,<text:line-break/>sen vont promenant tout bellement dans vng beau iardin, faisans chappeaulx<text:line-break/>&amp; bouquetz de diuerses fleurs, &amp; amoureusement chantans. Et apres qu'ilz y<text:line-break/>eurent autant demouré comme la Royne leur en auoit donné lic(e2)ce sen retour(-)<text:line-break/>nerent à la maison, ou ilz trouuerent que Parmeno auoit soigneusement com(-)<text:line-break/><text:soft-page-break/>mencé à faire son office. Et qu'il soit ainsi quant ilz furent entrez en vne salle<text:line-break/>basse, ilz y trouuerent les tables dressées couuertes de tresblanches nappes, &amp; les<text:line-break/>verres qui sembloient argent, si clairs ilz estoi(e2)t : &amp; la maison semée par tout de<text:line-break/>fleurs de genestre. Parquoy ayant esté donnée leaue à lauer comme il pleut à<text:s/>la<text:line-break/>Royne, selon lordre de Parmeno chascun sen alla seoir. Les vi(a2)des aprestées<text:line-break/><text:span text:style-name="pb">[Fueil.10]</text:span><text:line-break/>de(-)licatement furent seruies, &amp; vins excellentz apportez, &amp; furent seruies les tables<text:line-break/>sans aucun bruict par les trois seruiteurs dessusnommez, desquelles<text:s/>choses estant<text:line-break/>chascun resiouy pource quelles estoient belles &amp; bien ordonnées, ilz disnerent<text:line-break/>auec mille bons petitz motz &amp; plaisans. Apres qu'ilz eurent disné &amp; les tables<text:line-break/>leuées (comme ainsi fust que toutes les dames &amp; pareillem(e2)t les hommes sceus(-)<text:line-break/>sent dancer aux chansons, &amp; aucuns d'eulx iouer tresbien d'instrumens &amp; chan<text:line-break/>ter) la Royne commanda qu'on feist apporter les instrumens : &amp; par son com(-)<text:line-break/>mandement Dioneo print vng luz &amp; Flammette vne violle : &amp; commencerent<text:line-break/>à iouer doulcement vne dance. Au nom dequoy la Royne auec les autres ieu(-)<text:line-break/>nes dames, &amp; les deux ieunes hommes prindr(e2)t vng branle, &amp; à petit pas (ayans<text:line-break/>enuoyé disner les seruiteurs) commencerent à dancer. Et quant la dance fut a(-)<text:line-break/>cheuée se prindrent à chanter certaines plaisantes<text:s/>chansonnettes, &amp; en ceste<text:line-break/>maniere demourerent tant qu'il sembla temps à la Royne d'aller dormir vng<text:line-break/>peu. Parquoy (ayant donne licence à tous) les trois hommes sen allerent en leurs<text:line-break/>chambres separées d'auec celles des dames, lesquelles ilz trouuer(e2)t (auec les lictz<text:line-break/>bien faictz) plaines de fleurs comme ilz auoient faict la salle, &amp; pareillement les<text:line-break/>dames les leurs. Parquoy s'estans despouillez sen allerent reposer.</text:p>
      <text:p text:style-name="p">Peu de temps apres que midy fut sonne la Royne s'estant leuée feit leuer tou<text:line-break/>tes les autres, &amp; pareillement les hommes : Affermant que le trop dormir de iour<text:line-break/>nuysoit. Et sen allerent ainsi en vng preau, ouquel lherbe estoit verte &amp; grande<text:line-break/>sans que le soleil y frapast aucunement : &amp; lá sentans venir vng doulx &amp; graci(-)<text:line-break/>eux petit vent, chascun d'eulx s'asseit comme il pleut à la Royne sur lherbe ver(-)<text:line-break/>te en rond, ausquelz elle dist apres ainsi.</text:p>
      <text:p text:style-name="p">Comme vous voyez le soleil est hault, &amp; la chaleur grande, &amp; autre chose ne<text:line-break/>oyt on que Sigalles sur les Oliuiers : Parquoy d'aller maintenant en aucun lieu<text:line-break/>seroit sans doubte grande sottise, il faict icy bon &amp; fraiz : &amp; ya comme vous voy(-)<text:line-break/>ez tabliers &amp; eschetz à quoy chascun peult (comme mieulx il aymera) prendre<text:line-break/>plaisir : Mais si en cecy mon aduis estoit trouué bon, on ne ioueroit point : Par ce<text:line-break/>qu'il conuient que lesprit de l'une des parties le plussouuent se trouble sans trop<text:line-break/>de plaisir de l'autre, ou de celluy qui s'amuse à les regarder. Ains lon deuiseroit<text:line-break/>&amp; compteroit des fables : d'autant que parlant l'ung tout le reste de la compai(-)<text:line-break/>gnie qui escoute y peult pr(e2)dre plaisir &amp; laissans passer ceste chaulde partie du<text:line-break/>iour vous n'auriez pas acheué chascun de dire vne sienne petite nouuelle que le<text:line-break/>soleil s'abaisseroit, &amp; le chault diminueroit : &amp; pourrions apres la ou bon nous<text:line-break/>sembleroit à gré nous en aller pr(e2)dre soulas. Et par ainsi si ce que ie dy vous est<text:line-break/>agreable (d'autant que ie suis deliberée de suyure en cecy vostre plaisir) faisons<text:line-break/>le : Et ou il ne vous plairoit, chascun face iusques à lheure de vespres ce que plus<text:line-break/>luy plaira.</text:p>
      <text:p text:style-name="p">Les dames, &amp;<text:s/>pareillement les hommes louerent tous &amp; prindrent pour le<text:line-break/>meilleur passetemps de compter des nouuelles. Adoncques dist la royne. Si cecy<text:line-break/>vous plaist, ie veulx pour ceste premiere iournée qu'il soit permis à chascun de<text:line-break/>deuiser de celle matiere qui plus luy<text:s/>sera agreable, &amp; se tournant vers Pamphile,<text:line-break/>(lequel estoit assis à sa dextre) gracieusem(e2)t luy dist que auec vne de ses nouuel<text:line-break/><text:soft-page-break/>les il donnast commencement aux autres lá ou Pamphile ayant ouy le comman<text:line-break/>dement incontinent (escouté d'ung chascun) commenca<text:s/>à dire ainsi.</text:p>
      <text:p text:style-name="p"><text:span text:style-name="pb">[n.p.]</text:span><text:span text:style-name="pb"><text:line-break/></text:span>&lt;ATTimage&gt;</text:p>
      <text:h text:style-name="Titre2" text:outline-level="2">(hedera) Maistre Chappelet du prat<text:line-break/>AVEC VNE SIENNE FAVLSE CON(-)<text:line-break/><text:span text:style-name="T2303">fe&lt;ATTcaractere&gt;ion trompa ung sainct homme religieux, &amp; puis mourut, &amp; ayant esté du(-)</text:span><text:span text:style-name="T2304"><text:line-break/></text:span><text:span text:style-name="T2305">rant sa uie ung tresmechant homme à sa mort fut reputé pour sainct, &amp; ap(-</text:span><text:span text:style-name="T2306">)</text:span><text:span text:style-name="T2307"><text:line-break/></text:span><text:span text:style-name="T2308">pellé sainct Chappelet.</text:span></text:h>
      <text:h text:style-name="P2309" text:outline-level="2">Nouuelle premiere.</text:h>
      <text:p text:style-name="P2310"><text:span text:style-name="T2311">I</text:span>L est chose tresconuenable (mes cheres dames) que<text:line-break/>lhomme commence tout ce qu'il faict au nom admi(-)<text:line-break/>rable &amp; sainct, de celuy qui fut createur de toutes cho(-)<text:line-break/>ses. Parquoy puis qu'il conuient que comme le pre(-)<text:line-break/>mier ie donne commencement à nostre facon de com<text:line-break/>pter des nouuelles. Ie pretendz commencer par vne de<text:line-break/>ses merueilleuses œuures. Affin que icelle ouye nostre<text:line-break/>esperance s'arreste en luy comme en chose permanen(-)<text:line-break/>te, &amp; que tousiours son nom soit loué de nous. Il nest<text:line-break/>riens plus certain, que tout ainsi comme les choses temporelles sont transitoires<text:line-break/>&amp; mortelles, ainsi sont elles en soy &amp; hors de soy plaines d'ennuy, angoisse &amp;<text:line-break/>peine, &amp; subiectes à infiniz dangiers esquelles nous qui viuons meslez parmy<text:line-break/>elles, &amp; qui sommes partie d'elles, ne pourrions (sans point de faulte) durer, ne<text:line-break/>nous defendre, si dieu par especialle grace ne nous donnoit force, &amp; bon sens.<text:line-break/>Laquelle force ne nous fault croire qu'elle descende à nous, ne en nous, par<text:line-break/><text:span text:style-name="pb">[Fueil.10]</text:span><text:line-break/>aucun<text:s/>de noz merites : mais par sa propre benignité. Meue toutesfois, &amp; impe(-)<text:line-break/>trée par les prieres de ceulx qui furent (comme nous sommes) mortelz. Et les(-)<text:line-break/>quelz pour auoir bien obserué ses commandemens (ce pendant qu'ilz ont esté<text:line-break/>en vie) sont maintenant auec luy deuenuz eternelz, &amp; bien heureux. Ausquelz<text:line-break/>(comme à procureurs &amp; aduocatz informez par experience de nostre fragilité)<text:line-break/>nousmesmes n'osans par aduenture presenter noz prieres deuant la presence<text:line-break/>d'ung si grand iuge nous les adressons, pour obtenir les<text:s/>choses que nous repu(-)<text:line-break/>tons nous estre necessaires. Et encores le pouuons nous croire plus plain enuers<text:line-break/>nous, de sa pitoyable liberalité, quant ne pouuant la subtilité de l'œil mortel ar(-)<text:line-break/>riuer en aucune maniere au secret de la diuine pensée. Il aduient<text:s/>par aduenture<text:line-break/>quelque fois que nous trompez par opinion. Nous faisons tel nostre procureur<text:line-break/>deuant sa magesté, qui est chassé d'icelle, auec perpetuel exil. Et neantmoins<text:line-break/>luy auquel nulle chose peult estre cachée, regardant plus à la purité de celluy<text:line-break/>qui prie, que à son ignorance, ou à l'exil de celluy qui est intercesseur. Il exaulce<text:line-break/>les prieres de ceulx qui le prient, comme si ceulx la estoient bien heureux deuant<text:line-break/>sa face. Ce que manifestement pourra apparoir en la nouuelle que i'entendz re(-)<text:line-break/>citer. Ie dy manifestement, non au iugement de dieu : mais bien selon celluy<text:line-break/>des hommes.</text:p>
      <text:p text:style-name="p">On dict doncques qu'il y eut vng nommé Musciato Franzesi, qui de tresri(-)<text:line-break/>che &amp; grand marchant, en France deuint cheualier : Lequel ayant à venir en<text:line-break/>Touscane auec messire Charles sans terre, frere du roy de France, qui auoit esté<text:line-break/><text:soft-page-break/>demandé, &amp; incité à y venir, par le pape Boniface. Sentant ledict Franzesi que<text:line-break/>ses affaires estoient embrouillez ca &amp; la (comme le plus souuent sont ceulx des<text:line-break/>marchans) &amp; que mal aisément ilz se pouuoient soudainement desmeller,<text:line-break/>pensa d'en d(o2)ner la charge à plusieurs personnes : &amp; à tout il donna tresbon or(-)<text:line-break/>dre, fors qu'il demoura en doubte qui il pourroit laisser assez suffisant pour re(-)<text:line-break/>couurer ses debtes de plusieurs Bourguignons. Et la cause<text:s/>de son doubter estoit,<text:line-break/>qu'il congnoissoit les Bourguignons gens de mauuaise nature, rioteurs, broil(-)<text:line-break/>leurs, plains de calumnie, &amp; sans aucune loyaulté : tellement qu'il ne luy pouuoir<text:line-break/>souuenir d'aucun homme (si meschant fust il) en qui il peust auoir aucune fian(-)<text:line-break/>ce de pouuoir suffire à leur mauuaistié. Et ayant longuement pensé sur ceste ex(-)<text:line-break/>amination, il luy va souuenir d'un maistre Chapperel du Prat : lequel souuentes(-)<text:line-break/>fois frequentoit en sa maison à Paris. Et pource qu'il estoit petit de personne, &amp;<text:line-break/>assez aduenant, ne saichans les Francois que vouloit dire Chapperel, pensant<text:line-break/>qu'il faloit dire en leur langue, Chappel, il lappelloi(e2)t (pour ce que comme des(-)<text:line-break/>sus est dict, il estoit de petite stature) Chappelet, &amp; n(o2) Chappel. Et pour Chap(-)<text:line-break/>pelet estoit congneu par tout, la ou pour Chappel peu de gens le congnoissoi(e2)t.<text:line-break/>Or estoit ce maistre Chappelet de si bonne &amp; louable vie, que estant notaire, il<text:line-break/>eust eu tresgrande honte que aucun de ses contractz (combi(e2) qu'il en feist peu)<text:line-break/>fust trouué autre que faulx : desquelz autant en eust il faict comme d'autant il en<text:line-break/>eust esté requis. Et ceulx la plus voluntiers les faisoit pour neant qu'il n'eust faict<text:line-break/>vng autre bon, dont il eust esté grandement salarié. Il prenoit le plus grand plai(-)<text:line-break/>sir du<text:s/>m(o2)de de porter faulx tesmoignaige, s'il en estoit prié, voire encor qu'il n'(e2)<text:line-break/>fust point requis. Et pour aut(a2)t qu'en ce temps lá on adioustoit (en France) gr(a2)de<text:line-break/>foy aux serm(e2)s, luy ne se souciant destre pariure, gaignoit mauuaisem(e2)t aut(a2)t de<text:line-break/><text:span text:style-name="pb">[n.p.]</text:span><text:line-break/>proces comme on luy en eust remis à son serment, &amp; sur sa foy de dire verité.<text:line-break/>Il se delectoit oultre mesure, &amp; s'estudioit fort à causer inimitiez, &amp; sc(a2)dalles en(-)<text:line-break/>tre parens, amys, &amp; toute autre personne : desquelz tant plus il en<text:s/>voioit aduenir<text:line-break/>de mal, plus de plaisir il en prenoit. S'il estoit appellé pour aller tuer quelq'un, ou<text:line-break/>pour faire autre meschante chose, il ne le reffusoit iamais : mais y alloit voluntai(-)<text:line-break/>rement. Et plusieurs foys s'est il trouué à battre, &amp; tuer des gens de ses propres<text:line-break/>mains. Il estoit tresgrand blasphemateur de dieu, &amp; des sainctz, pour chascune<text:line-break/>petite occasion, comme celluy qui estoit plus que nul autre colere. De l'eglise ia(-)<text:line-break/>mais ne la frequentoit, contemnant auec parolles abhominables tous les sacre(-)<text:line-break/>mens d'icelle, comme chose vile : mais au contraire, il visitoit tres voluntiers les<text:line-break/>tauernes, &amp; autres lieux deshonnestes, &amp; iceulx frequ(e2)toit. Des femmes, il les de(-)<text:line-break/>siroit aussi peu que font les chiens coups de baston. Et du contraire, Il s'en dele(-)<text:line-break/>ctoit plus que nul autre mesch(a2)t homme qu'on eust sceu trouuer. Il eust desrobé<text:line-break/>en secret, &amp; en public, auec telle conscience que vng sainct homme vouldroit<text:line-break/>donner. Il estoit gourmant, &amp; yurongne, tellement que le vin luy faisoit aucunes<text:line-break/>fois ennuy. Et si estoit gr(a2)d &amp; notable ioueur, &amp; porteur de faulx dez. Mais pour<text:line-break/>quoy m'estendz ie en tant de parolles ? Il estoit le plus meschant homme, qui par<text:line-break/>aduenture nasquit oncques. La malice duquel fut longuement supportée par la<text:line-break/>faueur &amp; puissance de messire Musciat : pour l'amour duquel cela fut enduré par<text:line-break/>plusieurs fois, tant des priuées personnes (à qui assez souuent il faisoit iniure) que<text:line-break/>de ceulx de la court, à qui il en faisoit à toute heure. Estant doncques ce maistre<text:line-break/>Chappelet tumbé en la<text:s/>memoire de messire Musciat, lequel tresbien congnois(-)<text:line-break/>soit sa vie. Il p(e2)sa en soymesmes, qu'il deuoit estre tel que la mauuaistié des Bour<text:line-break/>guignons le requeroit. Au moy(e2) dequoy l'ayant faict appeller, luy deit ainsi : Tu<text:line-break/>scais, Chappelet, comme ie<text:s/>suis pour me retirer d'icy du tout. Et ay(a2)t affaire en(-)<text:line-break/><text:soft-page-break/>tre autres à Bourguignons, hommes plains de tromperies. Ie ne scay personne<text:line-break/>plus conuenable que toy pour recouurer le mien deulx. Et par ce, comme ainsi<text:line-break/>soit, que tu n'es à present gueres empesché à autre affaire. Si tu veulx entendre à<text:line-break/>cecy, ie te feray auoir letres fauorables de la court : &amp; si te donneray raisonnable<text:line-break/>part de ce que tu recouureras. Maistre Chappeler, qui se veoit oysif, &amp; mal ai(-)<text:line-break/>sé des biens de ce monde : considerant que messire Musciat, qui auoit esté tout<text:line-break/>son support, s'en alloit sans y songer autrement : &amp; quasi contrainct par necessité,<text:line-break/>se resolut, &amp; deit qu'il le feroit tres voluntiers. Parquoy ayans c(o2)uenu ensemble,<text:line-break/>&amp; receu de messire Musciat sa procuration expresse,<text:s/>&amp; letres fauorables du roy.<text:line-break/>Apres que ledit messire Musciat fut party, maistre Chappelet s'en alla à Diion,<text:line-break/>ou il n'estoit congneu quasi de personne. Et lá hors son naturel il commenca be(-)<text:line-break/>nignement &amp; gracieusement à vouloir recouurer deniers : &amp; faire<text:s/>ce pourquoy,<text:line-break/>il y estoit allé, comme si quasi il reseruoit à se faire congnoistre à la fin. Et faisant<text:line-break/>ainsi, &amp; se logeant, &amp; retir(a2)t en la maison de deux freres florentins, qui prestoi(e2)t<text:line-break/>lá à vsure. Lesquelz pour l'amour de messire Musciat luy faisoient beaucoup<text:line-break/>d'honneur. Aduint qu'il tumba malade, &amp; les deux freres luy feirent soudaine(-)<text:line-break/>ment venir medecins, &amp; seruiteurs pour le seruir, &amp; luy bailler toutes choses ne(-)<text:line-break/>cessaires pour le recouurement de sa santé. Mais tout ce qu'on luy faisoit ne<text:s/>ser(-)<text:line-break/>uoit de riens : par ce que le bon homme, lequel estoit desia vieulx, &amp; a(-)<text:line-break/>uoit vescu toute sa vie desordonnément, alloit de iour en iour (selon que le<text:line-break/><text:span text:style-name="pb">[Fueil.11]</text:span><text:line-break/>iugeoi(e2)t les medecins) de mal en pis comme celluy qui auoit le mal de la mort,<text:line-break/>dont les deux freres estoient fort marriz. Et vng iour assez pres de la chambre<text:line-break/>ou gisoit maistre Chappelet malade, commencerent entre eulx à dire. Que fe(-)<text:line-break/>r(o2)s nous (disoit l'ung à l'autre) de cestuy cy ? nous sommes fort empeschez de luy<text:line-break/>car de l'enuoyer hors de ceans ainsi malade, ce nous seroit grand blasme &amp; si(-)<text:line-break/>gne manifeste de peu d'entendem(e2)t, voyant les gens que nous l'auons premie(-)<text:line-break/>rement retiré. Et apres faict seruir &amp; medeciner soigneusement, &amp; maintenant<text:line-break/>sans qu'il nous ayt peu auoir faict aucune chose qui nous doyue desplaire, le<text:line-break/>veoir si soudainement chasser hors de nostre maison &amp; malade à mort comme<text:line-break/>il est : mais d'autre part il nous fault aussi considerer qu'il à esté si meschant hom<text:line-break/>me qu'il ne se vouldra ia confesser, ne prendre aucun sacrem(e2)t de leglise, &amp; mou<text:line-break/>rant ainsi sans confession, il ny aura eglise qui vueille receuoir son corps, ains se(-)<text:line-break/>ra iecté en terre prophane comme vng chien. Et si encor il se veult confesser, ses<text:line-break/>pechez sont en si grant nombre &amp; si horribles, qu'il en aduiendra le semblable :<text:line-break/>par ce qu'il nya prebstre ny religieux qui le vueille ou puisse absouldre, parquoy<text:line-break/>non estant absoulz aussi bien sera il gecte en vng fossé. Et si cecy adui(e2)t, le peu(-)<text:line-break/>ple de ceste ville, tant pour le train que nous faisons (lequel leur semble tresmes(-)<text:line-break/>chant &amp; chasc(u2) iour nen font que dire mal) que pour le desir qu'ilz ont de nous<text:line-break/>saccaiger, voyant cecy se mutinera &amp; criera lon. Ces chiens Lombars qu'on ne<text:line-break/>veult receuoir à leglise, ne doyuent plus estre icy supportez : &amp; sont pour ve(-)<text:line-break/>nir en furie &amp; courir en noz maisons, la ou paraduenture ilz ne se contenteroi(e2)t<text:line-break/>de piller nostre bien : mais sont gens pour emmener les personnes, tellem(e2)t qu'en<text:line-break/>quelque sorte que ce soit, nous sommes mal si cestuy cy meurt. Maistre Chap(-)<text:line-break/>pelet lequel (c(o2)me dessus est dict) gisoit pres du lieu ou ceulx cy deuisoient ainsi<text:line-break/>ayant louye subtille (c(o2)me le plussouuent nous voyons auoir aux malades) ouyt<text:line-break/>ce que ceulx cy disoient de luy &amp; les feit appeller, puis leur dict. Ie ne veulx que<text:line-break/>vous doubtez aucune chose de moy, ne que vous ayez peur de receuoir pour<text:line-break/>moy aucun dommaige. Iay entendu ce que vous auez dict, &amp; suis certain qu'il<text:line-break/>en aduiendroit comme vous dictes, si la besongne alloit ainsi que vous pensez,<text:line-break/><text:soft-page-break/>mais ie la<text:s/>feray bien aller autrement. I'ay tant faict d'iniures à nostre seigneur<text:line-break/>durant ma vie, que pour luy en faire maintenant vne pour ma dernier main<text:line-break/>sur lheure de ma mort, il nen fera ne plus ne moings. Et par ainsi pourchassez<text:line-break/>seulem(e2)t de me faire venir le plus sainct &amp; h(o2)me de bien de religieux (si aucun<text:line-break/>en ya) qu'on pourra trouuer, &amp; laissez faire à moy, que ie accoustreray le cas<text:line-break/>pour vous &amp; pour moy de sorte que tout sera bien, &amp; en deurez estre contens.<text:line-break/>Les deux freres, combien qu'ilz ne prinsent de cecy gr(a2)de esperance, ilz sen al(-)<text:line-break/>lerent neantmoings en vne religi(o2) de cordeliers, &amp; demander(e2)t quelque sainct<text:line-break/>&amp; scauant homme pour venir ouyr de confession vng Lombart qui estoit ma(-)<text:line-break/>lade en leur maison. Si leur fut baille vng vieulx grand<text:s/>maistre en la saincte<text:line-break/>escriture &amp; homme fort venerable : auquel religieux de bonne &amp; saincte vie<text:line-break/>tous les citoyens auoient tresgrande &amp; especialle deuotion, &amp; le menerent en<text:line-break/>leur logis : la ou aussi tost qu'il fut arriué en la chambre ou gisoit maistre Chap(-)<text:line-break/>pelet. &amp; s'estant assis de coste luy le commenca premierement à conforter be(-)<text:line-break/>nignement, &amp; apres il luy demanda combien de t(e2)ps il y auoit qu'il s'estoit con<text:line-break/>fessé. Auquel maistre Chappelet (qui iamais ne l'auoit esté) respondit, mon pere<text:line-break/><text:span text:style-name="pb">[</text:span><text:span text:style-name="pb">n.p.]</text:span><text:line-break/>iay tousiours accoustumé de me confesser vne foys pour le moings toutes les<text:line-break/>sepmaines, encor y en à il de celles que ie me confesse plus souuent. Il est vray<text:line-break/>que depuis huict iours passez que ie tombey malade, ie ne me suis peu confesser<text:line-break/>si grand à esté lennuy que ma d(o2)ne la maladie. Deit alors le beau pere. Mon filz<text:line-break/>tu as bien faict, &amp; ainsi le doibz tu doresenauant faire, &amp; voy bien, puis que tu<text:line-break/>te confesses si souuent, que i'auray peu de peine de te ouyr, ou de te demander.<text:line-break/>Maistre Chappelet luy<text:s/>deit, M(o2)sieur le beau pere ne dictes pas ainsi. Ie ne me<text:line-break/>confessay iamais tant de foys ne si, souu(e2)t que tousiours ie ne me soys voulu con<text:line-break/>fesser generalement de tous mes pechez dont i'eusse souuenance, depuis le iour<text:line-break/>que ie nasquiz iusques à lheure<text:s/>que ie me suis confessé. Et par ainsi ie vous prie<text:line-break/>mon bon pere que vous me demandez ainsi par le menu de chascune chose c(o2)<text:line-break/>me si iamais ie ne m'estois c(o2)fessé, &amp; n'ayez aucun respect que ie soye malade,<text:line-break/>car i'ayme mieulx desplaire à ceste mienne chair que si en faisant son ayse ie fai<text:line-break/>sois chose qui peust estre cause de la perdition de mon ame, laquelle mon re(-)<text:line-break/>dempteur à rachepté de son precieux sang. Ces parolles pleurent grandement<text:line-break/>au sainct beau pere, &amp; luy sembla argum(e2)t de conscience bi(e2) disposée : &amp; apres<text:line-break/>qu'il eut fort loue au pacient ceste sienne coustume, il luy commenca à deman(-)<text:line-break/>der s'il auoit iamais auec aucune femme offencé son createur. A qui maistre<text:line-break/>Chappelet en souspirant respondit. Mon pere i'ay honte de vous dire la verité<text:line-break/>de cest affaire, craignant pecher de vaine gloire, auquel le sainct beau pere deit,<text:line-break/>dy hardiment, car en disant la verité, soit en confession ou autrement, on ne pe(-)<text:line-break/>che iamais. Deit alors maistre Chappelet, puis que vous m'asseurez de cecy, ie<text:line-break/>le vous<text:s/>diray, &amp; vous asseure que ie suis aussi puceau c(o2)me ie sortiz du v(e2)tre de<text:line-break/>ma mere. O que tu soys de dieu beneist, deit le beau pere, que si bien as tu faict :<text:line-break/>car en ce faisant tu as tant plus merité, comme tu auois plus de liberté de faire le<text:line-break/>contraire, si tu eusses voulu, que nous n'auons. Et apres cecy il luy dem(a2)da si du<text:line-break/>peché de Gloutonnie il auoit iamais despleu à dieu : lequel en suspirant fort re(-)<text:line-break/>spondit que ouy : &amp; plusieursfoys. Par ce que c(o2)me ainsi fust que oultre les ieus(-)<text:line-break/>nes<text:s/>de karesme qui se font durant toute lannée par les deuottes personnes, il<text:line-break/>eust accoustumé de ieusner trois iours pour le moins de chascune sepmaine au<text:line-break/>pain &amp; à leaue, il auoit beu ceste eau auec tel plaisir &amp; appetit (mesmem(e2)t quant<text:line-break/>il auoit porté aucune peine en priant ou allant en pelerinaige) comme font les<text:line-break/>yurongnes le bon vin. Et plusieurs foys auoit souhaicte d'auoir certaines salla(-)<text:line-break/><text:soft-page-break/>des de ces petites herbes que les femmes cueillent quant elles sont aux champs :<text:line-break/>encor quelque foys le menger luy<text:s/>auoit semblé meilleur qu'il ne croyoit deuoir<text:line-break/>sembler à quiconques ieusne par deuotion, comme il faisoit. A qui le beau pere<text:line-break/>deit. Ces pechez mon filz sont naturelz &amp; sont assez legers : &amp; par ainsi ie ne<text:line-break/>veulx que tu encharges ta c(o2)science plus qu'il nen est besoing. Il aduient à cha(-)<text:line-break/>scun h(o2)me (quelque sainct qu'il soit) que apres qu'on à beaucoup ieuné le men(-)<text:line-break/>ger luy semble bon : &amp; apres le trauailler le boire. O deit maistre. Chappelet, ne<text:line-break/>me dictes point cecy pour me conforter. Vous scauez bien que ie scay que les<text:line-break/>choses qu'on faict pour le seruice de dieu se doyuent toutes faire nettement, &amp;<text:line-break/>sans aucune rouyle d'esprit, &amp; qui autrement le faict il peche. Le beaupere tres(-)<text:line-break/>content luy deit, &amp; ie suis content que tu le prennes ainsi en ton entendement :<text:line-break/>&amp; me plaist fort ta pure &amp; bonne conscience en cecy. Mais dy moy en auarice<text:line-break/><text:span text:style-name="pb">[Fueil.12]</text:span><text:line-break/>as tu iamais peché ? desirant plus qu'il n'estoit raisonnable ou retenant de lau(-)<text:line-break/>truy ce que tu ne deuois retenir ? Auquel maistre Chappelet respondit. Ie ne<text:line-break/>vouldrois mon pere que vous le pensissiez, me voyant icy logé en la maison de<text:line-break/>ces vsuriers, ie n'ay que faire ceans : &amp; ny suis venu sinon pour les admonnester<text:line-break/>&amp; chastier : &amp; les oster de cest abhominable prouffit : &amp; croy que ien fusse venu<text:line-break/>à bout si dieu ne m'eust ainsi visité. Mais vous deuez scauoir que mon pere me<text:line-break/>laissa riche homme du bien duquel inc(o2)tinent qu'il fut mort i'en donnay la plus<text:line-break/>grand part pour dieu, &amp; apres pour substanter ma vie, &amp; pour pouuoir ayder<text:line-break/>aux paoures de Iesuchrist. I'ay faict mon petit train de march(a2)dise, &amp; ay desiré<text:line-break/>dy gaigner, &amp; tousiours ce que i'ay gaigné ie lay party par belle moytié auec<text:line-break/>les paoures de dieu : conuertissant ma part en mes affaires, &amp; leur donnant lau(-)<text:line-break/>tre moytié : en quoy mon createur<text:s/>ma si bien aydé que iay tousiours faict mes<text:line-break/>besongnes de bien en mieulx. Tu as bien faict deit le beau pere : mais combien<text:line-break/>souuent t'es tu courroucé ? O deit maistre Chappelet, cela vous asseuray ie, que<text:line-break/>i'ay souuent faict. Mais qui sen pourroit tenir ? voyant chascun iour les hommes<text:line-break/>faire les choses deshonnestes, ne garder les commandem(e2)s de dieu, &amp; ne crain(-)<text:line-break/>dre ses iugem(e2)s ? Il à esté maintesfois le iour que i'eusse voulu plustost estre mort<text:line-break/>que vif, voyant les ieunes gens suyure les vanitez : &amp;<text:s/>les voyant iurer &amp; parieurer<text:line-break/>aller aux tauernes, n'aller point aux eglises, mais plustost suyure les voyes du m(o2)<text:line-break/>de que celles de dieu, Deit alors le beau pere. Cecy mon filz est bon courroux, &amp;<text:line-break/>ie ne ten scaurois imposer aucune penitence. Mais dy moy<text:s/>l'ire ne ta elle iamais<text:line-break/>pour aucun cas peu induyre à faire quelque homicide, ou à dire villencie à per(-)<text:line-break/>sonne, ou à faire quelque autre iniure ? A qui maistre Chappelet respondist. O<text:line-break/>monsieur vous qui me semblez vng homme de dieu comment dictes vous ces<text:line-break/>parolles ? Si i'auois eu le moindre penser de faire l'une des choses que vous di(-)<text:line-break/>ctes, croyez vous que ie cuyde que dieu m'eust tant soustenu sur terre ? Cecy<text:line-break/>sont choses à faire à destrousseurs de gens &amp; meschantes personnes, desquelz à<text:line-break/>toutes les heures que ien ay veu quelcun, ie luy ay tousiours dict, va que dieu te<text:line-break/>conuertisse. Alors deit le beau pere. Or me dy mon filz, que benoist soys tu de<text:line-break/>dieu, as tu iamais porté faulx tesmoignaige contre aucun, ou dict mal d'autruy,<text:line-break/>ou prins quelque chose de lautruy contre la volunté de celluy à qui elle apparte(-)<text:line-break/>noit ? Ouy certes monsieur (respondit maistre Chappelet) que i'ay dict mal d'au<text:line-break/>truy : parce que i'ay eu autresfoys vng mien voysin qui auec le plus grand tort<text:line-break/>du monde ne faisoit autre chose que batre sa femme, dequoy ie parley vne foys<text:line-break/>mal de luy aux par(e2)s de sa femme, si grand pitié i'auois de celle pourete : laquelle<text:line-break/>toutes les foys qu'il auoit trop beu il acoustroit dieu scait comment, Deit à lheu(-)<text:line-break/>re le beaupere. Or bien : tu mas dict que tu<text:s/>as esté march(a2)t, tr(o2)pas tu iamais per(-)<text:line-break/><text:soft-page-break/>sonne c(o2)me font les march(a2)s ? Moigne (dict maistre Chappelet) certes ouy m(o2)(-)<text:line-break/>sieur, mais ie ne scay qui ce fut, sinon que vng homme qui m'apporta vng iour<text:line-break/>largent qu'il me deuoit d'ung drap que ie<text:s/>luy auois vendu, &amp; ie le mis en vne<text:line-break/>bource sans compter, puis ie trouuay à vng moys dela qu'il y auoit quatre petitz<text:line-break/>deniers plus qu'ilz ne deuoient estre, parquoy ne reuoyant plus cestuy la, &amp; les<text:line-break/>ayant gardé bien vng an pour les luy rendre, ie les d(o2)nay pour lamour de dieu.<text:line-break/>Le beaupere deit, Cecy fut petite chose &amp; feiz tresbien d'en faire ce que tu feiz.<text:line-break/>Et oultre cecy luy demanda le beaupere de plusieurs autres choses, à toutes<text:line-break/><text:span text:style-name="pb">[n.p.]</text:span><text:line-break/>les(-)lesquelles respondit en la maniere que dessus. Parquoy<text:s/>voulant desia proceder à<text:line-break/>labsolution, maistre Chappelet luy deit i'ay encor vng peché que ie ne vous ay<text:line-break/>dict. Le beaupere luy demanda quel : &amp; il deit, Il me souui(e2)t que ie feiz nettoyer<text:line-break/>la maison par mon seruiteur vng iour de feste, &amp; n'euz pas celle<text:s/>reuerence au<text:line-break/>sainct iour de dimenche que ie deuois. O deit le beaupere, cecy (mon filz) est le(-)<text:line-break/>giere chose. Non deit maistre Chappelet, ne dictes pas legiere chose : car le sainct<text:line-break/>iour de dim(e2)che est trop à reuerer. Par ce que à tel iour nostre seigneur resuscita<text:line-break/>de mort à vie. Deit alors le beaupere : Or ca as tu faict autre chose ? Monsieur ouy<text:line-break/>respondit maistre Chappelet : vng iour par oubliance ie crachay en leglise de<text:line-break/>dieu : Le beaupere c(o2)m(e2)ca à soubzrire &amp; deit, Mon filz, cecy n'est pas chose dont<text:line-break/>il se faille soucier. Nous qui sommes religieux y crachons bien tous les iours. Et<text:line-break/>vous faictes grand villennie, deit maistre Chappelet, parce qu'il ne conuient te(-)<text:line-break/>nir chose si nette comme le sainct temple ou lon rend sacrifice à dieu. Et ainsi<text:s/>en<text:line-break/>peu dheure il luy en deit beaucoup de semblables : &amp; à la fin commenca à souspi(-)<text:line-break/>rer. Et apres à plorer amerement : c(o2)me celluy qui le scauoit trop bien faire quant<text:line-break/>il vouloit. Lors luy deit le sainct beaupere, Quas tu mon filz ? Respondit maistre<text:line-break/>Chappelet, Helas monsieur il m'est demeuré vng peché à dire sur ma conscien(-)<text:line-break/>ce, duquel ie ne me confessay iamais, si grand honte i'ay de le dire : &amp; toutes les<text:line-break/>fois qu'il men souuient ie pleure comme vous voyez, &amp; me semble estre trescer<text:line-break/>tain que dieu<text:s/>n'aura iamais misericorde de moy pour ce peche. Alors le beaupe(-)<text:line-break/>re luy deit, tay toy mon filz, quest ce que tu dis ? Si tous les pechez qui furent onc(-)<text:line-break/>ques faictz par les hommes, ou qui se doyuent faire tant que le monde durera e(-)<text:line-break/>stoient en vng seul homme, &amp; il sen fust repentu, &amp; eust la contriction comme<text:line-break/>ie voy que tu as, la benignité &amp; misericorde de dieu est si grande qu'en le confes<text:line-break/>sant il le luy pardonneroit liberallement : Et par ainsi dy le hardiment. Deit alors<text:line-break/>maistre Chappelet tousiours<text:s/>plor(a2)t fort, Helas mon pere le mien peché est trop<text:line-break/>grand, &amp; à peine puis ie croire (si voz prieres ne my aydent) que iamais il me<text:line-break/>doyue estre de dieu pardonné. A qui le beaupere deit, dy le hardiment. Que ie<text:line-break/>te promectz de prier dieu pour toy, Maistre<text:s/>Chappelet n(o2) pourt(a2)t ploroit tous(-)<text:line-break/>iours, &amp; ne le disoit point, &amp; le beaupere le confortoit de le dire. Mais apres que<text:line-break/>maistre Chappelet en plorant eut vne grand piece tenu le beaupere ainsi en su(-)<text:line-break/>spens, il gecta vng grand souspir &amp; deit, M(o2)<text:s/>pere puis que vous me promettez<text:line-break/>de prier dieu pour moy ie le vous diray. Vous deuez scauoir que qu(a2)t i'estois pe<text:line-break/>tit garson ie mauldiz vne fois ma mere. Et cecy dict recommenca à plorer de<text:line-break/>plus fort : O mon filz (deit le beau pere) cecy te semble il si<text:s/>grant peché ? les hom(-)<text:line-break/>mes blasphement tous les iours nostre seigneur, &amp; toutesfois il pardonne vou(-)<text:line-break/>lentiers quant on se repend de l'auoir blasphemé : Et toy ne veulx tu croire qu'il<text:line-break/>ne te pardonne cestuy cy ? Ne pleure point : conforte toy, que certainement si tu<text:line-break/>auois esté l'ung de ceulx qui le meirent en la croix ayant la contriction que ie te<text:line-break/>voy, si te pard(o2)neroit il, Dictes vous ? Ma doulce mere qui me porta dans son v(e2)(-)<text:line-break/>tre neuf moys le iour &amp; la nuyct, &amp; depuis ma porté en son col plus<text:s/>de cent fois<text:line-break/><text:soft-page-break/>trop feiz de mal de la mauldire, &amp; trop est grant le peché : &amp; si vous ne priez dieu<text:line-break/>pour moy il, ne me sera iamais pard(o2)né. Voyant le beaupere qu'il ne restoit plus<text:line-break/>à dire autre chose à maistre Chappelet, il luy donna labsolution, &amp; la sienne be(-)<text:line-break/>nediction le reputant pour tressainct homme, comme celluy qui croyoit<text:line-break/><text:span text:style-name="pb">[Fueil.13]</text:span><text:line-break/>entie(-)rement estre vray ce que maistre Chappelet luy auoit dict. Et qui seroit celluy<text:line-break/>qui ne le creust oyant dire ainsi à vng h(o2)me qui est à larticle de la mort ? Et apres<text:line-break/>tout cecy luy deit. Maistre Chappelet, auec l'ayde de dieu vous serez tost guery,<text:line-break/>mais s'il aduenoit toutesfois que dieu appellast à soy la vostre benoiste &amp; bien<text:line-break/>disposée ame, vous plaist il pas que vostre corps soit ensepuely en nostre<text:s/>conu(e2)t ?<text:line-break/>Auquel maistre Chappelet resp(o2)dit : monsieur ouy : &amp; serois bien marry d'estre<text:line-break/>ailleurs, puis que vous m'auez promis de prier dieu pour moy, &amp; oultre ce i'ay<text:line-break/>tousiours eu especialle deuotion à vostre ordre : Parquoy ie vous prie que incon<text:line-break/>tinent que vous serez arriué à vostre conu(e2)t, faictes t(a2)t qu'on m'apporte ce vray<text:line-break/>corps de nostre seigneur que vous auez consacré ce matin sur lautel. Par ce que<text:line-break/>(combien que ie n'en soys digne) i'entends auec vostre licence de le receuoir &amp;<text:line-break/>la saincte<text:s/>&amp; derniere vnction apres, affin que si i'ay vescu comme pecheur, au(-)<text:line-break/>moins ie meure c(o2)me chrestien. Le sainct homme deit quil luy plaisoit tresuou(-)<text:line-break/>lentiers, &amp; qu'il disoit tresbien, &amp; feroit que presentem(e2)t il luy seroit apporté : &amp;<text:line-break/>ainsi fut faict. Les deux freres qui doubtoi(e2)t fort que maistre Chappelet les tr(o2)(-)<text:line-break/>past s'estoient mis pres d'une cloison qui separoit la chambre ou maistre Chap(-)<text:line-break/>pelet gisoit d'auec la leur, &amp; escoutans à la legiere oyoient &amp; ent(e2)doient les cho<text:line-break/>ses qu'il disoit au beaupere, dont quelque fois ilz auoient si grand enuie de rire<text:line-break/>(oyant les choses qu'il confessoit auoir faictes) qu'ilz cuider(e2)t quasi creuer, &amp; di(-)<text:line-break/>soient entre eulx bien souuent, quel homme est cestuy cy, lequel vieillesse, mala(-)<text:line-break/>die,<text:s/>ne peur de mort (dont il se veoit approcher) ne qui plus est de dieu (deu(a2)t le<text:line-break/>iugement duquel en peu dheure on attend qu'il doyue aller) ne lont iamais sceu<text:line-break/>desmouuoir de sa meschancete ? Ne faire tant qu'il ne vueille mourir ainsi c(o2)me<text:line-break/>il à vescu ?<text:s/>Toutesfois voyans eulx qu'il auoit faict en sorte qu'il seroit receu en<text:line-break/>sepulture ne se soucierent gueres du demeurant, mais Chappelet peu apres se<text:line-break/>communyá, &amp; empirant tousiours de plus en plus eut la derniere vnction. Et ce<text:line-break/>iour mesmes qu'il auoit faict<text:s/>si belle &amp; b(o2)ne confession il mourut vng peu apres<text:line-break/>vespres. Pour laquelle chose les deux freres donnerent ordre de faire apprester<text:line-break/>tout ce qui estoit necessaire pour le faire ensepuelir honorablem(e2)t, &amp; l'enuoye(-)<text:line-break/>rent dire au conuent des beaulx peres affin qu'ilz vinsent le soir pour dire vi(-)<text:line-break/>gilles selon la coustume : &amp; le lendemain matin pour querir le corps. Le sainct<text:line-break/>beaupere qui l'auoit confessé ayant entendu qu'il estoit trespassé sen alla vers le<text:line-break/>prieur du conuent &amp; feit sonner le chapitre,<text:s/>la ou (quant tous les freres furent<text:line-break/>assemblez) il leur feit entendre comme maistre Chappelet auoit esté sainct hom<text:line-break/>me : ainsi que par sa confession il auoit peu comprendre. Et esperant que no(-)<text:line-break/>stre seigneur demonstreroit par luy plusieurs miracles, leur<text:s/>persuada quon de(-)<text:line-break/>uoitreceuoir le corps auec tresgrande deuotion &amp; reuerance : A quoy faire s'ac(-)<text:line-break/>corderent le prieur &amp; les autres religieux credules. Et quant la nuyct fut ve(-)<text:line-break/>nue sen allerent tous la ou le corps de maistre Chappelet gisoit : ou ilz feirent<text:line-break/>vne grande &amp; solempnelle veille. Et le lendemain matin tous vestuz auec les<text:line-break/>aulbes &amp; leurs grandes chappes, auec aussi les liures en la main &amp; les croix<text:line-break/>deuant sen allerent en chantant querir ce benoist corps, lequel ilz apporte(-)<text:line-break/>rent auec tresgrande feste &amp; solempnité en leur eglise : estans accompaignez<text:line-break/>quasi de tout le peuple de la ville hommes &amp; femmes : Et l'ayans mis en<text:line-break/>leglise, le sainct beaupere qui l'auoit confessé monta incontinent en chaire<text:line-break/><text:soft-page-break/><text:span text:style-name="pb">[n.p.]</text:span><text:line-break/>&amp; commenca à prescher choses merueilleuses de luy &amp; de sa vie, de ses ieusnes,<text:line-break/>de sa virginité de sa simplicité, innocence &amp; saincteté : entre les autres choses il<text:line-break/>compta ce que maistre Chappelet luy auoit confesse pour son plus grant peché :<text:line-break/>&amp; comme à grant peine il luy auoit peu mettre en la teste que dieu le luy d'eust<text:line-break/>pardonner. Prenant occasion de cecy le beaupere, &amp; se retournant deuers le<text:line-break/>peuple qui lescoutoit, il les reprint en disant, &amp; vous maulditz de dieu pour vng<text:line-break/>petit festu de paille qui vous tourne entre les iambes blasphemez dieu, la mere<text:line-break/>&amp; toute la court de paradis, &amp; oultre cecy il deit plusieurs autres choses de sa<text:line-break/>loyauté &amp; de son integrité, tellement qu'en peu de temps auec ses parolles (aus(-)<text:line-break/>quelles estoit adiousté entiere foy des gens de la contree) il le meit si<text:s/>bien en la<text:line-break/>teste &amp; deuotion de tous ceulx qui y estoient, que incontinent apres que le ser(-)<text:line-break/>uice fut acheué, chascun auec la plusgrande presse du monde luy alla baiser les<text:line-break/>piedz &amp; les mains, &amp; luy furent dessirez tous les habillemens de dessus le doz :<text:line-break/>se reputant bien heureux celluy qui seulement en pouuoit auoir vne piece : &amp;<text:line-break/>falut que tout le iour il fust ainsi tenu, affin que d'ung chascun il peust estre veu<text:line-break/>&amp; visité. Puis la nuyct ensuyuant il fut ensepuely en vng sepulchre de marbre<text:line-break/>honorablement en<text:s/>vne chappelle : &amp; de main en main le iour ensuyuant les g(e2)s<text:line-break/>commencerent à trotter &amp; porter des chandelles &amp; l'adorer : Et par consequent<text:line-break/>à se vouer &amp; à attacher des ymaiges de cire selon le veu qu'on auoit faict : &amp; si<text:line-break/>grandement creut la renommée de<text:s/>sa saincteté &amp; deuotion, qu'on auoit à luy,<text:line-break/>que quasi il ny auoit personne estant en aucune aduersité qui se vouast à autre<text:line-break/>sainct que à luy : &amp; le nommerent &amp; le nomme lon encores sainct Chappelet,<text:line-break/>affermans que nostre seigneur auoit monstré par luy &amp; monstroit tous les iours<text:line-break/>plusieurs miracles à ceulx qui deuotement se vouoyent à luy. Ainsi d'oncques<text:line-break/>vesquit &amp; mourut maistre Chappelet du prat, qui deuint sainct comme vous a(-)<text:line-break/>uez ouy, lequel ie ne veulx nyer estre possible qu'il ne soit bien heureux en la<text:line-break/>presence de dieu. Par ce que combien que sa vie ayt esté mauuaise &amp; meschan(-)<text:line-break/>te, il peut auoir eu sur l'extremite telle contriction que paraduenture nostre sei(-)<text:line-break/>gneur à eu misericorde de luy, &amp; la receu en son royaulme. Mais pource que ce(-)<text:line-break/>cy nous<text:s/>est incongneu, i'en parle selon ce qui en peult apparoir : &amp; dy que cestuy<text:line-break/>cy doit plustost estre entre les mains du diable à perdition qu'en paradis : Et si<text:line-break/>ainsi est la benignité de dieu se peult congnoistre tresgrande enuers nous, la(-)<text:line-break/>quelle ne regardant à nostre erreur, mais à l'integrité de nostre foy, faisant par<text:line-break/>nous nostre mediateur vng sien ennemy le croyant amy, il exaulce noz prieres<text:line-break/>comme si nous recourions pour mediateur à vng veritablement sainct : &amp; par<text:line-break/>ainsi affin que nous soyons par sa grace gardez sains &amp; saulues es presentes ad(-)<text:line-break/>uersitez &amp; en ceste si ioyeuse c(o2)paignie louant tousiours son nom auquel nous<text:line-break/>l'auons commencée, &amp; l'ayant en reuerance nous nous recommanderons à luy<text:line-break/>en toutes noz necessitez, auec asseurance que nous serons ouyz, &amp; icy se teut.</text:p>
      <text:soft-page-break/>
      <text:h text:style-name="Titre2" text:outline-level="2"><text:span text:style-name="pb">[Fueil.14]</text:span><text:line-break/>(hedera) ABRAHAM IVIF ADMONNESTE PAR<text:line-break/><text:span text:style-name="T2312">ung si(e2) amy n(o2)mé Ieh(a2)not de Chiuigny sen alla de Paris à Rome, &amp; uoy(a2)t lá la mes</text:span><text:span text:style-name="T2313"><text:line-break/></text:span><text:span text:style-name="T2314">chanceté des gens deglise sen retourna à Paris lá ou neantmoins il se feit chrestien.</text:span></text:h>
      <text:h text:style-name="P2315" text:outline-level="2">Nouuelle deuxiesme.</text:h>
      <text:p text:style-name="P2316"><text:span text:style-name="T2317">L</text:span>A nouuelle de P(a2)phile fut recitée n(o2) sans auoir faict rire la c(o2)(-)<text:line-break/>paignie, &amp; toute louée des dames, &amp; apres quelle eut esté escou<text:line-break/>tée soigneusem(e2)t &amp; acheuée de dire, la Royne c(o2)manda à ma<text:line-break/>dame Neiphile qui estoit assize apres P(a2)phile, qu'en disant vne<text:line-break/>des si(e2)nes elle suyuist l'ordre du passet(e2)ps enc(o2)mencé, laquelle<text:line-break/>c(o2)me celle qui n(o2) moins estoit gracieuse que belle ioyeusem(e2)t<text:line-break/>resp(o2)dit que vol(u2)tiers elle le feroit, &amp; c(o2)m(e2)ca en ceste maniere. P(a2)phile nous à<text:line-break/>m(o2)stré par sa nouuelle c(o2)me la benignité de dieu ne regarde po(i2)t à noz erreurs<text:line-break/>qu(a2)t ilz proced(e2)t de chose (q2) nous ne pou(o2)s veoir, &amp; moy ie vous veulx m(o2)strer<text:line-break/>par la mi(e2)ne c(o2)bi(e2) celle mesmes benignité nous dem(o2)stre de soy argum(e2)t d'in(-)<text:line-break/>falible verité en sousten(a2)t pati(e2)m(e2)t les faultes de ceulx qui deuroi(e2)t defaict &amp; de<text:line-break/>parolle donner vray tesmoignaige d'icelle benignité, faisant le c(o2)traire c(o2)me ilz<text:line-break/>font. Affin (q2) nous suyu(o2)s<text:s/>ce que nous croy(o2)s auec plus gr(a2)de fermeté de cueur.</text:p>
      <text:p text:style-name="p">Comme i'ay autresfois ouy dire (mes gracieuses dames) il y eut à Paris vng<text:line-break/>grand &amp; riche march(a2)t faisant le train de draps de soye n(o2)me Ieh(a2)not de Chi(-)<text:line-break/>uigny h(o2)me loyal bon &amp; droict, lequel auoit singuliere amytie à vng tresriche<text:line-break/>iuif n(o2)me Abrah(a2) qui pareillem(e2)t estoit march(a2)t &amp; h(o2)me de grande loyaulte.<text:line-break/>Et voyant Ieh(a2)not la preudh(o2)mie &amp; loyaulte de ce iuif, il c(o2)m(e2)ca à auoir gr(a2)de<text:line-break/>c(o2)passion que lame d'ung si h(o2)me de bien si saige &amp; si b(o2) allast à perdition par<text:line-break/>faulte de foy : au moyen dequoy amiablem(e2)t le c(o2)menca à prier qu'il laissast les<text:line-break/>erreurs de la foy Iudaicque &amp; qu'il se retournast à la verité chresti(e2)ne, laquelle il<text:line-break/>pouuoit veoir<text:s/>(c(o2)me saincte &amp; b(o2)ne) tousiours prosperer &amp; s'augm(e2)ter, la ou au<text:line-break/>c(o2)traire il pouuoit c(o2)gnoistre la sienne diminuer &amp; venir à neant. Le iuif resp(o2)(-)<text:line-break/>doit qu'il nen croyoit point de si saincte ne si bonne c(o2)me estoit la Iudaicque, &amp;<text:line-break/>qu'il estoit né en icelle, &amp; en icelle vouloit viure &amp; mourir : &amp; qu'il n'y a chose qui<text:line-break/>de cecy le sceust iamais desmouuoir. Iehannot ne laissa pourt(a2)t que apres quel(-)<text:line-break/>ques iours passez il ne luy reiterast semblables parolles : luy rem(o2)str(a2)t ainsi<text:s/>gros(-)<text:line-break/>sement c(o2)me la pluspart des march(a2)s scau(e2)t faire, par quelles raisons nostre foy<text:line-break/>estoit meilleure que la Iudaicque. Et c(o2)bien que le iuif fust en sa loy vng scauant<text:line-break/>h(o2)me, toutesfois l'amitie gr(a2)de qu'il auoit auec Ieh(a2)not ou paraduenture les pa(-)<text:line-break/>rolles lesquelles le sainct esprit mettoit sur la l(a2)gue de lh(o2)me idyot l'esmouuoi(e2)t<text:line-break/>tellem(e2)t que les remonstr(a2)ces de Ieh(a2)not c(o2)mencer(e2)t fort à plaire au iuif. Non<text:line-break/>pourt(a2)t obstiné en sa cre(a2)ce ne se laissoit c(o2)uertir, mais tout a(i1)si quil demouroit<text:line-break/>opiniastre Ieh(a2)not aussi ne cessoit iamais de le soliciter : t(a2)t (q2) le iuif vaincu d'une<text:line-break/>si gr(a2)de &amp; c(o2)tinuelle inst(a2)ce deit vng iour à Ieh(a2)not. Or sus Ieh(a2)not il te plaist<text:line-break/>que ie deui(e2)ne chresti(e2), &amp; i'en suis c(o2)tent, par vng tel si, (q2) ie veulx premierem(e2)t<text:line-break/>aller à Rome &amp; veoir lá celluy (q2) tu dis estre vicaire general de dieu en terre, pour<text:line-break/>c(o2)siderer ses facons de viure &amp; ses meurs, &amp; pareillem(e2)t de ses c(o2)freres<text:s/>les cardi(-)<text:line-break/>naulx. Et s'ilz me sembl(e2)t telz (q2) (p3) tes parolles &amp; (p3) eulx ie puisse c(o2)pr(e2)dre (q2) vostre<text:line-break/>foy soit meilleure que la mi(e2)ne c(o2)me tu t'es parforcé de me monstrer) ie feray ce<text:line-break/><text:soft-page-break/><text:span text:style-name="pb">[n.p.]</text:span><text:line-break/>que ie t'ay dict : Aussi s'il n'estoit ainsi ie demeureray iuif comme ie suis.</text:p>
      <text:p text:style-name="p">Quant Iehannot entendit cecy il fut dolent oultre mesure disant en soy mes(-)<text:line-break/>mes i'ay bien perdu la peine qu'il me sembloit auoir si bien employée, pensant<text:line-break/>auoir conuerty cestuy cy : car s'il va à la court de Rome, &amp; il veoit la meschante<text:line-break/>&amp; orde vie des prebstres il ne fault pas croire qu'il se face iamais chrestien : mais<text:line-break/>plustost s'il estoit chrestien (sans faulte) il sen reuiendroit iuif, &amp; se retourna vers<text:line-break/>Abraham &amp; luy deit. He mon amy pourquoy veulx tu entrer en ce trauail &amp;<text:line-break/>en si grande despence comme ce te seroit d'aller dicy à Rome, oultre ce que par<text:line-break/>mer &amp; par terre tu pas trouuer icy qui te donne baptesme ? &amp; si par fortune tu as quel(-)<text:line-break/>ques doubtes en la foy que ie te monstre, ou est ce qu'il y a de si grans docteurs<text:line-break/>ne plus saiges hommes en icelle qu'il ya icy pour te pouuoir declairer ce que tu<text:line-break/>vouldras ou demanderas ? Parquoy il me semble que ce tien voyaige est sans<text:line-break/>propos : il te fault penser que telz sont la les prelatz comme tu les as veu icy :<text:s/>&amp;<text:line-break/>encor sont ilz tant meilleurs à Rome comme ilz sont plus prochains du pasteur<text:line-break/>principal. &amp; par ainsi si tu veulx croire mon conseil tu reserueras ce voyaige à<text:line-break/>vne aultre fois, pour quelque pardon general : &amp; ie te pourray paraduenture fai(-)<text:line-break/>re compaignie. A qui le iuif respondit, ie croy Iehannot qu'il soit ainsi comme<text:line-break/>tu le me dis, mais pour te le faire court, ie suis du tout deliberé (si tu veulx que ie<text:line-break/>face ce dequoy tu mas tant prie) de y aller, autrem(e2)t ie nen feray rien. Iehannot<text:line-break/>voyant son vouloir luy deit. Or va en bonne heure, &amp; pensa en soymesmes qu'il<text:line-break/>ne se feroit iamais chrestien s'il auoit vne fois veu la court de Rome : toutesfois<text:line-break/>ny perdant aucune chose ne sen soucia autrement. Le iuif monta à cheual &amp; le<text:line-break/>plustost qu'il peut sen alla à Rome la ou quant il fut arriué fut receu honnora(-)<text:line-break/>blement de ces autres iuifz qui demouroient à Rome, &amp; durant le temps qu'il y<text:line-break/>seiourna sans dire à personne, pourquoy il y fust allé comm(e2)ca cautement à re(-)<text:line-break/>garder la facon de viure du pape, des cardinaulx, des prelatz, &amp; de tous les cour(-)<text:line-break/>tisans. Et s'aperceuant de soymesmes (comme homme qui estoit moult aduisé)<text:line-break/>&amp; encor estant informé de quelcun, il trouua que du plus grand au plus petit<text:line-break/>sans aucun frein de remors de conscience ou de honte, tous pechoient deshon(-)<text:line-break/>nestement en luxure : &amp; non seulement en la naturelle, mais en la Sodomitique<text:line-break/>tellement que le credit des putains &amp; des garsons n'estoit pas petit à qui vou(-)<text:line-break/>loit obtenir quelque grant chose que ce fut. Et oultre tout cecy il les congneut<text:line-break/>appertement gourmans, &amp; yurongnes, &amp; plus seruiteurs de la pence (c(o2)me be(-)<text:line-break/>stes bruttes apres la luxure) que d'autres choses : Et encor regardant plus auant il<text:line-break/>les veit tous si auares &amp; couuoyteux dargent qu'ilz vendoient &amp; acheptoient à<text:line-break/>purs deniers comptans, non seulement le sang humain, ains en bon langaige<text:line-break/>celluy des chrestiens, &amp; pareillem(e2)t les choses diuines de quelque qualité quel(-)<text:line-break/>les fussent, ou à qui elles appartinsent, fust ce à sacrifices ou à benefices : Et de ce<text:line-break/>ilz en faisoient plus grande marchandise, &amp; y en auoit plus de courratiers qu'il<text:line-break/>n'ya en Paris de draps ou d'autre chose : ayans à la symonie manifeste donné<text:line-break/>nom de negociation, &amp; à la gloutonnie nom de substantation, quasi comme si<text:line-break/>dieu n'eust congneu, non seulement la signification des vocables, mais ne aussi<text:line-break/>l'intention des meschans cueurs : &amp; qu'il se d'eust laisser tromper es noms des<text:line-break/>choses comme font les hommes. Lesquelles choses auec plusieurs autres qui<text:line-break/><text:span text:style-name="pb">[Fueil.15]</text:span><text:line-break/>sont de taire furent si grandement desplaisantes au iuif (comme à celluy qui e(-)<text:line-break/>stoit homme modeste &amp; sobre) qu'il luy sembla en auoir assez veu : &amp; delibera<text:line-break/>de sen retourner à Paris : ce qu'il feit. Et incontinent que Iehannot sceut qu'il e(-)<text:line-break/>stoit de retour, croyant plus tost toute autre chose que de le veoir iamais chre(-)<text:line-break/><text:soft-page-break/>stien, il le vint visiter &amp; se feirent grant feste l'ung à lautre. Et apres qu'il se fut<text:line-break/>reposé quelques iours Iehannot luy demanda ce qui luy sembloit de nostre<text:line-break/>sainct pere le pape &amp; des cardinaulx, &amp; generalement de tous les<text:s/>autres courti(-)<text:line-break/>sans à qui le iuif promptement respondit mal : que dieu leur doint à tant qu'ilz<text:line-break/>sont, car ie te veulx bien dire que si i'ay sceu considerer tout ce que i'ay veu &amp;<text:line-break/>entendu, ie ny pense point auoir veu en aucun qui soit prebstre nulle saincteté,<text:line-break/>deuotion, bonne œuure, ou exemple de bien viure, ou d'autre b(o2)ne chose : mais<text:line-break/>ma semblé de veoir la luxure, lauarice, la gloutonnie, &amp; semblables choses, &amp; pi(-)<text:line-break/>res encores si pires peuuent estre en aucun, en si gr(a2)de recommandation d'eulx<text:line-break/>tous que ie repute plustost celle court de Rome vne forge d'operations diabo(-)<text:line-break/>licques que diuines, &amp; à ce que ie puis comprendre il me semble que vostre pa(-)<text:line-break/>steur &amp; par consequent tous les autres pourchassent tant qu'ilz peuuent (auec(-)<text:line-break/>ques toute solicitude engin &amp; art) de reduyre à neant &amp; de chasser du monde<text:line-break/>la religion chrestienne : la ou ilz deuroient estre son fondement &amp; support. Mais<text:line-break/>pource que ie voy que ce qu'ilz pourchassent n'aduient point, ains au contraire<text:line-break/>que vostre foy augmente, &amp; tous les<text:s/>iours deuient plus claire &amp; luysante. Ie con<text:line-break/>gnois euidamment que le sainct esprit est vray fondement &amp; support d'icelle<text:line-break/>comme de la plus vraye &amp; saincte que nulle autre. Pour laquelle chose la ou i'e(-)<text:line-break/>stois dur &amp; retif à tes admonnestemens &amp; ne me voulois faire chrestien. Ie dy<text:line-break/>maintenant de cueur ouuert que pour chose du monde, ie ne laisseray de me<text:line-break/>faire chrestien. Allons doncques à leglise : &amp; la selon la vraye coustume de vo(-)<text:line-break/>stre saincte foy, fay moy baptiser. Iehannot, lequel attendoit asseurement con(-)<text:line-break/>traire conclusion à ceste cy. Comme il l'eut ainsi ouy parler fut le plus content<text:line-break/>homme du monde : &amp; sen allerent à nostre dame de Paris la ou ilz prierent les<text:line-break/>prebstres de leans de donner baptesme à Abraham : lesquelz oyans qu'il le de(-)<text:line-break/>mandoit soudainement le luy donnerent. Et Iehannot fut son parrain qui le n(o2)(-)<text:line-break/>ma Iehan : &amp; apres par scauans gens le feit parfaictement endoctriner en no(-)<text:line-break/>stre foy : laquelle en peu de temps il aprint &amp; depuis fut grand homme &amp; de<text:line-break/>bonne vie.</text:p>
      <text:h text:style-name="Titre2" text:outline-level="2"><text:span text:style-name="pb">[n.p.]</text:span><text:line-break/>(hedera) MELCHISEDECH IVIF EN RACOM(-)<text:line-break/><text:span text:style-name="T2318">ptant une nouuelle de trois anneaulx au grand Souldan nommé Salladin euita</text:span><text:span text:style-name="T2319"><text:line-break/></text:span><text:span text:style-name="T2320">le gros dangier qui luy estoit appresté par luy.</text:span></text:h>
      <text:h text:style-name="P2321" text:outline-level="2">Nouuelle troisiesme.</text:h>
      <text:p text:style-name="P2322"><text:span text:style-name="T2323">A</text:span>Pres que la nouuelle de ma dame Neiphile fut de tous trouuée<text:line-break/>bonne, elle se teut &amp; c(o2)me il pleut à la Royne ma dame Philo(-)<text:line-break/>mene c(o2)menca à parler ainsi. La nouuelle que à dicte Neiphile<text:line-break/>me faict souuenir d'ung doubteux cas iadis aduenu à vng au(-)<text:line-break/>tre iuif. Et pource que desia on à tresbi(e2) parlé de dieu &amp; de la<text:line-break/>verité de la foy, il ne sera mal seant doresenauant de descendre<text:line-break/>aux actes &amp; euenem(e2)s des h(o2)mes, parquoy ie veulx proceder à vous compter<text:line-break/>ce cas, lequel ouy vous deuiendrez par aduenture plus caultes à respondre aux<text:line-break/>questions &amp; dem(a2)des qui vous ser(o2)t faictes. Vous deuez scauoir mes amoureu(-)<text:line-break/>ses compaignes que tout ainsi c(o2)me la sottise, plusieursfois faict tumber quelcun<text:line-break/>de grande auctorité en tresgrande misere, le bon sens ne plus ne moins tire le<text:line-break/>saige hors de tresgrans d(a2)gers, &amp; le mect en grand &amp; asseuré repos. Et qu'il soit<text:line-break/>vray que la sottise conduyse lhomme de grande auctorité à paoureté &amp; misere,<text:line-break/>il se veoit par plusieurs exemples, lesquelz il ne nous fault à present trauailler de<text:line-break/><text:soft-page-break/>reciter. Considerant que tous les iours il sen veoit exemples manifestes. Mais<text:line-break/>que le bon sens soit occasion de grande consolation, ie le vous monstreray en<text:line-break/>peu de parolles, comme ie vous ay promis.</text:p>
      <text:p text:style-name="p">Salladin fut vng si grand &amp; vaillant homme, que non seulement sa valeur<text:line-break/>le feit Souldan de Babilonne, mais encor luy feit auoir plusieurs victoires sur les<text:line-break/>Roys sarrazins chrestiens, lequel ayant en diuerses guerres &amp; en autres siennes<text:line-break/>magnificences tresgrandes despendu tout son tresor, &amp; pour auc(u2) accident qui<text:line-break/>luy estoit suruenu ayant besoing d'une bonne grosse somme de deniers non<text:line-break/>voyant d'ou il les peust auoir si promptement comme il en ayant besoing, se va<text:line-break/>souuenir d'ung riche iuif nomme Melchisedech qui prestoit à vsure en la ville<text:line-break/>d'Allexandrie : &amp; pensa bien que cestuy cy auoit dequoy le pouuoir subuenir<text:line-break/>sil le vouloit faire : mais il le congnoissoit si chiche que iamais de son bon gré il<text:line-break/>ne le feroit : &amp; toutesfois le Souldan ne luy vouloit faire force : A la fin c(o2)trainct<text:line-break/>de la necessité, &amp; s'estant mis en lentendem(e2)t de trouuer facon qu'il luy en<text:s/>pre(-)<text:line-break/>stast s'aduisa de luy faire vne contraincte colorée de quelque raison : &amp; l'ayant<text:line-break/>vng iour enuoyé querir &amp; familierement receu en sa maison, le feit seoir aupres<text:line-break/>de luy. Puis luy deit, preudhomme, i'ay entendu de plusieurs personnes que tu<text:line-break/>es vng tressaige homme &amp; que es choses de dieu tu es fort scauant : parquoy ie<text:line-break/>scaurois voluntiers de toy, laquelle des trois loix te semble la plus veritable, ou<text:line-break/>la iudaicque, ou la sarrazine, ou la chrestienne. Le iuif qui à la verité estoit saige,<text:line-break/>s'apperceut tresbien que Salladin taschoit à le prendre par ses parolles pour luy<text:line-break/>susciter quelque querelle : &amp; pensa qu'il ne pouuoit louer plus l'une de ces trois<text:line-break/>loix que lautre que Salladin n'obtint ce qu'il vouloit, parquoy comme celluy qui<text:line-break/>se sentoit bien auoir besoing de resp(o2)ce, par laquelle il ne peust estre prins, ayant<text:line-break/>esguysé son esprit soudainement luy vint en la bouche, ce qu'il deuoit dire, &amp;<text:line-break/><text:span text:style-name="pb">[Fueil.16]</text:span><text:line-break/>deit ainsi. Monseigneur la question que vous me faictes est belle : &amp; pour vous<text:line-break/>en dire ce que<text:s/>i'en scay, il me conuient vous faire vng petit compte que vous or(-)<text:line-break/>rez sil vous plaist. Il me souuient (si ie ne faulx) auoir plusieursfois ouy dire qu'il<text:line-break/>y eut vne fois vng grand &amp; riche homme qui auoit entre ses plus precieux ioy(-)<text:line-break/>aulx, vng anneau tresbeau &amp; de grant pris : lequel pour sa valeur &amp; beaulté de(-)<text:line-break/>sirant en faire honneur &amp; le laisser perpetuellement à ses successeurs, il voulut &amp;<text:line-break/>ordonna que celluy de ses enfans masles à qui cest anneau (comme laissé du pe(-)<text:line-break/>re) seroit trouué apres son<text:s/>trespas, que cestuy la fut tenu &amp; reputé pour son heri(-)<text:line-break/>tier, &amp; quil deust estre honoré &amp; reueré de tous les autres comme le plus grand.<text:line-break/>Celluy à qui cest anneau fut laissé par luy, tint le mesme ordre à ses successeurs<text:line-break/>&amp; feit ainsi comme son predecesseur auoit faict. Et en brief temps cest anneau<text:line-break/>alla de main en main à plusieurs successeurs. A la fin il vint entre les mains d'ung<text:line-break/>lequel auoit trois filz tous beaulz &amp; vertueux &amp; grandem(e2)t obeissans à leur pe(-)<text:line-break/>re qui pour ceste cause les aymoit tous trois esgallement, lesquelz sachans la cou<text:line-break/>stume de cest anneau chascun c(o2)me curieux d'estre le plus estimé entre les siens,<text:line-break/>prioit (comme mieulx il scauoit) le pere qui desia estoit vieux, que quant il vien(-)<text:line-break/>droit à mourir il luy laissast cest anneau.<text:s/>Le bon h(o2)me qui les aymoit tous l'ung<text:line-break/>comme lautre ne scauoit luy mesmes choysir à qui plustost il le vouloit laisser : &amp;<text:line-break/>pensa layant promis à chascun d'eulx de vouloir satiffaire à tous trois. Parquoy<text:line-break/>secrettement il en feit faire à vng excellent orfeure deux autres, lesquelz fur(e2)t si<text:line-break/>semblables au premier que luy mesmes qui les auoit faict faire ne congnoissoit<text:line-break/>lequel estoit le vray : &amp; venant à mourir donna son anneau à chascun desdictz<text:line-break/>enfans, lesquelz apres la mort du pere voulans chascun occuper lheritaige &amp;<text:line-break/>lhonneur, &amp; l'ung le reffusant à lautre chascun pour faire apparoir que raisonna(-)<text:line-break/><text:soft-page-break/>blement il le deuoit occuper, produisit son anneau, &amp; furent les anneaulx trou(-)<text:line-break/>uez si pareilz l'ung à lautre qu'on ne scauoit congnoistre lequel estoit le vray.<text:line-break/>Parquoy le proces pour scauoir qui estoit lheritier du pere demoura pendant &amp;<text:line-break/>pend encores. Et ainsi vous dy ie monseigneur des trois loix données de dieu le<text:line-break/>pere aux trois peuples, dont vous auez proposé la question, chascun cuyde auoir<text:line-break/>lheritaige<text:s/>de dieu &amp; sa vraye loy, &amp; aussi deuoir faire ses commandemens, mais<text:line-break/>qui d'eulx l'ayt, le proces comme des anneaulx en pend encores : Salladin con(-)<text:line-break/>gneut que cestuy cy estoit tresbien sorty du filé qu'il luy auoit tendu aux piedz.<text:line-break/>Parquoy il delibera de<text:s/>luy descouurir son besoing : &amp; veoir s'il luy vouldroit fai<text:line-break/>re plaisir. Et ainsi le feit : luy declairant ce qu'il auoit eu int(e2)tion de faire, s'il n'eust<text:line-break/>respondu ainsi saigement comme il auoit faict. Le iuif liberalement luy presta la<text:line-break/>somme de deniers<text:s/>qu'il luy demanda. Et Salladin len paya apres entierement : &amp;<text:line-break/>oultre ce luy feit de grans dons : &amp; le tint tousiours pour son amy : &amp; l'entretint<text:line-break/>depuis pres sa personne en grant honneur &amp; honnorable estat.</text:p>
      <text:h text:style-name="Titre2" text:outline-level="2"><text:span text:style-name="pb">[n.p.]</text:span><text:line-break/>(hedera) VNG MOYNE AYANT FAICT VNG<text:line-break/><text:span text:style-name="T2324">peché digne de tresgrande punition, se deliura de la peine qu'il auoit merité, en</text:span><text:span text:style-name="T2325"><text:line-break/></text:span><text:span text:style-name="T2326">reprochant honnestement à son abbé la mesme coulpe.</text:span></text:h>
      <text:h text:style-name="P2327" text:outline-level="2">Nouuelle quatriesme.</text:h>
      <text:p text:style-name="P2328"><text:span text:style-name="T2329">D</text:span>Esia se taisoit ma dame Philomene ay(a2)t acheué de dire sa nou(-)<text:line-break/>uelle, quant Dioneo qui estoit assiz aupres d'elle, sans attendre<text:line-break/>autre commandement de la royne, congnoissant par l'ordre<text:line-break/>qu'on auoit desia tenu, que c'estoit à luy à dire la sienne : com(-)<text:line-break/>menca à parler en ceste maniere : Gracieuses dames, si i'ay bien<text:line-break/>sceu comprendre l'intention de toutes vous autres. Nous som(-)<text:line-break/>mes icy pour plaire (en comptant des nouuelles) à nousmesmes : au moyen de(-)<text:line-break/>quoy, pourueu qu'il ne se face riens contre cecy, i'estime qu'il soit licite à chas(-)<text:line-break/>cun (c(o2)me nous deit nostre royne peu deuant qu'elle le fust) de dire celle nou(-)<text:line-break/>uelle qui à son iugement plaira le plus. Parquoy ayant ouy, comme par les bons<text:line-break/>admonnestem(e2)s de Iehannot de Chiuigny, Abrah(a2) Iuif auoit saulué son ame,<text:line-break/>&amp; Melchisedech par son bon sens, auoit deffendu ses richesses des surprinses de<text:line-break/>Salladin, i'entendz vous reciter en peu de parolles (sans que ie p(e2)se receuoir au(-)<text:line-break/>cune repreh(e2)si(o2) de vous) auec quelle cautelle vng moyne ayt deliuré son corps<text:line-break/>d'une tresgriefue punition.</text:p>
      <text:p text:style-name="p">Il y eut au pays de Lunigi(a2)ne (qui n'est gueres loingtain du nostre) vng mo(-)<text:line-break/>nastere, qui iadis souloit estre plus plain de saincteté, &amp; de religieux, qu'il n'est<text:line-break/>au iourdhuy, auquel y eut entre les autres vng ieune moyne (la chaleur duquel<text:line-break/>en la force de son aage estoit telle, que les ieusnes, ne<text:s/>les vigilles ne lé pouuoient<text:line-break/>matter) le(q2)l par fortune vng iour sur l'heure de midy, que tous les autres moy(-)<text:line-break/>nes dormoient, s'en alla promen(a2)t tout seul au tour de leur eglise, qui estoit en<text:line-break/>lieu fort solitaire : &amp; se recreant ainsi, il va veoir par fortune vne ieune garce as(-)<text:line-break/>sez belle, fille (paraduenture) de quel(q2) laboureur du pays, qui s'en alloit cueillant<text:line-break/>certaines herbes par les ch(a2)ps, la(q2)lle il n'eut si tost apperceue qu'il fut inc(o2)tin(e2)t<text:line-break/>assailly de la temptati(o2) de la chair. Au moy(e2) dequoy s'approch(a2)t de plus pres, la<text:line-break/>commenca à arraisonner, &amp; tellement marchanderent ensemble qu'il fut d'ac(-)<text:line-break/>cord auec elle, &amp; la mena sur l'heure mesme en sa ch(a2)bre, sans que personne s'en<text:line-break/>apperceust. Mais ce pendant que le moyne<text:s/>transporté de trop grande affection<text:line-break/>s'esbatoit peu aduisement auec elle : Labbé s'est(a2)t leué de dormir, &amp; se pourme(-)<text:line-break/><text:soft-page-break/>nant à petit pas par le cloistre, passa deuant la chambre de cestuy cy, &amp; ouytle<text:line-break/>bruyt qu'ilz y faisoient ensemble, &amp; pour mieulx congnoistre les voix, s'appro(-)<text:line-break/>cha tout bellement pour escouter à lhuys de ladicte chambre, si congneut ma(-)<text:line-break/>nifestement qu'il y auoit vne femme ded(a2)s : lors il fut tout esmeu de se faire ou(-)<text:line-break/>urir : puis il pensa de vouloir vser en cecy d'un autre moyen, &amp; s'en retourna en<text:line-break/>sa chambre pour att(e2)dre que le moyne sortist. Le moyne encor qu'il fust occu(-)<text:line-break/>pé d'un tresgrand ayse, &amp; plaisir auec ceste fille, si estoit il neantmoins tousiours<text:line-break/>en doubte. Et luy estant aduis auoir ouy marcher quelcun par le dortoir, il y va<text:line-break/>regarder par vng petit perthuys, &amp; veit clairem(e2)t que l'abbé estoit la qui escou(-)<text:line-break/>toit, faisant son compte qu'il auoit bien peu apparceuoir, que ceste ieune garce<text:line-break/><text:span text:style-name="pb">[Fueil.17]</text:span><text:line-break/>estoit en sa chambre. Et sachant que de cecy il luy en<text:s/>deuoit aduenir grande pu(-)<text:line-break/>nition, fut dolent oultre mesure : toutesfois (sans riens faire congnoistre à la ieu(-)<text:line-break/>ne fille de son courroux) il pensa incontinent en soymesme plusieurs moyens,<text:line-break/>cerchant s'il en pourroit trouuer aucun qui luy fust salutaire : &amp; soudainem(e2)t se<text:line-break/>va souuenir d'une nouuelle malice : laquelle droictement paruint à la fin qu'il a<text:line-break/>uoit imaginé. Parquoy faisant sembl(a2)t qu'il auoit assez esté auec ceste ieune fil(-)<text:line-break/>le, il luy deit, Ie m'en veulx aller regarder le moy(e2) de te faire sortir de ceans sans<text:line-break/>estre veue : &amp; par ainsi demeure icy sans faire bruyt iusques à m(o2) retour. Et qu(a2)t<text:line-break/>il fut sorty, &amp; qu'il eut fermé sa ch(a2)bre auec la clef, il s'en alla tout droict en celle<text:line-break/>de l'abbé, &amp; luy presenta ladicte clef, comme chascun moyne auoit accoustumé<text:line-break/>de faire, quant il alloit dehors le conu(e2)t, luy disant auec vng bon visaige : Mon(-)<text:line-break/>sieur, ie n'ay peu faire apporter ce matin tout le boys que i'ay faict coupper en la<text:line-break/>forest, &amp; par ainsi ie m'y en iray (s'il vous plaist)<text:s/>pour le faire amener. L'abbé af(-)<text:line-break/>fin qu'il se peust informer plus asseurem(e2)t de la faulte faicte par le moyne, pen(-)<text:line-break/>sant bien qu'il ne se fust apperceu d'auoir esté veu, fut tresioieux d'un tel acci(-)<text:line-break/>dent : &amp; print voulentiers la clef, luy donnant<text:s/>licence d'aller au boys. Et aussi tost<text:line-break/>qu'il fut party comm(e2)ca à penser à soymesmes ce qu'il debuoit le plustost faire,<text:line-break/>ou en la presence de tous les moynes ouurir la chambre pour leur faire veoir sa<text:line-break/>faulte, affin qu'ilz n'eussent apres occasion de murmurer contre luy, quant il pu(-)<text:line-break/>niroit le moyne : ou de vouloir premierement entendre de la fille c(o2)ment le faict<text:line-break/>estoit allé. Et pensant en soymesmes quelle pourroit estre femme, ou fille de tel<text:line-break/>homme, qu'il ne luy vouldroit auoir faict telle honte, que de la faire veoir à tous<text:line-break/>les moynes : s'aduisa de vouloir premierement veoir qui elle estoit, &amp; apres ad(-)<text:line-break/>uiser ce qu'il auroit à faire pour le mieulx. Parquoy s'en estant allé tout bellem(e2)t<text:line-break/>à la chambre il l'ouurit, &amp; entra dedans, puis la referma. La ieune fille, voy(a2)t ve(-)<text:line-break/>nir labbé, c(o2)menca à plourer c(o2)me toute esperdue, craignant de receuoir quel(-)<text:line-break/>que honte. M(o2)sieur labbé l'ayant regardée de la queue de l'oeil, &amp; la voy(a2)t bel(-)<text:line-break/>le, &amp; fresche, sentit incontinent (encor qu'il fust vieulx) non moins cuysans espe(-)<text:line-break/>rons de la chair que auoit faict son ieune moyne : &amp; en soymesmes commenca à<text:line-break/>dire. Pourquoy ne pr(e2)s ie du plaisir quant i'en puis auoir ? Comme ainsi soit que<text:line-break/>le desplaisir, &amp; l'(e2)nuy toutes les fois que ie vouldray me sont tous preparez ? Ce(-)<text:line-break/>ste cy est vne belle ieune fille : &amp; est icy que personne du monde ne le scait. Si ie<text:line-break/>la puys c(o2)duyre à faire ce que ie vouldray : ie ne scay pourquoy ie ne le face, qui<text:line-break/>le scaura ? Iamais personne n'en orra parler : &amp; peché celé est à demy pardonné.<text:line-break/>Ceste aduenture ne m'aduiendra, peult estre, iamais plus : Ie pense que ce soit sai(-)<text:line-break/>gement faict de prendre du bien quant nostre seigneur en enuoye à quelcun. Et<text:line-break/>disant ainsi, &amp; ayant du tout changé propos de ce pourquoy il y estoit allé, s'ap(-)<text:line-break/>procha plus pres de la fille, &amp; gracieusement la commenca à conforter, &amp; à la<text:line-break/>prier qu'elle ne pleurast plus. Puis d'une parolle en vne autre feit t(a2)t qu'il luy des(-)<text:line-break/><text:soft-page-break/>couurit son vouloir. La fille qui n'estoit de fer ny de dyamant, assez aysement se<text:line-break/>ploya à la voulenté de labbé. Lequel l'ay(a2)t caressée, &amp; baisée plusieurs fois, mon(-)<text:line-break/>ta sur le lict du moyne. Et ayant paraduenture esgart au pesant faiz de sa digni(-)<text:line-break/>té, &amp; à la foiblesse de la ieune fille, craignant luy faire<text:s/>mal, par trop peser sus elle,<text:line-break/>il ne monta pas sur son estomach, mais il la monta sur le sien, &amp; longuem(e2)t auec<text:line-break/>elle passa ainsi le t(e2)ps. Le moyne qui auoit faict semblant d'aller au boys, s'estant</text:p>
      <text:p text:style-name="p"><text:span text:style-name="pb">[n. p.]</text:span><text:line-break/>caché en quelque endroict du dortouer.<text:s/>Tout aussi tost qu'il veit que l'abbé fut<text:line-break/>entré tout seul en sa chambre, il perdit incontinent la peine qu'il auoit : &amp; se va<text:line-break/>promectre, que ce qu'il auoit pensé pourroit sortir à effect : Mais qu(a2)t il veit qu'il<text:line-break/>s'enferma dedans ladicte chambre, il le<text:s/>tint pour tout certain. Parquoy quant il<text:line-break/>fut sorty de la ou il estoit caché, il s'en va secretement à vng certain trou, par le(-)<text:line-break/>quel il veit, &amp; ouyt tout ce que l'abbé feit &amp; deit : Et apres qu'il sembla à m(o2)sieur<text:line-break/>labbé d'auoir assez demouré auec la fille (l'ayant enfermée en la chambre du<text:line-break/>moyne) s'en retourna en la sienne. Et quelque peu apres saichant que le moy(-)<text:line-break/>ne estoit au conuent, &amp; p(e2)sant qu'il fut retourné du boys, deslibera de le repren(-)<text:line-break/>dre aigrement, &amp; de le faire mettre en prison : affin (q2) luy seul iouyst de la proye<text:line-break/>gaignée. Et à ceste cause l'ayant faict appeller, le reprint tresgriefuement, auec<text:line-break/>vng mauuais visaige : &amp; c(o2)manda qu'il fust mis en prison. Le moyne tresprom(-)<text:line-break/>prement respondit : Monsieur, ie n'ay encor tant esté<text:s/>en l'ordre sainct Benoist<text:line-break/>que ie puisse auoir aprins si tost toutes les particularitez d'icelluy : &amp; d'autre part<text:line-break/>vous ne m'auiez pas encores monstré que les moynes se deussent faire presser<text:line-break/>par les femmes, comme vous m'auez monstré les ieusnes &amp; vigiles.<text:s/>Mais à ceste<text:line-break/>heure que vous me l'auez monstré, ie vous promectz que si vous me pardonnez<text:line-break/>ceste cy, de iamais plus n'y faillir : mais feray tousiours comme ie vous ay veu<text:line-break/>faire. L'abbé (qui estoit homme fin) cogneut soubdainem(e2)t que cestuy cy n'a(-)<text:line-break/>uoit pas seulem(e2)t monstré qu'il scauoit plus que luy : mais qu'il auoit veu ce qu'il<text:line-break/>auoit faict. Parquoy ayant luymesmes remors de sa propre coulpe, il eut honte<text:line-break/>de faire au moyne ce qu'il auoit comme luy merité. Et luy ayant pardonné, &amp;<text:line-break/>imposé silence de<text:s/>ce qu'il auoit veu, meirent honnestem(e2)t la ieune fille dehors :<text:line-break/>laquelle il se doit croire que plusieurs foys depuis l'ayent faict reuenir.</text:p>
      <text:h text:style-name="Titre2" text:outline-level="2"><text:span text:style-name="pb">[Fueil.18]</text:span><text:line-break/>(hedera) LA MARQVISE DE MONTFERRAT<text:line-break/><text:span text:style-name="T2330">auec vng banquet de gelines, &amp;</text:span><text:span text:style-name="T2331"><text:s/>certaines gracieuses parolles, reprima la folle</text:span><text:span text:style-name="T2332"><text:line-break/></text:span><text:span text:style-name="T2333">amour du roy de France.</text:span></text:h>
      <text:h text:style-name="P2334" text:outline-level="2">Nouuelle cinquiesme.</text:h>
      <text:p text:style-name="P2335"><text:span text:style-name="T2336">L</text:span>A nouuelle que compta Dyoneo toucha au commencement le<text:line-break/>cueur des dames qui l'escoutoient, auec vng peu de honte : dont<text:line-break/>la couleur, qui leur monta au visaige, en<text:s/>porta tesmoignaige. Et<text:line-break/>apres regardans l'une l'autre, ne se pouuans à peine tenir de rire,<text:line-break/>l'escouterent en soubzri(a2)t : mais apres qu'elle fut acheuée, &amp; que<text:line-break/>auecques aucunes doulces parolles elles l'eur(e2)t vng peu reprins,<text:line-break/>luy voulans faire c(o2)gnoistre que telles nouuelles ne se deuoient racompter en<text:line-break/>tre les femmes. La royne commanda à ma dame Fiammette qui estoit assise sur<text:line-break/>l'herbe apres luy, qu'elle sumist l'ordre encommencé, laquelle gentem(e2)t, &amp; auec<text:line-break/>vng visaige ioyeux comm(e2)ca ainsi : Ie suis tres aise (q2) nous soyons entrez à faire<text:line-break/>congnoistre par les nouuelles qui ont esté dictes, combien est gr(a2)de la force des<text:line-break/>belles &amp; promptes responces. Et pource que aux hommes est grand sens &amp; en(-)<text:line-break/><text:soft-page-break/>tendement, de chercher d'aymer tousiours femme de<text:s/>plus hault lignaige qu'ilz<text:line-break/>ne sont : &amp; que pareillement c'est grande preuoy(a2)ce aux femmes se scauoir gar(-)<text:line-break/>der d'estre prinses de l'amour d'un plus grand seigneur qu'elles ne sont. Il m'est<text:line-break/>tumbé en l'entendement de vous monstrer en la nouuelle que ie<text:s/>doiz dire, c(o2)(-)<text:line-break/>me &amp; de faict, &amp; de parolles vne gentil femme se soit gardée de cecy : &amp; en ayt<text:line-break/>desmeu aultruy.</text:p>
      <text:p text:style-name="p">Le marquis de Montferrat fut vng preux &amp; vaillant cheuallier, lequel estant<text:line-break/>capitaine general de l'eglise, il luy conuint passer oultre mer à vng passaige ge(-)<text:line-break/>neral faict par les Chrestiens, auec grosse armée. Et parl(a2)t vng iour de ses prou(-)<text:line-break/>esses en la court du roy Philippes le borgne (le(q2)l pareillement se preparoit pour<text:line-break/>s'en aller de France faire ledict passaige.) Il fut rapporté<text:s/>par vng cheualier qui<text:line-break/>congnoissoit ledict marquis, que en tout le m(o2)de n'y auoit vng semblable cou(-)<text:line-break/>ple en mariaige, que du marquis &amp; de sa femme. Par ce que autant que le mar(-)<text:line-break/>quis entre tous cheualiers estoit renommé vertueux. Aut(a2)t sa femme estoit en(-)<text:line-break/>tre les autres dames du monde, belle, &amp; vertueuse. Lesquelles parolles entrerent<text:line-break/>tellement en l'entendement du roy de France, que soubdainement (sans l'auoir<text:line-break/>iamais veue) il c(o2)menca à l'aymer : &amp; delibera de ne se vouloir embarquer ail(-)<text:line-break/>leurs que à Gennes, pour aller à sondict voyage : affin (q2) allant la par terre, il eust<text:line-break/>honneste occasion d'aller veoir la marquise : P(e2)sant en soymesmes, puis que son<text:line-break/>mary n'y estoit, qu'il pourroit facilement obtenir ce qu'il desiroit. Et ainsi qu'il<text:line-break/>auoit pensé d'y passer, ainsi l'executa il, par ce que ay(a2)t enuoyé vngchascun de(-)<text:line-break/>nant, il se meist à chemin auec bien petite compaignie de gentilzh(o2)mes. Et qu(a2)t<text:line-break/>il s'approcha d'une iournée pres du lieu ou estoit ma dame la marquise, il luy en<text:line-break/>uoya dire qu'elle l'attendist le lendemain à disner. La dame saige &amp; aduisée re(-)<text:line-break/>spondit ioyeusement, qu'elle reputoit sa venue pour vne bien grande grace : &amp;<text:line-break/>qu'il seroit le tresbien venu. Et apres elle va entrer en pensement, que vouloit<text:line-break/>dire cecy, que<text:s/>vng tel roy saichant que son mary n'y estoit point, la venoit<text:line-break/><text:span text:style-name="pb">[n. p.]</text:span><text:line-break/>visiter : Et en cecy elle ne se trompa point de croire que la renommée de sa beaulté<text:line-break/>fust occasion de sa venue. Neantmoins comme grand dame, &amp; honneste fem(-)<text:line-break/>me qu'elle estoit, se<text:s/>delibera de luy faire h(o2)neur : &amp; feit appeller de ces bons gen(-)<text:line-break/>tilz h(o2)mes qui luy estoient demourez au pays pour donner ordre par leur con(-)<text:line-break/>seil à tout ce qui estoit necessaire. Mais du festin, &amp; des viandes qui deuoi(e2)t estre<text:line-break/>seruies, elle seule en voulut disposer. Parquoy ayant soudainement faict cher(-)<text:line-break/>cher, &amp; prendre toutes les poulles qu'il fust possible de trouuer en tout le pays,<text:line-break/>commanda à ses cuysiniers, que d'icelles sans autre chose quelconque, ilz appre(-)<text:line-break/>stassent diuers seruices. Le roy ne faillit à venir le lendemain, c(o2)me il auoit man(-)<text:line-break/>dé, &amp; fut honnorablement receu de la dame : laquelle luy sembla en la regard(a2)t<text:line-break/>(oultre ce qu'il auoit sceu comprandre par les parolles du cheualier) belle, hon(-)<text:line-break/>neste, &amp; vertueuse : dont grandement s'esmerueilla, &amp; la loua beaucoup : s'allu(-)<text:line-break/>mant de t(a2)t plus en son desir, c(o2)me plus il trouuoit qu'elle passoit l'extime qu'on<text:line-break/>luy en auoit faict. Et apres que le roy se fut retiré aux chambres qui estoient pre(-)<text:line-break/>parées, &amp; en ordre,<text:s/>comme il appartient à vng tel prince, &amp; que l'heure du dis(-)<text:line-break/>ner fut venue, le roy &amp; ma dame la marquise se assirent à vne table : &amp; les autres<text:line-break/>selon leurs qualitez furent traictez en autres tables. Le roy estant seruy successi(-)<text:line-break/>uement de plusieurs metz, &amp; de vins excellentz, &amp; regardant quelque fois ma<text:line-break/>dame la marquise receuoit gr(a2)d plaisir. Toutefois voyant lun seruice apres l'au(-)<text:line-break/>tre, &amp; que toutes les viandes (combi(e2) qu'elles fussent apprestées en diuerses sor(-)<text:line-break/>tes) n'estoient que gelines, il commenca à s'esmerueiller : mesmes qu'il congnois(-)<text:line-break/>soit que le lieu ou ilz estoient, estoit tel qu'on eust bien peu recouurer en abon(-)<text:line-break/><text:soft-page-break/>d(a2)ce de toutes autres volailles &amp; venaison : &amp; qu'elle auoit eu loysir de faire chas<text:line-break/>ser depuys qu'il luy auoit<text:s/>faict entendre sa venue. Ce ne(a2)tmoins encor qu'il s'es(-)<text:line-break/>merueillast beaucoup de cecy. Il ne voulut prendre autre occasion de la deuoir<text:line-break/>mectre en propos, sinon de ses gelines. Et s'adressant auec vng visaige ioyeux à<text:line-break/>elle luy deit : Ma dame, les gelines naisc(e2)t elles toutes seules en ce pays sans aucun<text:line-break/>coq ? La marquise qui tresbien entendit sa demande, luy estant aduiz que nostre<text:line-break/>seigneur luy eut enuoyé, comme elle desiroit l'heure opportune pour pouuoir<text:line-break/>monstrer son intention, respondit hardiment au roy, Monsieur, non : mais les<text:line-break/>femmes, combien que en habillemens, &amp; en honneurs elles soient aucunement<text:line-break/>differentes les vnes des autres : toutes pourtant sont faictes icy comme ailleurs. Le<text:line-break/>roy oyant sa responce congneut tresbien l'occasion du bancquet des gelines, &amp;<text:line-break/>la vertu cachée soubz ses parolles, &amp; s'apperceut que les parolles seroient respan(-)<text:line-break/>dues en vain, auec vne telle dame : &amp; que force n'y auroit point de lieu. Parquoy<text:line-break/>c(o2)me inconsiderement il s'estoit embrasé d'elle, il conuenoit de necessité estain(-)<text:line-break/>dre saigement ce feu pour son honneur : &amp; sans plus la gaudir de parolles, crai(-)<text:line-break/>gnant ses reuenches il disna sans aucune esperance de tirer autre chose d'elle. Et<text:line-break/>quant il eut acheué, affin que auec son soubdain partem(e2)t il couurist sa<text:s/>deshon(-)<text:line-break/>neste venue, la remerciant de l'honneur qu'il auoit receu, &amp; elle le recomman(-)<text:line-break/>dant à dieu, il s'en alla à Gennes.</text:p>
      <text:h text:style-name="Titre2" text:outline-level="2"><text:span text:style-name="pb">[Fueil.19]</text:span><text:line-break/>(hedera) VNG BON PREVDHOMME REPRENT<text:line-break/><text:span text:style-name="T2337">honnestement, auec vng beau mot, la meschante ypocrisie des gens de religion</text:span><text:span text:style-name="T2338">.</text:span></text:h>
      <text:h text:style-name="P2339" text:outline-level="2">Nouuelle sixiesme.</text:h>
      <text:p text:style-name="P2340"><text:span text:style-name="T2341">M</text:span>A dame Emylie laquelle estoit assise apres ma dame Fy(a2)mette,<text:line-break/>ayans toutes estimé grandement la saigesse, &amp; l'honneste cha(-)<text:line-break/>stiment que la marquise auoit faict au roy de France, commen(-)<text:line-break/>ca (comme il pleut à la royne) hardim(e2)t<text:s/>à dire. Ie ne veulx pa(-)<text:line-break/>reillement taire vne repreh(e2)sion que feit vng bon preudhom(-)<text:line-break/>me lay à vng auaricieux beau pere : auec(q2)s vng mot n(o2) moins<text:line-break/>digne d'en rire, que d'estre loué.</text:p>
      <text:p text:style-name="p">Il y eut doncques (mes cheres dames) n'agueres de temps en nostre cité vng<text:line-break/>frere mineur inquisiteur de la foy : lequel combien qu'il se perforcast grandem(e2)t<text:line-break/>de ressembler sainct homme, &amp; amateur de la foy Chrestienne (comme tous<text:line-break/>font.) Si estoit il aussi bon inquisiteur de ceulx qui auoi(e2)t la bource plaine d'ar(-)<text:line-break/>gent, que de ceulx qui sentoient mal de la foy. Pour laquelle sollicitude luy vint<text:line-break/>à propos d'auoir trouué vng b(o2) homme assez plus riche de deniers que de sens. auquel non point par faulte de foy : mais simplement parlant (&amp; par aduenture<text:line-break/>ayant la teste eschauffée de boyre, ou de quelque gr(a2)d ioye) il luy aduint de di(-)<text:line-break/>re vng iour en vne compaignie qu'il auoit du vin si bon que dieu en boyroit.<text:line-break/>Ce que estant rapporté à l'inquisiteur, &amp; saichant que ses facultez estoi(e2)t gran(-)<text:line-break/>des, &amp; la bource bien enflée :<text:s/><text:span text:style-name="T2342">Cum gladiis &amp; fustibus,</text:span><text:s/>impetueusement luy va for(-)<text:line-break/>mer vng proces sur le doz : saichant tresbien que de cecy il luy en viendroit plus(-)<text:line-break/>tost argent en bource, que allegement de mescroyance au bon h(o2)me. Et le ay(a2)t<text:line-break/>faict citer deuant<text:s/>luy, il luy demanda s'il estoit vray ce qui auoit esté dit contre<text:line-break/>luy. Le bon h(o2)me resp(o2)dit que ouy : &amp; luy compta la maniere c(o2)ment il l'auoit<text:line-break/>dict. A qui monsieur l'inquisiteur tresdeuot affectionné à sainct Iehan bouche<text:line-break/>d'or, deit : Tu as doncques faict nostre seigneur beuueur, &amp; curieux de vins ex(-)<text:line-break/>cellentz, c(o2)me s'il fust vng Sanctymuscus, ou quelque autre de vous autres yur(o2)(-)<text:line-break/><text:soft-page-break/>gnes &amp; tauerniers : &amp; à ceste heure en faisant la chatemite, tu veulx m(o2)strer que<text:line-break/>cecy est ligiere chose : elle n'est pas c(o2)me il te semble : tu en as merité le feu qu(a2)t il<text:line-break/>nous plaira, si nous faisons nostre deuoir à l'enc(o2)tre de toy : Et auec cestes &amp; autre<text:line-break/>semblables paroles, m(o2)strant vng visaige courroucé, parloit à ce b(o2) h(o2)me c(o2)me<text:line-break/>si quasi il eust esté vng Epicuri(e2), nyant l'eternité de lame. Et en brief de temps il<text:line-break/>luy feit telle peur (q2) le bon h(o2)me, pour estre gracieusem(e2)t traicté, luy feit (par cer<text:line-break/>tains moy(e2)s) oindre les mains d'une b(o2)ne qu(a2)tité de la greffe de<text:s/>sainct Ieh(a2) bou<text:line-break/>che d'or. La(q2)lle sert grandem(e2)t à la maladie des pestil(e2)tieuses auarices des preb(-)<text:line-break/>stres, &amp; especiallem(e2)t des freres mineurs, qui n'osent toucher arg(e2)t. Laquelle vn(-)<text:line-break/>ction c(o2)me moult vertueuse (combien que Gallien<text:s/>n'en parle en aucun endroict<text:line-break/>de ses medecines) besoigna tellem(e2)t (q2) le feu d(o2)t il auoit esté menacé se permuta<text:line-break/>(luy faisant grace) envne croix : &amp; c(o2)me s'il eut eu à faire le voyage doultre mer,<text:line-break/>pour faire la b(a2)niere plus belle, la luy meist<text:s/>iaulne sur le noir. Et oultre tout cecy,<text:line-break/>ay(a2)t desia touché deniers, il l'entretint plusieurs iours, apres luy d(o2)nant pour pe(-)<text:line-break/>nit(e2)ce, (q2) tous les matins il eust à ouyr vne messe à saincte croix, &amp; que sur lheure<text:line-break/>du disner il se vint presenter<text:s/>à luy : &amp; qu'il feist apres tout le demourant du iour,<text:line-break/><text:span text:style-name="pb">[n. p.]</text:span><text:line-break/>ce que plus luy plairoit : ce que faisant cestuy bon homme tres soigneusement<text:line-break/>aduint vne matinée entre les autres qu'il ouyt à la messe vng euangille, auquel<text:line-break/>ces parolles se chantoient :<text:s/>Vous en receurez cent pour vng, &amp; possederez la vie<text:line-break/>eternelle. Lesquelles parolles il retint fermement en son entendement : &amp; selon<text:line-break/>le commandement qui luy auoit esté faict s'en vint à l'heure du disner deuant<text:line-break/>l'inquisiteur, &amp; le trouua disnant. Lequel inquisiteur luy dem(a2)da s'il auoit ce ma(-)<text:line-break/>tin ouy la messe : auquel promptement il respondit : Monsieur, ouy. Et l'inquisi(-)<text:line-break/>teur luy deit : As tu ouy en icelle chose aucune dont tu soys en doubte, ou que tu<text:line-break/>en vueilles demander ? Certes, respondit le bon homme, ie ne doubte de chose<text:line-break/>aucune que i'aye ouy : ains toutes pour certain les croy veritables. Bien en ay ie<text:line-break/>ouy vne qui m'a faict, &amp; faict auoir vne grande compassion de vous, &amp; de vous<text:line-break/>autres beaulx peres : pensant au mauuais estat ou vous deurez estre de dela en<text:line-break/>l'autre m(o2)de. Deit lors l'inquisiteur, Et quelle parolle est ce qui t'a ainsi meu d'a(-)<text:line-break/>uoir compassion de nous ? Le bon homme respondit : Monsieur, cest celle pa(-)<text:line-break/>rolle de l'uangille qui dit : Vous receurez cent pour vng. L'inquisiteur respon(-)<text:line-break/>dit : Cela est vray. Mais pourquoy t'a esmeu celle parolle ? Monsieur, respondit le<text:line-break/>bon homme, ie le vous diray. Depuis le temps que i'ay frequenté ceans, i'ay veu<text:line-break/>par chascun iour donner la dehors à plusieurs paoures gens : maintenant vne, &amp;<text:line-break/>maintenant deux grandes plaines chauldieres de souppe, qu'on lieue de deuant<text:line-break/>vous, &amp; voz autres freres, par la trop grande abond(a2)ce que vous en auez. Par(-)<text:line-break/>quoy si pour chascune chauldiere il vous en est rendu cent par dela, vous en au(-)<text:line-break/>rez tant que vous serez tous noyez dedans. Combien que les autres qui estoient<text:line-break/>à la table de l'inquisiteur se meissent tous à rire. L'inquisiteur sentant qu'on<text:line-break/>auoit touché au vif leur orde ypocrisie, se troubla tout : &amp; n'eust esté que ce luy<text:line-break/>estoit desia blasme de ce<text:s/>qu'il auoit faict, il luy eust forgé vng autre proces sur le<text:line-break/>doz. Par ce que auec vng si plaisant mot pour rire il auoit mordu &amp; picqué luy,<text:line-break/>&amp; les autres belistres de beaulx peres. Et de despit luy commanda qu'il feist ce<text:line-break/>qu'il vouldroit, sans venir, ne se<text:s/>trouuer plus deuant luy.</text:p>
      <text:soft-page-break/>
      <text:h text:style-name="Titre2" text:outline-level="2"><text:span text:style-name="pb">[Fueil.20]</text:span><text:line-break/>(hedera) BERGAMIN AVEC VNE NOVVEL(-)<text:line-break/><text:span text:style-name="T2343">le d'un scauant homme nommé Primasse, &amp; d'un abbé de Clugny, reprint hon(-)</text:span><text:span text:style-name="T2344"><text:line-break/></text:span><text:span text:style-name="T2345">nestement vne nouuelle maniere d'auarice aduenue à messire Can de la scalle.</text:span></text:h>
      <text:h text:style-name="P2346" text:outline-level="2">Nouuelle septiesme.</text:h>
      <text:p text:style-name="P2347"><text:span text:style-name="T2348">L</text:span>A<text:s/>gentillesse de ma dame Emillie, &amp; la sienne nouuelle,<text:line-break/>furent occasion à la royne, &amp; au demour(a2)t de la compai(-)<text:line-break/>gnie de rire, &amp; louer l'inuention de la croisade : mais apres<text:line-break/>qu'on eut cessé de rire, &amp; que vng chasc(u2) fut rappaisé, Phi(-)<text:line-break/>lostrate qui<text:s/>deuoit dire la sienne, c(o2)menca à parler en ce(-)<text:line-break/>ste maniere. Cest vne belle chose (mes dames) de frapper<text:line-break/>vng but qui iamais ne se remue : mais cest bien chose plus<text:line-break/>admirable de veoir toucher soudainem(e2)t par vng archer<text:line-break/>la chose non accoustumée, qui apparoist soudainement. La vitieuse &amp; orde vie<text:line-break/>des prebstres d(o2)ne de soymesmes en plusieurs choses, sans difficulté, matiere de<text:line-break/>parler, de picquer, &amp; de repr(e2)dre à qui le veult faire, quasi comme vng vray but<text:line-break/>de meschanceté. Et par ainsi, combien que<text:s/>ce preudhomme feist tresbi(e2) de pic(-)<text:line-break/>quer iusques au vif monsieur l'inquisiteur, de l'ypocrite charité des religieux, qui<text:line-break/>donnent aux paoures ce qu'il leur conuiendroit donner aux pourceaulx, ou le<text:line-break/>gecter à mal : i'estime assez plus digne d'estre loué<text:s/>celluy de qui, à l'occasi(o2) de la<text:line-break/>precedente nouuelle, ie veulz parler : lequel reprint auec vne gracieuse nouuelle<text:line-break/>messire Can de la scalle, magnific, &amp; triumphant seigneur, d'une soudaine, &amp;<text:line-break/>non accoustumée auarice apparue en luy, figur(a2)t par aultruy ce que de soy &amp; de<text:line-break/>luy il entendoit dire : laquelle fut telle.</text:p>
      <text:p text:style-name="p">Messire Can de la scalle (ainsi comme la renommée court, quasi par tout le<text:line-break/>monde) estoit (oultre que la fortune luy fut en plusieurs choses fauorable) vng<text:line-break/>des plus notables, &amp; magnificques seigneurs qu'on ayt veu en Italie depuis l'em(-)<text:line-break/>pereur Federic deuxiesme, lequel ay(a2)t deliberé de faire vne notable &amp; merueil(-)<text:line-break/>leuse assemblée à Veronne. Et est(a2)s venuz à icelle plusieurs g(e2)s de diuers lieux,<text:line-break/>&amp; mesmement hommes de court de toutes sortes, soudainem(e2)t (qui qu'en fust<text:line-break/>l'occasion) il se retira de la faire : &amp; recomp(e2)sa en partie ceulx qui y estoient ve(-)<text:line-break/>nuz, en leur donnant congé : &amp; ne demeura seulement à recomp(e2)cer, ou à auoir<text:line-break/>congé qu'ung nommé Bergamin, h(o2)me plaisant, qui renc(o2)troit si bien à parler,<text:line-break/>&amp; si promptement qu'on ne le croiroit, qui ne l'auroit ouy. Lequel esperoit bien<text:line-break/>que cecy n'eust esté faict sans aucun sien prouffict à venir. Mais messire Can de<text:line-break/>la scalle s'estoit mis en l'entendement, que tout ce qui luy scauroit donner, seroit<text:line-break/>plus perdu, &amp; mal employé, que qui l'auroit getté au feu : d(o2)t toutesfois il ne luy<text:line-break/>disoit, ou faisoit dire aucune chose. Bergamin apres quelques iours, ne se voy(a2)t<text:line-break/>appellé ne requis à chose qui appartint à son mestier : &amp; dauantaige se consom(-)<text:line-break/>mant à l'hostellerie auec ses cheuaulx, &amp; seruiteurs, comm(e2)ca à deuenir melan(-)<text:line-break/>colic. Toutesfois il attendoit tousiours : luy estant aduis qu'il ne feroit pas bi(e2) de<text:line-break/>s'en aller sans c(o2)gé. Et ay(a2)t porté auec(q2)s luy trois belles &amp; riches robbes qui luy<text:line-break/>auoient esté données par autres seigneurs, pour c(o2)paroir h(o2)norablement à ceste<text:line-break/>assemblée, voul(a2)t son hoste estre payé, premierem(e2)t luy en baillavne : &amp; demou<text:line-break/>rant encor beaucoup d'au(a2)taige, fut c(o2)trainct s'il vouloit plus demourer en son<text:line-break/><text:span text:style-name="pb">[n. p.]</text:span><text:line-break/>logis de bailler la deuxiesme : puis c(o2)menca à viure sur la troisiesme, deliberé t(a2)t<text:line-break/>qu'elle dureroit d'attendre, &amp; regarder que ce seroit à la fin de luy. Or aduint ce<text:line-break/>pendant qu'il viuoit sur la<text:s/>troisiesme, qu'il se rencontra vng iour au disner de<text:line-break/><text:soft-page-break/>messire Can, &amp; se presenta deuant luy auec vng visaige melencolic. Et le voyant<text:line-break/>ainsi, messire Can luy deit, plus pour le fascher que pour prendre plaisir d'au(-)<text:line-break/>cune chose qu'il sceust dire. Bergamin que as tu ? tu es fort mel(e2)colic, dy nous en<text:line-break/>quelque chose ? Bergamin sur l'heure, sans y songer plus au(a2)t, compta soubdai(-)<text:line-break/>nement, comme s'il y eust pensé long t(e2)ps au parau(a2)t, pour venir au point qu'il<text:line-break/>pretendoit ceste nouuelle. Mon seigneur, vous deuez scauoir que vng nommé<text:line-break/>Primasse fut vng scauant homme en grammaire : &amp; fut par dessus tous autres<text:line-break/>grand, &amp; prompt versificateur : au moyen dequoy il estoit si admirable, &amp; bien<text:line-break/>renommé, que encor qu'on ne le congneust de veue par tout : il n'y<text:s/>auoit celluy<text:line-break/>qui par renommée ne sceut qui estoit Primasse. Or aduint il que se trouuant vne<text:line-break/>fois à Paris en paoure estat, comme le plus souuent il estoit (par la sienne vertu<text:line-break/>peu agreable enuers plusieurs qui ont grande puissance) il ouyt parler de l'abbé<text:line-break/>de Clugny, lequel on tient qu'il soit le plus riche prelat en l'glise de dieu apres le<text:line-break/>pape : &amp; entendit dire de luy choses merueilleuses &amp; magnificques de sa facon<text:line-break/>d'entretenir tousiours grand court : &amp; que iamais on ne reffusoit (à quiconques<text:line-break/>alloit ou<text:s/>il estoit) à boyre ne à manger : pourueu qu'il le demandast quant l'abbé<text:line-break/>estoit à table. Laquelle chose oyant Primasse, deslibera (c(o2)me homme qui se de(-)<text:line-break/>lectoit de veoir h(o2)mes vertueux &amp; magnificques) de vouloir aller veoir la ma(-)<text:line-break/>gnificence de cest abbé : &amp; demanda combien il demouroit lors loing de Paris :<text:line-break/>A quoy luy fut respondu, que par aduenture à trois lieues de la en vng sien lieu :<text:line-break/>auquel Primasse feit son compte, s'il partoit bon matin de y estre sur l'heure de<text:line-break/>disner. S'estant doncques faict enseigner le chemin, ne trouuant aucun par for(-)<text:line-break/>tune qui y allast, craignant qu'il ne se fouruoyast, &amp; qu'il n'arriuast en lieu ou il<text:line-break/>ne trouuast si tost à disner : pensa en soymesmes (affin que cecy n'aduint, &amp; qu'il<text:line-break/>n'endurast point de fain) de porter trois pains : aduisant qu'il trouueroit de leaue<text:line-break/>par tout, combien qu'elle ne luy pleust gueres. Et ayant mis ses trois pains ded(a2)s<text:line-break/>son sein, print son chemin si droict qu'il arriua la ou estoit m(o2)sieur l'abbé, auant<text:line-break/>qu'il fust l'heure de disner. Et quant il fut entré ded(a2)s le logis s'en alla regardant<text:line-break/>par tout. Et ayant veu la grand multitude de tables dressées, &amp; le grand appareil<text:line-break/>de la cuysine, &amp; les autres choses apprestées pour le disner, il va dire en soymes(-)<text:line-break/>mes : Veritablement cestuy<text:s/>cy est aussi magnificque qu'on dit. Et demour(a2)t ainsi<text:line-break/>entour toutes ces choses, en attendant, le maistre d'hostel de l'abbé (par ce qu'il<text:line-break/>estoit heure de disner) comm(a2)da qu'on donnast de leaue à lauer, &amp; que chascun<text:line-break/>se meist à table. Et par fortune<text:s/>aduint que Primasse fut assis tout droict au deu(a2)t<text:line-break/>de l'huys de la chambre par ou l'abbé deuoit sortir pour venir disner en la salle.<text:line-break/>La coustume estoit en celle court, qu'on ne seruoit iamais aucune chose sur table<text:line-break/>que premierem(e2)t monsieur l'abbé ne<text:s/>fust venu pour s'asseoir. Ayant doncques<text:line-break/>le maistre d'hostel faict couurir, il feit dire à monsieur, que quant il luy plairoit le<text:line-break/>disner estoit prest. L'abbé feit ouurir sa ch(a2)bre pour venir en la salle, &amp; en ven(a2)t<text:line-break/>regarda deuant soy : &amp; par fortune<text:s/>le premier h(o2)me qu'il veit fut Primasse : le(q2)l<text:line-break/>estoit fort mal en ordre, &amp; qu'il ne congnoissoit point de veue. Et aussi tost qu'il<text:line-break/>eut veu il luy entra en la fantaisie vne mauuaise pensée, (q2) iamais n'en auoit eu de<text:line-break/><text:span text:style-name="pb">[Fueil.21]</text:span><text:line-break/>semblable : &amp;<text:s/>deit en soymesmes : Voyez à qui ie donne à menger mon bien : &amp;<text:line-break/>tourn(a2)t arriere c(o2)manda que la chambre fust fermée : puis demanda à ceulx qui<text:line-break/>estoient au pres de luy s'ilz congnoissoi(e2)t ce paillard qui estoit tout au deu(a2)t de<text:line-break/>l'huis de sa ch(a2)bre assis à table. Chascun resp(o2)dit que non. Primasse, lequel auoit<text:line-break/>fain de manger, c(o2)me celluy qui auoit trauaillé à cheminer, &amp; non accoustumé<text:line-break/>de tant ieusner, ayant aucunem(e2)t attendu, &amp; voyant que monsieur l'abbé neve(-)<text:line-break/>noit point, tira de son sein l'un de ses trois pains qu'il auoit apporté, &amp; comm(e2)ca<text:line-break/><text:soft-page-break/>à menger. L'abbé apres qu'il eut aucunement attendu, commenda à quelcun de<text:line-break/>ses seruiteurs qu'il regardast si cest homme estoit party. Le seruiteur respondit :<text:line-break/>Monsieur, non. Ains mange du pain qu'il semble qu'il ayt apporté quant &amp; luy.<text:line-break/>Deit lors l'abbé, Or mange du sien s'il en a, car du nostre ne m(a2)gera il meshuy.<text:line-break/>L'abbé eust voulu que Primasse de soymesmes s'en fust allé, par ce qu'il ne luy<text:line-break/>sembloit honneste de luy d(o2)ner congé. Primasse ayant mangé lun de ses pains,<text:line-break/>&amp; l'abbé ne venant point, c(o2)menca à manger le deuxiesme : ce que pareillement<text:line-break/>fut dit à l'abbé, qui auoit encor faict regarder s'il estoit party. A la fin ne venant<text:line-break/>encor l'abbé, Primasse ayant mangé le deuxiesme, commenca à manger le trois(-)<text:line-break/>iesme, ce qui fut encor rapporté à l'abbé : le(q2)l soudainem(e2)t en soymesmes com(-)<text:line-break/>menca à penser, &amp; dire : Ho ho, quelle nouueaulté m'est au iourdhuy entrée en<text:line-break/>l'entendement ? Quelle auarice ? Quel desdain ? Et par qui ? I'ay<text:s/>donné à manger<text:line-break/>le mien, il y a long temps, à quic(o2)ques en à voulu, sans iamais regarder s'il estoit<text:line-break/>gentil homme, ou villain, ou paoure, ou riche, ou marchant, ou pipeur. Et encor<text:line-break/>l'ay ie veu de mes yeulx maintesfois gecter à mal, ne iamais ne m'entra en l'en(-)<text:line-break/>tendement ce pencer qui m'est entré pour cestuy cy. Veritablement auarice ne<text:line-break/>me doit point auoir assailly pour homme de si petit affaire. Or il fault dire que<text:line-break/>cestuy cy, qui me semble vng pendart, doit estre quelque gr(a2)d cas, puis que ain(-)<text:line-break/>si m'est rentré en l'entendement de luy faire honneur. Et cecy dit, il voulut sca(-)<text:line-break/>uoir qui il estoit. Et ay(a2)t trouué (q2) c'estoit Primasse qui estoit venu lá pour veoir<text:line-break/>de sa magnificence, ce qu'il en auoit ouy dire : &amp; lequel l'abbé auoit par renom(-)<text:line-break/>mée long temps au parauant congneu pour scauant h(o2)me, il en eut grand hon(-)<text:line-break/>te : &amp; desirant d'en faire l'amende se parforca en plusieurs manieres de luy faire<text:line-break/>honneur : puis apres disner l'abbé feit honnorablement vestir Primasse comme<text:line-break/>il luy appartenoit. Et luy ayant donné argent &amp; cheual, le meist en son liberal<text:line-break/>arbitre de demourer chez luy, ou s'en aller quant il vouldroit. Dequoy Primasse<text:line-break/>tres content luy ayant rendu les plus grandes graces qu'il peut, s'en retourna à<text:line-break/>cheual à Paris, d'ou il estoit party à pied. Messire Can de la scalle qui estoit sei(-)<text:line-break/>gneur bien aduisé, ent(e2)dit inc(o2)tinent (sans aucune autre rem(o2)strance) ce (q2) vou(-)<text:line-break/>loit dire Bergamin : &amp; en soubzriant luy deit : Bergamin, tu as assez h(o2)nestem(e2)t<text:line-break/>monstré tes necessitez, ta vertu, &amp; mon auarice, &amp; aussi ce que tu desires auoir<text:line-break/>de moy. Et veritablement iamais plus, sinon maintenant, par toy ie ne fuz as(-)<text:line-break/>sailly d'auarice : mais ie la chasseray auec le mesmes baston (q2) tu as dict. Et ayant<text:line-break/>faict payer l'hoste, &amp;<text:s/>vestu tres noblement de l'une de ses robbes Bergamin, il<text:line-break/>luy donna argent, &amp; cheual : &amp; à son plaisir, pour celle fois, luy remeit d'aller, &amp;<text:line-break/>de demourer.</text:p>
      <text:h text:style-name="Titre2" text:outline-level="2"><text:span text:style-name="pb">[n. p.]</text:span><text:line-break/>(hedera) GVILLAVME BOVRSIER AVECQVES<text:line-break/><text:span text:style-name="T2349">certaines gratieuses parolles, picqua iusques au<text:s/></text:span><text:span text:style-name="T2350">vif l'auarice de me&lt;ATTcaractere&gt;ire Ermino</text:span><text:span text:style-name="T2351"><text:line-break/></text:span><text:span text:style-name="T2352">de Grimaldy.</text:span></text:h>
      <text:h text:style-name="P2353" text:outline-level="2">Nouuelle huictiesme.</text:h>
      <text:p text:style-name="P2354"><text:span text:style-name="T2355">M</text:span>A dame Laurette qui estoit assise apres Philostrate, quant elle<text:line-break/>eut ouy louer l'industrie de Bergamin, saichant qu'il luy con(-)<text:line-break/>uenoit dire quelque chose, sans attendre aucun c(o2)mandement<text:line-break/>commenca à parler ainsi plaisamment. La precedente nouuel(-)<text:line-break/>le (mes cheres compaignes) me induict à vouloir dire comme<text:line-break/>vng honneste h(o2)me courtisan picqua semblablement &amp; non<text:line-break/><text:soft-page-break/>sans fruict, la couuoitise d'un tresriche march(a2)t : laquelle<text:s/>nouuelle, encor que l'ef(-)<text:line-break/>fect d'icelle ressemble à celluy de la preced(e2)te, ne vous sera par adu(e2)ture moins<text:line-break/>agreable, considerant qu'il en aduint bien à la fin.</text:p>
      <text:p text:style-name="p">Il y assez long temps que à Gennes fut vng gentil homme nommé messire<text:line-break/>Ermino de Grimaldy, lequel selon ce que chascun croit, estoit le plus riche d'he(-)<text:line-break/>ritaiges, &amp; d'argent comptant, que aucun autre cytoien qu'on sceust en Italie. Et<text:line-break/>tout ainsi comme il passoit en richesses tout autre qui fust Itali(e2) : aussi surpassoit<text:line-break/>il en auarice &amp;<text:s/>misere tout autre auaricieux, &amp; miserable qui fust au monde : par<text:line-break/>ce que non seulement il tenoit sa bource estroicte à faire plaisir à autruy : mais<text:line-break/>aussi aux choses necessaires à sa propre personne. Il enduroit plusieurs necessitez<text:line-break/>à faulte de desp(e2)dre, contre la coustume generale des Geneuois qui ont de cou(-)<text:line-break/>stume d'estre bien vestuz, &amp; autant en faisoit du m(e2)ger, &amp; du boire. Au moyen<text:line-break/>dequoy le surnom de Grimaldy luy estoit à b(o2) droict descheu, &amp; osté, &amp; seule(-)<text:line-break/>ment estoit d'un chascun appellé messire Ermino l'auarice. Il aduint en ce mes(-)<text:line-break/>me temps que cestuy cy (ne despendant aucune chose, multiplioit ainsi son bi(e2))<text:line-break/>qu'il arriua à Gennes vng honneste gentil homme courtisan, fort bien parlant,<text:line-break/>nommé Guillaume Boursier, qui ne ressembloit<text:s/>point à ceulx qui sont au iour(-)<text:line-break/>dhuy en court : lesquelz (non sans grande honte des corr(o2)pues, &amp; vituperables<text:line-break/>meurs de ceulx qui veullent maintenant estre appellez &amp; reputez gentilz hom(-)<text:line-break/>mes, &amp; grans seigneurs, se doiuent plustost nommer asnes, nourriz en l'ordure,<text:line-break/>de toute la meschanceté de la villenaille du monde, que es cours. Et la ou au t(e2)ps<text:line-break/>passé leur exercice souloit estre de consommer leurs trauaulx à traicter paix, ou<text:line-break/>il y auoit entre gentilz hommes guerres, &amp; dissentions, ou à faire mariaiges, pa(-)<text:line-break/>rentez, &amp; amytiez : &amp; auec beaulx &amp; plaisans motz, recréer les esperitz des tra(-)<text:line-break/>uaillez, &amp; donner recreations aux courtz, &amp; auecques dures reprehensions re(-)<text:line-break/>prendre (comme peres) les faultes des meschans : &amp; tout cecy auecques recom(-)<text:line-break/>pence assez petite. Ceulx d'auiourdhuy se parforcent d'employer leur temps à<text:line-break/>rapporter mal, &amp; semer questions &amp; debatz entre l'un &amp; l'autre : dire mille mal(-)<text:line-break/>heurs, &amp; meschancetez : &amp;, qui pis est, les faire en la presence d'unchascun : repro(-)<text:line-break/>cher les iniures, hontes, &amp; meschancetez, vrayes, &amp; non vrayes, l'un à l'autre : &amp;<text:line-break/>auec faulses &amp; decepuables flateries, &amp; inuentions, faire faire aux gentilz hom(-)<text:line-break/>mes les choses villaines, &amp; meschantes. Et est celluy le plus aymé, &amp; plus honno(-)<text:line-break/>ré des seigneurs<text:s/>mal conditionnez, &amp; plus recomp(e2)cé de gr(a2)s presentz, qui plus<text:line-break/>d'abominables parolles scayt dire, ou qui en faict les actes : qui est vne grande<text:line-break/><text:span text:style-name="pb">[Fueil.22]</text:span><text:span text:style-name="pb"><text:line-break/></text:span>honte &amp; reprochable au monde de maintenant : &amp; argument assez euident que<text:line-break/>les vertuz qui<text:s/>sont parties de ca bas ont habandonne (en la fange des vices) les<text:line-break/>miserables viuans, Mais pour retourner à ce que i'auois commence (dont par iu(-)<text:line-break/>ste courroux ie me suis vng peu plus desuoye que ie ne pensois) ie dy que le des(-)<text:line-break/>susdict Guillaume boursier fut voulontiers veu &amp; beaucoup honnoré de tous<text:line-break/>les gentilz hommes de Gennes, lequel ayant demouré aucuns iours en la ville<text:line-break/>&amp; ayant ouy compter plusieurs choses de la misere &amp; auarice de messire Ermi(-)<text:line-break/>no, il luy print voulonte de le veoir. Messire Ermino auoit desia ouy dire que ce<text:line-break/>messire Guillaume boursier estoit honneste homme, &amp; combien qu'il fust aua(-)<text:line-break/>re comme dessus est dict, il auoit encor en soy quelque petite sintille de nobles(-)<text:line-break/>se : tellement qu'il le receut auec parolles amyables &amp; auec bon visaige : &amp; entra<text:line-break/>auec luy en plusieurs &amp; diuers propos : &amp; en deuisant le mena auec certains au(-)<text:line-break/>tres Geneuois qui estoient auec luy en vne sienne maison neufue qu'il auoit na(-)<text:line-break/>gueres faict faire fort belle : la ou (apres qu'il la luy eut toute monstrée) luy deit.<text:line-break/>He messire Guillaume vous qui auez veu &amp; ouy plusieurs choses, me scauriez<text:line-break/><text:soft-page-break/>vous enseigner quelque chose que iamais plus n'eust esté veue, laquelle ie peusse<text:line-break/>faire paindre en la salle de ceste mienne maison. A qui messire Guillaume oyant<text:line-break/>sa<text:s/>demande assez sotte respondit, Monsieur ie ne vous scaurois enseigner chose<text:line-break/>qui iamais n'eust este veue si ce n'estoient, esternuemens, ou choses semblables à<text:line-break/>eulx. Mais s'il vous plaist ie vous en enseigneray bien vne que vous ne veistes à<text:line-break/>mon aduis iamais. Messire Ermino luy dit, He ie vous prie dictes moy que cest<text:line-break/>(non esperant qu'il luy d'eust faire la resp(o2)ce qui luy feit) Auquel messire Guil(-)<text:line-break/>laume promptement deit. Faictes y paindre la courtoyse liberalité. Quant mes(-)<text:line-break/>sire Ermino ouyt ceste parolle vne telle honte le print si soudainement qu'elle<text:line-break/>eut force de luy faire changer de complexion, quasi toute contraire à celle qu'il<text:line-break/>auoit eue iusques à lhors : Et deit messire Guillaume, ie la feray paindre ceans de<text:line-break/>sorte que iamais plus ne vous ne autre ne me pourra raisonnablement dire que<text:line-break/>ie ne laye veue &amp; congneue. Et de celle heure en auant la parolle dicte par mes(-)<text:line-break/>sire Guillaume, fut de si grant vertu qu'il deuint le plus liberal &amp; le plus gracieux<text:line-break/>gentilhomme qui fust de son temps à Gennes,<text:s/>&amp; qui plus honnora les estran(-)<text:line-break/>giers &amp; les citoyens.</text:p>
      <text:h text:style-name="Titre2" text:outline-level="2"><text:span text:style-name="pb">[n. p.]</text:span><text:span text:style-name="pb"><text:line-break/></text:span>(hedera) LE ROY DE CHIPRE FVT PICQVE' DE<text:line-break/><text:span text:style-name="T2356">parolle iusques au uif par une gentil femme de Gascoigne, dont il deuint de ui(-)</text:span><text:span text:style-name="T2357"><text:line-break/></text:span><text:span text:style-name="T2358">cieux uertueux.</text:span></text:h>
      <text:h text:style-name="P2359" text:outline-level="2">Nouuelle neufiesme.</text:h>
      <text:p text:style-name="P2360"><text:span text:style-name="T2361">L</text:span>E dernier commandement de la Royne restoit à faire à ma da(-)<text:line-break/>me Elise, laquelle sans l'attendre toute ioyeuse commenca. Mes<text:line-break/>ieunes dames plusieurs fois a lon veu aduenir que ce que diuer(-)<text:line-break/>ses reprehencions &amp; plusieurs peines d(o2)nées à aucun n'ont peu<text:line-break/>prouffiter en luy vne parolle dicte à laduenture, &amp; non de pro(-)<text:line-break/>pos deliberé, la faict souuentesfois : ce que assez bien appert par<text:line-break/>la nouuelle qu'a compté ma dame Laurette : &amp; moy encor auec vne autre bien<text:line-break/>briefue, l'entendz le vous demonstrer. Parquoy comme ainsi soit que les bonnes<text:line-break/>parolles peuuent tousiours ayder, on les doit recueillir ententiuement qui quen<text:line-break/>soit le diseur.</text:p>
      <text:p text:style-name="p">Ie dy doncques qu'au temps du premier Roy de Chipre, apres la conqueste<text:line-break/>que feit, de la terre saincte, Godeffroy de billon aduint que vne gentil femme<text:line-break/>de<text:s/>Gascoigne sen alla en pelerinaige visiter le sainct sepulchre en Hierusalem,<text:line-break/>&amp; en retournant arriua en Chipre : la ou elle fut villainement oultraigée par cer(-)<text:line-break/>tains meschans paillardz : dont elle sans aucune consolation se plaignant, pensa<text:line-break/>de sen aller<text:s/>plaindre au Roy du pays : Mais quelcun luy deit quelle perdroit son<text:line-break/>temps : par ce qu'il estoit si pusilanime : &amp; valoit si peu, que non seulement il ne<text:line-break/>vengeoit auecques iustice, les faultes faictes à autruy, mais souffroit vituperable(-)<text:line-break/>ment celles qu'on luy faisoit : tellement que quiconques auoit quelque courroux<text:line-break/>contre luy, il estoit bien aysé d'en descharger son cueur, en luy faisant aucune<text:line-break/>honte ou deshonneur : laquelle chose oyant la dame desesperée de la vengence<text:line-break/>ou d'aucune consolation de son ennuy, delibera de vouloir picquer la malheu(-)<text:line-break/>reté dudict Roy, &amp; sen estant allée plorant deuant luy, deit ainsi. Monseigneur<text:line-break/>ie ne viens point en ta presence pour esperance que i'aye d'estre vengée par toy<text:line-break/>de l'iniure qui ma esté faicte, mais pour satiffacti(o2) d'icelle ie te prie que tu m'en(-)<text:line-break/>seignes comme tu seuffres celles qu'on ma dict qui te sont faictes : Affin qu'en a(-)<text:line-break/>prenant de toy ie puisse patiemment comporter la mienne, laquelle (comme<text:line-break/><text:soft-page-break/>dieu scait) ie te donnerois voulontiers si ie pouuois,<text:s/>puis que tu les scais si bien<text:line-break/>endurer. Le Roy qui iusques à lors auoit demouré lent &amp; paresseux, quasi com(-)<text:line-break/>me s'il se fust esueillé de dormir, commencant par l'iniure faicte à ceste dame (la(-)<text:line-break/>quelle il vengea aigrement) deuint de la en auant tresrigoureux iusticier de cha(-)<text:line-break/>scun qui contre lhonneur de sa couronne commettoit aucune chose.</text:p>
      <text:h text:style-name="Titre2" text:outline-level="2"><text:span text:style-name="pb">[Fueil.23]</text:span><text:span text:style-name="pb"><text:line-break/></text:span>(hedera) MAISTRE ALBERT DE BOLOIGNE<text:line-break/><text:span text:style-name="T2362">feit rougir honnestement une dame qui le uouloit faire rougir pour luy dire</text:span><text:span text:style-name="T2363"><text:line-break/></text:span><text:span text:style-name="T2364">qu'il faisoit lamoureux d'elle.</text:span></text:h>
      <text:h text:style-name="P2365" text:outline-level="2">Nouuelle dixiesme.</text:h>
      <text:p text:style-name="P2366"><text:span text:style-name="T2367">L</text:span>A derniere charge &amp; peine de compter des nouuelles, restoit à<text:line-break/>la Royne apres que ma dame Elise se fut teue, laquelle honne(-)<text:line-break/>stement commenca à parler &amp; deit. Honnestes ieunes dames<text:line-break/>tout ainsi comme les estoilles quant laër est serain sont<text:s/>l'orne(-)<text:line-break/>ment &amp; beauté du ciel, &amp; les fleurs tant que le printemps dure<text:line-break/>embelissent les prez, tout ainsi les gracieux motz &amp; plaisantes<text:line-break/>rencontres entre les louables passetemps &amp; plaisans deuiz sont l'acoustrement<text:line-break/>de toute personne, lesquelz plaisans motz<text:s/>par ce qu'ilz sont briefz &amp; courtz sont<text:line-break/>trop mieulx aduenans aux femmes que aux h(o2)mes, d'autant que le parler beau(-)<text:line-break/>coup &amp; longuement (quant il se peult faire sans cela) est plus mal seant aux fem(-)<text:line-break/>mes que aux hommes. Bien que auiourdhuy il nous soit peu ou point demeuré<text:line-break/>de femme qui entende quelque bon mot quant on le dit : ou si bien elle (par for(-)<text:line-break/>tune) lentend, qui y sache respondre : qui est honte generale à nous &amp; à toutes<text:line-break/>celles qui viuent, par ce que les modernes ont conuerty la vertu qui<text:s/>fut iadis en<text:line-break/>celles qui ont esté deuant nous en habillemens du corps, &amp; celle la qui plus se<text:line-break/>voit sur son doz d'abillemens plus dorez, plains de broderies, &amp; decouppez, elle<text:line-break/>pense bien deuoir estre quelque chose dauentaige, &amp; plus que les autres honno(-)<text:line-break/>rée &amp; prisée. Ne pensant point que qui en chargeroit le doz d'ung asne ou qui<text:line-break/>len vestiroit il en porteroit trop plus que piece d'elles, &amp; si ne meriteroit point<text:line-break/>portant plus d'honneur que vng asne. I'ay honte de le dire : par ce que ie ne puis<text:line-break/>dire chose contre les autres, que ie ne parle contre moy. Celles lá qui sont ainsi<text:line-break/>brodées, ainsi painctes, &amp; ainsi dorées, ou elles sont comme statues de marbre<text:line-break/>muettes &amp; insensibles : ou si par fortune elles respondent quant on leur deman(-)<text:line-break/>de quelque chose, il seroit beaucoup meilleur quelles se feussent teues : &amp; veull(e2)t<text:line-break/>faire acroire que ne scauoir deuiser entre les femmes &amp; les honnestes hommes<text:line-break/>vient de simplicité &amp; purité de cueur : Et ont mis à leur tresgrande sottise nom<text:line-break/>d'honnesteté comme s'il n'estoit point d'h(o2)neste femme, sinon celle qui deuise<text:line-break/>auec sa chambriere, ou auec la lauandiere, ou la boulengiere, chose que si la na(-)<text:line-break/>ture eust voulu (comme elles se font acroire) elle leur eust limitte par autre moy(-)<text:line-break/>en, le caqueter, il est vray que tout ainsi qu'on doit faire es autres choses, on doit<text:line-break/>en ceste cy aussi regarder le temps, le lieu, &amp; auec qui lon parle. Par ce qu'il ad(-)<text:line-break/>uient telle fois que aucun homme ou femme pensant auec quelque mot de gau<text:line-break/>disserie faire rougir autruy, non ayant bien mesuré ses forces auec celles de la<text:line-break/>personne qu'on veult faire rougir, celle rougeur qu'il à pensé faire monter au vi(-)<text:line-break/>saige d'autruy, il à senty estre descendue au sien. A ceste cause affin que vous<text:line-break/>vous en saichez garder, &amp; que pour vous ne se puisse entendre le prouerbe<text:line-break/>qu'on dit communement par tout, cestassauoir que les femmes en toutes choses<text:line-break/>choysisent tousiours le pire. Ie veulx que la derniere nouuelle d'auiourdhuy qui<text:line-break/><text:soft-page-break/>vient à moy à dire vous en rende saiges, affin que ainsi comme par gentillesse<text:line-break/><text:span text:style-name="pb">[n. p.]</text:span><text:span text:style-name="pb"><text:line-break/></text:span>desprit, vous estes diuisées des autres, ainsi encores par excellence de bonnes<text:line-break/>meurs vous vous monstriez separées des autres.</text:p>
      <text:p text:style-name="p">Il nya pas encor beaucoup d'ans passez qu'il y eut à Boloigne vng tresgrant<text:line-break/>medecin, &amp;<text:s/>renommé quasi par tout le monde, nomme maistre Albert, lequel<text:line-break/>estant desia vieulx d'enuiron soixante dix ans, la gentillesse de son esprit fut<text:line-break/>si grande, que encor que naturelle chaleur fust partie de son corps, si ne desdai(-)<text:line-break/>gna il receuoir les amoureuses flammes, ayant veu à vne feste vne tresbelle<text:line-break/>femme vefue nommée comme aucuns dient, ma dame Marguerite de ghiso(-)<text:line-break/>lieri : laquelle luy pleut si fort qu'il se la fourra en lentendement ne plus ne<text:line-break/>moins que s'il eut esté vng ieune garson, &amp; tellement qu'il ne luy sembloit re(-)<text:line-break/>poser à son ayse la nuyct, dont le iour precedent il n'auoit veu le beau &amp; gra(-)<text:line-break/>cieux visaige de la belle dame, au moyen dequoy il continuoit de passer au(-)<text:line-break/>cunesfois à pied, &amp; aucunesfois à cheual comme mieulx il luy venoit à<text:s/>propos<text:line-break/>deuant son logis : qui fut cause qu'elle &amp; plusieurs autres dames s'apperceurent<text:line-break/>de l'occasion de son passer &amp; repasser. Et plusieursfois se gaudirent ensemble,<text:line-break/>de veoir amoureux vng homme si vieux daage &amp; de sens : croyans quasi que<text:line-break/>ceste tresplaisante passion d'amour ne se d'eust fourrer &amp; demourer sinon es<text:line-break/>sotz entendemens de ieunes gens &amp; non ailleurs. Parquoy continuant tousiours<text:line-break/>maistre Albert de passer &amp; repasser deuant le logis de ceste dame, aduint vng<text:line-break/>iour de feste qu'elle estant assize auec plusieurs autres dames deuant sa porte,<text:line-break/>&amp; voyant venir de loing maistre Albert vers elles, elles toutes se deliberent<text:line-break/>de le receuoir &amp; de luy faire honneur, &amp; puis apres le gaudir de son amour.<text:line-break/>Et ainsi le feirent, par ce que s'estans toutes leuées &amp; l'ayant inuité, le meirent<text:line-break/>en vne court bien fresche, la ou elles feirent apporter vins excellens &amp; confitu(-)<text:line-break/>res tresbonnes, &amp; à la fin auecques plusieurs parolles plaisantes &amp; gracieuses<text:line-break/>luy demanderent comme il estoit possible qu'il fust amoureux de ceste<text:s/>belle<text:line-break/>dame, veu que plusieurs beaulx &amp; gracieux ieunes hommes l'aymoient. Mai(-)<text:line-break/>stre Albert se voyant picqué &amp; gaudy, respondit assez honnestement auec vng<text:line-break/>visaige riant. Ma dame, ce ne doit estre merueilles à quiconques est saige que ie<text:line-break/>soye amoureux :<text:s/>&amp; mesmes de vous : parce que vous le valez : Et encor que na(-)<text:line-break/>turellement les forces qui appartiennent aux exercices d'amour soient ostées<text:line-break/>aux vieilles gens, la bonne voulente pour celá ne leur est ostée : ne le iugement<text:line-break/>de congnoistre ce qui doit estre<text:s/>aymé. Mais d'autant qu'ilz ont plus de con(-)<text:line-break/>gnoissance que les ieunes, tant plus par nature le congnoissent ilz. Lesperance<text:line-break/>qui me meut que moy vieillart vous ayme qui estes aymée de plusieurs ieunes<text:line-break/>gens, est ceste cy. Ie me suis trouué plusieursfois en<text:s/>des lieux ou i'ay veu les da(-)<text:line-break/>mes faisans collation apres disner, menger le plus souuent des luppins &amp; des por<text:line-break/>reaulx. Et comme ainsi soit qu'il ny ait riens de bon au porreau, toutesfois la<text:line-break/>teste d'icelluy est le moins mauuais, &amp; plus plaisant à la bouche : duquel por(-)<text:line-break/>reau vous autres generalement (conduictes d'appetit desraisonnable) tenez la<text:line-break/>teste en la main &amp; maschez les fueilles : lesquelles non seulement ne sont bonnes<text:line-break/>à aucune chose, mais sont de mauuaise saueur. Et que scay ie ma dame si à choi(-)<text:line-break/>sir des amys vous vouldriez point faire le semblable ? Car si ainsi vous le faisiez<text:line-break/><text:span text:style-name="pb">[Fueil.24]</text:span><text:span text:style-name="pb"><text:line-break/></text:span>ie serois sans faulte celluy qui serois choysi de vous : Et tous les autres seroient<text:line-break/>chassez. La gentil femme deuenue auecques les autres aucunem(e2)t<text:s/>h(o2)teuse deit,<text:line-break/>Maistre Albert vous nous auez bien &amp; courtoysement chastiées de nostre pre(-)<text:line-break/>sumptueuse entreprinse : Toutesfois i'estime &amp; ay agreable vostre amytié com(-)<text:line-break/><text:soft-page-break/>me ie doibz auoir celle d'ung saige &amp; honneste homme : Et par ainsi mon hon(-)<text:line-break/>neur saulue commandez assurement voz bons plaisirs comme à chose qui est<text:line-break/>vostre. Maistre Albert se leua remerciant la dame, &amp; auecques grandes risees<text:line-break/>ayant prins congé de la compaignie sen partit ainsi, la dame ne regardant qui<text:line-break/>elle gaudissoit, cuydant vaincre elle fut vaincue : dequoy vous autres vous gar(-)<text:line-break/>derez si vous estes saiges.</text:p>
      <text:p text:style-name="p">Le soleil declinoit desia sur le tard &amp; le chault estoit fort diminué quant les<text:line-break/>nouuelles des sept belles dames, &amp; trois ieunes hommes se trouuerent acheuées :<text:line-break/>Parquoy leur Royne deit plaisamment, Desormais mes cheres compaignes ne<text:line-break/>reste plus à faire aucune chose en mon gouuernem(e2)t pour la presente iournée,<text:line-break/>sinon de vous donner nouuelle Royne : laquelle de ce qui reste à faire dispose<text:line-break/>selon son iugement sa vie &amp; la nostre à<text:s/>honneste plaisir. Et combien que le iour<text:line-break/>doyue durer iusques à la nuyct, par ce qui ne prend quelque temps deuant<text:line-break/>il semble qu'on ne puisse bien pourueoir pour laduenir. Et affin aussi que ce que<text:line-break/>la nouuelle Royne deliberera estre necessaire pour demain matin se puisse pre(-)<text:line-break/>parer, ie suis bien d'opinion qu'a ceste mesme heure les suyuantes iournées se<text:line-break/>doyuent commencer, &amp; par ainsi en reuerance de celluy par qui toutes les cho<text:line-break/>ses viuent, &amp; à la consolation de nous pour ceste seconde iournée ma dame Phi<text:line-break/>lomene tressaige ieune dame gouuernera comme Royne nostre royaume. Et<text:line-break/>cecy deit s'estant leuée de bout se osta la cour(o2)ne de laurier de dessus sa teste, &amp;<text:line-break/>reueremment la meit sur celle de ma dame Philomene, puis la salua la premiere<text:line-break/>&amp; toutes les autres<text:s/>apres. Pareillem(e2)t les hommes luy feirent la reuerance com(-)<text:line-break/>me à leur Royne &amp; se offrirent gracieusement d'obeir à ses commandementz.<text:line-break/>Ma dame Philomene deuenue vng peu rouge de honte, se voyant couronnée<text:line-break/>du Royaume, &amp; se souuenant des parolles nagueres dictes par ma dame Pam(-)<text:line-break/>pinée, affin qu'elle ne ressemblast, sotte reprint cueur, &amp; conferma premierem(e2)t<text:line-break/>tous les offices donnez par ladicte Pampinée puis ordonna ce que pour le len(-)<text:line-break/>demain matin, &amp; pour le prochain soupper se debuoit faire demourant encor<text:line-break/>la ou ilz estoient, &amp; apres commenca ainsi à parler.</text:p>
      <text:p text:style-name="p">Mes cheres compaignes c(o2)bien que ma dame Pampinée par la sienne cour(-)<text:line-break/>toysie plus que par ma vertu m'ayt faicte Royne de vous autres, ie ne suis pour(-)<text:line-break/>tant deliberée de deuoir pour la forme de nostre viure suyure mon iugement<text:line-break/>seulement : mais auec le mien le vostre ensemblem(e2)t : &amp; affin que vous congnois(-)<text:line-break/>siez ce qu'il me semble de faire, &amp; par consequent vous y puissiez adiouster ou<text:line-break/>diminuer à vostre plaisir, ie le vous veulx faire<text:s/>entendre en peu de parolles, si i'ay<text:line-break/>bien auiourdhuy aduisé aux facons de faire qua tenu ma dame Pampinée il me<text:line-break/>semble les auoir congneu louables &amp; plaisantes, &amp; par ainsi iusques ad ce que<text:line-break/>par trop grande continuation ou pour autre occasion elles soient deuenues en(-)<text:line-break/>nuyeuses, ie suis d'opinion de ne les changer point. Ayant d'oncques donne or(-)<text:line-break/>dre à ce que nous auons desia commencé à faire, nous nous leuer(o2)s d'icy &amp; nous<text:line-break/>en irons vng peu à lesbat : &amp; quant le soleil se vouldra coucher nous soupperons<text:line-break/><text:span text:style-name="pb">[n. p.]</text:span><text:span text:style-name="pb"><text:line-break/></text:span>à la frescheur : Et apres quelques chansonnettes, &amp; autre passetemps, ce sera bien<text:line-break/>faict de nous en aller dormir : Au matin à la frescheur nous nous leuer(o2)s, &amp; nous<text:line-break/>en irons semblablement à lesbat en quelque lieu, comme à chascun viendra<text:s/>plus<text:line-break/>à gré de faire : Et ainsi comme auiourdhuy nous auons faict, ainsi à lheure con(-)<text:line-break/>uenable nous viendrons disner : apres nous dancerons : Et quant nous nous se(-)<text:line-break/>rons leuées de dormir nous reuiendrons icy comme nous auons faict auiour(-)<text:line-break/>dhuy pour continuer nostre passetemps encommencé de compter des nouuel(-)<text:line-break/>les : auquel consiste (comme il me semble) grand plaisir, &amp; pareillement vtilité. Il<text:line-break/><text:soft-page-break/>est vray que ce que ma dame Pampinée ne peut faire pour auoir esté tard esle(-)<text:line-break/>ué au gouuernement, ie le veulx commencer à faire : cestassauoir restraindre à<text:line-break/>quelque matiere ce dequoy nous deurons deuiser, &amp; le vous faire entendre de(-)<text:line-break/>uant : Affin que chascun aye loysir de pouuoir pencer à quelque belle nouuelle<text:line-break/>sur le propos qui sera donné, lequel s'il vous<text:s/>vient à plaisir sera cestuy cy, Que c(o2)<text:line-break/>me ainsi soit que depuis le commencement du monde les hommes ayent esté<text:line-break/>conduitz de la fortune par diuers cas &amp; accidens, &amp; seront iusques à la fin, cha(-)<text:line-break/>scun doyue sur cecy compter sa nouuelle de quelcun qui par<text:s/>diuers accidens de<text:line-break/>la fortune en soit sorty à hureuse fin oultre son esperance. Les dames, &amp; pareille(-)<text:line-break/>ment les hommes louerent cest ordre : &amp; promirent de l'ensuyure fors seulem(e2)t<text:line-break/>Dioneo, lequel apres que chascun se fut teu deit. Ma dame ie dy comme<text:s/>tous ces<text:line-break/>autres ont dict que l'ordre que vous auez donné est tresplaisant &amp; digne d'estre<text:line-break/>grandement loué : mais ie vous requiers de grace specialle vng don que ie veulx<text:line-break/>m'estre confermé tant que nostre compaignie durera : lequel est cestuy cy que ie<text:line-break/>ne soye point cointrainct à ceste loy de deuoir dire ma nouuelle suyuant le pro(-)<text:line-break/>pos qui aura esté donné si bon ne me semble : mais puisse dire celle qui plus me<text:line-break/>plaira. Et affin qu'on ne pense que ie demande ceste grace comme homme qui<text:line-break/>na point de nouuelles<text:s/>en main, desmaintenant ie suis content destre tousiours<text:line-break/>le dernier qui dira sa nouuelle. La Royne qui le congnoissoit homme recreatif<text:line-break/>&amp; de plaisir, se va tresbien aduiser que cestuy cy ne le demandoit sinon affin<text:line-break/>que si la compaignie estoit lasse ou faschée de faire des comptes de la recréer a<text:line-break/>uec quelque nouuelle pour rire. Parquoy voulentiers du consentement des au(-)<text:line-break/>tres luy octroya ceste grace, &amp; s'estans lors tous leuez s'en allerent tout bellem(e2)t<text:line-break/>parmy les pierres viues &amp; herbes vertes vers ung ruisseau deau tresclaire qui de(-)<text:line-break/>scendoit d'une petite montaigne en vne vallée vmbragée de plusieurs arbres :<text:line-break/>Et lá toutes deschaussées &amp; les braz nudz cheminans par leau commencerent à<text:line-break/>prendre diuers plaisirs &amp; soulas entre elles mesmes : Puis saprochant<text:s/>lheure du<text:line-break/>soupper sen retournerent vers le palais &amp; soupperent auec grant plaisir. Et apres<text:line-break/>soupper ayans faict apporter les instrumens, la Royne commanda qu'on print<text:line-break/>vne dance, &amp; que la men(a2)t ma dame Laurette, Emilie chantast vne ch(a2)son, auec<text:line-break/>l'ayde du luz de Dioneo : Auquel commandement Laurette print incontinent<text:line-break/>vne dance &amp; la mena chantant Emilie amoureusement la chanson qui sensuyt.</text:p>
      <text:p text:style-name="l"><text:span text:style-name="pb">[Fueil.25]</text:span><text:span text:style-name="pb"><text:line-break/></text:span>En ma beaulté ie prens tant de plaisir</text:p>
      <text:p text:style-name="l">Que d'autre amour iamais</text:p>
      <text:p text:style-name="l">N'essayeray : ny nen auray desir.</text:p>
      <text:p text:style-name="l"/>
      <text:p text:style-name="l">En elle voy, quant bien ie me regarde</text:p>
      <text:p text:style-name="l">Le bien qui rend content l'entendement :</text:p>
      <text:p text:style-name="l">Nul cas nouueau ou vieil penser na garde</text:p>
      <text:p text:style-name="l">De me priuer d'ung tel contentement</text:p>
      <text:p text:style-name="l">Quel obiect donq ? ne quel lieu ? ne comment</text:p>
      <text:p text:style-name="l">Puis ie trouuer iamais</text:p>
      <text:p text:style-name="l">Qui me saisist d'autre nouuel<text:s/>desir ?</text:p>
      <text:p text:style-name="l"/>
      <text:p text:style-name="l">Si ne fuyt point, ce bien que vueil choisir</text:p>
      <text:p text:style-name="l">Pour le reuoir, &amp; pour me consoler :</text:p>
      <text:p text:style-name="l">Ains se presente à mon gré &amp; plaisir</text:p>
      <text:p text:style-name="l">Si souef &amp; doulx à sentir, qu'ung parler</text:p>
      <text:p text:style-name="l">Ne le peult dire, ou penser reueler</text:p>
      <text:soft-page-break/>
      <text:p text:style-name="l">D'aucun mortel iamais</text:p>
      <text:p text:style-name="l">Qui ne brustast de semblable desir.</text:p>
      <text:p text:style-name="l"/>
      <text:p text:style-name="l">Et moy qui ars &amp; busle chascune heure</text:p>
      <text:p text:style-name="l">Quant plus les yeulx vers luy fichez i'ay mis</text:p>
      <text:p text:style-name="l">Me donne toute à luy : &amp; la demeure</text:p>
      <text:p text:style-name="l">Goustant desia de ce qu'il ma promis</text:p>
      <text:p text:style-name="l">Ioye plusgrande esperant entre amys</text:p>
      <text:p text:style-name="l">Tellement que iamais</text:p>
      <text:p text:style-name="l">On ne sentit vng semblable desir.</text:p>
      <text:p text:style-name="p"/>
      <text:p text:style-name="p">Ceste chansonnette acheuée à laquelle ilz auoient tous ioyeusement respon(-)<text:line-break/>du, encores qu'il en y eust qui pensoient bien fort aux parolles d'icelle, &amp; apres<text:line-break/>quelques autres danses finies estant ia passée vne partie de la nuyct courte, il<text:line-break/>pleut à la Royne de mettre fin à la premiere iournée, &amp; faisant allumer les flam(-)<text:line-break/>beaulx elle commanda que chascun s'allast reposer iusques au lendemain ma(-)<text:line-break/>tin, ce qu'ilz feirent &amp; se retirerent en leurs chambres.</text:p>
      <text:h text:style-name="Titre1" text:outline-level="1"><text:span text:style-name="pb">[n. p.]</text:span><text:span text:style-name="pb"><text:line-break/></text:span>(hedera) LA DEVXIESME IOVRNÉE DV<text:line-break/><text:span text:style-name="T2368">Decam</text:span><text:span text:style-name="T2369">eron, en laquelle l'on deuise soubz le gouuernement</text:span><text:span text:style-name="T2370"><text:line-break/></text:span><text:span text:style-name="T2371">de ma dame Philomene, de ceulx ou celles qui par</text:span><text:span text:style-name="T2372"><text:line-break/></text:span><text:span text:style-name="T2373">diuers accidens ont esté molestez de la for(-)</text:span><text:span text:style-name="T2374"><text:line-break/></text:span><text:span text:style-name="T2375">tune, &amp; apres en sont eschappez</text:span><text:span text:style-name="T2376"><text:line-break/></text:span><text:span text:style-name="T2377">(oultre toute leur esperan(-)</text:span><text:span text:style-name="T2378"><text:line-break/></text:span><text:span text:style-name="T2379">ce) auec heureuse fin.</text:span></text:h>
      <text:p text:style-name="P2380"><text:span text:style-name="T2381">L</text:span>E soleil auoit desia renouuellé le iour par tout auecques sa<text:line-break/>lumiere : &amp; les oyseaulx chantans tresplaisamment dessus<text:line-break/>les vertes branches en rendoient tesmoingnage aux oreil(-)<text:line-break/>les des escoutantz, quand toutes les dames, &amp; pareillement<text:line-break/>les trois gentilz hommes (apres qu'ilz furent leuez) entre(-)<text:line-break/>rent es iardins &amp; allerent par assez long espace de temps<text:line-break/>se recreans &amp; marchans à petit pas sur lherbe menue, fai(-)<text:line-break/>sans ca &amp; la chappeletz, &amp; bouquetz de fleurs. Et tout ain(-)<text:line-break/>si qu'ilz auoient faict le iour precedent, aussi feirent<text:s/>ilz cestuy cy, car quant ilz<text:line-break/>eurent disné d'assez bon matin à la frescheur, ilz dancerent quelque dance, puis<text:line-break/>sen allerent reposer, &amp; apres qu'ilz furent esueillez ilz se asseirent (comme il<text:line-break/>pleut à leur Royne) autour d'elle sur le preau fraiz, &amp; lors elle qui estoit belle &amp;<text:line-break/>moult plaisante à regarder, se voyant couronnée de la couronne de Laurier, &amp;<text:line-break/>ayant regardé toute sa compaignie au visaige, commanda à ma dame Neiphi(-)<text:line-break/>le quelle donnast commencement aux nouuelles qui se deuoient dire, laquelle<text:line-break/>sans faire aucune excuse commenca ioyeusement à parler ainsi.</text:p>
      <text:p text:style-name="p"><text:span text:style-name="pb">[Fueil.26]</text:span><text:span text:style-name="pb"><text:line-break/></text:span>&lt;ATTimage&gt;</text:p>
      <text:soft-page-break/>
      <text:h text:style-name="Titre2" text:outline-level="2">(hedera) Martellin faignant d'estre per(-)<text:line-break/>CLVX DE SES MEMBRES SE FEIT POR(-)<text:line-break/><text:span text:style-name="T2382">ter sur le corps de sainct Arrigne : ou il feit semblant de recouurer santé. Et</text:span><text:span text:style-name="T2383"><text:line-break/></text:span><text:span text:style-name="T2384">quant sa tromperie fut de</text:span><text:span text:style-name="T2385">scouuerte, il fut bien battu, puis prins prisonnier &amp;</text:span><text:span text:style-name="T2386"><text:line-break/></text:span><text:span text:style-name="T2387">en grant danger d'estre pendu &amp; estrangle par la gorge, dont en fin il eschappa.</text:span></text:h>
      <text:h text:style-name="P2388" text:outline-level="2">Nouuelle premiere.</text:h>
      <text:p text:style-name="P2389"><text:span text:style-name="T2390">I</text:span>L est aduenu plusieursfois (mes cheres dames) que ce(-)<text:line-break/>luy qui cest parforcé de gaudir &amp; se mocquer<text:s/>dautruy<text:line-break/>(&amp; mesmement des choses qu'on doit reuerer) cest<text:line-break/>trouué quelque fois gaudy soymesmes auecques ses<text:line-break/>mocqueries, &amp; qui plus est auecques son dommaige.<text:line-break/>Ainsi que i'entends vous faire congnoistre par vne<text:line-break/>nouuelle que ie veulx compter, obeissant au comman(-)<text:line-break/>dement de nostre royne, &amp; suyuant le subiect quelle<text:line-break/>nous à donne. Par laquelle nouuelle vous entendrez<text:line-break/>premierement ce qu'il aduint par grant malheur à l'ung de noz citoyens : Et<text:line-break/>apres comment (oultre toute esperance) il en eschappa assez heureusement.</text:p>
      <text:p text:style-name="p">Il nya pas encor long temps qu'il y eut à Treuys vng alemant nommé Arri(-)<text:line-break/>gne : lequel estant paoure homme seruoit de porte faix pour de largent qui len<text:line-break/>requeroit : Et neantmoins auec sa paoureté il estoit reputé d'ung chascun de tres<text:line-break/>bonne &amp; saincte vie : pour laquelle chose (vraye ou non quelle fust) il aduint<text:line-break/>quant il mourut (aumoins ainsi que les Treuisans l'afferment) que à lheure de<text:line-break/><text:span text:style-name="pb">[n. p.]</text:span><text:span text:style-name="pb"><text:line-break/></text:span>son trespas toutes les cloches de la grande eglise de Treuys sans estre tirées de per<text:line-break/>sonne comm(e2)cerent à sonner. Ce que estant reputé pour miracle, tout le monde<text:line-break/>disoit que cestuy Arrigne auoit esté &amp; estoit sainct, aumoyen dequoy tout le<text:line-break/>peuple de la ville courut à la maison ou son corps gisoit : Et le porterent comme<text:line-break/>vng corps sainct en la grande eglise ou lon amenoit les boyteux, impotens, &amp; a(-)<text:line-break/>ueugles, &amp; tout autre malade de quelque maladie que ce fust, tout ainsi comme si<text:line-break/>chascun d'eust recouurer santé pour auoir seulement touché ce benoist corps.<text:line-break/>Or aduint que en si grande multitude de peuple qui de toutes pars venoit à<text:line-break/>Treuys, trois noz citoyens y arriuerent, l'ung nommé Stechy, lautre Martellin,<text:line-break/>&amp; le troisiesme Marquis tous hommes qui en frequentantz les courtz des sei(-)<text:line-break/>gneurs leur donnoient du passetemps en se contrefaisant, &amp; contrefaisantz<text:s/>vng<text:line-break/>chascun. Ceulx cy doncques n'ayans iamais esté à Treuys voyans courir ainsi<text:line-break/>tout le peuple par les rues sen esmerueillerent, &amp; quant ilz sceurent la raison<text:line-break/>pourquoy on couroit ainsi il leur vint volunté d'aller veoir que cestoit comme<text:line-break/>les autres. Et apres auoir mis leurs besongnes en vng logis, Marquis deit. Nous<text:line-break/>voulons aller veoir ce sainct, mais de moy ie ne voy point comment nous y puis(-)<text:line-break/>sions aborder, par ce que i'ay entendu que toute la place est pleine de Alemans<text:line-break/>&amp; dautres gens armez que le seigneur de ceste ville y faict tenir affin qu'on ny<text:line-break/>face aucun tumulte, &amp; oultre ce leglise (à ce qu'on dict) est si pleine de gens<text:line-break/>que quasi personne ny peult entrer. Alors Martellin qui desiroit de veoir cecy<text:line-break/>deit. Il ne tiendra ia à cecy que ie ne trouue<text:s/>bien facon d'arriuer iusques au corps<text:line-break/>sainct. Comment ? luy deit Marquis. Ie te le diray, respondit Martellin. Ie me<text:line-break/>contreferay en guyse d'ung impotent : tu me prendras d'ung costé &amp; Stechy<text:line-break/>de lautre comme si ie ne pouuois cheminer de moymesmes : &amp; vous<text:s/>deux me<text:line-break/>soustiendrez faisans semblant de me vouloir mener, affin que ce sainct me gue(-)<text:line-break/><text:soft-page-break/>risse, &amp; il ny aura personne voyant cecy qui ne vous face place &amp; ne vous laisse<text:line-break/>aller. Ceste inuention pleut grandement à Marquis &amp; Stechy : &amp; sans y songer<text:line-break/>autrement<text:s/>ilz sortirent tous trois hors du logis : puis se trouuans en vng coing<text:line-break/>à lescart Martelin se tordit tellement les mains, les doitz, les bras, &amp; les iambes,<text:line-break/>&amp; aussi la bouche, les yeulx, &amp; tout le visaige que cestoit chose espouentable<text:line-break/>à le regarder, &amp; ny<text:s/>eust eu personne (s'il l'eust veu) qui n'eust dit qu'il estoit per(-)<text:line-break/>clus de sa personne, &amp; tout impotent de ses membres : Et cecy faict Marquis<text:line-break/>&amp; Stechy le prindrent &amp; s'acheminer(e2)t vers leglise faisans les piteux, &amp; deman(-)<text:line-break/>dans humblement pour lamour de dieu à tous ceulx qu'ilz renc(o2)troient en leur<text:line-break/>voye qu'on leur feist place : Ce que facilement ilz impetrerent. Et en brief<text:line-break/>estans regardez d'ung chascun, &amp; qu'on cryoit quasi par tout, gare deuant, fai(-)<text:line-break/>ctes place, ilz arriuerent la ou lon auoit<text:s/>mis le corps de sainct Arrigne : affin<text:line-break/>que par luy il recouurast le benefice de sa santé. Et ainsi que tout le monde e(-)<text:line-break/>stoit attentif pour veoir ce qui aduiendroit de Martellin, il commenca apres qu'il<text:line-break/>eut esté vng peu sur ce corps sainct, &amp; comme celuy qui le scauoit parfaictement<text:line-break/>bien faire, à destendre l'ung de ses doitz, &amp; apres la main, puis les braz &amp; ainsi<text:line-break/>tout le demeurant de sa personne. Ce que voyans les gens ilz feirent vng si mer<text:line-break/>ueilleux bruyt à la louenge de sainct Arrigne qu'on n'eust sceu ouyr tonner. Or<text:line-break/>est il que de male fortune, il y auoit vng Florentin pres de ce corps qui c(o2)gnois(-)<text:line-break/>soit tresbien Martellin : mais pour estre ainsi contrefaict, quant on lauoit<text:line-break/><text:span text:style-name="pb">[Fueil.27]</text:span><text:span text:style-name="pb"><text:line-break/></text:span>me(-)né il ne lauoit sceu recongnoistre, &amp; le voyant debout &amp; le recongnoissant il<text:line-break/>commenca incontin(e2)t à rire &amp; dire. O que dieu le mette en mal an, qui est celluy<text:line-break/>qui n'eust pensé (le voyant venir) qu'il n'eust esté veritablement impotent ?<text:line-break/>Quelques Treuisans ouyrent ces parolles, qui luy demanderent incontinent, &amp;<text:line-break/>comment ? cestuy cy n'estoit il pas impotent ? Ausquelz le Florentin respondit,<text:line-break/>Non certes, Car la dieu grace il à esté tousiours aussi droict que piece de nous,<text:line-break/>mais il scait mieulx faire ces follies de se contrefaire en toutes les formes qu'il<text:line-break/>veult, que homme que vous veistes oncques. Quant ceulx cy eurent ouy ces pa(-)<text:line-break/>rolles, il ne leur falut rien dire plus oultre, &amp; pousserent par force iusques au lieu<text:line-break/>ou il estoit, &amp; commencerent à cryer, Qu'on preigne ce traistre mocqueur de<text:line-break/>dieu &amp; des sainctz : lequel n'estant impotent : mais pour ce mocquer de nostre<text:line-break/>sainct &amp; de nous, est venu icy en guyse d'ung impotent, &amp; sur ce propos le prin(-)<text:line-break/>drent &amp; le getterent par terre, puis l'empoignerent par les cheueulx &amp; luy des(-)<text:line-break/>sirerent tous les habillemens qu'il auoit sur luy &amp; luy donnerent tant de coups<text:line-break/>de pied &amp; de poing qu'il ny auoit celluy qui pensast estre homme de bien qui<text:line-break/>ny courust : Martellin cryoit tant qu'il pouuoit misericorde, mais il ne luy ser(-)<text:line-break/>uoit de rien, car les coups de pied &amp; de poing multiplioient tousiours de plus<text:line-break/>en plus, ce que voyantz Stechy &amp; Marquis commencerent à dire en eulx mes(-)<text:line-break/>mes que le cas alloit tresmal : &amp; craignans qu'on leur en feist autant n'osoient<text:line-break/>le secourir : ains crioient comme les autres, qu'on le tue le<text:s/>meschant, se soucians<text:line-break/>neantmoins comme on le pourroit tirer des mains du peuple, lequel sans faulte<text:line-break/>l'eust tué, si Marquis ne se fust aduisé soudainement d'ung moyen qui fut tel,<text:line-break/>que estantz au dehors de leglise tous les sergens de la iustice, Marquis s'en<text:s/>alla<text:line-break/>le plus tost qu'il luy fut possible au lieutenant du Potestat, &amp; luy deit. Pour dieu<text:line-break/>monsieur iustice, Il ya icy vng paillard qui ma couppe ma bource &amp; prins cent<text:line-break/>ducatz qui estoient dedans, ie vous supplie que vous le preniez, affin que ie re(-)<text:line-break/>couure le mien. Soudainement oyans cecy vne douzaine de sergens couru(-)<text:line-break/>rent la ou le malheureux Martellin estoit testonne sans pigne, &amp; auec la plus<text:line-break/>grant peine du monde passerent la presse : &amp; tout froissé &amp; foulé des piedz qu'il<text:line-break/><text:soft-page-break/>estoit le tirerent des mains du peuple, &amp; le menerent au palais : la ou estant sui(-)<text:line-break/>uy de plusieurs qui se reputoient auoir esté mocquez de luy, eulx ayans enten(-)<text:line-break/>du qu'il auoit esté prins pour vng couppeur de bources, &amp; leur estant aduis n'a(-)<text:line-break/>uoir point de plus iuste occasion pour luy faire mal ses besongnes que ceste cy,<text:line-break/>chascun commenca pareillement à dire qui leur auoit couppé la bource. Oyant<text:line-break/>lesquelles choses le lieutenant du Potestat (qui estoit homme rude) le tira sou(-)<text:line-break/>dainement apart &amp; l'examina sur ce faict. Mais Martellin, comme s'il n'eust<text:line-break/>faict compte de sa prinse luy respondit en se gaudissant : dont le iuge fut si de(-)<text:line-break/>spit qui le feit attacher à lestrapade : &amp; luy en feit donner plusieurs venues, &amp;<text:line-break/>de bonnes : deliberant de luy faire confesser ce que ceulx la<text:s/>disoient contre luy :<text:line-break/>&amp; puis le faire pendre &amp; estrangler par la gorge, mais apres qu'il fut mis à ter(-)<text:line-break/>re demandant tousiours le iuge si ce dont ilz l'accusoient n'estoit pas vray, &amp;<text:line-break/>ne luy seruant de riens de le nyer il deit au iuge. Monseigneur ie suis prest à<text:line-break/>vous confesser la verité, mais faictes vous dire par tous ceulx qui m'accusent,<text:line-break/>quant, &amp; ou ie leur aya couppé leur bource, &amp; ie vous diray ce que i'auray faict &amp;<text:line-break/><text:span text:style-name="pb">[n.p.]</text:span><text:span text:style-name="pb"><text:line-break/></text:span>ce que non. Lors le iuge deit, Ie le veulx bien : Et ayans appellé aucuns des accu(-)<text:line-break/>sateurs, l'ung disoit qu'il y auoit huict iours passez, l'autre six, l'autre quatre, &amp;<text:line-break/>aucuns disoient que le iour mesmes. Quoy oyant Martellin il deit. Monsieur<text:line-break/>ilz ont tous menty par la gorge : &amp; qu'il soit vray, ie vous en puis donner bonne<text:line-break/>preuue, que pleust à dieu que ie n'eusse iamais aussi peu mis le pied en ceste vil(-)<text:line-break/>le, comme ie ny auois iamais esté sinon depuis peu d'heures en ca, Cest que aus(-)<text:line-break/>si tost que ie y suis arriué, ie m'en suis allé (en la malheure pour moy) veoir ce<text:line-break/>corps sainct, ou i'ay esté picque comme vous pouuez veoir : Et qu'il soit vray ce<text:line-break/>que ie vous dy, l'officier du seigneur qui se tient aux presentations, vous en peult<text:line-break/>rendre certain : &amp; pareillement son liure : aussi faict bien mon hoste. Parquoy si<text:line-break/>vous<text:s/>le trouuez ainsi que ie le vous dy, pour dieu ne me vueillez à la requeste de<text:line-break/>ces meschans gens tormenter &amp; me tuer. Ce pendant que les choses estoient en<text:line-break/>ces termes, Marquis &amp; Stechy (lesquelz auoient entendu que le lieutenant du<text:line-break/>potestat procedoit rudement contre Martellin, &amp; desia luy auoit faict donner<text:line-break/>l'estrapade) furent en grande perplexité disant en eulx mesmes, Nous au(o2)s tres(-)<text:line-break/>mal besongné, nous auons tiré cestuy cy de la poisle, &amp; l'auons gette dedans le<text:line-break/>feu : A ceste cause auec toute diligence allans ca &amp; la &amp; ayans trouué leur hoste<text:line-break/>luy racompterent tout le faict, dont il se meit à rire, puis les mena deuers vng<text:line-break/>messire Alexandre Agolante lequel demouroit à Treuys, &amp; auoit fort bon cre(-)<text:line-break/>dit enuers le seigneur de la ville, &amp; luy ayant faict<text:s/>le c(o2)pte tout au long, le prie(-)<text:line-break/>rent tous trois qu'il eust pitie de l'affaire de Martellin. Ce messire Alexandre<text:line-break/>(apres qu'il eut riz son saoul) sen alla vers le seigneur de Treuys, &amp; feit tant qu'il<text:line-break/>impetra qu'on enuoyeroit querir Martellin. Et ainsi<text:s/>fut faict. Lequel fut trouué<text:line-break/>par ceulx qui l'allerent querir, estant encor en chemise deuant le iuge tout eston(-)<text:line-break/>né &amp; fort paoureux : par ce que le iuge ne vouloit ouyr chose quelle que ce fust<text:line-break/>pour son excuse. Ains (ayant parauenture quelque hayne contre les Florentins)<text:line-break/>estoit du tout deliberé de le vouloir faire pendre par la gorge : &amp; de faict il ne le<text:line-break/>vouloit aucunement rendre au seigneur, iusques à tant que malgre luy, il luy fut<text:line-break/>contrainct. Auquel seigneur apres que Martellin fut deuant luy, &amp; qu'il luy eut<text:line-break/>tout compté par ordre, il supplia (q2) pour singuliere grace il le laissast aller, parce<text:line-break/>que iusques ad ce qu'il fust à Florence, il luy sembleroit qu'il auroit tousiours la<text:line-break/>corde au col. Le seigneur rit longuement d'ung tel accident, &amp; ayant faict don(-)<text:line-break/>ner à chascun d'eulx vne robbe sans qu'ilz sy attendissent, ilz eschapperent d'ung<text:line-break/>tel dangier, &amp; sen retournerent en leur maison sains &amp; saulues.</text:p>
      <text:soft-page-break/>
      <text:h text:style-name="Titre2" text:outline-level="2"><text:span text:style-name="pb">[Fueil.28]</text:span><text:span text:style-name="pb"><text:line-break/></text:span>(hedera) REGNAVLT D'AST, APRES QV'IL<text:line-break/><text:span text:style-name="T2391">fut destrou&lt;ATTcaractere&gt;é, arriua à Chasteau</text:span><text:span text:style-name="T2392"><text:s/>Guillaume : ou estant logé chez vne femme</text:span><text:span text:style-name="T2393"><text:line-break/></text:span><text:span text:style-name="T2394">veufue, il fut par elle recompencé de toutes ses pertes, &amp; puis s'en rotourna</text:span><text:span text:style-name="T2395"><text:line-break/></text:span><text:span text:style-name="T2396">sain &amp; saulue en sa maison.</text:span></text:h>
      <text:h text:style-name="P2397" text:outline-level="2">Nouuelle deuxiesme.</text:h>
      <text:p text:style-name="P2398"><text:span text:style-name="T2399">L</text:span>Es dames se meirent bien fort à rire des accidens de Martellin<text:line-break/>racomptez par ma dame<text:s/>Neiphile : &amp; mesmement entre les<text:line-break/>hommes Philostrate (Auquel pour ce qu'il estoit assiz pres ma<text:line-break/>dame Neiphile) la royne c(o2)manda qu'il suyuist, &amp; deist la sien(-)<text:line-break/>ne : lequel incontinent c(o2)menca ainsi : Belles dames, il me prend<text:line-break/>volunté de vous rac(o2)pter vne nouuelle de choses catholicques,<text:line-break/>meslée en partie de malheurs, &amp; en partie d'amours : laquelle par aduenture ne<text:line-break/>vous sera que proffitable à ouyr, &amp; mesmement à ceulx qui ont cheminé par les<text:line-break/>d(a2)gereux sentiers d'amour : esquelz à ceulx qui n'ont<text:s/>dit la patenostre de sainct<text:line-break/>Iulien, il aduient plusieurs fois que encores quilz ayent bon lict, ilz logent tou(-)<text:line-break/>tesfois tres mal.</text:p>
      <text:p text:style-name="p">Au temps de Azzo Marquis de Ferrare il y eut vng marchant nommé Re(-)<text:line-break/>gnault D'ast, estant lequel vng iour venu pour aucuns<text:s/>siens affaires à Boloigne,<text:line-break/>&amp; iceulx paracheuez de faire, il luy aduint, que au sortir de Ferrare, s'en allant<text:line-break/>vers Veronne, il rencontra quelques gens à cheual qui ressembloient à march(a2)s,<text:line-break/>toutesfois s'estoient brigans, &amp; gens de meschante vie, &amp; conuersation. Auec<text:line-break/>lesquelz, sans y penser, il s'acc(o2)paigna en deuisant. Ceulx cy le voy(a2)s marchant,<text:line-break/>&amp; estimans qu'il deuoit porter de l'argent auec soy, deliberer(e2)t en eulx mesmes<text:line-break/>de le destrousser aussi tost qu'ilz verroient leur bon point : Et affin<text:s/>qu'il ne s'en<text:line-break/>souspeconnast aucunement, s'en alloient c(o2)me gens modestes, &amp; de bonne con<text:line-break/>uersation, deuisans auecques luy de choses honnestes, &amp; de la loyaulté : se ren(-)<text:line-break/>dantz en ce qu'ilz pouuoi(e2)t, humbles &amp; gracieux enuers luy : au moyen dequoy<text:line-break/>il se reputoit bien heureux de les auoir renc(o2)trez, par ce qu'il estoit seul auec son<text:line-break/>seruiteur à cheual. Et parlans ainsi d'une chose &amp; d'autre (comme il aduient en<text:line-break/>deuisant) ilz t(u2)berent sur vng propos des oraisons que les hommes font à dieu<text:line-break/>&amp; l'un<text:s/>des brigans (qui estoient trois) deit à Regnault : Et vous mon g(e2)tilhom(-)<text:line-break/>me, quelle oraison auez vous accoustumé de dire quant vous allez à cheual sur<text:line-break/>les champs ? A qui Regnault respondit. A vous dire le vray : ie suys homme assez<text:line-break/>grossier en ces choses cy, &amp; n'ay gueres d'oraisons entre mains, c(o2)me celluy qui<text:line-break/>viz à l'antique, &amp; laisse tousiours courir deux solz pour vingt quatre tournois.<text:line-break/>Toutesfois i'ay tousiours accoustumé, en allant sur les champs, de dire au matin<text:line-break/>quant ie sors du logis vne patenostre &amp; vne aue Maria pour l'ame du pere &amp; de<text:line-break/>la mere de sainct Iuli(e2) : &amp; apres cela, ie prie dieu &amp; sainct Iulien que la nuict en(-)<text:line-break/>suyuant ilz me donnent bon logis. Vous auisans que plusieurs fois en mon t(e2)ps<text:line-break/>ie me suis trouué en allant par pays en de grans dangers : de tous lesquelz estant<text:line-break/>eschappé, ie me suys tousiours (quant cest venu la nuict) rencontré en bon lieu,<text:line-break/>&amp; tres bien logé. Qui me faict auoir ferme creance que sainct Iulien (a l'h(o2)neur<text:line-break/>duquel ie dy cecy) m'a impetré de dieu ceste grace : &amp; me sembleroit que le iour<text:line-break/><text:span text:style-name="pb">[n.p.]</text:span><text:span text:style-name="pb"><text:line-break/></text:span>que i'aurois failly à le dire au matin, ie ne pourroye aller seurement, ny ne de(-)<text:line-break/>uroye bien arriuer, &amp; loger la nuict. Auquel celluy qui le luy auoit dem(a2)dé, deit :<text:line-break/>Et ce matin les auez vous dit ? A<text:s/>qui Regnault respondit. Ouy certes. A lors cel(-)<text:line-break/>luy qui scauoit bi(e2) desia comme le cas deuoit aller, deit en soymesmes. Il t'en se(-)<text:line-break/><text:soft-page-break/>ra b(o2) besoing : car si tu y as failly il ne tiendra à moy que tu ne loges tres mal. Et<text:line-break/>apres luy deit : I'ay faict (c(o2)me vous) assez de chemin : &amp; toutesfois ie ne les dey<text:line-break/>iamais, combien que de les dire ie l'aye ouy louer grandement par plusieurs : &amp;<text:line-break/>si pour cela il ne m'aduint iamais que ie ne logeasse tresbi(e2) : &amp; ce soir paraduen(-)<text:line-break/>ture, vous vous pourrez aperceuoir qui mieulx logera, ou vous qui les auez dit :<text:line-break/>ou moy qui ne les ay point dit. Bien est vray que i'acoustume de dire au lieu de<text:line-break/>cela le verset, D<text:span text:style-name="T2400">irupisti,</text:span><text:s/>ou L'<text:span text:style-name="T2401">intemerata,</text:span><text:s/>ou le D<text:span text:style-name="T2402">eprofundis,</text:span><text:s/>qui sont (comme vne<text:line-break/>mienne grand mere me souloit dire) de tres grande vertu. Et parlans ainsi de di<text:line-break/>uerses choses, tousiours gaignans pays, attendans le lieu &amp; le temps pour mettre<text:line-break/>à effect leur mauuaise deliberation. Aduint que voyans ces trois paillardz vng<text:line-break/>peu par dela vne place nommée Chasteau Guillaume, au<text:s/>gayer d'une riuiere,<text:line-break/>que l'heure estoit tarde, &amp; le lieu solitaire, &amp; couuert, ilz l'assaillirent : &amp; l'ayans<text:line-break/>destroussé, &amp; mis à pied, &amp; en chemise, le laisserent lá. Puis en s'en allant ilz luy<text:line-break/>deirent : Va, &amp; saiche si ton sainct Iulien te donnera bon<text:s/>logis ceste nuict : car du<text:line-break/>nostre il le nous donnera bon. Et ay(a2)s passé la riuiere s'en allerent leur chemin.<text:line-break/>Le seruiteur de Regnault le voyant assaillir (comme mesch(a2)t qu'il estoit) ne luy<text:line-break/>fut aydant en sorte que ce feust : mais tourna bride, &amp; ne<text:s/>cessa de courir iusques<text:line-break/>à ce qu'il fut à Chasteau Guillaume, ou il entra qu'il estoit desia nuict, &amp; se logea<text:line-break/>en vne hostelerie, sans se soucier autrement de son maistre. Regnault estant de(-)<text:line-break/>mouré en chemise, &amp; deschaux, le froit grand, &amp; neigeant sans cesse, ne saichant<text:line-break/>que faire, &amp; voyant desia la nuict suruenue, tremblant, &amp; clacquetant des dentz,<text:line-break/>commenca à regarder si la enuiron il verroit point quelque lieu pour se retirer,<text:line-break/>ou il peust demourer la nuict, affin qu'il ne mourust de froict. Mais n'en voyant<text:line-break/>aucun (par ce que peu de temps au parau(a2)t, à cause de la guerre qui y auoit esté,<text:line-break/>tout estoit bruslé) chassé du froict il s'achemina en trott(a2)t vers Chasteau Guil(-)<text:line-break/>laume (non saichant pourtant que son valet s'en fust fuy la, ou ailleurs) pensant<text:line-break/>que s'il pouuoit entrer dedans, que nostre seigneur luy enuoyeroit quelque se(-)<text:line-break/>cours : mais la nuict obscure le surprint par dela le chasteau, pres de demye lieue.<text:line-break/>Au moyen dequoy il y arriua si tard, que estans les portes fermées, &amp; les pontz<text:line-break/>leuez<text:s/>il n'y peut entrer. Dequoy dolent &amp; desconforté regardoit en plourant, à<text:line-break/>l'entour des murs ou il se pourroit mettre, a ce que à tout le moins il ne neigeast<text:line-break/>sur son doz. Et par fortune il veit vne maison sur les murailles de la ville qui auoit<text:line-break/>quelque saillye dehors, soubz laquelle saillie il delibera d'aller demourer iusques<text:line-break/>au iour. Et s'en y estant allé, &amp; ayant trouué soubz icelle vng huys (encores qu'il<text:line-break/>fust fermé) amassa au pied d'icelluy quelque peu de paille menue qu'il trouua à<text:line-break/>l'entour, &amp; s'asseit<text:s/>lá, triste &amp; dolent : se plaign(a2)t plusieurs fois à sainct Iulien : di(-)<text:line-break/>sant, que cecy n'estoit pas la foy qu'il auoit en luy. Mais sainct Iulien ayant pitié<text:line-break/>de luy, luy appresta, sans trop tarder, vng logis. Il y auoit en ce chasteau vne ieu(-)<text:line-break/>ne dame vefue, belle de sa personne, au t(a2)t que nulle autre qu'on eust sceu veoir :<text:line-break/>laquelle le Marquis Azzo aymoit comme sa propre vie : &amp; la faisoit tenir pour<text:line-break/>son plaisir en la maison, soubz la saillie de laquelle Regnault s'estoit allé mettre.<text:line-break/><text:span text:style-name="pb">[Fue</text:span><text:span text:style-name="pb">il.29]</text:span><text:span text:style-name="pb"><text:line-break/></text:span>Or est il que le iour deu(a2)t le marquis y estoit venu par fortune pour y deuoir cou<text:line-break/>cher celle nuict auec elle, &amp; en sa maison mesmes auoit faict faire secretement<text:line-break/>vng baing &amp; apprester magnificquement à soupper : Et estant ainsi tout prest, &amp;<text:line-break/>la<text:s/>dame n'attendant autre chose que la venue du Marquis aduint que vng serui(-)<text:line-break/>teur arriua à la porte de la ville, lequel apporta des nouuelles au Marquis pour les<text:line-break/>quelles il luy conuint monter soudainement à cheual : Au moyen dequoy ayant<text:line-break/>enuoyé dire à la dame quelle ne l'att(e2)dist pour ce soir, il sen alla incontin(a2)t, dont<text:line-break/>la dame vng peu desplaisante ne saichant que faire, delibera d'entrer dedans le<text:line-break/><text:soft-page-break/>baing faict pour le Marquis, &amp; apres soupper sen aller coucher, &amp; ainsi sen entra<text:line-break/>au baing. Ce baing estoit tout ioignant l'huys ou le paoure Regnault s'estoit ap<text:line-break/>puye hors la ville. Et pour ceste cause la dame estant au baing ouyt la plaincte &amp;<text:line-break/>le tr(e2)blement qu'il faisoit qui estoi(e2)t telz qu'on eust iuge qu'il fust deuenu Cigoi<text:line-break/>gne. Parquoy elle appella sa ch(a2)briere, &amp; luy deit, Vaten la hault &amp; regarde par<text:line-break/>dehors les murailles au pied de cest huis qui y est, &amp; qui cest, &amp; ce qu'il y faict. La<text:line-break/>chambriere y alla &amp; est(a2)t esclairée quelque peu de la lueur de lair, elle veit cestuy<text:line-break/>cy assis la en chemise deschaulx tremblant fort, comme dessus est dict. Et lors elle<text:line-break/>luy demanda qui c'estoit, Regnault clacquetant si fort des dentz que à peine pou<text:line-break/>uoit il former ses parolles luy deit le plus briefuement qu'il peut qu'il estoit, &amp; c(o2)(-)<text:line-break/>me &amp; pourquoy<text:s/>il y estoit. Puis la commenca piteusement à prier que (s'il se pou<text:line-break/>uoit faire) elle ne le laissast lá celle nuict mourir de froict, la chambriere ayant pi<text:line-break/>tié de luy tourna vers la dame &amp; luy compta le tout : laquelle pareillem(e2)t en eut<text:line-break/>pitié : &amp; se souuenant qu'elle auoit la clef de cest huys (qui luy seruoit aucunesfois<text:line-break/>qu(a2)t le Marquis vouloit entrer sans estre veu) deit : va, &amp; luy ouure tout bellem(e2)t,<text:line-break/>aussi bien auons nous icy ce soupper, &amp; n'aurions personne pour le manger, il y a<text:line-break/>pareillement assez logis ceans pour le loger. La chambriere ayant grandement<text:line-break/>loué la dame de ceste courtoysie si en alla : Et luy ouurit, &amp; layant mis dedans,<text:line-break/>le voyant presque tout gelé luy deit : Depesché toy bon h(o2)me, entre en ce baing<text:line-break/>qui est encor tout chault : Ce qu'il feit tresvoulentiers sans attendre qu'on le luy<text:line-break/>deist deux fois : &amp; se sentant tout reconforté de la chaleur d'icelluy il luy sembla<text:line-break/>estre reuenu de mort à vie. La dame luy feit cercher des habillemens qui auoient<text:line-break/>esté à son mary nagueres au parau(a2)t mort, lesquelz vestuz il sembloit qu'on eust<text:line-break/>prins la mesure sur luy : Et en attendant ce qu'il plairoit à la dame luy c(o2)mander<text:line-break/>commenca à remercier Dieu &amp; sainct Iulien qui l'auoient deliuré d'une si mau(-)<text:line-break/>uaise nuict c(o2)me il att(e2)doit,<text:s/>&amp; conduit (à ce qu'il voyoit) en vng tresbon logis.<text:line-break/>Apres tout cecy la dame s'estant vng peu Reposée ayant faict faire vng tresgr(a2)t<text:line-break/>feu en vne sienne chambre basse, sen vint en icelle &amp; demanda que faisoit ce b(o2)<text:line-break/>homme. A qui la chambriere resp(o2)dit, Madame il s'est vestu : &amp; est vng bel hom<text:line-break/>me : &amp; semble qu'il soit homme de bien &amp; h(o2)neste. Va doncques (deit la dame)<text:line-break/>&amp; l'appelle, &amp; dy luy qu'il sen vieigne aupres du feu : &amp; qu'il souppera icy : car ie<text:line-break/>scay bien qu'il na pas souppé. Regnault quant<text:s/>il fut entré en la chambre, &amp; qu'il<text:line-break/>veit la dame elle luy sembla grant chose, &amp; luy feit la grande reuer(e2)ce, la remer(-)<text:line-break/>ciant le plus qu'il luy fut possible du bien qu'elle luy auoit faict. La dame l'ayant<text:line-break/>veu &amp; ouy, &amp; luy semblant estre tel que la chambriere disoit, le receut gracieuse(-)<text:line-break/>m(e2)t &amp; le feit seoir familierem(e2)t deuant le feu aupres d'elle, luy dem(a2)dant de l'in(-)<text:line-break/>c(o2)uenient qui l'auoit c(o2)duict en ce lieu. A laquelle Regnault compta le tout par<text:line-break/><text:span text:style-name="pb">[n.p.]</text:span><text:span text:style-name="pb"><text:line-break/></text:span>ordre. La dame auoit entendu par la venue de son seruiteur au chasteau quelque<text:line-break/>chose de cecy : Parquoy elle creut entierement ce qu'il luy disoit : Et luy deit aussi<text:line-break/>ce qu'elle scauoit de son valet : Et comme il le pourroit trouuer facilement le len(-)<text:line-break/>demain matin. Mais apres<text:s/>que le soupper fut seruy sur table, Regnault (c(o2)me il<text:line-break/>pleut à la dame) laua ses mains auec elle, &amp; se meit à table pour soupper. Il estoit<text:line-break/>grant personnaige, beau, &amp; plaisant à regarder, ieune de moyen aage, &amp; de bien<text:line-break/>b(o2)ne grace : Ay(a2)t lequel la dame regardé par plusieursfois de bon oeil, &amp; le trou<text:line-break/>uant agreable esmeue desia de l'appetit charnel, à cause du Marquis qui deuoit<text:line-break/>venir coucher auec elle, se conseilla à sa chambriere apres soupper, quant ilz se fu<text:line-break/>rent leuez de table, s'il ne luy sembloit pas estre bien faict (puis que le Marquis<text:line-break/>s'estoit mocqué d'elle) qu'elle prinst le bi(e2) que la fortune luy presentoit. La cham<text:line-break/>briere qui congnoissoit bien le vouloir de sa maistresse, luy conseilla tant qu'elle<text:line-break/><text:soft-page-break/>sceut &amp; peut de le faire. Parquoy la dame retourna vers le feu ou elle auoit laissé<text:line-break/>Regnault tout seul : Et l'ayant regarde amoureusement luy deit : Dea Regnault,<text:line-break/>pourquoy estez vous ainsi pensif ? Ne pensez vous point estre remonté d'ung<text:line-break/>cheual, &amp; de ie ne scay combien d'habillemens que vous<text:s/>auez perduz ? Resiouis(-)<text:line-break/>sez vous, &amp; faictes bonne chere : car vous estes en vostre maison : Et vous veulx<text:line-break/>bien dire dauantaige, que vous voyant ces habillemens vestuz (lesquelz furent à<text:line-break/>mon feu mary) &amp; me semblant que vous estes luy mesmes, il m'est venu<text:s/>ce soir<text:line-break/>cent fois en voulente de vous embrasser &amp; baiser : Et si ie n'eusse crainct qu'il<text:line-break/>vous eust despleu, certes ie l'eusse desia faict. Regnault oyant ces parolles, &amp; voy(a2)t<text:line-break/>l'estincellement de ses yeulx, s'approchant d'elle, comme celuy qui n'estoit point<text:line-break/>sot les bras ouuertz, deit, Ma dame, quant ie pense que ie puis dire tousiours de(-)<text:line-break/>sormais que i'ay recouuert la vie de vous, ayant esgard à ce dont vous m'auez ti(-)<text:line-break/>ré, ce me seroit grande villennie si ie ne me parforceois de faire toute chose<text:s/>qui<text:line-break/>vous fust agreable : Et par ainsi ma dame contentez vostre desir de m'embrasser<text:line-break/>&amp; baiser tant qu'il vous plaira : car ie vous embrasseray &amp; baiseray trop plus que<text:line-break/>voulentiers. Apres cecy il ne falut plus de parolles. Car la dame qui brusloit en(-)<text:line-break/>tierement d'amoureux desir, se iecta soubdainement à son col : &amp; quant elle l'eut<text:line-break/>baise mille fois, l'estraignant &amp; serrant par grant desir, &amp; luy aut(a2)t elle, s'estantz<text:line-break/>leuez de la, sen allerent en la chambre : ou se couchantz incontin(e2)t accomplirent<text:line-break/>entierement &amp; plusieursfois leurs desirs auant que le iour vinst. Mais quant le<text:line-break/>point du iour commenca d'apparoistre &amp; s'estans leuez comme il pleut à la da(-)<text:line-break/>me, elle (affin que ceste chose ne se peust presumer par aucun) luy ayant donne<text:line-break/>certains habillem(e2)s assez meschans, &amp; emply sa bourse d'argent, le pria qu'il tinst<text:line-break/>cecy secret, &amp; luy monstra premierement quel chemin il deuoit tenir pour aller<text:line-break/>dedans la ville trouuer son seruiteur : &amp; puis le meit dehors par l'huys par lequel<text:line-break/>il estoit entré. Luy (quant le iour fut cler) faisant semblant de venir de plus loing<text:line-break/>apres que les portes furent ouuertes entra en la ville, ou il trouua son seruiteur, &amp;<text:line-break/>se habilla des habillemens qui estoient dedans sa malle : Et ainsi qu'il vouloit<text:line-break/>monter sur le cheual de son<text:s/>homme, aduint quasi par miracle diuin, que les trois<text:line-break/>brigans qui l'auoient destroussé le soir deuant, furent prins pour quelque autre<text:line-break/>malefice qu'ilz auoient peu de temps apres commis, &amp; amenez en celle ville, Et<text:line-break/>par la confession d'eulx mesmes luy fut rendu son cheual, ses habillemens &amp; son<text:line-break/><text:span text:style-name="pb">[Fueil.30]</text:span><text:span text:style-name="pb"><text:line-break/></text:span>argent : tellement qu'il ne perdit autre chose que vne paire de iarretieres que les<text:line-break/>brigans ne scauoient qu'ilz en auoient faict. Parquoy Regnault merciant dieu<text:line-break/>&amp; sainct Iulien, monta à cheual, &amp; s'en retourna sain, &amp; saulue en sa maison : &amp;<text:line-break/>les trois brigans allerent le lendemain faire la benediction du pied en lair.</text:p>
      <text:h text:style-name="Titre2" text:outline-level="2">(hedera) TROYS IEVNES HOMMES AYANS<text:line-break/><text:span text:style-name="T2403">despendu tout le leur follement, deuindrent paoures. Le nepueu d'un desquelz</text:span><text:line-break/><text:span text:style-name="T2404">s'estant accoincté (en s'e</text:span><text:span text:style-name="T2405">n retournant comme desesperé en sa maison) auecques</text:span><text:line-break/><text:span text:style-name="T2406">vng abbé, il trouua que c'estoit la fille du roy d'Angleterre : laquelle le print</text:span><text:line-break/><text:span text:style-name="T2407">pour mary, puis elle recompenca toutes les pertes de ses oncles, &amp; les remeit</text:span><text:line-break/><text:span text:style-name="T2408">en bon estat.</text:span></text:h>
      <text:h text:style-name="P2409" text:outline-level="2">Nouuelle troisiesme.</text:h>
      <text:p text:style-name="P2410"><text:span text:style-name="T2411">L</text:span>Es fortunes de Regnault D'ast furent escoutées des femmes &amp;<text:line-break/>des hommes, auec admiration : &amp; sa deuotion louée : &amp; dieu &amp;<text:line-break/>sainct Iulien remerciez, qui luy auoi(e2)t d(o2)né si bon secours à son<text:line-break/>grand besoing. Et ne fut pourtant la dame (encor (q2) cela se deist<text:line-break/><text:soft-page-break/>à cachettes) reputée sotte, d'auoir si bien sceu pr(e2)dre le bien que<text:line-break/>dieu luy auoit enuoyé chez elle : Et ce pend(a2)t qu'on deuisoit en<text:line-break/>soubzriant, de la bonne nuict que Regnault eut auec elle. Ma dame Pampinée<text:line-break/>(qui estoit assise au pres de Philostrate) aduisant que cestoit à elle de dire la si(e2)(-)<text:line-break/>ne. Songeant à ce qu'elle deuoit dire, commenca à penser. Et apres le comman(-)<text:line-break/>dement de la royne (elle non moins hardye que ioyeuse) commenca à parler<text:line-break/>ainsi. Dames de grande valeur, tant plus il se parle des<text:s/>cas de la fortune, tant plus<text:line-break/>en reste il à dire à celluy qui veult bien regarder ses faictz. Et de cecy nul ne s'en<text:line-break/>doit esmerueiller s'il pense discretement, que toutes les choses que nous appell(o2)s<text:line-break/>follement nostres, sont en sa puissance, &amp; par consequent, qu'elle les change suc(-)<text:line-break/>cessiuement de l'un en l'autre, sans aucun arrest, selon son iugem(e2)t caché, &amp; sans<text:line-break/>aucun ordre : au moins qui soit congneu de nous. Ce que c(o2)bien qu'il apparoisse<text:line-break/>tous les iours, &amp; en toutes choses entierement : &amp; encor par aucunes nouuelles<text:line-break/>dessusdictes. Neantmoins puis qu'il plaist à la royne qu'on deuise sur ceste ma(-)<text:line-break/>tiere : ie adiousteray à celles qui sont dictes vne mienne nouuelle, qui ne sera par<text:line-break/>aduenture sans vtilité des escoutans, &amp; qui à mon aduis deura plaire.</text:p>
      <text:p text:style-name="p">Il y eut par cy deuant en nostre cité vng cheualier nommé messire Thedal(-)<text:line-break/>dy, lequel (selon que aucuns veulent dire) fut de la famille des Lamberty : &amp; les<text:line-break/>autres afferment qu'il fut de celle des Agolanti : prenans par aduenture leur ar(-)<text:line-break/>gument<text:s/>plus au train que les enfans dudit Thedaldy ont faict (qui fut conforme<text:line-break/>à celluy que tousiours ont faict, &amp; font les Agolanty) que d'autre chose. Mais<text:line-break/>laissant à part de quelle maison des deux il fut. Ie dy qu'il fut en son temps vng<text:line-break/>tresriche cheualier, &amp;<text:s/>eut trois filz, desquelz le premier eut nom Lambert, le se(-)<text:line-break/>cond Tedalde, &amp; le troisiesme Agolant. Tous beaulx, &amp; gracieux enfans, com(-)<text:line-break/>bien que le plus vieil n'eust dixhuict ans complectz. Quant ledit messire Tedal(-)<text:line-break/>de vint à mourir, qui leur laissa tous ses biens comme à ses heritiers. Lesquelz<text:line-break/>voyans qu'ilz estoient demourez riches en deniers comptans, &amp; heritaiges sans<text:line-break/>autre gouuernement que leur propre volunté : commencerent à despendre leur<text:line-break/><text:span text:style-name="pb">[n.p.]</text:span><text:span text:style-name="pb"><text:line-break/></text:span>bien, sans aucun frein, ne arrest. Tenans<text:s/>grand nombre de seruiteurs, &amp; beau(-)<text:line-break/>coup de cheuaulx de grand prix, chiens, &amp; oyseaulx : &amp; continuellement court<text:line-break/>ouuerte, en faisant dons &amp; tournoitz : &amp; tout ce qui non seulement appartient<text:line-break/>à g(e2)tilz hommes : mais encor tout ce qui venoit à leur appetit de ieunesse. Tou(-)<text:line-break/>tesfois ilz ne menerent gueres longuement ceste vie, que le tresor que leur auoit<text:line-break/>laissé le pere ne diminuast fort. Et ne pouuant suffire leur reuenu pour entrete(-)<text:line-break/>nir la despence qu'ilz auoient commencée, ilz c(o2)mencerent à engaiger, &amp; ven(-)<text:line-break/>dre leurs heritaiges : vend(a2)s au iourdhuy l'un, &amp; demain l'autre : d(o2)t à peine s'ap<text:line-break/>perceur(e2)t ilz qu'ilz ne fussent quasi venuz à neant. Et lors la paoureté leur ouurit<text:line-break/>les yeulx que la richesse leur auoit bendez. A ceste cause Lambert appella vng<text:line-break/>iour ses autres deux freres, &amp; leur remonstra quel auoit esté l'h(o2)neur de leur pe(-)<text:line-break/>re, &amp; quelle, &amp; combien auoit monté leur richesse, &amp; mainten(a2)t quelle estoit la<text:line-break/>paoureté ou ilz estoient venuz par leurs desordonnées despences : les conseillant<text:line-break/>(comme mieulx il peut) que deuant que leur misere apparust dauentaige, qu'on<text:line-break/>vendist ce peu qui leur estoit demouré, &amp; qu'ilz s'en allassent ensemble en quel(-)<text:line-break/>que autre lieu. Ce qu'ilz feirent, &amp; sans dem(a2)der congé à personne, ne faire au(-)<text:line-break/>tre solemnité sortirent de Florence : &amp; ne s'arresterent en aucun lieu, iusques à ce<text:line-break/>qu'ilz furent en Angleterre. Et lá ayans prins à Londres vne petite maison à lou(-)<text:line-break/>aige, faisans trespetite despence, commencerent à prester à tresgrande vsure. Et<text:line-break/>en cecy fortune leur fut si fauorable, que en peu d'années ilz espargnerent vne<text:line-break/>grande somme de deniers : qui fut cause que ores l'un &amp; tantost l'autre retourne(-)<text:line-break/><text:soft-page-break/>rent successiuement à Florence, auec iceulx deniers : ou ilz rachapter(e2)t vne gran(-)<text:line-break/>de partie de leurs heritaiges : &amp; si en acheptar(e2)t encores plusieurs autres, &amp; se ma(-)<text:line-break/>rierent. Continuans tousiours, neantmoins, de prester à vsure en Angleterre : ou<text:line-break/>ilz enuoyerent, pour faire leur train, vng ieune h(o2)me, leur nepueu, nommé Ale(-)<text:line-break/>xandre. Et eulx trois demourans à Florence, ayans desia oublié en quelle misere<text:line-break/>les auoit conduict la desraisonnable despence qu'ilz auoient faicte. Et nonobst(a2)t<text:line-break/>qu'ilz se veissent chargez de famille, desp(e2)doient plus que iamais, sans aucun re(-)<text:line-break/>spect :<text:s/>ayans tousiours bon credit auecques les marchans. Lesquelles despences,<text:line-break/>l'argent que enuoyoit quelques fois Alexandre, ayda à supporter par certaines<text:line-break/>années. Lequel s'estoit mis à prester à certains gentilz h(o2)mes, &amp; barons du pays,<text:line-break/>sur leurs chasteaulx,<text:s/>&amp; places, &amp; autre leur reuenu, dont il tiroit vng desmesuré<text:line-break/>proffict. Et ce pendant que les trois freres despendoient ainsi largem(e2)t, &amp; qu'ilz<text:line-break/>empruntoient de l'argent quant il leur deffailloit quelque fois : ayantz tousiours<text:line-break/>leur entiere esperance en<text:s/>Angleterre : aduint que contre l'opinion de tout hom(-)<text:line-break/>me, il suruint vne guerre entre le roy d'Angleterre &amp; vng sien filz : qui fut occa(-)<text:line-break/>sion que tout le pays fut en trouble : &amp; y en auoit qui tenoient vng party, &amp; les<text:line-break/>autres l'autre. Au moyen dequoy<text:s/>toutes les places que tenoit Alexandre luy fu(-)<text:line-break/>rent ostées : sans auoir autre chose qui luy portast aucun proffict. Mais esperant<text:line-break/>tousiours de iour en iour, que la paix se feroit entre le pere &amp; le filz, &amp; par conse(-)<text:line-break/>quent, que toutes choses luy seroient rendues, tant principal que interestz, il ne<text:line-break/>vouloit partir du pays. Les trois freres qui estoient à Florence, ne limit(a2)tz en au(-)<text:line-break/>cune facon leurs desordonnées despences, empruntoi(e2)t tous les iours de plus en<text:line-break/>plus. Mais apres que durant plusieurs années lon ne veit sortir à aucun effect l'e(-)<text:line-break/>sperance qu'on auoit eue d'eulx. Ilz perdirent non seulem(e2)t leur credit : ains (qui<text:s/><text:span text:style-name="pb">[Fueil.37]</text:span><text:span text:style-name="pb"><text:line-break/></text:span>plus est) ceulx à qui il estoit deu, voul(a2)s estre payez, les feirent incontinent pren(-)<text:line-break/>dre prisonniers : &amp; ne pouuantz suffire les heritaiges pour le payement entier de<text:line-break/>ce qu'ilz deuoient, ilz demeurerent en prison pour le reste : &amp; leurs femmes &amp;<text:line-break/>petitz enfans sen aller(e2)t, les vngs au vilaige, les autres ca &amp; la, assez mal en ordre :<text:line-break/>ne saichantz<text:s/>plus (q2) attendre, sinon paoureté, &amp; miserable vie à iamais. Alex(a2)dre<text:line-break/>qui auoit desia attendu long t(e2)ps la paix en Angleterre, voy(a2)t qu'il n'en y auoit<text:line-break/>point, &amp; luy estant aduis que (oultre ce qu'il demouroit la en vain pour le recou(-)<text:line-break/>urement de son deu) il estoit en danger de sa propre vie, s'estant deliberé de re(-)<text:line-break/>tourner en Italie, se meit tout seul en chemin : &amp; par fortune en sort(a2)t de Bruges<text:line-break/>il veit pareillem(e2)t sortir vng abbé vestu de blanc, acc(o2)paigné de plusieurs moy(-)<text:line-break/>nes,<text:s/>&amp; d'un grand train, auec force bagaige deuant. Apres lequel venoient deux<text:line-break/>vieulx cheualiers parens du roy, auec lesquelz Alexandre s'acoincta, c(o2)me gens<text:line-break/>de congnoissance, &amp; fut liberallement receu en leur compaignie. Cheuauchant<text:line-break/>doncques Alexandre auecques ceulx cy, il leur demanda gratieusement qui e(-)<text:line-break/>stoient ces moynes qui cheuauchoient deuant, auec si gr(a2)d train, &amp; ou il alloi(e2)t :<text:line-break/>Auquel l'un des cheualiers respondit : Cestuy la qui cheuauche deuant est vng<text:line-break/>ieune gentil homme, nostre parent, qui à esté nouuellem(e2)t esleu abbé d'une des<text:line-break/>meilleures abbayes d'Angleterre : &amp; pource qu'il est plus ieune qu'il n'est permis<text:line-break/>par les decretz pour vne telle dignité, nous all(o2)s auecques luy à Rome, pour im(-)<text:line-break/>petrer de nostre sainct pere qu'il le dispence de son aage, &amp; luy c(o2)ferme ladicte<text:line-break/>dignité : mais il n'en fault dire mot à (p3)sonne. Et ainsi allant le nouuel abbé main(-)<text:line-break/>tenant deuant, &amp; tantost apres ses gens, comme nous voyans que font ordinai(-)<text:line-break/>rem(e2)t les seigneurs quant ilz vont par pays. Il aduint que vng iour il veit pres de<text:line-break/>soy Alexandre, lequel estoit fort beau ieune h(o2)me, &amp; autant h(o2)neste, gracieux,<text:line-break/>&amp; affable qu'il estoit possible : Lequel en ceste premiere renc(o2)tre luy pleut mer(-)<text:line-break/>ueilleusement, voyre autant que aucune<text:s/>autre chose luy auoit iamais pleu. Et le<text:line-break/><text:soft-page-break/>ayant appellé à soy, comm(e2)ca familierement à deuiser, &amp; à luy demander qui il<text:line-break/>estoit, d'ou il venoit, &amp; ou il alloit. Auquel Alexandre declaira liberallem(e2)t tous<text:line-break/>ses affaires, &amp; satisfeit à sa demande, &amp; luy offrit (combien que sa puissance fust<text:line-break/>petite) tout le seruice qu'il luy pourroit faire. L'abbé oy(a2)t son beau parler, &amp; bien<text:line-break/>ordonné, considerant plus particulierem(e2)t ses facons de faire, &amp; estimant en soy<text:line-break/>mesmes, que combien que son train eust esté mecanicque, il deuoit neantmoins<text:line-break/>estre gentil homme, &amp; desia remply de c(o2)passion de ses malheurs, le reconforta<text:line-break/>assez familierement, &amp; luy deit qu'il deuoit tousiours viure en bonne esper(a2)ce :<text:line-break/>car s'il estoit h(o2)neste h(o2)me nostre seigneur le remettroit au lieu d'ou la fortune<text:line-break/>l'auoit gecté, &amp; encor plus hault : &amp; le pria (q2) puis qu'il s'en alloit vers la Tuscane,<text:line-break/>ou il alloit pareillem(e2)t, il luy pleust de demourer en sa compaignie. Alex(a2)dre le<text:line-break/>mercia humblem(e2)t de son confort : &amp; luy deit<text:s/>qu'il estoit prest de s'employer en<text:line-break/>tout ce qu'il luy plairoit c(o2)m(a2)der. Cheuauch(a2)t d(o2)c(q2)s ainsi l'abbé (au(q2)l nouuelles<text:line-break/>choses se remuoi(e2)t en son cerueau, pour auoir veu Alex(a2)dre) aduint (q2) apres plu(-)<text:line-break/>sieurs iournées ilz arriuer(e2)t en vng vilaige, le(q2)l n'estoit gueres logeable : &amp; vou(-)<text:line-break/>lant l'abbé loger lá, Alex(a2)dre le feit desc(e2)dre en la maison d'un hoste le(q2)l estoit<text:line-break/>fort son familier, &amp; luy feit acoustrer sa chambre au moins inc(o2)mode lieu de la<text:line-break/>maison. Et est(a2)t desia deuenu mareschal des logis de l'abbé, il logea (c(o2)me celuy<text:line-break/>qui le scauoit bi(e2) faire) tout son train en ce vilaige, l'un icy, &amp; l'autre la, le mieulx<text:s/><text:span text:style-name="pb">[n.p.]</text:span><text:span text:style-name="pb"><text:line-break/></text:span>qu'il luy fut possible. Et quant l'abbé eut souppé, estant vne grande partie<text:s/>de la<text:line-break/>nuict desia pssée, &amp; chascun couche Alexandre demanda à l'hoste la ou il pour(-)<text:line-break/>roit coucher. Auquel l'hoste respondit : En verité ie ne scay. Tu vois que tout est<text:line-break/>plain, &amp; que mon mesnaige &amp; moy sommes contrainctz de coucher sur lesbancs : toutesfois il y a tout ioignant la chambre de monsieur, certains greniers,<text:line-break/>ou ie te meneray bien, &amp; nous y mettrons quelque couchette : &amp; la (s'il te plaist)<text:line-break/>tu coucheras ceste nuict au mieulx que tu pourras. Auquel Alex(a2)dre deit : com(-)<text:line-break/>ment iray ie en la ch(a2)bre de monsieur, qui est tant petite que piece de ses moy(-)<text:line-break/>nes n'y à peu coucher ? Si ie me fusse aduisé de cecy qu(a2)t on tira les rideaulx i'eus<text:line-break/>se faict coucher ses moynes au grenier, &amp; m'en fusse allé coucher la ou ilz sont,<text:line-break/>l'hoste luy deit. Cela est faict pourt(a2)t : mais il me semble (q2) tu pourras si tu veulx<text:line-break/>estre icy le mieulx du m(o2)de : m(o2)sieur dort, &amp; les rideaulx sont tirez, ie te y met(-)<text:line-break/>tray tout bellement vne petite coistre &amp; tu t'y coucheras. Alex(a2)dre voyant quo<text:line-break/>cecy se pouuoit faire sans donner aucun ennuy à l'abbé, si accorda, &amp; si accomo(-)<text:line-break/>da le plus bellement qu'il peut. L'abbé qui ne dormoit pas : ains pensoit sans cesse<text:line-break/>à ses nouueaulx desirs oyoit ce que l'hoste &amp; Alexandre disoient : &amp; pareillem(e2)t<text:line-break/>auoit entendu coucher Alexandre. Parquoy fort content en soymesmes il com(-)<text:line-break/>menca à dire : Nostre seigneur m'a enuoyé temps propice pour satisfaire à mes<text:line-break/>desirs. Si ie ne les prens, par aduenture ne m'en reuiendra il en piece de sembla(-)<text:line-break/>ble. Et s'estant du tout deliberé de les prendre, croyant semblablement que tout<text:line-break/>le monde fust à repos au logis, il appella auecques vne voix basse Alexandre, &amp;<text:line-break/>luy deit qu'il se vinst coucher pres de luy. Lequel apres plusieurs excuses s'estant<text:line-break/>despouillé, se coucha. L'abbé luy meit la<text:s/>main sur l'estomac, &amp; le comm(e2)ca à ta(-)<text:line-break/>ster, &amp; manier, ne plus ne moins que ont accoustumé faire les ieunes amoureu(-)<text:line-break/>ses leurs amys par amours : dequoy Alexandre s'esmerueilla fort, &amp; doubta que<text:line-break/>par aduenture l'abbé surprins d'amour deshonneste se<text:s/>meist ainsi à le taster. La(-)<text:line-break/>quelle doubte l'abbé (ou par presumption, ou par quelque acte que faisoit Ale(-)<text:line-break/>xandre) congneut soudainement, &amp; se meit à soubzrire : &amp; tout incontinent de(-)<text:line-break/>spouilla vne chemise qu'il auoit vestue, &amp; print la main d'Alexandre, &amp; la met(-)<text:line-break/>tant sur son estomac, luy deit : Alexandre gecte hors de ton ent(e2)dem(e2)t ton pen(-)<text:line-break/><text:soft-page-break/>cer deshonneste. Et cerchant icy congnois ce que ie cache : Alexandre ayant mis<text:line-break/>la main sur l'estomac de l'abbé trouua deux petitz tetins r(o2)dz, durs, &amp; poliz, ne<text:line-break/>plus ne moins (q2) s'ilz eussent esté d'yuoire. Et quant il les eut trouuez congnois(-)<text:line-break/>sant (q2) cestuy cy estoit femme, l'ayant incontinent embrassée, sans attendre d'e(-)<text:line-break/>stre inuité autrement, la vouloit baiser, mais elle luy deit : Auant que tu t'appro(-)<text:line-break/>ches plus pres de moy entens ce que ie te veulx dire : Comme tu peulx congnoi(-)<text:line-break/>stre, ie suis femme, &amp; non h(o2)me, &amp; est(a2)t partie pucelle de ma maison, ie m'en al(-)<text:line-break/>lois deuers le pape affin qu'il me mariast : mais qu(a2)t ie t'euz veu l'autre iour, ou (q2)<text:line-break/>ce soit, de ta bonne fortune, ou de mon malheur, amour m'embrasa tellem(e2)t de<text:line-break/>toy qu'il ne fut iamais femme qui tant aymast homme comme ie t'ayme : &amp; par<text:line-break/>ce i'ay deliberé de te prendre à mary deuant tout autre : &amp; si tu ne me<text:s/>veulx<text:line-break/>pour femme va ten d'icy, &amp; t'en retourne ou tu estois. Alexandre combien qu'il<text:line-break/>ne la c(o2)gneust, ay(a2)t esgard à la c(o2)paignie, &amp; au train qu'elle auoit, estima qu'elle<text:line-break/>estoit noble, &amp; riche : &amp; d'autre part il la voioit tresbelle. Parquoy sans y<text:s/>pencer<text:line-break/>trop longuement respondit, que puis qu'il luy plaisoit il l'auoit fort agreable.<text:line-break/><text:span text:style-name="pb">[Fueil.32]</text:span><text:span text:style-name="pb"><text:line-break/></text:span>El(-)le à lors s'estant leuée pour s'asseoir sur le lict deuant vng petit tableau, ou nostre<text:line-break/>seigneur estoit en paincture, luy meit vng anneau au doigt, &amp; feit qu'il l'espou(-)<text:line-break/>sa. Et apres s'estantz entrembrassez ensemble (auec gr(a2)d plaisir de chascune des<text:line-break/>parties) s'esbatirent le demourant de celle nuict. Puis ayantz auisé l'ordre &amp; le<text:line-break/>moyen pour faire leurs besongnes doresnauant, Alex(a2)dre, ainsi que le iour vint,<text:line-break/>se leua : &amp; quant il fut sorty de la chambre par ou il estoit entré, sans que person(-)<text:line-break/>ne sceust ou il auoit couché, se remeit tresioieux en chemin auec l'abbé, &amp; sa c(o2)(-)<text:line-break/>paignie. dont apres plusieurs iournées arriuerent à Rome. Et<text:s/>quant ilz y eurent<text:line-break/>demouré quelques iours, l'abbé auec les deux cheualiers &amp; Alex(a2)dre, sans plus,<text:line-break/>s'en allerent deuers le pape, &amp; luy ayantz faict la reuerence qu'ilz deuoient, l'abbé<text:line-break/>comm(e2)ca à parler ainsi. Sainct pere (comme vous scauez mieulx que<text:s/>nul autre)<text:line-break/>chascun qui veult bien &amp; honnestem(e2)t viure, doit fuyr tant qu'il peult toute oc(-)<text:line-break/>casion qui le puisse conduire à faire le contraire. Affin d(o2)cques que moy qui de(-)<text:line-break/>sire viure honnestement, le puisse entierement parfaire : ie m'en suis<text:s/>fuye, &amp; mi(-)<text:line-break/>se en chemin pour venir icy en l'habit que vous me voyez, auec bonne portion<text:line-break/>des tresors du roy d'Angleterre mon pere, affin que vostre saincteté me mariast :<text:line-break/>d'autant qu'il me vouloit d(o2)ner pour femme (moy qui suis ieune, comme vous<text:line-break/>voyez) au roy d'Escosse qui est tres vieil. Vous auisant que sa vieillesse n'a pas t(a2)t<text:line-break/>occasion de me faire fuyr comme à esté la peur de commettre (pour la fragilité<text:line-break/>de ma ieunesse, si i'eusse esté mariée auec luy) chose qui fust contre les loix diui(-)<text:line-break/>nes,<text:s/>&amp; l'honneur du sang royal de mon pere. Et ven(a2)t ainsi deliberée, nostre sei(-)<text:line-break/>gneur (lequel seul congnoist parfaictem(e2)t ce qui est besoing à vng chascun) me<text:line-break/>meit deuant les yeulx par sa saincte misericorde (comme ie croy) celuy qu'il luy<text:line-break/>plaisoit estre mon mary. Qui fut ce ieune gentil homme (&amp; monstra Alexan(-)<text:line-break/>dre) (q2) vous voyez au pres de moy : l'h(o2)nesteté &amp; valeur duquel sont dignes de<text:line-break/>quelque grand dame, tant grande soit elle : c(o2)bien que par aduenture la noblesse<text:line-break/>de son sang ne soit pas tant excellente comme est la royalle. Ie l'ay d(o2)cqnes prins<text:line-break/>pour mary : &amp; le veulx, ne iamais autre ie n'auray, quoy qu'il en doiue sembler à<text:line-break/>mon pere, ou à aultruy. Parquoy la principalle occasi(o2) qui m'a meu de venir icy<text:line-break/>est ostée : mais i'ay bien<text:s/>voulu acheuer mon voyage : tant pour visiter les sainctz<text:line-break/>&amp; reuerens lieux (desquelz ceste cité est plaine) &amp; vostre saincteté comme affin<text:line-break/>que le contract de mariaige (faict seulement en la presence de dieu, entre Ale(-)<text:line-break/>xandre &amp; moy) fust faict apertement<text:s/>en la vostre, &amp; consequemm(e2)t des autres<text:line-break/>hommes. Parquoy ie vous supplie humblement que ce qu'il à pleu à Dieu &amp; à<text:line-break/><text:soft-page-break/>moy vous soit agreable, &amp; que vous nons donnez vostre benediction : affin que<text:line-break/>auec icelle (c(o2)me pour plus grande seureté de celluy du quel vous estes vicaire)<text:line-break/>nous puissions viure ensemble à l'honneur de dieu, &amp; du vostre, &amp; à la fin bien<text:line-break/>mourir. Alexandre s'esmerueilla grandem(e2)t quant il ent(e2)dit que sa femme estoit<text:line-break/>fille du roy d'Angleterre, &amp; fut surprins d'une ioye esmerueillable. Mais beau(-)<text:line-break/>coup plus s'esmerueillerent les deux cheualiers qui furent tellem(e2)t troublez que<text:line-break/>s'ilz eussent este ailleurs qu'(e2) la presence du pape, ilz eussent oultrage Alex(a2)dre,<text:line-break/>&amp; par aduenture la dame mesmes. De l'autre part le pape s'esbahit<text:s/>fort de l'habit<text:line-break/>qu'elle auoit prins, &amp; de son eslection : mais congnoissant qu'on ne pouuoit def(-)<text:line-break/>faire ce qui estoit faict, il voulut bien satisfaire à sa priere. Et premierement<text:line-break/>ayant consolé les deux cheualiers, &amp; remis en bonne paix auec la dame,<text:line-break/><text:span text:style-name="pb">[n.p.]</text:span><text:span text:style-name="pb"><text:line-break/></text:span>&amp; auec Alexandre, donna ordre à ce qui se deuoit faire. Puis quant le iour qu'il<text:line-break/>ordonna fut venu, il feit venir la dame, vestue d'habitz royaulx deuant tous les<text:line-break/>cardinaulx, &amp; plusieurs autres grans personnaiges (qui estoient venuz à vng<text:line-break/>grand festin qu'il auoit faict preparer expres) laquelle dame sembloit tant belle,<text:line-break/>&amp; si plaisante à veoir, que non sans merite elle estoit louée, &amp; prisée d'un chas(-)<text:line-break/>cun. Aussi fut Alexandre, lequel grandem(e2)t honoré des deux cheualiers, estoit<text:line-break/>vestu tresrichement, en apparence, &amp; contenance (non point d'un homme qui<text:line-break/>auroit presté à vsure) mais plustost royalle. Et lá le pape feit solennellement ce(-)<text:line-break/>lebrer de nouueau les espousailles. Et apres que les nopces belles &amp; magnifiques<text:line-break/>furent faictes, il leur dona congé, auec sa benediction. Ce faict Alexandre, &amp; pa(-)<text:line-break/>reillement la dame partans de Rome, voulurent venir à Florence, ou le bruict<text:line-break/>auoit desia faict scauoir ceste nouuelle : &amp; la receuz des citoyens auec tresgrand<text:line-break/>honneur, la dame feit deliurer de prison<text:s/>les trois freres, ayant premierem(e2)t faict<text:line-break/>payer tout ce qu'ilz deuoient : &amp; furent eulx &amp; leurs femmes remis en leurs he(-)<text:line-break/>ritaiges &amp; possessions. Puis partantz de Florence Alexandre &amp; sa femme, auec<text:line-break/>la bonne grace &amp; bienuueillance de tous, &amp; emmenantz<text:s/>auecques eulx Ago(-)<text:line-break/>lant l'un de ses oncles, ilz arriuerent à Paris, ou ilz furent honnorablem(e2)t receuz<text:line-break/>du roy de France : &amp; dela les deux cheualiers s'en aller(e2)t en Angleterre, qui fei(-)<text:line-break/>rent tant auec leur roy qu'ilz remeirent en sa bonne grace<text:s/>sa fille, &amp; y meir(e2)t son<text:line-break/>gendre, lesquelz il receut depuis auecques grande ioye. Et bien tost apres il feit<text:line-break/>fondict gendre cheualier en tresgrand honneur : &amp; luy donna la conté de Cor(-)<text:line-break/>noaille. Si fut Alexandre de tant grand esperit qu'il pacifia le filz auec le pere,<text:line-break/>dont s'ensuyuit vng grand bien au royaulme : &amp; en acqueit l'amour &amp; la grace<text:line-break/>de tout le peuple. &amp; Agolant son oncle recouura entierement tout ce qui leur e(-)<text:line-break/>stoit deu en Angleterre : &amp; s'en retourna riche à Florence. L'ayant premierem(e2)t<text:line-break/>le conte Alex(a2)dre faict cheualier. Le conte vesquit depuis heureusem(e2)t auec sa<text:line-break/>femme. Et selon que auc(o2)s veull(e2)t dire, il conquist tant par son bon sens, &amp; vail(-)<text:line-break/>lance, que auec l'ayde de son beau pere, le royaulme d'Escosse, &amp; en fut couron(-)<text:line-break/>né roy.</text:p>
      <text:soft-page-break/>
      <text:h text:style-name="Titre2" text:outline-level="2">(hedera) LANDOLFE RVFFOLO ESTANT A(-)<text:line-break/><text:span text:style-name="T2412">paoury, deuint corsaire, &amp; prins par les Geneuois, fut mis en fons : d'ou toutesfois</text:span><text:span text:style-name="T2413"><text:line-break/></text:span><text:span text:style-name="T2414">il se saulua sur vne petite caisse plaine de tresriches bagues : &amp; fut porté en Gur</text:span><text:span text:style-name="T2415"><text:line-break/></text:span><text:span text:style-name="T2416">fe, ou il fut receu par vne bonne<text:s/></text:span><text:span text:style-name="T2417">femme, puis s'en retourne riche en sa maison.</text:span></text:h>
      <text:h text:style-name="P2418" text:outline-level="2">Nouuelle quatriesme.</text:h>
      <text:p text:style-name="P2419"><text:span text:style-name="T2420">M</text:span>A dame Laurette estoit assise pres ma dame Pampinée, laquel(-)<text:line-break/>le voyant qu'elle auoit triumph(a2)ment acheué sa nonuelle, com(-)<text:line-break/>menca sans att(e2)dre autre chose, à parler en ceste maniere, Gra(-)<text:line-break/>cieuses dames, on ne scauroit veoir (selon mon iugement) vng<text:line-break/>plus grand acte de fortune, que de veoir esleuer en estat royal<text:line-break/>celuy qui estoit au plus profond de paoureté, comme la nouuel(-)<text:line-break/>le de ma dame P(a2)pinée nous à monstré estre aduenu à<text:s/>son Alexandre. Et pour<text:line-break/>ce qu'il conuiendra à quiconques deuisera doresnauant sur la matire proposée<text:line-break/><text:span text:style-name="pb">[Fueil.33]</text:span><text:span text:style-name="pb"><text:line-break/></text:span>qu'il ne sorte aucunement des termes d'icelle, ie n'auray point de honte de dire<text:line-break/>vne nouuelle, laquelle combien qu'elle c(o2)tienne en soy<text:s/>plus grans malheurs que<text:line-break/>la precedente n'aura pourtant si noble &amp; magnificque yssue. Et pour ce scay ie<text:line-break/>bien, que ayant regard à celle lá, ceste cy ne sera escoutée si songneusem(e2)t : mais<text:line-break/>ne pouuant y faire autre chose, ie seray excusée.</text:p>
      <text:p text:style-name="p">On croit que le<text:s/>long de la marine de Regge à Gaiette soit quasi la plus dele(-)<text:line-break/>ctable partie de l'Italie : en laquelle assez pres de Salerne, est vne coste regardant<text:line-break/>sur la mer, que les habitans appellent la coste de Malfy, plaine de petites villes, de<text:line-break/>iardins, de fontaines, &amp; d'hommes riches, &amp; traficquans en march(a2)dises autant<text:line-break/>que g(e2)s qu'on saiche. Entre lesquelles villes y en a vne appellée Rauel, en laquel(-)<text:line-break/>le (combien que au iourdhuy il y en ayt de riches gens) il y en eut nagueres vng<text:line-break/>qui fut tresriche, n(o2)mé Landolfe Ruffolo : lequel ne se cont(e2)tant de ses richesses,<text:line-break/>desirant de les multiplier au double, fut en danger de se perdre soymesmes auec<text:line-break/>ses dictes richesses. Cestuy cy doncques (comme les march(a2)s ont acoustumé de<text:line-break/>faire) apres qu'il eut aduisé en son faict, achapta vng fort gr(a2)d nauire : &amp; le char(-)<text:line-break/>gea tout de diuerses marchandises appartenans à luy seul. Et s'en alla auec icelles<text:line-break/>en lisle de Cypre : la ou il trouua que oultre la marchandise qu'il auoit porté plu(-)<text:line-break/>sieurs autres vaisseaulx y estoient arriuez, tous chargez de mesmes. Au moyen<text:line-break/>dequoy il luy conuint, non seulement, de faire grand marché de ce qu'il auoit<text:line-break/>porté. Mais aussi il fut quasi contrainct (s'il vouloit depescher sa marchandise) de<text:line-break/>la donner comme pour neant : dont il<text:s/>cuyda estre destruict. Parquoy port(a2)t vng<text:line-break/>grand ennuy en soymesmes de ceste perte, ne saichant que y faire, &amp; se voyant<text:line-break/>en si peu de temps de tresriche estre deuenu quasi paoure, pensa de mourir, ou<text:line-break/>de se recomp(e2)ser sur autruy de ses pertes, affin qu'il ne retournast paoure au lieu<text:line-break/>d'ou il estoit party riche. Et ayant trouué marchant qui achapta son grand na(-)<text:line-break/>uire, il achapta de l'argent qu'il en eut, &amp; de celuy qu'il auoit tiré de la marchan(-)<text:line-break/>dise qu'il auoit vendue, vng vaisseau leger, propre pour faire le mestier de for(-)<text:line-break/>saire : lequel il arma, &amp; equippa tresbi(e2) de toutes choses necessaires pour vng tel<text:line-break/>effect. Puis s'adonna à faire sien le bien d'aultruy : &amp; mesmement courut, &amp; pilla<text:line-break/>fort sur les Turcqs : auquel estat la fortune luy fut beaucoup plus fauorable quelle<text:line-break/>n'auoit esté à la marchandise : tellem(e2)t que en vng an il pilla, &amp; print tant de fu(-)<text:line-break/>stes de Turcqs qu'il se trouua auoir recouuert (non seulem(e2)t ce qu'il auoit perdu<text:line-break/>en marchandise) mais aussi l'auoir doublé de beaucoup. Pour la(q2)lle chose quant<text:line-break/>il se sentit chastié du dueil de la premiere perte, congnoissant qu'il auoit assez de<text:line-break/>bien pour ne retourner à la deuxiesme, il remonstra à soymesmes, que ce qu'il<text:line-break/><text:soft-page-break/>auoit luy deuoit suffire, sans en desirer d'auantaige. Parquoy<text:s/>il delibera de<text:line-break/>s'en retourner bien tost en sa maison, auec son gaing. Et ayant encor peur de la<text:line-break/>perte qu'il auoit faicte en traficquant marchandise, il ne se soucia gueres de y<text:line-break/>remployer autrement ses deniers : mais auec ce vaisseau legier (auec lequel il<text:s/>les<text:line-break/>auoit gaignez) ayant donné des rames en l'eaue se meit à chemin pour retour(-)<text:line-break/>ner chez soy. Et estant desia paruenu en la grand'mer, &amp; s'estant leué la nuict,<text:line-break/>vng merueilleux vent (qui non seulement estoit contraire à son chemin) mais<text:line-break/>encor il enfloit la mer : laquelle son petit vaisseau n'eust peu endurer, il se re(-)<text:line-break/>tira vistement (attendant meilleur vent) en vng petit port de mer, que fai(-)<text:line-break/>soit vne petite isle, qui le couuroit de ce vent. Auquel vng peu de temps après<text:line-break/><text:span text:style-name="pb">[n.p.]</text:span><text:span text:style-name="pb"><text:line-break/></text:span>arriuerent (auec grand peine) deux grandes carracques de Geneuoys, qui ve(-)<text:line-break/>noient de Constantinoble, pour euiter ce que Landolfe auoit fuy. Les gens des(-)<text:line-break/>quelles apres qu'ilz eurent veu ce petit vaisseau, &amp; luy ayantz fermé le passaige<text:line-break/>de se pouuoir sauluer, entendantz à qui il estoit, &amp; le congnoissans tresriche par<text:line-break/>renommée, se delibererent (comme gens naturellement amateurs de deniers, &amp;<text:line-break/>rauissans) de l'auoir. Et ayantz mis à terre partie de leurs gens, auec arbalestes, &amp;<text:line-break/>bien armez : ilz les feirent aller en vng<text:s/>lieu d'ou ilz gardoient que personne ne<text:line-break/>pouuoit desc(e2)dre du petit vaisseau, s'il ne vouloit estre affolé de traictz, &amp; de fle(-)<text:line-break/>ches. Puis se faisantz tirer dedans les esquifz, &amp; oultre ce aydez de la mer, s'apro(-)<text:line-break/>cherent du petit vaisseau de Landolfe : lequel ilz prindrent bien tost, &amp; sans trop<text:line-break/>de peine, à main saulue, auec toute la churme : sans en perdre vng seul homme.<text:line-break/>Et faisantz m(o2)ter L(a2)dolfe sur l'une de leur carracques, &amp; prins tout ce qui estoit<text:line-break/>dedans son petit vaisseau, le meirent à<text:s/>fons, &amp; retindr(e2)t sa personne, ne luy lais(-)<text:line-break/>sans sur son doz fors seulem(e2)t vng petit haubergeon. Le iour ensuiuant, s'estant<text:line-break/>changé le vent, les carracques venans vers Ponant feir(e2)t voile, &amp; tout ce iour na(-)<text:line-break/>uiguerent heureusement en leur voyage. Mais à lentrée de la nuict il se leua vng<text:line-break/>vent tempestatif : lequel faisant enfler la mer, separa les deux carracques l'une de<text:line-break/>l'autre. Et par la force de ce vent, aduint que celle sur laquelle estoit ce paoure &amp;<text:line-break/>miserable Landolfe, alla frapper auec grande impetuosité, au dessus de l'isle Ce(-)<text:line-break/>phalonie en vng grauier. Et tout ainsi que qui donneroit d'un voirre contre vne<text:line-break/>muraille, la carracque s'ouurit, &amp; se meit en pieces : dont les miserables dolentz<text:line-break/>qui estoient dessus (estant desia la mer toute couuerte de marchandises, de cais(-)<text:line-break/>ses, &amp; d'aiz, qui flotoient dessus (comme en telz accidens aduient souuent) &amp;<text:line-break/>(combien que la nuict fust tres obscure, &amp; la mer grosse, &amp; enflée) nage(a2)s ceulx<text:line-break/>qui scauoient nager, commencerent à se prendre aux choses,<text:s/>qui par fortune se<text:line-break/>presentoi(e2)t deu(a2)t eulx. Entre lesquelz le miserable Landolfe eut peur de la mort,<text:line-break/>la voyant deuant soy, combien que le iour preced(e2)t il l'eust souhaitée par plu(-)<text:line-break/>sieurs fois, &amp; desirée plustost que de retourner en sa maison,<text:s/>ainsi paoure c(o2)me<text:line-break/>il se voioit. Et luy estant aduenu vng aiz comme aux autres, il se print a icelluy :<text:line-break/>esperant que par aduenture nostre seigneur (luy delayant de se noyer) luy en(-)<text:line-break/>uoyeroit quel(q2) ay de pour s'eschapper. Et est(a2)t à cheuauchons sur l'aiz, le mieulx<text:line-break/>qu'il pouuoit, se voyant poulcé de la mer, &amp; du vent, maintenant en ca, &amp; tantost<text:line-break/>en la, il se soustint iusques à ce qu'il fust iour clair. Ayant aperceu lequel, &amp; regar(-)<text:line-break/>dant au tour de soy, il ne voioit autre chose que nuées, &amp; mer,<text:s/>&amp; vne caisse : la(-)<text:line-break/>quelle flotant sur les vndes de la mer, s'approchoit (quel(q2) fois) si fort de luy qu'il<text:line-break/>en auoit grande paour, craignant, (q2) par adu(e2)ture elle le heurtast de sorte qu'el(-)<text:line-break/>le luy feist ennuy : &amp; tousiours quant elle venoit pres<text:s/>de luy il l'a repoulsoit tant<text:line-break/>qu'il pouuoit, auec la main : c(o2)bien qu'il ne luy fust demouré grande force : Mais<text:line-break/>en quelque sorte que le faict allast : aduint que se leuant en vng instant en laër<text:line-break/><text:soft-page-break/>vng tourbillon de vent, il frappa en la mer, &amp; d(o2)na c(o2)tre ceste caisse : &amp; la caisse<text:line-break/>contre laiz, sur lequel estoit Landolfe : lequel à ce moyen renuerse, ayant par for(-)<text:line-break/>ce abandonné laiz, s'en alla à fons soubz les vndes, &amp; puis retourna au dessus,<text:line-break/>nageant plus de peur que de force, &amp; veit que laiz estoit fort esloingné de luy.<text:line-break/>Parquoy craignant de ne pouuoir paruenir iusques à luy, s'approcha de la cais(-)<text:line-break/>se qui luy estoit assez prochaine. Et ayant mis l'estomach sur le couuercle<text:line-break/><text:span text:style-name="pb">[Fueil.34]</text:span><text:span text:style-name="pb"><text:line-break/></text:span>d'icel(-)le la faisoit aller droict le mieulx qu'il pouuoit, auecques les braz. Et en ceste<text:line-break/>maniere agité de la mer, ores en ca, &amp; tantost en la sans manger (comme celluy<text:line-break/>qui n'auoit dequoy) &amp; beuuant plus qu'il n'eust voulu, demoura tout ce iour &amp;<text:line-break/>la nuyct ensuyu(a2)t sans scauoir ou il estoit, ne veoir autre<text:s/>chose que mer. Le len(-)<text:line-break/>demain par la vol(e2)té de dieu ou par la force du vent Lendolphe (qui estoit de(-)<text:line-break/>uenu presque vne esponge) tenant fort auec les deux mains les bordz de la cais(-)<text:line-break/>se (comme nous voyons faire à ceulx qui craignent se noyer quant<text:s/>ilz prenent<text:line-break/>quelque chose) paruint à la riue de lisle de Gurfe, la ou par fortune vne paoure<text:line-break/>femmelette escuroit ses escuelles auec du sablon &amp; de leau sallée &amp; les faisoit bel(-)<text:line-break/>les, laquelle comme elle veist cestuy cy sapprocher d'elle, ne congnoissant<text:s/>en luy<text:line-break/>aucune forme d'homme elle en eut peur : &amp; en criant se retira arriere. Cestuy cy<text:line-break/>ne pouuoit parler &amp; voyoit bien peu : parquoy il ne luy deit mot. Toutesfois le<text:line-break/>chassant tousiours la mer vers la terre, la femme congneut la forme de la caisse :<text:line-break/>puis<text:s/>regardant plus subtillement &amp; voyant de plus pres congneut premierem(e2)t<text:line-break/>les bras estenduz sur la caisse : &amp; apres elle apperceut la face s'ymagina de veoir<text:line-break/>estre ce que cestoit. Parquoy meue de compassion elle entra vng peu dedans la<text:line-break/>mer qui desia estoit transquille, &amp; l'ayant prins par les cheueulx le tira auec tou(-)<text:line-break/>te la caisse en terre, &amp; la auec grand peine luy desueloppa ses mains de la caisse<text:line-break/>quelle chargea sur la teste d'une petite fille qui estoit auec elle : puis le porta (com(-)<text:line-break/>me vng petit<text:s/>enfant) en la ville, &amp; l'ayant mis dedans vne estuue elle le frota &amp;<text:line-break/>laua tant auec de leau chaulde quelle luy feit reuenir la chaleur &amp; aucunes des<text:line-break/>forces perdues. Et quant il sembla à la bonne femme qu'il estoit temps de le faire<text:line-break/>sortir de l'estuue, elle<text:s/>l'en retira : puis apres le traicta &amp; reconforta auec vng peu<text:line-break/>de bon vin &amp; quelques confitures (&amp; comme mieulx luy fut possible) elle le tint<text:line-break/>tant que quant il eut recouuert ses forces, il congneut la ou il estoit. Parquoy la<text:line-break/>bonne femme pensa de luy deuoir rendre sa caisse quelle luy auoit sauuée : &amp; de<text:line-break/>luy dire que desormais il pourchasast son au(e2)ture, &amp; ainsi le feit : luy (encor qu'il<text:line-break/>ne se souuint de la caisse) la print, toutesfois quant la bonne femme la luy presen(-)<text:line-break/>ta : pensant quelle ne pouuoit si peu valoir quelle ne le nourrist pour quelques<text:line-break/>iours : mais la trouu(a2)t fort legiere, il ny eut gueres d'esperance : neantmoins (n'e(-)<text:line-break/>stant la bonne femme en son logis) il l'ouurit par force pour veoir ce qu'il y a(-)<text:line-break/>uoit dedans : &amp; trouua en icelle plusieurs pierres precieuses mises en œuure, &amp;<text:line-break/>hors œuure : desquelles il auoit quelque congnoissance : &amp; les voyant &amp; c(o2)gnois(-)<text:line-break/>sant estre de grant valeur (louant dieu qui encor ne l'auoit voulu habandonner)<text:line-break/>se reconforta tout. Mais comme celluy qui en peu de temps auoit esté agité cru(-)<text:line-break/>ellement par deux fois &amp; tourmenté de la fortune, craignant la troisiesme, pen(-)<text:line-break/>sa qu'il luy conuenoit vser de grande cautelle, pour pouuoir conduire ses choses<text:line-break/>asseurement iusques en sa maison. Parquoy les ayant enueloppées en certains<text:line-break/>meschans drappeaulx le mieulx qu'il peut, deit à la bonne femme qu'il n'auoit<text:line-break/>plus besoing de caisse : mais s'il luy plaisoit luy donner vng sac, quelle gardast<text:line-break/>ladicte caisse, ce que la bonne femme feit voulentiers, &amp; Lendolfe luy rendit les<text:line-break/>plus gr(a2)des graces qu'il peut du bien faict receu d'elle, &amp; mettant son sac sur son<text:line-break/>col il print congé d'elle &amp; monta sur vne barque qui le passa à Bryndes &amp; de la<text:line-break/><text:soft-page-break/>de marée en marée il se conduisit iusques à Trany la ou il trouua des drappiers<text:line-break/>de sa ville qui le reuestirent comme pour l'amour de dieu, apres qu'il leur eut<text:line-break/><text:span text:style-name="pb">[n.p.]</text:span><text:span text:style-name="pb"><text:line-break/></text:span>c(o2)(-)pté toutes ses fortunes : fors que de la caisse, &amp; si luy presterent vng cheual &amp; luy<text:line-break/>baillerent compaignie qui le conduisit iusques à Rauel, ou il disoit qu'il vouloit<text:line-break/>retourner. Et se voyant lá à seureté il remercia dieu, qui l'auoit conduict iusques<text:line-break/>lá, &amp; deslia son sachet visitant tout ce qui estoit dedans plus à loysir qu'il n'auoit<text:line-break/>faict la premiere fois, si trouua qu'il auoit tant de pierres &amp; de<text:s/>telle valeur, que<text:line-break/>les vendant à prix raisonnable &amp; encores moins. Il estoit la moytie plus riche<text:line-break/>que quant il estoit party de sa maison. Et ayant trouué moyen de depescher ses<text:line-break/>bagues il enuoya iusques à Gurfe vne bonne somme d'argent à la femme qui<text:line-break/>l'auoit<text:s/>tiré de la mer, pour recomp(e2)ce du bien faict qu'il auoit receu d'elle : Et le<text:line-break/>semblable feit il à Trany à ceulx qui l'auoient reuestu : &amp; retint le demour(a2)t sans<text:line-break/>plus vouloir estre march(a2)t, &amp; vesquit honorablem(e2)t iusques à la fin de ses iours.</text:p>
      <text:h text:style-name="Titre2" text:outline-level="2">(hedera) ANDRE' ESTANT VENV DE PEROVSE<text:line-break/><text:span text:style-name="T2421">à Naples pour achapter des cheuaulx fut en une nuict surprins de trois merueil(-)</text:span><text:span text:style-name="T2422"><text:line-break/></text:span><text:span text:style-name="T2423">leux accid(e2)s : &amp;</text:span><text:span text:style-name="T2424"><text:s/>de tous il eschappa auec ung rubis, &amp; sen retourna à sa maison.</text:span></text:h>
      <text:h text:style-name="P2425" text:outline-level="2">Nouuelle cinquiesme.</text:h>
      <text:p text:style-name="P2426"><text:span text:style-name="T2427">L</text:span>Es pierres trouuées par Landolfe m'ont faict souuenir (deit ma<text:line-break/>dame Fiammette laquelle deuoit compter la sienne) d'une nou<text:line-break/>uelle ne contenant moins de perilz que celle que ma dame Lau<text:line-break/>rette à dicte : mais autant differente d'icelle comme ceulx la ad(-)<text:line-break/>uindrent paraduenture en plusieurs ans, &amp; ceulx cy en l'espace<text:line-break/>d'une seulle nuyct ainsi que vous orrez.</text:p>
      <text:p text:style-name="p">Il y eut à Perouse (comme i'ay autrefois entendu) vng ieune homme nom(-)<text:line-break/>mé André de pierre, maquignon de cheuaulx, lequel ayant entendu qu'il y en<text:line-break/>auoit bon marché à Naples meit cinq cens escuz dor en sa bource : &amp; ne ayant<text:line-break/>iamais esté hors de sa maison, si en alla auecques quelques autres marchans, ou<text:line-break/>il arriua vng dimanche au soir. Et selon l'instruction que luy bailla son hoste il<text:line-break/>s'en alla le lendemain matin au marché des cheuaulx, ou il en veit plusieurs, &amp;<text:line-break/>beaucoup y en eut qui luy pleurent fort, lesquelz il marchanda : mais ne pouant<text:line-break/>accorder du prix de piece d'iceulx, pour monstrer qu'il estoit bien homme pour<text:line-break/>achapter ce qu'il march(a2)doit, tiroit souu(e2)tesfois hors de sa manche (comme vng<text:line-break/>lourdault peu aduisé) deu(a2)t tous ceulx qui alloient &amp; venoi(e2)t ceste bourse plaine<text:line-break/>d'escuz, aduint qu'une ieune garse<text:s/>Sicilienne tresbelle, mais au c(o2)mandem(e2)t de<text:line-break/>quic(o2)ques en vouloit &amp; pour petit pris passa (sans qu'il la veist) aupres de luy, &amp;<text:line-break/>veit sa bource, lors elle deit soudainement en soymesmes, qui pourroit estre mi(-)<text:line-break/>eulx que moy si ces escuz la estoi(e2)t mi(e2)s : &amp; passa oultre. Or y auoit auec ceste ieu<text:line-break/>ne garse vne vieille semblablem(e2)t Sicili(e2)ne : laquelle aussi tost qu'elle veit André,<text:line-break/>laissant aller ladicte garse courut l(e2)brasser affectueusem(e2)t : Ce (q2) voy(a2)t icelle garse<text:line-break/>(sans dire autre chose) c(o2)menca à l'att(e2)dre : André s'estant retourné vers la vieille<text:line-break/>&amp; la rec(o2)gnoissant luy feit grant chere : &amp; luy promett(a2)t elle de l'aller veoir ius(-)<text:line-break/>ques à son logis : sans tenir la trop l(o2)g propos se (p3)tit d'auec André qui<text:s/>sen retour(-)<text:line-break/>na marchander des cheuaulx : mais il n'achapta ri(e2)s pour celle matinée. La ieune<text:line-break/>garse qui auoit veu premierem(e2)t la bource de André, &amp; apres l'acoint(a2)ce de sa<text:line-break/>vieille pour essayer si elle pourroit trouuer auc(u2) moy(e2) d'auoir cest<text:s/>arg(e2)t, ou (p3)tie<text:line-break/><text:span text:style-name="pb">[Fueil.35]</text:span><text:span text:style-name="pb"><text:line-break/></text:span>d'icelluy commenca à luy demander caultement qui estoit cest homme lá, dou<text:line-break/><text:soft-page-break/>il estoit, qu'il faisoit lá, &amp; dequoy elle le congnoissoit : laquelle luy compta parti(-)<text:line-break/>culierement ce que cestoit de luy, comme luy mesmes<text:s/>eust quasi faict, &amp; aussi<text:line-break/>comme celle qui auoit demouré longuement en Sicile auec son pere, &amp; depuis à<text:line-break/>Perouse. Et pareillement luy compta la ou il sen retournoit : Et la cause pour(-)<text:line-break/>quoy il estoit venu à Naples. La b(o2)ne damoyselle informée entierement de tous<text:line-break/>les parentz d'André &amp; de leurs noms feit fondement sur cecy, de paruenir à son<text:line-break/>entente auec vne malice subtille : &amp; s'en estant retournée à la maison elle meit la<text:line-break/>vieille en besongne pour tout ce iour lá, affin quelle ne peust retourner vers An(-)<text:line-break/>dré : &amp; ayant prins vne sienne petite affettée de garse, quelle auoit tresbi(e2) endo(-)<text:line-break/>ctrinée à faire ambassades, elle l'enuoya sur lheure de vespres au logis de An(-)<text:line-break/>dré : ou estant arriuée, aduint par b(o2)ne fortune quelle le trouua à lhuys tout seul,<text:line-break/>&amp; luy demanda s'il scauoit point ou estoit lors vng honneste homme de Perou(-)<text:line-break/>se qu'on nommoit André de pierre qui estoit logé leans : à laquelle il deit que<text:line-break/>c'estoit luy mesmes. Lors elle le tira apart, &amp; luy deit, Monsieur, vne gentil fem(-)<text:line-break/>me de<text:s/>ceste ville parleroit voulentiers à vous si cestoit vostre plaisir. Ce que oy(-)<text:line-break/>ant André il meit incontinent cecy en son entendement, &amp; pensa cuydant estre<text:line-break/>vng bel enfant de sa personne que ceste femme deuoit estre amoureuse de luy,<text:line-break/>comme si quasi on n'eust sceu trouuer alors vng si beau ieune homme comme<text:line-break/>luy à Naples, &amp; soudainement respondit qu'il estoit tout prest d'y aller : &amp; de(-)<text:line-break/>manda quant ce seroit, &amp; ou la dame vouldroit parler à luy, à qui la chambriere<text:line-break/>respondit, quant il vous plaira de venir<text:s/>elle vous attend en sa maison. André<text:line-break/>sur l'heure mesmes sans en dire aucune chose à son logis deit, vaten deuant &amp; ie<text:line-break/>te suiuray : &amp; le petit morceau de chambriere le conduisit au logis de ceste cy, la(-)<text:line-break/>quelle demouroit en vne rue appellée mauperthuis nom qui demonstre assez<text:line-break/>combien la rue estoit honneste : Mais luy n'ayant aucun souspecon, ne saichant<text:line-break/>riens de cecy &amp; pensant aller en vng treshonneste lieu &amp; à dame fort precieuse<text:line-break/>entra liberallement (la garse deuant) en sa maison, &amp; montant en hault par<text:s/>le(-)<text:line-break/>scallier (ayant desia ceste petite pinbesche appellé sa maistresse &amp; luy cryé voicy<text:line-break/>André) il veit quelle se meit au hault du degré pour l'attendre. Elle estoit encor<text:line-break/>fort ieune de belle taille, &amp; auoit vng tresbeau visaige, vestue &amp; acoustrée assez<text:line-break/>honorablement, laquelle quant André fust pres descendit trois degrez au de(-)<text:line-break/>uant de luy les braz ouuertz : &amp; les luy ayant liez à son col, elle fut aucun espace<text:line-break/>de temps sans pouuoir dire vng seul mot, comme si quasi trop grande amytie<text:line-break/>l'en eust empeschée : puis en plorant luy baisa le fronc &amp; auec vne voix à demy<text:line-break/>rompue deit, O André mon amy, tu soys le bien venu. Luy s'esmerueill(a2)t de si<text:line-break/>tendres caresses tout esbahy, respondit, Ma dame vous soyez la bi(e2) trouuée : Elle<text:line-break/>le print apres (p3) la main &amp;<text:s/>le mena la hault en la salle, &amp; d'icelle sans luy dire au(-)<text:line-break/>tre chose sen entra en sa chambre : laquelle estoit toute embasmée de roses, de<text:line-break/>fleurs d'orangers &amp; d'autres bonnes senteurs, la ou il veit vng tresbeau lict bien<text:line-break/>encourtiné, &amp; plusieurs habillemens sur les perches (c(o2)me il s'acoustume en ce<text:line-break/>pays) &amp; beaucoup d'autres fort belles &amp; riches besongnes. Pour lesquelles cho(-)<text:line-break/>ses luy, qui estoit tout neuf, creut fermem(e2)t quelle n'estoit rien moins que grant<text:line-break/>dame : &amp; s'estans assiz ensemble sur vng coffre qui estoit au pied de son lict, elle<text:line-break/>luy commenca à dire ainsi. André ie suis certaine que tu tesmerueilles des<text:line-break/><text:span text:style-name="pb">[n.p.]</text:span><text:span text:style-name="pb"><text:line-break/></text:span>cares(-)ses que ie te faiz &amp; de mes larmes comme celluy qui ne me congnois point &amp;<text:line-break/>paraduenture qui nas iamais ouy parler<text:s/>de moy. Mais tu orras tantost chose qui<text:line-break/>te fera encores plus esmerueiller : comme ce sera de te dire que ie suis ta seur, &amp;<text:line-break/>t'asseure, puis que nostre seigneur ma faict tant de grace d'auoir veu auant que<text:line-break/>ie meure quelqun de mes freres (combien que ie desire de les veoir tous) que ie<text:line-break/><text:soft-page-break/>ne scaurois mourir à heure que ie ne soye toute consolée. Et si paraduenture tu<text:line-break/>nas encores iamais entendu cecy ie te le veulx dire. Pierre mon pere &amp; le tien<text:line-break/>demoura (comme ie pence que tu as peu entendre) long temps à Palerme la ou<text:line-break/>par la bonté &amp; gracieuseté qui estoit en luy, il y eut &amp; encor ya de ceulx qui le<text:line-break/>congneurent qui luy porterent amytie grande : Mais entre les autres qui l'ayme(-)<text:line-break/>rent beaucoup, ma mere (qui fut gentil femme, &amp; estoit lors veusue) fut celle sans<text:line-break/>point de faulte qui plus l'ayma, tellem(e2)t que ayant oublié la peur du pere &amp; des<text:line-break/>freres &amp; encor qui plus est de son honneur, s'appriuoisa tant auecques luy que<text:line-break/>i'en nasquiz &amp; en suis sortie telle que tu me vois : Apres quant l'occasion fut ve(-)<text:line-break/>nue à nostre pere de partir de Palerme &amp; sen retourner à Perouse, il laissa ma<text:line-break/>mere &amp; moy petite fille, ne iamais depuis (aumoins que iaye sceu) ne se souuint<text:line-break/>d'elle ne de moy : dont (s'il n'auoit esté mon pere) ie le blasmerois fort : conside(-)<text:line-break/>rant son ingratitude enuers ma mere : Encores que ie t'aise l'amour qu'il me de(-)<text:line-break/>uoit porter comme à sa fille, venue non d'une chambriere, ne d'une femme vi(-)<text:line-break/>le, laquelle sans scauoir autrement qu'il estoit meit en ses mains (meue de tresloy(-)<text:line-break/>alle amour) soy &amp; tout ce quelle auoit. Mais quoy les choses mal faictes &amp; de<text:line-break/>long temps passées sont trop plus aysées à reprendre que à amender : La chose<text:line-break/>alla pourtant ainsi qu'il me laissa petite fille à Palerme la ou quant ie feuz creue<text:line-break/>(quasi comme ie suis) ma mere, qui estoit riche femme, me donna en mariage à<text:line-break/>vng de la maison des Gergentes gentilhomme &amp; homme de bien, lequel pour<text:line-break/>l'amour de ma mere &amp; de moy retourna demourer à Palerme : &amp; lá comme ce(-)<text:line-break/>luy qui estoit bon Guelfe commenca à mener quelque praticque auecques no(-)<text:line-break/>stre roy Charles : Ce qui fut sceu du roy Federic Daragon, auant que iamais il la<text:line-break/>peust mettre à execution : &amp; cela fut occasion de l'en faire fuir de Sicile, lors que<text:line-break/>ie cuidoye estre la plus grande dame qui fut iamais en celle isle : Parquoy ayans<text:line-break/>prins ce peu de choses que nous peusmes prendre (peu dis ie) en esgard au beau(-)<text:line-break/>coup que nous auions, &amp; laissez noz maisons &amp; palays, nous nous en fuismes<text:line-break/>en ceste ville : la ou nous trouuasmes le roy Charles si begnin enuers nous que<text:line-break/>nous ayans recompence de partie des pertes que nous auions faictes pour son<text:line-break/>seruice, il nous à donné maisons aux champs &amp; à la ville : &amp; si donne continuel(-)<text:line-break/>lement bonne pension à ton beau frere mon mary, comme tu pourras veoir &amp;<text:line-break/>congnoistre cy apres : Et en ceste maniere ie suis icy la ou mon frere mon amy,<text:line-break/>la mercy dieu &amp; non la tienne ie te voy mainten(a2)t, &amp; cecy dit l'embrassa de re(-)<text:line-break/>chef en plorant tendrement luy baisa encor vne fois le fronc. André oyant ceste<text:line-break/>fable par ordre ainsi dicte &amp; c(o2)posée de poinct en poinct par ceste cy, à laquelle<text:line-break/>iamais par aucun accident la parolle ne mouroit entre les dentz, ne la langue luy<text:line-break/>fourchoit, &amp; se souuenant estre vray que son pere auoit demoure à Palerme c(o2)(-)<text:line-break/>gnoissant aussi par soymesmes la coustume des ieunes gens lesquelz ayment<text:line-break/>voulentiers en leur ieunesse, &amp; voyant les tendres larmes, les embrassemens &amp;<text:line-break/>honnestes baisers de ceste cy, il tint ce quelle disoit pour plus que veritable. Et<text:line-break/><text:span text:style-name="pb">[Fueil.36]</text:span><text:span text:style-name="pb"><text:line-break/></text:span>a(-)pres quelle se fut teue il luy respondit, Ma dame vous ne deuez estre esbahye si<text:line-break/>ie mesmerueille de cecy, par ce qu'en verité ie nauois nulle cognoissance de vous<text:line-break/>non plus que si iamais vous neussiez esté, soit ou que mon pere nen parla iamais<text:line-break/>ny de vostre mere pour quelque occasion qu'il l'ayt faict, ou que s'il<text:s/>en à parlé il<text:line-break/>n'est venu à ma notice. Et de tant plus me plaist il d'auoir icy trouué vne seur<text:line-break/>comme moins ie l'esperois, &amp; que aussi ie suis demouré tout seul, Et à la verité ie<text:line-break/>ne congnois homme de si grant estat à qui vous ne d'eussiez estre agreable :<text:s/>non<text:line-break/>seulement à moy qui ne suis quun petit marchant. Mais ie vous prie d'une cho(-)<text:line-break/>se que vous me faciez certain comme vous auez sceu que i'estois en ceste ville :<text:line-break/><text:soft-page-break/>A qui elle respondit. Ce matin vne paoure femme qui se tient souu(e2)t auec moy<text:line-break/>me la faict<text:s/>scauoir par ce quelle à longuement demouré (comme elle ma dict)<text:line-break/>auec vostre pere à Palerme &amp; à Perouse : &amp; n'eust esté qu'il me sembloit plus h(o2)<text:line-break/>neste que tu vinsses vers moy en ta maison que moy vers toy en celle d'autruy<text:line-break/>il ya grant piece que ie te fusse allé trouuer. Apres ces parolles elle commenca à<text:line-break/>s'enquerir par ordre de tous ses parens, les nommantz par leurs propres noms :<text:line-break/>A laquelle André feit responce de tous : croyant encor plus par cecy ce qu'il luy<text:line-break/>estoit moins besoing de croire. Or ayans<text:s/>esté leurs propos &amp; deuis longs &amp; la<text:line-break/>chaleur du temps grande, elle feit apporter du vin grec &amp; force c(o2)fitures, &amp; feit<text:line-break/>donner à boyre à André : lequel voulant apres tout cecy partir pour sen retour(-)<text:line-break/>ner en son logis (par ce qu'il estoit heure de souper) elle ne le voulut souffrir en<text:line-break/>aucune maniere : mais ayant faict semblant de se courroucer fort, luy deit : He<text:line-break/>mon dieu que ie congnois assez clerement combien tu tiens peu de compte de<text:line-break/>moy, quant ie considere que tu es auec vne tienne seur que tu n'as iamais veue,<text:line-break/>&amp; en sa maison ou tu deuois desc(e2)dre quant tu vins en ceste ville, &amp; tu en veulx<text:line-break/>sortir pour aller soupper à lhostellerie. En verité tu soupperas auec moy : car en(-)<text:line-break/>cor que mon mary ny soit (dont il me desplaist fort) si te scauray ie bien<text:s/>pour(-)<text:line-break/>tant (comme femme) faire quelque peu de bonne chere. A laquelle ne saichant<text:line-break/>André que luy dire autre chose, respondit. Ie vous ayme c(o2)me vne seur se doibt<text:line-break/>aymer. Mais si ie ne men vois ie seray attendu toute nuyct à soupper : &amp; leur fe(-)<text:line-break/>ray vng mauuais tour. Ho que dieu soit loué (deit elle alors) Si ie n'ay ceans par<text:line-break/>qui enuoyer dire qu'on ne t'attende point, combien que tu ferois beaucoup plus<text:line-break/>grande courtoysie &amp; ton deuoir d'enuoyer dire à tes compaignons qu'ilz vin(-)<text:line-break/>sent souper icy : &amp; apres si tu t'en voulois aller vous vous en pourriez aller tous<text:line-break/>ensemble. André respondit que de ses compaignons il nen vouloit point pour<text:line-break/>ce soir : mais puis quelle vouloit qu'il souppast leans quelle feist de luy ce qu'il luy<text:line-break/>plairoit : Elle feit alors semblant d'enuoyer dire à lhostellerie qu'on ne l'attendist<text:line-break/>point à soupper. Et apres plusieurs deuiz s'estans mis à table &amp; seruiz abondam(-)<text:line-break/>ment de plusieurs viandes, elle feit par grande finesse durer ce soupper iusques<text:line-break/>à ce qu'il fust nuyct obscure : Puis quant ilz furent leuez de table, &amp; que André<text:line-break/>sen voulut aller, elle deit quelle ne le souffriroit pour rien : par ce que Naples ne(-)<text:line-break/>stoit ville ou il se falust promener la nuyct : &amp; mesmem(e2)t vng estranger : &amp; aussi<text:line-break/>que tout ainsi quelle auoit enuoye dire qu'on ne l'attendist point à soupper le<text:line-break/>semblable auoit elle faict du coucher. André croyant cecy &amp; prenant plaisir<text:line-break/>(trompé qu'il estoit de faulce creance) d'estre auec elle y demoura. Leurs propoz<text:line-break/>&amp; deuiz furent fort longs apres soupper &amp; non sans<text:s/>occasion : Et estant desia<text:line-break/><text:span text:style-name="pb">[n.p.]</text:span><text:span text:style-name="pb"><text:line-break/></text:span>vne bonne partie de la nuyct coulée : elle ayant laisse André en sa chambre pour<text:line-break/>dormir, &amp; vng petit garson pour luy monstrer ce qu'il demanderoit (s'il vouloit<text:line-break/>quelque chose) sen alla auec ses femmes en vne autre ch(a2)bre. Or il faisoit grant<text:line-break/>chault : au moyen dequoy André se voyant estre demouré seul se despoilla sou(-)<text:line-break/>dainement en pourpoint, &amp; tira ses chausses des iambes qu'il meit au cheuet de<text:line-break/>son lict : &amp; desirant d'aller à ses affaires demanda à ce garson ou<text:s/>estoient les pri(-)<text:line-break/>uez, lequel luy monstra vng huys en l'ung des coings de ladicte chambre, &amp; luy<text:line-break/>deit. Allez vous en la dedans : André y estant affeurem(e2)t entré, il luy aduint par<text:line-break/>fortune de mettre le pied sur vng aiz, lequel de l'ung des boutz estoit<text:s/>descloue<text:line-break/>d'auec le soliueau sur lequel il estoit : Pour laquelle chose se leu(a2)t cest aiz par l'ung<text:line-break/>des boutz tous deux s'en allerent embas : mais dieu l'ayma tant qu'il ne se feit au(-)<text:line-break/>cun mal en tumbant, combien que ce fust d'assez hault : vray est qu'il s'embrena<text:line-break/>tout de lordure dont le lieu estoit tout plain, lequel lieu (affin que vous entendiez<text:line-break/><text:soft-page-break/>mieulx ce que dict est &amp; ce qui s'en ensuyuit) Ie vous monstreray c(o2)me il estoit.<text:line-break/>Il y auoit en vne petite &amp; estroicte allée (c(o2)me nous voyons souuent entre deux<text:line-break/>maisons) quelques aiz clouez sur deux soliueaulx mis entre l'une maison &amp; l'au(-)<text:line-break/>tre sur lesquelz estoit le siege des priuez, &amp; diceulx aiz estoit l'ung celluy qui t(u2)(-)<text:line-break/>ba auecques André, se trouuant d'oncques ainsi bas au retraict, dol(e2)t du cas ad(-)<text:line-break/>uenu il commenca à appeller le garson, mais le garson, ainsi qu'il louyt tumber<text:line-break/>tout aussi tost le vint dire à la dame, laquelle courut en la chambre : &amp; chercha<text:line-break/>soubdainement si les habillemens d'André y estoient point. Ayant trouué les(-)<text:line-break/>quelz &amp; largent aussi, que luy ne se fiant trop follem(e2)t portoit tousiours sur soy,<text:line-break/>&amp; pour lequel elle auoit t(e2)du son file en faign(a2)t d'estre de Palerme &amp; fille d'ung<text:line-break/>Perusin, ne se souciant plus d'icelluy André, alla incontinent fermer lhuys par ou<text:line-break/>il estoit sorty, quant il t(u2)ba. André voyant que le garson ne luy resp(o2)doit point,<text:line-break/>commenca à appeller plus fort que deuant, mais tout n'estoit riens. Parquoy se<text:line-break/>soupsonn(a2)t desia, &amp; c(o2)mencant trop tard à s'apperceuoir de la tromperie mon(-)<text:line-break/>ta sur vng petit mur qui cloyoit ce petit retraict de la veue de la rue : Et quant il<text:line-break/>fut descendu en ladicte rue sen alla à lhuys de la maison qu'il recongneut tresbi(e2)<text:line-break/>&amp; la appella, hurta, &amp; frappa, fort &amp; longuement : mais ce fut en vain : dont il c(o2)(-)<text:line-break/>menca à dire en pleurant comme celluy qui voyoit clerement sa desconuenue,<text:line-break/>helas comme en peu de t(e2)ps i'ay perdu cinq cens escuz &amp; vne seur. Et apres plu(-)<text:line-break/>sieurs autres parolles commenca de rechef de frapper à lhuys &amp; à cryer. Et tant<text:line-break/>frappa &amp;<text:s/>crya si fort que plusieurs des voysins s'esueiller(e2)t : lesquelz ne pouuans<text:line-break/>endurer cest ennuy se leuerent : Et entre autres l'une des seru(a2)tes de la dame (fai(-)<text:line-break/>sant semblant d'estre toute sommeill(a2)t se meit à la fenestre &amp; iniurieusem(e2)t luy<text:line-break/>deit. Qui heurte en bas ? O deit André ne me congnois tu point : ie suis André<text:line-break/>frere de ma dame Fleurdelis, à qui elle respondit. Bon homme si tu as trop beu<text:line-break/>vaten dormir : &amp; tu reuiendras demain : ie ne congnois André &amp; ne scay quel(-)<text:line-break/>les follies sont celles que tu dis : va ten en la bonne heure, &amp; nous laisse dormir s'il<text:line-break/>te plaist. Comment deit André, que tu ne scaiz ce que ie dis ? certes si scaiz : mais<text:line-break/>toutesfois si les parentaiges de Sicile sont faitz de telle sorte qu'ilz s'oublient en si<text:line-break/>peu de temps, aumoins rendz moy mes habillemens que ie y ay laissé : &amp; ie men<text:line-break/>iray voulentiers, auquel elle en soubzriant deit. Il me semble bon homme que tu<text:line-break/>songes : Et en disant cecy se retira en la ch(a2)bre &amp; ferma la fenestre qui fut chose<text:line-break/><text:span text:style-name="pb">[Fueil.37]</text:span><text:span text:style-name="pb"><text:line-break/></text:span>dont<text:s/>André desia trescertain de ses malheurs, fut quasi prest de conuertir son<text:line-break/>courroux en raige, &amp; delibera de vouloir recouurer par iniures ce qu'il ne<text:line-break/>pouoit rauoir par belles parolles : Parquoy ayant prins vne grosse pierre com(-)<text:line-break/>menca de rechef auec trop<text:s/>plus grans coups qu'il n'auoit faict au parauant à frap<text:line-break/>per c(o2)tre la porte : ce que oyantz plusieurs des voysins (qui au parauant s'estoient<text:line-break/>esueillez &amp; leuez) croyantz que ce fust quelque fascheux mal plaisant qui deist<text:line-break/>ces parolles par mocquerie pour<text:s/>ennuyer celle bonne dame, se faschans aussi du<text:line-break/>hurter qu'il faisoit, &amp; s'estans mis aux fenestres commencerent à dire tous d'une<text:line-break/>voix (à la facon des chiens d'une rue qui abayent aux talons d'ung autre chien<text:line-break/>estranger quant il passe) cecy est vne grande vilennie de venir à ceste heure en<text:line-break/>la maison des preudes femmes &amp; dire ces follies : Pour dieu bon homme vaten :<text:line-break/>laisse nous dormir s'il te plaist : &amp; si tu as riens affaire auec elle tu reuiendras de(-)<text:line-break/>main : &amp; ne nous donne point cest ennuy toute la nuyct, desquelles parolles<text:line-break/>se sentant paraduenture asseuré vng ruffien de la bonne dame, qui estoit de(-)<text:line-break/>dans la maison lequel André n'auoit veu ne ouy, se meit à la fenestre, &amp; auec<text:line-break/>vne voix grosse horrible &amp; fiere deit, qui est la bas ? André à celle voix leua la<text:line-break/>teste &amp; veit vng homme lequel par ce peu qu'il peut comprendre monstroit<text:line-break/><text:soft-page-break/>que ce deuoit estre vng grant claquedent auec vne barbe noire &amp; espesse au vi(-)<text:line-break/>saige, &amp; comme s'il se fust leué du lict plain de grant sommeil baisloit &amp; se fro(-)<text:line-break/>toit les yeux : Auquel André (non sans peur) respondit. Ie suis frere de la da(-)<text:line-break/>me de leans : mais cestuy la n'atendit pas qu'il eust acheué sa responce : Ains<text:line-break/>trop plus rudement que la premiere fois luy deit : Ie ne scay à quoy ie me tiens<text:line-break/>que ie ne vois la bas te donner autant de coups de bastons comme ie te verray<text:line-break/>remuer, asne fascheux &amp; yurongne que tu doibz estre, qui ne laissera dormir<text:line-break/>personne ceste nuyct. Et sen retourna dedans &amp; ferma la fenestre : aucuns des<text:line-break/>voisins qui congnoissoient la condition de cestuy la parlans gracieusement à<text:line-break/>André luy deirent. Pour dieu bon homme vaten en la bonne heure, &amp; ne te<text:line-break/>fais point tuer lá : vaten (te dict lon) pour ton mieulx. Parquoy André qui se<text:line-break/>trouua espouenté de la voix de cestuy la &amp; de son regard, &amp; aussi esmeu du<text:line-break/>conseil de ses voisins lesquelz parloient (comme il pensoit) en charité, print<text:line-break/>son chemin pour sen retourner à lhostellerie (le plus dolent que fut oncques<text:line-break/>personne &amp; desespere de son argent) par celle voye par ou il auoit suyui le iour<text:line-break/>la chambrilonne, &amp;<text:s/>se desplaisant à soy mesmes pour la puanteur qu'il sentoit<text:line-break/>en soy, desirant de se tourner du costé de la marine pour s'aller lauer se four(-)<text:line-break/>uoya à main gauche &amp; se meit à cheminer en hault par la rue appellée la rue<text:line-break/>catellanne, &amp; tirant ainsi vers le hault de la cité il veit par fortune deux hom(-)<text:line-break/>mes qui venoient contre luy auec vne lenterne en la main : Pour lesquelz euiter<text:line-break/>(craignant qu'ilz ne feussent du guet ou autres mauuais garsons) il sen alla ca(-)<text:line-break/>cher tout bellem(e2)t en vne masure qu'il veit<text:s/>pres de luy : mais ceulx cy c(o2)me quasi<text:line-break/>si expressement ilz eussent à aller en ce propre lieu y entrerent : la ou ayant l'ung<text:line-break/>d'eulx deschargé certains ferremens qu'il auoit sur son col, ilz les c(o2)mencerent à<text:line-break/>regarder ensemblem(e2)t, &amp; sur iceulx deuiser de plusieurs choses : mais ce pend(a2)t<text:line-break/>qu'ilz parloient, l'ung d'eulx deit, que veult dire cecy ? ie sens la plus grande<text:line-break/><text:span text:style-name="pb">[n. p.]</text:span><text:span text:style-name="pb"><text:line-break/></text:span>pu(-)puanteur qu'il me semble auoir iamais senty : Et cecy deit, ayant vng peu haulse<text:line-break/>la lanterne il veit le miserable André. Parquoy tous esbahiz demanderent, qui<text:line-break/>est la ? André ne sonnoit mot : mais eulx s'estans approchez de luy auec la clarté,<text:line-break/>luy d emanderent qu'il faisoit la tout barbouille : Ausquelz André compta en(-)<text:line-break/>tierement tout ce qui luy estoit aduenu : ceulx cy considerant la ou ceste infortu(-)<text:line-break/>ne luy pouuoit estre aduenue deirent en eulx mesmes : Cecy veritablement à e(-)<text:line-break/>sté en la maison de Scarabon boutefeu, &amp; s'estans retournez vers luy l'ung d'i(-)<text:line-break/>ceulx luy deit. Bon homme encor que tu ayes perdu ton argent si doys tu gran(-)<text:line-break/>dement louer nostre seigneur de la fortune qui t'est aduenue d'estre tumbé, &amp;<text:line-break/>que tu nas peu rentrer en la maison : Par ce que si tu ne feusses tumbe, foyes cer(-)<text:line-break/>tain que tout aussi tost que tu te feusses endormy, tu eusses esté tué : &amp; eusses<text:line-break/>perdu auec ton argent ta personne : mais dequoy te sert il desormais de plourer ?<text:line-break/>tu aurois aussi tost des estoilles du ciel, comme tu en scaurois recouurer iamais<text:line-break/>vng denier : bien en pourrois tu estre tué si cestuy la entend que tu en parles ia(-)<text:line-break/>mais. Et cecy deit s'estans vng peu conseillez ilz luy deirent : escoute il nous est<text:line-break/>prins compassion de toy : Et par ainsi si tu veulx estre de nostre compaignie<text:line-break/>(pour faire quelque chose que nous auons entreprins) il nous semble que nous<text:line-break/>sommes tous certains qu'il ten aduiendra à ta part la valeur de trop plus que tu<text:line-break/>nas perdu : André comme desespere respondit qu'il estoit tout prest. Or auoit<text:line-break/>on ce propre iour enterré vng arceuesque de Naples nommé messire Phelip(-)<text:line-break/>pes mynutolo, auec de tresriches habillemens, &amp; vng rubiz en son doid qui va(-)<text:line-break/>loit plus de cinq cens ducatz dor, lequel ceulx cy vouloient aller despouiller : &amp;<text:line-break/>ainsi le feirent croire à André : lequel plus couuoyteux que aduisé se meit en<text:line-break/><text:soft-page-break/>chemin auec eulx : &amp; allans vers la grant eglise, &amp; André puant tresfort, l'ung<text:line-break/>deulx deit. Ne scaurions nous trouuer moyen que cestuy cy se lauast vng peu<text:line-break/>ou que ce soit, affin qu'il ne puyst si desesperement ? Ouy tresbien respondit<text:line-break/>l'autre : nous sommes icy pres d'ung puy, auquel à tousiours<text:s/>de coustume d'e(-)<text:line-break/>stre la poulie &amp; vng grant seau : allons nous en lá &amp; nous le lauerons soudaine(-)<text:line-break/>ment : Quant ilz furent à ce puy ilz trouuerent que la corde y estoit bien, mais<text:line-break/>qu'on en auoit osté le seau : parquoy ilz delibererent ensemble de le lyer à la cor(-)<text:line-break/>de, &amp; le deualler au puy affin qu'il se lauast au bas : Et quant il seroit laué qu'il<text:line-break/>branlast la corde, &amp; eulx le remonteroient en hault : &amp; ainsi le feirent, mais il<text:line-break/>aduint que l'ayant ceulx cy deuallé aucuns duguet (lesquelz tant pour le chault<text:line-break/>qu'il faisoit que aussi qu'ilz suyuoient quelcun) ayans soif sen venoient à ce puy<text:line-break/>pour boire : &amp; les apperceuantz ces deux ilz commencerent incontinent à sen<text:line-break/>fuyr : Ceulx duguet qui venoient la pour boire ne les apperceurent, &amp; estoit<text:line-break/>André au fons<text:s/>du puys desia tout laué qui remua la corde, &amp; ceulx duguet s'e(-)<text:line-break/>stans assiz, &amp; mis bas leurs pauois, armes, &amp; sayes commencerent à tirer la cor(-)<text:line-break/>de croyans que le seau plain deau y fust ataché. Quant André se veit pres du<text:line-break/>bort du puy ayant abandonné la<text:s/>corde il se gecta auec la main sur ledict bort :<text:line-break/>ce que voyant ceulx cy surprins soudainement de peur sans dire autre chose ilz<text:line-break/>lascherent ceste corde &amp; commencerent tant qu'ilz peurent à fuyr dont André<text:line-break/>sesmerueilla fort : &amp; s'il ne se fust bien tenu il<text:s/>fust tombé au fons non paraduen(-)<text:line-break/>ture sans son tresgrant dommaige ou bien sans la mort, toutesfois estant sorty<text:line-break/><text:span text:style-name="pb">[Fueil.38]</text:span><text:span text:style-name="pb"><text:line-break/></text:span>&amp; ayant trouué ces armes qu'il scauoit bien que ses compaignons n'auoient<text:line-break/>point apportées il commenca encor plus à sesmerueiller : mais craignant &amp; ne<text:line-break/>saichant que c'estoit, se plaignant de sa fortune, sans toucher à aucune chose<text:line-break/>delibera de partir de la &amp; sen allant sans scauoir ou, il rencontra ses deux com(-)<text:line-break/>paignons qui venoient pour le tirer du puy. Et quant ilz le veirent<text:s/>s'esmer(-)<text:line-break/>ueillans fort, luy demanderent qui len auoit tire : André leur respondit qu'il nen<text:line-break/>scauoit rien : &amp; leur compta par ordre comme cela estoit aduenu : &amp; ce qu'il a(-)<text:line-break/>uoit trouué hors du puy, dequoy s'apperceuans ceulx cy ilz luy compterent<text:line-break/>en riant pourquoy ilz sen estoient fuyz : &amp; qui auoient esté ceulx qui l'auoi(-)<text:line-break/>ent tire du puy : &amp; sans plus de parolles estant desia minuyct, sen allerent à la<text:line-break/>grande eglise : ou ilz entrerent assez facilement &amp; allerent à la sepulture qui<text:line-break/>estoit de marbre &amp;<text:s/>fort grande, &amp; auec leurs ferremens soubzleuerent telle(-)<text:line-break/>ment le couuercle (encor qu'il fust trespesant) que vng homme y pouuoit en<text:line-break/>trer, &amp; l'appuyerent. Puis cecy faict l'ung deulx commenca à dire, Qui entrera<text:line-break/>dedans ? Auquel l'autre respondit, Ce ne sera pas moy, ne moy aussi deit cestuy<text:line-break/>la, mais que André y entre. Ie nen feray riens deit André. Lors ceulx cy se<text:line-break/>retournerent vers luy &amp; luy deirent, Comment tu ny entreras point, par la foy<text:line-break/>de dieu si tu ne y entres nous te donnerons tant de coups de l'ung de ces paulz<text:line-break/>de fer sur la teste que nous te coucherons mort par terre. André craignant<text:line-break/>qu'ilz ne feissent ce qu'ilz disoient y entra : &amp; en y entrant pensa en soymesmes :<text:line-break/>Ceulx cy me font entrer icy pour me tromper : Par ce que quant ie leur auray<text:line-break/>tout<text:s/>baille ce pendant que ie trauailleray pour sortir, ilz sen iront faire leurs<text:line-break/>besongnes, &amp; ie demoureray sans aucune chose. Et par ainsi il s'aduisa de se<text:line-break/>faire sa part soymesmes, auant qu'il fust tire, &amp; ayant souuenance de lanneau<text:line-break/>precieux dont il leur auoit ouy parler, aussi tost qu'il fut descendu dedans il le<text:line-break/>tira du doid de monsieur larceuesque, &amp; le serra à soy. Et apres ayant prins la<text:line-break/>crosse, la mittre, &amp; les gantz, &amp; layant despoille iusques à la chemise, leur bail(-)<text:line-break/>la tout cela disant qu'il ny auoit autre chose : Ceulx cy affermans que lanneau<text:line-break/><text:soft-page-break/>y deuoit estre, luy deirent qu'il cherchast par tout : Mais luy respondit qu'il ne<text:line-break/>le trouuoit point, &amp; faisant semblant de le chercher, les feit ainsi vng peu atten(-)<text:line-break/>dre. Ceulx cy qui d'autre part estoient malicieux comme luy disantz tousiours<text:line-break/>qu'il cherchast bien, osterent quant bon leur sembla lappuy qui soustenoit le<text:line-break/>couuercle de la sepulture, &amp; sen fuyans le laisserent enfermé dedans, ce que sen(-)<text:line-break/>tant André chascun peult penser qu'il deuint, lors il<text:s/>essaya plusieursfois auec la<text:line-break/>teste, &amp; auec les espaules s'il pourroit haulser le couuercle : mais il se trauailloit en<text:line-break/>vain. Parquoy vaincu de griefue douleur tumba tout esuanouy sur le corps mort<text:line-break/>de larceuesque, &amp; qui les eut veu alors tous deux mal aysement eust il peu con(-)<text:line-break/>gnoistre lequel estoit plus mort, ou larceuesque ou luy. Mais apres qu'il fut re(-)<text:line-break/>uenu en soy, commenca à plorer tresamerement se voyant la venir sans aucun<text:line-break/>doubte à l'une de deux fins : ou bien qu'il mourroit en celle sepulture de fain,<text:line-break/>&amp; de puanteur entre les vers du corps mort, si quelques vngs ny venoient pour<text:line-break/>louurir : Ou que si aucuns y venoient le trouuans dedans il seroit pendu comme<text:line-break/>vng larron. Et en telz pensement estant ainsi tresfort dolent il ouyt aller par le(-)<text:line-break/>glise<text:s/>quelques gens &amp; plusieurs personnes parler : lesquelz comme il pensoit<text:line-break/><text:span text:style-name="pb">[n. p.]</text:span><text:span text:style-name="pb"><text:line-break/></text:span>alloient cherchans de faire ce que luy &amp; ses compaignons auoient desia faict :<text:line-break/>dont la peur luy creut grandement. Mais apres que ceulx cy eurent ouuert la se(-)<text:line-break/>pulture &amp;<text:s/>appuyée ilz entrer(e2)t en question lequel d'eulx y deuroit entrer, &amp; ny<text:line-break/>auoit auc(u2) qui le voulsist faire. A la fin apres longue c(o2)tention vng prebstre deit<text:line-break/>quelle peur auez vous ? pensez vous qu'il vous menge ? Les mortz ne m(e2)gent ia(-)<text:line-break/>mais les<text:s/>hommes : ie suis content d'y entrer moy : Et cecy dit ayant mis lestomac<text:line-break/>sur le bort de la sepulture tourna la teste dehors, &amp; meit les iambes deuant pour<text:line-break/>se laisser couler dedans. André voyant cecy s'estant leué debout print le preb(-)<text:line-break/>stre par l'une des<text:s/>iambes &amp; feit semblant de le vouloir tirer en bas, ce que s'en(-)<text:line-break/>tant le prebstre il sescria tresfort, &amp; soudainement se gecta hors de la sepulture :<text:line-break/>dont les autres tous espouentez la laissantz ouuerte commencerent à fuyr ne<text:line-break/>plus ne moins que s'ilz eussent eu cent diables à la queue qui les eussent pour(-)<text:line-break/>suyuiz : Ce que voyant André (ioyeulx plus qu'il n'esperoit) se gecta subitement<text:line-break/>dehors, &amp; sortit de leglise par le chemin qu'il y estoit entré : &amp; s'approch(a2)t desia<text:line-break/>le iour sen allant auec cest anneau au doid à l'aduenture il arriua à la marine : &amp;<text:line-break/>de la gaigna son logis la ou il trouua ses compaignons &amp; lhoste qui auoient e(-)<text:line-break/>sté toute la nuyct en pensement de luy. Ausquelz ayant racompté ce qui luy e(-)<text:line-break/>stoit aduenu, lhoste fut d'aduis qu'il sen<text:s/>deust partir de Naples : Ce qu'il feit in(-)<text:line-break/>continent, &amp; sen retourna à Perouse ayant remploye ses cinq cens ducatz en<text:line-break/>vng anneau, la ou il estoit allé pour achapter des cheuaulx.</text:p>
      <text:soft-page-break/>
      <text:h text:style-name="Titre2" text:outline-level="2">(hedera) MA DAME BRITOLLE CAZZA CHO(-)<text:line-break/><text:span text:style-name="T2428">la fut trouuée en une isle auecques<text:s/></text:span><text:span text:style-name="T2429">deux cheureux ayant perdu deux siens filz</text:span><text:span text:style-name="T2430"><text:line-break/></text:span><text:span text:style-name="T2431">&amp; sen alla en Lunigiane, lá ou l'ung desditz deux filz se meit pour seruiteur</text:span><text:span text:style-name="T2432"><text:line-break/></text:span><text:span text:style-name="T2433">auecques le seigneur d'elle, &amp; fut trouué couché auec la fille de son maistre, qui</text:span><text:span text:style-name="T2434"><text:line-break/></text:span><text:span text:style-name="T2435">pour ceste cause le feit mettre en prison, Puis quant</text:span><text:span text:style-name="T2436"><text:s/>le pays de Sicile se rebella</text:span><text:span text:style-name="T2437"><text:line-break/></text:span><text:span text:style-name="T2438">contre le roy Charles, ledict filz fut recongneu de sa mere, &amp; espousa la fille</text:span><text:span text:style-name="T2439"><text:line-break/></text:span><text:span text:style-name="T2440">de son maistre : Et son frere fut retrouué, puis tous ensemble retournent en</text:span><text:span text:style-name="T2441"><text:line-break/></text:span><text:span text:style-name="T2442">grant estat &amp; credit.</text:span></text:h>
      <text:h text:style-name="P2443" text:outline-level="2">Nouuelle sixiesme.</text:h>
      <text:p text:style-name="P2444"><text:span text:style-name="T2445">L</text:span>Es dames &amp; pareillement les<text:s/>hommes auoient beaucoup ry des<text:line-break/>accidens de André racomptez par ma dame Fiammette, quant<text:line-break/>ma dame Emilie sentant que la nouuelle estoit acheuée com(-)<text:line-break/>menca par le commandement de la royne à dire ainsi. Les mu(-)<text:line-break/>tacions diuerses de la fortune sont choses griefues &amp; ennuyeu(-)<text:line-break/>ses : desquelles par ce que à chascune fois qu'on en parle, autant<text:line-break/>de fois est ce vng reueillem(e2)t à noz entendemens qui facilem(e2)t s'endorment en<text:line-break/>leurs flateries. Ie suis d'opini(o2) que l'escoutter quant on en ple ne doit iamais<text:s/>des(-)<text:line-break/>plaire : soit à g(e2)s heureux ou malheureux, d'aut(a2)t qu'il rend aduisez les premiers,<text:line-break/>&amp; console les secondz : Et par ainsi c(o2)bien qu'il en ait esté dict de gr(a2)des choses<text:line-break/>par cy deuant, i'entendz de rac(o2)pter toutesfois vne nouuelle non moins verita(-)<text:line-break/>ble que pitoyable, laquelle encor quelle ait eu heureuse fin, neantmoins l'amer(-)<text:line-break/>tume fut telle &amp; si gr(a2)de, que à peine puis ie croire (q2) iamais par ioye suruenante<text:line-break/><text:span text:style-name="pb">[Fueil.39]</text:span><text:span text:style-name="pb"><text:line-break/></text:span>elle se soit radoulcie.</text:p>
      <text:p text:style-name="p">Trescheres dames vous deuez<text:s/>scauoir que apres la mort de Federic deuxies(-)<text:line-break/>me empereur, vng nommé Maufredy fut couronné roy de Sicile : Aupres du(-)<text:line-break/>quel demeura en grant estat &amp; auctorité vng g(e2)tilhomme Neapolitain nommé<text:line-break/>Henryet capece : lequel auoit à femme vne belle gentil femme pareillem(e2)t Nea(-)<text:line-break/>politaine appellée ma dame Britolle carrachola : lequel Henryet auoit le gouuer(-)<text:line-break/>nem(e2)t dudit royaume de Sicile, &amp; sachant que le roy Charles premier auoit gai(-)<text:line-break/>gné la bataille à Beneuent &amp; tué le roy Maufredy : &amp; que tout le royaume se re(-)<text:line-break/>uoltoit à sa deuotion, luy ayant peu de seurete de la courte foy des Siciliens &amp; ne<text:line-break/>voulant deuenir subiect de lennemy de son seigneur s'apprestoit de sen fuir :<text:line-break/>mais estant cecy c(o2)gneut des Siciliens, luy &amp; plusieurs autres amys &amp; seruiteurs<text:line-break/>du roy Maufredy, furent baillez subitement prisonniers au roy Charles, &amp; in(-)<text:line-break/>continent apres la vraye possession &amp; iouissance de tout le royaume. Ma dame<text:line-break/>Britolle ne saichant en si gr(a2)de mutation de choses qu'estoit deuenu son mary,<text:line-break/>&amp; tousiours craignant ce qui en estoit aduenu, pour crainte de honte monta<text:line-break/>(ayant laissé &amp; abandonné tout son bien) sur vne petite barque, auec vng sien<text:line-break/>filz aagé par aduenture de huict ans nommé Geoffroy, enceinte d'ung autre, &amp;<text:line-break/>sen fuyt à Lypary : ou elle enfanta<text:s/>vng autre filz quelle nomma le deschaffé : Et<text:line-break/>ayant prins vne nourrice se meit auec eulx tous sur vng petit vaisseau pour sen<text:line-break/>retourner à Naples vers ses parens : mais il en aduint autrement quelle n'auoit<text:line-break/>pensé. Par ce que par force de vent le vaisseau qui deuoit aller à Naples fut tran(-)<text:line-break/>sporté en lisle de Pouzo la ou entrez en vng petit port de mer, commencerent à<text:line-break/>attendre le temps propice pour leur voyaige : Ma dame Britolle descendue com<text:line-break/>me les autres en lisle &amp; ayant trouué en icelle vng lieu solitaire &amp; à l'escart, se<text:line-break/>meit illec toute seule à se douloir &amp; plaindre de son mary : &amp; c(o2)tinuant chascun<text:line-break/><text:soft-page-break/>iour ceste facon de faire, aduint qu'elle estant occupée à faire ses doleances, sans<text:line-break/>ce que aucun marinier ou autre sen apperceust suruint vne gallere<text:s/>de corsaires<text:line-break/>laquelle les print tous à main sauue : Et apres sen alla son chemin. Ma dame Bri(-)<text:line-break/>tolle ayant finy les lamentations quelle faisoit iournellement, sen retourna à la<text:line-break/>riue de la mer pour veoir ses enfans, comme elle auoit acoustumé de faire : mais<text:line-break/>elle ny trouua personne, dont premierement elle s'esmerueilla : puis soudaine(-)<text:line-break/>ment (ayant souspecon de ce qui estoit aduenu) gecta ses yeulx sur la mer, &amp;<text:line-break/>veit la gallere qui n'estoit encores gueres loing tirant apres soy le petit vaisseau :<text:line-break/>Pour laquelle chose elle congneut parfaictement auoir perdu ses enfans, com(-)<text:line-break/>me elle auoit faict son mary. Et se voyant illec paoure, seulle &amp; abandonnée<text:line-break/>sans scauoir ou iamais elle en pourroit trouuer vng seul d'eulx, appellant le ma(-)<text:line-break/>ry &amp; les enfans tumba sur la riue toute esuanouye. Or ny auoit il la personne<text:line-break/>qui auec eau froyde ou autre remede luy feist reuenir ses forces perdues : Par(-)<text:line-break/>quoy les espritz peur(e2)t à leur bel ayse aller vacabontz ou bon leur sembla : Mais<text:line-break/>apres que les forces qui sen estoient allées furent retournées auec les lermes au<text:line-break/>miserable corps, elle appella longuement ses enfans &amp; les alla fort cherchant<text:line-break/>par chascune cauerne : mais quant elle congneut que toute sa peine estoit in(-)<text:line-break/>utile &amp; veit la nuyct suruenir esperant &amp; ne saichant quoy deuint aucune(-)<text:line-break/>ment soigneuse de soymesmes, &amp; part(a2)t de la riue sen retourna en la cauerne ou<text:line-break/>elle auoit acoustumé de plorer &amp; se douloir : Et apres que la nuyct auec peur &amp;<text:line-break/><text:span text:style-name="pb">[n. p.]</text:span><text:span text:style-name="pb"><text:line-break/></text:span>douleur inestimable fut passée &amp; le nouueau iour venu,<text:s/>&amp; desia neuf heures cou<text:line-break/>lées, elle qui n'auoit point souppé le soir deuant, contraincte de fain s'adonna à<text:line-break/>paistre lherbe : dont elle se repeut comme elle peut : &amp; en plorant se meit en di(-)<text:line-break/>uers pensement que ce pourroit estre d'elle à l'aduenir. Et ce<text:s/>pendant quelle y<text:line-break/>pensoit elle veit venir vne cheureule qui entra illec pres en vne cauerne, &amp; vng<text:line-break/>peu apres en sortit, sen allant par le boys : Parquoy elle se leua &amp; entra la dou e(-)<text:line-break/>stoit sorty ceste beste : ou elle veit deux petitz cheureux nez paradu(e2)ture ce iour<text:line-break/>mesmes : lesquelz luy sembloient la plus doulce chose du monde &amp; la plus mi(-)<text:line-break/>gnongne, &amp; elle n'ayant encores perdu le laict de ses mamelles depuis quelle e(-)<text:line-break/>stoit nouuellement acouchée les print tendrement &amp; leur donna la mamelle : les(-)<text:line-break/>quelz ne refusans ce bien, la tettoient comme ilz eussent faict leur mere. Et des<text:line-break/>ceste heure en auant ne feirent aucune distinction de leur mere à elle. Parquoy<text:line-break/>semblant à ceste gentil femme auoir trouué en ce lieu desert quelque compai(-)<text:line-break/>gnie, elle paissoit lherbe &amp; buuoit de leau, plorant autant de fois comme elle se<text:line-break/>souuenoit de son mary, de ses enfans, &amp; de sa vie passée : &amp; deliberant de viure<text:line-break/>&amp; mourir la, estoit non moins priuée de la mere que des cheureux, au moyen<text:line-break/>duquel se iour est(a2)t deuenue la paoure g(e2)til femme toute sauuaige, aduint apres<text:line-break/>plusieurs moys que par fortune il arriua pareillement au lieu ou premierement<text:line-break/>elle estoit arriuée, vng petit vaisseau de certains Pisans qui y demoura plusieurs<text:line-break/>iours, ouquel vaisseau estoit vng gentil homme nommé Conrrard des marquis<text:line-break/>de malespine auec vne sienne femme vertueuse &amp; saincte qui venoient de pele(-)<text:line-break/>rinage de tous les sainct lieux qui sont au royaulme de Ponglie : &amp; sen retour(-)<text:line-break/>noient chez eulx : lequel pour passer melencolie se meit vng<text:s/>iour auec sa femme<text:line-break/>&amp; aucuns de ses seruiteurs &amp; ses chiens à aller parmy ceste isle : non gueres loing<text:line-break/>du lieu ou estoit ma dame Britolle : les chiens commencerent à suyure les deux<text:line-break/>cheureux qui desia grandeletz sen alloient paissant : lesquelz se sentans<text:s/>chassez<text:line-break/>des chiens ne fuirent en nulle autre part qu'en la cauerne ou estoit ma dame Bri<text:line-break/>tolle : laquelle voy(a2)t cecy se leua sur ses piedz, &amp; ayant prins vng baston feit fuir<text:line-break/>lesditz chiens. La suruindrent messire Conrrard &amp; sa femme qui suyuoient leurs<text:line-break/><text:soft-page-break/>chiens, lesquelz voyantz ceste cy qui estoit deuenue noire, maigre &amp; velue, s'es(-)<text:line-break/>merueillerent grandement d'elle, &amp; elle beaucoup plus d'eulx : mais quant (a sa<text:line-break/>requeste) le gentil homme eut retiré ses chiens arriere, ilz feirent tant apres plu(-)<text:line-break/>sieurs prieres qu'ilz luy feirent dire qui elle estoit &amp; ce quelle faisoit lá : laquelle<text:line-break/>leur declaira entierement toute sa qualité sa desconuenue &amp; son estrange deli(-)<text:line-break/>beration, ce que oyant le gentilhomme qui auoit congneu fort bien son mary il<text:line-break/>ploura de c(o2)passion : &amp; se parforca grandement auec doulces parolles de la des(-)<text:line-break/>mouuoir d'une si cruelle deliberation luy offrant de la remener en sa maison, ou<text:line-break/>de la tenir auec soy en tel honneur c(o2)me si elle estoit sa seur : &amp; quelle y demou(-)<text:line-break/>rast iusques<text:s/>à tant que nostre seigneur luy enuoyast plus ioyeuse fortune au de(-)<text:line-break/>uant. Ausquelles offres ne se voulant ployer la dame, messire Conrrard luy laissa<text:line-break/>sa femme, &amp; luy deit quelle feist apporter lá à menger, &amp; aussi pource quelle e(-)<text:line-break/>stoit toute dessirée<text:s/>quelle la feist reuestir d'aucuns de ses habillemens : &amp; sur tout<text:line-break/>quelle feist t(a2)t quelle l'emmenast auec soy. La gentil femme demourée la, ayant<text:line-break/>premierement fort ploré auec ma dame Britolle de ses deffortunes &amp; faict ap(-)<text:line-break/>porter de ses habillemens &amp;<text:s/>viandes, la feit condescendre auec la plus grande<text:line-break/><text:span text:style-name="pb">[Fueil.40]</text:span><text:span text:style-name="pb"><text:line-break/></text:span>peine du monde de les prendre &amp; de menger. Et apres plusieurs prieres (affer<text:line-break/>mant ma dame Britolle de ne vouloir iamais aller en lieu ou elle fust congneue)<text:line-break/>la persuada en fin de sen deuoir venir auec elle à Lunigiane, ensemble les d eux<text:line-break/>cheureux &amp; leur mere, qui estoit ce p(e2)dant retournée. Et laquelle n(o2) sans grand<text:line-break/>esmerueillement de la gentil femme auoit faict grande feste à ma dame Britol(-)<text:line-break/>le. Par ainsi apres que le bon temps fut<text:s/>venu ma dame Britolle monta auec mes(-)<text:line-break/>sire Conrrard &amp; sa femme, sur le vaisseau, &amp; auec eulx les deux cheureux &amp; leur<text:line-break/>mere. Et ne saichant aucun d'entre eulx le nom de ma dame Britolle, elle fut sur(-)<text:line-break/>nommée de tous Cheureule. Et auec bon vent aller(e2)t bien tost iusques à l'entrée<text:line-break/>de la riuiere de la Magra, ou estantz descenduz ilz monterent en leur chasteau :<text:line-break/>auquel ma dame Britolle demoura pres la femme de messire Conrrard en habit<text:line-break/>de dueil, comme vne sienne damoyselle, honneste, humble, &amp; obeissante : ayant<text:line-break/>tousiours amour à ses cheureux, &amp; les faisant nourrir. Les corsaires qui auoient<text:line-break/>prins à Piso le vaisseau, sur le(q2)l ma dame Britolle estoit venue, l'ay(a2)t laissée c(o2)me<text:line-break/>non veue d'eulx, s'en allerent auec les autres qu'ilz prindrent à Gennes. Et la ay(a2)t<text:line-break/>entré les patrons, party leur proye, aduint d'auenture en sort, entre autres choses,<text:line-break/>à vng messire Gasparin d'Orye la nourrice de ma dame Britolle, &amp; ses deux en(-)<text:line-break/>fans auec elle : lequel les enuoya ensemblément en sa maison pour les y tenir en<text:line-break/>seruice comme serfz. Laquelle nourrice dolente oultre mesure de la perte de sa<text:line-break/>maistresse, &amp; de la miserable fortune ou elle se voioit estre tumbée, auec les deux<text:line-break/>enfans pleura longuement : mais quant elle veit que les lermes n'y seruoient de<text:line-break/>ri(e2), se sentant serue comme eulx, encor qu'elle fust paoure femme, toutesfois elle<text:line-break/>estoit saige, &amp; aduisée. Parquoy s'estant premierement reconfortée au mieulx<text:line-break/>qu'elle peut, &amp; consider(a2)t apres l'infortune ou ilz estoi(e2)t paruenuz, s'aduisa, que<text:line-break/>si les deux enfans estoient congneuz qu'on leur feroit par aduenture du desplai(-)<text:line-break/>sir. Partant, esperant que la fortune tost ou tard se changeroit, &amp; eulx pourroi(e2)t,<text:line-break/>s'ilz viuoient, retourner en leur premier estat, pensa de ne descouurir à personne<text:line-break/>qu'ilz estoient, si elle ne voioit le temps disposé. Et disoit à tous ceulx qui le luy<text:line-break/>demandoient que c'estoient ses enfans : &amp; nommoit le plus grand, non pas Geo(-)<text:line-break/>froy : ains Iehannot de Procida. Au petit elle ne se soucya gueres de luy changer<text:line-break/>de nom : &amp; auec vne grande diligence feit ent(e2)dre à Geofroy pourquoy elle luy<text:line-break/>auoit changé son nom, &amp; en quel danger il pourroit estre s'il estoit congneu, le<text:line-break/>luy ramenteuant, non pas vne fois seulement, mais fort souuent, ce (q2) l'enfant qui<text:line-break/><text:soft-page-break/>estoit aduisé selon l'endoctrinement de la saige nourrisse faisoit parfaictement.<text:line-break/>Les deux garcons d(o2)cques demourer(e2)t mal vestuz, &amp; encores pirement chaus(-)<text:line-break/>sez en la maison de messire Gasparin, ou ilz furent employez par long temps à<text:line-break/>tout vil seruice, auec leur nourrisse qui<text:s/>se comportoit patiemment. Mais Ieh(a2)not<text:line-break/>aagé desia de seize ans, ayant plus de cueur qu'il n'appartenoit à vng seruiteur,<text:line-break/>mesprisant la vilité de la c(o2)diti(o2) seruile, s'en alla du seruice de messire Gasparin :<text:line-break/>&amp; monta sur les galleres qui s'en alloient en Alex(a2)drie : &amp; alla en plusieurs lieux,<text:line-break/>sans en rien se pouuoir auencer. A la fin trois ou quatre ans par aduenture apres<text:line-break/>qu'il fut party d'auec messire Gasparin, estant deuenu beau ieune homme, &amp;<text:line-break/>de grand taille, il entendit que son pere (qu'il<text:s/>croioit estre mort) estoit encor<text:line-break/>viuant : mais en captiuité, prisonnier du roy Charles. Parquoy comme desespere<text:line-break/>de la fortune alloit il ca &amp; la vacab(o2)d, tant qu'il paruint à Lunigiane : &amp; illec par<text:line-break/><text:span text:style-name="pb">[n. p.]</text:span><text:span text:style-name="pb"><text:line-break/></text:span>fortune se meit pour seruiteur auec messire Conrrard Mallespine, le seruant fort<text:line-break/>commodement, &amp; son gré. Et comme ainsi fust qu'il ne voioit gueres souuent<text:line-break/>sa mere (laquelle estoit tousiours auec la femme de messire Conrrard) il ne la<text:line-break/>congneut iamais, ne elle luy : tant les auoit l'aage tr(a2)sformez l'un &amp; l'autre, de ce<text:line-break/>qu'ilz souloient estre quant ilz se veirent la derniere fois. Estant d(o2)cques Iehan(-)<text:line-break/>not au seruice de messire Conrrard, aduint que vne sienne fille qui se nommoit<text:line-break/>Spine, demourée veufue d'un messire Nicolas de Grignan s'en retourna en la<text:line-break/>maison de son pere : laquelle estant fort belle, &amp; aymable, ieune d'un peu plus de<text:line-break/>seize ans, deuint fort amoureuse de Iehannot, &amp; luy d'elle : &amp; tres feruentement<text:line-break/>furent amoureux l'un de l'autre : laquelle amour ne fut longuement sans effect : &amp;<text:line-break/>dura plusieurs mois auant que personne s'en apperceust. Parquoy se tenans trop<text:line-break/>asseurez commencerent à conduyre leurs moyens moins discrettem(e2)t qu'il n'e(-)<text:line-break/>stoit requis à semblables choses : tellement que vng iour allans luy &amp; elle à vng<text:line-break/>boys beau, &amp; espes d'arbres, ayantz laissé toute l'autre compaignie ilz y entrer(e2)t<text:line-break/>les premiers. Et leur estant aduis auoir beaucoup deuancé les autres, se meir(e2)t en<text:line-break/>vng lieu tresplaisant, plain d'arbres, &amp; de fleurs, &amp; fort couuert : puis commence(-)<text:line-break/>r(e2)t<text:s/>à pr(e2)dre l'amoureux plaisir l'un de l'autre : &amp; iacoit ce qu'ilz eussent esté des(-)<text:line-break/>ia ensemble long temps, toutesfois le grand plaisir le leur auoit faict sembler fort<text:line-break/>brief, de sorte qu'ilz furent surpriz en cecy : premierem(e2)t, de la mere d'elle :<text:s/>&amp; a(-)<text:line-break/>pres de messire Conrrard, lequel dolent oultre mesure, &amp; voyant le cas, les feit<text:line-break/>tous deux prendre par trois siens seruiteurs, sans dire le pourquoy, &amp; mener liez<text:line-break/>en vng sien chasteau : &amp; tremblant d'ire, &amp; de courroux, s'en alloit deliberé de les<text:line-break/>faire honteusement mourir. La mere de la fille ayant ent(e2)du par quelque parolle<text:line-break/>de son mary quelle estoit sa deliberation contre les coulpables, ne le peut com(-)<text:line-break/>porter. Parquoy combien qu'elle fust troublée grandem(e2)t, &amp; reputast sa fille di(-)<text:line-break/>gne<text:s/>(pour sa grand faulte) de toute punition cruelle, elle se hasta d'attaindre son<text:line-break/>mary courroucé : lequel elle commenca à prier, que son plaisir fust de ne courir<text:line-break/>si furieusement, pour vouloir deuenir en sa vieillesse homicide de sa fille, &amp; soil(-)<text:line-break/>ler ses<text:s/>mains du sang d'un sien seruiteur : mais qu'il trouuast autre moy(e2) pour sa(-)<text:line-break/>tisfaire à son courroux, c(o2)me de les faire mettre en prison, &amp; y endurer, &amp; plo(-)<text:line-break/>rer la faulte qu'ilz auoient commise. Et tant luy alla disant la saincte dame ces pa<text:line-break/>rolles, &amp; plusieurs autres, qu'elle luy feit changer de couraige de les tuer : &amp; com(-)<text:line-break/>manda seulement qu'ilz fussent mis separém(e2)t en prison bien gardez, auec peu<text:line-break/>de viures, &amp; beaucoup de malaise, iusques à tant qu'il eut autrement deliberé<text:line-break/>d'eulx : &amp; ainsi fut faict. Quelle fut leur vie, en captiuité, &amp; en c(o2)tinuelles lermes,<text:line-break/>&amp; en plus longues abstinences qu'il ne leur eust esté besoing, chascun le peult<text:line-break/>penser. Demourans doncques Iehannot &amp; Spine en si dolente vie, &amp; est(a2)t desia<text:line-break/><text:soft-page-break/>vng an passé sans que messire Conrrard se souuint de leur prison : aduint que le<text:line-break/>roy Pierre d'Arragon par la menée de messire Iehan de Procida reuolta l'Isle de<text:line-break/>Sicile, &amp; l'osta au roy Charles : dont Conrrard (comme Iubelin qu'il estoit) en<text:line-break/>feit grande feste : laquelle saichant Iehannot par aucun de ceulx qui l'auoient en<text:line-break/>garde ietta vng grand souspir, &amp; deit : ha moy paoure malheureux qui suys allé<text:line-break/>mendiant, quatorze ans a, par le monde, n'attendant aucune autre chose que ce(-)<text:line-break/>ste cy : &amp; maintenant qu'elle est venue, elle m'a trouué en prison, affin que iamais<text:line-break/>plus ie n'espere auoir aucun bien. De laquelle prison ie n'espere iamais sortir,<text:line-break/><text:span text:style-name="pb">[Fueil.41]</text:span><text:span text:style-name="pb"><text:line-break/></text:span>si(-)non mort. Et comm(e2)t deit celuy qui le gardoit. Que te soucies tu de ce que font<text:line-break/>les grans roys ? Qu'auois tu affaire en Sicile ? A qui Iehannot deit, Il me semble<text:line-break/>que le cueur me fend, quant il me souuient de la charge que mon pere y auoit :<text:line-break/>car encor que ie fusse petit garcon quant ie m'en fuyz, toutesfois si me souuient<text:line-break/>il bi(e2) que ie l'en vey gouuerneur quant le roy Maufredy viuoit. La garde pour(-)<text:line-break/>suyuit son propos, luy dem(a2)dant, Et qui fut ton pere ? Mon pere, deit Iehannor,<text:line-break/>certes ie le puis bien declairer maintenant asseurement, puis que ie me voy hors<text:line-break/>du peril que ie craignois, si ie l'eusse descouuert,<text:s/>il fut appellé (&amp; est encor s'il vit)<text:line-break/>Henryet Capece : &amp; moy i'ay nom Geoffroy, &amp; non Iehannot. Et ne fais point<text:line-break/>de boubte, que si i'estois hors d'icy, &amp; que, ie retournasse en Sicile, que ie n'eusse<text:line-break/>encor tresgrand auctorité. L'honneste homme de garde sans s'en informer plus<text:line-break/>auant racompta tout cecy le plustost qu'il eut le loysir à messire Conrrard : lequel<text:line-break/>l'ayant entendu (combien qu'il ne monstrast à celuy qui le luy auoit dict de s'en<text:line-break/>soucier) s'en alla à ma dame Britolle, &amp; gracieusement luy demanda,<text:s/>si elle auoit<text:line-break/>eu aucun filz de son mary qui eust nom Geoffroy. La dame resp(o2)dit en plor(a2)t,<text:line-break/>que si le plus grand de ses filz (qu'elle auoit eu) estoit viuant, il auroit ainsi nom :<text:line-break/>&amp; seroit de l'aage de vingt deux ans. Messire Conrrard oyant cecy, pensa que ce<text:line-break/>deuoit estre luy mesmes : &amp; luy tumba en l'entendem(e2)t, que si ainsi estoit, il pou(-)<text:line-break/>uoit par vng mesme moyen faire vne gr(a2)de misericorde, &amp; euiter sa honte auec<text:line-break/>celle de sa fille, la luy donnant en mariaige. Et par ainsi ayant faict venir secret(-)<text:line-break/>tement Iehannot, l'examina particulierement de toute sa vie passée : puis trouu(a2)t<text:line-break/>par tresmanifestes indices qu'il estoit veritablement Geoffroy, filz de Henryet<text:line-break/>Capece, luy deit, Iehannot tu scais combien grande est liniure que tu m'as faicte,<text:line-break/>&amp; en ma propre fille : la ou te traictant bien, &amp; amyablement tu deuois (comme<text:line-break/>vng seruiteur doit faire) tousiours cercher &amp; garder mon honneur, &amp; de ce qui<text:line-break/>estoit à moy : &amp; en est plusieurs, lesquelz si tu leur eusse faict ce que tu m'as faict,<text:line-break/>t'eussent faict mourir honteusem(e2)t : ce que ma pitié n'a peu souffrir. Maintenant<text:line-break/>puis que tu me dy que tu es filz de gentil homme, &amp; de gentil femme, ie veulx<text:line-break/>mettre fin à tes angoisses quant toy mesmes vouldras, &amp; te gecter de la misere &amp;<text:line-break/>captiuité ou tu es : &amp; en vne mesme heure reduyre ton h(o2)neur &amp; le mien en son<text:line-break/>vray entier. Comme tu scais, ma fille Spine, laquelle tu prins en amytié comme<text:line-break/>amye (encor qu'il ne fust conuenable à toy ne à elle) est veufue, &amp; son mariaige<text:line-break/>est grand &amp; bon. Quelles sont ses<text:s/>meurs &amp; conditions, tu les scais : &amp; pareille(-)<text:line-break/>ment tu congnois le pere &amp; la mere d'elle : De ton estat, pour le present ie n'en dy<text:line-break/>rien. Parquoy quant tu vouldras ie suis deliberé que la ou elle t'a aymé deshon(-)<text:line-break/>nestement, qu'elle deuienne h(o2)nestement ta femme : &amp; que comme mon filz tu<text:line-break/>demeures icy auec moy &amp; elle, aut(a2)t qu'il te plaira. La prison auoit matté la chair<text:line-break/>de Iehannot : mais elle n'auoit diminué en aucune chose le cueur noble desc(e2)du<text:line-break/>de son origine, ne encor moins la vraye amour qu'il portoit à sa mye. Et combi(e2)<text:line-break/>qu'il desirast feruentement ce que messire Conrrard luy offroit, &amp; se veist en sa<text:line-break/>puissance, il ne dissimula toutesfois aucunement ce que la gr(a2)deur de son cueur<text:line-break/><text:soft-page-break/>luy admonestoit de deuoir dire. Et resp(o2)dit. Monsieur, la couuoitise de dominer<text:line-break/>ne le desir d'auoir argent, ne aucune autre occasion que ce soit, ne me feirent ia(-)<text:line-break/>mais comme traistre commettre aucune insidiation à l'encontre de ce qui est à<text:line-break/>vous. Certes i'ay aymé &amp; ayme vostre fille, &amp; tousiours l'aymeray, par ce que ie<text:line-break/><text:span text:style-name="pb">[n. p.]</text:span><text:span text:style-name="pb"><text:line-break/></text:span>la repute digne de mon amour, &amp; si ie fuz auec elle moins que honnestem(e2)t (se(-)<text:line-break/>lon l'opinion des mechaniques) ie commis le peché que la ieunesse tient tous(-)<text:line-break/>iours conioinct auec soy : tellement que si on la vouloit oster il conuiendroit que<text:line-break/>on ostast aussi la ieunesse : lequel (si les vieulx se vouloient souuenir d'auoir esté<text:line-break/>ieunes, &amp; mesurer les faultes d'aultruy auec les leurs, &amp; les leurs auec celles d'aul(-)<text:line-break/>truy) ne seroit trouué si grand comme vous, &amp; plusieurs autres le font, vous ad(-)<text:line-break/>uisant que ie le commis c(o2)me amy, &amp; non c(o2)me ennemy. Ce que vous offrez de<text:line-break/>vouloir faire ie l'ay tousiours desiré : &amp; si i'eusse pensé qu'il m'eust esté octroyé, il<text:line-break/>y a long temps que ie l'eusse demandé : &amp; d'autant plus l'auray ie agreable, com(-)<text:line-break/>me lesper(a2)ce en estoit moindre : mais si vous n'auez le vouloir tel que les parol(-)<text:line-break/>les demonstrent, ne me vueillez paistre de vaine esperance : ains faictes moy re(-)<text:line-break/>mettre en la prison, &amp; affliger autant qu'il vous plaira :<text:s/>car autant que i'aymeray<text:line-break/>Spine, autant vous aymeray ie tousiours pour l'amour d'elle, quoy que vous me<text:line-break/>faciez, &amp; vous auray tousiours en reuerence. Messire Conrrard ayant ouy cestuy<text:line-break/>cy, s'esmerueilla grandement, le tenant pour homme de grand cueur, &amp; reputa<text:line-break/>son amour tresferuante : dont il l'eut plus agreable. Parquoy s'estant leué debout<text:line-break/>l'embrassa, &amp; le baisa. Et sans plus donner de longueur à l'affaire, comm(a2)da que<text:line-break/>secretement sa fille fut amenée lá. Elle estoit deuenue meigre, pasle, &amp; debile en<text:line-break/>la prison, &amp; ressembloit quasi vne autre femme que ce qu'elle souloit estre : &amp; pa<text:line-break/>reillement Iehannot vng autre homme. Lesquelz en la presence du pere c(o2)tra(-)<text:line-break/>cterent d'un mesme consentem(e2)t les espousailles, sel(o2) nostre coustume. Et quel(-)<text:line-break/>ques iours apres (sans que personne sceust aucune chose de ce qui estoit faict) les<text:line-break/>ay(a2)t faict accomoder de tout ce qui leur estoit besoing, &amp; de plaisir, &amp; luy sem(-)<text:line-break/>blant qu'il estoit temps d'en rendre leurs meres ioyeuses. Appella sa femme, &amp;<text:line-break/>ma dame Britolle, &amp; leur deit ainsi : Que diriez vous, ma dame, si ie vous faisois<text:line-break/>reueoir vostre filz aisné estant mary de l'une de mes filles ? A qui ma dame Bri(-)<text:line-break/>tolle respondit : Ie ne vous scaurois dire autre chose de cecy, sinon que si ie vous<text:line-break/>pouuois estre plus<text:s/>tenue que ie suis, d'autant plus le serois ie que vous me ren(-)<text:line-break/>driez chose plus chere que ie ne suis à moymesmes : &amp; encor me la rendant en la<text:line-break/>facon que vous dictes, vous rappelleriez en moy aucunement mon esperance<text:line-break/>perdue : &amp; en plorant se teut. A lors<text:s/>messire Conrrard deit à sa femme : Et à toy<text:line-break/>que t'en sembleroit il mamye, si ie te donnois vng tel gendre ? A qui sa femme<text:line-break/>respondit : Non pas seulement l'un d'eulx, qui sont gentilz hommes, mais vng<text:line-break/>belistre (quant il vous plairoit) me seroit agreable. Adoncques deit messire<text:line-break/>Conrrard : I'espere vous en rendre dans peu de iours toutes deux ioyeuses. Et<text:line-break/>voyant desia les deux ieunes creatures retournées en leur premiere forme : &amp;<text:line-break/>les ayant honnorablement faict habiller, il deit à Geoffroy : Combien te seroit<text:line-break/>il agreable oultre le plaisir que tu as, si tu voiois icy ta mere ? A qui Geoffroy re(-)<text:line-break/>spondit : Ie ne puis croire que les douleurs de ses malheureuses fortunes l'ayent<text:line-break/>laissé tant viure : mais toutesfois si ainsi estoit ce me seroit vng grand contente(-)<text:line-break/>ment : comme celuy qui penseroie recouurer encor par son conseil grand par(-)<text:line-break/>tie de mon bien en Sicile. A lors messire Conrrard feit venir l'une &amp; l'autre<text:line-break/>femme, qui feirent toutes deux vne merueilleuse chere à la nouuelle mariée, ne<text:line-break/>s'esbahissantz pas<text:s/>peu, quelle inspiration auoit conduict messire Conrrard à si<text:line-break/>grande benignité, que d'auoir marié Iehannot à sa fille : Lequel ma dame<text:line-break/><text:soft-page-break/><text:span text:style-name="pb">[Fueil.42]</text:span><text:span text:style-name="pb"><text:line-break/></text:span>Britolle pour les parolles que messire Conrrard luy auoit dit, commenca à re(-)<text:line-break/>garder, &amp; d'une vertu cachée esueillée en elle, se souuenant des lineatures d'en(-)<text:line-break/>fence en son filz, sans attendre autre dem(o2)stration luy saulta au col, les braz ou(-)<text:line-break/>uertz : &amp; ne luy permir(e2)t la trop grande pitié &amp; ioye maternelle, de pouuoir di(-)<text:line-break/>re aucune parolle :<text:s/>ains se fermerent tellement toutes ses vertuz sensitiues, qu'elle<text:line-break/>tumba quasi morte entre les braz de son filz : lequel combi(e2) qu'il s'esmerueillast<text:line-break/>fort, ayant souuenance de l'auoir veu plusieurs fois au parauant en ce chasteau,<text:line-break/>sans iamais l'auoir rec(o2)gneue, neantmoins il congneut incontinent l'odeur ma(-)<text:line-break/>ternel, &amp; se blasmant de sa n(o2)chalance la receut entre ses braz, &amp; la baisa en plo(-)<text:line-break/>rant tendrement. Mais apres que ma dame Britolle fut pitoyablement aydée de<text:line-break/>la femme de messire Conrrard, &amp;<text:s/>de Spine. &amp; (q2) auec eaue froide &amp; autres leurs<text:line-break/>remedes ilz eurent faict reuenir ses forces perdues, elle embrassa de rechef son<text:line-break/>filz, auec plusieurs lermes, &amp; parolles doulces : &amp; plaine de pitié maternelle le bai<text:line-break/>sa mille fois, ou plus. Luy aussi la veit, &amp; receut fort reueremment. Mais apres que<text:line-break/>les honnestes &amp; ioyeuses caresses furent reiterées trois ou quatre fois, non sans<text:line-break/>grande ioye &amp; plaisir des assistans, &amp; que l'un &amp; l'autre eut compté tous ses ac(-)<text:line-break/>cidens, messire Conrrard le feit scauoir à ses amys, qui eurent grand plaisir de<text:line-break/>la nouuelle alliance qu'il auoit faicte : puis ayant ordonné vne belle &amp; magnific(-)<text:line-break/>que feste, Geoffroy luy deit : Messire Conrrard, vous m'auez rendu content de<text:line-break/>plusieurs choses, &amp; faict long temps beaucoup d'honneur<text:s/>à ma mere : mainten(a2)t<text:line-break/>affin qu'il ne reste à faire aucune chose de ce qui se pourra faire par vous, ie vous<text:line-break/>prie que vous resiouissiez, vous ma mere, ma feste, &amp; moy, de la presence de m(o2)<text:line-break/>frere : lequel messire Gasparin d'Orie qui nous print en Corse, c(o2)me ie vous ay<text:line-break/>desia dit, tient en sa maison comme esclaue, &amp; que vous enuoyez aussi quelqu'un<text:line-break/>en Sicile, lequel s'informe tout bellem(e2)t de l'estat du pays, &amp; s'essaye de sentir ce<text:line-break/>qui est de Henryet mon pere, s'il est vif ou mort : &amp; s'il est vif, en quel estat il est.<text:line-break/>Et quant il se sera ainsi secrettement informé de toutes choses, qu'il retourne à<text:line-break/>vous. La requeste de Geoffroy pleut à messire C(o2)rrard, &amp; sans y songer d'auen(-)<text:line-break/>taige enuoya de tressaiges personnaiges à Gennes, &amp; en Sicile. Celuy qui alla à<text:line-break/>Gennes ayant trouué messire Gasparin, le pria auecques grande instance, de la<text:line-break/>part de messire Conrrard, qu'il luy enuoyast le deschassé &amp; la nourrisse, luy com<text:line-break/>ptant tout par ordre ce que par messire Conrrard auoit esté faict enuers Geof(-)<text:line-break/>froy &amp; sa mere. Messire Gasparin oyant cecy s'esmerueilla fort, &amp; deit : Il est vray<text:line-break/>que ie ferois pour messire Conrrard toute chose qui luy plairoit, pourueu qu'el(-)<text:line-break/>le fust en ma puissance : &amp; ay bien en ma maison (quatorze ans il y a) le garcon<text:line-break/>que vous<text:s/>demandez, &amp; vne sienne mere, que ie luy enuoyeray voulentiers : mais<text:line-break/>vous luy direz de ma part, qu'il se garde bi(e2) d'auoir esté trop credule : ou de croi(-)<text:line-break/>re aux fables de Iehannot, lequel se faict nommer auiourdhuy comme vous di(-)<text:line-break/>ctes Geoffroy, par ce qu'il est trop plus mauuais garcon qu'il ne pense. Et cecy<text:line-break/>dit, ayant receu honnorablement cest honneste homme, il feit venir secretem(e2)t<text:line-break/>à soy la nourrice, qu'il examina caultement de ce faict. Laquelle ayant ent(e2)du la<text:line-break/>rebellion du royaulme de Sicile, &amp; sentant que H(e2)ryet estoit vif, chassa la paour<text:line-break/>qu'elle auoit eue par le passé, &amp; luy compta tout par ordre : &amp; feit ent(e2)dre les rai(-)<text:line-break/>sons pourquoy elle auoit tenu les manieres qu'elle auoit faict. Messire Gasparin<text:line-break/>voyant que les propos de<text:s/>la nourrisse &amp; ceulx de l'embassadeur de messire<text:line-break/><text:span text:style-name="pb">[n.p.]</text:span><text:span text:style-name="pb"><text:line-break/></text:span>Conrrard conuenoient merueilleusement bien, commenca à adiouster foy aux<text:line-break/>parolles. Puis faisant inquisition de ceste besoigne par tous moyens c(o2)me hom(-)<text:line-break/>me qui estoit tres astut, &amp; trouu(a2)t à toute heure plus de choses qui plus luy don(-)<text:line-break/><text:soft-page-break/>noient d'asseurance. Il eut honte du vil traictem(e2)t qu'il auoit faict au garcon, &amp;<text:line-break/>le voulant amender, ayant vne belle fillette aagée de vnze ans. Et congnoissant<text:line-break/>luy quel homme auoit esté, &amp; estoit H(e2)ryet, la luy donna en mariaige, auec vng<text:line-break/>grand dot. Et apres en auoir faict vne grande feste, monta sur vne Galliotte auec<text:line-break/>le garcon, la fille, l'embassadeur de messire Conrrard, &amp; la nourrisse, &amp; s'en vint à<text:line-break/>Lerny, ou il fut bien receu de messire Conrrard, &amp; s'en alla auec toute sa com(-)<text:line-break/>paignie en vng sien chasteau, non gueres loing de la ou la gr(a2)de feste estoit ap(-)<text:line-break/>pareillée. Mais quelle fut la chere de la mere reuoyant son filz, (q2)lle celle des deux<text:line-break/>freres, quelle celle de tous trois à la fidelle nourrisse, quelle celle qui fut faicte de<text:line-break/>tous à messire Gasparin &amp; à sa fille, &amp; celle de luy à tous, &amp; de tous ensemble, a(-)<text:line-break/>uec messire C(o2)rrard &amp; sa femme, auec les enfans, &amp; tous leurs amys : il ne seroit<text:line-break/>possible l'exprimer auec parolles : &amp;<text:s/>par ainsi ie vous le laisse imaginer. A laquel(-)<text:line-break/>le feste, affin qu'elle fust complette, Nostre seigneur tresabondant d'honneur<text:line-break/>(quant il commence) voulut adiouster les ioyeuses nouuelles de la vie &amp; du bon<text:line-break/>estat de Henryet Capece. Par ce que estant la seste grande, &amp; les femmes &amp; les<text:line-break/>hommes inuitez à table encores au premier seruice, arriua celuy qui estoit allé<text:line-break/>en Sicile : &amp; entre autres choses racompta de Henryet, comme estant detenu en<text:line-break/>captiuté grande par le roy Charles, quant lesmotion se leua par la<text:s/>ville contre le<text:line-break/>roy, le peuple courut en fureur à la prison, qui tua les gardes, &amp; l'en tira hors : &amp;<text:line-break/>c(o2)me ennemy capital du roy Charles, fut faict cappitaine general : &amp; suiuy pour<text:line-break/>chasser &amp; tuer les Francois. Au moyen dequoy il estoit venu grandement<text:s/>en la<text:line-break/>grace du roy Pierre, lequel l'auoit remis en tous ses biens &amp; honneurs ou il estoit<text:line-break/>au parauant, auec grande &amp; bonne auctorité : adioustant encor qu'il l'auoit receu<text:line-break/>auec grand honneur : &amp; qu'il auoit faict vne ioye inestimable de sa femme &amp; de<text:line-break/>son<text:s/>filz : desquelz il n'auoit iamais sceu depuis sa prinse aucunes nouuelles : &amp; oul<text:line-break/>tre ce qu'il enuoioit pour eulx vne barque legiere, auec certains gentilz hommes<text:line-break/>qui venoient apres luy. Cestuy cy fut receu &amp; escouté auec vne grande ioye, &amp;<text:line-break/>soudainement messire Conrrard auec aucuns de ses amys aller(e2)t au deuant des<text:line-break/>gentilz hommes, qui venoient pour querir ma dame Britolle &amp; Geoffroy, &amp; les<text:line-break/>receut ioyeusement, puis les feit asseoir à son bancquet : qui encor n'estoit au mi(-)<text:line-break/>lieu. La femme de Geoffroy &amp;<text:s/>tous les autres de la compaignie les veirent, auec<text:line-break/>tant de ioye qu'il n'en fut iamais ouye de semblable. Et eulx (deuant qu'ilz se<text:line-break/>meissent à table) saluerent, &amp; remercierent de la part de H(e2)ryet le mieulx qu'ilz<text:line-break/>sceur(e2)t, &amp; peurent. Messire Conrrard<text:s/>&amp; sa femme de l'honneur faict à sa fem(-)<text:line-break/>me &amp; à son filz : offrantz que toute chose qui pourroit estre en la puissance de<text:line-break/>Henryet, estoit à leur commandement. De lá se retourn(a2)s vers messire Gaspa(-)<text:line-break/>rin (le benefice duquel estoit inopiné) asseurer(e2)t estre certains, que quant Hen(-)<text:line-break/>ryet scauroit ce qui auoit esté faict par luy enuers le deschassé, (q2) semblables gra(-)<text:line-break/>ces &amp; plus grandes luy seroient rendues. Apres cecy ilz soupperent tresioyeu(-)<text:line-break/>fem(e2)t au festin des deux nouuelles espousées, &amp;<text:s/>nouueaulx mariez. Et non seu(-)<text:line-break/>lement feit feste messire Conrrard ce iour la à son gendre, &amp; aux autres ses pa(-)<text:line-break/>rens &amp; amys : mais par plusieurs autres iours ensuyuans. Laquelle cessée estant<text:line-break/><text:span text:style-name="pb">[Fueil.43]</text:span><text:span text:style-name="pb"><text:line-break/></text:span>aduis à ma dame Britolle, &amp; à Geoffroy, &amp; aux autres pareillement de deuoir<text:line-break/>partir, montez qu'ilz furent sur la fregatte ilz s'en partirent auec plusieurs ler(-)<text:line-break/>mes de messire Conrrard &amp; de sa femme : aussi de messire Gasparin : &amp; emme(-)<text:line-break/>nerent auec eulx Spine &amp; l'autre femme : &amp; ayans vent prospere, paruindrent<text:line-break/>bien tost en Sicile : la ou tant enfans que femmes fur(e2)t receuz de Henryet à Pa(-)<text:line-break/>lerme, auecques si gr(a2)de chere qu'il ne se pourroit iamais dire : &amp; croit lon qu'ilz<text:line-break/><text:soft-page-break/>vesquirent lá long temps apres heureusement, &amp; comme recongnoissans le be(-)<text:line-break/>nefice receu, bons seruiteurs de nostre seigneur.</text:p>
      <text:h text:style-name="Titre2" text:outline-level="2">LE SOVLDAN DE BABILLONE EN(-)<text:line-break/><text:span text:style-name="T2446">noya une sienne fille pour la marier au roy de Garbe : laquelle par diuers acci(-)</text:span><text:span text:style-name="T2447"><text:line-break/></text:span><text:span text:style-name="T2448">dens durant l'espace de quatre ans, ueint entre les mains de neuf hommes, en di(-</text:span><text:span text:style-name="T2449">)</text:span><text:span text:style-name="T2450"><text:line-break/></text:span><text:span text:style-name="T2451">uers licux. A la fin (renduc à son pere) elle s'en alla audict roy de Garbe pour</text:span><text:span text:style-name="T2452"><text:line-break/></text:span><text:span text:style-name="T2453">pucelle, comme premierement elle faisoit pour femme.</text:span></text:h>
      <text:h text:style-name="P2454" text:outline-level="2">Nouuelle septiesme.</text:h>
      <text:p text:style-name="P2455"><text:span text:style-name="T2456">P</text:span>Ar aduenture n'eust il gueres plus falu estendre la nouuelle de<text:line-break/>ma dame Emilie, que la compassion que les honnestes ieunes<text:line-break/>dames eur(e2)t des fortunes de ma dame Britolle ne les eust con(-)<text:line-break/>duict à lermoyer : n'eust esté que apres qu'elle fut acheuée, il<text:line-break/>pleut à la royne que Pamphile suyuist de dire (en comptant la<text:line-break/>sienne.) lequel comme tresobeissant commenca ainsi : Il est<text:line-break/>malaisé (mes tres gracieuses dames) que nous puissions auoir congnoissance de<text:line-break/>tout ce que nous faisons : par ce que (c(o2)me tant de fois il s'est peu veoir) plusieurs<text:line-break/>estimans que filz deuenoient riches ilz pourroient viure seurem(e2)t, &amp; sans sou(-)<text:line-break/>cy, ont demandé à dieu la richesse : non seulem(e2)t auecques prieres : mais ont cer(-)<text:line-break/>ché de l'acquerir auec soing &amp; solicitude : ne reffusans aucune peine ou d(a2)ger. Et<text:line-break/>combien qu'il leur soit ainsi aduenu, ilz ont toutesfois trouué<text:s/>à la fin des gens qui<text:line-break/>par le desir d'auoir leur bien les ont tuez : lesquelz au parauant qu'ilz les veissent<text:line-break/>riches estoient leurs amys. Aucuns autres de bas estat qui par le moyen de mille<text:line-break/>perilleuses batailles, &amp; par my le sang de leurs freres &amp; amys sont montez à la<text:line-break/>grandeur des royaulmes (croyans que en iceulx fust le comble de felicité) ont<text:line-break/>congneu, non sans perdre la vie, &amp; oultre les infinies solicitudes &amp; peurs dont ilz<text:line-break/>ont veu &amp; senty ceste gr(a2)deur estre plaine, qu'on buuoit le venin es tables roy(-)<text:line-break/>alles ded(a2)s l'or. Plusieurs aussi ont esté qui ont desiré, auec vng appetit tresard(a2)t,<text:line-break/>la beaulté &amp; force corporelle : lesquelz premierement que de s'apperceuoir d'a(-)<text:line-break/>uoir mal desiré, ont esprouué que ces choses leur ont esté occasion de mort, ou<text:line-break/>de douloureuse vie. Et affin que ie ne parle particulierement de toutes les affe(-)<text:line-break/>ctions humaines, ie asseure qu'il n'y a pas vng seul de tous ces desirs qui se puisse<text:line-break/>eslire par aucun des viuantz, auec entiere preouyance, &amp; comme si lon estoit as(-)<text:line-break/>seuré des cas fortuitz. Parquoy si nous voulions cheminer droictem(e2)t, nous nous<text:line-break/>deurions disposer de prendre &amp; posseder ce (q2) nous donneroit celuy, lequel seul<text:line-break/>congnoist ce qui nous est necessaire, &amp; le nous peult donner. Mais combien que<text:line-break/>les hommes<text:s/>pech(e2)t en diuerses choses par desirer, neantmoins vous autres gra(-)<text:line-break/>cieuses<text:line-break/><text:span text:style-name="pb">[n.p.]</text:span><text:span text:style-name="pb"><text:line-break/></text:span>dames, pechez grandement en vne. Cest assauoir, en desirant d'estre tant<text:line-break/>belles, que ne vous souffisant les beaultez qui vous sont d(o2)nées par nature, vous<text:line-break/>cerchez encores de les acroistre auec merueilleux artifice. Il me plaist de vous ra<text:line-break/>compter combien fut mal fortunée vne belle Sarrazine, à laquelle aduint d'ad(-)<text:line-break/>uenture en quatre ans de faire neuf fois nouuelles nopces pour sa beaulté.</text:p>
      <text:p text:style-name="p">Il y a desia assez<text:s/>long temps qu'il y eut vng souldan en Babilone nommé Be(-)<text:line-break/>mynedab : auquel dur(a2)t qu'il vesquit beaucoup de choses aduindrent selon son<text:line-break/>desir. Cestuy cy auoit (entre plusieurs autres ses enfans mastes &amp; femelles) vne<text:line-break/>fille nommée Alathiel, laquelle estoit (selon que disoit chascun qui la voioit) la<text:line-break/>plus belle qu'on veit en ce t(e2)ps lá en tout le monde. Et pour ce que le roy de Gar(-)<text:line-break/><text:soft-page-break/>be l'auoit merueilleusement secouru en vne deffaicte qu'il auoit eue contre vne<text:line-break/>grande multitude d'Arabes qui l'estoient<text:s/>venu assaillir, &amp; qu'il la luy dem(a2)da en<text:line-break/>mariaige, il la luy accorda de grace specialle : &amp; la feit monter sur vne nef bi(e2) ar(-)<text:line-break/>mée, &amp; bien equippée de tout ce qui luy estoit necessaire, acompaignée d'hon(-)<text:line-break/>norable compaignie d'h(o2)mes &amp; de femmes, auec plusieurs sumptueux &amp; riches<text:line-break/>acoustremens. &amp; la luy enuoyant ainsi la recommanda à dieu. Les mariniers fei(-)<text:line-break/>rent voyle quant ilz veirent le temps bien disposé : &amp; partirent du port d'Ale(-)<text:line-break/>xandrine, nauigans plusieurs iours heureusement : mais ainsi qu'ilz eurent passé le<text:line-break/>pays de Sardaigne, leur estant aduis qu'ilz estoient pres de la fin de leur chemin,<text:line-break/>se leuerent soudainement vng iour des ventz diuers, lesquelz estant chascun d'i(-)<text:line-break/>ceulx impetueux oultre mesure, tormenterent tellement le nauire ou la dame &amp;<text:line-break/>les mariniers estoient, que plusieurs fois ilz se tindrent pour perduz. Toutefois<text:line-break/>comme gens expertz faisans tout leur possible, &amp; estans combatuz par infiniz<text:line-break/>tormentz, ilz soustindrent deux iours la tormente. Et venant desia la troisiesme<text:line-break/>nuict de la tempeste encommencée : laquelle pourtant ne cessoit : ains croissoit à<text:line-break/>toute heure, ilz ne scauoient comprendre ou ilz estoient, fust par iugement ma(-)<text:line-break/>rinal, ou par apperceu(a2)ce : car le ciel estoit tout obscu(-)<text:line-break/>rcy des nuées, &amp; de l'obscu(-)<text:line-break/>rité de la nuict. Et tirantz vng peu sur lisle de Maiorque, ilz sentir(e2)t (q2) la nef s'en(-)<text:line-break/>trouuroit. Au moyen dequoy ne voyans aucun remede pour eschapper (ayant<text:line-break/>chascun soucy de soy, &amp; non d'autruy) ilz gecterent l'esquif en mer : &amp; deliber(a2)s<text:line-break/>de soy fier plustost sur icelluy que sur la nef rompue, les patrons saulterent de(-)<text:line-break/>dans : apres lesquelz (ores l'un, &amp; maintenant l'autre) se gecterent tous les hom(-)<text:line-break/>mes qui estoient dedans la nef : combien que ceulx qui y estoient descenduz les<text:line-break/>premiers leur feissent repugnance auec les espées au poing : mais pensans ainsi<text:line-break/>euader la mort, furent attrappez d'icelle : par ce que ne pouuant l'esquif tenir tant<text:line-break/>de gens pour la contrarieté du temps, il alla à fons : &amp; tous ceulx qui estoient de(-)<text:line-break/>dans perirent. La nef doncques courant comme le vent, alla frapper en vne pla(-)<text:line-break/>ge de l'isle de Marorque, combi(e2) qu'elle fust entreouuerte, &amp; desia presque plai(-)<text:line-break/>ne d'eaue, n'estant demouré sur icelle autre personne que la dame &amp; ses femmes.<text:line-break/>Toutes lesquelles pour la tempeste de la mer, &amp; la peur qu'elles auoient, estoient<text:line-break/>couchées sur icelle, quasi comme mortes : &amp; fut son impetuosité telle &amp; si gran(-)<text:line-break/>de que elle se ficha quasi toute dedans le sable, voysin de la riue à vng gect de<text:line-break/>pierre pres. Si demoura<text:s/>lá combatue toute nuict, de la mer sans pouuoir estre<text:line-break/>plus tormentée du vent. Quant le iour cler fut venu, &amp; la tempeste aucune(-)<text:line-break/>ment rappaisée, la dame qui estoit presque à demy morte, leua la teste, &amp;<text:line-break/><text:span text:style-name="pb">[Fueil.44]</text:span><text:span text:style-name="pb"><text:line-break/></text:span>commenca (ainsi Debilegine elle estoit) à appeller ores l'un, &amp; tantost l'autre de<text:line-break/>ses gens : mais elle les appelloit en vain : car ceulx qu'elle appelloit estoient trop<text:line-break/>loing : parquoy n'oyant respondre aucun, &amp; n'en voyant pas vng elle s'esmer(-)<text:line-break/>ueilla grandement, &amp; commenca à auoir vne tresgrande peur. Puis s'estant le(-)<text:line-break/>uée au mieulx qu'elle peut veit les dames qui estoi(e2)t en sa compaignie, &amp; les au(-)<text:line-break/>tres femmes toutes couchées : &amp; poulcant maintenant l'une, tantost l'autre apres<text:line-break/>auoir longuement appellé, elle en trouua peu qui<text:s/>eussent sentiment, comme cel(-)<text:line-break/>les qui estoient quasi mortes, tant pour le grand mal de cueur que pour la peur<text:line-break/>qu'elles auoient eu, dequoy la peur augm(e2)ta à la dame. Neantmoins luy seruant<text:line-break/>la necessité de conseil, se voyant la toute seule, &amp; ne congnoissant, ne saichant<text:line-break/>ou elle estoit, poulca tant à la fin celles qui estoient visues qu'elle les feit leur<text:line-break/>debout. Et trouuant qu'elles ne scauoient ou les hommes s'en estoient allez,<text:line-break/>voyant aussi que la nef auoit frappé en terre, &amp; estoit plaine d'eaue, elle com(-)<text:line-break/><text:soft-page-break/>menca à plorer douloureusement auec elle : Et desia estoit l'heure de midy auant<text:line-break/>qu'elles veissent personne sur la rirue, ou ailleurs, à qui elles peussent faire venir<text:line-break/>aucune pitié d'elles pour les secourir. Sur la dicte heure de midy passa illec<text:s/>par<text:line-break/>fortune vng gentil homme nommé Pericon da visalgo retournant d'une sien(-)<text:line-break/>ne maison des champs, accompaigné de plusieurs siens seruiteurs à cheual : Le(-)<text:line-break/>quel voyant la nef ymagina soudainement ce que c'estoit : &amp; commanda à vng<text:line-break/>de ses gens que incontinent il se perforceast de monter dessus, &amp; qu'il luy seist<text:line-break/>le rapport de ce qui estoit dedans. Le seruiteur (encor que ce fust auec difficul(-)<text:line-break/>té) y monta à la fin, &amp; trouua la belle ieune fille (auec ce peu de compaignie<text:line-break/>qu'elle auoit) toute craintiue,<text:s/>cachée soubz le bec de la proue de la nef : lesquel(-)<text:line-break/>les aussi tost qu'elles veirent cestuy cy demanderent par plusieurs fois en plorant<text:line-break/>misericorde. Mais s'apperceuans qu'elles n'estoient point entendues, aussi qu'el(-)<text:line-break/>les n'entendoient chose qu'il leur deist, elles se parforcerent de monstrer par si(-)<text:line-break/>gne leur desaduenture. Le seruiteur ayant au mieulx qu'il peut le tout regardé,<text:line-break/>racompta à son maistre ce qui estoit sur la nef. Lequel soudainement ayant faict<text:line-break/>sortir les femmes, &amp; les plus precieuses<text:s/>choses qui fussent en icelle, &amp; qu'ilz peu(-)<text:line-break/>rent auoir, les mena auec soy en vne sienne place aux champs. Et la ayant auec<text:line-break/>viandes &amp; repos conforté les dames. Il aperceur bien par les riches accoustre(-)<text:line-break/>mens de la dame, qu'il auoit trouué qu'elle deuoit<text:s/>estre quelque gentil femme de<text:line-break/>grosse maison : aussi il la congneut promptement par l'honneur qu'il voioit que<text:line-break/>les autres faisoient à elle seulle. Et combien qu'elle fust à lors palle, &amp; mal dispo(-)<text:line-break/>sée de sa personne pour le trauail de la mer : toutesfois ses traitz de visaige res(-)<text:line-break/>sembloient tres beaulx à Pericon. Au moyen dequoy soudainement delibera<text:line-break/>en soymesmes, si elle n'estoit mariée de la prendre en mariage : &amp; s'il ne la pou(-)<text:line-break/>uoit auoir à femme, d'auoir son amytié. Pericon homme d'un fier regard, &amp;<text:line-break/>fort robuste, ayant par aucuns iours faict tres bien, &amp; tres soigneusement<text:line-break/>la dame. La rendit au moyen de ce toute reconfortée : &amp; la voyant sans compa(-)<text:line-break/>raison tres belle, estoit dolent oultre mesure qu'il ne la pouuoit entendre, ne elle<text:line-break/>luy : &amp; par ainsi ne pouuoit scauoir qui elle estoit : embrassé desmesurement de sa<text:line-break/>beaulté, s'essaya auec(q2)s actes plaisans &amp; amoureux de l'induyre à faire son plai(-)<text:line-break/>sir sans aucune contention : mais cela faisoit il en vain : car elle reffusoit du tout sa<text:line-break/>priuaulté : dont l'ardeur de Pericon s'allumoit, d'aut(a2)t plus : ce (q2) voy(a2)t la dame, &amp;<text:line-break/><text:span text:style-name="pb">[n.p.]</text:span><text:span text:style-name="pb"><text:line-break/></text:span>ayant desia demouré illec par quelques iours, congnoissant par les coustumes du<text:line-break/>pays qu'elle estoit entre les Chretiens : &amp; en tel lieu que combien qu'elle si eust<text:line-break/>peu faire congnoistre, cela luy eust toutesfois seruy de bien peu : s'aduisant que<text:line-break/>au long aller, ou par force, ou par amour, il luy fauldroit condescendre à fai(-)<text:line-break/>re ce qu'il plairoit à Pericon, elle proposa en soymesmes, auec magnanimité de<text:line-break/>cueur, de fouler aux piedz la malheureté de sa fortune : &amp; commanda à ses fem(-)<text:line-break/>mes (dont il ne luy en estoit demouré que trois) qu'elles ne deissent à person(-)<text:line-break/>ne qui elles estoient, si ce n'estoit qu'elles se trouuassent en lieu ou elle con(-)<text:line-break/>gneussent auoir ayde manifeste pour leur liberté. Et oultre tout cecy les admo(-)<text:line-break/>nesta grandement de conseruer &amp; garder leur chasteté, affermant d'auoir deli(-)<text:line-break/>beré en soymesmes, que iamais autre que son mary ne iouyroit d'elle. Ces fem(-)<text:line-break/>mes la louerent fort de cecy : &amp; promeirent de garder à leur pouuoir son com(-)<text:line-break/>mandement. Pericon se consommant tousiours plus de iour en iour, &amp; encor<text:line-break/>tant plus comme il se voioit prochaine la chose desirée &amp; plus reffusée. Et voy(-)<text:line-break/>ant que ses caresses ne luy seruoient de rien, se delibera de la gaigner par sub(-)<text:line-break/>tilité &amp; malice, se reseruant la force pour la fin. Parquoy s'estant apperceu quel(-)<text:line-break/>que fois que le vin plaisoit à la dame, comme à celle qui n'auoit point acoustu(-)<text:line-break/><text:soft-page-break/>mé d'en boyre (par ce que sa loy le defendoit) il s'aduisa de la surprendre par le<text:line-break/>moyen du vin, comme ministre de Venus. Et faisant semblant de ne se soucier<text:line-break/>de ce qu'elle montroit vouloir euiter, feit vng soir (comme pour grande resiou(-)<text:line-break/>issance) vng beau festin, acomply de plusieurs choses plaisantes : auquel la da(-)<text:line-break/>me vint, &amp; la il donna ordre auec celuy qui la seruoit de couppe, qu'il luy don(-)<text:line-break/>nast à boyre de plusieurs vins meslez ensemble. Ce que le sommelier feit par(-)<text:line-break/>faictement bien. Et elle qui ne s'en doubtoit point (attraicte du plaisir de ce bru(-)<text:line-break/>uaige) en print plus qu'il n'estoit requis à son honnesteté : parquoy oubliant tou(-)<text:line-break/>tes ses aduersitez passées deuint toute ioyeuse ; tant que voyant dancer aucunes<text:line-break/>femmes à la mode de Maiorque, elle danca aussi à la mode Alex(a2)ndrine.<text:s/>Si sem(-)<text:line-break/>bla bien lors à Pericon qu'il estoit prochain de ce qu'il desiroit. Et continuant en<text:line-break/>abondance de viandes, &amp; de vins, feit durer la feste &amp; le soupper vne grande<text:line-break/>partie de la nuict. A la fin estans partiz ceulx qui auoient esté inuitez, il s'en<text:s/>en(-)<text:line-break/>tra en la chambre tout seul auec la dame : laquelle plus chaude de vin, que tem(-)<text:line-break/>perée d'honnesteté, se meit dedans son lict (sans aucune retention de honte)<text:line-break/>en la presence de Pericon, comme quasi s'il eust esté vne de ses femmes. Lequel<text:line-break/>n'arresta<text:s/>gueres à la suyure : ains ayant tué la lumiere se coucha soudainement<text:line-break/>de l'autre costé au pres d'elle : puis la mettant entre les braz sans qu'elle feist au(-)<text:line-break/>cune contradiction, commenca à s'esbatre amoureusement auec elle. Ce que<text:line-break/>apres qu'elle l'eust senty (non ayant iamais au parauant sceu auec quelles cor(-)<text:line-break/>nes les hommes choquent) se repentoit quasi n'auoir plustost consenty aux per(-)<text:line-break/>suasions de Pericon : &amp; sans attendre d'estre de la en auant inuitée à si doul(-)<text:line-break/>ces nuictz, elle se inuitoit souuentes fois soy mesmes, non pas auec parolles (car el(-)<text:line-break/>le ne se scauoit faire entendre) mais auec les actes. Or n'estant fortune cont(e2)te en<text:line-break/>ce grand plaisir, de Pericon &amp; d'elle, de l'auoir faict deuenir, de femme d'un roy<text:line-break/>amye d'un chastellain. Icelle<text:s/>fortune luy prepara vne plus cruelle amytié, qui fut,<text:line-break/>que Pericon auoit vng frere aagé de vingt cinq ans, beau &amp; fraiz c(o2)me vne rose<text:line-break/>qui se n(o2)moit Marate : le(q2)l ay(a2)t veu ceste dame (qui luy pleut grandement) il luy<text:line-break/><text:span text:style-name="pb">[Fueil.45]</text:span><text:span text:style-name="pb"><text:line-break/></text:span>sembla selon ce qu'il pouuoit c(o2)prendre par les gestes d'elle, qu'il estoit bien fort<text:line-break/>en sa grace, &amp; estimant qu'il n'y auoit chose qui l'empeschast à auoir ce qu'il de(-)<text:line-break/>siroit, sinon la tresgrande garde qu'en faisoit Pericon son frere, il tumba en vng<text:line-break/>p(e2)cer<text:s/>estrange &amp; cruel : auquel sensuyuit sans guieres tarder l'effect malheureux.<text:line-break/>Il y auoit à lors par fortune au port de la ville vne nef qui estoit chargée de mar(-)<text:line-break/>chandise, pour s'en aller à Clerence, en Romanie : de laquelle deux ieunes Gene(-)<text:line-break/>uois estoient patrons. Et desia estoit la voile baissée pour partir quant il y auroit(-)<text:line-break/>bon vent. Auec lesquelz Geneuois ayant conuenu Marate, il donna ordre, que(-)<text:line-break/>la nuict ensuyu(a2)t il seroit receu d'eulx, auec la dame. Et cecy faict ven(a2)t la nuict,<text:line-break/>&amp; ay(a2)t en soymesmes deliberé ce qu'il deuoit faire, s'en alla en habit desguisé en<text:line-break/>la maison de Pericon, qui ne se doubtoit aucunement de luy : &amp; auec aucuns fi(e2)s<text:line-break/>compaignons tresfidelles (lesquelz il auoit requis pour le faict qu'il deliberoit fai(-)<text:line-break/>re)<text:s/>se cacha en la maison, selon l'ordre qu'ilz auoi(e2)t mis entre eulx. Et apres que<text:line-break/>vne partie de la nuict fut passée ayant ouuert à ses compaignons le lieu ou Peri(-)<text:line-break/>con &amp; la dame couchoient, tuerent Pericon en dormant : &amp; prindrent la dame<text:line-break/>toute esueillée qui pleuroit : la menassantz de tuer si elle faisoit aucun bruict : &amp;<text:line-break/>auec grande partie des plus precieuses choses de Pericon, sans estre ouys de per(-)<text:line-break/>sonne s'en allerent subitement à la marine. Et lá, sans faire aucun arrest, Marate<text:line-break/>&amp; la dame monterent sur la nef, &amp; ses compaignons s'en retourner(e2)t. Et les ma(-)<text:line-break/>riniers ayantz bon vent &amp; fraiz, feirent voile à leur voyage. Vray est que la da(-)<text:line-break/>me fut grandement &amp; amerement dolente de son premier malheur, &amp; de ce<text:line-break/><text:soft-page-break/>deuxiesme : mais Marate tenant sainct Croissant en la main ((q2) dieu nous doint)<text:line-break/>commenca à la consoler par telle maniere, que s'estant desia appriouisée auec(-)<text:line-break/>ques luy, elle oublia Pericon : &amp; luy sembloit desia qu'elle estoit bien à son aise,<text:line-break/>quant la fortune luy appareilla nouuelle tristesse : comme si quasi elle ne fust con(-)<text:line-break/>tente des passées. Par ce que estant la dame tresbelle, c(o2)me nous auons plusieurs<text:line-break/>fois dit, &amp; de facons de faire grandement louables. Les deux ieunes patrons de<text:line-break/>la nef deuindrent si fort amoureux d'elle, que<text:s/>ayans oublié toute autre chose, ne<text:line-break/>taschoient que à la seruir, &amp; luy complaire : prenans tousiours garde que Marate<text:line-break/>ne s'en apperceust. Et s'estans apperceuz l'un de l'autre de cest amour, ilz en de(-)<text:line-break/>uiserent ensemble secrettement : &amp; deirent qu'il seroit c(o2)uenable d'en faire com(-)<text:line-break/>mune la conqueste : comme quasi si l'amour se deuoit partir, ainsi que font les<text:line-break/>marchandises, ou les gaings qu'on y faict. Et la voyans fort gardée de Marate, &amp;<text:line-break/>par ce estantz empeschez de leur intention, s'adresserent d'un<text:s/>accord à luy vng<text:line-break/>iour que la nef alloit fort ville à la voyle, &amp; estoit sur la pouppe, regard(a2)t la mer,<text:line-break/>sans se doubter aucunement d'eulx, &amp; soudainement le prenant par derriere le<text:line-break/>gecterent en la mer : estantz esloignez de luy de plus de demye lieue auant que<text:line-break/>aucun s'apperceust qu'il fut tumbé en icelle. Ce que saichant la dame, &amp; ne<text:line-break/>voyant aucun moyen pour le pouuoir recouurer, elle commenca à faire nou(-)<text:line-break/>ueaulx regretz sur la nef. Au confort de laquelle vindrent incontinent les<text:line-break/>deux amans : lesquelz<text:s/>auec doulces parolles, &amp; tresgrandes promesses (com(-)<text:line-break/>bien qu'elle les entendit peu) se parforcerent de la rappaiser : laquelle toutes(-)<text:line-break/>fois ne ploroit point tant de la perte que elle auoit faict de Marate, com(-)<text:line-break/>me elle faisoit de son malheur. Et apres longues harengues dont ilz vse(-)<text:line-break/>rent vne fois, &amp; autre auec elle, leur estant aduis l'auoir quasi reconsolée,<text:line-break/><text:span text:style-name="pb">[n.p.]</text:span><text:span text:style-name="pb"><text:line-break/></text:span>ilz vindrent à deuiser entre eulx mesmes lequel seroit le premier d'eulx deux qui<text:line-break/>la meneroit coucher auec soy. Et voulant chascun estre le premier, ne pouuantz<text:line-break/>trouuer entre eulx en cecy aucun accord, commencerent premierement à auoir<text:line-break/>de fascheuses parolles, &amp; grande riotte : &amp; d'icelle eschauffez de courroux &amp; d'i(-)<text:line-break/>re, ayantz mis les mains aux cousteaulx, ruerent furieusement<text:s/>l'un sur l'autre, &amp;<text:line-break/>se donnerent plusieurs coups : sans ce que ceulx qui estoi(e2)t sur la nef les peussent<text:line-break/>departir : desquelz incontinent l'un tumba mort, &amp; l'autre (combien qu'il fust<text:line-break/>blecé en plusieurs endroictz de sa personne) demoura né(a2)tmoins en<text:s/>vie, ce qui<text:line-break/>despleut grandement à la dame, comme à celle qui se voioit lá toute seulle, sans<text:line-break/>ayde ou conseil de personne, craignant fort que le courroux des parens &amp; amys<text:line-break/>des deux patrons se retournast sur elle : mais les prieres du blessé (&amp; ce qu'ilz arri(-)<text:line-break/>uerent bien tost à Clerence) la deliurerent du danger de la mort : la ou auec le<text:line-break/>blecé elle descendit en terre. Et demour(a2)t auec luy en vne hostellerie, la renom(-)<text:line-break/>mée de sa grande beaulté courut soudainem(e2)t par la ville, &amp; iusques aux oreil(-)<text:line-break/>les du prince de la Morée qui lors estoit à Clerence, &amp; la voulut veoir : &amp; apres<text:line-break/>qu'il l'eut veue elle luy sembla encores plus belle que lon ne luy auoit deit. Au<text:line-break/>moyen dequoy il en deuint tout soudain si fort amoureux qu'il ne pouuoit pen(-)<text:line-break/>cer à aultre chose. Puis entendant la maniere comme elle estoit arriuée lá, il deli(-)<text:line-break/>bera de faire tant qu'il l'eust : &amp; pour y paruenir cercha tous les moy(e2)s à luy pos(-)<text:line-break/>sibles. Ce que saichantz les parentz du blecé, ilz la luy enuoyerent offrir incon(-)<text:line-break/>tinent : qui fut chose tresgrandement agreable au prince, &amp; pareillement à la da(-)<text:line-break/>me : par ce qu'il luy sembla estre eschappée d'un grand peril. Le prince voyant<text:line-break/>que oultre sa beaulté elle estoit accompaignée de facons royalles (sans pouuoir<text:line-break/>autrement scauoir<text:s/>qui elle estoit) estima qu'elle deuoit estre noble femme. Et par<text:line-break/>tant son amour vers elle en redoubla, la tenant fort honnorablement, &amp; traict(a2)t<text:line-break/><text:soft-page-break/>non seulement comme amye, mais comme sa propre femme. Au moy(e2) dequoy<text:line-break/>ayant elle souuenance des maulx passez : &amp; se voyant estre tresbien refaicte, elle<text:line-break/>de ce toute reconfortée, &amp; ioyeuse, ses beaultez florirent tellem(e2)t qu'il sembloit<text:line-break/>que toute la Romanie n'eust à parler d'autre chose. Pour laquelle chose le duc de<text:line-break/>Athenes, Ieune, beau, &amp; vaillant de sa personne, &amp; parent &amp; amy du prince, eut<text:line-break/>volonté de la veoir. Et faisant semblant de le venir visiter, comme quelque fois il<text:line-break/>auoit acoustumé de faire, s'en vint à Clerence, auec belle &amp; h(o2)norable compai(-)<text:line-break/>gnie, la ou il fut receu honnorablement, &amp; auec grande chere. Et apres quelques<text:line-break/>iours deuïsans ensemble des beaultez de ceste dame, Le duc demanda si c'estoit<text:line-break/>d'elle chose si admirable comme lon disoït. A qui le prince respondit. Trop plus<text:line-break/>qu'on ne dict mais ie ne veulx, deit il, que mes parolles t'en rendent tesmoignai(-)<text:line-break/>gerains tes propres yeulx. A quoy estant sollicité le prince par le duc, ilz s'en al(-)<text:line-break/>lerent la ou elle estoit : la(q2)lle ay(a2)t ent(e2)du au parau(a2)t leur venue, les receut auec(q2)s<text:line-break/>belle contenance, &amp; vng visaige ioyeux. Et l'ayans faict asseoir au milieu d'eulx<text:line-break/>deux, on ne peut receuoir auc(u2) plaisir de deuiser auec elle : car elle n'(e2)tendoit peu<text:line-break/>(ou riens) d'icelle langue : parquoy chascun la regardoit c(o2)me chose admirable :<text:line-break/>mesmement le duc, lequel à poyne pouuoit croire en soymesmes (q2) ce fust chose<text:line-break/>mortelle, &amp; ne s'aperceuant point de l'amoureux venir qu'il beuuoit auec(q2)s les<text:line-break/>yeulx en la regard(a2)t, croy(a2)t satisfaire à son plaisir, par la seulleveue, il s'enueloppa<text:line-break/>luy mesmes miserablement, &amp; en deuint tresardemment amoureux. Et quant le<text:line-break/><text:span text:style-name="pb">[Fueil.46]</text:span><text:span text:style-name="pb"><text:line-break/></text:span>prince &amp; luy furent partiz d'auec elle, &amp; que le duc eut loysir de pouuoir penser<text:line-break/>à part soy, il iugeoit le prince heureux sur tout autre homme d'auoir si belle cho<text:line-break/>se à son plaisir &amp; apres plusieurs &amp; diuers pensemens pensant plus à son arden(-)<text:line-break/>te amour que à son honneur, delibera quoy qu'il en deust aduenir de priuer le<text:line-break/>prince de ceste félicité, &amp; sen faire heureux à son pouuoir : &amp; ayant le cueur de(-)<text:line-break/>xecutement promptement sa deliberation laissant à part toute raison &amp; toute<text:line-break/>equité il meit tout son pensem(e2)t aux tromperies. Et vng iour selon la meschante<text:line-break/>deliberation qu'il auoit prinse auec vng tressecret varlet de chambre du prince<text:line-break/>(lequel auoit nom Churiacy) feit mettre fort secretement en ordre tous<text:s/>ses che(-)<text:line-break/>uaulx &amp; toutes ses besoignes pour sen aller : &amp; la nuyct aduenue il fut mis tout<text:line-break/>bellement par ce Churiacy, auec vng sien compaignon tous armez en la cham(-)<text:line-break/>bre du prince, lequel il veit ce pendant que la dame dormoit tout nud à vne fe(-)<text:line-break/>nestre deuers la marine pour prendre (à cause du grant chault qu'il faisoit) vng<text:line-break/>petit vent qui venoit de ce costé la. Parquoy ayant aduerty au parauant son com<text:line-break/>paignon de ce qu'il deuoit faire, sen alla tout quoyem(e2)t par la chambre iusques<text:line-break/>à la fenestre :<text:s/>&amp; frappant la le prince auec vng glaiue par les rains, le passa de part<text:line-break/>en part, puis le gecta soudainement de la fenestre en bas. Or estoit le palays assiz<text:line-break/>sur la mer &amp; fort hault, &amp; la fenestre ou alors estoit le prince, regardoit sur cer(-)<text:line-break/>taines maisons que la mer par son impetuosité auoit faict tumber, esquelles peu<text:line-break/>de fois ou iamais personne n'alloit, parquoy aduint, ainsi comme le duc auoit<text:line-break/>auparau(a2)t pencé, que la cheutte du corps du prince ne fut ny ne peut estre ouye<text:line-break/>de personne. Le compaignon<text:s/>du duc voyant ceste execution estre faicte, gecta<text:line-break/>soudainement vng licol (qu'il auoit expressement porté) au col de Churiacy :<text:line-break/>faisant semblant de luy faire caresse, &amp; le tira de sorte que Churiacy ne peut ia(-)<text:line-break/>mais dire mot : &amp; y suruenant le duc ilz lestranglerent &amp; le gecterent la ou il a(-)<text:line-break/>uoit gecté le prince. Cecy faict congnoissans clerement n'auoir estez ouyz de<text:line-break/>la dame ne d'autre personne, le duc print vne lumiere en la main &amp; la porta sur<text:line-break/>le lict : ou tout bellement il descouurit toute la dame qui dormoit fermement : &amp;<text:line-break/><text:soft-page-break/>la regardant la loua grandement, mais si elle luy auoit pleu vestue, elle luy pleut<text:line-break/>beaucoup plus sans comparaison nue. Parquoy s'estant ambrasé de plus ardant<text:line-break/>desir, ne s'estonnant point du recent peché qu'il auoit commis, se meit<text:s/>dedans<text:line-break/>le lict auec les mains encor sanglantes : &amp; coucha auec elle qui estoit si endormie<text:line-break/>quelle croyoit que ce fust le prince : mais apres qu'il eut demeuré quelque temps<text:line-break/>en grant plaisir auec elle, il se leua : &amp; ayant faict venir aucunes de ses complices,<text:line-break/>la feit prendre de sorte quelle ne peut faire bruyt, puis la faisant sortir par vne<text:line-break/>faulce porte par ou il estoit entré, &amp; monter à cheual, se meit en chemin le plus<text:line-break/>secretement qu'il peut auec tous ses gens, &amp; sen retourna deuers Athenes, ou il<text:line-break/>ne la<text:s/>mena pas (pource qu'il estoit marie) ains en vng sien tresbeau lieu qu'il a(-)<text:line-break/>uoit bien apres de la ville : ou il la meit plus que autre personne dolente, lá tenant<text:line-break/>illec secretement &amp; la faisant seruir honorablement de ce qui luy estoit besoing.<text:line-break/>Les gentilz hommes du prince auoient attendu la matinée ensuyuant que le<text:line-break/>prince se leuast iusques à midy : Mais ne oyans riens pousser(e2)t les huis des cham<text:line-break/>bres qui estoient seulement fermez : &amp; ne trouuantz personne, penserent qu'il<text:line-break/>sen estoit allé secretement<text:s/>en quelque lieu, pour y demourer aucuns iours pour<text:line-break/>plaisir auec celle sienne belle dame, dont ilz ne sen soucierent plus. Et estantz les<text:line-break/><text:span text:style-name="pb">[n.p.]</text:span><text:span text:style-name="pb"><text:line-break/></text:span>choses, ainsi aduint que le iour ensuyuant vng fol entra en ces masures ruynées<text:line-break/>ou estoit le corps du prince &amp; de Churiacy, lequel Churiacy il en tira hors par<text:line-break/>le licol, &amp; l'alloit trainant apres soy, lequel corps non sans grant admiration fut<text:line-break/>congneu de plusieurs, qui auec belles parolles se faisans mener au lieu dou il l'a(-)<text:line-break/>uoit tire, y trouuerent aussi<text:s/>(auec tresgrande douleur de toute la cité) celluy du<text:line-break/>prince qu'ilz feirent enterrer honorablement. Et cerchant ceulx qui auoient<text:line-break/>commis vng si grant malefice, voyantz pareillement que le deux d'Athenes ny<text:line-break/>estoit plus ains sen estoit party furtiuement, estimerent (comme il estoit vray)<text:line-break/>que cestoit luy qui auoit faict cecy &amp; emmené la dame : Parquoy ayans soudai(-)<text:line-break/>nement esleu pour leur prince vng frere du trespasse, l'inciterent à la vengence :<text:line-break/>luy promettant toute leur puissance, lequel frere acertené depuis apres, par plu(-)<text:line-break/>sieurs autres indices qu'il estoit vray, ayant soudainement (comme ilz auoient<text:line-break/>deliberé) requis à son ay de leurs amys, parentz &amp; seruiteurs de diuers lieux, as(-)<text:line-break/>sembla vne belle grande &amp; puissante armée : &amp; s'achemina vers Athenes pour<text:line-break/>faire la guerre au duc, lequel entendent cest appareil appresta pareillement pour<text:line-break/>sa deffence tout son effort au secours duquel vindrent plusieurs seigneurs, entre<text:line-break/>lesquelz furent enuoyez par lempereur de Constantinoble son filz Constantin<text:line-break/>&amp; son nepueu<text:s/>Manouelle auec belle &amp; grande compaignie : lesquelz furent ho(-)<text:line-break/>norablement receuz du duc : &amp; encores plus de la duchesse, par ce quelle estoit<text:line-break/>leur belle seur. Et en cest estat s'approchantz plus les affaires de iour en iour de<text:line-break/>la guerre. La duchesse ayant choysi vne heure, feit venir ses deux freres en sa<text:line-break/>chambre, &amp; lá auecques plusieurs larmes &amp; beaucoup de parolles leur compta<text:line-break/>toute lhistoire, &amp; l'occasion de la guerre, &amp; le despit que le duc son mary luy a(-)<text:line-break/>uoit faict pour ceste femme : laquelle il<text:s/>cuydoit tenir sans quelle en sceust riens :<text:line-break/>&amp; se complaignant tresfort de cecy, elle les pria que pour lhonneur du duc &amp;<text:line-break/>consolation d'elle, ilz y meissent le meilleur remede qu'ilz pourroient : Les deux<text:line-break/>ieunes seigneurs scauoient toute le faict comme il<text:s/>estoit, &amp; par ce sans que la du(-)<text:line-break/>chesse les en requist plus auant, ilz la resconforterent le mieulx qu'ilz peurent, &amp;<text:line-break/>la remplirent de bonne esperance : puis informez d'elle du lieu ou la dame estoit,<text:line-break/>se departirent de sa compaignie, &amp; ayans plusieursfois ouy louer ceste dame<text:line-break/>d'une beaulté esmerueillable, eurent grant desir de la veoir : &amp; prierent le duc<text:line-break/>qu'il la leur monstrast : lequel (n'ayant souuenance de ce qui estoit aduenu au<text:line-break/><text:soft-page-break/>prince pour la luy auoir monstrée) leur promit de le faire. Ayant d'oncques faict<text:line-break/>apprester vng disner magnificque en vng tresbeau iardin au lieu ou estoit la<text:line-break/>dame, il les mena le lendemain matin auecques peu de compaignie disner auec<text:line-break/>elle : Et estant Constantin assis il comm(e2)ca, plain de grande admiration à la re(-)<text:line-break/>garder, affermant en soymesmes n'auoir iamais veu vne si belle chose, &amp; que<text:line-break/>pour certain le duc, &amp; tout autre qui que ce fust, lequel pour l'auoir commettroit<text:line-break/>trayson ou autre meschanceté deuoit estre tenu pour excusé. Et la regard(a2)t ainsi<text:line-break/>vne fois &amp; autre &amp;<text:s/>à chascune d'icelles la louant de plus en plus, il luy aduint n(o2)<text:line-break/>plus ne moins qu'il estoit aduenu au duc. Par ce que estant party amoureux d'el(-)<text:line-break/>le, &amp; ayant ab(a2)donné tout le pensement de la guerre, il s'adonna à pencer com(-)<text:line-break/>me il la pourroit oster au duc : celant tresfort son amour à toute personne du<text:line-break/>monde : Mais ce pendant qu'il brusloit en son feu, le temps vint qu'il faloit aller<text:line-break/>contre le prince, qui desia s'approchoit des terres du duc. Parquoy le duc &amp;<text:line-break/><text:span text:style-name="pb">[Fueil.47]</text:span><text:span text:style-name="pb"><text:line-break/></text:span>C(o2)stantin &amp; tous<text:s/>les autres selon la deliberation qu'ilz auoient prinse, sen allerent<text:line-break/>pour deffendre certaines frontieres, affin que le prince ne peust venir plus auant.<text:line-break/>Et lá demourantz par plusieurs iours (ayant toutesfois tousiours C(o2)stantin len(-)<text:line-break/>tendement &amp; la pensée à celle dame) y magina que pendant que le duc n'estoit<text:line-break/>pres d'elle, il pourroit aysement paruenir à son plaisir &amp; feit semblant (pour a(-)<text:line-break/>uoir occasion de sen retourner à Athenes) d'estre fort mal dispose de sa person(-)<text:line-break/>ne. Au moyen dequoy par le congé du duc ayant laissé toute sa puissance à<text:line-break/>Manouelle son cousin, il sen retourna vers sa seur à Athenes. Et lá apres quel(-)<text:line-break/>ques iours l'ayant mis en propoz du despit qu'il sembloit quelle receuoit de son<text:line-break/>mary pour ceste dame, luy deit que si elle vouloit il luy ayderoit fort bien en ce(-)<text:line-break/>cy : la faisant tirer de la ou elle estoit &amp; lemmener. La duchesse estimant que C(o2)<text:line-break/>stantin voulust faire cecy pour l'amour d'elle &amp; non de la dame, deit qu'il luy<text:line-break/>plaisoit grandement : pourueu qu'il feist de forte que le duc son mary ne sceust<text:line-break/>iamais quelle y eust consenty. ce que Constantin luy promeit entierement, par(-)<text:line-break/>quoy la duchesse consentit qu'il ferst le mieulx qu'il pourroit. Constantin doncq'<text:line-break/>feit armer secrettement vne barque subtille &amp; l'enuoya vng soir<text:s/>aupres du iar(-)<text:line-break/>din ou se tenoit la dame ayant informé premierement ceulx de ses gens qui e(-)<text:line-break/>stoient dedans, de ce qu'ilz auroi(e2)t à faire : Puis sen alla auecques d'autres pareil(-)<text:line-break/>lement siens au palays ou la dame estoit : ou il fut receu ioyeusement, de ceulx<text:line-break/>qui estoient demourez auec elle pour le seruir, &amp; semblablement de la dame :<text:line-break/>laquelle sen alla auec luy c(o2)me il luy pleut au iardin acompaignée de deux siens<text:line-break/>seruiteurs &amp; de deux autres de ceulx de Constantin. Et c(o2)me si quasi de la part<text:line-break/>du duc il eust voulu parler à elle, sen allerent seulz vers vne porte qui sortoit sur<text:line-break/>la mer, laquelle estant desia ouuerte par l'ung de ses complices, luy ayant (auec(-)<text:line-break/>ques le signe donné) faict venir lá la barque, il feit prendre soudainement la da(-)<text:line-break/>me &amp; la mettre sur la barque, puis sen retourna vers les gens d'elle, &amp; leur deit :<text:line-break/>que ame ne bouge ne face aucun bruict s'il en veulx perdre la vie : par ce que iay<text:line-break/>deliberé, non de desrober au duc samye, mais bien de oster &amp; chasser la honte<text:line-break/>qu'il faict à maseur, à quoy personne ne fut si osé de respondre, parquoy Con(-)<text:line-break/>stantin monté qu'il fut auecques ses gens sur la barque &amp; s'estant assis pres de la<text:line-break/>dame qui pleuroit, commanda qu'on donnast des rames en leaue, &amp; qu'on sen<text:line-break/>allast son chemin, lesquelz non seulement vogans, mais volans paruindr(e2)t pres(-)<text:line-break/>que sur le poinct du iour ensuyuant à Egine : &amp; lá descenduz en terre &amp; se repo(-)<text:line-break/>santz, C(o2)stantin print son passetemps de la belle dame, qui pleuroit sa malheu(-)<text:line-break/>reuse beaulté. Et de lá remonstez sur la barque paruindrent en peu de iours en<text:line-break/>lisle de Chio, Lá ou pour la crainte des reprehensions de son pere, &amp; aussi que<text:line-break/><text:soft-page-break/>la dame ne luy fust desrobée, il pleut à Constantin de demourer comme en lieu<text:line-break/>feur : auquel la belle dame plora plusieurs iours<text:s/>sa desconuenue. Mais apres quel(-)<text:line-break/>le fut reconfortée par Constantin, elle commenca comme elle auoit autrefois<text:line-break/>faict à pr(e2)dre plaisir de ce que la fortune luy mettoit au deuant. Ce pendant que<text:line-break/>ces choses allor(e2)t en ceste maniere. (O2)sbech lors roy<text:s/>de turquie lequel estoit en c(o2)<text:line-break/>tinuelle guerre contre lempereur, vint en ce temps par cas fortuits à Smirres : Et lá<text:line-break/>oyant comme Constantin menoit vie lasciue auec vne sienne dame qu'il auoit<text:line-break/>desrobée &amp; se tenoit peu sur ses gardes en Chio y alla vne nuyct auec certains<text:line-break/>petitz vaisseaulx armez, &amp; entrant secrettem(e2)t auecques ses gens dedans la ville<text:line-break/><text:span text:style-name="pb">[n.p.]</text:span><text:span text:style-name="pb"><text:line-break/></text:span>print plusieurs gens dedans leurs lictz auant qu'ilz s'apperceussent que les enne(-)<text:line-break/>mis fussent suruenuz : Lesquelz à la fin en tuerent aucuns qui s'estoient mis en<text:line-break/>deffence, &amp; ayantz bruslé toute la ville &amp; mis sur les nefz la proye &amp; les prison(-)<text:line-break/>niers sen retournerent vers Smirres, ou estans arriuez trouuant Osbech (qui e(-)<text:line-break/>stoit ieune homme) ainsi qu'il faisoit la reueue du pillaige, la<text:s/>belle dame &amp; con(-)<text:line-break/>gnoissant que c'estoit celle qui auoit demouré auec Constantin &amp; qu'on auoit<text:line-break/>trouuée dormant sur le lict fut grandement content en la voyant : &amp; sans aucun<text:line-break/>arrest la feit sa femme, &amp; celebra les nopces, &amp; coucha auec elle par plusieurs<text:line-break/>moys en grant plaisir es Smirres.</text:p>
      <text:p text:style-name="p">Lempereur, auant que ces choses aduinssent auoit dressé vne pratique auec<text:line-break/>Bassan roy de Capadoce, à ce qu'il descendist d'ung costé auecques ses forces<text:line-break/>sur Osbech, &amp; luy l'assaudroit auec les siennes d'ung autre, mais il<text:s/>ne l'auoit en(-)<text:line-break/>cores peu entierement paracheuer, par ce que lempereur n'auoit voulu faire au(-)<text:line-break/>cunes choses que Bassan dem(a2)doit moins que raisonnables. Toutesfois sachant<text:line-break/>ce qui estoit aduenu à son filz (dont il fut dolent oultre mesure) il accorda sans<text:line-break/>plus y songer aucunement, ce que demandoit le roy de Capadoce : &amp; le solicita<text:line-break/>de descendre le plustost qu'il pourroit sur Osbech, s'apprestant luy de lautre part<text:line-break/>pour luy courir sus, saichant cecy Osbech il assembla son exercite premier que<text:line-break/>de se veoir<text:s/>au milieu de deux trespuissans princes, &amp; sen alla c(o2)tre le roy de Ca(-)<text:line-break/>padoce : ayant laisse sa belle dame à Smirres soubz la garde d'ung sien fidele ser<text:line-break/>uiteur &amp; amy : Et quelque temps apres s'estant approché du roy de Capadoce<text:line-break/>il luy donna la bataille ou il fut tué &amp; son exercite r(o2)pu &amp; deffaict : Au moyen<text:line-break/>dequoy le roy de Capadoce victorieux commenca sans aucune crainte à sen al(-)<text:line-break/>ler vers les Smirres : &amp; venant tout le monde au deuant de luy chasc(u2) luy obeis(-)<text:line-break/>soit comme au vainqueur : Cependant le seruiteur de Osbech (qui auoit nom<text:line-break/>Anthioche) auquel la belle dame estoit demourée en garde (encor qu'il fust<text:line-break/>aagé) la voyant si belle en deuint amoureux sans garder la foy à son amy &amp; sei(-)<text:line-break/>gneur. Et saichant parler sa langue, qui estoit chose<text:s/>agreable à la dame comme<text:line-break/>à celle qui auoit esté contraincte de viure plusieurs ans quasi comme vne sourde<text:line-break/>&amp; muette (pour n'auoir entendu personne ne aussi auoir esté entendue) incitée<text:line-break/>d'amour commenca à prendre en peu de iours si grande familiarité auec elle<text:line-break/>que peu de temps apres sans auoir esgard à leur seigneur qui estoit en armes &amp;<text:line-break/>en guerre, feirent deuenir ceste familiarité non seulement amyable mais amou(-)<text:line-break/>reuse : prenans soubz les draps vng merueilleux plaisir l'ung de l'autre, mais sai(-)<text:line-break/>chantz ceulx cy que Osbech auoit esté vaincu &amp; tué &amp; que Bassan venoit pil(-)<text:line-break/>ler tout, ilz conclurent ensemble de ne l'attendre lá : mais ayantz prins vne tres(-)<text:line-break/>grande partie des biens que Osbech y auoit, sen allerent secrettement à Rho(-)<text:line-break/>des ou ilz ne demourerent gueres de temps que Anthioche ne fust malade à<text:line-break/>mort, auec lequel estant venu par fortune vng marchant Cyprien (fort aymé de<text:line-break/>luy &amp; grandement son amy) &amp; se sentant venir à la fin, il pensa de luy vouloir<text:line-break/><text:soft-page-break/>laisser son bi(e2) &amp; sa chere dame : &amp; desia prochain à la mort les appella tous deux<text:line-break/>leur disant : ie me voy sans point de faulte venir à la fin, ce que grandement me<text:line-break/>desplaist : par ce que ie n'espere plus de viure en ce monde comme ie soulois : il<text:line-break/>est vray que ie meurs tresc(o2)tant d'une chose, cest<text:s/>que ayant à mourir ie voy que<text:line-break/>cest entre les bras des deux personnes que plus i'ayme en ce monde : cestassauoir<text:line-break/><text:span text:style-name="pb">[Fueil.48]</text:span><text:span text:style-name="pb"><text:line-break/></text:span>entre les tiennes mon cher amy, &amp; en celles de ceste dame : laquelle i'ay plus ay(-)<text:line-break/>mée que moymesmes depuis que ie la congneuz. Il est vray qu'il m'est fort grief<text:line-break/>la saichant icy demourer (si ie meurs) estrangere &amp; sans ay de &amp; conseil de per(-)<text:line-break/>sonne : &amp; plus encor me seroit il grief si ie ne te scauois icy : mais ie croy que tu<text:line-break/>auras ce soing d'elle pour lamour de moy que tu<text:s/>eusses eu de moymesmes : &amp;<text:line-break/>par ainsi ie te prie le plus qu'il m'est possible s'il aduient que ie meure que mes<text:line-break/>affaires &amp; elle te soient pour recommandez : &amp; que tu faces de l'ung &amp; de lautre<text:line-break/>ce que tu croyras estre à la consolation de mon ame : &amp; toy ma<text:s/>chere dame ie te<text:line-break/>prie que apres ma mort tu ne moublies point affin que ie me puisse venter par<text:line-break/>dela que i'aye esté aymé par deca de la plus belle dame que iamais forma nature,<text:line-break/>Si vous me donnez entiere esperance de ces deux choses ie men iray sans aucu(-)<text:line-break/>ne doubte tout consolé. Lamy marchant, &amp; pareillement la dame oyans ces pa(-)<text:line-break/>rolles pleuroient tendrement : &amp; quant il eut acheué de dire ilz le conforterent<text:line-break/>&amp; luy promisr(e2)t (sur leur foy) de faire ce dont il les prioit s'il aduenoit qu'il mou<text:line-break/>rust. Si<text:s/>ne demeura gueres qu'il ne passast de ceste vie : &amp; fut faict enterrer par<text:line-break/>eulx honorablement. Puis apres peu de iours ayant le marchant despesché tous<text:line-break/>ses affaires à Rhodes &amp; sen voulant retourner en Cypre sur vne carracque de<text:line-break/>Cathelans qui estoit, lá il<text:s/>demanda à la belle dame ce quelle vouloit faire puis<text:line-break/>qu'il luy conuenoit sen retourner en Cypre. La dame respondit quelle sen iroit<text:line-break/>voluntiers auec luy s'il luy plaisoit : esperant que pour lamour Danthioche elle se(-)<text:line-break/>roit traictée de luy comme sa seur.<text:s/>Le marchant respondit qu'il estoit content<text:line-break/>de tout ce qu'il luy plairoit : &amp; affin qu'il la peust deffendre de toute iniure qui<text:line-break/>pourroit suruenir auant qu'ilz fussent en Cypre il deit quelle estoit sa femme. Et<text:line-break/>estans montez sur la nef leur ayant esté donné vne petite chambre sur la poup(-)<text:line-break/>pe affin (q2) leffect ne semblast contraire aux parolles il couchoit auec elle en vng<text:line-break/>lict assez petit. Au moyen dequoy aduint ce que l'un ne lautre n'auoit pensé de<text:line-break/>faire au partir de Rhodes : Cestassauoir que est(a2)s<text:s/>incitez de l'obscurité, de laise,<text:line-break/>&amp; de la chaleur du lict (les forces duquel ne sont petites) ilz oblierent lamitie &amp;<text:line-break/>amour Danthioche mort : Et tous deux tirez quasi d'vng appetit esgal s'estans<text:line-break/>commencez à entre chatoiller feirent parentaige ensemble, auant qu'ilz arriuas(-)<text:line-break/>sent à Baffe dou estoit le Cyprien. Ou estantz arriuez elle demoura long temps<text:line-break/>auec ce marchant. Or aduint de fortune que audict Baffe arriua pour aucun sien<text:line-break/>affaire vng gentil homme qui se nommoit Antigone qui estoit vieux d'aage,<text:line-break/>mais beaucoup plus de sens, &amp; sa richesse petite par ce que s'estant meslé de plu(-)<text:line-break/>sieurs choses durant qu'il estoit au seruice du roy de Cypre, la fortune luy auoit<text:line-break/>esté contraire : Auquel passant vng iour deuant la maison ou la belle dame se te(-)<text:line-break/>noit,<text:s/>&amp; estant le marchant Cyprien allé auec sa marchandise en Erminie aduint<text:line-break/>qu'il veit la dame à vne fenestre d'icelle maison, laquelle pource quelle estoit tres(-)<text:line-break/>belle, il regarda fermement &amp; commenca à se souuenir en soymesmes de la de(-)<text:line-break/>uoir auoir veue autresfois : mais il ne se pouuoit aucunem(e2)t souuenir ou cestoit.<text:line-break/>La belle dame, laquelle auoit esté longuement passetemps de la fortune (s'apro(-)<text:line-break/>chant le terme que ses maulx deuoient prendre fin) se souuint inc(o2)tinent quelle<text:line-break/>veit Antigone, de l'auoir veu autresfois en Alexandrie, en tresgrant estat au ser(-)<text:line-break/>uice de son pere. Parquoy prenant soudaine esperance de pouuoir retourner par<text:line-break/><text:soft-page-break/>le conseil de cestuy cy en lestat royal. Feit appeller le plustost quelle peut (sach(a2)t<text:line-break/><text:span text:style-name="pb">[n.p.]</text:span><text:span text:style-name="pb"><text:line-break/></text:span>que son marchant ny estoit point) Antigone : auquel quant il fut venu, elle toute<text:line-break/>honteuse dem(a2)da s'il n'estoit pas Antigone de Famagoste comme elle croyoit :<text:line-break/>il respondit que ouy : &amp; deit oultre cecy. Ma dame il me semble que ie vous re(-)<text:line-break/>congnoist, mais il ne me<text:s/>peult aucunem(e2)t souuenir ou ie vous ay veue : parquoy<text:line-break/>ie vous prie (s'il ne vous vient à desplaisir) que vous me remettiez en memoire<text:line-break/>qui vous estes, la dame oyant que c'estoit luy mesmes se iecta en plorant fort, les<text:line-break/>braz ouuertz à son col : &amp; peu apres demanda à Antigone (qui fort s'esmerueil(-)<text:line-break/>loit) s'il auoit iamais veue en Alexandrie. Oyant laquelle demande Antigone, il<text:line-break/>recongneut incontinent que ceste cy estoit Alathiel fille du Souldan qu'on pen<text:line-break/>soit estre morte en la mer : &amp; luy voulut faire la<text:s/>deue reuerence, mais elle ne le<text:line-break/>voulut souffrir : &amp; le pria qu'il s'assist vng peu aupres d'elle. Ce que ayant faict<text:line-break/>Antigone il luy demanda auec toute reuerence comme quant &amp; dou elle estoit<text:line-break/>venue lá : veu que lon tenoit pour certain en toute la terre d'Egipte quelle estoit<text:line-break/>plusieurs ans y auoit noyée en mer, à qui la dame deit : Ie vouldrois bi(e2) qu'il fust<text:line-break/>ainsi, plustost que d'auoir eu la vie que iay eue : &amp; pense que mon pere le voul(-)<text:line-break/>droit pareillement si iamais il le scait. Et cecy dict recommenca merueilleuse(-)<text:line-break/>ment à plourer : Parquoy Antigone luy deit. Ma dame ne vous desconfortez<text:line-break/>point, auant qu'il vous en soit besoing, c(o2)ptez moy s'il vous plaist voz accidens :<text:line-break/>&amp; quelle à esté vostre vie : paraduenture que le faict pourra estre aller de<text:s/>telle<text:line-break/>sorte que auec l'ayde de dieu nous y trouuerons bien remede, il me semble An(-)<text:line-break/>tigone (deit la belle dame) quant ie te voy veoir mon pere. Et pource meue de<text:line-break/>celle amour &amp; affectueuse charité que ie suis tenu luy porter, ie me faiz c(o2)gnoi(-)<text:line-break/>stre<text:s/>à toy encor que ie me fusse peu celer : &amp; y eust eu peu de personnes qui me<text:line-break/>fust aduenu de veoir, dont i'eusse esté si contente comme ie suis de t'auoir veu,<text:line-break/>&amp; recongneu plustost que nul autre : Et par ainsi ie te descouuriray c(o2)me à mon<text:line-break/>pere ce que en<text:s/>ma mauuaise fortune i'ay tousiours caché à tout le monde : &amp; si<text:line-break/>tu veois (apres que tu l'auras ouy) que tu me puisses aucunement retourner en<text:line-break/>mon premier estat, ie te prie que tu le faces : Mais aussi si tu vois qu'il ne se puisse<text:line-break/>faire ie te prie ne dy iamais à personne que tu m'aye veue : ou que tu ayes ouy<text:line-break/>parler de moy aucunem(e2)t. Et cecy deit tousiours pleurant, luy racompta tout ce<text:line-break/>qui luy estoit aduenu depuis quelle auoit esté affoncée &amp; rompue en la mer de<text:line-break/>Maiorque iusques alors. desquoy Antigone<text:s/>commenca à plorer de pitie. Et apres<text:line-break/>qu'il eut quelque t(e2)ps pensé luy deit, puis qu'on na iamais sceu en voz malheurs<text:line-break/>qui vous estes, ie vous rendray sans faulte à vostre pere plus aymée que iamais :<text:line-break/>&amp; apres pour femme au roy de Garbe. Et luy dem(a2)dant elle c(o2)me cela se pour(-)<text:line-break/>roit faire, il luy declaira tout par ordre ce qu'il estoit de faire : &amp; affin que pour<text:line-break/>trop tarder autre chose n'aduint, il sen retourna sur lheure en Famagoce : &amp; fut<text:line-break/>deuers le roy du pays auquel il deit. Sire vous pouuez (si cest vostre plaisir) vous<text:line-break/>faire en vne heure gr(a2)t seigneur : &amp; à moy (qui suis paoure pour vostre seruice)<text:line-break/>grant proffit sans qu'il vous couste grant chose : Le roy demanda comment ?<text:line-break/>Antigone deit, La belle fille du Souldan dont à esté si gr(a2)t le bruict quelle estoit<text:line-break/>noyée est arriuée à Baffe, laquelle pour garder son honnesteté à longuement<text:line-break/>souffert de tresgrans malaises, &amp; encores est elle de present en paoure estat de(-)<text:line-break/>firant de retourner vers son pere : &amp; s'il vous plaisoit de la luy r(e2)uoyer soubz ma<text:line-break/>garde cecy seroit grant honneur à vous, &amp; à moy grant bien, &amp; pense que vng<text:line-break/><text:span text:style-name="pb">[Fueil.49]</text:span><text:span text:style-name="pb"><text:line-break/></text:span>tel plaisir ne seroit iamais mis en oubly par le Souldan. Le roy meu d'une hon(-)<text:line-break/>nesteté royalle respondit soudainement qu'il luy plaisoit tresbien :<text:s/>&amp; layant en(-)<text:line-break/><text:soft-page-break/>uoye querir honorablement la feit venir à Famagoste : la ou elle fut receue du<text:line-break/>roy &amp; de la royne auec vne chere inestimable, &amp; vng honneur magnificque,<text:line-break/>laquelle apres auoir respondu &amp; compté (selon les admonnestemens que luy a(-)<text:line-break/>uoit donné<text:s/>Antigone) de toutes ses infortunes au roy &amp; à la royne qui le luy<text:line-break/>auoient demandé fut peu de iours apres par la priere quelle feit reuoyée par<text:line-break/>le roy soubz le gouuernement d'Antigone auec belle &amp; honorable compai(-)<text:line-break/>gnie d'hommes &amp; de femmes au Sauldan, duquel si elle fut receue auec gran(-)<text:line-break/>de ioye que personne ne le demande : Et pareillement Antigone auec toute sa<text:line-break/>compaignie, de laquelle dame quant elle se fut reposée quelques iours, le Soul(-)<text:line-break/>dan voulut scauoir comme il estoit possible quelle fust en vie &amp; ou elle auoit<text:line-break/>demeuré si long temps sans iamais luy auoir faict entendre de son estre. La da(-)<text:line-break/>me qui auoit retenu parfaictement par cueur les enseignemens de Antigone<text:line-break/>commenca à parler ainsi à son pere. Mon pere enuiron le vingtiesme iour a(-)<text:line-break/>pres que ie fuz partie d'auec vous nostre nes entreouuerte par forte tempeste,<text:line-break/>frappa vne nuyct en certaines plages du costé de ponant voysines d'ung lieu<text:line-break/>qui s'appelle Aiguesmortes, &amp; qu'il aduint des hommes qui estoient sur la nef<text:line-break/>ie nen scay riens : ny ne le<text:s/>sceuz iamais : &amp; me souuient seulement que quant<text:line-break/>le iour fut venu &amp; moy quasi reuenue de mort à vie, estant desia la nef rom(-)<text:line-break/>pue quant elle fut apperceue des paysans (ou eulx &amp; tous ceulx de la contrée<text:line-break/>accoururent pour desrober) ie fuz premierement mise<text:s/>auec deux de mes fem(-)<text:line-break/>mes sur le riuaige : &amp; incontinent prinses quelles furent des ieunes gens l'ung<text:line-break/>ca auec l'une &amp; lautre la auec lautre commencerent à fuir, &amp; quelles deuin(-)<text:line-break/>drent ie ne le sceu iamais. Mais ainsi que deux ieunes hommes qui m'auoi(-)<text:line-break/>ent prinse en mon corps deffendant toutesfois, &amp; pleurant tresfort me ti(-)<text:line-break/>roient par les cheueux : aduint qu'en passant par vng chemin pour entrer en<text:line-break/>vng tresgrant boys passerent par la quatre cheuaucheurs : lesquelz apperceuz<text:line-break/>par ceulx qui me trainoient ilz me lascherent incontinent &amp; se meirent en<text:line-break/>fuyte : mais les quatre cheuaucheurs qui me sembloient à leur facon de faire<text:line-break/>gens d'auctorité voyantz cecy coururent la ou i'estois, &amp; me interrogerent<text:line-break/>beaucoup, &amp; ie leur respondiz beaucoup : mais ie ne fuz point entendue d'eulx :<text:line-break/>ne eulx de moy. Et apres plusieurs deliberations m'ayant mis sur vng de leurs<text:line-break/>cheuaulx ilz me menerent en vng monastere de femmes religieuses selon leur<text:line-break/>loy : &amp; la quoy qu'on leur eust ordonné &amp; dict, ie feuz benignement receue<text:line-break/>&amp;<text:s/>honorée de toutes : ou auec elles ensemble i'ay feruy en grant deuotion<text:line-break/>sainct Croissant en Vaucreuse : auquel les femmes de ce pays lá portent gran(-)<text:line-break/>de amytie. Mais apres que i'euz demouré quelque temps auec elles &amp; aprins<text:line-break/>desia quelque peu leur langaige, elles me demanderent qui &amp; dou i'estois : &amp;<text:line-break/>moy congnoissant ou i'estois, &amp; craignant si i'eusse deit la verité que i'eusse<text:line-break/>esté chassée d'elles comme ennemie de leur loy. Ie respondois que i'estois fil(-)<text:line-break/>le d'ung gentilhomme de Cypre lequel menuoyant<text:s/>à vng mary en Candie<text:line-break/>nous estions couruz la &amp; rompuz par fortune : &amp; plusieurs fois en beaucoup<text:line-break/><text:span text:style-name="pb">[n.p.]</text:span><text:span text:style-name="pb"><text:line-break/></text:span>de choses pour crainte de pis, ie obseruay leurs coustumes : &amp; quant la plus gran<text:line-break/>de de ces femmes qu'on appelloit Labbesse m'eut demandé si ie men voulois<text:line-break/>retourner en Cypre, ie respondiz que ie ne desirois autre chose : mais elle curi(-)<text:line-break/>euse de mon honneur ne sen voulut iamais fier en aucune personne qui vint en<text:line-break/>Cypre, si deux honnestes hommes de France ny fussent venuz deux moys ya<text:line-break/>auecques leurs femmes : desquelz l'ung d'eulx estoit parent de Labbesse, laquel(-)<text:line-break/>le saichant qu'ilz sen alloient en Hierusalem visiter le sainct sepulchre, ou ilz<text:line-break/>croyent que celluy qu'ilz tiennent pour leur dieu fut ensepulturé apres que les<text:line-break/><text:soft-page-break/>iuifz leurent mis à mort : elle me recommanda à eulx : &amp; leur pria qu'ilz me<text:line-break/>rendissent à mon pere en Cypre, mais combien ces gentilz hommes me feirent<text:line-break/>d'honneur &amp; gracieusement me receurent auec leurs femmes. Lhistoire seroit<text:line-break/>trop longue à racompter : Apres doncques que nous fusmes montez sur vne nef<text:line-break/>nous arriuasmes bien tost apres à Baffe : &amp; me voyant la arriuée, ny congnois(-)<text:line-break/>sant personne, &amp; ne saichant que ie deuois dire aux gentilz hommes qui me<text:line-break/>vouloient presenter à mon pere comme il leur auoit esté enchargé par la reue(-)<text:line-break/>rende abbesse, dieu qui paraduenture auoit compassion de moy, m'appareilla<text:line-break/>sur le riuaige de la mer, Antigone à la mesme heure que nous descendions à<text:line-break/>Baffe : lequel incontinent i'appellay en nostre langaige pour non estre enten(-)<text:line-break/>due des gentilz hommes<text:s/>ne pareillement de leurs femmes : &amp; luy deiz qu'il me<text:line-break/>receust comme sa fille : il m'entendit soudainement &amp; m'ayant faict grande fe(-)<text:line-break/>ste il feit honneur selon sa paoure possibilité, à ces gentilz hommes &amp; à leurs<text:line-break/>femmes : &amp; m'emmena au roy de Cypre, lequel me receut cheuz luy &amp; ma ren(-)<text:line-break/>uoyée icy vers vous auec tant d'honneur que iamais ie ne le vous scaurois com(-)<text:line-break/>pter, si autre chose reste à dire. Antigone lequel ma ouy plusieursfois compter<text:line-break/>ceste mienne fortune vous le racomptera. Alors se tourna Antigone vers le soul<text:line-break/>dan, &amp; luy deit. Monseigneur comme elle ma dict maintesfois, &amp; comme les<text:line-break/>gentilz hommes &amp; leurs femmes auec qui elle vint me deirent, elle vous à com(-)<text:line-break/>pté la verité, seulement elle à oublie à dire vne partie, laquelle ie pence quelle<text:line-break/>n'ait voulu dire par ce qu'il ne luy sierroit pas bi(e2). Cest assauoir combien ces gen<text:line-break/>tilz hommes &amp; dames, auec lesquelz elle vint, me deirent de bien de l'honneste<text:line-break/>vie quelle auoit tenue auecques les religieuses &amp; de sa vertu, &amp; de ses louables<text:line-break/>meurs : &amp;<text:s/>les larmes &amp; pleurs que feirent les dames &amp; les hommes quant ilz me<text:line-break/>la rendirent au departir, desquelles choses si ie voulois entierement vous com(-)<text:line-break/>pter ce qu'ilz men deirent non seulement ce iourdhuy, mais aussi la nuyct en(-)<text:line-break/>suyuant ny pourroit suffire : seulement en veulx ie auoir tant dict qu'il suffise<text:line-break/>que selon le rapport qu'ilz en disoient &amp; encores que i'en ay peu veoir vous<text:line-break/>vous pouuez venter d'auoir la plus belle fille, la plus honneste, &amp; plus femme de<text:line-break/>bien que autre seigneur qui porte auiourdhuy couronne. Le Sauldan feit de<text:line-break/>tout cecy vne merueilleuse chere : &amp; pria dieu plusieursfois qu'il luy donnast la<text:line-break/>grace de pouuoir rendre merites condignes à quiconques auoit honoré sa fille :<text:line-break/>&amp; mesmement au roy de Cypre : par lequel elle luy auoit esté<text:s/>renuoyée hono(-)<text:line-break/>rablement. Et quelques iours apres ayant faict aprester de tresgrans dons à An(-)<text:line-break/>tigone il luy donna licence de sen retourner en Cypre, rendant tresgrandes gra<text:line-break/>ces au roy, t(a2)t par lettres que par ambassadeurs expres de ce qu'il auoit faict à sa<text:line-break/><text:span text:style-name="pb">[Fueil.50]</text:span><text:span text:style-name="pb"><text:line-break/></text:span>fille. Apres cecy desirant que ce qui estoit commence sortist son effect, cestassa(-)<text:line-break/>uoir quelle fust femme du roy de Garbe, il luy feit scauoir toute la chose : luy e(-)<text:line-break/>scripuant en oultre que s'il luy plaisoit l'auoir qu'il<text:s/>lenuoyast querir : Le roy de<text:line-break/>Garbe feit grant feste de ces nouuelles : &amp; l'ayant honorablement enuoyé que(-)<text:line-break/>rir la receut auec grant ioye, &amp; elle qui auoit couché paraduenture dix mille fois<text:line-break/>auec huit hommes se coucha auec luy pour pucelle, &amp; luy feit acroire qu'il estoit<text:line-break/>ainsi, &amp; depuis vesquit long temps royne auecques luy en ioye : &amp; pource dict<text:line-break/>on communement, bouche baisée ne pert point sa fortune : ains renouuelle<text:line-break/>tout ainsi que la lune.</text:p>
      <text:soft-page-break/>
      <text:h text:style-name="Titre2" text:outline-level="2">(hedera) LE CONTE D'ANGIERS ACCVSÉ<text:line-break/><text:span text:style-name="T2457">faulcement, fut banny de Fra</text:span><text:span text:style-name="T2458">nce, &amp; laissa deux siens enfans en diuers lieux</text:span><text:span text:style-name="T2459"><text:line-break/></text:span><text:span text:style-name="T2460">en Angleterre : &amp; retournant d'Escosse incongneu, les trouua en grande au(-)</text:span><text:span text:style-name="T2461"><text:line-break/></text:span><text:span text:style-name="T2462">ctorité : puis sen alla en guyse de seruiteur en larmée du roy de France : &amp;</text:span><text:span text:style-name="T2463"><text:line-break/></text:span><text:span text:style-name="T2464">recongneu innocent, fut remis en son premier estat.</text:span></text:h>
      <text:h text:style-name="P2465" text:outline-level="2">Nouuelle huitiesme.</text:h>
      <text:p text:style-name="P2466"><text:span text:style-name="T2467">L</text:span>Es dames souspirerent fort des diuers cas aduenuz à la belle da(-)<text:line-break/>me : mais qui scet quelle occasion mouuoit ces souspirs ? parad(-)<text:line-break/>uenture y en auoit il de celles qui non moins souspiroient du<text:line-break/>desir de faire si souuent telles nopces,<text:s/>que de pitie quelles eus(-)<text:line-break/>sent d'elle : Mais sans parler plus de cela pour le present, apres<text:line-break/>qu'ilz se furent mis à rire entre eulx, pour les derniers parolles<text:line-break/>que Pamphile auoit dictes, &amp; voyant la royne la nouuelle estre finie en icelles,<text:line-break/>elle se retourna vers ma dame Elise, &amp; luy ordonna que auec vne des siennes el(-)<text:line-break/>le suyuist lordre encommencée, ce quelle faisant commenca ioyeusement ainsi.<text:line-break/>La compaignie est tresgrande, par laquelle nous nous en allons auiourdhuy<text:line-break/>promenans : &amp; nya celluy icy qui ny<text:s/>peust non seulement courir vne course,<text:line-break/>mais dix bien legierement : tant spacieuse la faict la fortune par ses nouuelletez<text:line-break/>&amp; griefues choses. Et pource venant à racompter vne d'icelles qui sont infinies<text:line-break/>ie dy que,</text:p>
      <text:p text:style-name="p">Estant lempire Romain transmué des Francois aux Alemans, vne tres(-)<text:line-break/>grande inimitie s'engendra entre l'une &amp; lautre nation, &amp; par consequent<text:line-break/>vne cruelle &amp; continuelle guerre : pour laquelle tant pour la deffence de son<text:line-break/>pays que pour offencer autruy : le roy de France &amp; vng sien filz auec toute<text:line-break/>la<text:s/>force de leur royaume, &amp; encor celle de leurs amys &amp; parens, autant qu'ilz<text:line-break/>en peurent auoir assembla vng tresgrant exercite pour aller sur leurs enne(-)<text:line-break/>mys : &amp; auant que ilz procedassent en cecy pour ne laisser le royaume sans<text:line-break/>gouuerneur, congnoissans Gaultier conte Dangiers estre gentil &amp; saige che(-)<text:line-break/>ualier &amp; grandement leur seruiteur &amp; feal, encor qu'il feust homme expert<text:line-break/>en lart de la guerre, leur semblant toutesfois plus propre aux plaisirs qu'a la<text:line-break/><text:span text:style-name="pb">[n.p.]</text:span><text:span text:style-name="pb"><text:line-break/></text:span>peine le laisserent lieutenant general<text:s/>ou lieu d'eulx pour le gouuernement de<text:line-break/>tout le royaume de France : &amp; sen allerent à leur entreprinse, commencant<text:line-break/>doncques le conte auec bon sens &amp; par bon ordre à faire l'office qui luy auoit e(-)<text:line-break/>sté commis, conferoit tousiours de toutes choses auec la royne &amp; sa belle fille<text:line-break/>&amp; combien qu'on les eust laissées soubz sa garde &amp; gouuernement : neant(-)<text:line-break/>moins il leur faisoit tousiours honneur comme à ses maistresses &amp; superieures.<text:line-break/>Ce conte Gaultier estoit tresbelle personne aagé paraduenture d'ung quarente<text:line-break/>ans : autant affable &amp; bien conditionné que aucun autre gentilhomme eust peu<text:line-break/>estre. Et oultre cecy estoit le plus gracieux &amp; propre cheualier qu'on congneust<text:line-break/>en ce temps, &amp; qui mieulx s'abilloit de sa personne. Or aduint que estans le roy<text:line-break/>de France &amp; son filz<text:s/>à la guerre dessusdicte, la femme du conte Gaultier mou(-)<text:line-break/>rut ce pendant, qui luy laissa seulement vng filz &amp; vne fille petitz : Luy d'onc(-)<text:line-break/>ques s'accoustumant à la court des dessusdictes dames parlant souuentesfois a(-)<text:line-break/>uec elles des affaires du royaume. La femme du filz du roy en deuint desespe(-)<text:line-break/>rement amoureuse : &amp; auec tresgrande affection considerant sa personne &amp; ses<text:line-break/>vertuz s'embrasa feruentement de luy par vne amour secrette, &amp; se sentant<text:line-break/>ieune &amp; fresche, &amp; aussi que luy estoit sans femme, pensa soudainement de ve(-)<text:line-break/><text:soft-page-break/>nir à fin de ce quelle desiroit : &amp; croyant que aucune chose ne deuoit empes(-)<text:line-break/>cher cecy sinon la honte de le luy manifester, elle se disposa de la chasser du tout<text:line-break/>de son entendement : Et estant vng iour seulle enuoya querir le conte comme si<text:line-break/>elle eust voulu parler à luy d'autres affaires. Le conte, le penser duquel estoit fort<text:line-break/>loingtain à celuy de la dame, sen vint incontinent à elle : puis s'estans assiz en(-)<text:line-break/>semble sur vng lict comme elle voulut, tous seulz en vne chambre. Il luy de(-)<text:line-break/>manda par deux fois pour quelle occasion elle lauoit enuoye querir : &amp; elle<text:line-break/>n'ayant aucune chose respondu, pressée en fin &amp; oultrée d'amour deuint toute<text:line-break/>rouge de honte : &amp; plorant quasi, &amp; toute tremblant auec parolles rompues,<text:line-break/>commenca à parler ainsi. Treschier &amp; doulx amy &amp; mon seigneur vous pou(-)<text:line-break/>ez aysement c(o2)gnoistre c(o2)me homme saige que vous estes, quelle est la fragili(-)<text:line-break/>té &amp; des h(o2)mes &amp; des femmes, &amp; par diuerses raisons plus en l'une qu'en lautre :<text:line-break/>Parquoy deuant vng iuste iuge vng mesme peché en diuerses qualitez de per(-)<text:line-break/>sonnes, ne doit selon raison receuoir vne mesme punition : Aussi qui seroit ce(-)<text:line-break/>luy qui diroit que vng paoure homme ou vne paoure femme qui ont à gai(-)<text:line-break/>gner leur vie auec la peine de leurs corps ne fussent plus à reprendre s'ilz deue(-)<text:line-break/>noient amoureux &amp; y meissent toute leur entente, que vne dame laquelle fust<text:line-break/>riche sans soucy &amp; ne ayant besoing d'aucune chose quelle sceust desirer ? cer(-)<text:line-break/>tainement ie croy qu'il ne sen trouueroit aucun : pour laquelle raison i'estime<text:line-break/>que les choses susdictes doiuent seruir d'une tresgr(a2)de partie d'excuse à lauan(-)<text:line-break/>taige de celle qui les possede, si de fortune elle se laisse conduire à aymer : &amp; le<text:line-break/>surplus de son excuse doit estre d'auoir choisi saige &amp; vertueux amy, si<text:s/>celle qui<text:line-break/>ayme la ainsi faict : lesquelles deux choses comme ainsi soit (à mon iugement)<text:line-break/>que elles soient en moy, &amp; plusieurs autres qui me doyuent induire à aymer :<text:line-break/>comme est ma ieunesse, &amp; la longue distance de la presence de mon mary<text:line-break/>il conuient maintenant quelles s'eslieuent en vostre presence à ma faueur pour<text:line-break/>la deffence de mon ardant amour : lesquelles si elles peuuent enuers vous ce<text:line-break/><text:span text:style-name="pb">[Fueil.51]</text:span><text:span text:style-name="pb"><text:line-break/></text:span>qu'en la presence des saiges elles doyuent pouuoir, ie vous prie que vous me<text:line-break/>donnez conseil &amp; ayde en<text:s/>ce que ie vous demanderay, il est vray que pour la<text:line-break/>longue absence de mon mary ne pouuant repugner aux esguillons de la chair<text:line-break/>ne à la force d'amour, qui sont de si grande puissance quelles ont ia plusieurs fois<text:line-break/>vaincu &amp; vainquent tous les iours non seulement les debiles femmes, mais aussi<text:line-break/>les plus constans hommes, moy estant es ayses &amp; oysiuetez esquelles vous me<text:line-break/>voyez, ie me suis laissée conduire à suyure les plaisirs d'amour &amp; deuenir amou<text:line-break/>reuse : &amp; comme ie congnoisse bien que telle chose (si elle estoit<text:s/>sceue) ne seroit<text:line-break/>honneste, neantmoins estant &amp; demourant secrette, ie la iuge n'estre quasi en<text:line-break/>rien deshonneste : toutesfois amour ma esté tant gracieux que non seulement il<text:line-break/>ne ma osté le vray iugement à choysir, amy ains men à en ce beaucoup donné :<text:line-break/>me monstrant que vous estes digne d'estre aymé d'une dame telle comme ie<text:line-break/>suis : car (si mon aduis ne ma deceu) ie vous repute le plus beau, le plus agreable,<text:line-break/>le plus gracieux, &amp; le plus saige cheualier qu'on scauroit trouuer au royaume<text:line-break/>de France : &amp; comme ie puis dire que ie me voy sans mary, ainsi vous vous pou(-)<text:line-break/>uez dire sans femme : Parquoy ie vous prie par autant d'amytie que ie vous por(-)<text:line-break/>te que ne me reffusiez la vostre : &amp; que vous ayez pitie de ma ieunesse : laquelle<text:line-break/>veritablement se consomme pour vous comme faict la glace au feu. A ces pa(-)<text:line-break/>rolles suruindrent les larmes en telle abondance que ayant deliberé de faire en(-)<text:line-break/>cores plus de prieres elle neut toutesfois la puissance de parler plus auant : mais<text:line-break/>le visaige baissé &amp; quasi vaincue, se laissa cheoir en plorant, auec le teste sur le<text:line-break/>giron du conte, lequel comme tresloyal cheualier qu'il estoit commenca à blas(-)<text:line-break/><text:soft-page-break/>mer auecques tresgriefues reprechensions, celle tant folle amour : &amp; la poussa en<text:line-break/>arriere, ainsi quelle se vouloit desia gecter à son colliurant auecques grans fer(-)<text:line-break/>mens que plustost il souffriroit qu'on le meist en quatre quartiers, que de consen(-)<text:line-break/>tir telle chose estre faicte par luy, ne autruy contre lhonneur de son seigneur. Ce<text:line-break/>que oyant la dame elle oublia soudainement lamour &amp; de<text:s/>cruelle fureur allu(-)<text:line-break/>mée deit : Seray ie doncques villain cheualier frustrée en ceste facon de mon de(-)<text:line-break/>sir ? ia dieu ne plaise que puis que vous me voulez faire mourir, ie ne vous face<text:line-break/>aussi ou mourir, ou chasser du monde ? Et cecy deit se print en l'instant par les<text:line-break/>cheueulx &amp; les s'arracha presque tous. Puis mettant les mains à ses habillemens<text:line-break/>&amp; les rompant &amp; dessirant c(o2)menca à cryer fort : à layde, à layde : Ce conte Dan<text:line-break/>giers me veult prendre par force. Le conte voyant cecy (&amp; doubtant trop plus<text:line-break/>de lenuie de court que de sa conscience) craignant aussi que par icelle lon n'ad(-)<text:line-break/>ioustast plus de foy à la mauuaistie de la dame que à son innocence se osta de lá<text:line-break/>&amp; le plustost qu'il luy fut possible sortit du palays, &amp; sen fuit en sa maison : lá ou<text:line-break/>sans prendre autre conseil il meit ses enfans à cheual &amp; tant qu'il peut sen alla a(-)<text:line-break/>uecques eulx vers Calais. Au bruyt de la dame acoururent plusieurs : lesquelz<text:line-break/>l'ayant veue &amp; ouy l'occasion de son crier non seulement creurent à ses parolles,<text:line-break/>mais y adiouster(e2)t aussi que la propreté &amp; gorgiaseté du c(o2)te auoit esté longue(-)<text:line-break/>m(e2)t vsée par luy pour pouuoir venir à cest effect. Ad(o2)cques on courut en fureur<text:line-break/>aux maisons du conte pour l'arrester, mais ne le trouuant les saccaiger(e2)t premie(-)<text:line-break/>rement, &amp; apres les meirent par terre de fons en comble. La nouuelle (ainsi mes(-)<text:line-break/>chante qu'on la comptoit) vint iusques au camp du roy &amp; de son filz, dont ilz<text:line-break/>furent si troublez &amp; marriz qu'ilz le condempnerent à perpetuel exil &amp; tous<text:line-break/><text:span text:style-name="pb">[n.p.]</text:span><text:span text:style-name="pb"><text:line-break/></text:span>les descendans de luy, promettans de grans dons à celluy qui le leur presenteroit<text:line-break/>vif ou mort. Le conte desplaisant que sen estant fuy innocent, il s'estoit rendu<text:line-break/>coulpable arriua à Calais auec ses enfans sans se faire congnoistre (ne estre con(-)<text:line-break/>gneu) &amp; soudainement passa en Angleterre, &amp; en paoure habit sen alla vers<text:line-break/>Londres : &amp; premier qu'il y entrast il admonesta auec plusieurs parolles, ses deux<text:line-break/>petitz enfans &amp; de deux choses principallement. Premierement qu'ilz compor(-)<text:line-break/>tassent patiemment la poureté à quoy la<text:s/>fortune (sans leur coulpe) les auoit eulx<text:line-break/>&amp; luy conduit : Et apres que saigement ilz se gardassent de iamais manifester à<text:line-break/>personne dou ilz estoient né, de qui enfans sur tant qu'ilz auoient leur vie chere.<text:line-break/>Le filz estoit nommé Loys aagé d'enuiron neuf ans : &amp; la fille qui estoit appellée<text:line-break/>Violente en auoit paraduenture sept : lesquelz selon que leur ieune aage pouuoit<text:line-break/>comporter, comprindrent tresbien les enseignemens de leur pere : comme apres<text:line-break/>ilz le monstrerent par effect : &amp; affin que cecy se peust mieulx<text:s/>faire, il luy sembla<text:line-break/>de leur deuoir changer leurs noms : ce qu'il feit, Et nomma le filz Perot, &amp; la fil(-)<text:line-break/>le Iehannette. Et quant ilz furent arriuez premierement à Londre en la manie(-)<text:line-break/>re qu'on veoit arriuer ces bellistres, ilz se adonnerent à aller demandans laumos(-)<text:line-break/>ne, &amp; estans par fortune pour cest effect vng matin à la porte d'une eglise, aduint<text:line-break/>qu'une grande dame laquelle estoit femme d'ung des mareschaulx d'Angleter(-)<text:line-break/>re, en sortant de leglise veit le conte &amp; ses deux petitz enfans qui demandoient<text:line-break/>laumosne : auquel elle demanda dou il estoit, &amp; si ces enfans estoient siens. A la(-)<text:line-break/>quelle il respondit qu'il estoit de Picardie : &amp; que pour vne forfaicture d'ung sien<text:line-break/>filz aisné meschant garson il auoit esté c(o2)trainct de partir du pays auec ces deux<text:line-break/>qui estoient siens. La dame qui estoit pitoyable asseit son regard sur la fille qui<text:line-break/>luy pleut grandement, pource quelle estoit belle, gentille &amp; aduenante &amp; deit :<text:line-break/>Bon homme si tu es content de me laisser ceste tienne petite fille qui a bonne<text:line-break/>phisionomie ie la prendray voulentiers : &amp; si elle deuient honneste femme, ie la<text:line-break/><text:soft-page-break/>marieray quant il en sera temps de sorte quelle sera bien. Ceste demande pleut<text:line-break/>grandement au conte : &amp; respondit promptement, Ouy ma dame, &amp; auec les<text:line-break/>larmes aux yeulx la luy donna : &amp;<text:s/>la luy recommanda bien fort : &amp; quant il l'eut<text:line-break/>ainsi bien logée saichant à qui, il delibera de ne demourer plus lá, &amp; deman(-)<text:line-break/>dant tousiours laumosne trauersa lisle, &amp; arriua auec Perot en Galles, non sans<text:line-break/>grande peine comme celuy qui nestoit acoustumé d'aller à pied. Il y auoit la<text:line-break/>vng autre des mareschaulx du roy Dangleterre, lequel auoit grande auctori(-)<text:line-break/>té, &amp; tenoit grosse maison : en la court duquel le conte &amp; son petit filz abordoi(-)<text:line-break/>ent souuent pour auoir &amp; praticquer leur vie : &amp; estant en icelle<text:s/>vng des filz<text:line-break/>dudict mareschal &amp; autres enfans de gentilz hommes faisantz quelques ieuz<text:line-break/>d'enfans comme de courir &amp; de saulter, Perot commenca à se mesler auec eulx<text:line-break/>&amp; faire aussi destrement (ou plus que nul autre qui sen meslast) tout tel pas(-)<text:line-break/>setemps qui<text:s/>se faisoit entre eulx, ce que voyant aucun esfois le mareschal &amp; luy<text:line-break/>plaisant fort la maniere de lenfant demanda qui il estoit : il luy fut dict qu'il e(-)<text:line-break/>stoit filz d'ung paoure homme qui venoit aucunesfois leans pour auoir lau(-)<text:line-break/>mosne. Le mareschal le<text:s/>luy feit demander, &amp; le conte (qui d'autre chose ne prioit<text:line-break/>dieu) le luy octroya liberalement : combien que celuy fut ennuy de le despartir<text:line-break/>d'auec soy. Ayant doncques le conte logé le filz &amp; la fille il delibera de ne vou(-)<text:line-break/>loir plus demourer en Angleterre : Mais comme mieulx il peut sen passa en<text:line-break/><text:span text:style-name="pb">[Fueil.52]</text:span><text:span text:style-name="pb"><text:line-break/></text:span>Hirlande : &amp; arriué qu'il fut à Stauforde, se meit en seruice auec vng cheualier<text:line-break/>d'un conte du pays, faisant toutes choses qui appartenoient à vng seruiteur, ou à<text:line-break/>vng paige. Et la sans estre iamais congneu de personne, demoura long temps,<text:line-break/>auec beaucoup de peine &amp; malaise. Violante nommée Iehannette qui estoit auec<text:line-break/>la gentil femme à Londres, vint à croistre en aage, en corsaige, &amp; en beaulté : &amp;<text:line-break/>fut en telle grace de la dame &amp; de son mary, voyre de<text:s/>tous ceulx de la maison,<text:line-break/>&amp; de quiconques la congnoissoit, que c'estoit chose merueilleuse à veoir : &amp; n'y<text:line-break/>auoit celuy qui regardast à ses manieres, &amp; contenances, qui ne la iugeast deuoir<text:line-break/>estre digne de tout grand bien &amp; honneur. Pour laquelle chose, la dame qui l'a(-)<text:line-break/>uoit receue du pere, sans auoir peu scauoir autrem(e2)t qui elle estoit, sinon ce qu'il<text:line-break/>luy en auoit dict, s'estoit deliberée de la marier honnorablement selon la condi(-)<text:line-break/>tion dont elle estimoit qu'elle fust. Mais dieu iuste regardeur des merites d'aul(-)<text:line-break/>truy, la congnoissant noble femme, &amp; porter sans coulpe la penitence du peché<text:line-break/>d'aultruy en disposa autrement : &amp; affin que la noble fille ne vint entre les mains<text:line-break/>d'homme de ville condition. Il fault croyre que ce qui en aduint dieu le permit<text:line-break/>par sa benignité. La gentil femme auec laquelle demouroit Ieh(a2)nette auoit vng<text:line-break/>seul filz de son mary, lequel elle &amp; le pere aymoient grandement : tant pour ce<text:line-break/>que c'estoit vng filz, c(o2)me aussi que par vertu &amp; merites il valloit beaucoup : car<text:line-break/>il estoit plus que nul autre de son aage bien conditi(o2)né, vaillant, bon, &amp; beau de<text:line-break/>sa personne, ayant par aduenture six ans plus que Ieh(a2)nette : voyant laquelle bel(-)<text:line-break/>le &amp; gracieuse, il en deuint si fort amoureux qu'il ne voioit riens sinon elle : mais<text:line-break/>par<text:s/>ce qu'il pensoit qu'elle fust de basse condition, non seulement il ne l'osoit de(-)<text:line-break/>mander à son pere &amp; à sa mere pour femme : mais aussi craign(a2)t qu'il ne fust re(-)<text:line-break/>prins de s'estre mis à aymer trop bassement, tenoir son amytié secrette tant qu'il<text:line-break/>pouuoit. Au moyen dequoy il en estoit trop plus tormenté que s'il l'eust manife(-)<text:line-break/>stée. Et de la aduint (q2) par grand ennuy il tumba griefuement malade. A la gue(-)<text:line-break/>rison duquel furent appellez plusieurs medecins, lesquelz ay(a2)s regardé tous les<text:line-break/>signes de luy, &amp; ne saichans congnoistre sa maladie, desesperoient c(o2)munement<text:line-break/>de sa santé : de quoy le pere &amp; la mere portoient si grande douleur &amp; melenco(-)<text:line-break/>lie, que plus grande ne se fust peu porter : &amp; plusieurs fois auec pitoyables prieres<text:line-break/><text:soft-page-break/>luy dem(a2)doient l'occasion de son mal : ausquelz il ne d(o2)noit pour toute respon(-)<text:line-break/>ce que force souspirs : ou bi(e2) leur disoit qu'il se sentoit tout deschoir. Aduint vng<text:line-break/>iour que estant au pres de luy vng medecin assez ieune : mais en sci(e2)ce fort pro(-)<text:line-break/>fond : &amp;<text:s/>le tenant par la partie du bras ou lon cerche le poulx, Ieh(a2)nette (laquel(-)<text:line-break/>le pour le respect de la mere de luy, le seruoit soigneusement) entra pour quel(-)<text:line-break/>que occasion en la chambre ou il gisoit malade, &amp; aussi tost que le ieune filz la<text:line-break/>veit sans<text:s/>parler aucunement, ou faire aucune demonstration, il sentit au cueur a(-)<text:line-break/>uec plus grand force l'amoureux desir : parquoy le poulx comm(e2)ca à battre plus<text:line-break/>fort qu'il n'auoit acoustumé, ce que le medecin sentit incontinent, &amp; s'en esmer(-)<text:line-break/>ueilla, demourant tout quoy pour veoir combien ce battement deuoit durer.<text:line-break/>Ainsi (q2) Iehannette sortit de la chambre aussi le battement cessa : parquoy il sem(-)<text:line-break/>bla au medecin qu'il auoit trouué en partie la maladie du ieune filz. Et peu apres<text:line-break/>faisant semblant d'auoir quelque chose à demander à Iehannette, le tenant tous(-)<text:line-break/>iours par le braz la feit appeller, &amp; elle vint incontin(e2)t : mais elle ne fut si tost en(-)<text:line-break/>trée que le battement du poulx ne recommenceast : &amp; que elle partie il ne cessast :<text:line-break/><text:span text:style-name="pb">[n.p.]</text:span><text:span text:style-name="pb"><text:line-break/></text:span>dont estant aduis au medecin qu'il auoit plaine certitude de son mal, il se leua de<text:line-break/>la : &amp; ayant tiré à part le pere &amp; la mere du ieune filz, leur deit : La santé de vostre<text:line-break/>filz ne consiste point au secours des medecins : mais demoure entre les mains de<text:line-break/>Iehannette, comme ie l'ay manifestement congneu par signes tresapar(e2)s : com(-)<text:line-break/>bien que elle (à ce que ie voy) ne s'en appercoit aucunement. Parquoy vous sca(-)<text:line-break/>uez maintenant ce que vous auez à faire si sa vie vous est chere. Le gentil hom(-)<text:line-break/>me &amp; sa femme oyans<text:s/>cecy, furent cont(e2)s : au moins en tant qu'on pouuoit trou(-)<text:line-break/>uer aucun remede pour luy sauluer la vie : combien qu'il leur despleust grande(-)<text:line-break/>ment si ce dont ilz se doubtoi(e2)t aduenoit : c'est assauoir qu'il falust d(o2)ner Iehan(-)<text:line-break/>nette à leur filz pour femme. Le medecin s'en partit, &amp; eulx s'en allerent vers le<text:line-break/>malade. Et la mere luy deit ainsi, Mon filz, ie n'eusse iamais pensé que tu me eus(-)<text:line-break/>ses voulu celer aucun tien desir : mesmement te voyant (à faulte de l'obtenir) en<text:line-break/>danger de mort : car<text:s/>tu deuois &amp; dois estre certain, qu'il n'est chose qui se peust<text:line-break/>faire pour ton contentement que ie ne la feisse (encor qu'elle fust moins (q2) hon(-)<text:line-break/>neste) comme pour moymesme. Toutes fois puis que tu l'as ainsi faict, il est ad(-)<text:line-break/>uenu que nostre seigneur<text:s/>à esté plus misericordieux de toy que toy mesmes : &amp;<text:line-break/>affin que tu ne meures de ceste maladie, il m'a demonstré l'occasion de ton mal :<text:line-break/>laquelle n'est autre chose que la trop grand amour que tu portes à vne fille, qui<text:line-break/>qu'elle soit : &amp; à la verité tu ne deuois auoir aucune h(o2)te de manifester telle cho(-)<text:line-break/>se, par ce que ton aage le requiert, &amp; si tu ne fusses deuenu amoureux ie t'en esti(-)<text:line-break/>merois moins. Doncques mon filz, ne te garde point de moy : mais me descou(-)<text:line-break/>ure asseurement tout ton desir, &amp; chasse de toy la melencolie, &amp; le penser que tu<text:line-break/>as, &amp; du quel ceste maladie procede. Et te c(o2)forte, te asseurant (q2) tu ne me prieras<text:line-break/>de chose aucune qui se puisse faire pour ton contentement que ie ne face : com(-)<text:line-break/>me celle qui plus t'ayme que sa propre vie, &amp; par tant chasse hors de toy h(o2)te &amp;<text:line-break/>peur : &amp; dy moy hardiment si ie puis quelque chose enuers ce que tu aymes : &amp; si<text:line-break/>tu ne treuues que i'y soye soigneuse de t'en faire veoir l'effect, repute moy la plus<text:line-break/>cruelle mere qui iamais porta enfant. Le ieune<text:s/>filz oyant les parolles de la mere<text:line-break/>eut honte : puis pensant en soymesmes, que autre personne que elle ne pourroit<text:line-break/>mieulx satisfaire à son plaisir (chassée arriere la honte) luy deit ainsi, Ma dame,<text:line-break/>il n'y a autre chose qui m'aye faict tenir mon amytié secrete, sinon que ie me suis<text:line-break/>apperceu en la plus part des personnes, que apres qu'ilz sont d'aage meur, ilz ne<text:line-break/>veulent auoir souuenance d'auoir esté ieunes : mais puis que en cecy ie vous voy<text:line-break/>discrette, non seulem(e2)t ne vous nyeray ie estre vray ce dequoy<text:s/>vous dictes vous<text:line-break/><text:soft-page-break/>estre apperceue, mais encor vous confesseray ie de qui c'est : par telle condition<text:line-break/>que l'effect suyura vostre promesse à vostre pouuoir. Et ainsi vous me pourrez<text:line-break/>recouurer la vie. A qui la mere se fiant trop de ce dont elle ne deuoit venir<text:s/>à chef<text:line-break/>par le moyen qu'elle auoit desia pencé en soymesmes luy resp(o2)dit liberallem(e2)t,<text:line-break/>qu'il luy descouurist asseurement tout son desir, &amp; qu'elle feroit incontinent de<text:line-break/>sorte qu'il auroit ce qu'il desiroit. Ma dame (deit à lors le ieune filz) la grande<text:line-break/>beaulté &amp; les louables conditions de vostre Iehannette : &amp; que'ie ne l'ay peu ren(-)<text:line-break/>dre non pas seulement pitoyable, mais ne aussi apparceuante de mon amour, &amp;<text:line-break/>pareillem(e2)t que ie n'ay eu iamais la hardiesse de le descouurir à personne, m'ont<text:line-break/>conduit<text:s/>la ou vous me voyez : &amp; si ce que vous m'auez promis en vne maniere,<text:line-break/>ou en autre, ne vi(e2)t à effect, soyez asseurée que ma vie sera briefue. La dame<text:line-break/><text:span text:style-name="pb">[Fueil.53]</text:span><text:span text:style-name="pb"><text:line-break/></text:span>con(-)gnoissant que il estoit plus temps de confort que de reprehension, luy deit en<text:line-break/>soubzriant, He mon filz, te es tu doncques laissé auoir mal pour cecy ? Conforte<text:line-break/>toy : &amp; apres que tu seras guery laisse faire à moy. Le ieune filz plain de bonne e(-)<text:line-break/>sperance montra en peu de temps des signes de tresgrand amendement : dont<text:line-break/>la mere contente à merueilles, se disposa à vouloir essayer comme elle pourroit<text:line-break/>obseruer ce qu'elle auoit promis. Et appellée vng iour Iehannette, luy demanda<text:line-break/>courtoisem(e2)t par maniere de raillerie si elle auoit point d'amy par amours. Ieh(a2)<text:line-break/>nette deuenue toute rouge, respondit, Ma dame, il n'est point besoing, &amp; enco(-)<text:line-break/>res moins bien seant à vne paoure damoyselle, chassée de sa maison comme ie<text:line-break/>suis, &amp; qui demoure au seruice d'aultruy c(o2)me ie fais, de tascher à aymer. A qui<text:line-break/>la dame deit, Et si vous n'en auez point, nous vous en voulons donner vng, dont<text:line-break/>vous viurez toute iolye, &amp; de vostre beaulté plus vous delecterez : car il n'est rai(-)<text:line-break/>sonnable que vne si belle damoyselle c(o2)me vous estes demeure sans amy. A qui<text:line-break/>Iehannette respondit, Ma dame, considerant que vous m'auez ostée de la pao(-)<text:line-break/>ureté de mon pere, &amp; esleuée comme vostre fille, ie deurois faire tout ce qu'il<text:line-break/>vous plairoit : toutes fois ie me garderay bien (pour mon bien &amp; h(o2)neur de vous<text:line-break/>complaire en cecy : mais s'il vous plaist me donner mary, i'entendz d'aymer ce(-)<text:line-break/>stuy là, &amp; n(o2) autre : parce que de l'heritaige de tous mes predecesseurs il ne m'est<text:line-break/>demouré aucune chose que l'honneur : lequel i'entendz de garder tant que la vie<text:line-break/>me durera. Ceste parolle sembla à la dame fort contraire à ce qu'elle<text:s/>pretendoit<text:line-break/>venir, pour tenir sa promesse à son filz. Combien que (comme saige dame) elle<text:line-break/>louast en soymesmes grandement la damoyselle, &amp; luy deit, Comment Iehan(-)<text:line-break/>nette, si mon seigneur le roy (qui est ieune prince, &amp; toy tres belle damoyselle)<text:line-break/>vouloit receuoir quelque plaisir de ton amytié le luy reffuserois tu ? A quoy la<text:line-break/>fille soudainement respondit, Le roy me pourroit bien forcer : mais de mon con(-)<text:line-break/>sentem(e2)t il n'auroit iamais de moy, sinon chose qui fust honneste. La dame c(o2)(-)<text:line-break/>prenant quel estoit le couraige d'elle, ne luy en voulut plus parler, &amp; pensant de<text:line-break/>la mettre à l'espreuue deit à son filz, que quant il seroit guery elle la mettroit auec<text:line-break/>luy en vne ch(a2)bre, &amp; qu'il s'essayast apres d'en auoir son plaisir : car il ne luy sem(-)<text:line-break/>bloit chose h(o2)neste de prier sa damoyselle pour luy, faisant en cela office de mac<text:line-break/>querelle. Le ieune filz ne fut aucunement content de cecy, dont soudainement il<text:line-break/>empira. Ce que voyant la dame elle descouurit son intention à Iehannette : mais<text:line-break/>la trouuant plus<text:s/>constante que iamais, &amp; ayant compté à son mary tout ce qu'elle<text:line-break/>auoit faict, delibererent d'un commun consentement (encor qu'il leur en feist<text:line-break/>bien mal) de la luy donner à femme : aymans mieulx que leur filz fust viuant<text:line-break/>ayant vne femme non conuenable à luy,<text:s/>que estre mort à faulte de l'auoir espou(-)<text:line-break/>sée. Et ainsi apres plusieurs parolles le feirent ilz : dont Iehannette fut tresconten(-)<text:line-break/>te, &amp; de cueur deuot rendit graces à dieu de ce qu'il ne l'auoit oubliée : ne voul(a2)t<text:line-break/><text:soft-page-break/>toutesfois pour tout cecy se nommer iamais aultre que fille d'un Picart. Le ieune<text:line-break/>filz guerit incontinent, &amp; feit les nopces, le plus content homme du monde, &amp;<text:line-break/>commenca à se donner bon temps auec elle. Perot qui estoit demouré en Galles<text:line-break/>auec le mareschal du roy d'Angleterre creut semblablement, &amp; vint en la grace<text:line-break/>de son maistre, &amp; deuint tresbeau, &amp; vaillant de sa personne, au tant que nul au(-)<text:line-break/>tre qui fust en celle isle, tellement que en tournoys, ioustes, &amp; quelque autre acte<text:line-break/>d'armes, il n'y auoit personne au pays qui valust tant (q2) luy. Parquoy est(a2)t d'eulx<text:line-break/><text:span text:style-name="pb">[n.p.]</text:span><text:span text:style-name="pb"><text:line-break/></text:span>appellé Perot le Picart, il estoit congneu &amp;<text:s/>renommé par tout. Et tout ainsi que<text:line-break/>dieu n'auoit point oublié sa seur, aussi monstra il d'auoir souuenance de luy. Par<text:line-break/>ce que estant aduenu en celle contrée vne pestilencieuse mortalité, elle emporta<text:line-break/>quasi la moictié de ce peuple la, sans ce que la plus grand part du demourant s'en<text:line-break/>estoit fuye de peur es autres contrées : dont sembloit que tout le pays fust aban(-)<text:line-break/>d(o2)né. De laquelle mortalité le mareschal son maistre, &amp; sa femme, auec vng sien<text:line-break/>filz, &amp; plusieurs autres freres, nepueuz, &amp; parentz, mourur(e2)t tous : ne autre chose<text:line-break/>demoura de luy que vne seule fille preste à marier, &amp; aucuns seruiteurs auecques<text:line-break/>Perot. Lequel apres que la peste fut aucunement cessée, la damoyselle pour ce<text:line-break/>qu'il estoit vaillant, &amp; homme de bien, le print pour mary, par le conseil &amp; auec<text:line-break/>le consentement de quelque petit nombre de paysantz qui estoi(e2)t restez en vie :<text:line-break/>&amp; de tout ce qui luy estoit escheu de l'heritaige paternel elle l'en feit seigneur.<text:line-break/>Peu de t(e2)ps apres que le roy d'Angleterre entendit que le mareschal estoit<text:s/>mort,<text:line-break/>luy congnoissant la valeur de Perot le Picart, il le feit son mareschal au lieu du<text:line-break/>trespassé. Et en ceste sorte aduint en peu de temps, des deux enfans innocens du<text:line-break/>conte d'Angiers laissez par luy comme perduz. Desia estoient dix huit ans pas(-)<text:line-break/>sez<text:s/>depuis que le conte s'en fuyant estoit party de Paris, ayant en fort miserable<text:line-break/>vie souffert plusieurs choses : &amp; se voyant ia vieil il luy vint desir (demourant en(-)<text:line-break/>cor en Irlande) de scauoir (s'il luy estoit possible) ce qui estoit aduenu de ses en(-)<text:line-break/>sans. Parquoy se voyant totallement changé de la forme qu'il souloit auoir : &amp;<text:line-break/>se sentant (pour le long exercice qu'il auoit prins en seruant) plus agile de la per(-)<text:line-break/>sonne, que durant le temps qu'il estoit oysif en ieune aage, il partit fort paoure, &amp;<text:line-break/>mal<text:s/>en ordre du seruice de celuy auec lequel il auoit demouré longuem(e2)t : &amp; s'en<text:line-break/>vint en Angleterre au lieu ou il auoit laissé Perot, &amp; trouua qu'il estoit mareschal<text:line-break/>&amp; grand seigneur, &amp; le veit sain, agile, &amp; beau de la personne : ce qui luy pleut<text:line-break/>grandement : mais il ne se voulut faire congnoistre à luy iusques à ce qu'il eust<text:line-break/>sceu que estoit deuenue Iehannette. Parquoy s'estant mis à chemin il ne se(-)<text:line-break/>iourna en aucun lieu qu'il ne fust arriué à Londres. Et demandant secrettement<text:line-break/>ce qui estoit aduenu de la<text:s/>dame, à qui il auoit laissé sa fille, &amp; de son estat : il<text:line-break/>trouua sadicte fille estre femme du filz de ladicte dame : dont il receut vng<text:line-break/>grand plaisir. Et lors il reputa petites toutes ses aduersitez passées, puis que il<text:line-break/>auoit trouué ses enfans en vie, &amp; en si grand estat. Et desirant de la pouuoir<text:line-break/>veoir, commenca (comme paoure homme) à se heberger pres &amp; voysin de la<text:line-break/>maison d'elle. La ou vng iour estant veu de Iaquet Lamyens mary de Iehan(-)<text:line-break/>nette : &amp; ayant compassion de luy, pour ce qu'il le voioit paoure, &amp; vieil, com(-)<text:line-break/>manda à vng de ses seruiteurs qu'il le menast en sa maison : &amp; luy feist don(-)<text:line-break/>ner à manger pour dieu, ce que le seruiteur feit voulentiers. Iehannette auoit<text:line-break/>desia eu de Iacquet plusieurs enfans, desquelz le plus grand n'auoit que huict<text:line-break/>ans passez : &amp; estoi(e2)t les plus beaux, &amp; gracieux enfans du m(o2)de. Lesquelz com(-)<text:line-break/>me ilz veirent le conte repaistre, se meirent tous au tour de luy, &amp; c(o2)mencerent à<text:line-break/>luy faire feste, c(o2)me si quasi par instinct naturel ilz eussent senty qu'il estoit leur<text:line-break/>grand pere. Lequelles congnoissans ses nepueux c(o2)menca à leur monstrer signe<text:line-break/><text:soft-page-break/>d'amytié, &amp; faire caresses. Pour laquelle chose les enfans ne voulloient partir d'a(-)<text:line-break/>uec luy, c(o2)bien (q2) celuy qui les gouuernoit les appellast. Parquoy la mere<text:s/>saich(a2)t<text:line-break/><text:span text:style-name="pb">[Fueil.54]</text:span><text:span text:style-name="pb"><text:line-break/></text:span>cecy sortit d'une chambre, &amp; vint la ou estoit le conte, &amp; les menassa de les bat(-)<text:line-break/>tre s'ilz ne faisoient ce que leur maistre leur diroit. Les enfans commencerent à<text:line-break/>pleurer, &amp; à dire qu'ilz demoureroient au pres de ce preudh(o2)me : lequel ilz ay(-)<text:line-break/>moient plus que leur maistre. Dequoy la dame &amp; le conte se meirent à rire. Le<text:line-break/>conte non c(o2)me pere, mais comme paoure homme, s'estoit leué pour faire hon(-)<text:line-break/>neur à sa fille, c(o2)me dame &amp; maistresse, sentant vng merueilleux plaisir au cueur<text:line-break/>en la voyant. Mais elle ne le congneut onc(q2)s à lors, ne depuis : pour ce qu'il estoit<text:line-break/>oultre mesure transformé de ce qu'il souloit estre : comme celuy qui estoit deue(-)<text:line-break/>nu vieil, chenu, &amp; barbu, maigre, &amp; noir, ressemblant plustost estre vng autre<text:line-break/>homme que le conte. Et voyant la dame que les enfans ne vouloi(e2)t partir d'auec<text:line-break/>luy : ains quant on les en vouloit faire aller pleuroient, deit à leur maistre qu'il les<text:line-break/>laissast encor lá quelque t(e2)ps. Estans donc(q2)s ainsi les enfans auec le<text:s/>preudh(o2)me,<text:line-break/>aduint que le pere de Iacquet arriua, qui entendit tout cecy de leur maistre. Par(-)<text:line-break/>quoy luy qui auoit à mespris Iehannette, luy deit : laisse les la en la malle aduen(-)<text:line-break/>ture (q2) dieu leur doint : ilz tiennent du lieu d'ou ilz sont nez. Ilz sont descenduz<text:line-break/>du costé de la mere de belistres : parquoy il ne se fault esmerueiller s'ilz demeur(e2)t<text:line-break/>voulentiers auecques les belistres. Le conte ouyt ces parolles qui en eut tresgr(a2)d<text:line-break/>dueil : toutesfois (serrant les espaules) il endura aussi bien<text:s/>celle iniure comme il<text:line-break/>en auoit souffert d'autres. Iacquet qui auoit sceu la feste que les enfans faisoient<text:line-break/>au preudhomme, c'est assauoir, au conte (encor qu'il en fust marry) neantmoins<text:line-break/>il les aymoit tant que auant que de les veoir pleurer, il commanda que<text:s/>si le preu(-)<text:line-break/>dhomme vouloit demourer leans pour faire quelque seruice qu'on le retint, Le(-)<text:line-break/>quel respondit qu'il y demoureroit voulentiers : mais qu'il ne scauroit faire autre<text:line-break/>chose que penser les cheuaulx : &amp; qu'il auoit acoustumé de faire cela toute sa vie.<text:line-break/>Quant doncques on luy eut baillé vng cheual à p(e2)ser, aussi tost qu'il l'auoit pen(-)<text:line-break/>sé il ne vacquoit à autre chose que à faire passer le temps aux enfans. Ce pendant<text:line-break/>que la fortune conduisoit en la maniere dessusdicte. Le c(o2)te d'Angiers &amp; ses en(-)<text:line-break/>fans, aduint que le roy de Fr(a2)ce (apres plusieurs trefues faictes auecques les Ale(-)<text:line-break/>mans) meurent : &amp; en son lieu fut couronné son filz, duquel estoit femme celle<text:line-break/>pour laquelle le conte auoit esté chassé. Quant la derniere trefue faicte auec les<text:line-break/>Alemans fut faillie, la guerre recommenca tresapre. A l'ayde de laquelle le roy<text:line-break/>d'Angleterre luy enuoya comme à son nouueau parent, grand nombre de gens,<text:line-break/>foubz le gouuernement de Perot son mareschal, &amp; de Iacquet Lamyens filz de<text:line-break/>l'autre mareschal : auec<text:s/>lequel le preudhomme, c'est assauoir le conte alla &amp; sans<text:line-break/>estre congneu de personne demoura gr(a2)de piece au camp, comme seruiteur, ou<text:line-break/>toutesfois comme vaillant homme, il conseilla &amp; executa (plus que à luy n'estoit<text:line-break/>requis) beaucoup de bonnes choses. Aduint durant la guerre que la royne de<text:line-break/>France fut griefuement malade, &amp; congnoissant en ellemesmes qu'elle tiroit à la<text:line-break/>fin, ayant c(o2)trition de tous ses pechez, elle se confessa deuottem(e2)t à l'arceuesque<text:line-break/>de Rou(e2), qui d'un chascun estoit reputé pour bon, &amp; sainct homme : &amp; entre ses<text:line-break/>autres pechez luy deit ce que le conte d'Angiers auoit souffert à grand tort pour<text:line-break/>elle : &amp; non seulement fut contente de le dire à luy seul : mais aussi racompta de(-)<text:line-break/>uant plusieurs autres gens de bien comme le tout auoit<text:s/>esté. Les priant qu'ilz<text:line-break/>feissent tant enuers le roy, que si le conte estoit encor viuant, ou quelqu'un de ses<text:line-break/>enfans, que leur bien leur fust rendu. Non gueres apres cecy la royne trespassa : &amp;<text:line-break/><text:span text:style-name="pb">[n.p.]</text:span><text:span text:style-name="pb"><text:line-break/></text:span>fut honnorablement enterrée. Et sa confession rac(o2)ptée au roy, il fut meu (apres<text:line-break/><text:soft-page-break/>aucuns douloureux souspirs des iniures faictes à tort à vng si vaillant, &amp; si hom(-)<text:line-break/>me de bi(e2) d'enuoyer faire vng cry par tout le camp, &amp; en plusieurs autres lieux,<text:line-break/>que quiconques luy enseigneroit le c(o2)te d'Angiers, ou aucun de ses enfans, il se(-)<text:line-break/>roit pour vng chascun d'eulx tres grandement guerdonné par luy. Car il le te(-)<text:line-break/>noit pour vray innocent du cas, pour lequel il estoit en exil, par la confessi(o2) mes(-)<text:line-break/>mes de la royne : &amp; qu'il entendoit le remettre en<text:s/>son premier estat, &amp; encores<text:line-break/>plus grand. Ce que oyant le conte en habit de seruiteur, saichant (q2) la verité estoit<text:line-break/>telle : soudainement s'en alla à Iacquet, &amp; le pria qu'il s'assemblast auecques Pe(-)<text:line-break/>rot : par ce qu'il leur vouloit monstrer ce que le roy alloit cerchant. Assemblez<text:line-break/>doncques qu'ilz furent tous trois en vne ch(a2)bre, le conte deit à Perot qui ia estoit<text:line-break/>en pensement de se faire congnoistre. Perot, Iacquet que voicy à espousé ta seur,<text:line-break/>&amp; iamais n'en eut aucun mariaige. Parquoy affin qu'elle<text:s/>ne soit sans dot, i'ent(e2)dz<text:line-break/>que luy &amp; non autre ayt ce bien faict, que le roy promect si grand pour toy, &amp;<text:line-break/>qu'il t'enseigne comme filz du conte d'Angiers : &amp; pour Violante ta seur sa fem(-)<text:line-break/>me : &amp; pour moy qui suis le conte d'Angiers, &amp; vostre pere. Perot oyant cecy, &amp;<text:line-break/>le regardant fermement, le recongneut : &amp; en plorant se gecta à ses piedz : puis<text:line-break/>l'embrassant deit, Mon pere, vous soyez le tresbien venu. Iacquet oyant premie(-)<text:line-break/>rement ce que le conte luy auoit dit, &amp; puis voy(a2)t ce que Perot faisoit, fut en vng<text:line-break/>instant surprins de tant de merueille, &amp; de si grande ioye, que à poyne scauoit il<text:line-break/>qu'il deust faire : toutesfois adioustant foy aux parolles, &amp; se verg(o2)gnant fort des<text:line-break/>parolles iniurieuses dont il auoit vsé enuers le conte c(o2)me seruiteur, se laissa tom(-)<text:line-break/>ber, plorant à ses piedz : &amp; humblement luy dem(a2)da pardon de tous les oultrai(-)<text:line-break/>ges passez : ce qui luy fut donné benignement par le conte, apres l'auoir releué.<text:line-break/>Et apres qu'ilz eurent deuisé quelque espace de temps des accid(e2)s d'un<text:s/>chascun,<text:line-break/>&amp; d'iceulx fort plouré, &amp; qu'ilz s'en furent resiouyz en semble. Voulans Perot &amp;<text:line-break/>Iacquet reuestir le conte, il ne le voulut iamais fouffrir : mais desirant que Iacquet<text:line-break/>eust premierement certitude d'auoir le guerdon promis, il voulut qu'on le pre(-)<text:line-break/>sentast au roy ainsi &amp; en cest habit de seruiteur c(o2)me il estoit, affin de luy faire<text:line-break/>plus de honte. Iacquet doncques auec le conte (&amp; Perot apres) vint deuant le<text:line-break/>roy : &amp; offrit de luy presenter le conte, &amp; les enfans, ou cas qu'il luy pleust le faire<text:line-break/>guerdonner suyu(a2)t le cry. Le roy sur l'heure feit apporter pour tous vng present<text:line-break/>merueilleux au iugement de Iacquet : &amp; commanda qu'il l'emportast des lors au<text:line-break/>lieu ou il presenteroit veritablement le conte &amp; ses enfans comme il promet(-)<text:line-break/>toit. Iacquet à<text:s/>l'heure se tourna derrière : &amp; ayant mis deuant luy le conte son<text:line-break/>varlet &amp; Perot, deit au roy, Sire voyez le pere &amp; le filz : la fille qui est ma femme<text:line-break/>n'est pas icy : mais auec l'ay de de dieu vous la verrez bien tost. Le roy oyant cecy<text:line-break/>regarde le conte :<text:s/>&amp; combien qu'il fust grandement transmué de ce qu'il souloit<text:line-break/>estre au parauant. Toutesfois apres l'auoir quelque espace de temps regardé, il le<text:line-break/>rec(o2)gneut, &amp; quasi auec les lermes aux yeulx, feit leuer le c(o2)te debout, qui estoit<text:line-break/>deuant luy à genoulx,<text:s/>&amp; le baisa, &amp; embrassa : &amp; receut Perot fort amyablement,<text:line-break/>&amp; commanda que incontinent le conte fust remis en ordre d'abillemens, serui(-)<text:line-break/>teurs, cheuaulx, &amp; harnoys, selon que sa noblesse le requeroit : ce que tantost fut<text:line-break/>faict : &amp; oultre cecy le roy feit<text:s/>grand honneur à Iacquet : &amp; voulut tout scauoir<text:line-break/>par le menu comment ses fortunes estoient passées. Et quant Iacquet print les<text:line-break/><text:span text:style-name="pb">[Fueil.55]</text:span><text:span text:style-name="pb"><text:line-break/></text:span>grans presens pour auoir enseigné le conte &amp; les enfans. Le conte luy deit : Prens<text:line-break/>cela de la magnificence du roy mon souuerain seigneur : &amp; souuienne toy de<text:line-break/>dire à ton pere que tes enfans qui sont ses nepueux &amp; les miens ne sont nez be(-)<text:line-break/>listres, du costé de leur mere. Iacquet print les presens, &amp; feit venir sa femme<text:line-break/>&amp; sa belle mere à Paris : aussi y vint la femme<text:s/>de Perot, ou ilz demourer(e2)t quel(-)<text:line-break/><text:soft-page-break/>que temps en tresgr(a2)de ioye auecques le conte, lequel le roy auoit remis en tous<text:line-break/>ses biens. Et l'auoit faict plus grand qu'il n'auoit esté au parauant. Apres chas(-)<text:line-break/>cun par sa licence s'en retourna en sa maison :<text:s/>&amp; vesquit depuis ledict conte en<text:line-break/>plusgrand honneur que iamais à Paris, iusques à la fin de ses iours.</text:p>
      <text:h text:style-name="Titre2" text:outline-level="2">(hedera) BERNARD DE GENNES PAR LA<text:line-break/><text:span text:style-name="T2468">tromperie d'un nommé Ambroys, perdit le sien : &amp; commanda que sa femme</text:span><text:span text:style-name="T2469"><text:line-break/></text:span><text:span text:style-name="T2470">qui en estoit innocente fust tuée. Elle es chapp</text:span><text:span text:style-name="T2471">a, &amp; en habit d'homme serueit</text:span><text:span text:style-name="T2472"><text:line-break/></text:span><text:span text:style-name="T2473">le Souldan, le trompeur fut retrouué : puis elle feit uenir Bernard son mary</text:span><text:span text:style-name="T2474"><text:line-break/></text:span><text:span text:style-name="T2475">en Alexandrie : Lá ou apres que le trompeur fut puny elle reprint l'habit de</text:span><text:span text:style-name="T2476"><text:line-break/></text:span><text:span text:style-name="T2477">femme, &amp; s'en retournerent elle &amp; son mary riches à Gennes.</text:span></text:h>
      <text:h text:style-name="P2478" text:outline-level="2">Nouuelle neufiesme.</text:h>
      <text:p text:style-name="P2479"><text:span text:style-name="T2480">Q</text:span>Vant ma dame Elise eut acheué de faire son deuoir, auec sa<text:line-break/>nouuelle plaine de compassion : La royne qui estoit belle &amp;<text:line-break/>grande de corsaige, &amp; auoit vng visaige plus plaisant, &amp; riant<text:line-break/>que nul autre, deit, il fault que ce qui à esté promis à Dionée<text:line-break/>luy soit tenu : &amp; pour ce qu'il ne reste autre que luy &amp; moy à<text:line-break/>compter des nouuelles, ie diray la mienne premierement : &amp;<text:line-break/>luy (qui requeit cela de grace) sera le dernier qui dira la sienne : &amp; cecy dit el(-)<text:line-break/>le, commenca ainsi. Il s'accoustume plusieurs fois entre gens vulgaires de dire<text:line-break/>vng commun prouerbe, Que le trompeur demeure le plussouuent au pied de<text:line-break/>celuy qui est trompé : ce qui semble qu'on ne scauroit monstrer par aucune rai(-)<text:line-break/>son estre vray, si les accidens qui en aduiennent n'en descouuroient la<text:s/>verité. Et<text:line-break/>par ainsi suyuant le propos du iourdhuy il m'est prins voulenté de vous mon(-)<text:line-break/>strer comme cecy est aussi veritable comme on le dict. Et ne vous deura<text:line-break/>desplaire de l'ouyr affin que vous vous saichez garder d'estre trompées à l'ad(-)<text:line-break/>uenir.</text:p>
      <text:p text:style-name="p">Il y<text:s/>eut à Paris en vne hostellerye quelques tresgrans marchans Italiens : les<text:line-break/>vngs pour vng affaire, &amp; les autres pour vng autre, selon leur coustume. Et<text:line-break/>ayans vng soir entre les autres souppé ioyeusement tous ensemble : ilz com(-)<text:line-break/>mencerent à deuiser de plusieurs choses, &amp; de propos en autre, vindrent à<text:line-break/>parler de leurs femmes qu'ilz auoient laissées en leurs maisons : dont l'un d'eulx<text:line-break/>en se gaudissant commenca à dire : Ie ne scay ce que la mi(e2)ne faict : mais de moy<text:line-break/>ie scay bien quant il me peut tomber icy<text:s/>entre mains quelque ieune garce qui<text:line-break/>me plaise, ie laisse à part l'amour que ie porte à ma femme : &amp; prens de ceste cy<text:line-break/><text:span text:style-name="pb">[n.p.]</text:span><text:span text:style-name="pb"><text:line-break/></text:span>le plaisir que ie puis. L'autre respondit : Et ie n'en fais pas moins : car si ie croy<text:line-break/>que ma femme pour chasse son aduenture, elle le faict : &amp; si ie ne le croy, aussi<text:line-break/>bien le faict elle, &amp; par ainsi cest à qui mieulx mieulx. Le troisiesme conclud<text:line-break/>quasi en ceste mesme sentence. Et à la fin il sembloit que tous s'accordassent à<text:line-break/>cecy, que les femmes laissées de leurs marys, ne voulustent point perdre temps.<text:line-break/>Il y en eut vng seulement lequel auoit nom Bernard Lomellin de Gennes, qui<text:line-break/>deit le contraire : affermant qu'il auoit par grace specialle de dieu, vne femme la<text:line-break/>plus accomplie de toutes vertuz que dame, cheualier, ou escuyer qui<text:s/>fust parad(-)<text:line-break/>uenture en toute Italie : par ce qu'elle estoit de beau corsaige, &amp; encores fort ieu(-)<text:line-break/>ne, dextre, &amp; agille de sa personne : &amp; qu'il n'estoit aucune chose qui appartint<text:line-break/>à femme (comme besongner d'ouuraiges de soye, &amp; semblables choses) qu'el(-)<text:line-break/>le ne feist mieulx que nulle autre. Et oultre il disoit qu'il ne se trouuoit escuyer<text:line-break/>ou seruiteur (comme nous le vouldrons dire) qui mieulx seruist, ne plus adroict<text:line-break/><text:soft-page-break/>à la table d'un seigneur qu'elle faisoit : comme celle qui estoit de bonne grace,<text:line-break/>saige, &amp; fort discrette. Apres cecy, il la loua de scauoir tresbien manier, picquer,<text:line-break/>&amp; cheuaucher vng cheual, porter vng oyseau : &amp; d'auantaige, scauoit lire &amp;<text:line-break/>escripre, &amp; tenir vng papier de raison comme si elle eust esté vng marchant. Et<text:line-break/>de cecy apres plusieurs autres louanges il tumba sur le propos dont lon deui(-)<text:line-break/>soit, affermant par serment qu'on n'en scauroit trouuer vne autre plus honneste<text:line-break/>&amp; chaste qu'elle. Au moyen dequoy il croioit certainement que s'il demouroit<text:line-break/>dix ans, ou bien toute sa vie hors de la maison qu'elle n'entendroit iamais à tel(-)<text:line-break/>le meschanceté auec vng autre homme. Or y auoit il entre ces marchans qui<text:line-break/>ainsi deuisoient. Vng ieune marchant appellé Ambroys de Plaisance qui com(-)<text:line-break/>menca à rire le plus fort du monde, de ceste derniere louange que Bernard<text:line-break/>auoit donnée à sa femme : &amp; en se mocquant luy demanda si l'empereur luy a(-)<text:line-break/>uoit donné ce priuilege plus que à tous les autres hommes mariez. Bernard<text:line-break/>vng peu courroucé respondit, que ce n'estoit lempereur : mais dieu (qui pou(-)<text:line-break/>uoit vng peu plus que l'empereur) qui luy auoit faict ceste grace. A l'heure deit<text:line-break/>Ambroys, Bernard ie ne doubte point que tu ne penses dire verité : mais à ce<text:line-break/>qu'il m'en semble tu as bien peu regardé à la nature des choses : par ce que si tu<text:line-break/>y auois regardé ie ne te<text:s/>sens point de si gros entendement que tu n'eusses con(-)<text:line-break/>gneu en icelles des choses qui te feroient parler plus correctement sur ceste ma(-)<text:line-break/>tiere : Et affin que tu ne croyes que nous autres qui auons parlé fort ouuerte(-)<text:line-break/>ment de noz femmes, pensions auoir autre femme, ou faicte autrement que<text:line-break/>toy : &amp; que autre chose nous ayt meu d'en parler ainsi, sinon vng naturel aduer(-)<text:line-break/>tissement, ie veulx vng peu deuiser auec toy sur ceste matiere. I'ay tousiours<text:line-break/>ouy dire que l'homme est le plus noble animal que dieu<text:s/>crea iamais entre les<text:line-break/>mortelz, &amp; la femme apres. Mais l'homme comme chascun generallement<text:line-break/>croyt, &amp; aussi que il se voit par effect, est le plus parfaict. Ayant doncques plus<text:line-break/>de perfection il doibt sans point de faulte auoir plus de fermeté &amp; de constan(-)<text:line-break/>ce : aussi a il, par ce que vniuersellement les femmes sont plus variables. Et la<text:line-break/>raison pourquoy, on la pourroit demonstrer par plusieurs raisons naturelles : les(-)<text:line-break/>quelles pour le present ie delibere de laisser à part. Si d(o2)cques l'h(o2)me est de plus<text:line-break/>grande fermeté, &amp; toutesfois il ne se peult tenir qu'il ne c(o2)descende, ie ne dy pas<text:line-break/><text:span text:style-name="pb">[Fueil.56]</text:span><text:span text:style-name="pb"><text:line-break/></text:span>à vne qui le prie : mais à en desirer vne qui luy plaise, &amp; oultre le desirer à faire ce<text:line-break/>qu'il peult pour en pouuoir iouyr (chose qui luy aduient) non seulem(e2)t vne fois<text:line-break/>le mois, mais mille le iour. Que esperes tu (q2) puisse faire vne femme mobile de sa<text:line-break/>nature aux prieres, aux flateries, aux d(o2)s, &amp; à mille autres moy(e2)s, dont vsera vng<text:line-break/>h(o2)me aduisé qui l'aymera ? P(e2)ses tu qu'elle se puisse contenir ? Certainement c(o2)(-)<text:line-break/>bien que tu le te persuades si ne croy ie point toutesfois (q2) tu le croyes, &amp; toymes(-)<text:line-break/>mes confesses que ta femme est femme, &amp; qu'elle est de chair &amp; d'oz c(o2)me sont<text:line-break/>les autres. Parquoy s'il est ainsi les mesmes desirs &amp; les mesmes forces que les au(-)<text:line-break/>tres ont pour resister à telz appetitz naturelz, doiuent estre les siens. Au moyen<text:line-break/>dequoy il n'est pas impossible (encor qu'elle soit treshonneste) qu'elle ne face ce<text:line-break/>que les autres font : &amp; n'y a chose possible qui se<text:s/>doiue ainsi nyer, ou affermer<text:line-break/>son c(o2)traire si oppiniastrement, comme tu fais. A qui Bernard respondit &amp; deit,<text:line-break/>Ie suis marchant, &amp; non philosophe : &amp; comme marchant ie respondray, &amp; te<text:line-break/>diray que ie congnois ce que tu dis pouuoir aduenir aux folles qui n'ont point<text:line-break/>de honte. Mais celles qui sont saiges ont tant de soing de leur honneur qu'elles<text:line-break/>deuiennent plus constantes que les hommes qui ne se soucyent point de le gar(-)<text:line-break/>der : &amp; ma femme est de celles lá. Veritablement, deit Ambroys, si pour chascu(-)<text:line-break/>ne<text:s/>fois qu'elles font ces folies il leur venoit vne corne au front qui r(e2)dist tesmoi(-)<text:line-break/><text:soft-page-break/>gnaige de ce qu'elles auroient faict : ie croy bien qu'il y en auroit peu qui le vou(-)<text:line-break/>sissent faire : mais non seulement il ne leur vient point de corne au front : ains à<text:line-break/>celles qui sont saiges il n'y pert ne trace ne demye : &amp; qu(a2)t est de la honte &amp; per(-)<text:line-break/>dition de leur honneur : cela ne consiste sinon aux choses qui sont sceues. Par(-)<text:line-break/>quoy ne fay aucune doubte que quant elles le peuuent faire secrettement elles<text:line-break/>le font : ou bien que si elles s'en abstiennent c'est sottise. Et tien cecy pour tout<text:line-break/>certain, que celle est seulle chaste, laquelle n'a iamais esté priée de personne : ou<text:line-break/>si elle à prié qui à esté esconduitte. Et combien que ie congnoisse par vrayes &amp;<text:line-break/>naturelles raisons qu'il doiue estre ainsi, toutesfois ie n'en parlerois si amplem(e2)t<text:line-break/>comme ie fais si ie n'en auois faict beaucoup de fois la preuue auec plusieurs fem<text:line-break/>mes. Et si te dy pauantaige, que si i'estois au pres de ceste tienne femme si tres(-)<text:line-break/>saincte comme tu la fais, ie penserois la conduyre bien tost à ce que i'ay autres(-)<text:line-break/>fois conduict des autres. Bernard tout courroucé respondit, Le debatre par pa(-)<text:line-break/>rolles pourroit trop durer : car ie parlerois &amp; tu y contredirois, &amp; à la fin tout<text:line-break/>cela ne monteroit rien. Mais puis que tu dis que toutes sont ainsi ployables, &amp;<text:line-break/>que ton esperit est si grand ie suis content (affin que ie te rende certain de l'hon(-)<text:line-break/>nesteté de ma femme) qu'on me tranche la teste, si iamais tu la peulx conduy(-)<text:line-break/>re en tel acte, à<text:s/>chose qui te plaise : &amp; si tu ne le peulx faire ie ne veulx que tu<text:line-break/>perdes autre chose que mille ducatz d'or. Ambroys desia eschauffé en ce pro(-)<text:line-break/>pos, respondit : Bernard ie ne scay que ie ferois de ta teste si i'auoye gaigné la<text:line-break/>gaigeure : mais si tu as voulenté de veoir la preuue de cecy que i'ay dict, mectz<text:line-break/>cinq mil ducatz d'or, des tiens (qui te doiuent estre moins que la teste) contre<text:line-break/>mile des miens, &amp; la ou tu ne me limites aucun terme, ie me veulx obliger d'al(-)<text:line-break/>ler à Genes, &amp; dedans trois moys du iour (q2) ie partiray d'icy, auoir faict ma vou(-)<text:line-break/>lenté de ta femme, &amp; pour tesmoignaige de ce en apporter auecques moy de ses<text:line-break/>plus precieuses choses, &amp; telz &amp; si grans indices (q2) toymesmes c(o2)fesseras qu'il sera<text:line-break/>vray. Pourueu (q2) tu me promettras sur<text:s/>ta foy (q2) tu ne vi(e2)dras ce p(e2)dant à G(e2)nes,<text:line-break/><text:span text:style-name="pb">[n.p.]</text:span><text:span text:style-name="pb"><text:line-break/></text:span>&amp; que tu ne luy rescripras aucune chose de ceste matiere. Bernard deit qu'il en<text:line-break/>estoit content : &amp; combien que les autres marchans qui estoient la s'esseyassent<text:line-break/>de destourner ceste gaigeure, c(o2)gnoissans qu'il en pouuoit aduenir grand mal :<text:line-break/>toutesfois la collere des deux marchans estoit si alumée, que maulgré que les au(-)<text:line-break/>tres en eussent ilz s'obligerent par belle escripture de leurs mains l'un à l'autre : &amp;<text:line-break/>quant l'obligation fut faicte Bernard demoura à Paris, &amp; Ambrois s'en vint à<text:line-break/>Gennes le plustost qu'il peut : &amp; qu(a2)t il y eut demouré quelque iour, &amp; qu'il se fut<text:line-break/>informé moult caultement du nom de la rue, &amp; des conditions de la dame, il en<text:line-break/>ouyt dire ce que Bernard luy en auoit dict, &amp; encor plus. Au moyen dequoy il<text:line-break/>luy sembla desia auoir faict vne folle entreprinse. Mais à la fin s'estant accoin(-)<text:line-break/>cté d'une paoure femme qui frequentoit souuent leans, &amp; que la dame aymoit<text:line-break/>bien, ne la pouuant conduyre à autre chose, la corrompit par<text:s/>argent : &amp; se feit<text:line-break/>mettre en vng coffre faict artificiellement à son plaisir : puis se feit porter par el(-)<text:line-break/>le non seulement en la maison : mais en la chambre mesmes de l'honneste fem(-)<text:line-break/>me : &amp; lá comme si la bonne femme s'en vouloit aller en quelque lieu dehors, el(-)<text:line-break/>le pria (selon l'ordre que auoit donné Ambroys) qu'on luy gardast son coffre<text:line-break/>pour quelques iours. Lequel (estant ainsi demouré en la chambre, &amp; la nuict ve(-)<text:line-break/>nue) Ambrois lors qu'il pensa que la dame dormoit, ouurit le coffre auec cer(-)<text:line-break/>tains engins qu'il auoit portez quant &amp; luy, &amp; sortit en la chambre, ou il trouua<text:line-break/>vne lumiere allumée : auec laquelle il c(o2)menca à regarder la situation de la cham(-)<text:line-break/>bre, les painctures, &amp; toutes les autres choses notables qui y estoient, qu'il retint<text:line-break/>bien en sa memoire. De lá il s'approcha du lict, &amp; sentant que la dame &amp; vne<text:line-break/><text:soft-page-break/>petite fille qui estoit auec elle dormoient fort, la descouurit toute tout bellem(e2)t,<text:line-break/>&amp; veit qu'elle estoit aussi belle nue comme vestue : mais il ne veit aucun seing sur<text:line-break/>elle, pour en pouuoir faire raport, sinon vng qu'elle auoit soubz la mamelle gau(-)<text:line-break/>che : cest assauoir vng pouereau, au tour duquel il y auoit quelques petitz poilz<text:line-break/>blondz comme or. Et ayant veu cecy, la recouurit tout bellement : combien que<text:line-break/>la voyant ainsi belle il luy vint voulenté de hazarder sa vie, &amp; de se coucher au<text:line-break/>pres d'elle. Mais ayant ouy dire qu'elle estoit si farousche, &amp; sauuaige en telles<text:line-break/>matieres, &amp; voyant qu'il auoit esté à son bel aise la plus grand partie de la nuict<text:line-break/>par la chambre, il tira d'un coffre de nuict de la dame vne bource, vne mesch(a2)te<text:line-break/>robbe, quelque anneau, &amp; vne ceincture : &amp; quant il eut tout mis en son coffre, il<text:line-break/>s'y en retourna, &amp; le ferma comme il estoit premierement : &amp; en ceste maniere<text:line-break/>il fut deux nuictz sans que la dame s'apperceust de rien. Quant le troisiesme iour<text:line-break/>fut venu la bonne femme (suyuant la conclusion qu'ilz auoient prinse) vint pour<text:line-break/>requerir son coffre, &amp; le rapporta au lieu ou elle l'auoit prins : duquel quant Am(-)<text:line-break/>broyse fut sorty, &amp; ayant contenté la bonne<text:s/>femme comme il luy auoit pro(-)<text:line-break/>mis, s'en retourna auec les choses dessusdictes le plustost qu'il peut à Paris, ou il<text:line-break/>arriua auant le terme qu'il auoit prins : &amp; lá appellez les marchans qui auoient<text:line-break/>esté presens aux parolles, &amp; à la gaigeure, il deit en la<text:s/>presence de Bernard, qu'il<text:line-break/>auoit gaigné la gaigeure qu'ilz auoient faicte : par ce que il auoit acomply ce<text:line-break/>dont il s'estoit vanté : &amp; qu'il fust vray, il desseigna premierement la forme de la<text:line-break/>chambre, &amp; les painctures d'icelle : &amp; apres il monstra les choses de la dame qu'il<text:line-break/>auoit apportées auec soy : affermant qu'il les auoit eues d'elle. Bernard confes(-)<text:line-break/>sa que la chambre estoit ainsi faicte comme il disoit : &amp; oultre ce il recongneut<text:line-break/><text:span text:style-name="pb">[Fueil.57]</text:span><text:span text:style-name="pb"><text:line-break/></text:span>que veritablement ces choses qu'il monstroit auoient esté à sa femme : mais il di(-)<text:line-break/>soit qu'il auoit bien peu scauoir d'aucun seruiteur la qualité de la chambre, &amp; en<text:line-break/>pareil auoir eu ces choses dessusdictes : parquoy s'il ne disoit autre chose il luy<text:line-break/>sembloit que cela ne suffisoit pour deuoir auoir gaigné. Et lors Ambrois deit, En<text:line-break/>verité cecy deuroit suffire : mais puis que tu veulx que i'en dye plus auant ie le<text:line-break/>diray. Et te dy que ma dame Geneure ta femme à soubz le tetin gauche vng<text:line-break/>pourreau assez grandelet, au tour du(q2)l ya par aduenture six petitz poilz blondz<text:line-break/>comme fil d'or. Quant Bernard ouyt cecy il sembla qu'on luy eust donné d'un<text:line-break/>cousteau au cueur, tant grande douleur il sentit : &amp; ayant tout changé de couleur<text:line-break/>il donna assez manifeste signe (voyre quant encor il n'eust respondu mot) que<text:line-break/>ce que Ambrois disoit estoit vray. Et quelque peu apres il deit : Messieurs, ce que<text:line-break/>Ambroys dict est vray : &amp; par ce qu'il vienne qu(a2)t il luy plaira, &amp; qu'il soit payé.<text:line-break/>Ce qu'il feit le lendemain, iusques à vng denier. Puis auec vng couraige felon<text:line-break/>c(o2)tre sa femme, parteit de Paris, &amp; s'en vint vers Gennes. Toutesfois quant il fut<text:line-break/>pres de la ville il ne voulut entrer dedans : ains demeura bien dix lieues loing<text:line-break/>d'icelle, en vne sienne maison : &amp; quant il y fut arriué, il enuoya à G(e2)nes vng sien<text:line-break/>seruiteur en qui<text:s/>il se fioit grandement, auec deux cheuaulx : &amp; escripuit à sa fem(-)<text:line-break/>me comme il estoit de retour, &amp; qu'elle s'en vint auecques luy le veoir : mais il<text:line-break/>commanda secretement au seruiteur que aussi tost qu'il seroit en quelque lieu a(-)<text:line-break/>uecques elle qu'il la<text:s/>tuast (comme mieulx il auiseroit) sans aucune misericorde :<text:line-break/>puis qu'il s'en retournast à luy. Quant doncques le seruiteur fut arriué à Gennes,<text:line-break/>&amp; qu'il eut baillé les lettres, &amp; faict son messaige, il fut receu de lá dame auecques<text:line-break/>grande chere. Et le lendemain m(o2)ta à cheual auec le seruiteur, &amp; print son che(-)<text:line-break/>min pour s'en venir à sa maison. Et chemin(a2)s ensemble, &amp; deuisans de plusieurs<text:line-break/>choses, ilz arriuerent en vne vallée fort profonde &amp; solitaire, couuerte de carrie(-)<text:line-break/>res haultes, &amp; de grans arbres : &amp; semblant aduis au seruiteur que le lieu estoit<text:line-break/><text:soft-page-break/>propice pour faire seurement le commandement de son maistre, il desgaina son<text:line-break/>espée : &amp; ayant prins la dame par le bras luy deit, Ma dame, recommandez vo(-)<text:line-break/>stre ame à dieu, car il vous c(o2)uient mourir, sans passer plus oultre. La dame voy(-)<text:line-break/>ant l'espée, &amp; oyant ces parolles, deit toute espouuentée : Pour dieu mercy : dy<text:line-break/>moy auant que tu me tues, en quoy ie t'ay offencé parquoy tu me doiues tuer.<text:line-break/>Ma dame (deit le seruiteur) vous ne m'auez en riens offencé : mais en quoy vous<text:line-break/>ayez offencé vostre mary, ie ne le scay, sinon qu'il m'a commandé que sans au(-)<text:line-break/>cune misericorde ie vous tue en chemin, &amp; si ie ne le faisois, il m'a menassé de me<text:line-break/>faire pendre par la gorge. Vous scauez combien ie luy suis tenu, &amp;<text:s/>comme il<text:line-break/>n'est possible que ie le contredye en chose qu'il me commande : Dieu me soit à<text:line-break/>tesmoing si ie n'ay compassion de vous : mais ie n'y puis faire autre chose. A qui<text:line-break/>la dame deit en plourant, Helas pour dieu mercy : ne vueilles point deuenir ho(-)<text:line-break/>micide d'une personne qui iamais ne t'a offencé pour c(o2)plaire à aultruy : dieu qui<text:line-break/>congnoist tout scayt que ie ne feiz iamais chose pour laquelle ie doiue receuoir<text:line-break/>vne telle rec(o2)pense de mon mary. Mais laissons mainten(a2)t cecy : tu peulx quant<text:line-break/>il te plaira satisfaire en vne mesme heure à ton maistre, &amp; à moy : en la maniere<text:line-break/>que ie te diray, C'est que tu prennes mes habillemens, &amp; me donne seulement<text:line-break/>ton pourpoinct, &amp; vng chapper(o2) d'homme, &amp; t'en retourne auecques mesdictz<text:line-break/>habillemens à ton maistre, &amp;<text:s/>luy dy que tu m'as tuée : &amp; ie te iure par celle vie</text:p>
      <text:p text:style-name="p"><text:span text:style-name="pb">[n.p.]</text:span><text:span text:style-name="pb"><text:line-break/></text:span>que tu m'auras donnée, que ie m'esloigneray, &amp; m'en iray si loing que iamais luy<text:line-break/>ne toy, ne personne pareillement qui soit en ce pays n'orra iamais nouuelles de<text:line-break/>moy. Le seruiteur qui n'auoit pas grande voulenté de la tuer, deuint aysem(e2)t pi(-)<text:line-break/>toyable. Parquoy ayant prins ses habillemens, &amp; luy ayant baillé vng meschant<text:line-break/>pourpoint, &amp; vng chapperon, luy laissa quelque argent qu'elle auoit, &amp; la pria<text:line-break/>qu'elle s'esloignast de ce pays, la laissant à pied en ceste vallée. Puis s'en alla vers<text:line-break/>son maistre, auquel il deit n'auoir seulement accomply son comm(a2)dement : mais<text:line-break/>aussi qu'il auoit laissé le corps mort d'elle en la gueulle de plusieurs loups. Ber(-)<text:line-break/>nard quelque temps apres s'en retourna<text:s/>à Gennes, &amp; est(a2)t le faict descouuert fut<text:line-break/>fort blasmé. La dame demourée seule, &amp; desconsolée, aussi tost que la nuict fut<text:line-break/>venue, s'estant contrefaicte le plus qu'elle peut, s'en alla en vng petit vilaige pres<text:line-break/>de lá, ou ay(a2)t recouuré d'une vieille femme ce qui luy estoit necessaire, elle racou(-)<text:line-break/>stra le pourpoinct à son doz, &amp; l'accoursit : puis ayant faict de sa chemise vne pai<text:line-break/>re de chausses à la marinade, &amp; s'estant tondue, &amp; desguisée toute en habit d'un<text:line-break/>marinier, s'en alla vers la mer : ou elle trouua par fortune vng gentil homme Ca(-)<text:line-break/>thelan qui se nommoit seigneur Encararch : lequel estoit descendu d'un sien na(-)<text:line-break/>uire (qui estoit arriué vng peu loing de lá) à Albe : &amp; estoit venu illec pour se ra(-)<text:line-break/>freschir à vne fontaine : auec lequel seigneur elle entra en parolles, &amp; s'accorda<text:line-break/>de le seruir. Puis monta sur le nauire, se faisant appeler Sicuran de Final : &amp; la fut<text:line-break/>mise en meilleur ordre d'acoustrem(e2)s par le gentil homme : lequel elle commen(-)<text:line-break/>ca à seruir si bien, &amp; si à propos, qu'elle luy<text:s/>fut agreable oultre mesure. Il aduint<text:line-break/>de la à peu de temps que ce Cathelan nauiga auec vne si(e2)ne charge en Alexan(-)<text:line-break/>drie : &amp; porta certains faulcons passagers qu'il presenta au Souldan : lequel feit<text:line-break/>quelque fois disner ce cathelan à sa table : &amp; ayant<text:s/>veu les facons de faire de Si(-)<text:line-break/>curan, qui tousiours seruoit son maistre, dont il luy pleut fort. Si le demanda au<text:line-break/>cathelan : lequel (encor que ce fust mal voulentiers) le luy laissa. Sicuran en peu<text:line-break/>de temps feit si bi(e2) qu'il acqueit non moins la grace du Souldan, qu'il auoit faict<text:line-break/>celle du cathelan. Parquoy aduint par succession de temps que en certaine saison<text:line-break/>de l'année (en laquelle il se faisoit en la ville de Acre, qui estoit soubz la subge(-)<text:line-break/>ction du Souldan vne grande assemblée de marchans Chrestiens, &amp; Sarrasins,<text:line-break/><text:soft-page-break/>comme si ce eust esté vne foyre.) Le Souldan auoit de coustume (affin que les<text:line-break/>marchans &amp; les marchandises fussent à sureté) d'y enuoyer oultre ses officiers<text:line-break/>ordinaires aucun des siens plus grans auecques des gens, qui eust la charge de<text:s/>la<text:line-break/>garde. Auquel affaire quant le temps fut venu il delibera d'y enuoyer Sicuran,<text:line-break/>qui scauoit desia parfaictement la langue, &amp; ainsi le feit il. Quant doncques Si(-)<text:line-break/>curan fut venu en Acre, seigneur &amp; capitaine de la garde des marchans, &amp; de la<text:line-break/>marchandise, y faisant bien &amp; soigneusement ce qui appartenoit à son office, al(-)<text:line-break/>lant regard(a2)t ca &amp; la, il y veit plusieurs marchans Siciliens, Pisans, Geneuois, Ve(-)<text:line-break/>niciens, &amp; autres Italiens, desquelz il s'appriuoisoit voulentiers, en souuen(a2)ce de<text:line-break/>son pays. Or aduint vne fois entre autres que estant luy descendu en vne bou(-)<text:line-break/>ticque de Veniciens, il y va veoir entre autres ioyaulx vne bource &amp; vne cein(-)<text:line-break/>ture qu'il congneut soudainement auoir esté siennes : dont il s'esbahist fort.<text:line-break/>Mais sans faire autre semblant demanda gracieusement à qui elles estoient, &amp;<text:line-break/>si on les vouloit vendre, Ambrois de Plaisance estoit venu lá, auec beaucoup<text:line-break/>de marchandise sur vng nauire de Veniciens : Lequel oyant que le<text:line-break/><text:span text:style-name="pb">[Fueil.58]</text:span><text:span text:style-name="pb"><text:line-break/></text:span>capitaine de la garde demandoit à qui elles estoient, s'aduenca, &amp; deit en riant : Mon(-)<text:line-break/>sieur, elles sont à moy : &amp; ne les veulx point vendre : mais si elles vous plai(-)<text:line-break/>sent ie les vous donneray voulentiers. Sicuran le voyant rire entra en sousp eson<text:line-break/>si cestuy cy l'auoit point remarqué en quelque faict : toutesfois auec vng visai(-)<text:line-break/>ge asseuré il luy deit. Tu riz paraduenture par ce que tu vois que moy qui suis<text:line-break/>homme de guerre vois ainsi demandant de ces beatilles à femme. Ambrois<text:line-break/>respondit : Monsieur ie ne ris point de cela : mais ie ris du moyen par lequel<text:line-break/>ie les gaignay. A qui Sicuran deit. He si dieu te doint bonne aduenture, &amp; si<text:line-break/>cest chose qui se doyue dire dy moy comme tu les gaignas. Monsieur, deit<text:line-break/>Ambrois, ces choses cy me furent données auecques plusieurs autres par vne<text:line-break/>gentil femme de<text:s/>Gennes nommée ma dame Geneure femme de Bernard lo(-)<text:line-break/>melin vne nuyct que ie couchay auec elle, me priant que ie les gardasse pour la(-)<text:line-break/>mour d'elle : Maintenant ie men suis mis à rire, par ce qu'il m'est souuenu de la<text:line-break/>sottise de son mary : lequel fut si fol qu'il gaigea cinq mil ducatz dor contre mille<text:line-break/>que ie ne ferois point ma voulenté de sa femme, ce que ie feiz &amp; gaignay la gai(-)<text:line-break/>geure, &amp; luy qui plustost deuoit punir soymesmes de sa bestialité que elle d'a(-)<text:line-break/>uoir faict ce que toutes les femmes font,<text:s/>sen retournant de Paris à Gennes la feit<text:line-break/>tuer : ainsi que ie lay depuis ouy dire. Sicuran oyant cecy cogneut incontinent<text:line-break/>que cela auoit esté l'occasion du courroux &amp; de la hayne de son mary enuers el(-)<text:line-break/>le : &amp; s'apperceut clairement que cestuy cy estoit entierement occasion de tout<text:line-break/>son mal : si pensa en soy mesmes de ne le luy laisser porter impuny. Sicuran d(o2)c(-)<text:line-break/>ques feit semblant d'estre fort ayse de ceste nouuelle : &amp; print vne telle &amp; si gran(-)<text:line-break/>de familiarité auec Ambrois que par ses persuasions il<text:s/>sen alla (quant la foyre fut<text:line-break/>finie) auecques Sicuran, &amp; porta tout ce qu'il auoit en Alexandrie : ou il luy feit<text:line-break/>leuer vne boutique &amp; luy meit de ses deniers entre mains. Parquoy luy voyant<text:line-break/>qu'il y prouffitoit grandement y demouroit voulentiers. Sicuran soigneux de<text:line-break/>vouloir rendre certain Bernard son mary de son innocence, ne cessa iamais ius(-)<text:line-break/>ques à ce que par le moyen d'aucuns grans marchans Geneuois, qui estoient en<text:line-break/>Alexandrie, ne l'eust faict venir par nouuelles occasions qu'il inuenta, lequel e(-)stant venu en assez paoure ordre le feit receuoir secretement par aucun sien a(-)<text:line-break/>my iusques à ce qu'il luy sembla estre temps de faire ce qu'il entendoit. Sicuran<text:line-break/>auoit desia faict compter la nouuelle par Ambrois deuant le Souldan : &amp; luy en<text:line-break/>auoit faict pr(e2)dre plaisir, mais puis quelle veit la Bernard son mary pensant qu'il<text:line-break/>ne faloit plus songer à la besongne elle ayant prins temps conuenable impetra<text:line-break/><text:soft-page-break/>tant de faueur du Souldan que lon feroit venir deuant luy Ambrois &amp; Bernard :<text:line-break/>&amp; qu'en la presence de Bernard si Ambrois ne vouloit dire sans contrainte la<text:line-break/>verité de ce qu'il se ventoit auoir eu de la femme de Bernard, on le luy feroit con<text:line-break/>fesser par force : au moyen dequoy quant Ambrois &amp; Bernard furent venuz, le<text:line-break/>Souldan (en la presence de plusieurs auec vng rude visaige) commanda à Am(-)<text:line-break/>brois qu'il dist la verité comme il auoit gaigne à Bernard cinq mil ducatz dor :<text:line-break/>&amp; la estoit present Sicuran, ouquel Ambrois se fioit le plus : qui auec vng visaige<text:line-break/>trop plus que courrouce, le menassoit de tresgriefz tormens s'il ne le disoit. Par(-)<text:line-break/>quoy Ambrois estonné d'ung costé &amp; d'autre, &amp; encores se voyant aucunem(e2)t</text:p>
      <text:p text:style-name="p">contraint racompta entierement &amp; au vray, en la presence de Bernard &amp; de plu<text:line-break/>sieurs autres comme le tout auoit esté faict : ne pensant encourir en autre peine<text:line-break/><text:span text:style-name="pb">[n.p.]</text:span><text:span text:style-name="pb"><text:line-break/></text:span>qu'a rendre les cinq mil ducatz dor, &amp; les besongnes qu'il auoit prinses. Et quant<text:line-break/>il eut tout dict, Sicuran comme executeur du Souldan sur ce point se tourna vers<text:line-break/>Bernard, &amp; luy deit : Et toy que feiz tu pour l'occasion de ceste mensonge<text:s/>à ta<text:line-break/>femme ? A qui Bernard respondit : Me voyant vaincu de courroux pour la perte<text:line-break/>de mon argent, &amp; de la honte &amp; vergongne qu'il me sembloit que ie receuoye<text:line-break/>de ma femme, ie la feiz tuer par vng mien seruiteur : &amp; selon qu'il me raporta el(-)<text:line-break/>le fut soudainement deuorée des loups. Ces choses ainsi dictes en la presence du<text:line-break/>Souldan, &amp; toutes par luy ouyes &amp; entendues sans scauoir encores pour quelle<text:line-break/>occasion Sicuran auoit ordonné &amp; pourchassé cecy : ne à quelle fin il vouloit<text:line-break/>tendre, Sicuran luy deit. Monseigneur vous pouuez assez clairement congnoi(-)<text:line-break/>stre, combien celle bonne dame se peult vanter d'estre bien pourueue, &amp; d'amy<text:line-break/>&amp; de mary : quant lamy en vng instant la priuée d'honneur par mensonges, &amp; à<text:line-break/>gasté sa renommée &amp; destruict son mary : &amp; que le mary (plus credule à la faul(-)<text:line-break/>seté d'autruy que à la verité qu'il à par longue experience peu congnoistre) la<text:line-break/>faict tuer &amp; menger aux loups, &amp; oultre tout cecy le bien &amp; lamour que le ma(-)<text:line-break/>ry &amp; lamy luy portent sont telz que ayantz longuement demourez auec elle<text:line-break/>nul d'eulx ne la recongnoist. Mais pource que vous congnoissez parfaictement<text:line-break/>ce que chascun de ceulx cy à merité, s'il vous plaist de grace specialle de faire pu<text:line-break/>nir le trompeur, &amp; pardonner à celluy qui à esté trompé, ie la feray venir icy en<text:line-break/>vostre presence &amp; la leur. Le Souldan deliberé de vouloir en cecy complaire du<text:line-break/>tout à Sicuran deit qu'il en estoit content, &amp; qu'il feist venir la femme dont Ber(-)<text:line-break/>nard fut tout estonné : car il croyoit pour certain quelle fust morte. Et Ambrois<text:line-break/>preuoyant desia son malheur auoit peur d'auoir pis que de rendre largent ne<text:line-break/>saichant s'il deuoit plus esperer ou craindre que la dame deust venir lá. Toutes(-)<text:line-break/>fois il attendoit sa venue auec grande merueille, Ayant d(o2)cques Sicuran obte(-)<text:line-break/>nu ceste permission du Souldan,<text:s/>&amp; s'estant gecté à ses genoulx en plorant il<text:line-break/>perdit quasi en vng mesme instant, la voix masculine ensemble la voulenté de<text:line-break/>plus vouloir ressembler homme, &amp; deit, Mon seigneur ie suis la miserable &amp; mal<text:line-break/>fortunée Geneure, qui suis allée six ans durant coquinant par le monde en guy(-)<text:line-break/>se d'homme vituperée faulcement &amp; meschamment de ce traistre Ambrois :<text:line-break/>&amp; par ce cruel &amp; mauuais h(o2)me baillée à tuer par vng sien seruiteur, &amp; à m(e2)ger<text:line-break/>aux loups ; puis dessir(a2)t ses habillemens de deu(a2)t, &amp; monstrant son<text:s/>sein feit con(-)<text:line-break/>gnoistre au Souldan &amp; à toute lassistance quelle estoit femme, &amp; se retournant<text:line-break/>deuers Ambroys luy dem(a2)da iniurieusem(e2)t, quant ce fut que iamais il auoit cou<text:line-break/>ché auec elle ainsi qu'il s'estoit vanté au parau(a2)t, lequel la recongnoissant desia &amp;<text:line-break/>deuenu presque muet de honte ne disoit mot. Le Souldan qui auoit tousiours re(-)<text:line-break/>puté ceste femme pour h(o2)me, voy(a2)t &amp; oyant cecy deuint si fort esbahy que plu<text:line-break/>sieursfois il creut que ce qu'il voyoit &amp; oyoit fust plustost vng songe que verité,<text:line-break/><text:soft-page-break/>mais toutesfois apres que les baissem(e2)t fut cessé cognoissant la verité il estima a(-)<text:line-break/>uecques gr(a2)des lou(e2)ges la vie, la constance, les conditi(o2)s, &amp; la vertu de ma dame<text:line-break/>Geneure qui iusques à ceste heure lá auoit esté appellée Sicur(a2) :<text:s/>&amp; luy ayant faict<text:line-break/>apporter de tresh(o2)nestes habillemens de femme &amp; faict venir des femmes pour<text:line-break/>luy tenir c(o2)paignie, pard(o2)na à Bernard son mary (suyu(a2)t la requeste quelle auoit<text:line-break/>faicte) la mort qu'il auoit bi(e2) meritée lequel layant rec(o2)gneue<text:s/>se gecta à ses piedz<text:line-break/>en plor(a2)t : &amp; luy requeist pardon qu'elle luy octroya benignem(e2)t : combien qu'il<text:line-break/><text:span text:style-name="pb">[Fueil.59]</text:span><text:span text:style-name="pb"><text:line-break/></text:span>en fust mal digne, &amp; le feit leuer debout, l'embrassant tendrement comme son<text:line-break/>mary. Le souldan c(o2)manda incontinent apres que Ambroys fust lié en quelque<text:line-break/>hault lieu de la ville à vng pal, &amp; oinct de miel : &amp; qu'il ne fust iamais osté de lá,<text:line-break/>iusques à tant que de soymesmes il tombast en pieces : &amp; ainsi fut faict. Apres ce(-)<text:line-break/>cy il commanda aussi que tout son bien fust donné à la dame qui n'estoit si pe(-)<text:line-break/>tit qu'il ne vaulsist plus de dix mil dobbres. Puis feit apprester vng tresbeau fe(-)<text:line-break/>stin : &amp; en icelluy feit honneur à Bernard comme mary de ma dame Geneure :<text:line-break/>&amp; à ma dame Geneure comme treshonneste femme : &amp; luy donna tant en ba(-)<text:line-break/>gues comme en vaisselle dor &amp; dargent &amp; en deniers comptans, qui valloit plus<text:line-break/>d'autres dix mille dobbres : &amp; leur ayant faict apprester vng vaisseau (apres que<text:line-break/>la feste fut finie) leur donna licence de sen pouuoir retourner à Gennes quant il<text:line-break/>leur plairoit, Lá ou ilz retournerent tresriches en grande ioye &amp; y furent receuz<text:line-break/>auec grant honneur : &amp; mesmement ma dame Geneure, laquelle chascun croy(-)<text:line-break/>oit estre morte, &amp; tousiours depuis tant quelle vesquit fut reputée grandement<text:line-break/>vertueuse, Mais Ambroys le mesme iour qu'il fut empale &amp; oinct de miel, fut n(o2)<text:line-break/>seulement tué, mais aussi deuoré iusques aux oz auec son tresgrant torment par<text:line-break/>les mouches guespes &amp; taons, dont le pays est abondant, lesquelz oz, demourez<text:line-break/>blancz &amp; attachez aux nerfz long temps apres sans estre remuez, rendoient tes(-)<text:line-break/>moignaige à quiconques les voyoit de sa meschanceté : Et ainsi le trompeur de(-)<text:line-break/>moura aux piedz de celluy qui auoit esté trompé.</text:p>
      <text:h text:style-name="Titre2" text:outline-level="2">(hedera) PAGAMIN DE MONACO DESROBA<text:line-break/><text:span text:style-name="T2481">la femme à me&lt;ATTcaractere&gt;irc Richard de quinzica, lequel</text:span><text:span text:style-name="T2482"><text:s/>sachant ou elle estoit si en ua ; &amp; deuenu amy de Pagamin la luy demanda : qui la luy accorda pour ueu quelle le uoulsist, elle ne sen uoulut retourner auec luy. Et quant me&lt;ATTcaractere&gt;ire Richard fut</text:span><text:span text:style-name="T2483"><text:line-break/></text:span><text:span text:style-name="T2484">mort elle espousa Pagamin.</text:span></text:h>
      <text:h text:style-name="P2485" text:outline-level="2">Nouuelle dixiesme.</text:h>
      <text:p text:style-name="P2486"><text:span text:style-name="T2487">C</text:span>Hascun de l'honneste assemblée loua grandement pour belle la<text:line-break/>nouuelle racomptée par leur royne, mesmement Dioneo qui e(-)<text:line-break/>stoit demouré le dernier à dire la sienne, lequel apres plusieurs<text:line-break/>lou(e2)ges dictes de ladicte nouuelle deit. Belles dames vne partie<text:line-break/>de la<text:s/>nouuelle de la royne ma faict changer d'opini(o2) : car i'auois<text:line-break/>en lent(e2)dem(e2)t d'en dire vne autre. Et ceste cy est la bestialité de<text:line-break/>Bernard (encor qu'il luy en soit bien aduenu) &amp; de tous les autres qui se font ac(-)<text:line-break/>croire ce qu'il monstra qu'il croyoit : scauoir est que quant ilz vont par le monde<text:line-break/>passans le temps auecques ceste cy &amp; celle lá, ores vne fois &amp; tantost vng autre :<text:line-break/>ilz pensent que leurs femmes (qui sont demourées en la maison) tiennent les<text:line-break/>mains pendues à leur ceinture comme si nous qui naissons entre elles &amp; y crois(-)<text:line-break/>sons &amp; demourons ne congnoissions dequoy elles ont desir, par laquelle mien(-)<text:line-break/>ne nouuelle ie vous monstreray par vng mesme moyen combien est grande la<text:line-break/>sottise de ceulx cy : &amp; combien est encores plus grande celle de ceulx qui s'esti(-)<text:line-break/><text:soft-page-break/>mans auoir plus de force que la nature ne leur en donne, se font acroire de pou(-)<text:line-break/>uoir couurir &amp; satisfaire à leur deffault auec demonstrations fabuleuses : &amp; se<text:line-break/><text:span text:style-name="pb">[n.p.]</text:span><text:span text:style-name="pb"><text:line-break/></text:span>perforcent de renger autruy à leurs complexions contre le naturel de celluy qui<text:line-break/>est tire d'ailleurs.</text:p>
      <text:p text:style-name="p">Il y eut doncques à Pise vng iuge plus doué d'entendem(e2)t que de force cor(-)<text:line-break/>porelle qui se n(o2)moit messire Richard de quinzica lequel par aduenture croy(-)<text:line-break/>ant satiffaire à vne femme auec les mesmes œuures qu'il satiffaisoit à lestude e(-)<text:line-break/>stant grandement riche cercha auec grande diligence d'auoir belle &amp; ieune fem<text:line-break/>me en mariage. La ou il deuoit fuir l'ung &amp; lautre : s'il se fust aussi bien c(o2)seillé c(o2)<text:line-break/>me il conseilloit autruy : ce qui luy aduint. Car messire Lotto gallandy luy don(-)<text:line-break/>na pour femme vne sienne fille appellée Bertholomée vne des plus belles &amp; des<text:line-break/>plus desirables ieunes filles de Pise : combi(e2) que nous y en ayons peu qui ne res(-)<text:line-break/>semblent iaulnes c(o2)me lezardes, laquelle apres que le iuge leut espousée &amp; me(-)<text:line-break/>née en sa maison auec tresgrande feste &amp; qu'il eut faict les nopces belles &amp; ma(-)<text:line-break/>gnificques il la toucha pour la premiere nuyct, pour consommer le mariage au(-)<text:line-break/>tant que vne paoure fois se peut estendre : encor ne sen falut il gueres qu'il ne feist<text:line-break/>faulte. Puis le lendemain matin comme celluy qui estoit maigre sec &amp; de peu de<text:line-break/>sustance, il luy conuint que auecques maluoisie &amp; confitures restauratiues, &amp; au<text:line-break/>tres drogues, il se restituast au monde. Or ce monsieur le iuge deuenu meilleur<text:line-break/>estimateur de ses forces qu'il n'auoit esté au parauant commenca à enseigner à<text:line-break/>sa femme vng calendrier bon pour les petitz enfans qui apprennent à lire &amp;<text:line-break/>faict d'aduenture long temps auparauant à Rauenne par ce que (ainsi comme il<text:line-break/>le luy montroit) il<text:s/>n'estoit iour en lannée qu'il ne fust non seulement vne feste,<text:line-break/>mais aussi plusieurs : pour la reuerence desquelles il remontroit par diuerses rai(-)<text:line-break/>sons que l'homme &amp; la femme se deuoient abstenir de coucher ensemble : adiou<text:line-break/>stant encor à ces festes des ieusnes. Les quatre temps, les vigilles d'apostres, &amp; de<text:line-break/>mille autres sainctz, &amp; le vendredy, le samedy, &amp; le dim(e2)che de nostre seigneur,<text:line-break/>&amp; tout le karesme auec certains poinctz de la lune &amp; plusieurs autres excepti(o2)s :<text:line-break/>pensant par aduenture qu'il fust conuenable de faire aussi bien vaccations auec(-)<text:line-break/>ques les femmes dedans le lict comme il faisoit quelque fois en plaidant au Pa(-)<text:line-break/>lays, &amp; en ceste facon de faire il tint longuement sa femme, non quelle nen fust<text:line-break/>grandement faschee : laquelle paraduenture il baisoit vne fois le moys &amp; encor<text:line-break/>à grant peine, la gardant tousiours bi(e2) de peur que quelque autre luy enseignast<text:line-break/>de c(o2)gnoistre les iours ouurables, comme il luy auoit enseigné les chouswables.<text:line-break/>Aduint touteffoys que faisant vng iour grant chault<text:s/>messire Richard eut vo(-)<text:line-break/>lunte de sen aller à lesbat à vng sien lieu fort beau prochain de la montaigne<text:line-break/>noyre : &amp; lá pour prendre laer y demourer quelques iours. Si mena auec soy sa<text:line-break/>belle femme, &amp; demourant lá (pour luy donner quelque recreation) il feit<text:s/>vng<text:line-break/>iour pescher : &amp; sen allantz sur deux barquettes, luy sur vne auecques les pes(-)<text:line-break/>cheurs, &amp; elle sur vne autre auec d'autres dames pour veoir le passetemps, &amp; les<text:line-break/>tirant le plaisir plusieurs lieues sans quasi sen apperceuoir, ilz entrerent fort a(-)<text:line-break/>uant en mer : &amp; ce pendant qu'ilz samusoient le plus à regarder suruint soudai(-)<text:line-break/>nement vne galiotte de Pagamin de monaco corsaire en ce temps fort renom(-)<text:line-break/>mé. Et quant il eut apperceu les barques il s'adressa à elles : si ne peurent si tost<text:line-break/>fuyr que Pagamin n'ataignist celle ou estoient les femmes, en laquelle quant il<text:line-break/>veit la belle dame il nen voulut autre chose : &amp; la meit sur sa galiotte : puis voyant<text:line-break/>ce messire Richard (qui desia auoit gaigne la terre) sen alla son chemin, ce que<text:line-break/><text:span text:style-name="pb">[Fueil.60]</text:span><text:span text:style-name="pb"><text:line-break/></text:span>apperceuant monsieur le iuge (qui estoit si ialoux qu'il auoit peur de laer) s'il fut<text:line-break/><text:soft-page-break/>marry, il ne le fault pas demander. Et se plaignit à Pise &amp; ailleurs de la meschan(-)<text:line-break/>ceté des corsaires : sans scauoir qui luy auoit osté sa femme, ne ou elle auoit esté</text:p>
      <text:p text:style-name="p">menée. Quant Pagamin la veit si belle, il luy sembla qu'il estoit tresbien : &amp; non<text:line-break/>estant marié se delibera d'entretenir tousiours ceste cy qu'il commenca à confor(-)<text:line-break/>ter doulcement : pource quelle ploroit fort. Mais quant la nuyct fut venue estant<text:line-break/>le calendrier tombé de la ceinture de la dame, &amp; toutes ces festes &amp; feries sorties<text:line-break/>de lentendement, il la consola d'une autre sorte, luy estant aduis que peu eussent<text:line-break/>seruy les parolles du iour : &amp; par telle maniere la reconsola que auant qu'ilz feus(-)<text:line-break/>sent arriuez à Monaco, le iuge &amp; ses loix furent hors de son entendement : si c(o2)(-)<text:line-break/>menca à viure le plus ioyeusement du monde auecques Pagamin, lequel quant<text:line-break/>il eut menée à Monaco oultre les consolations qu'il luy donnoit de iour &amp; de<text:line-break/>nuyct, la tenoit honorablement comme sa femme. Quelque temps apres quant<text:line-break/>il fut venu aux oreilles de messire Richard ou estoit sa femme, il se delibera auec<text:line-break/>ardant desir de l'aller querir luy mesme : pensant que nul autre ne scauroit entie(-)<text:line-break/>rement faire ce qu'il faloit, deliberé de<text:s/>despendre pour la rachepter tout largent<text:line-break/>qu'on luy scauroit dem(a2)der. Et s'est(a2)t mis sur mer il alla à Monaco : lá ou il veit sa<text:line-break/>femme, &amp; elle luy : laquelle le deit puis apres au soir à Pagamin : &amp; l'informa de<text:line-break/>ce quelle en vouloit faire. Le lendemain matin messire Richard voyant Paga(-)<text:line-break/>min s'accointa de luy &amp; en peu d'heure feirent vne grande priuaulté &amp; amytié<text:line-break/>ensemble : faignant Pagamin de ne le congnoistre point en attendant à quelle<text:line-break/>fin il vouloit venir. Parquoy quant il sembla temps à messire Richard, il luy de(-)<text:line-break/>scouurit le mieulx &amp; le plus gracieusement qu'il sceut l'occasion pour laquelle il<text:line-break/>estoit venu, le pri(a2)t qu'il print de luy ce qu'il luy plairoit &amp; luy rendist sa femme.<text:line-break/>A qui Pagamin auec vng visaige ioyeulx resp(o2)dit. Monsieur vous soyez le bi(e2)<text:line-break/>venu : &amp; pour vous respondre briefuement ie vous veulx bien dire qu'il est vray<text:line-break/>que i'ay vne ieune femme en ma maison, laquelle ie ne scay si elle est vostre fem(-)<text:line-break/>me ou à aultruy : pource que ie ne vous c(o2)gnois ne elle aussi, sinon<text:s/>d'aut(a2)t quel(-)<text:line-break/>le à demouré quelque temps auecques moy : Si vous estes son mary (c(o2)me vous<text:line-break/>dictes) ie vous meneray vers elle, pour ce que vous me semblez vng fort graci(-)<text:line-break/>eulx gentil homme : &amp; suis certain quelle vous congnoistra bien : &amp; si elle<text:s/>dict<text:line-break/>qu'il soit ainsi comme vous dictes, &amp; quelle s'en vueille aller auecques vous, i'en<text:line-break/>suis c(o2)t(e2)t, &amp; auec ce ie ne veulx pour sa r(a2)son (à cause de vostre gracieuseté) sin(o2)<text:line-break/>ce que vous vouldrez : mais aussi s'il n'estoit ainsi vous me feriez tort de la me<text:line-break/>vouloir oster : par ce que ie suis ieune homme &amp; puis bien (comme vng autre)<text:line-break/>entretenir vne femme : mesmem(e2)t elle qui est la plus gracieuse que ie vy oncq' :<text:line-break/>A l'heure deit messire Richard : pour certain elle est ma femme, &amp; si vous me<text:line-break/>menez la ou elle est vous le verrez bien tost : car elle se gectera inc(o2)tinent à mon<text:line-break/>col : &amp; par ainsi ie ne demande qu'il soit autrement sinon comme vous mesmes<text:line-break/>l'auez aduisé. Allons doncques deit Pagamin. Et quant ilz furent en la maison<text:line-break/>de Pagamin en sa<text:s/>salle, Pagamin la feit appeller : laquelle apres s'estre vestue &amp; a(-)<text:line-break/>coustrée sortit d'une chambre &amp; vint la ou messire Richard estoit auec Paga(-)<text:line-break/>min, auquel messire Richard elle ne sonna non plus mot quelle eust faict à vng<text:line-break/>autre estranger qui fust venu en la maison auec Pagamin. Ce que voyant mon(-)<text:line-break/>sieur le iuge (qui esperoit estre receu d'elle auec gr(a2)de chere) s'esbahit fort, &amp; en<text:line-break/><text:span text:style-name="pb">[n.p.]</text:span><text:span text:style-name="pb"><text:line-break/></text:span>soymesme commenca à dire : Paraduenture que la melencolie &amp; le grant en(-)<text:line-break/>nuy que iay eu depuis que ie la perdiz ma si transfiguré quelle ne me congnoist<text:line-break/>point. Parquoy il deit. Mamie il me couste cher de t'auoir mené pescher : par ce<text:line-break/>qu'il ne fut iamais senty semblable douleur à celle que iay portée depuis que ie<text:line-break/>te perdiz : &amp; il semble que tu ne me recongnoisses point : si sauuaigement tu te<text:line-break/><text:soft-page-break/>taiz, ne voy tu pas que ie suis le tien messire Richard, qui suis venu icy pour pay(-)<text:line-break/>er ce qu'il plaira à ce gentilh(o2)me, en la maison de qui nous sommes : affin de te<text:line-break/>rauoir &amp; te ramener : &amp; luy de sa grace te veult rendre à moy pour le pris qu'il<text:line-break/>me plaira. La dame se tournant vers luy soub zriant vng peu luy deit : Monsieur<text:line-break/>parlez vous à moy ? Aduisez bien que vous ne me ayez prins pour vne autre : car<text:line-break/>quant à moy ie n'ay point de souuenance de vous auoir iamais veu. Messire Ri(-)<text:line-break/>chard deit, pense à ce que tu diz : regarde moy bien &amp; si tu te veulx souuenir tu<text:line-break/>verras bi(e2) que ie suis le tien Richard de quinzica, La dame deit. Monsieur vous<text:line-break/>me pardonnerez : paraduenture qu'il ne m'est pas si honorable comme vous<text:line-break/>pensez de vous regarder beaucoup : mais si vous ay ie neantmoins tant regardé<text:line-break/>que ie congnois bien que ie ne vous veiz iamais. Messire Richard ymagina<text:line-break/>quelle faisoit cecy par crainte de Pagamin, de ne vouloir confesser en sa presen(-)<text:line-break/>ce de le congnoistre : Au moyen dequoy il requit quelque peu apres Pagamin<text:line-break/>qu'il luy pleust de sa grace qu'il peust parler seul auec elle en la chambre. Paga(-)<text:line-break/>min deit qu'il en estoit content : pourueu qu'il ne la baisast contre sa voulenté : &amp;<text:line-break/>commanda à la dame quelle sen allast en la chambre auec luy &amp; quelle ouyst ce<text:line-break/>qu'il vouldroit dire : &amp; luy respondist comme il luy plairoit. Quant doncques ilz<text:line-break/>sen fur(e2)t allez en la chambre la dame &amp; messire Richard tous seulz, apres qu'ilz<text:line-break/>se furent assis, messire Richard commenca à dire. He cueur de mon cueur ma(-)<text:line-break/>mie, ma doulce esperance ne recongnois tu ton richard qui t'ayme plus que soy(-)<text:line-break/>mesmes ? Comment se peult il faire, suis ie si deffiguré ? Pour dieu mon œil plai(-)<text:line-break/>sant regarde moy vng peu. La dame commenca à rire &amp;<text:s/>sans le laisser dire da(-)<text:line-break/>uantaige luy deit. Vous scauez bien que ie ne suis si oubliante que ie ne saiche<text:line-break/>que vous estes messire Richard de quinzica mon mary : mais vous, ce pendant<text:line-break/>que ie fuz auecques vous auez assez mal monstré de me congnoistre : par<text:s/>ce que<text:line-break/>si vous estiez ou estes saige comme vous voulez estre reputé, vous deuiez bien<text:line-break/>auoir tant de congnoissance que vous deuiez veoir que i'estois ieune fresche &amp;<text:line-break/>gaillarde : &amp; par consequant deuiez c(o2)gnoistre ce qui est requis aux ieunes fem(-)<text:line-break/>mes<text:s/>oultre le vestir &amp; le menger, bien que de honte elles ne le dient : &amp; comm(e2)t<text:line-break/>vous le faisiez vous le scauez. Si doncques lestude des loix vous estoit plus agrea<text:line-break/>ble que vne femme vous ne vous deuiez marier : bien qu'il ne me fut iamais a(-)<text:line-break/>uis que vous<text:s/>fussiez vng iuge, ains plustost me ressembliez vng crieur de con(-)<text:line-break/>frairies &amp; de festes : si bien vous les scauiez, &amp; les ieunes, &amp; les vigilles, &amp; vous dy<text:line-break/>bien que si vous eussiez faict faire aut(a2)t de festes à voz laboureurs comme vous<text:line-break/>en faisiez faire à celluy qui auoit mon petit champ à labourer, vous n'eussiez ia(-)<text:line-break/>mais recueilly vng grain de blé. Orie suis abordée auec cestuy cy (car ainsi la<text:line-break/>voulu nostre seigneur comme pitoyable regardeur de ma ieunesse) auec lequel<text:line-break/>ie demeure en ceste chambre ou lon ne scait que cest de festes : Ie dy de ces festes<text:line-break/>que vous (plus deuot enuers dieu qu'au seruice des dames) celebriez tant : ne ia(-)<text:line-break/>mais n'entra par cest huys samedy ne vendredy, vigille ne quatre temps, ny<text:line-break/><text:span text:style-name="pb">[Fueil.51]</text:span><text:span text:style-name="pb"><text:line-break/></text:span>karesme qui est si long : Ains iour &amp; nuyct on laboure ceans &amp; y bat lon la lay(-)<text:line-break/>ne : Et depuis que matines ont sonné ceste nuyct, ie scay bi(e2) c(o2)ment le cas est allé<text:line-break/>d'une fois en sus. Parquoy ie delibere de demourer auecques luy : &amp; de labourer<text:line-break/>ce pendant que ie seray ieune : &amp; me reseruer les festes, les pardons, &amp; les ieusnes<text:line-break/>pour quant ie seray vieille, &amp; vous vous en irez à la bonne heure, le plustost que<text:line-break/>vous pourrez : &amp; faictes voz festes sans moy t(a2)t qu'il vous plaira. Messire Richard<text:line-break/>oyant ces parolles souffroit douleur insupportable &amp; deit quant il veit quelle se<text:line-break/>teut. Helas ma doulce amye quelles parolles sont celles que tu diz ? nas tu ores re(-)<text:line-break/>gard à lh(o2)neur de tes par(e2)s &amp; de toy ? Veulx tu plustost demourer icy pour gar<text:line-break/><text:soft-page-break/>ce de cestuy cy, &amp; en peché<text:s/>mortel qu'a Pise pour ma femme ? Cestuy cy qu(a2)ttu<text:line-break/>luy fascheras te chassera d'auec luy auec grant vitupere de toymesmes. Ie t'ay(-)<text:line-break/>meray tousiours. &amp; tousiours (encor que ie ne vesquisse) seras dame &amp; maistresse<text:line-break/>de ma maison : Doibz tu par cest appetit<text:s/>desord(o2)né &amp; desh(o2)neste laisser ton h(o2)<text:line-break/>neur &amp; moy qui t'ayme plus que ma vie ? He m(o2) esper(a2)ce ne dy plus ainsi : vueil(-)<text:line-break/>les ten venir auecques moy : doresnau(a2)t puis que ie congnois ton desir ie me ef(-)<text:line-break/>forceray : Et par ainsi ma mignonne change de voulenté : &amp; ten viens auecques<text:line-break/>moy : car ie ne sentiz iamais bien depuis que tu me fuz ostée. A qui la dame re(-)<text:line-break/>spondit, de mon h(o2)neur ne veulx ie point que autre personne que moy sen sou(-)<text:line-break/>cie, puis qu'il nen est plus t(e2)ps : mes par(e2)s sen d'eussent estre souciez, quant ilz me<text:line-break/>d(o2)ner(e2)t à vous : lesquelz s'ilz ne se soucier(e2)t alors du mien, Ie ne me veulx à pre(-)<text:line-break/>sent soucier du leur, &amp; si ie suis à ceste heure en peché mortier ie seray quelque<text:line-break/>iour en peche pillon : ne vous en souciez point plus que moy : &amp; vous dy bi(e2) vne<text:line-break/>chose qu'il me semble que ie suis icy femme de Pagamin bagascia, &amp; à Pise il me<text:line-break/>sembloit estre vostre garce : voy(a2)t que par les poinctz de la lune, &amp; par quadra(-)<text:line-break/>tures de geometrie il faloit conioindre les planettes entre vous &amp; moy : la ou icy<text:line-break/>Pagamin me ti(e2)t toute la nuyct entre ses braz &amp; me serre &amp; me mord : &amp; au de(-)<text:line-break/>mour(a2)t, comme il m'acoustre dieu le vous die pour moy. Vous dictes encor que<text:line-break/>vous vous efforcerez, mais ie vouldrois bien<text:s/>scauoir dequoy, car ie p(e2)se bien que<text:line-break/>vous deuez estre deuenu vng vaillant cheualier depuis que ie ne vous vey, allez<text:line-break/>vous en, &amp; vous parforcez seulem(e2)t de viure : car il me semble (q2) vous demourez<text:line-break/>en ce monde à louaige si triste &amp; malostru vous me<text:s/>semblez : Encor vous dis ie<text:line-break/>dau(e2)taige, que qu(a2)t cestuy cy me laissera (bien qu'il ne me semble deliberé de ce<text:line-break/>faire) si n'ent(e2)dz ie pas pourt(a2)t ou (q2) ie doyue demourer, de iamais retourner a(-)<text:line-break/>uecques vous (de qui &lt;ATTcaractere&gt; vous auroit<text:s/>tout esprainct lon ne scauroit faire vne petite<text:line-break/>saulciere de saulce) par ce que auec mon d(o2)maige &amp; interest ie y fuz vne fois : A<text:line-break/>ceste cause ie cercherois ailleurs m(o2) proffict : au moy(e2) dequoy ie vous dy de re(-)<text:line-break/>chef qu'il ny à ne feste ne vigille la ou ie faiz m(o2) c(o2)pte de demourer : &amp; par ainsi<text:line-break/>le plustost (q2) vous pourrez allez vous en de par dieu : sinon ie crieray que vous me<text:line-break/>voulez forcer. Messire Richard se voy(a2)t en ce mauuais party, &amp; toutesfois con(-)<text:line-break/>gnoissant alors sa folie d'auoir prins ieune femme, estant desesperé, dol(e2)t &amp; triste<text:line-break/>sortir de la ch(a2)bre : &amp; deit plusieurs parolles à Pagamin d(o2)t il ne feit c(o2)pte, &amp; à la<text:line-break/>fin sans auoir faict aucune chose, ay(a2)t laisse sa femme sen retourna à Pise : la ou de<text:line-break/>dueil il<text:s/>t(o2)ba en si gr(a2)de folie qu'en all(a2)t par la ville, à quic(o2)ques le saluoit ou luy<text:line-break/>dem(a2)doit quel(q2) chose, il ne resp(o2)doit autre chose sinon le mauuais trou ne veultfestes, &amp; quelque peu de t(e2)ps apres il mourut : ce (q2) saich(a2)t Pagamin c(o2)gnoissant<text:line-break/><text:span text:style-name="pb">[n.p.]</text:span><text:span text:style-name="pb"><text:line-break/></text:span>lamytie que sa femme luy portoit lespousa : &amp; sans iamais garder feste ne vigille,<text:line-break/>ou faire le karesme, ilz labourerent tant que les iambes les peurent porter &amp; se<text:line-break/>d(o2)nerent bon t(e2)ps. Parquoy mes cheres dames il me semble que fire Bernard<text:line-break/>de Gennes disputant auecques Ambrois cheuauchoit la cheure en la vallée.</text:p>
      <text:p text:style-name="p">Ceste nouuelle feit tant rire toute la compaignie qu'il ny eut personne à qui<text:line-break/>les maschoueres ne feissent mal : &amp; toutes les dames deir(e2)t d'ung accord que Dio</text:p>
      <text:p text:style-name="p">neo disoit verité : &amp; que sire Bernard auoit esté vne grant beste, mais apres que<text:line-break/>la nouuelle fut finie &amp; qu'on eut cessé de rire, ay(a2)t regardé la royne que l'heure<text:line-break/>estoit desormais tarde &amp; que chasc(u2) auoit c(o2)pté sa nouuelle, aussi que la fin de sa<text:line-break/>royaulté estoit venue, elle osta sa cour(o2)ne de dessus sa teste selon l'ordre encom(-)<text:line-break/>mencé, &amp; la meit sur celle de ma dame Neyphile : luy disant auec vngvisaige ioy(-)<text:line-break/><text:soft-page-break/>eulx, desormais le gouuernement de ce petit peuple sera vostre, &amp; sen retourna<text:line-break/>seoir : Ma dame Neyphile rougit vng peu de l'h(o2)neur quelle auoit receu : &amp; luy<text:line-break/>deuint la couleur vermeille (semblable à la rose fresche d'Auril ou de May à la<text:line-break/>poincte du iour) auec les yeulx plains de desir &amp; sintillans ne plus ne moins que<text:line-break/>l'estoille du matin, mais apres que l'honneste bruyct des assistans (par lequel ilz<text:line-break/>montroi(e2)t d'estre ioyeulx de la veoir royne) fut cessé, &amp; quelle eut reprins cueur<text:line-break/>s'estant assise vng peu plus hault quelle ne souloit elle deit : Puis qu'ainsi est que<text:line-break/>ie suis vostre<text:s/>royne pour ne m'esloigner de la maniere tenue par celles qui ont e(-)<text:line-break/>sté deu(a2)t moy. Le gouuernem(e2)t desquelles vous autres (en obeissant auez loué)<text:line-break/>ie vous diray en peu de parolles mon aduis lequel nous suyurons si vostre c(o2)seil<text:line-break/>l'approuue, C(o2)me vous scauez demain est v(e2)dredy &amp; le iour ensuyu(a2)t samedy<text:line-break/>qui sont iours aucunem(e2)t fascheux à la plupart des h(o2)mes (pour les vi(a2)des d(o2)t<text:line-break/>l'on y vse) &amp; oultre ce que le v(e2)dredy doit estre reueré en rem(e2)br(a2)ce que celluy<text:line-break/>qui mourut<text:s/>pour nostre vie souffrit passion à vng tel iour, ie reputerois fort rai(-)<text:line-break/>sonnable &amp; h(o2)neste que nous vacquissions plustost en oraisons pour l'h(o2)neur<text:line-break/>de dieu que à c(o2)pter des nouuelles. Et le samedy la coustume des femmes est de<text:line-break/>se lauer la teste<text:s/>&amp; nettoyer la pouldre &amp; l'ordure qui pourroit leur estre suruenue<text:line-break/>par le trauail toute la sepmaine : encores en ya il plusieurs qui s'accoustument de<text:line-break/>ieusner pour l'honneur de la vierge Marie &amp; du filz de dieu, &amp; de midy en lá,<text:line-break/>ne faire aucune chose : pour cause du dimenche ensuyuant. Parquoy n'estant<text:line-break/>possible de suyure ainsi à plain ce iour lá l'ordre que nous auons prins en nostre<text:line-break/>viure, ie pense que ce seroit bi(e2) faict de nous reposer ces iours la sans c(o2)pter des<text:line-break/>nouuelles. Et dauantaige (pource que nous aurons demouré icy quatre iours.) Si<text:line-break/>nous voul(o2)s euiter qu'il ne nous vi(e2)ne point de nouuelle c(o2)paignie, i'estime qu'il<text:line-break/>seroit necessaire de nous remuer d'icy : &amp; nous en aller ailleurs : car iay desia p(e2)sé<text:line-break/>&amp; pourueu ou ce sera. Qu(a2)t<text:s/>d(o2)c(q2)s nous serons lá assemblez dim(e2)che prochain<text:line-break/>apres auoir vng peu dormy ayantz nous tous eu auiourdhuy en deuisant assez<text:line-break/>de temps pour discourir ie me suis aduisée affin que vous ayez plus de loysir dy<text:line-break/>penser, &amp; aussi qu'il sera plus beau que lon restreigne vng peu la lic(e2)ce de parler,<text:line-break/>qu'on deuisera sur l'ung des cas de fortune entre tant qu'il y en à, lequel sera de<text:line-break/>celluy ou ceulx qui ont acquis auec industrie quelque chose fort desirée, ou recou<text:line-break/>uert la perdue, &amp; que sur cecy chasc(u2) pense de dire quelque chose qui soit prouf(-)<text:line-break/>fitable à la compaignie, ou à tout le moins recreatiue reseruant tousiours le pre(-)<text:line-break/>uilege de Dioneo, chasc(u2) loua le parler &amp; la deliberati(o2) de la royne, &amp; conclur(e2)t<text:line-break/><text:span text:style-name="pb">[Fueil.62]</text:span><text:span text:style-name="pb"><text:line-break/></text:span>qu'il seroit ainsi<text:s/>faict : laquelle apres cecy ayant faict appeller le maistre d'hostel,<text:line-break/>pour luy ordonner ou il deuoit faire mettre la table ce soir, &amp; tout ce qu'il auroit<text:line-break/>à faire durant le temps de sa royaulté l'en aduertit entierement. Et cela faict se<text:line-break/>leua debout auec<text:s/>toute la compaignie, &amp; donna licence à vng chascun de faire<text:line-break/>ce que plus luy plairoit. Les dames &amp; les hommes prindrent doncques leur voye<text:line-break/>vers vng petit iardin, ou apres auoir vng peu passé le t(e2)ps, quant l'heure du soup(-)<text:line-break/>per fut venue, ilz soupperent<text:s/>en ioye &amp; plaisir : Et quant ilz furent leuez comme<text:line-break/>il pleut à la royne menant ma dame Emilie, la dance, la chanson ensuyuant fut<text:line-break/>chantée par ma dame Pampinée &amp; les autres luy respondoient.</text:p>
      <text:p text:style-name="l">Qui chantera doncques si ie ne chante</text:p>
      <text:p text:style-name="l">Moy qui me sens de tous desirs contente.</text:p>
      <text:p text:style-name="l"/>
      <text:p text:style-name="l">Vien doncq' amour, cause de tout mon heur</text:p>
      <text:p text:style-name="l">De tout espoir, de tout effect ioyeux</text:p>
      <text:p text:style-name="l">Chantons ensemble vng peu : non de malheur</text:p>
      <text:soft-page-break/>
      <text:p text:style-name="l">Ny de souspir, de peine, ou de douleur</text:p>
      <text:p text:style-name="l">Qui tes plaisirs rendent plus doulcereux</text:p>
      <text:p text:style-name="l">Mais seulement de ton feu chaleureux</text:p>
      <text:p text:style-name="l">Ouquel bruslant viz, en ioye &amp; doulceur</text:p>
      <text:p text:style-name="l">En adorant ta deité puissante.</text:p>
      <text:p text:style-name="l"/>
      <text:p text:style-name="l">Au premier iour que senty ta chaleur</text:p>
      <text:p text:style-name="l">De toy receu vng tel ieune amoureux</text:p>
      <text:p text:style-name="l">Qu'il nen est point de plusgrant en valeur</text:p>
      <text:p text:style-name="l">Ny de semblable en beauté &amp;<text:s/>ardeur</text:p>
      <text:p text:style-name="l">Se peult trouuer, ny mais tant vigoureux</text:p>
      <text:p text:style-name="l">Si membrasay de luy &amp; de ses yeulx</text:p>
      <text:p text:style-name="l">Tant fermement &amp; de telle fureur</text:p>
      <text:p text:style-name="l">Que ô toy chantant de ioye ie men vante.</text:p>
      <text:p text:style-name="l"/>
      <text:p text:style-name="l">Mais ce qui plus me donne de plaisir</text:p>
      <text:p text:style-name="l">Cest que luy plaiz, autant que luy à moy</text:p>
      <text:p text:style-name="l">Et de ta grace, o<text:s/>grant dieu de desir</text:p>
      <text:p text:style-name="l">Parquoy ne puis en ce monde choysir</text:p>
      <text:p text:style-name="l">Autre vouloir que celluy qu'en feroy</text:p>
      <text:p text:style-name="l">Esperant paix en lautre par la foy</text:p>
      <text:p text:style-name="l">Que ie luy porte : &amp; dieu qui à loysir</text:p>
      <text:p text:style-name="l">Voy tout cecy, men fera iouyssanté.</text:p>
      <text:p text:style-name="p"/>
      <text:p text:style-name="p">Apres ceste chanson il s'en chanta plusieurs autres<text:s/>&amp; firet maintes dances &amp;<text:line-break/>sonnerent de diuerses sortes d'instrumens, mais estimant la royne qu'il estoit<text:line-break/>temps de s'aller reposer, chascun sen alla auec les flambeaulx deuant soy en sa<text:line-break/>chambre, &amp; vaccans les autres deux iours ensuyuantz aux choses que la royne<text:line-break/>auoit nagueres deit, il attendirent le dimenche en grande deuotion.</text:p>
      <text:h text:style-name="Titre1" text:outline-level="1"><text:span text:style-name="pb">[n.p.]</text:span><text:span text:style-name="pb"><text:line-break/></text:span>(hedera) LA TROISIESME IOVRNE'E DV DE(-)<text:line-break/>c<text:span text:style-name="T2488">ameron, en laquelle lon deuise soubz le gouuernement de ma dame Neyphile</text:span><text:span text:style-name="T2489"><text:line-break/></text:span><text:span text:style-name="T2490">de ceulx qui ont acquis auec industrie quelque chose fo</text:span><text:span text:style-name="T2491">rt desirée : ou qui ont re(-)</text:span><text:span text:style-name="T2492"><text:line-break/></text:span><text:span text:style-name="T2493">couuré la perdue.</text:span></text:h>
      <text:p text:style-name="P2494"><text:span text:style-name="T2495">L</text:span>E dimenche matin la royne estoit desia leuée &amp; auoit faict le(-)<text:line-break/>uer toute sa compaignie quant le soleil commencoit d'aparoi(-)<text:line-break/>stre : &amp; ayant le maistre d'hostel enuoyé long temps auparauant<text:line-break/>plusieurs choses necessaires au lieu ou ilz deuoient aller &amp; des<text:line-break/>gens qui y preparassent ce qui y estoit besoing, soudainement<text:line-break/>qu(a2)t il veit que la royne estoit desia en chemin feit charger tout<text:line-break/>le demour(a2)t c(o2)me si quasi on eust leué vng camp de la, &amp; si en alla<text:s/>auec le caria(-)<text:line-break/>ge &amp; le reste de la famille qui estoit demourée derriere les dames &amp; seigneurs.</text:p>
      <text:p text:style-name="p">La royne doncques allant tout le petit pas acompaignée &amp; suyuie de ses da(-)<text:line-break/>mes, &amp; des trois ieunes hommes, print son chemin vers le soleil couchant : à la<text:line-break/>guyde du chant de vingt rossignolz ou plus &amp; d'autres oyseaulx, par vng sen(-)<text:line-break/><text:soft-page-break/>tier non gueres frequenté, mais plain d'herbe verte &amp; de fleurs : lesquelles par ce<text:line-break/>que le soleil montoit commencoient toutes à espanouir, &amp; en deuisant gaudis(-)<text:line-break/>sant &amp; riant auec sa compaignie, les conduisit sans estre allée gueres plus loing<text:line-break/>d'ung petit quart de lieue &amp; deuant qu'il fust entre six &amp; sept heures en vng<text:line-break/>beau &amp; riche palays : lequel vng peu releué au dessus de la plaine estoit assis sus<text:line-break/>vng petit coustau de montaigne lequel (quant ilz furent dedans &amp; qu'ilz eu(-)<text:line-break/>rent esté par tout &amp; trouué les grandes salles &amp; les chambres nettes accoustrées<text:line-break/>garnies &amp; meublées de ce qui appartenoit à chascune chambre) ilz louerent<text:line-break/>grandement : &amp; reputerent le seigneur dudict palays magnificque. Puis quant<text:line-break/>ilz furent descenduz embas &amp; eurent veu la tresgrande &amp; plaisante court d'i(-)<text:line-break/>celluy, les caues pleines de vins excellentz : &amp; leau tresfroyde en grande ha(-)<text:line-break/>bondance qui sourdoit lá. Ilz le louerent encores plus : &amp; de la quasi<text:s/>comme<text:line-break/>desirans se reposer se asseirent sus vne gallerie qui regardoit toute la court e(-)<text:line-break/>stant par tout plain de ramée &amp; de fleurs, telles que la saison le permettoit. Et<text:line-break/>lors le maistre d'hostel fut si aduisé qu'il leur feit incontinent apporter des con(-)<text:line-break/>fitures &amp; vins excellentz dont ilz desieunerent. Apres tout cecy s'estantz faict<text:line-break/>ouurir vng iardin qui estoit ioignant le palays cloz &amp; enuironné entierement<text:line-break/>de murailles, entrerent dedans &amp; trouuantz de pleine arriuée tout le iardin beau<text:line-break/>à merueilles,<text:s/>commencerent à regarder plus ententiuement les parties d'icelluy.<text:line-break/>Il auoit tout à lentour en plusieurs endroictz, &amp; par le meillieu de tresgrandes<text:line-break/>&amp; spacieuses allées droictes comme vne flesche, &amp; couuertes de treilles de vigne<text:line-break/>qui monstroient grande apparence de deuoir rendre celle année force raisins :<text:line-break/>lesquelz estans tous lors en fleur, rendoient vne odeur si grande par le iardin<text:line-break/>que meslée ensemble auec celle de plusieurs autres choses qui sentoient trèsbon,<text:line-break/>il leur sembloit estre parmy toute lespicerie qui iamais creut en Orient. Les co(-)<text:line-break/>stez desquelles allées estoient quasi tous couuers de rosiers blancs &amp; rouges &amp;<text:line-break/>de iassemin : Au moyen dequoy on pouuoit aller par tout, non seulem(e2)t au ma(-)<text:line-break/>tin mais aussi à lheure du iour que le soleil estoit plus hault soubz vne vmbre<text:line-break/>odoriferante &amp; tresplaisante : sans estre offencé de luy : &amp; combien il y auoit de<text:line-break/><text:span text:style-name="pb">[Feuil.63]</text:span><text:span text:style-name="pb"><text:line-break/></text:span>entes en ce lieu lá, quelles elles estoient, &amp; en quelle ordonnance elles auoient<text:line-break/>esté plantées. Il seroit long à racompter : mais il nen est point de qui on face e(-)<text:line-break/>stime, &amp; que nostre aer puisse comporter, dont nen y eust abondance. Au mi(-)<text:line-break/>lieu duquel iardin (ce qui n'est moins à louer que toute autre chose qui y fust :<text:line-break/>mais beaucoup plus) estoit vng beau preau d'une herbe tresmenue, &amp; tant verte<text:line-break/>quelle ressembloit quasi noyre, tout painct de mille diuersitez de couleurs, en(-)<text:line-break/>uironné de tresvertz &amp; vifz orengiers &amp; cedres : lesquelz ayans sur les branches<text:line-break/>les fruitz vieulx &amp; nouueaulx, &amp; les fleurs aussi faisoient non seulement vne plai(-)<text:line-break/>sante vmbre aux yeulx, mais encor donnoient plaisir au sentement, &amp; au milieu<text:line-break/>d'iceluy pré y auoit vne fontaine de marbre tresblanc, entaillé de merueilleux<text:line-break/>ouuraige : de la dedans (ie ne scay si cestoit de veine naturelle ou d'artiffice) sor(-)<text:line-break/>toit par vne figuré esleuée sur vne colonne au milieu d'icelle fontaine tant deau<text:line-break/>&amp; si haulte contre le ciel, que retombant apres en la tresclaire fontaine (non sans<text:line-break/>tresplaisant bruyt) elle eust faict mouldre pour le moins vng moulin : laquelle<text:line-break/>eau puis apres (ie dy celle qui surabondoit quant la fontaine estoit plaine) sor(-)<text:line-break/>tant du preau par voyes secrettes &amp; petitz canaulx fort beaulx, &amp; artificielle(-)<text:line-break/>ment faitz, se retrouuant hors du preau l'enuironnoit tout : &amp; de la par autres<text:line-break/>semblables canaulx couroit quasi par tous les endroitz du beau iardin : Puis à la<text:line-break/>fin s'assembloit en vng lieu par ou elle auoit son yssue hors d'iceluy : &amp; descen(-)<text:line-break/>dant de la tousiours tresclaire vers la plaine faisoit (auant quelle y fust) mouldre<text:line-break/><text:soft-page-break/>deux moulins auec grant force &amp; non sans grande vtilité du seigneur. La veue<text:line-break/>de ce iardin, sa belle ordonnance, les entes, &amp; les fontaines auec les petitz ruis(-)<text:line-break/>seaulx procedans d'icelles, pleurent tant à chascune dame &amp; aux trois ieunes<text:line-break/>hommes que tous commencerent à affermer que si on pouuoit faire paradis en<text:line-break/>terre ilz ne scauroient croire qu'on luy sceust donner autre forme que celle de ce<text:line-break/>iardin : Et ne pouuoient penser quelle beaulté on luy scauroit adiouster par des(-)<text:line-break/>sus celle la : Sen allans donques trescontens autour d'iceluy &amp; faisans de beaux<text:line-break/>chappeaulx de diuerses branches d'arbres &amp; de fleurs, oyans continuellement<text:line-break/>chanter vingt sortes d'oyseaulx quasi à lenuy l'ung de lautre, ilz s'apperceurent<text:line-break/>d'une delectable beaulté, de laquelle surprins des autres, ilz ne<text:s/>s'estoient encor<text:line-break/>apperceuz : Cest qu'ilz veirent le iardin plein d'enuiron cent diuerses sortes d'a(-)<text:line-break/>nimaulx tresplaisantz : Et les monstrant l'ung à lautre on voyoit sortir d'une<text:line-break/>part les conniz, d'une autre courir les lieures, &amp; en aucun lieu les cheureux cou(-)<text:line-break/>chez : &amp; en quelque autre les petitz ieunes cerfz qui sen alloient paissant, &amp; oul(-)<text:line-break/>tre ce plusieurs autres especes de bestes non nuysantes aux personnes qu'on<text:line-break/>veoyt chascune aller à son plaisir à lesbat comme quasi domesticques. La veue<text:line-break/>desquelles augmenta grandement les autres plaisirs dessusditz : Mais apres qu'ilz<text:line-break/>eurent assez veu ores vne chose, &amp; tantost lautre, ilz feirent dresser les tables à<text:line-break/>lentour de la belle fontaine : Ou ayantz premierement chanté six chansonnet(-)<text:line-break/>tes, &amp; dancé quelque dance, ilz sen allerent (comme il pleut à la royne) disner,<text:line-break/>&amp; apres qu'ilz eurent esté seruiz auec vng ordre tresgrant beau &amp; sans bruit, &amp;<text:line-break/>repeu de bonnes &amp; delicates viandes. Ilz en deuindrent plus ioyeulx, &amp; se le(-)<text:line-break/>uerent de table. Puis s'adonnerent de rechef à iouer des instrumens, à chanter<text:line-break/>&amp; à baller iusques à ce qu'il sembla à la royne pour le chault qui suruenoit qu'il<text:line-break/><text:span text:style-name="pb">[n.p.]</text:span><text:span text:style-name="pb"><text:line-break/></text:span>fust heure de sen aller dormir qui vouldroit : aucuns desquelz y allerent, &amp; les<text:line-break/>autres rauiz de la beaulté du<text:s/>lieu ny voulurent aller : Ains estans demourez lá,<text:line-break/>les vngz se prindrent à lire des rommantz, les autres à iouer aux eschetz, &amp;<text:line-break/>vne partie aux tables, ce pendant que les autres dormoient. Mais apres midy<text:line-break/>passé qu'ilz se furent leuez &amp; rafreschiz le visaige<text:s/>deau froyde, ilz allerent (se(-)<text:line-break/>lon le commandement de la royne) dedans le preau ioignant la fontaine : &amp;<text:line-break/>s'estans assiz comme ilz auoient de coustume elles commencerent d'attendre à<text:line-break/>compter des nouuelles sur la matiere proposée par la royne. Le premier<text:s/>des(-)<text:line-break/>quelz à qui elle imposa ceste charge fut Philostrate, lequel commenca ainsi.</text:p>
      <text:p text:style-name="p"><text:span text:style-name="pb">[Fueil.64]</text:span><text:span text:style-name="pb"><text:line-break/></text:span>&lt;ATTimage&gt;</text:p>
      <text:h text:style-name="Titre2" text:outline-level="2">(hedera) Maset de Lamporecchio contre(-)<text:line-break/>FAISANT DV MVET, DEVINT IARDI(-)<text:line-break/><text:span text:style-name="T2496">nier d'ung monastere de femmes, les quelles coucherent toutes auecques luy.</text:span></text:h>
      <text:h text:style-name="P2497" text:outline-level="2">Nouuelle premiere.</text:h>
      <text:p text:style-name="P2498"><text:span text:style-name="T2499">I</text:span>L ya mes tresbelles dames beaucoup d'hommes &amp; de<text:line-break/>femmes qui sont si folz qu'ilz croient asseurement que<text:line-break/>tout aussi tost qu'on à mis à vne ieune fille le voile sur la<text:line-break/>teste &amp; le b(a2)deau bl(a2)c au fr(o2)t, &amp; qu'on luy à chargé le<text:line-break/>doz d'ung<text:s/>capuch(o2) noir, quelle ne soit plus femme : &amp;<text:line-break/>ne sente plus les appetitz femenins, ne plus ne moins<text:line-break/>que si elle pour estre faicte n(o2)nain estoit deuenue pier(-)<text:line-break/>re : &amp; si par fortune ilz oyent quelque chose c(o2)tre ceste<text:line-break/><text:soft-page-break/>leur creance ilz sen courroussent aussi fort c(o2)me si on auoit c(o2)mis vng tresgrant<text:line-break/>&amp; enorme peché c(o1)tre nature : sans penser toutesfois de deuoir auoir quelque c(o2)<text:line-break/>sideracion à soy mesmes, qui la pleine liberté de pouuoir faire ce qu'ilz veulent<text:line-break/>ne peult saouler : ne considerantz aussi les grandes forces de l'oisiueté, &amp; dela soli<text:line-break/>tude. Pareillement il y à encor beaucoup de gens qui croyent asseurement que<text:line-break/>la houe &amp; la besche, les grosses viandes &amp; les malayses ostent du tout les appetitz<text:line-break/>sensuelz de la chair aux laboureurs des ch(a2)ps, &amp; qu'ilz les rendent grossiers d'en<text:line-break/>tendement &amp; de preuoyance : mais ie veulx bien (puis que la royne me la c(o2)man<text:line-break/>dé, &amp; sans sortir hors de ce quelle à proposé) vous faire certaines auecques vne pe<text:line-break/>tite nouuelleté, combien tous ceulx qui le<text:s/>croyent ainsi, sont tr(o2)pez grandement.</text:p>
      <text:p text:style-name="p">En cestuy nostre pays il y eut, &amp; est encores vng monastere de femmes fort<text:line-break/><text:span text:style-name="pb">[n.p.]</text:span><text:span text:style-name="pb"><text:line-break/></text:span>renommé de saincteté &amp; bonne vie : lequel ie ne nommeray point pour ne di(-)<text:line-break/>minuer aucunement sa reputacion, auquel na pas<text:s/>long temps, que ny estans plus<text:line-break/>que huict religieuses auecques l'abbesse, il y auoit vng bon hommeau, iardinier<text:line-break/>d'ung tresbeau iardin quelles auoient : lequel ne se contentant de ses gaiges ne les<text:line-break/>vouloit plus seruir : Et ayant faict c(o1)pte auec le fac tot(u2) des dames il sen retourna<text:line-break/>au villaige de Lamporechio dont il estoit. Et lá entre les autres qui luy feir(e2)t bon<text:line-break/>recueil, ce fut vng ieune paysant fort &amp; robuste &amp; beau de sa personne pour vng<text:line-break/>homme de villaige, le nom duquel estoit Maset, qui luy demanda ou il auoit tant<text:line-break/>esté : Le bon h(o1)me qui se n(o2)moit Nuto le luy deit. Maset luy dem(a2)da apres de(-)<text:line-break/>quoy il seruoit au monastere : A qui Nuto resp(o2) dit. Ie labourois vng iardin, quel(-)<text:line-break/>les ont beau &amp; gr(a2)t, &amp; puis allois quelques fois à<text:s/>la forestz pour querir du bois, ie<text:line-break/>tirois de leau, &amp; faisois autres semblables seruices : mais les dames me d(o1)noient si<text:line-break/>petitz gaiges, qu'apeine en pouuois ie paier les souliers que ie vsois : &amp; qui pis est,<text:line-break/>elles s(o1)t toutes ieunes, &amp; m'est aduis quelles ont le diable au corps : car on ne peult<text:line-break/>faire aucune chose à leur gré : ains qu(a2)t ie laborois quelque fois le iardin, l'une me<text:line-break/>disoit boute lá cecy, l'autre boute cecy la, &amp; l'autre me ostoit ma houe des mains,<text:line-break/>&amp; disoit, cecy n'est pas bien : Si m'ennuoy(e2)t t(a2)t que ie ab(a2)donnois la besongne, &amp;<text:line-break/>m'en sortois du iardin : tellem(e2)t que tant pour vne chose que pour l'autre ie ny ay<text:line-break/>plus voulu demourer, &amp; m'en suis venu c(o2)me tu vois : encor me pria leur fac tot(u2)<text:line-break/>quant ie m'en partiz que si ie scauois quelcun qui fust pour faire tout ce (q2) dessus,<text:line-break/>que ie le luy enuoyasse, ce que ie luy promis : mais ainsi le face Dieu sain des rains<text:line-break/>c(o2)me ie luy en pourchasseray ou enuoyeray aucun. Quant Maset ouyt les parol<text:line-break/>les de Nuto il luy vint vng<text:s/>tel desir de demourer auecques ces nonnains qu'il en<text:line-break/>transissoit tout, c(o2)prenant par icelles ses parolles qu'il ny pourroit bi(e2) venir achef<text:line-break/>de ce qu'il desiroit : Et aduisant en soy mesmes qu'il ne le pourroit facilem(e2)t faire<text:line-break/>s'il en disoit ri(e2)<text:s/>à Nuto, luy deit : He (q2) tu feiz bi(e2) de t'en venir : Qu'est ce que d'un<text:line-break/>h(o2)me qui se tient auecques les femmes, il vauldroit beaucoup mieulx demourer<text:line-break/>auecques les diables. Elles ne scau(e2)t de sept fois les six ce quelles mesmes veull(e2)t.<text:line-break/>Mais apres que leurs propos fur(e2)t acheuez, Maset c(o2)menca à penser quel moy(e2)<text:line-break/>il pourroit tenir pour pouuoir demourer auecques elles, &amp; congnoissant qu'il sca<text:line-break/>uoit tresbi(e2) faire les seruices que Nuto disoit, il ne doubta point de perdre riens à<text:line-break/>faulte<text:s/>de cela : mais craignoit seulem(e2)t de n'estre point receu, pour ce qu'il estoit<text:line-break/>trop ieune &amp; appar(e2)t. Parquoy ay(a2)t p(e2)sé plusieurs choses, il va imaginer &amp; deit<text:line-break/>en soy mesmes, le lieu est fort loing d'icy, &amp; personne ne my c(o2)gnoist, si ie puis<text:line-break/>faire sembl(a2)t d'estre muet, pour certain ie y seray receu : Et s'est(a2)t arresté en ceste<text:line-break/>imaginacion, il print vne coignee sur son col, &amp; sans dire à personne ou il alloit,<text:line-break/>sen alla en guyse d'un poure h(o2)me au monastere, ou qu(a2)t il fut arriué il entra de(-)<text:line-break/>dans, &amp; trouua par fortune le fac totum en la court : Auquel (en faisant les signes<text:line-break/><text:soft-page-break/>c(o2)me font les muetz) il m(o2)stroit qu'il dem(a2)doit à m(e2)ger pour dieu, &amp; (q2) s'il estoit<text:line-break/>besoing fendroit du bois ou feroit quel(q2) autre chose. Le<text:s/>fac tot(u2) luy d(o2)na voul(e2)<text:line-break/>tiers à repaistre, &amp; a(p2)s cecy il luy m(o1)tra certaines grosses souches (q2) Nuto n'auoit<text:line-break/>sceu despecer, lesquelles cestuycy q estoit tresfort meit en peu d'heure en pieces,<text:line-break/>le fac tot(u2) à qui il c(o2)uenoit d'aller au<text:s/>bois le mena auec soy, &amp; la il luy feit coupper<text:line-break/>du bois : puis luy meit l'asne deu(a2)t soy, &amp; auecques ses signes luy feist ent(e2)dre qu'il<text:line-break/>portast le bois au logis : Ce que Maset sceut tresbi(e2) faire. Parquoy le fac tot(u2) qui<text:line-break/><text:span text:style-name="pb">[Fueil.65]</text:span><text:span text:style-name="pb"><text:line-break/></text:span>auoit à faire plusieurs besoignes le tint lá beaucoup de iours : durant lesquelz ad(-)<text:line-break/>uint que l'abesse le veit, &amp; dem(a2)da au fac totum qui il estoit : Lequel luy deit, Ma<text:line-break/>dame cest vng paoure homme muet, &amp; sourd, lequel vint icy vng de ces iours<text:line-break/>pour demander l'aumosne, que ie luy donnay voulentiers : &amp; luy ay faict faire<text:line-break/>plusieurs choses qui estoient necessaires ceans : s'il scauoit labourer le iardin, &amp;<text:line-break/>qu'il voulust demourer ceans, ie pense qu'on en tireroit tout plain de seruice : car<text:line-break/>nous en auons besoing, &amp; il est fort &amp; puissant, &amp; en pourroit lon faire ce qu'on<text:line-break/>vouldroit : &amp; oultre ce il ne fauldroit point auoir de pensem(e2)t qu'il causast auec(-)<text:line-break/>ques noz ieunes religieuses. A qui l'abesse respondit, Par la foy de mon corps tu<text:line-break/>dy vray : Saiches doncques, s'il scayt labourer, &amp; essaye toy de le retenir : luy don(-)<text:line-break/>n(a2)t quelque paire de souliers, &amp; quelque vieil capuchon : flatte le, &amp; le amignar(-)<text:line-break/>de, &amp; luy donne à menger son saoul. Le fac totum promit de le faire. Maset qui<text:line-break/>n'estoit gueres loing<text:s/>d'eulx, faisant semblant de nettoyer la court, ouyttoutes ces<text:line-break/>parolles, &amp; tout ioyeux disoit en soymesmes, Si vous me mectez vne fois ceans,<text:line-break/>ie laboureray tellement vostre iardin qu'il ne fut iamais si bien labouré. Or ay(a2)t<text:line-break/>le fac totum veu quil scauoit labourer parfaictement bien, &amp; luy ayant deman(-)<text:line-break/>dé auecques signes, s'il vouloit demourer leans, &amp; cestuy cy ayant respondu aussi<text:line-break/>auecques signes, qu'il vouloit faire ce qu'il luy plairoit. L'ayant receu en leur ser(-)<text:line-break/>uice, luy commanda qu'il labourast le iardin : &amp; luy monstra ce qu'il auoit à faire :<text:line-break/>puis s'en alla faire les autres besongnes du monastere, &amp; le laissa au iardin. Le(-)<text:line-break/>quel Maset labourant vng iour apres l'autre. Les nonnains commencerent à le<text:line-break/>venir harseller, &amp; à le vouloir mettre en<text:s/>propos : c(o2)me souu(e2)tesfois aduient qu'on<text:line-break/>faict aux muetz : &amp; luy disoient les plus folles parolles du monde, ne p(e2)sans estre<text:line-break/>ent(e2)dues par luy : &amp; l'abbesse qui par adu(e1)ture cuidoit qu'il fust sans queue com(-)<text:line-break/>me il estoit sans parolle, s'en<text:s/>soucyoit peu ou point. Toutesfois il aduint que luy<text:line-break/>ayant vng iour fort trauaillé, &amp; se reposant dans le iardin, deux ieunes nonnains<text:line-break/>(qui se promenoient) s'approcherent du lieu ou il estoit, faisant sembl(a2)t de dor(-)<text:line-break/>mir, &amp; le commencerent à regarder,<text:s/>dont l'une (qui estoit quelque peu plus har(-)<text:line-break/>dye) deit à l'autre, Si ie pensois que tu me fusses secrette ie te dirois vne chose que<text:line-break/>i'ay plusieurs fois pensé, qui te pourroit par adu(e2)ture proffiter. L'autre respondit,<text:line-break/>dy le seurement : car pour certain ie ne le rediray iamais à personne. A lors ceste<text:line-break/>hardye commenca à dire : ie ne scay si tu as mis en ton entendement combien<text:line-break/>nous sommes tenues estroictement, &amp; que iamais aucun homme ne ose entrer<text:line-break/>ceans : sin(o2) nostre bon homme fac totum qui est vieil, &amp; ce muet : &amp; i'ay main(-)<text:line-break/>tesfois ouy dire à plusieurs femmes qui nous sont venues visiter, que toutes les<text:line-break/>aultres doulceurs du monde sont vne mocquerie, au pris de celle la qu(a2)t la fem(-)<text:line-break/>me prent son plaisir auecques l'homme. Parquoy ie me suis mis plusieurs fois en<text:line-break/>la teste de vouloir esprouuer auecques ce muet (puis que ie ne puis auec vng au(-)<text:line-break/>tre) s'il est ainsi, car ce lourdault est le meilleur du monde pour cecy, par ce que<text:line-break/>quant bi(e2) il vouldroit il ne pourroit, n'y ne le scauroit dire.<text:s/>Tu voys qu'il est vng<text:line-break/>maistre iouuenceau sot, &amp; creu premier que le sens : parquoy ie scaurois voulen(-)<text:line-break/><text:soft-page-break/>tiers ce qu'il ten semble. Aue maria (deit lautre) quest ce que tu dis : ne scaiz tu pas<text:line-break/>que nous au(o2)s promis nostre virginite à dieu ? (O deit celle lá) combien de cho(-)<text:line-break/>ses luy promect lon tous les iours dont on ne luy en tient pas vne seule : Si nous<text:line-break/>les luy auons promises qu'il treuue vne autre ou des autres qui le luy tiennent.<text:line-break/><text:span text:style-name="pb">[n.p.]</text:span><text:span text:style-name="pb"><text:line-break/></text:span>A qui la compaigne deit, O, &amp; si nous deuenions grosses, comment iroit le cas ?<text:line-break/>A lors celle la deit, Tu commences desia à te soucier du mal auant qu'il t'aduien(-)<text:line-break/>ne. Quant il aduiendroit, il y fauldroit lors p(e2)ser : si aurons mille moy(e1)s de faire<text:line-break/>en sorte qu'il ne se scaura iamais si nous ne le disons nous mesmes. Ceste cy (oy(a2)t<text:line-break/>ces parolles) auoit desia plus de volunté que l'autre d'essayer quel animal c'estoit<text:line-break/>que l'homme : &amp; deit à sa compaigne. Or bien, comment ferons nous ? A qui cel(-)<text:line-break/>le la respondit. Tu voys qu'il est sur l'heure de midy, que toutes les autres seurs<text:line-break/>sont allé (comme ie pense) dormir, sinon nous : guettons par le iardin s'il y a per(-)<text:line-break/>sonne, &amp; s'il n'y a ame, que auons nous à faire que de le prendre par la main, &amp;<text:line-break/>le mener en ceste cahuette ou il se mect à couuert qu(a2)t il<text:s/>pleut ? &amp; lá l'une de nous<text:line-break/>demourera dedans auecques luy, &amp; l'autre fera le guet : il est si sot qu'il se mettra<text:line-break/>comme l'on vouldra. Maset oyoit tout ce parlem(e2)t, &amp; deliberé d'obeyr, n'atten(-)<text:line-break/>doit autre chose sinon d'estre prins par l'une d'elles. Lesquelles ay(a2)s bien regar(-)<text:line-break/>dé par tout, &amp; voyans qu'elles ne pouuoient estre apperceues de personne, celle<text:line-break/>qui auoit commencé le propos s'approcha de Maset, &amp; l'esueilla : &amp; il se leua in(-)<text:line-break/>continent debout. Parquoy ceste cy auecques conten(a2)ce de flaterie, l'ayant prins<text:line-break/>par la main, &amp; le mena, luy riant, &amp; faisant le sot, en la cahuette : lá ou Maset sans<text:line-break/>trop se faire prier feit ce qu'elle voulut. Laquelle comme loyalle compaigne, ay(a2)t<text:line-break/>eu ce qu'elle desiroit feit place à l'autre : Et Maset se monstrant tousiours sot, fai(-)<text:line-break/>soit encores ce qu'elles vouloient : tellement que auant qu'ilz se departissent de la<text:line-break/>chascune d'elles voulut esprouuer plus d'une fois, c(o2)me le muet scauoit cheuau(-)<text:line-break/>cher. Et souuentesfois apres elles disoient en deuisant<text:s/>ensemble, que veritable(-)<text:line-break/>ment cela estoit vne chose autant doulce &amp; plus encores quelles nauoient ouy<text:line-break/>dire : &amp; saichans ainsi choisir le temps a heure c(o2)uenable, elles sen alloient esbat(-)<text:line-break/>tre auecques le muet. Aduint vng iour que vne de leurs compaignes sestant ap(-)<text:line-break/>perceue de cecy par vne petite fenestre de sa chambre, le monstra à deux autres :<text:line-break/>lesquelles conclurent premierement de les deuoir accuser enuers labesse : Puys<text:line-break/>ayans changé dopinion &amp; sestans accordées auec elles deuindrent participan(-)<text:line-break/>tes de la puissance de Maset. desquelles les autres trois nonnains qui restoient du<text:line-break/>nombre des huict, deuindrent aussi compaignes, par diuers moy(e2)s, auec le t(e2)ps.<text:line-break/>A la fin l'abesse qui ne s'apperceuoit encor de toutes ces choses en se promenant<text:line-break/>vng iour toute seule par le iardin, faisant grand chault, trouua Maset dorm(a2)t tout<text:line-break/>estendu à l'umbre d'un am(e2)dier : Lequel auoit assez de peu de besongne le iour,<text:line-break/>pour auoir trop trauaillé la nuict. Et luy ayant le vent leué sa chemise, estoit tout<text:line-break/>descouuert. Ce que voyant l'abesse, &amp; se sent(a2)t seule elle tumba en ce mesme ap(-)<text:line-break/>petit que ses n(o2)nains estoient tumbées : &amp; ayant esueillé Maset, le mena auec soy<text:line-break/>en sa chambre : la ou elle le tint plusieurs iours, non sans grande querimonie des<text:line-break/>nonnains de ce que le iardinier ne venoit faire le iardin. Et esprouua vne fois &amp;<text:line-break/>plusieurs celle doulceur qu'elle souloit blasmer au parauant aux autres. A la fin<text:line-break/>l'ayant renuoyé de sa chambre en la sienne, &amp; le voulant plusieurs fois rauoir,<text:line-break/>elle taschoit d'en tirer plus que porti(o2) de luy, qui ne pouuoit plus satisfaire à tou(-)<text:line-break/>tes, parquoy il s'aduisa que son estre muet) s'il demouroit plus gueres en ceste<text:line-break/>sorte) luy pourroit retourner à grand dommaige. Au moyen dequoy estant<text:line-break/>vne nuict auecques l'abesse,<text:s/>&amp; le fillet de la langue s'estant rompu, il commenca<text:line-break/>à dire. Ma dame, i'ay autresfois ouy dire que vng cocq peult tresbien suffire à dix<text:line-break/><text:soft-page-break/><text:span text:style-name="pb">[Fueil.66]</text:span><text:span text:style-name="pb"><text:line-break/></text:span>gelines : mais que dix hommes pourroient mal aisem(e2)t (ou à tout le moins auec(-)<text:line-break/>ques grand peine)<text:s/>satisfaire à vne femme, la ou il me c(o2)ui(e2)t seruir à neuf : à quoy<text:line-break/>ie ne pourrois plus fournir pour chose du monde : ains ie suis desia venu à tant<text:line-break/>de ce que i'ay faict iusques icy, que ie n'en puis plus faire ne peu ne prou : &amp; par<text:line-break/>ainsi ou vous me<text:s/>d(o2)nerez congé pour l'amour de dieu, ou vous trouuerez quel(-)<text:line-break/>que moyen à cecy. L'abesse oyant parler cestuy cy (lequel elle croyoit estre muet)<text:line-break/>fut toute esbahye : &amp; dit. Qu'est cecy ? Ie pensois que tu fusses muet. Ma dame,<text:line-break/>deit Maset, Aussi estois ie : mais non pas de nature : ains par vne maladie qui me<text:line-break/>feit perdre la parolle : &amp; ne l'ay seulement recouurée que de ceste nuict : dont ie<text:line-break/>loue dieu tant comme ie puis. L'abesse le creut fermement, &amp; luy demanda que<text:line-break/>vouloit dire ce qu'il disoit qu'il auoit à seruir à neuf. Maset luy c(o2)pta tout le faict.<text:line-break/>Ce que oyant l'abesse, elle s'apperceut bien qu'elle n'auoit religieuse qui ne fust<text:line-break/>beaucoup plus saige qu'elle. Parquoy comme discrette qu'elle estoit, &amp; sans vou(-)<text:line-break/>loir donner congé à Maset, elle delibera de vouloir trouuer auec ses n(o2)nains vng<text:line-break/>expedient à cest affaire : affin que le monastere ne fust scandalisé par luy. Et est(a1)t<text:line-break/>leur facteur allé vng peu au parauant de vie à trespas, s'estantz descouuertes en(-)<text:line-break/>tre elles toutes, de ce que au parauant auoit esté faict, elles ordonnerent d'un c(o2)(-)<text:line-break/>mun consentement auec le plaisir de Maset, qu'on feroit à croire aux gens d'a(-)<text:line-break/>lenuiron, que par le moy(e2) de leurs oraisons, &amp; des merites du sainct, ou nom du(-)<text:line-break/>quel le monastere estoit fondé :<text:s/>la parolle qu'il auoit long temps perdue luy auoit<text:line-break/>esté rendue, &amp; le feirent leur fac totum. Et de la en auant partirent son labeur de<text:line-break/>telle sorte qu'il eut la puissance de le comporter. Et combien qu'il forgeast en el(-)<text:line-break/>les plusieurs petitz monichons, toutesfois le cas fut conduit si discretement, qu'on<text:line-break/>n'en ouyt iamais parler, sinon apres la mort de l'abesse, estant desia Maset pres(-)<text:line-break/>que vieil, &amp; desirant de s'en retourner riche en sa maison. Ce que est(a2)t sceu il luy<text:line-break/>en aduint facilement comme il desiroit. Ainsi doncques Maset desia vieulx s'en<text:line-break/>retourna pere, &amp; riche (sans auoir la poine de nourrir ses enfans) au lieu d'ou il<text:line-break/>estoit party, auecques vne coignée. Ayant par son bon sens &amp; entendement sceu<text:line-break/>employer tresbien sa ieunesse. Tesmoignant que<text:s/>nostre seigneur traictoit ainsi<text:line-break/>ceulx qui luy faisoient porter les cornes.</text:p>
      <text:h text:style-name="Titre2" text:outline-level="2">(hedera) VNG PALEFRENIER C'OVCHA AVEC<text:line-break/><text:span text:style-name="T2500">la femme de Agiluf roy de Lombardie, dont le roy s'apperceut secretement, &amp; le</text:span><text:span text:style-name="T2501"><text:line-break/></text:span><text:span text:style-name="T2502">trouua, puis le tondit : le tondu tondit tous les autres qui est</text:span><text:span text:style-name="T2503">oient auec luy. Et ainsi il</text:span><text:span text:style-name="T2504"><text:line-break/></text:span><text:span text:style-name="T2505">eschappa de la male aduenture.</text:span></text:h>
      <text:h text:style-name="P2506" text:outline-level="2">Nouuelle deuxiesme.</text:h>
      <text:p text:style-name="P2507"><text:span text:style-name="T2508">Q</text:span>Vant la nouuelle de Philostrate fut acheuée (la(q2)lle auoit quel(-)<text:line-break/>que fois faict rougir, &amp; quelque autre faict rire les dames) il<text:line-break/>pleut à la royne que Pampinée suyuist &amp; comptast la sienne : la<text:line-break/>quelle commencant auec vng visaige riant deit ainsi : Il est des<text:line-break/>hommes si peu saiges en voulant neantmoins montrer qu'ilz<text:line-break/>congnoissent, &amp; entendent ce qu'il ne seroit point de besoing<text:line-break/>qu'ilz entendissent, que quelque fois voulans par<text:s/>cecy reprendre en autruy les<text:line-break/><text:span text:style-name="pb">[n.p.]</text:span><text:span text:style-name="pb"><text:line-break/></text:span>faultes qu'on à faictes sans y penser, cuydent diminuer leur h(o2)te, la ou ilz la font<text:line-break/>croistre infiniment. Et que cecy soit vray, ie le vous veulx monstrer (mes cheres<text:line-break/>dames) par son contraire : en vous declairant l'astuce dont vsa vng qu'on iuge(-)<text:line-break/><text:soft-page-break/>roit par adu(e2)ture de moindre estime que Maset : lequel fut plus fin que vng roy<text:line-break/>qui estoit tres saige.</text:p>
      <text:p text:style-name="p">Agiluf roy des Lombars voulut faire le principal siege de son royaume (com(-)<text:line-break/>me ses predecesseurs auoi(e1)t faict) en la cité de Pauie : ay(a2)t prins à femme Then(-)<text:line-break/>delingue, demeurée veusue de Vetari, qui pareillement auoit esté roy des Lom(-)<text:line-break/>bars : Laquelle fut tresbelle, saige &amp; honneste dame : mais mal fortunée en amy.<text:line-break/>Or est(a1)s les affaires de Lombardie<text:s/>par la vertu &amp; bon sens de ce roy Agiluf au(-)<text:line-break/>cunem(e1)t en prosperité, &amp; n(o2) toutesfois en repos : aduint que vng pallefrenier de<text:line-break/>l'escuyrie de ladicte royne (homme quant à sa naissance de tres vile condition :<text:line-break/>mais au demeur(a2)t trop plus que assez<text:s/>suffisant pour faire vng mestier si vil, beau<text:line-break/>de sa personne, &amp; aussi grand c(o2)me estoit le roy) deuint amoureux desmesure(-)<text:line-break/>ment de la royne : &amp; pour ce que son bas estat ne luy auoit point osté de l'enten(-)<text:line-break/>dement, qu'il ne congnust tresbien que ceste sienne amytié estoit hors de toute<text:line-break/>conuenance. Il ne le disoit (comme saige qu'il estoit) à aucune personne : &amp; en(-)<text:line-break/>cores moins le luy osoit il descouurir par ses regards : &amp; combien qu'il vesquist<text:line-break/>sans aucune esperance de luy deuoir c(o1)plaire, si se<text:s/>glorifioit il toutesfois en soy(-)<text:line-break/>mesmes, d'auoir logé si haultem(e2)t ses pensées : &amp; comme celuy qui brusloit tout<text:line-break/>d'amoureux desir, il faisoit tout expressement par dessus tous ses autres compai(-)<text:line-break/>gnons tout ce qu'il croioit qui deust plaire à la royne : dont aduenoit que quant<text:line-break/>elle vouloit aller à cheual elle montoit plus voluntiers sur le pallefroy que cestuy<text:line-break/>cy pensoit que sur nul autre. Ce (q2) aduenant cestuy cy le reputoit à vng tresgrand<text:line-break/>heur, &amp; iamais n'ab(a2)donnoit l'estrief, se tenant bien<text:s/>heureux à toutes les fois qu'il<text:line-break/>pouuoit seulement toucher à ses habillemens. Mais comme nous voyons adue(-)<text:line-break/>nir souuentesfois que d'autant plus que l'esperance deuient moindre, d'aut(a1)t plus<text:line-break/>croist l'amour, ainsi en aduenoit il à ce paoure pallefrenier :<text:s/>tellement que ce luy<text:line-break/>estoit chose tres griefue de comporter le grand desir ainsi caché c(o2)me il faisoit,<text:line-break/>n'estant aydé d'aucune esperance : parquoy ne se pouuant deslier de ceste amour<text:line-break/>delibera plusieurs fois en soymesmes de mourir : dont pensant le moyen il con(-)<text:line-break/>clud faire de sorte qu'il apparust qu'il mouroit pour l'amytié qu'il auoit porté, &amp;<text:line-break/>portoit à la royne. Si delibera que son entreprinse seroit telle, qu'il esprouueroit sa<text:line-break/>fortune, &amp; employeroit tout son pouuoir pour auoir tout, ou partie de son desir :<text:line-break/>sans se mettre en peine de vouloir parler à elle, ou luy descouurir par lettres son<text:line-break/>amytié : car il scauoit bi(e1) qu'il parleroit ou escriroit en vain : mais il vouloit essayer<text:line-break/>si par quelque inuention il pourroit coucher auecques elle : &amp; n'y<text:s/>auoit autre fi(-)<text:line-break/>nesse ne voye, sinon de trouuer moyen comment il pourroit paruenir &amp; entrer<text:line-break/>en sa chambre, au lieu du roy qui ne couchoit pas (comme il scauoit tresbi(e2)) tous(-)<text:line-break/>iours auecques la royne. Parquoy affin qu'il veist en quelle maniere, &amp; en<text:s/>quel ha<text:line-break/>bit le roy estoit quant il alloit coucher auec elle, il se cacha plusieurs fois de nuict<text:line-break/>en vne gr(a1)d salle du pallais qui estoit entre la chambre du roy &amp; celle de la roy(-)<text:line-break/>ne : &amp; entre les autres il veit vne nuict sortir le roy de sa chambre,<text:s/>affublé d'ung<text:line-break/>grand máteau de nuict, ayant vne bougie en vne main, &amp; en l'autre vne baguet(-)<text:line-break/>te qui s'en alloit en la chambre de la royne : &amp; quant il fut à l'huis il frappa sans<text:line-break/><text:span text:style-name="pb">[Fueil.67]</text:span><text:span text:style-name="pb"><text:line-break/></text:span>sonner mot vne fois ou deux de la baguette : puis veit que incontinent lhuis luy<text:line-break/>estoit ouuert, &amp; luy ostoit lon la bougie de la main. Ce que ayant veu, &amp; pa(-)<text:line-break/>reillement le retour du roy, il pensa d'en faire autant. Parquoy trouuant moyen<text:line-break/>d'auoir vng manteau semblable à celuy qu'il auoit veu au roy, &amp; vne bougie,<text:line-break/>&amp; vne baguette, &amp; s'estant premierement bien laué en vnes estuues à ce que par<text:line-break/>aduenture l'odeur du sien ne ennuyast à la royne, ou qu'il la feist apperceuoir<text:line-break/>de la tromperie, il se cacha auecques toutes ces choses en la salle, comme il auoit<text:line-break/><text:soft-page-break/>de coustume. Et sent(a2)t qu'on dormoit desia par tout, &amp; luy semblant qu'il estoit<text:line-break/>temps, ou de deuoir donner effect à son desir, ou de faire voye auecques haul(-)<text:line-break/>te occasion à la tant desirée mort, luy ayant faict du feu auec vng fuzil qu'il por(-)<text:line-break/>toit quant &amp;<text:s/>soy, alluma sa bougie, &amp; s'estant affublé du manteau, s'en alla à<text:line-break/>l'huis de la chambre ou il frappa deux fois auec la baguette. La chambre fut in(-)<text:line-break/>continent ouuerte par vne femme de chambre, toute endormie, &amp; la chandelle<text:line-break/>prinse &amp; cachée : au moyen dequoy il passa sans sonner mot iusques à la courti(-)<text:line-break/>ne : &amp; ayant laissé son manteau, entra dedans le lict ou la royne dormoit. Pre(-)<text:line-break/>nant laquelle par grand desir entre ses bras, &amp; faisant semblant d'estre courrou(-)<text:line-break/>cé (par ce qu'il scauoit que la coustume<text:s/>du roy estoit, quant il estoit courroucé<text:line-break/>de ne vouloir point parler, ne pareillement qu'on luy sonnast mot) sans dire au(-)<text:line-break/>cune chose, &amp; sans qu'on luy deit rien, il iouyt de la royne par plusieursfois. Et<text:line-break/>cela faict, combien qu'il luy feist grand mal de<text:s/>s'en aller, toutesfois craignant<text:line-break/>que sa trop longue demeure ne fust occasion de retourner le plaisir receu, en<text:line-break/>tresgrande tristesse il se leua. Et ayant reprins son manteau &amp; sa clarté, sans dire<text:line-break/>aucune chose s'en alla : &amp; le plustost qu'il luy fust possible s'en retourna en son<text:line-break/>lict : ou à peine pouuoit il encor estre dedans, quant le roy s'estant leué s'en al(-)<text:line-break/>la à la chambre de la royne, dont elle s'esmerueilla fort : &amp; quant il fut entré au<text:line-break/>lict il la salua ioyeusement. Elle ayant prins hardiesse de<text:s/>ceste bonne chere luy<text:line-break/>deit : Quelle nouueaulté (monsieur) vous est aduenue ceste nuict ? vous ne fai(-)<text:line-break/>ctes que de partir tout à ceste heure d'auec moy : &amp; si auez prins plus que de<text:line-break/>coustume vostre plaisir de moy : &amp; maintenant vous veoir retourner de re(-)<text:line-break/>chef, regardez bien ce que vous faictes. Le roy oyant ces parolles, soudaine(-)<text:line-break/>ment presuma bien que la royne auoit esté trompée, par similitude de facons<text:line-break/>de faire, &amp; de personne. Mais (comme saige) il pensa incontinent, puis qu'elle<text:line-break/>ne s'en estoit point apperceue (ne pareillement aucun autre) de ne luy en fai(-)<text:line-break/>re aucun semblant : ce que plusieurs sotz n'eussent pas ainsi faict : mais eussent<text:line-break/>dict : Ie ne suis point venu icy : dont plusieurs choses fussent auenues : par les(-)<text:line-break/>quelles il eust faché à<text:s/>tort la royne : &amp; luy eust donné occasion de desirer vne<text:line-break/>autre fois ce qu'elle auoit desia senty : &amp; que en taisant ne luy pouuoit tourner<text:line-break/>à aucune honte, la ou s'il eust parlé luy eust bien peu apporter vitupere. Et à<text:line-break/>lors plus troublé en son entendement<text:s/>qu'il ne monstroit au visaige, ou par ses<text:line-break/>parolles, il respondit à la royne. Ne vous semble ie pas (ma dame) homme<text:line-break/>pour pouuoir auoir esté icy vne autre fois, &amp; encor pour y retourner ceste cy ?<text:line-break/>A qui la dame respondit. Certes ouy monsieur : Mais ie vous prie toutesfois<text:line-break/>que vous regardiez à vostre santé. A lors le roy luy deit : il me plaist de croy(-)<text:line-break/>re vostre conseil : &amp; m'en veulx retourner pour ceste fois, sans vous donner plus<text:line-break/>d'empeschement. Et ayant desia le cueur plain de ire, &amp; de mauuaise<text:line-break/><text:span text:style-name="pb">[p. n]</text:span><text:span text:style-name="pb"><text:line-break/></text:span>voulen(-)té pour l'iniure qu'il voyoit luy auoir esté faicte, il reprint son manteau, &amp; sor(-)<text:line-break/>tit de la chambre : puis pensa de vouloir trouuer secrettement celuy qui auoit<text:line-break/>faict cecy, imaginant qu'il deuoit estre de la maison, &amp; qui que ce fust qu'il n'en<text:line-break/>pouuoit encores estre sorty. Ayant prins doncques vng bout de chandelle dans<text:line-break/>vne petite lanterne, il s'en alla en vng fort grand corps d'hostel, qui estoit en son<text:line-break/>pallais sur son escuyrie, auquel presque toute sa famille couchoit en diuers lictz.<text:line-break/>&amp; estimant que quiconques fust cestuy la qui auoit faict ce que la dame disoit,<text:line-break/>son poulx &amp; le battement du cueur ne seroit encor reposé, pour le trauail qu'il<text:line-break/>auoit souffert, commenca tout bellement par l'un des boutz de ce corps d'ho(-)<text:line-break/>stel, &amp; s'en alla<text:s/>taster l'estomach à tous : pour scauoir s'il leur battoit point. Et<text:line-break/>combi(e2) que chascun des autres dormist fort, toutesfois celuy qui auoit esté auec<text:line-break/><text:soft-page-break/>la royne ne dormoit pas encores : parquoy quant il veit venir le roy luy c(o2)gnois(-)<text:line-break/>sant bien ce qu'il alloit cerchant, il se commenca fort à doubter : tellement que<text:line-break/>sur le battement de la peine qu'il auoit eue, la peur y en adiousta vng autre trop<text:line-break/>plus grand : &amp; pensa asseurement que si le roy s'apperceuoit de cecy, qu'il le fe(-)<text:line-break/>roit mourir incontinent : &amp; combien que plusieurs considerations fussent en son<text:line-break/>entendement qu'il le deust ainsi faire. Toutesfois voyant que le roy ne portoit<text:line-break/>point d'armes il delibera de faire semblant de dormir, &amp; d'attendre ce que fe(-)<text:line-break/>roit le roy, lequel ayant cerché plusieurs d'entre eulx, &amp; n'ayant encor trouué<text:line-break/>aucun qu'il iugeast auoir esté celuy là, il vint en fin à cestuy cy, &amp; luy trouuant<text:line-break/>que le cueur luy battoit fort, id deit en soymesmes, le voicy. Mais comme ce(-)<text:line-break/>luy qui ne vouloit qu'on sceust rien de ce qu'il<text:s/>pretendoit faire, il ne luy feit autre<text:line-break/>chose, sinon que auec vne paire de forcettes qu'il auoit apportées, il luy tondit<text:line-break/>vng peu l'un des costez des cheueulx, qu'on portoit en ce temps la fort longs, af(-)<text:line-break/>fin que par ce signe il le recongneust le matin ensuyuant : Et cecy faict s'en re(-)<text:line-break/>tourna en sa chambre. Cestuy cy qui auoit senty tout cecy s'apperceut claire(-)<text:line-break/>ment (comme malicieux qu'il estoit) pour quelle cause il auoit esté ainsi marqué.<text:line-break/>Parquoy sans attendre personne se leua : &amp; ayant trouué vnes forcettes (desquel(-)<text:line-break/>les il y en auoit de fortune quelque paire par l'estable pour le seruice des che(-)<text:line-break/>uaulx) il s'en alla tout bellement à tous ceulx qui couchoient en ce corps d'hostel,<text:line-break/>&amp; leur couppa à chascun les cheueulx sur l'oreille, à l'endroit<text:s/>ou le roy les luy<text:line-break/>auoit couppez. Et cecy faict sans auoir esté senty de personne s'en retourna cou(-)<text:line-break/>cher. Le roy (quant il fut leué au matin) commanda auant que les portes du pa(-)<text:line-break/>lais souurissent, que tous ceulx de sa famille vinssent deu(a2)t luy, &amp;<text:s/>ainsi fut faict.<text:line-break/>Lesquelz (estans tous la teste descouuerte en sa presence) il commenca à regar(-)<text:line-break/>der s'il congnoistroit celuy qu'il auoit tondu : &amp; voyant que la pluspart d'iceulx<text:line-break/>auoient les cheueulx couppez tous d'une mesme sorte, il s'en esmerueilla,<text:s/>&amp; deit<text:line-break/>en soymesmes : Celuy que ie voys cerchant (combien qu'il soit de basse condi(-)<text:line-break/>cion) monstre fort bien toutesfois qu'il est de grand entendement. Puis voyant<text:line-break/>qu'il ne pouuoit auoir (sans faire bruyt) celuy qu'il cerchoit, deliberé de ne vou(-)<text:line-break/>loir<text:s/>pour vne petite vengeance acquerir vne grand honte. Il luy pleut auec vne<text:line-break/>seule parolle de l'admonester, &amp; luy faire entendre qu'il s'en estoit apperceu.<text:line-break/>Et en se retournant deuers eulx tous, leur deit : Qui l'a faict si le taise, &amp; qu'il<text:line-break/>n'y retourne plus : Allez vous en tous. Vng autre les eust voulu mettre en la<text:line-break/>gehenne, martyrer, &amp; examiner, &amp; interroguer : &amp; le faisant ainsi il eust<text:line-break/><text:span text:style-name="pb">[Fueil.68]</text:span><text:span text:style-name="pb"><text:line-break/></text:span>descouuert ce que chascun doit tascher de couurir, &amp; qui estant descouuert (en(-)<text:line-break/>cor qu'il en eust prins entiere veng(e2)ce) il n'eust sceu toutesfois en diminuer : mais<text:line-break/>bien plustost accroistre sa honte, &amp; contaminé l'honnesteté de sa femme. Ceulx<text:line-break/>doncques qui ouyrent celle parolle s'esmerueiller(e2)t fort, &amp; examinerent longue(-)<text:line-break/>ment en eulxmesmes ce que le roy auoit voulu dire par icelle : mais il n'y eut per(-)<text:line-break/>sonne qui l'entendist, sinon celuy seul à qui elle touchoit. Lequel (comme saige)<text:line-break/>iamais ne le descouurit tant que le roy vesquit : &amp; plus ne hazarda en tel acte sa<text:line-break/>vie soubz la puissance de fortune.</text:p>
      <text:soft-page-break/>
      <text:h text:style-name="Titre2" text:outline-level="2">(hedera) SOVBZ COVLEVR DE CONFES(-)<text:line-break/><text:span text:style-name="T2509">sion &amp; de tres pure conscience, une tres belle dame amoureuse d'un bon</text:span>(-)<text:line-break/><text:span text:style-name="T2510">neste homme, introduysit ung deuot &amp; solemnel religieux à luy donner</text:span><text:span text:style-name="T2511"><text:line-break/></text:span><text:span text:style-name="T2512">moyen (sans qu'il s'en apperceust) de iouyr de son amy.</text:span></text:h>
      <text:h text:style-name="P2513" text:outline-level="2">Nouuelle troisiesme.</text:h>
      <text:p text:style-name="P2514"><text:span text:style-name="T2515">D</text:span>Esia ma dame Pampinée se taisoit, &amp; la hardiesse &amp; cautelle<text:line-break/>du pallefrenier, ensemble la saigesse du roy auoit esté louée de<text:line-break/>plusieurs d'entre eulx, quant la royne s'estant tournée deuers<text:line-break/>ma dame Philomene luy ordonna de suyure l'ordre, &amp; dire à<text:line-break/>son reng sa nouuelle, comme les autres. Parquoy ladicte Philo(-)<text:line-break/>mene commenca à parler gracieusement ainsi. I'ay deliberé de<text:line-break/>vous compter vne b(o2)ne mocquerie qui fut faicte à bon essient par vne belle da(-)<text:line-break/>me à vng religieux solemenel. Laquelle donnera tant plus de plaisir &amp; recrea(-)<text:line-break/>tion à chascun seculier qui l'entendra, comme plus iceulx religieux (au moins<text:line-break/>la pluspart) tresgrans folz, &amp; inuenteurs de nouuelles manieres, &amp; coustumes,<text:line-break/>croyantz valoir &amp; scauoir en toutes choses plus que nulz autres, sont neant(-)<text:line-break/>moins de beaucoup moindre valeur : comme gens qui par vilité de couraige<text:line-break/>n'ont inuention aucune ainsi que les autres hommes de s'aduancer, &amp; cerchent<text:line-break/>leur refuge en lieu ou ilz puissent auoir à manger comme les pourceaulx. La(-)<text:line-break/>quelle nouelle (mes dames) ie racompteray, non seulement pour suyure l'or(-)<text:line-break/>dre qui m'a esté commandé : mais encor pour vous faire certaines que les reli(-)<text:line-break/>gieux, ausquelz nous sommes sans propos trop credules, peuuent estre &amp; sont<text:line-break/>aucunesfois mocquez cautement, non seulement des hommes, mais aussi d'au(-)<text:line-break/>cunes de nous autres.</text:p>
      <text:p text:style-name="p">Il y eut en nostre cité (plus plaine de tromperies que d'amour, ou de foy) ne<text:line-break/>sont encor gueres d'ans passez, vne gentil femme de bon esperit, &amp;<text:s/>de grand<text:line-break/>cueur, plaine d'autant de beaulté, &amp; de louables condicions, que aucune autre<text:line-break/>femme douée de la nature. Le nom de laquelle, ne encores d'aucun autre, qui<text:line-break/>puisse toucher à la presente nouuelle. Ie n'entendz de manifester, combien que<text:line-break/>ie le saiche : par ce que aucuns de ceulx qui s'en facheroient sont viuantz en(-)<text:line-break/>cores : la ou auecques vne rizée ilz le deuroient laisser passer. Ceste dame donc(-)<text:line-break/>ques qui se voyoit descendue d'assez gr(a2)d par(e2)taige, &amp; mariée par fortune à vng<text:line-break/>artiz(a2) faiseur de draps de layne, ne pouuoit pource qu'il estoit artiz(a2) abaisser son<text:line-break/><text:span text:style-name="pb">[n.p.]</text:span><text:span text:style-name="pb"><text:line-break/></text:span>cueur si bas : estimant pour ceste cause que nul homme de basse condition (tant<text:line-break/>riche fust il) n'estoit digne d'auoir vne gentil femme en mariaige. Et voy(a2)t en(-)<text:line-break/>cor que auec toutes ses richesses il ne scauoit rien plus auant que desuuider vng<text:line-break/>escheueau, ou faire ordir vne toille, ou bien disputer auec vne filandiere de ce<text:line-break/>qui estoit filé, elle delibera de ne vouloir plus estre accolée n'y embracée de luy<text:line-break/>en aucune<text:s/>maniere : sinon d'aut(a2)t qu'elle ne le luy pourroit reffuser : mais de vou(-)<text:line-break/>loir trouuer quelqu'un pour sa satisfaction qui luy semblast plus digne de sa per(-)<text:line-break/>sonne que le faiseur de draps. Et de faict elle deuint tellement amoureuse d'un<text:line-break/>fort honneste homme de nostre cité, de moyen aage, que le iour qu'elle ne le<text:line-break/>voioit elle ne pouuoit passer la nuict ensuyuant sans grand ennuy. Dont cest<text:line-break/>honneste homme qui ne s'en apperceuoit en riens, ne s'en soucyoit aucune(-)<text:line-break/>ment. Et elle qui estoit fort fine &amp;<text:s/>aduisée n'osoit le luy faire scauoir, ne par am(-)<text:line-break/>bassade de femme, ne par lettres, craignant les perilz qui peuuent aduenir en<text:line-break/>telz cas. Parquoy s'estant apperceue que cestuy cy frequentoit souuent auecques<text:line-break/>vng religieux, lequel combien qu'il fust rond &amp;<text:s/>groz homme, neantmoins<text:line-break/><text:soft-page-break/>pour ce qu'il estoit de tres saincte vie, ayant la renommée d'estre vng tres hon(-)<text:line-break/>neste religieux, elle estima qu'il pourroit estre vng tres bon moyen entre elle &amp;<text:line-break/>son amy. Et ayant pensé en soymesmes la maniere qu'elle deuoit tenir, elle s'en<text:line-break/>alla vng iour à heure conuenable au conuent ou il se tenoit, &amp; l'ayant faict ap(-)<text:line-break/>peller luy deit, que s'il luy plaisoit elle se vouldroit voulentiers confesser à luy. Le<text:line-break/>religieux la voyant, &amp; estimant gentil femme, comme elle estoit, l'ouyt voulen(-)<text:line-break/>tiers. Et apres qu'elle se fut confessée elle luy voulut encor dire vng mot, &amp; com(-)<text:line-break/>menca ainsi. Mon pere, il me conuient recourir à vous pour ay de &amp; conseil, de<text:line-break/>ce que vous orres. Ie scay (comme celle qui vous l'ay dict) que vous congnois(-)<text:line-break/>sez mes parens, &amp; mon mary, duquel ie suis plus aymée que sa propre vie : &amp;<text:line-break/>qu'il soit ainsi ie ne scaurois desirer aucune chose que ie ne l'aye incontinent de<text:line-break/>luy, comme d'homme tres riche, &amp; qui le peult bien faire. Au moyen dequoy<text:line-break/>il vous fault croire<text:s/>que ie l'ayme plus que moymesmes : &amp; laissons à part ce que<text:line-break/>ie feroys pour luy : mais si i'auois seulement pensé chose qui fust c(o2)tre son hon(-)<text:line-break/>neur, ou bon gré, ie ne pense que iamais aucune malheureuse femme fust plus<text:line-break/>digne du feu que ie serois. Maintenant il vous fault scauoir que vng homme du(-)<text:line-break/>quel ie ne scay le nom au vray, bien me semble il homme de bien, &amp; honneste<text:line-break/>homme : &amp; (si ie ne me decoy) il frequente souuent auecques vous, &amp; est beau,<text:line-break/>&amp; grand personnaige, vestu d'habillemens noirs assez<text:s/>honnestes. Luy ne cuy(-)<text:line-break/>dant par aduanture que i'aye telle intention comme i'ay, me semble m'auoir<text:line-break/>du tout assiegée, ne iamais ie ne me puis mettre à porte ne à fenestre, ne sortir<text:line-break/>de la maison qu'il ne me soit incontinent au deuant (encor m'esbahys ie qu'il<text:line-break/>n'est ores icy) dont ie suis tres desplaisante : &amp; pource que telles facons de faire<text:line-break/>font souuent acquerir blasme aux honnestes femmes sans leur coulpe. I'ay pen(-)<text:line-break/>sé quelque fois de le luy faire dire par mes freres : mais apres i'ay consideré que<text:line-break/>les hommes font aucunesfois les messaiges de telle sorte que les responces s'en<text:line-break/>ensuyu(e2)t mauuaises, dont naissent les parolles, &amp; des parolles lon vient au faict.<text:line-break/>Parquoy affin que mal &amp; scandale n'en aduissent, i'ay mieulx aymé m'en tai(-)<text:line-break/>re, &amp; me suis<text:s/>deliberée de le dire plustost à vous que à vng autre : tant pour ce<text:line-break/>que il me semble que vous estes son amy, comme aussi pour ce qu'il vous siet<text:line-break/><text:span text:style-name="pb">[Fueil.69]</text:span><text:span text:style-name="pb"><text:line-break/></text:span>bien de corriger de telles choses, non seulement les amys, mais encor les estran(-)<text:line-break/>giers. A<text:s/>ceste cause ie vous prie pour dieu que vous l'en vueillez reprendre : &amp;<text:line-break/>prier bien fort qu'il ne vse plus de ces moyens : il y a assez d'autres femmes dieu<text:line-break/>mercy : lesquelles par adu(e2)ture sont plus disposées à semblables choses que moy,<text:line-break/>&amp; qui aur(o2)t pour agreable qu'il leur face la court, la ou ce m'est ennuy tresgrief,<text:line-break/>comme celle qui n'ay le vouloir disposé en aucune maniere à telle chose. Et ce(-)<text:line-break/>cy deit baissa la teste, comme si elle eust voulu pleurer. Le sainct beau pere en(-)<text:line-break/>tendit incontinent<text:s/>qu'elle vouloit parler de celuy duquel veritablement elle par(-)<text:line-break/>loit : &amp; ayant loué grandement la dame de ceste sienne b(o2)ne deliberation, creut<text:line-break/>fermement que ce qu'elle disoit estoit vray. Si luy promit de faire si bien, &amp; par<text:line-break/>telle maniere, qu'elle nen entendroit iamais plus aucune chose, ne nen rece(-)<text:line-break/>uroit ennuy. Puis la congnoissant grandement riche, n'oublia de luy louer les<text:line-break/>œuures de charité, &amp; l'aumosne : &amp; encores moins de luy rac(o2)pter particuliere(-)<text:line-break/>ment ses necessitez. Auquella dame deit, Ie vous prie pour dieu mon pere ne le<text:line-break/>mettes en oubly : &amp; s'il le vous vouloit nyer dictes luy hardiment que moymes(-)<text:line-break/>mes vous l'ay dict, &amp; m'en suis plaincte à vous. Et à tant finie toute la confession<text:line-break/>&amp; prinse la penitence, elle ne voulut mettre en oubly la recommandation que<text:line-break/>luy auoit faicte le beau pere de l'œuure de l'aumosne : &amp; luy empleit d'argent<text:line-break/>la main à cachettes : le priant pour couuerture qu'il deist des messes pour lame<text:line-break/><text:soft-page-break/>de ses amys trespassez. Puis se leua de deuant ses piedz, &amp; s'en retourna en sa<text:line-break/>maison. Non gueres de temps apres l'honneste homme duquel la dame estoit<text:line-break/>amoureuse vint veoir (comme il auoit acoustumé) le sainct beau pere : Lequel<text:line-break/>apres qu'ilz eurent deuisé quelque temps ensemble d'une chose, &amp; d'une autre,<text:line-break/>le tira à part, &amp;<text:s/>le reprint par assez gracieux moyen, de la poursuyte &amp; des œil(-)<text:line-break/>lades qu'il croyoit qu'il feist à celle dame : comme elle luy auoit donné à enten(-)<text:line-break/>dre. L'honneste homme s'en esmerueilla grandement comme celuy qui ne l'a(-)<text:line-break/>uoit iamais veue : &amp; n'estoit<text:s/>acoustumé de passer que peu de fois deuant sa mai(-)<text:line-break/>son. Parquoy il commenca à se vouloir excuser : mais le beau pere ne le laissa<text:line-break/>parler plus oultre, &amp; luy deit ainsi. Or ne fay point semblant de t'esmerueil(-)<text:line-break/>ler ainsi, ne perdre parolle en le nyant :<text:s/>par ce que tu ne le peulx faire : t'adui(-)<text:line-break/>sant que ie ne l'ay sceu des voysins : mais elle mesmes se plaignant fort de toy me<text:line-break/>la dict. Et combien que desormais ces folies ne te sient plus gueres bien, si te<text:line-break/>veulx ie toutesfois tant dire d'elle que cest<text:s/>la femme du monde que ie trouuay<text:line-break/>iamais plus mesprisant &amp; blasmant telles choses : &amp; par ainsi pour l'honneur de<text:line-break/>toy &amp; la consolacion d'elle, ie te prie que tu t'en abstiennes : &amp; laisse la demourer<text:line-break/>en paix. Cest honneste homme plus aduisé que le sainct beau pere, con(-)<text:line-break/>gneut incontinent (sans trop songer) la saigesse de la dame : &amp; faisant aucu(-)<text:line-break/>nement semblant d'en auoir honte, luy deit que doresnauant il ne s'en mesle(-)<text:line-break/>roit plus. Puis se partir d'auec le beau pere &amp; s'en alla droict passer par deuant la<text:line-break/>maison de la dame : laquelle tousiours attentiue demouroit à vne petite fenestre<text:line-break/>pour veoir s'il y passeroit : &amp; le voy(a2)t venir elle se m(o2)stra t(a2)t ioyeuse, &amp; gracieuse<text:line-break/>à luy, qu'il peut fort bien c(o2)prendre qu'il auoit entendu la substance<text:s/>des parolles<text:line-break/>du beau pere : &amp; de la en auant il c(o2)tinua fort couuertem(e2)t, &amp; auec gr(a2)d conten(-)<text:line-break/>tem(e2)t de la dame &amp; de luy, de passer par celle rue soubz couleur d'y auoir<text:line-break/><text:span text:style-name="pb">[n.p.]</text:span><text:span text:style-name="pb"><text:line-break/></text:span>quelque autre chose à faire. Mais bien tost apres cecy s'est(a2)t desia apperceue la dame<text:line-break/>qu'elle plaisoit à cestuy cy comme luy à elle, desirant de le vouloir plus enflam(-)<text:line-break/>mer, &amp; certifier de l'amour qu'elle luy portoit, elle choysit temps &amp; lieu oppor(-)<text:line-break/>tun, &amp; s'en retourna vers le beau pere pour se c(o2)fesser : &amp; s'estant mise à ses piedz<text:line-break/>commenca sa confession par pleurer. Le beau pere voyant cecy luy demanda pi<text:line-break/>toyablement quelle nouuelle luy estoit suruenue. La dame respondit : Mon pere,<text:line-break/>les nouuelles que i'ay ne sont autres (q2) de ce mauldict de dieu vostre amy : duquel<text:line-break/>l'autre hier ie me plaignis à vous, par ce que ie croy certainement qu'il soit n(e2)<text:line-break/>pour mon tres grand dommaige, &amp; pour me faire faire chose dont iamais ie ne<text:line-break/>viuray cont(e2)te, ny ne m'oseray plus mettre à voz piedz. C(o2)ment, deit le<text:s/>beaupe(-)<text:line-break/>re ? ne s'est il pas abstenu de te d(o2)ner plus d'ennuy ? Certes non, deit la dame : ains<text:line-break/>depuis que ie m'en pleigniz à vous, l'ayant (quasi comme par vng despit) prins<text:line-break/>par aduenture en mal, ie croy que pour vne fois qu'il y souloit passer qu'il y soit<text:line-break/>depuis passé sept : que pleust à dieu qu'il se fust c(o2)tenté du passer &amp; regarder seu(-)<text:line-break/>lement : mais il à esté si hardy &amp; si deshonté, que encor hier de fresche memoire<text:line-break/>il m'enuoya vne femme auec de ses nouuelles &amp; frasques : &amp; comme si ie n'eusse<text:line-break/>eu des bources &amp; des ceinctures, il m'enuoya par elle vne bource &amp; vne ceinctu(-)<text:line-break/>re : dont ie fuz si marrie que si ie n'eusse eu esgard à la craincte de dieu, &amp; apres<text:line-break/>pour l'amour de vous i'eusse faict le diable : toutesfois ie m'en suis gardée : &amp; n'ay<text:line-break/>voulu faire ne dire chose aucune que ie ne le vous aye premierement faict sca(-)<text:line-break/>uoir. Encor m'aduisay ie (ayant desia rendu la bource &amp; la ceincture à la mes(-)<text:line-break/>saigiere qui les m'auoit apportées affin qu'elle les luy reportast auecques vng c(o2)(-)<text:line-break/>gé mal gracieux que ie luy d(o2)nay) de la rappeller, craignant qu'elle ne la retinst<text:line-break/>pour soy : &amp; luy feist acroire que ie l'eusse receue, c(o2)me i'ay ent(e2)du que telles fem<text:line-break/><text:soft-page-break/>mes font quelques fois : &amp; pleine de despit la luy ostay des mains, &amp; vous l'ay<text:s/>ap(-)<text:line-break/>portée affin que vous la luy rendiez, &amp; luy diez (q2) ie n'ay necessité de chose qu'il<text:line-break/>ayt : par ce que la mercy dieu &amp; de m(o2) mary, i'ay tant de bources &amp; tant de cein<text:line-break/>ctures que ie le noyerois dedans. Parquoy mon pere ie me viens excuser à vous :<text:line-break/>que si ne seveult abstenir de cecy ie le diray à mon mary, &amp; à mes freres, quelque<text:line-break/>chose qu'il en puisse aduenir : car i'ayme trop mieulx qu'il recoyue iniure (si rece(-)<text:line-break/>uoir la doit) que moy blasme pour luy. Et par vostre foy mon pere, cela ne vous<text:line-break/>semble il pas raisonnable ? Puis ayant dit cecy en pleurant incessamm(e2)t tresfort,<text:line-break/>elle tira de dessoubz sa robe vne tres belle &amp; riche bource, auec vnetres precieu(-)<text:line-break/>se ceincture : &amp; la getta dedans le giron du beau pere. Lequel adioustant entiere<text:line-break/>foy à ce quelle disoit, troublé de cecy oultre mesure, la print, &amp; deit à la dame : Ma<text:line-break/>fille si tu te courrouces de ces choses cy ie ne m'en esbahis point : ne ie ne t'(e2) scau<text:line-break/>rois reprendre : mais ie loue fort que tu suyues en cecy mon conseil. Ie le tensay<text:line-break/>bien fort l'autre iour, mais il m'a mal tenu ce qu'il me promit. Parquoy tant pour<text:line-break/>cela que pour cecy qu'il te vient de faire presentement, ie pense que ie luy res(-)<text:line-break/>chaufferay tellement les oreilles qu'il ne te faschera plus. Ne te laisse aussi de<text:line-break/>ton-cousté, auec la benediction de dieu, tant vaincre par la colere, que tu le<text:line-break/>dies à aucun de tes parentz : car il s'en pourroit ensuyure trop de mal : &amp; ne<text:line-break/>ayes crainte qu'il te sceust aduenir iamais de cecy aucun blasme : car ie seray &amp;<text:line-break/>deuant dieu &amp; deuant les<text:s/>hommes vray tesmoing de ton honnesteté. La da(-)<text:line-break/>me feit semblant de se reconforter aucunement, &amp; ayant laissé ce propos<text:line-break/><text:span text:style-name="pb">[Fueil.70]</text:span><text:span text:style-name="pb"><text:line-break/></text:span>(comme celle qui congnoissoit l'auarice de luy, &amp; de ses semblables) luy<text:line-break/>deit. Mon pere, ces nuyctz passées plusieurs esperitz de mes parens me sont ap(-)<text:line-break/>paruz en vision, lesquelz me semble qu'ilz soient en grande peine : &amp; qu'ilz ne<text:line-break/>demandent autre chose que aumosnes : &amp; mesmement ma bonne mere, laquel(-)<text:line-break/>le me semble si affligée &amp; paourette que cest vne pitie de la veoir : &amp; p(e2)se quel(-)<text:line-break/>le seuffre de tresgrandes peines de me veoir en ceste tribulation de cest ennemy<text:line-break/>de dieu. Parquoy ie vouldrois bien que vous deissiez pour lame d'eulx. Les qua(-)<text:line-break/>rente messes de sainct Gregoire, &amp; de voz oraisons parmy : affin que<text:s/>nostre sei(-)<text:line-break/>gneur les tire de ce feu penible : Et en disant cecy luy meit vng ducat au poing.<text:line-break/>Le sainct homme le print gayement : &amp; auec bonnes parolles &amp; plusieurs exem<text:line-break/>ples conferma la deuotion de ceste cy : Et quant il luy eut donné la benediction<text:line-break/>l'en laissa aller. Apres que la dame fut partie, ne s'aperceuant le bon corps d'hom<text:line-break/>me qu'il estoit vollé, il enuoya querir ce sien amy : lequel estant venu &amp; le voy(a2)t<text:line-break/>tout courrouce il pensa bien incontinent qu'il auroit nouuelles de sa dame : &amp;<text:line-break/>attendit<text:s/>que vouldroit dire le beaupere, lequel recommencant les parolles qu'il<text:line-break/>luy auoit autrefois dict l'iniuriant de plus beau &amp; se courroussant le reprint gr(a2)<text:line-break/>dement de ce que luy auoit dict la dame qu'il auoit faict. L'honneste homme<text:line-break/>qui encor ne voyoit à<text:s/>quelle fin tendoit son dire nyoit assez froydement d'auoir<text:line-break/>enuoye la bource &amp; la ceinture : affin de ne faire descroire cecy au beaupere, si<text:line-break/>par fortune la dame la luy auoit baillée : mais le beau pere bruslant de colere luy<text:line-break/>deit : comment le peulx tu nier<text:s/>mauuais homme ? Les voyla : regarde si tu les con<text:line-break/>gnois, l'honneste homme faisant semblant d'en estre fort honteux luy deit : Cer(-)<text:line-break/>tes ouy ie les congnois &amp; vous confesse que i'ay mal faict : mais ie vous iure (puis<text:line-break/>que ie la voy en telle deliberation)<text:s/>que vous nen orrez iamais plus parler. A t(a2)t<text:line-break/>furent les parolles grandes : &amp; à la fin le bon sot de beaupere bailla la bource &amp;<text:line-break/>la ceinture à ce sien amy : &amp; apres l'auoir bien presché &amp; coniuré de ne tascher<text:line-break/>plus à toutes ces chose, &amp; luy l'ayant ainsi<text:s/>promis il luy donna congé de sen al(-)<text:line-break/>ler. L'honneste homme tresioyeux tant de la certitude qu'il luy sembloit auoir<text:line-break/><text:soft-page-break/>de lamytie de la dame que du beau present qu'il auoit receu sen alla incontinent<text:line-break/>qu'il fut party d'auec le beau pere en vng lieu par ou il feit veoir secretement à<text:line-break/>la dame qu'il auoit receu &amp; l'une &amp; lautre chose : dont elle fut moult contente : &amp;<text:line-break/>plus encor de ce quelle voyoit que sa mence alloit tousiours de bien en mieulx.<text:line-break/>Ne pensant plus à autre chose sinon que son mary allast en quelque lieu hors<text:line-break/>de la ville, pour donner acomplissement à la besoigne. Or aduint peu de iours<text:line-break/>apres cecy, qu'il fut de necessité au mary d'aller iusques à Gennes : Et tout aussi<text:line-break/>tost qu'il fut monté bien matin à cheual &amp; eut prins son chemin vers Gennes, la<text:line-break/>dame sen alla au sainct beaupere, &amp; apres plusieurs doleances quelle luy feit en<text:line-break/>pleurant luy deit. Mon pere ie vous veulx bien maintenant dire que ie nen puis<text:line-break/>plus endurer : mais pource que ie vous promis lautre iour de ne faire aucune cho<text:line-break/>se sans vous en aduertir, ie suis venue pour m'excuser : &amp; affin que vous croyez<text:line-break/>que i'ay occasion de pleurer &amp; me courrousser, ie vous veulx dire ce que vostre<text:line-break/>amy (ou plustost le diable denfer) ma faict ce matin deuant iour, Ie ne scay quel(-)<text:line-break/>le male aduenture luy à dict que mon mary sen alla hyer à Gennes : mais il vous<text:line-break/>fault croyre que ce matin à l'heure que ie vous dy il est entré en mon iardin, &amp;<text:line-break/>s'en est venu par dessus vng arbre à la fenestre de ma chambre qui est sur le<text:line-break/><text:span text:style-name="pb">[n.p.]</text:span><text:span text:style-name="pb"><text:line-break/></text:span>iar(-)din : &amp; desia il auoit ouuert la fenestre &amp; vouloit entrer ded(a2)s la chambre, quant<text:line-break/>ie mesueillay : &amp; soudainement me leuay, &amp; voulois commencer à cryer : ce que<text:line-break/>de faict i'eusse faict neust esté que luy (qui encor n'estoit dedans) me requit par(-)<text:line-break/>don pour lamour de dieu &amp; de<text:s/>vous, Et me deit qui il estoit. Parquoy l'ay(a2)t ouy<text:line-break/>ie me teuz pour lamour de vous : &amp; toute nue comme ie nasquiz couruz à la fe(-)<text:line-break/>nestre &amp; la luy fermay au visaige : &amp; croy qu'en sa malheure il sen alla, par ce que<text:line-break/>depuis ie ne louyz. Vous voyez maintenant si cecy est belle chose : &amp; si ie la doy<text:line-break/>souffrir, &amp; de moy ie ne le luy veulx plus endurer, encor luy en ay ie trop souf(-)<text:line-break/>fert pour lamour de vous. Le beaupere oyant cecy fut le plus marry du monde :<text:line-break/>&amp; ne scauoit que respondre, sinon qu'il luy demanda plusieursfois si elle auoit<text:line-break/>bien congneu que ce ne fust quelque autre : à qui la dame respondit. Loué soit<text:line-break/>dieu que ie ne le congnoisse encor d'auec vng autre. Alors le beaupere deit, On<text:line-break/>ne scauroit autre chose que dire sinon que cecy à esté trop grande hardiesse, &amp;<text:line-break/>chose trop mal faicte, &amp; tu feiz ce que tu deuois faire de len enuoyer comme tu<text:line-break/>feiz : mais ie te veulx prier (ma fille) puis que dieu ta gardé iusques icy de des(-)<text:line-break/>honneur, &amp; que tu as creu desia par deux fois mon conseil que tu le vueilles croi(-)<text:line-break/>re encores ceste cy : cestassauoir que sans ten plaindre à aucun de tes parens tu<text:line-break/>me laisses faire pour veoir si ie pourray reffrener ce diable deschaine que ie cui(-)<text:line-break/>dois estre saincte personne : &amp; si ie puis tant faire que ie l'oste de ceste bestialité,<text:line-break/>ce sera bonne chose : &amp; si ie ne le puis faire desmainten(a2)t (auec ma benediction)<text:line-break/>ie te donne licence que tu en faces ce que le cueur te iugera estre bien faict. Vous<text:line-break/>voyez maintenant que cest, deit la dame : toutesfois ie ne vous veulx pour<text:s/>ceste<text:line-break/>fois troubler ny desobeir : mais faictes en sorte qu'il ne mennuye plus, car ie vous<text:line-break/>prometz de ne reuenir iamais deuant vous pour ceste occasion, &amp; sans dire au(-)<text:line-break/>tre chose quasi comme courroucée se partit d'auec le beaupere : &amp; à peine estoit<text:line-break/>elle<text:s/>encor sortie de leglise que voicy arriuer l'honneste homme, qui incontinent<text:line-break/>fut appellé par le beaupere (auquel layant tire à part) il deit les plus grandes in(-)<text:line-break/>iures qui furent iamais dictes à homme, l'appellant desloyal traistre &amp; pariure.<text:line-break/>Cestuy cy qui auoit congneu desia deux autresfois combien montoient les in(-)<text:line-break/>iures de ce bon h(o2)me, ne faisoit que attendre ce qu'il diroit &amp; c(o2)me vng h(o2)me<text:line-break/>parplex se parforcoit de le faire parler le premier, puis deit : d(o2)t vi(e2)t ce courroux<text:line-break/>beaupere,<text:s/>Ay ie crucifie Iesuchrist ? A qui le beaupere respondit : Voyez vng peu<text:line-break/><text:soft-page-break/>ce desh(o2)té oyez ce qu'il dict : il parle ne plus ne moins c(o2)me s'il y auoit vng an ou<text:line-break/>deux que par la l(o2)gueur du t(e2)ps il eust oublie ses mesch(a2)setez &amp; desh(o2)nestetez,<text:line-break/>te est il desia sorty de lent(e2)dement depuis ce matin seulem(e2)t d'auoir faict iniu(-)<text:line-break/>re à autruy ? Ou as tu esté ce matin vng peu deuant le iour ? Ie ne scay ou iay esté<text:line-break/>respondit l'h(o2)neste h(o2)me : mais vous en auez eu bien tost la nouuelle. Il est vray<text:line-break/>deit le beaupere que ie l'ay eu bien tost, ie croy que tu p(e2)sois (parce que le mary<text:line-break/>sen estoit allé) que ceste h(o2)neste damete d'eust receuoir inc(o2)tin(e2)t entre ses braz.<text:line-break/>He dieu voicy vng honneste h(o2)me qui est deuenu ribleur de nuyct,<text:s/>crocheteur<text:line-break/>de iardins, &amp; escheleur d'arbres. P(e2)ses tu vaincre par importunité la saincteté de<text:line-break/>ceste dame ? Quas tu affaire de l'aller cercher la nuyct dessus les arbres ? Il n'est<text:line-break/>chose au monde qui tant luy desplaise que toy : &amp; toutesfois tu veulx te<text:s/>faire ay(-)<text:line-break/>mer par force : En verité oultre la dem(o2)strati(o2) qu'elle ta faict en plusieurs choses<text:line-break/>tu tes fort am(e2)dé par mes adm(o2)nestem(e2)s : mais ie te veulx bi(e2) dire ma(i2)ten(a2)t vne<text:line-break/><text:span text:style-name="pb">[Fueil.71]</text:span><text:span text:style-name="pb"><text:line-break/></text:span>chose qu'elle s'est teue iusques icy<text:s/>de ce que tu luy as faict : non pour amour quel(-)<text:line-break/>le te porte, ains à mon instance &amp; priere : mais elle ne sen taira plus : &amp; ie luy ay<text:line-break/>donné licence que si tu luy faiz plus aucun desplaisir quelle face ce qu'il luy plai(-)<text:line-break/>ra : Que feras tu malheureux si<text:s/>elle le dict à ses freres ? L'honneste homme ayant<text:line-break/>saigement comprins ce qu'il auoit à faire rappaisa le beaupere au mieulx qu'il<text:line-break/>sceut auecques tresgrandes promesses de ny retourner iamais, &amp; apres s'estant<text:line-break/>party d'auec luy entra le lendemain matin par le moyen qui luy auoit esté en(-)<text:line-break/>seigné dedans le iardin : puis monta sur larbre : &amp; ayant trouué la fenestre ouuer(-)<text:line-break/>te entra dedans la chambre : &amp; le plustost qu'il luy fut possible se meit entre les<text:line-break/>braz de samye, laquelle comme celle qui auec grant desir l'auoit attendu le re(-)<text:line-break/>ceut de bien bon cueur en disant, grant mercy à m(o2)sieur le beaupere qui ta ainsi<text:line-break/>bien enseigné la voye dy venir, &amp; apres receu(a2)s plaisir l'ung de lautre, deuisantz<text:line-break/>&amp; riantz fort de la simplicité de ce sot &amp; beste de beaupere, blasm(a2)tz les estoup(-)<text:line-break/>pes, les peignes, &amp; les cardes de son mary, ilz prindrent leur soulas ensemble a(-)<text:line-break/>uec grant plaisir, &amp; donnerent depuis si bon ordre à leur cas que sans auoir plus<text:line-break/>affaire de retourner deuers monsieur le beaupere ilz se retrouuerent ensemble<text:line-break/>plusieurs nuytz auec pareil plaisir, ausquelles nuytz ie prie dieu qu'il vueille par<text:line-break/>sa saincte misericorde me conduire bien tost, &amp; toutes les autres ames Chresti(-)<text:line-break/>ennes qui en ont voulente.</text:p>
      <text:h text:style-name="Titre2" text:outline-level="2">(hedera) DOMP FELIX APPRINT A FRERE<text:line-break/>P<text:span text:style-name="T2516">uccio<text:s/></text:span><text:span text:style-name="T2517">comment il seroit sauué en faisant une penitence qu'il luy enseigna, la(-)</text:span><text:span text:style-name="T2518"><text:line-break/></text:span><text:span text:style-name="T2519">quelle frere</text:span><text:s/>P<text:span text:style-name="T2520">uccio fcit &amp; ce pendant</text:span><text:s/>D<text:span text:style-name="T2521">omp felix se donna du bon temps a(-)</text:span><text:span text:style-name="T2522"><text:line-break/></text:span><text:span text:style-name="T2523">uecques sa femme.</text:span></text:h>
      <text:h text:style-name="P2524" text:outline-level="2">Nouuelle quatriesme.</text:h>
      <text:p text:style-name="P2525"><text:span text:style-name="T2526">A</text:span>Pres que ma dame Philomene se fut teue &amp; quelle eut acheué<text:line-break/>sa nouuelle, &amp; Dioneo eut loué grandement auecques parolles<text:line-break/>gracieuses le bon esperit de la dame amoureuse &amp; encor plus<text:line-break/>la priere faicte par ladicte Philomene en acheuant sa nouuelle.<text:line-break/>La royne en riant regarda Pamphile &amp; luy deit. Or apres Pam<text:line-break/>phile continue nostre passetemps auec quelque plaisante cho(-)<text:line-break/>sette Pamphile respondit promptement qu'il le feroit tresuoulentiers, &amp; com(-)<text:line-break/>menca ainsi. Ma dame il y a beaucoup de gens qui pendant qu'ilz se parforcent<text:line-break/><text:soft-page-break/>d'aller en paradis y enuoyent autruy, sans qu'ilz y pensent, ce qui aduint na pas<text:line-break/>long temps à vne nostre voysine ainsi que vous orrez.</text:p>
      <text:p text:style-name="p">Comme i'ay autresfois ouy dire souloit demeurer aupres de sainct Brancas(-)<text:line-break/>se vng bon &amp; riche homme qui fut nommé Puccio de reineri, lequel depuis qu'il<text:line-break/>se fut adonné du tout aux choses de dieu se rendit conuers de ceulx de sainct<text:line-break/>Francois &amp; fut nommé frere Puccio. Et suyuant ceste sienne vie spirituelle, n'ay(-)<text:line-break/>ant autre train ne charge fors sa femme &amp; vng seruiteur, &amp; pour ceste cause ne<text:line-break/>luy estant besoing de vacquer ou faire aucun mestier, il ne bougeoit continuel(-)<text:line-break/>lement de leglise, &amp; pource qu'il estoit homme idiot &amp; de grosse paste il ne fai(-)<text:line-break/>soit que dire ses patenostres, aller aux sermons &amp; demourer longuement à la<text:line-break/><text:span text:style-name="pb">[n.p.]</text:span><text:span text:style-name="pb"><text:line-break/></text:span>messe, ne iamais ne failloit qu'il<text:s/>ne se trouuast aux louenges &amp; salutz que chan(-)<text:line-break/>toient les seculiers, ieusnant ordinairement &amp; se donnant la discipline qui estoit<text:line-break/>cause qu'on faisoit bruyt qu'il estoit d'une confrarie de grande deuotion qu'on<text:line-break/>nommoit les balieurs, sa femme qui auoit nom Ysabette ieune encor de vingt<text:line-break/>huict à trente ans, fresche, belle, &amp; rondelette (qui sembloit vne pomme roze) fai<text:line-break/>soit fort souuent par le moyen de la saincteté de son mary &amp; par adu(e2)ture pour<text:line-break/>sa vieillesse trop plus longues diettes quelle n'eust voulu : &amp; lors quelle eust bien<text:line-break/>voulu dormir, ou plustost se iouer auec luy, il luy racomptoit la vie de Iesuchrist<text:line-break/>&amp; les sermons de frere Nastaise, ou les lamentations de la Magdeleine, &amp; autres<text:line-break/>semblables choses. En ce temps l(a2) reuint de Paris vng moyne nommé damp Fe(-)<text:line-break/>lix c(o2)uentuel de sainct Brancasse, qui estoit ieune &amp; beau personnaige, prompt<text:line-break/>desperit, &amp; profond en science : auec lequel frere Puccio print vne grande pri(-)<text:line-break/>uaulté : &amp; pource que cestuy cy luy satiffaisoit tresbi(e2) à toutes les doubtes &amp; de(-)<text:line-break/>mandes qu'il luy faisoit : &amp; oultre ce cognoissant sa condition se monstroit en(-)<text:line-break/>uers luy tressainct homme : frere Puccio commenca à le mener quelques fois en<text:line-break/>sa maison, &amp; luy donner à disner, &amp; à soupper comme il luy venoit à propos. La<text:line-break/>femme duquel estoit pour lamour de son mary deuenue pareillement priuée<text:line-break/>du moyne : &amp; luy faisoit voulentiers honneur. Luy doncques continuant de ve(-)<text:line-break/>nir en la maison de frere Puccio, &amp; voyant sa femme ainsi fresche &amp; en bon<text:line-break/>point comme elle estoit va songer<text:s/>en soymesmes quelle chose cestoit dont elle<text:line-break/>pouuoit auoir plus de besoing, deliberant pour oster frere Puccio hors de peine<text:line-break/>de len secourir : &amp; l'ayant assiegée de loeil vne fois &amp; autre, il sceut tant finement<text:line-break/>faire qu'il alluma en elle le mesme desir qu'il auoit, dequoy s'estant apperceu il<text:line-break/>deuisa auecques elle inc(o2)tinent qu'il luy vint à propos de ce que plus il desiroit :<text:line-break/>mais combien qu'il la trouuast touue disposée de donner ac(o2)plissement au faict<text:line-break/>on ny scauoit pourtant trouuer aucun moyen : à cause quelle ne se vouloit fier<text:line-break/>d'aller en lieu du monde auec le moyne, sinon en sa maison : &amp; en la maison il<text:line-break/>n'estoit possible : par ce que frere Puccio n'alloit iamais hors la ville, d(o2)t le moy(-)<text:line-break/>ne enraigoit de dueil. Mais long temps apres il va penser vng moyen pour pou(-)<text:line-break/>uoir iouyr d'elle en sa maison mesmes sans aucun souspeson, ores que frere Puc(-)<text:line-break/>cio y fust. Et estantz allé vng iour passer le t(e2)ps ensemble, le moyne luy deit : iay<text:line-break/>beaucoup de fois comprins frere Puccio que tout ton desir est de deuenir sainct<text:line-break/>homme, A quoy il me semble que tu prens vng long chemin : ou nous en auons<text:line-break/>vng qui est fort court, lequel le pape &amp; ses autres grans prelatz qui le scauent &amp;<text:line-break/>en vsent, ne veulent pas qu'on lenseigne, par ce que le mestier des prebstres<text:s/>(qui<text:line-break/>viuent la pluspart d'aulmosnes) seroit incontinent aboli, comme celluy auquel<text:line-break/>les gens seculiers ne courroient plus auec aulmosnes &amp; autres choses ainsi qu'ilz<text:line-break/>font : mais pource que tu es mon amy &amp; mas faict beaucoup d'h(o2)neur en ta mai<text:line-break/>son, si ie<text:s/>pensois que tu ne le deisses à personne, &amp; que tu le voulsisse suyure ie te<text:line-break/><text:soft-page-break/>l'enseignerois : Frere Puccio eut incontinent le plus grant desir du monde de le<text:line-break/>scauoir : &amp; commenca à le prier premierement auecques grande instance de le<text:line-break/>luy enseigner : &amp; puis<text:s/>à iurer que iamais (sinon quant il luy plairoit) il ne le diroit<text:line-break/>à personne : Affermant que si cestoit chose qui fust en sa puissance qu'il se met(-)<text:line-break/>troit à le faire. Puis que tu me le prometz ainsi (deit le moyne) ie te le monstre(-)<text:line-break/>ray : tu doiz scauoir, que les sainctz docteurs de leglise tiennent que qui veult<text:line-break/><text:span text:style-name="pb">[Fueil.72]</text:span><text:span text:style-name="pb"><text:line-break/></text:span>de(-)uenir du nombre des bienheureux, il luy conuient faire la penitence que tu or(-)<text:line-break/>ras : mais entendz le bien sainement : car ie ne dy pas que apres la penitence fai(-)<text:line-break/>cte<text:s/>tu ne sois pecheur comme tu es : mais il aduiendra de cecy que tous les pe(-)<text:line-break/>chez que tu as faitz iusques à l'heure de la penitence seront tous purgez, &amp; par<text:line-break/>icelle te seront pardonnez ? &amp; ceulx que tu feras par apres ne seront escriptz à ta<text:line-break/>dampnation :<text:s/>Ainsi sen iront auecques leau beniste comme font ores les venielz.<text:line-break/>Il fault doncques que l'homme (mais auec vne grande diligence &amp; solicitude) se<text:line-break/>confesse de ses pechez quant il vient à commencer la penitence : &amp; apres cecy<text:line-break/>luy conuient commencer à ieusner &amp; à faire vne abstinence tresgrande, laquel(-)<text:line-break/>le doit durer quarente iours, durant lesquelz il se fault abstenir non seulement de<text:line-break/>toucher vne autre femme mais la sienne propre : &amp; oultre ce il te conuient auoir<text:line-break/>en ta propre maison quelque lieu dont tu puisses veoir de nuyct le ciel, &amp; ten al(-)<text:line-break/>ler en ce lieu sur l'heure de complie, &amp; l(a2) auoir vne table fort large, mise &amp; or(-)<text:line-break/>donnée de sorte que toy estant debout tu y puisses appuyer les reins, &amp; tenant<text:line-break/>les piedz en terre, estendre les bras comme faict le crucifix : &amp; si tu les voulois ap<text:line-break/>puyer à quelque cheuille tu le peulx faire : &amp; en ceste maniere regardant le ciel<text:line-break/>il te fault demourer sans te mouuoir aucunement iusques au matin, &amp; si tu estois<text:line-break/>homme lettré il te fauldroit dire ce pendant certaines oraisons que ie te donne(-)<text:line-break/>rois : mais pource (q2) tu ne les point il te fauldra dire trois cens patenostres, &amp; trois<text:line-break/>cens aue maria en l'honneur &amp; reuerance de la trinité : &amp; regardant le ciel auoir<text:line-break/>tousiours en memoire que dieu à esté createur du ciel &amp; de la terre : &amp; pareille(-)<text:line-break/>ment te souuenir de la passion de Iesuchrist, te tenant estendu en la maniere qu'il<text:line-break/>fut sur larbre de la croix. Puis quant matines sonneront tu ten peulx aller si tu<text:line-break/>veulx, &amp; te getter tout vestu sur ton lict &amp; dormir, &amp; le<text:s/>matin apres il fault aller<text:line-break/>à leglise &amp; la ouyr pour le moins trois messes, &amp; dire cinquante patenostres &amp;<text:line-break/>autant d'aue maria, &amp; apres cecy faire auecques toute simplicité aucunes de tes<text:line-break/>besoignes si point tu en as à faire : puis disner &amp; estre apres àvespres en leglise, &amp;<text:line-break/>la dire certaines oraisons que ie te donneray par escript, sans lesquelles on ne<text:line-break/>peult riens faire : &amp; puis sur l'heure de complie retourner en la maniere dessusdi(-)<text:line-break/>cte : &amp; en faisant cecy (comme iay autresfois faict) i'espere que auant<text:s/>que tu soyes<text:line-break/>à la fin de ta penitence (au moins si tu le faiz auec deuotion) tu sentiras chose es(-)<text:line-break/>merueillable de la beatitude eternelle. Frere Puccio deit alors : Cecy n'est point<text:line-break/>chose fort penible, ne trop longue, &amp; se peult facillement faire : parquoy ie<text:line-break/>veulx au nom de dieu commencer dimenche prochain, &amp; prenant c(o2)gé de luy<text:line-break/>sen alla en sa maison ou il compta tout cecy par ordre à sa femme. La femme en(-)<text:line-break/>tendit tresbien, quant elle ouyt dire qu'il faloit demourer sans bouger iusques au<text:line-break/>matin, ce<text:s/>que le moyne vouloit dire. Parquoy luy semblant que l'inu(e2)tion estoit<text:line-break/>assez bonne, elle luy deit que de cecy &amp; de tout autre bien qu'il feroit pour son<text:line-break/>ame, elle en estoit contente, &amp; affin que nostre seigneur la feist participante de<text:line-break/>sa penitence qu'elle vouloit ieusner auecques luy : mais autres chose n(o2) : Demou(-)<text:line-break/>rans doncques d'acord, quant le dimenche fut venue frere Puccio commenca sa<text:line-break/>penit(e2)ce, &amp; monsieur le moyne ayant prins complot auec la femme sen venoit<text:line-break/>voulentiers sur le tard &amp; à heure<text:s/>qu'il ne pouuoit estre veu, soupper le plus sou(-)<text:line-break/><text:soft-page-break/>uent auec elle &amp; apportoit tousiours quant &amp; soy bien à menger &amp; à boire, puis<text:line-break/>se couchoit auec elle iusques à l'heure de matines qu'il se leuoit &amp; sen alloit. Et<text:line-break/><text:span text:style-name="pb">[n.p.]</text:span><text:span text:style-name="pb"><text:line-break/></text:span>frere Puccio sen retournoit<text:s/>au lict, le lieu que frere Puccio auoit choysi pour fai<text:line-break/>re sa penitence, estoit aupres la chambre ou couchoit sa femme : ne ny auoit au(-)<text:line-break/>tre chose qui en feist la separation que vne legiere cloison : Parquoy se demen(a2)t<text:line-break/>vng iour trop monsieur le moyne<text:s/>auec la femme sans cesse, &amp; elle auecques luy<text:line-break/>il sembla à frere Puccio qu'il oyoit quelque remuement du plancher de la mai(-)<text:line-break/>son. Au moyen dequoy ayant desia dict cent de ses patenostres il feit pause, &amp;<text:line-break/>appella sa femme sans se bouger, &amp; luy demanda ce<text:s/>quelle faisoit, la femme qui<text:line-break/>estoit grande gaudisserresse cheuauchant paraduenture à lheure sans selle la be(-)<text:line-break/>ste de sainct Benoist, ou bien de sainct Iehan galbert, respondit. Moigne mon<text:line-break/>mary ie me demaine tant que ie puis. Alors frere Puccio dict, comment te de(-)<text:line-break/>meines tu ? Que veult dire ce demener ? La femme en riant &amp; de bon cueur (par<text:line-break/>ce quelle estoit maistresse dame &amp; qui paraduenture auoit lors occasion de rire)<text:line-break/>respondit, comment ? ne scauez vous pas que cecy veult dire ? Ne vous ay ie pas<text:line-break/>ouy<text:s/>dire mille fois que qui ne souppe au soir toute la nuyct se demaine ? Frere<text:line-break/>Puccio creut que labstinence qu'il pensoit quelle feist, feust occasion de ne pou(-)<text:line-break/>uoir dormir : &amp; quelle sede menast ainsi par le lict. Parquoy il luy deit. En bon(-)<text:line-break/>ne foy ma<text:s/>femme ie t'ay bien dict que tu ne ieunasses point : mais puis que tu las<text:line-break/>voulu faire ne pence point à cela, ains pence à dormir : Tu faiz tellement remuer<text:line-break/>quelquesfois le lict que tu faiz bransler tout ce qui est ceans. Lors deit la femme<text:line-break/>ne vous en souciez non, ie scay bien ce que ie faiz : faictes hardiment bien ce que<text:line-break/>vous faictes, car ie feray bien (si ie puis) ce que i'ay encommence. Frere Puccio<text:line-break/>demoura tout coy &amp; se remeit à dire ses patenostres : &amp; la femme &amp; monsieur<text:line-break/>le moyne des celle nuyct en auant (ayantz faict faire vng lict en vng autre en(-)<text:line-break/>droict de la maison) se donnerent bon temps durant que la penitence de frere<text:line-break/>Puccio dura, &amp; à la mesme heure (q2) le moyne sen alloit au matin, elle s'en retour(-)<text:line-break/>noit en son lict : ou frere Puccio venoit<text:s/>quant sa penitence estoit acheuée. Con(-)<text:line-break/>tinuant doncques en telle maniere frere Puccio icelle penit(e2)ce &amp; la femme son<text:line-break/>plaisir auec le moyne, elle disoit plusieursfois en gaudissant au moyne, tu faiz<text:line-break/>faire la penitence à frere Puccio par le moyen de laquelle nous auons gaigne le<text:line-break/>paradis : &amp; voyant que son cas alloit tresbien elle s'appriuoysa tellement à la pa(-)<text:line-break/>sture du moyne que ayant esté tenue longuement en diete par son mary (en(-)<text:line-break/>cor que la fin de sa penitence approchast) elle trouua moyen toutesfois de se re(-)<text:line-break/>paistre ailleurs auec le moyne.&amp; en print à discretion longuement son plaisir :<text:line-break/>dont il aduint (affin que les dernieres parolles ne soient discordantes des premie(-)<text:line-break/>res) que la ou frere Puccio (en faisant penitence) pensoit se mettre en<text:s/>paradis, il<text:line-break/>y meit le moyne qui luy auoit monstré la voye de y aller si tost : &amp; pareillement<text:line-break/>sa femme qui viuoit auec luy en grande indigence de la chose dont monsieur le<text:line-break/>moyne (comme fort charitable) luy faisoit si grant largesse.</text:p>
      <text:soft-page-break/>
      <text:h text:style-name="Titre2" text:outline-level="2"><text:span text:style-name="pb">[Fueil.73]</text:span><text:span text:style-name="pb"><text:line-break/></text:span>(hedera) LE MAGNIFICQVE RICHARD DON(-)<text:line-break/><text:span text:style-name="T2527">na ung cheual à me&lt;ATTcaractere&gt;ire Francois uergelesy au moyen dequoy il parla par son con</text:span><text:span text:style-name="T2528"><text:line-break/></text:span><text:span text:style-name="T2529">gé à sa femme : &amp; elle ne respondit aucune chose : mais luy respondit à soymesmes</text:span><text:span text:style-name="T2530"><text:line-break/></text:span><text:span text:style-name="T2531">pour elle : &amp; selon sa responce leffect sen ens</text:span><text:span text:style-name="T2532">uyuit apres.</text:span></text:h>
      <text:h text:style-name="P2533" text:outline-level="2">Nouuelle cinquiesme.</text:h>
      <text:p text:style-name="P2534"><text:span text:style-name="T2535">P</text:span>Amphile auoit acheué la nouuelle de frere Puccio n(o2) sans gra(-)<text:line-break/>de risée des dames, qu(a2)t la royne c(o2)manda gracieusem(e2)t à ma<text:line-break/>dame Elise quelle deist la sienne, laquelle vng peu plus brusque<text:line-break/>que autrem(e2)t, non<text:s/>par malice mais par sa coustume c(o2) menca<text:line-break/>à parler ainsi. Il y a plusieurs g(e2)s qui croi(e2)t (pource qu'ilz scau(e2)t<text:line-break/>beaucoup) (q2) les autres ne saich(e2)t ri(e2)s : lesquelz le plussouuent ce<text:line-break/>pend(a2)t qu'ilz se cuyd(e2)t mocquer d'autruy se treuu(e2)t apres le faict que autruy s'est<text:line-break/>mocqué d'eulx. Pour laquelle chose ie repute gr(a2)de follie celle de celuy (q3) se mect<text:line-break/>sans qu'il en soit beso(i2)g à essayer les forces de lesperit d'autruy, mais pource que<text:line-break/>chasc(u2) ne seroit paradu(e2)ture de m(o2) opini(o2), il me plaist de vous c(o2)pter en suyu(a2)t<text:line-break/>lordre qui nous à esté d(o2)né de deuiser ce (q3) en adu(i2)t à vng cheualier de Pistoye.</text:p>
      <text:p text:style-name="p">En la ville de Pistoye pres Florence y eut iadis en la lignée &amp; famille de ver(-)<text:line-break/>gelesi vng cheualier n(o2)mé messire Francois, h(o2)me fort riche saige &amp; aduisé en<text:line-break/>plusieurs choses : mais au demeur(a2)t tresauaricieux sans mesure, lequel ay(a2)t à aller<text:line-break/>à Mil(a2) pour estre Potestat, s'estoit equippé de toutes choses pour y aller honora(-)<text:line-break/>blem(e2)t, fors (q2) d'une beste d'amble qui fust belle pour luy &amp; à son gré, &amp; ne luy<text:line-break/>estant possible d'en recouurer aucune qui luy pleust, si en estoit en peine. Il y<text:line-break/>auoit lors à Pistoye vng ieune h(o2)men(o2)mé Richard, venu de bas lieu, mais gr(a2)<text:line-break/>dem(e2)t riche, lequel se tenoit si proprem(e2)t &amp; mign(o2)nem(e2)t vestu qu'il estoit ge(-)<text:line-break/>nerallem(e2)t appellé d'ung chasc(u2) Magnificque, &amp; auoit long t(e2)ps aymé &amp; faict<text:line-break/>la court sans auc(u2) adu(e2)taige à la femme de messire Fr(a2)cois qui estoit tresbelle &amp;<text:line-break/>fort h(o2)neste. Or est il (q2) ce Magnificque auoit le plus beau traquenart de toute la<text:line-break/>Toscane qu'il aymoit fort pour la beaulté qui estoit en luy : &amp; estant tout notoire<text:line-break/>par la ville qu'il faisoit lamour à ladicte dame, il y eut quelc(u2) qui dict audit mes(-)<text:line-break/>sire Fr(a2)cois (q2) s'il le luy dem(a2)doit en d(o2) qu'il l'auroit facilem(e2)t pour lamytie qu'il<text:line-break/>portoit à sa femme. Messire Fr(a2)cisque brusl(a2)t d'auarice enuoya querir le Magni<text:line-break/>ficque &amp; luy dem(a2)da son cheual à v(e2)dre affin qu'il le luy offrist en don. Le Ma(-)<text:line-break/>gnificque oyant cecy en fut tresayse : &amp; resp(o2)dit. M(o2)sieur si vous me d(o2)niez tout<text:line-break/>ce que vous auez au m(o2)de ie ne le v(e2)drois pas : mais vous le pourriez bien auoir<text:line-break/>en don s'il vous plaisoit : à ceste condition toutesfois que auant que vous layez ie<text:line-break/>puisse par vostre licence &amp; en vostre presence dire quelques parolles à vostre<text:line-break/>femme : si loing de vous que ie ne puisse estre ouy que d'elle. Messire Francisque<text:line-break/>conduit d'auarice &amp; esperant se mocquer de Magnificque respondit qu'il en e(-)<text:line-break/>stoit bien content, quant il vouldroit : &amp; layant laissé en la salle de son palays sen<text:line-break/>alla en la chambre de sa femme à laquelle il feit le compte comment aysement<text:line-break/>il pourroit auoir le traquenart. Puis luy commanda de venir escouter ce que le<text:line-break/>Magnificque vouldroit dire : mais quelle se gardast bi(e2) sur tout de resp(o2)dre peu<text:line-break/>ne prou à chose qu'il deist. La dame blasma fort telle chose : toutesfois ayant à o(-)<text:line-break/>beir aux plaisirs du mary elle promit de ce faire : &amp; le suyuit en la salle pour ouyr<text:line-break/><text:soft-page-break/>ce que le Magnificque vouldroit dire, lequel ayant de reches confermé la<text:line-break/><text:span text:style-name="pb">[n.p.]</text:span><text:span text:style-name="pb"><text:line-break/></text:span>con(-)uenti(o2) faicte auecques le mary se meit à seoir aupres d'elle en vng des coings de<text:line-break/>la salle assez loingtain d'ung chasc(u2) : &amp; c(o2)menca à dire ainsi. Ma dame il me sem<text:line-break/>ble estre certain que vous estes si saige que vous auez long temps à peu tresbien<text:line-break/>c(o2)gnoistre c(o2)bien d'amytie vostre beaulté (qui surpasse sans point de faulte cel(-)<text:line-break/>le de toute autre femme que ie pense iamais auoir veue) ma contrainct de<text:s/>vous<text:line-break/>porter : le laisse apart les louables c(o2)dit(o2)s &amp; singulieres vertuz qui sont en vous :<text:line-break/>lesquelles ont puissance de prendre tout homme de hault cueur : parquoy il n'est<text:line-break/>point de besoing de vous remontrer par parolles que lamour que ie vous porte<text:line-break/>nait esté la plusgr(a2)de &amp; la plus feru(e2)te que iamais homme porta à aucune autre<text:line-break/>femme : Et tout ainsi sera il sans faillir tant que ma miserable vie soubsti(e2)dra ces<text:line-break/>paoures m(e2)bres, &amp; encor vous ose ie bien dire plus, que si on s'ayme par dela c(o2)(-)<text:line-break/>me on faict par deca, ie vous aymeray perpetuellement, &amp; par cecy vous vous<text:line-break/>pouuez rendre certaine que vous n'auez aucune chose quelle que ce soit ou vile<text:line-break/>ou chere, que vous puissiez t(a2)t reputer vostre, &amp; en faire tel c(o2)pte c(o2)me de moy<text:line-break/>en ce que ie puis estre, &amp; semblablem(e2)t de tout ce qui est mien : &amp; affin que vous<text:line-break/>en preniez plus grant argument &amp; opinion, ie vous dy que ie reputerois à plus<text:line-break/>gr(a2)de grace que vous me c(o2)mandissiez quelque chose que ie peusse faire pour<text:line-break/>vous &amp; vous fust agreable, que ie ne ferois si moy c(o2)mandant à tout le monde il<text:line-break/>auoit à me obeir. Ainsi ma dame si ie suis aut(a2)t vostre comme vous oyez que ie<text:line-break/>suis, ie pr(e2)dray la hardiesse (n(o2) sans gr(a2)de raison) d'adresser mes prieres à vostre<text:line-break/>haultesse :<text:s/>de laquelle seule &amp; non d'ailleurs dependent mon repoz mon bien &amp;<text:line-break/>mon salut &amp; c(o2)me vostre treshumble seruiteur ie vous supplie mon cher bien &amp;<text:line-break/>seule esper(a2)ce de m(o2) ame (qui se nourrist en lamoureux feu esper(a2)t en vous) que<text:line-break/>vostre benignité soit si grande &amp; vostre rigueur (dont vous auez long t(e2)ps à vsé<text:line-break/>enuers moy qui suis vostre) si amolie que me sent(a2)t reconforté de vostre pitie ie<text:line-break/>puisse dire que tout ainsi (q2) par vostre beaulté ie suis deuenu amoureux ie puisse<text:line-break/>aussi auoir par elle mesmes la vie, laquelle (si vostre hault cueur ne s'incline à mes<text:line-break/>prieres) se c(o2)sumera sans aucune faulte de forte que ien mourray, &amp; pourrez e(-)<text:line-break/>stre appellée homicide de moy. Et laissons apart que ma mort ne vous fust point<text:line-break/>d'h(o2)neur, neantmoins ie<text:s/>croy que qu(a2)t aucunesfois il vous en souuiendroit, vous<text:line-break/>diriez en vous mesmes. Helas combi(e2) ie fey de mal de n'auoir eu pitie de mon<text:line-break/>Magnificque, &amp; ne seru(a2)t alors ce rep(e2)tir de rien ce vous seroit occasion de plus<text:line-break/>gr(a2)t ennuy, parquoy affin<text:s/>que cecy n'adui(e2)ne soyez en desplaisante mainten(a2)t<text:line-break/>que vous me pouuez secourir : &amp; au(a2)t que ie meure esmouuez vous à c(o2)passi(o2) de<text:line-break/>moy, car en vous seulle gist de me faire le plus c(o2)tent ou le plus dol(e2)t h(o2)me qui<text:line-break/>viue, toutesfois i'espere (q2) vostre courtoysie sera si gr(a2)de (q2) vous ne souffrirez que<text:line-break/>ie recoyue mort pour rec(o2)p(e2)se d'une telle &amp; si gr(a2)de amytie (q2) ie vous porte : mais<text:line-break/>auecques ioyeuse resp(o2)ce &amp; plaine de grace, vo(us) rec(o2)forterez mes paoures espe(-)<text:line-break/>ritz, lesquelz tous espou(e2)tez tr(e2)bl(e2)t en vostre presence. A t(a2)t faisant fin le Magni(-)<text:line-break/>ficque &amp; ayant enuoyé par les yeulx aucunes lermes apres tresgr(a2)s souspirs, il c(o2)(-)<text:line-break/>m(e2)ca à att(e2)dre ce (q2) la dame luy resp(o2)droit, laquelle ne la l(o2)gue court à elle faicte<text:line-break/>ne le iouster &amp; tournoyer, ne les matinées perdues, ne toutes les autres choses sem<text:line-break/>blables à cestes (q2) le Magnificque auoit faictes pour lamour d'elle n'auoi(e2)t iamais<text:line-break/>au parau(a2)t peu mouuoir aucunement à laymer : elle fut à ceste heure lá meue par<text:line-break/>les affectueuses parolles dictes par les tresferuent amant : &amp; c(o2)m(e2)ca à sentir ce que<text:line-break/><text:span text:style-name="pb">[Fueil.74]</text:span><text:span text:style-name="pb"><text:line-break/></text:span><text:soft-page-break/>auparauant elle n'auoit iamais senty : cestassauoir que cestoit que damour : &amp; c(o2)(-)<text:line-break/>bien que pour suyure<text:s/>le commandement à elle faict par son mary, elle se teust :<text:line-break/>toutesfois les tendres souspirs quelle faisoit ne sceurent cacher ce que en respon(-)<text:line-break/>dant au Magnificque elle eust voulentiers declairé. Le Magnificque ayant vne<text:line-break/>espace de temps attendu sa responce &amp; voyant quelle ne resp(o2)doit aucune cho(-)<text:line-break/>se sen esmerueilla grandement : &amp; apres il commenca à s'apperceuoir de la trom<text:line-break/>perie &amp; finesse du mary : mais toutesfois en la regardant au visaige &amp; voyant<text:line-break/>aucun estincellem(e2)t d'yeulx d'elle enuers luy, &amp;<text:s/>oultre ce recueillant les souspirs<text:line-break/>lesquelz elle laissoit sortir de lestomac auecques toute leur force il print aucune<text:line-break/>bonne esperance &amp; fortifié d'icelle il vsa de nouueau conseil &amp; commenca à se<text:line-break/>respondre luy mesmes pour elle, &amp; comme si elle parloit en<text:s/>ceste maniere. Ma(-)<text:line-break/>gnificque mon amy sans doutte il ya long temps que ie m'appercoy que ton a(-)<text:line-break/>mytie enuers moy est tresgrande &amp; parfaicte : &amp; maintenant ie la congnois par<text:line-break/>tes parolles encor trop plus grande, dont ie suis contente, aut(a2)t que ie doiz estre,<text:line-break/>toutesfois s'il ta semblé que ie te aye esté dure &amp; cruelle ie ne veulx que tu croyes<text:line-break/>que tel ayt esté mon cueur comme ie me suis demonstrée par le visaige : ains t'ay<text:line-break/>tousiours aymé &amp; tenu cher sur tout autre homme : mais il ma conuenu le faire<text:line-break/>ainsi tant pour crainte d'autruy que pour garder la renommée de mon honne(-)<text:line-break/>steté, mais maintenant le temps vient ouquel ie te pourray faire congnoistre clai<text:line-break/>rement si ie t'ayme, &amp; te rendre guerdon de lamour que tu mas portée &amp; por(-)<text:line-break/>tes encores : &amp; par<text:s/>ainsi conforte toy &amp; demeure en bonne esper(a2)ce, par ce que<text:line-break/>messire Francisque sen doit aller dans peu de iours Potestat à Milan comme tu<text:line-break/>scaiz, (q2) pour lamour de moy tu luy as d(o2)né ton b(o2) traquenart, &amp; aussi tost qu'il<text:line-break/>sera party ie te prometz<text:s/>sur ma foy, &amp; par la bonne amour que ie te porte que<text:line-break/>sans faulte tu te trouueras bien tost apres auecques moy : &amp; donnerons plaisant<text:line-break/>&amp; entier accomplissement à nostre amour, &amp; à celle fin que ie ne te parle plus de<text:line-break/>ceste matiere, prens garde desmaintenant<text:s/>iusques au iour que tu verras deux<text:line-break/>couurechez estenduz à la fenestre de ma chambre qui est sur nostre iardin : &amp;<text:line-break/>le soir (quant il sera nuyct) fay tant que tu viennes à moy par lhuys du iardin : te<text:line-break/>gardant bien d'estre apperceu de personne : &amp; tu me trouueras que ie t'att(e2)dray.<text:line-break/>Lors nous aurons ensemble plaisir lung de lautre toute la nuyct &amp; ferons grant<text:line-break/>chere comme nous le desirons. Quant le Magnificque eut en la personne de la<text:line-break/>dame parlé ainsi il c(o2)menca à respondre pour soy &amp; deit. Treschere dame<text:s/>mes<text:line-break/>esperitz sont tant occupez par l'abondante ioye de vostre responce, que à pei(-)<text:line-break/>ne puis ie former la responce, ne dire vng seul mot pour vous rendre les gra(-)<text:line-break/>ces deues : Et quant bien ie pourrois parler comme ie le desire, toutesfois il nya<text:line-break/>temps qui peust estre si long qu'il me suffist à vous pouuoir entierement re(-)<text:line-break/>mercier comme ie vouldrois, &amp; qu'il me seroit conuenable de faire : &amp; par ain(-)<text:line-break/>si ie vous supplie que ce que ie desire d'acomplir (&amp; ne le puis faire par parol(-)<text:line-break/>les) demeure en vostre discrette consideration : seulement vous asseureray ie<text:line-break/>d'ung cas : que ainsi comme vous m'auez commandé, tout ainsi penseray ie de<text:line-break/>le faire sans y faillir. Et alors plus reasseuré paraduenture de tant de don que<text:line-break/>vous m'auez accordé, ie me parforceray à<text:s/>mon pouuoir de vous rendre les<text:line-break/>plus grandes graces qu'il me sera possible : maintenant il ne reste plus à di(-)<text:line-break/>re autre chose. Et par ainsi ma treschere dame dieu vous doint la ioye &amp; le bien<text:line-break/><text:span text:style-name="pb">[n.p.]</text:span><text:span text:style-name="pb"><text:line-break/></text:span>que vous desirez le plus grant : &amp; à dieu vous commande. Pour tout cecy la da(-)<text:line-break/>me ne respondit vne seulle parolle : parquoy le Magnificque se leua &amp; commen(-)<text:line-break/>ca à se retourner vers le mary : lequelle voyant leué alla au deuant &amp; luy deit en<text:line-break/>riant. Or ca que ten semble ? t'ay ie pas bien tenu promesse ? Monsieur non re(-)<text:line-break/><text:soft-page-break/>spondit le Magnificque : car vous me promistes de me faire parler auecques vo(-)<text:line-break/>stre femme &amp; vous mauez faict parler auecques vne statue de marbre. Ceste re(-)<text:line-break/>sponce pleut grandement au mary : lequel combien qu'il eust bonne opinion<text:line-break/>de sa femme, encor la print il meilleure, &amp; deit. Desormais le traquenart est<text:line-break/>mien, qui souloit estre tien : à qui le Magnificque respondit. Ouy monsieur :<text:line-break/>mais si i'eusse pensé tirer de ceste grace receue de vous, tel fruict comme i'ay faict<text:line-break/>sans la vous<text:s/>demander, ie vous l'eusse donné : &amp; voulsist dieu que ie l'eusse faict,<text:line-break/>par ce que vous auez acheté mon cheual, &amp; ie ne le vous ay pas vendu. Le ma(-)<text:line-break/>ry se meit à rire de ceste responce. Et se voyant pourueu d'une beste d'amble se<text:line-break/>meit bien tost apres en<text:s/>chemin : &amp; sen alla estre potestat à Milan. La dame<text:line-break/>doncques demourée en liberté en sa maison, repensant aux parolles du Magni(-)<text:line-break/>ficque, &amp; à lamour qu'il luy portoit, aussi au traquenart qui auoit esté donné<text:line-break/>pour lamour d'elle, &amp; voyant passer &amp; repasser<text:s/>ledict Magnificque par plu(-)<text:line-break/>sieursfois deuant son logis deit en soymesmes : Que fais ie ? pourquoy pers ie ma<text:line-break/>ieunesse ? Cestuy cy sen est allé à Milan &amp; ne retournera de six moys : Et quant<text:line-break/>sera ce qu'il satiffera iamais aux arreraiges ? Quant ie seray<text:s/>vieille ? &amp; oultre tout<text:line-break/>cecy, quant sera ce que ie trouueray iamais vng tel amy que le Magnificque ?<text:line-break/>Ie suis seulle &amp; n'ay peur de personne : ie ne scay pourquoy ie ne prens ce bon<text:line-break/>temps ce pendant que ie le puis auoir : ie n'auray pas tousiours le loysir<text:s/>comme<text:line-break/>i'ay à present : Ceste chose ne sera iamais sceue de personne : &amp; quant elle de(-)<text:line-break/>uroit estre sceue, si est il toutesfois meilleur de le faire &amp; sen repentir : que estre<text:line-break/>sans le faire &amp; se repentir de ne lauoir faict. Et ainsi s'estant elle mesmes<text:s/>conseil(-)<text:line-break/>lée elle meit vng iour deux couurechefz à la fenestre du iardin : apperceuant les(-)<text:line-break/>quelz le Magnificque (dont il fut tresioyeux) il sen alla secretement tout aussi<text:line-break/>tost que la nuyct fut venue, à l'huys du iardin &amp; le trouua ouuert : &amp; de la sen al(-)<text:line-break/>la à vng autre huys qui entroit en la maison ou il rencontra la dame qui l'atten(-)<text:line-break/>doit, laquelle le voyant venir se leua &amp; alla au deuant de luy : &amp; le receut auec(-)<text:line-break/>ques tresgrande chere : &amp; luy la baisant &amp; embrassant cent mille fois la suyuit<text:line-break/>par lescallier en sa chambre ou arriuez ilz se coucherent incontinent : &amp; lors ilz<text:line-break/>congneurent la derniere fin d'amour : &amp; combien que ceste fois fust la premie(-)<text:line-break/>re si ne fut elle pourtant la derniere. Par ce que cependant que le mary fut à Mi(-)<text:line-break/>lan, &amp;<text:s/>encor depuis qu'il fut retourné, le Magnificque y retourna plusieurs au(-)<text:line-break/>tres fois au tresgrant plaisir de chascune des parties.</text:p>
      <text:h text:style-name="Titre2" text:outline-level="2"><text:span text:style-name="pb">[Fueil.75]</text:span><text:span text:style-name="pb"><text:line-break/></text:span>(hedera) RICHARD MINVTOLO AYMA LA<text:line-break/><text:span text:style-name="T2536">femme de Phelippes fighinolfy, &amp; congnoissant quelle estoit ialouse de s</text:span><text:span text:style-name="T2537">on ma(-)</text:span><text:span text:style-name="T2538"><text:line-break/></text:span><text:span text:style-name="T2539">ry il luy donna à entendre qu'il deuoit uenir le iour ensuyuant en unes estuues</text:span><text:span text:style-name="T2540"><text:line-break/></text:span><text:span text:style-name="T2541">auecques sa femme ausquelles il feit uenir celle dudict Phelippes : laquelle pen(-)</text:span><text:span text:style-name="T2542"><text:line-break/></text:span><text:span text:style-name="T2543">sant estre auecques Phelippes son mary trouua quelle est auecques Richard.</text:span></text:h>
      <text:h text:style-name="P2544" text:outline-level="2">Nouuelle<text:s/>sixiesme.</text:h>
      <text:p text:style-name="P2545"><text:span text:style-name="T2546">I</text:span>L ne restoit plus rien à dire par ma dame Elise quant apres qu'on eut<text:line-break/>loué la saigesse du Magnificque la royne c(o2)m(a2)da à ma dame Fiam(-)<text:line-break/>mette quelle suyuist lordre auec vne de ses nouuelles : laquelle resp(o2)(-)<text:line-break/>dit tout en riant. Voulentiers ma dame : &amp; c(o2)menca ainsi. Il me sem(-)<text:line-break/>ble mes excellentes dames qu'il sera b(o2) de sortir aucunem(e2)t des propos de no(-)<text:line-break/>stre cité : laquelle tout ainsi quelle est copieuse de toutes choses aussi l'est elle d'ex(-)<text:line-break/>emples à tous propos : &amp; c(o2)me ma dame Elise à faict, qui à racompté des choses<text:line-break/>aduenues en lautre m(o2)de il nous fault aussi m(o2)trer (en sault(a2)t iusques à Naples)<text:line-break/><text:soft-page-break/>c(o2)me vne de ces sainctes dames qui font sembl(a2)t de t(a2)t fuyr &amp; euiter amour, fut<text:line-break/>c(o2)duicte (p3) le b(o2) esperit d'ung si(e2) amy d'en sentir le fruyct : plustost (q2) d'en auoir<text:line-break/>c(o2)gneu les fleurs : Ce (q3) vo(us) enseignera en vne mesme heure d'estre aduisées pour<text:line-break/>les choses(q3) peuu(e2)t aduenir &amp; encores vo(us) d(o2)nera plaisir de celles(q3) s(o2)t<text:s/>aduenues.</text:p>
      <text:p text:style-name="p">A Naples ville tresantique (&amp; paraduenture autant delectable ou plus que<text:line-break/>nulle autre d'Italie) y eut iadis vng ieune homme de noble parenté &amp; manife(-)<text:line-break/>stement riche nommé Richard minutolo, lequel encor qu'il eust pour femme<text:line-break/>vne tresbelle &amp; desirable dame, deuint neantmoins amoureux d'une autre : la(-)<text:line-break/>quelle sel(o2) l'opini(o2) de tous surpassoit en beaulté toutes les autres Neapolitaines.<text:line-break/>Et estoit n(o2)mée ma dame Catelle femme d'ung pareillem(e2)t ieune gentil h(o2)me<text:line-break/>appelle Phelippes fighinolfy, lequel elle (c(o2)me treshonneste femme) aymoit &amp;<text:line-break/>tenoit cher sur toute chose : aymant d(o2)cques Richard ceste ma dame Catelle, &amp;<text:line-break/>faisant toutes les choses par lesquelles lamour &amp; la grace d'une dame se peult &amp;<text:line-break/>doit acquerir, &amp; pour tout cela ne luy est(a2)t possible paruenir à aucune chose de<text:line-break/>ce qu'il desiroit il se desesperoit quasi tellem(e2)t que surpris ainsi d'une telle &amp; si ar(-)<text:line-break/>d(a2)te amour &amp; ne saich(a2)t ou n'ay(a2)t puissance de sen desuelopper il desiroit mou<text:line-break/>rir : mais il ne pouuoit,<text:s/>&amp; le viure luy desplaisoit, parquoy est(a2)t l(o2)guem(e2)t demou<text:line-break/>ré en tel estat &amp; disposition, aduint vng iour qu'il fut c(o2)seillé par aucunes de ses<text:line-break/>par(e2)tes qu'il s'abstint de ceste amytie : Par ce qu'il trauailloit en vain : d'aut(a2)t que<text:line-break/>ma dame<text:s/>Catelle n'auoit &amp; n'estimoit autre bi(e2) en ce m(o2)de que son mary : du(-)<text:line-break/>quel elle viuoit en telle ialousie qu'il luy sembloit que chasc(u2) oyseau qui voloit en<text:line-break/>laer le luy deuoit oster. Richard oy(a2)t &amp; saich(a2)t pareillem(e2)t ceste ialousie ch(a2)gea<text:line-break/>soudainem(e2)t de deliberati(o2) &amp; s'aduisa de faindre qu'il estoit amoureux ailleurs :<text:line-break/>&amp; deslors il feit semblant de n'auoir plus d'esper(a2)ce de lamour de ma dame Ca(-)<text:line-break/>telle : &amp; d'aymer vne autre gentil femme faign(a2)t de faire pour lamour d'elle des<text:line-break/>faitz darmes, &amp; ioustes &amp; toutes les mesmes choses qu'il souloit faire pour ma da<text:line-break/>me Catelle : tellement qu'il ne feit gueres cecy que quasi tous les Neapolitains, &amp;<text:line-break/>mesmes ma dame Catelle, ne creussent qu'il ne l'aymoit plus : ains ceste nouuelle<text:line-break/>dame sur toute chose : &amp; (p3)seuera si l(o2)guem(e2)t en cecy, que vng chasc(u2) le croyoit<text:line-break/>pour certa(i2) : de sorte (q2) ma dame Catelle (p3)dit vne estr(a2)geté quelle auoit auec luy<text:line-break/><text:span text:style-name="pb">[n.p.]</text:span><text:span text:style-name="pb"><text:line-break/></text:span>pour lamour qu'il luy souloit porter : &amp; comme voysine le<text:s/>saluoit familierement<text:line-break/>en allant &amp; venant comme elle faisoit les autres. Or aduint que estant le temps<text:line-break/>d'esté auquel toutes les assemblées de femmes &amp; gentilz hommes vont (selon la<text:line-break/>coustume du pays) à lesbat au long du riuaige de la mer, &amp; y disner &amp; soupper<text:line-break/>le plussouuent. Richard sceut vng iour que ma dame Catelle y estoit allée auec<text:line-break/>sa bende : parquoy il y alla pareillement auecques vne autre compaignie qu'il as(-)<text:line-break/>sembla : &amp; fut receu en celle de ma dame Catelle, s'estant premierement faict<text:line-break/>inuiter longuement comme s'il n'eust eu gueres de voulente dy demourer. Et lá<text:line-break/>les dames (&amp; pareillement ma dame Catelle) commencerent à le gaudir &amp; rail(-)<text:line-break/>ler de ceste nouuelle amytie : de laquelle Richard faisoit semblant d'estre attaint<text:line-break/>à oultrance, qui leur donnoit<text:s/>plus grande matiere d'en parler. Au long aller e(-)<text:line-break/>stant vne dame allée ca &amp; lautre la comme il s'acoustume de faire en telz lieux,<text:line-break/>&amp; ma dame Catelle demourée ou Richard estoit auec peu de femmes, Richard<text:line-break/>luy gecta vng mot à la trauerse d'une certaine amytie que Phelippes son mary<text:line-break/>portoit à vne autre femme, dont elle entra en soubdaine ialousie, &amp; commenca<text:line-break/>à brusler toute en soymesmes de desir de scauoir ce que Richard vouloit dire.<text:line-break/>Et apres que par aucun espace de temps elle se fut contenue à la fin elle<text:s/>ne se<text:line-break/>peut plus tenir, pource elle pria Richard que pour lamour de la dame que plus<text:line-break/><text:soft-page-break/>il aymoit il la rendeist certaine, de ce qu'il luy auoit dit de son mary, lequel luy<text:line-break/>respondit. Vous m'auez coniuré ma dame de par la personne pour lamour de<text:line-break/>laquelle ie ne vous puis nyer chose que vous me demandiez, &amp; suistout prest à<text:line-break/>le vous dire : mais que vous me promettiez que vous nen direz iamais rien à vo(-)<text:line-break/>stre mary ne à autre personne : sinon quant vous verrez par effect que ce que ie<text:line-break/>vous compteray sera vray : &amp;<text:s/>quant vous vouldrez ie vous enseigneray com(-)<text:line-break/>ment vous le pourrez veoir. La dame print grant plaisir de scauoir ce quelle de(-)<text:line-break/>m(a2)doit : &amp; plus le creut estre veritable, &amp; luy iura de ne le dire iamais à person(-)<text:line-break/>ne : puis s'estans retirez apart pour non estre ouyz de personne : Richard com(-)<text:line-break/>menca à dire. Ma dame si ie vous aymois comme ie vous ay aymé par cy de(-)<text:line-break/>uant ie n'aurois la hardiesse de vous dire chose dont ie pensasse vous ennuyer,<text:line-break/>mais par ce que cest amour est passée ie me soucieray moins de vous descouurir<text:line-break/>la verité de toute chose. Ie ne scay si Phelippes vostre mary fut iamais marry de<text:line-break/>lamour que ie vous ay portée, ou s'il à creu que iaye esté aymé de vous, mais c(o2)(-)<text:line-break/>ment cecy ait esté ou non, il ne men feit iamais semblant. Maintenant attendant<text:line-break/>paraduenture le temps qu'il à pensé que i'en aye moins de souspeson, il me veult<text:line-break/>faire ce que ie doubte qu'il craint que ie luy eusse voulu faire : cestassauoir de vou<text:line-break/>loir iouyr à son plaisir de ma femme : &amp; à ce que i'en ay peu apperceuoir il la<text:line-break/>poursuyuie &amp; solicitée depuis peu de t(e2)ps en ca fort secrettem(e2)t, auec plusieurs<text:line-break/>ambassades : lesquelles iay depuis toutes sceues d'elle qui luy à faict les responces<text:line-break/>telles que ie luy ay c(o2)mandées : &amp; encor ce matin au(a2)t que ie vinsse<text:s/>icy i'ay trou(-)<text:line-break/>ue auec ma femme en nostre maison vne messaigere parlant à elle en estroit se(-)<text:line-break/>cret : &amp; incontinent ie me suis doubté de ce que cestoit, &amp; ay appellé ma femme<text:line-break/>m'enquerant que demandoit celle lá : elle ma dict, cest la poursuyte de Phelip(-)<text:line-break/>pes fighinolphy, lequel auec les responces que tu me luy as faict faire, &amp; faict<text:line-break/>donner esperance me importune tellement que ie le porte ce me semble sur<text:line-break/>mes espaulles : &amp; dict pour conclusion qu'il veult scauoir ce que iay intention<text:line-break/><text:span text:style-name="pb">[Fueil.76]</text:span><text:span text:style-name="pb"><text:line-break/></text:span>de faire, &amp; que quant il me plairoit il feroit bien tant que ie pourrois estre se(-)<text:line-break/>crettement en vng lieu de ceste ville auec luy en vnes estuues me priant de ce(-)<text:line-break/>cy bien fort, dont il me desplaist : &amp; n'eust esté que tu mas faict faire (ne scay<text:line-break/>pourquoy) telles responces, ie l'eusse tellem(e2)t renuoyé, &amp; m'en fusse depesché de<text:line-break/>sorte, qu'il n'eust iamais regardé la ou ie eusse esté. A lors il m'a semblé (ma da(-)<text:line-break/>me) que cecy procedoit vng peu trop auant : dont ie ne le deuoie plus souffrir : &amp;<text:line-break/>ay pencé de le vous dire : affin que vous congnoissez quelle recompence recoit<text:line-break/>l'entiere foy &amp; amour que vous luy portez : pour la(q2)lle i'ay esté presque au mou(-)<text:line-break/>rir. Et affin que vous ne croyez ce que ie vous dy estre parolles &amp; fables, &amp; que<text:line-break/>vous puissiez<text:s/>(quant il vous en prendra voulenté) le voir, &amp; toucher au doigt,<text:line-break/>i'ay faict respondre par ma femme à celle qui l'att(e2)doit, que elle estoit toute pre(-)<text:line-break/>ste de se trouuer ausdictes estuues demain sur l'heure de midy, que les g(e2)s repo(-)<text:line-break/>sent pour la chaleur du iour. De laquelle resp(o2)ce la messaigere s'en est retournée<text:line-break/>fort contente : maintenant ie pence bien que vous ne croyez pas que ie sois si sot<text:line-break/>de l'y enuoyer. Mais si i'estois en vostre place ie ferois qu'il m'y trouueroit, au lieu<text:line-break/>de celle qu'il y p(e2)ce trouuer : &amp; quant i'aurois esté quelque espace de temps auec(-)<text:line-break/>ques luy, ie luy ferois congnoistre auec qui il auroit esté : &amp; si luy ferois encor tel<text:line-break/>honneur qui luy appartiendroit. Et ce faisant ce luy seroit telle honte &amp; deshon(-)<text:line-break/>neur, que à vne mesme heure l'iniure qu'il veult faire à vous &amp; à moy seroit ven(-)<text:line-break/>gée. Ma dame Catelle oyant cecy, sans auoir consideration qui estoit celuy qui<text:line-break/>luy disoit telle chose, ou à la tromperie qu'on luy preparoit, tout incontin(e2)t (com<text:line-break/>me font les personnes ialouses) adiousta foy ausdictes parolles : &amp; commenca à<text:line-break/><text:soft-page-break/>discourir plusieurs choses aduenues au parauant : &amp; toute enflambée d'une cole(-)<text:line-break/>re, soudainement respondit : que sans aucune faulte elle feroit tout ce que dessus,<text:line-break/>comme chose facile à faire. Mais que pour certain s'il y venoit elle luy feroit telle<text:line-break/>honte &amp; deshonneur, qu'il ne verroit iamais femme qu'il n'en eust souuenance.<text:line-break/>Richard tres content de tout cecy, &amp; luy estant aduis que son entreprise auoit<text:line-break/>bien prouffité conferma à la dame, auec plusieurs autres parolles ce qu'il luy auoit<text:line-break/>dit, la priant neantmoins qu'elle ne le deist iamais à personne : ce qu'elle luy pro(-)<text:line-break/>meit sur sa foy. Le lendemain matin Richard s'en alla à vne b(o2)ne vieille femme<text:line-break/>de sa congnoissance, qui estoit dame des estuues, ou il auoit dit à ma dame Ca(-)<text:line-break/>telle que le baing deuoit estre preparé, &amp; luy donna à ent(e2)dre tout ce qui estoit<text:line-break/>besoing de faire : la priant bien fort que elle luy fust en cecy fauorable. La bonne<text:line-break/>femme (qui luy estoit grandement tenue d'ailleurs) promeit de le faire de bien<text:line-break/>bon cueur : &amp; conclud auec luy ce qu'elle auroit à faire, &amp; à dire. Ceste b(o2)ne fem(-)<text:line-break/>me auoit en sa maison vne chambre fort obscure : &amp; n'y auoit aucune fenestre<text:line-break/>pour y d(o2)ner lumiere : laquelle chambre elle acoustra comme il pleut à Richard :<text:line-break/>&amp; feit vng lict dedans le mieulx qu'elle peut. Et en icelle s'en alla Richard le pre(-)<text:line-break/>mier, aussi tost qu'il eut disné, pour attendre ma dame Catelle : Laquelle le iour<text:line-break/>qu'elle eut ouy les parolles de Richard : &amp; à icelles<text:s/>adiousté plus de foy qu'elle ne<text:line-break/>deuoit, s'en retourna le soir plaine de gr(a2)d desdaing en sa maison. Aussi feit Phi(-)<text:line-break/>lippes son mary : lequel ayant peult estre d'autres pensem(e2)s en sa teste ne luy feit<text:line-break/>les caresses &amp; b(o2)ne chere qu'il auoit par adu(e2)ture acoustumé de luy faire. Quoy<text:line-break/>voyant ma dame Catelle elle entra en trop plus grand souspeson qu'elle n'estoit<text:line-break/>au parauant : disant en soymesmes : Il n'est riens plus vray que cestuy cy ne pense<text:line-break/><text:span text:style-name="pb">[n.p.]</text:span><text:span text:style-name="pb"><text:line-break/></text:span>à autre chose que à la femme, auec laquelle il cuyde demain receuoir plaisir : mais<text:line-break/>il n'en aduiendra ia ainsi. Et sur ceste resuerie imaginant &amp; pensant, comme elle<text:line-break/>luy scauroit bien dire quant elle seroit auecques luy, ne dormit toute la nuict : que<text:line-break/>dirons nous plus ? Venu le lendemain elle print sur l'heure de midy sa chambrie(-)<text:line-break/>re pour toute compaignie : &amp; sans autrement changer d'opinion s'en alla au lieu<text:line-break/>ou le baing estoit preparé comme Richard luy auoit enseigné. Et la ayant trou(-)<text:line-break/>ué la bonne dame de leans, elle luy demanda si Philippes y auoit point esté ce<text:line-break/>iour lá. A qui la bonne femme (tresbien recordée par Richard) respondit : Estes<text:line-break/>vous celle qui deuez venir parler à luy ? Ma dame Catelle resp(o2)dit, Ouy. Ad(o2)cq<text:line-break/>la vieille luy deit, Allez vous en deuers luy. Ma dame Catelle qui<text:s/>alloit cerchant<text:line-break/>ce qu'elle n'eust voulu trouuer, s'estant faict mener en la chambre ou Richard<text:line-break/>estoit la teste couuerte pour non estre congneue, entra en icelle, &amp; s'enferma de(-)<text:line-break/>dans. Richard tres ioyeux la voyant venir, se leua debout : &amp; la prenant entre ses<text:line-break/>braz luy deit bassem(e2)t, Bien soyes tu venue mamye. Ma dame Catelle pour m(o2)(-)<text:line-break/>strer bien qu'elle fust autre qu'elle n'estoit, le baisa, &amp; l'embrassa, &amp; luy feit tres(-)<text:line-break/>grande chere, sans dire aucune parolle : craignant si elle parloit, qu'elle fust con(-)<text:line-break/>gneue de luy. La chambre estoit tres obscure, d(o2)t chascune des parties estoit tres<text:line-break/>contente : ne pour y demourer longuement les yeulx n'en reprenoint point plus<text:line-break/>de force. Richard la conduysit sur le lict, ou ilz demeurer(e2)t sans parler,<text:s/>au moins<text:line-break/>qu'on eut sceu dicerner la voix, par vng long espace de t(e2)ps : auecques plus grand<text:line-break/>plaisir toutesfois, de l'une des parties que de l'autre. Mais qu(a2)t il sembla à ma da(-)<text:line-break/>me Catelle deuoir vomir hors de son estomach son courroux &amp; desdaing,<text:s/>elle<text:line-break/>commenca de grand ire enflambée à parler ainsi. Helas combien est malheu(-)<text:line-break/>reuse la fortune des femmes, &amp; combi(e2) est mal employée l'amour que plusieurs<text:line-break/>port(e2)t à leurs mariz. Moy paouure miserable, qui t'ay plus aymé que ma propre<text:line-break/>vie, huict ans<text:s/>sont desia passez, &amp; maintenant (comme i'ay senty) tu brusles &amp; te<text:line-break/><text:soft-page-break/>consommes en l'amour d'une estrange femme, meschant, &amp; mauuais homme<text:line-break/>que tu es. Or auec qui cuydes tu auoir esté ? Tu as esté auec celle la(q2)lle tu as long<text:line-break/>temps tr(o2)pée par faulx blandissemens, faignant de l'aymer, la ou tu estois amou(-)<text:line-break/>reux ailleurs. Ie suis Catelle, &amp; n(o2) la femme de Richard, traistre &amp; desloyal que<text:line-break/>tu es. Escoute si tu recongnois ma voix : cest moymesmes : &amp; me tarde de mil ans<text:line-break/>que nous ne sommes à la clarté, pour te deshonnorer comme tu en es digne, laid<text:line-break/>chien vituperé que tu es. Hé miserable que ie suis d'auoir porté tant d'ans si gr(a2)(-)<text:line-break/>de amytié à ce chien desloyal : lequel cuyd(a2)t auoir entre ses braz vne autre fem(-)<text:line-break/>me m'a plus faict de caresses, &amp; de<text:s/>demonstrations d'amytié en ce peu de temps<text:line-break/>que i'ay icy demouré auecques luy, que en tout l'autre remanant de temps que<text:line-break/>i'ay esté sienne. Tu te es bien monstré auiourdhuy (ô chien renyé) gentil com(-)<text:line-break/>paignon : &amp; à la maison tu as de coustume de te monstrer foyble, recreu, &amp; sans<text:line-break/>puissance : mais loué soit dieu, que tu as labouré ton champ, &amp; non celuy d'au(-)<text:line-break/>truy, comme tu pensois : ie ne m'esbahis pas si ceste nuict passée tu ne t'apro(-)<text:line-break/>chas point de moy. Tu attendois de descharger ta charge ailleurs : &amp; voulois<text:line-break/>arriuer moult fraiz cheualier à la bataille : mais graces à dieu &amp; mon bon ad(-)<text:line-break/>uis, l'eaue à neantmoins prins son cours en bas, comme elle deuoit. Que ne re(-)<text:line-break/>sp(o2)dz tu meschant homme ? Que ne diz tu quelque chose ? Es tu deuenu muet<text:line-break/>quant<text:s/>tu m'as ouy ? Par la foy de dieu ie ne scay à quoy il tient que ie ne te fiche<text:line-break/><text:span text:style-name="pb">[Fueil.77]</text:span><text:span text:style-name="pb"><text:line-break/></text:span>les ongles dans les yeulx, &amp; que ie ne te les arrache de la teste : tu p(e2)sois bien fai(-)<text:line-break/>re secretement ceste trahison : mais par dieu autant scait aultruy comme aultruy :<text:line-break/>&amp; t'ay mis de meilleurs bracques à la queue que tu ne cuydois. Richard mour(a2)t<text:line-break/>en soymesmes de rire de ses parolles, &amp; sans respondre aucune chose l'embras(-)<text:line-break/>soit, &amp; baisoit, &amp; luy faisoit de plus grandes caresses que iamais. Parquoy elle en<text:line-break/>continuant son parler luy disoit : Si tu pensois à ceste heure auecques tes infinies<text:line-break/>caresses me flater, Chien facheux que tu es, &amp; me pacifier, &amp; consoler, tu serois<text:line-break/>bien loing de ton c(o2)pte : car ie ne seray iamais consolée de cecy, iusques à ce<text:s/>que<text:line-break/>ie t'en aye vituperé en la presence d'autant de parens, amys, &amp; voysins que nous<text:line-break/>auons. Or vien ca meschant &amp; mauuais homme : ne suis ie pas aussi belle comme<text:line-break/>la femme de Richard ? Ne suis ie pas aussi gentil femme (q2) elle ? Que ne resp(o2)dz<text:line-break/>tu ord<text:s/>vilain ? Que à elle plus que moy ? Tire toy en la, ne me touche plus ? tu as<text:line-break/>faict trop d'armes pour auiourdhuy : ie scay bien puis (q2) tu congnois qui ie suis,<text:line-break/>que tout ce que tu ferois desormais seroit à force : mais si dieu m'en donne la gra<text:line-break/>ce ie t'en feray encor auoir enuie : &amp; ne scay à quoy ie me tiens que ie n'enuoye<text:line-break/>querir Richard : lequel m'ayme plus que soy mesmes : &amp; iamais ne se peut vanter<text:line-break/>que ie le regardasse vne seule fois, &amp; ne scay quel mal ce seroit de le faire. Tu as<text:line-break/>cuydé auoir icy sa<text:s/>femme : &amp; n'a tenu à toy que tu ne la y ayes eue : doncques si ie<text:line-break/>l'auois icy, tu ne me pourrois raisonnablement blasmer. Les parolles de la dame<text:line-break/>furent longues, &amp; ses lamentations grandes : toutesfois à la fin Richard pensant<text:line-break/>tresbien que s'il l'en laissoit aller auecques la cre(a2)ce qu'elle auoit, qu'il en pourroit<text:line-break/>aduenir trop de mal, delibera de se faire congnoistre, &amp; de la mettre hors de la<text:line-break/>tromperie ou elle estoit. Et l'ay(a2)t prinse entre ses braz, &amp; ten(a2)t si bien qu'elle ne<text:line-break/>peust eschapper, commenca à dire : Mamye ne vous troublez point : car ce que ie<text:line-break/>n'ay peu auoir en vous aymant simplem(e2)t, amour auec tromperie m'a enseigné<text:line-break/>de l'auoir, &amp; suis vostre Richard. Ce que oy(a2)t ma dame Catelle, &amp; le congnois(-)<text:line-break/>sant à la voix, elle se voulut getter soudainement hors du lict : mais elle ne peut,<text:line-break/>parquoy elle voulut crier, mais Richard de l'une de ses mains luy ferma la bou(-)<text:line-break/>che, &amp; luy deit apres, Ma dame, il ne peult meshuy estre (q2) ce qui est faict ne soit<text:line-break/>faict, quant bien vous auriez crié<text:s/>tout le temps de vostre vie, &amp; si vous criez, ou<text:line-break/><text:soft-page-break/>vous faictes en aucune maniere que cecy soit iamais sceu de personne, deux cho<text:line-break/>ses en adui(e2)dront, L'une sera (dont il ne vous doibt peu chaloir) que vous offen(-)<text:line-break/>cerez vostre h(o2)neur &amp; bonne renommée,<text:s/>par ce que quant bien vous direz que<text:line-break/>ie vous aye faict venir icy par tromperie, ie diray qu'il n'est pas vray : ains que ie<text:line-break/>vous y ay faict venir par argent, duquel ne vous ayant baillé aut(a2)t comme vous<text:line-break/>esperiez, vous vous estes ainsi courroucée, &amp; en<text:s/>faictes ce bruict &amp; ces parolles,<text:line-break/>&amp; vous scauez que le monde est plus inclin à croyre le mal que le bien, &amp; par<text:line-break/>ainsi lon ne croyra pas moins à moy que à vous. Apres tout cecy il en adui(e2)dra<text:line-break/>entre vostre mary &amp; moy vne mortelle inimitié, &amp; pourroit bien<text:s/>aduenir que<text:line-break/>aussi tost le tueroys ie comme luy moy, dont vous ne deuriez iamais apres viure<text:line-break/>contente. Et par ainsi, cueur de mon cueur, ne vueillez en vne mesme heure vous<text:line-break/>vituperer &amp; mettre en danger &amp; en peine vostre mary &amp; moy, vous n'estes pas<text:line-break/>la premiere, &amp; ne serez la derniere qui à esté trompée. Ie ne vous ay point trom(-)<text:line-break/>pée pour vous oster vostre honneur, mais ce à esté la grand amytié que ie vous<text:line-break/>porte, &amp; que suis deliberé de vous porter à iamais, &amp; d'estre vostre tres humble<text:line-break/><text:span text:style-name="pb">[n.p.]</text:span><text:span text:style-name="pb"><text:line-break/></text:span>seruiteur. Et comme long temps y a que moy &amp; tout ce que i'ay &amp; puis valoir,<text:line-break/>ayent esté vostres, &amp; desdiez à vostre seruice, i'entendz que doresnauant le tout<text:line-break/>soit plus vostre que iamais. Or vous estes saige en toutes autres choses, aussi suis<text:line-break/>ie certain que vous le serez en ceste cy. Ma dame Catelle ce p(e2)dant que Richard<text:line-break/>disoit ces parolles plouroit tresfort : &amp; combien qu'elle fust grandem(e2)t troublée,<text:line-break/>&amp; se torm(e2)tast fort, neantmoins la raison donna tant de lieu aux parolles de Ri(-)<text:line-break/>chard, qu'elle congneut que ce qu'il disoit pouuoit aduenir. Et par ainsi elle luy<text:line-break/>deit : Richard, ie ne scay comment nostre seigneur me donnera la grace que ie<text:line-break/>puisse comporter l'iniure &amp; la tromperie que tu m'as faicte, ie ne veulx cryer icy,<text:line-break/>ou ma simplicité est trop grande ialousie m'ont c(o2)duicte : mais sois certain d'u(-)<text:line-break/>ne chose, que ie ne viuray iamais contente si en vne facon ou en autre ie ne me<text:line-break/>voy vengée de ce que tu m'as faict. Et par ce laisse moy, ne me tiens plus : tu as eu<text:line-break/>ce que tu desiroys : &amp; m'as tormentée au tant qu'il t'a pleu : il est temps de me lais<text:line-break/>ser, laisse moy ie te prye. Mais Richard qui bien c(o2)gnoissoit que son cueur estoit<text:line-break/>encor trop courroussé, s'estoit mis en l'entendement de ne la laisser iamais, ius(-)<text:line-break/>ques à ce qu'il eust faict sa<text:s/>paix. Parquoy commencant auecques tresdoulces pa(-)<text:line-break/>rolles à l'appaiser, tant deit, tant pria, &amp; tant la coniura, que elle vaincue se rapaisa<text:line-break/>auecques luy, &amp; d'un c(o2)mun vouloir demourerent ensemble grand piece apres.<text:line-break/>Et congnoissant à lors la dame, combien estoient plus sauoureux les baisers de<text:line-break/>l'amy que ceulx du mary, changea sa cruaulté en doulce amytié vers Richard : &amp;<text:line-break/>l'ayma tres tendrement de ce iour la en auant : &amp; tres saigement iouyrent beau(-)<text:line-break/>coup de fois de leur amour. Dieu nous face ainsi iouyr de la nostre.</text:p>
      <text:h text:style-name="Titre2" text:outline-level="2">(hedera) TEDALDE ELISEI AYANT QVEL(-)<text:line-break/><text:span text:style-name="T2547">que courroux auecques samye s'en alla bors de Florence : puis y reuint en ha(-)</text:span><text:span text:style-name="T2548"><text:line-break/></text:span><text:span text:style-name="T2549">bit de pelerin apres quelque temps. Il parla auecques samye, &amp; luy feit con(-)</text:span><text:span text:style-name="T2550"><text:line-break/></text:span><text:span text:style-name="T2551">gnoistre son tort. Il deliura son mary du<text:s/></text:span><text:span text:style-name="T2552">d(a2)ger de mort, par ce qu'il estoit prou</text:span><text:span text:style-name="T2553"><text:line-break/></text:span><text:span text:style-name="T2554">ué qu'il auoit tué Tedalde : il feit la paix auecques ses freres : &amp; à la fin il iouyt</text:span><text:span text:style-name="T2555"><text:line-break/></text:span><text:span text:style-name="T2556">saigement de samye.</text:span></text:h>
      <text:h text:style-name="P2557" text:outline-level="2">Nouuel septiesme.</text:h>
      <text:p text:style-name="P2558"><text:span text:style-name="T2559">D</text:span>Esia se taisoit ma dame Fiammette, louée d'un chascun. Quant<text:line-break/>la royne pour ne perdre point de temps, deit soudainem(e2)t à ma<text:line-break/>dame Emilie qu'elle deist la sienne. Laquelle comm(e2)ca, &amp; deit.<text:line-break/><text:soft-page-break/>Il me plaist (tresgracieuses dames) de retourner à nostre cité :<text:line-break/>de laquelle il à pleu aux deux precedentes se despartir : &amp; vous<text:line-break/>monstrer comme vng citoyen des nostres recouura l'amytié de<text:line-break/>sa dame qu'il auoit perdue.</text:p>
      <text:p text:style-name="p">Il y eut à Florence vng ieune homme de noble maison nommé Tedalde Eli(-)<text:line-break/>sei : lequel estant amoureux oultre mesure, d'une dame qui s'appelloit ma dame<text:line-break/>Hermeline, femme d'un Aldobrandin Palermini, merita par ses vertuz &amp; loua(-)<text:line-break/>bles c(o2)dicions, de iouyr de ce qu'il desiroit. Au quel plaisir fortune ennemye des<text:line-break/>heureux s'opposa. Par ce que la dame ayant faict plaisir quelque temps à Tedal(-)<text:line-break/>de, delibera du tout (qui en fut l'occasion, on<text:s/>ne scait) de ne luy complaire plus :<text:line-break/><text:span text:style-name="pb">[Fueil.78]</text:span><text:span text:style-name="pb"><text:line-break/></text:span>&amp; ne vouloir non seulement escouter aucune sienne ambassade : mais ne aussi le<text:line-break/>voir luy mesmes en quelques sorte que ce fust : dont il entra, en vne cruelle melan(-)<text:line-break/>colie &amp; desplaisir : mais il tenoit ceste sienne amytié si secrette, que personne ne<text:line-break/>cuydoit qu'elle fust occasion de sa melencolie. Et apres qu'il se fut parforcé en di(-)<text:line-break/>uerses sortes de recouurer l'amytié qu'il auoit perdue sans sa coulpe, comme il luy<text:line-break/>sembloit, &amp; voyant qu'il se trauailloit en vain, il se delibera de se retirer du mon(-)<text:line-break/>de : pour ne faire ioyeuse celle qui estoit occasi(o2) de son mal, le voyant ainsi con(-)<text:line-break/>sumer. Parquoy ayant prins telle somme d'argent qu'il peut recouurer, il sortit se(-)<text:line-break/>cretement de Florence, sans en dire mot à amy ou par(e2)t qu'il eust, fors que a vng<text:line-break/>sien compaignon qui scauoit tout son secret : &amp; s'en vint à Anconne, ou il se feit<text:line-break/>nommer Philippes de sandolecio. Et s'estant addressé à vng riche marchant, se<text:line-break/>meit auec luy pour seruiteur : &amp; s'en alla en sa compaignie sur vne nef en Cypre.<text:line-break/>Les meurs &amp; condicions duquel pleurent tant à ce marchant, que non seulem(e2)t<text:line-break/>il luy donna bons gaiges : mais aussi l'associa auecques soy : &amp; oultre ce il luy meit<text:line-break/>entre mains grand partie de ses affaires :<text:s/>lesquelz il conduysit si bien, &amp; auecques<text:line-break/>vng tel soing, qu'il deuint en peu d'ans bon &amp; riche marchant, &amp; bien renom(-)<text:line-break/>mé : durant lesquelz affaires encor qu'il se souuint de sa cruelle dame, &amp; qu'il fust<text:line-break/>desesperement transy d'amour, &amp; desirant sur toutes choses de la reuoir, il fut ne(-)<text:line-break/>antmoins de si grande constance, qu'il vainquit sept ans ceste bataille. Mais vng<text:line-break/>iour il aduint qu'il ouyt chanter en Cypre vne chancon qu'il auoit autres fois fai(-)<text:line-break/>cte, en laquelle se rac(o2)ptoir l'amour qu'il portoit à sa dame, &amp; elle à luy : &amp; le plai(-)<text:line-break/>sir qu'il auoit d'elle. Et pensant par cecy qu'il estoit impossible qu'elle l'eust ou(-)<text:line-break/>blié, il s'embrasa d'un tel desir de la reueoir, que n'en pouuant plus souffrir il deli(-)<text:line-break/>bera de s'en retourner à Flor(e2)ce. Et ayant mis toutes ses besoignes en ordre, s'en(-)<text:line-break/>vint auec vng sien seruiteur seulement, à Anconne. La ou quant elles furent ar(-)<text:line-break/>riuées il les enuoya à Florence à quelque amy du marchant de Anconne son c(o2)(-)<text:line-break/>paignon : &amp; s'en vint secretement apres auecques son seruiteur, en habit de pele(-)<text:line-break/>rin, comme s'il fust venu de Iherusal(e2). Ou estantz arriuez il s'en alla loger en vng<text:line-break/>petit cabaret que tenoient deux freres, voysins de la maison de samye. Et le pre(-)<text:line-break/>mier pas qu'il feit ce fut deuant la<text:s/>maison d'elle, pour la veoir s'il pouuoit : mais il<text:line-break/>veit les fenestres, les portes, &amp; toute la maison fermée : dont il entra en grande<text:line-break/>doubte qu'elle fust morte, ou qu'elle eust changé de logis. Parquoy estant ainsi<text:line-break/>fort pensif, il s'en alla vers la maison de ses freres : deuant laquelle il en veit quatre<text:line-break/>tous vestuz de dueil, dont il s'esmerueilla fort. Et se congnoissant tellement tr(a2)s(-)<text:line-break/>figuré, &amp; d'habit, &amp; de personne, de ce qu'il souloit estre quant il partit, que mal<text:line-break/>aisément il pourroit estre recongneu. Il s'aprocha asseurement d'un cordannier<text:line-break/>qui demouroit la au pres, &amp; luy demanda : Pourquoy ceulx la portoient le dueil ?<text:line-break/>A qui le cordannier respondit. Ilz le portent, pour ce que vng leur frere nommé<text:line-break/>Tedalde qui n'estoit venu icy il y a long temps à esté tué depuis quinze iours en<text:line-break/><text:soft-page-break/>ca : &amp; me semble auoir ouy, dire, qu'ilz ont prouué à la iustice que vng qui se n(o2)(-)<text:line-break/>me Aldobrandin Palermini (le(q2)l est prisonnier) le tua : par ce qu'il estoit amou(-)<text:line-break/>reux de sa femme : &amp; qu'il estoit venu en habit dissimulé pour coucher auec elle.<text:line-break/>Tedalde s'esmerueilla grandem(e2)t, qu'il y eust eu quelqu'un qui l'eust tant ressem<text:line-break/>blé qu'on eust pensé que ce fust luy. Et fort marry du malheur de Aldobrandin,<text:line-break/>&amp; ayant entendu que la dame estoit viue, &amp; saine, estant desia nuict il s'en<text:line-break/><text:span text:style-name="pb">[n.p.]</text:span><text:span text:style-name="pb"><text:line-break/></text:span>re(-)tourna plain de diuers pensemens en son logis : ou apres soupper il fut mis pour<text:line-break/>coucher en vng grenier auecques son seruiteur : mais tant pour la multitude des<text:line-break/>pensers qui le stimuloient, (q2) pour le mauluaix lict, &amp; par aduenture pour le soup(-)<text:line-break/>per qui auoit esté maigre, la moitié de la nuict estoit desia passée, au(a2)t qu'il se fust<text:line-break/>peu endormir. Parquoy estant encor esueillé, il luy fut aduis enuiron la minuict<text:line-break/>qu'il oyoit marcher quelques g(e2)s sur la couuerture du logis, qui descendoient en<text:line-break/>la maison : &amp; apres veit par les fentes de sa chambre vne clarté venir qui venoit<text:line-break/>du hault. Au moyen dequoy s'approchant tout bellement des fentes de lhuis, il<text:line-break/>commenca à regarder que cecy vouloit dire, &amp; veit vne assez<text:s/>belle ieune sem(-)<text:line-break/>me, qui tenoit ceste clarté : deuers laquelle vindrent trois hommes qui estoi(e2)t de(-)<text:line-break/>scenduz lá, de dessus la couuerture : &amp; apres quelque chere qu'ilz s'entrefeirent,<text:line-break/>l'un d'eulx deit à la ieune femme. Nous pouuons (graces à dieu)<text:s/>estre desormais<text:line-break/>à seureté : par ce que nous scauons asseurement, que la mort de Tedalde Elisei à<text:line-break/>esté prouuée par ses freres, contre Aldobrandin Palermini : &amp; il la confessé : &amp; en<text:line-break/>est desia la sentence escripte : mais si fault il neantmoins le tenir secret : par ce que<text:line-break/>si lon scauoit iamais que nous eussions esté ceulx la qui l'ont tué, nous serions au<text:line-break/>mesme danger que est Aldobrandin. Et cecy deit ilz descendirent auec la fem(-)<text:line-break/>me, qui se resiouyt fort de ceste nouuelle, &amp; s'en allerent coucher. Tedalde<text:s/>oyant<text:line-break/>tous ces propos, commenca à considerer combien grandes &amp; quelz estoient les<text:line-break/>erreurs qui pouuoient tomber en l'entendement des hommes : pensant premie(-)<text:line-break/>rement à ses freres qui auoient pleuré, &amp; enterré vng estranger au lieu de luy, &amp;<text:line-break/>apres auoient accusé par faulse opinion celuy qui en estoit innocent : &amp; auecques<text:line-break/>faulx tesmoings l'auoient conduit à deuoir receuoir mort. Puis il va penser à l'a(-)<text:line-break/>ueuglée seuerité des loix, &amp; des ministres d'icelles. Lesquelz faignans de mon(-)<text:line-break/>strer qu'ilz cerchent<text:s/>soigneusement la verité, font prouuer le plus souuent par<text:line-break/>leurs tormentz &amp; cruaultez, la mensonge ou lieu de la verité : &amp; se reputent en ce<text:line-break/>faisant, ministres de la iustice &amp; de dieu : ou ilz sont executeurs d'iniquité, &amp; du<text:line-break/>diable. Apres cecy il va tourner son penser en Aldobrandin, imaginant en soy(-)<text:line-break/>mesmes ce qu'il auoit à faire pour sa deliurance. Et aussi tost qu'il fut leué au ma(-)<text:line-break/>tin, ayant laissé son seruiteur au logis, s'en alla (quant il luy sembla en estre t(e2)ps)<text:line-break/>tout seul vers la maison de<text:s/>sa dame : ou (trouuant par fortune la porte ouuerte) il<text:line-break/>entre de dans vne petite salle basse, qui y estoit, ou il veit sa dame assize à terre,<text:line-break/>toute plaine de lermes, &amp; d'amertume : dont quasi par compassion il pleura. Et<text:line-break/>s'estant approché d'elle, luy deit : Ma dame ne vous tormentez point, vostre paix<text:line-break/>est prochaine de vous. La dame oyant cestuy cy leua le visaige, &amp; deit en pleu(-)<text:line-break/>rant. Bon homme tu me sembles vng pelerin estranger, que scaiz tu de ma paix<text:line-break/>ou de mon affliction ? A lors respondit le pelerin. Ma dame ie suis de Constan(-)<text:line-break/>tinoble, &amp; ne fais tout à ceste heure que d'arriuer, enuoyé icy de dieu pour con(-)<text:line-break/>uertir voz lermes en riz, &amp; pour deliurer vostre mary de mort. Comm(e2)t (deit la<text:line-break/>dame) si tu es de Constantinoble, &amp; tu ne fais que d'arriuer maintenant icy, scais<text:line-break/>tu qui nous sommes mon mary &amp; moy. Lors le pelerin luy compta d'un bout à<text:line-break/>l'autre toute l'histoire de l'angoisse de son mary, &amp; luy deit qui elle estoit, c(o2)bien<text:line-break/>de temps elle auoit esté mariée, &amp; plusieurs autres choses de ses<text:s/>affaires, qu'il sca(-)<text:line-break/><text:soft-page-break/>uoit tres bien, dont la dame ses bahyt fort : &amp; le tenant pour vng prophete, s'age(-)<text:line-break/>noilla à ses piedz, le priant pour dieu, que s'il estoit venu pour la deliurance de<text:line-break/><text:span text:style-name="pb">[Fueil.79]</text:span><text:span text:style-name="pb"><text:line-break/></text:span>son mary, qu'il se despechast, car le t(e2)ps estoit brief. Le pelerin monstrant d'estre<text:line-break/>fort sainct h(o2)me, deit, Ma dame, leuez vous, ne pleurez point, &amp; escoutez ent(e2)(-)<text:line-break/>tiuement ce (q2) ie vous diray, &amp; gardez vous bien de iamais le dire à personne. La<text:line-break/>tribulati(o2) (q2) vous auez (par ce (q2) dieu m'a reuelé) vous est aduenue parvng peché<text:line-break/>(q2) vous auez pieca c(o2)mis : le(q2)l nostre seigneur à voulu purger en partie auec cest<text:line-break/>ennuy : &amp; veult qu'il soit amendé du tout par vous, autrement vous ret(u2)beriez en<text:line-break/>trop plus gr(a2)de peine (q2) deu(a2)t. La dame deit à lors, B(o2) h(o2)me ie suis fort chargée<text:line-break/>de perchez, &amp; ne puis p(e2)cer lequel nostre seigneur veult (q2) ie am(e2)de plustost l'un<text:line-break/>que lautre : &amp; par ainsi si vous le scauez dictes le moy, &amp; ie ferayce que ie pourray<text:line-break/>pour l'am(e2)der. Ma dame, deit à lors le pelerin, Ie scay bi(e2) quel il est : &amp; ne le vous<text:line-break/>dem(a2)deray pas, pour le scauoir mieulx que ie le scay : mais seulem(e2)t, affin que en<text:line-break/>le disant vous mesmes, vous en ayez plus de regret : mais ven(o2)s au faict, &amp; me di(-)<text:line-break/>ctes s'il vous souui(e2)t point que vous ayez iamais eu quelque amy. La dame oy(a2)t<text:line-break/>cecy gecta vng gr(a2)d souspir : &amp; s'esmerueilla fort de ceste dem(a2)de : ne croy(a2)t que<text:line-break/>iamais (p3)sonne l'eust sceu : c(o2)bien que depuis le iour qu'(o2) auoit tué celuy qui auoit<text:line-break/>esté enterré, lon en eust murmuré quelque peu, par le moy(e2) de certaines parolles,<text:line-break/>qu'en auoit dit assez indiscretem(e2)t. Le c(o2)paign(o2) de Tedalde qui le scauoit. Si re(-)<text:line-break/>sp(o2)dit, Ie voy bi(e2) que nostre seigneur vous dem(o2)stre<text:s/>tous les secretz des h(o2)mes,<text:line-break/>parquoy ie suis deliberée de ne vous celer point les mi(e2)s : il est vray que en ma ieu<text:line-break/>nesse ie aymay gr(a2)dem(e2)t le malheureux ieune h(o2)me, de la mort duquel m(o2) ma(-)<text:line-break/>ry est chargé. Laquelle mort i'ay autant plourée c(o2)me (helas) i'en estois dolente.<text:line-break/>Par ce que c(o2)bien que ie me monstrasse rigoureuse, &amp; sauuaige enuers luy au(a2)t.<text:line-break/>qu'il partist, toutesfois vous veulx ie bien aduiser, que ne son partem(e2)t, ne sa lon<text:line-break/>gue demeure, ne encor sa malheureuse mort, n'ont iamais eu la puissance de l'o(-)<text:line-break/>ster de mon cueur. A qui le pelerin deit : Vous n'aymastes iamais le malheureux<text:line-break/>ieune h(o2)me qui à esté tué : mais vous auez bien aymé Tedalde Elisei : mais dictes<text:line-break/>moy qui fut loccasi(o2) par laquelle vous vous courrouceastes à luy ? vous offenca il<text:line-break/>iamais ? A qui la dame respondit, Certes non : mais l'occasion de m(o2) courroux fu<text:line-break/>rent les parolles &amp; menasses d'un mauldit religieux, à qui ie me c(o2)fessay vne fois,<text:line-break/>par ce que quant ie luy dy l'amytié que ie luy portois, &amp; la priuaulté que i'auoye<text:line-break/>auec luy, il me feit vne crierie en sa teste, qui me faict encor peur, en me disant, (q2) si<text:line-break/>ie ne m'en abstenois, que ie irois en la gueulle du diable au plus profond d'(e2)fer,<text:line-break/>&amp; serois mise dedans ce cuysant feu qui y est,<text:s/>dequoy il m'entra vne telle peur en<text:line-break/>l'ent(e2)dem(e2)t, que ie me deliberay du tout de ne vouloir plus sa priuaulté : &amp; pour<text:line-break/>n'en auoir plus d'occàsi(o2), ie ne vouluz plus receuoir aucune lettre, ne messaige de<text:line-break/>luy, combien que ie pense que s'il eust perseueré encores (comme il s'en alla ainsi<text:line-break/>(q2) ie presume, desesperé) le voyant consommer c(o2)me faict la neige au soleil, ma<text:line-break/>dure deliberation se fust ployée : par ce que ie n'auois point de plus gr(a2)d desir en<text:line-break/>ce m(o2)de. Le pelerin deit à lors, Cecy est, ma dame, le seul peché qui vous torm(e2)(-)<text:line-break/>te maintenant : ie scay asseurement que Tedalde ne vous feit aucune force qu(a2)t<text:line-break/>vous deuinstes amoureuse de luy, car vous le feistes de vostre propre voul(e2)té, luy<text:line-break/>vous est(a2)t agreable : &amp; tout ainsi comme vous mesmes voulustes, il vint à vous &amp;<text:line-break/>vsa de vostre priuaulté, en la(q2)lle par parolles, &amp; (p3) effect vous luy d(o2)nastes t(a2)t de<text:line-break/>plaisir, (q2) s'il vous aymoit premierem(e2)t, vous feistes mille fois redoubler l'amour,<text:line-break/>&amp; s'il fut ainsi (comme ie<text:s/>scay qu'il est vray) quelle occasion vous deuoit<text:line-break/><text:span text:style-name="pb">[n.p.]</text:span><text:span text:style-name="pb"><text:line-break/></text:span>mou(-)uoir à vous retirer de luy si rudement ? Ces choses deuoient estre considerées a(-)<text:line-break/><text:soft-page-break/>uant la main : &amp; si vous eussiez pensé vous en deuoir repentir (comme de chose<text:line-break/>mal faicte) il ne le faloit point faire : car ainsi comme il deuint vostre, ainsi de(-)<text:line-break/>uintes vous sienne : &amp; estant vostre, vous en pouuiez faire à vostre bon plaisir,<text:line-break/>comme de chose vostre : mais de vous vouloir soubzstraire de luy qui estiez si(e2)(-)<text:line-break/>ne : c'estoit vng larrecin, &amp; chose mal conuenable, s'il n'y eust presté son consen(-)<text:line-break/>tement. Or vous deuez scauoir que ie suis religieux, &amp; par ainsi ie c(o2)gnois tou(-)<text:line-break/>tes leurs facons de faire : &amp; si i'en parle quelque peu amplement pour vostre vti(-)<text:line-break/>lité, il ne me sera mal seant, c(o2)me il seroit à vng autre. Parquoy ie vous en veulx<text:line-break/>parler, affin que doresnauant vous les congnoissiez mieulx que vous ne sem(-)<text:line-break/>blez auoir faict par cy deuant. Les gens de religion furent au temps passé tres<text:line-break/>sainctes personnes, &amp; scauans :<text:s/>mais ceulx qui se nomment au iourdhuy reli(-)<text:line-break/>gieux, &amp; veulent estre reputez telz, n'ont autre chose du religieux, sinon<text:line-break/>l'habit : lequel n'est point encor de religieux : par ce que estant ordonné par les<text:line-break/>institutions des religions d'estre estroictz, affamez, &amp; de groz draps, pour de(-)<text:line-break/>monstrer leur intention qui doit mespriser les choses temporelles, quant ilz en(-)<text:line-break/>ueloppoient leurs corps en si vil habit, ilz les font toutesfois au iourdhuy larges,<text:line-break/>à plain fons, luysans, &amp; de tres fins draps, &amp; les ont reduictz à vne forme si pro(-)<text:line-break/>pre &amp; pontificalle, qu'ilz n'ont point de honte d'aller faire la roue c(o2)me le paon,<text:line-break/>par les eglises, &amp; par les places publicques, comme font les personnes seculieres<text:line-break/>auecques leurs robbes : &amp; tout ainsi comme le pescheur tasche auec son filé de<text:line-break/>prendre plusieurs poissons à la fois, ainsi ceulx cy se parforcent auecques leurs ha<text:line-break/>bitz plantureux, d'enuelopper soubz iceulx plusieurs bigottes, vefues, &amp; autres<text:line-break/>sottes femmes, &amp; hommes. Et cecy est leur gr(a2)d soing &amp; solicitude,<text:s/>plus que nul<text:line-break/>autre exercice. Et par ainsi (affin que i'en parle plus veritablem(e2)t) ceulx cy n'ont<text:line-break/>point l'habit des religieux : mais seulement la couleur des habitz : &amp; la ou ceulx<text:line-break/>du temps passé desiroient le salut des hommes, ceulx d'auiourdhuy desirent les<text:line-break/>femmes, &amp; les richesses, &amp; ont mis &amp; mettent toute leur entente à espouenter<text:line-break/>auecques leur crieries, &amp; par exemples de painctures l'entendement des sotz : &amp;<text:line-break/>à montrer que les pechez se purgent auecques aulmosnes, &amp; messes, affin que à<text:line-break/>eulx qui par<text:s/>vilité de cueur, &amp; non par deuotion, ont eu leur reffuge à se faire re(-)<text:line-break/>ligieux (pour ne souffrir point de peine) l'un porte du pain, l'autre du vin, &amp; cest<text:line-break/>autre la, la pitance, pour lame de leurs amys trespassez. Bien est vray que les aul(-)<text:line-break/>mosnes &amp; les oraisons purgent les pechez : mais si ceulx qui les font voyoient ou<text:line-break/>congnoissoient à qui ilz les font, ilz les garderoient plustost pour eulx, ou bien<text:line-break/>les ietteroient deuant autant de pourceaulx. Et pour ce qu'ilz congnoissent que<text:line-break/>tant moins y a de possesseurs d'une grande richesse, tant plus ilz sont à leur ayse,<text:line-break/>ilz se parforcent tous par leurs crieries &amp; espouentem(e2)s, de desmouuoir autruy,<text:line-break/>de ce enquoy il desirent le plus de demourer seulz, ilz crient contre les hommes<text:line-break/>pour le peché de luxure, affin que quant ilz s'en abstiendr(o2)t par leurs crieries, les<text:line-break/>femmes demeur(e2)t à eulx qui cri(e2)t. Ilz d(a2)nent l'usure, &amp; les mauuais gaings, affin<text:line-break/>(q2) quant on les leur baillera pour en faire restituti(o2), ilz puissent faire leurs habitz<text:line-break/>plus larges, pourchasser les eueschez, &amp; les autres pl(us) gr(a2)des (p2)latures de cela qu'ilz<text:line-break/>ont faict à croire mener à perdition ceulx qui le retiennent : &amp; qu(a2)t on les repr(e2)d<text:line-break/>de ces choses, &amp; plusieurs autres ordes &amp; salles qu'ilz font, il leur semble (q2)<text:s/>qu(a2)t ilz<text:line-break/><text:span text:style-name="pb">[Fueil.80]</text:span><text:span text:style-name="pb"><text:line-break/></text:span>ont respondu, faictes ce que nous disons, &amp;<text:s/>non ce que nous faisons, que ce soit<text:line-break/>suffisante descharge de tous griefz faix : comme si quasi il estoit possible aux bre<text:line-break/>bis d'estre plus constantes &amp; plus de fer que aux pasteurs : &amp; combien il en est<text:line-break/>de ceulx à qui ilz font telle responce, qui ne l'entendent pas en la facon qu'ilz<text:line-break/>le dient. La plus grand partie d'eulx le scauent bien. Ceulx d'auiourdhuy veu(-)<text:line-break/><text:soft-page-break/>lent que vous faciez ce qu'ilz dient : cest assauoir, que vous leur emplissiez leurs<text:line-break/>bources d'argent, que vous vous fiez en eulx de voz secretz,<text:s/>que vous gardiez<text:line-break/>chasteté, soyez patientz, pardonniez les iniures, que vous vous gardiez de dire<text:line-break/>mal, qui sont choses toutes bonnes, toutes honnestes, &amp; sainctes. Mais cecy pour(-)<text:line-break/>quoy le font ilz ? Affin qu'ilz puissent faire ce qu'ilz ne pourront faire<text:s/>si les secu(-)<text:line-break/>liers le font. Qui est celuy qui ne scayt que sans argent la bellistrerie ne scauroit<text:line-break/>durer ? Si tu despens en tes delices &amp; plaisirs tout ton auoir, le religieux ne pour(-)<text:line-break/>ra plus bellistrer en son ordre. Si tu vas aux femmes ca &amp; la, les<text:s/>beaulx peres n'y<text:line-break/>auront point de lieu. Si tu n'es patient &amp; pardonneur d'iniures, le religieux n'o(-)<text:line-break/>sera prendre la hardisse de venir en ta maison contaminer ta famille. Mais pour<text:line-break/>quoy m'amuse ie à chascune particularité ? Ilz s'accusent à toutes les fois qu'ilz<text:line-break/>font ceste excuse deuant ceulx qui l'entendent. Pourquoy ne demeurent ilz plus<text:line-break/>tost en leurs maisons, s'ilz ne p(e2)cent pouuoir estre sainctz &amp; abstinens ? Ou bien<text:line-break/>s'ilz se veulent ad(o2)ner à cecy, pourquoy ne suyuent ilz celle autre saincte parolle<text:line-break/>de l'euangile. Nostre seigneur commenca premierement à faire, &amp; puis apres à<text:line-break/>enseigner ? Qu'ilz facent donc(q2)s premierement les bonnes œuures, &amp; puis qu'ilz<text:line-break/>les enseignent aux autres. Certes i'en ay veu mille en mon temps (mesmes de<text:line-break/>ceulx qui crient le plus hault quant ilz sont en chaire) faisans la court aux dames,<text:line-break/>amoureux &amp; visiteurs, non seulement de femmes seculieres, mais qui pis est, de<text:line-break/>celles qui sont de dans les monasteres, Courrons nous doncques apres ceulx la ?<text:line-break/>Qui le faict, faict ce qu'il luy plaist, mais dieu scayt bien s'il faict saigem(e2)t. Or po(-)<text:line-break/>sez le cas toutesfois que en cecy il faille c(o2)fesser ce que le beau pere (qui tant vous<text:line-break/>cria) vous deit, cest assauoir, que ce soit vng grand peché de rompre son mariai(-)<text:line-break/>ge. N'en est<text:s/>ce pas vng plus grand de desrober vng homme ? N'en est ce pas vng<text:line-break/>autre plus grief de le tuer ? ou de l'enuoyer en exil coquinant par le monde ? Ie<text:line-break/>croy que chascun le c(o2)fessera ainsi. La compaignie certes d'un homme auec vne<text:line-break/>femme est vng peché naturel : mais le desrober, le tuer, &amp; le deschasser, procede<text:line-break/>de malignité d'esperit. Or que vous ne ayez desrobé Tedalde, il vous à desia esté<text:line-break/>prouué cy deuant, en vous ostant à luy qui estiez deuenue sienne de vostre fran(-)<text:line-break/>che voulenté : apres ie dy que quant<text:s/>à vous, vous le tuastes : par ce qu'il ne tint<text:line-break/>point à vous qu'il ne se tuast auecques ses propres mains : vous monstrant à tou(-)<text:line-break/>te heure plus cruelle enuers luy. Et la loy veult que celuy qui est occa(-)<text:line-break/>sion du mal qui se faict, soit puny de mesmes que celuy qui le faict : &amp; que<text:line-break/>vous n'ayez esté cause de son exil, &amp; de ce qu'il est allé belistrant par le mon(-)<text:line-break/>de sept ans durant, cecy ne se peult nyer : tellement que vous auez commis<text:line-break/>vng trop plus grand peché en faisant l'un de ces trois, que vous ne<text:s/>comme(-)<text:line-break/>ctiez en ayant sa priuaulté. Mais voyons si par aduenture Tedalde meri(-)<text:line-break/>ta toutes ces choses. Certes non : car vous mesmes l'auez desia confessé : sans<text:line-break/>ce que ie scay qu'il vous ayme plus que soymesmes : ne iamais chose ne fut<text:line-break/>tant honnorée, tant exaulcée, ne tant magnifiée, comme vous estiez de luy,<text:line-break/><text:span text:style-name="pb">[n.p.]</text:span><text:span text:style-name="pb"><text:line-break/></text:span>sur toute autre femme, quant il se trouuoit en lieu ou honnestement &amp; sans en(-)<text:line-break/>gendrer souspecon il pouuoit parler de vous. Tout son bien, tout son honneur,<text:line-break/>&amp; toute sa liberté estoit<text:s/>par luy remise entre voz mains. N'estoit il pas de noble<text:line-break/>maison ? N'estoit il pas beau entre ses autres citoy(e2)s ? N'estoit il pas honneste h(o2)(-)<text:line-break/>me es choses qui appartiennent à ieunes gens ? N'estoit il pas aymé &amp; prisé ? N'e(-)<text:line-break/>stoit il pas voulentiers veu d'un chascun ? Vous ne scauriez dire de non de tout<text:line-break/>cecy. Comment d(o2)cques par le dire d'un cagot, fol, babouin, &amp; enuieux, peustes<text:line-break/>vous prendre aucune cruelle deliberation contre luy ? Ie ne scay quelle erreur est<text:line-break/>celle de ces femmes qui n'ayment &amp; ne tiennent point de compte des hommes,<text:line-break/><text:soft-page-break/>car si elles pensoient bien à ce qu'elles sont, &amp; combien grande, &amp; quelle est la<text:line-break/>noblesse que dieu à donné à l'homme par dessus toute autre creature, elles se de(-)<text:line-break/>uroient glorifier, quant elles sont aymées de<text:s/>quelqu'un, &amp; le tenir moult chere(-)<text:line-break/>ment, &amp; auec toute solicitude se parforcer de luy complaire, affin qu'il ne fust ia(-)<text:line-break/>mais desmeu de les aymer. Ce que comme vous le ayez faict, meue par les parol(-)<text:line-break/>les d'un beau pere (lequel pour certain deuoit estre quelque yur(o2)gne, mengeur<text:line-break/>de tourtes) vous le congnoissez maintenant, &amp; par aduenture qu'il desiroit de se<text:line-break/>mettre au lieu dont il vouloit chasser autruy. Ce peché doncques est celuy lá (q2) la<text:line-break/>diuine iustice (laquelle auecques iuste ballance c(o2)duict à effect toutes ses opera(-)<text:line-break/>ti(o2)s) n'a voulu laisser impuny. Et tout ainsi comme vous vous parforceastes sans<text:line-break/>aucune raison de vous oster à Tedalde, ainsi vostre mary à esté &amp; est encores en<text:line-break/>danger sans raison, pour l'amour de Tedalde, &amp; vous en tribulation. De laquelle<text:line-break/>si vous voulez estre deliurée, il conuient que vous promectiez vne chose que ie<text:line-break/>vous diray : &amp; que vous l'executiez encor mieulx. Cest que s'il auient iamais, que<text:line-break/>Tedalde retourne de son long bannissement que vous luy rendiez vostre grace,<text:line-break/>vostre amour, vostre bien vueill(a2)ce, &amp; vostre priuaulté : &amp; que vous le remettiez<text:line-break/>au mesme estat qu'il estoit auant que vous eussiez sottement creu aux parolles de<text:line-break/>ce fol beau pere. Quant le pelerin eut acheué ses parolles, la dame qui les recueil(-)<text:line-break/>loit ententiuement (par ce que ses raisons luy sembloient tres veritables) estima<text:line-break/>que sa tribulation venoit certainem(e2)t pour ce peché, ainsi qu'elle luy oyoit com(-)<text:line-break/>pter. Et deit : Amy de dieu, ie congnois assez que les choses que vous dictes sont<text:line-break/>veritables : aussi ie congnois grandement par vostre demonstration quelz gens<text:line-break/>ce sont que religieux, lesquelz iusques icy i'auois reputez tous sainctz : &amp; à dire<text:line-break/>vray, i'appercoy que ma faulte à esté grande, en ce que ie feiz contre Tedalde : &amp;<text:line-break/>si ie pouuois<text:s/>ie l'am(e2)derois voulentiers en la maniere que vous auez dicte : mais<text:line-break/>comment se peult il faire ? Tedalde ne pourra plus reuenir : car il est mort : &amp; par<text:line-break/>ainsi ie ne scay à quel propos ie vous doiue promettre ce qui ne se peult faire. A<text:line-break/>qui le pelerin dit, Tedalde (à ce que dieu me demonstre) n'est point mort : ains<text:line-break/>est plain de vie, &amp; de santé, &amp; en bon estat, s'il auoit seulement vostre gra(-)<text:line-break/>ce. Lors deit la dame : Regardez bi(e2) à ce que vous dictes : car ie l'ay veu mort de(-)<text:line-break/>uant ma porte, de plusieurs coups despée : &amp; l'ay tenu entre ces braz, &amp; luy arro(-)<text:line-break/>say le visaige de beaucoup de mes lermes : lesquelles furent par aduenture cause<text:line-break/>d'en faire parler aussi auant comme il s'en est parlé deshonnestement. A lors deit<text:line-break/>le pelerin, Ma dame, quoy que vous diez, ie vous asseure que Tedalde est en vie :<text:line-break/>&amp; la ou vous luy vouldrez promettre ce que dessus, pour le luy tenir, i'espere que<text:line-break/>vous le verrez bien tost. La dame deit à lors, Cecy vous promectz ie, &amp; le feray<text:line-break/><text:span text:style-name="pb">[Fueil.81]</text:span><text:span text:style-name="pb"><text:line-break/></text:span>encor plus voulentiers : car il ne me scauroit aduenir chose qui tant me donnast<text:line-break/>de contentement, comme seroit de veoir mon mary hors de danger, &amp; Tedal(-)<text:line-break/>de en vie. Il sembla à l'heure à Tedalde qu'il estoit temps de se faire congnoi(-)<text:line-break/>stre, &amp; de conforter la dame auecques plus certaine esperance de la deliur(a2)ce de<text:line-break/>son mary. Et luy deit : Ma dame, affin que ie vous console de vostre mary. Il<text:line-break/>fault que ie vous monstre vng grand secret : lequel vous garderez bien sur vo(-)<text:line-break/>stre vie de iamais reueler. Ilz estoient en lieu<text:s/>assez à l'escart, &amp; seuletz, ayant la<text:line-break/>dame prins grande confiance de la saincteté qu'elle pensoit estre en ce pelerin.<text:line-break/>Parquoy Tedalde tira de sa bource vng anneau que la dame luy auoit donné la<text:line-break/>derniere nuict qu'ilz auoient couché ensemble, qu'il auoit gardé soigneusem(e2)t :<text:line-break/>&amp; le luy monstrant, deit, Ma dame, congnoissez vous cest anneau ? Incontinent<text:line-break/>que la dame le veit, elle le recongneut aussi tost, &amp; deit : Certes ouy. Ie l'ay au(-)<text:line-break/>tresfois donné à Tedalde. Le Pelerin s'estant à lors leué debout, &amp; ayant des(-)<text:line-break/><text:soft-page-break/>pouillé soudainement son manteau de dessus le doz, &amp; osté le chappeau de la<text:line-break/>teste, luy deit, en parlant son Florentin, Et moy me congnoissez vous point ?<text:line-break/>Quant la dame le veit congnoissant que cestoit Tedalde, elle fut toute est(o2)née :<text:line-break/>ayant<text:s/>telle frayeur de luy c(o2)me lon a des corps mortz, si on les voioit cheminer,<text:line-break/>comme quant ilz sont en vie : &amp; vous asseure qu'elle ne s'en approcha point,<text:line-break/>pour luy faire feste, comme à Tedalde venu de Cypre : mais s'en voulut fuyr de<text:line-break/>craincte, comme si Tedalde fust sorty de sepulture &amp; retourné en ce lieu. A qui<text:line-break/>Tedalde deit, Ma dame, ne craignez point, ie suis vostre Tedalde, sain, &amp; plain<text:line-break/>de vie, &amp; iamais ne mouruz, ne n'ay point esté encores tué : quoy que vous &amp;<text:line-break/>mes freres en croyez. La dame s'estant vng peu reasseurée, &amp; le recongnoissant<text:line-break/>à la voix, l'ayant aussi regardé quelque peu plus au visaige, &amp; croy(a2)t en soymes(-)<text:line-break/>mes que pour certain c'estoit Tedalde, elle luy saulta au col (en plorant) &amp; le bai(-)<text:line-break/>sa, disant, Tedalde mon doulx amy, tu soys<text:s/>le bien retourné. Tedalde l'ayant<text:line-break/>baisée &amp; embrassée, luy deit, Il n'est pas maintenant temps (mamye) de faire<text:line-break/>icy plus estroictes caresses : ains m'en veulx aller tant faire, que vostre mary vous<text:line-break/>soit rendu, sain &amp; saulue : dequoy i'espere que auant qu'il<text:s/>soit demain nuict vous<text:line-break/>orrez nouuelles qui vous plairont : &amp; veritablement si ie les ay bonnes pour son<text:line-break/>salut (comme ie pense) ie vous veulx venir veoir à ce soir, &amp; les vous compter<text:line-break/>plus à loysir, que ie ne puis faire à present. Et remettant le manteau &amp;<text:s/>le chap(-)<text:line-break/>peau, baisant encor vne autre fois sa dame, en luy donnant bonne esperance,<text:line-break/>se partit d'auec elle : &amp; s'en alla en la prison ou estoit Aldobrandin, quil trou(-)<text:line-break/>ua plus pensif, pour la peur de la mort qu'il attendoit, qu'il n'auoit desperance<text:line-break/>de son futur salut. Et s'aprocha de luy par le consentement des prisonuiers, com(-)<text:line-break/>me si quasi il fust venu pour le reconforter. Et s'estant assiz aupres de luy, deit<text:line-break/>ainsi, Aldobrandin ie suis vng tien amy, que dieu t'enuoye pour ton salut : Le(-)<text:line-break/>quel pour ton innocence à eu pitié de toy. Et par ainsi, si tu me veulx ottroyer<text:line-break/>pour l'amour de luy vng petit don que ie te demanderay (tu orras sans aucune<text:line-break/>faulte) auant qu'il soit demain au soir, la sentence de ton absolution, la ou tu<text:line-break/>attens celle de la mort.<text:s/>A qui Aldobr(a2)din respondit : H(o2)me de bien, puis que tu<text:line-break/>es curieux de mon salut (combien que ie ne te congnoisse, n'y ne me souuient de<text:line-break/>t'auoir iamais veu) tu doiz notamment (ainsi que tu dis) estre mon amy : &amp; à dire<text:line-break/><text:span text:style-name="pb">[n.p.]</text:span><text:span text:style-name="pb"><text:line-break/></text:span>la verité, ie ne commis iamais le malefice, pour lequel on dict que ie doibs estre<text:line-break/>condemné à mort. Il est vray que i'ay faict assez d'autres pechez qui m'ont par<text:line-break/>aduenture conduyt à cecy : si te veulx ie bien dire &amp; asseurer que ie ne vouldrois<text:line-break/>pas promettre seulement quelque grand chose pour l'honneur de dieu, s'il luy<text:line-break/>plaisoit auoir mainten(a2)t misericorde de moy : mais aussi la vouldroys ie faire &amp;<text:line-break/>acomplir voluntiers, &amp; par ainsi demande ce qu'il te plaira : car sans faulte (s'il ad(-)<text:line-break/>uient que i'eschappe) ie te le tiendray asseurement. Le pelerin deit à lors : Ce que<text:line-break/>ie te demande n'est autre chose, sinon que tu pard(o2)nes aux quatre freres de Te(-)<text:line-break/>dalde de t'auoir conduict à ce point : pensantz que tu fusses coulpable de la mort<text:line-break/>de leur frere, &amp; que tu les tiennes<text:s/>pour freres &amp; amys, en te demandant pardon<text:line-break/>de cecy. A qui Aldobrandin deit : Nul ne scait combien la vengeance est doulce,<text:line-break/>ne auec combien d'ardeur on la desire, sinon celuy qui recoit l'offence : toutesfois<text:line-break/>affin que nostre seigneur entende à mon salut, ie leur pardonneray voulentiers,<text:line-break/>&amp; des maintenant ie leur pardonne : &amp; si ie sors d'icy en vie, &amp; en eschappe, ie<text:line-break/>delibere (pour le faire) d'y tenir tout le moyen qui te viendra le plus à gré. La re(-)<text:line-break/>sponce pleut au pelerin : &amp; sans luy vouloir dire autre<text:s/>chose, le pria tresfort qu'il<text:line-break/>feist bonne chere : car pour verité il auroit auant que le lendemain fust passé cer(-)<text:line-break/>taine nouuelle de son salut. Et au partir d'auec(q2)s luy il s'en alla deuers la seigneu(-)<text:line-break/><text:soft-page-break/>rie, &amp; feit tant qu'il parla en secret à vng cheualier, qui estoit pour lors des sei(-)<text:line-break/>gneurs, &amp; luy deit : Mon seigneur, on se doit voulentiers trauailler pour faire que<text:line-break/>la verité des choses soit congneue, &amp; mesmement ceulx qui tiennent le lieu que<text:line-break/>vous tenez, affin que ceulx qui n'ont point commis<text:s/>les delictz, n'en portent les<text:line-break/>peines : mais que les coulpables en soi(e2)t puniz. Laquelle chose affin qu'elle vi(e2)ne<text:line-break/>à l'h(o2)neur de vous, &amp; à la d(a2)nati(o2) de qui l'a merité. Ie suis venu icy deuers vous :<text:line-break/>car comme vous scauez, vous auez procedé rigoureusement contre Aldobran(-)<text:line-break/>din Palermini, &amp; vous semble que vous auez trouué pour certain, que ce doit<text:line-break/>auoir esté luy qui à tué Tedalde Elisei, &amp; estes apres pour le condemner. Ce qui<text:line-break/>est tres certainement faulx, ainsi comme ie pense vous faire congnoistre verita(-)<text:line-break/>blement, auant qu'il soit minuict, en vous liurant entre voz mains ceulx qui ont<text:line-break/>tué ce ieune homme. L'honneste cheualier lequel auoit grand regret de Aldo(-)<text:line-break/>brandin, presta voulentiers loreille aux parolles du pelerin : &amp; ayantz deuisé en(-)<text:line-break/>semble de plusieurs choses sur ce faict. Les deux freres hostes de Tedalde, &amp; leur<text:line-break/>chambriere, furent prins par son introduction au premier sommeil, sans resist(a2)(-)<text:line-break/>ce. Mais quant on les voulut mettre sur la question, pour scauoir au vray c(o2)ment<text:line-break/>la chose estoit allée, ilz ne le voulurent endurer. Ains chascun à part soy (&amp; puis<text:line-break/>ensemble) confesserent appertement que ce auoit esté eulx qui l'auoi(e2)t faict. ne<text:line-break/>congnoissantz toutesfois Tedalde Elisei. Et qu(a2)t on leur dem(a2)da la cause, pour(-)<text:line-break/>quoy, Ilz deirent, que c'estoit pour ce qu'il auoit faict tout plain d'ennuy &amp; fas(-)<text:line-break/>cherie à la femme de l'un d'eulx, quant ilz n'estoi(e2)t point au logis, &amp; l'auoit vou(-)<text:line-break/>lu forcer à faire sa voulenté. Le pelerin ayant sceu cecy, print congé du gentil<text:line-break/>homme, &amp; s'en vint secretement à la maison de ma dame Hermeline, &amp; la trou(-)<text:line-break/>ua (par ce que tous ses gens s'en estoient allé dormir) toute seule, qui l'attendoit<text:line-break/>pareillement en grande deuocion, pour ouyr bonnes nouuelles de son mary, &amp;<text:line-break/>se reconsilier auecques son Tedalde. A laquelle quant il fut venu il deit. Ma tres(-)<text:line-break/>chere dame, resiouy toy : car pour certain tu auras icy demain ton mary, sain, &amp;<text:line-break/><text:span text:style-name="pb">[Fueil.82]</text:span><text:span text:style-name="pb"><text:line-break/></text:span>sauue : &amp; pour luy en donner plus entiere creance, il luy racompta entierement<text:line-break/>tout ce<text:s/>qu'il auoit faict. La dame ioyeuse autant que oncques fut femme de deux<text:line-break/>telz accid(e2)s &amp; si soudains, cestassauoir de rauoir son amy en vie, lequel elle cuy(-)<text:line-break/>doit veritablem(e2)t auoir pleuré pour mort, &amp; de veoir son mary deliuré du dan(-)<text:line-break/>ger, lequel<text:s/>elle pensoit aussi plorer bien tost pour mort, le baisa &amp; embrassa affe(-)<text:line-break/>ctueusement &amp; se mettans ensemble dedans le lict, feirent de bien bon cueur<text:line-break/>gracieuse &amp; ioyeuse paix prenans l'ung de lautre vng tresgrant plaisir. Et ainsi<text:line-break/>que le iour s'aprocha s'est(a2)t leué Tedalde ayant desia declaire à la dame ce qu'il<text:line-break/>auoit deliberé de faire, &amp; prié de rechef quelle le tint secret, il sortit de la maison<text:line-break/>de la dame en habit tousiours de pelerin pour sen aller quant il en seroit temps,<text:line-break/>donner ordre à laffaire<text:s/>de Aldobr(a2)din, &amp; voyant la seigneurie (qu(a2)t il fut iour)<text:line-break/>quelle auoit entiere information de ce faict, elle deliura incontinent Aldobran(-)<text:line-break/>din, &amp; peu de iours apres feit trencher la teste aux malfaicteurs au lieu ou ilz a(-)<text:line-break/>uoient commis lomicide,<text:s/>estant doncques deliuré Aldobrandin auec son grant<text:line-break/>plaisir &amp; pareillement de celluy de sa femme, &amp; de tous ses amys &amp; parens, &amp;<text:line-break/>congnoissantz clairement que cecy estoit aduenu par le moyen du pelerin, ilz<text:line-break/>le menerent en la maison de Aldobrandin, ou ilz le<text:s/>prierent de demourer au(-)<text:line-break/>tant qu'il luy plairoit. Et ne se pouuoient saouler de luy faire honneur &amp; bonne<text:line-break/>chere, mesmement la dame qui scauoit à qui elle le faisoit, mais luy estant aduis<text:line-break/>apres quelques iours passez qu'il estoit temps de mettre dacord ses freres &amp; Al(-)<text:line-break/>dobrandin, lesquelz il congnoissoit estre non seulement fort estonnez de son<text:line-break/>eslargissement, ains aussi estoient armez de peur dudict Aldobrandin, il luy feit<text:line-break/><text:soft-page-break/>re(q2)ste d'ac(o2)plir la promesse qu'il luy auoit faicte. Aldobrandin respondit<text:s/>fran(-)<text:line-break/>chement : qu'il en estoit tout prest : à qui le pelerin feit aprester le lendemain vng<text:line-break/>beau banquet : ou il deit qu'il vouloit que ledict Aldobrandin auec ses parens &amp;<text:line-break/>leurs femmes feissent recueil aux quatre freres &amp; à leurs femmes : &amp; que luy mes(-)<text:line-break/>mes les iroit incontinent inuiter de sa part à paix &amp; à son bancquet : &amp; accord(a2)t<text:line-break/>Aldobrandin tout ce qu'il vouloit, icelluy pelerin sen alla tantost apres vers ses<text:line-break/>quatre freres, vsant enuers lesquelz d'assez de parolles telles qui sont requises en<text:line-break/>semblables matieres les feit en fin condescendre aysement auecques raisons in(-)<text:line-break/>uincibles de deuoir recouurer l'amytie de Aldobrandin, en luy demandant par(-)<text:line-break/>don. Et cecy faict les inuita, &amp; leurs femmes aussi pour venir disner le l(e2)demain<text:line-break/>auecques<text:s/>Aldobrandin, &amp; eulx asseurez de sa foy se tindrent pour inuitez. Le<text:line-break/>l(e2)demain sur lheure de disner, les quatre freres de Tedalde ainsi vestuz de noir<text:line-break/>comme ilz estoient auec aucuns de leurs amys vindrent les premiers en la mai(-)<text:line-break/>son de Aldobrandin qui les attendoit, &amp; la ayantz posé leurs armes en terre de(-)<text:line-break/>uant tous ceulx qui auoient esté inuitez par Aldobrandin pour leur faire com(-)<text:line-break/>paignie se meirent à la mercy de Aldobrandin, luy requerans pard(o2) de ce qu'ilz<text:line-break/>auoient faict contre luy. Aldobrandin en plorant les receut benignement : &amp; les<text:line-break/>baisant en la bouche auec peu de parolles (pour le faire court) leur pardonna<text:line-break/>toute l'iniure qu'il auoit receue. Apres ceulx cy les seurs &amp; les femmes toutes ve<text:line-break/>stues de noir y vindrent aussi, lesquelles furent gracieusement receues par ma<text:line-break/>dame Hermeline, &amp; par les autres qui estoient auec elle, puis estantz seruiz tous<text:line-break/>magnificquement en ce bancquet, ilz ny eut nulle autre chose que louable fors<text:line-break/>vng certain silence procedé par la douleur fresche qui se representoit par les ha<text:line-break/><text:span text:style-name="pb">[n.p.]</text:span><text:span text:style-name="pb"><text:line-break/></text:span>billemens de dueil des parens de Tedalde : dont le c(o2)uys du pellerin &amp; son des(-)<text:line-break/>seing auoit esté blasmé par aucuns, ainsi quil s'en apperceut, parquoy, comme il<text:line-break/>auoit deliberé quant il fut temps de chasser ceste melencolye,<text:s/>il se leua debout,<text:line-break/>alors que les autres n'auoi(e2)t encor mengé le fruict, &amp; deit, il n'y a eu faulte Mes(-)<text:line-break/>sieurs &amp; mes dames en tout ce banquet pour le rendre ioyeulx : sinon de la pre(-)<text:line-break/>sence de Tedalde : lequel (ayans eu continuellem(e2)t en vostre<text:s/>compaignie) vous<text:line-break/>n'auez point congneu : mais ie le vous veulx monstrer : Et ayant iecté à terre son<text:line-break/>m(a2)teau &amp; tout son habit de pelerin il demoura en pourpoint : Et fut n(o2) sans tres<text:line-break/>grand esbahissement recongneu de tous, &amp; longuemet regardé auant que<text:s/>au(-)<text:line-break/>cun creust asseurem(e2)t que ce fust luy. Ce que voyant Tedalde, il leur racompta<text:line-break/>de plusieurs de leur parantage, &amp; des choses aduenues entre eulx, &amp; de ses for(-)<text:line-break/>tunes : Parquoy ses freres &amp; les autres h(o2)mes courur(e2)t tous les lermes aux yeulx<text:line-break/>de ioye à lembrasser, &amp; autant en feirent apres les femmes : aussi bien celles qui<text:line-break/>n'stoient point parentes comme les parentes : Exceptémadame Hermeline : Ce<text:line-break/>que voy(a2)t Aldobrandin, il luy dist, Quest cecy Hermeline ? Que ne faiz tu che(-)<text:line-break/>re comme les<text:s/>autres à Tedalde ? A qui elle respondit, si hault quelle pouoit estre<text:line-break/>ouye de tous : il n'en ya point icy certes qui plus voluntiers luy aye faict chere ne<text:line-break/>la luy face que ie ferois (comme celle qui plus luy suis tenue que nulle autre con<text:line-break/>siderant que par<text:s/>ses bonnes oeuures ie t'ay recouuert) nestoient les desh(o2)nestes<text:line-break/>parolles qui furent dictes le iour que nous pleurions celuy que nous pensions e(-)<text:line-break/>stre Tedalde, qui m'en gardent : A qui Aldobrandin dist : va hardyment. Penses<text:line-break/>tu que ie croye à ces bauars ? Il a bien monstré en pourchassant ma deliurance,<text:line-break/>qu'ilz ont menty : encores que ie ne les aye iamais creuz : Tost lieue toy : &amp; le va<text:line-break/>embrasser : la dame (qui ne desiroit autre chose) ne fut paresseuse d'obeyr en ce(-)<text:line-break/>cy à son mary : Parquoy s'estant<text:s/>leuee tout ainsi comme les autres auoient faict,<text:line-break/>ainsi elle en l'embrassant luy feit grand chere. Ceste liberalité dont vsa Al(-)<text:line-break/><text:soft-page-break/>dobrandin pleut grandement aux freres de Tedalde, &amp; à tous les autres hom(-)<text:line-break/>mes &amp; femmes qui estoient en la compaignie : tellement que toute la rancune<text:line-break/>qui auoit esté en lentendement d'aucuns, par les parolles qui auoient esté di(-)<text:line-break/>ctes, s'oublya par cecy. Quand doncques ceste grand chere eut esté faicte à Te(-)<text:line-break/>dalde, luy mesmes dessira les habillemens de dueil sur les espaules de ses freres,<text:line-break/>&amp; pareillement à ses seurs, &amp; aux femmes de ses freres : Et voulut qu'on ap(-)<text:line-break/>portast d'autres habillemens : Lesquelz apres qu'ilz furent reuestuz se prin(-)<text:line-break/>drent à chanter, dancer &amp; faire autres passetemps : Aumoyen dequoy le ban(-)<text:line-break/>quet qui auoit esté du commencement triste &amp; melencolique, eut ioyeuse fin :<text:line-break/>Et auec tresgrande allegresse s'en allerent tous de compaignie en la maison de<text:line-break/>Tedalde ou ilz soupperent, Et tenantz par plusieurs iours apres ceste facon<text:line-break/>de faire, continuerent ceste chere. Les Florentins regarderent Tedalde : plu(-)<text:line-break/>sieurs iours, quasi comme vng homme resuscité : &amp; pour chose admirable : &amp; à<text:line-break/>plusieurs, mesmes encor à ses propres freres, demeura vng peu de doubte en<text:line-break/>lendement, si cestoit luy ou non : &amp; ne le croyent<text:s/>point encores fermement : ne<text:line-break/>paradu(e2)ture ne l'eussent ilz creu en piece, s'il ne fust aduenu vng cas qui les feit<text:line-break/>certains qui estoit celuy qu'on auoit tué. Lequel fut tel. Vng iour passoient des<text:line-break/>gens de pied de Lunigiane deuant leur maison, &amp; voyans Tedalde coururent<text:line-break/>au deuant de luy : En luy disant dieu te gart de mal Fatiuole : Ausquelz Tedalde<text:line-break/><text:span text:style-name="pb">[Fueil.83]</text:span><text:span text:style-name="pb"><text:line-break/></text:span>en la presence de ses freres respondit. Vous m'auez prins pour vng autre : Ceulx<text:line-break/>cy quant ilz louyrent parler en eurent honte &amp; luy demanderent pardon : en luy<text:line-break/>disant. En verité vous ressemblez mieulx que homme que nous veismes iamais<text:line-break/>ressembler vng autre, nostre compaignon qui se nomme Fatiuole de P(o2)tresme :<text:line-break/>qui vint icy quinze iours ya ou peu sen fault, &amp; iamais nous n'auons peu scauoir<text:line-break/>depuis qu'il est deuenu. Bien est vray que nous nous esbahissions de vostre ha(-)<text:line-break/>bit, par ce qu'il estoit comme nous sommes g(e2)s de guerre. Le frere aisné de Te(-)<text:line-break/>dalde oyant cecy s'aduanca &amp; demanda dequoy estoit vestu ce Fatiuole, ceulx<text:line-break/>cy le luy deirent : &amp; se trouua poinct par poinct qu'il estoit vestu ainsi qu'ilz le<text:line-break/>disoient, dequoy tant par cecy que par plusieurs autres signes, on recongneut<text:line-break/>que celluy qui auoit esté tué estoit Fatiuole, &amp; non Tedalde : &amp; des ceste heure<text:line-break/>lá le souspecon que ses freres &amp; chascun auoit leur sortit de lentendement. Te(-)<text:line-break/>dalde estant retourné tresriche perseuera en son amytie, &amp; la dame sans plus se<text:line-break/>courrousser, feit si saigement qu'ilz iouyrent longuement de leur amour : dieu<text:line-break/>nous face iouyr de la nostre.</text:p>
      <text:h text:style-name="Titre2" text:outline-level="2">(hedera) FERRONDE AYANT MENGE' CER(-)<text:line-break/><text:span text:style-name="T2560">taine pouldre fut enterré pour mort : Et par labbé qui iouyssoit de sa femme</text:span><text:span text:style-name="T2561"><text:line-break/></text:span><text:span text:style-name="T2562">fut tire de la sepulture &amp; mis en prison : &amp; luy feit l'on accroire qu'il estoit en</text:span><text:span text:style-name="T2563"><text:line-break/></text:span><text:span text:style-name="T2564">purgatoire : &amp; apres qu'on l'eust faict ressusciter, on luy feit nour</text:span><text:span text:style-name="T2565">rir pour</text:span><text:span text:style-name="T2566"><text:line-break/></text:span><text:span text:style-name="T2567">sien ung enfant que labbé auoit faict à sa femme.</text:span></text:h>
      <text:h text:style-name="P2568" text:outline-level="2">Nouuelle huitiesme.</text:h>
      <text:p text:style-name="P2569"><text:span text:style-name="T2570">Q</text:span>Vant la longue nouuelle de ma dame Emilie fut acheuée non<text:line-break/>pourtant desplaisante à personne pour sa longueur, mais tenue<text:line-break/>de tous pour si courte qu'on n'auoit riens demouré à la<text:s/>dire, eu<text:line-break/>esgard à la qu(a2)tité &amp; à la diuersité des cas racomptez en icelle,<text:line-break/>la royne se tourna vers ma dame Laurette : Et par vng seul si(-)<text:line-break/>gne qu'elle luy feit de vouloir quelle parlast, luy d(o2)na occasion<text:line-break/>de commencer ainsi. Mes cheres dames i'ay vng compte veritable à vous faire,<text:line-break/><text:soft-page-break/>qui a trop plus de semblance de mensonge que de verité : Et m'en est souuenu<text:line-break/>tout à ceste heure, quant i'ay ouy que vng à esté pleuré &amp; ensepuely pour vng<text:line-break/>autre. A céste cause, ie vous racompteray comme vng homme vif à esté<text:s/>ensep(-)<text:line-break/>uely pour mort : &amp; comme pour ressuscité, &amp; non pour vif. Luy mesmes &amp; plu(-)<text:line-break/>sieurs autres creurent qu'il estoit sorty de la sepulture : en adorant pour sainct,<text:line-break/>celluy qui en estoit occasion : lequel (comme coulpable) en deuoit plustost estre<text:line-break/>condemne.</text:p>
      <text:p text:style-name="P2571">En Toscane fut &amp; est encor vne abbaye assize (comme nous en voyons plu(-)<text:line-break/>sieurs) en vng lieu non trop frequenté de gens : En laquelle fut faict abbé vng<text:line-break/>moyne de leans, lequel en toutes choses estoit tressainct, fors es oeuures des fem<text:line-break/>mes : Et cela scauoit il si caultem(e2)t faire que non seulem(e2)t il nestoit sceu d'aucun,<text:line-break/>mais encor moins soupsonné. Or aduint que vng riche paisant appellé Feronde<text:line-break/>voisin de la dicte abbaye, homme materiel &amp; gros dentendement, print gran(-)<text:line-break/>de familiarité auec ledict abbé : Et ne plaisoit ladicte familiarité à la labbé pour<text:line-break/><text:span text:style-name="pb">[n.p.]</text:span><text:span text:style-name="pb"><text:line-break/></text:span>autre chose que pour aucunes recreaci(o2)s qu'il prenoit quelquefois de ses sotises :<text:line-break/>En ceste priuaulté &amp; frequentation labbé s'apperceut que Feronde auoit vne<text:line-break/>tresbelle femme.<text:s/>Dont il deuint si tres feruentement amoureux, qu'il ne pensoit<text:line-break/>iour ne nuict à autre chose : Mais voyant que Feronde (combien qu'il fust en<text:line-break/>toute autre chose simple &amp; sot) estoit neantmoins tressage à scauoir aymer ceste<text:line-break/>sienne femme, &amp; à la bien garder :<text:s/>dont labbé en desesperoit quasi : Toutesfois<text:line-break/>comme cault &amp; aduisé, il mena Feronde de telle sorte qu'il venoit quelquefois<text:line-break/>auec sa femme passer le t(e2)ps au iardin de labbaye. Et la deuisant auecques eulx<text:line-break/>de la beatitude de la vie eternelle &amp; des tressainctes oeuures de plusieurs h(o2)mes<text:line-break/>&amp; femmes qui furent iadis, il les entretenoit modestement : tellement que il vint<text:line-break/>vng grant desir à la femme, de se confesser à luy : Et en demanda congé à Fer(-)<text:line-break/>ronde : qui luy fut octroyé. Estant d(o2)cques venue la femme à se c(o2)fesser à labbé<text:line-break/>(auec son grant contentement) &amp; s'estant mise à genoux à ses piedz : auant que<text:line-break/>dire autre chose, elle commenca ainsi, Monsieur, si dieu m'auoit donné ma(-)<text:line-break/>ry : ou qu'il ne le me eust point donné, il me seroit paraduenture bien<text:s/>aysé d'en(-)<text:line-break/>trer auecques vostre saincte doctrine au chemin que vous nous auez deuisé : qui<text:line-break/>meyne les gens à la vie eternelle. Mais moy considerant qui est Ferronde, &amp; la<text:line-break/>sienne sottise, ie me puis bien dire veufue : encores (q2) ie soye mariee : d'aut(a2)t (q2) luy<text:line-break/>viuant ie ne puis auoir autre mary : &amp; encor (ainsi sot c(o2)me vous le voyez) il est<text:line-break/>sans aucune occasion si oultrem(e2)t ialoux de moy, (q2) ie ne puis viure auecques luy :<text:line-break/>sinon en tribulation &amp; mauuaise aduenture. Pour laquelle chose premier que ie<text:line-break/>puisse venir à autre confession, ie vous prie le plus humblement que ie puis, que<text:line-break/>sur cecy il vous plaise me donner aucun conseil. Pource que si ie ne commence<text:line-break/>par cecy loccasion de mes b(o2)nes oeuures, le c(o2)fesser ou autre bien que ie sceusse<text:line-break/>faire, me seruiroit de peu. Ces parolles chatouillerent auec grant plaisir le cueur<text:line-break/>de labbé. Et luy sembla bien que la fortune luy eust ouuert la voye à ce que plus<text:line-break/>il desiroit, Et deit, ma fille ie croy pour certain que ce soit vng gr(a2)t en nuy à vne<text:line-break/>belle &amp; delicate femme (comme vous estes) d'auoir pour mary vng sot sans cer<text:line-break/>uelle ny entendem(e2)t : Mais encor le croy ie plus grant, d'auoir vng ialoux : Par(-)<text:line-break/>quoy vous ayant &amp; l'un &amp; l'autre, ce (q2) vous dictes de vostre tribulation se peult<text:line-break/>aisem(e2)t croyre. Mais à cecy pour abreger, ie n'y voy autre remede que vng, qui<text:line-break/>est : qu'il fault qu'il guerisse de ceste iallousie : &amp; la medicine de l'en scauoir gue(-)<text:line-break/>rir, ie la scay trop bien faire, Pourueu que vous vous faciez forte, de tenir secret<text:line-break/>ce que ie vous diray : La femme luy deit : Mon pere de cecy n'en doubtez point :<text:line-break/>Car ie me laisseroys plustost mourir, que ie deisse iamais à autruy chose que<text:line-break/><text:soft-page-break/>vous m'eussiez deffendu de dire. Mais comment se pourra faire cecy ? Labbé re(-)<text:line-break/>spondit, Si nous voulons qu'il guerisse, il fault par necessité, qu'il voise en purga(-)<text:line-break/>toire. Et comment deit la femme y pourra il aller estant en vie ? Il fault (deit lab(-)<text:line-break/>bé) qu'il meure, Et par ainsi il yra, Et qu(a2)t il aura souffert tant de peine qu'il soit<text:line-break/>guery de<text:s/>sa iallousie, nous auecques certaines oraisons prierons dieu qu'il le ra(-)<text:line-break/>mene en ceste vie, Et il le fera ainsi, A d(o2)c dist la femme : doibs ie ce pend(a2)t de(-)<text:line-break/>mourer veufue ? Ouy (respondit labbé) pour vng certain temps, durant lequel<text:line-break/>il vous fault bien garder de vous remarier, parce que dieu s'en courrousseroit<text:line-break/>&amp; quant Feronde reuiendroit il vous fauldroit retourner à luy, Et lors il seroit<text:line-break/>plus ialoux que iamais. La femme deit, Mais qu'il guerisse de ceste mauldicte<text:line-break/><text:span text:style-name="pb">[Fueil.84]</text:span><text:span text:style-name="pb"><text:line-break/></text:span>ia(-)lousie &amp; qu'il ne me faille tousiours demourer en ceste prison i'en suis contente,<text:line-break/>faictes en c(o2)me il vous plaira. Et ie le feray deit labbé : Mais quelle recompence<text:line-break/>doiz ie auoir d'un tel plaisir. Mon pere (deit la femme) ce qu'il vous plaira pour(-)<text:line-break/>ueu qu'il soit en ma puissance, Mais que peult faire vne telle femme c(o2)me moy,<text:line-break/>qui soit conuenable à vng tel sainct homme comme vous estes ? A qui labbé re(-)<text:line-break/>spondit, Mamye, vous pouuez n(o2) moins faire pour moy, que ie puis faire pour<text:line-break/>vous : Parce que ainsi c(o2)me ie me dispose à faire pour vous chose qui doit estre<text:line-break/>vostre bien &amp; consolation, ainsi pouuez vous faire chose pour moy qui sera le<text:line-break/>salut &amp; recouurement de ma vie. Lors deit la dame, si ainsi est, i'en suis contente :<text:line-break/>doncq (deit labbé) me donnerez vous vostre amour auec contentement de vo(-)<text:line-break/>stre pers(o2)ne : pour laquelle ie brusle &amp; me c(o2)sume entierem(e2)t. La femme, oyant<text:line-break/>cecy toute estonnee, respondit, Helas mon pere, qu'est ce que vous me deman(-)<text:line-break/>dez ? Ie cuydois certainement que vous fussiez vng vray sainct. Est il conuena(-)<text:line-break/>ble aux hommes sainctz de requerir les femmes qui vont à eulx pour conseil de<text:line-break/>semblables choses ? A qui labbé deit, Ma chere amye ne vous en esmerueillez,<text:line-break/>Car la saincteté n'en deuient pas moindre, Parce qu'elle demeure en l'ame : Et<text:line-break/>ce que ie vous dem(a2)de est peché du corps, Mais quoy que ce soit vostre desira(-)<text:line-break/>ble beaulté a tant eu de force que amour m'a contrainct ainsi le faire : Et vous<text:line-break/>veulx bien dire que vous vous deuez plus glorifier de vostre beaulté, que<text:s/>aucu(-)<text:line-break/>ne aute femme. C(o2)sider(a2)t que'lle plaist aux sainctz h(o2)mes, qui ont accoustumé<text:line-break/>de veoir celles du ciel, Et oultre ce, encores (q2) ie soye abbé, ie suis h(o1)me c(o1)me les<text:line-break/>autres, Et c(o2)me vous voyez, ie ne suis encores vieil : Et me semble que ce que ie<text:line-break/>vous demande ne vous doit estre ennuyeulx à faire : Ains le deuez desirer. Parce<text:line-break/>que ce pendant (q2) Ferronde demourera en purgatoire ie vous doneray (en vous<text:line-break/>faisant c(o2)pagnie la nuict) celle mesme c(o2)solacion qu'il vous deuroit donner. Et<text:line-break/>de cecy iamais personne ne s'en apperceuera : Croy(a2)t chacun de moy ce que na(-)<text:line-break/>gueres vous en croyez, Parquoy ne reffusez la grace (q2) dieu vous enuoye. Il y en<text:line-break/>a assez de celles qui desireroi(e1)t auoir ce que vous pouez auoir, &amp; (q2) vous aurez si<text:line-break/>vous croyez c(o2)me sage à mon c(o2)seil, Et oultre tout cecy i'ay de belles bagues &amp;<text:line-break/>autres ioyaulx, Lesquelz ie n'entendz qu'ilz soient à autre personne qu'a vous :<text:line-break/>faictes doncques pour moy ma chere amye, ce que ie faiz voluntiers pour vous.<text:line-break/>La femme ayant le visaige baissé ne scauoit comment le luy nyer : Et de le luy<text:line-break/>accorder il ne luy sembloit estre bien faict, Parquoy voyant labbé qu'elle luy a(-)<text:line-break/>uoit presté l'oreille &amp; qu'elle ne resp(o2)doit aucune chose : il luy sembla bien lauoir<text:line-break/>à moytié<text:s/>conuertie, Et auec plusieurs autres parolles continuant aux premieres,<text:line-break/>auant qu'il cessast il luy meit en la teste que ce seroit bien faict, Et elle toute hon(-)<text:line-break/>teuse, luy deit qu'elle estoit preste à faire tout ce qu'il luy plairoit, Mais qu'elle ne<text:line-break/>le<text:s/>pouuoit faire que Feronde ne fust premierement allé en purgatoire : A qui<text:line-break/>labbé trescontent deit : Et nous le ferons qu'il y yra incontin(e2)t : Faictes tant seule(-)<text:line-break/><text:soft-page-break/>ment que demain ou vng autre iour il vienne passer icy le temps auecques moy.<text:line-break/>Et apres cecy dit, luy ayant secretement mis vng anneau au doigt, il luy donna<text:line-break/>congé. La femme Ioyeuse du present, &amp; esperant en auoir d'autres, quant elle<text:line-break/>fut retournee vers ses compaignes, leur compta de merueilleuses choses de la<text:line-break/>saincteté de labbé : &amp; s'en retourna en sa maison auecques elles : dela à peu de<text:line-break/>iours Feronde s'en alla à labbaye : Et incontinent que labbé le veid, il s'auisa de<text:line-break/><text:span text:style-name="pb">[n.p.]</text:span><text:span text:style-name="pb"><text:line-break/></text:span>l'enuoyer en purgatoire. Icelluy abb(e2) auoit recouuré de fortune vne pouldre de<text:line-break/>merueilleuse vertu es parties<text:s/>de leuant, d'un grant prince, lequel affermoit qu'on<text:line-break/>en souloit vser pour la vigile de la montaigne : quant aucun vouloit enuoyer en<text:line-break/>dorm(a2)t quelcun en son paradis, ou l'en fair sortir : Et elle (ainsi que pl(us) ou moins<text:line-break/>on en prenoit) faisoit sans aucune offence dormir tellem(e2)t celluy qui en prenoit,<text:line-break/>que ce pend(a2)t que sa vertu &amp; force duroit, iamais personne n'eust iugé que cel(-)<text:line-break/>luy la eust en soy aucun sentim(e2)t de vie. Parquoy ay(a2)t prins ledict abbé de ceste<text:line-break/>pouldre, autant qu'il suffisoit pour faire dormir trois iours : il la mesla auecques<text:line-break/>vng voirre de vin trouble, &amp; la donna à boyre en sa chambre à Feronde, sans<text:line-break/>qu'il y pensast aucune chose : &amp; apres le promena par le cloistre : La ou estant a(-)<text:line-break/>uec plusieurs de ses moynes, ilz commencerent à prendre grant passetemps de<text:line-break/>ses sottises accoustumees : lequel ne dura gueres que faisant la pouldre son ope(-)<text:line-break/>racion il ne luy veint vng si soudain &amp; enragé sommeil en la teste, que estant<text:line-break/>tout debout il s'endormyt : Et ainsi eudormy tumba : dont labbé faignant de<text:line-break/>se troubler fort de cest accident. Le feit descindre &amp; apporter de leau froidde<text:line-break/>qu'on luy gecta au visaige : &amp; plusieurs autres choses, comme si d'aucune fumo<text:line-break/>sité destomach, ou autre cause qui luy eust occuppé le sentim(e2)t, il luy eust vou(-)<text:line-break/>lu recouurer la vie perdue &amp; ledict sentiment : Mais voyant labbé &amp; les moy(-)<text:line-break/>nes que pour tout cecy il ne s'en ressentoit aucunem(e2)t eulx luy tastantz le poulx<text:line-break/>&amp; ne luy trouuans aucun sentim(e2)t creurent tous pour certain qu'il estoit mort.<text:line-break/>Parquoy l'ayant enuoye dire à sa femme &amp; aux parens (lesquelz y vindrent in(-)<text:line-break/>continent) &amp; en pleurerent aucunement : Labbé le feit mettre ainsi vestu c(o2)me<text:line-break/>il estoit subz vne tumbe en sepulture. Et la femme s'en retourna en la maison a(-)<text:line-break/>uec vng petit filz qu'elle auoit de son mary, disant qu'elle n'en partiroit iamais :<text:line-break/>Et est(a2)t ainsi demouree auec son filz, c(o2)menca à gouuerner le bien &amp; les riches(-)<text:line-break/>ses de la maison. Labbé acc(o2)paigné d'un moyne boullonnois, duquel il se fioit<text:line-break/>grandement qui estoit venu ce iour mesmes de Boulloigne, s'estant leué la nuict<text:line-break/>tirerent secretement eulx deux Ferronde, de la sepulture &amp; le porterent en vne<text:line-break/>prison obscure ou l'on ne voyoit goutte : Laquelle auoit esté faicte pour mettre,<text:line-break/>In pace, les moynes qui commettoient quelque faulte : Et la luy osterent ses ha(-)<text:line-break/>billemens, &amp; le vestirent d'un habit de moyne : puis le meirent sur vng faisseau<text:line-break/>de paille : &amp; le laisserent là iusques à ce qu'il se ressentist : Puis le iour ensuiu(a2)t, lab(-)<text:line-break/>bé s'en alla auec vng<text:s/>autre de ses moynes par maniere de visitation à la maison<text:line-break/>de la femme : Laquelle il trouua vestue de noir, &amp; toute troublée : Et l'ayant vne<text:line-break/>espace de temps confortee lá requit tout doulcement de sa promesse. La femme<text:line-break/>se voyant en liberté &amp; sans lempeschem(e2)t de Ferronde ou d'aucun autre, ayant<text:line-break/>veu à labbé vng autre bel anneau au doigt, deit qu'elle estoit preste de tenir sa(-)<text:line-break/>dicte promesse : Et composerent ensemble que la nuict ensuyuant il y pourroit<text:line-break/>venir. Parquoy venue ladicte nuict labbé vestu des<text:s/>habillem(e2)s de Ferronde, &amp;<text:line-break/>acompaigne de son moyne sy en alla, &amp; coucha auec elle iusques au matin, re(-)<text:line-break/>ceuant vng tresgrant plaisir, puis s'en retourna à labbaye : Et faisant assez sou(-)<text:line-break/>uent ce chemin &amp; estant rencontré quelquefois à l'aller &amp; quelquefois au venir(-)<text:line-break/>l'on creut que cestoit Ferronde qui alloit par ce chemin faisant sa penitence. Et<text:line-break/><text:soft-page-break/>apres sen faisoit mille comptes entre les gens du village, qui sont gens gros &amp;<text:line-break/>ruraulx : Et si fut encores recité par plusieurs fois à la femme, qui scauoit mieulx<text:line-break/><text:span text:style-name="pb">[Fueil.89]</text:span><text:span text:style-name="pb"><text:line-break/></text:span>que eulx ce que cestoit. Quant doncques Feronde fut resueillé &amp; qu'il se trou(-)<text:line-break/>ua lá sans scauoir ou il estoit, Le moyne boulonnoys entra dedans la prison : &amp;<text:line-break/>auec vne voix horrible, &amp; certaines verges en la main, luy donna vne grande<text:line-break/>fessee. Feronde plorant &amp; criant, ne faisoit autre chose que de demander Ou<text:line-break/>suis ie ? A qui le moyne respondit tu es en purgatoire. Comment deit Feronde,<text:line-break/>suis ie d(o2)cques mort ? Ouy deit le moyne. Parquoy Feronde commenca à pleu<text:line-break/>rer soymesmes sa femme &amp; son filz, disant les plus grandes folies du monde :<text:line-break/>Auquel le moyne porta vng peu apres à menger &amp; à boyre : Ce que voyant<text:line-break/>Feronde il deit, Ho ho, les mortz mengent ilz ? Le moyne deit ouy, Et ce que ie<text:line-break/>t'apporte, est ce que la femme qui fut tienne a enuoyé ce matin à leglise pour<text:line-break/>faire dire des messes pour ton ame : Et dieu veult que il te soit representé icy.<text:line-break/>Lors deit Feronde, O mon dieu donne luy le bon an : Ie l'aymois tant auant<text:line-break/>que ie mourusse, que ie la tenois toute nuict entre mes braz :<text:s/>Et ne faisois autre<text:line-break/>chose que la baiser, &amp; encor quelque autre chose quant il m'en prenoit voulen(-)<text:line-break/>té : Et apres ayant grande sain commenca à menger &amp; à boyre : Et ne luy sem(-)<text:line-break/>blant le vin trop bon, deit : O que dieu la mette en mal an, qu'elle n'a enuoyé au<text:line-break/>prebstre du vin du muy qui est au long du mur. Mais apres qu'il eut mengé &amp;<text:line-break/>beu : le moyne le print de rechef, &amp; des mesmes verges luy d(o1)na vne autre gr(a2)(-)<text:line-break/>de secousse : A qui Fer(o2)de (ayant fort crye) deit, helas pourquoy me faiz tu cecy ?<text:line-break/>Le moyne luy respondit : pource que nostre seigneur la commandé ainsi, &amp;<text:line-break/>veult que deux fois le iour tu en ayees autant : Et pour quelle occasion deit Fe(-)<text:line-break/>ronde ? Pource respondit le moyne, que tu as esté ialoux ayant la meilleure fem(-)<text:line-break/>me qui fust en<text:s/>tout le pays pour espouse : Helas deit Feronde, Tu diz vray : &amp; la<text:line-break/>plus doulce : Elle estoit plus succree que confitures. Mais ie ne scauois pas que<text:line-break/>nostre seigneur fust marry, quant l'homme est ialoux, Car ie ne l'eusse iamais<text:line-break/>esté. Le moyne deist, A cecy<text:s/>deuoys tu pencer ten dis que tu estoys dela : Et s'il<text:line-break/>aduient que iamais tu y retournes ayes tousiours tant en souuenance ce que<text:line-break/>ie te faiz maintenant que tu ne soyes iamais ialoux : Feronde respondit, Ho y<text:line-break/>retourne il iamais qui est vne fois mort ? Ouy celluy qu'il plaist à nostre sei(-)<text:line-break/>gneur, deit le moyne : Helas deit Feronde, se ie y retourne iamais, ie seray le<text:line-break/>meilleur mary du monde : Iamais ie ne la batray, Iamais ne luy diray ville(-)<text:line-break/>nye : Sinon du vin qu'elle a enuoyé icy ce matin : Et aussi elle n'a point en(-)<text:line-break/>uoyé de chandelles, &amp; m'a conuenu menger à lobscur. Si a bien deit le moyne,<text:line-break/>mais elles ont esté bruslees en disant les messes. Ho deit Feronde tu diras à<text:line-break/>la fin verité, Et pour certain, si ie y retourne ie luy laisseray faire ce qu'elle<text:line-break/>vouldra : Mais dy moy : qui es tu qui es tu qui me faiz tout cecy ? Deit le moyne, ie<text:line-break/>suis pareillement mort comme toy, Et nasquiz en Sardaigne : Et parce que<text:line-break/>ie louay la ialousie à vng maistre que ie seruois, i'ay esté condempné de dieu<text:line-break/>à ceste peyne, que<text:s/>ie te doyue donner à menger &amp; à boyre, &amp; te batre com(-)<text:line-break/>me ie faiz, iusques à tant que nostre seigneur ayt determiné autre chose de<text:line-break/>toy &amp; de moy. Feronde luy demanda, ne sommes nous que toy &amp; moy icy ?<text:line-break/>Ouy deit le moyne à milliers : mais tu ne les peux ne veoir ne ouyr, non plus<text:line-break/>que eulx toy : Alors Feronde deit, Ho ho, combien sommes nous loing de<text:line-break/>noz pays ? Respond le moyne, Beaucoup de milliers de lieues, Moigne, cest<text:line-break/>bien assez deit Feronde : Et à ce qu'il me semble nous deurions estre hors du<text:line-break/><text:span text:style-name="pb">[n.p.]</text:span><text:span text:style-name="pb"><text:line-break/></text:span>m(o2)de tant il y a. Or en telles &amp; semblables facons de faire, &amp; auec le boyre &amp; le<text:line-break/><text:soft-page-break/>menger fut tenu Ferronde dix bons moys, Pendant lesquelz labbé visita assez<text:line-break/>souuent la belle ieune femme : &amp; auec elle se donna le plus beau temps du mon(-)<text:line-break/>de : Mais (comme les malheurs aduiennent (elle deuint grosse : Et incontin(e2)t s'en<text:line-break/>estre apperceue elle le deit à labbé. Parquoy il sembla bon à tous deux que sans<text:line-break/>y songer autrem(e2)t Fer(o2)de deust retourner de purgatoire en ceste vie : Et qu'elle<text:line-break/>retournast<text:s/>auecques luy, disant qu'elle estoit grosse de luy. Labbé la nuict ensuy(-)<text:line-break/>uant feit auec vne voix contrefaicte appeller Feronde en la prison &amp; luy dire,<text:line-break/>Feronde c(o2)forte toy : Car il plaist à dieu que tu retournes au monde : La ou (qu(a2)t<text:line-break/>tu y seras)<text:s/>tu auras vng filz de ta femme, lequel tu feras nommer Benoist. Parce<text:line-break/>que par les prieres de ton sainct abbé, &amp; de ta femme, &amp; pour lamour de sa(i1)ct<text:line-break/>Benoist, il te faict ceste grace : Feronde oyant cecy, fut fort ioyeux, &amp; deit, il me<text:line-break/>plaist bien : dieu doint le bon an à nostre seigneur, &amp; à labbé, &amp; à sa(i2)ct Benoist,<text:line-break/>&amp; à ma femme doulce &amp; succree. Labbé luy ayant faict donner parmy le vin<text:line-break/>qu'on luy enuoyoit de celle pouldre tant qu'il suffist pour le faire dormir quatre<text:line-break/>heures, &amp; l'ayant reuestu de ses<text:s/>habillem(e2)s, luy &amp; le moyne le rapporter(e2)t secre<text:line-break/>tement en la tumbe ou il y auoit esté ensepuely. Le matin ensuyu(a2)t sur le point<text:line-break/>du iour, Feronde reprint ses sens : &amp; veit par quelque trou, de la tumbe le iour,<text:line-break/>lequel il n'auoit veu dix moys y auoit. Parquoy luy estant aduis qu'il estoit vif,<text:line-break/>commenca à crier. Ouurez moy, Ouurez moy, Et luy mesmes poussant de la<text:line-break/>teste au conuercle de la tumbe, s'efforca tant que le ayant entreouuert, parce<text:line-break/>que il n'estoit gueres bien ioinct, il commencoit à le getter par terre : quant les<text:line-break/>moynes qui auoient ouy matines coururent la &amp; congneurent la voix de Fe(-)<text:line-break/>ronde : Et le veyrent ia hors du monument. Dequoy tous espouuentez pour la<text:line-break/>nouueaulté du faict commencerent à fuyr &amp; s'en allerent deuers labbé : Lequel<text:line-break/>faisant semblant de se leuer d'oraison, deit : mes enffans n'ayez peur, Prenez la<text:line-break/>croix &amp; leaue beneiste, &amp; vous en venez apres moy : &amp; nous verrons ce que la<text:line-break/>puissance de dieu nous veult monstrer. Et ainsi fut faict, Feronde estant tout<text:line-break/>pasle (comme celluy qui long temps auoit esté sans veoir le ciel) sortit hors du<text:line-break/>monument, &amp; incontinent qu'il veid labbé se getta à ses piedz, disant : Mon<text:line-break/>pere, voz oraisons (ainsi qu'il ma esté reuellé) &amp; celles de sainct Benoist, &amp;<text:line-break/>celles aussi de ma femme m'ont tiré des peynes de purgatoire : &amp; retourné en<text:line-break/>vie, Dequoy ie prie dieu qui vous doint bon an &amp; bonnes kalendes au iour(-)<text:line-break/>dhuy, &amp; toute vostre vie. Labbé deit, louee soit la puissance de dieu : Va doncq<text:line-break/>mon filz, puys que dieu ta icy renuoyé &amp; console ta femme : Laquelle tous(-)<text:line-break/>iours depuis que tu passas de ceste vie, à esté en lermes, &amp; soyes doresnauant<text:line-break/>seruiteur de dieu : Monsieur respondit Feronde, il ma bien ainsi esté dict : Lais(-)<text:line-break/>sez faire à moy, que aussi tost que ie la trouueray ie la baiseray, tant de bien ie<text:line-break/>luy veulx : Labbé estant demouré auecques ses moynes feit semblant d'auoir<text:line-break/>vne grande admiracion de cecy, &amp; en feit deuotement chanter le miserere. Fer(-)<text:line-break/>ronde retourna en son villaige : Lá ou tout le monde qui le voyoit fuyoit c(o2)me<text:line-break/>on a acoustumé<text:s/>de faire, quant on voit les horribles choses. Mais luy en les ap(-)<text:line-break/>pellant par leurs noms, affermoit qu'il estoit ressuscité. Sa femme pareillem(e2)t a(-)<text:line-break/>uoit peur de luy, Mais apres que le peuple se fut par quelque t(e2)ps reasseuré auec<text:line-break/>luy, &amp; voy(a2)t qu'il estoit vif, l'interroguerent &amp; dem(a2)derent plusieurs choses : Et<text:line-break/><text:span text:style-name="pb">[Fueil.86]</text:span><text:span text:style-name="pb"><text:line-break/></text:span>luy comme s'il en estoit retourné sage, respondoit à tous : &amp; leur comptoit nou(-)<text:line-break/>uelles des ames de leurs parens : &amp; faisoit de soymesmes les plus belles fables<text:s/>du<text:line-break/>monde, de ce qu'on faisoit en purgatoire : &amp; racompta deu(a2)t tout le peuple la re<text:line-break/>uelacion à luy faicte par Rangel bragriel auant qu'il ressuscitast, Aumoyen de(-)<text:line-break/>quoy il s'en retourna en la maison auecques sa femme. Et remis en la possession<text:line-break/><text:soft-page-break/>de ses<text:s/>biens l'engroissa (c(o2)me il creut) &amp; de fortune il aduint que ce fut à temps<text:line-break/>conuenable, selon lopinion des sotz, qui croyent la femme deuoir porter inste(-)<text:line-break/>ment vng enfant neuf moys : Elle depuis enfanta vng filz : lequel fut nommé<text:line-break/>Benoist Ferrondy. Le<text:s/>retour de Ferronde &amp; les parolles qu'il disoit (croyant<text:line-break/>quasi chacun qu'il fust ressuscité) augmenterent grandement &amp; sans fin, la re(-)<text:line-break/>nommée de la saincteté de labbé : Et Ferronde lequel pour sa ialousie auoit esté<text:line-break/>bien battu, comme guery d'icelle, en<text:s/>ensuyuant la promesse que labbé auoit<text:line-break/>faict à la femme, ne fut dela en auant plus ialoux. Dequoy elle contente vesquit<text:line-break/>honnestement comme elle souloit auecques luy : Et si bien que quant commo(-)<text:line-break/>dement elle pouuoit elle se retrouuoit tresuoluntiers auecques le sainct abbé :<text:line-break/>lequel l'auoit bien &amp; soigneusement seruie en ses plus grans affaires.</text:p>
      <text:h text:style-name="Titre2" text:outline-level="2">(hedera) GILLETTE DE NERBONE GVERIT<text:line-break/><text:span text:style-name="T2572">le Roy de France d'une fistulle qu'il auoit : dont pour recompence, elle demanda</text:span><text:span text:style-name="T2573"><text:line-break/></text:span><text:span text:style-name="T2574">Bertrand Conte de Rou&lt;ATTcaractere&gt;illon pour<text:s/></text:span><text:span text:style-name="T2575">mary : Lequel l'ayant espousée par force,</text:span><text:span text:style-name="T2576"><text:line-break/></text:span><text:span text:style-name="T2577">s'en alla par despit à Florence : la ou faisant lamour à une ieune fille, Gillette</text:span><text:span text:style-name="T2578"><text:line-break/></text:span><text:span text:style-name="T2579">coucha au lieu d'elle, auecques luy, &amp; en eut deux filz, Parquoy l'aymant de(-)</text:span><text:span text:style-name="T2580"><text:line-break/></text:span><text:span text:style-name="T2581">puis il la tint pour sa femme.</text:span></text:h>
      <text:h text:style-name="P2582" text:outline-level="2">Nouuelle neufiesme.</text:h>
      <text:p text:style-name="P2583"><text:span text:style-name="T2584">I</text:span>L ne restoit plus (pour ne rompre le priuilege) donné à Dioneo<text:line-break/>que à la Royne, pour dire sa nouuelle. Parquoy, quant celle de ma<text:line-break/>dame Laurette fut acheuée, sans actendre d'estre solicitée des siens,<text:line-break/>elle toute ioyeuse commenca à parler ainsi. Qui dira desormais au(-)<text:line-break/>cune nouuelle qui ressemble belle ayant ouye celle de madame Laurette : Cer(-)<text:line-break/>tes ce nous à esté grant aduentaige de ce qu'elle n'a pas esté la premiere, Parce<text:line-break/>(q2) peu des autres ne nous eussent guyeres pleu apres. Et ainsi me doubte ie bien,<text:line-break/>qu'il aduiendra de celles qui restent à racompter, pour ceste iournée : Toutesfois<text:line-break/>ie vous racompteray celle qui doit estre dicte par moy sur la matiere proposée.</text:p>
      <text:p text:style-name="p">Il il eut au royaulme de France vng gentilhomme nommé Esnard, Conte<text:line-break/>de Rossillon, lequel pource qu'il n'estoit gueres sain, tenoit tousiours aupres de<text:line-break/>luy vng medecin nommé maistre Girard de Nerbonne. Ce Conte auoit vng<text:line-break/>sien seul filz petit, n(o2)mé Bertrand, tresbeau plaisant &amp; ieune garson : auec lequel<text:line-break/>l'on faisoit nourrir plusieurs autres enffans de son aage. Entre lesquelz y auoit<text:line-break/>vne fille dudict medecin, appellée Gillette : laquelle meit son amour en ce Ber(-)<text:line-break/>trand, si grandem(e1)t qu'on ne le pourroit pencer : &amp; trop plus qu'il n'estoit con(-)<text:line-break/>uenable à si grande ieunesse, Auquel Bertrand quant son pere fut mort, &amp; luy<text:line-break/>laissé soubz la garde noble du Roy, il conuint aller à Paris : d(o2)t la ieune fille de(-)<text:line-break/>moura desesperem(e2)t desc(o2)fortée, Et peu de t(e2)ps apres est(a2)t son pere pareillem(e2)t<text:line-break/><text:span text:style-name="pb">[n.p.]</text:span><text:span text:style-name="pb"><text:line-break/></text:span>mort elle s'en fust voluntiers allée à Paris pour veoir seulement le ieune Conte :<text:line-break/>si elle eust eu quelque bonne occasion : Mais estant songneusement gardee de<text:line-break/>ses parens (parce qu'elle estoit demouree seulle &amp; riche elle n'y veoioit point<text:line-break/>d'honneste moyen : dont est(a2)t desia<text:s/>preste à marier, n'ayant iamais peu oublier<text:line-break/>le ieune Conte, elle en auoit reffusé plusieurs, à qui ses parens lauoi(e2)t voulu ma(-)<text:line-break/>rier, sans leur demonstrer aucunement loccasion de son reffuz. Or aduint que<text:line-break/>elle brusloit de lamour de Bertrand plus que<text:s/>iamais, pource qu'elle oyoit dire<text:line-break/>qu'il estoit deuenu beau ieune gentilhomme. Si entendit des nouuelles, comme<text:line-break/>il estoit demouré vne fistulle au Roy de France, par vne enfleure destomach<text:line-break/><text:soft-page-break/>qu'il auoit eue, dont il auoit esté mal pensé : qui luy causoit vne merueilleuse dou<text:line-break/>leur &amp; angoisse : &amp; n'auoit lon peu encor trouuer medecin (combien que plu(-)<text:line-break/>sieurs sy fussent essaiez) qui l'en eussent peu guerir : Ains tous l'auoient empiré.<text:line-break/>Pour laquelle chose le Roy comme desesperé ne vouloit plus conseil ne ayde<text:line-break/>de<text:s/>personne : Dont la ieune fille fut sans comparaison fort ayse : Et pensa d'auoir<text:line-break/>par cecy non seulement occasion legitime d'aller à Paris : Mais si la maladye<text:line-break/>estoit telle que elle croyoit, de pouuoir facilement venir à bout, qu'elle auroit le<text:line-break/>Conte Bertrand pour mary. Et comme celle qui auoit apprins ia auparauant<text:line-break/>plusieurs choses de son pere, ayant faict vne pouldre de certaines herbes pro(-)<text:line-break/>pices pour la maladye qu'elle pensoit que ce fust, monta à cheual &amp; alla à Paris,<text:line-break/>Et la premiere chose qu'elle feit, ce fut qu'elle se parforcea de veoir le Conte<text:line-break/>Bertrand. Et apres, estant venue deuant le Roy, elle luy requeit de grace, qu'il<text:line-break/>luy monstrast sa maladye : Le Roy la voyant belle ieune fille &amp; aduenante, ne<text:line-break/>l'en sceut esconduyre : &amp; la luy monstra. Incontinent que elle l'ut veue, tout aussi<text:line-break/>tost elle se persuada de le pouuoir guerir, Et luy deit : Sire quant il vous plaira,<text:line-break/>I'ay esper(a2)ce en dieu, que sans vous faire ennuy ne fascherie, ie vous auray ren(-)<text:line-break/>du sain dedans huict iours, de ceste maladye.<text:s/>Le Roy se mocqua en soymesmes<text:line-break/>des parolles de ceste cy disant, comment est il possible que ce que les plus grans<text:line-break/>medecins du monde n'ont peu ne sceu faire que vne ieune femme le face ? Et<text:line-break/>respondit qu'il auoit proposé en soymesmes de ne suyure plus aucun conseil<text:line-break/>de medecin : A qui la ieune fille respondit : Sire vous mesprisez mon art, pour(-)<text:line-break/>ce que ie suis ieune &amp; femme : Mais ie vous aduise que ie ne medecine point<text:line-break/>auecques ma science : Ains auecques layde de dieu : &amp; auec la science de mai(-)<text:line-break/>stre Girard de Nerbonne qui fut mon pere &amp; medecin de grande renom(-)<text:line-break/>mee, tant qu'il vesquit. Le Roy deit à lors en soymesmes, Ceste cy paraduen(-)<text:line-break/>ture m'est enuoyee de dieu : Pourquoy n'esprouue ie ce qu'elle scait, puis qu'elle<text:line-break/>promect de me guerir en peu de temps, sans me faire ennuy ? Et s'estant ac(-)<text:line-break/>cordé de l'esprouuer, il deit : damoyselle &amp; si vous ne me guerissez me faisant<text:line-break/>rompre ma deliberacion que voulez vous qu'il s'en ensuyue ? Sire dict la fille, fai<text:line-break/>ctes moy mectre en bonne &amp; seure garde : Et si ie ne vous gueriz dedans huict<text:line-break/>iours faictes moy brusler : Mais aussi si ie vous gueriz quelle recompence m'en<text:line-break/>aduiendra il ? A qui le Roy respondit, il me semble que vous estes encores à<text:line-break/>marier : Et pource si vous me guerissez ie vous marieray bien &amp; haultement :<text:line-break/>Auquel la fille respondit : Certes Sire ie suis bien c(o2)tente que vous me mariez :<text:line-break/>Mais aussi, ie veulx vng mary tel que ie vous demanderay, sans pretendre à<text:line-break/>piece de voz enffans ne de vostre sang : Le Roy luy promeit incontinent de le<text:line-break/><text:span text:style-name="pb">[Fu</text:span><text:span text:style-name="pb">eil.87]</text:span><text:span text:style-name="pb"><text:line-break/></text:span>faire. La ieune fille commenca à faire sa medecine, Et en brief, voyre auant le<text:line-break/>terme qu'elle auoit promis, elle l'eut rendu tout sain. Dont se voyant le Roy gue<text:line-break/>ry, Il luy deit damoyselle vous auez bien gaigne le mary que vous demande(-)<text:line-break/>rez : I'ay doncques Sire (deit elle) gaigne le Conte Bertrand de Roussillon : le(-)<text:line-break/>quel i'ay des mon enfence c(o2)mencé à aymer : &amp; depuis l'ay tousiours aymé de<text:line-break/>tout mon cueur. Le Roy feit gr(a2)t cas de le luy deuoir donner : Mais puis qu'il le<text:line-break/>luy auoit promis,<text:s/>ne voulant faillir de promesse, le feit appeller, &amp; luy deit : Con(-)<text:line-break/>te vous estes desormais grant &amp; puissant, Ie veulx que vous vous en retour(-)<text:line-break/>niez en vostre maison, gouuerner vostre estat : Et que vous emmeniez vne da(-)<text:line-break/>moyselle que ie vous ay donnee pour femme. Alors le Conte deit, Et qui est<text:line-break/>(Sire) la damoyselle ? A qui le Roy respondit, Cest celle la qui auec ses mede(-)<text:line-break/>cines ma guery. Le Conte qui bien la congnoissoit, &amp; desia l'auoit veue, com(-)<text:line-break/>bien qu'elle luy semblast belle sachant qu'elle<text:s/>n'estoit de lignage conuenable<text:line-break/><text:soft-page-break/>à sa noblesse, tout desdaigneux deit, Vous me voulez doncques (Sire) bailler<text:line-break/>vne medecine pour femme : Ia ne plaise à dieu, que i'espouse iamais vne telle<text:line-break/>femme. A qui le Roy respondit : Vous voulez doncques que ie faille de<text:s/>ma foy,<text:line-break/>que ie donnay à la damoyselle pour recouurer sante : qui pour recompense<text:line-break/>vous demanda pour mary, Sire deit Bertrand : Vous me pouuez oster tout mon<text:line-break/>bien, &amp; me donner moymesmes à qui il vous plaist, comme vostre homme li(-)<text:line-break/>ge que ie suis : Mais ie<text:s/>vous fays certain, que ie ne seray iamais content d'un tel<text:line-break/>mariage : Si serez (deit le Roy) Parce que la damoyselle est belle &amp; sage, &amp; si<text:line-break/>vous ayme beaucoup, Parquoy i'espere que vous menerez tant plus ioyeuse<text:line-break/>vie auec elle, que vous ne seriez auec vne autre de plus gr(a2)de maison. Le Conte<text:line-break/>se teut : &amp; le Roy feit faire gr(a2)d appareil pour la feste des nopces : Et qu(a2)t le iour<text:line-break/>qu'on auoit determiné fut venu. Le Conte en la presence du Roy (c(o2)bien que<text:line-break/>mal voluntiers il le feist) espousa la damoyselle, qui l'aymoit plus (q2) soymesmes.<text:line-break/>Et cecy faict c(o2)me celuy qui auoit p(e2)sé en soymesmes, ce qu'il auoit deliberé de<text:line-break/>faire : seign(a2)t quil s'envouloit retourner en son pais, &amp; la c(o2)sommer le mariage, il<text:line-break/>dem(a2)da congé au Roy : Et m(o2)té qu'il fut à cheual, il ne s'en alla pas en son pays :<text:line-break/>mais s'en veint en Toscanne : La ou, ay(a2)t sceu (q2) les Flor(e2)tins auoi(e2)t guerre c(o2)tre<text:line-break/>les Senoys, il se delibera d'estre de leur party : Et y estant voulentiers receu, &amp; a(-)<text:line-break/>uec h(o2)neur faict cappitaine de certain n(o2)bre de gens auec bon estat d'eulx, il se<text:line-break/>meit en leur seruice : &amp; y fut long t(e2)ps. La nouuelle mariée peu c(o2)tente de telle<text:line-break/>aduenture, esperant par son bien faire, de le faire venir en son pays, s'en veint à<text:line-break/>Rossillon, la<text:s/>ou elle fut receue de tous les subiectz comme leur dame. Et lá, ay(a2)t<text:line-break/>trouué que pour le long temps que on auoit esté sans Conte, tout estoit gasté,<text:line-break/>&amp; en desordre : elle remeit comme sage dame &amp; par grande diligence &amp; soli(-)<text:line-break/>citude tout en ordre, Dont les subiectz se contenterent grandement, &amp; leu(-)<text:line-break/>rent moult chere, &amp; meirent grand amour à elle, blasmant fort le Conte, de<text:line-break/>ce qu'il ne s'en contentoit, Ayant la dame remis sus tout le pays, elle le feit en(-)<text:line-break/>tendre par deux Cheualiers au conte son mary,<text:s/>Le suppliant que si cestoit pour<text:line-break/>elle, qu'il laissoit de venir en son pays, qu'il le luy mandast, Et qu'elle pour luy<text:line-break/>complaire s'en partiroit : Ausquelz il deit rudement, Que elle en face com(-)<text:line-break/>me elle vouldra : Quant est de moy, ie m'en iray demourer auec elle quant<text:line-break/>elle aura cest anneau au doigt, &amp; vng filz de moy entre ses bras. Il aymoit</text:p>
      <text:p text:style-name="p"><text:span text:style-name="pb">[n.p.]</text:span><text:span text:style-name="pb"><text:line-break/></text:span>fort cest anneau, &amp; le tenoit moult cher, ne iamais ne l'ostoit de son doigt, pour<text:line-break/>quelque vertu qu'on luy auoit faict entendre qu'il auoit. Les cheualiers enten(-)<text:line-break/>dirent la terrible condicion par luy mise à ces deux choses quasi impossibles : Et<text:line-break/>voyant que par leurs parolles ilz ne le sceurent desmouuoir de sa deliberation,<text:line-break/>ilz s'en retournerent deuers la dame : &amp; luy racompterent sa responce : laquelle<text:line-break/>fort dolente, apres qu'elle eut longuement pensé, delibera de vouloir scauoir si<text:line-break/>elle pourroit venir à chef de ces deux choses : affin que par consequent elle peust<text:line-break/>rauoir son mary. Et ayant aduisé ce qu'elle deuoit faire, elle assembla vne partie<text:line-break/>des plus grans &amp; plus gens de bien de son pais : leur c(o2)ptant fort bien par ordre<text:line-break/>&amp; piteusement, ce qu'elle auoit desia faict pour lamour du Conte, leur remon(-)<text:line-break/>str(a2)t aussi ce qu'il sensuyuoit de cecy : Et à la fin elle leur deit, que son intencion<text:line-break/>n'estoit que pour la demeure qu'elle faisoit là. Le Conte demourast en perpetuel<text:line-break/>exil : Ains qu'elle deliberoit de consommer le demourant de ses iours en pele(-)<text:line-break/>rinages &amp; en seruices misericordieux, pour le salut de son ame. Les priant qu'ilz<text:line-break/>prinssent la charge<text:s/>&amp; le gouuernement du pais, &amp; qu'ilz feissent entendre au<text:line-break/>Conte, qu'elle luy auoit laissé la possession dicelluy toute vuy de &amp; nette : s'estant<text:line-break/><text:soft-page-break/>fort esloignee, auec intencion de iamais plus retourner à Roussillon. La furent<text:line-break/>respendues (ce pendant qu'elle<text:s/>parloit) plusieurs lermes par ces bonnes gens : Et<text:line-break/>luy furent faictes de tresgrandes prieres, qu'il luy pleust de changer d'oppinion :<text:line-break/>Mais tout cela ne serueit de riens. Parquoy les ayantz recommandez à dieu,<text:line-break/>elle se meit en chemin, auec vng sien cousin &amp;<text:s/>vne chambriere, en habit<text:line-break/>de pellerins bien garniz d'argent &amp; de precieuses bagues : sans que aucun<text:line-break/>sceust, ou elle alloit : &amp; iamais ne s'arresta qu'elle ne fust à Florence. Ou arriuée<text:line-break/>par fortune en vng petit logis que tenoit vne bonne femme vefue, elle<text:s/>se con(-)<text:line-break/>tenoit tout bellement comme vne paoure pelerine, desirant de sentir nouuelles<text:line-break/>de son seigneur : Lequel de fortune elle veit le iour ensuyuant passer deuant ce<text:line-break/>logis à cheual, auecques sa compaignie : Et combien qu'elle le congneust tres(-)<text:line-break/>bien,<text:s/>si demanda elle toutesfois à la bonne femme du logis qui il estoit : A qui<text:line-break/>lhotesse respondit : Cest vng gentilhomme estranger, lequel se nomme le Con(-)<text:line-break/>te Bertrand de Roussillon, courtois &amp; gracieux &amp; fort aymé en ceste ville : Et si<text:line-break/>est le plus amoureux<text:s/>homme du monde, d'une nostre voisine qui est gentil<text:line-break/>femme, mais paoure. Il est vray qu'elle est honneste ieune fille, &amp; par paouure(-)<text:line-break/>té elle ne se marye point encores : Mais demeure auecques vne sienne mere tres(-)<text:line-break/>sage &amp; honneste dame : &amp; paraduenture<text:s/>n'estoit ceste sienne mere elle eust des(-)<text:line-break/>ia faict vne partye de ce que le Conte eust voulu. La Contesse recueillit bien ces<text:line-break/>parolles : &amp; plus examin(a2)t par le menu chascune particularité dicelles, &amp; ayant<text:line-break/>bien comprins toute chose, elle print conclusion de ce qu'elle auoit à faire : Et<text:line-break/>quant elle eut aprins la maison &amp; le nom de la dame &amp; de la fille aymee du<text:line-break/>Conte, elle s'y en alla vng iour secretement en habit de pelerin : Trouuant les(-)<text:line-break/>quelles assez paourement en leur mesnaige (elle les salua) &amp; deit à la mere, que<text:line-break/>quant il luy plairoit elle parleroit voluntiers à elle. La gentilfemme s'estant le(-)<text:line-break/>uee luy deit qu'elle estoit toute preste de l'ouyr : Et estans entrees toutes seules en<text:line-break/>vne chambre assises, La Contesse commenca à dire : ma dame il me semble que<text:line-break/>vous estes des ennemyes de fortune, aussi bien comme moy : Mais si vous vou(-)<text:line-break/>lez vous pourrez consoler, &amp; vous &amp; moy : La dame respondit, qu'elle ne desire<text:line-break/><text:span text:style-name="pb">[Fueil.88]</text:span><text:span text:style-name="pb"><text:line-break/></text:span>chose en ce monde tant que de se consoler honnestement. La contesse<text:s/>suyuit son<text:line-break/>propos, luy disant, I'ay besoing de vostre foy, en laquelle si ie me remectz &amp;<text:line-break/>vous me trompiez, vous gasteriez vostre faict &amp; le mien. Dictes moy (deit la g(e2)(-)<text:line-break/>til femme) asseurement ce qu'il vous plaira : car vous ne vous trouuerez iamais<text:line-break/>trompée de moy. A lors ayant la contesse commencé des le premier iour qu'elle<text:line-break/>deuint amoureuse, luy compta qui elle estoit, &amp; ce qui luy estoit interuenu ius(-)<text:line-break/>ques à ce iour lá, de telle sorte, que la gentil femme croyant ce qu'elle disoit com(-)<text:line-break/>me celle qui desia en auoit ouy dire quelque chose à d'autres qu'a elle commen(-)<text:line-break/>ca à en auoir compassi(o2) : &amp; apres que la contesse luy eut racompté tout son faict,<text:line-break/>elle continua son propos, disant, Or vous auez ouy entre mes autres fascheries,<text:line-break/>quelles sont les deux choses qu'il me c(o2)ui(e2)t auoir, si ie veulx recouurer m(o2) mary :<text:line-break/>lesquelles ie ne c(o2)gnois autre personne qui me les puisse faire auoir, sinon vous,<text:line-break/>s'il est vray ce que i'entendz, cest assauoir, que le c(o2)te mon mary ayme vostre fil(-)<text:line-break/>le. A qui la gentil femme deit, Si le conte ayme ma fille, ie n'en scay riens, toutes(-)<text:line-break/>fois il en faict de grans semblans : mais que puis ie faire par cecy qui vous soit<text:line-break/>agreable ? Ma dame, respond la contesse, Ie le vous diray : mais ie vous veulx pre(-)<text:line-break/>mierement monstrer ce qui vous en adui(e2)dra si vous me voulez secourir en ce(-)<text:line-break/>cy. Ie voy vostre fille belle, &amp; grande, preste à marier : mais à ce que i'ay enten(-)<text:line-break/>du, &amp; que ie puis comprendre ce qui vous faict la garder tant, est faulte de n'a(-)<text:line-break/>uoir bien le moyen dequoy la marier. Par tant ie delibere pour le merite du plai(-)<text:line-break/><text:soft-page-break/>sir que vous me ferez, de luy donner promptem(e2)t de mes deniers autant en ma(-)<text:line-break/>riaige que vous mesmes trouuerez estre suffisant pour la marier h(o2)norablem(e2)t.<text:line-break/>L'offre<text:s/>de la contesse fut fort agreable à la dame, c(o2)me necessiteuse qu'elle estoit :<text:line-break/>mais toutesfois ayant le cueur noble, elle luy deit, Ma dame, dictes moy ce que<text:line-break/>ie puis faire pour vous : &amp; si cest chose honneste à moy ie le feray voulentiers, &amp;<text:line-break/>puis apres<text:s/>vous ferez ce qu'il vous plaira. Lors deit la contesse, Il est de besoing<text:line-break/>que vous faciez dire au conte mon mary, par quel(q2) personne en qui vous ayez<text:line-break/>grande fiance, que vostre fille est toute preste de faire ce qu'il luy plaira, pourueu<text:line-break/>qu'elle puisse<text:s/>estre asseurée qu'il l'ayme autant comme il en faict le semblant, ce<text:line-break/>qu'elle ne croyra iamais s'il ne luy enuoye l'anneau qu'il à au doit, qu'elle à ouy di<text:line-break/>re qu'il ayme tant : lequel (s'il le vous enuoye) vous me baillerez, &amp; apres vous luy<text:line-break/>enuoyerez dire<text:s/>que vostre fille est preste d'acomplir son plaisir : &amp; lors vous le fe(-)<text:line-break/>rez secretement venir icy, &amp; me mettrez en eschange de vostre fille, au pres luy :<text:line-break/>par aduenture que nostre seigneur me fera tant de grace de deuenir grosse. Et<text:line-break/>ainsi ayant son anneau au doit, &amp; l'enfant en mes braz engendré de luy, ie le re(-)<text:line-break/>couureray, &amp; demoureray par vostre moyen auecques luy, c(o2)me la femme doit<text:line-break/>demourer auecques le mary. Ceste chose sembla grande à la gentil femme : crai(-)<text:line-break/>gnant qu'il ne s'en ensuyuist blasme à sa fille : mais toutesfois pensant que cestoit<text:line-break/>chose honneste, de donner moyen que la bonne dame recouurast son mary, &amp;<text:line-break/>qu'elle se mettoit à faire cecy pour bonne fin, soy fiant en sa bonne &amp; honneste<text:line-break/>affection, non seulement promeit à la contesse de<text:s/>le faire : mais en peu de iours<text:line-break/>auecques grande cautelle, suyuant l'ordre qu'elle auoit donné, elle eut l'anneau :<text:line-break/>combien qu'il en feist assez mal au conte : &amp; si la meit en esch(a2)ge de sa fille, cou(-)<text:line-break/>cher auecques luy. Et à ceste premiere rencontre tant affectueusem(e2)t desirée par<text:line-break/>le conte, nostre seigneur voulut que la c(o2)tesse deuint grosse de deux beaulx filz :<text:line-break/><text:span text:style-name="pb">[n.p.]</text:span><text:span text:style-name="pb"><text:line-break/></text:span>ainsi que son enfantement (quant le temps en fut venu) en rendit certaine asseu(-)<text:line-break/>rance : &amp; non seulement ceste fois, la<text:s/>gentil femme contenta la contesse, de la c(o2)(-)<text:line-break/>paignie de son mary, mais plusieurs autres, si secretem(e2)t qu'il n'en fut iamais rien<text:line-break/>sceu. Croyant tousiours le conte auoir esté non auec sa femme, mais auecques<text:line-break/>celle qu'il aymoit. A laquelle quant ce<text:s/>venoit au matin qu'il faloit desloger, il don(-)<text:line-break/>noit plusieurs belles &amp; precieuses bagues, lesquelles la c(o2)tesse gardoit toutes tres<text:line-break/>soigneusem(e2)t : &amp; quant elle se sentit en seincte, elle ne voulut plus greuer la gen(-)<text:line-break/>til femme d'un tel plaisir :<text:s/>mais luy deit, Ma dame, la dieu grace &amp; la vostre, i'ay<text:line-break/>ce que ie desirois, &amp; par ainsi il est desormais temps que ie face ce qu'il vous plai(-)<text:line-break/>ra, affin que puis apres ie m'en aille. La gentil femme luy deit, que si elle auoit eu<text:line-break/>chose qui luy fust agreable, qu'elle en auoit grand plaisir : mais qu'elle ne l'auoit<text:line-break/>point faict pour aucune esperance de recompence : ains pour ce qu'il luy sembloit<text:line-break/>qu'elle (pour bien faire) le deuoit ainsi faire. A qui la c(o2)tesse deit, Cecy me plaist<text:line-break/>tresbien : aussi de ma<text:s/>part, ie n'entendz point de vous d(o2)ner ce que vous me de(-)<text:line-break/>manderez, pour recompence du plaisir que vous m'auez faict, mais pour bien<text:line-break/>faire, &amp; qu'il me semble (q2) ie le doy ainsi faire. A lors la gentil femme contraincte<text:line-break/>de necessité, luy demanda auec tresgrand h(o2)te cent liures pour marier sa fille. La<text:line-break/>contesse cognoissant sa honte, &amp; oyant sa demande si courtoise, luy en donna<text:line-break/>cinq cens, &amp; de belles bagues qui valoient par aduenture autant. Dequoy la gen(-)<text:line-break/>til femme trop plus que contente rendit<text:s/>les plus grandes graces qu'il luy fut pos(-)<text:line-break/>sible à la contesse. La(q2)lle partie d'auec la gentil femme, s'en retourna en son pre(-)<text:line-break/>mier logis. La gentil femme pour oster le moy(e2) au conte de ne venir plus ne en(-)<text:line-break/>uoyer à son logis, s'en alla auecques sa fille au vilaige, chez ses parens. Puis estant<text:line-break/>le conte de la à peu de iours reappellé par ses subiectz, pour venir en sa maison,<text:line-break/><text:soft-page-break/>aduerty que la contesse s'estoit releguée, s'en retourna. La contesse saichant qu'il<text:line-break/>estoit party de Florence, &amp; retourné<text:s/>en son pays, en fut fort contente, &amp; demou(-)<text:line-break/>ra si long temps audict Florence que le temps de ses couches vint, &amp; enfanta de<text:line-break/>deux filz, ressemblans fort à leur pere : lesquelz elle feit soigneusem(e2)t nourrir. Et<text:line-break/>quant il luy sembla estre temps elle se<text:s/>meit en chemin sans estre c(o2)gneue de per(-)<text:line-break/>sonne : &amp; s'en vint à Montpellier. Ou s'est(a2)t reposée quelques iours, &amp; ayant sceu<text:line-break/>nouuelles du conte, &amp; la ou il estoit, elle ouyt dire que le iour de la toussainctz il<text:line-break/>deuoit faire à Rossillon vne grande<text:s/>assemblée de dames, &amp; de gentilz hommes.<text:line-break/>Parquoy elle si en alla tousiours en guise de pelerine, comme elle en estoit sortie :<text:line-break/>&amp; saichant qu'ilz estoient tous au palais du conte, prestz à se mettre à table, elle<text:line-break/>passa entre les gens, sans changer d'habit auecques ses deux filz entre ses braz.<text:line-break/>Quant elle fut m(o2)tée en la salle iusques au lieu ou elle veit le c(o2)te, elle se gectant<text:line-break/>à ses piedz luy deit en plor(a2)t, Mon seigneur, ie suis ta paoure infortunée femme :<text:line-break/>laquelle pour te laisser retourner, &amp; demourer en ta maison, suis allée longuem(e2)t<text:line-break/>coquinant par le monde, ie te requiers pour l'honneur de dieu que tu me tiennes<text:line-break/>les conditions que les deux cheualiers que ie t'enuoyay m'encharger(e2)t : car voicy<text:line-break/>entre mes braz non seulement vng filz de toy,<text:s/>mais deux, &amp; pareillem(e2)t ton an(-)<text:line-break/>neau. Il est doncques temps que (suyuant ta promesse) ie doiue estre receue de<text:line-break/>toy comme ta femme. Le conte oyant cecy fut tout estonné, &amp; recongneut l'an(-)<text:line-break/>neau, &amp; pareillement les enfans qui luy ressembloient. Toutesfois il deit, Com(-)<text:line-break/>ment peut estre aduenu cecy ? La contesse auecques grande admiration du<text:line-break/><text:span text:style-name="pb">[Fueil.89]</text:span><text:span text:style-name="pb"><text:line-break/></text:span>con(-)te, &amp; de tous les autres qui estoient en presence, leur compta par ordre tout le<text:line-break/>faict, &amp; comment il estoit aduenu. Pour laquelle chose le conte congnoissant<text:line-break/>qu'elle disoit vray : &amp; voyant sa perseuerance, &amp; son bon sens, &amp; deux si beaulx<text:line-break/>petitz garcons, aussi pour garder ce qu'il auoit promis, &amp; complaire à tous ses<text:line-break/>subiectz, &amp; aux dames qui le prioient tous de la recueillir desormais, comme sa<text:line-break/>legitime espouse, &amp; l'honnorer, remeit son obstiné rigueur, &amp; la feit leuer, puis<text:line-break/>l'embrassa, &amp; baisa, &amp; la recongneut pour sa legitime espouse, &amp; les deux gar(-)<text:line-break/>cons pour ses enfans. Et apres l'auoir faict vestir d'habillemens conuenables à<text:line-break/>elle auec grand plaisir de tous ceulx qui y estoient, &amp; de tous ses autres vassaulx<text:line-break/>qui le sceurent. Il feit non seulem(e2)t tout ce iour lá, mais plusieurs autres tresgran(-)<text:line-break/>de chere : &amp; de ce iour en auant l'ayma, &amp; honnora comme sa femme &amp; espou(-)<text:line-break/>se, &amp; la tint grandement chere.</text:p>
      <text:h text:style-name="Titre2" text:outline-level="2">(hedera) ALIBECH FILLE, VEINT EN VNG<text:line-break/><text:span text:style-name="T2585">hermitaige, ou Rusticque hermite luy enseigna de remettre le diable en enfer :</text:span><text:span text:style-name="T2586"><text:line-break/></text:span><text:span text:style-name="T2587">puis estant ostée de lá, elle fut mariée à Neherbale.</text:span></text:h>
      <text:h text:style-name="P2588" text:outline-level="2">Nouuelle dixiesme.</text:h>
      <text:p text:style-name="P2589"><text:span text:style-name="T2590">D</text:span>Ioneo qui auoit escouté diligemment la nouuelle de la royne,<text:line-break/>quant il veit qu'elle fut acheuée, &amp; que à luy seul restoit de dire<text:line-break/>la sienne, commenca sans attendre aucun c(o2)mandement à par(-)<text:line-break/>ler ainsi, en soubzriant. Gracieuses dames, vous n'auez par ad(-)<text:line-break/>uenture iamais ouy dire comme le diable se remect en enfer, &amp;<text:line-break/>par ainsi sans gueres me departir de l'effect d(o2)t vous auez tout<text:line-break/>au iourdhuy parlé, ie le vous diray : &amp; par adu(e2)ture en pourrez vous encor saul(-)<text:line-break/>uer vostre ame, en l'apprenant : &amp; si pourrez congnoistre que c(o2)bien que amour<text:line-break/>habite plus voulentiers es riches palais, &amp; es chambres bien parées, qu'il ne faict<text:line-break/>es paoures maisons : il n'est pourtant à dire que quelque fois il ne face sentir ses<text:line-break/><text:soft-page-break/>forces entre les boys espays, &amp; parmy les roides montaignes, &amp; es desertes ca(-)<text:line-break/>uernes. Pour lesquelles choses compr(e2)dre, il fault croyre que toute chose est sub(-)<text:line-break/>iecte à sa puissance : doncques pour venir au faict ie dy que.</text:p>
      <text:p text:style-name="p">En la cité de Capse en Barbarie y eut iadis vng tres riche homme, lequel en(-)<text:line-break/>tre ses autres enfans auoit vne ieune fille, belle &amp; gentille, nommée Alibech : la(-)<text:line-break/>quelle n'estant crestienne, &amp; oyant louer grandem(e2)t par plusieurs crestiens (qui<text:line-break/>estoient en la cité) la foy crestienne, &amp; le seruice de dieu, demanda vng iour à<text:line-break/>quelqu'un, en quelle maniere, &amp; comment auec le moins d'empeschem(e2)t, ou de<text:line-break/>peine on pouuoit seruir à dieu. Lequel respondit, que ceulx y seruoient le mieulx<text:line-break/>qui mesprisoient &amp; fuyoient plus les vanitez &amp; choses du monde, comme fai(-)<text:line-break/>soient ceulx qui s'en estoient allez es lieux solitaires des desertz de Thebaide. La<text:line-break/>ieune fille qui estoit toute simplette, &amp; aagée paradu(e2)ture de quatorze ans, meue<text:line-break/>non d'un desir ordonné, mais d'un appetit d'enfant, sans le faire scauoir à aucu(-)<text:line-break/>ne personne, se meit le matin ensuyuant en chemin secrettement, toute seulle,<text:line-break/>pour s'en aller au desert de Tebaide : &amp; auecques grande peine (continu(a2)t tous(-)<text:line-break/>iours en son propos) arriua en peu de iours en ces lieux solitaires, ou ay(a2)t veu de<text:line-break/><text:span text:style-name="pb">[n.p.]</text:span><text:span text:style-name="pb"><text:line-break/></text:span>loing vne petite maisonnette, s'en alla lá, &amp; y<text:s/>trouua vng sainct h(o2)me sur lhuys :<text:line-break/>lequel tout esmerueillé de la veoir en ce lieu, luy demanda ce qu'elle alloit cer(-)<text:line-break/>chant. Laquelle respondit, que inspirée de dieu, elle alloit cerchant d'estre à son<text:line-break/>seruice &amp; encor cerchoit quelqu'un qui luy peust<text:s/>enseigner c(o2)me il le faloit ser(-)<text:line-break/>uir. Le sainct homme la voyant ieune, &amp; assez belle, craignant que le diable s'il la<text:line-break/>retenoit ne le t(e2)ptast, luy loua grandement sa bonne deuocion : &amp; luy ayant don(-)<text:line-break/>né vng peu à manger des racines d'herbes, des pommes sauuaiges, &amp; des dattes,<text:line-break/>&amp; à boyre de leaue, luy deit, Ma fille, non gueres loing d'icy, demeure vng sainct<text:line-break/>homme, lequel en ce que tu vas cerch(a2)t est meilleur maistre que ie ne suis : tu t'en<text:line-break/>iras doncques à luy. Et la meit au chemin, par lequel<text:s/>elle alla si auant qu'elle arri(-)<text:line-break/>ua à la maison d'un hermite, ieune, &amp; assez deuote personne, &amp; bonne, qui se n(o2)(-)<text:line-break/>moit Rusticque. Lequel luy feit vne mesmes demande que luy auoit faict l'autre :<text:line-break/>&amp; apres pour vouloir faire vne grande preuue de sa fermete, il ne l'enuoya pas<text:line-break/>plus auant, comme auoit faict l'autre. mais la retint auecques soy en sa maison : &amp;<text:line-break/>venue la nuict luy feit en vng coing vng petit lict de branches de palmier, &amp; luy<text:line-break/>deit qu'elle se reposast la dessus. Cecy faict les temptacions de<text:s/>la chair ne seiour(-)<text:line-break/>nerent gueres à donner la bataille aux forces de cest hermite : lequel se voyant a(-)<text:line-break/>uoir esté trop longuement trompé par elles, sans trop receuoir d'assaulx, tourna<text:line-break/>le doz, &amp; se rendit pour vaincu. Et laissant à part les p(e2)cers<text:s/>diuins, &amp; les oraisons,<text:line-break/>&amp; les disciplines, commenca à mettre en son entendement la ieunesse &amp; beaulté<text:line-break/>de ceste cy, &amp; oultre cela à pencer quelle voye, &amp; quel moyen il deuoit tenir auec<text:line-break/>elle : affin qu'elle ne s'apperceust que comme dissolu il voulsist paruenir à ce qu'il<text:line-break/>desiroit. Et l'ayant premierement auec(q2)s certaines demandes interroguée, con(-)<text:line-break/>gneut qu'elle estoit aussi simple comme elle monstroit : &amp; que iamais elle n'auoit<text:line-break/>eu congnoissance d'homme. Parquoy il s'aduisa que soubz couleur de seruir<text:s/>à<text:line-break/>dieu il la faloit conduyre à son desir. Et premierement luy m(o2)stra auec plusieurs<text:line-break/>parolles combien le diable estoit ennemy de nostre seigneur : &amp; apres luy donna<text:line-break/>à ent(e2)dre que le seruice qui plus plaisoit à dieu estoit de remettre le diable en en(-)<text:line-break/>fer, au quel nostre seigneur l'auoit condemné. La ieunette luy demanda comme<text:line-break/>cecy se faisoit. A laquelle Rusticque deit : Tu le scauras tantost : &amp; par ce tu feras<text:line-break/>ce que tu me verras faire. Si commenca à despouiller ce peu d'habillemens qu'il<text:line-break/>auoit vestuz, &amp; demoura tout nud : &amp; autant en feit la fillette, puis se meit à ge(-)<text:line-break/>noulx comme s'il eust voulu adorer, &amp; feit mettre la fille viz à viz de luy, &amp; est(a2)t<text:line-break/><text:soft-page-break/>ainsi Rusticque bruslant plus que deuant, pour la veoir ainsi nue, &amp; belle, la re(-)<text:line-break/>surrection de la chair va venir. Laquelle regardant Alibech toute esmerueillée,<text:line-break/>deit : Rusticque, quelle chose est ce que ie te voy qui poulse si fort en au(a2)t, &amp; ie ne<text:line-break/>l'ay point ? O ma fille, deit Rusticque, cecy est le diable dont ie t'ay parlé : &amp; voy<text:line-break/>tu maintenant il me donne tel torment, que à peine le puis ie souffrir. A lors deit<text:line-break/>la ieune fille, Ho, loué soit dieu, que ie voy que ie suis mieulx que toy, de n'auoir<text:line-break/>point ce diable. Rusticque deit, Tu dis vray : mais tu as vne autre chose (q2) ie n'ay<text:line-break/>pas,<text:s/>&amp; l'as en eschange de ceste cy. Et quoy deit Alibech ? Rusticque respondit,<text:line-break/>Tu as l'enfer : &amp; te veulx bien dire, que ie croy que nostre seigneur t'ayt icy en(-)<text:line-break/>uoyée pour le salut de mon ame : par ce que si ce diable me veult tousiours don(-)<text:line-break/>ner cest ennuy, &amp; il te plaise auoir tant de compassion de moy, (q2) de souffrir que<text:line-break/>ie le remette en enfer, tu me donneras vne tres grande consolation, &amp; feras vng<text:line-break/><text:span text:style-name="pb">[Fueil.90]</text:span><text:span text:style-name="pb"><text:line-break/></text:span>tresgrand seruice à dieu, &amp; gr(a2)d plaisir : au moins si tu es venue icy pour faire ce<text:line-break/>que tu dy. La ieune fille à la bonne foy respondit : O mon pere, puis que i'ay l'en(-)<text:line-break/>fer mettez y le diable quant il vous plaira. A lors deit Rusticque : Ma fille, tu sois<text:line-break/>de dieu beneiste, allons doncques &amp; l'y remettons, affin qu'il me laisse en paix. Et<text:line-break/>cecy deit, mena la fille sur vng de leurs petitz lictz, &amp; luy enseigna comme elle<text:line-break/>se deuoit mettre, pour emprisonner ce mauldit de dieu. La ieune fille qui iamais<text:line-break/>n'auoit mis diable aucun en enfer, sentit pour la premiere fois vng peu de mal :<text:line-break/>parquoy elle deit à Rusticque, Pour certain (mon pere) ce diable doit estre vne<text:line-break/>mauuaise chose, &amp; veritablement ennemy de dieu : puis que à l'enfer mesmes il<text:line-break/>faict mal quant on le y remect. Rusticque respondit, il n'en aduiendra pas tous(-)<text:line-break/>iours ainsi, &amp; pour<text:s/>faire qu'il n'aduint plus, l'y remisrent par six fois auant que de<text:line-break/>descendre de dessus le lict : tant que pour celle nuict ilz luy tirerent tellem(e2)t l'or(-)<text:line-break/>gueil de la teste, qu'il demoura voulentiers en paix. Mais y retournant plusieurs<text:line-break/>fois les iours ensuyuans, &amp; la ieune fille obeissante tousiours à le luy tirer, aduint<text:line-break/>que le ieu luy commenca à plaire : parquoy elle deit à Rusticque, Bien voy ie qu'il<text:line-break/>est vray ce que disoient ces gens de bien de Capce, que le seruir à dieu estoit si<text:line-break/>doulce chose :<text:s/>&amp; pour certain ie n'ay aucune souuenance que rien que ie feisse ia(-)<text:line-break/>mais fust si doulx ne plaisant, comme de remettre le diable en enfer : &amp; par ce ie<text:line-break/>iuge que toute personne qui pence à autre chose que à seruir dieu, est vne grand<text:line-break/>beste. Parquoy elle aloit souuentesfois à Rusticque, &amp; luy disoit, Mon pere ie suis<text:line-break/>icy venue pour seruir à dieu, &amp; non pour demourer oysiue. All(o2)s remettre le dia<text:line-break/>ble en enfer. Faisant laquelle chose, elle disoit aucunesfois, Rusticque, ie ne scay<text:line-break/>pourquoy le diable s'en suyt d'enfer, car s'il y demouroit aussi voul(e2)tiers comme<text:line-break/>l'enfer le recoit, &amp; le tient, il n'en sortiroit iamais. Ainsi d(o2)cques la ieune fille in(-)<text:line-break/>uitant souuentesfois Rusticque, &amp; le confort(a2)t au seruice de dieu, luy secoua tel(-)<text:line-break/>lement la bourre du pelisson, que tel heure il sentoit froict, ou vng autre eust sué.<text:line-break/>Et par ainsi il commenca à dire à la fille, qu'il ne faloit point chastier le diable, ne<text:line-break/>le remettre en enfer, sinon quant par orgueil il leuoit la teste : &amp; que par la grace<text:line-break/>de dieu ilz l'auoient tant chastié qu'il prioit nostre seigneur qu'on le laissast en<text:line-break/>paix : &amp; ainsi il imposa vng peu de silence à la ieune fille. Laquelle quant elle veit<text:line-break/>que Rusticque ne la requeroit plus de remettre le diable en enfer, luy deit vng<text:line-break/>iour, Rusticque, pourtant si ton diable est chastié, &amp; ne te donne plus d'ennuy,<text:line-break/>mon enfer ne me laisse point en paix, parquoy ie te prie que auecques ton diable<text:line-break/>tu aydes à oster la raige à mon enfer, comme i'ay aydé auecques luy à tirer l'or(-)<text:line-break/>gueil du tien. Rusticque qui ne viuoit que de racines, d'herbes, &amp; d'eaue, pouuoit<text:line-break/>tresmal satisfaire à la poste de la ieune fille &amp; luy deit, qu'il fauldroit trop de dia(-)<text:line-break/>bles pour oster la raige à vng enfer : mais qu'il feroit ce qu'il pourroit, &amp; ainsi au(-)<text:line-break/><text:soft-page-break/>cunesfois la contentoit. Mais cestoit si rarement que ce n'estoit autre chose que<text:line-break/>gecter vne febue en la gueulle d'un lion : dont la ieune fille (luy estant aduis<text:line-break/>qu'elle ne seruoit pas à dieu autant comme elle eust bi(e2) voulu) murmuroit. Mais<text:line-break/>ce pendant que entre le diable de Rusticque &amp; l'enfer de Alibech duroit ceste<text:line-break/>question, l'un pour trop desirer, &amp; l'autre pour ne pouuoir. Aduint que le feu se<text:line-break/>print en la ville de Capse, &amp; brusla le pere de Alibech en sa propre maison, auec<text:line-break/>ques le reste de tous ses enfans. Pour<text:s/>laquelle chose Alibech demoura heritiere<text:line-break/>vniuerselle de tout le bien de sondict pere. Et y eut en ladicte ville vng ieune<text:line-break/><text:span text:style-name="pb">[n.p.]</text:span><text:span text:style-name="pb"><text:line-break/></text:span>h(o2)(-)me nommé Neherbale, ayant despendu en folles desp(e2)ces tous ses biens, lequel<text:line-break/>saichant que ceste fille estoit<text:s/>en vie, se meit à la cercher, &amp; vouloir trouuer, auant<text:line-break/>que la iustice se fust saisie des biens du trespassé, comme biens de main morte : &amp;<text:line-break/>feit tant qu'il la trouua, &amp; la ramena à Capse contre sa voulenté, &amp; au tresgrand<text:line-break/>contentem(e2)t de Rusticque, qui n'en pouuoit plus. Si la print à femme. Mais est(a2)t<text:line-break/>enquise des dames de la ville (auant qu'elle couchast auec son mary) dequoy elle<text:line-break/>seruoit à dieu au desert. Elle respondit, que'elle seruoit de remettre le diable en<text:line-break/>enfer : &amp; que Neherbale auoit faict gr(a2)d peché de l'auoir tirée de tel seruice. Les<text:line-break/>dames demanderent comme on remettoit le diable en enfer. La ieune fille tant<text:line-break/>par parolles que par gestes le leur monstra, dont elles se meisrent tant à rire que<text:line-break/>encor rient elles, &amp; luy dirent. Ne t'en donne<text:s/>(ma fille) point de melencolie : car<text:line-break/>lon scait bien faire encores icy cela, Neherbale en seruira bien auecques toy, no(-)<text:line-break/>stre seigneur. Et racomptans par apres l'une à l'autre cecy par la ville, elles en fei(-)<text:line-break/>rent vng commun prouerbe : Que le plus plaisant seruice qu'on pouuoit faire à<text:line-break/>dieu, estoit de remettre le diable en enfer. Lequel prouerbe passa deca la mer, &amp;<text:line-break/>encor y dure. Et par ainsi vous ieunes dames, ausquelles la grace de dieu est ne(-)<text:line-break/>cessaire, aprenez à remettre le diable en enfer : par ce<text:s/>qu'il est fort agreable à dieu<text:line-break/>&amp; au plaisir des parties, &amp; beaucoup de bien en peult naistre, &amp; s'en ensuyuir.</text:p>
      <text:p text:style-name="p">La nouuelle de Dioneo feit rire mille fois ou plus les h(o2)nestes dames, si plai(-)<text:line-break/>santes leur sembloient ses parolles. Parquoy estant venu à<text:s/>la conclusion d'icelle,<text:line-break/>congnoissant la royne que la fin de sa royaulté estoit venue, elle osta la couronne<text:line-break/>de laurier de dessus sa teste, &amp; la meit fort gracieusement sur celle de Philostra(-)<text:line-break/>te, &amp; deit, Nous nous apperceurons tantost si le Loup scaura mieulx guider les<text:line-break/>brebis, que les brebis n'ont sceu guider les loups. Quoy ayant Philostrate, il deit<text:line-break/>en riant, Si lon m'eust creu, les loups eussent enseigné aux brebis de remettre le<text:line-break/>diable en enfer, non moins par adu(e2)ture que Rusticque à faict à Alibech. Et par<text:line-break/>ainsi ne nous appellez point loups, la ou vous n'auez point esté brebis : toutesfois<text:line-break/>ainsi qu'il m'a esté ordonné ie gouuerneray le royaume. A qui Neiphile respon(-)<text:line-break/>dit : Philostrate, vous nous eussiez (en nous voulant enseigner) peu apr(e2)dre<text:s/>à de(-)<text:line-break/>uenir saiges : comme apprint Maset de Lamporechio des nonnains à recouurer<text:line-break/>la parolle, à telle heure que les os eussent peu aprendre à fleuter sans maistre. Phi(-)<text:line-break/>lostrate congnoissant qu'il ne se trouuoit moins de faulx qu'il auoit de fleiches,<text:line-break/>ayant laissé le gaudir à part, commenca à s'adonner au gouuernement du royau(-)<text:line-break/>me qui luy auoit esté commis : &amp; faisant appeller le maistre d'hostel pour scauoir<text:line-break/>en quel estat estoient les choses, il les voulut toutes scauoir, &amp; d'icelles il ordonna<text:line-break/>tres<text:s/>saigem(e2)t selon ce qu'il luy sembla deuoir estre bien, pour satisfaire à la com(-)<text:line-break/>paignie pendant que sa seigneurie dureroit. Et apres s'en retournant deuers les<text:line-break/>dames leur deit, Amoureuses dames, il vous fault croyre que de mon malheur<text:line-break/>depuis que ie sceu discerner le bien d'auec le mal, i'ay tousiours esté sugect (pour<text:line-break/>la beauté d'aucune d'entre vous) à l'amour, ne pour estre h(u2)ble, &amp; obeissant, ou<text:line-break/>pour luy complaire en tout ce qu'il à voulu, il ne m'a seruy de riens, ne voulu tant<text:line-break/><text:soft-page-break/>faire que ie n'aye<text:s/>premierement esté abandonné pour vng autre, &amp; que ie ne<text:line-break/>soye tousiours allé de mal en pis, &amp; pence que ie iray ainsi iusques à la mort. Par<text:line-break/>quoy il me plaist qu'on ne parle demain d'autre matiere, sin(o2) de celle qui est plus<text:line-break/>conforme à mes accidens, cest assauoir de ceulx desquelz les amours ont eu<text:line-break/><text:span text:style-name="pb">[Fueil.91]</text:span><text:span text:style-name="pb"><text:line-break/></text:span>mal(-)heureuse fin. Par ce que ie l'att(e2)dz (au long aller) tres malheureuse. Ne pour autre<text:line-break/>raison me fut donné le nom dont on m'appelle, par celle qui scauoit bi(e2) ce qu'el(-)<text:line-break/>le disoit.<text:s/>Et cecy dit, s'estant leué debout, il donna c(o2)gé à chascun iusques à lheu(-)<text:line-break/>re de soupper. Le iardin estoit si beau &amp; plaisant, qu'il n'y eut personne qui choi(-)<text:line-break/>sist d'en sortir pour trouuer plus grand plaisir ailleurs. Ains estant desia le soleil si<text:line-break/>bas qu'il ne faisoit plus d'ennuy, &amp; que les cheureux, connilz, &amp; autres bestes, qui<text:line-break/>estoient par le iardin en nombre suffisant, pour leur donner passetemps, estoient<text:line-break/>venuz saulter par le milieu d'eulx. Dioneo &amp; ma dame Flamette commencerent<text:line-break/>à chanter de<text:s/>messire Guillaume &amp; de la dame de Veriu. Philomene &amp; Pamphi(-)<text:line-break/>le s'adonnerent à iouer aux eschetz, &amp; faisans ainsi l'un vne chose, &amp; l'autre vne<text:line-break/>autre, en passant leur t(e2)ps, lheure du soupper (non encor attendue) suruint. Par(-)<text:line-break/>quoy quant les tables<text:s/>fur(e2)t mises autour de la belle fontaine, ilz soupper(e2)t lá auec<text:line-break/>tresgrand plaisir. Philostrate pour ne sortir du chemin que celles qui auoient esté<text:line-break/>roynes auant luy, auoient tenu. Incontinent que les tables fur(e2)t leuées comman(-)<text:line-break/>da que ma dame Laurette commencast la dance, &amp; deist vne chancon : laquelle<text:line-break/>deit, Mon seigneur, ie ne scay point de chancons des autres, &amp; si ne me souuient<text:line-break/>de piece des miennes qui soit assez conuenable pour si ioyeuse compaignie. S'il<text:line-break/>vous plaist de celles que i'ay presentement en memoire, i'en diray voulentiers. A<text:line-break/>laquelle le roy deit, Vous n'auez chose qui sceust estre autre que belle &amp; plaisan(-)<text:line-break/>te : &amp; par ainsi telle que vous l'auez, telle la dictes. Ma dame Laurette à lors auec<text:line-break/>vne voix fort doulce, &amp; vne maniere piteuse, resp(o2)dantz les autres c(o2)m(e2)ca ainsi.</text:p>
      <text:p text:style-name="l">Il n'est si malheurée</text:p>
      <text:p text:style-name="l">Qui cause ayt de vouloir</text:p>
      <text:p text:style-name="l">Tant que moy se douloir,</text:p>
      <text:p text:style-name="l">Moy paoure enamourée.</text:p>
      <text:p text:style-name="l">Celuy qui feit les estoilles, &amp; cieulx,</text:p>
      <text:p text:style-name="l">M'auoit faicte à son gré,</text:p>
      <text:p text:style-name="l">Belle, &amp;<text:s/>gaillarde, en maintien gracieux,</text:p>
      <text:p text:style-name="l">Pour faire entendre aux espritz precieux,</text:p>
      <text:p text:style-name="l">Assiz en hault degré.</text:p>
      <text:p text:style-name="l">Celle beaulté luysant deuant ses yeulx.</text:p>
      <text:p text:style-name="l">Mais le mortel deffault</text:p>
      <text:p text:style-name="l">Qui mal congnoissant fault,</text:p>
      <text:p text:style-name="l">Ne me recoit : ains m'a pour desprisée,</text:p>
      <text:p text:style-name="l">Moy paoure enamourée.</text:p>
      <text:p text:style-name="l">Bien<text:s/>en fut vng iadis qui me tint chere,</text:p>
      <text:p text:style-name="l">Me prenant fort ieunette</text:p>
      <text:p text:style-name="l">Entre ses braz, me faisant bonne chere,</text:p>
      <text:p text:style-name="l">Et de mes yeulx s&lt;ATTillisible&gt;spreit en tel maniere,</text:p>
      <text:p text:style-name="l">Que luy personne honneste</text:p>
      <text:p text:style-name="l">A me quester meit sa saison premiere.</text:p>
      <text:p text:style-name="l">Lors moy de bonne foy</text:p>
      <text:p text:style-name="l">Le fey digne<text:s/>de moy :</text:p>
      <text:p text:style-name="l">Mais maintenant (helas) i'en suis priuée.</text:p>
      <text:soft-page-break/>
      <text:p text:style-name="l"><text:span text:style-name="pb">[n.p.]</text:span><text:span text:style-name="pb"><text:line-break/></text:span>Moy paoure enamourée.</text:p>
      <text:p text:style-name="l">Apres me vint vng fol presumptueux</text:p>
      <text:p text:style-name="l">En ma ieunesse fiere,</text:p>
      <text:p text:style-name="l">Se reputant noble, &amp; cheualeureux,</text:p>
      <text:p text:style-name="l">Qui à grand tort est deuenu ialeux :</text:p>
      <text:p text:style-name="l">Dont ie me desespere.</text:p>
      <text:p text:style-name="l">Congnoissant bien<text:s/>qu'au monde plantureux</text:p>
      <text:p text:style-name="l">Ie suis d'enhault venue,</text:p>
      <text:p text:style-name="l">Pour estre à tous tenue :</text:p>
      <text:p text:style-name="l">Et que d'un seul ne doy estre occupée.</text:p>
      <text:p text:style-name="l">Moy paoure enamourée.</text:p>
      <text:p text:style-name="l">Dont ie mauldiz telle mesaduenture,</text:p>
      <text:p text:style-name="l">Quant pour robbe changer</text:p>
      <text:p text:style-name="l">Ie dy ouy : tant belle en l'autre obscure</text:p>
      <text:p text:style-name="l">Ie me voyois : mais soubz vie plus dure</text:p>
      <text:p text:style-name="l">Me fault certes ranger,</text:p>
      <text:p text:style-name="l">Qui moins que l'autre est estimée pure.</text:p>
      <text:p text:style-name="l">O feste doloureuse,</text:p>
      <text:p text:style-name="l">Mort m'eust esté heureuse</text:p>
      <text:p text:style-name="l">Auant que t'eusse en tel cas esprouuée.</text:p>
      <text:p text:style-name="l">Moy paoure enamourée.</text:p>
      <text:p text:style-name="l">O cher amy, duquel premierement</text:p>
      <text:p text:style-name="l">Plus qu'autre fu contente,</text:p>
      <text:p text:style-name="l">Qui<text:s/>es au ciel, deuant celuy vrayement</text:p>
      <text:p text:style-name="l">Qui nous crea, donne moy seulement</text:p>
      <text:p text:style-name="l">Que ie congnoisse, &amp; sente,</text:p>
      <text:p text:style-name="l">Moy qui ne puis t'oublier nullement.</text:p>
      <text:p text:style-name="l">Qu'estainctz ne sont les feuz</text:p>
      <text:p text:style-name="l">Dont pour moy bruslé fuz.</text:p>
      <text:p text:style-name="l">Et puis obtiens la sus ma retournée.</text:p>
      <text:p text:style-name="l">Il n'est si malheurée</text:p>
      <text:p text:style-name="l">Qui<text:s/>cause ayt de vouloir</text:p>
      <text:p text:style-name="l">Tant que moy se douloir,</text:p>
      <text:p text:style-name="l">Moy paoure enamourée.</text:p>
      <text:p text:style-name="p"/>
      <text:p text:style-name="p">Icy fineit ma dame Laurette sa chancon, laquelle nottée de tous, fut entendue<text:line-break/>de plusieurs, en diuerses sortes : &amp; y en eut de ceulx qui veulent entendre les cho(-)<text:line-break/>ses à la Melanoise : cest à dire, qu'un b(o2) porceau seroit meilleur (q2) vne truye coif(-)<text:line-break/>fée. Il en y eut aussi d'autres qui furent de plus hault, meilleur, &amp; plus vray iuge(-)<text:line-break/>ment, dont n'est besoing faire à present aucun recit. Le roy apres ceste cy ayant<text:line-break/>faict allumer sur l'herbe, &amp; parmy les fleurs plusieurs torches &amp; fl(a2)beaulx, en feit<text:line-break/>encor chanter maintes, iusques à ce que desia les estoilles qui estoient esleuées au<text:line-break/>ciel commencoient à descendre vers terre. Parquoy luy semblant estre temps à<text:line-break/>lheure de s'en aller<text:s/>coucher. Il commanda que chascun auec la bonne nuict s'en<text:line-break/>retournast en sa chambre.</text:p>
      <text:soft-page-break/>
      <text:h text:style-name="Titre1" text:outline-level="1"><text:span text:style-name="pb">[Fueil.92]</text:span><text:span text:style-name="pb"><text:line-break/></text:span>(hedera) La quatriesme iournee du<text:line-break/>DECAMERON : EN LAQVEL(-)<text:line-break/><text:span text:style-name="T2591">le on deuise soubz le gouuernement de Philostra(-)</text:span><text:span text:style-name="T2592"><text:line-break/></text:span><text:span text:style-name="T2593">te, de ceulx les amours desquelz</text:span><text:span text:style-name="T2594"><text:line-break/></text:span><text:span text:style-name="T2595">ont eu malh</text:span><text:span text:style-name="T2596">eureu(-)</text:span><text:span text:style-name="T2597"><text:line-break/></text:span><text:span text:style-name="T2598">se fin.</text:span></text:h>
      <text:p text:style-name="P2599"><text:span text:style-name="T2600">T</text:span>Rescheres dames, i'auoye tousiours pensé, tant par<text:line-break/>ce que i'ay autresfois ouy dire aux saiges, que pour<text:line-break/>l'auoir veu, &amp; leu, que le vent ardent, &amp; impetu(-)<text:line-break/>eulx d'enuie, ne d'eust iamais frapper sinon les haul(-)<text:line-break/>tes tours, &amp; les plus esteuées cimes des arbres. Mais<text:line-break/>ie me treuue grandement deceu en mon oppinion.<text:line-break/>Par ce que ayant tousiours faict ce que i'ay peu, pour<text:line-break/>fuyr loultrageuse impetuosité de ce vent enraigé,<text:line-break/>ie me suis parforcé d'aller, non pas par le plain che(-)<text:line-break/>chemin seulement,<text:s/>mais aussi par les vallées tresprofondes : ainsi qu'il se peult<text:line-break/>veoir clairement lysant ces presentes nouuelletez que i'ay escriptes, non seu(-)<text:line-break/>lement en prose vulgaire Florentine sans aucun tiltre, mais encor en stile<text:line-break/>tresbas, &amp; autant remis qu'il m'a esté possible : Et combien que ia'ye esté<text:line-break/>rudement esbranlé, voyre presque desraciné par les agitacions d'ung tel vent,<text:line-break/>&amp; tout dessiré par les morsures de ceste enuie, si n'ay ie peu pourtant discon(-)<text:line-break/>tinuer, ne interrompre mon entreprinse. Parquoy ie puis<text:s/>assez manifeste(-)<text:line-break/>ment comprendre, que ce que les saiges ont acoustumé de dire, que la seule<text:line-break/>misere est sans enuie en ce monde, est verité. Or est il ainsi, mes tressaiges da(-)<text:line-break/>mes, que aucuns ayantz veu ces petites nouuelles, ont dit, que vous m'estes<text:line-break/>trop agreables : &amp; que cest chose indigne de moy &amp; dont ie ne puis acquerir<text:line-break/>honneur, que de me delecter si grandement à vous complaire, &amp; consoler :<text:line-break/>ou de tant vous louer comme ie fais, ainsi que d'autres qui vouloient dire pis,<text:line-break/>ont dit. Autres faignans vouloir parler plus sobrement, ont pareillement dit,<text:line-break/>qu'il n'est gueres bien seant à mon aage de m'amuser doresenauant à telles<text:line-break/>choses comme à deuiser des femmes : ou tascher de leur complaire. Plusieurs<text:line-break/>autres, faisans demonstracion d'estre amateurs de ma renommée, disent que<text:line-break/>ie feroye trop plus saigement, de me tenir auec les muses en Pernase, que de<text:line-break/>m'enuolopper en ces follies parmy vous autres. Et encores en y a il eu quel(-)<text:line-break/>ques vngs parlans plus despiteusement que saigement, qui ont dit, que ce<text:line-break/>seroit plus discretement faict à moy, de regarder comment ie pourroye a(-)<text:line-break/>uoir dequoy viure : que de m'amuser apres ces frasques : &amp; me paistre ainsi<text:line-break/>de vent. Et quelques autres veullent, pour calonnier mon trauail, vous faire</text:p>
      <text:p text:style-name="p"><text:span text:style-name="pb">[n. p.]</text:span><text:span text:style-name="pb"><text:line-break/></text:span>acroire, que les choses que ie vous ay recitées, ont esté desguysées par moy<text:line-break/>&amp; figurées d'autre sorte quelles n'ont esté. Par ainsi vous voyez vertueuses<text:line-break/>dames, comment ce pendant que ie trauaille pour vostre seruice, ie suis a(-)<text:line-break/>gité &amp; molesté de telz soufflemens : &amp; persé<text:s/>iusques au vif des dentz aigues<text:line-break/>&amp; venimeuses d'enuie. Ce que ie supporte (comme Dieu scait) de bien<text:line-break/>bon cueur. Et combien qu'il appertienne à vous seules de me deffendre en<text:line-break/>cecy, si n'entendz ie pourtant dy espargner mes forces : &amp; sans leur res(-)<text:line-break/>pondre<text:s/>autant qu'il seroit conuenable, les veulx oster promptement d'au(-)<text:line-break/><text:soft-page-break/>tour de mes oreilles, auec quelque legiere responce, &amp; sans y songer. Car<text:line-break/>ie regarde que si (moy n'estant encores paruenu à la troisiesme partie de mon<text:line-break/>labeur) ilz sont desia en grant nombre, &amp; qui presument beaucoup : ilz pour(-)<text:line-break/>roient, s'ilz ne sont repoussez du commencement, multiplier tellement a(-)<text:line-break/>uant que ie fusse à la fin, que auecques peu de peine qu'ilz prendroient, ilz<text:line-break/>me mettroyent à sons : sans ce que voz forces (combien quelles soient gran(-)<text:line-break/>des) peussent seruir lors pour y resister : Mais auant que ie vienne à respon(-)<text:line-break/>dre à piece d'eulx, ie veulx racompter en ma faueur vne nouuelle, non pas<text:line-break/>entiere, affin qu'il ne semble que ie vueille mesler les miennes parmy cel(-)<text:line-break/>les d'une si louable compaignie, comme fut celle que ie vous ay demon(-)<text:line-break/>strée, mais partie d'icelle : affin que ce qui en deffauldra, monstre assez,<text:line-break/>quelle n'est pas de celles lá. Disant par maniere de deuis à ceulx qui m'assail(-)<text:line-break/>lent : que ia long temps à,<text:s/>il y eut en nostre cité vng citoyen nommé Phi(-)<text:line-break/>lippes Balduccy, homme d'assez basse condicion, mais au demeurant ri(-)<text:line-break/>che, bien acheminé &amp; expert en plusieurs choses selon son estat : lequel a(-)<text:line-break/>uoit vne femme qu'il aymoit parfaictement, &amp; elle luy : viuans ensemble d'une<text:line-break/>vie doulce &amp; paisible : ne pensans à rien tant, comme à complaire entiere(-)<text:line-break/>ment l'ung à l'autre. Or aduint (comme il aduient de tous) que la bonne<text:line-break/>dame passa de ceste vie en lautre : &amp; ne laissa autre chose de soy à son ma(-)<text:line-break/>ry, que<text:s/>vng filz qui estoit paraduenture de laage de deux ans. Ce mary de(-)<text:line-break/>moura autant desconforté pour la mort de sa femme, que homme demoura<text:line-break/>iamais, d'autant qu'il auoit perdu chose qu'il aymoit fort : &amp; se voyant se(-)<text:line-break/>paré de la compaignie qu'il aymoit le<text:s/>plus, delibera du tout de ne vouloir<text:line-break/>plus estre du monde, mais s'adonner au seruice de Dieu, &amp; faire le sembla(-)<text:line-break/>ble de son petit filz. Parquoy ayant donné tout son bien pour Dieu, sen allá<text:line-break/>incontinent sur le mont Asinaire : ou il se meit en vne petite cahuette auec(-)<text:line-break/>ques son filz : viuant auecques lequel d'aulmosnes, d'abstinences, &amp; d'orai(-)<text:line-break/>sons, il se gardoit sur tout de deuiser iamais en sa presence d'aucunes cho(-)<text:line-break/>ses mondaines, ne de luy en laisser rien veoir : affin quelles ne le diuertis(-)<text:line-break/>sent d'ung tel seruice : mais luy parloit tousiours de la gloire de la vie eter(-)<text:line-break/>nelle, &amp; de Dieu &amp; des sainctz, ne luy enseignant autre chose que sain(-)<text:line-break/>ctes oraisons : &amp; le tint en ceste vie plusieurs ans : ne le laissant iamais sortir<text:line-break/>de la cahuette :<text:s/>ny ne luy monstrant autre chose que soy. Le bon homme a(-)<text:line-break/>uoit de coustume de venir quelque fois à Florence, lá ou ayant receu selon ses<text:line-break/><text:span text:style-name="pb">[Fueil.93]</text:span><text:span text:style-name="pb"><text:line-break/></text:span>opportunitez quelque aulmosne des amys de dieu, il s'en retournoit à son her(-)<text:line-break/>mitaige. Or aduint que le garcon estant desia de l'aage de dixhuit ans, &amp; le pe(-)<text:line-break/>re vieil : il luy demanda vng iour ou il alloit. Le pere le luy deit. A qui le garcon<text:line-break/>deit à lors, Mon pere, vous estes desormais vieil, &amp; pouuez supporter mal aisé(-)<text:line-break/>ment la peine, pourquoy ne me menez vous vne fois à Florence ? affin que en me<text:line-break/>faisant congnoistre par les amys, &amp; deuotz de nostre seigneur, &amp; les vostres. Ie<text:line-break/>(qui suis ieune, &amp; supporteray mieulx la peine que vous) puisse apres aller à Flo(-)<text:line-break/>rence pour noz necessitez, &amp; vous demourerez ce pendant icy. Le bon homme<text:line-break/>voyant que le garcon estoit desia grand, &amp; le pensant si habitué au seruice de<text:line-break/>dieu, que les vanitez du monde le pourroient mal aisément tirer à elles : deit en<text:line-break/>soymesmes, Cestuy cy dit tresbien. Parquoy voulant aller<text:s/>à Florence il le mena<text:line-break/>auecques soy. Quant il fut lá, &amp; qu'il veit les palais, les maisons, les eglises, &amp; tou(-)<text:line-break/>tes les autres choses dont on voit la ville toute plaine, il commenca à s'en esmer(-)<text:line-break/>ueiller fort : comme celuy qui n'en auoit iamais veu : au<text:s/>moins qu'il en eust sou(-)<text:line-break/>uenance. Et demandoit de plusieurs choses à son pere, que c'estoit, &amp; comment<text:line-break/><text:soft-page-break/>on les nommoit. Le pere le luy disoit : Et quant il l'auoit ouy dire il demouroit<text:line-break/>content : puis s'enqueroit d'une autre chose, tant que en demandant<text:s/>ainsi, le filz<text:line-break/>d'un costé, &amp; luy respondant le pere de l'autre, ilz rencontrerent par fortune vne<text:line-break/>trouppe de belles ieunes dames, &amp; bien en ordre, qui venoient d'unes nopces.<text:line-break/>Lesquelles tout aussi tost que le garcon les veit, il demanda à son pere quelle cho(-)<text:line-break/>se c'estoit. A qui le pere deit, Mon filz, baisse les yeulx en terre, &amp; ne les regar(-)<text:line-break/>de point, car cest vne mauluaise chose. Le garcon deit à lors, Mais c(o2)ment s'ap(-)<text:line-break/>pellent elles ? Le pere pour non reueiller en l'appetit concupiscible du ieune gar(-)<text:line-break/>con, aucun inclinable desir moins que vtile, ne les voulut nommer par leur pro(-)<text:line-break/>pre nom, cest assauoir, femmes. Mais luy deit, Elles se nomment oyes. O chose<text:line-break/>esmerueillable à ouyr que cestuy cy, qui n'en auoit iamais veu : ne se souciant des<text:line-break/>palais, ne du bœuf, ne du cheual, ne de l'asne, ne d'argent, ne d'aucune autre<text:line-break/>chose qu'il eust veue, deit soudainement, Mon pere, ie vous prie faictes tant que<text:line-break/>i'aye vne de ses oyes. A qui le pere deit, O Iesus, mon filz, taiz toy, cest vne mau(-)<text:line-break/>uaise chose. Et le garcon en demandant, luy deit, Comment mon pere, les mau(-)<text:line-break/>uaises choses sont elles ainsi faictes ? Ouy, deit le pere. Et le garcon respondit. Ie<text:line-break/>nescay que vous voulez dire, ne pourquoy ces choses cy sont mauuaises : car qu(a2)t<text:line-break/>(a2) moy il ne<text:s/>me semble point auoir encores veu chose si belle ne si plaisante, com<text:line-break/>me elles : qui sont beaucoup plus belles que les anges painctz que vous m'auez<text:line-break/>plusieurs fois monstrez. He mon pere, ie vous supplie si vous m'aymez, faictes<text:line-break/>que nous menions la hault vne de ces oyes, &amp; ie luy donneray à paistre. Ie ne le<text:line-break/>veulx pas, deit le pere : tu ne scaiz point par ou elles se paissent. Et lors il con(-)<text:line-break/>gneut incontinent que la nature auoit plus de force que son sens, &amp; se repentit<text:line-break/>de l'auoir mené à Florence. Mais ayant iusques icy assez dict de la presente nou(-)<text:line-break/>uelle, ie suis content d'en demourer lá, &amp; veulx retourner à ceulx à qui ie l'ay ra(-)<text:line-break/>comptée. Aucuns doncques de ceulx qui me reprennent, disent que ie fais mal,<text:line-break/>(mes ieunes dames) de me parforcer à vous complaire, &amp; que vous me plai(-)<text:line-break/>sez trop, ce que ie confesse deuant tout le monde : i'entendz que vous me plai(-)<text:line-break/>sez grandement, &amp; que ie desire de vous complaire entierement. Et leur de(-)<text:line-break/>mande s'ilz s'esbahissent de cecy, considerant, ie ne dy pas d'auoir congneu les<text:line-break/><text:span text:style-name="pb">[n.p.]</text:span><text:span text:style-name="pb"><text:line-break/></text:span>baisers amoureux, les plaisans embrassemens, &amp; les delectables fruitions, qu'on<text:line-break/>prent souuent de vous autres (mes doulces dames) mais seulement d'auoir veu,<text:line-break/>&amp; veoir continuellement voz louables condicions, la desirable beauté,<text:s/>l'ornée<text:line-break/>gentillesse, &amp; oultre ce vostre honnesteté femenine. Puis qu'a celuy qui auoit esté<text:line-break/>nourry, esleué, &amp; deuenu grand sur vne montaigne sauuaige, &amp; solitaire, dedans<text:line-break/>le pourpris d'une petite cahuette, sans autre compaignie que de son pere vous<text:line-break/>fustes<text:s/>incontinent qu'il vous veit, la seule chose qu'il desira, qu'il dem(a2)da, &amp; qu'il<text:line-break/>voulut seulement suyure auec affection. Ceulx cy doncques me reprendront ilz ?<text:line-break/>me mordront ilz ? me dessireront ilz ? si vous me plaisez, ou bien si ie me parfor(-)<text:line-break/>ce de vous complaire ? Moy duquel le corps n'a esté produict du ciel sinon pour<text:line-break/>vous aymer ? Et qui des ma premiere enfance y ay mis toute mon entente : sen(-)<text:line-break/>tant la vertu de la lumiere de voz yeulx, la doulceur de voz parolles melliflues, &amp;<text:line-break/>la flamme allumée par pitoyables souspirs. Considerant mesmement que vous<text:line-break/>pleustes auant toute autre chose à vng paoure hermite, garsonneau, sans senti(-)<text:line-break/>ment, ou plustost à vne beste sauuaige. Pour certain qui ne vous ayme, &amp; qui ne<text:line-break/>desire estre aymé de vous, me reprend comme celuy qui ne sent, &amp; ne congnoist<text:line-break/>les plaisirs, ne la vertu de l'affecti(o2) naturelle : aussi ie ne m'en soucie gueres. Qu(a2)t<text:line-break/>aux autres qui parlent de mon aage, ilz monstrent bien qu'ilz ne congnoissent<text:line-break/>point que encor que le porreau ayt la teste blanche, il à pourtant la queue verte.<text:line-break/><text:soft-page-break/>Ausquelz (laissant à part la gaudisserie) ie respondz, que ie ne tiendray iamais à<text:line-break/>honte (tant que la vie me durera) de c(o2)plaire aux choses ausquelles Guido Cal(-)<text:line-break/>uacant &amp; Dante Aligieri desia vieulx, &amp; messire Cino de Pistoye plain d'aage,<text:line-break/>tindrent à honneur, &amp; leur fut chose tres agreable de complaire, &amp; n'estoit que<text:line-break/>ce seroit sortir hors de la facon de nostre deuiser, ie alleguerois les hystoires par(-)<text:line-break/>my mon dire, &amp; monstreroye qu'elles sont toutes plaines d'hommes anciens, &amp;<text:line-break/>vaillans, lesquelz en leur aage plus meur ont estudié soigneusement de complai(-)<text:line-break/>re aux dames. Quoy ne saichantz ceulx cy, le voysent cercher, &amp; l'appreuu(e2)t. Or<text:line-break/>de m'en deuoir aller demourer en Parnase auec les muses, ie confesse que le<text:s/>con(-)<text:line-break/>seil est tresbon : mais nous ne pouuons tousiours demourer auecques elles, ne el(-)<text:line-break/>les auecques nous. Et toutesfois quant il aduient que lhomme partant d'auecques<text:line-break/>elles se delecte de veoir chose qui leur ressemble, il ne merite d'en estre blasmé.<text:line-break/>Or est il que les muses sont femmes : &amp; encor que les femmes ne valent ce (q2) font<text:line-break/>les muses, si est ce que en premier aspect elles ont ressemblance d'icelles muses :<text:line-break/>tellement que quant les femmes ne me plairoient pour autre raison, elles me de(-)<text:line-break/>uroient plaire pour ceste la. Oultre ce que les dames m'ont iadis esté occasion de<text:line-break/>composer mille vers, ou les muses ne furent iamais occasion de m'en faire faire<text:line-break/>vng seul. Bien est il vray qu'elles m'ayderent bien, &amp; m'enseignerent de les com(-)<text:line-break/>poser, voyre &amp;<text:s/>par aduenture à escrire ces nouuelles. Et combien que ce soit cho(-)<text:line-break/>se tres basse, si sont elles neantmoins venues plusieurs fois demourer auecques<text:line-break/>moy, pour le seruice par aduenture &amp; en l'honneur de la ressemblance que les<text:line-break/>femmes ont à elles. Parquoy en<text:s/>tissant ces choses cy, ie ne m'esloigne pas tant (c(o2)(-)<text:line-break/>me plusieurs penseroient par aduenture) ne du mont de Parnase, ne des muses.<text:line-break/>Mais que dirons nous à ceulx la qui ont si grande compassion de ma faim, qu'ilz<text:line-break/>me conseillent que ie pourchasse d'auoir dequoy viure ? Certes ie ne scay, sinon<text:line-break/>que voulant pencer en moymesmes quelle seroit leur resp(o2)ce si ie leur en alloye<text:line-break/><text:span text:style-name="pb">[Fueil.94]</text:span><text:span text:style-name="pb"><text:line-break/></text:span>demander par necessité ie pence qu'ilz diroient, Vas en cercher parmy tes fa(-)<text:line-break/>bles : Et ie leur fay scauoir que<text:s/>les poetes en ont iadis plus trouué parmy leurs fa<text:line-break/>bles, que beaucoup de riches n'ont faict parmy leurs tresors. Et aussi qu'il en ya eu<text:line-break/>plusieurs autres qui ont faict fleurir autour de leurs fables leurs aages, La ou au<text:line-break/>contraire grand nombre d'autres cerchantz d'auoir plus dequoy viure qu'il ne<text:line-break/>leur estoit besoing, se sont ruynez &amp; perduz malheureusement. Que diray ie<text:line-break/>plus ? que ceulx la que ie veulx dire me chassent hardiment quant ie leur en iray<text:line-break/>demander : Non pas que la dieu grace i'en aye besoing. Mais qu(a2)t encor la ne(-)<text:line-break/>cessité suruiendroit, ie scay (suyuant lapostre) habonder &amp; endurer necessité : Et<text:line-break/>par ainsi que personne ne se soucye de moy plus que ie m'en soucye. Quant à<text:line-break/>ceulx qui disent que ces choses n'ont pas esté ainsi c(o2)me ie les dy : Certes i'auroie<text:line-break/>grant plaisir qu'ilz apportassent les originaulx : &amp; s'ilz se trouuoient discordans<text:line-break/>de ce que i'escriptz ie diroye qu'ilz auroient iuste occasion de me reprendre : Et<text:line-break/>moymesmes me parfoceroye de m'amender, Mais iusques à ce qu'ilz me fa(-)<text:line-break/>cent apparoir d'autres choses que de parolles, ie les laisseray auec leur opinion<text:line-break/>&amp; suyuray la mienne, Disant d'eulx ce qu'ilz disent de moy : Or m'estant aduis<text:line-break/>que pour ceste foys ie leur ay assez respondu, ie dy tresgentilles dames, que à<text:line-break/>laide de dieu &amp; de la vostre, en laquelle i'espere ie tireray plus oultre armé de<text:line-break/>bonne pacience, tourn(a2)t le doz à ce vent &amp; le laissant souffler : parce (q2) ie ne voy<text:line-break/>point qu'il sceust aduenir de moy autre chose que ce qu'il adui(e2)t de la poussiere<text:line-break/>menue, quant vng tourbillon de vent la souffle. Car ou il ne la faict mouuoir de<text:line-break/>dessus terre, ou s'il leslieue il la porte en hault. Et plusieursfoys la laisse sur la teste<text:line-break/>des hommes, sur la couronne des Roys &amp; des Empereurs, &amp; quelquefoys sur<text:line-break/><text:soft-page-break/>les haultz palays, &amp;<text:s/>sur les plus haultes cimes des tours : Desquelles si par fortune<text:line-break/>elle tumbe, elle ne peult descendre plus bas que le lieu d'ou elle est partie. Et par<text:line-break/>ainsi si ie me deliberay iamais de vous complaire de toute ma puissance en au(-)<text:line-break/>cune chose, certes ie m'y disposeray maintenant plus que iamais : Parce (q2) ie con<text:line-break/>gnois bien qu'il n'y aura personne qui puisse dire auecques raison, sinon que les<text:line-break/>autres &amp; moy qui vous aymons faisons ce que nature à commandé : pour resi(-)<text:line-break/>ster aux loix, delaquelle il fauldroit trop gr(a2)des forces : lesquelles on à veu em(-)<text:line-break/>ployer plusieursfoys, non seullement en vain, mais auecques le tresgrant dom(-)<text:line-break/>maige de celuy qui s'en trauailloit. Lesquelles forces ie confesse n'auoir point &amp;<text:line-break/>si ne desire de les auoir en cest endroit : ou si ie les auois, ie les presteroye plus(-)<text:line-break/>tost à vng autre que de les mectre en oeuure pour moy. Parquoy ie conseille à<text:line-break/>ceulx qui me veulent ainsi picquer &amp; blasmer qu'ilz se taisent : Et s'ilz ne se<text:line-break/>peuuent eschauffer à aymer qu'ilz viuent en leur<text:s/>morfondure, Et demourans<text:line-break/>en leurs delices ou plustost appetitz corrompuz, qu'ilz me laissent demourer à<text:line-break/>mon appetit ce peu de temps que i'ay à viure : Mais il est temps mes belles da(-)<text:line-break/>mes de retourner d'ou nous sommes partiz &amp; de suyure lordre encommencé :<text:line-break/>Car nous auons assez estrauagué.</text:p>
      <text:p text:style-name="p">Le soleil auoit desia chasse toutes les estoilles du ciel, &amp; l'umbraige humide<text:line-break/>de la nuyct dessus la terre quant Philostrates Roy, s'estant leué, feit pareillem(e2)t<text:line-break/>leuer toute sa compaignie : Puis estans venuz au beau<text:s/>iardin commencerent à<text:line-break/>passer le temps : Et disnerent (lheure du disner venue) au lieu qu'ilz auoient<text:line-break/><text:span text:style-name="pb">[n.p.]</text:span><text:span text:style-name="pb"><text:line-break/></text:span>sou(-)pé le soir precedent : Et apres que le Soleil fut au plus hault qu'il peult estre &amp;<text:line-break/>qu'ilz se furent leuez de dormir, ilz se seirent à<text:s/>la maniere accoustumée au pres<text:line-break/>de la belle fontaine. Et lors le Roy commenda à madame Fiammette<text:line-break/>qu'elle donnast commencement aux nouuelles : La(-)<text:line-break/>quelle sans plus actendre qu'on le luy<text:line-break/>deist, commenca à parler<text:line-break/>gracieusement<text:line-break/>ainsi.</text:p>
      <text:p text:style-name="p"><text:span text:style-name="pb">[Fueil.95]</text:span><text:span text:style-name="pb"><text:line-break/></text:span>&lt;ATTimage&gt;</text:p>
      <text:h text:style-name="Titre2" text:outline-level="2">(hedera) Tancredy prince de Salerne<text:line-break/><text:span text:style-name="T2601">tva l'amy de sa fille, et lvy en(-)</text:span><text:line-break/><text:span text:style-name="T2602">uoya le cueur en une couppe dor : laquelle y meit apres de leau empoisennée,</text:span><text:span text:style-name="T2603"><text:line-break/></text:span><text:span text:style-name="T2604">qu'elle beut, &amp; mourut ainsi.</text:span></text:h>
      <text:h text:style-name="P2605" text:outline-level="2">Nouuelle premiere.</text:h>
      <text:p text:style-name="P2606"><text:span text:style-name="T2607">N</text:span>Ostre roy (mes nobles dames) nous a au iourdhuy donné<text:line-break/>vng subiect fort fascheux &amp; ennuyeulx pour deuiser : Mes<text:line-break/>mes si nous considerons que la ou nous sommes venuz<text:line-break/>pour nous resiouyr, il nous fault racompter les lermes d'au<text:line-break/>truy : lesquelles ne se peuuent dire sans ce que celuy mes(-)<text:line-break/>mes qui les dict, &amp; qui les oyt n'en aye compassion. Mais il<text:line-break/>l'a faict paraduenture pour moderer aucunement le plaisir<text:line-break/>que nous auons eu ces iours passez. Au fort, quoy que ce<text:line-break/>soit qui l'ait meu á cecy, puis qu'il ne m'est loysible de changer, ou contreue(-)<text:line-break/>nir à son plaisir, ie racompteray vng accident pitoyable, ou plustost malheureux<text:line-break/>&amp; digne de noz lermes.</text:p>
      <text:soft-page-break/>
      <text:p text:style-name="p">Tancredy prince de Salerne eust esté seigneur fort humain &amp; de benigne na(-)<text:line-break/>ture, si en sa vieillesse il n'eust souillé ses mains en son propre sang. Or est il que ce<text:line-break/>prince n'eut en tout le temps de sa vie que vne seule fille : encor plus heureux au(-)<text:line-break/>roit il esté, s'il ne l'eust point eue. Laquelle fut autant cherement aymée de luy que<text:line-break/>fille fut oncques de pere : &amp; pour ceste grande amytié il ne la pouuoit laisser aller<text:line-break/><text:span text:style-name="pb">[n.</text:span><text:span text:style-name="pb">p.]</text:span><text:span text:style-name="pb"><text:line-break/></text:span>d'auec soy, &amp; ne la marioit aucunement, iacoit ce quelle eust passé de plusieurs<text:line-break/>ans, l'aage de deuoir estre mariée, toutesfois à la fin il la donna au filz du duc de<text:line-break/>Capoue : auec lequel elle ne fut gueres de t(e2)ps, qu'elle ne demourast vefue, &amp; sen<text:line-break/>retourna en la maison de son pere. Ceste dame estoit belle de corps &amp; de visai(-)<text:line-break/>ge, autant que fut iamais femme, ieune, disposte &amp; de bon entendement : plus<text:line-break/>paraduenture qu'il n'estoit requis à vne femme. Et demourant ainsi auec ce pere<text:line-break/>qui tant l'aymoit, elle viuant comme grande dame en grandes delices, &amp; voyant<text:line-break/>que pour l'amour qu'il luy portoit il ne se soucyoit gueres de la remarier, aussi ne<text:line-break/>luy semblant estre honneste de l'en requerir, pensa en soy mesmes d'auoir secre(-)<text:line-break/>tement (s'il estoit possible) vng honneste &amp; saige amy par amours. Au moyen<text:line-break/>dequoy voyant frequenter en la court de son pere plusieurs gentilz hommes &amp;<text:line-break/>autres (comme on veoit communem(e2)t es courts des princes) &amp; ayant consideré<text:line-break/>le maintien &amp; la grace de beaucoup, il y eut vng ieune homme (entre les autres)<text:line-break/>seruiteur de son pere (qui se nommoit Guyschart h(o2)me d'assez basse condicion<text:line-break/>mais plus noble par vertu &amp; c(o2)dicions louables que nul des autres) qui luy pleut<text:line-break/>grandement : &amp; le voyant souuentesfois s'embrasa desesperement de luy, louant<text:line-break/>à toute heure plus ses fac(o2)s de faire que de nul autre. Le ieune h(o2)me, qui n'estoit<text:line-break/>pas peu aduisé, sen estant apperceu, l'auoit tellem(e2)t mise en son entendem(e2)t, qu'il<text:line-break/>ne p(e2)soit à autre chose que à l'aymer. S'aymans doncque l'ung l'autre secretem(e2)t<text:line-break/>en ceste maniere, &amp; ne desir(a2)t la dame autre chose (q2) de se pouuoir trouuer seule<text:line-break/>auecques luy (toutesfois quelle ne se vouloit fier de ceste amytié en aucune per(-)<text:line-break/>sonne) elle pensa en soymesmes vne nouuelle cautelle pour luy en faire ent(e2)dre le<text:line-break/>moy(e2), qui fut que elle escriuit vnes lettres, &amp; par icelles luy faisoit ent(e2)dre ce qu'il<text:line-break/>auoit à faire le iour ensuyu(a2)t, pour se trouuer ensemble : Puis l'ayant mise en vng<text:line-break/>tuyau de canne, le d(o2)na en se iouant à Guyschart : &amp; luy deit. Tu en feras ce soir<text:line-break/>vng soufflet a tá chambriere, auec lequel elle pourra allumer le feu. Guyschart le<text:line-break/>print, pensant bien à soy mesmes que ceste cy ne luy auoit donné, &amp; deit ce pro(-)<text:line-break/>pos lá sans quelque occasion : parquoy il sen retourna auec ladicte c(a2)ne en sa mai<text:line-break/>son, ou regardant icelle cannne il la trouua fendue, si l'ouurit : &amp; trouua dedans la<text:line-break/>lettre qu'elle auoit escripte, &amp; l'ayant leué, &amp; biens comprins ce qu'il auoit à faire,<text:line-break/>il fut le plus content homme du monde : &amp; commenca à donner ordre pour se<text:line-break/>trouuer auec la dame par le moyen qu'elle luy auoit enseigné. Il y auoit en vng<text:line-break/>des coings du palais du prince, vne caue faicte long temps au parauant dedans la<text:line-break/>montaigne : laquelle caue prenoit son iour par vng souspiral faict parforce ded(a2)s<text:line-break/>ladicte montaigne, lequel par ce que la caue n'estoit plus frequentée de person(-)<text:line-break/>ne, estoit quasi bousché de buissons &amp; despines qui estoient creuz autour : &amp; en<text:line-break/>ceste caue pouuoit lon descendre par vng secret degré, qui respondoit en vne<text:line-break/>des chambres basses du palais, que la dame tenoit : combien qu'elle fust fermée<text:line-break/>d'ung tresfort huys. Et estoit ce degré, si hors de la memoire d'ung chascun<text:line-break/>(parce que des long temps auparauant lon n'y estoit descendu) que quasi per(-)<text:line-break/>sonne ne se souuenoit qu'il y fust. Mais amour (aux yeulx duquel rien n'est<text:line-break/>si caché qu'il ne vienne à lumiere) l'auoit remis en la memoire de la dame a(-)<text:line-break/>moureuse : laquelle affin que aucun ne s'apperceust de cecy, se trauailla plu(-)<text:line-break/>sieurs iours en son esperit de ouurir cest huys auant qu'elle peust y paruenir.<text:line-break/><text:soft-page-break/><text:span text:style-name="pb">[Fueil.96]</text:span><text:span text:style-name="pb"><text:line-break/></text:span>puys quant elle en eut trouué la maniere &amp; qu'elle fut descendue toute seulle<text:line-break/>en la caue &amp; veu le souspiral, elle feit scauoir à Guyschart qu'il se perforceast de<text:line-break/>desc(e2)dre par lá : luy ayant faict ent(e2)dre la haulteur qu'il y pouuoit auoir iusques<text:line-break/>en terre : Pour laquelle chose executer Guyschart apresta vne corde auec cer(-)<text:line-break/>tains neuz pour pouuoir descendre &amp; montrer par icelle : Et s'estant vestu d'un<text:line-break/>cuyr pour se garder des espines s'en alla la nuyt ensuyuant, audict souspiral sans<text:line-break/>le sceu de personne : Et apres auoir tresbien attaché l'un des boutz de la corde à<text:line-break/>vng tronsson d'arbre qui estoit creu à la bouche du souspiral, il descendit en la<text:line-break/>caue par le moyen de ladicte corde : &amp; lá attendit la dame. Laquelle le iour en(-)<text:line-break/>suyuant faisant semblant de vouloir dormir apres disner enuoya ses damoysel(-)<text:line-break/>les hors de la chambre &amp; se y enferma toute seulle. Puys ouurit lhuys, &amp; descen<text:line-break/>dit en la caue : ou quant elle eut trouué Guyschart, ilz se feirent l'un à l'autre mer<text:line-break/>ueilleuse chere : Puys monterent ensemble en sa chambre ou ilz demourerent<text:line-break/>la plus grande partie de ce iour auec tresgrant contentement. Et ayans donné<text:line-break/>bonne ordre pour l'aduenir, à la conduicte de leur amytié, à fin qu'elle fust se(-)<text:line-break/>crette. Guyschart s'en retourna en la caue &amp; la dame ferma lhuys, &amp; s'en veint<text:line-break/>dehors, vers ses damoyselles. Puis apres, la nuict ensuyuant Guyschart monta<text:line-break/>par leschelle par ou il estoit descendu &amp; sortit du souspiral &amp; s'en retourna à la<text:line-break/>maison. Et ainsi ayant aprins ce chemin, il y retourna plusieursfoys apres par<text:line-break/>succession de temps : Mais fortune enuyeuse d'un si long &amp; grant plaisir ren(-)<text:line-break/>uersa en triste pleur auec douloureux accid(e2)t, la ioye des deux amantz. Le prin<text:line-break/>ce auoit de coustume de venir aucunesfoys tout seul en la chambre de sa fille &amp;<text:line-break/>y demourer &amp; deuiser quelque espace de temps auec elle, &amp; apres s'en aller. Le(-)<text:line-break/>quel vng iour apres disner, lors que la dame (qui se nommoit Sigism(o2)de) estoit<text:line-break/>en vng sien iardin auec toutes ses damoyselles descendit la bas &amp; s'en entra en<text:line-break/>la chambre sans estre ne ouy ne veu de personne : Mais ne voulant oster sa fil(-)<text:line-break/>le de son plaisir &amp; trouuant les fenestres de sa chambre fermées &amp; les rideaulx<text:line-break/>du lict abbatuz se sieit sur vng carreau au pied diceluy : &amp; apuyant la teste c(o2)tre<text:line-break/>le lict, &amp; le rideau tiré sur luy, comme s'il se fust caché expressement, s'endormit<text:line-break/>lá : Et dormant ainsi le prince, La dame qui par malle fortune auoit ce iour faict<text:line-break/>venir Guyschart, Laissa ses damoyselles au iardin, &amp;<text:s/>s'en entra tout bellem(e2)t en<text:line-break/>sa chambre : ayant ferme laquelle sans s'apperceuoir qu'il y eust personne, elle<text:line-break/>ouurit lhuys à Guyschart qui lattendoit : Puis se mettans sur le lict comme ilz a(-)<text:line-break/>uoient de coustume, &amp; folyans &amp; passans le temps ensemble,<text:s/>adueint que le<text:line-break/>prince s'esueilla, &amp; ouyt &amp; veid ce que Guyschart &amp; sa fille faisoient. Dequoy e(-)<text:line-break/>stant dolant oultre mesure, il voulut de prime face s'escrier : Mais il aduisa pour<text:line-break/>le meilleur de se taire &amp; demeurer caché, s'il pouuoit : afin de pouuoir<text:s/>faire plus<text:line-break/>secretement &amp; auec moins de honte pour soy ce que desia luy estoit tumbé en<text:line-break/>lentendement de deuoir faire. Les deux amantz demeurerent par long espace<text:line-break/>de temps ensemble, comme ilz auoi(e2) de coustume sans s'apperceuoir du prin(-)<text:line-break/>ce : Et quant bon leur sembla descenduz qu'ilz furent de dessus le lict, Guyschart<text:line-break/>s'en retourna en la cause : &amp; elle sortit de la chambre. De laquelle le prince (encor<text:line-break/>qu'il sust viel) se coula au iardin, par vne fenestre d'icelle chambre : &amp; sans estre<text:line-break/>veu de personne<text:s/>s'en retourna (dolent iusques au mourir) en sa chambre. Et la<text:line-break/>nuict ensuyuant sur lheure du premier somme il feit pr(e2)dre par bon ordre qu'il<text:line-break/><text:span text:style-name="pb">[n.p.]</text:span><text:span text:style-name="pb"><text:line-break/></text:span>donna Guyschart qui sortoit du souspiral vestu &amp; empesché de son habillement<text:line-break/>de cuyr : &amp; fut mene<text:s/>secrettem(e2)t au prince. Lequel aussi tost qui le veid luy deit<text:line-break/>quasi la lerme à l'œil : Guyschart, ma benignité dont i'ay tousiours vsé enuers<text:line-break/><text:soft-page-break/>toy n'auoit point merité loultrage &amp; la honte que tu m'as fait, en mes propres<text:line-break/>choses : comme au iourdhuy i'ay<text:s/>veu de mes yeulx : Auquel Guyschart ne re(-)<text:line-break/>spondit autre chose, sinon, Amour a trop plus de puissance que vous ne moy<text:line-break/>n'auons. Lors le prince commanda qu'il fust gardé secrettement en vne cham(-)<text:line-break/>bre de leans, &amp; ainsi fut faict. Et quant le iour ensuyu(a2)t fut venu ne saichant en(-)<text:line-break/>cor Sigismonde aucune chose de toute cecy : Le prince ayant pensé en soymes(-)<text:line-break/>mes plusieurs &amp; diuerses choses, s'en alla apres disner c(o2)me il auoit de coustu(-)<text:line-break/>me en la chambre de sa fille, ou illa feit appeller : &amp; s'enferma auec elle. Puis en<text:line-break/>plorant commenca à dire, Sigismonde m'estant aduis que ie congnoissoye ta<text:line-break/>vertu &amp; ton honnesteté, à peyne me fust il iamais tumbé en l'entendement, qui<text:line-break/>que me l'eust dit (si ie ne l'eusse veu de mes propres yeulx) que tu eusses, n(o2) pas<text:line-break/>faict, mais ne seulement pensé, de te habandonner à quelque homme, s'il n'eust<text:line-break/>esté ton mary : dequoy ie seray dolent en me souuenant de cecy tant que ce peu<text:line-break/>de remanant de vie que ma viellesse me reserue durera en moy. Or eust dieu<text:line-break/>voulu (puys que<text:s/>tu te deuoys c(o2)duyre à telle deshonnesteté) que tu eusses prins<text:line-break/>homme sortable à ta noblesse : Mais entre tant qui frequentent en ma court tu as<text:line-break/>choisy ce ieune homme Guyschart : qui est de trebasse c(o2)dicion &amp; esleué (quasi<text:line-break/>comme pour l'honneur de dieu) des son ieune aage iusques a present en nostre<text:line-break/>court : Dont tu m'as mys en vng merueilleux trauail d'esperit, Ne saichant quel<text:line-break/>party ie doy prendre de toy, Car qu(a2)t à luy (lequel i'ay faict prendre ceste nuict<text:line-break/>en sortant du souspiral, &amp; le tiens prisonnier) i'ay desia conclud ce que i'en doy<text:line-break/>faire, Mais de toy dieu le scait : Car ie ne scay que faire : dunepart me tire l'amour<text:line-break/>que ie t'ay tousiours plus portée que iamais pere porta à fille. Et de l'autre me ti(-)<text:line-break/>re vne tresiuste indignation prise par ta grande folye. L'un veult que ie te par(-)<text:line-break/>donne : Et l'autre que contre mon naturel ie deuienne cruel enuers toy. Toutes(-)<text:line-break/>foys premier que d'en faire aucune resolucion, ie desire d'ouyr, ce que tu doyz<text:line-break/>dire à cecy. Et ces parolles dittes, il baissa<text:s/>le visaige, pleurant aussi fort, comme<text:line-break/>feroit vng enfant qu'on auroit bien fessé. Sigismonde oyant son pere, &amp; con(-)<text:line-break/>gnoissant que n(o2) seulem(e2)t son amour secrete estoit descouuerte, Mais aussi que<text:line-break/>Guyschart estoit prisonnier, elle sentit vne douleur<text:s/>inestimable : Ce qu'elle cuy<text:line-break/>da plusieurs foys montrer auec criz, &amp; lermes, comme font la pluspart des fem(-)<text:line-break/>mes : Mais le grant cueur qu'elle auoit, vainquit ceste basseur : &amp; asseura son visa(-)<text:line-break/>ge auec vne merueilleuse force : Deliberant en soymesmes,<text:s/>au(a2)t que de faire au(-)<text:line-break/>cunes prieres pour soy, de ne vouloir plus demeurer en vie : Voy(a2)t aussi bien (q2)<text:line-break/>son Guyschart estoit desia mort. Parquoy, n(o2) c(o2)me femme dolente, ou reprinse<text:line-break/>de quelque faulte, Mais comme ne se souciant de rien, auec<text:s/>vng visaige sec &amp;<text:line-break/>ouuert, &amp; point troublé : Deit ainsi à son pere, Mon pere ie ne suis deliberée de<text:line-break/>vous nyer aucune chose : Ne aussi de vous prier d'aucune, Parce que l'un ne me<text:line-break/>vauldroit ri(e2)s : &amp; ie ne veulx pas que l'autre me vaille. Et oultre ce ie<text:s/>ne pret(e2)dz<text:line-break/>en aucune maniere rendre beniuole vostre clem(e2)ce &amp; amour enuers moy : mais<text:line-break/>confessant la verité, ie veulx premierement deffendre mon honneur auecques<text:line-break/>vrayes raisons &amp; puys suyure vertueusement par effectz la grandeur de mon<text:line-break/><text:span text:style-name="pb">[Fueil.9</text:span><text:span text:style-name="pb">7]</text:span><text:span text:style-name="pb"><text:line-break/></text:span>couraige. Il est vray (q2) i'ay aymé &amp; ayme Guy schard : &amp; l'aymeray tant que ie<text:line-break/>viuray (qui sera peu) : Encor si on s'ayme apres la mort, ie ne me tiendray de<text:line-break/>l'aymer. Mais à cecy ne ma tant induict ma fragilité femenine, comme ont<text:line-break/>faict, le peu de soing que vous auez eu de me remarier, &amp; la vertu de Guys(-)<text:line-break/>chard. Il vous deuoit (mon pere) estre toute notoire que vous estant de chair<text:line-break/>auiez engendré vne fille de chair : &amp; non de pierre ou de fer. Et aussi vous de(-)<text:line-break/>uoit &amp; doit souuenir (Ores que vous soyez maintenant viel) qu'elles sont &amp;<text:line-break/><text:soft-page-break/>auec combien de force viennent les loix de ieunesse, Et encor que vous vous<text:line-break/>soyez (durant la force de vostre aage) excercité aux armes, Sy ne deuiez vous<text:line-break/>pourtant moins congnoistre, combien de puissance ont les oysiuetez &amp; de(-)<text:line-break/>lices : non seulement es ieunes, mais aussi es vieulx. Ie suys doncques de chair<text:line-break/>c(o2)me engendree de vous : &amp; ay si peu vescu, que ie suis encore ieune &amp; pleine<text:line-break/>par l'une &amp; l'autre raison de concupissible desir : Aquoy la c(o2)gnoissance (q2) i'ay<text:line-break/>eue (pour auoir esté mariée) du plaisir que cest de donner accomplissement<text:line-break/>à vng tel desir, y a adiousté de merueilleuses forces, Ausquelles ne m'estant pos<text:line-break/>sible resister que ie n'aye suyui ce à quoy elles me tyroient, ie deuins amou(-)<text:line-break/>reuse comme ieune, &amp; femme que ie suis : Et certainement, i'employay toute<text:line-break/>ma vertu autant qu'il me fut possible, pour ne vouloir faire honte ne à vous ne<text:line-break/>à moy, en ce à quoy peché naturel me tyroit. A laquelle chose amour pitoyable<text:line-break/>&amp; fortune benigne m'auoi(e2)t trouué<text:s/>&amp; m(o2)stré vne voye assez secrette. Par la(-)<text:line-break/>quelle sans que personne le sceust ie paruenoye à mes desirs. Et cecy (qui que<text:line-break/>le vous ayt montré ou comme que vous l'ayez sceu) ie ne le veulx nyer : mais ie<text:line-break/>n'ay point prins Guyschard par accident, comme plusieurs femmes font : Ains<text:line-break/>auec vng conseil deliberé &amp; vng penser aduisé le choisiz par sus tout autre. Et<text:line-break/>l'introduysi à moy iouyssant auecques nostre saige perseuerance longuement<text:line-break/>de mon desir. D(o2)t il semble (oultre ce que ie n'ay peché sinon par amour) que<text:line-break/>pour suyre plus la vulgaire oppinion que la verité vous m'en vueillez repren(-)<text:line-break/>dre plus amerem(e2)t : disant que quasi vous ne auriez occasion de vous en cour<text:line-break/>rousser, si i'eusse choisy en cecy vng gentilhomme. En quoy vous ne vous ap(-)<text:line-break/>percez point que vous reprenez non pas ma faulte mais celle de fortune : La(-)<text:line-break/>quelle esleue assez souu(e2)t les indignes, laissant à bas ceulx qui sont tresdignes.<text:line-break/>Mais ne parlons maintenant de cecy : &amp; regardez aucunement, au c(o2)mence(-)<text:line-break/>ment des choses. Premierement vous verrez que d'une masse de chair, nous<text:line-break/>auons tous receu chair, Et que vng mesme createur a crée toutes les ames : a(-)<text:line-break/>uec forces &amp; puissances esgalles &amp; auec esgalle vertu : laquelle fut la premie(-)<text:line-break/>re qui feit distinction de nous tous qui sommes nez &amp; nayssons esgaulx. Et<text:line-break/>ceulx qui eurent d'elle la plus gr(a2)t part &amp; en feirent les oeuures, furent appel(-)<text:line-break/>lez nobles : Demour(a2)t le reste non noble. Et combien que contraire vsance ayt<text:line-break/>caché depuy ceste loy, si n'est elle pourt(a2)t ostee ne chassee de la nature ne des<text:line-break/>bonnes meurs : Et par ainsi celuy qui par vertu faict toutes ses opperacions se<text:line-break/>monstre appertement noble, Et celuy qui l'appelle autrem(e2)t commect faulte,<text:line-break/>non pas celuy qui est appellé. Regardez doncques tous vos gentilz h(o2)mes, &amp;<text:line-break/>examinez bien leur vertu leurs c(o2)ditions &amp; facons de faire. D'autrepart regar<text:line-break/>dez celles de Guyschard. Lors si vous voulez iuger sans affection, Vous direz<text:line-break/><text:span text:style-name="pb">[n.p.]</text:span><text:span text:style-name="pb"><text:line-break/></text:span>qu'il est tresnoble : Et que tous voz gentilzhommes sont vilains au respect de<text:line-break/>luy, des vertuz &amp; de la valeur duquel ie n'ay creu au iugement d'aucune autre<text:line-break/>personne que à celuy de voz parolles, &amp; de mes yeulx. Qui iamais les loua<text:line-break/>tant comme vous les louyez, en toutes les choses louables que vng honneste<text:line-break/>homme doit estre loué ? Et<text:s/>certainement ce n'estoit à tort : Car si mes yeulx<text:line-break/>ne m'ont trompé, vous ne luy donnastes oncques louenge, que ie n'en aye<text:line-break/>plus congneu en luy, que voz parolles ne le pouuoient exprimer. Toutes(-)<text:line-break/>foys si i'auoye receu en cecy aucune tromperie, ce seroit de vous de qui i'a(-)<text:line-break/>uroys esté trompée. Vouldrez vous doncques dire que ie me soye mise auec<text:line-break/>vng homme de basse condicion ? Certes vous ne diriez pas bien : Mais<text:line-break/>paraduenture si vous disyez auec vng paoure, il se pourroit confesser : mais ce<text:line-break/>seroit auec vostre honte qui n'auez daigné colloquer en grand estat vng hon(-)<text:line-break/><text:soft-page-break/>neste homme vostre seruiteur. Toutesfoys la paouureté ne priue aucun de<text:line-break/>noblesse, &amp; si faict bien la richesse. Plusieurs Roys &amp; grans princes, furent<text:line-break/>iadis paoures. La ou beaucoup de ceulx qui labourent la terre &amp; gardent les<text:line-break/>brebis, ont par le passé esté riches, comme il en est encores. Et quant au der(-)<text:line-break/>nier doubte qui vous tormente, cest assauoir que vous deuez faire de moy,<text:line-break/>chassez le hardiment de vostre entendement. Et si vous auez deliberé en<text:line-break/>l'extremité de vostre viellesse, d'user de ce que en vostre ieunesse vous ne fei(-)<text:line-break/>stes oncques (i'entendz de deuenir cruel) vsez contre moy de vostre cruaul(-)<text:line-break/>té : Pour laquelle euiter, ie n'ay deliberé de vous faire aucune priere com(-)<text:line-break/>me celle qui est la premiere occasion de ce peché (si peché se doibtnommer.)<text:line-break/>Vous asseurant, que si vous ne faictes de moy ce que vous auez faict, ou fe(-)<text:line-break/>rez de Guyschard, mes propres mains le feront. Parquoy allez respandre voz<text:line-break/>lermes auecques les femmes, Et si vous voulez deuenir cruel, faictes mou(-)<text:line-break/>rir tout à vng coup &amp; luy &amp; moy : aumoins s'il vous semble que nous l'ayons<text:line-break/>merité. Le prince congneut le grant cueur de sa fille : mais il ne creut pour(-)<text:line-break/>tant, que elle fust deliberée de faire ce à quoy tendoyent ses parolles, &amp;<text:line-break/>comme elle disoit vouloir faire : Parquoy partant d'auec elle &amp; en volunté<text:line-break/>de ne vouloir vser enuers elle d'aucune cruaulté, il pensa que auec le dom(-)<text:line-break/>maige d'aultruy il reffrediroit son ardente amytié. Et commanda à deux<text:line-break/>de ses gens<text:s/>(qui auoyent Guyschard en garde) que sans aucun bruyt, ilz les(-)<text:line-break/>tranglassent la nuyct ensuyuant. Puys luy ayans tyre le cueur hors du corps<text:line-break/>le luy apportassent. Lesquelz le feirent comme il leur fut commandé. Et le<text:line-break/>lendemain le prince se feit apporter vne belle &amp; grande Couppe d'or, de(-)<text:line-break/>dans laquelle il meit le cueur de Guyschard : qu'il enuoya par vng sien ser(-)<text:line-break/>uiteur familier, à sa fille : Et luy commanda qu'il luy deist, le luy presen(-)<text:line-break/>tant, ces parolles. Ton pere t'enuoye ce present pour te consoler de la cho(-)<text:line-break/>se que plus tu aymes : Comme tu l'as consolé, de ce que plus il aymoit. Or<text:line-break/>Sigismonde, non desmeue de sa cruelle deliberacion, s'estoit faict appor(-)<text:line-break/>ter (apres le partement de son pere) des herbes &amp; racines venimeuses, qu'elle<text:line-break/>distilla,<text:s/>&amp; en feit de leau, pour la boire soudainement : si ce, dont elle doub(-)<text:line-break/>toit, aduenoit. Et quant le seruiteur du prince fut venu à elle, &amp; qu'il eut faict<text:line-break/>le present, &amp; deit les parolles qu'il auoit charge de dire, elle print la couppe<text:line-break/><text:span text:style-name="pb">[Fueil.98]</text:span><text:span text:style-name="pb"><text:line-break/></text:span>auec vng visaige asseuré, Et icelle descouuerte, tout aussi tost qu'elle veit<text:line-break/>le cueur &amp; entendit les parolles, se tint pour toute certaine que cestoit le cueur<text:line-break/>de Guyschard. Parquoy le visaige leué vers le seruiteur, elle luy deit : Il n'ap(-)<text:line-break/>partenoit certes à vng tel cueur qu'est cestuy cy vne sepulture moins digne que<text:line-break/>d'or : Enquoy mon pere a vsé tressaigement. Puys l'approchant de sa bou(-)<text:line-break/>che, &amp; le baisant, deit : I'ay en toutes choses &amp; iusques à ceste extremité de<text:line-break/>me vie, trouué tousiours l'amytié<text:s/>de mon pere tresgrande enuers moy : mais<text:line-break/>ie la congnoys maintenant plus grande que iamais : Et par ainsi tu luy ren(-)<text:line-break/>dras de ma part les dernieres graces, lesquelles ie luy doyz iamais rendre<text:line-break/>d'un si grant present. Et apres ces parolles, estant retournée sur la couppe,<text:line-break/>Laquelle elle tenoit estroictement, regardant le cueur deit ainsi. O doulx<text:line-break/>recueil de tous mes plaisirs, maulditte soit la cruaulté de celuy qui est cau(-)<text:line-break/>se que ie te voy maintenant auecques les yeulx du front : il me suffisoit as(-)<text:line-break/>sez<text:s/>de te veoir à toute heure auec ceulx de l'entendement : Tu as acheué<text:line-break/>ton cours, Et de tel que la fortune te la voulu donner tu tes depesché &amp;<text:line-break/>es venu à la fin ou chacun court : Tu as laissé les miseres &amp; trauaulx de ce<text:line-break/>monde : &amp; as eu de ton ennemy mesmes, telle sepulture que ta valeur à me(-)<text:line-break/><text:soft-page-break/>rité : Il ne te falloit plus autre chose pour auoir obseques accomplyes, sinon<text:line-break/>les lermes de celle que tu aymois tant, pendant que tu estoys en vie : Pour<text:line-break/>auoir : lesquelles nostre seigneur meit en l'entendement de mon impitoya(-)<text:line-break/>ble pere, de t'enuoyer à moy : Et certes ie te les donneray : combien que ie<text:line-break/>eusse deliberé de mourir les yeulx secz, sans verser aucunes lermes auec vng<text:line-break/>visaige asseuré &amp; non espouenté d'aucune chose. Et quant ie les t'auray don(-)<text:line-break/>nees, ie<text:s/>feray que mon ame, que tu gardas iadis tant cherement, se ioindra<text:line-break/>par ton moyen auec la tienne : Mais aussi auec quelle compaignie pourrois<text:line-break/>ie aller plus contente ou myeulx seure es lieux non congneuz, que auec elle ?<text:line-break/>Certes ie suis asseurée qu'elle est encor icy dedans : qui regarde le lieu de ses<text:line-break/>plaisirs &amp; des myens, me asseurant (comme celle qui suis certaine que elle<text:line-break/>m'ayme encores) qu'elle attend la myenne : de laquelle elle est aussi gran(-)<text:line-break/>dement aymée. Et cecy deit, commenca à verser (tout ainsi<text:s/>que si elle eust<text:line-break/>eu vne fontaine d'eau en sa teste) tant de lermes, que ce fut chose merueil(-)<text:line-break/>leuse á veoir : baisant par infinies foys le cueur mort. Ses damoyselles, qui e(-)<text:line-break/>stoient autour d'elle, n'entendoyent point quel cueur cestoit, ne que vouloient<text:line-break/>dire ces parolles : Mais vaincues de compassion, pleuroient toutes : luy de(-)<text:line-break/>mandant piteusement, l'occasion de son plorer en vain : Et se parforceoient<text:line-break/>comme myeulx elles pouuoient &amp; scauoyent, de la conforter. Laquelle a(-)<text:line-break/>pres auoir tant pleuré qu'il luy sembla assez, leua la teste : &amp; ayant essuyé<text:line-break/>ses yeulx deit. O cueur tant aymé, tout mon deuoir est acheué enuers toy :<text:line-break/>Ne me restant plus à faire autre chose sinon de venir auec mon ame faire com<text:line-break/>paignie à la tienne. Et cecy deit elle feit apporter la fiolle ou estoit leau que<text:line-break/>elle auoit faict le iour de deuant : &amp; la versa en la couppe ou estoit le cueur<text:line-break/>laué de plusieurs de ses lermes : Ayant laquelle mise en sa bouche sans aucune<text:line-break/>craincte elle la beut toute. Et quant elle l'eut beue, elle monta<text:s/>sur son lict a(-)<text:line-break/>uec la Couppe en la main : rengant le plus honnestement qu'elle sceut son<text:line-break/><text:span text:style-name="pb">[n.p.]</text:span><text:span text:style-name="pb"><text:line-break/></text:span>corps sur icelluy : Puys aprocha de son cueur, celuy de son amy mort. Ses da(-)<text:line-break/>moyselles ayans veu &amp; entendu cecy (Encor qu'elles ne sceussent quelle<text:s/>eau<text:line-break/>estoit celle qu'elle auoit beue (auoyent enuoyé dire tout cecy au prince : Le(-)<text:line-break/>quel craignant ce qui suruint, descendit incontinent en la chambre de sa fille :<text:line-break/>ou il arriua en la mesme heure qu'elle se gecta sur son lict : Et trop tard venu à<text:line-break/>son secours, Auecques doulce parolles commenca (la voyant aux termes ou<text:line-break/>elle estoit) à plourer amerement, Auquel la fille deit. Mon pere, gardez ces ler(-)<text:line-break/>mes a moins desirée fortune que ceste cy : &amp; ne les me donnez : car ie ne les<text:line-break/>desire point. Qui iamais veit homme sinon vous, pleurer de ce qu'il a voulu<text:line-break/>faire ? Mais toutesfoys s'il ya encores en vous tant soit peu de ceste amour que<text:line-break/>vous m'auez tant portée, Accordez moy pour le dernier don que ie desire de<text:line-break/>vous que puys qu'il ne vous à esté agreable, que ie<text:s/>vesquisse secrettement &amp; à<text:line-break/>cachettes auec Guyschart, Aumoins que mon corps &amp; le sien quelque part que<text:line-break/>vous l'ayez faict gecter soyent enterrez puhlicquement ensemble. Langoisse<text:line-break/>du plourer ne permeit que le prince luy respondeist aucune parolle : Et lors la<text:line-break/>dame se sentant tyrer à la fin, Estraignant &amp; serrant fort le cueur mort à son<text:line-break/>estomach, Deit : demourez auec nostre seigneur : car ie m'en voys. Et ayant les<text:line-break/>yeulx cloz &amp; perdu tout sentiment se partit de ceste dolente vie. Et ainsi eut<text:line-break/>l'amour de Guyschard &amp; Sigismonde doloreuse fin, comme vous l'auez ouy.<text:line-break/>Lesquelz le prince apres auoir fort pleuré &amp; s'estant repenty trop tard de sa<text:line-break/>cruaulté les feit enterrer tous deux honnorablement en vng mesme sepulchre :<text:line-break/>Non sans grant dueil de tous les Salernitains.</text:p>
      <text:soft-page-break/>
      <text:h text:style-name="Titre2" text:outline-level="2">(hedera) FRERE ALBERT FEIT ACROIRE<text:line-break/><text:span text:style-name="T2608">à vne femme Venicienne, que lange Gabriel estoit amoureux d'elle : Et</text:span><text:span text:style-name="T2609"><text:line-break/></text:span><text:span text:style-name="T2610">y coucha par plusieursfoys en guyse dudict Ange : Puys par craincte</text:span><text:span text:style-name="T2611"><text:line-break/></text:span><text:span text:style-name="T2612">des parens de la femme, se iecta par vne fenestre, &amp; se cacha en la</text:span><text:span text:style-name="T2613"><text:line-break/></text:span><text:span text:style-name="T2614">maison d'un pa</text:span><text:span text:style-name="T2615">oure homme, Lequel le mena le iour ensuyuant en guy(-)</text:span><text:span text:style-name="T2616"><text:line-break/></text:span><text:span text:style-name="T2617">se d'un homme sauuaige en la place sainct Marc : La ou estant recon(-)</text:span><text:span text:style-name="T2618"><text:line-break/></text:span><text:span text:style-name="T2619">gneu de ceulx de son ordre il fut mis en prison.</text:span></text:h>
      <text:h text:style-name="P2620" text:outline-level="2">Nouuelle deuxiesme.</text:h>
      <text:p text:style-name="P2621"><text:span text:style-name="T2622">L</text:span>A nouuelle racomptée par ma dame Fiammette auoit faict<text:line-break/>venir<text:s/>plusieursfoys la lerme à l'oeil à ses compaignes : Mais<text:line-break/>quant elle fut acheuée, le Roy deit auec vng visaige seuere,<text:line-break/>le penseroys auoir donné bien peu de chose ne donnant que<text:line-break/>ma vie, si iauoye receu seulement la moictié d'un tel plaisir que<text:line-break/>Sigismonde eut<text:s/>auecques Guyschart : &amp; ne se doyt aucune de<text:line-break/>vous esmerueiller de cecy. Comme ainsi soit que estant en vie ie sens à toute<text:line-break/>heure mille mortz : Ne pour icelles toutes ne m'est donné vne seulle petite par(-)<text:line-break/>tie de plaisir : Mais laissant demourer pour le present mes fortunes en leur e(-)<text:line-break/>stat, ie veulx que madame Pampinée en poursuyuant noz malheureux deuis<text:line-break/><text:span text:style-name="pb">[Fueil.99]</text:span><text:span text:style-name="pb"><text:line-break/></text:span>(semblables en partie à mes malheurs) dye la sienne apres : Laquelle si elle<text:line-break/>suyt comme a commencé Madame Fiammette, sans point de faulte, ie com(-)<text:line-break/>menceray à sentir que quelque rouzée tombera sur mon feu : Madame Pam(-)<text:line-break/>pinée, voyant que le commendement luy estoit faict, congneut plus par sa<text:line-break/>propre affection la volunté de ses compaignes, que elle ne feit celle du Roy<text:line-break/>par ses parolles. Parquoy aymant myeulx les recreer aucunement que de con(-)<text:line-break/>tenter le Roy (Fors seulement du commandement qu'il luy auoit faict) delibe(-)<text:line-break/>ra de dire vne nouuelle pour rire sans toutesfoys sortir du propos &amp; commen(-)<text:line-break/>ca ainsi</text:p>
      <text:p text:style-name="P2623">L'on dit en vng commun<text:s/>prouerbe, que le meschant prins pour vng hom(-)<text:line-break/>me de bien, faict prou de maulx &amp; si n'en croit on rien. Lequel prouerbe me<text:line-break/>donne ample matiere pour parler de ce qui m'a esté proposé, &amp; encores pour<text:line-break/>faire congnoistre quelle &amp; combien est grande l'hypocrisie des gens de re(-)<text:line-break/>ligion. Lesquelz auec leurs habitz longs &amp; larges, &amp; les visaiges artificielle(-)<text:line-break/>ment palles auec leurs parolles humbles &amp; doulces à demander le bien d'au(-)<text:line-break/>truy, &amp; tres haultaines &amp; rebarbatiues à repr(e2)dre &amp; blasmer es autres, leurs mes<text:line-break/>mes vices : &amp; aussi à force de m(o2)strer que eulx par prendre, &amp; les autres par leur<text:line-break/>donner, vont à saluacion : Et encores non comme gens qui ayent à pourchasser<text:line-break/>paradis ainsi que nous, mais quasi comme vrays possesseurs &amp; seigneurs di(-)<text:line-break/>celluy, donnent à chacun de ceulx qui meurent, le lieu le plus ou moins ex(-)<text:line-break/>cellent que bon leur semble, selon la quantité des deniers qui leur aura esté<text:line-break/>laissée par luy, Se parforceans à ce moyen de tromper premierement eulx mes(-)<text:line-break/>mes &amp; puys apres ceulx qui adioustent foy à leurs parolles, si ainsi ilz le croy(e2)t :<text:line-break/>Desquelz s'il m'estoit licite vous en faire congnoistre autant qu'il seroit con(-)<text:line-break/>uenable, ie declaireroys bien tost à plusieurs simples gens, ce qu'ilz tiennent<text:line-break/>caché soubz leurs tresgrantz habitz. Que pleust à dieu qu'il leur aduint ainsi<text:line-break/>à tous de leurs mensonges, Comme il feit à vng Cordellier non point ieune<text:line-break/>nouice : Mais de ceulx qui estoient en la plus grande reputacion des meilleu(-)<text:line-break/>res maisons de Venise. Duquel i'ay grant desir vous faire<text:s/>vng compte, pour<text:line-break/><text:soft-page-break/>recreer aucunement voz esperitz plains de compassion, A cause de la mort de<text:line-break/>Sigismonde.</text:p>
      <text:p text:style-name="p">Il y eut doncques (mes prudentes dames) en la ville de Imole vng homme<text:line-break/>de meschante &amp; malheureuse vie nommé Bertho de la masse : Les vitupera(-)<text:line-break/>bles oeuures duquel fort bien congneues des Imoloys, le conduysirent à tant<text:line-break/>qu'il n'y auoit personne à Imole qui voulsit croyre de luy non la mensonge seu<text:line-break/>lement, mais ne aussi la pure verité mesmes : Parquoy congnoissant que ses mes(-)<text:line-break/>chancetez n'auoient plus<text:s/>la de lieu, il se transporta comme desesperé à Venise,<text:line-break/>receptacle de toute ordure &amp; vilennye. Et lâ il pensa de trouuer quelque autre<text:line-break/>maniere pour excercer sa meschanceté, &amp; faire ce qu'il n'auoit peu faire ail(-)<text:line-break/>leurs. Et comme s'il luy fust suruenu quelque certain remors de conscience pour<text:line-break/>les meschancetez par luy commises au temps passé, luy faignant d'estre sur(-)<text:line-break/>prins d'une tresgrande deuocion, &amp; deuenu par dessus toute autre personne<text:line-break/>catholicq, s'en alla rendre cordelier : se nommant frere Albert de<text:s/>Imole. Et<text:line-break/>commenca de faire en cest habit par semblans vne vie austere, &amp; à louer gran(-)<text:line-break/>dement la penitence &amp; l'abstinence : Ne iamais ne mengeoit chair, n'y ne<text:line-break/><text:span text:style-name="pb">[n.p.]</text:span><text:span text:style-name="pb"><text:line-break/></text:span>bu(-)uoit vin, aumoins quant il n'en n'auoit point qui luy veint à goust : tellement<text:line-break/>que auant que personne apeyne s'en apperceust, il deuint d'un larron ruffien,<text:line-break/>Faulsaire &amp; meurtrier (qu'il estoit) vng gr(a2)t prescheur : sans qu'il eust pourtant<text:line-break/>hab(a2)donné les vices dessusdictes quant secrettement il eust peu les mectre à ex(-)<text:line-break/>ecution. Et oultre ce, s'estant faict prebstre, quant il estoit à lautel &amp; celebroit la<text:line-break/>messe, s'il estoit veu de plusieurs il pleuroit tousiours la passion de nostre sei(-)<text:line-break/>gneur (comme celuy à qui les lermes coustoient bien peu quant il vouloit) de<text:line-break/>sorte que en brief temps il sceut, &amp; par ses predications &amp; par ses lermes apaster<text:line-break/>les Veniciens de telle sorte qu'on le faisoit executeur quasi de tous les testamens<text:line-break/>qui s'y faisoient : &amp; qui pis est, depositaire &amp; gardien de l'argent de plusieurs :<text:line-break/>Deuenant<text:s/>confesseur &amp; conseilleur quasi de la plusgrand partie des hommes<text:line-break/>&amp; des femmes. Et en faisant ainsi le loup deuint Berger, tellement que la re(-)<text:line-break/>nommée de sa saincteté estoit trop plus grande en ces quartiers lá, que ne fut<text:line-break/>iamais celle de sainct Francoys<text:s/>d'assise. Or adueint il que vne ieune dame quel(-)<text:line-break/>que peu sotte &amp; nyaise, qui se nommoit madame Lisette de Caquirin femme<text:line-break/>d'un riche marchant qui s'en estoit allé auecques aucunes galleres en Flandres<text:line-break/>s'en alla auec quelques autres femmes pour se confesser à ce sainct beaupere :<text:line-break/>Laquelle estant à ses piedz, comme celle qui estoit Venicienne, &amp; les Veniciens<text:line-break/>tous presumptueux, glorieux, &amp; legiers (comme leurs petites Goudolles) dit au<text:line-break/>beaupere partye de ses pechez. A laquelle, frere Albert demanda si elle auoit<text:line-break/>point d'amy par amours. Auquel elle respondit auec vng mauuais visaige : Com<text:line-break/>ment monsieur le beaupere n'auez vous point d'yeulx en la teste ? Mes beaultez<text:line-break/>vous sembl(e2)t elles estre faictes c(o2)me celles des autres ? i'auroye trop d'amoureux<text:line-break/>si i'en voulloye : mais elles ne sont po(i2)t pour se deuoir laisser aymer de cestuy cy<text:line-break/>ne de cestuy la. C(o2)bien en voyez vous de qui les beaultez soi(e2)t telles comme les<text:line-break/>myennes : qui seroye assez belle pour le paradis ? Et oultre ce elle deit tant de<text:line-break/>choses sur ceste sienne beaulté, que cestoit fascherie de l'ouyr. Frere Albert con(-)<text:line-break/>gneut incontinent que ceste dame auoit vng peu le cerueau creux : Et faisant<text:line-break/>son compte que cestoit vng vray gibier pour son oyseau, il en deuint soudai(-)<text:line-break/>nement amoureux oultre mesure. Mais il remeit à l'appriuoiser à vng autre<text:line-break/>temps plus commode : Et toutesfoys pour se monstrer celle foys sainct homme<text:line-break/>il c(o2)menca à la vouloir reprendre, &amp; luy dire, que cela estoit vaine gloire, &amp; au(-)<text:line-break/>tres siennes follies. Parquoy la dame<text:s/>luy deit, qu'il estoit vne grand beste, &amp;<text:line-break/><text:soft-page-break/>&amp; qu'il ne c(o2)gnoissoit point quelle differance il y auoit d'une beaulté à autre : au<text:line-break/>moyen dequoy frere Albert (ne la voulanttrop courrousser) l'en laissa aller auec<text:line-break/>les autres femmes apres que sa confession fut acheuée. Et quelques iours apres,<text:line-break/>luy ayant prins vng sien compaignon fidelle, s'en alla en la maison de ma dame<text:line-break/>Lisette : la ou il se tira si appart en vng coing de salle auec elle, qu'il ne pouuoit<text:line-break/>estre veu de personne : &amp; lors il se gecta à genoulx,<text:s/>&amp; luy deit, Ma dame, ie vous<text:line-break/>prie pour l'h(o2)neur de dieu que vous me pardonniez ce que ie vous dey diman(-)<text:line-break/>che dernier, quant vous vous c(o2)fessastes à moy : par ce que la nuict ensuyu(a2)t i'en<text:line-break/>fuz chastié si cruellement, que ie ne me suis iamais peu<text:s/>leuer du lict iusques au<text:line-break/>iourdhuy. Deit lors ma dame la sotte, Et qui vous chastia ainsi ? Ie vous le diray,<text:line-break/>deit frere Albert, Estant ceste nuict lá en deuocion (comme i'ay tousiours acou(-)<text:line-break/>stumé d'estre) ie vey soudainement en ma cellule vne grande spl(e2)deur, &amp; ne me<text:line-break/><text:span text:style-name="pb">[Fueil.100]</text:span><text:span text:style-name="pb"><text:line-break/></text:span>sceu iamais si tost retourner pour veoir ce que c'estoit, que ie vey sur moy vng<text:line-break/>tresbeau ieune garcon, auec vng groz baston en la main : lequel me print par<text:line-break/>mon capuchon, &amp; me gecta à ses piedz, &amp; me d(o2)na tant de coups qu'il me frois(-)<text:line-break/>sa tout. Auquel ie demanday apres, pourquoy il m'auoit ainsi battu. Pour ce (re(-)<text:line-break/>spondit il) que tu presumas ces iours passez de repr(e2)dre les beaultez celestes de<text:line-break/>ma dame Lisette : laquelle i'ayme (apres dieu) sur toute chose : &amp;<text:s/>à lors ie luy de(-)<text:line-break/>manday. Et qui estes vous ? A quoy il respondit, qu'il estoit lange Gabriel. O mon<text:line-break/>seigneur, dis ie, ie vous prie que vous me pard(o2)niez. Et à lors il deit, Et ie te par(-)<text:line-break/>donne, à la charge que tu t'en iras vers elle le plus tost qu'il te sera possible : &amp; fay<text:line-break/>tant qu'elle te pardonne : ou s'il ne luy plaist te pardonner, ie reuiendray, &amp; t'en<text:line-break/>d(o2)neray tant, que ie te feray malheureux tout le temps de ta vie. Ce qu'il me deit<text:line-break/>apres cela, ie ne l'ose dire, si vous ne me pardonnez premierement. Ma dame, la<text:line-break/>coucourde euentée qui estoit vng peu doulce de sel, se resiouyssoit toute d'ouyr<text:line-break/>ces parolles : les croyant toutes pour plus que veritables. Et quelque peu de temps<text:line-break/>apres elle deit. Ie vous le disoye bien frere Albert, que mes beaultez estoient ce(-)<text:line-break/>lestes : mais (dieu me soit en ayde) iay regret de vostre mal : &amp; iusques à present,<text:line-break/>affin qu'il ne vous en soit plus faict, ie vous pard(o2)ne, par vng tel cy, que vous me<text:line-break/>direz ce que l'ange vous deit apres. Frere Albert respondit : Ma<text:s/>dame, puis que<text:line-break/>vous m'auez pardonné ie le vous diray voulentiers : mais souuienne vous d'une<text:line-break/>chose, cest, que quelque chose que ie vous die, vous vous gardiez bien de le dire<text:line-break/>à personne qui soit en ce monde, si vous ne voulez gaster tout vostre faict : car<text:line-break/>vous estes la plus heureuse femme qui soit au monde. Cest ange Gabriel me deit<text:line-break/>que ie vous deisse, que vous estes tant en sa grace, qu'il feust plusieursfoys venu<text:line-break/>coucher la nuict auec vous, n'eust esté la craincte de vous faire peur : maintenant<text:line-break/>il vous<text:s/>enuoye dire par moy, qu'il vous veult venir veoir vne nuict : &amp; demourer<text:line-break/>auec vous vne espace de temps. Et pource qu'il est ange &amp; que s'il venoit en celle<text:line-break/>forme vous ne le pourriez toucher, Il dit, (q2) pour vous d(o2)ner plaisir il veult venir<text:line-break/>en forme<text:s/>d'h(o2)me. Parquoy il m'a donné charge de scauoir de vous, qu(a2)t il vous<text:line-break/>plaira qu'il vienne, &amp; en la forme de qui : &amp; il n'y fauldra : dont vous vous pouez<text:line-break/>reputer la plus heureuse femme qui viue. Madame la badaulde deit alors, quelle<text:line-break/>estoit bien ayse de ce que lange Gabriel l'aymoit, Parce que aussi l'aymoit elle<text:line-break/>bien : ne iamais ne le voyoit point en quelque lieu que ce fust, qu'elle n'alumast<text:line-break/>vne chandelle d'un tournoys deu(a2)t luy : &amp; que à toute heure qu'il luy plairoit ve(-)<text:line-break/>nir il seroit le bien<text:s/>venu : car il la trouueroit toute seule en sa chambre : mais ce se(-)<text:line-break/>roit par telle conuenance, qu'il ne la laisseroit point pour la vierge Marie, par ce<text:line-break/>qu'on luy auoit dit qu'il luy portoit grande amytié : &amp; aussi qu'il luy sembloit que<text:line-break/>par tous les lieux ou elle le voyoit, il estoit tousiours à genoulx deuant elle, se re(-)<text:line-break/><text:soft-page-break/>mett(a2)t au demeur(a2)t à luy, de venir en telle forme qu'il vouldroit, pourueu qu'elle<text:line-break/>n'eust point de peur. A lors frere Albert deit, Ma dame, vous parlez tres saige(-)<text:line-break/>ment, &amp; me<text:s/>laissez faire, car ie donneray bien ordre auecques luy, à tout ce que<text:line-break/>vous dictes mais vous me pouuez faire vne grande grace, &amp; si ne vous coustera<text:line-break/>riens. Et la grace que ie vous demande est, qu'il vous plaise seulem(e2)t qu'il viegne<text:line-break/>auec ce mien corps.<text:s/>Et escoutez quelle grace vous me ferez : Il me tirera lame du<text:line-break/>corps, &amp; la mettra en paradis, &amp; entrera par vng mesme moyen dedans mon<text:line-break/>corps : &amp; par ainsi tout autant qu'il demeurera auecques vous, autant sera mon<text:line-break/><text:span text:style-name="pb">[n.p.]</text:span><text:span text:style-name="pb"><text:line-break/></text:span>ame en paradis. A lors deit ma dame peu fille, Il me plaist tresbien : affin que ou<text:line-break/>lieu des bast(o2)nades, qu'il vous donna pour l'amour de moy, vous ayez au moins<text:line-break/>en recompence ceste c(o2)solation. A lors deit frere Albert, Vous donnerez donc(-)<text:line-break/>ques ordre qu'il treuue ceste nuict la porte de vostre maison de telle sorte, qu'il<text:line-break/>puisse entrer ceans : par ce que venant en corps humain comme il viendra, il n'y<text:line-break/>pourroit entrer sinon par lhuis. La dame resp(o2)dit que cela seroit faict. Frere Al(-)<text:line-break/>bert s'en partit d'auec elle, la laissant lá, auecques si grande resiouyssance, que la<text:line-break/>chemise ne luy touchoit au cul : luy est(a2)t aduis que le temps dureroit mil ans au(a2)t<text:line-break/>que l'ange Gabriel vint à elle. Frere Albert donc(q2)s considerant qu'il deuoit estre<text:line-break/>celle nuict cheualier, &amp; non ange, commenca à se renforcer auec c(o2)fitures &amp; au(-)<text:line-break/>tres bonnes choses, affin qu'il ne fust aisement desarsonné. Puis ayant eu licence,<text:line-break/>s'en alla incontinent qu'il fut nuict auec vng sien c(o2)paignon, en la maison d'une<text:line-break/>sienne amye, ou il auoit autresfois<text:s/>acoustumé s'aller refreschir quant il alloit cou(-)<text:line-break/>rir les iumentz, &amp; de la s'en alla (quant il luy sembla estre temps) transformé en<text:line-break/>la maison de la dame. Estant entré en laquelle, il se desguisa en ange, auec des ha(-)<text:line-break/>billemens qu'il auoit porté : &amp; estant monté en hault entra en la chambre de la<text:line-break/>dame. Laquelle tout aussi tost qu'elle veit ceste chose ainsi blanche, se agenoilla<text:line-break/>deuant luy. Et l'ange luy donna sa benedicti(o2), &amp; la leua debout : luy faisant signe<text:line-break/>qu'elle s'en allast dedans le lict. Ce<text:s/>qu'elle desirant d'obeyr, feit incontinent. Et<text:line-break/>l'ange ne faillit aussi tost de se coucher aupres. Frere Albert estoit bel homme, &amp;<text:line-break/>robuste, &amp; soustenoit tresbien sa personne sur ses iambes. Au moyen dequoy se<text:line-break/>voyant auecques ceste ma dame Lisette, qui estoit fresche &amp; delicate, luy faisant<text:line-break/>autrement le ieu que ne faisoit son mary, vola sur son corps plusieurs fois sans<text:line-break/>aesles, dont elle se tint merueilleusement pour contente : &amp; si luy deit dauantaige<text:line-break/>plusieurs choses de la gloire celestielle. Puis quant le iour s'approcha, ayant don(-)<text:line-break/>né bon ordre à son retour, il sortir dehors auec son equippaige : &amp; s'en retourna<text:line-break/>vers son compaignon : auquel la bonne vieille du logis auoit faict toute la nuict<text:line-break/>amoureuse compaignie, affin qu'il n'eust point de peur s'il<text:s/>eust couché seul. Ma<text:line-break/>dame Lisette tout aussi tost qu'elle eut disné, ayant prins sa chambriere, s'en alla<text:line-break/>vers frere Albert, &amp; luy deit des nouuelles de l'(a2)ge Gabriel : &amp; ce qu'elle luy auoit<text:line-break/>ouy dire de la gloire de la vie eternelle, &amp; comme il estoit<text:s/>faict, adioust(a2)t oultre<text:line-break/>cecy de merueilleuses fables. A qui frere Albert deit, Ma dame, ie ne scay com(-)<text:line-break/>ment vous vous estes trouuée auecques luy : mais ie scay bien que ceste nuict,<text:line-break/>quant il est venu à moy, &amp; que ie luy ay eu faict vostre ambassade,<text:s/>il à emporté<text:line-break/>soudainement mon ame entre tant de fleurs, &amp; tant de roses, qu'on n'en veit ia(-)<text:line-break/>mais autant par deca, &amp; ay demeuré en vng des plus delectables lieux qui fut ia(-)<text:line-break/>mais iusques à ce matin : mais de vous dire que deuint mon corps, ie vous asseure<text:line-break/>que ie n'en scay ri(e2). Ne vous dy ie pas (deit la dame) que vostre corps à esté tou(-)<text:line-break/>te nuict entre mes braz auec l'ange Gabriel : &amp; si vous ne m'en voulez croire, re(-)<text:line-break/>gardez vous soubz le tetin gauche, ou i'ay donné vng tel &amp; si gr(a2)d baiser à<text:s/>l'an(-)<text:line-break/>ge, que la marque y paroistra plusieurs iours. Ie feray doncques vne chose (deit<text:line-break/><text:soft-page-break/>lors frere'Albert) que ie ne feiz long temps à : car ie me despouilleray, pour veoir<text:line-break/>si ce que vous dictes est vray. Et apres auoir longuement causé, la dame s'en re(-)<text:line-break/>tourna en son logis, vers laquelle frere Albert alla depuis plusieurs fois, tousiours<text:line-break/>en forme d'ange, sans aucun empeschement. Toutesfois il aduint vng iour que<text:line-break/><text:span text:style-name="pb">[Fueil.101]</text:span><text:span text:style-name="pb"><text:line-break/></text:span>est(a2)t ma dame Lisette auec vne si(e2)ne c(o2)mere deuisantz des beaultez des f(e2)mes,<text:line-break/>elle pour mettre en auant la si(e2)ne, par dessus toute autre deit, c(o2)me celle qui auoit<text:line-break/>peu de sel en sa caboche, Si vous scauiez à qui ma beaulté plaist, s(a2)s point de faul<text:line-break/>te vous ne parleriez point des autres. La c(o2)mere qui bien la c(o2)gnoissoit, desirant<text:line-break/>de scauoir ce qu'elle vouloit dire, luy deit, Ma commere, il est bien possible que ce<text:line-break/>que vous dictes soit vray : mais si on ne scet qui est cestuy la, vne autre que moy<text:line-break/>le pourra mal aysement croyre. A lors la dame (qui n'estoit pas des plus fines de<text:line-break/>ce monde) deit, Commere, il est vray qu'il ne se deuroit nommer : mais celuy que<text:line-break/>ie veulx entendre est l'ange Gabriel : lequel m'ayme plus que soymesmes (com(-)<text:line-break/>me la pl(us) belle femme qui soit au m(o2)de, ou au royaume de Logres) à ce qu'il m'a<text:line-break/>dit. La commere eut lors grande voulenté de rire : toutesfois elle s'en retint pour<text:line-break/>la faire parler d'auantaige : &amp; luy deit, En bonnefoy (ma commere) si l'ange Ga(-)<text:line-break/>briel est celuy que vous voulez dire, &amp; il vous ayt dit cela, il fault<text:s/>bi(e2) croyre qu'il<text:line-break/>soit ainsi. Mais ie ne croyois pas que les anges feissent telles choses, deit la dame,<text:line-break/>Commere vous errez, en bonne foy il le faict mieulx que m(o2) mary : &amp; si me dict<text:line-break/>qu'on le faict aussi bien la hault que icy bas : mais pour ce que ie luy semble plus<text:line-break/>belle que nulle autre qui soit au ciel, il est amoureux de moy, &amp; y vient coucher<text:line-break/>bien souuent : l'entendez vous maintenant commere ? Si sembla bi(e2) à la comme(-)<text:line-break/>re, quant elle fut partie d'auec ma dame Lisette, que le temps luy durast<text:s/>mil ans,<text:line-break/>qu'elle n'estoit en quelque lieu ou elle peust rire son saoul de tout cecy. Et se trou(-)<text:line-break/>uant vng iour en vnes nopces, auec vne grosse compaignie de femmes, elle leur<text:line-break/>compta de bout en bout tout ce beau compte. Ces femmes le deirent à leurs ma(-)<text:line-break/>riz, &amp; à d'autres femmes, &amp; ceulx lá à plusieurs autres. Et ainsi en moins de deux<text:line-break/>iours Venise en fut toute abreuée. Mais entre les autres à qui ces nouuelles vin(-)<text:line-break/>dr(e2)t aux oreilles, ce fut aux beaulx freres d'elle. Lesquelz sans en dire mot à per(-)<text:line-break/>sonne se meirent en l'entendement de trouuer cest ange, pour scauoir s'il scauoit<text:line-break/>voler : &amp; de faict ilz y feir(e2)t le guet plusieurs nuictz. A duint que de ce beau faict<text:line-break/>frere Albert en sentit quelque vent. Lequel estant vne nuict allé veoir la dame<text:line-break/>pour la reprendre de sa sottise, ne s'estoit à peine despouillé, que les beaulx freres<text:line-break/>d'elle qui l'auoient veu entrer, furent à lhuys de sa chambre pour l'ouurir. Ce que<text:line-break/>sentant frere Albert, &amp; ayant aduisé que cestoit, il se leua icontinent : &amp; n'ayant<text:line-break/>autre reffuge, ouurit vne fenestre qui respondoit sur le grand canal, &amp; se gecta<text:line-break/>dedans l'eaue, le fons estoit profond, &amp; luy scauoit bien naiger, parquoy il ne se<text:line-break/>feit point de mal. Et nageant de l'autre part du canal, se meit soudainement en<text:line-break/>vne maison qu'il trouua ouuerte : priant vng bon homme qui estoit dedans, que<text:line-break/>pour l'h(o2)neur de dieu il luy sauluast la vie, luy disant mille follies (comme il sca(-)<text:line-break/>uoit bien dire) pourquoy il estoit arriué ainsi nud à celle heure. Le bon homme<text:line-break/>meu de pitié, le meit<text:s/>en son lict, &amp; s'en voulant aller faire ses besongnes, luy deit,<text:line-break/>qu'il demourast lá, iusques à ce qu'il reuiendroit. Puis l'ayant enfermé dedans la<text:line-break/>maison, s'en alla faire ce qu'il auoit à faire. Les beaulx freres de la dame quant ilz<text:line-break/>furent entrez en la<text:s/>chambre, trouuerent (q2) l'ange Gabriel ayant laissé la ses aesles,<text:line-break/>s'en estoit volé. Dont se voyans ainsi mocquez deirent mille iniures à la dame, &amp;<text:line-break/>à la fin la laisserent toute desconfortée, &amp; s'en retourner(e2)t en leurs maisons, auec<text:line-break/>les hardes, &amp; tout<text:s/>l'equippaige de l'ange Gabriel. Durant ces entrefaictes le iour<text:line-break/>deuint grand, &amp; le bon homme ouyt dire en la place de Realte, comment l'ange<text:line-break/><text:soft-page-break/><text:span text:style-name="pb">[n.p.]</text:span><text:span text:style-name="pb"><text:line-break/></text:span>Gabriel auoit esté coucher celle nuict, auec madame Lisette : Et que y ayant esté<text:line-break/>trouué par ses beaulx freres il s'estoit iecte de peur dedans le grand Canal : &amp; ne<text:line-break/>scauoit lon qu'il estoit deuenu. Parquoy il va incontinent penser que celuy qui<text:line-break/>estoit en sa maison, deuoit estre cest ange. Dont est(a2)t retourné vers luy, &amp; l'ayant<text:line-break/>recongneu apres plusieurs parolles, il feit de sorte qu'il se feit apporter cinquan(-)<text:line-break/>te ducatz, si l'autre ne vouloit qu'il le deist aux beaulx freres de la dame. Apres<text:line-break/>cecy desirant frere Albert de sortir de lá, le bon homme luy deit, il n'y a point<text:line-break/>de moyen que vous puissiez sortir, si ce n'est par vng que ie vous diray. Nous fai(-)<text:line-break/>sons au iourdhuy vne feste, en laquelle chascun qui veult peult mener vng hom<text:line-break/>me soit en guyse d'ours ou homme sauuaige ou quelque autre chose que ce soit.<text:line-break/>Et se faict en la place de sainct Marc<text:s/>vne chasse, laquelle acheuée la feste est fi(-)<text:line-break/>nie, &amp; puys chascun s'en va auecques ce qu'il à mene, ou il luy plaist. Si vous vou(-)<text:line-break/>lez doncques, auant qu'on puisse espier que vous soyez ceans, que ie vous meyne<text:line-break/>en quelqu'une de ces facons, ie vous pourray mener la ou vous vouldrez. Au(-)<text:line-break/>trement ie ne voy point que vous puissiez sortir sans estre congneu : car il vous<text:line-break/>fault entendre, que les beaulx freres d'elle pensans que vous estes en quelque<text:line-break/>lieu ceans, ont mis guet par tout pour vous empoigner. Or<text:s/>iacoit ce qu'il feist<text:line-break/>bien mal à frere Albert d'aller en ceste guise, toutesfois pour la peur qu'il auoit<text:line-break/>des parens de la dame, il si accorda à la fin : Et deit à cestuy cy ou il vouloit estre<text:line-break/>mené. Et qu'il estoit content qu'il le desguisast comme il vouldroit. Cestuy<text:line-break/>cy le oignit tout de miel, &amp; le couurit de duuet : puis luy meit vne chaine au col,<text:line-break/>&amp; vng masque au visaige, &amp; luy donna vng gros baston en vne main, &amp; deux<text:line-break/>grans matins en l'autre qu'il auoit amenez de la boucherie. Apres il enuoya vng<text:line-break/>homme en Realte pour faire assauoir à son de trompe qui vouldroit veoir l'ange<text:line-break/>Gabriel, qu'il se trouuast en la place de sainct (Marc. Et cecy fut vne loyaulté Ve<text:line-break/>nicienne,) Quoy faict, il sortit peu apres de la maison le faisant marcher deuant<text:line-break/>soy, &amp; s'en allant ainsi, &amp; le tenant par derriere par le bout de la chaine (non<text:line-break/>sans grant rumeur de plusieurs qui disoient, Que est cela ? que est cela ?) le mena<text:line-break/>en la place sainct Marc : ou se trouua vne infinité de peuple, tant de ceulx qui le<text:line-break/>suyuoient comme de ceulx qui auoient ouy le cry en Realte : qui y estoient ve(-)<text:line-break/>nuz. Quant cestuy cy fut arriué en la place, il vous attacha son homme sauuaige<text:line-break/>à vng pillier en lieu hault &amp; esleué, faisant semblant d'attendre l'heure que la<text:line-break/>chasse se feroit. Auquel les mouches<text:s/>&amp; les taons (pource qu'il estoit oint de miel)<text:line-break/>faisoient tresgrand ennuy : mais quant cest homme de bien Venicien veit que<text:line-break/>la place estoit fort pleine de gens, faignant de vouloir deschainer son homme<text:line-break/>sauuaige, osta le masque à frere Albert, en disant : Messieurs, puis que le sanglier<text:line-break/>ne vi(e2)t à la chasse, au moyen dequoy elle ne se faict point, ie veux (a fin que vous<text:line-break/>nayez perdu vostre t(e2)ps d'estre venu icy) que vous voyez l'ange Gabriel : qui de(-)<text:line-break/>scend du ciel en terre, pour c(o2)soler la nuict les dames Venici(e2)nes. Tout aussi tost<text:line-break/>(q2) le masque fut osté, frere Albert fut incontin(e2)t c(o2)gneu d'un chascun. Et le bruict<text:line-break/>se leua gr(a2)t : &amp; luy fur(e2)t dictes par tout le m(o2)de qui estoit lá, les pl(us) vituperables pa<text:line-break/>rolles, &amp; les plus gr(a2)des iniures qui fur(e2)t oncques dictes à mesch(a2)te personne. Et<text:line-break/>oultre ce l'un luy iettoit vne ordure au visaige, &amp; l'autre vne autre. Et le tindr(e2)t en<text:line-break/>cestesorte vng bien gr(a2)d espace de t(e2)ps : iusques à ce que les nouuelles en vindr(e2)t<text:line-break/>en son couuent. Au moyen de quoy six religieux vindrent lá, qui luy getterent<text:line-break/><text:span text:style-name="pb">[Fueil.102]</text:span><text:span text:style-name="pb"><text:line-break/></text:span>vng habit sur son doz. Et apres l'auoir deschayne, le menerent non sans grande<text:line-break/>rumeur du peuple a leur queue, en leur maison : ou l'ayans mis en prison, lon pre(-)<text:line-break/><text:soft-page-break/>sume que apres luy auoir faict endurer vne miserable vie, il mourut. Et ainsi<text:line-break/>cestuy cy estant reputé homme de bien, &amp; faisant mal sans qu'on le creust, osa<text:line-break/>bien se faire lange Gabriel : Et de cecy transformé en homme sauuaige il en fut<text:line-break/>finablem(e2)t vituperé, c(o2)me il l'auoit merité : &amp; sans auc(u2) proffit ploura les pechez<text:line-break/>qu'il auoit commis. Plaise à dieu qu'il en puisse ainsi aduenir à tous les autres.</text:p>
      <text:h text:style-name="Titre2" text:outline-level="2">(hedera) TROIS IEVNES HOMMES AYMANTZ<text:line-break/><text:span text:style-name="T2624">trois seurs s'en fuyrent en Candie : Laisnée desquelles tu</text:span><text:span text:style-name="T2625">a par ialousie son a(-)</text:span><text:span text:style-name="T2626"><text:line-break/></text:span><text:span text:style-name="T2627">my. A laquelle la seconde faisant plaisir au duc dudict Candié saulua la uie :</text:span><text:span text:style-name="T2628"><text:line-break/></text:span><text:span text:style-name="T2629">Puys l'amy d'icelle seconde la tua &amp; s'enfuyt auecques laisnée : et de sa mort</text:span><text:span text:style-name="T2630"><text:line-break/></text:span><text:span text:style-name="T2631">furent chargez le troisiesme amoureux auec la troisiesme seur : Parquoy</text:span><text:span text:style-name="T2632"><text:line-break/></text:span><text:span text:style-name="T2633">es</text:span><text:span text:style-name="T2634">tans prins prisonniers le confesserent. Et craignans de mourir gaignerent</text:span><text:span text:style-name="T2635"><text:line-break/></text:span><text:span text:style-name="T2636">auec argent ceulx qui les gardoient : puis s'enfuyrent à Rhoddes, ou ilz mou(-)</text:span><text:span text:style-name="T2637"><text:line-break/></text:span><text:span text:style-name="T2638">rurent en paoureté.</text:span></text:h>
      <text:h text:style-name="P2639" text:outline-level="2">Nouuelle troisiesme.</text:h>
      <text:p text:style-name="P2640"><text:span text:style-name="T2641">Q</text:span>Vand le roy entouy que madame Pampinée auoit acheué son<text:line-break/>compte, il demeura vng peu pensif sans dire mot : Et apres luy<text:line-break/>deit. Il y a eu quelque peu de bon &amp; qui m'a pleu vers la fin de<text:line-break/>vostre nouuelle : mais au c(o2)mencement il y a trop plus de quoy<text:line-break/>rire, ce (q2) i'eussevoulu bi(e2)n y estre point. Puis se tourna vers ma(-)<text:line-break/>dame Laurette &amp; luy deit. Madame dictes en vne meilleure s'il<text:line-break/>est possible. Et elle en soubzriant deit au roy. Vous estes trop cruel enuers les a(-)<text:line-break/>moureux, s'il est ainsi que vous leurs souhaittiez mauuaise fin : Toutesfoys pour<text:line-break/>vous obeyr i'en<text:s/>compteray vne de trois qui la feirent tous esgallement mauuai(-)<text:line-break/>se, ayans bien peu iouy de leurs amours, Et cecy dit commenca ainsi.<text:line-break/>Tout vice (mes ieunes dames) redonde (comme vous pouuez congnoistre<text:line-break/>appertement) au tresgrant ennny &amp; fascherie de celuy<text:s/>qui en vse, &amp; encores<text:line-break/>plusieursfoys d'aultruy. Et entre autres le vice qui plus nous transporte à bride<text:line-break/>abbatue dedans les d(a2)giers &amp; perilz il me semble que cest celuy de la colere : qui<text:line-break/>n'est autre chose que vne soudaine &amp; inconsiderée emotion, meue de<text:s/>quelque<text:line-break/>iniure receue : laquelle ayant chassé toute raison, &amp; obffusqué de tenebres les<text:line-break/>yeulx de l'entendem(e2)t, embrase nostre cueur de tresardente fureur. Et combien<text:line-break/>que cecy aduienne souuent aux hommes &amp; plus aux vngs qu'aux autres : neant(-)<text:line-break/>moins on<text:s/>la veu aduenir aux femmes auec plus grant dommaige, par ce qu'il<text:line-break/>s'alume plus soudainement en elles, &amp; y brusle auec vne flambe plus claire : les es(-)<text:line-break/>mouuant auec moins de consideration, Dont il ne se fault esmerueiller. Par ce<text:line-break/>que si nous y voulons bien regarder, nous verrons que le feu se prent de sa natu(-)<text:line-break/>re plustost aux choses tendres &amp; legeres, qu'il ne faict à celles qui sont dures &amp;<text:line-break/>pesantes : Et nous autres femmes sommes (n'en desplaise aux hommes) plus de(-)<text:line-break/>licates qu'ilz ne sont, &amp; beaucoup<text:s/>plus mobiles. Parquoy voyant que nous som<text:line-break/>mes naturellement inclines a cecy, considerant aussi combien nostre doulceur<text:line-break/><text:span text:style-name="pb">[n.p.]</text:span><text:span text:style-name="pb"><text:line-break/></text:span>&amp;<text:s/>benignité est de grant plaisir &amp; contentement aux h(o2)mes, auec lesquelz nous<text:line-break/>auons à viure, &amp; en semblable, que l'ire &amp; la fureur est pleine d'ennuy &amp; de dan<text:line-break/>ger, ie veulx (affin que nous soyons plus magnanimes de courage pour nous gar<text:line-break/>der d'icelle ire)<text:s/>vous monstrer par ceste mienne nouuelle comment l'amytié de<text:line-break/>trois ieunes hommes &amp; d'autant de femmes, est deuenue de heureuse malheu(-)<text:line-break/>reuse par la colere d'une d'entre elles comme i'ay dit cy dessus.</text:p>
      <text:soft-page-break/>
      <text:p text:style-name="p">Marseille (comme vous scauez) est en Prouence, assise sur la mer, &amp; est vne ci(-)<text:line-break/>té antique &amp; tresnoble qui à esté autresfois plus habitée de tresriches gens &amp;<text:line-break/>grans marchans qu'elle n'est auiourdhuy : entre lesquelz y eut vng nommé Nar(-)<text:line-break/>nald Cluade, homme de basse condicion : mais plein de foy, &amp; loyal<text:s/>marchant,<text:line-break/>riche sans fin, en heritaiges &amp; argent comptant : lequel auoit eu plusieurs enfans<text:line-break/>de sa femme, d(o2)t il auoit trois filles, plus aagees que les masles, desquelles les deux<text:line-break/>qui estoient iumelles auoient quinze ans &amp; la troisiesme quatorze. N'attendantz<text:line-break/>leurs parens autre chose pour les marier, que le retour de leur pere qui s'en estoit<text:line-break/>allé auec sa march(a2)dise en Espaigne, l'une des deux (p2)mieres se n(o2)moit Nynette<text:line-break/>&amp; l'autre Magdaleine, &amp; la troisiesme Bertelle. De Nynette estoit amoureux (le<text:line-break/>plus qu'il estoit possible) vng ieune gentil h(o2)me (iacoit ce qu'il fust paouure) n(o2)(-)<text:line-break/>me Restaignon, &amp; la fille pareillement de luy. Lesquelz auoient si bien sceu fai(-)<text:line-break/>re leur cas, que sans le sceu de personne ilz ioyssoient de leurs amours, &amp;<text:s/>desia<text:line-break/>en auoient longuement iouy, quant il aduint, que deux ieunes compaignons,<text:line-break/>dont l'un se n(o2)moit Folque, &amp; l'autre Huguet (lesquelz estoient demourez gran<text:line-break/>dement riches apres la mort de leur pere) Deuindrent amoureux, l'un de Magda<text:line-break/>leine, &amp; l'autre de Bertelle. Dequoy s'estant apperceu Restaignon, par ce que luy<text:line-break/>en auoit faict veoir Nynette sa mye, il pensa de se releuer de paouureté par le<text:line-break/>moyen de ceulx cy. Et ayant prins familiarité auec eulx, les acompaignoit, ores<text:line-break/>l'un &amp; tantost l'autre, &amp; quelque fois tous deux ensemble, pour aller veoir leurs<text:line-break/>amyes, &amp; la sienne. Et quant il luy sembla quil fut assez priué, &amp; amy deulx, les<text:line-break/>ayant inuité vng iour en sa maison, il leur deit. Mes amys la frequentacion d'en(-)<text:line-break/>tre nous vous peult assez rendre certains, combien est gr(a2)de l'amytié que ie vous<text:line-break/>porte, &amp; que ie feroye pour vous ce que ie vouldroye faire pour moymesmes. Et<text:line-break/>pource que ie vous ayme grandement, ie delibere de vous faire entendre ce qui<text:line-break/>m'est tumbé en l'entendement. Et apres nous prendrons,<text:s/>par ensemble telle re(-)<text:line-break/>solucion qu'il vous semblera pour le mieulx. Si voz parolles ne sont mensongie(-)<text:line-break/>res, &amp; encor à ce que i'en ay peu comprendre par voz actes, tant de nuict que de<text:line-break/>iour. Vous bruslez, &amp; vous consommez pour l'amour des deux ieunes filles que<text:line-break/>vous aymez, &amp; moy pour la troisiesme leur seur. Auquel feu (si vous voulez vous<text:line-break/>condescendre à faire ce que ie vous diray) ie me faiz bien fort de trouuer vng re<text:line-break/>mede pour l'estaindre qui sera gracieux &amp; plaisant, &amp; sera cestuy cy. Vous estes<text:line-break/>tous<text:s/>deux tresriches, ce que ie ne suis pas : mais si vous voulez assembler vostre<text:line-break/>bien en vng, &amp; me faire participant de la troisiesme partie, &amp; deliberer en quel<text:line-break/>endroict du monde nous voulons aller viure en plaisir auec ce bien, ie me faiz<text:line-break/>fort que les trois seurs auecques grande partie du bien du pere, sen viendront a(-)<text:line-break/>uecques nous, la ou nous les vouldrons mener. Et la nous pourr(o2)s viure chascun<text:line-break/>auec la si(e2)ne, comnie trois freres, les plus cont(e2)tes personnes qui soient au mon(-)<text:line-break/>de. Cest à vous<text:s/>maintenant à regarder de vous vouloir consoler de cecy ou de le<text:line-break/><text:span text:style-name="pb">[Fueil.103]</text:span><text:span text:style-name="pb"><text:line-break/></text:span>laisser. Les deux ieunes h(o2)mes qui brusloi(e2)t sans mesure, oyans qu'ilz pourroient<text:line-break/>auoir &amp; iouyr de leurs amyes, ne mirent gr(a2)de peine à deliberer ce qu'ilz deuoi(e2)t<text:line-break/>faire : mais deirent que la ou cecy aduiendroit qu'ilz estoi(e2)t tous prestz de le faire<text:line-break/>ainsi. Restaignon quant il eut eu ceste resp(o2)ce se trouua de là à peu de iours auec<text:line-break/>ques Nynette : vers laquelle il ne pouuoit aller (q2) fort malaisem(e2)t. Et<text:s/>apres qu'il eut<text:line-break/>esté (q2)lque t(e2)ps auec elle, il luy c(o2)pta tout le propos qu'il auoit eu auec les deux ieu<text:line-break/>nes h(o2)mes, se perforce(a2)t auecques plusieurs rais(o2)s de luy faire trouuer ceste entre<text:line-break/>prinse b(o2)ne : mais il luy fut bien peu malaisé, par ce quelle auoit plus de desir que<text:line-break/>luy de pouuoir tousiours estre en sa c(o2)paignie, sans souspecon. Parquoy elle resp(o2)<text:line-break/>dit fr(a2)chem(e2)t quelle le trouuoit tresb(o2), &amp; (q2) ses seurs feroi(e2)t (mesmes en cecy)<text:s/><text:soft-page-break/>tout<text:line-break/>ce quelle vouldroit, puis luy deit, qu'il donnast ordre à tout ce qu'il p(e2)seroit estre<text:line-break/>necessaire le plustost quil pourroit. Restaignon est(a2)t retourné vers Folque &amp; Hu<text:line-break/>guet (qui le solicitoi(e2)t ordinairem(e2)t du propos qu'ilz auoi(e2)t eu ens(e2)ble) leur deit<text:line-break/>(q2) du coste<text:s/>de leurs amyes le cas estoit desia mis en ordre. Et apres qu'ilz eur(e2)t de(-)<text:line-break/>liberé entre eulx de sen aller en C(a2)die, eulx ay(a2)s v(e2)du quelques heritaiges qu'ilz<text:line-break/>auoi(e2)t soubz couleur de vouloir aller faire train de march(a2)dise auec derniers<text:s/>com<text:line-break/>ptans, &amp; faict arg(e2)t de tout leur bi(e2) ilz achetter(e2)t vne fregatte, qu'ilz armerent se<text:line-break/>cretem(e2)t fort à l'adu(a2)taige, &amp; attendir(e2)t le terme qui leur auoit esté d(o2)né. De l'au<text:line-break/>trepart Nynette qui scauoit assez la vol(u2)té de ses seurs, leur meit le feu en la teste<text:line-break/>de sorte, qu'elles ne pensoient iamais tant viure qu'elles veissent aduenir cecy. Par<text:line-break/>quoy qu(a2)t la nuict qu'ilz deuoient monter sur la fregatte fut venue, les trois seurs<text:line-break/>crocheter(e2)t vng gr(a2)t coffre de leur pere, &amp; y<text:s/>prindr(e2)t vne gr(a2)de qu(a2)tité, d'arg(e2)t,<text:line-break/>&amp; de ioyaulx, &amp; sortir(e2)t auec(q2)s tout cela, toutes trois secretem(e2)t, &amp; vindr(e2) trou(-)<text:line-break/>uer leurs amys qui les att(e2)doient. Auec lesquelz sans auc(u2) interualle est(a2)s m(o2)tées<text:line-break/>sur la fregatte d(o2)ner(e2)t des rames en leua &amp; sen aller(e2)t. &amp; sans point s'arrester en<text:line-break/>auc(u2) lieu arriuer(e2)t la nuict ensuyu(a2)t à Gennes, ou les nouueaux amoureux prin(-)<text:line-break/>dr(e2)t la premiere fois ioye &amp; plaisir de leur amour. Puis qu(a2)t ilz se fur(e1)t reffreschiz<text:line-break/>de ce qui leur estoit necessaire, poursuyuirent leur chemin, &amp; de port en port arri<text:line-break/>uer(e2)t (sans auc(u2) empeschem(e2)t) au(a2)t huict iours en C(a2)die, ou ilz achetter(e2)t de tres<text:line-break/>b(o2)s &amp; beaulx heritaiges : &amp; y feir(e2)t pour estre fort pres de la ville de tresbelles &amp;<text:line-break/>plaisantes habitaci(o2)s, &amp; c(o2)mencer(e2)t à viure la, auec gr(a2)de famille, force chi(e2)s, oy(-)<text:line-break/>seaulx, &amp; cheuaulx, en g(e2)tilz h(o2)mes, tousiours en b(a2)cquetz, festins, &amp; to(us) plaisirs,<text:line-break/>auec(q2)s leurs amyes, les<text:s/>plus c(o2)t(e2)s du m(o2)de. Et viu(a2)tz en ceste maniere aduint (c(o2)<text:line-break/>me no(us) voy(o2)s aduenir chasc(u2) iour (q2) c(o2)bi(e2) (q2) les choses plaisent fort elles ennuy(e2)t<text:line-break/>toutesfois qu(a2)t l(o2) en à trop gr(a2)de ab(o2)d(a2)ce) que Restaign(o2) qui auoit aymé le plus<text:line-break/>du m(o2)de Nynette, &amp; estoit en sa puissance d'en iouyr sans souspecon, qu(a2)t il luy<text:line-break/>plaisoit, c(o2)menca à s'ennuyer d'elle, &amp; par c(o2)sequent luy faillir d'amytié. Parquoy<text:line-break/>luy ay(a2)t gr(a2)dem(e2)t pleu à vne feste ou il se trouua, vne ieune fille du pays, belle &amp;<text:line-break/>g(e2)til femme, qu'il poursuyuoit ent(e2)tiuement, il c(o2)menca à faire pour elle de mer<text:line-break/>ueilleuses courtoysies &amp; festes. Dequoy s'aperceuant Nynette, elle entra en si gr(a2)<text:line-break/>de ialousie de luy, qu'il ne pouuoit faire<text:s/>vng pas qu'elle ne le sceust : &amp; que auec<text:line-break/>parolles, &amp; courroux elle ne les tormentast grandement luy &amp; elle. Mais ainsi c(o2)(-)<text:line-break/>me l'abondance des choses engendre souuentesfois sascherie, &amp; que le reffuz<text:line-break/>des desirees, faict croistre l'appetit, tout ainsi<text:s/>pareillement les courroux de Nynet<text:line-break/>te, faisoient croistre les flammes de la nouuelle amytié de Restaignon. Et c(o2)ment<text:line-break/><text:span text:style-name="pb">[n.p.]</text:span><text:span text:style-name="pb"><text:line-break/></text:span>qu'il en aduinst, par succession de temps (soit que Restaignon iouist de l'amytié<text:line-break/>de la nouuelle aymée ou non) Nynette (qui que le luy rapportast) le tint pour cer<text:line-break/>tain. Dont elle tumba en telle mel(e2)colie, &amp; de la melencolie en si grant ire, &amp; con<text:line-break/>sequemment en si grande fureur, que retournée l'amytié quelle portoit à Restai(-)<text:line-break/>gnon en cruelle haine elle (aueuglée quelle estoit de son courroux) se va aduiser<text:line-break/>de venger par mort, l'iniure qu'il luy sembloit auoir receue de Restaignon. Par(-)<text:line-break/>quoy trouu(a2)t vne vielle Grecque, grande ouuriere de composer des poysons, elle<text:line-break/><text:soft-page-break/>la persuada tant auec promesses &amp; presens, qu'elle la<text:s/>conduysit à faire d'une eau<text:line-break/>mortisere, laquelle sans sen conseiller autrement, en donna vng soir à boire á Re<text:line-break/>staignon qui estoit eschauffé, &amp; ne se d(o2)noit garde de cecy. La puissance de ceste<text:line-break/>eau fut telle, (q2) auant qu'il fust le l(e2)demain matin elle leut tué. La mort duquel en<text:line-break/>tendue par Folque, Huguet, &amp; leurs amyes ne saich(a2)s de quel venin, il auoit esté<text:line-break/>empoisonné, pleurerent amerement auecques Nynette. Et le feirent enterrer h(o2)(-)<text:line-break/>norablement. Aduint de fortune par plusieurs iours apres,<text:s/>que la vielle qui auoit<text:line-break/>faict ceste eau empoisonnée, fut prinse pour quelque autre meschanceté, que elle<text:line-break/>auoit faicte, laquelle entre les autres qu'elle confessa à la question descouurit ceste<text:line-break/>cy declairant entierement, ce qui en estoit aduenu. Au moyen dequoy le duc de<text:line-break/>Candie sans en sonner mot à personne, fut vne nuict secretement autour du pa(-)<text:line-break/>lais de Folque, &amp; sans aucun bruict ou contradiction print Nynette, laqualle sans<text:line-break/>se laisser questionner deit incontinent tout ce qu'on voulut de la mort de Restai(-)<text:line-break/>gnon. Folque &amp; Huguet auoi(e2)t sceu en secret du duc, &amp; leurs amyes deux pour<text:line-break/>qu'elle occasion Nynette auoit esté prinse. Ce qui leur fut grandement desplai(-)<text:line-break/>sant, &amp; mettoient tout leur estude de faire en sorte que Nynette eschappast la<text:line-break/>peine du feu. A quoy on iugeoit bien qu'elle seroit condamnée, comme celle qui<text:line-break/>l'auoit bien merité : mais il leur sembloit que toutes leurs peines ny seruoient de<text:line-break/>rien, par ce que le duc auoit conclud en soy d'en faire la iustice. Magdaleine qui<text:line-break/>estoit belle ieune femme, &amp; à laquelle le duc auoit longuement faict la court, sans<text:line-break/>qu'elle eust iamais voulu faire aucune chose qui luy pleust, va penser en soy mes(-)<text:line-break/>mes, que si elle luy vouloit complaire qu'elle pourroit tirer sa seur du feu, &amp; luy<text:line-break/>enuoya dire par vng messaiger secret &amp; aduisé, que elle estoit preste de faire son<text:line-break/>commandement : Pourueu qu'il sen ensuyuist deux choses, l'une qu'elle peust sau<text:line-break/>uer sa seur &amp; luy fust deliurée, &amp; l'autre que cecy fust tenu secret. Le duc ayant en(-)<text:line-break/>tendu l'ambassade, qui luy<text:s/>fut agreable, pensa longuem(e2)t en soy mesmes s'il le fe(-)<text:line-break/>roit. A la fin il si accorde, &amp; deit qu'il en estoit cont(e2)t. Parquoy ayant faict retenir<text:line-break/>prisonniers vne nuict (du consentement de la dame) Folque &amp; Huguet, faign(a2)t<text:line-break/>de se vouloir informer du faict, sen alla secrettement au logis de Magdaleine : Et<text:line-break/>ayant premierement faict semblant, d'auoir mis Nynette de dans vng sac pour<text:line-break/>la faire iecter ceste nuict en leau, la ramena à sa seur, laquelle il luy donna pour le<text:line-break/>loyer de celle nuict, la priant le lendemain matin au partement que celle la qui a(-)<text:line-break/>uoit esté la premiere occasion de leur amytié ne fust la derniere : Et oultre ce luy<text:line-break/>chargea quelle enuoyast sa seur, en quelque lieu bien loing, affin qu'il n'en receust<text:line-break/>blasme : Ou qu'il ne fust c(o2)trainct à deuenir de rechef rigoreux enuers elle. Et tan<text:line-break/>tost apres Folque, &amp; Huguet ayans ouy dire que Nynette auoit esté iettée ceste<text:line-break/>nuict la dedans vng sac en leau : &amp; le croyans ainsi, furent eslargiz. Et depuis eulx<text:line-break/>estans retournez en leur maison, pour c(o2)soler leurs amyes de la mort de leur seur,,<text:line-break/><text:span text:style-name="pb">[Fueil.104]</text:span><text:span text:style-name="pb"><text:line-break/></text:span>Folque (combien que Magdaleine s'esseiast fort de cacher sa seur qu'elle ne fust<text:line-break/>veue) s'apperceut bien qu'elle estoit au logis, dont il s'esbahit grandement, &amp; en(-)<text:line-break/>tra soudainement en souspecon, ayant desia entendu que le duc l'auoit aymée, &amp;<text:line-break/>luy dem(a2)da c(o2)ment il estoit possible que Nynette fust leans : Magdaleine luy feit<text:line-break/>vng grant discours pour luy desguyser la maniere, à quoy (c(o2)me fin &amp; malicieux<text:line-break/>qu'il estoit) il n'adioustoit gueres de foy, &amp; finablement la contraignit d'en dire<text:line-break/>la verité. Laquelle apres plusieurs longs propos le luy deit, dont Folque vaincu de<text:line-break/>douleur, &amp; m(o2)té en fureur tira son espée, &amp; combien qu'elle luy cryast (mais en<text:line-break/>vain) mercy, il la tua, puis craignant la fureur &amp; la iustice du duc l'ay(a2)t laissee tou(-)<text:line-break/>te morte en la ch(a2)bre sen alla en celle ou estoit Nynette, &amp; auecques vng visaige<text:line-break/>faintem(e2)t ioyeulx, luy deit. All(o2)s nous en bien tost, la ou ta seur à determiné, (q2) ie<text:line-break/><text:soft-page-break/>te mayne, affin que tu ne retumbes es mains du duc. Ce que croyant Nynette, &amp;<text:line-break/>c(o2)me paoureuse, desirant de desloger, se meit en chemin auecques Folque, estant<text:line-break/>desia nuict, sans demander autrem(e2)t congé à sa seur. Et auecques le peu d'argent<text:line-break/>qu'il peult prendre, allantz à la marine, monter(e2)t sur vne barque, sans que lon ait<text:line-break/>iamais sceu depuis, ou ilz estoient arriuez. Quant le lendemain fut venu &amp; qu'on<text:line-break/>eut trouué que Magdaleine auoit esté tuee, il y en eut auc(u2)s, qui par enuie &amp; hai(-)<text:line-break/>ne qu'ilz portoient à Huguet, le feirent incontinent scauoir au duc, lequel par ce<text:line-break/>qu'il brussoit d'amytié qu'il portoit à Magdaleine, courut en fureur à la maison<text:line-break/>de Huguet, &amp; le print prisonnier auecques sa mye : &amp; eulx qui ne scauoient enco<text:line-break/>res rien de cecy. cest assauoir du<text:s/>partement de Folque &amp; de Nynette, furent c(o2)(-)<text:line-break/>trainctz de c(o2)fesser qu'ilz estoi(e2)t coulpables auecques Folque de la mort de Mag<text:line-break/>daleine, &amp; craignans au moyen d'icelle c(o2)fession de mourir, corrompir(e2)t &amp; non<text:line-break/>sans cause par grant finesse, ceulx<text:s/>qui les gardoient leur donn(a2)s vne certaine som<text:line-break/>me de derniers qu'ilz gardoi(e2)t cachez en leur maison, pour les necessitez qui leur<text:line-break/>pourroient aduenir, &amp; sans auoir loysir de pouuoir emporter aucune chose du<text:line-break/>leur, monterent vne nuict auecques leurs gardes sur vne barque, &amp; sen fuyrent à<text:line-break/>Roddes ou ilz vesquirent depuis quelque peu de temps en gr(a2)de poureré &amp; mi<text:line-break/>sere. Ainsi d(o2)cques la folle amour de Restaignon, &amp; le courroux de Nynette, les<text:line-break/>conduysit tous ensemble à tel malheur que vous auez ouy.</text:p>
      <text:h text:style-name="Titre2" text:outline-level="2">(hedera) GVERBIN CONTRE LA FOY, DONNEE PAR<text:line-break/><text:span text:style-name="T2642">le roy Guillaume son ayeul, combattit vne nef du roy de Tunis pour prendre vne</text:span><text:span text:style-name="T2643"><text:line-break/></text:span><text:span text:style-name="T2644">sienne fille, laquelle fut tuée par ceulx qui estoient dedans la nef. Par quoy il les tua</text:span><text:span text:style-name="T2645"><text:line-break/></text:span><text:span text:style-name="T2646">tous apres, dont il eut depuis la teste tranc</text:span><text:span text:style-name="T2647">heé.</text:span></text:h>
      <text:h text:style-name="P2648" text:outline-level="2">Nouuelle quatriesme.</text:h>
      <text:p text:style-name="P2649"><text:span text:style-name="T2650">M</text:span>Adame Laurette auoit acheué sa nouuelle, &amp; la c(o2)paignie plai(-)<text:line-break/>gnoit le malheur de ceulx qui ayment, blasmant l'un l'ire de Ny<text:line-break/>nette, autres disantz vne chose &amp; autre, quant le roy (quasi com(-)<text:line-break/>me s'il sortoit d'un penser profond) haussa son regard &amp; feit si(-)<text:line-break/>gne à ma dame Elise qu'elle deist apres la sienne. Laquelle en o(-)<text:line-break/>beissant c(o2)menca ainsi. Il y a (mes dames) beaucoup de gens qui<text:line-break/>croyent que amour n'enuoye iamais ses saiettes, sinon à ceulx qui sont attainctz<text:line-break/>par les yeulx &amp; regard, se mocquans de ceulx qui veullent maintenir qu'on peult<text:line-break/>deuenir amoureux par ouyr dire seulement. Lesquelz ie vous feray aysem(e2)t<text:line-break/><text:span text:style-name="pb">[n.p.]</text:span><text:span text:style-name="pb"><text:line-break/></text:span>con(-)gnoistre auoir esté trompez par vne nouuelle que ie vous diray, en laquelle vous<text:line-break/>verrez non seulement ce que feit la renommée, sans iamais auoir veu : mais aussi<text:line-break/>comme elle conduysit chascun, à miserable mort.</text:p>
      <text:p text:style-name="p">Guillaume deuxiesme roy de Sicile, eut (comme les Siciliens veul(e2)t dire) deux<text:line-break/>enfans, scauoir vng filz, qui fut nommé Roger,<text:s/>&amp; vne fille, nommée Constance.<text:line-break/>Lequel Roger auant que son pere mourust, laissa vng sien filz appellé Guerbin<text:line-break/>qui fut esleué, auecques vng grant soing par son ayeul, &amp; deuint beau ieune prin<text:line-break/>ce, &amp; fort estimé en prouesse &amp; courtoysie : dont sa renommée ne<text:s/>s'estendit seu(-)<text:line-break/>lement dedans les limites du royaume de Sicile : mais estant toute notoire en plu(-)<text:line-break/>sieurs parties du monde, florissoit sur tout en barbarie : qui estoit pour lors tribu(-)<text:line-break/>taire audict roy de Sicile. Et entre autres personnes aux oreilles de qui la trium(-)<text:line-break/>phante renommée des vertuz &amp; courtoysie de Guerbin vint, ce fut à vne fille du<text:line-break/>roy de Tunis, laquelle estoit estimée de tous ceulx qui l'auoient veué, vne des plus<text:line-break/>belles creatures que nature forma iamais, la mieulx c(o2)dicionnée, &amp;<text:s/>de plus grant<text:line-break/><text:soft-page-break/>&amp; noble cueur qu'on veit oncques. Ceste cy escoutant vouluntiers parler des h(o2)<text:line-break/>mes vertueux, meit auec si grant affection en son entendement les faictz valleu(-)<text:line-break/>reux de Guerbin, qui luy estoient racomptez par l'un &amp; par l'autre, &amp; luy plai(-)<text:line-break/>soient tellement que en pensant à soy mesmes combien de parfections il auoit,<text:line-break/>elle en deuint feruentem(e2)t amoureuse : &amp; prestoit plus vouluntiers l'oreille quant<text:line-break/>on parloit de luy, que de nul autre. D'autrepart la renommée de la beaulte &amp; va(-)<text:line-break/>leur<text:s/>d'elle, estoit paruenue (comme ailleurs) audict Sicile. Laquelle auoit chatouil(-)<text:line-break/>lé, non en vain ne sans gr(a2)de delectation les oreilles de Guerbin, ains l'auoit en(-)<text:line-break/>flambé de l'amytié d'elle non moins, quelle lestoit de luy. Parquoy &amp; iusques à ce<text:line-break/>que en att(e2)dant qu'il impetrast licence de son grant pere, d'aller luy mesmes à Tu<text:line-break/>nis, soubz quelque honneste occasion, pour le desir qu'il auoit de la veoir sur tou<text:line-break/>tes choses, il donnoit charge à chascun de ses amys, qui sen alloit par dela, de fai(-)<text:line-break/>re entendre à la dame, par le meilleur moyen qu'il aduiseroit, &amp; le mieulx qu'il<text:line-break/>pourroit, son secret &amp; la gr(a2)de amytié qu'il luy portoit, &amp; de luy rapporter de ses<text:line-break/>nouuelles. Ce que l'un d'iceulx amys feit tres saigement, lequel luy portant veoir<text:line-break/>(comme font les marchans) des ioyaulx à femmes, luy descouurit entierement la<text:line-break/>feruente amytié de Guerbin, luy faisant offre de sa personne, &amp; de tout ce qu'il a(-)<text:line-break/>uoit, pour en disposer à sa voulenté. Laquelle receut auec bon visaige l'ambassa(-)<text:line-break/>deur &amp; l'ambassade, puis luy respondant qu'elle brusloit de pareille amour, luy<text:line-break/>enuoya en tesmoignaige de ce, vne de ses plus cheres bagues, (q2) Guerbin receut<text:line-break/>auec vne telle &amp; si grande ioye, que chose (t(a2)t chere peust elle estre) fut oncques<text:line-break/>receue. Et luy escriuit aussi, &amp; enuoya par cestuy cy mesmes plusieurs fois de tres(-)<text:line-break/>beaulx presens, tenans vne praticque en soy de se veoir &amp; toucher, si la fortune le<text:line-break/>vouloit permettre : mais all(a2)tz les choses en ceste maniere &amp; vng peu plus l(o2)gues<text:line-break/>qu'il n'eust esté besoing, bruslans dune part la ieune dame, &amp; de l'autre le ieune<text:line-break/>prince, aduint (q2) le roy de Tunis, la promit en mariage au roy de Grenade, d(o2)t el<text:line-break/>le fut desesperement marrye, p(e2)sant (q2) non seulem(e2)t elle s'esloignoit par gr(a2)de di<text:line-break/>stance de chemin, de son amy : ains aussi (q2) on le luy ostoit quasi du tont. Et si elle<text:line-break/>eust veu quelque moyen elle sen fust voul(u2)tiers fuye d'auec son pere : (affin que ce<text:line-break/>cy n'aduint) &amp; sen fust venue trouuer son amy. Pareillement Guerbin saichant ce<text:line-break/>mariage viuoit dolent oultre mesure, &amp; pensoit plusieurs foys en soy mesmes s'il<text:line-break/><text:span text:style-name="pb">[Fueil.105]</text:span><text:span text:style-name="pb"><text:line-break/></text:span>pourroit veoir aucun moyen de la prendre par force, s'il aduenoit qu'on la me(-)<text:line-break/>nast par mer à son mary. Le roy de Tunis ayant ent(e2)du quelque chose de ceste a(-)<text:line-break/>mytié &amp; de la deliberacion de Guerbin, &amp; aussi de sa prouesse, doubt(a2)t de la for<text:line-break/>ce, enuoya deuers le roy de Sicile, (qu(a2)t le temps fut venu qu'il voulut enuoyer sa<text:line-break/>fille) pour luy faire entendre ce qu'il auoit intention de faire, &amp; que s'il auoit saus(-)<text:line-break/>conduict de luy, de n'auoir aucun empeschement en cecy par Guerbin, ne autre,,<text:line-break/>il estoit deliberé de l'acomplir. Le roy Guillaume qui estoit viel seigneur, lequel<text:line-break/>n'auoit iamais ouy parler de ceste amytié de Guerbin, ne pensant point qu'on<text:line-break/>demandast telle seureté pour cecy, l'octroya liberallement, &amp; en signe de ce, en(-)<text:line-break/>uoya vng sien guant, au roy de Tunis. Lequel apres auoir receu le sausconduict,,<text:line-break/>feit aprester vne tresgrande &amp; belle nef au port de Cartaige, qu'il esquippa de<text:line-break/>tout ce qui estoit necessaire à ceulx qui deuoient aller dessus, &amp; la freta &amp; acou(-)<text:line-break/>stra pour y faire monter sa fille &amp; l'enuoyer au roy de Grenaide. Tellem(e2)t qu'ilz<text:line-break/>n'attendoient plus sinon le temps propice. La ieune dame qui scauoit &amp; voyoit<text:line-break/>tout cecy, enuoya secrettement vng sien seruiteur à Palerme, &amp; luy donna char(-)<text:line-break/>ge qu'il saluast le beau Guerbin, de sa part, &amp; luy deist, comme elle deuoit aller<text:line-break/>dans peu de iours en Grenaide, &amp; qu'on congnoistroit bien à ceste fois s'il estoit<text:line-break/>si vaillant homme comme on disoit, &amp; s'il l'aymoit autant comme il le luy auoit<text:line-break/><text:soft-page-break/>plusieurs fois faict entendre. Celuy qui eust ceste charge feit tresbien son messai(-)<text:line-break/>ge, &amp; sen retourna à Tunis. Guerbin oyant cecy, &amp; saichant que le roy son grant<text:line-break/>pere, auoit donné saufconduict au roy de Tunis, ne scauoit que faire : Ce neant(-)<text:line-break/>moins meu de grande amour, &amp; ayant ent(e2)du les parolles de la dame, pour ne se<text:line-break/>monstrer homme de peu de cueur, sen alla à Messine, ou il feit armer soudaine(-)<text:line-break/>ment deux galleres subtilles, &amp; ayant mis de vaillans<text:s/>hommes dessus, sen alla sur<text:line-break/>icelles en Sardaigne : Faisant son compte que la nef de la dame passeroit par la,,<text:line-break/>dont l'effect ne fut gueres loing de ce qu'il auoit pensé : Par ce (q2) bien tost apres la<text:line-break/>nef de la dame arriua auec bien peu de vent, tout pres de la ou il s'estoit mis pour<text:line-break/>l'attendre, &amp; tout aussi tost qu'il la veit, il deit à ses compaign(o2)s. Messieurs si vous<text:line-break/>estes aussi gens de bien, comme ie vous reppute, ie ne pense qu'il y ayt aucun de<text:line-break/>vous qui n'ayt senty ou qui ne sente que cest que<text:s/>d'amour, sans laquelle (com(-)<text:line-break/>me i'estime) il n'y a homme mortel qui puisse auoir en soy aucun bien ou ver(-)<text:line-break/>tu. Et si iamais vous auez esté amoureux, ou que vous le soyez encores, ce vous<text:line-break/>sera chose facile de comprendre ce que ie desire. Certes i'ayme,<text:s/>&amp; amour me<text:line-break/>conduict à vous donner ceste peine, &amp; ce que i'ayme repose en la nef que<text:line-break/>vous voyez la deuant, laquelle est (oultre ce que ie desire) plaine de tresgran(-)<text:line-break/>des richesses, lesquelles (si vous estes vaillans gens) nous pouuons acquerir a(-)<text:line-break/>uec peu de peine en combatant hardiment. De laquelle victoire, ie ne desi(-)<text:line-break/>re auoir aucune part, sinon vne dame pour qui i'ay pris les armes, vous don(-)<text:line-break/>nant liberallement toute autre chose qui y est. Allons doncques mes amis &amp; as(-)<text:line-break/>saillons courageusement la nef, laquelle nostre seigneur fauorable à nostre en(-)<text:line-break/>treprinse, nous tient la arrestée sans vent. Il n'estoit point de besoing au beau<text:line-break/>Guerbin de dire tant de parolles, par ce que les Messinois, qui estoient auec luy,<text:line-break/>couuoyteux de la rapine, auoient desia deliberé en leur entendement de faire ce,,<text:line-break/>dequoy Guerbin les exortoit par ses parolles. Parquoy ayantz faict vng gr(a2)t cry<text:line-break/>à la fin de son dire, qu'il seroit ainsi les trompettes sonnerent. Et prenantz les<text:line-break/><text:span text:style-name="pb">[n.p.]</text:span><text:span text:style-name="pb"><text:line-break/></text:span>ar(-)mes donnerent des rames<text:s/>en leau &amp; aborderent la nef. Ceulx qui estoient dessus<text:line-break/>voyantz venir de loing les galleres, &amp; ne leur estant possible de partir, se meirent<text:line-break/>en ordre pour se deffendre. Et quant le beau Guerbin fut bien pres, il feit com(-)<text:line-break/>m(a2)der (q2) les patr(o2)s de la nef luy fussent enuoyez, si on ne vouloit auoir la bataille.<text:line-break/>Les Sarrasins aduertiz qui ilz estoient, &amp; qu'ilz demandoient, respondirent, que<text:line-break/>cestoit contre la foy, que leur auoit donné le roy de Sicile d'estre ainsi assailliz, &amp;<text:line-break/>en signe de ce m(o2)strerent, le guant du roy : disans en oultre qu'ilz ne se r(e2)droient<text:line-break/>iamais, que par force, ne pareillement leur bailleroient chose qui fust sur la nef.<text:line-break/>Guerbin qui auoit veu sur la pouppe, la dame trop plus belle qu'il n'auoit pensé,<text:line-break/>enflambé plus que au commencement, Respondit quant on monstra le guant,<text:line-break/>qu'il ny auoit point la pour le present, de faulcon pour qui le guant peust seruir.<text:line-break/>Et par ainsi s'ilz ne vouloient bailler la dame, qu'ilz se deliberassent de receuoir<text:line-break/>la bataille, sans plus attendre, laquelle ilz commencerent à tirer cruellement des<text:line-break/>flesches, &amp; à ietter des pierres l'un contre l'autre, combattantz longuement en<text:line-break/>ceste maniere, auec le dommaige de chascune des parties. A la fin voyant Guer(-)<text:line-break/>bin qu'il ne faisoit gueres son prouffit, il print<text:s/>vng petit vaisseau, qu'ilz auoient<text:line-break/>amené de Sardaigne : &amp; meit en iceluy du feu. Puis s'approcha auec ses deux gal<text:line-break/>leres pres de la nef. Ce que voyant les Sarrasins, &amp; congnoissans qu'ilz estoient<text:line-break/>contrainctz de se rendre ou de mourir, feirent venir la fille du roy sur le nauire,<text:line-break/>qui estoit plorant au bas, &amp; icelle menée à la proe, appellans Guerbin ilz la tue(-)<text:line-break/>rent à la veue de ses yeulx : elle pleurant &amp; demandant mercy, &amp; ayde. Et la<text:line-break/>iettans en mer luy deirent. Tien lá : nous la te donnons, telle que<text:s/>nous pouuons,<text:line-break/><text:soft-page-break/>&amp; que ta foy la merité. Guerbin voyant la cruaulté de ceulx cy, desirant quasi de<text:line-break/>mourir, ne se soucyant des coups de flesches ne de pierre, se feit approcher de la<text:line-break/>nef, &amp; estant monté sur icelle maulgré tous ceulx qui estoient dedans, feit tout<text:line-break/>ainsi comme faict vng lyon affamé, quant il arriue au trouppeau des bestes. Car<text:line-break/>auec les dentz, &amp; les vngles il ressasia premierement son ire que sa fain en tuant<text:line-break/>maintenant cestuy cy, &amp; ores cestuy la. Et les mettant ainsi en pieces, auecques<text:line-break/>l'espée<text:s/>au poing, en tua cruellement vne grande quantité. Et croissant desia le<text:line-break/>feu qui estoit allumé en la nef, il feit tirer par les mariniers ce qui fut possible<text:line-break/>pour leur payement. Puis descendit en bas, auecques peu ioyeuse victoire, ac(-)<text:line-break/>quise contre ses aduersaires. Finablement faisant tirer de la mer le corps de la<text:line-break/>belle dame, le ploura longuement, auec plusieurs larmes. Et sen retourna en Si(-)<text:line-break/>cile ou il la feit enterrer honnorablem(e2)t en vne petite isle nommée Vstica : quasi<text:line-break/>vis à vis de Trapani : &amp; sen retoruna chez soy, plus dol(e2)t que h(o2)me fut oncques.<text:line-break/>Le Roy de Tunys saich(a2)t la nouuelle, enuoya ses ambassadeurs vestuz de dueil<text:line-break/>vers le Roy de Sicile, se plaign(a2)s de la soy qui leur auoit esté mal obseruée : Et luy<text:line-break/>compterent comment il estoit allé. Dont estant le Roy tresfort courrousse ne<text:line-break/>voyant aucun moyen pour leur pouuoir denyer iustice, puys qu'ilz la deman(-)<text:line-break/>doient, feit prendre Guerbin : &amp; luy mesmes (encor qu'il n'y eust piece de ses ba(-)<text:line-break/>rons qui ne s'esforceast auecques prieres,<text:s/>de l'en desmouuoir) Le condamna<text:line-break/>d'auoir la teste tranchee : qu'il luy feit coupper en sa presence : aymant plustost<text:line-break/>demourer sans heritier que d'estre reputé Roy sans foy. Ainsi d(o2)cques les deux<text:line-break/>amans sans auoir gousté aucun fruict de leur amitié, moururent miserablem(e2)t<text:line-break/>en peu de iours de malheureuse mort.</text:p>
      <text:h text:style-name="Titre2" text:outline-level="2"><text:span text:style-name="pb">[Fueil.106]</text:span><text:span text:style-name="pb"><text:line-break/></text:span>(hedera) LES FRERES DE YSABEAV TVERENT<text:line-break/><text:span text:style-name="T2651">vng amy qu'elle auoit : Lequel s'apparut apres à elle en dormant : &amp; luy monstra ou</text:span><text:span text:style-name="T2652"><text:line-break/></text:span><text:span text:style-name="T2653">il estoit enterré : Elle desenterra secretement sa test</text:span><text:span text:style-name="T2654">e : &amp; la meit en vng pot de Basilic :</text:span><text:span text:style-name="T2655"><text:line-break/></text:span><text:span text:style-name="T2656">pleurant tous les iours une grande heure dessus : Mais la luy ostant ses freres, elle en</text:span><text:span text:style-name="T2657"><text:line-break/></text:span><text:span text:style-name="T2658">mourut de dueil peu de temps apres.</text:span></text:h>
      <text:h text:style-name="P2659" text:outline-level="2">Nouuelle cinqiesme.</text:h>
      <text:p text:style-name="P2660"><text:span text:style-name="T2661">Q</text:span>Vand la nouuelle de madame Elise fut acheuee, &amp; aucunem(e2)t<text:line-break/>louee du Roy, il c(o2)manda à madame Philomene qu'elle deist<text:line-break/>la sienne : Laquelle toute pleine de compassion du miserable<text:line-break/>Guerbin &amp; de sa mye, commenca apres vng grant souppir<text:line-break/>à dire ainsi : Ma nouuelle (gracieuses dames) ne sera point de<text:line-break/>gens de si grosse estoffe, c(o2)me furent ceulx cy, de qui madame<text:line-break/>Elise a parlé : Mais elle ne sera par aduenture moins pitoyable : &amp; m'en a faict<text:line-break/>souuenir Messine, dont on a parlé nagueres : parce que l'accident aduint en la<text:line-break/>mesme ville.</text:p>
      <text:p text:style-name="p">Il y eut doncques à Messine trois ieunes freres marchans, qui demourerent<text:line-break/>fort riches apres la mort de leur pere : lequel estoit de sainct Gemignan, &amp; auoi(e2)t<text:line-break/>vne leur seur nommée Ysabeau ieune fort belle &amp; bien condicionnée : laquelle<text:line-break/>(qui qu'en fust occasion) il n'auoient point encores mariee :<text:s/>ilz auoient aussi en<text:line-break/>vne leur boutique, vng ieune garcon de Pise, n(o2)mé Laurens, qui gouuernoit &amp;<text:line-break/>faisoit tous leurs affaires, lequel estant fort beau personnaige &amp; moult gracieux,<text:line-break/>&amp; l'ayant Ysabeau plusieursfoys regardé : il aduint qu'il commenca à luy<text:s/>plaire<text:line-break/>merueilleusement : Dequoy s'estant apperceu Laurens vne foys &amp; autre, il com(-)<text:line-break/>menca (ayant laissé ses autres amouraschemens qu'il auoit en la ville) à mectre<text:line-break/><text:soft-page-break/>son cueur en elle : Et tellement alla le cas que plaisant esgallement l'un à l'autre,<text:line-break/>il<text:s/>ne passa gueres de temps qu'il ne se asseurassent de ce que chascun desiroit le<text:line-break/>plus. Et continuantz en cecy auecques beaucoup de plaisir &amp; bon temps, ilz ne<text:line-break/>sceurent si secretem(e2)t faire, que vne nuict que Ysabeau s'en alloit la ou couchoit<text:line-break/>Laurens, le<text:s/>plus aisné de ses freres ne s'en apperceust, sans qu'elle en sceust rien.<text:line-break/>Lequel pource qu'il estoit saige ieune homme : encores que ce luy fust chose fort<text:line-break/>ennuyeuse de le scauoir, meu toutesfoys de plus honneste conseil il attendeit<text:line-break/>iusques au lendemain matin : sans en faire bruyt, ou en dire mot à personne : pen<text:line-break/>sant en soymesmes plusieurs &amp; diuerses choses surce faict. Puis quant le iour fut<text:line-break/>venu il racompta à ses freres ce qu'il auoit veu la nuict precedente, de leur seur<text:line-break/>&amp; de Laurens. Lesquelz apres plusieurs deliberacions sur ceste matiere, conclu(-)<text:line-break/>rent ensemble de le supporter secretement de peur qu'il ne s'en ensuiuist quel(-)<text:line-break/>que infamye &amp; à eulx &amp; à leur seur : &amp; de faindre qu'ilz n'auoient rien veu ne<text:line-break/>sceu de tout cecy : iusques à tant que le temps veinst, ouquel sans leur dommaige<text:line-break/>ou incommodité, ilz pourroient oster de deuant leurs yeulx ceste honte, auant<text:line-break/>qu'elle allast plus au(a2)t. Et demourans en telle deliberation, causans &amp; rians auec<text:line-break/>Laurens comme ilz auoient de coustume, aduint que faisant semblant de s'en<text:line-break/>aller tous trois à lesbat hors la ville, ilz menerent Laurens auecques eulx. Et<text:line-break/>quant ilz furent arriuez en vng lieu fort solitaire &amp; à lescart, voyans leur<text:line-break/><text:span text:style-name="pb">[n.p.]</text:span><text:span text:style-name="pb"><text:line-break/></text:span>com(-)modité ilz le tuerent, sans qu'il s'en d(o2)nast aucunem(e2)t garde, &amp; l'enterrerent, de<text:line-break/>sorte que personne ne s'en apperceut. Puis s'en retournerent à Messine, ou ilz<text:line-break/>feirent courir le bruyt qu'ilz l'auoient enuoye en quelque lieu pour leurs affaires.<text:line-break/>Ce qu'on creut aysement : parce qu'ilz auoient de coustume de<text:s/>l'enuoyer sou(-)<text:line-break/>uentesfoys ca &amp; la : Mais luy ne retourn(a2)t point, Ysabeau dem(a2)doit fort souu(e2)t<text:line-break/>à ses freres, quant il viendroit : c(o2)me celle à qui sa longue demeure desplaisoit.<text:line-break/>Et le demandant vng iour tresinst(a2)ment, l'un de ses freres luy deit : Que veult<text:line-break/>dire cecy ? Que as tu tant affaire de Laurens, que tu t'en enquiers si souu(e2)t ? S'il te<text:line-break/>aduient plus de t'en enquerir nous te ferons la responce qui t'appartiendra. Par(-)<text:line-break/>quoy la ieune fille dolente &amp; triste, craignant &amp; ne saichant<text:s/>quoy, n'osa plus s'en<text:line-break/>enquerir : Si l'appelloit plusieurs fois la nuict piteusem(e2)t, le priant qu'il s'en veint :<text:line-break/>&amp; quelquefois se plaignoit auec plusieurs lermes de sa longue demeure &amp; sans<text:line-break/>iamais auoir vne seulle heure de ioye, demouroit ainsi en l'attendant. Or aduint<text:line-break/>vne nuict que ayant ceste cy plouré longuement son Laurens qui ne retournoit<text:line-break/>point, &amp; s'estant à la fin endormye en plourant, elle songea que Laurens s'appa(-)<text:line-break/>roissoit à elle palle &amp; tout herissé, ses habillemens tous dessirez &amp; rompuz :<text:s/>&amp;<text:line-break/>luy sembla qu'il luy deist : He Ysabeau tu ne fais autre chose que m'appeller &amp;<text:line-break/>te tourmenter en m'accusant encores de ma longue demeure : Parquoy il fault<text:line-break/>que ie te face scauoir (q2) ie ne puis plus reuenir : Pource que le dernier iour que tu<text:line-break/>me veiz,<text:s/>tes freres me tuerent. Et luy ayant designé le lieu ou ilz auoient enterré,<text:line-break/>luy deit : qu'elle ne l'appellast ne attendist plus. Et apres cela n'apparut plus. La<text:line-break/>ieune fille s'esueilla, Et donnant soy à la vision pleura amerement. Puis au matin<text:line-break/>quant elle<text:s/>fut leuée, n'ayant toutesfois la hardiesse d'en dire aucune chose à ses<text:line-break/>freres, elle delibera de vouloir aller au lieu qu'on luy auoit enseigné : pour veoir<text:line-break/>si ce qui luy estoit apparu en songeant estoit veritable. Parquoy ayant eu congé<text:line-break/>d'aller vng peu hors la ville à lesbat, en la compaignie d'une qui auoit serui au(-)<text:line-break/>tresfois en leur maison, qui scauoit tous ses secretz, si en alla tout droit, le plutost<text:line-break/>qui luy fut possible : &amp; ostant quelques fueilles seiches qui estoient en ce lieu,<text:line-break/>fouilla le lieu ou il luy sembla, que la terre estoit moins dure : tellement qu'elle ne<text:line-break/>eut fouillé gueres au(a2)t, qu'elle trouua le corps de son miserable amy : qui n'estoit<text:line-break/><text:soft-page-break/>encores nullement corrumpu ne gasté. Parquoy elle congneut manifestement<text:line-break/>que son songe auoit esté<text:s/>veritable : Dont est(a2)t plus dolente que fut oncques fem(-)<text:line-break/>me, c(o2)gnoissant que ce n'estoit la lieu pour pleurer, elle eust voluntiers emporté<text:line-break/>tout le corps si elle eust peu, pour luy donner plus honnorable sepulture : Mais<text:line-break/>voy(a2)t (q2) cela ne se pouuoit faire, elle luy couppa la teste auecques vng cousteau :<text:line-break/>&amp; la luy separa du corps le myeulx qu'il luy fut possible : puis l'ayant enuelop(-)<text:line-break/>pée en vng mouchoir, &amp; apres remis la terre sur le corps, La meit ded(a2)s le giron<text:line-break/>de la chambriere. Et apres (sans que personne l'eust veue) se partit de la &amp; s'en<text:line-break/>retourna à sa maison : ou qu(a2)t elle se fut enfermée en sa chambre auecques ceste<text:line-break/>teste, elle pleura tant sur icelle, qu'elle la laua toute de ses lermes : la baisant mille<text:line-break/>fois par tous les endroictz dicelle. Cela faict, elle print vng beau &amp; grant terrin<text:line-break/>de ceulx ou l'on plante voluntiers la mariolaine ou le basilic : &amp; meit la teste de(-)<text:line-break/>dans, enueloppée en vng beau drap de soye : Puis y ayant mis de la terre des(-)<text:line-break/>sus y planta plusieurs branches d'un tresbeau basilic salernitain, qu'elle ne arrou<text:line-break/>soit iamais, sinon deau rose ou de fleur d'orange, ou de ses lermes :<text:line-break/><text:span text:style-name="pb">[Fueil.107]</text:span><text:span text:style-name="pb"><text:line-break/></text:span>s'acoustu(-)mant de la en au(a2)t de se seoir tousiorurs au pres de ce terrain : auquel elle faisoit<text:line-break/>la court de<text:s/>tout son cueur, comme à celuy qui tenoit encloz son Laurens. Et a(-)<text:line-break/>pres qu'elle l'auoit assez courtisé, elle se baissant dessus c(o2)mencoit lors à plorer,<text:line-break/>&amp; ploroit tousiours iusques à ce qu'elle voyoit que tout ledict bazilic tr(e2)poit en<text:line-break/>lermes. Lequel tant pour le long &amp; continuel soing, que pour la gresse de la terre<text:line-break/>procedant de la teste desia pourrye (qui estoit dedans) deuint tresbeau &amp; fort<text:line-break/>odoriserant. Et continuant la fille de faire tousiours ainsi, elle fut plusieursfois ap<text:line-break/>perceue de ses voysins : lesquelz voyantz que les freres d'elle, s'esmerueilloient de<text:line-break/>sa beauté perdue, &amp; de ce qu'il sembloit que les yeulx luy fussent fuyz de la te(-)<text:line-break/>ste. Leur deir(e2)t : Nous nous sommes apperceuz qu'elle ne faict autre chose tous<text:line-break/>les iours (q2) plorer. Ce (q2) oyans les freres, &amp; aussi s'en apperceuantz : Layans quel(-)<text:line-break/>quefois reprinse, &amp; voyans (q2) cela n'y seruoit de rien, ilz luy desroberent secrete(-)<text:line-break/>m(e2)t ce terrain. Ne retrouuant, lequel elle demanda plusieursfois auec tresgran(-)<text:line-break/>de inst(a2)ce. Mais voyant qu'on ne le luy rendoit, se plaignit &amp; ploura tant qu'elle<text:line-break/>deuint malade : ne demandant autre chose durant toute sa maladie que son ter(-)<text:line-break/>rain. Ses freres s'esbahissoient merueilleusement, de ce qu'elle le dem(a2)doit si sou<text:line-break/>uent, &amp; voulurent veoir qu'il y auoit dedans : Parquoy ayans vuydé la terre, vei(-)<text:line-break/>rent le drappeau, dedans lequel il trouuerent enueloppée la teste, qui n'estoit<text:line-break/>encor si consommée, quilz ne congneussent bien à la crespelure des cheueulx<text:line-break/>que c'estoit celle de Laurens : dont ilz furent fort estonnez. Et de peur que le cas<text:line-break/>ne fust sceu, l'enterrerent : Puis sans en dire autre chose sortirent secretement de<text:line-break/>Messine &amp; s'en allerent à Naples : Et la ieune fille ne cessant de pleurer, en de(-)<text:line-break/>mandant tousiours son terrain,<text:s/>mourut en pleur(a2)t. Ainsi eut fin sa mal fortunée<text:line-break/>amytié. Et quelque temps apres, quant ceste chose fut sceue de plusieurs, Il y eut<text:line-break/>quelcun, qui composa la chanson qu'on chante encores au iourd'huy : Cest assa(-)<text:line-break/>uoir. Qui fut le malheureux chrestien qui me roba le basilic salernitain.</text:p>
      <text:soft-page-break/>
      <text:h text:style-name="Titre2" text:outline-level="2">(hedera) VNE IEVNE FILLE, NOMMEE ANDREE<text:line-break/><text:span text:style-name="T2662">aymant ung icune h(o2)me, nommé Gabriel, luy racompta ung songe qu'elle auoit faict :</text:span><text:span text:style-name="T2663"><text:line-break/></text:span><text:span text:style-name="T2664">&amp; luy ung autre à elle : Et mourant soudainement Gabriel entre ses braz, elle &amp; sa</text:span><text:span text:style-name="T2665"><text:line-break/></text:span><text:span text:style-name="T2666">chambriere f</text:span><text:span text:style-name="T2667">urent prises ainsi que elles le portoient deuant sa maison, par les mini(-)</text:span><text:span text:style-name="T2668"><text:line-break/></text:span><text:span text:style-name="T2669">stres de la seigneurie : ou elle deit comme le faict estoit allé. Et uoulant le potestat la</text:span><text:span text:style-name="T2670"><text:line-break/></text:span><text:span text:style-name="T2671">prendre à force, elle ne le uoulut souffrir : dont son pere qui en ouyt les nouuelles,</text:span><text:span text:style-name="T2672"><text:line-break/></text:span><text:span text:style-name="T2673">m</text:span><text:span text:style-name="T2674">onstra son innocence &amp; la feit deliurer : Et elle refusant apres ce lá de plus uiure au</text:span><text:span text:style-name="T2675"><text:line-break/></text:span><text:span text:style-name="T2676">monde se rendit religieuse.</text:span></text:h>
      <text:h text:style-name="P2677" text:outline-level="2">Nouuelle sixiesme.</text:h>
      <text:p text:style-name="P2678"><text:span text:style-name="T2679">L</text:span>A nouuelle que madame Philomene venoit de compter, fut<text:line-break/>tresagreable aux dames : Parce qu'elles auoient ouyr chanter<text:line-break/>plusieursfois la chanson, Sans auoir iamais peu sauoir pour de(-)<text:line-break/>mandes qu'elles feissent, à quelle occasion elle auoit esté faicte :<text:line-break/>Mais quant le Roy eut ouy la fin d'icelle : il commanda à Pam(-)<text:line-break/>phile qu'il suyuist son ordre. A lors Pamphile deit : Le songe<text:line-break/>qui a esté racompté en la precedente nouuelle, me donne matiere pour en com(-)<text:line-break/>pter vne, en laquelle est faicte mencion de deux songes : Lesquelz deuinerent<text:line-break/><text:span text:style-name="pb">[n.p.]</text:span><text:span text:style-name="pb"><text:line-break/></text:span>aussi bien, ce qui estoit à aduenir c(o2)me en l'autre ce qui estoit aduenu : Et â<text:s/>peine<text:line-break/>furent ilz acheuez de dire, de ceulx qui les auoient songez, que leffect de tous<text:line-break/>deux s'en ensuyuit. Or vous deuez scauoir gracieuses dames que cest vne ge(-)<text:line-break/>neralle passio n à chascun qui vit, de veoir plusieurs &amp; diuerses choses en dor(-)<text:line-break/>mant :<text:s/>Lesquell es combien que elles semblent à celuy qui dort, toutes tresuerita(-)<text:line-break/>bles, &amp; que quant il est esueillé il iuge les aucunes vrayes les autres vraysembla(-)<text:line-break/>bles &amp; partie d'icelles hors de toute verite, neantmoins il s'en treuue plusieurs<text:line-break/>qui sont aduenues : Qui est la cause que beaucoup de personnes adioustent au(-)<text:line-break/>tant de foy à chascun songe qu'ilz font, comme ilz feroient à la chose qu'ilz ver<text:line-break/>roient en veillant : Tellement que par leurs songes, ilz se contristent ou resiouys<text:line-break/>sent, selon que par<text:s/>iceulx ilz craignent ou esperent : Et au contraire il en y a qui<text:line-break/>n'en croyent pas vng, sinon apres qu'ilz se voyent cheuz au danger &amp; peril qui<text:line-break/>leur auoit esté premonstré : Dont ie ne loue ne les vngs ne les autres : parce qu'ilz<text:line-break/>ne sont tousiours veritables, ne pareillement tousiours mensongiers, Et qu'ilz ne<text:line-break/>soient tous veritables, chascun de nous le peult auoir c(o2)gneu bien souuent : Aus(-)<text:line-break/>si qu'ilz ne soient tous mensongers, il s'est desia c(o2)gneu cy dessus en la nouuelle<text:line-break/>de ma dame Philomene : &amp; encor le vous veulx ie m(o2)strer en la myenne, c(o2)me<text:line-break/>ie vous ay dit cy deuant : Parquoy ie suis d'opinion, que es choses de bien viure<text:line-break/>&amp; bien faire on ne doit craindre aucun songe qui y soit contraire, ne pour cela<text:line-break/>delaisser les b(o2)nes deliberations :<text:s/>Es choses aussi peruerses et mauuaises, encores<text:line-break/>que les songes semblent fauorables à icelles, &amp; qu'ilz c(o2)fortent par leur prospere<text:line-break/>vision ceulx qui les songent, si n'en doit on pourtant croire pas vng : ne aussi es<text:line-break/>choses contraires, adiouster à tous entiere foy. Mais venons â la nouuelle.</text:p>
      <text:p text:style-name="p">Il y eut iadis en la cité de Bresse, vng gentilh(o2)me nommé Messire Negro<text:line-break/>daponte carraro : Lequel entre plusieurs ses enfans, auoit vne fille nommée An(-)<text:line-break/>drée, ieune &amp; fort belle, qui encor n'estoit mariée : Laquelle par fortune deuint<text:line-break/>amoureuse d'un sien voisin qui se nommoit Gabriel, h(o2)me de basse condicion :<text:line-break/>mais au demeurant plein de louables condicions : &amp; si estoit beau &amp; gracieux<text:line-break/>personnaige : Duquel ceste ieune fille feit tant par le moyen &amp; ayde de la cham(-)<text:line-break/>briere de la maison, que Gabriel non seulement sceut qu'il estoit aymé de An(-)<text:line-break/><text:soft-page-break/>dree : ains oultre ce fut mené plusieursfois en vng iardin du pere d'elle, prendre<text:line-break/>plaisir l'un de l'autre. Et afin (q2) aucune occasion (sinon la mort) ne peust iamais<text:line-break/>separer ceste leur delectable amytié, ilz se marierent secretement par parolles de<text:line-break/>(p2)sent : Et continuantz ainsi à la desrobée leur iouissance : Il a duint (q2) la ieune fille<text:line-break/>songea vne nuict, qu'elle estoit en son iardin auecques Gabriel, &amp; qu'elle le te(-)<text:line-break/>noit entre ses bras auec tresgrant plaisir de tous deux : &amp; que ce pendant qu'ilz<text:line-break/>estoi(e2)t ainsi, luy sembloit qu'elle voyoit sortir de son corps vne chose obscure &amp;<text:line-break/>terrible : la forme de laquelle elle ne pouuoit c(o2)gnoistre : luy estant pareillem(e2)t<text:line-break/>aduis, (q2) ceste chose noire prenoit Gabriel, &amp; que malgré elle luy arrachoit d'une<text:line-break/>merueilleuse force d'entre les bras : puis se mussoit auecques luy en terre, &amp; ia(-)<text:line-break/>mais plus ne pouoit veoir ne l'un ne l'autre, dont elle souffroit fort grande &amp;<text:line-break/>inestimable douleur, qui la feit esueiller. Et quant elle fut esueillée, combien que<text:line-break/>elle fust ioyeuse de veoir qu'il n'estoit rien de ce qu'elle auoit songé, il luy entra<text:line-break/>neantmoins en l'entendem(e2)t vne grande peur de ce songe. Aumoyen dequoy,<text:line-break/>voulant<text:s/>Gabriel la venir veoir la nuict ensuyuant, elle s'essaya le plus qu'il luy fut<text:line-break/><text:span text:style-name="pb">[Fueil.108]</text:span><text:span text:style-name="pb"><text:line-break/></text:span>possible de faire tant qu'il n'y vinst point : Et toutesfois voyant son affection, &amp;<text:line-break/>aussi de paour qu'il eust souspecon de (q2)lque autre chose, elle le receut en son iar<text:line-break/>din : ou ayans cueilly plusieurs rozes bláches &amp; vermeilles (pource (q2) en estoit la<text:line-break/>saison) elle s'en alla asseoir auecques luy au pied d'une tresbelle et claire fontaine<text:line-break/>qui estoit au iardin : Et lá apres qu'ilz eurent longuem(e2)t faict grand chere ensem<text:line-break/>ble, Gabriel luy dem(a2)da pour quelle occasion elle luy auoit deffendu le iour (p2)ce<text:line-break/>dent qu'il ne vinst point : La ieune fille le luy deit, en luy faisant le c(o2)pte du songe<text:line-break/>qu'elle auoit songé la nuict (p2)cedente : &amp; le souspecon qu'elle en auoit pris. Ga(-)<text:line-break/>briel oy(a2)t cecy, se meit à rire : &amp; luy deit (q2) cestoit vne gr(a2)d sotise d'adiouster au(-)<text:line-break/>cune foy aux s(o2)ges : pource qu'ilz aduienn(e2)t le plus souu(e2)t ou de trop ou de peu<text:line-break/>m(e2)ger : &amp; voyt l'on à toute heure, qu'ilz sont tous m(e2)songiers. Et apres luy deit :<text:line-break/>Si ie eusse voulu croire aux s(o2)ges ie ne fusse venu icy : n(o2) pas t(a2)t pour le tien c(o2)(-)<text:line-break/>me pour vng (q2) i'ay faict pareillem(e2)t ceste nuict passée : lequel fut, Qu'il me sem<text:line-break/>bloit (q2) i'estoye en vne belle &amp; delectable forestz, ouie alloye chassant : &amp; auoye<text:line-break/>pris vne Biche, la plus belle &amp; la plus plaisante, (q2) beste (q2) ie veiz iamais : me sem<text:line-break/>blant qu'elle estoit plus blanche que neige, Et que en peu de temps elle deuint si<text:line-break/>priuée de moy<text:s/>qu'elle ne m'ab(a2)d(o2)noit point : toutesfois il me fut aduis que ie le<text:line-break/>aymoye t(a2)t que de paour qu'elle s'en allast dauecques moy, ie luy auoye mis vng<text:line-break/>collier d'or au col, attaché à vne chaine d'or, que ie tenoye en la main : Et apres<text:line-break/>cecy que se reposant vne fois ceste biche &amp; ten(a2)t la teste sur mon giron, il sortit<text:line-break/>ie ne scay d'ou, vne lisse noire comme charbon, affamée &amp; fort espouuentable<text:line-break/>à veoir, qui s'en vint vers moy : A laquelle me sembloit que ie ne faisoye aucu(-)<text:line-break/>ne resistance : Ains m'estoit aduis s qu'elle me mettoit le museau dedans le sein<text:line-break/>du coste gauche, &amp; qu'elle le rongeoit si fort qu'elle paruenoit iusques au cueur :<text:line-break/>lequel il me sembloit qu'elle me arrachoit par force pour l'emporter : D(o2)t ie sen(-)<text:line-break/>toye telle angoisse, que mon songe se rompit, Et si tost que ie fuz esueillé ie cou<text:line-break/>ruz mectre la main à mon costé, s'il y auoit riens : mais n'y trouuant aucun mal,<text:line-break/>ie me mocquay de moymesmes de ce que ie y auoye cerché. Que p(e2)ses tu d(o2)c(-)<text:line-break/>ques que cecy vueille dire ? Certes i'en ay long temps a, songé de semblables &amp;<text:line-break/>de plus espouuentables : Toutesfois il ne m'en est iamais aduenu, pour cela ne<text:line-break/>plus ne moins : Et par ainsi laisse les courir, &amp; pensons seulement à faire grant<text:line-break/>chere. La ieune fille qui estoit assez espouuentée de son songe, le deuint encores<text:line-break/>dauantaige quant elle ouyt cestuy cy : Mais pour ne donner occasion d'aucune<text:line-break/><text:soft-page-break/>marrisson à Gabriel elle dissimula sa peur, tant qu'il luy fut possible : Et combien<text:line-break/>qu'elle passant le temps auecques luy, le baisant &amp; embrassant, &amp; pareillement<text:line-break/>estant embrassée &amp; baisée de luy : elle souspeconnant &amp; ne saichant quoy, le re(-)<text:line-break/>gardoit au visaige plus souuent qu'elle n'auoit acoustumé : &amp; pareillement si par<text:line-break/>le iardin elle voyoit point venir de quelque lieu aucune chose noire. Et<text:s/>estant en<text:line-break/>ce pensement il aduint que Gabriel, iectant vng grant souspir l'embrassa : &amp; luy<text:line-break/>deit, helas ma mye ayde moy : Car ie me meurs. Et cecy deit, retumba en terre<text:line-break/>sur l'herbe du preau. Ce que voy(a2)t la ieune fille &amp; l'ayant tyré sur son gir(o2), luy<text:line-break/>deit en pleur(a2)t : Las mon doulx amy quest ce que tu sents ? Gabriel ne respondit<text:line-break/>rien : Mais estant ainsi en vne grande sueur, sans pouoir auoir son alayne : rendit<text:line-break/>l'esperit bien peu de temps apres. C(o2)bien cecy fut grief &amp; ennuyeux à la ieune<text:line-break/>fille, qui plus l'aymoit (q2) soymesmes, chascun le peult penser. Elle le pleura<text:line-break/><text:span text:style-name="pb">[n.p.]</text:span><text:span text:style-name="pb"><text:line-break/></text:span>beau(-)coup &amp; l'appella plusieursfois en vain : mais s'apperceu(a2)t finablem(e2)t qu'il estoit<text:line-break/>mort du tout, l'ayant tasté par tous les endroictz de sa personne, &amp;<text:s/>le trouuant<text:line-break/>froit par tout (dont elle ne scauoit que faire ne que dire) s'en alla (ainsi esplourée<text:line-break/>comme elle estoit &amp; pleine d'angoisse) appeller sa chambriere, qui scauoit toute<text:line-break/>ceste amytié : &amp; luy feit entendre l'occasion de sa douleur &amp; misere. Et apres que<text:line-break/>toutes deux ensemble, eurent pleuré amerement quelque espace de temps, sur<text:line-break/>la face morte de Gabriel : La fille deit à la chambriere. Puis que nostre seigneur<text:line-break/>m'a osté cestuy cy, ie n'ay plus deliberé de demourer en vie, Mais premier que<text:line-break/>ie vienne à<text:s/>me tuer ie vouldroye bien que nous prinssions quelque conuenable<text:line-break/>moyen pour garder mon honneur, &amp; l'amytié secrette qui a esté entre nous<text:line-break/>deux : &amp; que le corps duquel la gracieuse ame s'est separée, fust enterré : A qui<text:line-break/>la chambriere deit : ne parle point<text:s/>ma fille de te vouloir tuer : Pource que si tu las<text:line-break/>perdu icy, tu le perdroys pareillement en l'autre monde, si tu te tuoys : car tu t'en<text:line-break/>iroys en enfer, ou ie suis certaine que son ame n'est point allée, d'autant qu'il e(-)<text:line-break/>stoit trop honneste ieune homme. Mais il est beaucoup meilleur que tu te con(-)<text:line-break/>fortes, &amp; penses d'ayder à son ame, auec oraisons ou quelque autre bien, si par<text:line-break/>fortune il en auoit besoing, pour aucun peché qu'il eust commis. Quant est de<text:line-break/>l'enterrer le moyen est tout preparé icy dedans ce iardin : ce que personne ne<text:line-break/>scaura iamais : parce que nul ne scait qu'il y soit oncques venu : &amp; si tu ne veulx<text:line-break/>que ainsi soit, mettons le icy hors du iardin, &amp; le laissons lá : ou il sera trouué de(-)<text:line-break/>main matin, &amp; emporté en sa maison : puis ses parens<text:s/>le feront bien enterrer. La<text:line-break/>ieune fille combien qu'elle fust pleine de tresgrande douleur &amp; pleurast conti(-)<text:line-break/>nuellement si escoutoit elle pourtant le conseil de la chambriere : Et ne luy sem(-)<text:line-break/>blant la premiere opinion bonne, respondit à la seconde, en<text:s/>disant : Ia à dieu ne<text:line-break/>plaise, que ie seuffre que vng amy si cher comme cestuy cy, qui a esté tant aymé<text:line-break/>de moy (&amp; qui plus est) est mon mary, soit enterré c(o2)me vng chien, ou getté en<text:line-break/>la rue sur le paué. il a eu mes lermes, &amp; si ie puis il aura celles de<text:s/>ses parens : &amp;<text:line-break/>desia m'est tumbé sur le cueur, ce que nous auons affaire en cecy. Parquoy elle<text:line-break/>enuoya querir soudainement par la chambriere, vne piece de drap de soye que<text:line-break/>elle auoit en vng sien coffre : &amp; quant elle l'eut apportée elles l'estendirent en<text:line-break/>terre, &amp; meirent sur icelle, le corps de Gabriel : puis luy ayans mis la teste sur vng<text:line-break/>oreiller &amp; auec plusieurs lermes cloz les yeulx &amp; la bouche, &amp; faict vng chap(-)<text:line-break/>peau de rozes, le couurant presque tout de celles que elles deux cueillirent. la<text:line-break/>fille deit à la ch(a2)briere : Il n'ya gueres loing d'icy à la porte de sa maison, ou toy<text:line-break/>&amp; moy le porterons aysement, ainsi acoustré comme il est : &amp; le mettrons de(-)<text:line-break/>uant icelle : puis il ne tardera gueres apres qu'il ne soit iour : &amp; lors il sera recueil(-)<text:line-break/>ly.<text:s/>Et combien que cecy ne soit aucune c(o2)solation à ses parens, toutesfois ce se(-)<text:line-break/><text:soft-page-break/>ra à moy (entre les bras de qui il est mort) grant plaisir. Et cecy deit elle se getta<text:line-break/>de rechef auec tresabondantes lermes, sur sa face, pleurant longuem(e2)t sur icelle :<text:line-break/>Puis estant fort sollicitee de sa chambriere, parce que le iour s'approchoit, elle se<text:line-break/>dressa &amp; tyra de son doit le mesmes anneau, auec lequel Gabriel l'auoit espou(-)<text:line-break/>see par parolles de present, &amp; le meit en celuy de son amy, En disant, mon cher<text:line-break/>seigneur, si ton ame voyt maintenant mes lermes, ou que quelque congnoissan(-)<text:line-break/>ce ou sentem(e2)t reste es corps apres qu'elle en est partie, recoy benignement le<text:line-break/>dernier present de celle lá que tu as aymée si cherement. Et cecy deit, retumba<text:line-break/><text:span text:style-name="pb">[Fueil.109]</text:span><text:span text:style-name="pb"><text:line-break/></text:span>toute esuanouye sur son corps : mais apres qu'elle fut reuenue elle se leua, &amp; pre(-)<text:line-break/>nant auecques la chambriere le drap sur quoy le corps estoit estendu, sortir(e2)t du<text:line-break/>iardin, &amp; prindrent leur chemin vers la maison du mort. Ou allant aduint par<text:line-break/>fortune qu'elles fur(e2)t rencontrees &amp; prises auecques le corps mort : par les gens<text:line-break/>de la garde du potestat, qui estoi(e2)t à celle heure par pays pour quelque accident<text:line-break/>qui estoit suruenu. La ieune fille disirant plus la mort que la vie ayant congneu<text:line-break/>les gens du guet, leur deit franchement : ie congnois qui vous estes, &amp; scay bien<text:line-break/>qu'il ne me seruiroit rien de fuyr : ie suis toute preste de m'en aller auecques<text:line-break/>vous deu(a2)t la seigneurie, &amp; luy compter la verité du faict. Mais que nul de vous<text:line-break/>soit si hardy de me toucher, puis que ie vous suis ainsi obeissante : ne pareillem(e2)t<text:line-break/>d'oster rien, de chose qui soit sur ce corps, si vous ne voulez (q2) ie vous en accuse<text:line-break/>Aumoyen dequoy sans que personne luy touchast elle s'en alla à tout le corps<text:line-break/>mort deuers la seigneurie. Ce que ayant entendu le potestat il se leua &amp; informa<text:line-break/>d'elle (qui auoit esté menée en sa ch(a2)bre) de ce qui estoit interuenu. Puis feit re(-)<text:line-break/>garder par certains medecins si le ieune h(o2)me auoit point esté empoisonné, ou<text:line-break/>autrement tué : Mais tous affermerent que non : ains que quelque apostume qu'il<text:line-break/>deuoit auoir pres du cueur s'estoit creuée qui l'auoit estouffé. Le Potestat oyant<text:line-break/>cecy, &amp; congnoissant que la fille n'estoit point ou bien peu coulpable se perfor(-)<text:line-break/>ca de monstrer &amp; luy faire entendre qui luy vouloit donner ce qu'il ne luy pou(-)<text:line-break/>uoit vendre : &amp; deit que si elle luy vouloit faire vng bon tour il la deliureroit :<text:line-break/>mais voyant que telles parolles ne seruoient de rien il voulut c(o2)tre toute raison<text:line-break/>vser de force : toutesfois la fille emflábée de desdaing, &amp; luy augm(e2)tant la force,<text:line-break/>se deffendit virillem(e2)t : le repoulsant auecque parolles iniurieuses &amp; haultaines :<text:line-break/>puis qu(a2)t le iour fut venu estans ces choses rac(o2)ptees au pere d'elle, il s'en alla do<text:line-break/>lent iusques au mourir auec plusieurs de ses amys au palais. Ou estant arriué &amp;<text:line-break/>informé de tout le faict par le Potestat, il dem(a2)da que sa fille luy fust rendue : Le<text:line-break/>Potestat se voulát plustost accuser de la force qui luy auoit voulu faire, que d'at(-)<text:line-break/>t(e2)dre qu'elle mesme l'accusast,<text:s/>lou(a2)t premierem(e2)t la ieune fille &amp; sa c(o2)st(a2)ce, vint<text:line-break/>à dire (pour icelle approuuer) ce qu'il auoit faict : parquoy la voyant de si grande<text:line-break/>&amp; bonne fermeté, il auoit mys si fort son amour en elle que la ou il plairoit à mes<text:line-break/>sire Noir (qui estoit son pere) &amp; à elle, encores que son (p2)mier mary eust esté de<text:line-break/>basse c(o2)dicion, qu'il la prendroit voluntiers pour sa femme. Ce pendant (q2) ceulx<text:line-break/>cy parloi(e2)t ainsi Andrée vint en la (p2)sence de son pere &amp; en pleur(a2)t se iecta à ses<text:line-break/>piedz : &amp; luy deit, Ie croy mon pere, qu'il n'est point de besoing que ie vous ra(-)<text:line-break/>compte l'histoire de ma hardiesse &amp; de mon malheur : car vous l'auez ouy dire<text:line-break/>&amp; le scauez : &amp; par ainsi ie vous demande pardon de ma faulte, le plus humble(-)<text:line-break/>ment qu'il m'est possible :<text:s/>cest assauoir d'auoir sans vostre sceu &amp; c(o2)gé, pris pour<text:line-break/>mary, celuy que plus i'aymoye : &amp; le pardon que ie vous en demande, n'est pas<text:line-break/>afin que la vie me soit pard(o2)née : mais pour mourir vostre fille &amp; en vostre b(o2)(-)<text:line-break/>ne grace : &amp; cecy deit luy tumba sur les piedz. Messire Noir, qui estoit desia<text:line-break/><text:soft-page-break/>vieil &amp; homme naturellement begnin &amp; gracieux : oyant ces parolles com(-)<text:line-break/>menca à plorer : &amp; en pleurant, leua sa fille tout doulcement : luy disant. Ma fille<text:line-break/>i'eusse beaucoup myeulx aymé que tu eusses eu tel mary comme il m'eust sem(-)<text:line-break/>blé t'estre conuenable : &amp; encores que tu en ayes pris vng comme il t'a pleu,<text:line-break/>ne pour cela m'en doit il desplaire : mais bien me plains ie grandement que tu<text:line-break/><text:span text:style-name="pb">[n.p.]</text:span><text:span text:style-name="pb"><text:line-break/></text:span>le mayes celé, &amp; du peu de fiance que tu as eu en moy : mesmes voyant que tu<text:line-break/>l'as perdu premier que ie l'ayes sceu : toutesfois puis que les choses sont telles, ie<text:line-break/>veulx que tout ainsi que pour le contenter ie luy eusse faict autant d'honneur<text:line-break/>s'il viuoit, comme à mon gendre, que en semblable, il luy soit maintenant faict à<text:line-break/>la mort. Et se retourna deuers ses enfans &amp; parens : ausquelz il commanda qu'on<text:line-break/>preparast grandes &amp; honnorables obseques à Gabriel. Durant toutes ces cho(-)<text:line-break/>ses les parens &amp; parentes du trespassé, qui en auoient esté aduertiz y arriuerent,<text:line-break/>&amp;<text:s/>pareillement presque tous les hommes &amp; femmes qui estoient en la ville : par(-)<text:line-break/>quoy le corps mys au mylieu de la court, sur le drap de Andrée, auec toutes ses<text:line-break/>rozes, il ne fut seulem(e2)t pleur(e2) d'elle &amp; des parens de luy mais quasi publicque(-)<text:line-break/>ment<text:s/>de toutes les femmes de la ville, &amp; aussi de plusieurs h(o2)mes. Et apres cela<text:line-break/>le mettans hors de la court ouuerte à vng chascun, fut porté en sepulture (non<text:line-break/>pas à la mode d'un bourgoys seulement, mais d'un seigneur) sur les espaulles<text:line-break/>de plusieurs nobles cytoyens auec tresgrant honneur &amp; reuerence. De la en a(-)<text:line-break/>uant quelques iours apres poursuyuant le potestat sa demande, &amp; le pere en vou<text:line-break/>lant parler à sa fille elle n'en voulut oyr parler aucunement : dont desirant son<text:line-break/>pere luy complaire il la rendit auec<text:s/>sa chambriere en vne religion fort renom(-)<text:line-break/>mée de saincteté &amp; deuocion : ou elles vesquirent long temps apres en grande<text:line-break/>honnesteté.</text:p>
      <text:h text:style-name="Titre2" text:outline-level="2">SYMONNE AYMANT PASQVIN ET<text:line-break/><text:span text:style-name="T2680">estant auecques luy en vng iardin : aduint que</text:span><text:s/>P<text:span text:style-name="T2681">asquin se frotta les dents d'une</text:span><text:span text:style-name="T2682"><text:line-break/></text:span><text:span text:style-name="T2683">fueille de saulg</text:span><text:span text:style-name="T2684">e : dont il mourut : icelle</text:span><text:s/>S<text:span text:style-name="T2685">ymonne fut prise de la iustice &amp; se</text:span><text:span text:style-name="T2686"><text:line-break/></text:span><text:span text:style-name="T2687">frotta pareillement d'une de ces fueilles de saulge les dents, dont semblable (-)</text:span><text:span text:style-name="T2688"><text:line-break/></text:span><text:span text:style-name="T2689">ment elle mourut.</text:span></text:h>
      <text:h text:style-name="P2690" text:outline-level="2">Nouuelle sepriesme.</text:h>
      <text:p text:style-name="P2691"><text:span text:style-name="T2692">P</text:span>Amphile auoit acheué sa nouuelle, quant le Roy ne monstrant<text:line-break/>auoir eu aucune compassion de Andrée, regarda madame E(-)<text:line-break/>milie, luy faisant signe qu'il luy pleust en disant la sienne de c(o2)(-)<text:line-break/>tinuer apres les autres : laquelle sans faire aucune demeure, com<text:line-break/>menca ainsi. Mes cheres compaignes, la nouuelle que a dicte<text:line-break/>Pamphile<text:s/>me faict venir la volunté d'en dire vne autre qui ne<text:line-break/>ressemble la sienne en aucune chose : sinon que tout ainsi comme Andrée perdit<text:line-break/>son amy en vng iardin, aussi feit celle de qui ie veulx parler : laquelle estant apres<text:line-break/>pareillement prise comme Andrée fut,<text:s/>se deliura des mains de iustice, non par<text:line-break/>force ne par sa vertu, mais auec mort inopinée. Et c(o2)bien que amour (ainsi que<text:line-break/>nous auons autresfois dict) face voluntiers son habitacion es maisons des per(-)<text:line-break/>sonnes nobles, si ne reffuse il pourtant l'empire de celles des paoures : Ains mon(-)<text:line-break/>stre en icelles mesmes quelquefois ses forces de semblable sorte comme (estant<text:line-break/>seigneur trespuissant) il se scait faire craindre des plus riches. Ce que ie vous fe(-)<text:line-break/>ray congnoistre en tout ou en grant partie par ma nouuelle : auec laquelle ie<text:line-break/>veulx rentrer en nostre cité : de laquelle, en parlant diuersement de plusieurs &amp;<text:line-break/><text:soft-page-break/>diuerses choses, &amp; en tournoyant par diuerses parties du monde, nous nous<text:line-break/>sommes tant esloignez.</text:p>
      <text:p text:style-name="p"><text:span text:style-name="pb">[Fueil.110]</text:span><text:span text:style-name="pb"><text:line-break/></text:span>Il n'ya pas encor long temps qu'il y eut a Florence vne ieune fille fort belle<text:line-break/>&amp; gracieuse selon sa qualité, de qui le pere estoit paoure, laquelle se nommoit<text:line-break/>Symonne : &amp; combien qu'il luy conuint gaigner sa vie au trauail de ses bras, en<text:line-break/>fillant de la layne, pour qui luy en vouloit bailler à filler, elle ne fut pourtant de si<text:line-break/>peu de cueur, qu'elle ne print la hardiesse de receuoir amour en son entende(-)<text:line-break/>ment : lequel auoit long temps faict semblant d'y vouloir entrer par le moyen<text:line-break/>des actes &amp; parolles gracieuses d'un ieune garconneau qui<text:s/>n'estoit point de<text:line-break/>plus grande estoffe qu'elle, &amp; s'en alloit baillant de la layne à filler pour vng fai<text:line-break/>seur de draps son maistre, L'ayant doncques receu en soy, par les regards gra(-)<text:line-break/>cieux du ieune garcon qui l'aymoit (lequel se nommoit Pasquin) elle fort desi(-)<text:line-break/>reuse, &amp; ne tasch(a2)t point de faire rien d'auantaige, iectoit en filant (à chascun<text:line-break/>tour de layne fillée qu'elle entortilloit à son fuzeau) mille souspirs plus cuysans<text:line-break/>que feu : se souuenant de celuy qui la luy auoit baillé à filler. Pasquin de<text:s/>l'autre(-)<text:line-break/>part deuenu fort soigneux &amp; diligent à solliciter que la layne de son maistre fust<text:line-break/>bien fillée, sollicitoit plus souu(e2)t celle que Symonne filloit que nulle autre : quasi<text:line-break/>comme si elle seule &amp; non aucune autre deust fournir toute la piece. Parquoy<text:line-break/>solicitant l'un, &amp; prenant l'autre plaisir d'estre sollicitee, il aduint que l'un pren(a2)t<text:line-break/>plus de hardiesse qu'il ne souloit auoir, &amp; l'autre chassant beaucoup de la peur<text:line-break/>&amp; honte qu'elle souloit auoir, ilz feirent si bien qu'ilz meirent leurs fuzeaulx en(-)<text:line-break/>semble. Aquoy l'un &amp; l'aure prindrent si grant plaisir que non seulement l'un<text:line-break/>n'attendoit à y estre inuité par l'autre : ains qui plus est, pour se y deuoir entre(-)<text:line-break/>inuiter, alloient l'un au deuant de l'autre en se inuitant. &amp; en continuant ainsi<text:line-break/>leur plaisir d'un iour à autre, &amp; se embrasans tousiours plus en ceste conti(-)<text:line-break/>nuation, Pasquin deit vng iour à Symonne, qu'il desiroit sur toute chose que<text:line-break/>elle trouuast moyen de venir en vng iardin, ou il la vouloit mener : affin qu'ilz<text:line-break/>peussent estre lá ensemble, plus à leur ayse &amp; auec moins de souspecon : Symon(-)<text:line-break/>ne deit qu'elle en estoit contente : &amp; ayant donné à entendre à son pere, vng di(-)<text:line-break/>manche apres disner, qu'elle vouloit aller gaigner les pardons à sainct Gal, s'en<text:line-break/>alla auec vne sienne compaigne, nommée Lagine au iardin que Pasquin luy<text:line-break/>auoit enseigné, ou elle le trouua, auec vng sien compaignon, qui se nommoit<text:line-break/>Puccin : toutesfois on l'appelloit le Stramba : Et lá s'estant forgée vne autre nou(-)<text:line-break/>uelle amytié, entre le Str(a2)ba &amp; Lagine, Pasquin &amp; Symonne se retirer(e2)t en vng<text:line-break/>endroit du iardin, pour prendre leur plaisir, &amp; laisserent Stramba &amp; Lagine en<text:line-break/>vng autre. Or y auoit il en cest endroit du iardin ou Pasquin &amp; Sym(o2)ne estoi(e2)t,<text:line-break/>vne belle &amp; fort grande plante de saulge : Au pied de laquelle s'estans assiz, &amp;<text:line-break/>ayans bonne piece passé le temps ensemble, &amp; deuisé longuement d'un gouster<text:line-break/>qu'ilz deliberoient de faire vng autrefois en ce iardin à leur beau loysir, Pasquin<text:line-break/>se retournant deuers la plante de saulge en cueillit vne fueille, &amp;<text:s/>commenca a<text:line-break/>se frotter les dents, &amp; les genciues auec icelle, disant qu'il n'y auoit chose meil(-)<text:line-break/>leure au monde pour myeulx les nectoyer de toute ordure, apres le past : Et qu(a2)t<text:line-break/>il les eut ainsi frottees quelque temps, il retourna sur son propos du gouster,<text:line-break/>dont il auoit parlé au parauant : mais il ne continua gueres en deuisant, que tout<text:line-break/>le visaige luy commenca à changer : Et apres ce changement, il perdit aussi tost<text:line-break/>la veue &amp; la parolle, &amp; en brief mourut. Ce que voyant Symonne commenca à<text:line-break/>pleurer &amp; à<text:s/>cryer &amp; appella Strambe &amp; Lagine, qui y coururent promptem(e2)t :<text:line-break/><text:span text:style-name="pb">[n.p.]</text:span><text:span text:style-name="pb"><text:line-break/></text:span>Et voyans Pasquin non seulement mort : mais desia tout enflé, &amp; que le visaige<text:line-break/><text:soft-page-break/>&amp; tout le corps estoient plains de taches noires, Strambe commenca soudaine(-)<text:line-break/>ment à cryer, Ha<text:s/>meschante garce tu l'as empoisonné : Et faisantz ainsi grant<text:line-break/>bruyt furent ouyz de plusieurs voysins, qui habitoi(e2)t pres de ce iardin : lesquelz<text:line-break/>y estans accouruz &amp; trouuantz cestuy cy mort &amp; enflé, &amp; oyans que Strambe<text:line-break/>s'en plaignoit, &amp; accusoit Sym(o2)ne de l'auoir empoisonné, &amp; que elle quasi hors<text:line-break/>du sens pour la douleur du soudain accid(e2)t qui luy auoit osté son amy ne se sca(-)<text:line-break/>uoit excuser, il fut creu de tous, qu'il estoit ainsi comme Strambe le disoit. Au(-)<text:line-break/>moyen dequoy ceste paoure dolente fut<text:s/>prinse, &amp; menée tousiours pleur(a2)t tres(-)<text:line-break/>fort, au palais du Potestat : la ou est(a2)t accusée de Str(a2)be &amp; de deux autres, nom(-)<text:line-break/>mez l'un le Atticciato, &amp; l'autre le Malaise, c(o2)paignons de Pasquin, qui y estoi(e2)t<text:line-break/>suruenuz : le iuge sans d(o2)ner intermission à laffaire, se meit à l'examiner du cas :<text:line-break/>&amp; ne pouuant aucunement compr(e2)dre qu'elle eust vsé en ceste chose d'aucune<text:line-break/>malice, ne qu'elle en fust coulpable : il voulut veoir en la presence d'elle, le corps<text:line-break/>mort &amp; le lieu ou il estoit trespassé : &amp; qu'elle luy racomptast lá maniere c(o2)ment<text:line-break/>il estoit mort : parce qu'il ne pouuoit par ses parolles le comprendre assez bien.<text:line-break/>L'ayant doncques sans grant bruyt faict mener la ou le corps de Pasquin gisoit<text:line-break/>encores enflé, comme vng crapault, &amp; l'ayant suyuie apres, luy s'esmerueillant<text:line-break/>du mort, luy demanda c(o2)ment cela auoit esté faict. Ceste cy s'estant approchée<text:line-break/>de la plante de saulge, &amp; luy ayant racompté toute l'histoire precedente, d'un<text:line-break/>bout à l'autre, pour myeulx luy donner à entendre les cas<text:s/>aduenu, feit ne plus ne<text:line-break/>moins c(o2)me auoit faict Pasquin : &amp; se frotta les dents d'une des fueilles d'icelle<text:line-break/>saulge : Regard(a2)s lesquelles choses, Strambe &amp; les autres amys &amp; compaignons<text:line-break/>de Pasquin, comme par mocquerie, en la presence du iuge &amp; comme vaines &amp;<text:line-break/>&amp; friuolles, ilz accusoient auecques plus grande instance sa meschanceté, &amp; ne<text:line-break/>demandoi(e2)t autre chose sinon que le feu en feist la punicion : dont la pourette<text:line-break/>qui du dueil d'auoir perdu son amy, &amp; aussi de la peur de la peine requise par<text:line-break/>Srt(a2)be demouroit sans sonner mot, tomba pour s'estre frotté les dentz de celle<text:line-break/>saulge en ce mesmes accid(e2)t ou (p2)mierem(e2)t estoit tombé Pasquin : qui ne fut sans<text:line-break/>gr(a2)t esbayssem(e2)t de tous ceulx qui y estoi(e2)t (p2)sens. O heureuses ames : ausquelles<text:line-break/>il aduint t(a2)t d'heur (q2) de mectre fin tout en vng iour, à leur feruente amour &amp; à<text:line-break/>ceste vie mortelle : &amp; plus heureuses, si vous en estes allées ensemble en vng<text:line-break/>mesmes lieu : &amp; encor tresheureuses si l'on s'ayme en l'autre vie &amp; que vous vous<text:line-break/>aymez c(o2)me vous vous aymastes pardeca : Mais trop plus heureuse est l'ame de<text:line-break/>Simonne au iugem(e2)t de nous autres viuantz, (q2) nous qui sommes demourez en<text:line-break/>vie apres elle, l'innocence de la(q2)lle la fortune ne voulut pas laisser cheoir soubz le<text:line-break/>tesmoignage de<text:s/>Str(a2)be, de Latticciato, &amp; de Malaise : qui par aduenture estoi(e2)t<text:line-break/>cardeurs de layne, ou peult estre de plus ville c(o2)dicion : ains luy trouua plus h(o2)(-)<text:line-break/>neste voye pour se desuelopper de l'infamye d'eulx, &amp; de suyure l'ame de son a(-)<text:line-break/>my, t(a2)t<text:s/>aymée d'elle : la faisant mourir d'une semblable mort á celle de Pasquin.<text:line-break/>Le iuge quasi tout estonné &amp; pareillem(e2)t tous ceulx qui y estoient, de l'accident<text:line-break/>aduenu, ne saichant que dire, demoura longuem(e2)t sans parler : Et apres qu'il fut<text:line-break/>reuenu en meilleur sens, deit : Cest inconueni(e2)t demonstre assez que ceste saul(-)<text:line-break/>ge est venymeuse : ce (q2) toutesfois on n'a acoustumé de veoir aduenir de la saul(-)<text:line-break/>ge : mais à celle fin qu'elle ne puisse plus offencer personne en ceste maniere, il<text:line-break/><text:span text:style-name="pb">[Fuei</text:span><text:span text:style-name="pb">l.111]</text:span><text:span text:style-name="pb"><text:line-break/></text:span>fault qu'elle soir couppée iusques aux racines &amp; gectee dans le feu : ce que faisant<text:line-break/>celluy qui estoit gardien du iardin en la presence du iuge, il n'eut iamais si tost<text:line-break/>abbatu ceste grant plante de saulge enterrée, que l'occasion de la mort des deux<text:line-break/>miserables amantz apparut. Car l'on trouua dessoubz la plante de ce saulgier,<text:line-break/>vng crapault d'une merueilleuse grandeur : du vent mortifere, duquel on iuge<text:line-break/><text:soft-page-break/>que celle saulge deuoit estre deuenue enuenymée. Et n'ay(a2)t aucun la hardiesse<text:line-break/>de s'approcher de ce crapault : on feit faire vng fort grant cerne, &amp; la le brusle(-)<text:line-break/>rent auecques ladicte saulge. Et lors fut acheué le proces de m(o2)sieur le iuge sur<text:line-break/>la mort du paoure Pasquin : lequel ensemble sa Sym(o2)ne, furent portez en terre<text:line-break/>ainsi enflez qu'ilz estoient par Strambe &amp; ses compaignons dessusnommez, en<text:line-break/>leglise de sainct Pol : dont par aduenture ilz estoient parroissiens,</text:p>
      <text:h text:style-name="Titre2" text:outline-level="2">(hedera) IHEROSME AYMANT VNE IEVNE<text:line-break/><text:span text:style-name="T2693">fille nommée Siluestre, s'en alla contrainct par les prieres de sa mere à Paris :</text:span><text:span text:style-name="T2694"><text:line-break/></text:span><text:span text:style-name="T2695">retournant<text:s/></text:span><text:span text:style-name="T2696">duquel il trouua samye mariée : en la maison de laquelle il entra</text:span><text:span text:style-name="T2697"><text:line-break/></text:span><text:span text:style-name="T2698">secretement, &amp; mourut au pres d'elle dedans le lict : puis estant porté en une</text:span><text:span text:style-name="T2699"><text:line-break/></text:span><text:span text:style-name="T2700">eglise pour estre enterré, elle mourut semblablement sur luy.</text:span></text:h>
      <text:h text:style-name="P2701" text:outline-level="2">Nouuelle huictiesme.</text:h>
      <text:p text:style-name="P2702"><text:span text:style-name="T2703">L</text:span>A nouuelle de madame Emilie<text:s/>estoit acheuée quant madame<text:line-break/>Neiphile par le commandem(e2)t du Roy c(o2)menca à dire ainsi,<text:line-break/>(Il me semble vaillantes dames) qu'il se treuue assez de gens,<text:line-break/>qui pensent sauoir plus (q2) tous les autres, &amp; toutesfois ilz scauent<text:line-break/>moins : presumantz par cecy d'employer &amp; opposer leur sens<text:line-break/>&amp; entendemantz à entreprendre, non seulement contre le con(-)<text:line-break/>seil &amp; opinion des hommes : mais encor contre la nature des choses. De laquelle<text:line-break/>presumption il en est desia aduenu de tresgr(a2)s maulx : &amp; n'a l'on iamais veu qu'il<text:line-break/>en soit sorty aucun bien : Et pource que entre les choses naturelles celle qui moins<text:line-break/>recoit c(o2)seil ou operacion au contraire cest amour : la nature duquel est telle qu'il<text:line-break/>se peult plustost consommer par soymesmes (q2) estre chassé par admonnestem(e2)t<text:line-break/>d'aultruy, il m'est venu en l'entendem(e2)t de vous racompter vne nouuelle d'une<text:line-break/>femme : laquelle voulát apparoistre plus saige qu'il ne luy appartenoit &amp; qu'elle<text:line-break/>n'estoit, &amp; que aussi la chose enquoy elle estudyoit de monstrer son sens ne le<text:line-break/>meritoit, feit tant que en vne mesme heure, elle tira l'amour &amp; lame du corps de<text:line-break/>son filz pensant chasser amour hors d'un cueur amoureux, ou par aduenture la<text:line-break/>faueur du ciel l'auoit mis.</text:p>
      <text:p text:style-name="p">Il y eut doncques en nostre cité (selon que les anciens racomptent) vng tres(-)<text:line-break/>grant &amp; riche march(a2)t, qui se nomma Leonard seguier. lequel eut de sa femme<text:line-break/>vng filz nommé Iherosme, Apres la natiuité duquel ayant mis tous ses affaires<text:line-break/>en bon ordre, il passa de ceste vie en l'autre. Les tuteurs de lenfant gouuernerent<text:line-break/>auecques la mere<text:s/>bien &amp; loyaument tous ses affaires : &amp; deuenant l'enfant grant<text:line-break/>il s'appriuoy sa auecques les autres enfans ses voysins plus d'une petite garce de<text:line-break/>son aage fille d'un cousturier que de nulle autre de son quartier : et croissant tous<text:line-break/>les iours plus grant, la<text:s/>frequentation se c(o2)uertit en si grande &amp; ardente amy(-)<text:line-break/>tié, que lherosme n'auoit aucun bien sinon quant il veoit ceste fille, &amp; certaine(-)<text:line-break/>ment elle ne l'aymoit moins que luy elle. La mere de l'enfant s'estant apperceue<text:line-break/><text:span text:style-name="pb">[n.p.]</text:span><text:span text:style-name="pb"><text:line-break/></text:span>de cecy, l'en<text:s/>tencea &amp; chastia plusieursfois : mais voyant qu'il ne s'en abstenoit<text:line-break/>point, sen plaignit à ses tuteurs : &amp; c(o2)me celle qui pensoit pour la gr(a2)de richesse<text:line-break/>de son filz faire d'une espine vng orenger, leur deit ainsi. Ce garcon icy (lequel<text:line-break/>n'a pas encores quatorze ans) est si fort amoureux d'une fille d'un cousturier no<text:line-break/>stre voisin, n(o2)mee Siluestre, que si nous ne l'ostons de sa presence, il la prendra<text:line-break/>paraduanture vng iour pour femme sans que personne en saiche rien : dont ie<text:line-break/>mourroys de dueil : ou bien il se consommera pour elle s'il voit qu'on la marie à<text:line-break/>vng autre. Et par ainsi il me sembleroit bon, que pour y obuier, vous le deuriez<text:line-break/><text:soft-page-break/>enuoyer quelque part loing d'icy, pour seruir en quelque boutique : parce que<text:line-break/>quant il ne la verra plus elle luy sortira de l'entendement : &amp; apres nous le pour(-)<text:line-break/>rons marier à quelque ieune fille de bonne maison. Les tuteurs deirent qu'elle<text:line-break/>parloit tresbien, &amp; qu'ilz le feroient, s'il leur estoit possible. Parquoy faisant ap(-)<text:line-break/>peller le garcon en la boutique, l'un d'eulx luy commenca à dire fort amyable(-)<text:line-break/>ment : Mon filz tu es desormais grandet, ce sera bien faict que tu commences à<text:line-break/>veoir toymesmes tes affaires : &amp; à ceste cause nous serions fort contens, (q2) tu t'en<text:line-break/>allasses demourer quelque temps à Paris, ou tu verras vne grande partie de ta ri<text:line-break/>chesse c(o2)me elle se trafficque. Et oultre ce tu deui(e2)dras lá beaucoup myeulx con<text:line-break/>dicionné &amp; plus honneste h(o2)me que tu ne ferois icy : en voy(a2)t ces seigneurs ces<text:line-break/>barons &amp; ces gentilz h(o2)mes : dont il y a grant n(o2)bre, &amp; apprendras leurs meurs<text:line-break/>&amp; condicions puis apres tu t'en pourras retourner icy. Le garcon les escouta en(-)<text:line-break/>tentiuement &amp; en peu de parolles leur respondit, qu'il n'en vouloit rien faire :<text:line-break/>parce qu'il pensoit auoir aussi bien dequoy demourer à Florence comme vng<text:line-break/>autre. Ces gens de bien oyans cecy, le reprindrent encor auec plusieurs parolles :<text:line-break/>mais voyans qu'ilz n'en pouuoient tirer autre responce le deirent à sa mere. La(-)<text:line-break/>quelle courroussée desesperement de cecy, non pas de ne vouloir aller à Paris,<text:line-break/>mais de ce qu'il estoit ainsi amoureux, luy deit toutes les iniures du monde. &amp; a(-)<text:line-break/>pres auec doulces parolles l'appaisant, c(o2)m(e2)ca à le flatter &amp; à le prier doulcem(e2)t<text:line-break/>pour le persuader de faire ce que ses tuteurs vouloient : &amp; tellem(e2)t le sceut pres(-)<text:line-break/>cher qu'il accorda d'aller demourer vng an à Paris &amp; non plus : &amp; ainsi fut faict.<text:line-break/>Estant d(o2)cques Iherosme allé demourer à Paris &amp; tousiours amoureux plus que<text:line-break/>iamais de sa Siluestre : on le l'y tint soubz promesse de l'(e2)uoyer querir d'un<text:s/>iour<text:line-break/>à l'autre deux ans entiers : &amp; luy retourn(a2)t delá plus amoureux que iamais, trou(-)<text:line-break/>ua samye mariée à vng bon ieune filz tentier : dequoy il fut dol(e2)t oultre mesure.<text:line-break/>Toutesfois voy(a2)t qu'il n'en pouuoit estre autrem(e2)t, s'essaya de s'en rendre con(-)<text:line-break/>tent. Et ayant sceu le lieu ou elle se tenoit, il commenca (comme la coustume des<text:line-break/>ieunes gens amoureux est) à passer &amp; se promener deu(a2)t elle, pensant qu'elle ne<text:line-break/>l'auoit non plus oublié que luy elle : mais le cas alloit bien autrement. Car elle ne<text:line-break/>se souuenoit de luy non plus que si elle ne l'eust iamais veu : Ou bien si elle s'en<text:line-break/>souuenoit quelque peu son semblát monstroit tout le contraire : dequoy le ieune<text:line-break/>garcon s'apperceut bien tost, &amp; n(o2) sans gr(a2)de melencolye. Neantmoins il fai(-)<text:line-break/>soit tout ce qui luy estoit possible pour rentrer en sa grace. Mais luy est(a2)t aduis (q2)<text:line-break/>tout ce qu'il faisoit ne luy seruoit de rien, il se delibera quant bien il deuroit mou<text:line-break/>rir de parler luy mesmes à elle. Et s'estant informé de quelque voisin des estres<text:line-break/>de sa maison entra secretem(e2)t dedans vng soir que son mary &amp; elle estoi(e2)t allez<text:line-break/>veiller auec leurs voisins, &amp; se cacha en sa chambre derriere les rideaulx d'un lict<text:line-break/><text:span text:style-name="pb">[Fueil.112]</text:span><text:span text:style-name="pb"><text:line-break/></text:span>de camp qui y estoit tendu, ou il att(e2)dit tant que apres que ceulx cy furent retour<text:line-break/>nez &amp; couchez, &amp; que le mary fut endormy, il sen alla tout droict au lieu ou il a(-)<text:line-break/>uoit veu que Siluestre s'estoit couchée, &amp; luy ay(a2)t mis la main sur son estomach<text:line-break/>luy deit tout bellement : Helas mamye dors tu desia ? La ieune femme qui ne dor(-)<text:line-break/>moit point, voulut cryer : mais Iherosme luy deit soudainem(e2)t : pour dieu ne crye<text:line-break/>point. car ie suis ton Iherosme. Ce que oyant ceste cy, luy deit tout en tremblant,<text:line-break/>he pour l'amour de dieu Iherosme vaten, ce t(e2)ps est passé ou quel il n'estoit point<text:line-break/>mal seant à nostre grande ieunesse de s'entreaymer, ie suis maintenant comme<text:line-break/>tu veois mariee, au moyen dequoy il ne me siet plus bien de penser à autre hom<text:line-break/>me que à m(o2) mary. Parquoy ie te prie pour dieu que tu t'en voyses : car si<text:s/>m(o2) ma<text:line-break/>ry te sentoit (encores qu'autre mal n'en aduinst) si en aduiendroit il toutesfois que<text:line-break/>ie ne pourroye iamais viure en paix ne en repos auec luy : la ou il m'ayme main(-)<text:line-break/><text:soft-page-break/>tenant &amp; viuons paisiblement ensemble. Le ieune filz oyant ces parolles sentit<text:line-break/>vne douleur inestimable, &amp; combien qu'il luy ramentust le temps passé &amp; com(-)<text:line-break/>ment son amytié n'estoit pour aucune distance iamais diminuée, y entremestant<text:line-break/>plusieurs prieres &amp; promesses tresgrandes, il ne sceut pourtant obtenir iamais au<text:line-break/>cune chose d'elle. Parquoy desirant de mourir, la pria à la fin que pour toute re(-)<text:line-break/>compence, de tant d'amytié qu'il luy auoit porté &amp; portoit, elle souffrist qu'il se<text:line-break/>couchast aupres d'elle tant qu'il se fust rechauffe : par ce qu'il s'estoit tout gelé en<text:line-break/>l'attendant, luy promettant qu'il ne luy diroit ne feroit aucune chose : &amp; que aussi<text:line-break/>tost qu'il se seroit vng peu reschauffé il sen iroit. La ieune femme ayant quelque<text:line-break/>compassion de luy l'accorda auec les condicions dessusdictes. Iherosme se cou(-)<text:line-break/>cha aupres elle sans<text:s/>point la toucher, &amp; se souuen(a2)t de la longue amytié qu'il luy<text:line-break/>auoit portée &amp; de la presente cruaulte qu'il voyoit en elle, congnoissant aussi que<text:line-break/>toute son esper(a2)ce estoit perdue, delibera de ne viure plus en ce m(o2)de, &amp; c'estans<text:line-break/>retirez en luy ses<text:s/>esperitz sans dire aucune parolle, il serra les poings &amp; mourut<text:line-break/>aupres d'elle. Laquelle apres quelque espace de temps s'esmerueillant de sa conte<text:line-break/>nance, &amp; craignant que son mary s'esueillast, comm(e2)ca à dire, He Iherosme que<text:line-break/>ne t'en vas tu ? Mais sentant qu'il ne resp(o2)doit rien, elle pensa qu'il fust endormy,<text:line-break/>Parquoy ayant estandu sa main iusques à luy affin qu'il s'esueillast, elle commen(-)<text:line-break/>ca à le poulser, &amp; en le touch(a2)t, le trouua plus froict (q2) glace, dont elle s'esermueilla<text:line-break/>fort, &amp; le touchant plus fort &amp; sentant qu'il ne se mouuoit point, apres l'auoir re(-)<text:line-break/>touché plusieurs fois elle congneut qu'il estoit mort. dequoy dolente oultre me(-)<text:line-break/>sure, elle fut gr(a2)t piece sans scauoir qu'elle deuoit faire, A la fin elle print pour c(o2)(-)<text:line-break/>seil de vouloir esprouuer (parlant en la personne d'aultruy) ce que son mary di(-)<text:line-break/>roit qu'il en seroit de faire, &amp; l'ayant esueille elle feignit d'estre aduenu à vng au(-)<text:line-break/>tre, ce que presentement luy estoit aduenu. luy demandant si cela luy aduenoit<text:line-break/>quel conseil il luy en donneroit, le bon homme respondit, qu'il luy sembleroit<text:line-break/>qu'on deust porter secretement à sa maison celuy qui seroit ainsi mort, &amp; le lais(-)<text:line-break/>ser lá, sans en porter aucune malueilláce à la femme, qui ne luy sembloit auoir au(-)<text:line-break/>cunement failly. Alors la ieune femme deit, ainsi doncques nous fault il faire. Et<text:line-break/>luy ayant prins la main luy feit toucher le ieune homme mort, dont tout marry<text:line-break/>il se leua incontinant debout : puis allumant de la chandelle, sans entrer autrem(e2)t<text:line-break/>en parolles auecques<text:s/>sa femme, il chargea sur ses espaules le corps mort reuestu<text:line-break/>de ses mesmes habillementz &amp; sans y songer autrement se confiant de son inno<text:line-break/><text:span text:style-name="pb">[n.p.]</text:span><text:span text:style-name="pb"><text:line-break/></text:span>cence le porta à l'huys de sa maison, ou il le posa : puis sen retourna. Or le iour ve(-)<text:line-break/>nu qu'on trouua<text:s/>cestuy cy mort, &amp; est(a2)du deuant sa porte, il en fut faict vng gr(a2)t<text:line-break/>bruyt : &amp; mesmement par la m(e2)re, laquelle sercha &amp; regarda par tout sa person(-)<text:line-break/>ne, &amp; ne luy trouu(a2)t ne coup ne playe, si fut generallem(e2)t creu par les medecins,<text:line-break/>qu'il estoit mort de dueil : comme la verité estoit. Ce corps doncques, fut porté à<text:line-break/>l'eglise : &amp; lá vint la dolente mere auec plusieurs autres parentes &amp; voisines, &amp; c(o2)<text:line-break/>mencerent à pleurer tresamerement sur luy, comme est nostre coustume, &amp; à me<text:line-break/>ner grant dueil.<text:s/>Et ce pendant qu'on menoit ce grant dueil, le bon homme en la<text:line-break/>maison duquel il estoit mort, deit à sa femme, metz quelque cappe sur ta teste, &amp;<text:line-break/>vaten à l'eglise, ou lon à porté Iherosmé : &amp; fourre toy entre les f(e2)mes, &amp; escou(-)<text:line-break/>te ce qu'on dict de ce cas : &amp; ie feray le semblable entre les h(o2)mes, affin que nous<text:line-break/>saichons si on en dit quelque chose contre nous. La ieune femme qui deuenoit<text:line-break/>trop tard pitoyable en fut contente : comme celle qui desiroit veoir mort celuy,<text:line-break/>auquel quant il viuoit elle n'auoit voulu complaire seulement d'un baiser, &amp; si en<text:line-break/>alla. Cest chose merueilleuse à penser combien les forces d'amour sont difficilles<text:line-break/>à retrouuer : car le cueur de ceste femme lequel la prospere fortune de Iherosme<text:line-break/><text:soft-page-break/>n'auoit peu ouurir fut ouuert par la miserable, &amp; s'estans lá resuscitees les ancien(-)<text:line-break/>nes flammes elles se muerent soudainement en vne si grande compassion que<text:line-break/>aussi tost qu'elle veit le visaige mort, elle se meit (est(a2) ainsi cachée de sa cappe) au<text:line-break/>trauers toutes les femmes, &amp; ne cessa iusques<text:s/>à ce quelle fut arriuée au corps mort.<text:line-break/>Et lá ayant ietté vng treshault cry, elle ietta son visaige sur le ieune homme mort,<text:line-break/>lequel elle ne baigna de guieres de larmes : parce quelle ne leut si tost touché,<text:line-break/>que tout ainsi comme la douleur auoit osté la vie<text:s/>au ieune homme, ainsi l'osta el(-)<text:line-break/>le à la ieune femme : Mais apres que les femmes la voulurent reconforter, luy di(-)<text:line-break/>sans quelle se leuast vng peu,ne la congnoissans encores, &amp; la voulans leuer : puis<text:line-break/>quelle ne se leuoit : aussi quelle ne se remuoit en<text:s/>facon que ce fust, elles la voulur(e2)t<text:line-break/>aucunement soubzleuer : mais en vne mesme heure elles congneur(e2)t quelle estoit<text:line-break/>morte, &amp; que cestoit la paoure Siluestre. Dequoy toutes les dames qui estoient<text:line-break/>l(a2) vaincues de double compassion, rec(o2)mencerent leurs pleurs plus grans que au<text:line-break/>parauant. Le bruyt s'espandit hors de l'esglise entre les hommes, lequel venu aux<text:line-break/>oreilles du mary (qui estoit parmy eulx) il pleura longuement sans vouloir ouyr<text:line-break/>consolation ou (o2)fort de personne. Et apres ayant racompté à plusieurs de ceulx<text:line-break/>qui y estoient l'histoire qui auoit esté la nuict precedente entre le ieune h(o2)me &amp;<text:line-break/>sa femme chascun sceut manifestement l'occasion de la mort de tous deux, dont<text:line-break/>tous fur(e2)t desplaisans. Ayans doncques prins la ieune femme morte &amp; acoustré<text:line-break/>comme on acoustre les corps mortz, on la coucha sur ce mesme lict, aupres du<text:line-break/>corps du ieune homme. Puis quant ilz furent longuem(e2)t pleurez, on les enterra<text:line-break/>tous deux en vne mesme sepulture. Et eulx que amour (quant ilz viuoi(e2)t) n'auoit<text:line-break/>peu conioindre ensemble, la mort assembla en inseparable assemblée.</text:p>
      <text:h text:style-name="Titre2" text:outline-level="2"><text:span text:style-name="pb">[Fueil.113]</text:span><text:span text:style-name="pb"><text:line-break/></text:span>(hedera) MESSIRE GVILLAVME DE ROSSILLON<text:line-break/><text:span text:style-name="T2704">donna à menger à sa femme le cueur de messire Guillaume Gardastain qu'il auoit tué.</text:span><text:span text:style-name="T2705"><text:line-break/></text:span><text:span text:style-name="T2706">&amp; qu'elle aymoit. Ce qu'elle saichant par apres, se ie</text:span><text:span text:style-name="T2707">tta d'une haulte fenestre embas</text:span><text:span text:style-name="T2708"><text:line-break/></text:span><text:span text:style-name="T2709">&amp; mourut : puis fut enterrée auec son amy.</text:span></text:h>
      <text:h text:style-name="P2710" text:outline-level="2">Nouuelle neufiesme.</text:h>
      <text:p text:style-name="P2711"><text:span text:style-name="T2712">Q</text:span>Vant la nouuelle de madame Neiphile fut finie, non sans auoir<text:line-break/>meu à grande compassion toutes ses compaignes, le roy qui ne<text:line-break/>vouloit enfraindre le preuilege donné<text:s/>à Dioneo (ne restant plus<text:line-break/>autres que eulx deux à parler) commenca ainsi. Il me vi(e2)t au de(-)<text:line-break/>uant (pitoyables dames) vne nouuelle de laquelle (puis que vous<text:line-break/>estes ainsi dolentes des malheureux accidens d'amour) il vous<text:line-break/>conuiendra auoir n(o2) moins de c(o2)passion que de la precedente : par ce que ceulx<text:line-break/>ausquelz aduint ce que ie diray estoient de plus grosse estoffe, &amp; si fut l'accident<text:line-break/>plus cruel que ceulx dont on à parlé.</text:p>
      <text:p text:style-name="p">Vous deuez doncques scauoir (ainsi que racomptent les Prouencaulx) qu'il y<text:line-break/>eut autres fois en Prouence, deux nobles cheauliers ayans chascun chasteaulx &amp;<text:line-break/>vassaulx, dont l'un se nommoit messire Guillaume de Rossillon, &amp; l'autre messire<text:line-break/>Guillaume Gardastain, &amp; pource que l'un &amp; l'autre estoient vaillans en faictz<text:line-break/>d'armes il s'aymoient tresfort : &amp; auoient de coustume d'aller tousiours ensemble<text:line-break/>à tous les tournoys, ioustes, ou autre faictz d'armes qui se faisoient, &amp; se vestoi(e2)t<text:line-break/>de mesme parure. Et combien que chascun demourast en vng sien chasteau di(-)<text:line-break/>stant l'un de l'autre bien cinq<text:s/>lieues, il aduint toutesfois que ayant messire Guil(-)<text:line-break/>laume de Rossillon vne tresbelle &amp; desirable dame pour femme, messire Guillau<text:line-break/>me Gardastain en deuint desmesurem(e2)t amoureux, nonobst(a2)t l'amytié &amp; la con<text:line-break/><text:soft-page-break/>fraternité qui estoit entre eulx, &amp; feit<text:s/>tant par vng moyen &amp; par autre que la da(-)<text:line-break/>me se apperceut : dont elle fut tresaise, le congnoissant tresuertueux cheualier,<text:line-break/>&amp; comm(e2)ca à mettre son amour en luy, de sorte quelle n'aymoit ne desiroit rien<text:line-break/>de ce monde, sinon luy, &amp; n'attendoit autre chose sinon qu'il la priast : ce qui ne<text:line-break/>tarda gueres : &amp; furent ensemble non seulem(e2)t vne fois, mais aussi plusieurs. D(o2)c<text:line-break/>ques s'entreaym(a2)s fort &amp; frequentans indiscretem(e2)t ensemble, aduint que le ma(-)<text:line-break/>ry sen apperceut, dont il fut tellement indigné que la grande amytié qu'il portoit<text:line-break/>à messire Guillaume Gardastain, se conuertit en hayne mortelle : mais il le sceut<text:line-break/>mieulx celer que eulx n'auoient faict leur amytié, &amp; delibera du tout en soy mes(-)<text:line-break/>mes de le tuer. Parquoy estant messire Guillaume de<text:s/>Rossillon en ceste delibera(-)<text:line-break/>cion, il furuint qu'on publia à son de trompe vng grant tournoy qu'on deuoit fai<text:line-break/>re en France, ce que messire Guillaume de Rossillon enuoya incontinent faire<text:line-break/>scaouir à messire Guillaume Gardastain, le priant de le venir veoir<text:s/>si cestoit son<text:line-break/>plaisir &amp; qu'ilz delibereroient ensemble s'ilz y iroient &amp; c(o2)ment. Messire Garda(-)<text:line-break/>stain tresioyeulx de cecy respondit, qu'il sen iroit soupper sans aucune faulte le<text:line-break/>lendemain auecques luy, dont messire Guillaume de Rossillon (oyant la<text:s/>respon(-)<text:line-break/>ce) pensa en soy mesmes que l'heure estoit venue qu'il le pourroit tuer. Et s'estant<text:line-break/>armé le iour ensuyant monta à cheual auecques quelques seruiteurs siens, &amp; se<text:line-break/>meit en embusche demye lieue paraduenture de sa maison en vng boys par ou<text:line-break/><text:span text:style-name="pb">[n</text:span><text:span text:style-name="pb">.p.]</text:span><text:span text:style-name="pb"><text:line-break/></text:span>deuoit passer messire gardastain. Et apres l'auoit attendu vne bonne espace de<text:line-break/>temps il le veit venir, auecques deux seruiteurs apres luy tous desarmez, comme<text:line-break/>celuy qui ne se doubtoit de rien, &amp; aussi tost qu'il le veid au lieu ou il le desiroit,<text:line-break/>il luy courut sus tout felon &amp; plain de mauuaise voul(e2)te auec vne lance au poing :<text:line-break/>en luy escriant, Traistre tu es mort, &amp; fut vne mesme chose le dire &amp; le frapper<text:line-break/>de ceste lance en lestomach, dont ne pouuant le gardastain se deffendre aucune(-)<text:line-break/>ment, ne dire seulement vne parolle estant perse d'oultre en oultre du coup de<text:line-break/>lance, tumba par terre, &amp; peu apres mourut. Et ses seruiteurs tournerent bride &amp;<text:line-break/>sen fuyrent le plus tost qu'ilz peurent, vers le chasteau de leur seigneur sans con(-)<text:line-break/>gnoistre celuy qui auoit commis le meurtre, &amp; messire Guillaume de Rossillon<text:line-break/>descendit de cheual ouurant auecques vng cousteau, l'estomac du trespassé, &amp; de<text:line-break/>ses propres mains luy arracha le cueur : puis l'ayant faict enuelopper en vne ban(-)<text:line-break/>derolle de lance, commanda à vng de ses seruiteurs qu'on l'emportast, &amp; qu'il ny<text:line-break/>eust si hardy d'eulx de iamais parler de ce faict, puis remonta à cheual, estant<text:line-break/>desia nuict, &amp; s'en retourna à son chasteau. La dame qui auoit entendu que mes(-)<text:line-break/>sire Gardastain deuoit venir à soupper, &amp; qui<text:s/>l'attendoit auec grand desir, ne le<text:line-break/>voyant venir s'esmerueilla fort, &amp; deit à son mary. Comment est il possible que<text:line-break/>messire Guillaume Gardastain n'est point venu ? A qui le mary respondit : i'ay eu<text:line-break/>nouuelle de luy qu'il ne veult venir iusques à demain. Dequoy la dame estant<text:line-break/>vng peu marrye n'en parla plus. Le mary, quant il fut descendu de cheual feit ap(-)<text:line-break/>peller son cuysinier, &amp; luy deit pren ce cueur de sanglier &amp; l'apreste en la meil(-)<text:line-break/>leure &amp; plus plaisante sorte pour menger que tu scauras, &amp; quant ie<text:s/>seray à ta(-)<text:line-break/>ble enuoye le moy en vng plat d'argent. Le cuysinier le print, &amp; ayant mis toute<text:line-break/>sa science pour le bien acoustrer, en feit vng hachiz le meilleur du monde. Mes(-)<text:line-break/>sire Guillaume quant l'heure de soupper fut venue se meit à table auec sa femme,<text:line-break/>&amp; la viande fut seruie : mais il mangea peu à cause du malefice qu'il auoit com(-)<text:line-break/>mis, &amp; ne faisoit que pencer. Le cuysinier luy feit porter le hachiz qu'il feit seruir<text:line-break/>deu(a2)t sa femme : &amp; faisant semblant d'estre ce soir tout desgouté, le luy loua gran<text:line-break/>dement. La dame qui n'estoit point desgoustée en commenca à menger : &amp; luy<text:line-break/>sembla bien bon. Parquoy elle le mangea tout. Quant le cheualier veit qu'elle l'a(-)<text:line-break/><text:soft-page-break/>uoit tout mengé, il luy deit. Combien vous à semblé bonne ceste viande ? En b(o2)<text:line-break/>ne foy monsieur respondit la dame, elle ma pleu merueilleusement. Se maid dieu<text:line-break/>(deit le cheualier) ie vous en croy, &amp; ne mesbahis point si vous auez trouué bon<text:line-break/>mort, ce qui vous à tant pleu vif. La dame oyant cecy fut quelque temps sans par(-)<text:line-break/>ler : puis luy deit, Comment ? Qu'est ce que vous m'auez faict manger ? Le che(-)<text:line-break/>uallier respondit, ce que vous auez menge est pour certain le cueur de messire<text:line-break/>Guillaume Gardastain, que vous mesch(a2)te aymiez tant, &amp; sachez pourvray que<text:line-break/>cest luy mesmes, par ce que ie le luy arrachay de la poictrine auec ces propres<text:line-break/>mains, vng peu auant que ie retournasse. Si la dame fut dolente oyant dire cecy,<text:line-break/>de celuy qu'elle aymoit sur toute autre chose, il ne le fault point demander. Et<text:line-break/>quelque peu apres elle deit, vous auez faict ce que vng desloyal &amp; meschant che(-)<text:line-break/>ualier doit faire. Car si ie l'auoye faict seigneur de mon amour sans qu'il m'eust<text:line-break/>faicte aucune force, &amp; vous estiez en cecy oultraigé, i'en deuoye porter la peine &amp;<text:line-break/>non luy. Mais ia à dieu ne plaise que sur vne si noble viande comme à esté celle<text:line-break/>du cueur d'un si vaill(a2)t &amp; courtoys cheualier, tel que fut messire Guillaume<text:line-break/><text:span text:style-name="pb">[Fueil.114]</text:span><text:span text:style-name="pb"><text:line-break/></text:span>Gar(-)dastain, iamais y entre nulle autre viande. Et s'estant leuée de table se ietta du<text:line-break/>hault en bas sans autre deliberation par vne festre qui estoit derriere elle, laquelle<text:line-break/>estoit fort haulte de terre. Dont en tumbant elle non seulement se tua : mais aussi<text:line-break/>se meit quasi toute en pieces. Ce que voy(a2)t messire Guillaume fut fort est(o2)né : &amp;<text:line-break/>c(o2)gneut bi(e2) qu'il auoit mal faict. Parquoy craign(a2)t les paysans &amp; les g(e2)s du conte<text:line-break/>de Prouence il feit seller ses cheuaulx, &amp; senfuyt : laquelle chose fut sceue le lende(-)<text:line-break/>main, par toute la contrée ainsi comme elle auoit esté faicte. Au moyen dequoy<text:line-break/>les deux corps recueilliz tant par<text:s/>les gens de messire Guillaume Gardastain que<text:line-break/>par ceulx de la dame auec tresgrandes doleances &amp; pleurs furent mis ensemble<text:line-break/>en l'eglise du chasteau de la dame en vne mesme sepulture, sur laquelle furent<text:line-break/>escriptz certains vers, signifians qui furent ceulx qui<text:s/>estoient enterrez la dedans<text:line-break/>&amp; l'occasion &amp; maniere de leur mort.</text:p>
      <text:h text:style-name="Titre2" text:outline-level="2">LA FEMME D'VN CIVR GIEN MEITEN<text:line-break/><text:span text:style-name="T2713">vne huche vng sien amy, qui auoit beu d'une eau qui faisoit endormir les gens, le(-)</text:span><text:span text:style-name="T2714"><text:line-break/></text:span><text:span text:style-name="T2715">quel elle tenoit pour mort, dedans laquelle huche deux larrons vsuriers l'</text:span><text:span text:style-name="T2716">emporte(-)</text:span><text:span text:style-name="T2717"><text:line-break/></text:span><text:span text:style-name="T2718">rent en leur maison : puis se resueillant cest amy, &amp; estant pris pour larron, la cham</text:span><text:span text:style-name="T2719"><text:line-break/></text:span><text:span text:style-name="T2720">briere de la dame, s'alla accuser à la iustice, de l'auoir mis en ceste huche, &amp; par ce</text:span><text:span text:style-name="T2721"><text:line-break/></text:span><text:span text:style-name="T2722">moyen il eschappa d'estre pendu. E t les larrons pour l'auoir desrobé<text:s/></text:span><text:span text:style-name="T2723">furent con(-)</text:span><text:span text:style-name="T2724"><text:line-break/></text:span><text:span text:style-name="T2725">damnez en amende pecuniaire.</text:span></text:h>
      <text:h text:style-name="P2726" text:outline-level="2">Nouuelle dixiesme.</text:h>
      <text:p text:style-name="P2727"><text:span text:style-name="T2728">A</text:span>Pres que le roy eut mis fin à son dire, il restoit seulement à Dio(-)<text:line-break/>neo dire la sienne. Ce que luy congnoissant &amp; aussi que le roy<text:line-break/>le luy auoit desia comm(a2)dé, il c(o2)menca ainsi. Les miseres qu'on<text:line-break/>à racompté des amytiez malheureuses, ont faict deuenir tous<text:line-break/>tristes les yeulx &amp; les cueurs non seulement de vous autres (mes<text:line-break/>dames) mais aussi de moy mesmes. Parquoy i'ay grandement<text:line-break/>souhaitté que la fin en fust venue. Or loué soit dieu quelles sont finies, si ce n'estoit<text:line-break/>que ie voulsisse faire à ceste mauuaise denrée vne mauuaise addicion, dont dieu<text:line-break/>me garde, si commenceray sans plus suyure vne si douloureuse matiere, vne nou<text:line-break/>uelle qui sera quelque peu plus ioyeuse &amp; meilleure. Laquelle d(o2)nera<text:s/>par aduen(-)<text:line-break/>ture bon argument à ce qu'on deura racompter la iournée ensuyuant.</text:p>
      <text:soft-page-break/>
      <text:p text:style-name="p">Vous deuez scauoir (mes belles ieunes dames) qu'il n'y a pas encor l(o2)g temps,<text:line-break/>qu'il y eut à Salerne, vng cirurgien fort renommé, qu'on appelloit maistre Maz(-)<text:line-break/>zeo de la montaigne, lequel estant desia venu sur la fin de son aage, espousa vne<text:line-break/>belle &amp; gentille fille de sa ville, qu'il contentoit de riches &amp; triumphantz habille(-)<text:line-break/>mentz, de bagues &amp; de tout ce qui pouuoit plaire à vne femme mieulx que nul(-)<text:line-break/>le autre de la ville. Il est vray qu'elle estoit le plus du temps morfondue comme<text:line-break/>celle que le maistre couuroit, tresmal dans le lict, lequel (tout ainsi comme messire<text:line-break/>Richard de Quinzica dont nous auons cy deuant parlé, enseignoit les festes à la<text:line-break/>sienne) monstroit pareillement à ceste cy, que pour auoir couché seulement vne<text:line-break/>fois auec vne femme il faloit se reposer plusieurs iournees apres pour se remettre<text:line-break/>en nature, &amp; mille autres semblables follies dont elle viuoit tres mal c(o2)tente.<text:line-break/><text:span text:style-name="pb">[n.p.]</text:span><text:span text:style-name="pb"><text:line-break/></text:span>Tou(-)tesfois comme saige &amp; de bon esperit qu'elle estoit, delibera pour soulager le mai<text:line-break/>stre de la maison de se ietter à l'escarmousché &amp; vser du bi(e2) d'autruy. Au moyen<text:line-break/>dequoy ay(a2)t veu plusieurs ieunes h(o2)mes, il y en eut finablem(e2)t vng qui luy entra<text:line-break/>en l'entendement,<text:s/>auquel elle meit toute son esper(a2)ce, tout son cueur, &amp; tout son<text:line-break/>bien Dequoy s'estant le ieune homme apperceu, il tourna toute son amytié en el(-)<text:line-break/>le. Cestuy cy estoit nommé Roger de Ieroli de noble parenté, mais de si mauuai(-)<text:line-break/>se &amp; vituperable vie, qu'il n'auoit parent ne amy qui l'aymast ou qui le voulust<text:line-break/>veoir. Tellement qu'il estoit repputé par toute Salerne, pour vng larronneau &amp;<text:line-break/>mauuais garcon : dont la dame ne se soucia gueres, luy plaisant pour autre oc(-)<text:line-break/>casion. Et de faict elle sceut ordonner<text:s/>son cas de sorte, que par le moyen d'une<text:line-break/>sienne chambriere, ilz se trouuerent ensemble seul à seul : &amp; apres qu'ilz eurent<text:line-break/>prins quelque plaisir l'un auec l'autre, la dame luy comm(e2)ca à blasmer la vie qu'il<text:line-break/>auoit tenue par le passé, &amp; à le prier que pour l'amour d'elle il se chastiast de tel(-)<text:line-break/>les choses, &amp; pour luy en donner le moyen, elle le secourut quelque fois d'une<text:line-break/>somme d'argent, &amp; quelque fois d'une autre. Dont perseuerantz en ceste manie(-)<text:line-break/>re ensemble fort discretem(e2)t, aduint que le cirurgien eut entre mains vn patient<text:line-break/>qui auoit vne des iambes toute gastée : &amp; c(o2)gnoissant d'ou procedoit le mal deit<text:line-break/>à ses parens que si on ne luy ostoit vng oz pourry qu'il auoit en la iambe il la luy<text:line-break/>fauldroit coupper : ou qu'il mourust, mais luy tir(a2)t<text:s/>l'oz qu'il pourroit guerir. Tou(-)<text:line-break/>tesfois qu'il ne l'entreprendroit sinon le tenant desia pour mort, aquoy s'estans<text:line-break/>accordez ceulx de qui il estoit allié, ilz le luy bailler(e2)t pour tel. Le cirurgien pen(-)<text:line-break/>sant que si la pati(e2)t n'estoit endormy, il<text:s/>ne scauroit endurer la peine, &amp; ne se voul<text:line-break/>droit laisser penser, faict son compte de ne commencer à faire ceste cure iusques<text:line-break/>au soir ensuyuant, si feit distiller au matin vne eau d'une sienne certaine compo(-)<text:line-break/>sicion, laquelle (quant le patient en auroit beu) le feroit dormir autant de t(e2)ps c(o2)(-)<text:line-break/>me il mettroit à le penser, puis la faisant apporter en sa maison, la meit en vne fe(-)<text:line-break/>nestre d'icelle, sans dire à personne ce que cestoit. Quant la nuict approcha que<text:line-break/>le maistre cirurgien deuoit aller veoir cestuy cy, il vint deuers luy vng messaiger<text:line-break/>d'aucuns de ses plus grans amys de Melfe, qui le prioi(e2)t tresinst(a2)ment qu'il ne fail<text:line-break/>list incontinant d'y venir, parce qu'il y auoit eu vne grande baterie ou plusieurs<text:line-break/>personnes auoi(e2)t esté blecees. Parquoy prolongant la cure de ceste iambe iusques<text:line-break/>au lendemain matin il monta sur vne Barquette, &amp; sen alla à Melfe. Au moyen<text:line-break/>dequoy la dame saichant que son mary ne reuiendroit ce soir au logis enuoya se(-)<text:line-break/>cretement querir (comme elle auoit acoustumé) son<text:s/>amy Roger, &amp; l'enferma de(-)<text:line-break/>dans sa chambre, iusques à ce que certaines autres personnes de la maison sen fus(-)<text:line-break/>sent allees coucher. Estant d(o2)cques Roger en la chambre en attendant la dame,<text:line-break/>&amp; ayant pour la peine qu'il auoit eue de iour (ou bien quil auoit mengé sallé, ou<text:line-break/>par aduenture par vne longue acoustumance) tresgrant soif, il luy aduint par for(-)<text:line-break/><text:soft-page-break/>tune, de trouuer en la fenestre la fiolle d'eau que le cirurgien auoit faicte pour le<text:line-break/>patient. Et croyant qu'elle fust bonne à boire, la meit à la bouche &amp; la beut tou(-)<text:line-break/>te. Parquoy il n'arresta gueres que vng grant sommeil le print &amp; s'endormit. La<text:line-break/>dame sen vint le plustost qu'il luy fust possible, &amp; trouuant Roger qui dormoit le<text:line-break/>commenca à pousser &amp; à luy dire tout bas qu'il se leuast debout : mais tout cela ne<text:line-break/>seruoit de rien : car il ne respondoit ne ne se remuoit aucunement, dont la dame<text:line-break/>estant quelque peu courroucée le poussa plus fort en disant. Or sus dormart lieue<text:line-break/><text:span text:style-name="pb">[Fueil.115]</text:span><text:span text:style-name="pb"><text:line-break/></text:span>toy, si tu auois talent de dormir tu t'en deuoys aller en ton logis, n(o2) pas venir icy.<text:line-break/>Roger estant ainsi poussé tumba à terre de dessus vng coffre sur lequel il estoit,<text:line-break/>&amp; ne feit auc(u2) sembl(a2)t de sen rèssentir ne plus ne moins que eust faict vng corps<text:line-break/>mort. Dequoy la dame se trouuant aucunement estonnée, commenca à le vouloir<text:line-break/>reluer : &amp; à le remuer plus fort que au parauant, puis à le pr(e2)dre par le nez, &amp; luy<text:line-break/>arracher la barbe. mais tout cela ne seruoit pareillement de rien. Car il auoit atta<text:line-break/>ché son asne à trop bonne cheuille. Parquoy la dame entra en souspencon qu'il<text:line-break/>estoit mort. Toutesfois elle commenca à le pincer plus aigrement qu'elle n'auoit<text:line-break/>faict, &amp; à le brusler auec vne chandelle allumée : encor tout cela n'estoit rien. Au<text:line-break/>moyen dequoy qui n'estoit point medicine elle bien que son mary le fust creut<text:line-break/>que sans point de faulte il estoit mort. Dont il ne fault dem(a2)der (l'aymant sur tou<text:line-break/>te autre chose comme elle faisoit) si elle en fut dolente. Et n'osant en faire aucun<text:line-break/>bruit, commenca sans crier à pleurer sur luy, &amp; à se douloir d'une telle malen(o2)(-)<text:line-break/>tre : mais apres quelque temps craingn(a2)t d'adiouster honte à son dommage, elle<text:line-break/>pensa qu'il faloit trouuer moyen sans y songer plus longuement c(o2)me on le pour<text:line-break/>roit (estant ainsi mort) mettre hors de la maison. Et ne se saichant c(o2)seiller en ce(-)<text:line-break/>cy, elle appella tout bellement sa chambriere à laquelle elle remonstra sa deffortu<text:line-break/>ne, &amp; luy dem(a2)da conseil. La ch(a2)briere s'esmerueillant fort le volut elle mesme ti<text:line-break/>rer &amp; le pincer, &amp; c(o2)gnoissant qu'il n'auoit aucun sentim(e2)t deit ce que la<text:s/>dame di<text:line-break/>soit, cestassauoir qu'il estoit pour certain mort, &amp; fut d'aduis qu'on le deuoit met(-)<text:line-break/>tre hors de la maison, &amp; ou le pourrons nous mettre (deit la dame) qu'on ne sou(-)<text:line-break/>speconne au matin (quant on le trouuera) qu'il n'ait esté tiré de ceans ? A qui la<text:line-break/>chambriere respondit. Ma dame i'ay veu ce soir qu'il estoit encor tard, deuant la<text:line-break/>boutique de ce menuysier nostre voisin, vne huche qui n'est pas trop grande, la<text:line-break/>quelle (si le maistre ne la serrée) viendra le mieulx à propos du monde pour faire<text:line-break/>ce que nous voulons : par ce que nous le pourrons mettre dedans, &amp; luy donner<text:line-break/>deux ou trois coups de cousteau, &amp; le laisser la : Ie ne scay pas pourquoy celuy qui<text:line-break/>le trouuerra en celle huche croyra plustost qu'on le y ait mis de ce(a2)s (q2) d'ailleurs.<text:line-break/>&amp; suis<text:s/>certaine qu'on croyra plus tost (par ce qu'il à esté mauuais garcon) qu'il ait<text:line-break/>esté tué (en allant faire quelque meschanceté) d'aucun sien malvueillant, &amp; puis<text:line-break/>apres mis dedans ce coffre, que d'estre party de ceans. Le conseil de la chambriere<text:line-break/>fut trouué bon du tout par la maistresse, fors que de luy donner aucuns coups de<text:line-break/>cousteau : en disant qu'elle ne pourroit souffrir cela pour chose du monde. Et en(-)<text:line-break/>uoya la chambriere veoir si la huche estoit la ou elle l'auoit veue, laquelle retour(-)<text:line-break/>na &amp; deit (q2)<text:s/>ouy, puis chargea (elle qui estoit ieune &amp; forte) Roger sur ses espaules,<text:line-break/>auec l'aide de la dame, qui marchoit deu(a2)t pour veoir si personne venoit, &amp; qu(a2)t<text:line-break/>elles eurent trouué la huche elles le meir(e2)t ded(a2)s &amp; le laisser(e2)t la. Ce mesme iour<text:line-break/>deux ieunes hommes s'estoi(e2)t allez logé en celle rue vng peu plus hault que le lo(-)<text:line-break/>gis du menuysier : lesquelz prestoi(e2)t de l'argent à interestz, &amp; desir(a2)s de gaigner<text:line-break/>beaucoup, &amp; despendre peu, ayans besoing de meubles auoi(e2)t veu le iour prece(-)<text:line-break/>dent ceste huche, &amp; auoient faict leur complot de l'emporter en leur logis, si elle<text:line-break/>y demouroit la nuict, laquelle venue ilz sortirent hors, &amp; ayans trouué la huche,<text:line-break/><text:soft-page-break/>l'emporterent incontinent en leur logis, sans entrer en autre dispute : encore qu'elle<text:line-break/>leur semblast vng peu pesante, &amp; la meir(e2)t aupres d'une ch(a2)bre ou leurs femmes<text:line-break/>couchoient, sans se soucier pour l'heure de la r(e2)ger mieulx. Et la laissans lá sen alle<text:line-break/><text:span text:style-name="pb">[n.p.]</text:span><text:span text:style-name="pb"><text:line-break/></text:span>rent dormir. Roger lequel auoit dormy tresgr(a2)de piece &amp; auoit<text:s/>digeré desia son<text:line-break/>bruuaige, aussi que la vertu d'icelluy estoit consommée, s'esueilla vng peu deuant<text:line-break/>iour. Et combi(e2) que son sommeil fust r(o2)pu, &amp; que les sens eussent recouuer leur<text:line-break/>vertu, si est ce qu'il luy demoura vng est(o2)nem(e2)t au cerueau qui<text:s/>le tint tout estour<text:line-break/>di, non seulem(e2)t celle nuict : mais plusieurs autres apres. Puis ay(a2)t ouuvert les yeulx,<text:line-break/>&amp; en voyant chose qui fust, il estandit ses mains ca &amp; la, &amp; se trouu(a2)t en oeste hu<text:line-break/>che c(o2)m(e2)ca à resuer, &amp; à dire en soy mesmes, Qu'est ce cy ? ou Suisie ? dors ie ou se<text:line-break/>ie veille ? Si me souui(e2)t il bien que ie vins arsoir en la ch(a2)bre de ma mye, &amp; main<text:line-break/>ten(a2)t il me semble que ie suis en vne huche. Que veult dire cecy ? Le cirurgien se(-)<text:line-break/>roit il point retourné ? ou quelque inconuenient suruenu par lequel elle me voy(a2)t<text:line-break/>endormy m'eust icy caché ? Ie le croy, &amp; que certainement il sera ainsi. Parquoy il<text:line-break/>pensa à demourer coy : &amp; escouter s'il orroit quelque chose. Et ay(a2)t demouré ainsi<text:line-break/>assez long t(e2)ps plus mal à son ayse que autrem(e2)t, en celle huche qui estoit petite,<text:line-break/>&amp; luy faisant douleur le costé sur lequel il estoit couché, &amp; luy se voulant tourner<text:line-break/>sur l'autre, il le feit si dextrement, que donnant des rains à l'un des costez de la hu(-)<text:line-break/>che, laquelle n'auoit esté mise sur lieu qui fust vny, il la feit p(a2)cher &amp; apres t(u2)ber,<text:line-break/>&amp; en t(u2)bant feit vng si gr(a2)t bruict, que les femmes qui estoi(e2)t couchées la aupres,<text:line-break/>s'esueillerent, &amp; eurent peur, toutesfois qu'elles noserent sonner mot. Roger dou(-)<text:line-break/>tant fort, pour la cheute de la huche, &amp; sent(a2)t que par ce moyen elle s'estoit ouuer<text:line-break/>te ayma mieulx(si autre chose luy suruenoit de fortune) estre dehors que demou<text:line-break/>rer dedans, &amp; tant pour ne scauoir ou il estoit que pour vne chose &amp; autre il com<text:line-break/>menca à sen aller chancellant par la maison : pour scauoir s'il trouueroit degré ou<text:line-break/>porte par ou sortir. Ce que oyans les femmes qui estoient esueillees, c(o2)mencerent<text:line-break/>à dire, Qui est la ? Roger ne congnoissant point leurs voix, ne leur respondit rien.<text:line-break/>Parquoy les femmes c(o2)mencerent à appeller leurs maris, lesquelz dormoi(e2)t fort,<text:line-break/>par ce qu'ilz auoi(e2)t veillé beaucoup, &amp; n'oyr(e2)t chose (q2) ce fust de tout cecy, au moy(e2)<text:line-break/>dequoy estans les femmes deuenues plus paoureuses que deuant se leuerent &amp; se<text:line-break/>mettans aux fenestres se prindr(e2)t à crier, au larron : au cry desquelles plu<text:line-break/>sieurs des voisins accoururent, les vngs par dessus les maisons, les autres par vng<text:line-break/>endroit, &amp; autres par diuers lieux, &amp; entrer(e2)t en la maison. Les mariz pareillem(e2)t<text:line-break/>s'esueillerent à ce grant bruict, &amp; prindr(e2)t ce pauoure Roger, lequel estoit presque<text:line-break/>hors de son sens, de grande merueille, de se veoir la, sans scauoir par quel endroit<text:line-break/>il deuoit ou pouuoit eschapper. Et quant il fut prins ilz le meir(e2)t es mains des ser<text:line-break/>gentz du gouuerneur de la ville, qui estoient desia couruz à ce bruict. Et estant<text:line-break/>mené deuers le gouuerneur fut mis incontin(a2)t (d'aut(a2)t qu'il auoit reputaci(o2) d'e(-)<text:line-break/>stre tresmauuais garcon) à la question, sur laqulle il c(o2)fessa, que voirem(e2)t il estoit<text:line-break/>entré<text:s/>en la maison de ces presteurs, pour les desrober. Parquoy le gouuerneur de<text:line-break/>libera sans trop songer de le faire p(e2)dre par la gorge. La nouuelle courut la mes(-)<text:line-break/>me matinée, par tout Salerne, que Roger auoit esté pris, en voulant desrober la<text:line-break/>maison des presteurs. Ce que oyans la dame &amp; la chambriere elles sen esmerueil<text:line-break/>ler(e2)t si fort, qu'elle se vouloi(e2)t quasi faire accroyre n'auoir point faict, ce que tou<text:line-break/>tesfois elles auoient faict la nuict preced(e2)te : ains plustost auoir seulem(e2)t songé de<text:line-break/>le<text:s/>faire. Et oultre cecy la dame c(o2)gnoissant le peril enquoy estoit Roger sen trou<text:line-break/>uoit tellement troublée qu'elle estoit en d(a2)ger d'en deuenir folle. Vng peu apres<text:line-break/>huict heures du matin, le cirurgien retourna de Melfe, &amp; demanda son eau pour<text:line-break/><text:soft-page-break/><text:span text:style-name="pb">[F</text:span><text:span text:style-name="pb">ueil.116]</text:span><text:span text:style-name="pb"><text:line-break/></text:span>ce qu'il vouloit aller pencer son patient : &amp; trouuant la fiolle vuyde, feit vng tel<text:line-break/>bruict au logis, que rien ne se osoit trouuer deuant luy. La dame qui estoit bien<text:line-break/>tormentée d'autre chose respondit tout en courroux. Vrayement nostre mai(-)<text:line-break/>stre, vous feriez beau bruict d'une grande chose, quant pour vne fiolle deau<text:line-break/>seulement qui à esté versée vous cryez tant : Ne sen trouue il plus au monde ?<text:line-break/>A qui le maistre Phisicien deit, Ma femme tu as peult estre pensé que ce fust<text:line-break/>eau claire : mais il n'est pas ainsi, ains est vne eaue composée pour s'endormir.<text:line-break/>Et luy compta pour quelle occasion il l'auoit faicte. Incontinent que la dame<text:line-break/>eut ouy cecy elle s'aduisa que roger l'auoit beue : Et que cestoit la cause qui leur<text:line-break/>auoit faict croyre qu'il estoit mort. Et deit : nostre maistre nous n'en sauoins rien,<text:line-break/>&amp; par ainsi, refaictes en vne autre si vous voulez. Peu de temps apres la cham(-)<text:line-break/>briere qui par le commandement de la dame estoit allé scauoir qu'il aduien(-)<text:line-break/>droit de Roger, retourna &amp; deit : Ma dame tout le monde parle en mauuaise<text:line-break/>sorte de Roger, &amp; à ce que i'ay entendu, il n'a parent ne amy qui se soit remué<text:line-break/>pour luy vouloir ayder, &amp; tient lon pour certain que le preuost le fera demain<text:line-break/>prendre : Et oultre ce ie vous veulx bien dire vne chose, qu'il me semble auoir<text:line-break/>comprins en mon entendement, comment il arriua en la maison des presteurs<text:line-break/>&amp; oyez la maniere. Vous cognoissez bien le menuysier deuant lequel estoir<text:line-break/>la huche ou nous le meismes, il estoit tout à ceste heure auec vng homme au(-)<text:line-break/>quel ceste huche<text:s/>ce semble appartient, dont ilz ont le plus gros debat du mon(-)<text:line-break/>de ensemble, de ce que cestuy lá demande, que le menuysier luy paye sa huche :<text:line-break/>Et le menuysier respond qu'il ne la vendue : mais qu'elle luy à esté desrobée, Et<text:line-break/>l'autre luy disoit il n'est pas<text:s/>vray : ains tu l'as vendue à ces deux ieunes presteurs<text:line-break/>d'argent : comme eulx mesmes m'ont dit ce matin, quant ie l'ay veue en leur mai<text:line-break/>son à l'heure que Roger à esté prins : A qui le menuysier dit, ilz mentent par la<text:line-break/>gorge : Par ce que iamais ie ne la leur vendiz : mais trouuerez qu'ilz me l'aur(o2)t ce(-)<text:line-break/>ste nuict desrobée : allons vers eulx. Et ainsi sen sont allez tous d'ung accord en<text:line-break/>la maison des presteurs : &amp; ie m'en suis retournée. Parquoy (comme vous pou(-)<text:line-break/>uez veoir) ie comprens que Roger à esté<text:s/>transporté en ceste sorte, au lieu ou il à<text:line-break/>esté trouué : mais de scauoir comment il est ressuscité ie ne le puis pencer. La da(-)<text:line-break/>me comprenant lors trebien comment le cas estoit allé, deit à la chambriere, ce<text:line-break/>quelle auoit ouy dire à son mary : &amp; la pria quelle voulust faire tout son possible,<text:line-break/>pour sauuer Roger : comme celle qui en vne mesme heure le pouuoit faire &amp;<text:line-break/>garder l'honneur d'elle. La chambriere deit : Madame enseignez moy com(-)<text:line-break/>ment, &amp; ie feray voulentiers, tout ce que ie pourray. La dame (comme<text:s/>celle à<text:line-break/>qui le faict touchoit de bien pres) pensa soubdainement ce qui estoit de faire : &amp;<text:line-break/>en informa la chambriere de poinct en poinct, laquelle sen alla premierement<text:line-break/>au cirurgien, &amp; en pleurant luy commenca à dire. Monsieur il fault que ie vous<text:line-break/>demande pardon d'une grande faulte que i'ay commise enuers vous. Son mai(-)<text:line-break/>stre luy deit : Et de quoy ? Lors elle luy deit en pleurant. Monsieur vous con(-)<text:line-break/>gnoissez bien quel homme cest que Roger de Ieroli : auquel luy venant voulen(-)<text:line-break/>té de m'aymer, il falut moytié parforce moytié par requeste, que ie l'amasse, il<text:line-break/>ya enuiron vn an : Et luy saichant hier au soir, que vous n'estiez point ceans : il<text:line-break/>me flata tant, que ie le menay en vostre maison, dedans ma chambre, coucher<text:line-break/><text:span text:style-name="pb">[n.p.]</text:span><text:span text:style-name="pb"><text:line-break/></text:span>auec moy, ou il luy print vne grande soif. Et pour ce que ne sceu lors, à quoy<text:line-break/>recourir plustost ou à leaue ou au vin, moy ne voulant que ma maistresse, qui<text:line-break/>estoit en la salle, me veist, me va souuenir que i'auoye veu en vostre chambre<text:line-break/>vne fiolle deau, que ie couruz prendre, &amp; la luy<text:s/>donnay à boire : puis ie remis<text:line-break/><text:soft-page-break/>la fiolle ou ie l'auoye prinse, dont ie voy que vous auez faict vng si grant bruict<text:line-break/>par la maison. Et certes ie confesse que i'ay mal faict : mais qui est celuy qui<text:line-break/>quelque fois ne faille ? Il me desplaist grandement de l'auoir faict, non tant<text:line-break/>seulement pour leau comme pource qui sen ensuyuit depuis : car Roger est<text:line-break/>pour en perdre la vie. Parquoy ie vous supplie tant que ie puis, qu'il vous plai(-)<text:line-break/>se me pardonner, &amp; me donner permission que ie m'en voyse secourir Ro(-)<text:line-break/>ger, en ce qu'il me sera possible. Le cirurgien oyant ceste cy (encore qu'il fust<text:line-break/>tout courroussé) luy respondit, en la gaudissant. Il est bien employé si tu en<text:line-break/>portes la penitence toy mesmes, par ce que la ou tu pensois auoir ceste nuict<text:line-break/>vng gentil gallant qui<text:s/>te deust bien secouer le pellisson, tu as eu vng grand<text:line-break/>dormard : Et par ainsi va &amp; pourchasse la deliurance de ton amy si tu peulx,<text:line-break/>&amp; garde toy bien doresnauant de l'amener iamais plus ceans : car ie te paye(-)<text:line-break/>roye de ceste fois &amp; de l'autre. Oyant laquelle responce, il sembla bien à la cham<text:line-break/>briere que elle auoit tresbien commencé son entreprinse, &amp; sens alla le plus tost<text:line-break/>qu'elle peult à la prison ou estoit Roger, ou elle flata tant le geaulier qu'il la lais(-)<text:line-break/>sa parler à Roger. Laquelle apres qu'elle l'eut instruit de ce qu'il auoit à respon(-)<text:line-break/>dre au preuost, s'il vouloit eschapper, feit tant qu'elle sen alla deuant à luy. Le(-)<text:line-break/>quel preuost premier que luy vouloir donner audience, voulut (pource qu'el(-)<text:line-break/>le estoit fresche &amp; rebondie) attaché son croq à<text:s/>la paouretté de dieu : A quoy,<text:line-break/>elle, pour estre ouye de meilleur cueur, ne feit point de reffuz : Et apres qu'el(-)<text:line-break/>le se fut leuée de la besogne, luy deit : Monsieur vous auez icy Roger de Ie(-)<text:line-break/>roli, qui à esté prins pour larron : mais la verité n'est pas ainsi. Et commen(-)<text:line-break/>cant l'histoire, lá luy compta toute de fil en esguille : Et luy deit comme estant<text:line-break/>s'amye elle l'auoit mené en la maison du cirurgien, &amp; comment elle luy auoit<text:line-break/>donné leau en dormant à boire : ne congnoissant quelle eau cestoit : pareille(-)<text:line-break/>ment elle luy compta en quelle maniere elle l'auoit porte pour mort dedans<text:line-break/>la huche. Et apres cecy, luy deit les parolles qu'elle auoit ouyes entre le me(-)<text:line-break/>nuysier &amp; celuy à qui la huche appartenoit : luy faisant entendre par ce lá,<text:line-break/>comment Roger auoit peu estre trouué en la maison des presteurs. Le pre(-)<text:line-break/>uost voyant que cestoit chose facile à s'enquerir, si cecy estoit vray ou non, en(-)<text:line-break/>uoya premierement querir le cirurgien, pour scauoir s'il estoit vray qu'il eust(-)<text:line-break/>faict cest eau : duquel il trouua qu'il estoit ainsi. Et apres feit venir le menuy(-)<text:line-break/>sier, &amp; celuy à qui la huche appartenoit, &amp; pareillement les presteurs : Et a(-)<text:line-break/>pres plusieurs parolles, il trouua que les presteurs auoient la nuict passée des(-)<text:line-break/>robé la huche : &amp; portée en leur<text:s/>maison. A la fin il se feit amener Roger &amp;<text:line-break/>luy demanda ou il auoit couché la nuict precedente. Lequel respondit qu'il<text:line-break/>ne scauoit ou : mais qu'il se souuenoit bien, qu'il estoit allé pour coucher auec(-)<text:line-break/>ques la chambriere de maistre Mazzeo de la montaigne : en la chambre de la(-)<text:line-break/>quelle il auoit beau de leau par grande soif qu'il auoit : mais qu'il deuint depuis<text:line-break/><text:span text:style-name="pb">[Fueil.117]</text:span><text:span text:style-name="pb"><text:line-break/></text:span>(sinon quant il se trouua dedans vne huche en la maison des presteurs, apres qu'il<text:line-break/>fut eseuillé) il n'en scauoit rien. Le preuost oyant toutes ces choses, &amp; y prenant<text:line-break/>grant plaisir, le leur feit redire à tous plusieurs fois. A la fin congnoissant que Ro(-)<text:line-break/>ger estoit innoc(e2)t, il condamna les presteurs qui auoient desrobé la huche en dix<text:line-break/>onces d'arg(e2)t, &amp; deliura Roger. Dont il<text:s/>ne fault dem(a2)der s'il en fut ioyeux, &amp; en(-)<text:line-break/>cores plus sa chere amye. Laquelle auecques luy, &amp; la chamberiere qui luy auoit<text:line-break/>voulu donner les coups de cousteau en reit &amp; eut son passe t(e2)ps par plusieurs fois<text:line-break/>depuis : continuant tousiours leur amytié<text:s/>&amp; plaisir de bi(e2) en mieulx. Ie vouldrois<text:line-break/>bi(e2) (mes dames) qu'il m'en aduint ainsi. Mais n(o2) pas d'estre mis ded(a2)s la huche.</text:p>
      <text:soft-page-break/>
      <text:p text:style-name="p">Si les premiers nouuelles auoient contristé le cueur des dames, ceste derniere<text:line-break/>de Dioneo, les feit tant rire (&amp; mesmement<text:s/>quant il dei que le preuost auoit at(-)<text:line-break/>taché son crocq) qu'elles se peur(e2)t bien restaurer de la compassion qu'elles auoi(e2)t<text:line-break/>eu des autres. Mais voyant le roy que le Soleil commencoit à se vouloir coucher,<text:line-break/>&amp; que la fin de son gouuernement estoit venue, il sexcusa enuers les dames auec<text:line-break/>plusieurs parolles gracieuses de ce qu'il auoit faict. Cest assauoir d'auoir faict de(-)<text:line-break/>uiser d'une si cruelle matiere comme des malheurs des paoures amoureux. Et<text:line-break/>quant il eut faict son excuse il se leua debout &amp; osta de dessus sa teste la couronne<text:line-break/>de laurier, &amp; attendans les dames à qui il la vouldroit poser, il la meit courtoise(-)<text:line-break/>ment sur la teste blonde de madame Fiamette en disant, Ie te mectz ceste cour(o2)(-)<text:line-break/>ne comme à celle qui s'aura mieulx que nulle autre consoler demain ceste c(o2)pai(-)<text:line-break/>gnie de la dure iournée d'auiourdhuy. Madame Fiamette de qui les cheueulx<text:line-break/>estoient crespeluz, longs &amp; dorez, tumbantz vng peu sur ses blanches &amp; delicates<text:line-break/>espaulles, ayant vng visaige rondelet &amp; vne vraye couleur de siz blancs, entremes<text:line-break/>lez de rozes vermeilles, tout resplendissant, auec deux yeulx en la teste qui sem(-)<text:line-break/>bloi(e2)t d'un faulcon passager, &amp; vne petite bouchette dont les leurs ressembloi(e2)t<text:line-break/>deux petitz rubiz, respondit en soubzriant. Philostrate ie la prens vouluntiers, &amp;<text:line-break/>(affin qu'il te souuienne mieulx de ce que tu as faict iusques à present) ie veulx &amp;<text:line-break/>c(o2)mande que chascun se prepare de deuiser demain de ce qui est aduenu heureu<text:line-break/>sement à quelque amoureux, apres certains cruelz &amp; malheureux accidens. La(-)<text:line-break/>quelle proposicion pleut à tous. Et apres qu'elle eut faict appeller le maistre d'ho(-)<text:line-break/>stel &amp; ordonné auecques luy de ce qui estoit necessaire de faire, elle donna congé<text:line-break/>à toute la compaignie (qui s'estoit leuée) de sen aller esbatre iusques à l'heure de<text:line-break/>soupper : d(o2)t les vngs sen aller(e2)t par le iardin (la beaulté duquel ne meritoit point<text:line-break/>qu'on sen deust bien tost fascher) les autres vers les moulins qui estoient hors d'i(-)<text:line-break/>celuy prenantz iusques à lheure de soupper diuers plaisirs selon leurs diuers<text:s/>appe<text:line-break/>titz. Laquelle venue &amp; tous assemblez, ilz soupperent comme ilz auoient de cou<text:line-break/>stume aupres de la belle fontaine auec tresgrant plaisir &amp; bien seruiz. Puis quant<text:line-break/>ilz se furent leuez se prindrent comme ilz souloient à dancer &amp; à chanter. Et me(-)<text:line-break/>nant<text:s/>madame Philomene la dance la royne deit. Philostrate ie n'entendz point<text:line-break/>me foruoyer de ce que ont faict mes predecesseurs : mais tout ainsi qu'ilz ont faict<text:line-break/>ie veulx que par mon c(o2)mandement on dye vne chancon, &amp; pour ce que ie suis<text:line-break/>asseurée que telles sont tes chancons comme ont este tes nouuelles ie veulx affin<text:line-break/>que doresnau(a2)t nous ne soyons plus ennuyees de tes malheurs que tu en dye cel<text:line-break/>le qui plus te plaira : Philostrate respondit que vouluntiers le feroit, &amp; sans autre<text:line-break/>cerimonie il commenca à chanter ainsi.</text:p>
      <text:p text:style-name="l"><text:span text:style-name="pb">[n.p.]</text:span><text:span text:style-name="pb"><text:line-break/></text:span><text:span text:style-name="T2729">Mes pleurs sont signifiance</text:span></text:p>
      <text:p text:style-name="P2730">Qu'a bon droit se deult le cueur</text:p>
      <text:p text:style-name="P2731">Subiect à autruy fiance.</text:p>
      <text:p text:style-name="P2732"/>
      <text:p text:style-name="P2733">Lors que premier celle pour qui souspire</text:p>
      <text:p text:style-name="P2734">De desespoir, m'entra en la pensée,</text:p>
      <text:p text:style-name="P2735">Tant de vertuz en elle vey reluyre</text:p>
      <text:p text:style-name="P2736">Que i'estimay legier tout le martyre</text:p>
      <text:p text:style-name="P2737">De toy receu Amours : quoy que offence,</text:p>
      <text:p text:style-name="P2738">En eust esté ma liberté laissée :</text:p>
      <text:p text:style-name="P2739">Mais maintenant ie congnois mon erreur</text:p>
      <text:p text:style-name="P2740">Et non sans grant douleur.</text:p>
      <text:p text:style-name="P2741"/>
      <text:soft-page-break/>
      <text:p text:style-name="P2742">Car moy laissé par l'orde tromperie</text:p>
      <text:p text:style-name="P2743">De celle la en qui seulle esperois,</text:p>
      <text:p text:style-name="P2744">I'ay apperceu sa faulse piperie</text:p>
      <text:p text:style-name="P2745">Lors<text:s/>que sa grace est de moy plus cherie.</text:p>
      <text:p text:style-name="P2746">Et lors que plus sans craincte au mal tiroys</text:p>
      <text:p text:style-name="P2747">De mon ennuy futur ou i'aspirois,</text:p>
      <text:p text:style-name="P2748">I'ay veu qu'elle à receu autruy valeur</text:p>
      <text:p text:style-name="P2749">Me chassant de tel heur.</text:p>
      <text:p text:style-name="P2750"/>
      <text:p text:style-name="P2751">Dont vint au cueur le regret douloureux</text:p>
      <text:p text:style-name="P2752">Que porte encor : mauldissant<text:s/>l'heure &amp; iour</text:p>
      <text:p text:style-name="P2753">Que premier vey son visaige amoureux,</text:p>
      <text:p text:style-name="P2754">De grant beaulté enrichy &amp; heureux.</text:p>
      <text:p text:style-name="P2755">Et ce qui plus m'emflambe tout autour</text:p>
      <text:p text:style-name="P2756">L'esprit mourant en desplaisant atour</text:p>
      <text:p text:style-name="P2757">Va mauldissant aigrement mon malheur</text:p>
      <text:p text:style-name="P2758">Foy espoir &amp; chaleur.</text:p>
      <text:p text:style-name="P2759"/>
      <text:p text:style-name="P2760">Parquoy tu peulx, seigneur Amours sentir</text:p>
      <text:p text:style-name="P2761">Quel est mon dueil despourueu de confort :</text:p>
      <text:p text:style-name="P2762">Ie te dy tel est il sans en mentir,</text:p>
      <text:p text:style-name="P2763">Que pour souffrir par moy moindre martir</text:p>
      <text:p text:style-name="P2764">Inuocque &amp; quiers vne cruelle mort.</text:p>
      <text:p text:style-name="P2765">Vienne doncq tost, &amp; d'un coup fier &amp; fort</text:p>
      <text:p text:style-name="P2766">Face finir ma vie &amp; ma fureur</text:p>
      <text:p text:style-name="P2767">Qui sera moindre<text:s/>ailleur.</text:p>
      <text:p text:style-name="P2768"/>
      <text:p text:style-name="P2769">Nulle autre voye ou confort me demeure</text:p>
      <text:p text:style-name="P2770">Pour de l'ennuy ou suis me dessaisir</text:p>
      <text:p text:style-name="P2771">Sinon la mort, fay doncq tant que ie meure</text:p>
      <text:p text:style-name="P2772">Que dueil ie perde &amp;<text:s/>la vie en mesme heure</text:p>
      <text:p text:style-name="P2773">Puis qu'a tort viz priué de tout plaisir</text:p>
      <text:p text:style-name="l"><text:span text:style-name="pb">[Fueil.118]</text:span><text:span text:style-name="pb"><text:line-break/></text:span><text:span text:style-name="T2774">Laise qu'elle à de tel amy saisir</text:span></text:p>
      <text:p text:style-name="P2775">Donne luy telle en ma mort O seigneur</text:p>
      <text:p text:style-name="P2776">De tous les dieux maieur.</text:p>
      <text:p text:style-name="P2777"/>
      <text:p text:style-name="P2778">Bien peu me chault piteuse chansonnette</text:p>
      <text:p text:style-name="P2779">S'autre que moy n'apprent à te chanter :</text:p>
      <text:p text:style-name="P2780">Car nul te peult comme moy faire feste.</text:p>
      <text:p text:style-name="P2781">Mais bien te vueil charger de chose honneste</text:p>
      <text:p text:style-name="P2782">Cest qu'a Amours te voyses presenter,</text:p>
      <text:p text:style-name="P2783">Pour à luy seul mon piteux cas compter :</text:p>
      <text:p text:style-name="P2784">En le priant que luy pour son honneur</text:p>
      <text:p text:style-name="P2785">Me mette à port meilleur.</text:p>
      <text:p text:style-name="P2786"/>
      <text:p text:style-name="P2787">Les parolles de ceste chanson demonstroient assez clairement ce que vou(-)<text:line-break/>loit dire Philostrate &amp; plus encor l'auroit paraduenture declaire : le regard de la<text:line-break/>dame dont il parloit qui estoit en la dance si lobscurité de la nuyct suruenue<text:line-break/>n'eust caché la rougeur qui luy estoit<text:s/>montée au visaige : mais apres qu'il eut a(-)<text:line-break/><text:soft-page-break/>cheué celle lá lon en chanta plusieurs autres iusques à ce que lheure de s'aller cou<text:line-break/>cher fut venue, parquoy chascun se retira en sa chambre comme il pleut à la<text:line-break/>Royne.</text:p>
      <text:h text:style-name="Titre1" text:outline-level="1"><text:span text:style-name="pb">[n.p.]</text:span><text:span text:style-name="pb"><text:line-break/></text:span><text:span text:style-name="T2788">(hedera) LA CINQVIESME IOVR</text:span><text:span text:style-name="T2789">NÉE DV DE(-)</text:span><text:span text:style-name="T2790"><text:line-break/></text:span><text:span text:style-name="T2791">cameron, en laquelle lon deuise soubz le gouuernement de ma dame Fiamette</text:span><text:span text:style-name="T2792"><text:line-break/></text:span><text:span text:style-name="T2793">de ce qui est aduenu heureusement à quelque amoureux apres plusieurs gran(-)</text:span><text:span text:style-name="T2794"><text:line-break/></text:span><text:span text:style-name="T2795">des maladuentures.</text:span></text:h>
      <text:p text:style-name="P2796"><text:span text:style-name="T2797">L</text:span><text:span text:style-name="T2798">E soleil commencoit desia à se leuer quant ma dame Fiamette</text:span><text:span text:style-name="T2799"><text:line-break/></text:span><text:span text:style-name="T2800">incitée du d</text:span><text:span text:style-name="T2801">oulx chant des oyseaulx qui au point du iour chan(-)</text:span><text:span text:style-name="T2802"><text:line-break/></text:span><text:span text:style-name="T2803">toient gayement sur les petitz arbres se leua du lict, &amp; ensemble</text:span><text:span text:style-name="T2804"><text:line-break/></text:span><text:span text:style-name="T2805">feit leuer toutes les autres dames : &amp; pareillement les trois ieunes</text:span><text:span text:style-name="T2806"><text:line-break/></text:span><text:span text:style-name="T2807">gentilz hommes, auec lesquelz elle descendit aux champs, &amp; sen</text:span><text:span text:style-name="T2808"><text:line-break/></text:span><text:span text:style-name="T2809">alla<text:s/></text:span><text:span text:style-name="T2810">tout le petit pas à lesbat, par vne grande plaine marchant</text:span><text:span text:style-name="T2811"><text:line-break/></text:span><text:span text:style-name="T2812">sur la rozée iusques à ce que le soleil fut vng peu haulsé deuisant d'une chose &amp;</text:span><text:span text:style-name="T2813"><text:line-break/></text:span><text:span text:style-name="T2814">d'autre auecques sa compaignie : mais sentant que les raiz du soleil se commen(-)</text:span><text:span text:style-name="T2815"><text:line-break/></text:span><text:span text:style-name="T2816">coient à eschauffer, elle reprint</text:span><text:span text:style-name="T2817"><text:s/>son chemin vers le logis, auquel quant ilz furent</text:span><text:span text:style-name="T2818"><text:line-break/></text:span><text:span text:style-name="T2819">arriuez elle feit restaurer le peu de trauail qu'on auoit eu auec vins excellentz,</text:span><text:span text:style-name="T2820"><text:line-break/></text:span><text:span text:style-name="T2821">&amp; confitures de massepains : puis sen allerent promener par le iardin iusques à</text:span><text:span text:style-name="T2822"><text:line-break/></text:span><text:span text:style-name="T2823">lheure de disner, laquelle venue &amp; toute c</text:span><text:span text:style-name="T2824">hose appareillée par le maistre dhostel</text:span><text:span text:style-name="T2825"><text:line-break/></text:span><text:span text:style-name="T2826">apres auoir dict quelque petit mot de chanson chascun se meit volentiers â table</text:span><text:span text:style-name="T2827"><text:line-break/></text:span><text:span text:style-name="T2828">ainsi qu'il pleut à la royne. Et quant ilz eurent disné auec bon ordre &amp; plaisir ilz</text:span><text:span text:style-name="T2829"><text:line-break/></text:span><text:span text:style-name="T2830">commencerent pour ne desacoustumer l'ordre encomme</text:span><text:span text:style-name="T2831">ncé quelques petites</text:span><text:span text:style-name="T2832"><text:line-break/></text:span><text:span text:style-name="T2833">dances auec les instrumens &amp; chansons. Apres lesquelles la royne donna congé</text:span><text:span text:style-name="T2834"><text:line-break/></text:span><text:span text:style-name="T2835">à vng chascun (iusques à ce que lheure du dormir fust passée) desquelz les vngs</text:span><text:span text:style-name="T2836"><text:line-break/></text:span><text:span text:style-name="T2837">sen allerent dormir, &amp; les autres demourerent à soulas au beau iardin, mais vn</text:span><text:span text:style-name="T2838">g</text:span><text:span text:style-name="T2839"><text:line-break/></text:span><text:span text:style-name="T2840">peu apres que midy fut passe chascun s'assembla à la mode acoustumée aupres</text:span><text:span text:style-name="T2841"><text:line-break/></text:span><text:span text:style-name="T2842">de la belle fontaine : ainsi qu'il pleut à la royne de commander, laquelle s'estant</text:span><text:span text:style-name="T2843"><text:line-break/></text:span><text:span text:style-name="T2844">assise en son siege royal &amp; gettant son regard vers Pamphile luy commanda</text:span><text:span text:style-name="T2845"><text:line-break/></text:span><text:span text:style-name="T2846">en soubzriant qu'il<text:s/></text:span><text:span text:style-name="T2847">commencast à reciter les heureuses nouuelles, lequel tresuo(-)</text:span><text:span text:style-name="T2848"><text:line-break/></text:span><text:span text:style-name="T2849">luntiers se disposa &amp; deit ainsi.</text:span></text:p>
      <text:p text:style-name="P2850">Plusieurs nouuelles (gracieuses dames) se presentent en mon entendement<text:line-break/>pour donner commencement à vne si plaisante iournée comme sera ceste ey,<text:line-break/>desquelles il<text:s/>y en à vne qui me plaist plus que toutes les autres : Par ce que vous<text:line-break/>pourrez comprendre par elle non seulement lheureuse fin pour laquelle nous<text:line-break/>commencons nostre iournée : mais aussi combien les forces d'amour sont plei(-)<text:line-break/>nes de grant bien dignes d'estre reuerées &amp; de toute auctorité : lesquelles plu(-)<text:line-break/>sieurs sans scauoir qu'ilz veulent dire blasment &amp; damnent à grant tort : ce que<text:line-break/>si ie ne faulx (vous croyant toutes amoureuses) vous deura plaire grandement.</text:p>
      <text:p text:style-name="p"><text:span text:style-name="pb">[Fueil.117]</text:span><text:span text:style-name="pb"><text:line-break/></text:span>&lt;ATTimage&gt;</text:p>
      <text:soft-page-break/>
      <text:h text:style-name="Titre2" text:outline-level="2"><text:span text:style-name="T2851">(hedera) Chimon deuint sai</text:span><text:span text:style-name="T2852">ge par estre</text:span><text:span text:style-name="T2853"><text:line-break/></text:span><text:span text:style-name="T2854">AMOVREVX : ET CONQVESTA PAR</text:span><text:span text:style-name="T2855"><text:line-break/></text:span><text:span text:style-name="T2856">force samye Ephigene sur la mer : dont il fut mis en prison à Rhoddes : &amp; ung n(o2)(-)</text:span><text:span text:style-name="T2857"><text:line-break/></text:span><text:span text:style-name="T2858">mé Lisimaque len tir a hors : auec lequel il print de rechef Ephigene &amp; Cassandre</text:span><text:span text:style-name="T2859"><text:line-break/></text:span><text:span text:style-name="T2860">au meillieu de leurs nopces : &amp; sen fuirent au</text:span><text:span text:style-name="T2861">ecques elles en Candie doud apres</text:span><text:span text:style-name="T2862"><text:line-break/></text:span><text:span text:style-name="T2863">les auoir espouzées ilz furent rappellez en leurs maisons.</text:span></text:h>
      <text:h text:style-name="Titre2" text:outline-level="2"><text:span text:style-name="T2864">Nouuelle premiere.</text:span></text:h>
      <text:p text:style-name="P2865"><text:span text:style-name="T2866">I</text:span><text:span text:style-name="T2867">L y eut au royaume de Cippre (c(o2)me nous auons long t(e2)ps</text:span><text:span text:style-name="T2868"><text:line-break/></text:span><text:span text:style-name="T2869">a leu es histoires anciennes des Cippriens) vng gentil hom</text:span><text:span text:style-name="T2870"><text:line-break/></text:span><text:span text:style-name="T2871">me n(o2)m(e2) Aristipp</text:span><text:span text:style-name="T2872">e, qui fut plus riche en tous biens terriens</text:span><text:span text:style-name="T2873"><text:line-break/></text:span><text:span text:style-name="T2874">que nul autre du pays. Et si la fortune ne l'eust faict dolent</text:span><text:span text:style-name="T2875"><text:line-break/></text:span><text:span text:style-name="T2876">d'une chose, il se pouuoit contenter plus que nul autre. Cest</text:span><text:span text:style-name="T2877"><text:line-break/></text:span><text:span text:style-name="T2878">qu'entre ses autres enfans il auoit vng filz qui surpassoit en</text:span><text:span text:style-name="T2879"><text:line-break/></text:span><text:span text:style-name="T2880">grandeur &amp; beaulté de c</text:span><text:span text:style-name="T2881">orsaige tous les autres ieunes en(-)</text:span><text:span text:style-name="T2882"><text:line-break/></text:span><text:span text:style-name="T2883">fans qu'on eust sceu veoir : mais il estoit presque tout fol, &amp; tel qu'il nen faloit</text:span><text:span text:style-name="T2884"><text:line-break/></text:span><text:span text:style-name="T2885">rien esperer de bon. Le nom duquel estoit Gallois : toutesfois pource que iamais</text:span><text:span text:style-name="T2886"><text:line-break/></text:span><text:span text:style-name="T2887">pour aucun trauail de precepteur, ne pour flaterie ou</text:span><text:span text:style-name="T2888"><text:s/>batterie que luy feist son</text:span><text:span text:style-name="T2889"><text:line-break/></text:span><text:span text:style-name="T2890">pere, ou par industrie d'autruy, on ne luy auoit peu mettre en la teste lettres, ne</text:span><text:span text:style-name="T2891"><text:line-break/></text:span><text:span text:style-name="T2892">aucune ciuilité, ains auecques vne voix grosse &amp; difforme, auoit les gestes &amp; fa(-)</text:span><text:span text:style-name="T2893"><text:line-break/></text:span><text:span text:style-name="T2894">cons de faire beaucop plus c(o2)uenables à beste brutte que<text:s/></text:span><text:span text:style-name="T2895">à homme. Il estoit ap(-)</text:span><text:span text:style-name="T2896"><text:line-break/></text:span><text:span text:style-name="T2897">pellé d'ung chascun c(o2)me par mocquerie Chymon, qui vault aut(a2)t à dire en leur</text:span><text:span text:style-name="T2898"><text:line-break/></text:span><text:span text:style-name="T2899">langue, c(o2)me il faict aussi en la nostre, grosse beste. La perdition de la vie duquel</text:span><text:span text:style-name="T2900"><text:line-break/></text:span><text:span text:style-name="T2901">le pere supportoit auec gr(a2)t ennuy : &amp; desia ayant du t</text:span><text:span text:style-name="T2902">out perdu lesper(a2)ce qu'on</text:span><text:span text:style-name="T2903"><text:line-break/></text:span><text:span text:style-name="pb">[n.p.]</text:span><text:span text:style-name="pb"><text:line-break/></text:span><text:span text:style-name="T2904">pouuoit auoir de luy, il c(o2)manda (pour n'auoir tousiours deuant ses yeulx l'occa(-)</text:span><text:span text:style-name="T2905"><text:line-break/></text:span><text:span text:style-name="T2906">sion de son dueil) qu'il sen allast à vng sien villaige, aux ch(a2)ps, &amp; qu'il demourast</text:span><text:span text:style-name="T2907"><text:line-break/></text:span><text:span text:style-name="T2908">l(a2) auecques ses paysans : Ce qui f</text:span><text:span text:style-name="T2909">ut fort agreable à Chymon, parce que les facons</text:span><text:span text:style-name="T2910"><text:line-break/></text:span><text:span text:style-name="T2911">de faire &amp; c(o2)dicions des grosses g(e2)s &amp; ruraulx luy plaisoient plus que celles de la</text:span><text:span text:style-name="T2912"><text:line-break/></text:span><text:span text:style-name="T2913">ville. Estant d(o2)cques Chymon allé au villaige de son pere, &amp; se excercitant aux</text:span><text:span text:style-name="T2914"><text:line-break/></text:span><text:span text:style-name="T2915">choses apparten(a2)tes à rusticité.</text:span><text:span text:style-name="T2916"><text:s/>Il aduint vng iour que passée lheure de midy en</text:span><text:span text:style-name="T2917"><text:line-break/></text:span><text:span text:style-name="T2918">trauersant d'ung ch(a2)p en autre auec vng baston qu'il portoit sur son col, il entra</text:span><text:span text:style-name="T2919"><text:line-break/></text:span><text:span text:style-name="T2920">en vng petit boys, lequel estoit reputé en ce quartier la pour tresbeau, &amp; pource</text:span><text:span text:style-name="T2921"><text:line-break/></text:span><text:span text:style-name="T2922">que cestoit ou moys de May, il estoit t</text:span><text:span text:style-name="T2923">out fueillu : En cheminant par lequel il se</text:span><text:span text:style-name="T2924"><text:line-break/></text:span><text:span text:style-name="T2925">trouua (c(o2)me fortune le guyda) en vng preau enuir(o2)né de tresbeaulx arbres, en</text:span><text:span text:style-name="T2926"><text:line-break/></text:span><text:span text:style-name="T2927">l'ung des coings duquel y auoit vne tresbelle fontaine, &amp; froyde : aupres de la(-)</text:span><text:span text:style-name="T2928"><text:line-break/></text:span><text:span text:style-name="T2929">quelle il veit sur lherbe verte, vne tresbell</text:span><text:span text:style-name="T2930">e ieune fille, qui dormoit : vestue d'ung</text:span><text:span text:style-name="T2931"><text:line-break/></text:span><text:span text:style-name="T2932">tant deslie acoustrement qu'il ne cachoit quasi rien de sa blanche charneure : Et</text:span><text:span text:style-name="T2933"><text:line-break/></text:span><text:span text:style-name="T2934">estoit seulement couuerte depuis la ceinture en bas, d'une cotte picquée tresblan(-)</text:span><text:span text:style-name="T2935"><text:line-break/></text:span><text:span text:style-name="T2936">che &amp; desliée, &amp; à ses piedz dormoient pareille</text:span><text:span text:style-name="T2937">ment deux femmes &amp; vng sien</text:span><text:span text:style-name="T2938"><text:line-break/></text:span><text:span text:style-name="T2939">seruiteur. Ayant Chymon apperceu laquelle il commenca incontinent à la regar</text:span><text:span text:style-name="T2940"><text:line-break/></text:span><text:span text:style-name="T2941">der tresententiuement, estant appuye sur son baston sans sonner vng seul mot,</text:span><text:span text:style-name="T2942"><text:line-break/></text:span><text:span text:style-name="T2943">auec tresgrande admiration, comme si iamais auparauant il n'eust veu form</text:span><text:span text:style-name="T2944">e de</text:span><text:span text:style-name="T2945"><text:line-break/></text:span><text:span text:style-name="T2946">femme. Si senteit lors qu'en son dur &amp; rural entendem(e2)t (auquel iamais aupara(-)</text:span><text:span text:style-name="T2947"><text:line-break/></text:span><text:span text:style-name="T2948">uant n'estoit peu entrer, ne par doctrine, ne par enseignemens qu'on luy eust peu</text:span><text:span text:style-name="T2949"><text:line-break/></text:span><text:span text:style-name="T2950">faire aucune impression de honneste ciuilité) s'esueilla vng penser, qui luy deit</text:span><text:span text:style-name="T2951"><text:line-break/></text:span><text:span text:style-name="T2952">en<text:s/></text:span><text:span text:style-name="T2953">son gros &amp; materiel esperit que ceste fille estoit la plus belle chose que iamais</text:span><text:span text:style-name="T2954"><text:line-break/></text:span><text:span text:style-name="T2955">veit homme viuantz. Et lors il commenca à distinguer les parties d'elle en lou(-)</text:span><text:span text:style-name="T2956"><text:line-break/></text:span><text:span text:style-name="T2957">ant ses cheueulx, qu'il estimoit estre dor, le fronc, le nez, la bouche, la gorge,</text:span><text:span text:style-name="T2958"><text:line-break/></text:span><text:soft-page-break/><text:span text:style-name="T2959">&amp; les bra</text:span><text:span text:style-name="T2960">s, &amp; sur tout son sein, qui commencoit seulement à poindre : tellement</text:span><text:span text:style-name="T2961"><text:line-break/></text:span><text:span text:style-name="T2962">que de homme champestre il deuint soudainement iuge de beaulté, desirant sin</text:span><text:span text:style-name="T2963"><text:line-break/></text:span><text:span text:style-name="T2964">gulierement en soymesmes, de veoir les yeulx quelle appesantie de fort som(-)</text:span><text:span text:style-name="T2965"><text:line-break/></text:span><text:span text:style-name="T2966">meil, tenoit cloz &amp; ferme. Et<text:s/></text:span><text:span text:style-name="T2967">pour les veoir il eut plusieursfois volnnté de les(-)</text:span><text:span text:style-name="T2968"><text:line-break/></text:span><text:span text:style-name="T2969">ueiller : mais luy semblant plus belle sans comparaison, que toutes les autres fem(-)</text:span><text:span text:style-name="T2970"><text:line-break/></text:span><text:span text:style-name="T2971">mes qu'il eust iamais veu, il doubtoit que ce fust quelque deesse. Et en cela il a(-)</text:span><text:span text:style-name="T2972"><text:line-break/></text:span><text:span text:style-name="T2973">uoit encor tant de congnoissan</text:span><text:span text:style-name="T2974">ce qu'il iugeoit que les choses diuines doyuent e(-)</text:span><text:span text:style-name="T2975"><text:line-break/></text:span><text:span text:style-name="T2976">stre plus reuerées que les humaines : Et pour cecy il se contenoit : attendant quelle</text:span><text:span text:style-name="T2977"><text:line-break/></text:span><text:span text:style-name="T2978">s'esueillast de soymesmes. Et combien que le tarder luy semblast trop long, tou(-)</text:span><text:span text:style-name="T2979"><text:line-break/></text:span><text:span text:style-name="T2980">tesfois surprins d'ung plaisir non</text:span><text:span text:style-name="T2981"><text:s/>acoustumé, il ne pouuoit partir de l(a2). A duint</text:span><text:span text:style-name="T2982"><text:line-break/></text:span><text:span text:style-name="T2983">donques que apres long espace de temps la ieune fille (qui auoit nom Ephige(-)</text:span><text:span text:style-name="T2984"><text:line-break/></text:span><text:span text:style-name="T2985">ne) s'esueilla premier que personne des siens : &amp; ayant leué la teste &amp; ouuert</text:span><text:span text:style-name="T2986"><text:line-break/></text:span><text:span text:style-name="T2987">les yeulx veit Chymon tout au deuant d'elle app</text:span><text:span text:style-name="T2988">uye sur son baston, dont el(-)</text:span><text:span text:style-name="T2989"><text:line-break/></text:span><text:span text:style-name="T2990">le s'esmerueilla fort : &amp; luy deit. Chymon que vas tu cerchant à ceste heure</text:span><text:span text:style-name="T2991"><text:line-break/></text:span><text:span text:style-name="T2992">par ce boys ? Chymon qui tant par sa contenance que par sa lourderie, &amp; aus(-)</text:span><text:span text:style-name="T2993"><text:line-break/></text:span><text:span text:style-name="T2994">si par la noblesse &amp; richesse de son pere, estoit quasi congneu de to</text:span><text:span text:style-name="T2995">us ceulx du</text:span><text:span text:style-name="T2996"><text:line-break/></text:span><text:span text:style-name="T2997">pays, ne respondit aucune chose aux parolles de Ephigene : Mais tout aussi tost</text:span><text:span text:style-name="T2998"><text:line-break/></text:span><text:span text:style-name="T2999">qu'il veit ses yeulx ouuers, il commenca à les regarder fermement, luy estant ad(-)</text:span><text:span text:style-name="T3000"><text:line-break/></text:span><text:span text:style-name="T3001">uis en soymesmes que d'iceulx partoit vne doulceur qui le remplissoit d'ung</text:span><text:span text:style-name="T3002"><text:line-break/></text:span><text:span text:style-name="T3003">plai</text:span><text:span text:style-name="T3004">sir, non encor iamais esprouué par luy. Ce que voyant la ieune fille, elle</text:span><text:span text:style-name="T3005"><text:line-break/></text:span><text:span text:style-name="T3006">commenca à auoir peur que ce regard ainsi ferme, ne incitast sa rusticite à faire</text:span><text:span text:style-name="T3007"><text:line-break/></text:span><text:span text:style-name="pb">[Fueil.120]</text:span><text:span text:style-name="pb"><text:line-break/></text:span><text:span text:style-name="T3008">quelque chose qui luy peust tourner à deshonneur, parquoy ayant appellé ses</text:span><text:span text:style-name="T3009"><text:line-break/></text:span><text:span text:style-name="T3010">femm</text:span><text:span text:style-name="T3011">es, &amp; s'estant leuée debout elle luy deit Chymon à dieu te command. A</text:span><text:span text:style-name="T3012"><text:line-break/></text:span><text:span text:style-name="T3013">qui Chymon respondit lors : ie men iray auecques toy. Et combien que la ieune</text:span><text:span text:style-name="T3014"><text:line-break/></text:span><text:span text:style-name="T3015">fille reffusast qu'il l'acompaignast ayant tousiours peur de luy, elle ne sceut tou(-)</text:span><text:span text:style-name="T3016"><text:line-break/></text:span><text:span text:style-name="T3017">tesfois iamais tant f</text:span><text:span text:style-name="T3018">aire qu'il abandonnast sa compaignie iusques à tant qu'il l'eut</text:span><text:span text:style-name="T3019"><text:line-break/></text:span><text:span text:style-name="T3020">conduicte à sa maison. Et de la il sen alla à celle de son pere disant qu'il ne vou(-)</text:span><text:span text:style-name="T3021"><text:line-break/></text:span><text:span text:style-name="T3022">loit plus pour chose que ce fust retourner au villaige. Et combien que le pere en</text:span><text:span text:style-name="T3023"><text:line-break/></text:span><text:span text:style-name="T3024">fust fort marry, &amp; pare</text:span><text:span text:style-name="T3025">illement ses parens, toutesfois ilz le laisserent à la fin au</text:span><text:span text:style-name="T3026"><text:line-break/></text:span><text:span text:style-name="T3027">logis, attendans de veoir quelle occasion estoit celle qui luy auoit faict changer</text:span><text:span text:style-name="T3028"><text:line-break/></text:span><text:span text:style-name="T3029">d'aduis. Estant doncques entré à Chymon iusques au cueur (ou iamais aucune</text:span><text:span text:style-name="T3030"><text:line-break/></text:span><text:span text:style-name="T3031">doctrine n'estoit peu entrer) vne sa</text:span><text:span text:style-name="T3032">gette damour, pour la beaulté de Ephigene,</text:span><text:span text:style-name="T3033"><text:line-break/></text:span><text:span text:style-name="T3034">il feit esmerueiller en peu de temps (paruenant d'ung penser en autre) son pere</text:span><text:span text:style-name="T3035"><text:line-break/></text:span><text:span text:style-name="T3036">&amp; ses parens &amp; tous ceulx qui le congnoissoient, Car il requeit premierement à</text:span><text:span text:style-name="T3037"><text:line-break/></text:span><text:span text:style-name="T3038">son pere qu'il le feist habiller &amp; mettre en ordre de<text:s/></text:span><text:span text:style-name="T3039">mesmes ses autres freres : ce</text:span><text:span text:style-name="T3040"><text:line-break/></text:span><text:span text:style-name="T3041">que le pere feit tresuolentiers. En apres frequentant auecques les honnestes ieu(-)</text:span><text:span text:style-name="T3042"><text:line-break/></text:span><text:span text:style-name="T3043">nes hommes, &amp; voyant les facons de faire propres à gentilz hommes, mesme(-)</text:span><text:span text:style-name="T3044"><text:line-break/></text:span><text:span text:style-name="T3045">ment à ceulx qui estoient amoureux, il aprint au commencement, &amp; e</text:span><text:span text:style-name="T3046">n bien</text:span><text:span text:style-name="T3047"><text:line-break/></text:span><text:span text:style-name="T3048">peu de temps (auec grant estonnement d'ung chascun) non seulement les pre(-)</text:span><text:span text:style-name="T3049"><text:line-break/></text:span><text:span text:style-name="T3050">mieres lettres, mais aussi deuint tresscauant entre les scauantz en philosophie : &amp;</text:span><text:span text:style-name="T3051"><text:line-break/></text:span><text:span text:style-name="T3052">apres ce l(a2) estant lamour qu'il portoit à Ephigene occasion de tout cecy, il ne</text:span><text:span text:style-name="T3053"><text:line-break/></text:span><text:span text:style-name="T3054">chang</text:span><text:span text:style-name="T3055">ea pas tant seulement sa voix grosse &amp; rusticque en doulce &amp; consonan(-)</text:span><text:span text:style-name="T3056"><text:line-break/></text:span><text:span text:style-name="T3057">te, mais deuint musicien parfaict, &amp; bon ioueur d'instrumentz : encores deuint</text:span><text:span text:style-name="T3058"><text:line-break/></text:span><text:span text:style-name="T3059">il tresexpert à bien picquer &amp; voltiger cheuaulx : &amp; robuste en tous excercices</text:span><text:span text:style-name="T3060"><text:line-break/></text:span><text:span text:style-name="T3061">de guerre tant par mer q</text:span><text:span text:style-name="T3062">ue par terre, &amp; en brief t(e2)ps (affin que ie ne m'amuse à</text:span><text:span text:style-name="T3063"><text:line-break/></text:span><text:span text:style-name="T3064">racompter toutes les particularitez de ses vertuz) iamais la quatriesme année</text:span><text:span text:style-name="T3065"><text:line-break/></text:span><text:span text:style-name="T3066">depuis qu'il deuint amoureux, ne fut acomplie qu'il se feit congnoistre pour le</text:span><text:span text:style-name="T3067"><text:line-break/></text:span><text:span text:style-name="T3068">plus honneste, le mieulx conditionné &amp;</text:span><text:span text:style-name="T3069"><text:s/>ayant plus de vertuz &amp; graces particu(-)</text:span><text:span text:style-name="T3070"><text:line-break/></text:span><text:span text:style-name="T3071">lieres que nul autre ieune gentil homme qui fust en tout le royaume de Cyp(-)</text:span><text:span text:style-name="T3072"><text:line-break/></text:span><text:soft-page-break/><text:span text:style-name="T3073">pre. Que dirons nous doncques mes gracieuses dames de Chymon ? Certes au(-)</text:span><text:span text:style-name="T3074"><text:line-break/></text:span><text:span text:style-name="T3075">tre chose sinon que les vertuz haultaines du ciel infuses de</text:span><text:span text:style-name="T3076">dans son gentil cueur</text:span><text:span text:style-name="T3077"><text:line-break/></text:span><text:span text:style-name="T3078">estoient par enuieuse fortune lyées &amp; enfermées de tresfortz lyans en quel(-)</text:span><text:span text:style-name="T3079"><text:line-break/></text:span><text:span text:style-name="T3080">que petit coing de son cueur, lesquelz furent tous brisez &amp; dessirez par Amour</text:span><text:span text:style-name="T3081"><text:line-break/></text:span><text:span text:style-name="T3082">comme trop plus puissant seigneur que fortune : lequel comme excitateur des</text:span><text:span text:style-name="T3083"><text:line-break/></text:span><text:span text:style-name="T3084">e</text:span><text:span text:style-name="T3085">speritz endormiz, poulsa de toute sa force, icelles vertuz hors des cruelles tene(-)</text:span><text:span text:style-name="T3086"><text:line-break/></text:span><text:span text:style-name="T3087">bres ou elles estoient offusquées, &amp; les meit en claire lumiere : monstrant apper(-)</text:span><text:span text:style-name="T3088"><text:line-break/></text:span><text:span text:style-name="T3089">tement dequel lieu il tire les esperitz subietz à soy, &amp; ou il les conduyct auec ses</text:span><text:span text:style-name="T3090"><text:line-break/></text:span><text:span text:style-name="T3091">r</text:span><text:span text:style-name="T3092">aiz. Combien doncques que Chymon en aymant Ephigene se foruoyast en</text:span><text:span text:style-name="T3093"><text:line-break/></text:span><text:span text:style-name="T3094">aucunes choses, toutesfois Aristippe son pere considerant que amour lauoit faict</text:span><text:span text:style-name="T3095"><text:line-break/></text:span><text:span text:style-name="T3096">de mouton retourner homme, non seulement le supportoit patiemment, mais</text:span><text:span text:style-name="T3097"><text:line-break/></text:span><text:span text:style-name="T3098">aussi il luy suadoit, de faire en c</text:span><text:span text:style-name="T3099">ecy ce qui luy viendroit plus à plaisir, toutesfois</text:span><text:span text:style-name="T3100"><text:line-break/></text:span><text:span text:style-name="T3101">Chymon (qui reffusoit d'estre nommé Galois se souuenant qu'il auoit esté ap(-)</text:span><text:span text:style-name="T3102"><text:line-break/></text:span><text:span text:style-name="T3103">pelle Chymon par Ephigene) desirant mettre vne fin honneste à son desir, feit</text:span><text:span text:style-name="T3104"><text:line-break/></text:span><text:span text:style-name="T3105">plusieursfois prier Chipsée pere de Ephigene qu</text:span><text:span text:style-name="T3106">'il luy pleust de la luy donner</text:span><text:span text:style-name="T3107"><text:line-break/></text:span><text:span text:style-name="T3108">en mariage : A quoy Chipsée respondit tousiours qu'il lauoit promise à vng g(e2)(-)</text:span><text:span text:style-name="T3109"><text:line-break/></text:span><text:span text:style-name="T3110">til homme Rhodien nommé Pasim(o2)de : auquel il ne vouloit faillir de promesse,</text:span><text:span text:style-name="T3111"><text:line-break/></text:span><text:span text:style-name="pb">[n.p.]</text:span><text:span text:style-name="pb"><text:line-break/></text:span><text:span text:style-name="T3112">parquoy estant venu le temps qui auoit esté ac</text:span><text:span text:style-name="T3113">cordé pour les nopces de Ephi(-)</text:span><text:span text:style-name="T3114"><text:line-break/></text:span><text:span text:style-name="T3115">gene, &amp; que le mary lauoit enuoye querir. Chymon deit en soymesmes, il est</text:span><text:span text:style-name="T3116"><text:line-break/></text:span><text:span text:style-name="T3117">temps maintenant que ie te monstre (O mamie) combien ie tayme certes ie suis</text:span><text:span text:style-name="T3118"><text:line-break/></text:span><text:span text:style-name="T3119">deuenu homme par toy : mais si ie te puis auoir vne fois ie ne faiz dou</text:span><text:span text:style-name="T3120">bte que ie</text:span><text:span text:style-name="T3121"><text:line-break/></text:span><text:span text:style-name="T3122">ne deuienne plus glorieux que tous les dieux viuantz : Et pour certain ie t'aura y</text:span><text:span text:style-name="T3123"><text:line-break/></text:span><text:span text:style-name="T3124">ou ie mourray en la peine. Cecy dit il pria certains ieunes gentilz hommes qui</text:span><text:span text:style-name="T3125"><text:line-break/></text:span><text:span text:style-name="T3126">estoient ses amys : &amp; feit armer secrettement (sans que personne en sceust rien)</text:span><text:span text:style-name="T3127"><text:line-break/></text:span><text:span text:style-name="T3128">vn</text:span><text:span text:style-name="T3129">g vaisseau auec toutes choses necessaires pour faire guerre nauale : puis se meit</text:span><text:span text:style-name="T3130"><text:line-break/></text:span><text:span text:style-name="T3131">en mer attendant le vaisseau sur lequel samye Ephigene deuoit estre menée à</text:span><text:span text:style-name="T3132"><text:line-break/></text:span><text:span text:style-name="T3133">Rhodes à son mary, laquelle apres plusieurs honneurs qui fur(e2)t faictz par le pere</text:span><text:span text:style-name="T3134"><text:line-break/></text:span><text:span text:style-name="T3135">d'elle aux pa</text:span><text:span text:style-name="T3136">rens du mary, entra auec eulx en mer : puis dresserent la proue vers</text:span><text:span text:style-name="T3137"><text:line-break/></text:span><text:span text:style-name="T3138">Rhodes : &amp; sen allerent leur voye. Chymon qui ne dormoit pas les atteignit le</text:span><text:span text:style-name="T3139"><text:line-break/></text:span><text:span text:style-name="T3140">iour ensuyuant auec son vaisseau : &amp; estant sur la proue d'icelluy il crya à haulte</text:span><text:span text:style-name="T3141"><text:line-break/></text:span><text:span text:style-name="T3142">voix à ceulx qui estoi(e2</text:span><text:span text:style-name="T3143">)t sur le vaisseau de Ephigene : demourez abaissez les voil(-)</text:span><text:span text:style-name="T3144"><text:line-break/></text:span><text:span text:style-name="T3145">les ou deliberez vous d'estre prins &amp; submergez en mer. Les ennemys de Chy(-)</text:span><text:span text:style-name="T3146"><text:line-break/></text:span><text:span text:style-name="T3147">mon auoient les armes toutes tirées soubz leurs habitz &amp; se preparoient pour</text:span><text:span text:style-name="T3148"><text:line-break/></text:span><text:span text:style-name="T3149">se deffendre, parquoy Chymon apres les</text:span><text:span text:style-name="T3150"><text:s/>parolles dictes ayant prins vng harpic</text:span><text:span text:style-name="T3151"><text:line-break/></text:span><text:span text:style-name="T3152">de fer le iecta de grande force sur la poupe des Rhodiens qui gaignoient pays</text:span><text:span text:style-name="T3153"><text:line-break/></text:span><text:span text:style-name="T3154">vistement &amp; la ioignit par force à la proue de son vaisseau : &amp; fier comme vng</text:span><text:span text:style-name="T3155"><text:line-break/></text:span><text:span text:style-name="T3156">lyon sans attendre qu'il fust suiuy d'aucun des siens, sail</text:span><text:span text:style-name="T3157">lit sur la nef des Rhodi(e2)s</text:span><text:span text:style-name="T3158"><text:line-break/></text:span><text:span text:style-name="T3159">comme s'il n'eust faict compte d'eulx tous : &amp; esguillonné damour se iecta lespée</text:span><text:span text:style-name="T3160"><text:line-break/></text:span><text:span text:style-name="T3161">au poing auec vne force esmerueillable entre ses ennemys, &amp; frappant ores l'ung</text:span><text:span text:style-name="T3162"><text:line-break/></text:span><text:span text:style-name="T3163">&amp; tantost lautre, les abbatant comme brebis : ce que voyans les<text:s/></text:span><text:span text:style-name="T3164">Rhodiens &amp; ie(-)</text:span><text:span text:style-name="T3165"><text:line-break/></text:span><text:span text:style-name="T3166">ctans les armes en terre quasi tous d'une voix se rendirent ses prisonniers : aus(-)</text:span><text:span text:style-name="T3167"><text:line-break/></text:span><text:span text:style-name="T3168">quelz Chy mon deit : Mes amys le desir de gaigner butin ne hayne que iaye con</text:span><text:span text:style-name="T3169"><text:line-break/></text:span><text:span text:style-name="T3170">tre vous autres ne mont faict partir de Cippre pour vous venir assaillir en<text:s/></text:span><text:span text:style-name="T3171">mer,</text:span><text:span text:style-name="T3172"><text:line-break/></text:span><text:span text:style-name="T3173">les armes au poing : mais ce qui m'a meu, m'est tresgrande chose si ie puis dire</text:span><text:span text:style-name="T3174"><text:line-break/></text:span><text:span text:style-name="T3175">que ie l'aye conquise par armes : &amp; à vous aysée à la me donner auec paix. Cest</text:span><text:span text:style-name="T3176"><text:line-break/></text:span><text:span text:style-name="T3177">que ie demande Ephigene que iayme sur toute autre chose, n'ayant peu auoir</text:span><text:span text:style-name="T3178"><text:line-break/></text:span><text:span text:style-name="T3179">laquelle de son</text:span><text:span text:style-name="T3180"><text:s/>pere comme amy, &amp; en mariage, amour ma contrainct de la</text:span><text:span text:style-name="T3181"><text:line-break/></text:span><text:span text:style-name="T3182">conquester de vous autres comme ennemy, &amp; auec les armes en main. A ceste</text:span><text:span text:style-name="T3183"><text:line-break/></text:span><text:span text:style-name="T3184">cause ie delibere de luy estre ce que luy deuoit estre vostre Pasimonde : pource</text:span><text:span text:style-name="T3185"><text:line-break/></text:span><text:soft-page-break/><text:span text:style-name="T3186">donnez la moy : &amp; vous en allez en la bonne<text:s/></text:span><text:span text:style-name="T3187">heure. Les ieunes gens plus con(-)</text:span><text:span text:style-name="T3188"><text:line-break/></text:span><text:span text:style-name="T3189">trainctz de force que de liberalité baillerent auec les lermes aux yeulx Ephige(-)</text:span><text:span text:style-name="T3190"><text:line-break/></text:span><text:span text:style-name="T3191">ne à Chymon : lequel voyant quelle pleuroit luy deit. Noble dame ne te descon(-)</text:span><text:span text:style-name="T3192"><text:line-break/></text:span><text:span text:style-name="T3193">forte point : ie suis ton Chymon : qui ay plus merité de<text:s/></text:span><text:span text:style-name="T3194">t'auoir pour la longue a(-)</text:span><text:span text:style-name="T3195"><text:line-break/></text:span><text:span text:style-name="T3196">mytie que ie t'ay portée, que na Pasimonde : à qui tu nas seulement esté que pro(-)</text:span><text:span text:style-name="T3197"><text:line-break/></text:span><text:span text:style-name="T3198">mise. Puis la feit monter sur sa nef : &amp; sen retourna vers ses compaignons sans</text:span><text:span text:style-name="T3199"><text:line-break/></text:span><text:span text:style-name="T3200">prendre ne toucher aucune chose des Rhodiens : &amp; les en laissa a</text:span><text:span text:style-name="T3201">ller. Estant ainsi</text:span><text:span text:style-name="T3202"><text:line-break/></text:span><text:span text:style-name="T3203">content Chymon plus que nul autre de la conqueste d'une si chere proye, apres</text:span><text:span text:style-name="T3204"><text:line-break/></text:span><text:span text:style-name="T3205">qu'il eut consommé quelque peu de temps pour rappaiser Ephigene qui plou(-)</text:span><text:span text:style-name="T3206"><text:line-break/></text:span><text:span text:style-name="T3207">roit, il auisa auecques ses compaignons qu'il ne seroit bon de sen retourner pour</text:span><text:span text:style-name="T3208"><text:line-break/></text:span><text:span text:style-name="T3209">l</text:span><text:span text:style-name="T3210">ors en Cippre, parquoy tous d'une mesme deliberation dresserent la proue de</text:span><text:span text:style-name="T3211"><text:line-break/></text:span><text:span text:style-name="T3212">leur nef vers Candie, la ou chascun &amp; mesmement Chymon pensa que tant</text:span><text:span text:style-name="T3213"><text:line-break/></text:span><text:span text:style-name="T3214">pour les anci(e2)nes &amp; nouuelles parentez c(o2)me pour les grandes amytiez qu'il y</text:span><text:span text:style-name="T3215"><text:line-break/></text:span><text:span text:style-name="pb">[Fueil.121]</text:span><text:span text:style-name="pb"><text:line-break/></text:span><text:span text:style-name="T3216">auoit<text:s/></text:span><text:span text:style-name="T3217">ilz pourroi(e2)t demourer seurem(e2)t auec Ephigene, mais fortune laquelle a(-)</text:span><text:span text:style-name="T3218"><text:line-break/></text:span><text:span text:style-name="T3219">uoit d(o2)né à Chym(o2) auec gr(a2)de ioye la c(o2)queste de la belle dame ch(a2)gea soudai</text:span><text:span text:style-name="T3220"><text:line-break/></text:span><text:span text:style-name="T3221">nem(e2)t (c(o2)me inc(o2)st(a2)te) en triste &amp; amer pleur, la ioye (i2)estimable du<text:s/></text:span><text:span text:style-name="T3222">ieune am(a2)t :</text:span><text:span text:style-name="T3223"><text:line-break/></text:span><text:span text:style-name="T3224">Par ce qu'il ny auoit point encores quatre heures c(o2)plettes depuis le c(o2)gé donné</text:span><text:span text:style-name="T3225"><text:line-break/></text:span><text:span text:style-name="T3226">par Chym(o2) aux Rhodi(e2)s, que suruen(a2)t la nuyct laquelle (est(a2)t auec samye) il espe</text:span><text:span text:style-name="T3227"><text:line-break/></text:span><text:span text:style-name="T3228">roit deuoir estre la plus heureuse que nulle autre qu'il eus</text:span><text:span text:style-name="T3229">t iamais sentie, il se leua</text:span><text:span text:style-name="T3230"><text:line-break/></text:span><text:span text:style-name="T3231">vng t(e2)ps tresdiuers &amp; plain dorages qui r(e2)plit le ciel de nu(e2)es, &amp; la mer de ventz</text:span><text:span text:style-name="T3232"><text:line-break/></text:span><text:span text:style-name="T3233">pestil(e2)cieux : d(o2)t il ny auoit personne qui sceust veoir ce qu'il deuoit faire, ne ou se</text:span><text:span text:style-name="T3234"><text:line-break/></text:span><text:span text:style-name="T3235">mettre, ne encor qui se peust tenir sur l</text:span><text:span text:style-name="T3236">a nef pour faire quelque deuoir, C(o2)bi(e2) ce(-)</text:span><text:span text:style-name="T3237"><text:line-break/></text:span><text:span text:style-name="T3238">cy estoit desplaisant à Chym(o2), il ne le fault point dem(a2)der, car il luy sembloit (q2)</text:span><text:span text:style-name="T3239"><text:line-break/></text:span><text:span text:style-name="T3240">les dieux luy eussent octroyé son desir affin que le mourir luy fust plus ennuy(-)</text:span><text:span text:style-name="T3241"><text:line-break/></text:span><text:span text:style-name="T3242">eulx, duquel sans iceluy desir</text:span><text:span text:style-name="T3243"><text:s/>il ne sen seroit gueres soucie auparau(a2)t. Ses c(o2)pai(-)</text:span><text:span text:style-name="T3244"><text:line-break/></text:span><text:span text:style-name="T3245">gn(o2)s estoi(e2)t pareillem(e2)t tous dol(e2)tz : mais sur tous Ephigene, (q3) ne cessoit de pleu</text:span><text:span text:style-name="T3246"><text:line-break/></text:span><text:span text:style-name="T3247">rer &amp; se tourm(e2)ter merueilleusem(e2)t ayant peur de chascune vague qui d(o2)noit</text:span><text:span text:style-name="T3248"><text:line-break/></text:span><text:span text:style-name="T3249">c(o2)tre la</text:span><text:span text:style-name="T3250"><text:s/>nef. Et en ces dole(a2)ces elle maudissoit t(a2)t quelle pouuoit lamour de Chy</text:span><text:span text:style-name="T3251"><text:line-break/></text:span><text:span text:style-name="T3252">mon, &amp; blasmoit gr(a2)dem(e2)t sa hardiesse, afferm(a2)t que telle fortune de t(e2)peste ne(-)</text:span><text:span text:style-name="T3253"><text:line-break/></text:span><text:span text:style-name="T3254">stoit venue d'autre chose sin(o2) pource que les dieux ne vouloi(e2)t pas que luy</text:span><text:span text:style-name="T3255"><text:s/>qui la</text:span><text:span text:style-name="T3256"><text:line-break/></text:span><text:span text:style-name="T3257">vouloit auoir pour f(e2)me c(o2)tre leur voul(e2)té, peust iouyr de son desir presumptu(-)</text:span><text:span text:style-name="T3258"><text:line-break/></text:span><text:span text:style-name="T3259">eulx, ains (q2) la voy(a2)t premierem(e2)t mourir il mourust apres miserablem(e2)t. Et auec</text:span><text:span text:style-name="T3260"><text:line-break/></text:span><text:span text:style-name="T3261">telles &amp; semblables lam(e2)tati(o2)s, &amp; encor plus gr(a2)des ne s</text:span><text:span text:style-name="T3262">aich(a2)s les mariniers que</text:span><text:span text:style-name="T3263"><text:line-break/></text:span><text:span text:style-name="T3264">faire, &amp; deuen(a2)t à toute heure le v(e2)t plus fort, arriuer(e2)t (sans scauoir ou ilz estoi(e2)t)</text:span><text:span text:style-name="T3265"><text:line-break/></text:span><text:span text:style-name="T3266">tout aupres de lisle de Rhodes : &amp; ne c(o2)gnoissans encores en estre si pres c(o2)me</text:span><text:span text:style-name="T3267"><text:line-break/></text:span><text:span text:style-name="T3268">ilz estoi(e2)t, se parforcer(e2)t t(a2)t<text:s/></text:span><text:span text:style-name="T3269">qu'ilz peur(e2)t pour sauuer leurs personnes de pr(e2)dre</text:span><text:span text:style-name="T3270"><text:line-break/></text:span><text:span text:style-name="T3271">terre en celle isle s'il estoit possible. A quoy fortune leur fut fauorable &amp; les pous(-)</text:span><text:span text:style-name="T3272"><text:line-break/></text:span><text:span text:style-name="T3273">sa en vng petit goulphe de mer, ouquel vng bi(e2) peu auparau(a2)t les Rhodi(e2)s, à qui</text:span><text:span text:style-name="T3274"><text:line-break/></text:span><text:span text:style-name="T3275">Chymon auoit osté E</text:span><text:span text:style-name="T3276">phigene, estoi(e2)t arriuez auec leur nef, &amp; ne s'aperceurent</text:span><text:span text:style-name="T3277"><text:line-break/></text:span><text:span text:style-name="T3278">oncques d'estre entrez en icelle isle iusques à ce (q2) se leu(a2)t laube du iour (qui leur</text:span><text:span text:style-name="T3279"><text:line-break/></text:span><text:span text:style-name="T3280">r(e2)dit le ciel vng peu plus clair) ilz se veir(e2)t à vng traict darc ou enuir(o2) pres de la</text:span><text:span text:style-name="T3281"><text:line-break/></text:span><text:span text:style-name="T3282">nef qu</text:span><text:span text:style-name="T3283">'ilz auoi(e2)t laissée le iour deu(a2)t, dequoy est(a2)t Chym(o2) dolent oultre mesure</text:span><text:span text:style-name="T3284"><text:line-break/></text:span><text:span text:style-name="T3285">craign(a2)t ce qui luy aduint, il c(o2)m(a2)da qu'on s'efforcast t(a2)t qu'on pourroit de sortir</text:span><text:span text:style-name="T3286"><text:line-break/></text:span><text:span text:style-name="T3287">de lá, &amp; (q2) fortune les tr(a2)sportast apres ou il luy plairoit : car<text:s/></text:span><text:span text:style-name="T3288">ilz ne pouuoi(e2)t estre en</text:span><text:span text:style-name="T3289"><text:line-break/></text:span><text:span text:style-name="T3290">pire lieu que lá. Parquoy on feit tresgr(a2)t effort d'en sortir, mais on perdit t(e2)ps, car</text:span><text:span text:style-name="T3291"><text:line-break/></text:span><text:span text:style-name="T3292">le vent qui estoit trespuissant poussoit au c(o2)traire tellem(e2)t qu'ilz ne sceur(e2)t onc(-)</text:span><text:span text:style-name="T3293"><text:line-break/></text:span><text:span text:style-name="T3294">ques n(o2) seulem(e2)t sortir de ce pe</text:span><text:span text:style-name="T3295">tit goulphe : mais voulsissent ilz ou n(o2) le vent les</text:span><text:span text:style-name="T3296"><text:line-break/></text:span><text:soft-page-break/><text:span text:style-name="T3297">gecta en terre : lá ou aussi tost qu'ilz fur(e2)t abordez ilz fur(e2)t rec(o2)gneuz des mari(-)</text:span><text:span text:style-name="T3298"><text:line-break/></text:span><text:span text:style-name="T3299">niers Rhodi(e2)s qui estoi(e2)t desc(e2)duz de leur nef, desquelz y en eut quelc(u2) qui cou</text:span><text:span text:style-name="T3300"><text:line-break/></text:span><text:span text:style-name="T3301">rut soudain</text:span><text:span text:style-name="T3302">em(e2)t à vng petit villaige prochain de lá, ou les gentilz h(o2)mes Rho(-)</text:span><text:span text:style-name="T3303"><text:line-break/></text:span><text:span text:style-name="T3304">diens estoi(e2)t allez, &amp; leur c(o2)pta c(o2)m(e2)t Chym(o2) estoit lá arriué c(o2)me eulx par for</text:span><text:span text:style-name="T3305"><text:line-break/></text:span><text:span text:style-name="T3306">tune de mer, &amp; Ephigene auecques luy sur sa nef, d(o2)t eulx tresioyeux d'une tel</text:span><text:span text:style-name="T3307">le</text:span><text:span text:style-name="T3308"><text:line-break/></text:span><text:span text:style-name="T3309">nouuelle prindrent plusieurs h(o2)mes dudict villaige &amp; sen coururent inc(o2)tinent</text:span><text:span text:style-name="T3310"><text:line-break/></text:span><text:span text:style-name="T3311">à lamer ou ilz empoignerent Chymon qui estoit desia descendu en terre auec</text:span><text:span text:style-name="T3312"><text:line-break/></text:span><text:span text:style-name="T3313">tous ses gens, en deliberation de sen fuyr en quelque forest prochaine de lá auec</text:span><text:span text:style-name="T3314"><text:line-break/></text:span><text:span text:style-name="T3315">toute sa com</text:span><text:span text:style-name="T3316">paignie, &amp; pareillement Ephigene. Et furent tous emmenez audict</text:span><text:span text:style-name="T3317"><text:line-break/></text:span><text:span text:style-name="T3318">villaige &amp; de la à Rhodes. La ou qu(a2)t ilz furent arriuez Pasimon de le mary (qui</text:span><text:span text:style-name="T3319"><text:line-break/></text:span><text:span text:style-name="T3320">desia en auoit ouy les nouuelles) sen alla sur lheure plaindre au Senat lequel or(-)</text:span><text:span text:style-name="T3321"><text:line-break/></text:span><text:span text:style-name="T3322">donna à vng gentil homm</text:span><text:span text:style-name="T3323">e Rhodien nommé Lisimacque, qui celle année</text:span><text:span text:style-name="T3324"><text:line-break/></text:span><text:span text:style-name="pb">[n.p.]</text:span><text:span text:style-name="pb"><text:line-break/></text:span><text:span text:style-name="T3325">te(-)noit le souuerain magistrat des Rhodi(e2)s d'aller inc(o2)tin(e2)t bi(e2) armé, &amp; ac(o2)paigné</text:span><text:span text:style-name="T3326"><text:line-break/></text:span><text:span text:style-name="T3327">pr(e2)dre Chym(o2) &amp; sa c(o2)paignie : &amp; les mener tous en prison, ce qui fut faict. Et en</text:span><text:span text:style-name="T3328"><text:line-break/></text:span><text:span text:style-name="T3329">telle m</text:span><text:span text:style-name="T3330">aniere le miserable amoureux Chym(o2), perdit samye qu'il auoit gaignée</text:span><text:span text:style-name="T3331"><text:line-break/></text:span><text:span text:style-name="T3332">peu de t(e2)ps auparauant, sans auoir eu autre chose d'elle (q2) quelque paoure baiser.</text:span><text:span text:style-name="T3333"><text:line-break/></text:span><text:span text:style-name="T3334">Qu(a2)t à Ephigene elle fut receue de plusieurs g(e2)tilz h(o2)mes &amp; femmes de Rho(-)</text:span><text:span text:style-name="T3335"><text:line-break/></text:span><text:span text:style-name="T3336">des : &amp; re</text:span><text:span text:style-name="T3337">c(o2)fortée t(a2)t du dueil quelle auoit eu de sa prinse, que de l'ennuy &amp; peine</text:span><text:span text:style-name="T3338"><text:line-break/></text:span><text:span text:style-name="T3339">du torm(e2)t de la mer, &amp; demoura cheuz icelles g(e2)tilz femmes iusques au iour de(-)</text:span><text:span text:style-name="T3340"><text:line-break/></text:span><text:span text:style-name="T3341">terminé pour faire les nopces, toutesfois la vie fut sauuée à Chym(o2) &amp; à ses c(o2)pai(</text:span><text:span text:style-name="T3342">-)</text:span><text:span text:style-name="T3343"><text:line-break/></text:span><text:span text:style-name="T3344">gnons : à la requeste des ieunes g(e2)tilz h(o2)mes Rhodi(e2)s ausquelz Chym(o2) lauoit</text:span><text:span text:style-name="T3345"><text:line-break/></text:span><text:span text:style-name="T3346">sauuée le iour preced(e2)t. Et c(o2)bi(e2) que Pasim(o2) de solicitast t(a2)t qu'il pouuoit de les</text:span><text:span text:style-name="T3347"><text:line-break/></text:span><text:span text:style-name="T3348">faire mourir, ilz fur(e2)t seulem(e2)t cond(a2)nez à prison perpet</text:span><text:span text:style-name="T3349">uelle, en laquelle (c(o2)me</text:span><text:span text:style-name="T3350"><text:line-break/></text:span><text:span text:style-name="T3351">on peult croire) ilz demouroi(e2)t tristes &amp; dolentz, &amp; sans esperance de iamais en</text:span><text:span text:style-name="T3352"><text:line-break/></text:span><text:span text:style-name="T3353">sortir. Mais ce p(e2)dant (q2) Pasim(o2)de sollicitoit t(a2)t qu'il pouuoit les preparatifz des</text:span><text:span text:style-name="T3354"><text:line-break/></text:span><text:span text:style-name="T3355">prochaines nopces, la fortune se rep(e2)t(a2)t q</text:span><text:span text:style-name="T3356">uasi de la soudaine iniure faicte à Chy</text:span><text:span text:style-name="T3357"><text:line-break/></text:span><text:span text:style-name="T3358">mon meit en au(a2)t vng nouuel accid(e2)t pour son salut. Ce fut que Pasim(o2)de auoit</text:span><text:span text:style-name="T3359"><text:line-break/></text:span><text:span text:style-name="T3360">vng frere moindre daage (q2) luy, mais non de vertu qui se n(o2)moit Hormisde, le(-)</text:span><text:span text:style-name="T3361"><text:line-break/></text:span><text:span text:style-name="T3362">quel auoit esté longuem(e2)t en parolles de<text:s/></text:span><text:span text:style-name="T3363">pr(e2)dre à femme vne belle ieune gentil</text:span><text:span text:style-name="T3364"><text:line-break/></text:span><text:span text:style-name="T3365">f(e2)me de Rhodes n(o2)mée Cassandre : laquelle Lisimacque aymoit gr(a2)dement : &amp;</text:span><text:span text:style-name="T3366"><text:line-break/></text:span><text:span text:style-name="T3367">s'estoit le mariage plusieursfois interr(o2)pu par diuers accid(e2)s. Or voy(a2)t Pasim(o2)(-)</text:span><text:span text:style-name="T3368"><text:line-break/></text:span><text:span text:style-name="T3369">de qu'il auoit à celebrer ses nopces<text:s/></text:span><text:span text:style-name="T3370">auec vne tresgr(a2)de chere, il p(e2)sa que ce seroit</text:span><text:span text:style-name="T3371"><text:line-break/></text:span><text:span text:style-name="T3372">tresbi(e2) faict si en ceste mesme feste &amp; pour ne r(e2)trer plus en desp(e2)ce de faire fe(-)</text:span><text:span text:style-name="T3373"><text:line-break/></text:span><text:span text:style-name="T3374">stins, il pouuoit faire (q2) son frere Hormisde espousast Cassandre : aumoyen de(-)</text:span><text:span text:style-name="T3375"><text:line-break/></text:span><text:span text:style-name="T3376">quoy il remeit les prop</text:span><text:span text:style-name="T3377">os sus, auec les par(e2)s de la fille &amp; le c(o2)duisit à effect. Et c(o2)(-)</text:span><text:span text:style-name="T3378"><text:line-break/></text:span><text:span text:style-name="T3379">clur (e2)t ensemble (q2) le mesme iour que Pasim(o2)de espouseroit sa femme, Hormis(-)</text:span><text:span text:style-name="T3380"><text:line-break/></text:span><text:span text:style-name="T3381">de espouseroit pareillem(e2)t la si(e2)ne, Ce (q2) ent(e2)d(a2)t Lisimacque, il en fut despl</text:span><text:span text:style-name="T3382">aisant</text:span><text:span text:style-name="T3383"><text:line-break/></text:span><text:span text:style-name="T3384">oultre mesure, par ce qu'il se voyoit indubitablem(e2)t pr(i2)s de lesper(a2)ce qu'il auoit</text:span><text:span text:style-name="T3385"><text:line-break/></text:span><text:span text:style-name="T3386">d'espouser Cassandre si Hormisde la prenoit, toutesfois c(o2)me saige qu'il estoit, il</text:span><text:span text:style-name="T3387"><text:line-break/></text:span><text:span text:style-name="T3388">dissimuloit son ennuy, &amp; c(o2)m(e2)ca à p(e2)ser (p3) quel moy(e2) il<text:s/></text:span><text:span text:style-name="T3389">pourroit empescher (q2)</text:span><text:span text:style-name="T3390"><text:line-break/></text:span><text:span text:style-name="T3391">cecy ne vint à effect, mais il nen veit po(i2)t de possible sin(o2) de la rauir. Ce qui luy</text:span><text:span text:style-name="T3392"><text:line-break/></text:span><text:span text:style-name="T3393">sembla ayse à faire pour loffice qu'il auoit, mais aussi il le reputoit plus desh(o2)ne(-)</text:span><text:span text:style-name="T3394"><text:line-break/></text:span><text:span text:style-name="T3395">ste (q2) s'il ne l'eust po(i2)t eu. Ce nonobst(a2</text:span><text:span text:style-name="T3396">)t apres l(o2)gue deliberati(o2) lh(o2)neur ceda à la(-)</text:span><text:span text:style-name="T3397"><text:line-break/></text:span><text:soft-page-break/><text:span text:style-name="T3398">mour : &amp; c(o2)clud en son ent(e2)dem(e2)t de la rauir quoy qu'il en d'eust aduenir : Et p(e2)(-)</text:span><text:span text:style-name="T3399"><text:line-break/></text:span><text:span text:style-name="T3400">sant à la c(o2)paignie (q3) luy seroit necessaire pour le faire, &amp; à lordre qu'il auroit à te(-)</text:span><text:span text:style-name="T3401"><text:line-break/></text:span><text:span text:style-name="T3402">nir,<text:s/></text:span><text:span text:style-name="T3403">il se va souuenir de Chym(o2) qu'il tenoit pris(o2)nier auec ses c(o2)paign(o2)s : &amp; ima(-)</text:span><text:span text:style-name="T3404"><text:line-break/></text:span><text:span text:style-name="T3405">gina qu'il ne scauroit auoir vng meilleur ne plus fidelle c(o2)paignon en cest affaire</text:span><text:span text:style-name="T3406"><text:line-break/></text:span><text:span text:style-name="T3407">(q2) Chym(o2). Parquoy la nuyct ensuy(a2)t il le feit secretem(e2)t venir en<text:s/></text:span><text:span text:style-name="T3408">sa ch(a2)bre : &amp; luy</text:span><text:span text:style-name="T3409"><text:line-break/></text:span><text:span text:style-name="T3410">c(o2)m(e2)ca à (p3)ler en ceste maniere. Chym(o2) tout ainsi c(o2)me les dieux d(o2)n(e2)t libera(-)</text:span><text:span text:style-name="T3411"><text:line-break/></text:span><text:span text:style-name="T3412">lem(e2)t &amp; en gr(a2)de ab(o2)d(a2)ce les choses aux h(o2)mes, tout ainsi scauent ilz tressaige(-)</text:span><text:span text:style-name="T3413"><text:line-break/></text:span><text:span text:style-name="T3414">m(e2)t esprouuer leur vertu : &amp; ceul</text:span><text:span text:style-name="T3415">x qu'ilz treuu(e2)t fermes &amp; c(o2)st(a2)tz à tous les acci(-)</text:span><text:span text:style-name="T3416"><text:line-break/></text:span><text:span text:style-name="T3417">dens (q3) peuu(e2)t suruenir, ilz les font dignes (c(o2)me vaill(a2)s) de plus gr(a2)s merites. Or</text:span><text:span text:style-name="T3418"><text:line-break/></text:span><text:span text:style-name="T3419">ont ilz voulu auoir plus certaine experi(e2)ce de ta vertu, que de celle (q2) tu eusses peu</text:span><text:span text:style-name="T3420"><text:line-break/></text:span><text:span text:style-name="T3421">m(o</text:span><text:span text:style-name="T3422">2)strer sans sortir des limites de la maison de t(o2) pere : le(q2)lie cognois tresab(o2)d(a2)t</text:span><text:span text:style-name="T3423"><text:line-break/></text:span><text:span text:style-name="T3424">en richesses : car ilz t'ont (p2)mierem(e2)t ramené (c(o2)me iay ent(e2)du) moy(e2)n(a2)t les poi(-)</text:span><text:span text:style-name="T3425"><text:line-break/></text:span><text:span text:style-name="T3426">gn(a2)tes solicitudes d'amour, d'animal insensé à deuenir h</text:span><text:span text:style-name="T3427">(o2)me : apres (p3) vne dure</text:span><text:span text:style-name="T3428"><text:line-break/></text:span><text:span text:style-name="T3429">fortune, &amp; (p2)sentem(e2)t par vne prison ennuyeuse, ilz veul(e2)t veoir si t(o2) couraige se</text:span><text:span text:style-name="T3430"><text:line-break/></text:span><text:span text:style-name="T3431">ch(a2)ge po(i2)t de ce qu'il estoit nagueres : qu(a2)t tu fuz (par bi(e2) peu de t(e2)ps) c(o2)t(e2)t de la</text:span><text:span text:style-name="T3432"><text:line-break/></text:span><text:span text:style-name="pb">[Fueil.122]</text:span><text:span text:style-name="pb"><text:line-break/></text:span><text:span text:style-name="T3433">proye<text:s/></text:span><text:span text:style-name="T3434">(q2) tu auois gaignée : parquoy si le couraige t'est tel qu'il à esté, les dieux ne</text:span><text:span text:style-name="T3435"><text:line-break/></text:span><text:span text:style-name="T3436">te d(o2)nerent oncques aucune chose si agreable c(o2)me sera celle qu'ilz se preparent</text:span><text:span text:style-name="T3437"><text:line-break/></text:span><text:span text:style-name="T3438">te donner maintenant : laquelle (affin que tu repreignes tes forces acoustumées &amp;</text:span><text:span text:style-name="T3439"><text:line-break/></text:span><text:span text:style-name="T3440">que</text:span><text:span text:style-name="T3441"><text:s/>tu deui(e2)nes couraigeux) ie delibere de te declairer. Cest que Pasim(o2)de ioy(-)</text:span><text:span text:style-name="T3442"><text:line-break/></text:span><text:span text:style-name="T3443">eulx de ton malheur, &amp; diligent procureur de ta mort, se haste tant qu'il peult de</text:span><text:span text:style-name="T3444"><text:line-break/></text:span><text:span text:style-name="T3445">celebrer les nopces de t'amye : affin que en icelles il iouysse de la proye que fortu(-)</text:span><text:span text:style-name="T3446"><text:line-break/></text:span><text:span text:style-name="T3447">ne (qu(a2)t elle ta voulu rire) t'auoit premierem(e2)t d(o2)née : &amp; soudainem(e2)t (qu(a2)t elle</text:span><text:span text:style-name="T3448"><text:line-break/></text:span><text:span text:style-name="T3449">s'est voulu monstrer courroucée) ta ostée. Or c(o2)bi(e2) il ten doit desplaire (aumoins</text:span><text:span text:style-name="T3450"><text:line-break/></text:span><text:span text:style-name="T3451">si tu aymes ainsi c(o2)me ie croy) ie le c(o2)gnois par moy mesmes, a</text:span><text:span text:style-name="T3452"><text:s/>qui Hormis de</text:span><text:span text:style-name="T3453"><text:line-break/></text:span><text:span text:style-name="T3454">son frere prepare faire pareille iniure en vng mesme iour, most(a2)t cassandre que</text:span><text:span text:style-name="T3455"><text:line-break/></text:span><text:span text:style-name="T3456">iayme sur toute autre chose. Et pour euiter vne telle iniure &amp; vng si grant ennuy,</text:span><text:span text:style-name="T3457"><text:line-break/></text:span><text:span text:style-name="T3458">ie ne voy point que fortune nous aye laisse autre voye ouuerte, sinon la ve</text:span><text:span text:style-name="T3459">rtu de</text:span><text:span text:style-name="T3460"><text:line-break/></text:span><text:span text:style-name="T3461">noz couraiges : &amp; la force de noz mains dextres : esquelles il nous conuient auoir</text:span><text:span text:style-name="T3462"><text:line-break/></text:span><text:span text:style-name="T3463">les armes : &amp; nous faire faire voye à toy au deuxiesme rauissement : &amp; à moy au</text:span><text:span text:style-name="T3464"><text:line-break/></text:span><text:span text:style-name="T3465">premier de noz deux amyes, parquoy si tu as gr(a2)t desir de recouurer, ie ne veulx</text:span><text:span text:style-name="T3466"><text:line-break/></text:span><text:span text:style-name="T3467">se</text:span><text:span text:style-name="T3468">ulement dire ta liberte (car ie croy que tu ten soucies peu sans tamye) mais</text:span><text:span text:style-name="T3469"><text:line-break/></text:span><text:span text:style-name="T3470">tamye aussi : &amp; que tu me vueilles suyure à mon entreprinse les dieux te lont mise</text:span><text:span text:style-name="T3471"><text:line-break/></text:span><text:span text:style-name="T3472">entre les mains. Ces parolles feir(e2)t reuenir tout le cueur à Chymon : &amp; sans trop</text:span><text:span text:style-name="T3473"><text:line-break/></text:span><text:span text:style-name="T3474">pr(e2)dre d</text:span><text:span text:style-name="T3475">e respit pour faire la resp(o2)ce, il deit. Lisimacque tu ne scaurois auoir en</text:span><text:span text:style-name="T3476"><text:line-break/></text:span><text:span text:style-name="T3477">cest affaire vng plus fort ne fidelle c(o2)paign(o2) que moy : aumoins s'il men doit ad(-)</text:span><text:span text:style-name="T3478"><text:line-break/></text:span><text:span text:style-name="T3479">uenir ce que tu me diz : &amp; par ainsi c(o2)mande moy ce qu'il te semblera que ie de(-)</text:span><text:span text:style-name="T3480"><text:line-break/></text:span><text:span text:style-name="T3481">uray faire &amp; tu verras (q2) ie l'executeray courageusem(e2)t, A qui Lisimacque deit.</text:span><text:span text:style-name="T3482"><text:line-break/></text:span><text:span text:style-name="T3483">D'auiourdhuy en trois iours les nouuelles mariées doyu(e2)t faire leurs nopces en la</text:span><text:span text:style-name="T3484"><text:line-break/></text:span><text:span text:style-name="T3485">maison de leurs mariz : en laquelle toy &amp; tes c(o2)paignons &amp; moy (auec quelques</text:span><text:span text:style-name="T3486"><text:line-break/></text:span><text:span text:style-name="T3487">vngs<text:s/></text:span><text:span text:style-name="T3488">des my(e2)s en qui ie me fie fort) entrer(o2)s qu(a2)t la nuyct sera venue : &amp; les ay(a2)t</text:span><text:span text:style-name="T3489"><text:line-break/></text:span><text:span text:style-name="T3490">prinses au meillieu du festin nous les mener(o2)s en vne nef (q2) iay desia faict apre(-)</text:span><text:span text:style-name="T3491"><text:line-break/></text:span><text:soft-page-break/><text:span text:style-name="T3492">ster secretem(e2)t : &amp; tuer(o2)s tous ceulx qui presumer(o2)t de nous empes</text:span><text:span text:style-name="T3493">cher. Cest or</text:span><text:span text:style-name="T3494"><text:line-break/></text:span><text:span text:style-name="T3495">dre pleut gr(a2)dem(e2)t à Chym(o2) (q3) demoura en prison sans en dire mot à personne</text:span><text:span text:style-name="T3496"><text:line-break/></text:span><text:span text:style-name="T3497">des si(e2)s iusques au t(e2)ps limité. Qu(a2)t le iour des nopces fut venu le tri(u2)phe fut gr(a2)t</text:span><text:span text:style-name="T3498"><text:line-break/></text:span><text:span text:style-name="T3499">&amp; magnificque : &amp; ny eut coing en la maison des deux f</text:span><text:span text:style-name="T3500">reres qui ne fut remply de</text:span><text:span text:style-name="T3501"><text:line-break/></text:span><text:span text:style-name="T3502">ioye. Lisimacque apres auoir donne ordre à tout ce qui estoit necessaire &amp; qu'il</text:span><text:span text:style-name="T3503"><text:line-break/></text:span><text:span text:style-name="T3504">veit son heure venue separa en trois parties Chym(o2) &amp; ses c(o2)paign(o2)s : &amp; pareille(-)</text:span><text:span text:style-name="T3505"><text:line-break/></text:span><text:span text:style-name="T3506">m(e2)t ses amys : tous armez soubz leurs habillem(e2)s,<text:s/></text:span><text:span text:style-name="T3507">les ayant premierem(e2)t animez</text:span><text:span text:style-name="T3508"><text:line-break/></text:span><text:span text:style-name="T3509">par plusieurs parolles à son entreprinse : d(o2)t il en enuoya vne (p3)tie secretem(e2)t au</text:span><text:span text:style-name="T3510"><text:line-break/></text:span><text:span text:style-name="T3511">port : affin (q2) personne ne les peust empescher de gaigner le nauire quant il en se(-)</text:span><text:span text:style-name="T3512"><text:line-break/></text:span><text:span text:style-name="T3513">roit besoing, &amp; sen ven(a2)t auec les deux<text:s/></text:span><text:span text:style-name="T3514">autres (p3)ties à la maison de Pasim(o2)de il en</text:span><text:span text:style-name="T3515"><text:line-break/></text:span><text:span text:style-name="T3516">laissa vne à la porte à ce (q2) personne de ceulx qui estoi(e2)t ded(a2)s ne les peust enfer(-)</text:span><text:span text:style-name="T3517"><text:line-break/></text:span><text:span text:style-name="T3518">mer ou empescher qu'ilz ne sortissent : &amp; m(o2)ta auec Chym(o2) &amp; le demour(a2)t de</text:span><text:span text:style-name="T3519"><text:line-break/></text:span><text:span text:style-name="T3520">leur c(o2)paignie en hault<text:s/></text:span><text:span text:style-name="T3521">(p3) lescalier : puis qu(a2)t ilz fur(e2)t entrez en la salle ou les nou(-)</text:span><text:span text:style-name="T3522"><text:line-break/></text:span><text:span text:style-name="T3523">uelles espousées auec plusieurs autres dames s'estoi(e2)t desia assises par ordre pour</text:span><text:span text:style-name="T3524"><text:line-break/></text:span><text:span text:style-name="T3525">soupper, ilz s'au(a2)cer(e2)t &amp; gecter(e2)t les tables (p3) terre prenant chasc(u2) samye, le</text:span><text:span text:style-name="T3526">squel(-)</text:span><text:span text:style-name="T3527"><text:line-break/></text:span><text:span text:style-name="T3528">les ilz meir(e2)t entre les mains de leurs c(o2)paign(o2)s : &amp; c(o2)m(a2)der(e2)t qu'on les menast</text:span><text:span text:style-name="T3529"><text:line-break/></text:span><text:span text:style-name="T3530">sur lheure à la nef (q3) estoit (p2)parée. Les mariées c(o2)m(e2)cer(e2)t à plourer &amp; cryer, aussi</text:span><text:span text:style-name="T3531"><text:line-break/></text:span><text:span text:style-name="T3532">feir(e2)t les autres femmes &amp; les seruiteurs : d(</text:span><text:span text:style-name="T3533">o2)t toute la maison fut soudainem(e2)t r(e2)(-)</text:span><text:span text:style-name="T3534"><text:line-break/></text:span><text:span text:style-name="T3535">plye de bruyt &amp; de criz : mais Chym(o2) &amp; Lisimacque auec leurs c(o2)paign(o2)s ay(a2)tz</text:span><text:span text:style-name="T3536"><text:line-break/></text:span><text:span text:style-name="pb">[n.p.]</text:span><text:span text:style-name="pb"><text:line-break/></text:span>desgaine leurs espées se feirent faire sans contradiction place par vng chascun :<text:line-break/>&amp; vindrent à gaigner lescallier : &amp; comme ilz descendoient Pasimonde se trou(-)<text:line-break/>ua au deuant d'eulx, qui couroit auec vng gros baston en la main veoir quel<text:line-break/>bruyt cestoit, lequel fut frappé si courageusement de Chymon sur la teste qu'il<text:line-break/>la luy fendit à moytie, &amp; le feit tomber mort à ses piedz : Au secours duquel cou<text:line-break/>rant Hormisode son frere il fut pareillement tue d'ung des coups de Chymon :<text:line-break/>&amp; quelques autres qui se voulurent approcher des compaignons de Lisimacque<text:line-break/>&amp; de Chymon furent par eulx blessez &amp; repoulsez. Laissant doncques la mai(-)<text:line-break/>son plaine de sang, de bruyt, de pleurs, &amp; de tristesse, ilz se serrerent ensemble, &amp;<text:line-break/>sans aucun empeschement sen vindrent auec leur proye à la nef, sur laquelle<text:line-break/>ayant mis les deux dames, &amp; estans eulx &amp; leurs compaignons entrez dedans<text:line-break/>voyans<text:s/>que le riuaige de la mer estoit desia plein de gens armez qui venoient<text:line-break/>à la rescourse des dames, ilz donnerent des rames en leau &amp; sen allerent ioyeu(-)<text:line-break/>sement faire leurs affaires en Candie, la ou estans arriuez ilz furent les bien re(-)<text:line-break/>ceuz de plusieurs<text:s/>leurs amys &amp; parens, &amp; apres auoir espouse leurs amyes &amp;<text:line-break/>faict grande chere ilz iouyrent à leur plaisir de leur proye. Pour raison dequoy<text:line-break/>il y eut par vng long temps apres de grans troubles en Cippre &amp; en Rhodes. A<text:line-break/>la fin par le moyen des parens &amp; amys tant d'ung costé que d'autre qui sen em(-)<text:line-break/>pescherent, on trouua moyen que apres quelque bannissement Chymon sen<text:line-break/>retourna ioyeusement auec Ephigene en Cippre, &amp; Lisimacque pareillement<text:line-break/>auec Cassandre à Rhodes : viuans chascun en son pays auecques samye longue(-)<text:line-break/>ment &amp; en grant contentement.</text:p>
      <text:soft-page-break/>
      <text:h text:style-name="Titre2" text:outline-level="2">(hedera) CONSTANCE AYMANT MARTVC(-)<text:line-break/><text:span text:style-name="T3537">cio gomito, &amp; oyant qu'il estoit mort se meit seulle par desespoir en une bar(-)</text:span><text:span text:style-name="T3538"><text:line-break/></text:span><text:span text:style-name="T3539">que qui fut transportée du uent à Suse en Barbarie : &amp; de la sen alla à Thu(-)</text:span><text:span text:style-name="T3540"><text:line-break/></text:span><text:span text:style-name="T3541">nes, ou elle le trouua e</text:span><text:span text:style-name="T3542">ncores uiuant : Auquel elle se descouurit : &amp; luy estant</text:span><text:span text:style-name="T3543"><text:line-break/></text:span><text:span text:style-name="T3544">en grant auctorité du conseil priué du roy espousa ladicte Constance, &amp; sen</text:span><text:span text:style-name="T3545"><text:line-break/></text:span><text:span text:style-name="T3546">retourna riche auec elle en lisle de Lipare.</text:span></text:h>
      <text:h text:style-name="Titre2" text:outline-level="2"><text:span text:style-name="T3547">Nouuelle deuxiesme.</text:span></text:h>
      <text:p text:style-name="P3548"><text:span text:style-name="T3549">V</text:span>Oyant la royne que la nouuelle de Pamphile estoit acheuée<text:line-break/>laquelle elle loua grandement, elle commanda à ma dame Emi<text:line-break/>lie qu'elle suyuist à dire la sienne, laquelle commenca ainsi.<text:line-break/>Chascun se doibt à bon droit delecter des choses ausquelles on<text:line-break/>veoit suyure la recompence selon les affections. Et pource que<text:line-break/>aymer merite au long aller plustost plaisir que affliction. Ie o(-)<text:line-break/>beiray à la royne auec trop plus grant plaisir en parlant de la presente matiere<text:line-break/>que ie ne feiz hier au roy en parlant de la precedente.<text:line-break/>Vous deuez scauoir (mes delicates dames) qu'il y a aupres<text:s/>de Sicile vne peti(-)<text:line-break/>te isle qu'on appelle Lipare : en laquelle nagueres y eut vne bien belle ieune fille<text:line-break/>nommée Constance née de fort honnestes gens, d'icelle mesme isle, de laquel(-)<text:line-break/>le fille deuint amoureux vng ieune homme de ladicte isle qui auoit nom<text:s/>Mar(-)<text:line-break/>tuccio gomito fort gracieux, bien conditionne, &amp; scauant en son art, laquelle<text:line-break/><text:span text:style-name="pb">[Fueil.123]</text:span><text:span text:style-name="pb"><text:line-break/></text:span>fil(-)le sembrasa semblablement de luy de si bonne sorte quelle n'auoit nul bien si(-)<text:line-break/>non quant elle le voyoit. Et desirant Martuccio de lauoir en mariage, il la feit<text:line-break/>demander à son pere lequel respondit qu'il estoit trop paoure : &amp; que pour cela<text:line-break/>il ne la luy donneroit point. Martuccio tresdespit de se voir reffusé par paoureté<text:line-break/>arma vng petit vaisseau auec certains ses amys &amp; parens : &amp; seit serment de<text:line-break/>ne retourner iamais à Lipare qu'il ne fust riche. Parquoy partant de lá il com(-)<text:line-break/>menca en faisant le mestier de corsaire, à costoyer la Barbarie : en pillant &amp; des(-)<text:line-break/>robant tout ce qu'il trouuoit moins fort que soy. Enquoy fortune luy fut fort fa(-)<text:line-break/>uorable s'il eust sceu bien conduyre son bon heur : mais ne se contentant luy &amp;<text:line-break/>ses c(o2)paignons d'estre deuenuz en peu de temps fort riches, il aduint que cher(-)<text:line-break/>chans de l'estre dauantaige, ilz furent tous priz par certains vaisseaulx de sarra(-)<text:line-break/>zins : &amp;<text:s/>tout ce qu'ilz auoient pillé : apres s'estre toutesfois deffenduz longuem(e2)t,<text:line-break/>encor en y eut il la plusgrant part de tuez par lesditz sarrazins. Lesquelz apres<text:line-break/>qu'ilz eurent mis à fons son vaisseau, le menerent à Thunes ou il fut mis en pri(-)<text:line-break/>son &amp; gardé en grande misere. La nouuelle vint à Lipare non pas d'ung seul,<text:line-break/>mais de plusieurs que tous ceulx qui estoient partiz sur le petit vaisseau auec<text:line-break/>Martuccio auoient esté noyez. Quoy oyant la ieune fille (qui auoit esté desplai(-)<text:line-break/>sante oultre mesure de son<text:s/>partement) ploura longuement auecques les autres :<text:line-break/>&amp; delibera en soymesmes de ne vouloir plus viure, toutesfois ne pouuant souf(-)<text:line-break/>frir son cueur de se tuer de soy mesmes par quelque violence, elle pensa de don(-)<text:line-break/>ner nouuelle necessité à sa mort : parquoy<text:s/>sortant vng soir secrettement de la<text:line-break/>maison de son pere, &amp; sen allant au port elle trouua de fortune vne petite bar(-)<text:line-break/>que de pescheurs separée quelque peu des autres nauires, laquelle (pource que<text:line-break/>les maistres d'icelle n'en faisoient que de descendre à ceste heure la) elle trouua<text:line-break/>fournye de mas de voille &amp; de rames : dont elle entra incontinent dedans : &amp; se<text:line-break/>gettant auecques les rames quelque peu auant en mer saichant vng petit naui(-)<text:line-break/>guer (c(o2)me scauent generalement toutes les femmes de ceste isle) elle<text:s/>feit voyle,<text:line-break/><text:soft-page-break/>&amp; meit à bas les rames &amp; le timon : &amp; s'aband(o2)na du tout à la puissance du vent,<text:line-break/>imaginant qu'il deuoit aduenir par necessité ou que le vent renuerseroit la bar(-)<text:line-break/>que non chargée &amp; sans gouuerneur, ou qu'il la feroit frapper contre quelque<text:line-break/>rocher &amp; la romproit, au moyen dequoy elle ne scauroit eschapper qu(a2)t bien<text:line-break/>elle vouldroit : ains fauldroit necessairement qu'elle se noyast. Et en ceste delibe(-)<text:line-break/>ration elle senuelopa la teste en vng manteau &amp; sen alla coucher en plourant au<text:line-break/>fonds de<text:s/>la barque : mais il en aduint tout autrement quelle n'auoit pensé : par ce<text:line-break/>que le vent de bise tiroit &amp; estoit lors fort doulx : sans qu'il feist quasi point de<text:line-break/>mer : si conduisit la barque de sorte qu'il la porta depuis la nuyct quelle estoit<text:line-break/>montée dessus, iusques au lendemain sur le vespre, bien cent mille au dessus de<text:line-break/>Thunes : en vne plage prochaine d'une ville appellée Suse. La ieune fille ne sen(-)<text:line-break/>toit point si elle estoit en terre ou en mer comme celle qui pour aucun accident<text:line-break/>n'auoit leué la teste ny n'entendoit la leuer iamais. Or y auoit il de fortune, lors<text:line-break/>que la barque frappa sur la riue, vne paoure femmette à la marine qui ostoit<text:line-break/>du soleil les filez de ses pescheurs, laquelle voyant la barque sesmerueilla fort de<text:line-break/>ce qu'on lauoit laissée à pleine<text:s/>voile d(o2)ner en terre : &amp; pensant que les pescheurs<text:line-break/>dormissent en icelle, elle alla dedans ou elle ne veit personne que ceste ieune fil(-)<text:line-break/>le, quelle appella plusieursfois : par ce quelle dormoit fort : à la fin elle lesueilla.<text:line-break/><text:span text:style-name="pb">[n.p.]</text:span><text:span text:style-name="pb"><text:line-break/></text:span>Et congnoissant à son habit quelle estoit chrestienne luy demanda en parlant<text:line-break/>Latin, comment il estoit possible qu'elle fust arriuée lá ainsi seulete en ceste bar(-)<text:line-break/>que. La ieune fille oyant le langaige Latin, doubta que quelque autre vent l'eust<text:line-break/>ramenée paraduenture<text:s/>à Lipare : &amp; se leuant soudainement regarda autour d'el(-)<text:line-break/>le : mais ne congnoissant le pays &amp; se voyant en terre, elle demanda à la bonne<text:line-break/>femme ou elle estoit : Qui luy respondit. Ma fille tu es pres de Suse en Barbarye.<text:line-break/>Ce que oyant la fille dol(e2)te de ce que Dieu ne luy auoit voulu enuoyer la mort :<text:line-break/>craignant de receuoir quelque deshonneur : &amp; ne saichant que faire s'asseit au<text:line-break/>pied de sa barque, &amp; commenca à pleurer. La bonne femme voy(a2)t cecy en eut<text:line-break/>pitie : &amp; la pria tant quelle la mena en sa petite cahuette de maison, ou elle la fla(-)<text:line-break/>ta si bien quelle luy deit comment elle estoit arriuée lá. Parquoy congnoissant la<text:line-break/>bonne femme quelle estoit encor à ieun, luy donna de son pain dur auec quel(-)<text:line-break/>que poisson, &amp; de leau : &amp; la pria tant quelle mengea<text:s/>vng peu. Constance luy de(-)<text:line-break/>manda apres (voy(a2)t quelle parloit ainsi Latin) qui elle estoit. A qui la vieille deit<text:line-break/>quelle estoit de Trapany : &amp; se nommoit Chere prise : qui seruoit en ce pays cer(-)<text:line-break/>tains pescheurs chrestiens. La ieune fille (combien quelle fust grandement do(-)<text:line-break/>lente) si est ce que oyant nommer Chere prise, print en soymesme bon augure<text:line-break/>d'auoir ouy ce nom : sans scauoir pourtant quelle occasion la mouuoit à cecy, &amp;<text:line-break/>commenca à esperer sans scauoir quoy : &amp; à cesser quelque peu de desirer<text:s/>la mort<text:line-break/>comme elle faisoit auparauant. Et sans luy declairer autrement qui elle estoit, ne<text:line-break/>de quel pays, pria cherem(e2)t la bonne femme que pour lamour de Dieu, elle eust<text:line-break/>pitie de sa ieunesse : &amp; quelle luy donnast quelque conseil : par lequel elle peust<text:line-break/>euiter qu'il ne luy fust faict iniure. Chere prise oyant ceste cy comme bonne fem<text:line-break/>me quelle estoit, la laissa en sa cahuette &amp; sen alla soudainement serrer ses filez,<text:line-break/>puis sen retourna à elle, &amp; apres l'auoir couuerte &amp; toute enueloppée de son<text:line-break/>manteau mesme, la mena à Suse quant &amp; soy : ou quant elles furent arriuées la<text:line-break/>bonne femme luy deit : Constance ie te meneray en la maison d'une tresbonne<text:line-break/>dame sarrazine : à laquelle ie fais bien souuent seruice en ce quelle me comman(-)<text:line-break/>de : elle est femme ancienne &amp;<text:s/>charitable : ie te rec(o2)manderay à elle le plus que ie<text:line-break/>pourray, &amp; suis trescertaine quelle te receuera voulentiers : &amp; te traictera com(-)<text:line-break/>me si tu estois sa fille. Aussi de ton costé, quant tu seras auecques elle, tu te per(-)<text:line-break/><text:soft-page-break/>forceras tant qu'il te sera possible, en la seruant bien d'acquerir sa grace iusques<text:line-break/>à tant que nostre seigneur t'enuoye meilleure fortune, &amp; comme elle le deit ainsi<text:line-break/>le feit elle. La dame qui estoit desia vieille apres quelle eut ouy Chere prise re(-)<text:line-break/>garda la ieune fille au visaige &amp; commenca à pleurer : &amp; la prenant luy baisa le<text:line-break/>fronc, &amp; apres la mena par la main en la maison ou elle demouroit auec quel(-)<text:line-break/>ques autres femmes sans aucun homme, qui toutes besongnoient de leurs mains<text:line-break/>en diuerses choses de soye, de cuyr, de palmes, &amp;<text:s/>de plusieurs autres ouuraiges<text:line-break/>desquelz Constance en peu de iours en aprint quelcun, &amp; c(o2)menca à besongner<text:line-break/>auec elles : &amp; vint tant en la bonne grace &amp; amour de la bonne dame &amp; de tou(-)<text:line-break/>tes les autres que cestoit merueilles : encor aprint elle en peu de t(e2)ps par les ensei(-)<text:line-break/>gnem(e2)s d'elles leur l(a2)gaige. Demour(a2)t d(o2)cques la ieune fille à Suse qui auoit esté<text:line-break/>desia plourée pour perdue &amp; morte en la maison de son pere il aduint qu'estant<text:line-break/>roy de Thunes vng qui se nommoit Mariabdele, il y eut vng ieune seigneur de<text:line-break/>grant lignaige &amp; fort puissant, lequel estoit en Grenade, qui disoit que le<text:line-break/><text:span text:style-name="pb">[Fueil.124]</text:span><text:span text:style-name="pb"><text:line-break/></text:span>royau(-)me de Thunes luy appartenoit, &amp; pour ceste cause il assembla vne puissante ar(-)<text:line-break/>mée, &amp; sen vint assaillir le roy pour l'en chasser.<text:s/>Lesquelles choses venues aux o(-)<text:line-break/>reilles de Martuccio gomito qui scauoit fort bien parler la l(a2)gue Barbaresque, &amp;<text:line-break/>oy(a2)t dire que le roy faisoit vng merueilleux effort pour sa deffence, il deit à vng<text:line-break/>de ceulx qui gardoi(e2)t luy &amp; ses compaignons : si ie pouuoys parler au roy ie me<text:line-break/>fais bien fort que ie luy donnerois conseil, par lequel il auroit bien tost gaigné la<text:line-break/>bataille : la garde deit ces parolles à son maistre, lequel les alla incontinent rap(-)<text:line-break/>porter au roy, qui fut cause que le roy comm(a2)da qu'on luy amenast Martuccio.<text:line-break/>Et luy demanda quel conseil estoit le sien, lequel luy respondit ainsi. Sire si au<text:line-break/>temps que i'ay frequenté voz pays i'ay bien prins garde à la facon de faire que<text:line-break/>vous tenez en voz batailles, il me semble que vous les faictes<text:s/>plus auec archers<text:line-break/>que auec autres gens, &amp; par ainsi s'il estoit possible de trouuer le moyen que les<text:line-break/>flesches faillissent à voz ennemys &amp; que les vostres, en eussent en abondance, ie<text:line-break/>p(e2)se que vous gaigneriez la bataille : A qui le roy deit. Sans doubte<text:s/>si cecy se pou<text:line-break/>uoit faire ie penserois bien estre vainqueur. Lors Martuccio luy deit : Sire si vous<text:line-break/>voulez, il se pourra faire, &amp; oyez comment, il fault que vous faciez faire les cor(-)<text:line-break/>des des arcs de voz archers plus delyees (q2) celles dont on à acoustumé de vser : &amp;<text:line-break/>apres il fault faire faire les flesches de sorte (q2) les coches ne puissent seruir sinon à<text:line-break/>ces cordes delyees : Mais il fault que cecy soit faict si secrettem(e2)t que vostre enne<text:line-break/>my ne le saiche : car il y pouruoiroit. Et la rais(o2) pourquoy ie le dy est, (q2) apres que<text:line-break/>les archers devostre ennemy aur(o2)t tiré toutes leurs flesches &amp; les vostres les leurs,<text:line-break/>vous deuez entendre qu'il fauldra par necessité, que voz ennemys ramassent les<text:line-break/>flesches qu'on leur aura tiré, pour en retirer c(o2)tre les vostres : tant (q2) la bataille du<text:line-break/>rera, &amp; autant en feront les vostres des leurs : mais voz ennemiz ser(o2)t bien trom<text:line-break/>pez : car ilz ne se pourront seruir de celles de voz gens, d'autant que les petites<text:line-break/>coches ne receuront point les grosses cordes :<text:s/>ce qui aduiendra tout au contraire<text:line-break/>aux vostres, de celles de voz ennemis. Par ce que la corde delyee receura tresbi(e2)<text:line-break/>la flesche qui aura la coche grande, &amp; par ainsi les vostres en auront en tresgrant<text:line-break/>abondance &amp; les autres necessité. Ce conseil pleut<text:s/>grandement au roy, comme<text:line-break/>saige prince qu'il estoit. Et le suyuant entierement, il trouua par celá qu'il auoit<text:line-break/>vaincu son ennemy, dont Martuccio vint grandement en sa grace, &amp; par conse<text:line-break/>qu(a2)t riche, &amp; en grande auctorité. Le bruict de toutes ces choses courut par tout<text:line-break/>le pays, tellement qu'il vint iusques aux oreilles de constance, que Martuccio go(-)<text:line-break/>mito (qu'elle auoit des long temps p(e2)sé mort) estoit en vie. Parquoy l'amour que<text:line-break/>elle luy portoit qui estoit desia presque estaincte dedans son cueur, se<text:s/>raluma a(-)<text:line-break/><text:soft-page-break/>uecques soudaine flamme, augmentant laquelle elle ressuscita l'esperance du tout<text:line-break/>morte. Parquoy elle c(o2)pta tout son affaire à la bonne dame auec qui elle demou(-)<text:line-break/>roit, &amp; luy deit qu'elle desiroit fort d'aller à Thunis, affin de saouller ses<text:s/>yeulx de<text:line-break/>ce dont les oreilles les auoient par leur ouye faictz desireux. La b(o2)ne dame loua<text:line-break/>grandement son desir, &amp; comme si elle eust esté sa mere, se meit auec elle sur vne<text:line-break/>barque, &amp; sen alla à Thunis : ou elle fut receue &amp; Constance pareillement, fort<text:line-break/>h(o2)norablement en la maison d'une sienne par(e2)te. Et ayant mené auec soy Che(-)<text:line-break/>re prise, elle l'enuoya veoir qu'elles nouuelles elle pourroit trouuer de Martuccio.<text:line-break/>Laquelle apres auoir entendu qu'il estoit en vie, &amp; en grande auctorité, luy en<text:line-break/>vint<text:s/>fere le rapport. Lors la bonne gentil femme voulant estre celle qui<text:line-break/><text:span text:style-name="pb">[n.p.]</text:span><text:span text:style-name="pb"><text:line-break/></text:span>aduerti(-)roit Martuccio que samye C(o2)stance estoit venue iusques lá pour le trouuer, sen<text:line-break/>alla vng iour au lieu ou il estoit, &amp; luy deit Martuccio il est arriué en ma maison<text:line-break/>vng tien seruiteur qui vient de Lipare qui vouldroit bien parler secretement à<text:line-break/>toy : &amp; pour ne m'en fier à autruy moymesmes (comme il men à prié) te le suis<text:line-break/>bien voulu venir dire. Martuccio la remercia, &amp; sen alla apres elle en sa maison.<text:line-break/>Quant la ieune<text:s/>fille le veit il ne sen fallut gueres qu'elle ne mourust de ioye, &amp;<text:line-break/>ne se pouuant contenir luy saulta soudainement au col, les bras ouuers en l'am(-)<text:line-break/>brassant, &amp; pour la compassion des malheurs qu'elle auoit euz &amp; aussi pour la<text:line-break/>presente ioye (sans pouuoir<text:s/>dire vng seul mot) c(o2)menca à plourer chaudement.<text:line-break/>Martuccio voyant samy e sen esmerueilla grandement, &amp; fut quelque peu sans<text:line-break/>scauoir que dire : puis en souspirant deit, Helas mamye Constance es tu mainte(-)<text:line-break/>n(a2)t en vie ? il y a desia long temps que iouyz dire que tu estois perdue, ne iamais<text:line-break/>depuis on na ouy nouuelles de toy en nostre maison, Et cecy deit en plorant ten<text:line-break/>drement il l'ambrassa &amp; la baisa. C(o2)stance luy c(o2)pta toutes ses fortunes, &amp; l'hon<text:line-break/>neur qu'elle auoit receu de la g(e2)til femme auec qui elle auoit demouré. Et apres<text:line-break/>plusieurs deuis qu'ilz eurent ensemble, Martuccio se partit d'auec elle, &amp; sen alla<text:line-break/>deuers le roy s(o1) maistre, à qui il c(o2)pta tout. Cest assauoir toutes ses fortunes &amp; cel<text:line-break/>les de samye, disant oultre qu'il deliberoit auec sa permissi(o2) toutesfois, de l'espou<text:line-break/>ser selon nostre loy. Le roy s'esmerueilla fort de toutes ces choses, &amp; ayant faict<text:line-break/>venir la fille &amp; entendu d'elle qu'il estoit ainsi comme Martuccio le luy auoit<text:line-break/>compté, il deit, En b(o2)ne foy mamye tu l'as<text:s/>bi(e2) merité pour mary. Parquoy apres<text:line-break/>qu'il eut faict apporter de tresgrans &amp; riches presens il luy en d(o2)na vne partie, &amp;<text:line-break/>l'autre à Martuccio, leur donnant congé de faire entre eulx ce qui plus leur seroit<text:line-break/>agreable. Martuccio feit grant honneur à la gentil femme auec qui Constance<text:line-break/>auoit demouré, &amp; l'ayant remercyée de ce qu'elle auoit faict pour elle, luy feit des<text:line-break/>presens conuenables à elle, puis quant il en eut prins c(o2)gé non sans les lermes de<text:line-break/>Constance la commanda à dieu. Et depuis auecques le congé du roy, ilz monte(-)<text:line-break/>rent sur vne petite barque, &amp; Chere prise auec eulx, Et ayans bon vent retourne<text:line-break/>rent à lipare, ou la chere fut si grande, qu'on ne la pourroit iamais dire. Et lors<text:line-break/>Martuccio l'espousa qui feit de belles &amp; grandes nopces, iouyssantz<text:s/>par apres en<text:line-break/>semblement de leur amour en paix &amp; en repos.</text:p>
      <text:soft-page-break/>
      <text:h text:style-name="Titre2" text:outline-level="2">(hedera) PIERRE BOCCAMASSE SEN FVYANT<text:line-break/><text:span text:style-name="T3550">auecques vne fille qu'il aymoit nommée Angeline, rencontra des brigans en chemin,</text:span><text:span text:style-name="T3551"><text:line-break/></text:span><text:span text:style-name="T3552">dont la fille senfuyt par vne forest, d'ou elle fut menée en vng chasteau, &amp;<text:s/></text:span><text:span text:style-name="T3553">Pierre</text:span><text:span text:style-name="T3554"><text:line-break/></text:span><text:span text:style-name="T3555">prins par les brigans, des mains desquelz il eschappa depuis, &amp; apres arriua par</text:span><text:span text:style-name="T3556"><text:line-break/></text:span><text:span text:style-name="T3557">accident, audict chasteau ou estoit Angeline, qu'il espousa. Et puis sen retournerent</text:span><text:span text:style-name="T3558"><text:line-break/></text:span><text:span text:style-name="T3559">ensemble à Rome.</text:span></text:h>
      <text:h text:style-name="Titre2" text:outline-level="2"><text:span text:style-name="T3560">Nouuelle troisiesme.</text:span></text:h>
      <text:p text:style-name="P3561"><text:span text:style-name="T3562">I</text:span>L ny eut personne en la c(o2)paignie qui ne<text:s/>louast la nouuelle de mada<text:line-break/>me Emilie, &amp; congnoissant la royne qu'elle estoit acheuée se tourna<text:line-break/>vers madame Elisse &amp; luy commanda qu'elle continuast. Laquelle<text:line-break/>desirant d'obeyr commenca ainsi. Gracieuses dames il me vient de<text:line-break/>souuenir d'une mauuaise nuict que eurent deux ieunes personnes encores peu<text:line-break/><text:span text:style-name="pb">[Fueil.125]</text:span><text:span text:style-name="pb"><text:line-break/></text:span>discrettes : mais pource que apres ilz eurent plusieurs plaisantes iournees, ie suis<text:line-break/>contente puis qu'elle vient à propos de la vous racompter.</text:p>
      <text:p text:style-name="P3563">En la cité de Rome, qui fut au temps passé Chef du monde comme elle en est<text:line-break/>auiourdhuy la queuhe y eut nagueres vng ieune homme nommé Pierre Bocca<text:line-break/>masse, de famille entre celles de Rome fort h(o2)norable, lequel deuint amoureux<text:line-break/>d'une tresbelle &amp; aymable ieune fille nommée Angeline : fille d'un qui se n(o2)ma<text:line-break/>Gigliuosse Saulle, homme de basse condicion, mais fort estimé des Romains.<text:line-break/>Et en l'aymant il sceut tant faire que la ieune fille commenca à ne l'aymer moins<text:line-break/>qu'il l'aymoit. Parquoy se sentant contrainct d'amour feruente, &amp; ne luy estant<text:line-break/>aduis qu'il deust plus souffrir la peine dure que luy donnoit le desir qu'il auoit<text:line-break/>d'en iouyr, il la demanda en mariage : Ce que saichantz ses parens, ilz allerent<text:line-break/>tous parler à luy, le blasmans fort, de ce qu'il vouloit faire : &amp; d'autrepart feirent<text:line-break/>dire au pere de la fille, qu'il ne prestast l'oreille en aucune maniere aux parolles<text:line-break/>de Pierre, parce que s'il le faisoit ilz ne le tiendroient iamais pour amy ne pour<text:line-break/>parent. Pierre voyant qu'on luy empeschoit la voye par laquelle (&amp; non autre)<text:line-break/>il pensoit paruenir à son desir, voulut mourir de dueil, &amp; si le pere d'elle l'eust c(o2)(-)<text:line-break/>senty, il l'eust espousé, contre le vouloir de tous ses parens. Toutesfois il se meit<text:line-break/>en la fantasie de faire tant (s'il plaisoit à la fille) que la chose sortiroit à effect. Et<text:line-break/>ayant sceu par<text:s/>personne interposée qu'elle en estoit trescontente, il conclud auec<text:line-break/>elle de sen fuyr de Rome. Aquoy ayantz donné ordre, Pierre se leua vng matin<text:line-break/>de fort bonne heure, &amp; monterent ensemble à cheual, &amp; prindrent leur chemin<text:line-break/>vers Alaigne, ou Pierre auoit quelques amys, ausquelz il se fioit fort, &amp; all(a2)tz ainsi<text:line-break/>par pays, n'ayantz loysir de faire les nopces (par ce qu'ilz craignoient d'estre suy(-)<text:line-break/>uiz) deuisans ensemble de leurs amours, ilz se baisoient quelque fois l'un l'autre.<text:line-break/>Or aduint que quant ilz furent à quatre lieues loing de Rome, Pierre ne saich(a2)t<text:line-break/>gueres bien le chemin, au lieu de prendre à main droicte print à gauche, telle(-)<text:line-break/>ment qu'ilz ne cheuaucherent gueres plus d'une lieue, qu'ilz se veirent pres d'un<text:line-break/>petit chasteau, duquel ayantz esté aperceuz il sortist incontinant douze rustres,<text:line-break/>lesquelz veuz par Angeline (mais n(o2) plustost qu'ilz furent pres de Pierre &amp; d'el<text:line-break/>le) elle s'escrya, pour dieu mon amy sauluons nous : car nous sommes assailliz,<text:line-break/>Pierre tourna lors son cheual le mieulx qu'il peult, vers vne fort grande fo(-)<text:line-break/>rest, &amp; luy serrant les esperons aux flans se tenoit à larcon, le cheual se sentant pic<text:line-break/>qué l'emportoit en courant par la forest, &amp; Pierre qui regardoit plus au visaige<text:line-break/>d'elle que au chemin, &amp; ne s'estoit si tost apperceu comme elle des gallantz, fut<text:line-break/>ce pendant qu'il alloit regardant de quel costé ilz venoient, &amp; ne les voy(a2)t enco<text:line-break/><text:soft-page-break/>res surprins d'eulx, &amp; empoigné. Et l'ay(a2)s faict descendre de cheual, &amp; deman(-)<text:line-break/>dé qui il estoit, &amp; luy le leur ayant dit, ilz commencerent<text:s/>à conseiller entre eulx<text:line-break/>&amp; dire : Cestuy cy est des amys de noz ennemys, Qu'en deuons nous faire autre<text:line-break/>chose, sinon le despouiller &amp; le pendre par despit des Vrsins à vng de ses ches(-)<text:line-break/>nes ? Aquoy s'estans tous accordez, ilz commanderent à Pierre qu'il se<text:s/>despouil(-)<text:line-break/>last, quoy faisant &amp; preuoyant desia son malheur aduint que vne ambusche de<text:line-break/>bien vingt cinq bons compaignons, leur courur(e2)t sus, en cryant tue tue, lesquelz<text:line-break/>ainsi s(u1)rprins abandonnerent Pierre, &amp; se meir(e2)t en deffence : mais voy(a2)s qu'ilz<text:line-break/>estoient moins de gens que ceulx qui les assailloient, ilz commencerent à fuyr<text:line-break/>&amp; ceulx cy a les suyure. Ce que voyant Pierre il se reuestit incontinent &amp; monta<text:line-break/><text:span text:style-name="pb">[n.p.]</text:span><text:span text:style-name="pb"><text:line-break/></text:span>sur son cheual, puis commenca tant qu'il peut à fuyr par la voye ou il auoit<text:s/>veu<text:line-break/>que samye sen estoit fuye. Mais ne voy(a2)t voye ne sentier par la forest, &amp; ne con(-)<text:line-break/>gnoissant aucun train de cheual, encores qu'il luy semblast bien estre en seu(-)<text:line-break/>reté &amp; hors des mains de ceulx qui l'auoi(e2)t pris, &amp; encor des autres qui les auoi(e2)t<text:line-break/>assailliz, ne retrouuant point toutesfois samye, il fut plus dolent que homme du<text:line-break/>monde : &amp; commenca à plorer, &amp; a aller ores icy, &amp; tantost la, en l'appellant par<text:line-break/>la forest. Mais personne ne luy respondoit. Toutesfois luy n'osant tourner en ar(-)<text:line-break/>riere chemynoit tousiours plus oultre, &amp; ne scauoit ou il deuoit arriuer. Et d'au(-)<text:line-break/>trepart ayant ouy parler des bestes sauuaiges qui ont acoustumé d'estre es fo(-)<text:line-break/>restz, il auoit peur en vng instant de soymesmes, &amp; de samye, qu'il luy sembloit<text:line-break/>veoir à toute heure estre estranglée de quelque ours, ou de quelque loup. Ce pau<text:line-break/>ure Pierre sen alla ainsi mal fortuné tout au long du iour par ceste forest en cry(a2)t<text:line-break/>&amp; appellant, &amp; quelque fois allant en arriere cuy dant aller en auant, &amp; estoit des<text:line-break/>ia si foyble,<text:s/>tant pour le cryer, plorer, &amp; la peur qu'il auoit, comme pour le long<text:line-break/>temps qu'il auoit esté sans menger, qu'il n'en pouuoit plus. Parquoy voyant que<text:line-break/>la nuict estoit venue, &amp; ne saichant quel autre c(o2)seil prendre il descendit de son<text:line-break/>cheual, &amp; le lya à vng gros chesne qu'il trouua, sur lequel il monta de paour d'e(-)<text:line-break/>stre deuoré la nuict de quelque beste sauuaige, &amp; peu de temps apres s'estant le(-)<text:line-break/>uée la lune, &amp; le temps esclaircy, n'ayant eu toutesfois la hardiesse de s'endormir<text:line-break/>de peur de cheoir (combien que s'il en eust eu bon loysir, le dueil &amp; le souuenir<text:line-break/>qu'il auoit de samye ne l'eussent laisser dormir) fut c(o2)trainct de veiller toute ceste<text:line-break/>nuict en souspirant, &amp; pleurant &amp; maudissant en soy, mesmes sa fortune. La ieu(-)<text:line-break/>ne fille (comme nous auons dict cy deuant) ne saichant ou aller sinon ainsi qu'il<text:line-break/>plaisoit plus à son cheual la porter, se meit si auant en la forest que elle ne pou(-)<text:line-break/>uoit veoir le lieu par ou elle y estoit entrée. Parquoy ne plus ne moins que Pierre<text:line-break/>auoit faict, elle sen alla tout au long du iour tournoyant par ce lieu sauuaige, ores<text:line-break/>attendant, &amp; mainten(a2)t allant, plor(a2)t, appellant, &amp; tantost plaign(a2)t son malheur<text:line-break/>A la fint voyant que Pierre ne venoit point, elle se meit en vng petit sentier que<text:line-break/>elle rencontra de fortune, estant desia presque nuict, lequel son cheual suyuit tant<text:line-break/>que apres qu'elle eut faict vng peu plus d'une lieue, elle veit de loing au deuant<text:line-break/>de soy vne maisonnette ou elle sen alla le plus tost qu'elle peut : &amp; lá elle trouua<text:line-break/>vng bon homme fort viel auecques sa femme qui estoit pareillement vieille, les(-)<text:line-break/>quelz quant ilz la veir(e2)t ainsi seulle, luy deirent, O ma fille que vas tu à ceste heu<text:line-break/>re faisant ainsi seulle par ces quartiers ? La fille en pleurant respondit qu'elle auoit<text:line-break/>perdu sa compaignie par<text:s/>la forest, &amp; demanda combien elle estoit pres de la sai(-)<text:line-break/>gne : à qui le bon homme respondit. Ma fille cecy n'est pas le chemin pour aller à<text:line-break/>la saigne, il y a plus de six lieues d'icy, Lors elle leur redem(a2)da &amp; ou est ce d(o2)cques<text:line-break/>qu'il ya icy aupres<text:s/>quelques maisons pour loger ? Respondit le bon homme : il<text:line-break/>ny en à point de si pres que tu y sceusses aller de iour. La fille deit à l'heure, vous<text:line-break/><text:soft-page-break/>plairoit il doncques, puis que ie ne puis aller ailleurs me retenir icy pour l'amour<text:line-break/>de dieu ceste nuict ? Le<text:s/>bon homme respondit. Belle fille il nous plaist tresbien<text:line-break/>que tu demeures icy auec nous, pour ce soir : mais toutesfois nous te voulons bi(e2)<text:line-break/>aduertir, que par ces boys il va &amp; vi(e2)t de iour, &amp; de nuict tout plain de mauuaises<text:line-break/>compaignies, d'amyz &amp; d'ennemyz : qui nous font plusieursfoys de grans des(-)<text:line-break/>plaisirs, &amp; de grans dommaiges. Et si par malheur (toy estant icy) il en venoit<text:line-break/><text:span text:style-name="pb">[Fueil.126]</text:span><text:span text:style-name="pb"><text:line-break/></text:span>quelcune te voyant belle &amp; ieune c(o2)me tu es, ilz te feroient desplaisir &amp; honte :<text:line-break/>&amp; nous ne te pourri(o2)s ayder. Nous t'en auons bien voulu aduertir, affin que puis<text:line-break/>apres (s'il aduenoit) tu ne te sceusses plaindre de nous. La fille voyant que l'heure<text:line-break/>estoit tarde, encores que les parolles du viellard l'espouentassent deit. S'il plaist à<text:line-break/>dieu il nous gardera vous &amp; moy de ce malheur, lequel qu(a2)t bi(e2) il m'adui(e2)droit<text:line-break/>si est ce beaucop moins de mal, d'estre à la mercy des h(o2)mes, que d'estre deuoré<text:line-break/>par les boys des bestes sauuaiges : Et ce deit &amp; descendue de son cheual sen en(-)<text:line-break/>tra en la maison du<text:s/>paoure homme ou elle souppa pauurement auec eulx, de<text:line-break/>ce qu'ilz auoient, &amp; apres soupper elle se ietta toute vestue sur leur lict pour se<text:line-break/>coucher auec eulx, ou elle ne cessa de souppirer, &amp; plourer sa desc(o2)uenue, &amp; celle<text:line-break/>de Pierre : duquel elle ne scauoit que esperer sin(o2) mal. Et qu(a2)t il fut presque iour<text:line-break/>elle ouyt vng grant bruit de gens qui cheminoient, au moyen dequoy elle se<text:line-break/>leua soudainement, &amp; sen alla en vne grande court qui estoit derriere la mai(-)<text:line-break/>sonnette, ou elle veit en vng des endroictz d'icelle, vne grosse meule de fein, de(-)<text:line-break/>d(a2)s lequel elle se cacha, affin que si ces gens venoi(e2)t lá, elle ne fust si tost trouuée :<text:line-break/>&amp; apoyne s'estoit elle acheuée de cacher, que ceulx lá qui estoient en gr(a2)de com(-)<text:line-break/>paignie &amp; tres mauuais garcons, furent à la porte de la maisonnette, qu'ilz se fei<text:line-break/>rent ouurir : &amp; quant ilz furent entrez dedans &amp; eurent trouué le cheual de la fil(-)<text:line-break/>le tout sellé, ilz demanderent qui estoit leans. Le bon homme ne voyant autour<text:line-break/>de soy la ieune fille, respondit, Il<text:s/>n'ya ceans personne que nous : mais ce cheual, à<text:line-break/>qui qu'il soit eschappé, arriua au soir icy, &amp; nous le meismes ceans, affin que les<text:line-break/>loups ne le m(a2)geassent. Alors deit le principal de la trouppe, Il sera d(o2)cques bon<text:line-break/>pour nous, puis qu'il na point d'autre maistre. Quant ceulx cy furent tous en(-)<text:line-break/>trez &amp; espandus dedans la petite maison, vne partie sen alla à la court : &amp; ayans<text:line-break/>laissé leurs iauelines &amp; rondelles, aduint que l'un d'eulx ne saichant que faire au(-)<text:line-break/>tre chose, fourra sa iaueline dedans le<text:s/>fein, &amp; ne sen falut gueres qu'il ne tuast la<text:line-break/>fille qui estoit cachée, ne rien moins qu'elle se feist cognoistre : car la iaueline luy<text:line-break/>vint si pres de la mamelle gauche, que le fer persa son abillement : au moyen de<text:line-break/>quoy elle cuyda ietter vng grant cry, pensant estre blessee : mais considerant le<text:line-break/>lieu ou elle estoit, elle se tint coye sans sonner mot. La compaignie apres auoir<text:line-break/>faict cuyre des cheureaulx, &amp; autre chair qu'ilz auoient, &amp; qu'ilz eurent beu &amp;<text:line-break/>mengé, sen allerent deca &amp; dela à leur entreprise &amp;<text:s/>emmenerent le cheual d'An<text:line-break/>geline : &amp; eulx estantz vng peu esloignez, le bon homme commenca à deman(-)<text:line-break/>der à sa femme : Qu'est deuenue nostre fille qui arriua hier au soir icy, laquelle ie<text:line-break/>n'ay point veue depuis que nous sommes leuez ? La bonne femme respondit,<text:line-break/>qu'elle nen scauoit rien, &amp; regardoit si on la verroit point. La fille sentant que<text:line-break/>ceulx la estoient partiz sortit du fein : dequoy le bon homme fut bien aise, quant<text:line-break/>il veit qu'elle n'estoit tumbée entre les mains de ces paillarts : &amp; estant desia pres(-)<text:line-break/>que iour luy deit : Desormais que le iour sen vient, nous te menerons s'il te plaist<text:line-break/>iusques à vng chasteau qui est à deux lieues &amp; demye pres d'icy, lá ou tu seras<text:line-break/>en lieu seur : mais il te fauldra venir a pied, par ce que ces mauuais garcons qui<text:line-break/>viennent à ceste heure de partir d'icy, ont emmené ton cheual. La paoure fille se<text:line-break/>souciant peu de ce lá, les pria pour l'honneur de dieu, qu'ilz la menassent en ce<text:line-break/><text:soft-page-break/>chasteau : ce qu'ilz feirent, &amp; y arriuerent entre sept &amp; huict du matin. Le cha(-)<text:line-break/>steau estoit à vng des Vrsins qui s'appelloit Lyelle de champ defleur, &amp; de<text:line-break/><text:span text:style-name="pb">[n.p.]</text:span><text:span text:style-name="pb"><text:line-break/></text:span>bon(-)ne fortune sa femme y estoit lors, qui estoit vne bonne &amp; saincte dame. Laquel(-)<text:line-break/>le quant elle veit la fille, la recongnut incontinent, &amp; la receut bien vouluntiers.<text:line-break/>Puis voulut scauoir tout par ordre comment elle estoit arriuée lá. Ce que la fille<text:line-break/>luy compta entiement : dont la dame (qui congnoissoit pareillement Pierre) fut<text:line-break/>marrye : par ce qu'il estoit des amys de son mary. Et oyant dire le lieu ou il auoit<text:line-break/>esté pris, elle va coniecturer qu'il auroit esté tué, Si deit à la fille : puis que tu ne<text:line-break/>scaiz doncques ou est Pierre, tu demoureras icy auecques moy : iusques à tant<text:line-break/>qu'il me viendra à propos de te pouuoir enuoyer seurement à Rome. Pierre e(-)<text:line-break/>stant sur le chesne le<text:s/>plus dolent qu'il estoit possible, veit venir sur l'heure du pre(-)<text:line-break/>mier somme, vne vingtaine de loupz, lesquelz tout aussi tost qu'ilz veirent son<text:line-break/>cheual, furent tout autour de luy. Le cheual qu(a2)t il les sentit si pres de soy, secoua<text:line-break/>la teste, &amp; rompit ses resnes, &amp; commenca à sen vouloir fuyr : mais estant enui(-)<text:line-break/>ronné de tous costez, &amp; ne pouuant fuyr, il se deffendit long temps auecques les<text:line-break/>dentz &amp; à grans coups de pied &amp; à la fin fut iette par terre &amp; mis en pieces : puis<text:line-break/>esuentré soudainement, &amp;<text:s/>se paissans tous de luy le deuorerent, sans y laisser au(-)<text:line-break/>tre chose que les oz : &amp; apres sen allerent, dequoy le paoure Pierre (qui se sen(-)<text:line-break/>toit auoir encor quelque compaignie de son cheual &amp; vng support de ses tra(-)<text:line-break/>uaulx) fut fort estonné, &amp; pensa en soy mesmes, qu'il ne pourroit iamais sortir de<text:line-break/>ceste forest. Et quant il fut presque iour mourant de froit sur cest arbre, il veit<text:line-break/>(comme celuy qui tousiours regardoit autour de soy) vng grant feu, qui estoit<text:line-break/>bien à vne grande demye lieue loing de soy. Parquoy aussi tost qu'il fut iour<text:line-break/>clair il descendit de ce chesne (non sans grande peur) &amp; prenant son adresse vers<text:line-break/>ce feu feit tant qu'il y arriua. Autour duquel il trouua des bergers qui banque(-)<text:line-break/>toient, &amp; se donnoient du bon temps, desquelz il fut receu<text:s/>par pitié. Et apres<text:line-break/>qu'il eut mengé &amp; beu &amp; qu'il se fut reschauffé, il leur compta sa desconuenue,<text:line-break/>&amp; comment il estoit lá arriué : puis leur demanda s'il y auoit en tout ce quartier<text:line-break/>villaige ou chasteau, ou il sceust aller. Les bergers luy deirent que la<text:s/>aupres enui(-)<text:line-break/>ron vne lieue &amp; demye y auoit vng chasteau de Lyelle de ch(a2)p de fleur, &amp; que<text:line-break/>sa femme y estoit pour l'heure, d(o2)t Pierre fut tresioyeulx, &amp; les pria que quelcun<text:line-break/>deulx l'accompaignast iusques lá, ce que deux d'entre eulx feirent voulentiers, Et<text:line-break/>est(a2)t la pierre arriué &amp; ay(a2)t trouué quelcun de sa c(o2)gnoissance il taschoit de trou<text:line-break/>uer le moyen, qu'on allast cercher la fille par la forest, quant la dame du chasteau<text:line-break/>le feit appeller, à laquelle il sen alla incontinent. Et voyant samye<text:s/>Angeline auec(-)<text:line-break/>ques elle, iamais ioye ne fut pareille à la sienne. Car il tr(a2)sissoit tout de desir, qu'il<text:line-break/>auoit de l'aller baiser : mais il sen abstenoit de honte qu'il auoit de la dame. Et si<text:line-break/>sa ioye fut grande celle de Angeline (le voyant aussi) ne<text:s/>fut pas moindre. La gen<text:line-break/>til femme apres luy auoir faict bon recueil, &amp; sceu ce qui luy estoit aduenu, le re(-)<text:line-break/>print bien fort, de ce qu'il vouloit faire c(o2)tre la voulente de ses par(e2)s : mais voy(a2)t<text:line-break/>que nonobstant toutes ses remonstrances, il estoit tout resoult en cecy, &amp; qu'il<text:line-break/>estoit fort agreable à la fille, deit en soy mesmes, dequoy me tourmente ie ? Ceulx<text:line-break/>cy s'entrayment : Ceulx cy se congnoissent, Chascun d'eulx est esgalement amy<text:line-break/>de mon mary : leur desir est honneste, &amp; oultre ce, ie pense<text:s/>que dieu le veult ain(-)<text:line-break/>si, puis que l'un est eschappé du gibet, &amp; lautre du coup de iaueline, &amp; tous deux<text:line-break/>des bestes sauuaiges, &amp; par ainsi qu'il se face. Puis se retournant deuers eulx elle<text:line-break/>leur deit. Si vous auez voulunté d'estre mariez ensemble i'en suis trescontente,<text:line-break/><text:span text:style-name="pb">[Fueil.127]</text:span><text:span text:style-name="pb"><text:line-break/></text:span>&amp; veulx que les nopces se facent ceans, aux despens de mon mary, &amp; apres ie fe(-)<text:line-break/><text:soft-page-break/>ray bien faire la paix entre vous &amp; voz parens. Pierre tresioieulx, &amp; Angeline<text:line-break/>encor plus, s'espouserent en ce chasteau : &amp; leur feit la<text:s/>gentil femme honnorables<text:line-break/>nopces, comme on les peult faire aux champs : ou ilz sentirent tresdoulcem(e2)t les<text:line-break/>premiers fruictz de leur amour. Et quelques iours apres, la dame &amp; eulx monte(-)<text:line-break/>rent à cheual, &amp; sen retournerent bien acompaignez à Rome : ou ayant trouué<text:line-break/>les parens de Pierre fort courroussez de ce qu'il auoit faict, elle le remeit en bon(-)<text:line-break/>ne paix &amp; amour auec eulx : &amp; vescut depuis en grant repos &amp; plaisir auec son<text:line-break/>Angeline iusques en vieillesse.</text:p>
      <text:h text:style-name="Titre2" text:outline-level="2">(hedera) RICHARD MENARD TROVVE PAR MES(-)<text:line-break/><text:span text:style-name="T3564">Sire L</text:span><text:span text:style-name="T3565">itio de Valbonne couché auecques sa fille, l'espousa : &amp; uesquirent depuis en</text:span><text:span text:style-name="T3566"><text:line-break/></text:span><text:span text:style-name="T3567">bonne paix &amp; amytié auecques le pere d'elle.</text:span></text:h>
      <text:h text:style-name="P3568" text:outline-level="2">Nouuelle quatriesme.</text:h>
      <text:p text:style-name="P3569"><text:span text:style-name="T3570">Q</text:span>Vant madame Elisse se fut teue, escoutant les louenges que luy<text:line-break/>donnoient ses compaignes de sa nouuelle, la Royne comman(-)<text:line-break/>da à Philostrate qu'il en deist quelcune : lequel en riant com(-)<text:line-break/>menca à dire. Iay esté tant de fois, &amp; si fort picqué de vous (mes<text:line-break/>dames) de ce que hier ie vous meys en auant vne matiere fa(-)<text:line-break/>scheuse à deuiser, &amp; pourvous faire plorer, qu'il<text:s/>me semble que<text:line-break/>si ie veulx aucunement recompenser cest ennuy, ie doy dire quelque chose qui<text:line-break/>vous face vng peu rire : Et par ainsi ie suis deliberé de vous c(o2)pter par vne brief(-)<text:line-break/>ue nouuelle, vne amytie ou il n'y eut autre ennuy que de souspirs &amp; d'une<text:s/>courte<text:line-break/>peur, meslée de quelque honte, dont la fin fut neantmoins ioyeuse.</text:p>
      <text:p text:style-name="P3571">Il n'y a encores gueres de temps, que en la Romaigne y eut vng cheualier, fort<text:line-break/>honneste gentil homme &amp; bien condicionné, nommé messire Litio de Valb(o2)(-)<text:line-break/>ne, lequel par fortune eut de sa femme nommée madame Iaquemine, sur le com<text:line-break/>m(e2)cem(e2)t de sa viellesse, vne fille, qui deuint (à mesure qu'elle croissoit) la plus bel<text:line-break/>le &amp; gracieuse de tout le pays. Et pource qu'lz n'auoient que ceste lá, ilz l'aymoi(e2)t<text:line-break/>&amp; cherissoient gr(a2)dement : &amp; la gardoi(e2)t fort songneusement : esperans de faire<text:line-break/>quelque grande alliance par elle : semblablem(e2)t y auoit lors, vng beau ieune filz,<text:line-break/>ayant le tainct fraiz, n(o2)mé Richard, de la famille des Menards de Brettinore, qui<text:line-break/>frequ(e2)toit souu(e2)t en la maison de ce messire Litio, &amp; ne bougeoit gueres d'auec<text:line-break/>luy. Duquel, messire Litio ne sa femme ne se doutoi(e2)t n(o2) plus qu'ilz eussent faict<text:line-break/>de leur filz. Cestuy cy voyant à toute heure ceste fille qui estoit belle, gracieuse,<text:line-break/>plaine de bonne meurs, &amp; desia preste à marier, en deuint desesperement amou(-)<text:line-break/>reux : toutesfois qu'il mettoit toute la peine qu'il pouuoit à celer son amytie. De<text:line-break/>quoy s'est(a2)t la fille apperceue, c(o2)menca pareillem(e2)t sans point fuyr le coup, à l'ay<text:line-break/>mer. Et ay(a2)t<text:s/>eu le ieune filz plusieursfois gr(a2)de voul(e2)te de luy dire quelque parol<text:line-break/>le (ce qu'il auoit tousiours differé de craincte) à la fin il choisit vng iour son heu(-)<text:line-break/>re, &amp; pr(i1)t la hardiesse de luy dire : Catherine ie te supplie (q2) tu ne seuffres (q2) ie meu<text:line-break/>re en t'aym(a2)t. La fille respondit soudainem(e2)t : pleust à dieu, (q2) tu ne me feisses non<text:line-break/>plus mourir. Ceste resp(o2)ce augm(e2)ta beaucop le plaisir &amp; la hardiesse à Richard :<text:line-break/>d(o2)t il luy deit. Il ne ti(e2)dra iamais à moy que ie ne face tout ce qu'il te plaira : mais<text:line-break/><text:span text:style-name="pb">[n.p.]</text:span><text:span text:style-name="pb"><text:line-break/></text:span>il est en toy de trouuer le moyen de nous rendre contens l'un de l'autre. La fille<text:line-break/>luy deit lors, Richard tu voys comme ie suis tenue de court, &amp; par ainsi ie ne<text:line-break/>puis penser comment tu sceusses venir à moy : mais<text:s/>si tu scaiz inuenter chose que<text:line-break/>ie puisse faire sans receuoir honte, dy le moy : &amp; ie la feray. Richard ayant pen(-)<text:line-break/>sé plusieurs moyens, deit soudainement. Catherine mamye ie ne puis penser au(-)<text:line-break/><text:soft-page-break/>cun moyen, sinon que tu feisses tant, que tu peusses venir<text:s/>coucher sur la galle(-)<text:line-break/>rie qui est pres du iardrin de ton pere, la ou si ie te scauoys la nuict, ie me par(-)<text:line-break/>forceroys d'y venir sans faulte, encor qu'il soit fort hault. A qui Catherine resp(o2)(-)<text:line-break/>dit, Si tu te faiz fort d'y venir, ie pense bien de faire tant que ie y pourray cou(-)<text:line-break/>cher. Richard promeit qu'il le feroit, &amp; cecy deit s'entrebaiserent seulement vne<text:line-break/>paoure fois, à la desrobée, &amp; puis sen fuyrent. Le iour ensuyuant, qui estoit vers<text:line-break/>la fin du moys de may, la fille commenca deuant sa mere à se plaindre de ce<text:line-break/>qu'elle nauoit peu dormir la nuict precedente, pour le grant chault qu'il auoit<text:line-break/>faict, la mere luy deit. Qu'est ce que tu dys ma fille ? quel chault faict il tant ? C'est<text:line-break/>bien tout au contraire : car il ne faict point de chault, A qui Catherine respon(-)<text:line-break/>dit : Ma mere vous le deuriez dire à mon pere, &amp; paraduenture que vous luy di(-)<text:line-break/>riez verité, &amp; dauantaige vous deuriez considerer, combien les filles sont plus<text:line-break/>chaleureuses, que les femmes d'aage. La mere deit lors, Ma fille la verité est<text:s/>ain(-)<text:line-break/>si : mais ie ne puis pas faire chault &amp; froit à mon plaisir, comme paraduenture tu<text:line-break/>vouldroys, il fault endurer le temps comme la saison le donne, peult estre qu'il<text:line-break/>fera plus fraiz ceste autre nuict, &amp; tu dormiras mieulx. Or dieu le vueille deit<text:line-break/>Catherine : mais on na pas acoustumé de veoir, que quant on va plusauant en<text:line-break/>l'este, les nuictz se voysent refroidissant : Que veulx tu doncques qu'on face deit<text:line-break/>la mere ? Quant il plairoit à mon pere &amp; à vous (respondit la fille) ie feroys fai(-)<text:line-break/>re voulentiers<text:s/>vng petit lict sur la gallerie qui est pres de sa chambre, &amp; sur le<text:line-break/>iardin, ou ie coucheroys, &amp; oyant chanter le rossignol, estant le lieu fraiz, ie se(-)<text:line-break/>roye beaucoup mieulx, que ie ne suis en nostre chambre. La mere deit, Or sus,<text:line-break/>n'en parle plus, ie le<text:s/>diray à ton pere, &amp; nous en ferons comme il luy plaira. Les(-)<text:line-break/>quelles choses oyes par messire Litio de sa femme, pour ce qu'il estoit vieulx<text:line-break/>&amp; vng peu difficile en cecy, il deit, Quel rossignol est cecy au chant duquel elle<text:line-break/>veult dormir ? Ie la feray dormir au chant des cigalles, Ce que saIechant Cathe(-)<text:line-break/>rine non seulement elle ne dormit la nuict ensuyuant plus de despit que de<text:line-break/>chault : mais aussi ne laissa iamais dormir sa mere, ne se plaignant que du chault.<text:line-break/>Parquoy quant le matin fut venu la mere sen<text:s/>alla deuers messire Litio, &amp; luy<text:line-break/>deit, Vous vous souciez bien peu de ceste fille : que vous importe il que elle cou(-)<text:line-break/>che en la gallerie ? elle n'a reposé toute la nuict en place de grant chault qu'elle<text:line-break/>auoit, &amp; oultre ce vous esmerueillez vous si ce luy<text:s/>sera plaisir (elle qui n'est qu'un<text:line-break/>enfant) d'ouyr chanter le rossignol ? les enfans desirent tousiours les choses<text:line-break/>semblables à eulx. Messire Litio oyant cecy deit : Or allez en la bonne heure,<text:line-break/>qu'on luy face faire vng lict tel que vous vouldrez, &amp; qu'on y<text:s/>mecte quelques<text:line-break/>rideaulx de sarge : &amp; qu'elle y dorme, &amp; oye chanter le rossignol tout son saoul.<text:line-break/>Ce que ayant sceu Catherine, elle y feit dresser incontinent vng lict, &amp; se pro(-)<text:line-break/>mectant qu'elle y coucheroit celle nuict feit tant qu'elle veit Richard : auquel<text:line-break/>elle feit vng signe accordé entre eulx, par lequel il entendit ce qu'il auoit à faire,<text:line-break/>Messire Litio, quant il sceut que sa fille fut couchée, ferma vng huys qui alloit en<text:line-break/><text:span text:style-name="pb">[Fueil.128]</text:span><text:span text:style-name="pb"><text:line-break/></text:span>la gallerie, &amp; sen alla pareillement coucher. Tout aussi tost que Richard sen(-)<text:line-break/>tit que tout le monde dormoit, il monta auecques vne eschelle qu'il auoit, sur<text:line-break/>vng mur, &amp; de ce mur, se prenant à certaines attentes d'un autre mur (non sans<text:line-break/>grande peine &amp; danger s'il fust tumbé) gaigna la gallerie : ou sans mener grant<text:line-break/>bruict, il fut receu de la ieune fille auec tresgrande chere. Et apres plusieurs bai(-)<text:line-break/>sers, ilz se coucherent ensemble, &amp; prindrent presque toute la nuict plaisir<text:line-break/>l'un de l'autre : faisans chanter plusieursfois le rossignol. Or estantz en celle<text:line-break/>saison<text:s/>les nuictz courtes &amp; le plaisir grant (&amp; desia approchant le iour, à quoy<text:line-break/>ilz ne pensoient) &amp; auecques ce eulx bruslans de chault, tant pour la chaleur qu'il<text:line-break/><text:soft-page-break/>faisoit, que pour les folies qu'ilz auoient faictes, ilz s'endormirent sans auoir au(-)<text:line-break/>cune couuerture sur eulx : tenant la fille son amy embrassé auec le bras droict :<text:line-break/>&amp; de la main gauche par la chose que vous auez plus de honte de nommer,<text:line-break/>quant vous estes entre les hommes : &amp; eulx dormans en ceste maniere sans s'es(-)<text:line-break/>ueiller, le iour suruint : parquoy messire Litio se leua, lequel se souuenant que sa<text:line-break/>fille dormoit en la gallerie, ouurit tout bellement l'huys &amp; deit en soy mesmes :<text:line-break/>Que ie voye comment le rossignol aura faict dormir ceste nuict Catherine.<text:line-break/>Puis quant il fut plus oultre, il leua tout bellement les rideaulx du lict, &amp; veit<text:line-break/>Richard &amp; elle couchez tous nudz : &amp; embrassez en la sorte cy deuant dicte.<text:line-break/>Parquoy congnoissant que cestoit Richard, il sortit de lá, &amp; sen alla à la cham(-)<text:line-break/>bre de sa femme, &amp; l'appella en luy disant : Sus ma femme leuez vous tost, &amp;<text:line-break/>venez veoir que vostre fille à esté si desireuse du rossignol, &amp; ya faict si bon<text:line-break/>guet, que elle la prins : &amp; le tient en la main. Comment est il possible deit la fem(-)<text:line-break/>me ? Vous le verrez deit Messire Litio, si vous vous depeschez de venir. La da(-)<text:line-break/>me s'estant hastée de se vestir, suyuit tout bellement son mary : &amp; quant ilz furent<text:line-break/>tous deux arriuez au lict &amp; qu'ilz eurent leuez les rideaulx, madame Iaquemi(-)<text:line-break/>ne peut veoir manifestement comment sa fille auoit prins, &amp; tenoit le rossi(-)<text:line-break/>gnol, qu'elle desiroit tant d'ouyr chanter. Lors la dame se tenant fort trom(-)<text:line-break/>pée de Richard, voulut cryer &amp; luy dire iniure, Mais messire Litio luy deit. Ma<text:line-break/>femme sur tant que vous m'aymez, gardez vous bien d'en sonner mot : car<text:line-break/>pour certain, puis qu'elle la prins il sera sien. Richard est gentil homme &amp; ri(-)<text:line-break/>che enfant, nous ne scaurions faire sinon b(o2)ne alliance de luy : &amp; s'il veult eschap<text:line-break/>per bon marchant de la ou il est, il fauldra premierement qu'il l'espouse, &amp; lors<text:line-break/>il trouuera qu'il aura mis<text:s/>le rossignol en sa propre caige, &amp; non en celle d'au(-)<text:line-break/>truy. Dequoy la mere se rappaisa, voyant que son mary ne sen courroussoit au(-)<text:line-break/>trement. Et considerant que sa fille auoit eu bonne nuict, &amp; que elle reposoit<text:line-break/>tresbien, ayant prins le rossignol, elle<text:s/>se teut. Peu de temps apres toutes ces pa(-)<text:line-break/>rolles, Richard s'esueilla, &amp; voyant qu'il estoit iour clair, se tint desia pour<text:line-break/>tout mort : &amp; appella Catherine, en luy disant. Helas mamye comment ferons<text:line-break/>nous ? Le iour est venu &amp; m'a surprins icy, ausquelles<text:s/>parolles messire Litio s'a(-)<text:line-break/>uanca, &amp; en tirant les rideaulx deit, nous ferons tresbien. Quant Richard le<text:line-break/>veit : il luy sembla qu'on luy arrachast le cueur du coprs, &amp; s'estant leué sur le<text:line-break/>lict deit. Monsieur, ie vous requiers pour dieu mercy : ie congnoys comme<text:line-break/>traistre &amp; meschant, auoir merité la mort : parquoy faictes de moy ce qu'il<text:line-break/>vous plaira. Bien vous supplie ie, que vous ayez s'il est possible mercy de<text:line-break/>ma vie : &amp; que ie ne meure point. A qui messire Litio respondit. Richard,<text:line-break/><text:span text:style-name="pb">[n.p.]</text:span><text:span text:style-name="pb"><text:line-break/></text:span>l'amour<text:s/>que ie te portoye, &amp; la fiance que i'auoye en toy, ne meritoient point<text:line-break/>cecy : mais toutesfois, puis qu'il est ainsi, &amp; que ieunesse ta transporté à faire vne<text:line-break/>si grande faulte, affin que tu te ostes la mort &amp; à moy le deshonneur, ie veulx<text:line-break/>auant que tu partes d'icy, que tu espouses Catherine pour ta legitime femine : à ce<text:line-break/>que tout ainsi que elle à esté tienne ceste nuict, elle le soit semblablement tant<text:line-break/>qu'elle viura. Et en ceste maniere tu peulx acquerir mon amour &amp; ta saluation :<text:line-break/>&amp; ou tu ne le vouldras faire, recommande hardiment ton ame à nostre seigneur.<text:line-break/>Ce pendant que ces parolles se disoient, la paoure Catherine lascha le rossi(-)<text:line-break/>gnol, &amp; s'estant recouuerte commenca à plourer bien fort, &amp; à supplier son pe(-)<text:line-break/>re qu'il pardonnast à Richard : &amp; d'autrepart elle prioit Richard, qu'il feist ce<text:line-break/>que son pere vouloit. Mais il ne falut trop grandes prieres en cecy : par ce que<text:line-break/>d'une part la honte de la faulte commise auec le desir de l'amender, &amp; d'autre, la<text:line-break/>peur de mourir, &amp; le desir d'eschapper, &amp; oultre ce l'ardente amour &amp; l'appe(-)<text:line-break/><text:soft-page-break/>tit de posseder la chose aymée, luy feirent dire liberallement, sans point y son(-)<text:line-break/>ger, qu'il estoit tout prest de faire ce qu'il plaisoit au pere. Parquoy messire Litio<text:line-break/>empruncta de la mere vng de ses anneaulx, &amp; sans partir du<text:s/>lieu ou ilz estoient<text:line-break/>Richard (en leur presence) espousa Catherine. Laquelle chose faicte Messire Li(-)<text:line-break/>tio &amp; sa femme en les laissant deirent. Or vous reposez desormais : car vous en<text:line-break/>auez peult estre plus de besoing que de vous leuer. Quant ceulx cy furent partiz<text:line-break/>les ieunes gens s'embrasserent ensemble : &amp; n'ayans faict la nuict que six lieues<text:line-break/>ilz en feirent encor deux auant que de se leuer : &amp; lá ilz feirent fin à la premiere<text:line-break/>iournée, puis quant ilz furent leuez, &amp; que Richard eut parlé plus à loisir a(-)<text:line-break/>uecques messire Litio, peu de iours apres (comme il faloit) en la presence des<text:line-break/>parens &amp; amys, l'espousa de rechef, &amp; auecques grande feste la mena en sa mai(-)<text:line-break/>son, ou il feit belles &amp; honnorables nopces. Et longuement apres il volla a(-)<text:line-break/>uecques elle en<text:s/>paix &amp; consolation pour rossignol de iour &amp; de nuict autant<text:line-break/>qu'il luy pleut.</text:p>
      <text:h text:style-name="Titre2" text:outline-level="2">(hedera) GVY DE CREMONE ALLANT DE VIE<text:line-break/><text:span text:style-name="T3572">à tres pas laissa à Iaquemin de Pauie une sienne fille, laquelle Iehannot de Seuerin</text:span><text:span text:style-name="T3573"><text:line-break/></text:span><text:span text:style-name="T3574">&amp; Minguyn de Mingole aymerent en la ville de Fayence : d</text:span><text:span text:style-name="T3575">ont ilz s'entreba(-)</text:span><text:span text:style-name="T3576"><text:line-break/></text:span><text:span text:style-name="T3577">tyrent, depuis estant la fille recongneue pour seur de Iehannot elle fut donnée</text:span><text:span text:style-name="T3578"><text:line-break/></text:span><text:span text:style-name="T3579">pour femme à Minguyn.</text:span></text:h>
      <text:h text:style-name="P3580" text:outline-level="2">Nouuelle cinquiesme.</text:h>
      <text:p text:style-name="P3581"><text:span text:style-name="T3582">T</text:span>Outes les dames auoient tant ry en escoutant la nouuelle<text:line-break/>du rossignol, que encores que Philostrate eust acheué<text:s/>de la<text:line-break/>dire, elles ne pouuoient pour tout cela cesser de rire : mais<text:line-break/>à la fin quant ilz eurent ry leur saoul, la royne deit, verita(-)<text:line-break/>blement si tu nous melencolias hier, tu nous as bien au<text:line-break/>iourdhuy tant recréees, que piece de nous ne se doit plus<text:line-break/>par raison plaindre de toy. Et retournant ses parolles vers<text:line-break/>madame Neiphile luy commanda qu'elle deist sa nouuelle, laquelle ioyeu(-)<text:line-break/>sement commenca à parler ainsi. Puis que Philostrate est entré en deuisant<text:line-break/><text:span text:style-name="pb">[n.p.]</text:span><text:span text:style-name="pb"><text:line-break/></text:span>en la Romaigne, ie me y veulx pareillement promener, auecques mon com(-)<text:line-break/>pte.</text:p>
      <text:p text:style-name="p">Ie dys doncques, qu'il y eut autresfois en la ville de Fan deux Lombars qui y<text:line-break/>vindrent habiter : dont l'un se nommoit Guy de Cremonne, &amp; l'autre Iaquemin<text:line-break/>de Pauye, h(o2)mes desia sur l'aage &amp; qui auoi(e2)t esté en leur<text:s/>ieunesse presque tous(-)<text:line-break/>iours à la guerre &amp; souldars. Or venant Guy à mourir &amp; n'ayant aucun filz ne<text:line-break/>autre amy ou parent de qui plus il se fiast qu'il faisoit de Iaquemin, il luy laissa<text:line-break/>(apres luy auoir longuement deuisé de ses affaires) vne sienne fille, aagée par<text:line-break/>aduenture d'enuiron dix ans, auec tout le bien qu'il auoit en ce monde, &amp; puis<text:line-break/>mourut. Aduint durant ce temps que la ville de Fayence qui auoit esté longue(-)<text:line-break/>ment en guerre &amp; en malheureté, retourna quelque peu en meilleur estat : &amp;<text:line-break/>fut permis<text:s/>liberallement à chascun qui vouldroit d'y pouuoir retourner. Par(-)<text:line-break/>quoy Iaquemin qui y auoit demouré autresfois print plaisir d'y retourner, &amp; si<text:line-break/>en alla auecques tout son bien, &amp; mena quant &amp; soy la ieune fille, que Guy luy<text:line-break/>auoit laissée, qu'il aymoit &amp;<text:s/>traictoit comme sa propre fille. Laquelle deuenant<text:line-break/>grande deuint pareillement autant belle ieune fille que nulle autre de la ville : &amp;<text:line-break/>si elle estoit belle elle estoit encores autant honneste &amp; bien condicionnée : Par(-)<text:line-break/>quoy plusieurs luy commencerent à<text:s/>faire la court. Mais sur tous les autres, deux<text:line-break/><text:soft-page-break/>honnestes ieunes hommes &amp; de bonne grace luy porterent esgallement tres(-)<text:line-break/>grande amytié, tellement que par ialousie qu'ilz eurent l'un de l'autre, ilz com(-)<text:line-break/>mencerent à se hayr desmesurement. Et se nommoient, l'un Iehannot de saue(-)<text:line-break/>rin, &amp; l'autre Minguyn de Mingole. Et n'y auoit aucun deulx deux (estant la fil(-)<text:line-break/>le de l'aage de quinze ans) qui ne l'eust voulentiers prinse à femme, si les parens<text:line-break/>si feussent accordez. Parquoy voyant qu'elle leur estoit reffusée, par honneste<text:line-break/>occasion, chascun se meit à prochasser de l'auoir, par la maniere qui plus luy se(-)<text:line-break/>roit facile, Iaquemin auoit en sa maison vne chambriere assez d'aage, &amp; vng ser<text:line-break/>uiteur qui se nommoit Crinel, homme fort recreatif &amp; bonne personne : auec<text:line-break/>lequel Iehannot print grande familiarité, &amp; quant il luy vint à propos luy des(-)<text:line-break/>couurit toute son amytié, le priant de luy estre fauorable à obtenir, ce qu'il desi(-)<text:line-break/>roit, luy promettant choses grandes s'il faisoit cecy : A qui Crinel deit, Escoute ie<text:line-break/>ne pourroys faire en cecy autre chose pour toy, sinon que quant mon maistre<text:line-break/>iroit soupper hors la maison en quelque lieu, de te faire entrer la ou elle se(-)<text:line-break/>roit : par ce que si i'en voulois parler pour toy, elle ne s'arresteroit iamais pour<text:line-break/>m'escouter :<text:s/>&amp; si cecy te plaist, ie le te promectz, &amp; le feray : fay toy apres, ce<text:line-break/>que tu penses qui sera bien faict. Iehannot luy deit qu'il n'en vouloit dauantai(-)<text:line-break/>ge, &amp; demourerent en cest accord. Minguyn de l'autre costé auoit prins con(-)<text:line-break/>gnoissance auecques la<text:s/>chambriere, &amp; desia auoit tant faict qu'elle auoit faict<text:line-break/>plusieurs messaiges à la fille, tellement qu'elle l'auoit quasi embrasee de l'amour<text:line-break/>de Minguyn, &amp; oultre ce luy auoit promis de le mettre auec elle s'il adue(-)<text:line-break/>noit que son maistre allast la nuict<text:s/>pour quelque occasion hors de la mai(-)<text:line-break/>son. Aduint doncques peu de temps apres ces parolles dictes, que par la me(-)<text:line-break/>née de Crinel Iacomin sen alla soupper auec quelcun de ses amys, &amp; l'ay(a2)t faict<text:line-break/>scauoir à Iehannot il conclud auec luy que faisant vng<text:s/>certain signe il viendroit<text:line-break/>&amp; trouueroit l'huys ouuert. La chambriere de l'autre costé ne saIechant rien de<text:line-break/>cecy, feit scauoir à Minguyn que Iacomin n'y souppoit point, &amp; luy deit qu'il se<text:line-break/><text:span text:style-name="pb">[n.p.]</text:span><text:span text:style-name="pb"><text:line-break/></text:span>tinst si pres de la maison, que qu(a2)t il verroit vng<text:s/>signe qu'elle feroit, il entrast pa<text:line-break/>reillement dedans. La nuict doncques venue ne saIechans les deux amoureux au<text:line-break/>cune chose l'un de l'autre, ayant toutesfois chascun souspecon de son compai(-)<text:line-break/>gnon, ilz sen allerent auec certains compaignons armez pour pouuoir entrer à<text:line-break/>seureté. Minguyn se meit auec les siens en la maison d'un sien amy voisin de la<text:line-break/>fille en attendant le signe. Iehannot pareillement demoura auecques les siens<text:line-break/>vng peu loing de la maison : puis quant le maistre sen fut allé, Crinel &amp; la cham<text:line-break/>briere se parforcer(e2)t d'enuoyer l'un l'autre en quelque lieu dehors, Crinel disoit<text:line-break/>à la chambriere : Que ne t'en vas tu coucher ? que vas tant tournoyant par la mai(-)<text:line-break/>son ? Mais toy disoit la chambriere, que ne t'en vas tu querir nostre maistre ? Que<text:line-break/>attends tu plus ? puis que tu as souppé ? Et ainsi l'un ne se pouuoit despescher de<text:line-break/>l'autre : mais Crinel congnoissant que l'heure qu'il auoit assignée à Ieh(a2)not estoit<text:line-break/>venue, deit en soymesmes, que me soucie ie de ceste cy ? Si elle ne se taist, ie luy<text:line-break/>pourrois bien mal faire ses besongnes, &amp; ay(a2)t faict son signe il alla ouurir l'huys,<text:line-break/>&amp; Iehannot incontinent auec deux de ses compaignons entra dedans, &amp; ayans<text:line-break/>trouué la fille en la salle, ilz la prindrent pour l'emmener : la fille commenca à re(-)<text:line-break/>sister, &amp; à cryer t(a2)t qu'elle peut, aussi feit la chambriere : Ce que oyant Minguyn,<text:line-break/>il y courut incontinent auec ses compaignons, &amp; voyant la fille desia hors la<text:line-break/>porte de la maison, ilz desgueynerent leurs espees, &amp; cryerent tous. Ha traistres<text:line-break/>vous estes morts : la chose n'yra pas ainsi, Quelle violence est cecy ? Et cecy deit<text:line-break/>commencerent à ruer sus. D'autre costé les voisins sortirent dehors à ce bruict,<text:line-break/>&amp; auec bastons armes &amp; lumiere commencerent à blasmer telle chose, &amp; à ay(-)<text:line-break/><text:soft-page-break/>der à Minguyn. Au moyen dequoy apres longue contencion, Minguyn osta la<text:line-break/>fille à Iehannot, &amp; la remeit en la maison de Iacomin. Ceste meslée ne fut si tost<text:line-break/>separée, que les sergentz du cappitaine de la ville y suruindrent, &amp; prindrent<text:line-break/>plusieurs de ceulx cy, &amp; entre les autres furent<text:s/>prins Minguyn, Iehannot, &amp; Cri<text:line-break/>nel, &amp; menez en prison. Mais apres que la chose fut appaisée, &amp; que Iacomin<text:line-break/>fut reuenu de soupper de la ville il fut fort marry de cest inconuenient, &amp; quant<text:line-break/>il se fut informé comme il estoit aduenu, &amp; qu'il eut c(o2)gneu qu'il ny auoit point<text:line-break/>de coulpe du costé de la fille, il s'appaisa vng peu, deliberant en soy mesmes af(-)<text:line-break/>fin que vng tel cas n'aduint plus, de la marier le plustost qu'il pourroit. Qu(a2)t le len<text:line-break/>demain fut venu, les par(e2)s d'un costé &amp; d'autre, ay(a2)s sceu la verité du faict, &amp; con<text:line-break/>gnoissans la punici(o2) qui en pouuoit aduenir aux prisonniers : si Iacomin vouloit<text:line-break/>faire ce que raisonnablem(e2)t il pourroit, vindr(e2)t deuers luy, &amp; auec doulces parol<text:line-break/>les, le prierent qu'il ne regardast point tant à l'iniure receue, par le peu de sens des<text:line-break/>ieunes gens, c(o2)me à l'amytié &amp; bien vueill(a2)ce qu'ilz pensoi(e2)t qu'il portast à eulx<text:line-break/>qui le prioi(e2)t, se soubzmect(a2)s eulx mesmes &amp; les ieunes h(o2)mes qui auoi(e2)t faict le<text:line-break/>mal, à toute telle satiffati(o2) qu'il luy plairoit d'en pr(e2)dre. Iacom(i2) qui auoit beaucoup<text:line-break/>veu de choses en son t(e2)ps, &amp; auoit bon entendem(e2)t, resp(o2)dit en peu de parolles.<text:line-break/>Messieurs si i'estoye en mon pays comme ie suis au vostre, ie me tiens tant vostre<text:line-break/>amy que ie ne feroye de<text:s/>cecy ne d'autre chose sinon ce qu'il vous plairoit, &amp; sans<text:line-break/>cela encores me doys ie de t(a2)t plus condescendre à vostre plaisir c(o2)me plus vous<text:line-break/>vous estes offencez vous mesmes, par ce que ceste fille nest pas (comme plusi(-)<text:line-break/>eurs pensent) de Cremonne ny<text:s/>de Pauie. Ains est Fayentine : C(o2)bien que moy<text:line-break/>ne elle, ne celuy de qui ie leuz, ne sceusmes iamais de qui elle est fille, parquoy de<text:line-break/><text:span text:style-name="pb">[Fueil.130]</text:span><text:span text:style-name="pb"><text:line-break/></text:span>ce que vous me priez, il en sera faict tout ce que vous commanderez. Les hon(-)<text:line-break/>nestes h(o2)mes oyans que ceste cy estoit de Fayence sen esmerueillerent, &amp; apres<text:line-break/>qu'ilz eurent remercie Iacomin de sa liberalle responce, ilz le prierent qu'il luy<text:line-break/>pleust de leur dire comment ceste fille estoit venue entre ses mains : &amp; comment<text:line-break/>il scauoit quelle estoit de Fayence : A quoy Iacomin respondit : Guyot de Cre(-)<text:line-break/>monne fut mon compaignon &amp; amy, &amp; quant il vint à mourir me deit, que<text:line-break/>quant ceste ville fut prinse par lempereur Federic &amp; mise toute à sac, il entra a(-)<text:line-break/>uec ses compaignons en vne maison qu'il trouua plaine de biens &amp; toute aban(-)<text:line-break/>donnée de gens, fors seulement de ceste fille qui auoit deux ans ou enuiron : &amp;<text:line-break/>que luy sortant d'icelle maison ainsi qu'il estoit desia sur les degrez, elle l'appella<text:line-break/>pere dont il luy en vint compassion, &amp; lemmena auec tout ce<text:s/>qu'il trouua en la<text:line-break/>maison à Fan : &amp; lá ven(a2)t à mourir, il la me laissa auec tout ce qu'il auoit, me char<text:line-break/>geant que ie la mariasse quant il en seroit temps, &amp; que ie luy donnasse en ma(-)<text:line-break/>riage ce qu'il luy appartiendroit. Il est vray que encor quelle soit preste de ma(-)<text:line-break/>rier ; ie n'ay peu trouuer personne à qui la donner, aumoins qui me vienne à gré :<text:line-break/>combien que ie le feroie voulentiers auant qu'il m'aduint vng autre tel inconue(-)<text:line-break/>nient comme celluy d'hersoir. Or y auoit il de fortune lors, en celle<text:s/>trouppe vng<text:line-break/>nommé Guillemin de medecine qui auoit esté à la prise de ceste ville auecques<text:line-break/>Guy de Cremonne, &amp; scauoit tresbien à qui estoit la maison que le dict Guy a(-)<text:line-break/>uoit saccaigée, &amp; voyant qu'il estoit en la compaignie il s'approcha de luy &amp; luy<text:line-break/>deit, Bernardin oys tu ce que dict Iacomin ? ouy deit Bernardin : &amp; tout à ceste<text:line-break/>heure, ie y pensoie : par ce qu'il me souuient bien que ie perdy en ceste meslange<text:line-break/>vne petite fillette de laage que dict Iacomin, à qui Guillemin deit. Pour certain<text:line-break/>cest elle mesme, car ie me trouuay en ce mesme temps lá en lieu ou ie ouy racom<text:line-break/>pter à Guyot de Cremonne ou il auoit faict ceste pillerie, &amp; congneuz que ce a(-)<text:line-break/>uoit esté ta maison, parquoy ie te prie souuienne toy si tu la pourrois recongnoi(-)<text:line-break/><text:soft-page-break/>stre à quelque marque :<text:s/>&amp; faiz y regarder, car tu trouueras asseurement quelle est<text:line-break/>ta fille. Au moyen dequoy Bernardin en y pensant se va souuenir quelle deuoit<text:line-break/>auoir vng signe comme vne petite croix sur l'oreille gauche qui luy estoit venue<text:line-break/>d'une croissance qu'il luy auoit faict coupper peu au parauant ce sac. Parquoy<text:line-break/>sans y songer plus longuement il s'aprocha de Iacomin qui estoit encor lá, &amp; le<text:line-break/>pria qu'il le menast en sa maison : &amp; qu'il luy feist veoir ceste fille. Iacomin le y<text:line-break/>mena voulentiers, &amp; feit venir la fille deuant luy, laquelle tout aussi tost que Ber<text:line-break/>nardin la veit il luy sembla veoir le visaige de la mere qui estoit belle : mais ne se<text:line-break/>arrestant encor à cecy il deit à Iacomin qu'il vouldroit bien (s'il luy plaisoit) le(-)<text:line-break/>uer vng peu ses cheueulx sur loreille gauche, dont Iacomin fut tresc(o2)tent : &amp; lors<text:line-break/>Bernardin s'aprocha d'elle qui estoit toute honteuse : &amp; quant il luy eut leué auec<text:line-break/>la main droicte les cheueulx, il veit la croix : &amp; congnoissant veritablement quel(-)<text:line-break/>le estoit sa fille commenca à pleurer tendrement, &amp; à lembrasser : combien quel(-)<text:line-break/>le en feit quelque reffuz : &amp; se retournant vers Iacomin luy deit : frere mon amy<text:line-break/>ceste cy est ma fille : &amp; ma maison fut celle que feu Guyot de Cremonne saccai(-)<text:line-break/>gea : lá ou cest enfant fut à la fureur soudaine oubliée par ma femme sa mere, &amp;<text:line-break/>auons creu iusques à ceste heure quelle eust esté bruslée en la maison ou lon meit<text:line-break/>le feu incontinent apres. La fille oyant tout cecy, &amp; voyant cest homme daage<text:line-break/>adiousta foy aux parolles, &amp; meue d'une vertu cachée endurant ses<text:line-break/><text:span text:style-name="pb">[n.p.]</text:span><text:span text:style-name="pb"><text:line-break/></text:span>embrasse(-)mens commenca à plourer tendrement auec luy : Bernardin sur l'heure enuoya<text:line-break/>querir la mere d'elle : ses parens, seurs, &amp; freres : &amp; layant monstrée à tous &amp; narré<text:line-break/>le faict, apres mille embrassemens &amp; ayans faict gr(a2)de feste, il la<text:s/>mena auecques<text:line-break/>soy du consentement de Iacomin en sa maison. Quant le capitaine de la ville<text:line-break/>qui estoit honneste homme sceut cecy &amp; qu'il congneut que Iehannot qu'il te(-)<text:line-break/>noit prisonnier estoit filz de Bernardin &amp; frere charnel de la fille, il aduisa de<text:line-break/>couler doulcement la faulte commise par le dict Iehannot. Et s'estant entremeslé<text:line-break/>en ces choses auec Bernardin feit la paix entre Iehannot &amp; Minguyn, &amp; donna<text:line-break/>la fille qui se nommoit Agnes en mariage à Minguyn, auec gr(a2)t plaisir &amp; con(-)<text:line-break/>tentement de tous les parens, &amp; deliura de la prison auec eulx Crinel &amp; les au(-)<text:line-break/>tres qui estoient empeschez pour cest affaire. Et apres cela Minguyn tresioyeulx<text:line-break/>d'auoir samye feit belles &amp; grandes nopces. Apres lesquelles il la mena cheuz<text:line-break/>soy &amp; vesquit longuement auec elle<text:s/>en paix &amp; amytie.</text:p>
      <text:h text:style-name="Titre2" text:outline-level="2">(hedera) IEHAN DE PROCIDE EST ANT TROV<text:line-break/><text:span text:style-name="T3583">né auec une ieune fille qu'il aymoit, laquelle auoit esté donnée au roy Federic de</text:span><text:span text:style-name="T3584"><text:line-break/></text:span><text:span text:style-name="T3585">Cicile, fut lyé à ung posteau pour deuoir estre bruslé dont toutesfois il eschappa :</text:span><text:span text:style-name="T3586"><text:line-break/></text:span><text:span text:style-name="T3587">estant recongneu par Rogier dor</text:span><text:span text:style-name="T3588">ye admir al de Sicile, &amp; espousa ladicte fille.</text:span></text:h>
      <text:h text:style-name="P3589" text:outline-level="2">Nouuelle sixiesme.</text:h>
      <text:p text:style-name="P3590"><text:span text:style-name="T3591">F</text:span>Inie la nouuelle de ma dame Neiphile qui pleut grandement<text:line-break/>aux dames, la Royne commanda à ma dame Pampinée quelle<text:line-break/>se deliberast d'en dire quelcune : laquelle soudainement le visai(-)<text:line-break/>ge ouuert commenca ainsi. Tresgrandes forces (mes gracieuses<text:line-break/>dames) sont celles damour qui conduysent les amoureux en<text:line-break/>grans trauaulx, &amp; inc(o2)ueniens non preueuz au dangier de nen<text:line-break/>pouuoir sortir : comme il se peult comprendre par plusieurs choses racomptées,<text:line-break/>non seulement auiourdhuy, mais aussi d'autresfois : neantmoins encor suis ie con<text:line-break/>tente d'en faire apparoir en parlant d'ung ieune homme amoureux.</text:p>
      <text:soft-page-break/>
      <text:p text:style-name="p">Ysquie est vng isle fort prochaine de Naples, en laquelle y eut iadis vne bel(-)<text:line-break/>le &amp;<text:s/>gracieuse ieune fille entre les autres nommée Restitue, fille d'ung gentil h(o2)<text:line-break/>me de ceste isle lá nommé Marin bolgare : laquelle vng iouuenceau qu'on ap(-)<text:line-break/>pelloit Iehan qui estoit d'une isle prochaine de la appellée Procide aymoit plus<text:line-break/>que sa propre vie, &amp; elle luy : lequel pour la veoir auoit de coustume de venir n(o2)<text:line-break/>seulem(e2)t de iour à Ysquie, mais aussi plusieursfois de nuyct quant il ne trouuoit<text:line-break/>point de barque nageoit de Procide à Ysquie pour veoir (si mieulx ne pouuoit)<text:line-break/>à tout le moins les murailles de sa maison. Et durant ceste amytie ainsi feruente,<text:line-break/>aduint que estant vng iour desté la fille toute seulle à la marine allant de rocher<text:line-break/>en rocher auec vng cousteau au poing pour arracher des huytres d'auecques les<text:line-break/>pierres, elle se trouua en vng lieu entre les rocher ouquel tant pour lombre que<text:line-break/>pour la comodité d'une fontaine deau tresfroy de qui y estoit, certains ieunes g(e2)s<text:line-break/>Siciliens qui venoient de Naples s'estoient retirez : lesquelz apperceuans la fille<text:line-break/>tresbelle qui encores ne les apperceuoit, &amp; la voyans seule, delibererent en eulx<text:line-break/>mesmes de la prendre &amp; emmener auec eulx : ce qu'ilz feirent : &amp; combien<text:line-break/><text:span text:style-name="pb">[Fueil.131]</text:span><text:span text:style-name="pb"><text:line-break/></text:span>qu'el(-)le criast fort, si fut elle neantmoins enleuée &amp; mise sur la barque. Quant ilz fu(-)<text:line-break/>rent arriuez en Calabre ilz<text:s/>furent en propos à qui deuroit estre la fille. Et à brief<text:line-break/>parler chasc(u2) d'eulx la vouloit auoir, parquoy ne se trouuant aucun accord entre<text:line-break/>eulx, eulx craignans qu'il en aduint pis, &amp; qu'ilz pourroient rompre leur amytié<text:line-break/>pour elle, ilz conclurent tous d'ung accord qu'il seroit bon de la donner au roy<text:line-break/>Federic de Sicile qui estoit lors ieune, &amp; prenoit plaisir en telle marchandise :<text:line-break/>Parquoy quant ilz furent arriuez à Palerme ilz le feirent ainsi. Le roy la voyant<text:line-break/>belle leut pour agreable : mais pource qu'il estoit lors quelque peu mal disposé<text:line-break/>de sa personne commanda que iusques à ce qu'il fust plus fort, elle fust gardée en<text:line-break/>vng beau lieu qu'il auoit nommé la Cune : &amp; quelle y fust bien traictée, &amp; ainsi<text:line-break/>fut faict. Or fut le bruyt grant en Ysquie du rauissement de la fille. Et ce que plus<text:line-break/>les tenoit en peine, estoit qu'on ne scauoit point qui estoient ceulx qui lauoient<text:line-break/>rauie. Mais Iechan à qui plus en chaloit que à nul autre, n'attendant point que les<text:line-break/>nouuelles luy en vinssent en Ysquie, &amp; saIechant la part<text:s/>que estoit tiré la Fragatte,<text:line-break/>en feit armer vne autre, sur laquelle il monta, &amp; le plus tost qu'il peut ayant couru<text:line-break/>toute la marine depuis la Mynerue iusques à la Scalea en Calabre, cerch(a2)t samye<text:line-break/>par tout, il luy fut dict à Scalea quelle auoit esté portée par certains mariniers Si(-)<text:line-break/>ciliens à Palerme : lá ou Iechan se feit porter le plus tost qu'il luy fut possible. Et lá<text:line-break/>ayant sceu apres qu'il eut beaucoup cerché quelle auoit esté donnée au roy &amp;<text:line-break/>qu'il la faisoit garder en son lieu de plaisance nommé la<text:s/>Cune, il en fut fort des(-)<text:line-break/>plaisant : &amp; perdit quasi toute esperance, non seulement de la deuoir iamais ra(-)<text:line-break/>uoir, mais aussi de la veoir : toutesfois estant retenu damour il r(e2)uoya sa Fragatte<text:line-break/>&amp; voyant qu'il nestoit lá congneu de personne il demoura<text:s/>quelque temps à Pa(-)<text:line-break/>lerme : ou passant souuentesfois deu(a2)t ce lieu de plaisir, il luy aduint vng iour par<text:line-break/>fortune de la veoir à vne fenestre, &amp; elle luy : dont chascun d'eulx fut fort c(o2)tent.<text:line-break/>Et voyant Iechan que le lieu estoit vng peu à lescart s'estant approché le mieulx<text:line-break/>qu'il peut de restitue il parla à elle, &amp; fut aduerty du moyen qu'il auoit à tenir s'il<text:line-break/>vouloit parler à elle de plus pres, puis sen alla : apres auoir premierement consi(-)<text:line-break/>deré par tout la situation du lieu, &amp; quant il eut attendu que la nuyct fust venue<text:line-break/>&amp; laissé passer bonne partie d'icelle, il sen retourna lá, &amp; ayant grimpé par des<text:line-break/>endroitz ou les pyes n'eussent peu grimper il sen entra au iardin : ou il trouua vne<text:line-break/>petite antenne de nauire, qu'il appuya contre la fenestre : comme la fille luy auoit<text:line-break/>enseigné, par ou il monta fort legierement. La ieune fille congnoissant quelle a(-)<text:line-break/>uoit desormais perdu son honneur, pour garder lequel, elle luy auoit par le passé<text:line-break/><text:soft-page-break/>esté quelque peu sauuaige, pensant qu'il ne se pouuoit donner à personne plus<text:line-break/>digne que cestuy cy, &amp; regardant quelle le pourroit induire à lemmener hors de<text:line-break/>lá auecques soy, delibera de luy complaire en tout ce qu'il desireroit. Et pour<text:line-break/>ceste cause elle auoit laissée la fenestre ouuerte affin qu'il y peust passer plus sou(-)<text:line-break/>dainement. Quant Iechan l'eut doncques trouuée ouuerte il entra tout bellement<text:line-break/>dedans &amp; se coucha aupres de la ieune fille qui ne dormoit pas, laquelle auant<text:line-break/>que de faire autre chose luy declaira toute son intention : &amp; le pria sur toutes cho<text:line-break/>ses de la tirer de lá &amp; de lemmener auec soy, à laquelle Iechan respondit qu'il ny<text:line-break/>auoit chose au monde qui tant luy pleust : &amp; que sans point de faulte aussi tost<text:line-break/>qu'il seroit party d'auec elle il donneroit si bon ordre que la premiere fois qu'il y<text:line-break/>retourneroit il lemmeneroit. Et apres cecy s'estantz embrassez auec tresgr(a2)t<text:line-break/><text:span text:style-name="pb">[n.p.]</text:span><text:span text:style-name="pb"><text:line-break/></text:span>plai(-)sir ilz prindrent tel contentement que amour nen peult donner de plus grant.<text:line-break/>Puis apres qu'ilz leurent reiteré plusieursfois s'endormir(e2)t sans sen apperceuoir<text:line-break/>entre les bras l'ung de lautre. Le roy à qui ceste fille pour la premiere fois qu'il la(-)<text:line-break/>uoit veue auoit fort pleu se souuenant d'elle : &amp; se trouuant assez bien de sa per(-)<text:line-break/>sonne delibera, encor qu'il fust presque iour, d'aller demourer quelque peu auec<text:line-break/>elle,<text:s/>&amp; sen alla secretement auec quelcun de ses seruiteurs aux Cuues : &amp; quant il<text:line-break/>fut entré au logis il feit ouurir tout bellement la chambre ou il scauoit que la fille<text:line-break/>couchoit : la ou estant entré auec vne grande torche allumée deuant luy il regar(-)<text:line-break/>da sur<text:s/>le lict, &amp; veit quelle &amp; Iechan estoient couchez &amp; embrassez ensemble :<text:line-break/>dont il fut soudainement fort courroucé : &amp; luy monta la colere tellement sans<text:line-break/>sonner mot qu'il ne sen falut gueres qu'il ne les tuast tous deux d'ung poignart<text:line-break/>qu'il auoit à son costé : mais extimant que ce seroit laschement faict, non seule(-)<text:line-break/>ment à vng roy ains aussi à quelque homme que ce fust de tuer deux personnes<text:line-break/>nues &amp; dormans, il se retint &amp; pensa de les faire brusler publicquem(e2)t. Et s'estant<text:line-break/>retourné deuers vng qui estoit<text:s/>auecques luy il luy deit. Que te semble de ceste<text:line-break/>meschante femme en qui i'auoye desia mis ma fantaisie ? Et apres il luy dem(a2)da<text:line-break/>s'il congnoissoit point le ieune homme qui auoit tant eu de hardiesse que de luy<text:line-break/>venir faire en sa maison vng si grant oultraige &amp; desplaisir. Celuy à qui il le de(-)<text:line-break/>mandoit respondit qu'il ne se souuenoit point de lauoir iamais veu. Le roy quant<text:line-break/>il fut sorty de la chambre commanda que les deux paoures amoureux fussent<text:line-break/>prins &amp; liez ainsi nudz comme ilz estoient, &amp; que tout aussi tost qu'il seroit iour<text:line-break/>ilz feussent menez à Palerme &amp; liez à vng pousteau en la gr(a2)t place les reins tour<text:line-break/>nez l'ung contre lautre, &amp; qu'on les y tint iusques à lheure de tierce, affin qu'ilz<text:line-break/>feussent veuz d'ung chascun, &amp; apres qu'ilz fussent bruslez<text:s/>comme ilz auoient<text:line-break/>merité. Et cecy deit il sen retourna fort courroucé à Palerme en sa ch(a2)bre. Estant<text:line-break/>doncques le roy party plusieurs se meirent incontinent sur ces deux paoures a(-)<text:line-break/>moureux lesquelz on n'esueilla pas seulement, ains soudainement furent<text:s/>prins &amp;<text:line-break/>lyez sans aucune pitie. Ce que voy(a2)t les deux ieunes creatures, s'ilz fur(e2)t dolentz,<text:line-break/>s'ilz eurent peur de mourir, s'ilz pleurerent, &amp; s'ilz feirent des regretz, il est bien<text:line-break/>ayse à le deuyner. Or suyuant le commandement du roy ilz furent menez<text:s/>à Pa(-)<text:line-break/>lerme &amp; lyez à vng pousteau en la place : &amp; en leur presence le boys &amp; le feu fu(-)<text:line-break/>rent preparez pour brusler, à lheure que le roy lauoit commandé, ou soudaine(-)<text:line-break/>ment accoururent tous ceulx de Palerme, &amp; hommes &amp; femmes pour veoir les<text:line-break/>deux paoures amoureux. Les h(o2)mes s'amusoient tous à regarder la fille, &amp; tout<text:line-break/>ainsi comme ilz la louoient d'estre belle par tout &amp; bien proportionnée : les da(-)<text:line-break/>mes ne plus ne moins qui couroient toutes pour regarder le ieune homme, le<text:line-break/>louerent de leur costé d'estre beau &amp; merueilleusement bien faict, mais les pao(-)<text:line-break/>ures infortunez amoureux se tenoient les testes baissées de honte, &amp; en pleurant<text:line-break/><text:soft-page-break/>leur malheur attendoient dheure à autre la cruelle mort du feu. Et ce pendant<text:line-break/>qu'on les tenoit lá iusques à lheure determinée, tout le monde bruy oit par la vil(-)<text:line-break/>le de ceste faulte qu'ilz auoient commise : tellement que le bruyt vint iusques aux<text:line-break/>oreilles de Rogier Dorye homme de tresgrande valleur &amp; lors amyral de Sicile :<text:line-break/>lequel pour les veoir sen vint iusques au lieu<text:s/>ou ilz estoient lyez, ou arriué, il re(-)<text:line-break/>garda premierement la fille qu'il trouua tresbelle : &amp; apres voyant le ieune hom(-)<text:line-break/>me, il le recongneut sans trop y songer, s'aprochant duquel de plus pres il luy<text:line-break/><text:span text:style-name="pb">[Fueil.132]</text:span><text:span text:style-name="pb"><text:line-break/></text:span>de(-)manda s'il nestoit pas Iechan de Procide, à qui Iechan (quant il eut leué la teste &amp;<text:line-break/>recongneu iceluy amiral) respondit. Iay bien esté autresfois celuy que vous di(-)<text:line-break/>ctes, mais ie suis pour ne lestre plus. Lors ladmiral luy demanda quelle fortune<text:line-break/>lauoit conduict à celá : à qui Iechan respondit. Amour &amp; la fureur du roy. Ladmi(-)<text:line-break/>ral se feit compter le cas plus au long : &amp; ayant le tout entendu de luy comme le<text:line-break/>faict auoit esté, &amp; sen voulant aller Iechan le rappella &amp; luy deit : Pour dieu mon(-)<text:line-break/>sieur impetrez moy (s'il est possible) vne seule grace de celuy qui me faict estre<text:line-break/>ainsi. Ladmiral luy demanda : &amp; quelle ? à qui Iechan deit. Ie voy que ie doyz<text:line-break/>mourir bien tost. Ie vouldroye bien de grace que tout ainsi comme ie suis auec<text:line-break/>ceste ieune fille (que iay plus aymée que ma propre<text:s/>vie &amp; elle moy) les reins tout<text:line-break/>nez aux siens &amp; les siens aux miens que nous eussions les visaiges tournez l'ung<text:line-break/>deuers lautre, affin que quant ce viendra que ie mourray ie puisse en voyant son<text:line-break/>visaige men aller plus consolé. Lamiral en riant luy deit : Ie<text:s/>feray vouluntiers de<text:line-break/>sorte que tu la verras encores, tant que paraduenture il ten faschera : Et quant il<text:line-break/>fut party d'auec luy il commanda à ceulx qui auoient la charge de faire ceste<text:line-break/>execution que sans auoir autre commandement du roy ilz ne passassent plus<text:line-break/>oultre que ce qui estoit faict. Et sans arrester en place sen alla vers le roy : auquel<text:line-break/>(combien qu'il le veist courroussé) il ne laissa pourtant de luy dire son aduis &amp;<text:line-break/>luy deit. Sire enquoy t'ont offencé ces deux ieunes gens que tu as comm(a2)dé d'e(-)<text:line-break/>stre bruslez la bas en la place ? Le roy le luy deit. A quoy ladmiral suyuant son<text:line-break/>propos respondit. Certes la faulte qu'ilz ont commise le merite bien : mais non<text:line-break/>pas de toy, &amp; qu'il soit vray tout ainsi que les faultes meritent punition : aussi les<text:line-break/>benefices meritent recompense oultre la grace &amp; la misericorde, congnois tu<text:line-break/>bien qui sont ceulx lá que tu veulx qu'on brusle ? Le roy respondit que non, Et ie<text:line-break/>veulx (deit ladmiral) que tu les congnoisses : affin que tu voyes combien tu te lais<text:line-break/>ses conduyre indiscrettement par les impetuositez de ta colere. Le ieune h(o2)me<text:line-break/>est filz de Landolfe de procide, propre frere de messire Iehan de procide par le<text:line-break/>moy(e2) duquel tu es roy &amp; seigneur de ce royaume. La fille est fille de Marin bol(-)<text:line-break/>gare : la puissance duquel<text:s/>est cause auiourdhuy que ta magesté ne soit chassée de<text:line-break/>Ysquie, ceulx cy oultre celá sont ieunes qui se sont longuement aymez ensemble<text:line-break/>&amp; contraintz damour, non pas pour vouloir faire desplaisir à ta magesté, ont<text:line-break/>faict ce peché, si peché lon doit appeller ce<text:s/>que font les ieunes gens par amour :<text:line-break/>pourquoy doncques les veulx tu faire mourir la ou auec grans biens &amp; presens<text:line-break/>tu les deurois honorer ? Le roy oyant cecy, &amp; se tenant pour asseuré que lamiral<text:line-break/>luy disoit verité, n'ord(o2)na pas seulem(e2)t qu'on ne passast point oultre, mais aussi<text:line-break/>eut regret de ce qu'il auoit faict. Au moyen dequoy il enuoya incontinent dire<text:line-break/>qu'ilz feussent desliez du posteau, &amp; amenez deuant luy, ce qui fut faict. Et ay(-)<text:line-break/>ant congneu entierement leurs qualitez, il aduisa qu'il faloit recompenser liniure<text:line-break/>à eulx faicte par honneur &amp; presens : parquoy les ayant faict vestir honorable(-)<text:line-break/>ment, &amp; saIechant qu'ilz estoient tous deux d'une mesme voulente il les feit ma(-)<text:line-break/>rier ensemble, puis leur donna des dons magnificques, &amp; les enuoya tresc(o2)tens<text:line-break/><text:soft-page-break/>à leur maison : ou estans receuz auecques tresgrande chere, ilz vesquirent apres<text:line-break/>longuement ensemble en ioye &amp; plaisir.</text:p>
      <text:h text:style-name="Titre2" text:outline-level="2"><text:span text:style-name="pb">[n.p.]</text:span><text:line-break/>(hedera) THEODORE DEVENV AMOVREVX<text:line-break/><text:span text:style-name="T3592">de Violante fille de me&lt;ATTcaractere&gt;ire Emery son maistre lengroissa : dont il</text:span><text:span text:style-name="T3593"><text:s/>fut condam(-)</text:span><text:span text:style-name="T3594"><text:line-break/></text:span><text:span text:style-name="T3595">ne à estre pendu &amp; estrangle : &amp; ainsi qu'on le menoit fouettant iusques au</text:span><text:span text:style-name="T3596"><text:line-break/></text:span><text:span text:style-name="T3597">gibet, il fut recongneu par son pere : Parquoy il fut deslie, &amp; espousa samye.</text:span></text:h>
      <text:h text:style-name="Titre2" text:outline-level="2"><text:span text:style-name="T3598">Nouuelle septiesme.</text:span></text:h>
      <text:p text:style-name="P3599"><text:span text:style-name="T3600">L</text:span>Es dames qui estoient toutes en crainte d'entendre que les deux<text:line-break/>paoures amoureux eussent esté bruslez, oyans qu'ilz estoient es(-)<text:line-break/>chappez, louerent dieu &amp; sen resiouyrent toutes : puis quant la<text:line-break/>royne eut veu que la nouuelle estoit acheuée, elle enchargea à<text:line-break/>ma dame Laurette de dire la suyuante, laquelle ioyeusement se<text:line-break/>print à dire.</text:p>
      <text:p text:style-name="p">Mes belles dames, au temps que le bon roy Guillaume regnoit en Sicile, il y<text:line-break/>auoit au dict royaume vng gentil h(o2)me nommé messire Emery, abbe de Trap(-)<text:line-break/>pani : lequel (entre les autres biens de ce monde que dieu luy auoit donné) estoit<text:line-break/>fort<text:s/>bi(e2) garny d'enfantz : parquoy ayant besoing de seruiteurs, &amp; venans du pays<text:line-break/>de leuant certaines galleres de corsaires Geneuois qui auoient en costoyant Lar(-)<text:line-break/>menie prins plusieurs petitz enfans, il en achepta quelques vngs, pensant qu'ilz<text:line-break/>fussent Turcs : entre lesquelz (combi(e2) que tous les autres ressemblassent bergiers)<text:line-break/>il y en auoit vng qui sembloit estre plus gentil, &amp; de meilleur regard que nul des<text:line-break/>autres, qui se nommoit Theodore : lequel deuenant grant (encor qu'il fust traicté<text:line-break/>comme serf) fut neantmoins esleué &amp; nourry auec les enfans de messire Emery,<text:line-break/>&amp; tenant plus de son naturel, que de l'accident, comm(e2)ca à estre bien condition(-)<text:line-break/>né, &amp; de bonne grace : de sorte qu'il pleut tant à messire Emery qu'il le feit libre :<text:line-break/>&amp; croyant qu'il fust Turc, le feit baptiser, &amp; le nomma Pierre : puis le feit super in(-)<text:line-break/>tendant de ses affaires, se fiant beaucoup en luy. Or ainsi que les enfans de mes(-)<text:line-break/>sire Emery creurent, aussi creut vne sienne fille nommée Violante, belle, &amp; deli(-)<text:line-break/>cate : laquelle demourant trop à estre mariée par son pere, deuint par fortune a(-)<text:line-break/>moureuse de Pierre. Et combien quelle laymast, &amp; tinst grant compte de toutes<text:line-break/>ses facons de faire, si auoit elle toutesfois honte de le luy declairer : mais amour la<text:line-break/>releua de ceste peine. Par<text:s/>ce que Pierre layant plusieursfois espiée secretement : en<text:line-break/>estoit deuenu tellement amoureux qu'il ne sentoit iamais aucun bien, sinon qu(a2)t<text:line-break/>il la voyoit, toutesfois il craignoit fort que quelcun sen apperceust, pensant faire<text:line-break/>en cecy moins que bien : dont la fille qui le voyoit vouluntiers, s'apperceut bien :<text:line-break/>&amp; pour luy donner plus de seureté, elle monstroit quelle en estoit (comme il e(-)<text:line-break/>stoit vray) trescontente. Et demourerent tous deux long temps en ces termes,<text:line-break/>sans s'oser dire aucune chose l'ung à lautre, combien que chascun le desirast gr(a2)(-)<text:line-break/>dement : mais ce pendant qu'ilz se consommoient ainsi esgallement en lamou(-)<text:line-break/>reuse flamme, fortune (comme si elle eust voulu ce qui aduint) leur trouua la voye<text:line-break/>de chasser la peur qui les empeschoit. Qui fut<text:s/>que messire Emery auoit à vne<text:line-break/>demye lieue hors la ville de Trappani vng fort beau lieu, auquel sa femme, auec<text:line-break/>sa fille &amp; quelques autres femmes &amp; amys auoient souuentesfois acoustume d'al(-)<text:line-break/>ler par maniere de passetemps : ou ayant vng iour ceste dame mené<text:s/>Pierre auec<text:line-break/>elle, &amp; y seiourn(a2)t, il aduint (comme nous voyons quelques fois aduenir en esté)<text:line-break/><text:span text:style-name="pb">[Fueil.133]</text:span><text:line-break/><text:soft-page-break/>que le ciel se couurit soudainement tout de nuées : au moyen dequoy la da(-)<text:line-break/>me &amp; sa compaignie (affin que le mauuais temps ne les prinst lá) se mei<text:line-break/>rent en chemin pour retourner à Trappani, &amp; s'en alloient le plus viste<text:line-break/>qu'ilz pouuoient : mais Pierre qui estoit ieune, &amp; pareillement Violante<text:line-break/>cheminoient beaucoup plus fort, que ne faisoient sa mere ne sa compai(-)<text:line-break/>gnie : non moins paraduenture<text:s/>poulsez d'amour que de la peur du temps :<text:line-break/>&amp; ayantz desia tant deuancez la mere &amp; les autres qu'on les auoit presque<text:line-break/>perduz de veue, il aduint que apres plusieurs tonnerres soudainement com(-)<text:line-break/>menca à venir vne grosse gresle &amp; espesse, qui contraignit la mere &amp; sa<text:line-break/>compaignie de se retirer chez vng paysant. Pierre &amp; la fille n'ayans point<text:line-break/>dautre reffuge, entrerent en vne vieille masure presque toute tombée, ou<text:line-break/>personne ne demouroit. Et en icelle soubz vng peu de couuerture (qui y<text:line-break/>estoit encor demourée) se serrerent tous deux les contraignant la faulte de<text:line-break/>couuerture de se toucher, &amp; serrer pres l'ung de l'autre : lequel touchement<text:line-break/>fut occasion de reasseurer vng peu leurs cueurs, &amp; descouurir les amoureux<text:line-break/>desirs. Et lors Pierre commenca le premier à dire, Pleust à dieu qu'il ne<text:line-break/>cessast iamais de gresler, &amp; que ie deusse tousiours estre comme ie suis, &amp;<text:line-break/>la fille deit : Certes ie le vouldrois bien. Et de ces parolles ilz vindrent à<text:line-break/>s'entreprendre par la main &amp; à se la serrer l'ung à lautre : &amp; de cecy à s'em(-)<text:line-break/>brasser : &amp; puis à baiser, tousiours greslant : &amp; affin que ie ne voyse racom(-)<text:line-break/>ptant tout par le menu, le temps ne se haulsa iusques à ce qu'ilz eurent esprou(-)<text:line-break/>ué les dernieres fruitions damour : &amp; donné ordre pour receuoir à l'adue(-)<text:line-break/>nir secrettement plaisir l'ung de lautre. Le mauuais temps cessa &amp; en entrant<text:line-break/>en la ville qui estoit fort prochaine de lá, ilz attendirent la mere &amp; sen retour(-)<text:line-break/>nerent auec elle à la maison, la ou quelques fois auec saige moyen &amp; secret, ilz<text:line-break/>se rencontrerent prenans grande recreation ensemble, &amp; tellement alla la be(-)<text:line-break/>songne que la fille deuint grosse qui fut à l'ung &amp; à lautre merueilleusement<text:line-break/>desplaisant. Au moyen dequoy elle vsa de tous les remedes possibles pour des(-)<text:line-break/>groisser : mais elle nen sceut venir à bout. Pour<text:s/>laquelle chose Pierre craignant<text:line-break/>d'en perdre la vie delibera de sen fuyr &amp; le luy deit. Ce que oyant la fille elle<text:line-break/>luy respondit, sans point de faulte si tu ten vas ie me tueray : à qui Pierre qui<text:line-break/>moult laymoit deit. Comment veulx tu mamye que ie demeure icy ? la gros(-)<text:line-break/>sesse descouurira nostre faulte : il te sera pardonne legierement : mais moy mi(-)<text:line-break/>serable seray celuy à qui il fauldra porter la peine de ton peche &amp; du mien, A<text:line-break/>qui la fille deit : Pierre mon peche se scaura bien : mais du tien asseure toy<text:s/>(si<text:line-break/>tu ne le dis) qu'il ne se scaura iamais. Pierre luy deit : puis que tu le me pro(-)<text:line-break/>mectz ainsi ie demeureray : mais pense bien de me tenir ta promesse. La fille<text:line-break/>qui auoit celé sa grossesse tant quelle auoit peu, voyant que son ventre crois(-)<text:line-break/>soit si<text:s/>fort quelle ne le pouuoit plus cacher, le descouurit vng iour à sa me(-)<text:line-break/>re en pleurant tresamerement : &amp; la suppliant de la vouloir sauuer. La me(-)<text:line-break/>re dolente oultre mesure luy deit mille iniures &amp; voulut scauoir comment ce(-)<text:line-break/>cy s'estoit faict. La fille (affin que Pierre ne receust point de mal) forgea vne<text:line-break/>sienne mensonge tout au contraire de la verité : la mere le creut. Et pour<text:line-break/><text:span text:style-name="pb">[n.p.]</text:span><text:line-break/>celer la faulte de sa fille, elle l'enuoya en vne maison qu'ilz auoient aux champs<text:line-break/>&amp; lá, quant le terme d'acoucher fut venu, la fille cryant (comme les femmes<text:line-break/>font) &amp; ne pensant la mere que messire Emery (qui n'auoit quasi iamais acou(-)<text:line-break/>stumé de passer par la) y d'eust venir, il aduint qu'ainsi qu'il reuenoit de voler<text:line-break/>&amp; qu'il passoit au long de la chambre ou la fille cryoit il entra soudainement<text:line-break/>dedans sesmerueillant de louyr ainsi cryer : &amp; demanda qu'estoit cela. La mere<text:line-break/><text:soft-page-break/>voyant son mary ainsi suruenu se leua toute dolente, &amp; luy compta ce qui estoit<text:line-break/>aduenu à leur fille : mais luy (moins prompt à croire que la mere n'auoit esté)<text:line-break/>deit qu'il n'estoit pas possible que la fille ne sceust de qui elle estoit ensaincte : &amp;<text:line-break/>par ainsi il vouloit scauoir la verité : disant laquelle elle pourroit acquerir sa gra(-)<text:line-break/>ce : autrement quelle fist son compte de mourir sans aucune misericorde. La<text:line-break/>mere se perforca tant quelle peut que son mary fust content de ce quelle luy a(-)<text:line-break/>uoit dict : mais tout celá ny seruoit de rien, il vint en fureur lespée au poing sur<text:line-break/>la fille (laquelle ce pendant que la mere lauoit entretenu en parolles auoit enfan(-)<text:line-break/>té vng filz) &amp; luy deit. Ou tu declareras qui est pere de cest enfant : ou tu mour(-)<text:line-break/>ras tout à cest heure. La fille craignant la mort rompit la promesse quelle auoit<text:line-break/>faicte à Pierre &amp; luy descouurit le tout : ce que oyant le cheualier il deuint si de(-)<text:line-break/>sesperement courroucé que à peine se sceut il retenir qu'il ne la tuast : Mais apres<text:line-break/>qu'il eut deit ce que la colere luy faisoit dire il remonta à cheual &amp; sen vint à<text:line-break/>Trappani, &amp; ayant compté toute l'iniure que Pierre luy auoit faicte à vng mes(-)<text:line-break/>sire Conrard qui estoit capitaine pour le roy en la ville, soudainement il feit<text:line-break/>prendre Pierre auant qu'il sen doubtast &amp; luy feit donner sur lheure la question :<text:line-break/>lequel confessa tout ce qui auoit esté faict, &amp; estant quelques iours apres con(-)<text:line-break/>damné<text:s/>par le capitaine d'estre fouette par la ville, &amp; apres pendu &amp; estranglé<text:line-break/>par la gorge. Messire Emery affin qu'il ostast de ce monde en vne mesme heu(-)<text:line-break/>re, les deux paoures amoureux &amp; leur enfant n'ayant encor appaise son cour(-)<text:line-break/>roux pour auoir conduict le paoure Pierre à deuoir receuoir mort, meit du ve(-)<text:line-break/>nin en vne couppe auecques du vin &amp; le bailla à vng sien seruiteur fort familier :<text:line-break/>&amp; vne espée toute nue auecques cela &amp; luy deit. Vaten auec ces deux choses<text:line-break/>deuers Violante &amp; luy diz de ma part quelle<text:s/>choysisse tout à ceste heure, l'une<text:line-break/>de ces deux mortz, ou de venin ou de glaiue sinon que ie la feray brusler toute<text:line-break/>vifue en la presence de tout le monde comme elle la merité. Et quant tu auras<text:line-break/>faict cecy tu prendras le filz quelle à faict nagueres &amp; en donneras de la teste<text:line-break/>contre la muraille, puis le donneras à menger aux chiens. Quant le pere eut don<text:line-break/>né ceste cruelle sentence contre sa fille &amp; son nepueu. Le seruiteur plus prompt à<text:line-break/>faire mal que bien sen alla au lieu ou estoit la fille. Pierre condampné c(o2)me vous<text:line-break/>auez ouy estoit mené fouettant au gibet, si passa (comme il pleut à ceulx qui guy(-)<text:line-break/>doient la iustice) deuant vne hostellerie ou estoient lors trois grans personnaiges<text:line-break/>d'Armenie que le roy de ce pays la enuoyoit ambassadeurs à Rome deuers le<text:line-break/>pape pour negocier de plusieurs gr(a2)s affaires à cause d'ung passaige qui se deuoit<text:line-break/>faire, &amp; estans illec desc(e2)duz pour se rafreschir &amp; reposer quelques iours, &amp; gran<text:line-break/>dem(e2)t honorez de tous les gentilz h(o2)mes de Trappani, &amp; mesmement de mes(-)<text:line-break/>sire<text:s/>Emery. Ces ambassadeurs oyans passer ceulx qui menoient Pierre, vindrent<text:line-break/>à la fenestre pour le veoir, Pierre estoit tout nud de la ceinture en hault auec les<text:line-break/><text:span text:style-name="pb">[Fueil.134]</text:span><text:line-break/>mains lyées par derriere : lequel estant regardé par l'ung d'eulx qui estoit homme<text:line-break/>daage &amp; de grande auctorité nommé Phinée, il luy veit vne grande tache en<text:line-break/>lestomach rouge non point paincte : mais naturellement emprainte en la peau<text:line-break/>comme vous diriez que sont celles que les femmes nomment icy rozes : laquelle<text:line-break/>apperceue il se va soudainement souuenir d'ung sien filz qui luy auoit esté prins<text:line-break/>quinze ans y auoit sur la marine de Laiazzo par les corsaires : dont depuis il n'a(-)<text:line-break/>uoit iamais sceu auoir nouuelles. Et considerant laage du paoure malheureux<text:line-break/>qu'on fouetoit, il aduisa que si son filz estoit viuant qu'il seroit de laage que ce(-)<text:line-break/>stuy lá luy sembloit estre : parquoy voyant ce seing il commenca à souspeconner<text:line-break/>si cestoit point son filz : pensant que si ce l'estoit qu'il se deuroit encor souuenir<text:line-break/>de son nom &amp; de celuy de son pere, &amp;<text:s/>de la langue Armenienne. Parquoy<text:line-break/><text:soft-page-break/>quant il fut pres de luy il l'appella. O Theodore oyant laquelle voix Pierre il le(-)<text:line-break/>ua incontinent la teste : &amp; Phinée en parlant Armenien luy deit : dou es tu ? de(-)<text:line-break/>qui es tu filz ? Les sergentz qui le menoient s'arresterent pour la reuerance de<text:line-break/>lambassadeur tellement que Pierre respondit. Ie suis d'Armenie filz d'ung qui<text:line-break/>se nommoit Phinée, &amp; ay esté transporté icy par ie ne scay quelles gens. Ce que<text:line-break/>oyant Phinée il congneut certainement que cestoit le filz qu'il auoit<text:s/>perdu : par(-)<text:line-break/>quoy en plorant il descendit en bas auecques ses compaignons : &amp; le courut em(-)<text:line-break/>brasser parmy tous les sergentz, &amp; luy ayant gecté sur le doz vng riche man(-)<text:line-break/>teau qu'il portoit pria celuy qui le menoit deffaire d'attendre tant qu'il eust<text:s/>le<text:line-break/>commandement de le ramener. Cestuy la respondit qu'il l'attendroit voulen(-)<text:line-break/>tiers. Or auoit desia sceu Phinée l'occasion pour laquelle on menoit pendre ce(-)<text:line-break/>stuy cy par le bruyt qui en auoit couru partout. Parquoy soudainement auec ses<text:line-break/>compaignons &amp; leur famille, il sen alla deuers messire Conrard &amp; luy deit.<text:line-break/>Monsieur celuy que vous enuoyez faire mourir comme esclaue est libre : &amp; mon<text:line-break/>filz &amp; tout prest de prendre à femme celle qu'on dict qu'il à despucelée. Et par<text:line-break/>ainsi plaise vous de faire surceoir lexecution iusques à ce qu'on ait sceu si elle le<text:line-break/>veult pour mary : affin qu'il ne soit trouue (si elle en est contente) que vous ayez<text:line-break/>faict contre la loy. Messire Conrard oyant que cestuy cy estoit filz de cest ambas<text:line-break/>sadeur sesmerueilla : &amp; ayant aucunement<text:s/>honte de la faulte de fortune, confes(-)<text:line-break/>sa que ce que disoit Phinée estoit vray : si le feit retourner inc(o2)tinent à la maison :<text:line-break/>&amp; enuoya soudainement querir messire Emery &amp; luy conta tout cecy. Messire<text:line-break/>Emery qui croyoit que sa fille &amp; le petit filz feussent desia mortz, fut le plus do(-)<text:line-break/>lent homme du monde, de ce qu'il auoit faict, congnoissant bien que si elle ne(-)<text:line-break/>stoit morte que tout se pourroit fort bien rabiller : parquoy il enuoya tout cou(-)<text:line-break/>rant lá ou estoit la fille, affin que si on n'auoit<text:s/>faict son commandement qu'on<text:line-break/>ne le feist point, celuy qui y courut trouua le seruiteur que messire Emery auoit<text:line-break/>enuoye lequel ayant le glaiue &amp; la poyson mis deuant la fille (par ce quelle<text:line-break/>ne se despeschoit de prendre l'ung ou lautre) luy disoit iniures &amp; la vouloit con(-)<text:line-break/>traindre d'en prendre l'ung : mais quant il ouyt le commandement de son sei(-)<text:line-break/>gneur, il la laissa &amp; sen retourna vers luy &amp; luy deit comme le cas estoit. Mes(-)<text:line-break/>sire Emery trescontant de cela sen alla deuers lambassadeur Phinée &amp; en plo(-)<text:line-break/>rant sescusa le mieulx qu'il sceut de ce qui estoit interuenu : luy en demandant<text:line-break/>pardon : &amp; l'asseurant que la ou Theodore vouldroit prendre à femme la fil(-)<text:line-break/>le, il estoit trescontent de la luy donner. Phinée receut vouluntiers ses excuses &amp;<text:line-break/><text:span text:style-name="pb">[n.p</text:span><text:span text:style-name="pb">.]</text:span><text:line-break/>respondit, ie veulx &amp; entendz que mon filz preigne vostre fille : &amp; ou il ne la<text:line-break/>vouldroit ie consentz que la sentence donnée contre luy soit executée. Estans<text:line-break/>doncques Phinée &amp; messire Emery d'accord ilz vont retrouuer Theodore au<text:line-break/>lieu ou il estoit encor<text:s/>tout paoureux de la mort &amp; ioyeux dauoir trouué son pe(-)<text:line-break/>re : &amp; luy demanderent sa voulunte sur ceste chose. Theodore oyant que Vio(-)<text:line-break/>lante seroit sa femme s'il vouloit, sa ioye fut si gr(a2)de qu'il luy sembla saulter d'en(-)<text:line-break/>ser en paradis, &amp; deit qu'il reputeroit cecy à vne tresgrande grace, la ou chascun<text:line-break/>en seroit content. On enuoya pareillement à la fille pour scauoir son vouloir : la(-)<text:line-break/>quelle oyant ce qui estoit aduenu de Theodore &amp; ce qui en deuoit aduenir, ou<text:line-break/>lieu de ce quelle estoit nagueres plus dolente que creature du monde en atten(-)<text:line-break/>dant la mort : vng long temps apres elle adioustant aucunement foy aux parol(-)<text:line-break/>les qu'on luy disoit, se resiouyt vng peu : &amp; respondit que si elle pouuoit obtenir<text:line-break/>son desir en cecy, il ne luy scauroit aduenir chose dont elle fust si c(o2)tente que d'e(-)<text:line-break/>stre femme de Theodore, mais toutesfois elle feroit ce que luy commanderoit<text:line-break/>son pere. Ainsi doncques quant on eut faict par accord espouser la fille, il se feit<text:line-break/><text:soft-page-break/>vne tresgrande feste auec tresgrant contentement de tous les citoyens. La ieune<text:line-break/>mariée se reconfortant &amp; faisant nourrir son petit filz reuint dedans peu de<text:line-break/>temps apres plus belle que iamais. Et quant elle fut leuée de ses couches &amp; qu'on<text:line-break/>eut attendu que Phinée fut retourné de Rome, elle luy feit la reuerance comme<text:line-break/>il appartenoit à pere : &amp; luy fort content d'auoir vne si belle fille ayant faict fai(-)<text:line-break/>re les nopces auec tresgrande chere &amp; festins, la receut pour fille : &amp; depuis tous(-)<text:line-break/>iours pour telle la tint, &amp; quelques iours apres ilz monterent luy, son filz, sa belle<text:line-break/>fille &amp; son petit nepueu sur vne gallere : &amp; les emmena auecques soy à Laiazzo ou<text:line-break/>les deux amans demourerent tant qu'ilz vesquirent en paix &amp; en repos.</text:p>
      <text:h text:style-name="Titre2" text:outline-level="2">(hedera) ANASTAISE DESHONNESTES EN AY(-)<text:line-break/><text:span text:style-name="T3601">mant une fille des Trauersaires despendit gra</text:span><text:span text:style-name="T3602">ndement de son bien sans toutes(-)</text:span><text:span text:style-name="T3603"><text:line-break/></text:span><text:span text:style-name="T3604">fois estre aymé &amp; à la priere de ses parens sen alla en ung sien lieu aux champs</text:span><text:span text:style-name="T3605"><text:line-break/></text:span><text:span text:style-name="T3606">nommé Quia&lt;ATTcaractere&gt;i : ou il ueit chasser par ung cheualier, une ieune fille qu'il tua : &amp;</text:span><text:span text:style-name="T3607"><text:line-break/></text:span><text:span text:style-name="T3608">puis la feit deuorer des chiens. Si inuita l</text:span><text:span text:style-name="T3609">edict Anastaise ses parens, &amp; ceulx de</text:span><text:span text:style-name="T3610"><text:line-break/></text:span><text:span text:style-name="T3611">celle qu'il aymoit : pour uenir disner auec luy : ausquelz il feit pareillement ueoir</text:span><text:span text:style-name="T3612"><text:line-break/></text:span><text:span text:style-name="T3613">despecer ceste ieune fille : parquoy craignant celle qu'il aymoit qu'ng tel incon(-)</text:span><text:span text:style-name="T3614"><text:line-break/></text:span><text:span text:style-name="T3615">uenient luy aduint, elle print Anastaise pour<text:s/></text:span><text:span text:style-name="T3616">mary.</text:span></text:h>
      <text:h text:style-name="Titre2" text:outline-level="2"><text:span text:style-name="T3617">Nouuelle huitiesme.</text:span></text:h>
      <text:p text:style-name="P3618"><text:span text:style-name="T3619">A</text:span>Vssi tost que ma dame Laurette se teut, ma dame Philomene<text:line-break/>par commandement de la royne commenca &amp; deit : Mes ay(-)<text:line-break/>mables dames, tout ainsi comme la pitie est fort louée en vous<text:line-break/>pareillement la cruaulté est rigoureusement vengée<text:s/>par la iu(-)<text:line-break/>stice diuine, ce que vous voulant faire congnoistre, &amp; affin que<text:line-break/>ie vous donne matiere de la deschasser entierement de vous, ie<text:line-break/>suis contente vous dire vne nouuelle non moins plaine de compassion que de(-)<text:line-break/>lectable.</text:p>
      <text:p text:style-name="P3620"><text:span text:style-name="pb">[Fueil.135]</text:span><text:line-break/>Il y a<text:s/>eu autresfois à Rauenne ville tresancienne de la Romaigne grant nom(-)<text:line-break/>bre de gentilz hommes : Entre lesquelz y eut vng ieune homme nommé Ana(-)<text:line-break/>staise des honnestes, lequel par la mort de son pere &amp; d'ung sien oncle demou(-)<text:line-break/>ra riche sans fin, &amp; estant à<text:s/>marier il deuint amoureux (comme font ieunes g(e2)s)<text:line-break/>d'une ieune fille de messire Paule Trauersaire de trop plus noble &amp; ancienne<text:line-break/>maison qu'il nestoit : prenant esperance de faire tant par ses moyens &amp; trauaulx<text:line-break/>quelle l'aymeroit, lesquelz encores qu'ilz feussent grans, honnestes &amp; louables,<text:line-break/>non seulement ne luy seruoient de rien, mais aussi luy sembloit qu'ilz luy nuy(-)<text:line-break/>soient tant elle se monstroit cruelle, dure, &amp; sauuaige enuers luy : elle estant par(-)<text:line-break/>aduenture pour sa singuliere beaulté ou noblesse si fiere &amp; desdaigneuse que luy<text:line-break/>ne chose qu'il desirast ne luy estoit agreable. Ce que Anastaise supportoit mal<text:line-break/>aysement tant qu'il luy vint plusieurs fois voulenté apres auoir souffert beaucoup<text:line-break/>dennuy de se tuer, toutesfois il sen abstint : deliberant maintesfois en son enten(-)<text:line-break/>dement, de la laisser du tout : ou de la hayr, si possible luy estoit comme elle le<text:line-break/>haissoit, mais il se trauailloit en vain, car il sembloit que tant plus l'esperance di(-)<text:line-break/>minuoit &amp; plus son amour multiplioit. Perseuerant doncques<text:s/>Anastaise en son<text:line-break/>amour &amp; en ses despences desmesurées, il sembla à aucuns de ses parens &amp; amys<text:line-break/>qu'il consommoit &amp; sa personne &amp; son bien : Au moyen dequoy ilz luy conseil(-)<text:line-break/>lerent beaucoup de fois qu'il sen deuoit aller hors de Rauenne &amp; demourer en<text:line-break/><text:soft-page-break/>quelque autre lieu pour vng temps, par ce que le faisant ainsi son amour &amp; pa(-)<text:line-break/>reillement ses despences diminuroient. Anastaise fut vng long temps sans tenir<text:line-break/>compte de ce qu'on luy conseilloit : mais à la fin estant si fort pressé deulx &amp; ne<text:line-break/>pouuant plus dire de non, il deit qu'il le feroit. Parquoy ayant faict faire de gr(a2)s<text:line-break/>preparatifz comme s'il fust voulu aller en France ou en espaigne ou en quelque<text:line-break/>autre loingtain pays il monta à cheual : &amp; sortit acompaigné de plusieurs siens<text:line-break/>amys hors de Rauenne : &amp;<text:s/>sen alla en vng lieu pres laville, paradu(e2)ture vne lieue<text:line-break/>&amp; demye qui se nommoit Quiassi, ou ayant faict apporter des pauillons &amp; ta(-)<text:line-break/>pisseries, il deit à ceulx qui lauoient ac(o2)paigné qu'il vouloit demourer lá, &amp; qu'ilz<text:line-break/>sen retournassent à Rauenne,<text:s/>s'estant doncques arresté Anastaise en ce lieu, il<text:line-break/>commenca à faire la plus triumphante &amp; magnificque vie qui fut iamais faicte :<text:line-break/>inuitant auiourdhuy les vngs &amp; demain les autres à disner &amp; à soupper comme<text:line-break/>il auoit acoustumé. Or aduint que vng vendredy quasi sur le commencement<text:line-break/>de May qu'il faisoit vng tresbeau temps luy rememorant en son ent(e2)dement la<text:line-break/>cruaulté de samye, il commanda à tous ses seruiteurs qu'ilz le laissassent tout seul<text:line-break/>pour resuer plus à son ayse : &amp; sen allant ainsi pas à pas il se transporta en resuant<text:line-break/>iusques à la Pinniere si auant qu'il estoit presque dix heure du matin passées.<text:line-break/>Et ainsi qu'il estoit enuiron vng quart de lieue ded(a2)s la Pinniere, ne se souuen(a2)t<text:line-break/>point de disner ne dautre chose, il luy fut soudainem(e2)t aduis qu'il ouyt vne voix<text:line-break/>de femme qui faisoit de tresgr(a2)des plainctes : qui luy feit r(o2)pre le doulx p(e2)ser ou<text:line-break/>il estoit : &amp; haulsa la teste pour veoir que cestoit, &amp; se voyant qu'il estoit en icelle<text:line-break/>Pinniere fut fort esbahy : puis regard(a2)t deu(a2)t soy il veit venir par vng petit boys<text:line-break/>fort espais d'arbrisseaulx &amp; de buissons, vne tresbelle ieune femme courant à luy<text:line-break/>nue, descheuelée, &amp; toute esgratignée des branches &amp; buissons, plorant &amp; cry(-)<text:line-break/>ant mercy : tant quelle pouuoit, la suyu(a2)t à ses costez, deux mastins grans &amp; fiers,<text:line-break/>lesquelz en courant tresfort apres elle : la mordoient plusieursfois cruellement<text:line-break/><text:span text:style-name="pb">[n.p.]</text:span><text:span text:style-name="pb"><text:line-break/></text:span>par ou ilz l'ataignoient. Au derriere d'elle il veit aussi venir sur vng coursier noir<text:line-break/>vng cheualier br(u2) fort courroucé en son visaige auec vng estoc au poing : la me(-)<text:line-break/>nassant auecques parolles villaines &amp; espouentables de la tuer. Ceste chose luy<text:line-break/>meit tout en vng instant admiration &amp; estonnement en lentendem(e2)t, &amp; à la fin<text:line-break/>compassion de la mal fortunée femme : de laquelle c(o2)passion nasquit le desir de<text:line-break/>la deliurer s'il pouuoit d'une telle mort &amp; angoisse : mais se trouuant sans armes,<text:line-break/>il courut prendre vne branche d'arbre ou lieu d'ung baston : &amp; commenca à se<text:line-break/>mettre au deu(a2)t des chiens &amp; contre le cheualier, mais le cheualier<text:s/>qui veit cecy<text:line-break/>luy crya de loing. Anastaise ne ten empesche point, laisse faire aux chiens &amp; à<text:line-break/>moy la punition que ceste meschante femme à merité. Et disant ainsi les chiens<text:line-break/>la prindrent par les flans &amp; larresterent, puis le cheualier y arriua qui desc(e2)dit de<text:line-break/>cheual. Auquel Anastaise (apres qu'il se fut aproché) deit. Ie ne scay qui tu es qui<text:line-break/>me congnois ainsi : mais ie te veulx bien dire que cest vne grande lascheté à vng<text:line-break/>cheualier armé de vouloir tuer vne femme toute nue, &amp; luy mettre ainsi les chi(e2)s<text:line-break/>aux costez comme si elle estoit vne beste sauuaige : en b(o2)ne foy ie la deffendray<text:line-break/>tant que ie pourray. Le cheualier luy deit lors, Anastaise iay esté de la mesme vil(-)<text:line-break/>le dont tu es : &amp; me souui(e2)t que tu estois encor petit garson, quant ie qui fuz<text:s/>n(o2)(-)<text:line-break/>mé messire Guy des Anastaises estoye trop plus amoureux de ceste cy que tu<text:line-break/>n'es maintenant de celle de Trauersaires : &amp; pour sa fierté &amp; cruaulté mon mal(-)<text:line-break/>heur fut tel que ie me tuay vng iour comme desesperé auec cest estoc que tu me<text:line-break/>voys au poing : &amp; suis damné es peines eternelles. Ceste cy qui fut ioyeuse des(-)<text:line-break/>mesurement de ma mort, ne demeura gueres de temps apres quelle ne mourust :<text:line-break/>&amp; pour le peché de sa cruaulté, &amp; du plaisir quelle auoit eu de mes tormens ne<text:line-break/><text:soft-page-break/>sen repentant point (c(o2)me<text:s/>celle qui croyoit auoir plus merité que failly en cecy)<text:line-break/>fut pareillement &amp; est dampnée en enfer : lá ou quant elle descendit, il nous fut<text:line-break/>donné par commune peine, cestassauoir à elle de fuyr deuant moy : &amp; à moy qui<text:line-break/>(tant lay aymée par le passé) de la suyure c(o2)me mortelle ennemye : &amp; non point<text:line-break/>comme femme aymée. Et toutes les fois que ie lattains ie la tue de cest estoc d(o2)t<text:line-break/>ie me tuay : &amp; louure par les rains : &amp; arrache hors de son corps ce cueur dur &amp;<text:line-break/>froict (dedans lequel ne peurent iamais entrer<text:s/>n'amour ne pitié) auec ses autres<text:line-break/>entrailles comme tu verras à ceste heure : &amp; les d(o2)ne à menger à ces chi(e2)s. Apres<text:line-break/>elle ne demeure gueres despace qu'elle (comme il plaist à la iustice de la puissan(-)<text:line-break/>ce diuine) se relieue comme si elle n'auoit point esté morte : &amp; recomm(e2)ce la dou(-)<text:line-break/>loureuse fuite, &amp; moy &amp; les chiens à la suyure. Et aduient que tous les vendredis<text:line-break/>enuiron ceste heure, ie l'attaings icy ou ie la desmembre comme tu verras : &amp; ne<text:line-break/>pense point que les autres iours nous nous repousions : car ie la treuue en dautres<text:line-break/>lieux, esquelz elle à cruellement pensé ou faict quelque chose c(o2)tre moy : &amp; moy<text:line-break/>estant deuenu d'amy son ennemy comme tu voys, il me conuient la suyure en<text:line-break/>ceste maniere : autant d'ans comme elle à esté cruelle de moys enuers moy. Laisse<text:line-break/>moy doncq executer la voul(e2)te de la diuine iustice : &amp; ne te mesle point dy vou(-)<text:line-break/>loir mettre empeschement : car tu ne pourrois. Anastaise oyant ces parolles de(-)<text:line-break/>uenu tout timide : &amp; n'ayant quasi poil sur luy qui ne dressast se recullant arrie(-)<text:line-break/>re &amp; regardant la miserable ieune fille commenca à attendre tout paoureux ce<text:line-break/>que feroit le cheualier : lequel quant il eut acheué son parler courut comme vng<text:line-break/>chien enraigé l'estoc au poing sur ceste ieune femme, laquelle estant à genoulx<text:line-break/><text:span text:style-name="pb">[Fueil.136]</text:span><text:line-break/>&amp; tenue bien fort des deux mastins luy cryoit mercy : à laquelle il donna de tou<text:line-break/>te sa force par le milieu de lestomach &amp; la perca de part en part, &amp; tout aussi<text:line-break/>tost que la fille eut receu le coup elle tumba sur le visaige, tousiours plorant<text:s/>&amp;<text:line-break/>cryant, &amp; le cheualier ayant prins vng cousteau louurit par les reins, &amp; en tira le<text:line-break/>cueur : &amp; tout ce qui est autour, qu'il ietta aux mastins : lesquelz comme fort af(-)<text:line-break/>famez incontinent le mengerent. Et bien tost apres la ieune fille (comme s'il<text:line-break/>n'auoit riens esté de tout cecy) soudainement se leua debout, &amp; commenca à<text:line-break/>fuyr vers la marine : &amp; les chiens apres elle, qui tousiours la dessiroient. Et le che<text:line-break/>ualier quant il fut remonté à cheual, &amp; qu'il eut reprins son estoc recommenca à<text:line-break/>la suyure tellement, que en peu d'heure ilz s'esloignerent de sorte que Anastaise<text:line-break/>les perdit de veue, lequel ayant veu ces choses fut grant piece en autant de peur<text:line-break/>que de c(o2)passion. Et quelque temps apres il luy vint en l'entendement que ceste<text:line-break/>chose luy pourroit beaucop seruir : puis qu'elle aduenoit tous les vendrediz. Par(-)<text:line-break/>quoy ayant remarqué le lieu sen retourna vers ses gens. Et apres quant il luy sem(-)<text:line-break/>bla bon il enuoya querir à Rauenne plusieurs de ses parens &amp; amys, &amp; leur deit.<text:line-break/>Vous m'auez long temps esguillonné<text:s/>que ie discontinuasse de plus aymer ceste<text:line-break/>mienne ennemye : &amp; que ie meisse fin à la grande despence que ie faisoye : ce<text:line-break/>que ie suis tout prest de faire, pourueu que vous m'impetriez vne grace, qui est<text:line-break/>que vendredi prochain messire Paule Trauersaire auec sa femme &amp; sa fille &amp;<text:line-break/>toutes les autres femmes leurs par(e2)tes, &amp; celles qu'il vous plaira qui y soient vien(-)<text:line-break/>nent disner icy auec moy : &amp; pourquoy ie desire cecy vous le verrez lors. Il sem(-)<text:line-break/>bla à ceulx cy que cela estoit bien aise à faire : Parquoy quant ilz furent retour(-)<text:line-break/>nez à Rauenne, &amp; que le iour fut venu, ilz inuiterent ceulx que vouloit Anastai(-)<text:line-break/>se, &amp; combien qu'il y eust de la difficulté, de pouuoir mener la fille que Anastai(-)<text:line-break/>se aymoit, toutesfois elle y alla auec les autres femmes. Anastaise feit aprester à<text:line-break/>disner magnificquement, &amp; feit dresser les tables soubz ces pins, à lentour des(-)<text:line-break/>quelz, il auoit veu ainsi dessirer &amp; mettre en pieces la cruelle dame. Et ay(a2)t faict<text:line-break/><text:soft-page-break/>asseoir les hommes &amp; les femmes à table, il ordonna si bien son faict, que la ieu(-)<text:line-break/>ne fille qu'il aymoit, fut assise iustement viz à viz du lieu ou le cas deuoit adue(-)<text:line-break/>nir. Estans doncques venuz sur la fin du disner chascun commenca à ouyr le<text:line-break/>bruict desesperé de la paoure femme chassee : dequoy s'esmerueiller(e2)t tous bien<text:line-break/>fort, &amp; demandans que cestoit, &amp; personne ne le saichant dire, ilz se leuer(e2)t tous<text:line-break/>debout, regardans que ce pouuoit estre, ilz veirent la dolente ieune femme auec<text:line-break/>le cheualier, &amp; les chiens qui incontinent apres furent lá parmy eulx. Le bruict<text:line-break/>fut faict grant contre les chiens &amp; contre le cheualier, &amp; plusieurs s'aduencerent<text:line-break/>pour ayder à la ieune femme. Mais le cheualier parlant à eulx comme il auoit<text:line-break/>faict à Anastaise, non seulement les feit reculer arriere : mais les estonna tous, &amp;<text:line-break/>les remplit d'admiration. Et faisant ce qu'il auoit faict l'autre vendredi autant de<text:line-break/>femmes qu'il y auoit (dont plusieurs estoient parentes de la miserable femme &amp;<text:line-break/>du cheualier, &amp; qui se souuenoient de l'amour &amp; de la mort de luy) plorer(e2)t tou(-)<text:line-break/>tes aussi chauldement comme si elles eussent veu faire ce la à elles mesmes. Ce(-)<text:line-break/>ste chose finie (&amp; que la paoure femme &amp; le cheualier sen furent allez leur che(-)<text:line-break/>min) meit tous ceulx cy qui auoient veu ce mistere en plusieurs &amp; diuerses opi(-)<text:line-break/>nions : mais entre les<text:s/>autres qui furent plus espouentez ce fut la cruelle ieune fille<text:line-break/>que Anastaise aymoit : laquelle auoit veu &amp; entendu par le menu tout l'affaire, et<text:line-break/><text:span text:style-name="pb">[n.p.]</text:span><text:line-break/>congneu que toutes ces choses touchoient à elle, plus que à nulle autre person(-)<text:line-break/>ne qui y fust : se souuenant de la cruaulté dont elle auoit tousiours vsé enuers A(-)<text:line-break/>nastaise, tant que desia il luy estoit aduis, qu'elle fuyoit deuant luy tout courrous<text:line-break/>sé, &amp; qu'elle auoit les mastins à ses flancs, tellement que la peur qui luy vint de<text:line-break/>cecy fut si<text:s/>grande, que affin que telle chose ne luy aduinst, elle ne se veit iamais<text:line-break/>de loysir (combien qu'il luy fut donné celle mesme nuict) que ayant conuerty la<text:line-break/>haine en amour elle n'enuoyast secrettement vne sienne fidelle chambriere à<text:line-break/>Anastaise, pour le prier de<text:s/>sa part de la venir veoir : Par ce qu'elle estoit du tout<text:line-break/>deliberée de faire tout ce qu'il luy plairoit. A laquelle Anastaise feit resp(o2)dre, (q2)<text:line-break/>cecy luy estoit fort agreable : mais s'il luy plaisoit, il ne vouloit receuoir plaisir d'el<text:line-break/>le, sinon auec<text:s/>son honneur : Cest assauoir la pren(a2)t pour femme. La fille qui bien<text:line-break/>scauoit qu'il n'auoit tenu sinon à elle qu'elle n'auoit esté femme de Anastaise,<text:line-break/>luy feit resp(o2)ce qu'il luy plaisoit tresvoulentiers. Parquoy estant elle mesme mes<text:line-break/>saigere enuers ses pere &amp; mere leur deit, qu'elle estoit contente d'espouser Ana(-)<text:line-break/>staise : dont ilz furent trescontens. Et le dimenche ensuyuant Anastaise l'ayant<text:line-break/>espousee &amp; faict ses nopces vesquit depuis long temps en grant contentement<text:line-break/>auec elle. Ceste peur ne fut seulement occasion de ce bien : ains elle fut cause que<text:line-break/>toutes les femmes de Rauenne, en deuindr(e2)t si paoureuses qu'elles ont tousiours<text:line-break/>esté depuis plus complaisantes aux prieres des hommes qu'elles n'auoient esté<text:line-break/>au parauant.</text:p>
      <text:soft-page-break/>
      <text:h text:style-name="Titre2" text:outline-level="2">(hedera) FEDERIC DES ALBERIGVI AMOV(-)<text:line-break/><text:span text:style-name="T3621">reux d'une femme de laquelle il n'estoit point aymé, despendit tout son bien en</text:span><text:span text:style-name="T3622"><text:line-break/></text:span><text:span text:style-name="T3623">gentillesses &amp; honnestetez se consommant entierement, tellement qu'il ne luy</text:span><text:span text:style-name="T3624"><text:line-break/></text:span><text:span text:style-name="T3625">demeura que ung faulcon : &amp; n'ayant autre chose pour donner à disner à samye</text:span><text:span text:style-name="T3626"><text:line-break/></text:span><text:span text:style-name="T3627">qui le uint<text:s/></text:span><text:span text:style-name="T3628">ueoir, il le feit rostir, dont elle saichant ceste honnesteté, changca d'o(-)</text:span><text:span text:style-name="T3629"><text:line-break/></text:span><text:span text:style-name="T3630">pinion : &amp; le print à mary, le faisant riche homme.</text:span></text:h>
      <text:h text:style-name="P3631" text:outline-level="2">Nouuelle neufiesme.</text:h>
      <text:p text:style-name="P3632"><text:span text:style-name="T3633">M</text:span>Adame Philomene auoit mis fin à son parler quant la Royne<text:line-break/>voyant que cestoit à elle (à cause du priuileige reserué à Dio(-)<text:line-break/>nee) deit auecques vng visaige riant. Cest à ceste heure à moy,<text:line-break/>de faire mon compte, &amp; ie le feray voulentiers : en vous com(-)<text:line-break/>ptant (mes cheres dames) vne nouuelle semblable en partie à la<text:line-break/>precedente, non pas seulement pour vous faire<text:s/>c(o2)gnoistre com<text:line-break/>bi(e2) voz courtoysies ont de pouoir enuers ceulx qui ont le cueur g(e2)til : mais aussi<text:line-break/>affin que vous appreniez d'estre de vous mesmes liberalles, ou il appartient, des<text:line-break/>recompences que vous deuez : sans que les distributions sen facent<text:s/>tousiours par<text:line-break/>fortune, laquelle les donne, non pas auecques discretion, mais le plus souu(e2)t sans<text:line-break/>consideration, au premier qui se presente.</text:p>
      <text:p text:style-name="P3634">Vous deuez doncques scauoir que Coppe de bourguese Domenique qui fut<text:line-break/>en nostre cité &amp; paraduenture est encores,<text:s/>homme de grande &amp; reuerende au(-)<text:line-break/>ctorité, en nostre temps, &amp; digne d'eternelle memoire, plus certes par ses vertuz<text:line-break/>&amp; louables condicions, que par la noblesse de ses predecesseurs, estant desia sur<text:line-break/><text:span text:style-name="pb">[Fueil.137]</text:span><text:line-break/>ses vieulx iours prenoit plaisir de deuiser plusieursfois des choses passees auec(-)<text:line-break/>ques ses voisins &amp; autres : chose qu'il scauoit le mieulx faire, par meilleur ordre,<text:line-break/>auec plus grande memoire, &amp; plus beau langaige que nul autre qu'on ait veu : &amp;<text:line-break/>auoit acoustumé de compter entre les autres belles choses qu'il y eut autresfois à<text:line-break/>Flor(e2)ce vng ieune gentil homme n(o2)mé Federic, filz de messire Philippes Albe(-)<text:line-break/>rigui : prisé &amp; estimé en faictz d'armes &amp; de gentillesse par dessus tout autre ieu(-)<text:line-break/>ne gentil homme de Touscane : lequel (comme le<text:s/>plus souuent aduient des gen(-)<text:line-break/>tilz hommes) deuint amoureux d'une gentil femme nommée madame Iehan(-)<text:line-break/>ne, tenue en son temps des plus belles &amp; gracieuses qui fussent dans Florence.<text:line-break/>Pour laquelle &amp; affin qu'il peust acquerir son amytié, il faisoit festins<text:s/>ioustes,<text:line-break/>tournoys, &amp; tous autres faictz d'armes, &amp; oultre ce de grands presens : &amp; despen<text:line-break/>doit son bien sans rien espargner : mais elle non moins honneste que belle, ne se<text:line-break/>soucioit aucunem(e2)t de toutes ces choses qu'il saisoit pour elle, &amp; encores moins<text:line-break/>de luy qui les faisoit. Despendant doncques Federic beaucop plus que sa puissan<text:line-break/>ce ne portoit, &amp; ne acquerant rien ses facultez (comme il aduient aysement) di(-)<text:line-break/>minuoient de sorte, qu'il en deuint si paoure, qu'il ne luy demeura sinon vne<text:line-break/>paoure petite mestairie : du reuenu de laquelle il viuoit escharcement, ayant en(-)<text:line-break/>cores auec tout cela vng faucon des meilleurs du monde. Parquoy aymant plus<text:line-break/>que iamais ceste dame, &amp; voyant qu'il ne pouuoit plus viure en la ville comme il<text:line-break/>desiroit, sen alla demeurer aux<text:s/>champs : la ou estoit sa poure mestairie, &amp; la sen al<text:line-break/>loit quant il pouuoit voler supportant patiemment sa paoureté sans requerir<text:line-break/>personne. Aduint vng iour que estant ainsi deuenu à l'extremite, le mary de ma<text:line-break/>dame Iehanne fut malade : &amp; se voyant prochain<text:s/>de la mort feit son testament,<text:line-break/>par lequel il laissa vng sien filz desia grandet heritier de tous ses biens &amp; riches(-)<text:line-break/>ses qui estoient grandes : &amp; apres luy, s'il aduenoit qu'il mourust sans hoir legiti(-)<text:line-break/><text:soft-page-break/>me, sustitua sa femme qu'il auoit fort aymée, puis deceda. Quant doncques ma(-)<text:line-break/>dame Iehanne se trouua vefue elle sen alla durant l'esté (comme cest la coustu(-)<text:line-break/>me des femmes de nostre ville) aux champs en vne sienne maison assez pro(-)<text:line-break/>chaine de celle de Federic. Au moyen dequoy il aduint que ce garconnet com(-)<text:line-break/>menca à prendre grande priuaulté auec Federic : &amp; à se delecter d'oyseaulx &amp;<text:line-break/>de chi(e2)s dont ayant veu voler plusieursfois le faulcon de Federic, il luy plaisoit si<text:line-break/>merueilleusement, qu'il desiroit fort de l'auoir, toutesfois il ne l'osoit demander,<text:line-break/>voyant qu'il l'aymoit tant. En ces entrefaictes aduint que le ieune garcon tumba<text:line-break/>malade, dont la mere (fort dolente comme celle qui n'auoit que cestuy lá, &amp; qu'el<text:line-break/>le aymoit fort) ne cessoit tout au long du iour estant aupres de luy, de le confor(-)<text:line-break/>ter : &amp; plusieursfois luy dem(a2)doit s'il auoit quelque chose qu'il desirast, le priant<text:line-break/>de le luy dire : &amp; qu'il s'asseurast que s'il estoit possible de l'auoir, elle mectroit<text:line-break/>peine qu'il l'auroit. Le ieune garcon oyant tant de fois toutes ces belles offres luy<text:line-break/>deit. Ma mere si vous pouuez tant faire que ie puisse auoir le faulcon de Federic<text:line-break/>ie pense que ie seray bien tost guery. La dame oyant cecy demoura quelque peu<text:line-break/>à resuer : &amp; commenca à penser, ce qu'elle deuroit faire : Car elle scauoit que Fe(-)<text:line-break/>deric l'auoit longuement aymée, &amp; qu'il n'en auoit iamais eu seulement vng re(-)<text:line-break/>gard. Parquoy elle disoit en soy mesmes comment enuoyeray ie à luy, ou iray<text:line-break/>ie demander ce faulcon, qui est à ce que i'ay entendu le meilleur qui volla onc(-)<text:line-break/>ques : &amp; oultre ce,<text:s/>cest oyseau le faict viure au monde ? Comment seray ie bien<text:line-break/><text:span text:style-name="pb">[n.p.]</text:span><text:line-break/>si despourueue de sens de le vouloir oster à vng gentil h(o2)me à qui n'est demou(-)<text:line-break/>ré autre recreation que ceste lá ? Par ainsi se trouuant en tel pensement bien em(-)<text:line-break/>peschée, encor qu'elle fust trescertaine de l'auoir si elle le demandoit (ne saichant<text:line-break/>que dire) ne respondoit rien à son filz : mais demouroit toute p(e2)siue. A la fin l'a(-)<text:line-break/>mour de l'enfant la vainquit de sorte, qu'elle delibera apart soy pour le contenter<text:line-break/>quoy qu'il en deust estre de n'y enuoyer point : mais d'y aller elle mesmes pour le<text:line-break/>dem(a2)der, &amp; de le luy apporter. Et respondit à son filz. Mon filz resiouyssez vous<text:line-break/>&amp; pensez seulement à vous guerir : car ie vous promectz que la premiere chose<text:line-break/>que ie feray demain matin, ce sera de l'aller querir &amp; le vous apporteray, dont le<text:line-break/>petit garcon deuint si ioyeulx que ce iour mesme il amenda quelque peu. La da(-)<text:line-break/>me le iour ensuyuant sen alla par maniere d'esbat auec vne autre femme qu'elle<text:line-break/>print pour luy faire compaignie á la petite maisonnette de Federic, &amp; le feirent<text:line-break/>appeller, il estoit par fortune ce iour la en vng sien iardin qui faisoit acoustrer :<text:line-break/>par ce qu'il ne faisoit lors temps pour voller, lequel oyant que madame Iehanne<text:line-break/>estoit à la porte qui le demandoit sen<text:s/>esmerueilla grandement, &amp; y courut tout<text:line-break/>ioyeulx, la saluant reueramment. Et elle le voyant venir luy alla au deuant auec(-)<text:line-break/>ques vne grace de dame fort honneste : &amp; deit dieu vous gard seigneur Federic,<text:line-break/>ie suis venue icy pour vous recompenser des trauaulx<text:s/>que vous auez euz par cy<text:line-break/>deu(a2)t pour moy, lors que vous m'aymiez plus qu'il ne vous eust esté besoing, &amp;<text:line-break/>la recompence sera telle que ie delibere de disner ce matin priuement auecques<text:line-break/>vous, &amp; ceste mienne compaigne : A qui Federic respondit en toute humilité,<text:line-break/>madame il ne me souuient point d'auoir iamais eu perte ne dommaige pour<text:line-break/>vous : mais au contraire i'ay tant eu de bien que si iamais i'ay vallu quelque cho(-)<text:line-break/>se cela est venu de voz merites, &amp; par l'amytié que ie vous ay portée. Et pour<text:line-break/>certain ie repute à trop plus grande grace, &amp; ay trop plus pour agreable ceste vo<text:line-break/>stre liberalité de m'estre venu veoir, que ie ne feroie si on me donnoit de rechef<text:line-break/>autant de bien à despendre comme i'en ay desp(e2)du par cy deuant, combien que<text:line-break/>vous soyez venu visiter<text:s/>vng pour hoste : &amp; cecy deit la receut tout honteuse(-)<text:line-break/>ment en sa petite maison, &amp; d'icelle la mena en son iardin, &amp; n'ayant lá, par qui<text:line-break/><text:soft-page-break/>luy faire tenir compaignie deit. Madame, puis que ie n'ay icy personne, ceste<text:line-break/>bonne creature femme de ce laboureur vous tiendra compaignie, ce pendant<text:line-break/>que ie iray faire mettre la nappe. Le paoure Federic encor que sa necessite fust<text:line-break/>extreme, si est ce qu'il ne s'estoit point encor tant apperceu c(o2)me il feit lors (ores<text:line-break/>qu'il en eust esté besoing) d'auoir despendu desmesurement tout son bien : mais<text:line-break/>ne se trouuant ceste matinée aucune chose dequoy pouuoir faire honneur à la<text:line-break/>dame : dont de dueil qu'il en auoit il estoit presque enraigé : mauldissant en soy<text:line-break/>mesmes sa fortune, couroit ores ca, ores lá, c(o2)me homme qui seroit<text:s/>hors de soy,<text:line-break/>&amp; ne se trouu(a2)t denier ne maille ne gaige pour en auoir, aust que l'heure estoit<text:line-break/>desia tarde, &amp; le desir toutesfois grant de faire honneur de quelque chose à la<text:line-break/>gentil femme, &amp; ne voulant neantmoins emprumpter ou requerir non pas au(-)<text:line-break/>truy : mais ne seulement son laboureur, son bon faulcon luy vint soudainement<text:line-break/>deuant les yeulx, qu'il veit sur la perche en sa sallette. Parquoy n'ayant autre cho<text:line-break/>se à quoy recourir il le print, &amp; le trouua si gras qu'il pensa que ce seroit viande di<text:line-break/>gne d'une telle dame, &amp; par ainsi sans y songer plus auant, il luy tira le col : &amp; le<text:line-break/>fiet incontinent plumer par vne sienne pouure chambriere, &amp; (quant il fut<text:line-break/><text:span text:style-name="pb">[Fueil.138]</text:span><text:line-break/>plu(-)mé) le feit mettre en la broche &amp; rostir en diligence : puis ayant dressee la table,<text:line-break/>&amp; mis la nappe, &amp; des seruiettes fort bl(a2)ches, dont ilz en auoit encores quelque<text:line-break/>peu, il sen retourna auec vng visaige ioyeulx vers la dame au iardin : &amp; luy deit<text:line-break/>que tout ce qu'il auoit peu trouuer pour disner estoit prest. Parquoy la dame &amp;<text:line-break/>sa c(o2)paigne se leuerent, &amp; sen allerent mettre à table : ou sans scauoir qu'ilz men(-)<text:line-break/>geoient, m(e2)gerent le bon faulcon, auecques Federic, qui les seruoit de bien bon<text:line-break/>cueur. Et quant ilz furent leuez de table &amp; qu'elles eurent esté quelque temps a(-)<text:line-break/>uecques luy en plaisans deuis, il sembla à la dame qu'il estoit temps de luy dire<text:line-break/>ce pourquoy elle y estoit venue, &amp; commenca à parler à Federic ainsi benigne(-)<text:line-break/>m(e2)t. Federic s'il vous souuient encores de vostre passée vie, &amp; de m(o2) h(o2)nesteté,<text:line-break/>que vous auez paraduenture reputée rudesse &amp; cruaulté, ie ne fay point de dou(-)<text:line-break/>te que vous ne vous deuiez esmerueiller de ma presumption : qu(a2)t vous scaurez<text:line-break/>l'occasion pour laquelle ie suis expressement venue icy : mais si vous auiez des<text:line-break/>enfans, ou que vous<text:s/>en eussiez eu, par lesquelz vous eussiez peu congoistre com(-)<text:line-break/>bien est grande l'amour qu'on leur porte, Ie me ti(e2)drois toute asseurée que vous<text:line-break/>m'escuseriez en partie. Mais comme ainsi soit que vous n'en ayez point, moy qui<text:line-break/>en ay vng, ne puis pour ceste<text:s/>cause fuyr les loix communes des autres meres, les<text:line-break/>forces desquelles loix estant moy contraincte de suyure, il fault que contre ma<text:line-break/>voulenté, &amp; tout raisonnable deuoir, ie vous demande vng don que ie scay cer(-)<text:line-break/>tainem(e2)t que vous estimez beaucop, comme<text:s/>la raison le veult : par ce que vostre<text:line-break/>extreme fortune ne vous à laissé autre plaisir, autre passe temps ne aucune autre<text:line-break/>c(o2)solation, que cestuy lá : cest vostre faulcon, duquel m(o2) petit filz à prins vng tel<text:line-break/>desir, que si ie ne le luy porte, ie crains<text:s/>qu'il empire tellement en la maladie qu'il<text:line-break/>à, qu'il sen ensuyue chose pour laquelle ie le perdray. Parquoy ie vous supplie<text:line-break/>non pour l'amytié que vous me portez : car vous n'y estes point tenu, mais pour<text:line-break/>vostre g(e2)tillesse qui s'est tousiours monstrée plus grande en vous pour faire vou<text:line-break/>lentiers plaisir, que en homme qui fut oncq, qu'il vous plaise de le me donner, af<text:line-break/>fin que ie puisse dire que i'ay par vostre moyen saulué la vie à mon filz, &amp; vous,<text:line-break/>que par ce lá vous l'ayez perpetuellement obligé à vous.<text:s/>Federic oy(a2)t ce que de(-)<text:line-break/>mandoit la dame, &amp; congnoissant qu'il ne l'en pouuoit seruir, pour ce qu'il le luy<text:line-break/>auoit donné à menger, commenca en la presence d'elle, à lermoyer, auant que<text:line-break/>de pouuoir respondre vne seulle parolle. Ce que voyant la dame elle<text:s/>creut au c(o2)(-)<text:line-break/>mencement que ses lermes vinssent plus de dueil de perdre son faulcon que d'au<text:line-break/><text:soft-page-break/>tre chose, &amp; quasi elle fust preste de dire quelle ne le vouloit point : Toutesfois<text:line-break/>elle sen retint, &amp; attendit la responce de Federic apres le pleurer : lequel deit ain(-)<text:line-break/>si. Madame depuis l'heure qu'il pleut à dieu que ie meisse mon amour en vous,<text:line-break/>i'ay reputé que la fortune m'a esté c(o2)traire en plusieurs choses, &amp; de faict ie me<text:line-break/>suis plainct d'elle : mais toutes ont esté legieres &amp; aysees à supporter, aupris de ce<text:line-break/>qu'elle me faict presentement endurer, dont ie n'auray iamais repos en mon en(-)<text:line-break/>tendement considerant que vous estes venue icy en ma paoure maison, ou ce<text:line-break/>pendant que i'estois riche vous ne daignastes oncques venir, desir(a2)t d'auoir de<text:line-break/>moy vng petit don : &amp; qu'elle ait faict de sorte que ie ne le vous puis donner,<text:line-break/>dont la cause pourquoy cecy ne peult estre, ie la vous diray en peu de parolles.<text:line-break/>Tout aussi tost que i'ay ouy que de vostre grace vous vouliez disner auecques<text:line-break/><text:span text:style-name="pb">[n.p.]</text:span><text:line-break/>moy, ayant esgard à vostre excellence &amp; à ce que vous meritez, i'estimay qu'il<text:line-break/>estoit chose raisonnable que ie vous deuoye traicter de viandes plus exquises se(-)<text:line-break/>lon ma petite puissance, que de celles dont on à acoustumé de traicter general(-)<text:line-break/>lement les autres personnes. Parquoy me souuenant du faulcon que vous me de(-)<text:line-break/>mandez &amp; de sa bonté, ie pensay que ce seroit vne viande digne de vous, &amp; ce<text:line-break/>matin vous l'auez eu tout rosty sur vostre assiette, lequel ie croyois auoir tres(-)<text:line-break/>bien employe : mais voyant ores que vous desirez de l'auoir en autre sorte, ce<text:line-break/>m'est vng si grant dueil &amp; desplaisir, voyant que ie ne vous en puis conten(-)<text:line-break/>ter, qu'il me semble que ie n'auray iamais mon esperit content : &amp; cecy deit<text:line-break/>pour tesmoignaige de son dire, il feit apporter deuant elle<text:s/>les plumes, les piedz,<text:line-break/>&amp; le bec. Ce que voyant la dame elle le blasma premierent, d'auoir tué vng<text:line-break/>tel faulcon, pour donner à menger à vne femme : &amp; apres elle loua en soy mes(-)<text:line-break/>mes grandement, la grandeur de son cueur, lequel paoureté n'auoit peu n'y ne(-)<text:line-break/>pouuoit abbesser : puis quant elle se veid hors d'esperance d'auoir le faulcon, &amp;<text:line-break/>qu'elle fut par cela entrée en gr(a2)de doubte de la santé de son filz, elle mercya Fe(-)<text:line-break/>deric de l'honneur qui luy auoit faict, &amp; de son bon vouloir : &amp; se partit d'auec<text:line-break/>luy toute melencolique, &amp; sen retourna vers son filz : lequel ou de fache(-)<text:line-break/>rie qu'il n'auoit peu auoir le faulcon, ou pour la maladie qui estoit grande<text:line-break/>mourut bien tost apres : dont la mere fut grandement dolente. Et apres qu'el(-)<text:line-break/>le eut esté quelque temps plaine de pleurs &amp; de larmes, ses freres la voulurent<text:line-break/>plusieurs fois contraindre à se remarier : par ce qu'elle estoit demourée fort ri(-)<text:line-break/>che &amp; encores ieune. Parquoy, combien qu'elle eust esté contente de ne se re(-)<text:line-break/>marier point, se voyant ainsi pressée, elle se va souuenir de l'honnesteté de Fede(-)<text:line-break/>ric, &amp; de sa derniere magnificence d'auoir tué vng tel faulcon pour la traicter,<text:line-break/>&amp; deit à ses freres, ie demeurerois voulentiers s'il vous plaisoit, sans me rema(-)<text:line-break/>rier : mais s'il vous plaist que ie le soye, asseurez vous que ie ne prendray iamais<text:line-break/>mary, si ie n'ay Federic de Alberigui : à qui ses freres se mocquans d'elle dei(-)<text:line-break/>rent. Sotte qu'est ce que tu dis ? Comment le veulx tu ? il na chose qui soit en<text:line-break/>ce monde ? Ausquelz elle respondit : Ie scay<text:s/>bien qu'il est ainsi comme vous di(-)<text:line-break/>ctes. Mais i'ayme mieulx vng homme qui ait besoin de richesses, que riches(-)<text:line-break/>se qui ait besoing d'homme. Les freres oyans sa voulenté, &amp; congnoissant que<text:line-break/>Federic estoit treshonneste gentil homme, encor qu'il fust poure, la luy don(-)<text:line-break/>nerent comme elle voulut, auec tout son bien : lequel se voyant auoir pour<text:line-break/>femme vne telle dame &amp; qu'il auoit tant aymée, &amp; oultre tout cecy, se sentant<text:line-break/>tresriche, deuint meilleur mesnaiger : &amp; vsa ses iours auec elle en grant plaisir<text:line-break/>&amp; contentement.</text:p>
      <text:soft-page-break/>
      <text:h text:style-name="Titre2" text:outline-level="2"><text:span text:style-name="pb">[Fueil.139]</text:span><text:line-break/>[hedera] PIERRE DE VIN CIOLO ESTANT ALLÉ<text:line-break/><text:span text:style-name="T3635">soupper ung iour hors de sa maison, sa femme feit uenir ung ieune gars qu'elle ay(-)</text:span><text:span text:style-name="T3636"><text:line-break/></text:span><text:span text:style-name="T3637">moit, lequel fut trouué &amp; surpris par le mary qui congneut la tromperie de sa fem(-)</text:span><text:span text:style-name="T3638"><text:line-break/></text:span><text:span text:style-name="T3639">me : auec laq</text:span><text:span text:style-name="T3640">uelle il demeura neantmoins d'accord, pour sa meschanceté &amp; ordure.</text:span></text:h>
      <text:h text:style-name="P3641" text:outline-level="2">Nouuelle dixiesme.</text:h>
      <text:p text:style-name="P3642"><text:span text:style-name="T3643">L</text:span>A nouuelle de la Royne estoit acheuée &amp; nostre seigneur<text:line-break/>loué de tous, de ce qu'il auoit si dignement recompensé Fe<text:line-break/>deric, lors que Dioneo, qui iamais n'attendoit qu'on<text:s/>luy<text:line-break/>commandast de dire la sienne commenca ainsi. Ie ne scay<text:line-break/>si ie doiz dire que ce soit vice accidental, &amp; par la mauuai(-)<text:line-break/>stié des complexions, qui est suruenue entre les mortelz,<text:line-break/>ou bien si cest peché en nature, de rire tousiours plustost<text:line-break/>des mauuaises<text:s/>choses, que des bonnes œuures. Et mesme(-)<text:line-break/>ment quant telles choses ne vous attouchent en rien. Et pource que toute la pei(-)<text:line-break/>ne que i'ay autresfois entreprins &amp; suis tout à cest heure pour prendre n'a iamais<text:line-break/>tasché à autre fin, sinon pour vous oster de melencolie, &amp; de vous donner plai(-)<text:line-break/>sir. Combien que la matiere de la nouuelle que ie veulx dire soit en partie (mes(-)<text:line-break/>dames) vng peu moins que honneste, si est ce, que ie la vous diray : pource qu'el(-)<text:line-break/>le vous pourra donner plaisir. Et vous autres en l'escoutant, en ferez ce que vous<text:line-break/>acoustumez de faire quant vous estans entrées es iardins, estandez la main delica<text:line-break/>te pour cueillir les rozes, &amp; laissez les espines à part. Ce que vous ferez laissant<text:line-break/>demourer le meschant homme dont ie veulx parler en mal an : auec sa deshonne<text:line-break/>stete, &amp; vous rirez des amoureuses tr(o2)peries de sa femme : En ayant compassion<text:line-break/>des malheurs d'autruy ou il en est besoing.</text:p>
      <text:p text:style-name="P3644">Il y eut na pas encor long t(e2)ps à Perouse vng riche h(o2)me n(o2)mé Pierre de vin<text:line-break/>ciolo, lequel print femme<text:s/>en mariage plus paraduenture pour tromper autruy, &amp;<text:line-break/>diminuer la commune opinion que tous les Perousins auoi(e2)t eu de luy que pour<text:line-break/>desir qu'il eust d'estre marié, Et fut la fortune tant conforme à son appetit que la<text:line-break/>femme qu'il print, estoit vne ieune fille gr(a2)de &amp; puissante de tous ses membres,<text:line-break/>d'ung poil roux &amp; enflambée, qui eust plustost desiré d'auoir deux mariz que<text:line-break/>vng : la ou elle fut donnée à vng, qui auoit bien son cueur à autre chose que à el(-)<text:line-break/>le. Ce (q2) c(o2)gnoissant la femme par succession de temps, &amp; se voyant belle fresche,<text:line-break/>&amp; se sentant gaillarde &amp; puissante de ses membres, sen commenca à fascher bien<text:line-break/>fort, &amp; en auoir quelque fois parolles ordes &amp; salles auec son mary, &amp; quasi tous(-)<text:line-break/>iours en noise. Apres voyant que cecy pourroit plustost estre sa consomma(-)<text:line-break/>cion que l'admendement de la meschanceté de son mary, elle deit en soy mes(-)<text:line-break/>mes. Ce malheureux laisse d'habiter auec moy pour vouloir par ses meschan(-)<text:line-break/>cetez aller en galloches, par le chemin sec : mais aussi ie m'essayeray de<text:s/>por(-)<text:line-break/>ter vng autre en nauire par temps de pluye. Ie le prins pour mary, &amp; luy appor(-)<text:line-break/>tay bon &amp; gros mariage : saichant qu'il estoit homme, &amp; croyant qu'il aymast<text:line-break/>ce que ayment &amp; doiuent aymer les hommes, &amp; si ie n'eusse pense qu'il eust<text:line-break/>esté homme, ie<text:s/>ne l'eusse iamais prins, luy qui scauoit bien que i'estoye femme<text:line-break/><text:span text:style-name="pb">[n.p.]</text:span><text:line-break/>pourquoy me prenoit il s'il abhorroit ainsi les femmes ? Cecy ne se doit point<text:line-break/>endurer. Si ie n'eusse voulu estre du monde, ie me feusses faicte nounain : Et<text:line-break/>voulant estre du monde comme ie le veulx &amp; le suis, si ie attendz plaisir &amp; con(-)<text:line-break/>tentement de cestuy cy ie pourray paraduenture en attendant deuenir vieille en<text:line-break/>vain : Et quant ie seray vieille &amp; que ie me raduiseray ie perdray mon temps, de<text:line-break/><text:soft-page-break/>me douloir d'auoir perdu ma ieunesse : pour consoler laquelle il m'en monstre<text:line-break/>bien le chemin, en me voulant faire prendre plaisir, de ce aquoy il se delecte,<text:line-break/>lequel plaisir, quant ie le prendray, sera louable en moy : la ou en luy il est fort à<text:line-break/>blasmer. Car ie offenceray seulement les loix : ou lieu qu'il offence les loix &amp; la<text:line-break/>nature. Ayant doncques la bonne dame vng tel pensement en sa teste : &amp; par(-)<text:line-break/>aduenture plus d'une fois, elle s'acoincta pour donner secrettement effect à cecy<text:line-break/>d'une vieille, qui sembloit à veoir vne saincte nytouche : qui donne la bechée<text:line-break/>aux serpens : laquelle alloit tousiours auec ses patenostres au poing, à tous les<text:line-break/>pardons de la ville, ne iamais ne parloit d'autre chose que de la vie des saictz pe(-)<text:line-break/>res, ou des playes de sainct Francois : Tellement qu'elle estoit quasi tenue de<text:line-break/>tout le monde pour vne vraye saincte : Et quant elle eut choysi heure propice<text:line-break/>elle luy descouurit entierement son intencion : A qui la vieille deit : Dieu (qui<text:line-break/>scait toutes choses) scait que tu feras tresbien : Et quant tu ne le feroys pour au(-)<text:line-break/>tre raison, si les doiz tu faire &amp; pareillement toute autre ieune femme, pour ne<text:line-break/>perdre point temps, ce pendant que nous sommes ieunes : Par ce qu'il n'est re(-)<text:line-break/>gret semblable à celuy (qui à quelque iugement) que d'auoir perdu le temps. Et<text:line-break/>dequoy<text:s/>tous les diables seruons nous des que nous sommes vielles, sinon de<text:line-break/>garder les cendres autour du fouyer ? Si quelcune le scait ou qu'elle en puisse ren(-)<text:line-break/>dre tesmoignage ie suis vne de celles là : car maintenant que ie suis vieille, ie con(-)<text:line-break/>gnois (non sans tresgrandes &amp; ameres poinctures de l'esperit) le temps que i'ay<text:line-break/>laissé aller sans proffit : Et bien que ie ne l'aye tout perdu (car ie ne vouldroye pas<text:line-break/>que tu creusses que i'eusse esté si sotte) si n'ay ie pourtant faict ce que i'eusse bien<text:line-break/>peu faire :<text:s/>dont quant il m'en souuient me voyant ainsi faicte comme ie suis qui<text:line-break/>ne trouueroye pas qui me donnast du feu pour alumer mon tison, dieu scait<text:line-break/>quelle douleur i'en sentz. Des hommes il n'en aduient pas ainsi, ilz naissent bons<text:line-break/>à mille choses : non seulement à ceste cy. Et la pluspart valent mieulx estans<text:line-break/>vieulx que ieunes : mais les femmes ne sont faictes pour autre chose sinon pour<text:line-break/>faire cecy &amp; des enfans : Et pour cela on les ayme, &amp; si tu ne t'en appercoys par<text:line-break/>autre moyen tu t'en doiz apparceuoir à cecy<text:s/>que nous sommes tousiours prestes<text:line-break/>à faire celá. Ce qui n'aduient pas ainsi des hommes : Et oultre ce vne femme ta(-)<text:line-break/>riroit plusieurs hommes : la ou beaucoup d'hommes ne pourroient saouller vne<text:line-break/>seulle femme, &amp; pour ce que nous sommes en ce monde pour cela,<text:s/>ie te dy de re(-)<text:line-break/>chef que tu feras tresbien, de rendre à ton mary pain pour gasteau : tellement que<text:line-break/>ton ame n'aye riens à reprocher à la chair, quant tu seras vieille. Nous n'auons<text:line-break/>rien en ce monde : sinon autant que nous y en voulons prendre, &amp; mesmement<text:line-break/>les femmes, Ausquelles il est plus conuenable d'employer le temps quant elles<text:line-break/>l'ont, que aux hommes : Par ce que tu peulx bien veoir que quant nous sommes<text:line-break/>vieilles il n'ya mary ne autre qui nous vueille veoir : ains nous chassent en la cuy(-)<text:line-break/>sine à dire<text:s/>des fables auecques la chatte : ou à compter les potz &amp; les escuelles :<text:line-break/><text:span text:style-name="pb">[Fueil.140]</text:span><text:line-break/>&amp; encor pis, on faict des chancons de nous, &amp; disent que aux ieunes il fault<text:line-break/>les bons morceaulx, &amp; aux vieilles les estranguillons, &amp; plusieurs autres choses<text:line-break/>Parquoy affin que ie ne te tienne plus en parolles, ie te ose bien tant dire que tu<text:line-break/>ne pouuois descouurir ton intencion à personne du monde qui te fust plus<text:line-break/>proffitable que moy : par ce qu'il n'en ya point de si fourby à qui ie ne preigne<text:line-break/>la hardiesse de dire, ce qui sera necessaire, ne si dur ou si sauuaige, que ie ne a(-)<text:line-break/>doulcisse bien : &amp; que ie ne le face venir à ce que ie vouldray. Ne te soucye seu(-)<text:line-break/>lement que de me monstrer celuy qui te plaist &amp; laisse apres faire à moy. Mais<text:line-break/>souuienne toy ma fille d'une<text:s/>chose, que tu m'ayes pour recommandée. Car ie<text:line-break/>suis poure personne, &amp; veulx doresnauant que tu soyes participante à tous les<text:line-break/><text:soft-page-break/>pardons que ie gaigneray &amp; à toutes les patenostres que ie diray : affin que<text:line-break/>nostre seigneur face lumiere &amp; chandelle à tous tes amys trespassez. A tant el(-)<text:line-break/>le feit fin à son parler. La ieune femme demoura d'accord auec elle que s'il luy<text:line-break/>aduenoit de veoir vng ieune garcon qui passoit souuentesfois par ce quartier<text:line-break/>(dont elle luy deit tous les signes) que elle sceust ce qu'il vouldroit faire, &amp; luy<text:line-break/>ayant donné vng morceau de lart l'en enuoya. La vieille auant peu de iours a(-)<text:line-break/>pres, luy meit secretement celuy qu'elle luy auoit dict en sa chambre : &amp; de la à<text:line-break/>peu de temps vng autre, comme ilz venoient à gre à la ieune dame, laquelle<text:line-break/>(encor qu'elle eust tousiour peur de son mary) n'en perdit pas vne seulle fois, si<text:line-break/>elle pouuoit, Aduint vng soir que son mary estant inuité d'aller soupper auec<text:line-break/>vng sien amy nommé Hercolan, icelle ieune femme donna charge à la vieille<text:line-break/>qu'elle luy feist venir vng ieune gars qui estoit des plus beaulx &amp; des plus a(-)<text:line-break/>greables de Perouse, ce qu'elle feit incontinent, &amp; s'estant la femme mis à ta(-)<text:line-break/>ble, auec le ieune homme pour soupper, voycy le mary qui crye à la porte<text:line-break/>qu'on luy ouure l'huys. La femme l'oyant, se<text:s/>tint pour morte : Toutesfois de(-)<text:line-break/>sirant s'il estoit possible de cacher le ieune homme n'ayant l'entendement de<text:line-break/>l'enuoyer ou de le faire cacher ailleurs, elle le feit cacher en vne petite galle(-)<text:line-break/>rie ioingnant la chambre ou ilz souppoient soubz vne caige à poullailles : &amp; y<text:line-break/>iecta dessus vng meschant sac qu'elle auoit faict ce iour vuy der : &amp; cecy faict<text:line-break/>elle feit incontinent ouurir l'huys à son mary : Auquel quant il fut entré : elle<text:line-break/>deit, Vous auez bien tost deuoré ce soupper, le mary respondit. Nous n'en a(-)<text:line-break/>auons pas seulement tasté : Comment est possible deit la femme ? Ainsi que<text:line-break/>Hercolan (deit le mary) sa femme &amp; moy estions desia mis à table, nous auons<text:line-break/>ouy pres de nous quelcun esternuer, dont nous n'auons faict compte pour la<text:line-break/>premiere ne pour la seconde fois : mais celuy qui auoit esternue, esternuant en(-)<text:line-break/>cores pour la troisiesme quatriesme &amp; cinquiesme fois, &amp; plusieurs autres nous<text:line-break/>à faict tous esbahir : Au moyen dequoy, Hercolan qui s'estoit vn peu courroussé<text:line-break/>à elle, de ce qu'elle nous auoit faict long temps seiourner à l'huys auant que de<text:line-break/>ouurir, luy deit quasi en furie : Que veult dire cecy ? Qui est lá, qui esternue ainsi ?<text:line-break/>&amp; s'estant leue de table il sen est allé vers vng degré qui est fort pres de la, soubz<text:line-break/>lequel y auoit vng trou faict daiz pres du pied du degré pour y serrer (qui voul(-)<text:line-break/>droit) quelque chose comme nous voyons que font tous les iours, ceulx qui apro<text:line-break/>prient leurs maisons, &amp; luy estant aduis que le son de cest esternuement venoit<text:line-break/>de la, à ouuert vng petit huys qui y est, &amp; aussi tost qu'il à esté ouuert il en est<text:line-break/>sorty incontinent, la plus grande puanteur de souffre du monde : combien que<text:line-break/><text:span text:style-name="pb">[n.p.]</text:span><text:line-break/>au parauant on l'auoit desia senty : &amp; le mary s'en estoit courrousse : mais la fem(-)<text:line-break/>me auoit tousiours dit que ce n'estoit<text:s/>autre chose, sinon que vng peu au para(-)<text:line-break/>uant, elle auoit blanchy ses voiles auecques le souffre : &amp; auoit mis soubz ce de(-)<text:line-break/>gré, la petite tille sur laquelle elle les auoit estanduz : affin qu'ilz receussent la<text:line-break/>fumée, tellement que la fumée en venoit encores. Et apres que Hercolan eut<text:line-break/>ouuert le petit huys &amp; que la fumée fut vng peu passée, en regardant dedans, il<text:line-break/>veit celuy qui auoit esternué : &amp; qui encor esternuoit, estant à ce contrainct<text:line-break/>par la force du souffre. Et combien qu'il esternuast, le souffre<text:s/>luy auoit telle(-)<text:line-break/>ment serre le cueur qu'il ne sen faloit gueres qu'il n'est iamais esternué ne faict<text:line-break/>autre chose. Hercolan quant il le veit commenca à cryer. Or voy ie bien ma<text:line-break/>femme, pourquoy tu nous à faict tant seiourner à la porte auant que de nous<text:line-break/>ouurir : mais ie ne puisse iamais auoir chose qui me plaise, si ie ne t'en paie<text:line-break/>bien. Ce que oyant la femme &amp; voyant que son peché estoit descouuert, elle<text:line-break/>sans faire aucune excuse s'est leuée de table &amp; sen est fuye ie ' ne scay ou : mais<text:line-break/><text:soft-page-break/>Hercolan ne s'aperceuant que sa femme sen fuyoit à dit plusieursfois à celuy<text:line-break/>qui esternuoyt, qu'il sortist dehors : toutesfois luy qui n'en pouuoit plus, ne sen<text:line-break/>est remué aucunement pour chose que luy en ait dit Hercolan. Parquoy il la<text:line-break/>print par le pied : &amp; la tiré dehors,<text:s/>&amp; couroit pour aller querir vne espée affin<text:line-break/>de le tuer. Mais moy craignant pour moy mesmes la iustice, mes suis leué &amp; ne<text:line-break/>l'ay voulu laisser tuer, ne luy faire aucun mal : ains en cryant &amp; le deffendant<text:line-break/>i'ay esté occasion que quelques voisins y sont suruenuz qui ont prins le ieune<text:line-break/>homme desia presque mort, &amp; l'ont emporté hors de la maison ie ne scay ou.<text:line-break/>Parquoy nostre soupper à esté si troublé, que non seulement ie ne l'ay deuo(-)<text:line-break/>ré : ains qui pis est ie n'en tastay iamais, comme ie t'ay dit cy deuant. Quant la<text:line-break/>dame oyt ces choses, elle congneut qu'il y auoit d'autres femmes aussi saiges<text:line-break/>comme elle estoit : encores que aucunesfois il en mesaduint à quelques vnes, &amp;<text:line-break/>vouluntiers eust voulu par parolles soustenir la femme de Hercolan : mais pour<text:line-break/>ce que en blasmant les faultes d'autruy il luy sembloit acquerir plus de liber(-)<text:line-break/>té aux siennes, elle commenca à dire : voycy de belles choses, Voyla vne bon(-)<text:line-break/>ne &amp; saincte dame que ceste cy : voyez la foy de ceste honneste femme, à<text:line-break/>laquelle ie me fusse confessée si<text:s/>saincte elle me sembloit, &amp; qui pis est e(-)<text:line-break/>stant desormais vieille pensez qu'elle donne bons exemple aux ieunes fem(-)<text:line-break/>mes, que mauldicte soit l'heure qu'elle vint iamais en ce monde : &amp; elle pa(-)<text:line-break/>reillement de si laisser viure meschante &amp; malheureuse femme qu'elle est : hon(-)<text:line-break/>te vniuersel &amp; vitupere de toutes les femmes de ceste ville : laquelle ayantiet(-)<text:line-break/>te au vent son honnesteté, &amp; la foy promise à son mary, &amp; encor l'honneur<text:line-break/>de ce monde, luy qui est vng tel homme, comme chascun congnoist : si<text:line-break/>honnorable citoyen, &amp; qui la traictoit si bien, na point eu de honte pour<text:line-break/>vng autre homme, de le deshonnorer luy &amp; elle ensemblement, si dieu me<text:line-break/>gart on nedeuroit point auoir de misericorde de telles femmes : on les deuroit<text:line-break/>tuer, elles meriteroient qu'on les meist toutes vieus dans le feu, &amp; qu'on en<text:line-break/>feist des cendres. Puis se souuenant de l'amy qu'elle auoit fort pres de lá,<text:line-break/>soubz la caige, elle commenca à conseiller à son mary, qu'il sen allast coucher :<text:line-break/>par ce qu'il en estoit temps. Le mary qui auoit plus d'ennuie de manger que de<text:line-break/>dormir, demandoit toutesfois s'il y auoit point quelque reste du soupper : A<text:line-break/><text:span text:style-name="pb">[Fueil.141]</text:span><text:line-break/>qui la femme respondit : Voire vrayement, du soupper pensez que nous auons<text:line-break/>bien acoustumé d'aprester grant soupper quant tu n'y es pas.<text:s/>Vouluntiers que<text:line-break/>ie suis la femme de Hercolan : Que ne t'en vas tu coucher pour ce soir : &amp; tu<text:line-break/>feras beaucoup mieulx. Or aduint la dessus que estans ce propre soir venuz du<text:line-break/>villaige certains laboureurs du mary, qui auoient apporté quelque chose de la<text:line-break/>mestairie, &amp; auoient mis leurs asnes sans les abreuuer en vne petite estable, qui<text:line-break/>estoit ioingnant la gallerie, l'un des asnes qui auoit grant soif s'estant descheue(-)<text:line-break/>stré estoit sorty de l'estable, &amp; alloit fleurant par tout s'il trouueroit par fortune<text:line-break/>de leau : &amp; allant ainsi il passa aupres de ceste caige, soubz laquelle estoit le ieune<text:line-break/>filz. Lequel ayant quelque peu les doitz de lune des mains estanduz sur la terre,<text:line-break/>hors de la caige, pour ce qu'il estoit contrainct d'estre couché sur son ventre<text:line-break/>comme vne carpe, la fortune (ou son malheur pour mieulx dire) fut si grant que<text:line-break/>cest asne luy marcha sur les doitz si fermy, que sentant vne tresgrande douleur,<text:line-break/>il ietta vng grant cry, que le mary ouyt : dont il s'esmerueilla &amp; congneut que<text:line-break/>cecy deuoit estre en sa maison. Parquoy estant sorty de la chambre &amp; oyant que<text:line-break/>cestuy cy se plaignoit tousiours pour ce que l'asne n'auoit pas encor leué son<text:line-break/>pied de dessus ses doitz : ains le foulloit bien fort, deit, Qui est la ? &amp; courut à la<text:line-break/>caige, &amp; quant il l'eut leuée, il veit<text:s/>le ieune gars, lequel oultre le mal qu'il auoit<text:line-break/><text:soft-page-break/>eu de ses doitz que le pied de l'asne auoit foullez, trembloit tout, de peur que le<text:line-break/>mary ne luy feist quelque oultrage : lequel fut recongneu du mary, comme ce(-)<text:line-break/>luy à qui pour meschanceté &amp; malheureté il auoit long temps faict la court, si<text:line-break/>luy demanda que faiz tu icy ? il ne luy respondit rien à cela : mais le pria pour l'a(-)<text:line-break/>mour de dieu, qu'il ne luy fist point de mal, à qui le mary deit : Lieue toy, n'ayes<text:line-break/>point de peur que ie te face aucun mal : mais dy moy. Comment es tu icy &amp;<text:line-break/>pourquoy ? le ieune gars luy compta tout, &amp; le mary non moins ioyeulx de l'a(-)<text:line-break/>uoir trouué, que sa femme en estoit dolente, le print par la main : &amp; le mena a(-)<text:line-break/>uec soy en la chambre ou la femme l'attendoit, auec la plus grande<text:s/>peur du<text:line-break/>monde. A laquelle s'estant assiz viz à viz d'elle il deit : Or ca tu disois tant de mal<text:line-break/>tout à ceste heure de la femme de Hercolan, &amp; disois qu'on la deuroit brusler<text:line-break/>&amp; qu'elle faisoit honte à toutes vous autres : Que ne parlois tu de toymesme ?<text:line-break/>Ou<text:s/>si tu ne voulois parler de toy comment auois tu cueur de parler d'elle ? Con(-)<text:line-break/>gnoissant que tu auois faict de mesmes qu'elle ? Certainement autre chose ne<text:line-break/>le te faisoit dire : sinon que vous autres femmes estes toutes de ceste sorte que<text:line-break/>vous ne taschez<text:s/>sinon de couurir voz faultes par celles d'autruy : Que male foul(-)<text:line-break/>dre puisse descendre du ciel, &amp; vous brusler toutes : peruerse generation, que<text:line-break/>vous estes. La femme voyant que de prime arriuée il ne luy auoit faict autre<text:line-break/>mal que de parolles, &amp; luy estant aduis qu'elle congnoissoit qu'il estoit encor<text:line-break/>tout ioyeulx de tenir vng si beau gars par la main, print cueur &amp; deit : ie suis<text:line-break/>trescertaine que tu vouldrois qu'il descendist feu du ciel qui nous bruslast tou(-)<text:line-break/>tes, comme celuy qui se soucie autant des femmes, comme vng chien des coups<text:line-break/>de baston : mais par la croix dieu, il n'en aduiendra ia comme tu penses, ie voul(-)<text:line-break/>drois bien vng peu parler à toy : pour scauoir dequoy tu te plains. Vrayement<text:line-break/>i'en seroye bien, si tu me voulois comparer à la femme de Hercolan, qui est vne<text:line-break/>vieille ypocrite bigotte, qui à de luy ce qu'elle veult, &amp; la traicte comme vne fem<text:line-break/>me doit estre traictée, ce qui ne m'aduient pas : car pose le cas que tu me tiennes<text:line-break/><text:span text:style-name="pb">[n.p.]</text:span><text:line-break/>bien vestue &amp; bien chauffee, tu scaiz bien toutesfois,<text:s/>comme ie suis traictée<text:line-break/>du demourant : &amp; combien il y a de temps que tu ne couchas auecques moy. Et<text:line-break/>i'aymerois mieulx aller mes habillemens dessirez sur le doz &amp; toute deschaus(-)<text:line-break/>see pourueu que tu me traictasses bien dedans le lict, que d'auoir toutes ces cho(-)<text:line-break/>ses en me traictant comme tu me traictes. Et veulx bien que tu saiches, Pierre<text:line-break/>(en parlant sainement) que ie suis femme comme les autres, &amp; ay desir de ce<text:line-break/>que les autres vuellent : tellement que si ie m'en pourchasse puis que ie n'en puis<text:line-break/>auoir de<text:s/>toy ie ne doiz receuoir mal. Aumoings te faiz ie tant d'honneur, que<text:line-break/>ie ne m'abandonne ne à valletz ne à teigneux : le mary va aduiser qu'elle ne ces(-)<text:line-break/>seroit toute nuict de cryer ainsi : parquoy comme celuy qui se soucyoit bien peu<text:line-break/>d'elle deit. Or sus ma femme n'en parlons plus ie te contenteray tresbien de ce(-)<text:line-break/>cy : Tu nous feroys vng bon tour si nous auions quelque chose pour soupper : car<text:line-break/>il me semble que ce beau ieune gars, n'a encor non plus souppé que moy. Cer(-)<text:line-break/>tes non deit la femme, il na pas encor souppé : par ce que quant tu es venu en la<text:line-break/>mal heure, nous nous mettions seulement à table pour soupper : Or va donques<text:line-break/>deit Pierre faiz que nous souppions, &amp; apres ie ordonneray de cest affaire, de<text:line-break/>sorte, que tu n'auras occasion de te courrousser. La<text:s/>femme s'estant leuee &amp;<text:line-break/>voyant son mary appaisé, feit soudainement remettre la nappe, &amp; apporter le<text:line-break/>soupper, qu'elle auoit faict apprester, &amp; souppa ioyeusement auec le meschant<text:line-break/>&amp; mal heureux mary, &amp; auec le ieune gars. Apres soupper de vous dire ce que<text:line-break/>le<text:s/>mary feit pour le contentement de tous trois, ie l'ay oublié, bien me souuient<text:line-break/>il que le lendemain au matin on ne sceut dire bonnement en la place de Perou(-)<text:line-break/><text:soft-page-break/>se lequel auoit toute celle nuict esté mieulx accompaigné, ou le mary ou la fem(-)<text:line-break/>me. Parquoy (mes cheres dames) ie vous veulx dire à qui t'en fera d'une, fay luy<text:line-break/>en d'une autre : &amp; si tu ne peulx, souuienne ten iusques à ce que tu le puisses faire,<text:line-break/>affin qu'on puisse rendre chou pour chou.</text:p>
      <text:p text:style-name="p">Quant la nouuelle de Dioneo fut finie (dont les dames se garderent de ri(-)<text:line-break/>re plus de honte que de peu de plaisir) la Royne congnoissant que la fin de son<text:line-break/>gouuernement estoit venue se leua debout : &amp; se osta la couronne de laurier,<text:line-break/>qu'elle meit gracieusement sur la teste de madame Elisse, en luy disant. Cest à<text:line-break/>vous madame doresnauant à commander. Madame Elisse ayant receu cest<text:line-break/>honneur feit comme on auoit faict au paraunt : &amp; apres qu'elle eut premiere(-)<text:line-break/>ment donné ordre auec le maistre d'hostel à ce qu'il estoit besoing de faire,<text:line-break/>pour le temps que deuoit durer son gouuernement, auec contentement de tou(-)<text:line-break/>te la compaignie, elle deit nous auons long temps ouy dire que auecques beaulx<text:line-break/>motz &amp; promptes responces, ou auec soudaines rencontres, plusieurs sont sceu<text:line-break/>picquer par le passé &amp; faire taire les mal parlans : ou<text:s/>bien euiter les dangiers<text:line-break/>qui peuuent suruenir : &amp; pour ce que la matiere est belle &amp; qu'elle peult proffi(-)<text:line-break/>ter, ie veulx que demain auec l'ayde de nostre seigneur on deuise de cecy. C'est<text:line-break/>assauoir de ceulx ou celles qui auec quelque plaisant mot quant on<text:s/>les à voulu<text:line-break/>picquer, se sont reuenchez : ou bien auec prompte responce ou soudaine rencon<text:line-break/>tre ont euité perte, d(a2)ger, ou mocquerie. Cecy fut fort loué de tous, au moyen de<text:line-break/>quoy la royne s'estant leuée leur donna licence iusques à l'heure du soupper. Et<text:line-break/>voyant l'h(o2)neste compaignie, la royne leuée ilz se leuerent aussi tous : &amp; comme<text:line-break/>ilz auoient de coustume chascun passa le temps à ce qui luy vint plus à gré : mais<text:line-break/><text:span text:style-name="pb">[Fueil.142]</text:span><text:line-break/>quant on n'ouyt plus chanter les Cigalles la royne feit appeller tout<text:s/>le monde &amp;<text:line-break/>sen allerent soupper : apres lequel tous se meirent à chanter &amp; sonner d'instru(-)<text:line-break/>mens, &amp; ayant desia ma dame Emilie prins vne dance du consentement de la<text:line-break/>royne, il fut commandé à Dioneo qu'il chantast vne chanson : lequel soudai(-)<text:line-break/>nement commenca Dame Aldrube leuez la queue, car bonne nouuelle i'ap(-)<text:line-break/>porte dont toutes les dames commencerent à rire : &amp; mesmement la royne qui<text:line-break/>luy commanda qu'il laissast celle lá &amp; qu'il en deist vne autre, Dioneo deit : Ma<text:line-break/>dame si i'auois vng cimbal ie diroye<text:s/>Leuez vostre chemise ma dame Lappe : ou<text:line-break/>Soubz loliuier est lherbe menue, ou bien voulez vous que ie dye Londe de la<text:line-break/>mer me faict si grant mal, mais ie n'ay point de cimbal : &amp; par ainsi aduisez la(-)<text:line-break/>quelle des autres vous voulez que ie dye : Vous plairoit<text:s/>il que ie deisse Sors cy<text:line-break/>dehors qu'on te la couppe comme à mon amy sur le champ : Non deit la roy(-)<text:line-break/>ne, deiz en vne autre, Diray ie doncques deit Dioneo, Dame Simonne entonne<text:line-break/>entonne : nous ne sommes pas en Octobre. La royne en riant deit, dys en vne<text:line-break/>bonne en la malheure si tu veulx, car nous ne voulons pas celle la : Non deit Dio<text:line-break/>neo : ne faictes ma dame seulement que dire celle qui plus vous plaira, ien scay<text:line-break/>plus d'ung millier, voulez vous Ma coquille si ie ne la fois bien battre : ou Faiz<text:line-break/>tout beau mon<text:s/>mary, ou I'ay acheté vng cocq des liures cent. La royne alors<text:line-break/>vng peu courroussée (combien que toutes les autres reissent) deit à Dioneo : ne te<text:line-break/>mocque plus, &amp; en diz vne belle, autrement tu pourrois bien essayer comment<text:line-break/>ie me scay courrousser. Dioneo oyant cecy cessa de se gaudir &amp; promptement<text:line-break/>commenca à chanter en ceste maniere.</text:p>
      <text:p text:style-name="l">Amour l'aymable clarté</text:p>
      <text:p text:style-name="l">Sortant des yeulx de la belle</text:p>
      <text:p text:style-name="l">M'a faict serf de toy &amp;<text:s/>d'elle.</text:p>
      <text:p text:style-name="l"/>
      <text:soft-page-break/>
      <text:p text:style-name="l">De ses beaulx yeulx vint la claire splendeur</text:p>
      <text:p text:style-name="l">Qui premier meit ta flamme en mon couraige</text:p>
      <text:p text:style-name="l">Par les myens trapassant</text:p>
      <text:p text:style-name="l">Et de quel poix est la tienne grandeur</text:p>
      <text:p text:style-name="l">Ie l'ay congneu par son gentil visaige,</text:p>
      <text:p text:style-name="l">Auquel tousiours pensant</text:p>
      <text:p text:style-name="l">Ie me voy delaissant</text:p>
      <text:p text:style-name="l">Toutes<text:s/>vertuz : &amp; les soubzmettre à celle</text:p>
      <text:p text:style-name="l">Qui à souspirs me contrainct &amp; appelle.</text:p>
      <text:p text:style-name="l"/>
      <text:p text:style-name="l">Par ce moyen ie suis deuenu tien</text:p>
      <text:p text:style-name="l">Mon cherseigneur : &amp; comme tel i'attens</text:p>
      <text:p text:style-name="l">Mercy soubz ton pouuoir,</text:p>
      <text:p text:style-name="l">Mais si d'elle est congneu le desir mien</text:p>
      <text:p text:style-name="l">Qu'au cueur m'as mis, certes pas ne l'entens</text:p>
      <text:p text:style-name="l">Ny mon entier deuoir,</text:p>
      <text:p text:style-name="l">Vers celle qui peult veoir</text:p>
      <text:p text:style-name="l"><text:span text:style-name="pb">[n.p.]</text:span></text:p>
      <text:p text:style-name="l">Dedans mon cueur : que paix me seroit telle</text:p>
      <text:p text:style-name="l">Sans sa mercy comme guerre mortelle.</text:p>
      <text:p text:style-name="l"/>
      <text:p text:style-name="l">Parquoy te pry mon doulx seigneur &amp; maistre</text:p>
      <text:p text:style-name="l">Que tu luy monstre &amp; luy faces congnoistre</text:p>
      <text:p text:style-name="l">Quelque peu de ton feu</text:p>
      <text:p text:style-name="l">En ma faueur : car tu peulx bien congnoistre</text:p>
      <text:p text:style-name="l">Comme en l'aymant seuffre plus qu'ng martire,</text:p>
      <text:p text:style-name="l">Puis quand viendra le lieu</text:p>
      <text:p text:style-name="l">Comme tu doiz commande moy à elle</text:p>
      <text:p text:style-name="l">Car à ce faire iray dessoubz ton aesle.</text:p>
      <text:p text:style-name="p"/>
      <text:p text:style-name="p">Apres que Dioneo eut monstré par se taire que sa chanson estoit finie,<text:line-break/>la royne en feit dire plusieurs autres ayant toutesfois grandement loué celle<text:line-break/>dudict Dioneo : mais depuis que vne partie de la nuyct fut passée &amp; que ladi(-)<text:line-break/>cte dame sentit que desia le chault du iour estoit vaincu par la frescheur de<text:line-break/>la nuyct,<text:s/>elle commanda que chascun sen allast reposer à son plaisir iusques au<text:line-break/>lendemain.</text:p>
      <text:soft-page-break/>
      <text:h text:style-name="Titre1" text:outline-level="1"><text:span text:style-name="pb">[Fueil.143]</text:span><text:line-break/>(hedera) LA SIXIESME IOVRNÉE DV DE<text:line-break/><text:span text:style-name="T3645">cameron, en laquelle on deuise soubz le gouuernement de ma dame</text:span><text:span text:style-name="T3646"><text:line-break/></text:span><text:span text:style-name="T3647">Elisse, de ceulx ou celles qui auec quelque plaisant mot</text:span><text:span text:style-name="T3648"><text:s/>(quant</text:span><text:span text:style-name="T3649"><text:line-break/></text:span><text:span text:style-name="T3650">on les à uoulu picquer se sont reuanchez) ou bien</text:span><text:span text:style-name="T3651"><text:line-break/></text:span><text:span text:style-name="T3652">qui auec prompte responce, ou soudaine</text:span><text:span text:style-name="T3653"><text:line-break/></text:span><text:span text:style-name="T3654">rencontre, ont euitté perte, dan(-)</text:span><text:span text:style-name="T3655"><text:line-break/></text:span><text:span text:style-name="T3656">ger, ou mocquerie.</text:span></text:h>
      <text:p text:style-name="P3657"><text:span text:style-name="T3658">I</text:span>L estoit desia iour tout clair quant estant la royne le(-)<text:line-break/>uée &amp; ayant faict appeller sa compagnie, ilz<text:s/>sen alle(-)<text:line-break/>rent promener au petit pas sur la rosée, s'esloignans<text:line-break/>vng peu du beau tertre tenans diuers propos d'une<text:line-break/>chose &amp; autre, &amp; disputans des nouuelles racomptées<text:line-break/>mesmement, lesquelles auoient esté ou plus ou moins<text:line-break/>plaisantes : &amp; recommencent encores<text:s/>à rire de plusi(-)<text:line-break/>eurs &amp; diuers cas recitez en icelles : iusques à tant que<text:line-break/>se haulsant desia le soleil &amp; commencant à se eschauf(-)<text:line-break/>fer, tous furent d'aduis qu'on se deuoit retirer au logis, parquoy retournans ar(-)<text:line-break/>riere ilz sy en allerent, ou estans desia les tables dressées, &amp; semé par tout d'her(-)<text:line-break/>bes odoriferantes &amp; belles fleurs, ilz se meirent auant que le chault vint plus<text:line-break/>grant à table par le commandement de la royne. Et quant ilz eurent disné plai(-)<text:line-break/>samment commencerent premier que faire autre<text:s/>chose à chanter quelques ioy(-)<text:line-break/>euses chansonnetes. Apres lesquelles quelques vngs allerent dormir, les autres<text:line-break/>iouerent aux eschetz, &amp; quelques vngs aux tables : mais Dioneo auecques ma<text:line-break/>dame Laurette commencerent à chanter de Troylus &amp; Cryseis, puis lheure ve(-)<text:line-break/>nue qu'on deuoit retourner à leur c(o2)sistoire, les ayant la royne faict appeller tous<text:line-break/>vng chascun se seit (comme ilz auoient acoustumé) autour de la belle fontaine.<text:line-break/>Et voulant desia la royne commander la premiere nouuelle, il aduint chose qui<text:line-break/>nestoit encores aduenue : cestassauoir que toute la compagnie oyt vng grant<text:line-break/>bruyt que faisoient les seruiteurs en la cuysine : au moyen dequoy faisant la roy(-)<text:line-break/>ne appeler le maistre d'hostel, auquel elle demanda quel bruyt cestoit lá &amp; qui<text:line-break/>auoit esté occasion de la noyse : il respondit que Licisque &amp; Tindare auoient<text:line-break/>parolles ensemble : mais qu'il ne scauoit pas l'occasion pourquoy cestoit. Par ce<text:line-break/>que quant la royne lauoit faict appeller, il ny faisoit que d'arriuer pour les faire<text:line-break/>taire. Parquoy la royne commanda qu'on les feist incontinent venir : ausquelz<text:line-break/>elle demanda loccasion de leur debat : &amp; voulant Tindare respondre, Licisque<text:line-break/>qui estoit femme d'aage &amp; vng peu fierotte, &amp; desia eschauffée de cryer se tour(-)<text:line-break/>na vers luy auec vng mauuais visaige &amp; deit, voyez ceste beste d'homme qui<text:line-break/>prent la hardiesse de parler premier que moy lá ou ie suis : Laisse moy dire : puis<text:line-break/>se tournant deuers la royne luy deit : Ma dame cestuy cy me veult aprendre à<text:line-break/>congnoistre la femme de Sycofant comme si ie n'auois frequenté souuentesfois<text:line-break/>auec elle : &amp; me veult faire accroire que la premier nuyct quelle coucha auec(-)<text:line-break/>ques son mary, Monsieur Bidault entra dedans la montaigne noyre par force :<text:line-break/><text:span text:style-name="pb">[n.p.]</text:span><text:line-break/>&amp; auec effusion de sang : &amp; ie dy qu'il n'est pas vray : ains qu'il y entra<text:s/>à son bel<text:line-break/>ayse au grant contentement de ceulx de dedans : mais est il bien si beste qu'il<text:line-break/>cuyde que les ieunes filles soient si sottes quelles demeurent à perdre leur temps<text:line-break/><text:soft-page-break/>soubz l'esperance des peres &amp; des freres qui de sept fois les six les font demou(-)<text:line-break/>rer trois ou quatre ans plus quelles ne deuroient sans les marier, vrayement el<text:line-break/>les en seroient bien si elles attendoient tant : par la foy de dieu (&amp; bien doy ie<text:line-break/>scauoir ce que ie dy puis que i'en iure) ie n'ay voysine qui soit allée pucelle à son<text:line-break/>mary : &amp; encor des femmes mariées ie scay bien combien &amp; quelz bons tours<text:line-break/>elles font à leurs mariz : &amp; ceste pecore me veult aprendre à congnoistre les<text:line-break/>femmes comme si ie n'estoye née que d'hier. Ce pendant que Licisque parloit<text:line-break/>les dames ryoient si tresfort qu'on leur eust bien arraché toutes les dentz de la<text:line-break/>gorge : &amp; combien que la royne luy eust desia imposé cinq ou six fois silence,<text:line-break/>cela ny seruoit de rien : car elle ne cessa iamais iusques à tant quelle eust dit ce<text:line-break/>quelle vouloit : mais apres quelle eut acheué son plaidoye, la royne en riant se<text:line-break/>tourna vers Dioneo &amp; luy deit : Dioneo ceste matiere est proprement ton cas :<text:line-break/>Et par ainsi ie mefieray bien en toy, que quant noz nouuelles seront acheuées<text:line-break/>tu en donneras la sentence diffinitiue : à qui Dioneo respondit promptement :<text:line-break/>Ma dame, la sentence en est desia toute donnée sans en ouyr dauantaige : &amp; dy<text:line-break/>que Licisque à raison, &amp; croy fermement qu'il soit ainsi comme elle dit, &amp; que<text:line-break/>Tindare est vne grant beste : ce que oyant Licisque elle se print à rire : &amp; se tour(-)<text:line-break/>nant vers Tindare luy deit : ie le disoye bien. Or va de par dieu penses tu sca(-)<text:line-break/>uoir plus que moy : Toy qui ne te scaiz pas encores moucher ? Grand mercyz :<text:line-break/>aumoins n'ay ie pas perdu mon temps d'estre venue icy non : &amp; n'eust esté que<text:line-break/>la royne luy<text:s/>commanda auec vng mauuais visaige de se taire, &amp; ne dire plus<text:line-break/>mot si elle ne vouloit estre fouettée : &amp; aussi quelle enuoya Tindare hors de lá<text:line-break/>on neust eu autre chose à faire toute celle iournée que de lescouter : mais apres<text:line-break/>qu'ilz furent partiz la royne commanda à ma dame Philomene quelle don(-)<text:line-break/>nast commencement aux nouuelles : laquelle commenca à parler gracieuse(-)<text:line-break/>ment ainsi.</text:p>
      <text:p text:style-name="p"><text:span text:style-name="pb">[Fueil.144]</text:span><text:line-break/>&lt;ATTimage&gt;</text:p>
      <text:h text:style-name="Titre2" text:outline-level="2">(hedera) Vng cheualier promeit a ma da<text:line-break/>ME LORETTE DE LA PORTER EN<text:line-break/><text:span text:style-name="T3659">croppe sur cheual &amp;</text:span><text:span text:style-name="T3660"><text:s/>de luy compter une belle nouuelle en chemin : mais uoy(-)</text:span><text:span text:style-name="T3661"><text:line-break/></text:span><text:span text:style-name="T3662">ant la dame qu'il la disoit de mauuaise grace elle le pria de la descendre à pied.</text:span></text:h>
      <text:h text:style-name="P3663" text:outline-level="2">Nouuelle premiere.</text:h>
      <text:p text:style-name="P3664"><text:span text:style-name="T3665">M</text:span>Es belles dames, tout ainsi c(o2)me en la saison que les se(-)<text:line-break/>rains sont clairs &amp; lucides, les estoilles sont l'ornem(e2)t du<text:line-break/>ciel, &amp; les fleurs tant que le print(e2)ps dure des prez ver(-)<text:line-break/>doyantz, pareillem(e2)t les arbrisseaulx reuestuz de fueil(-)<text:line-break/>les des coustaulx, ne plus ne moins, les motz plaisantz,<text:line-break/>&amp; gracieuses renc(o2)tres, sont l'ornem(e2)t (beaulté, &amp; de(-)<text:line-break/>corati(o2) de tous les propos &amp; deuis, dignes d'estre louez :<text:line-break/>lesquelz plaisantz motz &amp; gracieuses renc(o2)tres, pource<text:line-break/>qu'ilz se disent en peu de parolles sient d'aut(a2)t mieulx aux femmes que aux hom<text:line-break/>mes, c(o2)me le trop parler est plus mal seant aux femmes que aux h(o2)mes. Il est bi(e2)<text:line-break/>vray que qui qu'en soit loccasi(o2), ou la mauuaistie de noz esperitz, ou l'inimitié sin<text:line-break/>guliere que les cieulx ont porté à nostre siecle, il ne nous est peu ou point demou<text:line-break/>ré de femme, qui sache<text:s/>dire vng bon mot quant il le fault dire, ou si on luy en dit<text:line-break/>quelc(u2) qui le saiche ent(e2)dre c(o2)me il apparti(e2)t : qui est vne h(o2)te à toutes nous au(-)<text:line-break/><text:soft-page-break/>tres femmes. Mais pource que desia ma dame Pampinée en à assez dit sur ceste<text:line-break/>matiere, ie ne passeray plus oultre : &amp; me cont(e2)teray pour ceste heure de vous fai(-)<text:line-break/>re c(o2)gnoistre par vng courtois, taisez vous, que deit vne g(e2)til femme à vng cheua<text:line-break/>lier, c(o2)bi(e2) ont de beaulté en soy, les motz qui sont dictz à propos en t(e2)ps &amp; lieu.</text:p>
      <text:p text:style-name="p"><text:span text:style-name="pb">[n.p.]</text:span><text:line-break/>Comme plusieurs de vous autres auez peu scauoir, pour l'auoir veu ou ouy<text:line-break/>dire (il ya eu na pas encor long temps) en nostre cité, vne gentil femme de fort<text:line-break/>bonne grace &amp; bien parlant. Lhonnesteté de laquelle na point merité qu'on cele<text:line-break/>son nom. Elle fut doncques nommée ma dame Horette femme de messire Geri(-)<text:line-break/>spine : laquelle estant de fortune aux champs (comme nous sommes) sen alloit<text:line-break/>vng iour d'ung lieu en vng autre par maniere desbat auecques d'autres dames &amp;<text:line-break/>quelques cheualiers quelle auoit euz<text:s/>le iour precedent à disner en son logis. Et e(-)<text:line-break/>stant le chemin paraduenture vng peu longuet, du lieu dou ilz partoient iusques<text:line-break/>la ou ilz deliberoient d'aller, vng des cheualiers de la trouppe luy deit Ma dame<text:line-break/>Horette ie vous porteray s'il vous plaist en<text:s/>croppe derriere moy, vous entreten(a2)t<text:line-break/>la plus grant part du chemin auec vne des plus belles nouuelles du monde. A qui<text:line-break/>la dame respondit. Mais ie vous en prie bien fort : &amp; me sera tresgrant plaisir.<text:line-break/>Monsieur, le cheualier à qui lespée seyoit paradu(e2)ture aussi mal au costé comme<text:line-break/>il faisoit à sa langue de faire vng compte. Oyant cecy commenca vne sienne nou<text:line-break/>uelle, laquelle (à dire la verité) n'estoit pas des plus belles du monde : mais luy re(-)<text:line-break/>disant vne mesme parolle, trois, quatre, cinq, &amp; six fois :<text:s/>&amp; tantost recomm(e2)cant :<text:line-break/>puis quelque fois disant ie n'ay pas bien dict : &amp; le plus souuent faillant es noms<text:line-break/>en mettant l'ung pour lautre : il vous dessiroit ceste paoure nouuelle d'une mai(-)<text:line-break/>stresse sorte sans ce qu'il proferoit le plus despiteusement<text:s/>qu'il estoit possible, se(-)<text:line-break/>lon la qualité des personnes, &amp; les actes qui y appartenoient : dont il venoit plu(-)<text:line-break/>sieursfois à ma dame Horette, en loy(a2)t si mal dire, vne sueur &amp; vng deffaillem(e2)t<text:line-break/>de cueur aussi grant, comme si elle eust esté malade : &amp; quelle d'eust mourir. Ce<text:line-break/>que ne pouuant plus endurer : &amp; congnoissant que monsieur le cheualier estoit<text:line-break/>entré en propos de grande pecore : &amp; qu'il estoit homme pour nen scauoir sortir<text:line-break/>luy deit plaisamment. Monsieur vostre cheual va trop dur : ie vous prie qu'il vous<text:line-break/>plaise de me mettre à pied. Le cheualier qui paraduenture estoit meilleur enten(-)<text:line-break/>deur que faiseur de comptes entendit bien la mocquerie qu'il print à ieu &amp; à gau<text:line-break/>disseries : puis commenca à en dire dautres. Et cessa de plus parler de celle<text:s/>qu'il a(-)<text:line-break/>uoit si mal commencée, &amp; pirement continuée.</text:p>
      <text:h text:style-name="Titre2" text:outline-level="2">(hedera) CISTE BOVLENGIER AVEC VNE<text:line-break/><text:span text:style-name="T3666">parolle qu'il deit à me&lt;ATTcaractere&gt;ire Gerispine luy feit recongnoistre une inconsiderée</text:span><text:span text:style-name="T3667"><text:line-break/></text:span><text:span text:style-name="T3668">demande qu'il auoit faicte audict Ciste.</text:span></text:h>
      <text:h text:style-name="P3669" text:outline-level="2">Nouuelle deuxiesme.</text:h>
      <text:p text:style-name="P3670"><text:span text:style-name="T3671">L</text:span>E parler de<text:s/>ma dame Horette fut gr(a2)dement loue des hommes<text:line-break/>&amp; des femmes. Et qu(a2)t il fut acheué la royne c(o2)m(a2)da à ma dame<text:line-break/>P(a2)pinée quelle suyuist l'ordre. Parquoy elle c(o2)m(e2)ca ainsi. Graci(-)<text:line-break/>euses dames, ie ne puis c(o2)siderer de moymesmes qui plus<text:s/>peche<text:line-break/>en ce que ie vous veulx dire, ou la nature quant elle donne à vne<text:line-break/>ame noble vng corps vil : ou la fortune quant elle donne à vng corps doué dame<text:line-break/>noble vng vil mestier : ainsi que nous auons peu veoir qu'il est aduenu en la per(-)<text:line-break/>sonne de Ciste Boulengier nostre citoyen &amp; en plusieurs autres. Lequel estant<text:line-break/><text:span text:style-name="pb">[Fueil.145]</text:span><text:line-break/>de tresgrant cueur, la fortune à faict boulengier. Et certes ie maniroye aussi bien<text:line-break/><text:soft-page-break/>la nature comme la fortune, si ie ne congnoissoye que la nature est tressaige &amp;<text:line-break/>que la fortune<text:s/>à mille yeulx : combien que les sotz la figurent aueugle. Car ie re(-)<text:line-break/>garde quelles font toutes deux (comme tresaduisées quelles sont) ce que les mor(-)<text:line-break/>telz font souuentes fois : lesquelz incertains des inconueniens qui leur peuuent<text:line-break/>aduenir enseuelissent<text:s/>pour leur commodité, leurs plus cheres choses es plus vilz<text:line-break/>lieux de leurs maisons comme moins suspectz, &amp; les tirent de la quant ilz veu(-)<text:line-break/>lent, pour leur plus grandes necessitez : les ayant ce vil lieu plus seurement gar(-)<text:line-break/>dez que n'eust pas faict la plus belle chambre de leur maison. Et ainsi les deux<text:line-break/>ministres du monde cachent le plus souuent leurs plus precieuses choses soubz<text:line-break/>lumbre des artz reputez plus vilz : affin que les tirant d'iceulx quant il en est be(-)<text:line-break/>soing, leur splendeur apparoisse plus<text:s/>claire : ce qu'en bien peu de chose declaira<text:line-break/>Ciste : remettant les yeulx de lentendement à messire Gery spine dont la nouuel<text:line-break/>le qu'on à comptée de ma dame Horette (qui estoit sa femme) ma faict souue(-)<text:line-break/>nir : comme ie vous feray congnoistre en vne nouuelleté assez courte.</text:p>
      <text:p text:style-name="p">Et dy doncques, que ayant le pape Boniface (aupres duquel messire Gerispi(-)<text:line-break/>ne estoit en tresgrande auctorité) enuoye à Florence pour quelques siens grans<text:line-break/>affaires aucuns gentilz hommes de sa maison en ambassade, qui logerent en la<text:line-break/>maison de messire Gery, &amp; eulx traictant ensemblement des affaires du pape, il<text:line-break/>aduint (qui quen fust l'occasion) qu'ilz passoient quasi tous les matins deuant<text:line-break/>nostre dame de Vghy : la ou Ciste auoit son four &amp; faisoit luy mesme son me(-)<text:line-break/>stier de boulengier : auquel combien que la fortune luy eust donné mestier de<text:line-break/>fort basse condition, elle luy auoit toutesfois esté tant fauorable en iceluy qu'il<text:line-break/>en estoit deuenu riche : Et sans le vouloir iamais laisser (pour aucune chose que<text:line-break/>ce fust) viuoit opulemment ayant tousiours entre ses autres bonnes choses, les<text:line-break/>meilleurs vins blancs &amp; clairetz qui se trouuassent à Florence ne à lenuiron. Et<text:line-break/>voyant ainsi passer tous les matins deuant son huys messire Gery &amp; les ambas(-)<text:line-break/>sadeurs du pape, il s'aduisa lors qu'il faisoit grant chault que ce seroit grande<text:line-break/>courtoysie de leur donner à boyre de son bon vin blanc : mais ayant esgard à<text:line-break/>sa qualité &amp; à celle de messire Gery, il ne luy sembloit estre honneste de tant<text:line-break/>presumer que de l'inuiter à celá : Et pource il alla pencer de<text:s/>trouuer quelque<text:line-break/>moyen qui l'induisist de se inuiter soymesmes : parquoy ayant vestu sur son dos<text:line-break/>vng habillement de toille tres blanc, &amp; tousiours vng tablier venant de la lessi(-)<text:line-break/>ue, lesquelz le faisoient plustost iuger musnier que boulengier, il se faisoit ap(-)<text:line-break/>porter deuant son huys tous les matins sur lheure qu'il pensoit que messire Gery<text:line-break/>deuoit passer auec les ambassadeurs vng seau neuf plain deaue fresche &amp; vng<text:line-break/>petit vaisseau de terre Boulonnois (pareillem(e2)t neuf) plain de son bon vin blanc<text:line-break/>auec deux petitz verres qui sembloient estre dargent si clairs ilz estoient : &amp; e(-)<text:line-break/>stant ainsi assis apres qu'il auoit toussy &amp; vuyde ses phlegmes deux ou trois fois,<text:line-break/>commencoit (ainsi qu'ilz passoient) à boire si sauoureusement ce sien vin qu'il<text:line-break/>en eust faict<text:s/>venir enuie aux mortz : ce que ayant veu messire Gery vne &amp; deux<text:line-break/>matinées, il luy deit, la troisiesme. Et puis quel est il Ciste est il bon ? Ciste s'e(-)<text:line-break/>stant leué de bout respondit incontinent, ouy monsieur : mais comment le vous<text:line-break/>pourrois ie faire croire si vous nen essayez : Messire Gery lequel ou pour la qua(-)<text:line-break/>lité du temps ou pour le trauail qu'il auoit prins plus qu'il n'auoit acoustumé, ou<text:line-break/><text:span text:style-name="pb">[n.p.]</text:span><text:line-break/>paraduenture qu'il veoit Ciste boyre ainsi sauoureusement auoit voulente de<text:line-break/>boyre : &amp; se tournant vers les ambassadeurs leur deit en soubriant : Messieurs ie<text:line-break/>suis d'opinion que nous essayons du vin de cest homme de bien : il est parad(-)<text:line-break/>uenture tel que nous ne nous en repentirons point : &amp; sen alla auec eulx vers Ci(-)<text:line-break/>ste, lequel ayant faict apporter sur lheure vng beau banc hors de sa boutique,<text:line-break/><text:soft-page-break/>les pria qu'ilz se assissent : disant à leurs seruiteurs qui sauancoient desia pour la(-)<text:line-break/>uer les verres : Enfans reculez vous &amp; me laissez faire ce seruice, car ie suis aussi<text:line-break/>bon verse à boyre comme ie suis bon boulengier : &amp; ne vous attendez pas d'en<text:line-break/>taster goutte : &amp; cecy deit luy mesmes laua quatre petitz verres beaulx &amp; neufz :<text:line-break/>&amp; feit apporter vne petite fiolle de son bon vin dont il donna diligemment à<text:line-break/>boyre à messire Gery &amp; aux ambassadeurs ausquelz le vin sembla le meilleur<text:line-break/>qu'ilz eussent beu long temps auparauant : parquoy layant grandement loué ilz<text:line-break/>en retournerent boyre presque tous les matins : pendant que les ambassadeurs<text:line-break/>demourerent lá, ausquelz quant ilz eurent acheué ce pourquoy ilz estoient à<text:s/>Flo(-)<text:line-break/>rence, &amp; qu'ilz sen voulurent retourner. Messire Gery feit vng festin fort ma(-)<text:line-break/>gnificque ou il feit inuiter la plusgrant part des plus honorables citoyens, &amp; pa(-)<text:line-break/>reillement Ciste lequel n'y voulut oncques aller en facon que ce fust, au moyen<text:line-break/>dequoy messire Gery commanda à vng de ses seruiteurs qu'il allast querir vng<text:line-break/>flacon de son vin, &amp; qu'on en seruist d'entrée de table vng demy verre pour<text:line-break/>homme. Le seruiteur qui estoit paraduenture courroucé de ce qu'il n'auoit ia(-)<text:line-break/>mais sceu boyre de ce vin<text:s/>print vng grant flascon, lequel veu incontinent par<text:line-break/>Ciste il deit. Mon filz messire Gery ne t'enuoye pas ceans : ce que asseurant plu(-)<text:line-break/>sieursfois le seruiteur : &amp; ne pouuant auoir autre responce, tourna à son maistre<text:line-break/>&amp; le luy deit : A qui messire Gery deit : tournes y, &amp; dy luy que si fais : &amp; s'il te<text:line-break/>respond plus ainsi, demande luy ou ie t'enuoye doncques. Le seruiteur y retour(-)<text:line-break/>na &amp; deit. Ciste en verité messire Gery m'enuoye ceans vers toy, à qui Ciste<text:line-break/>respondit : Pour certain mon filz non faict, Ou<text:s/>m'enuoye il doncques ? deit le ser(-)<text:line-break/>uiteur : A la riuiere de Arne resp(o2)dit Ciste. Ce que raportant le seruiteur à mes(-)<text:line-break/>sire Gery, les yeulx de son entendement se ouurirent soudainement : &amp; deit au<text:line-break/>seruiteur : Laisse moy veoir quel flascon tu y portes. Et qu(a2)t il l'eut veu il deit, Ci(-)<text:line-break/>ste deit verité, parquoy luy disant mille iniures il luy feit prendre vng flascon<text:line-break/>raisonnable, voyant lequel Ciste il deit : Maintenant scay ie bien qu'il t'enuoye<text:line-break/>à moy, &amp; le luy emplit de bien bon cueur. Puis ayant faict ce mesme iour rem(-)<text:line-break/>plir le tonneau d'ung autre semblable vin, &amp; faict porter à cler en la maison de<text:line-break/>messire Gery il alla apres : &amp; le trouuant luy deit. Monsieur ie ne vouldroye pas<text:line-break/>que vous creussiez que le grant flascon de ce matin m'eust estonné, mais m'e(-)<text:line-break/>stant aduis que vous auiez oublye ce que ie vous auoye monstré ces iours passez<text:line-break/>auecques mes petites fiolles, cest assauoir que ce vin n'estoit vin à valetz, ie vous<text:line-break/>l'ay voulu ramenteuoir ce matin : maintenant par ce que ie n'entendz plus<text:s/>d'en<text:line-break/>estre gardien, ie vous l'ay tout faict apporter vous en ferez doresnauant com(-)<text:line-break/>me il vous plaira. Messire Gery eut le present de Ciste pour tresagreable, &amp;<text:line-break/>luy en rendit telles graces qu'il estoit besoing, &amp; le tint tousiours depuis pour<text:line-break/>homme de vertu &amp; son amy.</text:p>
      <text:h text:style-name="Titre2" text:outline-level="2"><text:span text:style-name="pb">[Fueil.146]</text:span><text:line-break/>(hedera) MA DAME NONNE DE PVLCY FEIT<text:line-break/><text:span text:style-name="T3672">taire ung euesque de Florence, auec une prompte responce faicte à une gau(-)</text:span><text:span text:style-name="T3673"><text:line-break/></text:span><text:span text:style-name="T3674">disserie ung peu moins que honneste qu'il auoit dicte à ladicte dame.</text:span></text:h>
      <text:h text:style-name="P3675" text:outline-level="2">Nouuelle troisiesme.</text:h>
      <text:p text:style-name="P3676"><text:span text:style-name="T3677">Q</text:span>Vant ma dame Pampinée eut acheué sa nouuelle. Et apres que<text:line-break/>la responce &amp; la liberalite de Ciste fut louée de tous, il pleut à la<text:line-break/>royne que ma dame Laurette deist la sienne : laquelle commen(-)<text:line-break/>ca à parler ioyeusement ainsi. Gracieuses dames, ma dame Pam<text:line-break/>pinée commenca lautre iour, &amp; ma dame Philomene à main(-)<text:line-break/><text:soft-page-break/>tenant bien suiuy à toucher la pure verité du peu de vertu qui<text:line-break/>est en nous : &amp; pareillement de la beaulté des rencontres. Et pource qu'il nest<text:line-break/>besoing d'en dire dauantaige que ce qui en à esté dict, Ie vous veulx seulement<text:line-break/>ramenteuoir que la nature des rencontres est telle qu'ilz doyuent mordre lau(-)<text:line-break/>diteur ainsi comme la brebis mord, &amp; non pas comme le chien : par ce que s'ilz<text:line-break/>mordoient comme le chien la rencontre ne seroit plus rencontre : ains seroit in(-)<text:line-break/>iure,<text:s/>ce que feirent parfaictement les parolles de ma dame Horette, &amp; la res(-)<text:line-break/>ponce de Ciste. Il est vray que si la rencontre se dict en lieu de responce, &amp; que<text:line-break/>celuy qui respond morde en chien, il semble qu'il n'est point à blasmer aumoins<text:line-break/>s'il à esté premierement mordu en chien comme il seroit bien si ainsi n'estoit<text:line-break/>aduenu. Et par ainsi on doit bien regarder comment, &amp; quant, auec qui, &amp; ou<text:line-break/>lon se gaudist, à quoy regardant bien peu nagueres, vng nostre prelat, il ne re(-)<text:line-break/>ceut moindre morsure que celle qu'il<text:s/>donna : ce que ie yous veulx monstrer en<text:line-break/>vne petite nouuelle.</text:p>
      <text:p text:style-name="p">Estant euesque de Florence messire Anthoine Dorso vertueux &amp; saige pre(-)<text:line-break/>lat, il y vint vng gentil h(o2)me Cathelan n(o2)mé messire Diego de la Ratta mares(-)<text:line-break/>chal du roy Robert de Naples, lequel estant tres beau personnaige &amp; le plus gr(a2)t<text:line-break/>faiseur de court aux dames qu'on scauroit dire, il y en eut vne entre les autres<text:line-break/>qui luy pleut grandement : laquelle estoit fort belle femme &amp; nyepce d'ung fre(-)<text:line-break/>re dudict euesque. Le mary de laquelle (c(o2)bien qu'il fust de b(o1)ne famille) estoit<text:line-break/>toutesfois auare oultre mesure : &amp; auec meschant &amp; malheureux. Ce que en(-)<text:line-break/>tendant le mareschal il composa auecques luy de luy donner cinq cens ducatz<text:line-break/>dor, &amp; qu'il le laissast coucher vne nuyt auecques sa femme, dont la paction ac(-)<text:line-break/>cordée il feit dorer certaines pieces dargent qui auoient lors cours à Florence<text:line-break/>qu'on nommoit Popolins : &amp; apres auoir couche auecques la dame (combien que<text:line-break/>ce fust contre sa volunté) les bailla au mary. Ce que estant apres sceu par<text:s/>tout,<text:line-break/>le malheureux n'en eut autre chose que le dommaige &amp; les mocqueries, &amp; le(-)<text:line-break/>uesque (comme saige) feit semblant de nen scauoir rien, parquoy estant sou(-)<text:line-break/>uent ensemble leuesque &amp; le mareschal, aduint que le iour de sainct Ieh(a2) se pro(-)<text:line-break/>menantz<text:s/>à cheual par la ville l'ung au costé de lautre, &amp; regardans les dames par<text:line-break/>la rue ou l'on court le pris, leuesque en veit vne ieune mariée nouuellement (la(-)<text:line-break/>quelle ceste derniere peste nous à ostée) qui se nommoit ma dame Nonne de<text:line-break/>pulcy cousine de messire<text:s/>Alesso rinucci que toutes vous autres deuez congnoi(-)<text:line-break/>stre, laquelle estoit alors vne belle ieune femme bien parlante &amp; de grant cueur,<text:line-break/><text:span text:style-name="pb">[n.p.]</text:span><text:line-break/>&amp; se tenoit vers la porte sainct Pierre : laquelle il monstra au mareschal sur les(-)<text:line-break/>paulle duquel quant ilz furent pres d'elle il meit la main, &amp; deit à la dame : Ma<text:line-break/>dame Nonne que vous semble de cestuy cy ? le penseriez vous bien gaigner ? Il<text:line-break/>fut aduis à la dame que ces parolles mordissent aucunement son honneur : ou<text:line-break/>quelles le d'eussent contaminer en l'entendement de ceulx qui louyerent qui e(-)<text:line-break/>stoient plusieurs. Parquoy ne faisant son compte de purger ceste contamination,<text:line-break/>mais de rendre chou pour chou elle respondit promptem(e2)t, paraduenture aussi<text:line-break/>monsieur, ne me gaigneroit il pas : mais ie vouldroye<text:s/>bonne monnoye, laquel(-)<text:line-break/>le parolle ouye le mareschal &amp; leuesque se sentans tous deux touchez iusques au<text:line-break/>vif, l'ung c(o2)me perpetrateur de chose desh(o2)neste en la nyepce du frere de leues(-)<text:line-break/>que : &amp; lautre comme la receuant en la personne de la nyepce de son propre fre(-)<text:line-break/>re, ilz sen allerent sans se regarder l'ung lautre tous honteux &amp; coyz sans plus<text:line-break/>luy sonner mot de tout ce iour lá. Ainsi doncques ayant esté la ieune dame pic(-)<text:line-break/>quée, il ne luy fut mal seant de picquer autruy en se gaudissant.</text:p>
      <text:soft-page-break/>
      <text:h text:style-name="Titre2" text:outline-level="2">(hedera) QVIQVIBIO CVYSINIER DE MES(-)<text:line-break/><text:span text:style-name="T3678">sire Conrard, Iehan fillia&lt;ATTcaractere&gt;i par une soudaine parolle qu'il deit à son maistre</text:span><text:span text:style-name="T3679"><text:line-break/></text:span><text:span text:style-name="T3680">conuertit son courroux en rys : &amp; eschappa la punition dont me&lt;ATTcaractere&gt;ire Con(-)</text:span><text:span text:style-name="T3681"><text:line-break/></text:span><text:span text:style-name="T3682">rard lauoit menacé.</text:span></text:h>
      <text:h text:style-name="P3683" text:outline-level="2">Nouuelle quatriesme.</text:h>
      <text:p text:style-name="P3684"><text:span text:style-name="T3685">M</text:span>A dame Laurette se taisoit desia, &amp; ma dame Nonne auoit e(-)<text:line-break/>sté louée de tous, quant la royne commanda à ma dame Nei(-)<text:line-break/>phile quelle suyuist : laquelle deit : Combien que le prompt es(-)<text:line-break/>perit mes dames preste souuentesfois, les parolles belles &amp; vti(-)<text:line-break/>les<text:s/>à ceulx qui les disent, selon les occurrences, toutesfois la for(-)<text:line-break/>tune (qui ayde encores quelquefois aux timides) leur e mect<text:line-break/>souuentes fois soudainement sur la langue de telles que celuy mesmes qui les dit<text:line-break/>ne les eust iamais sceu inuenter s'il eust eu loysir dy penser : ce que i'ay deliberé<text:line-break/>vous monstrer par vne mienne nouuelle.</text:p>
      <text:p text:style-name="p">Messire Conrard Iehan filliassi (comme chascune de vous autres pouuez a(-)<text:line-break/>uoir veu &amp; ouy dire) à tousiours esté noble citoyen de nostre cité, liberal &amp; ma(-)<text:line-break/>gnificque, menant<text:s/>vie de cheualier, se delectant continuellement en chiens &amp;<text:line-break/>oyseaulx : sans ses autres plus grandes vertuz que nous laisserons maintenant a(-)<text:line-break/>part, lequel ayant pris vng iour auec vng sien faulcon, vne grue pres vng villaige<text:line-break/>nommé Perotola, &amp; la trouuant ieune &amp; grasse l'enuoya à vng sien cuysinier<text:line-break/>Venitien qu'on nommoit Quiquibio, luy mandant qu'il la rotist pour soupper :<text:line-break/>&amp; quelle fust bien apprestée. Quiquibio lequel ressembloit (comme à la verité<text:line-break/>il estoit) vng plaisant sot quant il eut acoustré la grue<text:s/>il la meit en la broche &amp;<text:line-break/>commenca à la faire rostir songneusement, laquelle estant desia presque cuyte,<text:line-break/>&amp; rendant fort bonne odeur aduint que vne femmelette du quartier qui s'ap(-)<text:line-break/>pelloit Brunette, &amp; de qui Quiquibio estoit fort amoureux entra en la cuysine :<text:line-break/>&amp; sentant lodeur de la grue, &amp; la voyant pria cherement Quiquibio qu'il luy en<text:line-break/>donnast vne cuysse, Quiquibio luy respondit en chantant. Vous ne laurez de<text:line-break/><text:span text:style-name="pb">[Fueil.147]</text:span><text:line-break/>moy dame Brunette, vous ne laurez de moy, dequoy s'estant Brunette cour(-)<text:line-break/>roussée, elle luy deit. En enda si tu ne me la donnes tu n'auras iamais de moy cho<text:line-break/>se qui te plaise : ayans pource entre eulx plusieurs parolles en peu de temps. A la<text:line-break/>fin Quiquibio pour ne courroucer samye, arracha vne des cuysses à la grue &amp;<text:line-break/>la luy donna :<text:s/>mais quant elle fut seruie sans l'une des cuysses deu(a2)t messire Con(-)<text:line-break/>rard (dont quelque estr(a2)ger qu'il auoit mené soupper en sa maison sesmerueilla)<text:line-break/>il feit appeller Quiquibio : &amp; luy demanda qu'estoit deuenue lautre cuysse de la<text:line-break/>grue : A qui le Venicien menteur de nature resp(o2)dit soudainem(e2)t. Monsieur les<text:line-break/>grues nont que vne cuysse &amp; vne iambe. Messire Conrard lors courrouce, deit :<text:line-break/>comment diable n'ont elles que vne cuysse &amp; vne iambe ? n'ay ie iamais veu grue<text:line-break/>sinon ceste cy ? Quiquibio persistant en son dire : Monsieur il est ainsi comme ie<text:line-break/>vous le dy : &amp; quant il vous plaira ie le vous feray veoir, en celles qui sont vifues.<text:line-break/>Messire Conrard pour lamour des estrangiers qui estoi(e2)t auecques luy nen vou<text:line-break/>lut c(o2)tester : mais luy deit seulem(e2)t, puis que tu m'asseures de le me faire veoir en<text:line-break/>celles qui sont vifues (chose que ie ne vy oncques ne ouy iamais dire qu'il fust<text:line-break/>ainsi) ie suis content de le veoir demain matin, &amp; en seray tresayse : mais par le<text:line-break/>corps dieu s'il est autrem(e2)t ie te<text:s/>feray acoustrer de sorte qu'il te souuiendra toute<text:line-break/>ta vie de moy. Finies d(o2)cques les parolles pour ce soir, messire C(o2)rard (qui n'e(-)<text:line-break/>stoit point appaisé pour auoit dormy) se leua le lendemain matin des laube du<text:line-break/>iour, encor tout bouffant de courroux, &amp; commanda qu'on luy amenast ses che(-)<text:line-break/><text:soft-page-break/>uaulx, &amp; ayant faict m(o2)ter Quiquibio sur l'ung diceulx, il le mena vers vng ruis<text:line-break/>seau à la riue duquel on souloit veoir tousiours sur la pointe du iour des grues : en<text:line-break/>luy disant. Nous verr(o2)s tantost qui mentit hersoir de toy ou de moy. Quiquibio<text:line-break/>voy(a2)t que le courroux de son maistre duroit encores, &amp; qu'il luy faloit faire preu(-)<text:line-break/>ue de sa m(e2)songe ne saichant c(o2)ment la pouuoir faire, cheuauchoit apres mes(-)<text:line-break/>sire C(o2)rard auec la plus gr(a2)de peur du m(o2)de : &amp; sen feust voul(u2)tiers fuy s'il eust<text:line-break/>peu : mais ne luy estant possible il regardoit mainten(a2)t deuant, &amp; t(a2)tost derriere<text:line-break/>cuydant que tout ce qu'il voyoit fussent grues qui se soustinssent sur deux piedz :<text:line-break/>mais estans desia arriuez pres<text:s/>du ruysseau il en veit premier que nul autre sur la<text:line-break/>riue diceluy paradu(e2)ture vne douzaine qui estoi(e2)t toutes sur vng pied comme<text:line-break/>elles ont acoustumé d'estre qu(a2)t elles dorment, parquoy les ayant soudainement<text:line-break/>m(o2)stre à messire C(o2)rard il luy deit : vous pourrez tresbi(e2) veoir mainten(a2)t mon(-)<text:line-break/>sieur que ie disoye hersoir verité que les grues nont que vne cuisse &amp; vng pied : si<text:line-break/>vous regardez à celles qui sont lá. Messire Conrard voyant les grues luy deit at(-)<text:line-break/>tendz vng peu : car ie te monstreray quelles en ont deux : &amp; s'aprochant vng peu<text:line-break/>plus pres d'elles il crya : oh, oh : au moyen duquel cry les grues ayans abaisse lau(-)<text:line-break/>tre pied senuolerent toutes apres auoir faict quelques pas : &amp; messire Conrard se<text:line-break/>retourna vers Quiquibio luy disant, que ten semble meschant ? t'est il aduis quel(-)<text:line-break/>les en ayent deux ? Lors Quiquibio presque tout estonne ne saichant luy mesmes<text:line-break/>dou il venoit respondit. Monsieur ouy mais vous ne cryastes pas oh, oh, à celle<text:line-break/>d'arsoir : car si vous eussiez ainsi crye elle eust pareillem(e2)t mis à terre lautre cuys(-)<text:line-break/>se &amp; lautre pied c(o2)me ceulx cy ont faict : Ceste resp(o2)ce pleut t(a2)t à messire C(o2)rard<text:line-break/>que tout son courroux se c(o2)uertit en rire, &amp; deit : Quiquibio tu as raison : ie le de(-)<text:line-break/>uois vrayem(e2)t faire c(o2)me tu le dy. Ainsi d(o2)cques Quiquibio par sa prompte &amp;<text:line-break/>plaisante resp(o2)ce eschappa d'estre bi(e2) frotte, &amp; feit sa paix auecques son maistre.</text:p>
      <text:h text:style-name="Titre2" text:outline-level="2"><text:span text:style-name="pb">[n.p.]</text:span><text:line-break/>(hedera) MESSIRE FORESTZ DE RABATTE<text:line-break/><text:span text:style-name="T3686">&amp; maistre Iotte painctre uenans ensemble de Mugel se ga</text:span><text:span text:style-name="T3687">udirent l'ung lautre</text:span><text:span text:style-name="T3688"><text:line-break/></text:span><text:span text:style-name="T3689">de leur l'aydeur.</text:span></text:h>
      <text:h text:style-name="P3690" text:outline-level="2">Nouuelle cinquiesme.</text:h>
      <text:p text:style-name="P3691"><text:span text:style-name="T3692">A</text:span>Vssi tost que ma dame Neyphile se teut : ayans les dames prins<text:line-break/>grant plaisir de la responce de Quiquibio. Pamphile par le<text:line-break/>commandement de la royne deit. Trescheres dames il ad(-)<text:line-break/>uient souuent qu'ainsi comme la fortune cache quelque fois<text:line-break/>soubz les artz vilz de tresgrans tresors de vertu comme na(-)<text:line-break/>gueres nous à monstré ma dame Pampinée, on trouue pareil(-)<text:line-break/>lement que la nature à mis de merueilleux esperitz soubz de treslaydes formes<text:line-break/>d'hommes, ce<text:s/>qui apparut grandement en deux citoyens des nostres, dont ie<text:line-break/>vous veulx parler en peu de parolles : par ce que l'ung qui fut nommé messire<text:line-break/>Forestz de Rabatte estant de petite stature &amp; si difforme auec vng visaige plat<text:line-break/>&amp; camus comme vng chien terrier, que<text:s/>qui l'eust voulu comparer au plus dif(-)<text:line-break/>forme de ceulx de Baronchy, encor eust il esté trouué layd, fut neantmoins si<text:line-break/>grant legiste qu'il estoit reputé de plusieurs scauantz hommes vng vray armoi(-)<text:line-break/>re de droit ciuil. Et lautre qui fut nommé Iotte eut vng<text:s/>esperit de si grande ex(-)<text:line-break/>cellence qu'il ne fut oncques chose en nature mere &amp; ouuriere de toutes par le<text:line-break/>continuel mouuement des cieulx, que luy auec la poincte à pourtraire, la plume<text:line-break/>ou le pinceau ne peignist si semblable à icelle que non seulement il y<text:s/>retiroit,<text:line-break/>mais (qui plus est) on croyoit que ce fust la chose mesmes, tellem(e2)t que l'on trou(-)<text:line-break/><text:soft-page-break/>uoit plusieursfois que es choses qu'il auoit faict, le sens visible des hommes se<text:line-break/>trompoit croyant estre naturel ce qui estoit painct. Et par ainsi ayant luy remis<text:line-break/>cest art en lumiere, qui auoit esté enseuely long temps auparauant soubz lerreur<text:line-break/>d'aucuns, qui en paignant se delectent plus à satiffaire aux yeulx des ignorans,<text:line-break/>que à complaire à lentendement des saiges, on le pouuoit à bon droit nommer<text:line-break/>vne des lumieres de la gloire Florentine : &amp; d'autant plus encores comme auec(-)<text:line-break/>ques plus grande humilité, luy viuant &amp; maistre en cecy des autres painctres,<text:line-break/>il auoit acquis ceste gloire, ne voulant iamais estre appellé par ce nom de mai(-)<text:line-break/>stre, reffusant lequel tiltre de tant plus resplendissoit il en luy comme auec plus<text:line-break/>grant desir de ceulx qui scauoient moins que luy, ou de ses disciples, il estoit cou<text:line-break/>uoyteusement vsurpé, toutesfois combien que son art fust tresgrant, il n'estoit<text:line-break/>pour tout cela en aucune maniere que ce soit, plus beau de personne ne de visai(-)<text:line-break/>ge questoit messire Forestz, mais venant à compter la nouuelle ie dy que.</text:p>
      <text:p text:style-name="p">Messire Forestz &amp; Iotte auoient leurs heritaiges à Mugel : Et estant messire<text:line-break/>Forestz allé veoir les siens au temps d'esté que les<text:s/>vaccations sont es courtz, &amp;<text:line-break/>sen reuenant sur vng meschant cheual qui estoit peult estre de louaige, il trouua<text:line-break/>ledict Iotte lequel ayant pareillem(e2)t veu les siens sen retournoit aussi à Florence<text:line-break/>n'estant ri(e2) mieulx m(o2)té ne en ordre que luy : &amp; ainsi qu'ilz sen venoi(e2)t de c(o2)pa(-)<text:line-break/>gnie le beau petit pas, c(o2)me vieulx qu'ilz estoi(e2)t, aduint (c(o2)me nous voyons sou<text:line-break/>uent aduenir en esté) que vne soudaine pluye les surprit : pour laquelle euiter ilz<text:line-break/>se retirer(e2)t le plustost qu'il leur fut<text:s/>possible en la maison d'ung plaisant amy &amp; c(o2)<text:line-break/><text:span text:style-name="pb">[Fueil.148]</text:span><text:line-break/>gneu de chascun d'eulx : mais quelque peu apres ne faisant semblant la pluye de<text:line-break/>vouloir cesser, &amp; eulx voulans arriuer de iour à Florence, ilz emprunterent de ce<text:line-break/>paysant deux m(a2)teletz<text:s/>vieulx, de ces gris de bureau, &amp; deux chappeaulx tous pe<text:line-break/>lez de vieillesse : pour ce qu'il n'en y auoit point de meilleurs, &amp; c(o2)mencer(e2)t à se<text:line-break/>mettre en chemin. Or ayantz chemine quelque peu, &amp; se voyantz tous mouil(-)<text:line-break/>lez, enfangez &amp; crottez par le iallissement que font en allant les cheuaulx auec<text:line-break/>les piedz, (chose qui na pas acoustumé de rendre la personne plus honnorable)<text:line-break/>le temps s'esclarceit vng peu, &amp; commencerent à deuiser ensemble : mais messi(-)<text:line-break/>re forestz cheuauchant &amp; escoutant Iotte qui estoit fort beau parleur, commen<text:line-break/>ca à le regarder &amp; considerer d'un costé &amp; d'autre, depuis les piedz iusques à la<text:line-break/>teste. Et voyant qu'il estoit tout si ord &amp; si layd sans auoir aucune consideration<text:line-break/>à soy quel il estoit, commenca à rire, &amp; deit, Iotte penses<text:s/>tu que si vng estranger<text:line-break/>qui ne t'eust iamais veu venoit à ceste heure deuant nous qu'il creust que tu fus(-)<text:line-break/>ses le meilleur painctre du monde comme tu es ? A qui Iotte respondir prompte<text:line-break/>ment. Monsieur ie pense qu'il le croyroit lors qu'il croyroit vous regardant que<text:line-break/>vous sceussiez seulem(e2)t vostre a, b, c, Ce que oyant messire forest congneut son<text:line-break/>erreur &amp; se veit payé de telle monnoye, comme il auoit vendu ses denrees.</text:p>
      <text:h text:style-name="Titre2" text:outline-level="2">(hedera) MICHEL ESCALSE PROVVA A CER(-)<text:line-break/><text:span text:style-name="T3693">tains ieunes hommes qui feirent une gaigeure c</text:span><text:span text:style-name="T3694">ontre luy, que ceulx de la lignée</text:span><text:span text:style-name="T3695"><text:line-break/></text:span><text:span text:style-name="T3696">des Baronchi estoient les plus nobles du monde, ou de maremme, &amp; en gaigna</text:span><text:span text:style-name="T3697"><text:line-break/></text:span><text:span text:style-name="T3698">vng soupper.</text:span></text:h>
      <text:h text:style-name="P3699" text:outline-level="2">Nouuelle sixiesme.</text:h>
      <text:p text:style-name="P3700"><text:span text:style-name="T3701">L</text:span>Es dames ryoient encores de la belle &amp;<text:s/>prompte responce de<text:line-break/>Iotte, quant la Royne enchargea à madame Fiammette, qu'elle<text:line-break/>suyuist, laquelle commenca à parler ainsi. Mes ieunes dames, par<text:line-break/>ce que Pamphile à faict mencion des Baronchi (lesquelz vous<text:line-break/><text:soft-page-break/>ne congnoissez paraduenture comme il faict) cela ma faict sou(-)<text:line-break/>uenir d'une nouuelle en laquelle sera demonstré combien est<text:line-break/>grande leur noblesse, sans sortir hors de propos, parquoy ie veulx la vous ra(-)<text:line-break/>compter.</text:p>
      <text:p text:style-name="p">Il n'y a pas encor long temps qu'il y auoit à Florence vng ieune homme nom<text:line-break/>mé Michel Escalse qui estoit le plus plaisant &amp; recreatif homme du monde, &amp;<text:line-break/>qui plus auoit d'inuencions nouuelles <text:span text:style-name="T3702">:</text:span><text:s/>Au moyen dequoy les ieunes enfans de<text:line-break/>Florence estoient fort ayses, quant ilz le pouuoient auoir en leur compaignie.<text:line-break/>Or aduint vng iour que luy estant à Montvguy auec quelques autres se meut<text:line-break/>entre eulx vne question en deuisant lesquelz estoient les plus nobles, &amp; de plus<text:line-break/>ancienne maison à Florence. Dont les vngs disoient que c'estoient les Vberti, les<text:line-break/>autres les Lamberti : &amp; l'un disoit ceulx cy, &amp; l'autre ceulx la : comme chascun<text:line-break/>pensoit en son entendement. Ce que oyant Escalse, il commenca à soubz rire, &amp;<text:line-break/>deit, allez allez sotz que vous estes, vous ne scauez que vous dictes, ie vous dy<text:line-break/>que les Baronchi sont les plus nobles &amp; les plus anciens qui soient, n(o2) seulement<text:line-break/>à Florence : mais en tout le monde, ou en Maremme, à quoy s'accordent tous<text:line-break/>les Philosophes : &amp; vng chascun qui les congnoist, comme ie fays, &amp; affin que<text:line-break/><text:span text:style-name="pb">[n.p.]</text:span><text:line-break/>vous ne prenez les vngs pour les autres, ie vous parle des Baronchi noz voisins,<text:line-break/>qui se tiennent pres nostre dame la grant : Quant ceulx qui estoient auec luy qui<text:line-break/>cuy doient qu'il voulsist dire autre chose, ouyrent cecy, ilz se mocquerent tous<text:line-break/>de luy, &amp; deirent, tu te mocques : comme si nous ne congnoissions les Baronchi<text:line-break/>aussi bien<text:s/>que tu faiz. Certes non fays deit Escalse : ains vous dy vray. Et s'il ya<text:line-break/>quelcun qui vueille faire gaigeure d'un soupper, pour six compaign(o2)s telz qu'on<text:line-break/>vouldra choisir, ie le gaigeray : &amp; si vous feray bi(e2) plus, car i'en croyray qui vous<text:line-break/>vouldrez,<text:s/>Entre lesquelz y eut vng n(o2)mé Neri vannini qui deit, ie suis tout prest<text:line-break/>de gaigier ce soupper, Et s'estans accordez ensemble d'en croire Pierre de Flo(-)<text:line-break/>rentin, en la maison duquel ilz estoient, ilz sen allerent à luy, &amp; tous les autres a(-)<text:line-break/>pres, pour veoir perdre Escalse : &amp; se mocquer de luy, &amp; compterent toute leur<text:line-break/>gaigeure : Pierre qui estoit discret ieune homme ayant premierement ouy le di(-)<text:line-break/>re de Neri, se tourna vers Escalse : &amp; luy deit, &amp; toy comment pourras tu prouuer<text:line-break/>ce que tu dys ? Escalse<text:s/>deit, ie le prouueray par telle raison, que non seulement<text:line-break/>toy : mais cestuy cy qui le nye, confessera que ie dy vray. Vous scauez bien que<text:line-break/>tant plus les hommes sont de ancienne race, tant plus ilz sont nobles, &amp; ainsi le<text:line-break/>soustenoit lon tout a ceste heure<text:s/>entre ceulx cy : Or est il, que les Baronchi sont<text:line-break/>plus anciens que nulz autres hommes qui soient en ceste ville : dont sensuit donc<text:line-break/>ques qu'ilz sont plus nobles, &amp; si ie vous monstre qu'ilz soient les plus anciens,<text:line-break/>i'auray sans point de faulte gaigne la gaigeure. Et qu'il soit ainsi vous deuez sca(-)<text:line-break/>uoir que nostre seigneur feit les Baronchi du t(e2)ps qu'il apprenoit encores à pain(-)<text:line-break/>dre : mais les autres hommes sont faictz du temps qu'il scauoit bien paindre, &amp;<text:line-break/>qu'il soit vray, prenez garde aux Baronchi<text:s/>&amp; aux autres hommes : Vous verrez<text:line-break/>tous les autres qui ont les visaiges bien composez &amp; deuement proportionnez :<text:line-break/>mais vous verrez aux Baronchi, que l'un à le visaige fort long &amp; estroict, l'autre<text:line-break/>lá large oultre mesure, &amp; tel en y a il qui à le nez fort long, autre qui la court : &amp;<text:line-break/>d'autres qui ont le menton long renuerse contremont, &amp; des maschoueres qui<text:line-break/>ressemblent celles d'un asne : encor y en à il tel, qui à vng oeil plus gros que l'au(-)<text:line-break/>tre, &amp; tel qui à l'un plus bas que l'autre : comme vous auez veu<text:s/>que sont voulen(-)<text:line-break/>tiers les visaiges que les enfans font quant ilz commencent d'apprendre à pour(-)<text:line-break/>traire. Parquoy comme ie vous ay desia dict, il appert clairement que nostre sei(-)<text:line-break/>gneur les feit quant il apprenoit à paindre, tellement qu'on ne peult nyer, qu'ilz<text:line-break/><text:soft-page-break/>ne soient plus anciens que les autres, &amp; par consequent plus nobles. Parquoy se<text:line-break/>souuenant tresbien Pierre qui estoit le iuge, &amp; Neri qui auoit gaigé le soupper<text:line-break/>&amp; pareillement tous les autres de la compaignie de toutes les parties de Baron(-)<text:line-break/>chi, &amp; ayantz ouy le plaisant argument de Escalse, chascun commenca à rire &amp; à<text:line-break/>dire que Escalse auoit le meilleur droict, &amp; qu'il auoit gaigne le soupper : Car les<text:line-break/>Baronchi estoient pour certain les plus nobles c(o2)me les plus anciens qui fussent<text:line-break/>non seulement à Florence, mais au monde ou en Maremme. Et pour cela, quant<text:line-break/>Pamphile voulut monstrer la laydeur du visaige de messire Forest, il deit à bon<text:line-break/>droict qu'il eust esté laid, aupres de l'un de ceulx de Baronchi.</text:p>
      <text:h text:style-name="Titre2" text:outline-level="2"><text:span text:style-name="pb">[Fueil.149]</text:span><text:line-break/>MADAME PHILIPPE ESTANT TROV(-)<text:line-break/><text:span text:style-name="T3703">uée auec ung sien amy par son mary fut citée deuant le iuge, dont elle se deliura</text:span><text:span text:style-name="T3704"><text:line-break/></text:span><text:span text:style-name="T3705">auec une prompte &amp; plaisante responce, &amp; feit moderer le statut donné aupara(-)</text:span><text:span text:style-name="T3706"><text:line-break/></text:span><text:span text:style-name="T3707">uant contre les femmes.</text:span></text:h>
      <text:h text:style-name="P3708" text:outline-level="2">Nouuelle septiesme.</text:h>
      <text:p text:style-name="P3709"><text:span text:style-name="T3710">D</text:span>Esia se taisoit madame Fiamette, &amp; chasc(u2)<text:s/>rioit encores du nou<text:line-break/>uel argument d(o2)t auoit vsé Escalse pour anoblir par dessus tous<text:line-break/>les autres les Baronchi, quant la royne enioignit à Philostrate<text:line-break/>qu'il deit sa nouuelle &amp; il commenca à dire ainsi. Honnestes da<text:line-break/>mes cest belle chose que de scauoir bien parler à tous propos :<text:line-break/>mais ie l'estime encores plus belle de le scauoir faire qu(a2)t la neces<text:line-break/>sité le requiert, Ce que vne gentil femme dont ie veulx parler sceut si bien faire<text:line-break/>que non seulement elle en feit rire les auditeurs : mais aussi se desuelopa<text:s/>du dan(-)<text:line-break/>ger de la mort comme vous orrez.</text:p>
      <text:p text:style-name="p">En la ville de Prato y eut iadis vng edit non moins (à dire verité) blasmable<text:line-break/>que cruel, lequel commandoit sans faire aucune exception, que aussi tost fust<text:line-break/>bruslée la femme que son mary trouueroit en adultaire auec quelque sien amy<text:line-break/>par amours, c(o2)me celle qui se seroit abandonnée à quelque autre pour de l'arg(e2)t.<text:line-break/>Et dur(a2)t cest edit aduint que vne gentille femme belle, &amp; plus que nulle autre a(-)<text:line-break/>moureuse, qui se nommoit madame Phelippe, fut trouuée en sa chambre vne<text:line-break/>nuict par Regnault depugliesi son mary, entre les bras d'un beau ieune gentil<text:line-break/>homme d'icelle ville nommé Lazarin quassagliotri, qu'elle aymoit comme soy<text:line-break/>mesmes : ce que voyant le mary courroussé merueilleusement, à peine se sceut il<text:line-break/>retenir de courir sur eulx, &amp; de les tuer. Et n'eust esté qu'il auoit peur de soy mes(-)<text:line-break/>mes, il l'eust faict ensuyuant l'impetuosité de son courroux. S'estant doncques re(-)<text:line-break/>tenu de le faire il ne se peut pourtant garder qu'il ne pourchassast la rigueur de<text:line-break/>ledit de Prato, chose qui ne luy estoit licite de faire. Cest assauoir la mort de sa<text:line-break/>femme. Et par ainsi ayant tesmoignage assez suffisant, pour prouuer la faulte de<text:line-break/>sadicte femme, aussi tost que le iour fut venu sans en demander autre conseil l'al(-)<text:line-break/>la accuser, &amp;<text:s/>la feit adiourner. La dame qui estoit de grant cueur comme gene(-)<text:line-break/>ralement ont acoustumé d'estre, celles qui ayment à bon essient, delibera contre<text:line-break/>le conseil &amp; opinion de plusieurs ses parens &amp; amys, de comparoistre : &amp; de vou<text:line-break/>loir plus tost mourir virilement en confessant la verité, que en fuyant viure vile(-)<text:line-break/>ment en exil par contumace : &amp; nyer qu'elle ne fust digne d'un tel amy, comme<text:line-break/>estoit celuy entre les bras duquel elle auoit esté trouuée la nuict passée. Et sen vint<text:line-break/>deuant le Potestat fort bien acompaignée d'hommes &amp; de femmes qui tous luy<text:line-break/>conseilloient de le nyer. Et luy demanda auec vng visaige constant, &amp; vne voix<text:line-break/>ferme, qu'il luy demandoit. Le potestat regardant ceste cy, &amp; la voyant belle de<text:line-break/><text:soft-page-break/>beau maintien, &amp; selon que ses parolles tesmoignoient<text:s/>de grant cueur, commen<text:line-break/>ca d'auoir compassion d'elle, doubtant qu'elle ne confessast chose par laquelle il<text:line-break/>fust contrainct, pour faire son deuoir de la faire mourir. Mais ne pouuant toutes<text:line-break/>fois delaier qu'il ne l'enquist de ce dont elle estoit accusée, il<text:s/>luy deit : Madame vo<text:line-break/>stre mary (comme vous voyez) est icy qui se plainct de vous : disant qu'il vous<text:line-break/><text:span text:style-name="pb">[n.p.]</text:span><text:line-break/>à trouuée en adultere auec vng autre homme, &amp; pour ce il demande que selon<text:line-break/>la rigueur d'un edit que nous auons, ie vous en face punir : &amp; par<text:s/>consequent<text:line-break/>mourir : mais ie ne le puis faire si vous ne le confessez. Et par ainsi regardez bien<text:line-break/>comment vous respondrez : &amp; me dictes s'il est vray ce dont vostre mary vous<text:line-break/>accuse. La dame sans point s'estonner respondit plaisamment, monsieur il est<text:line-break/>vray<text:s/>que Regnault est mon mary, &amp; qu'il m'a trouuée ceste nuict passée entre<text:line-break/>les bras de Lazarin : ou i'ay esté plusieurs autresfois pour la bonne &amp; parfaicte<text:line-break/>amytié que ie luy porte, &amp; cecy ie ne nyeray iamais : mais vous scauez bi(e2) &amp; i'en<text:line-break/>suis certaine, que les loix qu'on faict en vng pays doiuent estre communes, &amp;<text:line-break/>faictes auec le consentement de ceulx à qui elles touchent : ce qui n'est pas adue(-)<text:line-break/>nu de ceste cy. Car elle n'est seulement rigoreuse que contre les paoures fem(-)<text:line-break/>mes, qui pourroient beaucoup mieulx satiffaire à plusieurs, que les hommes : Et<text:line-break/>oultre ce, quant elle fut faicte il n'y eut femme qui seulement y consentist : ne qui<text:line-break/>iamais y ait esté appellée, au moyen dequoy elle ne se peult appeller à bon droict<text:line-break/>que mauuaise, &amp; si vous voulez estre executeur d'icelle au preiudice de ma per(-)<text:line-break/>sonne &amp; de vostre conscience, il est en vous de faire ce qu'il vous plaira : mais a(-)<text:line-break/>uant (q2) vous procediez à donner aucune sent(e2)ce, ie vous supplie qu'il vous plaise<text:line-break/>me faire vne petite grace : Cest assauoir que vous dem(a2)diez à m(o2) mary, si toutes<text:line-break/>&amp; quantesfois qu'il luy à pleu receuoir plaisir de moy ie ne luy ay pas faict aban(-)<text:line-break/>don de ma personne : A quoy Regnault sans attendre que le Potestat le luy de(-)<text:line-break/>mandast, respondit soudainement, que<text:s/>sans aucune doubte sa femme toutes les<text:line-break/>fois qu'il l'en auoit requise, ne luy auoit iamais reffuse aucun plaisir qu'il desi(-)<text:line-break/>rast prendre d'elle. Alors la dame continuant incontinent son propos deit, Ie<text:line-break/>vous demande doncques monsieur le Potestat, s'il à tousious pris de moy, ce<text:line-break/>qui luy à pleu, &amp; qui luy à esté besoing, que deuois ie ou doy faire du demou(-)<text:line-break/>rant ? Le doy ie ietter aux chiens ? N'est il pas plus raisonnable que i'en face plai(-)<text:line-break/>sir à vng gentil homme qui m'ayme plus que soy mesmes, que le<text:s/>laisser perdre<text:line-break/>ou gaster ? Il y auoit lá, à vne telle examination &amp; d'une si grande &amp; renom(-)<text:line-break/>mée dame comme ceste cy estoit, presque tous ceulx de la ville de Prato, les(-)<text:line-break/>quelz oyant vne si plaisante demande cryerent soudainement (apres auoir ry<text:line-break/>leur saoul) tous d'une voix que la dame auoit raison &amp; qu'elle disoit tresbien.<text:line-break/>Tellement que auant qu'ilz partissent de lá, lon modiffia par l'aduis du Pote(-)<text:line-break/>stat, ledit si cruel : &amp; fut dit qu'il s'entendoit seulement de celles qui pour ar(-)<text:line-break/>gent feroient tort à leurs mariz. Au moyen dequoy Regnault demourant con(-)<text:line-break/>fuz d'une si folle entreprinse, se partit de l'auditoire : &amp; la dame ioyeuse &amp; de(-)<text:line-break/>liure, estant quasi reschappée du feu, sen retourna toute glorieuse en sa mai(-)<text:line-break/>son.</text:p>
      <text:soft-page-break/>
      <text:h text:style-name="Titre2" text:outline-level="2"><text:span text:style-name="pb">[Fueil.150]</text:span><text:line-break/>(hedera) FRESCO CONSEILLA A SA NIECE<text:line-break/><text:span text:style-name="T3711">que si ceulx qui sont mal plaisantz à veoir luy faschoient comme elle disoit,</text:span><text:span text:style-name="T3712"><text:line-break/></text:span><text:span text:style-name="T3713">qu'elle ne se myrast iamais.</text:span></text:h>
      <text:h text:style-name="P3714" text:outline-level="2">Nouuelle huictiesme.</text:h>
      <text:p text:style-name="P3715"><text:span text:style-name="T3716">L</text:span>A nouuelle que racompta Philostrate picqua au comm(e2)cement<text:line-break/>auec vng peu de honte les cueurs des dames qui l'escoutoient,<text:line-break/>dont la rougeur qui leur monta au visaige, en donna vray tes(-)<text:line-break/>moignaige, à la fin en se regardant l'une l'autre, &amp; ne se pouuans<text:line-break/>à peine tenir de rire, elles en soubzriant l'acheuerent d'escouter :<text:line-break/>mais apres qu'elle fut acheuée la royne se tourna vers madame<text:line-break/>Emilie, &amp; luy commanda qu'elle suyuist. Laquelle en soufflant comme si elle se<text:line-break/>leuoit de dormir commenca ainsi. Mes desirables dames, pour ce que vng long<text:line-break/>pencer m'a tenu grant piece fort loing d'icy, ie me passeray (pour<text:s/>obeyr à nostre<text:line-break/>royne) d'une moindre nouuelle que ie n'eusse paraduenture faict si i'eusse eu le<text:line-break/>cueur icy en vous comptant la sotte faulte d'une ieune fille auec vng plaisant<text:line-break/>mot &amp; correct que luy deit vng sien oncle si elle eust esté de si bon esperit qu'el(-)<text:line-break/>le l'eust entendu.</text:p>
      <text:p text:style-name="p">Vng homme doncques qui se nomma Fresco de Chelatico, auoit vne niece<text:line-break/>nommée par mignardise Franchon. Laquelle encor qu'elle fust de belle taille &amp;<text:line-break/>eust beau visaige, (non pas pourtant de ses angelicques que nous voyons plu(-)<text:line-break/>sieursfois) se reputoit neantmoins si grande chose &amp; si noble, qu'elle auoit prins<text:line-break/>vne coustume de blasmer les hommes &amp; les femmes, &amp; tout ce qu'elle voyoit :<text:line-break/>sans auoir aucun esgard à soy mesmes, qui estoit aussi mal plaisante fascheuse &amp;<text:line-break/>despiteuse, que nulle autre qu'on eust sceu veoir. Car on ne pouuoit faire aucune<text:line-break/>chose à son gré. Et oultre tout cecy, elle estoit si fiere &amp; haultaine, que quant el(-)<text:line-break/>le eust esté de la maison royalle de France, cela eust esté encor trop. Et quant el(-)<text:line-break/>le alloit par la rue tout luy puoit : de sorte qu'elle ne faisoit iamais autre chose que<text:line-break/>se tordre le nez, comme si tous ceulx qu'elle voyoit ou rencontroit luy puyoient.<text:line-break/>Or laissons à part plusieurs autres siennes condicions mal plaisantes &amp; ennuy(-)<text:line-break/>euses. Il aduint vng iour que elle sen estant retournée à la maison ou son oncle<text:line-break/>estoit, elle toute plaine de mignardise &amp; ne faisant que souffler, se alla seoir au(-)<text:line-break/>pres de son oncle, qui luy demanda, Franchon que veult dire cecy ? que estant au<text:line-break/>iourdhuy feste tu t'en sois si<text:s/>tost retournée à la maison ? A qui elle toute tum(-)<text:line-break/>bant par pieces de mignardise, respondit : il est vray que ie m'en suis venue ainsi<text:line-break/>tost, par ce que ie ne pense point qu'il y eust iamais en ceste ville tant d'hommes<text:line-break/>&amp; de femmes si mal plaisans &amp; fascheux comme il ya auiourdhuy, &amp; n'en voy<text:line-break/>pas vng passer par la rue qui ne me desplaise comme ie ne scay quoy, &amp; ne pen(-)<text:line-break/>se pas qu'il y ait femme au monde, à qui les personnes mal plaisantes ennuyent<text:line-break/>tant que à moy : tellem(e2)t que pour ne les veoir ie m'en suis ainsi tost venue, à la(-)<text:line-break/>quelle Fresco à qui les puantes facons de faire de sa niece faschoient desespere(-)<text:line-break/>ment, deit. Ma fille si les mal plaisans te desplaisent si fort comme tu dis, faiz si<text:line-break/>tu veulx viure ioyeuse, que tu ne te myres iamais. Mais elle plus vuyde de sens<text:line-break/>que vne canne : &amp; qui pensoit autant scauoir que Salomon, n'entendit ce que<text:line-break/><text:span text:style-name="pb">[n.p.]</text:span><text:line-break/>vouloit dire le mot de son oncle, ne plus ne moins que vng mouton eust faict :<text:line-break/>ains deit qu'elle se vouloit myrer comme les autres, &amp; ainsi elle demoura en ce(-)<text:line-break/>ste grosse lourderie &amp; encor y est.</text:p>
      <text:soft-page-break/>
      <text:h text:style-name="Titre2" text:outline-level="2">(hedera) MESSIRE GVYDO CAVALCANT, DEIT<text:line-break/><text:span text:style-name="T3717">auec ung honneste mot iniure à certains cheualiers Florentins qui l'auoient surprins.</text:span></text:h>
      <text:h text:style-name="P3718" text:outline-level="2">Nouuelle neufiesme.</text:h>
      <text:p text:style-name="P3719"><text:span text:style-name="T3720">C</text:span>Ongnoissant la royne que madame Emilie estoit quicte de sa<text:line-break/>nouuelle, &amp; qu'il ne restoit que à elle a dire, hors mis à celuy qui<text:line-break/>par priuileige auoit à parler le dernier, elle commenca ainsi. Gra<text:line-break/>cieuses dames, vous m'auez auiourdhuy oste vne couple de nou(-)<text:line-break/>uelles pour le moins, dont i'en pensoye dire l'une, Toutesfois il<text:line-break/>m'en est encor demouré vne <text:span text:style-name="T3721">:</text:span><text:s/>en la conclusion de laquelle est con<text:line-break/>tenu vng tel mot, que paraduenture il ne sen est point encores compté vng de si<text:line-break/>grande intelligence.</text:p>
      <text:p text:style-name="p">Vous deuez doncques scauoir qu'il y eut au t(e2)ps passé plusieurs<text:s/>belles &amp; loua(-)<text:line-break/>bles coustumes en nostre cité, dont il n'en est pas demouré auiourdhuy vne, dieu<text:line-break/>mercy &amp; l'auarice, qui auec les richesses est tellement creue en icelle, qu'elle les en<text:line-break/>à toutes chasses : entre lesquelles y en auoit vne telle, que en diuers lieux de Flo(-)<text:line-break/>rence, s'assembloient les bonnes maisons du quartier, &amp; faisoient leur compai(-)<text:line-break/>gnie d'un certain nombre de personnes, en regardant d'y mettre ceulx qui ayse(-)<text:line-break/>ment pouuoient supporter la despence : auiourdhuy l'ung, &amp; demain l'autre :<text:s/>&amp;<text:line-break/>ainsi mettoient par ordre la nappe chascun son iour à toute la compaignie : la<text:line-break/>ou quelque fois ilz inuitoient &amp; faisoient honneur aux gentilz hommes estran(-)<text:line-break/>giers : quant il y en arriuoit, &amp; pareillement à des citoyens, ilz se vestoient aus(-)<text:line-break/>si d'une<text:s/>sorte (au moins vne fois lan) &amp; sen alloient les plus nobles ensemble à<text:line-break/>cheual par la ville : ou quelque fois faisoient quelque tournay, ou autre faict d'ar(-)<text:line-break/>mes : mesmement es iours des principalles festes de l'année. Entre lesquelles com(-)<text:line-break/>paignies y<text:s/>en auoit vne de messire Bette brunelesqui. En laquelle messire Bette<text:line-break/>&amp; ceulx de sa c(o2)paignie auoient fort tasché d'y tirer Guydo filz de messire Ca(-)<text:line-break/>ualc(a2)t de caualcanti, &amp; non sans occasion : Car oultre ce qu'il estoit des meilleurs<text:line-break/>dialecticiens<text:s/>que le monde soustinst, &amp; parfaict Philosophe naturel (desquelles<text:line-break/>choses la compaignie ne se soucyoit gueres) si estoit il aussi tresgentil &amp; fort hon<text:line-break/>neste gentil homme, &amp; bien parlant : &amp; toute chose quil vouloit faire, &amp; qui ap(-)<text:line-break/>partenant à gentil h(o2)me, il le sauoit mieulx faire que nul autre : &amp; auec tout cecy<text:line-break/>il estoit tresriche, &amp; si scauoit faire honneur à quiconques il pensoit en son enten<text:line-break/>dement le meriter autant que langue le scauroit exprimer. Mais iamais messire<text:line-break/>Bette n'auoit tant sceu faire de l'auoir tiré en leur compaignie : pensant luy &amp; ses<text:line-break/>compaignons que cecy aduint de ce que messire Guydo speculant quelque fois,<text:line-break/>deuenoit fort retiré d'auec les h(o2)mes. Et pource qu'il tenoit quelque peu de l'opi<text:line-break/>nion des Epicuriens, le menu peuple<text:s/>disoit que toutes ses speculations n'estoient<text:line-break/>seulement que pour chercher si on pourroit trouuer que dieu ne fust point. Or<text:line-break/>aduint vng iour que partant messire Guydo de l'eglise sainct Michel d'horte, &amp;<text:line-break/><text:span text:style-name="pb">[Fueil.151]</text:span><text:line-break/>sen venant par la rue nommée Corse, iusques à sainct Iehan, qui estoit quasi son<text:line-break/>chemin ordinaire, estans lors autour l'eglise sainct Iehan, ces grandes sepultures<text:line-break/>de marbre, qui sont auiourdhuy à saincte reparate, &amp; plusieurs autres, &amp; luy en(-)<text:line-break/>tre les colonnes de Porfire qui y sont, &amp; ces sepultures, &amp; la porte de sainct Ieh(a2)<text:line-break/>qui lors estoit fermée, messire Bette trauersa à cheual auec sa c(o2)paignie la place<text:line-break/>de saincte Reparate, voyant messire Guydo parmy ces sepultures &amp; deit : Allons<text:line-break/>le harseller. Parquoy donn(a2)s des esperons aux cheuaulx c(o2)me s'ilz l'eussent vou<text:line-break/>lu assaillir, furent quasi premier sur luy qu'il sen apperceust <text:span text:style-name="T3722">:</text:span><text:s/>&amp; luy c(o2)mencerent à<text:line-break/>dire : Guydo, tu reffuses d'estre de nostre c(o2)paignie : mais quoy ? qu(a2)t tu auras trou<text:line-break/><text:soft-page-break/>ué que dieu n'est point, que auras<text:s/>tu faict ? Ausquelz Guydo se voyant enuir(o2)né<text:line-break/>d'eulx soudainem(e2)t leur deit : Messieurs vous me pouuez faire en vostre maison<text:line-break/>ce qu'il vous plaist, &amp; ay(a2)t mis la main sur vne de ces sepultures qui estoi(e2)t gran<text:line-break/>des, print s(o2) sault, &amp; se iecta de l'autre part : c(o2)me celuy &lt;ATTcaractere&gt; estoit fort agile. Et qu(a2)t<text:line-break/>il se fut desueloppé d'eulx il sen alla : ceulx cy demourer(e2)t tous estonnez regard(a2)s<text:line-break/>l'un l'autre : &amp; commencerent à dire qu'il estoit sans entendement : &amp; que ce qu'il<text:line-break/>auoit<text:s/>resp(o2)du ne venoit point à propos. Car ilz n'auoi(e2)t non plus à faire la ou ilz<text:line-break/>estoient que tous les autres citoyens : ne messire Guydo moins que piece deulx :<text:line-break/>ausquelz messire Betto deit. Cest vous autres qui estes sans entendement si vous<text:line-break/>ne l'auez<text:s/>ent(e2)du, il nous à honnestement &amp; en peu de parolles dit la plus grande<text:line-break/>iniure du monde : parce que si vous y regardez bi(e2), ces sepultures sont les maisons<text:line-break/>des mortz pour ce qu'on y mect les mortz &amp; y demeur(e2)t, lesquelles il dit que cest<text:line-break/>nostre maison : pour nous faire cognoistre que nous &amp; les autres h(o2)mes ydiotz<text:line-break/>&amp; non lectrez, sommes pis que mortz, à c(o2)paraison de luy : &amp; des autres h(o2)mes<text:line-break/>scauans. Et par ainsi estans icy entre ces sepultures nous sommes en nostre mai(-)<text:line-break/>son : alors chascun entendit ce que messire Guydo auoit voulu dire, &amp; en eurent<text:line-break/>honte, ne iamais plus ne le agasserent, &amp; tindrent de la en auant messire Betto<text:line-break/>pour subtil &amp; entendu cheualier.</text:p>
      <text:h text:style-name="Titre2" text:outline-level="2">(hedera) FRERE OIGNON PROMEIT A CERTAINS<text:line-break/><text:span text:style-name="T3723">paysans, de leur monstrer la plume de l</text:span><text:span text:style-name="T3724">'ange Gabriel, ou lieu de laquelle trouuant des</text:span><text:span text:style-name="T3725"><text:line-break/></text:span><text:span text:style-name="T3726">charbons il leur deit que cestoit de ceulx dont sainct Laurens fut rosty.</text:span></text:h>
      <text:h text:style-name="P3727" text:outline-level="2">Nouuelle dixiesme.</text:h>
      <text:p text:style-name="P3728"><text:span text:style-name="T3729">Q</text:span>Vant chascun de la c(o2)paignie fut eschappé de dire sa nouuelle,<text:line-break/>c(o2)gnoissant Dioneo, que cestoit à luy à dire<text:s/>la si(e2)ne, sans atten<text:line-break/>dre trop solemnel c(o2)mandement apres qu'il eut impose fil(e2)ce à<text:line-break/>ceulx qui louoi(e2)t le mot qu'on auoit ouy de messire Guydo, c(o2)<text:line-break/>menca ainsi. Honnestes dames, c(o2)bien que par mon priuileige<text:line-break/>il me soit permis de parler de ce<text:s/>qui plus me vi(e2)dra à gré, si n'en<text:line-break/>tendz ie toutesfois, de me vouloir separer de ceste matiere, d(o2)t vous toutes auez<text:line-break/>fort bien parlé à propos. Mais fuyuant voz brisees, ie delibere de vous monstrer<text:line-break/>c(o2)bien cautement &amp; auec vng soudain rempart, vng<text:s/>des religieux de sainct An<text:line-break/>thoine euitta vne h(o2)te que deux ieunes h(o2)mes luy auoient preparée : &amp; ne vous<text:line-break/>deura ennuyer de ce que pour bien vous dire la nouuelle complette ie seray vng<text:line-break/>peu long, si vous regardez au Soleil qui est encor au meillieu du<text:s/>ciel.</text:p>
      <text:p text:style-name="p"><text:span text:style-name="pb">[n.p.]</text:span><text:line-break/>Certalde, comme paraduenture vous pouez auoir entendu est vng villaige<text:line-break/>de la vau d'Else assiz en nostre domaine de Florence : lequel ores qu'il soit petit,<text:line-break/>à pourtant esté autresfois habité de g(e2)tilz hommes &amp; gens aysez : la ou vng<text:s/>des<text:line-break/>religieux de sainct Anthoine, nommé frere Oignon, auoit de long temps acou(-)<text:line-break/>stumé d'aller, pour recueillir les aulmosnes, que les sotz leur faisoient tous les ans<text:line-break/>vne fois : tant pour ce qu'il y trouuoit b(o2)ne pasture, que aussi pour ce qu'il y estoit<text:line-break/>voulentiers veu : plus paraduenture pour le nom qu'il portoit, que pour autre<text:line-break/>grande deuocion : aussi que ce terroir produict les meilleurs oignons de toute la<text:line-break/>Touscanne. Ce frere Oignon estoit de petite stature, rousseau, vng visaige alle(-)<text:line-break/>gre, &amp; le<text:s/>meilleur questeur du monde, &amp; oultre ce (encor qu'il n'eust aucun sca(-)<text:line-break/>uoir) il estoit si parfaict &amp; prompt parleur, que qui ne l'eust congneu, non seule(-)<text:line-break/>ment l'eust il estimé vng grant rethoricien : mais eust dit qu'il estoit luy mesmes<text:line-break/><text:soft-page-break/>Ciceron, ou<text:s/>bien Quintilien : &amp; si estoit compere de tous ceulx du pays, ou a(-)<text:line-break/>my, ou bien voulu. Lequel suyuant sa coustume y alla ou moys d'aoust vne fois<text:line-break/>entre les autres, &amp; vng dimenche matin estans toutes les bonnes gens d'autour,<text:line-break/>hommes &amp; femmes venuz à la messe, à la principalle eglise, il s'aduenca quant il<text:line-break/>veit qu'il en estoit temps, &amp; deit : Messieurs &amp; dames, vostre coustume est, com(-)<text:line-break/>me vous scauez d'enuoyer tous les ans aux paoures du baron monsieur sainct<text:line-break/>Anthoine de voz bledz &amp; auoynes : les vngs peu, &amp; les autres beaucoup, chascun<text:line-break/>selon son pouuoir &amp; sa deuotion : affin que le benoist sainct Anthoine soit gar(-)<text:line-break/>de de voz bœufz, asnes, pourceaulx, &amp; de voz brebiz. Et oultre ce vous auez a(-)<text:line-break/>coustumé de payer, mesmement ceulx qui sont escriptz en nostre confrarie ce<text:line-break/>peu de deuoir qu'on paye vne seule fois lan : Pour lesquelles choses recueillir ie<text:line-break/>suis enuoyé par mon superieur : Cest assauoir monsieur l'abbé, &amp; par ainsi auec<text:line-break/>ques la benediction de dieu, vous viendrez apres mydi quant vous orrez sonner<text:line-break/>les cloches icy, hors de l'eglise, la ou à la mode acoustumée, ie vous feray la predi<text:line-break/>cation &amp; baiserez la croix, &amp; dauantaige, pour ce que ie vous congnois tous tres<text:line-break/>deuotz du baron monsieur sainct Anthoine, ie vous m(o2)streray de grace special(-)<text:line-break/>le vne tressaincte &amp; belle relicque : laquelle moy mesmes ay iadis apportée de la<text:line-break/>terre saincte d'oultre mer, scauoir est vne des plumes de l'ange Gabriel. Laquelle<text:line-break/>demoura en la chambre de la vierge Marie, quant il luy vint faire l'annunciation<text:line-break/>en Nazareth, &amp;<text:s/>cecy deit il se teut &amp; sen retourna ouyr la messe. Or ainsi qu'il<text:line-break/>disoit toutes ces belles choses, il y auoit entre plusieurs autres qui estoi(e2)t à l'eglise<text:line-break/>deux bons compaign(o2)s caultz &amp; fins, l'un nommé Iehan de bragoniere, &amp; l'au(-)<text:line-break/>tre Blaise pissin : lesquelz apres qu'ilz eurent ry entre eulx de la relique de frere<text:line-break/>Oignon (encor qu'ilz fussent bien fort ses amys &amp; de sa c(o2)paignie) deliberer(e2)t<text:line-break/>entre eulx mesmes, de luy bailler quelque trousse de ceste plume : &amp; ayant sceu<text:line-break/>que frere Oignon disnoit ce matin lá au chasteau auec quelque sien amy, si tost<text:line-break/>qu'il fut à table ilz descendirent incontinent en la rue &amp; sen allerent au logis ou<text:line-break/>frere Oignon estoit desc(e2)du, en deliberation que Blaise amuseroit le garcon ser(-)<text:line-break/>uiteur du beaupere, &amp; que<text:s/>Iehan cercheroit ceste plume parmy les besongnes<text:line-break/>de frere Oignon, pour veoir quelle elle estoit : &amp; pour la luy oster : affin d'enten(-)<text:line-break/>dre par apres, ce qu'il en diroit au peuple. Ce garcon lequel aucuns appelloient<text:line-break/>Gucchio balena, &amp; aucuns autres Gucchio imbratte, &amp; quelques vngs Gucchio<text:line-break/>pourceau, estoit si mauuais garcon, qu'il n'est pas à croyre que vng painctre qui<text:line-break/><text:span text:style-name="pb">[Fueil.152]</text:span><text:line-break/>se n(o2)moit Lipotopo en feist iamais vng tel. Duquel frere Oign(o2) auoit acoustu(-)<text:line-break/>mé souuentesfois faire des comptes &amp; dire entre ses c(o2)paignons : mon garcon à<text:line-break/>en soy neuf choses telles que si Salomon, Aristote, ou Senecque en eussent seule(-)<text:line-break/>ment eu l'une d'icelles, elle eust eu la puissance de gaster toute leur vertu, tout leur<text:line-break/>sens &amp; toute leur saincteté, Pensez<text:s/>doncq quel homme il doit estre : puis qu'il en<text:line-break/>à neuf, &amp; que en luy n'ya vertu sens ne aucune saincteté. Et quant on demandoit<text:line-break/>quelque fois à frere Oignon qu'elles estoient ces neuf choses, luy qui les auoit<text:line-break/>mis en ryme respondit. Ie le vous diray :</text:p>
      <text:p text:style-name="l">Il est lent, souillart, &amp; menteur</text:p>
      <text:p text:style-name="l">Paresseux, mesdisant, trompeur</text:p>
      <text:p text:style-name="l">Sans soing, sans esprit, sans valeur :</text:p>
      <text:p text:style-name="p">Sans ce que oultre tout ce que ie vous en dys il à quelques autres tromperies auec<text:line-break/>ceulx cy, qui se taisent pour le mieulx, &amp; ce dont il fault plus rire de luy, est qu'il<text:line-break/>veult prendre femme par tout ou il se treuue, &amp; maison à louage : &amp; pour ce qu'il<text:line-break/>à la barbe gr(a2)de, noyre &amp; bi(e2) grasse, il cuy de estre si beau &amp; agreable qu'il pense<text:line-break/>que toutes les femmes qui le voyent deuiennent amoureuses de luy <text:span text:style-name="T3730">:</text:span><text:s/>&amp;<text:s/>qui le lais<text:line-break/><text:soft-page-break/>seroit faire il laisseroit t(u2)ber sa ceinture pour courir apres elles : bien est vray qu'il<text:line-break/>me sert de beaucoup : car personne ne parle iamais à moy en si gr(a2)t secret soit ce,<text:line-break/>qu'il n'en vueille oyr sa part, &amp; s'il adui(e2)t que quelcun me<text:s/>demande quelque cho<text:line-break/>se, il à si grant peur que ie ne saiche respondre, que soudainement il respondra le<text:line-break/>premier : ouy ou non, c(o2)me il iuge qu'il soit c(o2)uenable. Or laissant frere Oignon,<text:line-break/>cest habile vallet à son logis, il luy c(o2)m(a2)da qu'il gardast bi(e2) que personne ne tou<text:line-break/>chast à ses besongnes : &amp; mesmement à ses besasses, par ce que les choses sacrees e(-)<text:line-break/>stoient ded(a2)s. Mais Gucchio Imbratte qui estoit plus amoureux d'estre en cuysi(-)<text:line-break/>ne, que les rossignolz ne sont d'estre sur les vertes<text:s/>branches : &amp; mesmem(e2)t qu(a2)t il<text:line-break/>scauoit qu'il y auoit quelque ch(a2)briere, luy ayant veu en celle de l'hoste, vne gros<text:line-break/>se garce grasse, recourcie &amp; mal faicte, qui auoit deux tetasses ressemblans deux<text:line-break/>panniers à porter fiens, auec vne face qui sembloit qu'elle fust des Bar(o2)chi, toute<text:line-break/>suante plaine de gresse &amp; enfumée, il desc(e2)dit en celle cuysine (ne plus ne moins<text:line-break/>que faict l'autour sur la charoigne) laissant la ch(a2)bre de frere Oignon ouuerte : &amp;<text:line-break/>toutes ces choses à l'hab(a2)d(o2), &amp; encor que ce fust ou moys d'Aoust (qu'il faict gr(a2)t<text:line-break/>chault) toutesfois il se meit à seoir aupres du feu, &amp; comm(e2)ca à entrer en propos<text:line-break/>auecques ceste cy qui se n(o2)moit Nutte : &amp; luy dire qu'il estoit g(e2)til h(o2)me par pro<text:line-break/>cureur, &amp; qu'il auoit des escuz<text:s/>pl(us) de mill(a2)teneuf, sans ceulx qu'il auoit à payer à au<text:line-break/>truy, qui estoi(e2)t au(a2)t plus (q2) moins, &amp; qu'il scauoit t(a2)t dire &amp; faire de choses (q2) mer<text:line-break/>ueilles, &amp; sans regarder à vng sien capuch(o2), sur lequel y auoit t(a2)t de gresse, qu'on<text:line-break/>en<text:s/>eust bi(e2) assaisonné la chauldiere du hault pas : &amp; à vne si(e2)ne iaquette toute r(o2)(-)<text:line-break/>pue &amp; repetassée, &amp; autour du col &amp; dessoubz les esselles tant esmaillé de sueur a(-)<text:line-break/>uecques plus de taches &amp; de plus diuerses couleurs, (q2) ne fur(e2)t iamais<text:s/>les draps de<text:line-break/>soye de Tartarie ou des Indes, &amp; ses soulliers tous r(o2)puz, &amp; ses chausses dessirees<text:line-break/>luy deit (c(o2)me si quasi il eust esté le sire de Castill(o2)) qu'il la vouloit habiller tout de<text:line-break/>neuf, &amp; la tirer de la captiuité de seruir &amp; de demourer auec autruy : (p3)eillem(e2)t s(a2)s<text:line-break/>auoir gr(a2)s heritaiges, la reduire en esper(a2)ce de meilleure fortune, &amp; plusieurs au<text:line-break/>tres choses qu'il luy deit, lesquelles encores qu'il les vomist fort affecti(o2)nem(e2)t, tou<text:line-break/>tesfois elles c(o2)uerties en fumée (c(o2)me faisoi(e2)t la pl(us) gr(a2)t (p3)tie de ses entreprinses)<text:line-break/><text:span text:style-name="pb">[n.p.]</text:span><text:span text:style-name="T3731"><text:line-break/></text:span><text:span text:style-name="T3732">tournerent à la fin à neant. Voyant doncques les deux ieunes c(o2)paignons, Guc(-)</text:span><text:span text:style-name="T3733"><text:line-break/></text:span><text:span text:style-name="T3734">chio pourceau occupé autour de Nutte, ilz en furent trescontens, par ce que leur</text:span><text:span text:style-name="T3735"><text:line-break/></text:span><text:span text:style-name="T3736">peine estoi</text:span><text:span text:style-name="T3737">t demy acheuée : &amp; ne trouuans aucune contradiction quant ilz fu(-)</text:span><text:span text:style-name="T3738"><text:line-break/></text:span><text:span text:style-name="T3739">rent entrez en la chambre de frere Oignon, d'autant que elle estoit ouuerte, la</text:span><text:span text:style-name="T3740"><text:line-break/></text:span><text:span text:style-name="T3741">premiere chose qui leur vint entre mains, en cerch(a2)t, ce fut la besasse ou estoit la</text:span><text:span text:style-name="T3742"><text:line-break/></text:span><text:span text:style-name="T3743">plume : voyans laque</text:span><text:span text:style-name="T3744">lle ouuerte ilz trouuerent vng petit coffre en vng grant</text:span><text:span text:style-name="T3745"><text:line-break/></text:span><text:span text:style-name="T3746">enuelopement de taffetas dedans lequel (quant ilz l'eurent ouuert) ilz trouue(-)</text:span><text:span text:style-name="T3747"><text:line-break/></text:span><text:span text:style-name="T3748">rent vne plume de la queue d'ung perroquet, laquelle ilz iugerent deuoir estre</text:span><text:span text:style-name="T3749"><text:line-break/></text:span><text:span text:style-name="T3750">celle qu'il auoit promise monstrer à ce</text:span><text:span text:style-name="T3751">ulx de Certalde. Et certes il le pouuoit en</text:span><text:span text:style-name="T3752"><text:line-break/></text:span><text:span text:style-name="T3753">ce temps l(a2) aysement faire accroire : car encores n'estoi(e2)t passées iusques en Tou(-)</text:span><text:span text:style-name="T3754"><text:line-break/></text:span><text:span text:style-name="T3755">scane sinon bien peu des lasciuetez d'Egypte : comme elles ont faict depuis, en</text:span><text:span text:style-name="T3756"><text:line-break/></text:span><text:span text:style-name="T3757">grande abondance, à la ruyne de toute L'</text:span><text:span text:style-name="T3758">Italie. Et combien qu'elles fussent lors</text:span><text:span text:style-name="T3759"><text:line-break/></text:span><text:span text:style-name="T3760">vng peu congneues de quelques vngs, si est ce que les habitans de celle contrée</text:span><text:span text:style-name="T3761"><text:line-break/></text:span><text:span text:style-name="T3762">n'en scauoient presque rien : ains y durant encores la pure simplicité des an(-)</text:span><text:span text:style-name="T3763"><text:line-break/></text:span><text:span text:style-name="T3764">ciens, non seulement ilz n'auoient point veu de perroq</text:span><text:span text:style-name="T3765">uetz : mais la plus grant</text:span><text:span text:style-name="T3766"><text:line-break/></text:span><text:span text:style-name="T3767">part des habitans n'en auoient de long temps ouy parler. Contentz que furent</text:span><text:span text:style-name="T3768"><text:line-break/></text:span><text:span text:style-name="T3769">doncques les deux ieunes hommes d'auoir trouué la plume, ilz la prindrent. Et</text:span><text:span text:style-name="T3770"><text:line-break/></text:span><text:span text:style-name="T3771">pour non laisser le coffre vuyde, eulx voyans des charbons en l'ung des coi</text:span><text:span text:style-name="T3772">ngs</text:span><text:span text:style-name="T3773"><text:line-break/></text:span><text:soft-page-break/><text:span text:style-name="T3774">de la chambre ilz l'en emplirent : Puis l'ayant refermé &amp; tout racoustré comme</text:span><text:span text:style-name="T3775"><text:line-break/></text:span><text:span text:style-name="T3776">ilz l'auoient trouué, sen vindrent auec la plume les plus ayses du monde sans a(-)</text:span><text:span text:style-name="T3777"><text:line-break/></text:span><text:span text:style-name="T3778">uoir esté apperceuz de personne : &amp; commencerent à attendre que deuroit dire</text:span><text:span text:style-name="T3779"><text:line-break/></text:span><text:span text:style-name="T3780">frere Oignon,</text:span><text:span text:style-name="T3781"><text:s/>quant il trouueroit des charbons au lieu de la plume. Les hom(-)</text:span><text:span text:style-name="T3782"><text:line-break/></text:span><text:span text:style-name="T3783">mes &amp; les femmes simples qui estoient à leglise oyans qu'ilz deuoient veoir la</text:span><text:span text:style-name="T3784"><text:line-break/></text:span><text:span text:style-name="T3785">plume de l'ange Gabriel, apres que la messe fut dicte sen retournerent à leurs</text:span><text:span text:style-name="T3786"><text:line-break/></text:span><text:span text:style-name="T3787">maisons. Et l'ayant dict l'ung v</text:span><text:span text:style-name="T3788">oysin à lautre, &amp; l'une commere à l'autre, inconti(-)</text:span><text:span text:style-name="T3789"><text:line-break/></text:span><text:span text:style-name="T3790">uent que chascun eut disné, tant d'hommes &amp; tant de femmes coururent au cha</text:span><text:span text:style-name="T3791"><text:line-break/></text:span><text:span text:style-name="T3792">steau que à peine y pouuoient ilz entrer : attendans en grande deuotion de veoir</text:span><text:span text:style-name="T3793"><text:line-break/></text:span><text:span text:style-name="T3794">ceste plume : Quant frere Oignon eut bien dis</text:span><text:span text:style-name="T3795">né, &amp; puis apres reposé son vin,</text:span><text:span text:style-name="T3796"><text:line-break/></text:span><text:span text:style-name="T3797">il se leua vng peu apres midy, &amp; saichant la multitude grande de paysans qui</text:span><text:span text:style-name="T3798"><text:line-break/></text:span><text:span text:style-name="T3799">estoient venuz pour veoir la plume, il enuoya dire à Gucchio Imbratte qu'il</text:span><text:span text:style-name="T3800"><text:line-break/></text:span><text:span text:style-name="T3801">vinst la hault auecques les clochettes : &amp; qu'il apportast ses besasse</text:span><text:span text:style-name="T3802">s, lequel apres</text:span><text:span text:style-name="T3803"><text:line-break/></text:span><text:span text:style-name="T3804">qu'il se fut desueloppé (non sans grande peine) de la cuysine &amp; de Nutte la cham</text:span><text:span text:style-name="T3805"><text:line-break/></text:span><text:span text:style-name="T3806">briere, y alla auec les choses qu'on demandoit : la ou estant arriué, par ce que le</text:span><text:span text:style-name="T3807"><text:line-break/></text:span><text:span text:style-name="T3808">trop d'eau qu'il auoit beu luy auoit faict deuenir le ventre gros, il sen a</text:span><text:span text:style-name="T3809">lla par</text:span><text:span text:style-name="T3810"><text:line-break/></text:span><text:span text:style-name="T3811">commandement de frere Oignon sur la porte de l'eglise, ou il commenca à son(-)</text:span><text:span text:style-name="T3812"><text:line-break/></text:span><text:span text:style-name="T3813">ner fort ses clochettes : &amp; quant tout le peuple fut assemblé, frere Oignon (sans</text:span><text:span text:style-name="T3814"><text:line-break/></text:span><text:span text:style-name="T3815">s'estre apperceu qu'on eust rien touché à ses besongnes) commenca sa predica(-)</text:span><text:span text:style-name="T3816"><text:line-break/></text:span><text:span text:style-name="T3817">dicatio</text:span><text:span text:style-name="T3818">n, &amp; deit mille choses pour seruir à son propos : &amp; quant il vint à vouloir</text:span><text:span text:style-name="T3819"><text:line-break/></text:span><text:span text:style-name="T3820">monstrer la plume de l'ange Gabriel, ayant premierement faict en grande de(-)</text:span><text:span text:style-name="T3821"><text:line-break/></text:span><text:span text:style-name="T3822">uotion la confession, il feit allumer deux torches, &amp; en desueloppant tout doul(-)</text:span><text:span text:style-name="T3823"><text:line-break/></text:span><text:span text:style-name="T3824">cement le taffetas<text:s/></text:span><text:span text:style-name="T3825">(s'estant premierement osté le cappuchon de la teste) il tira le</text:span><text:span text:style-name="T3826"><text:line-break/></text:span><text:span text:style-name="T3827">petit coffret &amp; l'ouurit apres auoir premierem(e2)t dict quelques parolles à la louen</text:span><text:span text:style-name="T3828"><text:line-break/></text:span><text:span text:style-name="T3829">ge &amp; recommendation de l'ange Gabriel &amp; de sa relique. Et le voyant plain de</text:span><text:span text:style-name="T3830"><text:line-break/></text:span><text:span text:style-name="T3831">charbons, il ne souspeconna<text:s/></text:span><text:span text:style-name="T3832">pas que son vallet eust faict ce l(a2) : car il scauoit bien</text:span><text:span text:style-name="T3833"><text:line-break/></text:span><text:span text:style-name="T3834">qu'il n'auoit pas l'esperit pour ce faire : &amp; si ne le mauldict point d'auoir mal</text:span><text:span text:style-name="T3835"><text:line-break/></text:span><text:span text:style-name="pb">[Fueil.153]</text:span><text:span text:style-name="T3836"><text:line-break/></text:span><text:span text:style-name="T3837">gar(-)dé que autruy l'eust faict : mais maugreant tout bellement soy mesmes de luy a(-)</text:span><text:span text:style-name="T3838"><text:line-break/></text:span><text:span text:style-name="T3839">uoir b</text:span><text:span text:style-name="T3840">aillé ses choses à garder, le congnoissant comme il faisoit paresseux, des(-)</text:span><text:span text:style-name="T3841"><text:line-break/></text:span><text:span text:style-name="T3842">obeissant, nonchalant, &amp; sans entendement, il haulsa sans point rougir, le visai(-)</text:span><text:span text:style-name="T3843"><text:line-break/></text:span><text:span text:style-name="T3844">ge, &amp; les mains au ciel : &amp; deit, si hault qu'il fut ouy de tous. O dieu lotiée soit</text:span><text:span text:style-name="T3845"><text:line-break/></text:span><text:span text:style-name="T3846">tousiours</text:span><text:span text:style-name="T3847"><text:s/>ta puissance : &amp; apres, ayant reffermé le coffre, se retourna vers le peu(-)</text:span><text:span text:style-name="T3848"><text:line-break/></text:span><text:span text:style-name="T3849">ple &amp; deit : Messieurs &amp; dames vous deuez scauoir que qu(a1)t i'estoye encores fort</text:span><text:span text:style-name="T3850"><text:line-break/></text:span><text:span text:style-name="T3851">ieune ie fuz enuoyé par mon superieur en ces quartiers ou le Soleil apparoist : &amp;</text:span><text:span text:style-name="T3852"><text:line-break/></text:span><text:span text:style-name="T3853">me fut donné</text:span><text:span text:style-name="T3854"><text:s/>charge auec expres commandement, que ie cerchasse tant que ie</text:span><text:span text:style-name="T3855"><text:line-break/></text:span><text:span text:style-name="T3856">trouuasse les priuileiges du Porchelaine, lesquelz encor qu'ilz ne coustassent rien</text:span><text:span text:style-name="T3857"><text:line-break/></text:span><text:span text:style-name="T3858">â seeller sont trop plus vtiles à autruy que à nous : Au moyen dequoy mestant</text:span><text:span text:style-name="T3859"><text:line-break/></text:span><text:span text:style-name="T3860">mis en chemin partant de Venise</text:span><text:span text:style-name="T3861">, &amp; m'en allant par le bourg des Grecz, &amp; de</text:span><text:span text:style-name="T3862"><text:line-break/></text:span><text:span text:style-name="T3863">la cheuauchant par le royaume de Garbe : &amp; par Baldacque, ie arriuay en Pa(-)</text:span><text:span text:style-name="T3864"><text:line-break/></text:span><text:span text:style-name="T3865">rion, d'ou non sans grande soit, i'arriuay apres quelque temps en Sardaigne : mais</text:span><text:span text:style-name="T3866"><text:line-break/></text:span><text:span text:style-name="T3867">pourquoy vous voys ie deuiser de tous les pays que</text:span><text:span text:style-name="T3868"><text:s/>i'ay cerchez, ie aborday a(-)</text:span><text:span text:style-name="T3869"><text:line-break/></text:span><text:span text:style-name="T3870">pres que i'euz passé le bras de sainct George, en Truffie &amp; en Bouffie qui sont</text:span><text:span text:style-name="T3871"><text:line-break/></text:span><text:span text:style-name="T3872">pays fort habitez, &amp; auec grant peuple : &amp; de la ie m'en vins en la terre de men(-)</text:span><text:span text:style-name="T3873"><text:line-break/></text:span><text:span text:style-name="T3874">songe, ou ie trouuay beaucoup de freres de nostre religion, &amp;</text:span><text:span text:style-name="T3875"><text:s/>de plusieurs au(-)</text:span><text:span text:style-name="T3876"><text:line-break/></text:span><text:span text:style-name="T3877">tres : lesquelz alloient tous fuyans la peine, &amp; le mal ayse, pour l'amour de dieu :</text:span><text:span text:style-name="T3878"><text:line-break/></text:span><text:span text:style-name="T3879">se soucyans peu des peines &amp; trauaulx d'autruy : s'ilz voyoient qui leur en vinst</text:span><text:span text:style-name="T3880"><text:line-break/></text:span><text:span text:style-name="T3881">proffit, ne despendans autre argent en ces pays sinon monnoye sans co</text:span><text:span text:style-name="T3882">ing, Et</text:span><text:span text:style-name="T3883"><text:line-break/></text:span><text:span text:style-name="T3884">de la ie passay en terre de la Brusse : la ou les hommes &amp; les femmes vont à ga(-)</text:span><text:span text:style-name="T3885"><text:line-break/></text:span><text:span text:style-name="T3886">loches par dessus les montaignes : reuestans les pourceaulx de leurs boyaulx mes</text:span><text:span text:style-name="T3887"><text:line-break/></text:span><text:soft-page-break/><text:span text:style-name="T3888">mes, &amp; vng peu par dela ie trouuay des gens qui portoient le pain dedans les</text:span><text:span text:style-name="T3889"><text:line-break/></text:span><text:span text:style-name="T3890">bastons</text:span><text:span text:style-name="T3891">, &amp; le vin dedans les sacz : Au partir d'auec lesquelz ie arriuay aux mon(-)</text:span><text:span text:style-name="T3892"><text:line-break/></text:span><text:span text:style-name="T3893">taignes de Baccus la ou toutes les eaux courent en bas : Et en brief de temps ie</text:span><text:span text:style-name="T3894"><text:line-break/></text:span><text:span text:style-name="T3895">m'y fourray si auant que ie me trouuay en Indie Pastenade, la ou ie vous iure par</text:span><text:span text:style-name="T3896"><text:line-break/></text:span><text:span text:style-name="T3897">l'habit que ie p</text:span><text:span text:style-name="T3898">orte sur mon doz que ie veyz voller les serpettes chose incroya(-)</text:span><text:span text:style-name="T3899"><text:line-break/></text:span><text:span text:style-name="T3900">ble à qui ne l'auroit veu : mais de ce la ne me laissera point mentir Maso del sag(-)</text:span><text:span text:style-name="T3901"><text:line-break/></text:span><text:span text:style-name="T3902">gio grant marchant, que ie trouuay en ce pays la cassant des noix : &amp; vendant</text:span><text:span text:style-name="T3903"><text:line-break/></text:span><text:span text:style-name="T3904">les coquilles en destail </text:span><text:span text:style-name="T3905">: Toutesfois moy ne pouuant trouuer ce que ie alloye cer(-)</text:span><text:span text:style-name="T3906"><text:line-break/></text:span><text:span text:style-name="T3907">chant, par ce qu'il fault aller par eau de ce lieu iusques la, i'arriuay en m'en reue(-)</text:span><text:span text:style-name="T3908"><text:line-break/></text:span><text:span text:style-name="T3909">nant en ces terres sainctes la ou en esté le pain fraiz y vault quatre deniers, &amp; le</text:span><text:span text:style-name="T3910"><text:line-break/></text:span><text:span text:style-name="T3911">chault on l'y donne po</text:span><text:span text:style-name="T3912">ur neant. Et la ie trouuay le venerable pere messire ne me</text:span><text:span text:style-name="T3913"><text:line-break/></text:span><text:span text:style-name="T3914">blasmez s'il vous plaist tresdigne patriarche de Iherusalem : lequel pour la re(-)</text:span><text:span text:style-name="T3915"><text:line-break/></text:span><text:span text:style-name="T3916">uerence de l'habit que i'ay tousiours porté du baron monsieur sainct Anthoi(-)</text:span><text:span text:style-name="T3917"><text:line-break/></text:span><text:span text:style-name="T3918">ne voulut que ie veisse toutes les<text:s/></text:span><text:span text:style-name="T3919">sainctes relicques qu'il auoit en sa garde : dont</text:span><text:span text:style-name="T3920"><text:line-break/></text:span><text:span text:style-name="T3921">il y en auoit tant que si ie vous les vouloye toutes compter ie n'en viendroye à</text:span><text:span text:style-name="T3922"><text:line-break/></text:span><text:span text:style-name="T3923">bout en plusieurs lieues : mais toutesfois pour ne vous laisser desconfortez, ie</text:span><text:span text:style-name="T3924"><text:line-break/></text:span><text:span text:style-name="T3925">vous en diray quelques vnes : il me monstra<text:s/></text:span><text:span text:style-name="T3926">premierement du doigt du sainct</text:span><text:span text:style-name="T3927"><text:line-break/></text:span><text:span text:style-name="T3928">Esperit, aussi sain &amp; aussi entier qu'il fut iamais : &amp; le museau du Seraphin qui</text:span><text:span text:style-name="T3929"><text:line-break/></text:span><text:span text:style-name="T3930">apparut à sainct Francois, &amp; vne des ongles du Cherubin, &amp; vne des costes</text:span><text:span text:style-name="T3931"><text:line-break/></text:span><text:span text:style-name="T3932">du Verbum caro boute toy aux fenestres, &amp; des habillemens de la sain</text:span><text:span text:style-name="T3933">cte Foy</text:span><text:span text:style-name="T3934"><text:line-break/></text:span><text:span text:style-name="T3935">catholicque, &amp; quelques rayons de l'estoille qui apparut aux trois Roys en O(-)</text:span><text:span text:style-name="T3936"><text:line-break/></text:span><text:span text:style-name="T3937">rient, &amp; vne fiolle de la sueur de sainct Michel quant il combatit le dia(-)</text:span><text:span text:style-name="T3938"><text:line-break/></text:span><text:span text:style-name="T3939">ble. Et la maschouere de la mort du Lazare &amp; plusieurs autres. Et pour ce</text:span><text:span text:style-name="T3940"><text:line-break/></text:span><text:span text:style-name="pb">[n.p.]</text:span><text:span text:style-name="T3941"><text:line-break/></text:span><text:span text:style-name="T3942">que</text:span><text:span text:style-name="T3943"><text:s/>ie luy donnay liberallement le double des playes de montmoreau en vul(-)</text:span><text:span text:style-name="T3944"><text:line-break/></text:span><text:span text:style-name="T3945">gaire, &amp; de quelques chappitres de cheurerie, lesquelz il auoit longuement cer(-)</text:span><text:span text:style-name="T3946"><text:line-break/></text:span><text:span text:style-name="T3947">chez, il me feit participant de ses sainctes reliques, &amp; me donna vne des dentz</text:span><text:span text:style-name="T3948"><text:line-break/></text:span><text:span text:style-name="T3949">de saincte croix, &amp;<text:s/></text:span><text:span text:style-name="T3950">en vne petite fiolle quelque peu du son des cloches du tem(-)</text:span><text:span text:style-name="T3951"><text:line-break/></text:span><text:span text:style-name="T3952">ple de Salom(o2) : la plume de l'ange Gabriel, d(o2)t ie vous ay desia parlé auecques</text:span><text:span text:style-name="T3953"><text:line-break/></text:span><text:span text:style-name="T3954">vne des galoches de Sainct Guerard de grant ville, que ie donnay n'ya pas long</text:span><text:span text:style-name="T3955"><text:line-break/></text:span><text:span text:style-name="T3956">temps à Florence à Guerard de</text:span><text:span text:style-name="T3957"><text:s/>Bousy : qui luy porte vne tresgrande deuotion, &amp;</text:span><text:span text:style-name="T3958"><text:line-break/></text:span><text:span text:style-name="T3959">si me donna encor des charbons auec lesquelz fust rosty le bien heureux martir</text:span><text:span text:style-name="T3960"><text:line-break/></text:span><text:span text:style-name="T3961">monsieur sainct Laurens, lesquelles choses ie apportay toutes de deca deuote(-)</text:span><text:span text:style-name="T3962"><text:line-break/></text:span><text:span text:style-name="T3963">ment auecques moy. Il est vray que mon superieu</text:span><text:span text:style-name="T3964">r n'a iamais souffert, que ie les</text:span><text:span text:style-name="T3965"><text:line-break/></text:span><text:span text:style-name="T3966">aye monstrees, iusques à tant qu'il à esté deuement certiffié, si c'estoient elles ou</text:span><text:span text:style-name="T3967"><text:line-break/></text:span><text:span text:style-name="T3968">non : mais maintenant que par certains miracles qu'elles ont faict, &amp; par lettres</text:span><text:span text:style-name="T3969"><text:line-break/></text:span><text:span text:style-name="T3970">qu'il à receu du patriarche il en à esté bien certiffi</text:span><text:span text:style-name="T3971">é, il m'a donne permission de</text:span><text:span text:style-name="T3972"><text:line-break/></text:span><text:span text:style-name="T3973">les monstrer, &amp; ne m'en voulant fier à autruy ie les portes tousiours auecques</text:span><text:span text:style-name="T3974"><text:line-break/></text:span><text:span text:style-name="T3975">moy. Vray est que ie porte la plume de l'ange Gabriel, affin qu'elle ne se gaste,</text:span><text:span text:style-name="T3976"><text:line-break/></text:span><text:span text:style-name="T3977">en vne petite boytte : &amp; les charbons auec lesquelz fut rosty sai</text:span><text:span text:style-name="T3978">nct Laurens, en</text:span><text:span text:style-name="T3979"><text:line-break/></text:span><text:span text:style-name="T3980">vne autre qui luy ressemble : tant que plusieursfois il m'aduient de prendre l'une</text:span><text:span text:style-name="T3981"><text:line-break/></text:span><text:span text:style-name="T3982">pour l'autre, comme il m'est presentement aduenu : par ce que pensant auoir icy</text:span><text:span text:style-name="T3983"><text:line-break/></text:span><text:span text:style-name="T3984">la boytte ou estoit la plume, i'ay apporté celle ou sont les charbons, que ie</text:span><text:span text:style-name="T3985"><text:s/>ne pen</text:span><text:span text:style-name="T3986"><text:line-break/></text:span><text:span text:style-name="T3987">se point auoir esté faulte : ains me semble estre certain que ce à esté de la voulen(-)</text:span><text:span text:style-name="T3988"><text:line-break/></text:span><text:span text:style-name="T3989">té de dieu. Et que luy mesmes m'a mis entre mains celle des charbons : me sou(-)</text:span><text:span text:style-name="T3990"><text:line-break/></text:span><text:span text:style-name="T3991">uenant tout à ceste heure que la feste sainct Laurens est d'icy à deux iours, E</text:span><text:span text:style-name="T3992">t par</text:span><text:span text:style-name="T3993"><text:line-break/></text:span><text:span text:style-name="T3994">ainsi voulant nostre seigneur que en vous monstrant par moy, les charbons auec</text:span><text:span text:style-name="T3995"><text:line-break/></text:span><text:span text:style-name="T3996">lesquelz sainct Laurent fut rosty, la deuocion que vous deuez auoir à luy, se re(-)</text:span><text:span text:style-name="T3997"><text:line-break/></text:span><text:span text:style-name="T3998">alume en voz cueurs, il m'a faict prendre, non pas la plume que ie deuoye ap(-)</text:span><text:span text:style-name="T3999"><text:line-break/></text:span><text:span text:style-name="T4000">porter </text:span><text:span text:style-name="T4001">: mais les benoistz charbons estainctz de l'humeur de ce sainct corps : &amp;</text:span><text:span text:style-name="T4002"><text:line-break/></text:span><text:soft-page-break/><text:span text:style-name="T4003">par ainsi mes enfans bien heureux, ostez voz bonnetz, &amp; vous approchez icy</text:span><text:span text:style-name="T4004"><text:line-break/></text:span><text:span text:style-name="T4005">deuotement pour les veoir : mais ie veulx bien que vous saichez premierement,</text:span><text:span text:style-name="T4006"><text:line-break/></text:span><text:span text:style-name="T4007">que quiconques est marqué de<text:s/></text:span><text:span text:style-name="T4008">ces charbons en signe de croix, il peult viure cer</text:span><text:span text:style-name="T4009"><text:line-break/></text:span><text:span text:style-name="T4010">tain toute celle année, que feu ne le touchera qu'il ne le sente, &amp; apres qu'il eut</text:span><text:span text:style-name="T4011"><text:line-break/></text:span><text:span text:style-name="T4012">ainsi parlé en chantant vne louenge de sainct Laurens, il ouurit la boytte : &amp;</text:span><text:span text:style-name="T4013"><text:line-break/></text:span><text:span text:style-name="T4014">monstra les charbons : lesquelz apres que<text:s/></text:span><text:span text:style-name="T4015">la folle multitude eut quelque temps</text:span><text:span text:style-name="T4016"><text:line-break/></text:span><text:span text:style-name="T4017">regardez reueremment &amp; auec grande admiration, tous auec vne tresgrande</text:span><text:span text:style-name="T4018"><text:line-break/></text:span><text:span text:style-name="T4019">presse s'aprocherent de frere Oignon : en donnant meilleures offrandes qu'ilz</text:span><text:span text:style-name="T4020"><text:line-break/></text:span><text:span text:style-name="T4021">n'auoient acoustumé, le priant chascun qu'il les en marquast. Parquoy</text:span><text:span text:style-name="T4022"><text:s/>frere Oi(-)</text:span><text:span text:style-name="T4023"><text:line-break/></text:span><text:span text:style-name="T4024">gnon ayant prins en sa main ces charbons commenca à faire sur leurs robbes de</text:span><text:span text:style-name="T4025"><text:line-break/></text:span><text:span text:style-name="T4026">toille blanche &amp; sur leurs iacquettes &amp; voilles des femmes, les plus grandes croix</text:span><text:span text:style-name="T4027"><text:line-break/></text:span><text:span text:style-name="T4028">qu'il estoit possible, affermant que autant que ilz diminuoient à faire ces croix</text:span><text:span text:style-name="T4029"><text:line-break/></text:span><text:span text:style-name="T4030">autant croissoient ilz puis apres en la boytte : ainsi quil auoit esprouné par plu(-)</text:span><text:span text:style-name="T4031"><text:line-break/></text:span><text:span text:style-name="T4032">sieursfois. Et en telle meniere ayant croyse non sans son tresgrant proffit tous</text:span><text:span text:style-name="T4033"><text:line-break/></text:span><text:span text:style-name="T4034">les Certaldoys, il se mocqua par son soudain aduis, de ceulx qui s'estoient cuydez</text:span><text:span text:style-name="T4035"><text:line-break/></text:span><text:span text:style-name="T4036">mocque</text:span><text:span text:style-name="T4037">r de luy, en luy ostant la plume, lesquelz ayans esté à sa predication, &amp;</text:span><text:span text:style-name="T4038"><text:line-break/></text:span><text:span text:style-name="T4039">ouy la nouuelle eschappatoire qu'il auoit trouué, &amp; auec quelles parolles il l'a(-)</text:span><text:span text:style-name="T4040"><text:line-break/></text:span><text:span text:style-name="T4041">uoit dicte, auoient tant ryz, que les maschoires leur cuyderent tumber. Et apres</text:span><text:span text:style-name="T4042"><text:line-break/></text:span><text:span text:style-name="T4043">que le peuple fut</text:span><text:span text:style-name="T4044"><text:s/>party lesditz Brogoniere &amp; Pessin sen allerent vers frere</text:span><text:span text:style-name="T4045"><text:line-break/></text:span><text:span text:style-name="pb">[Fueil.154]</text:span><text:span text:style-name="T4046"><text:line-break/></text:span><text:span text:style-name="T4047">Oi(-)gnon à qui auec la plus grande chere du monde, ilz descouurirent ce qu'ilz a(-)</text:span><text:span text:style-name="T4048"><text:line-break/></text:span><text:span text:style-name="T4049">uoient faict, &amp; luy rendirent sa plume, laquelle lannée ensuyuant ne luy valut</text:span><text:span text:style-name="T4050"><text:line-break/></text:span><text:span text:style-name="T4051">moins que luy<text:s/></text:span><text:span text:style-name="T4052">auoient valu ce iour les charbons.</text:span></text:p>
      <text:p text:style-name="p"><text:span text:style-name="T4053">Ceste nouuelle donna esgallement à toute la compaignie vng tresgrant plai(-)</text:span><text:span text:style-name="T4054"><text:line-break/></text:span><text:span text:style-name="T4055">sir &amp; soulas : &amp; fut fort rys par tout de frere Oygnon, &amp; mesmement de son pe(-)</text:span><text:span text:style-name="T4056"><text:line-break/></text:span><text:span text:style-name="T4057">lerinaige, &amp; des relicques qu'il auoit aussi bien veu comme app</text:span><text:span text:style-name="T4058">ortées, puis voy(-)</text:span><text:span text:style-name="T4059"><text:line-break/></text:span><text:span text:style-name="T4060">ant la royne quelle estoit acheuée elle se leua debout : ayant osté la couronne</text:span><text:span text:style-name="T4061"><text:line-break/></text:span><text:span text:style-name="T4062">de dessus sa teste la meit en riant sur celle de Dioneo disant : Il est temps Dioneo</text:span><text:span text:style-name="T4063"><text:line-break/></text:span><text:span text:style-name="T4064">que tu espreuues quelques peu, quelle charge cest que d'auoir femmes à<text:s/></text:span><text:span text:style-name="T4065">gouuer(-)</text:span><text:span text:style-name="T4066"><text:line-break/></text:span><text:span text:style-name="T4067">ner &amp; guyder : pource sois roy &amp; nous gouuerne de sorte que à la fin nous ayons</text:span><text:span text:style-name="T4068"><text:line-break/></text:span><text:span text:style-name="T4069">à nous contenter de ton gouuernement, lequel ayant pris la couronne respon(-)</text:span><text:span text:style-name="T4070"><text:line-break/></text:span><text:span text:style-name="T4071">dit en riant : vous en pouuez auoir veu plusieursfois (ie dy des roys d'eschetz)</text:span><text:span text:style-name="T4072"><text:line-break/></text:span><text:span text:style-name="T4073">trop pl</text:span><text:span text:style-name="T4074">us precieux que ie ne suis : &amp; pour certain si vous me vouliez obeyr com(-)</text:span><text:span text:style-name="T4075"><text:line-break/></text:span><text:span text:style-name="T4076">me vng vray roy veult &amp; doit estre obey, ie vous feroye iouyr de la chose sans</text:span><text:span text:style-name="T4077"><text:line-break/></text:span><text:span text:style-name="T4078">laquelle pour certain (i1)amais bonne chere n'est acomplie, mais laissons apart ces</text:span><text:span text:style-name="T4079"><text:line-break/></text:span><text:span text:style-name="T4080">parolles : ie gou</text:span><text:span text:style-name="T4081">uerneray comme ie scauray, &amp; ayant faict appeller le maistre</text:span><text:span text:style-name="T4082"><text:line-break/></text:span><text:span text:style-name="T4083">dhostel comme on auoit acoustumé pour venir parler à luy il luy, comm(a2)da par</text:span><text:span text:style-name="T4084"><text:line-break/></text:span><text:span text:style-name="T4085">ordre ce qu'il auroit à faire, tant que son gouuernement dureroit, &amp; apres il deit.</text:span><text:span text:style-name="T4086"><text:line-break/></text:span><text:span text:style-name="T4087">Honnestes dames, on à deuise de</text:span><text:span text:style-name="T4088">sia en tant de diuerses manieres de l'industrie</text:span><text:span text:style-name="T4089"><text:line-break/></text:span><text:span text:style-name="T4090">humaine, &amp; des accidens diuers que si Licisque ne fust tantost venue icy, qui auec</text:span><text:span text:style-name="T4091"><text:line-break/></text:span><text:span text:style-name="T4092">ses parolles m'a trouué matiere pour nostre deuis de demain, ie doubte que i'eus</text:span><text:span text:style-name="T4093"><text:line-break/></text:span><text:span text:style-name="T4094">selonguement songé à trouuer vng tesme pour<text:s/></text:span><text:span text:style-name="T4095">deuiser, elle comme vous auez</text:span><text:span text:style-name="T4096"><text:line-break/></text:span><text:span text:style-name="T4097">ouy, deit quelle n'auoit voysine qui fust allée pucelle à son mary : &amp; deit encor</text:span><text:span text:style-name="T4098"><text:line-break/></text:span><text:span text:style-name="T4099">plus quelle scauoit bien combien &amp; quelles tromperies les mariées faisoient à</text:span><text:span text:style-name="T4100"><text:line-break/></text:span><text:span text:style-name="T4101">leurs mariz : mais laissant apart la premiere partie qui est œuure</text:span><text:span text:style-name="T4102"><text:s/>d'enfans. Ie pen</text:span><text:span text:style-name="T4103"><text:line-break/></text:span><text:span text:style-name="T4104">se que la sec(o2)de doyue estre plaisante à deuiser, &amp; par ainsi ie veulx que demain</text:span><text:span text:style-name="T4105"><text:line-break/></text:span><text:span text:style-name="T4106">on parle (puis que Licifque nous en à donné occasion) des tromperies que les</text:span><text:span text:style-name="T4107"><text:line-break/></text:span><text:span text:style-name="T4108">femmes ont iadis faict par amour, ou pour leur saluation à leur mariz : soit</text:span><text:span text:style-name="T4109"><text:s/>qu'ilz</text:span><text:span text:style-name="T4110"><text:line-break/></text:span><text:span text:style-name="T4111">sen soient apperceuz ou non. Le parler d'une telle matiere sembloit à aucunes</text:span><text:span text:style-name="T4112"><text:line-break/></text:span><text:span text:style-name="T4113">des dames qu'il fust mal seant à elles : &amp; le prioient qu'il changeast de propos,</text:span><text:span text:style-name="T4114"><text:line-break/></text:span><text:soft-page-break/><text:span text:style-name="T4115">ausquelles il respondit. Mes dames ie congnois aussi bien que vous, ce que ie</text:span><text:span text:style-name="T4116"><text:line-break/></text:span><text:span text:style-name="T4117">vous ay en</text:span><text:span text:style-name="T4118">chargé, &amp; à le changer ne me peult esmouuoir ce que vous voulez al(-)</text:span><text:span text:style-name="T4119"><text:line-break/></text:span><text:span text:style-name="T4120">leguer considerant que le temps est tel, que se gardans seulement les hommes &amp;</text:span><text:span text:style-name="T4121"><text:line-break/></text:span><text:span text:style-name="T4122">les femmes de faire aucune chose deshonneste, il leur est loysible de parler &amp; de(-)</text:span><text:span text:style-name="T4123"><text:line-break/></text:span><text:span text:style-name="T4124">uiser de tout ce qu'on</text:span><text:span text:style-name="T4125"><text:s/>veult. Or ne scauez vous pas que aumoyen de la peruersi(-)</text:span><text:span text:style-name="T4126"><text:line-break/></text:span><text:span text:style-name="T4127">té du temps ou nous sommes, les iuges ont abandonné leurs sieges, les loix tant</text:span><text:span text:style-name="T4128"><text:line-break/></text:span><text:span text:style-name="T4129">diuines que humaines se taisent, &amp; est donnée ample licence à vng chascun de</text:span><text:span text:style-name="T4130"><text:line-break/></text:span><text:span text:style-name="T4131">conseruer sa vie. Parquoy si vostre hon</text:span><text:span text:style-name="T4132">nesteté se eslargist quelque peu en parler</text:span><text:span text:style-name="T4133"><text:line-break/></text:span><text:span text:style-name="T4134">&amp; deuiser, non pas pour suyure iamais ne faire aucune chose deshonneste, mais</text:span><text:span text:style-name="T4135"><text:line-break/></text:span><text:span text:style-name="T4136">pour donner plaisir &amp; recreation à vous &amp; à autruy, ie ne voy point auec quel</text:span><text:span text:style-name="T4137"><text:line-break/></text:span><text:span text:style-name="T4138">argument, aumoins qui ait quelque raison, que aucun vous<text:s/></text:span><text:span text:style-name="T4139">en puisse reprendre</text:span><text:span text:style-name="T4140"><text:line-break/></text:span><text:span text:style-name="T4141">à laduenir, dauantaige vostre compaignie qui à esté treshonneste depuis le pre(-)</text:span><text:span text:style-name="T4142"><text:line-break/></text:span><text:span text:style-name="T4143">mier iour quelle est assemblée iusques à present ne me semble point auoir esté</text:span><text:span text:style-name="T4144"><text:line-break/></text:span><text:span text:style-name="T4145">maculée pour chose qu'on y ait dicte : ny ne se maculera auecques l'ayde de</text:span><text:span text:style-name="T4146"><text:s/>dieu.</text:span><text:span text:style-name="T4147"><text:line-break/></text:span><text:span text:style-name="T4148">Oultreplus qui est celuy qui ne congnoisse vostre honnesteté, laquelle non</text:span><text:span text:style-name="T4149"><text:line-break/></text:span><text:span text:style-name="pb">[n.p.]</text:span><text:span text:style-name="T4150"><text:line-break/></text:span><text:span text:style-name="T4151">seu(-)lement les propos &amp; deuis ne pourroient faire desuoyer du droit chemin, mais</text:span><text:span text:style-name="T4152"><text:line-break/></text:span><text:span text:style-name="T4153">ne aussi la terreur de la mort ? Et à vous dire la verité qui scauroit que vo</text:span><text:span text:style-name="T4154">us ne</text:span><text:span text:style-name="T4155"><text:line-break/></text:span><text:span text:style-name="T4156">voulsissiez deuiser quelque fois de ces follies, il souspeconneroit que vous feus(-)</text:span><text:span text:style-name="T4157"><text:line-break/></text:span><text:span text:style-name="T4158">siez en cecy coulpables, &amp; que cela vous gardast d'en oser parler. Et dautrepart</text:span><text:span text:style-name="T4159"><text:line-break/></text:span><text:span text:style-name="T4160">considerez quel bel honneur vous me feriez, qui ayant esté obeissant à toutes,</text:span><text:span text:style-name="T4161"><text:line-break/></text:span><text:span text:style-name="T4162">&amp; mai</text:span><text:span text:style-name="T4163">ntenant m'ayant faict vostre roy vous me voulsissiez mettre la loy au</text:span><text:span text:style-name="T4164"><text:line-break/></text:span><text:span text:style-name="T4165">poing : &amp; ne deuiser point de la matiere que i'auroye proposée. Laissez donc(-)</text:span><text:span text:style-name="T4166"><text:line-break/></text:span><text:span text:style-name="T4167">ques mes dames ce souspecon plus duysant à ceulx qui sont plains de mauuaises</text:span><text:span text:style-name="T4168"><text:line-break/></text:span><text:span text:style-name="T4169">pensées, qu'a vous autres :<text:s/></text:span><text:span text:style-name="T4170">&amp; que chascune en la b(o2)ne heure pense de dire la plus</text:span><text:span text:style-name="T4171"><text:line-break/></text:span><text:span text:style-name="T4172">belle. Quant les dames eurent ouy cecy elles deirent qu'ainsi fust comme il luy</text:span><text:span text:style-name="T4173"><text:line-break/></text:span><text:span text:style-name="T4174">plairoit, parquoy le roy d(o2)na congé à chascun de faire ce qu'il vouldroit iusques</text:span><text:span text:style-name="T4175"><text:line-break/></text:span><text:span text:style-name="T4176">à lheure de soupper. Et pource que</text:span><text:span text:style-name="T4177"><text:s/>le soleil estoit encor fort hault d'autant que</text:span><text:span text:style-name="T4178"><text:line-break/></text:span><text:span text:style-name="T4179">les nouuelles qu'on auoit dict auoient esté courtes. Dioneo se meit à iouer aux</text:span><text:span text:style-name="T4180"><text:line-break/></text:span><text:span text:style-name="T4181">tables auec les autres deux ieunes hommes, &amp; ma dame Elisse ayant tire apart</text:span><text:span text:style-name="T4182"><text:line-break/></text:span><text:span text:style-name="T4183">les autres dames leur deit : depuis le temps que no</text:span><text:span text:style-name="T4184">us auons esté icy i'ay tousiours</text:span><text:span text:style-name="T4185"><text:line-break/></text:span><text:span text:style-name="T4186">eu desir de vous mener en vng lieu fort pres d'icy ou ie pence que piece de vous</text:span><text:span text:style-name="T4187"><text:line-break/></text:span><text:span text:style-name="T4188">autres n'a iamais esté &amp; se n(o2)me la vallée des dames, ne encor n'ay ie veu heure</text:span><text:span text:style-name="T4189"><text:line-break/></text:span><text:span text:style-name="T4190">propice pour vous y mener, sinon mainten(a2)t : tant est e</text:span><text:span text:style-name="T4191">ncor le soleil hault. Et par</text:span><text:span text:style-name="T4192"><text:line-break/></text:span><text:span text:style-name="T4193">ainsi sil vous plaist dy venir, ie m'asseure qu(a2)t vous y serez que vous serez tresc(o2)(-)</text:span><text:span text:style-name="T4194"><text:line-break/></text:span><text:span text:style-name="T4195">tentes dy auoir esté. Les dames resp(o2)dirent quelles estoient toutes prestes dy al(-)</text:span><text:span text:style-name="T4196"><text:line-break/></text:span><text:span text:style-name="T4197">ler, &amp; ayans appelle vne de leurs chambrieres</text:span><text:span text:style-name="T4198"><text:s/>se meirent en chemin sans en son(-)</text:span><text:span text:style-name="T4199"><text:line-break/></text:span><text:span text:style-name="T4200">ner mot à piece de h(o2)mes. Et n'eur(e2)t chemine gueres plus de demye lieue quel(-)</text:span><text:span text:style-name="T4201"><text:line-break/></text:span><text:span text:style-name="T4202">les arriuer(e2)t en la vallée des dames, dedans laquelle elles entrerent par vne voye</text:span><text:span text:style-name="T4203"><text:line-break/></text:span><text:span text:style-name="T4204">fort estroicte de l'ung des costez, par ou cour</text:span><text:span text:style-name="T4205">oit vng ruisseau tresclair, &amp; veirent</text:span><text:span text:style-name="T4206"><text:line-break/></text:span><text:span text:style-name="T4207">ladicte vallée tant belle &amp; si plaisante, mesmement en ce téps l(a2) qu'il faisoit grant</text:span><text:span text:style-name="T4208"><text:line-break/></text:span><text:span text:style-name="T4209">chault, qu'il n'est pas possible au m(o2)de d'en deuiser vne pareille : &amp; selon que l'une</text:span><text:span text:style-name="T4210"><text:line-break/></text:span><text:span text:style-name="T4211">d'icelles dames ma depuis compté, la pl</text:span><text:span text:style-name="T4212">aine qui estoit en la vallé estoit aussi ron(-)</text:span><text:span text:style-name="T4213"><text:line-break/></text:span><text:span text:style-name="T4214">de, comme si elle eust esté faicte par compas : combien quelle ressemblast artifice</text:span><text:span text:style-name="T4215"><text:line-break/></text:span><text:span text:style-name="T4216">de nature, &amp; non de main d'h(o2)me. Et auoit de circuyt vng peu plus d'ung quart</text:span><text:span text:style-name="T4217"><text:line-break/></text:span><text:span text:style-name="T4218">de lieue enuironné de fix petites montaigne</text:span><text:span text:style-name="T4219">s non point trop haultes. Au dessus</text:span><text:span text:style-name="T4220"><text:line-break/></text:span><text:span text:style-name="T4221">de chascune desquelles on voyoit vng palays faict quasi à la mode d'ung petit</text:span><text:span text:style-name="T4222"><text:line-break/></text:span><text:span text:style-name="T4223">chasteau : le coustau desquelles montaignes descendoit ainsi vers la plaine en di(-)</text:span><text:span text:style-name="T4224"><text:line-break/></text:span><text:span text:style-name="T4225">minuant de degré en degré, c(o2)me nous voyons venir es T</text:span><text:span text:style-name="T4226">heatres du hault d'i(-)</text:span><text:span text:style-name="T4227"><text:line-break/></text:span><text:span text:style-name="T4228">ceulx, les degrez iusques au plus bas successiuem(e2)t par ordre tousiours en estrois(-)</text:span><text:span text:style-name="T4229"><text:line-break/></text:span><text:soft-page-break/><text:span text:style-name="T4230">sissant leur cercle : &amp; estoi(e2)t ces coustaulx, cestassauoir ceulx que le soleil de midy</text:span><text:span text:style-name="T4231"><text:line-break/></text:span><text:span text:style-name="T4232">regardoit tous plains de vignes, doliuiers, damendie</text:span><text:span text:style-name="T4233">rs, de cerisiers, de figuiers, &amp;</text:span><text:span text:style-name="T4234"><text:line-break/></text:span><text:span text:style-name="T4235">de plusieurs autres manieres d'arbres port(a2)s fruict sans qu'il y eust vng poulce de</text:span><text:span text:style-name="T4236"><text:line-break/></text:span><text:span text:style-name="T4237">terre perdu : les autres montaignes que la Bise frappoit estoi(e2)t toutes couuertes de</text:span><text:span text:style-name="T4238"><text:line-break/></text:span><text:span text:style-name="T4239">petitz boys, de chesneaulx, de fresnes, &amp; dautre</text:span><text:span text:style-name="T4240">s arbres vertz &amp; droitz, les plus</text:span><text:span text:style-name="T4241"><text:line-break/></text:span><text:span text:style-name="T4242">qu'il estoit possible. La plaine apres sans y auoir autre entrée que celle par ou les</text:span><text:span text:style-name="T4243"><text:line-break/></text:span><text:span text:style-name="T4244">dames auoient passé estoit plaine de sapins, de cipres, de lauriers, &amp; de quelques</text:span><text:span text:style-name="T4245"><text:line-break/></text:span><text:span text:style-name="T4246">pins : si bien mis en ordre comme si quelque grant ou</text:span><text:span text:style-name="T4247">urier en matiere de planter</text:span><text:span text:style-name="T4248"><text:line-break/></text:span><text:span text:style-name="T4249">les eust plantez : &amp; auec ce peu ou point de soleil lors qu'il estoit hault ne pouuoit</text:span><text:span text:style-name="T4250"><text:line-break/></text:span><text:span text:style-name="T4251">entrer iusques au sons : lequel fons estoit vng pré d'herbe tresmenue &amp; plain</text:span><text:span text:style-name="T4252"><text:line-break/></text:span><text:span text:style-name="T4253">de petites fleurettes vermeilles &amp; plusieurs autres : &amp; oultre<text:s/></text:span><text:span text:style-name="T4254">tout ce que dessus</text:span><text:span text:style-name="T4255"><text:line-break/></text:span><text:span text:style-name="pb">[Fueil.155]</text:span><text:span text:style-name="T4256"><text:line-break/></text:span><text:span text:style-name="T4257">ce qui donnoit (non moindre plaisir que autre chose) estoit vng petit ruisseau,</text:span><text:span text:style-name="T4258"><text:line-break/></text:span><text:span text:style-name="T4259">lequel d'une des vallées qui diuisoit deux de celles petites montaignes tumboit</text:span><text:span text:style-name="T4260"><text:line-break/></text:span><text:span text:style-name="T4261">embas à grans saultz qu'il faisoit en descendant par vne v</text:span><text:span text:style-name="T4262">eine de la dicte vallée</text:span><text:span text:style-name="T4263"><text:line-break/></text:span><text:span text:style-name="T4264">qui estoit de roche viue : &amp; en tumbant faisoit vng bruyt fort delectable à ouyr :</text:span><text:span text:style-name="T4265"><text:line-break/></text:span><text:span text:style-name="T4266">&amp; en iallissant sembloit de loing argent vif qui reiallist de quelque chose pressée</text:span><text:span text:style-name="T4267"><text:line-break/></text:span><text:span text:style-name="T4268">ou espraincte. Et ainsi comme il arriuoit au bas en la petite pla</text:span><text:span text:style-name="T4269">ine, il estoit la re(-)</text:span><text:span text:style-name="T4270"><text:line-break/></text:span><text:span text:style-name="T4271">cueilly en vng beau petit canal courant bien fort iusques au meillieu de la plaine :</text:span><text:span text:style-name="T4272"><text:line-break/></text:span><text:span text:style-name="T4273">ou se faisoit vng petit lac comme vous voyez que font quelque fois en forme de</text:span><text:span text:style-name="T4274"><text:line-break/></text:span><text:span text:style-name="T4275">viuier, les citoyens de nostre cité dedans leurs vergiers &amp; iardins </text:span><text:span text:style-name="T4276">: quant ilz en</text:span><text:span text:style-name="T4277"><text:line-break/></text:span><text:span text:style-name="T4278">ont la c(o2)modit(e2). Ce petit lac n'estoit point plus profond qu'est la haulteur d'ung</text:span><text:span text:style-name="T4279"><text:line-break/></text:span><text:span text:style-name="T4280">homme iusques à lestomach, &amp; sans auoir en soy aucune meslure monstroit que</text:span><text:span text:style-name="T4281"><text:line-break/></text:span><text:span text:style-name="T4282">le fondz estoit d'ung grauier fort menu (lequel aucun qui par fortune n'eust</text:span><text:span text:style-name="T4283"><text:s/>eu</text:span><text:span text:style-name="T4284"><text:line-break/></text:span><text:span text:style-name="T4285">autre chose affaire) eust peu aysement compter. Et ny voyoit on pas seulement</text:span><text:span text:style-name="T4286"><text:line-break/></text:span><text:span text:style-name="T4287">le fons de leau qui le vouloit regarder, mais aussi on y voyoit t(a2)t de poisson cou(-)</text:span><text:span text:style-name="T4288"><text:line-break/></text:span><text:span text:style-name="T4289">rir ca &amp; l(a2), que oultre le plaisir cestoit chose admirable, &amp; n'estoit point fermê</text:span><text:span text:style-name="T4290"><text:line-break/></text:span><text:span text:style-name="T4291">dautre riue que du pré mesmes qui le rendoit d'autant plus beau à lentour com(-)</text:span><text:span text:style-name="T4292"><text:line-break/></text:span><text:span text:style-name="T4293">me plus il se sentoit de lhumidité. Et leau qui sur abondoit ce petit lac apres qu'il</text:span><text:span text:style-name="T4294"><text:line-break/></text:span><text:span text:style-name="T4295">estoit plain estoit receue par vng autre petit canal : par lequel en sortant hors de</text:span><text:span text:style-name="T4296"><text:line-break/></text:span><text:span text:style-name="T4297">la<text:s/></text:span><text:span text:style-name="T4298">petite vallée elle sencouroit aux parties plus basses du lieu. Quant doncques</text:span><text:span text:style-name="T4299"><text:line-break/></text:span><text:span text:style-name="T4300">les dames furent arriuées en ce beau lieu &amp; quelles l'eurent regardé par tout &amp;</text:span><text:span text:style-name="T4301"><text:line-break/></text:span><text:span text:style-name="T4302">fort loué elles se delibererent pour le grant chault qu'il faisoit, en voyant deuant</text:span><text:span text:style-name="T4303"><text:line-break/></text:span><text:span text:style-name="T4304">elles le peti</text:span><text:span text:style-name="T4305">t lac, ne souspeconnant aussi d'estre apperceues de se vouloir baigner.</text:span><text:span text:style-name="T4306"><text:line-break/></text:span><text:span text:style-name="T4307">Parquoy apres auoir comm(a2)dé à leur chambriere quelle s'allast tenir sur la voye</text:span><text:span text:style-name="T4308"><text:line-break/></text:span><text:span text:style-name="T4309">par ou lon entroit en ceste vallée, &amp; quelle regardast bien si quelcun viendroit,</text:span><text:span text:style-name="T4310"><text:line-break/></text:span><text:span text:style-name="T4311">pour les en aduerti</text:span><text:span text:style-name="T4312">r, elles se despouillerent toutes sept : &amp; entrerent dedans ce pe(-)</text:span><text:span text:style-name="T4313"><text:line-break/></text:span><text:span text:style-name="T4314">tit viuier qui cachoit leurs blancs corps, ne plus ne moins que vng verre delye, ca(-)</text:span><text:span text:style-name="T4315"><text:line-break/></text:span><text:span text:style-name="T4316">cheroit vne roze vermeille. Lesquelles est(a2) dedans &amp; ne se troublant point leau</text:span><text:span text:style-name="T4317"><text:line-break/></text:span><text:span text:style-name="T4318">pour tout cela, e</text:span><text:span text:style-name="T4319">lles commencerent tant quelles peurent à courir c(a2) &amp; l(a2), apres</text:span><text:span text:style-name="T4320"><text:line-break/></text:span><text:span text:style-name="T4321">les poissons pour en prendre auecques les mains : lesquelz auoient mal aysem(e2)t</text:span><text:span text:style-name="T4322"><text:line-break/></text:span><text:span text:style-name="T4323">ou se cacher. Et apres quelles eurent demeuré quelque peu en tel passetemps, &amp;</text:span><text:span text:style-name="T4324"><text:line-break/></text:span><text:span text:style-name="T4325">quelles en eurent prins qu</text:span><text:span text:style-name="T4326">elques vngs, elles sortirent d'icelluy &amp; se reuestirent,</text:span><text:span text:style-name="T4327"><text:line-break/></text:span><text:span text:style-name="T4328">puis sans pouuoir louer le lieu plus quelles lauoient desia loué (leur estant aduis</text:span><text:span text:style-name="T4329"><text:line-break/></text:span><text:span text:style-name="T4330">qu'il estoit temps de sen retourner au logis) elles se meirent en chemin au beau</text:span><text:span text:style-name="T4331"><text:line-break/></text:span><text:span text:style-name="T4332">petit pas : ne parlans d'autre cho</text:span><text:span text:style-name="T4333">se que de la beaulté du lieu. Et estans arriuées de</text:span><text:span text:style-name="T4334"><text:line-break/></text:span><text:span text:style-name="T4335">fort bonne heure au palays elles trouuerent encores les trois ieunes hommes qui</text:span><text:span text:style-name="T4336"><text:line-break/></text:span><text:span text:style-name="T4337">iouoyent la ou elles les auoient laissez : ausquelz ma dame Pampinée deit en</text:span><text:span text:style-name="T4338"><text:line-break/></text:span><text:span text:style-name="T4339">riant : Nous vous auons auiourdhuy bien trompez</text:span><text:span text:style-name="T4340"> : Comment deit Dioneo ? c(o2)(-)</text:span><text:span text:style-name="T4341"><text:line-break/></text:span><text:span text:style-name="T4342">mencez vous premierement à faire que à dire ? Sire respondit ma dame Pampi(-)</text:span><text:span text:style-name="T4343"><text:line-break/></text:span><text:soft-page-break/><text:span text:style-name="T4344">née, ouy certes : &amp; luy compta tout au long dont elles venoient : &amp; comment le</text:span><text:span text:style-name="T4345"><text:line-break/></text:span><text:span text:style-name="T4346">lieu estoit faict : &amp; combien il estoit loing de l(a2), &amp; ce quel</text:span><text:span text:style-name="T4347">les y auoient faict. Le</text:span><text:span text:style-name="T4348"><text:line-break/></text:span><text:span text:style-name="T4349">roy oyant compter la beaulté du lieu eut fort grant desir de le veoir, &amp; feit sou(-)</text:span><text:span text:style-name="T4350"><text:line-break/></text:span><text:span text:style-name="T4351">dainement commander qu'on seruist à soupper, lequel acheué auec grant plai(-)</text:span><text:span text:style-name="T4352"><text:line-break/></text:span><text:span text:style-name="T4353">sir &amp; contentement de tous, les trois gentilz hommes auec leurs serui</text:span><text:span text:style-name="T4354">teurs lais(-)</text:span><text:span text:style-name="T4355"><text:line-break/></text:span><text:span text:style-name="T4356">serent les dames &amp; sen allerent en ceste vallée : ou ayant tout consideré &amp; ny</text:span><text:span text:style-name="T4357"><text:line-break/></text:span><text:span text:style-name="T4358">ayant piece d'eulx iamais esté que celle fois, ilz le louerent pour vne des plus</text:span><text:span text:style-name="T4359"><text:line-break/></text:span><text:span text:style-name="pb">[n.p.]</text:span><text:span text:style-name="T4360"><text:line-break/></text:span><text:span text:style-name="T4361">bel(-)les choses du monde : Et apres qu'ilz sefur(e2)t baignez reues</text:span><text:span text:style-name="T4362">tuz, ilz sen ret</text:span>o un(-)<text:line-break/>nerent au logis, par ce que la nuyct aprochoit, ou ilz trouuerent les dames, qui<text:line-break/>dancoient vne dance au chant de ma dame Fiammette : Et apres quelle fut a(-)<text:line-break/>cheuée ilz entrerent en propos auecques elles de la vallée des dames : dont ilz<text:line-break/>deirent beaucoup de bien &amp; de louenge, aumoyen dequoy le roy faisant ap(-)<text:line-break/>peller le maistre dhostel luy commanda que le lendemain le disner y fust prest :<text:line-break/>&amp; qu'on y portast quelque lict si quelcun vouloit dormir ou se reposer sur le mi(-)<text:line-break/>dy. Apres<text:s/>cecy ayant faict apporter de la clarté, du vin, &amp; des confitures, &amp;<text:line-break/>qu'ilz eurent faict vng peu de collation, il commanda que chascun se meist à<text:line-break/>dancer, Et ayant Pamphile pris par son commandement vne dance. Le roy se<text:line-break/>retourna vers ma dame Elisse &amp; luy deit gracieusement. Ma belle dame vous<text:line-break/>m'auez faict auiourdhuy lhonneur de me donner la couronne, &amp; ie le vous<text:line-break/>veulx faire ce soir de la chanson : &amp; par ainsi dictes en vne telle qu'il vous plaira :<text:line-break/>A qui ma dame Elisse en soubzriant respondit que voulentiers : &amp; auec vne<text:line-break/>doucle voix commenca ainsi.</text:p>
      <text:p text:style-name="p"/>
      <text:p text:style-name="p">Amour si tes griffes i'eschappe,</text:p>
      <text:p text:style-name="p">Croire ne puis</text:p>
      <text:p text:style-name="p">Que iamais autre croc me happe.</text:p>
      <text:p text:style-name="p"/>
      <text:p text:style-name="p">I' entray ieunette en tes combatz</text:p>
      <text:p text:style-name="p">Pensant que ce ne sust que paix,</text:p>
      <text:p text:style-name="p">Et mis toutes mes armes bas</text:p>
      <text:p text:style-name="p">Comme aux asseurez faire fays :</text:p>
      <text:p text:style-name="p">Mais<text:s/>toy tirant aspre &amp; mauuais</text:p>
      <text:p text:style-name="p">Me vins depuis</text:p>
      <text:p text:style-name="p">Combatre &amp; iecter soubz ta trappe.</text:p>
      <text:p text:style-name="p"/>
      <text:p text:style-name="p">Puis moy ainsi prinse en tes lacs</text:p>
      <text:p text:style-name="p">Tu me meis es mains (par malheur)</text:p>
      <text:p text:style-name="p">De celuy qui nasquit helas</text:p>
      <text:p text:style-name="p">Pour ma mort plaine de douleur,</text:p>
      <text:p text:style-name="p">Ouquel à si peu de doulceur</text:p>
      <text:p text:style-name="p">Qu'ouye ne suis</text:p>
      <text:p text:style-name="p">Par plaintz ou souspirs que ie drappe.</text:p>
      <text:p text:style-name="p"/>
      <text:p text:style-name="p">Au vent va ce que prie &amp; pleure,</text:p>
      <text:p text:style-name="p">Nu ne m'oit, nul ne veult m'ouyr,</text:p>
      <text:p text:style-name="p">Dont mon tourment croist à toute heure</text:p>
      <text:p text:style-name="p">De viure sans pouuoir mourir</text:p>
      <text:p text:style-name="p">Fay doncq pour m'oster tel languir</text:p>
      <text:p text:style-name="p">Ce que ne puis :</text:p>
      <text:soft-page-break/>
      <text:p text:style-name="p">Rendz le moy pris à ton estappe.</text:p>
      <text:p text:style-name="p"><text:span text:style-name="pb">[Fueil.156]</text:span><text:line-break/>Sinon aumoins vueille moy traire</text:p>
      <text:p text:style-name="p">Des lyens nouez d'esperance,</text:p>
      <text:p text:style-name="p">Ie te pry seigneur de le faire</text:p>
      <text:p text:style-name="p">Et lors auray ie confiance</text:p>
      <text:p text:style-name="p">D'estre encor belle à mon vsance</text:p>
      <text:p text:style-name="p">Et dueil remis</text:p>
      <text:p text:style-name="p">Ie prendray blanche &amp;<text:s/>rouge cappe.</text:p>
      <text:p text:style-name="p"/>
      <text:p text:style-name="p">Apres que ma dame Elise eut faict fin à sa chanson auecques vng souspir<text:line-break/>fort piteux, encores que tous sesmerueillassent de telles parolles, si ny eut il ce(-)<text:line-break/>luy pourtant qui se peust aduiser quelle occasion elle pouuoit auoir de chanter<text:line-break/>ainsi. Alors le roy qui estoit en ses guogues feit appeller Tindaro &amp; luy com(-)<text:line-break/>manda qu'il tirast sa cornemeuse : au son de laquelle il feit dancer plusieurs<text:line-break/>dances : puis estant desia vne bonne partie de la nuyct passée il deit à chascun<text:line-break/>qu'ilz s'allassent couher.</text:p>
      <text:h text:style-name="Titre1" text:outline-level="1"><text:span text:style-name="pb">[n.p.]</text:span><text:line-break/>(hedera) LA SEPTIESME IOVRNÉE DV DE(-)<text:line-break/>cameron, en laquelle on deuise soubz le gouuernement de Dioneo, dcs trom(-)<text:line-break/>peries que les femmes ont faict à leurs mariz : soit par amour : ou pour euiter<text:line-break/>quelque mal ou scandalle : soit qu'ilz sen soient apperceuz ou non.</text:h>
      <text:p text:style-name="P4363"><text:span text:style-name="T4364">T</text:span>Outes les estoilles n'apparoissoient plus du costé du soleil<text:line-break/>leuant, fors celle l(a2) seulle que nous appellons lestoille du<text:line-break/>iour : qui luysoit encores parmy la blancheur de la poincte<text:line-break/>d'iceluy, quant le maistre dhostel s'estant leué sen alla auec<text:line-break/>tout le bagaige en la vallée des dames, pour y apprester<text:line-break/>tout ce qui estoit necessaire selon le commandement que<text:line-break/>luy auoit faict son seigneur. Apres lequel partement le roy<text:line-break/>ne tarda gueres à le leuer pour le bruyt du cariaige, qui l'auoit esueillé : &amp; quant<text:line-break/>il le fut il feit semblablement leuer les dames &amp; les autres deux gentilz hommes :<text:line-break/>&amp; se meirent tous en chemin, ainsi que le soleil ne faisoit que se leuer : durant le(-)<text:line-break/>quel chemin il leur sembla n'auoir encor si gayem(e2)t ouy<text:s/>desgoiser les rossignolz<text:line-break/>&amp; autres oyseaulx comme ilz feirent ceste matinée la, de tous lesquelz acompai(-)<text:line-break/>gnez ilz sen allerent iusques en la vallée des dames : ou il leur sembla qu'ilz fu(-)<text:line-break/>rent mieulx receuz de plusieurs d'iceulx rossignolz que eulx mesmes ne se re(-)<text:line-break/>iouyssoient dy estre venuz. Et l(a2) ilz enuironnerent toute ladicte vallée : &amp; de re(-)<text:line-break/>chef recomm(e2)cerent à la regarder d'ung bout à autre : laquelle leur sembla d'au(-)<text:line-break/>tant plus belle quelle n'auoit faict le iour precendant comme lheure de ce iour e(-)<text:line-break/>stoit lors plus conforme à la beaulté d'icelle, &amp; apres qu'ilz eurent rompu leur<text:line-break/>ieusne auec vins excellentz &amp; quelques confitures de massepains, ilz commen(-)<text:line-break/>cerent à chanter : affin que les oyseaulx ne les surpassassent en cela : respondant<text:line-break/>tousiours, la vallée auec eulx les mesmes nottes, mais apres qu'il fut heure de dis(-)<text:line-break/>ner &amp; que les tables furent dressées soubz les beaulx arbres prochains du petit<text:line-break/><text:soft-page-break/>lac : &amp; qu'on eut couuert, chacun se seit comme il pleut au roy : voyantz pen(-)<text:line-break/>dant qu'ilz disnoient les poissons nager par le lac à grandes trouppes : ce qui leur<text:line-break/>donnoit quelque fois autant d'occasion de deuiser comme de regarder, mais<text:line-break/>apres qu'on eut acheué de disner, &amp; que les tables furent leuées, eulx encor plus<text:line-break/>ioyeulx que deuant recommencerent à chanter : &amp; estant en plusieurs lieux de la<text:line-break/>petite vallée, les lictz dressez tous enuironnez &amp; fermez par laduis du maistre<text:line-break/>dhostel de ces sarges qu'on apporte de France &amp; des pauillons, chascun qui vou(-)<text:line-break/>loit pouuoit auec licence du<text:s/>roy aller reposer : &amp; qui ne le vouloit faire il luy<text:line-break/>estoit permis de pr(e2)dre ses autres plaisirs acoustumez à son gré, mais estant desia<text:line-break/>venue lheure qu'ilz se furent tous leuez &amp; qu'il estoit temps de se remettre à de(-)<text:line-break/>uiser &amp; faire des comptes, chascun se seit comme le roy voulut ordonner sur des<text:line-break/>tappiz qu'on auoit faict estandre sur lherbe : tout aupres du lieu ou ilz auoient<text:line-break/>disné. Et apres le roy commanda à ma dame Emilie quelle commencast, elle le<text:line-break/>feit franchement en soubzriant &amp; deit ainsi.</text:p>
      <text:p text:style-name="p"><text:span text:style-name="pb">[Fueil.157]</text:span><text:line-break/>&lt;ATTimage&gt;</text:p>
      <text:h text:style-name="Titre2" text:outline-level="2">(hedera) Iehan Ie Lorrain ouyt de nuict<text:line-break/>HEVRTER A SON HVYS : PARQVOY<text:line-break/><text:span text:style-name="T4365">il esueilla sa femme : &amp; elle luy faisant acroire que cestoit ung esperit, ilz sen al(-)</text:span><text:span text:style-name="T4366"><text:line-break/></text:span><text:span text:style-name="T4367">lerent tous deux le coniurer auec une or aison, &amp; depuis ne ouyrent he</text:span><text:span text:style-name="T4368">urter.</text:span></text:h>
      <text:h text:style-name="P4369" text:outline-level="2">Nouuelle premiere.</text:h>
      <text:p text:style-name="P4370"><text:span text:style-name="T4371">S</text:span>Ire ce m'eust esté chose tresagreable que quelque autre que<text:line-break/>moy eust donné, s'il vous eust pleu, commencement à vne<text:line-break/>si belle matiere comme est celle dont nous deuons parler :<text:line-break/>Mais puis qu'il vous plaist que ie asseure toutes les<text:s/>autres, ie<text:line-break/>le feray voul(e2)tiers : &amp; me parforceray (mes cheres dames)<text:line-break/>de dire chose qui vous puisse estre vtile à l'aduenir. Par ce<text:line-break/>que si les autres femmes sont aussi poureuses comme moy<text:line-break/>&amp; mesmement des esperitz : desquelz toutes nous autres<text:line-break/>generalem(e2)t auons peur (combien que ie ne scay sur mon dieu que cest, &amp; si ne<text:line-break/>trouuay encor iamais personne qui le sceust). Vous pourrez en notant bien ma<text:line-break/>nouuelle apprendre vne saincte &amp; bonne oraison qui sert moult à les chasser &amp;<text:line-break/>faire fuyr : quant il vous en viendroit quelcun.</text:p>
      <text:p text:style-name="p">Il y eut iadis à Florence en la rue de sainct Brancasse vng cardeur de layne, n(o2)(-)<text:line-break/>mé Ieh(a2) le Lorrain h(o2)me plus heureux en son art, que saige en autres choses. Par<text:line-break/>ce que tenant luy quelque peu du simple, il estoit souu(e2)tesfois faict cappitaine de<text:line-break/>ceulx de son mestier au cartier de saincte Marie nouuelle : &amp; ler receuoit en sa mai<text:line-break/>son qu(a2)t ilz faisoi(e2)t leurs assemblées : &amp; oultre ce il auoit plusieursfois d'autres telz<text:line-break/>petitz offices, dont il s'estimoit bi(e2) estre quelque chose plus que les autres. Et cecy<text:line-break/>luy aduenoit, par ce qu'il d(o2)noit souu(e2)tesfois (c(o2)me homme aysé qu'il estoit) de<text:line-break/><text:span text:style-name="pb">[n.p.]</text:span><text:line-break/>bons repas aux beaulx peres de saincte Marie nouuelle : lesquelz pource aussi que<text:line-break/>l'ung en tiroit vne paire de chausses, lautre vng habit, &amp; lautre vng capuch(o2), luy<text:line-break/>enseignoi(e2)t souu(e2)t tout plain de b(o2)nes oraisons, &amp; luy d(o2)noient la patenostre en<text:line-break/>vulgaire, &amp; la ch(a2)son de sainct Alexis, les lam(e2)tati(o2)s sainct Bernard, l'hymne de<text:line-break/>ma dame Matilde<text:s/>&amp; plusieurs autres semblables folies, lesquelles il tenoit chere(-)<text:line-break/>ment &amp; les gardoit toutes soigneusem(e2)t, pour le salut de son ame. Cestuy cy auoit<text:line-break/>vne femme tresbelle &amp; desirable qui se n(o2)moit dame Tesse, fille de Manucio de<text:line-break/><text:soft-page-break/>la Cucullia, saige &amp; fort bi(e2) aduisée : laquelle c(o2)gnoissant la simplicité de son ma(-)<text:line-break/>ry, &amp; estant amoureuse de Federic de Nery Pegolotti (qui estoit beau ieune h(o2)(-)<text:line-break/>ma &amp; fraiz) &amp; luy d'elle, d(o2)na ordre par le moy(e2) d'une si(e2)ne ch(a2)briere que Fede<text:line-break/>ric la vi(e2)droit veoir en vng fort beau lieu que son mary auoit pres Flor(e2)ce : n(o2)mé<text:line-break/>Camerata : ou elle se tenoit tout l'esté : &amp; Iehan y venoit quelque fois soupper &amp;<text:line-break/>coucher : puis sen retournoit le l(a2)demain à sa bouticque : &amp; quelque fois y demou<text:line-break/>roit<text:s/>auec ses c(o2)paign(o2)s. Federic qui desiroit gr(a2)dem(e2)t ceste r(e2)c(o2)tre ayant eu as(-)<text:line-break/>signacion de la dame y alla vng soir : &amp; ny ven(a2)t point le mary pour celle nuict, il<text:line-break/>souppa à son ayse auec la dame : &amp; coucha en gr(a2)t plaisir auec elle<text:s/>qui luy aprint<text:line-break/>pend(a2)t qu'il la tenoit toute nuict entre ses bras demye douzaine des oraisons de<text:line-break/>son mary. Mais ne faisant elle son c(o2)pte, ne Federic pareillement, que ceste fois lá<text:line-break/>d'eust estre la derniere (c(o2)me elle auoit esté la premiere) ilz prindr(e2)t vng ordre &amp;<text:line-break/>vne c(o2)clusi(o2) ensemble en la maniere (q2) vous orrez : affin qu'il ne falust que la ch(a2)<text:line-break/>briere l'allast querir à chascune fois : Cest que ledict Federic prendroit garde tous<text:line-break/>les iours qu'il iroit ou reui(e2)droit d'ung si(e2)<text:s/>lieu qui estoit vng peu plus hault (q2) ce(-)<text:line-break/>luy de la dame, à vne vigne qui estoit ioign(a2)t la maison d'elle. Et qu(a2)t il verroit le<text:line-break/>taiz d'une teste d'asne à la pointe d'ung des eschallatz de la vigne ayant le museau<text:line-break/>tourne vers Flor(e2)ce : qu'il<text:s/>vinst asseurem(e2)t : &amp; (q2) pour certain il coucheroit ce soir<text:line-break/>la auec elle. Et s'il ne trouuoit lhuys ouuert qu'il heurtast tout bellem(e2)t trois fois &amp;<text:line-break/>elle luy ouuriroit : mais s'il veoit le museau du taiz tourné à lopposite vers Fiesole<text:line-break/>qu'il n'y vinst point, par ce que ce seroit signe que Ieh(a2) y seroit. Et faisans en ceste<text:line-break/>maniere, ilz coucherent plusieursfois ensemble, mais vne fois entre les autres que<text:line-break/>Federic auoit assignati(o2) de soupper auec ma dame Tesse<text:s/>&lt;ATTcaractere&gt;<text:s/>auoit tresbi(e2) faict cui(-)<text:line-break/>re deux gros chapp(o2)s, il aduint (q2) Ieh(a2)<text:s/>&lt;ATTcaractere&gt;<text:s/>ne deuoit po(i2)t venir y vint fort tard d(o2)t<text:line-break/>elle fut fort marrie &amp; soupper(e2)t luy &amp; elle ensemble d'ung peu de lart quelle auoit<text:line-break/>faict boulir apart. Et ce p(e2)d(a2)t elle feit porter (p3) sa ch(a2)briere en vne seruiete bl(a2)che<text:line-break/>les deux chapp(o2)s bouluz &amp; beaucoup dœufz friz &amp; vng flas(o2) de b(o2) vin en vng<text:line-break/>sien iardin ou l(o2) pouuoit aller sans passer (p3) la maison &amp; ou elle auoit quelque fois<text:line-break/>acoustumé de soupper auec Federic &amp; deit à sa ch(a2)briere quelle meist tout cela au<text:line-break/>pied d'ung peschier<text:s/>&lt;ATTcaractere&gt;<text:s/>estoit aupres d'ung preau : mais elle estoit si courroussée de<text:line-break/>ce (q2) son mary estoit venu quelle oublia de luy dire quelle att(e2)dist iusques à ce que<text:line-break/>Federic vi(e2)droit affin de luy dire (q2) Ieh(a2) estoit venu &amp; qu'il prinst au iardin tout<text:line-break/>ce (q2) dessus, (p3)quoy sen est(a2)s allez elle &amp; Ieh(a2) coucher, &amp; pareillem(e2)t la ch(a2)briere.<text:line-break/>Federic ne tarda gueres qu'il ne vinst &amp; heurta tout bellement vne fois<text:s/>à Ihuis qui<text:line-break/>estoit si prochain de la ch(a2)bre (q2) Iehan louit inc(o2)tin(e2)t &amp; la f(e2)me aussi : mais à celle<text:line-break/>fin (q2) Ieh(a2) n'eust point de souspec(o2) d'elle, elle feit sembl(a2)t de dormir &amp; seiourn(a2)t<text:line-break/>vng peu Federic il heurta la sec(o2)de fois, dequoy s'esmerueill(a2)t fort Ieh(a2) il poussa<text:line-break/>vng peu sa f(e2)me &amp; luy deit Tesse. Oy tu ce (q2) ie oy ? il semble qu'on heurte à nostre<text:line-break/>huis : heurter dit la f(e2)me : Nostre dame Ieh(a2) m(o2) amy ne scaiz tu pas (q2) cest ? cestvng<text:line-break/><text:span text:style-name="pb">[Fueil.15</text:span><text:span text:style-name="pb">8]</text:span><text:line-break/>esperit : dont i'ay eu ces nuytz passées la plus grande peur qu'on eut iamais : voyre<text:line-break/><text:soft-page-break/>telle que aussi tost (q2) ie le oyoie ie mettoie la teste soubz la couuerture, ne iamais<text:line-break/>ie n'auoye la hardiesse de la tirer dehors s'il n'estoit iour tout clair : va<text:s/>va ma fem<text:line-break/>me (deit Iehan) n'ayes point de peur si ce en est vng : car quant nous nous som(-)<text:line-break/>mes mis au lict i'ay deit le te lucis, &amp; l'intemerata, &amp; tant dautres b(o2)nes oraisons,<text:line-break/>&amp; oultre ce i'ay faict le signe de la croix à tous les cointz du lict ou n(o2) du pere, du<text:line-break/>filz, &amp; du sainct esperit, tellement qu'il ne fault point auoir de peur, quelque puis<text:line-break/>sance qu'il ait, qu'il nous puisse nuyre. La femme affin que Federic ne print par(-)<text:line-break/>adu(e2)ture quelque autre suspec(o2), &amp; ne se courroussast c(o2)tre<text:s/>elle, delibera en effect<text:line-break/>de se leuer, &amp; de luy faire entendre que Iehan y estoit, &amp; deit à son mary. Vraye(-)<text:line-break/>ment tu en es bien à tout tes parolles. Quant est de moy ie ne me ti(e2)dray iamais<text:line-break/>asseurée si nous ne le c(o2)iurons, puis que tu es ceans. Iehan deit, Et c(o2)ment se con(-)<text:line-break/>iure il ? Deit la femme ie le scay tresbien coniurer, car lautre iour quant i'allay gai<text:line-break/>gner les pardons à Fiezole, vne des recluses qui est mon amy Iehan la plus saincte<text:line-break/>chose (&amp; i'en appelle dieu à tesmoing) me voyant ainsi<text:s/>paoureuse des esperitz,<text:line-break/>m(e2)seigna vne b(o2)ne &amp; saincte oraison : &amp; deit quelle l'auoit esprouuée plusieurs(-)<text:line-break/>fois auant quelle fust recluse, dont tousiours elle sen est bien trouuée : mais dieu<text:line-break/>saiche si iamais i'eusse eu la hardiesse de l'aller esprouuer seulle, toutesfois main(-)<text:line-break/>ten(a2)t que tu es ceans ie veulx que nous l'alli(o2)s coniurer. Iehan deit qu'il en estoit<text:line-break/>content : &amp; s'est(a2)s leuez sen vindrent tout bellement à lhuys, auquel estoit encores<text:line-break/>dehors Federic qui desia souspeconnoit en attendant. Et quant ilz fur(e2)t arriuez à<text:line-break/>Ihuys la femme deit à Iehan, tu cracheras maintenant quant ie le te diray. Bien<text:line-break/>deit Iehan : &amp; la femme c(o2)menca son oraison &amp; deit : Esperit esperit qui vas ainsi<text:line-break/>de nuyt, tu es icy venu la queue droicte, &amp; auec<text:s/>la queue droicte ten retourneras,<text:line-break/>va ten au iardin au pied du gros peschier, tu trouueras deux gras chappons &amp;<text:line-break/>cent œufz de ma geline, metz le nez au flascon &amp; ten va sans faire mal ne à moy<text:line-break/>ne à Iehan mon mary. Et cecy dit elle deit à son mary : crache Iehan, &amp; Iehan<text:line-break/>cracha, &amp; Federic qui estoit dehors &amp; oyoit cecy, estant desia sorty de ialousie a(-)<text:line-break/>uoit auec toute sa mel(e2)colie si gr(a2)de vol(u2)té de rire qu'il creuoit &amp; disoit tout bel(-)<text:line-break/>lem(e2)t qu(a2)t Ieh(a2) crachoit, Les d(e2)tz puisses tu cracher. La femme apres quelle eut<text:line-break/>ainsi c(o2)iuré trois fois lesperit, sen retourna au lict auec son mary : Federic qui s'at(-)<text:line-break/>t(e2)doit de soupper auec elle n'ayant encor souppé, &amp; ay(a2)t bi(e2) ent(e2)du les parolles<text:line-break/>de l'oraison sen alla au iardin, &amp; quant il eut trouué au pied du pescher les deux<text:line-break/>chappons, le vin, &amp; les œufz, il les emporta chez soy &amp; souppa à son bel ayse. Et<text:line-break/>plusieursfois apres se retrouuant auecques samye ilz reirent ensemble bi(e2) fort de<text:line-break/>cest enchantem(e2)t. Il est bi(e2)t vray que auc(u2)s dient que la dame auoit bi(e2) tourné le<text:line-break/>museau du test de lasne vers Fiezole : mais vng paysant en passant par la vigne<text:line-break/>l'auoit hurté d'ung bast(o2), &amp; l'auoit faict tourner plusieurs tours : &amp; à la fin il estoit<text:line-break/>demeuré tourné vers Flor(e2)ce, &amp; par ainsi Federic cuyd(a2)t estre appellé estoit ve(-)<text:line-break/>nu. Aussi dit lon que la dame auoit faict l'oraison en ceste maniere : Esperit espe(-)<text:line-break/>rit va ten en la b(o2)ne heure, car ce n'est pas moy qui ay tourné la teste de lasne, ains<text:line-break/>à esté quelque autre que dieu le mette en mal an : &amp; ie suis icy auecques Ieh(a2) mon<text:line-break/>mary : parquoy il sen alla sans coucher &amp; sans soupper, mais vne mienne voysi(-)<text:line-break/>ne qui est femme fort vieille me deit que l'une &amp; lautre furent veritables, selon<text:line-break/>quelle auoit ouy dire quant elle estoit petite fille, mais que le dernier n'estoit pas<text:line-break/><text:span text:style-name="pb">[n.p.]</text:span><text:line-break/>aduenu à Iehan le Lorrain : ains à vng qui se nomma Iehan de Nelle, qui demou<text:line-break/>roit à la porte sainct Pierre : non moins suffisant laueur de poix qu'estoit Iehan le<text:line-break/>Lorrain, &amp; par ainsi mes cheres dames il est à vostre choix de prendre celle des<text:line-break/>deux oraisons qui plus vous plaira &amp; toutes deux si vous voulez, car elles ont tres<text:line-break/><text:soft-page-break/>gr(a2)de vertu à semblables choses, c(o2)me vous auez ouy par experience. Aprenez<text:line-break/>les doncques, par ce qu'elles vous pourront paraduenture seruir quelque fois.</text:p>
      <text:h text:style-name="Titre2" text:outline-level="2">(hedera) PERONNELLE CACHA VNG SIEN<text:line-break/><text:span text:style-name="T4372">amy par amour, en ung grant uaisseau de terre : &amp; uoyant retourner son ma(-)</text:span><text:span text:style-name="T4373"><text:line-break/></text:span><text:span text:style-name="T4374">ry au logis qui disoit l'auoir uendu, elle luy deit quelle l'auoit au</text:span><text:span text:style-name="T4375">&lt;ATTcaractere&gt;</text:span><text:span text:style-name="T4376">i uendu à</text:span><text:span text:style-name="T4377"><text:line-break/></text:span><text:span text:style-name="T4378">ung homme qui estoit dedans pour ucoir s'il estoit entier : par quoy apres qu'il</text:span><text:span text:style-name="T4379"><text:line-break/></text:span><text:span text:style-name="T4380">en fut sorty ilz le feir(e2)t rascler au mary : Et puis lamy lemporta en sa maison.</text:span></text:h>
      <text:h text:style-name="P4381" text:outline-level="2">Nouuelle deuxiesme.</text:h>
      <text:p text:style-name="P4382"><text:span text:style-name="T4383">L</text:span>A nouuelle de ma dame Emilie fut escoutée auecques tresgran(-)<text:line-break/>des rizées : &amp; loraison fut louée de tous pour bonne &amp; saincte,<text:line-break/>laquelle estant acheuée, le roy commanda à Philostrate qu'il suy<text:line-break/>uist, lequel commenca ainsi : Mes trescheres dames les trompe(-)<text:line-break/>ries que les hommes vous font, &amp; mesmement les mariz sont si<text:line-break/>grandes<text:s/>que quant il aduient aucunesfois quelcune en faict<text:line-break/>aucune à son mary, vous ne deuriez pas seulement estre contentes que cela fust<text:line-break/>aduenu ou de le scauoir par apres, ou bien de l'ouyr dire à quelcun, mais vous le<text:line-break/>deuriez aller publier par tout, affin que les hommes congneussent que s'ilz ont de<text:line-break/>lentendement que les femmes en ont comme eulx : ce qui ne vous peult tourner<text:line-break/>sinon à prouffit : par ce que quant quelcun scait que vng autre scait comme luy,<text:line-break/>il nentreprend pas si legierement de le tromper. Qui doubte doncques que si ce<text:line-break/>que nous dirons auiourdhuy sur ceste matiere estoit par cy apres sceu par les h(o2)<text:line-break/>mes, ce ne leur fust tresgr(a2)de occasion de se chastier de vous tromper ? congnois(-)<text:line-break/>sans que vous scauriez aussi bien tromper comme eulx si vous vouliez ? Mon in(-)<text:line-break/>tention est doncques de vous dire ce que vne ieune femme (combien quelle fust<text:line-break/>de fort basse condition) feit à son mary quasi en vng moument pour se sauuer.</text:p>
      <text:p text:style-name="p">Il ny a pas encor long temps qu'a Naples vng paoure homme print à femme<text:line-break/>vne belle<text:s/>&amp; ieune fille nommée Peronnelle, lesquelz en gaignant escharcement<text:line-break/>leur vie. Luy auecques son mestier de macon, &amp; elle fillant sa quenoille sentrete(-)<text:line-break/>noient le mieulx qu'ilz pouuoi(e2)et. Or aduint que vng ieune homme voyant vng<text:line-break/>iour ceste Peronnelle &amp;<text:s/>luy plaisant fort, il en deuint amoureux : &amp; la solicita t(a2)t<text:line-break/>en vne facon ou en autre qu'il s'apriuoysa d'elle &amp; pour pouuoir estre ensemble<text:line-break/>ilz prindr(e2)t entre eulx ceste ordre : scauoir est que se leuant le mary d'elle tous les<text:line-break/>matins de bonne heure<text:s/>pour aller trauailler, ou pour trouuer de la besoigne il<text:line-break/>faloit que le ieune homme fust en quelque lieu qu'il le veist sortir dehors, &amp; que<text:line-break/>aussi tost qu'il seroit sorty qu'il entrast en la maison qui estoit en vne rue fort so(-)<text:line-break/>litaire nommée Auorio. Et<text:s/>ainsi le feirent plusieursfois. mais il aduint vng matin<text:line-break/>entre les autres que apres que le bon h(o2)me fut sorty dehors, &amp; lamy qui se nom(-)<text:line-break/>moit Iehannet Striguario entre ded(a2)s sa maison se iouant auecques Peronnelle,<text:line-break/>peu de temps apres le mary qui n'auoit acoustume de retourner de tout le iour,<text:line-break/><text:span text:style-name="pb">[Fueil.159]</text:span><text:line-break/>sen retourna à la maison, &amp; trouuant lhuys fermé hurta : Et apres auoir hurte il<text:line-break/>c(o2)menca à dire en soymesmes. Mon dieu ie te remercie, car encor que tu m'ayes<text:line-break/>faict paoure, aumoins tu mas<text:s/>faict ceste grace d'auoir rencontré vne bonne &amp;<text:line-break/>honneste ieune fille pour femme, voyez comme elle à tost fermé son huys qu(a2)t<text:line-break/>ie suis sorty, affin que personne ny peust entrer qui luy feist fascherie. Peronnelle<text:line-break/>ayant ouy son mary quelle congneut à sa facon de hurter deit. Helas mon amy<text:line-break/>Iehannet ie suis morte, car voicy mon mary que dieu le mauldie, de ce qu'il est<text:line-break/>retourné, &amp; ne scay que cecy veult dite, car il ne reuint iamais à telle heure que<text:line-break/><text:soft-page-break/>maintenant. Paraduenture qu'il vous à veu quant vous estes<text:s/>entré, mais pour la(-)<text:line-break/>mour de dieu (comment qu'il en doyue aller) entrez en ce gr(a2)t vaisseau de terre<text:line-break/>que vous voyez lá, &amp; ie luy iray ouurir, &amp; verrons ce qu'il vouldra dire d'estre si<text:line-break/>tost reuenu ce matin au logis. Iehannet entra soudainement dedans<text:s/>le tonneau :<text:line-break/>&amp; Peronnelle cour(a2)t à lhuys alla ouurir à son mary, auquel auec vng mauuais vi<text:line-break/>saige elle deit : Que veult dire cecy (q2) tu retournes si tost ce matin à la maison ? A<text:line-break/>ce qu'il me semble tu ne veulx faire rien d'auiourdhuy ? puis que ie te<text:s/>voy retour(-)<text:line-break/>ner auec tes oustilz en la main : &amp; si tu veulx faire ainsi dequoy viur(o2)s nous ? de(-)<text:line-break/>quoy aurons nous du pain ? penses tu que ie seuffre que tu m(e2)gaiges ma cotte &amp;<text:line-break/>mes autres paoures habillemens ? moy qui ne fais iour &amp; nuyt que filler tant que<text:line-break/>la chair m'est toute t(u2)bée des ongles, pour pouuoir auoir seulement aut(a2)t dhuille<text:line-break/>qu'il en fault, pour faire luyre nostre croiset ? mary mary il nya voysine icy à l'en(-)<text:line-break/>tour qui ne se mocque de moy, &amp; qui ne sesbahisse de tant de peine<text:s/>comme est<text:line-break/>celle que i'endure, &amp; tu ten reuiens à la maison auecques les mains p(e2)dantes, la ou<text:line-break/>tu deurois estre à la besongne : Et cecy dit c(o2)menca à plorer, &amp; à dire de rechef :<text:line-break/>Helas paoure &amp; malheureuse que ie suis en malheure nasquiz ie bi(e2), &amp;<text:s/>en mal(-)<text:line-break/>aduenture ie vins ceans, ou i'eusse peu auoir vng ieune h(o2)me tant h(o2)neste gar(-)<text:line-break/>con : &amp; ie ne le vouluz point pour pr(e2)dre cestuy cy, qui ne p(e2)se point quelle fem(-)<text:line-break/>me il à espousée : les autres se d(o2)nent du bon t(e2)ps auec leurs<text:s/>amys par amours :&amp;<text:line-break/>ny en a pas vne qui nen ait : l'une deux &amp; lautre trois, &amp; tri(u2)phent &amp; monstr(e2)t à<text:line-break/>leurs mariz la lune ou lieu du soleil : &amp; moy miserable pource que ie suis b(o2)ne, &amp;<text:line-break/>qui ne pense point à telles follies, ie seuffre mal &amp; adu(e2)ture : ie ne scay pour(-)<text:line-break/>quoy ie ne prens de ces amoureux c(o2)me font les autres, ie veulx bien que tu len(-)<text:line-break/>tendes à bon essi(e2)t mon mary, que si ie voulois faire mal ie trouueroye bien auec<text:line-break/>qui, car il en est de bien gorriers qui mayment &amp; me promettent amytie, &amp;<text:line-break/>mont enuoye dire &amp; offrir beaucoup dargent, &amp; des habillem(e2)s ou des bagues<text:line-break/>si i'en veulx : mais mon cueur ne le peult souffrir, par ce que ie ne suis point fille<text:line-break/>d'une femme qui ait faict tel mestier. Et maintenant tu ten retournes quant tu<text:line-break/>deurois estre à trauailler : A qui le mary deit. Pour dieu ma femme ne te melen(-)<text:line-break/>colie point, tu dois croire que ie congnois bien qui tu es, &amp; oultre ce ie men suis<text:line-break/>encor mieulx apperceu ce matin. Il est vray que ie suis party de b(o2)ne heure pour<text:line-break/>aller trauailler : &amp; il appert bi(e2) que tu ne scaiz pas (c(o2)me ie ne scauoye moymes(-)<text:line-break/>mes) quil est auiourdhuy la feste de sainct Gallery qui est chommable, parquoy<text:line-break/>ie men suis retourné à ceste heure à la maison : mais neantmoins i'ay donné or(-)<text:line-break/>dre &amp; trouué moyen que nous aur(o2)s du pain pour plus d'ung moys : car iay ven<text:line-break/>du à cest h(o2)me de bien que tu voys icy auec moy nostre grant vaisseau de terre<text:line-break/>qui nous à desia tant de temps (c(o2)me tu scaiz) tenu la maison empeschée, &amp; men<text:line-break/><text:span text:style-name="pb">[n.p.]</text:span><text:line-break/>donné<text:s/>huit solz. Alors Peronnelle deit : Tu me faiz encor plus enrager toy qui<text:line-break/>es homme &amp; vas deca &amp; dela, &amp; qui deurois scauoir que cest que du monde, nas<text:line-break/>vendu ce tonneau que huit solz, lequel moy qui ne suis que vne paoure femme<text:line-break/>n'ayant esté quasi iamais hors de lhuys, voyant lempeschement qu'il nous faisoit<text:line-break/>en la maison, l'ay bien vendu dix à vng homme de bien : lequel ainsi que tu re(-)<text:line-break/>tournois est entré ceans pour veoir s'il est entier. Quant le mary ouyt cecy il fut<text:line-break/>plus que content : &amp; deit à celuy qui<text:s/>estoit venu pour l'auoir. Bon homme va ten<text:line-break/>donc en la bonne heure, tu voys que ma femme la vendu à vng autre dix, ou tu<text:line-break/>ne men voulois bailler que huit. Le bon homme deit en la bonne heure : &amp; sen<text:line-break/>va : Lors Peronnelle deit à son mary, vien ten ca hault puis que tu es ceans, &amp; fai(-)<text:line-break/>ctes vostre marché ensemble. Iehannet qui auoit les oreilles ouuertes pour ouyr<text:line-break/>si en aucune chose il auoit besoing de craindre ou de se pourueoir, ayant ouy les<text:line-break/><text:soft-page-break/>parolles de Peronnelle se iecta soudainement hors du tonneau : &amp; quasi comme<text:line-break/>s'il n'eust rien entendu du retour du mary commenca à dire : Ou es tu bonne<text:line-break/>femme ? Auquel le mary (qui desia venoit) deit : me voicy, que demandes tu ? Ie(-)<text:line-break/>hannot luy deit. Qui es tu ? Ie demandoye la femme auec qui i'ay faict le marché<text:line-break/>de ce<text:s/>tonneau : deit le bon homme : Frere mon amy marchande asseurement a(-)<text:line-break/>uec moy, car ie suis son mary. Lors Iehannot deit le vaisseau me semble bon &amp;<text:line-break/>entier : mais vous diriez que vous auez tenu de lordure dedans, il est tout bar(-)<text:line-break/>boille de ie ne scay quelle chose si seiche que ie ne le puis oster auecques les on(-)<text:line-break/>gles, &amp; par ainsi ie ne le vouldroye point prendre si premierement ie ne le voy(-)<text:line-break/>oye net : à cela ne tiendra (deit Peronnelle) que le marché ne soit faict : Mon ma(-)<text:line-break/>ry le netoyera tout, ouy dea deit le mary. Et ayant pose à terre ses oustilz &amp; s'e(-)<text:line-break/>stant despoille en chemise il se faict allumer vne chandelle &amp; bailler vne ratissoi(-)<text:line-break/>re, puis quant il fut dedans il commenca à rader : &amp; Peronnelle (comme si quasi<text:line-break/>elle eust voulu veoir ce qu'il faisoit) ayant mis la teste par la gueulle du tonneau<text:line-break/>qui n'estoit gueres grande, &amp; dauantaige l'ung des bras auecques toute lespaul(-)<text:line-break/>le commenca à dire racle bien icy, &amp; icy, &amp; encores la, voys tu bien qu'il en est<text:line-break/>encores demouré icy vng morceau.<text:s/>Et ce pendant quelle estoit en ceste manie(-)<text:line-break/>re, &amp; quelle enseignoit &amp; monstroit à son mary de sourbir &amp; faire net le vais(-)<text:line-break/>seau, Iehannet lequel n'auoit entierem(e2)t acomply son desir celle matinée quant<text:line-break/>le mary reuint, &amp; voyant qu'il ne le pouuoit faire comme il le desiroit, se oppi(-)<text:line-break/>niastra de lascheuer comme il pourroit, parquoy s'estant approché d'elle qui te(-)<text:line-break/>noit la gueulle du tonneau toute bouchée, il executa son desir plain de ieunesse<text:line-break/>en la maniere que les cheuaulx sauuaiges eschauffez en<text:s/>amour saillent par les<text:line-break/>grandes campaignes les iumentz de Parthe, lequel desir print quasi fin au mes(-)<text:line-break/>me instant que le vaisseau fut raclé, luy descouple, elle la teste sortie du vaisseau,<text:line-break/>&amp; le mary sorty dehors, au moyen dequoy Peronnelle deit à Iehannet. Tien bon<text:line-break/>homme ceste chandelle &amp; regarde s'il est net à ton gré, Iehannet ayant regardé<text:line-break/>dedans, deit quil estoit bien &amp; se tenoit content, &amp; luy ayant baillé dix solz le<text:line-break/>feit porter à son logis.</text:p>
      <text:h text:style-name="Titre2" text:outline-level="2"><text:span text:style-name="pb">[Fueil.160]</text:span><text:line-break/>(hedera) FRERE REGNAVLT ESTANT COVCHE<text:line-break/><text:span text:style-name="T4384">a</text:span><text:span text:style-name="T4385">uec sa commere y fut trouué par le mary d'elle : auquel ilz feirent accroyre qu'il</text:span><text:span text:style-name="T4386"><text:line-break/></text:span><text:span text:style-name="T4387">enchantoit les uers à son fillol.</text:span></text:h>
      <text:h text:style-name="P4388" text:outline-level="2">Nouuelle troisiesme.</text:h>
      <text:p text:style-name="P4389"><text:span text:style-name="T4390">P</text:span>Hilostrate ne sceut parler si couuertement des iumentz de Par(-)<text:line-break/>the, que les dames (qui estoient toutes de bon entendement)<text:line-break/>n'en ryssent : faisans toutesfois semblant de rire d'autre chose.<text:line-break/>Mais apres que le roy congneut que la nouuelle estoit acheuée<text:line-break/>il commanda à madame Elisse qu'elle deist la sienne : laquelle<text:line-break/>deliberée d'obeyr commenca ainsi. Plaisantes dames l'enchan(-)<text:line-break/>tement de l'esprit de madame Emilie m'a remis en memoire vne nouuelle d'un<text:line-break/>autre enchantement lequel combien qu'il ne soit aussi beau comme fut cestuy là,<text:line-break/>ie le compteray toutesfois presentement, par ce que ie n'en scay point d'autre qui<text:line-break/>vienne à nostre propos.</text:p>
      <text:p text:style-name="p">Vous deuez scauoir qu'il y eut à Siene vng ieune homme de fort bonne gra<text:line-break/>ce, &amp; d'honneste maison qui se nommoit Regnault, lequel aymant grandement<text:line-break/>vne sienne voysine, fort belle femme, mariées à vng riche homme, &amp; esper(a2)t que<text:line-break/>s'il auoit moyen de parler à elle sans souspecon, qu'il en auroit tout ce qu'il desi(-)<text:line-break/><text:soft-page-break/>roit, toutesfois ne sen voyant aucun, &amp; estant la femme en saincte, il delibera de<text:line-break/>vouloir estre son compere. Parquoy s'estant acoincte du mary, il le luy deit par le<text:line-break/>plus honneste moyen dont il se sceut aduiser, &amp; ainsi fut faict. Estant doncques<text:line-break/>Regnault deueunu c(o2)pere de madame Agnes, &amp; ayant quelque permission plus<text:line-break/>coulourées de pouuoir parler à elle, s'estant asseuré par ce moyen, il luy feit enten<text:line-break/>dre verballement de son intencion, ce que long temps au parauant elle auoit c(o2)(-)<text:line-break/>gneu par les gestes de ses yeulx : mais cela luy seruit de peu, combi(e2) qu'il ne des(-)<text:line-break/>pleust aucunement à la dame de l'auoir escoutté. Or aduint peu de temps apres<text:line-break/>(qui qu'en fust l'occasion) que<text:s/>Regnault se rendit religieux : &amp; bonne ou mau(-)<text:line-break/>uaise qu'il eust trouué la pasture de religion, il perseuera en icelle, &amp; combien que<text:line-break/>durant quelque peu de temps apres qu'il se rendit religieux, il eust abandonné<text:line-break/>l'amytié qu'il souloit porter à sa commere &amp; certaines autres siennes vanitez, tou<text:line-break/>tesfois par succession de temps il les reprint, sans pour tout cela laisser l'habit, &amp;<text:line-break/>commenca à prendre plaisir de se monstrer &amp; vestir de bons habillemens, &amp;<text:line-break/>d'estre en toutes ses choses mignon &amp; propre, &amp; à composer chancons sonnetz<text:line-break/>balades : &amp; à chanter auecques tout plain d'autres choses semblables : mais qu'est<text:line-break/>ce que ie dy de nostre frere Regnault de qui nous parl(o2)s ? Qui sont les autres qui<text:line-break/>ne font ainsi comme luy ? Helas (vitupere de ce paoure monde perdu) ilz n'ont<text:line-break/>point de honte d'estre gras, d'apparoir vermeilz &amp; coulourez au visaige, de mon<text:line-break/>strer qui sont delicatz &amp; plains de doulceur &amp; humilité en habillem(e2)s &amp; en tou<text:line-break/>tes leurs choses : Et marchent non pas comme coulombes : mais la creste leuée<text:line-break/>c(o2)me cocqs qui s'enfl(e2)t le iabot, &amp; qui pis est, laissans à part quilz ont leurs cham<text:line-break/>bres, fournies de petites Boyttes pleines de conserues, de parfuns excellentz, &amp;<text:line-break/>d'autres pleines de diuerses composicions auec des fiolles deaux &amp; huilles arti(-)<text:line-break/>ficielz, ensemble des Barilletz de maluoysie &amp; de vin Grec, &amp; autres vins trespre<text:line-break/><text:span text:style-name="pb">[n.p.]</text:span><text:line-break/>cieux : tellement qu'elles ne ressemblent pas (à ceulx qui les voyent) chambres de<text:line-break/>religieux : ains plustost bouticques d'espiciers ou de persumeurs. Ilz n'ont point<text:line-break/>de honte que chascun saiche qu'ilz sont goutteux : &amp; pensent qu'on ne cognois(-)<text:line-break/>se pas, que force ieusnes, grosses viandes &amp; peu, &amp; viure sobrement font deuenir<text:line-break/>les personnes maigres desliez &amp; plus sains. Et si toutesfois quelzc(u2)s en sont mala<text:line-break/>des,<text:s/>aumoings n'est ce pas de gouttes : ausquelles on à acoustume d'ord(o2)ner pour<text:line-break/>medecine la chasteté, &amp; toute autre chose appartenant à la vie d'ung religieux<text:line-break/>modeste. Ilz cuydent aussi que personne ne congnoisse que oultre le peu men(-)<text:line-break/>ger, les longues veillees le prier, &amp; se discipliner, ne doiue rendre les hommes pal<text:line-break/>les &amp; affligez : &amp; que on ne saiche bien que sainct Dominicque &amp; sainct Fran(-)<text:line-break/>cois se sont bien vestuz sans auoir trois habitz pour vng : non pas tainctz en lay(-)<text:line-break/>ne, ne d'autres fins draps excellentz, mais faictz de grosse l'ayne &amp; de couleur<text:line-break/>naturelle, pour chasser le froict seulement, &amp; non pas pour apparoistre : ausquel(-)<text:line-break/>les choses nostre seigneur vueille pouruoir, comme il est besoing pour les armes<text:line-break/>des gens simples qui les nourrissent. Ainsi doncques retournant frere Regnault<text:line-break/>en ses premiers appetitz, il c(o2)menca à visiter sa c(o2)mere fort souuent : &amp; luy est(a2)t<text:line-break/>creue la hardiesse, il commenca auec plus grande instance qu'il n'auoit faict au<text:line-break/>commencement, à la soliciter de faire ce qu'il desiroit. La bonne dame se voyant<text:line-break/>ainsi fort pressée, &amp; luy semblant frere Regnault paraduenture plus beau qu'il<text:line-break/>ne faisoit auparauant, estant vng iour fort importunée de luy, elle vsa des pro(-)<text:line-break/>pres termes, que vsent toutes celles qui ont voulenté de faire ce qu'on leur deman<text:line-break/><text:s/>de, &amp; deit. Comment frere Regnault les beaulx peres font ilz telles choses ? A<text:line-break/>qui frere Regnault respondit : Madame quant i'auray osté cest habit de dessus<text:line-break/>mon doz (qui m'est chose aysee à faire) ie vous ressembleray vng homme faict<text:line-break/><text:soft-page-break/>comme les autres, &amp; non point religieux. La dame feit la petite bouche, comme<text:line-break/>si elle vouloit rire, &amp; deit. He dieu malheureuse que ie suis, vous estes mon com(-)<text:line-break/>pere, comment ce feroit cecy ? Ce seroit vng trop grant mal : Et ay plusieursfois<text:line-break/>ouy dire que c'est trop gr(a2)t peché : &amp; pour certain si ce nestoit cela ie feroye tout<text:line-break/>ce que vous vouldriez. A qui frere Regnault deit, Vous estes vne sotte, si vous<text:line-break/>laissez à le faire pour cela : ie ne dy pas que ce ne soit peché : mais nostre seigneur<text:line-break/>en pardonne bien de plus grans à qui se repent. Mais dictes moy, qui est plus<text:line-break/>prochain parent de vostre filz, ou moy qui l'ay tenu sur les fontz de baptesme,<text:line-break/>ou vostre mary qui la engendré ? La dame respondit que cestoit son mary : Et<text:line-break/>vous dictes vray<text:s/>deit le beaupere : Et toutesfois vostre mary ne couche il pas auec<text:line-break/>ques vous ? Ouy deit la dame. Ainsi d(o2)cques moy qui ne suis pas de si pres à vo(-)<text:line-break/>stre filz comme est vostre mary, ie puis aussi bien coucher auecques vous com(-)<text:line-break/>me il faict. La dame qui n'estoit point logicienne, &amp; à qui il faloit peu de chose,<text:line-break/>pour la iecter hors des gontz, creut ou feit semblant de croyre que le beaupere<text:line-break/>disoit verité, &amp; respondit. Qui est ce (compere) qui scauroit resp(o2)dre à voz sain<text:line-break/>etes parolles ? Et apres cela<text:s/>elle condescendit (non obstant le c(o2)peraige) à faire ses<text:line-break/>plaisirs : combien que ce ne fut pour vne fois seulement. Mais soubz la couuertu(-)<text:line-break/>re du comperaige ayantz plus de commodité, pour ce que le souspecon en estoit<text:line-break/>moindre, se retrouuerent plusieurs &amp; diuersesfois ensemble. Neantmoins il ad(-)<text:line-break/>uint entre les autres, que est(a2)t frere Regnault venu en la maison de sa c(o2)mere, &amp;<text:line-break/>voy(a2)t qu'il ny auoit lors personne que vne petite ch(a2)briere de la dame, fort belle<text:line-break/><text:span text:style-name="pb">[Fueil.161]</text:span><text:line-break/>&amp; plaisante,<text:s/>il enuoya son c(o2)paignon auec elle au pl(a2)cher des pigeons pour luy<text:line-break/>enseigner la patenostre : &amp; luy &amp; la dame qui tenoit son petit garc(o2) par la main,<text:line-break/>entrerent en la chambre : ou s'estans enfermez, ilz commencerent à passer le t(e2)ps<text:line-break/>sur vng petit<text:s/>lict sur lequel lon s'asseoit, &amp; estans en ceste maniere, la fortune vou<text:line-break/>lut que le compere retourna : qui sans estre ouy de personne fut incontient à<text:line-break/>l'huys de la chambre : &amp; hurta, &amp; appella sa femme. Laquelle oyant cecy, deit :<text:line-break/>Helas ie suis morte, voycy mon mary : mainten(a2)t saperceuera il de l'occasion de<text:line-break/>nostre accoinctance. Frere Regnault estoit despouille : cest à dire en iaquette, sans<text:line-break/>son habit, &amp; sans son capuchon : lequel oyant cecy, deit. Vous dictes vray ma<text:line-break/>commere : Helas si ie'stoye seulement vestu, nous trouuerions quelque excu(-)<text:line-break/>se : mais si vous luy ouurez &amp; il me treuue ainsi, nous n'en scaurions point trou(-)<text:line-break/>uer. La dame fut pourueue soudainement de ce qu'elle deuoit dire, &amp; luy deit.<text:line-break/>Or vous vestez : &amp; quant vous serez vestu prenez<text:s/>vostre fillol entre voz bras, &amp;<text:line-break/>escoutez bien ce que ie diray : affin que voz parolles s'accordent apres auecques<text:line-break/>les miennes, &amp; laissez moy faire. Le bon homme de mary n'auoit quasi acheué<text:line-break/>de hurter que sa femmé respondit ie voys à vous mon amy : &amp; s'estant leuée sen<text:line-break/>alla auec vng bon visaige, à l'huys de la chambre, qu'elle ouurit &amp; deit : Mon ma<text:line-break/>ry ie vous vueil bien aduertir que frere Regnault nostre c(o2)pere est icy venu, &amp;<text:line-break/>dieu la enuoyé ce(a2)s, car pour certain s'il ne fust venu no(us) aui(o2)s auiourdhuy perdu<text:line-break/>nostre petit filz. Quant le sot de mary ouyt cecy, il s'esuanouyt &amp; deit c(o2)m(e2)t ? He<text:line-break/>las mon mary deit la dame, il luy est venu au c(o2)mencement vng soubdain eua(-)<text:line-break/>nouyssement, dont ie cuydoye qu'il fust mort : &amp; ne scauoye que me faire ne que<text:line-break/>me dire, sinon que frere Regnault nostre compere est suruenu en cest instant :<text:line-break/>&amp; l'ayant pris entre ses bras m'a dit, commere ce sont vers qu'il à au corps, qui<text:line-break/>s'aprochent du cueur, &amp; le tueroient tresbien, qui n'y remedieroit : mais n'ayez<text:line-break/>peur : car ie les enchanteray de sorte, qu'ilz mourront tous : &amp; auant que ie parte<text:line-break/>d'icy, vous verrez vostre enfant aussi sain que vous le veistes iamais : Et pour ce<text:line-break/>que vous faisiez icy besoing pour dire certaines oraisons, &amp; que la ch(a2)briere ne<text:line-break/><text:soft-page-break/>vous à sceu trouuer, il les à faicts dire à son compaignon, au plus hault lieu de la<text:line-break/>maison, &amp; luy &amp; moy sommes entrez ceans : par ce que personne du monde fors<text:line-break/>la mere de l'enfant, ne peult estre present à vng tel mistere : si nous y sommes en(-)<text:line-break/>fermez, affin que<text:s/>ame ne nous empeschast : encor la il entre ses bras, &amp; pen(-)<text:line-break/>se qu'il n'attend autre chose, sinon que son compaignon ait acheué de dire les o(-)<text:line-break/>raisons, &amp; lors tout sera faict : par ce que l'enfant est desia tout reuenu en soy, le<text:line-break/>cornu de mary, croyant<text:s/>ces choses cy, en eut les yeulx de l'entendement tellem(e2)t<text:line-break/>bouschez, auec l'affection qu'il auoit à l'enfant, qu'il ne pensa point à la trompe(-)<text:line-break/>rie, que sa femme luy auoit faicte. Mais ayant iecté vng grant souspir deit, ie le<text:line-break/>veulx aller veoir, n'y va point deit la dame : car tu gasteroys tout ce qui à esté<text:line-break/>faict, demeure vng peu, ie veulx veoir si tu y peulx encores aller : &amp; puis ie t'ap(-)<text:line-break/>pelleray. Frere Regnault qui auoit tout ouy, &amp; s'estoit reuestu à son bel ayse, &amp; a(-)<text:line-break/>uoit prins l'enfant entre ses bras, quant il eut preparé les choses à son gré, il appel<text:line-break/>la : Hau commere, ne ay ie pas ouy le compere ? Le benest de mary respondit,<text:line-break/>Ouy monsieur : alors deit frere Regnault, venez ca : lors le bon sot y alla, auquel<text:line-break/>le beaupere deit : Tenez vostre filz sain par la grace de dieu, la ou ie pensoys tout<text:line-break/>à ceste heure, que vous ne le verriez vif à vespres. Vous donnerez ordre de faire<text:line-break/><text:span text:style-name="pb">[n.p.]</text:span><text:line-break/>mettre vne statue de cire de sa grandeur, à la louenge de dieu deuant l'image de<text:line-break/>monsieur sainct Ambrois : par les merites duquel nostre seigneur vous en à faict<text:line-break/>ceste grace. L'enfant voyant son pere, courut incontinent à luy, &amp; luy feit feste<text:line-break/>comme font petitz enfans. Lequel l'ayant prins entre ses bras, plorant ne plus ne<text:line-break/>moins que qui leust tiré de la fosse, comm(e2)ca à le baiser : &amp; à rendre graces à son<text:line-break/>compere, qui le luy auoit guery. Le compaign(o2) de frere Regnault qui (auoit en(-)<text:line-break/>seigné non seulement vne patenostre mais paraduenture plus de quatre, à la ch(a2)<text:line-break/>briere, &amp; luy auoit donné vne petite<text:s/>boursette de fil blanc, que luyauoit donnée<text:line-break/>vne nonnain, l'ayant faict sa deuotte) estoit venu tout bellement, quant il ouyt ap<text:line-break/>peller le mary en la chambre de sa femme, en vng lieu par ou il pouuoit entiere(-)<text:line-break/>ment veoir &amp; ouyr ce qu'on y faisoit, &amp; voyant que tout estoit en bons termes,<text:line-break/>sen vint en bas, &amp; quant il fut entré en la ch(a2)bre il deit : Frere Regnault, i'ay dict<text:line-break/>toutes les quatre oraisons dont vous m'auiez d(o2)né charge. A qui frere Regnault<text:line-break/>deit, Mon frere mon amy tu as bonne allayne &amp; as bien faict : de moy qu(a2)t mon<text:line-break/>compere est arriué ie n'en auoye encor dict que deux : mais nostre seigneur tant<text:line-break/>pour ta peine que pour la mienne, nous à faict ceste grace, que l'enfant est gue(-)<text:line-break/>ry. Le cocu de mary feit apporter du vin &amp; du meilleur auec<text:s/>force confitures, &amp;<text:line-break/>traicta le compere &amp; son compaignon, de ce dont ilz auoient plus grant besoing<text:line-break/>que d'autre chose : puis les ayans conduictz iusques hors sa maison, leur deit à<text:line-break/>dieu, &amp; sans aucune intermission ayant faict faire l'image de cire l'enuoya<text:s/>atta(-)<text:line-break/>cher auec les autres deuant la figure de monsieur sainct Ambrois, mais non pas<text:line-break/>celuy de Milan.</text:p>
      <text:soft-page-break/>
      <text:h text:style-name="Titre2" text:outline-level="2">(hedera) TOFAN ENFERMA VNE NVICT SA<text:line-break/><text:span text:style-name="T4391">femme hors de la maison : laquelle ne pouuant rentrer dedans, par aucunes prie(-)</text:span><text:span text:style-name="T4392"><text:line-break/></text:span><text:span text:style-name="T4393">res, &amp; faisant semblant de se iecte</text:span><text:span text:style-name="T4394">r dedans ung puys, y iecta une grosse pierre :</text:span><text:span text:style-name="T4395"><text:line-break/></text:span><text:span text:style-name="T4396">Quoy oyant Tofan, il sortit de la maison, &amp; courut lá, ce pendant la femme entra</text:span><text:span text:style-name="T4397"><text:line-break/></text:span><text:span text:style-name="T4398">dedans &amp; enferma dehors son mary, luy disant plusieurs iniures.</text:span></text:h>
      <text:h text:style-name="P4399" text:outline-level="2">Nouuelle quatriesme.</text:h>
      <text:p text:style-name="P4400"><text:span text:style-name="T4401">A</text:span>Vssi tost que le roy veit que la nouuelle<text:s/>de madame e Elisse fut<text:line-break/>acheuée il se tourna incontinent vers madame Laurette, &amp; luy<text:line-break/>deit, que son plaisir estoit, quelle deist la sienne. Parquoy sans<text:line-break/>plus tarder elle commenca ainsi. O amour, quelles &amp; combien<text:line-break/>sont puissantes tes forces ? quelles sont tes<text:s/>entreprinses ? &amp; quel<text:line-break/>les sont tes preuoyances ? Qui est le Philosophe ou artien qui<text:line-break/>iamais eust peu ou pourroit enseigner ces eschappatoires, ces preuoiances, &amp; ces<text:line-break/>demonstations que tu faiz soudainement à ceulx &amp; celles qui suyuent tes trasses ?<text:line-break/>Certainem(e2)t la doctrine de quelque autre que ce soit est lente &amp; longue au pris<text:line-break/>de la tienne : comme fort bien se peult comprendre es choses monstrees cy de(-)<text:line-break/>uant : Ausquelles mes amoureuses dames, i'en adiousteray vne d'une simplecte<text:line-break/>femme qui feit vng tour<text:s/>tel, que ie ne scay qui l'eust peu enseigner autre qu'a(-)<text:line-break/>mour.</text:p>
      <text:p text:style-name="p">Il y eut iadis en la ville de Arezze vng riche homme nommé Tofan, à qui on<text:line-break/><text:span text:style-name="pb">[Fueil.162]</text:span><text:line-break/>donna pour femme vne tresbelle ieune fille nommée dame Gitte. De laquel(-)<text:line-break/>le (sans scauoir pourquoy) il deuint incontinent ialloux : dont s'apperceuant<text:line-break/>la femme elle en fut fort courroussée : Et luy ayant demandé plusieursfois<text:line-break/>quelle estoit l'occasion de sa ialousie, &amp; luy n'en ayant iamais sceu trouuer<text:line-break/>vne, sinon de ces meschantes qu'on dict en general, il luy tumba en l'enten(-)<text:line-break/>dement de le faire mourir, du mal, dont sans occasion il auoit peur. Et s'e(-)<text:line-break/>stant apperceue que vng fort honneste ieune homme à son iugement, luy<text:line-break/>faisoit la court, elle commenca à s'entendre discrettement auec luy : &amp; estant<text:line-break/>desia les choses si auant entre eulx qu'il ny faloit plus autre chose que don(-)<text:line-break/>ner effect par œuure aux parolles, elle commenca de donner ordre à cecy.<text:line-break/>Et ayant desia congneu entre les mauuaises condicions de son mary, qu'il pre(-)<text:line-break/>noit plaisir à boyre, elle ne le luy commenca pas seulement à louer, ains tout<text:line-break/>à essient l'en sollicitoit plusieursfois : A quoy il s'acoustuma si bien, que qua(-)<text:line-break/>si toutes les fois qu'elle vouloit, elle le faisoit tant boyre, qu'il s'enyuroit : &amp;<text:line-break/>quant elle le veoit bien yure elle l'alloit mectre coucher : Et par tel moyen el(-)<text:line-break/>le se trouua la premiere fois auecques son amy, &amp; y continua depuis plu(-)<text:line-break/>sieursfois asseurement. Encor print elle tant de seureté en ceste yurongnerie,<text:line-break/>que non seulement elle eut la hardiesse de mener son amy en sa maison : mais<text:line-break/>quelque fois elle alla à la sienne, qui n'estoit gueres loing, &amp; y demouroit le<text:line-break/>plus souuant la plus part de la nuict. Et continuant en telle maniere ceste fem(-)<text:line-break/>me amoureuse, aduint que son mal heureux mary s'apperceut<text:s/>que quant elle<text:line-break/>le faisoit ainsi boire, elle toutesfois ne beuuoit iamais : dont il print souspe(-)<text:line-break/>con qu'il ne fust ainsi comme la verité estoit : Cest assauoir que sa femme l'en(-)<text:line-break/>yurast, pour puis apres faire son plaisir ce pendant qu'ilz dormiroit. Et vou(-)<text:line-break/>lant faire l'experience s'il estoit ainsi ou non, il sen retourna à la maison,<text:line-break/>sans auoir beu de tout ce iour : faisant neantmoins par ses parolles &amp; ge(-)<text:line-break/>stes semblant d'estre le plus yure homme qui fut iamais : Ce que croyant sa<text:line-break/><text:soft-page-break/>femme ne pensant qu'il luy falust plus boyre pour dormir, elle le meit sou(-)<text:line-break/>dainement coucher : &amp; cecy faict sortir de sa maison, comme elle auoit a(-)<text:line-break/>coustumé de faire, sen alla à celle de son amy : ou elle demeura iusques à<text:line-break/>minuict. Tofan, aussi tost qu'il ne sentit<text:s/>plus sa femme se leua : &amp; sen estant<text:line-break/>allé à sa porte la ferma tresbien par dedans, &amp; se meit à la fenestre : affin qu'il<text:line-break/>veist reuenir sa femme, &amp; qu'il luy feist congnoistre qu'il s'estoit apperceu<text:line-break/>de ses facons de faire : Et tant y demoura que sa femme<text:s/>retourna : laquel(-)<text:line-break/>le reuenant &amp; se voyant enfermée dehors, fut dolente oultre mesure. Et com(-)<text:line-break/>menca à essayer si elle pourroit ouurir l'huys par force : Ce que quant le<text:line-break/>mary eut quelque temps enduré, il luy deit : Ma femme tu pers ton temps :<text:line-break/>car tu ne scaurois entrer ceans : Va retourne ten la ou tu as esté iusques à ce(-)<text:line-break/>ste heure : Par ce tu n'entreras iamais ceans iusques à tant que ie t'en aye faict<text:line-break/>l'honneur qui t'appartient, en la presence de tous tes parens, &amp; voysins.<text:line-break/>La femme commenca a prier, que pour l'amour de dieu, il luy pleust ou(-)<text:line-break/>urir : par ce qu'elle ne venoit point du lieu qu'il pensoit : ainsi seulement<text:line-break/>de veiller auec vne sienne voysine, à cause que les nuictz estoient longues<text:line-break/><text:span text:style-name="pb">[n.p.]</text:span><text:line-break/>&amp; elle ne pouuoit dormir tout au long d'icelles, ne pareillement les veiller seulle<text:line-break/>en la maison. Ses prieres ne seruirent de rien : Par ce que ceste beste d'homme a(-)<text:line-break/>uoit deliberé que tous ceulx de la ville sceussent leur honte, la ou personne ne la<text:line-break/>scauoit. La femme voyant que ses prieres ne luy seruoient de rien, print recours<text:line-break/>aux menaces, &amp; deit : Si tu ne me ouures, ie te feray le plus marry homme qui<text:line-break/>viue, A qui Tofan respondit. Et que me peulx tu faire ? La femme, à qui amour<text:line-break/>auoit desia esguysé l'entendement auec ses conseilz, respondit : Premier que ie<text:line-break/>vueille souffrir la honte que tu me veulx faire à tort, ie me iecteray en ce puy<text:line-break/>qui est icy pres : ouquel estant apres trouuée morte, il ny aura personne qui<text:line-break/>croye que autre que toy par ton yurongnerie m'y ait iectée, &amp; ainsi il t'en faul(-)<text:line-break/>dra fuyr, ou perdre tout ton bien, &amp; estre banny : ou il conuiendra qu'on te tren(-)<text:line-break/>che la teste comme homicide de moy, que tu auras veritablement esté. Pour<text:line-break/>toutes ces parolles Tofan ne se desmouuoit point de sa sotte opinion : parquoy<text:line-break/>la femme deit. Or ca, ie ne puis plus souffrir ceste tienne fascherie, dieu te le par(-)<text:line-break/>doint : tu feras serrer ceste mienne quenoille que ie laisse icy. Et cecy dit, estant<text:line-break/>lors la nuict si obscure que à peine eust lon peu veoir l'ung l'autre par la rue, la<text:line-break/>femme sen alla vers le puy, puis prenant vne fort grosse pierre qui estoit au pied<text:line-break/>dudict puy, &amp; cryant, Mon dieu pardonne moy, elle la laissa cheoir dedans. La<text:line-break/>pierre feit au fons de leau vng tresgrant bruict, lequel aussi tost que Tofan l'ouyt,<text:line-break/>il creut fermement que elle si fust iectée. Parquoy ayant pris le seau auecques<text:line-break/>la corde il descendit soubdainement de la maison pour la secourir, &amp; courut au<text:line-break/>puy : mais elle, qui s'estoit cachée pres de l'huys de la maison, aussi tost qu'el(-)<text:line-break/>le le veit courir au puy, elle se iecta en la maison, &amp; s'enferma dedans : puis sen<text:line-break/>alla aux fenestres : &amp; commenca à dire. Il y fault mettre de leau quant on le<text:line-break/>boit : non pas quant on la beu. Tofan oyant sa femme se tint pour mocqué, &amp;<text:line-break/>sen retourna à l'huys, &amp; ny pouuant entrer, il<text:s/>commenca à dire qu'elle luy ou(-)<text:line-break/>urist. Elle, ayant laissé le doulx parler, comme elle auoit faict iusques à l'heu(-)<text:line-break/>re, commenca quasi en cryant à dire. Par la croix dieu yurongne fascheux que<text:line-break/>tu es, tu n'entreras d'annuy ceans, ie ne puis plus souffrir tes facons de faire : il<text:line-break/>fault que ie face congnoistre à chascun qui tu es : &amp; à quelle heure tu retournes<text:line-break/>la nuict en ta maison. Tofan estant de l'autre costé fort tourmenté, commenca<text:line-break/>à luy dire iniures, &amp; à cryer : dont les voysins oyans le bruict se leuerent hom(-)<text:line-break/>mes &amp; femmes : &amp; se meirent aux fenestres, &amp; demandantz que cestoit, la fem(-)<text:line-break/><text:soft-page-break/>me commenca à dire en plorant. Cest ce meschant homme, qui vient toutes les<text:line-break/>nuictz yure à la maison, &amp; sendort par les tauernes : puis reuient à ceste heure.<text:line-break/>Quoy<text:s/>ayant longuement enduré, &amp; deit mille maulx, qui toutesfois ne m'ont<text:line-break/>seruy de rien, moy ne le pouuant plus endurer, ie luy ay voulu faire ceste hon(-)<text:line-break/>te de l'enfermer dehors, pour veoir s'il s'amenderoit. Ceste grosse beste de To(-)<text:line-break/>fan, disoit de l'autrepart, comme le cas estoit allé : &amp; la menassoit fort. La femme<text:line-break/>disoit à ses voysins. Or voyez vous quel homme cest ? Que diriez vous si i'estoye<text:line-break/>en la rue comme il est ? &amp; qu'il fust en la maison comme ie suis ? Par la foy de<text:line-break/>dieu i'ay peur que vous croyriez qu'il deist vray. Bien pouuez vous congnoistre<text:line-break/>à cecy s'il est saige : Et dit que i'ay faict ce que ie croy qu'il a luy mesmes faict, me<text:line-break/>cuydant espouuenter pour auoir iecté ie ne scay quoy dedans le puy. Que pleust<text:line-break/><text:span text:style-name="pb">[Fueil.163]</text:span><text:line-break/>à dieu qu'il si<text:s/>fust iecté à bon essient, &amp; se noyé de sorte que le vin qu'il à trop<text:line-break/>beu se fust bien trempé. Les voisins tant hommes que femmes commencerent<text:line-break/>tous à reprendre Tofan : luy donnant la coulpe, &amp; à luy dire iniures de ce qu'il di<text:line-break/>soit contre sa femme, &amp; en peu<text:s/>d'heure le bruict alla t(a2)t de voysin à voysin, qu'il<text:line-break/>vint iusques aux parens de la femme, lesquelz vindrent l(a2) : &amp; quant ilz eurent<text:line-break/>ouy d'ung voysin &amp; d'autre comme la chose estoit, ilz prindrent Tofan, &amp; luy<text:line-break/>donnerent tant de coups qu'ilz le briserent tout. Puis sen estans allez en la mai(-)<text:line-break/>son, ilz prindrent toutes les besongnes de la femme : &amp; sen retournerent auec<text:line-break/>elle en leur maison, menassans Tofan d'auoir pis : Tofan se voyant mal acou(-)<text:line-break/>stré, &amp; que sa ialousie l'auoit mal conduict, comme celuy qui n'aymoit autre<text:line-break/>chose en ce monde que sa femme, eut quelques amys &amp; moyens, &amp; pourchas(-)<text:line-break/>sa tant qu'il eut sa femme en paix, &amp; la ramena en sa maison. A laquelle il pro(-)<text:line-break/>mist de n'estre iamais ialoux : Et oultre ce, luy donna licence qu'elle feist ce qui<text:line-break/>luy plairoit : mais si saigement quil ne sen apperceust, &amp; ainsi en vray villain<text:line-break/>fol il feit paix apres le dommaige receu. Et viue amour, &amp; meure ialousie &amp; tou(-)<text:line-break/>te sa sequelle.</text:p>
      <text:h text:style-name="Titre2" text:outline-level="2">(hedera) VNG IALOVX EN HABIT DE PRE(-)<text:line-break/><text:span text:style-name="T4402">stre confessa sa femme, auqu</text:span><text:span text:style-name="T4403">el elle feit accroyrc qu'elle aymoit ung prestre,</text:span><text:span text:style-name="T4404"><text:line-break/></text:span><text:span text:style-name="T4405">qui uenoit toutes les nuictz coucher auec elle : Au moyen dequoy ce pendant</text:span><text:span text:style-name="T4406"><text:line-break/></text:span><text:span text:style-name="T4407">que le ialoux faisoit le guet à la porte pour surprendre le prestre, la da(-)</text:span><text:span text:style-name="T4408"><text:line-break/></text:span><text:span text:style-name="T4409">me feit uenir par dessus la couuerture de son logis,</text:span><text:span text:style-name="T4410"><text:s/>ung sien amy, auec le(-)</text:span><text:span text:style-name="T4411"><text:line-break/></text:span><text:span text:style-name="T4412">quel elle se donna du bon temps.</text:span></text:h>
      <text:h text:style-name="P4413" text:outline-level="2">Nouuelle cinquiesme.</text:h>
      <text:p text:style-name="P4414"><text:span text:style-name="T4415">M</text:span>Adame Laurette auoit mis fin à sa nouuelle, &amp; ayant desia cha(-)<text:line-break/>scun fort loué la femme de ce quelle auoit si bien faict, &amp; com(-)<text:line-break/>me il appartenoit à son yurongne de mary, le roy pour ne per(-)<text:line-break/>dre point de temps se retournant vers madame Fïammette, luy<text:line-break/>commanda gracieusement quelle deist la sienne : Parquoy el(-)<text:line-break/>le commenca ainsi. Tresnobles dames, la precedente nouuel(-)<text:line-break/>le me faict venir la voulenté d'en compter vne d'ung<text:s/>autre ialoux : pensant que<text:line-break/>ce qui leur est faict par leurs femmes, &amp; mesmement quant ilz le font sans oc(-)<text:line-break/>casion leur soit tresbien employé : Et si ceulx qui ont faict les loix eussent regar(-)<text:line-break/>dé à toutes choses, ie pense que en cecy ilz n'eussent ordonné autre peine aux<text:line-break/>femmes, que celles qu'ilz ord(o2)nent contre ceulx, qui en se deffendant offencent<text:line-break/>quelcun. Par ce que les ialoux sont vrays insidiateurs de la vie des ieunes fem(-)<text:line-break/>mes, &amp; tresdiligens poursuyuans de leur mort : lesquelles demeurent toute la<text:line-break/><text:soft-page-break/>sepmaine enfermees, &amp; s'occupent aux besongnes domesticques de la mai(-)<text:line-break/>son, desirans (comme chascun faict) d'auoir seulement le iour des festes quel(-)<text:line-break/>que consolacion &amp; repos : &amp; de pouuoir prendre quelque honneste passe temps,<text:line-break/>comme prenn(e2)t les laboureurs des champs, les artisans de nostre cité, &amp; les gou(-)<text:line-break/>uerneurs des courts, comme feit encor nostre seigneur, qui se reposa le<text:line-break/><text:span text:style-name="pb">[n.p.]</text:span><text:line-break/>septies(-)me iour de tous ses trauaulx, &amp; aussi comme le veulent &amp; ordonnent les loix,<text:line-break/>tant diuines que humaines, lesquelles regardans à l'honneur de dieu, &amp; au bien<text:line-break/>commun d'ung chascun ont faict distinction des iours qu'on doit trauailler, d'a(-)<text:line-break/>uec ceulx qu'on se doit reposer : A quoy faire les ialoux n'y consentent en rien.<text:line-break/>Ains tous ces iours la (qui<text:s/>sont à toutes les autres femmes plaisans) ilz font estre<text:line-break/>aux leurs plus miserables &amp; plus dolentz : en les tenant plus serrees &amp; enfermees.<text:line-break/>Et qui vouldroit demander combien cest d'ennuy &amp; de consummacion de per(-)<text:line-break/>sonnes au paoures malheureuses qui sont<text:s/>en ceste peine, celles feulles le scauent<text:line-break/>qui l'ont esprouué. Parquoy en concluant on ne deuroit iamais condamner vne<text:line-break/>femme, de ce qu'elle faict à vng mary qui est ialoux sans occasion : mais au con(-)<text:line-break/>traire on len deuroit grandement louer.</text:p>
      <text:p text:style-name="P4416">Il y eut doncques, Mes dames, à Arymino vng marchant fort riche en heri(-)<text:line-break/>taiges &amp; deniers comptans, lequel ayant vne tresbelle ieune femme deuint ia(-)<text:line-break/>loux d'elle oultre mesure : Et n'auoit pour cecy autre raison sinon que tout ain(-)<text:line-break/>si qu'il l'aymoit fort, &amp; la trouuoit parfaictem(e2)nt belle, &amp; congnoissoit aussi qu'el(-)<text:line-break/>le n'estudioit que à luy complaire, ainsi croyoit il que chascun l'aymoit, &amp; qu'el(-)<text:line-break/>le sembloit belle à tous, &amp; aussi que elle se parforceoit de complaire à autruy<text:line-break/>comme à luy : Qui est argument d'ung mauuais homme &amp; de peu d'entende(-)<text:line-break/>ment. Et estant ainsi deuenu ialoux il en prenoit vne telle garde, &amp; la tenoit si<text:line-break/>estroictement, qu'il y en à paraduenture beaucoup de condamnez à mourir,<text:line-break/>qui ne sont point gardez si estroictement en prison : Car<text:s/>il ne fault point parler<text:line-break/>qu'elle allast à nopces, à festes, à l'eglise, ou descendre seulement de la mai(-)<text:line-break/>son : mais encores n'osoit elle se mettre à la fenestre ne regarder hors de la mai(-)<text:line-break/>son, pour quelque occasion que ce fust. Au moyen dequoy sa vie estoit mal(-)<text:line-break/>heureuse : ce que elle supportoit tant plus impatiemment, comme moins elle se<text:line-break/>sentoit coulpable. Parquoy voyant que son mary luy faisoit iniure à tort, elle<text:line-break/>s'aduisa pour sa consolacion, de regarder vng moyen (si quelcun sen pouuoit<text:line-break/>trouuer) de faire en sorte que à bon droict il luy fust faict. Et pource qu'elle n'a(-)<text:line-break/>uoit permission de se mettre aux fenestres, &amp; par ainsi nul moyen de se pouuoir<text:line-break/>monstrer contente de l'amour de quelcun qui leust veue en passant par sa rue,<text:line-break/>saichant que en la maison qui ioignoit à la sienne y auoit vng beau &amp; honne(-)<text:line-break/>ste ieune homme, elle pensa en soy mesmes que s'il y auoit quelque trou en la<text:line-break/>muraille moytoyenne, elle regarderoit si souuent par ce trou, qu'elle verroit le<text:line-break/>ieune homme, à quelque heure que elle pourroit parler à luy, &amp; luy donne(-)<text:line-break/>roit son amytié s'il la vouloit receuoir : puis regarderoit de se trouuer quelque<text:line-break/>fois auecques luy s'il y auoit aucun moyen. Et passer en ceste maniere sa mal(-)<text:line-break/>heureuse vie : iusques à tant que la frenaisie de ialousie sortiroit du corps de son<text:line-break/>mary. Et venant ores en vng endroict &amp; tantost en l'autre, regardant ce mur<text:line-break/>de la maison, quant le mary n'y estoit point, elle veit par fortune en vng en(-)<text:line-break/>droict assez secret, qu'il estoit vng peu entreouuert : parquoy regardant par ce(-)<text:line-break/>ste entreouuerture (encor que fort mal aysement pouuoit on discerner ce qui e(-)<text:line-break/>stoit de l'autre part) si s'apperceut elle pourtant qu'il y auoit vne chambre à l'en(-)<text:line-break/>droit de l'entreouuerture, &amp; deit en soy mesmes : Si cecy pouuoit estre la cham(-)<text:line-break/>bre de Philippes (cestassauoir du ieune homme son voisin) ie seroye à moytie<text:line-break/><text:soft-page-break/><text:span text:style-name="pb">[Fueil.166]</text:span><text:line-break/>de mon entreprinse : A quoy elle feit secretement prendre garde par vne sien(-)<text:line-break/>ne chambriere qui auoit compassion d'elle : laquelle trouua que veritablement<text:line-break/>ce ieune homme couchoit tout seul en icelle chambre. Parquoy visitant souuent<text:line-break/>l'entreouuerture, mesmes quant elle y scauoit le ieune homme en faisant tum(-)<text:line-break/>ber de petites pierres &amp; semblables barbouilleries, elle feit t(a2)t que le ieune hom(-)<text:line-break/>me (pour veoir que cestoit) s'approcha de ceste entreouuerture : lequel elle ap(-)<text:line-break/>pella tout bellement, &amp; luy qui congneut sa voix luy respondit : parquoy elle<text:line-break/>ayant lors loysir luy descouurit en peu de temps toute sa voulenté. Dequoy e(-)<text:line-break/>stant le ieune homme trescontant, il feit de sorte que le trou se feit plusgrant de<text:line-break/>son costé : toutesfois en sorte, que personne ne sen fust peu apperceuoir, &amp; de(-)<text:line-break/>uiserent par lá plusieursfois ensemble, &amp; s'entre touchoient bien la main : mais<text:line-break/>ilz ne pouuoient rien<text:s/>faire plus auant, pour la grande garde du ialoux. Or s'ap(-)<text:line-break/>prochant la feste de Noel, la femme deit à son mary que si cestoit son plaisir, el(-)<text:line-break/>le vouldroit bien aller le iour de la feste bien matin à l'eglise, pour se confesser,<text:line-break/>&amp; receuoir son createur, comme faisoient les autres chrestiens : A laquelle le<text:line-break/>ialoux deit. Ho quelz pechez as tu faictz, que tu te veulx confesser ? La dame luy<text:line-break/>deit : Comment ? penses tu que ie soye saincte ? Et que ie ne saiche bien que ie<text:line-break/>fays des pechez comme les autres personnes qui viuent en ce monde ? Mais ie<text:line-break/>ne te les veulx pas dire : Tu nes pas prestre. Le ialoux print souspecon en ces pa(-)<text:line-break/>rolles : &amp; delibera de vouloir scauoir quelz pechez ceste cy auoit faictz, &amp; s'ad(-)<text:line-break/>uisa du moyen par lequel il en pourroit venir à bout : &amp; puis respondit qu'il en<text:line-break/>estoit content : mais qu'il ne vouloit point qu'elle allast à autre eglise que à leur<text:line-break/>chappelle : &amp; que ce fust au matin de bonne heure : &amp; qu'elle se confesast ou à<text:line-break/>leur chappellain ou à quelque autre prestre que le chappellain luy donneroit : &amp;<text:line-break/>non à autre : &amp; quelle retournast incontinent à la maison. Il sembla à la da(-)<text:line-break/>me auoir desia à demy entendu ce qu'il vouloit dire, mais sans en faire autre<text:line-break/>semblant, elle respondit, qu'elle le feroit ainsi. Venu le iour de la<text:s/>feste elle se le(-)<text:line-break/>ua à la poincte du iour &amp; s'acoustra : puis sen alla à l'eglise que son mari luy a(-)<text:line-break/>uoit dit, ou le ialoux de l'autre costé s'estant leué sen alla &amp; y fut premier qu'el(-)<text:line-break/>le. Et ayant desia composé auec le prestre de leans sur ce qu'il vouloit faire, &amp;<text:line-break/>vestu soudainement vne de ces robbes auec vng grant capuchon à oreilles pen(-)<text:line-break/>dans, comme nous voyons que les prestres portent, le tirant fort auant sur les<text:line-break/>yeulx s'alla seoir au cueur. La dame quant elle fut venue à l'eglise, feit deman(-)<text:line-break/>der le prestre. lequel vint à elle, &amp; oyant qu'elle se vouloit confesser deit, qu'il<text:line-break/>ne la pouuoit ouyr : mais qu'il luy enuoyeroit vng sien compaignon, &amp; par(-)<text:line-break/>tant de lá, il luy enuoya le ialoux en la malheure pour luy. Lequel venant fort<text:line-break/>sur ses<text:s/>gardes ne se sceut iamais si bien cacher que encor qu'il ne fust gueres<text:line-break/>grant iour, &amp; qu'il eust mis le capuchon fort auant sur ces yeulx, il ne fust incon(-)<text:line-break/>tinent congneu de sa femme : laquelle voyant cecy deit en soy mesmees, Loué<text:line-break/>soit dieu que cestuy<text:s/>cy est deuenu de ialoux prestre : Toutesfois laisse faire à<text:line-break/>moy, que ie luy bailleray ce quil va cerchant. Ayant donc faict semblant de<text:line-break/>ne le congnoistre point elle se iecta à ses piedz. Monsieur le ialoux auoit mis<text:line-break/>en sa bouche certaines petites pierres pour luy empescher la parolle : affin<text:line-break/>qu'il ne fust congneu de sa femme : luy estant aduis qu'il estoit en toute au(-)<text:line-break/>tre chose si desguisé qu'il ne pensoit iamais qu'elle le sceust congnoistre.<text:line-break/><text:span text:style-name="pb">[n.p.]</text:span><text:line-break/>Or venant à ceste confession entre les autres choses que la femme luy confessa,<text:line-break/>elle luy deit comment elle estoit mariée, &amp; comme elle estoit amoureuse d'un<text:line-break/>prestre, qui venoit toutes les nuictz coucher auec elle. Quant le ialoux ouyt ce(-)<text:line-break/><text:soft-page-break/>cy il luy sembla que on luy donnast d'ung cousteau dedans le cueur, Et n'eust<text:line-break/>esté le desir qu'il aouit d'en scauoir dauantaige, il eust habandonné la c(o2)fession,<text:line-break/>&amp; sen fust allé : Demeurant doncques encores il demanda à la femme : Et com(-)<text:line-break/>ment ? vostre mary ne couche il pas auecques vous ? La femme respondit, Si<text:s/>faict<text:line-break/>monsieur, Comment doncques (deit le ialoux) y peult coucher le prestre ? Mon(-)<text:line-break/>sieur (deit la femme) ie ne scay de quel art vse le prestre, mais il n'y a huys si fer(-)<text:line-break/>mé à la maison, qu'il ne se ouure aussi tost qu'il le touche : Et m'a deit dauantai(-)<text:line-break/>ge que qu(a2)t il veult venir à celuy de ma chambre il deit auant qu'il se ouure cer(-)<text:line-break/>taines parolles qui font incontin(e2)t endormir mon mary : &amp; quant il sent qu'il est<text:line-break/>endormy, incontinent il ouure l'huys : &amp; entre dedans, &amp; demeure auecques<text:line-break/>moy, &amp; à cecy il ne fault iamais. Le ialoux deit lors : Madame cecy est mal faict,<text:line-break/>&amp; fault que du tout vous vous en gardiez, A qui la femme deit, Monsieur ie<text:line-break/>pense que ie ne scauroye : car ie l'ayme trop. Ie ne pourroye doncques (deit le ia(-)<text:line-break/>loux) vous absouldre, A qui la dame deit. I'en suis marrye, ie ne suis point ve(-)<text:line-break/>nue icy pour vous dire de mesonges, si ie le pouoye faire ie le vous diroye. Lors<text:line-break/>le ialoux deit. En verité madame i'ay regret de vous, de ce que ie voy vostre a(-)<text:line-break/>me perdue en cest estat : mais pour l'amour de vous ie veulx prendre peine à fai(-)<text:line-break/>re mes oraisons especialles à dieu en vostre nom : lesquelles paraduenture vous<text:line-break/>ayderont, &amp; si vous enuoyeray quelques fois vng mien clerc, à qui vous direz si<text:line-break/>elles vous auront ayde ou non, &amp;<text:s/>si elles vous aydent nous procederons plus<text:line-break/>oultre. A qui la femme deit : Ne vous iouez pas de m'enuoyer personne cheux<text:line-break/>nous, car si mon mary le scauoit, il est si fort ialoux, que tout le monde ne luy<text:line-break/>osteroit pas de la teste, qu'il y vinst pour autre chose que pour mal, &amp; auec ce ie<text:line-break/>n'aurois bien de cest an auec luy, A qui le ialoux deit, Madame n'ayez peur de<text:line-break/>cela, car pour certain ie tiendray vng tel moyen, qu'il ne vous en parlera ia(-)<text:line-break/>mais. Deit lors la dame, Si vous vous faictes fort d'ainsi le faire, i'en suis con(-)<text:line-break/>tente. Et quant la confession fut acheuee &amp; qu'elle eut prins la penitence, &amp; fut<text:line-break/>leuee de deuant ses piedz, elle alla ouyr la messe. Le ialoux enflé de cour(-)<text:line-break/>roux sen alla en soufflant en la maleheure pour despouiller les habillemens<text:s/>du<text:line-break/>prestre : &amp; sen retourna à la maison, desirant de trouuer facon de pouuoir sur(-)<text:line-break/>prende le prestre &amp; sa femme ensemble, pour faire vng mauuais party à l'ung<text:line-break/>&amp; à l'autre. La femme retourna de l'eglise : &amp; veit bien au visaige de son ma(-)<text:line-break/>ry, qu'elle luy auoit donné la malle pasque : Mais il se parforceoit tant qu'il<text:line-break/>pouuoit, de celer ce qu'il auoit faict, &amp; qu'il pensoit scauoir. Et ayant delibe(-)<text:line-break/>ré en soy mesmes de faire le guect la nuict ensuyuant pres de l'huys de la rue,<text:line-break/>&amp; attendre si le prestre viendroit, deit à sa femme, Il fault que ie m'en voyse ce<text:line-break/>soir, soupper &amp; coucher hors de ceans : parquoy ie fermeray bien l'huys de la<text:line-break/>rue, &amp; celuy du milieu du degré, &amp; encor celuy de la chambre, puis quant tu<text:line-break/>vouldras tu t'en iras coucher. La femme respondit, en la bonne heure : Et<text:line-break/>quant elle eut loysir elle sen alla au trou, &amp; feit le signe qu'elle auoit acoustu(-)<text:line-break/>mé, lequel aussi tost que Philippes l'entendit, il si en alla sur l'heure, A qui la<text:line-break/>dame compta ce qu'elle auoit faict au matin, &amp; ce que son<text:s/>mary luy auoit dit<text:line-break/><text:span text:style-name="pb">[Fueil.165]</text:span><text:line-break/>apres disner : &amp; puis luy deit, ie suis certaine qu'il ne sortira point de la maison :<text:line-break/>mais fera le guet à l'huys deuant, &amp; par ainsi trouue moyen que tu passes de(-)<text:line-break/>ca par dessus le tect ce soir, tellement que nous<text:s/>puissions estre ensemble. Le<text:line-break/>ieune homme trescontent de ce, deit. Ma dame laissez moy faire : Et quant la<text:line-break/>nuict fut venue, le ialoux auecques ses armures qu'il print, se cacha en vne cham(-)<text:line-break/>bre basse : mais ayant la dame faict tresbien serrer deuers elle<text:s/>tous les huys, &amp;<text:line-break/>mesmement celuy du meillieu du degré (affin que le ialoux ne peust monter en<text:line-break/><text:soft-page-break/>hault) elle feit venir quant bon luy sembla le ieune homme de son costé par vne<text:line-break/>voye assez secrette, &amp; sen allerent coucher : se donnans l'un de l'autre plaisir &amp;<text:line-break/>bon temps : Puis le iour venu il sen retourna cheux soy. Le ialoux courroussé, &amp;<text:line-break/>sans auoir souppé, demoura à l'huys quasi toute la nuict : mourant de froict, ses<text:line-break/>armures sur son doz, pour attendre si le prestre viendroit : &amp; quant le iour s'a(-)<text:line-break/>procha,<text:s/>ne pouuant plus veiller il se coucha en ceste chambre basse, &amp; s'estant<text:line-break/>leué enuiron les neuf heures, que l'huys de deuant estoit desia ouuert, faisant<text:line-break/>semblant de venir d'ailleurs, monta en hault en la maison &amp; disna : Et peu apres<text:line-break/>ayant enuoyé vng petit<text:s/>garcon c(o2)me si ce eust esté le clerc du prestre qui auoit<text:line-break/>confessé sa femme, la feit appeller &amp; luy demanda ledict clerc, si celuy qu'elle sca<text:line-break/>uoit estoit point venu lá. La femme qui congnoissoit tresbien le messaigier, luy<text:line-break/>respondit qu'il n'y estoit point venu ce soir : &amp; que s'il vouloit faire ainsi, qu'elle<text:line-break/>le pourroit bien oublier, combien qu'elle n'en eust point de voulenté. Mainte(-)<text:line-break/>nant que vous doibz ie dire ? Le ialoux feit le guet maintes nuictz, pour cuyder<text:line-break/>attrapper le prestre à l'entrée, &amp;<text:s/>la dame demoura continuellement auecques<text:line-break/>son amy : se donnant du bon temps. A la fin le ialoux, qui n'en pouuoit plus en(-)<text:line-break/>durer demanda vng iour à sa femme auec vng visaige courroussé, que cest qu'el<text:line-break/>le auoit deit au prestre, le matin qu'elle s'estoit confessée. La femme respon(-)<text:line-break/>dit qu'elle ne le vouloit point dire : &amp; que ce nestoit point honneste chose, ne<text:line-break/>raisonnable : A qui le ialoux deit. Meschante femme ie le scay en despit de toy,<text:line-break/>ce que tu luy deyz, &amp; fault en effect que ie saiche, qui est le prestre de qui tu es si<text:line-break/>fort amoureuse, &amp; qui couche auecques toy par ses enchantemens toutes les<text:line-break/>nuictz : ou ie te coupperay la gorge. La femme deit, qu'il n'estoit pas vray, qu'el(-)<text:line-break/>le fust amoureuse d'aucun prestre : Comment deit le ialoux ? N'as tu pas<text:s/>dit ain(-)<text:line-break/>si &amp; ainsi au prestre qui te confessa ? La femme deit : Nenny, aumoins qu'il te<text:line-break/>laict redict : mais il suffiroit bien, que tu y eusses esté present : Ouy vrayement<text:line-break/>ie le luy deiz. Dy moy doncques (deit le ialoux) qui est ce prestre, &amp; te depes(-)<text:line-break/>che. La femme c(o2)menca à soubzrire : &amp; deit, Ie suis bien aise quant vng h(o2)me sai<text:line-break/>ge se laisse mener à vne femme simple, c(o2)me on meine vng mouton à la bouche<text:line-break/>rie par les cornes. Bien que tu ne soys pas saige, encores moins l'as tu esté, depuis<text:line-break/>l'heure que tu laissas entrer en ton cerueau, le malin esperit de ialousie, sans sca(-)<text:line-break/>uoir pourquoy : &amp; de tant plus que tu es sot &amp; bestial, d'autant en deuient moin<text:line-break/>dre ma gloire : Croys tu mon mary, que ie soye si aueugle des yeulx de la teste, c(o2)<text:line-break/>me<text:s/>tu es de ceulx de l'entendement ? Certes non : car en voyant ie congneuz ve(-)<text:line-break/>ritablement qui estoit le prestre qui me confessa, &amp; scay bien que ce fut toy mes(-)<text:line-break/>mes : mais ie me mys en l'entendement, de te donner ce que tu alloys cerchant : &amp;<text:line-break/>de faict<text:s/>ie le te donnay, &amp; si tu eusses esté saige, comme il te semble, tu n'eusses<text:line-break/>essayé de descouurir par ce moyen les secretz de ta preude femme : &amp; sans aucun<text:line-break/><text:span text:style-name="pb">[n.p.]</text:span><text:line-break/>fol souspecon, tu te fusses apperceu que ce qu'elle te confessoit estoit veritable,<text:line-break/>sans qu'elle ait aucunem(e2)t peché. Ie te dey que i'ay moye vng prestre, n'estoit ce<text:line-break/>pas toy, que i'ayme, qui à grant tort t'estoys faict prestre ? Ie te dey encores qu'il<text:line-break/>n'y auoit huys en ma maison qui se peust tenir fermé c(o2)tre luy, qu(a2)t il vouloitve<text:line-break/>nir coucher auecques moy : Or dy moy, quel huys te fut iamais fermé en ta mai(-)<text:line-break/>son, quant tu es voulu venir en lieu ou i'ay esté ? Ie te dey que le prestre couchoit<text:line-break/>toutes les nuictz auec moy : Et quant fut ce que tu n'y as point couché ? Et autant<text:line-break/>de<text:s/>fois que tu m'as enuoyé ton clerc qui sont tantes (comme tu scaiz) que tu n'as<text:line-break/>point couché auecques moy, ie t'ay enuoye dire par luy, que le prestre n'auoit<text:line-break/>point couché auec moy : qui est celuy ayant t(a2)t perdu l'ent(e2)dement (sin(o2) toy qui<text:line-break/>tes laissé aueugler à la ialousie) qui n'eust entendu toutes ces choses ? Tu es demeu<text:line-break/><text:soft-page-break/>ré au logis pour faire le guect la nuict à l'huys, &amp; p(e2)ses m'auoir faict à croyre, que<text:line-break/>tu soys allé soupper &amp; coucher ailleurs. R'aduise toy desormais, &amp; retourne à de(-)<text:line-break/>uenir homme, comme tu soulois estre, &amp; ne te faiz point mocquer de toy par<text:line-break/>ceulx qui congnoistront tes facons de faire comme ie faiz : Et cesse ceste grande<text:line-break/>garde que tu faiz. Car ie te iure dieu que s'il m'en venoit volunté, ie te feroye por<text:line-break/>ter les cornes :<text:s/>&amp; si tu auois cent yeulx (comme tu n'en as que deux) ie me feroye<text:line-break/>forte de faire mes plaisirs, en sorte que tu ne t'en scaurois aperceuoir. Le mes(-)<text:line-break/>chant ialoux qui moult aduisem(e2)t cuydoit auoir sceu le secret de sa femme, oyant<text:line-break/>cecy, se teint pour tout escorné : &amp; sans respondre autre chose repputa &amp; tint sa<text:line-break/>femme pour bonne &amp; saige. Et lors qu'il se pouuoit à iuste occasion affubler de<text:line-break/>ialousie, il la despouilla du tout, comme aussi il l'auoit vestue quant il n'en auoit<text:line-break/>point esté de besoing. Parquoy la saige femme ayant quasi obtenu congé de fai<text:line-break/>re ses plaisirs, se donna depuis plusieursfois bon temps : &amp; mena ioyeuse vie auec<text:line-break/>son amy, sans auoir plus la peine de le faire venir par dessus les maisons, comme<text:line-break/>vont les chatz. Mais y besongnant discretement le faisoit venir par l'huys.</text:p>
      <text:h text:style-name="Titre2" text:outline-level="2">(hedera) MADAME YSABEAV PRENANT SON<text:line-break/><text:span text:style-name="T4417">plaisir auecques ung sien amy nommé Lyonnet, &amp; estant aymée d'un messire Lam</text:span><text:span text:style-name="T4418"><text:line-break/></text:span><text:span text:style-name="T4419">bertin, fut ou mesme temps uisitée par icelluy Lambertin : &amp; retournant le mary</text:span><text:span text:style-name="T4420"><text:line-break/></text:span><text:span text:style-name="T4421">sur l'heure à sa maison, elle</text:span><text:span text:style-name="T4422"><text:s/>feit sortir messire Lambertin, auec une espée au poing,</text:span><text:span text:style-name="T4423"><text:line-break/></text:span><text:span text:style-name="T4424">&amp; le mary d'elle acompaigna par apres Lyonnet.</text:span></text:h>
      <text:h text:style-name="P4425" text:outline-level="2">Nouuelle sixiesme.</text:h>
      <text:p text:style-name="P4426"><text:span text:style-name="T4427">L</text:span>A nouuelle de madame Fiammette pleut merueilleusement à<text:line-break/>tous disans chascun que la femme auoit tresbien faict, &amp; ce qu'il<text:line-break/>appartenoit à ce mal heureulx ialoux. Mais apres qu'elle fut ache<text:line-break/>uée le roy commanda à madame Pampinée quelle suyuist : la(-)<text:line-break/>quelle commenca à dire. Il y a beaucoup de gens qui disent en<text:line-break/>parlant sottement, que amour faict sortir les personnes hors de<text:line-break/>leur sens, &amp;<text:s/>(que à qui ayme) il luy faict quasi perdre l'ent(e2)dement. Qui me sem<text:line-break/>ble vne sotte opinion, comme desia l'ont faict congnoistre les choses cy deuant<text:line-break/>dictes, &amp; que i'entends encores vous monstrer.</text:p>
      <text:p text:style-name="p"><text:span text:style-name="pb">[Fueil.166]</text:span><text:line-break/>En nostre cité de Florence abondante en tous biens, ya eu vne ieune gentil<text:line-break/>femme &amp; fort belle, qui fut femme d'ung vaillant cheualier &amp; homme de bien :<text:line-break/>Et comme il aduient souuent que lh(o2)me ne peult tousiours menger d'ung pain,<text:line-break/>ains desire changer quelque fois, ceste femme n'estant gueres bien satiffaicte de<text:line-break/>son mary deuint amoureuse d'ung ieune homme qui se nommoit Ly(o2)net plain<text:line-break/>de bonne grace &amp; bien conditionné, combien qu'il ne fust de trop bonne mai(-)<text:line-break/>son : Et luy en semblable fut amoureux d'elle : Et comme vous scauez que peu sou<text:line-break/>uent aduient que ce que chascune des parties veult, ne sorte aysement à effect, ilz<text:line-break/>ne songerent gueres à donner acomplissement à tout amour. Or aduint que e(-)<text:line-break/>stant ceste cy belle femme, &amp; aduenante, vng cheualier nommé messire Lam(-)<text:line-break/>bertin deuint pareillement fort amoureux d'elle : lequel pource qu'il luy sembloit<text:line-break/>fascheux &amp; mal plaisant, elle ne se pouuoit pour chose du monde adonner à lay(-)<text:line-break/>mer. Mais cestuy cy la sollicitoit fort par messaiges. Et ne luy seruans de rien luy<text:line-break/>qui estoit homme riche &amp; puissant lenuoya menasser de la scandaliser si elle ne<text:line-break/>luy complaisoit. Au moyen dequoy elle craignant, &amp; c(o2)gnoissant quel homme<text:line-break/>cestoit, se condescendit à faire son plaisir. Et sen estant allée la dame (qui se nom<text:line-break/>moit ma dame Ysabeau) comme nostre coustume est en esté, demourer en vng<text:line-break/><text:soft-page-break/>sien beau lieu aux champs, aduint que le mary monta à cheual pour sen aller en<text:line-break/>quelque lieu pour aucuns iours, parquoy elle enuoya querir Lyonnet affin de ve<text:line-break/>nir passer le temps auec elle. Lequel tresioyeulx si en alla incontin(e2)t. Et saichant<text:line-break/>messire Lambertin que le mary sen estoit allé dehors, il monta tout seul à cheual<text:line-break/>&amp; l'alla pareillement veoir &amp; heurta à lhuys, lequel ayant esté veu par la cham(-)<text:line-break/>briere de la dame, elle sen alla incontinent à sa maistresse qui estoit seulle en la<text:line-break/>chambre auecques Lyonnet, &amp; l'ay(a2)t appellée luy deit. Ma dame messire Lam(-)<text:line-break/>bertin est la bas tout seul. La dame oyant cecy fut la plus marrie femme du m(o2)(-)<text:line-break/>de : mais le craignant comme la fouldre, elle pria Lyonnet qu'il ne luy ennuyast<text:line-break/>point de se cacher vng peu en la ruelle du lict iusques à ce que messire Lamber(-)<text:line-break/>tin sen fust allé. Lyonnet (qui n'auoit pas moindre peur que elle) se cacha tresvou<text:line-break/>luntiers. Puis elle commanda à la chambriere quelle luy allast ouurir : laquelle luy<text:line-break/>ayant ouuert, &amp; luy descendu en la court de dessus le pallefroy qu'il cheuauchoit<text:line-break/>(qu'il attacha à vne boucle) monta la hault, au deuant duquel vint la dame (qui<text:line-break/>faisoit bon visaige) iusques au hault de lescallier, &amp; le receut de parolles le plus<text:line-break/>ioyeusement qui luy fut possible, &amp; luy demanda ce qu'il alloit cerchant. Le che(-)<text:line-break/>ualier l'ayant baisée &amp; embrassée luy deit : Mamye i'ay ouy dire que vostre ma(-)<text:line-break/>ry n'estoit point ceans, parquoy ie n'ay voulu faillir de vous venir tenir compai(-)<text:line-break/>gnie. Et après ces parolles estans entrez en la chambre &amp; enfermez ded(a2)s, mes(-)<text:line-break/>sire Lambertin commenca à prendre son plaisir d'elle. Et estantz ainsi ensem(-)<text:line-break/>ble aduint que tout au contraire de ce que la dame pensoit, son mary va arriuer,<text:line-break/>lequel quant la chambriere le veit pres du palays elle sen courut incontinent à la<text:line-break/>chambre de la dame : &amp; deit. Ma dame voicy monsieur qui reuient, ie pense qu'il<text:line-break/>soit desia en bas à la court. La dame oyant cecy, &amp; saichant quelle auoit deux<text:line-break/>h(o2)mes en la maison, &amp; cognoissoit que le cheualier ne se pouuoit cacher à cause<text:line-break/>de son pallefroy qui estoit en la court, elle se tint pour toute morte : Neantmoins<text:line-break/>s'estant iectée soudainement de dessus le lict à terre, se va aduiser d'une grande<text:line-break/>eschappatoire : &amp; deit à messire Lambertin.<text:s/>Monsieur si vous m'aymez<text:line-break/><text:span text:style-name="pb">[n.p.]</text:span><text:line-break/>aucune(-)ment &amp; si vous me voulez sauuer la vie, vous ferez ce que ie vous diray : vous<text:line-break/>desgaynerez vostre espée toute nue, &amp; auecques vng visaige fort courroucé, &amp;<text:line-break/>tout troublé, vous descendrez en bas par les degrez,<text:s/>&amp; vous en irez en disant : Ie<text:line-break/>fay veu à Dieu que ie l'attrapperay ailleurs. Et si mon mary vous vouloit retenir,<text:line-break/>ou qu'il vous voulust demander que cest, ne dictes autre chose que ce que ie vous<text:line-break/>ay dict. Et quant vous serez monté à cheual ne vous arrestez<text:s/>point à parler à luy<text:line-break/>pour quelque occasion que ce soit : Messire Lambertin deit qu'il le feroit vou(-)<text:line-break/>luntiers. Et ayant tiré son espée &amp; le visaige tout enflambé, tant pour le trauail<text:line-break/>qu'il auoit pris que de la marrisson du retour du cheualier, il feit<text:s/>tout ainsi com(-)<text:line-break/>me la dame luy auoit commandé. Le mary defia descendu à la court sesmerueil(-)<text:line-break/>lant du pallefroy, &amp; voulant monter la hault, veit descendre messire Lambertin,<text:line-break/>&amp; sesmerueilla tant des parolles qu'il disoit que du visaige qu'il auoit : &amp; deit.<text:line-break/>Quest cecy monsieur ? Messire Lambertin ayant mis le pied à lestrief monta à<text:line-break/>cheual &amp; ne deit autre chose sinon, par le corps dieu ie l'attraperay ailleurs : &amp; sen<text:line-break/>alla son chemin. Quant le gentil homme fut monté en hault, il trouua sa femme<text:line-break/>au dessus<text:s/>de la montée toute desconfortée, &amp; plaine de peur, A laquelle il deit :<text:line-break/>Quest cecy ? que va menassant messire Lambertin ainsi courroucé ? La dame s'e(-)<text:line-break/>stant retirée vers la chambre, affin que Lyonnet l'entendist, respondit : Monsieur<text:line-break/>ie n'euz iamais si grande peur que ceste cy : car il vous fault entendre que icy de(-)<text:line-break/>dans sen est fuy vng ieune homme, que ie ne cognois point, lequel messire<text:line-break/>Lambertin poursuyuoit lespée au poing, &amp; il à trouué par fortune lhuys de ce(-)<text:line-break/><text:soft-page-break/>ste chambre ouuert : &amp; ma deit tout<text:s/>en tremblant : Pour Dieu ma dame sauuez<text:line-break/>moy, que ie ne soye tué entre voz braz : voyant cela ie me suis leuée debout : &amp;<text:line-break/>ainsi que ie luy vouloye demander qui il estoit &amp; que cestoit qu'il auoit, voicy<text:line-break/>venir ca hault messire Lambertin, en disant ou es tu<text:s/>traistre ? Parquoy me mis<text:line-break/>au deuant sur lhuys de la chambre : &amp; luy voulant entrer dedans, ie l'ay retenu<text:line-break/> : qui à esté toutesfois si courtois en celá, que aussi tost qu'il à veu qu'il ne me plai(-)<text:line-break/>soit point qu'il entrast ceans, apres plusieurs parolles<text:s/>qu'il à dictes, il est descendu<text:line-break/>la bas comme vous auez veu. Deit lors le mary. Ma femme vous auez tresbien<text:line-break/>faict : car ce nous eust esté trop grant scandalle si quelcun eust esté tué ceans : &amp;<text:line-break/>na pas messire Lambertin faict honnestement de poursuyure vne personne qui<text:line-break/>si estoit retirée : Puis demanda ou estoit le ieune homme : La dame respondit : le<text:line-break/>ne scay monsieur ou il s'est caché. Le cheualier deit lors : Ou es tu ? sors hardim(e2)t<text:line-break/>dehors. Ly(o2)net qui auoit tout ouy sortit tout paoureux (comme celuy qui auoit<text:line-break/>eu peur à bon essient) hors du lieu ou il s'estoit caché. Et le cheualier luy deit.<text:line-break/>Que as tu à desmesler auecques messire Lambertin ? Le ieune homme respondit,<text:line-break/>Rien monsieur qui soit en ce m(o2)de, qui me faict croire fermement qu'il n'est pas<text:line-break/>en<text:s/>son bon sens : ou qu'il m'ayt pris pour vng autre : car aussi tost qu'il ma veu en<text:line-break/>la rue vng peu loing de ce palays, incontinent il à desgainé son espée : &amp; à deit,<text:line-break/>traistre tu es mort. Quoy voyant ie ne mamusay point à demander pour quelle<text:line-break/>occasion : mais commencay à fuyr tant que ie peuz, &amp; men vins icy, ou la mercy<text:line-break/>Dieu, &amp; de ceste g(e2)til femme ie me suis sauué. Lors deit le cheualier : Or va ten,<text:line-break/>n'ayes point de peur, ie te mettray en ta maison à seureté : &amp; puis saiches trouuer<text:line-break/>ce que tu as affaire<text:s/>auec luy. Et apres qu'ilz eurent souppé il luy feit bailler vng<text:line-break/>cheual : &amp; le mena à Florence, ou il le laissa en sa maison : lequel parla secretement<text:line-break/><text:span text:style-name="pb">[Fueil.167]</text:span><text:line-break/>(ainsi que la dame luy auoit commandé) ce soir mesmes à messire Lambertin :<text:line-break/>&amp; feit si<text:s/>bien auec luy que c(o2)bien que plusieurs parolles en fussent dictes, le che<text:line-break/>ualier toutesfois ne s'aperceut iamais de la tr(o2)perie que luy auoit faict sa femme.</text:p>
      <text:h text:style-name="Titre2" text:outline-level="2">(hedera) LOYS DESCOVVRIT A MADAME<text:line-break/><text:span text:style-name="T4428">Beatrix sa maistresse lamour qu'il luy portoit : laquelle</text:span><text:span text:style-name="T4429"><text:s/>enuoya pour ceste cause</text:span><text:span text:style-name="T4430"><text:line-break/></text:span><text:span text:style-name="T4431">Egano son mary en ung iardin ou lieu d'elle : &amp; puis se coucha auec Loys : le(-)</text:span><text:span text:style-name="T4432"><text:line-break/></text:span><text:span text:style-name="T4433">quel (apres qu'il fut leué) sens alla au iardin, &amp; batit tresbi(e2) Egano son maistre.</text:span></text:h>
      <text:h text:style-name="P4434" text:outline-level="2">Nouuelle septiesme.</text:h>
      <text:p text:style-name="P4435"><text:span text:style-name="T4436">C</text:span>Este soudaine eschappatoire que ma dame Pampinée racom(-)<text:line-break/>pta fut tenue d'ung chascun de la compaignie pour merueilleu(-)<text:line-break/>se, mais ma dame Philomene à laquelle le roy auoit commandé<text:line-break/>quelle secondast deit.</text:p>
      <text:p text:style-name="p">Mes amoureuses dames si ie ne suis trompée ie pense vous<text:line-break/>en racompter vne tout presentement,<text:s/>qui n'est moins belle que<text:line-break/>lautre. Vous deuez scauoir qu'il y eut iadis à Paris vng gentil homme Florentin<text:line-break/>qui estoit par paoureté deuenu marchant, &amp; si bien luy aduint de la marchandi(-)<text:line-break/>se qu'il sen estoit faict tresriche : ayant vng seul filz de sa femme nommé Loys,<text:line-break/>lequel (affin qu'il tinst de la noblesse du pere &amp; non de la march(a2)dise) il n'auoit<text:line-break/>voulu mettre en aucuné bouticque : mais l'auoit enuoyé pour estre auec les gen(-)<text:line-break/>tilz hommes au seruice du roy de France : ou il auoit aprins beaucoup de<text:s/>bien &amp;<text:line-break/>d'honneur. Et demourant en ceste court, aduint que certains cheualiers qui estoi(-)<text:line-break/>ent reuenuz de Hierusalem de visiter le sainct sepulchre, entrantz en vng pro(-)<text:line-break/>pos de ieunes gens ou Loys estoit, &amp; les oyans deuiser entre eulx des belles fem(-)<text:line-break/><text:soft-page-break/>mes de France, d'Angleterre, &amp; des autres parties du monde, l'ung d'eulx com(-)<text:line-break/>menca à dire que pour certain de tant de monde qu'il auoit cerché, &amp; de toutes<text:line-break/>les femmes qu'il auoit veu, il n'en auoit iamais veu vne semblable en beaulté à la<text:line-break/>femme de Egano<text:s/>de Galussi demourant à Bouloigne, nommée ma dame Bea(-)<text:line-break/>trix : A quoy s'accorderent tous ses compaignons, qui lauoi(e2)t veue auecques luy.<text:line-break/>Ce que oyant Loys (qui de nulle autre n'auoit esté encor amoureux) il sembra(-)<text:line-break/>sa d'ung tel desir de la veoir qu'il ne pouuoit penser à autre chose : &amp; delibere du<text:line-break/>tout d'aller iusques lá pour la veoir, &amp; encor y demourer, il feit semblant à son pe(-)<text:line-break/>re qu'il vouloit aller en Hierusalem : ce qu'il obtint malaisement. S'estant donc(-)<text:line-break/>ques voulu nommer Hannequin &amp; non<text:s/>Loys, il arriua audit Bouloigne ou c(o2)(-)<text:line-break/>me la fortune voulut, il veit le iour ensuyuant à vne fenestre ceste dame, qui luy<text:line-break/>sembla trop plus belle de beaucoup qu'il n'auoit estimé : Parquoy estant deuenu<text:line-break/>tresardemment amoureux d'elle, il delibera de ne<text:s/>partir iamais de Bouloigne<text:line-break/>qu'il n'eust acquis son amytie : Et pensant en soymesmes, quel moyen il pourroit<text:line-break/>tenir en cecy, il aduisa (laissant tous les autres) que s'il pouuoit deuenir seruiteur<text:line-break/>de son mary (qui en tenoit beaucoup) qu'il pourroit paraduenture venir à chef<text:line-break/>de ce qu'il desiroit. Ayant doncques vendu ses cheuaulx &amp; donné ordre à ses<text:line-break/>gens de sorte que tout estoit bien, &amp; commandé qu'ilz feissent semblant de ne<text:line-break/>le congnoistre point, il s'accoincta de son hoste : &amp; luy deit qu'il se mettroit<text:line-break/><text:span text:style-name="pb">[n.p.]</text:span><text:line-break/>vou(-)lentiers au seruice de quelque seigneur : s'il sen pouuoit trouuer quelcun. A qui<text:line-break/>hoste deit. Tu es iustement seruiteur pour estre agreable à vng gentil homme<text:line-break/>de ceste ville qui se nomme Egano, qui en tient beaucoup : &amp; les veult tous appa(-)<text:line-break/>rans comme tu es : Ie luy en veulx parler : Comme il le deit ainsi le feit il, de sor(-)<text:line-break/>te que deuant qu'il se partist d'auec Egano il eut mis cheuz luy Hannequin : Ce<text:line-break/>qui luy fut autant agreable, qu'il estoit possible. Parquoy demourant auec Ega(-)<text:line-break/>no, &amp; ayant bon loysir de veoir souuentesfois sa maistresse, il commenca à ser(-)<text:line-break/>uir ce gentil homme tant bien &amp; à son gré, qu'il meit si gr(a2)de amour en luy qu'il<text:line-break/>ne scauoit rien faire sans Hannequin : &amp; non seulement il luy auoit baillé le gou<text:line-break/>uernement de sa personne, mais encores de tous ses affaires. Or aduint vng iour<text:line-break/>que estant allé mesire Egano voler, &amp; Hannequin demeuré au logis, ma dame<text:line-break/>Beatrix qui ne s'estoit point encores apperceue de son amytie (combien qu'en<text:line-break/>elle mesmes regardant à ses louables conditions, elle l'eust plusieursfois grande(-)<text:line-break/>ment loué : &amp; luy pleussent bien fort) se meit à iouer auec luy aux eschetz. Et<text:line-break/>Hannequin qui desiroit de luy complaire, se laissoit gaigner en le faisant destre(-)<text:line-break/>ment : dequoy la dame faisoit vne grande feste. Et quant toutes les femmes qui<text:line-break/>les regardoient iouer furent parties de lá, les laissantz iouer tous seulz, Hanne(-)<text:line-break/>quin iecta vng fort grant souspir. La dame en le regardant luy deit. Que as tu<text:line-break/>Hannequin ? es tu marry si ie te gaigne. Ma dame respondit Hannequin plus<text:line-break/>grande chose beaucoup que ceste cy, à esté cause de mon souspir. Lors la dame<text:line-break/>luy deit : He ie te prie par autant d'amytie que tu me portes que tu me le dyes.<text:line-break/>Quant Hannequin se sentit coniurer pour autant d'amour qu'il portoit à celle<text:line-break/>qu'il aymoit sur toute autre chose, il en ietta vng autre trop plus grant que le pre<text:line-break/>mier. Parquoy la dame le pria de rechef qu'il luy pleust de dire quelle estoit l'oc(-)<text:line-break/>casion de ses souspirs : à laquelle Hannequin deit. Ma dame ie crains fort qu'il<text:line-break/>ne vous ennuye si ie vous le dy : &amp; apres ie doubte que vous le diez à quelcun :<text:line-break/>A qui la dame deit. Pour certain il ne me faschera iamais : &amp; oultre ce, asseure toy<text:line-break/>que ie ne diray iamais à autruy chose que tu me dies, sinon quant il te plaira. A(-)<text:line-break/>lors deit Hannequin : Puis doncques ma dame que vous le me promettez ainsi, ie<text:line-break/>le vous diray : Et luy deit quasi les lermes aux yeulx qui il estoit : ce qu'il auoit ouy<text:line-break/><text:soft-page-break/>dire d'elle : &amp; ou, &amp; comme il en estoit deuenu amoureux : &amp; pourquoy il s'estoit<text:line-break/>mis pour seruiteur auec son mary : &amp; apres la pria bien humblement, que s'il<text:line-break/>estoit possible il luy pleust auoir pitié de luy : &amp; luy c(o2)plaire en ceste sienne &amp; si<text:line-break/>secrette amytie : &amp; ou elle ne le vouldroit faire, que à tout le moins le laissant de(-)<text:line-break/>mourer en la sorte qu'il estoit, elle fust c(o2)tente qu'il l'aymast. O doulceur singulie(-)<text:line-break/>re du sang Bouloignois : C(o2)bien as tu tousiours esté digne de lou(e2)ges en sembla(-)<text:line-break/>bles cas ? tu n'as iamais esté amoureuse de larmes ne de souspirs : ains as ploye c(o2)ti(-)<text:line-break/>nuellem(e2)t aux prieres : &amp; tes rendue tousiours facile aux amoureux desirs. Si i'a(-)<text:line-break/>uoye des lou(e2)ges assez dignes pour te louer, ma voix ne sen verroit iamais lasse.<text:line-break/>La g(e2)til femme regard(a2)t H(a2)nequin qu(a2)t il parloit ainsi, &amp; adioust(a2)t entiere foy<text:line-break/>à ses parolles, receut par les prieres qu'il faisoit, son amour en son ent(e2)dem(e2)t auec<text:line-break/>vne telle force qu'elle c(o2)m(e2)ca semblablem(e2)t à souspirer, &amp; apres quelques sous(-)<text:line-break/>pirs, resp(o2)dit. Hannequin mon doulx amy viz en b(o2)ne esper(a2)ce : pour verité ia(-)<text:line-break/>mais presens ne promesses, ne court que g(e2)til h(o2)me seigneur, ou autre m'ayt fai(-)<text:line-break/>cte, ne face encores (c(o2)bien qu'il y en ait plusieurs) n'ont peu mouuoir m(o2) cueur<text:line-break/><text:span text:style-name="pb">[Fueil.168]</text:span><text:line-break/>à en aymer vng : mais tu m'as faict (en si peu despace de temps que tes parolles<text:line-break/>ont duré à proferer) deuenir trop plus tienne que ie ne suis myenne, &amp; pense cer(-)<text:line-break/>tainement que tu as parfaictement merité mon amour. Et par ainsi ie te la don(-)<text:line-break/>ne : &amp; si te prometz que ie ten rendray ioyssant auant que ceste nuict soit toute<text:line-break/>passée. Et à celle fin que cecy sorte à effect, fay que sur la minuyt tu ten viennes<text:line-break/>en ma ch(a2)bre : de laquelle ie laisseray lhuys ouuert. Tu scais de quel costé ie cou(-)<text:line-break/>che : &amp; pource tu viendras lá, &amp;<text:s/>si ie dormoye tu me pousseras tant que ie mes(-)<text:line-break/>ueille, &amp; ie te consoleray du desir si long que tu as eu : &amp; à celle fin que tu ten as(-)<text:line-break/>seures ie te veulx donner vng baiser pour arres : &amp; iettant ses bras à son col elle<text:line-break/>le baisa amoureusement, &amp; Hannequin elle : Lequel ces choses dictes (ayant lais(-)<text:line-break/>sé la dame) sen alla faire quelques siens affaires, en attendant au plus grant plaisir<text:line-break/>du monde que la nuict suruinst. Ce pendant Egano retourna de voler, &amp; aussi<text:line-break/>tost qu'il eut souppé pource qu'il estoit<text:s/>las sen alla coucher, &amp; la dame apres : qui<text:line-break/>laissa c(o2)me elle auoit promis lhuys de sa chambre ouuert : A laquelle vint Han(-)<text:line-break/>nequin à lheure qui luy auoit esté dicte. Et quant il fut entré tout bellement en<text:line-break/>icelle &amp; qu'il eut fermé lhuys apres soy, il<text:s/>sen alla du costé ou la dame couchoit :<text:line-break/>&amp; luy ayant mis la main sur le sein trouua quelle ne dormoit pas, laquelle voyant<text:line-break/>que Hannequin estoit venu print auec ces deux mains l'une des siennes, &amp; le te(-)<text:line-break/>nant fort, se tournant par le lict feit tant que Egano qui dormoit sesueilla : auquel<text:line-break/>elle deit. Ie ne vous voulois rien dire hyer au soir, car vous me sembliez tout las :<text:line-break/>Mais dictes moy par vostre foy mon amy lequel reputez vous de tous les serui(-)<text:line-break/>teurs que vous auez ceans, le meilleur, le plus loyal, &amp;<text:s/>que plus vous aymez. Ega(-)<text:line-break/>no respondit. Quest ce mamye que tu me demandes ? ne congnois tu pas que ie<text:line-break/>nen ay ne euz iamais de qui ie me fiasse ou fie tant, ne aussi que i'ayme tant com<text:line-break/>me ie me fie &amp; ayme. Hannequin ? mais po urquoy le me demandes tu ?<text:s/>Quant<text:line-break/>Hannequin ouyt que Egano estoit esueillé &amp; qu'on parloit de luy, il retira plu(-)<text:line-break/>sieursfois sa main pour sen aller : craignant fort que la dame ne le voulust trahir :<text:line-break/>mais elle l'auoit si bien tenu &amp; tenoit encores, qu'il n'estoit peu ny ne pouuoit<text:s/>es(-)<text:line-break/>chapper : Et elle respondit à son mary &amp; deit. Ie te le diray, ie pensoys certaine(-)<text:line-break/>ment qu'il fust ainsi comme tu dys, &amp; qu'il te portast plus de foy que nul autre :<text:line-break/>mais il ma bien trompée : parce que quant tu ten es auiourdhuy allé voler il est<text:line-break/>demoure icy : &amp; quant il à veu son loysir il na pas eu honte de me requerir de<text:line-break/>mon desh(o2)neur : mais affin qu'il ne me falust auecques trop de preuues à te le fai<text:line-break/>re congnoistre, voulant te le faire veoir à loeil, &amp; toucher au doigt i'ay respondu<text:line-break/><text:soft-page-break/>que i'en estoye contente, &amp; que ceste nuict quant lheure de minuyt seroit pas(-)<text:line-break/>sée, ie men iroye en nostre iardin l'attendre au pied du pin : toutesfois que ie n'ay<text:line-break/>pas intention dy aller : mais si tu veulx congnoistre la loyaulté de ton seruiteur,<text:line-break/>tu le peulx<text:s/>faire facilement, en mettant sur ton doz vne de mes cottes &amp; en la te(-)<text:line-break/>ste vng couurechef, &amp; ten aller la bas attendre s'il viendra point : ce qu'il fera as(-)<text:line-break/>seurement. Quant Egano ouyt ces choses, il deit pour certain il fault que ie le<text:line-break/>voye, &amp; s'estant leué le mieulx qu'il peult à l'obscur, vestit vne des cottes de sa fem<text:line-break/>me, &amp; meit vng couurechef sur sa teste, puis sen alla au iardin &amp; commenca à at(-)<text:line-break/>tendre Hannequin au pied du pin : Aussi tost que la dame sentit qu'il fut leué &amp;<text:line-break/>hors de la chambre, elle se leua pareillem(e2)t &amp; ferma lhuys par dedans. Lors Han(-)<text:line-break/>nequin qui auoit eu la plus grande peur qu'il eut iamais &amp; qui s'estoit parforcé<text:line-break/><text:span text:style-name="pb">[n.p.]</text:span><text:line-break/>tant qu'il auoit peu d'eschapper des mains de la dame, layant maudicte cent mil(-)<text:line-break/>le fois, &amp;<text:s/>son amytié, &amp; soymesmes qui si estoit fye fut (oyant ce quelle auoit<text:line-break/>faict) le plus content homme qui fut oncques : dont s'estant la dame remise dans<text:line-break/>le lict, il se despoilla &amp; coucha auecques elle comme il luy pleut : &amp; prindrent<text:line-break/>leur plaisir ensemble par vng bon espace de temps : puis congnoissant la dame<text:line-break/>que Hannequin ne deuoit plus demourer lá, elle le feit leuer, &amp; reuestir luy di(-)<text:line-break/>sant. Mon amy tu prendras vng bon baston &amp; ten iras au iardin, &amp; faisant sem(-)<text:line-break/>blant de m'auoir priée pour m'esprouuer, tu diras mille iniures à mon mary<text:line-break/>(comme si c'estoit moy) &amp; le frotteras bien auec ce baston : car il sen ensuyura<text:line-break/>de cecy vng merueilleux passetemps &amp; plaisir. Hannequin se leua &amp; alla au iar(-)<text:line-break/>din auec vng baston de cotteret en la main, &amp; ainsi qu'il<text:s/>fut pres du pin &amp; que<text:line-break/>Egano le veit venir il se leua incontinent comme s'il l'eust voulu receuoir auec(-)<text:line-break/>ques grant chere : &amp; alla au deuant de luy : A qui Hannequin deit. Ha meschan(-)<text:line-break/>te femme tu es doncques icy venue, &amp; as creu que i'aye voulu, ou que<text:s/>ie vueille<text:line-break/>faire ceste meschanceté à monseigneur ? Tu es tresmal arriuée en toutes les sor(-)<text:line-break/>tes que tu le vouldrois prendre : &amp; ayant haulsé le baston commenca à le frap(-)<text:line-break/>per : Egano oyant cecy &amp; sentant le baston commenca sans sonner mot à fuyr :<text:line-break/>&amp; Hannequin apres, disant tousiours, va que dieu te mette en mal an meschante<text:line-break/>femme que tu es, pour certain ie le diray demain à mon maistre. Egano donc<text:line-break/>ayant eu plusieurs bastonnades &amp; des bonnes, sen retourna le plus tost qu'il peut<text:line-break/>en sa chambre, &amp; la dame<text:s/>luy demanda si Hannequin estoit venu au iardin. E(-)<text:line-break/>gano respondit. Pleust à Dieu qu'il ny fust pas venu, car luy croyant que ie fusse<text:line-break/>toy, il ma tout froisse auec vng baston, &amp; ma dict les plus grandes iniures qui<text:line-break/>fur(e2)t oncques dictes à mesch(a2)te femme. Et pour certain ie me esmerueillois fort<text:line-break/>de luy, qu'il t'eust dict ces parolles auec int(e2)ntion de faire chose qui fust c(o2)tre mon<text:line-break/>honneur. Mais pource qu'il te veit ainsi ioyeuse &amp; faisant voulentiers seste aux<text:line-break/>gens, il te voulut esprouuer. Alors<text:s/>deit la dame : Loué soit Dieu qu'il ma esprou(-)<text:line-break/>uée auecques parolles, &amp; toy auec l'effect, &amp; croy qu'il pourra dire que je porte<text:line-break/>auec plus de pacience, les parolles que tu ne faiz les faitz : Mais puis qu'il te por(-)<text:line-break/>te si grande foy &amp; loyaulté, on le<text:s/>doit bien aymer &amp; luy faire honneur : A quoy<text:line-break/>Egano respondit : Pour certain tu dis vray, &amp; prenant argument de cecy il fut<text:line-break/>en opinion d'auoir la plus loyale femme &amp; le plus fidelle seruiteur que iamais<text:line-break/>gentil homme eut : aumoyen dequoy (combien que plusieursfois depuis elle &amp;<text:line-break/>Hannequin rissent de ce bon tour) ilz eurent durant que Hannequin voulut de(-)<text:line-break/>mourer auec Egano, tresbon loysir &amp; comodité d'acomplir leurs plus grans plai<text:line-break/>sirs : ce qu'ilz n'eussent paraduenture peu faire sans ceste inuention.</text:p>
      <text:soft-page-break/>
      <text:h text:style-name="Titre2" text:outline-level="2"><text:span text:style-name="pb">[Fueil.169]</text:span><text:line-break/>(hedera) VNG MARY DEVINT IALOVX DE<text:line-break/><text:span text:style-name="T4437">sa femme, &amp; elle se lyant ung fillet au gros artcil du pied quant elle sen alloit</text:span><text:span text:style-name="T4438"><text:line-break/></text:span><text:span text:style-name="T4439">coucher congnoissoit lheure que son amy la deuoit uenir ueoir, dont le mary</text:span><text:span text:style-name="T4440"><text:line-break/></text:span><text:span text:style-name="T4441">s'aperceut. Et ce pendant qu'il suyuoit l'amy, la<text:s/></text:span><text:span text:style-name="T4442">femme meit en son lieu dedans</text:span><text:span text:style-name="T4443"><text:line-break/></text:span><text:span text:style-name="T4444">son lict sa chambriere : Laquelle le mary battit &amp; luy couppa les cheueulx :</text:span><text:span text:style-name="T4445"><text:line-break/></text:span><text:span text:style-name="T4446">puis alla querir les freres de sa femme : lesquelz trouuerent qu'il n'estoit rien</text:span><text:span text:style-name="T4447"><text:line-break/></text:span><text:span text:style-name="T4448">de tout ce qu'il disoit, &amp; luy deirent iniure.</text:span></text:h>
      <text:h text:style-name="P4449" text:outline-level="2">Nouuelle huitiesme.</text:h>
      <text:p text:style-name="P4450"><text:span text:style-name="T4451">I</text:span>L sembloit à tous que ma dame Beatrix auoit esté estran(-)<text:line-break/>gement malicieuse à tromper son mary : affermant d'autre(-)<text:line-break/>part que la peur de Hannequin deuoit auoir esté tresgr(a2)de<text:line-break/>qu(a2)t estant tenu bien fort par la dame, il ouyt dire qu'il l'a(-)<text:line-break/>uoit priée d'amours. Mais apres que le roy veit que ma da(-)<text:line-break/>me Philomene se fut teue, il se tourna vers ma dame Nei(-)<text:line-break/>phile &amp; luy deit. Or sus dictes la vostre : Laquelle en soub(-)<text:line-break/>riant premierement vng peu commenca ainsi.</text:p>
      <text:p text:style-name="p">Mes belles dames il me demeure vng<text:s/>pesant fardeau si ie cuy de vous c(o2)ten(-)<text:line-break/>ter auec vne aussi belle nouuelle comme vous ont contenté celles qui ont esté cy<text:line-break/>deuant dictes, dont toutesfois i'espere auecques l'ayde de Dieu me descharger<text:line-break/>honnestement. Et deuez scauoir qu'il ya eu autresfois en nostre cité vng fort ri(-)<text:line-break/>che marchant n(o2)mé Henriet Berlinguier, lequel c(o2)me font encor tous les iours<text:line-break/>les marchans) voulut par sa sottise deuenir noble par femme : Et pour ceste cause<text:line-break/>il print vne ieune gentil femme mal sortable ou c(o2)uenable à luy, qui se n(o2)moit<text:line-break/>ma dame Simone : laquelle pource qu'il sen alloit souuent cá &amp; lá (comme font<text:line-break/>marchans, &amp; qu'il demouroit peu auec elle) deuint amoureuse d'ung ieune h(o2)(-)<text:line-break/>me appellé Robert : qui luy auoit faict longuem(e2)t la court : duquel<text:s/>ayant prins la<text:line-break/>priuaulté dont elle vsa moins discrettement paraduenture qu'il ne faloit, d'aut(a2)t<text:line-break/>qu'il luy plaisoit grandem(e2)t, aduint que le mary, ou par en auoir ouy dire quelque<text:line-break/>chose, ou autrement c(o2)me que ce fust en deuint le plus ialoux h(o2)me du m(o2)de. &amp;<text:line-break/>s'abstint d'aller plus cá ne lá, &amp; de vacquer à tous ses autres affaires, ayant presques<text:line-break/>mis toute son estude à bien garder ceste femme : tellement qu'il ne se fust iamais<text:line-break/>endormy, si premierement il ne l'eust senty entrer dedans le lict,<text:s/>dont elle auoit<text:line-break/>vne gr(a2)de fascherie, par ce quelle ne pouuoit estre en facon que ce fust auecques<text:line-break/>son Robert. Toutesfois ayant longuement pensé pour pouuoir trouuer quelque<text:line-break/>moyen d'estre auec luy dont elle estoit pareillem(e2)t fort solicitée de sa part : Il luy<text:line-break/>vint vne fantasie en la teste de tenir ceste maniere : scauoir qu'estant sa ch(a2)bre sur<text:line-break/>la rue &amp; s'aperceuant plusieursfois que son mary auoit gr(a2)de peine à s'endormir,<text:line-break/>mais aussi des ce qu'il estoit endormy, il dormoit fermem(e2)t apres, elle p(e2)sa de fai(-)<text:line-break/>re venir son amy sur la mynuict, à lhuys de la maison : &amp; luy aller ouurir, &amp; de(-)<text:line-break/>mourer quelque t(e2)ps auec luy, ce pend(a2)t que son mary dormiroit ainsi fort. Et af(-)<text:line-break/>fin quelle sceust qu(a2)t il seroit venu sans (q2) personne<text:s/>sens apperceust, elle aduisa de<text:line-break/>faire pendre vng fillet hors de la fenestre de la ch(a2)bre, qui desc(e2)dist de l'ung des<text:line-break/>boutz iusques sur la rue, &amp; que lautre bout allast en hault iusques au dessus du<text:line-break/><text:span text:style-name="pb">[n.p.]</text:span><text:line-break/>planché &amp; en le conduisant à son lict,<text:s/>de le mettre soubz les draps : puis estant<text:line-break/>dedans le lict le lyer au gros arteil du pied : Ce quelle feit scauoir à Robert : &amp;<text:line-break/>l'aduertit que quant il viendroit il tirast le fillet : &amp; si le mary dormoit elle le lais(-)<text:line-break/><text:soft-page-break/>seroit aller, &amp; luy iroit ouurir lhuys : mais s'il ne dormoit elle le tiendroit fermé, &amp;<text:line-break/>le tireroit à soy affin qu'il n'attendist point. Ce qui pleut à Robert : dont y estant<text:line-break/>allé plusieursfois, il se trouua quelque heure à propos qu'il fut auec elle, &amp; d'autres<text:line-break/>non. A la fin c(o2)tinuant<text:s/>ceulx cy cest artifice ainsi faict, aduint vne nuict que dor(-)<text:line-break/>mant la femme, &amp; le mary estendant son pied par le lict, il renc(o2)tra ce fillet : par(-)<text:line-break/>quoy y ayant mis la main &amp; le trouu(a2)t lyé au gros arteil de sa femme, il souspe(-)<text:line-break/>conna en soy mesmes que pour certain ce deuoit estre quelque tromperie : Et s'e(-)<text:line-break/>stant apres apperceu que le fillet sortoit dehors par la fenestre, il sen tint pour tout<text:line-break/>certain. Parquoy il le couppa tout bellement du gros artel de sa femme &amp; le lya<text:line-break/>au sien : &amp; demoura<text:s/>attentif pour veoir que cecy vouldroit dire. Mais il ne tarda<text:line-break/>guieres que Robert vint, qui le tira comme il auoit acoustumé : le mary le sentit<text:line-break/>bien. Et pource qu'il ne l'auoit bien sceu lyer &amp; que robert le tira trop fort, le fillet<text:line-break/>coula en se mains : &amp;<text:s/>pensa par lá qu'il deuoit att(e2)dre c(o2)me il feit. Le mary donc(-)<text:line-break/>ques se leuant soudainement, &amp; prenant son espée courut à la porte pour veoir<text:line-break/>qui estoit cestuy cy, pour luy faire desplaisir. Or estoit le mary (encores qu'il fust<text:line-break/>marchant) homme fier<text:s/>&amp; robuste. Et quant il fut à Ihuys, qu'il nouuroit pas tout<text:line-break/>bellement comme souloit faire la femme. Robert qui estoit att(e2)dant, sentant ce(-)<text:line-break/>cy, se doubta bi(e2) de ce que cestoit, cestassauoir que celuy qui ouuroit lhuys estoit<text:line-break/>le mary : parquoy il commenca soudainement à fuyr, &amp; le mary à le suyure : A la<text:line-break/>fin quant Robert eut longuem(e2)t fuy, ne cessant le mary de le suyure, Robert qui<text:line-break/>estoit pareillement armé tira son espée &amp; se retourna vers luy &amp; commencerent<text:line-break/>l'ung à vouloir offendre, &amp; lautre à<text:s/>ce deffendre. La femme s'estant esueillée qu(a2)t<text:line-break/>le mary ouurit la chambre, &amp; trouuant le fillet couppé de son arteil, s'apperceut<text:line-break/>incontinent que sa tromperie estoit descouuerte : &amp; presupposant que Henry e(-)<text:line-break/>stoit couru apres Robert, se leua soudainement : &amp; pensant à ce qui pourroit ad(-)<text:line-break/>uenir de cecy, appella sa chambriere qui scauoit tout le cas, &amp; la prescha t(a2)t quel(-)<text:line-break/>le la meit en son lieu dedans son lict : la priant que sans se faire congnoistre elle<text:line-break/>endurast pareillement les coups que luy donneroit son mary : par ce quelle l'en<text:line-break/>rec(o2)penseroit de sorte quelle n'auroit iamais occasion de se plaindre. Puis ayant<text:line-break/>estaint la lumiere qui estoit en la chambre, elle en sortit, &amp; sen alla cacher en vng<text:line-break/>coing de la maison attendant ce qui deuroit aduenir. Or estant (comme cy des(-)<text:line-break/>sus est dict) la mestée entre Henry &amp; Robert, les voysins de la rue louyrent, qui<text:line-break/>fut occasion qu'ilz se leuer(e2)t, &amp; leur deir(e2)t iniure. Parquoy Henry pour la crainte<text:line-break/>d'estre congneu, &amp; sans auoir peu scauoir qui estoit le ieune homme, ne sans l'a(-)<text:line-break/>uoir iamais peu offencer, le laissa aller, &amp; tout courroucé &amp; plain de mal talant<text:line-break/>sen retourna vers sa maison, Puis quant il fut arriué en la chambre il commenca<text:line-break/>à dire tout courroucé ? Ou es tu meschante femme, tu as estaint la lumiere affin<text:line-break/>que ie ne te treuue : mais tu es bien loing de ton compte, &amp; sen estant allé au lict<text:line-break/>cuydant empoigner sa femme il print la chambriere, &amp; tant qu'il peut mouoir<text:line-break/>piedz &amp; mains luy d(o2)na tant de coups de poing &amp; de piedz, que tout son<text:s/>visai(-)<text:line-break/>ge estoit murtry, &amp; finablement luy couppa les cheueulx, luy disant tousiours les<text:line-break/>plus villaines iniures qui furent oncques dictes à meschante femme. La<text:line-break/><text:span text:style-name="pb">[Fueil.170]</text:span><text:line-break/>cham(-)briere plouroit tresfort, comme celle qui en auoit occasion : Et encores quelle<text:line-break/>deist quelque fois. Ho dieu, pour dieu mercy, helas, non plus, toutesfois la voix<text:line-break/>estoit si rompue de plourer, &amp; Henriet si vaincu de fureur, qu'il ne pouuoit iu(-)<text:line-break/>ger qu'elle fust plus tost d'une autre femme que de la sienne. L'ayant doncques<text:line-break/>ainsi battue à bon essient, &amp; couppé les cheueulx comme nous auons recité, il<text:line-break/>luy deit. Meschante femme ne pense pas que ie te touche autrement, mais men<text:line-break/>iray querir tes freres, &amp; facent de toy ce que bon leur semblera pour leur honneur &amp;<text:line-break/><text:soft-page-break/>t'emmeinent : car pour certain tu ne demoureras iamais ceans. Et cela deit, il sor(-)<text:line-break/>tit de la chambre, &amp; la ferma par dehors : puis sen alla tout seul. Aussi tost que<text:line-break/>ma dame Simone (qui auoit tout ouy) sentit que son mary sen estoit allé, elle alla<text:line-break/>ouurir la chambre :<text:s/>&amp; quant elle eut ralumé la chandelle elle trouua la chambrie(-)<text:line-break/>re toute froissée qui plouroit fort : laquelle elle reconforta le mieulx quelle peut :<text:line-break/>Et la remeit en sa chambre, ou elle la feit traicter à cachettes &amp; penser : puis la<text:line-break/>contenta si bien (aux<text:s/>despens de Henriet mesmes) quelle se tint pour satiffaicte.<text:line-break/>Et quant elle eut mis la chambriere en sa chambre elle reffeit tout aussi tost le lict<text:line-break/>de la sienne : &amp; l'acoustra toute comme si personne ny eust couché de celle nuict<text:line-break/>ralumant la lampe, se reuestant, &amp; habillant de tous pointz comme si elle ne<text:line-break/>sen fust point encor allé coucher. Et apres quelle eut alumé le croiset, &amp; pris ses<text:line-break/>besongnes à couldre, elle se vint asseoir au hault du degré &amp; commenca à coul(-)<text:line-break/>dre, en attendant la fin à quoy cecy deuoit reuenir. D'autrepart Henriet sen al(-)<text:line-break/>la tant qu'il peut, au partir de la maison, en celle des freres de sa femme, ou il hur(-)<text:line-break/>ta tant qu'il fut ouy, &amp; luy fut ouuert, Les freres de la femme (qui estoient trois)<text:line-break/>&amp; leur mere, oyans que cestoit Henriet, se leuerent tous : Et ayans faict alumer<text:line-break/>des chandelles, sen vindrent à luy : Et luy demanderent qu'il alloit cerchant à<text:line-break/>ceste heure lá tout seul comme il estoit : Ausquelz Henriet (commencant au<text:line-break/>fillet qu'il auoit trouué lyé au gros arteil du pied de ma<text:s/>dame Symone iusques<text:line-break/>au derriere de ce qu'il auoit faict &amp; trouué) leur compta tout. Et pour rendre vray<text:line-break/>tesmoignaige de ce qu'il auoit faict : Il leur meit au poing les cheueulx qu'il cuy(-)<text:line-break/>doit auoir couppez à sa femme : leur signifiant en oultre qu'ilz<text:s/>l'allassent querir :<text:line-break/>&amp; en feissent ce qu'ilz vouldroient : car il n'entendoit de la tenir iamais plus en<text:line-break/>sa maison. Les freres de la femme fort courroussez de ce qu'ilz auoient ouy, le<text:line-break/>tenant pour tout vray, animez contre elle feirent alumer des torches,<text:s/>&amp; se mei(-)<text:line-break/>rent en chemin auec Henriet, deliberez de faire vng mauuais party à la femme :<text:line-break/>Et sens allerent à sa maison. Ce que voyant la mere d'eulx, commenca à les suyure<text:line-break/>en plourant, &amp; priant maintenant l'ung, &amp; tantost lautre, de ne croire point si<text:line-break/>soudainement toutes ces choses, sans en veoir ou scauoir autre chose : par ce que<text:line-break/>le mary pouuoit estre courroucé contre sa femme pour autre occasion, &amp; l'auoit<text:line-break/>oultragée : &amp; maintenant luy mettoit cecy à sus pour son excuse : disant encores<text:line-break/>quelle sesmerueilloit fort comme cecy sceust estre aduenu : par ce quelle con(-)<text:line-break/>gnoissoit bien sa fille, comme celle qu'elle auoit esleuée d'enfance : &amp; plusieurs<text:line-break/>autres parolles semblables. Estantz doncques arriuez en la maison de Henriet,<text:line-break/>&amp; entrez dedans, ilz commencerent à monter les degrez : Et quant ma dame<text:line-break/>Symone les ouyt, elle deit. Qui est lá : A laquelle l'ung des freres respondit : Tu<text:line-break/>scauras bien tantost meschante femme qui cest : Deit alors ma dame Simone,<text:line-break/><text:span text:style-name="pb">[n.p.]</text:span><text:line-break/>nostre dame que sera ce ? dieu nous soit<text:s/>en ayde : &amp; s'est(a2)t leuée debout deit. Mes<text:line-break/>freres vous soyez les bien venuz : qu'allez vous cerchant à ceste heure tous trois ?<text:line-break/>Eulx la voy(a2)t ainsi assise &amp; couldre, &amp; sans aucune apparence au visaige d'auoir<text:line-break/>esté battue (ou son mary leur auoit dit qu'il l'auoit toute froissée) sesmerueillerent<text:line-break/>vng peu de plaine arriuée : &amp; refrener(e2)t l'impetuosité de leur colere, luy deman(-)<text:line-break/>dant c(o2)ment auoit esté cela, d(o2)t son mary se plaignoit, la menassant tresfort si el(-)<text:line-break/>le ne leur en confessoit entierem(e2)t la verité. La dame respondit : Ie ne scay que ie<text:line-break/>vous doitz dire, ne dequoy mon mary se doyue estre plainct de moy. Henriet<text:line-break/>loy(a2)t parler ainsi la regardoit comme vng homme qui à perdu le sens : se souue(-)<text:line-break/>nant qu'il luy auoit donné plus de mille coups de poing sur le visaige, &amp; le luy a(-)<text:line-break/>uoit esgratigné, &amp; faict tous les maulx du monde : &amp; toutesfois il la voyoit main<text:line-break/>tenant comme s'il n'eust iamais esté rien de tout cela. Les freres en effect luy di(-)<text:line-break/><text:soft-page-break/>rent ce que son mary leur auoit dit, &amp;<text:s/>du fillet pareillement, &amp; comm(e2)t il l'auoit<text:line-break/>battue : &amp; luy compterent tout. La dame se retourna vers son mary &amp; luy deit.<text:line-break/>Mon dieu mon mary quest ce que ie oy ? pourquoy me faictes vous (en vous fai<text:line-break/>sant grant honte) reputer pour meschante femme ou ie ne suis pas ? &amp; vous<text:line-break/>rendez mauuais h(o2)me &amp; cruel, ou vous ne l'estes point ? Et quant est ce que vous<text:line-break/>fustes d'anuict (non pas auec moy) mais seulement ceans : Ou quant est ce que<text:line-break/>vous m'auez battue ? Quant est de moy il ne men souuient point. Le mary com(-)<text:line-break/>menca à dire, comm(e2)t meschante femme ne nous en allasmes nous pas coucher<text:line-break/>hier au soir ensemble : ne reuins ie pas quant i'euz couru apres ton amoureux : ne<text:line-break/>te donnay ie pas plusieurs coups &amp; te couppay les cheueulx. La dame respondit,<text:line-break/>vous ne couchastes d'anuict ceans : mais ne parlons point de cela : car ie nen puis<text:line-break/>donner autre tesmoignaige que mes parolles : &amp; venons à ce que vous dictes que<text:line-break/>vous me batistes &amp; couppastes les cheueulx, de moy, vous ne me battistes iamais<text:line-break/>&amp; qu'il soit vray, regardez vous mesmes &amp; tous ceulx qui sont icy si i'ay aucune<text:line-break/>appar(e2)ce en toute ma personne d'auoir esté battue : Aussi ne vous c(o2)seilleroy ie<text:line-break/>pas que vous feussiez si hardy de me mettre la main dessus : car par la croix de<text:line-break/>dieu ie vous desuisageroye : ny<text:s/>ne mauez pareillement couppé mes cheueulx,<text:line-break/>aumoins que i'aye veu ou senty : mais de peur paraduenture que vous l'aiez faict<text:line-break/>sans que ie n'en soye apperceue, laissez moy veoir si ie les ay couppez ou non : Et<text:line-break/>s'estant osté ses voilles de dessus la teste, monstra quelle ne les auoit point coup(-)<text:line-break/>pez : ains estoient tous entiers. Ce que voyantz &amp; oyantz les freres &amp; la mere,<text:line-break/>comm(e2)cerent à dire à Henriet. Que veulx tu dire Henriet ? cecy n'est pas ce que<text:line-break/>tu nous es venu dire que tu auois faict ? Et nous ne<text:s/>scauons comme tu prouueras<text:line-break/>le demour(a2)t. Henriet estoit comme tout estourdi, &amp; toutesfois il vouloit parler :<text:line-break/>mais voyant que ce qu'il pensoit pouuoir monstrer n'estoit pas ainsi, il n'osoit<text:line-break/>entre prendre de dire plus rien. Parquoy la femme se retourna deuers ses fre(-)<text:line-break/>res &amp; leur deit. Mes freres ie voy qu'il est allé cercher que ie face ce que ie ne<text:line-break/>vouluz iamais faire : cestassauoir que ie vous compte ses malheuretez &amp; ses<text:line-break/>meschancetez, &amp; ie le feray. Ie croy fermement que ce qu'il vous à dict luy soit<text:line-break/>aduenu : &amp; qu'il l'ait faict : &amp; vous orrez comment : Il est bien vray qu'il n'est<text:line-break/>nuict que cest honneste homme auquel vous me mariastes en la malheure pour<text:line-break/>moy, qui se nomme Marchant voul(a2)t estre reputé pour tel, &amp; qui deuroit par ce<text:line-break/>moyen estre plus<text:s/>modeste que vng religieux, &amp; plus honneste que vne pucelle<text:line-break/><text:span text:style-name="pb">[Fueil.171]</text:span><text:line-break/>ne sen voyse enyurant par les tauernes : puis meslant ses fuzeaulx, maintenant<text:line-break/>auec vne paillarde, &amp; tantost auec vne autre, me faict attendre en la maniere<text:line-break/>que vous m'auez trouuée iusques à minuict, &amp; quelque fois iusques au matin :<text:line-break/>&amp; suis certaine que estant bien yure il s'est mis à coucher auec quelque sien(-)<text:line-break/>ne meschante, à laquelle il s'est trouué en sesueillant le fillet au pied : Et apres il à<text:line-break/>faict toutes ses gaillardises qu'il dict, Et à la fin il est retourné à elle, &amp; la battue, &amp;<text:line-break/>luy à couppé les cheueulx : Et n'estant encores bien reuenu en son bon sens, il à<text:line-break/>creu (&amp; i'en suis certaine) qu'il pense m'auoir faict toutes ces choses : Et si vous<text:line-break/>prenez bien garde à son<text:s/>visaige il est encores à demy yure : mais toutesfois quel(-)<text:line-break/>que chose qu'il ay dit de moy, ie ne veulx que vous y preniez garde, sinon com(-)<text:line-break/>me d'ung yurongne : &amp; vous prie que tout ainsi comme ie luy pardonne vous<text:line-break/>luy pardonniez. La mere d'elle oyant ces parolles commenca à ce tourmenter<text:line-break/>&amp; à dire. Par la foy de Dieu ma fille cela ne se deuroit point faire : ains deuroit on<text:line-break/>tuer ce chien fascheux &amp; mescongnoissant qui ne fut iamais digne d'auoir vne<text:line-break/>telle fille comme tu es. Qu'en scauroit il plus faire s'il t'auoit prise au milieu de la<text:line-break/>rue ? en mal an que Dieu luy doint. Pensez que cest bien raison que tu doyues e(-)<text:line-break/><text:soft-page-break/>stre sugette aux fascheries &amp; ennuytz des parolles d'ung marchandeau de poy(-)<text:line-break/>res cuytes : lesquelz venuz du villaige, &amp; sortiz de garder les pourceaulx, vestuz<text:line-break/>en ramoneurs de cheminées : auec les chausses à cloche, &amp; la plume au cul, aussi<text:line-break/>tost qu'ilz ont trois solz veulent auoir en mariage les filles des gentilz hommes,<text:line-break/>&amp; des honnestes dames : &amp; font des armoiries : &amp; disent ie suis de telle maison, &amp;<text:line-break/>mes predecesseurs ont faict ainsi &amp; ainsi. Pleust à dieu que mes filz eussent vou(-)<text:line-break/>lu croire mon conseil, car ilz te pouuoient bien honorablement loger en la mai(-)<text:line-break/>son des contes Guy, auec vne piece de pain : Et neantmoins ilz te voulurent<text:s/>don<text:line-break/>ner à ce beau ioyau, lequel en lieu que tu es la meilleure fille de Florence, &amp; la<text:line-break/>plus honneste, na point eu de honte de dire à lheure de minuyt que tu es vne pu<text:line-break/>tain comme si quasi nous ne te congnoissions point : mais par la foy de Dieu si<text:line-break/>on men croyoit on l'en chastiroit tellement qu'il luy cuyroit. Et se tournant vers<text:line-break/>ses filz deit. Mes enfans ie vous disoye bien que cecy ne pouuoit estre vray : a(-)<text:line-break/>uez vous ouy comme vostre beau frere de fein traicte vostre seur ? marchande(-)<text:line-break/>reau de quatre tournois qu'il est ? que si i'estoye comme vous autres ayant (deit<text:line-break/>d'elle) ouy ce qu'il en à deit, &amp; faisant ce qu'il faict, ie ne seroye iamais contente<text:line-break/>ne apaisée que ie ne l'ostasse de ce monde. Et si i'estoye homm, ecomme ie suis<text:line-break/>femme ie ne vouldroye point que autre sen empeschast que moy : Que Dieu le<text:line-break/>mauldie liurongne malheureux, qui n'a point de honte. Quant les trois freres<text:line-break/>eurent veu &amp; ouy toutes ces choses, ilz s'attacherent à Henriet : Et luy deirent les<text:line-break/>plus grandes villenies &amp; iniures qui oncques<text:s/>furent dictes à meschant homme :<text:line-break/>luy disant finablement. Nous te pardonnons ceste cy comme à vng yurongne :<text:line-break/>mais garde sur ta vie que nous n'ayons desormais telles nouuelles : car pour cer(-)<text:line-break/>tain si noz oreilles en entendent quelque chose nous te payerons de ceste cy &amp;<text:line-break/>de lautre. Et cecy deit sen allerent, Henriet demoura comme vng homme sans<text:line-break/>sens &amp; ent(e2)dement : ne saichant si ce qu'il auoit faict, auoit esté vray, ou s'il l'auoit<text:line-break/>songé : &amp; sans plus en parler laissa sa femme en paix. Laquelle n(o2) seulement eui(-)<text:line-break/>ta par sa saigesse ce danger imminent, mais aussi elle se ouurit la voye pour pou<text:line-break/>uoir faire le temps aduenir tout son plaisir sans plus auoir peur de son mary.</text:p>
      <text:h text:style-name="Titre2" text:outline-level="2"><text:span text:style-name="pb">[n.p.]</text:span><text:line-break/>(hedera) MA DAME LYDIE FEMME DE NI(-)<text:line-break/><text:span text:style-name="T4452">costrate aymant Pirrus, fut<text:s/></text:span><text:span text:style-name="T4453">requise par luy pour auoir asseurance de son a(-)</text:span><text:span text:style-name="T4454"><text:line-break/></text:span><text:span text:style-name="T4455">mytie de trois choses quelle feit toutes trois : &amp; si preit son deduit auecluy en</text:span><text:span text:style-name="T4456"><text:line-break/></text:span><text:span text:style-name="T4457">la presence de Nicostrate : luy faisant acroire à la fin que ce qu'il auoit ueu n'e(-)</text:span><text:span text:style-name="T4458"><text:line-break/></text:span><text:span text:style-name="T4459">stoit pas uray.</text:span></text:h>
      <text:h text:style-name="P4460" text:outline-level="2">Nouuelle neufiesme.</text:h>
      <text:p text:style-name="P4461"><text:span text:style-name="T4462">L</text:span>A nouuelle de ma dame Neiphile auoit tant pleu aux dames<text:line-break/>quelles ne se pouuoi(e2)t tenir, ny d'en rire ny d'en parler : combi(e2)<text:line-break/>que le roy leur eust imposé plusieursfois silence, &amp; commandé à<text:line-break/>Pamphile qu'il deist la sienne : Mais à la fin quant elles se<text:s/>furent<text:line-break/>teues, Pamphile commenca ainsi. Ie ne pense point mes hon(-)<text:line-break/>nestes dames qu'il y ait chose tant mal aysée &amp; doubteuse soit<text:line-break/>elle, que celuy ou celle qui ayme feruentement n'entrepreigne de faire : laquelle<text:line-break/>chose combien quelle ait esté demonstrée en<text:s/>plusieurs nouuelles : neantmoins<text:line-break/>i'entend la vous faire congnoistre beaucoup plus en vne que ie vous veulx dire :<text:line-break/>ou vous orrez parler d'une dame à laquelle fortune fut plus fauorable que la rai(-)<text:line-break/>son ne fut preueue, &amp; par ainsi ie ne conseilleray à aucune de vous, de prendre la<text:line-break/>hardiesse de suyure la trace de celle dont ie veulx parler : par ce que la fortune ny<text:line-break/><text:soft-page-break/>est pas tousiours disposée : ny tous les hommes du monde aueuglez ou esblouyz<text:line-break/>d'une mesme sorte.</text:p>
      <text:p text:style-name="p">En Argos cité tresancienne d'Achaye &amp;<text:s/>trop plus renommée par le moyen<text:line-break/>de ses predecesseurs roys quelle n'est riche, y eut iadis vng gentil homme nom(-)<text:line-break/>me Nicostrate à qui (lors qu'il estoit desia sur son aage) la fortune donna pour<text:line-break/>femme vne grant dame non moins hardie que belle, nommée Lydie. Cestuy cy<text:line-break/>auoit (comme gentil homme &amp; riche qu'il estoit) grant train de seruiteurs, force<text:line-break/>chiens &amp; oyseaulx, prenant vng tresgrant plaisir à la chasse : &amp; auoit entre ses au(-)<text:line-break/>tres seruiteurs, vng iouuenceau gracieux propre, beau personnaige, &amp; adroit<text:s/>à<text:line-break/>tout ce qu'il vouloit faire, nommé Pirrus : lequel Nicostrate aymoit &amp; se fyoit de<text:line-break/>luy par dessus tous les autres : &amp; d'iceluy mesmes deuint ma dame Lydie si fort<text:line-break/>amoureuse quelle ne pouuoit penser iour ne nuict à autre chose qu'en luy, de la(-)<text:line-break/>quelle<text:s/>amytie ou qu'il ne sen apperceust, ou bi(e2) qu'il ne voulust sen apperceuoir,<text:line-break/>il ne feit iamais semblant se soucier : dont la dame portoit vng gr(a2)t ennuy en son<text:line-break/>entendem(e2)t, &amp; deliberant du tout de le luy faire entendre, elle appella vne sien(-)<text:line-break/>ne femme de chambre nommée Lusque, de laquelle elle se fioit grandement, &amp;<text:line-break/>luy deit. Lusque les biens faitz que tu as receuz de moy te doyuent rendre obeis(-)<text:line-break/>sante &amp; fidelle : &amp; pource garde toy que iamais personne ne saiche ce que ie te<text:line-break/>veulx dire à present : sinon celuy à qui ie te commanderay le dire. C(o2)me tu voys<text:line-break/>(Lusque) ie suis ieune, disposte, &amp; en bon point, riche &amp; abondante de toutes les<text:line-break/>choses que femme peult souhaiter : &amp; pour le faire court, ie ne me puis douloir<text:line-break/>que d'une seulle : assauoir que<text:s/>mon mary est trop vieil au prix de moy : au moyen<text:line-break/>dequoy ie vis peu contente, de ce à quoy les ieunes femmes pr(e2)nent plus de plai(-)<text:line-break/>sir : &amp; toutesfois le desirant comme les autres, i'ay deliberé en moymesmes, il ya<text:line-break/>desia bonne espace de temps de ne vouloir (puis que la fortune m'a si peu esté<text:line-break/>amye que de me donner vieil mary) estre ennemye de moymesmes : par ne<text:line-break/><text:span text:style-name="pb">[Fueil.172]</text:span><text:line-break/>scauoir trouuer moyen à mes plaisirs, &amp; à ma consolation. Et pour les auoir aut(a2)t<text:line-break/>acompliz en cecy c(o2)me ie les ay en toutes autres choses, i'ay conclud en mon en(-)<text:line-break/>tendement de vouloir que nostre Pirrus (comme plus digne de cela que nul au(-)<text:line-break/>tre) supplie les faultes, en iouyssant de son corps. Auquel i'ay tant mis mon a(-)<text:line-break/>mytié, que ie nay iamais bien, sinon quant ie le voy ou que ie pense en luy. Et si<text:line-break/>en peu de temps ie ne me treuue auec luy, ie croy pour certain, que i'en mour(-)<text:line-break/>ray : Et par ainsi si tu aymes ma vie, fays luy entendre mon amytié, par tel moyen<text:line-break/>qui te semblera le meilleur : Et si le prieras de ma part, qu'il luy plaise de venir à<text:line-break/>moy quant tu le iras querir. La femme de chambre deit qu'elle le feroit tresuolen<text:line-break/>tiers, &amp; le plus tost quelle sceut prendre sa c(o2)modité tira Pirrus à part, &amp; luy feit<text:line-break/>l'ambassade de sa maistresse le mieulx qu'elle sceut.<text:s/>Ce que oy(a2)t Pirrus il s'esmer<text:line-break/>ueilla fort, comme celuy qui ne s'estoit iamais apperceu de rien : &amp; doubta incon<text:line-break/>tinent que la dame luy feist dire cecy pour l'esprouuer. Parquoy il respondit<text:line-break/>soudainement &amp; rudement. Lusque ie ne puis croyre que ces parolles viennent<text:line-break/>de madame : &amp; par ainsi regarde ce que tu dys. Et quant bien elles viendroient<text:line-break/>d'elle, ie ne croy point qu'elle te les face dire de bon cueur : &amp; encor qu'elle te les<text:line-break/>feist dire auec intencion de les acomplir, mon seigneur m'a plus faict d'honneur<text:line-break/>que ie ne merite : parquoy ie ne luy feroys pour mourir vng tel oultraige, &amp; par<text:line-break/>ainsi garde toy que tu ne m'en parles plus. Lusque ne s'est(o2)na point pour son ru<text:line-break/>de parler, &amp; luy deit : Pirrus &amp; de cecy &amp; de toute autre chose que madame me<text:line-break/>commandera, ie te parleray autant de foys qu'il luy plaira : quelque plaisir ou en(-)<text:line-break/>nuy que tu en doiues auoir : mais tu es vne beste. Et tout en colere ayant eu la re(-)<text:line-break/>sponce de Pirrus sen retourna à sa maistresse, laquelle l'ayant ouye souhaitta d'e(-)<text:line-break/><text:soft-page-break/>stre<text:s/>morte : Et quelque iours apres elle parla de rechef à sa femme de chambre &amp;<text:line-break/>luy deit, Lusque tu scaiz bien que le chesne ne tumbe pas du premier coup : par(-)<text:line-break/>quoy il me semble que tu doiz retourner vne autrefois à celuy qui en mon preiu<text:line-break/>dice veult deuenir<text:s/>nouuellement loyal, &amp; choisissant la commodité monstre luy<text:line-break/>entierement mon ardeur, &amp; te parforce du tout que la chose sortisse son effect :<text:line-break/>Par ce que si ie le laissoye ainsi, sans y faire autre chose i'en mourroye : &amp; il pen(-)<text:line-break/>seroit qu'on se seroit mocqué de luy, sen ensuyuant (au lieu de son amytié que<text:line-break/>nous cerchons) vne grande hayne. La femme de chambre conforta la dame : &amp;<text:line-break/>ayant cerché Pirrus qu'elle trouua ioyeulx &amp; bien deliberé, luy deit : Pirrus ie te<text:line-break/>remonstray (peu de iours ya) en quel grant feu est ta maistresse &amp; la mienne<text:line-break/>pour l'amytié quelle te porte, &amp; ores de rechef ie t'en refays certain : t'aduisant<text:line-break/>que ou tu vouldras demourer en l'obstination que tu me monstras l'autre iour,<text:line-break/>que pour certain elle viura peu : Parquoy ie te prie qu'il te<text:s/>plaise la consoler de ce<text:line-break/>qu'elle desire, &amp; la ou ce nonobstant tu vouldrois demourer ferme en ton oppi(-)<text:line-break/>niastretté, ie te prometz que au lieu que ie te repputoys vng fort saige ieune h(o2)(-)<text:line-break/>me, ie t'estimeroys vng gr(a2)t lourdault. Quelle gloire te doit ce estre que vne telle<text:line-break/>dame si belle &amp; si gentille t'ayme sur toute autre chose ? Apres cecy, ie te prie dy<text:line-break/>moy, combien tu te doiz congnoistre obligé à Fortune, considerant qu'elle ta<text:line-break/>mis au deuant vne telle chose conuenable aux desirs de ta ieunesse ?<text:s/>&amp; qui plus<text:line-break/>est, vng tel refuge à tes necessitez ? Quel autre ton semblable congnois tu, qui<text:line-break/>pour passer son temps soit mieulx que tu seras si tu es saige ? Quel autre trouueras<text:line-break/>tu qui soit tel en armes, cheuaulx, habillementz &amp; argent comme tu seras ? si<text:s/>tu<text:line-break/><text:span text:style-name="pb">[n.p.]</text:span><text:line-break/>veulx donner ton amour à ceste cy ? Ouure doncques ton entendement à mes<text:line-break/>parolles, &amp; retourné en toy : Souuienne toy que la fortune à acoustume d'aller<text:line-break/>vne fois (sans plus) au deu(a2)t des personnes, le visaige ioyeulx, &amp; le giron ouuert :<text:line-break/>laquelle qui ne la scait alors receuoir, il ne se doit plaindre d'elle s'il se treuue par<text:line-break/>apres paoure &amp; mendiant : mais de soy mesmes. Et oultre tout cecy, il n'est point<text:line-break/>de besoing d'user de telle loyaulté entre les seruiteurs &amp; les seigneurs, qu'ont doit<text:line-break/>vser entre les amys &amp; parentz : ains doiuent les seruiteurs les traicter ainsi (en ce<text:line-break/>qu'ilz peuuent) comme ilz sont traictez d'eulx. Esperes tu que si tu auois belle<text:line-break/>femme, mere, fille, ou seur, qui pleust à nostre maistre, qu'il allast recercher la<text:line-break/>loyaulté que tu luy veulx garder de sa femme ? Tu es bien sot si tu le croys : Asseu(-)<text:line-break/>re toy que si les persuasions &amp; prieres n'y suffisoient, que la force (quoy qu'il en<text:line-break/>deust aduenir) se y employeroit. Traictons doncques eulx, &amp; leurs choses, c(o2)me<text:line-break/>ilz<text:s/>traictent nous &amp; les nostres : Vse du benefice de la fortune, &amp; garde toy bien<text:line-break/>de la chasser, va au deuant d'elle : Et quant elle viendra recoy la : Car pour certain<text:line-break/>si tu ne le faiz (laissons à part la mort que certainement madame en prendra) tu<text:line-break/>t'en repentiras tant de fois, que tu vouldrois estre mort. Pirrus lequel auoit plu(-)<text:line-break/>sieursfois repence aux parolles que Lusque luy auoit dictes, auoit conclud en<text:line-break/>soy mesmes que si elle retournoit plus deuant luy, il luy feroit autre resp(o2)ce, &amp; se<text:line-break/>condesc(e2)droit de c(o2)plaire du tout à la dame, pourueu qu'il peust estre seulement<text:line-break/>asseuré quelle ne le fist pour l'esprouuer, &amp; par ainsi il resp(o2) dit : Voys tu bien Lus<text:line-break/>que, ie congnois que tout ce que tu me dys est veritable : mais aussi ie congnois<text:line-break/>mon seigneur saige &amp; grandement aduise : &amp; pour ce qu'il mect tous ses affaires<text:line-break/>entre mes mains, i'ay peur que madame par son conseil &amp; voulenté, me face ce(-)<text:line-break/>cy pour m'esprouuer : Et par ainsi ou il plaira à madame faire trois choses que ie<text:line-break/>demanderay pour esclarcir ma doubte, pour certain elle ne me comm(a2)dera cho<text:line-break/>se que ie ne face inc(o2)tin(e2)t apres : Et les trois que ie veulx, sont cestes cy : La premie<text:line-break/>re, que en la presence de monsieur elle tue son bon espreuie, La seconde qu'elle<text:line-break/><text:soft-page-break/>m'enuoye vng touppet de sa barbe. Et la troisiesme vne dent de luymesmes &amp;<text:line-break/>des meilleures. Ces choses semblerent à Lusque mal aysees, &amp; encores plus à la<text:line-break/>dame : Toutesfois amour qui est bon persuadeur &amp; pourueu de tous les conseilz,<text:line-break/>(d(o2)t on scauroit auoir besoing) luy feit entreprendre de le faire, &amp; luy enuoya di<text:line-break/>re par Lusque, qu'elle feroit entierement &amp; bien tost ce qu'il auoit demandé : Et<text:line-break/>oultre tout cela puis qu'il estimoit son maistre si saige, quelle prendroit son plai(-)<text:line-break/>sir de luy en la presence de sondict maistre : Et si luy feroit acroyre par expres,<text:line-break/>qu'il ne seroit rien de ce qu'il auroit veu. Pirrus att(e2)dit ce que feroit la gentil fem<text:line-break/>me : Laquelle peu de temps apres ainsi que Nicostrate auoit faict vng iour vng<text:line-break/>grant festin comme il auoit souuent acoustumé à<text:s/>certains gentilz hommes, sor(-)<text:line-break/>tit de sa chambre apres que les tables furent leuees &amp; sen vint en la salle ou lon<text:line-break/>auoit disné vestue d'ung samyz vert &amp; fort bien acoustrée, &amp; sen alla en la pre(-)<text:line-break/>sence de Pirrus &amp; de toute la compaignie à la perche, sur<text:s/>laquelle estoit l'espre(-)<text:line-break/>uier que son mary aymoit tant : Et l'ayant deslie (comme si quasi elle l'ust voulu<text:line-break/>prendre sur le poing) le prit par les iectz : &amp; en frappa contre la muraille, &amp; le<text:line-break/>tua. Ce que voyant Nicostrate, il voulut cryer contre elle luy<text:s/>disant : Ma femme<text:line-break/>que as tu faict ? Elle ne luy respondit rien : mais se tournant vers les gentilz hom(-)<text:line-break/>mes, qui auoient disné auec luy deit, Messieurs à grant peine prendroye ie<text:line-break/><text:span text:style-name="pb">[Fueil.173]</text:span><text:line-break/>ven(-)geance d'un roy qui m'auroit faict desplaisir, si<text:s/>ie n'auoye la hardiesse de la pren(-)<text:line-break/>dre d'ung espreuier : Vous deuez scauoir que cest oyseau m'a longuement priuee<text:line-break/>de tout le temps qui doit estre employé par les hommes au plaisir des femmes :<text:line-break/>par ce que aussi tost que la poincte du iour à acoustumé d'apparoistre, mon ma(-)<text:line-break/>ry s'est tousiours leué &amp; monté à cheual, &amp; auec son espreuier au poing sen est<text:line-break/>allé aux champs pour le veoir voler : &amp; moy telle que vous me voyez, ie suis de(-)<text:line-break/>mourée en mon lict toute seulle &amp; mal contente : au moyen dequoy i'ay<text:s/>eu plu<text:line-break/>sieurs fois volunté de faire ce que ie vi(e2)s presentem(e2)t de faire : &amp; autre occasion<text:line-break/>ne m'en à retenu, sinon que i'ay voulu attendre de le faire en presences d'hom(-)<text:line-break/>mes qui soi(e2)t iustes iuges de ma querelle : comme ie croy que vous serez.<text:s/>Les gen<text:line-break/>tilz hommes qui l'oyoient, croyans que Nicostrate n'eust esté autrement offen(-)<text:line-break/>cé, sinon ainsi que le portoient les parolles de la dame, se prindrent à rire, &amp; se<text:line-break/>tournans vers Nicostrate qui estoit tout courroussé, luy deirent, Vrayement ma(-)<text:line-break/>dame à bien faict de venger son iniure par la mort de l'espreuier. Et estant desia<text:line-break/>la dame retournée en sa chambre, ilz c(o2)uertirent auecques plusieurs parolles te(-)<text:line-break/>nues sur ce propos, le courroux de Nicostrate en grande risée. Lors Pirrus qui a(-)<text:line-break/>uoit<text:s/>veu cecy deit en soy mesmes, Ma dame à d(o2)né bon c(o2)mencem(e2)t à mes heu<text:line-break/>reuses amours : Dieu veille quelle perseuere. Quant la dame eut ainsi tué l'espre(-)<text:line-break/>uier il ne tarda gueres apres que elle estant en sa chambre auec son mary, &amp; se<text:line-break/>iouantz ensemble, luy faisant caresse, elle commenca à se gaudir &amp; raiger auec<text:line-break/>luy : &amp; en ces entrefaictes aduint par fortune qu'il l'empoigna quelque peu par<text:line-break/>le poil, qui seruit à la dame de grant occasion pour d(o2)ner effect à la seconde cho<text:line-break/>se que Pirrus luy auoit<text:s/>dem(a2)dé : car elle le print soudainem(e2)t par vng touppet de<text:line-break/>sa barbe, que elle luy tira si fort en riant, quelle l'arracha entierement de son men<text:line-break/>ton. Dequoy se courroussant Nicostrate, elle luy deit, Ho qu'est ce que tu as ? pour<text:line-break/>quoy faiz tu vng tel<text:s/>visaige ? pour t'auoir tiré seulement paraduenture si petitz<text:line-break/>poilz de la barbe ? tu ne sentois pas maintenant ce que ie sentoye, quant tu m'as<text:line-break/>tiré presentement par les cheueulx : Et continuantz ainsi d'une parolle en autre<text:line-break/>leur passetemps, la dame garda<text:s/>secretement le toupillon de la barbe qu'elle luy<text:line-break/>auoit tiré, &amp; l'enuoya le iour mesmes à son cher amy : Mais quant à la troisiesme<text:line-break/>chose elle entra en plus grant pensement. Toutesfois comme celle qui estoit de<text:line-break/><text:soft-page-break/>grant esprit, &amp; à qui amour le augmentoit tousiours, elle pensa incontinent quel<text:line-break/>moyen elle deuroit tenir pour l'acomplir : qui fut, que ayant Nicostrate deux<text:line-break/>ieunes paiges que leurs peres luy auoient donnez affin qu'ilz apprinssent leur<text:line-break/>court en sa maison, pour ce qu'ilz estoient gentilz hommes, &amp; l'ung desquelz<text:line-break/>(quant Nicostrate estoit à table) tranchoit deuant luy, &amp; l'autre le seruoit à boi(-)<text:line-break/>re, elle les feit appeller tous deux, &amp; leur feit accroyre que la bouche leur sen(-)<text:line-break/>toit mal : si leur commanda que quant ilz seruiroient leur maistre ilz tirassent<text:line-break/>la teste en arriere le plus qui leur seroit possible, toutesfois qu'ilz n'en deissent<text:line-break/>iamais rien à personne : lesquelz la croyans commencerent à faire ce que elle leur<text:line-break/>auoit enseigné : parquoy elle demanda vng iour à son mary, T'es tu iamais ap(-)<text:line-break/>perceu de ce que ces paiges font quant ilz te seruent ? Ouy deit Nicostrate, &amp; le<text:line-break/>leur ay voulu dem(a2)der plusieursfois : A quoy elle respondit : Ne le fay pas, car ie<text:line-break/>te le diray bien sans eulx, &amp; te l'ay celé vng temps pour ne te fascher : mais puis<text:line-break/>que ie m'appercoy maintenant que les autres sen appercoiuent, ie ne le te veulx<text:line-break/><text:span text:style-name="pb">[n.p.]</text:span><text:line-break/>plus celer. Cest qu'il n'aduient d'autre chose sinon que la bouche te put merueil(-)<text:line-break/>leusement, &amp;<text:s/>ne scay quelle en est l'occasion : Car elle ne te souloit point puyr, qui<text:line-break/>estvne villaine chose : Mesmement à toy qui es tousiours parmy les gentilz hom(-)<text:line-break/>mes, ainsi il fauldroit regarder le moyen de la guerir. Lors Nicostrate deit, que<text:line-break/>pourroit ce bien<text:s/>estre ? auroys ie point quelque dent gastée en la bouche ? A qui<text:line-break/>la dame respondit : Ouy paraduenture. Et l'ayant mené à vne fenestre luy feit<text:line-break/>ouurir la bouche : Et regardant d'unepart &amp; d'autre luy deit, Iesus mon amy com<text:line-break/>ment l'as tu peu auoir tant enduré ? Tu en as vne de ce costé, laquelle (à ce qu'il<text:line-break/>me semble) n'est pas seulement gastée &amp; corrumpue, mais aussi est toute pour(-)<text:line-break/>rie : Et si tu la seuffres longuement en la bouche, pour vray elle te gastera toutes<text:line-break/>celles qui sont aupres : Parquoy ie te conseilleroye que tu la feisses tirer hors, au(a2)t<text:line-break/>que la chose allast plus auant. Lors Nicostrate deit, Puis que tu en es d'aduis, il<text:line-break/>me plaist tresbien : qu'on enuoye doncques querir (sans plus y songer) vng bar(-)<text:line-break/>bier qui me la tire. A qui la dame deit, Ia à Dieu ne plaise que vng barbier vien(-)<text:line-break/>ne icy pour celà : Il me semble qu'elle est en sorte que sans aucun barbier ie la ti(-)<text:line-break/>reray parfaictement bien : Et d'autrepart ces arracheurs de dentz sont si bour(-)<text:line-break/>reaulx à faire telz offices, que mon cueur ne scauroit souffrir de te veoir, ou sentir<text:line-break/>en quelque sorte que ce soit entre les mains de piece d'eulx : Parquoy i'ayme<text:line-break/>mieulx le faire moy mesmes : Et de faict ie le feray : Car aumoins s'il te faict trop<text:line-break/>de douleur, ie te laisseray incontinant : ce<text:s/>que le barbier ne feroit pas. Et disant ce<text:line-break/>cy elle se feit apporter les ferremens seruans à tel affaire : Et enuoya tout le mon(-)<text:line-break/>de hors de la chambre, fors Lusque qu'elle retint auecques soy : Puis senfermantz<text:line-break/>dedans elle feit estendre Nicostrate sur vng banc, &amp; luy meit les tenailles en la<text:line-break/>bouche : Et ayant empoigné l'une de ses dentz, il fut si fort tenu par Lusque que<text:line-break/>la dame (ores qu'il cryast tresfort pour la douleur qu'il sentoit) la luy arrachea : La(-)<text:line-break/>quelle elle cacha, &amp; en prit vne autre fort<text:s/>gastée, quelle auoit en sa main. Et la<text:line-break/>monstra au paoure douloureux qui estoit à demy mort, en luy disant : Regarde<text:line-break/>ce que tu as tenu en ta bouche desia si long t(e2)ps à. Et luy le croyant ainsi (c(o2)bien<text:line-break/>qu'il eust souffert vng tresgrant mal, &amp; qu'il sen plaignist grandement) p(e2)sa estre<text:line-break/>guery, puis qu'elle estoit dehors. Et apres estant reconforté d'un costé, &amp; la peine<text:line-break/>allegée d'autre, il sen sortit de la chambre. La dame ayant pris ceste d(e2)t, l'enuoya<text:line-break/>incontinent à son amy : lequel desia certain<text:s/>de son amour, s'offrit d'estre prest &amp;<text:line-break/>appareillé à tout ce qu'il luy plairoit c(o2)m(a2)der. Mais elle desir(a2)t de l'asseurer enco<text:line-break/>res dauantaige, &amp; luy estant aduis que chascune heure en duroit mille, qu'elle n'e(-)<text:line-break/>stoit auec luy, luy voulut tenir ce<text:s/>qu'elle luy auoit promis : &amp; feit semblant d'estre<text:line-break/><text:soft-page-break/>malade. Parquoy est(a2)t visitée vng iour apres disner de son mary, ne voy(a2)t person<text:line-break/>ne auec luy que Pirrus, elle le pria que pour se desennuyer ilz luy aydassent d'al(-)<text:line-break/>ler au iardin : d(o2)t Nicostrare la print d'un costé &amp; Pirrus de l'autre qui la porter(e2)t,<text:line-break/>&amp; la meirent en vng preau au pied d'un beau poyrier : la ou ayans esté assiz quel(-)<text:line-break/>que temps, elle qui desia auoit faict instruire Pirrus de ce qu'il auoit affaire, deit :<text:line-break/>Pirrus i'ay grand desir d'auoir de ces poyres, monte dessus, &amp; en iecte quelcune :<text:line-break/>Ce qu'il feit soudainem(e2)t. Et est(a2)t dessus, c(o2)m(e2)ca à iecter des poyres embas : Et ce<text:line-break/>pend(a2)t qu'il les iectoit, il c(o2)m(e2)ca à dire : He m(o2)sieur qu'est ce que vous faictes ?<text:s/>Et<text:line-break/>vous ma dame, c(o2)ment n'auez vous h(o2)te de le souffrir en ma presence ? p(e2)sez vous<text:line-break/>que ie ne voye goutte ? vous estiez tout à ceste heure si fort malade ? c(o2)ment estes<text:line-break/><text:span text:style-name="pb">[Fueil.174]</text:span><text:line-break/>vous si tost guerie que vous faciez telles choses ? voulans toutesfois lesquelles fai(-)<text:line-break/>re, vous auez tant de belles chambres : pourquoy n'allez vous en quelcune ? &amp; il<text:line-break/>seroit plus honneste que de le faire en ma presence : La dame se retourn(a2)t deuers<text:line-break/>le mary luy deit, Que deit Pirrus ? est il entré en frenaisie ? Deit alors Pirrus, ie ne<text:line-break/>frenasie point non : Ne p(e2)sez vous pas (madame) (q2) ie ne vous voye bi(e2) ? Nicostra<text:line-break/>te s'esmerueilloit fort &amp; deit : Veritablem(e2)t Pirrus ie croy que tu songes : A qui Pir<text:line-break/>rus respondit. Monsieur ie ne songe point,<text:s/>ne vous aussi certes ne songez pas :<text:line-break/>ains vous demenez si bien, que si ce poyrier se demenoit ainsi il ne demeureroit<text:line-break/>poyre dessus, deit adonc la dame : Que peult estre cecy ? Seroit il bi(e2) possible, qu'il<text:line-break/>luy semblast, que nous faisons ce qu'il deit ?<text:s/>Si dieu me garde &amp; i'estoye aussi say(-)<text:line-break/>ne que i'ay esté autresfois ie monteroye dessus, pour veoir quelles merueilles sont<text:line-break/>cestes que cestuy cy deit qu'il veoit : mais tant que Pirrus fut sur le poyrier il di(-)<text:line-break/>soit tousiours &amp; continuoit ce propos. A qui Nicostrate deit : Descendez embas,<text:line-break/>ce qu'il feit : Puis Nicostrate luy deit, Que dys tu que tu voys ? Deit Pirrus : Ie p(e2)se<text:line-break/>que vous me repputez sans ent(e2)dem(e2)t ou pour h(o2)me qui songe : ie vous dy que<text:line-break/>ie vous ay veu couplé auec madame vostre<text:s/>femme : puis qu'il le me fault dire, &amp;<text:line-break/>apres en descendant, ie vous ay veu leuer, &amp; vous mettre la ou vous estes main(-)<text:line-break/>tenant assis. Par ta foy (deit Nicostrate) estois tu en ceste resuerie ? Car nous ne<text:line-break/>sommes point bougez d'icy, depuis que tu montas sur le poyrier, autrement que<text:line-break/>tu voys : A qui Pirrus deit, Pourquoy nous en debattons nous ainsi ? Vrayement<text:line-break/>ie vous ay bien veu, vray est que vous voyant cestoit sur le vostre : Desquelles pa<text:line-break/>rolles Nicostrate s'esmerueilloit tousiours de plus en plus, tant<text:s/>qu'il luy deit : Ie<text:line-break/>veulx veoir si ce poyrier est ench(a2)té, &amp; s'il est vray qu'on voye les merueilles que<text:line-break/>tu dys, quant on est dessus : Et de faict il y monta : mais il n'y fut si tost, que la da(-)<text:line-break/>me &amp; Pirrus commencerent à faire leurs ieux : Ce que voyant Nicostrate il com<text:line-break/>menca à cryer : Meschante femme qu'est ce que tu faiz ? &amp; toy aussi Pirrus de qui<text:line-break/>tant ie me fioye ? Et disant ainsi il commenca à descendre du poyrier : A quoy la<text:line-break/>dame &amp; Pirrus respondirent, nous sommes assiz, &amp; ainsi qu'il descendoit ilz sen<text:line-break/>retournerent asseoir au lieu ou il les auoit laissez : Toutesfois quant il fut descen(-)<text:line-break/>du &amp; qu'il les veit au mesme lieu ou il les auoit laissez il commenca à les iniurier.<text:line-break/>Auquel Pirrus deit, Monsieur ie confesse vrayement à ceste heure que<text:s/>comme<text:line-break/>vous disiez tantost ie voyoie faulsement : ce pendant que i'estoye sur le poyrier,<text:line-break/>&amp; ne le congnois à autre chose, sinon à ce que ie voy &amp; congnois que vous auez<text:line-break/>veu faulsement. Et qu'il soit ainsi ie ne veulx que autre chose vous le face con(-)<text:line-break/>gnoistre sinon d'auoir esgard &amp; penser, que si madame vostre femme (qui est<text:line-break/>treshonneste &amp; plus saige que nulle autre) vous vouloit faire oultrage en tel cas,<text:line-break/>que ce ne seroit deuant voz yeulx : quant est de moy ie n'en vueil rien dire : bien<text:line-break/><text:soft-page-break/>vous asseureray ie, que ie me laisseroye plustost tirer à quatre cheuaulx que de le<text:line-break/>penser seulement, tant sen fault que ie le voulsisse faire en vostre presence : Par(-)<text:line-break/>quoy il vous fault croyre pour certain que la faulte de ceste faulse apparence doit<text:line-break/>proceder du poyrier, par ce que tout le monde ne m'eust pas faict descroyre que<text:line-break/>vous ne fussiez icy couché auec madame, si ie ne vous eusse ouy dire qu'il vous<text:line-break/>à semblé, que ie feisse ce que ie scay certainement que ie n'ay iamais faict, seu(-)<text:line-break/>lement, mais ne aussi pense.<text:s/>La dame d'autrepart se mettant presque en cole(-)<text:line-break/>re se leua debout, &amp; commenca à dire, Ho que loué soit Dieu, de ce que tu m'as<text:line-break/><text:span text:style-name="pb">[n.p.]</text:span><text:line-break/>estimée si sotte que de croyre que si i'eusse voulu p(e2)ser à telles meschancetez que<text:line-break/>tu dys que tu voyois, que<text:s/>ie vinsse à les faire deuant tes yeulx : Soys asseuré que à<text:line-break/>toutes les fois qu'il m'en prendroit volunté ie ne vouldroye que ce fust icy : ains,<text:line-break/>me feroye bien forte de scauoir estre en l'une de noz chambres si secretement<text:line-break/>qu'il me sembleroit gr(a2)t chose<text:s/>si tu en scauois iamais rien. Nicostrate qui croyoit<text:line-break/>veritablement (comme disoient l'ung &amp; l'autre) qu'ilz ne se fussent iamais con(-)<text:line-break/>duictz deuant luy à tel acte, ne voulut plus parler de cela : &amp; commenca à deui(-)<text:line-break/>ser de la nouueaulté du cas &amp; du miracle de la veue, qui se changeoit ainsi quant<text:line-break/>on montoit dessus : mais la dame qui faignoit d'estre courroussée de l'opinion<text:line-break/>que Nicostrate monstroit auoir d'elle deit, Veritablement ce poyrier ne fera plus<text:line-break/>de telles hontes (si ie puis) ne à moy ne à autre<text:s/>femme, &amp; par ainsi Pirrus cours<text:line-break/>ten querir vne coignée, &amp; en le couppant venge en vng instant toy &amp; moy : c(o2)(-)<text:line-break/>bien qu'il seroit beaucoup mieulx employé d'en donner sur la teste de Nicostra(-)<text:line-break/>te, qui sans aucune consideration s'est si tost laissé esbloyr les yeulx de l'entende(-)<text:line-break/>ment : car ores qu'il semblast à ceulx que tu as en la teste que ce que tu diz fust<text:line-break/>vray, si ne deuois tu pour chose du monde au iugement de ton entendement<text:line-break/>comprendre ou consentir qu'il fust ainsi. Pirrus alla promptement querir vne<text:line-break/>coignée &amp; couppa le poyrier, lequel aussi tost que la dame le veit t(u2)ber elle deit,<text:line-break/>en se tournant vers Nicostrate. Puis que ie voy par terre l'ennemy de mon hon(-)<text:line-break/>nesteté mon corroux est passé, &amp; pardonna benignement à Nicostrate qui l'en<text:line-break/>prioit bien fort, luy commandant qu'il ne luy aduint iamais plus de presumer de<text:line-break/>celle qui l'aymoit plus que soy mesmes vne semblable chose. Ainsi le miserable<text:line-break/>mary trompé &amp; mocqué sen retourna auec sa femme, &amp; Pirrus en son palais, au<text:line-break/>quel plusieursfois depuis<text:s/>Pirrus &amp; la dame prindrent ensemble plaisir &amp; delecta<text:line-break/>tion, auec beaucoup plus de commodité qu'ilz neurent soubz le poyrier, Dieu<text:line-break/>nous doint telle fortune.</text:p>
      <text:h text:style-name="Titre2" text:outline-level="2">(hedera) DEVX SENOIS AYMOIENT VNE FEM(-)<text:line-break/><text:span text:style-name="T4463">me qui estoit c(o2)mere de l'ung d'eulx, le c(o2)pere mour</text:span><text:span text:style-name="T4464">ut &amp; reuint depuis en esperit à</text:span><text:span text:style-name="T4465"><text:line-break/></text:span><text:span text:style-name="T4466">son compaignon suyuant la promesse qu'il luy auoit faicte, &amp; luy compta ce qu'on</text:span><text:span text:style-name="T4467"><text:line-break/></text:span><text:span text:style-name="T4468">faict par dela.</text:span></text:h>
      <text:h text:style-name="P4469" text:outline-level="2">Nouuelle dixiesme.</text:h>
      <text:p text:style-name="P4470"><text:span text:style-name="T4471">I</text:span>L ne restoit plus sinon au roy de deuoir compter sa nouuelle, lequel<text:line-break/>apres qu'il veit les dames rapaisées de la plaincte quelles faisoient du<text:line-break/>poyrier couppé, qui n'en pouuoit mais, commenca ainsi. Il est chose<text:line-break/>plus que manifeste (mes dames) que tout roy qui est iuste, doit ob(-)<text:line-break/>seruer premier que nul autre, les loix que luy mesmes à faictes : &amp; s'il faict autre(-)<text:line-break/>ment on le doit iuger serf, digne de punicion, &amp; non roy. En laquelle faulte &amp; re<text:line-break/>preh(e2)sion moy qui suis vostre roy, seray presque c(o2)trainct de tumber : car ie d(o2)(-)<text:line-break/>nay hier la loy sur nostre forme de deuiser, auec intencion de ne vouloir pour ce<text:line-break/><text:soft-page-break/>iourdhuy vser de m(o2) priuileige : ains estans subiect c(o2)me vous autres à ceste mes(-)<text:line-break/>me loy, vouloye parler de ce que vous tous auez parlé : mais on na pas seulement<text:line-break/>dit ce que i'auoye ymaginé de compter : ains à lon recité sur celle matiere tant<text:line-break/>d'autres belles choses, &amp; si bien dictées, que ie ne sauroye inuenter (quelque<text:line-break/><text:span text:style-name="pb">[Fueil.175]</text:span><text:line-break/>re(-)cerché que ie face en mon entendement) chose venant à propos, qui se puisse pa<text:line-break/>ragonner à celles qu'on à desia dites : &amp; par ainsi puis qu'il fault que ie peche en<text:line-break/>la loy que moy mesmes ay faicte, ie me submectz comme digne de punicion à<text:line-break/>toute amende qui me sera commandée. Et retournant à mon priuileige acoustu<text:line-break/>mé, ie dy que la nouuelle que ma dame Elisse à comptée du compere &amp; de la<text:line-break/>commere, &amp; d'autrepart la grande sottise des Senois ont tant de force, mes che(-)<text:line-break/>res dames que (ne parlant plus des bons tours que les femmes saiges font aux ma<text:line-break/>riz qui sont sotz) elles me c(o2)traignent à vous c(o2)pter vne petite nouuelle deulx :<text:line-break/>laquelle (combien qu'il y<text:s/>ait beaucoup en elle de ce qu'on ne doit point croyre)<text:line-break/>si sera elle neantmoins en partie plaisante à ouyr.</text:p>
      <text:p text:style-name="p">Il y a eu autresfois (mes dames) deux ieunes bourgeois à Siene, l'ung nommé<text:line-break/>Tingusse Myny, &amp; l'autre Meucio de Ture, qui se tenoient à la porte Salaye, les(-)<text:line-break/>quelz (à ce qu'il sembloit) s'entre aymoient fort, &amp; frequentoient ordinairement<text:line-break/>l'ung auecques l'autre : Et allantz comme les hommes font aux esglises &amp; aux pre<text:line-break/>dications, ilz auoient ouy prescher plusieursfois de la beatitudine &amp; de la misere<text:line-break/>qui estoit donnée en l'autre monde, selon les merites, aux ames de ceulx qui mou<text:line-break/>roient : desquelles choses eulx desirans scauoir nouuelles certaines, &amp; ne saichans<text:line-break/>trouuer meilleur moyen, ilz promir(e2)t l'ung à lautre auecques grant serment, que<text:line-break/>le premier d'eulx qui mourroit retourneroit s'il pouuoit vers celuy qui seroit de(-)<text:line-break/>mouré en vie, &amp; luy diroit des nouuelles de ce qu'il desiroit. S'estans doncques<text:line-break/>faict ceste promesse, &amp; frequentans continuellement ensemble (comme dict est)<text:line-break/>aduint que Tingusse<text:s/>fut compere d'un nommé Ambrois Anselmin, qui demeu<text:line-break/>roit en Camporegi : lequel auoit eu vng filz de sa femme nommée dame Mitte,<text:line-break/>&amp; visitant quelque fois Tingusse auec Meucio son compaignon, la commere qui<text:line-break/>estoit vne belle &amp; desirable femme, luy compere deuint (nonobstant le compe(-)<text:line-break/>rage) amoureux d'elle : comme aussi feit Meucio, à qui elle plaisoit grandement,<text:line-break/>l'oyant fort louer par Tingusse, se donnantz garde toutesfois l'ung de l'autre de<text:line-break/>ceste amytié : mais n(o2) pour vne mesme occasion : car Tingusse ne se gardoit d'en<text:line-break/>dire rien à Meucio sinon pour la meschanceté qu'il cuydoit faire d'aymer sa com<text:line-break/>mere, &amp; en eust eu grant honte si quelcun l'eust sceu : mais Meucio ne le faisoit<text:line-break/>pour cecy, ains pour ce qu'il s'estoit desia apperceu, que Tingusse l'aymoit, dont<text:line-break/>il pensoit en soy mesmes. Si ie luy descouure cecy il prendra ialousie de moy, &amp;<text:line-break/>ay(a2)t la commodité de parler à elle toutes les fois qu'il vouldra comme compere,<text:line-break/>il me mettra tant qu'il pourra en sa malle grace : parquoy ie n'auray iamais d'el(-)<text:line-break/>le chose qui me plaise. Et aymantz ainsi ces deux ieunes hommes comme dict<text:line-break/>est, aduint que Tingusse lequel auoit plus de moyen que son compaignon de<text:line-break/>pouuoir descouurir son affection à la femme, sceut tant faire &amp; tant dire, qu'il<text:line-break/>eut son plaisir d'elle, dont Meucio s'apperceut bien : Et combien qu'il en fust<text:line-break/>fort fasché, toutesfois esperant venir, quelque fois affin, de ce qu'il desiroit,<text:line-break/>il faisoit semblant de ne sen aperceuoir point, affin que Tingusse n'eust ma(-)<text:line-break/>tiere ne occasion de luy rompre ou empescher son entreprinse. Et aymans<text:line-break/>ainsi les deux compaignons l'ung plus heureusement que l'autre, aduint que<text:line-break/>Tingusse trouuant le terrouer bon &amp; doulx en la mestairie de la commere, il<text:line-break/>y bescha &amp; lauboura tant qu'il en print vne maladie, laquelle le meit si<text:s/>bas en<text:line-break/>peu de iours qu'il en mourut. Et trois iours apres qu'il fut trespassé, par ce que<text:line-break/><text:soft-page-break/><text:span text:style-name="pb">[n.p.]</text:span><text:line-break/>paraduenture il n'auoit peu plus tost) sen vint vne nuict en la chambre de Meu(-)<text:line-break/>cio, suyuant la promesse qu'il luy auoit faicte : qu'il trouua dormant<text:s/>tresfort, &amp;<text:line-break/>l'appella. Quant Meucio fut esueillé, il deit, Qui es tu ? A qui il respondit : Ie suis<text:line-break/>Tingusse : lequel suyu(a2)t la promesse que ie t'ay faicte suis retourné vers toy pour<text:line-break/>te dire des nouuelles de l'autre monde. Meucio s'estonna quant il le<text:s/>veit : mais à<text:line-break/>la fin s'estant reasseuré il luy deit : Mon frere mon amy tu sois le bien venu, &amp; a(-)<text:line-break/>pres il luy demanda s'il estoit perdu : A qui Tingusse respondit, Perdues sont les<text:line-break/>choses qui ne se retreuuent : Et comment seroys ie en ce lieu si i'estoye perdu ? He<text:line-break/>deit Meucio ie ne dy pas ainsi : mais ie te demande si tu es parmy les ames dam(-)<text:line-break/>nees au feu penible d'enfer ? A qui tingusse respondit, Non pas cecy : mais ie suis<text:line-break/>bien pour les pechez que i'ay faictz en tresgrandes peines &amp; fort douloureuses :<text:line-break/>Alors Meucio luy demanda particulierement quelles peines lon donne par dela<text:line-break/>pour chascun peché qu'on commect par deca. Et Tingusse les luy deit toutes :<text:line-break/>Puis Meucio luy demanda s'il vouloit qu'il feist quelque chose par deca pour luy :<text:line-break/>A qui Tingusse<text:s/>resp(o2)dit que ouy. Assauoir qu'il feist dire pour luy des messes &amp;<text:line-break/>des oraisons &amp; faire des aulmosnes : par ce que telles choses aydoi(e2)t beaucoup à<text:line-break/>ceulx qui sont par dela : A qui Meucio promit de le faire voulentiers. Et ainsi que<text:line-break/>Tingusse sen partoit d'auec luy Meucio se va souuenir de la commere : &amp; ayant<text:line-break/>vng peu leué la teste de dessus le cheuet luy deit. Il me souuient bien encores Tin<text:line-break/>gusse, de la commere auec qui tu couchois quant tu estois deca, Ie te prie dy moy<text:line-break/>quelle peine t'en est donnée par dela : A qui Tingusse respondit, Frere mon amy<text:line-break/>incontin(e2)t que ie fuz arriué par deca, il y en eut vng qui sembloit qu'il sceust tous<text:line-break/>mes pechez par cueur, lequel me commanda que ie m'en allasse en vng lieu au(-)<text:line-break/>quel ie pleuray en tresgr(a2)des peines mes faultes : &amp; la ie trouuay plusieurs c(o2)pai(-)<text:line-break/>gnons condamnez à la mesme peine que i'estoye : &amp; estant ainsi parmy eulx &amp;<text:line-break/>me souuen(a2)t de ce que i'ay autresfois faict auec ma c(o2)mere, &amp; att(e2)dant par cela<text:line-break/>trop plus grande peine que celle qui<text:s/>m'auoit esté donnée (combien que ie feus(-)<text:line-break/>se en vng grant feu &amp; fort chault) ie tremblois toutesfois tout de peur : ce que<text:line-break/>congnoissant vng qui estoit aupres de moy me deit, que as tu plus que les autres<text:line-break/>qui sont icy que tu trembles ainsi estant au feu ?<text:s/>o dy ie mon amy i'ay grant peur<text:line-break/>du iugement que i'atendz pour vng grant peché que i'ay faict autresfois : cestuy<text:line-break/>la me demanda alors quel peché cestoit : à qui ie dey, le peché fut tel que ie cou(-)<text:line-break/>choye auec vne mienne commere : &amp; y ay tant couché que ie y laissay la peau.<text:line-break/>&amp; luy alors se mocquant de cecy me deit. Va sot que tu es, n'ayes point de peur :<text:line-break/>on ne tient point compte par deca en facon que ce soit, de ce qu'on faict auec<text:line-break/>les commeres : dont ie fuz tout asseuré. Et cecy deit s'approchant le iour<text:s/>Tingus(-)<text:line-break/>se deit à son c(o2)paignon Meucio. A dieu ie ne puis plus demourer auec toy, &amp; sou<text:line-break/>dainement sen alla : Meucion ayant ouy qu'on ne tenoit compte par dela de ce<text:line-break/>qu'on faict par deca auec les commeres, commenca à se mocquer de sa sottise,<text:line-break/>pource qu'il en auoit espargné plusieurs par le passé. Parquoy ayant laissé son<text:line-break/>ignorance en cela, il deuint doresnauant saige : Lesquelles choses si frere Robert<text:line-break/>eust sceues il ne luy eust point esté besoing d'aller syllogisant, quant il conuertit<text:line-break/>sa bonne commere à faire ses plaisirs.</text:p>
      <text:p text:style-name="p"><text:span text:style-name="pb">[Fueil.176]</text:span><text:line-break/>Zephirus estoit desia leué à cause du soleil qui s'approchoit du couch(a2)t, quand<text:line-break/>le roy ayant acheué sa nouuelle, &amp; ne demourant plus à dire autre chose, osta la<text:line-break/>couronne de dessus sa teste, &amp; la meit sur celle<text:s/>de ma dame Laurette, en disant :<text:line-break/>Ma dame ie vous couronne de vous mesmes royne de nostre compaignie : Vous<text:line-break/>commanderez desormais c(o2)me dame &amp; maistresse, ce (q2) vous penserez qui sera<text:line-break/><text:soft-page-break/>le plaisir &amp; la consolation de tous, puis se reasseit : Parquoy madame Laurette de(-)<text:line-break/>uenue royne, feit appeller le maistre d'hostel : auquel elle comm(a2)da qu'on meist<text:line-break/>les tables en la plaisante vallée vng peu de meilleure heure qu'on n'auoit acoustu<text:line-break/>mé, affin qu'on sen peust retourner tout alaise au palais : Et apres luy<text:s/>ord(o2)na tou<text:line-break/>tes les autres choses qu'il auoit à faire ce pendant que son gouuernem(e2)t dureroit.<text:line-break/>De lá se retournant vers la compaignie elle deit. Dioneo voulut hier que nostre<text:line-break/>deuis d'auiourdhuy fust des tr(o2)peries que les femmes font aux mariz. Et<text:s/>n'estoit<text:line-break/>que ie ne veulx point qu'on pense que ie soye de race de petit chien qui se veult<text:line-break/>incontinent venger, ie commanderoye que nous parlissions demain des trompe<text:line-break/>ries que les hommes font à leurs femmes. Mais laissant à parler de cecy ie veulx<text:line-break/>que chascun pense de compter de ces tromperies que font tous les iours, ou la<text:line-break/>femme à l'homme ou l'homme à la femme, ou vng homme à l'autre : Et ie pense<text:line-break/>qu'il ny aura moins de plaisir à deuiser de cecy, qu'il ya eu à ce que nous auons<text:line-break/>auiourdhuy deit : Puis quant<text:s/>elle eut ainsi parlé, elle se leua &amp; donna congé à la<text:line-break/>compaignie iusques à l'heure de soupper. Les dames &amp; les hommes pareillem(e2)t<text:line-break/>se leuerent, desquelz aucuns tous deschaux commencerent à aller par leau clai(-)<text:line-break/>re, &amp; les autres sen alloient à l'esbat, se promenantz sur lerbe verte, soubz ces ar(-)<text:line-break/>bres beaulx &amp; droictz. Dioneo &amp; Fiammette chanterent grant piece ensemble<text:line-break/>de Arcite &amp; de Palemon, Et prenans ainsi plusieurs &amp; diuers passe temps, ilz<text:line-break/>passerent tous le temps en tresgrant plaisir iusques à l'heure de soupper, laquelle<text:line-break/>venue &amp; s'estans mis à table au long du petit lac ilz soupperent l(a2) à leur bel ayse<text:line-break/>au chant de mille oyseaulx, reffreschiz d'un petit vent doulx &amp; gracieulx, qui ve(-)<text:line-break/>noit des montaignes d'alentour, &amp; sans mousches. Puis quant<text:s/>les tables furent le<text:line-break/>uees &amp; qu'on eut faict quelque tour par la vallée, estant encor le soleil hault, ilz re<text:line-break/>prindrent sur la vesprée (c(o2)me il pleut à leur royne) leur chemin au petit pas, &amp;<text:line-break/>en causant &amp; deuisant de mille choses tant de celles qu'on auoit deit ce iour lá, c(o2)<text:line-break/>me dautres, ilz arriuer(e2)t au beau palais, qu'il estoit presques nuict, la ou auecques<text:line-break/>du vin treffroit, &amp; quelzques confitures ilz chasserent la petite peine du peu de<text:line-break/>chemin qu'ilz auoient faict : &amp; remenerent en train autour<text:s/>de la belle fontaine<text:line-break/>la dancerie, en disant maintenant au son de la cornemuse de Tindare, &amp; tantost<text:line-break/>au son dautres instrumens : mais à la fin la royne commanda à madame Philo(-)<text:line-break/>mene quelle deist vne chancon laquelle commenca ainsi.</text:p>
      <text:p text:style-name="l"><text:span text:style-name="pb">[n.p.]</text:span><text:line-break/>Las dolente ma vie :</text:p>
      <text:p text:style-name="l">Pourray ie pas quelque foiz retourner</text:p>
      <text:p text:style-name="l">Au lieu dont i'eu facheuse departie ?</text:p>
      <text:p text:style-name="l"/>
      <text:p text:style-name="l">Ie n'en scay rien : tant m'ard à tous propos</text:p>
      <text:p text:style-name="l">Le desir que ie porte</text:p>
      <text:p text:style-name="l">De me reuoir au lieu ou ie me vey.</text:p>
      <text:p text:style-name="l">O mon seul bien, helas mon seul repos</text:p>
      <text:p text:style-name="l">Qui m'estrains de tel sorte,</text:p>
      <text:p text:style-name="l">Las dy le moy : car l'entendre d'autruy</text:p>
      <text:p text:style-name="l">N'ose &amp; ne scay de qui.</text:p>
      <text:p text:style-name="l">Las mon seigneur fay le moy esperer,</text:p>
      <text:p text:style-name="l">Pour conforte l'ame toute eslourdie.</text:p>
      <text:p text:style-name="l"/>
      <text:p text:style-name="l">Dire ne puis quel fut le grant plaisir</text:p>
      <text:p text:style-name="l">Qui m'a si enflammée</text:p>
      <text:p text:style-name="l">Que iour ne nuict ne me treuue en seur lieu :</text:p>
      <text:soft-page-break/>
      <text:p text:style-name="l">Pour ce<text:s/>que l'ouyr, le veoir, &amp; le sentir,</text:p>
      <text:p text:style-name="l">Sans forme acoustumée,</text:p>
      <text:p text:style-name="l">Chascun par soy alument nouueau feu :</text:p>
      <text:p text:style-name="l">Ou ie cuis peu à peu.</text:p>
      <text:p text:style-name="l">Toy seul me peulx (non autre) conforter :</text:p>
      <text:p text:style-name="l">Et renforcer ma vertu estourdie.</text:p>
      <text:p text:style-name="l"/>
      <text:p text:style-name="l">Helas dy moy s'il me doit aduenir</text:p>
      <text:p text:style-name="l">Que iamais ie te treuue,</text:p>
      <text:p text:style-name="l">Ou<text:s/>ie baisay les yeulx qui m'ont faict morte.</text:p>
      <text:p text:style-name="l">Dy le moy, dy, mon bien, mon souuenir,</text:p>
      <text:p text:style-name="l">Quant viendras à l'espreuue :</text:p>
      <text:p text:style-name="l">Fay que ton dire vng peu me reconforte.</text:p>
      <text:p text:style-name="l">Soit la demeure courte</text:p>
      <text:p text:style-name="l">Iusqu'au venir, &amp; longue au seiourner :</text:p>
      <text:p text:style-name="l">Car tout m'est vng tant m'á l'amour rauie.</text:p>
      <text:p text:style-name="l"/>
      <text:p text:style-name="l">Et si iamais aduient que te retienne,</text:p>
      <text:p text:style-name="l">Si sotte ne seray</text:p>
      <text:p text:style-name="l">Comme fu lors que te laissay partir :</text:p>
      <text:p text:style-name="l">Ains te tiendray bien fort, quoy qu'il aduienne :</text:p>
      <text:p text:style-name="l">Et ta bouche feray</text:p>
      <text:p text:style-name="l">Me contenter en l'amoureux desir :</text:p>
      <text:p text:style-name="l">Rien ne diz du gesir.</text:p>
      <text:p text:style-name="l">Vien doncques tost, vien à moy<text:s/>m'embrasser :</text:p>
      <text:p text:style-name="l">Tel seul penser à chanter me conuie.</text:p>
      <text:p text:style-name="p"/>
      <text:p text:style-name="p"><text:span text:style-name="pb">[177]</text:span><text:line-break/>Ceste chanson feit penser à toute la compaignie que quelque nouuelle &amp;<text:line-break/>plaisante amytie contraignist ma dame Philomene à parler ainsi. Et pour ce que<text:line-break/>par le discours d'icelle il sembloit bi(e2) quelle en auoit senty plus au(a2)t que la veue<text:line-break/>elle en fut reputée pl(us) eureuse : mais si y en eut il qui luy en porter(e2)t enuie. Apres<text:line-break/>doncques que la chanson fut acheuée, la Royne se souuenant qu'il estoit le len(-)<text:line-break/>demain v(e2)dredi deit à toutes<text:s/>gracieusem(e2)t : Vous scauez (nobles dames &amp; vous<text:line-break/>seigneurs) qu'il est demain le iour consacré à la passi(o2) de nostre seigneur (lequel<text:line-break/>si bi(e2) il vous en souuient) nous celebrasmes deuotem(e2)t estant Royne ma dame(-)<text:line-break/>Neiphile, &amp; cessasmes tous plaisans deuis, &amp; si feismes le semblable le samedi en<text:line-break/>suiu(a2)t : Parquoy voulant suiure le bon exemple qui ma esté donné par elle, il me<text:line-break/>semble que ce sera bi(e2) faict que nous nous abstenions demain, &amp; lautre iour d'a(-)<text:line-break/>pres de plus racompter noz plaisantes nouuelles comme nous feismes ces iours<text:line-break/>passez, reduisans à nostre memoire ce qui fut faict à telles iournées pour le salut<text:line-break/>de noz ames. Si pleut à toute la compaignie le deuot parler de leur Royne. Pre(-)<text:line-break/>nans congié de laquelle il sen allerent tous reposer estant desia passée vne bonne<text:line-break/>partie de la nuict.</text:p>
      <text:soft-page-break/>
      <text:h text:style-name="Titre1" text:outline-level="1">(hedera) LA HVITIESME IOVRNEE DV DECA(-)<text:line-break/><text:span text:style-name="T4472">meron : En laquelle on deuise soubz le gouuernement de ma dame Laurette, des</text:span><text:span text:style-name="T4473"><text:line-break/></text:span><text:span text:style-name="T4474">tromperies qui se font chascun iour de femme à homme, ou d'homme à femme, ou</text:span><text:span text:style-name="T4475"><text:line-break/></text:span><text:span text:style-name="T4476">bien d'</text:span><text:span text:style-name="T4477">homme à aultre.</text:span></text:h>
      <text:p text:style-name="P4478"><text:span text:style-name="T4479">L</text:span>ES rays du soleil c(o2)mencoient desia à aparoistre sur la sci(-)<text:line-break/>me des plus haultes montaignes, tellement quon pouuoit<text:line-break/>clairement congnoistre toute chose : quant la Royne &amp; sa<text:line-break/>compaignie se leuerent le dimenche matin &amp; sen allerent<text:line-break/>promener premierement quelque peu de temps sur la Ro<text:line-break/>sée, &amp; apres cela ouyr la messe sur les sept ou huit heures,<text:line-break/>en vne petite eglise qui estoit la aupres. Puis quant ilz fu(-)<text:line-break/>rent retournez au logis, &amp; eurent disné plaisamm(e2)t, ilz se<text:line-break/>meirent à chanter &amp; à<text:s/>dancer, &amp; puis apres chascun qui voulut reposer y alla,<text:line-break/>luy en donnant la Royne congé. Mais quant midy fut passe, sestantz tous assiz<text:line-break/>comme il pleut à icelle dame au pres de la belle fontaine, pour c(o2)tinuer leur passe<text:line-break/>temps acoustumé, ma dame Neiphile<text:s/>commenca par son commandement à<text:line-break/>dire ainsi.</text:p>
      <text:p text:style-name="p"><text:span text:style-name="pb">[n.p.]</text:span><text:line-break/>&lt;ATTimage&gt;</text:p>
      <text:h text:style-name="Titre2" text:outline-level="2">(hedera) Gulfart feit marche auec la fem<text:line-break/>ME DE GASPARIN DE COVCHER A(-)<text:line-break/><text:span text:style-name="T4480">uec elle moyennant une somme d'argent quelle uoulut toucher premierement : la(-)</text:span><text:span text:style-name="T4481"><text:line-break/></text:span><text:span text:style-name="T4482">quelle il empruncta de son mary<text:s/></text:span><text:span text:style-name="T4483">mesmes, &amp; la bailla depuis à la femme, comme s'il</text:span><text:span text:style-name="T4484"><text:line-break/></text:span><text:span text:style-name="T4485">rendoit ce que luy auoit presté le mary : Auquel apres son retour de Gennes il deit</text:span><text:span text:style-name="T4486"><text:line-break/></text:span><text:span text:style-name="T4487">en la presence de ladicte femme comme il luy auoit rendu icelle somme pour la bail</text:span><text:span text:style-name="T4488"><text:line-break/></text:span><text:span text:style-name="T4489">ler à son mary, ce qu'elle confessa est</text:span><text:span text:style-name="T4490">re uray.</text:span></text:h>
      <text:h text:style-name="Titre2" text:outline-level="2"><text:span text:style-name="T4491">Nouuelle premiere.</text:span></text:h>
      <text:p text:style-name="P4492"><text:span text:style-name="T4493">P</text:span>Vis qu'il à pleu à Dieu mes (amoureuses dames) que ie<text:line-break/>donne commencement à ceste iournée par vne mien(-)<text:line-break/>ne nouuelle, i'en suis tres c(o2)tente : Et par ainsi ay(a2)tz beau<text:line-break/>cop parlé des tromperies que les femmes ont faict aux<text:line-break/>hommes, ie vous en veulx c(o2)pter vne que vng h(o2)me<text:line-break/>feit à vne femme : (non pas que ie le veille blasmer par<text:line-break/>icelle de ce qu'il feit : ou dire que la tromperie ne fust<text:line-break/>bi(e2) employée à la femme : ains ie vous la conteray pour<text:line-break/>louer l'homme &amp; blasmer la<text:s/>femme, &amp; aussi pour mon<text:line-break/>strer que les hommes scauent aussi bien tromper ceulx qui les croyent com(-)<text:line-break/>me ilz sont trompez de ceulx ou celles qu'ilz croyent : Combien que à parler<text:line-break/>plus proprement, on ne deura appeller tromperie ce que il veulx dire : Mais cho<text:line-break/>se bien meritée, parce que la femme doit estre honneste &amp; garder son honneur<text:line-break/>comme sa propre vie, ny ne se doit condescendre de le contaminer pour quel(-)<text:line-break/>que occasi(o2) que ce soit : Et si toutesfois pour cause de nostre fragilite cecyne nous<text:line-break/>peult tousiours aduenir comme il en seroit besoing. Ie suis d'opinion, que<text:line-break/><text:soft-page-break/><text:span text:style-name="pb">[Fueil.178]</text:span><text:line-break/>cel(-)le qui s'abandonne pour argent doibt estre bruslée, la ou celle qui se laisse quel(-)<text:line-break/>que fois aller par amour (congnoissant ses forces estre tresgrandes) merite d'a(-)<text:line-break/>uoir pardon, de iuge qui ne sera trop rigoreux : comme nous monstra nagueres<text:line-break/>Philostrate en comptant ce qui aduint à ma dame Phelippe de Prato.</text:p>
      <text:p text:style-name="p">Et deuez entendre qu'il y eut à Milan vng souldart Alemant n(o2)mé Gulfart,<text:line-break/>homme de bien de sa personne, &amp;<text:s/>fort loyal à ceulx qu'il seruoit, ce qui aduient<text:line-break/>peu souuent des Alemans. Et pource qu'il rendoit vouluntiers ce qu'on luy pre(-)<text:line-break/>stoit, il auoit si bon credit, qu'il eust trouué plusieurs march(a2)s, qui a peu de prouf(-)<text:line-break/>fit luy eussent presté aut(a2)t<text:s/>d'arg(e2)t qu'il en eust voulu empr(u2)cter. Cestuy cy donc<text:line-break/>ques demourant audict Milan, meit son amour en vne fort belle femme, n(o2)mée<text:line-break/>ma dame Ambroyse, femme d'ung riche marchant, qui se n(o2)moit Gasparin Sa(-)<text:line-break/>gastrace, lequel auoit grande congnoissance à luy &amp; laymoit fort. Et aymant ce(-)<text:line-break/>ste femme fort discrettem(e2)t sans que le mary ne autre sen apperceust, il enuoya<text:line-break/>parler vng iour à elle : la priant de luy vouloir accorder son amytie : &amp; qu'il estoit<text:line-break/>prest de faire tout ce quelle luy commanderoit. La dame apres plusieurs parolles,<text:line-break/>c(o2)clud quelle estoit preste d'ac(o2)plir ce qu'il plairoit à Gulfart, pourueu que deux<text:line-break/>choses sen ensuyuissent. L'une qu'il ne le diroit iamais à personne. Et lautre d'au(-)<text:line-break/>tant qu'il estoit riche &amp; quelle auoit besoing de deux cens escuz pour quelque<text:line-break/>sien affaire, qu'il les luy donneroit : &amp; apres elle seroit tousiours à son commande(-)<text:line-break/>ment. Gulfart entendant lauarice de ceste cy qu'il croyoit estre honneste femme,<text:line-break/>fut si marry de sa villennie, qu'il changea quasi<text:s/>lamour feruente qu'il luy portoit<text:line-break/>en gr(a2)de hayne, &amp; delibera de la tromper : &amp; de faict, il luy enuoya dire, qu'il se(-)<text:line-break/>roit tresvoulentiers cela, &amp; plus grande chose s'il pouuoit pour elle. Et à ceste cau<text:line-break/>se quelle luy feist scauoir seulement quant il luy plaisoit qu'il l'allast veoir, &amp; qu'il<text:line-break/>ne fauldroit de les luy porter : dont iamais personne ne scauroit rien, sinon vng<text:line-break/>sien compaignon, de qui il se fyoit gr(a2)dement : &amp; lequel alloit tousiours en sa c(o2)(-)<text:line-break/>paignie, en toutes les choses qu'il faisoit. Lafectée dame, oyant cecy en fut con(-)<text:line-break/>tente : &amp; luy enuoya dire que Gasparin son mary sen deuoit bien tost aller pour<text:line-break/>aucuns ses affaires à Gennes. Le partement duquel elle luy feroit scauoir &amp; l'en(-)<text:line-break/>uoyroit querir. Ce pendant voyant Gulfart son heure, il sen alla deuers Gasparin<text:line-break/>&amp; luy deit. Escoutez sire, i'auroye besoing pour quelque mien affaire qui m'est<text:line-break/>d'importance de deux cens escuz seulement &amp; vouldroye bien qu'il vous pleust<text:line-break/>les me prester à tel prouffit que vous auez acoustumé pr(e2)dre de moy : quant vous<text:line-break/>men auez autresfois presté. Gasparin resp(o2)dit qu'il le vouloit tresbien &amp; sur lheu<text:line-break/>re les luy compta De la à peu de iours Gasparin alla à Gennes, comme la femme<text:line-break/>luy auoit dit. Au moyen dequoy elle enuoya dire à Gulfart, qu'il la vint veoir &amp;<text:line-break/>qu'il luy apportast les deux cens escuz. Gulfart ayant pris son c(o2)paignon sen alla<text:line-break/>à la maison de la dame, &amp; trouuant quelle l'att(e2)doit. La premiere chose qu'il feit,<text:line-break/>il luy meit au poing ces deux cens escuz, en la presence de son compaignon &amp; a(-)<text:line-break/>uec ce luy deit. Ma dame, tenez ces deux cens escuz que vous baillerez à vostre<text:line-break/>mary quant il sera de retour. La dame les prit, &amp; ne s'aduisa pas pourquoy Gul(-)<text:line-break/>fart luy disoit ces parolles : ains creut qu'il le feist de peur que son compaignon<text:line-break/>s'aperceust qu'il les luy baillast pour aucun pris faict entre eulx. Parquoy elle luy<text:line-break/>deit, ie le feray tresvolentiers : mais ie veulx veoir s'ilz y sont tous. Et les ayant ver(-)<text:line-break/>sez sur vne table, &amp; trouué qu'il y en auoit iustem(e2)t deux cens (dont elle fut fort<text:line-break/><text:span text:style-name="pb">[n.p.]</text:span><text:line-break/>contente en soymesme) les serra : &amp; reuint à Gulfart. Et quant elle leur mené en<text:line-break/>sa chambre, elle le contenta non seulement celle nuict de sa personne : mais plu(-)<text:line-break/>sieurs autres auant que le mary reuint de Gennes. Quant Gasparin fut de retour<text:line-break/><text:soft-page-break/>Gulfart regarda lheure qu'il seroit auec sa femme &amp; sen alla vers luy. Auquel il<text:line-break/>deit en la presence d'elle. Sire Gasparin, les deux cens escuz que vous me presta(-)<text:line-break/>stes lautre iour, ne me seruirent point. Par ce que ie ne peuz faire ce pourquoy ie<text:line-break/>les emprunctay. Parquoy ie les apportay incontinent icy à vostre femme : &amp; les<text:line-break/>luy baillay, il vous plaira de les rayer de dessus vostre papier. Le mary se retour(-)<text:line-break/>nant vers sa femme luy demanda si elle les auoit euz. Elle qui voyoit deuant soy<text:line-break/>le<text:s/>tesmoing qui les luy auoit veu bailler, ne le sceut nyer : ains deit certes ouy ie<text:line-break/>les receuz : mais il ne m'estoit encor souuenu de le vous dire. Lors Gasparin deit<text:line-break/>Gulfart i'en suis content. Allez vous en : &amp; vous reposez sur moy que ie les effa(-)<text:line-break/>ceray de mon papier. Par ainsi partant Gulfart content &amp; demourant la dame<text:line-break/>mocquée il rendit au mary le deshonneste prix de la meschanceté de sa femme :<text:line-break/>&amp; comme saige Amant iouyt, sans qu'il luy coustast rien, de samye auare.</text:p>
      <text:h text:style-name="Titre2" text:outline-level="2">(hedera) LE PRESTRE DE VARLONGVE COV(-)<text:line-break/><text:span text:style-name="T4494">cha auecques Bellecouleur : A laquelle il laissa son manteau en gaige : &amp; emprun(-)</text:span><text:span text:style-name="T4495"><text:line-break/></text:span><text:span text:style-name="T4496">cta d'elle ung mortier, qu'il luy renuoya apres : &amp; feit demander son manteau qu'il</text:span><text:span text:style-name="T4497"><text:line-break/></text:span><text:span text:style-name="T4498">luy auoit laisse pour souuenance : la bonne dame en grumelant &amp; l'iniuriant, fut</text:span><text:span text:style-name="T4499"><text:line-break/></text:span><text:span text:style-name="T4500">c</text:span><text:span text:style-name="T4501">ontraincte par son mary de le rendre.</text:span></text:h>
      <text:h text:style-name="P4502" text:outline-level="2">Nouuelle deuxiesme.</text:h>
      <text:p text:style-name="P4503"><text:span text:style-name="T4504">L</text:span>Es hommes &amp; les dames louoyent esgallement ce que Gulfart<text:line-break/>auoit faict à lauaricieuse dame Milanoyse, qu(a2)t la royne s'estant<text:line-break/>retournée vers Pamphile luy enchargea en soubzriant qu'il se<text:line-break/>mist à dire sa nouuelle, Parquoy il commanca ainsi. Cest à moy<text:line-break/>(mes belles dames) à vous compter vne petite nouuelle contre<text:line-break/>ceulx qui nous offencent continuellement, sans qu'ilz puissent e(-)<text:line-break/>stre offencez de nous. Aumoins en la mesme sorte qu'ilz nous offencent. Cest(-)<text:line-break/>assauoir contre les prestres. Lesquelz ont leué lestandart &amp; publié la croisade sur<text:line-break/>noz femmes : &amp; leur est aduis qu'ilz ont gaigné ne plus ne moins le pardon de<text:line-break/>peine &amp; de couple, quant ilz en peuuent mettre vne soubz eulx, comme s'ilz a(-)<text:line-break/>uoient<text:s/>amené le Souldan pris &amp; lye d'Alexandrie en Auignon. Ce que nous au(-)<text:line-break/>tres paoures malheureux layz, ne leur pouuons faire : iacoit ce que nous faisons<text:line-break/>bien nostre deuoir de nous en venger sur leurs meres, seurs, amyes, &amp; filles, d'aus(-)<text:line-break/>si bon cueur comme ilz le font à noz femmes. Et par ainsi ie delibere de vous<text:line-break/>racompter vng amouraschement de villaige, plus pour rire, pur la conclusion<text:line-break/>que vous orrez que pour le vous faire long en parolles : duquel encores pourrez<text:line-break/>vous recueillir ce fruict que vous congnoistrez qu'il ne fault pas tousiours croire<text:line-break/>ce que disent les prestres.</text:p>
      <text:p text:style-name="p">Ie vous dy d(o2)cques (q2) à Varl(o2)gue qui est (c(o2)me chascune de vous scait ou peult<text:line-break/>auoir ouy dire) fort pres d'icy, y eut vng maistre prestre, dispost, &amp; gaillard de sa<text:line-break/>pers(o2)ne, pour le seruice des f(e2)mes : lequel encor qu'il ne sceult gueres trop bi(e2) lire,<text:line-break/><text:span text:style-name="pb">[Feuil.179]</text:span><text:line-break/>toutesfois auecques plusieurs bonnes &amp; sainctes parolletes, il recreoit au pied<text:line-break/>d'ung ormeses parroissiens : &amp; si auec cela il visitoit leurs femmes : quant ilz al(-)<text:line-break/>loient en quelque lieu hors de leurs maisons, mieulx que prestre que iamais au(-)<text:line-break/>parauant y eust esté : en leur portant iusques à la maison du gasteau, &amp; de leau be(-)<text:line-break/>noiste, &amp; quelque moucheron de chandelle : leur donnant sa benediction. Or<text:line-break/>aduint que entre ses autres parroissiennes qui premier luy auoient pleu, il en y<text:line-break/>eut vne sur toutes les autres qui luy pleut grandement nommée Bellecouleur :<text:line-break/>femme d'ung laboureur qui s'appelloit, Bienteuienne d'el mazzo : laquelle à dire<text:line-break/><text:soft-page-break/>le vray<text:s/>estoit vne plaisanté &amp; fresche villageoyse, brunette &amp; bien marquée, &amp;<text:line-break/>duicte à scauoir mieulx broyer le mortier que nulle autre : Et oultre ce cestoit cel(-)<text:line-break/>le qui scauoit mieulx sonner des cimballes, &amp; chanter, leau court à la bourrache,<text:line-break/>&amp; mener le branle, quant il en estoit besoing, auec vng beau &amp; gentil petit mou<text:line-break/>chouer en la main, que voysine quelle eust, Au moyen dequoy monsieur le pre(-)<text:line-break/>stre sen amourascha si fort, qu'il en perdoit lentendement : &amp; sen alloit tout au<text:line-break/>long du iour dandinant pas à pas, pour la pouuoir veoir : Et quant il scauoit le di<text:line-break/>menche au matin quelle estoit à lesglise, il disoit vng kirie, &amp; vng sanctus, en sef(-)<text:line-break/>forcant pour se monstrer qu'il estoit vng grant maistre de chant, de sorte qu'on<text:line-break/>eust iugé que c'estoit vng asne qui brayoit : lá ou quant il ne l'y voyoit point, il sen<text:line-break/>passoit fort legierement. Toutesfois il le scauoit faire de sorte, que Bienteuienne<text:line-break/>le mary ne sen apperceuoit point : ne pareillem(e2)t voysin qu'il eust. Et pour auoir<text:line-break/>plus l'acointance de Bellecouleur, il luy faisoit des presens d'heure à heure, &amp; luy<text:line-break/>enuoyoit quelque fois vng bouquet de aulx fraiz, d(o2)t il auoit des plus beaulx de<text:line-break/>la contrée en vng sien iardin qu'il labouroit luymesmes : &amp; quelque fois vng cof(-)<text:line-break/>fin plain de poiz nouueaulx, &amp; aucunesfois vng bouquet doignonnetz ou des(-)<text:line-break/>chalottes : Et qu(a2)t il pouuoit choysir lheure, la guettoit vng peu du coing de loeil<text:line-break/>comme vng chien qui veult mordre l'autre : &amp; elle (ainsi sauuaige quelle estoit)<text:line-break/>faisant semblant de ne sen apperceuoir &amp; de<text:s/>l'auoir à desdaing, passoit plus oul(-)<text:line-break/>tre. Au moyen dequoy monsieur le prestre n'en pouuoit venir about. Or ad(-)<text:line-break/>uint vng iour que sen allant le prestre sur le point de midy ores cá, maintenant<text:line-break/>lá, par la rue, il rencontra Bienteuienne sur vng asne charge de besoignes deuant<text:line-break/>luy, &amp; l'ayant arraisonné luy demanda ou il alloit. A qui Bienteuienne respon(-)<text:line-break/>dit : Moigne, en bonne verité monsieur ie men vois iusques à la ville pour quel(-)<text:line-break/>que myenne besongne, &amp; porte ces choses cy à sire Bonacorcy de ginestret, af(-)<text:line-break/>fin qu'il m'ayde, de ie ne scay quoy, qu'il m'a faict demander par vng adiourne(-)<text:line-break/>ment du parentoire à comparoir par son periculeur, le iuge de le difice. Le pre(-)<text:line-break/>stre bien ioyeux luy deit. Tu faiz bien mon filz : or va auec la mienne benedicti(o2)<text:line-break/><text:s/>&amp; retourne bien tost, &amp; s'il t'aduenoit de voir Lapucio ou Naldino, n'oblie pas<text:line-break/>de leur dire qu'ilz m'apportent ces attaches pour mes fleaulx. Bienteuienne deit<text:line-break/>que cela seroit faict, &amp; sen venant vers Florence, le prestre alla penser qu'il estoit<text:line-break/>heure d'aller vers Bellecouleur : &amp; desprouuer son aduenture. Parquoy s'estant<text:line-break/>mis le chemin entré les iambes, il n'arresta point qu'il ne fust en la maison d'elle.<text:line-break/>Et quant il fut entré dedans, il deit. Dieu enuoye ceans tout bien, qui est dela ?<text:line-break/>Bellecouleur qui estoit allée en hault, quant elle louyt deit : Monsieur vous soyez<text:line-break/>le bien venu : ou allez vous ainsi enueloppé par ce grant chault ? Le prestre re(-)<text:line-break/>spondit. Si dieu me vueille ayder, que ie men venoye à demourer vng peu icy<text:line-break/><text:span text:style-name="pb">[n.p.]</text:span><text:line-break/>auecques toy : par ce que i'ay trouué ton homme qui sen alloit à la ville : &amp; Belle(-)<text:line-break/>couleur estant descendue embas se meit à seoir, &amp; commenca à nettoyer de la<text:line-break/>semence de choux, que son mary auoit peu auparauant arrachez. Le prestre<text:line-break/>luy commenca à dire. Or bien, Bellecouleur me doiz tu tousiours faire mourir<text:line-break/>en ceste maniere ? Bellecouleur commenca à rire &amp; à dire : Ho que vous fay ie ?<text:line-break/>Le prestre deit : Tu ne me faiz rien : mais tu ne me laisses faire à toy ce que ie<text:line-break/>vouldroye bien, &amp; que dieu à commande ? Allez allez deit Bellecouleur, ho ho.<text:line-break/>Les prestres font ilz telles choses ? Le prestre respondit, ouy. Nous le faisons<text:line-break/>mieulx que les autres hommes : Et pourquoy non ? &amp; si te dy bien plus, que nous<text:line-break/>faisons tousiours meilleure besongne : &amp; scaiz tu pourquoy ? pource que nous<text:line-break/>moulons à escluses : mais en verité, bon pour toy si tu ne sonnes mot, &amp; que tu<text:line-break/>me laisses faire. Bellecouleur luy deit : Ho, &amp; quel bon pour moy pourroit estre<text:line-break/><text:soft-page-break/>cecy, estans tous vous autres plus chiches que le diantre ? Alors le prestre<text:s/>deit.(-)<text:line-break/>Ie ne scay comment tu dis cela, demande seulement. Veulx tu vne paire de sou(-)<text:line-break/>liers, ou vng ruban, ou si tu veulx vng beau demy ceint, ou ce que tu vouldras :<text:line-break/>Bellecouleur deit : Vrayement nous en sommes bien : i'ay de tout ce que vous di(-)<text:line-break/>ctes. Mais si vous m'aymez tant, que ne me faictes vous vng seruice, &amp; ie feray<text:line-break/>apres ce que vous vouldrez ? A quoy le prestre respondit : dy ce que tu veulx &amp;<text:line-break/>ie le feray voulentiers : Bellecouleur deit à lheure. Il me fault aller samedy à Flo(-)<text:line-break/>rence pour<text:s/>rendre de la layne que i'ay filée, &amp; pour faire racoustrer mon rouet :<text:line-break/>Et si vous me prestez trente douzains que ie scay que vous auez, ie retireray de<text:line-break/>lusurier ma gonnelle de pers, &amp; mon deuanteau des festes, que i'apportay quant<text:line-break/>ie me mariay : car vous<text:s/>voyez que ie ne puis aller à lesglise ne en aucun bon lieu<text:line-break/>par ce que ie ne l'ay : &amp; ie feray tousiours apres ce que vous vouldrez. Le pre(-)<text:line-break/>stre respondit : Si dieu me doint bonne année ie ne les porte sur moy : mais croy<text:line-break/>moy que auant qu'il soit samedy<text:s/>ie feray que tu les auras tresvoulentiers ? Voyre<text:line-break/>deit Bellecouleur, vous estes tous gr(a2)s prometteurs, &amp; apres vous n'en tenez rien,<text:line-break/>Cuydez vous faire à moy comme vous feistes à Billinzza qui sen alla auecques<text:line-break/>vng beau pas rien tout neuf : A la foy de dieu non ferez, elle en est deuenué pour<text:line-break/>cecy femme du m(o2)de. Si vous ne les auez, allez les querir si vous voulez. He deit<text:line-break/>le prestre, ne me faiz point aller à ceste heure au logis : que tu voy que i'ay ainsi<text:line-break/>droicte l'aduenture à ceste heure qu'il nya personne ceans : &amp; par adu(e2)ture qu(a2)t<text:line-break/>ie retourneroye il y auroit qui que ce soit qui m'empescheroit : &amp; ie ne scay quant<text:line-break/>il me viendra vne autrefois si bien à point comme maintenant : Et elle deit sans<text:line-break/>point de faulte. Si vous voulez aller si allez, ou sinon passez vous en. Le prestre<text:line-break/>voyant quelle n'estoit deliberée de faire chose qui luy pleust, sinon, à saluum me<text:line-break/>fac : &amp; il le vouloit faire, sine custodia, deit. Or bien, tu ne me crois point que ie te<text:line-break/>les apporte : Mais affin que tu me croyes ie te<text:s/>laisseray en gaige ce mien manteau<text:line-break/>de pers. Bellecouleur leua le visaige &amp; deit. Voyre ce manteau ? Ho, &amp; que vault<text:line-break/>il ? Le prestre deit, comment ? que vault il ? Ie veulx que tu saiches qu'il est d'ung<text:line-break/>fin duaiz de Flandres, voire de trois aiz, encor y en<text:s/>à il en nostre paroisse qui le<text:line-break/>tiennent de quatre aiz, &amp; nya pas encores quinze iours qu'il me cousta de Otto<text:line-break/>frippier quarante deux bons solz. Encor me deit Bulliet qui (comme tu scaiz) se<text:line-break/>congnoist si bien en ces draps bleuz, que ie y auoye gaigne cinq<text:s/>bons solz. Est il<text:line-break/>possible ? deit Bellecouleur : en endea ie ne leusse iamais pensé : mais baillez le moy<text:line-break/><text:span text:style-name="pb">[Fueil.180]</text:span><text:line-break/>doncques premierement. Monsieur le prestre qui auoit larbaleste bandée, s'est(a2)t<text:line-break/>despouillé le manteau, le luy bailla. Et elle apres l'auoir serré luy deit. Allons nous<text:line-break/>en icy en la grange ou iamais personne ne vient : Et ainsi le feirent : Et lá le prestre<text:line-break/>luy donnant les plus doulx baisers du monde, &amp; la faisant parente de nostre sei(-)<text:line-break/>gneur se rigolla grant piece auec elle. Puis<text:s/>apres estant party en Gonnelle (com(-)<text:line-break/>me s'il venoit de seruir à vnes nopces) sen retourna à leglise : &amp; lá considerant<text:line-break/>que tous les moucherons de chandelle qu'on luy offroit en toute lannée ne va(-)<text:line-break/>loient pas la moytié de trente solz : il luy fut bien<text:s/>aduis qu'il auoit mal faict : &amp; se<text:line-break/>repentit d'auoir laissé son manteau : commencant lors à penser par quel moyen il<text:line-break/>le pourroit recouurer, sans qu'il luy coustast rien : Et pource qu'il estoit assez ma(-)<text:line-break/>licieux, se va tres bien aduiser d'une malice pour<text:s/>le retirer : ainsi qu'il aduint : car<text:line-break/>d'autant que le iour ensuyuant il estoit feste, il enuoya le garcon d'ung sien voy(-)<text:line-break/>sin en la maison de ceste Bellecouleur : &amp; l(e2)uoya prier qu'il luy pleust luy prester<text:line-break/>son mortier de pierre : pource qu'il auoit ce iour lá à disner auecques luy deux<text:line-break/>siens voysins : &amp; qu'il vouloit faire de la saulce. Bellecouleur le luy enuoya : Et<text:line-break/>quant lheure de disner fut venue, le prestre espia que Bienteuienne, &amp; Bellecou(-)<text:line-break/><text:soft-page-break/>leur feussent à table, &amp; ayant appellé son maistre clerc luy deit. Pren ce mortier,<text:line-break/>&amp; le rapporte à Bellecouleur, &amp; dy luy : Le curé dit que grant mercy : &amp; que vous<text:line-break/>luy renuoyez le manteau que le garcon vous laissa pour souuenance. Le maistre<text:line-break/>clerc sen alla à la maison de Bellecouleur auec ce mortier : &amp; la trouua à table auec<text:line-break/>son mary, qui disnoient : &amp; lá ayant mis le mortier à terre feit lambassade du pre<text:line-break/>stre. Bellecouleur voyant qu'on luy demandoit le manteau voulut respondre :<text:line-break/>mais le mary auecques vng mauuais visaige deit. Comment prens tu gaige de<text:line-break/>nostre curé ? Ie fay bon veu à dieu qu'il me prent enuie de te donner vng grant<text:line-break/>horion : tire, rendz le luy tout à ceste heure, que la tigne te puisse venir : &amp; garde<text:line-break/>toy bien que de chose qu'il vueille iamais, voyre s'il vouloit nostre asne qu'on ne<text:line-break/>luy dye de non. Bellecouleur en grumellant se leua, &amp; estant allée à son coffre<text:line-break/>qui estoit au pied du lict, en aueignant le manteau &amp; le baillant au clerc deit. Tu<text:line-break/>diras ainsi au prestre de ma part. Bellecouleur dit, quelle faict veu à dieu que<text:line-break/>vous ne pilerez iamais plus saulse en son mortier, si bel honneur vous luy en fai(-)<text:line-break/>ctes à ceste heure. Le clerc sen alla auecques le manteau : &amp; feit lambassade au pre<text:line-break/>stre : A qui le prestre deit en riant. Tu luy diras quant tu la verras, que si elle ne me<text:line-break/>preste le mortier, ie ne luy presteray le pilon : &amp; l'ung vauldra lautre. Le mary<text:line-break/>pensa que sa femme deist ces parolles, pource qu'il l'auoit tancée, &amp; ne sen sou(-)<text:line-break/>cia autrement. Mais Bellecouleur fut fort courroucée contre le prestre, &amp; ne vou<text:line-break/>lut parler à luy iusques vers le temps de vendanges. Puis apres, l'ayant menassé<text:line-break/>le prestre de la faire aller en la gueulle du grant lucifer, de peur quelle en eut, &amp;<text:line-break/>auec des chastaignes &amp; du moust, elle se racointa auec luy : &amp; depuis feirent plu(-)<text:line-break/>sieursfois grande chere ensemble, &amp; au lieu des trente solz qu'il luy auoit promis,<text:line-break/>Il luy feit refoncer son cimbal : &amp; y mettre vne petite sonnette, &amp; elle fut c(o2)tente.</text:p>
      <text:h text:style-name="Titre2" text:outline-level="2"><text:span text:style-name="pb">[n.p.]</text:span><text:line-break/>(hedera) CALANDRIN BRVN ET BVLFAMA(-)<text:line-break/><text:span text:style-name="T4505">que allerent par la plaine de mugnon, cerchans la pierrc<text:s/></text:span><text:span text:style-name="T4506">precieuse que lon nom</text:span><text:span text:style-name="T4507"><text:line-break/></text:span><text:span text:style-name="T4508">me Eliotropie, &amp; croyant Calandrin l'auoir trouuée il sen retourna à sa mai(-)</text:span><text:span text:style-name="T4509"><text:line-break/></text:span><text:span text:style-name="T4510">son chargé de pierres : sa femme le uoulut tancer, &amp; luy tout courroucé la ba(-)</text:span><text:span text:style-name="T4511"><text:line-break/></text:span><text:span text:style-name="T4512">tit : puis sen alla faire tout le compte à ses compaignons, qui le scauoie</text:span><text:span text:style-name="T4513">nt mieulx</text:span><text:span text:style-name="T4514"><text:line-break/></text:span><text:span text:style-name="T4515">que luy.</text:span></text:h>
      <text:h text:style-name="P4516" text:outline-level="2">Nouuelle troisiesme.</text:h>
      <text:p text:style-name="P4517"><text:span text:style-name="T4518">F</text:span>Ine la nouuelle de Pamphile, de laquelle les dames auoient tant<text:line-break/>ryz quelles ryent encores, la royne encharga à ma dame Elisse<text:line-break/>quelle suyuist de dire la sienne. Laquelle ryant encores com(-)<text:line-break/>menca ainsi. Ie ne scay (mes dames) si ie vous pourray autant<text:line-break/>faire ryre auec vne mienne petite nouuelle, non moins vraye<text:line-break/>que plaisante, comme à faict Pamphile auec la sienne : toutesfois<text:line-break/>ie men parforceray.</text:p>
      <text:p text:style-name="p">En nostre cité (laquelle à tousiours esté plaine de diuerses manieres de<text:s/>gens)<text:line-break/>il y eut nagueres vng paintre nommé Calandrin, homme simple &amp; le plus nou(-)<text:line-break/>ueau qu'on scauroit veoir : lequel frequentoit le plus du temps auec deux autres<text:line-break/>paintres appellez l'ung Brun, &amp; lautre Bulfamaque, h(o2)mes fortz recreatifz : mais<text:line-break/>au demourant saiges &amp; aduisez : lesquelz frequentoient pareillement auecques<text:line-break/>Calandrin, par ce qu'ilz prenoient souuentesfois plaisir de sa simplicité, &amp; de ses<text:line-break/>facons de faire. Il y auoit semblablement lors à Florence vng ieune homme le<text:line-break/>plus plaisant, le plus cault, &amp; le plus aduenant en tout ce qu'il vouloit faire qu'on<text:line-break/><text:soft-page-break/>veit oncques, nommé Macé delsaggio : lequel ayant entendu quelque chose de<text:line-break/>la simplicité de Calandrin, delibera d'en auoir son passet(e2)ps, en luy faisant quel(-)<text:line-break/>que mocquerie : ou par luy faire acroire aucune chose de nouueau : Et l'ayant de<text:line-break/>fortune rencontré vng iour en lesglise sainct Iehan, &amp; le voyant qu'il s'amusoit à<text:line-break/>regarder les painctures, &amp; la taille du tabernacle qui est sur lautel de la dicte esgli<text:line-break/>se qu'on y auoit mise peu de temps<text:s/>auparauant, Il pensa auoir trouué le lieu tout<text:line-break/>propre pour venir à chef de son entreprinse : Et ayant declairé à vng sien com(-)<text:line-break/>paignon ce qu'il auoit deliberé de faire, ilz sen vindrent ensemblement la ou Ca<text:line-break/>landrin estoit tout seul : &amp; faisans semblant<text:s/>de ne le veoir point commencerent à<text:line-break/>deuiser entre eulx deux, de la vertu de plusieurs pierres : desquelles Macé parloit<text:line-break/>aussi proprement comme s'il eust esté vng fort grant lapidaire : Ausquelz propos<text:line-break/>Calandrin presta loreille : Et vng peu apres s'estant leué debout voyant que ce<text:line-break/>n'estoit conseil, s'assembla auec eulx : Ce qui pleut grandement à Macé, lequel<text:line-break/>poursuyuant son propos fut enquis de Calandrin en quel lieu se pouuoient trou<text:line-break/>uer ces pierres si precieuses, &amp; plaines de si grande vertu. Macé respondit, que la<text:line-break/>plusgrant part se trouuoit en Berlinson, ville de Basque, en vne contrée qui se n(o2)(-)<text:line-break/>moit Bengodi : En laquelle on lyoit les vignes de saulsisses : &amp; y auoit lon vne<text:line-break/>ouaye pour de largent, &amp; loyson parmy le marché. &amp; y estoit vne montaigne<text:line-break/>toute de fromaige parmesin gratté, sur laquelle demouroient des gens qui ne<text:line-break/>faisoient autre chose que faire croysetz &amp; rauyolles, qu'on cuysoit en bouillon de<text:line-break/>chappon : &amp; puis on les iettoit de la embas, &amp; qui plus en prenoit plus en auoit :<text:line-break/>&amp; la aupres couroit vng petit ruisseau de maluoysie, de la meilleure qui se vendit<text:line-break/><text:span text:style-name="pb">[Fueil.181]</text:span><text:line-break/>iamais : sans qu'il y eust dedans vne seule goutte deaue. Ho deit Calandrin : cest<text:line-break/>vng bon pays : mais dy moy que faict on de ces chappons que ceulx la cuysent ?<text:line-break/>Resp(o2)dit Macé, les Basques les meng(e2)t tous : Lors Calandrin deit. Y as tu iamais<text:line-break/>esté ? A qui Macé respondit, diz tu ? Si ie y fuz iamais ? Ouy, ie y ay esté autant vne<text:line-break/>fois c(o2)me mille. Calandrin demanda alors. Combien y a il de lieues d'icy ? A qui<text:line-break/>Macé<text:s/>respondit : Il y en a plus de millante. Calandrin deit : il doit doncques estre<text:line-break/>plus loing que la Brusse : Tu dy vray resp(o2)dit Macé. Cal(a2)drin voyant que Macé<text:line-break/>disoit ces parolles auec vng visaige arresté &amp; sans rire, il y a diousta telle foy qu'on<text:line-break/>peult adiouster à la verité plus manifeste qu'on scauroit dire : &amp; les tenant ainsi<text:line-break/>pour toutes vrayes, il luy deit. Il y a trop loing pour moy : mais s'il estoit plus pres<text:line-break/>ie te veulx bi(e2) dire que ie iroye vne fois auecques toy : qu(a2)t ce ne seroit que<text:s/>pour<text:line-break/>veoir faire la culebute à ces crousetz, &amp; en pr(e2)dre vne escullée. Mais dy moy (que<text:line-break/>dieu te face ioyeux) en ces pays que tu dis ne se treuue il pas de ces pierres qui ont<text:line-break/>tant de vertu ? A qui Macé resp(o2)dit. Ouy : &amp; si en trouue on de deux sortes de très<text:line-break/>gr(a2)de vertu. Les vnes sont des pierres de moulliere de Setignane &amp; de Montisce :<text:line-break/>par la vertu desquelles, qu(a2)t on en à faict des meulles de moulin, on en faict la fa<text:line-break/>rine : au moyen dequoy on dit en ce pays lá que de dieu vi(e2)nent les graces, &amp; de<text:line-break/>Montisce les meulles de moulin : mais il y a de ces pierres de moulliere en si gr(a2)de<text:line-break/>qu(a2)tite quelles sont aussi peu prisées entre nous c(o2)me sont entre eulx les esmeraul<text:line-break/>des. Desquelles il y a lá de plus gr(a2)des montaignes que n'est le<text:s/>mont Morel, qui<text:line-break/>reluysent à minuyt. Et doiz scauoir que qui feroit enchasser les meulles de mou(-)<text:line-break/>lin en aneaulx, premier que de les percer, &amp; qu'on les portast au Souldan, on en<text:line-break/>auroit ce qu'on vouldroit. Lautre est vne pierre precieuse que nous autres lapidai<text:line-break/>res appellons Eliotropie qui est de tresgr(a2)de vertu : par ce que quinconques la por(-)<text:line-break/>te sur soy iamais ce pendant qu'il la tient on ne le voit en place du monde s'il ny<text:line-break/>est. Alors Calandrin deit. Ces pierres sont de grande vertu : mais ou est ce qu'on<text:line-break/>treuue ceste Eliotropie ? A qui Macé resp(o2)dit, qu'on en souloit trouuer en la plai<text:line-break/><text:soft-page-break/>ne de Mugnon. Calandrin demanda de quelle grosseur est ceste pierre, &amp; quelle<text:line-break/>couleur à elle. Elle est (respondit Macé) de plusieurs grosseurs, lune plus &amp; lau(-)<text:line-break/>tre moins : mais toutes sont presques de couleur noyre. Calandrin ayant bien re(-)<text:line-break/>tenu en soymesmes toutes ces choses faisant semblant d'auoir autre affaire se par(-)<text:line-break/>tit d'auec Macé, &amp; delibera en soymesmes de cercher s'il pourroit trouuer ceste<text:line-break/>pierre : toutesfois il proposa de nen faire rien, sans le faire scauoir à Brun, &amp; à<text:line-break/>Bulfamaque, qu'ilz aymoit grandement. Si se meit à les cercher afin que sans<text:line-break/>plus y songer, ilz feussent les premiers à trouuer ceste pierre : tellement qu'il con(-)<text:line-break/>somma toute celle matinée à cercher ceulx cy. A la fin estant desra midy passe<text:line-break/>se souuenant qu'ilz besongnoient au monastere des dames de Fayance, il lais(-)<text:line-break/>sa (encor qu'il feist fort grant chault) tout autre sien affaire, &amp; quasi en cou(-)<text:line-break/>rant les y alla trouuer, &amp;<text:s/>les ayant appellez leur deit ainsi. Mes amys si vous<text:line-break/>me voulez croire, nous serons les plus riches hommes de Florence. Par ce que<text:line-break/>i'ay sceu d'unghomme digne d'estre creu qu'en la plaine de Mugnon se trou(-)<text:line-break/>ue vne pierre que qui la porte sur soy ne peult estre apperceu de personne : par<text:line-break/>ainsi ie serois d'aduis que sans plus y songer nous l'alliscions cercher auant que<text:line-break/>nulle autre personne y allast : Soyez asseurez que nous la trouuerons, car ie<text:line-break/>la congnois. Et quant nous laurons trouuée que diable auons nous affaire<text:line-break/><text:span text:style-name="pb">[n.p.]</text:span><text:line-break/>autre chose sinon la mettre en nostre pochette, &amp; nous en aller aux bancs de ces<text:line-break/>banquiers (qui sont tousiours comme vous scauez chargez de gros, &amp; de du(-)<text:line-break/>catz) &amp; en pr(e2)dre autant qu'il nous plaira personne ne nous verra : &amp; ainsi nous<text:line-break/>deuiendrons incontinent riches sans auoir la peine de barboiller les murailles<text:line-break/>tout au long du iour, comme faict le lymasson. Brun &amp; Bulfamaque oyans ce(-)<text:line-break/>stuy cy, commencerent entre eulx à rire, &amp; regard(a2)s l'ung lautre feirent semblant<text:line-break/>de sesmerueiller grandement &amp; louerent le conseil de Calandrin. Mais Bulfa(-)<text:line-break/>maque demanda comment ceste pierre auoit nom. Or est il que Calandrin (qui<text:line-break/>auoit gros entendement) auoit desia oublié son nom, si respondit que auons<text:line-break/>nous affaire du nom puis que nous<text:s/>scauons sa vertu ? Ie seroye d'opinion que sans<text:line-break/>plus attendre nous deussions l'aller cercher. Or bien (deit Brun) comment est<text:line-break/>elle faicte ? Calandrin deit. Il en est de toutes sortes, mais toutes sont quasi noyres :<text:line-break/>parquoy il me semble que nous auons à amasser toutes celles que nous verrons<text:line-break/>estre noyres, tant que nous ayons trouué celle lá : &amp; par ainsi ne pardons plus<text:line-break/>temps. A qui Brun deit : Attens : &amp; s'estant tourné vers Bulfamaque il luy deit. Il<text:line-break/>m'est aduis que Calandrin deit tresbien : mais il ne me<text:s/>semble pas que ceste heu(-)<text:line-break/>re soit propre pour celá. Parce que le soleil est hault, &amp; frappe ded(a2)s ceste plaine<text:line-break/>de Mugnon de sorte qu'il à seiché toutes les pierres : parquoy telles sembl(e2)t à ce(-)<text:line-break/>ste heure blanches, qui au matin auant que le soleil ait donné dessus ressemblent<text:line-break/>noyres. Et auec ce il y a plusieurs gens auiourdhuy qu'il est iour ouurier, qui sont<text:line-break/>par ladicte plaine, lesquelz qu(a2)t ilz nous verroi(e2)t pourroi(e2)t deuiner ce que nous<text:line-break/>y irions faire : &amp; paraduenture le feroient c(o2)me nous : &amp; pourroit aduenir quelle<text:line-break/>leur t(u2)beroit entre les mains : &amp; si ainsi estoit nous auri(o2)s perdu le trot pour lam(-)<text:line-break/>ble : parquoy ie suis d'opini(o2) si vous le trouuez bon que cecy soit vne entreprinse<text:line-break/>pour estre executée à vng matin, qu'on<text:s/>congnoistra mieulx les noyres d'auec les<text:line-break/>bl(a2)ches, &amp; que ce soit vng iour de feste, qu'il ny aura personne qui nous veoye.<text:line-break/>Bulfamaque loua le c(o2)seil de Brun, &amp; Cal(a2)drin si accorda, &amp; c(o2)clurent que le di(-)<text:line-break/>m(e2)che ensuyu(a2)t tous trois sen iroi(e2)t bien matin cercher ceste pierre : mais Cal(a2)(-)<text:line-break/>drin les pria sur tout qu'ilz ne le deissent à personne du m(o2)de : car on le luy auoit<text:line-break/>dit en gr(a2)t secret : &amp; ayant parlé de cecy il leur va c(o2)pter ce qu'il auoit ouy dire de<text:line-break/>ce pays de Bengodi, affermant auec gr(a2)s serm(e2)s qu'il estoit tout fin vray. Quant<text:line-break/><text:soft-page-break/>Calandrin fut party d'auec eulx ilz c(o2)clur(e2)t ensemble ce qu'ilz vouloi(e2)t faire sur<text:line-break/>ceste matiere. Cal(a2)drin att(e2)dit le dim(e2)che matin auec gr(a2)de affecti(o2) : &amp; qu(a2)t il fut<text:line-break/>venu il se leua à la pointe du iour, &amp; ayant appellé ses c(o2)paign(o2)s, sortiz qu'ilz fu(-)<text:line-break/>r(e2)t par la porte de sainct Gal &amp; desc(e2)duz en la plaine de Mugn(o2), ilz c(o2)m(e2)cer(e2)t à<text:line-break/>cercher cá &amp; la ceste pierre. Calandrin alloit deu(a2)t c(o2)me celuy qui plus desiroit la<text:line-break/>trouuer : &amp; sault(a2)t ores icy, &amp; t(a2)tost la, il se gettoit par tout ou il voyoit des pierres<text:line-break/>qui fussent noyres, &amp; icelles amassant les mettoit en son sain. Ses c(o2)paignons al(-)<text:line-break/>loient apres qui en amassoient mainten(a2)t vne, &amp; t(a2)tost vne aure : mais Cal(a2)drin<text:line-break/>n'eut gueres faict de chemin qu'il en eut emply tout son sein. Parquoy il print les<text:line-break/>deux quartiers de deuant de son saye qui estoit faict à plain sons, &amp; ayant bien<text:line-break/>attaché les deux boutz d'iceulx à<text:s/>sa ceincture, il n'arresta guieres après qu'il ne les<text:line-break/>eust empliz : Et apres celá il print semblablement son manteau qu'il emplit pa(-)<text:line-break/>reillement de pierres : Parquoy voyans Bulfamaque, &amp; Brun que Calandrin e(-)<text:line-break/>stoit bien chargé, &amp; que lheure du disner s'aprochoit, Brun demanda (suyuant la<text:line-break/><text:span text:style-name="pb">[Fueil.188]</text:span><text:line-break/>deliberation qu'ilz auoient faicte) à Bulfamaque. Ou est Calandrin ? Bulfama(-)<text:line-break/>que qui le voyoit aupres de soy, se tournant à l'enuiron &amp; regardant cá &amp; lá res(-)<text:line-break/>pondit ie ne scay : mais si estoit il nagueres icy deuant nous : Que appelles tu na(-)<text:line-break/>gueres ? (deit Brun.) Ie pense estre certain qu'il est maintenant au logis à disner :<text:line-break/>&amp; qu'il nous à laissez icy en ceste belle resuerie d'aller cerchant les pierres noyres<text:line-break/>par ceste plaine de Mugnon. Mon<text:s/>Dieu qu'il à bien faict (deit lors Bulfamaque)<text:line-break/>de s'estre ainsi mocqué de nous : &amp; nous auoir laissez icy, puisque nous auons<text:line-break/>esté si sotz de le croire : ie te prie dy moy qui seroit celuy qui eust esté si fol de<text:line-break/>croire qu'en la plaine de Mugnon on eust deu trouuer, vne pierre de si grande<text:line-break/>vertu ? Autre que nous le croyroit il iamais ? Calandrin oyant ces parolles sen al(-)<text:line-break/>la incontinent penser que ceste pierre luy estoit venue entre ses mains : &amp; que<text:line-break/>par la vertu d'icelle ceulx lá qui estoient pres de luy<text:s/>ne le pouuoient apperceuoir :<text:line-break/>Estant donques plus que ioyeulx d'une telle aduenture, delibera sans leur son(-)<text:line-break/>ner mot de sen retourner au logis : &amp; leur ayant tourné les tallons il commenca à<text:line-break/>sen venir. Ce que voyant Bulfamaque, il deit à Brun : Et nous<text:s/>que ferons nous ?<text:line-break/>Que ne nous en allons nous ? A qui Brun respondit. Allons nous en : mais ie fay<text:line-break/>bon veu à Dieu que Calandrin ne men baillera plus de telles, &amp; si i'estoye pres<text:line-break/><text:s/>de luy comme i'ay esté toute matinée ie luy donnerois tel coup de ce caillou<text:s/>par<text:line-break/>les tallons qu'il se souui(e2)droit paradu(e2)ture vng moys de ceste tromperie : Ce fut<text:line-break/>tout vng à Calandrin de leur ouyr dire les parolles qu'ilz disoient : &amp; de les veioir<text:line-break/>venir apres soy, &amp; de sentir qu'ilz luy d(o2)noient d'ung caillou aux talons.<text:s/>Toutes(-)<text:line-break/>fois s'entant le mal qu'on luy auoit faict, Il haulsa le pied &amp; comm(e2)ca à souffler.<text:line-break/>ce neantmoins il se teut &amp; gaingna chemin. Bulfamaque ayant pris en sa main<text:line-break/>vng des caillouz qu'il auoit pareillement amassé deit à Brun. Voy tu ce caillou ?<text:line-break/>Et en le gettant au trauers des reins de Calandrin deit : Pleust à Dieu que Calan(-)<text:line-break/>drin en eust maintenant ce coup parmy les reins : &amp; luy en donna vng grant<text:line-break/>coup, &amp; en peu de temps le menerent lapidant en ceste facon par ceste plaine de<text:line-break/>Mugnon iusques à<text:s/>la porte sainct Gal, &amp; lá ilz ietterent à terre les pierres qu'ilz<text:line-break/>auoient amassées, &amp; demeurer(e2)t quelque peu auec les gardes de la porte, lesquelz<text:line-break/>informez du cas faisant semblant de ne veoir point Calandrin, le laisserent aller<text:line-break/>auec les plus grandes rizées du monde. Et Calandrin sans s'arrester sen alla à sa<text:line-break/>maison qui estoit prochaine du coing des moulins : &amp; tellem(e2)t fut la fortune fa(-)<text:line-break/>uorable à la mocquerie que ce pendant que Calandrin vint au long de la riuiere,<text:line-break/><text:soft-page-break/>&amp; puis par la ville, personne ne luy deit iamais mot : aussi ne renc(o2)tra il gueres,<text:line-break/>par ce que vng chasc(u2) quasi disnoit. Calandrin sen entra en cest equipaige ainsi<text:line-break/>chargé en sa maison' &amp; par malle fortune sa femme qui se nommoit Tesse, bien<text:line-break/>h(o2)neste femme, se trouua au hault de<text:s/>la m(o2)tée, laquelle vng peu courroussée de sa<text:line-break/>l(o2)gue demeure, le voy(a2)t venir c(o2)menca en grumel(a2)t à dire. Ie croy que le diable<text:line-break/>ne te fera iamais venir. Tout le m(o2)de à tousiours disné qu(a2)t tu viens pour disner.<text:line-break/>Ce que oyant Cal(a2)drin,<text:s/>&amp; voy(a2)t qu'il n'estoit point inuisible, plain de courroux<text:line-break/>&amp; de marrisson c(o2)menca à dire. Ho mesch(a2)te femme estois-tu la ? tu mas destruit,<text:line-break/>mais par la foy de mon corps ie ten payeray bien : Et lors il monta en vne sienne<text:line-break/>petite salette, ou quant il eut deschargé toutes les pierres qu'il auoit apportes cou<text:line-break/>rant en furie vers sa femme, &amp; l'ayant pris par les cheueux, il la getta à ses piedz<text:line-break/>ou il luy donna tant de coups de pied, &amp; de poing, comme il peut mener bras &amp;<text:line-break/><text:span text:style-name="pb">[n.p.]</text:span><text:line-break/>iambes : sans luy laisser poil en teste, ou os sur le doz qui ne fust froissé : ne ser(-)<text:line-break/>uant de rien à la paoure femme de luy requerir pardon. Bulfamaque &amp; Brun<text:line-break/>apres qu'ilz eurent ryz quelque espace de temps auec ceulx qui gardoient la por(-)<text:line-break/>te, commencerent à suyure Calandrin de loing, &amp; à beau petit pas &amp; quant ilz<text:line-break/>furent arriuez à lhuis de son logis, ilz ouyrent les coups qu'il d(o2)noit à sa femme,<text:line-break/>&amp; faisant semblant de arriuer tout à lheure l'appeller(e2)t. Calandrin estant tout en<text:line-break/>eau de sueur enflambé, &amp; las de force de battre vint à la fenestre, &amp; les pria de<text:line-break/>vouloir monter la hault vers luy : Eulx faignans d'estre aucunement courrous(-)<text:line-break/>sez monterent en hault, &amp; veirent la salle plaine de pierres &amp; à vng des coings<text:line-break/>sa femme toute descheuelée, dessirée, inde, &amp; blessée au visaige, qui plouroit de(-)<text:line-break/>sesperement, &amp; dautrepart veirent Calandrin desseinct &amp; recreu, qui estoit as(-)<text:line-break/>siz comme vng homme laz, auquel apres l'auoir vng peu regardé ilz deirent.<text:line-break/>Quest cecy Calandrin : veulx tu bastir ? que nous voyons icy tant de pierres ? Et<text:line-break/>apres cecy ilz demander(e2)t, Et ta femme quest ce quelle a ? il semble que tu layes<text:line-break/>battue ? quelles follies sont cecy ? Calandrin tout lassé du trauail d'auoir porté si<text:line-break/>grant faiz de pierres, &amp; de la raige &amp; colere dont il auoit battu sa femme, &amp; en(-)<text:line-break/>cor du dueil de la bonne fortune qu'il luy sembloit auoir perdue, ne pouuoit re(-)<text:line-break/>prendre ses esperitz, pour respondre vne parolle entiere : parquoy demourant<text:line-break/>trop à parler, Bulfamaque recommenca &amp; deit. Calandrin si tu estois courrous(-)<text:line-break/>sé d'ailleurs, tu ne te deuois mocquer ainsi de nous comme tu as faict, en nous lais<text:line-break/>sant comme deux sotz-en la plaine de Mugnon : ou tu nous auois mené pour<text:line-break/>cercher auecques toy la pierre precieuse : &amp; ten estre venu sans nous dire adieu :<text:line-break/>ne au diable :<text:s/>ce que nous auons pris fort à mal : mais asseure toy que ceste cy se(-)<text:line-break/>ra la derniere que tu nous feras iamais. A ces parolles respondit Calandrin en<text:line-break/>s'efforceant : Mes amys ne vous courroussez point : le cas va bien autrement que<text:line-break/>vous ne pencez. Moy paoure malheureux i'auoye trouué la pierre que vous di(-)<text:line-break/>ctes : &amp; oyez moy si ie ne vous diray pas la verité : Quant vous me demandiez<text:line-break/>la premiere fois l'ung à lautre, i'estoye tout aupres de vous à moins de dix bras(-)<text:line-break/>sées loing, &amp; voyant que vous vous en<text:s/>veniez, &amp; que vous ne me voyez point,<text:line-break/>ie suis passé deuant vous : &amp; commencant le compte d'ung bout à lautre leur re(-)<text:line-break/>cita tout ce qu'ilz auoient faict &amp; dit, &amp; leur monstra comment les coups de pier<text:line-break/>re luy auoient acoustré les espaulles, &amp; les tallons :<text:s/>&amp; apres continuant son pro(-)<text:line-break/>poz leur dit : Et si vous vueil bien dire, qu'en entrant par la porte (ou vous scauez<text:line-break/>combien sont fascheux &amp; ennuyeux ces gardes de vouloir tout veoir) &amp; oultre<text:line-break/>ce ayant trouué par les rues plusieurs miens comperes, &amp; amys qui ont tousiours<text:line-break/>de coustume de me arraisonner &amp; de me conuier à boire, il nen ya pas eu vng<text:line-break/>qui m'ayt dit parolle ne demye : comme ceulx qui ne me voyoient point. A la fin<text:line-break/><text:soft-page-break/>quant i'ay esté arriué ceans, ce diable de femme mauldicte, m'est venu au deu(a2)t,<text:line-break/>&amp; de malle fortune ma veu : par ce que comme vous scauez, les femmes font per(-)<text:line-break/>dre la vertu à toutes choses. Au moy(e2) dequoy moy qui me pouuoye dire le plus<text:line-break/>heureux h(o2)me de Flor(e2)ce, suis demouré le plus malheureux : &amp; pour ceste cause<text:line-break/>ie lay t(a2)t battue c(o2)me i'ay peu mouuoir bras &amp; iambes : &amp; ne scay qui me ti(e2)t que<text:line-break/>ie ne luy sye les veines : que mauldicte soit lheure que ie la veiz premier em(e2)t : &amp;<text:line-break/>quelle entra iamais ceans : &amp; se reschauffant en sa colere il vouloit la retourner<text:line-break/>battre. Bulfamaque &amp; Brun voyans tout cecy feirent semblant de sesmerueiller<text:line-break/><text:span text:style-name="pb">[Feuil.183]</text:span><text:line-break/>fort, &amp; souuentesfois affermoient ce que Calandrin disoit : &amp; auoient si grande<text:line-break/>sain de rire qu'ilz creuoient quasi. Mais le voyant leuer en furie pour battre vne<text:line-break/>autresfois sa femme, se meirent au deuant, &amp; luy deir(e2)t sa femme n'auoit au(-)<text:line-break/>cune couple de toutes ces choses cy. Mais luy qui scauoit que les femmes faisoi(e2)t<text:line-break/>perdre la vertu aux choses, &amp; n'auoit point dit quelle se gardast de ce monstrer<text:line-break/>ce iour lá deuant luy. Lequel aduis nostre seigneur luy auoit osté, ou parce que<text:line-break/>laduenture ne deuoit point estre sienne, ou pource qu'il deliberoit en son en(-)<text:line-break/>tendement de tromper ses compaignons. Ausquelz, quant il s'aperceut de l'auoir<text:line-break/>trouuée, il le deuoit reueler. Et apres plusieurs parolles reconcilierent sa fem(-)<text:line-break/>me, non sans grande peine auec luy, &amp; le laisserent melencolique en sa maison<text:line-break/>plaine de pierres.</text:p>
      <text:h text:style-name="Titre2" text:outline-level="2">(hedera) LE PREVOST DE LESGLISE DE FYE(-)<text:line-break/><text:span text:style-name="T4519">sole estant amoureux d'une femme uefue qui ne laymoit poi</text:span><text:span text:style-name="T4520">nt, croyant coucher</text:span><text:span text:style-name="T4521"><text:line-break/></text:span><text:span text:style-name="T4522">auec elle, coucha auec une sienne chambriere : ou les freres de la dame le feirent</text:span><text:span text:style-name="T4523"><text:line-break/></text:span><text:span text:style-name="T4524">uenir trouuer par son euesque.</text:span></text:h>
      <text:h text:style-name="P4525" text:outline-level="2">Nouuelle quatriesme.</text:h>
      <text:p text:style-name="P4526"><text:span text:style-name="T4527">M</text:span>Adame Elisse estoit venue afin de sa nouuelle, &amp; n(o2) sans<text:line-break/>grant plaisir de toute la compaignie, qu(a2)t la royne, s'estant<text:line-break/>tournée vers ma dame Emilie, luy feit signe quelle com(-)<text:line-break/>ptast la sienne apres ma dame Elisse : Laquelle commenca<text:line-break/>incontinent ainsi : Vertueuses dames, il me souuient bien<text:line-break/>qu'on a assez monstré par plusieurs nouuelles qui ont esté<text:line-break/>recitées, combien les prestres, &amp; les religieux, &amp; encor tout<text:line-break/>autre portant couronne, sont soliciteurs de noz voulentez.<text:line-break/>Mais pource qu'on nen scauroit tant dire qu'il n'en y ait encores plus, ie delibere<text:line-break/>oultre les dessusditz, vous en dire vne d'ung preuost d'esglise qui vouloit (maul(-)<text:line-break/>gré tout le monde) que vne gentil femme l'aymast voulsist elle ou non, laquelle<text:line-break/>(comme fort saige quelle estoit) le traicta comme il luy appartenoit.</text:p>
      <text:p text:style-name="p">Comme chascune de vous scait, la cité de Fyesole, dont nous pouuons veoir<text:line-break/>dicy la montaigne, a esté par le passé, vne cité tresancienne &amp; grande <text:span text:style-name="T4528">:</text:span><text:s/>combien<text:line-break/>quelle soit auiourdhuy toute ruynée <text:span text:style-name="T4529">:</text:span><text:s/>ne pour cela il na iamais esté qu'il ny ait eu<text:line-break/>vng euesque <text:span text:style-name="T4530">:</text:span><text:s/>&amp; encores y en a il vng. En icelle y eut aussi iadis aupres de la gran<text:line-break/>de esglise vne gentil femme vefue n(o2)mée ma dame Picarle, qui y auoit son he(-)<text:line-break/>ritaige auec vne petite maison, ou elle se tenoit la pluspart du temps (par ce<text:line-break/>quelle n'estoit pas des plus aysées femmes du monde) auec deux siens freres<text:line-break/>fort honnestes &amp; gracieux ieunes hommes : Et aduint que allant ordinairement<text:line-break/>ceste dame (qui estoit encor assez ieune, belle, &amp; plaisante) à la grande esglise,<text:line-break/>le preuost d'icelle en deuint si fort amoureux, qu'il ne voyoit rien ne ca ne la<text:line-break/>qui luy pleust qu'elle : dont apres<text:s/>quelque temps, il fut si hardy qu'il luy compta<text:line-break/><text:soft-page-break/>luy mesmes son intencion : la priant quelle se voulsist contenter de son amytie <text:span text:style-name="T4531">:</text:span><text:line-break/>&amp; de l'aymer comme il l'aymoit. Vray est qu'il estoit desia vieil daage : mais<text:line-break/>bien ieune de sens, audacieux &amp; haultain : &amp; presumoit de soy toute chose<text:line-break/><text:span text:style-name="pb">[n.p.]</text:span><text:line-break/>sans ce que ses facons de faire estoient plaines de punaisie, &amp;<text:s/>de mauuaise grace,<text:line-break/>&amp; luy tant fascheux &amp; desplaisant qu'il ny auoit personne qui luy portast bien(-)<text:line-break/>vueillance. Et s'il y auoit quelque femme qui luy en portast peu, ceste cy estoit<text:line-break/>celle qui non seulement ne luy en portoit point <text:span text:style-name="T4532">:</text:span><text:s/>mais encores le hayssoit plus,<text:line-break/>que le mal de teste. Parquoy comme saige elle luy respondit <text:span text:style-name="T4533">:</text:span><text:s/>Monsieur si vous<text:line-break/>m'aymez cela ne me doit desplaire : &amp; pour celle mesme raison, ie vous doiz ay(-)<text:line-break/>mer, &amp; vous aymeray voulentiers : mais il ne doit tumber aucune chose deshon(-)<text:line-break/>neste<text:s/>entre vostre amytie &amp; la mienne : vous estes mon pere spirituel &amp; estes<text:line-break/>prestre : &amp; auec ce vous approchez beaucop de la vieillesse : qui sont toutes cho(-)<text:line-break/>ses qui vous doyuent rendre continent &amp; chaste : &amp; dautrepart ie ne suis plus en(-)<text:line-break/>fant, à qui ces<text:s/>amourachemens sieent desormais guyeres bien : &amp; oultre ie suis<text:line-break/>veufue : &amp; vous scauez combien l'honnesteté est requise aux veufues. Parquoy<text:line-break/>ayez moy pour excusée : car en la maniere que vous me requerez, ie ne vous ay(-)<text:line-break/>meray iamais : ny ne veulx pareillement que vous m'aymez. Le preuost nen pou<text:line-break/>uant tirer autre chose pour celle fois, ne fut pas estonné, ou vaincu du premier<text:line-break/>coup, ains vsant de son importunite malseante, la solicita plusieursfois par lettres,<text:line-break/>&amp; par ambassades, &amp; encores luy mesmes (quant<text:s/>il la voyoit venir à leglise) len<text:line-break/>prioit : parquoy estant aduis à la dame que ceste poursuyte estoit trop fascheuse<text:line-break/>&amp; ennuyeuse, elle pensa de sen vouloir despestrer comme il le meritoit, puis que<text:line-break/>autrement elle ne pouuoit faire : mais elle ne voulut faire<text:s/>aucune chose en cecy<text:line-break/>sans le declairer premierement à ses freres : &amp; leur ayant dit ce que monsieur le<text:line-break/>preuost pourchassoit, &amp; encores ce quelle deliberoit de faire (desquelz elle en<text:line-break/>obtint congé) sen alla peu de iours apres à leglise comme elle : auoit de coustume :<text:line-break/>ou aussi tost que monsieur le preuost la veit, il sent vint vers elle auec laquelle suy<text:line-break/>uant sa facon de faire, il entra en propos par vne aliance de parentaige. Elle le<text:line-break/>voyant venir luy feit bon visaige : &amp; apres qu'ilz se furent tirez apart,<text:s/>le preuost<text:line-break/>luy deit plusieurs propos comme il auoit acoustume : Et elle ayant iecte vng<text:line-break/>grant souppir luy deit. Monsieur i'ay plusieursfois ouy dire qu'il nya chasteau si<text:line-break/>fort soit il, qui ne soit pris vne fois s'il est tous les iours assailly : ce que ie<text:s/>voy tres(-)<text:line-break/>bien estre aduenu en moy : car vous m'auez tant poursuyuie, ores auec doulces<text:line-break/>parolles, maintenant auec vne gentillesse, &amp; tantost auec vng autre, que vous<text:line-break/>m'auez faict rompre ma deliberation, &amp; suis contente, puis que ie vous plais, d'e(-)<text:line-break/>stre toute vostre. Le preuost tout ioyeulx de cecy respondit. Ma dame ie vous<text:line-break/>mercie : &amp; à dire le vray ie me suis fort esmerueillé, comme vous auez si longue(-)<text:line-break/>ment tenu bon : considerant qu'il ne m'aduint iamais ainsi d'aucune autre. Et i'ay<text:line-break/>dit quelque fois que si les femmes estoient dargent, elles ne vauldroient pas vng<text:line-break/>denier : par ce qu'il ne sen trouueroit pas vne qui fust bonne pour endurer le mar<text:line-break/>teau : mais laissons cecy pour le present, &amp; regardons seulement, quant, &amp; ou,<text:line-break/>nous pourrons nous trouuer ensemble. A qui la dame respondit. Mon doulx sei<text:line-break/>gneur, le t(e2)ps pourroit bi(e2) estre à lheure qui plus vous plairoit : par ce que ie n'ay<text:line-break/>point de mary à qui il me faille r(e2)dre c(o2)pte du coucher : mais ie ne puis penser le<text:line-break/>lieu. Deit lors le preuost c(o2)ment n(o2) ? En vostre maison ? La dame resp(o2)dit. Vous<text:line-break/>scauez monsieur que i'ay deux ieunes freres qui y viennent iour &amp; nuict auec<text:line-break/>leurs compaignons : &amp; ma maison n'est guieres grande, parquoy in ne seroit<text:line-break/>possible d'y estre si ce nestoit qu'on y voulsist demourer comme muet sans<text:line-break/><text:span text:style-name="pb">[Fueil.184]</text:span><text:line-break/><text:soft-page-break/>son(-)ner mot ne faire bruyt : &amp; encores à lobscur comme les aueugles : &amp; qu'il le<text:line-break/>vouldroict faire ainsi, cela se pourroit aysement conduyre : par ce qu'ilz n'ont a(-)<text:line-break/>coustumé de venir en ma chambre. Vray est que la leur est si pres de la mienne<text:line-break/>qu'on ny scauroit dire parolle si basse qu'elle ne se puisse aysement ouyr. Le pre(-)<text:line-break/>uost deit alors : Ma dame à cecy ne tienne pour vne nuict ou pour deux, iusques<text:line-break/>à ce que ie pense ou nous pourrons estre<text:s/>vne autresfois plus à laise. La dame deit,<text:line-break/>Monsieur cecy gist seulement en vous : mais d'une chose vous veulx ie prier, que<text:line-break/>ce faict demeure si secret qu'on n'en oye iamais parler. Le preuost deit lors, Ma(-)<text:line-break/>dame ne doubtez point de cela : mais seulement<text:s/>faictes, s'il est possible, que nous<text:line-break/>couchi(o2)s ce soir ensemble. La dame deit, il me plaist bien : &amp; luy ayant faict en(-)<text:line-break/>tendre comment, &amp; quant il y deuroit aller, se partit d'auec luy, &amp; sen retourna à<text:line-break/>la maison. Or ceste dame auoit vne sienne chambriere qui n'estoit pas des plus<text:line-break/>ieunes qu'on face, mais en recompense elle auoit le plus layd visaige, &amp; le plus<text:line-break/>contrefaict qu'on veit iamais car elle auoit le nez fort escaché, la bouche torse,<text:line-break/>les leures grosses, &amp; les dentz mal composées, grandes, &amp; noyres, &amp; estoit vng<text:line-break/>peu lousche : ne iamais n'estoit sans auoir mal aux yeulx, auec vne couleur iaulne<text:line-break/>&amp; verte, qu'il sembloit qu'elle eust passé l'esté, non à Fiesole, mais à Senegaille : &amp;<text:line-break/>oultre tout cecy estoit desanchée &amp; vng peu boyteuse du costé droit, &amp; auoit<text:line-break/>nom Chutte. Mais par ce quelle estoit camuse comme vng chi(e2) terrier, chascun<text:line-break/>l'appelloit Chuttasse. Et combien qu'elle fut contrefaicte de la personne, elle ne<text:line-break/>laissoit pour cela d'estre assez malicieuse : laquelle la dame feit venir à soy, &amp;<text:s/>luy<text:line-break/>deit. Chuttasse si tu me veulx faire vng seruice ceste nuict, ie te donneray vne bel<text:line-break/>le chemise toute neufue. Quant Chuttasse ouyt parler d'une chemise, elle deit :<text:line-break/>Ma dame, s'il vous plaist me donner vne chemise ie me ietteray à vng besoing<text:line-break/>dans le feu, si plus vous ne voulez. Or bien deit la dame, ie veulx que tu couches<text:line-break/>ceste nuict auec vng homme dedans mon lict, &amp; que tu luy faces grant chere :<text:line-break/>mais garde toy bien de sonner mot : de peur que tu soyes ouye de mes freres,qui<text:line-break/>couchent (comme tu scays)<text:s/>pres de toy : &amp; puis ie te donneray la chemise. Voy(-)<text:line-break/>re, deit Chutte : ie suis contente de coucher auec six, s'il en est besoing, non pas<text:line-break/>auec vng seulement : Quant doncques la nuict fut venue, monsieur le preuost<text:line-break/>vint (comme il auoit conclud) pendant que les deux freres estoient en leur cham<text:line-break/>bre : ou ilz se faisoient (c(o2)me la dame leur auoit dit) bien ouyr. Parquoy entrant<text:line-break/>tout coyement, &amp; sans chandelle en la chambre de la dame, il se meit comme el(-)<text:line-break/>le luy auoit enseigné, dedans le lict. Et de l'autrepart, Chutte bien recordée par<text:line-break/>sa maistresse de ce qu'elle deuoit faire, &amp; luy croyant auoir la dame aupres de<text:line-break/>soy, prit entre ses bras Chutte, &amp; la commenca à baiser sans sonner mot : &amp; elle<text:line-break/>luy : puis à prendre son passe temps auec elle, entrant en possession des biens si<text:line-break/>longuement desirez. Quant la dame eut faict cecy, elle deit à ses freres qu'ilz feis(-)<text:line-break/>sent le demourant de ce qui auoit esté deliberé. Lesquelz sortiz tout bellem(e2) de<text:line-break/>la chambre sen allerent vers la place, &amp; leur fut la fortune<text:s/>plus fauorable en ce<text:line-break/>qu'ilz vouloient faire, que eulx mesmes ne demandoient : par ce que faisant lors<text:line-break/>grant chault, l'euesque vouloit enuoyer querir ces deux ieunes hommes : pour<text:line-break/>sen aller iusques en leur maison passer temps &amp; prendre son vin : mais ainsi<text:s/>qu'il<text:line-break/>les veit venir, il leur deit incontinent ce qu'il auoit deliberé de faire, &amp; se meit<text:line-break/>en chemin auec eulx : &amp; estant entré en vne leur petite basse court, la ou on auoit<text:line-break/><text:span text:style-name="pb">[n.p.]</text:span><text:line-break/>allumé plusieurs chandelles, il beut de bon vin qu'ilz luy donnerent, auec grant<text:line-break/>contentement : &amp; quant il eut beu, les deux freres luy deirent. Monsieur puis qu'il<text:line-break/>vous a pleu nous faire tant de grace que d'estre venu visiter ceste paoure mai(-)<text:line-break/>son, pour venir à laquelle nous vous allions inuiter, nous vous supplions de<text:s/>vou<text:line-break/><text:soft-page-break/>loir veoir vne petite chose que nous vous voulons monstrer. L'euesque respondit<text:line-break/>que voulentiers. Parquoy prenant l'ung des freres vng flambeau en la main, &amp;<text:line-break/>se mettant deuant, &amp; l'euesque le suyuant auec tous les autres, il alla droit à la ch(a2)<text:line-break/>bre<text:s/>ou monsieur le preuost estoit couché auec Chutte. Lequel pour arriuer bien<text:line-break/>tost au logis, s'estoit hasté de cheuaucher : &amp; auoit, au(a2)t (q2) ceulx cy y arriuassent,<text:line-break/>cheuauché desia plus de trois lieues. Parquoy estant vng peu lassé, il se reposoit,<text:line-break/>ayant<text:s/>(non obstant le chault) Chutte, entre ses bras. Entrez doncques qu'ilz fu(-)<text:line-break/>rent, all(a2)t le ieune homme le premier auec la clarté en la main, &amp; l'euesque apres,<text:line-break/>&amp; puis tous les autres, on monstra à l'euesque, monsieur son preuost &amp; Chutte<text:line-break/>entre ses bras. Lequel s'esueillant en ces entrefaictes, &amp; voyant la clarté &amp; tout ce<text:line-break/>peuple autour de luy, il meit incontinant de honte &amp; craincte qu'il eut, la teste<text:line-break/>dedans le lict : A qui l'euesque deit de grandes iniures, &amp; luy feit tirer la teste de(-)<text:line-break/>hors : &amp; veoir auec qui il auoit couché. Lors se paoure preuost congnoissant la<text:line-break/>tromperie de la dame, deuint t(a2)t pour cela que pour le blasme qu'il luy sembloit<text:line-break/>receuoir, le plus dolent homme qui fut oncques : &amp; s'estant reuestu par comman(-)<text:line-break/>dement de l'euesque,<text:s/>il fut enuoyé soubz bonne garde à la maison pour souffrir<text:line-break/>grande penitence du peche qu'il auoit commis. L'euesque voulut scauoir apres,<text:line-break/>comm(e2)t cecy estoit aduenu,qu'il fust venu coucher auec Chutte, A qui les deux<text:line-break/>freres compterent toute l'hystoire. Ce<text:s/>que oyant l'euesque, il loua grandement<text:line-break/>la dame, &amp; les deux freres aussi, lesquelz sans se vouloir souiller les mains du sang<text:line-break/>des prestres, l'auoient traicté comme il luy appartenoit. L'euesque luy seit plorer<text:line-break/>ce peché quarante iours : mais amour &amp; desdaing le feirent plourer plus de qua(-)<text:line-break/>rante neuf, oultre ce qu'il fut long temps apres sans pouuoir sortir de sa maison,<text:line-break/>ne aller par la rue, qu'il ne fust monstré au doigt par les enfans qui disoient.<text:line-break/>Voyez cestuy là qui coucha auec Chutte. Ce qui luy faschoit t(a2)t, qu'il en fut qua(-)<text:line-break/>si pour deuenir fol, &amp; en telle sorte, l'honneste dame se deschargea &amp; deffeit de<text:line-break/>l'ennuy &amp; fascherie de monsieur le preuost. Et Chutte gaigna la chemise, &amp; la<text:line-break/>bonne nuict.</text:p>
      <text:h text:style-name="Titre2" text:outline-level="2">(hedera) TROIS BONS COMPAIGNONS AVAL(-)<text:line-break/><text:span text:style-name="T4534">lerent les<text:s/></text:span><text:span text:style-name="T4535">brayes à ung iuge Marquisan à Flor(e2)ce, ce pendant qu'il tenoit la court</text:span><text:span text:style-name="T4536"><text:line-break/></text:span><text:span text:style-name="T4537">en son siege.</text:span></text:h>
      <text:h text:style-name="P4538" text:outline-level="2">Nouuelle cinquiesme.</text:h>
      <text:p text:style-name="P4539"><text:span text:style-name="T4540">M</text:span>Adame Emilie auoit mis fin à sa nouuelle, ayant esté la dame<text:line-break/>veufue fort louée de tous, quant la royne regardant Philostrate<text:line-break/>deit : Cest à toy maintenant à dire. Au moyen dequoy, il respon<text:line-break/>dit incontinent, qu'il en estoit tout prest : &amp; commenca. Gracieu<text:line-break/>ses dames, le ieune homme que madame Elisse a nagueres nom<text:line-break/>mé. Cest assauoir Mace del saggio, me fera laisser vne nouuelle<text:line-break/><text:span text:style-name="pb">[Fueil.185]</text:span><text:line-break/>que<text:s/>ie vouloye dire, pour en compter vne de luy, &amp; d'aucuns siens compaign(o2)s :<text:line-break/>laquelle encor qu'elle soit aucunement deshonneste, par ce qu'on vsera (en la di(-)<text:line-break/>sant) des vocables que vous auez honte de n(o2)mer, neantmoins elle est tant plai(-)<text:line-break/>ne de risée que ie la vous diray.</text:p>
      <text:p text:style-name="P4541">Vous pouuez auoir ouy dire, comment souuentesfois viennent à Florence<text:line-break/>des potestatz de la marque d'ancone, lesquelz sont gens de paoure cueur, &amp; de<text:line-break/>vie tant escharce &amp; miserable, que tout leur faict n'est que vne vraye pouillerie.<text:line-break/>Et au moyen de ceste leur naturelle misere &amp; auarice, il meinent auec eulx des<text:line-break/>iuges &amp; des notaires qui ressemblent plus tost gens tirez de la charrue, ou sortiz<text:line-break/><text:soft-page-break/>d'une sauatterie, que des escolles de loix : Or y estant venu vng iour quelcun<text:line-break/>d'eulx pour potestat, entre les autres iuges qu'il amena auec soy, il en y auoit vng<text:line-break/>qui se faisoit nommer messire Nicole de sainct Lepide : lequel ressembloit plus<text:line-break/>tost vng maignan à le veoir, que autre chose : Et fut depputé cestuy cy, entre les<text:line-break/>autres à ouyr les causes criminelles : &amp; comme il aduient le plus souuent, que en(-)<text:line-break/>cores que les citoyens n'ayent que faire au palais, si est ce qu'ilz y vont quelque<text:line-break/>fois, aduint que Macé delsaggio cerchant vne matinée vng sien amy, y alla : &amp;<text:line-break/>luy estant venu à propos de regarder la ou ce messire Nicole estoit assiz, qui luy<text:line-break/>sembla estre quelque bel oyseau, il vint à le considerer, depuis les piedz iusques à<text:line-break/>la teste. Et c(o2)bien qu'il luy veistvng chappeau de menu ver tout enfumé en la te(-)<text:line-break/>ste, &amp; vng escrittoire à sa ceinture, auec le saye plus l(o2)g que la robbe, &amp; plusieurs<text:line-break/>autres choses estranges, &amp; hors de ce que doit porter vng honneste &amp; ciuil hom<text:line-break/>me, il en veit encores entre elles vne des plus notables à son iugement que piece<text:line-break/>des autres : assauoir des brayes, le fond desquelles il voyoit tumber iusques à my<text:line-break/>iambe : estant ce iuge assis, qui auoit ses habillemens par escharseté de drap, si e(-)<text:line-break/>stroictz &amp; affamez qu'ilz estoi(e2)t tous ouuers par deuant. Parquoy sans s'amuser<text:line-break/>trop à les regarder, &amp; laissant ce qu'il<text:s/>alloit cerchant, il commenca à faire nouuel<text:line-break/>le queste : &amp; alla trouuer deux de ses compaignons : desquelz l'ung auoit nom<text:line-break/>Ribi, &amp; l'autre Mathias, tous hommes non moins recreatifz que luy : &amp; leur deit.<text:line-break/>Si vous me voulez faire plaisir, ie vous prie venez<text:s/>vous en iusques au Palais auec<text:line-break/>moy : car ie vous veulx monstrer le plus nouueau sot que vous veistes iamais : Et<text:line-break/>sen estant allé auec eulx au palais, il leur m(o2)stra ce beau iuge &amp; ses brayes, d(o2)t ilz<text:line-break/>commencerent de loing à en rire : &amp; s'estantz approchez plus pres des bancs, sur<text:line-break/>lesquelz monsieur le iuge estoit assiz, ilz veirent qu'on pouuoit aller facilement<text:line-break/>par dessoubz, &amp; oultre ce, que lays, sur lequel il tenoit ses piedz estoit tout rom(-)<text:line-break/>pu, tellement qu'on y pouuoit mectre la main &amp; le bras<text:s/>tout alaise. Et alors Ma(-)<text:line-break/>cé deit à ses compaignons, Ie veulx que nous luy auallions ses brayes du tout : car<text:line-break/>il se peult trop facillement faire : Parquoy ayant chascun de ses compaignons des<text:line-break/>ia veu le moyen de le pouuoir faire, &amp; conclud ce que chascun<text:s/>deuoit faire, ilz y<text:line-break/>retournerent la matinée ensuyuant : Et trouuantz l'auditoire fort plain de gens,<text:line-break/>Mathias entra soubz le banc que personne ne sen apperceut, &amp; sen alla droit<text:line-break/>soubz le lieu ou le iuge tenoit ses piedz : puis s'approchant Macé de l'ung des<text:line-break/>costez du iuge, il le prit parle deuant de sa robbe, &amp; Ribi estant de l'autre co(-)<text:line-break/>sté en feit autant : Et lors Macé commenca à dire. Monsieur monsieur ie vous<text:line-break/>supplie pour dieu, qne auant que ce larronneau qui est pres de vous, sen voyse<text:line-break/>ailleurs, vous<text:s/>me faciez rendre vne paire de houseaulz qu'il ma desrobez, &amp;<text:line-break/><text:span text:style-name="pb">[n.p.]</text:span><text:line-break/>tou(-)tesfois il le nye : combien que ie vy il nya pas encores quinze iours qu'il les fai(-)<text:line-break/>soit semeler. Ribi de l'autrepart cryoit : Monsieur ne le croyez point, cest vng af(-)<text:line-break/>fecté, &amp; pour ce qu'il scait que ie suis venu icy pour me plaindre d'une malle qu'il<text:line-break/>m'a desrobée, il est maintenant venu &amp; parle des houseaulz que i'auoye pieca<text:line-break/>au logis : &amp; s'il ne vous plaist me croyre ie vous en puis bailler à resmoings Trec(-)<text:line-break/>ca qui est aupres de moy, &amp; la grasse trippiere, &amp; vng autre qui va amassant ce<text:line-break/>qu'on balie à nostre dame de versaye : qui les veit quant il reuenoit des champs.<text:line-break/>Macé d'autre costé ne laissoit parler Ribi : ains cryoit tant qu'il pouuoit, &amp; Ribi<text:line-break/>pareillement : &amp; ce pendant que le iuge demouroit debout &amp; pres d'eulx pour<text:line-break/>mieulx les entendre, Mathias (quant il veit son point) meit la main par ou lays<text:line-break/>estoit rompu, &amp; prit le fond des brayes du iuge, qu'il tira si fort, qu'elles vindrent<text:line-break/>incontinent embas : par ce que<text:s/>le iuge estoit maigre &amp; escroppi(o2)né. Lequel sen(-)<text:line-break/>tant cecy, &amp; ne saichant que cestoit, voulut tirer ses habillemens deuant, &amp; se<text:line-break/><text:soft-page-break/>couurir &amp; asseoir : mais le tenans Macé tousiours d'ung costé, &amp; Ribi de l'autre,<text:line-break/>&amp; cryans fort : Monsieur vous auez tort<text:s/>que vous ne me faictes iustice : pourquoy<text:line-break/>est ce que vous ne me voulez ouyr : pourquoy vous en voulez aller ailleurs ? Mon<text:line-break/>sieur lon ne donne iamais libelle en ceste ville d'une si petite matiere comme<text:line-break/>ceste cy : ilz le tindrent par la robbe si longuement<text:s/>en parolles, que tous ceulx qui<text:line-break/>estoient à l'auditoire s'apperceurent qu'on luy auoit auallé ses brayes. Lesquelles<text:line-break/>Mathias (apres les auoir tenues quelque peu) laissa la sur les talons du iuge, &amp; sen<text:line-break/>sortit hors, &amp; sen alla sans que personne le veist : Ribi pensant auoir faict assez,<text:line-break/>deit, ie fay veu à Dieu que ie m'ay deray du Scindicat : &amp; Mace de l'autre costé<text:line-break/>ayant abandonné la robbe deit, non feray pas moy : mais ie retourneray icy tant<text:line-break/>de fois que ie ne vous trouueray si empesché, comme il m'a semblé<text:s/>que vous a(-)<text:line-break/>uez esté ce matin, &amp; sen allerent l'ung ca, &amp; l'autre lá, le plustost qu'ilz peurent.<text:line-break/>Monsieur le iuge remontant ses brayes en la presence d'ung chascun, comme s'il<text:line-break/>sortoit du lict, s'apperceut alors du faict, &amp; demanda que estoient deuenuz<text:s/>ceulx<text:line-break/>qui auoient eu question des houseaulx, &amp; de la malle : mais ne se pouuans retrou<text:line-break/>uer, il commenca à iurer par les trippes de dieu qu'il faloit congnoistre &amp; sca(-)<text:line-break/>uoir si on auoit acoustumé à Flor(e2)ce, de tirer les brayes au iuges quant ilz estoi(e2)t<text:line-break/>assiz au siege de iustice. De l'autrepart le saichant le potestat il en feit vne gran(-)<text:line-break/>de cryerie : Puis apres, luy ayant esté remonstré par ses amys, que cecy ne luy a(-)<text:line-break/>uoit esté faict, sinon pour monstrer que les Florentins congnoissoient tresbien<text:line-break/>que au lieu d'auoir mené des iuges honnestes gens, il auoit amené des sotz pour<text:line-break/>en auoir meilleur marché, il se teut pour son mieulx, &amp; plus auant n'alla la chose<text:line-break/>pour celle fois.</text:p>
      <text:h text:style-name="Titre2" text:outline-level="2"><text:span text:style-name="pb">[Fueil.186]</text:span><text:line-break/>(hedera) BRVN ET BVLFAMAQVE DESROBE(-)<text:line-break/><text:span text:style-name="T4542">rent ung pource</text:span><text:span text:style-name="T4543">au a Calandrin, &amp; pour le retrouuer feirent une espreuue a(-)</text:span><text:span text:style-name="T4544"><text:line-break/></text:span><text:span text:style-name="T4545">uec de la maluoysie &amp; des pillules de Gyngembre : au lieu desquelles ilz en don(-)</text:span><text:span text:style-name="T4546"><text:line-break/></text:span><text:span text:style-name="T4547">nerent deux audict Calandrin lune apres l'autre de crotte de chien, confittes en</text:span><text:span text:style-name="T4548"><text:line-break/></text:span><text:span text:style-name="T4549">aloes, &amp; luy feirent acroyre q</text:span><text:span text:style-name="T4550">u'il s'estoit desrobé soy mesmes, &amp; de peur qu'ilz le</text:span><text:span text:style-name="T4551"><text:line-break/></text:span><text:span text:style-name="T4552">deissent a sa femme, ilz le luy feirent encores achepter.</text:span></text:h>
      <text:h text:style-name="P4553" text:outline-level="2">Nouuelle sixiesme.</text:h>
      <text:p text:style-name="P4554"><text:span text:style-name="T4555">L</text:span>A nouuelle de Philostrate ne fut si tost acheuée que apres qu'on<text:line-break/>en eut bien ry, la royne ne commandast à ma dame Philomene<text:line-break/>quelle suyuist à dire la sienne : laquelle commenca ainsi. Gracieu<text:line-break/>ses dames, Tout ainsi que Philostrate pour auoir ouyr ramente(-)<text:line-break/>uoir le nom de Macé, à voulu dire la nouuelle que vous auez<text:line-break/>ouye, ne plus ne moins me souuenant de celuy de Calandrin &amp;<text:line-break/>de ses compaignons, i'ay affection de vous en compter vne d'eulx mesmes, la(-)<text:line-break/>quelle vous plaira comme ie pense.</text:p>
      <text:p text:style-name="p">Il n'est besoing que ie vous face congnoistre quelz gens furent Calandrin,<text:line-break/>Brun, &amp; Bulfamaque par ce que vous l'auez assez entendu cy deuant : Parquoy<text:line-break/>pour commencer mon propos ie vous dy, que Calandrin auoit vne petite mai(-)<text:line-break/>son aux champs, non guieres loing de Florence qu'il auoit eu en mariage de sa<text:line-break/>femme, de laquelle entre les autres choses qu'il en recueilloit, cestoit vng pour(-)<text:line-break/>ceau tous les ans : &amp; auoit de coustume de sen aller luy &amp; sa femme enuiron le<text:line-break/>moys de decembre au villaige, &amp; faire tuer ce pourceau : &amp; lá le faire saller. Or<text:line-break/>aduint vne fois entre les autres, que estant sa femme vng peu malade, Calandrin<text:line-break/><text:soft-page-break/>alla tout seul pour faire<text:s/>tuer ce pourceau : Ce que ay(a2)s ent(e2)duBrun, &amp; Bulf ama(-)<text:line-break/>que : &amp; saichans que sa femme n'y alloit point, ilz sen aller(e2)t pour passer vng peu<text:line-break/>le temps, vers vng prestre fort leur amy, &amp; voisin aux champs de Calandrin, qui<text:line-break/>auoit tué ce pourceau, la<text:s/>matinée du iour que ceulx cy y arriuerent. Parquoy les<text:line-break/>voyant Calandrin auecques le prestre, il leur deit, vous soyez les bien venuz : ie<text:line-break/>veulx que vous voyez quel mesnager ie suis. Et les ayant menez en la maison,<text:line-break/>leur monstra ce pourceau. Ceulx cy veirent qu'il estoit tresbeau, &amp; sceurent de<text:line-break/>Cal(a2)drin qu'il le vouloit saller pour son mesnage : A qui Brun deit, M(o2) dieu que<text:line-break/>tu es lourdault. Vends le, &amp; faisons b(o2)ne chere de l'argent. Puis dy à ta femme<text:line-break/>qu'il ta esté desrobé. Il ne le fault pas ainsi<text:s/>faire, deit Calandrin : car elle ne le croy(-)<text:line-break/>roit pas, &amp; si me chasseroit hors de la maison : &amp; pour ce ne vous en tourmentez<text:line-break/>point : car ie ne le feroye iamais, &amp; combien qu'ilz le preschassent longuement.<text:line-break/>toutesfois tout cela n'y seruit de rien : Bien<text:s/>les inuita il à soupper : mais ce fut as(-)<text:line-break/>sez froidem(e2)t : tellem(e2)t qu'ilz n'y voulur(e2)t point soupper. Et partans d'auec luy<text:line-break/>Brun deit Bulfamaque, luy voulons nous desrober ceste nuict son pourceau ? à<text:line-break/>qui Bulfamaque respondit, comment le pourrons nous faire ? Deit alors Brun, i'ay<text:line-break/>bien desia veu le moyen, s'il ne l'oste de la ou ie l'ay veu, à ceste heure. Ie te prie<text:line-break/>deit Bulfamaque, faisons le doncques, pourquoy ne le ferons nous ? &amp; puis nous<text:line-break/>en ferons grant chere auec le chappellain : Le prestre respondit qu'il en estoit tres<text:line-break/>content. Lors Brun deit, il conuient vser en cecy d'ung peu de finesse. Tu scaiz<text:line-break/><text:span text:style-name="pb">[n.p.]</text:span><text:line-break/>Bulfamaque, comment Calandrin est auare : &amp; comme il boyt voulentiers qu(a2)t<text:line-break/>cest aux despens d'autruy, allons a luy &amp; le menons à l(a2) tauerne : &amp; lá fault que<text:line-break/>le prestre face semblant de payer tout l'escot, pour son honneur, &amp; qu'il ne luy<text:line-break/>laisse payer aucune chose, il se acoustrera de bonne heure, &amp; puis nous en vien(-)<text:line-break/>drons tresbien à bout : car il est seul au logis. Et tout ainsi comme Brun le deit<text:line-break/>ainsi le feirent ilz. Quant Calandrin veit, que le prestre ne vouloit que personne<text:line-break/>payast, il se prit à boire de plus beau : &amp; combien qu'il n'en eust trop grant be(-)<text:line-break/>soing, si se chargea il toutesfois tresbien. Puis estant desia deux ou trois heu(-)<text:line-break/>res de nuict quant il partit de la tauerne, il sen alla à son logis sans vouloir autre(-)<text:line-break/>ment soupper : &amp; pensant auoir fermé son huis le laissa ouuert, &amp; se coucha,<text:line-break/>Bulfamaque &amp; Brun sen allerent soupper auecques le prestre, &amp; incontinent<text:line-break/>apres le soupper ilz prindrent certains engins pour entrer en la maison de Ca(-)<text:line-break/>landrin, &amp; sen allerent tout bellement au lieu que Brun auoit aduisé. Mais trou(-)<text:line-break/>uans l'huys ouuert ilz entrerent dedans, &amp; prindr(e2)t le pourceau qu'ilz porterent<text:line-break/>à la maison du prestre, &amp; puis se coucherent. Quant Calandrin eut bien repo(-)<text:line-break/>se son vin, il se leua au matin, &amp; aussi tost qu'il fut descendu embas il regarda, &amp;<text:line-break/>ne veit point son pourceau : mais il veit bien la porte ouuerte. Parquoy ayant de(-)<text:line-break/>mandé<text:s/>à cestuy cy &amp; à cestuy la, s'ilz scauoient point qui luy auoit desrobé son<text:line-break/>pourceau, &amp; ne trouuant personne qui luy en deist nouuelle, il commenca à fai(-)<text:line-break/>re les plus grandes doleances du monde : disant. Helas dolent que ie suis, mon<text:line-break/>pourceau m'a esté desrobé. Quant Brun &amp; Bulfamaque furent leuez, ilz sen alle(-)<text:line-break/>rent vers Calandrin pour ouyr ce qu'il diroit de son pourceau : lequel aussi tost<text:line-break/>qu'il les veit, les appella : &amp; leur deit, quasi en plour(a2)t. Helas mes amys mon pour(-)<text:line-break/>ceau m'a esté desrobé.<text:s/>Et s'approchant Brun il luy deit tout bas en l'oreille. Cest<text:line-break/>merueille, que tu ayes esté saige vne fois en ta vie : Comment, deit Calandrin, ie<text:line-break/>le dy à bon essient ? Dy tousiours ainsi (deit Brun) &amp; crye fort, affin qu'on pense<text:line-break/>qu'il soit vray : Calandrin<text:s/>se meit alors à cryer fort &amp; disoit, Par le corps bieu ie<text:line-break/>vous dy vray qu'il m'a esté desrobé : Et Brun disoit. Tu dys bien, Cest bien dit<text:line-break/>ainsi le fault il dire. Crye fort, faiz toy si bien ouyr qu'il semble estre vray. Tu me<text:line-break/><text:soft-page-break/>ferois (deit Cal(a2)drin) donner l'ame au diable, car ie voy bien que tu ne me croys<text:line-break/>point : mais ie puisse estre p(e2)du par la gorge s'il ne m'a esté desrobé, Brun deit a(-)<text:line-break/>lors : C(o2)ment dieu peult estre cecy, ie le vey hier lá. Penses tu nous faire acroire,<text:line-break/>qu'il sen soit volé ? Il est aussi vray, deit Cal(a2)drin, c(o2)me ie le te dy. Iesus (deit Brun)<text:line-break/>est il bi(e2) possible ? Pour certain, deit Cal(a2)drin, il est ainsi : dont ie suis destruict, &amp;<text:line-break/>ne scay comment i'oseray tourner à la maison : car ma femme ne le croyra pas,<text:line-break/>Et<text:s/>quant bien encores elle le croyra, ie n'auray paix à elle de cest an. Deit alors<text:line-break/>Brun, Sur ma foy que cest mal faict s'il est ainsi mais tu scez Cal(a2)drin, que hier ie<text:line-break/>t'enseignay de dire ainsi, &amp; pour ce ie ne vouldroye que tu te mocquasses main(-)<text:line-break/>tenant de ta femme &amp; de nous. Calandrin commenca à cryer &amp; à dire. Mon<text:line-break/>dieu pourquoy me voulez vous faire desesperer &amp; blasphemer dieu &amp; les sainctz<text:line-break/>&amp; toute la kirielle. Ie dy que le pourceau m'a esté desrobé ceste nuict. Bulfama(-)<text:line-break/>que deit à l'heure, S'il est ainsi il fault regarder le moyen de le rauoir s'il est pos(-)<text:line-break/>sible : Et quel moyen, deit Calandrin, pourrons nous trouuer ? Deit alors Bulfa(-)<text:line-break/>maque, Si fault il croyre pour certain qu'il n'est venu personne d'Indie pour te<text:line-break/>desrober ton pourceau : &amp; fault que ce soit quelcun de tes voysins : mais si tu les<text:line-break/><text:span text:style-name="pb">[Fueil.189]</text:span><text:line-break/>peulx assembler ie scay faire vne espreuue de pain, auec du fromaige, par laquel<text:line-break/>le nous verrons tout incontinent qui l'aura eu : Voyre (deit Brun) que tu feras<text:line-break/>l'experience auec du pain &amp; du fromaige à certains petitz nobilis qui sont icy<text:line-break/>autour, quelcun desquelz à pris pour certain le pourceau, qui s'apperceuront<text:line-break/>du cas, &amp; ne vouldront point venir. Qu'est il donc de faire, deit Bulfamaque ?<text:line-break/>Il fauldroit auoir (respondit Brun) de belles pillules de gyngembre, &amp; de bel(-)<text:line-break/>le maluoysie, &amp; les inuiter à boire. Parquoy ilz n'y penseront point, &amp; vi(e2)droient<text:line-break/>sans faulte : &amp; dau(a2)taige on peult aussi bien benistre les pillules, comme on faict<text:line-break/>le pain &amp; le fromaige. A quoy Bulfamaque respondit, pour certain tu dy vray : Et<text:line-break/>toy Calandrin qu'en dy tu ? Le voulons nous faire ? Mais ie vous en prie, deit Ca(-)<text:line-break/>landrin, pour l'amour de dieu : car aumoins si ie scauoye qui la eu, il me semble(-)<text:line-break/>roit estre à demy consolé. Or sus, deit Brun, ie suis deliberé d'aller iusques à Flo(-)<text:line-break/>rence querir toutes ces choses pour te faire seruice, si tu me bailles de l'arg(e2)t pour<text:line-break/>les auoir. Cal(a2)ndrin auoit paraduenture sur luy quar(a2)te solz qu'ilz luy bailla. Et ce<text:line-break/>faict, Brun sen alla à Flor(e2)ce, vers vng si(e2) amy appothicaire : duquel il acheta vne<text:line-break/>liure de belles galles de gyngembre, dont il feit faire des pillules, &amp; en feit faire<text:line-break/>deux autres de crotte de chien : qu'il feit confire en aloes, puis leur feit donner<text:line-break/>vne couuerture de succre comme auoient les autres : &amp; pour ne les descongnoi(-)<text:line-break/>stre il leur feit faire vne petite marcque, par laquelle il les congnoissoit tresbien :<text:line-break/>auecques ce il achepta vng flascon dune bonne maluoysie, &amp; sen retourna au vil<text:line-break/>laige vers Calandrin, &amp; luy deit. Or<text:s/>ca, tu donneras ordre d'inuiter demain ma<text:line-break/>tin à desieuner, tous ceulx de qui tu as souspecon : &amp; pour ce qu'il est feste, cha(-)<text:line-break/>scun y viendra voulentiers : &amp; ie feray ce soir auec Bulfamaque l'enchantement<text:line-break/>sur les pillules, &amp; les t'apporteray de bon matin, &amp; encores les bailleray ie moy<text:line-break/>mesmes pour l'amour de toy : &amp; feray &amp; diray tout ce qu'il fault dire, &amp; faire. Ca<text:line-break/>landrin feit son conseil. Parquoy estant assemblée le landemain matin deuant l'e(-)<text:line-break/>glise soubz l'orme vne bonne compaignie, tant de ieunes<text:s/>hommes Florentins,<text:line-break/>(qui estoi(e2)t venuz passer le temps aux champs) que de paisans du villaige, Brun<text:line-break/>&amp; Bulfamaque vindrent auec vne escuelle plaine de pillules &amp; le flascon de mal(-)<text:line-break/>uoysie, qui feir(e2)t renger en rond toute la compaignie. A laquelle Brun dit. Mes(-)<text:line-break/>sieurs, il fault que ie vous declaire l'occasion pourquoy vous estes icy assemblez,<text:line-break/>affin que s'il en aduenoit chose qui ne vous pleust, vous n'ayez apres à vous plain<text:line-break/>dre de moy. Il fut hier pris à Calandrin, que voycy, vng sien beau pourceau, &amp; il<text:line-break/><text:soft-page-break/>ne peult trouuer celuy qui la pris : &amp; pour ce que autre que nous qui sommes icy<text:line-break/>ne le peuuent auoir faict, luy, pour scauoir qui la eu, vous donnera à menger de<text:line-break/>ces pillules à chascun vne, &amp; à boire de ce vin : &amp; asseurez vous que quiconques<text:line-break/>aura<text:s/>pris le pourceau il ne pourra aualler la pillule : Ains luy semblera plus ame(-)<text:line-break/>re que venin, &amp; la crachera. Et par ainsi autant que de receuoir ceste honte en la<text:line-break/>presence de tant de gens, il vauldroit paraduenture mieulx que celuy qui la eu<text:line-break/>le deist en<text:s/>confession au prestre, &amp; ie me abstiendray de faire ceste preuue, cha(-)<text:line-break/>scun qui y estoit deit qu'il estoit content d'en menger. Au moyen dequoy, les<text:line-break/>ayant Brun mis par ordre, &amp; faict renger Calandrin, parmy eulx, il commenca<text:line-break/>par l'ung des boutz &amp; d(o2)na<text:s/>à chascun la si(e2)ne. Mais quant il fut à lendroit de Ca<text:line-break/>landrin, il preit vne de celles de chien, qu'il luy meit en la main, &amp; Calandrin la<text:line-break/>meit incontinent en sa bouche, &amp; c(o2)menca à macher. Mais aussi tost que la<text:line-break/><text:span text:style-name="pb">[n.p.]</text:span><text:line-break/>lan(-)gue sentit laloes, aussi tost il la cracha en terre, &amp; ne pouuant souffrir l'amertume.<text:line-break/>Chascun qui estoit lá regardoit l'ung l'autre au visaige, pour veoir qui cracheroit<text:line-break/>la sienne : Et n'ay(a2)t encores Brun acheué de les donner toutes, sans faire semblant<text:line-break/>dy ent(e2)dre<text:s/>rien, il ouyt qu'on disoit derriere luy : Que veult dire mainten(a2)t cecy<text:line-break/>Calandrin ? Parquoy s'estant soudainement retourné, &amp; voyant que Calandrin<text:line-break/>auoit craché la sienne, il deit, Attens : car paraduenture quelque autre chose te la<text:line-break/>faict cracher, tiens<text:s/>en vne autre : &amp; prenant la seconde, il la meit en sa bouche,<text:line-break/>puis il paracheua de bailler les autres qui restoi(e2)t. Mais si la premiere sembla ame<text:line-break/>re à Calandrin, ceste cy luy sembla encores plus. Toutesfois ayant honte de la<text:line-break/>cracher il la retint en la<text:s/>bouche, maschant quelque temps, &amp; la tenant ainsi, il c(o2)(-)<text:line-break/>menca à iecter les lermes aussi grosses que noysettes, &amp; à la fin n'en pouu(a2)t plus,<text:line-break/>il la cracha comme il auoit faict la premiere : Cep(e2)dant Bulfamaque faisoit don<text:line-break/>ner à boire à la compaignie, &amp; Brun qui voyoit cecy auec les autres deirent tous<text:line-break/>d'une voix, que pour certain Calandrin s'estoit desrobé soy mesmes, &amp; y en eut<text:line-break/>qui l'en reprindrent rudement. Mais apres qu'ilz sen furent allez, &amp; qu'il ne de(-)<text:line-break/>moura que Brun &amp; Bulfamaque auecques Calandrin, Bulfamaque commenca<text:line-break/>à luy dire. Ie l'auoye bien tousiours pense, que tu l'auois eu toy mesmes, &amp; que tu<text:line-break/>nous voulois faire acroyre qu'il t'auoit esté desrobé, de peur de nous donner à<text:line-break/>boire vne fois seulement de l'argent que tu en auois eu : Calandrin qui n'auoit<text:line-break/>encores craché l'amertume de laloes, commenca à iurer qu'il ne l'auoit point eu.<text:line-break/>Bulfamaque luy deit. Mais en bonne foy, dy : en as tu eu six escuz. Calandrin<text:line-break/>oyant cecy c(o2)menca à se desesperer. A qui Brun deit : Entens à bon essient Ca(-)<text:line-break/>landrin, il y eut quelcun de la compaignie qui beut &amp; mengea auec nous, lequel<text:line-break/>me deit que tu auois icy en hault vne garce que tu entretiens, &amp; luy donnes ce<text:line-break/>que tu peulx espargner, &amp; tenoit pour certain que tu luy auois enuoyé ce pour(-)<text:line-break/>ceau. Tu<text:s/>as apris d'estre mocqueur, &amp; s'il ten souuient, tu nous menas vne autres<text:line-break/>fois, par la plaine de mugnon, chercher les pierres noyres, &amp; apres que tu nous<text:line-break/>euz mis en gallée, sans Biscuyt, tu t'en vins : &amp; puis tu nous voulois faire acroyre<text:line-break/>que tu l'auois trouuée. Maintenant tu nous veulx faire croyre pareillement, auec<text:line-break/>tes iuremens, que le pourceau que tu as donné, ou vendu t'a esté desrobé : Nous<text:line-break/>sommes tous bersez de tes mocqueries, &amp; les congnoissons. Tu ne nous en scau(-)<text:line-break/>rois plus faire : mais pour te dire la verité, nous auons icy prins beaucoup de pei(-)<text:line-break/>ne à faire ceste espreuue. Parquoy nous entendons que tu nous donnes deux<text:line-break/>coupples de chappons. Ou sinon nous ferons tout le compte à ta femme. Calan(-)<text:line-break/>drin voyant qu'on ne le croyoit point, &amp; estant assez marry, ne voulant encor<text:line-break/>auoir la cryerie &amp; tempeste de sa femme, donna deux coupples de chappons à<text:line-break/><text:soft-page-break/>Brun &amp; Bulfamaque, lesquelz ayans sallé le pourceau, &amp; emporté à Florence, lais(-)<text:line-break/>serent Calandrin auec sa perte &amp; ses mocqueries.</text:p>
      <text:h text:style-name="Titre2" text:outline-level="2"><text:span text:style-name="pb">[Fueil.188]</text:span><text:line-break/>(hedera) VNE FEMME VEFVE QVI ESTOIT AY(-)<text:line-break/><text:span text:style-name="T4556">mée d'ung escolier &amp; amoureuse d'ung autre homme, feit demourer l'escolier tou</text:span><text:span text:style-name="T4557"><text:line-break/></text:span><text:span text:style-name="T4558">te une nuict d'yuer, sur la neige, à l'attendre : lequel puis apres, par une sienne fi(-)</text:span><text:span text:style-name="T4559"><text:line-break/></text:span><text:span text:style-name="T4560">nesse la feit demourer en Iuillet toute nue un</text:span><text:span text:style-name="T4561">g iour entier, sur une tour, aux</text:span><text:span text:style-name="T4562"><text:line-break/></text:span><text:span text:style-name="T4563">mousches, aux tahons, &amp; au soleil.</text:span></text:h>
      <text:h text:style-name="P4564" text:outline-level="2">Nouuelle septiesme</text:h>
      <text:p text:style-name="P4565"><text:span text:style-name="T4566">L</text:span>Es dames auoient fort ry du paoure Calandrin, &amp; encores en<text:line-break/>eussent elles plus ry, n'eust esté quelles auoi(e2)t regret de veoir que<text:line-break/>ceulx qui luy auoient prins le pourceau, auoient encores pris de<text:line-break/>luy les chappons : mais apres que la nouuelle fut acheuée, la roy(-)<text:line-break/>ne commanda à madame Pampinée quelle deist la sienne, dont<text:line-break/>elle commenca incontinent ainsi. Il aduient plusieurs fois (mes<text:line-break/>cheres dames) que la mocquerie tumbe sur celuy qui cerche de ce mocquer d'au<text:line-break/>truy. Et par ainsi, c'est peu d'entendement de prendre plaisir à se vouloir moc(-)<text:line-break/>quer de personne. Il est vray que nous auons beaucoup ry de plusieurs mocque<text:line-break/>ries &amp; tromperies qui ont esté faictes par les nouuelles cy deuant rac(o2)ptées : des(-)<text:line-break/>quelles nous n'auons point ouy dire qu'il en ait esté faict aucune venge(a2)ce. Mais<text:line-break/>ie delibere de vous faire auoir quelque peu de compassion d'une iuste retribu(-)<text:line-break/>cion rendue à vne femme de nostre cité. A qui sa mocquerie retourna sur soy : de<text:line-break/>mourant mocquée, auecques danger de sa vie. Et ce que vous orrez ne sera sans<text:line-break/>vostre vtilité, par ce que vous vous garderez mieulx doresenauant de vous moc(-)<text:line-break/>qué d'autruy, &amp; vous ferez saigement.</text:p>
      <text:p text:style-name="P4567">Il n'y a pas encor long temps qu'il y eut à Florence, vne ieune dame, de noble<text:line-break/>parenté, belle de corps, grande de couraige &amp; ab(o2)dante c(o2)uenablement en bi(e2)s<text:line-break/>de fortune, nommée Helaine. Laquelle demourée vefue, ne se voulut iamais plus<text:line-break/>remarier : par ce qu'elle estoit amoureuse d'ung beau &amp; gracieux ieune homme,<text:line-break/>quelle auoit choisi à son gré, auec lequel ayant chassé tout autre soucy, elle se don<text:line-break/>noit plusieursfois (par le moyen d'une sienne chambriere à qui elle auoit grande<text:line-break/>fiance) vng grant plaisir, &amp; le meilleur temps du m(o2)de. Aduint que en ce temps<text:line-break/>lá, vng ieune gentil homme de nostre cité, appellé Regnier, ayant longuement<text:line-break/>estudié à Paris retourna à Florence, non pour vendre sa science par le menu &amp; à<text:line-break/>detail comme plusieurs font, mais pour scauoir la raison des choses : &amp; la cause<text:line-break/>d'icelles, ce qui siet merueilleusement bien à vng gentil homme. Et estant lá hon<text:line-break/>noré &amp; beaucoup estimé d'ung chascun, tant pour sa gentillesse que pour son sca<text:line-break/>uoir, il viuoit en vray citoyen : mais comme souuentesfois aduient que ceulz qui<text:line-break/>plus<text:s/>ont de iugement &amp; congnoissance des choses, sont plustost encheuestrez<text:line-break/>d'amour : ainsi aduint il à ce Regnier. Lequel estant allé vng iour par maniere de<text:line-break/>passe temps à vne feste, ceste madame Helaine, vestue de noir comme s'habil(-)<text:line-break/>lent noz vefues, se presenta deuant ses yeulx, plaine d'aultant de beaulté &amp; bon(-)<text:line-break/>ne grace à son iugem(e2)t, que femme qu'il luy sembla iamais auoir veu, &amp; extima<text:line-break/>en soy mesmes que celuy se pouuoit nommer bienheureux, auquel dieu feroit<text:line-break/>la grace de la pouuoir tenir nue entre ses bras, &amp; la regard(a2)t vne fois &amp; autre, &amp;<text:line-break/>congnoissant que les grandes choses &amp; cheres ne se peuu(e2)t acquerir sans peine, il<text:line-break/>delibera en soy de mettre tout son soing &amp; solicitude, pour luy c(o2)plaire : affin (q2) en<text:line-break/><text:span text:style-name="pb">[n.p.]</text:span><text:line-break/><text:soft-page-break/>luy complaisant il<text:s/>acqueist son amour : par le moyen de laquelle il peust iouyr d'el<text:line-break/>le. La ieune dame qui ne tenoit ses yeulx bas pour regarder enfer : ains estimant<text:line-break/>de soy plus qu'elle n'stoit, les remuoit artificiellement, regardant autour soy, &amp;<text:line-break/>soudainement congnoissant<text:s/>qui la regardoit d'affection, s'apperceu de Regnier,<text:line-break/>&amp; deit en soubzriant en soy mesmes. Ie croy que ie n'auray auiourdhuy perdu<text:line-break/>mon temps d'estre venue icy : car si ie ne faulx, i'auray prins vng pigeon par le<text:line-break/>nez. Et commencant à le regarder aucunesfois<text:s/>de la queue de l'oeil, se parfor(-)<text:line-break/>ceoit tant qu'elle pouuoit de luy monstrer quelle le voyoit de bon cueur : &amp; d'au(-)<text:line-break/>trepart pensant, que tant plus elle en paistroit &amp; pr(e2)droit à son filé pour son plai<text:line-break/>sir, tant plus sa beaulté seroit prisée : mesmes de celuy auquel elle l'auoit donnée<text:line-break/>auecques son amour. Le saige escolier ayant laissé les pensées de Philosophie à<text:line-break/>part, meit tout son entendement en ceste cy, &amp; croyant qu'il luy deuoit complai(-)<text:line-break/>re, apprit la maison ou elle se tenoit : &amp; commenca à<text:s/>passer pardeuant, soubz cou<text:line-break/>leur de quelque autre occasion : dont la dame se glorifioit en soy mesmes, pour<text:line-break/>les raisons dessusdictes, faisant semblant de le veoir assez voulentiers. Pour laquel<text:line-break/>le chose ayant l'escolier trouué quelque moyen de s'acoincter<text:s/>de sa chambriere,<text:line-break/>il luy descouurit son amour : la priant qu'elle fist tant enuers sa maistresse qu'il<text:line-break/>peust auoir sa grace. La chambriere le luy promit tresvoulentiers, &amp; incontinent<text:line-break/>en feit le rapport à sa maistresse : laquelle auecques les plus grandes<text:s/>risées du mon<text:line-break/>de l'escouta, &amp; deit : As tu veu ou cestuy cy est venu perdre le sens qu'il nous à ap<text:line-break/>porté de Paris ? Or n'en parlons plus, qu'il soit gallé, de ce qu'il va cerchant, com(-)<text:line-break/>me il luy appartient, Tu luy diras quant il reparlera à toy, que ie<text:s/>l'ayme plus qu'il<text:line-break/>ne m'ayme : mais qu'il me conuient garder mon honneur, de sorte que ie puis(-)<text:line-break/>se aller le front descouuert auec les autres femmes : dont, s'il est aussi saige com(-)<text:line-break/>me il deit, il m'en deura plus estimer. Ha paourette paourette, elle ne scauoit pas<text:line-break/>bien (mes dames) que cest que de mester ses fuseaulx auec les escoliers. Or le re(-)<text:line-break/>trouuant la chambriere, elle feit se que sa maistresse auoit commandé : dont<text:line-break/>l'escolier fut si ioyeulx qu'il poursuyuit son entreprinse auecques plus ardentes<text:line-break/>prieres : &amp; comm(e2)ca à escrire des lettres, &amp; enuoyer des presens, &amp; tout estoit re(-)<text:line-break/>ceu. Mais il n'auoit responces qui luy feussent agreables sinon en general. &amp; en<text:line-break/>ceste maniere la dame le mena longtemps paistre. A la fin elle descouurit tout<text:line-break/>cecy<text:s/>à son amy, qui en eut tel mal en la teste, qu'il en print quelque ialousie : dont<text:line-break/>elle pour monstrer que à tort il la souspeconnoit de cecy, &amp; estant fort sollicitée<text:line-break/>de l'escolier, elle luy enuoya sa chambriere pour luy dire de sa part : que elle n'a(-)<text:line-break/>uoit iamais peu auoir le temps opportun de pouuoir faire chose qui luy pleust,<text:line-break/>depuis qu'il l'auoit faicte certaine de son amytié : mais que elle esperoit que aux<text:line-break/>prochaines festes de noel, elle pourroit se trouuer auecques luy. Parquoy s'il luy<text:line-break/>plaisoit venir la nuict ensuyuant du premier iour de la feste, en la court de sa<text:line-break/>maison, elle l'iroit trouuer le plustost qu'elle pourroit. L'escolier plus content que<text:line-break/>homme du monde, ne faillit au temps qui luy auoit esté assigné, de sen aller à<text:line-break/>la maison de la dame : ou ayant esté mis par la chambriere en vne basse court<text:line-break/>&amp; en icelle enfermé, il commenca à attendre que la dame le vinst trouuer. La(-)<text:line-break/>quelle ayant faict venir ce soir son amy, &amp; ioyeusem(e2)t souppé auecques luy, luy<text:line-break/>c(o2)pta tout ce quelle auoit deliberé de faire celle nuict : en luy disant. Tu pourras<text:line-break/>voir quelle est l'amytié que i'ay portée &amp; porte à celuy duquel tu as pris sottem(e2)t<text:line-break/><text:span text:style-name="pb">[Fueil.189]</text:span><text:line-break/>ialousie, lesquelles parolles son amy escoutta auec tresgrant plaisir, desirant de<text:line-break/>veoir par effect, ce que la dame luy donnoit à entendre par parolles. Or de for(-)<text:line-break/>tune, il auoit neigé le iour precedent si fort que tout estoit couuert de neige : Au<text:line-break/>moyen dequoy l'escolier n'eut gueres demouré en la court qu'il commenca à sen<text:line-break/><text:soft-page-break/>tir plus de froid qu'il n'eust voulu : mais esperant de sen recompenser, il le sup(-)<text:line-break/>portoit paciemment, la dame vng peu de temps apres, deit à son amy, ie te prie<text:line-break/>allons nous en en mach(a2)bre, &amp; regardons par vne petite fenestre qui y est, que<text:line-break/>faict celuy de qui tu es deuenu ialoux, &amp; ce qu'il resp(o2)dra à ma chambriere que<text:line-break/>ie luy voys enuoyer pour parler à luy : Et cecy dit sen allerent à la dicte fenestre,<text:line-break/>Par laquelle voyant l'escolier sans estre veuz de luy, ouyrent la chambriere qui<text:line-break/>parloit à luy par vne fenestre, &amp; luy disoit, Regnier, madame est la plus marrye<text:line-break/>femme qui fut oncques de ce quelle n'est peu encores venir à vous : par ce que<text:line-break/>l'ung de ses freres l'est venu veoir à ce soir &amp; à parlé longuem(e2)t à elle : puis à vou<text:line-break/>lu soupper ceans, &amp; encor ne sen est il allé :<text:s/>mais ie croy qu'il sen ira bien tost, &amp;<text:line-break/>elle viendra incontinent apres : vous priant (q2) vous ne vous ennuyez point. Lesco<text:line-break/>lier croyant cecy estre veritable, respondit : Tu diras à madame qu'elle ne se don<text:line-break/>ne aucun pensem(e2)t de moy, iusques à tant qu'elle puisse à son loysir venir à moy :<text:line-break/>Toutesfois ie la prie que ce soit le plustost quelle pourra. La chambriere retour(-)<text:line-break/>née en la maison sen va coucher, &amp; la dame deit alors à son amy : Or bien que di<text:line-break/>ras tu ? Croys tu que si ie l'aymois comme tu crains, que ie souffrisse qu'il demou(-)<text:line-break/>rast en bas à se geler ? Et cecy dit sen alla coucher auecques son amy, qui desia en<text:line-break/>partie estoit content, &amp; demourerent grant piece en plaisir &amp; soulas : Seryans &amp;<text:line-break/>mocquans du miserable escolier : lequel se promenoit &amp;<text:s/>exercitoit pour s'eschauf<text:line-break/>fer sans scauoir ou se pouuoir seoir ne par ou euiter le serein, &amp; mauldissoit la l(o2)(-)<text:line-break/>gue demeure du frere de la dame : Pensant (q2) tout ce qu'il oyoit fust vng huys que<text:line-break/>la dame luy venoit ouurir : mais il esperoit en vain.<text:s/>Elle ayant pris plaisir iusques<text:line-break/>enuiron minuict auec son amy, luy deit, que te semble il mon amy de nostre e(-)<text:line-break/>scolier : lequel iuges tu plus gr(a2)t ou son sens, ou l'amour que ie luy porte ? Le froid<text:line-break/>que ie luy fays souffrir, fera il sortir de ton estomach celuy que par mes parolles<text:line-break/>y entra l'autre iour ? Ouy certes mamye respondit l'amy : Et congnois assez que<text:line-break/>ainsi comme tu es mon bien, mon repos, mon plaisir &amp; toute mon esperance,<text:line-break/>ainsi suis ie la tienne : Adonc deit la dame. Or baise moy mille fois,<text:s/>pour veoir si<text:line-break/>tu dys vray : Et l'amy l'embrassant estroictement, la baisa non seulement mille<text:line-break/>fois, mais plus de c(e2)t mille. Et apres qu'ilz eur(e2)t esté quelque t(e2)ps en ces deuis, la da<text:line-break/>me luy deit. Pour dieu leuons nous vng peu, &amp; allons veoir si le feu d(o2)t ce mien<text:line-break/>nouueau amoureux m'escriuoit tous les iours qu'il brusloit, est point estainct. Et<text:line-break/>estantz leuez sen allerent à la petite fenestre acoustumée : &amp; regardans en la court<text:line-break/>veirent l'escolier dancer vne dance par dessus la neige au son d'ung cliquetis de<text:line-break/>dentz qu'il faisoit le plus dru qu'on veit oncques, pour le grant froid qu'il sentoit :<text:line-break/>Alors deit la dame. Que diras tu m'a doulce esper(a2)ce ? Te semble il que ie saiche<text:line-break/>faire d(a2)cer les hommes sans son de tabourin, ou de cornemuse ? A<text:s/>qui lamant en<text:line-break/>riant respondit. Ouy en bonne foy mamour, la dame deit. Ie veulx que nous al(-)<text:line-break/>lons en bas, iusques à l'huys. Tu ne diras mot, &amp; ie parleray : &amp; nous orrons ce<text:line-break/>qu'il dira. Et paraduenture nous n'en aurons moins de passe t(e2)ps que de le veoir.<text:line-break/>Parquoy ouurans la chambre, ilz descendirent tout bellement à l'huys, &amp; lá, sans<text:line-break/><text:span text:style-name="pb">[n.p.]</text:span><text:line-break/>ouurir aucunement, la dame l'appella auec vne voix basse par vng petit pertuis<text:line-break/>qui y estoit, dont se sent(a2)t l'escolier estre appellé, il loua nostre seigneur : croyant<text:line-break/>veritablement d'entrer dedans, &amp; s'estant aproché de l'huys, deit, Me voycy : ma<text:line-break/>dame, ouurez moy pour dieu : car ie meurs de froit, La dame deit en se mocqu(a2)t.<text:line-break/>Pensez qu'il est bien aisé à croyre, que tu soyes si frilleux : ne que le froid soit si<text:line-break/>grant comme tu dys : pour vng peu de neige qui est la dehors, voulentiers que<text:line-break/>ie ne scay pas que les neiges sont beaucoup plus grandes à Paris : certes ie ne te<text:line-break/>puis encores ouurir : par ce que ce mien mauldit frere qui vint icy hier au soir<text:line-break/><text:soft-page-break/>soupper auecques moy ne sen va point encor, mais il sen ira bien tost, &amp; ie vien(-)<text:line-break/>dray incontinent t'ouurir, te asseurant que à toute peine ie me suis desrobée seu<text:line-break/>lement à ceste heure de luy, pour te venir conforter, affin que l'attendre ne t'en(-)<text:line-break/>nuye. Lescolier respondit : Madame ie vous prie pour dieu que vous m'ouuriez,<text:line-break/>affin que ie puisse estre dedans à couuert : par ce que depuis peu d'heure en ca, il<text:line-break/>s'est mys à t(u2)ber la plus espesse neige du m(o2)de : &amp; encores neige il, &amp; ie vous att(e2)<text:line-break/>dray apres aut(a2)t qu'il vous plaira. Helas m(o2) doulx amy (deit la dame) ie ne puis :<text:line-break/>cest huys faict tel bruict quant on l'ouure, que en t'ouurant ie seroye facilement<text:line-break/>ouye de mon frere : mais ie luy veulx aller dire qu'il sen aille, affin que ie puisse<text:line-break/>apres<text:s/>retourner, &amp; t'ouurir. Deit l'escolier, or allez donc tost, &amp; vous prie que<text:line-break/>vous faciez faire vng bon feu, affin que estant dedans ie me puisse reschauffer :<text:line-break/>car ie suis deuenu si froid, que à peine me sents ie. Il n'est pas possible, deit la da(-)<text:line-break/>me, aumoins si il est vray, que tu brusles tout pour l'amour de moy : comme tu<text:line-break/>m'as escrit plusieursfois : mais aussi, ie suis certaine que tu te mocques de moy, ie<text:line-break/>m'en voys, attendz lá de bon cueur. L'amy qui oyoit tout cecy, &amp; en prenoit son<text:line-break/>passe temps, sen<text:s/>retourna au lict auec elle, &amp; guieres ne dormir(e2)t celle nuict : ains<text:line-break/>la consommerent en plaisir &amp; à se mocquer de l'escolier : Mais le paoure malheu<text:line-break/>reux deuenu quasi cigoigne (si fort il clacquetoit les dentz) s'apperceu(a2)t d'estre<text:line-break/>mocqué, essaya s'il pourroit ouurir l'huys, ou s'il pourroit sortir par quelque autre<text:line-break/>endroit : &amp; ne voyant aucun moyen, se virant &amp; tournant comme faict le lyon,<text:line-break/>mauldissoit la qualité du temps, la meschanceté de la dame, la longueur de la<text:line-break/>nuict, ensemble sa sottise &amp; simplicité : &amp; despité grandement enuers elle trans(-)<text:line-break/>mua soudainement la longue &amp; feruente amour qu'il luy auoit portée, en dure<text:line-break/>&amp; cruelle haine : pensant en soy mesmes plusieurs &amp; diuers moy(e2)s pour en pren<text:line-break/>dre vengeance, qu'il desiroit lors beaucoup plus<text:s/>qu'il n'auoit faict au commence(-)<text:line-break/>ment d'estre couché auec la dame. Apres que la nuict luy eut esté ainsi longue, le<text:line-break/>iour s'approcha &amp; commenca l'aulbe d'iceluy à s'apparoistre : Parquoy la ch(a2)brie<text:line-break/>re recordée par la maistresse, descendit en bas &amp; ouurit la court, &amp; faisant sembl(a2)t<text:line-break/>d'auoir compassion de l'escolier luy deit, Malle aduenture puisse il auoir qui vint<text:line-break/>au soir icy. Il nous à tenues toute nuict en langueur, &amp; vous a faict icy geler : mais<text:line-break/>scauez vous quoy, portez le patiemment : car ce qui n'a peu estre ceste nuict,<text:line-break/>le sera vne autre fois, si scay ie bien qu'il ne scauroit estre aduenu à madame<text:line-break/>chose qui tant luy fust desplaisante comme ceste cy : mais l'escolier plain de des(-)<text:line-break/>daing, comme saige, &amp; lequel scauoit bien que les menaces ne<text:s/>sont autre cho(-)<text:line-break/>se que les armes du menacé, retint en son estomach ce que la voulenté intem(-)<text:line-break/>perée se parforceoit de mettre hors : &amp; auec vne voix basse sans point se mon(-)<text:line-break/>strer courroussé, deit, En verité, i'ay eu la pire nuict que i'euz iamais, mais i'ay<text:line-break/><text:span text:style-name="pb">[Fueil.190]</text:span><text:line-break/>bien congneu que ce na esté la coulpe de madame : par ce quelle mesmes (com(-)<text:line-break/>me pitoyable de moy) est venue iusques icy bas s'excuser &amp; me conforter, &amp;<text:line-break/>comme tu diz, ce qui n'a peu estre ceste nuict, le sera vne autre fois : recomman(-)<text:line-break/>de moy à elle, &amp; a dieu. Et ainsi le paoure escolier, quasi tout roide de froid,<text:line-break/>sen retourna le mieulx qu'il peut en sa maison : la ou estant las &amp; mourant de<text:line-break/>sommeil, se ietta sur vng lict pour dormir : &amp; quant il sesueilla, il se trouua pres(-)<text:line-break/>que percluz des bras &amp; des iambes : parquoy ayant enuoye querir les medecins<text:line-break/>&amp; leur ayant dit le froid qu'il auoit eu, ilz feirent incontinent pourueoir à sa san(-)<text:line-break/>té : &amp; auec tresgrans &amp; soudains remedes à peine le sceurent ilz guerir des nerfz :<text:line-break/>&amp; faire tant qu'ilz se peussent estandre : &amp; n'eust esté qu'il estoit ieune &amp; que l'e(-)<text:line-break/>sté s'aprochoit, il eust eu par trop à souffrir : mais apres qu'il fut retourné sain &amp;<text:line-break/>freiz gardant toutesfois tousiours sa hayne cachée, il faisoit plus que iamais la(-)<text:line-break/><text:soft-page-break/>moureux de sa veufue. Or aduint que apres certain espace de temps, la fortune<text:line-break/>prepara vng nouueau accident à lescolier pour pouuoir satiffaire à son desir : par<text:line-break/>ce que le ieune homme qui estoit aymé de la dame, ne se souciant plus de lamy(-)<text:line-break/>tié quelle luy<text:s/>portoit, deuint amoureux d'une autre dame : &amp; ne vouloit dire ne<text:line-break/>faire chose qui pleust à ma dame Helaine, dont elle se consommoit en pleurs &amp;<text:line-break/>en larmes. Mais sa chambriere pour la gr(a2)de compassion quelle en auoit, ne sai<text:line-break/>chant aucun moyen pour luy oster la mel(e2)colie quelle portoit d'auoir perdu son<text:line-break/>amy, &amp; voyant passer tous les iours lescolier comme elle auoit acoustumé par les<text:line-break/>rues, entra en vng fol pensement qui fut de croire que lamy de sa maistresse se<text:line-break/>pouuoit rappeller, &amp; remettre à laymer comme<text:s/>il souloit, auec certain art de ni(-)<text:line-break/>gromance : &amp; que ledict escolier y deuoit estre grant maistre : &amp; de faict elle le<text:line-break/>deit à sa maistresse : laquelle peu aduisée, &amp; sans penser que si lescollier eust eu<text:line-break/>quelque nigromancie qu'il l'eust mise en œuure pour soy mesmes, adiousta foy<text:line-break/>aux parolles de la chambriere : &amp; soudainement luy deit : quelle sceust de luy s'il<text:line-break/>le vouloit faire, &amp; quelle luy promeist asseurement qu'en recompence de ce elle<text:line-break/>feroit ce qu'il luy plairoit. La chambriere feit le messaige bien &amp; diligemment :<text:line-break/>dequoy lescolier tout ioyeulx en soymesmes deit. O dieu tu soyes loué : mainte(-)<text:line-break/>nant est venu le temps, que ie feray auec ton ayde porter la peine à ceste mauuai(-)<text:line-break/>se femme de liniure quelle m'a faicte, en recomp(e2)ce de la grande amytie que ie<text:line-break/>luy portoye. Et deit à la chambriere : Tu diras à ma dame quelle ne se donne<text:line-break/>aucun soucy de cecy : car si son amy estoit en Indie, ie le luy feroye incontinent<text:line-break/>venir : &amp; requerir mercy de ce qu'il auroit faict contre sa voulenté : mais quant au<text:line-break/>moyen dont il fault quelle vse, i'entendz le luy dire quant il luy plaira : &amp; ne faulx<text:line-break/>pas de le luy rapporter, la confortant ainsi de ma part. La chambriere feit la re(-)<text:line-break/>sponce : &amp; fut conclud qu'ilz parleroient ensemble à saincte Luce : ou estantz ve(-)<text:line-break/>nuz &amp; parlantz seul à seul ensemble, n'ayant elle souuenance de l'auoir presque<text:line-break/>conduit à la mort, elle luy deit ouuertement tout son faict, &amp; ce quelle desiroit,<text:line-break/>le priant bien fort de luy vouloir estre en ayde : A qui lescolier deit. Il est vray ma<text:line-break/>dame, qu'entre les autres choses que i'apprins à Paris, ce fut lart de nigromance :<text:line-break/>duquel pour certain i'en scay ce qui en est : mais par ce qu'il est grandement des(-)<text:line-break/>plaisant à Dieu, ie auoye iuré de iamais n'en vser ne pour moy ne pour autruy.<text:line-break/>toutesfois<text:s/>lamytie que ie vous porte est de telle force, que ie ne scay c(o2)me vous<text:line-break/>nyer chose-que vous vueillez que ie face : &amp; par ainsi si ie deuoye pour cecy aller<text:line-break/><text:span text:style-name="pb">[n.p.]</text:span><text:line-break/>à tous les diables, si suis ie prest de le faire : puis qu'il vous plaist : mais ie<text:s/>vous ad(-)<text:line-break/>uise que cest chose plus mal aysée à faire que paraduenture vous ne croyez. Et<text:line-break/>mesmement quant vne femme veult rappeller vng h(o2)me pour l'aymer : &amp; lhom<text:line-break/>me la femme : par ce que cecy ne se peult faire que par la propre personne à qui il<text:line-break/>touche. Et pour ce faire il conuient que quiconques le fera soit asseuré de n'auoir<text:line-break/>aucune peur : Car il fault que ce soit de nuict, &amp; en lieux solitaires &amp; sans aucune<text:line-break/>compaignie, lesquelles choses ie ne scay comme vous serez disposée à les faire.<text:line-break/>A qui la dame<text:s/>plus amoureuse que saige resp(o2)dit. Amour me point par telle ma<text:line-break/>niere qu'il n'est chose aucune que ie ne feisse pour rauoir celuy qui ma abandon(-)<text:line-break/>née à tort. Mais s'il te plaist monstre moy enquoy il conuient que ie soye asseu(-)<text:line-break/>rée. Lescolier qui de<text:s/>mauuais poil auoit la queue marquée deit, ma dame : il faul<text:line-break/>dra que ie face vne ymaige destain, ou nom de celuy que vous desirez d'auoir<text:line-break/>vous ayant enuoyé, laquelle il fauldra que est(a2)t la lune fort en decours vous vous<text:line-break/>baignez toute nue en vng fleuue<text:s/>courant sur lheure du premier somme, &amp; tou(-)<text:line-break/>te seule, sept fois auec ladicte ymaige, &amp; apres estant ainsi nue vous vous en irez<text:line-break/>sur vng arbre ou sur quelque maison deshabitée : &amp; vous tournant du costé de la<text:line-break/><text:soft-page-break/>bise, auecques lymaige en la main vous direz sept fois les parolles que ie vous<text:line-break/>bailleray par escript : lesquelles quant vous les aurez dictes, deux damoyselles<text:line-break/>viendr(o2)t à vous, les plus belles que vous veistes iamais : &amp; vous salueront en vous<text:line-break/>demandant gracieusement que vous voulez qu'il soit faict : vous direz tresbien à<text:line-break/>ceulx cy, &amp; par bon ordre ce que desirez, &amp; gardez sur tout que vous ne vinssiez<text:line-break/>à nommer l'ung pour lautre : Et apres cecy elles sen iront, &amp; vous pourrez descen<text:line-break/>dre au lieu ou vous aurez laisse voz habillem(e2)s, &amp; vous reuestir. Puis vous en re(-)<text:line-break/>tourner à la maison : Et pour certain auant lamoytie de la nuict ensuyuant vo(-)<text:line-break/>stre amy viendra plourant, vous cryer mercy &amp; misericorde : &amp; saichez que<text:line-break/>doresnauant apres il ne vous laissera iamais pour vne autre. La dame oyant ces<text:line-break/>parolles y adiousta entiere foy. Et luy estant aduis quelle tenoit desia son amy<text:line-break/>entre les bras, deuenue à demy ioyeuse deit. Ne doubtez point que ie ne face tres<text:line-break/>bien tout ce que dessus : &amp; ay le plus beau lieu du m(o2)de pour ce faire, car i'ay vne<text:line-break/>mestairie vers le val de Arne vng peu au dessus, laquelle est assez voysine de la<text:line-break/>riue du fleuue : Et puis nous sommes maintenant en Iuillet que le baigner est fort<text:line-break/>plaisant : Et si encores il me souuient que non guieres loing de la riuiere, il y a vne<text:line-break/>petite tour deshabitée ou lon ne peult guieres monter sinon par ie ne scay quel(-)<text:line-break/>le eschelle de boys de chastaignier qui y est : par laquelle les bergiers montent au(-)<text:line-break/>cunesfois sur vne terrasse de ladicte tout pour regarder leurs bestes, quant elles<text:line-break/>sont esgarées, &amp; est vng lieu moult solitaire &amp; hors de chemin : par ainsi ie y<text:line-break/>monteray &amp; espere faire le mieulx du monde tout ce que tu me diras. Lescolier<text:line-break/>qui scauoit tresbien &amp; la mestairie de la dame &amp; la tourelle, content d'estre as(-)<text:line-break/>seure de son intencion deit. Ma dame ie ne fuz iamais en ces quartiers lá, &amp; par<text:line-break/>ainsi ie ne scay la mestairie ne la tourelle : mais s'il est ainsi comme vous dictes il<text:line-break/>n'est possible au monde d'estre mieulx : parquoy quant il sera temps ie vous en(-)<text:line-break/>uoyray lymaige &amp; loraison :<text:s/>Mais ie vous prie bien fort que quant vous aurez eu<text:line-break/>vostre desir &amp; congnoistrez que ie vous auray bien seruy qu'il vous auray bien seruy qu'il vous souuienne<text:line-break/>de moy, &amp; me tenir la promesse que vous m'auez faicte : A qui la dame promit<text:line-break/>de le faire sans aucune faulte. Et ayant pris c(o2)gé de luy sen retourna à sa maison.<text:line-break/><text:span text:style-name="pb">[Fueil.191]</text:span><text:line-break/>Lescolier ioyeulx de ce qu'il luy sembloit que son aduis seroit executé, feit faire<text:line-break/>vne ymaige auecques ses caracteres, &amp; escriuit vne sienne fable pour oraison : Et<text:line-break/>quant<text:s/>il luy sembla qu'il estoit temps lenuoya à la dame, &amp; luy feit dire que la<text:line-break/>nuict ensuyuant sans plus attendre elle feist ce qu'il luy auoit dit. Et apres cela<text:line-break/>pour acheuer son entreprinse sen alla secrettement auec vng sien seruiteur à la<text:line-break/>maison d'ung sien amy, qui demouroit assez voysin de la tourelle. La dame de<text:line-break/>lautre costé se meit en chemin auecques sa chambriere &amp; sen alla à sa mestairie :<text:line-break/>ou la nuict venue faisant semblant de sen aller au lict, elle lenuoya coucher sa<text:line-break/>chambriere : puis sur lheure du<text:s/>premier somme sortit tout bellement de son lo(-)<text:line-break/>gis, &amp; sen alla au plus pres de la tourelle sur la riue de Arne : &amp; regardant autour<text:line-break/>de soy, &amp; ne voyant ne sentant personne, se despoilla &amp; cacha ses habillemens<text:line-break/>soubz vng buisson : puis se baigna sept fois<text:s/>auecques lymaige : &amp; apres toute nue<text:line-break/>tenanticelle en la main, sen alla vers la tourelle. Lescolier lequel sur le point de la<text:line-break/>nuict s'estoit caché auecques son seruiteur entre les saules &amp; autres arbres aupres<text:line-break/>de la tourelle, veit toutes les choses dessusdictes, &amp; elle passant ainsi nue quasi<text:line-break/>tout aupres luy &amp; voyant que auec la blancheur de son corps elle vainquoit l'ob(-)<text:line-break/>scurité de la nuict, regardant apres lestomach &amp; les autres parties de son corps<text:line-break/>qu'il voyoit tant belles, pensant en soymesmes ce quelles deuoi(e2)t deuenir en peu<text:line-break/>de temps, il eut aucune compassion d'elle. Et dautrepart la tentacion de la chair<text:line-break/><text:soft-page-break/>lassaillit soudainement, &amp; feit leuer tel debout qui estoit couché : luy conseillant<text:line-break/>qu'il sortist de lembusche &amp; qu'il lallast prendre, &amp; en feist son plaisir : &amp; ne sen<text:line-break/>falut guyeres qu'il ne fust vaincu de l'ung &amp; de lautre. Mais se remettant en me(-)<text:line-break/>moire qui elle estoit, &amp; combien grande auoit esté liniure receue, &amp; pourquoy,<text:line-break/>&amp; de qui, il rentra en son despit, &amp; chassa de soy la compassion &amp;<text:s/>appetit char(-)<text:line-break/>nel : &amp; demoura ferme en sa deliberacion la laissant aller. Par ainsi la dame mon(-)<text:line-break/>tée sur la tour &amp; tournée deuers la bise, commenca à dire les parolles que lescolier<text:line-break/>luy auoit données. Lequel peu apres y entra tout bellem(e2)t, &amp; peu à<text:s/>peu osta les(-)<text:line-break/>chelle par ou lon montoit sur la terrasse ou la dame estoit, puis attendit ce quelle<text:line-break/>deuroit dire &amp; faire. Laquelle ayant dit sept fois son oraison commenca à atten(-)<text:line-break/>dre les deux damoyselles, &amp; fut si long temps à attendre sans ce qu'il<text:s/>faisoit plus<text:line-break/>froit quelle n'eust voulu, quelle veit laube du iour apparoistre. Parquoy desplai(-)<text:line-break/>sante qu'il n'estoit aduenu ce que lescolier luy auoit dit, deit en soymesmes. Ie<text:line-break/>doubte fort que cestuy cy ne m'ayt voulu donner vne telle nuict, comme ie luy<text:line-break/>en donnay vne autre. Mais toutesfois s'il la faict pour ceste occasion, il c'est tres(-)<text:line-break/>mal sceu venger : car il sen fault la tierce partie que ceste cy ait esté aussi longue<text:line-break/>comme fut la sienne, sans le froit qu'il souffrit, qui estoit d'une autre qualité. Et a(-)<text:line-break/>fin que le iour ne laccueillist lá, elle commenca à vouloir descendre de la tour :<text:line-break/>mais elle trouua que leschelle ny estoit plus. Alors, quasi comme si le monde luy<text:line-break/>fust fondu soubz les piedz, le cueur luy faillit : &amp; tumba esuanouye sur la terrasse<text:line-break/>de la tour, &amp; apres que les forces luy retournerent, elle se prit à plorer miserable(-)<text:line-break/>ment &amp; à se douloir. Et c(o2)gnoissant assez bien que cecy deuoit estre de louurai(-)<text:line-break/>ge de l'escolier, commenca à deuenir marrie d'auoir offencé autruy : &amp; apres de<text:line-break/>s'estre trop fiée en celuy lequel elle deuoit croire par raison estre son ennemy.<text:line-break/>Puis demourant longuement en ce point, &amp; apres regardant s'il y auoit aucune<text:line-break/>voye pour pouuoir descendre, &amp; nen voyant point, elle recommenca son pleur :<text:line-break/><text:span text:style-name="pb">[n.p.]</text:span><text:line-break/>&amp;<text:s/>entra en vng penser amer, disant à soymesmes. O malheureuse que diront tes<text:line-break/>freres, tes parens, tes voysins, &amp; generalement tous les Florentins, quant ilz scau(-)<text:line-break/>ront que tu auras esté trouuée icy toute nue ? Ton honnesteté qui à esté telle que<text:line-break/>chascun croit, sera maintenant congneue auoir esté faulse : &amp; si tu voulois trou(-)<text:line-break/>uer en cecy quelques excuses mensongieres (comme il sen pourroit trouuer) le<text:line-break/>mauldit escolier qui scait tout ton faict ne te laissera mentir. Ha miserable, qui en<text:line-break/>vne mesme heure auras perdu ton amy &amp; ton honneur. Et cecy dit, elle fut en tel<text:line-break/>dueil quelle fut quasi pour se iecter de la tour en bas : mais estant desia le soleil<text:line-break/>leué, elle s'aprocha vng peu de l'ung des coings de la muraille de la tour, regar(-)<text:line-break/>dant si elle verroit quelque garson gard(a2)t les bestes : par lequel elle peust enuoyer<text:line-break/>querir sa chambriere. Et aduint que lescolier qui auoit dormy vng peu au pied<text:line-break/>d'ung buisson sesueilla : &amp; la veit, &amp; elle luy : à laquelle lescolier deit. Bon iour ma<text:line-break/>dame : les damoyselles sont elles encor venues ? La dame le voyant &amp; oyant, re(-)<text:line-break/>comm(e2)ca à plorer fort, &amp; le pria qu'il vinst à la tour, afin quelle peust parler à luy.<text:line-break/>Lescolier luy fut en cecy assez courtois. Et elle se couchant sur le ventre, sur la ter(-)<text:line-break/>rasse de la tour, ne monstrant que la teste sur le bort d'icelle, luy deit en plorant :<text:line-break/>Regnier certainement si ie te donnay la malle nuict tu tes bien venge de moy :<text:line-break/>Parce que combien que nous soyons en Iuillet i'ay cuy de toutesfois (d'autant<text:line-break/>que i'estoye nue) geler ceste nuict de froid : sans ce que i'ay tant &amp; si longuement<text:line-break/>ploré de ce que ie te feiz, &amp; de ma sottise de t'auoir creu que cest merueille com(-)<text:line-break/>me les yeulx me sont demourez en la teste : &amp; par ainsi ie te prie, non pour la(-)<text:line-break/>mour de moy, que tu ne doiz point aymer, mais pour lamour de toy qui es gen(-)<text:line-break/>til homme, que ce que tu m'as faict iusques icy : te suffise pour vengence de liniu(-)<text:line-break/><text:soft-page-break/>re que ie te feiz : &amp; me faiz apporter mes habillem(e2)s : afin que ie puisse descendre<text:line-break/>d'icy : &amp; ne me vouloir oster ce que par apres tu ne me saurois rendre quant tu<text:line-break/>vouldrois. Assauoir mon h(o2)neur : car si ie t'ay priué de pouuoir estre auec moy<text:line-break/>celle nuict, ie ten puis à toute heure, qu'il te plaira r(e2)dre plusieurs pour celle seulle.<text:line-break/>Suffise toy doncques de cecy :<text:s/>&amp; comme honneste homme, contente toy de t'e(-)<text:line-break/>stre peu venger de moy : &amp; de le m'auoir faict congnoistre : &amp; ne vueilles, s'il te<text:line-break/>plaist excerciter tes forces contre vne femme. Car laigle n'a point de gloire d'a(-)<text:line-break/>uoir vaincu vne coulombe. Doncques pour<text:s/>lamour de dieu &amp; pour lhonneur de<text:line-break/>toy, ayes pitie de moy. Lescolier auec vng cueur marry repensant en soymesmes<text:line-break/>liniure qu'il auoit receue, &amp; la voyant ainsi plorer &amp; prier, receuoit en vne mes(-)<text:line-break/>me heure plaisir &amp; dueil en lentendement. Plaisir de la vengeance qu'il auoit sur<text:line-break/>toute chose tant desirée : &amp; dueil mouuoit son humanité à auoir compassion de<text:line-break/>la miserable dame. Toutesfois ne pouuant la clemence vaincre la fiereté de l'ap(-)<text:line-break/>petit, il resp(o2)dit. Ma dame Helaine, si mes prieres (lesquelles à la<text:s/>verite ie ne sceuz<text:line-break/>arrouser de larmes ne les faire sucrées comme maintenant tu scaiz faire les tien(-)<text:line-break/>nes) m'eussent peu impetrer la nuict que ie cuiday mourir de froid en la court<text:line-break/>plaine de neige, de pouuoir seulement estre mis par toy en quelque lieu à<text:s/>cou(-)<text:line-break/>uert, ce me seroit à present legiere chose d'exaucer les tiennes. Mais si ores plus<text:line-break/>que par le passé il te chault tant de ton honneur, &amp; il te soit si grief de demourer<text:line-break/>la toute nue, fay ces prieres à celuy entre les bras duquel il ne t'ennuyoit point<text:line-break/>d'estre toute nue celle mesme nuict que tu diz : me sentant trotter par ta court<text:line-break/>claquetant des dentz, &amp; marchant sur la neige : &amp; te fay ayder par luy : &amp; par luy<text:line-break/><text:span text:style-name="pb">[Fueil.192]</text:span><text:line-break/>te fay apporter tes habillemens : fay toy mettre par luy leschelle par ou tu des(-)<text:line-break/>cendes : Par force toy de mettre le soing de ton honneur en celuy pour lequel lors<text:line-break/>&amp; maintenant auec plusieurs autres fois tu nas pas craint de te mettre en peril.<text:line-break/>Que ne lappelles tu pour te venir ayder ? &amp; à qui appartient il plus que à luy ? Tu<text:line-break/>es sienne. Quelles choses gardera il doncques ? ou aydera il ? s'il n'est garde &amp; ay(-)<text:line-break/>de de toy : Appelle le folle que tu es, &amp; espreuue si lamour que tu luy portes &amp;<text:line-break/>ton sens auec le sien te peuu(e2)t deliurer de ma sottise. De laquelle en vous iouant<text:line-break/>ensemble, tu luy demandas laquelle luy sembloit plus grande, ou ma sottise ou<text:line-break/>lamour que tu luy portois : &amp; ne me sois maintenant liberalle ne courtoyse de ce<text:line-break/>que ie ne desire : &amp; que tu ne me peulx nyer si ie le desiroye : reserue tes bonnes<text:line-break/>nuitz à<text:s/>ton amoureux, s'il aduient que tu puisses eschapper de la vie. Car quant<text:line-break/>à moy ie les vous quitte : &amp; certes i'en euz trop d'une, &amp; me suffist d'auoir esté<text:line-break/>mocqué vne fois. Et encores vsant de ton astuce en ton parler, tu te parforces en<text:line-break/>me louant d'acquerir ma beniuolence, m'appellant gentil homme &amp; honneste :<text:line-break/>Afin que comme magnanime ie me retire de te punir de ta mauuaistie : Mais tes<text:line-break/>flateries ne me offusqueront maintenant les yeulx de lentendement, comme ia(-)<text:line-break/>dis feirent tes desloyalles promesses. Ie<text:s/>me congnois maintenant &amp; t'asseure que<text:line-break/>durant tout le temps que i'ay este à Paris ie n'appris point tant à congnoistre que<text:line-break/>cest de moy, comme tu mas faict congnoistre en vne seulle nuict que cest de toy :<text:line-break/>Mais pose le cas que ie fusse magnanime, si est ce<text:s/>que tu nes pas de celles sur qui<text:line-break/>la magnanimité doyue monstrer ses effectz : car la fin de la penitence es cruelles<text:line-break/>bestes comme tu es, &amp; pareillement de la vengence, doit estre la mort : La ou<text:line-break/>vers les hommes doit suffire ce que tu diz. Parquoy entant que ie ne suis point<text:line-break/>aygle ne toy coulombe, mais te congnoissant serpent venimeux, i'entendz de<text:line-break/>toute ma force, comme ancien ennemy de te persecuter auecques toute hayne :<text:line-break/>Bien que tout ce que ie te fays ne se puisse proprement appeller vengence : Mais<text:line-break/>plustost chastiment : d'autant que la vengence doit surpasser loffence : &amp; cecy ny<text:line-break/><text:soft-page-break/>aduiendra iamais par ce que si ie me voulois venger, ayant egard à quel party<text:line-break/>tu me mis ta vie, quant bien ie te l'osteroye ny scauroit suffire : ne cent autres sem<text:line-break/>blables à la<text:s/>tienne, parce que ie ne tueroye que vne vile mauuaise &amp; meschante<text:line-break/>femme : Et à vray dire que diable es tu plus (qui t'auroit osté vng peu de beaulté<text:line-break/>du visaige lequel peu dans gasteront le remplissant de riddes) que la plus mal(-)<text:line-break/>heureuse chambriere du monde ? la ou il na tenu à toy de faire mourir vng hon(-)<text:line-break/>neste h(o2)me, c(o2)me naguieres tu m'as appellé : La vie duquel pourra encores estre<text:line-break/>vng iour plus vtile au monde, que ne pourroient estre cent mille tes semblables,<text:line-break/>tant que le monde deura durer : ie t'apprendray doncques auecques lennuy que<text:line-break/>tu soustiens, que cest que de te mocquer des hommes, qui ont aucun sentiment,<text:line-break/>&amp; quelle chose cest de ce mocquer des escoliers : En te donnant occasion de ne<text:line-break/>tumber iamais plus en telle follie si tu en eschappes.<text:s/>Mais si tu as si grande vou(-)<text:line-break/>lenté de descendre que ne te gettes tu en bas : afin que te rompant le col (s'il plaist<text:line-break/>à dieu) tu sortes en vne mesme heure hors de la peine ou il te semble estre, &amp; me<text:line-break/>feras le plus c(o2)tent h(o2)me du monde : Maintenant ie ne te veulx dire autre chose,<text:line-break/>sinon que i'ay sceu tant faire que de te faire m(o2)ter la hault. Saiches doncques t(a2)t<text:line-break/>faire maintenant que tu en descendes aussi bien comme tu te sceuz mocquer de<text:line-break/>moy. Ce pendant que lescolier disoit ces choses. La miserable dame plouroit<text:line-break/><text:span text:style-name="pb">[n.p.]</text:span><text:line-break/>c(o2)(-)tinuellement : &amp; le temps se couloit tousiours, montant toutesfois le soleil de plus<text:line-break/>en plus : mais quant elle le sentit taire, elle deit. O cruel homme : si la mauldicte<text:line-break/>nuict te fut si griefue, &amp; ma faulte te sembla si grande, que ma ieunesse &amp; beaul(-)<text:line-break/>té, mes larmes &amp; mes humbles prieres ne te peuuent mouuoir à pitie aucune, fay<text:line-break/>aumoins que soyes meu, &amp; que ta seuere rudesse diminue par ce seul mien acte,<text:line-break/>que ie me suis fiée de nouueau en toy : &amp; que ie t'ay descouuert tout mon desir :<text:line-break/>dont tu as eu le moyen de me faire c(o2)gnoissante de mon peché. Car se ie ne me<text:line-break/>fusse voulu fier de toy, tu nen auois aucun pour te venger de moy : c(o2)me tu mon(-)<text:line-break/>stres (auec si grande ardeur) l'auoir desiré. Laisses doncques ton ire &amp; me par(-)<text:line-break/>donne desormais : car ie suis deliberée si tu me veulx pardonner, &amp; me faire des(-)<text:line-break/>cendre d'icy, d'abandonner du tout le desloyal amant : &amp; t'auoir pour seul amy<text:line-break/>&amp; seigneur. Dauantaige combien que tu blasmes grandement ma beaulté, lesti(-)<text:line-break/>mant briesue &amp; de peu de compte, de laquelle, pour estre ce qu'elle est entre celle<text:line-break/>des autres femmes, quant lon nen deuroit faire cas pour autre raison que pour<text:line-break/>ceste lá, si est ce quelle doit estre prisée pour estre vng passetemps &amp; plaisir de la<text:line-break/>ieunesse des hommes. Et certes tu nes pas vieil : &amp; combien que cruellement ie<text:line-break/>soye traictée de toy, si ne puis ie pourtant croire que tu me voulsisses veoir mou(-)<text:line-break/>rir si miserablement ; comme seroit de me precipiter en bas, comme vne deses(-)<text:line-break/>perée deuant tes yeulx. Ausquelz (si tu n'estois mensonger, comme tu es deuenu)<text:line-break/>ie fuz tant agreable : ayes doncques pitie de moy pour dieu : car le soleil comm(e2)(-)<text:line-break/>ce trop à seschauffer : &amp; comme le trop grant froid ma offencé ceste nuict, ainsi le<text:line-break/>chault commence à<text:s/>me faire grant ennuy. A qui lescolier, qui lentretenoit à son<text:line-break/>plaisir en parolles, resp(o2)dit. Ma dame ta foy ne se remeit lors en mes mains pour<text:line-break/>amour que tu me portasses : mais pour rauoir ce que tu auois perdu. Et par ce elle<text:line-break/>ne merite rien de meilleur, que plus grant mal : &amp; crois follement, si tu crois que<text:line-break/>ce seul moyen sans plus m'ayt esté opportun à la desirée vengence : car i'en a(-)<text:line-break/>uoye mille autres, &amp; mille lacs que i'auoye tenduz autour de tes piedz en te mon<text:line-break/>strant semblant de t'aymer : tellement que tu n'auois à aller guieres de temps, que<text:line-break/>si cestuy cy ne fust aduenu, il te conuenoit necessairement cheoir en l'ung des au<text:line-break/>tres : &amp; t'aduise que tu ne pouuois tumber en aucun qui ne te eust esté de plus<text:line-break/>granr peine &amp; honte que cestuy cy. Lequel ie<text:s/>choysiz (non pour ton ayse) mais<text:line-break/><text:soft-page-break/>pour en receuoìr plustost plaisir. Et ou tous ces moyens m'eussent failly, la plume<text:line-break/>ne me pouuoit faillir : auec laquelle i'eusse tant escrit de toy, &amp; telles choses, &amp; en<text:line-break/>telle maniere, que les ayans sceu par apres (comme<text:s/>tu eusses) tu eusses desire mil(-)<text:line-break/>le fois le iour n'auoir esté iamais née. Car les forces de la plume sont trop plus ve<text:line-break/>hementes, que ceulx qui ne les ont esprouuées par experience, n'estiment : Ie iure<text:line-break/>dieu, &amp; ainsi me face il ioyeulx iusques à la fin de ceste vengence que ie prens de<text:line-break/>toy, comme il ma faict des le commencem(e2)t, que i'eusse escrit telles choses de toy<text:line-break/>que tu eusses eu si grant honte, non d'autres personnes seulement, mais de toy(-)<text:line-break/>mesmes, que tu te feusses arrach(e2) les yeulx de la teste pour ne te voir point. Et par<text:line-break/>ainsi ne reproche point à la mer quelle soit creue d'ung petit ruisseau. De ton a(-)<text:line-break/>mour, ou bien (q2) tu soyes mi(e2)ne, ie ne men soucie c(o2)me desia ie t'ay dit. Et sois t(a2)t<text:line-break/>que tu vouldras, à celuy à qui tu as esté si tu peulx : lequel tout ainsi que ie l'ay hay<text:line-break/>ie layme presentement, considerant le bon tour qu'il ta maintenant faict. Vous<text:line-break/>vous en amourez &amp; desirez lamour des ieunes hommes, par ce que vous leur<text:line-break/><text:span text:style-name="pb">[Fueil.193]</text:span><text:line-break/>voyez aucunement le tainct plus fraiz, la barbe plus noyre, bien dispostz, dancer<text:line-break/>&amp; iouster : mais tout cela ont eu ceulx, qui sont vng peu plus aagez : Et si dauan(-)<text:line-break/>taige ilz scauent ce que les autres ont encores à aprendre. Et oultre ce vous les e(-)<text:line-break/>stimez meilleurs cheualiers, d'autant qu'ilz font leurs iournées de plus de lieues<text:line-break/>que ceulx qui sont plus meurs. Certainement ie confesse que auecques plus grant<text:line-break/>force, ilz secouent les pellissons. Mais ceulx qui sont de moyen aage scauent<text:line-break/>trop mieulx (comme expertz) les lieux ou les pulces<text:s/>habit(e2)t : &amp; doit on sans com<text:line-break/>paraison plustost choysir le peu &amp; sauoureux, que le beaucop &amp; mausade. Aus(-)<text:line-break/>si le troter fort rompt &amp; lasse autruy quelque ieune qu'il soit : la ou laller doulce(-)<text:line-break/>ment (encor qu'on arriue plus tard au logis) vous y conduit tout reposé. Vous<text:line-break/>ne vous apperceuez (bestes sans entendement) combien de mal est caché soubz<text:line-break/>ce peu de belle apparence. Les ieunes ne sont contens d'une amye : mais autant<text:line-break/>qu'ilz en voyent autant en desirent ilz : &amp; d'autant leur semble qu'ilz sont plus<text:line-break/>dignes. Parquoy leur amour ne peult estre stable : &amp; qu'il soit vray tu en peulx<text:line-break/>maintenant porter vray tesmoignaige, &amp; leur semble qu'ilz sont dignes d'estre<text:line-break/>honorez &amp; caressez de leurs amyes : n'ayantz autre gloire que de se venter de<text:line-break/>celles dont ilz<text:s/>ont iouy, laquelle faulte en à mis beaucop soubz les beaulx peres<text:line-break/>qui ne le redisent point : &amp; disant que tes amours ne furent iamais sceues que de<text:line-break/>ta chambriere &amp; de moy. Ie t'aduise que si ainsi tu le croiz que tu le scaiz mal : &amp;<text:line-break/>le croys tresmal, car<text:s/>toute sa rue ne parle quasi d'autre chose ne la tienne pareille(-)<text:line-break/>ment : mais le plus souu(e2)t en telles choses celuy à qui le faict touche est le dernier<text:line-break/>qui le scait. Dauantaige ces ieunes gens vous desrobent : la ou ceulx de moyen<text:line-break/>aage vous donnent. Toy d(o2)cques qui as sceu mal choysir, demeure à celuy à qui<text:line-break/>tu te donnast. Et quant à moy (duquel tu te mocquas) laisse moy estre à autruy :<text:line-break/>car i'ay trouué dame &amp; amye qui est trop plus de chose que tu nes : &amp; qui ma c(o2)(-)<text:line-break/>gneu mieulx que tu ne feiz.<text:s/>Et afin que tu puisses porter en lautre monde plus<text:line-break/>gr(a2)de certitude du desir de mes yeulx, que tu ne faiz en cestuy par mes parolles,<text:line-break/>iette toy en bas le plustost que tu pourras, &amp; ton ame receue desia (c(o2)me ie croy)<text:line-break/>entre les bras du diable, pourra veoir si mes yeulx se seront troublez ou non de<text:line-break/>t'auoir veu r(o2)pre le col. Mais pource que ie croy que tu ne me vouldrois rendre si<text:line-break/>ioyeulx, ie te dy que si le soleil te c(o2)mence à eschauffer, souui(e2)ne toy du froit que<text:line-break/>tu me feiz souffrir : &amp; si tu le scaiz mesler auecques ce chault, sans faillir tu en sen(-)<text:line-break/>tiras le soleil plus temperé. La desconsolée dame, voyant que les parolles de lesco<text:line-break/>lier ne tendoi(e2)t que à cruelle fin rec(o2)menca à plorer &amp; deit. Or ca puis que aucu(-)<text:line-break/>ne chose de moy ne te peult mouuoir à pitie, aumoins soyes meu par lamytie que<text:line-break/><text:soft-page-break/>tu portes à la femme que tu diz auoir trouuée plus saige que moy : &amp; de laquelle<text:line-break/>tu te diz amy : &amp; pour amour d'elle pard(o2)ne moy : &amp; m'apporte mes habillemens<text:line-break/>afin que ie me puisse reuestir : &amp;<text:s/>me fay s'il te plaist desc(e2)dre d'icy. Lors lescolier<text:line-break/>commenca à rire. Et voyant que lheure de tierce estoit long temps y auoit passée<text:line-break/>resp(o2)dit. Or sus tu mas prie de par telle dame que ie ne scay maintenant dire de<text:line-break/>non, enseigne moy ou sont tes habillem(e2)s, &amp; ie les iray querir, &amp; te feray descen(-)<text:line-break/>dre de lá. La dame croyant cecy se conforta aucunement, &amp; luy enseigna le lieu<text:line-break/>ou elle les auoit mis. Et lescolier sortit de la tour, &amp; c(o2)manda à son seruiteur qu'il<text:line-break/>nen bougeast, ains qu'il son tinst<text:s/>pres, &amp; qu'il se gardast tant qu'il pourroit que<text:line-break/>personne nentrast dedans iusques à ce qu'il fust retourné. Et cecy dit il sen alla<text:line-break/><text:span text:style-name="pb">[n.p.]</text:span><text:line-break/>à la maison d'ung sien amy, ou il disna à son bel ayse : &amp; apres quant il luy sem(-)<text:line-break/>bla bon se meit à dormir. Ce pendant la dame qui estoit demourée sur la tour<text:line-break/>&amp; s'estoit reconfortée d'ung peu de sotte esperance, dolente toutesfois oultre<text:line-break/>mesure, se dressa &amp; s'assit, se mettant du costé de la tour ou il y auoit vng peu<text:line-break/>d'ombre : &amp; commenca auec tresamers pensemens à attendre, maintenant pen(-)<text:line-break/>sant, ores plorant, tantost esperant, &amp; soudainement desesperant, du retour de<text:line-break/>lescolier, auec ses habillemens : &amp; saultant d'ung penser en vng autre comme<text:line-break/>celle qui estoit vaincue de trauail, &amp; qui n'auoit reposé de toute<text:s/>la nuict sendor(-)<text:line-break/>mit vng peu. Mais le soleil lequel estoit treschault estant desia lheure de midy<text:line-break/>venue frappoit à la descouuerte auec telle force droit sur son corps delicat, &amp; sur<text:line-break/>sa teste toute descouuerte de telle sorte, que non seulement il luy brusla autant de<text:line-break/>chair qu'il en voyoit, mais la luy feit petit à petit toute fendre &amp; ouurir : &amp; fut la<text:line-break/>cuisson telle, que elle qui dormoit profondement fut contraincte de sesueiller : &amp;<text:line-break/>sentant qu'il luy cuisoit &amp; se voulant aucunement remuer, il luy sembloit en se<text:line-break/>tournant que toute la peau cuytte se ouurist &amp; esclatast : comme nous voyons<text:line-break/>aduenir d'une peau de parchemin bruslée, qu(a2)t quelcun la veult apres estendre<text:line-break/>&amp; oultre tout ce, la teste luy douloit tellement, qu'il luy sembloit lauoir en pieces :<text:line-break/>dont il ne se fault esbahir : Car le paué de la tour estoit si desesperement chault<text:line-break/>quelle auec les piedz ne autre chose ny pouuoit trouuer lieu pour se reposer.<text:line-break/>Parquoy sans pouuoir demourer ferme en vng lieu se remuoit, ores ca, &amp; main(-)<text:line-break/>tenant lá, en plorant amerement. Et oultre cecy, ne faisant lors brin de vent y e(-)<text:line-break/>stoient venues en tresgrande quantite, force mousches &amp; gros tahons, lesquelz<text:line-break/>poignans sur la chair ouuerte lesguillonnoient si cruellement, que chascun luy<text:line-break/>sembloit vne poincture desguillon : parquoy elle menoit incessament ses mains à<text:line-break/>lentour de son corps : mauldissant tousiours soy sa vie, son amy, &amp; lescolier : Et e(-)<text:line-break/>stant ainsi &amp; auec telle angoisse poincte, &amp; affligée du chault inestimable du so(-)<text:line-break/>leil, des mousches, des tahons, &amp;<text:s/>encores de la fain, mais beaucoup plus de la soif,<text:line-break/>&amp; pour renfort de mille pensées ennuyeulx, elle se leua debout &amp; commenca à<text:line-break/>regarder s'il se pourroit veoir ou ouyr la aupres quelque personne : se deliberant<text:line-break/>du tout, quoy qu'il en d'eust aduenir, de l'appeller : &amp; luy demander ayde. Mais<text:line-break/>sa malheureuse fortune luy auoit encores osté tout cecy. Car les laboureurs e(-)<text:line-break/>stoient tous partiz des champs pour le chault : Encor que ce iour lá, personne<text:line-break/>n'estoit allé trauailler la enuiron, par ce que tous battoient leurs bledz alentour<text:line-break/>de leurs maisons : En maniere quelle noyoit autre chose que des Cigalles : Et<text:line-break/>voyoit le fleuue de Arne lequel luy apportant le desir de boire de ses eaues, ne<text:line-break/>luy ostoit la soif, mais au contraire, la luy croissoit : Elle voyoit dauantaige en<text:line-break/>plusieurs lieux des boys &amp; vmbraiges &amp; maisons : lesquelles ne luy estoient sem<text:line-break/>blablement sinon angoisse en les desirant. Que dirons nous plus de la malheu(-)<text:line-break/>reuse dame ? Le soleil de dessus &amp; lardeur du paué de la tour dessoubz, auec<text:line-break/><text:soft-page-break/>les morsures des mousches &amp; des tahons, lauoient par tous les costez de son<text:line-break/>corps tellement acoustrée, que ou elle auoit vaincu le soir de deuant, auec<text:line-break/>la blancheur de son corps l'obscurité de la nuict, elle estant à ceste heure la<text:line-break/>deuenue rouge comme raigge, &amp; toute tachée de sang, eust semblé à qui<text:line-break/>l'eust veue la plus layde chose du monde : &amp; demeurant en ceste maniere sans<text:line-break/>esperance ou conseil aucun, attendoit plus la mort que autre chose. Lescolier<text:line-break/><text:span text:style-name="pb">[Fueil.194]</text:span><text:line-break/>apres que trois heures apres midy furent sonnées de long temps, sesueilla &amp; se<text:line-break/>souuenant de sa dame, sen alla à la tour pour veoir qu'il estoit d'elle : &amp; enuoya dis<text:line-break/>ner son seruiteur qui encor n'auoit mengé de tout le iour. La dame ayant ouy les<text:line-break/>colier sen vint ainsi foyble &amp; ennuyée quelle estoit sur la trappe, &amp; s'estant assise<text:line-break/>commenca en plorant à dire. Regnier tu tes bien vengé oultre mesure : car si ie<text:line-break/>te feiz de nuict geler en ma court, tu mas faict rostir de iour sur ceste tour : voyre<text:line-break/>brusler : &amp; oultre ce mourir de fain &amp; de soif. Parquoy ie te prie pour dieu que tu<text:line-break/>montes icy hault : &amp; puis que mon cueur ne pourroit souffrir que ie me donnasse<text:line-break/>moymesmes la mort, donne la moy toymesmes : car ie la desire plus que autre<text:line-break/>chose tant grant &amp; tel est le torment que ie sens. Et si tu ne me veulx faire ceste<text:line-break/>grace, aumoins fay moy apporter vng voirre deau, afin que ie puisse mouiller la<text:line-break/>bouche, à laquelle ne peuuent suffire mes lermes, si grande est la secheresse &amp; lar(-)<text:line-break/>sure que i'ay dedans. Bien c(o2)gneut lescolier à la voix sa foyblesse : &amp; encores veit<text:line-break/>il la pluspart de son corps tout brusle du soleil. Pour lesquelles choses, &amp; par ses<text:line-break/>humbles prieres, il luy vint vng peu de compassion d'elle non pourtant il luy res<text:line-break/>pondit : mauuaise femme tu ne mourras ia de mes mains, mais des tiennes s'il ten<text:line-break/>prent desir : &amp; autant deau auras tu de moy, pour le soulaigement de ton chault :<text:line-break/>comme i'euz de feu de toy pour lalegement de mon froid. Et si me deulz gran(-)<text:line-break/>dement, qu'il ait falu que le mal de mon froid se soit guery auec le chault d'ung<text:line-break/>fient trespuant, ou ie fuz mis : la ou celuy de ton chault, se guerira auec le froid<text:line-break/>d'ung eau rose tresodoriferante. Et la ou ie fuz en danger de perdre les nerfz &amp;<text:line-break/>la personne, toy ainsi escorchée de ce chault, demoureras ainsi belle comme faict<text:line-break/>le serpent qu(a2)t<text:s/>il laisse son vieulx cuir. O moy miserable deit la dame : dieu doint<text:line-break/>à qui mal me veult ces beaultez par telle maniere acquises. Mais toy plus cruel<text:line-break/>que toute autre beste cruelle, comment as tu peu souffrir de me traicter si mal en<text:line-break/>ceste sorte ? Que deuois<text:s/>ie pis attendre de toy ou de tout autre personne, quant<text:line-break/>bien i'eusse tué tout son parantaige auec cruelz tormens ? Certes ie ne scay quelle<text:line-break/>plus grande cruaulté on eust sceu vser contre vng traistre qui eust mis à mort tou<text:line-break/>te vne cité, que celle ou tu mas<text:s/>mis de me faire rostir au soleil : &amp; menger aux<text:line-break/>mousches : &amp; oultre cecy de ne me vouloir pas seulement d(o2)ner vng verre deau,<text:line-break/>qu'on d(o2)ne bien aux homicides condamnez de la iustice, qu(a2)t on les meine pen(-)<text:line-break/>dre : &amp; le plussouuent du vin s'ilz en demandent. Maintenant puis que ie te voy<text:line-break/>demourer ferme en ta cruaulté, &amp; que ma passion ne te peult aucunement mou(-)<text:line-break/>uoir, ie m'apareilleray de receuoir la mort patiemment : afin que dieu ait miseri(-)<text:line-break/>corde de mon ame : lequel ie supplie qu'auec ses yeulx iustes il voye ceste tienne<text:line-break/>cruaulté : &amp; ces parolles dictes, elle se tira auec grant peine, vers le meillieu de la<text:line-break/>terrasse de la tour : se desesperant de deuoir eschapper d'ung si ardant chault :<text:line-break/>&amp; non seulement vne fois, mais mille (oultre ses autres<text:s/>douleurs) elle cuyda pas(-)<text:line-break/>mer de soif : plourant incessamment tresfort : en se complaignant de sa malheu(-)<text:line-break/>reté. Mais estant presque nuict, &amp; semblant à lescolier qu'il auoit assez faict, il<text:line-break/>feit prendre les habillemens d'elle, &amp; les enuelopper dedans le manteau de<text:line-break/>son seruiteur, &amp; sen alla vers la maison de la dame : ou il trouua sur la porte<text:line-break/>sa chambriere assise toute desconfortée : à laquelle il deit. Bonne femme ou est<text:line-break/><text:soft-page-break/>ta maistresse ? A qui la chambriere respondit. Monsieur ie ne scay : ie cuidoye<text:line-break/>ce<text:s/>matin la trouuer au lict ou ie lauoye veu aller ce me semble hier au soir :<text:line-break/><text:span text:style-name="pb">[n.p.]</text:span><text:line-break/>mais ie ne l'ay trouuée ne la ne ailleurs : &amp; ne scay quelle est deuenue : dont ie suis<text:line-break/>en grant douleur : Mais vous monsieur nen scauriez vous rien dire ? A qui les(-)<text:line-break/>colier respondit : Aussi bien t'eusse ie tenue auec elle, la ou ie l'ay eue : afin que ie<text:line-break/>t'eusse punie de ta coulpe, comme i'ay elle de la sienne. Mais croy fermement<text:line-break/>que tu ne meschapperas des mains que ie ne te paye tellement de tes merites, que<text:line-break/>tu<text:s/>ne te mocqueras iamais d'homme qu'il ne te souuiengne de moy : Et cecy deit,<text:line-break/>il deit à son seruiteur : Baille luy ses habillemens, &amp; diz luy quelle aille querir sa<text:line-break/>maistresse si elle veult. Le seruiteur feit son commandement : Parquoy les ayant<text:line-break/>la chambriere prins, &amp; iceulx recongneuz, oyant ce qu'il luy auoit dit, doubta<text:line-break/>grandement qu'on ne l'eust tuée : &amp; à peine se peust elle retenir de cryer : sou(-)<text:line-break/>dainement plorant (estant ia lescolier party) sen alla courant vers la tour auec<text:line-break/>iceulx habillemens. Ce<text:s/>iour la de malheur vng laboureur de ceste dame auoit<text:line-break/>esgaré deux siens pourceaulx, &amp; les allant cerchant vng peu apres que lescolier<text:line-break/>fut party il arriua vers celle tour, regardant par tout s'il verroit ses pourceaulx : si<text:line-break/>ouyt le miserable plaint que saisoit la malheureuse dame : Parquoy il se meit tant<text:line-break/>qu'il peut à cryer : Qui pleure la hault ? La dame congneut la voix de son pay(-)<text:line-break/>sant : &amp; le ayant appellé par son nom luy dit. Va ie te prie appeller ma cham(-)<text:line-break/>briere : &amp; faiz tant quelle puisse venir icy<text:s/>hault. Le laboureur congnoissant sa<text:line-break/>maistresse luy deit. Ho ma dame, &amp; qui vous porta la hault ? vostre chambrie(-)<text:line-break/>re vous à tant auiourdhuy cerchée : mais qui iamais eust pensé que vous eussiez<text:line-break/>deu estre lá ? &amp; ayant prins les bastons de leschelle, la commenca à dresser com(-)<text:line-break/>me ilz deuoient estre : &amp; la lyer auec des riortes &amp; bastons au trauers : Et en cest<text:line-break/>instant arriua sa chambriere : laquelle aussi tost quelle fut entrée en la tour ne pou<text:line-break/>uant plus tenir sa voix, se battant les mains commenca à cryer. Helas ma doulce<text:line-break/>maistresse, ou estes vous ? La dame oyant sa chambriere respondit au mieulx<text:line-break/>qu'elle peult. Ha ma seur ie suis icy hault, ne pleure point, mais m'apporte tost<text:line-break/>mes habillemens. Quant la chambriere l'ouyt parler quasi toute reconfortée<text:line-break/>monta par leschelle desia presque racoustrée par le laboureur : &amp; auec son ayde<text:line-break/>arriua sur la terrasse de ladicte tour. Et voyant sa maistresse ressemblant non vng<text:line-break/>corps humain : mais plustost vne buche de boys à demy bruslée toute lasse, tou(-)<text:line-break/>te seiche, &amp;<text:s/>couchée, toute nue en terre, elle se meit les vngles au visaige &amp; com(-)<text:line-break/>menca à plourer sur elle, ne plus ne moins que si elle eust esté morte. Mais la da(-)<text:line-break/>me la pria pour dieu quelle se t'eust, &amp; quelle luy aydast à se reuestir. Et ayant<text:line-break/>sceu d'elle que personne n'auoit entendu ou elle auoit esté, sinon ceulx qui a(-)<text:line-break/>uoient porte ses habillemens, &amp; le laboureur qui y estoit present elle se reconfor(-)<text:line-break/>ta aucunement, &amp; les pria pour dieu que iamais ilz nen deissent rien à person(-)<text:line-break/>ne. Le laboureur apres plusieurs parolles &amp; estant la dame leuée la porta sur son<text:line-break/>col, par ce quelle ne pouuoit aller, iusques hors de la tour : La paoure chambrie(-)<text:line-break/>re (qui estoit demourée derriere) en descendant peu aduisement de leschelle, le<text:line-break/>pied luy faillit &amp; tumbant en<text:s/>terre se rompit la cuysse dont pour la douleur quel(-)<text:line-break/>le sentit comm(e2)ca à mugir &amp; cryer tellement qu'il sembloit que ce fust vng lyon.<text:line-break/>Parquoy le laboureur ayant posé la dame sur vng monceau d'herbe, alla veoir<text:line-break/>qu'auoit la chambriere : &amp; ayant trouué<text:s/>quelle auoit la cuysse rompue, la porta<text:line-break/>semblablement sur ladicte herbe : &amp; la meit aupres de la maistresse, la quelle voy(-)<text:line-break/>ant mal sur malluy aduenir, &amp; que ceste cy de qui elle esperoit estre aydée plus<text:line-break/><text:span text:style-name="pb">[Fueil.195]</text:span><text:line-break/>que de nul autre auoit la cuisse rompue, dolente sans mesure, recommenca son<text:line-break/><text:soft-page-break/>pleur si miserablement que non seulement le laboureur ne la peut consoler, ains<text:line-break/>luy mesmes comm(e2)ca à pleurer comme les autres. Mais estant ia le soleil baissé,<text:line-break/>la paoure desolée voulut, affin que la nuict ne les surprint, aller à la maison dudit<text:line-break/>laboureur : la ou ayant prins deux siens freres &amp; sa femme, ilz retournerent querir<text:line-break/>la chambriere sur vng aiz : &amp; la porterent en la maison. Puis reconfortans la da(-)<text:line-break/>me auec vng peu deau fresche, &amp; plusieurs bonnes<text:s/>parolles, le laboureur la porta<text:line-break/>sur son col en la chambre d'elle : puis sa femme luy donnant du pain laue, la des(-)<text:line-break/>poilla : &amp; apres la meit au lict, &amp; regarderent que elle &amp; la chambriere feussent<text:line-break/>portées la nuict à Florence : &amp; ainsi fut faict. La ou la dame plaine de m(e2)songes<text:line-break/>controuua vng compte tout hors de lordre de ce qui estoit aduenu d'elle &amp; de sa<text:line-break/>chambriere, &amp; feit acroire à ses freres seurs &amp; toute autre personne, que par acci(-)<text:line-break/>dent de fouldre &amp; de mauuais esperitz, cecy leur estoit aduenu. Puis lon feit ve(-)<text:line-break/>nir les medecins, lesquelz non sans gr(a2)de angoisse &amp; trauail de la dame (qui lais(-)<text:line-break/>sa plusieursfois toute la peau attachée aux linsceulx) la guerirent d'une cruelle fie(-)<text:line-break/>ure, &amp; des autres accidens qui luy suruindrent, &amp; pareillement la chambriere de<text:line-break/>sa cuysse. Pour laquelle chose la dame oublia son amoureux : &amp; de la en auant se<text:line-break/>garda saigem(e2)t de se mocquer &amp; d'aymer. Et lescolier saichant que la chambrie(-)<text:line-break/>re auoit eu la cuisse rompue, luy estant aduis qu'il en auoit assez<text:s/>entiere veng(e2)ce,<text:line-break/>sen passa ioyeusement sans en dire autre chose. Ainsi voyla qu'il aduint à la ieune<text:line-break/>folle de ses mocqueries, p(e2)sant qu'elle ne se deuoit autrem(e2)t iouer auecques vng<text:line-break/>escolier quelle eust faict auec vng autre. Ne saichant bien qu'ilz scauent (ie ne dy<text:line-break/>pas tous) mais la pluspart, la ou cest que le diable tient la queue. Et par ainsi gar(-)<text:line-break/>dez vous mes dames de vous mocquer, mesmement des escoliers.</text:p>
      <text:h text:style-name="Titre2" text:outline-level="2">(hedera) DEVX HOMMES MARIEZ FREQVEN(-)<text:line-break/><text:span text:style-name="T4568">tantz iournellement ensemble, l'ung coucha aue</text:span><text:span text:style-name="T4569">cques la femme de lautre : lequel</text:span><text:span text:style-name="T4570"><text:line-break/></text:span><text:span text:style-name="T4571">sen estant aperceu feit si bien auec la femme de son compaignon, qu'ilz lenferme(-)</text:span><text:span text:style-name="T4572"><text:line-break/></text:span><text:span text:style-name="T4573">rent dedans ung coffre, sur lequel il iouyt de sa femme.</text:span></text:h>
      <text:h text:style-name="P4574" text:outline-level="2">Nouuelle huitiesme.</text:h>
      <text:p text:style-name="P4575"><text:span text:style-name="T4576">L</text:span>Es malheurs de ma dame Helaine auoient esté fascheux &amp; en(-)<text:line-break/>nuyeux aux dames à escouter : mais pource quelles c(o2)gnoissoi(e2)t<text:line-break/>qu'ilz luy estoi(e2)t aduenuz c(o2)me en partie elle auoit merité, elles<text:line-break/>les auoient passées auecques c(o2)passion moderée : c(o2)bien quelles<text:line-break/>reputer(e2)t lescolier n(o2) seulem(e2)t obstiné, ains plustost cruel oultre<text:line-break/>mesure. Mais qu(a2)t ma dame Pampinée fut venue afin de sa nou<text:line-break/>uelle, la royne comm(a2)da à ma dame Fiammette quelle suyuist. Laquelle desirant<text:line-break/>d'obeir, deit ainsi. Pource qu'il me semble, mes belles dames que la cruaulté<text:s/>de les<text:line-break/>colier vous a offencées &amp; quelque peu contristées. Il me semble qu'il ne sera mal<text:line-break/>conuenable de recréer voz esperitz ennuyez, auec quelque chose plus delectable.<text:line-break/>Et par ainsi ie delibere vous dire vne nouuelle d'ung ieune h(o2)me, lequel receut<text:line-break/>plus<text:s/>doulcem(e2)t vne iniure, &amp; la venga plus moderem(e2)t que ne feit lescolier : par<text:line-break/>laquelle vous pourrez c(o2)pr(e2)dre qu'il doit assez suffire à vng chasc(u2), si on luy faict<text:line-break/><text:span text:style-name="pb">[n.p.]</text:span><text:line-break/>de tel pain souppe qu'il à faict à autruy : sans vouloir prendre<text:s/>vengence plus gran<text:line-break/>de que liniure receue.</text:p>
      <text:p text:style-name="p">Vous deuez scauoir qu'il y eut à Siene (comme i'ay autresfois ouy dire) deux<text:line-break/>ieunes hommes assez aysez &amp;<text:s/>de bonne parenté bourgeoyse : desquelz l'ung se<text:line-break/>nommoit Spinellosse tauene &amp; lautre Seppe de myno, &amp; tous deux estoi(e2)t voy(-)<text:line-break/>sins de maisons en la rue de camollie : ne bougeantz d'ensemble, &amp; s'aym(a2)tz par<text:line-break/><text:soft-page-break/>les demonstracions qu'ilz faisoient l'ung à<text:s/>lautre, autant ou plus que s'ilz eustent<text:line-break/>esté freres, &amp; chascun d'eulx auoit belle femme. Or aduint que frequentant fort<text:line-break/>souuant Spinellosse en la maison de Seppe, bien que Spinellosse y fust ou non, il<text:line-break/>s'appriuoisa par telle maniere auec la femme de Seppe, qu'il commenca à cou(-)<text:line-break/>cher auec elle : &amp; en cecy ilz continuerent vne bonne piece de temps auant que<text:line-break/>personne sen apperceust. Toutesfois au long aller estant vng iour Seppe en son<text:line-break/>logis &amp; sa femme nen saichant rien, Spinellosse le vint demander, &amp; sa<text:s/>femme<text:line-break/>luy deit qu'il ny estoit pas. Au moyen dequoy Spinellosse monta soudainement<text:line-break/>la hault : &amp; ayant trouué la femme en la salle, &amp; voyant qu'il ny auoit autre que<text:line-break/>eulx, en lembrassant la commenca à baiser &amp; elle luy. Seppe qui veit cecy ne son(-)<text:line-break/>na mot : mais demoura caché pour veoir par quel bout finiroit ce ieu : Et pour a(-)<text:line-break/>breger il veit sa femme &amp; Spinellosse qui sen allerent ainsi enbrassez en sa cham<text:line-break/>bre : &amp; qu'ilz senfermerent dedans, dont il fut fort marry. Mais congnoissant que<text:line-break/>pour cryer ne autrement son iniure ne pourroit amoindrir, ains que la honte en<text:line-break/>croistroit plustost. Il se meit à penser par quelle maniere il pourroit si saigement<text:line-break/>faire la vengence de cecy, que sans qu'il fust sceu cá ne lá, son esperit en demou(-)<text:line-break/>rast content : parquoy apres auoir longuement pensé &amp; ayant (comme il luy sem<text:line-break/>bloit) trouué le moyen il demoura caché tout autant que Spinellosse fut auec sa<text:line-break/>femme : Lequel aussi tost qu'il sen fut allé entra en la chambre ou il trouua sa fem<text:line-break/>me, qui encor n'auoit acheué de racoustrer son habillement de teste, que Spinel(-)<text:line-break/>losse en iou(a2)t luy auoit faict cheoir, &amp; deit, Que faiz tu ma femme ? A qui la fem<text:line-break/>me respondit : ne le voy tu pas ? Ouy vrayement deit Seppe : &amp; si ay veu encor au<text:line-break/>tre chose, que ie vouldrois n'auoir point veu. Et entra en grandes parolles des cho<text:line-break/>ses qui auoient esté faictes : &amp; elle auec vne tresgrande peur apres plusieurs pro(-)<text:line-break/>poz luy ayant confesse l'accointance quelle auoit auec Spinellosse, que malaise(-)<text:line-break/>ment elle luy pouuoit nyer, luy commenca à<text:s/>requerir pardon en plorant. A qui<text:line-break/>Seppe deit, Voy tu ma femme : tu as mal faict : duquel si tu veulx auoir pardon,<text:line-break/>delibere toy de faire entierement ce que ie te commanderay : &amp; ie le te vois dire.<text:line-break/>Ie veulx que tu dies à Spinellosse que demain matin sur les neuf heures, il treu(-)<text:line-break/>ue quelque occasion de se partir d'auec moy, &amp; sen venir icy vers toy : &amp; quant<text:line-break/>il sera ceans ie reuiendray : &amp; aussi tost que tu me orras tu le feras entrer en ce<text:line-break/>coffre &amp; lenfermeras dedans : puis quant tu auras faict cecy, ie<text:s/>te diray le demou(-)<text:line-break/>rant de ce que tu auras à faire : &amp; n'ayes aucune doubte de le faire. Car ie te<text:line-break/>prometz que ie ne luy feray point de mal. La femme pour luy satiffaire deit<text:line-break/>quelle le seroit : &amp; ainsi le feit. Quant le lendemain fut venu, estans Seppe &amp;<text:line-break/>Spinellosse ensemble sur les neuf heures, Spinellosse qui auoit promis d'aller<text:line-break/>vers la femme à celle heure, deit à Seppe. Ie doy disner ce matin auec quel(-)<text:line-break/>que mien amy que ie ne veulx point faire attendre : &amp; par ainsi, à dieu te com(-)<text:line-break/>mand. Il n'est<text:s/>encor (deit Seppe) heure de disner de bonne pice. Spinellosse<text:line-break/><text:span text:style-name="pb">[Fueil.196]</text:span><text:line-break/>deit. Il n'ya point de dangier, aussi bien ay ie à parler auec luy d'ung mien<text:line-break/>affaire : tellement qu'il fault que ie y soye de bonne heure. S'estant doncques<text:line-break/>party Spinellosse<text:s/>d'auec Seppe, &amp; ayant encor faict vng tour, il fut incontinent<text:line-break/>en la maison auec la femme de luy, &amp; estans entrez en la chambre, ilz n'y furent<text:line-break/>guieres que Seppe retourna : lequel comme la femme l'entendit faisant fort la<text:line-break/>paoureuse feit gaigner ce coffre<text:s/>que son mary luy auoit dit à Spinellosse, &amp; l'en(-)<text:line-break/>ferma dedans : puis sortit de la chambre, &amp; quant Seppe fut en hault, il deit à sa<text:line-break/>femme : est il temps de disner ma femme ? Il sera desormais temps respondit el(-)<text:line-break/>le, Deit alors Seppe. Spinellosse est allé ce matin disner auec vng si(e2) amy, &amp; à lais<text:line-break/>sé sa femme seule à la maison, boute la teste à la fenestre, &amp; l'appelle, &amp; luy dy<text:line-break/><text:soft-page-break/>quelle vienne disner auec nous. La femme craignant de sa personne mesmes, &amp;<text:line-break/>deuenue pour ceste occasion fort obeissante, feit ce que son mary luy comman(-)<text:line-break/>da : &amp; pria tant la femme de Spinellosse quelle y vint, oyant que son mary ne de(-)<text:line-break/>uoit disner au logis, &amp; quant elle fut venue Seppe, luy faisant de grandes caresses<text:line-break/>&amp; l'ayant prinse priuement par la main, feit signe à sa<text:s/>femme qu'elle sen allast à<text:line-break/>la cuysine : menant luy sa voysine auecques soy en la chambre, en laquelle estans<text:line-break/>entrez il se tourna en arriere, &amp; ferma l'huys sur eulx. Quant la femme se veit en(-)<text:line-break/>fermée dedans, elle deit. Nostre dame Seppe que veult dire cecy ? M'auez vous<text:line-break/>faict venir icy pour cela ? Est ce l'amour que vous portez à Spinellosse ? Et la loyal<text:line-break/>le compaignie que vous luy faictes ? A laquelle Seppe s'estant approché du coffre<text:line-break/>ou son mary estoit enfermé dedans, &amp; la tenant bien luy deit : Mamye,<text:s/>premier<text:line-break/>que tu te courrousses escoute bien ce que ie te veulx dire : Iay aymé &amp; ayme Spi(-)<text:line-break/>nellosse comme mon frere : &amp; hier (combien qu'il ne le saiche) Ie trouuay que la<text:line-break/>fiance que i'ay eue de luy, est venue à tant, qu'il couche auec ma femme comme<text:line-break/>auecques toy. Maintenant pour ce que ie l'ayme, ie n'ay point deliberé de pr(e2)dre<text:line-break/>autre vengence de luy, sinon telle comme l'offence à esté : il a iouy de ma fem(-)<text:line-break/>me, &amp; i'entendz iouyr de toy : &amp; la ou tu ne le vouldras, il fauldra que ie l'attrap(-)<text:line-break/>pe ceans : &amp; pour ce que ie ne delibere point de laisser ceste iniure impunie ie luy<text:line-break/>ioueray vng tel ieu, que toy ne luy n'en serez iamais contens. La dame oyant ce(-)<text:line-break/>cy &amp; apres plusieurs reconfirmacions que luy feit Seppe, le tenant pour certain,<text:line-break/>deit. Seppe<text:s/>mon amy, puis qu'il fault que ceste vengence tumbe sur moy, i'en suis<text:line-break/>contente : par vng tel si, que tu feras ma paix auec ta femme, de ce que nous de(-)<text:line-break/>uons faire : comme (non obstant ce quelle ma faict) ie suis deliberée de luy par(-)<text:line-break/>donner. A qui Seppe respondit, Ie le feray asseurement : &amp; oultre ce ie te donne(-)<text:line-break/>ray vng aussi beau ioyau que piece (q2) tu en ayes, &amp; cecy dit, la baisant &amp; embras(-)<text:line-break/>sant l'estandit sur le coffre, dedans lequel le mary estoit enfermé : &amp; l(a2), autant qu'il<text:line-break/>luy pleut<text:s/>passa le temps auec elle, &amp; elle auec luy. Spinellosse qui estoit dedans le<text:line-break/>coffre, &amp; qui auoit ouy toutes les parolles que Seppe auoit dictes, &amp; la responce<text:line-break/>de sa femme, &amp; puis auoit senty la dance de lours qu'on auoit dancé sur sa teste,<text:line-break/>sentit telle raige vne fort grand' piece, qu'il cuyda mourir : &amp; neust esté qu'il crai(-)<text:line-break/>gnoit Seppe, il eust deit toutes les miures du monde à sa femme : ainsi enfermé<text:line-break/>qu'il estoit. Puis pensant à la fin en soy mesmes, que l'iniure &amp; mauuais tour a(-)<text:line-break/>uoient esté commencez par luy, &amp; que Seppe auoit raison de faire ce qu'il faisoit,<text:line-break/>&amp; qu'il s'estoit porté enuers luy humainement &amp; comme compaignon, deli(-)<text:line-break/>bera en soy mesmes, d'estre plus amy de Seppe que iamais, s'il luy plaisoit. Puis<text:line-break/><text:span text:style-name="pb">[n.p.]</text:span><text:line-break/>quant Seppe eut demeuré auec la dame autant qu'il luy pleut, il descendit de des(-)<text:line-break/>sus le coffre : &amp; demandant la femme le ioyau qu'il luy auoit promis Seppe ou(-)<text:line-break/>urit la chambre &amp; feit venir sa femme : laquelle ne deit autre chose sinon mamye<text:line-break/>vous m'auez rendu pain pour fouasse, &amp; encores le deit elle en riant : A qui Sep(-)<text:line-break/>pe deit ouure ce coffre. Et elle le feit, dedans lequel Seppe monstra à la femme,<text:line-break/>Spinellosse son mary. Or il seroit long à dire lequel des deux eut plus de honte,<text:line-break/>ou Spinellosse voy(a2)t Seppe &amp; saichant qu'il scauoit ce qu'il auoit faict : ou la fem(-)<text:line-break/>me voyant son mary &amp; congnoissant qu'il auoit ouy &amp; senty ce quelle luy auoit<text:line-break/>faict sur la teste. A laquelle Seppe deit, Voyla le ioyau que ie te d(o2)ne. Spinellosse<text:line-break/>quant il fut sorty du coffre sans vser trop de parolles deit, Seppe nous sommes<text:line-break/>l'ung comme l'autre, &amp; par ainsi ie treuue bon comme tu disois tantost à ma fem<text:line-break/>me, que nous soyons amys comme nous soulions, &amp; n'estant autre chose à partir<text:line-break/>entre nous deux que noz femmes, ie suis d'aduis que nous les mections à butin,<text:line-break/>dont Seppe fut content : &amp; disnerent tous quatre ensemble, en la meilleure paix<text:line-break/><text:soft-page-break/>du monde, &amp; de la en auant, chacune de ces femmes eut deux mariz &amp; chascun<text:line-break/>d'eulx, deux femmes : sans que iamais ilz en eussent pour cela autre question<text:line-break/>ne debat.</text:p>
      <text:h text:style-name="Titre2" text:outline-level="2">(hedera) MAISTRE SIMON MEDECIN FVT ME(-)<text:line-break/><text:span text:style-name="T4577">né de nuict par</text:span><text:s/>B<text:span text:style-name="T4578">run &amp;</text:span><text:s/>B<text:span text:style-name="T4579">ulfamaque en une fosse à retraitz, croyant le medecin</text:span><text:span text:style-name="T4580"><text:line-break/></text:span><text:span text:style-name="T4581">qu'on le deust mener &amp; faire estre d'une compaignie qui alloit en Corse &amp; fut</text:span><text:span text:style-name="T4582"><text:line-break/></text:span><text:span text:style-name="T4583">laissé en ladicte fosse.</text:span></text:h>
      <text:h text:style-name="Titre2" text:outline-level="2">Nouuelle neufiesme.</text:h>
      <text:p text:style-name="P4584"><text:span text:style-name="T4585">A</text:span>Pres que les dames eurent vng peu causé sur la communication<text:line-break/>des femmes des deux Senois, la royne qui estoit la derniere à<text:line-break/>compter sa nouuelle pour ne faire tort à Dioneo, commenca<text:line-break/>ainsi. La tromperie que Seppe feit à Spinellosse luy fut tresbien<text:line-break/>employée :<text:s/>Au moyen dequoy il ne me semble point qu'on doi<text:line-break/>ue reprendre trop aigrement, celuy qui faict quelque tromperie<text:line-break/>à celuy qui la va cerch(a2)t : ou qui la meritée. Combien que madame Pampinée ait<text:line-break/>voulu naguieres monstrer le contraire. Or est il que Spinellosse merita bien ce<text:line-break/>qu'on luy feit, &amp; ie me delibere de vous en dire d'ung, qui l'alla cerchant : &amp; croy<text:line-break/>que ceulx qui le tromperent n'en sont point à blasmer : ains plustost à louer. Et<text:line-break/>celuy à qui on la feit, fut vng medecin qui vint de Bouloigne à Florence, &amp; estant<text:line-break/>vne peccore il sen retourna tout couuert de poil de menu vair.</text:p>
      <text:p text:style-name="p">Comme nous voyons tous les iours noz citoyens quant ilz reuiennent d'estu<text:line-break/>dier de Bouloigne, l'ung est aduocat, l'autre medecin, l'autre notaire, auec les rob<text:line-break/>bes longues &amp; larges,<text:s/>&amp; les aucunes d'escarlate, &amp; auec le chapperon fourré de<text:line-break/>menu vair, &amp; plusieurs autres apparences tresgrandes, ausquelles comme l'effect<text:line-break/>en succede nous le voyons encor chascun iour. Entre lesquelz retourna naguieres<text:line-break/>vng maistre Simon de ville, plus riche<text:s/>de biens paternelz que de scauoir acquis,<text:line-break/>vestu descarlate, &amp; auec vne gr(a2)de cornette docteur en medecine c(o2)me luy mes<text:line-break/>mes disoit : &amp; print maison à louage en la rue (q2) nous appell(o2)s auiourdhuy la rue<text:line-break/><text:span text:style-name="pb">[Fueil.197]</text:span><text:line-break/>de Coc(o2)bre. Ce maistre<text:s/>Sim(o2) nouuellem(e2)t venu c(o2)me dit est, auoit entre ses au<text:line-break/>tres notables c(o2)dici(o2)s acoustumé de demander à quic(o2)ques estoit aupres de luy<text:line-break/>qui estoient tous ceulx qu'il voyoit passer par la rue, &amp; comme si quasi il eust deu<text:line-break/>par les gestes des<text:s/>hommes composer les medecines qu'il deuoit donner à ses pa(-)<text:line-break/>tiens, il prenoit garde à tous : &amp; sen souuenoit. Et entre tous ceulx sur qui il iecta<text:line-break/>ses yeulx plus ententiuement, ce fut sur deux painctres, dont nous auons auiour(-)<text:line-break/>dhuy parlé deux fois : Brun &amp; Bulfamaque, qui estoient continuellement ensem(-)<text:line-break/>ble &amp; estoient ses voysins. Et luy estant aduis que ceulx cy viuoient plus ioyeu(-)<text:line-break/>sement &amp; auec moins de soucy, que personnes qu'il eust iamais veu, comme il e(-)<text:line-break/>stoit vray, il dem(a2)da à plusieurs personnes, de quel estat &amp; condicion ilz estoi(e2)t.<text:line-break/>Et ayant ent(e2)du d'ung chascun que ceulx cy estoient paoures gens &amp; painctres,<text:line-break/>il luy entra en la teste qu'il deuoit estre impossible qu'ilz vesquissent si ioyeuse(-)<text:line-break/>ment en leur paoureté : mais va<text:s/>penser, pour ce qu'il auoit ouy dire qu'ilz estoi(e2)t<text:line-break/>fins &amp; aduisez, qu'ilz tiroient grant proffit de quelque autre endroit incongneu<text:line-break/>aux hommes : Au moyen dequoy il luy vint grande voulenté de s'acoincter &amp;<text:line-break/>prendre la familiarité de tous deux, ou à tout<text:s/>le moins de l'ung d'eulx. Et de faict<text:line-break/>il print congnoissance auecques Brun. Et congnoissant Brun en bien peu de fois<text:line-break/>qu'il eut esté auec luy, que ce medecin estoit vne grant beste, il comm(e2)ca à auoir<text:line-break/>de luy le plus grant passe temps du monde des choses<text:s/>nouuelles qu'il disoit, &amp; le<text:line-break/><text:soft-page-break/>medecin commenca à auoir pareillement de Brun vng merueilleux plaisir. Et<text:line-break/>l'ayant inuité quelque fois à disner auec luy, &amp; croyant par cecy pouuoir diuiser<text:line-break/>familierement ensemble il luy deit qu'il s'esmerueilloit de luy &amp; de Bulfamaque,<text:line-break/>de ce que estans paoures gens ilz viuoient si ioyeusement, &amp; le pria qu'il luy en(-)<text:line-break/>seignast comment ilz faisoient. Brun oyant le medecin, &amp; luy estant aduis que la<text:line-break/>demande estoit plus que sotte, commenca incontinent à rire en soy mesmes : &amp;<text:line-break/>delibera de luy respondre comme il appartenoit à sa besterie, &amp; deit : nostre mai(-)<text:line-break/>stre ie ne dirois pas à beaucoup de gens comment nous faisons : mais ie ne me<text:line-break/>faindray point de le dire à vous : Pour ce que vous estes des amys : &amp; si scay bien<text:line-break/>que vous ne<text:s/>le direz à personne. Il est vray que mon compaignon &amp; moy, viu(o2)s<text:line-break/>ainsi bien &amp; ioyeusement comme vous voiez : &amp; mieulx auec, &amp; si vous fault<text:line-break/>croyre que de nostre mestier ne autre reuenu que nous ayons, nous ne scaurions<text:line-break/>tirer leau que nous vsons : ne ie<text:s/>ne veulx pour cecy (q2) vous croyez que nous alli(o2)s<text:line-break/>desrober : mais nous allons en Corse, dont nous tirons, sans faire tort à autruy,<text:line-break/>tout ce qui nous faict besoing : ou que nous voulons souhaiter, qui est la cause<text:line-break/>qui nous faict ainsi viure ioyeusement, comme vous voyez. Le medecin oyant<text:line-break/>cecy &amp; le croyant fermement, sans scauoir que cestoit, eut le plus grant desir du<text:line-break/>monde de scauoir quelle chose cestoit que d'aller en Corse : &amp; le pria auecques<text:line-break/>grande inst(a2)ce qu'il le luy deist, iur(a2)t qu'il ne<text:s/>le diroit iamais à personne. Iesus no<text:line-break/>stre maistre, deit Brun qu'est ce que vous me demandez ? Cest vng trop grant<text:line-break/>secret celuy que vous voulez scauoir de moy &amp; chose pour me ruiner, &amp; pour<text:line-break/>me chasser de ce monde, voyre pour me faire mectre dans la bouche<text:s/>du lucifer<text:line-break/>de sainct Gal, si quelcun autre le scauoit. Et à ceste cause ie ne le vous diroye ia(-)<text:line-break/>mais. Le medecin deit, Brun asseure toy que iamais personne ne scaura chose<text:line-break/>que tu me dies, sinon toy &amp; moy : A qui Brun apres plusieurs nouuelles deit. Or<text:line-break/>voy là, nostre maistre, l'amytié que ie porte à vostre qualitatiue coyonnerie est<text:line-break/><text:span text:style-name="pb">[n.p.]</text:span><text:line-break/>si grande, &amp; pareillement la fiance que i'ay en vous, que ie ne vous puis escon(-)<text:line-break/>duyre de chose que vous vueillez, &amp; par ainsi ie le vous diray : par vng tel sy, que<text:line-break/>vous me iurerez par la croix de m(o2)teson que iamais (c(o2)me vous m'auez promis)<text:line-break/>vous ne le redirez à personne. Le medecin iura que aussi non feroit il. Vous de(-)<text:line-break/>uez scauoir mon doulx maistre (deit Brun) qu'il n'y a pas encor long temps que<text:line-break/>nous<text:s/>eusmes en ceste ville vng h(o2)me fort scauant en nygromance, qui se nom(-)<text:line-break/>ma Michel lescot, parce qu'il estoit d'Escosse, &amp; receut beaucoup d'honneur de<text:line-break/>plusieurs gentilz hommes : dont il n'en est plus guyeres demouré de viuans : &amp;<text:line-break/>quant il voulut partir d'icy, il y laissa à leur grande priere &amp; requeste, deux de<text:line-break/>ses disciples fort suffisans : Ausquelz il commanda qu'ilz feussent prestz de faire<text:line-break/>tous les plaisirs qu'ilz pourroient iamais faire à ces gentilz hommes, qui luy a(-)<text:line-break/>uoient tant faict de plaisir. Ceulx cy doncques seruoient liberalement lesdictz<text:line-break/>gentilz hommes en leurs entreprinses amoureuses, &amp; en plusieurs autres choses :<text:line-break/>puis apres, trouuans eulx que la cité &amp; les coustumes des h(o2)mes leurs plaisoient,<text:line-break/>ilz se delibererent d'y vouloir demourer tousiours : &amp; prindrent de grandes &amp;<text:line-break/>estroictes amytiez auec aucuns : sans regarder s'ilz estoient gentilz hommes ou<text:line-break/>non : ou plus riches que paoures : Mais qu'ilz fussent seulement conformes à leurs<text:line-break/>complexions : Et pour c(o2)plaire à ceulx cy leurs amys, ilz feirent vne societé d'en(-)<text:line-break/>uiron vingt cinq hommes, lesquelz se deuoient assembler deux fois le moys en<text:line-break/>quelque lieu depputé par eulx : &amp; estans la chascun disoit à ceulx cy ce qu'il desi(-)<text:line-break/>roit : &amp; eulx y satisfaisoient incontinent pour celle nuyt : Auec lesquelz deux Bul(-)<text:line-break/>famacque &amp; moy, prinsmes vne priuaulté si gr(a2)de que nous fusmes mys de celle<text:line-break/>compaignie : &amp; en sommes : &amp; vous veulx dire cecy, que à toutes les fois qu'il ad(-)<text:line-break/><text:soft-page-break/>uient que nous nous assemblons, cest chose merueilleuse de<text:s/>veoir les tappiceries<text:line-break/>autour de la salle ou nous mengeons, &amp; les tables couuertes à la royalle, &amp; le gr(a2)t<text:line-break/>nombre des nobles &amp; beaulx seruiteurs, tant femmes que hommes, au comman<text:line-break/>dement d'un chascun, qui est de telle compaignie : &amp; les bassins, esguieres, flas(-)<text:line-break/>cons, couppes, &amp; autre vaisselle d'or &amp; d'argent, esquelz nous mangeons &amp; beu(-)<text:line-break/>uons, &amp; oultre tout cecy l'abondance &amp; diuersité des vi(a2)des selon l'appetit d'ung<text:line-break/>chascun, qu'on apporte deuant nous quant il en est temps : ie ne vous pourroye<text:line-break/>deuiser en mil ans quelz &amp; de combien de sortes d'instrum(e2)tz &amp; de musicques<text:line-break/>on y oit : ne ne vous scaurois dire combien est grande la qu(a2)tite de la cire qu'on<text:line-break/>brusle à ces festins, ne quelle abondance il ya de dragées &amp; confitures, qui si con<text:line-break/>somment, &amp; comme les vins qu'on y boit sont precieux : encor ne vouldrois ie<text:line-break/>mon tresdoulx amy, que vous pensissiez que nous fussions lá en ces habitz que<text:line-break/>vous nous voyez, il ny en à pas vng si mal vestu, qui ne vous semblast vng empe<text:line-break/>reur, à nous veoir ainsi habillez, de riches habillemens, &amp; de precieuses choses,<text:line-break/>comme nous sommes : mais sur tous les plaisirs qui y sont, cest celuy des belles<text:line-break/>femmes qu'on y amene de toutes les parts du monde, pourueu seulement que<text:line-break/>l'homme les desire : Vous verriez lá la dame de<text:s/>Barbanique : la royne de Basque,<text:line-break/>la femme du Soudan, l'Imperatrice de Osbech : la chanchauser de Norvegue,<text:line-break/>la Semystante de Berlinsonne, &amp; la Scalpedre de Narsie. Mais aquoy faire me<text:line-break/>romps ie la teste, de vous en compter tant ? Toutes les roynes du monde y<text:s/>sont,<text:line-break/>ie vous dy iusques à la Squynquymurre de prestre iehan, qui à les cornes entre les<text:line-break/>deux fesses. Or voyez maintenant. Apres qu'on à beu lá, &amp; mengé force<text:line-break/><text:span text:style-name="pb">[Fueil.198]</text:span><text:line-break/>confi(-)tures, &amp; dance vne dance ou deux, chascune sen va auec celuy à la requeste de<text:line-break/>qui elle est venue en sa chambre : Et fault que vous entendiez que ces chambres<text:line-break/>ressemblent vng paradis à veoir, tant belles elles sont, &amp; si ne sentent moins bon<text:line-break/>que font les boestes des espiceries de vostre bouticque, quant vous faictes piller<text:line-break/>le commyn : &amp; ya des lictz qui vous sembleroient trop plus beaulx que celuy du<text:line-break/>duc de Venise, &amp; en icelux se vont reposer. Or, si on ioue des cymballes, ie vous<text:line-break/>le laisse penser : mais entre les autres qui sont mieulx pourueuz à mon iugement,<text:line-break/>cest Bulfamaque &amp; moy, par ce qu'il faict venir le plus souuent pour sa person(-)<text:line-break/>ne, la royne de France, &amp; moy celle d'Angleterre pour la mienne, qui sont les<text:line-break/>deux plus belles dames du monde, &amp; si auons tant sceu faire qu'elles ne voyent<text:line-break/>ny ne pensent à autres que à nous. Parquoy vous pouez bien p(e2)ser en vous mes(-)<text:line-break/>mes si nous pouuons &amp; deuons viure plus ioyeusement que les autres, conside(-)<text:line-break/>rant que nous au(o2)s l'amytié de deux telles roynes : Sans ce que qu(a2)t nous voulons<text:line-break/>auoir d'elles vng mil ou deux mil escuz soleil, nous les auons incontinent, &amp; ce(-)<text:line-break/>cy s'appelle entre nous en bon langaige : Aller en Corse, par ce que tout ainsi c(o2)(-)<text:line-break/>me les coursaires destroussent &amp; robent vng chascun, ainsi faisons nous : Sinon<text:line-break/>que nous sommes d'autant differentz d'eulx, qu'ilz ne rendent iamais ce qu'ilz<text:line-break/>prennent, &amp; nous le rendons quant nous en auons faict. Maintenant auez vous<text:line-break/>entendu (nostre maistre mon amy) que veult dire aller en Corse. Mais combien<text:line-break/>cecy doit estre tenu secret vous le pouez veoir : parquoy ie ne<text:s/>vous en veulx plus<text:line-break/>prier ne dire autre chose. Le medecin duquel le scauoir ne s'estandoit paraduen(-)<text:line-break/>ture plus oultre que de guerir les petitz enfans de la teigne adiousta tant de foy<text:line-break/>aux parolles de Brun, comme on deuoit faire à la plus grande verité qu'on scau(-)<text:line-break/>roit dire, &amp; entra en vng merueilleux desir d'estre receu en ceste c(o2)paignie. Au<text:line-break/>moyen dequoy Brun respondit que asseurement ce n'estoit merueilles s'ilz vi(-)<text:line-break/>uoient ioyeusement : tellement que a peine se peut retenir le medecin qu'il ne le<text:line-break/>requist sur l'heure de len faire estre : mais il differa, iusques à tant, que luy ayant<text:line-break/><text:soft-page-break/>faict plus d'honneur, il peust auecques plus de fiance luy faire sa requeste. S'estant<text:line-break/>doncques retenu le medecin il commenca à continuer d'estre &amp; auoir tousiours<text:line-break/>Brun<text:s/>auecques soy à disner &amp; à soupper, &amp; à luy monstrer vne amytié desmesu(-)<text:line-break/>rée, &amp; en cecy il continuoit de sorte qu'il sembloit que le medecin neust sceu vi(-)<text:line-break/>ure sans Brun. Lequel se voyant ainsi bien traicté, pour ne demourer ingrat de<text:line-break/>l'honneur que luy<text:s/>faisoit le medecin, luy paignit en sa salle le caresme, &amp; vng a(-)<text:line-break/>gnus dei à l'entrée de sa chambre, &amp; vng vrinal sur l'huys de la rue : affin que<text:line-break/>ceulx qui auroient besoing de son conseil le sceussent recongnoistre d'auec les<text:line-break/>autres : &amp; aussi luy paignit en vne sienne petite gallerie la guerre des ratz &amp; des<text:line-break/>chatz, chose qui sembloit fort belle au medecin, &amp; oultre tout cecy, quant Brun<text:line-break/>nauoit quelque fois souppé auec le medecin, il luy disoit le lendemain, i'ay esté<text:line-break/>ceste nuict passée à la compaignie que vous scauez, la ou m'ayant quelque peu<text:line-break/>fasché la royne d'Angleterre ie me suis faict amener la Gumedre du gran<text:line-break/>Can de Tartarie. Que veult dire, disoit le medecin Gumedre ? Ie n'entens point<text:line-break/>ces noms : O nostre maistre mon amy (disoit Brun) ie ne m'en esbahys pas : car<text:line-break/>i'ay bien ouy dire que le Porc gras &amp; Vinacenne n'en parlent point : le medecin<text:line-break/>deit alors. Tu veulx dire ypocras &amp; Auicenne, Voire deit Brun : I'ent(e2)s aussi mal<text:line-break/>voz noms, comme vous faictes les miens : mais Gumedre en celle langue du<text:line-break/><text:span text:style-name="pb">[n.p.]</text:span><text:line-break/>grant Can, veult autant à dire comme emperiere en la nostre. O quelle vous sem<text:line-break/>bleroit vne belle creature : elle vous feroit bi(e2) oublier les medecins, les receptes,<text:line-break/>&amp; tous voz emplastres. Et luy tenant quelque fois tous ces propos pour plus l'en(-)<text:line-break/>flammer en ce desir, il aduint que estant aduis vng soir au medecin (qui tenoit<text:line-break/>la chandelle à Brun quant il paignoit la bataille des ratz &amp; des chatz) qu'il auoit<text:line-break/>fort bien obligé Brun &amp; le rendu sien, par tant d'honneur qu'il luy auoit faict, il<text:line-break/>se delibera de luy ouurir son cueur : &amp; estant tous seulz luy deit. Brun (comme<text:line-break/>dieu scait) il n'ya auiourdhuy viuante creature pour qui ie feisse tant comme ie<text:line-break/>ferois pour toy : car pour le moindre mot que tu me dirois que ie allasse à deux<text:line-break/>lieues d'icy comme seroit Peretola, ie pense que ie ne reffuseroye d'y aller : &amp; par<text:line-break/>ainsi, ie te prie ne t'esbahiz point si priuem(e2)t ie te faiz vne requeste. Il n'y a guie(-)<text:line-break/>res (c(o2)me tu scaiz) (q2) tu m'as parlé des fac(o2)s de faire de vostre ioyeuse c(o2)paignie,<text:line-break/>dont il m'est venu le plus gr(a2)t desir d'en estre (q2) de chose que ie desirasse iamais,<text:line-break/>&amp; non sans occasion, comme tu le verras, si iamais il aduient que i'en soye : &amp; suis<text:line-break/>content que tu te mocques doresnauant de moy, si ie ne vous faiz venir la plus<text:line-break/>belle chambriere que tu viz long temps à : laquelle ie vey l'an passé à Cacauin(-)<text:line-break/>chilli, à qui i'ay donné mon amour toute, &amp; par le corps dieu ie luy vouluz don(-)<text:line-break/>ner deux gros Bouloignins qu'elle me feist plaisir, mais elle ne le voulut faire. Et<text:line-break/>par ainsi ie te prie tant que ie puis, que tu m'enseignes ce que i'ay à faire, pour en<text:line-break/>pouuoir estre : &amp; non seulement cela, mais que tu faces tant que i'en soye, &amp; en<text:line-break/>verité vous aurez en moy vng bon &amp; fidelle compaignon, qui vous fera hon(-)<text:line-break/>neur : Tu vois<text:s/>desia auant la main comme ie suis bel homme, &amp; comme mes iam<text:line-break/>bes sont sur mon corps, &amp; si ay vng visaige qui semble vne rose, &amp; oultre ce, ie<text:line-break/>suis docteur de medecines, d(o2)t ie pense que vous n'en auez pas vng : &amp; scay tout<text:line-break/>plain de belles choses, &amp; de<text:s/>belles ch(a2)sons, dont vrayem(e2)t ie t'en veulx dire vne.<text:line-break/>Et sur l'heure commenca à chanter. Brun auoit si grand desir de rire qu'il ne pou<text:line-break/>uoit durer en soy mesmes : Toutesfois il sen retint, &amp; quant la chancon fut ache(-)<text:line-break/>uée, le medecin deit : Que t'en semble ? deit Brun. Pour certain les violles de Sag(-)<text:line-break/>ginali le perdroient contre vous, si mirilificquement vous archichantez. Ie te<text:line-break/>dy, deit le medecin que tu ne l'eusses iamais creu, si tu ne l'eusses ouy : En bonne<text:line-break/>foy vous dictes vray (deit Brun.) I'en scay bien encor d'autres, deit le medecin :<text:line-break/><text:soft-page-break/>mais laissons à part cela pour cest heure, ie veulx que tu saiches, que tel que tu me<text:line-break/>vois, mon pere estoit gentil homme, encor qu'il demourast au villaige, &amp; moy<text:line-break/>aussi, suis venu du costé de ma mere de ceulx<text:s/>de vallequio : &amp; comme tu as peu<text:line-break/>veoir, i'ay les plus beaulx liures, les plus belles robbes que medecin de Florence :<text:line-break/>Par la foy de dieu i'ay robbe, qui couste (en comptant tout) pres de cent liures de<text:line-break/>bagatin il y a desia plus de deux ans. Parquoy ie te<text:s/>prie le plus qu'il m'est possi(-)<text:line-break/>ble, que tu faces tant que i'en soye, &amp; par ma foy si tu le faiz, sois hardiment ma(-)<text:line-break/>lade qu(a2)t tu vouldras, car iamais ie ne prendray de mon mestier denier ne mail(-)<text:line-break/>le de toy. Brun oyant cestuy cy, &amp; le congnoissant<text:s/>comme il l'auoit congneu pie<text:line-break/>ca, vng habille homme en court d'eglise, deit : Nostre maistre esclairez vng peu<text:line-break/>plus en ca, &amp; ne vous desplaise iusques à tant que i'aye faict les queues à ces ratz :<text:line-break/>&amp; puis ie vous respondray. Quant les queues furent acheuées, &amp; Brun faisant<text:line-break/>semblant que ceste requeste luy faschast fort, deit. Nostre maistre les choses que<text:line-break/>vous feriez pour moy sont certes grandes, &amp; ie le congnois : mais toutesfois<text:line-break/><text:span text:style-name="pb">[Fueil.199]</text:span><text:line-break/>cel(-)le que vous me demandez, combien qu'elle soit petite<text:s/>eu esgard à la grandeur de<text:line-break/>vostre cerceau, si m'est elle pourt(a2)t tresgr(a2)de, &amp; ne scay personne au m(o2)de pour<text:line-break/>qui ie le feisse (s'il estoit en ma puissance) si ie ne le faisoye pour vous : tant pour ce<text:line-break/>que ie vous ayme, comme ie doy : que aussi pour<text:s/>voz parolles, qui sont plaines &amp;<text:line-break/>c(o2)posees de tant de sens, qu'elles feroient sortir non seulem(e2)t moy de ma delibe<text:line-break/>ration, ains les formes des houseaulx : &amp; t(a2)t plus ie suis auecques vous, &amp; plus vous<text:line-break/>me ressemblez saige. Et si vous veulx encor dire ce mot : que si ie ne vous aymoye<text:line-break/>pour autre chose, si vous aymé ie, pour ce (q2) ie voy que vous estes amoureux d'une<text:line-break/>si belle creature c(o2)me vous auez dit : mais il fault que ie vous dye, ie n'ay pas tant<text:line-break/>de puissance en cecy comme vous pensez : &amp; par ainsi ie ne puis pas du tout faire<text:line-break/>pour vous ce qu'il seroit de besoing : Toutesfois ou vous me vouldrez promettre<text:line-break/>sur vostre gr(a2)de &amp; fine foy, me tenir secret, ie vous d(o2)neray le moy(e2) que vous de<text:line-break/>uez tenir, &amp; me semble estre asseuré, que puis<text:s/>que vous auez de si beaulx liures &amp;<text:line-break/>les autres choses, (q2) vous m'auez dit cy dessus, que vous en viendrez à chef : A qui<text:line-break/>le medecin deit, Dy le hardiement, Ie voy bi(e2) que tu ne me c(o2)gnois pas encores :<text:line-break/>&amp; que tu ne scaiz c(o2)me ie suis secret. Messire Gasparin de salicet faisoit bi(e2) peu de<text:line-break/>choses du temps qu'il estoit iuge de la Podestarie de Forlin poli, qu'il ne le m'en(-)<text:line-break/>uoyast dire : par ce qu'il ne trouuoit point si b(o2) secretaire c(o2)me moy, &amp; si tu veulx<text:line-break/>veoir si ie te dy vray, ie fuz<text:s/>le premier h(o2)me à qui il deit qu'il estoit pour espou(-)<text:line-break/>ser la Bergamine : Voy tu mainten(a2)t que cest ? Cela va tresbi(e2), deit Brun : Puis que<text:line-break/>cestuy lá se fioit de vous, ie m'y puis d(o2)cques bi(e2) fier. Le moy(e2) que vous aurez à<text:line-break/>tenir sera cestuy cy : Nous au(o2)s tousiours en ceste nostre c(o2)paignie vng cappitai(-)<text:line-break/>ne auec deux c(o2)seillers, qu'on ch(a2)ge de six en six mois, &amp; sans aucune faulte à ce<text:line-break/>noel prochain Bulfamaque sera cappitaine, &amp; moy c(o2)seiller : car il est desia ainsi ar<text:line-break/>resté, &amp; (q1) est cappitaine peult beaucop pour y faire mectre qui il luy plaist : &amp; par<text:line-break/>ainsi il me sembleroit b(o2) que vo(us) prinssiez le plus (q2) vous pourriez la c(o2)gnoissan<text:line-break/>ce de Bulfamaque, &amp; que vous luy feissiez honneur. Il est h(o2)me que quant il vous<text:line-break/>verra si saige, il deui(e2)dra incontin(e2)t amoureux de vous, &amp; qu(a2)t vous l'aurez auec<text:line-break/>vostre bon sens, &amp; toutes ces autres b(o2)nes choses (q2) vous auez, vng peu acoincté,<text:line-break/>vous luy pourrez faire vostre requeste : &amp; il ne vous scaura dire de non : car ie luy<text:line-break/>ay desia parle de vous : &amp; vous ayme le plus du m(o2)de, &amp; quant vous aurez faict<text:line-break/>ainsi, laissez moy puis apres faire auec luy. Alors le medecin deit. Trop me plaist<text:line-break/>ce que tu as aduisé : car s'il est h(o2)me qui se delecte de gens saiges, &amp; qu'il ait seule<text:line-break/>ment vng peu parlé à moy, ie feray bien qu'il courra apres moy : par ce que ie suis<text:line-break/>plain de t(a2)t de scauoir (q2) i'en pourroye fournir toute vne cité, &amp; si demoureroye<text:line-break/><text:soft-page-break/>encores tressaige. Quant cecy fut ainsi deliberé Brun c(o2)pta tout le cas par ordre à<text:line-break/>Bulfamaque, à qui le t(e2)ps duroit desia mil ans, qu'il n'estoit à mesmes pour faire<text:line-break/>ce (q2) nostre maistre alloit cerch(a2)t. Le medecin qui brusloit de desir d'aller en Cor<text:line-break/>se, ne cessa iamais iusques à ce qu'il deuint amy de Bulfamaque. Ce qui luy aduint<text:line-break/>aysem(e2)t, &amp; c(o2)menca à luy d(o2)ner les plus beaulx souppers, &amp; les plus beaulx dis(-)<text:line-break/>ners du m(o2)de, &amp; à Brun pareillem(e2)t, &amp; eulx se rigolloi(e2)t c(o2)me ces fri(a2)s, lesquelz<text:line-break/>sentans les b(o2)s vins &amp; les tables fri(a2)des, ne sen esloignent guieres : &amp; sans se faire<text:line-break/>trop inuiter (en disant port(a2)t qu'il ne demoureroi(e2)t auec vng autre) demouroi(e2)t<text:line-break/>auec luy : mais à la fin quant le medecin choisit son point, il feit la mesme reque(-)<text:line-break/>ste à Bulfamaque qu'il auoit<text:s/>faicte à Brun : dont Bulfamaque feist sembl(a2)t d'estre<text:line-break/><text:span text:style-name="pb">[n.p.]</text:span><text:line-break/>marry, &amp; se courroussa grandement contre Brun en disant. Ie fay veu au grant<text:line-break/>dieu de Pasignan, qu'il ne sen fault guieres que ie ne te donne si grant sur la te(-)<text:line-break/>ste que le nez te tumbera sur les tallons : traistre que tu es, Autre que toy na de(-)<text:line-break/>claire ces choses à monsieur que voycy. Mais le medecin l'excusoit fort : disant<text:line-break/>&amp; iurant qu'il l'auoit sceu d'ailleurs, &amp; apres plusieurs siennes saiges parolles, il<text:line-break/>feit tant qu'il appaisa<text:s/>Bulfamaque. Lequel se tournant vers le medecin deit : No(-)<text:line-break/>stre maistre il paroist bien que vous auez esté à Boloigne &amp; que vous auez ap(-)<text:line-break/>porté la bouche close iusques en ceste ville : Encor vous veulx ie dire plus, que<text:line-break/>vous n'auez pas aprins L'A, B, C,<text:s/>sur la pomme c(o2)me plusieurs sotz veullent fai(-)<text:line-break/>re : ains l'auez tresbien aprins sur le melon, qui est si long, &amp; si ie ne me trom(-)<text:line-break/>pe, vous n'aquistes à vng dimenche : Et combien que Brun m'ait dit que vous a(-)<text:line-break/>uez estudié en medecine, il me semble que vous auez estudié &amp; apprins, à pren(-)<text:line-break/>dre &amp; desrober les cueurs des hommes, Ce que vous scauez mieulx faire que<text:line-break/>homme que ie vey iamais, auec vostre bon sens &amp; voz belles parolles. Le mede(-)<text:line-break/>cin luy r(o2)pant son propos, se tournant vers Brun deit : Ie te prie regarde que cest,<text:line-break/>que de parler &amp; frequenter auec gens saiges : Qui iamais eust si tost peu com(-)<text:line-break/>prendre toutes les particularitez de mon scauoir, comme à faict cest honneste<text:line-break/>homme ? Tu ne t'apperceuz pas si tost toy, de ce que ie voulois dire, comme il à<text:line-break/>faict : Mais aumoins, dy luy ce que ie te dey, quant tu me comptas que Bulfama(-)<text:line-break/>que, se delectoit des gens de scauoir : Te semble il que ie l'aye faict ? deit Brun,<text:line-break/>Trop mieulx, Alors le medecin deit à Bulfamaque, Tu eusses bien dit autre<text:s/>cho(-)<text:line-break/>se si tu m'eusses veu à Boloigne : la ou il n'y auoit grant, ne petit, ny docteur, ny<text:line-break/>escolier qui ne m'aymast le plus du monde, si bien ie les scauoye payer auec<text:line-break/>mon parler &amp; mon grant scauoir, &amp; si te diray bien plus, que ie ne dy iamais pa(-)<text:line-break/>rolle, que ie ne feisse rire vng chascun : tant ie leur plaisoye, &amp; quant ie m'en par(-)<text:line-break/>tiz ilz en feirent les plus grandes doleances du monde, &amp; vouloient tous que ie<text:line-break/>y demourasse, de sorte que la chose vint à tant pour my faire demourer, qu'on<text:line-break/>vouloit que<text:s/>ie fusse le seul lecteur, à tous les escoliers qui estudoient en mede(-)<text:line-break/>cine : Mais ie ne le vouluz faire : car i'estois tousiours deliberé de m'en venir icy,<text:line-break/>iouyr des grans biens &amp; heritaiges que ie y ay, &amp; qui tousiours ont esté de<text:line-break/>ceulx de ma maison :<text:s/>&amp; ainsi l'ay ie faict. Brun deit alors à Bulfamaque : Que<text:line-break/>t'en semble ? Tu ne me croyois pas, quant ie te le disoye : il n'ya medecin<text:line-break/>en ceste ville qui se congnoisse en vrine d'asne aupris de cestuy cy : &amp; asseure(-)<text:line-break/>ment tu n'en scaurois trouuer son semblable d'icy aux portes de Paris. Or va :<text:line-break/>&amp; te parforce maintenant si tu scaiz, de l'esconduyre de chose qu'il veille : deit le<text:line-break/>medecin, Brun deit la verité : mais on ne me congnoist point encore en ceste vil(-)<text:line-break/>le : Vous estes plustost grosses gens que autrement, mais ie vouldroye que vous<text:line-break/>me veissiez parmy les docteurs, comme i'ay acoustumé d'estre, Alors deit Bul(-)<text:line-break/><text:soft-page-break/>famaque. Veritablement nostre maistre vous estes trop plus scauant que ie n'eus<text:line-break/>se pensé : Au moyen dequoy, parlant à vous comme il fault parler aux saiges,<text:line-break/>comme vous estes, ie vous asseure que ie pourchasseray sans aucune faulte, que<text:line-break/>vous serez de nostre compaignie. Les honneurs &amp; grandes cheres que le me(-)<text:line-break/>decin auoit faict à ceulx cy, multiplierent grandement, apres ceste promesse fai(-)<text:line-break/>cte, dont eulx en prenant leur passe temps, luy faisoient cheuaucher la cheure,<text:line-break/>des plus grandes sottises du monde, &amp; luy promirent de luy donner à femme la<text:line-break/><text:span text:style-name="pb">[Fueil.203]</text:span><text:line-break/>contesse de Cheuille, qui estoit la plus belle chose qu'on trouuast en tout le caca(-)<text:line-break/>toire de l'humaine generation. Le medecin demanda qui estoit ceste Contesse :<text:line-break/>A qui Bulsamaque deit : He pinne digne qu'on en eust de la semence mon amy,<text:line-break/>cest vne tresgrande dame, &amp; ya bien peu de maisons par le monde, ou elle n'ait<text:line-break/>quelque iurisdicion, Et non seulement ceulx lá : mais les cordeliers au son des<text:line-break/>trompettes de derriere luy rendent tribut, &amp; vous oze bien dire, que quant elle<text:line-break/>va cá &amp; lá, elle se faict bien sentir : combien qu'elle se tienne le plus du temps en(-)<text:line-break/>fermée : Toutesfois il<text:s/>n'ya guieres de temps qu'elle passa vne nuict deuant vostre<text:line-break/>huys &amp; sen alloit en Arne, se lauer les piedz, &amp; pr(e2)dre vng peu d'air : mais sa plus<text:line-break/>continuelle residence est au royaume de Laterines : Bien vont pourtant autour<text:line-break/>d'elle, le plus souuent, plusieurs de ses officiers : lesquelz portent tous (pour dem(o2)<text:line-break/>straction de sa grandeur) la verge &amp; le plomb. De ses barons, on en voit à force<text:line-break/>par tout comme vous diriez le Tamagnin de la porte, d'on Meta, le manchot de<text:line-break/>l'escopa, le Scaquere, &amp; autres, qui sont comme ie croy voz familiers : mais il ne<text:line-break/>vous en souuient pas à ceste heure. Nous vous mettrons doncques (si nous ne fail<text:line-break/>lons à nostre entreprinse) entre les bras d'une si gr(a2)de dame, &amp; laisser(o2)s celle de<text:line-break/>Cacauincigli. Le medecin qui estoit né &amp;<text:s/>nourry à Boloigne, n'entendoit point<text:line-break/>les vocables de ceulx cy : Parquoy il se tint sur l'heure tout content de la dame, &amp;<text:line-break/>peu de iours apres, les painctres luy porterent nouuelles qu'il estoit desia pour<text:line-break/>tout receu. Venu doncques le iour dont la nuict ensuyuant se deuoit faire l'assem<text:line-break/>blée, le medecin les eut tous deux à disner, &amp; apres il leur demanda quel moyen<text:line-break/>il deuoit tenir pour venir en ceste compaignie : A qui Bulsamaque deit, Voyez<text:line-break/>vous bien, il fault premierem(e2)t que vous soyez fort asseuré : Par ce que si vous ne<text:line-break/>l'estiez, vous pourriez receuoir empeschement : &amp; nous faire vng grant d(o2)mai(-)<text:line-break/>ge, &amp; vous orrez ce enquoy il vous conuient estre fort asseuré, il fault que vous<text:line-break/>trouuiez moyen d'estre ce soir sur l'heure du premier somme sur vne de<text:s/>ces se(-)<text:line-break/>pultures releuées qu'on feit n'aguieres deuant saincte Marie nouuelle, vestu de<text:line-break/>l'une de voz plus belles robbes : affin que pour la premiere fois, vous puissiez<text:line-break/>comparoistre plus honnorablement deuant la compaignie, &amp; aussi pour ce que<text:line-break/>à ce qu'il<text:s/>nous fut deit depuis ny fusmes nous, la contesse saichant que vous estes<text:line-break/>gentil homme, delibere de vous faire cheualier deaue froidde, à ses propres des(-)<text:line-break/>pens, &amp; sur ceste sepulture attendre tant que celuy que nous enuoyerons vous<text:line-break/>vienne querir. Et affin que vous soyez informé de toute chose, Vne beste noy(-)<text:line-break/>re &amp; cornue, non trop grande, vous viendra querir : qui sen viendra faisant par<text:line-break/>la place deuant vous, vng grant brouhaha, &amp; de grans saulx, pour vous espou(-)<text:line-break/>uenter : mais apres quant elle verra que vous ne vous espouuenterez point, elle<text:line-break/>s'approchera tout bellement de vous, &amp; quant elle se sera approchée vous de(-)<text:line-break/>scendrez alors sans aucune peur de dessus ceste sepulture : &amp; sans appeller ou<text:line-break/>nommer aucunement dieu ne les sainctz, vous monterez dessus, &amp; aussi tost que<text:line-break/>vous y serez vous mettrez voz mains deuant l'estomach, sans plus toucher à la<text:line-break/>beste, &amp; elle se partira alors doulcem(e2)t, &amp; vous amenera en la compaignie : Mais<text:line-break/>si durant tout cecy, vous reclamez ou dieu ou les sainctz, ou que vous ayez peur,<text:line-break/><text:soft-page-break/>ie vous vueil bien dire qu'elle vous pourroit iecter ou vous faire tumber en lieu<text:line-break/>qui vous puyroit, &amp; par ainsi si vous ne vous sentez assez fort d'estre asseuré,<text:line-break/>ny venez point : Car vous nous feriez dommaige, sans vous faire aucun proffit :<text:line-break/><text:span text:style-name="pb">[n.p.]</text:span><text:line-break/>Alors le medecin deit, Vous ne me congnoissez pas encor : Vous prenez esgard<text:line-break/>paraduanture pour ce que ie porte des gantz aux mains, &amp; les habillem(e2)s longs,<text:line-break/>si vous scauiez ce que i'ay faict autresfois à Boloigne, quant ie m'en allois bien<text:line-break/>souuent auec mes compaignons veoir les garces, vous vous en esmerueilleriez :<text:line-break/>par la foy de dieu il fut telle nuict, que à vne qui estoit bonne caignardiere, &amp;<text:line-break/>qui pis est n'estoit pas plus haulte que le coulde, pour ce qu'elle ne vouloit venir<text:line-break/>auecques nous,<text:s/>ie luy donnay d'entrée de table force coups de poing, &amp; apres<text:line-break/>ie la soubzleuay par les cheueulx, &amp; croy que ie la portay plus d'ung iect d'ar(-)<text:line-break/>baleste : &amp; à la fin ie feiz si bien qu'il falut qu'elle vinst auec nous. Et vne autre<text:line-break/>fois, il me souuient que<text:s/>n'ayant autre compaignie auecques moy que vng mien<text:line-break/>garcon, ie passay vng peu apres que l'aué Maria fut sonné aupres du cymetie(-)<text:line-break/>re des cordelliers, encor qu'on y eust enterré ce iour mesmes vne femme : &amp; tou(-)<text:line-break/>tesfois ie n'euz point de peur. Parquoy n'ayez aucune deffiance de moy : car ie<text:line-break/>ie ne suis que trop hardy : &amp; vous veulx bien dire encor que pour m'acoustrer<text:line-break/>plus honnorablement ie mettray ma robbe d'escarlate auec laquelle ie fuz gra(-)<text:line-break/>dué, &amp; vous verrez si la compaignie se resiouyra pas, quant<text:s/>elle me verra, &amp; si ie<text:line-break/>ne seray pas faict cappitaine incontinent : vous verrez comme le cas ira quant ie<text:line-break/>y auray esté, puis que la contesse ne m'ayant encores veu, est si fort deuenue a(-)<text:line-break/>moureuse de moy qu'elle me veult faire cheuallier deau froidde : Voulentiers<text:line-break/>que la cheuallerie me sierra mal : &amp; que ie ne la scauray maintenir. Or lais(-)<text:line-break/>sez m'en faire, Vous dictes trop bien (deit Bulsamaque) de par dieu : mais gar(-)<text:line-break/>dez vous bien de vous mocquer de nous de ne venir point : ou qu'on ne vous<text:line-break/>trouuast,<text:s/>quant nous vous enuoyerons querir, &amp; ie le dy, pource qu'il faict froid :<text:line-break/>&amp; que vous autres messieurs les medecins vous en scauez tresbien garder. Ia<text:line-break/>dieu ne plaise (deit le medecin) ie ne suis point de ces frilleux : &amp; ne me soucie<text:line-break/>point du froid, &amp; vous<text:s/>asseure que quant il fault que ie me lieue la nuict pour al(-)<text:line-break/>ler au retraict, c(o2)me il aduient quelque fois à vng chascun, iamais ie ne mectz sur<text:line-break/>moy que mon pellicon sur le pourpoint, &amp; par ainsi ie y seray sans faulte. Quant<text:line-break/>ceulx cy furent partiz d'auec luy, le medecin aussi tost que la nuict s'aprocha,<text:line-break/>trouua ses escuses enuers sa femme : &amp; ayant tiré secrettement sa belle robbe, &amp;<text:line-break/>l'ayant vestue, sen alla quant il veit l'heure sur vne desdictes sepultures, &amp; sur ces<text:line-break/>marbres, &amp; faisant fort grant froid il commenca à y attendre la beste. Bulfama(-)<text:line-break/>que, qui estoit grant &amp; dispost de la personne, donna ordre d'auoir vng de ces<text:line-break/>masques dont on souloit vser à certains ieuz, qui ne se font plus, &amp; ayant vestu<text:line-break/>vng pellisson fourré de panne noire à l'enuers sen estoit acoustré de sorte qu'il<text:line-break/>ressembloit vng ours, sin(o2) que la masque auoit visaige de diable &amp; estoit cornu,<text:line-break/>&amp; estant ainsi acoustré, &amp; Brun le suyuant pour veoir c(o2)me le cas iroit, il sen alla<text:line-break/>à la place neufue de saincte Marie nouuelle, &amp;<text:s/>aussi tost qu'il s'apperceut que m(o2)<text:line-break/>sieur le medecin y estoit, comm(e2)ca à saulteller, &amp; à faire vng tresgrant sifflement<text:line-break/>par la place, &amp; à souffler, à hurler, &amp; à cryer, comme s'il eust esté enraigé : lequel<text:line-break/>quant le medecin le veit le poil luy dressa<text:s/>incontinent par toute la personne, &amp;<text:line-break/>commenca à trembler comme celuy qui estoit plus paoureux, que vne femme,<text:line-break/>&amp; fut l'heure qu'il eust mieulx aymé estre en sa maison que lá : mais non portant<text:line-break/>puis qu'il y estoit allé, il se parforcea de se asseurer : tant<text:s/>le vainquoit le desir d'al(-)<text:line-break/>ler veoit les merueilles que ceulx cy luy auoient dit : Mais apres que Bulfamaque<text:line-break/><text:span text:style-name="pb">[Fueil.201]</text:span><text:line-break/><text:soft-page-break/>eut quelque temps faict l'enraigé (comme dit est) faisant semblant de s'appaiser<text:line-break/>il s'approcha de la sepulture sur laquelle<text:s/>estoit le medecin : &amp; s'arresta. Le mede(-)<text:line-break/>cin comme celuy qui trembloit tout de peur ne scauoit que faire d'y monter ou<text:line-break/>de ny monter point, A la fin craignant qu'elle ne luy feist mal s'il ny montoit, il<text:line-break/>chassa la premiere peur auec la seconde, &amp; estant<text:s/>desc(e2)du tout bellement de des(-)<text:line-break/>sus la sepulture monta sur la beste en disant dieu me soit en ayde, &amp; s'acoustra<text:line-break/>tresbien le mieulx qu'il sceut, &amp; en tremblant tousiours serra ses mains c(o2)tre son<text:line-break/>estomach comme on luy auoit dit. Alors Bulfamaque commenca tout doulce(-)<text:line-break/>ment à dresser son chemin vers saincte Marie de l'eschelle : &amp; cheminant en Car<text:line-break/>pe le conduysit iusques aupres des dames de Ripole. Il y auoit pour lors en ces<text:line-break/>quartiers lá, des fosses, esquelles les laboureurs des champs qui sont alentour, fai(-)<text:line-break/>soient vuyder la contesse de Cheuilles, pour engresser leurs terres, ausquelles aus<text:line-break/>si tost que Bulsamaque fut aupres, &amp; s'estant approché sur le bort de l'une &amp; ay(a2)t<text:line-break/>bien regardé son point, il meit la main soubz l'ung des piedz du medecin,<text:s/>&amp; le<text:line-break/>poulsant auec icelle il le iecta de dessus son doz tout iustem(e2)t la teste premiere de<text:line-break/>dans ladicte fosse, &amp; c(o2)menca à regimber fort, &amp; à saulter, &amp; à faire l'enragé, &amp; à<text:line-break/>sen aller par le long de saincte Marie de l'eschelle vers le pré de tous sainctz, ou<text:line-break/>il trouua Brun, lequel sy en estoit fuy : pour ne se pouuoir tenir de rire. Et tous<text:line-break/>deux se resiouyssans se meirent à regarder que faisoit le medecin embranné. M(o2)<text:line-break/>sieur le medecin se sentant en ce lieu si abominable, se parforcea de soy releuer,<text:line-break/>&amp; se vouloir ayder pour sortir : &amp; retumbant ores icy &amp; tantost lá, tout embren(-)<text:line-break/>né depuis la teste iusques aux piedz, dolent, &amp; chetif, feit tant qu'il en sortit apres<text:line-break/>en auoir auallé quelque dragme : &amp; y laissa son chapperon : &amp; se despastant auec<text:line-break/>les mains, le mieulx qu'il pouuoit, ne saichant quel autre expedient trouuer, sen<text:line-break/>retourna en son logis : ou il hurta tant qu'on luy ouurit. Et ne fut pas plustost<text:line-break/>l'huys fermé apres qu'il y fut entré, que Brun &amp; Bulfamaque y arriuerent, pour<text:line-break/>ouyr comment<text:s/>le medecin seroit recueilly de sa femme. Lesquelz escoutant ouy(-)<text:line-break/>rent qu'elle luy deit les plus grandes iniures qui furent oncques dictes au plus<text:line-break/>meschant homme du monde : en disant, Mon dieu que cecy vous siet bien : Vous<text:line-break/>estes allé veoir quelque autre<text:s/>femme : &amp; vouliez qu'elle vous veist bien en or(-)<text:line-break/>dre, auec vostre robbe d'escarlate : mais beau sire ne vous doiz ie pas suffire ? moy<text:line-break/>qui seroye suffisante non seulement pour vous, ains pour tout vng peuple ? Pleust<text:line-break/>à dieu qu'ilz t'eussent aussi bien estouffé, comme ilz t'ont iecté ou tu as merité :<text:line-break/>Voycy vng beau medecin de merde, qui est marie à vne honneste femme, &amp; il<text:line-break/>sen va la nuict cercher celles d'autruy. Et en telles &amp; semblables parolles elle ne<text:line-break/>cessa de le tormenter iusques enuiron mynuict durant lequel temps le medecin<text:line-break/>se faisoit lauer &amp; nectoyer. Le lendemain matin, Brun &amp; Bulfamaque se pai(-)<text:line-break/>gnirent tout le corps sur la chair, de couleur Inde, comme s'ilz auoient esté fort<text:line-break/>battuz : &amp; sen vindrent à la maison du medecin, qu'ilz trouuerent desia leué,<text:line-break/>&amp; en entrant par l'huys il sentirent que tout y puoit : par ce qu'on n'auoit encor<text:line-break/>tout si bien sceu nectoyer, qu'il ny puist, &amp; les voy(a2)t venir le medecin il leur vint<text:line-break/>au deuant &amp; leur deit : Dieu vous doint le bon iour, A qui Brun &amp; Bulfamaque<text:line-break/>(comme ilz auoient deliberé) Respondirent, auec vng visaige courroussé : Cecy<text:line-break/>ne vous dirons nous pas : Ains prions dieu qu'il vous donne tant de mauuais ans<text:line-break/>que vous puissiez mourir de froid comme le plus traistre &amp; le plus destoyal qui<text:line-break/><text:span text:style-name="pb">[n.p.]</text:span><text:span text:style-name="pb"><text:line-break/></text:span>viue sur terre. Car il na pas tenu à vous, lors que nous nous sommes parforcez de<text:line-break/>vous faire honneur &amp; plaisir, que nous n'ayons esté assommez comme chiens,<text:line-break/>&amp; au(o2)s eu pour vostre desloyaulté tant de coups ceste nuict, qu'il n'en fauldroit<text:line-break/>pas tant à vng asne pour aller d'icy à Romme : sans ce que nous auons esté en<text:line-break/><text:soft-page-break/>dangier d'estre chassez de la compaignie ou nous auions donné ordre que vous<text:line-break/>seriez receu, &amp; si vous ne nous voulez croyre, regardez vng peu nostre chair, &amp;<text:line-break/>vous verrez comme nous sommes acoustrez : &amp; estant vng peu à l'escart sans<text:line-break/>qu'il y eust trop de clarté, ilz ouurirent leurs habillement pardeuant, &amp; luy mon(-)<text:line-break/>strerent leurs poictrines toutes painctes, &amp; soudainement les fermerent. Le me(-)<text:line-break/>decin se voulut excuser : &amp; compter ses infortunes,<text:s/>&amp; leur dire ou il auoit esté<text:line-break/>iecté. A qui Bulfamaque deit, Ie voludroye qu'ilz vous eussent iecté du pont en<text:line-break/>la riuiere de Arne. Pourquoy tous les diables, vous recommandastes vous à dieu<text:line-break/>ne à ses sainctz ? ne vous l'auoit on pas dit au parauant ? Par ma<text:s/>foy, deit le mede(-)<text:line-break/>cin, ie ne m'y recommanday point, Comment (deit Bulfamaque) vous ne vous<text:line-break/>recommandiez point, pensez qu'il vous en souuient bien : Vous vous recomman<text:line-break/>dastes tresfort : car nostre messaiger nous deit que vous trembliez c(o2)me la fueil(-)<text:line-break/>le, &amp; ne scauiez ou vous estiez. Or vous nous en auez bi(e2) baille : mais iamais plus<text:line-break/>personne ne nous en baillera de la sorte, &amp; si vous en ferons l'honneur qu'il vous<text:line-break/>appartient. Le medecin commenca à leur requerir pardon, &amp; à les prier pour<text:line-break/>dieu qu'ilz ne le vituperassent point : &amp; se parforca de les appaiser auec les meil(-)<text:line-break/>leures parolles qu'il peut, &amp; de peur qu'ilz ne publiassent ce sien vitupere &amp; des(-)<text:line-break/>honneur, il fault croyre que si au parauant il les auoit honnorez &amp; caressez il se<text:line-break/>parforca<text:s/>de les honnorer &amp; caresser de la en auant plus que iamais, auecques for<text:line-break/>ce bancquetz. Ainsi doncques (comme vous auez ouy) on luy enseigna ce qu'il<text:line-break/>n'auoit point aprins à Boloigne.</text:p>
      <text:h text:style-name="Titre2" text:outline-level="2">(hedera) VNE SICILIENNE EVT PAR GRANT<text:line-break/><text:span text:style-name="T4586">finesse tout l'argent d'ung marchant<text:s/></text:span><text:span text:style-name="T4587">qu'il auoit à Palerme, lequel depuis faisant</text:span><text:span text:style-name="T4588"><text:line-break/></text:span><text:span text:style-name="T4589">semblant dy estre retourné auec plus de marchandise qu'il n'auoit faict la premie(-)</text:span><text:span text:style-name="T4590"><text:line-break/></text:span><text:span text:style-name="T4591">re fois empruncta de l'argent d'elle, &amp; ne luy laissa que de leau &amp; des estouppes.</text:span></text:h>
      <text:h text:style-name="P4592" text:outline-level="2">Nouuelle dixiesme.</text:h>
      <text:p text:style-name="P4593"><text:span text:style-name="T4594">C</text:span>Ombien la nouuelle de la royne feit en diuers passaiges rire les<text:line-break/>dames, il ne le fault point demander : car il n'en y eut pas vne à<text:line-break/>qui les larmes n'en vinssent aux yeulx vne bonne douzaine de<text:line-break/>fois : mais apres qu'elle fut acheuée, Dioneo qui scauoit que ce(-)<text:line-break/>stoit à luy à dire, commenca ainsi. Gracieuses dames, cest chose<text:line-break/>toute manifeste, que les tromperies sont d'autant plus plaisantes<text:line-break/>comme par icelles mesmes le plus subtil trompeur est artificiellement trompé, &amp;<text:line-break/>à ceste cause (combien que vous toutes en ayez racompté de belles) ie me delibe<text:line-break/>re vous en compter vne qui vous deura plus plaire que piece qui en ait esté di(-)<text:line-break/>cte, d'autant que par icelle la dame qui fut trompée estoit la plus grande maistres<text:line-break/>se de tromper autruy, que personne fut oncques trompée, de ceulx ou celles, que<text:line-break/>vous auez compté.</text:p>
      <text:p text:style-name="p"><text:span text:style-name="pb">[Fueil.202]</text:span><text:line-break/>La coustume souloit estre &amp; paraduenture est encor telle par toutes les villes<text:line-break/>maritimes qui ont port, que tous march(a2)s qui y arriu(e2)t auec march(a2)dise, les por(-)<text:line-break/>tent toutes qu(a2)t ilz les font descharger en vng fondicque : qu'on nomme en plu(-)<text:line-break/>sieurs lieux Douanne que la c(o2)munaulté ou le seigneur de la ville tiennent &amp; la<text:line-break/>ilz baillent par escript à ceulx qui en ont charge toute leur march(a2)dise &amp; les pris<text:line-break/>d'icelle : puis ceulx lá baillent aux marchans vng magasin, ou il serre sa marchan(-)<text:line-break/>dise, &amp; la ferme auec la clef, &amp; les Douannyers escripuent apres sur le registre<text:line-break/>de la Douanne toute la marchandise pour en rendre compte au marchant en se<text:line-break/>faisant, puis apres payer par le marchant leur droit de<text:s/>ce qui sort de la Douanne,<text:line-break/><text:soft-page-break/>&amp; de ce registre, les corratiers se informent le plus souuent de la qualité des mar(-)<text:line-break/>chandises qui y sont : &amp; encor qui sont les marchans à qui elles appartiennent : a(-)<text:line-break/>uec lesquelz apres (selon qui leur vient par les mains)<text:s/>ilz deuisent des changes,<text:line-break/>trocques, ventes, &amp; autres despesches : laquelle coustume estoit (comme elle est<text:line-break/>en plusieurs autres lieux) à Palerme en Sicile, ou semblablement estoient &amp; en(-)<text:line-break/>cor sont beaucop de femmes belles de personnage, mes ennemis d'honnestete<text:line-break/>lesquelles pourtant seroient tenues &amp; reputées par qui ne les congnoistroit tres(-)<text:line-break/>honnestes femmes : &amp; estans adonnées du tout non à raire, mais à escorcher les<text:line-break/>hommes, aussi tost quelles y voyent vng marchant estrangier elles se vont infor(-)<text:line-break/>mer du liure de la Douanne, de ce qu'il la : &amp; combien il peult valoir. Et apres a(-)<text:line-break/>uecques leurs actes amoureux, &amp; auecques leurs doulces parolles, se parforcent<text:line-break/>de paistre ces marchans, &amp; de les attraire à leur amytie : &amp; de faict elles y en ont<text:line-break/>pieca tiré beaucop, ausquelz elles ont tiré bonne partie de leur marchandise, &amp;<text:line-break/>à plusieurs toute : &amp; y en à eu aucuns qui y ont laisse la marchandise, le nauire, la<text:line-break/>chair, &amp; les os : si doulcement la barbiere à sceu mener le rasoir. Or aduint il nya<text:line-break/>pas encor long temps que vng ieune Florentin des nostres que ses maistres y en(-)<text:line-break/>uoyoient surnommé Nycolas de Chignien (combien qu'il s'appellast Salabet)<text:line-break/>arriua à Palerme auec si grande quantite de draps de layne qu'il en auoit de de(-)<text:line-break/>mourant de la foyre de Salerne, qui pouuoient bien valoir cinq cens escuz : &amp;<text:line-break/>apres qu'il eut baillé l'inu(e2)taire d'iceulx draps aux Douanniers, il les meit en vng<text:line-break/>magasin : &amp; sans qu'il monstrast d'auoir trop grande haste d'en faire la despes(-)<text:line-break/>che commenca à sen aller quelque fois<text:s/>à lesbat par la ville : &amp; estant fort beau ieu<text:line-break/>ne homme, aduint que vne de ces barbieres qui se faisoit nommer ma dame<text:line-break/>Blanchefleur, ayant entendu quelque chose de ses affaires, luy gecta loeil dessus :<text:line-break/>dequoy s'apperceuant le ieune filz, estimant quelle<text:s/>fust quelque grant dame se<text:line-break/>va persuader qu'il luy plaisoit pour sa beaulté, &amp; delibera en soymesmes de me(-)<text:line-break/>ner fort finement cest amour. Parquoy sans en dire mot à personne commenca<text:line-break/>à passer &amp; à rapasser deuant lhuys de ceste cy : laquelle sen estant apperceue &amp;<text:line-break/>apres quelle l'eut par quelques iours bien nauré des yeulx, faisant semblant quel(-)<text:line-break/>le se consommoit toute pour lamour de luy, luy enuoya secrettement vne de ses<text:line-break/>femmes, qui scauoit parfaictement le mestier de macqueleraige : laquelle apres<text:line-break/>plusieurs parolles, &amp; auec les lermes quasi sur les yeulx, luy deit qu'il auoit auec<text:line-break/>sa beaulté &amp; gracieuseté tellement prins sa maistresse quelle ne pouuoit iour ne<text:line-break/>nuict trouuer lieu ou demourer : aumoyen dequoy elle desiroit sur toute chose de<text:line-break/>se trouuer secretement auec luy, s'il luy plaisoit en vnes estuues. Et cecy deit tira<text:line-break/>vng anneau de sa bourse quelle luy donna de la part de sa maistresse. Salabet<text:line-break/><text:span text:style-name="pb">[n.p.]</text:span><text:line-break/>oyant cecy fut le plus content homme qui fut oncques : &amp; ayant prins lanneau &amp;<text:line-break/>regardé de pres, le baisa &amp; le meit en son doid. Puis respondit à la bonne mes(-)<text:line-break/>sagiere, que si ma dame Blanchefleur l'aymoit quelle n'estoit pas trompée : car il<text:line-break/>laymoit plus que sa propre vie : &amp; estoit deliberé d'aller à toute heure ou il luy vi(-)<text:line-break/>endroit plus agré. Quant la messagiere fut de retour vers sa maistresse auec ce(-)<text:line-break/>ste responce elle sen retourna sur lheure dire à Salabet, en quelles estuues il la de(-)<text:line-break/>uroit attendre le lendemain apres vespres. Lequel sans en dire chose du monde<text:line-break/>à personne si en alla<text:s/>incontinent que lheure fut venue, &amp; trouua que les estuues<text:line-break/>estoient retenues pour la dame : la ou il ne seiourna guieres que voicy venir deux<text:line-break/>femmes esclaues chargées, l'une d'ung mattelatz de fustaine, beau &amp; grant sur sa<text:line-break/>teste : &amp; lautre d'ung grant panier plain de besongnes. Et ayant estandu ce mat(-)<text:line-break/>telatz en vne chambre des estuues sur vng chalit, on meit dessus des draps deliez<text:line-break/>bordez de soye, &amp; puis vne courtepoincte d'ung boucassin, Ciprien, tresblanc,<text:line-break/><text:soft-page-break/>auec deux orillers ouurez à merueilles : &amp; apres cecy s'estans despoillées &amp; en(-)<text:line-break/>trées au lieu ou lon se baigne, elles le lauerent &amp; nettoyer(e2)t tout : &amp; ne tarda guie(-)<text:line-break/>resque la dame auec deux autres femmes esclaues sen vint aux estuues : ou aussi<text:line-break/>tost quelle se veit à son priué, elle feit grande chere à Salabet : &amp; apres quelle eut<text:line-break/>ietté les plus grans souspirs du monde, &amp; quelle l'eut fort embrasse &amp; baise, luy<text:line-break/>deit : Ie ne scay qui est celuy autre que toy qui m'eust peu faire venir icy : Tu m'as<text:line-break/>embras(e2) le cueur Toscan affeté. Et apres tout cecy ilz entrerent (comme il pleut<text:line-break/>à la dame) tous nudz ded(a2)s lestuue : &amp; les deux esclaues auec eulx : &amp; la elle mes(-)<text:line-break/>mes sans souffrir que autre meist la main sur son corps, le laua tresfort par tout<text:line-break/>auec sauon musqué &amp; girouflat. Et apres elle se feit lauer &amp; frotter par les escla(-)<text:line-break/>ues : &amp; cecy faict, lesdictes deux esclaues apporter(e2)t deux draps fort blancs &amp; de(-)<text:line-break/>liez : desquelz sortoit vne si grande odeur de roses que tout ce qui y estoit sem(-)<text:line-break/>bloit roses : En l'ung desquelz l'une d'icelles esclaues enueloppa Salabet : &amp; lautre<text:line-break/>la dame en lautre : puis les chargeantz sur leur colles porterent tous deux au lict<text:line-break/>preparé. Et apres qu'ilz ne suerent plus, les deux esclaues les tirerent hors de ces<text:line-break/>draps : &amp; demeurerent sur les autres. Apres<text:s/>cela elles tirerent du panier certains<text:line-break/>petitz flascons d'argent tresbeaulx, &amp; plains, l'ung deau rose, lautre de fleur d'o(-)<text:line-break/>renge, lautre de fleur de iassemin, &amp; lautre deau naffe, &amp; les arrouserent tous de<text:line-break/>ces eaulx. Quoy faict elles tirerent des boytes de dragée &amp; apporterent du vin<text:line-break/>delicieux, leur faisant faire vng peu de collation : dont il sembloit à Salabet qu'il<text:line-break/>fust en paradis, regardant ceste dame mille fois, laquelle estoit certainement tres(-)<text:line-break/>belle, parquoy chascune heure luy duroit cent ans<text:s/>que ces esclaues ne sen alloi(-)<text:line-break/>ent : desirant de se veoir entre ses bras, lesquelles apres que par commandement<text:line-break/>de la dame elles eurent laisse vne bougie allumée en la chambre &amp; quelles en<text:line-break/>furent sorties elle embrassa Salabet, &amp; luy elle demourantz vne grande heure<text:line-break/>ensemble, auec grant plaisir &amp; contentement du ieune filz qui croyoit quelle<text:line-break/>transissoit toute pour son amour. Mais quant il sembla à la dame qu'il estoit<text:line-break/>temps de se leuer, ayans faict venir les esclaues, ilz se reuestirent : &amp; beuuans<text:line-break/>encores<text:s/>vng coup, &amp; prenans des confitures reconforterent leurs esperitz : &amp;<text:line-break/>se lauerent le visaige &amp; les mains de ces eaulx odoriferantes. Et quant ilz vou(-)<text:line-break/>lurent partir, la dame deit. Salabet quant il te plairoit ie reputerois à vne gran(-)<text:line-break/>de grace que tu vinsses soupper &amp; coucher ce soir auec moy. Salabet qui desia<text:line-break/><text:span text:style-name="pb">[Fueil.203]</text:span><text:line-break/>estoit prins de la beaulté &amp; artificielle gracieuseté de ceste cy, croyant ferme(-)<text:line-break/>ment estre aymé d'elle autant comme le cueur doit estre aymé du corps, res(-)<text:line-break/>pondit. Ma dame, tout ce qu'il vous plaist m'est grandement agreable : &amp; par<text:line-break/>ainsi ie delibere de faire non seulement ce soir, mais toute ma vie, ce qu'il vous<text:line-break/>plaira : &amp; que vous me vouldrez commander. Ouye laquelle responce elle sen re(-)<text:line-break/>tourna en sa maison : ou elle<text:s/>feit bien parer &amp; acoustrer sa chambre de ce quelle<text:line-break/>auoit : &amp; apprester tresbien &amp; opulemment à soupper attendant Salabet. Lequel<text:line-break/>aussi tost qu'il fut nuict obscure, si en alla, &amp; receu qu'il fut, souppa ioyeusement :<text:line-break/>&amp; feit grant chere auec elle. Puis quant ilz furent entrez en la chambre, ou il sen(-)<text:line-break/>tit vne merueilleuse odeur, d'ung boys dalœs &amp; doyseletz de chippre, il veit le<text:line-break/>lict tresriche &amp; plusieurs beaulx meubles sur les bancs. Lesquelles choses ensem(-)<text:line-break/>blement &amp; chascune aparsoy, luy feirent estimer que ceste cy deuoit estre vne<text:line-break/>grande &amp; riche dame : &amp; combien qu'il eust ouy murmurer quelque chose de sa<text:line-break/>facon de faire, si est ce qu'il ne le vouloit croire pour chose du monde : &amp; encor<text:line-break/>qu'il creust aucunement quelle eust trompé quelcun, il ne pouuoit toutesfois pen<text:line-break/>ser que cecy luy sceust aduenir : &amp; coucha ce soir en grant plaisir auec elle.sem(-)<text:line-break/>brasant tousiours de plus en plus : Puis le matin venu, elle luy ceignit vne belle<text:line-break/><text:soft-page-break/>ceinture d'argent auec vne belle bourse &amp; luy deit. Salabet mon amy<text:s/>ie me re(-)<text:line-break/>commande à toy : &amp; te prie croire que tout ainsi comme ma personne est à ton<text:line-break/>bon plaisir, aussi ce qui est ceans &amp; en ma puissance est à ton commandement.<text:line-break/>Lequel tout ioyeulx apres lauoir embrassée &amp; baisée sortir de la maison, &amp; sen al<text:line-break/>la à la<text:s/>place : ou les marchans ont acoustumé de frequenter. Iouissant par apres de<text:line-break/>ceste dame par plusieursfois sans qu'il luy coustast aucune chose : Parquoy se pre(-)<text:line-break/>nant de plus en plus en ses fillez, aduint qu'il vendit tous ses draps à deniers com<text:line-break/>ptans, &amp;<text:s/>y gaigna tresbien : ce que la dame sceut incontinent : non de luy : mais<text:line-break/>d'autruy. Et estant Salabet venu vng soir soupper auec elle, elle comm(e2)ca à iaser<text:line-break/>&amp; à se iouer auec luy : &amp; à le baiser &amp; embrasser : se monstrant si fort prinse de luy<text:line-break/>qu'il sembloit quelle deuoit mourir entre ses bras : &amp; de faict luy vouloit donner<text:line-break/>deux tresbelles couppes d'arg(e2)t quelle auoit. Lesquelles Salabet ne vouloit point<text:line-break/>prendre, comme celuy qui desia auoit eu d'elle à plusieursfois la valeur de plus de<text:line-break/>trente bons escuz, sans que iamais il eust sceu faire quelle print de luy chose qui<text:line-break/>vallust vng solz. A la fin quant elle l'eut bien prins par se monstrer bien prinse<text:line-break/>&amp; liberalle, vne de ses esclaues (comme elle auoit donné ordre) lappella : au<text:line-break/>moyen dequoy elle sortit<text:s/>de la chambre : &amp; quant elle eut demouré quelque peu<text:line-break/>sen retourna dedans en plourant, &amp; s'estant gettée sur le lict à bouchons c(o2)men(-)<text:line-break/>ca à faire les plus grandes lam(e2)tacions que feit oncques femme : dequoy s'esmer(-)<text:line-break/>ueillant Salabet il la print entre ses bras, &amp; commenca à plourer auec elle : &amp; à di(-)<text:line-break/>re. Helas mamye qu'auez vous si soudainement( ?) quelle est l'occasion de ce dueil :<text:line-break/>mamie dictes le moy. Apres que la dame se fut faict prier bien fort elle deit. He(-)<text:line-break/>las mon doulx amy ie ne scay<text:s/>que ie me doitz faire, ne que ie doy dire : I'ay tout<text:line-break/>à ceste heure receu lettres de Messine : par lesquelles vng mien frere m'escript que<text:line-break/>si ie deuoye vendre &amp; engaiger tout ce qui est ceans, qu'il fault que ie luy enuoye<text:line-break/>dedans huit iours sans aucune faulte, mille escuz dor au soleil : ou sinon qu'il aura<text:line-break/>la teste tranchée : &amp; ie ne scay que ie doy faire pour les auoir si tost, car aumoins<text:line-break/>si r'auoye quinze iours de terme ie trouueroye facon d'en cheuir de quelque lieu<text:line-break/><text:span text:style-name="pb">[n.p.]</text:span><text:line-break/>dontien doy auoir beaucoup plus : Ou bien ie vendroye quelcune de noz terres :<text:line-break/>mais n'estant possible de le faire si tost, ie vouldroye estre morte premier que<text:line-break/>douir ceste nouuelle, &amp; cecy deit se monstrant fort tormentée elle ne cessoit de<text:line-break/>plorer. Salabet à qui les amoureuses<text:s/>flammes auoient osté grant partie de la deue<text:line-break/>congnoissance, croyant ces lermes estre tresveritables : &amp; les parolles encor plus<text:line-break/>vrayes, deit Ma dame ie ne vous pourroye pas seruir de mil escuz : mais si feray<text:line-break/>bien de cinq cens, si vous pensez me les pouuoir rendre d'icy à quinze iours : En(-)<text:line-break/>cor deuez vous bi(e2) louer la fortune de ce que ie vendiz seulem(e2)t hier mes draps :<text:line-break/>car si ainsi n'eust esté, ie ne vous eusse sceu prester vng solt. Comment deit la da(-)<text:line-break/>me, tu tes doncques laisse en necessité d'argent( ?) mais que ne men demandois tu( ?)<text:line-break/>car encor que ie nen aye mille, i'en auois bien cent &amp; deux cens pour te bailler :<text:line-break/>Tu m'as osté la hardiesse de deuoir receuoir de toy le plaisir que tu m'offres. Sa(-)<text:line-break/>labet plus pris que deuant de toutes ces parolles, deit. Ie ne veulx pour cecy que<text:line-break/>vous laissez à les prendre Parce que si i'en auoie besoing comme vous, ie vous en<text:line-break/>eusse bien priée. O mon dieu deit la dame, ie congnois bien Salabet mon amy,<text:line-break/>que lamour que tu me portes est vraye &amp; parfaicte, quant<text:s/>sans attendre d'estre<text:line-break/>requis tu me faiz secours à vng tel besoing, d'une si grosse somme d'argent : &amp;<text:line-break/>pour certain l'estoye assez tienne sans cecy : mais ie le seray encor dauantaige : &amp;<text:line-break/>ne sera iamais que ie ne recongnoisse tenir de toy la teste de mon frere. Et dieu<text:line-break/>me soit à tesmoing comme mal voulentiers ie les prens : considerant que tu es<text:line-break/>marchant : &amp; que les marchans font tous leurs affaires auec argent. Mais pource<text:line-break/><text:soft-page-break/>que la necessité me contraint, &amp; que i'ay ferme esperance de les te rendre bien<text:line-break/>tost,<text:s/>ie les prendray, &amp; pour ne faillir i'engaigeray, si ie ne treuue autre plus<text:line-break/>prompt moyen, toutes ces maisons qui sont miennes. Et cecy deit se laissa tum(-)<text:line-break/>ber en plorant sur le visaige de Salabet, qui la commenca à conforter, &amp; ayant<text:line-break/>couche celle nuict<text:s/>auec elle pour se monstrer son seruiteur tresliberal, sans plus<text:line-break/>att(e2)dre quelle luy en feist autre requeste, luy porta le lendemain cinq cens beaulx<text:line-break/>escuz, quelle print en riant du cueur &amp; plourant des yeulx, nen demandant Sala(-)<text:line-break/>bet autre seurete que sa simple promesse. Aussi tost que la dame eut largent, in(-)<text:line-break/>continent lindicion commenca à changer, &amp; la ou auparauant Salabet pouuoit<text:line-break/>à toute heure qu'il vouloit l'aller veoir, plusieurs occasions suruindrent, par les(-)<text:line-break/>quelles des sept fois l'une il ny<text:s/>pouuoit entrer : &amp; ne luy faisoit lon ce visaige ne<text:line-break/>les caresses &amp; grande chere qu'on faisoit au commencement. Et quant le terme<text:line-break/>ouquel on luy deuoit rendre son argent fut passe d'ung moys ou deux, &amp; qu'il<text:line-break/>les demandoit on luy bailloit parolles en payement : Au moyen dequoy s'aper(-)<text:line-break/>ceuant Salabet de lart &amp; finesse de ceste meschante femme, &amp; de son peu de sens<text:line-break/>&amp; congnoissant qu'il ne pouuoit prouuer aucune chose de cecy, sinon autant<text:line-break/>quelle en vouldroit dire, comme celuy qui nen auoit ne enseignement ny<text:s/>tes(-)<text:line-break/>moings, il eut honte de sen plaindre à personne tant par ce qu'on len auoit ad(-)<text:line-break/>uerty auant la main qui pour les mocqueries qu'il attendoit à bon droit de sa be(-)<text:line-break/>sterie : dont il estoit dolent oultre mesure en soymesmes, &amp; pleuroit sa sottise :<text:line-break/>Parquoy ayant receu de ses maistres plusieurs lettres, pour leur enuoyer par la<text:line-break/>voye de la bancque lesditz cinq cens escuz, il delibera afin que sa faulte ne fust<text:line-break/>descouuerte de partir de la, &amp; sen vint sur vng petit vaisseau non à Pise comme il<text:line-break/>deuoit, mais à Naples : ou il y auoit en ce temps nostre compere Pierre Canigian<text:line-break/><text:span text:style-name="pb">[Feuil.204]</text:span><text:line-break/>tresorier de limperatrice de Constantinoble, homme de grant entendement, &amp;<text:line-break/>de bon esperit, fort grant amy de Salabet, &amp; des siens. Auquel c(o2)me à vng hom(-)<text:line-break/>me saige plaignant apres quelques iours Salabet son miserable accident, &amp; ra(-)<text:line-break/>comptant tout ce qu'il auoit faict, luy requeit ayde &amp; conseil, pour faire tant qu'il<text:line-break/>peust gaigner lá sa vie, disant qu'il ne vouloit plus iamais retourner à Florence.<text:line-break/>Le Canigian desplaisant de toutes ces choses, luy deit. Tu as mal faict, tu ne tes<text:line-break/>pas bien porté : &amp; as tresmal seruy tes maistres. Tu as trop despendu d'argent, à<text:line-break/>la fois, en plaisirs : mais quoy : cest faict : il y fault pourueoir d'ailleurs : &amp; comme<text:line-break/>homme aduis(e2)<text:s/>qu'il estoit, pensa incontinent ce qui estoit de faire, &amp; le deit à Sa(-)<text:line-break/>labet qui le trouua tresbon, &amp; se meit à l'aduenture de vouloir suyure son conseil.<text:line-break/>Parquoy ayant encor quelque escu, &amp; le Canigian qui luy en presta vne quanti(-)<text:line-break/>té, il feit plusieurs balles bien troussées, &amp; bien marquées, &amp; ayant achapté enui(-)<text:line-break/>ron vingt bottes d'huille, &amp; les ayant empliz, &amp; le tout chargé sen retourna à Pa(-)<text:line-break/>lerme : la ou ayant baillé l'inuentaire aux Douanniers, &amp; pareillement le pris des<text:line-break/>bottes, &amp; faict escripre le tout en son nom, pour luy en estre tenu compte &amp; rai(-)<text:line-break/>son. Il meit toute sa marchandise es magasins, disant qu'il n'y vouloit toucher ius<text:line-break/>ques à ce que d'autre marchandise qu'il attendoit fust arriuée. Blanchefleur ayant<text:line-break/>sceu cecy, &amp; oyant dire<text:s/>que ce qu'il auoit apporté valloit bien deux mil escuz ou<text:line-break/>plus, sans ce qu'il attendoit qui en valoit plus de trois mil, luy estant aduis quelle<text:line-break/>auoit tire pour trop peu, va penser de luy rendre les cinq ces escuz pour pouuoir<text:line-break/>auoir plusgrande portion des<text:s/>cinq mil, &amp; l'enuoya querir. Salabet deuenu mali(-)<text:line-break/>cieux y alla. Auquel elle faisant semblant de ne scauoir rien de ce qu'il auoit ap(-)<text:line-break/>porté feit tresgrande chere, &amp; deit. Or sus que seroit ce si tu te fusses courroussé<text:line-break/>contre moy de ce que ie ne te rendiz tes deniers, au terme que ie t'auois promis ?<text:line-break/>Salabet commenca à rire &amp; deit, Sans point de faulte ma dame i'en fuz vng peu<text:line-break/><text:soft-page-break/>marry : comme celuy qui me arracheroye le cueur pour vous le donner, si ie pen<text:line-break/>soye vous en faire plaisir : Mais ie vous veulx faire congnoistre comment ie suis<text:line-break/>courrouss(e2) contre vous : lamytie que ie vous porte est telle &amp; si grande que i'ay<text:line-break/>faict vendre la plus grande partie de mon bien, &amp; ay des cest heure faict appor(-)<text:line-break/>ter icy de la marchandise qui vault plus de deux mil escuz : &amp; si en attendz d'au(-)<text:line-break/>tre qui doit venir de ponnant qui en vault plus de trois mil : deliberant de faire<text:line-break/>vng fon dique en ceste ville, &amp; dy demourer pour estre tousiours pres de vous<text:line-break/>m'estant aduis estre mieulx ediffie en vostre amytie que nul autre amoureux de<text:line-break/>la sienne. A qui la dame deit. Voy tu Salabet mon amy tout ce qui te viendra à<text:line-break/>commodité, me plaist tresfort, comme à celuy que i'ayme plus que ma propre<text:line-break/>vie, &amp; suis tresioyeuse que tu soyes reuenu auec ceste intention de demourer<text:line-break/>icy, par ce<text:s/>que i'espere me donner encor du bon temps auecques toy. Mais ie<text:line-break/>me veulx vng peu excuser enuers toy, de ce que au temps que tu ten allas, tu vou(-)<text:line-break/>luz venir quelques fois ceans, &amp; ny peuz entrer : &amp; aucunesfois que tu y entrois,<text:line-break/>tu ny fuz aussi ioyeusement receu comme tu soulois. Et oultre tout cecy de ce<text:line-break/>que ie ne te rendiz ton argent, au terme que ie t'auoys promis : Mais tu doitz<text:line-break/>scauoir, que i'estoye alors en tresgrande fascherie &amp; affliction : &amp; qui est ainsi<text:line-break/>(combien qu'il ayme grandement autruy) on<text:s/>ne luy peult faire si bonne chere,<text:line-break/>comme il vouldroit. Apres ce tu doitz entendre qu'il est fort malaysé à vne<text:line-break/>femme de pouuoir trouuer mil escuz dor soleil, &amp; ne faict lon iournellement<text:line-break/><text:span text:style-name="pb">[n.p.]</text:span><text:line-break/>que dire des mensonges sans tenir rien de ce qu'on promect. Parquoy il nous<text:line-break/>est force que nous mentions pareillement à autruy : &amp; de la est venu, &amp; non<text:line-break/>dautre faulte que ie ne te rendiz ton argent. Mais ie les euz peu apres que tu fuz<text:line-break/>party : &amp; si i'eusse sceu ou te les enuoyer, asseure toy que ie te les eusse enuoyez.<text:line-break/>Mais pource que ie ne l'ay sceu faire ie te les ay gardez. Et faisant apporter vne<text:line-break/>bourse ou estoient ceulx mesmes qu'il luy auoit baillez, les luy meit au poing : &amp;<text:line-break/>deit, Compte s'il y en à cinq cens. Salabet ne fut iamais si ayse : &amp; les ayant<text:s/>com(-)<text:line-break/>ptez, &amp; trouué qu'ilz y estoient tous cinq cens, les serra soubz son esselle. Puis<text:line-break/>deit ma dame : Ie congnois tresbien que tout ce que vous auez dit est vray : mais<text:line-break/>nen parlons plus : vous auez tresbien faict vostre deuoir, &amp; vous veulx bien di(-)<text:line-break/>re que tant pour cecy que pour lamytie que ie vous porte vous ne men scauriez<text:line-break/>demander si grande quantite pour quelque besoing que vous en eussiez que ie<text:line-break/>ne vous en secourusse, s'il estoit en ma puissance : dont vous en pourrez faire<text:line-break/>lessay, si vne fois i'ay dressé mon mesnaige en ceste ville : Et en ceste maniere<text:line-break/>ayant reintegre auec elle leur amytie par parolles. Salabet recommenca fine(-)<text:line-break/>ment à frequenter auec elle : &amp; elle à luy faire les plus grans plaisirs, &amp; les plus<text:line-break/>grans honneurs du monde : &amp; à luy monstrer plus grande amytie que iamais :<text:line-break/>Mais voulant Salabet auec sa tromperie punir celle quelle luy auoit faict, luy ay(a2)t<text:line-break/>la dame enuoyé dire ce iour qu'il vinst le soir soupper &amp; coucher auec elle, il y<text:line-break/>alla tant triste &amp; tant melencolicque qu'il<text:s/>sembloit qu'il voulust mourir. Blan(-)<text:line-break/>chefleur l'embrassant &amp; baysant, luy commenca à demander, dou procedoit ce(-)<text:line-break/>ste melencolie : lequel apres qu'il se fut faict prier vne bonne piece de temps deit,<text:line-break/>Mamye ie suis destruit par ce que le vaisseau sur lequel estoit la marchandise<text:line-break/>que ie attendoye à esté pris des Corsaires de Monaco : &amp; est mis à rancon de dix<text:line-break/>mil escuz, dont il fault que i'en paye mil pour ma part : &amp; ie n'ay pas à present<text:line-break/>vng denier : car i'enuoyay incontinent les cinq cens escuz que vous<text:s/>me rendi(-)<text:line-break/>stes lautre iour à Naples, pour employer en toilles, afin de les faire venir icy : Et<text:line-break/>si ie voulois maintenant vendre la marchandise que i'ay en ceste ville, à peine<text:line-break/>(pource que sa vente n'est encores venue) en pourroye ie auoir des deux den(-)<text:line-break/><text:soft-page-break/>rées vng denier. Et de malheur ie ne suis encor si congneu que ie trouuasse qui<text:line-break/>me secourust de cecy : parquoy ie ne scay que faire ne que dire, encor si ie n'en(-)<text:line-break/>uoye bien tost largent, la marchandise sera portée à Monaco, dont iamais ie<text:line-break/>ne recouureray rien. La dame fort courroussée de cecy, comme celle aqui il e(-)<text:line-break/>stoit aduis que cestoit aut(a2)t perdu pour elle : pensant en soymesmes quel moyen<text:line-break/>elle deuoit tenir pour faire que la marchandise ne fust portée à Monaco, deit :<text:line-break/>Dieu scait mon amy combien<text:s/>i'en suis marrie pour lamour de toy : aufort de(-)<text:line-break/>quoy sert de sen tormenter si fort : si i'auoye largent dieu me soit tesmoing si ie<text:line-break/>ne le bailleroye incontinent : mais ie ne lay pas. Il est bien vray qu'il y a quelque<text:line-break/>personnaige qui men presta lautre<text:s/>iour cinq cens, pour parfaire les mil dont i'a(-)<text:line-break/>uoye besoing : mais il en demande grant vsure : car il nen veult rien moins que<text:line-break/>de trente pour cent, &amp; si tu les vouloye auoir de ce personnaige, il luy fauldroit<text:line-break/>bailler seureté de quelque bon gaige : &amp; quant à moy ie suis toute preste d'en(-)<text:line-break/>gaiger pour toy tout ce qui est ceans : &amp; la personne s'il en est besoing pour au(-)<text:line-break/>tant qu'il vouldra prester dessus pour te secourir. Mais du demourant, quelle seu(-)<text:line-break/>reté luy en bailleras tu ? Salabet congneut incontinent l'occasion qui mouuoit<text:line-break/><text:span text:style-name="pb">[Fueil.205]</text:span><text:line-break/>ceste cy, à luy faire ce plaisir : &amp; s'apperceut bien que ce deuoit estre elle mes(-)<text:line-break/>mes qui presteroit les deniers dont il fut tresayse &amp; la remercia premierement :<text:line-break/>Puis deit qu'il ne laisseroit à les prendre quelque vsure desraisonnable qu'il en<text:line-break/>d'eust payer : estant si contrainct de la necessité comme il estoit : &amp; apres il deit<text:line-break/>qu'il bailleroit pour seureté la marchandise qu'il auoit en la Douanne : &amp; fe(-)<text:line-break/>roit quelle seroit escripte ou nom de celuy qui presteroit les deniers : voulant tou(-)<text:line-break/>tesfois garder les clefz du Magasin, tant pour pouuoir monstrer sa marchandi(-)<text:line-break/>se si quelcun la luy demandoit, que aussi affin qu'on ny peust toucher, la trans(-)<text:line-break/>porter, ou y changer quelque chose. La dame deit<text:s/>qu'il disoit tresbien : &amp; que<text:line-break/>la seureté estoit bonne. Parquoy aussi tost qu'il fut iour, elle enuoya querir vng<text:line-break/>corratier de qui elle se fioit grandement. Et apres qu'ilz eurent parlé ensemble<text:line-break/>de cet affaire elle luy bailla mil escuz dor. Lesquelz le corratier porta sur lheu(-)<text:line-break/>re à Salabet : &amp; feit incontinent escripre &amp; mettre en son nom, ce que Sala(-)<text:line-break/>bet auoit dans la Douanne : &amp; ayans faict leurs promesses &amp; contrepromesses,<text:line-break/>&amp; demourez d'accord ensemble, chascun entendit à ses autres affaires. Mais<text:line-break/>Salabet le plustost qu'il luy fut possible, monta sur vng vaisseau &amp; sen retourna<text:line-break/>à Naples vers Pierre Canigian, auec quinze cens escuz : &amp; de lá il enuoya tres(-)<text:line-break/>bien la raison à Florence, à ses maistres qui lauoient enuoye à Palerme, auec<text:line-break/>des draps : &amp; payant ledict Canigian &amp; tout autre a qui il deuoit se donna bon<text:line-break/>temps plusieurs iours auecques luy par le moyen du bon tour faict à la Sicilien(-)<text:line-break/>ne. Puis de la, ne voulant plus estre marchant sen vint à Florence : Mais Blan(-)<text:line-break/>chefleur ne voyant plus Salabet en Palerme, commenca à sen esbahir : &amp; en(-)<text:line-break/>tra presque en souspecon. Puis apres quelle l'eut bien attendu deux moys, &amp;<text:line-break/>voyant qu'il ne venoit point, elle feit que le corratier feit crocheter les serrures<text:line-break/>du Magasin : &amp; ayant tasté premierement les bottes qu'on pensoit estre plaines<text:line-break/>d'huille trouuerent quelles estoient plaines deau de la mer : y ayant en chascu(-)<text:line-break/>ne seulement enuiron vng baril d'huille au dessus pres du bondon. Puis desliant<text:line-break/>les balles on les trouua toutes plaines destouppes, excepte<text:s/>deux qui estoient de<text:line-break/>draps : tellement que à le faire court, tout ce qui y estoit ne valloit point plus<text:line-break/>de deux cens escuz, dont Blanchefleur se voyant ainsi volée ploura longue(-)<text:line-break/>ment les cinq cens escuz renduz : &amp; beaucop plus les mille prestez : disant plu(-)<text:line-break/>sieursfois, qui à affaire auec vng Toscan il ne fault point estre borgne. Et estant<text:line-break/><text:soft-page-break/>ainsi demourée auec sa perte &amp; la mocquerie, elle trouua que autant sceut au(-)<text:line-break/>truy comme lautre.</text:p>
      <text:p text:style-name="p">Aussi tost que Dioneo eut acheué sa nouuelle ma dame Laurete congnois(-)<text:line-break/>sant que lheure estoit venue quelle ne deuoit plus regenter, &amp; apres qu'on eut<text:line-break/>loue le conseil de Pierre Canigian, qui sembla par son effect tresbon : &amp; non<text:line-break/>moins la saigesse de Salabet de lauoir tresbien sceu mettre à execucion, elle s'o(-)<text:line-break/>sta la couronne de laurier de dessus sa teste : &amp; la meit sur celle de ma dame Emi<text:line-break/>lie : en disant de bonne grace : Ma dame ie ne scay quelle plaisante royne nous<text:line-break/>aurons en vous : mais pour le moins nous laurons belle : faictes doncques que<text:line-break/>voz œuures correspondent à voz beaultez. Puis se tourna asseoir, ma dame<text:line-break/>Emilie deuint vng peu honteuse non pas tant d'auoir esté faict royne comme<text:line-break/>de se veoir louer ainsi en public, de ce que plus les femmes desirent : &amp; en<text:line-break/><text:span text:style-name="pb">[n.p.]</text:span><text:line-break/>de(-)uint son visaige tel comme sont<text:s/>les roses qui espanouissent à la poincte du iour :<text:line-break/>mais à la fin apres quelle eut vng peu tenu les yeulx baissez, &amp; que la rougeur<text:line-break/>de son visaige fut passée, ayant auec le maistre dhostel donné ordre de ce qui e(-)<text:line-break/>stoit besoing pour la compaignie, elle commenca à dire ainsi. Gracieuses da(-)<text:line-break/>mes nous voyons assez manifestement que apres que les beufz ont trauaillé<text:line-break/>soubz le iouc quelque partie du iour, qu'on les aberge &amp; deslie lon : les laissantz<text:line-break/>aller en liberté ou il leur plaist paistre par les boys : Et<text:s/>voyons encores que les<text:line-break/>iardins &amp; vergiers plantez de diuerses sortes d'arbres ne sont moins beaulx,<text:line-break/>mais beaucop plus que les boys &amp; forestz, ou lon ne veoit seulement que des<text:line-break/>chesnes. Aumoyen dequoy ie seroye d'opinion, considerant combien de iour(-)<text:line-break/>nées nous auons deuise contrainctz soubz certaine loy, qu'il nous seroit non seu(-)<text:line-break/>lement vtile mais opportun, comme à gens qui en ont besoing de prendre<text:line-break/>quelque peu plus de liberté : &amp; puis reprendre noz forces pour reentrer soubz<text:line-break/>le iouc. Parquoy de ce qu'on deura demain deuiser pour suyure nostre passe(-)<text:line-break/>temps acoustumé ie n'ay point deliberé de vous restraindre à aucune particula(-)<text:line-break/>rité : mais veulx que chascun deuise &amp; parle comme il luy plaira. Croyant fer(-)<text:line-break/>mement que la varieté des choses qu'on dira ne soit moins plaisante que de n'a(-)<text:line-break/>uoir par cy deuant parlé que d'une seule : Et cela faict celuy qui succedera apres<text:line-break/>moy au royaume, nous pourra (comme plus fort &amp; auec plus grande asseuran(-)<text:line-break/>ce) restraindre aux loix acoustumées. Et cecy deit elle donna congie à chascun<text:line-break/>iusques à lheure de soupper : Chascun loua la royne comme saige, des choses<text:line-break/>quelle auoit dictes : &amp; s'estans leuez debout, l'ung s'adonna à vng plaisir, &amp; vng<text:line-break/>autre à vng autre. Les dames à faire chappelletz &amp; bouquetz de fleurs &amp; à s'es(-)<text:line-break/>batre : &amp; les hommes à iouer &amp; chanter : &amp; ainsi passerent le temps iusques à ce<text:line-break/>qu'il fut heure de soupper. Laquelle venue on souppa en grant plaisir autour de<text:line-break/>la belle fontaine. Et apres soupper à la maniere acoustumée on s'esbatit à chan(-)<text:line-break/>ter &amp;<text:s/>à baller. A la fin la royne pour suyure lordre de ses predecesseurs com(-)<text:line-break/>manda à Pamphile que nonobstant les chansons que plusieurs d'entre eulx a(-)<text:line-break/>uoient voluntairement dictes, qu'il en chantast vne : lequel franchement com(-)<text:line-break/>menca ainsi.</text:p>
      <text:p text:style-name="p"/>
      <text:p text:style-name="p">Amours, i'ay receu tant de bien</text:p>
      <text:p text:style-name="p">Et si grand ioye en ton lien,</text:p>
      <text:p text:style-name="p">Que ie me tiens heureux</text:p>
      <text:p text:style-name="p">En ton feu amoureux.</text:p>
      <text:p text:style-name="p"/>
      <text:p text:style-name="p">Le grand plaisir d'une ioye si forte</text:p>
      <text:soft-page-break/>
      <text:p text:style-name="p">Auquel, Amours, tu m'as faict paruenir,</text:p>
      <text:p text:style-name="p">Est en mon cueur en si grande abondance</text:p>
      <text:p text:style-name="p">Qu'impossible est que dehors il ne<text:s/>sorte :</text:p>
      <text:p text:style-name="p">Ne pouuant tout dedans moy se tenir.</text:p>
      <text:p text:style-name="p">Aussi mes yeux portent signifiance</text:p>
      <text:p text:style-name="p"><text:span text:style-name="pb">[Fueil.206]</text:span><text:line-break/>Du bien que i'ay de ma resiouissance :</text:p>
      <text:p text:style-name="p">Et ie suis pris en lieu tant honorable</text:p>
      <text:p text:style-name="p">Qu'il rend ma peine &amp;<text:s/>flamme tolerable.</text:p>
      <text:p text:style-name="p"/>
      <text:p text:style-name="p">Ie ne scaurois par mon chant reueller</text:p>
      <text:p text:style-name="p">Ne signe aucun pourroit faire apparoistre</text:p>
      <text:p text:style-name="p">L'ayse que i'ay, de ton doulx traictement :</text:p>
      <text:p text:style-name="p">Et le pouuant ie le voudrois celer :</text:p>
      <text:p text:style-name="p">Car aduenant qu'autre le peust congnoistre,</text:p>
      <text:p text:style-name="p">Au lieu du bien, ie n'aurois que tourment :</text:p>
      <text:p text:style-name="p">Mais ie recoy si grand contentement,</text:p>
      <text:p text:style-name="p">Que si i'en veulx vng seul propos deduire</text:p>
      <text:p text:style-name="p">Ma foyble voix ne pourroit y souffire.</text:p>
      <text:p text:style-name="p"/>
      <text:p text:style-name="p">Qui eust iamais esperé aduenir</text:p>
      <text:p text:style-name="p">Que i'eusse peu de mes braz approcher</text:p>
      <text:p text:style-name="p">A la beaulté qui toute autre surpasse ?</text:p>
      <text:p text:style-name="p">Ou que ie deusse à si grand heur venir</text:p>
      <text:p text:style-name="p">Que de pouuoir de ma bouche toucher</text:p>
      <text:p text:style-name="p">Ou i'ay touché par faueur &amp; par grace ?</text:p>
      <text:p text:style-name="p">Le bien que i'ay toute creance passe :</text:p>
      <text:p text:style-name="p">Parquoy ie brusle en ceste flamme ardente :</text:p>
      <text:p text:style-name="p">Tenant couuert le feu qui me contente.</text:p>
      <text:p text:style-name="p"/>
      <text:p text:style-name="p">La Chanson de Pamphile auoit<text:s/>prins fin, à laquelle combien que tous y eus(-)<text:line-break/>sent entierement respondu, il ny eut celuy qui ne notast les parolles d'icelle trop<text:line-break/>plus curieusement qu'il ne luy appartenoit se parforceant de vouloir deuiner ce<text:line-break/>que Pamphile chantoit qu'il deuoit celer : Et combien qu'ilz allassent ymaginant<text:line-break/>diuerses choses, il ny eut pourtant piece d'eulx qui sceust arriuer à la verité du<text:line-break/>faict : mais quant la royne veit que ladicte chanson estoit acheuée &amp; les ieunes<text:line-break/>dames &amp; pareillement les hommes en grande voulente de se roposer, elle com(-)<text:line-break/>manda que chascun sen allast coucher.</text:p>
      <text:h text:style-name="Titre1" text:outline-level="1"><text:span text:style-name="pb">[n.p.]</text:span><text:line-break/>(hedera) LA NEVFVIESME IOVRNÉE DV DE(-)<text:line-break/><text:span text:style-name="T4595">cameron : en laquelle soubz le gouuernement de ma dame Emilie, chascun deuise</text:span><text:span text:style-name="T4596"><text:line-break/></text:span><text:span text:style-name="T4597">de ce que plus luy plaist.</text:span></text:h>
      <text:p text:style-name="P4598"><text:span text:style-name="T4599">L</text:span>E iour estoit desia clair, &amp; les fleurettes commencoient à<text:line-break/>s'espanouir par les prez, quant ma dame Emilie se leua, &amp;<text:line-break/>seit appeller ses compaignes &amp; les hommes pareillement,<text:line-break/>lesquelz venuz &amp; s'acheminantz apres elle, sen allerent ius<text:line-break/><text:soft-page-break/>ques à vng petit boys, qui n'estoit guieres loing du palays :<text:line-break/>arriuez dedans lequel ilz y veirent les bestes rousses, com(-)<text:line-break/>me cheureux, cerfz &amp; autre semblables, si asseurées des<text:line-break/>chasseurs pour la peste qui regnoit, quelles les attendoient<text:line-break/>comme si elles n'eussent eu aucune peur : ou bien quelles fussent deuenues pri(-)<text:line-break/>uées. Et s'approchans ores de l'une, &amp; puis de lautre comme si on les eust deu at(-)<text:line-break/>taindre, &amp; les faisans courir &amp; saulter, ilz passerent lá leur temps quelque espace :<text:line-break/>Mais quant ilz veirent que le soleil commencoit à se haulser, chascun fut d'aduis<text:line-break/>de sen retourner : Et se couurirent tous de branches de chesne : ayantz oultre ce<text:line-break/>les mains plaines ou de fleurs, ou d'herbes sentans bon, tellement que qui les eust<text:line-break/>rencontrez on nen eust sceu dire autre chose, sinon que la mort ne les eust sceu<text:line-break/>vaincre : ou bien qu'elle les eust tuez tous ioyeulx. Ainsi doncques chantans, cau(-)<text:line-break/>sans, &amp; gaudissans, sen vindrent pas à pas au palays. Ou ilz trouuerent tout en<text:line-break/>ordre, &amp; leurs seruiteurs faisans grand chere. Et quant ilz se furent vng peu re(-)<text:line-break/>posez, encor ne se meit lon à table iusques à ce que la petite demye douzaine de<text:line-break/>chansons fut dicte : l'une plus ioyeuse que lautre : tant par les hommes que par<text:line-break/>les femmes. Apres lesquelles on donna à lauer : &amp; les feit le maistre d'hostel tous<text:line-break/>asseoir comme il pleut à la royne. Puis estans seruiz disnerent ioyeusement. Et<text:line-break/>apres quant ilz furent leuez de table, se prindrent à dancer en rond : &amp; à sonner<text:line-break/>des instrumens quelque espace : puis chascun qui voulut sen alla dormir. Mais<text:line-break/>quant lheure acoustumée fut venue,<text:s/>tous se vindrent renger en leur place pour<text:line-break/>deuiser. Ou la royne regardant ma dame Philomene, luy deit, quelle donnast<text:line-break/>commencement aux nouuelles de la presente iournée. Laquelle en soubzriant<text:line-break/>commenca en ceste maniere.</text:p>
      <text:p text:style-name="p"><text:span text:style-name="pb">[Fueil.207]</text:span><text:line-break/>&lt;ATTimage&gt;</text:p>
      <text:h text:style-name="Titre2" text:outline-level="2">(hedera) Ma dame Francoyse aymee de<text:line-break/>DEVX HOMMES L'VNG QV'ON NOM(-)<text:line-break/><text:span text:style-name="T4600">moit Rynuce, &amp; lautre Alexandre n'en aymant piece d'eulx sen depestra fort fi(-)</text:span><text:span text:style-name="T4601"><text:line-break/></text:span><text:span text:style-name="T4602">nement : en faisant entrer l'ung pour mort en une sepulture : &amp; lautre en tirer</text:span><text:span text:style-name="T4603"><text:line-break/></text:span><text:span text:style-name="T4604">cestuy lá. Par ce que l'ung ne la</text:span><text:span text:style-name="T4605">utre ne peut uenir à chef de son entreprinse.</text:span></text:h>
      <text:h text:style-name="P4606" text:outline-level="2">Nouuelle premiere.</text:h>
      <text:p text:style-name="P4607"><text:span text:style-name="T4608">M</text:span>Adame il m'est fort agreable (puis qu'il vous plaist) que<text:line-break/>ie soye celle qui aura lhonneur de rompre le premier<text:line-break/>boys en ceste grande campaigne de liberté, ou vostre<text:line-break/>magesté nous à mis, pour parler de ce qu'il nous plaira :<text:line-break/>ne faisant aucune doubte si ie faiz bien que ceulx qui<text:line-break/>viendront apres, ne facent encores mieulx. Il me sou(-)<text:line-break/>uient gracieuses dames, que par plusieursfois il à esté<text:line-break/>demonstré en noz propoz, combien &amp; quelles sont les<text:line-break/>forces d'amour : &amp; si ne croy pour cela, qu'on en ait dit<text:line-break/>tout ce qui en est : ny ne le scauroit lon dire encores, quant bien lon ne parleroit<text:line-break/>d'autre chose d'icy à vng an. Et pource qu'il conduict les amoureux, non seule(-)<text:line-break/>ment à diuers accid(e2)s au danger de mourir, mais aussi (qui plus est) à les faire en(-)<text:line-break/>trer en la maison des mors, &amp; en tirer les amoureux pour mors, ie suis contente<text:line-break/>vous en compter vne nouuelle : oultre celles qui en ont esté dictes, en laquelle<text:line-break/>vous comprendrez, non seulement la puissance d'amour, mais aussi vous con(-)<text:line-break/><text:soft-page-break/>gnoistrez la saigesse dont vsa vne fort honneste femme, en se despestrant de<text:line-break/>deux hommes qui l'aymoient maulgré quelle en eust</text:p>
      <text:p text:style-name="p"><text:span text:style-name="pb">[n.p.]</text:span><text:line-break/>Ie dy doncques qu'en la cité de Pistoye y eut iadis vne tresbelle femme vefue,<text:line-break/>laquelle deux de noz Florentins, n(o2)mez l'ung Rynuce le palermin, &amp; lautre Ale(-)<text:line-break/>xandre le clermontois (lesquelz banniz de Florence, s'estoient retirez audict Pi(-)<text:line-break/>stoye) aymoi(e2)t desesperm(e2)t : sans que l'ung s'apperceust de lautre, faisant chasc(u2)<text:line-break/>secrettement tout ce qu'il pouoit pour acquerir son amytié. Et estant ceste gentil<text:line-break/>femme (qui se nommoit ma dame Francoyse des lazares) fort souuent solicitée<text:line-break/>par les messaiges &amp; par les prieres de chasc(u2) d'eulx, elle leur presta en fin loreille :<text:line-break/>moins saigem(e2)t toutesfois quelle ne deuoit. D(o2)t desir(a2)t se retirer, &amp; ne le pouant<text:line-break/>aysement faire, elle va penser vng moyen pour se despestrer de leur importunité :<text:line-break/>Qui fut, de les vouloir requerir d'ung plaisir quelle p(e2)soit que piece d'eulx ne luy<text:line-break/>eust voulu faire, combien qu'il fust possible : affin que eulx ne le faisant point,<text:line-break/>elle eust honneste &amp; coulourée occasion de ne vouloir plus ouyr leurs messai(-)<text:line-break/>ges : &amp; le moyen fut cestuy cy. Le propre iour que la dame s'estoit aduisée de ce(-)<text:line-break/>ste inu(e2)tion &amp; moyen, il estoit mort à Pistoye, &amp; enterré hors leglise des corde(-)<text:line-break/>liers vng homme, lequel encor que ses predecesseurs fussent nobles, estoit toutes(-)<text:line-break/>fois reputé le plus meschant &amp; malheureux homme qui fust non seulement à Pi<text:line-break/>stoye, mais en tout le monde : &amp; oultre ce quant il viuoit, estoit si contrefaict, &amp; le<text:line-break/>visaige si desguisé, que qui ne l'eust congneu, on en eust eu peur de prime face :<text:line-break/>parquoy elle pensa en soymesmes, que cela luy pourroit grandem(e2)t venir à pro(-)<text:line-break/>pos, pour faire ce quelle deliberoit. Et pource elle deit à vne sienne chambriere.<text:line-break/>Tu scaiz (mamye) lennuy &amp; fascherie que i'ay tous les iours des messaiges de ces<text:line-break/>deux Florentins Rynuce &amp; Alexandre : à quoy ie ne suis deliberée en facon que<text:line-break/>ce soit d'entendre aucunement, ne faire rien pour eulx de ce qu'ilz desirent : &amp;<text:line-break/>pour men depescher, i'ay mis en mon entendement (veu les grandes offres qu'ilz<text:line-break/>me font) de les vouloir esprouuer en vne chose, laquelle ie suis certaine qu'ilz ne<text:line-break/>fer(o2)t iamais : &amp; ainsi ceste fascherie sen yra : &amp; oy c(o2)ment. Tu scaiz que ce matin<text:line-break/>a esté enterré aux cordeliers Estr(a2)gledieu (ainsi se n(o2)moit ce mesch(a2)t h(o2)me d(o2)t<text:line-break/>cy dessus est plé) duquel non seulem(e2)t ores qu'il est mort, mais qu(a2)t il estoit en vie,<text:line-break/>il ny auoit h(o2)me si asseuré en ceste ville, qui nen eust peur : qu(a2)t il le voyoit : &amp; par<text:line-break/>ainsi tu ten iras premierem(e2)t vers Alex(a2)dre &amp; luy diras : ma dame Fr(a2)coyse t'en(-)<text:line-break/>uoye dire, que mainten(a2)t est venu le t(e2)ps que tu peulx auoir son amytié que<text:s/>tu as<text:line-break/>tant desirée : &amp; que tu coucheras auec elle si tu veulx : par la facon &amp; maniere que<text:line-break/>ie te diray. Vng sien par(e2)t luy doit ceste nuict faire apporter pour quelque occa(-)<text:line-break/>sion que tu scauras, apres le corps de Estrangledieu, qui à esté ce matin enterré, &amp;<text:line-break/>elle qui à peur de luy (ainsi mort c(o2)me il est) ne vouldroit point qu'on le luy ap(-)<text:line-break/>portast : parquoy elle te prie pour le plus gr(a2)t plaisir &amp; seruice (q2) tu luy desires faire<text:line-break/>qu'il te plaise d'aller ce soir sur lheure du premier s(o2)me en la sepulture ou Estr(a2)(-)<text:line-break/>gledieu est enterré, &amp; te vestir des habillem(e2)s qu'il a : &amp; lá demourer c(o2)me si tu e(-)<text:line-break/>stois luy mesmes, iusques à t(a2)t qu'on te vi(e2)ne querir : &amp; (q2) sans dire ou sonner mot<text:line-break/>du monde tu te laisses tirer de ceste sepulture &amp; apporter en sa maison, ou elle te<text:line-break/>receura : &amp; puis tu pourras coucher auec elle, &amp; ten partir qu(a2)t il te plaira : laissant<text:line-break/>faire à elle le demourant : &amp; s'il te dit qu'il est c(o2)tent de le faire : en la b(o2)ne heure, &amp;<text:line-break/>lá ou il diroit de non : tu luy diras de ma part, qu'il ne se trouue iamais en lieu ou ie<text:line-break/>soye : &amp; qu'il se garde sur sa vie de ne m'enuoyer plus messaige ne ambassade. Et<text:line-break/>apres cecy, tu ten iras à Rynuce Palermin : &amp; si luy diras : Ma dame Francoyse est<text:line-break/><text:span text:style-name="pb">[Fueil.208]</text:span><text:line-break/>preste de faire tout ce qu'il te plaira, pourueu que tu luy faces vng grant plaisir :<text:line-break/><text:soft-page-break/>Cestassauoir, que tu t'en voyses ce soir sur l'heure de minuict, en la sepulture ou à<text:line-break/>esté ce matin enterré Estrangledieu : &amp; que sans sonner mot pour chose que tu<text:line-break/>oyes ou<text:s/>sentes, tu le tires tout bellement dehors, &amp; le luy apportes en sa maison :<text:line-break/>&amp; lá tu scauras pourquoy elle le veult, &amp; auras ton plaisir d'elle : &amp; la ou il ne te<text:line-break/>plairoit faire cecy, elle te mande, que tu n'ayes doresnauant à luy enuoyer messai<text:line-break/>ge ne ambassade. La chambriere sen alla vers tous deux, &amp; deit à chascun par or(-)<text:line-break/>dre, ce que sa maistresse luy auoit commandé. A laquelle vng chascun d'eulx res(-)<text:line-break/>pondit, qu'il iroit non seulement en vne sepulture, mais en enfer s'il luy plaisoit.<text:line-break/>La chambriere, feit sa response à sa maistresse : laquelle attendit pour veoir s'ilz se(-)<text:line-break/>roient si folz qu'ilz le feissent. Quant la nuict fut venue, Alexandre clarmontois<text:line-break/>s'estant despouillé en pourpoint, sortit de son logeis sur l'heure du premier som(-)<text:line-break/>me, pour s'aller mettre au lieu de Estrangledieu en la sepulture : toutesfois y al(-)<text:line-break/>lant il luy vint vne grande peur en l'entendement &amp; commenca à dire en soy(-)<text:line-break/>mesmes : Mon dieu ou est ce que ie voys ? Quelle beste suis ie ? Que scay ie si les<text:line-break/>parens de ceste femme<text:s/>s'estans paraduenture apperceuz que ie l'ayme, &amp; croyans<text:line-break/>ce qui nest pas, luy font faire cecy pour me tuer en ceste sepulture ? ce que adue(-)<text:line-break/>nant ce seroit mon damp : &amp; n'en scauroit on iamais autre chose, qui leur portast<text:line-break/>d(o2)maige : ou que scay ie si<text:s/>quelque mon ennemy m'a pourchassé cecy ? lequel e(-)<text:line-break/>stant paraduenture aymé d'elle, luy veult faire ce plaisir ? Puis il disoit : Mais pre(-)<text:line-break/>nons le cas qu'il ne soit rien de tout cecy, &amp; que ses parens n&lt;ATTillisible&gt;e doiuent porter en<text:line-break/>sa maison, si fault il que ie croye qu'ilz ne desirent pas le corps de Estrangledieu,<text:line-break/>pour le tenir entre leurs bras, ou pour le mettre entre ceulx d'elle : ains fault croy(-)<text:line-break/>re qu'ilz en veulent faire quelque massacre, comme de celuy qui paraduentu(-)<text:line-break/>re leur à faict autresfois quelque desplaisir : ceste cy ma dit que pour chose que ie<text:line-break/>sente, ie ne sonne mot. Ho, &amp; s'ilz me creuoi(e2)t les yeulx ? ou qu'ilz m'arrachassent<text:line-break/>les dentz ? ou bien qu'ilz me couppassent les mains ? ou qu'ilz me feissent quelque<text:line-break/>autre pareil tour ? ou en serois ie ? c(o2)ment pourrois ie estre sans sonner mot ? &amp; si ie<text:line-break/>parle ilz me congnoistr(o2)t : &amp; me feront paraduenture desplaisir : &amp; qu(a2)t bien ilz<text:line-break/>ne m'en feront point, ie n'auray rien faict : car ilz ne me laisser(o2)t point auec elle :<text:s/>&amp;<text:line-break/>elle me reprochera apres que i'auray r(o2)pu son commandement : &amp; ne fera iamais<text:line-break/>ce que ie vouldray. Et en parlant ainsi il fut presque tout prest de retourner chez<text:line-break/>soy. Toutesfois la gr(a2)de amour le poussa en auant, auec argumens contraires, &amp;<text:line-break/>d'une si grande force, qu'ilz le feirent aller iusques à la sepulture : qu'il ouurit : ou<text:line-break/>quant il fut entré, &amp; qu'il eut despouillé Estrangle dieu, &amp; vestu ses habillem(e2)s, il<text:line-break/>ferma la sepulture sur soy, &amp; se meit au lieu dudict Estrangle dieu : mais il ny de(-)<text:line-break/>moura guieres, qu'il c(o2)m(e2)ca à penser en soy mesmes, quel h(o2)me auoit esté cestuy<text:line-break/>cy, &amp; les choses qu'il auoit autresfois ouy dire, qui aduenoi(e2)t de nuict, n(o2) es sepul<text:line-break/>tures des morts seulem(e2)t, mais aussi ailleurs : de sorte que tout le<text:s/>poil de sa person<text:line-break/>ne commenca à se herisser : &amp; luy estoit aduis à toute heure que Estrangle dieu se<text:line-break/>deust leuer debout &amp; l'estr(a2)gler lá : mais estant supporté de feru(a2)te amour, il vain<text:line-break/>quit toutes ces peurs : &amp; se tenant c(o2)me s'il eust esté luy mesmes le mort, c(o2)menca<text:line-break/>à attendre ce qui deuoit aduenir de soy. De l'autrepart qu(a2)t minuict s'approcha,<text:line-break/>Rynuce sortit de la maison, pour faire ce que la dame luy auoit enuoyé dire : &amp; en<text:line-break/>allant, il entra en plusieurs &amp; diuers p(e2)semens, des choses<text:s/>possibles à aduenir :<text:line-break/><text:span text:style-name="pb">[n.p.]</text:span><text:line-break/>c(o2)(-)me de pouuoir tumber es mains de iustice, auecques le corps de Estrangledieu<text:line-break/>sur ses espaulles, &amp; estre condemné c(o2)me malicieux à estre bruslé, ou bien de ve(-)<text:line-break/>nir en haine de ses parens si on le scauoit : &amp;<text:s/>plusieurs autres semblables conside(-)<text:line-break/>&lt;ATTillisible&gt;cions, dont il fut presque tout arresté. Puis changeant de propos, il deit : Mon<text:line-break/><text:soft-page-break/>dieu, diray ie de non, pour la premiere chose dont ceste gentil femme que i'ay<text:line-break/>tant aymée &amp; ayme m'a requis ? &amp; mesmement<text:s/>ayant, par cecy à acquerir sa bon<text:line-break/>ne grace ? certes si i'en deuoye mourir, ie m'essayeray de faire ce que ie luy ay<text:line-break/>promis : &amp; sen alla droit à la sepulture, qu'il ouurit legierement. Alexandre la sen(-)<text:line-break/>tant ouurir (encores qu'il eust grande peur) ne sonna mot. Et Rynuce quant il fut<text:line-break/>dedans, croy(a2)t prendre le corps d'Estrangledieu, print Alexandre par les piedz,<text:line-break/>&amp; le tira dehors : le chargeant sur ses espaulles, &amp; commenca à prendre son che(-)<text:line-break/>min vers la maison de la dame. Et allant ainsi par les rues,<text:s/>&amp; ny regardant autre(-)<text:line-break/>ment, il le hurtoit plusieursfois, maintenant à vng coing de rue, &amp; tantost à vng<text:line-break/>de ces bancz, qui estoient au trauers les rues : par ce que la nuict estoit si noyre &amp;<text:line-break/>obscure qu'il ne pouuoit veoir ou il alloit : &amp; estant desia Rynuce au pres l'huys<text:line-break/>de la dame, qui estoit à la fenestre auec sa chambriere, pour veoir si Rynuce ap(-)<text:line-break/>porteroit Alexandre, &amp; desia armée d'excuse pour les en enuoyer tous deux, il<text:line-break/>aduint que les gens du guet, qui s'estoient cachez en celle rue attendans<text:s/>de pren(-)<text:line-break/>dre vng banny, oyans le marchement des piedz de Rynuce, tirerent soubdai(-)<text:line-break/>nement leur lanterne de dessoubz leurs habitz, pour veoir ou ilz yroient, &amp; ce<text:line-break/>qu'ilz vouloient faire, &amp; remuans leurs rondelles &amp; iauelines, cryerent : qui est<text:line-break/>la ? Rynuce les congneut incontinent : parquoy n'ayant lors loisir de trop son(-)<text:line-break/>ger à ce qu'il deuoit faire, laissa cheoir Alexandre : &amp; senfuyt, tant que les iam(-)<text:line-break/>bes le peurent porter. Alexandre s'estant leué (combien qu'il eust les habille(-)<text:line-break/>mens d'Estrangledieu sur son doz, qui estoient fort longs) senfuyt pareillement,<text:line-break/>comme Rynuce. Ce que la dame, au moyen de la clarté de la lanterne du guet,<text:line-break/>auoit veu aysement : &amp; comme Rynuce portoit Alexandre chargé sur son doz :<text:line-break/>&amp; pareillement auoit bien sceu descouurir que Alexandre estoit vestu des ha(-)<text:line-break/>billemens de Estrangledieu : dont elle s'esmerueilla grandement : mesmes de la<text:line-break/>grande hardiesse de tous deux : mais auec son esmerueillement, elle ryt tresfort,<text:line-break/>quant elle veit iecter ainsi par terre Alexandre, &amp; puis de les veoir fuyr. Et estant<text:line-break/>d'ung tel accident fort ioyeuse, &amp; louant dieu qui l'auoit ostée de l'empeschem(e2)t<text:line-break/>de ceulx cy, rentra au logis : &amp; sen alla à sa chambre : affermant auec sa chambrie<text:line-break/>re, que sans aucune doubte, chascun d'eulx l'aymoit fort : puis qu'ilz auoient faict<text:line-break/>(c(o2)me il estoit vray) ce qu'elle leur auoit enchargé. Rynuce dol(e2)t &amp; mauldissant<text:line-break/>son malheur, ne sen retourna pas au logis pour tout cecy : ains quant le guet fut<text:line-break/>party de celle rue, il sen retourna, au propre lieu ou il auoit iecté Alexandre, pour<text:line-break/>acheuer son entreprinse : mais ne le trouuant, &amp; faisant son compte que le guet<text:line-break/>l'en auoit emporté, sen retourna tout marry cheux soy. Alexandre ne saichant<text:line-break/>autre chose que faire desplaisant de son malheur, sen retourna pareillement fort<text:line-break/>dolent en sa maison : sans auoir c(o2)gneu qui l'auoit porté. Et venu le matin qu'on<text:line-break/>trouua la sepulture de Estr(a2)gledieu ouuerte, &amp; qu'on ne ly voyoit point, par ce (q2)<text:line-break/>Alex(a2)dre l'auoit iecté au f(o2)s de la fosse, toute la ville de Pistoye en parla en diuer<text:line-break/>ses manieres : estim(a2)s ceulx qui estoi(e2)t sotz, (q2) le diable l'auoit emporté. Ne(a2)moins,<text:line-break/>chasc(u2) des deux am(a2)tz feit ent(e2)dre à la dame, ce qu'ilz auoi(e2)t faict, &amp; ce qui estoit<text:line-break/><text:span text:style-name="pb">[Fueil.209]</text:span><text:line-break/>interuenu : Et s'excusans auec tout cecy de ce qu'ilz n'auoient acompli entiere(-)<text:line-break/>ment son commandement, demander(e2)t son amour &amp; sa grace. Laquelle faisant<text:line-break/>semblant à l'ung &amp; à l'autre de n'en croyre rien, sen despecha h(o2)nestement, auec<text:line-break/>vne tranchée responce, de ne vouloir iamais rien faire pour eulx : puis qu'ilz n'a(-)<text:line-break/>uoient faict pour elle ce qu'elle auoit demandé.</text:p>
      <text:soft-page-break/>
      <text:h text:style-name="Titre2" text:outline-level="2">(hedera) VNE ABBESSE SE LEVANT A HASTE<text:line-break/><text:span text:style-name="T4609">Sans chandelle pour trouuer une sienne nounain couchée auec son amy, ainsi qu'elle</text:span><text:span text:style-name="T4610"><text:line-break/></text:span><text:span text:style-name="T4611">auoir esté aduertie, &amp; estant e</text:span><text:span text:style-name="T4612">lle mesmes couchée lors auec ung prestre, pensant a(-)</text:span><text:span text:style-name="T4613"><text:line-break/></text:span><text:span text:style-name="T4614">uoir mis sur sa teste son uoylle plié, y auoit mis les brayes du prestre. Ce que uoy(a2)t</text:span><text:span text:style-name="T4615"><text:line-break/></text:span><text:span text:style-name="T4616">la nounain, &amp; faisant que l'abbesse sen apperceut, elle fut absoulte, &amp; eut plus gr(a2)</text:span><text:span text:style-name="T4617"><text:line-break/></text:span><text:span text:style-name="T4618">de commodité d'estre au</text:span><text:span text:style-name="T4619">ec son amy que au parauant.</text:span></text:h>
      <text:h text:style-name="P4620" text:outline-level="2">Nouuelle deuxiesme.</text:h>
      <text:p text:style-name="P4621"><text:span text:style-name="T4622">D</text:span>Esia se taisoit madame Philomene, &amp; le bon sens de la dame de<text:line-break/>s'estre peu despaistrer de ceulx qu'elle ne vouloit point aymer, a(-)<text:line-break/>uoit esté loué de tous, &amp; au contraire lá hardie presumption des<text:line-break/>deux amantz repputée non amour, mais folie, qu(a2)t la royne deit<text:line-break/>gracieusement à ma dame Elisse. Elisse suyuez : laquelle incon(-)<text:line-break/>tinent comm(e2)ca ainsi. Mes trescheres dame, ma dame Francoi(-)<text:line-break/>se se sceut despescher saigement, c(o2)me dessus est dit, de sa fascherie : mais vne ieu<text:line-break/>ne nounain, à qui la fortune fut fauorable, se deliura (en parlant gracieusement)<text:line-break/>d'ung inconuenient qui luy aduint tout soubdain : Et comme vous scauez, il en<text:line-break/>est assez, qui plus que folz, veulent estre maistres &amp; chastier autruy : lesquelz com<text:line-break/>me vous pourrez comprendre par ma nouuelle, la fortune vitupere quelque fois<text:line-break/>&amp; à bon droit : comme il aduint à l'abbesse, soubz l'obeissance de laquelle estoit<text:line-break/>la nounain dont ie veulx parler.</text:p>
      <text:p text:style-name="p">Vous deuez doncques scauoir qu'il ya en Lombardie vng monastere tresre(-)<text:line-break/>nommé de saincteté &amp; religion, auquel entre les autres nounains qui y estoient,<text:line-break/>il y auoit vne ieune gentil femme douée de merueilleuse beaulté, qui se nom(-)<text:line-break/>moit Ysabeau : laquelle vng iour que vng sien parent la vint veoir par le treilliz,<text:line-break/>deuint amoureuse d'ung beau ieune filz qui estoit auecques luy, &amp; luy la voyant<text:line-break/>tresbelle, &amp; ayant desia conceu auec les yeulx ce qu'elle desiroit, senamoura pa(-)<text:line-break/>reillement d'elle : lesquelz soubstindrent vng long temps ceste amour, sans aucun<text:line-break/>fruict, n(o2) sans gr(a2)de peine de tous deux. A la fin estans chascun d'eulx assez soi(-)<text:line-break/>gneux de cecy, le ieune homme trouua vng moyen, pour pouuoir aller veoir se(-)<text:line-break/>crettement sa nounain. Dequoy elle trescontente, il la visita non seulement vne<text:line-break/>fois,<text:s/>mais aussi par plusieurs, auec leur grant contentement. Toutesfois aduint à<text:line-break/>la longue, qu'il fut veu vne nuict, par l'une des femmes de leans, sans que luy ne<text:line-break/>elle sen apperceussent, ainsi qu'il partoit &amp; sen alloit d'auec Ysabeau. Ce que ce(-)<text:line-break/>ste cy deit<text:s/>à quelques autres : &amp; prindrent conseil d'entrée de table, de l'accuser<text:line-break/>enuers l'abbesse : qui se nommoit ma dame Vsinbalde, bonne &amp; saincte dame,<text:line-break/>selon l'opinion des nounains, &amp; de quiconques la congnoissoit. Puis s'aduiserent<text:line-break/>(affin qu'elle ne le sceust<text:s/>nier) de vouloir faire que l'abbesse la trouuast couchée<text:line-break/><text:span text:style-name="pb">[n.p.]</text:span><text:line-break/>auec le ieune homme. Et s'estans ainsi teues, elles se meirent par bandes pour fai(-)<text:line-break/>re le guet &amp; les escouttes, affin de surprendre ceste poure Ysabeau, dont elle ne<text:line-break/>se donnoit garde, &amp; n'en saichant aucune chose il aduint qu'elle feit venir vne<text:line-break/>nuict son amy : Ce que celles qui faisoient le guet sceurent incontinent. Lesquel(-)<text:line-break/>les quant bon leur sembla, apres que vne partie de la nuict fut passée, se meirent<text:line-break/>en deux bendes : l'une pour garder l'huys de la chambre d'Ysabeau, &amp; l'autre sen<text:line-break/>alla courant à la chambre de l'abbesse, &amp; heurtans à son huys luy deirent : Sus,<text:line-break/>ma dame, leuez vous tost : car nous auons trouué que seur Ysabeau à vng ieune<text:line-break/>homme en sa chambre. L'abbesse estoit celle nuict acompaignée d'ung prestre :<text:line-break/>quelle faisoit souuentesfois venir en vng coffre. Laquelle oyant cecy, craignant<text:line-break/><text:soft-page-break/>que paraduenture les nounains par trop grande haste, ou trop voluntaires, pous<text:line-break/>sassent si fort l'huys qu'il s'ouurist, se despescha de se<text:s/>leuer debout, le mieulx qu'el<text:line-break/>le peut : Et pensant prendre certains voylles pliez qu'elles port(e2)t en la teste, qu'on<text:line-break/>appelle le psaultier, il luy aduint de prendre les brayes du prestre. Si se hasta si<text:line-break/>fort qu'elle les iecta sur sa teste, au lieu du psaultier, &amp; sortit dehors. Puis serra<text:line-break/>soubdainement l'huys apres elle, en disant. Ou est ceste mauldicte de dieu ? Et a(-)<text:line-break/>uec les autres qui estoient si eschauffées &amp; ententiues à faire trouuer la poure gar<text:line-break/>ce en faulte, qu'elles ne s'apperceurent de chose<text:s/>que l'abbesse portast en la teste,<text:line-break/>elle arriua à l'huys de la chambre qu'elle meit auec l'ayde des autres par terre : Et<text:line-break/>quant elles furent entrées dedans, trouuer(e2)t les deux amantz embrassez : lesquelz<text:line-break/>estonnez d'une telle surprinse ne saichans que faire ne bougerent. La ieune nou(-)<text:line-break/>nain fut incontinent enleuée par les autres nounains, &amp; menée au chappitre par<text:line-break/>commandement de l'abbesse, &amp; le ieune homme demoura en la chambre ou il<text:line-break/>se reuestit : attendant de veoir qu'elle fin ceste chose prendroit : auec intencion<text:line-break/>de faire mauuais party à toutes celles qu'il pourroit attraper, si elles faisoient quel<text:line-break/>que mauuais tour à samye : &amp; puis de len emmener auec soy. L'abbesse s'estant<text:line-break/>assise en chappitre en la presence de toutes les nounains, qui ne regardoient<text:s/>que<text:line-break/>la poure coulpable, commenca à luy dire les plus grandes iniures qui furent onc(-)<text:line-break/>ques dictes à femme : comme à celle qui auoit (si on l'eust sceu hors du couuent)<text:line-break/>contaminé par ses meschantz &amp; vituperables œuures, la saincteté, l'honnesteté,<text:line-break/>&amp; bonne<text:s/>renommée, du monastere : Et encor adiousta elle aux iniures de tres(-)<text:line-break/>grandes menasses. La ieune fille honteuse &amp; timide comme coulpable qu'elle<text:line-break/>estoit, ne scauoit que respondre : ains en se taisant rendoit compassion de soy<text:line-break/>mesmes aux autres. Et continuant tousiours l'abbesse de crier, il aduint à la ieune<text:line-break/>fille de haulser sa veue : &amp; veit ce que l'abbesse portoit en sa teste, &amp; les lassetz des<text:line-break/>brayes qui pendoient des deux costez. Parquoy s'apperceuant que cestoit se ras(-)<text:line-break/>seura du tout, &amp; deit : Ma dame si dieu vous soit en ayde, attachez vostre coiffe :<text:line-break/>&amp; puis dictes moy ce qu'il vous plaira. L'abbesse qui n'entendoit point ce qu'elle<text:line-break/>vouloit dire, deit : Quelle coiffe mesch(a2)te garce ? As tu bien la hardiesse de te gaul<text:line-break/>dir mainten(a2)t ? Te semble<text:s/>il auoir faict chose qui merite gaudisserie ? Alors la ieu(-)<text:line-break/>ne fille luy deit encores vne autre fois : Ma dame ie vous prie que vous atachez<text:line-break/>vostre coiffe, &amp; puis dictes moy ce qu'il vous plaira. Qui fut cause que plusieurs<text:line-break/>des nounains haulserent leur<text:s/>veue sur la teste de l'abbesse, &amp; elle pareillement<text:line-break/>meit la main dessus. Au moyen dequoy elles s'apperceurent tresbien pourquoy,<text:line-break/>Ysabeau parloit ainsi : aussi feit l'abbesse de sa propre faulte. Laquelle toutes les<text:line-break/><text:span text:style-name="pb">[Fueil.210]</text:span><text:line-break/>autres voyoient sans qu'elle y sceust trouuer aucune couuerture : dont elle chan(-)<text:line-break/>gea de langaige, &amp; commenca à parler d'une autre sorte qu'elle n'auoit faict au<text:line-break/>commancement. Venant à conclurre, qu'il est impossible se defendre des tanta(-)<text:line-break/>cions de la chair. Et par ainsi elle deit, que chascune se donnast (comme on auoit<text:line-break/>faict iusques à ce iour) secretement du bon temps quant elle pourroit. Puis ayant<text:line-break/>absoulte la ieune fille sen retourna coucher auec son prestre : Et Ysabeau auec son<text:line-break/>amy. Lequel elle feit depuis venir plusieursfois en despit de celles qui en auoient<text:line-break/>enuie. Et quant aux autres qui estoient sans amy, elles cercherent secrettement le<text:line-break/>mieulx qu'elles sceurent leur aduenture.</text:p>
      <text:soft-page-break/>
      <text:h text:style-name="Titre2" text:outline-level="2">(hedera) MAISTRE SIMON LE MEDECIN A LA<text:line-break/><text:span text:style-name="T4623">priere de Brun &amp; de Bulfamaque, &amp; pareillement de<text:s/></text:span><text:span text:style-name="T4624">Nello, feit acroyre à Calan</text:span><text:span text:style-name="T4625"><text:line-break/></text:span><text:span text:style-name="T4626">drin, qu'il estoit gros d'enfant : lequel pour toute medecine, donna aux dessusdictz,</text:span><text:span text:style-name="T4627"><text:line-break/></text:span><text:span text:style-name="T4628">des chappons &amp; de l'argent : &amp; il fut guery sans enfanter.</text:span></text:h>
      <text:h text:style-name="P4629" text:outline-level="2">Nouuelle troisiesme.</text:h>
      <text:p text:style-name="P4630"><text:span text:style-name="T4631">A</text:span>Pres que madame Elisse eut acheué sa nouuelle, &amp; que toutes<text:line-break/>eurent r(e2)du graces à dieu, de ce qu'il auoit tiré ceste poure ieu(-)<text:line-break/>ne nounain des poignantes parolles &amp; reproches de ses enuieu<text:line-break/>ses compaignes, la royne commanda à Philostrate qu'il suy(-)<text:line-break/>uist : lequel sans attendre autre commandement commenca ain<text:line-break/>si.<text:s/>Mes belles dames, le mausade iuge Marquisan dont ie vous<text:line-break/>feiz hier vng compte, me osta de la bouche vne nouuelle de Calandrin que ie<text:line-break/>vous vouloye compter : Et pource que tout cela que lon parle de luy ne scauroit<text:line-break/>estre que plaisant, iacoit ce que de luy &amp;<text:s/>de ses compaignons on ait assez parlé, si<text:line-break/>vous diray ie encor celle que i'auoye hier deliberé vous dire.</text:p>
      <text:p text:style-name="p">On à par cy deuant assez faict congnoistre qui estoit Calandrin : &amp; pareille(-)<text:line-break/>ment les autres dont ie doy parler en ceste nouuelle, &amp; par ainsi sans vous en par<text:line-break/>ler dauantaige, ie dy qu'il aduint que vne tante de Calandrin mourut, &amp; luy lais(-)<text:line-break/>sa deux cens liures petites en deniers comptans : Au moyen dequoy Calandrin<text:line-break/>commenca à dire, qu'il vouloit achapter vne mestairie, &amp; comme s'il eust eu à<text:line-break/>employer dix mil escuz, il n'y auoit couratier à Flor(e2)ce à qui il n'en eust propos.<text:line-break/>Mais la pitié estoit quant on venoit au prix qu'on demandoit. Brun &amp; Bulfama(-)<text:line-break/>que qui scauoient tout cecy, luy auoient dit plusieursfois, qu'il feroit trop mieulx<text:line-break/>d'en faire bonne chere entre eulx, que de les employer en terre comme s'il auoit<text:line-break/>à faire des ialletz : mais ilz ne l'auoient sceu conduyre non seulement à faire cela<text:line-break/>ains à tirer vne poure fois vng disner de luy. Parquoy sen plaignans vng iour,<text:line-break/>&amp; estant suruenu en<text:s/>ces entrefaictes vng leur compaignon qui se nommoit Nel<text:line-break/>Io, tous trois delibererent de trouuer facon de se torcher le becq au despens de<text:line-break/>Calandrin : Et sans y songer plusauant, ayans conclud entre eulx ce qu'ilz auoi(e2)t<text:line-break/>deliberé de faire, se attiltrerent le landemain matin ainsi que Calandrin sortoit<text:line-break/>de sa maison : de laquelle luy n'estant encores guieres loing, Nello le vint ren(-)<text:line-break/>contrer &amp; luy deit : Bon iour Calandrin. Et Calandrin luy respondit que dieu<text:line-break/>luy donnast le bon iour &amp; le bon an. Apres cecy, Nello sarresta vng peu, &amp; com<text:line-break/><text:span text:style-name="pb">[n.p.]</text:span><text:line-break/>menca à le regarder au visaige : A qui Calandrin deit, Que regardes tu ? Nello<text:line-break/>luy deit, As tu senty quelque chose ceste nuict ? Tu me ressembles vng autre hom<text:line-break/>me que tu nes. Calandrin commenca incontinent à<text:s/>doubter : &amp; deit. O com(-)<text:line-break/>ment, que te semble il que i'aye ? Nello deit, En bonne foy ie ne le deiz pas pour<text:line-break/>cela : mais tu me sembles tout changé, dieu vueille que ce soit paraduenture au(-)<text:line-break/>tre chose, &amp; l'en laissa aller. Calandrin tout souspeconneux, ne sentant pour cecy<text:line-break/>chose du monde, suyuit son chemin : mais Bulfamaque qui n'estoit guieres loing,<text:line-break/>le voyant party d'auec Nello le va rencontrer, &amp; l'ayant salué luy demanda s'il<text:line-break/>sentoit rien. Cal(a2)drin resp(o2)dit ie ne scay, Toutesfois Nello m'a tout<text:s/>à ceste heure<text:line-break/>dit que ie luy sembloyè tout changé : seroit il bi(e2) possible que i'eusse quelque cho<text:line-break/>se ? Bulfamaque deit, voire dea que tu pourrois bien auoir quelque chose &amp; non<text:line-break/>pas rien : Tu ressembles demy mort. Calandrin cuydoit desia auoir la fiebure.<text:line-break/>Et voycy Brun qui suruint : lequel auant que dire autre chose, deit : Calandrin,<text:line-break/>Quel visaige est cela ? Il semble que tu soyes mort. Comment te sents tu ? Calan(-)<text:line-break/>drin oyant que chascun de ceulx cy disoit ainsi, creut pour certain en soy mes(-)<text:line-break/><text:soft-page-break/>mes, qu'il estoit malade, &amp; tout soucyé, luy demanda : Que feray ie ? Il me sem(-)<text:line-break/>ble deit Brun, que t'en doiz retourner à la maison : &amp; te mectre sur le lict, puis<text:line-break/>que tu te faces bien couurir, &amp; que tu enuoyes de ton eau à maistre Simon le<text:line-break/>medecin, qui est tout nostre c(o2)me tu scaiz : il te dira incontinent ce que tu auras à<text:line-break/>faite, &amp; nous nous en irons auecques toy, &amp; s'il est besoing de faire quelque cho(-)<text:line-break/>se nous la ferons. Et s'estant ioinct auec eulx Nello, ilz sen retournerent tous auec<text:line-break/>Calandrin en sa<text:s/>maison : ou quant il fut entré tout fasché qu'il estoit, deit à sa fem<text:line-break/>me : Vien &amp; me couure bien : car ie sents vng grant mal. Estant doncques cou(-)<text:line-break/>ché sur le lict, il enuoya de son eau par vne petite garce à maistre Simon, qui se<text:line-break/>tenoit lors au marché<text:s/>viel, à l'enseigne du mellon : Et Brun deit incontinent à ses<text:line-break/>compaignons, demourez icy vous autres auecques luy : &amp; ie m'en iray scauoir ce<text:line-break/>que le medecin dira, &amp; l'ameneray icy s'il en est besoing. Calandrin deit alors :<text:line-break/>Ha compaignon mon amy va ty en :<text:s/>&amp; me saiches a dire comment va le cas : car<text:line-break/>ie me sens ie ne scay quoy icy dedans. Brun sen estant allé vers le medecin, y ar(-)<text:line-break/>riua premier que la garce, qui portoit de son eau : &amp; informa maistre Simon de<text:line-break/>tout le cas : Parquoy quant la garce fut venue<text:s/>&amp; qu'il eut regardé l'urine, il luy<text:line-break/>deit : Retourne t'en, &amp; dy à Calandrin, qu'il se tienne chauldem(e2)t, &amp; que ie l'iray<text:line-break/>veoir tout à ceste heure, &amp; luy diray ce qu'il à : &amp; ce qu'il deura faire. La garce en<text:line-break/>feit ainsi le rapport. Et n'arresta guieres apres, que le medecin vint, &amp; Brun auec(-)<text:line-break/>ques luy, Et s'estant assis aupres de Calandrin, il comm(e2)ca à luy taster le poulx :<text:line-break/>Et quelque peu apres estant lá sa femme il deit : Voy tu Calandrin, à te parler en<text:line-break/>amy : Tu n'as point d'autre mal, sinon que tu<text:s/>es gros d'enfant. Aussi tost que Ca(-)<text:line-break/>landrin ouyt cecy, il commenca desesperement à crier &amp; à dire. Helas ma fem(-)<text:line-break/>me, cest toy qui m'as faict cecy : par ce que tu ne veulx iamais faire autre chose<text:line-break/>que estre sur moy, ie te le disoye bien. La femme qui<text:s/>estoit fort honneste femme<text:line-break/>oyant parler ainsi son mary rougit toute de honte : &amp; baissant le visaige, sans re(-)<text:line-break/>spondre autre chose sen sortit de la chambre. Calandrin continuant son cour(-)<text:line-break/>roux disoit, He malheureux que ie suis, comment feray ie ? comment enfanteray<text:line-break/>ie ? cest enfant par ou sortira il ? Ie voy bien que ie suis mort par la raige de ceste<text:line-break/>mienne femme : que dieu luy doint autant de mal, comme ie desire d'aise, &amp; si<text:line-break/><text:span text:style-name="pb">[Fueil.211]</text:span><text:line-break/>i'estoye aussi sain comme ie ne le suis pas, ie me leueroye, &amp; luy donneroye tant<text:line-break/>de coups, que ie la mectroye en pieces : combien que à dire le vray il me soit bien<text:line-break/>employé : car ie ne la deuoye iamais laisser m(o2)ter sur moy : mais qu'elle s'asseure,<text:line-break/>si ie puis vne fois guerir de ceste cy, qu'elle en pourroit<text:s/>mourir de desir, premier<text:line-break/>que de la laisser plus monter dessus. Brun Bulfamaque &amp; Nello, oyans les parol(-)<text:line-break/>les de Calandrin auoient si grant desir de rire qu'ilz creuoient. Toutesfois ilz<text:line-break/>sen abstenoient : mais le medecin esclatoit si fort de rire qu'on luy eust peu arra(-)<text:line-break/>cher toutes les dentz. A la fin au long aller, se recommandant Calandrin à luy,<text:line-break/>&amp; le priant qu'il luy donnast conseil &amp; ayde en cecy, le medecin luy deit : Calan(-)<text:line-break/>drin, ie ne veulx point que tu te tourmentes ainsi : pour ce que la dieu grace, nous<text:line-break/>nous sommes si tost apperceuz du faict, que auecques peu de peine, &amp; en peu de<text:line-break/>iours, tu seras guery : mais il est besoing de y despendre vng peu, Calandrin deit<text:line-break/>alors : Helas monsieur ouy pour l'amour de dieu, i'ay icy deux cens liures, dont<text:line-break/>ie vouloye achapter vne mestairie, prenez les tous s'il en est besoin, pourueu qu'il<text:line-break/>ne me faille point acoucher : Par ce que ie ne scay comment ie feroye : car i'ay ouy<text:line-break/>si fort crier les femmes quant elles acouchent, encor que toutes (dieu mercy) ont<text:line-break/>le<text:s/>passaige assez grant pour le faire, que ie croy s'il me faloit auoir telle douleur,<text:line-break/>que ie mourroye plustost que d'acoucher. Le medecin luy deit : Ne t'en soucie,<text:line-break/>ie te feray faire vng certain bruuaige distillé tresbon, &amp; fort plaisant a boyre, qui<text:line-break/><text:soft-page-break/>resouldra tout en trois matinees, &amp; demoureras plus sain que vng guerdon : mais<text:line-break/>donne toy soing d'estre puis apres saige, &amp; que tu ne tumbes plus en ces follies.<text:line-break/>Or ca, il fault auoir pour faire cest eau, demie douzaine de chappons bons &amp;<text:line-break/>gras, &amp; pour les autres<text:s/>choses qu'il y fault parmy, tu bailleras à vng de ceulx cy<text:line-break/>cinq liures petites, affin qu'il les achepte, &amp; qu'il me face tout porter à la boutic(-)<text:line-break/>que, &amp; ie t'enuoyeray si plaist à dieu demain matin ce bruuaige distillé, dont tu<text:line-break/>beuras vng grant plain verre, à chascune fois. Calandrin quant il ouyt cecy, deit :<text:line-break/>Monsieur ie vous en laisse faire. Et ayant baillé cinq liures à Brun &amp; d'autre ar(-)<text:line-break/>gent pour achepter demie douzaine de chappons, le pria que pour l'amour de<text:line-break/>luy, il voulust prendre ceste peine. Le medecin quant il fut party luy feit faire vng<text:line-break/>peu de clairé, &amp; luy en enuoya : Puis ayant Brun achapté les chappons &amp; leur<text:line-break/>suicté, il les mangea, auec le medecin &amp; ses autres compaignons. Ce pendant Ca<text:line-break/>landrin beut par trois matins du clairé : &amp; apres, le medecin le vint veoir &amp; ses<text:line-break/>compaignons pareillement, &amp; luy ayant touché le poulx, le medecin, deit Calan(-)<text:line-break/>drin, tu es tout guery sans faulte : &amp; par ainsi tu feras desormais tout ce que tu<text:line-break/>vouldras, &amp; ne garde plus la maison pour cecy. Calandrin se leua tout ioyeulx &amp;<text:line-break/>sen alla par la ville faire ce qu'il auoit à faire, louant grandement par tout ou il<text:line-break/>s'abordoit pour parler à quelcun, la belle cure que maistre Simon auoit faicte de<text:line-break/>luy : de l'auoir en trois iours faict desgrossir, sans aucune peine. Et<text:s/>Brun Bulsa(-)<text:line-break/>maque &amp; Nello furent trescontens de s'estre peu mocquer de l'auarice de Calan<text:line-break/>drin : combien que sa femme sen apperceuant en grommelast fort auec son<text:line-break/>mary.</text:p>
      <text:h text:style-name="Titre2" text:outline-level="2"><text:span text:style-name="pb">[n.p.]</text:span><text:line-break/>(hedera) FRANCOIS FORTARIGVE IOVA A<text:line-break/><text:span text:style-name="T4632">Boncouuent tout ce qu'il auoit, &amp; p</text:span><text:span text:style-name="T4633">areillement l'argent de Francoys An(-)</text:span><text:span text:style-name="T4634"><text:line-break/></text:span><text:span text:style-name="T4635">iollier son Maistre : puys courant apres luy en chemise, &amp; disant qu'il l'a(-)</text:span><text:span text:style-name="T4636"><text:line-break/></text:span><text:span text:style-name="T4637">uoit desrobé, le feit prendre par des paysans, uestit ses habillemens, mon(-)</text:span><text:span text:style-name="T4638"><text:line-break/></text:span><text:span text:style-name="T4639">ta sur le cheual de sondit maistre, &amp; sen uint à Siene : lai</text:span><text:span text:style-name="T4640">ssant l'Aniollier</text:span><text:span text:style-name="T4641"><text:line-break/></text:span><text:span text:style-name="T4642">en chemise &amp; à pied.</text:span></text:h>
      <text:h text:style-name="P4643" text:outline-level="2">Nouuelle quatriesme.</text:h>
      <text:p text:style-name="P4644"><text:span text:style-name="T4645">L</text:span>Es parolles que Calandrin auoit dit de sa femme, furent<text:line-break/>escouttées de toute la compaignie auec gr(a2)des risees : mais<text:line-break/>se taisant Philostrate, ma dame Neyphile (comme il pleut<text:line-break/>à la royne) commenca à dire. Vertueuses dames, s'il n'e(-)<text:line-break/>stoit plus mal aysé aux hommes de faire congnoistre leur<text:line-break/>sens &amp; vertu que leur sottise ou leur vice, plusieurs se tra(-)<text:line-break/>uailleroient en vain, à mectre frain à leurs parolles : &amp; ce(-)<text:line-break/>cy vous à assez manifesté la folie de Calandrin : Auquel<text:line-break/>n'estoit de besoing pour vouloir guerir, du mal que sa simplicité luy faisoit croy(-)<text:line-break/>re, qu'il eust à declairer en publicq, les plaisirs secretz de sa femme : Ce qui m'a<text:line-break/>faict souuenir d'une nouuelle à celle lá toute contraire. Cest assauoir comment la<text:line-break/>malice d'ung homme surpassa le sens d'ung autre, auec grief dommaige &amp; moc<text:line-break/>querie du surpassé, laquelle il me plaist de vous compter.</text:p>
      <text:p text:style-name="p">Il y auoit à Siene n'ya pas encores beaucoup d'ans deux hommes d'aage com<text:line-break/>plect, appellez chascun<text:s/>Francois : mais l'ung estoit des Aniolliers, &amp; l'autre des<text:line-break/>Fortarigues. Lesquelz combien que en plusieurs autres choses ilz feussent dis(-)<text:line-break/>ferens de complexions, neantmoins ilz s'accordoient tellement en vne (cest as(-)<text:line-break/><text:soft-page-break/>sauoir, que tous deux hayssoient leurs peres) qu'ilz en estoient deuenuz amys :<text:line-break/>&amp; frequentoient plusieursfois ensemble : mais estant aduis à Aniollier (qui estoit<text:line-break/>beau &amp; bien condicionné ieune homme) qu'il ne pouuoit s'entretenir guieres<text:line-break/>honnestement à Siene, de la pension que son pere luy<text:s/>donnoit, &amp; ayant ouy di(-)<text:line-break/>re que en la marque d'Anconne, estoit venu pour legat du pape, vng cardinal<text:line-break/>fort son seigneur &amp; amy, delibera de sen aller vers luy, esper(a2)t augm(e2)ter d'estat<text:line-break/>&amp; de condicion : Et ayant faict scauoir cecy à son pere, il conclud auec luy, d'a(-)<text:line-break/>uoir en vne heure, ce qu'il auoit à luy fournir en six moys : affin de se pouuoir ha<text:line-break/>biller &amp; monter pour aller plus honnorablement. Et cerchant s'il trouueroit<text:line-break/>quelque seruiteur pour mener auec soy, il aduint que Fortarigue en ouyt parler :<text:line-break/>lequel sur l'heure vint deuers Aniollier, &amp; commenca le mieulx qu'il peut, à le<text:line-break/>prier qu'il le menast auec soy : &amp; qu'il luy seruiroit de paige, de seruiteur, &amp; de<text:line-break/>tout ce qu'il vouldroit, sans vouloir autre salaire que ses despens. A qui Aniol(-)<text:line-break/>lier respondit, qu'il ne le vouloit point mener : non qu'il ne le congneust suffi(-)<text:line-break/>sant pour tout faire, mais par ce qu'il iouoit : &amp; oultre ce, il senyuroit quelque<text:line-break/>fois. A quoy Fortarigue respondit, qu'il s'abstiendroit de l'ung &amp; de l'autre,<text:line-break/>sans aucune faulte : &amp; le luy asseura, par tant de seremens acompaignez de tant<text:line-break/>de prieres, que Aniollier comme vaincu, deit qu'il en estoit content. Et s'estans<text:line-break/>mis à chemin ilz sen vindrent disner vne matinée à Boncouuent : ou, quant<text:line-break/><text:span text:style-name="pb">[Fueil.212]</text:span><text:line-break/>An(-)iollier eut disné, voyant qu'il faisoit grant chault, il feit apprester vng lict au lo(-)<text:line-break/>gis : Et s'estant despouillé auec laise de Fortarigue il sen alla dormir, &amp; luy deit :<text:line-break/>que aussi tost qu'il orroit sonner midy, il l'appellast. Fortarigue ce pendant<text:line-break/>que Auiollier dormoit, sen alla à la tauerne : Et lá, ayant beu quelque peu com(-)<text:line-break/>menca à iouer auec aucuns de ceulx qui y estoient. Lesquelz en peu d'heure<text:line-break/>luy gaignerent non seulement quelque argent qu'il pouuoit auoir, mais tous<text:line-break/>les habillemens qu'il auoit sur soy. Parquoy desirant de se recouurer sen alla ain(-)<text:line-break/>si en chemise comme il estoit, la ou Aniollier dormoit : Et voyant qu'il dor(-)<text:line-break/>moit tresfort, il luy print tout l'argent qui estoit en sa bourse : &amp; sen retourna<text:line-break/>au ieu : ou il le perdit aussi bien<text:s/>comme il auoit faict l'autre. Aniollier quant il se<text:line-break/>fut esueillé se leua &amp; se vestit, &amp; demandant Fortarigue &amp; ne le trouuant point,<text:line-break/>va penser qu'il dormoit yure en quelque lieu comme il auoit autresfois acou(-)<text:line-break/>stumé de faire : parquoy deliberant de le laisser, il feit mettre la selle &amp; la mal(-)<text:line-break/>le sur vng sien cheual, pensant de se pourueoir d'ung autre seruiteur à Corsi(-)<text:line-break/>gnan. Et voulant payer son hoste, il ne trouua en sa bourse denier ne maille :<text:line-break/>dont il mena grant bruict, &amp; en fut toute la maison de l'hoste troublée, disant<text:line-break/>Aniollier qu'il auoit esté desrobé leans : &amp; les menassantz de les faire tous me(-)<text:line-break/>ner prisonniers à Siene. Et lors voycy venir Fortarigue hud en chemise, qui<text:line-break/>venoit pour desrober les habillemens d'Aniollier, comme il auoit faict l'ar(-)<text:line-break/>gent de sa bourse : &amp; le voyant ainsi prest de monter à cheual il luy deit, Qu'est<text:line-break/>cecy Aniollier ? nous en voulons nous aller desia ? Ie te prie attents vng peu :<text:line-break/>Tout à ceste heure doit venir icy vn homme qui à mon pourpoint en gaige<text:line-break/>pour trentehuict solz, &amp; ie suis certain qu'il le rendra pour trentecinq, qui le<text:line-break/>vouldra payer maintenant. Et durant ces parolles suruint vng autre qui asseu(-)<text:line-break/>ra Aniollier, que Fortarigue auoit esté celuy qui luy auoit desrobé son argent :<text:line-break/>en luy monstrant la quantité de ce qu'il en auoit perdu : parquoy Aniollier tres(-)<text:line-break/>courroussé, deit vne bastellée d'iniures à Fortarigue : &amp; s'il n'eust crainct au(-)<text:line-break/>tre que dieu, il l'eust oultragé : Et le menassant de le faire pendre par la gorge,<text:line-break/>ou de le faire bannir de Siene sur peine de la hart, monta à cheual. Fortarigue<text:line-break/>faisant semblant que Aniollier menassoit vng autre &amp; non luy, disoit : He An(-)<text:line-break/><text:soft-page-break/>iollier ie te prie laissons en paix toutes ces follies : car elles ne vallent pas vng bou(-)<text:line-break/>ton, &amp; entendons à cecy : nous<text:s/>l'aurons pour trente cinq en le payant tout à ce(-)<text:line-break/>ste heure, la ou si nous attendons iusques à demain, il en vouldra paraduenture<text:line-break/>trentehuict : comme il les me presta, &amp; il me faict ce plaisir par ce que ie m'en<text:line-break/>suis remis à son bon plaisir, Ie te prie dy moy pourquoy nous ne gaignons ces<text:line-break/>trois solz. Aniollier, l'oyant ainsi parler se desesperoit. Et mesmes que ceulx qui<text:line-break/>estoient la autour le regardoient : croyans comme il sembloit que ce ne fust Forta<text:line-break/>rigue qui eust ioué l'argent d'Aniollier : ains que Aniollier eust encor du sien,<text:line-break/>&amp; luy disoit : Que diable ay ie affaire de ton pourpoint ? que tu fusses pendu par<text:line-break/>la gorge, qui ne m'as pas seulement ioué mon argent : mais tu m'as retardé mon<text:line-break/>partem(e2)t, &amp; encor tu te mocques de moy. Fortarigue ne s'esmouuoit point pour<text:line-break/>cela : c(o2)me si ce n'eust esté à luy qu'il parloit, &amp; disoit. He pourquoy ne me veulx<text:line-break/>tu faire proffit de ces trois solz ? penses tu que ie ne te les puisse rendre ? ie te prie<text:line-break/>fay le pour l'amour de moy : Pourquoy as tu si grant haste ? Nous arriuerons<text:line-break/><text:span text:style-name="pb">[n.p.]</text:span><text:line-break/>encor ce soir de bonne heure à la Tourrenier. Or sus tire à la bourse : Ie te pro(-)<text:line-break/>mectz que ie pourrois cercher par tout Siene, auant que i'en trouuasse vng qui<text:line-break/>me fust si bien, comme cestuy lá : Et de dire que ie le laissasse ou il est, pour tren(-)<text:line-break/>te huict, il en vault encor quarante ou plus, tellement que tu me ferois do mmai(-)<text:line-break/>ge en deux sortes : Aniollier qui enrageoit de dueil se voyant desrobé de cestuy<text:line-break/>cy, &amp; maintenant estre amusé de parolles, sans plus luy vouloir<text:s/>respondre, tour(-)<text:line-break/>na la teste de son cheual &amp; print son chemin vers Tourrenier. Au moyen de(-)<text:line-break/>quoy Fortarigue estant entré en vne malice subtille, commenca à trotter ainsi<text:line-break/>en chemise comme il estoit, apres luy : &amp; l'ayant desia suyuy bien vne lieue tous(-)<text:line-break/>iours le priant de ce pourpoint, &amp; Aniollier picquant fort pour s'oster ceste fas(-)<text:line-break/>cherie des oreilles, il aduint que Fortarigue veit des laboureurs en vng champ<text:line-break/>sur le chemin, qui estoient audeuant d'Aniollier : Ausquelz Fortarigue, en cryant<text:line-break/>tant qu'il peut, commenca à dire : Prenez le prenez le. Parquoy ceulx cy l'ung a(-)<text:line-break/>uec sa houe, l'autre auec vne besche, vont coupper chemin à Aniollier : croyans<text:line-break/>qu'il auoit desrobbé celuy qui couroit apres luy en chemise, &amp; le prindrent &amp;<text:line-break/>arresterent. Auquel pour leur dire qui il estoit, &amp; comme le cas alloit il ne ser(-)<text:line-break/>uo(i2)t de guieres : mais quant Fortarigue fut lá arriué, il deit à l'Aniollier auec<text:line-break/>vng visaige courrousié : ie ne scay aquoy il tient que ie ne te tue traistre larron,<text:line-break/>qui t'en fuyois auec le mien. Puis se retourna vers les paysans, &amp; leur deit, Voyez<text:line-break/>vous messieurs comment il m'auoit laissé en ordre au logis, apres qu'il a eu ioué,<text:line-break/>tout ce qu'il auoit ? Ie puis bien dire que la grace à dieu &amp; à vous, i'ay autant re(-)<text:line-break/>couuré : dont ie vous seray tenu toute ma vie. Aniollier en disoit autant de son<text:line-break/>costé, mais on ne le vouloit point escoutter. Fortarigue auec l'aide des villains,<text:line-break/>le descendit de cheual, &amp; l'ayant despoillé de tous ses habillemens sen reuestit :<text:line-break/>puis monta à cheual, &amp; vous laissa lá Aniollier en chemise &amp; piedz nudz : &amp;<text:line-break/>sen retourna à Siene, disant par tout qu'il auoit gaigné à Aniollier le cheual &amp;<text:line-break/>tous ses habillemens. Aniollier qui pensoit bien sen aller richement vers le car(-)<text:line-break/>dinal, en la marque d'Ancone, sen retourna poure &amp; en chemise à Boncouuent.<text:line-break/>Et n'osa de honte retourner pour lors à Siene. A la fin on luy presta quelques<text:line-break/>habillemens sur le cheual que auoit cheuauché Fortarigue qui estoit demou(-)<text:line-break/>ré à l'hostellerie, &amp; sen alla à Corsignan, deuers quelzques parens qu'il y a(-)<text:line-break/>uoit : auecques lesquelz il demoura tant qu'il fut secouru par son pere. Et ainsi<text:line-break/>la malice &amp; meschanceté de Fortarigue empescha la bonne volunté &amp; entre(-)<text:line-break/>prinse d'Aniollier, combien que en temps &amp; lieu, il ne laissa pas la chose im(-)<text:line-break/>punie.</text:p>
      <text:soft-page-break/>
      <text:h text:style-name="Titre2" text:outline-level="2"><text:span text:style-name="pb">[Fueil.213]</text:span><text:line-break/>(hedera) CALANDRIN DEVENV AMOVREVX<text:line-break/><text:span text:style-name="T4646">d'une ieune garce, Brun luy feit ung breuet, luy disant que aussi tost qu'il en tou(-)</text:span><text:span text:style-name="T4647"><text:line-break/></text:span><text:span text:style-name="T4648">cheroit la fille, elle le suyuroit : laquelle sen alla auec luy, ou estant trouuée par sa</text:span><text:span text:style-name="T4649"><text:line-break/></text:span><text:span text:style-name="T4650">femme, elle feit ung terri</text:span><text:span text:style-name="T4651">ble bruyt au logis.</text:span></text:h>
      <text:h text:style-name="P4652" text:outline-level="2">Nouuelle cinquiesme.</text:h>
      <text:p text:style-name="P4653"><text:span text:style-name="T4654">A</text:span>Pres que la non trop longue nouuelle de ma dame Neyphile<text:line-break/>fut acheuée, sans que la compaignie en parlast, ou qu'elle en<text:line-break/>fust trop eschauffée à rire, la royne se tourna vers madame Fl(a2)(-)<text:line-break/>mette, &amp; luy commanda, qu'elle suyuist : Laquelle toute deli(-)<text:line-break/>berée respondit que voluntiers : &amp; commenca ainsi.</text:p>
      <text:p text:style-name="p">Tresgentilles dames il n'est chose (comme ie croy que cha(-)<text:line-break/>scun de vous scait) dequoy on puisse tant parler, que tousiours plus elle ne plaise,<text:line-break/>si celuy qui en veult parler, scait deuement choisir le temps &amp; le lieu que icelle<text:line-break/>chose requiert : &amp; par ainsi, si ie considere bien ce pourquoy nous sommes icy<text:line-break/>(qui n'est que pour prendre plaisir, &amp; nous d(o2)ner du bon t(e2)ps) il me semble bien<text:line-break/>que tout ce qui nous peult<text:s/>donner plaisir &amp; recreation, doiue auoir icy temps &amp;<text:line-break/>lieu conuenable : &amp; que encor qu'on en eust parlé mille fois, il ne nous en doit<text:line-break/>point desplaire quant bien on en parleroit autres mille. Parquoy non obst(a2)t que<text:line-break/>plusieursfois il ayt esté parlé entre<text:s/>nous des faictz de Calandrin, c(o2)siderant, com<text:line-break/>me naguieres disoit Philostrate, qu'ilz sont tous plaisans, ie prendray la hardies(-)<text:line-break/>se de vous en compter vne nouuelle, oultre celles qui en ont esté dictes : laquel(-)<text:line-break/>le, si i'eusse voulu, ou bien que ie<text:s/>voulsisse mesloigner de la verité du faict (com(-)<text:line-break/>me i'eusse bien sceu faire) i'eusse composee soubz noms interposez : mais pource<text:line-break/>que se despartir de la verité des choses qui ont esté, diminue grandement, en fai(-)<text:line-break/>sant vng compte, le plaisir de ceulx qui l'escoutent, ie la vous diray, me fortifiant<text:line-break/>de la raison susdicte, en la propre forme qu'elle à esté.</text:p>
      <text:p text:style-name="p">Nicolas Cornaquin fut nostre citoy(e2) &amp; riche h(o2)me, lequel entre ses autres he<text:line-break/>ritaiges en eut vn Incamerata la, ou il feit faire vn beau &amp; sumptueux bastim(e2)t :<text:line-break/>pour lequel faire tout paindre, il conuint de marché auec Brun &amp; Bulfamaque.<text:line-break/>Et d'autant que la besongne estoit grande, ilz associerent auec eulx Nello &amp; Ca(-)<text:line-break/>landrin : &amp; commencerent à y besongner, Et pource qu'il y auoit encor quelque<text:line-break/>chambre meublée de lictz &amp; autres choses necessaires, &amp; vne vieille chambrie(-)<text:line-break/>re qui gardoit la maison, sans qu'il y eust point d'autres seruiteurs, vng des filz du<text:line-break/>dict Nicolas, (q3) auoit nom Phelippes, auoit acoustumé dy venir aucunesfois, auec<text:line-break/>quel(q2) garce pour son plaisir : par ce qu'il estoit ieune &amp; à marier : &amp; la tenoit vng<text:line-break/>iour ou deux, puis l'en enuoyoit. Or adu(i2)t vne fois entre les autres qu'il y en mena<text:line-break/>vne qui se n(o2)moit Collette : laquelle vng ruffi(a2) n(o2)me le Manion, qui l'entretenoit<text:line-break/>en vne mais(o2) à Camaldoli, prestoit à louaige : ceste cy estoit belle f(e2)me &amp; bien en<text:line-break/>ordre d'habillem(e2)s, &amp; oultre ce pour vne f(e2)me de son mestier, elle auoit fort bon<text:line-break/>ne c(o2)ten(a2)ce &amp; parloit bien. Or elle est(a2)t sortie de la ch(a2)bre vng iour sur l'heure<text:line-break/>de midy en cotte, &amp; ses cheueulx entortillez autour de sa teste pour venir à vng<text:line-break/>puis qui estoit à la court du logis ou elle se laua les mains &amp; le visaige, aduint que<text:line-break/>Calandrin y vint pour querir de leau, &amp; la salua priuéement : Elle, apres luy auoir<text:line-break/><text:span text:style-name="pb">[n.p.]</text:span><text:line-break/>respondu le comm(e2)ca à regarder, plus pour ce que Calandrin luy sembloit quel(-)<text:line-break/>que nouueau homme, que pour autre desir. Calandrin commenca pareillement<text:line-break/>à la regarder, &amp; luy semblant belle commenca à trouuer quelques empesche(-)<text:line-break/>mens : tellement qu'il ne reuenoit point vers ses compaignons auec leau : mais ne<text:line-break/><text:soft-page-break/>la congnoissant point n'osoit luy dire mot : Elle qui s'estoit apperceue du regard<text:line-break/>de cestuy cy, le regardoit aucunesfois, pour se mocquer de luy, en iectant quel(-)<text:line-break/>que petit souspir, Au moyen en dequoy Calandrin s'embabouyna incontinent d'el<text:line-break/>le : ne iamais il ne partit de la court, iusques à ce que Phelippes l'eust appellée<text:line-break/>qu'elle montast en la chambre. Quant Calandrin fust retourné à la besongne, il<text:line-break/>ne faisoit autre chose que souffler : dequoy s'apperceuant Brun, qui tousiours le<text:line-break/>harseloit, comme celuy qui prenoit son passe temps à ses fac(o2)s de faire, deit : Que<text:line-break/>diable as tu Calandrin ? Tu ne faiz que souffler : A qui Calandrin deit, Compai(-)<text:line-break/>gnon, si i'auoye<text:s/>quelcun qui m'aydast vng peu, ie feroye bien mes besongnes :<text:line-break/>Comment deit Brun ? ne se peult il dire à personne ? deit Calandrin : Il ya vne ieu<text:line-break/>ne femme icy bas qui est plus belle que vne raine : laquelle est si fort amoureuse<text:line-break/>de moy, qu'il te sembleroit<text:s/>vng gr(a2)t cas, &amp; ie m'en suis apperceu tout à ceste heu<text:line-break/>re quant ie suis allé querir de leau : Nostre dame (deit Brun) Garde bien que ce<text:line-break/>ne soit la femme de Phelippes, ie m'en doubte deit Calandrin : car il la appellée,<text:line-break/>&amp; elle sen est allée incontinent,<text:s/>vers luy, en la chambre, mais que me soucye ie de<text:line-break/>cecy, ie tromperoye dieu de paradis en semblables matieres, non seulement Phe<text:line-break/>lippes : ie te vois dire la verité compaignon, elle me plaist tant que ie ne le te scau<text:line-break/>roye dire. Deit alors Brun : Compaign(o2), ie veulx regarder qui elle est, &amp; si elle est<text:line-break/>femme de Phelippes, ie t'acoustreray tout ton cas en deux parolles : par ce qu'el(-)<text:line-break/>le est fort priuée de moy : mais comment ferons nous que Bulfamaque ne le sai(-)<text:line-break/>che ? Ie ne puis iamais parler à elle qu'il ne soit auec moy : De Bulfamaque (deit<text:line-break/>Calandrin) ie ne m'en soucye : mais gardons nous de Nello, car il est parent de<text:line-break/>ma femme, &amp; nous gasteroit tout nostre cas : Tu dy bien deit Brun. Or scauoit<text:line-break/>Brun qui estoit ceste cy, comme celuy qui l'auoit veu venir, &amp; auec ce Phelippes<text:line-break/>le luy auoit dit. Parquoy s'est(a2)t vng peu Calandrin party de la besongne, pour la<text:line-break/>veoir, Brun compta toute l'histoire à Nello &amp; à Bulfamaque, &amp; conclurent en(-)<text:line-break/>semble tout ce qu'il luy deuoient faire de cest amourachement. Et quant Calan(-)<text:line-break/>drin fut de retour Brun luy deit tout bellement, L'as tu veue : Calandrin luy res(-)<text:line-break/>pondit : Helas ouy elle ma tué, Brun deit, ie veulx aller veoir si cest celle que ie<text:line-break/>pense, &amp; si ce l'est, laisse apres faire à moy. Quant Brun fut descendu<text:s/>en bas &amp;<text:line-break/>qu'il eut trouué Phelippes &amp; ceste garce, il leur deit tout par ordre, quel hom(-)<text:line-break/>me cestoit que Calandrin, &amp; ce qui leur auoit deit, si conclud auec eulx ce que<text:line-break/>chascun auroit à faire &amp; à dire, pour auoir passe temps de l'amourachement de<text:line-break/>Calandrin. Et quant il sen fut retourné vers Calandrin, il luy deit : Cest celle mes(-)<text:line-break/>mes que ie t'auoye deit : Et par ainsi il fault que ceste chose se face saigement,<text:line-break/>par ce que si Phelippes sen apperceuoit, toute leau de Arne ne te scauroit lauer :<text:line-break/>mais que<text:s/>veulx tu que ie luy dye de ta part, s'il aduient que ie puisse parler à el(-)<text:line-break/>le ? Calandrin respondit : Ho ho, Tu luy diras en premier lieu &amp; tout premiere(-)<text:line-break/>ment, que ie luy desire mille muytz, de ce bon bien qui faict engroisser, &amp; puis<text:line-break/>que ie suis son seruiteur, &amp; si elle veult rien : M'as tu bien entendu ? Ouy deit<text:line-break/>Brun : Laisse faire à moy. Quant lheure du soupper fut venue que ceulx cy<text:line-break/><text:span text:style-name="pb">[Fueil.214]</text:span><text:line-break/>laisse(-)rent besongne, &amp; qu'ilz furent descenduz en bas à la court, ou Phelippes &amp; Co(-)<text:line-break/>lette<text:s/>estoient, ilz voulurent lá faire quelque seiour pour faire plaisir à Calandrin :<text:line-break/>Et lors Calandrin commenca à la regarder &amp; à faire les plus nouuelles conte(-)<text:line-break/>nances du monde : &amp; si secretement que vng aueugle sen fust apperceu. Elle de<text:line-break/>lautrepart faisoit tout ce qui luy estoit possible pour tousiours lenflammer dauan<text:line-break/>taige. Et ce pendant Phelippes &amp; Bulfamaque &amp; les autres qui estoient lá faisans<text:line-break/>semblant de deuiser comme Brun leur auoit deit, &amp; de ne s'apperceuoir point de<text:line-break/>cecy, prenoient le plus grant<text:s/>passetemps du monde des facons de faire de Calan(-)<text:line-break/><text:soft-page-break/>drin. A la fin apres quelque espace de temps il falut non sans grant ennuy de Ca<text:line-break/>landrin sen partir : Et en sen allans vers Florence Brun deit à Calandrin : Ie te<text:line-break/>veulx bien dire que tu la faiz transir &amp;<text:s/>fondre, comme la glace au soleil. Par le<text:line-break/>corps bien si tu veulx apporter ta guyterne, &amp; que tu chantes vng peu auec elle<text:line-break/>de ces chansons amoureuses que tu scaiz, tu la feras ietter des fenestres embas<text:line-break/>pour venir à toy. Alors deit Calandrin : te semble il compaignon, te semble il que<text:line-break/>ie la doyue apporter ? Ouy certes respondit Brun. A qui Calandrin deit : Tu ne<text:line-break/>me croyois pas auiourdhuy quant ie le te disoye. Pour certain compaignon ie<text:line-break/>m'appercoy que ie scay mieulx faire ce que ie veulx que nul autre que ie<text:s/>con(-)<text:line-break/>gnoisse : Qui eust sceu faire sinon moy, deuenir si tost amoureuse vne telle fem(-)<text:line-break/>me comme est ceste cy. Voulentiers que tantost leussent sceu faire ces folletons<text:line-break/>de trombe marine qui ne font tout au long du iour que aller cá &amp; lá : Et ne scau(-)<text:line-break/>roi(e2)t en mil ans assembler trois chasteaulx de noix tout de foitte. Or ie seray bi(e2)<text:line-break/>ayse que tu me voyes auec mon petit rebec, tu verras vng beau ieu : mais escoute<text:line-break/>à bon essient : ie ne suis pas si vieil comme il te semble : elle sen est bien apperceu<text:line-break/>voire : mais ie le luy feray bien mieulx sentir, si ie luy metz la patte dessus le doz.<text:line-break/>Par le vray corps de dieu ie luy feray vng ieu quelle courra apres moy comme<text:line-break/>faict la folle apres son enfant. Ho deit Brun, comment tu la happeras, il m'est ad(-)<text:line-break/>uis desia que ie te voy luy mordre (auec tes dentz faictes à cheuilles de lutz) sa<text:line-break/>bouche vermeillette, &amp; ses ioues qui semblent deux roses, &amp; apres te la veoir tou<text:line-break/>te menger peu à peu : Calandrin oyant ces parolles croyoit desia estre à mesmes,<text:line-break/>&amp; sen alloit<text:s/>chantant &amp; saultant si crestéement, qu'il ne pouuoit en sa peau. Et<text:line-break/>quant le lendemain fut venu il apporta sa guyterne &amp; auec grant plaisir de tou(-)<text:line-break/>te la compaignie chanta vne battellée de chansons, tellem(e2)t (pour le faire court)<text:line-break/>qu'il entra en telle<text:s/>folie de veoir souuent ceste cy, qu'il ne trauailloit point tout au<text:line-break/>long du iour : Ains mille fois le iour sen couroit ores à la fenestre, maintenant à<text:line-break/>la porte, &amp; tantost à la court, pour veoir ceste cy : laquelle finement par l'admon(-)<text:line-break/>nestement de Brun, luy en scauoit bien donner les occasions : Brun d'ung autre<text:line-break/>costé faisoit la responce aux messaiges de Calandrin : Et pareillem(e2)t il luy en fai(-)<text:line-break/>soit quelque fois de la part d'elle. Et quant elle nestoit leans (qui estoit le plus sou<text:line-break/>uent) il luy faisoit apporter lettres d'elle par lesquelles elle luy donnoit esperance<text:line-break/>de ce qu'il desiroit : luy remonstrant quelle estoit cheuz ses parens, la ou il ne la<text:line-break/>pouuoit veoir pour lheure. Et en ceste maniere Brun &amp; Bulfamaque (qui tenoi(e2)t<text:line-break/>la main à cecy)<text:s/>auoient le plus grant passetemps du mondé de ce paoure Calan(-)<text:line-break/>drin, se faisans bailler quelques fois comme si elle lauoit demande, maintenant<text:line-break/>vng peigne diuoire, tantost vne bourse, puis vne paire de cousteaulx, &amp; autres<text:line-break/>semblables folies : luy raportant<text:s/>en eschange de ce certains anneaulx contrefaitz<text:line-break/><text:span text:style-name="pb">[n.p.]</text:span><text:line-break/>de nulle valeur : desquelz Calandrin faisoit neantmoins grant cas : Et oultre ce ilz<text:line-break/>tiroient de luy plusieurs beaulx repas, &amp; quelques autres petitz honneurs, affin<text:line-break/>qu'ilz feussent soigneux à<text:s/>son entreprinse. Or layans ceulx cy entretenu bi(e2) deux<text:line-break/>moys en ceste maniere sans auoir riens faict plus au(a2)t que ce que vous auez ouy,<text:line-break/>&amp; voyant Calandrin que la besongne que ses c(o2)paignons &amp; luy faisoient leans<text:line-break/>sen alloit acheuée, il s'aduisa que<text:s/>s'il ne mettoit fin a son entreprinse premier que<text:line-break/>la besongne fust du tout acheuée qu'il ny pourroit iamais apres paruenir : si com(-)<text:line-break/>menca à soliciter Brun plus fort qu'il n'auoit faict encores. Au moyen dequoy e(-)<text:line-break/>stant vng iour Colette venue leans, &amp;<text:s/>ayant Brun parlé à Phelippes &amp; à elle : &amp;<text:line-break/>c(o2)clud auec eulx ce qu'il estoit de faire, il deit à Calandrin. Voy tu compaignon<text:line-break/>mon amy ceste femme ma bien promis mille fois de faire ce que tu vouldras :<text:line-break/>d(o2)t elle n'en faict rien : &amp; m'est aduis quelle nous maine par le nez : parquoy puis<text:line-break/><text:soft-page-break/>quelle ne le faict comme elle le promet, nous le luy ferons faire si tu veulx, vueille<text:line-break/>elle ou non. He, respondit Calandrin, ie ten prie pour lamour de dieu, qu'il se fa(-)<text:line-break/>ce tost. Lors Br(u2) deit, Auras tu bien la hardiesse de la toucher auec vng morceau<text:line-break/>descript que ie te bailleray ? Ouy bien, deit Cal(a2)drin. Or sus doncques, deit Brun,<text:line-break/>fay seulement que tu m'apportes vng peu de parchemin auorton auec vne chau(-)<text:line-break/>uesoriz vifue, &amp; trois grains d'encens, &amp; vne chandelle beneiste, puis laisse fai(-)<text:line-break/>re à moy. Calandrin demoura toute la nuict ensuyuant auec tout ce qu'il peut<text:line-break/>faire pour prendre vne chauuesoriz, &amp; à la fin quant il leut prinse l'apporta auec<text:line-break/>les autres choses à Boun : lequel se retira en vne chambre apart, ou il escripuit sur<text:line-break/>le parchemin certaines siennes folies, auec quelques caratteres qu'il porta à Ca(-)<text:line-break/>landrin : &amp; luy deit. Calandrin Calandrin soyes tout asseuré que si tu la touches<text:line-break/>auec ce mot descript, quelle viendra apres toy incontinent, &amp; fera tout ce que tu<text:line-break/>vouldras. Parquoy si Phelippes va auiourdhuy en quelque lieu hors de ce(a2)s, ap(-)<text:line-break/>proche toy d'elle en quelque maniere que ce soit, &amp; la touche : puis va ten en la<text:line-break/>grange ou est la paille qui est toute pres d'icy, car cest le meilleur lieu<text:s/>qui soit<text:line-break/>ceans, d'autant qu'il ny va guieres iamais personne : &amp; tu verras quelle y viendra :<text:line-break/>&amp; quant elle y sera, tu scaiz bien ce que tu as affaire. Calandrin fut le plus content<text:line-break/>homme du monde : &amp; deit à Brun. Compaignon laisse moy faire. Nello, de qui<text:line-break/>Calandrin se gardoit, auoit de ceste histoire le mesme passetemps que les autres :<text:line-break/>&amp; tenoit la main auec eulx pour le tromper. Et par ainsi il sen alla, comme Brun<text:line-break/>luy auoit enchargé, à Florence deuers la femme de Calandrin : &amp; luy deit. Tesse<text:line-break/>tu scaiz combien ton mary te donna de coups sans aucune raison, le iour qu'il re(-)<text:line-break/>uint ceans auecques les pierres de Mugnon : &amp; par ainsi i'ay volunté que tu ten<text:line-break/>venges : &amp; si tu ne le fais ne me repute iamais pour ton parent ne amy. Il est de(-)<text:line-break/>uenu amoureux d'une<text:s/>femme la hault, qui est si malheureuse quelle se va enfer(-)<text:line-break/>mant souuentesfois auecques luy : &amp; ny a guieres qu'ilz se sont donnez assignati(o2)<text:line-break/>d'estre ensemble à ceste heure : &amp; par ainsi ie veulx que tu ten viennes pour le<text:line-break/>veoir, &amp; que tu le chasties<text:s/>bien. Aussi tost que la femme ouyt cecy, il luy sembla<text:line-break/>bien que ce n'estoit point mocquerie : mais s'estant leuée debout elle commenca<text:line-break/>à dire. O larron manifeste, me fais tu cecy ? Par la croix dieu il nen ira ia ainsi, que<text:line-break/>ie ne ten paye. Et ayant prins son manteau &amp; vne femmelette sen alla plus viste<text:line-break/>que le pas la hault auecques Nello : &amp; aussi tost que Brun la veit venir de loing, il<text:line-break/>deit à Phelippes Voicy ce que vous scauez : aumoyen dequoy il sen alla la ou<text:line-break/><text:span text:style-name="pb">[Fueil.215]</text:span><text:line-break/>Ca(-)landrin &amp; les autres<text:s/>besongnoient, &amp; leur deit. Maistres il fault que ie men aille<text:line-break/>tout à ceste heure à Florence, trauaillez fort. Puis sen partit &amp; sen alla cacher en<text:line-break/>lieu ou il pouuoit veoir sans estre veu, ce que Calandrin feroit. Calandrin incon(-)<text:line-break/>tinent qu'il pensa que Phelippes fust vng peu loing, descendit en la court, ou il<text:line-break/>trouua Colette toute seulle : auec laquelle il entra en propos &amp; elle qui scauoit bi(e2)<text:line-break/>ce quelle auoit affaire, s'approchant de luy, luy feit vng peu de meilleure chere<text:line-break/>quelle n'auoit acoustumé, qui fut cause que Calandrin la toucha auec son breuet.<text:line-break/>Et aussi tost qu'il l'eut touchée il print son chemin sans dire autre chose, vers la<text:line-break/>grange ou estoit la paille : la ou Colette le suyuit. Et quant elle fut dedans &amp; la por<text:line-break/>te fermée elle embrassa Calandrin : &amp; le getta sur la paille qui estoit la par terre :<text:line-break/>&amp; monta à cheuauchons sur luy, luy tenant les mains sur les espaulles sans le lais(-)<text:line-break/>ser approcher de son visaige, si le regardoit comme quasi si ceust esté quelque<text:line-break/>chose quelle eust fort desirée,<text:s/>en luy disant. He Calandrin mon doulx, mon petit<text:line-break/>cueur, mon bien, mon repos, combien de temps ay ie desire de t'auoir &amp; te pou(-)<text:line-break/>uoir tenir à mon appetit ? Tu mas auec ta gracieuseté tire le fil de la chemise : Tu<text:line-break/>mas chatoille le cueur auec ta guyterne :<text:s/>Est il bien possible que ie te tiegne ? Ca(-)<text:line-break/><text:soft-page-break/>landrin qui à peine se pouuoit remuer, disoit. He ma doulce amye laisse moy te<text:line-break/>baiser : Et elle luy disoit. Mon dieu que tu as grant haste. Laisse moy te veoir pre(-)<text:line-break/>mierement à mon appetit : laisse saouller<text:s/>mes yeulx de ce tien visaige tant doulx.<text:line-break/>Brun &amp; Bulfamaque sen estoient allez la ou Phelippes estoit : &amp; tous trois voy(-)<text:line-break/>oient &amp; oyoient tout ce mistere. Et estant desia Calandrin sur le point pour vou<text:line-break/>loir baiser à toute force Colette. Voicy venir auecques dame Tesse Nello : lequel<text:line-break/>aussi tost qu'ilz arriuerent deit. Ie fay veu à dieu qu'ilz sont ensemble. Et quant ilz<text:line-break/>furent à lhuys de la grange, la femme qui estoit enragée, le poussa si fort quelle<text:line-break/>le meit dedans : &amp; quant elle fut entrée elle veit Colette à cheuauchons sur Ca(-)<text:line-break/>landrin. Laquelle aussi tost quelle veit Tesse sen fuyt, &amp; sen alla ou estoit Phelip(-)<text:line-break/>pes. Dame Tesse courut incontinent à belles vngles sur le visaige de Calandrin,<text:line-break/>qui ne s'estoit encor leué : &amp; le luy esgratigna tout : Puis<text:s/>l'ayant prins par le poil, &amp;<text:line-break/>trainé par cy &amp; par lá, commenca à dire. Laid chien vitupere que tu es, tu me fais<text:line-break/>cecy doncques vieillard insence, que mauldicte soit lamour que ie t'ay portée : ie<text:line-break/>croy qu'il t'est aduis que tu nas pas assez affaire à ton logis : puis que tu es amou(-)<text:line-break/>reux ailleurs. Voicy vng bel amoureux. Vienca meschant ne te congnois tu pas<text:line-break/>bien, ne te congnois tu pas bien paoure malheureux ? que qui te espraindroit en<text:line-break/>vne presse, il ne sortiroit point tant de ius de toy qu'il sceust emplir vne saulcie(-)<text:line-break/>re. Par la foy de dieu ce n'estoit pas mainten(a2)t la Tesse qui tengroissoit : que dieu<text:line-break/>la mauldie que qui elle soit. Il fault bien dire que ce n'est chose qui vaille, puis<text:line-break/>quelle auoit desir d'ung si beau ioyeau comme tu es. Quant Calandrin veit sa<text:line-break/>femme il ne demoura ne mort ne vif : &amp; n'eut la hardiesse de faire aucune def(-)<text:line-break/>fence contre elle : mais tout esgratigné &amp; pelé comme il estoit, ramassa son chap(-)<text:line-break/>peron &amp; se leua, en priant humblement sa femme quelle ne criast point, si elle ne<text:line-break/>vouloit qu'il fust taillé en pieces : par ce que celle la auec qui elle lauoit trouué, e(-)<text:line-break/>stoit femme du maistre de la maison. Et Tesse luy deit : Soit que dieu la mette en<text:line-break/>mal an. Et Brun &amp; Bulfamaque qui auoient ry leur saoul de ceste feste, auecques<text:line-break/>Phelippes &amp; Colette vindrent lá pour veoir quel bruyt cestoit. Et apres plusieurs<text:line-break/>parolles ayans rapaisé la femme, ilz conseillerent à Calandrin qu'il sen allast à<text:line-break/><text:span text:style-name="pb">[n.p.]</text:span><text:line-break/>Florence : &amp; qu'il ne retournast plus la hault, de peur que si Phelippes entendoit<text:line-break/>rien de cecy, il ne luy feist oultraige. Ainsi doncques Calandrin paoure &amp; mal(-)<text:line-break/>heureux tout pelé, &amp; tout esgratigne retourna à Florence : n'ayant plus la hardi(-)<text:line-break/>esse de retourner la hault : &amp; meit fin à son amytie, estant molesté iour &amp; nuict<text:line-break/>des reproches de sa femme : &amp; ayant donné grant passetemps à ses compaignons<text:line-break/>à Colette, &amp; à Phelippes.</text:p>
      <text:h text:style-name="Titre2" text:outline-level="2">(hedera) DEVX IE VNES HOMMES LOGERENT<text:line-break/><text:span text:style-name="T4655">cheux ung hoste : l'ung des quelz alla coucher auecques sa fille : &amp; sa femme par</text:span><text:span text:style-name="T4656"><text:line-break/></text:span><text:span text:style-name="T4657">mes garde auec lautre : celuy qu</text:span><text:span text:style-name="T4658">i estoit auec la fille sen alla apres coucher auec l'ho(-)</text:span><text:span text:style-name="T4659"><text:line-break/></text:span><text:span text:style-name="T4660">ste, &amp; luy compta tout le faict : pensant le dire à son compaignon : dont ilz euernt</text:span><text:span text:style-name="T4661"><text:line-break/></text:span><text:span text:style-name="T4662">noyse ensemble : mais la mere se raduisa, &amp; sen alla au lict de sa fille : &amp; la auec(-)</text:span><text:span text:style-name="T4663"><text:line-break/></text:span><text:span text:style-name="T4664">ques certaines parolles<text:s/></text:span><text:span text:style-name="T4665">racoustra a le tout.</text:span></text:h>
      <text:h text:style-name="P4666" text:outline-level="2">Nouuelle sixiesme.</text:h>
      <text:p text:style-name="P4667"><text:span text:style-name="T4668">C</text:span>Alandrin qui auoit faict rire la compaignie tant dautresfois, ne<text:line-break/>la feit pas moins rire à ceste cy : des folies duquel apres que les da<text:line-break/>mes se furent teues, la royne commanda à Pamphile quelle suy(-)<text:line-break/>uist : laquelle<text:s/>deit. Dames dignes de louenge, le nom de Colette<text:line-break/>(qui fut aymée de Calandrin) ma faict souuenir d'une nouuelle,<text:line-break/><text:soft-page-break/>d'une autre Colette que ie vous veulx compter : par ce que vous<text:line-break/>verrez en icelle vne soubdaine preuoyance, par le moyen de laquelle vne saige<text:line-break/>femme euita vng grant scandalle.</text:p>
      <text:p text:style-name="p">En la plaine de Mugnon pres Florence fut nagueres vng bon homme qui te(-)<text:line-break/>noit tauerne à tous passans, pour leur argent. Et encor qu'il fust paoure personne,<text:line-break/>&amp; eust maison bien petite, si logeoit il aucunesfois au soir par<text:s/>vne grande neces(-)<text:line-break/>sité : non vng chascun, mais quelc(u2) de sa congnoissance. Cestuy cy auoit vne sien(-)<text:line-break/>ne femme assez belle : de laquelle il auoit deux enfans, l'ung estoit vne belle ieu(-)<text:line-break/>ne &amp; gracieuse fille de laage de quinze ou seize ans, qui encor n'estoit mariée :<text:line-break/>lautre estoit vng petit filz qui encor n'auoit vng an passé, lequel la mere mesmes<text:line-break/>alaictoit : De ceste ieune fille deuint fort amoureux vng ieune &amp; gracieux gen(-)<text:line-break/>til homme de nostre cité, qui alloit &amp; frequentoit souuent par ce chemin : Et elle<text:line-break/>qui se tenoit bien fiere d'estre aymée d'ung tel personnaige, ce pendant quelle<text:line-break/>se parforceoit de le retenir auec gracieux semblans en son amytie, deuint pareil(-)<text:line-break/>lement amoureuse de luy : Et plusieursfois pour le contentement de chascu(-)<text:line-break/>ne<text:s/>des parties, cest amour eust eu effect, si ce ieune homme (qui se nommoit<text:line-break/>Pinuccio) n'eust voulu euiter le deshonneur de la fille &amp; de luy : Mais toutesfois<text:line-break/>multipliant lardeur de iour en iour, le desir vint à Pinuccio de iouyr de ceste fil(-)<text:line-break/>le : Et luy<text:s/>tumba en la pensée de trouuer moyen de loger vne nuict leans, adui(-)<text:line-break/>sant comme celuy qui bien scauoit les estres de la maison, que faisant cecy il<text:line-break/>pourroit venir about de coucher auec elle, sans que personne sen apperceust.<text:line-break/>Et tout ainsi qu'il luy vint<text:s/>à lentendement ainsi sans plus y songer, il le meit<text:line-break/>à execution. Luy doncques auec vng sien fidelle compaignon appellé Adrian<text:line-break/>(qui scauoit desia cest amour) ayantz pris deux cheuaulx de louaige, &amp; mis sur<text:line-break/><text:span text:style-name="pb">[Fueil.216]</text:span><text:line-break/>iceulx deux malles paraduenture<text:s/>plaines de paille sortirent de Florence &amp; prin(-)<text:line-break/>drent vng grant tour : En fin ilz arriuerent qu'il estoit desia nuict sur la plaine de<text:line-break/>Mugnon : Et lá comme s'ilz feussent venuz de deuers la Romaigne prindrent<text:line-break/>leur chemin vers ceste tauerne : &amp; heurterent<text:s/>à lhuys du bon homme, lequel com<text:line-break/>me celuy qui estoit fort familier d'ung chascun, ouurit incontinent la porte &amp;<text:line-break/>Pinuccio luy deit. Or tu vois : Il fault que tu nous loges ceste nuict : nous pensions<text:line-break/>entrer en Florence, mais nous n'auons tant sceu faire que nous soyons arriuez icy<text:line-break/>plustost que à lheure que tu vois : A qui lhoste respondit Tu scaiz bien Pinuccio<text:line-break/>comme ie suis malaisé de loger telz personnaiges comme vous estes, toutesfois<text:line-break/>puis que lheure vous à icy surprins, &amp; que vous ne scauriez ou aller ailleurs, ie<text:line-break/>vous logeray voulentiers comme ie pourray. Quant les deux ieunes hommes<text:line-break/>furent descenduz de cheual &amp; entrez en ce petit logis, ilz logerent premierem(e2)t<text:line-break/>leurs cheuaulx : &amp; apres ayantz bien porté dequoy soupper, ilz feirent soupper<text:line-break/>lhoste auec eulx. Or est il que lhoste n'auoit que vne chambrette fort petite, en<text:line-break/>laquelle estoi(e2)t trois petitz lictz rengez le mieulx que lhoste auoit sceu. Assauoir<text:line-break/>deux de l'ung des costez du mur, &amp; lautre au rencontre de ceulx lá, de lautre co(-)<text:line-break/>sté. Encor y<text:s/>auoit il si peu despace que à malle peine pouuoit on passer entre<text:line-break/>deux. De ces trois lictz lhoste en feist faire le moins mauuais pour les deux com(-)<text:line-break/>paignons, ou il les feit coucher : &amp; vng peu apres ne dormant encor aucun d'eulx<text:line-break/>(c(o2)bien qu'ilz en feissent le sembl(a2)t) feit coucher la fille en l'ung des autres deux :<text:line-break/>&amp; en lautre il se meit auecques sa femme : laquelle auoit mis le berseau ou l'enfant<text:line-break/>estoit aupres le lict ou elle estoit couchée, &amp; estans les choses en ceste ma niere or<text:line-break/>données, &amp; Pinuccio les ayant ainsi toutes veues, apres quelque espace de temps<text:line-break/>luy estant aduis que chascun estoit bien en dormy, il se leua tout bellem(e2)t, &amp; sen<text:line-break/>alla à la couchette ou estoit la fille, &amp; se coucha aupres d'elle, de la quelle (encor<text:line-break/><text:soft-page-break/>que ce fust auec<text:s/>grande peur) il fut ioyeusement receu, &amp; print auec elle le plai(-)<text:line-break/>sir que plus ilz desiroient. Or estant ainsi Pinuccio auec la fille, aduint que vng<text:line-break/>chat feit cheoir quelque chose par la maison dont le bruit esueilla la femme. Et<text:line-break/>craignant que ce fust<text:s/>quelque autre chose que ce n'estoit, elle s'estant ainsi leuée<text:line-break/>sans chandelle &amp; à lobscur, sen alla la ou elle auoit ouy le bruyt. Adrian qui ne<text:line-break/>pensoit à aucune chose se leua par fortune pour aucune sienne necessité du corps<text:line-break/>pour laquelle expedier il renc(o2)tra en allant le berseau que la femme auoit lá mis :<text:line-break/>&amp; ne pouuant passer oultre sans l'oster, le print &amp; l'osta du lieu ou il estoit, &amp; le<text:line-break/>meit aupres du lict ou il couchoit. Et quant il eut faict ce pourquoy il s'estoit leué<text:line-break/>il sen retourna sans autrement se soucier du berseau, &amp; entra en son lict. La fem(-)<text:line-break/>me apres auoir cerché &amp; trouué que ce qui estoit tumbé n'estoit grant chose, ne<text:line-break/>se soucia autrement d'alumer la chandelle pour le veoir : mais ayant crié apres le<text:line-break/>chat, sen retourna en la chambre,<text:s/>&amp; sen alla à tast(o2)s droit ou son mary couchoit :<text:line-break/>mais ny trouuant le berseau deit en soymesmes. O sotte que ie suis : regarde ce<text:line-break/>que i'alloye faire, par la foy de mon corps ie men alloye droit au lict de mes ho(-)<text:line-break/>stes : puis quant elle eut chemine vng<text:s/>peu plus auant &amp; trouué le berceau elle se<text:line-break/>coucha au lict aupres duquel il estoit auec Adrian : croyant estre couchée auec<text:line-break/>son mary. Adrian qui encor ne s'estoit rendormy sentant cecy, la receut bien &amp;<text:line-break/>beau : &amp; sans parler autrement monta dessus pour veoir<text:s/>de plus loing, auec grant<text:line-break/>plaisir de la femme. Et estans ainsi les choses, &amp; craignant Pinuccio que le<text:line-break/><text:span text:style-name="pb">[n.p.]</text:span><text:line-break/>som(-)meil ne le surprint auec la fille, il se leua d'aupres d'elle, quant il en eut prins le plai<text:line-break/>sir qu'il desiroit, pour sen retourner<text:s/>dormir en son lict : Et en y allant, ayant ren(-)<text:line-break/>c(o2)tre le berseau, il creut que cestoit le lict de lhoste. Parquoy ayant cheminé plus<text:line-break/>auant il se coucha auec luy, lequel pour la venue de Pinuccio s'esueilla. Lors Pi(-)<text:line-break/>nuccio croy(a2)t estre aupres d'Adrian luy deit : Ie te veulx bien dire que iamais il<text:line-break/>ne fut vne si doulce chose comme est Colette : Par le corps dieu i'ay eu auec elle<text:line-break/>le plus grant plaisir que iamais homme eut auecques femme, &amp; si t'asseure que<text:line-break/>i'ay faict six lieues depuis que ie partiz<text:s/>d'icy. Lhoste oyant ces nouuelles &amp; ne luy<text:line-break/>plaisants trop, deit premierement en soymesmes. Que diable deit cestuy icy ?<text:line-break/>Apres estant plus courrouce que bien conseille il deit. Pinuccio, ca esté vne gran<text:line-break/>de meschancete à toy : &amp; ne scay pourquoy tu mas faict cecy : mais par le corps<text:line-break/>dieu ie ten pay eray. Pinuccio qui n'estoit pas le plus saige ieune h(o2)me du mon(-)<text:line-break/>de s'apperceuant de son erreur, ne pensa point à l'admender comme il eust bien<text:line-break/>peu faire : mais deit. Dequoy me payeras tu ? Que me scaurois tu faire ? La femme<text:line-break/>de lhoste (qui cuidoit estre auec son mary) deit à Adrian. Escoute, noz hostes<text:line-break/>qui ont ie ne scay quelles parolles ensemble. Adrian deit en riant. Laisse leur fai(-)<text:line-break/>re, que dieu les mette en mal an : ilz beurent trop hier au soir. La femme ayant ouy<text:line-break/>à son aduis crier son mary : &amp; congnoissant Adrian à la voix, congneut inconti(-)<text:line-break/>nent la ou elle auoit esté, &amp; auec qui : parquoy comme saige sans en faire autre<text:line-break/>parolle se leua soubdainement : Et ayant prins le berseau de son petit filz encor<text:line-break/>qu'il ny eust aucune lumiere en la ch(a2)bre, le porta par aduis de pays de aupres le<text:line-break/>lict ou la fille estoit, &amp; se coucha auec elle. Et quasi comme si elle se fust esueillée<text:line-break/>pour le bruit de son mary, elle lappella : &amp; luy demanda quelles parolles il auoit<text:line-break/>auecques Pinuccio. Le mary respondit. Ne oy tu pas ce qu'il dict auoir faict ceste<text:line-break/>nuict à Colette. La femme deit. Il ment bien par la gorge : car auec elle na il point<text:line-break/>couché : ains est moy qui y ay couché : t'asseurant que ie n'ay iamais cligne loeil,<text:line-break/>depuis que ie me mis dedans le lict : &amp; fault bien dire que tu es vne grande beste<text:line-break/>de le croire. Vous autres beuuez t(a2)t le soir que apres vous allez songeant la nuict<text:line-break/>&amp; allez ca &amp; la sans vous sentir : &amp; vous semble que faictes merueilles. Cest grant<text:line-break/><text:soft-page-break/>peche que vous ne vous rompez le col : mais que faict la Pinuccio ? Pourquoy ne<text:line-break/>demeure il en son lict ? De lautre costé Adrian voyant que la femme couuroit sai<text:line-break/>gement la honte d'elle, &amp; de sa fille, deit : Pinuccio ie t'ay dit cent fois, que tu ne<text:line-break/>voyses<text:s/>iamais coucher hors de ta maison : car ceste imperfection que tu as de te<text:line-break/>leuer ainsi en songeant, &amp; de dire les fables que tu songes pour veritables, te don(-)<text:line-break/>ner(o2)t vng iour la malle adu(e2)ture. Retourne icy que dieu te doint la malle nuict.<text:line-break/>Lhoste<text:s/>oyant ce que sa femme &amp; Adrian disoient commenca à croire tres bien<text:line-break/>que Pinuccio songeast. Parquoy layant prins par les espaulles le commenca à de(-)<text:line-break/>mener &amp; à lappeller disant. Pinuccio esueille toy &amp; ten retourne en ton lict. Pi(-)<text:line-break/>nuccio ayant recueilly<text:s/>tout ce qui cestoit deit, commenca comme homme qui<text:line-break/>songoit à entrer en autres frenasies : dequoy lhoste se mettoit à rire le plus du<text:line-break/>monde. Toutesfois se sentant à la fin demener il feit semblant de s'esueiller. Et en<text:line-break/>appellant Adrian deit : Est il encor<text:s/>iour que tu m'appelles ? Adrian resp(o2)dit. Ouy<text:line-break/>vien ten icy. Cestuy cy faignant bien &amp; monstrant d'estre tout endormy, se leua<text:line-break/>à la fin d'aupres lhoste, &amp; sen retourna au lict d'Adrian. Et quant le iour fut venu<text:line-break/>&amp; eulx leuez, lhoste commenca à rire &amp; à se mocquer de luy &amp; de ses songes. Et<text:line-break/><text:span text:style-name="pb">[Fueil.217]</text:span><text:line-break/>ainsi d'ung mot en vng autre ayans les deux ieunes hommes aprestez leurs che(-)<text:line-break/>uaulx &amp; mis leurs malles, &amp; beu auecques lhoste, ilz monterent à cheual : &amp; sen<text:line-break/>vindrent à Florence : non moins contens<text:s/>de la maniere comme la chose estoit<text:line-break/>aduenue, que de leffect mesmes d'icelle. Et puis apres ayans trouué autres moy(-)<text:line-break/>ens, Pinuccio retourna auec Colette : laquelle feit acroire à sa mere que Pinuccio<text:line-break/>auoit songé. Au moyen dequoy se souuenant la mere du bon traictement que<text:line-break/>luy auoit faict Adrian, elle se persuada en soymesmes d'auoir veillé toute seule.</text:p>
      <text:h text:style-name="Titre2" text:outline-level="2">(hedera) TALAN DE MOLE SONGEA QVE<text:line-break/><text:span text:style-name="T4669">ung loup de&lt;ATTcaractere&gt;iroit toute la gorge &amp; le uisaige à sa femme : &amp; il luy deit</text:span><text:span text:style-name="T4670"><text:line-break/></text:span><text:span text:style-name="T4671">quelle sen gardast : ce quelle ne fe</text:span><text:span text:style-name="T4672">it : &amp; cela luy aduint.</text:span></text:h>
      <text:h text:style-name="P4673" text:outline-level="2">Nouuelle septieme.</text:h>
      <text:p text:style-name="P4674"><text:span text:style-name="T4675">E</text:span>Stant la nouuelle de Pamphile acheuée, &amp; la preuoyance de la<text:line-break/>femme fort louée de tous, la royne commanda à ma dame<text:line-break/>Pampinée quelle deist la sienne : laquelle commenca ainsi. Il a<text:line-break/>esté assez de fois (mes gracieuses dames) deuisé entre nous, de<text:line-break/>la verité qui est apparue des songes qu'on faict, dont plusieurs se<text:line-break/>mocquent. Et toutesfois quelque chose qu'on en ait dicte, ie<text:line-break/>ne laisseray de vous compter auec vne nouuelle fort courte, ce qui aduint nague(-)<text:line-break/>res à vne mienne voysine : pour nen auoir voulu croire vng que son mary son(-)<text:line-break/>ga d'elle.</text:p>
      <text:p text:style-name="p">Ie ne scay si vous congnoissez point Talan de mole, homme fort honorable,<text:line-break/>qui auoit prins pour femme vne ieune fille nommée Marguerite, belle entre tou<text:line-break/>tes les autres : mais au demourant si fantasticque, mal gracieusé, &amp; riotheuse quel(-)<text:line-break/>le ne vouloit rien faire par lopinion dautruy : &amp; ny auoit personne qui sceust<text:line-break/>faire aucune chose à son appetit : ce qui estoit fort malaysé à supporter à son ma(-)<text:line-break/>ry : mais ny pouuant faire autre chose, il estoit contraint de le supporter. Or ad(-)<text:line-break/>uint vne nuict que estant Talan auec ceste sienne femme aux champs, en vne<text:line-break/>belle maison qu'il y auoit, il luy sembla en songeant qu'il veoit sa femme, qui sen<text:line-break/>alloit par vng boys fort beau, qu'ilz auoient pres de la maison : &amp; ce pendant<text:line-break/>qu'il la veoit ainsi aller, il luy fut aduis qu'il veit sortir de l'ung des endroitz du<text:line-break/>boys vng grant &amp; fier loup, qui saulta soudainement à la gorge de ceste cy : &amp; la<text:line-break/><text:soft-page-break/>tiroit en terre, &amp; la vouloit emporter, iacoit ce quelle criast à layde, &amp; puis quant<text:line-break/>elle luy fut sortie de la gueulle, il luy sembla qu'il luy auoit gaste toute la gorge<text:line-break/>&amp; le visaige. Au moyen duquel songe le mary quant il fut leué au matin, deit à sa<text:line-break/>femme. Ma femme encor que ta mauuaise teste n'ait<text:s/>iamais voulu permettre que<text:line-break/>i'aye de ma vie eu vng bon iour auec toy, si serois ie toutesfois desplaisant qu'il<text:line-break/>t'aduint mal : Et par ainsi, si tu veulx croire mon conseil, tu ne sortiras d'auiour(-)<text:line-break/>dhuy de la maison. Elle luy demanda la cause pourquoy : &amp;<text:s/>il luy compta son<text:line-break/>songe tout par ordre : mais elle secouant la teste deit. Qui mal te veult, mal te<text:line-break/>songe : Tu fais fort le pitoyable de moy : mais ce n'est autre chose sinon que<text:line-break/>tu songes de moy, ce que tu vouldrois veoir : toutesfois ie me garderay tresbien<text:line-break/><text:span text:style-name="pb">[n.p.]</text:span><text:line-break/>auiourdhuy &amp; tousiours, de ne te rendre iamais ioyeulx de cecy, ne dautre mal<text:line-break/>que iaye. Ie scauoye bien deit alors le mary que tu deuois dire ainsi : car tel gre en<text:line-break/>a qui peigne celuy qui est plain de teigne : mais croy en ce qu'il te plaira. Quant<text:line-break/>est à moy, ie te le dy pour bien : &amp; encor te conseille ie de rechef que tu demeu(-)<text:line-break/>res auiourdhuy en la maison : ou aumoins que tu te gardes d'aller en nostre<text:line-break/>boys. La femme luy deit, Bien, bien, ie le feray. Puis commenca à dire en soy(-)<text:line-break/>mesmes. Astu veu comment cestuy cy pense malicieusement m'auoir faict peur<text:line-break/>d'aller là, en nostre boys : ou pour certain il doit auoir baillé assignation à quel(-)<text:line-break/>que meschante femme : &amp; il ne veult pas que ie ly treuue ? Il seroit bon en vng<text:line-break/>moulin auec les<text:s/>aueugles : &amp; ie seroye bi(e1) sotte si ie ne le congnoissoye : &amp; si ie le<text:line-break/>croioys : mais qu'il s'asseure qu'il n'en ira pas comme il pense : &amp; fault que ie voye<text:line-break/>(si ie y deuoye demeurer tout le iour) quelle march(a1)dise doit estre ceste cy qu'il<text:line-break/>me veult<text:s/>faire auiourdhuy. Et aussi tost qu'elle eut dit cecy, &amp; que son mary fut<text:line-break/>sorty de la maison par vng costé, elle s'en sortit de l'autre le plus secrettem(e2)t que<text:line-break/>elle peut, sans y songer : &amp; dau(a1)tage s'en alla au boys ou elle se cacha à l'endroit<text:line-break/>plus<text:s/>espais qui y fust : demeurant là : attendant &amp; regardant cá &amp; lá, si elle verroit<text:line-break/>venir personne. Et ce pendant qu'elle estoit en ceste maniere sans aucun souspe(-)<text:line-break/>con de loup, en voycy vng qui sortit aupres d'elle d'un fort tailliz, grant &amp; terri(-)<text:line-break/>ble : qui luy saulta plustost à la gorge qu'elle n'eut loysir apres l'auoir veu, de dire,<text:line-break/>Mon dieu ayde moy : Et l'ay(a2)t empoignee commenca à l'emporter, comme si ce<text:line-break/>eust esté vng petit aigneau, sans ce que elle peust cryer : tant estoit serrée par la<text:line-break/>gorge : ny ne se pouuoit ayder en quelque autre fac(o2) que ce fust. Parquoy l'empor<text:line-break/>tant ainsi le Loup : il l'eust estranglée sans aucune faulte, si quelzques bergiers ne<text:line-break/>si fussent rencontrez. Lesquelz en cryant au Loup, le c(o2)traignirent de la lascher.<text:line-break/>Desquelz elle fut recongnue, ainsi dessirée &amp; gastée qu'elle estoit, &amp; empor(-)<text:line-break/>tée à sa maison : ou elle fut pensée &amp; guerye par vng long soing des medecins<text:line-break/>&amp; cirurgiens : mais non si bien qu'elle n'eust la gorge &amp; vne partie du visaige,<text:line-break/>tellement gasté, que<text:s/>ou elle estoit auparauant belle, elle sembla tousiours depuis<text:line-break/>fort laydde &amp; contrefaicte. Aumoyen dequoy ayant honte de se monstrer en<text:line-break/>lieu ou elle peust estre veue, elle ploura plusieurs fois sa mauuaise teste : &amp; de n'a(-)<text:line-break/>uoir voulu en ce qui rien ne luy coustoit, adiouster foy, au songe veritable que a(-)<text:line-break/>uoit faict son mary.</text:p>
      <text:soft-page-break/>
      <text:h text:style-name="Titre2" text:outline-level="2">(hedera) BLONDEL BAILLA VNE TROVSSE<text:line-break/><text:span text:style-name="T4676">à Chiaque d'ung disner de laquelle Chiaque se uengea finement, faisant bat(-)</text:span><text:span text:style-name="T4677"><text:line-break/></text:span><text:span text:style-name="T4678">tre Blondel en diable,</text:span></text:h>
      <text:h text:style-name="P4679" text:outline-level="2">Nouuelle huitiesme.</text:h>
      <text:p text:style-name="P4680"><text:span text:style-name="T4681">V</text:span>Ng chascun de la ioyeuse compaignie deit, que ce que Talan a(-)<text:line-break/>uoit veu en dormant n'estoit point songe : ains vne vision : puis<text:line-break/>qu'il estoit ainsi aduenu si apoint, sans qu'il sen falust rien. Mais<text:line-break/>quant chascun sen fut teu, la royne commanda à ma dame Lau(-)<text:line-break/>rette quelle suyuist : laquelle deit. Tout ainsi, tressaiges dames,<text:line-break/>que ceulx qui ont auiourdhuy parlé deuant moy ont prins leur<text:line-break/><text:span text:style-name="pb">[Fueil.218]</text:span><text:line-break/>tesme pour compter leurs nouuelles, sur quelque chose qui a desia esté dicte. Ain<text:line-break/>si la cruelle vengeance que racompta hier<text:s/>ma dame Pampinée que feit lescolier,<text:line-break/>me faict prendre voulenté de vous en compter vne fort griefue à celuy qui la<text:line-break/>souffroit : encores qu'elle n'ayt esté si cruelle que ceste lá.</text:p>
      <text:p text:style-name="p">Et deuez entendre que estant à Florence vng qui se nommoit par tout Chia(-)<text:line-break/>que, homme le plus gourmant &amp; friant qu'on veit iamais, ne pouuant sa possi(-)<text:line-break/>bilité soustenir la despense que sa friandise requeroit, au demourant bien adue(-)<text:line-break/>nant, parlant bien &amp; disant plaisamment ce qu'il vouloit dire, il deuint non pas<text:line-break/>du tout homme<text:s/>de court, mais vng repreneur, &amp; cercheur de repues franches :<text:line-break/>prenant plaisir d'estre tousiours auec ceulx qui auoient dequoy : &amp; qui tenoient<text:line-break/>bonne table : auecques lesquelz il disnoit &amp; souppoit fort souuent, sans attendre<text:line-break/>qu'on l'inuitast. Il y auoit pareillent en ce mesme temps vng autre homme à Flo(-)<text:line-break/>rence qu'on appelloit Blondel, homme de petite stature, fort prope &amp; poly plus<text:line-break/>que vne mouche auec sa coiffe en la teste, &amp; vne crespelure blonde, si bien or(-)<text:line-break/>donnée, que vng cheueu ne passoit point lautre : lequel faisoit le mesme mestier,<text:line-break/>dont vsoit Chiaque. Aduint vng matin en karesme qu'il sen alla la ou lon vend<text:line-break/>le poisson : &amp; achapt(a2)t deux fort grosses lamproyes pour messire Vieri de Cher(-)<text:line-break/>qui, il fut apperceu de Chiaque, lequel s'approcha de<text:s/>Blondel, &amp; luy deit, Que<text:line-break/>veult dire cecy ? A qui Blondel respondit. Hier au soir lon en enuoya trois au(-)<text:line-break/>tres beaucop plus grosses que cestes cy, auec vng esturgeon, à messire Corse<text:line-break/>Douat : mais ne luy suffisant encor pour festier certains gentilz hommes, il ma<text:line-break/>faict achapter ces autres deux, Ny viendras tu pas ? Tu scaiz bien, respondit<text:line-break/>Chiaque, que ie iray. Puis lheure du disner venue sen alla à la maison dudict mes(-)<text:line-break/>sire Corse, qu'il trouua auec quelques siens voysins : &amp; n'estoit encor allé disner,<text:line-break/>lequel demanda à Chiaque, qu'il alloit faire ? Monsieur, respondit il, ie men vien<text:line-break/>disner auecques vous, &amp; auec vostre compaignie. Tu sois le bien venu, deit mes(-)<text:line-break/>sire Corse, &amp; pource qu'il est temps allons nous y en. S'estans doncques mis à<text:line-break/>table, ilz eurent premierement des poix chiches, &amp; de la tonine grasse, puis du<text:line-break/>poisson de Arne frit sans autre chose. Ainsi s'apperceuant Chiaque de la trousse<text:line-break/>que luy auoit baillé Blondel, &amp; bien marry qu'il en estoit en soymesmes, il deli(-)<text:line-break/>bera de len vouloir payer : &amp; de faict guieres de iours ne passerent apres, qu'il<text:line-break/>rencontrá Blondel, lequel auoit desia faict rire beaucop de gens de ceste trom(-)<text:line-break/>perie. Et quant Blondel le veit, il le salua, &amp; luy demanda en riant comment<text:line-break/>auoient esté bonnes les lamproyes de messire Corse. A qui Chiaque respon(-)<text:line-break/>dit, Auant qu'il soit huit iours tu le scauras trop mieulx que moy. Et sans lais(-)<text:line-break/>ser guieres trainer cest affaire, s'estant party d'auecques Blondel, il va conue(-)<text:line-break/>nir de prix auec vng suffisant gaignedenier : auquel il bailla vne bouteille de<text:line-break/>verre, &amp; le mena tout aupres de la halle de Cauicciuli : ou il luy monstra vng<text:line-break/><text:soft-page-break/>cheualier nomme messire Phellippes Argenti, homme de grant taille, fort mal<text:line-break/>gracieux, furieux, &amp; bigarré plus que nul autre : &amp; luy deit. Tu ten iras de(-)<text:line-break/>uers luy auec ce flascon en la main, &amp; luy diras ainsi. Monsieur, Blondel m'en(-)<text:line-break/>uoye vers vous, &amp; vous enuoye prier qu'il vous plaise de luy enrubiner ce<text:line-break/>flascon de vostre bon vin clairet : par ce qu'il se veult vng peu resiouyr auec ses<text:line-break/>amys. Et garde toy bien qu'il ne te mette la main sur le collet : car il te feroit mal<text:line-break/>tes besongnes : &amp; si tu gasterois auec cela tout mon cas. Deit le gaignedenier :<text:line-break/><text:span text:style-name="pb">[n.p.]</text:span><text:line-break/>dy ie à dire autre chose ? Non deit Chiaque, Va seulement : &amp; aussi tost que tu au(-)<text:line-break/>ras dit cela retourne ten à moy auec le flasque &amp; ie te payeray. S'estant donc(-)<text:line-break/>ques le gaignedenier mis à chemin, il feit le messaige à messire Phelippes : lequel<text:line-break/>comme celuy qui auoit le cerueau esuanté, &amp; à qui il ne faloit guieres dire de cho<text:line-break/>ses pour le mettre en colere, croyant que Blondel qu'il congnoissoit tresbien, se<text:line-break/>mocquast de luy, se leua tout enflambé par le visaige, en disant : Quel eurubine(-)<text:line-break/>ment &amp; quelz amys sont cecy ? que dieu mette en mal an &amp; toy &amp; luy : &amp; esten(-)<text:line-break/>dit son bras<text:s/>pour empoigner le gaigne denier : mais le gaignedenier (comme<text:line-break/>celuy qui estoit sur ses gardes) fut prompt, &amp; sen fuyt : &amp; sen retourna par vng<text:line-break/>autre costé deuers Chiaque, qui auoit tout veu : &amp; luy recita, ce que messire Phe(-)<text:line-break/>lippes luy auoit dit. Chiaque trescontent de cecy, paya le gaignedenier. Et ne<text:line-break/>cessa iamais qu'il n'eust trouué Blondel. Auquel il deit : Ya il bonne piece que tu<text:line-break/>ne fuz à la halle de Canicciuli ? Certes non, respondit Blondel. Pourquoy me le<text:line-break/>demandes tu ? Pource deit Chiaque, que messire Phelippes te faict cercher par<text:line-break/>tout : mais ie ne scay qu'il te veult : Deit alors Blondel. Bien : ie men vois d(o2)cques<text:line-break/>iusques lá, &amp; parleray à luy. Quant Blondel fut party, Chiaque le suyuit de pres,<text:line-break/>pour veoir comment le cas iroit. Messire Phelippes n'ayant peu attraper le gai(-)<text:line-break/>gnedenier estoit demeuré en vne grande colere, &amp; rongoit entre ses dentz : ne<text:line-break/>pouuant comprendre chose du monde des parolles que luy auoit dictes le gai(-)<text:line-break/>gnedenier, sinon que Blondel (à linstance de qui que ce fust) se<text:s/>mocquast de luy.<text:line-break/>Et sur ce point qu'il fuminoit ainsi, voicy venir Bl(o2)del : duquel aussi tost que mes<text:line-break/>sire Phelippes le veit, il s'approcha &amp; luy donna vng grant coup de poing sur le<text:line-break/>nez. Iesus monsieur (deit Blondel) quest cecy ? Messire Phelippes layant prins par<text:line-break/>les cheueulx, &amp; luy ayant arraché la coyffe de la teste, &amp; iecté son cappuchon par<text:line-break/>terre, le frappant incessamment disoit. Traistre que tu es, ie te le monstreray que<text:line-break/>cest : quel eurubinement, &amp; quelz amys m'enuoyes tu demander ? te semble ie<text:line-break/>vng petit enfant pour estre gaudy ? Et disant ainsi il luy enfondra auec ses poings<text:line-break/>qui estoient durs comme fer, tout le visaige : &amp; ne luy laissa poil en teste qui luy<text:line-break/>seruist de rien. Et le traynant par la fange luy dessira tout son habillement de des<text:line-break/>sus le doz : &amp; à cecy il estoit si affectionné que Blondel ne luy peut iamais depuis<text:line-break/>le premier coup dire vne parolle : ne demander pourquoy il luy faisoit cela. Bien<text:line-break/>auoit il entendu des eurubinemens &amp; des amys, mais il ne scauoit que cela vou(-)<text:line-break/>loit dire. A la fin layant messire Phelippes bien battu, &amp; estant plusieursperson(-)<text:line-break/>nes autour de luy, à toutes les peines du m(o2)de le luy peut on tirer des mains ainsi<text:line-break/>mal en ordre comme il estoit, &amp; luy deirent loccasion pour laquelle messire Phe(-)<text:line-break/>lippes luy<text:s/>auoit faict cecy. Le reprenant de ce qu'il luy auoit enuoyé dire : &amp; luy<text:line-break/>remonstrant qu'il deuoit desormais congnoistre messire Phelippes : &amp; qu'il n'e(-)<text:line-break/>stoit pas homme pour se iouer auccques luy. Blondel en plourant s'excusoit : &amp;<text:line-break/>disoit que iamais il<text:s/>n'auoit enuoyé querir du vin cheuz messire Phelippes. Mais<text:line-break/>apres qu'il se fut vng peu racoustré, il sen retourna ainsi en ordre à sa maison,<text:line-break/>pensant bien que cecy deuoit estre de la menée de Chiaque. Et quant apres plu(-)<text:line-break/>sieurs iours, lapparence des coups<text:s/>orbes, qu'il auoit eu au visaige sen fut allée, &amp;<text:line-break/><text:soft-page-break/>qu'il commenca à sortir du logis, aduint que Chiáque le trouua &amp; luy deman(-)<text:line-break/>da en riant. Blondel comment te semble bon le vin de messire Phelippes ? A<text:line-break/>qui Blondel respondit. Aussi bonnes eusses tu trouuées les lamproyes de<text:line-break/><text:span text:style-name="pb">[Fueil.219]</text:span><text:line-break/>mes(-)sire Corse. Alors deit Chiaque : Ce sera doresnauant à toy quant il te plaira à<text:line-break/>me donner aussi bien à menger comme tu feiz : &amp; ie te donneray aussi bien à<text:line-break/>boyre comme tu as eu. Blondel qui congnoissoit tresbien<text:s/>qu'il ne gaigneroit<text:line-break/>rien de s'attacher à Chiaque, pria dieu de faire sa paix. Et de la en auant se garda<text:line-break/>de plus se mocquer de luy.</text:p>
      <text:h text:style-name="Titre2" text:outline-level="2">[hedera]<text:line-break/>DEVX IEVNES HOMMES ALLERENT<text:line-break/><text:span text:style-name="T4682">à conseil à Salomon : l'ung pour demander comment il pourroit estre aymé : &amp;</text:span><text:span text:style-name="T4683"><text:line-break/></text:span><text:span text:style-name="T4684">lautre co</text:span><text:span text:style-name="T4685">mment il deuoit chastier se femme riotteuse : il respondit à l'ung qu'il</text:span><text:span text:style-name="T4686"><text:line-break/></text:span><text:span text:style-name="T4687">aymast : &amp; à lautre qu'il allast au pont aux oyes.</text:span></text:h>
      <text:h text:style-name="P4688" text:outline-level="2">Nouuelle neufiesme.</text:h>
      <text:p text:style-name="P4689"><text:span text:style-name="T4690">I</text:span>L ne restoit plus personne pour deuoir dire sa nouuelle fors<text:line-break/>la royne : laquelle voulut garder le priuilege de<text:s/>Dioneo. Et<text:line-break/>apres que les dames eurent fort rys de ce paoure malheu(-)<text:line-break/>reux Blondel, elle commenca ioyeusement à parler ainsi.</text:p>
      <text:p text:style-name="p">Dames aymables si nous considerons sainement lordre<text:line-break/>de toutes choses, il se congnoistra facilement que toute la<text:line-break/>generalle<text:s/>multitude des femmes est &amp; doit estre subiecte<text:line-break/>par nature, coustumes, &amp; loix aux hommes : &amp; qu'il se fault<text:line-break/>regir &amp; gouuerner selon la discretion d'iceulx. Et par ainsi il fault que chascune<text:line-break/>qui veult &amp; desire paix, repos, &amp; consolation auec ceulx qu'il appartient, soit<text:line-break/>(oultre femme de bien) humble, patiente, &amp; obeissante : qui est vng grant &amp; prin<text:line-break/>cipal tresor de toute femme qui est saige. Et quant encor les loix qui regardent<text:line-break/>le bien commun de toutes choses, ou bien lusaige &amp; la coustume (comme nous<text:line-break/>vouldrons dire) dont les forces sont tresgrandes &amp; dignes d'estre reuerées, ne<text:line-break/>nous feroient en cecy saiges, si est ce que nature nous le demonstre assez apper(-)<text:line-break/>tement : Laquelle nous à faict quant au corps delicates &amp; tendres, &amp; quant au<text:line-break/>cueur timides &amp; paureuses, benignes &amp; pitoyables de pensée : &amp; nous a donné<text:line-break/>les forces corporelles foybles, les voix plaisantes, &amp; les mouuemens des mem(-)<text:line-break/>bres doulx : qui sont choses portans toutes tesmoignaige que nous auons be(-)<text:line-break/>soing de gouuenement d'autruy. Et quiconques à besoing d'estre gouuerné &amp;<text:line-break/>secouru, la raison veult qu'il soit subgect &amp; obeissant à son gouuerneur : Et qui<text:line-break/>auons nous pour ayde &amp; gouuerneurs sinon les hommes ? Doncques deuons<text:line-break/>nous entierement estre subgectes à eulx, en leur faisant honneur. Et quicon(-)<text:line-break/>ques est celle qui se veult departir de cecy, ie suis de cest aduis quelle n'est seule(-)<text:line-break/>ment digne de griefue reprehension : mais d'ung grief chastiment. A laquelle<text:line-break/>consideration (combien que ie l'ay eue autresfois) m'a encores faict retourner<text:line-break/>ce<text:s/>que nagueres ma dame Pampinée a racompté de la rioteuse femme de Talan<text:line-break/>à laquelle nostre seigneur enuoya telle punition que son mary ne luy auoit peu<text:line-break/>donner. Et par ainsi il est entré en mon iugement que toutes celles qui ne veul(-)<text:line-break/>lent estre gracieuses,<text:s/>genignes, &amp; complaisantes, sont dignes (comme i'ay desia<text:line-break/>dit) d'ung rude &amp; mauuais traictement : ainsi que la nature, lusance &amp; les loix le<text:line-break/><text:span text:style-name="pb">[n.p.]</text:span><text:line-break/>commandent. Parquoy ie vous veulx racompter vng c(o2)seil que donna Salomon<text:line-break/><text:soft-page-break/>comme medecine tresvtile à<text:s/>guerir d'ung tel mal, celles qui sont de telle sorte : le(-)<text:line-break/>quel conseil toutesfois ie ne veulx que aucune de celles qui nont besoing de telle<text:line-break/>medecine, pense que cecy soit deit pour elle : Combien que les hommes ayent a(-)<text:line-break/>coustume de dire en commun prouerbe, qu'il n'est cheual mauuais ou bon qui<text:line-break/>ne demande lesperon, ny femme mauuaise ou bonne qui ne vueille qu'on la ba(-)<text:line-break/>stonne. Lesquelles parolles (qui les vouldroit interpreter pour passetemps) en(-)<text:line-break/>core toutes vous autres accorderiez facilem(e2)t qu'il est ainsi. Et quant bien on les<text:line-break/>vouldroit entendre morallement, encor fauldroit il le confesser : Et qu'il soit vray.<text:line-break/>Les femmes sont naturellement toutes labiles &amp; complaisantes : &amp; par ainsi pour<text:line-break/>corriger liniquité de celles qui se laissent trop aller hors des termes qu'on leur à<text:line-break/>baillé, il fault le baston qui les chastie. Et aussi pour soustenir la vertu des autres<text:line-break/>qui ne se laissent point ainsi aller, il leur fault le baston qui les soustienne : &amp; qui<text:line-break/>leur donne crainte. Mais laissons pour le present le preschement : &amp; venons à ce<text:line-break/>que ie veulx dire, qui est. Que estant desia couru quasi par tout le monde la tres(-)<text:line-break/>haulte renommée du miraculeux entendement de Salomon, &amp; qu'on sceur qu'il<text:line-break/>estoit tresliberal de rendre certain quiconques en desiroit lexperience, plusieurs<text:line-break/>venoient à luy de toutes par pour luy demander conseil en leurs plus vrgens af(-)<text:line-break/>faires. Entre lesquelz de ceulx qui y allerent pour cecy, vng ieune gentil homme<text:line-break/>&amp; fort riche appelle Mellisse, se partit de la cité de Layasse, dont il estoit, &amp; ou il<text:line-break/>habitoit. Et en cheuauch(a2)t par pays pour venir vers Hierusalem luy aduint que<text:line-break/>en sortant d'Antioche il renc(o2)tra vng autre ieune homme nommé Iosephe, qui<text:line-break/>tenoit le mesme chemin qu'il faisoit, auec lequel il cheuaucha quelque espace de<text:line-break/>temps, &amp; comme la coustume est à gens qui vont par pays, il commenca à en(-)<text:line-break/>trer en propos auecques luy. Et ayant desia sceu de Iosephe, de sa condition, &amp;<text:line-break/>dont il estoit : luy demanda ou il alloit &amp; pourquoy. A qui Iosephe deit qu'il sen<text:line-break/>alloit vers Salomon pour auoir conseil de luy, quel moyen il auoit à tenir auec<text:line-break/>vne sienne femme qui estoit la plus rotteuse &amp; peruerse que femme fut oncques :<text:line-break/>laquelle il n'auoit iamais sceu guerir de sa mauuaise teste, par prieres, flatteries, ne<text:line-break/>en quelque autre maniere<text:s/>que ce fust. Et apres cela il demanda pareillement à<text:line-break/>Mellisse dont il estoit &amp; ou il alloit. A qui Mellisse respondit, Ie suis de Layasse :<text:line-break/>&amp; tout ainsi que tu as vng malheur, aussi en ay ie vng autre. Ie suis riche ieune<text:line-break/>homme : &amp; despens mon bien à tenir bonne maison : &amp; à faire honneur à tous<text:line-break/>ceulx de ma cité, mais cest vne chose estrange à penser, que pour tout cela ie ne<text:line-break/>puis trouuer homme qui m'ayme, parquoy ie men vois ou tu ten vas, pour auoir<text:line-break/>conseil comment il se pourroit faire que ie fusse aymé.<text:s/>Ainsi doncques chemi(-)<text:line-break/>nerent ces deux ensemble. Et quant ilz furent arriuez en Hierusalem ilz furent<text:line-break/>introduitz deuant Salomon : par le moyen d'ung de ses gentilz hommes. Au(-)<text:line-break/>quel Mellisse deit son affaire en peu de parolles. A qui Salomon respondit,<text:s/>Ay(-)<text:line-break/>me. Et cecy deit Mellisse fut incontinent mis dehors. Et Iosephe deit apres ce<text:line-break/>pourquoy il estoit lá. A qui Salomon resp(o2)dit autre chose, sin(o2), Vaten au pont<text:line-break/>aux oyes. Et cela dit Iosephe pareillem(e2)t fut inc(o2)tin(e2)t osté de la presence du roy.<text:line-break/>Et sortant trouua Mellisse qui latt(e2)doit, &amp; luy deit ce qu'il auoit eu pour resp(o2)ce.<text:line-break/>Lesquelz pensans tous deux à ces parolles &amp; ne pouuans comprendre intelligen<text:line-break/>ce d'icelles, ne fruict aucun, pour leur affaire, se remeyrent en chemin, comme<text:line-break/><text:span text:style-name="pb">[Fueil.220]</text:span><text:line-break/>quasi mocquez pour sen retourner : Et apres qu'ilz eur(e2)t cheminé quelques iour(-)<text:line-break/>nées, ilz arriuerent à vne riuiere, sur laquelle y auoit vng beau pont. Et pour ce<text:line-break/>que lors passoit vne grande carananne de cheuaulx &amp; muletz chargez, ilz fur(e2)t<text:line-break/>contrainctz d'attendre iusques à ce qu'ilz fussent passez : &amp; estans desia presques<text:line-break/>tous passez il y eut par fortune vng mulet vmbrageux qui eut peur, c(o2)me nous<text:line-break/><text:soft-page-break/>en voyons souuent, qui ne vouloit passer en facon que ce fust, au moyen dequoy<text:line-break/>vng muletier print vne bille, &amp; le frappa au commencement assez doulcement<text:line-break/>pour le faire passer, mais le mullet se trauersant ores d'ung costé de la voye, &amp;<text:line-break/>tantost de l'autre, &amp; quelque fois reculant ne vouloit passer en vne sorte ne en<text:line-break/>autre : parquoy le mulletier courroussé desesperement, commenca luy donner a(-)<text:line-break/>uec la bille les plus grans coups du monde : maintenant en la teste, tantost par les<text:line-break/>flans, &amp; ores sur la croppe : mais tout cela n'y seruoit de rien. Ce que voyant Mel(-)<text:line-break/>lisse &amp; Iosephe qui estoient la attendans pour passer, disoient souuent au mulle(-)<text:line-break/>tier. Que feras tu dy bourreau ? le veulx tu tuer ? que ne t'essayes tu de le mener<text:line-break/>doulcement ? il en ira beaucoup plus tost que de le bastonner c(o2)me tu faiz : Aus(-)<text:line-break/>quelz le mulletier respondit : Vous congnoissez voz cheuaulx &amp; ie c(o2)gnois mon<text:line-break/>mullet, laissez moy faire auecques luy : Et cecy deit, il recommenca à le charger<text:line-break/>de coups, dont il luy en donna tant d'ung coste &amp; d'autre que le mullet passa oul<text:line-break/>tre, de sorte que le mulletier gaigna le ieu. Et quant Mellisse &amp; Iosephe voulur(e2)t<text:line-break/>partir, Iosephe demanda à vng bon homme qui estoit assis au bout du pont, c(o2)(-)<text:line-break/>ment s'appeloit ce lieu, A qui le bon homme respondit : Monsieur ce lieu icy se<text:line-break/>n(o2)me le pont aux oyes. Ce que ayant entendu Iosephe il se va incontinent sou(-)<text:line-break/>uenir des parolles de Salomon, &amp; deit à Mellisse : C(o2)paignon, ie te oseroye bien<text:line-break/>asseurer que le conseil qui m'a esté donné par Salomon pourroit bien estre bon<text:line-break/>&amp; veritable : par ce que ie c(o2)gnois fort clairement que ie ne scay pas bien battre<text:line-break/>ma femme, mais ce mulletier m'a enseigné ce que i'ay affaire. De lá à quelzques<text:line-break/>iours apres qu'ilz furent venuz à Antioche, Iosephe retint Mellisse aucuns iours<text:line-break/>cheuz soy, pour se reposer : &amp; estant Iosephe fort honnorablement recueilly de<text:line-break/>sa femme, il luy deit, qu'elle feist apprester à soupper de telle sorte que Mellisse le<text:line-break/>luy deuiseroit, lequel voyant que Iosephe le vouloit ainsi, se delibera en peu de<text:line-break/>parolles de le vouloir deuiser : mais la femme comme elle auoit tousiours de cou(-)<text:line-break/>stume ne feit pas ainsi comme Mellisse auoit deuisé, ains feit quasi tout le contrai<text:line-break/>re. Quoy voyant Iosephe il luy deit tout courroussé, ne t'auoit lon pas deit en<text:line-break/>quelle maniere tu deuois faire apprester ce soupper ? La femme se tournant fiere(-)<text:line-break/>ment luy deit : Que veult dire maintenant cecy ? que ne souppes tu si tu veulx<text:line-break/>soupper ? s'il m'a esté dit autrement, il m'a pleu de le faire ainsi, s'il te plaist, qu'il te<text:line-break/>plaise : sinon passe ten, Mellisse s'esmerueilla de la responce de la femme, &amp; la<text:line-break/>blasma bien fort. Iosephe oyant cecy, deit, Ma femme tu es encor telle que tu sou<text:line-break/>lois estre : mais croy moy que ie te feray changer de complexion, &amp; se tournant<text:line-break/>vers Mellisse deit : Mon amy, nous verrons tantost si le conseil de Salomon aura<text:line-break/>esté<text:s/>bon : mais ie te prie qu'il ne t'ennuye point de le veoir, &amp; que tu reputes à ieu<text:line-break/>ce que ie feray t(a2)tost : Et affin que tu ne m'empesches, souuiegne toy de la respon<text:line-break/>ce que nous feit le mulletier, quant nous auions compassion de son mullet. A qui<text:line-break/>Mellisse deit : Ie suis en ta maison, la ou ie n'ay deliberé de faire, sinon ce qu'il te<text:line-break/>plaira. Iosephe ayant trouué vng baston rond d'ung ieune chesneau, sen alla en<text:line-break/><text:span text:style-name="pb">[n.p.]</text:span><text:line-break/>la chambre ou sa femme sen estoit allée grumelant de despit : &amp; l'ayant prinse<text:line-break/>par les cheueulx, la iecta à ses piedz, &amp; commenca à la battre desesperement auec<text:line-break/>ce baston. La femme commenca primierement à crier, puis à vser de menaces :<text:line-break/>mais voyant que pour tout cecy son mary ne cessoit de frapper, commenca est(a2)t<text:line-break/>desia toute froissée, à requerir mercy pour dieu : &amp; qu'il ne lá tuast point, disant<text:line-break/>encor oultre cecy, qu'elle ne seroit iamais sinon ce qu'il luy plairoit. Iosephe pour<text:line-break/>tout cecy ne laissoit à charger dessus : ains auec plus grande furie l'une fois que<text:line-break/>l'autre, ores par les costez, &amp; maintenant par les cuysses, &amp; tantost sur les espaul(-)<text:line-break/>les, la battant fort, luy rabbattoit les coustures : ne iamais il ne cessa iusques a ce<text:line-break/><text:soft-page-break/>qu'il fut las : tellement que pour le faire court, il n'y eut os ne endroict de la bon(-)<text:line-break/>ne dame qui ne fust murtry &amp; froissé de coups. Et cecy faict, il sen vint vers Mel<text:line-break/>lisse &amp; luy deit : Nous verrons demain quel miracle aura faict le conseil, d'aller au<text:line-break/>p(o2)t aux oyes : puis se repposa vn petit, &amp; apres s'estre lauez les mains, il souppa a(-)<text:line-break/>uec<text:s/>Mellisse. Et qu(a2)t il fut heure de sen aller reposer ilz sen aller(e2)t coucher. La pao<text:line-break/>ure malheureuse femme ne se peut à gr(a2)de peine leuer de terre, &amp; se iecta sur le<text:line-break/>lict, ou elle reposa le mieulx qu'il luy fut possible. Puis le landemain matin se<text:s/>le(-)<text:line-break/>ua de bonne heure, &amp; feit incontinent demander à son mary, qu'il vouloit auoir<text:line-break/>pour disner : luy se riant de cecy auec Mellisse, le deit : &amp; l'heure de disner venue<text:line-break/>ilz trouuerent le disner tout prest, ainsi que Iosephe l'auoit ordonné : Au moyen<text:line-break/>dequoy ilz louerent grandement le conseil qu'ilz auoient mal entendu du com(-)<text:line-break/>mencement. Et quelzques iours apres s'estant party Mellisse d'auec Iosephe, &amp;<text:line-break/>retourné qu'il fut en sa maison, il deit à quelque homme saige qui y estoit, ce<text:line-break/>qu'il auoit eu de Salomon. Lequel luy deit : Il ne te pouuoit donner conseil meil(-)<text:line-break/>leur ne plus veritable : tu scaiz bien que tu n'aymes personne, &amp; que tous les<text:line-break/>h(o2)neurs &amp; plaisirs que tu fais, tu ne les faiz point par amytié que tu portes à au(-)<text:line-break/>truy, mais pour ta gloire. Ayme doncques : comme te deit Salomon, &amp; tu se(-)<text:line-break/>ras aymé. Ainsi doncques fut chastié la mauuaise teste de la femme, &amp; le ieu(-)<text:line-break/>ne homme en aymant fut aymé.</text:p>
      <text:h text:style-name="Titre2" text:outline-level="2">(hedera) DOMPIEHAN A LAPRIERE ET RE(-)<text:line-break/><text:span text:style-name="T4691">queste de son compere Pierre, feit l'enchantement pour f</text:span><text:span text:style-name="T4692">aire deuenir sa</text:span><text:span text:style-name="T4693"><text:line-break/></text:span><text:span text:style-name="T4694">femme une iument : &amp; quant ce ueint à luy attacher la queue, le compere</text:span><text:span text:style-name="T4695"><text:line-break/></text:span><text:span text:style-name="T4696">Pierre, en disant qu'il n'y uouloit point de queue, gasta tout l'enchante(-)</text:span><text:span text:style-name="T4697"><text:line-break/></text:span><text:span text:style-name="T4698">ment.</text:span></text:h>
      <text:h text:style-name="P4699" text:outline-level="2">Nouuelle dixiesme.</text:h>
      <text:p text:style-name="P4700"><text:span text:style-name="T4701">C</text:span>Este nouuelle que deit la royne feit vng peu murmurer les da(-)<text:line-break/>mes, &amp; rire les hommes : mais apres qu'elles se furent appaisées,<text:line-break/>Dioneo commenca à parler ainsi. Gracieuses dames, entre plu(-)<text:line-break/>sieurs blanches coulombes vng corbeau noir y adiouste plus de<text:line-break/>beaulté que ne feroit pas vng signe fort blanc, Et pareillement<text:line-break/>entre plusieurs saiges aucunesfois vng moins saige est non seule<text:line-break/>ment pour croistre la splendeur &amp; beaulté à leur maturité : mais encor plaisir &amp;<text:line-break/><text:span text:style-name="pb">[Fueil.221]</text:span><text:line-break/>soulas. Au moyen dequoy estans vous autres dames toutes discrettes &amp; mode(-)<text:line-break/>stes, moy qui ay plustost faulte de cerueau que autrem(e2)t, en faisant par mon def(-)<text:line-break/>fault reluyre dau(a2)taige vostre vertu, vous me deuez plus aymer, que si auec plus<text:line-break/>de valeur ie la faisoye deuenir plus obscure : &amp; par consequent ie doy auoir plus<text:line-break/>de licence en me monstrant tel comme ie suis, &amp; plus paciemment doyz ie estre<text:line-break/>supporté de vous autres en disant ce que ie diray, que ie ne feroye si i'estoye<text:line-break/>beaucoup plus saige. Ie vous diray doncques vne nouuelle, qui ne sera trop lon(-)<text:line-break/>gue, en laquelle vous comprendrez,<text:s/>combien il fault songneusement obseruer<text:line-break/>les choses commandes par ceulx qui font quelque chose par force d'enchante(-)<text:line-break/>ment. &amp; combien il fault peu faillir en icelles, pour gaster tout ce que l'enchan(-)<text:line-break/>teur auroit faict.</text:p>
      <text:p text:style-name="p">Il y eut lan passé à Barlette vng prestre nommé domp Ichan de Barole, lequel<text:line-break/>pour ce que le benefice qu'il seruoit estoit trop petit pour en pouuoir viure, com<text:line-break/>menca à porter sur vne iument qu'il auoit de la marchandise cá &amp; lá par les foi(-)<text:line-break/>res de la Pouylle, &amp; à achapter &amp; vendre : &amp;<text:s/>allant ainsi par pays il print grande<text:line-break/><text:soft-page-break/>accoinctance, auec vng qui s'appelloit Pierre de trois sainctz, qui faisoit ce mes(-)<text:line-break/>me mestier, auec vng sien asne &amp; en signe d'amytié à la mode du pays, il ne l'ap(-)<text:line-break/>pelloit iamais sinon compere Pierre : &amp; toutes les fois qu'il venoit à Barlette, tous<text:line-break/>iours le menoit à son paoure benefice, &amp; lá il le couchoit auec luy, &amp; luy faisoit la<text:line-break/>meilleure chere qu'il pouuoit. Compere Pierre estant d'autrepart fort paoure, &amp;<text:line-break/>ayant seulement vne petite maisonnette en son villaige de trois sainctz, qui n'e(-)<text:line-break/>stoit quasi assez grande pour luy, &amp; pour vne belle ieune femme qu'il auoit, &amp;<text:line-break/>pour son asne, toutes les fois que domp Iehan arriuoit à trois sainctz, il le menoit<text:line-break/>à la maison : ou il le receuoit &amp; honnoroit le mieulx qu'il<text:s/>pouuoit, en recongnois<text:line-break/>sance de l'honneur qu'il receuoit de luy à Barlette. Toutesfois quant ce venoit à<text:line-break/>coucher, compere Pierre ne le pouuoit traicter comme il eust bien desiré : car il<text:line-break/>n'auoit que vng meschant petit lict ou il couchoit auec sa femme : &amp;<text:s/>estoit force<text:line-break/>que domp Iehan couchast sur vng peu de paille, aupres de sa iument : qui estoit<text:line-break/>logée en vne petite estable aupres de l'asne. La femme saichant le recueil &amp; bon<text:line-break/>traictement que le prestre faisoit à son mary quant il alloit à Barlette, estoit plu(-)<text:line-break/>sieursfois voulu aller coucher (quant il venoit lá) auec vne sienne voisine, qui se<text:line-break/>nommoit Zite Chereprise, affin que le prestre couchast au lict auecques son ma(-)<text:line-break/>ry, &amp; l'auoit dit plusieursfois au prestre : mais il ne l'auoit iamais voulu, &amp; vne<text:s/>fois<text:line-break/>entre les autres il luy deit : Commere Iehannette ne vous tormentez point pour<text:line-break/>moy, car ie suis bien : par ce que quant il me plaist ie fais deuenir ceste ium(e2)t vne<text:line-break/>belle fillette, &amp; suis le mieulx du monde auecques elle : puis quant ie veulx ie la<text:line-break/>fais retourner iument, &amp; par ainsi ie ne l'abandonneroye iamais. La ieune fem(-)<text:line-break/>me sen esmerueilla : &amp; le croyant fermement, le deit à son mary, luy disant oultre<text:line-break/>cecy : S'il est tant ton amy c(o2)me tu dys, que ne te fais tu enseigner cest enchante(-)<text:line-break/>ment : affin que tu puisses faire vne iument de moy, &amp; faire tes besongnes auec<text:line-break/>l'asne &amp; la iument, &amp; nous gaignerions doublement, &amp; quant nous serions re(-)<text:line-break/>tournez à la maison tu me pourrois faire retourner femme, comme ie suis : Com<text:line-break/>pere Pierre qui estoit vng peu plus lourdault que autre chose, creut tresbien ce(-)<text:line-break/>cy : &amp; s'accorda à ce conseil, &amp; commenca le mieulx qu'il sceut à soliciter domp<text:line-break/>Iehan qu'il luy enseignast ceste chose : domp Ichan se parforcea de le<text:line-break/><text:span text:style-name="pb">[n.p.]</text:span><text:line-break/>desmou(-)uoir de ceste sottise : mais n'y pouuant plus contredire, il luy deit : Or sus, puis que<text:line-break/>vous le voulez nous nous leuer(o2)s demain matin deu(a2)tiour c(o2)me nous auons a(-)<text:line-break/>coustumé, &amp; ie vous monstreray comme il se faict : Il est vray que ce qui est le<text:line-break/>plus malaisé en cest affaire, cest d'attacher la queue comme tu verras. Compere<text:line-break/>Pierre &amp; commere Ichannette ayans à peine dormy de toute la nuit, attendoi(e2)t<text:line-break/>ce faict cy, auec si grant desir, que aussi tost qu'il fut presque iour, ilz se leuerent :<text:line-break/>&amp; appellerent domp Iehan : lequel s'estant leué en chemise, sen vint en la cham(-)<text:line-break/>bre de compere Pierre &amp; deit, Ie ne scay personne en ce monde à qui ie feisse ce<text:line-break/>cy, sinon à vous : &amp; par ainsi puis qu'il vous plaist, ie le feray. Il est vray qu'il vous<text:line-break/>fault faire ce que ie vous diray, si vous voulez que cela se face. Ceulx cy promisr(e2)t<text:line-break/>de faire tout ce qu'il diroit : au moyen dequoy, d(o2)p Iehan ayant prins vne chan(-)<text:line-break/>delle, la meit en la main de compere Pierre, &amp; luy deit : Regarde bien comme<text:line-break/>ie feray : &amp; retiens bien ce<text:s/>que ie diray : mais garde toy d'autant que tu t'aymes,<text:line-break/>que pour chose que tu oyes ou que tu ne voyes tu ne dies vne seule parolle, car tu ga<text:line-break/>sterois tout, &amp; prie dieu seulement, que la queue se puisse bien attacher. Compe(-)<text:line-break/>re Pierre print la chandelle,<text:s/>&amp; deit qu'il le feroit tresbien : Apres cela domp Ie(-)<text:line-break/>han feit despouiller commere Iehannette toute mere nue, &amp; la feit mettre à<text:line-break/>quatre piedz en terre, comme sont les iumentz : luy recordant pareillement que<text:line-break/>pour chose qu'il aduinst elle ne sonnast mot.<text:s/>Et commencant auec les mains à luy<text:line-break/><text:soft-page-break/>toucher le visaige &amp; la teste, comm(e2)ca à dire, cecy soit vne belle teste de iument :<text:line-break/>&amp; touchant les cheueulx, cecy soient beaulx creins de iument : &amp; puis luy tou(-)<text:line-break/>chant les bras deit, &amp; cecy soient belles iambes &amp; beaulx piedz de iument : puis<text:line-break/>luy touchant l'estomach, &amp; le trouuant dur &amp; rond feit resueiller &amp; leuer de(-)<text:line-break/>bout tel qui ny estoit appellé, &amp; deit : &amp; cecy soit belle poictrine de iument, &amp; au<text:line-break/>tant en feit il sur l'eschine, au ventre, aux fesses, aux cuysses, &amp; aux iambes. Et à la<text:line-break/>fin ne luy restant plus autre chose à faire que la queue, ayant leué la chemise &amp;<text:line-break/>prins le piuot auec lequel il plantoit les hommes, il le meit incontinent en la raye<text:line-break/>faicte pour cela, &amp; deit : &amp; cecy soit la belle queue de la iument. Compere Pier(-)<text:line-break/>re qui iusques icy auoit ententiuement regardé tout ce qui cestoit faict, voyant<text:line-break/>ceste fin, &amp; luy estant aduis que cela n'alloit point bien, deit : Ho domp Ie(-)<text:line-break/>han, ie ny veulx point de queue : ie ny veulx point de queue. Mais l'hu(-)<text:line-break/>meur radicalle par laquelle toutes plantes se prennent, estoit desia coulée, quant<text:line-break/>domp Iehan l'ayant tiré dehors, deit : Helas compere Pierre que as tu faict ? ne<text:line-break/>t'auoys ie pas dit, que tu ne sonnasses mot, pour chose que tu veisses. La iu(-)<text:line-break/>ment estoit presque toute faicte, mais tu as gasté tout le cas en parlant : &amp; nya<text:line-break/>plus d'ordre de la refaire meshuy. Compere Pierre deit. Vrayement nous en<text:line-break/>sommes bien, ie n'y vouloye pas telle queue : pourquoy ne me disiez vous, Fay<text:line-break/>la toy ? Et auec ce, vous l'attachez trop bas. Pour ce, deit domp Iehan, que tu ne<text:line-break/>l'eusses sceu pour la premiere foys attacher c(o2)me moy. La ieune femme oyant<text:line-break/>ces paroles se leua debout, &amp; deit à bon essient à son mary. Ha beste que tu es,<text:line-break/>pourquoy as tu gasté tes besongnes &amp; les miennes ? Ou as tu iamais veu de iu(-)<text:line-break/>m(e2)t sans queue ? Tu es paouure : mais ainsi dieu me soit en ayde, s'il ne te seroit bi(e2)<text:line-break/>employé que tu le fusses encores plus. Non ayant doncques plus de moyen de<text:line-break/>pouuoir faire de la ieune femme vne iument, pour les parolles qu'en auoit deit,<text:line-break/>compere Pierre, &amp; elle marrie &amp; faschée se reuestit : Et compere Pierre tascha<text:line-break/><text:span text:style-name="pb">[Feuil.222]</text:span><text:line-break/>à faire son mestier acoustumé, auec vng asne, comme il souloit, &amp; n'alla point a(-)<text:line-break/>uec domp Ichan à la foyre de Betoute, ne iamais plus depuis ne le requit d'ung<text:line-break/>tel seruice.</text:p>
      <text:p text:style-name="p">Combien il fut ry de ceste nouuelle mieulx ent(e2)due par les dames (q2) Dioneo<text:line-break/>ne vouloit, celle la le pense, qui encore en rira : mais estans les nouuelles ache(-)<text:line-break/>uées, &amp; le soleil commencant à perdre sa chaleur, congnoissant la royne que la<text:line-break/>fin de son gouuernement estoit venu, elle se leua debout, &amp; s'osta la couronne<text:line-break/>qu'elle auoit sur sa teste : &amp; la meit sur celle de P(a2)phile, qui estoit demouré le der<text:line-break/>nier à receuoir cest honneur : luy disant en soubzri(a2)t, Sire il ne vous est demouré<text:line-break/>petite charge : ayant à demander pour estre le dernier, les faultes de moy &amp; des<text:line-break/>autres, qui ont tenu le lieu que vous tenez, dont dieu vous preste autant de gra(-)<text:line-break/>ce, comme il m'en à presté de vous faire roy : Pamphile ay(a2)t receu de bon cueur<text:line-break/>cest honneur, respondit : Vostre vertu &amp; celle de mes autres subiectz, sera cause<text:line-break/>que ie meriteray, comme les autres ont faict, d'estre loué. Et ayant donné ordre<text:line-break/>auec le maistre d'hostel comme ses predecesseurs auoient faict,<text:s/>aux choses neces<text:line-break/>saires : il se retourna vers les dames qui attendoient, &amp; deit : la discretion (mes da(-)<text:line-break/>mes) de nostre royne d'auiourdhuy, pour donner quelque repos à voz forces,<text:line-break/>vous donna licence de parler de ce que plus vous plairoit : Parquoy vous estans<text:line-break/>desia reposez, ie suis d'opinion qu'il soit bon de retourner à nostre loy acoustu(-)<text:line-break/>mée : Et par ainsi ie veulx que demain chascune de vous pense de parler de cecy.<text:line-break/>Cestassauoir de ceulx ou celles qui par liberalité ou magnificence ont mis à exe(-)<text:line-break/>cution quelque bonne œuure, en cas d'amytié ou d'autre chose : Ces choses cy en<text:line-break/>les disant &amp; faisant embraseront sans aucun doubte tellement noz cueurs bien<text:line-break/><text:soft-page-break/>disposez à faire toute bonne œuure, que nostre vie, qui ne peult estre autre que<text:line-break/>briesue, se perpetuera par louable renommée en ce mortel corps. Ce que chascun<text:line-break/>qui ne sert sinon à la panse, comme font les bestes brutes, doit n(o2) seulement de(-)<text:line-break/>sirer : mais aussi le cercher &amp; acomplir de tout son pouuoir. Le tesme pleut à tou<text:line-break/>te la ioyeuse compaignie : laquelle s'estant toute leueé, chascun s'adonna par la<text:line-break/>permission du nouueau roy, aux passetemps acoustumez : selon que plus il luy<text:line-break/>venoit à gré, iusques à l'heure de soupper : auquel ilz furent seruiz diligemment<text:line-break/>&amp; par bon ordre. Puis apres iceluy se leuerent de table pour aller au bal acoustu(-)<text:line-break/>me, &amp; quant on eut chanté paraduenture mille petite chansons plus recreatues<text:line-break/>de parolles que de musicque, le roy commanda à madame Neyphile, qu'elle en<text:line-break/>chantast vne en son nom : laquelle tout incontinent commenca auec vne voix<text:line-break/>claire à chanter ioyeusement ainsi.</text:p>
      <text:p text:style-name="p">Moy ieune fille voluntaire,</text:p>
      <text:p text:style-name="p">Chante sur la saison nouuelle :</text:p>
      <text:p text:style-name="p">Pensant au bien que ne puis taire.</text:p>
      <text:p text:style-name="p"/>
      <text:p text:style-name="p">Par les vertz prez voys m'esgarant</text:p>
      <text:p text:style-name="p">Entre fleurs blanches, &amp; vermeilles</text:p>
      <text:p text:style-name="p">Comme liz, roses, &amp; pareilles :</text:p>
      <text:p text:style-name="p">Puis<text:s/>les voys toutes comparant</text:p>
      <text:p text:style-name="p">Au tainct de l'amy apparent,</text:p>
      <text:p text:style-name="p"><text:span text:style-name="pb">[n.p.]</text:span><text:line-break/>Qui m'a prise &amp; tient, comme celle</text:p>
      <text:p text:style-name="p">Qui n'a desir fors de luy plaire.</text:p>
      <text:p text:style-name="p">Moy ieune fille voluntaire.</text:p>
      <text:p text:style-name="p"/>
      <text:p text:style-name="p">Et quant ie treuue quelque fleur</text:p>
      <text:p text:style-name="p">Qui me semble à luy bien semblable,</text:p>
      <text:p text:style-name="p">Ie la baise &amp; cueilz, comme aymable :</text:p>
      <text:p text:style-name="p">Parlant à elle par doulceur :</text:p>
      <text:p text:style-name="p">Et luy descouure tout mon cueur :</text:p>
      <text:p text:style-name="p">Puis l'attache à ma girlaudelle,</text:p>
      <text:p text:style-name="p">Soubz mes blonds creins que i'en vueil traire.</text:p>
      <text:p text:style-name="p">Moy ieune fille voluntaire.</text:p>
      <text:p text:style-name="p"/>
      <text:p text:style-name="p">Le plaisir qui de la fleur vient</text:p>
      <text:p text:style-name="p">Aux yeulx, tout tel plaisir me<text:s/>donne,</text:p>
      <text:p text:style-name="p">Comme si ie veisse en personne</text:p>
      <text:p text:style-name="p">Celuy qui de s'amour me tient.</text:p>
      <text:p text:style-name="p">Ce qu'oultre en le sentant prouient</text:p>
      <text:p text:style-name="p">Dire en crains la moindre estincelle :</text:p>
      <text:p text:style-name="p">Les souspirs tesmoignent l'affaire.</text:p>
      <text:p text:style-name="p">Moy ieune fille voluntaire.</text:p>
      <text:p text:style-name="p"/>
      <text:p text:style-name="p">Telz souspirs ne me sont pesans</text:p>
      <text:p text:style-name="p">Comme à quelcunes d'entre vous :</text:p>
      <text:p text:style-name="p">Mais sortent du cueur chaultz &amp; doulx :</text:p>
      <text:p text:style-name="p">Et vers amours sen vont aisans :</text:p>
      <text:p text:style-name="p">Qui, les sentant fortz &amp; plaisans</text:p>
      <text:p text:style-name="p">S'esmeut, &amp; vient de sorte telle</text:p>
      <text:soft-page-break/>
      <text:p text:style-name="p">Que i'en dys, Las vien moy complaire,</text:p>
      <text:p text:style-name="p"/>
      <text:p text:style-name="p">Moy ieune fille voluntaire</text:p>
      <text:p text:style-name="p">Chanté sur la saison nouuelle</text:p>
      <text:p text:style-name="p">Pensant au bien que ne puis taire.</text:p>
      <text:p text:style-name="p"/>
      <text:p text:style-name="p">La chansonnette de Neyphile fut grandement louée, &amp; par le roy, &amp; par tou<text:line-break/>tes les dames, Apres laquelle le roy commanda que vng chascun sen allast repo(-)<text:line-break/>ser : pour ce que vne grande partie de la nuict estoit ia passée.</text:p>
      <text:h text:style-name="Titre1" text:outline-level="1"><text:span text:style-name="pb">[Fueil.223]</text:span><text:line-break/>(hedera) LA DIXIE SME ET DERNIERE IOVR(-)<text:line-break/><text:span text:style-name="T4702">née du Decameron de Bocace, en laquelle on deuise soubz le gouuer(-)</text:span><text:span text:style-name="T4703"><text:line-break/></text:span><text:span text:style-name="T4704">nement de Pamphile, de ceulx qui ont faict quelque chose par li(-)</text:span><text:span text:style-name="T4705"><text:line-break/></text:span><text:span text:style-name="T4706">beralité ou par magnificence, en cas da'my(-)</text:span><text:span text:style-name="T4707"><text:line-break/></text:span><text:span text:style-name="T4708">tié, ou autr</text:span><text:span text:style-name="T4709">e bonne œuure.</text:span></text:h>
      <text:p text:style-name="P4710"><text:span text:style-name="T4711">L</text:span>E Soleil commencoit presque à se leuer, quant le roy s'e(-)<text:line-break/>stant leué, feit appeller les dames, &amp; ses compaignons : Et<text:line-break/>apres qu'ilz furent tous venuz &amp; eurent conclud ensem(-)<text:line-break/>ble du lieu ou ilz deuoient aller à l'esbat, il se meit deuant<text:line-break/>au beau petit pas, acompaigné de mes dames Philomene<text:line-break/>&amp; Fiammette, les suyuans tous les autres apres : &amp; parlans<text:line-break/>deuisans &amp; respondans beaucoup de choses de ce qu'ilz<text:line-break/>deuoient deuenir, sen allerent ainsi passans le temps : puis<text:line-break/>ayantz faict vng grant tour,<text:s/>sen retournerent au palais : par ce que le Soleil com(-)<text:line-break/>mencoit desia trop fort à s'eschauffer. Et ayantz faict rincer les verres autour de<text:line-break/>la fontaine, qui voulut boyre beut vng peu : Puis, ilz sent allerent promener par(-)<text:line-break/>my l'ombre plaisante du iardin, iusques à l'heure de disner : Et apres qu'ilz fu(-)<text:line-break/>rent hors de table, &amp; que ceulx qui auoient voulu dormir furent esueillez, ilz<text:line-break/>s'assemblerent au lieu qui pleut au roy, comme ilz auoient de coustume : &amp;<text:line-break/>lá, il commanda à ma dame Neyphile, de dire la premiere nouuelle, laquelle<text:line-break/>ioyeusement commenca ainsi.</text:p>
      <text:p text:style-name="p"><text:span text:style-name="pb">[n.p.]</text:span><text:line-break/>&lt;ATTimage&gt;</text:p>
      <text:h text:style-name="Titre2" text:outline-level="2">(hedera) Vng cheualier Florentin ser(-)<text:line-break/>VEIT LE ROY D'ESPAIGNE DVQVEL<text:line-break/><text:span text:style-name="T4712">luy sembla estre mal recompense : Au moyen dequoy le roy luy monstra par ex(-)</text:span><text:span text:style-name="T4713"><text:line-break/></text:span><text:span text:style-name="T4714">perience certaine que ce n</text:span><text:span text:style-name="T4715">estoit sa faulte, ains le malheur du cheualier : luy fai(-)</text:span><text:span text:style-name="T4716"><text:line-break/></text:span><text:span text:style-name="T4717">sant apres de grans dons.</text:span></text:h>
      <text:h text:style-name="P4718" text:outline-level="2">Nouuelle premiere.</text:h>
      <text:p text:style-name="P4719"><text:span text:style-name="T4720">L</text:span>E doiz reputer à vne tresgrande grace (mes cheres da(-)<text:line-break/>mes) que le roy m'ait donné le premier lieu, à parler<text:line-break/>d'une si grande chose comme est la magnificence : la(-)<text:line-break/>quelle (tout ainsi comme le soleil est la beaulté, orne(-)<text:line-break/>ment clarté &amp; lumiere de tout le ciel) ainsi est elle de<text:line-break/><text:soft-page-break/>toute vertu. I'en diray doncques vne petite nouuel(-)<text:line-break/>le, fort plaisante à mon aduis laquelle ne pourra estre<text:line-break/>sinon vtile &amp;<text:s/>proffitable à ramenteuoir.</text:p>
      <text:p text:style-name="p">Vous deuez doncques scauoir que entre les autres vertueulx cheualiers qui<text:line-break/>ayent esté long temps a, en nostre cité, messire Roger de figionan à esté l'ung d'i<text:line-break/>ceulx, &amp;<text:s/>paraduenture le plus h(o2)me de bien. Lequel estant riche, &amp; ay(a2)t le cueur<text:line-break/>bon, &amp; voyant que à bien considerer la qualité de la facon de viure, &amp; des coustu<text:line-break/>mes de nostre Toscane, luy qui y demouroit, ny pourroit gueres, ou point faire de<text:line-break/>dem(o2)stracion de sa prouesse, delibera de vouloir estre quelque t(e2)ps au seruice de<text:line-break/><text:span text:style-name="pb">[Fueil.224]</text:span><text:line-break/>Alfonce roy d'Espaigne : la renommée &amp; valeur duquel, passoit en ce temps lá,<text:line-break/>celle de tout autre prince. Si sen alla honnorablement en ordre, darmes de che(-)<text:line-break/>uaulx, &amp; de train, deuers luy en Espaigne : duquel il fut gracieusement receu. De(-)<text:line-break/>mourant doncques lá messire Rogier, &amp; viuant opulemment, faisant en faictz<text:line-break/>d'armes choses merueilleuses, il se feit bien tost coignoistre pour vng vaillant<text:line-break/>homme. Et y ayant<text:s/>desia demouré bonne piece de temps, regardant fort aux<text:line-break/>facons de faire du roy, il luy fut aduis qu'il donnoit assez peu discrettement, ores<text:line-break/>à vng, &amp; tantost à vng autre, places, chasteaulx, villes, &amp; baronnies : comme<text:line-break/>qui les donnoit à gens qui ne le meritoient point. Et pour ce qu'il voyoit qu'on<text:line-break/>ne donnoit riens à luy, qui se reputoit pour tel qu'il estoit, il pensa que pour ce(-)<text:line-break/>ste occasion sa renommée en diminuoit de beaucoup, &amp; delibera de sen aller :<text:line-break/>&amp; de faict, il demanda congé au roy, qui le luy<text:s/>accorda : &amp; luy feit present d'une<text:line-break/>des meilleures mulles sur qui on monta iamais, &amp; la plus belle : que messire Ro(-)<text:line-break/>gier ayma fort, pour le grant chemin qu'il auoit à faire. Et apres cecy le roy don(-)<text:line-break/>na charge à vng de ses gentilz hommes saige &amp; discret, de trouuer le moyen<text:line-break/>qu'il peust cheuaucher par pays, en la compaignie de messire Rogier : de sorte,<text:line-break/>qu'il ne s'apperceust que le roy l'y eust enuoyé : &amp; qu'il recueillist si bien tout ce<text:line-break/>qu'il luy orroit dire de luy, qu'il le luy sceust redire : puis le<text:s/>landemain apres, il<text:line-break/>luy commandast de retourner parler au roy. Le gentil homme faisant le guet,<text:line-break/>aussi tost que messire Rogier sortit de la ville, il s'acompaigna fort dextrement<text:line-break/>auecques luy : luy faisant acroyre qu'il sen venoit vers l'Italie. Cheuauchant<text:line-break/>doncques messire Rogier sur la mulle que le roy luy auoit donnée, &amp; cestuy cy<text:line-break/>parlant d'une chose &amp; d'autre, estant pres de neuf heures du matin, il deit, Ie<text:line-break/>croy que ce seroit bien faict de faire pisser noz bestes, &amp; entrantz en vne esta(-)<text:line-break/>ble elles pisserent toutes excepté la mulle : Parquoy cheuauchans plus oultre, &amp;<text:line-break/>estant tousiours le gentil homme attentif aux parolles du cheualier, ilz vindrent<text:line-break/>à passer vng ruisseau : &amp; lá abreuuans leurs bestes, la mulle pissa dedans le ruis(-)<text:line-break/>seau : ce que voyant messire Rogier, il deit : He que dieu te mauldie beste, tu es<text:line-break/>faicte comme le maistre qui ta donné à moy. Le gentil homme, recueillant<text:line-break/>bien ceste parolle, combien qu'il en eust recueilly plusieurs autres en cheminant<text:line-break/>toute iour auec luy, si ne luy en auoit il ouy dire point d'autre, qui ne fust à la<text:line-break/>grande louenge du roy : parquoy le landemain matin apres qu'ilz furent mon(-)<text:line-break/>tez à cheual, &amp; voulans continuer leur chemin pour aller en Touscane, le gentil<text:line-break/>homme luy feit le comm(a2)dement du roy, qui fut cause que messire Rogier tour<text:line-break/>na incontinent en arriere : Et ayant desia le roy sceu ce qu'il auoit deit, de la mul(-)<text:line-break/>le, il le feit appeller deuant luy, &amp; le receut auec bon visaige, luy demandant<text:line-break/>pourquoy il auoit faict comparaison de luy à sa mulle. Messire Rogier sans<text:line-break/>point s'estonner auec le visaige asseuré luy deit : Sire ie feiz ceste comparaison,<text:line-break/>pour ce que tout ainsi comme vous donnez ou il n'est pas conuenable, &amp; que<text:line-break/>vous ne donnez point ou il seroit de raison, ainsi la mulle ne pissa point ou el(-)<text:line-break/><text:soft-page-break/>le deuoit pisser, &amp; lá ou elle ne le deuoit faire elle le feit. Alors deit le roy : mes(-)<text:line-break/>sire Rogier si ie ne vous ay faict des dons comme i'ay faict à plusieurs autres, qui<text:line-break/>ne sont rien à comparaison de vous, cela n'est point aduenu pour ne vous auoir<text:line-break/>congneu vng tresvaillant cheualier &amp; digne de tout bien : mais vostre malheur<text:line-break/><text:span text:style-name="pb">[n.p.]</text:span><text:line-break/>qui ne ma laissé faire, ha peché en cecy &amp; non moy : Et qu'il soit vray ie vous le<text:line-break/>monstreray appertement : A qui messire Rogier respondit. Sire ie ne me plains<text:line-break/>point de n'auoir receu aucun don de vous, comme celuy qui ne le desiroye pour<text:line-break/>deuenir plus riche : ains seulement, de ce que vous n'auez en aucune chose ren(-)<text:line-break/>du tesmoignage de ma vertu : Neantmoins ie recoy vostre escuse pour bonne<text:line-break/>&amp; raisonnable : &amp; suis<text:s/>content, de veoir ce qu'il vous plaira : combien que ie vous<text:line-break/>croye fermement sans tesmoignage. Le roy, le mena adoncques en vne sienne<text:line-break/>grande salle, la ou (comme il auoit au parauant commandé) y auoit deux grans<text:line-break/>coffres fermez : &amp; en la presence de plusieurs personnes, il luy deit : Messire Ro(-)<text:line-break/>ger, en l'ung de ces coffres est ma couronne, mon septre royal, &amp; la pomme, a(-)<text:line-break/>uec plusieurs autres miennes belles ceinctures, bagues, anneaulx, &amp; ioyaulx, que<text:line-break/>i'ay : l'autre est plain de terre : choysissez l'ung<text:s/>des deux, &amp; celuy que vous pren(-)<text:line-break/>drez, ie le vous donne : Et par cela vous pourrez veoir qui à esté ingrat enuers<text:line-break/>voz merites, ou moy, ou vostre malheur. Messire Rogier voyant que cestoit le<text:line-break/>plaisir du roy, en print l'ung, que le roy feit ouurir : &amp; se<text:s/>trouua que cestoit ce(-)<text:line-break/>luy qui estoit plain de terre : &amp; lors le roy luy deit en riant : Vous pouuez bien<text:line-break/>veoir messire Roger, que ce que ie vous dys de vostre malheur est vray : mais<text:line-break/>certes vostre valeur merite que ie m'oppose à ses forces : Et pour ce<text:s/>que ie scay<text:line-break/>tresbi(e2) que vous n'auez point de volunté de deuenir Espaignol, ie ne vous veulx<text:line-break/>donner icy ne chasteau ne place : mais ie veulx que le coffre que la fortune vous<text:line-break/>a osté soit vostre, en despit d'elle : affin que le puissiez emporter en voz pays, &amp;<text:line-break/>que de vostre vertu vous vous puissiez à bon droict resiouyr auec voz voysins<text:line-break/>par le tesmoignaige du d(o2) que ie vous en fays. Messire Roger apres l'auoir prins<text:line-break/>&amp; qu'il luy eut rendu les graces, que vng tel present meritoit, sen retourna auec<text:line-break/>icelluy tout ioyeulx en Touscane.</text:p>
      <text:h text:style-name="Titre2" text:outline-level="2">(hedera) QVYNO DE TACCO PRINT POVR<text:line-break/><text:span text:style-name="T4721">prisonnier l'abbé de Clugny, &amp; le guerit d'ung mal d'estomach qu'il auoit : puis</text:span><text:span text:style-name="T4722"><text:line-break/></text:span><text:span text:style-name="T4723">l'en laissa aller : lequel abbé quant il fut de retour à Rome, reconcilia Quyno</text:span><text:span text:style-name="T4724"><text:line-break/></text:span><text:span text:style-name="T4725">auec pape Boniface, qui le faict</text:span><text:span text:style-name="T4726"><text:s/>prieur de l'hospital.</text:span></text:h>
      <text:h text:style-name="P4727" text:outline-level="2">Nouuelle deuxiesme.</text:h>
      <text:p text:style-name="P4728"><text:span text:style-name="T4729">L</text:span>A magnificence dont le roy Alfonce auoit vsé enuers le cheua(-)<text:line-break/>lier Florentin, auoit desia esté louée de tous : quant le roy (à qui<text:line-break/>elle auoit fort pleu) commanda à madame Elisse qu'elle suyuist :<text:line-break/>laquelle incontinent commenca. Delicates dames, si vng roy a<text:line-break/>esté magnificque &amp; qu'il ait vsé de sa magnificence enuers vng<text:line-break/>qui luy à faict seruice, cela ne peult estre que louable &amp; bien<text:line-break/>grande chose : Mais que dirons nous si on racompte que vng homme d'eglise<text:line-break/>ait vsé<text:s/>d'une magnificence merueilleuse enuers telle personne que s'il fust deue(-)<text:line-break/>nu son ennemy, il n'en eust esté blasmé de personne ? Certes autres chose n'en<text:line-break/>scauroit on dire, sinon que celle du roy fut vertu, &amp; celle de l'homme d'eglise<text:line-break/>miracle : Comme ainsi<text:s/>soit qui'l sont tous trop plus auaricieux, que les femmes :<text:line-break/><text:span text:style-name="pb">[Fueil.225]</text:span><text:line-break/>&amp; ennemys pour la vie de toutes liberalité. Et combien que tout homme natu(-)<text:line-break/><text:soft-page-break/>rellement desire la vengence des offences qu'il a receues, les gens d'esglise (com(-)<text:line-break/>me on voit)<text:s/>iacoit ce qu'ilz preschent la pacience, &amp; qu'ilz recommandent sur<text:line-break/>tout la remission des offences, ilz la pourchassent plus furieusement que les au(-)<text:line-break/>tres hommes : Laquelle chose, cestassauoir que vng homme d'eglise ait esté<text:line-break/>magnific, vous le pourrez appertement congnoistre par ma nouuelle qui sen(-)<text:line-break/>suit.</text:p>
      <text:p text:style-name="p">Quyno de tacco fut par sa fierté, &amp; par ses pilleries homme grandement re(-)<text:line-break/>nommé, lequel estant chassé de Siene, &amp; ennemy des contes de saincte Fleur, il<text:line-break/>feit tant que la ville de Radicofan se rebella<text:s/>contre l'eglise de Romme : &amp; de(-)<text:line-break/>mourant en icelle place, il faisoit destrousser par ses satalittes tous ceulx qui pas(-)<text:line-break/>soient lá alentour. Ores estant Boniface huictiesme Pape à Romme, l'abbé de<text:line-break/>Clugny, qu'on tient pour vng des plus riches prelatz du<text:s/>monde, vint à Rom(-)<text:line-break/>me : &amp; lá s'estant gasté l'estomach pour les excez qu'il auoit faict, à trop boyre &amp;<text:line-break/>menger, il fut conseillé par les medecins de sen aller aux baings à Siene, ou il<text:line-break/>gueriroit sans aucune faulte. Au moyen dequoy ayant eu licence du pape, il se<text:line-break/>meit en chemin auec grande pompe de carryaige, de mulletz, de cheuaulx, &amp;<text:line-break/>de train, sans se soucyer du bruict qu'on disoit de Quyno. Lequel saichant sa<text:line-break/>venue, tendit ses filletz, &amp; sans en perdre vng seul paige, il enferma monsieur<text:line-break/>l'abbé auec tout son train &amp; son bagaige, en vng lieu estroict, dont il ne pouuoit<text:line-break/>sortir. Et cecy faict il enuoya vng de ses plus suffisans sattrapes bien acompai(-)<text:line-break/>gné, deuers monsieur l'abbé, qui luy deit de sa part fort gracieusement, que son<text:line-break/>plaisir fust de vouloir<text:s/>venir descendre cheuz Quyno au chasteau. Ce que oyant<text:line-break/>l'abbé il respondit tout en colere, qu'il n'en seroit rien, comme celuy qui n'auoit<text:line-break/>que affaire auec Quyno : mais qu'il passeroit oultre, &amp; qu'il vouldroit bien veoir<text:line-break/>qui l'engarderoit de passer. A qui<text:s/>le messaiger deit bien humblement, Mon(-)<text:line-break/>sieur, vous estes arriué en lieu, lá ou nous ne craignons autre force que de dieu,<text:line-break/>&amp; ou les excommunications &amp; interdictions sont toutes excommuniées : &amp; par<text:line-break/>ainsi vostre plaisir sera pour le mieulx de complaire en cecy à Quyno. Ce pen(-)<text:line-break/>dant que toutes ces parolles se disoient, le lieu fut soudainement tout enuiron(-)<text:line-break/>né de satalittes &amp; brigans. Parquoy se voyant monsieur l'abbé prins auec tous<text:line-break/>ses gens, il print son chemin tout courroussé vers le chasteau, &amp; toute sa compai(-)<text:line-break/>gnie, &amp; son cariage auec luy. Et quant il fut descendu, on le meit (comme Quy(-)<text:line-break/>no l'auoit ordonné) tout seul en vne petite chambre du palais fort obscure &amp;<text:line-break/>malaisee : &amp; tous les autres de sa compaignie furent chascun selon sa qualite tres(-)<text:line-break/>bien logez dans le chasteau : &amp; les cheuaulx &amp; tous les coffres &amp; les hardes mi(-)<text:line-break/>ses à seureté, sans toucher à aucune chose : Et cecy faict, Quyno sen alla vers mon<text:line-break/>sieur l'abbé, &amp; luy deit : Monsieur, Quyno de qui vous estes hoste, vous en(-)<text:line-break/>uoye prier qu'il vous plaise luy declairer ou vous allez : &amp; pour quelle occasion.<text:line-break/>L'abbé, lequel comme saige auoit vng peu abaissé son orgueil, luy deit ou il alloit<text:line-break/>&amp; pourquoy. Quyno, apres auoir ouy cecy, sen alla &amp; p(e2)sa en soy mesmes de le<text:line-break/>vouloir guerir<text:s/>sans baing. Et faisant tousiours faire vng bon gr(a2)t feu en la cham<text:line-break/>brette ou il estoit, &amp; la bien garder, il ne retourna vers luy iusques au landemain<text:line-break/>matin, qu'il luy porta en vne seruiette fort blanche, deux lesches de pain rosty, &amp;<text:line-break/>vng grant verre de<text:s/>vernace de Corniglie, de celle que l'abbe mesmes auoit<text:line-break/><text:span text:style-name="pb">[n.p.]</text:span><text:line-break/>ap(-)porté : &amp; deit à monsieur l'abbé : Monsieur quant Quyno estoit plus ieune qu'il<text:line-break/>n'est, il estudia en medecine, &amp; dit qu'il n'apprint point de meilleure medecine<text:line-break/>contre le mal d'estomach, que celle qu'il vous fera, de laquelle ces choses que ie<text:line-break/>vous apporte sont les preparatifz : Et par ainsi prenez les &amp; vous rec(o2)fortez, L'ab<text:line-break/>bé qui auoit plus de fain que desir de causer, m(e2)gea (encores qu'il le feist par des(-)<text:line-break/><text:soft-page-break/>daing) le pain,<text:s/>&amp; beut la vernace : puis entra en plusieurs propos haultains, &amp; feit<text:line-break/>beaucoup de demandes à Quyno, mett(a2)t oultre cela tout plain de choses en de(-)<text:line-break/>liberacion : Mesmes il requeit de veoir Quyno. Lequel oy(a2)t toutes ses parolles en<text:line-break/>laissoit aller la plus grande partie comme vaines, &amp; aux autres il respondoit<text:line-break/>fort courtoisem(e2)t. L'asseurant (q2) Quyno le visiteroit le plus tost qu'il pourroit : Et<text:line-break/>cecy dit se partit d'auec luy, &amp; ny retourna depuis iusques au lendemain matin,<text:line-break/>auec autant de pain rosty<text:s/>&amp; de vernace, comme il auoit faict la premiere fois : &amp;<text:line-break/>en telle sorte, il le tint plusieurs iours, iusques à tant qu'il s'apperceut que m(o2)sieur<text:line-break/>l'abbé auoit mengé des febues seiches, que Quyno auoit secrettement portées,<text:line-break/>&amp; laissées tout à essient en la chambre : Parquoy il luy vint demander de la part<text:line-break/>de Quyno, comme il se trouuoit de son estomach : A qui l'abbé respondit, Ie ne<text:line-break/>me trouuerois que trop bi(e2), si i'estoye hors de ses mains, &amp; que apres cela ie trou<text:line-break/>uasse dequoy menger : car ces medecines m'ont si bien guery que ie meurs de<text:line-break/>fain. Quyno sen alla alors faire acoustrer vne belle chambre, &amp; la tappisser, des<text:line-break/>meubles mesmes, de monsieur l'abbé, puis feit apprester vng beau festin, ou il as(-)<text:line-break/>sembla auec ceulx de la ville, plusieurs de la famille de monsieur l'abbé : &amp; apres<text:line-break/>sen alla vers luy la matinée ensuyuant, &amp; luy deit. Monsieur, puis que vous vous<text:line-break/>sentez bien, il est temps de sortir de l'enfermerie. Et l'ayant prins par la main le<text:line-break/>mena en la chambre preparée, ou il le laissa auec ses gens mesmes : &amp; ce pendant<text:line-break/>alla donner ordre que le festin fust magnifficque. L'abbé se recrea quelque peu<text:line-break/>auec ses gens, ausquelz il compta qu'elle auoit esté sa vie, &amp; eulx tous luy dei(-)<text:line-break/>rent, qu'ilz auoient esté merueilleusem(e2)t bien traictez de Quyno.<text:s/>Et quant l'heu<text:line-break/>re du disner fut venue, Monsieur l'abbé &amp; toute sa compaignie furent tresbien<text:line-break/>seruiz de bonnes viandes &amp; de bon vin : sans que Quyno se laissast encores con<text:line-break/>gnoistre à l'abbé : mais apres que l'abbé eut esté traicté quelques iours en ceste<text:s/>ma<text:line-break/>niere, Quyno feit apporter en vne gr(a2)t salle, toutes les hardes de l'abbé, &amp; pareil<text:line-break/>lement feit amener en vne court qui estoit à la veue de ladicte salle, tous ses che(-)<text:line-break/>uaulx, iusques à la plus meschante haridelle qui y fust : Puis sen alla vers l'abbé, &amp;<text:line-break/>luy demanda comment il se trouuoit de la santé : &amp; s'il se sentoit assez fort pour<text:line-break/>pouuoir aller à cheual. A qui l'abbé respondit, qu'il n'estoit que trop fort, &amp; bien<text:line-break/>guery de son estomach : mais qu'il se porteroit bien encores mieulx à toutes heu(-)<text:line-break/>re qu'il pourroit sortir hors des mains de Quyno. Quyno le mena alors en la<text:line-break/>salle ou estoient toutes ses hardes &amp; tous ses gens : &amp; l'ayant faict appuyer sur<text:line-break/>vne fenestre par ou il pouuoit veoir tous ses cheuaulx, luy deit. Monsieur vous<text:line-break/>deuez scauoir<text:s/>que aucune lascheté ou meschanceté de couraige nont iamais con<text:line-break/>duict Quyno de tacco (qui est moy) à deuenir guetteur de chemins, &amp; ennemy<text:line-break/>du pape, &amp; de toute la court Romaine : ains à esté seulement le desir de pouuoir<text:line-break/>deffendre sa vie, &amp; son honneur : se<text:s/>sentant gentil homme : &amp; se voyant chassé<text:line-break/>de sa maison : ayant oultre cecy beaucop d'ennemys. Mais pource que vous me<text:line-break/>semblez vng seigneur notable, ie ne veulx point (ores que ie vous aye guery de<text:line-break/><text:span text:style-name="pb">[Fueil.226]</text:span><text:line-break/>vostre estomach) vous traicter c(o2)me ie feroye vng autre, des bi(e2)s duquel (quant<text:line-break/>ie le ti(e2)droye en mes mains comme ie fois vous) ie me feroye telle part qu'il me<text:line-break/>plairoit : Ains suis content que vous mesmes considerant ma necessité, me faciez<text:line-break/>telle part de ce que vous auez icy qu'il vous<text:s/>plaira : car tout est icy deuant vous :<text:line-break/>&amp; si pouuez veoir de ceste fenestre la bas en la court tous voz cheuaulx : par(-)<text:line-break/>quoy prenez en partie, &amp; le tout s'il vous plaist : &amp; doresnauant l'aller &amp; le de(-)<text:line-break/>mourer icy sont en vostre plaine liberté. Labbé<text:s/>sesmerueilla grandement que en<text:line-break/>vng voleur de chemins, il y eust parolles si liberalles : &amp; luy plaisantz fort soubdai<text:line-break/>nement l'ire &amp; la marrisson qu'il auoit auparauant contre Quyno, fur(e2)t changez<text:line-break/><text:soft-page-break/>en b(o2)ne &amp; cordialle amytie : &amp; le courut embrasser, en luy disant, Ie fois bon veu<text:line-break/>à dieu que pour gaigner lamytie d'ung tel homme comme ie voy que tu es, i'en(-)<text:line-break/>dureroye de receuoir trop plus grande iniure que celle qu'il ma semble iusques à<text:line-break/>maintenant que tu m'ayes faicte. Maudicte soit la fortune qui te<text:s/>contraint à fai(-)<text:line-break/>re mestier si malheureux. Et apres cecy faict il luy laissa la plusgrant part de son<text:line-break/>bien, &amp; sen retourna à Rome auec le moins de cheuaulx &amp; de hardes qu'il peut.<text:line-break/>Le pape auoit sceu la prinse de monsieur labbé : &amp; combien qu'il en eust esté fort<text:line-break/>desplaisant, si est ce que aussi tost qu'il le veit il luy demanda comm(e2)t les baings<text:line-break/>luy auoient prouffité. A qui labbé respondit en soubzriant. Sainct pere iay trou(-)<text:line-break/>uay vng tresscauant medecin plus pres d'icy, que les baings ne sont, qui ma<text:s/>parfai<text:line-break/>ctement guery : &amp; luy compta comment : dont le pape se meit fort à rire : &amp; lab(-)<text:line-break/>bé continuant son propos, meu d'ung couraige magnificque, demanda vne gra<text:line-break/>ce au pape : lequel pensant qui luy deust dem(a2)der autre chose que celle qu'il de(-)<text:line-break/>manda : luy offrit liberallement de faire ce qu'il demanderoit. Alors labbé deit,<text:line-break/>Sainct pere ce que ie delibere de vous demander est, qu'il vous plaise remettre en<text:line-break/>vostre grace Quyno de tacco mon medecin : par ce que entre tous les hommes<text:line-break/>vertueux &amp; dont on doit faire estime que ie accointay iamais, il en est pour cer(-)<text:line-break/>tain l'ung des plus. Et du mal qu'il faict i'en repute le peché trop plus grant à la<text:line-break/>fortune que à luy : laquelle s'il vous plaist luy changer, &amp; luy donner chose dont<text:line-break/>il puisse viure selon son estat, ie ne fois aucune doubte qu'en peu de temps, il ne<text:line-break/>vous en semble ce qu'il men semble. Le pape, qui estoit magnanime &amp; ama(-)<text:line-break/>teur d'hommes vertueux, oyant cecy luy deit, qu'il le feroit voluntiers s'il estoit<text:line-break/>tel comme il disoit : &amp; qu'il le seist venir à seureté. Quyno sen vint doncques tout<text:line-break/>asseuré en la court de Rome comme il pleut à labbé : Ou il ne fut guieres aupres<text:line-break/>du pape qu'il ne le reputast homme de valeur : &amp; layant reconcilie à soy, luy<text:line-break/>donna vng bon grant priore de ceulx de lhospital,<text:s/>layant faict faire cheualier<text:line-break/>dudict hospital : Lequel depuis tant qu'il vesquit se tint pour amy &amp; seruiteur de<text:line-break/>saincte eglise, &amp; de labbé de Clugny.</text:p>
      <text:h text:style-name="Titre2" text:outline-level="2"><text:span text:style-name="pb">[n.p.]</text:span><text:line-break/>(hedera) MITRIDANES ENVIEVX DE LA LI(-)<text:line-break/><text:span text:style-name="T4730">beralité de Nathan &amp; l'allant cercher pour le tuer,</text:span><text:span text:style-name="T4731"><text:s/>parla à luy sans le con(-)</text:span><text:span text:style-name="T4732"><text:line-break/></text:span><text:span text:style-name="T4733">gnoistre : &amp; estant informé par luy mesmes du moyen de ce faire, il le trouua en</text:span><text:span text:style-name="T4734"><text:line-break/></text:span><text:span text:style-name="T4735">ung petit boys comme il luy auoit deit : lequel le recongnoissant en eut hon(-)</text:span><text:span text:style-name="T4736"><text:line-break/></text:span><text:span text:style-name="T4737">te : &amp; deuint son amy.</text:span></text:h>
      <text:h text:style-name="P4738" text:outline-level="2">Nouuelle troisiesme.</text:h>
      <text:p text:style-name="P4739"><text:span text:style-name="T4740">I</text:span>L sembloit à toute la<text:s/>compaignie auoir ouy chose ressemblant<text:line-break/>à vng miracle, que vng homme deglise, eust mis à execution au(-)<text:line-break/>cune chose magnificque : mais cessant desia le deuiser des da(-)<text:line-break/>mes, le roy commanda à Philostrate qu'il passast oultre : lequel<text:line-break/>incontinent commenca disant. Nobles dames, la magnificen(-)<text:line-break/>ce du roy d'Espaigne fut grande, &amp; celle de labbé de Clugny,<text:line-break/>chose paraduenture non iamais ouye : mais il ne vous semblera peult estre chose<text:line-break/>non moins esmerueillable, qu(a2)t vous orrez dire, que vng h(o2)me pour vser<text:s/>d'une<text:line-break/>grande liberalité enuers vng autre, qui desiroit de le tuer, se soit secretement dis(-)<text:line-break/>posé de luy donner sa vie : &amp; l'eust faict si lautre l'eust voulu préndre : comme ie<text:line-break/>delibere de le vous faire congnoistre par vne mienne petite nouuelle.</text:p>
      <text:p text:style-name="p">Cest chose toute asseurée, aumoins si on peult adiouster foy aux parolles d'au<text:line-break/>cuns Geneuois, &amp; dautres hommes qui ont esté en ces quartiers lá : que es pays<text:line-break/><text:soft-page-break/>du Catay, il y eut iadis vng gentil homme riche sans comparaison nommé Na(-)<text:line-break/>than : lequel ayant vng sien lieu ioignant vng grant chemin, par lequel chascun<text:line-break/>qui venoit de ponant pour aller en leuant, ou de leuant vers ponant, estoit quasi<text:line-break/>contrainct de passer : &amp; ayant le cueur grant &amp; liberal &amp; desirant de le faire con<text:line-break/>gnoistre tel par experience, feit assembler sur le lieu plusieurs maistres macons &amp;<text:line-break/>charpentiers : &amp; y feit faire en peu de temps l'ung des plus beaulx, plus grans, &amp;<text:line-break/>plus riches palays, que iamais eut esté veu : qu'il feit apres meubler de toutes cho(-)<text:line-break/>ses necessaires, pour receuoir &amp; faire<text:s/>honneur à tous gentilz hommes qui y pas(-)<text:line-break/>seroient. Et ayant fort grant nombre de seruiteurs il y faisoit recueillir &amp; hono(-)<text:line-break/>rer, tous ceulx qui alloient &amp; venoient. Et en ceste louable coustume perseuera<text:line-break/>si longuement, que desia non seulement le leuant, mais tout le ponant le con(-)<text:line-break/>gnoissoit par renommée. Et estant desia deuenu chargé dans, mais non pour(-)<text:line-break/>tant las d'estre liberal, aduint que sa renommée vola iusques aux oreilles d'ung<text:line-break/>ieune homme appelle Mitridanes qui estoit d'ung pays assez prochain du sien :<text:line-break/>lequel se sentant non moins riche que Nathan, &amp; deuenu enuieux de sa vertu &amp;<text:line-break/>liberalité, proposa en soymesmes de lanuller ou offusqu, erpar vne trop plus gran<text:line-break/>de. Et ayant faict bastir vng palays semblable à celuy de Nathan, commenca à<text:line-break/>faire les plus desmesurées courtoysies à tous ceulx qui alloient &amp; venoient par<text:line-break/>lá, qu'on veit iamais : tellement que sans aucune doubte il acquit vng grant<text:line-break/>bruyt en peu de temps. Or il aduint vng iour que estant Mitridanes tout seul<text:line-break/>en la court de son palays, vne<text:s/>paoure femme qui entra par l'une des portes d'i(-)<text:line-break/>celuy, luy demanda laumosne, &amp; leut : &amp; retournée par la seconde porte, &amp; s'a(-)<text:line-break/>dressant encor à luy, elle leut : &amp; ainsi successiuement iusques à la douziesme<text:line-break/>fois : Et à la treiziesme quelle retourna,<text:s/>Mitridanes deit. Bonne femme tu y<text:line-break/><text:span text:style-name="pb">[Fueil.227]</text:span><text:line-break/>viens fort souuent : &amp; toutesfois il ne laissa luy faire donner laumosne. La vieillot(-)<text:line-break/>te deit, quant elle eut ouy ceste parolle. O liberalité de Nathan, combien tu es<text:line-break/>merueilleuse : que estant entrée<text:s/>par trente deux portes que à son palays comme<text:line-break/>cestuy cy, &amp; luy ayant tousiours demandé laumosne, iamais il na faict semblant<text:line-break/>de me recongnoistre, &amp; tousiours lay eue : &amp; ie ne suis encor venue icy que par<text:line-break/>treize fois, &amp; ay esté recongnue &amp; reprinse. Et disant ainsi sen alla sans plus y re(-)<text:line-break/>tourner. Quant Mitridanes eut ouy les parolles de la vieille, il entra en vne gran(-)<text:line-break/>de colere, comme celuy qui iugeoit que ce qu'il oyoit dire de la renommée de<text:line-break/>Nathan, fust diminution de la sienne : &amp; deit. He malheureux que ie suis, quant<text:line-break/>sera ce que ie pourray attaindre à la liberalité des grandes choses de Nathan, non<text:line-break/>pas le surpasser comme ie cerche ? quant aux plus petites, ie ne luy peulx appro(-)<text:line-break/>cher ? Vrayement que ie me trauaille bien en vain : si ie ne l'oste de ce monde : Ce<text:line-break/>que (puis que la vieillesse nen depesche la terre) il fault que ie le face de mes pro(-)<text:line-break/>pres mains. Et auecques ceste furie, sans communiquer sa deliberation à person(-)<text:line-break/>ne, il monta à cheual auec peu de compaignie, &amp; en trois iournées<text:s/>il arriua la ou<text:line-break/>Nathan demouroit : &amp; lors il commanda à ses gens de ne faire semblant qu'ilz<text:line-break/>feussent dauec luy, ne pareillement de le cognoistre : ains qu'ilz se pourueussent<text:line-break/>de logis en quelque part iusques à ce qu'ilz eussent autres nouuelles de luy. Estant<text:line-break/>doncques Mitridanes arriué lá sur le soir &amp; demoure tout seul, il trouua pres du<text:line-break/>beau palays Nathan tout seul, lequel sans estre vestu pompeusement sen alloit à<text:line-break/>son esbat. A qui (ne le congnoissant point) il demanda s'il luy scauroit enseigner<text:line-break/>ou Nathan se tenoit. Nathan luy respondit ioyeusement : Mon filz il nya per(-)<text:line-break/>sonne en ce quartier qui te le saiche mieulx monstrer que moy : &amp; par ainsi quant<text:line-break/>il te plaira ie te y meneray. Mitridanes deit qu'il luy feroit bien fort grant plaisir :<text:line-break/>mais qu'il ne vouloit point s'il estoit possible estre veu ne cogneu de Nathan. Et<text:line-break/><text:soft-page-break/>cela feray ie bien encor deit Nathan : puis qu'il te plaist. Estant doncques descen(-)<text:line-break/>du de cheual il sen alla auecques Nathan, qui bien tost le meit en plusieurs deuis<text:line-break/>iusques au beau<text:s/>palays. Et lá Nathan feit prendre incontinent par vng de ses ser(-)<text:line-break/>uiteurs le cheual de Mitridanes, &amp; luy deit à loreille, qu'il allast soubdainement<text:line-break/>donner ordre vers tous ceulx de sa maison, que personne ne deist au ieune hom(-)<text:line-break/>me que ce fust luy qui<text:s/>fust Nathan : &amp; ainsi fut faict. Mais apres qu'ilz furent de(-)<text:line-break/>dans le palays, Nathan meit Mitridanes en vne fort belle chambre, la ou person(-)<text:line-break/>ne ne le voyoit, sinon ceulx qu'il auoit deputez pour le seruir : &amp; luy faisant faire<text:line-break/>beaucoup dhonneur luy mesmes luy tenoit compaignie. Auec lequel demourant<text:line-break/>Mitridanes il luy demanda (encor qu'il luy portast reuerance comme à pere) qui<text:line-break/>il estoit. A qui Nathan respondit. Ie suis vng petit seruiteur de Nathan, qui des le<text:line-break/>temps de ma ieunesse me suis enuieilly auec luy : &amp; si iamais il ne ma esleué à au(-)<text:line-break/>tre chose que à ce que tu vois. Parquoy encor que vng chascun se loue fort de luy<text:line-break/>ie ne men puis guieres louer. Ces parolles donnerent quelque esperance à Mitri(-)<text:line-break/>danes de pouuoir executer auec plus de conseil &amp;<text:s/>de seureté sa meschante deli(-)<text:line-break/>beration. Et Nathan luy demanda fort gracieusement qui il estoit : &amp; pour quel<text:line-break/>affaire il estoit venu lá : luy offrant ayde &amp; conseil en ce qui luy seroit possible.<text:line-break/>Mitridanes alors songea quelque peu auant que de respondre : &amp; à la fin delibe(-)<text:line-break/>rant de se fier de luy, luy requeit auec vng grant circuit de parolles sa foy : &amp;<text:line-break/>apres cela son conseil &amp; son ayde : puis luy descouurit entierement qui il estoit,<text:line-break/><text:span text:style-name="pb">[n.p.]</text:span><text:line-break/>pourquoy il estoit venu, &amp; la cause qui lauoit meu. Nathan oyant les parolles &amp;<text:line-break/>la meschante deliberacion de Mitridanes, deuint en soy tout changé. Toutesfois<text:line-break/>sans en faire autre semblant, luy respondit d'un grant cueur, &amp; auec vng ferme<text:line-break/>visaige. Mitridanes ton pere fut gentil homme &amp; de grant cueur, duquel<text:s/>tu ne<text:line-break/>veulx (à ce que ie voy) degenerer, ayant faict vne si haulte entreprinse comme<text:line-break/>tu as : i'entendz d'estre liberal à vng chascun : &amp; loue grandement lenuie que tu<text:line-break/>portes à la vertu de Nathan : parce que s'il y en auoit beaucop de telz, le monde<text:line-break/>qui est<text:s/>miserable deuiendroit bien tost bon. Et te prometz que la deliberacion<text:line-break/>que tu mas declairée sera tenue secrette, à laquelle ie te puis plustost donner con(-)<text:line-break/>seil que grande ayde : &amp; le conseil est cestuy cy. Tu peulx veoir de la ou nous<text:line-break/>sommes, vng petit<text:s/>boys, qui est paraduenture à vng quart de lieue pres d'icy : au(-)<text:line-break/>quel Nathan va quasi tous les matins se promener, &amp; y demeure assez longue(-)<text:line-break/>ment : lá te sera il facile de le trouuer, &amp; den faire ton plaisir : &amp; si tu le tues, tu<text:line-break/>ten iras (affin que tu ten puisses retourner sans empeschement cheuz toy) non<text:line-break/>par ce chemin par ou tu es venu icy : mais par celuy que tu vois à main gauche,<text:line-break/>qui sort hors du boys : Parce que encor qu'il ne soit si hanté comme lautre, si est<text:line-break/>il le plus court pour aller en ta maison, &amp; beaucop plus seur pour toy. Quant Mi(-)<text:line-break/>tridanes eut ainsi esté informé, &amp; que Nathan fut party d'auec luy, il feit scauoir<text:line-break/>secretement à ses gens qui estoient pareillement logez leans, en quel lieu ilz le<text:line-break/>deuroient att(e2)dre le landemain. Et quant le iour fu venu, Nathan n'ayant point<text:line-break/>le cueur variable au conseil qu'il auoit donné à Mitridanes, &amp; moins encor chan<text:line-break/>gé en aucune partie, sen alla tout seul au petit boys pour receuoir la mort. Mitri(-)<text:line-break/>danes quant il fut leué, &amp; qu'il eut prins son arc &amp; son espée (car il n'auoit point<text:line-break/>dautres armes) monta à cheual &amp; sen vint au petit boys : ou il veit de loing Na(-)<text:line-break/>than qui sen alloit promenant tout seul. Et ayant deliberé (auant que lassaillir) de<text:line-break/>le vouloir veoir &amp; de louyr parler, il courut vers luy, &amp; layant prins par la bende<text:line-break/>qu'il auoit en sa teste, luy deit. Vieillard tu es mort. A qui Nathan ne respondit<text:line-break/>autre chose sinon, ie lay d(o2)cques merité. Quant Mitridanes ouyt la voix, &amp; qu'il<text:line-break/>l'eut regardé au visaige, il congneut soubdainement que cestoit celuy qui lauoit<text:line-break/><text:soft-page-break/>benignement receu, familierement acompaigné, &amp; fidelem(e2)t conseillé. Parquoy<text:line-break/>sur lheure sa fureur s'abbaissa, &amp; son courroux se conuertit en honte : Au moyen<text:line-break/>dequoy ayant iecté à terre son espée qu'il auoit desia desgaynée pour le<text:s/>frapper,<text:line-break/>il descendit de cheual, &amp; courut se getter aux piedz de Nathan : &amp; luy deit en plo<text:line-break/>rant. Ie congnois manifestement (mon trescher pere) vostre liberalité, c(o2)siderant<text:line-break/>auec quelle industrie vous estes venu icy pour me donner vostre vie. De laquelle<text:line-break/>ny ayant moy aucun droit, ie me monstray à vous mesmes desireux de l'auoir :<text:line-break/>mais nostre seigneur plus soigneux de mon deuoir que moymesmes, má sur le<text:line-break/>droit point qu'il en estoit plus de besoing, ouuert les yeulx de lentendement, que<text:line-break/>enuie mauldicte m'auoit bouschez : &amp; par ainsi tant plus vous auez esté prompt<text:line-break/>à me complaire, tant plus ie congnois meriter la punition de mon erreur. Prenez<text:line-break/>doncques de moy s'il vous plaist ceste venge(a2)nce que vous iugez estre c(o2)ena(-)<text:line-break/>ble à mon peché. Nathan feit leuer Mitridanes debout, &amp; le baisa &amp; ambrassa<text:line-break/>tendrement : puis luy deit. Mon filz, il ne te fault point demander ne obtenir par(-)<text:line-break/>don pour lentreprise que tu auois faicte, bonne ou mauuaise que tu la vueilles<text:line-break/>nommer : car tu ne pourchassoys de m'oster la<text:s/>vie par hayne que tu me portasses :<text:line-break/><text:span text:style-name="pb">[Fueil.228]</text:span><text:line-break/>ains seulement pour estre reputé le meilleur : Tien toy doncques asseuré de moy,<text:line-break/>&amp; soye certain qu'il ny a homme viuant que i'ayme tant comme toy : conside(-)<text:line-break/>rant la grandeur de ton cueur, qui ne tes<text:s/>point adonné à amasser de largent com<text:line-break/>me font les miserables : mais à despendre celuy qui est amassé : Et naye point<text:line-break/>de honte de m'auoir voulu tuer pour deuenir fameux, ny ne croy point que ie<text:line-break/>men esmerueille : car les empereurs &amp; les plus grans roys n'ont<text:s/>quasi iamais e(-)<text:line-break/>stendu leurs royaumes, &amp; par consequent leur renommée auec autre art que<text:line-break/>de tuer non pas vng homme comme tu voulois faire, mais vng nombre infi(-)<text:line-break/>ni : &amp; brusler pays, &amp; abbatre villes : Parquoy si pour te faire plus fameux, tu<text:line-break/>voulois tuer moy tout seul, tu ne faisois chose nouuelle, ne dont on se doyue<text:line-break/>esmerueiller : ains chose qui se faict tous les iours. Mitridanes n'excusant plus<text:line-break/>sa malheureuse deliberacion, mais louant l'honneste excuse que Nathan auoit<text:line-break/>trouuée, il vint iusques à luy dire en deuisant auecques luy, qu'il s'esbahissoit mer(-)<text:line-break/>ueilleusement comment il s'estoit peu conduire iusques à vouloir mourir : &amp; en<text:line-break/>cecy luy vouloir donner moyen &amp; conseil. A qui Nathan deit : Ie ne veulx Mi(-)<text:line-break/>tridanes que tu te esmerueilles de mon<text:s/>conseil, ny de ma deliberacion : par ce<text:line-break/>que depuis laage que ie fuz en mon liberal arbitre, &amp; que i'eu deliberé de faire<text:line-break/>cela mesmes que tu as entreprins de faire, iamais aucun ne vint cheuz moy, que<text:line-break/>ie ne laye contenté (si i'ay peu) de ce qu'il ma demandé. Tu y es venu desirant<text:line-break/>ma vie : parquoy voyant que tu la demandois, ie deliberay incontinent de te<text:line-break/>la donner : affin que tu ne fusses le seul homme qui iamais se soit party dicy sans<text:line-break/>auoir ce qu'il demandoit : &amp; pour faire que tu l'eusses, ie te donnay le conseil<text:line-break/>que ie pensay qui te fust le meilleur, pour auoir la mienne &amp; ne perdre point la<text:line-break/>tienne. Et par ainsi ie te dy de rechef &amp; te prie que tu la prenne, &amp; que tu en<text:line-break/>contentes toymesmes si elle te plaist. Ie ne scay comment ie la pourroye mieulx<text:line-break/>employer. Ie l'ay gardée desia quatre vingtz ans, &amp; l'ay consommée en mes<text:line-break/>plaisirs &amp; delices, &amp; scay bien que suyuant le cours de nature, comme font les<text:line-break/>autres hommes, &amp; generalement toutes choses, elle ne me peult desormais estre<text:line-break/>gueres plus laissée. Parquoy il m'est aduis qu'il est beaucop meilleur de la don(-)<text:line-break/>ner comme i'ay tousiours donné, &amp; departy mes tresors, que la vouloir tant gar(-)<text:line-break/>der que nature me l'oste maulgré que i'en aye. Cest petit don que de donner cent<text:line-break/>ans : combien doncques est il moindre que nen donner que six ou huit que i'ay<text:line-break/>à demourer en ce monde ? Prens la doncques si elle te plaist, ie ten prie : car ie<text:line-break/><text:soft-page-break/>n'ay encor iamais trouué homme qui l'ait desirée : &amp; ne scay quant i'en pourray<text:line-break/>trouuer quelcun, si toy qui la demandes ne la prens. Et quant bien il aduien(-)<text:line-break/>droit que i'en trouuerois quelcun, ie congnois tresbien que tant plus ie la garde(-)<text:line-break/>ray, &amp; de moindre estime sera elle. Et par ainsi auant quelle soit deuenue plus<text:line-break/>vile, prens la, ie ten prie. Mitridanes ayant fort grande honte deit. Ia dieu ne<text:line-break/>plaise que separant de vous vne chose si chere comme est vostre vie ie la pren(-)<text:line-break/>ne : ne seulement que ie la desire comme ie faisois nagueres. A laquelle, ie ne<text:line-break/>vouldrois dimynuer de ses ans, mais y adiousterois voulentiers des miens si ie<text:line-break/>pouuois. A qui Nathan soubdainement deit, &amp; si tu peulz y en veulx tu adiou(-)<text:line-break/>ster ? &amp; tu me feras faire enuers toy ce que ie ne feiz oncques enuers personne :<text:line-break/>cestassauoir prendre de tes choses que ie ne prins iamais d'autruy. Ouy deit<text:line-break/><text:span text:style-name="pb">[n.p.]</text:span><text:line-break/>in(-)continent Mitridanes. Alors deit Nathan. Tu feras doncques ce que ie te di(-)<text:line-break/>ray : tu demoureras ainsi ieune que tu es, icy en ma maison : &amp; auras nom Na(-)<text:line-break/>than : &amp; ie men iray à la tienne : &amp; me feray tousiours appeller Mitridanes. A(-)<text:line-break/>lors Mitridanes respondit. Si ie scauoye aussi bien faire comme vous scauez &amp;<text:line-break/>auez sceu, ie prendrois bien tost ce que vous me offrez : mais pource qu'il me<text:line-break/>semble estre plus que certain, que mes œuures dimynueroient la renommée de<text:line-break/>Nathan, ie ne veulx point gaster en autruy, ce que ie ne scay acoustrer en moy :<text:line-break/>&amp; par ainsi ie ne le prendray point. Apres que ces propos &amp; plusieurs autres<text:line-break/>plaisans furent tenuz entre eulx deux, ilz sen vindrent comme il pleut à Nathan<text:line-break/>vers le palays : lá ou Nathan plusieurs iours feit de l'honneur beaucop à Mitri(-)<text:line-break/>danes : &amp; le conseilla &amp; conforta tant qu'il peut de perseuerer tousiours en sa haul(-)<text:line-break/>te &amp; grande deliberacion. Et voulant Mitridanes sen retourner auec sa compai(-)<text:line-break/>gnie cheuz luy, Nathan (apres luy auoir tresbien faict congnoistre qu'il ne le<text:line-break/>pouuoit iamais surpasser en liberalité) print congé de luy.</text:p>
      <text:h text:style-name="Titre2" text:outline-level="2">(hedera) MESSIRE GENTIL DE CARISENDI<text:line-break/><text:span text:style-name="T4741">estant uenu de Modene, tira de la sepulture une femme qu'il aymoit qu'on a(-)</text:span><text:span text:style-name="T4742"><text:line-break/></text:span><text:span text:style-name="T4743">uoit ensepuelie pour morte : laquelle apres quelle fut reuenue,</text:span><text:span text:style-name="T4744"><text:s/>enfanta ung</text:span><text:span text:style-name="T4745"><text:line-break/></text:span><text:span text:style-name="T4746">enfant masle : lequel me&lt;ATTcaractere&gt;ire Gentil rendit apres, auec la mere à me&lt;ATTcaractere&gt;ire Co(-)</text:span><text:span text:style-name="T4747"><text:line-break/></text:span><text:span text:style-name="T4748">lin Chassennemy son mary.</text:span></text:h>
      <text:h text:style-name="P4749" text:outline-level="2">Nouuelle quatriesme.</text:h>
      <text:p text:style-name="P4750"><text:span text:style-name="T4751">I</text:span>L sembla à tous chose esmerueillable que vne personne<text:line-break/>fust liberalle de son propre sang : &amp;<text:s/>affermerent pour vray,<text:line-break/>que Nathan auoit surpassé la liberalité du roy d'Espaigne,<text:line-break/>&amp; lautre aussi de labbé de Clugny. Mais apres que les vngs<text:line-break/>&amp; les autres en eurent deit beaucop de choses, le roy regar(-)<text:line-break/>dant vers ma dame Laurette, luy feit signe qu'il vouloit<text:line-break/>bien quelle deist. Au moyen dequoy elle commenca in(-)<text:line-break/>continent. Mes ieunes dames les choses qui ont esté racomptées sont magnific(-)<text:line-break/>ques &amp; belles : mais elles ont tant attaint la haulteur des magnificences, qu'il me<text:line-break/>semble n'estre demouré aucune matiere à nous qui au(o2)s à dire, par ou nous nous<text:line-break/>puissions eslargir &amp; promener en deuisant : si nous ne voulons mettre la main es<text:line-break/>faitz d'amour : qui n'ont iamais faulte de subiect, en quelque matiere que ce soit.<text:line-break/>Parquoy, tant pour cecy que pour ce à quoy nostre aage se doit principallement<text:line-break/>induire, il me plaist de vous racompter vne magnificence dont vsa vng amou(-)<text:line-break/>reux. Laquelle, quant tout sera bien consideré, ne vous semblera paraduenture<text:line-break/><text:soft-page-break/>moindre que piece des autres : aumoins s'il est vray qu'on donne les tresors, qu'on<text:line-break/>oublie les inimitiez, &amp; qu'on mette la propre vie, lhonneur &amp; la renommée (qui<text:line-break/>est beaucop plus) en mille dangiers, pour pouuoir posseder la chose aymée.</text:p>
      <text:p text:style-name="p">Il y eut doncques à Boloigne, cité tresnoble de L(o2)bardie, vng cheualier de<text:s/>fort<text:line-break/>grant respect par sa vertu, n(o2)me messire G(e2)til carissendi : lequel deuint amoureux<text:line-break/>en sa ieunesse d'une g(e2)til femme appellée ma dame Catherine, f(e2)me d'un messire<text:line-break/><text:span text:style-name="pb">[Fueil.229]</text:span><text:line-break/>Colin Chassennemy. Et pource que durant ceste amytié il auoit assez mauuais<text:line-break/>contre eschange de laffection qu'il portoit à ceste dame, il sen alla (comme de(-)<text:line-break/>sesperé) estre potestat de Modene, ou il estoit appellé. En ce temps cy estant le<text:line-break/>mary dehors de Boloigne, &amp; la dame en vng sien heritage au champs, pres<text:line-break/>d'enuiron vne lieue &amp; demye de la ville, ou elle sen estoit allé demourer, par ce<text:line-break/>quelle estoit grosse, aduint quelle fut surprinse soudainement d'ung accident, qui<text:line-break/>fut tel, &amp; de si grande force, qu'on ne congneut plus aucun signe de vie en elle :<text:line-break/>Ains futiugée (mesmes de quelque medecin qui y vint) pour toute morte. Et<text:line-break/>pource que ses plus prochaines parentes, disoient luy auoir ouy dire quelle ne<text:line-break/>pouuoit pas encor estre grosse de si long temps que lenfant fust formé, sans sen<text:line-break/>donner autre empeschement, &amp; apres lauoir plorée, ilz la feirent enseuelir telle<text:line-break/>quelle estoit, en vne sepulture d'une eglise qui estoit la aupres : laquelle chose fut<text:line-break/>incontinent faict scauoir à messire Gentil, par vng sien amy. Lequel encor qu'il<text:line-break/>eust esté tresmal pourueu de sa grace,<text:s/>si en fut il fort desplaisant : disant à la<text:line-break/>fin en soymesmes. Or ca ma dame Catherine tu es morte : &amp; ie ne sceu ia(-)<text:line-break/>mais auoir (durant ta vie) vng seul regard de toy : parquoy (maintenant que tu<text:line-break/>ne te pourras deffendre) il fault certes que ainsi morte<text:s/>comme tu es, ie te des(-)<text:line-break/>robe quelque bayser. Et cecy dit estant desia nuict, &amp; ayant donné ordre<text:line-break/>qu'on ne sceust rien de son partement, monta à cheual auec seulement vng<text:line-break/>sien seruiteur, &amp; sans arrester en lieu du monde sen vint droit ou la dame e(-)<text:line-break/>stoit enseuelie. Et ayant ouuert la sepulture, il entra incontinent dedans : &amp;<text:line-break/>s'estant couché aupres d'elle, approcha son visaige de celuy de la dame, &amp; plu(-)<text:line-break/>sieursfois la baisa en grande abondance de lermes. Mais comme nous voy(-)<text:line-break/>ons que lappetit des hommes n'est iamais content, ains qu'il desire tousiours<text:line-break/>dauantaige, mesmement celuy des amoureux, luy ayant deliberé de ne demou(-)<text:line-break/>rer plus lá, &amp; de sen aller, il deit. He dieu pourquoy ne luy touche ie, puis que<text:line-break/>ie suis icy vng peu le tetin ? Aussi bien ne<text:s/>le toucheray ie iamais plus : ny ne le<text:line-break/>touchay oncques. Vaincu doncques de cest appetit, il luy meit la main au sein :<text:line-break/>&amp; luy ayant tenue par quelque espace de temps, il luy fut aduis de sentir quel(-)<text:line-break/>que chose qui battoit le cueur de la dame. Et apres qu'il eut chassé toute peur de<text:line-break/>soy, en cerchant auec plus de sentiment, il trouua pour certain que ceste cy n'e(-)<text:line-break/>stoit point morte : combien qu'il iugeast qu'il ny auoit guieres de vie : Parquoy<text:line-break/>le plus doulcement qu'il peut, il la tira auec l'ayde de son seruiteur du monue(-)<text:line-break/>ment : Et layant mise deuant son cheual, il la porta secretement à sa maison à<text:line-break/>Boloigne. Messire Gentil auoit leans sa mere, qui estoit vne saige &amp; vertu(-)<text:line-break/>euse dame : laquelle apres auoir entendu de son filz, tout le cas par le menu,<text:s/>meue<text:line-break/>de compassion, sans que personne en sceust rien, auec force grant feu, &amp; quelque<text:line-break/>baing quelle feit, retourna la vie esgarée à ceste cy : laquelle aussi tost quelle fut<text:line-break/>reuenue iecta vng grant souspir, &amp; deit. Helas ou suis ie à ceste heure ? A qui la<text:line-break/>bonne dame deit. Conforte toy mamye, tu es en bon lieu. Ceste cy quant elle<text:line-break/>fut toute retournée en soy, &amp; regardant autour d'elle, ne congnoissant encores<text:line-break/>bien ou elle estoit, &amp; voyant deuant soy messire Gentil, elle pria sa mere de luy<text:line-break/>dire comment elle<text:s/>estoit venue la. A làquelle messire Gentil compta par ordre<text:line-break/><text:soft-page-break/>toute lhistoire : dont elle se plaignant, luy rendit vng peu apres les plus grandes<text:line-break/><text:span text:style-name="pb">[n.p.]</text:span><text:line-break/>graces quelle peult : puis le pria par lamytié qu'il luy auoit autresfois portée &amp;<text:line-break/>pour sa courtoysie, quelle ne receust de luy en sa maison chose qui fust moins<text:line-break/>que honorable à elle ne à son mary : &amp; que aussi tost qu'il seroit iour il len laissast<text:line-break/>retourner cheuz elle. A qui messire Gentil respondit. Ma dame, quoy que i'aye<text:line-break/>desiré de vous par le passé, ie ne delibere maintenant ne iamais (puis que nostre<text:line-break/>seigneur ma faict ceste grace que de mort à vie il vous à rendue à moy, moyen(-)<text:line-break/>nant lamytie que ie vous ay portée par cy deuant) de vous demander ou faire icy<text:line-break/>ne ailleurs, sinon comme à ma propre seur : mais ceste bonne œuure que i'ay fai(-)<text:line-break/>cte ceste nuict pour vous, merite bien quelque recompence : parquoy ie veulx<text:line-break/>que vous ne me reffusiez point vne grace que ie vous demanderay. A qui la da(-)<text:line-break/>me respondit benignement, quelle en estoit toute preste : pourueu quelle fust<text:line-break/>honneste, &amp; en sa puissance. Messire Gentil deit alors. Ma dame tous voz pa(-)<text:line-break/>rens &amp; tous ceulx de Boloigne croyent &amp; tiennent pour tout certain que vous<text:line-break/>estes morte : parquoy il nya personne qui vous attende plus cheuz vous : &amp; par<text:line-break/>ainsi, la grace que ie vous demande est, qu'il vous plaise de demourer ceans se(-)<text:line-break/>cretement auec ma mere, iusques à tant que ie retourne de Modene, qui sera bien<text:line-break/>tost. Et loccasion pourquoy ie vous demande cecy, est pource que i'ay inten(-)<text:line-break/>cion de faire<text:s/>de vous en la presence des premiers citoyens de ceste ville vng<text:line-break/>beau &amp; agreable present à vostre mary. La dame se congnoissant grandement<text:line-break/>obligée au cheualier, &amp; aussi que la requeste estoit honneste, elle se disposa de<text:line-break/>faire ce qu'il demandoit : combien<text:s/>quelle desirast fort de resiouyr ses parens de<text:line-break/>sa vie : &amp; ainsi elle luy promit sur sa foy. Et à peine auoit elle acheué ses parol(-)<text:line-break/>les, que elle sentit le mal de lenfant, parquoy auecques layde de la mere de mes(-)<text:line-break/>sire Gentil, elle ne demoura gueres quelle n'acouschast d'ung beau filz : qui<text:line-break/>augmenta grandement la ioye de messire Gentil &amp; d'elle. Messire Gentil com(-)<text:line-break/>manda qu'on eust toutes les choses qui seroient necessaires, &amp; quelle fust ser(-)<text:line-break/>uie comme si cestoit sa propre femme : puis sen retourna<text:s/>secretement à Mode(-)<text:line-break/>ne : lá ou quant il eut acheué le temps de son office, &amp; qu'il sen deuoit retourner<text:line-break/>à Boloigne, il donna ordre de faire en sa maison vng beau festin, la matinée<text:line-break/>qu'il deuoit arriuer, à plusieurs gentilz hommes de Boloigne : entre lesquelz Co(-)<text:line-break/>lin Chassennemy deuoit estre. Et quant il fut descendu de cheual &amp; qu'il eut<text:line-break/>trouué si bonne compaignie cheuz soy, ayant pareillement trouué la dame plus<text:line-break/>belle &amp; plus saine que iamais, &amp; que son enfant se portoit bien, il se meit à ta(-)<text:line-break/>ble auec ceulx qu'il auoit faict inuiter : faisant vne ioye incomparable : &amp; les feit<text:line-break/>seruir magnificquement de plusieurs sortes de viandes. Puis estans desia pres de<text:line-break/>la fin du disner, luy ayant premierement dit à la dame, ce qu'il auoit deliberé<text:line-break/>de faire, &amp; pareillement le moyen quelle auroit à tenir, il commenca à parler<text:line-break/>ainsi. Messieurs il me souuient auoir ouy dire quelque fois, qu'il y a au pays de<text:line-break/>Perse vne plaisante coustume à mon gré : qui est que quant quelcun veult faire<text:line-break/>vng grant honneur à son amy, il<text:s/>linuite de venir cheuz soy, &amp; lá il luy monstre<text:line-break/>la chose qu'il ayme le mieulx, soit femme, amye, fille, ou quoy que ce soit : af(-)<text:line-break/>fermant que tout ainsi qu'il luy monstre cecy, il luy monstreroit son cueur s'il e(-)<text:line-break/>stoit possible laquelle coustume ie me<text:s/>delibere d'obseruer en ceste ville : vous<text:line-break/>m'auez de vostre grace faict cest honneur de venir à mon festin, &amp; ie le vous<text:line-break/><text:span text:style-name="pb">[Fueil.230]</text:span><text:line-break/>veulx rendre à la mode de Perse, en vous monstrant la chose que i'ayme le plus<text:line-break/>en ce monde : ou que ie doyue iamais<text:s/>plus aymer : mais premier que faire cecy, ie<text:line-break/>vous prie que vous me diez vostre oppinion d'ung doubte que ie vous propo(-)<text:line-break/><text:soft-page-break/>seray. Il y a quelque personne qui a en sa maison vng bon &amp; loyal seruiteur, qui<text:line-break/>deuient extremement malade : ceste personne sans attendre la fin de ce serui(-)<text:line-break/>teur malade, le faict porter au milieu de la rue, &amp; ne se soucie plus de luy, vient<text:line-break/>vng estrangier, qui meu de compassion de ce malade, l'emporte en sa maison, ou<text:line-break/>auecques grande solicitude (sans y riens espargner) il le remect en sa premiere<text:line-break/>sante. Ie vouldrois maintenant scauoir, si en le retenant, &amp; vsant de son seruice,<text:line-break/>le premier maistre du seruiteur se peult à bon droit douloir ou plaindre du se(-)<text:line-break/>cond, quant bien il le demanderoit, &amp; que le premier ne le luy vouldroit ren(-)<text:line-break/>dre. Les gentilz hommes apres plusieurs &amp; diuerses opinions qu'ilz eurent en(-)<text:line-break/>semble, &amp; tous accordans en vne mesme sentence, donnerent la charge à Colin<text:line-break/>Chassennemy (par ce qu'il estoit beau &amp; elegant parleur) de faire la responce.<text:line-break/>Cestuy cy ayant premierement loué la coustume de Perse, deit qu'il estoit (auec<text:line-break/>les autres) de ceste opinion que le premier maistre n'auoit plus aucun droit en<text:line-break/>son seruiteur, l'ayant en telle necessité non seulement abandonné, mais iecté en<text:line-break/>la rue : Et que pour les biensfaitz dont le second auoit vsé, il sembloit que le ser(-)<text:line-break/>uiteur fust à bon droit deuenu sien : parquoy en le retenant il ne faisoit aucun<text:line-break/>tort, force, ou iniure au premier. Tous les autres qui estoient à table (dont il y en<text:line-break/>auoit de fort honnestes hommes) deirent ensemblement, qu'ilz estoient de lopi(-)<text:line-break/>nion de Colin Chassennemy. Le cheualier content d'une telle responce, &amp; en(-)<text:line-break/>cor plus de ce que Colin Chassennemy l'auoit prononcée, afferma qu'il estoit<text:line-break/>pareillement de ceste opinion : &amp; apres il deit : Il est temps desormais, que ie vous<text:line-break/>rende lhonneur que vous mauez faict en la maniere que ie vous l'ay promis : &amp;<text:line-break/>appella deux de ses gens, qu'il enuoya à la dame : laquelle il auoit faict vestir &amp; a(-)<text:line-break/>coustrer triumphamment : la priant qu'il luy pleust venir<text:s/>contenter de sa presen(-)<text:line-break/>ce, toute la compaignie. Et elle ayant prins sur son bras son petit filz tresbeau, sen<text:line-break/>vint acompaignée de deux seruiteurs en la salle : &amp; s'assit (comme il pleut au che(-)<text:line-break/>ualier) aupres d'ung fort honneste homme : Et lors il deit. Messieurs voicy la cho(-)<text:line-break/>se que i'ayme le plus, &amp; que plus ie delibere aymer que nulle autre qui soit en ce<text:line-break/>monde : voyez s'il vous semble que i'en aye occasion. Les gentilz hommes luy<text:line-break/>ayant faict honneur &amp; grandement louée, &amp; deit au cheualier qu'il<text:s/>auoit raison<text:line-break/>de l'aymer, commencerent à la regarder : Et y en auoit beaucop de ceulx qui eus(-)<text:line-break/>sent dit, quelle estoit celle mesmes quelle estoit : si on ne leust creu morte : mais Co(-)<text:line-break/>lin la regardoit plus que tous les autres : lequel bruslant de desir<text:s/>pour scauoir qui<text:line-break/>elle estoit, ne se peut tenir (voyant que le cheualier sen estoit vng peu allé par la<text:line-break/>maison) de luy dem(a2)der si elle estoit Boloignoyse, ou estr(a2)giere. Quant la dame<text:line-break/>se veit questionnée par son mary elle eut grande peine à se garder<text:s/>de respondre.<text:line-break/>Toutesfois pour paracheuer ce qui auoit esté deliberé, elle se teut. Quelcun autre<text:line-break/>luy dem(a2)da si ce beau petit garson estoit sien : &amp; vng autre, si elle estoit femme de<text:line-break/>messire Gentil, ou autrem(e2)t sa parente : ausquelz elle ne feit aucune resp(o2)ce. Mais<text:line-break/>quant messire Gentil suruint, quelcun de ces estrangiers luy deit. Monsieur, ceste<text:line-break/>vostre dame est vne bien belle creature : mais elle me semble muette. Est il vray<text:line-break/>(Messieurs) deit messire Gentil ? ce n'est petit argument de sa vertu,<text:s/>de s'estre teue<text:line-break/><text:span text:style-name="pb">[n.p.]</text:span><text:line-break/>pour le present. Dictes nous doncques (deit cestuy lá) qui elle est ? Ie le feray tres(-)<text:line-break/>voulentiers deit le cheualier, par vng tel si, que vous me promettrez de ne bou(-)<text:line-break/>ger de voz places, pour chose que ie dye, iusques à<text:s/>tant que i'aye acheué mon<text:line-break/>compte. A qui l'ayant chascun ainsi promis, &amp; estans desia les tables leuées. Mes(-)<text:line-break/>sire Gentil qui estoit assiz aupres la dame, deit. Messieurs, ceste dame est ce loyal<text:line-break/>&amp; fidelle seruiteur dont ie vous ay naguieres proposé la question laquelle i'ay re(-)<text:line-break/>leuée du milieu de la rue, ou ses parens se soucians peu d'elle, lauoient iettée co m<text:line-break/><text:soft-page-break/>me chose vile &amp; inutile, &amp; ay tant faict par ma solicitude que ie l'ay tirée des<text:line-break/>mains de la mort : d'une affection que nostre seigneur à congneu si bonne, que<text:line-break/>d'ung corps espouentable (comme il estoit) il me la faict deuenir ainsi belle que<text:line-break/>vous la voyez : mais affin que vous entendiez plus clairement comme cecy m'est<text:line-break/>aduenu, ie vous lesclarciray en peu de parolles : &amp; commencant du iour qu'il de(-)<text:line-break/>uint amoureux d'elle, il leur compta point par point tout ce qui estoit aduenu ius<text:line-break/>ques alors : non sans grande merueille des escoutans : &amp; puis y adiousta cecy. Au<text:line-break/>moyen dequoy, si vous n'auez changé d'opinion depuis peu de temps en ca, &amp;<text:line-break/>mesmement Colin, ceste femme est à bon droit mienne : &amp; ny à aucun qui à iu(-)<text:line-break/>ste tiltre me la puisse redemander. Personne ne respondit aucune chose à cecy :<text:line-break/>ains tous attendoient qu'il deust parler dauantaige. Et ce pendant Colin &amp; les<text:line-break/>autres qui y estoient, &amp; pareillement la dame plouroient à chauldes lermes. Mais<text:line-break/>messire Gentil s'estant leué debout, &amp; prenant entre ses bras le petit enfant &amp; la<text:line-break/>dame par la main, sen alla vers Colin. &amp; luy deit. Debout compere : ie ne te rendz<text:line-break/>pas ta femme que tes parens &amp; les siens ieterent en la rue : mais ie te veulx don(-)<text:line-break/>ner ceste dame, ma commere, auecques ce petit enfanton : qui a esté (comme ie<text:line-break/>suis certain) engendré de toy : &amp; lequel i'ay tenu sur les fons de baptesme : &amp; l'ay<text:line-break/>nommé Gentil : &amp; te prie quelle ne te soit moins chaire pour auoir esté enuiron<text:line-break/>trois moys en ma maison, quelle estoit auparauant : car ie iure par le dieu qui me<text:line-break/>feit paraduenture deuenir amoureux d'elle, affin que mon amytié fust comme<text:line-break/>elle a esté occasion de son salut, quelle ne veisquit iamais plus honnestement a(-)<text:line-break/>uec pere mere ou auec toy, quelle a faict ceans aupres de ma mere. Et cecy deit il<text:line-break/>se retourna vers la dame &amp; luy deit. Ma dame ie vous tiens quite desormais de<text:line-break/>toute la promesse que vous m'auez faicte : &amp; vous laisse à vostre mary franche &amp;<text:line-break/>libre. Et quant il eut mis la dame &amp; lenfant entre les bras de Colin, il se retour(-)<text:line-break/>na seoir en sa place. Colin receut d'ung grant desir sa femme &amp; le petit enfant :<text:line-break/>dont il fut d'autant plus ioyeulx comme plus lesperance en estoit loingtaine, re(-)<text:line-break/>merciant le cheualier le mieulx qu'il peut &amp; sceut : &amp; les autres qui tous plouroi(-)<text:line-break/>ent de compassion, louerent grandement messire Gentil de cest acte, &amp; en fut<text:line-break/>loué de quiconque louyt. La dame fut receue en sa maison auec vne merueil(-)<text:line-break/>leuse feste :<text:s/>&amp; long temps apres elle fut regardée comme ressuscitée par grande<text:line-break/>admiration de tous les Boloignois. Puis messire Gentil vesquit tousiours depuis<text:line-break/>amy de Colin &amp; de ses parens, ensemble de la dame. Que direz vous doncques<text:line-break/>icy mes dames ? estimerez vous que<text:s/>vng roy pour auoir donné son sceptre &amp; sa<text:line-break/>couronne, &amp; vng abbé auoir (sans qu'il luy ait riens cousté) rec(o2)cilie auec le pape<text:line-break/>vng sien malfaicteur, &amp; vng vieillard d'auoir voulu presenter sa gorge au glaiue<text:line-break/>de son ennemy, que tout celá soit à comparer à<text:s/>lacte de messire Gentil : lequel<text:line-break/>ieune &amp; ardent, luy semblant bien auoir iuste tiltre, en ce que la nonchallence<text:line-break/><text:span text:style-name="pb">[Fueil.231]</text:span><text:line-break/>d'aucuns auoient iecté en la rue, &amp; que par son bon heur il auoit recueilly, non<text:line-break/>seulement il ne tempera honnestement son ardeur, mais liberallement ce qu'il<text:line-break/>souloit sur toute chose desirer, &amp; cerchoit de desrober, l'ayant à son comman(-)<text:line-break/>dement il la rendu ? Pour certain il me semble que piece de celles qui ont esté di(-)<text:line-break/>ctes ne se peult comparer à ceste cy.</text:p>
      <text:soft-page-break/>
      <text:h text:style-name="Titre2" text:outline-level="2">(hedera) MA DAME<text:s/>DIANORE DEMANDA<text:line-break/><text:span text:style-name="T4752">à me&lt;ATTcaractere&gt;ire Ansalde ung iardin qui fust au&lt;ATTcaractere&gt;i beau en Ianuier comme ou moys</text:span><text:span text:style-name="T4753"><text:line-break/></text:span><text:span text:style-name="T4754">de May : me&lt;ATTcaractere&gt;ire Ansalde par le moyen d'une obligacion qu'il faict à ung</text:span><text:span text:style-name="T4755"><text:line-break/></text:span><text:span text:style-name="T4756">nigromancien le luy donna. Le mary accorda à la dame que</text:span><text:span text:style-name="T4757">lle feist le plai(-)</text:span><text:span text:style-name="T4758"><text:line-break/></text:span><text:span text:style-name="T4759">sir de me&lt;ATTcaractere&gt;ire Ansalde. Lequel ayant la liberalité du mary la quita de sa</text:span><text:span text:style-name="T4760"><text:line-break/></text:span><text:span text:style-name="T4761">promesse : &amp; le nigromancien quita pareillement me&lt;ATTcaractere&gt;ire Ansalde sans</text:span><text:span text:style-name="T4762"><text:line-break/></text:span><text:span text:style-name="T4763">rien uouloir prendre de luy.</text:span></text:h>
      <text:h text:style-name="P4764" text:outline-level="2">Nouuelle cinquiesme.</text:h>
      <text:p text:style-name="P4765"><text:span text:style-name="T4766">C</text:span>Hascun auoit desia loué messire Gentil iusques au ciel, quant le<text:line-break/>roy commanda à ma dame Emilie quelle suyuist : laquelle baul(-)<text:line-break/>dement desirant de dire commenca ainsi. Il n'y aura mes dames<text:line-break/>personne qui puisse dire auecques raison que messire Gentil<text:line-break/>naye faict vng acte magnificque : mais de vouloir dire qu'il n'est<text:line-break/>possible de plus, le plus ne sera paradu(e2)ture malays(e2) de faire con<text:line-break/>gnoistre ce que ie delibere faire en vne mienne nouuelle qui ne durera gueres.</text:p>
      <text:p text:style-name="p">Le pays de Friol, combien qu'il soit froit, si est il plaisant à cause de plusieurs<text:line-break/>belles montaignes fleuues &amp; claires fontaines qui y sont. Ouquel y a vne ville ap(-)<text:line-break/>pellée V dine, en laquelle y eut iadis vne belle &amp; noble dame nommée ma dame<text:line-break/>Dianore femme d'ung grant riche homme qu'on appelloit Gilbert fort graci(-)<text:line-break/>eulx &amp; de bonne rencontre. Ceste dame merita par ses graces &amp; vertuz d'estre<text:line-break/>aymée grandement d'ung gentil homme &amp; grant seigneur qui auoit nom mes(-)<text:line-break/>sire Ansalde Grandeuse : homme de grande entreprinse, &amp; qui pour liberal &amp;<text:line-break/>vaillant en armes estoit congneu par tout : lequel iacoit ce qu'il l'aymast feruen(-)<text:line-break/>tement faisant tout ce qu'il luy estoit possible pour estre aymé d'elle, &amp; la solici(-)<text:line-break/>tant, souuentesfois par ambassades, il se trauailloit neantmoins en vain. Et se fas(-)<text:line-break/>chant la dame de<text:s/>ses solicitacions &amp; voyant que pour luy reffuser tout ce qu'il<text:line-break/>luy demandoit il ne s'abstenoit pour cela de laymer &amp; de limportuner, elle va<text:line-break/>penser de sen depescher, par luy faire vne requeste si estrange &amp; impossible à<text:line-break/>son iugement, qu'il ny pourroit satiffaire. Et vng iour elle deit à vne vieille qui<text:line-break/>la venoit plusieursfois soliciter de sa part. Bonne femme, tu mas si souuent as(-)<text:line-break/>seurée que messire Ansalde m'ayme sur toute autre chose, &amp; mas offert de mer(-)<text:line-break/>ueilleux dons &amp; presens en son nom, que ie veulx qu'il garde : car ie ne layme(-)<text:line-break/>rois ny ne luy ferois iamais plaisir pour cela. Et si ie me pouuois asseurer qu'il<text:line-break/>m'aymast autant comme tu dis, ie me condescendrois sans aucune faulte à lay(-)<text:line-break/>mer, &amp; faire ce qu'il luy plairoit : &amp; par ainsi s'il men<text:s/>veult donner asseurance en<text:line-break/>faisant ce que ie demanderay, ie seray à son commandement. Quest ce ma dame<text:line-break/>deit la bonne femme, que vous desirez qu'il face ? Ce que ie demande<text:line-break/><text:span text:style-name="pb">[n.p.]</text:span><text:line-break/>(respon(-)dit la dame) est ce que ie veulx qu'il me face faire icy pres hors la ville durant le<text:line-break/>moys de Ianuier prochain, vng iardin plain de verdure, de fleurs, &amp; d'arbres<text:line-break/>fueilluz, ne plus ne moins que si cestoit le moys de May. Et au cas qu'il ne le face<text:line-break/>qu'il ne menuoye iamais plus ne toy ne autre : car s'il me importunoit apres, tout<text:line-break/>ainsi que ie lay celé iusques icy à mon mary &amp; à mes parens, ainsi men plaignant<text:line-break/>à eulx ie messayerois de men depescher. Quant le cheualier eut entendu telle<text:line-break/>demande, &amp; loffre que samye luy faisoit (encor qu'il luy semblast chose malay(-)<text:line-break/>sée &amp; quasi impossible à faire) congnoissant tresbien quelle n'auoit faict ceste<text:line-break/>demande pour autre chose, sinon pour luy oster toute lesperance qu'il pourroit<text:line-break/><text:soft-page-break/>auoir de iamais iouyr d'elle, il delibera neantmoins en soymesmes, de vouloir es(-)<text:line-break/>prouuer tout<text:s/>ce qui sen pourroit faire. Et de faict enuoya cercher en plusieurs<text:line-break/>endroitz du monde s'il se trouuerroit quelcun qui en cecy luy sceust donner ay(-)<text:line-break/>de &amp; conseil. A la fin il sen trouua vng qui offrit en le bien sallariant de le faire<text:line-break/>par art de nigromance : auec lequel messire Ansalde conuint de marché à vne<text:line-break/>bien grosse somme d'argent : puis attendit en grande deuotion le moys de Ian(-)<text:line-break/>uier : lequel venu &amp; lors que les froitz estoient plus grans, &amp; que tout estoit plain<text:line-break/>de neige &amp; de glace, ce nigromancien feit tant par son art que la nuict apres les<text:line-break/>foiriers de Noel, en vng beau pre ioignant la ville, il sembla au matin (selon<text:line-break/>que le tesmoignoient ceulx qui le voyoient) vng des plus beaulx iardins que ia(-)<text:line-break/>mais personne eust veu, plain d'herbes, d'harbres &amp; de fruitz de toutes fortes :<text:line-break/>lequel aussi tost que messire Ansalde leut veu dieu scet s'il en fut ayse : &amp; incon(-)<text:line-break/>tinent feit cueillir les plus beaulx fruitz &amp; fleurs qui y feussent, qu'ilz feit secre(-)<text:line-break/>tement porter à samye : l'inuitant de venir veoir le iardin quelle luy auoit de(-)<text:line-break/>mandé : affin que par iceluy elle peust congnoistre l'amytié qu'il luy portoit, &amp;<text:line-break/>auoir souuenance de la promesse quelle luy auoit faicte, &amp; confirmée par ser(-)<text:line-break/>ment : pour apres la luy tenir comme femme de promesse. Quant la dame eut<text:line-break/>veu les fleurs &amp; les fruitz, &amp; ayant desia ouy compter à plusieurs choses esmer(-)<text:line-break/>ueillables de ce iardin, elle commenca à se repentir de la promesse quelle auoit<text:line-break/>faicte : mais auecques toute ceste repentence elle comme curieuse de veoir<text:s/>cho(-)<text:line-break/>ses nouuelles, sen alla auec plusieurs autres femmes veoir le iardin : &amp; layant loué<text:line-break/>non sans grande admiration sen retourna cheuz soy, la plus marrie que fut onc(-)<text:line-break/>ques femme pensant à ce a quoy pour ce iardin elle estoit obligée. Et fut sa mar(-)<text:line-break/>risson si grande qu'il ne luy fut possible de la celer, ou dissimuler si bien que son<text:line-break/>mary ne sen apperceust : lequel en voulut scauoir d'elle toute loccasion. La dame<text:line-break/>le teut longuement de honte quelle auoit : a la fin par contrainte elle luy declaira<text:line-break/>tout par ordre. Son mary soudainement oyant cecy se courroussa fort : puis ayant<text:line-break/>consideré la pure intention de sa femme, il s'appaisa saigement &amp; deit. Diono(-)<text:line-break/>re ce n'est point acte de saige ne d'honneste femme de prester loreille à telles am<text:line-break/>bassades comme sont ceulx cy : &amp; encores moins de faire aucun marché de son<text:line-break/>honnesteté auec nulle personne, soubz quelque c(o2)dicion que ce soit. Les parolles<text:line-break/>que le cueur recoit par les oreilles, ont plusgrande force que plusieurs n'estiment :<text:line-break/>&amp; n'est chose si mal aisée qu'elle ne deuienne quasi possible aux amoureux : Mal<text:line-break/>doncques feiz tu en premier lieu, de l'escouter : &amp; apres de contracter : mais pour<text:line-break/>ce que ie congnois la purité de ton cueur ie t'accorderay pour te desobliger de ta<text:line-break/>promesse, ce que paraduenture<text:s/>vng autre ne feroit pas : meu à cecy, de la peur<text:line-break/><text:span text:style-name="pb">[Fueil.232]</text:span><text:line-break/>que i'ay de ce nigromancien : lequel s'il voyoit messire Ansalde marry, que tu te<text:line-break/>mocquasses de luy, nous pourroit faire quelque mauuais tour, dont nous serions<text:line-break/>marriz : Parquoy ie veulx que tu t'en voyses vers messire Ansalde, &amp; si tu peulx<text:line-break/>par quelque moyen, parforce toy de faire tant que ton honneur saulue, tu te puis(-)<text:line-break/>ses desobliger de ceste promesse : &amp; s'il ne se peult faire autrement, preste luy<text:line-break/>pour ceste fois seulement le corps :<text:s/>mais non la voulenté. La dame oyant son ma(-)<text:line-break/>ry ne faisoit que plourer : &amp; disoit qu'elle ne vouloit point auoir ceste grace de<text:line-break/>luy : toutesfois il pleut au mary (quelque reffuz qu'en feist la dame) qu'il fust ain(-)<text:line-break/>si. Au moyen dequoy le landemain matin sur la poincte du iour, la dame sans<text:line-break/>estre trop bien habillée, sen alla auec deux seruiteurs deuant, &amp; vne chambriere<text:line-break/>derriere, au logis de messire Ansalde. Lequel quant il ouyt dire que samye l'estoit<text:line-break/>venu veoir, s'esmerueilla fort : &amp; s'estant leué, &amp;<text:s/>ayant faict appeller le nigroman<text:line-break/>cien, il luy deit : Ie veulx que tu voyes combien ton art ma faict gaigner de bien,<text:line-break/><text:soft-page-break/>&amp; estant allé au deuant d'elle, sans auoir aucun appetit desordonné, luy fait la re(-)<text:line-break/>uerence, &amp; la receut honnestement : puis sen entrerent tous en vne belle cham(-)<text:line-break/>bre pres d'ung grant feu, &amp; l'ayant faict asseoir deit : Ma dame ie vous supplie, si<text:line-break/>l'amytié que ie vous ay si long temps portée, &amp; porte encores, merite quelque re(-)<text:line-break/>comp(e2)ce qu'il ne vous fasche point de me dire la vraye<text:s/>occasion qui vous à faict<text:line-break/>venir à telle heure icy, &amp; auec telle compaignie. La dame honteuse &amp; quasi auec<text:line-break/>les lermes sur les yeulx respondit : Monsieur amytié que ie vous porte, ne aucune<text:line-break/>foy promise, ne me maynent point icy : ains seulement le commandement de<text:line-break/>mon mary : lequel ayant eu plus de respect aux peines &amp; trauaulx de vostre a(-)<text:line-break/>mour desordonnée, que à son honneur ny au myen, my à faict venir : &amp; par son<text:line-break/>commendement ie suis preste de faire pour ceste fois tout ce qu'il vous plaira. Si<text:line-break/>messire Ansalde s'esbahissoit au commencement, il commenca beaucop plus à<text:line-break/>s'esmerueiller quant il ouyt ainsi parler la dame : Et meu de la liberalité du mary,<text:line-break/>il commenca à changer son ardeur en compassion, &amp; deit : Ma dame ia dieu ne<text:line-break/>plaise, puis qu'il est ainsi que<text:s/>vous le dictes, que ie souille l'honneur de celuy, qui à<text:line-break/>compassion de mon amytié : Et par ainsi vous pourrez demourer icy aut(a2)t qu'il<text:line-break/>vous plaira, ne plus ne moins que si vous estiez ma propre seur, &amp; vous en pour(-)<text:line-break/>rez partir liberallement quant vous vouldrez : par telle condicion que vous ren(-)<text:line-break/>drez de ma part celles graces à vostre mary que vous iugerez conuenables, de<text:line-break/>tant grande liberalité comme à esté la sienne, me reputant doresnauant son frere<text:line-break/>&amp; seruiteur. La dame oyant ces parolles plus c(o2)tente que iamais deit, Tout le m(o2)<text:line-break/>de ne m'eust sceu faire croyre (considerant vostre honnesteté) qu'il me deust ad(-)<text:line-break/>uenir autrement de ma venue que ce que i'en voy : d(o2)t ie vous demoureray per(-)<text:line-break/>petuellement obligée : Et ayant prins congé sen retourna honnorablement a(-)<text:line-break/>compaignée vers son mary : &amp; luy c(o2)pta tout ce qui estoit aduenu, qui fut cause<text:line-break/>d'engendrer vne fort gr(a2)de &amp; bonne amytié entre luy &amp; messire Ansalde. Le ni<text:line-break/>grom(a2)cien à qui messire Ansalde deliberoit de bailler le pris c(o2)uenu entre eulx,<text:line-break/>ayant veu la liberalité, dont le mary auoit vse enuers messire Ansalde, &amp; celle de<text:line-break/>messire Ansalde enuers la dame, deit : Ia dieu ne vueille puis que iay veu le ma(-)<text:line-break/>ry liberal de son honneur, &amp; vous de vostre amytié, que ie ne le soye<text:s/>pareillem(e2)t<text:line-break/>de mon salaire. car congnoissant qu'il vous est bien employé, i'entendz que<text:line-break/>vous le gardiez. Le cheualier eut honte, &amp; se parforcea tant qu'il peut de luy faire<text:line-break/><text:span text:style-name="pb">[n.p.]</text:span><text:line-break/>prendre tout ou partie : mais voy(a2)t qu'il perdoit son t(e2)ps,<text:s/>ayant le nigromancien<text:line-break/>apres le troisiesme iour desfaict son iardin, &amp; desirant de sen aller, il luy d(o2)na c(o2)<text:line-break/>gé. Et ayant estainct l'amour deshonneste qui s'estoit alumée en son cueur pour<text:line-break/>iouyr de la dame, il sen abstint par vne honneste charité. Que dirons nous icy<text:line-break/>mes dames ? Ferons nous cas de la femme presque morte, &amp; de l'amytié desia re(-)<text:line-break/>froidie en messire Gentil par l'esperance qui en estoit passée, aupris de la libera(-)<text:line-break/>lité de messire Ansalde, aymant encor plus feruentement que iamais ? &amp;<text:s/>embra(-)<text:line-break/>sé quasi de plus desperance ? &amp; tenant en ses mains la proye qu'il auoit tant suy(-)<text:line-break/>uie ? Il me sembleroit chose bien sotte qu'on deust croyre que celle liberalité se<text:line-break/>peust acomparer à ceste cy.</text:p>
      <text:p text:style-name="p">(hedera) LE VICTORIE VX CHARLES LE VIEVLX<text:line-break/><text:span text:style-name="T4767">amoureux</text:span><text:span text:style-name="T4768"><text:s/>d'une ieune fille, eut honte de sa folle deliberation, &amp; maria honnora(-)</text:span><text:span text:style-name="T4769"><text:line-break/></text:span><text:span text:style-name="T4770">blement la fille, &amp; une sienne seur.</text:span><text:span text:style-name="T4771"><text:line-break/></text:span><text:span text:style-name="T4772">Nouuelle sixiesme.</text:span></text:p>
      <text:p text:style-name="P4773"><text:span text:style-name="T4774">Q</text:span>Vi pourroit racompter entierement les diuerses opinions qui fu<text:line-break/>rent entre les dames, pour iuger en ce faict de madame Diono(-)<text:line-break/>re, lequel auoit esté plus liberal, ou le mary, ou messire Ansalde,<text:line-break/><text:soft-page-break/>ou le nigromancien, il seroit trop long à racompter : mais apres<text:line-break/>que le roy les eut laissé disputer quelque temps, regardant mada<text:line-break/>me Fiammette, il luy commanda que en disant sa nouuelle<text:s/>elle<text:line-break/>les meist hors de debat : laquelle sans aucun interualle commenca &amp; deit : Il ma<text:line-break/>tousiours semblé, mes dames, que entre telles compaignies comme est la nostre,<text:line-break/>on deueroit parler si clairement, &amp; ouuertement que la trop obscure intelligen(-)<text:line-break/>ce des choses qu'on à dictes, ne donnast occasion à autruy de disputer : car les dis(-)<text:line-break/>putes sont trop plus conuenables aux colleiges entre escoliers, que à nous qui à<text:line-break/>peine sommes suffisantes à filer nostre quenoille. Et pour autant que i'auois eu<text:line-break/>l'entendement<text:s/>de dire quelque chose qui paraduenture eust esté doubteuse, ie<text:line-break/>laisseray vous voyant en ceste meslange, pour celles qui ont esté dictes, à la di(-)<text:line-break/>re : Et en diray vne non pas d'ung homme de petit estoffe : mais vous orrez ce<text:line-break/>que feit cheualleureusement vng vertueux roy, sans blesser aucunement son<text:line-break/>honneur.</text:p>
      <text:p text:style-name="P4775">Chascune de vous peult auoir plusieursfois ouy faire mencion du roy Char(-)<text:line-break/>les le vieulx ou bien le premier : par la magnificque entreprinse duquel &amp; apres<text:line-break/>pour la glorieuse victoire qu'il eut du roy<text:s/>Maufredi, les iubellins furent chassez<text:line-break/>de Florence &amp; les Guelfes y retournerent : Au moyen dequoy vng cheuallier<text:line-break/>nommé messire Nery des Vberti sortant de la ville auec toute sa famille &amp; beau<text:line-break/>coup d'argent, ne se voulut reduyre à personne que soubz les bras du roy Char(-)<text:line-break/>les : puis pour estre en quelque lieu solitaire, affin d'acheuer lá sa vie en repos, sen<text:line-break/>alla à Castel de mare, ou il achapta à vng traict d'arbaleste loing des autres mai(-)<text:line-break/>sons, parmy force oliuiers, noyers, &amp; chastaigniers, dont la contrée est oppulen<text:line-break/>te, vne piece de terre sur laquelle il feit vng logis beau &amp; commode, &amp; à coste<text:line-break/>icelle vng iardin fort plaisant : au milieu duquel il feit à nostre mode, ayant abon<text:line-break/><text:span text:style-name="pb">[Fueil.233]</text:span><text:line-break/>dance deau, vng beau viuier &amp; clair, quil feit inc(o2)tin(e2)t emplir de force poisson<text:line-break/>Et ne tasch(a2)t à autre chose que à faire son iardin tous les iours plus beau, aduint<text:line-break/>que le roy Charles vng temps d'esté, sen alla pour se reposer quelques iours à Ca<text:line-break/>stel de mare : lá ou ayant ouy reciter la beaulté du iardin de messire Nery, il eut<text:line-break/>voulenté de le veoir : Et quant il sceut à qui il estoit, il va penser que estant le lieu<text:line-break/>à vng cheualier, qui tenoit party contraire au sien, qu'il y faloit aller plus familie(-)<text:line-break/>rement, &amp; auec moindre compaignie : &amp; luy enuoya dire, qu'il vouloit aller auec<text:line-break/>seulement quatre gentilz hommes des siens, soupper la nuict ensuyuant en son<text:line-break/>iardin. Ce qui pleut gradement à messire Nery. Lequel ayant apresté magnific(-)<text:line-break/>quement &amp; donné ordre auec ses gens à tout ce qui estoit de faire,<text:s/>receut le roy<text:line-break/>le plus ioyeusement qu'il peut &amp; sceut, en son beau iardin. Et quant le roy l'eut<text:line-break/>tout veu &amp; pareillement le logis, l'ayant fort loué, estans les tables mises d'acoste<text:line-break/>le viuier, il laua les mains, &amp; se va asseoir en l'une d'icelles tables :<text:s/>&amp; commanda<text:line-break/>au C(o2)te Guy de M(o2)tfort, qui estoit l'ung de ceulx qui l'auoi(e2)t acompaigné, qu'il<text:line-break/>se asseist d'acoste luy, &amp; messire Nery de l'autre costé : &amp; voulut que les autres<text:line-break/>trois qu'il auoit menez auec soy seruissent, suyuant l'ordre que auoit<text:s/>donné mes(-)<text:line-break/>sire Nery. Il y eut viandes delicates, les vins excellans, &amp; l'ordre fut beau &amp; loua(-)<text:line-break/>ble, sans ouyr aucun bruict ne fascheries : ce que le roy loua grandement. Et pre(-)<text:line-break/>nant ainsi son repas ioyeusement, &amp; se delectant de ce lieu solitaire,<text:s/>entrerent au<text:line-break/>iardin deux ieunes filles, aagées chascune d'enuiron quinze ans, blondes com(-)<text:line-break/>me fil dor, auec les cheueux tous tressez, &amp; vng chappeller deslié de prouenche,<text:line-break/>ressemblans mieulx anges à leur visaige que autre chose, tant elles l'auoient beau<text:line-break/>&amp; delicat : &amp; estoient vestues sur leur chair d'ung habillement de toille de lin<text:line-break/>deslié &amp; blanc c(o2)me neige : lequel depuis la ceincture en hault estoit fort estroict,<text:line-break/><text:soft-page-break/>&amp; par embas large aguise d'ung pauillon, &amp; long iusques aux piedz : &amp; celle<text:line-break/>qui venoit la premiere portoit sur ses espaulles vne couple de trubles à pescher,<text:line-break/>qu'elle tenoit auec la main gauche, &amp; en la droicte elle tenoit vng baston long :<text:line-break/>l'autre qui venoit apres auoit sur l'espaulle gauche vne poisle, &amp; soubz ce bras<text:line-break/>mesme vng petit fagot de bois, &amp; vng trepié en la main : &amp; en l'autre main vng<text:line-break/>pot d'huille &amp; vng petit flambeau allumé. Lesquelles quant le roy les veid, il sen<text:line-break/>esmerueilla : &amp; sans sonner mot attendit que cecy vouloit dire. Les ieunes filles,<text:line-break/>quant elles furent deuant le roy, luy feir(e2)t honnestem(e2)t &amp; toutes honteuses la re<text:line-break/>uerence : Et apres, sen estant allées par ou lon entroit au viuier, celle qui auoit la<text:line-break/>poisle, la meit à terre, &amp; les autres choses apres : &amp; ayant prins le baston que l'au(-)<text:line-break/>tre portoit, toutes deux sen entrerent dedans le viuier : duquel leau leur venoit<text:line-break/>iusques au sein. Vng des seruiteurs de messire Nery, alluma illec promptement le<text:line-break/>feu, &amp; meit la poisle sur le trepié, &amp; de l'huille dedans, attendant que les filles luy<text:line-break/>iectassent du poisson. Desquelles l'une foul(a2)t à l'endroit ou elle scauoit (q2) les pois(-)<text:line-break/>sons se cachoient, &amp; l'autre tendant le truble, elles prindrent en peu de temps<text:line-break/>force poisson : au grant contentement du roy, qui regardoit ententiuement tout<text:line-break/>cecy. Et quant elles en eurent iecté au seruiteur, qui les mettoit quasi tous vifz en<text:line-break/>la poisle, elles c(o2)mencerent à en pr(e2)dre des plus beaulx, &amp; à les iecter sur la table<text:line-break/>au roy, au conte Guy, &amp; à leur pere. Ces poissons fretilloient sur la table, dont le<text:line-break/>roy prenoit vng merueilleux plaisir, &amp; en reiettoit gracieusement quelques<text:line-break/>vngs aux filles : &amp; ainsi par quelque espace se iouerent, tant que le seruiteur eut<text:line-break/><text:span text:style-name="pb">[n.p.]</text:span><text:line-break/>faict cuyre celuy qu'on luy auoit iecté. Lequel puis apres (plus pour vng entre(-)<text:line-break/>metz, que pour estre chose fort exquise, ou viande trop plaisante) fut mise deuant<text:line-break/>le roy, comme messire Nery l'auoit ordonne. Les filles quant elles veirent que le<text:line-break/>poisson fut cuyt, &amp; qu'elles eurent assez pesché, sortir(e2)t du viuier, estans leurs ha(-)<text:line-break/>billem(e2)s tous attachez à leur chair, de sorte qu'ilz ne cachoi(e2)t quasi aucune partie<text:line-break/>de leurs corps delicatz : Et ayantz chascune prins les choses qu'elles auoi(e2)t appor(-)<text:line-break/>té, passans toutes honteuses deuant le roy, sen retournerent au logis. Le roy, &amp; le<text:line-break/>conte, &amp; pareillement les autres, qui seruoient, auoient fort consideré ces filles : &amp;<text:line-break/>chascun à par soy les auoit grandement louées pour belles, &amp; bien formées : &amp;<text:line-break/>oultre ce pour gracieuses, &amp; bien condicionnées : mais elles auoient pleu sur tous<text:line-break/>les autres, au roy :<text:s/>lequel auoit si ententiuement consideré toutes les parties de<text:line-break/>leurs corps, quant elles sortir(e2)t de leau, que qui l'eust alors picqué il ne l'eust sen(-)<text:line-break/>ty. Et plus repensant en elles, sans scauoir qui elles estoient ne comment, il sentit<text:line-break/>esueiller en<text:s/>son cueur vng tresferuant desir d'en iouyr : Par lequel il c(o2)gneut tres(-)<text:line-break/>bien qu'il deuenoit amoureux s'il ny prenoit garde. Et ne scauoit luy mesmes la(-)<text:line-break/>quelle des deux luy plaisoit le plus, tant se ressembloient en toutes choses l'une à<text:line-break/>l'autre. Mais apres qu'il eut assez demouré en ce penser, il se tourna vers messire<text:line-break/>Nery, &amp; luy demanda, qui estoient ces deux damoyselles : A qui messire Nery<text:line-break/>respondit : Sire elles sont mes filles : toutes deux nées d'une portée, dont l'une se<text:line-break/>nomme Geneure la belle, &amp; l'autre Yseult la blonde. A qui le roy les loua fort, &amp;<text:line-break/>luy c(o2)seilla de les marier : dequoy faire s'escusa messire Nery, à faulte de pouuoir.<text:line-break/>Et sur ce point, ne restant plus à seruir que le fruict. Les deux damoyselles vindr(e2)t<text:line-break/>en cotte, d'ung<text:s/>taffetas turquin fort beau, auec deux grans bassins d'argent en la<text:line-break/>main, plains de diuers fruictz, selon que la saison le portoit, qu'elles meirent de(-)<text:line-break/>uant le roy sur la table : &amp; cecy faict se tirerent vng peu arriere, &amp; commencer(e2)t<text:line-break/>à chanter vne chanson commencant.</text:p>
      <text:p text:style-name="l">La ou ie voys Amour eslire,<text:tab/>De long temps ne se pourroit dire.</text:p>
      <text:soft-page-break/>
      <text:p text:style-name="p">Auec tant de doulceur, &amp;<text:s/>si plaisamment, qu'il sembloit au roy (qui les regardoit<text:line-break/>&amp; escoutoit en grant plaisir) que toutes les Ierarchies des anges du ciel fussent la<text:line-break/>descendues pour chanter. Et cecy deit, se agenoillans, elles demanderent reue(-)<text:line-break/>remment congé au roy. Lequel encor que leur departement luy faschast, toutes(-)<text:line-break/>fois par semblant le leur donna voulentiers. Quant doncques le soupper fut ache<text:line-break/>ué, &amp; que le roy de sa compaignie furent remontez à cheual, &amp; messire Nery<text:line-break/>demouré cheuz soy, deuisans d'une chose &amp; d'autre sen<text:s/>retournerent au logis<text:line-break/>du roy. Et lá tenant son affection cachée, ny ne pouuant pour grant affaire qui<text:line-break/>luy suruinst, oublier la beaulté &amp; gracieuseté de Geneure la belle (pour l'amour de<text:line-break/>laquelle il aymoit pareillem(e2)t sa seur) il s'englua tellement es amoureux gluaulx,<text:line-break/>qu'il ne pouuoit quasi penser à autre chose : Et faignant que ce fust pour autre oc(-)<text:line-break/>casion, il vsoit d'une gr(a2)de familiarité auec messire Nery, visit(a2)t fort souuent son<text:line-break/>beau iardin, pour veoir sa fille Geneure. Et quant il veit que desia il ne luy estoit<text:line-break/>plus possible d'en souffrir dauantaige, qu'il faisoit, &amp; luy estant tumbé en l'enten(-)<text:line-break/>dement (ne voyant autre meilleur moyen) de vouloir oster au pere, n(o2) seulem(e2)t<text:line-break/>lune : mais toutes les deux, il descouurit son amytié &amp; sa<text:s/>deliberaci(o2) au c(o2)te Guy :<text:line-break/>lequel comme vertueux &amp; saige seigneur qu'il estoit, luy deit : Ie m'esmerueille<text:line-break/>grandem(e2)t (Sire) de ce que vous me dictes : Et de tant plus m'en esbahiz ie, que<text:line-break/><text:span text:style-name="pb">[Fueil.234]</text:span><text:line-break/>vng autre ne feroit, comme mieulx il me<text:s/>semble auoir congneu (depuis le temps<text:line-break/>de vostre premiere enfance iusques à ores) voz complexions, que nul autre : Et<text:line-break/>ne m'estant iamais apperceu que en vostre ieunesse (durant laquelle amour de(-)<text:line-break/>uoit plustost fischer ses griffes) vous ayez eu telle passion, ce m'est à ceste heure<text:line-break/>chose si nouuelle &amp; estrange, d'ouyr dire que vous (qui desia estes quasi vieil)<text:line-break/>soyez deuenu amoureux, qu'il me semble presque vng miracle : Et s'il m'appar(-)<text:line-break/>tenoit de vous reprendre de cecy, ie scay bien que ie vous en diroye : consider(a2)t<text:line-break/>que vous estes encor le harnois sur le doz au royaume nouuellement conquis :<text:line-break/>entre vne nacion non congneue, &amp; plaine de tromperies &amp; de trahisons, tout<text:line-break/>empeché de grandes solicitudes &amp; de grans affaires : ne encor vous n'auez eu loy<text:line-break/>sir de<text:s/>vous arrester : &amp; que parmy tant de choses vous ayez desia faict voye à ce<text:line-break/>flateur Amour, cecy n'est point acte d'ung roy magnanime : ains d'ung pusilla(-)<text:line-break/>nime iouuenceau. Et oultre tout cecy vous dictes (qui pis est) que vous auez de(-)<text:line-break/>liberé d'oster les deux filles, au paoure cheualier, qui vous à traicté en sa maison<text:line-break/>mieulx que sa puissance ne portoit : &amp; pour plus vous faire d'honneur il les vous<text:line-break/>à faict veoir quasi toutes nues : rendant tesmoignaige par cela combien est gran<text:line-break/>de la foy qu'il à en vous : &amp; aussi qu'il croyt fermement que vous soyez roy, &amp;<text:line-break/>non loup rauissant. Auez vous maintenant si tost oublié que les violances faictes<text:line-break/>aux dames par le roy Manfredi vous ont donné l'entrée en ce Royaume ? Quel(-)<text:line-break/>le trahison fut iamais commise plus digne d'eternel supplice, que seroit ceste cy,<text:line-break/>de vouloir oster à celuy qui vous faict honneur, son honneur ? son espoir ? &amp;<text:line-break/>sa consolacion ? Que diroit on de vous si vous le faisiez ? Vous croyez paraduen(-)<text:line-break/>ture que ce seroit excuse suffisante de dire, ie l'ay fait pour ce quil est lubelin : Est<text:line-break/>ce maintenant de la iustice du roy, que ceulx qui recourent entre leurs bras en ce(-)<text:line-break/>ste facon (quelz qu'ilz soient) doiuent estre traictez de telle sorte ? Ie vous aduise<text:line-break/>sire, que ce vous est grande victoire d'auoir vaincu le roy Manfredi : mais elle est<text:line-break/>trop plus grande de vaincre soy mesmes. Et par ainsi vous qui auez à corriger<text:line-break/>les autres, soyez vainqueur de vous mesmes : &amp; reffrenez cest appetit desordon(-)<text:line-break/>né, ne voulant gaster auec vne telle tache ce que vous<text:s/>auez glorieusement ac(-)<text:line-break/>quis. Ces parolles picquerent amerement le cueur du Roy : &amp; tant plus l'afflige(-)<text:line-break/>rent comme plus il les congnoissoit veritables. Parquoy apres auoir iecté quel(-)<text:line-break/><text:soft-page-break/>que cuysant souspir, deit : Pour certain conté, il n'y a ennemy tant fort soit il, que<text:line-break/>ie n'estime foible &amp; aisé à vaincre, par celuy qui est bien experimenté à la guer(-)<text:line-break/>re, aupris de vaincre l'appetit de soy mesmes : mais, combien qu'il y ait beaucoup<text:line-break/>affaire, &amp; qu'il y faille vne force inexstimable, voz parolles m'ont tant esperon(-)<text:line-break/>né, qu'il conuient que ie vous face congnoistre par effect, auant peu de iours, que<text:line-break/>tout ainsi que ie scay vaincre autruy, ie scay pareillement repugner à moy mes(-)<text:line-break/>mes. Et de faict guieres de iours ne passerent apres, que le roy estant<text:s/>de retour à<text:line-break/>Naples, il delibera, t(a2)t pour oster à soy mesmes l'occasion de faire quelque lasche(-)<text:line-break/>té, comme pour recompenser le cheualier de l'honneur qu'il auoit receu de luy,<text:line-break/>(encor qu'il luy feist bien mal de faire vng autre iouyssant de ce qu'il desiroit<text:line-break/>grandement pour soy mesmes) de marier les deux damoyselles : non comme fil(-)<text:line-break/>les de messire Nery : mais comme siennes. Et auec le consentement du pere, leur<text:line-break/>ayant d(o2)né gros mariage, il donna Geneure la belle à messire Maffée de la Pal(-)<text:line-break/>lisse &amp;<text:s/>Y seult la blonde à messire Guillaume de la Magna nobles cheualiers &amp;<text:line-break/><text:span text:style-name="pb">[n.p.]</text:span><text:line-break/>grans seigneurs. Et apres les leur auoir liurées, sen alla (portant vng dueil inesti(-)<text:line-break/>mable) en Puglie, la ou auec continuelles peines il matta tant &amp; de telle sorte, son<text:line-break/>appetit desordonné, que ayant rompu &amp; brise les amoureuses chaines, il fut li(-)<text:line-break/>bre de telle passion le demourant de ses iours. Aucuns voulurent paraduenture<text:line-break/>dire, que cest peu de chose à vng roy d'auoir marié deux damoyselles, &amp; ie l'ac(-)<text:line-break/>corderay : mais ie la diray grande, &amp; plus que grande, si nous disons que vng<text:line-break/>roy bien amoureux ait faict cecy : mariant celle la qu'il aymoit, sans auoir prins,<text:line-break/>ou prendre de son amytié, fleur, fueille ou fruict. Ainsi doncques en feit ce trium<text:line-break/>phant roy, en recompensant grandement le noble cheualier, honnorant loua(-)<text:line-break/>blement les deux damoyselles aymées, &amp; vainquant vertueusement soy mes(-)<text:line-break/>me.</text:p>
      <text:h text:style-name="Titre2" text:outline-level="2">(hedera) LE ROY PIERRE CONGNOISSANT L'A(-)<text:line-break/><text:span text:style-name="T4776">mour feruente que luy portoit Lise l'alla ueoir malade, &amp; la conforta : puis la m</text:span><text:span text:style-name="T4777">a(-)</text:span><text:span text:style-name="T4778"><text:line-break/></text:span><text:span text:style-name="T4779">ria à ung honneste ieune gentil homme, &amp; l'ayant seulement baisée au front, il se re(-)</text:span><text:span text:style-name="T4780"><text:line-break/></text:span><text:span text:style-name="T4781">puta tousiours par apres son cheualier.</text:span></text:h>
      <text:h text:style-name="Titre2" text:outline-level="2"><text:span text:style-name="T4782">Nouuelle septiesme.</text:span></text:h>
      <text:p text:style-name="P4783"><text:span text:style-name="T4784">M</text:span>A dame Fiammette estoit venue à la fin de sa nouuelle, &amp; la gr(a2)<text:line-break/>de magnificence du roy charles auoit esté fort louée (combien<text:line-break/>que quelcune de la compaignie qui estoit iubeline ne la voulust<text:line-break/>louer) quand ma dame Pampinée par commandement du roy<text:line-break/>commenca ainsi. Il n'y a homme de bon entendement (mes da(-)<text:line-break/>mes) qui sceust dire autre chose que ce que vous dittes du bon<text:line-break/>roy Charles : sinon ceste cy, qui luy veult mal d'ailleurs. Mais pour ce qu'il me<text:line-break/>vient souuenir d'une chose, non moins louable paraduenture que ceste cy, fai(-)<text:line-break/>cte par vng sien ennemy à vne ieune fille de nostre cité il me plaist de vous la<text:line-break/>compter.</text:p>
      <text:p text:style-name="P4785">Du temps que les Francois furent chassez de Sicile, il y auoit à Palerme vng<text:line-break/>nostre Florentin appoticaire, nommé Bernard Puccin, homme tresriche, lequel<text:line-break/>auoit d'une si(e2)ne femme vne seulle fille fort belle, desia preste à marier : Et est(a2)t le<text:line-break/>roy Pierre d'Aragon deuenu seigneur du royaume, il faisoit à Palerme vne mer(-)<text:line-break/>ueilleuse chere auec ses barons, &amp; ioustant vng iour le roy à la Cathelanne, ad(-)<text:line-break/>uint que la fille de ce Bernard qui se n(o2)moit Lise, le veit courir, d'une fenestre, ou<text:line-break/>elle estoit auec d'autres femmes : lequel luy pleut si merueilleusem(e2)t, que le regar(-)<text:line-break/><text:soft-page-break/>dant puis vne fois &amp; autre, elle se amoura feruentement de luy : Et quant la feste<text:line-break/>fut cessée elle demourant en la maison de son pere, il luy estoit impossible de<text:line-break/>penser à autre chose, sinon à son amytié qu'elle auoit mis si haultement. Et ce qui<text:line-break/>plus la tourmentoit en cecy, estoit la congnoissance qu'elle auoit de sa condicion<text:line-break/>plus que basse : laquelle congnoissance ne luy laissoit à peine pr(e2)dre aucune espe<text:line-break/>rance<text:s/>de ioyeuse fin. Toutesfois elle ne se vouloit desmouuoir d'aymer le roy :<text:line-break/>lequel ne s'estoit aucunement apperceu de ceste chose, &amp; ne sen soucyoit point :<text:line-break/>dont elle (oultre ce qu'on en peult iuger) portoit douleur intollerable. Au moyen<text:line-break/>dequoy il aduint que croissant ceste amytié continuellement en elle, &amp;<text:line-break/><text:span text:style-name="pb">[Fueil.235]</text:span><text:line-break/>accumu(-)lant vne melancolie sur l'autre ceste belle fille, quant elle n'en peut plus, deuint<text:line-break/>malade se consommant de iour en iour euidamment : comme faict la neige au<text:line-break/>Soleil. Le pere &amp;<text:s/>la mere desplaisans de cest accident, auec continuelles con(-)<text:line-break/>solacions &amp; auec medecins &amp; medecines luy faisoient tout le secours qui leur e(-)<text:line-break/>stoit possible : mais ce n'estoit riens, par ce qu'elle auoit choisy (comme desespe(-)<text:line-break/>rée de son amytié) de ne vouloir iamais plus viure. Ores aduint que luy offrant<text:line-break/>le pere tout ce qu'elle vouldroit, elle va entrer en fantasie de vouloir, s'il estoit<text:line-break/>possible, premier que mourir, faire entendre au roy, l'amytié qu'elle luy por(-)<text:line-break/>toit : &amp; par ainsi elle pria vng<text:s/>iour son pere de luy faire venir Minuce daresse.<text:line-break/>Lequel en ce temps estoit tenu pour excellent chantre, &amp; bon ioueur d'instru(-)<text:line-break/>mens : &amp; qui vouluntiers estoit veu du roy Pierre. Le pere se va aduiser que sa<text:line-break/>fille le demandast pour l'ouyr quelque peu iouer &amp; chanter : parquoy le luy a(-)<text:line-break/>yant faict dire le pere, il y vint incontinent : &amp; apres qu'il eut conforté Lise, a(-)<text:line-break/>uec certaines amoureuses &amp; gracieuses parolles, il sonna doulcement d'une sien(-)<text:line-break/>ne violle qu'il auoit apportée, quelques aubades, puis deit certaines chansons :<text:line-break/>lesquelles ou lieu de consolacion qu'il pensoit donner à la ieune fille, ne ser(-)<text:line-break/>uoient à son amytié que de feu &amp; de flamme : Apres cecy elle deit qu'elle<text:line-break/>vouloit dire vng mot à Minuce seul, parquoy l'ayantz vng chascun laissez seulz,<text:line-break/>elle luy deit. Minuce ie t'ay choisy pour fidelle gardien d'ung myen secret, es(-)<text:line-break/>perant premierement que tu ne le manifesteras à viuante creature, sinon à celuy<text:line-break/>que ie te diray : &amp; aussi que tu m'ayderas en ce qu'il te sera possible, dont ie te<text:line-break/>supplie bien fort. Tu doiz doncques scauoir Minuce mon amy, que le iour que<text:line-break/>le roy nostre sire feit la grande feste de son exaltacion, il m'aduint de le veoir<text:line-break/>ainsi qu'il couroit, à tel point, que de son amytié s'aluma vng feu en mon cueur,<text:line-break/>qui m'a conduict en l'estat que tu me voys : &amp; congnoissant combien mon a(-)<text:line-break/>mour est mal conuenable à celle d'ung roy, &amp; ne la pouuant non pas chasser :<text:line-break/>mais ne seulement aussi la diminuer, i'ay choisy pour le moins de mal de vou(-)<text:line-break/>loir mourir : &amp; ainsi le feray. Il est bien vray, que ie m'en iroys merueilleuse(-)<text:line-break/>ment desolée, s'il ne le scauoit premierement : Et ne saichant par qui ie luy sceus(-)<text:line-break/>se faire entendre ceste mienne deliberacion, plus destrement que par toy, ie<text:line-break/>t'en veulx donner la charge. Te suppliant que tu ne reffuses de le faire : &amp; quant<text:line-break/>tu l'auras faict me le faire scauoir : affin que mourant toute consolée, ie me des(-)<text:line-break/>ueloppe de tant de peine : Et cecy deit elle se teut en plourant. Minuce s'esmer(-)<text:line-break/>ueilla du grant cueur de ceste cy, &amp; de sa terrible deliberation : &amp; en eut grant<text:line-break/>pitié : Et soubdainement, luy tumbant en l'entendement que honnestement il<text:line-break/>luy pouuoit faire ce plaisir, il luy deit : Lise, ie t'oblige ma foy, de laquelle sois as(-)<text:line-break/>seurée que tu ne t'en trouueras iamais trompée, &amp; t'estimant d'une si haulte en(-)<text:line-break/>treprinse comme est, d'auoir mis ton amytié à vng si grant roy, Ie t'offre mon<text:line-break/>ayde : auec laquelle i'espere (si tu te veulx rec(o2)forter) faire de sorte que au(a2)t qu'il<text:line-break/>soit trois iours d'icy, ie t'apporteray nouuelles qui<text:s/>te plairont fort, &amp; pour ne<text:line-break/><text:soft-page-break/>perdre point de temps, ie m'en veulx aller y commancer. La ieune fille le ayant<text:line-break/>prié de rechef, &amp; luy promettant de se reconforter, luy deit, qu'il sen allast en la<text:line-break/>bonne heure. Minuce quant il fut party rencontra vng nommé Mico de Siene,<text:line-break/>fort bon compositeur en ryme pour le temps d'alors, &amp; le contraignit par prieres<text:line-break/>de faire la chanson qui sensuit.</text:p>
      <text:p text:style-name="P4786"/>
      <text:p text:style-name="P4787"><text:span text:style-name="pb">[n.p.]</text:span><text:line-break/>Va dire Amour, ce qui me faict douloir :</text:p>
      <text:p text:style-name="P4788">Compte au seigneur que ie m'en vois mourii</text:p>
      <text:p text:style-name="P4789">S'il ne me vient, ou me veult secourir :</text:p>
      <text:p text:style-name="P4790">Celant par craincte vng desireux vouloir.</text:p>
      <text:p text:style-name="P4791"/>
      <text:p text:style-name="P4792">Mercy amour, à ioinctes mains te criee :</text:p>
      <text:p text:style-name="P4793">Voy mon seigneur au lieu ou il demeure,</text:p>
      <text:p text:style-name="P4794">Dy luy comment ie le desire &amp; prie :</text:p>
      <text:p text:style-name="P4795">Tant que d'ardeur il fauldra que ie meure :</text:p>
      <text:p text:style-name="P4796">Toute enflambée : Et ne saichant point l'heure</text:p>
      <text:p text:style-name="P4797">Que perdre puisse vne peine si griefue,</text:p>
      <text:p text:style-name="P4798">Si sa pitié bien tost ne me relieue,</text:p>
      <text:p text:style-name="P4799">Ie ne voy point moyen de me rauoir :</text:p>
      <text:p text:style-name="P4800">Ains finira tantost ma vie briefue.</text:p>
      <text:p text:style-name="P4801">Helas Amour fay luy mon mal scauoir.</text:p>
      <text:p text:style-name="P4802"/>
      <text:p text:style-name="P4803">Depuis que fuz de luy si amoureuse,</text:p>
      <text:p text:style-name="P4804">Ie n'ay point eu le cueur<text:s/>ny l'auantaige,</text:p>
      <text:p text:style-name="P4805">Comme la craincte, helas paoure paoureuse</text:p>
      <text:p text:style-name="P4806">De luy compter mon vouloir, &amp; couraige :</text:p>
      <text:p text:style-name="P4807">Dont d'ennuy suis en telle peine &amp; raige,</text:p>
      <text:p text:style-name="P4808">Qu'ainsi mourant, mourir m'est gr(a2)to ppresse,</text:p>
      <text:p text:style-name="P4809">Et si croy bien qu'il en auroit destresse,</text:p>
      <text:p text:style-name="P4810">Si bonnement ma peine<text:s/>il pouuoit veoir :</text:p>
      <text:p text:style-name="P4811">De luy mander ie n'ay la hardiesse.</text:p>
      <text:p text:style-name="P4812">Helas amour fay luy mon mal scauoir.</text:p>
      <text:p text:style-name="P4813"/>
      <text:p text:style-name="P4814">Puis doncq Amour, que ie n'ayl'esperance</text:p>
      <text:p text:style-name="P4815">Que mon seigneur puisse scauoir, helas</text:p>
      <text:p text:style-name="P4816">Par nul moyen iamais, ne par semblance,</text:p>
      <text:p text:style-name="P4817">Ce que ie seuffre en mon paoure cueur las :</text:p>
      <text:p text:style-name="P4818">Il te plaira me donner ce soulas,</text:p>
      <text:p text:style-name="P4819">Quil luy souuienne aumoins de la iournée,</text:p>
      <text:p text:style-name="P4820">Qu'il combattit à la lance mornée,</text:p>
      <text:p text:style-name="P4821">Faisant tant bien au tournoy son deuoir.</text:p>
      <text:p text:style-name="P4822">Par mon regard fut lors si adiournée,</text:p>
      <text:p text:style-name="P4823">Que ie n'en puis faire mon mal scauoir.</text:p>
      <text:p text:style-name="P4824"/>
      <text:p text:style-name="P4825">Lesquelles parolles Minuce meit incontinent en chant aussi doulx &amp; pi(-)<text:line-break/>toyable, comme la matiere d'icelles le requeroit. Et le troisiesme iour il sen alla à<text:line-break/>la court, estant encor le roy à table, qui luy commanda de dire quelque chose<text:line-break/>auec sa violle. Alors il commenca à iouer si doulcement &amp; à chanter ceste chan(-)<text:line-break/>son, que tous ceulx qui estoient en la salle sembloient statues d'hommes, tant<text:line-break/><text:soft-page-break/><text:span text:style-name="pb">[Fueil.236]</text:span><text:line-break/>e(-)stoient coys &amp; ententifz d'escouter : &amp; le roy plus que les autres. Et quant Mi(-)<text:line-break/>nuce eut acheué sa chanson, le roy luy demanda dont venoit cecy, que iamais<text:line-break/>plus ne luy sembloit l'auoir ouye : Sire respondit Minuce, il n'ya pas encores<text:line-break/>trois iours que la chanson &amp; le chant ont esté faictz : Et luy demandant le roy,<text:line-break/>Pour qui : Il respondit ie ne l'oseroye dire à autre<text:s/>que à vous. Le roy curieux de<text:line-break/>le scauoir quant il fut hors de table le feit venir en sa chambre : La ou Minuce<text:line-break/>luy compta par ordre tout ce qu'il auoit ouy, dont le roy fut fort ayse : &amp; loua<text:line-break/>grandement la fille : disant que vne si honneste fille meritoit<text:s/>bien qu'on eust<text:line-break/>compassion d'elle, &amp; par ainsi qu'il sen allast de sa part à elle la reconforter, &amp;<text:line-break/>luy dire quil l'yroit veoir sans aucune faulte ce mesme iour, sur lheure de vespres.<text:line-break/>Minuce plus que content de porter vne telle nouuelle à la ieune fille,<text:s/>sans arre(-)<text:line-break/>ster en lieu du monde la va veoir auec sa viole, &amp; parlant seul à seul auec elle luy<text:line-break/>compta tout ce qu'il auoit faict : Puis chanta la chanson auec sa viole, dont la ieu(-)<text:line-break/>ne fille eut tant de ioye &amp; de contentemet que euidamment sur l'heure<text:s/>elle mon<text:line-break/>stra de tresgrans signes de guerison, &amp; commenca d'attendre en grande de(-)<text:line-break/>uocion sans que personne de la maison sceust ou presumast ce que cestoit, que<text:line-break/>l'heure de vespres fust venue pour veoir son seigneur. Le roy qui estoit prince<text:line-break/>liberal &amp; bening, ayant depuis pensé plusieursfois aux choses qu'il auoit ouy di(-)<text:line-break/>re à Minuce, &amp; congnoissant tresbien la ieune fille, &amp; sa beaulté, il en eut en(-)<text:line-break/>cor plus de compassion, &amp; sur l'heure du vespres estant monté à cheual, &amp; fai(-)<text:line-break/>sant semblant de sen<text:s/>aller à lesbat, il vint deuant la maison de l'appoticaire, &amp;<text:line-break/>lá faisant demander qu'on luy ouurist vng beau iardin que l'appoticaire auoit,<text:line-break/>il y descendit : &amp; quelque peu apres il demanda à l'appoticaire ou estoit sa fil(-)<text:line-break/>le, &amp; s'il ne l'auoit pas encores mariée. L'appoticaire respondit : Sire elle n'est<text:line-break/>pas encores mariée : ains a esté &amp; est de present fort malade : Bien est vray que<text:line-break/>depuis midy en ca il luy est merueilleusement amende. Le roy entendit incon(-)<text:line-break/>tinant que vouloit dire cest admendement,<text:s/>&amp; deit : En bonne foy ce seroit dom(-)<text:line-break/>maige que le monde fust encores priue d'une si belle chose, Nous la voulons<text:line-break/>aller visiter : Et auec deux de ses gens seulement, &amp; le pere, sen alla vng peu a(-)<text:line-break/>pres en la chambre d'elle : &amp; quant il fut dedans s'approcha du lict la ou la ieu(-)<text:line-break/>ne fille vng peu soubzleuée l'attendoit en grant desir, &amp; la print par la main di(-)<text:line-break/>sant : Que veult dire cecy la belle fille ? Vous estes ieune qui deuriez conforter<text:line-break/>les autres, &amp; vous vous laissez auoir mal : nous vous voulons prier qu'il vous plai(-)<text:line-break/>se pour l'amour de nous, vous reconforter, de sorte que vous soyez bien tost<text:line-break/>guerie. La ieune fille se sentant toucher aux mains de celuy qu'elle aymoit sur<text:line-break/>toutes choses (combien qu'elle eust quelque honte) si sentoit elle tant<text:s/>de plaisir<text:line-break/>au cueur, comme si elle eust esté en Paradis : Et respondit le mieulx qu'elle peut.<text:line-break/>l'occasion de ceste maladie. Sire, ne m'est venue sinon de vouloir soubzmectre<text:line-break/>mes forces debiles, à trop pesant faiz : de laquelle maladie vous (par la vostre<text:line-break/>bonne mercy) me verrez bien tost deliure. Le roy entendoit tresbien le parler<text:line-break/>couuert de la ieune fille, dont tousiours plus, il la reputoit : &amp; plusieursfois maul(-)<text:line-break/>dit en soy mesmes la fortune, qui l'auoit faicte fille, d'ung homme de bas estat.<text:line-break/>Et apres, qu'il eut encor demouré quelque peu auec elle, &amp; l'ayant reconfor(-)<text:line-break/>tée de rechef, il sen alla. Ceste humanité du roy fut fort louée &amp; reputée pour<text:line-break/><text:span text:style-name="pb">[n.p.]</text:span><text:line-break/>grant honneur à l'appoticaire &amp; à sa fille : laquelle demoura aussi contente com<text:line-break/>me femme<text:s/>fut iamais de son amy : &amp; aydée de plus d'esperance, en peu de iours<text:line-break/>elle guerit, &amp; deuint plus belle que iamais elle n'auoit esté. Mais apres qu'elle fut<text:line-break/>guerie, ayant le roy deliberé auec la royne, quelle recompense il luy vouloit fai(-)<text:line-break/><text:soft-page-break/>re d'une si grande amytié, montant vng iour à cheual auec plusieurs de ses ba(-)<text:line-break/>rons sen alla à la maison de l'appoticaire, &amp; estant entré dedans le iardin feit ap(-)<text:line-break/>peller l'appoticaire &amp; sa fille : &amp; ce pendant estant la royne venue, auec plusieurs<text:line-break/>damoyselles, &amp; la ieune fille receue parmy, elles commencerent à faire grant fe(-)<text:line-break/>ste ensemble, &amp; vng peu apres, le roy &amp; la royne appellerent la fille : &amp; le roy<text:line-break/>luy deit. Belle fille, la grant amytié que vous m'auez portée, vous à impetré grant<text:line-break/>honneur enuers nous : de laquelle nous voulons que pour l'amour de nous vous<text:line-break/>soyez contente, &amp; l'honneur que nous vous voulons faire cest, Que comme<text:line-break/>ainsi soit que vous soyez preste d'estre mariée, nous voulons que vous prenez<text:line-break/>pour mary celuy que nous vous donnerons : Voulans tousiours (non obstant<text:line-break/>tout cecy) nous reclamer vostre cheualier, sans desirer autre chose de vous<text:line-break/>pour vne si grande amytié, que vng seul baiser. La ieune fille qui de honte e(-)<text:line-break/>stoit toute rougie, reputant le plaisir du roy estre le sien, auec la voix basse res(-)<text:line-break/>pondit ainsi. Sire ie suis trescertaine, que si on scauoit que i'eusse esté amoureu(-)<text:line-break/>se de vous, la pluspart du monde m'en reputeroit folle : croyant paraduenture<text:line-break/>que moymesmes me feusse oubliée : &amp; que ie ne congneusse ma qualité, &amp; en(-)<text:line-break/>cores moins la vostre : Mais comme dieu scait (qui seul veoit &amp; congnoist le<text:line-break/>cueur des mortelz) en la mesme heure que vous me pleustes tant, ie congneu que<text:line-break/>vous estiez roy, &amp; moy fille de Bernard l'appoticaire, &amp; qu'il m'estoit mal seant<text:line-break/>de adresser l'ardeur de mon cueur en si hault lieu : mais comme vous scauez<text:line-break/>trop mieulx que moy, personne ne deuient amoureux selon sa deue election :<text:line-break/>ains selon l'appetit &amp; le plaisir : ausquelles loix mes forces s'opposerent plusieurs<text:line-break/>fois : &amp; n'en pouuant plus, ie vous aymay, &amp;<text:s/>ayme, &amp; tousiours vous aymeray.<text:line-break/>Il est vray que tout aussi tost que ie me senty prinse de vous par amour, ie me<text:line-break/>deliberay deslors de faire tousiours de vostre voulenté la mienne : &amp; par ainsi<text:line-break/>non seulement que ie preigne voulentiers mary, &amp; que i'ayme celuy qu'il vous<text:line-break/>plaira me donner, pour m(o2) h(o2)neur &amp; selon mon estat : mais si vous disiez que ie<text:line-break/>demourasse dedans vng feu, vous pensant complaire ce me seroit plaisir. De<text:line-break/>vous auoir pour cheualier vous qui estes mon roy, vous scauez combien cela<text:line-break/>m'appartient : &amp; par ainsi ie ne respons plus à cela : ne pareillement le baiser que<text:line-break/>vous desirez pour la seulle recompense de mon amytié, ie ne le vous accorderay<text:line-break/>point, sans la licence de la royne. Et toutesfois d'une si grande Benignité en(-)<text:line-break/>uers moy comme est la vostre &amp; celle de la royne qui est icy, dieu vous vueille<text:line-break/>rendre pour moy &amp; graces &amp; merite : car ie n'ay dequoy les rendre : &amp; icy se teut.<text:line-break/>La responce de la ieune fille pleut grandement à la royne, qui la trouua saige c(o2)(-)<text:line-break/>me le roy luy auoit dit. Le roy feit appeller le pere &amp; la mere, &amp; les saichans con(-)<text:line-break/>tens de ce qu'il delibereroit faire, feit appeller vng ieune homme qui estoit gen(-)<text:line-break/>til homme, mais paoure, qui se nommoit Perdicon, &amp; luy mettant certains an(-)<text:line-break/>neaulx en la main, sans qu'il reffusast de le faire, luy feit espouser Lise. Aus(-)<text:line-break/>quelz incontinent le roy oultre plusieurs bagues, &amp; de grant valeur, que luy &amp;<text:line-break/><text:span text:style-name="pb">[Fueil.237]</text:span><text:line-break/>la royne. Donnerent à la mariée donna Ceffalu &amp; Calatabellote : deux fort bon(-)<text:line-break/>nes terres, &amp; de gr(a2)t reuenu : En disant à Perdicon, Nous te donnons cecy, pour<text:line-break/>le mariage de ta femme : &amp; ce que nous vouldrons faire dauantaige pour toy tu<text:line-break/>t'en apperceueras à l'aduenir. Et cecy deit, il se retourna deuers la fille, &amp; luy deit :<text:line-break/>Maintenant veulx ie prendre ce fruict que ie doiz auoir de vostre amytié : &amp;<text:line-break/>l'ayant empoignée à tout les deux mains par la teste, il luy baisa le front : Perdi(-)<text:line-break/>con, le pere, &amp; la mere de Lise &amp; elle mesmes contens tresgrandement, feirent<text:line-break/>grande feste &amp; ioyeuses nopces, &amp; selon<text:s/>que plusieurs afferment le roy obserua<text:line-break/>tresbien à la ieune fille ce qu'il luy auoit promis : Par ce que tant qu'il vesquit il<text:line-break/><text:soft-page-break/>s'appella tousiours son cheualier : ne iamais ne fut à aucun faict d'armes qu'il por(-)<text:line-break/>tast autre deuise, que celle qui luy estoit enuoyé par elle. Faisant doncques ainsi<text:line-break/>on gaingne le cueur des subiectz, &amp; sert lon d'exemple à autry de bien faire : &amp;<text:line-break/>par lá, l'eternelle renommée se acquiert, choses à quoy auiourdhuy peu ou point<text:line-break/>n'ont tendu l'arc de leur entendement : Estantz la pluspart des seigneurs deue(-)<text:line-break/>nuz cruelz &amp; tirans.</text:p>
      <text:h text:style-name="Titre2" text:outline-level="2">(hedera) SOPHRONIE CVYDANT ESTRE FEM(-)<text:line-break/><text:span text:style-name="T4826">me de Gisippus, estoit femme de Titus Quintus Fuluius, &amp; sen alla auec luy à</text:span><text:span text:style-name="T4827"><text:line-break/></text:span><text:span text:style-name="T4828">Romme : la ou Gisippus arriua quelque temps apres en paoure estat, &amp; croyant</text:span><text:span text:style-name="T4829"><text:line-break/></text:span><text:span text:style-name="T4830">estre despri</text:span><text:span text:style-name="T4831">sé de Titus, confessa auoir tué ung homme affin de mourir : mais Ti(-)</text:span><text:span text:style-name="T4832"><text:line-break/></text:span><text:span text:style-name="T4833">tus le recongnoissant, s'accusa de l'auoir tué pour sauuer Gisippus. Ce que uoyant</text:span><text:span text:style-name="T4834"><text:line-break/></text:span><text:span text:style-name="T4835">celuy qui auoit faict le meurtre, se accusa luy mesmes : Au moyen dequoy tous trois</text:span><text:span text:style-name="T4836"><text:line-break/></text:span><text:span text:style-name="T4837">furent deliurez pa</text:span><text:span text:style-name="T4838">r l'empereur Octouien : &amp; Titus donna à Gisippus, sa seur, à</text:span><text:span text:style-name="T4839"><text:line-break/></text:span><text:span text:style-name="T4840">femme, &amp; le feit participant de tout son bien.</text:span></text:h>
      <text:h text:style-name="P4841" text:outline-level="2">Nouuelle huictiesme.</text:h>
      <text:p text:style-name="P4842"><text:span text:style-name="T4843">M</text:span>A dame Philomene par commandement du roy, apres que ma<text:line-break/>dame Pampinée ne parla plus, &amp; desia ayant chascun loué le<text:line-break/>roy Pierre,<text:s/>&amp; plus la Iubeline que les autres, commenca ainsi.<text:line-break/>Qui est ce (mes dames) qui ne scait que les roys peuuent faire<text:line-break/>(quant ilz veulent) toutes choses grandes ? &amp; que à eulx mes(-)<text:line-break/>mement est requis d'estre magnificques ? Celuy doncques qui<text:line-break/>faict ce qu'il doit, quant il en a la puissance, faict bien : mais il ne sen fault pas tant<text:line-break/>esmerueiller, ny tant le hault louer comme lon feroit bien vng autre qui à faulte<text:line-break/>de puissance y auroit moins d'obligacion, &amp; toutesfois le feroit. Et par ainsi, si<text:line-break/>vous auec tant de<text:s/>parolles exaulcez les œuures du roy Pierre, &amp; qu'elles vous<text:line-break/>semblent belles, ie ne fois point de doubte que trop plus ne vous doiuent plaire<text:line-break/>&amp; estre dauantaige louées de vous, celles de noz semblables : quant elles seront<text:line-break/>pareilles à celles des roys, ou plus grandes. Parquoy ie delibere de vous compter<text:line-break/>en vne nouuelle, vng œuure louable &amp; magnificque faict entre deux cytoyens<text:line-break/>grans amys.</text:p>
      <text:p text:style-name="p"><text:span text:style-name="pb">[n.p.]</text:span><text:line-break/>Au temps que Octouien Cesar non encores Auguste, mais triumvir seulem(e2)t<text:line-break/>gouuernoit l'empire Romain, il<text:s/>y eut à R(o2)me vng gentil h(o2)me nommé Publius<text:line-break/>Quintus Fuluius : lequel ayant vng filz n(o2)mé Titus Quintus Fuluius, de merueil<text:line-break/>leux entendement, l'enuoya à Athenes pour aprendre la Philosophie : &amp; le re(-)<text:line-break/>commanda tant qu'il peut à vng noble homme Athenien nommé Cremes, qui<text:line-break/>estoit son amy d'ancienne congnoissance. Lequel logea Titus en sa maison, en<text:line-break/>la c(o2)paignie d'ung sien filz appellé Gisippus : &amp; les feit ensemble estudier soubz<text:line-break/>la doctrine d'ung philosophe n(o2)mé Aristippus : Et viuans les deux<text:s/>ieunes hom(-)<text:line-break/>mes, en mesme ville, escolle, &amp; maison, il se trouuerent tant conformes de meurs<text:line-break/>&amp; condicions, qu'il nasquit entre eulx vne fraternité &amp; amytié grande, que ia(-)<text:line-break/>mais depuis ne peut estre separée d'autre accident que de la mort : ne nul d'eulx<text:line-break/>ne sentoit bien ne repos, sinon tant qu'il estoit auec son compaignon. Et estantz<text:line-break/>chascun d'eux esgallement dont d'ung tresgentil esperit, &amp; ayantz c(o2)mencé leur<text:line-break/>estude ensemble, ilz se esleuoient en pareil degré, à la glorieuse haulteur de phi(-)<text:line-break/>losophie, non sans leur merueilleuse louenge : Et en telle facon de viure auecques<text:line-break/>le tresgrant plaisir de Cremes, qui à peine tenoit l'ung plus que l'autre pour son<text:line-break/><text:soft-page-break/>filz, perseurerent les deux escoliers bien trois ans : A la fin desquelz (comme il<text:line-break/>aduient de<text:s/>toutes choses) Cremes desia viel, passa de ceste vie en l'autre : dequoy<text:line-break/>les ieunes hommes porterent esgalle compassion comme de leur commun pe(-)<text:line-break/>re : &amp; n'eussent sceu les amys de Cremes discerner, lequel des deux auoit plus de<text:line-break/>besoing de estre consolé pour le cas suruenu. Or aduint apres quelques moys<text:line-break/>que les Parens de Gisippus le vindrent veoir cheuz luy : &amp; lá auecques Titus, luy<text:line-break/>conseillerent de se marier : &amp; luy trouuerent vne ieune damoyselle de excellente<text:line-break/>beaulté, de tresnoble maison, &amp; citoyenne de Athenes, laquelle auoit nom So(-)<text:line-break/>phronia, de l'aage paraduenture de quinze ans : Puis s'aprochant le terme des<text:line-break/>nopces, Gisippus pria vng iour Titus de l'aller veoir auecques luy : car encor ne<text:line-break/>l'auoit il point veue, &amp; eulx venuz à sa maison, &amp; elle est(a2)t assise au milieu d'eulx<text:line-break/>deux, Titus comme considerateur de la beaulté de la fiancée de son amy, la com<text:line-break/>menca tresententiuement à Regarder : &amp; tant luy pleut chascune partie d'elle,<text:line-break/>que les louant toutes à parsoy il s'esprint d'elle sans en monstrer semblant, le plus<text:line-break/>ardentement que iamais aucun amant s'esprint de femme : mais apres qu'ilz eu(-)<text:line-break/>rent esté quelque espace de temps auecques elle, ilz en partirent, &amp; retournerent<text:line-break/>à leur logis. La ou Titus retiré seul en sa chambre commenca à penser à celle<text:s/>qui<text:line-break/>luy auoit pleu si fort, dont tant plus il sen enflammoit c(o2)me plus il se fourroit a(-)<text:line-break/>uant en ce pensement : dequoy se apperceuant luy mesmes, apres auoir iecté plu(-)<text:line-break/>sieurs chaulx souspirs, deit ainsi. O malheureux Titus que tu es, en quel endroit<text:line-break/>veulx tu mettre l'entendement l'amour &amp; l'esperance, ne congnois tu point tant<text:line-break/>par les biens &amp; honneurs que tu as receuz de Cremes &amp; de sa maison, c(o2)me par<text:line-break/>l'entiere amytié qui est entre toy &amp; Gisippus (de qui ceste cy est fi(a2)cée) qu'il te la<text:line-break/>fault<text:s/>auoir en telle reuerence comme si elle estoit ta seur ? Que veulx tu aymer ?<text:line-break/>Ou te laisses tu transporter à la deceuante amour ? ou à la faincte de ton espe(-)<text:line-break/>rance ? Ouure les yeulx de ton entendement &amp; te recongnois. O miserable<text:line-break/>toy mesmes, donne lieu<text:s/>à la raison : refrene l'appetit intemperé, reforme tes de(-)<text:line-break/>sirs desraisonnables, &amp; adresse tes pensees ailleurs, resiste en ce commencement<text:line-break/>à ta lesciue volunté, &amp; sois maistre de toy mesmes, ce pendant que tu en as<text:line-break/><text:span text:style-name="pb">[Fueil.238]</text:span><text:line-break/>l'op(-)portunité. Ce que tu veulx n'est point raisonnable ne honneste : Et quant bien tu<text:line-break/>serois asseuré de y paruenir apres ta poursuyte (ce que tu nes point) si le deurois<text:line-break/>tu fuir : si tu auois esgard à ce que la vraye amytie &amp; ton deuoir requierent. Que<text:line-break/>feras tu doncques Titus ? Tu laisseras la non raisonnable amour, si tu veulx faire<text:line-break/>ce qui est de raison. Mais apres ce discours luy souuenant de Sophronia, &amp; tour(-)<text:line-break/>nant ses pensées au c(o2)traire, il condamnoit tout le propos qu'il auoit tenu, disant<text:line-break/>ainsi. Les loix damour<text:s/>sont de plus grande puissance que nulles autres : elles rom<text:line-break/>pent non seulement celles d'amytie, mais aussi les diuines. Combien de fois a lon<text:line-break/>veu que le pere a aymé la fille, le frere, la seur, la marastre son beau filz ? choses<text:line-break/>trop plus monstreuses que<text:s/>de veoir vng amy aymer la femme de lautre : qui est<text:line-break/>vng cas aduenu mille fois. Dauantaigne ie suis ieune : &amp; la ieunesse est toute<text:line-break/>soubzmise aux passions d'amour : Il est doncques raisonnable que ce qui plaist à<text:line-break/>Amour me plaist : Les choses trop discrettes<text:s/>appartienn(e2)t à h(o2)me de plus meur<text:line-break/>aage que ie ne suis : &amp; ne puis vouloir sinon ce que Amour veult : la beaulté de<text:line-break/>ceste cy merite estre aymée de chascun : &amp; si ie l'ayme moy qui suis ieune, qui<text:line-break/>men scauroit deuement reprendre ? Ie ne l'ayme point pource quelle est fiancée<text:line-break/>à Gisippus : ains layme pource que aussi bien leusse ie aymée de quiconques elle<text:line-break/>eust esté femme. En cecy peche la fortune qui la plustost adressée à mon amy que<text:line-break/>à vng autre. Et si il est force quelle soit aymée (comme certes sa beaulté le meri(-)<text:line-break/>te) Gisippus venant à le scauoir, deura estre plus content que ce soit moy qui lay(-)<text:line-break/><text:soft-page-break/>me que vng autre. Et puis de ce propos se mocquant de soy mesmes reuenant<text:line-break/>au contraire, &amp; du contraire en cestuy cy, &amp; de cestuy cy en lautre consumma<text:line-break/>non<text:s/>seulement ce iour &amp; la nuict ensuyuant, mais plusieurs autres, tant que ayant<text:line-break/>perdu le menger &amp; le dormir, il fut contraint par debilité de se coucher dedans<text:line-break/>le lict. Gisippus qui par plusieurs iours l'auoit veu plain de resueries, &amp; à ceste heu<text:line-break/>re le voyoit malade, en estoit en grant ennuy : &amp; auecques tous les moyens &amp; in(-)<text:line-break/>uencions qu'il pouuoit ne partant iamais d'aupres de luy, se essayoit de le recon(-)<text:line-break/>forter : luy demandant souuent à grande instance loccasion de sa tristesse &amp; ma(-)<text:line-break/>ladie. Mais Titus apres luy auoir souuentesfois donné des bourdes en payem(e2)t,<text:line-break/>&amp; voyant que Gisippus sen apperceuoit bien &amp; le pressoit de luy declairer la ve(-)<text:line-break/>rité, en fin auecques pleurs &amp; souspirs luy respondit en ceste sorte. Gisippus, s'il<text:line-break/>eust pleu aux dieux,<text:s/>la mort m'eust esté trop plus agreable que le plus longuem(e2)t<text:line-break/>viure : considerant que la fortune ma conduit à telle extremité qu'il ma falu faire<text:line-break/>espreuue de ma constance &amp; vertu : &amp; que ie la treuue vaincue en moy auecques<text:line-break/>ma tresgrande honte. Mais certes i'en atens de brief le payement que ie merite,<text:line-break/>qui est la mort : laquelle me sera trop plus chere que ne seroit la vie en souuenan(-)<text:line-break/>ce de la basseur &amp; vilité de mon couraige : lequel (pource que à toy ie ne puis ny<text:line-break/>ne doy rien celer) non sans rougir ie te descouuriray. Lors commencant à luy ra(-)<text:line-break/>compter loccasion de ses pensemens, &amp; la bataille d'entre eulx en fin, luy descou<text:line-break/>urit de quel costé estoit demourée la victoire : &amp; confessa qu'il mouroit pour la(-)<text:line-break/>mour de Sophronia : affermant que pour la<text:s/>cognoissance qu'il auoit combien ce(-)<text:line-break/>ste chose luy estoit mal seante, il auoit prins pour penitence la deliberation de<text:line-break/>mourir : dequoy il pensoit bien tost venir about. Gisippus oyant cecy, &amp; le voy(-)<text:line-break/>ant fondre en lermes, demoura au commencement vng peu pensif, comme celuy<text:line-break/>qui se sentoit prins de la ieune demoyselle : combien que ce fust temperement :<text:line-break/><text:span text:style-name="pb">[n.p.]</text:span><text:line-break/>toutesfois sans gueres tarder il conclud en soy que la vie de son amy luy deuoit<text:line-break/>estre plus chere que Sophronia. Et en ceste ymagination, conuie des lermes de<text:line-break/>Titus à lermoyer, luy respondit en plorant. Titus si tu n'auois besoing de recon(-)<text:line-break/>fort comme tu as, ie me plaindrois à toy mesmes : comme de personne qui<text:line-break/>à violé nostre amytié : en me celant si longuement ta passion tresgriefue. Et com<text:line-break/>bien que cecy ne te semblast point honneste, si ne doyuent pourtant les choses<text:line-break/>deshonnestes estre celées à lamy, non plus que les honnestes : car qui est amy,<text:line-break/>tout ainsi qu'il prent plaisir des choses honnestes, ainsi se essaye il de oster les des<text:line-break/>honnestes de lentendement de son amy. Mais ie lairray à present ce propos, &amp;<text:line-break/>viendray à celuy, dont ie te congnois auoir plus grant besoing. Si tu aymes ar(-)<text:line-break/>demment Sophronia ma fiancée, ie ne men esbahis point : mais bien m'esbahi(-)<text:line-break/>rois ie si tu, ne l'aymois, c(o2)gnoissant sa gr(a2)de beaulté &amp; la noblesse de ton cueur,<text:line-break/>qui est d'autant plus capable de soustenir passion, comme la chose qui plaist à<text:line-break/>plus d'excellence : Et autant que raisonnablem(e2)t tu aymes Sophronia, autant in(-)<text:line-break/>iustement tu te plaintz de<text:s/>la fortune qui la ma ordonnée pour femme : iacoit ce<text:line-break/>que tu ne le dies expressement, ayant opinion que plus honnestement tu l'eusses<text:line-break/>peu aymer si elle eust esté à vng autre que estant mienne : mais si tu es saige com<text:line-break/>me ie t'ay tousiours veu, dy moy par ta foy à qui la pouuoit fortune adresser dont<text:line-break/>tu la deusses plus remercier que de me lauoir baillée ? Tout autre qui l'eust eue, en(-)<text:line-break/>cores que ton amour eust esté honneste, si est ce qu'il l'eust mieulx aymée pour<text:line-break/>soy que pour toy : ce que tu ne doiz point esperer de moy : si tu me estimes autant<text:line-break/>ton amy comme ie suis : &amp; la raison est pource qu'il ne me souuient point que de(-)<text:line-break/>puis que nous sommes amys, i'aye eu chose qui n'ait esté autant tienne comme<text:line-break/>mienne. Et de ceste cy quant bien les traictez de mariage seroient si auancez,<text:line-break/><text:soft-page-break/>qu'ilz ne se peussent deffaire, si en ferois ie comme des autres choses : mais l'affai(-)<text:line-break/>re est encores en telz termes que ie la puis faire appartenir à toy seul : Et ie le fe(-)<text:line-break/>ray. Car ie ne scay que tu deurois estimer de mon<text:s/>amytié, si d'une chose qui se<text:line-break/>peult faire honnestem(e2)t, ie ne scauois de mon vouloir faire le tien. Il est vray que<text:line-break/>i'ay fiancé Sophronia : &amp; que ie l'aymois beaucop : attendant d'en faire les nop(-)<text:line-break/>ces auecques grant plaisir : mais voyant que tu la desires plus feruentement com(-)<text:line-break/>me saichant mieulx congnoistre les perfections d'une si excellente chose, que ie<text:line-break/>ne fois, ie te prie asseure toy &amp; croy, quelle viendra en mon lict non comme mon<text:line-break/>espouse mais comme la tienne. Et pourtant laisse ce pensement :<text:s/>chasse ceste me(-)<text:line-break/>lencolie : rappelle la perdue santé, le resconfort &amp; le soulas : &amp; attens doresnauant<text:line-break/>en ioye &amp; plaisir, la recompence de ta grande &amp; plus digne amytié que n'estoit<text:line-break/>la mienne. Titus oyant ainsi parler Gisippus autant que la doulce esperance de<text:line-break/>ce qu'il aymoit luy donnoit de plaisir, autant la deue raison luy causoit de honte,<text:line-break/>luy mettant deuant les yeulx que tant plus la liberalité de Gisippus estoit grande<text:line-break/>tant plus luy sembloit il desraisonnable la vouloir accepter. Parquoy ne cessant<text:line-break/>de plorer à peine peut il ainsi respondre. Gisippus ta liberalité &amp; vraye amytié<text:line-break/>me monstre assez clairement ce qu'il appartient à la mienne de faire : Ia dieu ne<text:line-break/>plaise que iamais ie recoyue pour mienne, celle qu'il ta adiugée comme à celuy<text:line-break/>qu'il en à trouué le plus digne s'il eust veu que ceste femme me eust deu apparte(-)<text:line-break/>nir, toy ne autre ne doit croire que iamais il la te eust destinée. Vse doncques en<text:line-break/>plaisir de ton election, &amp; de son discret conseil : iouissant de son present : &amp; me<text:line-break/><text:span text:style-name="pb">[Fueil.239</text:span><text:span text:style-name="pb">]</text:span><text:line-break/>laisse seul consommer es larmes qu'il me à appareillées, comme à homme qui est<text:line-break/>indigne de tant de bien : car ou bien ie les vaincray &amp; ce te sera plaisir : ou elles<text:line-break/>me vaincront, &amp; ie seray hors de peine. Lors Gisippus luy deit. Titus si nostre<text:line-break/>amytié me<text:s/>peult donner tant de licence que ie te puisse forcer à me complaire en<text:line-break/>vne chose que ie desire : &amp; si elle te peult induire à la suyure, ce sera donc en cest<text:line-break/>endroit, ou entierement ie veulx vser d'elle : &amp; lá ou il te plaira donner lieu à mes<text:line-break/>prieres, auecques telle auctorité que lon doit vser es biens de son amy, ie fe(-)<text:line-break/>ray que Sophronia sera tienne : Ie congnois assez, combien les forces d'amour<text:line-break/>ont de puissance, &amp; scay tresbien quelles ont conduict non vne seule fois, mais<text:line-break/>plusieurs, les amans à malheureuse fin : &amp; ie ten voy si pres, que tu ne pourrois ny<text:line-break/>retourner en arriere, ny vaincre tes larmes : ains passant tousiours oultre, tu serois<text:line-break/>vaincu &amp; demourerois soubz le faiz : &amp; fauldroit que bien tost apres ie te tinsse<text:line-break/>compaignie. Doncques, quant bien pour autre raison ie ne te aymerois, encor<text:line-break/>m'est ta vie chaire pour lamour de la mi(e2)ne, qui en depend. Et à ceste cause So(-)<text:line-break/>phronia sera tienne : car tu nen trouuerois aysement vne autre qui tant te fust a(-)<text:line-break/>greable : &amp; moy, tournant facilement mon amytie à vne autre, ie contenteray<text:line-break/>toy &amp; moy : A quoy faire ie ne serois (peult estre) si liberal, si les femmes se trou(-)<text:line-break/>uoient en si petit nombre ou auecques telle difficulté comme lon treuue les amys :<text:line-break/>mais ayant pouuoir de recouurer vne autre femme &amp; non vng autre tel amy,<text:line-break/>i'ayme bien mieulx la transmuer, ie ne dis pas la perdre (car en la te baillant elle<text:line-break/>ne sera perdue pour moy) ains changer seulem(e2)t à vng autre de bien en mieulx<text:line-break/>que te perdre. Et à ceste cause, si mes prieres ont puissance enuers toy, ie te supplie<text:line-break/>qu'en te tirant de ceste affliction tu vueilles en mesmes instant nous rendre tous<text:line-break/>deux consolez : &amp; te dispose (viuant en esperance) de prendre le bien que la fer(-)<text:line-break/>uante amour que tu portes à Sophronia merite. Or combien que Titus eust h(o2)te<text:line-break/>de consentir que Sophronia luy fust accordée pour femme, &amp; que pourtant il se<text:line-break/>tint encores obstiné, toutefois le tirant amour d'une part &amp; le conseil de Gisip(-)<text:line-break/>pus de lautre, il deit ainsi. Gisippus si ie fais ce dequoy tu me pries, &amp; que<text:s/>tu dis<text:line-break/><text:soft-page-break/>desirer tant, ie ne scauray penser auquel auoir plus obey, ou au tien ou au mien<text:line-break/>plaisir : mais puis que ta liberalité est si grande quelle surmonte ma raisonnable<text:line-break/>honte, ie my accorderay : toutesfois tiens toy asseuré que ie ne la accepte point,<text:line-break/>comme homme qui ne congnoisse bien, que ie recois de toy non seulement la<text:line-break/>personne que i'ayme le plus, mais ensemble ma propre vie. Facent les dieux (s'ilz<text:line-break/>me gardent tant de bon heur) que auec ton honneur &amp; prouffit, ie puisse quel(-)<text:line-break/>que fois te rendre tesmoignaige, combien i'estime le plaisir que tu me faitz : te<text:line-break/>monstrant vers moy plus pitoyable que ie ne suis moymesmes. Lors Gisippus<text:line-break/>deit ainsi. Pour faire que ceste chose vienne à effect, il me semble que lon doit te(-)<text:line-break/>nir ceste voye. Tu scais que apres<text:s/>long traicté de mes parens &amp; de ceulx de So(-)<text:line-break/>phronia, elle ma esté fiancée : &amp; pourtant si ie venoys à dire que ie ne la veulx<text:line-break/>point pour femme, il en sortiroit vng grant scandalle : &amp; mettrois ses parens &amp;<text:line-break/>les miens en trouble : dequoy il ne me chauldroit, si par cela, ie veoys quelle d'eust<text:line-break/>deuenir tienne : mais ie crains que si ie la laisse en cest estat, ses parens ne la don(-)<text:line-break/>n(e2)t à vng autre : &amp; par ainsi tu aurois perdu ce que ie n'aurois point acquis. A ce(-)<text:line-break/>ste cause il me semble bon, si tu<text:s/>le treuues ainsi, que ie poursuyue le faict comme<text:line-break/>ie l'ay commencé : &amp; que ie la meine cheuz moy comme mienne : &amp; lá i'en face<text:line-break/><text:span text:style-name="pb">[n.p.]</text:span><text:line-break/>les nopces : &amp; puis au soir secretement comme nous scaurons bien faire, tu cou(-)<text:line-break/>cheras auecques elle comme auecques ta femme : Et apres en temps &amp; lieu nous<text:line-break/>manifesterons le faict : lequel s'ilz lont pour agreable en la bonne heure : &amp; s'ilz en<text:line-break/>sont marriz si sera il faict pourtant : &amp; ne pouuans deffaire ce qui sera faict, il faul<text:line-break/>dra par force qu'ilz sen contentent. Ce conseil pleut grandement à Titus. Par(-)<text:line-break/>quoy Gisippus receut la damoyselle en sa maison comme sa femme, estant desia<text:line-break/>Titus guery, &amp; bien dispost de sa personne : &amp; fut le festin grant &amp; solempnel.<text:line-break/>Et comme la nuict fut venue, les dames laisserent la<text:s/>nouuelle espousée dedans le<text:line-break/>lict de son mary, &amp; sen allerent. La chambre de Titus estoit ioignant celle de Gi<text:line-break/>sippus, &amp; pouoit on entrer de l'une en lautre. Parquoy estant Gisippus en la sien(-)<text:line-break/>ne, &amp; ayant estaincte toute lumiere il sen alla tout bellement à Titus : &amp; luy deit,<text:line-break/>qu'il sen allast coucher auecques sa femme. Titus oyant cecy, vaincu de honte, se<text:line-break/>voulut repentir : &amp; refusoit dy aller : mais Gisippus lequel auecques le couraige<text:line-break/>comme auecques les parolles estoit entier amy, &amp; desireux de luy faire plaisir,<text:line-break/>apres longue dispute feit tant que à la fin il le y enuoya : &amp; si tost qu'il fut dedans<text:line-break/>le lict prenant la ieune damoyselle comme par ieu luy demanda tout bas si elle<text:line-break/>vouloit estre sa femme. Elle croy(a2)t que ce fust Gisippus resp(o2)dit que ouy : Dont<text:line-break/>il luy meit vng bel &amp; riche anneau au doit : disant. Et ie veulx estre ton mary. Et<text:line-break/>lors consummant le mariage il print d'elle vng long &amp; amoureux plaisir, sans ce<text:line-break/>qu'elle s'aperceust que autre que Gisippus couchast auecques elle. Estant en ces<text:line-break/>termes le mariage de Sophronia, &amp; de Titus, Plublius son pere passa de ceste vie<text:line-break/>en lautre. Et luy fut escript que sans tarder il sen retournast à Rome, pour ordon(-)<text:line-break/>ner de ses affaires. Parquoy il delibera auecques Gisippus de sen aller. Et d'em(-)<text:line-break/>mener<text:s/>Sophronia : ce qui ne se deuoit ne pouoit bonnement faire, sans luy faire<text:line-break/>entendre, en quel estat estoient les choses entre eulx. Au moyen dequoy vng<text:line-break/>iour l'ayant appellée en la chambre, ilz luy declairerent entierem(e2)t c(o2)me le faict<text:line-break/>alloit. Et la rendit Titus certaine de la verite, par plusieurs enseignes des choses<text:line-break/>aduenues entre eulx deux, dequoy elle demoura fort estonnée. Et apres auoir re(-)<text:line-break/>gardé l'ung &amp; lautre, auecques vng visaige mal content, elle commenca bien<text:line-break/>fort à plorer : faisant grandes<text:s/>plaintes du mauuais tour que Gisippus luy auoit<text:line-break/>faict. Et auant que faire aucune mencion de cecy en sa maison, elle sen alla cheuz<text:line-break/>son pere, à qui &amp; pareillement à sa mere elle compta la tromperie que eulx &amp;<text:line-break/><text:soft-page-break/>tous ses parens auoient receue de Gisippus, affermant qu'elle estoit femme de Ti<text:line-break/>tus &amp; non de Gisippus comme ilz pensoient. Ceste nouuelle fut tresdesplaisante<text:line-break/>au pere de Sophronia qui auecques ses parens &amp; ceulx de Gisippus, en feit vne<text:line-break/>tresgrande &amp; longue querimonie : &amp; furent les troubles &amp; esmotions bien gran(-)<text:line-break/>des &amp; diuerses dont Gisippus en estoit mal voulu des siens &amp; de ceulx de So(-)<text:line-break/>phronia : Et disoit chascun qu'il estoit digne, non seulement d'estre reprins<text:line-break/>mais d'estre asprement puny : toutesfois il publioit par tout qu'il auoit faict cho(-)<text:line-break/>se honneste. Et que les parens de Sophronia luy deuoient scauoir bon gré, &amp;<text:line-break/>luy rendre graces de ce qu'il l'auoit mariée à plus suffisant qu'il n'estoit. Titus de<text:line-break/>lautre coste entendoit toutes ces choses : &amp; les portoit auec grant ennuy : mais con<text:line-break/>gnoissant que la coustume des Grecz est de t(a2)t plus se adu(a2)cer auecques rumeurs<text:line-break/>&amp; menaces, comme moins ilz treuuent qui leur responde, &amp; puis quant ilz le<text:line-break/>treuuent, deuenir non seulement humbles, mais tresvilz &amp; hommes de neant,<text:line-break/><text:span text:style-name="pb">[Fueil.240]</text:span><text:line-break/>il conclud aparsoy que leurs baueries ne se deuoient plus supporter, sans y faire<text:line-break/>responce : Et ayant le cueur Romain &amp; le sens Athenien, auecques inuention as(-)<text:line-break/>sez à propos assembla les parens de Gisippus &amp; de Sophronia en vng temple :<text:line-break/>Auquel luy estant venu acompaigne de Gisippus seulement il commenca à par(-)<text:line-break/>ler à eulx ainsi qu'il sensuyt. Beaucop de philosophes tiennent que ce qui se faict<text:line-break/>par les hommes mortelz vient de la disposition &amp; ordonnance des dieux im(-)<text:line-break/>mortelz. Et pourtant veullent aucuns que ce<text:s/>qui se faict ou fera iamais soit de ne(-)<text:line-break/>cessité : combien qu'il y en ait d'autres qui mettent ceste necessité, à ce qui est faict<text:line-break/>seulement : lesquelles opinions si elles sont considerées auecques quelque iuge(-)<text:line-break/>ment, peuuent assez appartement faire veoir que de vouloir reprendre vne cho(-)<text:line-break/>se qu'on ne peult reuocquer, n'est autre chose faire sin(o2) se vouloir monstrer plus<text:line-break/>saige que les dieux : lesquelz nous deuons croire que auecques raison perpetuelle,<text:line-break/>&amp; sans erreur disposent &amp; gouuernent nous &amp; noz<text:s/>choses : Parquoy combien<text:line-break/>folle &amp; bestialle est la presumption de vouloir repr(e2)dre leurs operations vous le<text:line-break/>pouuez aysement considerer : &amp; aussi combien &amp; quelles punicions meritent<text:line-break/>ceulx qui se laissent transporter de la temerité iusques lá. Desquelz à<text:s/>mon aduis<text:line-break/>vous estes tous, s'il est vray ce que ie entends que vous dictes continuellement du<text:line-break/>mariage de moy &amp; de Sophronia, que vous cuydiez auoir donnée à Gisippus :<text:line-break/>car vous ne regardez point qu'il estoit ordonné de leternité quelle fust mienne<text:line-break/>&amp; non de Gisippus : c(o2)me à present il se peult congnoistre par effect. Mais pour(-)<text:line-break/>tant que de parler de la secrete prouidence &amp; intencion des dieux semble à plu(-)<text:line-break/>sieurs chose dure &amp; malaisée à comprendre, ie suis content de presupposer qu'ilz<text:line-break/>ne se meslent<text:s/>de nulle chose de nous : &amp; veulx seulement m'arrester aux raisons<text:line-break/>humaines, selon lesquelles voulant parler ie seray contrainct faire deux choses<text:line-break/>bien contraires à mon naturel : L'une sera de me louer quelque peu, &amp; lautre de<text:line-break/>blasmer &amp; abaisser aucunement<text:s/>l'estimacion de autruy, mais pource qu'en l'une<text:line-break/>ne en lautre, ie ne entends point mesloigner de la verité, &amp; que la presente ma(-)<text:line-break/>tiere le requiert, il fauldra à la fin que ie le face. Voz plainctes procedans plus de<text:line-break/>fureur que de raison, auec continuelz<text:s/>murmures ou plustost seditions, vituperent<text:line-break/>mordent &amp; condampnent Gisippus : pour autant que de son aduis &amp; conseil il<text:line-break/>ma donné pour femme celle que vous par le vostre luy auiez donnée : dequoy<text:line-break/>i'estime qu'il soit grandem(e2)t à louer. Et les raisons sont<text:s/>ceulx cy : L'une est pource<text:line-break/>qu'il à faict ce que vng amy doit faire. Lautre pource qu'il à faict plus saigement<text:line-break/>que vous n'auiez : Ie n'ay intencion de vous desployer à present ce que les sain(-)<text:line-break/>ctes loix d'amytie veulent que vng amy face pour lautre : Il<text:s/>me suffira de vous a(-)<text:line-break/>uoir tant seulement faict souuenir que le lien d'amytie estrainct en aucunes cho(-)<text:line-break/><text:soft-page-break/>ses plus fort, que ne faict celuy du sang ou de la parenté : comme ainsi soit que<text:line-break/>nous auons les amys telz que nous les choysissons : &amp; les parens<text:s/>telz que la fortu(-)<text:line-break/>ne nous les donne. Et pourtant si Gisippus à plus aymé ma vie (estant son amy<text:line-break/>comme ie me tiens) qu'il ne feit vostre beniuolence, nul ne sen doit esmerueiller.<text:line-break/>mais venons à la sec(o2)de raison, en laquelle auecques plus grande instance ie vous<text:line-break/>veulx monstrer qu'il à esté plus saige en cest affaire que vous n'auez. Et me sem(-)<text:line-break/>ble que vous n'ayez nul sentement de la prouidence des dieux : &amp; encores moins<text:line-break/>de congnoissance des effectz d'amytié. Ie dy que vostre aduis vostre conseil &amp;<text:line-break/>vostre deliberation auoit donnée Sophronia à Gisippus ieune homme &amp;<text:line-break/><text:span text:style-name="pb">[n.p.]</text:span><text:line-break/>phi(-)losophe, celuy de Gisippus la donne à vng ieune &amp; philosophe comme luy.<text:line-break/>Vostre conseil la donna à vng Athenien, &amp; celuy de Gisippus à vng Romain.<text:line-break/>Le vostre à vng noble &amp;<text:s/>honneste homme : celuy de Gisippus à vng plus no(-)<text:line-break/>ble de race, &amp; non moins honneste homme. Vostre iugement la bailla à vng ri(-)<text:line-break/>che ieune homme, &amp; Gisippus à vng trop plus riche. Vous la donnastes à vng<text:line-break/>qui non seulement ne l'aymoit point, mais à peine<text:s/>la congnoissoit il encores : Gi(-)<text:line-break/>sippus la donna à vng qui sur toute felicité, &amp; plus que sa propre vie l'aymoit &amp;<text:line-break/>desiroit. Et que ce que ie diz soit vray, &amp; que son faict soit plus à louer que le vo(-)<text:line-break/>stre, qu'il y soit aduisé point par point. Premierement que ie ne soye ieune &amp; phi<text:line-break/>losophe, comme est Gisippus, mon visaige &amp; mes estudes sans en faire plus lon(-)<text:line-break/>gue preuue, le tesmoignent assez : vng mesme aage est le sien &amp; le mien : &amp; auec<text:line-break/>pareil cours auons tousiours chemine ensemble à lestude. Vray<text:s/>est qu'il est Athe<text:line-break/>nien &amp; ie suis Romain. Mais si la gloire des deux citez est mise en dispute, ie di(-)<text:line-break/>ray que ie suis de cité libere &amp; franche : &amp; il est de cité tributaire. Ie diray que ie<text:line-break/>suis de cité maistresse de tout le monde, &amp; luy de cité qui obeist à la mienne : Ie<text:line-break/>diray que ie suis de cité forte d'armes, d'empire, &amp; d'estudes, lá ou la sienne ne se<text:line-break/>peult recommander que d'estudes seulement : &amp; dauantaige combien que vous<text:line-break/>me voyez escolier d'apparance assez moyenne, si ne suis ie pourtant yssu de la<text:line-break/>fange du plus bas peuple de Rome. Mes maisons &amp; les lieux publicques, sont plai<text:line-break/>nes d'anticques statues de mes predecesseurs, &amp; les annalles se trouueront plaines<text:line-break/>des triumphes que les Quintes ont mené iusques ded(a2)s le Capitolle Romain : ne<text:line-break/>encor n'est par antiquite abolie la gloire de nostre nom : ains est nostre renom(-)<text:line-break/>mée congneue &amp; florissante auiourdhuy plus que iamais. De mes richesses ie<text:line-break/>suis content de men taire, ayant en mon entendem(e2)t vne oppinion, que lhonne(-)<text:line-break/>ste paourete est lancien &amp; tresriche heritaige des plus nobles hommes Romains :<text:line-break/>laquelle oppinion si elle est condamnée par le sens de lignorante multitude, &amp; si<text:line-break/>nous voulons en cela luy donner lieu faisant plus grant cas &amp; estime des riches<text:line-break/>tresors, ie diray que ien suis abondamment pourueu, non comme ambicieux ou<text:line-break/>taché de couuoytise, mais comme bien voulu de la fortune. I'entendz assez, que<text:line-break/>ce vous estoit vne c(o2)modité bien desirée que Gisippus estant de vostre ville eust<text:line-break/>esté vostre alie : mais si n'auez vous pas occasion pourquoy ie vous doyue moins<text:line-break/>estre chair à Rome, qu'il vous eust esté icy. Considerant que vous aurez lá vng<text:line-break/>prompt &amp; bien vueillant amy, qui vous receura &amp; vous sera vtille, soingneux &amp;<text:line-break/>puissant support : protecteur de vous &amp; de voz affaires tant publicques que par(-)<text:line-break/>ticuliers. Qui sera doncques celuy, s'il n'est transporté d'affection, qui vouldra par<text:line-break/>raison plus approuuer vostre faict, que celuy de Gisippus mon compaignon ? cer<text:line-break/>tes nul comme ie croy Sophronia est bien &amp; deuement mariée à Titus. Quintus<text:line-break/>Fuluius, noble homme d'ancienneté, &amp; riche citoyen de Rome, &amp; amy de Gisip(-)<text:line-break/>pus. Parquoy qui le trouue estrange &amp; qui sen lamente, ne faict point ce qu'il<text:line-break/>doit, ny n'entend pas ce qu'il fault. Il y aura peult estre aucuns qui diront, qu'ilz se<text:line-break/><text:soft-page-break/>plaingnent,<text:s/>non pource que Sophronia soit femme de Titus, mais seulement de<text:line-break/>la maniere comment elle deuint sienne furtiuement &amp; par emblée, sans ce que<text:line-break/>nul sien parent ou amy y ait esté appellé, ny en ait esté aduerty. Ce n'est point<text:line-break/>chose miraculeuse &amp; qui souuentesfois ne soit aduenue : Ie ne racompteray point<text:line-break/>combien il y en a eu, qui contre le vouloir de leurs peres ont choysi leurs mariz :<text:line-break/><text:span text:style-name="pb">[Fueil.241]</text:span><text:line-break/>ne de celles qui auecques leurs amans sen sont fuyes en estrange terre, estans pre(-)<text:line-break/>mierem(e2)t amyes que femmes : ne de celles qui ont plus tost declairé leur mariage<text:line-break/>auec grossesse ou enfantem(e2)t, que auecques la langue : t(a2)t que la necessité de la cho<text:line-break/>se aduenue c(o2)traignoit les par(e2)s de lauoir agreable : ce que n'est pas ainsi aduenu<text:line-break/>de Sophronia : mais ma esté d(o2)née de Gisippus discretem(e2)t, honnestement, &amp; a(-)<text:line-break/>uecques ordre. Autres (peult estre) dir(o2)t qu'elle à esté mariée par celuy à qui il n'ap<text:line-break/>partenoit point de la marier. Telles plainctes sont sottes &amp; feminines proced(a2)tes<text:line-break/>de peu de c(o2)sideracion : Ce n'est point de ceste heure que la fortune vse de nou(-)<text:line-break/>ueaulx &amp; inconsiderez moyens, pour c(o2)duire les choses à leur effect determiné.<text:line-break/>Que me doit il chaloir, si vng cordouannier plustost que vng philosophe, à sel(o2)<text:line-break/>son iugem(e2)t bien conduict vng mien affaire, ou en secret, ou en publicque, mais<text:line-break/>que la fin en soit b(o2)ne ? bien me deuroye ie garder, si ie c(o2)gnois le cordouannier<text:line-break/>indiscret que il ne se mesle plus de mes affaires : &amp; toutefois ie le remerciray de<text:line-break/>celles qu'il aura bi(e2) faictes : pareillement si Gisippus à bi(e2) mariée Sophronia, cest<text:line-break/>vne folie superflue de se douloir de la facon dequoy il à vsée à la marier. Si vous<text:line-break/>vous deffiez de son sens d(o2)nez vous garde que doresnau(a2)t il ne s'entremette plus<text:line-break/>de marier nulles de voz filles : &amp; le remerciez de ceste cy qu'il à bien sceu adresser.<text:line-break/>&amp; neantmoins vous deuez scauoir, que ie ne cherchay point auec fraulde outr(o2)(-)<text:line-break/>perie l'opportunité de maculer aucunem(e2)t lhonnesteté &amp; claire noblesse de vo(-)<text:line-break/>stre sang, en la personne de Sophronia : car ores que ie laye secretement prinse<text:line-break/>pour femme, si ne veins ie point c(o2)me ennemy laprendre à force : ny c(o2)me rauis(-)<text:line-break/>seur luy oster sa virginité, à tiltre deshonneste, reffusant vostre aliance : mais fer(-)<text:line-break/>uentement esprins de sa gr(a2)de beaulté &amp; de ses vertus : congnoissant que si ie te(-)<text:line-break/>nois lordre de la pourchasser à femme &amp; la vous dem(a2)der, comme vous voulez<text:line-break/>(peult estre) dire, que ie deuois faire, à peine la me eussiez vous accordée de peur<text:line-break/>que ie lemmenasse à Rome quant &amp; moy : &amp; que i'esloignasse de vostre veue,<text:line-break/>vne personne t(a2)t aymée de vous c(o2)me elle est. Cela fut cause que ie vsay de lar(-)<text:line-break/>tifice secret qui à ceste heure vous est descouuert, &amp; feis que Gisippus se disposa<text:line-break/>à ce qu'il n'auoit point deliberé de faire : cest de traicter la chose pour moy : &amp; dy<text:line-break/>c(o2)sentir en son nom. Dau(a2)taige c(o2)bien que tresard(e2)tem(e2)t ie laymasse, ie procu(-)<text:line-break/>ray nostre vni(o2) non c(o2)me aym(a2)t, mais c(o2)me vray mary. Ne me aproch(a2)t d'elle<text:line-break/>que premierem(e2)t (ainsi quelle mesme peult tesmoigner) auecques les parolles re(-)<text:line-break/>quises, &amp; auecques l(a2)neau ie ne leusse espoussée : luy dem(a2)dant si elle me vouloit<text:line-break/>pour mary : à quoy elle resp(o2)dit que ouy, enquoy s'il luy semble auoir esté<text:s/>deceue<text:line-break/>ie nen suis point à repr(e2)dre : mais elle qui ne s'aduisa de me dem(a2)der qui i'estoye.<text:line-break/>Cecy d(o2)cques est le gr(a2)t mal, le gr(a2)t forfaict, la gr(a2)de faulte c(o2)mise par Gisippus<text:line-break/>m(o2) amy &amp; par moy am(a2)t que Sophronia est secretem(e2)t deuenue femme de Ti(-)<text:line-break/>tus Quintus. Et pour ceste cause vous le espiez, vous le menassez &amp; le mettez tous<text:line-break/>les iours en pieces. Que feriez vous dau(a2)taige s'il lauoit d(o2)née à vng h(o2)me de vi(-)<text:line-break/>le c(o2)dition ? à vng mesch(a2)t ou à vng esclaue ? Quelles prisons, quelz fers, &amp; quelz<text:line-break/>torm(e2)s seroient suffisans à punir lerreur &amp; à appaiser vostre collere ? Mais laissons<text:line-break/>desormais ce propos. Le t(e2)ps est venu que ie n'att(e2)dois encores, cest que m(o2) pere<text:line-break/><text:soft-page-break/>est mort : &amp; qu'il m'est besoing de retourner à Rome. Parquoy ayant deliberé<text:line-break/>d'emmener Sophronia auec moy, i'ay esté c(o2)tent de vous descouurir ce que vous<text:line-break/>auez ouy : &amp; que paraduenture ie vous eusse encores tenu caché : vous le<text:line-break/><text:span text:style-name="pb">[n.p.]</text:span><text:line-break/>pren(-)drez en bonne part si vous estes saiges, &amp; serez content de ce qui est faict. Pen(-)<text:line-break/>sant que si i'eusse eu intencion de vous tromper &amp; faire oultraige ie la vous pou(-)<text:line-break/>uois laisser en me mocquant d'elle &amp; men aller : mais dieu ne permette qu'en<text:line-break/>vng couraige Romain puisse iamais tumber vne si vile<text:s/>&amp; malheureuse pensée.<text:line-break/>Sophronia par lordonnance des dieux, par la force des loix humaines, &amp; par la<text:line-break/>louable conduicte de mon amy Gisippus, &amp; par ma cautelle amoureuse est mi(-)<text:line-break/>enne : &amp; vous paraduenture vous tenans plus saiges que les dieux, ou que les au(-)<text:line-break/>tres hommes le trouuez mauuais : &amp; semble que vous condampnez bestiallem(e2)t<text:line-break/>leurs ouuraiges, en deux manieres, qui me faschent fort. L'une est que vous me<text:line-break/>retenez deuers vous Sophronia, sur laquelle vous n'auez que autant de puissan(-)<text:line-break/>ce qu'il me plaira. Lautre est que vous menassez Gisippus mon compaignon : à<text:line-break/>qui vous estes par deuoir obligez. Ausquelles deux choses combien mal desrai(-)<text:line-break/>sonnement vous vous portez, ie nentendz point à present vous le monstrer plus<text:line-break/>au long. Mais ie vous veulx comme à<text:s/>amys, conseiller que voz haynes &amp; des(-)<text:line-break/>daings cessent : &amp; que Sophronia me soit rendue : affin que ie puisse partir de<text:line-break/>vous content, &amp; vostre parent : &amp; que absent ie demeure vostre amy. Vous as(-)<text:line-break/>seurant que vous plaise ou non plaise ce qui est faict,<text:s/>si vous entendez dy proce(-)<text:line-break/>der autrement, ie vous osteray Gisippus : &amp; puis si ie paruiens à Rome, ie met(-)<text:line-break/>tray ordre bien seure de rauoir celle qui par deuoir est mienne, maugré que vous<text:line-break/>en ayez : &amp; lors par experience vous feray congnoistre combien<text:s/>a de puissance<text:line-break/>la iuste indignacion des Romains. Quant Titus eut ainsi parlé il se leua debout<text:line-break/>auecques vng visaige mal content &amp; trouble : &amp; print Gisippus par la main mon<text:line-break/>strant bien qu'il estimoit peu ceulx qui estoient dedans le temple, duquel il sorteit<text:line-break/>branlant la teste &amp; faisant gestes d'homme qui menace. Ceulx qui la demoure(-)<text:line-break/>rent voyant en partie les raisons de Titus, &amp; en partie espouentez de ses dernie(-)<text:line-break/>res parolles, furent induitz à receuoir son aliance &amp; amytié : &amp; d'ung commun<text:line-break/>accord conclurent qu'il vauldroit mieulx auoir Titus pour parent, puis que Gi(-)<text:line-break/>sippus ne lauoit point voulu estre, que auoir perdu laliance de l'ung &amp; acquis<text:line-break/>linimitie de lautre. Parquoy ilz sen allerent trouuer Titus, &amp; luy deirent qu'ilz<text:line-break/>estoient trescontens que Sophronia demourast sienne : &amp; de le tenir pour leur<text:line-break/>cher parent : &amp; Gisippus pour bon amy. Et lors se embrassans l'ung lautre &amp; se<text:line-break/>faisans amyable, &amp; telle chere qu'il appartient à semblable affinité se departirent :<text:line-break/>&amp; luy renuoyerent Sophronia. Laquelle comme bien aduisée faisant de necessi(-)<text:line-break/>té vertu en peu de temps tourna vers Titus lamour quelle portoit à Gisippus. Et<text:line-break/>auecques luy sen alla à Rome, la ou elle fut receue en grant honneur. Gisippus e(-)<text:line-break/>stant demouré à Athenes &amp; quasi bien peu aymé de tous, assez tost apres par bri<text:line-break/>gues &amp; parcialitez de ville fut deschassé de Athenes : &amp; condampne luy &amp; tous<text:line-break/>ceulx de sa maison, à perpetuel exil. Durant lequel, &amp; estant Gisippus demeu(-)<text:line-break/>ré non seulement paoure, mais mendiant, il sen vint le mieulx qu'il peut iusques<text:line-break/>à Rome pour esprouuer si Titus auroit point souuenance de luy. Et ayant sceu<text:line-break/>qu'il estoit en vie, &amp; bien voulu &amp; estimé de tous les Romains, &amp; le lieu ou il se<text:line-break/>tenoit, il sen alla mettre deuant sa maison : la ou il attendit &amp; si tint tant que Ti(-)<text:line-break/>tus arriua. Auquel il ne s'osa manifester, ne luy sonner mot, pour la paoureté &amp;<text:line-break/>misere enquoy il estoit : mais bien s'efforca de se faire veoir à luy : affin que le re(-)<text:line-break/>congnoissant il le fist appeller. Toutesfois Titus passa oultre, sans riens luy<text:s/>dire.<text:line-break/><text:span text:style-name="pb">[Fueil.342]</text:span><text:line-break/><text:soft-page-break/>Parquoy estant aduis à Gisippus qu'il lauoit apperceu &amp; nen auoit tenu compte<text:line-break/>se souuen(a2)t de ce qu'il auoit autrefois faict pour luy, bien mal c(o2)tent &amp; desespe(-)<text:line-break/>re se departit. Et estant desia nuict, &amp; luy à ieun sans denier ne maille, &amp; sans sca(-)<text:line-break/>uoir ou il alloit desir(a2)t plus la mort que nulle autre chose, il se trouua estre parue(-)<text:line-break/>nu en vng lieu tout ruyné, le plus esgaré &amp; moins frequenté de toute la ville : la ou<text:line-break/>voyant vne grande cauerne il entra dedans pour y passer celle nuict : &amp; lá se cou(-)<text:line-break/>chant sur la terre nué, mal habillé &amp; trauaillé de long pleur il s'endormeit. Aduint<text:line-break/>que deux h(o2)mes, qui la nuict auoient esté rober ensemble, vindrent sur le matin<text:line-break/>en celle cauerne auecques leur butin : pour lequel estans en differend, l'ung qui e(-)<text:line-break/>stoit le plus fort tua lautre puis sen alla. Gisippus ayant veu &amp; ouy cest accident,<text:line-break/>estima auoir trouué sans se tuer soymesmes vng chemin pour aller à la mort, qui<text:line-break/>tant estoit desirée de luy. Et par ainsi ne voulant bouger de ceste cauerne, il y de(-)<text:line-break/>moura tant que les sergentz de la court, qui desia auoient ouy nouuelles du faict,<text:line-break/>vindrent leans : &amp; emmenerent furieusement Gisippus prisonnier. Lequel estant<text:line-break/>examiné confessa auoir c(o2)mis le meurtre : &amp; depuis ne se estre peu partir de la ca(-)<text:line-break/>uerne : parquoy le Preteur qui auoit nom Marcus Varro, ordonna que on le feist<text:line-break/>mourir en croix c(o2)me la coustume de ce temps la estoit. Titus de fortune estoit<text:line-break/>à lheure venu au pretoire : lequel regardant le miserable condamne au<text:s/>visaige, &amp;<text:line-break/>ayant entendu loccasion congneut, soudainement que cestoit Gisippus : Et se es(-)<text:line-break/>merueilla de sa malle aduenture, &amp; de le veoir arriué en ce lieu : &amp; desirant tresar<text:line-break/>dentement de luy ayder, ne voyant autre moyen de le sauuer sinon de se accuser<text:line-break/>&amp; lescuser, il se meit pr(o2)ptem(e2)t en au(a2)t, &amp; cria Marcus Varro, rappelle le paoure<text:line-break/>homme que tu as condamne. car il est innocent : I'ay assez offence les dieux d'une<text:line-break/>coulpe, ayant tue celuy que les sergentz ont ce iourdhuy matin trouué mort : sans<text:line-break/>ce que ie les vueille encores offencer de la mort de cest innocent. Varro se esmer(-)<text:line-break/>ueilla, &amp; fut bi(e2) marry de ce que toute lassist(a2)ce lauoit ouy. Mais ne pouu(a2)t auec<text:line-break/>son h(o2)neur dissimuler, &amp; se garder de faire ce que les loix c(o2)mand(e2)t, il feit rame(-)<text:line-break/>ner Gisippus, auquel en la presence de Titus il dit ainsi. C(o2)ment fuz tu si insensé<text:line-break/>de confesser sans geheine ce que tu ne feiz iamais, puis qu'il ty alloit de la vie ? Tu<text:line-break/>te disois estre celuy qui ceste nuict auoit tué lh(o2)me : &amp; cestuy cy deit que cest luy.<text:line-break/>Gisippus leua loeil &amp; veit que cestoit Titus : &amp; c(o2)gneut tresbi(e2) qu'il le faisoit pour<text:line-break/>sa deliur(a2)ce : comme celuy qui auoit souuen(a2)ce, &amp; n'estoit point ingrat du plaisir<text:line-break/>autresfois receu de luy : parquoy plor(a2)t de<text:s/>pitie deit au iuge. Varro certainem(e2)t ie<text:line-break/>le tuay : &amp; la c(o2)passion de Titus est desormais trop tardiue à mon sauuem(e2)t. Titus<text:line-break/>de lautre costé disoit. Preteur cestuy cy c(o2)me tu vois est estranger, &amp; fut trouué<text:line-break/>sans armes aupres du mort : tu peulx<text:s/>bi(e2) c(o2)gnoistre (q2) la misere ou il est, luy d(o2)ne<text:line-break/>occasi(o2) de vouloir mourir : &amp; pourt(a2)t absoulz le : &amp; à moy qui l'ay merité d(o2)ne la<text:line-break/>punition. Varro eut gr(a2)de merueille de l'inst(a2)ce que ces deux faisoi(e2)t de excuser<text:line-break/>l'ung lautre : &amp; desia presumoit bien que nul d'eulx nen estoit coulpable. Et ainsi<text:line-break/>qu'il p(e2)soit au moyen de les deliurer, voicy venir vng ieune h(o2)me n(o2)mé Publius<text:line-break/>Ambustus, de vie si meschante, que l'esper(a2)ce en estoit perdue, &amp; qui estoit tenu<text:line-break/>entre les Romains pour vng larron tout notoire : lequel veritablem(e2)t auoit c(o2)mis<text:line-break/>lhomicide : &amp; c(o2)gnoissant (q2) nul des autres deux estoit en coulpe de ce d(o2)t chasc(u2)<text:line-break/>s'accusoit il fut meu de telle c(o2)puncti(o2) pour leur innoc(e2)ce, qu'il vint deu(a2)t Varro :<text:line-break/>&amp; deit. Preteur, mes faitz me induisent à deuoir mettre au clair la dure c(o2)tencion<text:line-break/><text:span text:style-name="pb">[n.p]</text:span><text:line-break/>qui est entre ceulx cy : &amp; ya ie ne scay quel dieu qui me tourmente &amp; solicite<text:line-break/>par dedans à te manifester mon peché : &amp; pourtant saiches que nul de ceulx cy<text:line-break/>est coulpable de ce dont chascun se charge. Ie suis veritablement celuy qui à mis<text:line-break/>à mort lhomme qu'on à trouué ce matin deuant le iour en la cauerne. Et y a(-)<text:line-break/><text:soft-page-break/>perceuz bien le paoure homme qui cy est, dormant ce pendant que ie partois<text:line-break/>le butin des larrecins commis auec celuy que ie tuay : quant à Titus il n'est be(-)<text:line-break/>soing que ie le descharge. La reputacion de luy est assez claire : &amp; tesmoingne<text:line-break/>pour luy qu'il n'est point homme de telle condicion. Deliure les doncques : &amp;<text:line-break/>me condampne à telle peine que le droit l'ordonne. Octouian Cesar auoit desia<text:line-break/>ouy nouuelles de ceste nouueaulté : &amp; ayant faict venir deuant soy tous les trois,<text:line-break/>voulut scauoir quelle occasion mouuoit chascun d'eulx à vouloir estre le con(-)<text:line-break/>damné : &amp; chascun luy deit la verité de<text:s/>la sienne. Alors Octouian les deliura<text:line-break/>tous trois, les deux pource qu'ilz estoient innoc(e2)s : &amp; le tiers pour lamour d'eulx.<text:line-break/>Titus print son amy Gisippus : &amp; apres l'auoir bien fort reprins de sa deffiance,<text:line-break/>&amp; froyde seureté de son amytie, luy feit merueilleuse chere : &amp; le mena en sa<text:line-break/>maison la ou Sophronia le receut comme frere auecques pitoyables lermes : &amp;<text:line-break/>print grant soing de le restaurer &amp; recréer de ses peines &amp; souffretes passées : le<text:line-break/>remettant en point &amp; acoustrement conuenable au degré de ses vertuz &amp; no(-)<text:line-break/>blesse. Titus de son costé en premier lieu luy communica tout ce qu'il auoit de<text:line-break/>tresors &amp; de heritaiges : &amp; puis luy donna pour femme vne sienne seur ieune<text:line-break/>damoyselle nommée Fuluia. Et apres luy deit : Il est en ta disposition ou de vou(-)<text:line-break/>loir<text:s/>demourer icy aupres de moy, ou de ten retourner à Athenes auecques tout<text:line-break/>ce que ie te ay departy : mais Gisippus estant d'une part forcé pour le banisse(-)<text:line-break/>ment en quoy il estoit de sa cité, &amp; de lautre pour lamour qu'il portoit à la non<text:line-break/>ingrate amytie de Titus, se accorda de demourer Romain : la ou auecques sa<text:line-break/>femme Fuluia &amp; Titus auecques la sienne Sophronia, ilz vesquirent ensemble<text:line-break/>longuement, en grant plaisir, en mesme maison : augmentant de iour en iour<text:line-break/>(s'il se pouuoit faire) leur parfaicte bien vueillance. Amytie doncques est vne<text:line-break/>tressaincte &amp; honorable chose : &amp; digne non seulement de singuliere reueran(-)<text:line-break/>ce, mais d'estre recommandée auecques perpetuelle louenge : comme celle qui<text:line-break/>est nourrice tresdiscrete de toute magnificence &amp; d'honnesteté, seur de<text:s/>charité<text:line-break/>&amp; de recongnoissance, ennemie d'inimitie &amp; d'auarice, &amp; qui tousiours est<text:line-break/>prompte sans attendre d'estre requise de faire vers autruy les vertueuses œuures<text:line-break/>quelle vouldroit estre faictes à soy : Bien que les tresdiuins effectz d'icelle se voy(-)<text:line-break/>ent auiourdhuy bien peu de fois vsitez entre deux personnes : qui est vne gran(-)<text:line-break/>de faulte, &amp; reproche de la miserable couuoytise des hommes : laquelle regar(-)<text:line-break/>dant seulement à sa propre vtilité, à chasse ceste amytie par dela, les extres(-)<text:line-break/>mes fins de la<text:s/>terre : &amp; la mise en perpetuel exil. Quelle amour, quelle ri(-)<text:line-break/>chesse, quelle affinité, eust tant sceu faire sentir à Gisippus (iusques dedans le<text:line-break/>cueur) la feruante compassion, les larmes &amp; les souspirs de Titus, auecques tel(-)<text:line-break/>le efficace qu'il eust pour tout cela voulu consentir que sa belle &amp; gentille es(-)<text:line-break/>pouse de luy tant aymée fust deuenue femme de son compaignon, si ce n'eust<text:line-break/>esté ceste amytie ? Quelles loix, quelles menasses, quelle crainte eust sceu fai(-)<text:line-break/>re abstenir les ieunes bras de Gisippus en lieux solitaires, en lieux obscurs &amp;<text:line-break/>dedans son propre lict, qu'ilz n'eussent embrassé la ieune damoyselle (laquelle<text:line-break/><text:span text:style-name="pb">[Fueil.243]</text:span><text:line-break/>mesme paraduenture aucunesfois len conuyoit) si ce n'eust esté ceste amytié ?<text:line-break/>Quelles grandeurs, quelz merites eussent sceu conduire Gisippus à ne se chaloir<text:line-break/>de perdre lamour de ses parens &amp; de ceulx de Sophronia, à ne se soucier des des(-)<text:line-break/>honnestes murmures du peuple grossier, à ne tenir compte des mocqueries &amp;<text:line-break/>desestimes enquoy vng chascun le tenoit pour satiffaire<text:s/>à son amy, si ce n'eust e(-)<text:line-break/>sté ceste amytié ? Et d'autrepart quelles choses eussent peu rendre Titus si delibe(-)<text:line-break/>ré &amp; prompt de se procurer la mort, pour releuer son amy de la croix qu'il se<text:line-break/>pourchassoit luy mesmes, estant surprins comme sur le faict :<text:s/>mesmement qu'il<text:line-break/><text:soft-page-break/>pouuoit honnestement faindre de ne le veoir ou ne le congnoistre point, si ce<text:line-break/>n'eust esté ceste amytié ? Quelles choses eust sceu faire estre Titus si liberal que<text:line-break/>de communiquer de si bon cueur son tresample patrimoine à Gisippus (auquel<text:line-break/>la<text:s/>fortune auoit osté le sien) si ce n'eust esté ceste amytié ? Quelle chose eust sceu<text:line-break/>faire que Titus sans dilacion ne craincte fust si tresaffectionné de donner sa pro(-)<text:line-break/>pre seur pour femme à Gisippus lequel il voyoit reduit en extreme paoureté &amp;<text:line-break/>misere,<text:s/>si ce n'eust esté ceste amytié ? A quelle fin se soucient doncques les hom(-)<text:line-break/>mes de souhaiter &amp; procurer grant multitude de parens, grant nombre de fre(-)<text:line-break/>res, grande quantité d'enfans : &amp; d'acroistre auecques leurs propres deniers, leur<text:line-break/>suyte de beaucop<text:s/>de seruiteurs : quant pour la moindre perté &amp; dommaige qui<text:line-break/>leur sceust aduenir, ilz oublient tout le deuoir qu'ilz doyuent à peres, freres, ou<text:line-break/>seigneurs. Lá ou lon voit que lamy faict tout le contraire &amp; satiffaict par seule a(-)<text:line-break/>mytié à l'obligacion de tous les degrez de parentaige &amp; d'alliance.</text:p>
      <text:h text:style-name="Titre2" text:outline-level="2">(hedera) SALADIN EN HABIT DE MARCHANT<text:line-break/><text:span text:style-name="T4844">fut honoré &amp; bien receu en la maison de me&lt;ATTcaractere&gt;ire</text:span><text:s/>T<text:span text:style-name="T4845">horel :</text:span><text:s/>I<text:span text:style-name="T4846">l se feit ung passaige</text:span><text:line-break/><text:span text:style-name="T4847">oultre mer :</text:span><text:s/>M<text:span text:style-name="T4848">e&lt;ATTcaractere&gt;ire</text:span><text:s/>T<text:span text:style-name="T4849">horel y alla &amp; donna ung terme à sa femme de se r</text:span><text:span text:style-name="T4850">ema(-)</text:span><text:line-break/><text:span text:style-name="T4851">rier : il fut prins &amp; mené pour faulconnier au</text:span><text:s/>S<text:span text:style-name="T4852">ouldan : lequel le recongnois(-)</text:span><text:line-break/><text:span text:style-name="T4853">sant &amp; se faisant congnoistre, luy feit beaucop d'honneur.</text:span><text:s/>M<text:span text:style-name="T4854">e&lt;ATTcaractere&gt;ire</text:span><text:s/>T<text:span text:style-name="T4855">horel de(-)</text:span><text:line-break/><text:span text:style-name="T4856">uint malade, &amp;</text:span><text:span text:style-name="T4857"><text:s/>par art magicque fut porté en une nuict à</text:span><text:s/>P<text:span text:style-name="T4858">auie : ou il se trou(-)</text:span><text:line-break/><text:span text:style-name="T4859">ua aux nopces qu'on faisoit de sa femme, qui le recongneut &amp; sen retourna auec(-)</text:span><text:span text:style-name="T4860"><text:line-break/></text:span><text:span text:style-name="T4861">ques luy en la maison.</text:span></text:h>
      <text:h text:style-name="P4862" text:outline-level="2">Nouuelle neufiesme.</text:h>
      <text:p text:style-name="P4863"><text:span text:style-name="T4864">M</text:span>A dame Philomene auoit desia mis fin à ses parolles, &amp; la gran(-)<text:line-break/>de recongnoissance dont auoit vse Titus auoit d'ung chascun<text:line-break/>esté fort louée, quant le roy reseruant le dernier lieu à Dioneo<text:line-break/>commenca à parler ainsi. Sans aucune faulte (mes dames il n'est<text:line-break/>riens plus vray que ce que dit ma dame Philomene d'amytié. Et<text:line-break/>ne se plainct point sans occasi(o2) par la fin de son dire de la veoir<text:line-break/>auiourdhuy si peu reuerée par les humains : &amp; si nous estions icy pour deuoir cor<text:line-break/>riger ou seulement reprendre les faultes d'ung chascun, ie suyurois ses parolles a(-)<text:line-break/>uec plus long propos. Mais pource que nostre fin tend à autre chose, il m'est tum(-)<text:line-break/>be en lentendem(e2)t de vous monstrer paradu(e2)ture auec vne histoire fort longue,<text:line-break/>mais plaisante par tout vne des magnificences de Saladin : affin que par les choses<text:line-break/><text:span text:style-name="pb">[n.p]</text:span><text:line-break/>que vous<text:s/>orrez en ma nouuelle si lon ne peult (au moyen de noz imperfections)<text:line-break/>acquerir entierement lamytié de quelcun. Aumoins que nous nous delections de<text:line-break/>faire plaisir, esperant que quelque iour recompence sen doyue ensuyure.</text:p>
      <text:p text:style-name="p">Et dy doncques que (selon que aucuns<text:s/>afferment) ou temps de lempereur<text:line-break/>Federic le premier, les chrestiens pour recouurer la terre saincte feirent vng pas(-)<text:line-break/>saige vniuersel oultre mer. Ce que ayant entendu quelque temps auparauant Sa(-)<text:line-break/>ladin, tresvertueux seigneur, &amp; alors Souldan de Babilonne, il delibera en soy(-)<text:line-break/>mesmes de vouloir veoir en personne les appareilz que faisoient les seigneurs<text:line-break/>chrestiens, pour ce passaige : affin de se mieulx pourueoir. Et ayant mis ordre en<text:line-break/>Egypte à tout son cas faisant semblant d'aller en pelerinaige, il se<text:s/>meit en chemin<text:line-break/><text:soft-page-break/>en habit de marchant auec seulement deux de ses plus grans &amp; plus saiges hom<text:line-break/>mes, &amp; trois seruiteurs : Et quant il eut cerché maintes prouinces crestiennes &amp;<text:line-break/>cheuauchant par la Lombardie pour passer dela les montz, aduint que en allant<text:line-break/>de Millan à Pauie &amp; estant desia presque tard, il rencontra vng gentil homme<text:line-break/>qui se nommoit messire Thorel d'Istrie, de Pauie, lequel auec ses gens, ses chiens<text:line-break/>&amp; ses oyseaulx sen alloit demourer en vng beau lieu qu'il auoit sur la riuiere du<text:line-break/>Tesin. Et quant messire Thorel les veit venir, il va penser que ce deuoient estre<text:line-break/>quelques gentilz hommes estrangiers, desirant de leur faire honneur. Parquoy<text:line-break/>demandant Saladin à vng des seruiteurs de messire Thorel, combien il y auoit<text:line-break/>encor de lá à Pauie, &amp; s'ilz pourroient<text:s/>arriuer d'heure pour y entrer, messire Tho<text:line-break/>rel ne laissa faire la responce à son seruiteur, mais luymesme respondit. Seigneurs<text:line-break/>vous ne scauriez arriuer d'heure à Pauie que vous y peussiez entrer. Alors deit<text:line-break/>Saladin : Enseignez nous doncques s'il vous plaist (par ce que sommes estran(-)<text:line-break/>giers) ou nous pourrons mieulx loger. Messire Thorel deit. Cecy feray ie vou(-)<text:line-break/>lentiers. I'estoye tout à ceste heure en pensement d'enuoyer vng de mes gens qui<text:line-break/>sont icy iusques aupres de Pauie pour quelque affaire, ie l'enuoiray auecques vous<text:line-break/>&amp; il vous conduira en lieu ou vous logerez fort bien. Et s'aprochant lors du plus<text:line-break/>aduisé de tous ses gens, il luy donna charge de ce qu'il auroit affaire : &amp; lenuoya<text:line-break/>auec eulx : &amp; luy sen alla cheuz luy : ou incontinent il feit apprester le mieulx qu'il<text:line-break/>peut vng beau soupper : &amp; dresser les tables en vng sien iardin : puis cecy faict<text:line-break/>il sen vint sur son huis pour les attendre. Le seruiteur deuisant auecques les gen(-)<text:line-break/>tilz hommes de plusieurs choses, les fouruoya par certains chemins, &amp;<text:s/>les con(-)<text:line-break/>duisit sans qu'ilz sen apperceussent iusques au logis de son maistre. Lesquelz aussi<text:line-break/>tost que messire Thorel les veit, il descendit tout embas : &amp; leur alla au deuant,<text:line-break/>leur disant tout en riant. Messieurs vous soyez les tresbien venuz. Saladin qui e(-)<text:line-break/>stoit homme tresaccort, s'apperceut bien que ce cheualier auoit doubté qu'ilz ne<text:line-break/>fussent voulu venir cheuz luy, s'il les eust inuitez quant il les trouua : &amp; à ceste cau<text:line-break/>se affin qu'ilz ne peussent reffuser de coucher en sa maison, il les y auoit fine(-)<text:line-break/>ment faict conduire : &amp; respondant à son salut deit. Monsieur si lhomme se<text:line-break/>pouuoit plaindre des hommes qui sont courtois, nous nous plaindrions de vous,<text:line-break/>qui, laissons apart nostre chemin que vous nous auez vng peu faict alonger sans<text:line-break/>auoir merité vostre bien vueillance par autre chose que par vng seul salut, nous<text:line-break/>auez contraintz de prendre &amp; receuoir si grande courtoysie comme la vostre.<text:line-break/>Le cheualier saige &amp; qui parloit bien deit : Seigneur ceste courtoysie que vous<text:line-break/>receuez de moy, au pris de celle qui vous appartient à ce que i'en comprens à<text:line-break/><text:span text:style-name="pb">[Fueil.344]</text:span><text:line-break/>voz visaiges est peu de chose : mais certes hors de Pauie vous n'eussiez sceu e(-)<text:line-break/>stre en logis qui eust esté bon, &amp; par ainsi n'ayez s'il vous plaist aucun regret<text:line-break/>de vous estre vng peu fouruoyez, pour auoir moins de malaise : Et cecy di(-)<text:line-break/>sant tous ses gens suruindrent à la reception de ceulx cy. Et quant ilz furent de(-)<text:line-break/>scenduz on logea leurs cheuaulx : &amp; messire Thorel mena les trois gentilz hom(-)<text:line-break/>mes aux chambres qu'il leur auoit faict preparer : la ou il les feit deshouser &amp; ref(-)<text:line-break/>freschir vng peu, auec du vin fort froit : puis les entretint en propos plaisantz ius(-)<text:line-break/>ques à ce qu'il fut heure de soupper. Saladin &amp; ceulx qui estoient auecques luy<text:line-break/>scauoient tous parler latin, qui estoit cause qu'ilz estoient bien entenduz, &amp; aus(-)<text:line-break/>si qu'ilz entendoient toute chose : au moyen dequoy il sembloit à chascun que ce<text:line-break/>cheualier estoit le plus gracieulx &amp; le plus acomply &amp; le mieulx parlant gentil<text:line-break/>h(o2)me qu'il eussent encor veu. Il sembloit d'autrepart à messire Thorel que ceulx<text:line-break/>cy estoient hommes grans &amp; magnificques, &amp; de beaucoup plus d'estime qu'il<text:line-break/>n'auoit creu auparauant : parquoy il estoit bien marry en soy mesmes de ne leur<text:line-break/><text:soft-page-break/>pouuoir donner ce soir plus de compaignie, &amp; mieulx traicter qu'il<text:s/>ne faisoi, ce<text:line-break/>qu'il delibera de recomp(e2)ser le landemain à disner. Parquoy ayant informé vng<text:line-break/>de ses gens de ce qu'il auoit affaire, l'enuoya à Pauie qui estoit pres dela (&amp; ou il<text:line-break/>ny auoit aucune porte fermée) deuers sa femme, qui estoit tressaige &amp; de grant<text:line-break/>cueur. Et apres tout cecy il les mena au iardin, ou il leur demanda gracieusement<text:line-break/>qui ilz estoient : A qui Saladin respondit. Nous sommes marchans Cipriens, qui<text:line-break/>venons de Cipre, &amp; nous en allons à Paris pour noz affaires. Alors deit messire<text:line-break/>Thorel : Pleust à dieu que ce pays produisist telz gentilz hommes, comme celuy<text:line-break/>de Cipre faict les marchans, &amp; de ce propos en vng autre, l'heure de soupper<text:line-break/>vint. Parquoy il leur laissa faire l'h(o2)neur, de se asseoir à table comme il leur pleut,<text:line-break/>&amp; lá ilz furent fort<text:s/>bien traictez, &amp; seruiz par b(o2) ordre pour vng soupper a quoy<text:line-break/>on n'auoit point pensé. Et ne demourerent guieres apres que la nappe fut leuée,<text:line-break/>que messire Thorel congnoissant qu'ilz pouuoient estre las, les meit coucher en<text:line-break/>de tresbeaulx lictz : &amp; luy pareillement, peu apres sen alla coucher. Le seruiteur<text:line-break/>enuoyé à Pauie feit le messaige à la dame. Laquelle non comme femme ayant<text:line-break/>vng cueur femenin, mais royal enuoya incontinent appeller beaucoup des amys<text:line-break/>&amp; seruiteurs de messire Thorel : Puis feit apprester tout ce qu'il faloit pour vng<text:line-break/>gr(a2)t festin, &amp; feit inuiter aux torches des plus grans &amp; nobles citoy(e2)s de la ville,<text:line-break/>&amp; feit prendre soyes, draps d'or tappiceries &amp; fourreures, &amp; mettre entierement<text:line-break/>par ordre tout ce que son mary luy auoit mandé dire. Quant le iour fut venu, les<text:line-break/>gentilz hommes se leuerent : auec lesquelz messire Thorel monta à cheual, &amp;<text:line-break/>ayant faict venir ses oyseaulx, il les mena à vng gué pres de lá, &amp; leur monstra<text:line-break/>comme ilz voloient : mais demandant Saladin, quelcun qui leur enseignast la<text:line-break/>meilleure hostellerie de Pauie, messire Thorel deit : Ce sera moy qui vous l'en(-)<text:line-break/>seigneray : car aussi bien fault il que ie y aille. Ceulx cy le croyant en furent tres(-)<text:line-break/>contens, &amp; se meirent eulx &amp; luy en chemin : Et estant desia sur les neuf heures<text:line-break/>&amp; eulx arriuez à la ville, pensans estre adressez au meilleur logis, ilz arriuerent<text:line-break/>auec messire Thorel en sa maison : la ou bien cinquante des plus grans de la ville<text:line-break/>estoient venuz pour receuoir les gentilz hommes : ausquelz ilz furent soubdai(-)<text:line-break/>nement au deuant : Ce que voyant Saladin &amp; ceulx qui estoient auec luy pense(-)<text:line-break/>rent tresbien ce que cestoit, &amp; deirent : Messire Thorel cecy n'est pas ce que nous<text:line-break/><text:span text:style-name="pb">[n.p]</text:span><text:line-break/>vous auons demandé : Vous en feistes trop arsoir, &amp; plus que nous ne voulions :<text:line-break/>parquoy<text:s/>vous nous pouyez aisem(e2)t laisser aller nostre chemin. Ausquelz messi<text:line-break/>re Thorel resp(o2)dit : Seigneurs, de ce qui vous fut faict arsoir i'en scay gré à la for<text:line-break/>tune plus que à vous : laquelle vous surprint en chemin tellement, qu'il vous fut<text:line-break/>bien besoing venir en ma petite maison : mais de ceste matinée ie vous en seray<text:line-break/>tenu, &amp; pareillement tous ces gentilz hommes qui sont alentour de vous : aus(-)<text:line-break/>quelz s'il vous semble chose honneste &amp; courtoise de reffuser de disner auec eulx<text:line-break/>faire le pouuez si vous voulez. Saladin &amp; ses compaignons vaincu de telle per(-)<text:line-break/>suasion descendirent, &amp; receuz qu'ilz furent de bon cueur des gentilz hommes,<text:line-break/>on les mena aux chambres, qui auoient esté richement preparées pour eulx, &amp;<text:line-break/>ayans laissez leurs habillemens à cheuaucher,<text:s/>&amp; qu'ilz se furent vng peu reffres(-)<text:line-break/>chiz, ilz vindrent en la salle ou tout estoit triumph(a2)ment en ordre : Puis on don(-)<text:line-break/>na de leau à lauer, &amp; se meit lon à table ou ilz furent seruiz de plusieurs viandes<text:line-break/>par grant ordre &amp; magnificquement tellement que si l'empereur y fust venu on<text:line-break/>ne l'eust sceu mieulx traicter. Et combien que Saladin &amp; ses compaignons fus(-)<text:line-break/>sent grans seigneurs &amp; acoustumez de veoir de choses fort grandes, si s'esmer(-)<text:line-break/>ueillerent ilz neantmoins beaucoup de cecy : consideré la qualité du cheualier<text:line-break/>qu'ilz scauoient estre citoyen, &amp; non prince ou grant seigneur. Quant le disner<text:line-break/><text:soft-page-break/>fut acheué, &amp; qu'on eut deuisé quelque peu, faisant lors grant chault, les gentilz<text:line-break/>hommes de Pauie (comme il pleut à messire Thorel) sen allerent reposer, &amp; il<text:line-break/>demoura auec ses trois hostes : auec lesquelz il entra en vne chambre, ou pour ne<text:line-break/>rester chose qui fust à luy &amp; qu'il aymast, qu'ilz ne veissent, il feit appeller sa tant<text:line-break/>honneste femme, laquelle estant tresbelle &amp; de grande taille, vestue de riches ha(-)<text:line-break/>billemens, acompaignée de deux ses petitz filz, qui ressembloient anges, elle sen<text:line-break/>vint deuant eulx, &amp; les salua gracieusement : Quant ilz la veirent ilz se leuerent<text:line-break/>debout, &amp; la receurent en grant reuerance : puis la feirent seoir au milieu d'eulx,<text:line-break/>faisans<text:s/>grant feste de ses deux beaulx enfans : mais apres qu'elle fut entrée gra(-)<text:line-break/>cieusement en propos auec eulx, elle leur demanda d'ou ilz estoient, &amp; ou ilz al(-)<text:line-break/>loient : A qui les gentilz hommes feirent la mesme responce qu'ilz auoient faicte<text:line-break/>à messire Thorel. Alors la dame leur deit auec vng visaige riant : I'appercoy d(o2)c<text:line-break/>ques que mon aduis femenin viendra bien à propos. Et pource ie vous prie que<text:line-break/>de vostre grace specialle vous me faciez ce bien de non reffuser, ou auoir à des(-)<text:line-break/>daing le petit presant<text:s/>que ie vous feray apporter : mais que vous le prenez : en c(o2)si<text:line-break/>der(a2)t que les femmes selon leur petite faculté d(o2)nent petites choses, &amp; que vous<text:line-break/>regardez plus à la bonne affection de la personne qui offre le present, que à la<text:line-break/>quantité du don. Et ayant faict venir pour chascun d'eulx, deux belles robbes,<text:line-break/>l'une doublée de soye, &amp; l'autre de menu vair : non pas en facon de citoyen ne<text:line-break/>de marchant, mais de grant seigneurs, &amp; trois iubbes de taffetas &amp; du linge leur<text:line-break/>deit : Prenez s'il vous plaist ces robbes, dont i'en ay auiourdhuy vestu mon mary<text:line-break/>de pareilles, &amp; les autres choses vous pourront encor seruir, ores qu'elles valent<text:line-break/>peu, considerant que vous estes loing de voz femmes, &amp; la longueur du chemin<text:line-break/>que vous auez faict &amp; auez encor à faire : &amp; aussi que marchantz sont voul(e2)tiers<text:line-break/>netz &amp; delicatz. Les gentilz hommes s'esmerueillerent, &amp; congneurent apper(-)<text:line-break/>tement que messire Thorel ne vouloit oublier vne seulle partie de courtoysie en<text:line-break/>leur endroit, &amp; doubterent (voyans la beaulté &amp; richesse des robbes) qu'ilz ne<text:line-break/><text:span text:style-name="pb">[Fueil.345]</text:span><text:line-break/>feussent congneuz de messire Thorel : Toutesfois l'ung d'eulx respondit à la da(-)<text:line-break/>me, Ce sont icy (madame) presens tresgrans : &amp; qu'on ne deuroit prendre legie(-)<text:line-break/>rement si voz prieres ne nous y contraignoient : Ausquelles on ne peult dire de<text:line-break/>non. Cela faict, estant messire Thorel retourné en la chabre, la dame leur deit<text:line-break/>adieu &amp; sen alla, &amp; puis fournit les seruiteurs de plusieurs autres besongnes ne(-)<text:line-break/>cessaires pour eulx. Et messire Thorel impetra d'eulx, par grande prieres<text:s/>qu'ilz<text:line-break/>demoureroient tout ce iour auec luy : Parquoy apres qu'ilz se furent vng peu re(-)<text:line-break/>posez ilz vestirent leurs robbes, &amp; sen allerent promener à cheual par la ville : &amp;<text:line-break/>quant l'heure de soupper fut venue, ilz soupperent magnificquem(e2)t auec com(-)<text:line-break/>paignie honnorable : Et quant ilz fut temps de s'aller coucher ilz y allerent &amp;<text:line-break/>aussi tost qu'il fut iour ilz se leuerent, &amp; trouuerent ou lieu de leurs cheuaulx qui<text:line-break/>estoient las, trois gros &amp; bons roncins, &amp; pareillement cheuaulx fraiz &amp; puis(-)<text:line-break/>sans pour<text:s/>leurs seruiteur : Ce que voyant Saladin se retourna deuers ses compai(-)<text:line-break/>gnons &amp; leur deit : Ie iure dieu qu'il ne fust iamais vng homme plus acomply,<text:line-break/>plus courtoys ne plus aduisé qu'est cestuy cy : Et si les roys chrestiens sont aussi<text:line-break/>roys en leur endroit comme cestuy cy est cheualier, le Souldan de Babil(o2)ne n'est<text:line-break/>pas pour en attendre seulem(e2)t vng, n(o2) pas tous ceulx que nous voyons qui se pre<text:line-break/>parent pour luy courir sus : mais voyant que les reffuser ou les rendre ne seruiroit<text:line-break/>de rien ilz l'en remercierent fort gracieusement, &amp; monterent à cheual. Messire<text:line-break/>Thorel auec plusieurs de ses amys, les acompaignerent grant piece de chemin<text:line-break/>hors la ville : &amp; combien qu'il faschast grandement à Saladin de se despartir d'a(-)<text:line-break/>uec messire Thorel tant il estoit desia deuenu amoureux de luy, toutesfois estant<text:line-break/><text:soft-page-break/>contrainct d'aller il le pria qu'il sen retournast : lequel combien qu'il luy enunyast<text:line-break/>pareillement de partir d'auec eulx, leur deit : Messieurs ie le feray puis qu'il vous<text:line-break/>plaist, Bien vous veulx ie dire, que<text:s/>ie ne scay qui vous estes ny demande le sca(-)<text:line-break/>uoir, sinon autant qu'il vous plaist : mais qui que vous soyez si ne me ferez vous<text:line-break/>acroyre pour ceste fois que vous soyez marchans, &amp; adieu vous command. Sa(-)<text:line-break/>ladin, ay(a2)t desia prins congé de tous ceulx qui estoient venuz auec messire Tho<text:line-break/>rel luy respondit : Monsieur il pourra encor aduenir que nous vous ferons veoir<text:line-break/>de nostre marchandise, par laquelle vous confermerez vostre creance : Et adieu.<text:line-break/>S'estant doncques party Saladin &amp; ses c(o2)paignons, il delibera d'ung grant cueur<text:line-break/>si la vie luy duroit &amp; que la guerre qu'il attendoit ne le deffeist de faire encor<text:line-break/>non moindre honneur à messire Thorel que messire Thorel luy auoit faict, &amp;<text:line-break/>parla longuement auec ses c(o2)paignons de luy, de sa femme, &amp; de toutes ses<text:s/>cho(-)<text:line-break/>ses, actes, &amp; faictz, louant grandement chascune chose : mais apres qu'il eut cer(-)<text:line-break/>ché non sans grande peine tout le ponnant, entrant en mer auec ceulx qu'il auoit<text:line-break/>amenez, il sen retourna en Alexandrie : Et informé entierement se prepara pour<text:line-break/>se<text:s/>defendre. Messire Thorel sen retourna à Pauie, &amp; fut long temps en pensem(e2)t<text:line-break/>qui pouuoient estre ces trois : mais il n'approcha &amp; moins encor arriua il iamais<text:line-break/>à la verité. Quant le temps que les chrestiens deuoient faire leur passaige fut ve(-)<text:line-break/>nu, &amp; qu'on faisoit les preparatifz grans par tout, Messire Thorel nonobstant les<text:line-break/>lermes &amp; prieres de sa femme, se delibera du tout dy aller : &amp; ayant apresté tout<text:line-break/>son cas, &amp; prest de m(o2)ter à cheual, il deit à sa femme (qu'il aymoit parfaictem(e2)t.)<text:line-break/>Mamye ie m'en voys comme tu voys à ce passaige tant pour mon honneur que<text:line-break/>pour le salut de mon ame : ie te recommande, nostre bien, &amp; nostre honneur, &amp;<text:line-break/><text:span text:style-name="pb">[n.p]</text:span><text:line-break/>pour ce que ie ne suis si certain du retour pour mille accidens qui peuuent surue<text:line-break/>nir, comme ie suis de<text:s/>l'aller, ie veulx que tu me faces vne grace, que quoy qu'il ad(-)<text:line-break/>uienne de moy, si tu n'as certaines nouuelles de ma vie, que tu m'attendes vng<text:line-break/>an vng moys, &amp; vng iour sans te remarier : à commencer du iourdhuy que ie<text:line-break/>parts. La dame qui fort ploroit, respondit : Ie ne scay mon amy comme ie com(-)<text:line-break/>porteray la douleur en laquelle vous me laissez, si vous partez : mais si ma vie est<text:line-break/>plus forte que la douleur, &amp; il aduint autre chose de vous, viuez &amp; mourez cer(-)<text:line-break/>tain, que ie viuray &amp; mourray femme de messire Thorel, &amp; de la memoire de<text:line-break/>luy : A qui messire Thorel deit, Mamye, ie suis plus que asseuré que quant à toy<text:line-break/>il aduiendra ce que tu me prometz : mais tu es ieune femme, belle, &amp; de grande<text:line-break/>parenté, &amp; est ta vertu grande &amp; congneue par tout : au moyen dequoy, ie ne<text:line-break/>doubte point que plusieurs grans personnaiges &amp; gentilz hommes (si on se sou(-)<text:line-break/>speconne tant peu soit de ma mort) ne te demandent à tes freres &amp; parens : de la<text:line-break/>poursuicte desquelz encor que tu ne le vueilles, tu ne te pourras defendre, &amp; faul<text:line-break/>dra<text:s/>que par force tu complaises à leur voul(e2)té, &amp; voylá la raison pourquoy ie te<text:line-break/>demande ce terme, &amp; non plus grant. La dame deit : Ie feray ce que ie pourray<text:line-break/>de ce que ie vous ay deit. Et quant ie seroys à la fin contraincte de faire autrem(e2)t,<text:line-break/>soyez asseuré que ie vous obeiray en ce que vous m'enchargez à ceste heure :<text:line-break/>priant le createur, qu'il ne nous conduyse vous ne moy à telz termes deuant ce<text:line-break/>temps. Finies les parolles, la dame en plourant embrassa messire Thorel : &amp; tirant<text:line-break/>vng anneau de son doid, le luy donna, en disant, s'il aduient que ie meure deuant<text:line-break/>que vous reuoir, souuienne vous de moy, quant vous le verrez, &amp; luy l'ay(a2)t prins<text:line-break/>monta à cheual. Et quant il eut deit adieu à tout le monde sen alla à son voyaige,<text:line-break/>&amp; arriué qu'il fut à Gennes monta auecques sa compaignie en gallere &amp; sen alla<text:line-break/>son chemin, par lequel en peu de iours il arriua à Acre, &amp; se ioignit auec l'autre<text:line-break/>exercite des chrestiens : Ouquel, quasi de main en main commenca à venir vne<text:line-break/><text:soft-page-break/>tresgrande mortalité : durant laquelle (qui qu'en<text:s/>fust la cause) ou l'industrie ou la<text:line-break/>fortune de Saladin, presque tout le demourant des chrestiens qui eschapperent,<text:line-break/>furent prins de luy, sans coup ferir : &amp; separez &amp; emprisonnez par plusieurs vil(-)<text:line-break/>les. Entre lesquelz prisonniers, messire Thorel en fut l'ung : qui fut mené en pri(-)<text:line-break/>son en Alexandrie. La ou n'estant point congneu, &amp; craignant de se faire con(-)<text:line-break/>gnoistre, contrainct de necessité il s'adonna à penser des oyseaulx : chose qu'il sca<text:line-break/>uoit tresbien faire, dont par cecy il vint à estre congneu du Souldan : qui pour ce<text:line-break/>ste occasion le tira de prison, &amp; le retint pour son faulconnier. Messire Thorel<text:line-break/>(qui n'estoit point appellé du Souldan par autre nom que le chrestien, &amp; lequel<text:line-break/>il ne congnoissoit ne le Souldan luy n'auoit autre chose que Pauie en l'entende(-)<text:line-break/>ment, &amp; plusieursfois auoit essaye de senfuyr : mais iamais ne luy estoit venu à<text:line-break/>point. Parquoy, estans venuz certains ambassadeurs Geneuoys deuers Sala(-)<text:line-break/>din, pour rachater quelque citoyens des leurs &amp; estans prestz de sen retourner,<text:line-break/>il pensa<text:s/>descrire à sa femme comme il estoit en vie, &amp; qu'il sen retourneroit le<text:line-break/>plustost qu'il pourroit, la priant qu'elle l'attendist, &amp; ainsi le luy escriuit : Reque(-)<text:line-break/>rant tresfort vng des ambassadeurs de sa congnoissance qu'il feist tant que ses<text:line-break/>lettres fussent seurement tenues es mains de l'abbé de sainct Pierre en ciel dor,<text:line-break/>qui estoit son oncle : Et estant messire Thorel en ces termes, aduint vng iour<text:line-break/>que deuisant Saladin auecques luy de ses oyseaulx, messire Thorel<text:line-break/><text:span text:style-name="pb">[Fueil.246]</text:span><text:line-break/>commen(-)ca à soubzrire : &amp; feit vng acte de la bouche, que Saladin estant en sa maison à<text:line-break/>Pauie, auoit fort notté : par lequel acte Saladin se va souuenir de messire Thorel,<text:line-break/>&amp; commenca à le regarder bien fort, &amp; luy sembla que cestoit luy. Parquoy lais(-)<text:line-break/>sant son premier propos deit. Dy moy chrestien, dequel pays tu es, de Ponant ?<text:line-break/>Sire (deit messire Thorel) ie suis Lombard : d'une ville appellée Pauie, paoure<text:line-break/>homme &amp; de basse condicion. Aussi tost que Saladin ouyt cecy, quasi asseuré<text:line-break/>de ce qu'il doubtoit, deit en soy mesmes. Dieu ma donné le temps de faire mon(-)<text:line-break/>strer à cestuy cy, c(o2)bien i'euz agreable sa courtoisie : Et sans dire autre chose, ay(a2)t<text:line-break/>faict renger tous ses habillemens en vne chambre, il le mena dedans, &amp; deit : Re(-)<text:line-break/>garde chrestien si en toutes ces robbes,<text:s/>il y en a quelcune que tu ayes iamais veu :<text:line-break/>Messire Thorel commenca à regarder, &amp; veid celles que sa femme auoit don(-)<text:line-break/>ne à Saladin : mais il ne pouuoit croyre, qu'il fust possible que ce les fussent : tou(-)<text:line-break/>tesfois il respondit, Sire ie n'en congnois pas vne : bien est vray que ces deux lá<text:line-break/>ressemblent à des robbes dont i'ay esté autresfois vestu, &amp; que ie feiz donner à<text:line-break/>trois marchans qui arriuerent en ma maison. Alors Saladin ne se pouuant plus<text:line-break/>tenir, l'embrassa tendrement, en disant : Vous estes messire Thorel distrie, &amp; ie<text:line-break/>suis l'ung des trois marchans, à qui vostre femme donna ces robbes : &amp; main(-)<text:line-break/>tenant est venu le temps de faire certain vostre creance qu'elle est ma marchan(-)<text:line-break/>dise, comme ie vous dy quant ie partiz d'auec vous, qu'il pourroit aduenir.<text:line-break/>Messire Thorel oyant cecy commenca à estre ioyeulx &amp; honteux tout ensem(-)<text:line-break/>ble, ioyeulx d'auoir eu vng tel hoste : &amp; honteux de ce qu'il luy sembloit l'auoir<text:line-break/>receu paourement. A qui Saladin deit : Messire Thorel, puis que dieu vous à icy<text:line-break/>enuoyé, pensez desormais que vous y estes seigneur &amp; non moy. Et s'estans faict<text:line-break/>grande chere ensemble, il le feit habiller de vestemens royaulx, &amp; le amena en la<text:line-break/>presence de tous les plus grans seigneurs de son pays, &amp; apres auoir dit plusieurs<text:line-break/>choses de sa valeur à sa<text:s/>louenge, commanda qu'il fust honnoré comme sa propre<text:line-break/>personne de tous ceulx qui desiroient auoir sa grace : Ce que chascun feit de la<text:line-break/>en auant : mais plus que les autres les deux seigneurs qui auoient esté en la com(-)<text:line-break/>paignie de Saladin en sa maison. La<text:s/>grandeur de la soubdaine gloire ou messire<text:line-break/>Thorel se veid luy osta quelque peu hors de l'entendement les choses de Lom(-)<text:line-break/><text:soft-page-break/>bardie. Et mesmement, pour ce qu'il esperoit que asseurement ses lettres seroient<text:line-break/>venues es mains de son oncle. Or y auoit il ou camp<text:s/>ou bien exercite des chre(-)<text:line-break/>stiens, le iour qu'ilz furent prins de Saladin, vng gentil homme prouencal, qui<text:line-break/>mourut, &amp; fut enseuely : qu'on nommoit messire Thorel de Dignes : homme qui<text:line-break/>n'estoit de gr(a2)de estime : pour laquelle chose (est(a2)t messire Thorel distrie c(o2)gneu<text:line-break/>(p3) tout l'exercite pour sa noblesse &amp; valleur) quic(o2)ques ouyt dire messire Thorel<text:line-break/>est mort, creut que ce fust messire Thorel distrie, &amp; non celuy de Dignes : &amp; le cas<text:line-break/>qui suruint de la prinse engarda qu'on ne sceust la verité du<text:s/>faict. Parquoy plu(-)<text:line-break/>sieurs Italiens sen retournerent auec ceste nouuelle, entre lesquelz y en eut de si<text:line-break/>presumptueux, qu'ilz oserent bien dire &amp; affermer l'auoir veu mort : &amp; qu'ilz a(-)<text:line-break/>uoient esté à son enterrement. Laquelle chose sceue par sa femme &amp;<text:s/>par le par(e2)s<text:line-break/>de luy, fut occasion d'ung fort grant &amp; inestimable dueil, non seulement à eulx :<text:line-break/>mais à chascun qui l'auoit congneu : Si seroit trop long à declairer qu'elle fut &amp;<text:line-break/>combien grande la douleur, la tristesse, &amp; les pleurs de sa femme, laquelle<text:s/>quel(-)<text:line-break/>ques moys apres s'estre tourmentée continuellement &amp; qu'elle eut commencé à<text:line-break/><text:span text:style-name="pb">[n.p]</text:span><text:line-break/>soy moins douloir, est(a2)t des plus grans personnaiges de Lombardie demandée,<text:line-break/>fut solicitée par ses freres &amp; autres ses parens, de se remarier. Ce qu'elle ayant ref(-)<text:line-break/>fusé plusieursfois auec tresgrans pleurs, c(o2)traincte à la fin il luy falut faire, ce (q2) ses<text:line-break/>parens voulur(e2)t : par telle c(o2)dicion, qu'elle seroit sans espouser, &amp; faire les nopces<text:line-break/>iusques au temps qu'elle auoit promis à messire Thorel.<text:s/>Ce pendant que les affai<text:line-break/>res de ceste dame estoient en telz termes à Pauie, aduint que messire Thorel veit<text:line-break/>vng iour en Alexandrie, vng homme qu'il auoit veu auec les ambassadeurs Ge(-)<text:line-break/>neuoys, monter sur la gallere qui alloit à Gennes : parquoy, l'ayant faict appeller,<text:line-break/>luy demanda quel voyaige ilz auoient faict, &amp; quant ilz estoient arriuez à Gen(-)<text:line-break/>nes : A qui cestuy cy deit : Monsieur, la gallere à faict tresmauuais voyaige, com(-)<text:line-break/>me iouyz dire en Crete, ou ie demouray : par ce que quant elle fut pres de la Si(-)<text:line-break/>cile, il se leua vng vent de bise perilleux qui les iecta ded(a2)s les bancs de Barbarie,<text:line-break/>dont il n'en eschappa pas vng : entre lesquelz deux miens freres y perirent. Mes(-)<text:line-break/>sire Thorel adioustant foy aux parolles de cestuy cy, qui estoient veritables, &amp; se<text:line-break/>souuenant que le terme qu'il auoit demandé finissoit de la à peu de iours, pen(-)<text:line-break/>sant bien qu'on ne scauoit point à peine de ses nouuelles, va croyre pour certain<text:line-break/>que sa femme s'estoit remariée, dont il tumba en telle melancolie que perdant le<text:line-break/>menger, &amp; s'estant alicté il delibera de mourir : Ce que aussi tost que Saladin qui<text:line-break/>l'aymoit grandem(e2)t ent(e2)dit il sen vint vers luy : &amp; apres qu'il eut (par plusieurs &amp;<text:line-break/>gr(a2)des prieres qu'il luy feit) sceu l'occasion de sa melencolie &amp; de sa maladie il le<text:line-break/>blasma fort de ce qu'il ne luy auoit deit plustost : &amp; apres le pria qu'il se rec(o2)for(-)<text:line-break/>tast, l'asseurant si ainsi il le vouloit qu'il feroit en sorte qu'il seroit à Pauie au terme<text:line-break/>qu'il auoit d(o2)né à femme : &amp; luy deit la maniere c(o2)m(e2)t. Messire Thorel adioust(a2)t<text:line-break/>foy aux parolles de Saladin, &amp; ayant plusieursfois ouy dire que cela estoit possi(-)<text:line-break/>ble, &amp; qu'il s'estoit faict beaucoup de fois, commenca à se conforter &amp; à soliciter<text:line-break/>Saladin, qu'il se deliberast de faire cecy. Saladin commanda à vng sien nigrom(a2)(-)<text:line-break/>cien (duquel il auoit desia experimenté la science) qu'il regardast le moyen com(-)<text:line-break/>me messire Thorel pourroit estre porté à Pauie en vne nuict sur vn lict : A qui le<text:line-break/>nigromancien respondit que cela seroit faict, mais qu'il faloit pour son mieulx le<text:line-break/>faire dormir, &amp; quant Saladin eut donné ordre à cecy, il retourna vers messire<text:line-break/>Thorel, &amp; le trouuant du tout deliberé de vouloir estre à Pauie s'il estoit possible<text:line-break/>au terme qu'il auoit donné, ou sin(o2) de mourir, il luy deit ainsi : Messire Thorel si<text:line-break/>vous aymez affectueusem(e2)t vostre femme &amp; que vous doubtiez qu'elle soit ma(-)<text:line-break/>riée à vng autre, dieu scait si ie vous en scauroye reprendre, en facon que ce soit :<text:line-break/><text:soft-page-break/>Par ce (q2) de toutes les femmes (q2) ie p(e2)se iamais auoir veues,<text:s/>elle est celle de qui les<text:line-break/>meurs, les fac(o2)s de faire &amp; l'habit (laissons a part la beaulté qui est vne fleur cadu(-)<text:line-break/>que) me sembl(e2)t plus dignes d'estre louées, &amp; que plus on doit aymer. Ce m'eust<text:line-break/>bien esté chose tresagreable (puis que la fortune vous auoit icy enuoyé) que ce<text:line-break/>t(e2)ps que vous &amp; moy auons à viure, nous eussions vescu seigneurs par ensemble<text:line-break/>du royaume que ie tiens : &amp; si dieu ne me vouloit faire tant de grace aumoins<text:line-break/>puis qu'il vous deuoit tumber en l'entendement de mourir ou de retourner à Pa<text:line-break/>uie au terme que vous auez donné, i'eusse grandement desiré de l'auoir sceu à<text:line-break/>temps : par ce que ie vous eusse faict c(o2)duyre iusques en vostre maison auec l'hon<text:line-break/>neur &amp; c(o2)paignie que voz vertuz meritent : ce (q2) puis que dieu na voulu, &amp; que<text:line-break/>vous y voulez estre presentement, ie vous en enuoye c(o2)me ie puis en la maniere<text:line-break/><text:span text:style-name="pb">[Fueil.247]</text:span><text:line-break/>que ie vous ay dit. A qui messire Thorel deit : Sire les effectz (sans voz parolles)<text:line-break/>m'ont assez faict c(o2)gnoistre vostre bienvueillance : Laquelle ie ne<text:s/>meritay iamais<text:line-break/>tant, &amp; de ce que vous me dictes, ie ne le croy pas seulem(e2)t viuant : ains en mour(-)<text:line-break/>ray trescertain : mais puis que i'ay prins telle deliberation, ie vous supplie que ce<text:line-break/>(q2) vous me promectez de faire se face tost : Par ce que demain<text:s/>est le dernier iour<text:line-break/>que ie doy estre attendu. Saladin deit que cela pour certain seroit faict : Et le iour<text:line-break/>ensuyu(a2)t, att(e2)dant le Souldan de l'en enuoyer la nuict d'apres, il feit faire en vne<text:line-break/>grande salle vng tresbeau &amp; riche lict tout de matteraz garniz à leur mode, de ve<text:line-break/>loux &amp; de drap d'or, &amp; feit mettre vne c(o2)trepoincte par dessus ouurée à certains<text:line-break/>passem(e2)s de perles fort grosses, &amp; de pierres precieuses : laquelle fut depuis estimée<text:line-break/>par deca vng tresor infini, &amp; deux oreilliers c(o2)me il appartenoit à vng tel lict : Et<text:line-break/>cecy faict il c(o2)m(a2)da qu'on vestist messire Thorel ((q2) estoit desia fort) d'une robbe<text:line-break/>à la Sarrasinoise la plus riche &amp; la plus belle chose que iamais veid personne, &amp; à<text:line-break/>la teste vne de ses plus l(o2)gues b(a2)des entortillée, sel(o2) leur coustume : &amp; est(a2)t desia<text:line-break/>l'heure tarde, il sen alla auec plusieurs de ses barons en la ch(a2)bre ou estoit messire<text:line-break/>Thorel : &amp; sest(a2)t assiz pres de luy quasi en plour(a2)t, c(o2)m(e2)ca à dire, Messire Thorel,<text:line-break/>l'heure qui me doit<text:s/>separer de vous s'aproche : Et pource que ie ne vous puis ac(o2)(-)<text:line-break/>paigner ne faire ac(o2)paigner pour la qualité du chemin que vous auez à faire, qui<text:line-break/>ne le peult porter, il fault que ie prenne c(o2)gié de vous icy, en ceste ch(a2)bre, pour le<text:line-break/>quel pr(e2)dre ie y suis venu. Parquoy premier que vous dire adieu ie vous prie par<text:line-break/>cest amour &amp; celle amytié qui est entre nous, qu'il vous souuienne de moy : &amp; s'il<text:line-break/>est possible au(a2)t que noz iours finissent, que apres (q2) vous aurez d(o2)ne ordre à voz<text:line-break/>affaires en L(o2)bardie, vous me venez encor veoir vne fois. Affin que moy m'est(a2)t<text:line-break/>resiouy de vous auoir veu ceste cy, puisse par l'autre satisfaire au plaisir qu'il me<text:line-break/>fault auiourdhuy perdre p vostre haste : &amp; en att(e2)d(a2)t (q2) cela adui(e2)ne, ie vous prie,<text:line-break/>qu'il ne vo(us) ennuye de me visiter par lettres, &amp; me requerir des choses (q2) plus vo(us)<text:line-break/>plair(o2)t : car ie les feray asseurem(e2)t plus voul(e2)tiers pour vous (q2) pour h(o2)me qui vi(-)<text:line-break/>ue. Messire Thorel ne peut retenir ses lermes, pquoy pour<text:s/>l'empeschem(e2)t d'icel(-)<text:line-break/>les, il luy respondit en peu de parolles, qu'il seroit (i2)possible (q2) iamais il oubliast ses<text:line-break/>bi(e2)sfaictz, &amp; sa valleur : &amp; qu'il feroit sans aucune faulte ce qu'il luy c(o2)mandoit, si<text:line-break/>dieu luy en prestoit le loysir. Parquoy<text:s/>Saladin l'ay(a2)t t(e2)drem(e2)t embrassé &amp; baisé,<text:line-break/>luy deit, auec plusieurs larmes. Allez a dieu : &amp; sen sortit de la ch(a2)bre. Et tous les au<text:line-break/>tres bar(o2)s apres prindr(e2)t pareillem(e2)t c(o2)gé de luy, &amp; sen v(i2)dr(e2)t auecques Saladin<text:line-break/>en celle salle ou il auoit faict aprester le lict : mais est(a2)t desia tard, &amp; le nigrom(a2)ci(e2)<text:line-break/>attend(a2)t la depesche, &amp; la hast(a2)t il vint vn medecin auec vn bruuaige qui luy feit<text:line-break/>acroyre qu'il le luy d(o2)noit pour le fortifier, &amp; luy feit boyre puis n'arresta guieres<text:line-break/><text:soft-page-break/>qu'il fut endormy, &amp; dorm(a2)t ainsi il fut porté par le c(o2)m(a2)dem(e2)t de Saladin sur le<text:line-break/>beau lict : sur lequel il meit vne cour(o2)ne belle &amp; gr(a2)de (q2) valloit beaucop, laquelle<text:line-break/>il marqua si apertem(e2)t qu'on c(o2)gneut (p3) apres, qu'elle auoit esté enuoyée par Sala<text:line-break/>din à la f(e2)me de messire Thorel : apres il luy meit au doid vn anneau, ou il y auoit<text:line-break/>enchassé vn escarboucle t(a2)t luy s(a2)t qu'il s(e2)bloit vne torche alumée : la valeur du(q2)l<text:line-break/>à peine se pouuoit estimer : puis luy<text:s/>feit ceindre vne espée, la garniture de laquelle<text:line-break/>ne seroit facile à priser, &amp; oultre tout cecy, vn fermail (q2) luy feit attacher deu(a2)t soy,<text:line-break/>ou(q2)l il yauoit des (p3)les, d(o2)t on ne vid iamais les (p3)eilles, auec force d'autres pierres<text:line-break/>de pris : Et<text:s/>a(p2)s feit mettre à chasc(u2) costé de luy deux fort gr(a2)s bass(i2)s d'or, pla(i2)s de<text:line-break/><text:span text:style-name="pb">[n.p.]</text:span><text:line-break/>doubles ducatz &amp; plusieurs cordes de perles &amp; d'anneaulx, ceinctures &amp; autres<text:line-break/>choses, qui seroient longues à racompter qu'il feit mettre alentour de luy : Et cecy<text:line-break/>faict il le baisa de rechef, &amp; deit au nigromancien, qu'il se despeschast. Parquoy<text:line-break/>incontinent messire Thorel &amp; le lict en la presence de Saladin fut perdu de veue :<text:line-break/>&amp; Saladin demoura en deuisant de luy auec ses barons : Messire Thorel estoit des<text:line-break/>ia posé en l'eglise de sainct Pierre en ciel d'or de Pauie, comme il auoit demandé,<text:line-break/>auec tous les ioyaulx &amp; habillem(e2)s dessusdictz, &amp; si dormoit encores, qu(a2)t apres<text:line-break/>que matines furent sonnées, le segretain entra en l'eglise auec de la lumiere en sa<text:line-break/>main, &amp; luy estant aduenu soubdainement de veoir le riche lict, non seulement<text:line-break/>sen esmerueilla : mais aussi senfuit de grande peur qu'il eut. Et quant l'abbé &amp; les<text:line-break/>moynes veirent qu'il fuyoit ainsi ilz sen esbahirent : &amp; luy dem(a2)derent l'occasion<text:line-break/>pourquoy il fuyoit. Le segretain le leur deit : Comment deit l'abbé ? si nes tu desor<text:line-break/>mais si enfant ny nes si nouueau venu en ceste eglise que tu te doiues espouuen(-)<text:line-break/>ter si legierement. Or allons nous y en, &amp; voy(o2)s qui t'a faict peur. Et a donc ilz alu<text:line-break/>merent plusieurs torches : &amp; qu(a2)t l'abbé &amp; tous ses moynes fur(e2)t entrez en l'egli(-)<text:line-break/>se, ilz veir(e2)t ce lict si admirable &amp; riche, &amp; le cheualier sur iceluy qui dormoit : Et<text:line-break/>ce pendant qu'ilz estoient ainsi en doubte &amp; craincte, sans se oser aucunem(e2)t ap(-)<text:line-break/>procher du lict : regardant les belles bagues, il aduint que s'esueillant messire Tho<text:line-break/>rel, il ietta vng gr(a2)t souspir. Les moynes aussi tost qu'ilz veir(e2)t cecy &amp; l'abbé auec<text:line-break/>eulx senfuyr(e2)t tous est(o2)nez, &amp; cryans dieu nous soit en ay de : Messire Thorel ou<text:line-break/>urit les yeulx, &amp; congneut appertem(e2)t regardant autour de soy, qu'il estoit la ou<text:line-break/>il anoit dem(a2)dé à Saladin : dont il fut en soy mesmes fort content. Parquoy s'est(a2)t<text:line-break/>assiz, &amp; ayant regardé particulierem(e2)t ce qu'il auoit alentour de soy c(o2)bien qu'il<text:line-break/>eust auparau(a2)t congneu la magnificence de Saladin maintenant elle luy sembla<text:line-break/>trop plus gr(a2)de &amp; plus la c(o2)gneut qu'il n'auoit faict : Non pourt(a2)t sans se remuer<text:line-break/>autrement voyant fuyr les moynes, &amp; saichant pourquoy,<text:s/>il c(o2)menca à appeller<text:line-break/>l'abbé par son nom : &amp; à le prier qu'il n'eust point de peur : car il estoit Thorel son<text:line-break/>neueu. L'abbé oyant cecy deuint plus paoreux que auparauant : c(o2)me celuy qui<text:line-break/>l'auoit tenu pour mort plusieurs moys y auoit : mais quelque peu apres qu'il se fut<text:line-break/>reasseuré par vrays argum(e2)s, se sent(a2)t appeller, &amp; ayant faict le signe de la saincte<text:line-break/>croix il sen alla à luy : A qui messire Thorel deit : dequoy auez vous peur m(o2) pere ?<text:line-break/>Ie suis en vie dieu mercy, &amp; suis retourné d'oultre mer icy : L'abbé (encor qu'il eut<text:line-break/>la barbe grande &amp; qu'il fust en habit arabesque) si le refigura il à la fin, &amp; se reas(-)<text:line-break/>seura du tout : puis le print par la main, &amp; luy deit : mon filz tu soys le bien retour<text:line-break/>né : mais tu ne te doiz esbahir si nous auons<text:s/>eu peur : Parce qu'il n'y a homme en<text:line-break/>toute ceste ville, qui ne croye fermement que tu es mort : tellement que ie te scay<text:line-break/>bi(e2) dire (q2) madame Adaliette ta femme vaincue des prieres &amp; menaces de ses pa<text:line-break/>r(e2)s, &amp; maulgré qu'elle en ait eu, est remariée,<text:s/>&amp; doit ce iourdhuy espouser : Car les<text:line-break/>nopces &amp; tout ce qui est necessaire pour faire la feste, est appareillé. Messire Tho<text:line-break/><text:soft-page-break/>rel s'estant leué de dessus le riche lict, &amp; ay(a2)t faict grande feste, à l'abbé &amp; à tous<text:line-break/>les moynes, pria vng chasc(u2) d'eulx qu'on ne sonnast mot du m(o2)de de son retour :<text:line-break/>iusques à ce qu'il eust faict quelque affaire qu'il auoit. Apres cecy ay(a2)t faict mettre<text:line-break/>en seureté toutes ses riches bagues, il c(o2)pta à son oncle tout ce qui luy estoit adue<text:line-break/>nu iusques alors. L'abbé ioyeulx<text:s/>de ses fortunes r(e2)dit auecques luy graces à dieu :<text:line-break/>Puis messire Thorel demanda à son oncle qui estoit le fiancé de sa femme,<text:line-break/><text:span text:style-name="pb">[Fueil.248]</text:span><text:line-break/>l'ab(-)bé le luy deit. A qui messire Thorel deit : Auant qu'on saiche rien de mon retour,<text:line-break/>i'ay belle enuie de veoir qu'elle c(o2)ten(a2)ce sera celle de ma femme en ces nopces.<text:line-break/>Et par ainsi, c(o2)bien que ce ne soit la coustume aux religieux d'aller à telles festes,<text:line-break/>ie vous prie que pour l'amour de moy vous donniez ordre que nous y allions :<text:line-break/>L'abbé resp(o2) dit<text:s/>qu'il le feroit vouluntiers. Et aussi tost qu'il fut iour il enuoya di(-)<text:line-break/>re au fiancé qu'il vouloit aller auec vng sien amy, à ses nopces : A quoy le gentil<text:line-break/>homme respondit, qu'il en estoit trescontent. Quant l'heure du disner fut venue,<text:line-break/>messire Thorel en<text:s/>l'habit qu'il estoit, sen alla auec m(o2)sieur l'abbé au logis du fian<text:line-break/>cé, on il fut regardé par admiration de quiconques le voyoit mais il ne fut recon<text:line-break/>gneu de personne, aussi l'abbé disoit à tous que cestoit vng sarrazin, que le Soul(-)<text:line-break/>dan enuoyoit en<text:s/>ambassade deuers le roy de France. Messire Thorel fut d(o2)cques<text:line-break/>assiz à vne table qui estoit tout viz à viz de sa femme, qu'il regardoit auec grant<text:line-break/>plaisir, &amp; luy sembloit bien veoir à son visaige qu'elle n'estoit guieres contente<text:line-break/>de ces nopces : Elle pareillement le regardoit quelque fois, non pas pour recon(-)<text:line-break/>gnoissance aucune qu'elle en eust : car la grande barbe &amp; l'habit estrange, aussi la<text:line-break/>ferme creance qu'elle auoit qu'il fust mort l'en engardoit. Mais quant il sembla à<text:line-break/>messire Thorel qu'il estoit t(e2)ps de esprouuer s'il luy souuenoit plus de luy, il meit<text:line-break/>en sa main l'anneau qu'elle luy auoit donné à son partement, &amp; feit appeller vng<text:line-break/>ieune gars qui seruoit deuant elle, &amp; luy deit : Va ten dire à la mariée de ma part,<text:line-break/>que la coustume de mon pays est telle, que quant quelque estrangier (comme ie<text:line-break/>suis icy) est au conuy d'une nouuelle mariée c(o2)me elle est, pour signifi(a2)ce qu'elle<text:line-break/>est bien ayse de ce qu'il y est venu disner, elle luy enuoye la couppe ou elle boit<text:line-break/>plaine de vin, en laquelle, apres<text:s/>(q2) l'estr(a2)gier à beu ce qu'il luy plaist, &amp; recouuerte<text:line-break/>la couppe, la mariée boit le demour(a2)t. Le ieune paige feit le messaige à la mariée,<text:line-break/>laquelle comme bien aprinse &amp; saige, pensant que cestuy cy fust vng grant per(-)<text:line-break/>sonnaige, pour monstrer que<text:s/>sa venue luy estoit agreable, elle commanda qu'on<text:line-break/>lauast bi(e2) vne grande couppe dorée qu'elle auoit, deuant soy, &amp; quant elle seroit<text:line-break/>plaine de vin, qu'on la portast à ce gentil homme, &amp; ainsi fut faict. Messire Tho(-)<text:line-break/>rel, ay(a2)t mis en sa bouche l'anneau d'elle, feit de sorte, qu'il le laissa cheoir en beu(-)<text:line-break/>uant ded(a2)s la couppe, sans que personne sen apperceust : &amp; ny ayant guieres lais(-)<text:line-break/>sé de vin, il la recouurit : &amp; l'enuoya à la dame, qui la print : Et affin que sa coustu(-)<text:line-break/>me s'acomplist, l'ay(a2)t descouuerte se la meit en la bouche : &amp; veid l'anneau &amp; sans<text:line-break/>dire mot le regarda, &amp; rec(o2)gnoissant que cestoit celuy qu'elle auoit donné à mes<text:line-break/>sire Thorel quant il partit, elle le print : &amp; regarda fermem(e2)t celuy qu'elle croyoit<text:line-break/>estre estrangier, &amp; desia le recongnoissant, crya comme si quasi elle fust deuenue<text:line-break/>furieuse, iett(a2)t par terre la table qu'elle auoit deu(a2)t soy, Cestuy cy est m(o2)seigneur<text:line-break/>&amp; mon mary : Cestuy cy est pour vray messire Thorel, &amp; courant à la table ou il<text:line-break/>estoit assiz, sans auoir regard à ses habillem(e2)s de drap d'or, ou à chose qui fust sur<text:line-break/>la table, s'estant iettée si auant qu'elle peut, l'embrassa estroictement : ne iamais ne<text:line-break/>se sceut oster de son col, pour dire ne pour faire d'aucun de la compaignie qui l(a2)<text:line-break/>estoit, iusques à tant que messire Thorel luy deit qu'elle se soustint vng peu sur<text:line-break/>elle : par ce qu'elle auroit assez bon loysir de l'embrasser. Alors elle se dressa e(-)<text:line-break/>stans desia lesnopces toutes troublées, &amp; en partie plus ioyeuses que iamais pour<text:line-break/><text:soft-page-break/>le recouurement d'ung tel cheualier : Priant luy que personne ne se remuast.<text:line-break/>Parquoy messire Thorel compta à tous tout ce qui luy estoit aduenu du iour<text:line-break/><text:span text:style-name="pb">[n.p.]</text:span><text:line-break/>qu'il partit iusques à l'heure : Concluant qu'il ne deuoit desplaire au gentil hom(-)<text:line-break/>me lequel<text:s/>croyant qu'il fust mort auoit prins sa femme pour espouse, si luy estant<text:line-break/>en vie il la reprenoit. Le nouue au marié combien qu'il se sentist mocqué respon(-)<text:line-break/>dit liberallement &amp; comme amy, qu'il estoit en sa puissance de faire de ce que<text:line-break/>estoit sien ce que bon luy sembleroit. La dame laissa lá les anneaulx, &amp; la couron<text:line-break/>ne qu'elle auoit eu du nouueau marié : &amp; meit en son doid celux qu'elle auoit<text:line-break/>prins dedans la couppe, &amp; pareillement la couronne que luy auoit enuoyée Sa(-)<text:line-break/>ladin : &amp; estans sortiz de la maison<text:s/>ou ilz estoient, sen allerent en celle de messire<text:line-break/>Thorel auec toute la pompe des nopces. &amp; lá, les parens &amp; amys desolez &amp; tous<text:line-break/>les citoyens qui le regardoient quasi par miracle, furent auec longue feste &amp; gr(a2)t<text:line-break/>chere tous consolez. Messire Thorel ayant<text:s/>faict part de ses precieuses bagues à<text:line-break/>celuy qui auoit faict la despence des nopces, pareillement à monsieur l'abbé, &amp; à<text:line-break/>plusieurs autres, &amp; ayant faict entendre par plus d'ung messaige, à Saladin son<text:line-break/>heureuse repatriacion, se reputant à iamais son seruiteur, vesquìt de puis plusieurs<text:line-break/>ans auec sa femme, vsant de courtoysie plus que iamais. Telle fut doncques la fin<text:line-break/>des ennuyz de messire Thorel, &amp; de ceulx de sa chere dame, &amp; la recompense<text:line-break/>de leurs honnestes &amp; promptes courtoysies. Lesquelles plusieurs se parforcent de<text:line-break/>faire qui encor qu'ilz en ayent la puissance le scauent si mal faire, qu'ilz les font<text:line-break/>premierement trop plus achapter qu'elles ne valent. Parquoy si la recompense<text:line-break/>ou merite ne sen ensuit, ne eulx ne autres ne sen doiuent esbahir.</text:p>
      <text:h text:style-name="Titre2" text:outline-level="2">(hedera) LE<text:s/>MARQVIS DE SALVCES CON(-)<text:line-break/><text:span text:style-name="T4865">trainct par les prieres de ses subiectz à prendre femme, print pour en auoir une à</text:span><text:span text:style-name="T4866"><text:line-break/></text:span><text:span text:style-name="T4867">son plaisir, la fille d'ung paysant : de laquelle il eut deux enfans, qu'il feit semblant</text:span><text:span text:style-name="T4868"><text:line-break/></text:span><text:span text:style-name="T4869">de faire tuer : puis luy faisant accroire qu'elle luy fas</text:span><text:span text:style-name="T4870">choit, &amp; qu'il auoit prins une</text:span><text:span text:style-name="T4871"><text:line-break/></text:span><text:span text:style-name="T4872">autre femme, faisant reuenir cheuz soy sa propre fille comme si elle eust esté sa</text:span><text:span text:style-name="T4873"><text:line-break/></text:span><text:span text:style-name="T4874">femme, apres auoir chassé sa femme en chemise, &amp; l'auoir trouuée paciente en tou(-)</text:span><text:span text:style-name="T4875"><text:line-break/></text:span><text:span text:style-name="T4876">tes choses, il la remeit plus aymée que iamais en sa maison</text:span><text:span text:style-name="T4877">, luy monstra ses enfans</text:span><text:span text:style-name="T4878"><text:line-break/></text:span><text:span text:style-name="T4879">grans, luy feit honneur, &amp; la feit honnorer comme marquise.</text:span></text:h>
      <text:h text:style-name="P4880" text:outline-level="2">Nouuelle dixiesme, &amp; derniere.</text:h>
      <text:p text:style-name="P4881"><text:span text:style-name="T4882">F</text:span>Inie la longue nouuelle du roy, dont chascun feit semblant qu'el<text:line-break/>le luy auoit pleu, Dioneo deit en riant : Le bon homme qui s'at(-)<text:line-break/>tendoit<text:s/>la nuict ensuyuant de faire abaisser la queue droicte du<text:line-break/>fantosme, eust bien donné moins de deux deniers de toutes les<text:line-break/>louenges que vous donnez à messire Thorel : Et apres saichant<text:line-break/>qu'il restoit à luy seul de parler, commenca. Mes dames, à ce que<text:line-break/>ie voy,<text:s/>ceste iournée n'a esté donnée sinon à roys, &amp; à Souldans, &amp; à telle ma(-)<text:line-break/>niere de gens : &amp; par ainsi, affin quel ie ne mesloigne trop de vous autres, ie<text:line-break/>veulx parler d'ung marquis, non pas chose qui soit magnificque : mais vne fol(-)<text:line-break/>le bestiallité : combien que la fin en fust bonne, laquelle ie ne conseille à aucun<text:line-break/>d'ensuyure : par ce que ce fut grant peché, qu'il en soit bien aduenu à cestuy<text:line-break/>cy.</text:p>
      <text:p text:style-name="p"><text:span text:style-name="pb">[Fueil.252]</text:span><text:line-break/>Il y ia long temps que entre les seigneurs marquis de Saluces, le plus grant<text:line-break/>de la maison<text:s/>fut vng ieune seigneur, nommé Gaultier. Lequel estant sans fem(-)<text:line-break/><text:soft-page-break/>me, ne enfans ne consommoit le temps à autre chose que à voller &amp; chasser : Et<text:line-break/>ne se soucyoit aucunement de prendre femme en mariage : ne d'auoir des en(-)<text:line-break/>fans : dont il deuoit estre reputé<text:s/>plus saige. Laquelle chose estant tresdeplaisante<text:line-break/>à ses subiectz, ilz le prier(e2)t plusieursfois, qu'il prinst femme : affin qu'il ne demou<text:line-break/>rast sans heritier, ne eulx sans seigneur : Et luy offroient de la luy trouuer telle &amp;<text:line-break/>descendue de telz pere &amp; mere, qu'on en pourroit auoir bonne esperance, &amp;<text:line-break/>luy grant contentement : Ausquelz le marquis respondit : Mes amys vous me<text:line-break/>voulez contraindre à chose que i'auoye du tout deliberé ne la faire iamais, con(-)<text:line-break/>siderant combien il est difficille que lon puisse trouuer chose qui c(o2)uienne bien<text:line-break/>à toutes les condicions qu'on a combien aussi est grant le nombre de ceulx qui<text:line-break/>trouuent le contraire &amp; combien malheureuse est la vie de celuy qui se treuue<text:line-break/>lyé auec femme non conuenante à soy. Et de dire que vous pensez congnoistre<text:line-break/>les filles par les coustumes des peres &amp; des meres, &amp; par tel argument me don(-)<text:line-break/>ner femme, cest vne sottise : Comme ainsi soit, que ie ne puis entendre ou vous<text:line-break/>puissiez congnoistre qui soient les peres, &amp; encor moins les secretz des meres :<text:line-break/>Et quant bien encores on les congnoistroit, si voit on le plus souuent les filles ne<text:line-break/>ressembler à pere ne à mere. Mais toutesfois puis que vous me voulez ainsi lyer<text:line-break/>en ces chaynes, i'en veulx estre cont(e2)t, Et affin que ie n'aye à me plaindre d'autre<text:line-break/>que de<text:s/>moy, si mal en venoit, ie veulx moy mesmes en choisir vne. Vous asseu(-)<text:line-break/>rant que telle que ie la prendray, si elle n'est de vous honnorée comme dame &amp;<text:line-break/>maistresse, vous esprouuerez auec vostre dommaige, combien il me desplaira<text:line-break/>d'auoir prins à vostre requeste femme contre ma voulenté. Les bonnes gens re(-)<text:line-break/>spondirent qu'ilz en estoient contens : pourueu seulement qu'il s'accordast à pren<text:line-break/>dre femme. Quelque temps auparau(a2)t, les meurs &amp; condicions d'une paoure ieu<text:line-break/>ne fille (qui estoit d'ung villaige pres sa<text:s/>maison) auoi(e2)t grandement pleu au mar<text:line-break/>quis : Et luy semblant belle assez, il pensa qu'il pourroit auec ceste cy viure en<text:line-break/>grant contentement : Et par ainsi, sans y vouloir penser plusauant, proposa de<text:line-break/>la vouloir espouser. Et ayant faict venir le pere vers luy, accorda de la prendre<text:line-break/>pour femme. Et cecy faict, le marquis feit assembler tous ses amys &amp; subiectz<text:line-break/>de la contrée, &amp; leur deit : Mes amys, il vous à pleu, &amp; plaist, que ie me delibere<text:line-break/>de prendre femme, &amp; i'ay desia faict ceste deliberacion, plus pour vous com(-)<text:line-break/>plaire que pour desir que i'eusse d'estre marié : vous scauez ce que vous me pro(-)<text:line-break/>mistes : cest assuoir, d'estre contens d'honnorer comme dame quiconques ie<text:line-break/>prendroys à femme : &amp; par ainsi estant venu le temps que ie suis pour vous<text:line-break/>garder<text:s/>ma promesse, &amp; que ie veulx que vous me gardiez la vostre, i'ay trou(-)<text:line-break/>ué vne ieune fille selon ma fantasie, assez pres d'icy, laquelle i'entendz pren(-)<text:line-break/>dre pour femme, &amp; l'amener dans peu de iours à ma maison : Et pource pen(-)<text:line-break/>sez comment la feste des<text:s/>nopces sera belle &amp; comment honnorablement vous<text:line-break/>la puissiez receuoir : affin que ie me puisse dire content de vostre promesse,<text:line-break/>comme vous vous pourrez dire contens de la mienne. Les bonnes gens tres<text:line-break/>ioyeulx respondirent tous, que cela leur plaisoit grandement : Et que qui qu'el(-)<text:line-break/>le fust, ilz la reputeroient à dame, &amp; l'honnoreroient comme maistresse : A(-)<text:line-break/>pres cecy tous se meirent en deuoir de faire belle grande &amp; ioyeuse feste, &amp; le<text:line-break/><text:span text:style-name="pb">[n.p.]</text:span><text:span text:style-name="T4883"><text:line-break/></text:span><text:span text:style-name="T4884">semblable feit le Marquis, qui feit preparer les nopces t</text:span><text:span text:style-name="T4885">resbelles &amp; gr(a2)des, &amp; in(-)</text:span><text:span text:style-name="T4886"><text:line-break/></text:span><text:span text:style-name="T4887">uiter plusieurs ses amys &amp; parens, auec autres gentilz h(o2)mes d'alentour : &amp; si feit</text:span><text:span text:style-name="T4888"><text:line-break/></text:span><text:span text:style-name="T4889">tailler &amp; faire plusieurs robbes, belles &amp; riches sur le corps d'une ieune fille, qu'il</text:span><text:span text:style-name="T4890"><text:line-break/></text:span><text:span text:style-name="T4891">iugeoit estre de la taille de celle qu'il vouloit<text:s/></text:span><text:span text:style-name="T4892">espouser : &amp; encor appareilla il cein(-)</text:span><text:span text:style-name="T4893"><text:line-break/></text:span><text:span text:style-name="T4894">ctures, anneaulx, &amp; vne riche &amp; belle cour(o2)ne, &amp; tout ce que à nouuelle espouse</text:span><text:span text:style-name="T4895"><text:line-break/></text:span><text:span text:style-name="T4896">est requis. Et venu le iour esleu &amp; proposé pour les nopces, le marquis sur les neuf</text:span><text:span text:style-name="T4897"><text:line-break/></text:span><text:soft-page-break/><text:span text:style-name="T4898">heures du matin, m(o2)te à cheual : aussi feire</text:span><text:span text:style-name="T4899">nt tous ceulx qui estoient venuz pour</text:span><text:span text:style-name="T4900"><text:line-break/></text:span><text:span text:style-name="T4901">l'honnorer : &amp; ayant ordonné toutes les choses opportunes leur deit : Seigneurs</text:span><text:span text:style-name="T4902"><text:line-break/></text:span><text:span text:style-name="T4903">il est temps d'aller querir l'espousée : si se meit en chemin auec toute la c(o2)paignie,</text:span><text:span text:style-name="T4904"><text:line-break/></text:span><text:span text:style-name="T4905">&amp; arriuerent au villaige ou elle demouroit : Et<text:s/></text:span><text:span text:style-name="T4906">quant ilz furent ioignant la mai(-)</text:span><text:span text:style-name="T4907"><text:line-break/></text:span><text:span text:style-name="T4908">son du pere de la fille, ilz trouuerent ladicte fille qui retournoit de querir de leau</text:span><text:span text:style-name="T4909"><text:line-break/></text:span><text:span text:style-name="T4910">à grant haste, pour puis apres sen aller veoir passer la nouuelle espouse du Mar(-)</text:span><text:span text:style-name="T4911"><text:line-break/></text:span><text:span text:style-name="T4912">quis : laquelle incontinent que le marquis la vei</text:span><text:span text:style-name="T4913">d, l'appella par son nom : cest assa</text:span><text:span text:style-name="T4914"><text:line-break/></text:span><text:span text:style-name="T4915">uoir, Griselidis, &amp; luy dem(a2)da ou son pere estoit : Auquel elle toute honteuse re</text:span><text:span text:style-name="T4916"><text:line-break/></text:span><text:span text:style-name="T4917">sp(o2)dit. Monseigneur il est à la maison. Alors le marquis desc(e2)dit de cheual, &amp; c(o2)(-)</text:span><text:span text:style-name="T4918"><text:line-break/></text:span><text:span text:style-name="T4919">m(a2)da à chascun qu'on l'att(e2)dist pu</text:span><text:span text:style-name="T4920">is tout seul sen entra en la paoure maison ou il</text:span><text:span text:style-name="T4921"><text:line-break/></text:span><text:span text:style-name="T4922">trouua le pere d'elle, qui s'appelloit Iehannot, &amp; luy deit : Ie suis venu pour espou(-)</text:span><text:span text:style-name="T4923"><text:line-break/></text:span><text:span text:style-name="T4924">ser ta fille Griselidis : mais ie veulx premierement scauoir d'elle quelque chose en</text:span><text:span text:style-name="T4925"><text:line-break/></text:span><text:span text:style-name="T4926">ta presence : Et lors il demanda<text:s/></text:span><text:span text:style-name="T4927">à la fille, si la prenant à femme, elle se parforceroit</text:span><text:span text:style-name="T4928"><text:line-break/></text:span><text:span text:style-name="T4929">tousiours de luy complaire : &amp; de non se troubler ne esbahir d'aucune chose quil</text:span><text:span text:style-name="T4930"><text:line-break/></text:span><text:span text:style-name="T4931">luy sceust faire ou dire, &amp; si elle seroit tousiours obeissante, &amp; plusieurs autres</text:span><text:span text:style-name="T4932"><text:line-break/></text:span><text:span text:style-name="T4933">semblables choses. Ausquelles elle<text:s/></text:span><text:span text:style-name="T4934">respondit à toutes que ouy. Alors le marquis</text:span><text:span text:style-name="T4935"><text:line-break/></text:span><text:span text:style-name="T4936">la print par la main, &amp; la mena dehors : &amp; en la presence de toute sa compaignie</text:span><text:span text:style-name="T4937"><text:line-break/></text:span><text:span text:style-name="T4938">&amp; de toute autre personne, la feit despoiller toute nue, &amp; s'estant faict apporter</text:span><text:span text:style-name="T4939"><text:line-break/></text:span><text:span text:style-name="T4940">tous les habillemens qu'il auoit faict faire, l</text:span><text:span text:style-name="T4941">a feit vestir &amp; chausser : &amp; sur ses che(-)</text:span><text:span text:style-name="T4942"><text:line-break/></text:span><text:span text:style-name="T4943">ueulx ainsi esparpillez c(o2)me ilz estoient, feit mettre vne belle couronne : &amp; cecy</text:span><text:span text:style-name="T4944"><text:line-break/></text:span><text:span text:style-name="T4945">faict, s'esmerueill(a2)t chasc(u2) de ceste chose il deit : Seigneurs ceste cy est celle laquel</text:span><text:span text:style-name="T4946"><text:line-break/></text:span><text:span text:style-name="T4947">le i'ent(e2)dz qui soit ma fem</text:span><text:span text:style-name="T4948">me, si elle me veult pour mary. Puis se retournant vers</text:span><text:span text:style-name="T4949"><text:line-break/></text:span><text:span text:style-name="T4950">elle, qui de soy mesmes demouroit honteuse, il luy deit : Griselidis me veulx tu</text:span><text:span text:style-name="T4951"><text:line-break/></text:span><text:span text:style-name="T4952">pour mary ? A qui elle respondit : Ouy monseigneur s'il vous plaist, &amp; il deit : Ie</text:span><text:span text:style-name="T4953"><text:line-break/></text:span><text:span text:style-name="T4954">te veulx pour ma femme. Et ainsi l'</text:span><text:span text:style-name="T4955">espousa en la presence de tous, puis la feit m(o2)(-)</text:span><text:span text:style-name="T4956"><text:line-break/></text:span><text:span text:style-name="T4957">ter à cheual, &amp; honnorablement acompaignée la mena en sa maison : &amp; lá, fei(-)</text:span><text:span text:style-name="T4958"><text:line-break/></text:span><text:span text:style-name="T4959">rent les nopces belles &amp; grandes &amp; la feste, non autrement, que s'il eust espousé</text:span><text:span text:style-name="T4960"><text:line-break/></text:span><text:span text:style-name="T4961">la fille du roy de France. Et sembla bien</text:span><text:span text:style-name="T4962"><text:s/>que la ieune espouse changeast auec les</text:span><text:span text:style-name="T4963"><text:line-break/></text:span><text:span text:style-name="T4964">habillemens de meurs &amp; de coustumes. Elle estoit (comme desia nous au(o2)s dit)</text:span><text:span text:style-name="T4965"><text:line-break/></text:span><text:span text:style-name="T4966">belle de personne &amp; de visaige, &amp; ainsi comme elle estoit belle, elle deuint tant</text:span><text:span text:style-name="T4967"><text:line-break/></text:span><text:span text:style-name="T4968">aduenant &amp; gracieuse, qu'elle ne sembloit auoir esté<text:s/></text:span><text:span text:style-name="T4969">fille de Iehannot ne gar(-)</text:span><text:span text:style-name="T4970"><text:line-break/></text:span><text:span text:style-name="T4971">dienne de brebis : mais de quelque noble seigneur : dont elle faisoit esmerueil</text:span>(-)<text:span text:style-name="T4972"><text:line-break/></text:span><text:span text:style-name="T4973">ler tout homme qui premierement l'auoit congneue : &amp; d'auantaige elle estoit</text:span><text:span text:style-name="T4974"><text:line-break/></text:span><text:span text:style-name="T4975">tant obeissante à son mary, &amp; si bien le seruoit, qu'il se tenoit le</text:span><text:span text:style-name="T4976"><text:s/>plus content &amp;</text:span><text:span text:style-name="T4977"><text:line-break/></text:span><text:span text:style-name="T4978">satisfaict homme du monde : &amp; en semblable se monstroit tant gracieuse &amp; be(-)</text:span><text:span text:style-name="T4979"><text:line-break/></text:span><text:span text:style-name="T4980">nigne enuers les subiectz de son mary, qu'il ny en auoit aucun qui ne l'aymast</text:span><text:span text:style-name="T4981"><text:line-break/></text:span><text:span text:style-name="T4982">plus que soy mesmes : &amp; qui ne l'honnorast voulentiers, vng chascun d'eulx</text:span><text:span text:style-name="T4983"><text:line-break/></text:span><text:span text:style-name="T4984">priant<text:s/></text:span><text:span text:style-name="T4985">dieu pour son bien, son estat, &amp; son accroissement : disans, lá ou ilz sou(-)</text:span><text:span text:style-name="T4986"><text:line-break/></text:span><text:span text:style-name="T4987">loient dire, le marquis auoir faict comme homme peu saige de l'auoir</text:span><text:span text:style-name="T4988"><text:line-break/></text:span><text:span text:style-name="pb">[Fueil.350]</text:span><text:span text:style-name="T4989"><text:line-break/></text:span><text:span text:style-name="T4990">prin(-)se à femme, qu'il estoit le plus saige &amp; le plus aduisé h(o2)me du monde : par ce</text:span><text:span text:style-name="T4991"><text:line-break/></text:span><text:span text:style-name="T4992">q</text:span><text:span text:style-name="T4993">ue aucun autre que luy, n'eust iamais peu congnoistre la grande vertu de ceste</text:span><text:span text:style-name="T4994"><text:line-break/></text:span><text:span text:style-name="T4995">cy, cachée soubz paoures habitz, &amp; soubz acoustrement de villaige. Et en brief</text:span><text:span text:style-name="T4996"><text:line-break/></text:span><text:span text:style-name="T4997">de temps elle sceut tellement faire que non seulement en son marquisat : mais par</text:span><text:span text:style-name="T4998"><text:line-break/></text:span><text:span text:style-name="T4999">tout (auant que<text:s/></text:span><text:span text:style-name="T5000">grant t(e2)ps fust passe) elle feit parler de sa valleur, &amp; de ses b(o2)nes</text:span><text:span text:style-name="T5001"><text:line-break/></text:span><text:span text:style-name="T5002">œuures : &amp; au contraire renuerser si aucune chose s'estoit dicte contre son mary</text:span><text:span text:style-name="T5003"><text:line-break/></text:span><text:span text:style-name="T5004">pour elle, qu(a2)t il l'eut espousé. Elle ne fut guieres de temps auec le marquis, qu'elle</text:span><text:span text:style-name="T5005"><text:line-break/></text:span><text:span text:style-name="T5006">deuint e</text:span><text:span text:style-name="T5007">nsaincte : &amp; au temps conuenable elle enfanta vne fille, dont le Marquis</text:span><text:span text:style-name="T5008"><text:line-break/></text:span><text:span text:style-name="T5009">feit grande feste : mais peu apres, il luy entra en l'entendement vng nouueau pen</text:span><text:span text:style-name="T5010"><text:line-break/></text:span><text:span text:style-name="T5011">sement : cest assauoir de vouloir auec longue experience, &amp; auec choses intolera</text:span><text:span text:style-name="T5012"><text:line-break/></text:span><text:soft-page-break/><text:span text:style-name="T5013">bles, esprouuer la p</text:span><text:span text:style-name="T5014">acience d'elle. Et premierem(e2)t il la picqua de parolles, se mon</text:span><text:span text:style-name="T5015"><text:line-break/></text:span><text:span text:style-name="T5016">strant courroussé : &amp; disant que ses subiectz se contentoient tresmal d'elle, à cause</text:span><text:span text:style-name="T5017"><text:line-break/></text:span><text:span text:style-name="T5018">de sa basse condicion : &amp; mesmement, puis qu'ilz voyoient qu'elle portoit enfans :</text:span><text:span text:style-name="T5019"><text:line-break/></text:span><text:span text:style-name="T5020">&amp; de la fille qui es</text:span><text:span text:style-name="T5021">toit née ne faisoient autre chose que murmurer. Lesquelles pa(-)</text:span><text:span text:style-name="T5022"><text:line-break/></text:span><text:span text:style-name="T5023">rolles oy(a2)t la dame, sans muer de visaige, ou de bon propos en aucune maniere,</text:span><text:span text:style-name="T5024"><text:line-break/></text:span><text:span text:style-name="T5025">respondit : Monseigneur fay de moy, ce que tu croys qui te soit plus d'honneur</text:span><text:span text:style-name="T5026"><text:line-break/></text:span><text:span text:style-name="T5027">&amp; de c(o2)solation : car ie se</text:span><text:span text:style-name="T5028">ray de tout contente, comme celle qui congnois, que ie</text:span><text:span text:style-name="T5029"><text:line-break/></text:span><text:span text:style-name="T5030">suis moindre que eulx, &amp; que ie n'estois digne de cest h(o2)neur, ouquel par la tien</text:span><text:span text:style-name="T5031"><text:line-break/></text:span><text:span text:style-name="T5032">ne courtoysie tu m'as mise. Ceste responce fut moult agreable au marquis : con(-)</text:span><text:span text:style-name="T5033"><text:line-break/></text:span><text:span text:style-name="T5034">gnoissant que ceste cy po</text:span>ur honneur que luy, ou autre luy eussent faict, n'estoit<text:line-break/>aucunement deuenue orguilleuse. Peu de temps apres, ayant dit à sa femme a(-)<text:line-break/>uec parolles generalles &amp; ouuertes, que ses subiectz ne pouuoient endurer celle<text:line-break/>fille qui estoit née d'elle, il aduertit vng sien<text:s/>seruiteur de ce qu'il auroit affaire, &amp;<text:line-break/>l'enuoya à elle. Lequel auec assez dolente contenance luy deit : Ma dame si ie<text:line-break/>ne veulx perdre la vie, il me conuient faire ce que monseigneur me commande :<text:line-break/>il ma commandé que ie preigne ceste vostre fille, &amp; que ie : &amp; apres il ne deit plus<text:line-break/>mot. La dame oyant les parolles : &amp; voyant le visaige du seruiteur, ayant bonne<text:line-break/>souuenance des parolles que le Marquis luy auoit dit, imagina qu'on eust com(-)<text:line-break/>mandé à ce seruiteur qu'on tuast la fille : parquoy elle soubdainement<text:s/>la print<text:line-break/>dedans son berseau, &amp; l'ayant baisée &amp; donnée sa benediction (combien qu'el(-)<text:line-break/>le sentit grande douleur au cueur) sans muer de couleur, la meit entre les bras<text:line-break/>du seruiteur, &amp; luy deit : Tien fay entierement ce que le tien &amp; mien seigneur ta<text:line-break/>c(o2)mandé : mais ne la laisse en lieu, ou les bestes ou oyseaulx la peussent deuorer,<text:line-break/>sinon qu'il te le c(o2)mandast. Le seruiteur ayans prins la fille, &amp; fait entendre à son<text:line-break/>maistre, ce que la dame luy auoit dit, le marquis s'esmerueilla fort de sa grande<text:line-break/>constance : puis en enuoya ladicte fille par ledict seruiteur à Boloigne, deuers vne<text:line-break/>sienne parente : la priant que sans iamais dire à qui elle estoit fille, elle l'esleuast<text:line-break/>soygneusement. Suruint vng temps apres que ladicte dame de rechef deuint<text:line-break/>ensaincte, &amp;<text:s/>ou temps conuenable acoucha d'ung beau filz : chose qui fut moult<text:line-break/>chaire au marquis : mais ne luy suffisant encor ce qu'il auoit faict, luy auec pa(-)<text:line-break/>rolles plus poignantes que iamais, picqua la dame : &amp; luy deit vng iour auec vi(-)<text:line-break/>saige courroussé. Depuis que tu feitz ce filz, ie n'ay sceu viure en aucune maniere<text:line-break/>auec mes subiectz : si fort ilz sont despitez que le nepueu d'ung paysant (comme<text:line-break/>est ton pere) doiue apres moy demourer leur seigneur, dont ie me doubte (si ie<text:line-break/>ne veulx estre chassé) qu'il ne me c(o2)ui(e2)ne faire, ce que vne autre fois i'ay faict, &amp;<text:line-break/><text:span text:style-name="pb">[n.p.]</text:span><text:line-break/>à la fin te laisser &amp; prendre vne autre femme. La dame auec vng cueur patient<text:line-break/>l'escouta : &amp; autre chose ne respondit, sinon, Monseigneur, pense de te contenter<text:line-break/>&amp; satisfaire à ton plaisir, &amp; n'ayes aucun pensement de moy : car aucune chose ne<text:line-break/>m'est chaire, sinon d'autant que ie voy qu'elle te plaist. Bien tost apres le Marquis<text:line-break/>en la maniere qu'il auoit enuoyé pour prendre la fille enuoya le seruiteur pour le<text:line-break/>filz : Et ayant pareillement<text:s/>faict semblant de l'auoir faict tuer, l'enuoya pour faire<text:line-break/>nourrir à Boloigne, ou il auoit enuoyé la fille. De laquelle chose la dame n'en feit<text:line-break/>autre semblant : ny n'en deit autre parolle qu'elle auoit faict de la fille, dont le Mar<text:line-break/>quis s'esmerueilloit fort, &amp; affermoit à soy mesmes (q2) aucune f(e2)me ne scauroit fai<text:line-break/>re ce qu'elle faisoit. Et n'eust esté qu'il la voyoit tresamoureuse de ses enfans, qu(a2)t<text:line-break/>il luy plaisoit, il eust creu qu'elle faisoit cecy pource qu'elle ne sen soucyoit point :<text:line-break/><text:s/>la ou il<text:s/>congneut que comme saige elle le faisoit. Ses subiectz croyans qu'il eust<text:line-break/>faict tuer ses enfans le blasmoient fort : &amp; le reputoient homme cruel, ayans tres(-)<text:line-break/>grande compassion de la dame. Laquelle quant elle estoit auec d'autres femmes<text:line-break/><text:soft-page-break/>qui se plaignoient<text:s/>de ses enfans mortz iamais ne leur deit autre chose sinon qu'il<text:line-break/>ne luy en plaisoit autre chose que à celuy qui les auoit eng(e2)drez. Or plusieurs ans<text:line-break/>apres que la fille fut née semblant au Marquis que le temps fust venu de deuoir<text:line-break/>faire la derniere preuue<text:s/>de la pacience de sa femme, il deit à plusieurs des siens,<text:line-break/>qu'il ne pouuoit plus en aucune maniere souffrir d'auoir pour femme Griselidis :<text:line-break/><text:s/>&amp; qu'il congnoissoit bien qu'il auoit faict follement &amp; en ieune homme, quant<text:line-break/>il l'espousa : parquoy il vouloit tant faire de pourchasser enuers le pape, d'estre dis(-)<text:line-break/>pensé d'en pouuoir pr(e2)dre vne autre, &amp; laisser ceste cy. Dequoy il fut de plusieurs<text:line-break/>gens de bien grandement reprins. A quoy il ne resp(o2)dit autre chose, sinon qu'il<text:line-break/>c(o2)uenoit que ainsi fust. La<text:s/>dame saich(a2)t toutes ces choses &amp; p(e2)sant qu'elle d'eust<text:line-break/>retourner à la maison de son pere, &amp; paraduenture garder les brebis comme au(-)<text:line-break/>tresfois elle auoit faict, &amp; voy(a2)t que vne autre femme auroit celuy qu'elle aymoit<text:line-break/>de tout son cueur, sentoit en<text:s/>soy mesmes vng grant ennuy : toutesfois comme elle<text:line-break/>auoit soustenu les autres iniures de la fortune, ainsi elle se disposa de deuoir por(-)<text:line-break/>ter ceste cy auec visaige arresté : Et peu de temps apres, le Marquis feit apporter<text:line-break/>sa dispense contrefaicte, comme<text:s/>si on la luy eust enuoye de Rome, &amp; feit enten(-)<text:line-break/>dre à ses subiectz, que par icelle le pape l'auoit dispensé, de pouuoir pr(e2)dre autre<text:line-break/>femme, &amp; laisser Griselidis : Parquoy l'ayant faict appeller il luy deit en la presen<text:line-break/>ce de plusieurs. Femme par la permission que ma donné nostre sainct pere le pa(-)<text:line-break/>pe, ie puis prendre vne autre femme &amp; te laisser : Et par ce que mes predecesseurs<text:line-break/>ont esté gr(a2)s gentilz h(o2)mes &amp; seigneurs de ce pays, la ou les tiens ont tousiours<text:line-break/>esté laboureurs, i'ent(e2)dz que tu<text:s/>ne soyes plus ma femme : mais que tu t'en retour<text:line-break/>nes en la maison de ton pere, auec le mariage que tu m'aportas, &amp; puis i'en pren(-)<text:line-break/>dray vne autre que i'ay desia trouuée plus conuenable à moy. La dame oyant ces<text:line-break/>parolles non sans tresgrande peine retint les lermes, contre le naturel des fem(-)<text:line-break/>mes, &amp; respondit : Monseigneur ie n'ay iamais failly de congnoistre que ma bas(-)<text:line-break/>se condicion n'estoit en aucune maniere conuenante à vostre noblesse : Et ce que<text:line-break/>i'ay esté auec vous, de vous &amp; de dieu ie l'ay tousiours recongneu, ne iamais ne<text:line-break/>l'ay reputé mien comme chose à moy donnée : mais seulement comme prestée.<text:line-break/>Maintenant il vous plaist de le rauoir, &amp; il me doit plaire, &amp; plaist de le vous ren(-)<text:line-break/>dre. Voycy vostre anneau auec lequel vous m'espousastes, tenez prenez le : Vous<text:line-break/><text:span text:style-name="pb">[Feuil.351]</text:span><text:line-break/>me commandez que ien emporte le mariage que i'aportay ceans, il ne vous faul<text:line-break/>dra pour le rendre aucun tresorier pour le me bailler : ne à moy bourse neufue<text:line-break/>pour le mettre : &amp; moins de sommier pour lemporter : parce qu'il ne<text:s/>m'est pas sor<text:line-break/>ty de lentendement que vous me prinstes nue, &amp; s'il vous semble chose honne(-)<text:line-break/>ste, que ce corps ouquel i'ay porté deux enfans engendrez de vous, soit veu tout<text:line-break/>nud ie men iray nue : mais ie vous prie qu'en recompence de la mienne virginité<text:line-break/>que ie vous apportay &amp; ne la remporte point, que aumoins i'en puisse emporter<text:line-break/>vne chemise seule sur mon mariage. Le Marquis qui plus gr(a2)de voul(e2)té auoit de<text:line-break/>plourer que d'autre chose, monstrant toutesfois vng visaige cruel &amp; courroussé,<text:line-break/>deit. Or va portes en vne chemise. Tous ceulx qui estoi(e2)t autour de luy, le prioi(e2)t<text:line-break/>qu'il luy donnast vne robbe, affin qu'on ne veist si paourement comme en che(-)<text:line-break/>mise sortir de sa maison, celle qui auoit esté treize ans ou plus sa femme. Mais<text:line-break/>leurs prieres ny seruirent de rien. Ainsi doncques la dame, apres leur auoir dit a(-)<text:line-break/>dieu, sortit de la maison, en chemise, deschaussée, &amp; sans auoir aucune chose en la<text:line-break/>teste : &amp; sen retourna vers son pere auec les lermes &amp; pleurs de tous ceulx qui la<text:line-break/>veirent. Le paoure pere<text:s/>qui iamais n'auoit peu croire, estre vray, que le Marquis<text:line-break/>d'eust reputer sa fille pour femme, esperant à toute heure aduenir ce faict, luy a(-)<text:line-break/>uoit tousiours gardé les habillemens quelle auoit despoillez, le matin que le Mar(-)<text:line-break/><text:soft-page-break/>quis lespousa : parquoy il<text:s/>les luy bailla &amp; elle sen reuestit : puis s'adonna à faire les<text:line-break/>petitz seruices de la maison paternelle, comme elle souloit faire : soustenant auec<text:line-break/>grant cueur le cruel assault de lennemye fortune. Quant le Marquis eut faict tout<text:line-break/>cecy il feit entendre à ses subgetz qu'il auoit prins à femme vne fille, d'ung des<text:line-break/>c(o2)ptes de Panago : &amp; faisant faire l'appareil grant pour les nopces il enuoya que(-)<text:line-break/>rir Griselidis pour venir vers luy. Et qu(a2)t elle fut venue il luy deit. La femme que<text:line-break/>i'ay nouuellement prinse doit arriuer en peu de iours : &amp; ie veulx à ceste sienne<text:line-break/>premiere venue la recueillir honorablem(e2)t : tu scaiz que ie n'ay aucunes femmes<text:line-break/>en la maison qui me saich(e2)t acoustrer les chambres : ne faire plusieurs choses ne(-)<text:line-break/>cessaires &amp; requises à vne<text:s/>telle feste : &amp; par ainsi toy qui scaiz mieulx que nul au(-)<text:line-break/>tre tous les meubles de la maison, acoustre tout ce que tu congnois estre necessai(-)<text:line-break/>re : &amp; fay inuiter telles dames que bon te semblera, &amp; les recoy comme si tu estois<text:line-break/>dame de ceans : &amp; apres<text:s/>que les nopces seront faictes tu ten pourras retourner à<text:line-break/>la maison de ton pere. Combi(e2) que ces parolles fussent toutes coups de cousteau<text:line-break/>au cueur de Griselidis (comme à celle qui n'auoit peu oublier lamour quelle luy<text:line-break/>portoit) ainsi quelle auoit bien faict, la bonne fortune, elle non pourtant respon(-)<text:line-break/>dit. Monseigneur ie suis preste &amp; appareillée de faire ce que commandez. Et en(-)<text:line-break/>tra auec ses paoures habillemens de villaige en celle maison, de laquelle peu au(-)<text:line-break/>parauant elle estoit sortie en chemise :<text:s/>&amp; commenca à netoyer &amp; balier les cham(-)<text:line-break/>bres &amp; les acoustrer &amp; faire mettre les dociers &amp; les banchiers par les salles : &amp;<text:line-break/>apres à faire apprester la cuysine : &amp; en semblable meit les mains à toute autre<text:line-break/>chose comme si elle eut esté la moindre chambriere de la maison : ne iamais eut<text:line-break/>cesse iusques à ce que tout fust acoustré &amp; mis en ordre comme il appartenoit. Et<text:line-break/>apres tout cecy faict ayant de la part du Marquis faict inuiter toutes les dames<text:line-break/>de la contrée, elle commenca à attendre la feste. Et venu le iour des nopces encor<text:line-break/>quelle eust ses paoures habitz sur le doz, elle receut honorablement &amp; auec ioy(-)<text:line-break/>eulx visaige les dames qui y vindrent. Le Marquis lequel soigneusement auoit<text:line-break/><text:span text:style-name="pb">[n.p.]</text:span><text:line-break/>faict nourrir &amp; esleuer ses deux enfans à Boloigne par vne sienne parente, qui<text:line-break/>estoit mariée en la maison d'ung des contes de Panago, estant ia la fille de laage<text:line-break/>d'enuiron douze ans, la plus belle chose qu'on veit iamais : &amp; le filz en auoit par(-)<text:line-break/>aduenture six : auoit enuoyé expressement deuers son parent, le priant de vouloir<text:line-break/>venir iusques à Saluces auec ladicte fille, &amp; son petit frere : &amp; donner ordre qu'il a(-)<text:line-break/>menast auec luy bonne &amp; honorable compaignie : &amp; qu'il deist à tous, qu'il ame(-)<text:line-break/>noit ceste fille pour estre femme dudict Marquis : sans declairer autrem(e2)t à per(-)<text:line-break/>sonne qui elle fust. Le gentil h(o2)me pour faire ce dont le Marquis le prioit, se meit<text:line-break/>en chemin de lá à peu de iours, auec la fille &amp; le filz, &amp; autre b(o2)ne &amp; noble com(-)<text:line-break/>paignie : &amp; arriua à Saluces sur lheure du disner : la ou il trouua tous les paysans<text:line-break/>&amp; plusieurs autres voysins d'alentour, qui attendoient ceste nouuelle mariée du<text:line-break/>Marquis. Laquelle receue des dames, &amp; venue Griselidis en la salle, ou les tables<text:line-break/>estoient mises, ainsi comme elle estoit vestue, se presenta au deuant d'elle : &amp; luy<text:line-break/>deit. Ma dame vous soyez la bi(e2) venue. Les dames qui longuem(e2)t auoi(e2)t prié le<text:line-break/>Marquis (mais en vain) qu'il permist que Griselidis demourast enfermée en vne<text:line-break/>chambre, ou que il luy feist prester vne des robbes qui ia fur(e2)t si(e2)nes,<text:s/>affin quelle<text:line-break/>n'allast ainsi vestue deuant ces estrangiers, furent assizes à table : &amp; comm(e2)ca lon<text:line-break/>à les seruir. La fille estoit regardée de toute personne, &amp; disoit chasc(u2) que le Mar<text:line-break/>quis auoit faict bon change. Mais entre les autres Griselidis la louoit grandem(e2)t :<text:line-break/>&amp; pareillement son frere. Le Marquis auquel sembloit entierement auoir veu ce<text:line-break/>qu'il desiroit de la pacience de sa femme voyant qu'en aucune maniere la nou(-)<text:line-break/>ueaulté des choses ne la pouuoit faire changer de contenance, &amp; estant certain<text:line-break/><text:soft-page-break/>que cecy ne luy aduenoit par faulte de bon sens, par ce qu'il la congnoissoit gran<text:line-break/>dement saige, considera qu'il estoit temps de la deuoir mettre hors de langoisse<text:line-break/>ou il pensoit bien quelle fust, soubz vng asseuré visaige. Parquoy layant faict ve(-)<text:line-break/>nir<text:s/>en la presence d'ung chascun il luy deit en soubzriant. Que te semble de no(-)<text:line-break/>stre espousée ? Monseigneur respondit Griselidis. Il men semble tout bien : &amp; que<text:line-break/>si elle est aussi saige comme elle est belle (ce que ie croy) ie ne doubte point que<text:line-break/>vous ne deuez viure auec elle le plus content homme du monde. Mais ie vous<text:line-break/>supplie tant comme ie puis, que vous ne la picquiez de telles parolles poignantes<text:line-break/>que vous auez faict lautre qui fut vostre. Car à peine puis ie croire quelle les peust<text:line-break/>soustenir : tant par ce quelle est plus ieune, comme aussi pource quelle à esté nour<text:line-break/>rie delicatement : lá ou lautre des quelle estoit petite, fut nourrie en c(o2)tinuelles pei<text:line-break/>nes &amp; trauaulx. Le Marquis voyant que Griselidis croyoit fermement que ceste<text:line-break/>fille deuoit estre sa femme, &amp; que pourtant elle ne resp(o2)doit sinon honnestem(e2)t<text:line-break/>&amp; bien, la feit seoir de coste luy : &amp; deit. Greselidis, il est desormais temps que tu<text:line-break/>sentes le fruict de ta longue pacience : &amp; que ceulx qui mont reputé cruel mau(-)<text:line-break/>uais &amp; bestial, congnoissent que ce que ie faisois, estoit vne œuure preueue : vou(-)<text:line-break/>lant t'enseigner d'estre femme mariée : &amp; à eulx de la scauoir prendre &amp; garder :<text:line-break/>&amp; à moy d'eng(e2)drer perpetuel repoz tant que i'eusse à viure auec toy : chose que<text:line-break/>ie craignois bien qui ne m'aduint, quant ie vins à me marier. parquoy pour en<text:line-break/>faire la preuue, tu scaiz en quantes manieres ie t'ay picquée de parolles : &amp; par ce<text:line-break/>que ie ne me suis point apperceu que tu te soyes iamais despartie en parolles ne<text:line-break/>en faitz de ce qu'il ma pleu, m'estant aduis auoir de toy celle consolacion que ie<text:line-break/>desirois, i'entendz de te rendre en vne heure, ce que en plusieurs ie t'ay osté : &amp;<text:line-break/><text:span text:style-name="pb">[Fueil.252]</text:span><text:line-break/>auecques grande doulceur reparer &amp; restaurer les parolles que ie t'ay dictes, &amp;<text:line-break/>par ainsi pren d'ung ioyeulx cueur ceste cy que tu croyois estre mon espouse, &amp;<text:line-break/>pareillement son frere, pour tiens &amp; miens enfans : ce sont ceulx lá que toy &amp;<text:line-break/>plusieurs autres auez longuement creu que cruellement ie les eusse faict tuer : &amp;<text:line-break/>ie suis ton mary qui t'ayme sur toute autre chose du monde : me donnant ceste<text:line-break/>louenge que autre que moy ne se peult tant contenter de sa femme comme ie<text:line-break/>fois. Et cecy deit la baisa, &amp; embrassa : &amp; s'estant leué auec elle (qui de ioye plou(-)<text:line-break/>roit) ilz sen allerent la part ou la fille (toute esbahie douyr ces choses) seoit. Et<text:line-break/>l'ayant embrassée, &amp; pareillement le filz, elle &amp; plusieurs autres lá presens, sorti(-)<text:line-break/>rent de lá tromperie en quoy ilz estoient : &amp; les dames s'estans leuées tresioyeuses<text:line-break/>de table, sen allerent auec Griselidis en la chambre : &amp; auec meilleur augure, luy<text:line-break/>ayant deuesty ses vieulx drapeaulx, la reuestirent d'une de ses riches &amp; belles rob<text:line-break/>bes : puis la ramenerent en la salle comme dame : ainsi quelle sembloit bien estre<text:line-break/>aussi, en ses meschantz habillemens, &amp; lá faisans merueilleuse feste auec le filz &amp;<text:line-break/>la fille, estant vng chascun tresioyeulx de ceste chose, le plaisir &amp; le festoyer mul(-)<text:line-break/>tiplierent : &amp; cela dura plusieurs iours. Et lors chascun reputa le Marquis tressai(-)<text:line-break/>ge : combien qu'ilz iugeassent trop aigres &amp; intollerables,<text:s/>les experiences qu'il<text:line-break/>auoit prins de sa femme : &amp; sur tout extimerent Griselidis estre tressaige &amp; ver(-)<text:line-break/>tueuse dame. Le conte de Panago sen retourna apres certains iours à Boloigne. Et<text:line-break/>le Marquis, ayant tiré Ieh(a2)not pere de sa femme du labouraige comme son beau<text:line-break/>pere, le meit en tel estat, que honorablement il vesquit &amp; finit sa vieillesse. Et<text:line-break/>apres ayant richement marié la fille, il vesquit longuement &amp; en grande conso(-)<text:line-break/>lacion auec Griselidis : lhonnorant tousiours autant qu'il luy estoit possible. Que<text:line-break/>pourra lon dire icy ? sinon que aussi bien es paoures maisons peuuent plouuoir<text:line-break/>les esperitz diuins comme es royalles de ceulx qui seroient plus dignes de gar(-)<text:line-break/>der les pourceaulx que d'auoir seigneurie sur les hommes. Qui eust iamais autre<text:line-break/><text:soft-page-break/>que Griselidis, auec vng visaige non seulement essuyt, mais fort ioyeulx, peu souf<text:line-break/>frir les rigueurs &amp; non iamais plus ouyes espreuues faictes par le Marquis ? au(-)<text:line-break/>quel n'eust paraduenture pas esté mal employé, qu'il eust eu affaire à vne, qui<text:line-break/>quant il la chassa hors de sa maison en chemise, se fust faict secourre à vng autre<text:line-break/>le pellisson : car il en fust sorty vne belle robbe.</text:p>
      <text:p text:style-name="p">La nouuelle de Dioneo estoit acheuée, &amp; les dames en auoient desia dit ce<text:line-break/>que bon leur en sembloit, tenant l'une vng party, &amp; lautre vng autre, l'une blas(-)<text:line-break/>mant vne chose, &amp; lautre trouuant en icelle quelque chose de louable, quant le<text:line-break/>roy haulsant la veue vers le ciel, &amp; voy(a2)t que le soleil estoit desia bas à lheure du<text:line-break/>vespre (sans se leuer de son siege) commenca à parler ainsi. Mes dames<text:s/>le sens<text:line-break/>&amp; entendement des mortelz ne consiste seulement (comme ie croy que vous le<text:line-break/>congnoissez) à auoir en memoire les choses passées, ou à congnoistre les presen(-)<text:line-break/>tes : mais ceulx qui par l'une &amp; par lautre de ceulx cy, scauent preuoir les futures,<text:line-break/>sont<text:s/>par les saiges estimez de tresbon entendement. Il y aura demain (comme<text:line-break/>vous scauez) quinze iours que nous sortismes de Florence, pour venir prendre<text:line-break/>quelque passetemps &amp; consolacion, pour la conseruacion de nostre vie &amp; souste(-)<text:line-break/>nement de nostre santé, cessantz aucunement les melencolies, les douleurs, &amp; les<text:line-break/>angoisses, qu'on voit continuellement par nostre cité depuis que ce temps pesti(-)<text:line-break/>lencieulx commenca, ce que à mon iugement nous auons faict honnestement :<text:line-break/><text:span text:style-name="pb">[n.p.]</text:span><text:line-break/>Par ce que (si i'ay bien sceu<text:s/>veoir) quelques ioyeuses nouuelles, &amp; paraduen(-)<text:line-break/>ture attractiues à concupiscence que lon y ait dit : &amp; quelque bonne chere que<text:line-break/>nous ayons faicte à boyre à manger, iouer, &amp; chanter (choses toutes pour inciter<text:line-break/>foybles entendemens, à choses moins que honnestes) si n'ay ie veu, ne congneu<text:line-break/>aucun acte, aucune parolle, ne autre chose, quelle que ce soit tant de vostre part<text:line-break/>comme de la nostre, qui doyue estre blasmée. Ains ma tousiours semble y veoir,<text:line-break/>&amp; sentir vne honnesteté continuelle, vng continuel accord, &amp; vne priuée frater(-)<text:line-break/>nité. Ce que certes (tant pour lamour de vous que de nous) ma grandem(e2)t pleu.<text:line-break/>Et par ainsi, affin que par trop longue acoustumance, il ne puisse naistre aucune<text:line-break/>chose qui se conuertist en fascherie. Et aussi à ce que quelcun n'aye occasion de<text:line-break/>causer de ce que nous auons tant demouré aux champs, ie serois bien d'opinion<text:line-break/>si cestoit vostre plaisir, puis que chascun de nous à eu à son iour lhonneur qui de(-)<text:line-break/>meure encores en moy, que ce seroit chose conuenable de nous en retourner l(a2),<text:line-break/>d'ou nous sommes partiz. Considerant d'autrepart, que nostre compaignie qui<text:line-break/>desia est venue à la notice de plusieurs autres qui sont icy alentour, pourroit telle(-)<text:line-break/>ment multiplier, quelles nous osteroient tout nostre passetemps. A ceste cause (si<text:line-break/>vous approuuez mon conseil) ie garderay la couronne qui ma esté donnée, ius(-)<text:line-break/>ques à nostre partement, que i'entendz qui soit demain. Et ou vous le delibererez<text:line-break/>autrement, i'ay desia homme tout prest pour len deuoir couronner. Il y eut plu(-)<text:line-break/>sieurs deuis, &amp; deliberations entre les dames &amp; les hommes : Mais à la fin ilz prin<text:line-break/>drent le conseil du roy pour le meilleur, &amp; plus honneste : Et delibererent de le<text:line-break/>faire ainsi comme il lauoit deuisé. Au moyen dequoy, il feit appeller le maistre<text:line-break/>dhostel, &amp; parla auec luy, du moyen qu'il auoit à tenir le lendemain matin. Puis<text:line-break/>ayant donné conge à la compaignie se leua debout. Les dames, &amp; pareillement<text:line-break/>les autres quant ilz se furent leuez, s'adonnerent l'ung à vng passetemps, &amp; lautre<text:line-break/>à vng autre : ne plus ne moins qu'on auoit acoustumé. Et apres qu'il fut heure de<text:line-break/>soupper, ilz soupperent tous en grant plaisir : puis commancerent à chanter, à<text:line-break/>sonner, &amp; à dancer. Et menant ma dame Laurette vne dance, le roy comman(-)<text:line-break/>da à ma dame Fiammette, quelle deist vne chanson, laquelle commenca fort<text:line-break/>plaisamment à chanter ainsi.</text:p>
      <text:p text:style-name="p"/>
      <text:p text:style-name="l">S'amour fust sans ialousie</text:p>
      <text:p text:style-name="l">Ie ne sache femme aucune</text:p>
      <text:p text:style-name="l">Plus que ie suis resiouye.</text:p>
      <text:p text:style-name="l"/>
      <text:p text:style-name="l">Si gentille, ieunesse,</text:p>
      <text:p text:style-name="l">Prix de vertu, de cueur, ou de prudence,</text:p>
      <text:p text:style-name="l">Sens, bonnes meurs, ou ornée eloquence,</text:p>
      <text:p text:style-name="l">Ou gaillarde prouesse,</text:p>
      <text:p text:style-name="l">En bel amy,<text:s/>doit dame contenter,</text:p>
      <text:p text:style-name="l">Celle ie suis, qui me peult bien vanter,</text:p>
      <text:p text:style-name="l">Toutes les voir :</text:p>
      <text:p text:style-name="l">Soubz mon pouuoir :</text:p>
      <text:p text:style-name="l">En cil qui est mon espoir &amp;<text:s/>ma vie.</text:p>
      <text:p text:style-name="l">S'amour fust sans ialousie.</text:p>
      <text:p text:style-name="l"><text:span text:style-name="pb">[Fueil.253]</text:span><text:line-break/>Mais pource que i'aduise</text:p>
      <text:p text:style-name="l">Que comme moy les autres sont scauantes,</text:p>
      <text:p text:style-name="l">Ie meurs de peur de les voir deceuantes.</text:p>
      <text:p text:style-name="l">Car quant le feu s'attise,</text:p>
      <text:p text:style-name="l">Autruy desir rend la chose moins seure :</text:p>
      <text:p text:style-name="l">Et par ainsi, m'a meilleure auanture,</text:p>
      <text:p text:style-name="l">Par desconfort,</text:p>
      <text:p text:style-name="l">M'attainct si fort,</text:p>
      <text:p text:style-name="l">Que i'en demeure en grand merencolie.</text:p>
      <text:p text:style-name="l"/>
      <text:p text:style-name="l">S'en mon amy auoit</text:p>
      <text:p text:style-name="l">Autant de soy, que de cueur &amp;<text:s/>deffect,</text:p>
      <text:p text:style-name="l">Ialouse point n'en serois en effect :</text:p>
      <text:p text:style-name="l">Mais tant de gens on voit,</text:p>
      <text:p text:style-name="l">(Comment qu'il soit) les amytiez soubzstraire,</text:p>
      <text:p text:style-name="l">Que chascun m'est pour suspect &amp; contraire :</text:p>
      <text:p text:style-name="l">Dont ie me deulx :</text:p>
      <text:p text:style-name="l">Et mourir veulx :</text:p>
      <text:p text:style-name="l">Craignant de perdre en ce point m'a partie.</text:p>
      <text:p text:style-name="l"/>
      <text:p text:style-name="l">Soit donc pour dieu chascune</text:p>
      <text:p text:style-name="l">Dame amoureuse aduertie en couraige,</text:p>
      <text:p text:style-name="l">De ne me faire en cecy nul oultraige :</text:p>
      <text:p text:style-name="l">Car s'il sen treuue aucune,</text:p>
      <text:p text:style-name="l">Qui par flatter, par signe, ou par langaige,</text:p>
      <text:p text:style-name="l">Cerche ou procure en cecy mon dommaige,</text:p>
      <text:p text:style-name="l">Et ie le scay :</text:p>
      <text:p text:style-name="l">I'ay ia pensé,</text:p>
      <text:p text:style-name="l">Que luy feray<text:s/>bien sentir sa folie.</text:p>
      <text:p text:style-name="l"/>
      <text:p text:style-name="l">S'amour fust sans ialousie</text:p>
      <text:p text:style-name="l">Ie ne sache dame aucune,</text:p>
      <text:p text:style-name="l">Plus que ie suis resiouye.</text:p>
      <text:p text:style-name="p"/>
      <text:soft-page-break/>
      <text:p text:style-name="p">Aussi tost que ma dame Fiammette eut acheué sa chanson, Dioneo qui estoit<text:line-break/>à cousté d'elle, luy deit en riant. Vrayem(e2)t ma dame, vous feriez vne grande<text:s/>cour<text:line-break/>toysie de le faire congnoistre à toutes : affin que par ignorance, la possession ne<text:line-break/>vous fust ostée, puis que vous vous en deuez ainsi courrousser. Apres ceste ch(a2)son<text:line-break/>on en chanta plusieurs autres. Et estant desia pres de minuict, ilz sen allerent<text:s/>tous<text:line-break/>coucher comme il pleut au roy. Et quant le nouueau iour apparut, &amp; que tout le<text:line-break/>m(o2)de fut leué, ayant desia le maistre d'hostel faict partir toutes leurs besongnes,<text:line-break/>ilz sen retourner(e2)t à la guyde de leur saige roy vers Florence : lá ou les trois<text:s/>hom(-)<text:line-break/>mes laissans les sept dames en saincte Marie nouuelle, dont ilz estoient partiz a(-)<text:line-break/>uec elles, &amp; elles leur ayans donné congé, ilz sen allerent à leur plaisir : &amp; elles<text:line-break/>quant bon leur sembla, sen retournerent à leurs maisons.</text:p>
      <text:h text:style-name="Titre2" text:outline-level="2"><text:span text:style-name="pb">[n.p.]</text:span><text:line-break/>(hedera)<text:s/>LA CONCLVSION<text:line-break/><text:span text:style-name="T5035">de</text:span><text:s/>L<text:span text:style-name="T5036">aucteur.</text:span></text:h>
      <text:p text:style-name="P5037"><text:span text:style-name="T5038">T</text:span>Resnobles dames, pour la consolacion desquelles ie me suis mis à vng<text:line-break/>si long trauail, ie croy que auec l'ayde qu'il à pleu a la diuine grace me<text:line-break/>donner par le moyen (comme ie pense) de voz pitoyables prieres, &amp;<text:line-break/>non pour mes<text:s/>merites, i'ay entierem(e2)t acheué, ce que au commence(-)<text:line-break/>m(e2)t de la presente œuure, ie promis de faire. Pour laquelle chose apres auoir mer(-)<text:line-break/>cie dieu premierement, &amp; puis vous autres, il est bien temps de donner repos à la<text:line-break/>plume &amp; à la main trauaillée. Mais premier que de le leur accorder, ie me delibe(-)<text:line-break/>re (comme si quasi ie me sentois desia picqué d'aucunes questions secrettes) de<text:line-break/>respondre en peu de parolles à quelques chosettes, que paraduenture aucunes de<text:line-break/>vous ou autres pourroient dire. Comme ainsi soit, qu'il me semble estre plus que<text:line-break/>certain, que celles cy ne doyuent auoir plus especial priuilege que les autres cho(-)<text:line-break/>ses, ains quelles ne layent, il me souuient l'auoir monstré au commencement de<text:line-break/>la quatriesme iournée. Il y aura paradu(e2)ture aucunes de vous qui diront, que i'au(-)<text:line-break/>ray vsé d'une tresgrant lic(e2)ce en escriuant ces nouuelles : comme d'auoir quelque<text:line-break/>fois faict dire aux dames, &amp; plus souuent escouter, choses non trop conuenables<text:line-break/>à dire ne à escouter aux honnestes femmes : laquelle chose ie nye. Car il ny en a<text:line-break/>point de si deshonneste, que en la disant auec honnestes vocables, il puisse estre<text:line-break/>mal seant à personne : ce que il me semble auoir icy faict fort conuenablement.<text:line-break/>Mais presupposons qu'il soit ainsi (car ie n'entendz point plaider auecques vous :<text:line-break/>pource que vous le gaigneriez) (ie dy à resp(o2)dre). Il y a trop de raisons trespr(o2)(-)<text:line-break/>ptes pour quoy i'ay faict cecy. Premierem(e2)t s'il y a quelque chose moins que hon(-)<text:line-break/>neste en aucunes d'icelles, la qualité des nouuelles lont ainsi requis : esquelles (si<text:line-break/>elles sont bien veues de personne de bon iugement) il sera trop appertem(e2)t con<text:line-break/>gneu que si ie n'eusse voulu les tirer de leur forme, ie ne les pouuois racompter<text:line-break/>autrement. Et si paraduenture il ya en icelles quelque particelle, ou aucune petite<text:line-break/>parolle, plus ioyeuse qu'il n'est bien seant aux bigottes (lesquelles poysent plus les<text:line-break/>parolles que le faict : &amp; se parforcent plus de ressembler que d'estre bonnes) ie dy<text:line-break/>qu'il ne me doit estre plus mal seant de les auoir escrittes, qu'il est ordinairement<text:line-break/>aux hommes &amp; aux femmes, de dire tout les iours, trou, cheuille, mortier, pillon,<text:line-break/>andoille, saucisse, &amp; tout plain d'autres choses semblables : sans ce qu'il ne doit e(-)<text:line-break/>stre donné moins d'auctorité à ma plume, qu'il est au pinceau d'ung paintre. Le(-)<text:line-break/>quel sans aucune repreh(e2)cion, aumoins raisonnable (laissons apart qu'il face frap(-)<text:line-break/>per par sainct Michel le diable auec lespée ou la lance, &amp; à sainct George le dra(-)<text:line-break/>g(o2) ou il luy plaist) faict Iesuchrist masle : &amp; Eue femelle.<text:s/>Et à luy mesmes qui mou<text:line-break/>rut en la croix pour le salut de l'humaine generation, il luy cloue les deux piedz<text:line-break/><text:soft-page-break/>quelque fois auec vng seul clou, &amp; quant il veult auecques deux. Apres tout cecy,<text:line-break/>on peult tresbien congnoistre que ces nouuelles n'ont point esté dictes à leglise,<text:line-break/>les choses de laquelle doyuent estre proferées auec le cueur &amp; auec vocables tres(-)<text:line-break/>honnestes : combien qu'en ses histoires il en ya qui sont faictes d'une autre forte<text:line-break/>que celles que i'ay escrittes : Et si n'ont point esté comptées es escolles de ceulx<text:line-break/>qui estudient en philosophie : la ou l'honnesteté n'est moins requise qu'en autre<text:line-break/>part. Ne pareillement entre gens deglise : ne entre philosophes, en auc(u2) lieu. Mais<text:line-break/><text:span text:style-name="pb">[Fueil.254]</text:span><text:line-break/>parmy iardins, en lieu de plaisir, entre personnes ieunes : encor quelles soi(e2)t meu(-)<text:line-break/>res &amp; n(o2) fleschissables pour nouuelles : &amp; en t(e2)ps, ouquel les plus h(o2)nestes person<text:line-break/>nes pouuoi(e2)t aller par tout auec les brayes en la teste pour sauuer leur vie, lesquel(-)<text:line-break/>les nouuelles telles quelles sont,<text:s/>peuu(e2)t nuyre &amp; ayder c(o2)me peuu(e2)t toutes les au<text:line-break/>tres choses sel(o2) ce que les vouldr(o2)t pr(e2)dre les escout(a2)s. Qui est celuy qui ne con(-)<text:line-break/>fessera que le vin, qui est vne parfaicte chose à tous les viu(a2)tz (aumoins c(o2)me di(e2)t<text:line-break/>les bons<text:s/>yurongnes, de ce t(e2)ps &amp; plusieurs autres) ne soit nuysant à celuy qui à la<text:line-break/>fiebure ? dirons nous qu'il est mauuais pource qu'il nuist aux febricitans ? Qui voul<text:line-break/>dra nyer (q2) le feu ne soit tresvtile ains necessaire à tout le m(o2)de ? Dirons nous qu'il<text:line-break/>est mauuais pource qu'il brusle les maisons villes &amp; chasteaulx ? Les armes pareil(-)<text:line-break/>lem(e2)t deffend(e2)t la vie de ceulx qui desir(e2)t viure en paix. Aussi tuent elles bi(e2) plu(-)<text:line-break/>sieursfois les h(o2)mes : n(o2) par la malice des armes, mais de ceulx qui malheureuse(-)<text:line-break/>ment sen ayd(e2)t : iamais personne qui ait lesperit malin n'ent(e2)dit sainem(e2)t vne pa<text:line-break/>rolle. Et tout ainsi que les h(o2)nestes ne luy seru(e2)t de rien, aussi celles qui ne sont t(a2)t<text:line-break/>h(o2)nestes, ne peuu(e2)t c(o2)taminer lent(e2)dem(e2)t bi(e2) dispose n(o2) plus que faict la fange,<text:line-break/>les rayes du soleil : ou les ordures terri(e2)nes, les beaultez du ciel. Quelz liures, quel(-)</text:p>
      <text:p text:style-name="p">les parolles, ou quelles lettres, sont plus sainctes, plus dignes, ne qu'on doyue auoir<text:line-break/>plus en reuer(a2)ce, que celles de la saincte escripture ? Et toutesfois il à esté plusieurs<text:line-break/>h(o2)mes qui les ent(e2)dans mauuaisem(e2)t ont tiré soy &amp; autruy à perdici(o2). Chascune<text:line-break/>chose en soy mesmes, est b(o2)ne à quelque chose : Et quant elle est mal adaptée elle<text:line-break/>peult estre nuysante en plusieurs. Ainsi dis ie de mes nouuelles. Qui vouldra tirer<text:line-break/>d'icelles mauuais c(o2)seil ou mauuaise operaci(o2), elles ne le prohiber(o2)t à personne,<text:line-break/>si dau(e2)ture elles l'ont en soy, &amp; quelles y soi(e2)t tortes &amp; tirées : mais aussi qui en voul<text:line-break/>dra tirer vtilité &amp; fruict, elles ne le reffuser(o2)t point : &amp; ne sera iamais quelles soient<text:line-break/>dictes ou tenues autres que h(o2)nestes &amp; prouffitables, si on les list ou t(e2)ps ou à tel(-)<text:line-break/>les personnes, ouquel &amp; pour lesquelles elles ont esté rac(o2)ptées. Qui aura adire ses<text:line-break/>patenostres, ou à faire la tartre à son deuot, qu'il les laisse : elles ne courront apres<text:line-break/>personne pour se faire lire. Iacoit ce que les bigottes se reput(e2)t bi(e2) autres &amp; si font<text:line-break/>aucunesfois des chosettes en t(e2)ps<text:s/>&amp; lieu. Il y aura pareillem(e2)t de celles qui diront<text:line-break/>qu'il y a icy des nouuelles qu'il eust beaucoup mieulx valu quelles ny eussent point<text:line-break/>esté. Ie leur accorde : mais ie ne pouuois, ny ne deuois escrire, sinon celles qu'on<text:line-break/>rac(o2)ptoit. Et pource elles qui les disoi(e2)t, les deuoi(e2)t dire belles, &amp; ie les eusse escri<text:line-break/>tes belles : mais si toutesfois on vouloit pressupposer que i'eusse esté &amp; l'inuenteur<text:line-break/>&amp; lescripuain d'icelles (ce que ie n'ay esté) ie dy que ie n'aurois aucune h(o2)te quel(-)<text:line-break/>les ne fussent point toutes belles. Par ce qu'il ne se treuue ouurier en ce m(o2)de fors<text:line-break/>dieu qui face toutes choses en parfection. Charlemaigne qui premier establit les<text:line-break/>paladins nen sceut iamais t(a2)t créer, qu'il peust faire vne armée d'eulx seulement. Il<text:line-break/>fault trouuer en la multitude des choses diuerses qualitez de choses : &amp; ny eut ia(-)<text:line-break/>mais terre si bi(e2) labourée qu'on ne trouuast ortie, chard(o2), ronce, ou quelque buis<text:line-break/>son meslé parmy les meilleures herbes. Et oultre ce, puis qu'on auoit à parler entre<text:line-break/><text:soft-page-break/>simples &amp; ieunes femmes c(o2)me la pluspart de vous autres estes, ce eust esté gr(a2)de<text:line-break/>sottise d'aller cercher &amp; se trauailler pour trouuer choses fort exquises : &amp; mettre<text:line-break/>vng grant soing à parler tout par gr(a2)de mesure. Toutesfois, qui se vouldra mettre<text:line-break/>à<text:s/>lire ces nouuelles, qu'il laisse apart celles qui picquent : &amp; qu'il lise celles qui dele(-)<text:line-break/>ctent : elles port(e2)t en leur intitulaci(o2) (affin de ne tr(o2)per personne) ce qui est caché<text:line-break/>dedans icelles. Encor croy ie qu'il y aura telle, qui dira qu'il<text:s/>y en à de trop l(o2)gues.<text:line-break/><text:span text:style-name="pb">[n.p.]</text:span><text:line-break/>Ausquelles ie dy de rechef que qui à autre chose a faire, faict gr(a2)t folie de les lire :<text:line-break/>voire qu(a2)t encor elles seroi(e2)t bi(e2) courtes. Et c(o2)bi(e2) (q2) vng l(o2)g t(e2)ps soit desia passé<text:line-break/>depuis que ie c(o2)m(e2)cay à escrire iusques à ceste heure (q2) ie me voy hors de m(o2) tra<text:line-break/>uail, si n'ay ie pourt(a2)t oublié que i'adressay ce mien labeur à celles (q3) sont oysifues,<text:line-break/>&amp; n(o2) aux autres : &amp; à qui list pour passer le t(e2)ps, il n y a chose qui puisse<text:s/>estre trou(-)<text:line-break/>uée l(o2)gue : si elle faict ce pourquoy le lisant si employe. Les choses courtes c(o2)uien(-)<text:line-break/>nent trop mieulx à ceulx qui estudi(e2)t (lesquelz trauaill(e2)t non pour passer le t(e2)ps,<text:line-break/>mais pour l'employer à leur vtilité) que n(o2) pas à vous autres femmes, qui estes tous<text:line-break/>iours de loysir, sin(o2) qu(a2)t vous desp(e2)dez le t(e2)ps en voz plaisirs amoureux. Et oul(-)<text:line-break/>tre ce pource (q2) piece de vous ne vá estudier à Athenes ne à Boloigne ou à Paris,<text:line-break/>il fault qu'on vous parle plus au l(o2)g<text:s/>que à ceulx (q3) ont subtillisez leurs esperitz aux<text:line-break/>escolles. Ie ne doubte point qu'il ny en ait encor de celles qui dir(o2)t que les choses<text:line-break/>qui ont esté dictes (p3) moy, sont trop plaines de gaudisseries &amp; de causeries : &amp; qu'il<text:line-break/>siet mal à vng h(o2)me pesant &amp; graue d'auoir escript en telle sorte. A ceste cy, suis<text:line-break/>ie tenu de r(e2)dre graces : &amp; les leur rendz : par ce (q2) meues de bon zele, elles se sont<text:line-break/>souciées de ma ren(o2)mée. Toutesfois ie veulx ainsi resp(o2)dre à leur opposicion. Ie<text:line-break/>c(o2)fesse d'estre pesant &amp; auoir esté pesé plusieursfois en ma vie. Et parce parlant à<text:line-break/>celles qui ne mont point pesé, ie les asseure que ie ne suis point pesant, ains suis si<text:line-break/>legier que ie naige tousiours sur leau sans aller à fons. Et c(o2)sider(a2)t que les predica<text:line-break/>ci(o2)s que font les prescheurs pour repr(e2)dre le peuple de leurs pechez sont le plus<text:line-break/>souu(e2)t auiourdhuy plaines de gaudisseries, &amp; railleries &amp; de brocardz. I'ay pensé<text:line-break/>que ces mesmes choses ne feussent mal seantes en mes nouuelles, que i'ay escrittes<text:line-break/>pour chasser la mel(e2)colie des femmes. Toutesfois si cecy les faisoit trop rire, les la(-)<text:line-break/>mentaci(o2)s de Hieremie, ou la passi(o2) de nostre seigneur, ou bi(e2) la rep(e2)tence de la<text:line-break/>Magdaleine, les en pourra facilem(e2)t guerir. Et qui doubte qu'il ne sen treuue en(-)<text:line-break/>cor de celles qui dir(o2)t que i'ay vne tresmauuaise l(a2)gue &amp; venimeuse, pource que<text:line-break/>i'escrips en quelque lieu la verité des beaulx peres. A celles qui le diront ainsi, il<text:line-break/>leur doit estre pardonné : par ce qu'il n'est pas de croire que autre chose les meine<text:line-break/>que iuste occasi(o2). Car les beaulx peres sont bonnes personnes : &amp; fuyent la peine<text:line-break/>pour lamour de dieu : &amp; auec ce ilz meulent à reserue : &amp; ne le redient point, &amp; si<text:line-break/>n'estoit qu'ilz sentent tous vng peu leur bouquin, leur besongne seroit trop plus<text:line-break/>plaisante quelle n'est. Ie c(o2)fesse neantmoins (q2) les choses de ce m(o2)de nont aucune<text:line-break/>stabilité, ains sont tousiours en mutacion. Et ainsi pourroit il bi(e2) estre aduenu de<text:line-break/>ma langue, laquelle (moy ne voulant croire à mon iugement, que<text:s/>i'ay voulu fuyr<text:line-break/>tant qu'il ma esté possible en toutes mes choses) vne mienne voysine me deit na(-)<text:line-break/>guieres que ie l'auois la meilleure, &amp; la plus doulce du monde. Et en verité, quant<text:line-break/>cecy fut, il ny auoit guieres plus à escrire des susdictes nouuelles. Et<text:s/>pource que les<text:line-break/>dessusdictes en parlent d'affection, ie veulx que ce que i'ay deit leur suffise pour<text:line-break/>responce. Et laissant desormais dire &amp; croire à chascune c(o2)me bon luy semblera, il<text:line-break/>est temps de mettre fin à mes parolles : remerciant humblement celuy lequel<text:line-break/>apres si long trauail, nous à par son ayde conduit à la fin desirée. Et vous gracieu(-)<text:line-break/><text:soft-page-break/>ses dames demourez en paix auec sa saincte grace. Vous souuenant de moy si<text:line-break/>par fortune la lecture sert à aucune de quelque chose.</text:p>
      <text:p text:style-name="p">(hedera)<text:s/><text:span text:style-name="T5039">Fin du Decameron de Boc</text:span><text:span text:style-name="T5040">ace, Imprimé à Paris</text:span><text:s/>1 5 4 5<text:s/><text:span text:style-name="T5041">pour Estienne Rof(-)</text:span><text:span text:style-name="T5042"><text:line-break/></text:span><text:span text:style-name="T5043">fet libraire demourant sur le pont sainct Michel à lenseigne de la roze blanch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text-indent="0.1652in"/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tilisateur Windows</dc:creator>
    <meta:creation-date>2019-02-11T12:34:00Z</meta:creation-date>
    <dc:date>2019-04-09T09:05:00Z</dc:date>
    <meta:template xlink:href="Normal.dotm" xlink:type="simple"/>
    <meta:editing-cycles>1102</meta:editing-cycles>
    <meta:editing-duration>PT22080S</meta:editing-duration>
    <meta:document-statistic meta:page-count="482" meta:paragraph-count="1160" meta:word-count="322240" meta:character-count="1800250" meta:row-count="23728" meta:non-whitespace-character-count="1479164"/>
  </office:meta>
</office:document-meta>
</file>